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39.4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6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 style:data-style-name="N36">
      <style:text-properties fo:font-weight="normal" style:font-weight-asian="normal" style:font-weight-complex="normal"/>
    </style:style>
    <style:style style:name="ce17" style:family="table-cell" style:parent-style-name="Default" style:data-style-name="N36">
      <style:table-cell-properties fo:background-color="#fff200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2" style:family="table-cell" style:parent-style-name="Default" style:data-style-name="N10108">
      <style:text-properties fo:font-weight="normal" style:font-weight-asian="normal" style:font-weight-complex="normal"/>
    </style:style>
    <style:style style:name="ce23" style:family="table-cell" style:parent-style-name="Default" style:data-style-name="N10108">
      <style:table-cell-properties fo:background-color="#fff200"/>
      <style:text-properties fo:font-weight="bold" style:font-weight-asian="bold" style:font-weight-complex="bold"/>
    </style:style>
    <style:style style:name="ce24" style:family="table-cell" style:parent-style-name="Default" style:data-style-name="N10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84.1, 84.3" table:style-name="ta1">
        <table:shapes>
          <draw:frame draw:z-index="0" draw:style-name="gr1" draw:text-style-name="P1" svg:width="159.79mm" svg:height="90.04mm" svg:x="341.58mm" svg:y="112.09mm">
            <draw:object draw:notify-on-update-of-ranges="'84.1, 84.3'.A12:'84.1, 84.3'.A42 '84.1, 84.3'.E12:'84.1, 84.3'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4" table:default-cell-style-name="ce4"/>
        <table:table-column table:style-name="co3" table:default-cell-style-name="ce16"/>
        <table:table-column table:style-name="co3" table:number-columns-repeated="6" table:default-cell-style-name="Default"/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oniedziałek</text:p>
          </table:table-cell>
          <table:table-cell table:style-name="Default"/>
          <table:table-cell table:style-name="ce5" office:value-type="string" calcext:value-type="string">
            <text:p>paliwo</text:p>
          </table:table-cell>
          <table:table-cell table:style-name="ce5" office:value-type="string" calcext:value-type="string">
            <text:p>pojemność zbiornika w litrach</text:p>
          </table:table-cell>
          <table:table-cell table:style-name="ce8" office:value-type="string" calcext:value-type="string">
            <text:p>zużycie paliwa (spalanie) (litry na 100 kilometrów)</text:p>
          </table:table-cell>
          <table:table-cell table:style-name="Default" table:number-columns-repeated="7"/>
          <table:table-cell table:number-columns-repeated="6"/>
        </table:table-row>
        <table:table-row table:style-name="ro2"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torek</text:p>
          </table:table-cell>
          <table:table-cell table:style-name="Default"/>
          <table:table-cell table:style-name="ce6" office:value-type="string" calcext:value-type="string">
            <text:p>Pb9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zużyte litry paliwa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środa</text:p>
          </table:table-cell>
          <table:table-cell table:style-name="Default"/>
          <table:table-cell table:style-name="ce6" office:value-type="string" calcext:value-type="string">
            <text:p>LPG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string" calcext:value-type="string">
            <text:p>litry=</text:p>
          </table:table-cell>
          <table:table-cell table:style-name="Default" office:value-type="string" calcext:value-type="string">
            <text:p>spalanie*</text:p>
          </table:table-cell>
          <table:table-cell table:style-name="Default" office:value-type="string" calcext:value-type="string">
            <text:p>km/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zwartek</text:p>
          </table:table-cell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iątek</text:p>
          </table:table-cell>
          <table:table-cell table:style-name="Default"/>
          <table:table-cell table:style-name="Default" office:value-type="string" calcext:value-type="string">
            <text:p>jeśli</text:p>
          </table:table-cell>
          <table:table-cell table:style-name="Default" table:number-columns-repeated="4"/>
          <table:table-cell table:style-name="Default" office:value-type="string" calcext:value-type="string">
            <text:p>tankowanie</text:p>
          </table:table-cell>
          <table:table-cell table:style-name="Default" office:value-type="string" calcext:value-type="string">
            <text:p>wieczorem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bota</text:p>
          </table:table-cell>
          <table:table-cell table:style-name="Default"/>
          <table:table-cell table:style-name="Default" office:value-type="string" calcext:value-type="string">
            <text:p>LPG więcej niż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jedzie na LPG</text:p>
          </table:table-cell>
          <table:table-cell table:style-name="Default" table:number-columns-repeated="2"/>
          <table:table-cell table:style-name="Default" office:value-type="string" calcext:value-type="string">
            <text:p>Pb95</text:p>
          </table:table-cell>
          <table:table-cell table:style-name="ce14" office:value-type="string" calcext:value-type="string">
            <text:p>w każdy</text:p>
          </table:table-cell>
          <table:table-cell table:style-name="Default" office:value-type="string" calcext:value-type="string">
            <text:p>czwartek</text:p>
          </table:table-cell>
          <table:table-cell table:style-name="Default" office:value-type="string" calcext:value-type="string">
            <text:p>jeśli mniej niż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litrów</text:p>
          </table:table-cell>
          <table:table-cell office:value-type="string" calcext:value-type="string">
            <text:p>tankowanie do pelna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iedziela</text:p>
          </table:table-cell>
          <table:table-cell table:style-name="Default"/>
          <table:table-cell table:style-name="Default" office:value-type="string" calcext:value-type="string">
            <text:p>wpp</text:p>
          </table:table-cell>
          <table:table-cell table:style-name="ce12" office:value-type="string" calcext:value-type="string" table:number-columns-spanned="3" table:number-rows-spanned="1">
            <text:p>polowe trasy na tym polowe na tym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>
            <text:p>LPG</text:p>
          </table:table-cell>
          <table:table-cell table:style-name="Default" office:value-type="string" calcext:value-type="string">
            <text:p>gdy mniej niż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itrów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12"/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1" table:number-columns-repeated="3"/>
          <table:table-cell table:style-name="ce9" office:value-type="string" calcext:value-type="string" table:number-columns-spanned="10" table:number-rows-spanned="1">
            <text:p>(w litrach)</text:p>
          </table:table-cell>
          <table:covered-table-cell table:style-name="ce1"/>
          <table:covered-table-cell table:style-name="ce9"/>
          <table:covered-table-cell table:number-columns-repeated="5" table:style-name="ce1"/>
          <table:covered-table-cell table:number-columns-repeated="2" table:style-name="Default"/>
          <table:table-cell table:style-name="Default"/>
          <table:table-cell table:number-columns-repeated="6"/>
        </table:table-row>
        <table:table-row table:style-name="ro2">
          <table:table-cell table:style-name="ce1" table:number-columns-repeated="3"/>
          <table:table-cell table:style-name="ce9" office:value-type="string" calcext:value-type="string" table:number-columns-spanned="2" table:number-rows-spanned="1">
            <text:p>ilość paliwa rano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zużycie paliwa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ilość paliwa przed tankowaniem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tankowani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ilość paliwa wieczorem</text:p>
          </table:table-cell>
          <table:covered-table-cell table:style-name="ce1"/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dzień ty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/>
          <table:table-cell table:number-columns-repeated="6"/>
        </table:table-row>
        <table:table-row table:style-name="ro2">
          <table:table-cell office:value-type="date" office:date-value="2014-01-01" calcext:value-type="date">
            <text:p>1.01.2014</text:p>
          </table:table-cell>
          <table:table-cell office:value-type="float" office:value="159" calcext:value-type="float">
            <text:p>159</text:p>
          </table:table-cell>
          <table:table-cell table:formula="of:=LOOKUP(WEEKDAY([.A12];2);[.$B$1:.$B$7];[.$C$1:.$C$7])" office:value-type="string" office:string-value="środa" calcext:value-type="string">
            <text:p>środa</text:p>
          </table:table-cell>
          <table:table-cell table:formula="of:=[.$F$2]" office:value-type="float" office:value="45" calcext:value-type="float">
            <text:p>45,00</text:p>
          </table:table-cell>
          <table:table-cell table:formula="of:=[.$F$3]" office:value-type="float" office:value="30" calcext:value-type="float">
            <text:p>30,00</text:p>
          </table:table-cell>
          <table:table-cell table:formula="of:=ROUND(IF([.E12]&gt;[.$F$6];IF([.E12]-(([.B12]*[.$G$3])/100)&lt;0;((([.E12]*100)/[.$G$3])*[.$G$2])/100;0);([.$G$2]*([.B12]/2))/100);2)" office:value-type="float" office:value="0" calcext:value-type="float">
            <text:p>0,00</text:p>
          </table:table-cell>
          <table:table-cell table:formula="of:=ROUND(IF([.E12]&gt;[.$F$6];IF([.E12]-(([.B12]*[.$G$3])/100)&lt;0;[.E12];([.$G$3]*[.B12])/100);([.$G$3]*([.B12]/2))/100) ;2)" office:value-type="float" office:value="14.31" calcext:value-type="float">
            <text:p>14,31</text:p>
          </table:table-cell>
          <table:table-cell table:formula="of:=[.D12]-[.F12]" office:value-type="float" office:value="45" calcext:value-type="float">
            <text:p>45,00</text:p>
          </table:table-cell>
          <table:table-cell table:formula="of:=[.E12]-[.G12]" office:value-type="float" office:value="15.69" calcext:value-type="float">
            <text:p>15,69</text:p>
          </table:table-cell>
          <table:table-cell table:formula="of:=IF([.C12]=[.$L$6];IF([.H12]&lt;[.$N$6];[.$F$2];0);0)" office:value-type="float" office:value="0" calcext:value-type="float">
            <text:p>0,00</text:p>
          </table:table-cell>
          <table:table-cell table:formula="of:=IF([.I12]&lt;5;[.$F$3];0)" office:value-type="float" office:value="0" calcext:value-type="float">
            <text:p>0,00</text:p>
          </table:table-cell>
          <table:table-cell table:formula="of:=IF([.J12]=0;[.H12];[.J12])" office:value-type="float" office:value="45" calcext:value-type="float">
            <text:p>45,00</text:p>
          </table:table-cell>
          <table:table-cell table:formula="of:=IF([.K12]=0;[.I12];[.K12])" office:value-type="float" office:value="15.69" calcext:value-type="float">
            <text:p>15,69</text:p>
          </table:table-cell>
          <table:table-cell table:number-columns-repeated="7"/>
        </table:table-row>
        <table:table-row table:style-name="ro2">
          <table:table-cell office:value-type="date" office:date-value="2014-01-02" calcext:value-type="date">
            <text:p>2.01.2014</text:p>
          </table:table-cell>
          <table:table-cell office:value-type="float" office:value="82" calcext:value-type="float">
            <text:p>82</text:p>
          </table:table-cell>
          <table:table-cell table:formula="of:=LOOKUP(WEEKDAY([.A13];2);[.$B$1:.$B$7];[.$C$1:.$C$7])" office:value-type="string" office:string-value="czwartek" calcext:value-type="string">
            <text:p>czwartek</text:p>
          </table:table-cell>
          <table:table-cell table:formula="of:=[.L12]" office:value-type="float" office:value="45" calcext:value-type="float">
            <text:p>45,00</text:p>
          </table:table-cell>
          <table:table-cell table:formula="of:=[.M12]" office:value-type="float" office:value="15.69" calcext:value-type="float">
            <text:p>15,69</text:p>
          </table:table-cell>
          <table:table-cell table:formula="of:=ROUND(IF([.E13]&gt;[.$F$6];IF([.E13]-(([.B13]*[.$G$3])/100)&lt;0;((([.E13]*100)/[.$G$3])*[.$G$2])/100;0);([.$G$2]*([.B13]/2))/100);2)" office:value-type="float" office:value="0" calcext:value-type="float">
            <text:p>0,00</text:p>
          </table:table-cell>
          <table:table-cell table:formula="of:=ROUND(IF([.E13]&gt;[.$F$6];IF([.E13]-(([.B13]*[.$G$3])/100)&lt;0;[.E13];([.$G$3]*[.B13])/100);([.$G$3]*([.B13]/2))/100) ;2)" office:value-type="float" office:value="7.38" calcext:value-type="float">
            <text:p>7,38</text:p>
          </table:table-cell>
          <table:table-cell table:formula="of:=[.D13]-[.F13]" office:value-type="float" office:value="45" calcext:value-type="float">
            <text:p>45,00</text:p>
          </table:table-cell>
          <table:table-cell table:formula="of:=[.E13]-[.G13]" office:value-type="float" office:value="8.31" calcext:value-type="float">
            <text:p>8,31</text:p>
          </table:table-cell>
          <table:table-cell table:formula="of:=IF([.C13]=[.$L$6];IF([.H13]&lt;[.$N$6];[.$F$2];0);0)" office:value-type="float" office:value="0" calcext:value-type="float">
            <text:p>0,00</text:p>
          </table:table-cell>
          <table:table-cell table:formula="of:=IF([.I13]&lt;5;[.$F$3];0)" office:value-type="float" office:value="0" calcext:value-type="float">
            <text:p>0,00</text:p>
          </table:table-cell>
          <table:table-cell table:formula="of:=IF([.J13]=0;[.H13];[.J13])" office:value-type="float" office:value="45" calcext:value-type="float">
            <text:p>45,00</text:p>
          </table:table-cell>
          <table:table-cell table:formula="of:=IF([.K13]=0;[.I13];[.K13])" office:value-type="float" office:value="8.31" calcext:value-type="float">
            <text:p>8,31</text:p>
          </table:table-cell>
          <table:table-cell table:number-columns-repeated="2"/>
          <table:table-cell office:value-type="string" calcext:value-type="string">
            <text:p>84.1</text:p>
          </table:table-cell>
          <table:table-cell table:style-name="ce12" office:value-type="string" calcext:value-type="string" table:number-columns-spanned="2" table:number-rows-spanned="1">
            <text:p>ile razy tankował</text:p>
          </table:table-cell>
          <table:covered-table-cell/>
          <table:table-cell table:number-columns-repeated="2"/>
        </table:table-row>
        <table:table-row table:style-name="ro2">
          <table:table-cell office:value-type="date" office:date-value="2014-01-03" calcext:value-type="date">
            <text:p>3.01.2014</text:p>
          </table:table-cell>
          <table:table-cell office:value-type="float" office:value="108" calcext:value-type="float">
            <text:p>108</text:p>
          </table:table-cell>
          <table:table-cell table:formula="of:=LOOKUP(WEEKDAY([.A14];2);[.$B$1:.$B$7];[.$C$1:.$C$7])" office:value-type="string" office:string-value="piątek" calcext:value-type="string">
            <text:p>piątek</text:p>
          </table:table-cell>
          <table:table-cell table:formula="of:=[.L13]" office:value-type="float" office:value="45" calcext:value-type="float">
            <text:p>45,00</text:p>
          </table:table-cell>
          <table:table-cell table:formula="of:=[.M13]" office:value-type="float" office:value="8.31" calcext:value-type="float">
            <text:p>8,31</text:p>
          </table:table-cell>
          <table:table-cell table:formula="of:=ROUND(IF([.E14]&gt;[.$F$6];IF([.E14]-(([.B14]*[.$G$3])/100)&lt;0;((([.E14]*100)/[.$G$3])*[.$G$2])/100;0);([.$G$2]*([.B14]/2))/100);2)" office:value-type="float" office:value="3.24" calcext:value-type="float">
            <text:p>3,24</text:p>
          </table:table-cell>
          <table:table-cell table:formula="of:=ROUND(IF([.E14]&gt;[.$F$6];IF([.E14]-(([.B14]*[.$G$3])/100)&lt;0;[.E14];([.$G$3]*[.B14])/100);([.$G$3]*([.B14]/2))/100) ;2)" office:value-type="float" office:value="4.86" calcext:value-type="float">
            <text:p>4,86</text:p>
          </table:table-cell>
          <table:table-cell table:formula="of:=[.D14]-[.F14]" office:value-type="float" office:value="41.76" calcext:value-type="float">
            <text:p>41,76</text:p>
          </table:table-cell>
          <table:table-cell table:formula="of:=[.E14]-[.G14]" office:value-type="float" office:value="3.45" calcext:value-type="float">
            <text:p>3,45</text:p>
          </table:table-cell>
          <table:table-cell table:formula="of:=IF([.C14]=[.$L$6];IF([.H14]&lt;[.$N$6];[.$F$2];0);0)" office:value-type="float" office:value="0" calcext:value-type="float">
            <text:p>0,00</text:p>
          </table:table-cell>
          <table:table-cell table:formula="of:=IF([.I14]&lt;5;[.$F$3];0)" office:value-type="float" office:value="30" calcext:value-type="float">
            <text:p>30,00</text:p>
          </table:table-cell>
          <table:table-cell table:formula="of:=IF([.J14]=0;[.H14];[.J14])" office:value-type="float" office:value="41.76" calcext:value-type="float">
            <text:p>41,76</text:p>
          </table:table-cell>
          <table:table-cell table:formula="of:=IF([.K14]=0;[.I14];[.K14])" office:value-type="float" office:value="30" calcext:value-type="float">
            <text:p>30,00</text:p>
          </table:table-cell>
          <table:table-cell table:number-columns-repeated="3"/>
          <table:table-cell office:value-type="string" calcext:value-type="string">
            <text:p>Pb95</text:p>
          </table:table-cell>
          <table:table-cell table:formula="of:=COUNTIF([.J12:.J376];45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date" office:date-value="2014-01-04" calcext:value-type="date">
            <text:p>4.01.2014</text:p>
          </table:table-cell>
          <table:table-cell office:value-type="float" office:value="149" calcext:value-type="float">
            <text:p>149</text:p>
          </table:table-cell>
          <table:table-cell table:formula="of:=LOOKUP(WEEKDAY([.A15];2);[.$B$1:.$B$7];[.$C$1:.$C$7])" office:value-type="string" office:string-value="sobota" calcext:value-type="string">
            <text:p>sobota</text:p>
          </table:table-cell>
          <table:table-cell table:formula="of:=[.L14]" office:value-type="float" office:value="41.76" calcext:value-type="float">
            <text:p>41,76</text:p>
          </table:table-cell>
          <table:table-cell table:formula="of:=[.M14]" office:value-type="float" office:value="30" calcext:value-type="float">
            <text:p>30,00</text:p>
          </table:table-cell>
          <table:table-cell table:formula="of:=ROUND(IF([.E15]&gt;[.$F$6];IF([.E15]-(([.B15]*[.$G$3])/100)&lt;0;((([.E15]*100)/[.$G$3])*[.$G$2])/100;0);([.$G$2]*([.B15]/2))/100);2)" office:value-type="float" office:value="0" calcext:value-type="float">
            <text:p>0,00</text:p>
          </table:table-cell>
          <table:table-cell table:formula="of:=ROUND(IF([.E15]&gt;[.$F$6];IF([.E15]-(([.B15]*[.$G$3])/100)&lt;0;[.E15];([.$G$3]*[.B15])/100);([.$G$3]*([.B15]/2))/100) ;2)" office:value-type="float" office:value="13.41" calcext:value-type="float">
            <text:p>13,41</text:p>
          </table:table-cell>
          <table:table-cell table:formula="of:=[.D15]-[.F15]" office:value-type="float" office:value="41.76" calcext:value-type="float">
            <text:p>41,76</text:p>
          </table:table-cell>
          <table:table-cell table:formula="of:=[.E15]-[.G15]" office:value-type="float" office:value="16.59" calcext:value-type="float">
            <text:p>16,59</text:p>
          </table:table-cell>
          <table:table-cell table:formula="of:=IF([.C15]=[.$L$6];IF([.H15]&lt;[.$N$6];[.$F$2];0);0)" office:value-type="float" office:value="0" calcext:value-type="float">
            <text:p>0,00</text:p>
          </table:table-cell>
          <table:table-cell table:formula="of:=IF([.I15]&lt;5;[.$F$3];0)" office:value-type="float" office:value="0" calcext:value-type="float">
            <text:p>0,00</text:p>
          </table:table-cell>
          <table:table-cell table:formula="of:=IF([.J15]=0;[.H15];[.J15])" office:value-type="float" office:value="41.76" calcext:value-type="float">
            <text:p>41,76</text:p>
          </table:table-cell>
          <table:table-cell table:formula="of:=IF([.K15]=0;[.I15];[.K15])" office:value-type="float" office:value="16.59" calcext:value-type="float">
            <text:p>16,59</text:p>
          </table:table-cell>
          <table:table-cell table:number-columns-repeated="3"/>
          <table:table-cell office:value-type="string" calcext:value-type="string">
            <text:p>LPG</text:p>
          </table:table-cell>
          <table:table-cell table:formula="of:=COUNTIF([.K12:.K376];30)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14-01-05" calcext:value-type="date">
            <text:p>5.01.2014</text:p>
          </table:table-cell>
          <table:table-cell office:value-type="float" office:value="118" calcext:value-type="float">
            <text:p>118</text:p>
          </table:table-cell>
          <table:table-cell table:formula="of:=LOOKUP(WEEKDAY([.A16];2);[.$B$1:.$B$7];[.$C$1:.$C$7])" office:value-type="string" office:string-value="niedziela" calcext:value-type="string">
            <text:p>niedziela</text:p>
          </table:table-cell>
          <table:table-cell table:formula="of:=[.L15]" office:value-type="float" office:value="41.76" calcext:value-type="float">
            <text:p>41,76</text:p>
          </table:table-cell>
          <table:table-cell table:formula="of:=[.M15]" office:value-type="float" office:value="16.59" calcext:value-type="float">
            <text:p>16,59</text:p>
          </table:table-cell>
          <table:table-cell table:formula="of:=ROUND(IF([.E16]&gt;[.$F$6];IF([.E16]-(([.B16]*[.$G$3])/100)&lt;0;((([.E16]*100)/[.$G$3])*[.$G$2])/100;0);([.$G$2]*([.B16]/2))/100);2)" office:value-type="float" office:value="0" calcext:value-type="float">
            <text:p>0,00</text:p>
          </table:table-cell>
          <table:table-cell table:formula="of:=ROUND(IF([.E16]&gt;[.$F$6];IF([.E16]-(([.B16]*[.$G$3])/100)&lt;0;[.E16];([.$G$3]*[.B16])/100);([.$G$3]*([.B16]/2))/100) ;2)" office:value-type="float" office:value="10.62" calcext:value-type="float">
            <text:p>10,62</text:p>
          </table:table-cell>
          <table:table-cell table:formula="of:=[.D16]-[.F16]" office:value-type="float" office:value="41.76" calcext:value-type="float">
            <text:p>41,76</text:p>
          </table:table-cell>
          <table:table-cell table:formula="of:=[.E16]-[.G16]" office:value-type="float" office:value="5.97" calcext:value-type="float">
            <text:p>5,97</text:p>
          </table:table-cell>
          <table:table-cell table:formula="of:=IF([.C16]=[.$L$6];IF([.H16]&lt;[.$N$6];[.$F$2];0);0)" office:value-type="float" office:value="0" calcext:value-type="float">
            <text:p>0,00</text:p>
          </table:table-cell>
          <table:table-cell table:formula="of:=IF([.I16]&lt;5;[.$F$3];0)" office:value-type="float" office:value="0" calcext:value-type="float">
            <text:p>0,00</text:p>
          </table:table-cell>
          <table:table-cell table:formula="of:=IF([.J16]=0;[.H16];[.J16])" office:value-type="float" office:value="41.76" calcext:value-type="float">
            <text:p>41,76</text:p>
          </table:table-cell>
          <table:table-cell table:formula="of:=IF([.K16]=0;[.I16];[.K16])" office:value-type="float" office:value="5.97" calcext:value-type="float">
            <text:p>5,97</text:p>
          </table:table-cell>
          <table:table-cell table:number-columns-repeated="7"/>
        </table:table-row>
        <table:table-row table:style-name="ro2">
          <table:table-cell office:value-type="date" office:date-value="2014-01-06" calcext:value-type="date">
            <text:p>6.01.2014</text:p>
          </table:table-cell>
          <table:table-cell office:value-type="float" office:value="99" calcext:value-type="float">
            <text:p>99</text:p>
          </table:table-cell>
          <table:table-cell table:formula="of:=LOOKUP(WEEKDAY([.A17];2);[.$B$1:.$B$7];[.$C$1:.$C$7])" office:value-type="string" office:string-value="poniedziałek" calcext:value-type="string">
            <text:p>poniedziałek</text:p>
          </table:table-cell>
          <table:table-cell table:formula="of:=[.L16]" office:value-type="float" office:value="41.76" calcext:value-type="float">
            <text:p>41,76</text:p>
          </table:table-cell>
          <table:table-cell table:formula="of:=[.M16]" office:value-type="float" office:value="5.97" calcext:value-type="float">
            <text:p>5,97</text:p>
          </table:table-cell>
          <table:table-cell table:formula="of:=ROUND(IF([.E17]&gt;[.$F$6];IF([.E17]-(([.B17]*[.$G$3])/100)&lt;0;((([.E17]*100)/[.$G$3])*[.$G$2])/100;0);([.$G$2]*([.B17]/2))/100);2)" office:value-type="float" office:value="2.97" calcext:value-type="float">
            <text:p>2,97</text:p>
          </table:table-cell>
          <table:table-cell table:formula="of:=ROUND(IF([.E17]&gt;[.$F$6];IF([.E17]-(([.B17]*[.$G$3])/100)&lt;0;[.E17];([.$G$3]*[.B17])/100);([.$G$3]*([.B17]/2))/100) ;2)" office:value-type="float" office:value="4.46" calcext:value-type="float">
            <text:p>4,46</text:p>
          </table:table-cell>
          <table:table-cell table:formula="of:=[.D17]-[.F17]" office:value-type="float" office:value="38.79" calcext:value-type="float">
            <text:p>38,79</text:p>
          </table:table-cell>
          <table:table-cell table:formula="of:=[.E17]-[.G17]" office:value-type="float" office:value="1.51" calcext:value-type="float">
            <text:p>1,51</text:p>
          </table:table-cell>
          <table:table-cell table:formula="of:=IF([.C17]=[.$L$6];IF([.H17]&lt;[.$N$6];[.$F$2];0);0)" office:value-type="float" office:value="0" calcext:value-type="float">
            <text:p>0,00</text:p>
          </table:table-cell>
          <table:table-cell table:formula="of:=IF([.I17]&lt;5;[.$F$3];0)" office:value-type="float" office:value="30" calcext:value-type="float">
            <text:p>30,00</text:p>
          </table:table-cell>
          <table:table-cell table:formula="of:=IF([.J17]=0;[.H17];[.J17])" office:value-type="float" office:value="38.79" calcext:value-type="float">
            <text:p>38,79</text:p>
          </table:table-cell>
          <table:table-cell table:formula="of:=IF([.K17]=0;[.I17];[.K17])" office:value-type="float" office:value="30" calcext:value-type="float">
            <text:p>30,00</text:p>
          </table:table-cell>
          <table:table-cell table:number-columns-repeated="3"/>
          <table:table-cell table:style-name="ce12" office:value-type="string" calcext:value-type="string" table:number-columns-spanned="2" table:number-rows-spanned="1">
            <text:p>korzystał tylko z LPG</text:p>
          </table:table-cell>
          <table:covered-table-cell/>
          <table:table-cell table:formula="of:=COUNTIF([.F12:.F376];0)" office:value-type="float" office:value="200" calcext:value-type="float">
            <text:p>200</text:p>
          </table:table-cell>
          <table:table-cell office:value-type="string" calcext:value-type="string">
            <text:p>razy</text:p>
          </table:table-cell>
        </table:table-row>
        <table:table-row table:style-name="ro2">
          <table:table-cell office:value-type="date" office:date-value="2014-01-07" calcext:value-type="date">
            <text:p>7.01.2014</text:p>
          </table:table-cell>
          <table:table-cell office:value-type="float" office:value="67" calcext:value-type="float">
            <text:p>67</text:p>
          </table:table-cell>
          <table:table-cell table:formula="of:=LOOKUP(WEEKDAY([.A18];2);[.$B$1:.$B$7];[.$C$1:.$C$7])" office:value-type="string" office:string-value="wtorek" calcext:value-type="string">
            <text:p>wtorek</text:p>
          </table:table-cell>
          <table:table-cell table:formula="of:=[.L17]" office:value-type="float" office:value="38.79" calcext:value-type="float">
            <text:p>38,79</text:p>
          </table:table-cell>
          <table:table-cell table:formula="of:=[.M17]" office:value-type="float" office:value="30" calcext:value-type="float">
            <text:p>30,00</text:p>
          </table:table-cell>
          <table:table-cell table:formula="of:=ROUND(IF([.E18]&gt;[.$F$6];IF([.E18]-(([.B18]*[.$G$3])/100)&lt;0;((([.E18]*100)/[.$G$3])*[.$G$2])/100;0);([.$G$2]*([.B18]/2))/100);2)" office:value-type="float" office:value="0" calcext:value-type="float">
            <text:p>0,00</text:p>
          </table:table-cell>
          <table:table-cell table:formula="of:=ROUND(IF([.E18]&gt;[.$F$6];IF([.E18]-(([.B18]*[.$G$3])/100)&lt;0;[.E18];([.$G$3]*[.B18])/100);([.$G$3]*([.B18]/2))/100) ;2)" office:value-type="float" office:value="6.03" calcext:value-type="float">
            <text:p>6,03</text:p>
          </table:table-cell>
          <table:table-cell table:formula="of:=[.D18]-[.F18]" office:value-type="float" office:value="38.79" calcext:value-type="float">
            <text:p>38,79</text:p>
          </table:table-cell>
          <table:table-cell table:formula="of:=[.E18]-[.G18]" office:value-type="float" office:value="23.97" calcext:value-type="float">
            <text:p>23,97</text:p>
          </table:table-cell>
          <table:table-cell table:formula="of:=IF([.C18]=[.$L$6];IF([.H18]&lt;[.$N$6];[.$F$2];0);0)" office:value-type="float" office:value="0" calcext:value-type="float">
            <text:p>0,00</text:p>
          </table:table-cell>
          <table:table-cell table:formula="of:=IF([.I18]&lt;5;[.$F$3];0)" office:value-type="float" office:value="0" calcext:value-type="float">
            <text:p>0,00</text:p>
          </table:table-cell>
          <table:table-cell table:formula="of:=IF([.J18]=0;[.H18];[.J18])" office:value-type="float" office:value="38.79" calcext:value-type="float">
            <text:p>38,79</text:p>
          </table:table-cell>
          <table:table-cell table:formula="of:=IF([.K18]=0;[.I18];[.K18])" office:value-type="float" office:value="23.97" calcext:value-type="float">
            <text:p>23,97</text:p>
          </table:table-cell>
          <table:table-cell table:number-columns-repeated="7"/>
        </table:table-row>
        <table:table-row table:style-name="ro2">
          <table:table-cell office:value-type="date" office:date-value="2014-01-08" calcext:value-type="date">
            <text:p>8.01.2014</text:p>
          </table:table-cell>
          <table:table-cell office:value-type="float" office:value="152" calcext:value-type="float">
            <text:p>152</text:p>
          </table:table-cell>
          <table:table-cell table:formula="of:=LOOKUP(WEEKDAY([.A19];2);[.$B$1:.$B$7];[.$C$1:.$C$7])" office:value-type="string" office:string-value="środa" calcext:value-type="string">
            <text:p>środa</text:p>
          </table:table-cell>
          <table:table-cell table:formula="of:=[.L18]" office:value-type="float" office:value="38.79" calcext:value-type="float">
            <text:p>38,79</text:p>
          </table:table-cell>
          <table:table-cell table:formula="of:=[.M18]" office:value-type="float" office:value="23.97" calcext:value-type="float">
            <text:p>23,97</text:p>
          </table:table-cell>
          <table:table-cell table:formula="of:=ROUND(IF([.E19]&gt;[.$F$6];IF([.E19]-(([.B19]*[.$G$3])/100)&lt;0;((([.E19]*100)/[.$G$3])*[.$G$2])/100;0);([.$G$2]*([.B19]/2))/100);2)" office:value-type="float" office:value="0" calcext:value-type="float">
            <text:p>0,00</text:p>
          </table:table-cell>
          <table:table-cell table:formula="of:=ROUND(IF([.E19]&gt;[.$F$6];IF([.E19]-(([.B19]*[.$G$3])/100)&lt;0;[.E19];([.$G$3]*[.B19])/100);([.$G$3]*([.B19]/2))/100) ;2)" office:value-type="float" office:value="13.68" calcext:value-type="float">
            <text:p>13,68</text:p>
          </table:table-cell>
          <table:table-cell table:formula="of:=[.D19]-[.F19]" office:value-type="float" office:value="38.79" calcext:value-type="float">
            <text:p>38,79</text:p>
          </table:table-cell>
          <table:table-cell table:formula="of:=[.E19]-[.G19]" office:value-type="float" office:value="10.29" calcext:value-type="float">
            <text:p>10,29</text:p>
          </table:table-cell>
          <table:table-cell table:formula="of:=IF([.C19]=[.$L$6];IF([.H19]&lt;[.$N$6];[.$F$2];0);0)" office:value-type="float" office:value="0" calcext:value-type="float">
            <text:p>0,00</text:p>
          </table:table-cell>
          <table:table-cell table:formula="of:=IF([.I19]&lt;5;[.$F$3];0)" office:value-type="float" office:value="0" calcext:value-type="float">
            <text:p>0,00</text:p>
          </table:table-cell>
          <table:table-cell table:formula="of:=IF([.J19]=0;[.H19];[.J19])" office:value-type="float" office:value="38.79" calcext:value-type="float">
            <text:p>38,79</text:p>
          </table:table-cell>
          <table:table-cell table:formula="of:=IF([.K19]=0;[.I19];[.K19])" office:value-type="float" office:value="10.29" calcext:value-type="float">
            <text:p>10,29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office:value-type="date" office:date-value="2014-01-09" calcext:value-type="date">
            <text:p>9.01.2014</text:p>
          </table:table-cell>
          <table:table-cell office:value-type="float" office:value="84" calcext:value-type="float">
            <text:p>84</text:p>
          </table:table-cell>
          <table:table-cell table:formula="of:=LOOKUP(WEEKDAY([.A20];2);[.$B$1:.$B$7];[.$C$1:.$C$7])" office:value-type="string" office:string-value="czwartek" calcext:value-type="string">
            <text:p>czwartek</text:p>
          </table:table-cell>
          <table:table-cell table:formula="of:=[.L19]" office:value-type="float" office:value="38.79" calcext:value-type="float">
            <text:p>38,79</text:p>
          </table:table-cell>
          <table:table-cell table:formula="of:=[.M19]" office:value-type="float" office:value="10.29" calcext:value-type="float">
            <text:p>10,29</text:p>
          </table:table-cell>
          <table:table-cell table:formula="of:=ROUND(IF([.E20]&gt;[.$F$6];IF([.E20]-(([.B20]*[.$G$3])/100)&lt;0;((([.E20]*100)/[.$G$3])*[.$G$2])/100;0);([.$G$2]*([.B20]/2))/100);2)" office:value-type="float" office:value="2.52" calcext:value-type="float">
            <text:p>2,52</text:p>
          </table:table-cell>
          <table:table-cell table:formula="of:=ROUND(IF([.E20]&gt;[.$F$6];IF([.E20]-(([.B20]*[.$G$3])/100)&lt;0;[.E20];([.$G$3]*[.B20])/100);([.$G$3]*([.B20]/2))/100) ;2)" office:value-type="float" office:value="3.78" calcext:value-type="float">
            <text:p>3,78</text:p>
          </table:table-cell>
          <table:table-cell table:formula="of:=[.D20]-[.F20]" office:value-type="float" office:value="36.27" calcext:value-type="float">
            <text:p>36,27</text:p>
          </table:table-cell>
          <table:table-cell table:formula="of:=[.E20]-[.G20]" office:value-type="float" office:value="6.51" calcext:value-type="float">
            <text:p>6,51</text:p>
          </table:table-cell>
          <table:table-cell table:formula="of:=IF([.C20]=[.$L$6];IF([.H20]&lt;[.$N$6];[.$F$2];0);0)" office:value-type="float" office:value="45" calcext:value-type="float">
            <text:p>45,00</text:p>
          </table:table-cell>
          <table:table-cell table:formula="of:=IF([.I20]&lt;5;[.$F$3];0)" office:value-type="float" office:value="0" calcext:value-type="float">
            <text:p>0,00</text:p>
          </table:table-cell>
          <table:table-cell table:formula="of:=IF([.J20]=0;[.H20];[.J20])" office:value-type="float" office:value="45" calcext:value-type="float">
            <text:p>45,00</text:p>
          </table:table-cell>
          <table:table-cell table:formula="of:=IF([.K20]=0;[.I20];[.K20])" office:value-type="float" office:value="6.51" calcext:value-type="float">
            <text:p>6,51</text:p>
          </table:table-cell>
          <table:table-cell table:number-columns-repeated="7"/>
        </table:table-row>
        <table:table-row table:style-name="ro2">
          <table:table-cell office:value-type="date" office:date-value="2014-01-10" calcext:value-type="date">
            <text:p>10.01.2014</text:p>
          </table:table-cell>
          <table:table-cell office:value-type="float" office:value="144" calcext:value-type="float">
            <text:p>144</text:p>
          </table:table-cell>
          <table:table-cell table:formula="of:=LOOKUP(WEEKDAY([.A21];2);[.$B$1:.$B$7];[.$C$1:.$C$7])" office:value-type="string" office:string-value="piątek" calcext:value-type="string">
            <text:p>piątek</text:p>
          </table:table-cell>
          <table:table-cell table:formula="of:=[.L20]" office:value-type="float" office:value="45" calcext:value-type="float">
            <text:p>45,00</text:p>
          </table:table-cell>
          <table:table-cell table:formula="of:=[.M20]" office:value-type="float" office:value="6.51" calcext:value-type="float">
            <text:p>6,51</text:p>
          </table:table-cell>
          <table:table-cell table:formula="of:=ROUND(IF([.E21]&gt;[.$F$6];IF([.E21]-(([.B21]*[.$G$3])/100)&lt;0;((([.E21]*100)/[.$G$3])*[.$G$2])/100;0);([.$G$2]*([.B21]/2))/100);2)" office:value-type="float" office:value="4.32" calcext:value-type="float">
            <text:p>4,32</text:p>
          </table:table-cell>
          <table:table-cell table:formula="of:=ROUND(IF([.E21]&gt;[.$F$6];IF([.E21]-(([.B21]*[.$G$3])/100)&lt;0;[.E21];([.$G$3]*[.B21])/100);([.$G$3]*([.B21]/2))/100) ;2)" office:value-type="float" office:value="6.48" calcext:value-type="float">
            <text:p>6,48</text:p>
          </table:table-cell>
          <table:table-cell table:formula="of:=[.D21]-[.F21]" office:value-type="float" office:value="40.68" calcext:value-type="float">
            <text:p>40,68</text:p>
          </table:table-cell>
          <table:table-cell table:formula="of:=[.E21]-[.G21]" office:value-type="float" office:value="0.0299999999999994" calcext:value-type="float">
            <text:p>0,03</text:p>
          </table:table-cell>
          <table:table-cell table:formula="of:=IF([.C21]=[.$L$6];IF([.H21]&lt;[.$N$6];[.$F$2];0);0)" office:value-type="float" office:value="0" calcext:value-type="float">
            <text:p>0,00</text:p>
          </table:table-cell>
          <table:table-cell table:formula="of:=IF([.I21]&lt;5;[.$F$3];0)" office:value-type="float" office:value="30" calcext:value-type="float">
            <text:p>30,00</text:p>
          </table:table-cell>
          <table:table-cell table:formula="of:=IF([.J21]=0;[.H21];[.J21])" office:value-type="float" office:value="40.68" calcext:value-type="float">
            <text:p>40,68</text:p>
          </table:table-cell>
          <table:table-cell table:formula="of:=IF([.K21]=0;[.I21];[.K21])" office:value-type="float" office:value="30" calcext:value-type="float">
            <text:p>30,00</text:p>
          </table:table-cell>
          <table:table-cell table:number-columns-repeated="2"/>
          <table:table-cell office:value-type="string" calcext:value-type="string">
            <text:p>84.3</text:p>
          </table:table-cell>
          <table:table-cell table:number-columns-repeated="4"/>
        </table:table-row>
        <table:table-row table:style-name="ro2">
          <table:table-cell office:value-type="date" office:date-value="2014-01-11" calcext:value-type="date">
            <text:p>11.01.2014</text:p>
          </table:table-cell>
          <table:table-cell office:value-type="float" office:value="16" calcext:value-type="float">
            <text:p>16</text:p>
          </table:table-cell>
          <table:table-cell table:formula="of:=LOOKUP(WEEKDAY([.A22];2);[.$B$1:.$B$7];[.$C$1:.$C$7])" office:value-type="string" office:string-value="sobota" calcext:value-type="string">
            <text:p>sobota</text:p>
          </table:table-cell>
          <table:table-cell table:formula="of:=[.L21]" office:value-type="float" office:value="40.68" calcext:value-type="float">
            <text:p>40,68</text:p>
          </table:table-cell>
          <table:table-cell table:formula="of:=[.M21]" office:value-type="float" office:value="30" calcext:value-type="float">
            <text:p>30,00</text:p>
          </table:table-cell>
          <table:table-cell table:formula="of:=ROUND(IF([.E22]&gt;[.$F$6];IF([.E22]-(([.B22]*[.$G$3])/100)&lt;0;((([.E22]*100)/[.$G$3])*[.$G$2])/100;0);([.$G$2]*([.B22]/2))/100);2)" office:value-type="float" office:value="0" calcext:value-type="float">
            <text:p>0,00</text:p>
          </table:table-cell>
          <table:table-cell table:formula="of:=ROUND(IF([.E22]&gt;[.$F$6];IF([.E22]-(([.B22]*[.$G$3])/100)&lt;0;[.E22];([.$G$3]*[.B22])/100);([.$G$3]*([.B22]/2))/100) ;2)" office:value-type="float" office:value="1.44" calcext:value-type="float">
            <text:p>1,44</text:p>
          </table:table-cell>
          <table:table-cell table:formula="of:=[.D22]-[.F22]" office:value-type="float" office:value="40.68" calcext:value-type="float">
            <text:p>40,68</text:p>
          </table:table-cell>
          <table:table-cell table:formula="of:=[.E22]-[.G22]" office:value-type="float" office:value="28.56" calcext:value-type="float">
            <text:p>28,56</text:p>
          </table:table-cell>
          <table:table-cell table:formula="of:=IF([.C22]=[.$L$6];IF([.H22]&lt;[.$N$6];[.$F$2];0);0)" office:value-type="float" office:value="0" calcext:value-type="float">
            <text:p>0,00</text:p>
          </table:table-cell>
          <table:table-cell table:formula="of:=IF([.I22]&lt;5;[.$F$3];0)" office:value-type="float" office:value="0" calcext:value-type="float">
            <text:p>0,00</text:p>
          </table:table-cell>
          <table:table-cell table:formula="of:=IF([.J22]=0;[.H22];[.J22])" office:value-type="float" office:value="40.68" calcext:value-type="float">
            <text:p>40,68</text:p>
          </table:table-cell>
          <table:table-cell table:formula="of:=IF([.K22]=0;[.I22];[.K22])" office:value-type="float" office:value="28.56" calcext:value-type="float">
            <text:p>28,56</text:p>
          </table:table-cell>
          <table:table-cell table:number-columns-repeated="7"/>
        </table:table-row>
        <table:table-row table:style-name="ro2">
          <table:table-cell office:value-type="date" office:date-value="2014-01-12" calcext:value-type="date">
            <text:p>12.01.2014</text:p>
          </table:table-cell>
          <table:table-cell office:value-type="float" office:value="124" calcext:value-type="float">
            <text:p>124</text:p>
          </table:table-cell>
          <table:table-cell table:formula="of:=LOOKUP(WEEKDAY([.A23];2);[.$B$1:.$B$7];[.$C$1:.$C$7])" office:value-type="string" office:string-value="niedziela" calcext:value-type="string">
            <text:p>niedziela</text:p>
          </table:table-cell>
          <table:table-cell table:formula="of:=[.L22]" office:value-type="float" office:value="40.68" calcext:value-type="float">
            <text:p>40,68</text:p>
          </table:table-cell>
          <table:table-cell table:formula="of:=[.M22]" office:value-type="float" office:value="28.56" calcext:value-type="float">
            <text:p>28,56</text:p>
          </table:table-cell>
          <table:table-cell table:formula="of:=ROUND(IF([.E23]&gt;[.$F$6];IF([.E23]-(([.B23]*[.$G$3])/100)&lt;0;((([.E23]*100)/[.$G$3])*[.$G$2])/100;0);([.$G$2]*([.B23]/2))/100);2)" office:value-type="float" office:value="0" calcext:value-type="float">
            <text:p>0,00</text:p>
          </table:table-cell>
          <table:table-cell table:formula="of:=ROUND(IF([.E23]&gt;[.$F$6];IF([.E23]-(([.B23]*[.$G$3])/100)&lt;0;[.E23];([.$G$3]*[.B23])/100);([.$G$3]*([.B23]/2))/100) ;2)" office:value-type="float" office:value="11.16" calcext:value-type="float">
            <text:p>11,16</text:p>
          </table:table-cell>
          <table:table-cell table:formula="of:=[.D23]-[.F23]" office:value-type="float" office:value="40.68" calcext:value-type="float">
            <text:p>40,68</text:p>
          </table:table-cell>
          <table:table-cell table:formula="of:=[.E23]-[.G23]" office:value-type="float" office:value="17.4" calcext:value-type="float">
            <text:p>17,40</text:p>
          </table:table-cell>
          <table:table-cell table:formula="of:=IF([.C23]=[.$L$6];IF([.H23]&lt;[.$N$6];[.$F$2];0);0)" office:value-type="float" office:value="0" calcext:value-type="float">
            <text:p>0,00</text:p>
          </table:table-cell>
          <table:table-cell table:formula="of:=IF([.I23]&lt;5;[.$F$3];0)" office:value-type="float" office:value="0" calcext:value-type="float">
            <text:p>0,00</text:p>
          </table:table-cell>
          <table:table-cell table:formula="of:=IF([.J23]=0;[.H23];[.J23])" office:value-type="float" office:value="40.68" calcext:value-type="float">
            <text:p>40,68</text:p>
          </table:table-cell>
          <table:table-cell table:formula="of:=IF([.K23]=0;[.I23];[.K23])" office:value-type="float" office:value="17.4" calcext:value-type="float">
            <text:p>17,40</text:p>
          </table:table-cell>
          <table:table-cell table:number-columns-repeated="7"/>
        </table:table-row>
        <table:table-row table:style-name="ro2">
          <table:table-cell office:value-type="date" office:date-value="2014-01-13" calcext:value-type="date">
            <text:p>13.01.2014</text:p>
          </table:table-cell>
          <table:table-cell office:value-type="float" office:value="65" calcext:value-type="float">
            <text:p>65</text:p>
          </table:table-cell>
          <table:table-cell table:formula="of:=LOOKUP(WEEKDAY([.A24];2);[.$B$1:.$B$7];[.$C$1:.$C$7])" office:value-type="string" office:string-value="poniedziałek" calcext:value-type="string">
            <text:p>poniedziałek</text:p>
          </table:table-cell>
          <table:table-cell table:formula="of:=[.L23]" office:value-type="float" office:value="40.68" calcext:value-type="float">
            <text:p>40,68</text:p>
          </table:table-cell>
          <table:table-cell table:formula="of:=[.M23]" office:value-type="float" office:value="17.4" calcext:value-type="float">
            <text:p>17,40</text:p>
          </table:table-cell>
          <table:table-cell table:formula="of:=ROUND(IF([.E24]&gt;[.$F$6];IF([.E24]-(([.B24]*[.$G$3])/100)&lt;0;((([.E24]*100)/[.$G$3])*[.$G$2])/100;0);([.$G$2]*([.B24]/2))/100);2)" office:value-type="float" office:value="0" calcext:value-type="float">
            <text:p>0,00</text:p>
          </table:table-cell>
          <table:table-cell table:formula="of:=ROUND(IF([.E24]&gt;[.$F$6];IF([.E24]-(([.B24]*[.$G$3])/100)&lt;0;[.E24];([.$G$3]*[.B24])/100);([.$G$3]*([.B24]/2))/100) ;2)" office:value-type="float" office:value="5.85" calcext:value-type="float">
            <text:p>5,85</text:p>
          </table:table-cell>
          <table:table-cell table:formula="of:=[.D24]-[.F24]" office:value-type="float" office:value="40.68" calcext:value-type="float">
            <text:p>40,68</text:p>
          </table:table-cell>
          <table:table-cell table:formula="of:=[.E24]-[.G24]" office:value-type="float" office:value="11.55" calcext:value-type="float">
            <text:p>11,55</text:p>
          </table:table-cell>
          <table:table-cell table:formula="of:=IF([.C24]=[.$L$6];IF([.H24]&lt;[.$N$6];[.$F$2];0);0)" office:value-type="float" office:value="0" calcext:value-type="float">
            <text:p>0,00</text:p>
          </table:table-cell>
          <table:table-cell table:formula="of:=IF([.I24]&lt;5;[.$F$3];0)" office:value-type="float" office:value="0" calcext:value-type="float">
            <text:p>0,00</text:p>
          </table:table-cell>
          <table:table-cell table:formula="of:=IF([.J24]=0;[.H24];[.J24])" office:value-type="float" office:value="40.68" calcext:value-type="float">
            <text:p>40,68</text:p>
          </table:table-cell>
          <table:table-cell table:formula="of:=IF([.K24]=0;[.I24];[.K24])" office:value-type="float" office:value="11.55" calcext:value-type="float">
            <text:p>11,55</text:p>
          </table:table-cell>
          <table:table-cell table:number-columns-repeated="7"/>
        </table:table-row>
        <table:table-row table:style-name="ro2">
          <table:table-cell office:value-type="date" office:date-value="2014-01-14" calcext:value-type="date">
            <text:p>14.01.2014</text:p>
          </table:table-cell>
          <table:table-cell office:value-type="float" office:value="101" calcext:value-type="float">
            <text:p>101</text:p>
          </table:table-cell>
          <table:table-cell table:formula="of:=LOOKUP(WEEKDAY([.A25];2);[.$B$1:.$B$7];[.$C$1:.$C$7])" office:value-type="string" office:string-value="wtorek" calcext:value-type="string">
            <text:p>wtorek</text:p>
          </table:table-cell>
          <table:table-cell table:formula="of:=[.L24]" office:value-type="float" office:value="40.68" calcext:value-type="float">
            <text:p>40,68</text:p>
          </table:table-cell>
          <table:table-cell table:formula="of:=[.M24]" office:value-type="float" office:value="11.55" calcext:value-type="float">
            <text:p>11,55</text:p>
          </table:table-cell>
          <table:table-cell table:formula="of:=ROUND(IF([.E25]&gt;[.$F$6];IF([.E25]-(([.B25]*[.$G$3])/100)&lt;0;((([.E25]*100)/[.$G$3])*[.$G$2])/100;0);([.$G$2]*([.B25]/2))/100);2)" office:value-type="float" office:value="3.03" calcext:value-type="float">
            <text:p>3,03</text:p>
          </table:table-cell>
          <table:table-cell table:formula="of:=ROUND(IF([.E25]&gt;[.$F$6];IF([.E25]-(([.B25]*[.$G$3])/100)&lt;0;[.E25];([.$G$3]*[.B25])/100);([.$G$3]*([.B25]/2))/100) ;2)" office:value-type="float" office:value="4.55" calcext:value-type="float">
            <text:p>4,55</text:p>
          </table:table-cell>
          <table:table-cell table:formula="of:=[.D25]-[.F25]" office:value-type="float" office:value="37.65" calcext:value-type="float">
            <text:p>37,65</text:p>
          </table:table-cell>
          <table:table-cell table:formula="of:=[.E25]-[.G25]" office:value-type="float" office:value="7" calcext:value-type="float">
            <text:p>7,00</text:p>
          </table:table-cell>
          <table:table-cell table:formula="of:=IF([.C25]=[.$L$6];IF([.H25]&lt;[.$N$6];[.$F$2];0);0)" office:value-type="float" office:value="0" calcext:value-type="float">
            <text:p>0,00</text:p>
          </table:table-cell>
          <table:table-cell table:formula="of:=IF([.I25]&lt;5;[.$F$3];0)" office:value-type="float" office:value="0" calcext:value-type="float">
            <text:p>0,00</text:p>
          </table:table-cell>
          <table:table-cell table:formula="of:=IF([.J25]=0;[.H25];[.J25])" office:value-type="float" office:value="37.65" calcext:value-type="float">
            <text:p>37,65</text:p>
          </table:table-cell>
          <table:table-cell table:formula="of:=IF([.K25]=0;[.I25];[.K25])" office:value-type="float" office:value="7" calcext:value-type="float">
            <text:p>7,00</text:p>
          </table:table-cell>
          <table:table-cell table:number-columns-repeated="7"/>
        </table:table-row>
        <table:table-row table:style-name="ro2">
          <table:table-cell office:value-type="date" office:date-value="2014-01-15" calcext:value-type="date">
            <text:p>15.01.2014</text:p>
          </table:table-cell>
          <table:table-cell office:value-type="float" office:value="19" calcext:value-type="float">
            <text:p>19</text:p>
          </table:table-cell>
          <table:table-cell table:formula="of:=LOOKUP(WEEKDAY([.A26];2);[.$B$1:.$B$7];[.$C$1:.$C$7])" office:value-type="string" office:string-value="środa" calcext:value-type="string">
            <text:p>środa</text:p>
          </table:table-cell>
          <table:table-cell table:formula="of:=[.L25]" office:value-type="float" office:value="37.65" calcext:value-type="float">
            <text:p>37,65</text:p>
          </table:table-cell>
          <table:table-cell table:formula="of:=[.M25]" office:value-type="float" office:value="7" calcext:value-type="float">
            <text:p>7,00</text:p>
          </table:table-cell>
          <table:table-cell table:formula="of:=ROUND(IF([.E26]&gt;[.$F$6];IF([.E26]-(([.B26]*[.$G$3])/100)&lt;0;((([.E26]*100)/[.$G$3])*[.$G$2])/100;0);([.$G$2]*([.B26]/2))/100);2)" office:value-type="float" office:value="0.57" calcext:value-type="float">
            <text:p>0,57</text:p>
          </table:table-cell>
          <table:table-cell table:formula="of:=ROUND(IF([.E26]&gt;[.$F$6];IF([.E26]-(([.B26]*[.$G$3])/100)&lt;0;[.E26];([.$G$3]*[.B26])/100);([.$G$3]*([.B26]/2))/100) ;2)" office:value-type="float" office:value="0.86" calcext:value-type="float">
            <text:p>0,86</text:p>
          </table:table-cell>
          <table:table-cell table:formula="of:=[.D26]-[.F26]" office:value-type="float" office:value="37.08" calcext:value-type="float">
            <text:p>37,08</text:p>
          </table:table-cell>
          <table:table-cell table:formula="of:=[.E26]-[.G26]" office:value-type="float" office:value="6.14" calcext:value-type="float">
            <text:p>6,14</text:p>
          </table:table-cell>
          <table:table-cell table:formula="of:=IF([.C26]=[.$L$6];IF([.H26]&lt;[.$N$6];[.$F$2];0);0)" office:value-type="float" office:value="0" calcext:value-type="float">
            <text:p>0,00</text:p>
          </table:table-cell>
          <table:table-cell table:formula="of:=IF([.I26]&lt;5;[.$F$3];0)" office:value-type="float" office:value="0" calcext:value-type="float">
            <text:p>0,00</text:p>
          </table:table-cell>
          <table:table-cell table:formula="of:=IF([.J26]=0;[.H26];[.J26])" office:value-type="float" office:value="37.08" calcext:value-type="float">
            <text:p>37,08</text:p>
          </table:table-cell>
          <table:table-cell table:formula="of:=IF([.K26]=0;[.I26];[.K26])" office:value-type="float" office:value="6.14" calcext:value-type="float">
            <text:p>6,14</text:p>
          </table:table-cell>
          <table:table-cell table:number-columns-repeated="7"/>
        </table:table-row>
        <table:table-row table:style-name="ro2">
          <table:table-cell office:value-type="date" office:date-value="2014-01-16" calcext:value-type="date">
            <text:p>16.01.2014</text:p>
          </table:table-cell>
          <table:table-cell office:value-type="float" office:value="31" calcext:value-type="float">
            <text:p>31</text:p>
          </table:table-cell>
          <table:table-cell table:formula="of:=LOOKUP(WEEKDAY([.A27];2);[.$B$1:.$B$7];[.$C$1:.$C$7])" office:value-type="string" office:string-value="czwartek" calcext:value-type="string">
            <text:p>czwartek</text:p>
          </table:table-cell>
          <table:table-cell table:formula="of:=[.L26]" office:value-type="float" office:value="37.08" calcext:value-type="float">
            <text:p>37,08</text:p>
          </table:table-cell>
          <table:table-cell table:formula="of:=[.M26]" office:value-type="float" office:value="6.14" calcext:value-type="float">
            <text:p>6,14</text:p>
          </table:table-cell>
          <table:table-cell table:formula="of:=ROUND(IF([.E27]&gt;[.$F$6];IF([.E27]-(([.B27]*[.$G$3])/100)&lt;0;((([.E27]*100)/[.$G$3])*[.$G$2])/100;0);([.$G$2]*([.B27]/2))/100);2)" office:value-type="float" office:value="0.93" calcext:value-type="float">
            <text:p>0,93</text:p>
          </table:table-cell>
          <table:table-cell table:formula="of:=ROUND(IF([.E27]&gt;[.$F$6];IF([.E27]-(([.B27]*[.$G$3])/100)&lt;0;[.E27];([.$G$3]*[.B27])/100);([.$G$3]*([.B27]/2))/100) ;2)" office:value-type="float" office:value="1.4" calcext:value-type="float">
            <text:p>1,40</text:p>
          </table:table-cell>
          <table:table-cell table:formula="of:=[.D27]-[.F27]" office:value-type="float" office:value="36.15" calcext:value-type="float">
            <text:p>36,15</text:p>
          </table:table-cell>
          <table:table-cell table:formula="of:=[.E27]-[.G27]" office:value-type="float" office:value="4.74" calcext:value-type="float">
            <text:p>4,74</text:p>
          </table:table-cell>
          <table:table-cell table:formula="of:=IF([.C27]=[.$L$6];IF([.H27]&lt;[.$N$6];[.$F$2];0);0)" office:value-type="float" office:value="45" calcext:value-type="float">
            <text:p>45,00</text:p>
          </table:table-cell>
          <table:table-cell table:formula="of:=IF([.I27]&lt;5;[.$F$3];0)" office:value-type="float" office:value="30" calcext:value-type="float">
            <text:p>30,00</text:p>
          </table:table-cell>
          <table:table-cell table:formula="of:=IF([.J27]=0;[.H27];[.J27])" office:value-type="float" office:value="45" calcext:value-type="float">
            <text:p>45,00</text:p>
          </table:table-cell>
          <table:table-cell table:formula="of:=IF([.K27]=0;[.I27];[.K2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1-17" calcext:value-type="date">
            <text:p>17.01.2014</text:p>
          </table:table-cell>
          <table:table-cell office:value-type="float" office:value="109" calcext:value-type="float">
            <text:p>109</text:p>
          </table:table-cell>
          <table:table-cell table:formula="of:=LOOKUP(WEEKDAY([.A28];2);[.$B$1:.$B$7];[.$C$1:.$C$7])" office:value-type="string" office:string-value="piątek" calcext:value-type="string">
            <text:p>piątek</text:p>
          </table:table-cell>
          <table:table-cell table:formula="of:=[.L27]" office:value-type="float" office:value="45" calcext:value-type="float">
            <text:p>45,00</text:p>
          </table:table-cell>
          <table:table-cell table:formula="of:=[.M27]" office:value-type="float" office:value="30" calcext:value-type="float">
            <text:p>30,00</text:p>
          </table:table-cell>
          <table:table-cell table:formula="of:=ROUND(IF([.E28]&gt;[.$F$6];IF([.E28]-(([.B28]*[.$G$3])/100)&lt;0;((([.E28]*100)/[.$G$3])*[.$G$2])/100;0);([.$G$2]*([.B28]/2))/100);2)" office:value-type="float" office:value="0" calcext:value-type="float">
            <text:p>0,00</text:p>
          </table:table-cell>
          <table:table-cell table:formula="of:=ROUND(IF([.E28]&gt;[.$F$6];IF([.E28]-(([.B28]*[.$G$3])/100)&lt;0;[.E28];([.$G$3]*[.B28])/100);([.$G$3]*([.B28]/2))/100) ;2)" office:value-type="float" office:value="9.81" calcext:value-type="float">
            <text:p>9,81</text:p>
          </table:table-cell>
          <table:table-cell table:formula="of:=[.D28]-[.F28]" office:value-type="float" office:value="45" calcext:value-type="float">
            <text:p>45,00</text:p>
          </table:table-cell>
          <table:table-cell table:formula="of:=[.E28]-[.G28]" office:value-type="float" office:value="20.19" calcext:value-type="float">
            <text:p>20,19</text:p>
          </table:table-cell>
          <table:table-cell table:formula="of:=IF([.C28]=[.$L$6];IF([.H28]&lt;[.$N$6];[.$F$2];0);0)" office:value-type="float" office:value="0" calcext:value-type="float">
            <text:p>0,00</text:p>
          </table:table-cell>
          <table:table-cell table:formula="of:=IF([.I28]&lt;5;[.$F$3];0)" office:value-type="float" office:value="0" calcext:value-type="float">
            <text:p>0,00</text:p>
          </table:table-cell>
          <table:table-cell table:formula="of:=IF([.J28]=0;[.H28];[.J28])" office:value-type="float" office:value="45" calcext:value-type="float">
            <text:p>45,00</text:p>
          </table:table-cell>
          <table:table-cell table:formula="of:=IF([.K28]=0;[.I28];[.K28])" office:value-type="float" office:value="20.19" calcext:value-type="float">
            <text:p>20,19</text:p>
          </table:table-cell>
          <table:table-cell table:number-columns-repeated="7"/>
        </table:table-row>
        <table:table-row table:style-name="ro2">
          <table:table-cell office:value-type="date" office:date-value="2014-01-18" calcext:value-type="date">
            <text:p>18.01.2014</text:p>
          </table:table-cell>
          <table:table-cell office:value-type="float" office:value="40" calcext:value-type="float">
            <text:p>40</text:p>
          </table:table-cell>
          <table:table-cell table:formula="of:=LOOKUP(WEEKDAY([.A29];2);[.$B$1:.$B$7];[.$C$1:.$C$7])" office:value-type="string" office:string-value="sobota" calcext:value-type="string">
            <text:p>sobota</text:p>
          </table:table-cell>
          <table:table-cell table:formula="of:=[.L28]" office:value-type="float" office:value="45" calcext:value-type="float">
            <text:p>45,00</text:p>
          </table:table-cell>
          <table:table-cell table:formula="of:=[.M28]" office:value-type="float" office:value="20.19" calcext:value-type="float">
            <text:p>20,19</text:p>
          </table:table-cell>
          <table:table-cell table:formula="of:=ROUND(IF([.E29]&gt;[.$F$6];IF([.E29]-(([.B29]*[.$G$3])/100)&lt;0;((([.E29]*100)/[.$G$3])*[.$G$2])/100;0);([.$G$2]*([.B29]/2))/100);2)" office:value-type="float" office:value="0" calcext:value-type="float">
            <text:p>0,00</text:p>
          </table:table-cell>
          <table:table-cell table:formula="of:=ROUND(IF([.E29]&gt;[.$F$6];IF([.E29]-(([.B29]*[.$G$3])/100)&lt;0;[.E29];([.$G$3]*[.B29])/100);([.$G$3]*([.B29]/2))/100) ;2)" office:value-type="float" office:value="3.6" calcext:value-type="float">
            <text:p>3,60</text:p>
          </table:table-cell>
          <table:table-cell table:formula="of:=[.D29]-[.F29]" office:value-type="float" office:value="45" calcext:value-type="float">
            <text:p>45,00</text:p>
          </table:table-cell>
          <table:table-cell table:formula="of:=[.E29]-[.G29]" office:value-type="float" office:value="16.59" calcext:value-type="float">
            <text:p>16,59</text:p>
          </table:table-cell>
          <table:table-cell table:formula="of:=IF([.C29]=[.$L$6];IF([.H29]&lt;[.$N$6];[.$F$2];0);0)" office:value-type="float" office:value="0" calcext:value-type="float">
            <text:p>0,00</text:p>
          </table:table-cell>
          <table:table-cell table:formula="of:=IF([.I29]&lt;5;[.$F$3];0)" office:value-type="float" office:value="0" calcext:value-type="float">
            <text:p>0,00</text:p>
          </table:table-cell>
          <table:table-cell table:formula="of:=IF([.J29]=0;[.H29];[.J29])" office:value-type="float" office:value="45" calcext:value-type="float">
            <text:p>45,00</text:p>
          </table:table-cell>
          <table:table-cell table:formula="of:=IF([.K29]=0;[.I29];[.K29])" office:value-type="float" office:value="16.59" calcext:value-type="float">
            <text:p>16,59</text:p>
          </table:table-cell>
          <table:table-cell table:number-columns-repeated="7"/>
        </table:table-row>
        <table:table-row table:style-name="ro2">
          <table:table-cell office:value-type="date" office:date-value="2014-01-19" calcext:value-type="date">
            <text:p>19.01.2014</text:p>
          </table:table-cell>
          <table:table-cell office:value-type="float" office:value="70" calcext:value-type="float">
            <text:p>70</text:p>
          </table:table-cell>
          <table:table-cell table:formula="of:=LOOKUP(WEEKDAY([.A30];2);[.$B$1:.$B$7];[.$C$1:.$C$7])" office:value-type="string" office:string-value="niedziela" calcext:value-type="string">
            <text:p>niedziela</text:p>
          </table:table-cell>
          <table:table-cell table:formula="of:=[.L29]" office:value-type="float" office:value="45" calcext:value-type="float">
            <text:p>45,00</text:p>
          </table:table-cell>
          <table:table-cell table:formula="of:=[.M29]" office:value-type="float" office:value="16.59" calcext:value-type="float">
            <text:p>16,59</text:p>
          </table:table-cell>
          <table:table-cell table:formula="of:=ROUND(IF([.E30]&gt;[.$F$6];IF([.E30]-(([.B30]*[.$G$3])/100)&lt;0;((([.E30]*100)/[.$G$3])*[.$G$2])/100;0);([.$G$2]*([.B30]/2))/100);2)" office:value-type="float" office:value="0" calcext:value-type="float">
            <text:p>0,00</text:p>
          </table:table-cell>
          <table:table-cell table:formula="of:=ROUND(IF([.E30]&gt;[.$F$6];IF([.E30]-(([.B30]*[.$G$3])/100)&lt;0;[.E30];([.$G$3]*[.B30])/100);([.$G$3]*([.B30]/2))/100) ;2)" office:value-type="float" office:value="6.3" calcext:value-type="float">
            <text:p>6,30</text:p>
          </table:table-cell>
          <table:table-cell table:formula="of:=[.D30]-[.F30]" office:value-type="float" office:value="45" calcext:value-type="float">
            <text:p>45,00</text:p>
          </table:table-cell>
          <table:table-cell table:formula="of:=[.E30]-[.G30]" office:value-type="float" office:value="10.29" calcext:value-type="float">
            <text:p>10,29</text:p>
          </table:table-cell>
          <table:table-cell table:formula="of:=IF([.C30]=[.$L$6];IF([.H30]&lt;[.$N$6];[.$F$2];0);0)" office:value-type="float" office:value="0" calcext:value-type="float">
            <text:p>0,00</text:p>
          </table:table-cell>
          <table:table-cell table:formula="of:=IF([.I30]&lt;5;[.$F$3];0)" office:value-type="float" office:value="0" calcext:value-type="float">
            <text:p>0,00</text:p>
          </table:table-cell>
          <table:table-cell table:formula="of:=IF([.J30]=0;[.H30];[.J30])" office:value-type="float" office:value="45" calcext:value-type="float">
            <text:p>45,00</text:p>
          </table:table-cell>
          <table:table-cell table:formula="of:=IF([.K30]=0;[.I30];[.K30])" office:value-type="float" office:value="10.29" calcext:value-type="float">
            <text:p>10,29</text:p>
          </table:table-cell>
          <table:table-cell table:number-columns-repeated="7"/>
        </table:table-row>
        <table:table-row table:style-name="ro2">
          <table:table-cell office:value-type="date" office:date-value="2014-01-20" calcext:value-type="date">
            <text:p>20.01.2014</text:p>
          </table:table-cell>
          <table:table-cell office:value-type="float" office:value="34" calcext:value-type="float">
            <text:p>34</text:p>
          </table:table-cell>
          <table:table-cell table:formula="of:=LOOKUP(WEEKDAY([.A31];2);[.$B$1:.$B$7];[.$C$1:.$C$7])" office:value-type="string" office:string-value="poniedziałek" calcext:value-type="string">
            <text:p>poniedziałek</text:p>
          </table:table-cell>
          <table:table-cell table:formula="of:=[.L30]" office:value-type="float" office:value="45" calcext:value-type="float">
            <text:p>45,00</text:p>
          </table:table-cell>
          <table:table-cell table:formula="of:=[.M30]" office:value-type="float" office:value="10.29" calcext:value-type="float">
            <text:p>10,29</text:p>
          </table:table-cell>
          <table:table-cell table:formula="of:=ROUND(IF([.E31]&gt;[.$F$6];IF([.E31]-(([.B31]*[.$G$3])/100)&lt;0;((([.E31]*100)/[.$G$3])*[.$G$2])/100;0);([.$G$2]*([.B31]/2))/100);2)" office:value-type="float" office:value="1.02" calcext:value-type="float">
            <text:p>1,02</text:p>
          </table:table-cell>
          <table:table-cell table:formula="of:=ROUND(IF([.E31]&gt;[.$F$6];IF([.E31]-(([.B31]*[.$G$3])/100)&lt;0;[.E31];([.$G$3]*[.B31])/100);([.$G$3]*([.B31]/2))/100) ;2)" office:value-type="float" office:value="1.53" calcext:value-type="float">
            <text:p>1,53</text:p>
          </table:table-cell>
          <table:table-cell table:formula="of:=[.D31]-[.F31]" office:value-type="float" office:value="43.98" calcext:value-type="float">
            <text:p>43,98</text:p>
          </table:table-cell>
          <table:table-cell table:formula="of:=[.E31]-[.G31]" office:value-type="float" office:value="8.76" calcext:value-type="float">
            <text:p>8,76</text:p>
          </table:table-cell>
          <table:table-cell table:formula="of:=IF([.C31]=[.$L$6];IF([.H31]&lt;[.$N$6];[.$F$2];0);0)" office:value-type="float" office:value="0" calcext:value-type="float">
            <text:p>0,00</text:p>
          </table:table-cell>
          <table:table-cell table:formula="of:=IF([.I31]&lt;5;[.$F$3];0)" office:value-type="float" office:value="0" calcext:value-type="float">
            <text:p>0,00</text:p>
          </table:table-cell>
          <table:table-cell table:formula="of:=IF([.J31]=0;[.H31];[.J31])" office:value-type="float" office:value="43.98" calcext:value-type="float">
            <text:p>43,98</text:p>
          </table:table-cell>
          <table:table-cell table:formula="of:=IF([.K31]=0;[.I31];[.K31])" office:value-type="float" office:value="8.76" calcext:value-type="float">
            <text:p>8,76</text:p>
          </table:table-cell>
          <table:table-cell table:number-columns-repeated="7"/>
        </table:table-row>
        <table:table-row table:style-name="ro2">
          <table:table-cell office:value-type="date" office:date-value="2014-01-21" calcext:value-type="date">
            <text:p>21.01.2014</text:p>
          </table:table-cell>
          <table:table-cell office:value-type="float" office:value="111" calcext:value-type="float">
            <text:p>111</text:p>
          </table:table-cell>
          <table:table-cell table:formula="of:=LOOKUP(WEEKDAY([.A32];2);[.$B$1:.$B$7];[.$C$1:.$C$7])" office:value-type="string" office:string-value="wtorek" calcext:value-type="string">
            <text:p>wtorek</text:p>
          </table:table-cell>
          <table:table-cell table:formula="of:=[.L31]" office:value-type="float" office:value="43.98" calcext:value-type="float">
            <text:p>43,98</text:p>
          </table:table-cell>
          <table:table-cell table:formula="of:=[.M31]" office:value-type="float" office:value="8.76" calcext:value-type="float">
            <text:p>8,76</text:p>
          </table:table-cell>
          <table:table-cell table:formula="of:=ROUND(IF([.E32]&gt;[.$F$6];IF([.E32]-(([.B32]*[.$G$3])/100)&lt;0;((([.E32]*100)/[.$G$3])*[.$G$2])/100;0);([.$G$2]*([.B32]/2))/100);2)" office:value-type="float" office:value="3.33" calcext:value-type="float">
            <text:p>3,33</text:p>
          </table:table-cell>
          <table:table-cell table:formula="of:=ROUND(IF([.E32]&gt;[.$F$6];IF([.E32]-(([.B32]*[.$G$3])/100)&lt;0;[.E32];([.$G$3]*[.B32])/100);([.$G$3]*([.B32]/2))/100) ;2)" office:value-type="float" office:value="5" calcext:value-type="float">
            <text:p>5,00</text:p>
          </table:table-cell>
          <table:table-cell table:formula="of:=[.D32]-[.F32]" office:value-type="float" office:value="40.65" calcext:value-type="float">
            <text:p>40,65</text:p>
          </table:table-cell>
          <table:table-cell table:formula="of:=[.E32]-[.G32]" office:value-type="float" office:value="3.76" calcext:value-type="float">
            <text:p>3,76</text:p>
          </table:table-cell>
          <table:table-cell table:formula="of:=IF([.C32]=[.$L$6];IF([.H32]&lt;[.$N$6];[.$F$2];0);0)" office:value-type="float" office:value="0" calcext:value-type="float">
            <text:p>0,00</text:p>
          </table:table-cell>
          <table:table-cell table:formula="of:=IF([.I32]&lt;5;[.$F$3];0)" office:value-type="float" office:value="30" calcext:value-type="float">
            <text:p>30,00</text:p>
          </table:table-cell>
          <table:table-cell table:formula="of:=IF([.J32]=0;[.H32];[.J32])" office:value-type="float" office:value="40.65" calcext:value-type="float">
            <text:p>40,65</text:p>
          </table:table-cell>
          <table:table-cell table:formula="of:=IF([.K32]=0;[.I32];[.K3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1-22" calcext:value-type="date">
            <text:p>22.01.2014</text:p>
          </table:table-cell>
          <table:table-cell office:value-type="float" office:value="125" calcext:value-type="float">
            <text:p>125</text:p>
          </table:table-cell>
          <table:table-cell table:formula="of:=LOOKUP(WEEKDAY([.A33];2);[.$B$1:.$B$7];[.$C$1:.$C$7])" office:value-type="string" office:string-value="środa" calcext:value-type="string">
            <text:p>środa</text:p>
          </table:table-cell>
          <table:table-cell table:formula="of:=[.L32]" office:value-type="float" office:value="40.65" calcext:value-type="float">
            <text:p>40,65</text:p>
          </table:table-cell>
          <table:table-cell table:formula="of:=[.M32]" office:value-type="float" office:value="30" calcext:value-type="float">
            <text:p>30,00</text:p>
          </table:table-cell>
          <table:table-cell table:formula="of:=ROUND(IF([.E33]&gt;[.$F$6];IF([.E33]-(([.B33]*[.$G$3])/100)&lt;0;((([.E33]*100)/[.$G$3])*[.$G$2])/100;0);([.$G$2]*([.B33]/2))/100);2)" office:value-type="float" office:value="0" calcext:value-type="float">
            <text:p>0,00</text:p>
          </table:table-cell>
          <table:table-cell table:formula="of:=ROUND(IF([.E33]&gt;[.$F$6];IF([.E33]-(([.B33]*[.$G$3])/100)&lt;0;[.E33];([.$G$3]*[.B33])/100);([.$G$3]*([.B33]/2))/100) ;2)" office:value-type="float" office:value="11.25" calcext:value-type="float">
            <text:p>11,25</text:p>
          </table:table-cell>
          <table:table-cell table:formula="of:=[.D33]-[.F33]" office:value-type="float" office:value="40.65" calcext:value-type="float">
            <text:p>40,65</text:p>
          </table:table-cell>
          <table:table-cell table:formula="of:=[.E33]-[.G33]" office:value-type="float" office:value="18.75" calcext:value-type="float">
            <text:p>18,75</text:p>
          </table:table-cell>
          <table:table-cell table:formula="of:=IF([.C33]=[.$L$6];IF([.H33]&lt;[.$N$6];[.$F$2];0);0)" office:value-type="float" office:value="0" calcext:value-type="float">
            <text:p>0,00</text:p>
          </table:table-cell>
          <table:table-cell table:formula="of:=IF([.I33]&lt;5;[.$F$3];0)" office:value-type="float" office:value="0" calcext:value-type="float">
            <text:p>0,00</text:p>
          </table:table-cell>
          <table:table-cell table:formula="of:=IF([.J33]=0;[.H33];[.J33])" office:value-type="float" office:value="40.65" calcext:value-type="float">
            <text:p>40,65</text:p>
          </table:table-cell>
          <table:table-cell table:formula="of:=IF([.K33]=0;[.I33];[.K33])" office:value-type="float" office:value="18.75" calcext:value-type="float">
            <text:p>18,75</text:p>
          </table:table-cell>
          <table:table-cell table:number-columns-repeated="7"/>
        </table:table-row>
        <table:table-row table:style-name="ro2">
          <table:table-cell office:value-type="date" office:date-value="2014-01-23" calcext:value-type="date">
            <text:p>23.01.2014</text:p>
          </table:table-cell>
          <table:table-cell office:value-type="float" office:value="76" calcext:value-type="float">
            <text:p>76</text:p>
          </table:table-cell>
          <table:table-cell table:formula="of:=LOOKUP(WEEKDAY([.A34];2);[.$B$1:.$B$7];[.$C$1:.$C$7])" office:value-type="string" office:string-value="czwartek" calcext:value-type="string">
            <text:p>czwartek</text:p>
          </table:table-cell>
          <table:table-cell table:formula="of:=[.L33]" office:value-type="float" office:value="40.65" calcext:value-type="float">
            <text:p>40,65</text:p>
          </table:table-cell>
          <table:table-cell table:formula="of:=[.M33]" office:value-type="float" office:value="18.75" calcext:value-type="float">
            <text:p>18,75</text:p>
          </table:table-cell>
          <table:table-cell table:formula="of:=ROUND(IF([.E34]&gt;[.$F$6];IF([.E34]-(([.B34]*[.$G$3])/100)&lt;0;((([.E34]*100)/[.$G$3])*[.$G$2])/100;0);([.$G$2]*([.B34]/2))/100);2)" office:value-type="float" office:value="0" calcext:value-type="float">
            <text:p>0,00</text:p>
          </table:table-cell>
          <table:table-cell table:formula="of:=ROUND(IF([.E34]&gt;[.$F$6];IF([.E34]-(([.B34]*[.$G$3])/100)&lt;0;[.E34];([.$G$3]*[.B34])/100);([.$G$3]*([.B34]/2))/100) ;2)" office:value-type="float" office:value="6.84" calcext:value-type="float">
            <text:p>6,84</text:p>
          </table:table-cell>
          <table:table-cell table:formula="of:=[.D34]-[.F34]" office:value-type="float" office:value="40.65" calcext:value-type="float">
            <text:p>40,65</text:p>
          </table:table-cell>
          <table:table-cell table:formula="of:=[.E34]-[.G34]" office:value-type="float" office:value="11.91" calcext:value-type="float">
            <text:p>11,91</text:p>
          </table:table-cell>
          <table:table-cell table:formula="of:=IF([.C34]=[.$L$6];IF([.H34]&lt;[.$N$6];[.$F$2];0);0)" office:value-type="float" office:value="0" calcext:value-type="float">
            <text:p>0,00</text:p>
          </table:table-cell>
          <table:table-cell table:formula="of:=IF([.I34]&lt;5;[.$F$3];0)" office:value-type="float" office:value="0" calcext:value-type="float">
            <text:p>0,00</text:p>
          </table:table-cell>
          <table:table-cell table:formula="of:=IF([.J34]=0;[.H34];[.J34])" office:value-type="float" office:value="40.65" calcext:value-type="float">
            <text:p>40,65</text:p>
          </table:table-cell>
          <table:table-cell table:formula="of:=IF([.K34]=0;[.I34];[.K34])" office:value-type="float" office:value="11.91" calcext:value-type="float">
            <text:p>11,91</text:p>
          </table:table-cell>
          <table:table-cell table:number-columns-repeated="7"/>
        </table:table-row>
        <table:table-row table:style-name="ro2">
          <table:table-cell office:value-type="date" office:date-value="2014-01-24" calcext:value-type="date">
            <text:p>24.01.2014</text:p>
          </table:table-cell>
          <table:table-cell office:value-type="float" office:value="125" calcext:value-type="float">
            <text:p>125</text:p>
          </table:table-cell>
          <table:table-cell table:formula="of:=LOOKUP(WEEKDAY([.A35];2);[.$B$1:.$B$7];[.$C$1:.$C$7])" office:value-type="string" office:string-value="piątek" calcext:value-type="string">
            <text:p>piątek</text:p>
          </table:table-cell>
          <table:table-cell table:formula="of:=[.L34]" office:value-type="float" office:value="40.65" calcext:value-type="float">
            <text:p>40,65</text:p>
          </table:table-cell>
          <table:table-cell table:formula="of:=[.M34]" office:value-type="float" office:value="11.91" calcext:value-type="float">
            <text:p>11,91</text:p>
          </table:table-cell>
          <table:table-cell table:formula="of:=ROUND(IF([.E35]&gt;[.$F$6];IF([.E35]-(([.B35]*[.$G$3])/100)&lt;0;((([.E35]*100)/[.$G$3])*[.$G$2])/100;0);([.$G$2]*([.B35]/2))/100);2)" office:value-type="float" office:value="3.75" calcext:value-type="float">
            <text:p>3,75</text:p>
          </table:table-cell>
          <table:table-cell table:formula="of:=ROUND(IF([.E35]&gt;[.$F$6];IF([.E35]-(([.B35]*[.$G$3])/100)&lt;0;[.E35];([.$G$3]*[.B35])/100);([.$G$3]*([.B35]/2))/100) ;2)" office:value-type="float" office:value="5.63" calcext:value-type="float">
            <text:p>5,63</text:p>
          </table:table-cell>
          <table:table-cell table:formula="of:=[.D35]-[.F35]" office:value-type="float" office:value="36.9" calcext:value-type="float">
            <text:p>36,90</text:p>
          </table:table-cell>
          <table:table-cell table:formula="of:=[.E35]-[.G35]" office:value-type="float" office:value="6.28" calcext:value-type="float">
            <text:p>6,28</text:p>
          </table:table-cell>
          <table:table-cell table:formula="of:=IF([.C35]=[.$L$6];IF([.H35]&lt;[.$N$6];[.$F$2];0);0)" office:value-type="float" office:value="0" calcext:value-type="float">
            <text:p>0,00</text:p>
          </table:table-cell>
          <table:table-cell table:formula="of:=IF([.I35]&lt;5;[.$F$3];0)" office:value-type="float" office:value="0" calcext:value-type="float">
            <text:p>0,00</text:p>
          </table:table-cell>
          <table:table-cell table:formula="of:=IF([.J35]=0;[.H35];[.J35])" office:value-type="float" office:value="36.9" calcext:value-type="float">
            <text:p>36,90</text:p>
          </table:table-cell>
          <table:table-cell table:formula="of:=IF([.K35]=0;[.I35];[.K35])" office:value-type="float" office:value="6.28" calcext:value-type="float">
            <text:p>6,28</text:p>
          </table:table-cell>
          <table:table-cell table:number-columns-repeated="7"/>
        </table:table-row>
        <table:table-row table:style-name="ro2">
          <table:table-cell office:value-type="date" office:date-value="2014-01-25" calcext:value-type="date">
            <text:p>25.01.2014</text:p>
          </table:table-cell>
          <table:table-cell office:value-type="float" office:value="23" calcext:value-type="float">
            <text:p>23</text:p>
          </table:table-cell>
          <table:table-cell table:formula="of:=LOOKUP(WEEKDAY([.A36];2);[.$B$1:.$B$7];[.$C$1:.$C$7])" office:value-type="string" office:string-value="sobota" calcext:value-type="string">
            <text:p>sobota</text:p>
          </table:table-cell>
          <table:table-cell table:formula="of:=[.L35]" office:value-type="float" office:value="36.9" calcext:value-type="float">
            <text:p>36,90</text:p>
          </table:table-cell>
          <table:table-cell table:formula="of:=[.M35]" office:value-type="float" office:value="6.28" calcext:value-type="float">
            <text:p>6,28</text:p>
          </table:table-cell>
          <table:table-cell table:formula="of:=ROUND(IF([.E36]&gt;[.$F$6];IF([.E36]-(([.B36]*[.$G$3])/100)&lt;0;((([.E36]*100)/[.$G$3])*[.$G$2])/100;0);([.$G$2]*([.B36]/2))/100);2)" office:value-type="float" office:value="0.69" calcext:value-type="float">
            <text:p>0,69</text:p>
          </table:table-cell>
          <table:table-cell table:formula="of:=ROUND(IF([.E36]&gt;[.$F$6];IF([.E36]-(([.B36]*[.$G$3])/100)&lt;0;[.E36];([.$G$3]*[.B36])/100);([.$G$3]*([.B36]/2))/100) ;2)" office:value-type="float" office:value="1.04" calcext:value-type="float">
            <text:p>1,04</text:p>
          </table:table-cell>
          <table:table-cell table:formula="of:=[.D36]-[.F36]" office:value-type="float" office:value="36.21" calcext:value-type="float">
            <text:p>36,21</text:p>
          </table:table-cell>
          <table:table-cell table:formula="of:=[.E36]-[.G36]" office:value-type="float" office:value="5.24" calcext:value-type="float">
            <text:p>5,24</text:p>
          </table:table-cell>
          <table:table-cell table:formula="of:=IF([.C36]=[.$L$6];IF([.H36]&lt;[.$N$6];[.$F$2];0);0)" office:value-type="float" office:value="0" calcext:value-type="float">
            <text:p>0,00</text:p>
          </table:table-cell>
          <table:table-cell table:formula="of:=IF([.I36]&lt;5;[.$F$3];0)" office:value-type="float" office:value="0" calcext:value-type="float">
            <text:p>0,00</text:p>
          </table:table-cell>
          <table:table-cell table:formula="of:=IF([.J36]=0;[.H36];[.J36])" office:value-type="float" office:value="36.21" calcext:value-type="float">
            <text:p>36,21</text:p>
          </table:table-cell>
          <table:table-cell table:formula="of:=IF([.K36]=0;[.I36];[.K36])" office:value-type="float" office:value="5.24" calcext:value-type="float">
            <text:p>5,24</text:p>
          </table:table-cell>
          <table:table-cell table:number-columns-repeated="7"/>
        </table:table-row>
        <table:table-row table:style-name="ro2">
          <table:table-cell office:value-type="date" office:date-value="2014-01-26" calcext:value-type="date">
            <text:p>26.01.2014</text:p>
          </table:table-cell>
          <table:table-cell office:value-type="float" office:value="93" calcext:value-type="float">
            <text:p>93</text:p>
          </table:table-cell>
          <table:table-cell table:formula="of:=LOOKUP(WEEKDAY([.A37];2);[.$B$1:.$B$7];[.$C$1:.$C$7])" office:value-type="string" office:string-value="niedziela" calcext:value-type="string">
            <text:p>niedziela</text:p>
          </table:table-cell>
          <table:table-cell table:formula="of:=[.L36]" office:value-type="float" office:value="36.21" calcext:value-type="float">
            <text:p>36,21</text:p>
          </table:table-cell>
          <table:table-cell table:formula="of:=[.M36]" office:value-type="float" office:value="5.24" calcext:value-type="float">
            <text:p>5,24</text:p>
          </table:table-cell>
          <table:table-cell table:formula="of:=ROUND(IF([.E37]&gt;[.$F$6];IF([.E37]-(([.B37]*[.$G$3])/100)&lt;0;((([.E37]*100)/[.$G$3])*[.$G$2])/100;0);([.$G$2]*([.B37]/2))/100);2)" office:value-type="float" office:value="2.79" calcext:value-type="float">
            <text:p>2,79</text:p>
          </table:table-cell>
          <table:table-cell table:formula="of:=ROUND(IF([.E37]&gt;[.$F$6];IF([.E37]-(([.B37]*[.$G$3])/100)&lt;0;[.E37];([.$G$3]*[.B37])/100);([.$G$3]*([.B37]/2))/100) ;2)" office:value-type="float" office:value="4.19" calcext:value-type="float">
            <text:p>4,19</text:p>
          </table:table-cell>
          <table:table-cell table:formula="of:=[.D37]-[.F37]" office:value-type="float" office:value="33.42" calcext:value-type="float">
            <text:p>33,42</text:p>
          </table:table-cell>
          <table:table-cell table:formula="of:=[.E37]-[.G37]" office:value-type="float" office:value="1.05" calcext:value-type="float">
            <text:p>1,05</text:p>
          </table:table-cell>
          <table:table-cell table:formula="of:=IF([.C37]=[.$L$6];IF([.H37]&lt;[.$N$6];[.$F$2];0);0)" office:value-type="float" office:value="0" calcext:value-type="float">
            <text:p>0,00</text:p>
          </table:table-cell>
          <table:table-cell table:formula="of:=IF([.I37]&lt;5;[.$F$3];0)" office:value-type="float" office:value="30" calcext:value-type="float">
            <text:p>30,00</text:p>
          </table:table-cell>
          <table:table-cell table:formula="of:=IF([.J37]=0;[.H37];[.J37])" office:value-type="float" office:value="33.42" calcext:value-type="float">
            <text:p>33,42</text:p>
          </table:table-cell>
          <table:table-cell table:formula="of:=IF([.K37]=0;[.I37];[.K3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1-27" calcext:value-type="date">
            <text:p>27.01.2014</text:p>
          </table:table-cell>
          <table:table-cell office:value-type="float" office:value="111" calcext:value-type="float">
            <text:p>111</text:p>
          </table:table-cell>
          <table:table-cell table:formula="of:=LOOKUP(WEEKDAY([.A38];2);[.$B$1:.$B$7];[.$C$1:.$C$7])" office:value-type="string" office:string-value="poniedziałek" calcext:value-type="string">
            <text:p>poniedziałek</text:p>
          </table:table-cell>
          <table:table-cell table:formula="of:=[.L37]" office:value-type="float" office:value="33.42" calcext:value-type="float">
            <text:p>33,42</text:p>
          </table:table-cell>
          <table:table-cell table:formula="of:=[.M37]" office:value-type="float" office:value="30" calcext:value-type="float">
            <text:p>30,00</text:p>
          </table:table-cell>
          <table:table-cell table:formula="of:=ROUND(IF([.E38]&gt;[.$F$6];IF([.E38]-(([.B38]*[.$G$3])/100)&lt;0;((([.E38]*100)/[.$G$3])*[.$G$2])/100;0);([.$G$2]*([.B38]/2))/100);2)" office:value-type="float" office:value="0" calcext:value-type="float">
            <text:p>0,00</text:p>
          </table:table-cell>
          <table:table-cell table:formula="of:=ROUND(IF([.E38]&gt;[.$F$6];IF([.E38]-(([.B38]*[.$G$3])/100)&lt;0;[.E38];([.$G$3]*[.B38])/100);([.$G$3]*([.B38]/2))/100) ;2)" office:value-type="float" office:value="9.99" calcext:value-type="float">
            <text:p>9,99</text:p>
          </table:table-cell>
          <table:table-cell table:formula="of:=[.D38]-[.F38]" office:value-type="float" office:value="33.42" calcext:value-type="float">
            <text:p>33,42</text:p>
          </table:table-cell>
          <table:table-cell table:formula="of:=[.E38]-[.G38]" office:value-type="float" office:value="20.01" calcext:value-type="float">
            <text:p>20,01</text:p>
          </table:table-cell>
          <table:table-cell table:formula="of:=IF([.C38]=[.$L$6];IF([.H38]&lt;[.$N$6];[.$F$2];0);0)" office:value-type="float" office:value="0" calcext:value-type="float">
            <text:p>0,00</text:p>
          </table:table-cell>
          <table:table-cell table:formula="of:=IF([.I38]&lt;5;[.$F$3];0)" office:value-type="float" office:value="0" calcext:value-type="float">
            <text:p>0,00</text:p>
          </table:table-cell>
          <table:table-cell table:formula="of:=IF([.J38]=0;[.H38];[.J38])" office:value-type="float" office:value="33.42" calcext:value-type="float">
            <text:p>33,42</text:p>
          </table:table-cell>
          <table:table-cell table:formula="of:=IF([.K38]=0;[.I38];[.K38])" office:value-type="float" office:value="20.01" calcext:value-type="float">
            <text:p>20,01</text:p>
          </table:table-cell>
          <table:table-cell table:number-columns-repeated="7"/>
        </table:table-row>
        <table:table-row table:style-name="ro2">
          <table:table-cell office:value-type="date" office:date-value="2014-01-28" calcext:value-type="date">
            <text:p>28.01.2014</text:p>
          </table:table-cell>
          <table:table-cell office:value-type="float" office:value="52" calcext:value-type="float">
            <text:p>52</text:p>
          </table:table-cell>
          <table:table-cell table:formula="of:=LOOKUP(WEEKDAY([.A39];2);[.$B$1:.$B$7];[.$C$1:.$C$7])" office:value-type="string" office:string-value="wtorek" calcext:value-type="string">
            <text:p>wtorek</text:p>
          </table:table-cell>
          <table:table-cell table:formula="of:=[.L38]" office:value-type="float" office:value="33.42" calcext:value-type="float">
            <text:p>33,42</text:p>
          </table:table-cell>
          <table:table-cell table:formula="of:=[.M38]" office:value-type="float" office:value="20.01" calcext:value-type="float">
            <text:p>20,01</text:p>
          </table:table-cell>
          <table:table-cell table:formula="of:=ROUND(IF([.E39]&gt;[.$F$6];IF([.E39]-(([.B39]*[.$G$3])/100)&lt;0;((([.E39]*100)/[.$G$3])*[.$G$2])/100;0);([.$G$2]*([.B39]/2))/100);2)" office:value-type="float" office:value="0" calcext:value-type="float">
            <text:p>0,00</text:p>
          </table:table-cell>
          <table:table-cell table:formula="of:=ROUND(IF([.E39]&gt;[.$F$6];IF([.E39]-(([.B39]*[.$G$3])/100)&lt;0;[.E39];([.$G$3]*[.B39])/100);([.$G$3]*([.B39]/2))/100) ;2)" office:value-type="float" office:value="4.68" calcext:value-type="float">
            <text:p>4,68</text:p>
          </table:table-cell>
          <table:table-cell table:formula="of:=[.D39]-[.F39]" office:value-type="float" office:value="33.42" calcext:value-type="float">
            <text:p>33,42</text:p>
          </table:table-cell>
          <table:table-cell table:formula="of:=[.E39]-[.G39]" office:value-type="float" office:value="15.33" calcext:value-type="float">
            <text:p>15,33</text:p>
          </table:table-cell>
          <table:table-cell table:formula="of:=IF([.C39]=[.$L$6];IF([.H39]&lt;[.$N$6];[.$F$2];0);0)" office:value-type="float" office:value="0" calcext:value-type="float">
            <text:p>0,00</text:p>
          </table:table-cell>
          <table:table-cell table:formula="of:=IF([.I39]&lt;5;[.$F$3];0)" office:value-type="float" office:value="0" calcext:value-type="float">
            <text:p>0,00</text:p>
          </table:table-cell>
          <table:table-cell table:formula="of:=IF([.J39]=0;[.H39];[.J39])" office:value-type="float" office:value="33.42" calcext:value-type="float">
            <text:p>33,42</text:p>
          </table:table-cell>
          <table:table-cell table:formula="of:=IF([.K39]=0;[.I39];[.K39])" office:value-type="float" office:value="15.33" calcext:value-type="float">
            <text:p>15,33</text:p>
          </table:table-cell>
          <table:table-cell table:number-columns-repeated="7"/>
        </table:table-row>
        <table:table-row table:style-name="ro2">
          <table:table-cell office:value-type="date" office:date-value="2014-01-29" calcext:value-type="date">
            <text:p>29.01.2014</text:p>
          </table:table-cell>
          <table:table-cell office:value-type="float" office:value="65" calcext:value-type="float">
            <text:p>65</text:p>
          </table:table-cell>
          <table:table-cell table:formula="of:=LOOKUP(WEEKDAY([.A40];2);[.$B$1:.$B$7];[.$C$1:.$C$7])" office:value-type="string" office:string-value="środa" calcext:value-type="string">
            <text:p>środa</text:p>
          </table:table-cell>
          <table:table-cell table:formula="of:=[.L39]" office:value-type="float" office:value="33.42" calcext:value-type="float">
            <text:p>33,42</text:p>
          </table:table-cell>
          <table:table-cell table:formula="of:=[.M39]" office:value-type="float" office:value="15.33" calcext:value-type="float">
            <text:p>15,33</text:p>
          </table:table-cell>
          <table:table-cell table:formula="of:=ROUND(IF([.E40]&gt;[.$F$6];IF([.E40]-(([.B40]*[.$G$3])/100)&lt;0;((([.E40]*100)/[.$G$3])*[.$G$2])/100;0);([.$G$2]*([.B40]/2))/100);2)" office:value-type="float" office:value="0" calcext:value-type="float">
            <text:p>0,00</text:p>
          </table:table-cell>
          <table:table-cell table:formula="of:=ROUND(IF([.E40]&gt;[.$F$6];IF([.E40]-(([.B40]*[.$G$3])/100)&lt;0;[.E40];([.$G$3]*[.B40])/100);([.$G$3]*([.B40]/2))/100) ;2)" office:value-type="float" office:value="5.85" calcext:value-type="float">
            <text:p>5,85</text:p>
          </table:table-cell>
          <table:table-cell table:formula="of:=[.D40]-[.F40]" office:value-type="float" office:value="33.42" calcext:value-type="float">
            <text:p>33,42</text:p>
          </table:table-cell>
          <table:table-cell table:formula="of:=[.E40]-[.G40]" office:value-type="float" office:value="9.48" calcext:value-type="float">
            <text:p>9,48</text:p>
          </table:table-cell>
          <table:table-cell table:formula="of:=IF([.C40]=[.$L$6];IF([.H40]&lt;[.$N$6];[.$F$2];0);0)" office:value-type="float" office:value="0" calcext:value-type="float">
            <text:p>0,00</text:p>
          </table:table-cell>
          <table:table-cell table:formula="of:=IF([.I40]&lt;5;[.$F$3];0)" office:value-type="float" office:value="0" calcext:value-type="float">
            <text:p>0,00</text:p>
          </table:table-cell>
          <table:table-cell table:formula="of:=IF([.J40]=0;[.H40];[.J40])" office:value-type="float" office:value="33.42" calcext:value-type="float">
            <text:p>33,42</text:p>
          </table:table-cell>
          <table:table-cell table:formula="of:=IF([.K40]=0;[.I40];[.K40])" office:value-type="float" office:value="9.48" calcext:value-type="float">
            <text:p>9,48</text:p>
          </table:table-cell>
          <table:table-cell table:number-columns-repeated="7"/>
        </table:table-row>
        <table:table-row table:style-name="ro2">
          <table:table-cell office:value-type="date" office:date-value="2014-01-30" calcext:value-type="date">
            <text:p>30.01.2014</text:p>
          </table:table-cell>
          <table:table-cell office:value-type="float" office:value="120" calcext:value-type="float">
            <text:p>120</text:p>
          </table:table-cell>
          <table:table-cell table:formula="of:=LOOKUP(WEEKDAY([.A41];2);[.$B$1:.$B$7];[.$C$1:.$C$7])" office:value-type="string" office:string-value="czwartek" calcext:value-type="string">
            <text:p>czwartek</text:p>
          </table:table-cell>
          <table:table-cell table:formula="of:=[.L40]" office:value-type="float" office:value="33.42" calcext:value-type="float">
            <text:p>33,42</text:p>
          </table:table-cell>
          <table:table-cell table:formula="of:=[.M40]" office:value-type="float" office:value="9.48" calcext:value-type="float">
            <text:p>9,48</text:p>
          </table:table-cell>
          <table:table-cell table:formula="of:=ROUND(IF([.E41]&gt;[.$F$6];IF([.E41]-(([.B41]*[.$G$3])/100)&lt;0;((([.E41]*100)/[.$G$3])*[.$G$2])/100;0);([.$G$2]*([.B41]/2))/100);2)" office:value-type="float" office:value="3.6" calcext:value-type="float">
            <text:p>3,60</text:p>
          </table:table-cell>
          <table:table-cell table:formula="of:=ROUND(IF([.E41]&gt;[.$F$6];IF([.E41]-(([.B41]*[.$G$3])/100)&lt;0;[.E41];([.$G$3]*[.B41])/100);([.$G$3]*([.B41]/2))/100) ;2)" office:value-type="float" office:value="5.4" calcext:value-type="float">
            <text:p>5,40</text:p>
          </table:table-cell>
          <table:table-cell table:formula="of:=[.D41]-[.F41]" office:value-type="float" office:value="29.82" calcext:value-type="float">
            <text:p>29,82</text:p>
          </table:table-cell>
          <table:table-cell table:formula="of:=[.E41]-[.G41]" office:value-type="float" office:value="4.08" calcext:value-type="float">
            <text:p>4,08</text:p>
          </table:table-cell>
          <table:table-cell table:formula="of:=IF([.C41]=[.$L$6];IF([.H41]&lt;[.$N$6];[.$F$2];0);0)" office:value-type="float" office:value="45" calcext:value-type="float">
            <text:p>45,00</text:p>
          </table:table-cell>
          <table:table-cell table:formula="of:=IF([.I41]&lt;5;[.$F$3];0)" office:value-type="float" office:value="30" calcext:value-type="float">
            <text:p>30,00</text:p>
          </table:table-cell>
          <table:table-cell table:formula="of:=IF([.J41]=0;[.H41];[.J41])" office:value-type="float" office:value="45" calcext:value-type="float">
            <text:p>45,00</text:p>
          </table:table-cell>
          <table:table-cell table:formula="of:=IF([.K41]=0;[.I41];[.K41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1-31" calcext:value-type="date">
            <text:p>31.01.2014</text:p>
          </table:table-cell>
          <table:table-cell office:value-type="float" office:value="113" calcext:value-type="float">
            <text:p>113</text:p>
          </table:table-cell>
          <table:table-cell table:formula="of:=LOOKUP(WEEKDAY([.A42];2);[.$B$1:.$B$7];[.$C$1:.$C$7])" office:value-type="string" office:string-value="piątek" calcext:value-type="string">
            <text:p>piątek</text:p>
          </table:table-cell>
          <table:table-cell table:formula="of:=[.L41]" office:value-type="float" office:value="45" calcext:value-type="float">
            <text:p>45,00</text:p>
          </table:table-cell>
          <table:table-cell table:formula="of:=[.M41]" office:value-type="float" office:value="30" calcext:value-type="float">
            <text:p>30,00</text:p>
          </table:table-cell>
          <table:table-cell table:formula="of:=ROUND(IF([.E42]&gt;[.$F$6];IF([.E42]-(([.B42]*[.$G$3])/100)&lt;0;((([.E42]*100)/[.$G$3])*[.$G$2])/100;0);([.$G$2]*([.B42]/2))/100);2)" office:value-type="float" office:value="0" calcext:value-type="float">
            <text:p>0,00</text:p>
          </table:table-cell>
          <table:table-cell table:formula="of:=ROUND(IF([.E42]&gt;[.$F$6];IF([.E42]-(([.B42]*[.$G$3])/100)&lt;0;[.E42];([.$G$3]*[.B42])/100);([.$G$3]*([.B42]/2))/100) ;2)" office:value-type="float" office:value="10.17" calcext:value-type="float">
            <text:p>10,17</text:p>
          </table:table-cell>
          <table:table-cell table:formula="of:=[.D42]-[.F42]" office:value-type="float" office:value="45" calcext:value-type="float">
            <text:p>45,00</text:p>
          </table:table-cell>
          <table:table-cell table:formula="of:=[.E42]-[.G42]" office:value-type="float" office:value="19.83" calcext:value-type="float">
            <text:p>19,83</text:p>
          </table:table-cell>
          <table:table-cell table:formula="of:=IF([.C42]=[.$L$6];IF([.H42]&lt;[.$N$6];[.$F$2];0);0)" office:value-type="float" office:value="0" calcext:value-type="float">
            <text:p>0,00</text:p>
          </table:table-cell>
          <table:table-cell table:formula="of:=IF([.I42]&lt;5;[.$F$3];0)" office:value-type="float" office:value="0" calcext:value-type="float">
            <text:p>0,00</text:p>
          </table:table-cell>
          <table:table-cell table:formula="of:=IF([.J42]=0;[.H42];[.J42])" office:value-type="float" office:value="45" calcext:value-type="float">
            <text:p>45,00</text:p>
          </table:table-cell>
          <table:table-cell table:formula="of:=IF([.K42]=0;[.I42];[.K42])" office:value-type="float" office:value="19.83" calcext:value-type="float">
            <text:p>19,83</text:p>
          </table:table-cell>
          <table:table-cell table:number-columns-repeated="7"/>
        </table:table-row>
        <table:table-row table:style-name="ro2">
          <table:table-cell office:value-type="date" office:date-value="2014-02-01" calcext:value-type="date">
            <text:p>1.02.2014</text:p>
          </table:table-cell>
          <table:table-cell office:value-type="float" office:value="110" calcext:value-type="float">
            <text:p>110</text:p>
          </table:table-cell>
          <table:table-cell table:formula="of:=LOOKUP(WEEKDAY([.A43];2);[.$B$1:.$B$7];[.$C$1:.$C$7])" office:value-type="string" office:string-value="sobota" calcext:value-type="string">
            <text:p>sobota</text:p>
          </table:table-cell>
          <table:table-cell table:formula="of:=[.L42]" office:value-type="float" office:value="45" calcext:value-type="float">
            <text:p>45,00</text:p>
          </table:table-cell>
          <table:table-cell table:formula="of:=[.M42]" office:value-type="float" office:value="19.83" calcext:value-type="float">
            <text:p>19,83</text:p>
          </table:table-cell>
          <table:table-cell table:formula="of:=ROUND(IF([.E43]&gt;[.$F$6];IF([.E43]-(([.B43]*[.$G$3])/100)&lt;0;((([.E43]*100)/[.$G$3])*[.$G$2])/100;0);([.$G$2]*([.B43]/2))/100);2)" office:value-type="float" office:value="0" calcext:value-type="float">
            <text:p>0,00</text:p>
          </table:table-cell>
          <table:table-cell table:formula="of:=ROUND(IF([.E43]&gt;[.$F$6];IF([.E43]-(([.B43]*[.$G$3])/100)&lt;0;[.E43];([.$G$3]*[.B43])/100);([.$G$3]*([.B43]/2))/100) ;2)" office:value-type="float" office:value="9.9" calcext:value-type="float">
            <text:p>9,90</text:p>
          </table:table-cell>
          <table:table-cell table:formula="of:=[.D43]-[.F43]" office:value-type="float" office:value="45" calcext:value-type="float">
            <text:p>45,00</text:p>
          </table:table-cell>
          <table:table-cell table:formula="of:=[.E43]-[.G43]" office:value-type="float" office:value="9.93" calcext:value-type="float">
            <text:p>9,93</text:p>
          </table:table-cell>
          <table:table-cell table:formula="of:=IF([.C43]=[.$L$6];IF([.H43]&lt;[.$N$6];[.$F$2];0);0)" office:value-type="float" office:value="0" calcext:value-type="float">
            <text:p>0,00</text:p>
          </table:table-cell>
          <table:table-cell table:formula="of:=IF([.I43]&lt;5;[.$F$3];0)" office:value-type="float" office:value="0" calcext:value-type="float">
            <text:p>0,00</text:p>
          </table:table-cell>
          <table:table-cell table:formula="of:=IF([.J43]=0;[.H43];[.J43])" office:value-type="float" office:value="45" calcext:value-type="float">
            <text:p>45,00</text:p>
          </table:table-cell>
          <table:table-cell table:formula="of:=IF([.K43]=0;[.I43];[.K43])" office:value-type="float" office:value="9.93" calcext:value-type="float">
            <text:p>9,93</text:p>
          </table:table-cell>
          <table:table-cell table:number-columns-repeated="7"/>
        </table:table-row>
        <table:table-row table:style-name="ro2">
          <table:table-cell office:value-type="date" office:date-value="2014-02-02" calcext:value-type="date">
            <text:p>2.02.2014</text:p>
          </table:table-cell>
          <table:table-cell office:value-type="float" office:value="135" calcext:value-type="float">
            <text:p>135</text:p>
          </table:table-cell>
          <table:table-cell table:formula="of:=LOOKUP(WEEKDAY([.A44];2);[.$B$1:.$B$7];[.$C$1:.$C$7])" office:value-type="string" office:string-value="niedziela" calcext:value-type="string">
            <text:p>niedziela</text:p>
          </table:table-cell>
          <table:table-cell table:formula="of:=[.L43]" office:value-type="float" office:value="45" calcext:value-type="float">
            <text:p>45,00</text:p>
          </table:table-cell>
          <table:table-cell table:formula="of:=[.M43]" office:value-type="float" office:value="9.93" calcext:value-type="float">
            <text:p>9,93</text:p>
          </table:table-cell>
          <table:table-cell table:formula="of:=ROUND(IF([.E44]&gt;[.$F$6];IF([.E44]-(([.B44]*[.$G$3])/100)&lt;0;((([.E44]*100)/[.$G$3])*[.$G$2])/100;0);([.$G$2]*([.B44]/2))/100);2)" office:value-type="float" office:value="4.05" calcext:value-type="float">
            <text:p>4,05</text:p>
          </table:table-cell>
          <table:table-cell table:formula="of:=ROUND(IF([.E44]&gt;[.$F$6];IF([.E44]-(([.B44]*[.$G$3])/100)&lt;0;[.E44];([.$G$3]*[.B44])/100);([.$G$3]*([.B44]/2))/100) ;2)" office:value-type="float" office:value="6.08" calcext:value-type="float">
            <text:p>6,08</text:p>
          </table:table-cell>
          <table:table-cell table:formula="of:=[.D44]-[.F44]" office:value-type="float" office:value="40.95" calcext:value-type="float">
            <text:p>40,95</text:p>
          </table:table-cell>
          <table:table-cell table:formula="of:=[.E44]-[.G44]" office:value-type="float" office:value="3.85" calcext:value-type="float">
            <text:p>3,85</text:p>
          </table:table-cell>
          <table:table-cell table:formula="of:=IF([.C44]=[.$L$6];IF([.H44]&lt;[.$N$6];[.$F$2];0);0)" office:value-type="float" office:value="0" calcext:value-type="float">
            <text:p>0,00</text:p>
          </table:table-cell>
          <table:table-cell table:formula="of:=IF([.I44]&lt;5;[.$F$3];0)" office:value-type="float" office:value="30" calcext:value-type="float">
            <text:p>30,00</text:p>
          </table:table-cell>
          <table:table-cell table:formula="of:=IF([.J44]=0;[.H44];[.J44])" office:value-type="float" office:value="40.95" calcext:value-type="float">
            <text:p>40,95</text:p>
          </table:table-cell>
          <table:table-cell table:formula="of:=IF([.K44]=0;[.I44];[.K44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2-03" calcext:value-type="date">
            <text:p>3.02.2014</text:p>
          </table:table-cell>
          <table:table-cell office:value-type="float" office:value="37" calcext:value-type="float">
            <text:p>37</text:p>
          </table:table-cell>
          <table:table-cell table:formula="of:=LOOKUP(WEEKDAY([.A45];2);[.$B$1:.$B$7];[.$C$1:.$C$7])" office:value-type="string" office:string-value="poniedziałek" calcext:value-type="string">
            <text:p>poniedziałek</text:p>
          </table:table-cell>
          <table:table-cell table:formula="of:=[.L44]" office:value-type="float" office:value="40.95" calcext:value-type="float">
            <text:p>40,95</text:p>
          </table:table-cell>
          <table:table-cell table:formula="of:=[.M44]" office:value-type="float" office:value="30" calcext:value-type="float">
            <text:p>30,00</text:p>
          </table:table-cell>
          <table:table-cell table:formula="of:=ROUND(IF([.E45]&gt;[.$F$6];IF([.E45]-(([.B45]*[.$G$3])/100)&lt;0;((([.E45]*100)/[.$G$3])*[.$G$2])/100;0);([.$G$2]*([.B45]/2))/100);2)" office:value-type="float" office:value="0" calcext:value-type="float">
            <text:p>0,00</text:p>
          </table:table-cell>
          <table:table-cell table:formula="of:=ROUND(IF([.E45]&gt;[.$F$6];IF([.E45]-(([.B45]*[.$G$3])/100)&lt;0;[.E45];([.$G$3]*[.B45])/100);([.$G$3]*([.B45]/2))/100) ;2)" office:value-type="float" office:value="3.33" calcext:value-type="float">
            <text:p>3,33</text:p>
          </table:table-cell>
          <table:table-cell table:formula="of:=[.D45]-[.F45]" office:value-type="float" office:value="40.95" calcext:value-type="float">
            <text:p>40,95</text:p>
          </table:table-cell>
          <table:table-cell table:formula="of:=[.E45]-[.G45]" office:value-type="float" office:value="26.67" calcext:value-type="float">
            <text:p>26,67</text:p>
          </table:table-cell>
          <table:table-cell table:formula="of:=IF([.C45]=[.$L$6];IF([.H45]&lt;[.$N$6];[.$F$2];0);0)" office:value-type="float" office:value="0" calcext:value-type="float">
            <text:p>0,00</text:p>
          </table:table-cell>
          <table:table-cell table:formula="of:=IF([.I45]&lt;5;[.$F$3];0)" office:value-type="float" office:value="0" calcext:value-type="float">
            <text:p>0,00</text:p>
          </table:table-cell>
          <table:table-cell table:formula="of:=IF([.J45]=0;[.H45];[.J45])" office:value-type="float" office:value="40.95" calcext:value-type="float">
            <text:p>40,95</text:p>
          </table:table-cell>
          <table:table-cell table:formula="of:=IF([.K45]=0;[.I45];[.K45])" office:value-type="float" office:value="26.67" calcext:value-type="float">
            <text:p>26,67</text:p>
          </table:table-cell>
          <table:table-cell table:number-columns-repeated="7"/>
        </table:table-row>
        <table:table-row table:style-name="ro2">
          <table:table-cell office:value-type="date" office:date-value="2014-02-04" calcext:value-type="date">
            <text:p>4.02.2014</text:p>
          </table:table-cell>
          <table:table-cell office:value-type="float" office:value="113" calcext:value-type="float">
            <text:p>113</text:p>
          </table:table-cell>
          <table:table-cell table:formula="of:=LOOKUP(WEEKDAY([.A46];2);[.$B$1:.$B$7];[.$C$1:.$C$7])" office:value-type="string" office:string-value="wtorek" calcext:value-type="string">
            <text:p>wtorek</text:p>
          </table:table-cell>
          <table:table-cell table:formula="of:=[.L45]" office:value-type="float" office:value="40.95" calcext:value-type="float">
            <text:p>40,95</text:p>
          </table:table-cell>
          <table:table-cell table:formula="of:=[.M45]" office:value-type="float" office:value="26.67" calcext:value-type="float">
            <text:p>26,67</text:p>
          </table:table-cell>
          <table:table-cell table:formula="of:=ROUND(IF([.E46]&gt;[.$F$6];IF([.E46]-(([.B46]*[.$G$3])/100)&lt;0;((([.E46]*100)/[.$G$3])*[.$G$2])/100;0);([.$G$2]*([.B46]/2))/100);2)" office:value-type="float" office:value="0" calcext:value-type="float">
            <text:p>0,00</text:p>
          </table:table-cell>
          <table:table-cell table:formula="of:=ROUND(IF([.E46]&gt;[.$F$6];IF([.E46]-(([.B46]*[.$G$3])/100)&lt;0;[.E46];([.$G$3]*[.B46])/100);([.$G$3]*([.B46]/2))/100) ;2)" office:value-type="float" office:value="10.17" calcext:value-type="float">
            <text:p>10,17</text:p>
          </table:table-cell>
          <table:table-cell table:formula="of:=[.D46]-[.F46]" office:value-type="float" office:value="40.95" calcext:value-type="float">
            <text:p>40,95</text:p>
          </table:table-cell>
          <table:table-cell table:formula="of:=[.E46]-[.G46]" office:value-type="float" office:value="16.5" calcext:value-type="float">
            <text:p>16,50</text:p>
          </table:table-cell>
          <table:table-cell table:formula="of:=IF([.C46]=[.$L$6];IF([.H46]&lt;[.$N$6];[.$F$2];0);0)" office:value-type="float" office:value="0" calcext:value-type="float">
            <text:p>0,00</text:p>
          </table:table-cell>
          <table:table-cell table:formula="of:=IF([.I46]&lt;5;[.$F$3];0)" office:value-type="float" office:value="0" calcext:value-type="float">
            <text:p>0,00</text:p>
          </table:table-cell>
          <table:table-cell table:formula="of:=IF([.J46]=0;[.H46];[.J46])" office:value-type="float" office:value="40.95" calcext:value-type="float">
            <text:p>40,95</text:p>
          </table:table-cell>
          <table:table-cell table:formula="of:=IF([.K46]=0;[.I46];[.K46])" office:value-type="float" office:value="16.5" calcext:value-type="float">
            <text:p>16,50</text:p>
          </table:table-cell>
          <table:table-cell table:number-columns-repeated="7"/>
        </table:table-row>
        <table:table-row table:style-name="ro2">
          <table:table-cell office:value-type="date" office:date-value="2014-02-05" calcext:value-type="date">
            <text:p>5.02.2014</text:p>
          </table:table-cell>
          <table:table-cell office:value-type="float" office:value="79" calcext:value-type="float">
            <text:p>79</text:p>
          </table:table-cell>
          <table:table-cell table:formula="of:=LOOKUP(WEEKDAY([.A47];2);[.$B$1:.$B$7];[.$C$1:.$C$7])" office:value-type="string" office:string-value="środa" calcext:value-type="string">
            <text:p>środa</text:p>
          </table:table-cell>
          <table:table-cell table:formula="of:=[.L46]" office:value-type="float" office:value="40.95" calcext:value-type="float">
            <text:p>40,95</text:p>
          </table:table-cell>
          <table:table-cell table:formula="of:=[.M46]" office:value-type="float" office:value="16.5" calcext:value-type="float">
            <text:p>16,50</text:p>
          </table:table-cell>
          <table:table-cell table:formula="of:=ROUND(IF([.E47]&gt;[.$F$6];IF([.E47]-(([.B47]*[.$G$3])/100)&lt;0;((([.E47]*100)/[.$G$3])*[.$G$2])/100;0);([.$G$2]*([.B47]/2))/100);2)" office:value-type="float" office:value="0" calcext:value-type="float">
            <text:p>0,00</text:p>
          </table:table-cell>
          <table:table-cell table:formula="of:=ROUND(IF([.E47]&gt;[.$F$6];IF([.E47]-(([.B47]*[.$G$3])/100)&lt;0;[.E47];([.$G$3]*[.B47])/100);([.$G$3]*([.B47]/2))/100) ;2)" office:value-type="float" office:value="7.11" calcext:value-type="float">
            <text:p>7,11</text:p>
          </table:table-cell>
          <table:table-cell table:formula="of:=[.D47]-[.F47]" office:value-type="float" office:value="40.95" calcext:value-type="float">
            <text:p>40,95</text:p>
          </table:table-cell>
          <table:table-cell table:formula="of:=[.E47]-[.G47]" office:value-type="float" office:value="9.39" calcext:value-type="float">
            <text:p>9,39</text:p>
          </table:table-cell>
          <table:table-cell table:formula="of:=IF([.C47]=[.$L$6];IF([.H47]&lt;[.$N$6];[.$F$2];0);0)" office:value-type="float" office:value="0" calcext:value-type="float">
            <text:p>0,00</text:p>
          </table:table-cell>
          <table:table-cell table:formula="of:=IF([.I47]&lt;5;[.$F$3];0)" office:value-type="float" office:value="0" calcext:value-type="float">
            <text:p>0,00</text:p>
          </table:table-cell>
          <table:table-cell table:formula="of:=IF([.J47]=0;[.H47];[.J47])" office:value-type="float" office:value="40.95" calcext:value-type="float">
            <text:p>40,95</text:p>
          </table:table-cell>
          <table:table-cell table:formula="of:=IF([.K47]=0;[.I47];[.K47])" office:value-type="float" office:value="9.39" calcext:value-type="float">
            <text:p>9,39</text:p>
          </table:table-cell>
          <table:table-cell table:number-columns-repeated="7"/>
        </table:table-row>
        <table:table-row table:style-name="ro2">
          <table:table-cell office:value-type="date" office:date-value="2014-02-06" calcext:value-type="date">
            <text:p>6.02.2014</text:p>
          </table:table-cell>
          <table:table-cell office:value-type="float" office:value="94" calcext:value-type="float">
            <text:p>94</text:p>
          </table:table-cell>
          <table:table-cell table:formula="of:=LOOKUP(WEEKDAY([.A48];2);[.$B$1:.$B$7];[.$C$1:.$C$7])" office:value-type="string" office:string-value="czwartek" calcext:value-type="string">
            <text:p>czwartek</text:p>
          </table:table-cell>
          <table:table-cell table:formula="of:=[.L47]" office:value-type="float" office:value="40.95" calcext:value-type="float">
            <text:p>40,95</text:p>
          </table:table-cell>
          <table:table-cell table:formula="of:=[.M47]" office:value-type="float" office:value="9.39" calcext:value-type="float">
            <text:p>9,39</text:p>
          </table:table-cell>
          <table:table-cell table:formula="of:=ROUND(IF([.E48]&gt;[.$F$6];IF([.E48]-(([.B48]*[.$G$3])/100)&lt;0;((([.E48]*100)/[.$G$3])*[.$G$2])/100;0);([.$G$2]*([.B48]/2))/100);2)" office:value-type="float" office:value="2.82" calcext:value-type="float">
            <text:p>2,82</text:p>
          </table:table-cell>
          <table:table-cell table:formula="of:=ROUND(IF([.E48]&gt;[.$F$6];IF([.E48]-(([.B48]*[.$G$3])/100)&lt;0;[.E48];([.$G$3]*[.B48])/100);([.$G$3]*([.B48]/2))/100) ;2)" office:value-type="float" office:value="4.23" calcext:value-type="float">
            <text:p>4,23</text:p>
          </table:table-cell>
          <table:table-cell table:formula="of:=[.D48]-[.F48]" office:value-type="float" office:value="38.13" calcext:value-type="float">
            <text:p>38,13</text:p>
          </table:table-cell>
          <table:table-cell table:formula="of:=[.E48]-[.G48]" office:value-type="float" office:value="5.16" calcext:value-type="float">
            <text:p>5,16</text:p>
          </table:table-cell>
          <table:table-cell table:formula="of:=IF([.C48]=[.$L$6];IF([.H48]&lt;[.$N$6];[.$F$2];0);0)" office:value-type="float" office:value="45" calcext:value-type="float">
            <text:p>45,00</text:p>
          </table:table-cell>
          <table:table-cell table:formula="of:=IF([.I48]&lt;5;[.$F$3];0)" office:value-type="float" office:value="0" calcext:value-type="float">
            <text:p>0,00</text:p>
          </table:table-cell>
          <table:table-cell table:formula="of:=IF([.J48]=0;[.H48];[.J48])" office:value-type="float" office:value="45" calcext:value-type="float">
            <text:p>45,00</text:p>
          </table:table-cell>
          <table:table-cell table:formula="of:=IF([.K48]=0;[.I48];[.K48])" office:value-type="float" office:value="5.16" calcext:value-type="float">
            <text:p>5,16</text:p>
          </table:table-cell>
          <table:table-cell table:number-columns-repeated="7"/>
        </table:table-row>
        <table:table-row table:style-name="ro2">
          <table:table-cell office:value-type="date" office:date-value="2014-02-07" calcext:value-type="date">
            <text:p>7.02.2014</text:p>
          </table:table-cell>
          <table:table-cell office:value-type="float" office:value="35" calcext:value-type="float">
            <text:p>35</text:p>
          </table:table-cell>
          <table:table-cell table:formula="of:=LOOKUP(WEEKDAY([.A49];2);[.$B$1:.$B$7];[.$C$1:.$C$7])" office:value-type="string" office:string-value="piątek" calcext:value-type="string">
            <text:p>piątek</text:p>
          </table:table-cell>
          <table:table-cell table:formula="of:=[.L48]" office:value-type="float" office:value="45" calcext:value-type="float">
            <text:p>45,00</text:p>
          </table:table-cell>
          <table:table-cell table:formula="of:=[.M48]" office:value-type="float" office:value="5.16" calcext:value-type="float">
            <text:p>5,16</text:p>
          </table:table-cell>
          <table:table-cell table:formula="of:=ROUND(IF([.E49]&gt;[.$F$6];IF([.E49]-(([.B49]*[.$G$3])/100)&lt;0;((([.E49]*100)/[.$G$3])*[.$G$2])/100;0);([.$G$2]*([.B49]/2))/100);2)" office:value-type="float" office:value="1.05" calcext:value-type="float">
            <text:p>1,05</text:p>
          </table:table-cell>
          <table:table-cell table:formula="of:=ROUND(IF([.E49]&gt;[.$F$6];IF([.E49]-(([.B49]*[.$G$3])/100)&lt;0;[.E49];([.$G$3]*[.B49])/100);([.$G$3]*([.B49]/2))/100) ;2)" office:value-type="float" office:value="1.58" calcext:value-type="float">
            <text:p>1,58</text:p>
          </table:table-cell>
          <table:table-cell table:formula="of:=[.D49]-[.F49]" office:value-type="float" office:value="43.95" calcext:value-type="float">
            <text:p>43,95</text:p>
          </table:table-cell>
          <table:table-cell table:formula="of:=[.E49]-[.G49]" office:value-type="float" office:value="3.58" calcext:value-type="float">
            <text:p>3,58</text:p>
          </table:table-cell>
          <table:table-cell table:formula="of:=IF([.C49]=[.$L$6];IF([.H49]&lt;[.$N$6];[.$F$2];0);0)" office:value-type="float" office:value="0" calcext:value-type="float">
            <text:p>0,00</text:p>
          </table:table-cell>
          <table:table-cell table:formula="of:=IF([.I49]&lt;5;[.$F$3];0)" office:value-type="float" office:value="30" calcext:value-type="float">
            <text:p>30,00</text:p>
          </table:table-cell>
          <table:table-cell table:formula="of:=IF([.J49]=0;[.H49];[.J49])" office:value-type="float" office:value="43.95" calcext:value-type="float">
            <text:p>43,95</text:p>
          </table:table-cell>
          <table:table-cell table:formula="of:=IF([.K49]=0;[.I49];[.K4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2-08" calcext:value-type="date">
            <text:p>8.02.2014</text:p>
          </table:table-cell>
          <table:table-cell office:value-type="float" office:value="54" calcext:value-type="float">
            <text:p>54</text:p>
          </table:table-cell>
          <table:table-cell table:formula="of:=LOOKUP(WEEKDAY([.A50];2);[.$B$1:.$B$7];[.$C$1:.$C$7])" office:value-type="string" office:string-value="sobota" calcext:value-type="string">
            <text:p>sobota</text:p>
          </table:table-cell>
          <table:table-cell table:formula="of:=[.L49]" office:value-type="float" office:value="43.95" calcext:value-type="float">
            <text:p>43,95</text:p>
          </table:table-cell>
          <table:table-cell table:formula="of:=[.M49]" office:value-type="float" office:value="30" calcext:value-type="float">
            <text:p>30,00</text:p>
          </table:table-cell>
          <table:table-cell table:formula="of:=ROUND(IF([.E50]&gt;[.$F$6];IF([.E50]-(([.B50]*[.$G$3])/100)&lt;0;((([.E50]*100)/[.$G$3])*[.$G$2])/100;0);([.$G$2]*([.B50]/2))/100);2)" office:value-type="float" office:value="0" calcext:value-type="float">
            <text:p>0,00</text:p>
          </table:table-cell>
          <table:table-cell table:formula="of:=ROUND(IF([.E50]&gt;[.$F$6];IF([.E50]-(([.B50]*[.$G$3])/100)&lt;0;[.E50];([.$G$3]*[.B50])/100);([.$G$3]*([.B50]/2))/100) ;2)" office:value-type="float" office:value="4.86" calcext:value-type="float">
            <text:p>4,86</text:p>
          </table:table-cell>
          <table:table-cell table:formula="of:=[.D50]-[.F50]" office:value-type="float" office:value="43.95" calcext:value-type="float">
            <text:p>43,95</text:p>
          </table:table-cell>
          <table:table-cell table:formula="of:=[.E50]-[.G50]" office:value-type="float" office:value="25.14" calcext:value-type="float">
            <text:p>25,14</text:p>
          </table:table-cell>
          <table:table-cell table:formula="of:=IF([.C50]=[.$L$6];IF([.H50]&lt;[.$N$6];[.$F$2];0);0)" office:value-type="float" office:value="0" calcext:value-type="float">
            <text:p>0,00</text:p>
          </table:table-cell>
          <table:table-cell table:formula="of:=IF([.I50]&lt;5;[.$F$3];0)" office:value-type="float" office:value="0" calcext:value-type="float">
            <text:p>0,00</text:p>
          </table:table-cell>
          <table:table-cell table:formula="of:=IF([.J50]=0;[.H50];[.J50])" office:value-type="float" office:value="43.95" calcext:value-type="float">
            <text:p>43,95</text:p>
          </table:table-cell>
          <table:table-cell table:formula="of:=IF([.K50]=0;[.I50];[.K50])" office:value-type="float" office:value="25.14" calcext:value-type="float">
            <text:p>25,14</text:p>
          </table:table-cell>
          <table:table-cell table:number-columns-repeated="7"/>
        </table:table-row>
        <table:table-row table:style-name="ro2">
          <table:table-cell office:value-type="date" office:date-value="2014-02-09" calcext:value-type="date">
            <text:p>9.02.2014</text:p>
          </table:table-cell>
          <table:table-cell office:value-type="float" office:value="57" calcext:value-type="float">
            <text:p>57</text:p>
          </table:table-cell>
          <table:table-cell table:formula="of:=LOOKUP(WEEKDAY([.A51];2);[.$B$1:.$B$7];[.$C$1:.$C$7])" office:value-type="string" office:string-value="niedziela" calcext:value-type="string">
            <text:p>niedziela</text:p>
          </table:table-cell>
          <table:table-cell table:formula="of:=[.L50]" office:value-type="float" office:value="43.95" calcext:value-type="float">
            <text:p>43,95</text:p>
          </table:table-cell>
          <table:table-cell table:formula="of:=[.M50]" office:value-type="float" office:value="25.14" calcext:value-type="float">
            <text:p>25,14</text:p>
          </table:table-cell>
          <table:table-cell table:formula="of:=ROUND(IF([.E51]&gt;[.$F$6];IF([.E51]-(([.B51]*[.$G$3])/100)&lt;0;((([.E51]*100)/[.$G$3])*[.$G$2])/100;0);([.$G$2]*([.B51]/2))/100);2)" office:value-type="float" office:value="0" calcext:value-type="float">
            <text:p>0,00</text:p>
          </table:table-cell>
          <table:table-cell table:formula="of:=ROUND(IF([.E51]&gt;[.$F$6];IF([.E51]-(([.B51]*[.$G$3])/100)&lt;0;[.E51];([.$G$3]*[.B51])/100);([.$G$3]*([.B51]/2))/100) ;2)" office:value-type="float" office:value="5.13" calcext:value-type="float">
            <text:p>5,13</text:p>
          </table:table-cell>
          <table:table-cell table:formula="of:=[.D51]-[.F51]" office:value-type="float" office:value="43.95" calcext:value-type="float">
            <text:p>43,95</text:p>
          </table:table-cell>
          <table:table-cell table:formula="of:=[.E51]-[.G51]" office:value-type="float" office:value="20.01" calcext:value-type="float">
            <text:p>20,01</text:p>
          </table:table-cell>
          <table:table-cell table:formula="of:=IF([.C51]=[.$L$6];IF([.H51]&lt;[.$N$6];[.$F$2];0);0)" office:value-type="float" office:value="0" calcext:value-type="float">
            <text:p>0,00</text:p>
          </table:table-cell>
          <table:table-cell table:formula="of:=IF([.I51]&lt;5;[.$F$3];0)" office:value-type="float" office:value="0" calcext:value-type="float">
            <text:p>0,00</text:p>
          </table:table-cell>
          <table:table-cell table:formula="of:=IF([.J51]=0;[.H51];[.J51])" office:value-type="float" office:value="43.95" calcext:value-type="float">
            <text:p>43,95</text:p>
          </table:table-cell>
          <table:table-cell table:formula="of:=IF([.K51]=0;[.I51];[.K51])" office:value-type="float" office:value="20.01" calcext:value-type="float">
            <text:p>20,01</text:p>
          </table:table-cell>
          <table:table-cell table:number-columns-repeated="7"/>
        </table:table-row>
        <table:table-row table:style-name="ro2">
          <table:table-cell office:value-type="date" office:date-value="2014-02-10" calcext:value-type="date">
            <text:p>10.02.2014</text:p>
          </table:table-cell>
          <table:table-cell office:value-type="float" office:value="147" calcext:value-type="float">
            <text:p>147</text:p>
          </table:table-cell>
          <table:table-cell table:formula="of:=LOOKUP(WEEKDAY([.A52];2);[.$B$1:.$B$7];[.$C$1:.$C$7])" office:value-type="string" office:string-value="poniedziałek" calcext:value-type="string">
            <text:p>poniedziałek</text:p>
          </table:table-cell>
          <table:table-cell table:formula="of:=[.L51]" office:value-type="float" office:value="43.95" calcext:value-type="float">
            <text:p>43,95</text:p>
          </table:table-cell>
          <table:table-cell table:formula="of:=[.M51]" office:value-type="float" office:value="20.01" calcext:value-type="float">
            <text:p>20,01</text:p>
          </table:table-cell>
          <table:table-cell table:formula="of:=ROUND(IF([.E52]&gt;[.$F$6];IF([.E52]-(([.B52]*[.$G$3])/100)&lt;0;((([.E52]*100)/[.$G$3])*[.$G$2])/100;0);([.$G$2]*([.B52]/2))/100);2)" office:value-type="float" office:value="0" calcext:value-type="float">
            <text:p>0,00</text:p>
          </table:table-cell>
          <table:table-cell table:formula="of:=ROUND(IF([.E52]&gt;[.$F$6];IF([.E52]-(([.B52]*[.$G$3])/100)&lt;0;[.E52];([.$G$3]*[.B52])/100);([.$G$3]*([.B52]/2))/100) ;2)" office:value-type="float" office:value="13.23" calcext:value-type="float">
            <text:p>13,23</text:p>
          </table:table-cell>
          <table:table-cell table:formula="of:=[.D52]-[.F52]" office:value-type="float" office:value="43.95" calcext:value-type="float">
            <text:p>43,95</text:p>
          </table:table-cell>
          <table:table-cell table:formula="of:=[.E52]-[.G52]" office:value-type="float" office:value="6.78" calcext:value-type="float">
            <text:p>6,78</text:p>
          </table:table-cell>
          <table:table-cell table:formula="of:=IF([.C52]=[.$L$6];IF([.H52]&lt;[.$N$6];[.$F$2];0);0)" office:value-type="float" office:value="0" calcext:value-type="float">
            <text:p>0,00</text:p>
          </table:table-cell>
          <table:table-cell table:formula="of:=IF([.I52]&lt;5;[.$F$3];0)" office:value-type="float" office:value="0" calcext:value-type="float">
            <text:p>0,00</text:p>
          </table:table-cell>
          <table:table-cell table:formula="of:=IF([.J52]=0;[.H52];[.J52])" office:value-type="float" office:value="43.95" calcext:value-type="float">
            <text:p>43,95</text:p>
          </table:table-cell>
          <table:table-cell table:formula="of:=IF([.K52]=0;[.I52];[.K52])" office:value-type="float" office:value="6.78" calcext:value-type="float">
            <text:p>6,78</text:p>
          </table:table-cell>
          <table:table-cell table:number-columns-repeated="7"/>
        </table:table-row>
        <table:table-row table:style-name="ro2">
          <table:table-cell office:value-type="date" office:date-value="2014-02-11" calcext:value-type="date">
            <text:p>11.02.2014</text:p>
          </table:table-cell>
          <table:table-cell office:value-type="float" office:value="144" calcext:value-type="float">
            <text:p>144</text:p>
          </table:table-cell>
          <table:table-cell table:formula="of:=LOOKUP(WEEKDAY([.A53];2);[.$B$1:.$B$7];[.$C$1:.$C$7])" office:value-type="string" office:string-value="wtorek" calcext:value-type="string">
            <text:p>wtorek</text:p>
          </table:table-cell>
          <table:table-cell table:formula="of:=[.L52]" office:value-type="float" office:value="43.95" calcext:value-type="float">
            <text:p>43,95</text:p>
          </table:table-cell>
          <table:table-cell table:formula="of:=[.M52]" office:value-type="float" office:value="6.78" calcext:value-type="float">
            <text:p>6,78</text:p>
          </table:table-cell>
          <table:table-cell table:formula="of:=ROUND(IF([.E53]&gt;[.$F$6];IF([.E53]-(([.B53]*[.$G$3])/100)&lt;0;((([.E53]*100)/[.$G$3])*[.$G$2])/100;0);([.$G$2]*([.B53]/2))/100);2)" office:value-type="float" office:value="4.32" calcext:value-type="float">
            <text:p>4,32</text:p>
          </table:table-cell>
          <table:table-cell table:formula="of:=ROUND(IF([.E53]&gt;[.$F$6];IF([.E53]-(([.B53]*[.$G$3])/100)&lt;0;[.E53];([.$G$3]*[.B53])/100);([.$G$3]*([.B53]/2))/100) ;2)" office:value-type="float" office:value="6.48" calcext:value-type="float">
            <text:p>6,48</text:p>
          </table:table-cell>
          <table:table-cell table:formula="of:=[.D53]-[.F53]" office:value-type="float" office:value="39.63" calcext:value-type="float">
            <text:p>39,63</text:p>
          </table:table-cell>
          <table:table-cell table:formula="of:=[.E53]-[.G53]" office:value-type="float" office:value="0.300000000000001" calcext:value-type="float">
            <text:p>0,30</text:p>
          </table:table-cell>
          <table:table-cell table:formula="of:=IF([.C53]=[.$L$6];IF([.H53]&lt;[.$N$6];[.$F$2];0);0)" office:value-type="float" office:value="0" calcext:value-type="float">
            <text:p>0,00</text:p>
          </table:table-cell>
          <table:table-cell table:formula="of:=IF([.I53]&lt;5;[.$F$3];0)" office:value-type="float" office:value="30" calcext:value-type="float">
            <text:p>30,00</text:p>
          </table:table-cell>
          <table:table-cell table:formula="of:=IF([.J53]=0;[.H53];[.J53])" office:value-type="float" office:value="39.63" calcext:value-type="float">
            <text:p>39,63</text:p>
          </table:table-cell>
          <table:table-cell table:formula="of:=IF([.K53]=0;[.I53];[.K5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2-12" calcext:value-type="date">
            <text:p>12.02.2014</text:p>
          </table:table-cell>
          <table:table-cell office:value-type="float" office:value="50" calcext:value-type="float">
            <text:p>50</text:p>
          </table:table-cell>
          <table:table-cell table:formula="of:=LOOKUP(WEEKDAY([.A54];2);[.$B$1:.$B$7];[.$C$1:.$C$7])" office:value-type="string" office:string-value="środa" calcext:value-type="string">
            <text:p>środa</text:p>
          </table:table-cell>
          <table:table-cell table:formula="of:=[.L53]" office:value-type="float" office:value="39.63" calcext:value-type="float">
            <text:p>39,63</text:p>
          </table:table-cell>
          <table:table-cell table:formula="of:=[.M53]" office:value-type="float" office:value="30" calcext:value-type="float">
            <text:p>30,00</text:p>
          </table:table-cell>
          <table:table-cell table:formula="of:=ROUND(IF([.E54]&gt;[.$F$6];IF([.E54]-(([.B54]*[.$G$3])/100)&lt;0;((([.E54]*100)/[.$G$3])*[.$G$2])/100;0);([.$G$2]*([.B54]/2))/100);2)" office:value-type="float" office:value="0" calcext:value-type="float">
            <text:p>0,00</text:p>
          </table:table-cell>
          <table:table-cell table:formula="of:=ROUND(IF([.E54]&gt;[.$F$6];IF([.E54]-(([.B54]*[.$G$3])/100)&lt;0;[.E54];([.$G$3]*[.B54])/100);([.$G$3]*([.B54]/2))/100) ;2)" office:value-type="float" office:value="4.5" calcext:value-type="float">
            <text:p>4,50</text:p>
          </table:table-cell>
          <table:table-cell table:formula="of:=[.D54]-[.F54]" office:value-type="float" office:value="39.63" calcext:value-type="float">
            <text:p>39,63</text:p>
          </table:table-cell>
          <table:table-cell table:formula="of:=[.E54]-[.G54]" office:value-type="float" office:value="25.5" calcext:value-type="float">
            <text:p>25,50</text:p>
          </table:table-cell>
          <table:table-cell table:formula="of:=IF([.C54]=[.$L$6];IF([.H54]&lt;[.$N$6];[.$F$2];0);0)" office:value-type="float" office:value="0" calcext:value-type="float">
            <text:p>0,00</text:p>
          </table:table-cell>
          <table:table-cell table:formula="of:=IF([.I54]&lt;5;[.$F$3];0)" office:value-type="float" office:value="0" calcext:value-type="float">
            <text:p>0,00</text:p>
          </table:table-cell>
          <table:table-cell table:formula="of:=IF([.J54]=0;[.H54];[.J54])" office:value-type="float" office:value="39.63" calcext:value-type="float">
            <text:p>39,63</text:p>
          </table:table-cell>
          <table:table-cell table:formula="of:=IF([.K54]=0;[.I54];[.K54])" office:value-type="float" office:value="25.5" calcext:value-type="float">
            <text:p>25,50</text:p>
          </table:table-cell>
          <table:table-cell table:number-columns-repeated="7"/>
        </table:table-row>
        <table:table-row table:style-name="ro2">
          <table:table-cell office:value-type="date" office:date-value="2014-02-13" calcext:value-type="date">
            <text:p>13.02.2014</text:p>
          </table:table-cell>
          <table:table-cell office:value-type="float" office:value="129" calcext:value-type="float">
            <text:p>129</text:p>
          </table:table-cell>
          <table:table-cell table:formula="of:=LOOKUP(WEEKDAY([.A55];2);[.$B$1:.$B$7];[.$C$1:.$C$7])" office:value-type="string" office:string-value="czwartek" calcext:value-type="string">
            <text:p>czwartek</text:p>
          </table:table-cell>
          <table:table-cell table:formula="of:=[.L54]" office:value-type="float" office:value="39.63" calcext:value-type="float">
            <text:p>39,63</text:p>
          </table:table-cell>
          <table:table-cell table:formula="of:=[.M54]" office:value-type="float" office:value="25.5" calcext:value-type="float">
            <text:p>25,50</text:p>
          </table:table-cell>
          <table:table-cell table:formula="of:=ROUND(IF([.E55]&gt;[.$F$6];IF([.E55]-(([.B55]*[.$G$3])/100)&lt;0;((([.E55]*100)/[.$G$3])*[.$G$2])/100;0);([.$G$2]*([.B55]/2))/100);2)" office:value-type="float" office:value="0" calcext:value-type="float">
            <text:p>0,00</text:p>
          </table:table-cell>
          <table:table-cell table:formula="of:=ROUND(IF([.E55]&gt;[.$F$6];IF([.E55]-(([.B55]*[.$G$3])/100)&lt;0;[.E55];([.$G$3]*[.B55])/100);([.$G$3]*([.B55]/2))/100) ;2)" office:value-type="float" office:value="11.61" calcext:value-type="float">
            <text:p>11,61</text:p>
          </table:table-cell>
          <table:table-cell table:formula="of:=[.D55]-[.F55]" office:value-type="float" office:value="39.63" calcext:value-type="float">
            <text:p>39,63</text:p>
          </table:table-cell>
          <table:table-cell table:formula="of:=[.E55]-[.G55]" office:value-type="float" office:value="13.89" calcext:value-type="float">
            <text:p>13,89</text:p>
          </table:table-cell>
          <table:table-cell table:formula="of:=IF([.C55]=[.$L$6];IF([.H55]&lt;[.$N$6];[.$F$2];0);0)" office:value-type="float" office:value="45" calcext:value-type="float">
            <text:p>45,00</text:p>
          </table:table-cell>
          <table:table-cell table:formula="of:=IF([.I55]&lt;5;[.$F$3];0)" office:value-type="float" office:value="0" calcext:value-type="float">
            <text:p>0,00</text:p>
          </table:table-cell>
          <table:table-cell table:formula="of:=IF([.J55]=0;[.H55];[.J55])" office:value-type="float" office:value="45" calcext:value-type="float">
            <text:p>45,00</text:p>
          </table:table-cell>
          <table:table-cell table:formula="of:=IF([.K55]=0;[.I55];[.K55])" office:value-type="float" office:value="13.89" calcext:value-type="float">
            <text:p>13,89</text:p>
          </table:table-cell>
          <table:table-cell table:number-columns-repeated="7"/>
        </table:table-row>
        <table:table-row table:style-name="ro2">
          <table:table-cell office:value-type="date" office:date-value="2014-02-14" calcext:value-type="date">
            <text:p>14.02.2014</text:p>
          </table:table-cell>
          <table:table-cell office:value-type="float" office:value="71" calcext:value-type="float">
            <text:p>71</text:p>
          </table:table-cell>
          <table:table-cell table:formula="of:=LOOKUP(WEEKDAY([.A56];2);[.$B$1:.$B$7];[.$C$1:.$C$7])" office:value-type="string" office:string-value="piątek" calcext:value-type="string">
            <text:p>piątek</text:p>
          </table:table-cell>
          <table:table-cell table:formula="of:=[.L55]" office:value-type="float" office:value="45" calcext:value-type="float">
            <text:p>45,00</text:p>
          </table:table-cell>
          <table:table-cell table:formula="of:=[.M55]" office:value-type="float" office:value="13.89" calcext:value-type="float">
            <text:p>13,89</text:p>
          </table:table-cell>
          <table:table-cell table:formula="of:=ROUND(IF([.E56]&gt;[.$F$6];IF([.E56]-(([.B56]*[.$G$3])/100)&lt;0;((([.E56]*100)/[.$G$3])*[.$G$2])/100;0);([.$G$2]*([.B56]/2))/100);2)" office:value-type="float" office:value="2.13" calcext:value-type="float">
            <text:p>2,13</text:p>
          </table:table-cell>
          <table:table-cell table:formula="of:=ROUND(IF([.E56]&gt;[.$F$6];IF([.E56]-(([.B56]*[.$G$3])/100)&lt;0;[.E56];([.$G$3]*[.B56])/100);([.$G$3]*([.B56]/2))/100) ;2)" office:value-type="float" office:value="3.2" calcext:value-type="float">
            <text:p>3,20</text:p>
          </table:table-cell>
          <table:table-cell table:formula="of:=[.D56]-[.F56]" office:value-type="float" office:value="42.87" calcext:value-type="float">
            <text:p>42,87</text:p>
          </table:table-cell>
          <table:table-cell table:formula="of:=[.E56]-[.G56]" office:value-type="float" office:value="10.69" calcext:value-type="float">
            <text:p>10,69</text:p>
          </table:table-cell>
          <table:table-cell table:formula="of:=IF([.C56]=[.$L$6];IF([.H56]&lt;[.$N$6];[.$F$2];0);0)" office:value-type="float" office:value="0" calcext:value-type="float">
            <text:p>0,00</text:p>
          </table:table-cell>
          <table:table-cell table:formula="of:=IF([.I56]&lt;5;[.$F$3];0)" office:value-type="float" office:value="0" calcext:value-type="float">
            <text:p>0,00</text:p>
          </table:table-cell>
          <table:table-cell table:formula="of:=IF([.J56]=0;[.H56];[.J56])" office:value-type="float" office:value="42.87" calcext:value-type="float">
            <text:p>42,87</text:p>
          </table:table-cell>
          <table:table-cell table:formula="of:=IF([.K56]=0;[.I56];[.K56])" office:value-type="float" office:value="10.69" calcext:value-type="float">
            <text:p>10,69</text:p>
          </table:table-cell>
          <table:table-cell table:number-columns-repeated="7"/>
        </table:table-row>
        <table:table-row table:style-name="ro2">
          <table:table-cell office:value-type="date" office:date-value="2014-02-15" calcext:value-type="date">
            <text:p>15.02.2014</text:p>
          </table:table-cell>
          <table:table-cell office:value-type="float" office:value="125" calcext:value-type="float">
            <text:p>125</text:p>
          </table:table-cell>
          <table:table-cell table:formula="of:=LOOKUP(WEEKDAY([.A57];2);[.$B$1:.$B$7];[.$C$1:.$C$7])" office:value-type="string" office:string-value="sobota" calcext:value-type="string">
            <text:p>sobota</text:p>
          </table:table-cell>
          <table:table-cell table:formula="of:=[.L56]" office:value-type="float" office:value="42.87" calcext:value-type="float">
            <text:p>42,87</text:p>
          </table:table-cell>
          <table:table-cell table:formula="of:=[.M56]" office:value-type="float" office:value="10.69" calcext:value-type="float">
            <text:p>10,69</text:p>
          </table:table-cell>
          <table:table-cell table:formula="of:=ROUND(IF([.E57]&gt;[.$F$6];IF([.E57]-(([.B57]*[.$G$3])/100)&lt;0;((([.E57]*100)/[.$G$3])*[.$G$2])/100;0);([.$G$2]*([.B57]/2))/100);2)" office:value-type="float" office:value="3.75" calcext:value-type="float">
            <text:p>3,75</text:p>
          </table:table-cell>
          <table:table-cell table:formula="of:=ROUND(IF([.E57]&gt;[.$F$6];IF([.E57]-(([.B57]*[.$G$3])/100)&lt;0;[.E57];([.$G$3]*[.B57])/100);([.$G$3]*([.B57]/2))/100) ;2)" office:value-type="float" office:value="5.63" calcext:value-type="float">
            <text:p>5,63</text:p>
          </table:table-cell>
          <table:table-cell table:formula="of:=[.D57]-[.F57]" office:value-type="float" office:value="39.12" calcext:value-type="float">
            <text:p>39,12</text:p>
          </table:table-cell>
          <table:table-cell table:formula="of:=[.E57]-[.G57]" office:value-type="float" office:value="5.06" calcext:value-type="float">
            <text:p>5,06</text:p>
          </table:table-cell>
          <table:table-cell table:formula="of:=IF([.C57]=[.$L$6];IF([.H57]&lt;[.$N$6];[.$F$2];0);0)" office:value-type="float" office:value="0" calcext:value-type="float">
            <text:p>0,00</text:p>
          </table:table-cell>
          <table:table-cell table:formula="of:=IF([.I57]&lt;5;[.$F$3];0)" office:value-type="float" office:value="0" calcext:value-type="float">
            <text:p>0,00</text:p>
          </table:table-cell>
          <table:table-cell table:formula="of:=IF([.J57]=0;[.H57];[.J57])" office:value-type="float" office:value="39.12" calcext:value-type="float">
            <text:p>39,12</text:p>
          </table:table-cell>
          <table:table-cell table:formula="of:=IF([.K57]=0;[.I57];[.K57])" office:value-type="float" office:value="5.06" calcext:value-type="float">
            <text:p>5,06</text:p>
          </table:table-cell>
          <table:table-cell table:number-columns-repeated="7"/>
        </table:table-row>
        <table:table-row table:style-name="ro2">
          <table:table-cell office:value-type="date" office:date-value="2014-02-16" calcext:value-type="date">
            <text:p>16.02.2014</text:p>
          </table:table-cell>
          <table:table-cell office:value-type="float" office:value="97" calcext:value-type="float">
            <text:p>97</text:p>
          </table:table-cell>
          <table:table-cell table:formula="of:=LOOKUP(WEEKDAY([.A58];2);[.$B$1:.$B$7];[.$C$1:.$C$7])" office:value-type="string" office:string-value="niedziela" calcext:value-type="string">
            <text:p>niedziela</text:p>
          </table:table-cell>
          <table:table-cell table:formula="of:=[.L57]" office:value-type="float" office:value="39.12" calcext:value-type="float">
            <text:p>39,12</text:p>
          </table:table-cell>
          <table:table-cell table:formula="of:=[.M57]" office:value-type="float" office:value="5.06" calcext:value-type="float">
            <text:p>5,06</text:p>
          </table:table-cell>
          <table:table-cell table:formula="of:=ROUND(IF([.E58]&gt;[.$F$6];IF([.E58]-(([.B58]*[.$G$3])/100)&lt;0;((([.E58]*100)/[.$G$3])*[.$G$2])/100;0);([.$G$2]*([.B58]/2))/100);2)" office:value-type="float" office:value="2.91" calcext:value-type="float">
            <text:p>2,91</text:p>
          </table:table-cell>
          <table:table-cell table:formula="of:=ROUND(IF([.E58]&gt;[.$F$6];IF([.E58]-(([.B58]*[.$G$3])/100)&lt;0;[.E58];([.$G$3]*[.B58])/100);([.$G$3]*([.B58]/2))/100) ;2)" office:value-type="float" office:value="4.37" calcext:value-type="float">
            <text:p>4,37</text:p>
          </table:table-cell>
          <table:table-cell table:formula="of:=[.D58]-[.F58]" office:value-type="float" office:value="36.21" calcext:value-type="float">
            <text:p>36,21</text:p>
          </table:table-cell>
          <table:table-cell table:formula="of:=[.E58]-[.G58]" office:value-type="float" office:value="0.690000000000001" calcext:value-type="float">
            <text:p>0,69</text:p>
          </table:table-cell>
          <table:table-cell table:formula="of:=IF([.C58]=[.$L$6];IF([.H58]&lt;[.$N$6];[.$F$2];0);0)" office:value-type="float" office:value="0" calcext:value-type="float">
            <text:p>0,00</text:p>
          </table:table-cell>
          <table:table-cell table:formula="of:=IF([.I58]&lt;5;[.$F$3];0)" office:value-type="float" office:value="30" calcext:value-type="float">
            <text:p>30,00</text:p>
          </table:table-cell>
          <table:table-cell table:formula="of:=IF([.J58]=0;[.H58];[.J58])" office:value-type="float" office:value="36.21" calcext:value-type="float">
            <text:p>36,21</text:p>
          </table:table-cell>
          <table:table-cell table:formula="of:=IF([.K58]=0;[.I58];[.K58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2-17" calcext:value-type="date">
            <text:p>17.02.2014</text:p>
          </table:table-cell>
          <table:table-cell office:value-type="float" office:value="104" calcext:value-type="float">
            <text:p>104</text:p>
          </table:table-cell>
          <table:table-cell table:formula="of:=LOOKUP(WEEKDAY([.A59];2);[.$B$1:.$B$7];[.$C$1:.$C$7])" office:value-type="string" office:string-value="poniedziałek" calcext:value-type="string">
            <text:p>poniedziałek</text:p>
          </table:table-cell>
          <table:table-cell table:formula="of:=[.L58]" office:value-type="float" office:value="36.21" calcext:value-type="float">
            <text:p>36,21</text:p>
          </table:table-cell>
          <table:table-cell table:formula="of:=[.M58]" office:value-type="float" office:value="30" calcext:value-type="float">
            <text:p>30,00</text:p>
          </table:table-cell>
          <table:table-cell table:formula="of:=ROUND(IF([.E59]&gt;[.$F$6];IF([.E59]-(([.B59]*[.$G$3])/100)&lt;0;((([.E59]*100)/[.$G$3])*[.$G$2])/100;0);([.$G$2]*([.B59]/2))/100);2)" office:value-type="float" office:value="0" calcext:value-type="float">
            <text:p>0,00</text:p>
          </table:table-cell>
          <table:table-cell table:formula="of:=ROUND(IF([.E59]&gt;[.$F$6];IF([.E59]-(([.B59]*[.$G$3])/100)&lt;0;[.E59];([.$G$3]*[.B59])/100);([.$G$3]*([.B59]/2))/100) ;2)" office:value-type="float" office:value="9.36" calcext:value-type="float">
            <text:p>9,36</text:p>
          </table:table-cell>
          <table:table-cell table:formula="of:=[.D59]-[.F59]" office:value-type="float" office:value="36.21" calcext:value-type="float">
            <text:p>36,21</text:p>
          </table:table-cell>
          <table:table-cell table:formula="of:=[.E59]-[.G59]" office:value-type="float" office:value="20.64" calcext:value-type="float">
            <text:p>20,64</text:p>
          </table:table-cell>
          <table:table-cell table:formula="of:=IF([.C59]=[.$L$6];IF([.H59]&lt;[.$N$6];[.$F$2];0);0)" office:value-type="float" office:value="0" calcext:value-type="float">
            <text:p>0,00</text:p>
          </table:table-cell>
          <table:table-cell table:formula="of:=IF([.I59]&lt;5;[.$F$3];0)" office:value-type="float" office:value="0" calcext:value-type="float">
            <text:p>0,00</text:p>
          </table:table-cell>
          <table:table-cell table:formula="of:=IF([.J59]=0;[.H59];[.J59])" office:value-type="float" office:value="36.21" calcext:value-type="float">
            <text:p>36,21</text:p>
          </table:table-cell>
          <table:table-cell table:formula="of:=IF([.K59]=0;[.I59];[.K59])" office:value-type="float" office:value="20.64" calcext:value-type="float">
            <text:p>20,64</text:p>
          </table:table-cell>
          <table:table-cell table:number-columns-repeated="7"/>
        </table:table-row>
        <table:table-row table:style-name="ro2">
          <table:table-cell office:value-type="date" office:date-value="2014-02-18" calcext:value-type="date">
            <text:p>18.02.2014</text:p>
          </table:table-cell>
          <table:table-cell office:value-type="float" office:value="108" calcext:value-type="float">
            <text:p>108</text:p>
          </table:table-cell>
          <table:table-cell table:formula="of:=LOOKUP(WEEKDAY([.A60];2);[.$B$1:.$B$7];[.$C$1:.$C$7])" office:value-type="string" office:string-value="wtorek" calcext:value-type="string">
            <text:p>wtorek</text:p>
          </table:table-cell>
          <table:table-cell table:formula="of:=[.L59]" office:value-type="float" office:value="36.21" calcext:value-type="float">
            <text:p>36,21</text:p>
          </table:table-cell>
          <table:table-cell table:formula="of:=[.M59]" office:value-type="float" office:value="20.64" calcext:value-type="float">
            <text:p>20,64</text:p>
          </table:table-cell>
          <table:table-cell table:formula="of:=ROUND(IF([.E60]&gt;[.$F$6];IF([.E60]-(([.B60]*[.$G$3])/100)&lt;0;((([.E60]*100)/[.$G$3])*[.$G$2])/100;0);([.$G$2]*([.B60]/2))/100);2)" office:value-type="float" office:value="0" calcext:value-type="float">
            <text:p>0,00</text:p>
          </table:table-cell>
          <table:table-cell table:formula="of:=ROUND(IF([.E60]&gt;[.$F$6];IF([.E60]-(([.B60]*[.$G$3])/100)&lt;0;[.E60];([.$G$3]*[.B60])/100);([.$G$3]*([.B60]/2))/100) ;2)" office:value-type="float" office:value="9.72" calcext:value-type="float">
            <text:p>9,72</text:p>
          </table:table-cell>
          <table:table-cell table:formula="of:=[.D60]-[.F60]" office:value-type="float" office:value="36.21" calcext:value-type="float">
            <text:p>36,21</text:p>
          </table:table-cell>
          <table:table-cell table:formula="of:=[.E60]-[.G60]" office:value-type="float" office:value="10.92" calcext:value-type="float">
            <text:p>10,92</text:p>
          </table:table-cell>
          <table:table-cell table:formula="of:=IF([.C60]=[.$L$6];IF([.H60]&lt;[.$N$6];[.$F$2];0);0)" office:value-type="float" office:value="0" calcext:value-type="float">
            <text:p>0,00</text:p>
          </table:table-cell>
          <table:table-cell table:formula="of:=IF([.I60]&lt;5;[.$F$3];0)" office:value-type="float" office:value="0" calcext:value-type="float">
            <text:p>0,00</text:p>
          </table:table-cell>
          <table:table-cell table:formula="of:=IF([.J60]=0;[.H60];[.J60])" office:value-type="float" office:value="36.21" calcext:value-type="float">
            <text:p>36,21</text:p>
          </table:table-cell>
          <table:table-cell table:formula="of:=IF([.K60]=0;[.I60];[.K60])" office:value-type="float" office:value="10.92" calcext:value-type="float">
            <text:p>10,92</text:p>
          </table:table-cell>
          <table:table-cell table:number-columns-repeated="7"/>
        </table:table-row>
        <table:table-row table:style-name="ro2">
          <table:table-cell office:value-type="date" office:date-value="2014-02-19" calcext:value-type="date">
            <text:p>19.02.2014</text:p>
          </table:table-cell>
          <table:table-cell office:value-type="float" office:value="61" calcext:value-type="float">
            <text:p>61</text:p>
          </table:table-cell>
          <table:table-cell table:formula="of:=LOOKUP(WEEKDAY([.A61];2);[.$B$1:.$B$7];[.$C$1:.$C$7])" office:value-type="string" office:string-value="środa" calcext:value-type="string">
            <text:p>środa</text:p>
          </table:table-cell>
          <table:table-cell table:formula="of:=[.L60]" office:value-type="float" office:value="36.21" calcext:value-type="float">
            <text:p>36,21</text:p>
          </table:table-cell>
          <table:table-cell table:formula="of:=[.M60]" office:value-type="float" office:value="10.92" calcext:value-type="float">
            <text:p>10,92</text:p>
          </table:table-cell>
          <table:table-cell table:formula="of:=ROUND(IF([.E61]&gt;[.$F$6];IF([.E61]-(([.B61]*[.$G$3])/100)&lt;0;((([.E61]*100)/[.$G$3])*[.$G$2])/100;0);([.$G$2]*([.B61]/2))/100);2)" office:value-type="float" office:value="1.83" calcext:value-type="float">
            <text:p>1,83</text:p>
          </table:table-cell>
          <table:table-cell table:formula="of:=ROUND(IF([.E61]&gt;[.$F$6];IF([.E61]-(([.B61]*[.$G$3])/100)&lt;0;[.E61];([.$G$3]*[.B61])/100);([.$G$3]*([.B61]/2))/100) ;2)" office:value-type="float" office:value="2.75" calcext:value-type="float">
            <text:p>2,75</text:p>
          </table:table-cell>
          <table:table-cell table:formula="of:=[.D61]-[.F61]" office:value-type="float" office:value="34.38" calcext:value-type="float">
            <text:p>34,38</text:p>
          </table:table-cell>
          <table:table-cell table:formula="of:=[.E61]-[.G61]" office:value-type="float" office:value="8.17" calcext:value-type="float">
            <text:p>8,17</text:p>
          </table:table-cell>
          <table:table-cell table:formula="of:=IF([.C61]=[.$L$6];IF([.H61]&lt;[.$N$6];[.$F$2];0);0)" office:value-type="float" office:value="0" calcext:value-type="float">
            <text:p>0,00</text:p>
          </table:table-cell>
          <table:table-cell table:formula="of:=IF([.I61]&lt;5;[.$F$3];0)" office:value-type="float" office:value="0" calcext:value-type="float">
            <text:p>0,00</text:p>
          </table:table-cell>
          <table:table-cell table:formula="of:=IF([.J61]=0;[.H61];[.J61])" office:value-type="float" office:value="34.38" calcext:value-type="float">
            <text:p>34,38</text:p>
          </table:table-cell>
          <table:table-cell table:formula="of:=IF([.K61]=0;[.I61];[.K61])" office:value-type="float" office:value="8.17" calcext:value-type="float">
            <text:p>8,17</text:p>
          </table:table-cell>
          <table:table-cell table:number-columns-repeated="7"/>
        </table:table-row>
        <table:table-row table:style-name="ro2">
          <table:table-cell office:value-type="date" office:date-value="2014-02-20" calcext:value-type="date">
            <text:p>20.02.2014</text:p>
          </table:table-cell>
          <table:table-cell office:value-type="float" office:value="35" calcext:value-type="float">
            <text:p>35</text:p>
          </table:table-cell>
          <table:table-cell table:formula="of:=LOOKUP(WEEKDAY([.A62];2);[.$B$1:.$B$7];[.$C$1:.$C$7])" office:value-type="string" office:string-value="czwartek" calcext:value-type="string">
            <text:p>czwartek</text:p>
          </table:table-cell>
          <table:table-cell table:formula="of:=[.L61]" office:value-type="float" office:value="34.38" calcext:value-type="float">
            <text:p>34,38</text:p>
          </table:table-cell>
          <table:table-cell table:formula="of:=[.M61]" office:value-type="float" office:value="8.17" calcext:value-type="float">
            <text:p>8,17</text:p>
          </table:table-cell>
          <table:table-cell table:formula="of:=ROUND(IF([.E62]&gt;[.$F$6];IF([.E62]-(([.B62]*[.$G$3])/100)&lt;0;((([.E62]*100)/[.$G$3])*[.$G$2])/100;0);([.$G$2]*([.B62]/2))/100);2)" office:value-type="float" office:value="1.05" calcext:value-type="float">
            <text:p>1,05</text:p>
          </table:table-cell>
          <table:table-cell table:formula="of:=ROUND(IF([.E62]&gt;[.$F$6];IF([.E62]-(([.B62]*[.$G$3])/100)&lt;0;[.E62];([.$G$3]*[.B62])/100);([.$G$3]*([.B62]/2))/100) ;2)" office:value-type="float" office:value="1.58" calcext:value-type="float">
            <text:p>1,58</text:p>
          </table:table-cell>
          <table:table-cell table:formula="of:=[.D62]-[.F62]" office:value-type="float" office:value="33.33" calcext:value-type="float">
            <text:p>33,33</text:p>
          </table:table-cell>
          <table:table-cell table:formula="of:=[.E62]-[.G62]" office:value-type="float" office:value="6.59" calcext:value-type="float">
            <text:p>6,59</text:p>
          </table:table-cell>
          <table:table-cell table:formula="of:=IF([.C62]=[.$L$6];IF([.H62]&lt;[.$N$6];[.$F$2];0);0)" office:value-type="float" office:value="45" calcext:value-type="float">
            <text:p>45,00</text:p>
          </table:table-cell>
          <table:table-cell table:formula="of:=IF([.I62]&lt;5;[.$F$3];0)" office:value-type="float" office:value="0" calcext:value-type="float">
            <text:p>0,00</text:p>
          </table:table-cell>
          <table:table-cell table:formula="of:=IF([.J62]=0;[.H62];[.J62])" office:value-type="float" office:value="45" calcext:value-type="float">
            <text:p>45,00</text:p>
          </table:table-cell>
          <table:table-cell table:formula="of:=IF([.K62]=0;[.I62];[.K62])" office:value-type="float" office:value="6.59" calcext:value-type="float">
            <text:p>6,59</text:p>
          </table:table-cell>
          <table:table-cell table:number-columns-repeated="7"/>
        </table:table-row>
        <table:table-row table:style-name="ro2">
          <table:table-cell office:value-type="date" office:date-value="2014-02-21" calcext:value-type="date">
            <text:p>21.02.2014</text:p>
          </table:table-cell>
          <table:table-cell office:value-type="float" office:value="40" calcext:value-type="float">
            <text:p>40</text:p>
          </table:table-cell>
          <table:table-cell table:formula="of:=LOOKUP(WEEKDAY([.A63];2);[.$B$1:.$B$7];[.$C$1:.$C$7])" office:value-type="string" office:string-value="piątek" calcext:value-type="string">
            <text:p>piątek</text:p>
          </table:table-cell>
          <table:table-cell table:formula="of:=[.L62]" office:value-type="float" office:value="45" calcext:value-type="float">
            <text:p>45,00</text:p>
          </table:table-cell>
          <table:table-cell table:formula="of:=[.M62]" office:value-type="float" office:value="6.59" calcext:value-type="float">
            <text:p>6,59</text:p>
          </table:table-cell>
          <table:table-cell table:formula="of:=ROUND(IF([.E63]&gt;[.$F$6];IF([.E63]-(([.B63]*[.$G$3])/100)&lt;0;((([.E63]*100)/[.$G$3])*[.$G$2])/100;0);([.$G$2]*([.B63]/2))/100);2)" office:value-type="float" office:value="1.2" calcext:value-type="float">
            <text:p>1,20</text:p>
          </table:table-cell>
          <table:table-cell table:formula="of:=ROUND(IF([.E63]&gt;[.$F$6];IF([.E63]-(([.B63]*[.$G$3])/100)&lt;0;[.E63];([.$G$3]*[.B63])/100);([.$G$3]*([.B63]/2))/100) ;2)" office:value-type="float" office:value="1.8" calcext:value-type="float">
            <text:p>1,80</text:p>
          </table:table-cell>
          <table:table-cell table:formula="of:=[.D63]-[.F63]" office:value-type="float" office:value="43.8" calcext:value-type="float">
            <text:p>43,80</text:p>
          </table:table-cell>
          <table:table-cell table:formula="of:=[.E63]-[.G63]" office:value-type="float" office:value="4.79" calcext:value-type="float">
            <text:p>4,79</text:p>
          </table:table-cell>
          <table:table-cell table:formula="of:=IF([.C63]=[.$L$6];IF([.H63]&lt;[.$N$6];[.$F$2];0);0)" office:value-type="float" office:value="0" calcext:value-type="float">
            <text:p>0,00</text:p>
          </table:table-cell>
          <table:table-cell table:formula="of:=IF([.I63]&lt;5;[.$F$3];0)" office:value-type="float" office:value="30" calcext:value-type="float">
            <text:p>30,00</text:p>
          </table:table-cell>
          <table:table-cell table:formula="of:=IF([.J63]=0;[.H63];[.J63])" office:value-type="float" office:value="43.8" calcext:value-type="float">
            <text:p>43,80</text:p>
          </table:table-cell>
          <table:table-cell table:formula="of:=IF([.K63]=0;[.I63];[.K6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2-22" calcext:value-type="date">
            <text:p>22.02.2014</text:p>
          </table:table-cell>
          <table:table-cell office:value-type="float" office:value="23" calcext:value-type="float">
            <text:p>23</text:p>
          </table:table-cell>
          <table:table-cell table:formula="of:=LOOKUP(WEEKDAY([.A64];2);[.$B$1:.$B$7];[.$C$1:.$C$7])" office:value-type="string" office:string-value="sobota" calcext:value-type="string">
            <text:p>sobota</text:p>
          </table:table-cell>
          <table:table-cell table:formula="of:=[.L63]" office:value-type="float" office:value="43.8" calcext:value-type="float">
            <text:p>43,80</text:p>
          </table:table-cell>
          <table:table-cell table:formula="of:=[.M63]" office:value-type="float" office:value="30" calcext:value-type="float">
            <text:p>30,00</text:p>
          </table:table-cell>
          <table:table-cell table:formula="of:=ROUND(IF([.E64]&gt;[.$F$6];IF([.E64]-(([.B64]*[.$G$3])/100)&lt;0;((([.E64]*100)/[.$G$3])*[.$G$2])/100;0);([.$G$2]*([.B64]/2))/100);2)" office:value-type="float" office:value="0" calcext:value-type="float">
            <text:p>0,00</text:p>
          </table:table-cell>
          <table:table-cell table:formula="of:=ROUND(IF([.E64]&gt;[.$F$6];IF([.E64]-(([.B64]*[.$G$3])/100)&lt;0;[.E64];([.$G$3]*[.B64])/100);([.$G$3]*([.B64]/2))/100) ;2)" office:value-type="float" office:value="2.07" calcext:value-type="float">
            <text:p>2,07</text:p>
          </table:table-cell>
          <table:table-cell table:formula="of:=[.D64]-[.F64]" office:value-type="float" office:value="43.8" calcext:value-type="float">
            <text:p>43,80</text:p>
          </table:table-cell>
          <table:table-cell table:formula="of:=[.E64]-[.G64]" office:value-type="float" office:value="27.93" calcext:value-type="float">
            <text:p>27,93</text:p>
          </table:table-cell>
          <table:table-cell table:formula="of:=IF([.C64]=[.$L$6];IF([.H64]&lt;[.$N$6];[.$F$2];0);0)" office:value-type="float" office:value="0" calcext:value-type="float">
            <text:p>0,00</text:p>
          </table:table-cell>
          <table:table-cell table:formula="of:=IF([.I64]&lt;5;[.$F$3];0)" office:value-type="float" office:value="0" calcext:value-type="float">
            <text:p>0,00</text:p>
          </table:table-cell>
          <table:table-cell table:formula="of:=IF([.J64]=0;[.H64];[.J64])" office:value-type="float" office:value="43.8" calcext:value-type="float">
            <text:p>43,80</text:p>
          </table:table-cell>
          <table:table-cell table:formula="of:=IF([.K64]=0;[.I64];[.K64])" office:value-type="float" office:value="27.93" calcext:value-type="float">
            <text:p>27,93</text:p>
          </table:table-cell>
          <table:table-cell table:number-columns-repeated="7"/>
        </table:table-row>
        <table:table-row table:style-name="ro2">
          <table:table-cell office:value-type="date" office:date-value="2014-02-23" calcext:value-type="date">
            <text:p>23.02.2014</text:p>
          </table:table-cell>
          <table:table-cell office:value-type="float" office:value="116" calcext:value-type="float">
            <text:p>116</text:p>
          </table:table-cell>
          <table:table-cell table:formula="of:=LOOKUP(WEEKDAY([.A65];2);[.$B$1:.$B$7];[.$C$1:.$C$7])" office:value-type="string" office:string-value="niedziela" calcext:value-type="string">
            <text:p>niedziela</text:p>
          </table:table-cell>
          <table:table-cell table:formula="of:=[.L64]" office:value-type="float" office:value="43.8" calcext:value-type="float">
            <text:p>43,80</text:p>
          </table:table-cell>
          <table:table-cell table:formula="of:=[.M64]" office:value-type="float" office:value="27.93" calcext:value-type="float">
            <text:p>27,93</text:p>
          </table:table-cell>
          <table:table-cell table:formula="of:=ROUND(IF([.E65]&gt;[.$F$6];IF([.E65]-(([.B65]*[.$G$3])/100)&lt;0;((([.E65]*100)/[.$G$3])*[.$G$2])/100;0);([.$G$2]*([.B65]/2))/100);2)" office:value-type="float" office:value="0" calcext:value-type="float">
            <text:p>0,00</text:p>
          </table:table-cell>
          <table:table-cell table:formula="of:=ROUND(IF([.E65]&gt;[.$F$6];IF([.E65]-(([.B65]*[.$G$3])/100)&lt;0;[.E65];([.$G$3]*[.B65])/100);([.$G$3]*([.B65]/2))/100) ;2)" office:value-type="float" office:value="10.44" calcext:value-type="float">
            <text:p>10,44</text:p>
          </table:table-cell>
          <table:table-cell table:formula="of:=[.D65]-[.F65]" office:value-type="float" office:value="43.8" calcext:value-type="float">
            <text:p>43,80</text:p>
          </table:table-cell>
          <table:table-cell table:formula="of:=[.E65]-[.G65]" office:value-type="float" office:value="17.49" calcext:value-type="float">
            <text:p>17,49</text:p>
          </table:table-cell>
          <table:table-cell table:formula="of:=IF([.C65]=[.$L$6];IF([.H65]&lt;[.$N$6];[.$F$2];0);0)" office:value-type="float" office:value="0" calcext:value-type="float">
            <text:p>0,00</text:p>
          </table:table-cell>
          <table:table-cell table:formula="of:=IF([.I65]&lt;5;[.$F$3];0)" office:value-type="float" office:value="0" calcext:value-type="float">
            <text:p>0,00</text:p>
          </table:table-cell>
          <table:table-cell table:formula="of:=IF([.J65]=0;[.H65];[.J65])" office:value-type="float" office:value="43.8" calcext:value-type="float">
            <text:p>43,80</text:p>
          </table:table-cell>
          <table:table-cell table:formula="of:=IF([.K65]=0;[.I65];[.K65])" office:value-type="float" office:value="17.49" calcext:value-type="float">
            <text:p>17,49</text:p>
          </table:table-cell>
          <table:table-cell table:number-columns-repeated="7"/>
        </table:table-row>
        <table:table-row table:style-name="ro2">
          <table:table-cell office:value-type="date" office:date-value="2014-02-24" calcext:value-type="date">
            <text:p>24.02.2014</text:p>
          </table:table-cell>
          <table:table-cell office:value-type="float" office:value="77" calcext:value-type="float">
            <text:p>77</text:p>
          </table:table-cell>
          <table:table-cell table:formula="of:=LOOKUP(WEEKDAY([.A66];2);[.$B$1:.$B$7];[.$C$1:.$C$7])" office:value-type="string" office:string-value="poniedziałek" calcext:value-type="string">
            <text:p>poniedziałek</text:p>
          </table:table-cell>
          <table:table-cell table:formula="of:=[.L65]" office:value-type="float" office:value="43.8" calcext:value-type="float">
            <text:p>43,80</text:p>
          </table:table-cell>
          <table:table-cell table:formula="of:=[.M65]" office:value-type="float" office:value="17.49" calcext:value-type="float">
            <text:p>17,49</text:p>
          </table:table-cell>
          <table:table-cell table:formula="of:=ROUND(IF([.E66]&gt;[.$F$6];IF([.E66]-(([.B66]*[.$G$3])/100)&lt;0;((([.E66]*100)/[.$G$3])*[.$G$2])/100;0);([.$G$2]*([.B66]/2))/100);2)" office:value-type="float" office:value="0" calcext:value-type="float">
            <text:p>0,00</text:p>
          </table:table-cell>
          <table:table-cell table:formula="of:=ROUND(IF([.E66]&gt;[.$F$6];IF([.E66]-(([.B66]*[.$G$3])/100)&lt;0;[.E66];([.$G$3]*[.B66])/100);([.$G$3]*([.B66]/2))/100) ;2)" office:value-type="float" office:value="6.93" calcext:value-type="float">
            <text:p>6,93</text:p>
          </table:table-cell>
          <table:table-cell table:formula="of:=[.D66]-[.F66]" office:value-type="float" office:value="43.8" calcext:value-type="float">
            <text:p>43,80</text:p>
          </table:table-cell>
          <table:table-cell table:formula="of:=[.E66]-[.G66]" office:value-type="float" office:value="10.56" calcext:value-type="float">
            <text:p>10,56</text:p>
          </table:table-cell>
          <table:table-cell table:formula="of:=IF([.C66]=[.$L$6];IF([.H66]&lt;[.$N$6];[.$F$2];0);0)" office:value-type="float" office:value="0" calcext:value-type="float">
            <text:p>0,00</text:p>
          </table:table-cell>
          <table:table-cell table:formula="of:=IF([.I66]&lt;5;[.$F$3];0)" office:value-type="float" office:value="0" calcext:value-type="float">
            <text:p>0,00</text:p>
          </table:table-cell>
          <table:table-cell table:formula="of:=IF([.J66]=0;[.H66];[.J66])" office:value-type="float" office:value="43.8" calcext:value-type="float">
            <text:p>43,80</text:p>
          </table:table-cell>
          <table:table-cell table:formula="of:=IF([.K66]=0;[.I66];[.K66])" office:value-type="float" office:value="10.56" calcext:value-type="float">
            <text:p>10,56</text:p>
          </table:table-cell>
          <table:table-cell table:number-columns-repeated="7"/>
        </table:table-row>
        <table:table-row table:style-name="ro2">
          <table:table-cell office:value-type="date" office:date-value="2014-02-25" calcext:value-type="date">
            <text:p>25.02.2014</text:p>
          </table:table-cell>
          <table:table-cell office:value-type="float" office:value="126" calcext:value-type="float">
            <text:p>126</text:p>
          </table:table-cell>
          <table:table-cell table:formula="of:=LOOKUP(WEEKDAY([.A67];2);[.$B$1:.$B$7];[.$C$1:.$C$7])" office:value-type="string" office:string-value="wtorek" calcext:value-type="string">
            <text:p>wtorek</text:p>
          </table:table-cell>
          <table:table-cell table:formula="of:=[.L66]" office:value-type="float" office:value="43.8" calcext:value-type="float">
            <text:p>43,80</text:p>
          </table:table-cell>
          <table:table-cell table:formula="of:=[.M66]" office:value-type="float" office:value="10.56" calcext:value-type="float">
            <text:p>10,56</text:p>
          </table:table-cell>
          <table:table-cell table:formula="of:=ROUND(IF([.E67]&gt;[.$F$6];IF([.E67]-(([.B67]*[.$G$3])/100)&lt;0;((([.E67]*100)/[.$G$3])*[.$G$2])/100;0);([.$G$2]*([.B67]/2))/100);2)" office:value-type="float" office:value="3.78" calcext:value-type="float">
            <text:p>3,78</text:p>
          </table:table-cell>
          <table:table-cell table:formula="of:=ROUND(IF([.E67]&gt;[.$F$6];IF([.E67]-(([.B67]*[.$G$3])/100)&lt;0;[.E67];([.$G$3]*[.B67])/100);([.$G$3]*([.B67]/2))/100) ;2)" office:value-type="float" office:value="5.67" calcext:value-type="float">
            <text:p>5,67</text:p>
          </table:table-cell>
          <table:table-cell table:formula="of:=[.D67]-[.F67]" office:value-type="float" office:value="40.02" calcext:value-type="float">
            <text:p>40,02</text:p>
          </table:table-cell>
          <table:table-cell table:formula="of:=[.E67]-[.G67]" office:value-type="float" office:value="4.89" calcext:value-type="float">
            <text:p>4,89</text:p>
          </table:table-cell>
          <table:table-cell table:formula="of:=IF([.C67]=[.$L$6];IF([.H67]&lt;[.$N$6];[.$F$2];0);0)" office:value-type="float" office:value="0" calcext:value-type="float">
            <text:p>0,00</text:p>
          </table:table-cell>
          <table:table-cell table:formula="of:=IF([.I67]&lt;5;[.$F$3];0)" office:value-type="float" office:value="30" calcext:value-type="float">
            <text:p>30,00</text:p>
          </table:table-cell>
          <table:table-cell table:formula="of:=IF([.J67]=0;[.H67];[.J67])" office:value-type="float" office:value="40.02" calcext:value-type="float">
            <text:p>40,02</text:p>
          </table:table-cell>
          <table:table-cell table:formula="of:=IF([.K67]=0;[.I67];[.K6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2-26" calcext:value-type="date">
            <text:p>26.02.2014</text:p>
          </table:table-cell>
          <table:table-cell office:value-type="float" office:value="123" calcext:value-type="float">
            <text:p>123</text:p>
          </table:table-cell>
          <table:table-cell table:formula="of:=LOOKUP(WEEKDAY([.A68];2);[.$B$1:.$B$7];[.$C$1:.$C$7])" office:value-type="string" office:string-value="środa" calcext:value-type="string">
            <text:p>środa</text:p>
          </table:table-cell>
          <table:table-cell table:formula="of:=[.L67]" office:value-type="float" office:value="40.02" calcext:value-type="float">
            <text:p>40,02</text:p>
          </table:table-cell>
          <table:table-cell table:formula="of:=[.M67]" office:value-type="float" office:value="30" calcext:value-type="float">
            <text:p>30,00</text:p>
          </table:table-cell>
          <table:table-cell table:formula="of:=ROUND(IF([.E68]&gt;[.$F$6];IF([.E68]-(([.B68]*[.$G$3])/100)&lt;0;((([.E68]*100)/[.$G$3])*[.$G$2])/100;0);([.$G$2]*([.B68]/2))/100);2)" office:value-type="float" office:value="0" calcext:value-type="float">
            <text:p>0,00</text:p>
          </table:table-cell>
          <table:table-cell table:formula="of:=ROUND(IF([.E68]&gt;[.$F$6];IF([.E68]-(([.B68]*[.$G$3])/100)&lt;0;[.E68];([.$G$3]*[.B68])/100);([.$G$3]*([.B68]/2))/100) ;2)" office:value-type="float" office:value="11.07" calcext:value-type="float">
            <text:p>11,07</text:p>
          </table:table-cell>
          <table:table-cell table:formula="of:=[.D68]-[.F68]" office:value-type="float" office:value="40.02" calcext:value-type="float">
            <text:p>40,02</text:p>
          </table:table-cell>
          <table:table-cell table:formula="of:=[.E68]-[.G68]" office:value-type="float" office:value="18.93" calcext:value-type="float">
            <text:p>18,93</text:p>
          </table:table-cell>
          <table:table-cell table:formula="of:=IF([.C68]=[.$L$6];IF([.H68]&lt;[.$N$6];[.$F$2];0);0)" office:value-type="float" office:value="0" calcext:value-type="float">
            <text:p>0,00</text:p>
          </table:table-cell>
          <table:table-cell table:formula="of:=IF([.I68]&lt;5;[.$F$3];0)" office:value-type="float" office:value="0" calcext:value-type="float">
            <text:p>0,00</text:p>
          </table:table-cell>
          <table:table-cell table:formula="of:=IF([.J68]=0;[.H68];[.J68])" office:value-type="float" office:value="40.02" calcext:value-type="float">
            <text:p>40,02</text:p>
          </table:table-cell>
          <table:table-cell table:formula="of:=IF([.K68]=0;[.I68];[.K68])" office:value-type="float" office:value="18.93" calcext:value-type="float">
            <text:p>18,93</text:p>
          </table:table-cell>
          <table:table-cell table:number-columns-repeated="7"/>
        </table:table-row>
        <table:table-row table:style-name="ro2">
          <table:table-cell office:value-type="date" office:date-value="2014-02-27" calcext:value-type="date">
            <text:p>27.02.2014</text:p>
          </table:table-cell>
          <table:table-cell office:value-type="float" office:value="33" calcext:value-type="float">
            <text:p>33</text:p>
          </table:table-cell>
          <table:table-cell table:formula="of:=LOOKUP(WEEKDAY([.A69];2);[.$B$1:.$B$7];[.$C$1:.$C$7])" office:value-type="string" office:string-value="czwartek" calcext:value-type="string">
            <text:p>czwartek</text:p>
          </table:table-cell>
          <table:table-cell table:formula="of:=[.L68]" office:value-type="float" office:value="40.02" calcext:value-type="float">
            <text:p>40,02</text:p>
          </table:table-cell>
          <table:table-cell table:formula="of:=[.M68]" office:value-type="float" office:value="18.93" calcext:value-type="float">
            <text:p>18,93</text:p>
          </table:table-cell>
          <table:table-cell table:formula="of:=ROUND(IF([.E69]&gt;[.$F$6];IF([.E69]-(([.B69]*[.$G$3])/100)&lt;0;((([.E69]*100)/[.$G$3])*[.$G$2])/100;0);([.$G$2]*([.B69]/2))/100);2)" office:value-type="float" office:value="0" calcext:value-type="float">
            <text:p>0,00</text:p>
          </table:table-cell>
          <table:table-cell table:formula="of:=ROUND(IF([.E69]&gt;[.$F$6];IF([.E69]-(([.B69]*[.$G$3])/100)&lt;0;[.E69];([.$G$3]*[.B69])/100);([.$G$3]*([.B69]/2))/100) ;2)" office:value-type="float" office:value="2.97" calcext:value-type="float">
            <text:p>2,97</text:p>
          </table:table-cell>
          <table:table-cell table:formula="of:=[.D69]-[.F69]" office:value-type="float" office:value="40.02" calcext:value-type="float">
            <text:p>40,02</text:p>
          </table:table-cell>
          <table:table-cell table:formula="of:=[.E69]-[.G69]" office:value-type="float" office:value="15.96" calcext:value-type="float">
            <text:p>15,96</text:p>
          </table:table-cell>
          <table:table-cell table:formula="of:=IF([.C69]=[.$L$6];IF([.H69]&lt;[.$N$6];[.$F$2];0);0)" office:value-type="float" office:value="0" calcext:value-type="float">
            <text:p>0,00</text:p>
          </table:table-cell>
          <table:table-cell table:formula="of:=IF([.I69]&lt;5;[.$F$3];0)" office:value-type="float" office:value="0" calcext:value-type="float">
            <text:p>0,00</text:p>
          </table:table-cell>
          <table:table-cell table:formula="of:=IF([.J69]=0;[.H69];[.J69])" office:value-type="float" office:value="40.02" calcext:value-type="float">
            <text:p>40,02</text:p>
          </table:table-cell>
          <table:table-cell table:formula="of:=IF([.K69]=0;[.I69];[.K69])" office:value-type="float" office:value="15.96" calcext:value-type="float">
            <text:p>15,96</text:p>
          </table:table-cell>
          <table:table-cell table:number-columns-repeated="7"/>
        </table:table-row>
        <table:table-row table:style-name="ro2">
          <table:table-cell office:value-type="date" office:date-value="2014-02-28" calcext:value-type="date">
            <text:p>28.02.2014</text:p>
          </table:table-cell>
          <table:table-cell office:value-type="float" office:value="34" calcext:value-type="float">
            <text:p>34</text:p>
          </table:table-cell>
          <table:table-cell table:formula="of:=LOOKUP(WEEKDAY([.A70];2);[.$B$1:.$B$7];[.$C$1:.$C$7])" office:value-type="string" office:string-value="piątek" calcext:value-type="string">
            <text:p>piątek</text:p>
          </table:table-cell>
          <table:table-cell table:formula="of:=[.L69]" office:value-type="float" office:value="40.02" calcext:value-type="float">
            <text:p>40,02</text:p>
          </table:table-cell>
          <table:table-cell table:formula="of:=[.M69]" office:value-type="float" office:value="15.96" calcext:value-type="float">
            <text:p>15,96</text:p>
          </table:table-cell>
          <table:table-cell table:formula="of:=ROUND(IF([.E70]&gt;[.$F$6];IF([.E70]-(([.B70]*[.$G$3])/100)&lt;0;((([.E70]*100)/[.$G$3])*[.$G$2])/100;0);([.$G$2]*([.B70]/2))/100);2)" office:value-type="float" office:value="0" calcext:value-type="float">
            <text:p>0,00</text:p>
          </table:table-cell>
          <table:table-cell table:formula="of:=ROUND(IF([.E70]&gt;[.$F$6];IF([.E70]-(([.B70]*[.$G$3])/100)&lt;0;[.E70];([.$G$3]*[.B70])/100);([.$G$3]*([.B70]/2))/100) ;2)" office:value-type="float" office:value="3.06" calcext:value-type="float">
            <text:p>3,06</text:p>
          </table:table-cell>
          <table:table-cell table:formula="of:=[.D70]-[.F70]" office:value-type="float" office:value="40.02" calcext:value-type="float">
            <text:p>40,02</text:p>
          </table:table-cell>
          <table:table-cell table:formula="of:=[.E70]-[.G70]" office:value-type="float" office:value="12.9" calcext:value-type="float">
            <text:p>12,90</text:p>
          </table:table-cell>
          <table:table-cell table:formula="of:=IF([.C70]=[.$L$6];IF([.H70]&lt;[.$N$6];[.$F$2];0);0)" office:value-type="float" office:value="0" calcext:value-type="float">
            <text:p>0,00</text:p>
          </table:table-cell>
          <table:table-cell table:formula="of:=IF([.I70]&lt;5;[.$F$3];0)" office:value-type="float" office:value="0" calcext:value-type="float">
            <text:p>0,00</text:p>
          </table:table-cell>
          <table:table-cell table:formula="of:=IF([.J70]=0;[.H70];[.J70])" office:value-type="float" office:value="40.02" calcext:value-type="float">
            <text:p>40,02</text:p>
          </table:table-cell>
          <table:table-cell table:formula="of:=IF([.K70]=0;[.I70];[.K70])" office:value-type="float" office:value="12.9" calcext:value-type="float">
            <text:p>12,90</text:p>
          </table:table-cell>
          <table:table-cell table:number-columns-repeated="7"/>
        </table:table-row>
        <table:table-row table:style-name="ro2">
          <table:table-cell office:value-type="date" office:date-value="2014-03-01" calcext:value-type="date">
            <text:p>1.03.2014</text:p>
          </table:table-cell>
          <table:table-cell office:value-type="float" office:value="137" calcext:value-type="float">
            <text:p>137</text:p>
          </table:table-cell>
          <table:table-cell table:formula="of:=LOOKUP(WEEKDAY([.A71];2);[.$B$1:.$B$7];[.$C$1:.$C$7])" office:value-type="string" office:string-value="sobota" calcext:value-type="string">
            <text:p>sobota</text:p>
          </table:table-cell>
          <table:table-cell table:formula="of:=[.L70]" office:value-type="float" office:value="40.02" calcext:value-type="float">
            <text:p>40,02</text:p>
          </table:table-cell>
          <table:table-cell table:formula="of:=[.M70]" office:value-type="float" office:value="12.9" calcext:value-type="float">
            <text:p>12,90</text:p>
          </table:table-cell>
          <table:table-cell table:formula="of:=ROUND(IF([.E71]&gt;[.$F$6];IF([.E71]-(([.B71]*[.$G$3])/100)&lt;0;((([.E71]*100)/[.$G$3])*[.$G$2])/100;0);([.$G$2]*([.B71]/2))/100);2)" office:value-type="float" office:value="4.11" calcext:value-type="float">
            <text:p>4,11</text:p>
          </table:table-cell>
          <table:table-cell table:formula="of:=ROUND(IF([.E71]&gt;[.$F$6];IF([.E71]-(([.B71]*[.$G$3])/100)&lt;0;[.E71];([.$G$3]*[.B71])/100);([.$G$3]*([.B71]/2))/100) ;2)" office:value-type="float" office:value="6.17" calcext:value-type="float">
            <text:p>6,17</text:p>
          </table:table-cell>
          <table:table-cell table:formula="of:=[.D71]-[.F71]" office:value-type="float" office:value="35.91" calcext:value-type="float">
            <text:p>35,91</text:p>
          </table:table-cell>
          <table:table-cell table:formula="of:=[.E71]-[.G71]" office:value-type="float" office:value="6.73" calcext:value-type="float">
            <text:p>6,73</text:p>
          </table:table-cell>
          <table:table-cell table:formula="of:=IF([.C71]=[.$L$6];IF([.H71]&lt;[.$N$6];[.$F$2];0);0)" office:value-type="float" office:value="0" calcext:value-type="float">
            <text:p>0,00</text:p>
          </table:table-cell>
          <table:table-cell table:formula="of:=IF([.I71]&lt;5;[.$F$3];0)" office:value-type="float" office:value="0" calcext:value-type="float">
            <text:p>0,00</text:p>
          </table:table-cell>
          <table:table-cell table:formula="of:=IF([.J71]=0;[.H71];[.J71])" office:value-type="float" office:value="35.91" calcext:value-type="float">
            <text:p>35,91</text:p>
          </table:table-cell>
          <table:table-cell table:formula="of:=IF([.K71]=0;[.I71];[.K71])" office:value-type="float" office:value="6.73" calcext:value-type="float">
            <text:p>6,73</text:p>
          </table:table-cell>
          <table:table-cell table:number-columns-repeated="7"/>
        </table:table-row>
        <table:table-row table:style-name="ro2">
          <table:table-cell office:value-type="date" office:date-value="2014-03-02" calcext:value-type="date">
            <text:p>2.03.2014</text:p>
          </table:table-cell>
          <table:table-cell office:value-type="float" office:value="39" calcext:value-type="float">
            <text:p>39</text:p>
          </table:table-cell>
          <table:table-cell table:formula="of:=LOOKUP(WEEKDAY([.A72];2);[.$B$1:.$B$7];[.$C$1:.$C$7])" office:value-type="string" office:string-value="niedziela" calcext:value-type="string">
            <text:p>niedziela</text:p>
          </table:table-cell>
          <table:table-cell table:formula="of:=[.L71]" office:value-type="float" office:value="35.91" calcext:value-type="float">
            <text:p>35,91</text:p>
          </table:table-cell>
          <table:table-cell table:formula="of:=[.M71]" office:value-type="float" office:value="6.73" calcext:value-type="float">
            <text:p>6,73</text:p>
          </table:table-cell>
          <table:table-cell table:formula="of:=ROUND(IF([.E72]&gt;[.$F$6];IF([.E72]-(([.B72]*[.$G$3])/100)&lt;0;((([.E72]*100)/[.$G$3])*[.$G$2])/100;0);([.$G$2]*([.B72]/2))/100);2)" office:value-type="float" office:value="1.17" calcext:value-type="float">
            <text:p>1,17</text:p>
          </table:table-cell>
          <table:table-cell table:formula="of:=ROUND(IF([.E72]&gt;[.$F$6];IF([.E72]-(([.B72]*[.$G$3])/100)&lt;0;[.E72];([.$G$3]*[.B72])/100);([.$G$3]*([.B72]/2))/100) ;2)" office:value-type="float" office:value="1.76" calcext:value-type="float">
            <text:p>1,76</text:p>
          </table:table-cell>
          <table:table-cell table:formula="of:=[.D72]-[.F72]" office:value-type="float" office:value="34.74" calcext:value-type="float">
            <text:p>34,74</text:p>
          </table:table-cell>
          <table:table-cell table:formula="of:=[.E72]-[.G72]" office:value-type="float" office:value="4.97" calcext:value-type="float">
            <text:p>4,97</text:p>
          </table:table-cell>
          <table:table-cell table:formula="of:=IF([.C72]=[.$L$6];IF([.H72]&lt;[.$N$6];[.$F$2];0);0)" office:value-type="float" office:value="0" calcext:value-type="float">
            <text:p>0,00</text:p>
          </table:table-cell>
          <table:table-cell table:formula="of:=IF([.I72]&lt;5;[.$F$3];0)" office:value-type="float" office:value="30" calcext:value-type="float">
            <text:p>30,00</text:p>
          </table:table-cell>
          <table:table-cell table:formula="of:=IF([.J72]=0;[.H72];[.J72])" office:value-type="float" office:value="34.74" calcext:value-type="float">
            <text:p>34,74</text:p>
          </table:table-cell>
          <table:table-cell table:formula="of:=IF([.K72]=0;[.I72];[.K7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3-03" calcext:value-type="date">
            <text:p>3.03.2014</text:p>
          </table:table-cell>
          <table:table-cell office:value-type="float" office:value="99" calcext:value-type="float">
            <text:p>99</text:p>
          </table:table-cell>
          <table:table-cell table:formula="of:=LOOKUP(WEEKDAY([.A73];2);[.$B$1:.$B$7];[.$C$1:.$C$7])" office:value-type="string" office:string-value="poniedziałek" calcext:value-type="string">
            <text:p>poniedziałek</text:p>
          </table:table-cell>
          <table:table-cell table:formula="of:=[.L72]" office:value-type="float" office:value="34.74" calcext:value-type="float">
            <text:p>34,74</text:p>
          </table:table-cell>
          <table:table-cell table:formula="of:=[.M72]" office:value-type="float" office:value="30" calcext:value-type="float">
            <text:p>30,00</text:p>
          </table:table-cell>
          <table:table-cell table:formula="of:=ROUND(IF([.E73]&gt;[.$F$6];IF([.E73]-(([.B73]*[.$G$3])/100)&lt;0;((([.E73]*100)/[.$G$3])*[.$G$2])/100;0);([.$G$2]*([.B73]/2))/100);2)" office:value-type="float" office:value="0" calcext:value-type="float">
            <text:p>0,00</text:p>
          </table:table-cell>
          <table:table-cell table:formula="of:=ROUND(IF([.E73]&gt;[.$F$6];IF([.E73]-(([.B73]*[.$G$3])/100)&lt;0;[.E73];([.$G$3]*[.B73])/100);([.$G$3]*([.B73]/2))/100) ;2)" office:value-type="float" office:value="8.91" calcext:value-type="float">
            <text:p>8,91</text:p>
          </table:table-cell>
          <table:table-cell table:formula="of:=[.D73]-[.F73]" office:value-type="float" office:value="34.74" calcext:value-type="float">
            <text:p>34,74</text:p>
          </table:table-cell>
          <table:table-cell table:formula="of:=[.E73]-[.G73]" office:value-type="float" office:value="21.09" calcext:value-type="float">
            <text:p>21,09</text:p>
          </table:table-cell>
          <table:table-cell table:formula="of:=IF([.C73]=[.$L$6];IF([.H73]&lt;[.$N$6];[.$F$2];0);0)" office:value-type="float" office:value="0" calcext:value-type="float">
            <text:p>0,00</text:p>
          </table:table-cell>
          <table:table-cell table:formula="of:=IF([.I73]&lt;5;[.$F$3];0)" office:value-type="float" office:value="0" calcext:value-type="float">
            <text:p>0,00</text:p>
          </table:table-cell>
          <table:table-cell table:formula="of:=IF([.J73]=0;[.H73];[.J73])" office:value-type="float" office:value="34.74" calcext:value-type="float">
            <text:p>34,74</text:p>
          </table:table-cell>
          <table:table-cell table:formula="of:=IF([.K73]=0;[.I73];[.K73])" office:value-type="float" office:value="21.09" calcext:value-type="float">
            <text:p>21,09</text:p>
          </table:table-cell>
          <table:table-cell table:number-columns-repeated="7"/>
        </table:table-row>
        <table:table-row table:style-name="ro2">
          <table:table-cell office:value-type="date" office:date-value="2014-03-04" calcext:value-type="date">
            <text:p>4.03.2014</text:p>
          </table:table-cell>
          <table:table-cell office:value-type="float" office:value="65" calcext:value-type="float">
            <text:p>65</text:p>
          </table:table-cell>
          <table:table-cell table:formula="of:=LOOKUP(WEEKDAY([.A74];2);[.$B$1:.$B$7];[.$C$1:.$C$7])" office:value-type="string" office:string-value="wtorek" calcext:value-type="string">
            <text:p>wtorek</text:p>
          </table:table-cell>
          <table:table-cell table:formula="of:=[.L73]" office:value-type="float" office:value="34.74" calcext:value-type="float">
            <text:p>34,74</text:p>
          </table:table-cell>
          <table:table-cell table:formula="of:=[.M73]" office:value-type="float" office:value="21.09" calcext:value-type="float">
            <text:p>21,09</text:p>
          </table:table-cell>
          <table:table-cell table:formula="of:=ROUND(IF([.E74]&gt;[.$F$6];IF([.E74]-(([.B74]*[.$G$3])/100)&lt;0;((([.E74]*100)/[.$G$3])*[.$G$2])/100;0);([.$G$2]*([.B74]/2))/100);2)" office:value-type="float" office:value="0" calcext:value-type="float">
            <text:p>0,00</text:p>
          </table:table-cell>
          <table:table-cell table:formula="of:=ROUND(IF([.E74]&gt;[.$F$6];IF([.E74]-(([.B74]*[.$G$3])/100)&lt;0;[.E74];([.$G$3]*[.B74])/100);([.$G$3]*([.B74]/2))/100) ;2)" office:value-type="float" office:value="5.85" calcext:value-type="float">
            <text:p>5,85</text:p>
          </table:table-cell>
          <table:table-cell table:formula="of:=[.D74]-[.F74]" office:value-type="float" office:value="34.74" calcext:value-type="float">
            <text:p>34,74</text:p>
          </table:table-cell>
          <table:table-cell table:formula="of:=[.E74]-[.G74]" office:value-type="float" office:value="15.24" calcext:value-type="float">
            <text:p>15,24</text:p>
          </table:table-cell>
          <table:table-cell table:formula="of:=IF([.C74]=[.$L$6];IF([.H74]&lt;[.$N$6];[.$F$2];0);0)" office:value-type="float" office:value="0" calcext:value-type="float">
            <text:p>0,00</text:p>
          </table:table-cell>
          <table:table-cell table:formula="of:=IF([.I74]&lt;5;[.$F$3];0)" office:value-type="float" office:value="0" calcext:value-type="float">
            <text:p>0,00</text:p>
          </table:table-cell>
          <table:table-cell table:formula="of:=IF([.J74]=0;[.H74];[.J74])" office:value-type="float" office:value="34.74" calcext:value-type="float">
            <text:p>34,74</text:p>
          </table:table-cell>
          <table:table-cell table:formula="of:=IF([.K74]=0;[.I74];[.K74])" office:value-type="float" office:value="15.24" calcext:value-type="float">
            <text:p>15,24</text:p>
          </table:table-cell>
          <table:table-cell table:number-columns-repeated="7"/>
        </table:table-row>
        <table:table-row table:style-name="ro2">
          <table:table-cell office:value-type="date" office:date-value="2014-03-05" calcext:value-type="date">
            <text:p>5.03.2014</text:p>
          </table:table-cell>
          <table:table-cell office:value-type="float" office:value="81" calcext:value-type="float">
            <text:p>81</text:p>
          </table:table-cell>
          <table:table-cell table:formula="of:=LOOKUP(WEEKDAY([.A75];2);[.$B$1:.$B$7];[.$C$1:.$C$7])" office:value-type="string" office:string-value="środa" calcext:value-type="string">
            <text:p>środa</text:p>
          </table:table-cell>
          <table:table-cell table:formula="of:=[.L74]" office:value-type="float" office:value="34.74" calcext:value-type="float">
            <text:p>34,74</text:p>
          </table:table-cell>
          <table:table-cell table:formula="of:=[.M74]" office:value-type="float" office:value="15.24" calcext:value-type="float">
            <text:p>15,24</text:p>
          </table:table-cell>
          <table:table-cell table:formula="of:=ROUND(IF([.E75]&gt;[.$F$6];IF([.E75]-(([.B75]*[.$G$3])/100)&lt;0;((([.E75]*100)/[.$G$3])*[.$G$2])/100;0);([.$G$2]*([.B75]/2))/100);2)" office:value-type="float" office:value="0" calcext:value-type="float">
            <text:p>0,00</text:p>
          </table:table-cell>
          <table:table-cell table:formula="of:=ROUND(IF([.E75]&gt;[.$F$6];IF([.E75]-(([.B75]*[.$G$3])/100)&lt;0;[.E75];([.$G$3]*[.B75])/100);([.$G$3]*([.B75]/2))/100) ;2)" office:value-type="float" office:value="7.29" calcext:value-type="float">
            <text:p>7,29</text:p>
          </table:table-cell>
          <table:table-cell table:formula="of:=[.D75]-[.F75]" office:value-type="float" office:value="34.74" calcext:value-type="float">
            <text:p>34,74</text:p>
          </table:table-cell>
          <table:table-cell table:formula="of:=[.E75]-[.G75]" office:value-type="float" office:value="7.95" calcext:value-type="float">
            <text:p>7,95</text:p>
          </table:table-cell>
          <table:table-cell table:formula="of:=IF([.C75]=[.$L$6];IF([.H75]&lt;[.$N$6];[.$F$2];0);0)" office:value-type="float" office:value="0" calcext:value-type="float">
            <text:p>0,00</text:p>
          </table:table-cell>
          <table:table-cell table:formula="of:=IF([.I75]&lt;5;[.$F$3];0)" office:value-type="float" office:value="0" calcext:value-type="float">
            <text:p>0,00</text:p>
          </table:table-cell>
          <table:table-cell table:formula="of:=IF([.J75]=0;[.H75];[.J75])" office:value-type="float" office:value="34.74" calcext:value-type="float">
            <text:p>34,74</text:p>
          </table:table-cell>
          <table:table-cell table:formula="of:=IF([.K75]=0;[.I75];[.K75])" office:value-type="float" office:value="7.95" calcext:value-type="float">
            <text:p>7,95</text:p>
          </table:table-cell>
          <table:table-cell table:number-columns-repeated="7"/>
        </table:table-row>
        <table:table-row table:style-name="ro2">
          <table:table-cell office:value-type="date" office:date-value="2014-03-06" calcext:value-type="date">
            <text:p>6.03.2014</text:p>
          </table:table-cell>
          <table:table-cell office:value-type="float" office:value="42" calcext:value-type="float">
            <text:p>42</text:p>
          </table:table-cell>
          <table:table-cell table:formula="of:=LOOKUP(WEEKDAY([.A76];2);[.$B$1:.$B$7];[.$C$1:.$C$7])" office:value-type="string" office:string-value="czwartek" calcext:value-type="string">
            <text:p>czwartek</text:p>
          </table:table-cell>
          <table:table-cell table:formula="of:=[.L75]" office:value-type="float" office:value="34.74" calcext:value-type="float">
            <text:p>34,74</text:p>
          </table:table-cell>
          <table:table-cell table:formula="of:=[.M75]" office:value-type="float" office:value="7.95" calcext:value-type="float">
            <text:p>7,95</text:p>
          </table:table-cell>
          <table:table-cell table:formula="of:=ROUND(IF([.E76]&gt;[.$F$6];IF([.E76]-(([.B76]*[.$G$3])/100)&lt;0;((([.E76]*100)/[.$G$3])*[.$G$2])/100;0);([.$G$2]*([.B76]/2))/100);2)" office:value-type="float" office:value="1.26" calcext:value-type="float">
            <text:p>1,26</text:p>
          </table:table-cell>
          <table:table-cell table:formula="of:=ROUND(IF([.E76]&gt;[.$F$6];IF([.E76]-(([.B76]*[.$G$3])/100)&lt;0;[.E76];([.$G$3]*[.B76])/100);([.$G$3]*([.B76]/2))/100) ;2)" office:value-type="float" office:value="1.89" calcext:value-type="float">
            <text:p>1,89</text:p>
          </table:table-cell>
          <table:table-cell table:formula="of:=[.D76]-[.F76]" office:value-type="float" office:value="33.48" calcext:value-type="float">
            <text:p>33,48</text:p>
          </table:table-cell>
          <table:table-cell table:formula="of:=[.E76]-[.G76]" office:value-type="float" office:value="6.06" calcext:value-type="float">
            <text:p>6,06</text:p>
          </table:table-cell>
          <table:table-cell table:formula="of:=IF([.C76]=[.$L$6];IF([.H76]&lt;[.$N$6];[.$F$2];0);0)" office:value-type="float" office:value="45" calcext:value-type="float">
            <text:p>45,00</text:p>
          </table:table-cell>
          <table:table-cell table:formula="of:=IF([.I76]&lt;5;[.$F$3];0)" office:value-type="float" office:value="0" calcext:value-type="float">
            <text:p>0,00</text:p>
          </table:table-cell>
          <table:table-cell table:formula="of:=IF([.J76]=0;[.H76];[.J76])" office:value-type="float" office:value="45" calcext:value-type="float">
            <text:p>45,00</text:p>
          </table:table-cell>
          <table:table-cell table:formula="of:=IF([.K76]=0;[.I76];[.K76])" office:value-type="float" office:value="6.06" calcext:value-type="float">
            <text:p>6,06</text:p>
          </table:table-cell>
          <table:table-cell table:number-columns-repeated="7"/>
        </table:table-row>
        <table:table-row table:style-name="ro2">
          <table:table-cell office:value-type="date" office:date-value="2014-03-07" calcext:value-type="date">
            <text:p>7.03.2014</text:p>
          </table:table-cell>
          <table:table-cell office:value-type="float" office:value="73" calcext:value-type="float">
            <text:p>73</text:p>
          </table:table-cell>
          <table:table-cell table:formula="of:=LOOKUP(WEEKDAY([.A77];2);[.$B$1:.$B$7];[.$C$1:.$C$7])" office:value-type="string" office:string-value="piątek" calcext:value-type="string">
            <text:p>piątek</text:p>
          </table:table-cell>
          <table:table-cell table:formula="of:=[.L76]" office:value-type="float" office:value="45" calcext:value-type="float">
            <text:p>45,00</text:p>
          </table:table-cell>
          <table:table-cell table:formula="of:=[.M76]" office:value-type="float" office:value="6.06" calcext:value-type="float">
            <text:p>6,06</text:p>
          </table:table-cell>
          <table:table-cell table:formula="of:=ROUND(IF([.E77]&gt;[.$F$6];IF([.E77]-(([.B77]*[.$G$3])/100)&lt;0;((([.E77]*100)/[.$G$3])*[.$G$2])/100;0);([.$G$2]*([.B77]/2))/100);2)" office:value-type="float" office:value="2.19" calcext:value-type="float">
            <text:p>2,19</text:p>
          </table:table-cell>
          <table:table-cell table:formula="of:=ROUND(IF([.E77]&gt;[.$F$6];IF([.E77]-(([.B77]*[.$G$3])/100)&lt;0;[.E77];([.$G$3]*[.B77])/100);([.$G$3]*([.B77]/2))/100) ;2)" office:value-type="float" office:value="3.29" calcext:value-type="float">
            <text:p>3,29</text:p>
          </table:table-cell>
          <table:table-cell table:formula="of:=[.D77]-[.F77]" office:value-type="float" office:value="42.81" calcext:value-type="float">
            <text:p>42,81</text:p>
          </table:table-cell>
          <table:table-cell table:formula="of:=[.E77]-[.G77]" office:value-type="float" office:value="2.77" calcext:value-type="float">
            <text:p>2,77</text:p>
          </table:table-cell>
          <table:table-cell table:formula="of:=IF([.C77]=[.$L$6];IF([.H77]&lt;[.$N$6];[.$F$2];0);0)" office:value-type="float" office:value="0" calcext:value-type="float">
            <text:p>0,00</text:p>
          </table:table-cell>
          <table:table-cell table:formula="of:=IF([.I77]&lt;5;[.$F$3];0)" office:value-type="float" office:value="30" calcext:value-type="float">
            <text:p>30,00</text:p>
          </table:table-cell>
          <table:table-cell table:formula="of:=IF([.J77]=0;[.H77];[.J77])" office:value-type="float" office:value="42.81" calcext:value-type="float">
            <text:p>42,81</text:p>
          </table:table-cell>
          <table:table-cell table:formula="of:=IF([.K77]=0;[.I77];[.K7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3-08" calcext:value-type="date">
            <text:p>8.03.2014</text:p>
          </table:table-cell>
          <table:table-cell office:value-type="float" office:value="95" calcext:value-type="float">
            <text:p>95</text:p>
          </table:table-cell>
          <table:table-cell table:formula="of:=LOOKUP(WEEKDAY([.A78];2);[.$B$1:.$B$7];[.$C$1:.$C$7])" office:value-type="string" office:string-value="sobota" calcext:value-type="string">
            <text:p>sobota</text:p>
          </table:table-cell>
          <table:table-cell table:formula="of:=[.L77]" office:value-type="float" office:value="42.81" calcext:value-type="float">
            <text:p>42,81</text:p>
          </table:table-cell>
          <table:table-cell table:formula="of:=[.M77]" office:value-type="float" office:value="30" calcext:value-type="float">
            <text:p>30,00</text:p>
          </table:table-cell>
          <table:table-cell table:formula="of:=ROUND(IF([.E78]&gt;[.$F$6];IF([.E78]-(([.B78]*[.$G$3])/100)&lt;0;((([.E78]*100)/[.$G$3])*[.$G$2])/100;0);([.$G$2]*([.B78]/2))/100);2)" office:value-type="float" office:value="0" calcext:value-type="float">
            <text:p>0,00</text:p>
          </table:table-cell>
          <table:table-cell table:formula="of:=ROUND(IF([.E78]&gt;[.$F$6];IF([.E78]-(([.B78]*[.$G$3])/100)&lt;0;[.E78];([.$G$3]*[.B78])/100);([.$G$3]*([.B78]/2))/100) ;2)" office:value-type="float" office:value="8.55" calcext:value-type="float">
            <text:p>8,55</text:p>
          </table:table-cell>
          <table:table-cell table:formula="of:=[.D78]-[.F78]" office:value-type="float" office:value="42.81" calcext:value-type="float">
            <text:p>42,81</text:p>
          </table:table-cell>
          <table:table-cell table:formula="of:=[.E78]-[.G78]" office:value-type="float" office:value="21.45" calcext:value-type="float">
            <text:p>21,45</text:p>
          </table:table-cell>
          <table:table-cell table:formula="of:=IF([.C78]=[.$L$6];IF([.H78]&lt;[.$N$6];[.$F$2];0);0)" office:value-type="float" office:value="0" calcext:value-type="float">
            <text:p>0,00</text:p>
          </table:table-cell>
          <table:table-cell table:formula="of:=IF([.I78]&lt;5;[.$F$3];0)" office:value-type="float" office:value="0" calcext:value-type="float">
            <text:p>0,00</text:p>
          </table:table-cell>
          <table:table-cell table:formula="of:=IF([.J78]=0;[.H78];[.J78])" office:value-type="float" office:value="42.81" calcext:value-type="float">
            <text:p>42,81</text:p>
          </table:table-cell>
          <table:table-cell table:formula="of:=IF([.K78]=0;[.I78];[.K78])" office:value-type="float" office:value="21.45" calcext:value-type="float">
            <text:p>21,45</text:p>
          </table:table-cell>
          <table:table-cell table:number-columns-repeated="7"/>
        </table:table-row>
        <table:table-row table:style-name="ro2">
          <table:table-cell office:value-type="date" office:date-value="2014-03-09" calcext:value-type="date">
            <text:p>9.03.2014</text:p>
          </table:table-cell>
          <table:table-cell office:value-type="float" office:value="70" calcext:value-type="float">
            <text:p>70</text:p>
          </table:table-cell>
          <table:table-cell table:formula="of:=LOOKUP(WEEKDAY([.A79];2);[.$B$1:.$B$7];[.$C$1:.$C$7])" office:value-type="string" office:string-value="niedziela" calcext:value-type="string">
            <text:p>niedziela</text:p>
          </table:table-cell>
          <table:table-cell table:formula="of:=[.L78]" office:value-type="float" office:value="42.81" calcext:value-type="float">
            <text:p>42,81</text:p>
          </table:table-cell>
          <table:table-cell table:formula="of:=[.M78]" office:value-type="float" office:value="21.45" calcext:value-type="float">
            <text:p>21,45</text:p>
          </table:table-cell>
          <table:table-cell table:formula="of:=ROUND(IF([.E79]&gt;[.$F$6];IF([.E79]-(([.B79]*[.$G$3])/100)&lt;0;((([.E79]*100)/[.$G$3])*[.$G$2])/100;0);([.$G$2]*([.B79]/2))/100);2)" office:value-type="float" office:value="0" calcext:value-type="float">
            <text:p>0,00</text:p>
          </table:table-cell>
          <table:table-cell table:formula="of:=ROUND(IF([.E79]&gt;[.$F$6];IF([.E79]-(([.B79]*[.$G$3])/100)&lt;0;[.E79];([.$G$3]*[.B79])/100);([.$G$3]*([.B79]/2))/100) ;2)" office:value-type="float" office:value="6.3" calcext:value-type="float">
            <text:p>6,30</text:p>
          </table:table-cell>
          <table:table-cell table:formula="of:=[.D79]-[.F79]" office:value-type="float" office:value="42.81" calcext:value-type="float">
            <text:p>42,81</text:p>
          </table:table-cell>
          <table:table-cell table:formula="of:=[.E79]-[.G79]" office:value-type="float" office:value="15.15" calcext:value-type="float">
            <text:p>15,15</text:p>
          </table:table-cell>
          <table:table-cell table:formula="of:=IF([.C79]=[.$L$6];IF([.H79]&lt;[.$N$6];[.$F$2];0);0)" office:value-type="float" office:value="0" calcext:value-type="float">
            <text:p>0,00</text:p>
          </table:table-cell>
          <table:table-cell table:formula="of:=IF([.I79]&lt;5;[.$F$3];0)" office:value-type="float" office:value="0" calcext:value-type="float">
            <text:p>0,00</text:p>
          </table:table-cell>
          <table:table-cell table:formula="of:=IF([.J79]=0;[.H79];[.J79])" office:value-type="float" office:value="42.81" calcext:value-type="float">
            <text:p>42,81</text:p>
          </table:table-cell>
          <table:table-cell table:formula="of:=IF([.K79]=0;[.I79];[.K79])" office:value-type="float" office:value="15.15" calcext:value-type="float">
            <text:p>15,15</text:p>
          </table:table-cell>
          <table:table-cell table:number-columns-repeated="7"/>
        </table:table-row>
        <table:table-row table:style-name="ro2">
          <table:table-cell office:value-type="date" office:date-value="2014-03-10" calcext:value-type="date">
            <text:p>10.03.2014</text:p>
          </table:table-cell>
          <table:table-cell office:value-type="float" office:value="18" calcext:value-type="float">
            <text:p>18</text:p>
          </table:table-cell>
          <table:table-cell table:formula="of:=LOOKUP(WEEKDAY([.A80];2);[.$B$1:.$B$7];[.$C$1:.$C$7])" office:value-type="string" office:string-value="poniedziałek" calcext:value-type="string">
            <text:p>poniedziałek</text:p>
          </table:table-cell>
          <table:table-cell table:formula="of:=[.L79]" office:value-type="float" office:value="42.81" calcext:value-type="float">
            <text:p>42,81</text:p>
          </table:table-cell>
          <table:table-cell table:formula="of:=[.M79]" office:value-type="float" office:value="15.15" calcext:value-type="float">
            <text:p>15,15</text:p>
          </table:table-cell>
          <table:table-cell table:formula="of:=ROUND(IF([.E80]&gt;[.$F$6];IF([.E80]-(([.B80]*[.$G$3])/100)&lt;0;((([.E80]*100)/[.$G$3])*[.$G$2])/100;0);([.$G$2]*([.B80]/2))/100);2)" office:value-type="float" office:value="0" calcext:value-type="float">
            <text:p>0,00</text:p>
          </table:table-cell>
          <table:table-cell table:formula="of:=ROUND(IF([.E80]&gt;[.$F$6];IF([.E80]-(([.B80]*[.$G$3])/100)&lt;0;[.E80];([.$G$3]*[.B80])/100);([.$G$3]*([.B80]/2))/100) ;2)" office:value-type="float" office:value="1.62" calcext:value-type="float">
            <text:p>1,62</text:p>
          </table:table-cell>
          <table:table-cell table:formula="of:=[.D80]-[.F80]" office:value-type="float" office:value="42.81" calcext:value-type="float">
            <text:p>42,81</text:p>
          </table:table-cell>
          <table:table-cell table:formula="of:=[.E80]-[.G80]" office:value-type="float" office:value="13.53" calcext:value-type="float">
            <text:p>13,53</text:p>
          </table:table-cell>
          <table:table-cell table:formula="of:=IF([.C80]=[.$L$6];IF([.H80]&lt;[.$N$6];[.$F$2];0);0)" office:value-type="float" office:value="0" calcext:value-type="float">
            <text:p>0,00</text:p>
          </table:table-cell>
          <table:table-cell table:formula="of:=IF([.I80]&lt;5;[.$F$3];0)" office:value-type="float" office:value="0" calcext:value-type="float">
            <text:p>0,00</text:p>
          </table:table-cell>
          <table:table-cell table:formula="of:=IF([.J80]=0;[.H80];[.J80])" office:value-type="float" office:value="42.81" calcext:value-type="float">
            <text:p>42,81</text:p>
          </table:table-cell>
          <table:table-cell table:formula="of:=IF([.K80]=0;[.I80];[.K80])" office:value-type="float" office:value="13.53" calcext:value-type="float">
            <text:p>13,53</text:p>
          </table:table-cell>
          <table:table-cell table:number-columns-repeated="7"/>
        </table:table-row>
        <table:table-row table:style-name="ro2">
          <table:table-cell office:value-type="date" office:date-value="2014-03-11" calcext:value-type="date">
            <text:p>11.03.2014</text:p>
          </table:table-cell>
          <table:table-cell office:value-type="float" office:value="140" calcext:value-type="float">
            <text:p>140</text:p>
          </table:table-cell>
          <table:table-cell table:formula="of:=LOOKUP(WEEKDAY([.A81];2);[.$B$1:.$B$7];[.$C$1:.$C$7])" office:value-type="string" office:string-value="wtorek" calcext:value-type="string">
            <text:p>wtorek</text:p>
          </table:table-cell>
          <table:table-cell table:formula="of:=[.L80]" office:value-type="float" office:value="42.81" calcext:value-type="float">
            <text:p>42,81</text:p>
          </table:table-cell>
          <table:table-cell table:formula="of:=[.M80]" office:value-type="float" office:value="13.53" calcext:value-type="float">
            <text:p>13,53</text:p>
          </table:table-cell>
          <table:table-cell table:formula="of:=ROUND(IF([.E81]&gt;[.$F$6];IF([.E81]-(([.B81]*[.$G$3])/100)&lt;0;((([.E81]*100)/[.$G$3])*[.$G$2])/100;0);([.$G$2]*([.B81]/2))/100);2)" office:value-type="float" office:value="4.2" calcext:value-type="float">
            <text:p>4,20</text:p>
          </table:table-cell>
          <table:table-cell table:formula="of:=ROUND(IF([.E81]&gt;[.$F$6];IF([.E81]-(([.B81]*[.$G$3])/100)&lt;0;[.E81];([.$G$3]*[.B81])/100);([.$G$3]*([.B81]/2))/100) ;2)" office:value-type="float" office:value="6.3" calcext:value-type="float">
            <text:p>6,30</text:p>
          </table:table-cell>
          <table:table-cell table:formula="of:=[.D81]-[.F81]" office:value-type="float" office:value="38.61" calcext:value-type="float">
            <text:p>38,61</text:p>
          </table:table-cell>
          <table:table-cell table:formula="of:=[.E81]-[.G81]" office:value-type="float" office:value="7.23" calcext:value-type="float">
            <text:p>7,23</text:p>
          </table:table-cell>
          <table:table-cell table:formula="of:=IF([.C81]=[.$L$6];IF([.H81]&lt;[.$N$6];[.$F$2];0);0)" office:value-type="float" office:value="0" calcext:value-type="float">
            <text:p>0,00</text:p>
          </table:table-cell>
          <table:table-cell table:formula="of:=IF([.I81]&lt;5;[.$F$3];0)" office:value-type="float" office:value="0" calcext:value-type="float">
            <text:p>0,00</text:p>
          </table:table-cell>
          <table:table-cell table:formula="of:=IF([.J81]=0;[.H81];[.J81])" office:value-type="float" office:value="38.61" calcext:value-type="float">
            <text:p>38,61</text:p>
          </table:table-cell>
          <table:table-cell table:formula="of:=IF([.K81]=0;[.I81];[.K81])" office:value-type="float" office:value="7.23" calcext:value-type="float">
            <text:p>7,23</text:p>
          </table:table-cell>
          <table:table-cell table:number-columns-repeated="7"/>
        </table:table-row>
        <table:table-row table:style-name="ro2">
          <table:table-cell office:value-type="date" office:date-value="2014-03-12" calcext:value-type="date">
            <text:p>12.03.2014</text:p>
          </table:table-cell>
          <table:table-cell office:value-type="float" office:value="35" calcext:value-type="float">
            <text:p>35</text:p>
          </table:table-cell>
          <table:table-cell table:formula="of:=LOOKUP(WEEKDAY([.A82];2);[.$B$1:.$B$7];[.$C$1:.$C$7])" office:value-type="string" office:string-value="środa" calcext:value-type="string">
            <text:p>środa</text:p>
          </table:table-cell>
          <table:table-cell table:formula="of:=[.L81]" office:value-type="float" office:value="38.61" calcext:value-type="float">
            <text:p>38,61</text:p>
          </table:table-cell>
          <table:table-cell table:formula="of:=[.M81]" office:value-type="float" office:value="7.23" calcext:value-type="float">
            <text:p>7,23</text:p>
          </table:table-cell>
          <table:table-cell table:formula="of:=ROUND(IF([.E82]&gt;[.$F$6];IF([.E82]-(([.B82]*[.$G$3])/100)&lt;0;((([.E82]*100)/[.$G$3])*[.$G$2])/100;0);([.$G$2]*([.B82]/2))/100);2)" office:value-type="float" office:value="1.05" calcext:value-type="float">
            <text:p>1,05</text:p>
          </table:table-cell>
          <table:table-cell table:formula="of:=ROUND(IF([.E82]&gt;[.$F$6];IF([.E82]-(([.B82]*[.$G$3])/100)&lt;0;[.E82];([.$G$3]*[.B82])/100);([.$G$3]*([.B82]/2))/100) ;2)" office:value-type="float" office:value="1.58" calcext:value-type="float">
            <text:p>1,58</text:p>
          </table:table-cell>
          <table:table-cell table:formula="of:=[.D82]-[.F82]" office:value-type="float" office:value="37.56" calcext:value-type="float">
            <text:p>37,56</text:p>
          </table:table-cell>
          <table:table-cell table:formula="of:=[.E82]-[.G82]" office:value-type="float" office:value="5.65" calcext:value-type="float">
            <text:p>5,65</text:p>
          </table:table-cell>
          <table:table-cell table:formula="of:=IF([.C82]=[.$L$6];IF([.H82]&lt;[.$N$6];[.$F$2];0);0)" office:value-type="float" office:value="0" calcext:value-type="float">
            <text:p>0,00</text:p>
          </table:table-cell>
          <table:table-cell table:formula="of:=IF([.I82]&lt;5;[.$F$3];0)" office:value-type="float" office:value="0" calcext:value-type="float">
            <text:p>0,00</text:p>
          </table:table-cell>
          <table:table-cell table:formula="of:=IF([.J82]=0;[.H82];[.J82])" office:value-type="float" office:value="37.56" calcext:value-type="float">
            <text:p>37,56</text:p>
          </table:table-cell>
          <table:table-cell table:formula="of:=IF([.K82]=0;[.I82];[.K82])" office:value-type="float" office:value="5.65" calcext:value-type="float">
            <text:p>5,65</text:p>
          </table:table-cell>
          <table:table-cell table:number-columns-repeated="7"/>
        </table:table-row>
        <table:table-row table:style-name="ro2">
          <table:table-cell office:value-type="date" office:date-value="2014-03-13" calcext:value-type="date">
            <text:p>13.03.2014</text:p>
          </table:table-cell>
          <table:table-cell office:value-type="float" office:value="65" calcext:value-type="float">
            <text:p>65</text:p>
          </table:table-cell>
          <table:table-cell table:formula="of:=LOOKUP(WEEKDAY([.A83];2);[.$B$1:.$B$7];[.$C$1:.$C$7])" office:value-type="string" office:string-value="czwartek" calcext:value-type="string">
            <text:p>czwartek</text:p>
          </table:table-cell>
          <table:table-cell table:formula="of:=[.L82]" office:value-type="float" office:value="37.56" calcext:value-type="float">
            <text:p>37,56</text:p>
          </table:table-cell>
          <table:table-cell table:formula="of:=[.M82]" office:value-type="float" office:value="5.65" calcext:value-type="float">
            <text:p>5,65</text:p>
          </table:table-cell>
          <table:table-cell table:formula="of:=ROUND(IF([.E83]&gt;[.$F$6];IF([.E83]-(([.B83]*[.$G$3])/100)&lt;0;((([.E83]*100)/[.$G$3])*[.$G$2])/100;0);([.$G$2]*([.B83]/2))/100);2)" office:value-type="float" office:value="1.95" calcext:value-type="float">
            <text:p>1,95</text:p>
          </table:table-cell>
          <table:table-cell table:formula="of:=ROUND(IF([.E83]&gt;[.$F$6];IF([.E83]-(([.B83]*[.$G$3])/100)&lt;0;[.E83];([.$G$3]*[.B83])/100);([.$G$3]*([.B83]/2))/100) ;2)" office:value-type="float" office:value="2.93" calcext:value-type="float">
            <text:p>2,93</text:p>
          </table:table-cell>
          <table:table-cell table:formula="of:=[.D83]-[.F83]" office:value-type="float" office:value="35.61" calcext:value-type="float">
            <text:p>35,61</text:p>
          </table:table-cell>
          <table:table-cell table:formula="of:=[.E83]-[.G83]" office:value-type="float" office:value="2.72" calcext:value-type="float">
            <text:p>2,72</text:p>
          </table:table-cell>
          <table:table-cell table:formula="of:=IF([.C83]=[.$L$6];IF([.H83]&lt;[.$N$6];[.$F$2];0);0)" office:value-type="float" office:value="45" calcext:value-type="float">
            <text:p>45,00</text:p>
          </table:table-cell>
          <table:table-cell table:formula="of:=IF([.I83]&lt;5;[.$F$3];0)" office:value-type="float" office:value="30" calcext:value-type="float">
            <text:p>30,00</text:p>
          </table:table-cell>
          <table:table-cell table:formula="of:=IF([.J83]=0;[.H83];[.J83])" office:value-type="float" office:value="45" calcext:value-type="float">
            <text:p>45,00</text:p>
          </table:table-cell>
          <table:table-cell table:formula="of:=IF([.K83]=0;[.I83];[.K8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3-14" calcext:value-type="date">
            <text:p>14.03.2014</text:p>
          </table:table-cell>
          <table:table-cell office:value-type="float" office:value="225" calcext:value-type="float">
            <text:p>225</text:p>
          </table:table-cell>
          <table:table-cell table:formula="of:=LOOKUP(WEEKDAY([.A84];2);[.$B$1:.$B$7];[.$C$1:.$C$7])" office:value-type="string" office:string-value="piątek" calcext:value-type="string">
            <text:p>piątek</text:p>
          </table:table-cell>
          <table:table-cell table:formula="of:=[.L83]" office:value-type="float" office:value="45" calcext:value-type="float">
            <text:p>45,00</text:p>
          </table:table-cell>
          <table:table-cell table:formula="of:=[.M83]" office:value-type="float" office:value="30" calcext:value-type="float">
            <text:p>30,00</text:p>
          </table:table-cell>
          <table:table-cell table:formula="of:=ROUND(IF([.E84]&gt;[.$F$6];IF([.E84]-(([.B84]*[.$G$3])/100)&lt;0;((([.E84]*100)/[.$G$3])*[.$G$2])/100;0);([.$G$2]*([.B84]/2))/100);2)" office:value-type="float" office:value="0" calcext:value-type="float">
            <text:p>0,00</text:p>
          </table:table-cell>
          <table:table-cell table:formula="of:=ROUND(IF([.E84]&gt;[.$F$6];IF([.E84]-(([.B84]*[.$G$3])/100)&lt;0;[.E84];([.$G$3]*[.B84])/100);([.$G$3]*([.B84]/2))/100) ;2)" office:value-type="float" office:value="20.25" calcext:value-type="float">
            <text:p>20,25</text:p>
          </table:table-cell>
          <table:table-cell table:formula="of:=[.D84]-[.F84]" office:value-type="float" office:value="45" calcext:value-type="float">
            <text:p>45,00</text:p>
          </table:table-cell>
          <table:table-cell table:formula="of:=[.E84]-[.G84]" office:value-type="float" office:value="9.75" calcext:value-type="float">
            <text:p>9,75</text:p>
          </table:table-cell>
          <table:table-cell table:formula="of:=IF([.C84]=[.$L$6];IF([.H84]&lt;[.$N$6];[.$F$2];0);0)" office:value-type="float" office:value="0" calcext:value-type="float">
            <text:p>0,00</text:p>
          </table:table-cell>
          <table:table-cell table:formula="of:=IF([.I84]&lt;5;[.$F$3];0)" office:value-type="float" office:value="0" calcext:value-type="float">
            <text:p>0,00</text:p>
          </table:table-cell>
          <table:table-cell table:formula="of:=IF([.J84]=0;[.H84];[.J84])" office:value-type="float" office:value="45" calcext:value-type="float">
            <text:p>45,00</text:p>
          </table:table-cell>
          <table:table-cell table:formula="of:=IF([.K84]=0;[.I84];[.K84])" office:value-type="float" office:value="9.75" calcext:value-type="float">
            <text:p>9,75</text:p>
          </table:table-cell>
          <table:table-cell table:number-columns-repeated="7"/>
        </table:table-row>
        <table:table-row table:style-name="ro2">
          <table:table-cell office:value-type="date" office:date-value="2014-03-15" calcext:value-type="date">
            <text:p>15.03.2014</text:p>
          </table:table-cell>
          <table:table-cell office:value-type="float" office:value="138" calcext:value-type="float">
            <text:p>138</text:p>
          </table:table-cell>
          <table:table-cell table:formula="of:=LOOKUP(WEEKDAY([.A85];2);[.$B$1:.$B$7];[.$C$1:.$C$7])" office:value-type="string" office:string-value="sobota" calcext:value-type="string">
            <text:p>sobota</text:p>
          </table:table-cell>
          <table:table-cell table:formula="of:=[.L84]" office:value-type="float" office:value="45" calcext:value-type="float">
            <text:p>45,00</text:p>
          </table:table-cell>
          <table:table-cell table:formula="of:=[.M84]" office:value-type="float" office:value="9.75" calcext:value-type="float">
            <text:p>9,75</text:p>
          </table:table-cell>
          <table:table-cell table:formula="of:=ROUND(IF([.E85]&gt;[.$F$6];IF([.E85]-(([.B85]*[.$G$3])/100)&lt;0;((([.E85]*100)/[.$G$3])*[.$G$2])/100;0);([.$G$2]*([.B85]/2))/100);2)" office:value-type="float" office:value="4.14" calcext:value-type="float">
            <text:p>4,14</text:p>
          </table:table-cell>
          <table:table-cell table:formula="of:=ROUND(IF([.E85]&gt;[.$F$6];IF([.E85]-(([.B85]*[.$G$3])/100)&lt;0;[.E85];([.$G$3]*[.B85])/100);([.$G$3]*([.B85]/2))/100) ;2)" office:value-type="float" office:value="6.21" calcext:value-type="float">
            <text:p>6,21</text:p>
          </table:table-cell>
          <table:table-cell table:formula="of:=[.D85]-[.F85]" office:value-type="float" office:value="40.86" calcext:value-type="float">
            <text:p>40,86</text:p>
          </table:table-cell>
          <table:table-cell table:formula="of:=[.E85]-[.G85]" office:value-type="float" office:value="3.54" calcext:value-type="float">
            <text:p>3,54</text:p>
          </table:table-cell>
          <table:table-cell table:formula="of:=IF([.C85]=[.$L$6];IF([.H85]&lt;[.$N$6];[.$F$2];0);0)" office:value-type="float" office:value="0" calcext:value-type="float">
            <text:p>0,00</text:p>
          </table:table-cell>
          <table:table-cell table:formula="of:=IF([.I85]&lt;5;[.$F$3];0)" office:value-type="float" office:value="30" calcext:value-type="float">
            <text:p>30,00</text:p>
          </table:table-cell>
          <table:table-cell table:formula="of:=IF([.J85]=0;[.H85];[.J85])" office:value-type="float" office:value="40.86" calcext:value-type="float">
            <text:p>40,86</text:p>
          </table:table-cell>
          <table:table-cell table:formula="of:=IF([.K85]=0;[.I85];[.K8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3-16" calcext:value-type="date">
            <text:p>16.03.2014</text:p>
          </table:table-cell>
          <table:table-cell office:value-type="float" office:value="64" calcext:value-type="float">
            <text:p>64</text:p>
          </table:table-cell>
          <table:table-cell table:formula="of:=LOOKUP(WEEKDAY([.A86];2);[.$B$1:.$B$7];[.$C$1:.$C$7])" office:value-type="string" office:string-value="niedziela" calcext:value-type="string">
            <text:p>niedziela</text:p>
          </table:table-cell>
          <table:table-cell table:formula="of:=[.L85]" office:value-type="float" office:value="40.86" calcext:value-type="float">
            <text:p>40,86</text:p>
          </table:table-cell>
          <table:table-cell table:formula="of:=[.M85]" office:value-type="float" office:value="30" calcext:value-type="float">
            <text:p>30,00</text:p>
          </table:table-cell>
          <table:table-cell table:formula="of:=ROUND(IF([.E86]&gt;[.$F$6];IF([.E86]-(([.B86]*[.$G$3])/100)&lt;0;((([.E86]*100)/[.$G$3])*[.$G$2])/100;0);([.$G$2]*([.B86]/2))/100);2)" office:value-type="float" office:value="0" calcext:value-type="float">
            <text:p>0,00</text:p>
          </table:table-cell>
          <table:table-cell table:formula="of:=ROUND(IF([.E86]&gt;[.$F$6];IF([.E86]-(([.B86]*[.$G$3])/100)&lt;0;[.E86];([.$G$3]*[.B86])/100);([.$G$3]*([.B86]/2))/100) ;2)" office:value-type="float" office:value="5.76" calcext:value-type="float">
            <text:p>5,76</text:p>
          </table:table-cell>
          <table:table-cell table:formula="of:=[.D86]-[.F86]" office:value-type="float" office:value="40.86" calcext:value-type="float">
            <text:p>40,86</text:p>
          </table:table-cell>
          <table:table-cell table:formula="of:=[.E86]-[.G86]" office:value-type="float" office:value="24.24" calcext:value-type="float">
            <text:p>24,24</text:p>
          </table:table-cell>
          <table:table-cell table:formula="of:=IF([.C86]=[.$L$6];IF([.H86]&lt;[.$N$6];[.$F$2];0);0)" office:value-type="float" office:value="0" calcext:value-type="float">
            <text:p>0,00</text:p>
          </table:table-cell>
          <table:table-cell table:formula="of:=IF([.I86]&lt;5;[.$F$3];0)" office:value-type="float" office:value="0" calcext:value-type="float">
            <text:p>0,00</text:p>
          </table:table-cell>
          <table:table-cell table:formula="of:=IF([.J86]=0;[.H86];[.J86])" office:value-type="float" office:value="40.86" calcext:value-type="float">
            <text:p>40,86</text:p>
          </table:table-cell>
          <table:table-cell table:formula="of:=IF([.K86]=0;[.I86];[.K86])" office:value-type="float" office:value="24.24" calcext:value-type="float">
            <text:p>24,24</text:p>
          </table:table-cell>
          <table:table-cell table:number-columns-repeated="7"/>
        </table:table-row>
        <table:table-row table:style-name="ro2">
          <table:table-cell office:value-type="date" office:date-value="2014-03-17" calcext:value-type="date">
            <text:p>17.03.2014</text:p>
          </table:table-cell>
          <table:table-cell office:value-type="float" office:value="73" calcext:value-type="float">
            <text:p>73</text:p>
          </table:table-cell>
          <table:table-cell table:formula="of:=LOOKUP(WEEKDAY([.A87];2);[.$B$1:.$B$7];[.$C$1:.$C$7])" office:value-type="string" office:string-value="poniedziałek" calcext:value-type="string">
            <text:p>poniedziałek</text:p>
          </table:table-cell>
          <table:table-cell table:formula="of:=[.L86]" office:value-type="float" office:value="40.86" calcext:value-type="float">
            <text:p>40,86</text:p>
          </table:table-cell>
          <table:table-cell table:formula="of:=[.M86]" office:value-type="float" office:value="24.24" calcext:value-type="float">
            <text:p>24,24</text:p>
          </table:table-cell>
          <table:table-cell table:formula="of:=ROUND(IF([.E87]&gt;[.$F$6];IF([.E87]-(([.B87]*[.$G$3])/100)&lt;0;((([.E87]*100)/[.$G$3])*[.$G$2])/100;0);([.$G$2]*([.B87]/2))/100);2)" office:value-type="float" office:value="0" calcext:value-type="float">
            <text:p>0,00</text:p>
          </table:table-cell>
          <table:table-cell table:formula="of:=ROUND(IF([.E87]&gt;[.$F$6];IF([.E87]-(([.B87]*[.$G$3])/100)&lt;0;[.E87];([.$G$3]*[.B87])/100);([.$G$3]*([.B87]/2))/100) ;2)" office:value-type="float" office:value="6.57" calcext:value-type="float">
            <text:p>6,57</text:p>
          </table:table-cell>
          <table:table-cell table:formula="of:=[.D87]-[.F87]" office:value-type="float" office:value="40.86" calcext:value-type="float">
            <text:p>40,86</text:p>
          </table:table-cell>
          <table:table-cell table:formula="of:=[.E87]-[.G87]" office:value-type="float" office:value="17.67" calcext:value-type="float">
            <text:p>17,67</text:p>
          </table:table-cell>
          <table:table-cell table:formula="of:=IF([.C87]=[.$L$6];IF([.H87]&lt;[.$N$6];[.$F$2];0);0)" office:value-type="float" office:value="0" calcext:value-type="float">
            <text:p>0,00</text:p>
          </table:table-cell>
          <table:table-cell table:formula="of:=IF([.I87]&lt;5;[.$F$3];0)" office:value-type="float" office:value="0" calcext:value-type="float">
            <text:p>0,00</text:p>
          </table:table-cell>
          <table:table-cell table:formula="of:=IF([.J87]=0;[.H87];[.J87])" office:value-type="float" office:value="40.86" calcext:value-type="float">
            <text:p>40,86</text:p>
          </table:table-cell>
          <table:table-cell table:formula="of:=IF([.K87]=0;[.I87];[.K87])" office:value-type="float" office:value="17.67" calcext:value-type="float">
            <text:p>17,67</text:p>
          </table:table-cell>
          <table:table-cell table:number-columns-repeated="7"/>
        </table:table-row>
        <table:table-row table:style-name="ro2">
          <table:table-cell office:value-type="date" office:date-value="2014-03-18" calcext:value-type="date">
            <text:p>18.03.2014</text:p>
          </table:table-cell>
          <table:table-cell office:value-type="float" office:value="109" calcext:value-type="float">
            <text:p>109</text:p>
          </table:table-cell>
          <table:table-cell table:formula="of:=LOOKUP(WEEKDAY([.A88];2);[.$B$1:.$B$7];[.$C$1:.$C$7])" office:value-type="string" office:string-value="wtorek" calcext:value-type="string">
            <text:p>wtorek</text:p>
          </table:table-cell>
          <table:table-cell table:formula="of:=[.L87]" office:value-type="float" office:value="40.86" calcext:value-type="float">
            <text:p>40,86</text:p>
          </table:table-cell>
          <table:table-cell table:formula="of:=[.M87]" office:value-type="float" office:value="17.67" calcext:value-type="float">
            <text:p>17,67</text:p>
          </table:table-cell>
          <table:table-cell table:formula="of:=ROUND(IF([.E88]&gt;[.$F$6];IF([.E88]-(([.B88]*[.$G$3])/100)&lt;0;((([.E88]*100)/[.$G$3])*[.$G$2])/100;0);([.$G$2]*([.B88]/2))/100);2)" office:value-type="float" office:value="0" calcext:value-type="float">
            <text:p>0,00</text:p>
          </table:table-cell>
          <table:table-cell table:formula="of:=ROUND(IF([.E88]&gt;[.$F$6];IF([.E88]-(([.B88]*[.$G$3])/100)&lt;0;[.E88];([.$G$3]*[.B88])/100);([.$G$3]*([.B88]/2))/100) ;2)" office:value-type="float" office:value="9.81" calcext:value-type="float">
            <text:p>9,81</text:p>
          </table:table-cell>
          <table:table-cell table:formula="of:=[.D88]-[.F88]" office:value-type="float" office:value="40.86" calcext:value-type="float">
            <text:p>40,86</text:p>
          </table:table-cell>
          <table:table-cell table:formula="of:=[.E88]-[.G88]" office:value-type="float" office:value="7.86" calcext:value-type="float">
            <text:p>7,86</text:p>
          </table:table-cell>
          <table:table-cell table:formula="of:=IF([.C88]=[.$L$6];IF([.H88]&lt;[.$N$6];[.$F$2];0);0)" office:value-type="float" office:value="0" calcext:value-type="float">
            <text:p>0,00</text:p>
          </table:table-cell>
          <table:table-cell table:formula="of:=IF([.I88]&lt;5;[.$F$3];0)" office:value-type="float" office:value="0" calcext:value-type="float">
            <text:p>0,00</text:p>
          </table:table-cell>
          <table:table-cell table:formula="of:=IF([.J88]=0;[.H88];[.J88])" office:value-type="float" office:value="40.86" calcext:value-type="float">
            <text:p>40,86</text:p>
          </table:table-cell>
          <table:table-cell table:formula="of:=IF([.K88]=0;[.I88];[.K88])" office:value-type="float" office:value="7.86" calcext:value-type="float">
            <text:p>7,86</text:p>
          </table:table-cell>
          <table:table-cell table:number-columns-repeated="7"/>
        </table:table-row>
        <table:table-row table:style-name="ro2">
          <table:table-cell office:value-type="date" office:date-value="2014-03-19" calcext:value-type="date">
            <text:p>19.03.2014</text:p>
          </table:table-cell>
          <table:table-cell office:value-type="float" office:value="69" calcext:value-type="float">
            <text:p>69</text:p>
          </table:table-cell>
          <table:table-cell table:formula="of:=LOOKUP(WEEKDAY([.A89];2);[.$B$1:.$B$7];[.$C$1:.$C$7])" office:value-type="string" office:string-value="środa" calcext:value-type="string">
            <text:p>środa</text:p>
          </table:table-cell>
          <table:table-cell table:formula="of:=[.L88]" office:value-type="float" office:value="40.86" calcext:value-type="float">
            <text:p>40,86</text:p>
          </table:table-cell>
          <table:table-cell table:formula="of:=[.M88]" office:value-type="float" office:value="7.86" calcext:value-type="float">
            <text:p>7,86</text:p>
          </table:table-cell>
          <table:table-cell table:formula="of:=ROUND(IF([.E89]&gt;[.$F$6];IF([.E89]-(([.B89]*[.$G$3])/100)&lt;0;((([.E89]*100)/[.$G$3])*[.$G$2])/100;0);([.$G$2]*([.B89]/2))/100);2)" office:value-type="float" office:value="2.07" calcext:value-type="float">
            <text:p>2,07</text:p>
          </table:table-cell>
          <table:table-cell table:formula="of:=ROUND(IF([.E89]&gt;[.$F$6];IF([.E89]-(([.B89]*[.$G$3])/100)&lt;0;[.E89];([.$G$3]*[.B89])/100);([.$G$3]*([.B89]/2))/100) ;2)" office:value-type="float" office:value="3.11" calcext:value-type="float">
            <text:p>3,11</text:p>
          </table:table-cell>
          <table:table-cell table:formula="of:=[.D89]-[.F89]" office:value-type="float" office:value="38.79" calcext:value-type="float">
            <text:p>38,79</text:p>
          </table:table-cell>
          <table:table-cell table:formula="of:=[.E89]-[.G89]" office:value-type="float" office:value="4.75" calcext:value-type="float">
            <text:p>4,75</text:p>
          </table:table-cell>
          <table:table-cell table:formula="of:=IF([.C89]=[.$L$6];IF([.H89]&lt;[.$N$6];[.$F$2];0);0)" office:value-type="float" office:value="0" calcext:value-type="float">
            <text:p>0,00</text:p>
          </table:table-cell>
          <table:table-cell table:formula="of:=IF([.I89]&lt;5;[.$F$3];0)" office:value-type="float" office:value="30" calcext:value-type="float">
            <text:p>30,00</text:p>
          </table:table-cell>
          <table:table-cell table:formula="of:=IF([.J89]=0;[.H89];[.J89])" office:value-type="float" office:value="38.79" calcext:value-type="float">
            <text:p>38,79</text:p>
          </table:table-cell>
          <table:table-cell table:formula="of:=IF([.K89]=0;[.I89];[.K8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3-20" calcext:value-type="date">
            <text:p>20.03.2014</text:p>
          </table:table-cell>
          <table:table-cell office:value-type="float" office:value="21" calcext:value-type="float">
            <text:p>21</text:p>
          </table:table-cell>
          <table:table-cell table:formula="of:=LOOKUP(WEEKDAY([.A90];2);[.$B$1:.$B$7];[.$C$1:.$C$7])" office:value-type="string" office:string-value="czwartek" calcext:value-type="string">
            <text:p>czwartek</text:p>
          </table:table-cell>
          <table:table-cell table:formula="of:=[.L89]" office:value-type="float" office:value="38.79" calcext:value-type="float">
            <text:p>38,79</text:p>
          </table:table-cell>
          <table:table-cell table:formula="of:=[.M89]" office:value-type="float" office:value="30" calcext:value-type="float">
            <text:p>30,00</text:p>
          </table:table-cell>
          <table:table-cell table:formula="of:=ROUND(IF([.E90]&gt;[.$F$6];IF([.E90]-(([.B90]*[.$G$3])/100)&lt;0;((([.E90]*100)/[.$G$3])*[.$G$2])/100;0);([.$G$2]*([.B90]/2))/100);2)" office:value-type="float" office:value="0" calcext:value-type="float">
            <text:p>0,00</text:p>
          </table:table-cell>
          <table:table-cell table:formula="of:=ROUND(IF([.E90]&gt;[.$F$6];IF([.E90]-(([.B90]*[.$G$3])/100)&lt;0;[.E90];([.$G$3]*[.B90])/100);([.$G$3]*([.B90]/2))/100) ;2)" office:value-type="float" office:value="1.89" calcext:value-type="float">
            <text:p>1,89</text:p>
          </table:table-cell>
          <table:table-cell table:formula="of:=[.D90]-[.F90]" office:value-type="float" office:value="38.79" calcext:value-type="float">
            <text:p>38,79</text:p>
          </table:table-cell>
          <table:table-cell table:formula="of:=[.E90]-[.G90]" office:value-type="float" office:value="28.11" calcext:value-type="float">
            <text:p>28,11</text:p>
          </table:table-cell>
          <table:table-cell table:formula="of:=IF([.C90]=[.$L$6];IF([.H90]&lt;[.$N$6];[.$F$2];0);0)" office:value-type="float" office:value="45" calcext:value-type="float">
            <text:p>45,00</text:p>
          </table:table-cell>
          <table:table-cell table:formula="of:=IF([.I90]&lt;5;[.$F$3];0)" office:value-type="float" office:value="0" calcext:value-type="float">
            <text:p>0,00</text:p>
          </table:table-cell>
          <table:table-cell table:formula="of:=IF([.J90]=0;[.H90];[.J90])" office:value-type="float" office:value="45" calcext:value-type="float">
            <text:p>45,00</text:p>
          </table:table-cell>
          <table:table-cell table:formula="of:=IF([.K90]=0;[.I90];[.K90])" office:value-type="float" office:value="28.11" calcext:value-type="float">
            <text:p>28,11</text:p>
          </table:table-cell>
          <table:table-cell table:number-columns-repeated="7"/>
        </table:table-row>
        <table:table-row table:style-name="ro2">
          <table:table-cell office:value-type="date" office:date-value="2014-03-21" calcext:value-type="date">
            <text:p>21.03.2014</text:p>
          </table:table-cell>
          <table:table-cell office:value-type="float" office:value="116" calcext:value-type="float">
            <text:p>116</text:p>
          </table:table-cell>
          <table:table-cell table:formula="of:=LOOKUP(WEEKDAY([.A91];2);[.$B$1:.$B$7];[.$C$1:.$C$7])" office:value-type="string" office:string-value="piątek" calcext:value-type="string">
            <text:p>piątek</text:p>
          </table:table-cell>
          <table:table-cell table:formula="of:=[.L90]" office:value-type="float" office:value="45" calcext:value-type="float">
            <text:p>45,00</text:p>
          </table:table-cell>
          <table:table-cell table:formula="of:=[.M90]" office:value-type="float" office:value="28.11" calcext:value-type="float">
            <text:p>28,11</text:p>
          </table:table-cell>
          <table:table-cell table:formula="of:=ROUND(IF([.E91]&gt;[.$F$6];IF([.E91]-(([.B91]*[.$G$3])/100)&lt;0;((([.E91]*100)/[.$G$3])*[.$G$2])/100;0);([.$G$2]*([.B91]/2))/100);2)" office:value-type="float" office:value="0" calcext:value-type="float">
            <text:p>0,00</text:p>
          </table:table-cell>
          <table:table-cell table:formula="of:=ROUND(IF([.E91]&gt;[.$F$6];IF([.E91]-(([.B91]*[.$G$3])/100)&lt;0;[.E91];([.$G$3]*[.B91])/100);([.$G$3]*([.B91]/2))/100) ;2)" office:value-type="float" office:value="10.44" calcext:value-type="float">
            <text:p>10,44</text:p>
          </table:table-cell>
          <table:table-cell table:formula="of:=[.D91]-[.F91]" office:value-type="float" office:value="45" calcext:value-type="float">
            <text:p>45,00</text:p>
          </table:table-cell>
          <table:table-cell table:formula="of:=[.E91]-[.G91]" office:value-type="float" office:value="17.67" calcext:value-type="float">
            <text:p>17,67</text:p>
          </table:table-cell>
          <table:table-cell table:formula="of:=IF([.C91]=[.$L$6];IF([.H91]&lt;[.$N$6];[.$F$2];0);0)" office:value-type="float" office:value="0" calcext:value-type="float">
            <text:p>0,00</text:p>
          </table:table-cell>
          <table:table-cell table:formula="of:=IF([.I91]&lt;5;[.$F$3];0)" office:value-type="float" office:value="0" calcext:value-type="float">
            <text:p>0,00</text:p>
          </table:table-cell>
          <table:table-cell table:formula="of:=IF([.J91]=0;[.H91];[.J91])" office:value-type="float" office:value="45" calcext:value-type="float">
            <text:p>45,00</text:p>
          </table:table-cell>
          <table:table-cell table:formula="of:=IF([.K91]=0;[.I91];[.K91])" office:value-type="float" office:value="17.67" calcext:value-type="float">
            <text:p>17,67</text:p>
          </table:table-cell>
          <table:table-cell table:number-columns-repeated="7"/>
        </table:table-row>
        <table:table-row table:style-name="ro2">
          <table:table-cell office:value-type="date" office:date-value="2014-03-22" calcext:value-type="date">
            <text:p>22.03.2014</text:p>
          </table:table-cell>
          <table:table-cell office:value-type="float" office:value="47" calcext:value-type="float">
            <text:p>47</text:p>
          </table:table-cell>
          <table:table-cell table:formula="of:=LOOKUP(WEEKDAY([.A92];2);[.$B$1:.$B$7];[.$C$1:.$C$7])" office:value-type="string" office:string-value="sobota" calcext:value-type="string">
            <text:p>sobota</text:p>
          </table:table-cell>
          <table:table-cell table:formula="of:=[.L91]" office:value-type="float" office:value="45" calcext:value-type="float">
            <text:p>45,00</text:p>
          </table:table-cell>
          <table:table-cell table:formula="of:=[.M91]" office:value-type="float" office:value="17.67" calcext:value-type="float">
            <text:p>17,67</text:p>
          </table:table-cell>
          <table:table-cell table:formula="of:=ROUND(IF([.E92]&gt;[.$F$6];IF([.E92]-(([.B92]*[.$G$3])/100)&lt;0;((([.E92]*100)/[.$G$3])*[.$G$2])/100;0);([.$G$2]*([.B92]/2))/100);2)" office:value-type="float" office:value="0" calcext:value-type="float">
            <text:p>0,00</text:p>
          </table:table-cell>
          <table:table-cell table:formula="of:=ROUND(IF([.E92]&gt;[.$F$6];IF([.E92]-(([.B92]*[.$G$3])/100)&lt;0;[.E92];([.$G$3]*[.B92])/100);([.$G$3]*([.B92]/2))/100) ;2)" office:value-type="float" office:value="4.23" calcext:value-type="float">
            <text:p>4,23</text:p>
          </table:table-cell>
          <table:table-cell table:formula="of:=[.D92]-[.F92]" office:value-type="float" office:value="45" calcext:value-type="float">
            <text:p>45,00</text:p>
          </table:table-cell>
          <table:table-cell table:formula="of:=[.E92]-[.G92]" office:value-type="float" office:value="13.44" calcext:value-type="float">
            <text:p>13,44</text:p>
          </table:table-cell>
          <table:table-cell table:formula="of:=IF([.C92]=[.$L$6];IF([.H92]&lt;[.$N$6];[.$F$2];0);0)" office:value-type="float" office:value="0" calcext:value-type="float">
            <text:p>0,00</text:p>
          </table:table-cell>
          <table:table-cell table:formula="of:=IF([.I92]&lt;5;[.$F$3];0)" office:value-type="float" office:value="0" calcext:value-type="float">
            <text:p>0,00</text:p>
          </table:table-cell>
          <table:table-cell table:formula="of:=IF([.J92]=0;[.H92];[.J92])" office:value-type="float" office:value="45" calcext:value-type="float">
            <text:p>45,00</text:p>
          </table:table-cell>
          <table:table-cell table:formula="of:=IF([.K92]=0;[.I92];[.K92])" office:value-type="float" office:value="13.44" calcext:value-type="float">
            <text:p>13,44</text:p>
          </table:table-cell>
          <table:table-cell table:number-columns-repeated="7"/>
        </table:table-row>
        <table:table-row table:style-name="ro2">
          <table:table-cell office:value-type="date" office:date-value="2014-03-23" calcext:value-type="date">
            <text:p>23.03.2014</text:p>
          </table:table-cell>
          <table:table-cell office:value-type="float" office:value="59" calcext:value-type="float">
            <text:p>59</text:p>
          </table:table-cell>
          <table:table-cell table:formula="of:=LOOKUP(WEEKDAY([.A93];2);[.$B$1:.$B$7];[.$C$1:.$C$7])" office:value-type="string" office:string-value="niedziela" calcext:value-type="string">
            <text:p>niedziela</text:p>
          </table:table-cell>
          <table:table-cell table:formula="of:=[.L92]" office:value-type="float" office:value="45" calcext:value-type="float">
            <text:p>45,00</text:p>
          </table:table-cell>
          <table:table-cell table:formula="of:=[.M92]" office:value-type="float" office:value="13.44" calcext:value-type="float">
            <text:p>13,44</text:p>
          </table:table-cell>
          <table:table-cell table:formula="of:=ROUND(IF([.E93]&gt;[.$F$6];IF([.E93]-(([.B93]*[.$G$3])/100)&lt;0;((([.E93]*100)/[.$G$3])*[.$G$2])/100;0);([.$G$2]*([.B93]/2))/100);2)" office:value-type="float" office:value="1.77" calcext:value-type="float">
            <text:p>1,77</text:p>
          </table:table-cell>
          <table:table-cell table:formula="of:=ROUND(IF([.E93]&gt;[.$F$6];IF([.E93]-(([.B93]*[.$G$3])/100)&lt;0;[.E93];([.$G$3]*[.B93])/100);([.$G$3]*([.B93]/2))/100) ;2)" office:value-type="float" office:value="2.66" calcext:value-type="float">
            <text:p>2,66</text:p>
          </table:table-cell>
          <table:table-cell table:formula="of:=[.D93]-[.F93]" office:value-type="float" office:value="43.23" calcext:value-type="float">
            <text:p>43,23</text:p>
          </table:table-cell>
          <table:table-cell table:formula="of:=[.E93]-[.G93]" office:value-type="float" office:value="10.78" calcext:value-type="float">
            <text:p>10,78</text:p>
          </table:table-cell>
          <table:table-cell table:formula="of:=IF([.C93]=[.$L$6];IF([.H93]&lt;[.$N$6];[.$F$2];0);0)" office:value-type="float" office:value="0" calcext:value-type="float">
            <text:p>0,00</text:p>
          </table:table-cell>
          <table:table-cell table:formula="of:=IF([.I93]&lt;5;[.$F$3];0)" office:value-type="float" office:value="0" calcext:value-type="float">
            <text:p>0,00</text:p>
          </table:table-cell>
          <table:table-cell table:formula="of:=IF([.J93]=0;[.H93];[.J93])" office:value-type="float" office:value="43.23" calcext:value-type="float">
            <text:p>43,23</text:p>
          </table:table-cell>
          <table:table-cell table:formula="of:=IF([.K93]=0;[.I93];[.K93])" office:value-type="float" office:value="10.78" calcext:value-type="float">
            <text:p>10,78</text:p>
          </table:table-cell>
          <table:table-cell table:number-columns-repeated="7"/>
        </table:table-row>
        <table:table-row table:style-name="ro2">
          <table:table-cell office:value-type="date" office:date-value="2014-03-24" calcext:value-type="date">
            <text:p>24.03.2014</text:p>
          </table:table-cell>
          <table:table-cell office:value-type="float" office:value="85" calcext:value-type="float">
            <text:p>85</text:p>
          </table:table-cell>
          <table:table-cell table:formula="of:=LOOKUP(WEEKDAY([.A94];2);[.$B$1:.$B$7];[.$C$1:.$C$7])" office:value-type="string" office:string-value="poniedziałek" calcext:value-type="string">
            <text:p>poniedziałek</text:p>
          </table:table-cell>
          <table:table-cell table:formula="of:=[.L93]" office:value-type="float" office:value="43.23" calcext:value-type="float">
            <text:p>43,23</text:p>
          </table:table-cell>
          <table:table-cell table:formula="of:=[.M93]" office:value-type="float" office:value="10.78" calcext:value-type="float">
            <text:p>10,78</text:p>
          </table:table-cell>
          <table:table-cell table:formula="of:=ROUND(IF([.E94]&gt;[.$F$6];IF([.E94]-(([.B94]*[.$G$3])/100)&lt;0;((([.E94]*100)/[.$G$3])*[.$G$2])/100;0);([.$G$2]*([.B94]/2))/100);2)" office:value-type="float" office:value="2.55" calcext:value-type="float">
            <text:p>2,55</text:p>
          </table:table-cell>
          <table:table-cell table:formula="of:=ROUND(IF([.E94]&gt;[.$F$6];IF([.E94]-(([.B94]*[.$G$3])/100)&lt;0;[.E94];([.$G$3]*[.B94])/100);([.$G$3]*([.B94]/2))/100) ;2)" office:value-type="float" office:value="3.83" calcext:value-type="float">
            <text:p>3,83</text:p>
          </table:table-cell>
          <table:table-cell table:formula="of:=[.D94]-[.F94]" office:value-type="float" office:value="40.68" calcext:value-type="float">
            <text:p>40,68</text:p>
          </table:table-cell>
          <table:table-cell table:formula="of:=[.E94]-[.G94]" office:value-type="float" office:value="6.95" calcext:value-type="float">
            <text:p>6,95</text:p>
          </table:table-cell>
          <table:table-cell table:formula="of:=IF([.C94]=[.$L$6];IF([.H94]&lt;[.$N$6];[.$F$2];0);0)" office:value-type="float" office:value="0" calcext:value-type="float">
            <text:p>0,00</text:p>
          </table:table-cell>
          <table:table-cell table:formula="of:=IF([.I94]&lt;5;[.$F$3];0)" office:value-type="float" office:value="0" calcext:value-type="float">
            <text:p>0,00</text:p>
          </table:table-cell>
          <table:table-cell table:formula="of:=IF([.J94]=0;[.H94];[.J94])" office:value-type="float" office:value="40.68" calcext:value-type="float">
            <text:p>40,68</text:p>
          </table:table-cell>
          <table:table-cell table:formula="of:=IF([.K94]=0;[.I94];[.K94])" office:value-type="float" office:value="6.95" calcext:value-type="float">
            <text:p>6,95</text:p>
          </table:table-cell>
          <table:table-cell table:number-columns-repeated="7"/>
        </table:table-row>
        <table:table-row table:style-name="ro2">
          <table:table-cell office:value-type="date" office:date-value="2014-03-25" calcext:value-type="date">
            <text:p>25.03.2014</text:p>
          </table:table-cell>
          <table:table-cell office:value-type="float" office:value="46" calcext:value-type="float">
            <text:p>46</text:p>
          </table:table-cell>
          <table:table-cell table:formula="of:=LOOKUP(WEEKDAY([.A95];2);[.$B$1:.$B$7];[.$C$1:.$C$7])" office:value-type="string" office:string-value="wtorek" calcext:value-type="string">
            <text:p>wtorek</text:p>
          </table:table-cell>
          <table:table-cell table:formula="of:=[.L94]" office:value-type="float" office:value="40.68" calcext:value-type="float">
            <text:p>40,68</text:p>
          </table:table-cell>
          <table:table-cell table:formula="of:=[.M94]" office:value-type="float" office:value="6.95" calcext:value-type="float">
            <text:p>6,95</text:p>
          </table:table-cell>
          <table:table-cell table:formula="of:=ROUND(IF([.E95]&gt;[.$F$6];IF([.E95]-(([.B95]*[.$G$3])/100)&lt;0;((([.E95]*100)/[.$G$3])*[.$G$2])/100;0);([.$G$2]*([.B95]/2))/100);2)" office:value-type="float" office:value="1.38" calcext:value-type="float">
            <text:p>1,38</text:p>
          </table:table-cell>
          <table:table-cell table:formula="of:=ROUND(IF([.E95]&gt;[.$F$6];IF([.E95]-(([.B95]*[.$G$3])/100)&lt;0;[.E95];([.$G$3]*[.B95])/100);([.$G$3]*([.B95]/2))/100) ;2)" office:value-type="float" office:value="2.07" calcext:value-type="float">
            <text:p>2,07</text:p>
          </table:table-cell>
          <table:table-cell table:formula="of:=[.D95]-[.F95]" office:value-type="float" office:value="39.3" calcext:value-type="float">
            <text:p>39,30</text:p>
          </table:table-cell>
          <table:table-cell table:formula="of:=[.E95]-[.G95]" office:value-type="float" office:value="4.88" calcext:value-type="float">
            <text:p>4,88</text:p>
          </table:table-cell>
          <table:table-cell table:formula="of:=IF([.C95]=[.$L$6];IF([.H95]&lt;[.$N$6];[.$F$2];0);0)" office:value-type="float" office:value="0" calcext:value-type="float">
            <text:p>0,00</text:p>
          </table:table-cell>
          <table:table-cell table:formula="of:=IF([.I95]&lt;5;[.$F$3];0)" office:value-type="float" office:value="30" calcext:value-type="float">
            <text:p>30,00</text:p>
          </table:table-cell>
          <table:table-cell table:formula="of:=IF([.J95]=0;[.H95];[.J95])" office:value-type="float" office:value="39.3" calcext:value-type="float">
            <text:p>39,30</text:p>
          </table:table-cell>
          <table:table-cell table:formula="of:=IF([.K95]=0;[.I95];[.K9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3-26" calcext:value-type="date">
            <text:p>26.03.2014</text:p>
          </table:table-cell>
          <table:table-cell office:value-type="float" office:value="41" calcext:value-type="float">
            <text:p>41</text:p>
          </table:table-cell>
          <table:table-cell table:formula="of:=LOOKUP(WEEKDAY([.A96];2);[.$B$1:.$B$7];[.$C$1:.$C$7])" office:value-type="string" office:string-value="środa" calcext:value-type="string">
            <text:p>środa</text:p>
          </table:table-cell>
          <table:table-cell table:formula="of:=[.L95]" office:value-type="float" office:value="39.3" calcext:value-type="float">
            <text:p>39,30</text:p>
          </table:table-cell>
          <table:table-cell table:formula="of:=[.M95]" office:value-type="float" office:value="30" calcext:value-type="float">
            <text:p>30,00</text:p>
          </table:table-cell>
          <table:table-cell table:formula="of:=ROUND(IF([.E96]&gt;[.$F$6];IF([.E96]-(([.B96]*[.$G$3])/100)&lt;0;((([.E96]*100)/[.$G$3])*[.$G$2])/100;0);([.$G$2]*([.B96]/2))/100);2)" office:value-type="float" office:value="0" calcext:value-type="float">
            <text:p>0,00</text:p>
          </table:table-cell>
          <table:table-cell table:formula="of:=ROUND(IF([.E96]&gt;[.$F$6];IF([.E96]-(([.B96]*[.$G$3])/100)&lt;0;[.E96];([.$G$3]*[.B96])/100);([.$G$3]*([.B96]/2))/100) ;2)" office:value-type="float" office:value="3.69" calcext:value-type="float">
            <text:p>3,69</text:p>
          </table:table-cell>
          <table:table-cell table:formula="of:=[.D96]-[.F96]" office:value-type="float" office:value="39.3" calcext:value-type="float">
            <text:p>39,30</text:p>
          </table:table-cell>
          <table:table-cell table:formula="of:=[.E96]-[.G96]" office:value-type="float" office:value="26.31" calcext:value-type="float">
            <text:p>26,31</text:p>
          </table:table-cell>
          <table:table-cell table:formula="of:=IF([.C96]=[.$L$6];IF([.H96]&lt;[.$N$6];[.$F$2];0);0)" office:value-type="float" office:value="0" calcext:value-type="float">
            <text:p>0,00</text:p>
          </table:table-cell>
          <table:table-cell table:formula="of:=IF([.I96]&lt;5;[.$F$3];0)" office:value-type="float" office:value="0" calcext:value-type="float">
            <text:p>0,00</text:p>
          </table:table-cell>
          <table:table-cell table:formula="of:=IF([.J96]=0;[.H96];[.J96])" office:value-type="float" office:value="39.3" calcext:value-type="float">
            <text:p>39,30</text:p>
          </table:table-cell>
          <table:table-cell table:formula="of:=IF([.K96]=0;[.I96];[.K96])" office:value-type="float" office:value="26.31" calcext:value-type="float">
            <text:p>26,31</text:p>
          </table:table-cell>
          <table:table-cell table:number-columns-repeated="7"/>
        </table:table-row>
        <table:table-row table:style-name="ro2">
          <table:table-cell office:value-type="date" office:date-value="2014-03-27" calcext:value-type="date">
            <text:p>27.03.2014</text:p>
          </table:table-cell>
          <table:table-cell office:value-type="float" office:value="102" calcext:value-type="float">
            <text:p>102</text:p>
          </table:table-cell>
          <table:table-cell table:formula="of:=LOOKUP(WEEKDAY([.A97];2);[.$B$1:.$B$7];[.$C$1:.$C$7])" office:value-type="string" office:string-value="czwartek" calcext:value-type="string">
            <text:p>czwartek</text:p>
          </table:table-cell>
          <table:table-cell table:formula="of:=[.L96]" office:value-type="float" office:value="39.3" calcext:value-type="float">
            <text:p>39,30</text:p>
          </table:table-cell>
          <table:table-cell table:formula="of:=[.M96]" office:value-type="float" office:value="26.31" calcext:value-type="float">
            <text:p>26,31</text:p>
          </table:table-cell>
          <table:table-cell table:formula="of:=ROUND(IF([.E97]&gt;[.$F$6];IF([.E97]-(([.B97]*[.$G$3])/100)&lt;0;((([.E97]*100)/[.$G$3])*[.$G$2])/100;0);([.$G$2]*([.B97]/2))/100);2)" office:value-type="float" office:value="0" calcext:value-type="float">
            <text:p>0,00</text:p>
          </table:table-cell>
          <table:table-cell table:formula="of:=ROUND(IF([.E97]&gt;[.$F$6];IF([.E97]-(([.B97]*[.$G$3])/100)&lt;0;[.E97];([.$G$3]*[.B97])/100);([.$G$3]*([.B97]/2))/100) ;2)" office:value-type="float" office:value="9.18" calcext:value-type="float">
            <text:p>9,18</text:p>
          </table:table-cell>
          <table:table-cell table:formula="of:=[.D97]-[.F97]" office:value-type="float" office:value="39.3" calcext:value-type="float">
            <text:p>39,30</text:p>
          </table:table-cell>
          <table:table-cell table:formula="of:=[.E97]-[.G97]" office:value-type="float" office:value="17.13" calcext:value-type="float">
            <text:p>17,13</text:p>
          </table:table-cell>
          <table:table-cell table:formula="of:=IF([.C97]=[.$L$6];IF([.H97]&lt;[.$N$6];[.$F$2];0);0)" office:value-type="float" office:value="45" calcext:value-type="float">
            <text:p>45,00</text:p>
          </table:table-cell>
          <table:table-cell table:formula="of:=IF([.I97]&lt;5;[.$F$3];0)" office:value-type="float" office:value="0" calcext:value-type="float">
            <text:p>0,00</text:p>
          </table:table-cell>
          <table:table-cell table:formula="of:=IF([.J97]=0;[.H97];[.J97])" office:value-type="float" office:value="45" calcext:value-type="float">
            <text:p>45,00</text:p>
          </table:table-cell>
          <table:table-cell table:formula="of:=IF([.K97]=0;[.I97];[.K97])" office:value-type="float" office:value="17.13" calcext:value-type="float">
            <text:p>17,13</text:p>
          </table:table-cell>
          <table:table-cell table:number-columns-repeated="7"/>
        </table:table-row>
        <table:table-row table:style-name="ro2">
          <table:table-cell office:value-type="date" office:date-value="2014-03-28" calcext:value-type="date">
            <text:p>28.03.2014</text:p>
          </table:table-cell>
          <table:table-cell office:value-type="float" office:value="129" calcext:value-type="float">
            <text:p>129</text:p>
          </table:table-cell>
          <table:table-cell table:formula="of:=LOOKUP(WEEKDAY([.A98];2);[.$B$1:.$B$7];[.$C$1:.$C$7])" office:value-type="string" office:string-value="piątek" calcext:value-type="string">
            <text:p>piątek</text:p>
          </table:table-cell>
          <table:table-cell table:formula="of:=[.L97]" office:value-type="float" office:value="45" calcext:value-type="float">
            <text:p>45,00</text:p>
          </table:table-cell>
          <table:table-cell table:formula="of:=[.M97]" office:value-type="float" office:value="17.13" calcext:value-type="float">
            <text:p>17,13</text:p>
          </table:table-cell>
          <table:table-cell table:formula="of:=ROUND(IF([.E98]&gt;[.$F$6];IF([.E98]-(([.B98]*[.$G$3])/100)&lt;0;((([.E98]*100)/[.$G$3])*[.$G$2])/100;0);([.$G$2]*([.B98]/2))/100);2)" office:value-type="float" office:value="0" calcext:value-type="float">
            <text:p>0,00</text:p>
          </table:table-cell>
          <table:table-cell table:formula="of:=ROUND(IF([.E98]&gt;[.$F$6];IF([.E98]-(([.B98]*[.$G$3])/100)&lt;0;[.E98];([.$G$3]*[.B98])/100);([.$G$3]*([.B98]/2))/100) ;2)" office:value-type="float" office:value="11.61" calcext:value-type="float">
            <text:p>11,61</text:p>
          </table:table-cell>
          <table:table-cell table:formula="of:=[.D98]-[.F98]" office:value-type="float" office:value="45" calcext:value-type="float">
            <text:p>45,00</text:p>
          </table:table-cell>
          <table:table-cell table:formula="of:=[.E98]-[.G98]" office:value-type="float" office:value="5.52" calcext:value-type="float">
            <text:p>5,52</text:p>
          </table:table-cell>
          <table:table-cell table:formula="of:=IF([.C98]=[.$L$6];IF([.H98]&lt;[.$N$6];[.$F$2];0);0)" office:value-type="float" office:value="0" calcext:value-type="float">
            <text:p>0,00</text:p>
          </table:table-cell>
          <table:table-cell table:formula="of:=IF([.I98]&lt;5;[.$F$3];0)" office:value-type="float" office:value="0" calcext:value-type="float">
            <text:p>0,00</text:p>
          </table:table-cell>
          <table:table-cell table:formula="of:=IF([.J98]=0;[.H98];[.J98])" office:value-type="float" office:value="45" calcext:value-type="float">
            <text:p>45,00</text:p>
          </table:table-cell>
          <table:table-cell table:formula="of:=IF([.K98]=0;[.I98];[.K98])" office:value-type="float" office:value="5.52" calcext:value-type="float">
            <text:p>5,52</text:p>
          </table:table-cell>
          <table:table-cell table:number-columns-repeated="7"/>
        </table:table-row>
        <table:table-row table:style-name="ro2">
          <table:table-cell office:value-type="date" office:date-value="2014-03-29" calcext:value-type="date">
            <text:p>29.03.2014</text:p>
          </table:table-cell>
          <table:table-cell office:value-type="float" office:value="22" calcext:value-type="float">
            <text:p>22</text:p>
          </table:table-cell>
          <table:table-cell table:formula="of:=LOOKUP(WEEKDAY([.A99];2);[.$B$1:.$B$7];[.$C$1:.$C$7])" office:value-type="string" office:string-value="sobota" calcext:value-type="string">
            <text:p>sobota</text:p>
          </table:table-cell>
          <table:table-cell table:formula="of:=[.L98]" office:value-type="float" office:value="45" calcext:value-type="float">
            <text:p>45,00</text:p>
          </table:table-cell>
          <table:table-cell table:formula="of:=[.M98]" office:value-type="float" office:value="5.52" calcext:value-type="float">
            <text:p>5,52</text:p>
          </table:table-cell>
          <table:table-cell table:formula="of:=ROUND(IF([.E99]&gt;[.$F$6];IF([.E99]-(([.B99]*[.$G$3])/100)&lt;0;((([.E99]*100)/[.$G$3])*[.$G$2])/100;0);([.$G$2]*([.B99]/2))/100);2)" office:value-type="float" office:value="0.66" calcext:value-type="float">
            <text:p>0,66</text:p>
          </table:table-cell>
          <table:table-cell table:formula="of:=ROUND(IF([.E99]&gt;[.$F$6];IF([.E99]-(([.B99]*[.$G$3])/100)&lt;0;[.E99];([.$G$3]*[.B99])/100);([.$G$3]*([.B99]/2))/100) ;2)" office:value-type="float" office:value="0.99" calcext:value-type="float">
            <text:p>0,99</text:p>
          </table:table-cell>
          <table:table-cell table:formula="of:=[.D99]-[.F99]" office:value-type="float" office:value="44.34" calcext:value-type="float">
            <text:p>44,34</text:p>
          </table:table-cell>
          <table:table-cell table:formula="of:=[.E99]-[.G99]" office:value-type="float" office:value="4.53" calcext:value-type="float">
            <text:p>4,53</text:p>
          </table:table-cell>
          <table:table-cell table:formula="of:=IF([.C99]=[.$L$6];IF([.H99]&lt;[.$N$6];[.$F$2];0);0)" office:value-type="float" office:value="0" calcext:value-type="float">
            <text:p>0,00</text:p>
          </table:table-cell>
          <table:table-cell table:formula="of:=IF([.I99]&lt;5;[.$F$3];0)" office:value-type="float" office:value="30" calcext:value-type="float">
            <text:p>30,00</text:p>
          </table:table-cell>
          <table:table-cell table:formula="of:=IF([.J99]=0;[.H99];[.J99])" office:value-type="float" office:value="44.34" calcext:value-type="float">
            <text:p>44,34</text:p>
          </table:table-cell>
          <table:table-cell table:formula="of:=IF([.K99]=0;[.I99];[.K9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3-30" calcext:value-type="date">
            <text:p>30.03.2014</text:p>
          </table:table-cell>
          <table:table-cell office:value-type="float" office:value="25" calcext:value-type="float">
            <text:p>25</text:p>
          </table:table-cell>
          <table:table-cell table:formula="of:=LOOKUP(WEEKDAY([.A100];2);[.$B$1:.$B$7];[.$C$1:.$C$7])" office:value-type="string" office:string-value="niedziela" calcext:value-type="string">
            <text:p>niedziela</text:p>
          </table:table-cell>
          <table:table-cell table:formula="of:=[.L99]" office:value-type="float" office:value="44.34" calcext:value-type="float">
            <text:p>44,34</text:p>
          </table:table-cell>
          <table:table-cell table:formula="of:=[.M99]" office:value-type="float" office:value="30" calcext:value-type="float">
            <text:p>30,00</text:p>
          </table:table-cell>
          <table:table-cell table:formula="of:=ROUND(IF([.E100]&gt;[.$F$6];IF([.E100]-(([.B100]*[.$G$3])/100)&lt;0;((([.E100]*100)/[.$G$3])*[.$G$2])/100;0);([.$G$2]*([.B100]/2))/100);2)" office:value-type="float" office:value="0" calcext:value-type="float">
            <text:p>0,00</text:p>
          </table:table-cell>
          <table:table-cell table:formula="of:=ROUND(IF([.E100]&gt;[.$F$6];IF([.E100]-(([.B100]*[.$G$3])/100)&lt;0;[.E100];([.$G$3]*[.B100])/100);([.$G$3]*([.B100]/2))/100) ;2)" office:value-type="float" office:value="2.25" calcext:value-type="float">
            <text:p>2,25</text:p>
          </table:table-cell>
          <table:table-cell table:formula="of:=[.D100]-[.F100]" office:value-type="float" office:value="44.34" calcext:value-type="float">
            <text:p>44,34</text:p>
          </table:table-cell>
          <table:table-cell table:formula="of:=[.E100]-[.G100]" office:value-type="float" office:value="27.75" calcext:value-type="float">
            <text:p>27,75</text:p>
          </table:table-cell>
          <table:table-cell table:formula="of:=IF([.C100]=[.$L$6];IF([.H100]&lt;[.$N$6];[.$F$2];0);0)" office:value-type="float" office:value="0" calcext:value-type="float">
            <text:p>0,00</text:p>
          </table:table-cell>
          <table:table-cell table:formula="of:=IF([.I100]&lt;5;[.$F$3];0)" office:value-type="float" office:value="0" calcext:value-type="float">
            <text:p>0,00</text:p>
          </table:table-cell>
          <table:table-cell table:formula="of:=IF([.J100]=0;[.H100];[.J100])" office:value-type="float" office:value="44.34" calcext:value-type="float">
            <text:p>44,34</text:p>
          </table:table-cell>
          <table:table-cell table:formula="of:=IF([.K100]=0;[.I100];[.K100])" office:value-type="float" office:value="27.75" calcext:value-type="float">
            <text:p>27,75</text:p>
          </table:table-cell>
          <table:table-cell table:number-columns-repeated="7"/>
        </table:table-row>
        <table:table-row table:style-name="ro2">
          <table:table-cell office:value-type="date" office:date-value="2014-03-31" calcext:value-type="date">
            <text:p>31.03.2014</text:p>
          </table:table-cell>
          <table:table-cell office:value-type="float" office:value="26" calcext:value-type="float">
            <text:p>26</text:p>
          </table:table-cell>
          <table:table-cell table:formula="of:=LOOKUP(WEEKDAY([.A101];2);[.$B$1:.$B$7];[.$C$1:.$C$7])" office:value-type="string" office:string-value="poniedziałek" calcext:value-type="string">
            <text:p>poniedziałek</text:p>
          </table:table-cell>
          <table:table-cell table:formula="of:=[.L100]" office:value-type="float" office:value="44.34" calcext:value-type="float">
            <text:p>44,34</text:p>
          </table:table-cell>
          <table:table-cell table:formula="of:=[.M100]" office:value-type="float" office:value="27.75" calcext:value-type="float">
            <text:p>27,75</text:p>
          </table:table-cell>
          <table:table-cell table:formula="of:=ROUND(IF([.E101]&gt;[.$F$6];IF([.E101]-(([.B101]*[.$G$3])/100)&lt;0;((([.E101]*100)/[.$G$3])*[.$G$2])/100;0);([.$G$2]*([.B101]/2))/100);2)" office:value-type="float" office:value="0" calcext:value-type="float">
            <text:p>0,00</text:p>
          </table:table-cell>
          <table:table-cell table:formula="of:=ROUND(IF([.E101]&gt;[.$F$6];IF([.E101]-(([.B101]*[.$G$3])/100)&lt;0;[.E101];([.$G$3]*[.B101])/100);([.$G$3]*([.B101]/2))/100) ;2)" office:value-type="float" office:value="2.34" calcext:value-type="float">
            <text:p>2,34</text:p>
          </table:table-cell>
          <table:table-cell table:formula="of:=[.D101]-[.F101]" office:value-type="float" office:value="44.34" calcext:value-type="float">
            <text:p>44,34</text:p>
          </table:table-cell>
          <table:table-cell table:formula="of:=[.E101]-[.G101]" office:value-type="float" office:value="25.41" calcext:value-type="float">
            <text:p>25,41</text:p>
          </table:table-cell>
          <table:table-cell table:formula="of:=IF([.C101]=[.$L$6];IF([.H101]&lt;[.$N$6];[.$F$2];0);0)" office:value-type="float" office:value="0" calcext:value-type="float">
            <text:p>0,00</text:p>
          </table:table-cell>
          <table:table-cell table:formula="of:=IF([.I101]&lt;5;[.$F$3];0)" office:value-type="float" office:value="0" calcext:value-type="float">
            <text:p>0,00</text:p>
          </table:table-cell>
          <table:table-cell table:formula="of:=IF([.J101]=0;[.H101];[.J101])" office:value-type="float" office:value="44.34" calcext:value-type="float">
            <text:p>44,34</text:p>
          </table:table-cell>
          <table:table-cell table:formula="of:=IF([.K101]=0;[.I101];[.K101])" office:value-type="float" office:value="25.41" calcext:value-type="float">
            <text:p>25,41</text:p>
          </table:table-cell>
          <table:table-cell table:number-columns-repeated="7"/>
        </table:table-row>
        <table:table-row table:style-name="ro2">
          <table:table-cell office:value-type="date" office:date-value="2014-04-01" calcext:value-type="date">
            <text:p>1.04.2014</text:p>
          </table:table-cell>
          <table:table-cell office:value-type="float" office:value="84" calcext:value-type="float">
            <text:p>84</text:p>
          </table:table-cell>
          <table:table-cell table:formula="of:=LOOKUP(WEEKDAY([.A102];2);[.$B$1:.$B$7];[.$C$1:.$C$7])" office:value-type="string" office:string-value="wtorek" calcext:value-type="string">
            <text:p>wtorek</text:p>
          </table:table-cell>
          <table:table-cell table:formula="of:=[.L101]" office:value-type="float" office:value="44.34" calcext:value-type="float">
            <text:p>44,34</text:p>
          </table:table-cell>
          <table:table-cell table:formula="of:=[.M101]" office:value-type="float" office:value="25.41" calcext:value-type="float">
            <text:p>25,41</text:p>
          </table:table-cell>
          <table:table-cell table:formula="of:=ROUND(IF([.E102]&gt;[.$F$6];IF([.E102]-(([.B102]*[.$G$3])/100)&lt;0;((([.E102]*100)/[.$G$3])*[.$G$2])/100;0);([.$G$2]*([.B102]/2))/100);2)" office:value-type="float" office:value="0" calcext:value-type="float">
            <text:p>0,00</text:p>
          </table:table-cell>
          <table:table-cell table:formula="of:=ROUND(IF([.E102]&gt;[.$F$6];IF([.E102]-(([.B102]*[.$G$3])/100)&lt;0;[.E102];([.$G$3]*[.B102])/100);([.$G$3]*([.B102]/2))/100) ;2)" office:value-type="float" office:value="7.56" calcext:value-type="float">
            <text:p>7,56</text:p>
          </table:table-cell>
          <table:table-cell table:formula="of:=[.D102]-[.F102]" office:value-type="float" office:value="44.34" calcext:value-type="float">
            <text:p>44,34</text:p>
          </table:table-cell>
          <table:table-cell table:formula="of:=[.E102]-[.G102]" office:value-type="float" office:value="17.85" calcext:value-type="float">
            <text:p>17,85</text:p>
          </table:table-cell>
          <table:table-cell table:formula="of:=IF([.C102]=[.$L$6];IF([.H102]&lt;[.$N$6];[.$F$2];0);0)" office:value-type="float" office:value="0" calcext:value-type="float">
            <text:p>0,00</text:p>
          </table:table-cell>
          <table:table-cell table:formula="of:=IF([.I102]&lt;5;[.$F$3];0)" office:value-type="float" office:value="0" calcext:value-type="float">
            <text:p>0,00</text:p>
          </table:table-cell>
          <table:table-cell table:formula="of:=IF([.J102]=0;[.H102];[.J102])" office:value-type="float" office:value="44.34" calcext:value-type="float">
            <text:p>44,34</text:p>
          </table:table-cell>
          <table:table-cell table:formula="of:=IF([.K102]=0;[.I102];[.K102])" office:value-type="float" office:value="17.85" calcext:value-type="float">
            <text:p>17,85</text:p>
          </table:table-cell>
          <table:table-cell table:number-columns-repeated="7"/>
        </table:table-row>
        <table:table-row table:style-name="ro2">
          <table:table-cell office:value-type="date" office:date-value="2014-04-02" calcext:value-type="date">
            <text:p>2.04.2014</text:p>
          </table:table-cell>
          <table:table-cell office:value-type="float" office:value="129" calcext:value-type="float">
            <text:p>129</text:p>
          </table:table-cell>
          <table:table-cell table:formula="of:=LOOKUP(WEEKDAY([.A103];2);[.$B$1:.$B$7];[.$C$1:.$C$7])" office:value-type="string" office:string-value="środa" calcext:value-type="string">
            <text:p>środa</text:p>
          </table:table-cell>
          <table:table-cell table:formula="of:=[.L102]" office:value-type="float" office:value="44.34" calcext:value-type="float">
            <text:p>44,34</text:p>
          </table:table-cell>
          <table:table-cell table:formula="of:=[.M102]" office:value-type="float" office:value="17.85" calcext:value-type="float">
            <text:p>17,85</text:p>
          </table:table-cell>
          <table:table-cell table:formula="of:=ROUND(IF([.E103]&gt;[.$F$6];IF([.E103]-(([.B103]*[.$G$3])/100)&lt;0;((([.E103]*100)/[.$G$3])*[.$G$2])/100;0);([.$G$2]*([.B103]/2))/100);2)" office:value-type="float" office:value="0" calcext:value-type="float">
            <text:p>0,00</text:p>
          </table:table-cell>
          <table:table-cell table:formula="of:=ROUND(IF([.E103]&gt;[.$F$6];IF([.E103]-(([.B103]*[.$G$3])/100)&lt;0;[.E103];([.$G$3]*[.B103])/100);([.$G$3]*([.B103]/2))/100) ;2)" office:value-type="float" office:value="11.61" calcext:value-type="float">
            <text:p>11,61</text:p>
          </table:table-cell>
          <table:table-cell table:formula="of:=[.D103]-[.F103]" office:value-type="float" office:value="44.34" calcext:value-type="float">
            <text:p>44,34</text:p>
          </table:table-cell>
          <table:table-cell table:formula="of:=[.E103]-[.G103]" office:value-type="float" office:value="6.24" calcext:value-type="float">
            <text:p>6,24</text:p>
          </table:table-cell>
          <table:table-cell table:formula="of:=IF([.C103]=[.$L$6];IF([.H103]&lt;[.$N$6];[.$F$2];0);0)" office:value-type="float" office:value="0" calcext:value-type="float">
            <text:p>0,00</text:p>
          </table:table-cell>
          <table:table-cell table:formula="of:=IF([.I103]&lt;5;[.$F$3];0)" office:value-type="float" office:value="0" calcext:value-type="float">
            <text:p>0,00</text:p>
          </table:table-cell>
          <table:table-cell table:formula="of:=IF([.J103]=0;[.H103];[.J103])" office:value-type="float" office:value="44.34" calcext:value-type="float">
            <text:p>44,34</text:p>
          </table:table-cell>
          <table:table-cell table:formula="of:=IF([.K103]=0;[.I103];[.K103])" office:value-type="float" office:value="6.24" calcext:value-type="float">
            <text:p>6,24</text:p>
          </table:table-cell>
          <table:table-cell table:number-columns-repeated="7"/>
        </table:table-row>
        <table:table-row table:style-name="ro2">
          <table:table-cell office:value-type="date" office:date-value="2014-04-03" calcext:value-type="date">
            <text:p>3.04.2014</text:p>
          </table:table-cell>
          <table:table-cell office:value-type="float" office:value="18" calcext:value-type="float">
            <text:p>18</text:p>
          </table:table-cell>
          <table:table-cell table:formula="of:=LOOKUP(WEEKDAY([.A104];2);[.$B$1:.$B$7];[.$C$1:.$C$7])" office:value-type="string" office:string-value="czwartek" calcext:value-type="string">
            <text:p>czwartek</text:p>
          </table:table-cell>
          <table:table-cell table:formula="of:=[.L103]" office:value-type="float" office:value="44.34" calcext:value-type="float">
            <text:p>44,34</text:p>
          </table:table-cell>
          <table:table-cell table:formula="of:=[.M103]" office:value-type="float" office:value="6.24" calcext:value-type="float">
            <text:p>6,24</text:p>
          </table:table-cell>
          <table:table-cell table:formula="of:=ROUND(IF([.E104]&gt;[.$F$6];IF([.E104]-(([.B104]*[.$G$3])/100)&lt;0;((([.E104]*100)/[.$G$3])*[.$G$2])/100;0);([.$G$2]*([.B104]/2))/100);2)" office:value-type="float" office:value="0.54" calcext:value-type="float">
            <text:p>0,54</text:p>
          </table:table-cell>
          <table:table-cell table:formula="of:=ROUND(IF([.E104]&gt;[.$F$6];IF([.E104]-(([.B104]*[.$G$3])/100)&lt;0;[.E104];([.$G$3]*[.B104])/100);([.$G$3]*([.B104]/2))/100) ;2)" office:value-type="float" office:value="0.81" calcext:value-type="float">
            <text:p>0,81</text:p>
          </table:table-cell>
          <table:table-cell table:formula="of:=[.D104]-[.F104]" office:value-type="float" office:value="43.8" calcext:value-type="float">
            <text:p>43,80</text:p>
          </table:table-cell>
          <table:table-cell table:formula="of:=[.E104]-[.G104]" office:value-type="float" office:value="5.43" calcext:value-type="float">
            <text:p>5,43</text:p>
          </table:table-cell>
          <table:table-cell table:formula="of:=IF([.C104]=[.$L$6];IF([.H104]&lt;[.$N$6];[.$F$2];0);0)" office:value-type="float" office:value="0" calcext:value-type="float">
            <text:p>0,00</text:p>
          </table:table-cell>
          <table:table-cell table:formula="of:=IF([.I104]&lt;5;[.$F$3];0)" office:value-type="float" office:value="0" calcext:value-type="float">
            <text:p>0,00</text:p>
          </table:table-cell>
          <table:table-cell table:formula="of:=IF([.J104]=0;[.H104];[.J104])" office:value-type="float" office:value="43.8" calcext:value-type="float">
            <text:p>43,80</text:p>
          </table:table-cell>
          <table:table-cell table:formula="of:=IF([.K104]=0;[.I104];[.K104])" office:value-type="float" office:value="5.43" calcext:value-type="float">
            <text:p>5,43</text:p>
          </table:table-cell>
          <table:table-cell table:number-columns-repeated="7"/>
        </table:table-row>
        <table:table-row table:style-name="ro2">
          <table:table-cell office:value-type="date" office:date-value="2014-04-04" calcext:value-type="date">
            <text:p>4.04.2014</text:p>
          </table:table-cell>
          <table:table-cell office:value-type="float" office:value="60" calcext:value-type="float">
            <text:p>60</text:p>
          </table:table-cell>
          <table:table-cell table:formula="of:=LOOKUP(WEEKDAY([.A105];2);[.$B$1:.$B$7];[.$C$1:.$C$7])" office:value-type="string" office:string-value="piątek" calcext:value-type="string">
            <text:p>piątek</text:p>
          </table:table-cell>
          <table:table-cell table:formula="of:=[.L104]" office:value-type="float" office:value="43.8" calcext:value-type="float">
            <text:p>43,80</text:p>
          </table:table-cell>
          <table:table-cell table:formula="of:=[.M104]" office:value-type="float" office:value="5.43" calcext:value-type="float">
            <text:p>5,43</text:p>
          </table:table-cell>
          <table:table-cell table:formula="of:=ROUND(IF([.E105]&gt;[.$F$6];IF([.E105]-(([.B105]*[.$G$3])/100)&lt;0;((([.E105]*100)/[.$G$3])*[.$G$2])/100;0);([.$G$2]*([.B105]/2))/100);2)" office:value-type="float" office:value="1.8" calcext:value-type="float">
            <text:p>1,80</text:p>
          </table:table-cell>
          <table:table-cell table:formula="of:=ROUND(IF([.E105]&gt;[.$F$6];IF([.E105]-(([.B105]*[.$G$3])/100)&lt;0;[.E105];([.$G$3]*[.B105])/100);([.$G$3]*([.B105]/2))/100) ;2)" office:value-type="float" office:value="2.7" calcext:value-type="float">
            <text:p>2,70</text:p>
          </table:table-cell>
          <table:table-cell table:formula="of:=[.D105]-[.F105]" office:value-type="float" office:value="42" calcext:value-type="float">
            <text:p>42,00</text:p>
          </table:table-cell>
          <table:table-cell table:formula="of:=[.E105]-[.G105]" office:value-type="float" office:value="2.73" calcext:value-type="float">
            <text:p>2,73</text:p>
          </table:table-cell>
          <table:table-cell table:formula="of:=IF([.C105]=[.$L$6];IF([.H105]&lt;[.$N$6];[.$F$2];0);0)" office:value-type="float" office:value="0" calcext:value-type="float">
            <text:p>0,00</text:p>
          </table:table-cell>
          <table:table-cell table:formula="of:=IF([.I105]&lt;5;[.$F$3];0)" office:value-type="float" office:value="30" calcext:value-type="float">
            <text:p>30,00</text:p>
          </table:table-cell>
          <table:table-cell table:formula="of:=IF([.J105]=0;[.H105];[.J105])" office:value-type="float" office:value="42" calcext:value-type="float">
            <text:p>42,00</text:p>
          </table:table-cell>
          <table:table-cell table:formula="of:=IF([.K105]=0;[.I105];[.K10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4-05" calcext:value-type="date">
            <text:p>5.04.2014</text:p>
          </table:table-cell>
          <table:table-cell office:value-type="float" office:value="25" calcext:value-type="float">
            <text:p>25</text:p>
          </table:table-cell>
          <table:table-cell table:formula="of:=LOOKUP(WEEKDAY([.A106];2);[.$B$1:.$B$7];[.$C$1:.$C$7])" office:value-type="string" office:string-value="sobota" calcext:value-type="string">
            <text:p>sobota</text:p>
          </table:table-cell>
          <table:table-cell table:formula="of:=[.L105]" office:value-type="float" office:value="42" calcext:value-type="float">
            <text:p>42,00</text:p>
          </table:table-cell>
          <table:table-cell table:formula="of:=[.M105]" office:value-type="float" office:value="30" calcext:value-type="float">
            <text:p>30,00</text:p>
          </table:table-cell>
          <table:table-cell table:formula="of:=ROUND(IF([.E106]&gt;[.$F$6];IF([.E106]-(([.B106]*[.$G$3])/100)&lt;0;((([.E106]*100)/[.$G$3])*[.$G$2])/100;0);([.$G$2]*([.B106]/2))/100);2)" office:value-type="float" office:value="0" calcext:value-type="float">
            <text:p>0,00</text:p>
          </table:table-cell>
          <table:table-cell table:formula="of:=ROUND(IF([.E106]&gt;[.$F$6];IF([.E106]-(([.B106]*[.$G$3])/100)&lt;0;[.E106];([.$G$3]*[.B106])/100);([.$G$3]*([.B106]/2))/100) ;2)" office:value-type="float" office:value="2.25" calcext:value-type="float">
            <text:p>2,25</text:p>
          </table:table-cell>
          <table:table-cell table:formula="of:=[.D106]-[.F106]" office:value-type="float" office:value="42" calcext:value-type="float">
            <text:p>42,00</text:p>
          </table:table-cell>
          <table:table-cell table:formula="of:=[.E106]-[.G106]" office:value-type="float" office:value="27.75" calcext:value-type="float">
            <text:p>27,75</text:p>
          </table:table-cell>
          <table:table-cell table:formula="of:=IF([.C106]=[.$L$6];IF([.H106]&lt;[.$N$6];[.$F$2];0);0)" office:value-type="float" office:value="0" calcext:value-type="float">
            <text:p>0,00</text:p>
          </table:table-cell>
          <table:table-cell table:formula="of:=IF([.I106]&lt;5;[.$F$3];0)" office:value-type="float" office:value="0" calcext:value-type="float">
            <text:p>0,00</text:p>
          </table:table-cell>
          <table:table-cell table:formula="of:=IF([.J106]=0;[.H106];[.J106])" office:value-type="float" office:value="42" calcext:value-type="float">
            <text:p>42,00</text:p>
          </table:table-cell>
          <table:table-cell table:formula="of:=IF([.K106]=0;[.I106];[.K106])" office:value-type="float" office:value="27.75" calcext:value-type="float">
            <text:p>27,75</text:p>
          </table:table-cell>
          <table:table-cell table:number-columns-repeated="7"/>
        </table:table-row>
        <table:table-row table:style-name="ro2">
          <table:table-cell office:value-type="date" office:date-value="2014-04-06" calcext:value-type="date">
            <text:p>6.04.2014</text:p>
          </table:table-cell>
          <table:table-cell office:value-type="float" office:value="126" calcext:value-type="float">
            <text:p>126</text:p>
          </table:table-cell>
          <table:table-cell table:formula="of:=LOOKUP(WEEKDAY([.A107];2);[.$B$1:.$B$7];[.$C$1:.$C$7])" office:value-type="string" office:string-value="niedziela" calcext:value-type="string">
            <text:p>niedziela</text:p>
          </table:table-cell>
          <table:table-cell table:formula="of:=[.L106]" office:value-type="float" office:value="42" calcext:value-type="float">
            <text:p>42,00</text:p>
          </table:table-cell>
          <table:table-cell table:formula="of:=[.M106]" office:value-type="float" office:value="27.75" calcext:value-type="float">
            <text:p>27,75</text:p>
          </table:table-cell>
          <table:table-cell table:formula="of:=ROUND(IF([.E107]&gt;[.$F$6];IF([.E107]-(([.B107]*[.$G$3])/100)&lt;0;((([.E107]*100)/[.$G$3])*[.$G$2])/100;0);([.$G$2]*([.B107]/2))/100);2)" office:value-type="float" office:value="0" calcext:value-type="float">
            <text:p>0,00</text:p>
          </table:table-cell>
          <table:table-cell table:formula="of:=ROUND(IF([.E107]&gt;[.$F$6];IF([.E107]-(([.B107]*[.$G$3])/100)&lt;0;[.E107];([.$G$3]*[.B107])/100);([.$G$3]*([.B107]/2))/100) ;2)" office:value-type="float" office:value="11.34" calcext:value-type="float">
            <text:p>11,34</text:p>
          </table:table-cell>
          <table:table-cell table:formula="of:=[.D107]-[.F107]" office:value-type="float" office:value="42" calcext:value-type="float">
            <text:p>42,00</text:p>
          </table:table-cell>
          <table:table-cell table:formula="of:=[.E107]-[.G107]" office:value-type="float" office:value="16.41" calcext:value-type="float">
            <text:p>16,41</text:p>
          </table:table-cell>
          <table:table-cell table:formula="of:=IF([.C107]=[.$L$6];IF([.H107]&lt;[.$N$6];[.$F$2];0);0)" office:value-type="float" office:value="0" calcext:value-type="float">
            <text:p>0,00</text:p>
          </table:table-cell>
          <table:table-cell table:formula="of:=IF([.I107]&lt;5;[.$F$3];0)" office:value-type="float" office:value="0" calcext:value-type="float">
            <text:p>0,00</text:p>
          </table:table-cell>
          <table:table-cell table:formula="of:=IF([.J107]=0;[.H107];[.J107])" office:value-type="float" office:value="42" calcext:value-type="float">
            <text:p>42,00</text:p>
          </table:table-cell>
          <table:table-cell table:formula="of:=IF([.K107]=0;[.I107];[.K107])" office:value-type="float" office:value="16.41" calcext:value-type="float">
            <text:p>16,41</text:p>
          </table:table-cell>
          <table:table-cell table:number-columns-repeated="7"/>
        </table:table-row>
        <table:table-row table:style-name="ro2">
          <table:table-cell office:value-type="date" office:date-value="2014-04-07" calcext:value-type="date">
            <text:p>7.04.2014</text:p>
          </table:table-cell>
          <table:table-cell office:value-type="float" office:value="35" calcext:value-type="float">
            <text:p>35</text:p>
          </table:table-cell>
          <table:table-cell table:formula="of:=LOOKUP(WEEKDAY([.A108];2);[.$B$1:.$B$7];[.$C$1:.$C$7])" office:value-type="string" office:string-value="poniedziałek" calcext:value-type="string">
            <text:p>poniedziałek</text:p>
          </table:table-cell>
          <table:table-cell table:formula="of:=[.L107]" office:value-type="float" office:value="42" calcext:value-type="float">
            <text:p>42,00</text:p>
          </table:table-cell>
          <table:table-cell table:formula="of:=[.M107]" office:value-type="float" office:value="16.41" calcext:value-type="float">
            <text:p>16,41</text:p>
          </table:table-cell>
          <table:table-cell table:formula="of:=ROUND(IF([.E108]&gt;[.$F$6];IF([.E108]-(([.B108]*[.$G$3])/100)&lt;0;((([.E108]*100)/[.$G$3])*[.$G$2])/100;0);([.$G$2]*([.B108]/2))/100);2)" office:value-type="float" office:value="0" calcext:value-type="float">
            <text:p>0,00</text:p>
          </table:table-cell>
          <table:table-cell table:formula="of:=ROUND(IF([.E108]&gt;[.$F$6];IF([.E108]-(([.B108]*[.$G$3])/100)&lt;0;[.E108];([.$G$3]*[.B108])/100);([.$G$3]*([.B108]/2))/100) ;2)" office:value-type="float" office:value="3.15" calcext:value-type="float">
            <text:p>3,15</text:p>
          </table:table-cell>
          <table:table-cell table:formula="of:=[.D108]-[.F108]" office:value-type="float" office:value="42" calcext:value-type="float">
            <text:p>42,00</text:p>
          </table:table-cell>
          <table:table-cell table:formula="of:=[.E108]-[.G108]" office:value-type="float" office:value="13.26" calcext:value-type="float">
            <text:p>13,26</text:p>
          </table:table-cell>
          <table:table-cell table:formula="of:=IF([.C108]=[.$L$6];IF([.H108]&lt;[.$N$6];[.$F$2];0);0)" office:value-type="float" office:value="0" calcext:value-type="float">
            <text:p>0,00</text:p>
          </table:table-cell>
          <table:table-cell table:formula="of:=IF([.I108]&lt;5;[.$F$3];0)" office:value-type="float" office:value="0" calcext:value-type="float">
            <text:p>0,00</text:p>
          </table:table-cell>
          <table:table-cell table:formula="of:=IF([.J108]=0;[.H108];[.J108])" office:value-type="float" office:value="42" calcext:value-type="float">
            <text:p>42,00</text:p>
          </table:table-cell>
          <table:table-cell table:formula="of:=IF([.K108]=0;[.I108];[.K108])" office:value-type="float" office:value="13.26" calcext:value-type="float">
            <text:p>13,26</text:p>
          </table:table-cell>
          <table:table-cell table:number-columns-repeated="7"/>
        </table:table-row>
        <table:table-row table:style-name="ro2">
          <table:table-cell office:value-type="date" office:date-value="2014-04-08" calcext:value-type="date">
            <text:p>8.04.2014</text:p>
          </table:table-cell>
          <table:table-cell office:value-type="float" office:value="143" calcext:value-type="float">
            <text:p>143</text:p>
          </table:table-cell>
          <table:table-cell table:formula="of:=LOOKUP(WEEKDAY([.A109];2);[.$B$1:.$B$7];[.$C$1:.$C$7])" office:value-type="string" office:string-value="wtorek" calcext:value-type="string">
            <text:p>wtorek</text:p>
          </table:table-cell>
          <table:table-cell table:formula="of:=[.L108]" office:value-type="float" office:value="42" calcext:value-type="float">
            <text:p>42,00</text:p>
          </table:table-cell>
          <table:table-cell table:formula="of:=[.M108]" office:value-type="float" office:value="13.26" calcext:value-type="float">
            <text:p>13,26</text:p>
          </table:table-cell>
          <table:table-cell table:formula="of:=ROUND(IF([.E109]&gt;[.$F$6];IF([.E109]-(([.B109]*[.$G$3])/100)&lt;0;((([.E109]*100)/[.$G$3])*[.$G$2])/100;0);([.$G$2]*([.B109]/2))/100);2)" office:value-type="float" office:value="4.29" calcext:value-type="float">
            <text:p>4,29</text:p>
          </table:table-cell>
          <table:table-cell table:formula="of:=ROUND(IF([.E109]&gt;[.$F$6];IF([.E109]-(([.B109]*[.$G$3])/100)&lt;0;[.E109];([.$G$3]*[.B109])/100);([.$G$3]*([.B109]/2))/100) ;2)" office:value-type="float" office:value="6.44" calcext:value-type="float">
            <text:p>6,44</text:p>
          </table:table-cell>
          <table:table-cell table:formula="of:=[.D109]-[.F109]" office:value-type="float" office:value="37.71" calcext:value-type="float">
            <text:p>37,71</text:p>
          </table:table-cell>
          <table:table-cell table:formula="of:=[.E109]-[.G109]" office:value-type="float" office:value="6.82" calcext:value-type="float">
            <text:p>6,82</text:p>
          </table:table-cell>
          <table:table-cell table:formula="of:=IF([.C109]=[.$L$6];IF([.H109]&lt;[.$N$6];[.$F$2];0);0)" office:value-type="float" office:value="0" calcext:value-type="float">
            <text:p>0,00</text:p>
          </table:table-cell>
          <table:table-cell table:formula="of:=IF([.I109]&lt;5;[.$F$3];0)" office:value-type="float" office:value="0" calcext:value-type="float">
            <text:p>0,00</text:p>
          </table:table-cell>
          <table:table-cell table:formula="of:=IF([.J109]=0;[.H109];[.J109])" office:value-type="float" office:value="37.71" calcext:value-type="float">
            <text:p>37,71</text:p>
          </table:table-cell>
          <table:table-cell table:formula="of:=IF([.K109]=0;[.I109];[.K109])" office:value-type="float" office:value="6.82" calcext:value-type="float">
            <text:p>6,82</text:p>
          </table:table-cell>
          <table:table-cell table:number-columns-repeated="7"/>
        </table:table-row>
        <table:table-row table:style-name="ro2">
          <table:table-cell office:value-type="date" office:date-value="2014-04-09" calcext:value-type="date">
            <text:p>9.04.2014</text:p>
          </table:table-cell>
          <table:table-cell office:value-type="float" office:value="89" calcext:value-type="float">
            <text:p>89</text:p>
          </table:table-cell>
          <table:table-cell table:formula="of:=LOOKUP(WEEKDAY([.A110];2);[.$B$1:.$B$7];[.$C$1:.$C$7])" office:value-type="string" office:string-value="środa" calcext:value-type="string">
            <text:p>środa</text:p>
          </table:table-cell>
          <table:table-cell table:formula="of:=[.L109]" office:value-type="float" office:value="37.71" calcext:value-type="float">
            <text:p>37,71</text:p>
          </table:table-cell>
          <table:table-cell table:formula="of:=[.M109]" office:value-type="float" office:value="6.82" calcext:value-type="float">
            <text:p>6,82</text:p>
          </table:table-cell>
          <table:table-cell table:formula="of:=ROUND(IF([.E110]&gt;[.$F$6];IF([.E110]-(([.B110]*[.$G$3])/100)&lt;0;((([.E110]*100)/[.$G$3])*[.$G$2])/100;0);([.$G$2]*([.B110]/2))/100);2)" office:value-type="float" office:value="2.67" calcext:value-type="float">
            <text:p>2,67</text:p>
          </table:table-cell>
          <table:table-cell table:formula="of:=ROUND(IF([.E110]&gt;[.$F$6];IF([.E110]-(([.B110]*[.$G$3])/100)&lt;0;[.E110];([.$G$3]*[.B110])/100);([.$G$3]*([.B110]/2))/100) ;2)" office:value-type="float" office:value="4.01" calcext:value-type="float">
            <text:p>4,01</text:p>
          </table:table-cell>
          <table:table-cell table:formula="of:=[.D110]-[.F110]" office:value-type="float" office:value="35.04" calcext:value-type="float">
            <text:p>35,04</text:p>
          </table:table-cell>
          <table:table-cell table:formula="of:=[.E110]-[.G110]" office:value-type="float" office:value="2.81" calcext:value-type="float">
            <text:p>2,81</text:p>
          </table:table-cell>
          <table:table-cell table:formula="of:=IF([.C110]=[.$L$6];IF([.H110]&lt;[.$N$6];[.$F$2];0);0)" office:value-type="float" office:value="0" calcext:value-type="float">
            <text:p>0,00</text:p>
          </table:table-cell>
          <table:table-cell table:formula="of:=IF([.I110]&lt;5;[.$F$3];0)" office:value-type="float" office:value="30" calcext:value-type="float">
            <text:p>30,00</text:p>
          </table:table-cell>
          <table:table-cell table:formula="of:=IF([.J110]=0;[.H110];[.J110])" office:value-type="float" office:value="35.04" calcext:value-type="float">
            <text:p>35,04</text:p>
          </table:table-cell>
          <table:table-cell table:formula="of:=IF([.K110]=0;[.I110];[.K110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4-10" calcext:value-type="date">
            <text:p>10.04.2014</text:p>
          </table:table-cell>
          <table:table-cell office:value-type="float" office:value="60" calcext:value-type="float">
            <text:p>60</text:p>
          </table:table-cell>
          <table:table-cell table:formula="of:=LOOKUP(WEEKDAY([.A111];2);[.$B$1:.$B$7];[.$C$1:.$C$7])" office:value-type="string" office:string-value="czwartek" calcext:value-type="string">
            <text:p>czwartek</text:p>
          </table:table-cell>
          <table:table-cell table:formula="of:=[.L110]" office:value-type="float" office:value="35.04" calcext:value-type="float">
            <text:p>35,04</text:p>
          </table:table-cell>
          <table:table-cell table:formula="of:=[.M110]" office:value-type="float" office:value="30" calcext:value-type="float">
            <text:p>30,00</text:p>
          </table:table-cell>
          <table:table-cell table:formula="of:=ROUND(IF([.E111]&gt;[.$F$6];IF([.E111]-(([.B111]*[.$G$3])/100)&lt;0;((([.E111]*100)/[.$G$3])*[.$G$2])/100;0);([.$G$2]*([.B111]/2))/100);2)" office:value-type="float" office:value="0" calcext:value-type="float">
            <text:p>0,00</text:p>
          </table:table-cell>
          <table:table-cell table:formula="of:=ROUND(IF([.E111]&gt;[.$F$6];IF([.E111]-(([.B111]*[.$G$3])/100)&lt;0;[.E111];([.$G$3]*[.B111])/100);([.$G$3]*([.B111]/2))/100) ;2)" office:value-type="float" office:value="5.4" calcext:value-type="float">
            <text:p>5,40</text:p>
          </table:table-cell>
          <table:table-cell table:formula="of:=[.D111]-[.F111]" office:value-type="float" office:value="35.04" calcext:value-type="float">
            <text:p>35,04</text:p>
          </table:table-cell>
          <table:table-cell table:formula="of:=[.E111]-[.G111]" office:value-type="float" office:value="24.6" calcext:value-type="float">
            <text:p>24,60</text:p>
          </table:table-cell>
          <table:table-cell table:formula="of:=IF([.C111]=[.$L$6];IF([.H111]&lt;[.$N$6];[.$F$2];0);0)" office:value-type="float" office:value="45" calcext:value-type="float">
            <text:p>45,00</text:p>
          </table:table-cell>
          <table:table-cell table:formula="of:=IF([.I111]&lt;5;[.$F$3];0)" office:value-type="float" office:value="0" calcext:value-type="float">
            <text:p>0,00</text:p>
          </table:table-cell>
          <table:table-cell table:formula="of:=IF([.J111]=0;[.H111];[.J111])" office:value-type="float" office:value="45" calcext:value-type="float">
            <text:p>45,00</text:p>
          </table:table-cell>
          <table:table-cell table:formula="of:=IF([.K111]=0;[.I111];[.K111])" office:value-type="float" office:value="24.6" calcext:value-type="float">
            <text:p>24,60</text:p>
          </table:table-cell>
          <table:table-cell table:number-columns-repeated="7"/>
        </table:table-row>
        <table:table-row table:style-name="ro2">
          <table:table-cell office:value-type="date" office:date-value="2014-04-11" calcext:value-type="date">
            <text:p>11.04.2014</text:p>
          </table:table-cell>
          <table:table-cell office:value-type="float" office:value="52" calcext:value-type="float">
            <text:p>52</text:p>
          </table:table-cell>
          <table:table-cell table:formula="of:=LOOKUP(WEEKDAY([.A112];2);[.$B$1:.$B$7];[.$C$1:.$C$7])" office:value-type="string" office:string-value="piątek" calcext:value-type="string">
            <text:p>piątek</text:p>
          </table:table-cell>
          <table:table-cell table:formula="of:=[.L111]" office:value-type="float" office:value="45" calcext:value-type="float">
            <text:p>45,00</text:p>
          </table:table-cell>
          <table:table-cell table:formula="of:=[.M111]" office:value-type="float" office:value="24.6" calcext:value-type="float">
            <text:p>24,60</text:p>
          </table:table-cell>
          <table:table-cell table:formula="of:=ROUND(IF([.E112]&gt;[.$F$6];IF([.E112]-(([.B112]*[.$G$3])/100)&lt;0;((([.E112]*100)/[.$G$3])*[.$G$2])/100;0);([.$G$2]*([.B112]/2))/100);2)" office:value-type="float" office:value="0" calcext:value-type="float">
            <text:p>0,00</text:p>
          </table:table-cell>
          <table:table-cell table:formula="of:=ROUND(IF([.E112]&gt;[.$F$6];IF([.E112]-(([.B112]*[.$G$3])/100)&lt;0;[.E112];([.$G$3]*[.B112])/100);([.$G$3]*([.B112]/2))/100) ;2)" office:value-type="float" office:value="4.68" calcext:value-type="float">
            <text:p>4,68</text:p>
          </table:table-cell>
          <table:table-cell table:formula="of:=[.D112]-[.F112]" office:value-type="float" office:value="45" calcext:value-type="float">
            <text:p>45,00</text:p>
          </table:table-cell>
          <table:table-cell table:formula="of:=[.E112]-[.G112]" office:value-type="float" office:value="19.92" calcext:value-type="float">
            <text:p>19,92</text:p>
          </table:table-cell>
          <table:table-cell table:formula="of:=IF([.C112]=[.$L$6];IF([.H112]&lt;[.$N$6];[.$F$2];0);0)" office:value-type="float" office:value="0" calcext:value-type="float">
            <text:p>0,00</text:p>
          </table:table-cell>
          <table:table-cell table:formula="of:=IF([.I112]&lt;5;[.$F$3];0)" office:value-type="float" office:value="0" calcext:value-type="float">
            <text:p>0,00</text:p>
          </table:table-cell>
          <table:table-cell table:formula="of:=IF([.J112]=0;[.H112];[.J112])" office:value-type="float" office:value="45" calcext:value-type="float">
            <text:p>45,00</text:p>
          </table:table-cell>
          <table:table-cell table:formula="of:=IF([.K112]=0;[.I112];[.K112])" office:value-type="float" office:value="19.92" calcext:value-type="float">
            <text:p>19,92</text:p>
          </table:table-cell>
          <table:table-cell table:number-columns-repeated="7"/>
        </table:table-row>
        <table:table-row table:style-name="ro2">
          <table:table-cell office:value-type="date" office:date-value="2014-04-12" calcext:value-type="date">
            <text:p>12.04.2014</text:p>
          </table:table-cell>
          <table:table-cell office:value-type="float" office:value="24" calcext:value-type="float">
            <text:p>24</text:p>
          </table:table-cell>
          <table:table-cell table:formula="of:=LOOKUP(WEEKDAY([.A113];2);[.$B$1:.$B$7];[.$C$1:.$C$7])" office:value-type="string" office:string-value="sobota" calcext:value-type="string">
            <text:p>sobota</text:p>
          </table:table-cell>
          <table:table-cell table:formula="of:=[.L112]" office:value-type="float" office:value="45" calcext:value-type="float">
            <text:p>45,00</text:p>
          </table:table-cell>
          <table:table-cell table:formula="of:=[.M112]" office:value-type="float" office:value="19.92" calcext:value-type="float">
            <text:p>19,92</text:p>
          </table:table-cell>
          <table:table-cell table:formula="of:=ROUND(IF([.E113]&gt;[.$F$6];IF([.E113]-(([.B113]*[.$G$3])/100)&lt;0;((([.E113]*100)/[.$G$3])*[.$G$2])/100;0);([.$G$2]*([.B113]/2))/100);2)" office:value-type="float" office:value="0" calcext:value-type="float">
            <text:p>0,00</text:p>
          </table:table-cell>
          <table:table-cell table:formula="of:=ROUND(IF([.E113]&gt;[.$F$6];IF([.E113]-(([.B113]*[.$G$3])/100)&lt;0;[.E113];([.$G$3]*[.B113])/100);([.$G$3]*([.B113]/2))/100) ;2)" office:value-type="float" office:value="2.16" calcext:value-type="float">
            <text:p>2,16</text:p>
          </table:table-cell>
          <table:table-cell table:formula="of:=[.D113]-[.F113]" office:value-type="float" office:value="45" calcext:value-type="float">
            <text:p>45,00</text:p>
          </table:table-cell>
          <table:table-cell table:formula="of:=[.E113]-[.G113]" office:value-type="float" office:value="17.76" calcext:value-type="float">
            <text:p>17,76</text:p>
          </table:table-cell>
          <table:table-cell table:formula="of:=IF([.C113]=[.$L$6];IF([.H113]&lt;[.$N$6];[.$F$2];0);0)" office:value-type="float" office:value="0" calcext:value-type="float">
            <text:p>0,00</text:p>
          </table:table-cell>
          <table:table-cell table:formula="of:=IF([.I113]&lt;5;[.$F$3];0)" office:value-type="float" office:value="0" calcext:value-type="float">
            <text:p>0,00</text:p>
          </table:table-cell>
          <table:table-cell table:formula="of:=IF([.J113]=0;[.H113];[.J113])" office:value-type="float" office:value="45" calcext:value-type="float">
            <text:p>45,00</text:p>
          </table:table-cell>
          <table:table-cell table:formula="of:=IF([.K113]=0;[.I113];[.K113])" office:value-type="float" office:value="17.76" calcext:value-type="float">
            <text:p>17,76</text:p>
          </table:table-cell>
          <table:table-cell table:number-columns-repeated="7"/>
        </table:table-row>
        <table:table-row table:style-name="ro2">
          <table:table-cell office:value-type="date" office:date-value="2014-04-13" calcext:value-type="date">
            <text:p>13.04.2014</text:p>
          </table:table-cell>
          <table:table-cell office:value-type="float" office:value="80" calcext:value-type="float">
            <text:p>80</text:p>
          </table:table-cell>
          <table:table-cell table:formula="of:=LOOKUP(WEEKDAY([.A114];2);[.$B$1:.$B$7];[.$C$1:.$C$7])" office:value-type="string" office:string-value="niedziela" calcext:value-type="string">
            <text:p>niedziela</text:p>
          </table:table-cell>
          <table:table-cell table:formula="of:=[.L113]" office:value-type="float" office:value="45" calcext:value-type="float">
            <text:p>45,00</text:p>
          </table:table-cell>
          <table:table-cell table:formula="of:=[.M113]" office:value-type="float" office:value="17.76" calcext:value-type="float">
            <text:p>17,76</text:p>
          </table:table-cell>
          <table:table-cell table:formula="of:=ROUND(IF([.E114]&gt;[.$F$6];IF([.E114]-(([.B114]*[.$G$3])/100)&lt;0;((([.E114]*100)/[.$G$3])*[.$G$2])/100;0);([.$G$2]*([.B114]/2))/100);2)" office:value-type="float" office:value="0" calcext:value-type="float">
            <text:p>0,00</text:p>
          </table:table-cell>
          <table:table-cell table:formula="of:=ROUND(IF([.E114]&gt;[.$F$6];IF([.E114]-(([.B114]*[.$G$3])/100)&lt;0;[.E114];([.$G$3]*[.B114])/100);([.$G$3]*([.B114]/2))/100) ;2)" office:value-type="float" office:value="7.2" calcext:value-type="float">
            <text:p>7,20</text:p>
          </table:table-cell>
          <table:table-cell table:formula="of:=[.D114]-[.F114]" office:value-type="float" office:value="45" calcext:value-type="float">
            <text:p>45,00</text:p>
          </table:table-cell>
          <table:table-cell table:formula="of:=[.E114]-[.G114]" office:value-type="float" office:value="10.56" calcext:value-type="float">
            <text:p>10,56</text:p>
          </table:table-cell>
          <table:table-cell table:formula="of:=IF([.C114]=[.$L$6];IF([.H114]&lt;[.$N$6];[.$F$2];0);0)" office:value-type="float" office:value="0" calcext:value-type="float">
            <text:p>0,00</text:p>
          </table:table-cell>
          <table:table-cell table:formula="of:=IF([.I114]&lt;5;[.$F$3];0)" office:value-type="float" office:value="0" calcext:value-type="float">
            <text:p>0,00</text:p>
          </table:table-cell>
          <table:table-cell table:formula="of:=IF([.J114]=0;[.H114];[.J114])" office:value-type="float" office:value="45" calcext:value-type="float">
            <text:p>45,00</text:p>
          </table:table-cell>
          <table:table-cell table:formula="of:=IF([.K114]=0;[.I114];[.K114])" office:value-type="float" office:value="10.56" calcext:value-type="float">
            <text:p>10,56</text:p>
          </table:table-cell>
          <table:table-cell table:number-columns-repeated="7"/>
        </table:table-row>
        <table:table-row table:style-name="ro2">
          <table:table-cell office:value-type="date" office:date-value="2014-04-14" calcext:value-type="date">
            <text:p>14.04.2014</text:p>
          </table:table-cell>
          <table:table-cell office:value-type="float" office:value="79" calcext:value-type="float">
            <text:p>79</text:p>
          </table:table-cell>
          <table:table-cell table:formula="of:=LOOKUP(WEEKDAY([.A115];2);[.$B$1:.$B$7];[.$C$1:.$C$7])" office:value-type="string" office:string-value="poniedziałek" calcext:value-type="string">
            <text:p>poniedziałek</text:p>
          </table:table-cell>
          <table:table-cell table:formula="of:=[.L114]" office:value-type="float" office:value="45" calcext:value-type="float">
            <text:p>45,00</text:p>
          </table:table-cell>
          <table:table-cell table:formula="of:=[.M114]" office:value-type="float" office:value="10.56" calcext:value-type="float">
            <text:p>10,56</text:p>
          </table:table-cell>
          <table:table-cell table:formula="of:=ROUND(IF([.E115]&gt;[.$F$6];IF([.E115]-(([.B115]*[.$G$3])/100)&lt;0;((([.E115]*100)/[.$G$3])*[.$G$2])/100;0);([.$G$2]*([.B115]/2))/100);2)" office:value-type="float" office:value="2.37" calcext:value-type="float">
            <text:p>2,37</text:p>
          </table:table-cell>
          <table:table-cell table:formula="of:=ROUND(IF([.E115]&gt;[.$F$6];IF([.E115]-(([.B115]*[.$G$3])/100)&lt;0;[.E115];([.$G$3]*[.B115])/100);([.$G$3]*([.B115]/2))/100) ;2)" office:value-type="float" office:value="3.56" calcext:value-type="float">
            <text:p>3,56</text:p>
          </table:table-cell>
          <table:table-cell table:formula="of:=[.D115]-[.F115]" office:value-type="float" office:value="42.63" calcext:value-type="float">
            <text:p>42,63</text:p>
          </table:table-cell>
          <table:table-cell table:formula="of:=[.E115]-[.G115]" office:value-type="float" office:value="7" calcext:value-type="float">
            <text:p>7,00</text:p>
          </table:table-cell>
          <table:table-cell table:formula="of:=IF([.C115]=[.$L$6];IF([.H115]&lt;[.$N$6];[.$F$2];0);0)" office:value-type="float" office:value="0" calcext:value-type="float">
            <text:p>0,00</text:p>
          </table:table-cell>
          <table:table-cell table:formula="of:=IF([.I115]&lt;5;[.$F$3];0)" office:value-type="float" office:value="0" calcext:value-type="float">
            <text:p>0,00</text:p>
          </table:table-cell>
          <table:table-cell table:formula="of:=IF([.J115]=0;[.H115];[.J115])" office:value-type="float" office:value="42.63" calcext:value-type="float">
            <text:p>42,63</text:p>
          </table:table-cell>
          <table:table-cell table:formula="of:=IF([.K115]=0;[.I115];[.K115])" office:value-type="float" office:value="7" calcext:value-type="float">
            <text:p>7,00</text:p>
          </table:table-cell>
          <table:table-cell table:number-columns-repeated="7"/>
        </table:table-row>
        <table:table-row table:style-name="ro2">
          <table:table-cell office:value-type="date" office:date-value="2014-04-15" calcext:value-type="date">
            <text:p>15.04.2014</text:p>
          </table:table-cell>
          <table:table-cell office:value-type="float" office:value="115" calcext:value-type="float">
            <text:p>115</text:p>
          </table:table-cell>
          <table:table-cell table:formula="of:=LOOKUP(WEEKDAY([.A116];2);[.$B$1:.$B$7];[.$C$1:.$C$7])" office:value-type="string" office:string-value="wtorek" calcext:value-type="string">
            <text:p>wtorek</text:p>
          </table:table-cell>
          <table:table-cell table:formula="of:=[.L115]" office:value-type="float" office:value="42.63" calcext:value-type="float">
            <text:p>42,63</text:p>
          </table:table-cell>
          <table:table-cell table:formula="of:=[.M115]" office:value-type="float" office:value="7" calcext:value-type="float">
            <text:p>7,00</text:p>
          </table:table-cell>
          <table:table-cell table:formula="of:=ROUND(IF([.E116]&gt;[.$F$6];IF([.E116]-(([.B116]*[.$G$3])/100)&lt;0;((([.E116]*100)/[.$G$3])*[.$G$2])/100;0);([.$G$2]*([.B116]/2))/100);2)" office:value-type="float" office:value="3.45" calcext:value-type="float">
            <text:p>3,45</text:p>
          </table:table-cell>
          <table:table-cell table:formula="of:=ROUND(IF([.E116]&gt;[.$F$6];IF([.E116]-(([.B116]*[.$G$3])/100)&lt;0;[.E116];([.$G$3]*[.B116])/100);([.$G$3]*([.B116]/2))/100) ;2)" office:value-type="float" office:value="5.18" calcext:value-type="float">
            <text:p>5,18</text:p>
          </table:table-cell>
          <table:table-cell table:formula="of:=[.D116]-[.F116]" office:value-type="float" office:value="39.18" calcext:value-type="float">
            <text:p>39,18</text:p>
          </table:table-cell>
          <table:table-cell table:formula="of:=[.E116]-[.G116]" office:value-type="float" office:value="1.82" calcext:value-type="float">
            <text:p>1,82</text:p>
          </table:table-cell>
          <table:table-cell table:formula="of:=IF([.C116]=[.$L$6];IF([.H116]&lt;[.$N$6];[.$F$2];0);0)" office:value-type="float" office:value="0" calcext:value-type="float">
            <text:p>0,00</text:p>
          </table:table-cell>
          <table:table-cell table:formula="of:=IF([.I116]&lt;5;[.$F$3];0)" office:value-type="float" office:value="30" calcext:value-type="float">
            <text:p>30,00</text:p>
          </table:table-cell>
          <table:table-cell table:formula="of:=IF([.J116]=0;[.H116];[.J116])" office:value-type="float" office:value="39.18" calcext:value-type="float">
            <text:p>39,18</text:p>
          </table:table-cell>
          <table:table-cell table:formula="of:=IF([.K116]=0;[.I116];[.K11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4-16" calcext:value-type="date">
            <text:p>16.04.2014</text:p>
          </table:table-cell>
          <table:table-cell office:value-type="float" office:value="55" calcext:value-type="float">
            <text:p>55</text:p>
          </table:table-cell>
          <table:table-cell table:formula="of:=LOOKUP(WEEKDAY([.A117];2);[.$B$1:.$B$7];[.$C$1:.$C$7])" office:value-type="string" office:string-value="środa" calcext:value-type="string">
            <text:p>środa</text:p>
          </table:table-cell>
          <table:table-cell table:formula="of:=[.L116]" office:value-type="float" office:value="39.18" calcext:value-type="float">
            <text:p>39,18</text:p>
          </table:table-cell>
          <table:table-cell table:formula="of:=[.M116]" office:value-type="float" office:value="30" calcext:value-type="float">
            <text:p>30,00</text:p>
          </table:table-cell>
          <table:table-cell table:formula="of:=ROUND(IF([.E117]&gt;[.$F$6];IF([.E117]-(([.B117]*[.$G$3])/100)&lt;0;((([.E117]*100)/[.$G$3])*[.$G$2])/100;0);([.$G$2]*([.B117]/2))/100);2)" office:value-type="float" office:value="0" calcext:value-type="float">
            <text:p>0,00</text:p>
          </table:table-cell>
          <table:table-cell table:formula="of:=ROUND(IF([.E117]&gt;[.$F$6];IF([.E117]-(([.B117]*[.$G$3])/100)&lt;0;[.E117];([.$G$3]*[.B117])/100);([.$G$3]*([.B117]/2))/100) ;2)" office:value-type="float" office:value="4.95" calcext:value-type="float">
            <text:p>4,95</text:p>
          </table:table-cell>
          <table:table-cell table:formula="of:=[.D117]-[.F117]" office:value-type="float" office:value="39.18" calcext:value-type="float">
            <text:p>39,18</text:p>
          </table:table-cell>
          <table:table-cell table:formula="of:=[.E117]-[.G117]" office:value-type="float" office:value="25.05" calcext:value-type="float">
            <text:p>25,05</text:p>
          </table:table-cell>
          <table:table-cell table:formula="of:=IF([.C117]=[.$L$6];IF([.H117]&lt;[.$N$6];[.$F$2];0);0)" office:value-type="float" office:value="0" calcext:value-type="float">
            <text:p>0,00</text:p>
          </table:table-cell>
          <table:table-cell table:formula="of:=IF([.I117]&lt;5;[.$F$3];0)" office:value-type="float" office:value="0" calcext:value-type="float">
            <text:p>0,00</text:p>
          </table:table-cell>
          <table:table-cell table:formula="of:=IF([.J117]=0;[.H117];[.J117])" office:value-type="float" office:value="39.18" calcext:value-type="float">
            <text:p>39,18</text:p>
          </table:table-cell>
          <table:table-cell table:formula="of:=IF([.K117]=0;[.I117];[.K117])" office:value-type="float" office:value="25.05" calcext:value-type="float">
            <text:p>25,05</text:p>
          </table:table-cell>
          <table:table-cell table:number-columns-repeated="7"/>
        </table:table-row>
        <table:table-row table:style-name="ro2">
          <table:table-cell office:value-type="date" office:date-value="2014-04-17" calcext:value-type="date">
            <text:p>17.04.2014</text:p>
          </table:table-cell>
          <table:table-cell office:value-type="float" office:value="124" calcext:value-type="float">
            <text:p>124</text:p>
          </table:table-cell>
          <table:table-cell table:formula="of:=LOOKUP(WEEKDAY([.A118];2);[.$B$1:.$B$7];[.$C$1:.$C$7])" office:value-type="string" office:string-value="czwartek" calcext:value-type="string">
            <text:p>czwartek</text:p>
          </table:table-cell>
          <table:table-cell table:formula="of:=[.L117]" office:value-type="float" office:value="39.18" calcext:value-type="float">
            <text:p>39,18</text:p>
          </table:table-cell>
          <table:table-cell table:formula="of:=[.M117]" office:value-type="float" office:value="25.05" calcext:value-type="float">
            <text:p>25,05</text:p>
          </table:table-cell>
          <table:table-cell table:formula="of:=ROUND(IF([.E118]&gt;[.$F$6];IF([.E118]-(([.B118]*[.$G$3])/100)&lt;0;((([.E118]*100)/[.$G$3])*[.$G$2])/100;0);([.$G$2]*([.B118]/2))/100);2)" office:value-type="float" office:value="0" calcext:value-type="float">
            <text:p>0,00</text:p>
          </table:table-cell>
          <table:table-cell table:formula="of:=ROUND(IF([.E118]&gt;[.$F$6];IF([.E118]-(([.B118]*[.$G$3])/100)&lt;0;[.E118];([.$G$3]*[.B118])/100);([.$G$3]*([.B118]/2))/100) ;2)" office:value-type="float" office:value="11.16" calcext:value-type="float">
            <text:p>11,16</text:p>
          </table:table-cell>
          <table:table-cell table:formula="of:=[.D118]-[.F118]" office:value-type="float" office:value="39.18" calcext:value-type="float">
            <text:p>39,18</text:p>
          </table:table-cell>
          <table:table-cell table:formula="of:=[.E118]-[.G118]" office:value-type="float" office:value="13.89" calcext:value-type="float">
            <text:p>13,89</text:p>
          </table:table-cell>
          <table:table-cell table:formula="of:=IF([.C118]=[.$L$6];IF([.H118]&lt;[.$N$6];[.$F$2];0);0)" office:value-type="float" office:value="45" calcext:value-type="float">
            <text:p>45,00</text:p>
          </table:table-cell>
          <table:table-cell table:formula="of:=IF([.I118]&lt;5;[.$F$3];0)" office:value-type="float" office:value="0" calcext:value-type="float">
            <text:p>0,00</text:p>
          </table:table-cell>
          <table:table-cell table:formula="of:=IF([.J118]=0;[.H118];[.J118])" office:value-type="float" office:value="45" calcext:value-type="float">
            <text:p>45,00</text:p>
          </table:table-cell>
          <table:table-cell table:formula="of:=IF([.K118]=0;[.I118];[.K118])" office:value-type="float" office:value="13.89" calcext:value-type="float">
            <text:p>13,89</text:p>
          </table:table-cell>
          <table:table-cell table:number-columns-repeated="7"/>
        </table:table-row>
        <table:table-row table:style-name="ro2">
          <table:table-cell office:value-type="date" office:date-value="2014-04-18" calcext:value-type="date">
            <text:p>18.04.2014</text:p>
          </table:table-cell>
          <table:table-cell office:value-type="float" office:value="104" calcext:value-type="float">
            <text:p>104</text:p>
          </table:table-cell>
          <table:table-cell table:formula="of:=LOOKUP(WEEKDAY([.A119];2);[.$B$1:.$B$7];[.$C$1:.$C$7])" office:value-type="string" office:string-value="piątek" calcext:value-type="string">
            <text:p>piątek</text:p>
          </table:table-cell>
          <table:table-cell table:formula="of:=[.L118]" office:value-type="float" office:value="45" calcext:value-type="float">
            <text:p>45,00</text:p>
          </table:table-cell>
          <table:table-cell table:formula="of:=[.M118]" office:value-type="float" office:value="13.89" calcext:value-type="float">
            <text:p>13,89</text:p>
          </table:table-cell>
          <table:table-cell table:formula="of:=ROUND(IF([.E119]&gt;[.$F$6];IF([.E119]-(([.B119]*[.$G$3])/100)&lt;0;((([.E119]*100)/[.$G$3])*[.$G$2])/100;0);([.$G$2]*([.B119]/2))/100);2)" office:value-type="float" office:value="3.12" calcext:value-type="float">
            <text:p>3,12</text:p>
          </table:table-cell>
          <table:table-cell table:formula="of:=ROUND(IF([.E119]&gt;[.$F$6];IF([.E119]-(([.B119]*[.$G$3])/100)&lt;0;[.E119];([.$G$3]*[.B119])/100);([.$G$3]*([.B119]/2))/100) ;2)" office:value-type="float" office:value="4.68" calcext:value-type="float">
            <text:p>4,68</text:p>
          </table:table-cell>
          <table:table-cell table:formula="of:=[.D119]-[.F119]" office:value-type="float" office:value="41.88" calcext:value-type="float">
            <text:p>41,88</text:p>
          </table:table-cell>
          <table:table-cell table:formula="of:=[.E119]-[.G119]" office:value-type="float" office:value="9.21" calcext:value-type="float">
            <text:p>9,21</text:p>
          </table:table-cell>
          <table:table-cell table:formula="of:=IF([.C119]=[.$L$6];IF([.H119]&lt;[.$N$6];[.$F$2];0);0)" office:value-type="float" office:value="0" calcext:value-type="float">
            <text:p>0,00</text:p>
          </table:table-cell>
          <table:table-cell table:formula="of:=IF([.I119]&lt;5;[.$F$3];0)" office:value-type="float" office:value="0" calcext:value-type="float">
            <text:p>0,00</text:p>
          </table:table-cell>
          <table:table-cell table:formula="of:=IF([.J119]=0;[.H119];[.J119])" office:value-type="float" office:value="41.88" calcext:value-type="float">
            <text:p>41,88</text:p>
          </table:table-cell>
          <table:table-cell table:formula="of:=IF([.K119]=0;[.I119];[.K119])" office:value-type="float" office:value="9.21" calcext:value-type="float">
            <text:p>9,21</text:p>
          </table:table-cell>
          <table:table-cell table:number-columns-repeated="7"/>
        </table:table-row>
        <table:table-row table:style-name="ro2">
          <table:table-cell office:value-type="date" office:date-value="2014-04-19" calcext:value-type="date">
            <text:p>19.04.2014</text:p>
          </table:table-cell>
          <table:table-cell office:value-type="float" office:value="20" calcext:value-type="float">
            <text:p>20</text:p>
          </table:table-cell>
          <table:table-cell table:formula="of:=LOOKUP(WEEKDAY([.A120];2);[.$B$1:.$B$7];[.$C$1:.$C$7])" office:value-type="string" office:string-value="sobota" calcext:value-type="string">
            <text:p>sobota</text:p>
          </table:table-cell>
          <table:table-cell table:formula="of:=[.L119]" office:value-type="float" office:value="41.88" calcext:value-type="float">
            <text:p>41,88</text:p>
          </table:table-cell>
          <table:table-cell table:formula="of:=[.M119]" office:value-type="float" office:value="9.21" calcext:value-type="float">
            <text:p>9,21</text:p>
          </table:table-cell>
          <table:table-cell table:formula="of:=ROUND(IF([.E120]&gt;[.$F$6];IF([.E120]-(([.B120]*[.$G$3])/100)&lt;0;((([.E120]*100)/[.$G$3])*[.$G$2])/100;0);([.$G$2]*([.B120]/2))/100);2)" office:value-type="float" office:value="0.6" calcext:value-type="float">
            <text:p>0,60</text:p>
          </table:table-cell>
          <table:table-cell table:formula="of:=ROUND(IF([.E120]&gt;[.$F$6];IF([.E120]-(([.B120]*[.$G$3])/100)&lt;0;[.E120];([.$G$3]*[.B120])/100);([.$G$3]*([.B120]/2))/100) ;2)" office:value-type="float" office:value="0.9" calcext:value-type="float">
            <text:p>0,90</text:p>
          </table:table-cell>
          <table:table-cell table:formula="of:=[.D120]-[.F120]" office:value-type="float" office:value="41.28" calcext:value-type="float">
            <text:p>41,28</text:p>
          </table:table-cell>
          <table:table-cell table:formula="of:=[.E120]-[.G120]" office:value-type="float" office:value="8.31" calcext:value-type="float">
            <text:p>8,31</text:p>
          </table:table-cell>
          <table:table-cell table:formula="of:=IF([.C120]=[.$L$6];IF([.H120]&lt;[.$N$6];[.$F$2];0);0)" office:value-type="float" office:value="0" calcext:value-type="float">
            <text:p>0,00</text:p>
          </table:table-cell>
          <table:table-cell table:formula="of:=IF([.I120]&lt;5;[.$F$3];0)" office:value-type="float" office:value="0" calcext:value-type="float">
            <text:p>0,00</text:p>
          </table:table-cell>
          <table:table-cell table:formula="of:=IF([.J120]=0;[.H120];[.J120])" office:value-type="float" office:value="41.28" calcext:value-type="float">
            <text:p>41,28</text:p>
          </table:table-cell>
          <table:table-cell table:formula="of:=IF([.K120]=0;[.I120];[.K120])" office:value-type="float" office:value="8.31" calcext:value-type="float">
            <text:p>8,31</text:p>
          </table:table-cell>
          <table:table-cell table:number-columns-repeated="7"/>
        </table:table-row>
        <table:table-row table:style-name="ro2">
          <table:table-cell office:value-type="date" office:date-value="2014-04-20" calcext:value-type="date">
            <text:p>20.04.2014</text:p>
          </table:table-cell>
          <table:table-cell office:value-type="float" office:value="68" calcext:value-type="float">
            <text:p>68</text:p>
          </table:table-cell>
          <table:table-cell table:formula="of:=LOOKUP(WEEKDAY([.A121];2);[.$B$1:.$B$7];[.$C$1:.$C$7])" office:value-type="string" office:string-value="niedziela" calcext:value-type="string">
            <text:p>niedziela</text:p>
          </table:table-cell>
          <table:table-cell table:formula="of:=[.L120]" office:value-type="float" office:value="41.28" calcext:value-type="float">
            <text:p>41,28</text:p>
          </table:table-cell>
          <table:table-cell table:formula="of:=[.M120]" office:value-type="float" office:value="8.31" calcext:value-type="float">
            <text:p>8,31</text:p>
          </table:table-cell>
          <table:table-cell table:formula="of:=ROUND(IF([.E121]&gt;[.$F$6];IF([.E121]-(([.B121]*[.$G$3])/100)&lt;0;((([.E121]*100)/[.$G$3])*[.$G$2])/100;0);([.$G$2]*([.B121]/2))/100);2)" office:value-type="float" office:value="2.04" calcext:value-type="float">
            <text:p>2,04</text:p>
          </table:table-cell>
          <table:table-cell table:formula="of:=ROUND(IF([.E121]&gt;[.$F$6];IF([.E121]-(([.B121]*[.$G$3])/100)&lt;0;[.E121];([.$G$3]*[.B121])/100);([.$G$3]*([.B121]/2))/100) ;2)" office:value-type="float" office:value="3.06" calcext:value-type="float">
            <text:p>3,06</text:p>
          </table:table-cell>
          <table:table-cell table:formula="of:=[.D121]-[.F121]" office:value-type="float" office:value="39.24" calcext:value-type="float">
            <text:p>39,24</text:p>
          </table:table-cell>
          <table:table-cell table:formula="of:=[.E121]-[.G121]" office:value-type="float" office:value="5.25" calcext:value-type="float">
            <text:p>5,25</text:p>
          </table:table-cell>
          <table:table-cell table:formula="of:=IF([.C121]=[.$L$6];IF([.H121]&lt;[.$N$6];[.$F$2];0);0)" office:value-type="float" office:value="0" calcext:value-type="float">
            <text:p>0,00</text:p>
          </table:table-cell>
          <table:table-cell table:formula="of:=IF([.I121]&lt;5;[.$F$3];0)" office:value-type="float" office:value="0" calcext:value-type="float">
            <text:p>0,00</text:p>
          </table:table-cell>
          <table:table-cell table:formula="of:=IF([.J121]=0;[.H121];[.J121])" office:value-type="float" office:value="39.24" calcext:value-type="float">
            <text:p>39,24</text:p>
          </table:table-cell>
          <table:table-cell table:formula="of:=IF([.K121]=0;[.I121];[.K121])" office:value-type="float" office:value="5.25" calcext:value-type="float">
            <text:p>5,25</text:p>
          </table:table-cell>
          <table:table-cell table:number-columns-repeated="7"/>
        </table:table-row>
        <table:table-row table:style-name="ro2">
          <table:table-cell office:value-type="date" office:date-value="2014-04-21" calcext:value-type="date">
            <text:p>21.04.2014</text:p>
          </table:table-cell>
          <table:table-cell office:value-type="float" office:value="25" calcext:value-type="float">
            <text:p>25</text:p>
          </table:table-cell>
          <table:table-cell table:formula="of:=LOOKUP(WEEKDAY([.A122];2);[.$B$1:.$B$7];[.$C$1:.$C$7])" office:value-type="string" office:string-value="poniedziałek" calcext:value-type="string">
            <text:p>poniedziałek</text:p>
          </table:table-cell>
          <table:table-cell table:formula="of:=[.L121]" office:value-type="float" office:value="39.24" calcext:value-type="float">
            <text:p>39,24</text:p>
          </table:table-cell>
          <table:table-cell table:formula="of:=[.M121]" office:value-type="float" office:value="5.25" calcext:value-type="float">
            <text:p>5,25</text:p>
          </table:table-cell>
          <table:table-cell table:formula="of:=ROUND(IF([.E122]&gt;[.$F$6];IF([.E122]-(([.B122]*[.$G$3])/100)&lt;0;((([.E122]*100)/[.$G$3])*[.$G$2])/100;0);([.$G$2]*([.B122]/2))/100);2)" office:value-type="float" office:value="0.75" calcext:value-type="float">
            <text:p>0,75</text:p>
          </table:table-cell>
          <table:table-cell table:formula="of:=ROUND(IF([.E122]&gt;[.$F$6];IF([.E122]-(([.B122]*[.$G$3])/100)&lt;0;[.E122];([.$G$3]*[.B122])/100);([.$G$3]*([.B122]/2))/100) ;2)" office:value-type="float" office:value="1.13" calcext:value-type="float">
            <text:p>1,13</text:p>
          </table:table-cell>
          <table:table-cell table:formula="of:=[.D122]-[.F122]" office:value-type="float" office:value="38.49" calcext:value-type="float">
            <text:p>38,49</text:p>
          </table:table-cell>
          <table:table-cell table:formula="of:=[.E122]-[.G122]" office:value-type="float" office:value="4.12" calcext:value-type="float">
            <text:p>4,12</text:p>
          </table:table-cell>
          <table:table-cell table:formula="of:=IF([.C122]=[.$L$6];IF([.H122]&lt;[.$N$6];[.$F$2];0);0)" office:value-type="float" office:value="0" calcext:value-type="float">
            <text:p>0,00</text:p>
          </table:table-cell>
          <table:table-cell table:formula="of:=IF([.I122]&lt;5;[.$F$3];0)" office:value-type="float" office:value="30" calcext:value-type="float">
            <text:p>30,00</text:p>
          </table:table-cell>
          <table:table-cell table:formula="of:=IF([.J122]=0;[.H122];[.J122])" office:value-type="float" office:value="38.49" calcext:value-type="float">
            <text:p>38,49</text:p>
          </table:table-cell>
          <table:table-cell table:formula="of:=IF([.K122]=0;[.I122];[.K12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4-22" calcext:value-type="date">
            <text:p>22.04.2014</text:p>
          </table:table-cell>
          <table:table-cell office:value-type="float" office:value="93" calcext:value-type="float">
            <text:p>93</text:p>
          </table:table-cell>
          <table:table-cell table:formula="of:=LOOKUP(WEEKDAY([.A123];2);[.$B$1:.$B$7];[.$C$1:.$C$7])" office:value-type="string" office:string-value="wtorek" calcext:value-type="string">
            <text:p>wtorek</text:p>
          </table:table-cell>
          <table:table-cell table:formula="of:=[.L122]" office:value-type="float" office:value="38.49" calcext:value-type="float">
            <text:p>38,49</text:p>
          </table:table-cell>
          <table:table-cell table:formula="of:=[.M122]" office:value-type="float" office:value="30" calcext:value-type="float">
            <text:p>30,00</text:p>
          </table:table-cell>
          <table:table-cell table:formula="of:=ROUND(IF([.E123]&gt;[.$F$6];IF([.E123]-(([.B123]*[.$G$3])/100)&lt;0;((([.E123]*100)/[.$G$3])*[.$G$2])/100;0);([.$G$2]*([.B123]/2))/100);2)" office:value-type="float" office:value="0" calcext:value-type="float">
            <text:p>0,00</text:p>
          </table:table-cell>
          <table:table-cell table:formula="of:=ROUND(IF([.E123]&gt;[.$F$6];IF([.E123]-(([.B123]*[.$G$3])/100)&lt;0;[.E123];([.$G$3]*[.B123])/100);([.$G$3]*([.B123]/2))/100) ;2)" office:value-type="float" office:value="8.37" calcext:value-type="float">
            <text:p>8,37</text:p>
          </table:table-cell>
          <table:table-cell table:formula="of:=[.D123]-[.F123]" office:value-type="float" office:value="38.49" calcext:value-type="float">
            <text:p>38,49</text:p>
          </table:table-cell>
          <table:table-cell table:formula="of:=[.E123]-[.G123]" office:value-type="float" office:value="21.63" calcext:value-type="float">
            <text:p>21,63</text:p>
          </table:table-cell>
          <table:table-cell table:formula="of:=IF([.C123]=[.$L$6];IF([.H123]&lt;[.$N$6];[.$F$2];0);0)" office:value-type="float" office:value="0" calcext:value-type="float">
            <text:p>0,00</text:p>
          </table:table-cell>
          <table:table-cell table:formula="of:=IF([.I123]&lt;5;[.$F$3];0)" office:value-type="float" office:value="0" calcext:value-type="float">
            <text:p>0,00</text:p>
          </table:table-cell>
          <table:table-cell table:formula="of:=IF([.J123]=0;[.H123];[.J123])" office:value-type="float" office:value="38.49" calcext:value-type="float">
            <text:p>38,49</text:p>
          </table:table-cell>
          <table:table-cell table:formula="of:=IF([.K123]=0;[.I123];[.K123])" office:value-type="float" office:value="21.63" calcext:value-type="float">
            <text:p>21,63</text:p>
          </table:table-cell>
          <table:table-cell table:number-columns-repeated="7"/>
        </table:table-row>
        <table:table-row table:style-name="ro2">
          <table:table-cell office:value-type="date" office:date-value="2014-04-23" calcext:value-type="date">
            <text:p>23.04.2014</text:p>
          </table:table-cell>
          <table:table-cell office:value-type="float" office:value="49" calcext:value-type="float">
            <text:p>49</text:p>
          </table:table-cell>
          <table:table-cell table:formula="of:=LOOKUP(WEEKDAY([.A124];2);[.$B$1:.$B$7];[.$C$1:.$C$7])" office:value-type="string" office:string-value="środa" calcext:value-type="string">
            <text:p>środa</text:p>
          </table:table-cell>
          <table:table-cell table:formula="of:=[.L123]" office:value-type="float" office:value="38.49" calcext:value-type="float">
            <text:p>38,49</text:p>
          </table:table-cell>
          <table:table-cell table:formula="of:=[.M123]" office:value-type="float" office:value="21.63" calcext:value-type="float">
            <text:p>21,63</text:p>
          </table:table-cell>
          <table:table-cell table:formula="of:=ROUND(IF([.E124]&gt;[.$F$6];IF([.E124]-(([.B124]*[.$G$3])/100)&lt;0;((([.E124]*100)/[.$G$3])*[.$G$2])/100;0);([.$G$2]*([.B124]/2))/100);2)" office:value-type="float" office:value="0" calcext:value-type="float">
            <text:p>0,00</text:p>
          </table:table-cell>
          <table:table-cell table:formula="of:=ROUND(IF([.E124]&gt;[.$F$6];IF([.E124]-(([.B124]*[.$G$3])/100)&lt;0;[.E124];([.$G$3]*[.B124])/100);([.$G$3]*([.B124]/2))/100) ;2)" office:value-type="float" office:value="4.41" calcext:value-type="float">
            <text:p>4,41</text:p>
          </table:table-cell>
          <table:table-cell table:formula="of:=[.D124]-[.F124]" office:value-type="float" office:value="38.49" calcext:value-type="float">
            <text:p>38,49</text:p>
          </table:table-cell>
          <table:table-cell table:formula="of:=[.E124]-[.G124]" office:value-type="float" office:value="17.22" calcext:value-type="float">
            <text:p>17,22</text:p>
          </table:table-cell>
          <table:table-cell table:formula="of:=IF([.C124]=[.$L$6];IF([.H124]&lt;[.$N$6];[.$F$2];0);0)" office:value-type="float" office:value="0" calcext:value-type="float">
            <text:p>0,00</text:p>
          </table:table-cell>
          <table:table-cell table:formula="of:=IF([.I124]&lt;5;[.$F$3];0)" office:value-type="float" office:value="0" calcext:value-type="float">
            <text:p>0,00</text:p>
          </table:table-cell>
          <table:table-cell table:formula="of:=IF([.J124]=0;[.H124];[.J124])" office:value-type="float" office:value="38.49" calcext:value-type="float">
            <text:p>38,49</text:p>
          </table:table-cell>
          <table:table-cell table:formula="of:=IF([.K124]=0;[.I124];[.K124])" office:value-type="float" office:value="17.22" calcext:value-type="float">
            <text:p>17,22</text:p>
          </table:table-cell>
          <table:table-cell table:number-columns-repeated="7"/>
        </table:table-row>
        <table:table-row table:style-name="ro2">
          <table:table-cell office:value-type="date" office:date-value="2014-04-24" calcext:value-type="date">
            <text:p>24.04.2014</text:p>
          </table:table-cell>
          <table:table-cell office:value-type="float" office:value="29" calcext:value-type="float">
            <text:p>29</text:p>
          </table:table-cell>
          <table:table-cell table:formula="of:=LOOKUP(WEEKDAY([.A125];2);[.$B$1:.$B$7];[.$C$1:.$C$7])" office:value-type="string" office:string-value="czwartek" calcext:value-type="string">
            <text:p>czwartek</text:p>
          </table:table-cell>
          <table:table-cell table:formula="of:=[.L124]" office:value-type="float" office:value="38.49" calcext:value-type="float">
            <text:p>38,49</text:p>
          </table:table-cell>
          <table:table-cell table:formula="of:=[.M124]" office:value-type="float" office:value="17.22" calcext:value-type="float">
            <text:p>17,22</text:p>
          </table:table-cell>
          <table:table-cell table:formula="of:=ROUND(IF([.E125]&gt;[.$F$6];IF([.E125]-(([.B125]*[.$G$3])/100)&lt;0;((([.E125]*100)/[.$G$3])*[.$G$2])/100;0);([.$G$2]*([.B125]/2))/100);2)" office:value-type="float" office:value="0" calcext:value-type="float">
            <text:p>0,00</text:p>
          </table:table-cell>
          <table:table-cell table:formula="of:=ROUND(IF([.E125]&gt;[.$F$6];IF([.E125]-(([.B125]*[.$G$3])/100)&lt;0;[.E125];([.$G$3]*[.B125])/100);([.$G$3]*([.B125]/2))/100) ;2)" office:value-type="float" office:value="2.61" calcext:value-type="float">
            <text:p>2,61</text:p>
          </table:table-cell>
          <table:table-cell table:formula="of:=[.D125]-[.F125]" office:value-type="float" office:value="38.49" calcext:value-type="float">
            <text:p>38,49</text:p>
          </table:table-cell>
          <table:table-cell table:formula="of:=[.E125]-[.G125]" office:value-type="float" office:value="14.61" calcext:value-type="float">
            <text:p>14,61</text:p>
          </table:table-cell>
          <table:table-cell table:formula="of:=IF([.C125]=[.$L$6];IF([.H125]&lt;[.$N$6];[.$F$2];0);0)" office:value-type="float" office:value="45" calcext:value-type="float">
            <text:p>45,00</text:p>
          </table:table-cell>
          <table:table-cell table:formula="of:=IF([.I125]&lt;5;[.$F$3];0)" office:value-type="float" office:value="0" calcext:value-type="float">
            <text:p>0,00</text:p>
          </table:table-cell>
          <table:table-cell table:formula="of:=IF([.J125]=0;[.H125];[.J125])" office:value-type="float" office:value="45" calcext:value-type="float">
            <text:p>45,00</text:p>
          </table:table-cell>
          <table:table-cell table:formula="of:=IF([.K125]=0;[.I125];[.K125])" office:value-type="float" office:value="14.61" calcext:value-type="float">
            <text:p>14,61</text:p>
          </table:table-cell>
          <table:table-cell table:number-columns-repeated="7"/>
        </table:table-row>
        <table:table-row table:style-name="ro2">
          <table:table-cell office:value-type="date" office:date-value="2014-04-25" calcext:value-type="date">
            <text:p>25.04.2014</text:p>
          </table:table-cell>
          <table:table-cell office:value-type="float" office:value="59" calcext:value-type="float">
            <text:p>59</text:p>
          </table:table-cell>
          <table:table-cell table:formula="of:=LOOKUP(WEEKDAY([.A126];2);[.$B$1:.$B$7];[.$C$1:.$C$7])" office:value-type="string" office:string-value="piątek" calcext:value-type="string">
            <text:p>piątek</text:p>
          </table:table-cell>
          <table:table-cell table:formula="of:=[.L125]" office:value-type="float" office:value="45" calcext:value-type="float">
            <text:p>45,00</text:p>
          </table:table-cell>
          <table:table-cell table:formula="of:=[.M125]" office:value-type="float" office:value="14.61" calcext:value-type="float">
            <text:p>14,61</text:p>
          </table:table-cell>
          <table:table-cell table:formula="of:=ROUND(IF([.E126]&gt;[.$F$6];IF([.E126]-(([.B126]*[.$G$3])/100)&lt;0;((([.E126]*100)/[.$G$3])*[.$G$2])/100;0);([.$G$2]*([.B126]/2))/100);2)" office:value-type="float" office:value="1.77" calcext:value-type="float">
            <text:p>1,77</text:p>
          </table:table-cell>
          <table:table-cell table:formula="of:=ROUND(IF([.E126]&gt;[.$F$6];IF([.E126]-(([.B126]*[.$G$3])/100)&lt;0;[.E126];([.$G$3]*[.B126])/100);([.$G$3]*([.B126]/2))/100) ;2)" office:value-type="float" office:value="2.66" calcext:value-type="float">
            <text:p>2,66</text:p>
          </table:table-cell>
          <table:table-cell table:formula="of:=[.D126]-[.F126]" office:value-type="float" office:value="43.23" calcext:value-type="float">
            <text:p>43,23</text:p>
          </table:table-cell>
          <table:table-cell table:formula="of:=[.E126]-[.G126]" office:value-type="float" office:value="11.95" calcext:value-type="float">
            <text:p>11,95</text:p>
          </table:table-cell>
          <table:table-cell table:formula="of:=IF([.C126]=[.$L$6];IF([.H126]&lt;[.$N$6];[.$F$2];0);0)" office:value-type="float" office:value="0" calcext:value-type="float">
            <text:p>0,00</text:p>
          </table:table-cell>
          <table:table-cell table:formula="of:=IF([.I126]&lt;5;[.$F$3];0)" office:value-type="float" office:value="0" calcext:value-type="float">
            <text:p>0,00</text:p>
          </table:table-cell>
          <table:table-cell table:formula="of:=IF([.J126]=0;[.H126];[.J126])" office:value-type="float" office:value="43.23" calcext:value-type="float">
            <text:p>43,23</text:p>
          </table:table-cell>
          <table:table-cell table:formula="of:=IF([.K126]=0;[.I126];[.K126])" office:value-type="float" office:value="11.95" calcext:value-type="float">
            <text:p>11,95</text:p>
          </table:table-cell>
          <table:table-cell table:number-columns-repeated="7"/>
        </table:table-row>
        <table:table-row table:style-name="ro2">
          <table:table-cell office:value-type="date" office:date-value="2014-04-26" calcext:value-type="date">
            <text:p>26.04.2014</text:p>
          </table:table-cell>
          <table:table-cell office:value-type="float" office:value="65" calcext:value-type="float">
            <text:p>65</text:p>
          </table:table-cell>
          <table:table-cell table:formula="of:=LOOKUP(WEEKDAY([.A127];2);[.$B$1:.$B$7];[.$C$1:.$C$7])" office:value-type="string" office:string-value="sobota" calcext:value-type="string">
            <text:p>sobota</text:p>
          </table:table-cell>
          <table:table-cell table:formula="of:=[.L126]" office:value-type="float" office:value="43.23" calcext:value-type="float">
            <text:p>43,23</text:p>
          </table:table-cell>
          <table:table-cell table:formula="of:=[.M126]" office:value-type="float" office:value="11.95" calcext:value-type="float">
            <text:p>11,95</text:p>
          </table:table-cell>
          <table:table-cell table:formula="of:=ROUND(IF([.E127]&gt;[.$F$6];IF([.E127]-(([.B127]*[.$G$3])/100)&lt;0;((([.E127]*100)/[.$G$3])*[.$G$2])/100;0);([.$G$2]*([.B127]/2))/100);2)" office:value-type="float" office:value="1.95" calcext:value-type="float">
            <text:p>1,95</text:p>
          </table:table-cell>
          <table:table-cell table:formula="of:=ROUND(IF([.E127]&gt;[.$F$6];IF([.E127]-(([.B127]*[.$G$3])/100)&lt;0;[.E127];([.$G$3]*[.B127])/100);([.$G$3]*([.B127]/2))/100) ;2)" office:value-type="float" office:value="2.93" calcext:value-type="float">
            <text:p>2,93</text:p>
          </table:table-cell>
          <table:table-cell table:formula="of:=[.D127]-[.F127]" office:value-type="float" office:value="41.28" calcext:value-type="float">
            <text:p>41,28</text:p>
          </table:table-cell>
          <table:table-cell table:formula="of:=[.E127]-[.G127]" office:value-type="float" office:value="9.02" calcext:value-type="float">
            <text:p>9,02</text:p>
          </table:table-cell>
          <table:table-cell table:formula="of:=IF([.C127]=[.$L$6];IF([.H127]&lt;[.$N$6];[.$F$2];0);0)" office:value-type="float" office:value="0" calcext:value-type="float">
            <text:p>0,00</text:p>
          </table:table-cell>
          <table:table-cell table:formula="of:=IF([.I127]&lt;5;[.$F$3];0)" office:value-type="float" office:value="0" calcext:value-type="float">
            <text:p>0,00</text:p>
          </table:table-cell>
          <table:table-cell table:formula="of:=IF([.J127]=0;[.H127];[.J127])" office:value-type="float" office:value="41.28" calcext:value-type="float">
            <text:p>41,28</text:p>
          </table:table-cell>
          <table:table-cell table:formula="of:=IF([.K127]=0;[.I127];[.K127])" office:value-type="float" office:value="9.02" calcext:value-type="float">
            <text:p>9,02</text:p>
          </table:table-cell>
          <table:table-cell table:number-columns-repeated="7"/>
        </table:table-row>
        <table:table-row table:style-name="ro2">
          <table:table-cell office:value-type="date" office:date-value="2014-04-27" calcext:value-type="date">
            <text:p>27.04.2014</text:p>
          </table:table-cell>
          <table:table-cell office:value-type="float" office:value="25" calcext:value-type="float">
            <text:p>25</text:p>
          </table:table-cell>
          <table:table-cell table:formula="of:=LOOKUP(WEEKDAY([.A128];2);[.$B$1:.$B$7];[.$C$1:.$C$7])" office:value-type="string" office:string-value="niedziela" calcext:value-type="string">
            <text:p>niedziela</text:p>
          </table:table-cell>
          <table:table-cell table:formula="of:=[.L127]" office:value-type="float" office:value="41.28" calcext:value-type="float">
            <text:p>41,28</text:p>
          </table:table-cell>
          <table:table-cell table:formula="of:=[.M127]" office:value-type="float" office:value="9.02" calcext:value-type="float">
            <text:p>9,02</text:p>
          </table:table-cell>
          <table:table-cell table:formula="of:=ROUND(IF([.E128]&gt;[.$F$6];IF([.E128]-(([.B128]*[.$G$3])/100)&lt;0;((([.E128]*100)/[.$G$3])*[.$G$2])/100;0);([.$G$2]*([.B128]/2))/100);2)" office:value-type="float" office:value="0.75" calcext:value-type="float">
            <text:p>0,75</text:p>
          </table:table-cell>
          <table:table-cell table:formula="of:=ROUND(IF([.E128]&gt;[.$F$6];IF([.E128]-(([.B128]*[.$G$3])/100)&lt;0;[.E128];([.$G$3]*[.B128])/100);([.$G$3]*([.B128]/2))/100) ;2)" office:value-type="float" office:value="1.13" calcext:value-type="float">
            <text:p>1,13</text:p>
          </table:table-cell>
          <table:table-cell table:formula="of:=[.D128]-[.F128]" office:value-type="float" office:value="40.53" calcext:value-type="float">
            <text:p>40,53</text:p>
          </table:table-cell>
          <table:table-cell table:formula="of:=[.E128]-[.G128]" office:value-type="float" office:value="7.89" calcext:value-type="float">
            <text:p>7,89</text:p>
          </table:table-cell>
          <table:table-cell table:formula="of:=IF([.C128]=[.$L$6];IF([.H128]&lt;[.$N$6];[.$F$2];0);0)" office:value-type="float" office:value="0" calcext:value-type="float">
            <text:p>0,00</text:p>
          </table:table-cell>
          <table:table-cell table:formula="of:=IF([.I128]&lt;5;[.$F$3];0)" office:value-type="float" office:value="0" calcext:value-type="float">
            <text:p>0,00</text:p>
          </table:table-cell>
          <table:table-cell table:formula="of:=IF([.J128]=0;[.H128];[.J128])" office:value-type="float" office:value="40.53" calcext:value-type="float">
            <text:p>40,53</text:p>
          </table:table-cell>
          <table:table-cell table:formula="of:=IF([.K128]=0;[.I128];[.K128])" office:value-type="float" office:value="7.89" calcext:value-type="float">
            <text:p>7,89</text:p>
          </table:table-cell>
          <table:table-cell table:number-columns-repeated="7"/>
        </table:table-row>
        <table:table-row table:style-name="ro2">
          <table:table-cell office:value-type="date" office:date-value="2014-04-28" calcext:value-type="date">
            <text:p>28.04.2014</text:p>
          </table:table-cell>
          <table:table-cell office:value-type="float" office:value="3" calcext:value-type="float">
            <text:p>3</text:p>
          </table:table-cell>
          <table:table-cell table:formula="of:=LOOKUP(WEEKDAY([.A129];2);[.$B$1:.$B$7];[.$C$1:.$C$7])" office:value-type="string" office:string-value="poniedziałek" calcext:value-type="string">
            <text:p>poniedziałek</text:p>
          </table:table-cell>
          <table:table-cell table:formula="of:=[.L128]" office:value-type="float" office:value="40.53" calcext:value-type="float">
            <text:p>40,53</text:p>
          </table:table-cell>
          <table:table-cell table:formula="of:=[.M128]" office:value-type="float" office:value="7.89" calcext:value-type="float">
            <text:p>7,89</text:p>
          </table:table-cell>
          <table:table-cell table:formula="of:=ROUND(IF([.E129]&gt;[.$F$6];IF([.E129]-(([.B129]*[.$G$3])/100)&lt;0;((([.E129]*100)/[.$G$3])*[.$G$2])/100;0);([.$G$2]*([.B129]/2))/100);2)" office:value-type="float" office:value="0.09" calcext:value-type="float">
            <text:p>0,09</text:p>
          </table:table-cell>
          <table:table-cell table:formula="of:=ROUND(IF([.E129]&gt;[.$F$6];IF([.E129]-(([.B129]*[.$G$3])/100)&lt;0;[.E129];([.$G$3]*[.B129])/100);([.$G$3]*([.B129]/2))/100) ;2)" office:value-type="float" office:value="0.14" calcext:value-type="float">
            <text:p>0,14</text:p>
          </table:table-cell>
          <table:table-cell table:formula="of:=[.D129]-[.F129]" office:value-type="float" office:value="40.44" calcext:value-type="float">
            <text:p>40,44</text:p>
          </table:table-cell>
          <table:table-cell table:formula="of:=[.E129]-[.G129]" office:value-type="float" office:value="7.75" calcext:value-type="float">
            <text:p>7,75</text:p>
          </table:table-cell>
          <table:table-cell table:formula="of:=IF([.C129]=[.$L$6];IF([.H129]&lt;[.$N$6];[.$F$2];0);0)" office:value-type="float" office:value="0" calcext:value-type="float">
            <text:p>0,00</text:p>
          </table:table-cell>
          <table:table-cell table:formula="of:=IF([.I129]&lt;5;[.$F$3];0)" office:value-type="float" office:value="0" calcext:value-type="float">
            <text:p>0,00</text:p>
          </table:table-cell>
          <table:table-cell table:formula="of:=IF([.J129]=0;[.H129];[.J129])" office:value-type="float" office:value="40.44" calcext:value-type="float">
            <text:p>40,44</text:p>
          </table:table-cell>
          <table:table-cell table:formula="of:=IF([.K129]=0;[.I129];[.K129])" office:value-type="float" office:value="7.75" calcext:value-type="float">
            <text:p>7,75</text:p>
          </table:table-cell>
          <table:table-cell table:number-columns-repeated="7"/>
        </table:table-row>
        <table:table-row table:style-name="ro2">
          <table:table-cell office:value-type="date" office:date-value="2014-04-29" calcext:value-type="date">
            <text:p>29.04.2014</text:p>
          </table:table-cell>
          <table:table-cell office:value-type="float" office:value="58" calcext:value-type="float">
            <text:p>58</text:p>
          </table:table-cell>
          <table:table-cell table:formula="of:=LOOKUP(WEEKDAY([.A130];2);[.$B$1:.$B$7];[.$C$1:.$C$7])" office:value-type="string" office:string-value="wtorek" calcext:value-type="string">
            <text:p>wtorek</text:p>
          </table:table-cell>
          <table:table-cell table:formula="of:=[.L129]" office:value-type="float" office:value="40.44" calcext:value-type="float">
            <text:p>40,44</text:p>
          </table:table-cell>
          <table:table-cell table:formula="of:=[.M129]" office:value-type="float" office:value="7.75" calcext:value-type="float">
            <text:p>7,75</text:p>
          </table:table-cell>
          <table:table-cell table:formula="of:=ROUND(IF([.E130]&gt;[.$F$6];IF([.E130]-(([.B130]*[.$G$3])/100)&lt;0;((([.E130]*100)/[.$G$3])*[.$G$2])/100;0);([.$G$2]*([.B130]/2))/100);2)" office:value-type="float" office:value="1.74" calcext:value-type="float">
            <text:p>1,74</text:p>
          </table:table-cell>
          <table:table-cell table:formula="of:=ROUND(IF([.E130]&gt;[.$F$6];IF([.E130]-(([.B130]*[.$G$3])/100)&lt;0;[.E130];([.$G$3]*[.B130])/100);([.$G$3]*([.B130]/2))/100) ;2)" office:value-type="float" office:value="2.61" calcext:value-type="float">
            <text:p>2,61</text:p>
          </table:table-cell>
          <table:table-cell table:formula="of:=[.D130]-[.F130]" office:value-type="float" office:value="38.7" calcext:value-type="float">
            <text:p>38,70</text:p>
          </table:table-cell>
          <table:table-cell table:formula="of:=[.E130]-[.G130]" office:value-type="float" office:value="5.14" calcext:value-type="float">
            <text:p>5,14</text:p>
          </table:table-cell>
          <table:table-cell table:formula="of:=IF([.C130]=[.$L$6];IF([.H130]&lt;[.$N$6];[.$F$2];0);0)" office:value-type="float" office:value="0" calcext:value-type="float">
            <text:p>0,00</text:p>
          </table:table-cell>
          <table:table-cell table:formula="of:=IF([.I130]&lt;5;[.$F$3];0)" office:value-type="float" office:value="0" calcext:value-type="float">
            <text:p>0,00</text:p>
          </table:table-cell>
          <table:table-cell table:formula="of:=IF([.J130]=0;[.H130];[.J130])" office:value-type="float" office:value="38.7" calcext:value-type="float">
            <text:p>38,70</text:p>
          </table:table-cell>
          <table:table-cell table:formula="of:=IF([.K130]=0;[.I130];[.K130])" office:value-type="float" office:value="5.14" calcext:value-type="float">
            <text:p>5,14</text:p>
          </table:table-cell>
          <table:table-cell table:number-columns-repeated="7"/>
        </table:table-row>
        <table:table-row table:style-name="ro2">
          <table:table-cell office:value-type="date" office:date-value="2014-04-30" calcext:value-type="date">
            <text:p>30.04.2014</text:p>
          </table:table-cell>
          <table:table-cell office:value-type="float" office:value="35" calcext:value-type="float">
            <text:p>35</text:p>
          </table:table-cell>
          <table:table-cell table:formula="of:=LOOKUP(WEEKDAY([.A131];2);[.$B$1:.$B$7];[.$C$1:.$C$7])" office:value-type="string" office:string-value="środa" calcext:value-type="string">
            <text:p>środa</text:p>
          </table:table-cell>
          <table:table-cell table:formula="of:=[.L130]" office:value-type="float" office:value="38.7" calcext:value-type="float">
            <text:p>38,70</text:p>
          </table:table-cell>
          <table:table-cell table:formula="of:=[.M130]" office:value-type="float" office:value="5.14" calcext:value-type="float">
            <text:p>5,14</text:p>
          </table:table-cell>
          <table:table-cell table:formula="of:=ROUND(IF([.E131]&gt;[.$F$6];IF([.E131]-(([.B131]*[.$G$3])/100)&lt;0;((([.E131]*100)/[.$G$3])*[.$G$2])/100;0);([.$G$2]*([.B131]/2))/100);2)" office:value-type="float" office:value="1.05" calcext:value-type="float">
            <text:p>1,05</text:p>
          </table:table-cell>
          <table:table-cell table:formula="of:=ROUND(IF([.E131]&gt;[.$F$6];IF([.E131]-(([.B131]*[.$G$3])/100)&lt;0;[.E131];([.$G$3]*[.B131])/100);([.$G$3]*([.B131]/2))/100) ;2)" office:value-type="float" office:value="1.58" calcext:value-type="float">
            <text:p>1,58</text:p>
          </table:table-cell>
          <table:table-cell table:formula="of:=[.D131]-[.F131]" office:value-type="float" office:value="37.65" calcext:value-type="float">
            <text:p>37,65</text:p>
          </table:table-cell>
          <table:table-cell table:formula="of:=[.E131]-[.G131]" office:value-type="float" office:value="3.56" calcext:value-type="float">
            <text:p>3,56</text:p>
          </table:table-cell>
          <table:table-cell table:formula="of:=IF([.C131]=[.$L$6];IF([.H131]&lt;[.$N$6];[.$F$2];0);0)" office:value-type="float" office:value="0" calcext:value-type="float">
            <text:p>0,00</text:p>
          </table:table-cell>
          <table:table-cell table:formula="of:=IF([.I131]&lt;5;[.$F$3];0)" office:value-type="float" office:value="30" calcext:value-type="float">
            <text:p>30,00</text:p>
          </table:table-cell>
          <table:table-cell table:formula="of:=IF([.J131]=0;[.H131];[.J131])" office:value-type="float" office:value="37.65" calcext:value-type="float">
            <text:p>37,65</text:p>
          </table:table-cell>
          <table:table-cell table:formula="of:=IF([.K131]=0;[.I131];[.K131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5-01" calcext:value-type="date">
            <text:p>1.05.2014</text:p>
          </table:table-cell>
          <table:table-cell office:value-type="float" office:value="146" calcext:value-type="float">
            <text:p>146</text:p>
          </table:table-cell>
          <table:table-cell table:formula="of:=LOOKUP(WEEKDAY([.A132];2);[.$B$1:.$B$7];[.$C$1:.$C$7])" office:value-type="string" office:string-value="czwartek" calcext:value-type="string">
            <text:p>czwartek</text:p>
          </table:table-cell>
          <table:table-cell table:formula="of:=[.L131]" office:value-type="float" office:value="37.65" calcext:value-type="float">
            <text:p>37,65</text:p>
          </table:table-cell>
          <table:table-cell table:formula="of:=[.M131]" office:value-type="float" office:value="30" calcext:value-type="float">
            <text:p>30,00</text:p>
          </table:table-cell>
          <table:table-cell table:formula="of:=ROUND(IF([.E132]&gt;[.$F$6];IF([.E132]-(([.B132]*[.$G$3])/100)&lt;0;((([.E132]*100)/[.$G$3])*[.$G$2])/100;0);([.$G$2]*([.B132]/2))/100);2)" office:value-type="float" office:value="0" calcext:value-type="float">
            <text:p>0,00</text:p>
          </table:table-cell>
          <table:table-cell table:formula="of:=ROUND(IF([.E132]&gt;[.$F$6];IF([.E132]-(([.B132]*[.$G$3])/100)&lt;0;[.E132];([.$G$3]*[.B132])/100);([.$G$3]*([.B132]/2))/100) ;2)" office:value-type="float" office:value="13.14" calcext:value-type="float">
            <text:p>13,14</text:p>
          </table:table-cell>
          <table:table-cell table:formula="of:=[.D132]-[.F132]" office:value-type="float" office:value="37.65" calcext:value-type="float">
            <text:p>37,65</text:p>
          </table:table-cell>
          <table:table-cell table:formula="of:=[.E132]-[.G132]" office:value-type="float" office:value="16.86" calcext:value-type="float">
            <text:p>16,86</text:p>
          </table:table-cell>
          <table:table-cell table:formula="of:=IF([.C132]=[.$L$6];IF([.H132]&lt;[.$N$6];[.$F$2];0);0)" office:value-type="float" office:value="45" calcext:value-type="float">
            <text:p>45,00</text:p>
          </table:table-cell>
          <table:table-cell table:formula="of:=IF([.I132]&lt;5;[.$F$3];0)" office:value-type="float" office:value="0" calcext:value-type="float">
            <text:p>0,00</text:p>
          </table:table-cell>
          <table:table-cell table:formula="of:=IF([.J132]=0;[.H132];[.J132])" office:value-type="float" office:value="45" calcext:value-type="float">
            <text:p>45,00</text:p>
          </table:table-cell>
          <table:table-cell table:formula="of:=IF([.K132]=0;[.I132];[.K132])" office:value-type="float" office:value="16.86" calcext:value-type="float">
            <text:p>16,86</text:p>
          </table:table-cell>
          <table:table-cell table:number-columns-repeated="7"/>
        </table:table-row>
        <table:table-row table:style-name="ro2">
          <table:table-cell office:value-type="date" office:date-value="2014-05-02" calcext:value-type="date">
            <text:p>2.05.2014</text:p>
          </table:table-cell>
          <table:table-cell office:value-type="float" office:value="45" calcext:value-type="float">
            <text:p>45</text:p>
          </table:table-cell>
          <table:table-cell table:formula="of:=LOOKUP(WEEKDAY([.A133];2);[.$B$1:.$B$7];[.$C$1:.$C$7])" office:value-type="string" office:string-value="piątek" calcext:value-type="string">
            <text:p>piątek</text:p>
          </table:table-cell>
          <table:table-cell table:formula="of:=[.L132]" office:value-type="float" office:value="45" calcext:value-type="float">
            <text:p>45,00</text:p>
          </table:table-cell>
          <table:table-cell table:formula="of:=[.M132]" office:value-type="float" office:value="16.86" calcext:value-type="float">
            <text:p>16,86</text:p>
          </table:table-cell>
          <table:table-cell table:formula="of:=ROUND(IF([.E133]&gt;[.$F$6];IF([.E133]-(([.B133]*[.$G$3])/100)&lt;0;((([.E133]*100)/[.$G$3])*[.$G$2])/100;0);([.$G$2]*([.B133]/2))/100);2)" office:value-type="float" office:value="0" calcext:value-type="float">
            <text:p>0,00</text:p>
          </table:table-cell>
          <table:table-cell table:formula="of:=ROUND(IF([.E133]&gt;[.$F$6];IF([.E133]-(([.B133]*[.$G$3])/100)&lt;0;[.E133];([.$G$3]*[.B133])/100);([.$G$3]*([.B133]/2))/100) ;2)" office:value-type="float" office:value="4.05" calcext:value-type="float">
            <text:p>4,05</text:p>
          </table:table-cell>
          <table:table-cell table:formula="of:=[.D133]-[.F133]" office:value-type="float" office:value="45" calcext:value-type="float">
            <text:p>45,00</text:p>
          </table:table-cell>
          <table:table-cell table:formula="of:=[.E133]-[.G133]" office:value-type="float" office:value="12.81" calcext:value-type="float">
            <text:p>12,81</text:p>
          </table:table-cell>
          <table:table-cell table:formula="of:=IF([.C133]=[.$L$6];IF([.H133]&lt;[.$N$6];[.$F$2];0);0)" office:value-type="float" office:value="0" calcext:value-type="float">
            <text:p>0,00</text:p>
          </table:table-cell>
          <table:table-cell table:formula="of:=IF([.I133]&lt;5;[.$F$3];0)" office:value-type="float" office:value="0" calcext:value-type="float">
            <text:p>0,00</text:p>
          </table:table-cell>
          <table:table-cell table:formula="of:=IF([.J133]=0;[.H133];[.J133])" office:value-type="float" office:value="45" calcext:value-type="float">
            <text:p>45,00</text:p>
          </table:table-cell>
          <table:table-cell table:formula="of:=IF([.K133]=0;[.I133];[.K133])" office:value-type="float" office:value="12.81" calcext:value-type="float">
            <text:p>12,81</text:p>
          </table:table-cell>
          <table:table-cell table:number-columns-repeated="7"/>
        </table:table-row>
        <table:table-row table:style-name="ro2">
          <table:table-cell office:value-type="date" office:date-value="2014-05-03" calcext:value-type="date">
            <text:p>3.05.2014</text:p>
          </table:table-cell>
          <table:table-cell office:value-type="float" office:value="127" calcext:value-type="float">
            <text:p>127</text:p>
          </table:table-cell>
          <table:table-cell table:formula="of:=LOOKUP(WEEKDAY([.A134];2);[.$B$1:.$B$7];[.$C$1:.$C$7])" office:value-type="string" office:string-value="sobota" calcext:value-type="string">
            <text:p>sobota</text:p>
          </table:table-cell>
          <table:table-cell table:formula="of:=[.L133]" office:value-type="float" office:value="45" calcext:value-type="float">
            <text:p>45,00</text:p>
          </table:table-cell>
          <table:table-cell table:formula="of:=[.M133]" office:value-type="float" office:value="12.81" calcext:value-type="float">
            <text:p>12,81</text:p>
          </table:table-cell>
          <table:table-cell table:formula="of:=ROUND(IF([.E134]&gt;[.$F$6];IF([.E134]-(([.B134]*[.$G$3])/100)&lt;0;((([.E134]*100)/[.$G$3])*[.$G$2])/100;0);([.$G$2]*([.B134]/2))/100);2)" office:value-type="float" office:value="3.81" calcext:value-type="float">
            <text:p>3,81</text:p>
          </table:table-cell>
          <table:table-cell table:formula="of:=ROUND(IF([.E134]&gt;[.$F$6];IF([.E134]-(([.B134]*[.$G$3])/100)&lt;0;[.E134];([.$G$3]*[.B134])/100);([.$G$3]*([.B134]/2))/100) ;2)" office:value-type="float" office:value="5.72" calcext:value-type="float">
            <text:p>5,72</text:p>
          </table:table-cell>
          <table:table-cell table:formula="of:=[.D134]-[.F134]" office:value-type="float" office:value="41.19" calcext:value-type="float">
            <text:p>41,19</text:p>
          </table:table-cell>
          <table:table-cell table:formula="of:=[.E134]-[.G134]" office:value-type="float" office:value="7.09" calcext:value-type="float">
            <text:p>7,09</text:p>
          </table:table-cell>
          <table:table-cell table:formula="of:=IF([.C134]=[.$L$6];IF([.H134]&lt;[.$N$6];[.$F$2];0);0)" office:value-type="float" office:value="0" calcext:value-type="float">
            <text:p>0,00</text:p>
          </table:table-cell>
          <table:table-cell table:formula="of:=IF([.I134]&lt;5;[.$F$3];0)" office:value-type="float" office:value="0" calcext:value-type="float">
            <text:p>0,00</text:p>
          </table:table-cell>
          <table:table-cell table:formula="of:=IF([.J134]=0;[.H134];[.J134])" office:value-type="float" office:value="41.19" calcext:value-type="float">
            <text:p>41,19</text:p>
          </table:table-cell>
          <table:table-cell table:formula="of:=IF([.K134]=0;[.I134];[.K134])" office:value-type="float" office:value="7.09" calcext:value-type="float">
            <text:p>7,09</text:p>
          </table:table-cell>
          <table:table-cell table:number-columns-repeated="7"/>
        </table:table-row>
        <table:table-row table:style-name="ro2">
          <table:table-cell office:value-type="date" office:date-value="2014-05-04" calcext:value-type="date">
            <text:p>4.05.2014</text:p>
          </table:table-cell>
          <table:table-cell office:value-type="float" office:value="48" calcext:value-type="float">
            <text:p>48</text:p>
          </table:table-cell>
          <table:table-cell table:formula="of:=LOOKUP(WEEKDAY([.A135];2);[.$B$1:.$B$7];[.$C$1:.$C$7])" office:value-type="string" office:string-value="niedziela" calcext:value-type="string">
            <text:p>niedziela</text:p>
          </table:table-cell>
          <table:table-cell table:formula="of:=[.L134]" office:value-type="float" office:value="41.19" calcext:value-type="float">
            <text:p>41,19</text:p>
          </table:table-cell>
          <table:table-cell table:formula="of:=[.M134]" office:value-type="float" office:value="7.09" calcext:value-type="float">
            <text:p>7,09</text:p>
          </table:table-cell>
          <table:table-cell table:formula="of:=ROUND(IF([.E135]&gt;[.$F$6];IF([.E135]-(([.B135]*[.$G$3])/100)&lt;0;((([.E135]*100)/[.$G$3])*[.$G$2])/100;0);([.$G$2]*([.B135]/2))/100);2)" office:value-type="float" office:value="1.44" calcext:value-type="float">
            <text:p>1,44</text:p>
          </table:table-cell>
          <table:table-cell table:formula="of:=ROUND(IF([.E135]&gt;[.$F$6];IF([.E135]-(([.B135]*[.$G$3])/100)&lt;0;[.E135];([.$G$3]*[.B135])/100);([.$G$3]*([.B135]/2))/100) ;2)" office:value-type="float" office:value="2.16" calcext:value-type="float">
            <text:p>2,16</text:p>
          </table:table-cell>
          <table:table-cell table:formula="of:=[.D135]-[.F135]" office:value-type="float" office:value="39.75" calcext:value-type="float">
            <text:p>39,75</text:p>
          </table:table-cell>
          <table:table-cell table:formula="of:=[.E135]-[.G135]" office:value-type="float" office:value="4.93" calcext:value-type="float">
            <text:p>4,93</text:p>
          </table:table-cell>
          <table:table-cell table:formula="of:=IF([.C135]=[.$L$6];IF([.H135]&lt;[.$N$6];[.$F$2];0);0)" office:value-type="float" office:value="0" calcext:value-type="float">
            <text:p>0,00</text:p>
          </table:table-cell>
          <table:table-cell table:formula="of:=IF([.I135]&lt;5;[.$F$3];0)" office:value-type="float" office:value="30" calcext:value-type="float">
            <text:p>30,00</text:p>
          </table:table-cell>
          <table:table-cell table:formula="of:=IF([.J135]=0;[.H135];[.J135])" office:value-type="float" office:value="39.75" calcext:value-type="float">
            <text:p>39,75</text:p>
          </table:table-cell>
          <table:table-cell table:formula="of:=IF([.K135]=0;[.I135];[.K13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5-05" calcext:value-type="date">
            <text:p>5.05.2014</text:p>
          </table:table-cell>
          <table:table-cell office:value-type="float" office:value="128" calcext:value-type="float">
            <text:p>128</text:p>
          </table:table-cell>
          <table:table-cell table:formula="of:=LOOKUP(WEEKDAY([.A136];2);[.$B$1:.$B$7];[.$C$1:.$C$7])" office:value-type="string" office:string-value="poniedziałek" calcext:value-type="string">
            <text:p>poniedziałek</text:p>
          </table:table-cell>
          <table:table-cell table:formula="of:=[.L135]" office:value-type="float" office:value="39.75" calcext:value-type="float">
            <text:p>39,75</text:p>
          </table:table-cell>
          <table:table-cell table:formula="of:=[.M135]" office:value-type="float" office:value="30" calcext:value-type="float">
            <text:p>30,00</text:p>
          </table:table-cell>
          <table:table-cell table:formula="of:=ROUND(IF([.E136]&gt;[.$F$6];IF([.E136]-(([.B136]*[.$G$3])/100)&lt;0;((([.E136]*100)/[.$G$3])*[.$G$2])/100;0);([.$G$2]*([.B136]/2))/100);2)" office:value-type="float" office:value="0" calcext:value-type="float">
            <text:p>0,00</text:p>
          </table:table-cell>
          <table:table-cell table:formula="of:=ROUND(IF([.E136]&gt;[.$F$6];IF([.E136]-(([.B136]*[.$G$3])/100)&lt;0;[.E136];([.$G$3]*[.B136])/100);([.$G$3]*([.B136]/2))/100) ;2)" office:value-type="float" office:value="11.52" calcext:value-type="float">
            <text:p>11,52</text:p>
          </table:table-cell>
          <table:table-cell table:formula="of:=[.D136]-[.F136]" office:value-type="float" office:value="39.75" calcext:value-type="float">
            <text:p>39,75</text:p>
          </table:table-cell>
          <table:table-cell table:formula="of:=[.E136]-[.G136]" office:value-type="float" office:value="18.48" calcext:value-type="float">
            <text:p>18,48</text:p>
          </table:table-cell>
          <table:table-cell table:formula="of:=IF([.C136]=[.$L$6];IF([.H136]&lt;[.$N$6];[.$F$2];0);0)" office:value-type="float" office:value="0" calcext:value-type="float">
            <text:p>0,00</text:p>
          </table:table-cell>
          <table:table-cell table:formula="of:=IF([.I136]&lt;5;[.$F$3];0)" office:value-type="float" office:value="0" calcext:value-type="float">
            <text:p>0,00</text:p>
          </table:table-cell>
          <table:table-cell table:formula="of:=IF([.J136]=0;[.H136];[.J136])" office:value-type="float" office:value="39.75" calcext:value-type="float">
            <text:p>39,75</text:p>
          </table:table-cell>
          <table:table-cell table:formula="of:=IF([.K136]=0;[.I136];[.K136])" office:value-type="float" office:value="18.48" calcext:value-type="float">
            <text:p>18,48</text:p>
          </table:table-cell>
          <table:table-cell table:number-columns-repeated="7"/>
        </table:table-row>
        <table:table-row table:style-name="ro2">
          <table:table-cell office:value-type="date" office:date-value="2014-05-06" calcext:value-type="date">
            <text:p>6.05.2014</text:p>
          </table:table-cell>
          <table:table-cell office:value-type="float" office:value="115" calcext:value-type="float">
            <text:p>115</text:p>
          </table:table-cell>
          <table:table-cell table:formula="of:=LOOKUP(WEEKDAY([.A137];2);[.$B$1:.$B$7];[.$C$1:.$C$7])" office:value-type="string" office:string-value="wtorek" calcext:value-type="string">
            <text:p>wtorek</text:p>
          </table:table-cell>
          <table:table-cell table:formula="of:=[.L136]" office:value-type="float" office:value="39.75" calcext:value-type="float">
            <text:p>39,75</text:p>
          </table:table-cell>
          <table:table-cell table:formula="of:=[.M136]" office:value-type="float" office:value="18.48" calcext:value-type="float">
            <text:p>18,48</text:p>
          </table:table-cell>
          <table:table-cell table:formula="of:=ROUND(IF([.E137]&gt;[.$F$6];IF([.E137]-(([.B137]*[.$G$3])/100)&lt;0;((([.E137]*100)/[.$G$3])*[.$G$2])/100;0);([.$G$2]*([.B137]/2))/100);2)" office:value-type="float" office:value="0" calcext:value-type="float">
            <text:p>0,00</text:p>
          </table:table-cell>
          <table:table-cell table:formula="of:=ROUND(IF([.E137]&gt;[.$F$6];IF([.E137]-(([.B137]*[.$G$3])/100)&lt;0;[.E137];([.$G$3]*[.B137])/100);([.$G$3]*([.B137]/2))/100) ;2)" office:value-type="float" office:value="10.35" calcext:value-type="float">
            <text:p>10,35</text:p>
          </table:table-cell>
          <table:table-cell table:formula="of:=[.D137]-[.F137]" office:value-type="float" office:value="39.75" calcext:value-type="float">
            <text:p>39,75</text:p>
          </table:table-cell>
          <table:table-cell table:formula="of:=[.E137]-[.G137]" office:value-type="float" office:value="8.13" calcext:value-type="float">
            <text:p>8,13</text:p>
          </table:table-cell>
          <table:table-cell table:formula="of:=IF([.C137]=[.$L$6];IF([.H137]&lt;[.$N$6];[.$F$2];0);0)" office:value-type="float" office:value="0" calcext:value-type="float">
            <text:p>0,00</text:p>
          </table:table-cell>
          <table:table-cell table:formula="of:=IF([.I137]&lt;5;[.$F$3];0)" office:value-type="float" office:value="0" calcext:value-type="float">
            <text:p>0,00</text:p>
          </table:table-cell>
          <table:table-cell table:formula="of:=IF([.J137]=0;[.H137];[.J137])" office:value-type="float" office:value="39.75" calcext:value-type="float">
            <text:p>39,75</text:p>
          </table:table-cell>
          <table:table-cell table:formula="of:=IF([.K137]=0;[.I137];[.K137])" office:value-type="float" office:value="8.13" calcext:value-type="float">
            <text:p>8,13</text:p>
          </table:table-cell>
          <table:table-cell table:number-columns-repeated="7"/>
        </table:table-row>
        <table:table-row table:style-name="ro2">
          <table:table-cell office:value-type="date" office:date-value="2014-05-07" calcext:value-type="date">
            <text:p>7.05.2014</text:p>
          </table:table-cell>
          <table:table-cell office:value-type="float" office:value="103" calcext:value-type="float">
            <text:p>103</text:p>
          </table:table-cell>
          <table:table-cell table:formula="of:=LOOKUP(WEEKDAY([.A138];2);[.$B$1:.$B$7];[.$C$1:.$C$7])" office:value-type="string" office:string-value="środa" calcext:value-type="string">
            <text:p>środa</text:p>
          </table:table-cell>
          <table:table-cell table:formula="of:=[.L137]" office:value-type="float" office:value="39.75" calcext:value-type="float">
            <text:p>39,75</text:p>
          </table:table-cell>
          <table:table-cell table:formula="of:=[.M137]" office:value-type="float" office:value="8.13" calcext:value-type="float">
            <text:p>8,13</text:p>
          </table:table-cell>
          <table:table-cell table:formula="of:=ROUND(IF([.E138]&gt;[.$F$6];IF([.E138]-(([.B138]*[.$G$3])/100)&lt;0;((([.E138]*100)/[.$G$3])*[.$G$2])/100;0);([.$G$2]*([.B138]/2))/100);2)" office:value-type="float" office:value="3.09" calcext:value-type="float">
            <text:p>3,09</text:p>
          </table:table-cell>
          <table:table-cell table:formula="of:=ROUND(IF([.E138]&gt;[.$F$6];IF([.E138]-(([.B138]*[.$G$3])/100)&lt;0;[.E138];([.$G$3]*[.B138])/100);([.$G$3]*([.B138]/2))/100) ;2)" office:value-type="float" office:value="4.64" calcext:value-type="float">
            <text:p>4,64</text:p>
          </table:table-cell>
          <table:table-cell table:formula="of:=[.D138]-[.F138]" office:value-type="float" office:value="36.66" calcext:value-type="float">
            <text:p>36,66</text:p>
          </table:table-cell>
          <table:table-cell table:formula="of:=[.E138]-[.G138]" office:value-type="float" office:value="3.49" calcext:value-type="float">
            <text:p>3,49</text:p>
          </table:table-cell>
          <table:table-cell table:formula="of:=IF([.C138]=[.$L$6];IF([.H138]&lt;[.$N$6];[.$F$2];0);0)" office:value-type="float" office:value="0" calcext:value-type="float">
            <text:p>0,00</text:p>
          </table:table-cell>
          <table:table-cell table:formula="of:=IF([.I138]&lt;5;[.$F$3];0)" office:value-type="float" office:value="30" calcext:value-type="float">
            <text:p>30,00</text:p>
          </table:table-cell>
          <table:table-cell table:formula="of:=IF([.J138]=0;[.H138];[.J138])" office:value-type="float" office:value="36.66" calcext:value-type="float">
            <text:p>36,66</text:p>
          </table:table-cell>
          <table:table-cell table:formula="of:=IF([.K138]=0;[.I138];[.K138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5-08" calcext:value-type="date">
            <text:p>8.05.2014</text:p>
          </table:table-cell>
          <table:table-cell office:value-type="float" office:value="21" calcext:value-type="float">
            <text:p>21</text:p>
          </table:table-cell>
          <table:table-cell table:formula="of:=LOOKUP(WEEKDAY([.A139];2);[.$B$1:.$B$7];[.$C$1:.$C$7])" office:value-type="string" office:string-value="czwartek" calcext:value-type="string">
            <text:p>czwartek</text:p>
          </table:table-cell>
          <table:table-cell table:formula="of:=[.L138]" office:value-type="float" office:value="36.66" calcext:value-type="float">
            <text:p>36,66</text:p>
          </table:table-cell>
          <table:table-cell table:formula="of:=[.M138]" office:value-type="float" office:value="30" calcext:value-type="float">
            <text:p>30,00</text:p>
          </table:table-cell>
          <table:table-cell table:formula="of:=ROUND(IF([.E139]&gt;[.$F$6];IF([.E139]-(([.B139]*[.$G$3])/100)&lt;0;((([.E139]*100)/[.$G$3])*[.$G$2])/100;0);([.$G$2]*([.B139]/2))/100);2)" office:value-type="float" office:value="0" calcext:value-type="float">
            <text:p>0,00</text:p>
          </table:table-cell>
          <table:table-cell table:formula="of:=ROUND(IF([.E139]&gt;[.$F$6];IF([.E139]-(([.B139]*[.$G$3])/100)&lt;0;[.E139];([.$G$3]*[.B139])/100);([.$G$3]*([.B139]/2))/100) ;2)" office:value-type="float" office:value="1.89" calcext:value-type="float">
            <text:p>1,89</text:p>
          </table:table-cell>
          <table:table-cell table:formula="of:=[.D139]-[.F139]" office:value-type="float" office:value="36.66" calcext:value-type="float">
            <text:p>36,66</text:p>
          </table:table-cell>
          <table:table-cell table:formula="of:=[.E139]-[.G139]" office:value-type="float" office:value="28.11" calcext:value-type="float">
            <text:p>28,11</text:p>
          </table:table-cell>
          <table:table-cell table:formula="of:=IF([.C139]=[.$L$6];IF([.H139]&lt;[.$N$6];[.$F$2];0);0)" office:value-type="float" office:value="45" calcext:value-type="float">
            <text:p>45,00</text:p>
          </table:table-cell>
          <table:table-cell table:formula="of:=IF([.I139]&lt;5;[.$F$3];0)" office:value-type="float" office:value="0" calcext:value-type="float">
            <text:p>0,00</text:p>
          </table:table-cell>
          <table:table-cell table:formula="of:=IF([.J139]=0;[.H139];[.J139])" office:value-type="float" office:value="45" calcext:value-type="float">
            <text:p>45,00</text:p>
          </table:table-cell>
          <table:table-cell table:formula="of:=IF([.K139]=0;[.I139];[.K139])" office:value-type="float" office:value="28.11" calcext:value-type="float">
            <text:p>28,11</text:p>
          </table:table-cell>
          <table:table-cell table:number-columns-repeated="7"/>
        </table:table-row>
        <table:table-row table:style-name="ro2">
          <table:table-cell office:value-type="date" office:date-value="2014-05-09" calcext:value-type="date">
            <text:p>9.05.2014</text:p>
          </table:table-cell>
          <table:table-cell office:value-type="float" office:value="150" calcext:value-type="float">
            <text:p>150</text:p>
          </table:table-cell>
          <table:table-cell table:formula="of:=LOOKUP(WEEKDAY([.A140];2);[.$B$1:.$B$7];[.$C$1:.$C$7])" office:value-type="string" office:string-value="piątek" calcext:value-type="string">
            <text:p>piątek</text:p>
          </table:table-cell>
          <table:table-cell table:formula="of:=[.L139]" office:value-type="float" office:value="45" calcext:value-type="float">
            <text:p>45,00</text:p>
          </table:table-cell>
          <table:table-cell table:formula="of:=[.M139]" office:value-type="float" office:value="28.11" calcext:value-type="float">
            <text:p>28,11</text:p>
          </table:table-cell>
          <table:table-cell table:formula="of:=ROUND(IF([.E140]&gt;[.$F$6];IF([.E140]-(([.B140]*[.$G$3])/100)&lt;0;((([.E140]*100)/[.$G$3])*[.$G$2])/100;0);([.$G$2]*([.B140]/2))/100);2)" office:value-type="float" office:value="0" calcext:value-type="float">
            <text:p>0,00</text:p>
          </table:table-cell>
          <table:table-cell table:formula="of:=ROUND(IF([.E140]&gt;[.$F$6];IF([.E140]-(([.B140]*[.$G$3])/100)&lt;0;[.E140];([.$G$3]*[.B140])/100);([.$G$3]*([.B140]/2))/100) ;2)" office:value-type="float" office:value="13.5" calcext:value-type="float">
            <text:p>13,50</text:p>
          </table:table-cell>
          <table:table-cell table:formula="of:=[.D140]-[.F140]" office:value-type="float" office:value="45" calcext:value-type="float">
            <text:p>45,00</text:p>
          </table:table-cell>
          <table:table-cell table:formula="of:=[.E140]-[.G140]" office:value-type="float" office:value="14.61" calcext:value-type="float">
            <text:p>14,61</text:p>
          </table:table-cell>
          <table:table-cell table:formula="of:=IF([.C140]=[.$L$6];IF([.H140]&lt;[.$N$6];[.$F$2];0);0)" office:value-type="float" office:value="0" calcext:value-type="float">
            <text:p>0,00</text:p>
          </table:table-cell>
          <table:table-cell table:formula="of:=IF([.I140]&lt;5;[.$F$3];0)" office:value-type="float" office:value="0" calcext:value-type="float">
            <text:p>0,00</text:p>
          </table:table-cell>
          <table:table-cell table:formula="of:=IF([.J140]=0;[.H140];[.J140])" office:value-type="float" office:value="45" calcext:value-type="float">
            <text:p>45,00</text:p>
          </table:table-cell>
          <table:table-cell table:formula="of:=IF([.K140]=0;[.I140];[.K140])" office:value-type="float" office:value="14.61" calcext:value-type="float">
            <text:p>14,61</text:p>
          </table:table-cell>
          <table:table-cell table:number-columns-repeated="7"/>
        </table:table-row>
        <table:table-row table:style-name="ro2">
          <table:table-cell office:value-type="date" office:date-value="2014-05-10" calcext:value-type="date">
            <text:p>10.05.2014</text:p>
          </table:table-cell>
          <table:table-cell office:value-type="float" office:value="49" calcext:value-type="float">
            <text:p>49</text:p>
          </table:table-cell>
          <table:table-cell table:formula="of:=LOOKUP(WEEKDAY([.A141];2);[.$B$1:.$B$7];[.$C$1:.$C$7])" office:value-type="string" office:string-value="sobota" calcext:value-type="string">
            <text:p>sobota</text:p>
          </table:table-cell>
          <table:table-cell table:formula="of:=[.L140]" office:value-type="float" office:value="45" calcext:value-type="float">
            <text:p>45,00</text:p>
          </table:table-cell>
          <table:table-cell table:formula="of:=[.M140]" office:value-type="float" office:value="14.61" calcext:value-type="float">
            <text:p>14,61</text:p>
          </table:table-cell>
          <table:table-cell table:formula="of:=ROUND(IF([.E141]&gt;[.$F$6];IF([.E141]-(([.B141]*[.$G$3])/100)&lt;0;((([.E141]*100)/[.$G$3])*[.$G$2])/100;0);([.$G$2]*([.B141]/2))/100);2)" office:value-type="float" office:value="1.47" calcext:value-type="float">
            <text:p>1,47</text:p>
          </table:table-cell>
          <table:table-cell table:formula="of:=ROUND(IF([.E141]&gt;[.$F$6];IF([.E141]-(([.B141]*[.$G$3])/100)&lt;0;[.E141];([.$G$3]*[.B141])/100);([.$G$3]*([.B141]/2))/100) ;2)" office:value-type="float" office:value="2.21" calcext:value-type="float">
            <text:p>2,21</text:p>
          </table:table-cell>
          <table:table-cell table:formula="of:=[.D141]-[.F141]" office:value-type="float" office:value="43.53" calcext:value-type="float">
            <text:p>43,53</text:p>
          </table:table-cell>
          <table:table-cell table:formula="of:=[.E141]-[.G141]" office:value-type="float" office:value="12.4" calcext:value-type="float">
            <text:p>12,40</text:p>
          </table:table-cell>
          <table:table-cell table:formula="of:=IF([.C141]=[.$L$6];IF([.H141]&lt;[.$N$6];[.$F$2];0);0)" office:value-type="float" office:value="0" calcext:value-type="float">
            <text:p>0,00</text:p>
          </table:table-cell>
          <table:table-cell table:formula="of:=IF([.I141]&lt;5;[.$F$3];0)" office:value-type="float" office:value="0" calcext:value-type="float">
            <text:p>0,00</text:p>
          </table:table-cell>
          <table:table-cell table:formula="of:=IF([.J141]=0;[.H141];[.J141])" office:value-type="float" office:value="43.53" calcext:value-type="float">
            <text:p>43,53</text:p>
          </table:table-cell>
          <table:table-cell table:formula="of:=IF([.K141]=0;[.I141];[.K141])" office:value-type="float" office:value="12.4" calcext:value-type="float">
            <text:p>12,40</text:p>
          </table:table-cell>
          <table:table-cell table:number-columns-repeated="7"/>
        </table:table-row>
        <table:table-row table:style-name="ro2">
          <table:table-cell office:value-type="date" office:date-value="2014-05-11" calcext:value-type="date">
            <text:p>11.05.2014</text:p>
          </table:table-cell>
          <table:table-cell office:value-type="float" office:value="20" calcext:value-type="float">
            <text:p>20</text:p>
          </table:table-cell>
          <table:table-cell table:formula="of:=LOOKUP(WEEKDAY([.A142];2);[.$B$1:.$B$7];[.$C$1:.$C$7])" office:value-type="string" office:string-value="niedziela" calcext:value-type="string">
            <text:p>niedziela</text:p>
          </table:table-cell>
          <table:table-cell table:formula="of:=[.L141]" office:value-type="float" office:value="43.53" calcext:value-type="float">
            <text:p>43,53</text:p>
          </table:table-cell>
          <table:table-cell table:formula="of:=[.M141]" office:value-type="float" office:value="12.4" calcext:value-type="float">
            <text:p>12,40</text:p>
          </table:table-cell>
          <table:table-cell table:formula="of:=ROUND(IF([.E142]&gt;[.$F$6];IF([.E142]-(([.B142]*[.$G$3])/100)&lt;0;((([.E142]*100)/[.$G$3])*[.$G$2])/100;0);([.$G$2]*([.B142]/2))/100);2)" office:value-type="float" office:value="0.6" calcext:value-type="float">
            <text:p>0,60</text:p>
          </table:table-cell>
          <table:table-cell table:formula="of:=ROUND(IF([.E142]&gt;[.$F$6];IF([.E142]-(([.B142]*[.$G$3])/100)&lt;0;[.E142];([.$G$3]*[.B142])/100);([.$G$3]*([.B142]/2))/100) ;2)" office:value-type="float" office:value="0.9" calcext:value-type="float">
            <text:p>0,90</text:p>
          </table:table-cell>
          <table:table-cell table:formula="of:=[.D142]-[.F142]" office:value-type="float" office:value="42.93" calcext:value-type="float">
            <text:p>42,93</text:p>
          </table:table-cell>
          <table:table-cell table:formula="of:=[.E142]-[.G142]" office:value-type="float" office:value="11.5" calcext:value-type="float">
            <text:p>11,50</text:p>
          </table:table-cell>
          <table:table-cell table:formula="of:=IF([.C142]=[.$L$6];IF([.H142]&lt;[.$N$6];[.$F$2];0);0)" office:value-type="float" office:value="0" calcext:value-type="float">
            <text:p>0,00</text:p>
          </table:table-cell>
          <table:table-cell table:formula="of:=IF([.I142]&lt;5;[.$F$3];0)" office:value-type="float" office:value="0" calcext:value-type="float">
            <text:p>0,00</text:p>
          </table:table-cell>
          <table:table-cell table:formula="of:=IF([.J142]=0;[.H142];[.J142])" office:value-type="float" office:value="42.93" calcext:value-type="float">
            <text:p>42,93</text:p>
          </table:table-cell>
          <table:table-cell table:formula="of:=IF([.K142]=0;[.I142];[.K142])" office:value-type="float" office:value="11.5" calcext:value-type="float">
            <text:p>11,50</text:p>
          </table:table-cell>
          <table:table-cell table:number-columns-repeated="7"/>
        </table:table-row>
        <table:table-row table:style-name="ro2">
          <table:table-cell office:value-type="date" office:date-value="2014-05-12" calcext:value-type="date">
            <text:p>12.05.2014</text:p>
          </table:table-cell>
          <table:table-cell office:value-type="float" office:value="120" calcext:value-type="float">
            <text:p>120</text:p>
          </table:table-cell>
          <table:table-cell table:formula="of:=LOOKUP(WEEKDAY([.A143];2);[.$B$1:.$B$7];[.$C$1:.$C$7])" office:value-type="string" office:string-value="poniedziałek" calcext:value-type="string">
            <text:p>poniedziałek</text:p>
          </table:table-cell>
          <table:table-cell table:formula="of:=[.L142]" office:value-type="float" office:value="42.93" calcext:value-type="float">
            <text:p>42,93</text:p>
          </table:table-cell>
          <table:table-cell table:formula="of:=[.M142]" office:value-type="float" office:value="11.5" calcext:value-type="float">
            <text:p>11,50</text:p>
          </table:table-cell>
          <table:table-cell table:formula="of:=ROUND(IF([.E143]&gt;[.$F$6];IF([.E143]-(([.B143]*[.$G$3])/100)&lt;0;((([.E143]*100)/[.$G$3])*[.$G$2])/100;0);([.$G$2]*([.B143]/2))/100);2)" office:value-type="float" office:value="3.6" calcext:value-type="float">
            <text:p>3,60</text:p>
          </table:table-cell>
          <table:table-cell table:formula="of:=ROUND(IF([.E143]&gt;[.$F$6];IF([.E143]-(([.B143]*[.$G$3])/100)&lt;0;[.E143];([.$G$3]*[.B143])/100);([.$G$3]*([.B143]/2))/100) ;2)" office:value-type="float" office:value="5.4" calcext:value-type="float">
            <text:p>5,40</text:p>
          </table:table-cell>
          <table:table-cell table:formula="of:=[.D143]-[.F143]" office:value-type="float" office:value="39.33" calcext:value-type="float">
            <text:p>39,33</text:p>
          </table:table-cell>
          <table:table-cell table:formula="of:=[.E143]-[.G143]" office:value-type="float" office:value="6.1" calcext:value-type="float">
            <text:p>6,10</text:p>
          </table:table-cell>
          <table:table-cell table:formula="of:=IF([.C143]=[.$L$6];IF([.H143]&lt;[.$N$6];[.$F$2];0);0)" office:value-type="float" office:value="0" calcext:value-type="float">
            <text:p>0,00</text:p>
          </table:table-cell>
          <table:table-cell table:formula="of:=IF([.I143]&lt;5;[.$F$3];0)" office:value-type="float" office:value="0" calcext:value-type="float">
            <text:p>0,00</text:p>
          </table:table-cell>
          <table:table-cell table:formula="of:=IF([.J143]=0;[.H143];[.J143])" office:value-type="float" office:value="39.33" calcext:value-type="float">
            <text:p>39,33</text:p>
          </table:table-cell>
          <table:table-cell table:formula="of:=IF([.K143]=0;[.I143];[.K143])" office:value-type="float" office:value="6.1" calcext:value-type="float">
            <text:p>6,10</text:p>
          </table:table-cell>
          <table:table-cell table:number-columns-repeated="7"/>
        </table:table-row>
        <table:table-row table:style-name="ro2">
          <table:table-cell office:value-type="date" office:date-value="2014-05-13" calcext:value-type="date">
            <text:p>13.05.2014</text:p>
          </table:table-cell>
          <table:table-cell office:value-type="float" office:value="39" calcext:value-type="float">
            <text:p>39</text:p>
          </table:table-cell>
          <table:table-cell table:formula="of:=LOOKUP(WEEKDAY([.A144];2);[.$B$1:.$B$7];[.$C$1:.$C$7])" office:value-type="string" office:string-value="wtorek" calcext:value-type="string">
            <text:p>wtorek</text:p>
          </table:table-cell>
          <table:table-cell table:formula="of:=[.L143]" office:value-type="float" office:value="39.33" calcext:value-type="float">
            <text:p>39,33</text:p>
          </table:table-cell>
          <table:table-cell table:formula="of:=[.M143]" office:value-type="float" office:value="6.1" calcext:value-type="float">
            <text:p>6,10</text:p>
          </table:table-cell>
          <table:table-cell table:formula="of:=ROUND(IF([.E144]&gt;[.$F$6];IF([.E144]-(([.B144]*[.$G$3])/100)&lt;0;((([.E144]*100)/[.$G$3])*[.$G$2])/100;0);([.$G$2]*([.B144]/2))/100);2)" office:value-type="float" office:value="1.17" calcext:value-type="float">
            <text:p>1,17</text:p>
          </table:table-cell>
          <table:table-cell table:formula="of:=ROUND(IF([.E144]&gt;[.$F$6];IF([.E144]-(([.B144]*[.$G$3])/100)&lt;0;[.E144];([.$G$3]*[.B144])/100);([.$G$3]*([.B144]/2))/100) ;2)" office:value-type="float" office:value="1.76" calcext:value-type="float">
            <text:p>1,76</text:p>
          </table:table-cell>
          <table:table-cell table:formula="of:=[.D144]-[.F144]" office:value-type="float" office:value="38.16" calcext:value-type="float">
            <text:p>38,16</text:p>
          </table:table-cell>
          <table:table-cell table:formula="of:=[.E144]-[.G144]" office:value-type="float" office:value="4.34" calcext:value-type="float">
            <text:p>4,34</text:p>
          </table:table-cell>
          <table:table-cell table:formula="of:=IF([.C144]=[.$L$6];IF([.H144]&lt;[.$N$6];[.$F$2];0);0)" office:value-type="float" office:value="0" calcext:value-type="float">
            <text:p>0,00</text:p>
          </table:table-cell>
          <table:table-cell table:formula="of:=IF([.I144]&lt;5;[.$F$3];0)" office:value-type="float" office:value="30" calcext:value-type="float">
            <text:p>30,00</text:p>
          </table:table-cell>
          <table:table-cell table:formula="of:=IF([.J144]=0;[.H144];[.J144])" office:value-type="float" office:value="38.16" calcext:value-type="float">
            <text:p>38,16</text:p>
          </table:table-cell>
          <table:table-cell table:formula="of:=IF([.K144]=0;[.I144];[.K144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5-14" calcext:value-type="date">
            <text:p>14.05.2014</text:p>
          </table:table-cell>
          <table:table-cell office:value-type="float" office:value="15" calcext:value-type="float">
            <text:p>15</text:p>
          </table:table-cell>
          <table:table-cell table:formula="of:=LOOKUP(WEEKDAY([.A145];2);[.$B$1:.$B$7];[.$C$1:.$C$7])" office:value-type="string" office:string-value="środa" calcext:value-type="string">
            <text:p>środa</text:p>
          </table:table-cell>
          <table:table-cell table:formula="of:=[.L144]" office:value-type="float" office:value="38.16" calcext:value-type="float">
            <text:p>38,16</text:p>
          </table:table-cell>
          <table:table-cell table:formula="of:=[.M144]" office:value-type="float" office:value="30" calcext:value-type="float">
            <text:p>30,00</text:p>
          </table:table-cell>
          <table:table-cell table:formula="of:=ROUND(IF([.E145]&gt;[.$F$6];IF([.E145]-(([.B145]*[.$G$3])/100)&lt;0;((([.E145]*100)/[.$G$3])*[.$G$2])/100;0);([.$G$2]*([.B145]/2))/100);2)" office:value-type="float" office:value="0" calcext:value-type="float">
            <text:p>0,00</text:p>
          </table:table-cell>
          <table:table-cell table:formula="of:=ROUND(IF([.E145]&gt;[.$F$6];IF([.E145]-(([.B145]*[.$G$3])/100)&lt;0;[.E145];([.$G$3]*[.B145])/100);([.$G$3]*([.B145]/2))/100) ;2)" office:value-type="float" office:value="1.35" calcext:value-type="float">
            <text:p>1,35</text:p>
          </table:table-cell>
          <table:table-cell table:formula="of:=[.D145]-[.F145]" office:value-type="float" office:value="38.16" calcext:value-type="float">
            <text:p>38,16</text:p>
          </table:table-cell>
          <table:table-cell table:formula="of:=[.E145]-[.G145]" office:value-type="float" office:value="28.65" calcext:value-type="float">
            <text:p>28,65</text:p>
          </table:table-cell>
          <table:table-cell table:formula="of:=IF([.C145]=[.$L$6];IF([.H145]&lt;[.$N$6];[.$F$2];0);0)" office:value-type="float" office:value="0" calcext:value-type="float">
            <text:p>0,00</text:p>
          </table:table-cell>
          <table:table-cell table:formula="of:=IF([.I145]&lt;5;[.$F$3];0)" office:value-type="float" office:value="0" calcext:value-type="float">
            <text:p>0,00</text:p>
          </table:table-cell>
          <table:table-cell table:formula="of:=IF([.J145]=0;[.H145];[.J145])" office:value-type="float" office:value="38.16" calcext:value-type="float">
            <text:p>38,16</text:p>
          </table:table-cell>
          <table:table-cell table:formula="of:=IF([.K145]=0;[.I145];[.K145])" office:value-type="float" office:value="28.65" calcext:value-type="float">
            <text:p>28,65</text:p>
          </table:table-cell>
          <table:table-cell table:number-columns-repeated="7"/>
        </table:table-row>
        <table:table-row table:style-name="ro2">
          <table:table-cell office:value-type="date" office:date-value="2014-05-15" calcext:value-type="date">
            <text:p>15.05.2014</text:p>
          </table:table-cell>
          <table:table-cell office:value-type="float" office:value="118" calcext:value-type="float">
            <text:p>118</text:p>
          </table:table-cell>
          <table:table-cell table:formula="of:=LOOKUP(WEEKDAY([.A146];2);[.$B$1:.$B$7];[.$C$1:.$C$7])" office:value-type="string" office:string-value="czwartek" calcext:value-type="string">
            <text:p>czwartek</text:p>
          </table:table-cell>
          <table:table-cell table:formula="of:=[.L145]" office:value-type="float" office:value="38.16" calcext:value-type="float">
            <text:p>38,16</text:p>
          </table:table-cell>
          <table:table-cell table:formula="of:=[.M145]" office:value-type="float" office:value="28.65" calcext:value-type="float">
            <text:p>28,65</text:p>
          </table:table-cell>
          <table:table-cell table:formula="of:=ROUND(IF([.E146]&gt;[.$F$6];IF([.E146]-(([.B146]*[.$G$3])/100)&lt;0;((([.E146]*100)/[.$G$3])*[.$G$2])/100;0);([.$G$2]*([.B146]/2))/100);2)" office:value-type="float" office:value="0" calcext:value-type="float">
            <text:p>0,00</text:p>
          </table:table-cell>
          <table:table-cell table:formula="of:=ROUND(IF([.E146]&gt;[.$F$6];IF([.E146]-(([.B146]*[.$G$3])/100)&lt;0;[.E146];([.$G$3]*[.B146])/100);([.$G$3]*([.B146]/2))/100) ;2)" office:value-type="float" office:value="10.62" calcext:value-type="float">
            <text:p>10,62</text:p>
          </table:table-cell>
          <table:table-cell table:formula="of:=[.D146]-[.F146]" office:value-type="float" office:value="38.16" calcext:value-type="float">
            <text:p>38,16</text:p>
          </table:table-cell>
          <table:table-cell table:formula="of:=[.E146]-[.G146]" office:value-type="float" office:value="18.03" calcext:value-type="float">
            <text:p>18,03</text:p>
          </table:table-cell>
          <table:table-cell table:formula="of:=IF([.C146]=[.$L$6];IF([.H146]&lt;[.$N$6];[.$F$2];0);0)" office:value-type="float" office:value="45" calcext:value-type="float">
            <text:p>45,00</text:p>
          </table:table-cell>
          <table:table-cell table:formula="of:=IF([.I146]&lt;5;[.$F$3];0)" office:value-type="float" office:value="0" calcext:value-type="float">
            <text:p>0,00</text:p>
          </table:table-cell>
          <table:table-cell table:formula="of:=IF([.J146]=0;[.H146];[.J146])" office:value-type="float" office:value="45" calcext:value-type="float">
            <text:p>45,00</text:p>
          </table:table-cell>
          <table:table-cell table:formula="of:=IF([.K146]=0;[.I146];[.K146])" office:value-type="float" office:value="18.03" calcext:value-type="float">
            <text:p>18,03</text:p>
          </table:table-cell>
          <table:table-cell table:number-columns-repeated="7"/>
        </table:table-row>
        <table:table-row table:style-name="ro2">
          <table:table-cell office:value-type="date" office:date-value="2014-05-16" calcext:value-type="date">
            <text:p>16.05.2014</text:p>
          </table:table-cell>
          <table:table-cell office:value-type="float" office:value="37" calcext:value-type="float">
            <text:p>37</text:p>
          </table:table-cell>
          <table:table-cell table:formula="of:=LOOKUP(WEEKDAY([.A147];2);[.$B$1:.$B$7];[.$C$1:.$C$7])" office:value-type="string" office:string-value="piątek" calcext:value-type="string">
            <text:p>piątek</text:p>
          </table:table-cell>
          <table:table-cell table:formula="of:=[.L146]" office:value-type="float" office:value="45" calcext:value-type="float">
            <text:p>45,00</text:p>
          </table:table-cell>
          <table:table-cell table:formula="of:=[.M146]" office:value-type="float" office:value="18.03" calcext:value-type="float">
            <text:p>18,03</text:p>
          </table:table-cell>
          <table:table-cell table:formula="of:=ROUND(IF([.E147]&gt;[.$F$6];IF([.E147]-(([.B147]*[.$G$3])/100)&lt;0;((([.E147]*100)/[.$G$3])*[.$G$2])/100;0);([.$G$2]*([.B147]/2))/100);2)" office:value-type="float" office:value="0" calcext:value-type="float">
            <text:p>0,00</text:p>
          </table:table-cell>
          <table:table-cell table:formula="of:=ROUND(IF([.E147]&gt;[.$F$6];IF([.E147]-(([.B147]*[.$G$3])/100)&lt;0;[.E147];([.$G$3]*[.B147])/100);([.$G$3]*([.B147]/2))/100) ;2)" office:value-type="float" office:value="3.33" calcext:value-type="float">
            <text:p>3,33</text:p>
          </table:table-cell>
          <table:table-cell table:formula="of:=[.D147]-[.F147]" office:value-type="float" office:value="45" calcext:value-type="float">
            <text:p>45,00</text:p>
          </table:table-cell>
          <table:table-cell table:formula="of:=[.E147]-[.G147]" office:value-type="float" office:value="14.7" calcext:value-type="float">
            <text:p>14,70</text:p>
          </table:table-cell>
          <table:table-cell table:formula="of:=IF([.C147]=[.$L$6];IF([.H147]&lt;[.$N$6];[.$F$2];0);0)" office:value-type="float" office:value="0" calcext:value-type="float">
            <text:p>0,00</text:p>
          </table:table-cell>
          <table:table-cell table:formula="of:=IF([.I147]&lt;5;[.$F$3];0)" office:value-type="float" office:value="0" calcext:value-type="float">
            <text:p>0,00</text:p>
          </table:table-cell>
          <table:table-cell table:formula="of:=IF([.J147]=0;[.H147];[.J147])" office:value-type="float" office:value="45" calcext:value-type="float">
            <text:p>45,00</text:p>
          </table:table-cell>
          <table:table-cell table:formula="of:=IF([.K147]=0;[.I147];[.K147])" office:value-type="float" office:value="14.7" calcext:value-type="float">
            <text:p>14,70</text:p>
          </table:table-cell>
          <table:table-cell table:number-columns-repeated="7"/>
        </table:table-row>
        <table:table-row table:style-name="ro2">
          <table:table-cell office:value-type="date" office:date-value="2014-05-17" calcext:value-type="date">
            <text:p>17.05.2014</text:p>
          </table:table-cell>
          <table:table-cell office:value-type="float" office:value="107" calcext:value-type="float">
            <text:p>107</text:p>
          </table:table-cell>
          <table:table-cell table:formula="of:=LOOKUP(WEEKDAY([.A148];2);[.$B$1:.$B$7];[.$C$1:.$C$7])" office:value-type="string" office:string-value="sobota" calcext:value-type="string">
            <text:p>sobota</text:p>
          </table:table-cell>
          <table:table-cell table:formula="of:=[.L147]" office:value-type="float" office:value="45" calcext:value-type="float">
            <text:p>45,00</text:p>
          </table:table-cell>
          <table:table-cell table:formula="of:=[.M147]" office:value-type="float" office:value="14.7" calcext:value-type="float">
            <text:p>14,70</text:p>
          </table:table-cell>
          <table:table-cell table:formula="of:=ROUND(IF([.E148]&gt;[.$F$6];IF([.E148]-(([.B148]*[.$G$3])/100)&lt;0;((([.E148]*100)/[.$G$3])*[.$G$2])/100;0);([.$G$2]*([.B148]/2))/100);2)" office:value-type="float" office:value="3.21" calcext:value-type="float">
            <text:p>3,21</text:p>
          </table:table-cell>
          <table:table-cell table:formula="of:=ROUND(IF([.E148]&gt;[.$F$6];IF([.E148]-(([.B148]*[.$G$3])/100)&lt;0;[.E148];([.$G$3]*[.B148])/100);([.$G$3]*([.B148]/2))/100) ;2)" office:value-type="float" office:value="4.82" calcext:value-type="float">
            <text:p>4,82</text:p>
          </table:table-cell>
          <table:table-cell table:formula="of:=[.D148]-[.F148]" office:value-type="float" office:value="41.79" calcext:value-type="float">
            <text:p>41,79</text:p>
          </table:table-cell>
          <table:table-cell table:formula="of:=[.E148]-[.G148]" office:value-type="float" office:value="9.88" calcext:value-type="float">
            <text:p>9,88</text:p>
          </table:table-cell>
          <table:table-cell table:formula="of:=IF([.C148]=[.$L$6];IF([.H148]&lt;[.$N$6];[.$F$2];0);0)" office:value-type="float" office:value="0" calcext:value-type="float">
            <text:p>0,00</text:p>
          </table:table-cell>
          <table:table-cell table:formula="of:=IF([.I148]&lt;5;[.$F$3];0)" office:value-type="float" office:value="0" calcext:value-type="float">
            <text:p>0,00</text:p>
          </table:table-cell>
          <table:table-cell table:formula="of:=IF([.J148]=0;[.H148];[.J148])" office:value-type="float" office:value="41.79" calcext:value-type="float">
            <text:p>41,79</text:p>
          </table:table-cell>
          <table:table-cell table:formula="of:=IF([.K148]=0;[.I148];[.K148])" office:value-type="float" office:value="9.88" calcext:value-type="float">
            <text:p>9,88</text:p>
          </table:table-cell>
          <table:table-cell table:number-columns-repeated="7"/>
        </table:table-row>
        <table:table-row table:style-name="ro2">
          <table:table-cell office:value-type="date" office:date-value="2014-05-18" calcext:value-type="date">
            <text:p>18.05.2014</text:p>
          </table:table-cell>
          <table:table-cell office:value-type="float" office:value="51" calcext:value-type="float">
            <text:p>51</text:p>
          </table:table-cell>
          <table:table-cell table:formula="of:=LOOKUP(WEEKDAY([.A149];2);[.$B$1:.$B$7];[.$C$1:.$C$7])" office:value-type="string" office:string-value="niedziela" calcext:value-type="string">
            <text:p>niedziela</text:p>
          </table:table-cell>
          <table:table-cell table:formula="of:=[.L148]" office:value-type="float" office:value="41.79" calcext:value-type="float">
            <text:p>41,79</text:p>
          </table:table-cell>
          <table:table-cell table:formula="of:=[.M148]" office:value-type="float" office:value="9.88" calcext:value-type="float">
            <text:p>9,88</text:p>
          </table:table-cell>
          <table:table-cell table:formula="of:=ROUND(IF([.E149]&gt;[.$F$6];IF([.E149]-(([.B149]*[.$G$3])/100)&lt;0;((([.E149]*100)/[.$G$3])*[.$G$2])/100;0);([.$G$2]*([.B149]/2))/100);2)" office:value-type="float" office:value="1.53" calcext:value-type="float">
            <text:p>1,53</text:p>
          </table:table-cell>
          <table:table-cell table:formula="of:=ROUND(IF([.E149]&gt;[.$F$6];IF([.E149]-(([.B149]*[.$G$3])/100)&lt;0;[.E149];([.$G$3]*[.B149])/100);([.$G$3]*([.B149]/2))/100) ;2)" office:value-type="float" office:value="2.3" calcext:value-type="float">
            <text:p>2,30</text:p>
          </table:table-cell>
          <table:table-cell table:formula="of:=[.D149]-[.F149]" office:value-type="float" office:value="40.26" calcext:value-type="float">
            <text:p>40,26</text:p>
          </table:table-cell>
          <table:table-cell table:formula="of:=[.E149]-[.G149]" office:value-type="float" office:value="7.58" calcext:value-type="float">
            <text:p>7,58</text:p>
          </table:table-cell>
          <table:table-cell table:formula="of:=IF([.C149]=[.$L$6];IF([.H149]&lt;[.$N$6];[.$F$2];0);0)" office:value-type="float" office:value="0" calcext:value-type="float">
            <text:p>0,00</text:p>
          </table:table-cell>
          <table:table-cell table:formula="of:=IF([.I149]&lt;5;[.$F$3];0)" office:value-type="float" office:value="0" calcext:value-type="float">
            <text:p>0,00</text:p>
          </table:table-cell>
          <table:table-cell table:formula="of:=IF([.J149]=0;[.H149];[.J149])" office:value-type="float" office:value="40.26" calcext:value-type="float">
            <text:p>40,26</text:p>
          </table:table-cell>
          <table:table-cell table:formula="of:=IF([.K149]=0;[.I149];[.K149])" office:value-type="float" office:value="7.58" calcext:value-type="float">
            <text:p>7,58</text:p>
          </table:table-cell>
          <table:table-cell table:number-columns-repeated="7"/>
        </table:table-row>
        <table:table-row table:style-name="ro2">
          <table:table-cell office:value-type="date" office:date-value="2014-05-19" calcext:value-type="date">
            <text:p>19.05.2014</text:p>
          </table:table-cell>
          <table:table-cell office:value-type="float" office:value="76" calcext:value-type="float">
            <text:p>76</text:p>
          </table:table-cell>
          <table:table-cell table:formula="of:=LOOKUP(WEEKDAY([.A150];2);[.$B$1:.$B$7];[.$C$1:.$C$7])" office:value-type="string" office:string-value="poniedziałek" calcext:value-type="string">
            <text:p>poniedziałek</text:p>
          </table:table-cell>
          <table:table-cell table:formula="of:=[.L149]" office:value-type="float" office:value="40.26" calcext:value-type="float">
            <text:p>40,26</text:p>
          </table:table-cell>
          <table:table-cell table:formula="of:=[.M149]" office:value-type="float" office:value="7.58" calcext:value-type="float">
            <text:p>7,58</text:p>
          </table:table-cell>
          <table:table-cell table:formula="of:=ROUND(IF([.E150]&gt;[.$F$6];IF([.E150]-(([.B150]*[.$G$3])/100)&lt;0;((([.E150]*100)/[.$G$3])*[.$G$2])/100;0);([.$G$2]*([.B150]/2))/100);2)" office:value-type="float" office:value="2.28" calcext:value-type="float">
            <text:p>2,28</text:p>
          </table:table-cell>
          <table:table-cell table:formula="of:=ROUND(IF([.E150]&gt;[.$F$6];IF([.E150]-(([.B150]*[.$G$3])/100)&lt;0;[.E150];([.$G$3]*[.B150])/100);([.$G$3]*([.B150]/2))/100) ;2)" office:value-type="float" office:value="3.42" calcext:value-type="float">
            <text:p>3,42</text:p>
          </table:table-cell>
          <table:table-cell table:formula="of:=[.D150]-[.F150]" office:value-type="float" office:value="37.98" calcext:value-type="float">
            <text:p>37,98</text:p>
          </table:table-cell>
          <table:table-cell table:formula="of:=[.E150]-[.G150]" office:value-type="float" office:value="4.16" calcext:value-type="float">
            <text:p>4,16</text:p>
          </table:table-cell>
          <table:table-cell table:formula="of:=IF([.C150]=[.$L$6];IF([.H150]&lt;[.$N$6];[.$F$2];0);0)" office:value-type="float" office:value="0" calcext:value-type="float">
            <text:p>0,00</text:p>
          </table:table-cell>
          <table:table-cell table:formula="of:=IF([.I150]&lt;5;[.$F$3];0)" office:value-type="float" office:value="30" calcext:value-type="float">
            <text:p>30,00</text:p>
          </table:table-cell>
          <table:table-cell table:formula="of:=IF([.J150]=0;[.H150];[.J150])" office:value-type="float" office:value="37.98" calcext:value-type="float">
            <text:p>37,98</text:p>
          </table:table-cell>
          <table:table-cell table:formula="of:=IF([.K150]=0;[.I150];[.K150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5-20" calcext:value-type="date">
            <text:p>20.05.2014</text:p>
          </table:table-cell>
          <table:table-cell office:value-type="float" office:value="41" calcext:value-type="float">
            <text:p>41</text:p>
          </table:table-cell>
          <table:table-cell table:formula="of:=LOOKUP(WEEKDAY([.A151];2);[.$B$1:.$B$7];[.$C$1:.$C$7])" office:value-type="string" office:string-value="wtorek" calcext:value-type="string">
            <text:p>wtorek</text:p>
          </table:table-cell>
          <table:table-cell table:formula="of:=[.L150]" office:value-type="float" office:value="37.98" calcext:value-type="float">
            <text:p>37,98</text:p>
          </table:table-cell>
          <table:table-cell table:formula="of:=[.M150]" office:value-type="float" office:value="30" calcext:value-type="float">
            <text:p>30,00</text:p>
          </table:table-cell>
          <table:table-cell table:formula="of:=ROUND(IF([.E151]&gt;[.$F$6];IF([.E151]-(([.B151]*[.$G$3])/100)&lt;0;((([.E151]*100)/[.$G$3])*[.$G$2])/100;0);([.$G$2]*([.B151]/2))/100);2)" office:value-type="float" office:value="0" calcext:value-type="float">
            <text:p>0,00</text:p>
          </table:table-cell>
          <table:table-cell table:formula="of:=ROUND(IF([.E151]&gt;[.$F$6];IF([.E151]-(([.B151]*[.$G$3])/100)&lt;0;[.E151];([.$G$3]*[.B151])/100);([.$G$3]*([.B151]/2))/100) ;2)" office:value-type="float" office:value="3.69" calcext:value-type="float">
            <text:p>3,69</text:p>
          </table:table-cell>
          <table:table-cell table:formula="of:=[.D151]-[.F151]" office:value-type="float" office:value="37.98" calcext:value-type="float">
            <text:p>37,98</text:p>
          </table:table-cell>
          <table:table-cell table:formula="of:=[.E151]-[.G151]" office:value-type="float" office:value="26.31" calcext:value-type="float">
            <text:p>26,31</text:p>
          </table:table-cell>
          <table:table-cell table:formula="of:=IF([.C151]=[.$L$6];IF([.H151]&lt;[.$N$6];[.$F$2];0);0)" office:value-type="float" office:value="0" calcext:value-type="float">
            <text:p>0,00</text:p>
          </table:table-cell>
          <table:table-cell table:formula="of:=IF([.I151]&lt;5;[.$F$3];0)" office:value-type="float" office:value="0" calcext:value-type="float">
            <text:p>0,00</text:p>
          </table:table-cell>
          <table:table-cell table:formula="of:=IF([.J151]=0;[.H151];[.J151])" office:value-type="float" office:value="37.98" calcext:value-type="float">
            <text:p>37,98</text:p>
          </table:table-cell>
          <table:table-cell table:formula="of:=IF([.K151]=0;[.I151];[.K151])" office:value-type="float" office:value="26.31" calcext:value-type="float">
            <text:p>26,31</text:p>
          </table:table-cell>
          <table:table-cell table:number-columns-repeated="7"/>
        </table:table-row>
        <table:table-row table:style-name="ro2">
          <table:table-cell office:value-type="date" office:date-value="2014-05-21" calcext:value-type="date">
            <text:p>21.05.2014</text:p>
          </table:table-cell>
          <table:table-cell office:value-type="float" office:value="149" calcext:value-type="float">
            <text:p>149</text:p>
          </table:table-cell>
          <table:table-cell table:formula="of:=LOOKUP(WEEKDAY([.A152];2);[.$B$1:.$B$7];[.$C$1:.$C$7])" office:value-type="string" office:string-value="środa" calcext:value-type="string">
            <text:p>środa</text:p>
          </table:table-cell>
          <table:table-cell table:formula="of:=[.L151]" office:value-type="float" office:value="37.98" calcext:value-type="float">
            <text:p>37,98</text:p>
          </table:table-cell>
          <table:table-cell table:formula="of:=[.M151]" office:value-type="float" office:value="26.31" calcext:value-type="float">
            <text:p>26,31</text:p>
          </table:table-cell>
          <table:table-cell table:formula="of:=ROUND(IF([.E152]&gt;[.$F$6];IF([.E152]-(([.B152]*[.$G$3])/100)&lt;0;((([.E152]*100)/[.$G$3])*[.$G$2])/100;0);([.$G$2]*([.B152]/2))/100);2)" office:value-type="float" office:value="0" calcext:value-type="float">
            <text:p>0,00</text:p>
          </table:table-cell>
          <table:table-cell table:formula="of:=ROUND(IF([.E152]&gt;[.$F$6];IF([.E152]-(([.B152]*[.$G$3])/100)&lt;0;[.E152];([.$G$3]*[.B152])/100);([.$G$3]*([.B152]/2))/100) ;2)" office:value-type="float" office:value="13.41" calcext:value-type="float">
            <text:p>13,41</text:p>
          </table:table-cell>
          <table:table-cell table:formula="of:=[.D152]-[.F152]" office:value-type="float" office:value="37.98" calcext:value-type="float">
            <text:p>37,98</text:p>
          </table:table-cell>
          <table:table-cell table:formula="of:=[.E152]-[.G152]" office:value-type="float" office:value="12.9" calcext:value-type="float">
            <text:p>12,90</text:p>
          </table:table-cell>
          <table:table-cell table:formula="of:=IF([.C152]=[.$L$6];IF([.H152]&lt;[.$N$6];[.$F$2];0);0)" office:value-type="float" office:value="0" calcext:value-type="float">
            <text:p>0,00</text:p>
          </table:table-cell>
          <table:table-cell table:formula="of:=IF([.I152]&lt;5;[.$F$3];0)" office:value-type="float" office:value="0" calcext:value-type="float">
            <text:p>0,00</text:p>
          </table:table-cell>
          <table:table-cell table:formula="of:=IF([.J152]=0;[.H152];[.J152])" office:value-type="float" office:value="37.98" calcext:value-type="float">
            <text:p>37,98</text:p>
          </table:table-cell>
          <table:table-cell table:formula="of:=IF([.K152]=0;[.I152];[.K152])" office:value-type="float" office:value="12.9" calcext:value-type="float">
            <text:p>12,90</text:p>
          </table:table-cell>
          <table:table-cell table:number-columns-repeated="7"/>
        </table:table-row>
        <table:table-row table:style-name="ro2">
          <table:table-cell office:value-type="date" office:date-value="2014-05-22" calcext:value-type="date">
            <text:p>22.05.2014</text:p>
          </table:table-cell>
          <table:table-cell office:value-type="float" office:value="72" calcext:value-type="float">
            <text:p>72</text:p>
          </table:table-cell>
          <table:table-cell table:formula="of:=LOOKUP(WEEKDAY([.A153];2);[.$B$1:.$B$7];[.$C$1:.$C$7])" office:value-type="string" office:string-value="czwartek" calcext:value-type="string">
            <text:p>czwartek</text:p>
          </table:table-cell>
          <table:table-cell table:formula="of:=[.L152]" office:value-type="float" office:value="37.98" calcext:value-type="float">
            <text:p>37,98</text:p>
          </table:table-cell>
          <table:table-cell table:formula="of:=[.M152]" office:value-type="float" office:value="12.9" calcext:value-type="float">
            <text:p>12,90</text:p>
          </table:table-cell>
          <table:table-cell table:formula="of:=ROUND(IF([.E153]&gt;[.$F$6];IF([.E153]-(([.B153]*[.$G$3])/100)&lt;0;((([.E153]*100)/[.$G$3])*[.$G$2])/100;0);([.$G$2]*([.B153]/2))/100);2)" office:value-type="float" office:value="2.16" calcext:value-type="float">
            <text:p>2,16</text:p>
          </table:table-cell>
          <table:table-cell table:formula="of:=ROUND(IF([.E153]&gt;[.$F$6];IF([.E153]-(([.B153]*[.$G$3])/100)&lt;0;[.E153];([.$G$3]*[.B153])/100);([.$G$3]*([.B153]/2))/100) ;2)" office:value-type="float" office:value="3.24" calcext:value-type="float">
            <text:p>3,24</text:p>
          </table:table-cell>
          <table:table-cell table:formula="of:=[.D153]-[.F153]" office:value-type="float" office:value="35.82" calcext:value-type="float">
            <text:p>35,82</text:p>
          </table:table-cell>
          <table:table-cell table:formula="of:=[.E153]-[.G153]" office:value-type="float" office:value="9.66" calcext:value-type="float">
            <text:p>9,66</text:p>
          </table:table-cell>
          <table:table-cell table:formula="of:=IF([.C153]=[.$L$6];IF([.H153]&lt;[.$N$6];[.$F$2];0);0)" office:value-type="float" office:value="45" calcext:value-type="float">
            <text:p>45,00</text:p>
          </table:table-cell>
          <table:table-cell table:formula="of:=IF([.I153]&lt;5;[.$F$3];0)" office:value-type="float" office:value="0" calcext:value-type="float">
            <text:p>0,00</text:p>
          </table:table-cell>
          <table:table-cell table:formula="of:=IF([.J153]=0;[.H153];[.J153])" office:value-type="float" office:value="45" calcext:value-type="float">
            <text:p>45,00</text:p>
          </table:table-cell>
          <table:table-cell table:formula="of:=IF([.K153]=0;[.I153];[.K153])" office:value-type="float" office:value="9.66" calcext:value-type="float">
            <text:p>9,66</text:p>
          </table:table-cell>
          <table:table-cell table:number-columns-repeated="7"/>
        </table:table-row>
        <table:table-row table:style-name="ro2">
          <table:table-cell office:value-type="date" office:date-value="2014-05-23" calcext:value-type="date">
            <text:p>23.05.2014</text:p>
          </table:table-cell>
          <table:table-cell office:value-type="float" office:value="83" calcext:value-type="float">
            <text:p>83</text:p>
          </table:table-cell>
          <table:table-cell table:formula="of:=LOOKUP(WEEKDAY([.A154];2);[.$B$1:.$B$7];[.$C$1:.$C$7])" office:value-type="string" office:string-value="piątek" calcext:value-type="string">
            <text:p>piątek</text:p>
          </table:table-cell>
          <table:table-cell table:formula="of:=[.L153]" office:value-type="float" office:value="45" calcext:value-type="float">
            <text:p>45,00</text:p>
          </table:table-cell>
          <table:table-cell table:formula="of:=[.M153]" office:value-type="float" office:value="9.66" calcext:value-type="float">
            <text:p>9,66</text:p>
          </table:table-cell>
          <table:table-cell table:formula="of:=ROUND(IF([.E154]&gt;[.$F$6];IF([.E154]-(([.B154]*[.$G$3])/100)&lt;0;((([.E154]*100)/[.$G$3])*[.$G$2])/100;0);([.$G$2]*([.B154]/2))/100);2)" office:value-type="float" office:value="2.49" calcext:value-type="float">
            <text:p>2,49</text:p>
          </table:table-cell>
          <table:table-cell table:formula="of:=ROUND(IF([.E154]&gt;[.$F$6];IF([.E154]-(([.B154]*[.$G$3])/100)&lt;0;[.E154];([.$G$3]*[.B154])/100);([.$G$3]*([.B154]/2))/100) ;2)" office:value-type="float" office:value="3.74" calcext:value-type="float">
            <text:p>3,74</text:p>
          </table:table-cell>
          <table:table-cell table:formula="of:=[.D154]-[.F154]" office:value-type="float" office:value="42.51" calcext:value-type="float">
            <text:p>42,51</text:p>
          </table:table-cell>
          <table:table-cell table:formula="of:=[.E154]-[.G154]" office:value-type="float" office:value="5.92" calcext:value-type="float">
            <text:p>5,92</text:p>
          </table:table-cell>
          <table:table-cell table:formula="of:=IF([.C154]=[.$L$6];IF([.H154]&lt;[.$N$6];[.$F$2];0);0)" office:value-type="float" office:value="0" calcext:value-type="float">
            <text:p>0,00</text:p>
          </table:table-cell>
          <table:table-cell table:formula="of:=IF([.I154]&lt;5;[.$F$3];0)" office:value-type="float" office:value="0" calcext:value-type="float">
            <text:p>0,00</text:p>
          </table:table-cell>
          <table:table-cell table:formula="of:=IF([.J154]=0;[.H154];[.J154])" office:value-type="float" office:value="42.51" calcext:value-type="float">
            <text:p>42,51</text:p>
          </table:table-cell>
          <table:table-cell table:formula="of:=IF([.K154]=0;[.I154];[.K154])" office:value-type="float" office:value="5.92" calcext:value-type="float">
            <text:p>5,92</text:p>
          </table:table-cell>
          <table:table-cell table:number-columns-repeated="7"/>
        </table:table-row>
        <table:table-row table:style-name="ro2">
          <table:table-cell office:value-type="date" office:date-value="2014-05-24" calcext:value-type="date">
            <text:p>24.05.2014</text:p>
          </table:table-cell>
          <table:table-cell office:value-type="float" office:value="101" calcext:value-type="float">
            <text:p>101</text:p>
          </table:table-cell>
          <table:table-cell table:formula="of:=LOOKUP(WEEKDAY([.A155];2);[.$B$1:.$B$7];[.$C$1:.$C$7])" office:value-type="string" office:string-value="sobota" calcext:value-type="string">
            <text:p>sobota</text:p>
          </table:table-cell>
          <table:table-cell table:formula="of:=[.L154]" office:value-type="float" office:value="42.51" calcext:value-type="float">
            <text:p>42,51</text:p>
          </table:table-cell>
          <table:table-cell table:formula="of:=[.M154]" office:value-type="float" office:value="5.92" calcext:value-type="float">
            <text:p>5,92</text:p>
          </table:table-cell>
          <table:table-cell table:formula="of:=ROUND(IF([.E155]&gt;[.$F$6];IF([.E155]-(([.B155]*[.$G$3])/100)&lt;0;((([.E155]*100)/[.$G$3])*[.$G$2])/100;0);([.$G$2]*([.B155]/2))/100);2)" office:value-type="float" office:value="3.03" calcext:value-type="float">
            <text:p>3,03</text:p>
          </table:table-cell>
          <table:table-cell table:formula="of:=ROUND(IF([.E155]&gt;[.$F$6];IF([.E155]-(([.B155]*[.$G$3])/100)&lt;0;[.E155];([.$G$3]*[.B155])/100);([.$G$3]*([.B155]/2))/100) ;2)" office:value-type="float" office:value="4.55" calcext:value-type="float">
            <text:p>4,55</text:p>
          </table:table-cell>
          <table:table-cell table:formula="of:=[.D155]-[.F155]" office:value-type="float" office:value="39.48" calcext:value-type="float">
            <text:p>39,48</text:p>
          </table:table-cell>
          <table:table-cell table:formula="of:=[.E155]-[.G155]" office:value-type="float" office:value="1.37" calcext:value-type="float">
            <text:p>1,37</text:p>
          </table:table-cell>
          <table:table-cell table:formula="of:=IF([.C155]=[.$L$6];IF([.H155]&lt;[.$N$6];[.$F$2];0);0)" office:value-type="float" office:value="0" calcext:value-type="float">
            <text:p>0,00</text:p>
          </table:table-cell>
          <table:table-cell table:formula="of:=IF([.I155]&lt;5;[.$F$3];0)" office:value-type="float" office:value="30" calcext:value-type="float">
            <text:p>30,00</text:p>
          </table:table-cell>
          <table:table-cell table:formula="of:=IF([.J155]=0;[.H155];[.J155])" office:value-type="float" office:value="39.48" calcext:value-type="float">
            <text:p>39,48</text:p>
          </table:table-cell>
          <table:table-cell table:formula="of:=IF([.K155]=0;[.I155];[.K15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5-25" calcext:value-type="date">
            <text:p>25.05.2014</text:p>
          </table:table-cell>
          <table:table-cell office:value-type="float" office:value="43" calcext:value-type="float">
            <text:p>43</text:p>
          </table:table-cell>
          <table:table-cell table:formula="of:=LOOKUP(WEEKDAY([.A156];2);[.$B$1:.$B$7];[.$C$1:.$C$7])" office:value-type="string" office:string-value="niedziela" calcext:value-type="string">
            <text:p>niedziela</text:p>
          </table:table-cell>
          <table:table-cell table:formula="of:=[.L155]" office:value-type="float" office:value="39.48" calcext:value-type="float">
            <text:p>39,48</text:p>
          </table:table-cell>
          <table:table-cell table:formula="of:=[.M155]" office:value-type="float" office:value="30" calcext:value-type="float">
            <text:p>30,00</text:p>
          </table:table-cell>
          <table:table-cell table:formula="of:=ROUND(IF([.E156]&gt;[.$F$6];IF([.E156]-(([.B156]*[.$G$3])/100)&lt;0;((([.E156]*100)/[.$G$3])*[.$G$2])/100;0);([.$G$2]*([.B156]/2))/100);2)" office:value-type="float" office:value="0" calcext:value-type="float">
            <text:p>0,00</text:p>
          </table:table-cell>
          <table:table-cell table:formula="of:=ROUND(IF([.E156]&gt;[.$F$6];IF([.E156]-(([.B156]*[.$G$3])/100)&lt;0;[.E156];([.$G$3]*[.B156])/100);([.$G$3]*([.B156]/2))/100) ;2)" office:value-type="float" office:value="3.87" calcext:value-type="float">
            <text:p>3,87</text:p>
          </table:table-cell>
          <table:table-cell table:formula="of:=[.D156]-[.F156]" office:value-type="float" office:value="39.48" calcext:value-type="float">
            <text:p>39,48</text:p>
          </table:table-cell>
          <table:table-cell table:formula="of:=[.E156]-[.G156]" office:value-type="float" office:value="26.13" calcext:value-type="float">
            <text:p>26,13</text:p>
          </table:table-cell>
          <table:table-cell table:formula="of:=IF([.C156]=[.$L$6];IF([.H156]&lt;[.$N$6];[.$F$2];0);0)" office:value-type="float" office:value="0" calcext:value-type="float">
            <text:p>0,00</text:p>
          </table:table-cell>
          <table:table-cell table:formula="of:=IF([.I156]&lt;5;[.$F$3];0)" office:value-type="float" office:value="0" calcext:value-type="float">
            <text:p>0,00</text:p>
          </table:table-cell>
          <table:table-cell table:formula="of:=IF([.J156]=0;[.H156];[.J156])" office:value-type="float" office:value="39.48" calcext:value-type="float">
            <text:p>39,48</text:p>
          </table:table-cell>
          <table:table-cell table:formula="of:=IF([.K156]=0;[.I156];[.K156])" office:value-type="float" office:value="26.13" calcext:value-type="float">
            <text:p>26,13</text:p>
          </table:table-cell>
          <table:table-cell table:number-columns-repeated="7"/>
        </table:table-row>
        <table:table-row table:style-name="ro2">
          <table:table-cell office:value-type="date" office:date-value="2014-05-26" calcext:value-type="date">
            <text:p>26.05.2014</text:p>
          </table:table-cell>
          <table:table-cell office:value-type="float" office:value="59" calcext:value-type="float">
            <text:p>59</text:p>
          </table:table-cell>
          <table:table-cell table:formula="of:=LOOKUP(WEEKDAY([.A157];2);[.$B$1:.$B$7];[.$C$1:.$C$7])" office:value-type="string" office:string-value="poniedziałek" calcext:value-type="string">
            <text:p>poniedziałek</text:p>
          </table:table-cell>
          <table:table-cell table:formula="of:=[.L156]" office:value-type="float" office:value="39.48" calcext:value-type="float">
            <text:p>39,48</text:p>
          </table:table-cell>
          <table:table-cell table:formula="of:=[.M156]" office:value-type="float" office:value="26.13" calcext:value-type="float">
            <text:p>26,13</text:p>
          </table:table-cell>
          <table:table-cell table:formula="of:=ROUND(IF([.E157]&gt;[.$F$6];IF([.E157]-(([.B157]*[.$G$3])/100)&lt;0;((([.E157]*100)/[.$G$3])*[.$G$2])/100;0);([.$G$2]*([.B157]/2))/100);2)" office:value-type="float" office:value="0" calcext:value-type="float">
            <text:p>0,00</text:p>
          </table:table-cell>
          <table:table-cell table:formula="of:=ROUND(IF([.E157]&gt;[.$F$6];IF([.E157]-(([.B157]*[.$G$3])/100)&lt;0;[.E157];([.$G$3]*[.B157])/100);([.$G$3]*([.B157]/2))/100) ;2)" office:value-type="float" office:value="5.31" calcext:value-type="float">
            <text:p>5,31</text:p>
          </table:table-cell>
          <table:table-cell table:formula="of:=[.D157]-[.F157]" office:value-type="float" office:value="39.48" calcext:value-type="float">
            <text:p>39,48</text:p>
          </table:table-cell>
          <table:table-cell table:formula="of:=[.E157]-[.G157]" office:value-type="float" office:value="20.82" calcext:value-type="float">
            <text:p>20,82</text:p>
          </table:table-cell>
          <table:table-cell table:formula="of:=IF([.C157]=[.$L$6];IF([.H157]&lt;[.$N$6];[.$F$2];0);0)" office:value-type="float" office:value="0" calcext:value-type="float">
            <text:p>0,00</text:p>
          </table:table-cell>
          <table:table-cell table:formula="of:=IF([.I157]&lt;5;[.$F$3];0)" office:value-type="float" office:value="0" calcext:value-type="float">
            <text:p>0,00</text:p>
          </table:table-cell>
          <table:table-cell table:formula="of:=IF([.J157]=0;[.H157];[.J157])" office:value-type="float" office:value="39.48" calcext:value-type="float">
            <text:p>39,48</text:p>
          </table:table-cell>
          <table:table-cell table:formula="of:=IF([.K157]=0;[.I157];[.K157])" office:value-type="float" office:value="20.82" calcext:value-type="float">
            <text:p>20,82</text:p>
          </table:table-cell>
          <table:table-cell table:number-columns-repeated="7"/>
        </table:table-row>
        <table:table-row table:style-name="ro2">
          <table:table-cell office:value-type="date" office:date-value="2014-05-27" calcext:value-type="date">
            <text:p>27.05.2014</text:p>
          </table:table-cell>
          <table:table-cell office:value-type="float" office:value="81" calcext:value-type="float">
            <text:p>81</text:p>
          </table:table-cell>
          <table:table-cell table:formula="of:=LOOKUP(WEEKDAY([.A158];2);[.$B$1:.$B$7];[.$C$1:.$C$7])" office:value-type="string" office:string-value="wtorek" calcext:value-type="string">
            <text:p>wtorek</text:p>
          </table:table-cell>
          <table:table-cell table:formula="of:=[.L157]" office:value-type="float" office:value="39.48" calcext:value-type="float">
            <text:p>39,48</text:p>
          </table:table-cell>
          <table:table-cell table:formula="of:=[.M157]" office:value-type="float" office:value="20.82" calcext:value-type="float">
            <text:p>20,82</text:p>
          </table:table-cell>
          <table:table-cell table:formula="of:=ROUND(IF([.E158]&gt;[.$F$6];IF([.E158]-(([.B158]*[.$G$3])/100)&lt;0;((([.E158]*100)/[.$G$3])*[.$G$2])/100;0);([.$G$2]*([.B158]/2))/100);2)" office:value-type="float" office:value="0" calcext:value-type="float">
            <text:p>0,00</text:p>
          </table:table-cell>
          <table:table-cell table:formula="of:=ROUND(IF([.E158]&gt;[.$F$6];IF([.E158]-(([.B158]*[.$G$3])/100)&lt;0;[.E158];([.$G$3]*[.B158])/100);([.$G$3]*([.B158]/2))/100) ;2)" office:value-type="float" office:value="7.29" calcext:value-type="float">
            <text:p>7,29</text:p>
          </table:table-cell>
          <table:table-cell table:formula="of:=[.D158]-[.F158]" office:value-type="float" office:value="39.48" calcext:value-type="float">
            <text:p>39,48</text:p>
          </table:table-cell>
          <table:table-cell table:formula="of:=[.E158]-[.G158]" office:value-type="float" office:value="13.53" calcext:value-type="float">
            <text:p>13,53</text:p>
          </table:table-cell>
          <table:table-cell table:formula="of:=IF([.C158]=[.$L$6];IF([.H158]&lt;[.$N$6];[.$F$2];0);0)" office:value-type="float" office:value="0" calcext:value-type="float">
            <text:p>0,00</text:p>
          </table:table-cell>
          <table:table-cell table:formula="of:=IF([.I158]&lt;5;[.$F$3];0)" office:value-type="float" office:value="0" calcext:value-type="float">
            <text:p>0,00</text:p>
          </table:table-cell>
          <table:table-cell table:formula="of:=IF([.J158]=0;[.H158];[.J158])" office:value-type="float" office:value="39.48" calcext:value-type="float">
            <text:p>39,48</text:p>
          </table:table-cell>
          <table:table-cell table:formula="of:=IF([.K158]=0;[.I158];[.K158])" office:value-type="float" office:value="13.53" calcext:value-type="float">
            <text:p>13,53</text:p>
          </table:table-cell>
          <table:table-cell table:number-columns-repeated="7"/>
        </table:table-row>
        <table:table-row table:style-name="ro2">
          <table:table-cell office:value-type="date" office:date-value="2014-05-28" calcext:value-type="date">
            <text:p>28.05.2014</text:p>
          </table:table-cell>
          <table:table-cell office:value-type="float" office:value="89" calcext:value-type="float">
            <text:p>89</text:p>
          </table:table-cell>
          <table:table-cell table:formula="of:=LOOKUP(WEEKDAY([.A159];2);[.$B$1:.$B$7];[.$C$1:.$C$7])" office:value-type="string" office:string-value="środa" calcext:value-type="string">
            <text:p>środa</text:p>
          </table:table-cell>
          <table:table-cell table:formula="of:=[.L158]" office:value-type="float" office:value="39.48" calcext:value-type="float">
            <text:p>39,48</text:p>
          </table:table-cell>
          <table:table-cell table:formula="of:=[.M158]" office:value-type="float" office:value="13.53" calcext:value-type="float">
            <text:p>13,53</text:p>
          </table:table-cell>
          <table:table-cell table:formula="of:=ROUND(IF([.E159]&gt;[.$F$6];IF([.E159]-(([.B159]*[.$G$3])/100)&lt;0;((([.E159]*100)/[.$G$3])*[.$G$2])/100;0);([.$G$2]*([.B159]/2))/100);2)" office:value-type="float" office:value="2.67" calcext:value-type="float">
            <text:p>2,67</text:p>
          </table:table-cell>
          <table:table-cell table:formula="of:=ROUND(IF([.E159]&gt;[.$F$6];IF([.E159]-(([.B159]*[.$G$3])/100)&lt;0;[.E159];([.$G$3]*[.B159])/100);([.$G$3]*([.B159]/2))/100) ;2)" office:value-type="float" office:value="4.01" calcext:value-type="float">
            <text:p>4,01</text:p>
          </table:table-cell>
          <table:table-cell table:formula="of:=[.D159]-[.F159]" office:value-type="float" office:value="36.81" calcext:value-type="float">
            <text:p>36,81</text:p>
          </table:table-cell>
          <table:table-cell table:formula="of:=[.E159]-[.G159]" office:value-type="float" office:value="9.52" calcext:value-type="float">
            <text:p>9,52</text:p>
          </table:table-cell>
          <table:table-cell table:formula="of:=IF([.C159]=[.$L$6];IF([.H159]&lt;[.$N$6];[.$F$2];0);0)" office:value-type="float" office:value="0" calcext:value-type="float">
            <text:p>0,00</text:p>
          </table:table-cell>
          <table:table-cell table:formula="of:=IF([.I159]&lt;5;[.$F$3];0)" office:value-type="float" office:value="0" calcext:value-type="float">
            <text:p>0,00</text:p>
          </table:table-cell>
          <table:table-cell table:formula="of:=IF([.J159]=0;[.H159];[.J159])" office:value-type="float" office:value="36.81" calcext:value-type="float">
            <text:p>36,81</text:p>
          </table:table-cell>
          <table:table-cell table:formula="of:=IF([.K159]=0;[.I159];[.K159])" office:value-type="float" office:value="9.52" calcext:value-type="float">
            <text:p>9,52</text:p>
          </table:table-cell>
          <table:table-cell table:number-columns-repeated="7"/>
        </table:table-row>
        <table:table-row table:style-name="ro2">
          <table:table-cell office:value-type="date" office:date-value="2014-05-29" calcext:value-type="date">
            <text:p>29.05.2014</text:p>
          </table:table-cell>
          <table:table-cell office:value-type="float" office:value="43" calcext:value-type="float">
            <text:p>43</text:p>
          </table:table-cell>
          <table:table-cell table:formula="of:=LOOKUP(WEEKDAY([.A160];2);[.$B$1:.$B$7];[.$C$1:.$C$7])" office:value-type="string" office:string-value="czwartek" calcext:value-type="string">
            <text:p>czwartek</text:p>
          </table:table-cell>
          <table:table-cell table:formula="of:=[.L159]" office:value-type="float" office:value="36.81" calcext:value-type="float">
            <text:p>36,81</text:p>
          </table:table-cell>
          <table:table-cell table:formula="of:=[.M159]" office:value-type="float" office:value="9.52" calcext:value-type="float">
            <text:p>9,52</text:p>
          </table:table-cell>
          <table:table-cell table:formula="of:=ROUND(IF([.E160]&gt;[.$F$6];IF([.E160]-(([.B160]*[.$G$3])/100)&lt;0;((([.E160]*100)/[.$G$3])*[.$G$2])/100;0);([.$G$2]*([.B160]/2))/100);2)" office:value-type="float" office:value="1.29" calcext:value-type="float">
            <text:p>1,29</text:p>
          </table:table-cell>
          <table:table-cell table:formula="of:=ROUND(IF([.E160]&gt;[.$F$6];IF([.E160]-(([.B160]*[.$G$3])/100)&lt;0;[.E160];([.$G$3]*[.B160])/100);([.$G$3]*([.B160]/2))/100) ;2)" office:value-type="float" office:value="1.94" calcext:value-type="float">
            <text:p>1,94</text:p>
          </table:table-cell>
          <table:table-cell table:formula="of:=[.D160]-[.F160]" office:value-type="float" office:value="35.52" calcext:value-type="float">
            <text:p>35,52</text:p>
          </table:table-cell>
          <table:table-cell table:formula="of:=[.E160]-[.G160]" office:value-type="float" office:value="7.58" calcext:value-type="float">
            <text:p>7,58</text:p>
          </table:table-cell>
          <table:table-cell table:formula="of:=IF([.C160]=[.$L$6];IF([.H160]&lt;[.$N$6];[.$F$2];0);0)" office:value-type="float" office:value="45" calcext:value-type="float">
            <text:p>45,00</text:p>
          </table:table-cell>
          <table:table-cell table:formula="of:=IF([.I160]&lt;5;[.$F$3];0)" office:value-type="float" office:value="0" calcext:value-type="float">
            <text:p>0,00</text:p>
          </table:table-cell>
          <table:table-cell table:formula="of:=IF([.J160]=0;[.H160];[.J160])" office:value-type="float" office:value="45" calcext:value-type="float">
            <text:p>45,00</text:p>
          </table:table-cell>
          <table:table-cell table:formula="of:=IF([.K160]=0;[.I160];[.K160])" office:value-type="float" office:value="7.58" calcext:value-type="float">
            <text:p>7,58</text:p>
          </table:table-cell>
          <table:table-cell table:number-columns-repeated="7"/>
        </table:table-row>
        <table:table-row table:style-name="ro2">
          <table:table-cell office:value-type="date" office:date-value="2014-05-30" calcext:value-type="date">
            <text:p>30.05.2014</text:p>
          </table:table-cell>
          <table:table-cell office:value-type="float" office:value="67" calcext:value-type="float">
            <text:p>67</text:p>
          </table:table-cell>
          <table:table-cell table:formula="of:=LOOKUP(WEEKDAY([.A161];2);[.$B$1:.$B$7];[.$C$1:.$C$7])" office:value-type="string" office:string-value="piątek" calcext:value-type="string">
            <text:p>piątek</text:p>
          </table:table-cell>
          <table:table-cell table:formula="of:=[.L160]" office:value-type="float" office:value="45" calcext:value-type="float">
            <text:p>45,00</text:p>
          </table:table-cell>
          <table:table-cell table:formula="of:=[.M160]" office:value-type="float" office:value="7.58" calcext:value-type="float">
            <text:p>7,58</text:p>
          </table:table-cell>
          <table:table-cell table:formula="of:=ROUND(IF([.E161]&gt;[.$F$6];IF([.E161]-(([.B161]*[.$G$3])/100)&lt;0;((([.E161]*100)/[.$G$3])*[.$G$2])/100;0);([.$G$2]*([.B161]/2))/100);2)" office:value-type="float" office:value="2.01" calcext:value-type="float">
            <text:p>2,01</text:p>
          </table:table-cell>
          <table:table-cell table:formula="of:=ROUND(IF([.E161]&gt;[.$F$6];IF([.E161]-(([.B161]*[.$G$3])/100)&lt;0;[.E161];([.$G$3]*[.B161])/100);([.$G$3]*([.B161]/2))/100) ;2)" office:value-type="float" office:value="3.02" calcext:value-type="float">
            <text:p>3,02</text:p>
          </table:table-cell>
          <table:table-cell table:formula="of:=[.D161]-[.F161]" office:value-type="float" office:value="42.99" calcext:value-type="float">
            <text:p>42,99</text:p>
          </table:table-cell>
          <table:table-cell table:formula="of:=[.E161]-[.G161]" office:value-type="float" office:value="4.56" calcext:value-type="float">
            <text:p>4,56</text:p>
          </table:table-cell>
          <table:table-cell table:formula="of:=IF([.C161]=[.$L$6];IF([.H161]&lt;[.$N$6];[.$F$2];0);0)" office:value-type="float" office:value="0" calcext:value-type="float">
            <text:p>0,00</text:p>
          </table:table-cell>
          <table:table-cell table:formula="of:=IF([.I161]&lt;5;[.$F$3];0)" office:value-type="float" office:value="30" calcext:value-type="float">
            <text:p>30,00</text:p>
          </table:table-cell>
          <table:table-cell table:formula="of:=IF([.J161]=0;[.H161];[.J161])" office:value-type="float" office:value="42.99" calcext:value-type="float">
            <text:p>42,99</text:p>
          </table:table-cell>
          <table:table-cell table:formula="of:=IF([.K161]=0;[.I161];[.K161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5-31" calcext:value-type="date">
            <text:p>31.05.2014</text:p>
          </table:table-cell>
          <table:table-cell office:value-type="float" office:value="122" calcext:value-type="float">
            <text:p>122</text:p>
          </table:table-cell>
          <table:table-cell table:formula="of:=LOOKUP(WEEKDAY([.A162];2);[.$B$1:.$B$7];[.$C$1:.$C$7])" office:value-type="string" office:string-value="sobota" calcext:value-type="string">
            <text:p>sobota</text:p>
          </table:table-cell>
          <table:table-cell table:formula="of:=[.L161]" office:value-type="float" office:value="42.99" calcext:value-type="float">
            <text:p>42,99</text:p>
          </table:table-cell>
          <table:table-cell table:formula="of:=[.M161]" office:value-type="float" office:value="30" calcext:value-type="float">
            <text:p>30,00</text:p>
          </table:table-cell>
          <table:table-cell table:formula="of:=ROUND(IF([.E162]&gt;[.$F$6];IF([.E162]-(([.B162]*[.$G$3])/100)&lt;0;((([.E162]*100)/[.$G$3])*[.$G$2])/100;0);([.$G$2]*([.B162]/2))/100);2)" office:value-type="float" office:value="0" calcext:value-type="float">
            <text:p>0,00</text:p>
          </table:table-cell>
          <table:table-cell table:formula="of:=ROUND(IF([.E162]&gt;[.$F$6];IF([.E162]-(([.B162]*[.$G$3])/100)&lt;0;[.E162];([.$G$3]*[.B162])/100);([.$G$3]*([.B162]/2))/100) ;2)" office:value-type="float" office:value="10.98" calcext:value-type="float">
            <text:p>10,98</text:p>
          </table:table-cell>
          <table:table-cell table:formula="of:=[.D162]-[.F162]" office:value-type="float" office:value="42.99" calcext:value-type="float">
            <text:p>42,99</text:p>
          </table:table-cell>
          <table:table-cell table:formula="of:=[.E162]-[.G162]" office:value-type="float" office:value="19.02" calcext:value-type="float">
            <text:p>19,02</text:p>
          </table:table-cell>
          <table:table-cell table:formula="of:=IF([.C162]=[.$L$6];IF([.H162]&lt;[.$N$6];[.$F$2];0);0)" office:value-type="float" office:value="0" calcext:value-type="float">
            <text:p>0,00</text:p>
          </table:table-cell>
          <table:table-cell table:formula="of:=IF([.I162]&lt;5;[.$F$3];0)" office:value-type="float" office:value="0" calcext:value-type="float">
            <text:p>0,00</text:p>
          </table:table-cell>
          <table:table-cell table:formula="of:=IF([.J162]=0;[.H162];[.J162])" office:value-type="float" office:value="42.99" calcext:value-type="float">
            <text:p>42,99</text:p>
          </table:table-cell>
          <table:table-cell table:formula="of:=IF([.K162]=0;[.I162];[.K162])" office:value-type="float" office:value="19.02" calcext:value-type="float">
            <text:p>19,02</text:p>
          </table:table-cell>
          <table:table-cell table:number-columns-repeated="7"/>
        </table:table-row>
        <table:table-row table:style-name="ro2">
          <table:table-cell office:value-type="date" office:date-value="2014-06-01" calcext:value-type="date">
            <text:p>1.06.2014</text:p>
          </table:table-cell>
          <table:table-cell office:value-type="float" office:value="100" calcext:value-type="float">
            <text:p>100</text:p>
          </table:table-cell>
          <table:table-cell table:formula="of:=LOOKUP(WEEKDAY([.A163];2);[.$B$1:.$B$7];[.$C$1:.$C$7])" office:value-type="string" office:string-value="niedziela" calcext:value-type="string">
            <text:p>niedziela</text:p>
          </table:table-cell>
          <table:table-cell table:formula="of:=[.L162]" office:value-type="float" office:value="42.99" calcext:value-type="float">
            <text:p>42,99</text:p>
          </table:table-cell>
          <table:table-cell table:formula="of:=[.M162]" office:value-type="float" office:value="19.02" calcext:value-type="float">
            <text:p>19,02</text:p>
          </table:table-cell>
          <table:table-cell table:formula="of:=ROUND(IF([.E163]&gt;[.$F$6];IF([.E163]-(([.B163]*[.$G$3])/100)&lt;0;((([.E163]*100)/[.$G$3])*[.$G$2])/100;0);([.$G$2]*([.B163]/2))/100);2)" office:value-type="float" office:value="0" calcext:value-type="float">
            <text:p>0,00</text:p>
          </table:table-cell>
          <table:table-cell table:formula="of:=ROUND(IF([.E163]&gt;[.$F$6];IF([.E163]-(([.B163]*[.$G$3])/100)&lt;0;[.E163];([.$G$3]*[.B163])/100);([.$G$3]*([.B163]/2))/100) ;2)" office:value-type="float" office:value="9" calcext:value-type="float">
            <text:p>9,00</text:p>
          </table:table-cell>
          <table:table-cell table:formula="of:=[.D163]-[.F163]" office:value-type="float" office:value="42.99" calcext:value-type="float">
            <text:p>42,99</text:p>
          </table:table-cell>
          <table:table-cell table:formula="of:=[.E163]-[.G163]" office:value-type="float" office:value="10.02" calcext:value-type="float">
            <text:p>10,02</text:p>
          </table:table-cell>
          <table:table-cell table:formula="of:=IF([.C163]=[.$L$6];IF([.H163]&lt;[.$N$6];[.$F$2];0);0)" office:value-type="float" office:value="0" calcext:value-type="float">
            <text:p>0,00</text:p>
          </table:table-cell>
          <table:table-cell table:formula="of:=IF([.I163]&lt;5;[.$F$3];0)" office:value-type="float" office:value="0" calcext:value-type="float">
            <text:p>0,00</text:p>
          </table:table-cell>
          <table:table-cell table:formula="of:=IF([.J163]=0;[.H163];[.J163])" office:value-type="float" office:value="42.99" calcext:value-type="float">
            <text:p>42,99</text:p>
          </table:table-cell>
          <table:table-cell table:formula="of:=IF([.K163]=0;[.I163];[.K163])" office:value-type="float" office:value="10.02" calcext:value-type="float">
            <text:p>10,02</text:p>
          </table:table-cell>
          <table:table-cell table:number-columns-repeated="7"/>
        </table:table-row>
        <table:table-row table:style-name="ro2">
          <table:table-cell office:value-type="date" office:date-value="2014-06-02" calcext:value-type="date">
            <text:p>2.06.2014</text:p>
          </table:table-cell>
          <table:table-cell office:value-type="float" office:value="145" calcext:value-type="float">
            <text:p>145</text:p>
          </table:table-cell>
          <table:table-cell table:formula="of:=LOOKUP(WEEKDAY([.A164];2);[.$B$1:.$B$7];[.$C$1:.$C$7])" office:value-type="string" office:string-value="poniedziałek" calcext:value-type="string">
            <text:p>poniedziałek</text:p>
          </table:table-cell>
          <table:table-cell table:formula="of:=[.L163]" office:value-type="float" office:value="42.99" calcext:value-type="float">
            <text:p>42,99</text:p>
          </table:table-cell>
          <table:table-cell table:formula="of:=[.M163]" office:value-type="float" office:value="10.02" calcext:value-type="float">
            <text:p>10,02</text:p>
          </table:table-cell>
          <table:table-cell table:formula="of:=ROUND(IF([.E164]&gt;[.$F$6];IF([.E164]-(([.B164]*[.$G$3])/100)&lt;0;((([.E164]*100)/[.$G$3])*[.$G$2])/100;0);([.$G$2]*([.B164]/2))/100);2)" office:value-type="float" office:value="4.35" calcext:value-type="float">
            <text:p>4,35</text:p>
          </table:table-cell>
          <table:table-cell table:formula="of:=ROUND(IF([.E164]&gt;[.$F$6];IF([.E164]-(([.B164]*[.$G$3])/100)&lt;0;[.E164];([.$G$3]*[.B164])/100);([.$G$3]*([.B164]/2))/100) ;2)" office:value-type="float" office:value="6.53" calcext:value-type="float">
            <text:p>6,53</text:p>
          </table:table-cell>
          <table:table-cell table:formula="of:=[.D164]-[.F164]" office:value-type="float" office:value="38.64" calcext:value-type="float">
            <text:p>38,64</text:p>
          </table:table-cell>
          <table:table-cell table:formula="of:=[.E164]-[.G164]" office:value-type="float" office:value="3.49" calcext:value-type="float">
            <text:p>3,49</text:p>
          </table:table-cell>
          <table:table-cell table:formula="of:=IF([.C164]=[.$L$6];IF([.H164]&lt;[.$N$6];[.$F$2];0);0)" office:value-type="float" office:value="0" calcext:value-type="float">
            <text:p>0,00</text:p>
          </table:table-cell>
          <table:table-cell table:formula="of:=IF([.I164]&lt;5;[.$F$3];0)" office:value-type="float" office:value="30" calcext:value-type="float">
            <text:p>30,00</text:p>
          </table:table-cell>
          <table:table-cell table:formula="of:=IF([.J164]=0;[.H164];[.J164])" office:value-type="float" office:value="38.64" calcext:value-type="float">
            <text:p>38,64</text:p>
          </table:table-cell>
          <table:table-cell table:formula="of:=IF([.K164]=0;[.I164];[.K164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6-03" calcext:value-type="date">
            <text:p>3.06.2014</text:p>
          </table:table-cell>
          <table:table-cell office:value-type="float" office:value="36" calcext:value-type="float">
            <text:p>36</text:p>
          </table:table-cell>
          <table:table-cell table:formula="of:=LOOKUP(WEEKDAY([.A165];2);[.$B$1:.$B$7];[.$C$1:.$C$7])" office:value-type="string" office:string-value="wtorek" calcext:value-type="string">
            <text:p>wtorek</text:p>
          </table:table-cell>
          <table:table-cell table:formula="of:=[.L164]" office:value-type="float" office:value="38.64" calcext:value-type="float">
            <text:p>38,64</text:p>
          </table:table-cell>
          <table:table-cell table:formula="of:=[.M164]" office:value-type="float" office:value="30" calcext:value-type="float">
            <text:p>30,00</text:p>
          </table:table-cell>
          <table:table-cell table:formula="of:=ROUND(IF([.E165]&gt;[.$F$6];IF([.E165]-(([.B165]*[.$G$3])/100)&lt;0;((([.E165]*100)/[.$G$3])*[.$G$2])/100;0);([.$G$2]*([.B165]/2))/100);2)" office:value-type="float" office:value="0" calcext:value-type="float">
            <text:p>0,00</text:p>
          </table:table-cell>
          <table:table-cell table:formula="of:=ROUND(IF([.E165]&gt;[.$F$6];IF([.E165]-(([.B165]*[.$G$3])/100)&lt;0;[.E165];([.$G$3]*[.B165])/100);([.$G$3]*([.B165]/2))/100) ;2)" office:value-type="float" office:value="3.24" calcext:value-type="float">
            <text:p>3,24</text:p>
          </table:table-cell>
          <table:table-cell table:formula="of:=[.D165]-[.F165]" office:value-type="float" office:value="38.64" calcext:value-type="float">
            <text:p>38,64</text:p>
          </table:table-cell>
          <table:table-cell table:formula="of:=[.E165]-[.G165]" office:value-type="float" office:value="26.76" calcext:value-type="float">
            <text:p>26,76</text:p>
          </table:table-cell>
          <table:table-cell table:formula="of:=IF([.C165]=[.$L$6];IF([.H165]&lt;[.$N$6];[.$F$2];0);0)" office:value-type="float" office:value="0" calcext:value-type="float">
            <text:p>0,00</text:p>
          </table:table-cell>
          <table:table-cell table:formula="of:=IF([.I165]&lt;5;[.$F$3];0)" office:value-type="float" office:value="0" calcext:value-type="float">
            <text:p>0,00</text:p>
          </table:table-cell>
          <table:table-cell table:formula="of:=IF([.J165]=0;[.H165];[.J165])" office:value-type="float" office:value="38.64" calcext:value-type="float">
            <text:p>38,64</text:p>
          </table:table-cell>
          <table:table-cell table:formula="of:=IF([.K165]=0;[.I165];[.K165])" office:value-type="float" office:value="26.76" calcext:value-type="float">
            <text:p>26,76</text:p>
          </table:table-cell>
          <table:table-cell table:number-columns-repeated="7"/>
        </table:table-row>
        <table:table-row table:style-name="ro2">
          <table:table-cell office:value-type="date" office:date-value="2014-06-04" calcext:value-type="date">
            <text:p>4.06.2014</text:p>
          </table:table-cell>
          <table:table-cell office:value-type="float" office:value="75" calcext:value-type="float">
            <text:p>75</text:p>
          </table:table-cell>
          <table:table-cell table:formula="of:=LOOKUP(WEEKDAY([.A166];2);[.$B$1:.$B$7];[.$C$1:.$C$7])" office:value-type="string" office:string-value="środa" calcext:value-type="string">
            <text:p>środa</text:p>
          </table:table-cell>
          <table:table-cell table:formula="of:=[.L165]" office:value-type="float" office:value="38.64" calcext:value-type="float">
            <text:p>38,64</text:p>
          </table:table-cell>
          <table:table-cell table:formula="of:=[.M165]" office:value-type="float" office:value="26.76" calcext:value-type="float">
            <text:p>26,76</text:p>
          </table:table-cell>
          <table:table-cell table:formula="of:=ROUND(IF([.E166]&gt;[.$F$6];IF([.E166]-(([.B166]*[.$G$3])/100)&lt;0;((([.E166]*100)/[.$G$3])*[.$G$2])/100;0);([.$G$2]*([.B166]/2))/100);2)" office:value-type="float" office:value="0" calcext:value-type="float">
            <text:p>0,00</text:p>
          </table:table-cell>
          <table:table-cell table:formula="of:=ROUND(IF([.E166]&gt;[.$F$6];IF([.E166]-(([.B166]*[.$G$3])/100)&lt;0;[.E166];([.$G$3]*[.B166])/100);([.$G$3]*([.B166]/2))/100) ;2)" office:value-type="float" office:value="6.75" calcext:value-type="float">
            <text:p>6,75</text:p>
          </table:table-cell>
          <table:table-cell table:formula="of:=[.D166]-[.F166]" office:value-type="float" office:value="38.64" calcext:value-type="float">
            <text:p>38,64</text:p>
          </table:table-cell>
          <table:table-cell table:formula="of:=[.E166]-[.G166]" office:value-type="float" office:value="20.01" calcext:value-type="float">
            <text:p>20,01</text:p>
          </table:table-cell>
          <table:table-cell table:formula="of:=IF([.C166]=[.$L$6];IF([.H166]&lt;[.$N$6];[.$F$2];0);0)" office:value-type="float" office:value="0" calcext:value-type="float">
            <text:p>0,00</text:p>
          </table:table-cell>
          <table:table-cell table:formula="of:=IF([.I166]&lt;5;[.$F$3];0)" office:value-type="float" office:value="0" calcext:value-type="float">
            <text:p>0,00</text:p>
          </table:table-cell>
          <table:table-cell table:formula="of:=IF([.J166]=0;[.H166];[.J166])" office:value-type="float" office:value="38.64" calcext:value-type="float">
            <text:p>38,64</text:p>
          </table:table-cell>
          <table:table-cell table:formula="of:=IF([.K166]=0;[.I166];[.K166])" office:value-type="float" office:value="20.01" calcext:value-type="float">
            <text:p>20,01</text:p>
          </table:table-cell>
          <table:table-cell table:number-columns-repeated="7"/>
        </table:table-row>
        <table:table-row table:style-name="ro2">
          <table:table-cell office:value-type="date" office:date-value="2014-06-05" calcext:value-type="date">
            <text:p>5.06.2014</text:p>
          </table:table-cell>
          <table:table-cell office:value-type="float" office:value="132" calcext:value-type="float">
            <text:p>132</text:p>
          </table:table-cell>
          <table:table-cell table:formula="of:=LOOKUP(WEEKDAY([.A167];2);[.$B$1:.$B$7];[.$C$1:.$C$7])" office:value-type="string" office:string-value="czwartek" calcext:value-type="string">
            <text:p>czwartek</text:p>
          </table:table-cell>
          <table:table-cell table:formula="of:=[.L166]" office:value-type="float" office:value="38.64" calcext:value-type="float">
            <text:p>38,64</text:p>
          </table:table-cell>
          <table:table-cell table:formula="of:=[.M166]" office:value-type="float" office:value="20.01" calcext:value-type="float">
            <text:p>20,01</text:p>
          </table:table-cell>
          <table:table-cell table:formula="of:=ROUND(IF([.E167]&gt;[.$F$6];IF([.E167]-(([.B167]*[.$G$3])/100)&lt;0;((([.E167]*100)/[.$G$3])*[.$G$2])/100;0);([.$G$2]*([.B167]/2))/100);2)" office:value-type="float" office:value="0" calcext:value-type="float">
            <text:p>0,00</text:p>
          </table:table-cell>
          <table:table-cell table:formula="of:=ROUND(IF([.E167]&gt;[.$F$6];IF([.E167]-(([.B167]*[.$G$3])/100)&lt;0;[.E167];([.$G$3]*[.B167])/100);([.$G$3]*([.B167]/2))/100) ;2)" office:value-type="float" office:value="11.88" calcext:value-type="float">
            <text:p>11,88</text:p>
          </table:table-cell>
          <table:table-cell table:formula="of:=[.D167]-[.F167]" office:value-type="float" office:value="38.64" calcext:value-type="float">
            <text:p>38,64</text:p>
          </table:table-cell>
          <table:table-cell table:formula="of:=[.E167]-[.G167]" office:value-type="float" office:value="8.13" calcext:value-type="float">
            <text:p>8,13</text:p>
          </table:table-cell>
          <table:table-cell table:formula="of:=IF([.C167]=[.$L$6];IF([.H167]&lt;[.$N$6];[.$F$2];0);0)" office:value-type="float" office:value="45" calcext:value-type="float">
            <text:p>45,00</text:p>
          </table:table-cell>
          <table:table-cell table:formula="of:=IF([.I167]&lt;5;[.$F$3];0)" office:value-type="float" office:value="0" calcext:value-type="float">
            <text:p>0,00</text:p>
          </table:table-cell>
          <table:table-cell table:formula="of:=IF([.J167]=0;[.H167];[.J167])" office:value-type="float" office:value="45" calcext:value-type="float">
            <text:p>45,00</text:p>
          </table:table-cell>
          <table:table-cell table:formula="of:=IF([.K167]=0;[.I167];[.K167])" office:value-type="float" office:value="8.13" calcext:value-type="float">
            <text:p>8,13</text:p>
          </table:table-cell>
          <table:table-cell table:number-columns-repeated="7"/>
        </table:table-row>
        <table:table-row table:style-name="ro2">
          <table:table-cell office:value-type="date" office:date-value="2014-06-06" calcext:value-type="date">
            <text:p>6.06.2014</text:p>
          </table:table-cell>
          <table:table-cell office:value-type="float" office:value="51" calcext:value-type="float">
            <text:p>51</text:p>
          </table:table-cell>
          <table:table-cell table:formula="of:=LOOKUP(WEEKDAY([.A168];2);[.$B$1:.$B$7];[.$C$1:.$C$7])" office:value-type="string" office:string-value="piątek" calcext:value-type="string">
            <text:p>piątek</text:p>
          </table:table-cell>
          <table:table-cell table:formula="of:=[.L167]" office:value-type="float" office:value="45" calcext:value-type="float">
            <text:p>45,00</text:p>
          </table:table-cell>
          <table:table-cell table:formula="of:=[.M167]" office:value-type="float" office:value="8.13" calcext:value-type="float">
            <text:p>8,13</text:p>
          </table:table-cell>
          <table:table-cell table:formula="of:=ROUND(IF([.E168]&gt;[.$F$6];IF([.E168]-(([.B168]*[.$G$3])/100)&lt;0;((([.E168]*100)/[.$G$3])*[.$G$2])/100;0);([.$G$2]*([.B168]/2))/100);2)" office:value-type="float" office:value="1.53" calcext:value-type="float">
            <text:p>1,53</text:p>
          </table:table-cell>
          <table:table-cell table:formula="of:=ROUND(IF([.E168]&gt;[.$F$6];IF([.E168]-(([.B168]*[.$G$3])/100)&lt;0;[.E168];([.$G$3]*[.B168])/100);([.$G$3]*([.B168]/2))/100) ;2)" office:value-type="float" office:value="2.3" calcext:value-type="float">
            <text:p>2,30</text:p>
          </table:table-cell>
          <table:table-cell table:formula="of:=[.D168]-[.F168]" office:value-type="float" office:value="43.47" calcext:value-type="float">
            <text:p>43,47</text:p>
          </table:table-cell>
          <table:table-cell table:formula="of:=[.E168]-[.G168]" office:value-type="float" office:value="5.83" calcext:value-type="float">
            <text:p>5,83</text:p>
          </table:table-cell>
          <table:table-cell table:formula="of:=IF([.C168]=[.$L$6];IF([.H168]&lt;[.$N$6];[.$F$2];0);0)" office:value-type="float" office:value="0" calcext:value-type="float">
            <text:p>0,00</text:p>
          </table:table-cell>
          <table:table-cell table:formula="of:=IF([.I168]&lt;5;[.$F$3];0)" office:value-type="float" office:value="0" calcext:value-type="float">
            <text:p>0,00</text:p>
          </table:table-cell>
          <table:table-cell table:formula="of:=IF([.J168]=0;[.H168];[.J168])" office:value-type="float" office:value="43.47" calcext:value-type="float">
            <text:p>43,47</text:p>
          </table:table-cell>
          <table:table-cell table:formula="of:=IF([.K168]=0;[.I168];[.K168])" office:value-type="float" office:value="5.83" calcext:value-type="float">
            <text:p>5,83</text:p>
          </table:table-cell>
          <table:table-cell table:number-columns-repeated="7"/>
        </table:table-row>
        <table:table-row table:style-name="ro2">
          <table:table-cell office:value-type="date" office:date-value="2014-06-07" calcext:value-type="date">
            <text:p>7.06.2014</text:p>
          </table:table-cell>
          <table:table-cell office:value-type="float" office:value="32" calcext:value-type="float">
            <text:p>32</text:p>
          </table:table-cell>
          <table:table-cell table:formula="of:=LOOKUP(WEEKDAY([.A169];2);[.$B$1:.$B$7];[.$C$1:.$C$7])" office:value-type="string" office:string-value="sobota" calcext:value-type="string">
            <text:p>sobota</text:p>
          </table:table-cell>
          <table:table-cell table:formula="of:=[.L168]" office:value-type="float" office:value="43.47" calcext:value-type="float">
            <text:p>43,47</text:p>
          </table:table-cell>
          <table:table-cell table:formula="of:=[.M168]" office:value-type="float" office:value="5.83" calcext:value-type="float">
            <text:p>5,83</text:p>
          </table:table-cell>
          <table:table-cell table:formula="of:=ROUND(IF([.E169]&gt;[.$F$6];IF([.E169]-(([.B169]*[.$G$3])/100)&lt;0;((([.E169]*100)/[.$G$3])*[.$G$2])/100;0);([.$G$2]*([.B169]/2))/100);2)" office:value-type="float" office:value="0.96" calcext:value-type="float">
            <text:p>0,96</text:p>
          </table:table-cell>
          <table:table-cell table:formula="of:=ROUND(IF([.E169]&gt;[.$F$6];IF([.E169]-(([.B169]*[.$G$3])/100)&lt;0;[.E169];([.$G$3]*[.B169])/100);([.$G$3]*([.B169]/2))/100) ;2)" office:value-type="float" office:value="1.44" calcext:value-type="float">
            <text:p>1,44</text:p>
          </table:table-cell>
          <table:table-cell table:formula="of:=[.D169]-[.F169]" office:value-type="float" office:value="42.51" calcext:value-type="float">
            <text:p>42,51</text:p>
          </table:table-cell>
          <table:table-cell table:formula="of:=[.E169]-[.G169]" office:value-type="float" office:value="4.39" calcext:value-type="float">
            <text:p>4,39</text:p>
          </table:table-cell>
          <table:table-cell table:formula="of:=IF([.C169]=[.$L$6];IF([.H169]&lt;[.$N$6];[.$F$2];0);0)" office:value-type="float" office:value="0" calcext:value-type="float">
            <text:p>0,00</text:p>
          </table:table-cell>
          <table:table-cell table:formula="of:=IF([.I169]&lt;5;[.$F$3];0)" office:value-type="float" office:value="30" calcext:value-type="float">
            <text:p>30,00</text:p>
          </table:table-cell>
          <table:table-cell table:formula="of:=IF([.J169]=0;[.H169];[.J169])" office:value-type="float" office:value="42.51" calcext:value-type="float">
            <text:p>42,51</text:p>
          </table:table-cell>
          <table:table-cell table:formula="of:=IF([.K169]=0;[.I169];[.K16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6-08" calcext:value-type="date">
            <text:p>8.06.2014</text:p>
          </table:table-cell>
          <table:table-cell office:value-type="float" office:value="130" calcext:value-type="float">
            <text:p>130</text:p>
          </table:table-cell>
          <table:table-cell table:formula="of:=LOOKUP(WEEKDAY([.A170];2);[.$B$1:.$B$7];[.$C$1:.$C$7])" office:value-type="string" office:string-value="niedziela" calcext:value-type="string">
            <text:p>niedziela</text:p>
          </table:table-cell>
          <table:table-cell table:formula="of:=[.L169]" office:value-type="float" office:value="42.51" calcext:value-type="float">
            <text:p>42,51</text:p>
          </table:table-cell>
          <table:table-cell table:formula="of:=[.M169]" office:value-type="float" office:value="30" calcext:value-type="float">
            <text:p>30,00</text:p>
          </table:table-cell>
          <table:table-cell table:formula="of:=ROUND(IF([.E170]&gt;[.$F$6];IF([.E170]-(([.B170]*[.$G$3])/100)&lt;0;((([.E170]*100)/[.$G$3])*[.$G$2])/100;0);([.$G$2]*([.B170]/2))/100);2)" office:value-type="float" office:value="0" calcext:value-type="float">
            <text:p>0,00</text:p>
          </table:table-cell>
          <table:table-cell table:formula="of:=ROUND(IF([.E170]&gt;[.$F$6];IF([.E170]-(([.B170]*[.$G$3])/100)&lt;0;[.E170];([.$G$3]*[.B170])/100);([.$G$3]*([.B170]/2))/100) ;2)" office:value-type="float" office:value="11.7" calcext:value-type="float">
            <text:p>11,70</text:p>
          </table:table-cell>
          <table:table-cell table:formula="of:=[.D170]-[.F170]" office:value-type="float" office:value="42.51" calcext:value-type="float">
            <text:p>42,51</text:p>
          </table:table-cell>
          <table:table-cell table:formula="of:=[.E170]-[.G170]" office:value-type="float" office:value="18.3" calcext:value-type="float">
            <text:p>18,30</text:p>
          </table:table-cell>
          <table:table-cell table:formula="of:=IF([.C170]=[.$L$6];IF([.H170]&lt;[.$N$6];[.$F$2];0);0)" office:value-type="float" office:value="0" calcext:value-type="float">
            <text:p>0,00</text:p>
          </table:table-cell>
          <table:table-cell table:formula="of:=IF([.I170]&lt;5;[.$F$3];0)" office:value-type="float" office:value="0" calcext:value-type="float">
            <text:p>0,00</text:p>
          </table:table-cell>
          <table:table-cell table:formula="of:=IF([.J170]=0;[.H170];[.J170])" office:value-type="float" office:value="42.51" calcext:value-type="float">
            <text:p>42,51</text:p>
          </table:table-cell>
          <table:table-cell table:formula="of:=IF([.K170]=0;[.I170];[.K170])" office:value-type="float" office:value="18.3" calcext:value-type="float">
            <text:p>18,30</text:p>
          </table:table-cell>
          <table:table-cell table:number-columns-repeated="7"/>
        </table:table-row>
        <table:table-row table:style-name="ro2">
          <table:table-cell office:value-type="date" office:date-value="2014-06-09" calcext:value-type="date">
            <text:p>9.06.2014</text:p>
          </table:table-cell>
          <table:table-cell office:value-type="float" office:value="25" calcext:value-type="float">
            <text:p>25</text:p>
          </table:table-cell>
          <table:table-cell table:formula="of:=LOOKUP(WEEKDAY([.A171];2);[.$B$1:.$B$7];[.$C$1:.$C$7])" office:value-type="string" office:string-value="poniedziałek" calcext:value-type="string">
            <text:p>poniedziałek</text:p>
          </table:table-cell>
          <table:table-cell table:formula="of:=[.L170]" office:value-type="float" office:value="42.51" calcext:value-type="float">
            <text:p>42,51</text:p>
          </table:table-cell>
          <table:table-cell table:formula="of:=[.M170]" office:value-type="float" office:value="18.3" calcext:value-type="float">
            <text:p>18,30</text:p>
          </table:table-cell>
          <table:table-cell table:formula="of:=ROUND(IF([.E171]&gt;[.$F$6];IF([.E171]-(([.B171]*[.$G$3])/100)&lt;0;((([.E171]*100)/[.$G$3])*[.$G$2])/100;0);([.$G$2]*([.B171]/2))/100);2)" office:value-type="float" office:value="0" calcext:value-type="float">
            <text:p>0,00</text:p>
          </table:table-cell>
          <table:table-cell table:formula="of:=ROUND(IF([.E171]&gt;[.$F$6];IF([.E171]-(([.B171]*[.$G$3])/100)&lt;0;[.E171];([.$G$3]*[.B171])/100);([.$G$3]*([.B171]/2))/100) ;2)" office:value-type="float" office:value="2.25" calcext:value-type="float">
            <text:p>2,25</text:p>
          </table:table-cell>
          <table:table-cell table:formula="of:=[.D171]-[.F171]" office:value-type="float" office:value="42.51" calcext:value-type="float">
            <text:p>42,51</text:p>
          </table:table-cell>
          <table:table-cell table:formula="of:=[.E171]-[.G171]" office:value-type="float" office:value="16.05" calcext:value-type="float">
            <text:p>16,05</text:p>
          </table:table-cell>
          <table:table-cell table:formula="of:=IF([.C171]=[.$L$6];IF([.H171]&lt;[.$N$6];[.$F$2];0);0)" office:value-type="float" office:value="0" calcext:value-type="float">
            <text:p>0,00</text:p>
          </table:table-cell>
          <table:table-cell table:formula="of:=IF([.I171]&lt;5;[.$F$3];0)" office:value-type="float" office:value="0" calcext:value-type="float">
            <text:p>0,00</text:p>
          </table:table-cell>
          <table:table-cell table:formula="of:=IF([.J171]=0;[.H171];[.J171])" office:value-type="float" office:value="42.51" calcext:value-type="float">
            <text:p>42,51</text:p>
          </table:table-cell>
          <table:table-cell table:formula="of:=IF([.K171]=0;[.I171];[.K171])" office:value-type="float" office:value="16.05" calcext:value-type="float">
            <text:p>16,05</text:p>
          </table:table-cell>
          <table:table-cell table:number-columns-repeated="7"/>
        </table:table-row>
        <table:table-row table:style-name="ro2">
          <table:table-cell office:value-type="date" office:date-value="2014-06-10" calcext:value-type="date">
            <text:p>10.06.2014</text:p>
          </table:table-cell>
          <table:table-cell office:value-type="float" office:value="60" calcext:value-type="float">
            <text:p>60</text:p>
          </table:table-cell>
          <table:table-cell table:formula="of:=LOOKUP(WEEKDAY([.A172];2);[.$B$1:.$B$7];[.$C$1:.$C$7])" office:value-type="string" office:string-value="wtorek" calcext:value-type="string">
            <text:p>wtorek</text:p>
          </table:table-cell>
          <table:table-cell table:formula="of:=[.L171]" office:value-type="float" office:value="42.51" calcext:value-type="float">
            <text:p>42,51</text:p>
          </table:table-cell>
          <table:table-cell table:formula="of:=[.M171]" office:value-type="float" office:value="16.05" calcext:value-type="float">
            <text:p>16,05</text:p>
          </table:table-cell>
          <table:table-cell table:formula="of:=ROUND(IF([.E172]&gt;[.$F$6];IF([.E172]-(([.B172]*[.$G$3])/100)&lt;0;((([.E172]*100)/[.$G$3])*[.$G$2])/100;0);([.$G$2]*([.B172]/2))/100);2)" office:value-type="float" office:value="0" calcext:value-type="float">
            <text:p>0,00</text:p>
          </table:table-cell>
          <table:table-cell table:formula="of:=ROUND(IF([.E172]&gt;[.$F$6];IF([.E172]-(([.B172]*[.$G$3])/100)&lt;0;[.E172];([.$G$3]*[.B172])/100);([.$G$3]*([.B172]/2))/100) ;2)" office:value-type="float" office:value="5.4" calcext:value-type="float">
            <text:p>5,40</text:p>
          </table:table-cell>
          <table:table-cell table:formula="of:=[.D172]-[.F172]" office:value-type="float" office:value="42.51" calcext:value-type="float">
            <text:p>42,51</text:p>
          </table:table-cell>
          <table:table-cell table:formula="of:=[.E172]-[.G172]" office:value-type="float" office:value="10.65" calcext:value-type="float">
            <text:p>10,65</text:p>
          </table:table-cell>
          <table:table-cell table:formula="of:=IF([.C172]=[.$L$6];IF([.H172]&lt;[.$N$6];[.$F$2];0);0)" office:value-type="float" office:value="0" calcext:value-type="float">
            <text:p>0,00</text:p>
          </table:table-cell>
          <table:table-cell table:formula="of:=IF([.I172]&lt;5;[.$F$3];0)" office:value-type="float" office:value="0" calcext:value-type="float">
            <text:p>0,00</text:p>
          </table:table-cell>
          <table:table-cell table:formula="of:=IF([.J172]=0;[.H172];[.J172])" office:value-type="float" office:value="42.51" calcext:value-type="float">
            <text:p>42,51</text:p>
          </table:table-cell>
          <table:table-cell table:formula="of:=IF([.K172]=0;[.I172];[.K172])" office:value-type="float" office:value="10.65" calcext:value-type="float">
            <text:p>10,65</text:p>
          </table:table-cell>
          <table:table-cell table:number-columns-repeated="7"/>
        </table:table-row>
        <table:table-row table:style-name="ro2">
          <table:table-cell office:value-type="date" office:date-value="2014-06-11" calcext:value-type="date">
            <text:p>11.06.2014</text:p>
          </table:table-cell>
          <table:table-cell office:value-type="float" office:value="104" calcext:value-type="float">
            <text:p>104</text:p>
          </table:table-cell>
          <table:table-cell table:formula="of:=LOOKUP(WEEKDAY([.A173];2);[.$B$1:.$B$7];[.$C$1:.$C$7])" office:value-type="string" office:string-value="środa" calcext:value-type="string">
            <text:p>środa</text:p>
          </table:table-cell>
          <table:table-cell table:formula="of:=[.L172]" office:value-type="float" office:value="42.51" calcext:value-type="float">
            <text:p>42,51</text:p>
          </table:table-cell>
          <table:table-cell table:formula="of:=[.M172]" office:value-type="float" office:value="10.65" calcext:value-type="float">
            <text:p>10,65</text:p>
          </table:table-cell>
          <table:table-cell table:formula="of:=ROUND(IF([.E173]&gt;[.$F$6];IF([.E173]-(([.B173]*[.$G$3])/100)&lt;0;((([.E173]*100)/[.$G$3])*[.$G$2])/100;0);([.$G$2]*([.B173]/2))/100);2)" office:value-type="float" office:value="3.12" calcext:value-type="float">
            <text:p>3,12</text:p>
          </table:table-cell>
          <table:table-cell table:formula="of:=ROUND(IF([.E173]&gt;[.$F$6];IF([.E173]-(([.B173]*[.$G$3])/100)&lt;0;[.E173];([.$G$3]*[.B173])/100);([.$G$3]*([.B173]/2))/100) ;2)" office:value-type="float" office:value="4.68" calcext:value-type="float">
            <text:p>4,68</text:p>
          </table:table-cell>
          <table:table-cell table:formula="of:=[.D173]-[.F173]" office:value-type="float" office:value="39.39" calcext:value-type="float">
            <text:p>39,39</text:p>
          </table:table-cell>
          <table:table-cell table:formula="of:=[.E173]-[.G173]" office:value-type="float" office:value="5.97" calcext:value-type="float">
            <text:p>5,97</text:p>
          </table:table-cell>
          <table:table-cell table:formula="of:=IF([.C173]=[.$L$6];IF([.H173]&lt;[.$N$6];[.$F$2];0);0)" office:value-type="float" office:value="0" calcext:value-type="float">
            <text:p>0,00</text:p>
          </table:table-cell>
          <table:table-cell table:formula="of:=IF([.I173]&lt;5;[.$F$3];0)" office:value-type="float" office:value="0" calcext:value-type="float">
            <text:p>0,00</text:p>
          </table:table-cell>
          <table:table-cell table:formula="of:=IF([.J173]=0;[.H173];[.J173])" office:value-type="float" office:value="39.39" calcext:value-type="float">
            <text:p>39,39</text:p>
          </table:table-cell>
          <table:table-cell table:formula="of:=IF([.K173]=0;[.I173];[.K173])" office:value-type="float" office:value="5.97" calcext:value-type="float">
            <text:p>5,97</text:p>
          </table:table-cell>
          <table:table-cell table:number-columns-repeated="7"/>
        </table:table-row>
        <table:table-row table:style-name="ro2">
          <table:table-cell office:value-type="date" office:date-value="2014-06-12" calcext:value-type="date">
            <text:p>12.06.2014</text:p>
          </table:table-cell>
          <table:table-cell office:value-type="float" office:value="118" calcext:value-type="float">
            <text:p>118</text:p>
          </table:table-cell>
          <table:table-cell table:formula="of:=LOOKUP(WEEKDAY([.A174];2);[.$B$1:.$B$7];[.$C$1:.$C$7])" office:value-type="string" office:string-value="czwartek" calcext:value-type="string">
            <text:p>czwartek</text:p>
          </table:table-cell>
          <table:table-cell table:formula="of:=[.L173]" office:value-type="float" office:value="39.39" calcext:value-type="float">
            <text:p>39,39</text:p>
          </table:table-cell>
          <table:table-cell table:formula="of:=[.M173]" office:value-type="float" office:value="5.97" calcext:value-type="float">
            <text:p>5,97</text:p>
          </table:table-cell>
          <table:table-cell table:formula="of:=ROUND(IF([.E174]&gt;[.$F$6];IF([.E174]-(([.B174]*[.$G$3])/100)&lt;0;((([.E174]*100)/[.$G$3])*[.$G$2])/100;0);([.$G$2]*([.B174]/2))/100);2)" office:value-type="float" office:value="3.54" calcext:value-type="float">
            <text:p>3,54</text:p>
          </table:table-cell>
          <table:table-cell table:formula="of:=ROUND(IF([.E174]&gt;[.$F$6];IF([.E174]-(([.B174]*[.$G$3])/100)&lt;0;[.E174];([.$G$3]*[.B174])/100);([.$G$3]*([.B174]/2))/100) ;2)" office:value-type="float" office:value="5.31" calcext:value-type="float">
            <text:p>5,31</text:p>
          </table:table-cell>
          <table:table-cell table:formula="of:=[.D174]-[.F174]" office:value-type="float" office:value="35.85" calcext:value-type="float">
            <text:p>35,85</text:p>
          </table:table-cell>
          <table:table-cell table:formula="of:=[.E174]-[.G174]" office:value-type="float" office:value="0.660000000000001" calcext:value-type="float">
            <text:p>0,66</text:p>
          </table:table-cell>
          <table:table-cell table:formula="of:=IF([.C174]=[.$L$6];IF([.H174]&lt;[.$N$6];[.$F$2];0);0)" office:value-type="float" office:value="45" calcext:value-type="float">
            <text:p>45,00</text:p>
          </table:table-cell>
          <table:table-cell table:formula="of:=IF([.I174]&lt;5;[.$F$3];0)" office:value-type="float" office:value="30" calcext:value-type="float">
            <text:p>30,00</text:p>
          </table:table-cell>
          <table:table-cell table:formula="of:=IF([.J174]=0;[.H174];[.J174])" office:value-type="float" office:value="45" calcext:value-type="float">
            <text:p>45,00</text:p>
          </table:table-cell>
          <table:table-cell table:formula="of:=IF([.K174]=0;[.I174];[.K174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6-13" calcext:value-type="date">
            <text:p>13.06.2014</text:p>
          </table:table-cell>
          <table:table-cell office:value-type="float" office:value="35" calcext:value-type="float">
            <text:p>35</text:p>
          </table:table-cell>
          <table:table-cell table:formula="of:=LOOKUP(WEEKDAY([.A175];2);[.$B$1:.$B$7];[.$C$1:.$C$7])" office:value-type="string" office:string-value="piątek" calcext:value-type="string">
            <text:p>piątek</text:p>
          </table:table-cell>
          <table:table-cell table:formula="of:=[.L174]" office:value-type="float" office:value="45" calcext:value-type="float">
            <text:p>45,00</text:p>
          </table:table-cell>
          <table:table-cell table:formula="of:=[.M174]" office:value-type="float" office:value="30" calcext:value-type="float">
            <text:p>30,00</text:p>
          </table:table-cell>
          <table:table-cell table:formula="of:=ROUND(IF([.E175]&gt;[.$F$6];IF([.E175]-(([.B175]*[.$G$3])/100)&lt;0;((([.E175]*100)/[.$G$3])*[.$G$2])/100;0);([.$G$2]*([.B175]/2))/100);2)" office:value-type="float" office:value="0" calcext:value-type="float">
            <text:p>0,00</text:p>
          </table:table-cell>
          <table:table-cell table:formula="of:=ROUND(IF([.E175]&gt;[.$F$6];IF([.E175]-(([.B175]*[.$G$3])/100)&lt;0;[.E175];([.$G$3]*[.B175])/100);([.$G$3]*([.B175]/2))/100) ;2)" office:value-type="float" office:value="3.15" calcext:value-type="float">
            <text:p>3,15</text:p>
          </table:table-cell>
          <table:table-cell table:formula="of:=[.D175]-[.F175]" office:value-type="float" office:value="45" calcext:value-type="float">
            <text:p>45,00</text:p>
          </table:table-cell>
          <table:table-cell table:formula="of:=[.E175]-[.G175]" office:value-type="float" office:value="26.85" calcext:value-type="float">
            <text:p>26,85</text:p>
          </table:table-cell>
          <table:table-cell table:formula="of:=IF([.C175]=[.$L$6];IF([.H175]&lt;[.$N$6];[.$F$2];0);0)" office:value-type="float" office:value="0" calcext:value-type="float">
            <text:p>0,00</text:p>
          </table:table-cell>
          <table:table-cell table:formula="of:=IF([.I175]&lt;5;[.$F$3];0)" office:value-type="float" office:value="0" calcext:value-type="float">
            <text:p>0,00</text:p>
          </table:table-cell>
          <table:table-cell table:formula="of:=IF([.J175]=0;[.H175];[.J175])" office:value-type="float" office:value="45" calcext:value-type="float">
            <text:p>45,00</text:p>
          </table:table-cell>
          <table:table-cell table:formula="of:=IF([.K175]=0;[.I175];[.K175])" office:value-type="float" office:value="26.85" calcext:value-type="float">
            <text:p>26,85</text:p>
          </table:table-cell>
          <table:table-cell table:number-columns-repeated="7"/>
        </table:table-row>
        <table:table-row table:style-name="ro2">
          <table:table-cell office:value-type="date" office:date-value="2014-06-14" calcext:value-type="date">
            <text:p>14.06.2014</text:p>
          </table:table-cell>
          <table:table-cell office:value-type="float" office:value="96" calcext:value-type="float">
            <text:p>96</text:p>
          </table:table-cell>
          <table:table-cell table:formula="of:=LOOKUP(WEEKDAY([.A176];2);[.$B$1:.$B$7];[.$C$1:.$C$7])" office:value-type="string" office:string-value="sobota" calcext:value-type="string">
            <text:p>sobota</text:p>
          </table:table-cell>
          <table:table-cell table:formula="of:=[.L175]" office:value-type="float" office:value="45" calcext:value-type="float">
            <text:p>45,00</text:p>
          </table:table-cell>
          <table:table-cell table:formula="of:=[.M175]" office:value-type="float" office:value="26.85" calcext:value-type="float">
            <text:p>26,85</text:p>
          </table:table-cell>
          <table:table-cell table:formula="of:=ROUND(IF([.E176]&gt;[.$F$6];IF([.E176]-(([.B176]*[.$G$3])/100)&lt;0;((([.E176]*100)/[.$G$3])*[.$G$2])/100;0);([.$G$2]*([.B176]/2))/100);2)" office:value-type="float" office:value="0" calcext:value-type="float">
            <text:p>0,00</text:p>
          </table:table-cell>
          <table:table-cell table:formula="of:=ROUND(IF([.E176]&gt;[.$F$6];IF([.E176]-(([.B176]*[.$G$3])/100)&lt;0;[.E176];([.$G$3]*[.B176])/100);([.$G$3]*([.B176]/2))/100) ;2)" office:value-type="float" office:value="8.64" calcext:value-type="float">
            <text:p>8,64</text:p>
          </table:table-cell>
          <table:table-cell table:formula="of:=[.D176]-[.F176]" office:value-type="float" office:value="45" calcext:value-type="float">
            <text:p>45,00</text:p>
          </table:table-cell>
          <table:table-cell table:formula="of:=[.E176]-[.G176]" office:value-type="float" office:value="18.21" calcext:value-type="float">
            <text:p>18,21</text:p>
          </table:table-cell>
          <table:table-cell table:formula="of:=IF([.C176]=[.$L$6];IF([.H176]&lt;[.$N$6];[.$F$2];0);0)" office:value-type="float" office:value="0" calcext:value-type="float">
            <text:p>0,00</text:p>
          </table:table-cell>
          <table:table-cell table:formula="of:=IF([.I176]&lt;5;[.$F$3];0)" office:value-type="float" office:value="0" calcext:value-type="float">
            <text:p>0,00</text:p>
          </table:table-cell>
          <table:table-cell table:formula="of:=IF([.J176]=0;[.H176];[.J176])" office:value-type="float" office:value="45" calcext:value-type="float">
            <text:p>45,00</text:p>
          </table:table-cell>
          <table:table-cell table:formula="of:=IF([.K176]=0;[.I176];[.K176])" office:value-type="float" office:value="18.21" calcext:value-type="float">
            <text:p>18,21</text:p>
          </table:table-cell>
          <table:table-cell table:number-columns-repeated="7"/>
        </table:table-row>
        <table:table-row table:style-name="ro2">
          <table:table-cell office:value-type="date" office:date-value="2014-06-15" calcext:value-type="date">
            <text:p>15.06.2014</text:p>
          </table:table-cell>
          <table:table-cell office:value-type="float" office:value="23" calcext:value-type="float">
            <text:p>23</text:p>
          </table:table-cell>
          <table:table-cell table:formula="of:=LOOKUP(WEEKDAY([.A177];2);[.$B$1:.$B$7];[.$C$1:.$C$7])" office:value-type="string" office:string-value="niedziela" calcext:value-type="string">
            <text:p>niedziela</text:p>
          </table:table-cell>
          <table:table-cell table:formula="of:=[.L176]" office:value-type="float" office:value="45" calcext:value-type="float">
            <text:p>45,00</text:p>
          </table:table-cell>
          <table:table-cell table:formula="of:=[.M176]" office:value-type="float" office:value="18.21" calcext:value-type="float">
            <text:p>18,21</text:p>
          </table:table-cell>
          <table:table-cell table:formula="of:=ROUND(IF([.E177]&gt;[.$F$6];IF([.E177]-(([.B177]*[.$G$3])/100)&lt;0;((([.E177]*100)/[.$G$3])*[.$G$2])/100;0);([.$G$2]*([.B177]/2))/100);2)" office:value-type="float" office:value="0" calcext:value-type="float">
            <text:p>0,00</text:p>
          </table:table-cell>
          <table:table-cell table:formula="of:=ROUND(IF([.E177]&gt;[.$F$6];IF([.E177]-(([.B177]*[.$G$3])/100)&lt;0;[.E177];([.$G$3]*[.B177])/100);([.$G$3]*([.B177]/2))/100) ;2)" office:value-type="float" office:value="2.07" calcext:value-type="float">
            <text:p>2,07</text:p>
          </table:table-cell>
          <table:table-cell table:formula="of:=[.D177]-[.F177]" office:value-type="float" office:value="45" calcext:value-type="float">
            <text:p>45,00</text:p>
          </table:table-cell>
          <table:table-cell table:formula="of:=[.E177]-[.G177]" office:value-type="float" office:value="16.14" calcext:value-type="float">
            <text:p>16,14</text:p>
          </table:table-cell>
          <table:table-cell table:formula="of:=IF([.C177]=[.$L$6];IF([.H177]&lt;[.$N$6];[.$F$2];0);0)" office:value-type="float" office:value="0" calcext:value-type="float">
            <text:p>0,00</text:p>
          </table:table-cell>
          <table:table-cell table:formula="of:=IF([.I177]&lt;5;[.$F$3];0)" office:value-type="float" office:value="0" calcext:value-type="float">
            <text:p>0,00</text:p>
          </table:table-cell>
          <table:table-cell table:formula="of:=IF([.J177]=0;[.H177];[.J177])" office:value-type="float" office:value="45" calcext:value-type="float">
            <text:p>45,00</text:p>
          </table:table-cell>
          <table:table-cell table:formula="of:=IF([.K177]=0;[.I177];[.K177])" office:value-type="float" office:value="16.14" calcext:value-type="float">
            <text:p>16,14</text:p>
          </table:table-cell>
          <table:table-cell table:number-columns-repeated="7"/>
        </table:table-row>
        <table:table-row table:style-name="ro2">
          <table:table-cell office:value-type="date" office:date-value="2014-06-16" calcext:value-type="date">
            <text:p>16.06.2014</text:p>
          </table:table-cell>
          <table:table-cell office:value-type="float" office:value="109" calcext:value-type="float">
            <text:p>109</text:p>
          </table:table-cell>
          <table:table-cell table:formula="of:=LOOKUP(WEEKDAY([.A178];2);[.$B$1:.$B$7];[.$C$1:.$C$7])" office:value-type="string" office:string-value="poniedziałek" calcext:value-type="string">
            <text:p>poniedziałek</text:p>
          </table:table-cell>
          <table:table-cell table:formula="of:=[.L177]" office:value-type="float" office:value="45" calcext:value-type="float">
            <text:p>45,00</text:p>
          </table:table-cell>
          <table:table-cell table:formula="of:=[.M177]" office:value-type="float" office:value="16.14" calcext:value-type="float">
            <text:p>16,14</text:p>
          </table:table-cell>
          <table:table-cell table:formula="of:=ROUND(IF([.E178]&gt;[.$F$6];IF([.E178]-(([.B178]*[.$G$3])/100)&lt;0;((([.E178]*100)/[.$G$3])*[.$G$2])/100;0);([.$G$2]*([.B178]/2))/100);2)" office:value-type="float" office:value="0" calcext:value-type="float">
            <text:p>0,00</text:p>
          </table:table-cell>
          <table:table-cell table:formula="of:=ROUND(IF([.E178]&gt;[.$F$6];IF([.E178]-(([.B178]*[.$G$3])/100)&lt;0;[.E178];([.$G$3]*[.B178])/100);([.$G$3]*([.B178]/2))/100) ;2)" office:value-type="float" office:value="9.81" calcext:value-type="float">
            <text:p>9,81</text:p>
          </table:table-cell>
          <table:table-cell table:formula="of:=[.D178]-[.F178]" office:value-type="float" office:value="45" calcext:value-type="float">
            <text:p>45,00</text:p>
          </table:table-cell>
          <table:table-cell table:formula="of:=[.E178]-[.G178]" office:value-type="float" office:value="6.33" calcext:value-type="float">
            <text:p>6,33</text:p>
          </table:table-cell>
          <table:table-cell table:formula="of:=IF([.C178]=[.$L$6];IF([.H178]&lt;[.$N$6];[.$F$2];0);0)" office:value-type="float" office:value="0" calcext:value-type="float">
            <text:p>0,00</text:p>
          </table:table-cell>
          <table:table-cell table:formula="of:=IF([.I178]&lt;5;[.$F$3];0)" office:value-type="float" office:value="0" calcext:value-type="float">
            <text:p>0,00</text:p>
          </table:table-cell>
          <table:table-cell table:formula="of:=IF([.J178]=0;[.H178];[.J178])" office:value-type="float" office:value="45" calcext:value-type="float">
            <text:p>45,00</text:p>
          </table:table-cell>
          <table:table-cell table:formula="of:=IF([.K178]=0;[.I178];[.K178])" office:value-type="float" office:value="6.33" calcext:value-type="float">
            <text:p>6,33</text:p>
          </table:table-cell>
          <table:table-cell table:number-columns-repeated="7"/>
        </table:table-row>
        <table:table-row table:style-name="ro2">
          <table:table-cell office:value-type="date" office:date-value="2014-06-17" calcext:value-type="date">
            <text:p>17.06.2014</text:p>
          </table:table-cell>
          <table:table-cell office:value-type="float" office:value="39" calcext:value-type="float">
            <text:p>39</text:p>
          </table:table-cell>
          <table:table-cell table:formula="of:=LOOKUP(WEEKDAY([.A179];2);[.$B$1:.$B$7];[.$C$1:.$C$7])" office:value-type="string" office:string-value="wtorek" calcext:value-type="string">
            <text:p>wtorek</text:p>
          </table:table-cell>
          <table:table-cell table:formula="of:=[.L178]" office:value-type="float" office:value="45" calcext:value-type="float">
            <text:p>45,00</text:p>
          </table:table-cell>
          <table:table-cell table:formula="of:=[.M178]" office:value-type="float" office:value="6.33" calcext:value-type="float">
            <text:p>6,33</text:p>
          </table:table-cell>
          <table:table-cell table:formula="of:=ROUND(IF([.E179]&gt;[.$F$6];IF([.E179]-(([.B179]*[.$G$3])/100)&lt;0;((([.E179]*100)/[.$G$3])*[.$G$2])/100;0);([.$G$2]*([.B179]/2))/100);2)" office:value-type="float" office:value="1.17" calcext:value-type="float">
            <text:p>1,17</text:p>
          </table:table-cell>
          <table:table-cell table:formula="of:=ROUND(IF([.E179]&gt;[.$F$6];IF([.E179]-(([.B179]*[.$G$3])/100)&lt;0;[.E179];([.$G$3]*[.B179])/100);([.$G$3]*([.B179]/2))/100) ;2)" office:value-type="float" office:value="1.76" calcext:value-type="float">
            <text:p>1,76</text:p>
          </table:table-cell>
          <table:table-cell table:formula="of:=[.D179]-[.F179]" office:value-type="float" office:value="43.83" calcext:value-type="float">
            <text:p>43,83</text:p>
          </table:table-cell>
          <table:table-cell table:formula="of:=[.E179]-[.G179]" office:value-type="float" office:value="4.57" calcext:value-type="float">
            <text:p>4,57</text:p>
          </table:table-cell>
          <table:table-cell table:formula="of:=IF([.C179]=[.$L$6];IF([.H179]&lt;[.$N$6];[.$F$2];0);0)" office:value-type="float" office:value="0" calcext:value-type="float">
            <text:p>0,00</text:p>
          </table:table-cell>
          <table:table-cell table:formula="of:=IF([.I179]&lt;5;[.$F$3];0)" office:value-type="float" office:value="30" calcext:value-type="float">
            <text:p>30,00</text:p>
          </table:table-cell>
          <table:table-cell table:formula="of:=IF([.J179]=0;[.H179];[.J179])" office:value-type="float" office:value="43.83" calcext:value-type="float">
            <text:p>43,83</text:p>
          </table:table-cell>
          <table:table-cell table:formula="of:=IF([.K179]=0;[.I179];[.K17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6-18" calcext:value-type="date">
            <text:p>18.06.2014</text:p>
          </table:table-cell>
          <table:table-cell office:value-type="float" office:value="136" calcext:value-type="float">
            <text:p>136</text:p>
          </table:table-cell>
          <table:table-cell table:formula="of:=LOOKUP(WEEKDAY([.A180];2);[.$B$1:.$B$7];[.$C$1:.$C$7])" office:value-type="string" office:string-value="środa" calcext:value-type="string">
            <text:p>środa</text:p>
          </table:table-cell>
          <table:table-cell table:formula="of:=[.L179]" office:value-type="float" office:value="43.83" calcext:value-type="float">
            <text:p>43,83</text:p>
          </table:table-cell>
          <table:table-cell table:formula="of:=[.M179]" office:value-type="float" office:value="30" calcext:value-type="float">
            <text:p>30,00</text:p>
          </table:table-cell>
          <table:table-cell table:formula="of:=ROUND(IF([.E180]&gt;[.$F$6];IF([.E180]-(([.B180]*[.$G$3])/100)&lt;0;((([.E180]*100)/[.$G$3])*[.$G$2])/100;0);([.$G$2]*([.B180]/2))/100);2)" office:value-type="float" office:value="0" calcext:value-type="float">
            <text:p>0,00</text:p>
          </table:table-cell>
          <table:table-cell table:formula="of:=ROUND(IF([.E180]&gt;[.$F$6];IF([.E180]-(([.B180]*[.$G$3])/100)&lt;0;[.E180];([.$G$3]*[.B180])/100);([.$G$3]*([.B180]/2))/100) ;2)" office:value-type="float" office:value="12.24" calcext:value-type="float">
            <text:p>12,24</text:p>
          </table:table-cell>
          <table:table-cell table:formula="of:=[.D180]-[.F180]" office:value-type="float" office:value="43.83" calcext:value-type="float">
            <text:p>43,83</text:p>
          </table:table-cell>
          <table:table-cell table:formula="of:=[.E180]-[.G180]" office:value-type="float" office:value="17.76" calcext:value-type="float">
            <text:p>17,76</text:p>
          </table:table-cell>
          <table:table-cell table:formula="of:=IF([.C180]=[.$L$6];IF([.H180]&lt;[.$N$6];[.$F$2];0);0)" office:value-type="float" office:value="0" calcext:value-type="float">
            <text:p>0,00</text:p>
          </table:table-cell>
          <table:table-cell table:formula="of:=IF([.I180]&lt;5;[.$F$3];0)" office:value-type="float" office:value="0" calcext:value-type="float">
            <text:p>0,00</text:p>
          </table:table-cell>
          <table:table-cell table:formula="of:=IF([.J180]=0;[.H180];[.J180])" office:value-type="float" office:value="43.83" calcext:value-type="float">
            <text:p>43,83</text:p>
          </table:table-cell>
          <table:table-cell table:formula="of:=IF([.K180]=0;[.I180];[.K180])" office:value-type="float" office:value="17.76" calcext:value-type="float">
            <text:p>17,76</text:p>
          </table:table-cell>
          <table:table-cell table:number-columns-repeated="7"/>
        </table:table-row>
        <table:table-row table:style-name="ro2">
          <table:table-cell office:value-type="date" office:date-value="2014-06-19" calcext:value-type="date">
            <text:p>19.06.2014</text:p>
          </table:table-cell>
          <table:table-cell office:value-type="float" office:value="132" calcext:value-type="float">
            <text:p>132</text:p>
          </table:table-cell>
          <table:table-cell table:formula="of:=LOOKUP(WEEKDAY([.A181];2);[.$B$1:.$B$7];[.$C$1:.$C$7])" office:value-type="string" office:string-value="czwartek" calcext:value-type="string">
            <text:p>czwartek</text:p>
          </table:table-cell>
          <table:table-cell table:formula="of:=[.L180]" office:value-type="float" office:value="43.83" calcext:value-type="float">
            <text:p>43,83</text:p>
          </table:table-cell>
          <table:table-cell table:formula="of:=[.M180]" office:value-type="float" office:value="17.76" calcext:value-type="float">
            <text:p>17,76</text:p>
          </table:table-cell>
          <table:table-cell table:formula="of:=ROUND(IF([.E181]&gt;[.$F$6];IF([.E181]-(([.B181]*[.$G$3])/100)&lt;0;((([.E181]*100)/[.$G$3])*[.$G$2])/100;0);([.$G$2]*([.B181]/2))/100);2)" office:value-type="float" office:value="0" calcext:value-type="float">
            <text:p>0,00</text:p>
          </table:table-cell>
          <table:table-cell table:formula="of:=ROUND(IF([.E181]&gt;[.$F$6];IF([.E181]-(([.B181]*[.$G$3])/100)&lt;0;[.E181];([.$G$3]*[.B181])/100);([.$G$3]*([.B181]/2))/100) ;2)" office:value-type="float" office:value="11.88" calcext:value-type="float">
            <text:p>11,88</text:p>
          </table:table-cell>
          <table:table-cell table:formula="of:=[.D181]-[.F181]" office:value-type="float" office:value="43.83" calcext:value-type="float">
            <text:p>43,83</text:p>
          </table:table-cell>
          <table:table-cell table:formula="of:=[.E181]-[.G181]" office:value-type="float" office:value="5.88" calcext:value-type="float">
            <text:p>5,88</text:p>
          </table:table-cell>
          <table:table-cell table:formula="of:=IF([.C181]=[.$L$6];IF([.H181]&lt;[.$N$6];[.$F$2];0);0)" office:value-type="float" office:value="0" calcext:value-type="float">
            <text:p>0,00</text:p>
          </table:table-cell>
          <table:table-cell table:formula="of:=IF([.I181]&lt;5;[.$F$3];0)" office:value-type="float" office:value="0" calcext:value-type="float">
            <text:p>0,00</text:p>
          </table:table-cell>
          <table:table-cell table:formula="of:=IF([.J181]=0;[.H181];[.J181])" office:value-type="float" office:value="43.83" calcext:value-type="float">
            <text:p>43,83</text:p>
          </table:table-cell>
          <table:table-cell table:formula="of:=IF([.K181]=0;[.I181];[.K181])" office:value-type="float" office:value="5.88" calcext:value-type="float">
            <text:p>5,88</text:p>
          </table:table-cell>
          <table:table-cell table:number-columns-repeated="7"/>
        </table:table-row>
        <table:table-row table:style-name="ro2">
          <table:table-cell office:value-type="date" office:date-value="2014-06-20" calcext:value-type="date">
            <text:p>20.06.2014</text:p>
          </table:table-cell>
          <table:table-cell office:value-type="float" office:value="92" calcext:value-type="float">
            <text:p>92</text:p>
          </table:table-cell>
          <table:table-cell table:formula="of:=LOOKUP(WEEKDAY([.A182];2);[.$B$1:.$B$7];[.$C$1:.$C$7])" office:value-type="string" office:string-value="piątek" calcext:value-type="string">
            <text:p>piątek</text:p>
          </table:table-cell>
          <table:table-cell table:formula="of:=[.L181]" office:value-type="float" office:value="43.83" calcext:value-type="float">
            <text:p>43,83</text:p>
          </table:table-cell>
          <table:table-cell table:formula="of:=[.M181]" office:value-type="float" office:value="5.88" calcext:value-type="float">
            <text:p>5,88</text:p>
          </table:table-cell>
          <table:table-cell table:formula="of:=ROUND(IF([.E182]&gt;[.$F$6];IF([.E182]-(([.B182]*[.$G$3])/100)&lt;0;((([.E182]*100)/[.$G$3])*[.$G$2])/100;0);([.$G$2]*([.B182]/2))/100);2)" office:value-type="float" office:value="2.76" calcext:value-type="float">
            <text:p>2,76</text:p>
          </table:table-cell>
          <table:table-cell table:formula="of:=ROUND(IF([.E182]&gt;[.$F$6];IF([.E182]-(([.B182]*[.$G$3])/100)&lt;0;[.E182];([.$G$3]*[.B182])/100);([.$G$3]*([.B182]/2))/100) ;2)" office:value-type="float" office:value="4.14" calcext:value-type="float">
            <text:p>4,14</text:p>
          </table:table-cell>
          <table:table-cell table:formula="of:=[.D182]-[.F182]" office:value-type="float" office:value="41.07" calcext:value-type="float">
            <text:p>41,07</text:p>
          </table:table-cell>
          <table:table-cell table:formula="of:=[.E182]-[.G182]" office:value-type="float" office:value="1.74" calcext:value-type="float">
            <text:p>1,74</text:p>
          </table:table-cell>
          <table:table-cell table:formula="of:=IF([.C182]=[.$L$6];IF([.H182]&lt;[.$N$6];[.$F$2];0);0)" office:value-type="float" office:value="0" calcext:value-type="float">
            <text:p>0,00</text:p>
          </table:table-cell>
          <table:table-cell table:formula="of:=IF([.I182]&lt;5;[.$F$3];0)" office:value-type="float" office:value="30" calcext:value-type="float">
            <text:p>30,00</text:p>
          </table:table-cell>
          <table:table-cell table:formula="of:=IF([.J182]=0;[.H182];[.J182])" office:value-type="float" office:value="41.07" calcext:value-type="float">
            <text:p>41,07</text:p>
          </table:table-cell>
          <table:table-cell table:formula="of:=IF([.K182]=0;[.I182];[.K18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6-21" calcext:value-type="date">
            <text:p>21.06.2014</text:p>
          </table:table-cell>
          <table:table-cell office:value-type="float" office:value="49" calcext:value-type="float">
            <text:p>49</text:p>
          </table:table-cell>
          <table:table-cell table:formula="of:=LOOKUP(WEEKDAY([.A183];2);[.$B$1:.$B$7];[.$C$1:.$C$7])" office:value-type="string" office:string-value="sobota" calcext:value-type="string">
            <text:p>sobota</text:p>
          </table:table-cell>
          <table:table-cell table:formula="of:=[.L182]" office:value-type="float" office:value="41.07" calcext:value-type="float">
            <text:p>41,07</text:p>
          </table:table-cell>
          <table:table-cell table:formula="of:=[.M182]" office:value-type="float" office:value="30" calcext:value-type="float">
            <text:p>30,00</text:p>
          </table:table-cell>
          <table:table-cell table:formula="of:=ROUND(IF([.E183]&gt;[.$F$6];IF([.E183]-(([.B183]*[.$G$3])/100)&lt;0;((([.E183]*100)/[.$G$3])*[.$G$2])/100;0);([.$G$2]*([.B183]/2))/100);2)" office:value-type="float" office:value="0" calcext:value-type="float">
            <text:p>0,00</text:p>
          </table:table-cell>
          <table:table-cell table:formula="of:=ROUND(IF([.E183]&gt;[.$F$6];IF([.E183]-(([.B183]*[.$G$3])/100)&lt;0;[.E183];([.$G$3]*[.B183])/100);([.$G$3]*([.B183]/2))/100) ;2)" office:value-type="float" office:value="4.41" calcext:value-type="float">
            <text:p>4,41</text:p>
          </table:table-cell>
          <table:table-cell table:formula="of:=[.D183]-[.F183]" office:value-type="float" office:value="41.07" calcext:value-type="float">
            <text:p>41,07</text:p>
          </table:table-cell>
          <table:table-cell table:formula="of:=[.E183]-[.G183]" office:value-type="float" office:value="25.59" calcext:value-type="float">
            <text:p>25,59</text:p>
          </table:table-cell>
          <table:table-cell table:formula="of:=IF([.C183]=[.$L$6];IF([.H183]&lt;[.$N$6];[.$F$2];0);0)" office:value-type="float" office:value="0" calcext:value-type="float">
            <text:p>0,00</text:p>
          </table:table-cell>
          <table:table-cell table:formula="of:=IF([.I183]&lt;5;[.$F$3];0)" office:value-type="float" office:value="0" calcext:value-type="float">
            <text:p>0,00</text:p>
          </table:table-cell>
          <table:table-cell table:formula="of:=IF([.J183]=0;[.H183];[.J183])" office:value-type="float" office:value="41.07" calcext:value-type="float">
            <text:p>41,07</text:p>
          </table:table-cell>
          <table:table-cell table:formula="of:=IF([.K183]=0;[.I183];[.K183])" office:value-type="float" office:value="25.59" calcext:value-type="float">
            <text:p>25,59</text:p>
          </table:table-cell>
          <table:table-cell table:number-columns-repeated="7"/>
        </table:table-row>
        <table:table-row table:style-name="ro2">
          <table:table-cell office:value-type="date" office:date-value="2014-06-22" calcext:value-type="date">
            <text:p>22.06.2014</text:p>
          </table:table-cell>
          <table:table-cell office:value-type="float" office:value="146" calcext:value-type="float">
            <text:p>146</text:p>
          </table:table-cell>
          <table:table-cell table:formula="of:=LOOKUP(WEEKDAY([.A184];2);[.$B$1:.$B$7];[.$C$1:.$C$7])" office:value-type="string" office:string-value="niedziela" calcext:value-type="string">
            <text:p>niedziela</text:p>
          </table:table-cell>
          <table:table-cell table:formula="of:=[.L183]" office:value-type="float" office:value="41.07" calcext:value-type="float">
            <text:p>41,07</text:p>
          </table:table-cell>
          <table:table-cell table:formula="of:=[.M183]" office:value-type="float" office:value="25.59" calcext:value-type="float">
            <text:p>25,59</text:p>
          </table:table-cell>
          <table:table-cell table:formula="of:=ROUND(IF([.E184]&gt;[.$F$6];IF([.E184]-(([.B184]*[.$G$3])/100)&lt;0;((([.E184]*100)/[.$G$3])*[.$G$2])/100;0);([.$G$2]*([.B184]/2))/100);2)" office:value-type="float" office:value="0" calcext:value-type="float">
            <text:p>0,00</text:p>
          </table:table-cell>
          <table:table-cell table:formula="of:=ROUND(IF([.E184]&gt;[.$F$6];IF([.E184]-(([.B184]*[.$G$3])/100)&lt;0;[.E184];([.$G$3]*[.B184])/100);([.$G$3]*([.B184]/2))/100) ;2)" office:value-type="float" office:value="13.14" calcext:value-type="float">
            <text:p>13,14</text:p>
          </table:table-cell>
          <table:table-cell table:formula="of:=[.D184]-[.F184]" office:value-type="float" office:value="41.07" calcext:value-type="float">
            <text:p>41,07</text:p>
          </table:table-cell>
          <table:table-cell table:formula="of:=[.E184]-[.G184]" office:value-type="float" office:value="12.45" calcext:value-type="float">
            <text:p>12,45</text:p>
          </table:table-cell>
          <table:table-cell table:formula="of:=IF([.C184]=[.$L$6];IF([.H184]&lt;[.$N$6];[.$F$2];0);0)" office:value-type="float" office:value="0" calcext:value-type="float">
            <text:p>0,00</text:p>
          </table:table-cell>
          <table:table-cell table:formula="of:=IF([.I184]&lt;5;[.$F$3];0)" office:value-type="float" office:value="0" calcext:value-type="float">
            <text:p>0,00</text:p>
          </table:table-cell>
          <table:table-cell table:formula="of:=IF([.J184]=0;[.H184];[.J184])" office:value-type="float" office:value="41.07" calcext:value-type="float">
            <text:p>41,07</text:p>
          </table:table-cell>
          <table:table-cell table:formula="of:=IF([.K184]=0;[.I184];[.K184])" office:value-type="float" office:value="12.45" calcext:value-type="float">
            <text:p>12,45</text:p>
          </table:table-cell>
          <table:table-cell table:number-columns-repeated="7"/>
        </table:table-row>
        <table:table-row table:style-name="ro2">
          <table:table-cell office:value-type="date" office:date-value="2014-06-23" calcext:value-type="date">
            <text:p>23.06.2014</text:p>
          </table:table-cell>
          <table:table-cell office:value-type="float" office:value="90" calcext:value-type="float">
            <text:p>90</text:p>
          </table:table-cell>
          <table:table-cell table:formula="of:=LOOKUP(WEEKDAY([.A185];2);[.$B$1:.$B$7];[.$C$1:.$C$7])" office:value-type="string" office:string-value="poniedziałek" calcext:value-type="string">
            <text:p>poniedziałek</text:p>
          </table:table-cell>
          <table:table-cell table:formula="of:=[.L184]" office:value-type="float" office:value="41.07" calcext:value-type="float">
            <text:p>41,07</text:p>
          </table:table-cell>
          <table:table-cell table:formula="of:=[.M184]" office:value-type="float" office:value="12.45" calcext:value-type="float">
            <text:p>12,45</text:p>
          </table:table-cell>
          <table:table-cell table:formula="of:=ROUND(IF([.E185]&gt;[.$F$6];IF([.E185]-(([.B185]*[.$G$3])/100)&lt;0;((([.E185]*100)/[.$G$3])*[.$G$2])/100;0);([.$G$2]*([.B185]/2))/100);2)" office:value-type="float" office:value="2.7" calcext:value-type="float">
            <text:p>2,70</text:p>
          </table:table-cell>
          <table:table-cell table:formula="of:=ROUND(IF([.E185]&gt;[.$F$6];IF([.E185]-(([.B185]*[.$G$3])/100)&lt;0;[.E185];([.$G$3]*[.B185])/100);([.$G$3]*([.B185]/2))/100) ;2)" office:value-type="float" office:value="4.05" calcext:value-type="float">
            <text:p>4,05</text:p>
          </table:table-cell>
          <table:table-cell table:formula="of:=[.D185]-[.F185]" office:value-type="float" office:value="38.37" calcext:value-type="float">
            <text:p>38,37</text:p>
          </table:table-cell>
          <table:table-cell table:formula="of:=[.E185]-[.G185]" office:value-type="float" office:value="8.4" calcext:value-type="float">
            <text:p>8,40</text:p>
          </table:table-cell>
          <table:table-cell table:formula="of:=IF([.C185]=[.$L$6];IF([.H185]&lt;[.$N$6];[.$F$2];0);0)" office:value-type="float" office:value="0" calcext:value-type="float">
            <text:p>0,00</text:p>
          </table:table-cell>
          <table:table-cell table:formula="of:=IF([.I185]&lt;5;[.$F$3];0)" office:value-type="float" office:value="0" calcext:value-type="float">
            <text:p>0,00</text:p>
          </table:table-cell>
          <table:table-cell table:formula="of:=IF([.J185]=0;[.H185];[.J185])" office:value-type="float" office:value="38.37" calcext:value-type="float">
            <text:p>38,37</text:p>
          </table:table-cell>
          <table:table-cell table:formula="of:=IF([.K185]=0;[.I185];[.K185])" office:value-type="float" office:value="8.4" calcext:value-type="float">
            <text:p>8,40</text:p>
          </table:table-cell>
          <table:table-cell table:number-columns-repeated="7"/>
        </table:table-row>
        <table:table-row table:style-name="ro2">
          <table:table-cell office:value-type="date" office:date-value="2014-06-24" calcext:value-type="date">
            <text:p>24.06.2014</text:p>
          </table:table-cell>
          <table:table-cell office:value-type="float" office:value="74" calcext:value-type="float">
            <text:p>74</text:p>
          </table:table-cell>
          <table:table-cell table:formula="of:=LOOKUP(WEEKDAY([.A186];2);[.$B$1:.$B$7];[.$C$1:.$C$7])" office:value-type="string" office:string-value="wtorek" calcext:value-type="string">
            <text:p>wtorek</text:p>
          </table:table-cell>
          <table:table-cell table:formula="of:=[.L185]" office:value-type="float" office:value="38.37" calcext:value-type="float">
            <text:p>38,37</text:p>
          </table:table-cell>
          <table:table-cell table:formula="of:=[.M185]" office:value-type="float" office:value="8.4" calcext:value-type="float">
            <text:p>8,40</text:p>
          </table:table-cell>
          <table:table-cell table:formula="of:=ROUND(IF([.E186]&gt;[.$F$6];IF([.E186]-(([.B186]*[.$G$3])/100)&lt;0;((([.E186]*100)/[.$G$3])*[.$G$2])/100;0);([.$G$2]*([.B186]/2))/100);2)" office:value-type="float" office:value="2.22" calcext:value-type="float">
            <text:p>2,22</text:p>
          </table:table-cell>
          <table:table-cell table:formula="of:=ROUND(IF([.E186]&gt;[.$F$6];IF([.E186]-(([.B186]*[.$G$3])/100)&lt;0;[.E186];([.$G$3]*[.B186])/100);([.$G$3]*([.B186]/2))/100) ;2)" office:value-type="float" office:value="3.33" calcext:value-type="float">
            <text:p>3,33</text:p>
          </table:table-cell>
          <table:table-cell table:formula="of:=[.D186]-[.F186]" office:value-type="float" office:value="36.15" calcext:value-type="float">
            <text:p>36,15</text:p>
          </table:table-cell>
          <table:table-cell table:formula="of:=[.E186]-[.G186]" office:value-type="float" office:value="5.07" calcext:value-type="float">
            <text:p>5,07</text:p>
          </table:table-cell>
          <table:table-cell table:formula="of:=IF([.C186]=[.$L$6];IF([.H186]&lt;[.$N$6];[.$F$2];0);0)" office:value-type="float" office:value="0" calcext:value-type="float">
            <text:p>0,00</text:p>
          </table:table-cell>
          <table:table-cell table:formula="of:=IF([.I186]&lt;5;[.$F$3];0)" office:value-type="float" office:value="0" calcext:value-type="float">
            <text:p>0,00</text:p>
          </table:table-cell>
          <table:table-cell table:formula="of:=IF([.J186]=0;[.H186];[.J186])" office:value-type="float" office:value="36.15" calcext:value-type="float">
            <text:p>36,15</text:p>
          </table:table-cell>
          <table:table-cell table:formula="of:=IF([.K186]=0;[.I186];[.K186])" office:value-type="float" office:value="5.07" calcext:value-type="float">
            <text:p>5,07</text:p>
          </table:table-cell>
          <table:table-cell table:number-columns-repeated="7"/>
        </table:table-row>
        <table:table-row table:style-name="ro2">
          <table:table-cell office:value-type="date" office:date-value="2014-06-25" calcext:value-type="date">
            <text:p>25.06.2014</text:p>
          </table:table-cell>
          <table:table-cell office:value-type="float" office:value="97" calcext:value-type="float">
            <text:p>97</text:p>
          </table:table-cell>
          <table:table-cell table:formula="of:=LOOKUP(WEEKDAY([.A187];2);[.$B$1:.$B$7];[.$C$1:.$C$7])" office:value-type="string" office:string-value="środa" calcext:value-type="string">
            <text:p>środa</text:p>
          </table:table-cell>
          <table:table-cell table:formula="of:=[.L186]" office:value-type="float" office:value="36.15" calcext:value-type="float">
            <text:p>36,15</text:p>
          </table:table-cell>
          <table:table-cell table:formula="of:=[.M186]" office:value-type="float" office:value="5.07" calcext:value-type="float">
            <text:p>5,07</text:p>
          </table:table-cell>
          <table:table-cell table:formula="of:=ROUND(IF([.E187]&gt;[.$F$6];IF([.E187]-(([.B187]*[.$G$3])/100)&lt;0;((([.E187]*100)/[.$G$3])*[.$G$2])/100;0);([.$G$2]*([.B187]/2))/100);2)" office:value-type="float" office:value="2.91" calcext:value-type="float">
            <text:p>2,91</text:p>
          </table:table-cell>
          <table:table-cell table:formula="of:=ROUND(IF([.E187]&gt;[.$F$6];IF([.E187]-(([.B187]*[.$G$3])/100)&lt;0;[.E187];([.$G$3]*[.B187])/100);([.$G$3]*([.B187]/2))/100) ;2)" office:value-type="float" office:value="4.37" calcext:value-type="float">
            <text:p>4,37</text:p>
          </table:table-cell>
          <table:table-cell table:formula="of:=[.D187]-[.F187]" office:value-type="float" office:value="33.24" calcext:value-type="float">
            <text:p>33,24</text:p>
          </table:table-cell>
          <table:table-cell table:formula="of:=[.E187]-[.G187]" office:value-type="float" office:value="0.699999999999998" calcext:value-type="float">
            <text:p>0,70</text:p>
          </table:table-cell>
          <table:table-cell table:formula="of:=IF([.C187]=[.$L$6];IF([.H187]&lt;[.$N$6];[.$F$2];0);0)" office:value-type="float" office:value="0" calcext:value-type="float">
            <text:p>0,00</text:p>
          </table:table-cell>
          <table:table-cell table:formula="of:=IF([.I187]&lt;5;[.$F$3];0)" office:value-type="float" office:value="30" calcext:value-type="float">
            <text:p>30,00</text:p>
          </table:table-cell>
          <table:table-cell table:formula="of:=IF([.J187]=0;[.H187];[.J187])" office:value-type="float" office:value="33.24" calcext:value-type="float">
            <text:p>33,24</text:p>
          </table:table-cell>
          <table:table-cell table:formula="of:=IF([.K187]=0;[.I187];[.K18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6-26" calcext:value-type="date">
            <text:p>26.06.2014</text:p>
          </table:table-cell>
          <table:table-cell office:value-type="float" office:value="148" calcext:value-type="float">
            <text:p>148</text:p>
          </table:table-cell>
          <table:table-cell table:formula="of:=LOOKUP(WEEKDAY([.A188];2);[.$B$1:.$B$7];[.$C$1:.$C$7])" office:value-type="string" office:string-value="czwartek" calcext:value-type="string">
            <text:p>czwartek</text:p>
          </table:table-cell>
          <table:table-cell table:formula="of:=[.L187]" office:value-type="float" office:value="33.24" calcext:value-type="float">
            <text:p>33,24</text:p>
          </table:table-cell>
          <table:table-cell table:formula="of:=[.M187]" office:value-type="float" office:value="30" calcext:value-type="float">
            <text:p>30,00</text:p>
          </table:table-cell>
          <table:table-cell table:formula="of:=ROUND(IF([.E188]&gt;[.$F$6];IF([.E188]-(([.B188]*[.$G$3])/100)&lt;0;((([.E188]*100)/[.$G$3])*[.$G$2])/100;0);([.$G$2]*([.B188]/2))/100);2)" office:value-type="float" office:value="0" calcext:value-type="float">
            <text:p>0,00</text:p>
          </table:table-cell>
          <table:table-cell table:formula="of:=ROUND(IF([.E188]&gt;[.$F$6];IF([.E188]-(([.B188]*[.$G$3])/100)&lt;0;[.E188];([.$G$3]*[.B188])/100);([.$G$3]*([.B188]/2))/100) ;2)" office:value-type="float" office:value="13.32" calcext:value-type="float">
            <text:p>13,32</text:p>
          </table:table-cell>
          <table:table-cell table:formula="of:=[.D188]-[.F188]" office:value-type="float" office:value="33.24" calcext:value-type="float">
            <text:p>33,24</text:p>
          </table:table-cell>
          <table:table-cell table:formula="of:=[.E188]-[.G188]" office:value-type="float" office:value="16.68" calcext:value-type="float">
            <text:p>16,68</text:p>
          </table:table-cell>
          <table:table-cell table:formula="of:=IF([.C188]=[.$L$6];IF([.H188]&lt;[.$N$6];[.$F$2];0);0)" office:value-type="float" office:value="45" calcext:value-type="float">
            <text:p>45,00</text:p>
          </table:table-cell>
          <table:table-cell table:formula="of:=IF([.I188]&lt;5;[.$F$3];0)" office:value-type="float" office:value="0" calcext:value-type="float">
            <text:p>0,00</text:p>
          </table:table-cell>
          <table:table-cell table:formula="of:=IF([.J188]=0;[.H188];[.J188])" office:value-type="float" office:value="45" calcext:value-type="float">
            <text:p>45,00</text:p>
          </table:table-cell>
          <table:table-cell table:formula="of:=IF([.K188]=0;[.I188];[.K188])" office:value-type="float" office:value="16.68" calcext:value-type="float">
            <text:p>16,68</text:p>
          </table:table-cell>
          <table:table-cell table:number-columns-repeated="7"/>
        </table:table-row>
        <table:table-row table:style-name="ro2">
          <table:table-cell office:value-type="date" office:date-value="2014-06-27" calcext:value-type="date">
            <text:p>27.06.2014</text:p>
          </table:table-cell>
          <table:table-cell office:value-type="float" office:value="65" calcext:value-type="float">
            <text:p>65</text:p>
          </table:table-cell>
          <table:table-cell table:formula="of:=LOOKUP(WEEKDAY([.A189];2);[.$B$1:.$B$7];[.$C$1:.$C$7])" office:value-type="string" office:string-value="piątek" calcext:value-type="string">
            <text:p>piątek</text:p>
          </table:table-cell>
          <table:table-cell table:formula="of:=[.L188]" office:value-type="float" office:value="45" calcext:value-type="float">
            <text:p>45,00</text:p>
          </table:table-cell>
          <table:table-cell table:formula="of:=[.M188]" office:value-type="float" office:value="16.68" calcext:value-type="float">
            <text:p>16,68</text:p>
          </table:table-cell>
          <table:table-cell table:formula="of:=ROUND(IF([.E189]&gt;[.$F$6];IF([.E189]-(([.B189]*[.$G$3])/100)&lt;0;((([.E189]*100)/[.$G$3])*[.$G$2])/100;0);([.$G$2]*([.B189]/2))/100);2)" office:value-type="float" office:value="0" calcext:value-type="float">
            <text:p>0,00</text:p>
          </table:table-cell>
          <table:table-cell table:formula="of:=ROUND(IF([.E189]&gt;[.$F$6];IF([.E189]-(([.B189]*[.$G$3])/100)&lt;0;[.E189];([.$G$3]*[.B189])/100);([.$G$3]*([.B189]/2))/100) ;2)" office:value-type="float" office:value="5.85" calcext:value-type="float">
            <text:p>5,85</text:p>
          </table:table-cell>
          <table:table-cell table:formula="of:=[.D189]-[.F189]" office:value-type="float" office:value="45" calcext:value-type="float">
            <text:p>45,00</text:p>
          </table:table-cell>
          <table:table-cell table:formula="of:=[.E189]-[.G189]" office:value-type="float" office:value="10.83" calcext:value-type="float">
            <text:p>10,83</text:p>
          </table:table-cell>
          <table:table-cell table:formula="of:=IF([.C189]=[.$L$6];IF([.H189]&lt;[.$N$6];[.$F$2];0);0)" office:value-type="float" office:value="0" calcext:value-type="float">
            <text:p>0,00</text:p>
          </table:table-cell>
          <table:table-cell table:formula="of:=IF([.I189]&lt;5;[.$F$3];0)" office:value-type="float" office:value="0" calcext:value-type="float">
            <text:p>0,00</text:p>
          </table:table-cell>
          <table:table-cell table:formula="of:=IF([.J189]=0;[.H189];[.J189])" office:value-type="float" office:value="45" calcext:value-type="float">
            <text:p>45,00</text:p>
          </table:table-cell>
          <table:table-cell table:formula="of:=IF([.K189]=0;[.I189];[.K189])" office:value-type="float" office:value="10.83" calcext:value-type="float">
            <text:p>10,83</text:p>
          </table:table-cell>
          <table:table-cell table:number-columns-repeated="7"/>
        </table:table-row>
        <table:table-row table:style-name="ro2">
          <table:table-cell office:value-type="date" office:date-value="2014-06-28" calcext:value-type="date">
            <text:p>28.06.2014</text:p>
          </table:table-cell>
          <table:table-cell office:value-type="float" office:value="62" calcext:value-type="float">
            <text:p>62</text:p>
          </table:table-cell>
          <table:table-cell table:formula="of:=LOOKUP(WEEKDAY([.A190];2);[.$B$1:.$B$7];[.$C$1:.$C$7])" office:value-type="string" office:string-value="sobota" calcext:value-type="string">
            <text:p>sobota</text:p>
          </table:table-cell>
          <table:table-cell table:formula="of:=[.L189]" office:value-type="float" office:value="45" calcext:value-type="float">
            <text:p>45,00</text:p>
          </table:table-cell>
          <table:table-cell table:formula="of:=[.M189]" office:value-type="float" office:value="10.83" calcext:value-type="float">
            <text:p>10,83</text:p>
          </table:table-cell>
          <table:table-cell table:formula="of:=ROUND(IF([.E190]&gt;[.$F$6];IF([.E190]-(([.B190]*[.$G$3])/100)&lt;0;((([.E190]*100)/[.$G$3])*[.$G$2])/100;0);([.$G$2]*([.B190]/2))/100);2)" office:value-type="float" office:value="1.86" calcext:value-type="float">
            <text:p>1,86</text:p>
          </table:table-cell>
          <table:table-cell table:formula="of:=ROUND(IF([.E190]&gt;[.$F$6];IF([.E190]-(([.B190]*[.$G$3])/100)&lt;0;[.E190];([.$G$3]*[.B190])/100);([.$G$3]*([.B190]/2))/100) ;2)" office:value-type="float" office:value="2.79" calcext:value-type="float">
            <text:p>2,79</text:p>
          </table:table-cell>
          <table:table-cell table:formula="of:=[.D190]-[.F190]" office:value-type="float" office:value="43.14" calcext:value-type="float">
            <text:p>43,14</text:p>
          </table:table-cell>
          <table:table-cell table:formula="of:=[.E190]-[.G190]" office:value-type="float" office:value="8.04" calcext:value-type="float">
            <text:p>8,04</text:p>
          </table:table-cell>
          <table:table-cell table:formula="of:=IF([.C190]=[.$L$6];IF([.H190]&lt;[.$N$6];[.$F$2];0);0)" office:value-type="float" office:value="0" calcext:value-type="float">
            <text:p>0,00</text:p>
          </table:table-cell>
          <table:table-cell table:formula="of:=IF([.I190]&lt;5;[.$F$3];0)" office:value-type="float" office:value="0" calcext:value-type="float">
            <text:p>0,00</text:p>
          </table:table-cell>
          <table:table-cell table:formula="of:=IF([.J190]=0;[.H190];[.J190])" office:value-type="float" office:value="43.14" calcext:value-type="float">
            <text:p>43,14</text:p>
          </table:table-cell>
          <table:table-cell table:formula="of:=IF([.K190]=0;[.I190];[.K190])" office:value-type="float" office:value="8.04" calcext:value-type="float">
            <text:p>8,04</text:p>
          </table:table-cell>
          <table:table-cell table:number-columns-repeated="7"/>
        </table:table-row>
        <table:table-row table:style-name="ro2">
          <table:table-cell office:value-type="date" office:date-value="2014-06-29" calcext:value-type="date">
            <text:p>29.06.2014</text:p>
          </table:table-cell>
          <table:table-cell office:value-type="float" office:value="130" calcext:value-type="float">
            <text:p>130</text:p>
          </table:table-cell>
          <table:table-cell table:formula="of:=LOOKUP(WEEKDAY([.A191];2);[.$B$1:.$B$7];[.$C$1:.$C$7])" office:value-type="string" office:string-value="niedziela" calcext:value-type="string">
            <text:p>niedziela</text:p>
          </table:table-cell>
          <table:table-cell table:formula="of:=[.L190]" office:value-type="float" office:value="43.14" calcext:value-type="float">
            <text:p>43,14</text:p>
          </table:table-cell>
          <table:table-cell table:formula="of:=[.M190]" office:value-type="float" office:value="8.04" calcext:value-type="float">
            <text:p>8,04</text:p>
          </table:table-cell>
          <table:table-cell table:formula="of:=ROUND(IF([.E191]&gt;[.$F$6];IF([.E191]-(([.B191]*[.$G$3])/100)&lt;0;((([.E191]*100)/[.$G$3])*[.$G$2])/100;0);([.$G$2]*([.B191]/2))/100);2)" office:value-type="float" office:value="3.9" calcext:value-type="float">
            <text:p>3,90</text:p>
          </table:table-cell>
          <table:table-cell table:formula="of:=ROUND(IF([.E191]&gt;[.$F$6];IF([.E191]-(([.B191]*[.$G$3])/100)&lt;0;[.E191];([.$G$3]*[.B191])/100);([.$G$3]*([.B191]/2))/100) ;2)" office:value-type="float" office:value="5.85" calcext:value-type="float">
            <text:p>5,85</text:p>
          </table:table-cell>
          <table:table-cell table:formula="of:=[.D191]-[.F191]" office:value-type="float" office:value="39.24" calcext:value-type="float">
            <text:p>39,24</text:p>
          </table:table-cell>
          <table:table-cell table:formula="of:=[.E191]-[.G191]" office:value-type="float" office:value="2.19" calcext:value-type="float">
            <text:p>2,19</text:p>
          </table:table-cell>
          <table:table-cell table:formula="of:=IF([.C191]=[.$L$6];IF([.H191]&lt;[.$N$6];[.$F$2];0);0)" office:value-type="float" office:value="0" calcext:value-type="float">
            <text:p>0,00</text:p>
          </table:table-cell>
          <table:table-cell table:formula="of:=IF([.I191]&lt;5;[.$F$3];0)" office:value-type="float" office:value="30" calcext:value-type="float">
            <text:p>30,00</text:p>
          </table:table-cell>
          <table:table-cell table:formula="of:=IF([.J191]=0;[.H191];[.J191])" office:value-type="float" office:value="39.24" calcext:value-type="float">
            <text:p>39,24</text:p>
          </table:table-cell>
          <table:table-cell table:formula="of:=IF([.K191]=0;[.I191];[.K191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6-30" calcext:value-type="date">
            <text:p>30.06.2014</text:p>
          </table:table-cell>
          <table:table-cell office:value-type="float" office:value="39" calcext:value-type="float">
            <text:p>39</text:p>
          </table:table-cell>
          <table:table-cell table:formula="of:=LOOKUP(WEEKDAY([.A192];2);[.$B$1:.$B$7];[.$C$1:.$C$7])" office:value-type="string" office:string-value="poniedziałek" calcext:value-type="string">
            <text:p>poniedziałek</text:p>
          </table:table-cell>
          <table:table-cell table:formula="of:=[.L191]" office:value-type="float" office:value="39.24" calcext:value-type="float">
            <text:p>39,24</text:p>
          </table:table-cell>
          <table:table-cell table:formula="of:=[.M191]" office:value-type="float" office:value="30" calcext:value-type="float">
            <text:p>30,00</text:p>
          </table:table-cell>
          <table:table-cell table:formula="of:=ROUND(IF([.E192]&gt;[.$F$6];IF([.E192]-(([.B192]*[.$G$3])/100)&lt;0;((([.E192]*100)/[.$G$3])*[.$G$2])/100;0);([.$G$2]*([.B192]/2))/100);2)" office:value-type="float" office:value="0" calcext:value-type="float">
            <text:p>0,00</text:p>
          </table:table-cell>
          <table:table-cell table:formula="of:=ROUND(IF([.E192]&gt;[.$F$6];IF([.E192]-(([.B192]*[.$G$3])/100)&lt;0;[.E192];([.$G$3]*[.B192])/100);([.$G$3]*([.B192]/2))/100) ;2)" office:value-type="float" office:value="3.51" calcext:value-type="float">
            <text:p>3,51</text:p>
          </table:table-cell>
          <table:table-cell table:formula="of:=[.D192]-[.F192]" office:value-type="float" office:value="39.24" calcext:value-type="float">
            <text:p>39,24</text:p>
          </table:table-cell>
          <table:table-cell table:formula="of:=[.E192]-[.G192]" office:value-type="float" office:value="26.49" calcext:value-type="float">
            <text:p>26,49</text:p>
          </table:table-cell>
          <table:table-cell table:formula="of:=IF([.C192]=[.$L$6];IF([.H192]&lt;[.$N$6];[.$F$2];0);0)" office:value-type="float" office:value="0" calcext:value-type="float">
            <text:p>0,00</text:p>
          </table:table-cell>
          <table:table-cell table:formula="of:=IF([.I192]&lt;5;[.$F$3];0)" office:value-type="float" office:value="0" calcext:value-type="float">
            <text:p>0,00</text:p>
          </table:table-cell>
          <table:table-cell table:formula="of:=IF([.J192]=0;[.H192];[.J192])" office:value-type="float" office:value="39.24" calcext:value-type="float">
            <text:p>39,24</text:p>
          </table:table-cell>
          <table:table-cell table:formula="of:=IF([.K192]=0;[.I192];[.K192])" office:value-type="float" office:value="26.49" calcext:value-type="float">
            <text:p>26,49</text:p>
          </table:table-cell>
          <table:table-cell table:number-columns-repeated="7"/>
        </table:table-row>
        <table:table-row table:style-name="ro2">
          <table:table-cell office:value-type="date" office:date-value="2014-07-01" calcext:value-type="date">
            <text:p>1.07.2014</text:p>
          </table:table-cell>
          <table:table-cell office:value-type="float" office:value="95" calcext:value-type="float">
            <text:p>95</text:p>
          </table:table-cell>
          <table:table-cell table:formula="of:=LOOKUP(WEEKDAY([.A193];2);[.$B$1:.$B$7];[.$C$1:.$C$7])" office:value-type="string" office:string-value="wtorek" calcext:value-type="string">
            <text:p>wtorek</text:p>
          </table:table-cell>
          <table:table-cell table:formula="of:=[.L192]" office:value-type="float" office:value="39.24" calcext:value-type="float">
            <text:p>39,24</text:p>
          </table:table-cell>
          <table:table-cell table:formula="of:=[.M192]" office:value-type="float" office:value="26.49" calcext:value-type="float">
            <text:p>26,49</text:p>
          </table:table-cell>
          <table:table-cell table:formula="of:=ROUND(IF([.E193]&gt;[.$F$6];IF([.E193]-(([.B193]*[.$G$3])/100)&lt;0;((([.E193]*100)/[.$G$3])*[.$G$2])/100;0);([.$G$2]*([.B193]/2))/100);2)" office:value-type="float" office:value="0" calcext:value-type="float">
            <text:p>0,00</text:p>
          </table:table-cell>
          <table:table-cell table:formula="of:=ROUND(IF([.E193]&gt;[.$F$6];IF([.E193]-(([.B193]*[.$G$3])/100)&lt;0;[.E193];([.$G$3]*[.B193])/100);([.$G$3]*([.B193]/2))/100) ;2)" office:value-type="float" office:value="8.55" calcext:value-type="float">
            <text:p>8,55</text:p>
          </table:table-cell>
          <table:table-cell table:formula="of:=[.D193]-[.F193]" office:value-type="float" office:value="39.24" calcext:value-type="float">
            <text:p>39,24</text:p>
          </table:table-cell>
          <table:table-cell table:formula="of:=[.E193]-[.G193]" office:value-type="float" office:value="17.94" calcext:value-type="float">
            <text:p>17,94</text:p>
          </table:table-cell>
          <table:table-cell table:formula="of:=IF([.C193]=[.$L$6];IF([.H193]&lt;[.$N$6];[.$F$2];0);0)" office:value-type="float" office:value="0" calcext:value-type="float">
            <text:p>0,00</text:p>
          </table:table-cell>
          <table:table-cell table:formula="of:=IF([.I193]&lt;5;[.$F$3];0)" office:value-type="float" office:value="0" calcext:value-type="float">
            <text:p>0,00</text:p>
          </table:table-cell>
          <table:table-cell table:formula="of:=IF([.J193]=0;[.H193];[.J193])" office:value-type="float" office:value="39.24" calcext:value-type="float">
            <text:p>39,24</text:p>
          </table:table-cell>
          <table:table-cell table:formula="of:=IF([.K193]=0;[.I193];[.K193])" office:value-type="float" office:value="17.94" calcext:value-type="float">
            <text:p>17,94</text:p>
          </table:table-cell>
          <table:table-cell table:number-columns-repeated="7"/>
        </table:table-row>
        <table:table-row table:style-name="ro2">
          <table:table-cell office:value-type="date" office:date-value="2014-07-02" calcext:value-type="date">
            <text:p>2.07.2014</text:p>
          </table:table-cell>
          <table:table-cell office:value-type="float" office:value="100" calcext:value-type="float">
            <text:p>100</text:p>
          </table:table-cell>
          <table:table-cell table:formula="of:=LOOKUP(WEEKDAY([.A194];2);[.$B$1:.$B$7];[.$C$1:.$C$7])" office:value-type="string" office:string-value="środa" calcext:value-type="string">
            <text:p>środa</text:p>
          </table:table-cell>
          <table:table-cell table:formula="of:=[.L193]" office:value-type="float" office:value="39.24" calcext:value-type="float">
            <text:p>39,24</text:p>
          </table:table-cell>
          <table:table-cell table:formula="of:=[.M193]" office:value-type="float" office:value="17.94" calcext:value-type="float">
            <text:p>17,94</text:p>
          </table:table-cell>
          <table:table-cell table:formula="of:=ROUND(IF([.E194]&gt;[.$F$6];IF([.E194]-(([.B194]*[.$G$3])/100)&lt;0;((([.E194]*100)/[.$G$3])*[.$G$2])/100;0);([.$G$2]*([.B194]/2))/100);2)" office:value-type="float" office:value="0" calcext:value-type="float">
            <text:p>0,00</text:p>
          </table:table-cell>
          <table:table-cell table:formula="of:=ROUND(IF([.E194]&gt;[.$F$6];IF([.E194]-(([.B194]*[.$G$3])/100)&lt;0;[.E194];([.$G$3]*[.B194])/100);([.$G$3]*([.B194]/2))/100) ;2)" office:value-type="float" office:value="9" calcext:value-type="float">
            <text:p>9,00</text:p>
          </table:table-cell>
          <table:table-cell table:formula="of:=[.D194]-[.F194]" office:value-type="float" office:value="39.24" calcext:value-type="float">
            <text:p>39,24</text:p>
          </table:table-cell>
          <table:table-cell table:formula="of:=[.E194]-[.G194]" office:value-type="float" office:value="8.94" calcext:value-type="float">
            <text:p>8,94</text:p>
          </table:table-cell>
          <table:table-cell table:formula="of:=IF([.C194]=[.$L$6];IF([.H194]&lt;[.$N$6];[.$F$2];0);0)" office:value-type="float" office:value="0" calcext:value-type="float">
            <text:p>0,00</text:p>
          </table:table-cell>
          <table:table-cell table:formula="of:=IF([.I194]&lt;5;[.$F$3];0)" office:value-type="float" office:value="0" calcext:value-type="float">
            <text:p>0,00</text:p>
          </table:table-cell>
          <table:table-cell table:formula="of:=IF([.J194]=0;[.H194];[.J194])" office:value-type="float" office:value="39.24" calcext:value-type="float">
            <text:p>39,24</text:p>
          </table:table-cell>
          <table:table-cell table:formula="of:=IF([.K194]=0;[.I194];[.K194])" office:value-type="float" office:value="8.94" calcext:value-type="float">
            <text:p>8,94</text:p>
          </table:table-cell>
          <table:table-cell table:number-columns-repeated="7"/>
        </table:table-row>
        <table:table-row table:style-name="ro2">
          <table:table-cell office:value-type="date" office:date-value="2014-07-03" calcext:value-type="date">
            <text:p>3.07.2014</text:p>
          </table:table-cell>
          <table:table-cell office:value-type="float" office:value="75" calcext:value-type="float">
            <text:p>75</text:p>
          </table:table-cell>
          <table:table-cell table:formula="of:=LOOKUP(WEEKDAY([.A195];2);[.$B$1:.$B$7];[.$C$1:.$C$7])" office:value-type="string" office:string-value="czwartek" calcext:value-type="string">
            <text:p>czwartek</text:p>
          </table:table-cell>
          <table:table-cell table:formula="of:=[.L194]" office:value-type="float" office:value="39.24" calcext:value-type="float">
            <text:p>39,24</text:p>
          </table:table-cell>
          <table:table-cell table:formula="of:=[.M194]" office:value-type="float" office:value="8.94" calcext:value-type="float">
            <text:p>8,94</text:p>
          </table:table-cell>
          <table:table-cell table:formula="of:=ROUND(IF([.E195]&gt;[.$F$6];IF([.E195]-(([.B195]*[.$G$3])/100)&lt;0;((([.E195]*100)/[.$G$3])*[.$G$2])/100;0);([.$G$2]*([.B195]/2))/100);2)" office:value-type="float" office:value="2.25" calcext:value-type="float">
            <text:p>2,25</text:p>
          </table:table-cell>
          <table:table-cell table:formula="of:=ROUND(IF([.E195]&gt;[.$F$6];IF([.E195]-(([.B195]*[.$G$3])/100)&lt;0;[.E195];([.$G$3]*[.B195])/100);([.$G$3]*([.B195]/2))/100) ;2)" office:value-type="float" office:value="3.38" calcext:value-type="float">
            <text:p>3,38</text:p>
          </table:table-cell>
          <table:table-cell table:formula="of:=[.D195]-[.F195]" office:value-type="float" office:value="36.99" calcext:value-type="float">
            <text:p>36,99</text:p>
          </table:table-cell>
          <table:table-cell table:formula="of:=[.E195]-[.G195]" office:value-type="float" office:value="5.56" calcext:value-type="float">
            <text:p>5,56</text:p>
          </table:table-cell>
          <table:table-cell table:formula="of:=IF([.C195]=[.$L$6];IF([.H195]&lt;[.$N$6];[.$F$2];0);0)" office:value-type="float" office:value="45" calcext:value-type="float">
            <text:p>45,00</text:p>
          </table:table-cell>
          <table:table-cell table:formula="of:=IF([.I195]&lt;5;[.$F$3];0)" office:value-type="float" office:value="0" calcext:value-type="float">
            <text:p>0,00</text:p>
          </table:table-cell>
          <table:table-cell table:formula="of:=IF([.J195]=0;[.H195];[.J195])" office:value-type="float" office:value="45" calcext:value-type="float">
            <text:p>45,00</text:p>
          </table:table-cell>
          <table:table-cell table:formula="of:=IF([.K195]=0;[.I195];[.K195])" office:value-type="float" office:value="5.56" calcext:value-type="float">
            <text:p>5,56</text:p>
          </table:table-cell>
          <table:table-cell table:number-columns-repeated="7"/>
        </table:table-row>
        <table:table-row table:style-name="ro2">
          <table:table-cell office:value-type="date" office:date-value="2014-07-04" calcext:value-type="date">
            <text:p>4.07.2014</text:p>
          </table:table-cell>
          <table:table-cell office:value-type="float" office:value="27" calcext:value-type="float">
            <text:p>27</text:p>
          </table:table-cell>
          <table:table-cell table:formula="of:=LOOKUP(WEEKDAY([.A196];2);[.$B$1:.$B$7];[.$C$1:.$C$7])" office:value-type="string" office:string-value="piątek" calcext:value-type="string">
            <text:p>piątek</text:p>
          </table:table-cell>
          <table:table-cell table:formula="of:=[.L195]" office:value-type="float" office:value="45" calcext:value-type="float">
            <text:p>45,00</text:p>
          </table:table-cell>
          <table:table-cell table:formula="of:=[.M195]" office:value-type="float" office:value="5.56" calcext:value-type="float">
            <text:p>5,56</text:p>
          </table:table-cell>
          <table:table-cell table:formula="of:=ROUND(IF([.E196]&gt;[.$F$6];IF([.E196]-(([.B196]*[.$G$3])/100)&lt;0;((([.E196]*100)/[.$G$3])*[.$G$2])/100;0);([.$G$2]*([.B196]/2))/100);2)" office:value-type="float" office:value="0.81" calcext:value-type="float">
            <text:p>0,81</text:p>
          </table:table-cell>
          <table:table-cell table:formula="of:=ROUND(IF([.E196]&gt;[.$F$6];IF([.E196]-(([.B196]*[.$G$3])/100)&lt;0;[.E196];([.$G$3]*[.B196])/100);([.$G$3]*([.B196]/2))/100) ;2)" office:value-type="float" office:value="1.22" calcext:value-type="float">
            <text:p>1,22</text:p>
          </table:table-cell>
          <table:table-cell table:formula="of:=[.D196]-[.F196]" office:value-type="float" office:value="44.19" calcext:value-type="float">
            <text:p>44,19</text:p>
          </table:table-cell>
          <table:table-cell table:formula="of:=[.E196]-[.G196]" office:value-type="float" office:value="4.34" calcext:value-type="float">
            <text:p>4,34</text:p>
          </table:table-cell>
          <table:table-cell table:formula="of:=IF([.C196]=[.$L$6];IF([.H196]&lt;[.$N$6];[.$F$2];0);0)" office:value-type="float" office:value="0" calcext:value-type="float">
            <text:p>0,00</text:p>
          </table:table-cell>
          <table:table-cell table:formula="of:=IF([.I196]&lt;5;[.$F$3];0)" office:value-type="float" office:value="30" calcext:value-type="float">
            <text:p>30,00</text:p>
          </table:table-cell>
          <table:table-cell table:formula="of:=IF([.J196]=0;[.H196];[.J196])" office:value-type="float" office:value="44.19" calcext:value-type="float">
            <text:p>44,19</text:p>
          </table:table-cell>
          <table:table-cell table:formula="of:=IF([.K196]=0;[.I196];[.K19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7-05" calcext:value-type="date">
            <text:p>5.07.2014</text:p>
          </table:table-cell>
          <table:table-cell office:value-type="float" office:value="56" calcext:value-type="float">
            <text:p>56</text:p>
          </table:table-cell>
          <table:table-cell table:formula="of:=LOOKUP(WEEKDAY([.A197];2);[.$B$1:.$B$7];[.$C$1:.$C$7])" office:value-type="string" office:string-value="sobota" calcext:value-type="string">
            <text:p>sobota</text:p>
          </table:table-cell>
          <table:table-cell table:formula="of:=[.L196]" office:value-type="float" office:value="44.19" calcext:value-type="float">
            <text:p>44,19</text:p>
          </table:table-cell>
          <table:table-cell table:formula="of:=[.M196]" office:value-type="float" office:value="30" calcext:value-type="float">
            <text:p>30,00</text:p>
          </table:table-cell>
          <table:table-cell table:formula="of:=ROUND(IF([.E197]&gt;[.$F$6];IF([.E197]-(([.B197]*[.$G$3])/100)&lt;0;((([.E197]*100)/[.$G$3])*[.$G$2])/100;0);([.$G$2]*([.B197]/2))/100);2)" office:value-type="float" office:value="0" calcext:value-type="float">
            <text:p>0,00</text:p>
          </table:table-cell>
          <table:table-cell table:formula="of:=ROUND(IF([.E197]&gt;[.$F$6];IF([.E197]-(([.B197]*[.$G$3])/100)&lt;0;[.E197];([.$G$3]*[.B197])/100);([.$G$3]*([.B197]/2))/100) ;2)" office:value-type="float" office:value="5.04" calcext:value-type="float">
            <text:p>5,04</text:p>
          </table:table-cell>
          <table:table-cell table:formula="of:=[.D197]-[.F197]" office:value-type="float" office:value="44.19" calcext:value-type="float">
            <text:p>44,19</text:p>
          </table:table-cell>
          <table:table-cell table:formula="of:=[.E197]-[.G197]" office:value-type="float" office:value="24.96" calcext:value-type="float">
            <text:p>24,96</text:p>
          </table:table-cell>
          <table:table-cell table:formula="of:=IF([.C197]=[.$L$6];IF([.H197]&lt;[.$N$6];[.$F$2];0);0)" office:value-type="float" office:value="0" calcext:value-type="float">
            <text:p>0,00</text:p>
          </table:table-cell>
          <table:table-cell table:formula="of:=IF([.I197]&lt;5;[.$F$3];0)" office:value-type="float" office:value="0" calcext:value-type="float">
            <text:p>0,00</text:p>
          </table:table-cell>
          <table:table-cell table:formula="of:=IF([.J197]=0;[.H197];[.J197])" office:value-type="float" office:value="44.19" calcext:value-type="float">
            <text:p>44,19</text:p>
          </table:table-cell>
          <table:table-cell table:formula="of:=IF([.K197]=0;[.I197];[.K197])" office:value-type="float" office:value="24.96" calcext:value-type="float">
            <text:p>24,96</text:p>
          </table:table-cell>
          <table:table-cell table:number-columns-repeated="7"/>
        </table:table-row>
        <table:table-row table:style-name="ro2">
          <table:table-cell office:value-type="date" office:date-value="2014-07-06" calcext:value-type="date">
            <text:p>6.07.2014</text:p>
          </table:table-cell>
          <table:table-cell office:value-type="float" office:value="141" calcext:value-type="float">
            <text:p>141</text:p>
          </table:table-cell>
          <table:table-cell table:formula="of:=LOOKUP(WEEKDAY([.A198];2);[.$B$1:.$B$7];[.$C$1:.$C$7])" office:value-type="string" office:string-value="niedziela" calcext:value-type="string">
            <text:p>niedziela</text:p>
          </table:table-cell>
          <table:table-cell table:formula="of:=[.L197]" office:value-type="float" office:value="44.19" calcext:value-type="float">
            <text:p>44,19</text:p>
          </table:table-cell>
          <table:table-cell table:formula="of:=[.M197]" office:value-type="float" office:value="24.96" calcext:value-type="float">
            <text:p>24,96</text:p>
          </table:table-cell>
          <table:table-cell table:formula="of:=ROUND(IF([.E198]&gt;[.$F$6];IF([.E198]-(([.B198]*[.$G$3])/100)&lt;0;((([.E198]*100)/[.$G$3])*[.$G$2])/100;0);([.$G$2]*([.B198]/2))/100);2)" office:value-type="float" office:value="0" calcext:value-type="float">
            <text:p>0,00</text:p>
          </table:table-cell>
          <table:table-cell table:formula="of:=ROUND(IF([.E198]&gt;[.$F$6];IF([.E198]-(([.B198]*[.$G$3])/100)&lt;0;[.E198];([.$G$3]*[.B198])/100);([.$G$3]*([.B198]/2))/100) ;2)" office:value-type="float" office:value="12.69" calcext:value-type="float">
            <text:p>12,69</text:p>
          </table:table-cell>
          <table:table-cell table:formula="of:=[.D198]-[.F198]" office:value-type="float" office:value="44.19" calcext:value-type="float">
            <text:p>44,19</text:p>
          </table:table-cell>
          <table:table-cell table:formula="of:=[.E198]-[.G198]" office:value-type="float" office:value="12.27" calcext:value-type="float">
            <text:p>12,27</text:p>
          </table:table-cell>
          <table:table-cell table:formula="of:=IF([.C198]=[.$L$6];IF([.H198]&lt;[.$N$6];[.$F$2];0);0)" office:value-type="float" office:value="0" calcext:value-type="float">
            <text:p>0,00</text:p>
          </table:table-cell>
          <table:table-cell table:formula="of:=IF([.I198]&lt;5;[.$F$3];0)" office:value-type="float" office:value="0" calcext:value-type="float">
            <text:p>0,00</text:p>
          </table:table-cell>
          <table:table-cell table:formula="of:=IF([.J198]=0;[.H198];[.J198])" office:value-type="float" office:value="44.19" calcext:value-type="float">
            <text:p>44,19</text:p>
          </table:table-cell>
          <table:table-cell table:formula="of:=IF([.K198]=0;[.I198];[.K198])" office:value-type="float" office:value="12.27" calcext:value-type="float">
            <text:p>12,27</text:p>
          </table:table-cell>
          <table:table-cell table:number-columns-repeated="7"/>
        </table:table-row>
        <table:table-row table:style-name="ro2">
          <table:table-cell office:value-type="date" office:date-value="2014-07-07" calcext:value-type="date">
            <text:p>7.07.2014</text:p>
          </table:table-cell>
          <table:table-cell office:value-type="float" office:value="120" calcext:value-type="float">
            <text:p>120</text:p>
          </table:table-cell>
          <table:table-cell table:formula="of:=LOOKUP(WEEKDAY([.A199];2);[.$B$1:.$B$7];[.$C$1:.$C$7])" office:value-type="string" office:string-value="poniedziałek" calcext:value-type="string">
            <text:p>poniedziałek</text:p>
          </table:table-cell>
          <table:table-cell table:formula="of:=[.L198]" office:value-type="float" office:value="44.19" calcext:value-type="float">
            <text:p>44,19</text:p>
          </table:table-cell>
          <table:table-cell table:formula="of:=[.M198]" office:value-type="float" office:value="12.27" calcext:value-type="float">
            <text:p>12,27</text:p>
          </table:table-cell>
          <table:table-cell table:formula="of:=ROUND(IF([.E199]&gt;[.$F$6];IF([.E199]-(([.B199]*[.$G$3])/100)&lt;0;((([.E199]*100)/[.$G$3])*[.$G$2])/100;0);([.$G$2]*([.B199]/2))/100);2)" office:value-type="float" office:value="3.6" calcext:value-type="float">
            <text:p>3,60</text:p>
          </table:table-cell>
          <table:table-cell table:formula="of:=ROUND(IF([.E199]&gt;[.$F$6];IF([.E199]-(([.B199]*[.$G$3])/100)&lt;0;[.E199];([.$G$3]*[.B199])/100);([.$G$3]*([.B199]/2))/100) ;2)" office:value-type="float" office:value="5.4" calcext:value-type="float">
            <text:p>5,40</text:p>
          </table:table-cell>
          <table:table-cell table:formula="of:=[.D199]-[.F199]" office:value-type="float" office:value="40.59" calcext:value-type="float">
            <text:p>40,59</text:p>
          </table:table-cell>
          <table:table-cell table:formula="of:=[.E199]-[.G199]" office:value-type="float" office:value="6.87" calcext:value-type="float">
            <text:p>6,87</text:p>
          </table:table-cell>
          <table:table-cell table:formula="of:=IF([.C199]=[.$L$6];IF([.H199]&lt;[.$N$6];[.$F$2];0);0)" office:value-type="float" office:value="0" calcext:value-type="float">
            <text:p>0,00</text:p>
          </table:table-cell>
          <table:table-cell table:formula="of:=IF([.I199]&lt;5;[.$F$3];0)" office:value-type="float" office:value="0" calcext:value-type="float">
            <text:p>0,00</text:p>
          </table:table-cell>
          <table:table-cell table:formula="of:=IF([.J199]=0;[.H199];[.J199])" office:value-type="float" office:value="40.59" calcext:value-type="float">
            <text:p>40,59</text:p>
          </table:table-cell>
          <table:table-cell table:formula="of:=IF([.K199]=0;[.I199];[.K199])" office:value-type="float" office:value="6.87" calcext:value-type="float">
            <text:p>6,87</text:p>
          </table:table-cell>
          <table:table-cell table:number-columns-repeated="7"/>
        </table:table-row>
        <table:table-row table:style-name="ro2">
          <table:table-cell office:value-type="date" office:date-value="2014-07-08" calcext:value-type="date">
            <text:p>8.07.2014</text:p>
          </table:table-cell>
          <table:table-cell office:value-type="float" office:value="95" calcext:value-type="float">
            <text:p>95</text:p>
          </table:table-cell>
          <table:table-cell table:formula="of:=LOOKUP(WEEKDAY([.A200];2);[.$B$1:.$B$7];[.$C$1:.$C$7])" office:value-type="string" office:string-value="wtorek" calcext:value-type="string">
            <text:p>wtorek</text:p>
          </table:table-cell>
          <table:table-cell table:formula="of:=[.L199]" office:value-type="float" office:value="40.59" calcext:value-type="float">
            <text:p>40,59</text:p>
          </table:table-cell>
          <table:table-cell table:formula="of:=[.M199]" office:value-type="float" office:value="6.87" calcext:value-type="float">
            <text:p>6,87</text:p>
          </table:table-cell>
          <table:table-cell table:formula="of:=ROUND(IF([.E200]&gt;[.$F$6];IF([.E200]-(([.B200]*[.$G$3])/100)&lt;0;((([.E200]*100)/[.$G$3])*[.$G$2])/100;0);([.$G$2]*([.B200]/2))/100);2)" office:value-type="float" office:value="2.85" calcext:value-type="float">
            <text:p>2,85</text:p>
          </table:table-cell>
          <table:table-cell table:formula="of:=ROUND(IF([.E200]&gt;[.$F$6];IF([.E200]-(([.B200]*[.$G$3])/100)&lt;0;[.E200];([.$G$3]*[.B200])/100);([.$G$3]*([.B200]/2))/100) ;2)" office:value-type="float" office:value="4.28" calcext:value-type="float">
            <text:p>4,28</text:p>
          </table:table-cell>
          <table:table-cell table:formula="of:=[.D200]-[.F200]" office:value-type="float" office:value="37.74" calcext:value-type="float">
            <text:p>37,74</text:p>
          </table:table-cell>
          <table:table-cell table:formula="of:=[.E200]-[.G200]" office:value-type="float" office:value="2.59" calcext:value-type="float">
            <text:p>2,59</text:p>
          </table:table-cell>
          <table:table-cell table:formula="of:=IF([.C200]=[.$L$6];IF([.H200]&lt;[.$N$6];[.$F$2];0);0)" office:value-type="float" office:value="0" calcext:value-type="float">
            <text:p>0,00</text:p>
          </table:table-cell>
          <table:table-cell table:formula="of:=IF([.I200]&lt;5;[.$F$3];0)" office:value-type="float" office:value="30" calcext:value-type="float">
            <text:p>30,00</text:p>
          </table:table-cell>
          <table:table-cell table:formula="of:=IF([.J200]=0;[.H200];[.J200])" office:value-type="float" office:value="37.74" calcext:value-type="float">
            <text:p>37,74</text:p>
          </table:table-cell>
          <table:table-cell table:formula="of:=IF([.K200]=0;[.I200];[.K200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7-09" calcext:value-type="date">
            <text:p>9.07.2014</text:p>
          </table:table-cell>
          <table:table-cell office:value-type="float" office:value="81" calcext:value-type="float">
            <text:p>81</text:p>
          </table:table-cell>
          <table:table-cell table:formula="of:=LOOKUP(WEEKDAY([.A201];2);[.$B$1:.$B$7];[.$C$1:.$C$7])" office:value-type="string" office:string-value="środa" calcext:value-type="string">
            <text:p>środa</text:p>
          </table:table-cell>
          <table:table-cell table:formula="of:=[.L200]" office:value-type="float" office:value="37.74" calcext:value-type="float">
            <text:p>37,74</text:p>
          </table:table-cell>
          <table:table-cell table:formula="of:=[.M200]" office:value-type="float" office:value="30" calcext:value-type="float">
            <text:p>30,00</text:p>
          </table:table-cell>
          <table:table-cell table:formula="of:=ROUND(IF([.E201]&gt;[.$F$6];IF([.E201]-(([.B201]*[.$G$3])/100)&lt;0;((([.E201]*100)/[.$G$3])*[.$G$2])/100;0);([.$G$2]*([.B201]/2))/100);2)" office:value-type="float" office:value="0" calcext:value-type="float">
            <text:p>0,00</text:p>
          </table:table-cell>
          <table:table-cell table:formula="of:=ROUND(IF([.E201]&gt;[.$F$6];IF([.E201]-(([.B201]*[.$G$3])/100)&lt;0;[.E201];([.$G$3]*[.B201])/100);([.$G$3]*([.B201]/2))/100) ;2)" office:value-type="float" office:value="7.29" calcext:value-type="float">
            <text:p>7,29</text:p>
          </table:table-cell>
          <table:table-cell table:formula="of:=[.D201]-[.F201]" office:value-type="float" office:value="37.74" calcext:value-type="float">
            <text:p>37,74</text:p>
          </table:table-cell>
          <table:table-cell table:formula="of:=[.E201]-[.G201]" office:value-type="float" office:value="22.71" calcext:value-type="float">
            <text:p>22,71</text:p>
          </table:table-cell>
          <table:table-cell table:formula="of:=IF([.C201]=[.$L$6];IF([.H201]&lt;[.$N$6];[.$F$2];0);0)" office:value-type="float" office:value="0" calcext:value-type="float">
            <text:p>0,00</text:p>
          </table:table-cell>
          <table:table-cell table:formula="of:=IF([.I201]&lt;5;[.$F$3];0)" office:value-type="float" office:value="0" calcext:value-type="float">
            <text:p>0,00</text:p>
          </table:table-cell>
          <table:table-cell table:formula="of:=IF([.J201]=0;[.H201];[.J201])" office:value-type="float" office:value="37.74" calcext:value-type="float">
            <text:p>37,74</text:p>
          </table:table-cell>
          <table:table-cell table:formula="of:=IF([.K201]=0;[.I201];[.K201])" office:value-type="float" office:value="22.71" calcext:value-type="float">
            <text:p>22,71</text:p>
          </table:table-cell>
          <table:table-cell table:number-columns-repeated="7"/>
        </table:table-row>
        <table:table-row table:style-name="ro2">
          <table:table-cell office:value-type="date" office:date-value="2014-07-10" calcext:value-type="date">
            <text:p>10.07.2014</text:p>
          </table:table-cell>
          <table:table-cell office:value-type="float" office:value="30" calcext:value-type="float">
            <text:p>30</text:p>
          </table:table-cell>
          <table:table-cell table:formula="of:=LOOKUP(WEEKDAY([.A202];2);[.$B$1:.$B$7];[.$C$1:.$C$7])" office:value-type="string" office:string-value="czwartek" calcext:value-type="string">
            <text:p>czwartek</text:p>
          </table:table-cell>
          <table:table-cell table:formula="of:=[.L201]" office:value-type="float" office:value="37.74" calcext:value-type="float">
            <text:p>37,74</text:p>
          </table:table-cell>
          <table:table-cell table:formula="of:=[.M201]" office:value-type="float" office:value="22.71" calcext:value-type="float">
            <text:p>22,71</text:p>
          </table:table-cell>
          <table:table-cell table:formula="of:=ROUND(IF([.E202]&gt;[.$F$6];IF([.E202]-(([.B202]*[.$G$3])/100)&lt;0;((([.E202]*100)/[.$G$3])*[.$G$2])/100;0);([.$G$2]*([.B202]/2))/100);2)" office:value-type="float" office:value="0" calcext:value-type="float">
            <text:p>0,00</text:p>
          </table:table-cell>
          <table:table-cell table:formula="of:=ROUND(IF([.E202]&gt;[.$F$6];IF([.E202]-(([.B202]*[.$G$3])/100)&lt;0;[.E202];([.$G$3]*[.B202])/100);([.$G$3]*([.B202]/2))/100) ;2)" office:value-type="float" office:value="2.7" calcext:value-type="float">
            <text:p>2,70</text:p>
          </table:table-cell>
          <table:table-cell table:formula="of:=[.D202]-[.F202]" office:value-type="float" office:value="37.74" calcext:value-type="float">
            <text:p>37,74</text:p>
          </table:table-cell>
          <table:table-cell table:formula="of:=[.E202]-[.G202]" office:value-type="float" office:value="20.01" calcext:value-type="float">
            <text:p>20,01</text:p>
          </table:table-cell>
          <table:table-cell table:formula="of:=IF([.C202]=[.$L$6];IF([.H202]&lt;[.$N$6];[.$F$2];0);0)" office:value-type="float" office:value="45" calcext:value-type="float">
            <text:p>45,00</text:p>
          </table:table-cell>
          <table:table-cell table:formula="of:=IF([.I202]&lt;5;[.$F$3];0)" office:value-type="float" office:value="0" calcext:value-type="float">
            <text:p>0,00</text:p>
          </table:table-cell>
          <table:table-cell table:formula="of:=IF([.J202]=0;[.H202];[.J202])" office:value-type="float" office:value="45" calcext:value-type="float">
            <text:p>45,00</text:p>
          </table:table-cell>
          <table:table-cell table:formula="of:=IF([.K202]=0;[.I202];[.K202])" office:value-type="float" office:value="20.01" calcext:value-type="float">
            <text:p>20,01</text:p>
          </table:table-cell>
          <table:table-cell table:number-columns-repeated="7"/>
        </table:table-row>
        <table:table-row table:style-name="ro2">
          <table:table-cell office:value-type="date" office:date-value="2014-07-11" calcext:value-type="date">
            <text:p>11.07.2014</text:p>
          </table:table-cell>
          <table:table-cell office:value-type="float" office:value="76" calcext:value-type="float">
            <text:p>76</text:p>
          </table:table-cell>
          <table:table-cell table:formula="of:=LOOKUP(WEEKDAY([.A203];2);[.$B$1:.$B$7];[.$C$1:.$C$7])" office:value-type="string" office:string-value="piątek" calcext:value-type="string">
            <text:p>piątek</text:p>
          </table:table-cell>
          <table:table-cell table:formula="of:=[.L202]" office:value-type="float" office:value="45" calcext:value-type="float">
            <text:p>45,00</text:p>
          </table:table-cell>
          <table:table-cell table:formula="of:=[.M202]" office:value-type="float" office:value="20.01" calcext:value-type="float">
            <text:p>20,01</text:p>
          </table:table-cell>
          <table:table-cell table:formula="of:=ROUND(IF([.E203]&gt;[.$F$6];IF([.E203]-(([.B203]*[.$G$3])/100)&lt;0;((([.E203]*100)/[.$G$3])*[.$G$2])/100;0);([.$G$2]*([.B203]/2))/100);2)" office:value-type="float" office:value="0" calcext:value-type="float">
            <text:p>0,00</text:p>
          </table:table-cell>
          <table:table-cell table:formula="of:=ROUND(IF([.E203]&gt;[.$F$6];IF([.E203]-(([.B203]*[.$G$3])/100)&lt;0;[.E203];([.$G$3]*[.B203])/100);([.$G$3]*([.B203]/2))/100) ;2)" office:value-type="float" office:value="6.84" calcext:value-type="float">
            <text:p>6,84</text:p>
          </table:table-cell>
          <table:table-cell table:formula="of:=[.D203]-[.F203]" office:value-type="float" office:value="45" calcext:value-type="float">
            <text:p>45,00</text:p>
          </table:table-cell>
          <table:table-cell table:formula="of:=[.E203]-[.G203]" office:value-type="float" office:value="13.17" calcext:value-type="float">
            <text:p>13,17</text:p>
          </table:table-cell>
          <table:table-cell table:formula="of:=IF([.C203]=[.$L$6];IF([.H203]&lt;[.$N$6];[.$F$2];0);0)" office:value-type="float" office:value="0" calcext:value-type="float">
            <text:p>0,00</text:p>
          </table:table-cell>
          <table:table-cell table:formula="of:=IF([.I203]&lt;5;[.$F$3];0)" office:value-type="float" office:value="0" calcext:value-type="float">
            <text:p>0,00</text:p>
          </table:table-cell>
          <table:table-cell table:formula="of:=IF([.J203]=0;[.H203];[.J203])" office:value-type="float" office:value="45" calcext:value-type="float">
            <text:p>45,00</text:p>
          </table:table-cell>
          <table:table-cell table:formula="of:=IF([.K203]=0;[.I203];[.K203])" office:value-type="float" office:value="13.17" calcext:value-type="float">
            <text:p>13,17</text:p>
          </table:table-cell>
          <table:table-cell table:number-columns-repeated="7"/>
        </table:table-row>
        <table:table-row table:style-name="ro2">
          <table:table-cell office:value-type="date" office:date-value="2014-07-12" calcext:value-type="date">
            <text:p>12.07.2014</text:p>
          </table:table-cell>
          <table:table-cell office:value-type="float" office:value="67" calcext:value-type="float">
            <text:p>67</text:p>
          </table:table-cell>
          <table:table-cell table:formula="of:=LOOKUP(WEEKDAY([.A204];2);[.$B$1:.$B$7];[.$C$1:.$C$7])" office:value-type="string" office:string-value="sobota" calcext:value-type="string">
            <text:p>sobota</text:p>
          </table:table-cell>
          <table:table-cell table:formula="of:=[.L203]" office:value-type="float" office:value="45" calcext:value-type="float">
            <text:p>45,00</text:p>
          </table:table-cell>
          <table:table-cell table:formula="of:=[.M203]" office:value-type="float" office:value="13.17" calcext:value-type="float">
            <text:p>13,17</text:p>
          </table:table-cell>
          <table:table-cell table:formula="of:=ROUND(IF([.E204]&gt;[.$F$6];IF([.E204]-(([.B204]*[.$G$3])/100)&lt;0;((([.E204]*100)/[.$G$3])*[.$G$2])/100;0);([.$G$2]*([.B204]/2))/100);2)" office:value-type="float" office:value="2.01" calcext:value-type="float">
            <text:p>2,01</text:p>
          </table:table-cell>
          <table:table-cell table:formula="of:=ROUND(IF([.E204]&gt;[.$F$6];IF([.E204]-(([.B204]*[.$G$3])/100)&lt;0;[.E204];([.$G$3]*[.B204])/100);([.$G$3]*([.B204]/2))/100) ;2)" office:value-type="float" office:value="3.02" calcext:value-type="float">
            <text:p>3,02</text:p>
          </table:table-cell>
          <table:table-cell table:formula="of:=[.D204]-[.F204]" office:value-type="float" office:value="42.99" calcext:value-type="float">
            <text:p>42,99</text:p>
          </table:table-cell>
          <table:table-cell table:formula="of:=[.E204]-[.G204]" office:value-type="float" office:value="10.15" calcext:value-type="float">
            <text:p>10,15</text:p>
          </table:table-cell>
          <table:table-cell table:formula="of:=IF([.C204]=[.$L$6];IF([.H204]&lt;[.$N$6];[.$F$2];0);0)" office:value-type="float" office:value="0" calcext:value-type="float">
            <text:p>0,00</text:p>
          </table:table-cell>
          <table:table-cell table:formula="of:=IF([.I204]&lt;5;[.$F$3];0)" office:value-type="float" office:value="0" calcext:value-type="float">
            <text:p>0,00</text:p>
          </table:table-cell>
          <table:table-cell table:formula="of:=IF([.J204]=0;[.H204];[.J204])" office:value-type="float" office:value="42.99" calcext:value-type="float">
            <text:p>42,99</text:p>
          </table:table-cell>
          <table:table-cell table:formula="of:=IF([.K204]=0;[.I204];[.K204])" office:value-type="float" office:value="10.15" calcext:value-type="float">
            <text:p>10,15</text:p>
          </table:table-cell>
          <table:table-cell table:number-columns-repeated="7"/>
        </table:table-row>
        <table:table-row table:style-name="ro2">
          <table:table-cell office:value-type="date" office:date-value="2014-07-13" calcext:value-type="date">
            <text:p>13.07.2014</text:p>
          </table:table-cell>
          <table:table-cell office:value-type="float" office:value="102" calcext:value-type="float">
            <text:p>102</text:p>
          </table:table-cell>
          <table:table-cell table:formula="of:=LOOKUP(WEEKDAY([.A205];2);[.$B$1:.$B$7];[.$C$1:.$C$7])" office:value-type="string" office:string-value="niedziela" calcext:value-type="string">
            <text:p>niedziela</text:p>
          </table:table-cell>
          <table:table-cell table:formula="of:=[.L204]" office:value-type="float" office:value="42.99" calcext:value-type="float">
            <text:p>42,99</text:p>
          </table:table-cell>
          <table:table-cell table:formula="of:=[.M204]" office:value-type="float" office:value="10.15" calcext:value-type="float">
            <text:p>10,15</text:p>
          </table:table-cell>
          <table:table-cell table:formula="of:=ROUND(IF([.E205]&gt;[.$F$6];IF([.E205]-(([.B205]*[.$G$3])/100)&lt;0;((([.E205]*100)/[.$G$3])*[.$G$2])/100;0);([.$G$2]*([.B205]/2))/100);2)" office:value-type="float" office:value="3.06" calcext:value-type="float">
            <text:p>3,06</text:p>
          </table:table-cell>
          <table:table-cell table:formula="of:=ROUND(IF([.E205]&gt;[.$F$6];IF([.E205]-(([.B205]*[.$G$3])/100)&lt;0;[.E205];([.$G$3]*[.B205])/100);([.$G$3]*([.B205]/2))/100) ;2)" office:value-type="float" office:value="4.59" calcext:value-type="float">
            <text:p>4,59</text:p>
          </table:table-cell>
          <table:table-cell table:formula="of:=[.D205]-[.F205]" office:value-type="float" office:value="39.93" calcext:value-type="float">
            <text:p>39,93</text:p>
          </table:table-cell>
          <table:table-cell table:formula="of:=[.E205]-[.G205]" office:value-type="float" office:value="5.56" calcext:value-type="float">
            <text:p>5,56</text:p>
          </table:table-cell>
          <table:table-cell table:formula="of:=IF([.C205]=[.$L$6];IF([.H205]&lt;[.$N$6];[.$F$2];0);0)" office:value-type="float" office:value="0" calcext:value-type="float">
            <text:p>0,00</text:p>
          </table:table-cell>
          <table:table-cell table:formula="of:=IF([.I205]&lt;5;[.$F$3];0)" office:value-type="float" office:value="0" calcext:value-type="float">
            <text:p>0,00</text:p>
          </table:table-cell>
          <table:table-cell table:formula="of:=IF([.J205]=0;[.H205];[.J205])" office:value-type="float" office:value="39.93" calcext:value-type="float">
            <text:p>39,93</text:p>
          </table:table-cell>
          <table:table-cell table:formula="of:=IF([.K205]=0;[.I205];[.K205])" office:value-type="float" office:value="5.56" calcext:value-type="float">
            <text:p>5,56</text:p>
          </table:table-cell>
          <table:table-cell table:number-columns-repeated="7"/>
        </table:table-row>
        <table:table-row table:style-name="ro2">
          <table:table-cell office:value-type="date" office:date-value="2014-07-14" calcext:value-type="date">
            <text:p>14.07.2014</text:p>
          </table:table-cell>
          <table:table-cell office:value-type="float" office:value="67" calcext:value-type="float">
            <text:p>67</text:p>
          </table:table-cell>
          <table:table-cell table:formula="of:=LOOKUP(WEEKDAY([.A206];2);[.$B$1:.$B$7];[.$C$1:.$C$7])" office:value-type="string" office:string-value="poniedziałek" calcext:value-type="string">
            <text:p>poniedziałek</text:p>
          </table:table-cell>
          <table:table-cell table:formula="of:=[.L205]" office:value-type="float" office:value="39.93" calcext:value-type="float">
            <text:p>39,93</text:p>
          </table:table-cell>
          <table:table-cell table:formula="of:=[.M205]" office:value-type="float" office:value="5.56" calcext:value-type="float">
            <text:p>5,56</text:p>
          </table:table-cell>
          <table:table-cell table:formula="of:=ROUND(IF([.E206]&gt;[.$F$6];IF([.E206]-(([.B206]*[.$G$3])/100)&lt;0;((([.E206]*100)/[.$G$3])*[.$G$2])/100;0);([.$G$2]*([.B206]/2))/100);2)" office:value-type="float" office:value="2.01" calcext:value-type="float">
            <text:p>2,01</text:p>
          </table:table-cell>
          <table:table-cell table:formula="of:=ROUND(IF([.E206]&gt;[.$F$6];IF([.E206]-(([.B206]*[.$G$3])/100)&lt;0;[.E206];([.$G$3]*[.B206])/100);([.$G$3]*([.B206]/2))/100) ;2)" office:value-type="float" office:value="3.02" calcext:value-type="float">
            <text:p>3,02</text:p>
          </table:table-cell>
          <table:table-cell table:formula="of:=[.D206]-[.F206]" office:value-type="float" office:value="37.92" calcext:value-type="float">
            <text:p>37,92</text:p>
          </table:table-cell>
          <table:table-cell table:formula="of:=[.E206]-[.G206]" office:value-type="float" office:value="2.54" calcext:value-type="float">
            <text:p>2,54</text:p>
          </table:table-cell>
          <table:table-cell table:formula="of:=IF([.C206]=[.$L$6];IF([.H206]&lt;[.$N$6];[.$F$2];0);0)" office:value-type="float" office:value="0" calcext:value-type="float">
            <text:p>0,00</text:p>
          </table:table-cell>
          <table:table-cell table:formula="of:=IF([.I206]&lt;5;[.$F$3];0)" office:value-type="float" office:value="30" calcext:value-type="float">
            <text:p>30,00</text:p>
          </table:table-cell>
          <table:table-cell table:formula="of:=IF([.J206]=0;[.H206];[.J206])" office:value-type="float" office:value="37.92" calcext:value-type="float">
            <text:p>37,92</text:p>
          </table:table-cell>
          <table:table-cell table:formula="of:=IF([.K206]=0;[.I206];[.K20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7-15" calcext:value-type="date">
            <text:p>15.07.2014</text:p>
          </table:table-cell>
          <table:table-cell office:value-type="float" office:value="25" calcext:value-type="float">
            <text:p>25</text:p>
          </table:table-cell>
          <table:table-cell table:formula="of:=LOOKUP(WEEKDAY([.A207];2);[.$B$1:.$B$7];[.$C$1:.$C$7])" office:value-type="string" office:string-value="wtorek" calcext:value-type="string">
            <text:p>wtorek</text:p>
          </table:table-cell>
          <table:table-cell table:formula="of:=[.L206]" office:value-type="float" office:value="37.92" calcext:value-type="float">
            <text:p>37,92</text:p>
          </table:table-cell>
          <table:table-cell table:formula="of:=[.M206]" office:value-type="float" office:value="30" calcext:value-type="float">
            <text:p>30,00</text:p>
          </table:table-cell>
          <table:table-cell table:formula="of:=ROUND(IF([.E207]&gt;[.$F$6];IF([.E207]-(([.B207]*[.$G$3])/100)&lt;0;((([.E207]*100)/[.$G$3])*[.$G$2])/100;0);([.$G$2]*([.B207]/2))/100);2)" office:value-type="float" office:value="0" calcext:value-type="float">
            <text:p>0,00</text:p>
          </table:table-cell>
          <table:table-cell table:formula="of:=ROUND(IF([.E207]&gt;[.$F$6];IF([.E207]-(([.B207]*[.$G$3])/100)&lt;0;[.E207];([.$G$3]*[.B207])/100);([.$G$3]*([.B207]/2))/100) ;2)" office:value-type="float" office:value="2.25" calcext:value-type="float">
            <text:p>2,25</text:p>
          </table:table-cell>
          <table:table-cell table:formula="of:=[.D207]-[.F207]" office:value-type="float" office:value="37.92" calcext:value-type="float">
            <text:p>37,92</text:p>
          </table:table-cell>
          <table:table-cell table:formula="of:=[.E207]-[.G207]" office:value-type="float" office:value="27.75" calcext:value-type="float">
            <text:p>27,75</text:p>
          </table:table-cell>
          <table:table-cell table:formula="of:=IF([.C207]=[.$L$6];IF([.H207]&lt;[.$N$6];[.$F$2];0);0)" office:value-type="float" office:value="0" calcext:value-type="float">
            <text:p>0,00</text:p>
          </table:table-cell>
          <table:table-cell table:formula="of:=IF([.I207]&lt;5;[.$F$3];0)" office:value-type="float" office:value="0" calcext:value-type="float">
            <text:p>0,00</text:p>
          </table:table-cell>
          <table:table-cell table:formula="of:=IF([.J207]=0;[.H207];[.J207])" office:value-type="float" office:value="37.92" calcext:value-type="float">
            <text:p>37,92</text:p>
          </table:table-cell>
          <table:table-cell table:formula="of:=IF([.K207]=0;[.I207];[.K207])" office:value-type="float" office:value="27.75" calcext:value-type="float">
            <text:p>27,75</text:p>
          </table:table-cell>
          <table:table-cell table:number-columns-repeated="7"/>
        </table:table-row>
        <table:table-row table:style-name="ro2">
          <table:table-cell office:value-type="date" office:date-value="2014-07-16" calcext:value-type="date">
            <text:p>16.07.2014</text:p>
          </table:table-cell>
          <table:table-cell office:value-type="float" office:value="69" calcext:value-type="float">
            <text:p>69</text:p>
          </table:table-cell>
          <table:table-cell table:formula="of:=LOOKUP(WEEKDAY([.A208];2);[.$B$1:.$B$7];[.$C$1:.$C$7])" office:value-type="string" office:string-value="środa" calcext:value-type="string">
            <text:p>środa</text:p>
          </table:table-cell>
          <table:table-cell table:formula="of:=[.L207]" office:value-type="float" office:value="37.92" calcext:value-type="float">
            <text:p>37,92</text:p>
          </table:table-cell>
          <table:table-cell table:formula="of:=[.M207]" office:value-type="float" office:value="27.75" calcext:value-type="float">
            <text:p>27,75</text:p>
          </table:table-cell>
          <table:table-cell table:formula="of:=ROUND(IF([.E208]&gt;[.$F$6];IF([.E208]-(([.B208]*[.$G$3])/100)&lt;0;((([.E208]*100)/[.$G$3])*[.$G$2])/100;0);([.$G$2]*([.B208]/2))/100);2)" office:value-type="float" office:value="0" calcext:value-type="float">
            <text:p>0,00</text:p>
          </table:table-cell>
          <table:table-cell table:formula="of:=ROUND(IF([.E208]&gt;[.$F$6];IF([.E208]-(([.B208]*[.$G$3])/100)&lt;0;[.E208];([.$G$3]*[.B208])/100);([.$G$3]*([.B208]/2))/100) ;2)" office:value-type="float" office:value="6.21" calcext:value-type="float">
            <text:p>6,21</text:p>
          </table:table-cell>
          <table:table-cell table:formula="of:=[.D208]-[.F208]" office:value-type="float" office:value="37.92" calcext:value-type="float">
            <text:p>37,92</text:p>
          </table:table-cell>
          <table:table-cell table:formula="of:=[.E208]-[.G208]" office:value-type="float" office:value="21.54" calcext:value-type="float">
            <text:p>21,54</text:p>
          </table:table-cell>
          <table:table-cell table:formula="of:=IF([.C208]=[.$L$6];IF([.H208]&lt;[.$N$6];[.$F$2];0);0)" office:value-type="float" office:value="0" calcext:value-type="float">
            <text:p>0,00</text:p>
          </table:table-cell>
          <table:table-cell table:formula="of:=IF([.I208]&lt;5;[.$F$3];0)" office:value-type="float" office:value="0" calcext:value-type="float">
            <text:p>0,00</text:p>
          </table:table-cell>
          <table:table-cell table:formula="of:=IF([.J208]=0;[.H208];[.J208])" office:value-type="float" office:value="37.92" calcext:value-type="float">
            <text:p>37,92</text:p>
          </table:table-cell>
          <table:table-cell table:formula="of:=IF([.K208]=0;[.I208];[.K208])" office:value-type="float" office:value="21.54" calcext:value-type="float">
            <text:p>21,54</text:p>
          </table:table-cell>
          <table:table-cell table:number-columns-repeated="7"/>
        </table:table-row>
        <table:table-row table:style-name="ro2">
          <table:table-cell office:value-type="date" office:date-value="2014-07-17" calcext:value-type="date">
            <text:p>17.07.2014</text:p>
          </table:table-cell>
          <table:table-cell office:value-type="float" office:value="61" calcext:value-type="float">
            <text:p>61</text:p>
          </table:table-cell>
          <table:table-cell table:formula="of:=LOOKUP(WEEKDAY([.A209];2);[.$B$1:.$B$7];[.$C$1:.$C$7])" office:value-type="string" office:string-value="czwartek" calcext:value-type="string">
            <text:p>czwartek</text:p>
          </table:table-cell>
          <table:table-cell table:formula="of:=[.L208]" office:value-type="float" office:value="37.92" calcext:value-type="float">
            <text:p>37,92</text:p>
          </table:table-cell>
          <table:table-cell table:formula="of:=[.M208]" office:value-type="float" office:value="21.54" calcext:value-type="float">
            <text:p>21,54</text:p>
          </table:table-cell>
          <table:table-cell table:formula="of:=ROUND(IF([.E209]&gt;[.$F$6];IF([.E209]-(([.B209]*[.$G$3])/100)&lt;0;((([.E209]*100)/[.$G$3])*[.$G$2])/100;0);([.$G$2]*([.B209]/2))/100);2)" office:value-type="float" office:value="0" calcext:value-type="float">
            <text:p>0,00</text:p>
          </table:table-cell>
          <table:table-cell table:formula="of:=ROUND(IF([.E209]&gt;[.$F$6];IF([.E209]-(([.B209]*[.$G$3])/100)&lt;0;[.E209];([.$G$3]*[.B209])/100);([.$G$3]*([.B209]/2))/100) ;2)" office:value-type="float" office:value="5.49" calcext:value-type="float">
            <text:p>5,49</text:p>
          </table:table-cell>
          <table:table-cell table:formula="of:=[.D209]-[.F209]" office:value-type="float" office:value="37.92" calcext:value-type="float">
            <text:p>37,92</text:p>
          </table:table-cell>
          <table:table-cell table:formula="of:=[.E209]-[.G209]" office:value-type="float" office:value="16.05" calcext:value-type="float">
            <text:p>16,05</text:p>
          </table:table-cell>
          <table:table-cell table:formula="of:=IF([.C209]=[.$L$6];IF([.H209]&lt;[.$N$6];[.$F$2];0);0)" office:value-type="float" office:value="45" calcext:value-type="float">
            <text:p>45,00</text:p>
          </table:table-cell>
          <table:table-cell table:formula="of:=IF([.I209]&lt;5;[.$F$3];0)" office:value-type="float" office:value="0" calcext:value-type="float">
            <text:p>0,00</text:p>
          </table:table-cell>
          <table:table-cell table:formula="of:=IF([.J209]=0;[.H209];[.J209])" office:value-type="float" office:value="45" calcext:value-type="float">
            <text:p>45,00</text:p>
          </table:table-cell>
          <table:table-cell table:formula="of:=IF([.K209]=0;[.I209];[.K209])" office:value-type="float" office:value="16.05" calcext:value-type="float">
            <text:p>16,05</text:p>
          </table:table-cell>
          <table:table-cell table:number-columns-repeated="7"/>
        </table:table-row>
        <table:table-row table:style-name="ro2">
          <table:table-cell office:value-type="date" office:date-value="2014-07-18" calcext:value-type="date">
            <text:p>18.07.2014</text:p>
          </table:table-cell>
          <table:table-cell office:value-type="float" office:value="99" calcext:value-type="float">
            <text:p>99</text:p>
          </table:table-cell>
          <table:table-cell table:formula="of:=LOOKUP(WEEKDAY([.A210];2);[.$B$1:.$B$7];[.$C$1:.$C$7])" office:value-type="string" office:string-value="piątek" calcext:value-type="string">
            <text:p>piątek</text:p>
          </table:table-cell>
          <table:table-cell table:formula="of:=[.L209]" office:value-type="float" office:value="45" calcext:value-type="float">
            <text:p>45,00</text:p>
          </table:table-cell>
          <table:table-cell table:formula="of:=[.M209]" office:value-type="float" office:value="16.05" calcext:value-type="float">
            <text:p>16,05</text:p>
          </table:table-cell>
          <table:table-cell table:formula="of:=ROUND(IF([.E210]&gt;[.$F$6];IF([.E210]-(([.B210]*[.$G$3])/100)&lt;0;((([.E210]*100)/[.$G$3])*[.$G$2])/100;0);([.$G$2]*([.B210]/2))/100);2)" office:value-type="float" office:value="0" calcext:value-type="float">
            <text:p>0,00</text:p>
          </table:table-cell>
          <table:table-cell table:formula="of:=ROUND(IF([.E210]&gt;[.$F$6];IF([.E210]-(([.B210]*[.$G$3])/100)&lt;0;[.E210];([.$G$3]*[.B210])/100);([.$G$3]*([.B210]/2))/100) ;2)" office:value-type="float" office:value="8.91" calcext:value-type="float">
            <text:p>8,91</text:p>
          </table:table-cell>
          <table:table-cell table:formula="of:=[.D210]-[.F210]" office:value-type="float" office:value="45" calcext:value-type="float">
            <text:p>45,00</text:p>
          </table:table-cell>
          <table:table-cell table:formula="of:=[.E210]-[.G210]" office:value-type="float" office:value="7.14" calcext:value-type="float">
            <text:p>7,14</text:p>
          </table:table-cell>
          <table:table-cell table:formula="of:=IF([.C210]=[.$L$6];IF([.H210]&lt;[.$N$6];[.$F$2];0);0)" office:value-type="float" office:value="0" calcext:value-type="float">
            <text:p>0,00</text:p>
          </table:table-cell>
          <table:table-cell table:formula="of:=IF([.I210]&lt;5;[.$F$3];0)" office:value-type="float" office:value="0" calcext:value-type="float">
            <text:p>0,00</text:p>
          </table:table-cell>
          <table:table-cell table:formula="of:=IF([.J210]=0;[.H210];[.J210])" office:value-type="float" office:value="45" calcext:value-type="float">
            <text:p>45,00</text:p>
          </table:table-cell>
          <table:table-cell table:formula="of:=IF([.K210]=0;[.I210];[.K210])" office:value-type="float" office:value="7.14" calcext:value-type="float">
            <text:p>7,14</text:p>
          </table:table-cell>
          <table:table-cell table:number-columns-repeated="7"/>
        </table:table-row>
        <table:table-row table:style-name="ro2">
          <table:table-cell office:value-type="date" office:date-value="2014-07-19" calcext:value-type="date">
            <text:p>19.07.2014</text:p>
          </table:table-cell>
          <table:table-cell office:value-type="float" office:value="16" calcext:value-type="float">
            <text:p>16</text:p>
          </table:table-cell>
          <table:table-cell table:formula="of:=LOOKUP(WEEKDAY([.A211];2);[.$B$1:.$B$7];[.$C$1:.$C$7])" office:value-type="string" office:string-value="sobota" calcext:value-type="string">
            <text:p>sobota</text:p>
          </table:table-cell>
          <table:table-cell table:formula="of:=[.L210]" office:value-type="float" office:value="45" calcext:value-type="float">
            <text:p>45,00</text:p>
          </table:table-cell>
          <table:table-cell table:formula="of:=[.M210]" office:value-type="float" office:value="7.14" calcext:value-type="float">
            <text:p>7,14</text:p>
          </table:table-cell>
          <table:table-cell table:formula="of:=ROUND(IF([.E211]&gt;[.$F$6];IF([.E211]-(([.B211]*[.$G$3])/100)&lt;0;((([.E211]*100)/[.$G$3])*[.$G$2])/100;0);([.$G$2]*([.B211]/2))/100);2)" office:value-type="float" office:value="0.48" calcext:value-type="float">
            <text:p>0,48</text:p>
          </table:table-cell>
          <table:table-cell table:formula="of:=ROUND(IF([.E211]&gt;[.$F$6];IF([.E211]-(([.B211]*[.$G$3])/100)&lt;0;[.E211];([.$G$3]*[.B211])/100);([.$G$3]*([.B211]/2))/100) ;2)" office:value-type="float" office:value="0.72" calcext:value-type="float">
            <text:p>0,72</text:p>
          </table:table-cell>
          <table:table-cell table:formula="of:=[.D211]-[.F211]" office:value-type="float" office:value="44.52" calcext:value-type="float">
            <text:p>44,52</text:p>
          </table:table-cell>
          <table:table-cell table:formula="of:=[.E211]-[.G211]" office:value-type="float" office:value="6.42" calcext:value-type="float">
            <text:p>6,42</text:p>
          </table:table-cell>
          <table:table-cell table:formula="of:=IF([.C211]=[.$L$6];IF([.H211]&lt;[.$N$6];[.$F$2];0);0)" office:value-type="float" office:value="0" calcext:value-type="float">
            <text:p>0,00</text:p>
          </table:table-cell>
          <table:table-cell table:formula="of:=IF([.I211]&lt;5;[.$F$3];0)" office:value-type="float" office:value="0" calcext:value-type="float">
            <text:p>0,00</text:p>
          </table:table-cell>
          <table:table-cell table:formula="of:=IF([.J211]=0;[.H211];[.J211])" office:value-type="float" office:value="44.52" calcext:value-type="float">
            <text:p>44,52</text:p>
          </table:table-cell>
          <table:table-cell table:formula="of:=IF([.K211]=0;[.I211];[.K211])" office:value-type="float" office:value="6.42" calcext:value-type="float">
            <text:p>6,42</text:p>
          </table:table-cell>
          <table:table-cell table:number-columns-repeated="7"/>
        </table:table-row>
        <table:table-row table:style-name="ro2">
          <table:table-cell office:value-type="date" office:date-value="2014-07-20" calcext:value-type="date">
            <text:p>20.07.2014</text:p>
          </table:table-cell>
          <table:table-cell office:value-type="float" office:value="102" calcext:value-type="float">
            <text:p>102</text:p>
          </table:table-cell>
          <table:table-cell table:formula="of:=LOOKUP(WEEKDAY([.A212];2);[.$B$1:.$B$7];[.$C$1:.$C$7])" office:value-type="string" office:string-value="niedziela" calcext:value-type="string">
            <text:p>niedziela</text:p>
          </table:table-cell>
          <table:table-cell table:formula="of:=[.L211]" office:value-type="float" office:value="44.52" calcext:value-type="float">
            <text:p>44,52</text:p>
          </table:table-cell>
          <table:table-cell table:formula="of:=[.M211]" office:value-type="float" office:value="6.42" calcext:value-type="float">
            <text:p>6,42</text:p>
          </table:table-cell>
          <table:table-cell table:formula="of:=ROUND(IF([.E212]&gt;[.$F$6];IF([.E212]-(([.B212]*[.$G$3])/100)&lt;0;((([.E212]*100)/[.$G$3])*[.$G$2])/100;0);([.$G$2]*([.B212]/2))/100);2)" office:value-type="float" office:value="3.06" calcext:value-type="float">
            <text:p>3,06</text:p>
          </table:table-cell>
          <table:table-cell table:formula="of:=ROUND(IF([.E212]&gt;[.$F$6];IF([.E212]-(([.B212]*[.$G$3])/100)&lt;0;[.E212];([.$G$3]*[.B212])/100);([.$G$3]*([.B212]/2))/100) ;2)" office:value-type="float" office:value="4.59" calcext:value-type="float">
            <text:p>4,59</text:p>
          </table:table-cell>
          <table:table-cell table:formula="of:=[.D212]-[.F212]" office:value-type="float" office:value="41.46" calcext:value-type="float">
            <text:p>41,46</text:p>
          </table:table-cell>
          <table:table-cell table:formula="of:=[.E212]-[.G212]" office:value-type="float" office:value="1.83" calcext:value-type="float">
            <text:p>1,83</text:p>
          </table:table-cell>
          <table:table-cell table:formula="of:=IF([.C212]=[.$L$6];IF([.H212]&lt;[.$N$6];[.$F$2];0);0)" office:value-type="float" office:value="0" calcext:value-type="float">
            <text:p>0,00</text:p>
          </table:table-cell>
          <table:table-cell table:formula="of:=IF([.I212]&lt;5;[.$F$3];0)" office:value-type="float" office:value="30" calcext:value-type="float">
            <text:p>30,00</text:p>
          </table:table-cell>
          <table:table-cell table:formula="of:=IF([.J212]=0;[.H212];[.J212])" office:value-type="float" office:value="41.46" calcext:value-type="float">
            <text:p>41,46</text:p>
          </table:table-cell>
          <table:table-cell table:formula="of:=IF([.K212]=0;[.I212];[.K21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7-21" calcext:value-type="date">
            <text:p>21.07.2014</text:p>
          </table:table-cell>
          <table:table-cell office:value-type="float" office:value="67" calcext:value-type="float">
            <text:p>67</text:p>
          </table:table-cell>
          <table:table-cell table:formula="of:=LOOKUP(WEEKDAY([.A213];2);[.$B$1:.$B$7];[.$C$1:.$C$7])" office:value-type="string" office:string-value="poniedziałek" calcext:value-type="string">
            <text:p>poniedziałek</text:p>
          </table:table-cell>
          <table:table-cell table:formula="of:=[.L212]" office:value-type="float" office:value="41.46" calcext:value-type="float">
            <text:p>41,46</text:p>
          </table:table-cell>
          <table:table-cell table:formula="of:=[.M212]" office:value-type="float" office:value="30" calcext:value-type="float">
            <text:p>30,00</text:p>
          </table:table-cell>
          <table:table-cell table:formula="of:=ROUND(IF([.E213]&gt;[.$F$6];IF([.E213]-(([.B213]*[.$G$3])/100)&lt;0;((([.E213]*100)/[.$G$3])*[.$G$2])/100;0);([.$G$2]*([.B213]/2))/100);2)" office:value-type="float" office:value="0" calcext:value-type="float">
            <text:p>0,00</text:p>
          </table:table-cell>
          <table:table-cell table:formula="of:=ROUND(IF([.E213]&gt;[.$F$6];IF([.E213]-(([.B213]*[.$G$3])/100)&lt;0;[.E213];([.$G$3]*[.B213])/100);([.$G$3]*([.B213]/2))/100) ;2)" office:value-type="float" office:value="6.03" calcext:value-type="float">
            <text:p>6,03</text:p>
          </table:table-cell>
          <table:table-cell table:formula="of:=[.D213]-[.F213]" office:value-type="float" office:value="41.46" calcext:value-type="float">
            <text:p>41,46</text:p>
          </table:table-cell>
          <table:table-cell table:formula="of:=[.E213]-[.G213]" office:value-type="float" office:value="23.97" calcext:value-type="float">
            <text:p>23,97</text:p>
          </table:table-cell>
          <table:table-cell table:formula="of:=IF([.C213]=[.$L$6];IF([.H213]&lt;[.$N$6];[.$F$2];0);0)" office:value-type="float" office:value="0" calcext:value-type="float">
            <text:p>0,00</text:p>
          </table:table-cell>
          <table:table-cell table:formula="of:=IF([.I213]&lt;5;[.$F$3];0)" office:value-type="float" office:value="0" calcext:value-type="float">
            <text:p>0,00</text:p>
          </table:table-cell>
          <table:table-cell table:formula="of:=IF([.J213]=0;[.H213];[.J213])" office:value-type="float" office:value="41.46" calcext:value-type="float">
            <text:p>41,46</text:p>
          </table:table-cell>
          <table:table-cell table:formula="of:=IF([.K213]=0;[.I213];[.K213])" office:value-type="float" office:value="23.97" calcext:value-type="float">
            <text:p>23,97</text:p>
          </table:table-cell>
          <table:table-cell table:number-columns-repeated="7"/>
        </table:table-row>
        <table:table-row table:style-name="ro2">
          <table:table-cell office:value-type="date" office:date-value="2014-07-22" calcext:value-type="date">
            <text:p>22.07.2014</text:p>
          </table:table-cell>
          <table:table-cell office:value-type="float" office:value="51" calcext:value-type="float">
            <text:p>51</text:p>
          </table:table-cell>
          <table:table-cell table:formula="of:=LOOKUP(WEEKDAY([.A214];2);[.$B$1:.$B$7];[.$C$1:.$C$7])" office:value-type="string" office:string-value="wtorek" calcext:value-type="string">
            <text:p>wtorek</text:p>
          </table:table-cell>
          <table:table-cell table:formula="of:=[.L213]" office:value-type="float" office:value="41.46" calcext:value-type="float">
            <text:p>41,46</text:p>
          </table:table-cell>
          <table:table-cell table:formula="of:=[.M213]" office:value-type="float" office:value="23.97" calcext:value-type="float">
            <text:p>23,97</text:p>
          </table:table-cell>
          <table:table-cell table:formula="of:=ROUND(IF([.E214]&gt;[.$F$6];IF([.E214]-(([.B214]*[.$G$3])/100)&lt;0;((([.E214]*100)/[.$G$3])*[.$G$2])/100;0);([.$G$2]*([.B214]/2))/100);2)" office:value-type="float" office:value="0" calcext:value-type="float">
            <text:p>0,00</text:p>
          </table:table-cell>
          <table:table-cell table:formula="of:=ROUND(IF([.E214]&gt;[.$F$6];IF([.E214]-(([.B214]*[.$G$3])/100)&lt;0;[.E214];([.$G$3]*[.B214])/100);([.$G$3]*([.B214]/2))/100) ;2)" office:value-type="float" office:value="4.59" calcext:value-type="float">
            <text:p>4,59</text:p>
          </table:table-cell>
          <table:table-cell table:formula="of:=[.D214]-[.F214]" office:value-type="float" office:value="41.46" calcext:value-type="float">
            <text:p>41,46</text:p>
          </table:table-cell>
          <table:table-cell table:formula="of:=[.E214]-[.G214]" office:value-type="float" office:value="19.38" calcext:value-type="float">
            <text:p>19,38</text:p>
          </table:table-cell>
          <table:table-cell table:formula="of:=IF([.C214]=[.$L$6];IF([.H214]&lt;[.$N$6];[.$F$2];0);0)" office:value-type="float" office:value="0" calcext:value-type="float">
            <text:p>0,00</text:p>
          </table:table-cell>
          <table:table-cell table:formula="of:=IF([.I214]&lt;5;[.$F$3];0)" office:value-type="float" office:value="0" calcext:value-type="float">
            <text:p>0,00</text:p>
          </table:table-cell>
          <table:table-cell table:formula="of:=IF([.J214]=0;[.H214];[.J214])" office:value-type="float" office:value="41.46" calcext:value-type="float">
            <text:p>41,46</text:p>
          </table:table-cell>
          <table:table-cell table:formula="of:=IF([.K214]=0;[.I214];[.K214])" office:value-type="float" office:value="19.38" calcext:value-type="float">
            <text:p>19,38</text:p>
          </table:table-cell>
          <table:table-cell table:number-columns-repeated="7"/>
        </table:table-row>
        <table:table-row table:style-name="ro2">
          <table:table-cell office:value-type="date" office:date-value="2014-07-23" calcext:value-type="date">
            <text:p>23.07.2014</text:p>
          </table:table-cell>
          <table:table-cell office:value-type="float" office:value="34" calcext:value-type="float">
            <text:p>34</text:p>
          </table:table-cell>
          <table:table-cell table:formula="of:=LOOKUP(WEEKDAY([.A215];2);[.$B$1:.$B$7];[.$C$1:.$C$7])" office:value-type="string" office:string-value="środa" calcext:value-type="string">
            <text:p>środa</text:p>
          </table:table-cell>
          <table:table-cell table:formula="of:=[.L214]" office:value-type="float" office:value="41.46" calcext:value-type="float">
            <text:p>41,46</text:p>
          </table:table-cell>
          <table:table-cell table:formula="of:=[.M214]" office:value-type="float" office:value="19.38" calcext:value-type="float">
            <text:p>19,38</text:p>
          </table:table-cell>
          <table:table-cell table:formula="of:=ROUND(IF([.E215]&gt;[.$F$6];IF([.E215]-(([.B215]*[.$G$3])/100)&lt;0;((([.E215]*100)/[.$G$3])*[.$G$2])/100;0);([.$G$2]*([.B215]/2))/100);2)" office:value-type="float" office:value="0" calcext:value-type="float">
            <text:p>0,00</text:p>
          </table:table-cell>
          <table:table-cell table:formula="of:=ROUND(IF([.E215]&gt;[.$F$6];IF([.E215]-(([.B215]*[.$G$3])/100)&lt;0;[.E215];([.$G$3]*[.B215])/100);([.$G$3]*([.B215]/2))/100) ;2)" office:value-type="float" office:value="3.06" calcext:value-type="float">
            <text:p>3,06</text:p>
          </table:table-cell>
          <table:table-cell table:formula="of:=[.D215]-[.F215]" office:value-type="float" office:value="41.46" calcext:value-type="float">
            <text:p>41,46</text:p>
          </table:table-cell>
          <table:table-cell table:formula="of:=[.E215]-[.G215]" office:value-type="float" office:value="16.32" calcext:value-type="float">
            <text:p>16,32</text:p>
          </table:table-cell>
          <table:table-cell table:formula="of:=IF([.C215]=[.$L$6];IF([.H215]&lt;[.$N$6];[.$F$2];0);0)" office:value-type="float" office:value="0" calcext:value-type="float">
            <text:p>0,00</text:p>
          </table:table-cell>
          <table:table-cell table:formula="of:=IF([.I215]&lt;5;[.$F$3];0)" office:value-type="float" office:value="0" calcext:value-type="float">
            <text:p>0,00</text:p>
          </table:table-cell>
          <table:table-cell table:formula="of:=IF([.J215]=0;[.H215];[.J215])" office:value-type="float" office:value="41.46" calcext:value-type="float">
            <text:p>41,46</text:p>
          </table:table-cell>
          <table:table-cell table:formula="of:=IF([.K215]=0;[.I215];[.K215])" office:value-type="float" office:value="16.32" calcext:value-type="float">
            <text:p>16,32</text:p>
          </table:table-cell>
          <table:table-cell table:number-columns-repeated="7"/>
        </table:table-row>
        <table:table-row table:style-name="ro2">
          <table:table-cell office:value-type="date" office:date-value="2014-07-24" calcext:value-type="date">
            <text:p>24.07.2014</text:p>
          </table:table-cell>
          <table:table-cell office:value-type="float" office:value="108" calcext:value-type="float">
            <text:p>108</text:p>
          </table:table-cell>
          <table:table-cell table:formula="of:=LOOKUP(WEEKDAY([.A216];2);[.$B$1:.$B$7];[.$C$1:.$C$7])" office:value-type="string" office:string-value="czwartek" calcext:value-type="string">
            <text:p>czwartek</text:p>
          </table:table-cell>
          <table:table-cell table:formula="of:=[.L215]" office:value-type="float" office:value="41.46" calcext:value-type="float">
            <text:p>41,46</text:p>
          </table:table-cell>
          <table:table-cell table:formula="of:=[.M215]" office:value-type="float" office:value="16.32" calcext:value-type="float">
            <text:p>16,32</text:p>
          </table:table-cell>
          <table:table-cell table:formula="of:=ROUND(IF([.E216]&gt;[.$F$6];IF([.E216]-(([.B216]*[.$G$3])/100)&lt;0;((([.E216]*100)/[.$G$3])*[.$G$2])/100;0);([.$G$2]*([.B216]/2))/100);2)" office:value-type="float" office:value="0" calcext:value-type="float">
            <text:p>0,00</text:p>
          </table:table-cell>
          <table:table-cell table:formula="of:=ROUND(IF([.E216]&gt;[.$F$6];IF([.E216]-(([.B216]*[.$G$3])/100)&lt;0;[.E216];([.$G$3]*[.B216])/100);([.$G$3]*([.B216]/2))/100) ;2)" office:value-type="float" office:value="9.72" calcext:value-type="float">
            <text:p>9,72</text:p>
          </table:table-cell>
          <table:table-cell table:formula="of:=[.D216]-[.F216]" office:value-type="float" office:value="41.46" calcext:value-type="float">
            <text:p>41,46</text:p>
          </table:table-cell>
          <table:table-cell table:formula="of:=[.E216]-[.G216]" office:value-type="float" office:value="6.6" calcext:value-type="float">
            <text:p>6,60</text:p>
          </table:table-cell>
          <table:table-cell table:formula="of:=IF([.C216]=[.$L$6];IF([.H216]&lt;[.$N$6];[.$F$2];0);0)" office:value-type="float" office:value="0" calcext:value-type="float">
            <text:p>0,00</text:p>
          </table:table-cell>
          <table:table-cell table:formula="of:=IF([.I216]&lt;5;[.$F$3];0)" office:value-type="float" office:value="0" calcext:value-type="float">
            <text:p>0,00</text:p>
          </table:table-cell>
          <table:table-cell table:formula="of:=IF([.J216]=0;[.H216];[.J216])" office:value-type="float" office:value="41.46" calcext:value-type="float">
            <text:p>41,46</text:p>
          </table:table-cell>
          <table:table-cell table:formula="of:=IF([.K216]=0;[.I216];[.K216])" office:value-type="float" office:value="6.6" calcext:value-type="float">
            <text:p>6,60</text:p>
          </table:table-cell>
          <table:table-cell table:number-columns-repeated="7"/>
        </table:table-row>
        <table:table-row table:style-name="ro2">
          <table:table-cell office:value-type="date" office:date-value="2014-07-25" calcext:value-type="date">
            <text:p>25.07.2014</text:p>
          </table:table-cell>
          <table:table-cell office:value-type="float" office:value="64" calcext:value-type="float">
            <text:p>64</text:p>
          </table:table-cell>
          <table:table-cell table:formula="of:=LOOKUP(WEEKDAY([.A217];2);[.$B$1:.$B$7];[.$C$1:.$C$7])" office:value-type="string" office:string-value="piątek" calcext:value-type="string">
            <text:p>piątek</text:p>
          </table:table-cell>
          <table:table-cell table:formula="of:=[.L216]" office:value-type="float" office:value="41.46" calcext:value-type="float">
            <text:p>41,46</text:p>
          </table:table-cell>
          <table:table-cell table:formula="of:=[.M216]" office:value-type="float" office:value="6.6" calcext:value-type="float">
            <text:p>6,60</text:p>
          </table:table-cell>
          <table:table-cell table:formula="of:=ROUND(IF([.E217]&gt;[.$F$6];IF([.E217]-(([.B217]*[.$G$3])/100)&lt;0;((([.E217]*100)/[.$G$3])*[.$G$2])/100;0);([.$G$2]*([.B217]/2))/100);2)" office:value-type="float" office:value="1.92" calcext:value-type="float">
            <text:p>1,92</text:p>
          </table:table-cell>
          <table:table-cell table:formula="of:=ROUND(IF([.E217]&gt;[.$F$6];IF([.E217]-(([.B217]*[.$G$3])/100)&lt;0;[.E217];([.$G$3]*[.B217])/100);([.$G$3]*([.B217]/2))/100) ;2)" office:value-type="float" office:value="2.88" calcext:value-type="float">
            <text:p>2,88</text:p>
          </table:table-cell>
          <table:table-cell table:formula="of:=[.D217]-[.F217]" office:value-type="float" office:value="39.54" calcext:value-type="float">
            <text:p>39,54</text:p>
          </table:table-cell>
          <table:table-cell table:formula="of:=[.E217]-[.G217]" office:value-type="float" office:value="3.72" calcext:value-type="float">
            <text:p>3,72</text:p>
          </table:table-cell>
          <table:table-cell table:formula="of:=IF([.C217]=[.$L$6];IF([.H217]&lt;[.$N$6];[.$F$2];0);0)" office:value-type="float" office:value="0" calcext:value-type="float">
            <text:p>0,00</text:p>
          </table:table-cell>
          <table:table-cell table:formula="of:=IF([.I217]&lt;5;[.$F$3];0)" office:value-type="float" office:value="30" calcext:value-type="float">
            <text:p>30,00</text:p>
          </table:table-cell>
          <table:table-cell table:formula="of:=IF([.J217]=0;[.H217];[.J217])" office:value-type="float" office:value="39.54" calcext:value-type="float">
            <text:p>39,54</text:p>
          </table:table-cell>
          <table:table-cell table:formula="of:=IF([.K217]=0;[.I217];[.K21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7-26" calcext:value-type="date">
            <text:p>26.07.2014</text:p>
          </table:table-cell>
          <table:table-cell office:value-type="float" office:value="53" calcext:value-type="float">
            <text:p>53</text:p>
          </table:table-cell>
          <table:table-cell table:formula="of:=LOOKUP(WEEKDAY([.A218];2);[.$B$1:.$B$7];[.$C$1:.$C$7])" office:value-type="string" office:string-value="sobota" calcext:value-type="string">
            <text:p>sobota</text:p>
          </table:table-cell>
          <table:table-cell table:formula="of:=[.L217]" office:value-type="float" office:value="39.54" calcext:value-type="float">
            <text:p>39,54</text:p>
          </table:table-cell>
          <table:table-cell table:formula="of:=[.M217]" office:value-type="float" office:value="30" calcext:value-type="float">
            <text:p>30,00</text:p>
          </table:table-cell>
          <table:table-cell table:formula="of:=ROUND(IF([.E218]&gt;[.$F$6];IF([.E218]-(([.B218]*[.$G$3])/100)&lt;0;((([.E218]*100)/[.$G$3])*[.$G$2])/100;0);([.$G$2]*([.B218]/2))/100);2)" office:value-type="float" office:value="0" calcext:value-type="float">
            <text:p>0,00</text:p>
          </table:table-cell>
          <table:table-cell table:formula="of:=ROUND(IF([.E218]&gt;[.$F$6];IF([.E218]-(([.B218]*[.$G$3])/100)&lt;0;[.E218];([.$G$3]*[.B218])/100);([.$G$3]*([.B218]/2))/100) ;2)" office:value-type="float" office:value="4.77" calcext:value-type="float">
            <text:p>4,77</text:p>
          </table:table-cell>
          <table:table-cell table:formula="of:=[.D218]-[.F218]" office:value-type="float" office:value="39.54" calcext:value-type="float">
            <text:p>39,54</text:p>
          </table:table-cell>
          <table:table-cell table:formula="of:=[.E218]-[.G218]" office:value-type="float" office:value="25.23" calcext:value-type="float">
            <text:p>25,23</text:p>
          </table:table-cell>
          <table:table-cell table:formula="of:=IF([.C218]=[.$L$6];IF([.H218]&lt;[.$N$6];[.$F$2];0);0)" office:value-type="float" office:value="0" calcext:value-type="float">
            <text:p>0,00</text:p>
          </table:table-cell>
          <table:table-cell table:formula="of:=IF([.I218]&lt;5;[.$F$3];0)" office:value-type="float" office:value="0" calcext:value-type="float">
            <text:p>0,00</text:p>
          </table:table-cell>
          <table:table-cell table:formula="of:=IF([.J218]=0;[.H218];[.J218])" office:value-type="float" office:value="39.54" calcext:value-type="float">
            <text:p>39,54</text:p>
          </table:table-cell>
          <table:table-cell table:formula="of:=IF([.K218]=0;[.I218];[.K218])" office:value-type="float" office:value="25.23" calcext:value-type="float">
            <text:p>25,23</text:p>
          </table:table-cell>
          <table:table-cell table:number-columns-repeated="7"/>
        </table:table-row>
        <table:table-row table:style-name="ro2">
          <table:table-cell office:value-type="date" office:date-value="2014-07-27" calcext:value-type="date">
            <text:p>27.07.2014</text:p>
          </table:table-cell>
          <table:table-cell office:value-type="float" office:value="66" calcext:value-type="float">
            <text:p>66</text:p>
          </table:table-cell>
          <table:table-cell table:formula="of:=LOOKUP(WEEKDAY([.A219];2);[.$B$1:.$B$7];[.$C$1:.$C$7])" office:value-type="string" office:string-value="niedziela" calcext:value-type="string">
            <text:p>niedziela</text:p>
          </table:table-cell>
          <table:table-cell table:formula="of:=[.L218]" office:value-type="float" office:value="39.54" calcext:value-type="float">
            <text:p>39,54</text:p>
          </table:table-cell>
          <table:table-cell table:formula="of:=[.M218]" office:value-type="float" office:value="25.23" calcext:value-type="float">
            <text:p>25,23</text:p>
          </table:table-cell>
          <table:table-cell table:formula="of:=ROUND(IF([.E219]&gt;[.$F$6];IF([.E219]-(([.B219]*[.$G$3])/100)&lt;0;((([.E219]*100)/[.$G$3])*[.$G$2])/100;0);([.$G$2]*([.B219]/2))/100);2)" office:value-type="float" office:value="0" calcext:value-type="float">
            <text:p>0,00</text:p>
          </table:table-cell>
          <table:table-cell table:formula="of:=ROUND(IF([.E219]&gt;[.$F$6];IF([.E219]-(([.B219]*[.$G$3])/100)&lt;0;[.E219];([.$G$3]*[.B219])/100);([.$G$3]*([.B219]/2))/100) ;2)" office:value-type="float" office:value="5.94" calcext:value-type="float">
            <text:p>5,94</text:p>
          </table:table-cell>
          <table:table-cell table:formula="of:=[.D219]-[.F219]" office:value-type="float" office:value="39.54" calcext:value-type="float">
            <text:p>39,54</text:p>
          </table:table-cell>
          <table:table-cell table:formula="of:=[.E219]-[.G219]" office:value-type="float" office:value="19.29" calcext:value-type="float">
            <text:p>19,29</text:p>
          </table:table-cell>
          <table:table-cell table:formula="of:=IF([.C219]=[.$L$6];IF([.H219]&lt;[.$N$6];[.$F$2];0);0)" office:value-type="float" office:value="0" calcext:value-type="float">
            <text:p>0,00</text:p>
          </table:table-cell>
          <table:table-cell table:formula="of:=IF([.I219]&lt;5;[.$F$3];0)" office:value-type="float" office:value="0" calcext:value-type="float">
            <text:p>0,00</text:p>
          </table:table-cell>
          <table:table-cell table:formula="of:=IF([.J219]=0;[.H219];[.J219])" office:value-type="float" office:value="39.54" calcext:value-type="float">
            <text:p>39,54</text:p>
          </table:table-cell>
          <table:table-cell table:formula="of:=IF([.K219]=0;[.I219];[.K219])" office:value-type="float" office:value="19.29" calcext:value-type="float">
            <text:p>19,29</text:p>
          </table:table-cell>
          <table:table-cell table:number-columns-repeated="7"/>
        </table:table-row>
        <table:table-row table:style-name="ro2">
          <table:table-cell office:value-type="date" office:date-value="2014-07-28" calcext:value-type="date">
            <text:p>28.07.2014</text:p>
          </table:table-cell>
          <table:table-cell office:value-type="float" office:value="109" calcext:value-type="float">
            <text:p>109</text:p>
          </table:table-cell>
          <table:table-cell table:formula="of:=LOOKUP(WEEKDAY([.A220];2);[.$B$1:.$B$7];[.$C$1:.$C$7])" office:value-type="string" office:string-value="poniedziałek" calcext:value-type="string">
            <text:p>poniedziałek</text:p>
          </table:table-cell>
          <table:table-cell table:formula="of:=[.L219]" office:value-type="float" office:value="39.54" calcext:value-type="float">
            <text:p>39,54</text:p>
          </table:table-cell>
          <table:table-cell table:formula="of:=[.M219]" office:value-type="float" office:value="19.29" calcext:value-type="float">
            <text:p>19,29</text:p>
          </table:table-cell>
          <table:table-cell table:formula="of:=ROUND(IF([.E220]&gt;[.$F$6];IF([.E220]-(([.B220]*[.$G$3])/100)&lt;0;((([.E220]*100)/[.$G$3])*[.$G$2])/100;0);([.$G$2]*([.B220]/2))/100);2)" office:value-type="float" office:value="0" calcext:value-type="float">
            <text:p>0,00</text:p>
          </table:table-cell>
          <table:table-cell table:formula="of:=ROUND(IF([.E220]&gt;[.$F$6];IF([.E220]-(([.B220]*[.$G$3])/100)&lt;0;[.E220];([.$G$3]*[.B220])/100);([.$G$3]*([.B220]/2))/100) ;2)" office:value-type="float" office:value="9.81" calcext:value-type="float">
            <text:p>9,81</text:p>
          </table:table-cell>
          <table:table-cell table:formula="of:=[.D220]-[.F220]" office:value-type="float" office:value="39.54" calcext:value-type="float">
            <text:p>39,54</text:p>
          </table:table-cell>
          <table:table-cell table:formula="of:=[.E220]-[.G220]" office:value-type="float" office:value="9.48" calcext:value-type="float">
            <text:p>9,48</text:p>
          </table:table-cell>
          <table:table-cell table:formula="of:=IF([.C220]=[.$L$6];IF([.H220]&lt;[.$N$6];[.$F$2];0);0)" office:value-type="float" office:value="0" calcext:value-type="float">
            <text:p>0,00</text:p>
          </table:table-cell>
          <table:table-cell table:formula="of:=IF([.I220]&lt;5;[.$F$3];0)" office:value-type="float" office:value="0" calcext:value-type="float">
            <text:p>0,00</text:p>
          </table:table-cell>
          <table:table-cell table:formula="of:=IF([.J220]=0;[.H220];[.J220])" office:value-type="float" office:value="39.54" calcext:value-type="float">
            <text:p>39,54</text:p>
          </table:table-cell>
          <table:table-cell table:formula="of:=IF([.K220]=0;[.I220];[.K220])" office:value-type="float" office:value="9.48" calcext:value-type="float">
            <text:p>9,48</text:p>
          </table:table-cell>
          <table:table-cell table:number-columns-repeated="7"/>
        </table:table-row>
        <table:table-row table:style-name="ro2">
          <table:table-cell office:value-type="date" office:date-value="2014-07-29" calcext:value-type="date">
            <text:p>29.07.2014</text:p>
          </table:table-cell>
          <table:table-cell office:value-type="float" office:value="70" calcext:value-type="float">
            <text:p>70</text:p>
          </table:table-cell>
          <table:table-cell table:formula="of:=LOOKUP(WEEKDAY([.A221];2);[.$B$1:.$B$7];[.$C$1:.$C$7])" office:value-type="string" office:string-value="wtorek" calcext:value-type="string">
            <text:p>wtorek</text:p>
          </table:table-cell>
          <table:table-cell table:formula="of:=[.L220]" office:value-type="float" office:value="39.54" calcext:value-type="float">
            <text:p>39,54</text:p>
          </table:table-cell>
          <table:table-cell table:formula="of:=[.M220]" office:value-type="float" office:value="9.48" calcext:value-type="float">
            <text:p>9,48</text:p>
          </table:table-cell>
          <table:table-cell table:formula="of:=ROUND(IF([.E221]&gt;[.$F$6];IF([.E221]-(([.B221]*[.$G$3])/100)&lt;0;((([.E221]*100)/[.$G$3])*[.$G$2])/100;0);([.$G$2]*([.B221]/2))/100);2)" office:value-type="float" office:value="2.1" calcext:value-type="float">
            <text:p>2,10</text:p>
          </table:table-cell>
          <table:table-cell table:formula="of:=ROUND(IF([.E221]&gt;[.$F$6];IF([.E221]-(([.B221]*[.$G$3])/100)&lt;0;[.E221];([.$G$3]*[.B221])/100);([.$G$3]*([.B221]/2))/100) ;2)" office:value-type="float" office:value="3.15" calcext:value-type="float">
            <text:p>3,15</text:p>
          </table:table-cell>
          <table:table-cell table:formula="of:=[.D221]-[.F221]" office:value-type="float" office:value="37.44" calcext:value-type="float">
            <text:p>37,44</text:p>
          </table:table-cell>
          <table:table-cell table:formula="of:=[.E221]-[.G221]" office:value-type="float" office:value="6.33" calcext:value-type="float">
            <text:p>6,33</text:p>
          </table:table-cell>
          <table:table-cell table:formula="of:=IF([.C221]=[.$L$6];IF([.H221]&lt;[.$N$6];[.$F$2];0);0)" office:value-type="float" office:value="0" calcext:value-type="float">
            <text:p>0,00</text:p>
          </table:table-cell>
          <table:table-cell table:formula="of:=IF([.I221]&lt;5;[.$F$3];0)" office:value-type="float" office:value="0" calcext:value-type="float">
            <text:p>0,00</text:p>
          </table:table-cell>
          <table:table-cell table:formula="of:=IF([.J221]=0;[.H221];[.J221])" office:value-type="float" office:value="37.44" calcext:value-type="float">
            <text:p>37,44</text:p>
          </table:table-cell>
          <table:table-cell table:formula="of:=IF([.K221]=0;[.I221];[.K221])" office:value-type="float" office:value="6.33" calcext:value-type="float">
            <text:p>6,33</text:p>
          </table:table-cell>
          <table:table-cell table:number-columns-repeated="7"/>
        </table:table-row>
        <table:table-row table:style-name="ro2">
          <table:table-cell office:value-type="date" office:date-value="2014-07-30" calcext:value-type="date">
            <text:p>30.07.2014</text:p>
          </table:table-cell>
          <table:table-cell office:value-type="float" office:value="29" calcext:value-type="float">
            <text:p>29</text:p>
          </table:table-cell>
          <table:table-cell table:formula="of:=LOOKUP(WEEKDAY([.A222];2);[.$B$1:.$B$7];[.$C$1:.$C$7])" office:value-type="string" office:string-value="środa" calcext:value-type="string">
            <text:p>środa</text:p>
          </table:table-cell>
          <table:table-cell table:formula="of:=[.L221]" office:value-type="float" office:value="37.44" calcext:value-type="float">
            <text:p>37,44</text:p>
          </table:table-cell>
          <table:table-cell table:formula="of:=[.M221]" office:value-type="float" office:value="6.33" calcext:value-type="float">
            <text:p>6,33</text:p>
          </table:table-cell>
          <table:table-cell table:formula="of:=ROUND(IF([.E222]&gt;[.$F$6];IF([.E222]-(([.B222]*[.$G$3])/100)&lt;0;((([.E222]*100)/[.$G$3])*[.$G$2])/100;0);([.$G$2]*([.B222]/2))/100);2)" office:value-type="float" office:value="0.87" calcext:value-type="float">
            <text:p>0,87</text:p>
          </table:table-cell>
          <table:table-cell table:formula="of:=ROUND(IF([.E222]&gt;[.$F$6];IF([.E222]-(([.B222]*[.$G$3])/100)&lt;0;[.E222];([.$G$3]*[.B222])/100);([.$G$3]*([.B222]/2))/100) ;2)" office:value-type="float" office:value="1.31" calcext:value-type="float">
            <text:p>1,31</text:p>
          </table:table-cell>
          <table:table-cell table:formula="of:=[.D222]-[.F222]" office:value-type="float" office:value="36.57" calcext:value-type="float">
            <text:p>36,57</text:p>
          </table:table-cell>
          <table:table-cell table:formula="of:=[.E222]-[.G222]" office:value-type="float" office:value="5.02" calcext:value-type="float">
            <text:p>5,02</text:p>
          </table:table-cell>
          <table:table-cell table:formula="of:=IF([.C222]=[.$L$6];IF([.H222]&lt;[.$N$6];[.$F$2];0);0)" office:value-type="float" office:value="0" calcext:value-type="float">
            <text:p>0,00</text:p>
          </table:table-cell>
          <table:table-cell table:formula="of:=IF([.I222]&lt;5;[.$F$3];0)" office:value-type="float" office:value="0" calcext:value-type="float">
            <text:p>0,00</text:p>
          </table:table-cell>
          <table:table-cell table:formula="of:=IF([.J222]=0;[.H222];[.J222])" office:value-type="float" office:value="36.57" calcext:value-type="float">
            <text:p>36,57</text:p>
          </table:table-cell>
          <table:table-cell table:formula="of:=IF([.K222]=0;[.I222];[.K222])" office:value-type="float" office:value="5.02" calcext:value-type="float">
            <text:p>5,02</text:p>
          </table:table-cell>
          <table:table-cell table:number-columns-repeated="7"/>
        </table:table-row>
        <table:table-row table:style-name="ro2">
          <table:table-cell office:value-type="date" office:date-value="2014-07-31" calcext:value-type="date">
            <text:p>31.07.2014</text:p>
          </table:table-cell>
          <table:table-cell office:value-type="float" office:value="41" calcext:value-type="float">
            <text:p>41</text:p>
          </table:table-cell>
          <table:table-cell table:formula="of:=LOOKUP(WEEKDAY([.A223];2);[.$B$1:.$B$7];[.$C$1:.$C$7])" office:value-type="string" office:string-value="czwartek" calcext:value-type="string">
            <text:p>czwartek</text:p>
          </table:table-cell>
          <table:table-cell table:formula="of:=[.L222]" office:value-type="float" office:value="36.57" calcext:value-type="float">
            <text:p>36,57</text:p>
          </table:table-cell>
          <table:table-cell table:formula="of:=[.M222]" office:value-type="float" office:value="5.02" calcext:value-type="float">
            <text:p>5,02</text:p>
          </table:table-cell>
          <table:table-cell table:formula="of:=ROUND(IF([.E223]&gt;[.$F$6];IF([.E223]-(([.B223]*[.$G$3])/100)&lt;0;((([.E223]*100)/[.$G$3])*[.$G$2])/100;0);([.$G$2]*([.B223]/2))/100);2)" office:value-type="float" office:value="1.23" calcext:value-type="float">
            <text:p>1,23</text:p>
          </table:table-cell>
          <table:table-cell table:formula="of:=ROUND(IF([.E223]&gt;[.$F$6];IF([.E223]-(([.B223]*[.$G$3])/100)&lt;0;[.E223];([.$G$3]*[.B223])/100);([.$G$3]*([.B223]/2))/100) ;2)" office:value-type="float" office:value="1.85" calcext:value-type="float">
            <text:p>1,85</text:p>
          </table:table-cell>
          <table:table-cell table:formula="of:=[.D223]-[.F223]" office:value-type="float" office:value="35.34" calcext:value-type="float">
            <text:p>35,34</text:p>
          </table:table-cell>
          <table:table-cell table:formula="of:=[.E223]-[.G223]" office:value-type="float" office:value="3.17" calcext:value-type="float">
            <text:p>3,17</text:p>
          </table:table-cell>
          <table:table-cell table:formula="of:=IF([.C223]=[.$L$6];IF([.H223]&lt;[.$N$6];[.$F$2];0);0)" office:value-type="float" office:value="45" calcext:value-type="float">
            <text:p>45,00</text:p>
          </table:table-cell>
          <table:table-cell table:formula="of:=IF([.I223]&lt;5;[.$F$3];0)" office:value-type="float" office:value="30" calcext:value-type="float">
            <text:p>30,00</text:p>
          </table:table-cell>
          <table:table-cell table:formula="of:=IF([.J223]=0;[.H223];[.J223])" office:value-type="float" office:value="45" calcext:value-type="float">
            <text:p>45,00</text:p>
          </table:table-cell>
          <table:table-cell table:formula="of:=IF([.K223]=0;[.I223];[.K22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8-01" calcext:value-type="date">
            <text:p>1.08.2014</text:p>
          </table:table-cell>
          <table:table-cell office:value-type="float" office:value="41" calcext:value-type="float">
            <text:p>41</text:p>
          </table:table-cell>
          <table:table-cell table:formula="of:=LOOKUP(WEEKDAY([.A224];2);[.$B$1:.$B$7];[.$C$1:.$C$7])" office:value-type="string" office:string-value="piątek" calcext:value-type="string">
            <text:p>piątek</text:p>
          </table:table-cell>
          <table:table-cell table:formula="of:=[.L223]" office:value-type="float" office:value="45" calcext:value-type="float">
            <text:p>45,00</text:p>
          </table:table-cell>
          <table:table-cell table:formula="of:=[.M223]" office:value-type="float" office:value="30" calcext:value-type="float">
            <text:p>30,00</text:p>
          </table:table-cell>
          <table:table-cell table:formula="of:=ROUND(IF([.E224]&gt;[.$F$6];IF([.E224]-(([.B224]*[.$G$3])/100)&lt;0;((([.E224]*100)/[.$G$3])*[.$G$2])/100;0);([.$G$2]*([.B224]/2))/100);2)" office:value-type="float" office:value="0" calcext:value-type="float">
            <text:p>0,00</text:p>
          </table:table-cell>
          <table:table-cell table:formula="of:=ROUND(IF([.E224]&gt;[.$F$6];IF([.E224]-(([.B224]*[.$G$3])/100)&lt;0;[.E224];([.$G$3]*[.B224])/100);([.$G$3]*([.B224]/2))/100) ;2)" office:value-type="float" office:value="3.69" calcext:value-type="float">
            <text:p>3,69</text:p>
          </table:table-cell>
          <table:table-cell table:formula="of:=[.D224]-[.F224]" office:value-type="float" office:value="45" calcext:value-type="float">
            <text:p>45,00</text:p>
          </table:table-cell>
          <table:table-cell table:formula="of:=[.E224]-[.G224]" office:value-type="float" office:value="26.31" calcext:value-type="float">
            <text:p>26,31</text:p>
          </table:table-cell>
          <table:table-cell table:formula="of:=IF([.C224]=[.$L$6];IF([.H224]&lt;[.$N$6];[.$F$2];0);0)" office:value-type="float" office:value="0" calcext:value-type="float">
            <text:p>0,00</text:p>
          </table:table-cell>
          <table:table-cell table:formula="of:=IF([.I224]&lt;5;[.$F$3];0)" office:value-type="float" office:value="0" calcext:value-type="float">
            <text:p>0,00</text:p>
          </table:table-cell>
          <table:table-cell table:formula="of:=IF([.J224]=0;[.H224];[.J224])" office:value-type="float" office:value="45" calcext:value-type="float">
            <text:p>45,00</text:p>
          </table:table-cell>
          <table:table-cell table:formula="of:=IF([.K224]=0;[.I224];[.K224])" office:value-type="float" office:value="26.31" calcext:value-type="float">
            <text:p>26,31</text:p>
          </table:table-cell>
          <table:table-cell table:number-columns-repeated="7"/>
        </table:table-row>
        <table:table-row table:style-name="ro2">
          <table:table-cell office:value-type="date" office:date-value="2014-08-02" calcext:value-type="date">
            <text:p>2.08.2014</text:p>
          </table:table-cell>
          <table:table-cell office:value-type="float" office:value="116" calcext:value-type="float">
            <text:p>116</text:p>
          </table:table-cell>
          <table:table-cell table:formula="of:=LOOKUP(WEEKDAY([.A225];2);[.$B$1:.$B$7];[.$C$1:.$C$7])" office:value-type="string" office:string-value="sobota" calcext:value-type="string">
            <text:p>sobota</text:p>
          </table:table-cell>
          <table:table-cell table:formula="of:=[.L224]" office:value-type="float" office:value="45" calcext:value-type="float">
            <text:p>45,00</text:p>
          </table:table-cell>
          <table:table-cell table:formula="of:=[.M224]" office:value-type="float" office:value="26.31" calcext:value-type="float">
            <text:p>26,31</text:p>
          </table:table-cell>
          <table:table-cell table:formula="of:=ROUND(IF([.E225]&gt;[.$F$6];IF([.E225]-(([.B225]*[.$G$3])/100)&lt;0;((([.E225]*100)/[.$G$3])*[.$G$2])/100;0);([.$G$2]*([.B225]/2))/100);2)" office:value-type="float" office:value="0" calcext:value-type="float">
            <text:p>0,00</text:p>
          </table:table-cell>
          <table:table-cell table:formula="of:=ROUND(IF([.E225]&gt;[.$F$6];IF([.E225]-(([.B225]*[.$G$3])/100)&lt;0;[.E225];([.$G$3]*[.B225])/100);([.$G$3]*([.B225]/2))/100) ;2)" office:value-type="float" office:value="10.44" calcext:value-type="float">
            <text:p>10,44</text:p>
          </table:table-cell>
          <table:table-cell table:formula="of:=[.D225]-[.F225]" office:value-type="float" office:value="45" calcext:value-type="float">
            <text:p>45,00</text:p>
          </table:table-cell>
          <table:table-cell table:formula="of:=[.E225]-[.G225]" office:value-type="float" office:value="15.87" calcext:value-type="float">
            <text:p>15,87</text:p>
          </table:table-cell>
          <table:table-cell table:formula="of:=IF([.C225]=[.$L$6];IF([.H225]&lt;[.$N$6];[.$F$2];0);0)" office:value-type="float" office:value="0" calcext:value-type="float">
            <text:p>0,00</text:p>
          </table:table-cell>
          <table:table-cell table:formula="of:=IF([.I225]&lt;5;[.$F$3];0)" office:value-type="float" office:value="0" calcext:value-type="float">
            <text:p>0,00</text:p>
          </table:table-cell>
          <table:table-cell table:formula="of:=IF([.J225]=0;[.H225];[.J225])" office:value-type="float" office:value="45" calcext:value-type="float">
            <text:p>45,00</text:p>
          </table:table-cell>
          <table:table-cell table:formula="of:=IF([.K225]=0;[.I225];[.K225])" office:value-type="float" office:value="15.87" calcext:value-type="float">
            <text:p>15,87</text:p>
          </table:table-cell>
          <table:table-cell table:number-columns-repeated="7"/>
        </table:table-row>
        <table:table-row table:style-name="ro2">
          <table:table-cell office:value-type="date" office:date-value="2014-08-03" calcext:value-type="date">
            <text:p>3.08.2014</text:p>
          </table:table-cell>
          <table:table-cell office:value-type="float" office:value="128" calcext:value-type="float">
            <text:p>128</text:p>
          </table:table-cell>
          <table:table-cell table:formula="of:=LOOKUP(WEEKDAY([.A226];2);[.$B$1:.$B$7];[.$C$1:.$C$7])" office:value-type="string" office:string-value="niedziela" calcext:value-type="string">
            <text:p>niedziela</text:p>
          </table:table-cell>
          <table:table-cell table:formula="of:=[.L225]" office:value-type="float" office:value="45" calcext:value-type="float">
            <text:p>45,00</text:p>
          </table:table-cell>
          <table:table-cell table:formula="of:=[.M225]" office:value-type="float" office:value="15.87" calcext:value-type="float">
            <text:p>15,87</text:p>
          </table:table-cell>
          <table:table-cell table:formula="of:=ROUND(IF([.E226]&gt;[.$F$6];IF([.E226]-(([.B226]*[.$G$3])/100)&lt;0;((([.E226]*100)/[.$G$3])*[.$G$2])/100;0);([.$G$2]*([.B226]/2))/100);2)" office:value-type="float" office:value="0" calcext:value-type="float">
            <text:p>0,00</text:p>
          </table:table-cell>
          <table:table-cell table:formula="of:=ROUND(IF([.E226]&gt;[.$F$6];IF([.E226]-(([.B226]*[.$G$3])/100)&lt;0;[.E226];([.$G$3]*[.B226])/100);([.$G$3]*([.B226]/2))/100) ;2)" office:value-type="float" office:value="11.52" calcext:value-type="float">
            <text:p>11,52</text:p>
          </table:table-cell>
          <table:table-cell table:formula="of:=[.D226]-[.F226]" office:value-type="float" office:value="45" calcext:value-type="float">
            <text:p>45,00</text:p>
          </table:table-cell>
          <table:table-cell table:formula="of:=[.E226]-[.G226]" office:value-type="float" office:value="4.35" calcext:value-type="float">
            <text:p>4,35</text:p>
          </table:table-cell>
          <table:table-cell table:formula="of:=IF([.C226]=[.$L$6];IF([.H226]&lt;[.$N$6];[.$F$2];0);0)" office:value-type="float" office:value="0" calcext:value-type="float">
            <text:p>0,00</text:p>
          </table:table-cell>
          <table:table-cell table:formula="of:=IF([.I226]&lt;5;[.$F$3];0)" office:value-type="float" office:value="30" calcext:value-type="float">
            <text:p>30,00</text:p>
          </table:table-cell>
          <table:table-cell table:formula="of:=IF([.J226]=0;[.H226];[.J226])" office:value-type="float" office:value="45" calcext:value-type="float">
            <text:p>45,00</text:p>
          </table:table-cell>
          <table:table-cell table:formula="of:=IF([.K226]=0;[.I226];[.K22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8-04" calcext:value-type="date">
            <text:p>4.08.2014</text:p>
          </table:table-cell>
          <table:table-cell office:value-type="float" office:value="66" calcext:value-type="float">
            <text:p>66</text:p>
          </table:table-cell>
          <table:table-cell table:formula="of:=LOOKUP(WEEKDAY([.A227];2);[.$B$1:.$B$7];[.$C$1:.$C$7])" office:value-type="string" office:string-value="poniedziałek" calcext:value-type="string">
            <text:p>poniedziałek</text:p>
          </table:table-cell>
          <table:table-cell table:formula="of:=[.L226]" office:value-type="float" office:value="45" calcext:value-type="float">
            <text:p>45,00</text:p>
          </table:table-cell>
          <table:table-cell table:formula="of:=[.M226]" office:value-type="float" office:value="30" calcext:value-type="float">
            <text:p>30,00</text:p>
          </table:table-cell>
          <table:table-cell table:formula="of:=ROUND(IF([.E227]&gt;[.$F$6];IF([.E227]-(([.B227]*[.$G$3])/100)&lt;0;((([.E227]*100)/[.$G$3])*[.$G$2])/100;0);([.$G$2]*([.B227]/2))/100);2)" office:value-type="float" office:value="0" calcext:value-type="float">
            <text:p>0,00</text:p>
          </table:table-cell>
          <table:table-cell table:formula="of:=ROUND(IF([.E227]&gt;[.$F$6];IF([.E227]-(([.B227]*[.$G$3])/100)&lt;0;[.E227];([.$G$3]*[.B227])/100);([.$G$3]*([.B227]/2))/100) ;2)" office:value-type="float" office:value="5.94" calcext:value-type="float">
            <text:p>5,94</text:p>
          </table:table-cell>
          <table:table-cell table:formula="of:=[.D227]-[.F227]" office:value-type="float" office:value="45" calcext:value-type="float">
            <text:p>45,00</text:p>
          </table:table-cell>
          <table:table-cell table:formula="of:=[.E227]-[.G227]" office:value-type="float" office:value="24.06" calcext:value-type="float">
            <text:p>24,06</text:p>
          </table:table-cell>
          <table:table-cell table:formula="of:=IF([.C227]=[.$L$6];IF([.H227]&lt;[.$N$6];[.$F$2];0);0)" office:value-type="float" office:value="0" calcext:value-type="float">
            <text:p>0,00</text:p>
          </table:table-cell>
          <table:table-cell table:formula="of:=IF([.I227]&lt;5;[.$F$3];0)" office:value-type="float" office:value="0" calcext:value-type="float">
            <text:p>0,00</text:p>
          </table:table-cell>
          <table:table-cell table:formula="of:=IF([.J227]=0;[.H227];[.J227])" office:value-type="float" office:value="45" calcext:value-type="float">
            <text:p>45,00</text:p>
          </table:table-cell>
          <table:table-cell table:formula="of:=IF([.K227]=0;[.I227];[.K227])" office:value-type="float" office:value="24.06" calcext:value-type="float">
            <text:p>24,06</text:p>
          </table:table-cell>
          <table:table-cell table:number-columns-repeated="7"/>
        </table:table-row>
        <table:table-row table:style-name="ro2">
          <table:table-cell office:value-type="date" office:date-value="2014-08-05" calcext:value-type="date">
            <text:p>5.08.2014</text:p>
          </table:table-cell>
          <table:table-cell office:value-type="float" office:value="129" calcext:value-type="float">
            <text:p>129</text:p>
          </table:table-cell>
          <table:table-cell table:formula="of:=LOOKUP(WEEKDAY([.A228];2);[.$B$1:.$B$7];[.$C$1:.$C$7])" office:value-type="string" office:string-value="wtorek" calcext:value-type="string">
            <text:p>wtorek</text:p>
          </table:table-cell>
          <table:table-cell table:formula="of:=[.L227]" office:value-type="float" office:value="45" calcext:value-type="float">
            <text:p>45,00</text:p>
          </table:table-cell>
          <table:table-cell table:formula="of:=[.M227]" office:value-type="float" office:value="24.06" calcext:value-type="float">
            <text:p>24,06</text:p>
          </table:table-cell>
          <table:table-cell table:formula="of:=ROUND(IF([.E228]&gt;[.$F$6];IF([.E228]-(([.B228]*[.$G$3])/100)&lt;0;((([.E228]*100)/[.$G$3])*[.$G$2])/100;0);([.$G$2]*([.B228]/2))/100);2)" office:value-type="float" office:value="0" calcext:value-type="float">
            <text:p>0,00</text:p>
          </table:table-cell>
          <table:table-cell table:formula="of:=ROUND(IF([.E228]&gt;[.$F$6];IF([.E228]-(([.B228]*[.$G$3])/100)&lt;0;[.E228];([.$G$3]*[.B228])/100);([.$G$3]*([.B228]/2))/100) ;2)" office:value-type="float" office:value="11.61" calcext:value-type="float">
            <text:p>11,61</text:p>
          </table:table-cell>
          <table:table-cell table:formula="of:=[.D228]-[.F228]" office:value-type="float" office:value="45" calcext:value-type="float">
            <text:p>45,00</text:p>
          </table:table-cell>
          <table:table-cell table:formula="of:=[.E228]-[.G228]" office:value-type="float" office:value="12.45" calcext:value-type="float">
            <text:p>12,45</text:p>
          </table:table-cell>
          <table:table-cell table:formula="of:=IF([.C228]=[.$L$6];IF([.H228]&lt;[.$N$6];[.$F$2];0);0)" office:value-type="float" office:value="0" calcext:value-type="float">
            <text:p>0,00</text:p>
          </table:table-cell>
          <table:table-cell table:formula="of:=IF([.I228]&lt;5;[.$F$3];0)" office:value-type="float" office:value="0" calcext:value-type="float">
            <text:p>0,00</text:p>
          </table:table-cell>
          <table:table-cell table:formula="of:=IF([.J228]=0;[.H228];[.J228])" office:value-type="float" office:value="45" calcext:value-type="float">
            <text:p>45,00</text:p>
          </table:table-cell>
          <table:table-cell table:formula="of:=IF([.K228]=0;[.I228];[.K228])" office:value-type="float" office:value="12.45" calcext:value-type="float">
            <text:p>12,45</text:p>
          </table:table-cell>
          <table:table-cell table:number-columns-repeated="7"/>
        </table:table-row>
        <table:table-row table:style-name="ro2">
          <table:table-cell office:value-type="date" office:date-value="2014-08-06" calcext:value-type="date">
            <text:p>6.08.2014</text:p>
          </table:table-cell>
          <table:table-cell office:value-type="float" office:value="41" calcext:value-type="float">
            <text:p>41</text:p>
          </table:table-cell>
          <table:table-cell table:formula="of:=LOOKUP(WEEKDAY([.A229];2);[.$B$1:.$B$7];[.$C$1:.$C$7])" office:value-type="string" office:string-value="środa" calcext:value-type="string">
            <text:p>środa</text:p>
          </table:table-cell>
          <table:table-cell table:formula="of:=[.L228]" office:value-type="float" office:value="45" calcext:value-type="float">
            <text:p>45,00</text:p>
          </table:table-cell>
          <table:table-cell table:formula="of:=[.M228]" office:value-type="float" office:value="12.45" calcext:value-type="float">
            <text:p>12,45</text:p>
          </table:table-cell>
          <table:table-cell table:formula="of:=ROUND(IF([.E229]&gt;[.$F$6];IF([.E229]-(([.B229]*[.$G$3])/100)&lt;0;((([.E229]*100)/[.$G$3])*[.$G$2])/100;0);([.$G$2]*([.B229]/2))/100);2)" office:value-type="float" office:value="1.23" calcext:value-type="float">
            <text:p>1,23</text:p>
          </table:table-cell>
          <table:table-cell table:formula="of:=ROUND(IF([.E229]&gt;[.$F$6];IF([.E229]-(([.B229]*[.$G$3])/100)&lt;0;[.E229];([.$G$3]*[.B229])/100);([.$G$3]*([.B229]/2))/100) ;2)" office:value-type="float" office:value="1.85" calcext:value-type="float">
            <text:p>1,85</text:p>
          </table:table-cell>
          <table:table-cell table:formula="of:=[.D229]-[.F229]" office:value-type="float" office:value="43.77" calcext:value-type="float">
            <text:p>43,77</text:p>
          </table:table-cell>
          <table:table-cell table:formula="of:=[.E229]-[.G229]" office:value-type="float" office:value="10.6" calcext:value-type="float">
            <text:p>10,60</text:p>
          </table:table-cell>
          <table:table-cell table:formula="of:=IF([.C229]=[.$L$6];IF([.H229]&lt;[.$N$6];[.$F$2];0);0)" office:value-type="float" office:value="0" calcext:value-type="float">
            <text:p>0,00</text:p>
          </table:table-cell>
          <table:table-cell table:formula="of:=IF([.I229]&lt;5;[.$F$3];0)" office:value-type="float" office:value="0" calcext:value-type="float">
            <text:p>0,00</text:p>
          </table:table-cell>
          <table:table-cell table:formula="of:=IF([.J229]=0;[.H229];[.J229])" office:value-type="float" office:value="43.77" calcext:value-type="float">
            <text:p>43,77</text:p>
          </table:table-cell>
          <table:table-cell table:formula="of:=IF([.K229]=0;[.I229];[.K229])" office:value-type="float" office:value="10.6" calcext:value-type="float">
            <text:p>10,60</text:p>
          </table:table-cell>
          <table:table-cell table:number-columns-repeated="7"/>
        </table:table-row>
        <table:table-row table:style-name="ro2">
          <table:table-cell office:value-type="date" office:date-value="2014-08-07" calcext:value-type="date">
            <text:p>7.08.2014</text:p>
          </table:table-cell>
          <table:table-cell office:value-type="float" office:value="51" calcext:value-type="float">
            <text:p>51</text:p>
          </table:table-cell>
          <table:table-cell table:formula="of:=LOOKUP(WEEKDAY([.A230];2);[.$B$1:.$B$7];[.$C$1:.$C$7])" office:value-type="string" office:string-value="czwartek" calcext:value-type="string">
            <text:p>czwartek</text:p>
          </table:table-cell>
          <table:table-cell table:formula="of:=[.L229]" office:value-type="float" office:value="43.77" calcext:value-type="float">
            <text:p>43,77</text:p>
          </table:table-cell>
          <table:table-cell table:formula="of:=[.M229]" office:value-type="float" office:value="10.6" calcext:value-type="float">
            <text:p>10,60</text:p>
          </table:table-cell>
          <table:table-cell table:formula="of:=ROUND(IF([.E230]&gt;[.$F$6];IF([.E230]-(([.B230]*[.$G$3])/100)&lt;0;((([.E230]*100)/[.$G$3])*[.$G$2])/100;0);([.$G$2]*([.B230]/2))/100);2)" office:value-type="float" office:value="1.53" calcext:value-type="float">
            <text:p>1,53</text:p>
          </table:table-cell>
          <table:table-cell table:formula="of:=ROUND(IF([.E230]&gt;[.$F$6];IF([.E230]-(([.B230]*[.$G$3])/100)&lt;0;[.E230];([.$G$3]*[.B230])/100);([.$G$3]*([.B230]/2))/100) ;2)" office:value-type="float" office:value="2.3" calcext:value-type="float">
            <text:p>2,30</text:p>
          </table:table-cell>
          <table:table-cell table:formula="of:=[.D230]-[.F230]" office:value-type="float" office:value="42.24" calcext:value-type="float">
            <text:p>42,24</text:p>
          </table:table-cell>
          <table:table-cell table:formula="of:=[.E230]-[.G230]" office:value-type="float" office:value="8.3" calcext:value-type="float">
            <text:p>8,30</text:p>
          </table:table-cell>
          <table:table-cell table:formula="of:=IF([.C230]=[.$L$6];IF([.H230]&lt;[.$N$6];[.$F$2];0);0)" office:value-type="float" office:value="0" calcext:value-type="float">
            <text:p>0,00</text:p>
          </table:table-cell>
          <table:table-cell table:formula="of:=IF([.I230]&lt;5;[.$F$3];0)" office:value-type="float" office:value="0" calcext:value-type="float">
            <text:p>0,00</text:p>
          </table:table-cell>
          <table:table-cell table:formula="of:=IF([.J230]=0;[.H230];[.J230])" office:value-type="float" office:value="42.24" calcext:value-type="float">
            <text:p>42,24</text:p>
          </table:table-cell>
          <table:table-cell table:formula="of:=IF([.K230]=0;[.I230];[.K230])" office:value-type="float" office:value="8.3" calcext:value-type="float">
            <text:p>8,30</text:p>
          </table:table-cell>
          <table:table-cell table:number-columns-repeated="7"/>
        </table:table-row>
        <table:table-row table:style-name="ro2">
          <table:table-cell office:value-type="date" office:date-value="2014-08-08" calcext:value-type="date">
            <text:p>8.08.2014</text:p>
          </table:table-cell>
          <table:table-cell office:value-type="float" office:value="72" calcext:value-type="float">
            <text:p>72</text:p>
          </table:table-cell>
          <table:table-cell table:formula="of:=LOOKUP(WEEKDAY([.A231];2);[.$B$1:.$B$7];[.$C$1:.$C$7])" office:value-type="string" office:string-value="piątek" calcext:value-type="string">
            <text:p>piątek</text:p>
          </table:table-cell>
          <table:table-cell table:formula="of:=[.L230]" office:value-type="float" office:value="42.24" calcext:value-type="float">
            <text:p>42,24</text:p>
          </table:table-cell>
          <table:table-cell table:formula="of:=[.M230]" office:value-type="float" office:value="8.3" calcext:value-type="float">
            <text:p>8,30</text:p>
          </table:table-cell>
          <table:table-cell table:formula="of:=ROUND(IF([.E231]&gt;[.$F$6];IF([.E231]-(([.B231]*[.$G$3])/100)&lt;0;((([.E231]*100)/[.$G$3])*[.$G$2])/100;0);([.$G$2]*([.B231]/2))/100);2)" office:value-type="float" office:value="2.16" calcext:value-type="float">
            <text:p>2,16</text:p>
          </table:table-cell>
          <table:table-cell table:formula="of:=ROUND(IF([.E231]&gt;[.$F$6];IF([.E231]-(([.B231]*[.$G$3])/100)&lt;0;[.E231];([.$G$3]*[.B231])/100);([.$G$3]*([.B231]/2))/100) ;2)" office:value-type="float" office:value="3.24" calcext:value-type="float">
            <text:p>3,24</text:p>
          </table:table-cell>
          <table:table-cell table:formula="of:=[.D231]-[.F231]" office:value-type="float" office:value="40.08" calcext:value-type="float">
            <text:p>40,08</text:p>
          </table:table-cell>
          <table:table-cell table:formula="of:=[.E231]-[.G231]" office:value-type="float" office:value="5.06" calcext:value-type="float">
            <text:p>5,06</text:p>
          </table:table-cell>
          <table:table-cell table:formula="of:=IF([.C231]=[.$L$6];IF([.H231]&lt;[.$N$6];[.$F$2];0);0)" office:value-type="float" office:value="0" calcext:value-type="float">
            <text:p>0,00</text:p>
          </table:table-cell>
          <table:table-cell table:formula="of:=IF([.I231]&lt;5;[.$F$3];0)" office:value-type="float" office:value="0" calcext:value-type="float">
            <text:p>0,00</text:p>
          </table:table-cell>
          <table:table-cell table:formula="of:=IF([.J231]=0;[.H231];[.J231])" office:value-type="float" office:value="40.08" calcext:value-type="float">
            <text:p>40,08</text:p>
          </table:table-cell>
          <table:table-cell table:formula="of:=IF([.K231]=0;[.I231];[.K231])" office:value-type="float" office:value="5.06" calcext:value-type="float">
            <text:p>5,06</text:p>
          </table:table-cell>
          <table:table-cell table:number-columns-repeated="7"/>
        </table:table-row>
        <table:table-row table:style-name="ro2">
          <table:table-cell office:value-type="date" office:date-value="2014-08-09" calcext:value-type="date">
            <text:p>9.08.2014</text:p>
          </table:table-cell>
          <table:table-cell office:value-type="float" office:value="30" calcext:value-type="float">
            <text:p>30</text:p>
          </table:table-cell>
          <table:table-cell table:formula="of:=LOOKUP(WEEKDAY([.A232];2);[.$B$1:.$B$7];[.$C$1:.$C$7])" office:value-type="string" office:string-value="sobota" calcext:value-type="string">
            <text:p>sobota</text:p>
          </table:table-cell>
          <table:table-cell table:formula="of:=[.L231]" office:value-type="float" office:value="40.08" calcext:value-type="float">
            <text:p>40,08</text:p>
          </table:table-cell>
          <table:table-cell table:formula="of:=[.M231]" office:value-type="float" office:value="5.06" calcext:value-type="float">
            <text:p>5,06</text:p>
          </table:table-cell>
          <table:table-cell table:formula="of:=ROUND(IF([.E232]&gt;[.$F$6];IF([.E232]-(([.B232]*[.$G$3])/100)&lt;0;((([.E232]*100)/[.$G$3])*[.$G$2])/100;0);([.$G$2]*([.B232]/2))/100);2)" office:value-type="float" office:value="0.9" calcext:value-type="float">
            <text:p>0,90</text:p>
          </table:table-cell>
          <table:table-cell table:formula="of:=ROUND(IF([.E232]&gt;[.$F$6];IF([.E232]-(([.B232]*[.$G$3])/100)&lt;0;[.E232];([.$G$3]*[.B232])/100);([.$G$3]*([.B232]/2))/100) ;2)" office:value-type="float" office:value="1.35" calcext:value-type="float">
            <text:p>1,35</text:p>
          </table:table-cell>
          <table:table-cell table:formula="of:=[.D232]-[.F232]" office:value-type="float" office:value="39.18" calcext:value-type="float">
            <text:p>39,18</text:p>
          </table:table-cell>
          <table:table-cell table:formula="of:=[.E232]-[.G232]" office:value-type="float" office:value="3.71" calcext:value-type="float">
            <text:p>3,71</text:p>
          </table:table-cell>
          <table:table-cell table:formula="of:=IF([.C232]=[.$L$6];IF([.H232]&lt;[.$N$6];[.$F$2];0);0)" office:value-type="float" office:value="0" calcext:value-type="float">
            <text:p>0,00</text:p>
          </table:table-cell>
          <table:table-cell table:formula="of:=IF([.I232]&lt;5;[.$F$3];0)" office:value-type="float" office:value="30" calcext:value-type="float">
            <text:p>30,00</text:p>
          </table:table-cell>
          <table:table-cell table:formula="of:=IF([.J232]=0;[.H232];[.J232])" office:value-type="float" office:value="39.18" calcext:value-type="float">
            <text:p>39,18</text:p>
          </table:table-cell>
          <table:table-cell table:formula="of:=IF([.K232]=0;[.I232];[.K23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8-10" calcext:value-type="date">
            <text:p>10.08.2014</text:p>
          </table:table-cell>
          <table:table-cell office:value-type="float" office:value="95" calcext:value-type="float">
            <text:p>95</text:p>
          </table:table-cell>
          <table:table-cell table:formula="of:=LOOKUP(WEEKDAY([.A233];2);[.$B$1:.$B$7];[.$C$1:.$C$7])" office:value-type="string" office:string-value="niedziela" calcext:value-type="string">
            <text:p>niedziela</text:p>
          </table:table-cell>
          <table:table-cell table:formula="of:=[.L232]" office:value-type="float" office:value="39.18" calcext:value-type="float">
            <text:p>39,18</text:p>
          </table:table-cell>
          <table:table-cell table:formula="of:=[.M232]" office:value-type="float" office:value="30" calcext:value-type="float">
            <text:p>30,00</text:p>
          </table:table-cell>
          <table:table-cell table:formula="of:=ROUND(IF([.E233]&gt;[.$F$6];IF([.E233]-(([.B233]*[.$G$3])/100)&lt;0;((([.E233]*100)/[.$G$3])*[.$G$2])/100;0);([.$G$2]*([.B233]/2))/100);2)" office:value-type="float" office:value="0" calcext:value-type="float">
            <text:p>0,00</text:p>
          </table:table-cell>
          <table:table-cell table:formula="of:=ROUND(IF([.E233]&gt;[.$F$6];IF([.E233]-(([.B233]*[.$G$3])/100)&lt;0;[.E233];([.$G$3]*[.B233])/100);([.$G$3]*([.B233]/2))/100) ;2)" office:value-type="float" office:value="8.55" calcext:value-type="float">
            <text:p>8,55</text:p>
          </table:table-cell>
          <table:table-cell table:formula="of:=[.D233]-[.F233]" office:value-type="float" office:value="39.18" calcext:value-type="float">
            <text:p>39,18</text:p>
          </table:table-cell>
          <table:table-cell table:formula="of:=[.E233]-[.G233]" office:value-type="float" office:value="21.45" calcext:value-type="float">
            <text:p>21,45</text:p>
          </table:table-cell>
          <table:table-cell table:formula="of:=IF([.C233]=[.$L$6];IF([.H233]&lt;[.$N$6];[.$F$2];0);0)" office:value-type="float" office:value="0" calcext:value-type="float">
            <text:p>0,00</text:p>
          </table:table-cell>
          <table:table-cell table:formula="of:=IF([.I233]&lt;5;[.$F$3];0)" office:value-type="float" office:value="0" calcext:value-type="float">
            <text:p>0,00</text:p>
          </table:table-cell>
          <table:table-cell table:formula="of:=IF([.J233]=0;[.H233];[.J233])" office:value-type="float" office:value="39.18" calcext:value-type="float">
            <text:p>39,18</text:p>
          </table:table-cell>
          <table:table-cell table:formula="of:=IF([.K233]=0;[.I233];[.K233])" office:value-type="float" office:value="21.45" calcext:value-type="float">
            <text:p>21,45</text:p>
          </table:table-cell>
          <table:table-cell table:number-columns-repeated="7"/>
        </table:table-row>
        <table:table-row table:style-name="ro2">
          <table:table-cell office:value-type="date" office:date-value="2014-08-11" calcext:value-type="date">
            <text:p>11.08.2014</text:p>
          </table:table-cell>
          <table:table-cell office:value-type="float" office:value="104" calcext:value-type="float">
            <text:p>104</text:p>
          </table:table-cell>
          <table:table-cell table:formula="of:=LOOKUP(WEEKDAY([.A234];2);[.$B$1:.$B$7];[.$C$1:.$C$7])" office:value-type="string" office:string-value="poniedziałek" calcext:value-type="string">
            <text:p>poniedziałek</text:p>
          </table:table-cell>
          <table:table-cell table:formula="of:=[.L233]" office:value-type="float" office:value="39.18" calcext:value-type="float">
            <text:p>39,18</text:p>
          </table:table-cell>
          <table:table-cell table:formula="of:=[.M233]" office:value-type="float" office:value="21.45" calcext:value-type="float">
            <text:p>21,45</text:p>
          </table:table-cell>
          <table:table-cell table:formula="of:=ROUND(IF([.E234]&gt;[.$F$6];IF([.E234]-(([.B234]*[.$G$3])/100)&lt;0;((([.E234]*100)/[.$G$3])*[.$G$2])/100;0);([.$G$2]*([.B234]/2))/100);2)" office:value-type="float" office:value="0" calcext:value-type="float">
            <text:p>0,00</text:p>
          </table:table-cell>
          <table:table-cell table:formula="of:=ROUND(IF([.E234]&gt;[.$F$6];IF([.E234]-(([.B234]*[.$G$3])/100)&lt;0;[.E234];([.$G$3]*[.B234])/100);([.$G$3]*([.B234]/2))/100) ;2)" office:value-type="float" office:value="9.36" calcext:value-type="float">
            <text:p>9,36</text:p>
          </table:table-cell>
          <table:table-cell table:formula="of:=[.D234]-[.F234]" office:value-type="float" office:value="39.18" calcext:value-type="float">
            <text:p>39,18</text:p>
          </table:table-cell>
          <table:table-cell table:formula="of:=[.E234]-[.G234]" office:value-type="float" office:value="12.09" calcext:value-type="float">
            <text:p>12,09</text:p>
          </table:table-cell>
          <table:table-cell table:formula="of:=IF([.C234]=[.$L$6];IF([.H234]&lt;[.$N$6];[.$F$2];0);0)" office:value-type="float" office:value="0" calcext:value-type="float">
            <text:p>0,00</text:p>
          </table:table-cell>
          <table:table-cell table:formula="of:=IF([.I234]&lt;5;[.$F$3];0)" office:value-type="float" office:value="0" calcext:value-type="float">
            <text:p>0,00</text:p>
          </table:table-cell>
          <table:table-cell table:formula="of:=IF([.J234]=0;[.H234];[.J234])" office:value-type="float" office:value="39.18" calcext:value-type="float">
            <text:p>39,18</text:p>
          </table:table-cell>
          <table:table-cell table:formula="of:=IF([.K234]=0;[.I234];[.K234])" office:value-type="float" office:value="12.09" calcext:value-type="float">
            <text:p>12,09</text:p>
          </table:table-cell>
          <table:table-cell table:number-columns-repeated="7"/>
        </table:table-row>
        <table:table-row table:style-name="ro2">
          <table:table-cell office:value-type="date" office:date-value="2014-08-12" calcext:value-type="date">
            <text:p>12.08.2014</text:p>
          </table:table-cell>
          <table:table-cell office:value-type="float" office:value="16" calcext:value-type="float">
            <text:p>16</text:p>
          </table:table-cell>
          <table:table-cell table:formula="of:=LOOKUP(WEEKDAY([.A235];2);[.$B$1:.$B$7];[.$C$1:.$C$7])" office:value-type="string" office:string-value="wtorek" calcext:value-type="string">
            <text:p>wtorek</text:p>
          </table:table-cell>
          <table:table-cell table:formula="of:=[.L234]" office:value-type="float" office:value="39.18" calcext:value-type="float">
            <text:p>39,18</text:p>
          </table:table-cell>
          <table:table-cell table:formula="of:=[.M234]" office:value-type="float" office:value="12.09" calcext:value-type="float">
            <text:p>12,09</text:p>
          </table:table-cell>
          <table:table-cell table:formula="of:=ROUND(IF([.E235]&gt;[.$F$6];IF([.E235]-(([.B235]*[.$G$3])/100)&lt;0;((([.E235]*100)/[.$G$3])*[.$G$2])/100;0);([.$G$2]*([.B235]/2))/100);2)" office:value-type="float" office:value="0.48" calcext:value-type="float">
            <text:p>0,48</text:p>
          </table:table-cell>
          <table:table-cell table:formula="of:=ROUND(IF([.E235]&gt;[.$F$6];IF([.E235]-(([.B235]*[.$G$3])/100)&lt;0;[.E235];([.$G$3]*[.B235])/100);([.$G$3]*([.B235]/2))/100) ;2)" office:value-type="float" office:value="0.72" calcext:value-type="float">
            <text:p>0,72</text:p>
          </table:table-cell>
          <table:table-cell table:formula="of:=[.D235]-[.F235]" office:value-type="float" office:value="38.7" calcext:value-type="float">
            <text:p>38,70</text:p>
          </table:table-cell>
          <table:table-cell table:formula="of:=[.E235]-[.G235]" office:value-type="float" office:value="11.37" calcext:value-type="float">
            <text:p>11,37</text:p>
          </table:table-cell>
          <table:table-cell table:formula="of:=IF([.C235]=[.$L$6];IF([.H235]&lt;[.$N$6];[.$F$2];0);0)" office:value-type="float" office:value="0" calcext:value-type="float">
            <text:p>0,00</text:p>
          </table:table-cell>
          <table:table-cell table:formula="of:=IF([.I235]&lt;5;[.$F$3];0)" office:value-type="float" office:value="0" calcext:value-type="float">
            <text:p>0,00</text:p>
          </table:table-cell>
          <table:table-cell table:formula="of:=IF([.J235]=0;[.H235];[.J235])" office:value-type="float" office:value="38.7" calcext:value-type="float">
            <text:p>38,70</text:p>
          </table:table-cell>
          <table:table-cell table:formula="of:=IF([.K235]=0;[.I235];[.K235])" office:value-type="float" office:value="11.37" calcext:value-type="float">
            <text:p>11,37</text:p>
          </table:table-cell>
          <table:table-cell table:number-columns-repeated="7"/>
        </table:table-row>
        <table:table-row table:style-name="ro2">
          <table:table-cell office:value-type="date" office:date-value="2014-08-13" calcext:value-type="date">
            <text:p>13.08.2014</text:p>
          </table:table-cell>
          <table:table-cell office:value-type="float" office:value="34" calcext:value-type="float">
            <text:p>34</text:p>
          </table:table-cell>
          <table:table-cell table:formula="of:=LOOKUP(WEEKDAY([.A236];2);[.$B$1:.$B$7];[.$C$1:.$C$7])" office:value-type="string" office:string-value="środa" calcext:value-type="string">
            <text:p>środa</text:p>
          </table:table-cell>
          <table:table-cell table:formula="of:=[.L235]" office:value-type="float" office:value="38.7" calcext:value-type="float">
            <text:p>38,70</text:p>
          </table:table-cell>
          <table:table-cell table:formula="of:=[.M235]" office:value-type="float" office:value="11.37" calcext:value-type="float">
            <text:p>11,37</text:p>
          </table:table-cell>
          <table:table-cell table:formula="of:=ROUND(IF([.E236]&gt;[.$F$6];IF([.E236]-(([.B236]*[.$G$3])/100)&lt;0;((([.E236]*100)/[.$G$3])*[.$G$2])/100;0);([.$G$2]*([.B236]/2))/100);2)" office:value-type="float" office:value="1.02" calcext:value-type="float">
            <text:p>1,02</text:p>
          </table:table-cell>
          <table:table-cell table:formula="of:=ROUND(IF([.E236]&gt;[.$F$6];IF([.E236]-(([.B236]*[.$G$3])/100)&lt;0;[.E236];([.$G$3]*[.B236])/100);([.$G$3]*([.B236]/2))/100) ;2)" office:value-type="float" office:value="1.53" calcext:value-type="float">
            <text:p>1,53</text:p>
          </table:table-cell>
          <table:table-cell table:formula="of:=[.D236]-[.F236]" office:value-type="float" office:value="37.68" calcext:value-type="float">
            <text:p>37,68</text:p>
          </table:table-cell>
          <table:table-cell table:formula="of:=[.E236]-[.G236]" office:value-type="float" office:value="9.84" calcext:value-type="float">
            <text:p>9,84</text:p>
          </table:table-cell>
          <table:table-cell table:formula="of:=IF([.C236]=[.$L$6];IF([.H236]&lt;[.$N$6];[.$F$2];0);0)" office:value-type="float" office:value="0" calcext:value-type="float">
            <text:p>0,00</text:p>
          </table:table-cell>
          <table:table-cell table:formula="of:=IF([.I236]&lt;5;[.$F$3];0)" office:value-type="float" office:value="0" calcext:value-type="float">
            <text:p>0,00</text:p>
          </table:table-cell>
          <table:table-cell table:formula="of:=IF([.J236]=0;[.H236];[.J236])" office:value-type="float" office:value="37.68" calcext:value-type="float">
            <text:p>37,68</text:p>
          </table:table-cell>
          <table:table-cell table:formula="of:=IF([.K236]=0;[.I236];[.K236])" office:value-type="float" office:value="9.84" calcext:value-type="float">
            <text:p>9,84</text:p>
          </table:table-cell>
          <table:table-cell table:number-columns-repeated="7"/>
        </table:table-row>
        <table:table-row table:style-name="ro2">
          <table:table-cell office:value-type="date" office:date-value="2014-08-14" calcext:value-type="date">
            <text:p>14.08.2014</text:p>
          </table:table-cell>
          <table:table-cell office:value-type="float" office:value="39" calcext:value-type="float">
            <text:p>39</text:p>
          </table:table-cell>
          <table:table-cell table:formula="of:=LOOKUP(WEEKDAY([.A237];2);[.$B$1:.$B$7];[.$C$1:.$C$7])" office:value-type="string" office:string-value="czwartek" calcext:value-type="string">
            <text:p>czwartek</text:p>
          </table:table-cell>
          <table:table-cell table:formula="of:=[.L236]" office:value-type="float" office:value="37.68" calcext:value-type="float">
            <text:p>37,68</text:p>
          </table:table-cell>
          <table:table-cell table:formula="of:=[.M236]" office:value-type="float" office:value="9.84" calcext:value-type="float">
            <text:p>9,84</text:p>
          </table:table-cell>
          <table:table-cell table:formula="of:=ROUND(IF([.E237]&gt;[.$F$6];IF([.E237]-(([.B237]*[.$G$3])/100)&lt;0;((([.E237]*100)/[.$G$3])*[.$G$2])/100;0);([.$G$2]*([.B237]/2))/100);2)" office:value-type="float" office:value="1.17" calcext:value-type="float">
            <text:p>1,17</text:p>
          </table:table-cell>
          <table:table-cell table:formula="of:=ROUND(IF([.E237]&gt;[.$F$6];IF([.E237]-(([.B237]*[.$G$3])/100)&lt;0;[.E237];([.$G$3]*[.B237])/100);([.$G$3]*([.B237]/2))/100) ;2)" office:value-type="float" office:value="1.76" calcext:value-type="float">
            <text:p>1,76</text:p>
          </table:table-cell>
          <table:table-cell table:formula="of:=[.D237]-[.F237]" office:value-type="float" office:value="36.51" calcext:value-type="float">
            <text:p>36,51</text:p>
          </table:table-cell>
          <table:table-cell table:formula="of:=[.E237]-[.G237]" office:value-type="float" office:value="8.08" calcext:value-type="float">
            <text:p>8,08</text:p>
          </table:table-cell>
          <table:table-cell table:formula="of:=IF([.C237]=[.$L$6];IF([.H237]&lt;[.$N$6];[.$F$2];0);0)" office:value-type="float" office:value="45" calcext:value-type="float">
            <text:p>45,00</text:p>
          </table:table-cell>
          <table:table-cell table:formula="of:=IF([.I237]&lt;5;[.$F$3];0)" office:value-type="float" office:value="0" calcext:value-type="float">
            <text:p>0,00</text:p>
          </table:table-cell>
          <table:table-cell table:formula="of:=IF([.J237]=0;[.H237];[.J237])" office:value-type="float" office:value="45" calcext:value-type="float">
            <text:p>45,00</text:p>
          </table:table-cell>
          <table:table-cell table:formula="of:=IF([.K237]=0;[.I237];[.K237])" office:value-type="float" office:value="8.08" calcext:value-type="float">
            <text:p>8,08</text:p>
          </table:table-cell>
          <table:table-cell table:number-columns-repeated="7"/>
        </table:table-row>
        <table:table-row table:style-name="ro2">
          <table:table-cell office:value-type="date" office:date-value="2014-08-15" calcext:value-type="date">
            <text:p>15.08.2014</text:p>
          </table:table-cell>
          <table:table-cell office:value-type="float" office:value="133" calcext:value-type="float">
            <text:p>133</text:p>
          </table:table-cell>
          <table:table-cell table:formula="of:=LOOKUP(WEEKDAY([.A238];2);[.$B$1:.$B$7];[.$C$1:.$C$7])" office:value-type="string" office:string-value="piątek" calcext:value-type="string">
            <text:p>piątek</text:p>
          </table:table-cell>
          <table:table-cell table:formula="of:=[.L237]" office:value-type="float" office:value="45" calcext:value-type="float">
            <text:p>45,00</text:p>
          </table:table-cell>
          <table:table-cell table:formula="of:=[.M237]" office:value-type="float" office:value="8.08" calcext:value-type="float">
            <text:p>8,08</text:p>
          </table:table-cell>
          <table:table-cell table:formula="of:=ROUND(IF([.E238]&gt;[.$F$6];IF([.E238]-(([.B238]*[.$G$3])/100)&lt;0;((([.E238]*100)/[.$G$3])*[.$G$2])/100;0);([.$G$2]*([.B238]/2))/100);2)" office:value-type="float" office:value="3.99" calcext:value-type="float">
            <text:p>3,99</text:p>
          </table:table-cell>
          <table:table-cell table:formula="of:=ROUND(IF([.E238]&gt;[.$F$6];IF([.E238]-(([.B238]*[.$G$3])/100)&lt;0;[.E238];([.$G$3]*[.B238])/100);([.$G$3]*([.B238]/2))/100) ;2)" office:value-type="float" office:value="5.99" calcext:value-type="float">
            <text:p>5,99</text:p>
          </table:table-cell>
          <table:table-cell table:formula="of:=[.D238]-[.F238]" office:value-type="float" office:value="41.01" calcext:value-type="float">
            <text:p>41,01</text:p>
          </table:table-cell>
          <table:table-cell table:formula="of:=[.E238]-[.G238]" office:value-type="float" office:value="2.09" calcext:value-type="float">
            <text:p>2,09</text:p>
          </table:table-cell>
          <table:table-cell table:formula="of:=IF([.C238]=[.$L$6];IF([.H238]&lt;[.$N$6];[.$F$2];0);0)" office:value-type="float" office:value="0" calcext:value-type="float">
            <text:p>0,00</text:p>
          </table:table-cell>
          <table:table-cell table:formula="of:=IF([.I238]&lt;5;[.$F$3];0)" office:value-type="float" office:value="30" calcext:value-type="float">
            <text:p>30,00</text:p>
          </table:table-cell>
          <table:table-cell table:formula="of:=IF([.J238]=0;[.H238];[.J238])" office:value-type="float" office:value="41.01" calcext:value-type="float">
            <text:p>41,01</text:p>
          </table:table-cell>
          <table:table-cell table:formula="of:=IF([.K238]=0;[.I238];[.K238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8-16" calcext:value-type="date">
            <text:p>16.08.2014</text:p>
          </table:table-cell>
          <table:table-cell office:value-type="float" office:value="114" calcext:value-type="float">
            <text:p>114</text:p>
          </table:table-cell>
          <table:table-cell table:formula="of:=LOOKUP(WEEKDAY([.A239];2);[.$B$1:.$B$7];[.$C$1:.$C$7])" office:value-type="string" office:string-value="sobota" calcext:value-type="string">
            <text:p>sobota</text:p>
          </table:table-cell>
          <table:table-cell table:formula="of:=[.L238]" office:value-type="float" office:value="41.01" calcext:value-type="float">
            <text:p>41,01</text:p>
          </table:table-cell>
          <table:table-cell table:formula="of:=[.M238]" office:value-type="float" office:value="30" calcext:value-type="float">
            <text:p>30,00</text:p>
          </table:table-cell>
          <table:table-cell table:formula="of:=ROUND(IF([.E239]&gt;[.$F$6];IF([.E239]-(([.B239]*[.$G$3])/100)&lt;0;((([.E239]*100)/[.$G$3])*[.$G$2])/100;0);([.$G$2]*([.B239]/2))/100);2)" office:value-type="float" office:value="0" calcext:value-type="float">
            <text:p>0,00</text:p>
          </table:table-cell>
          <table:table-cell table:formula="of:=ROUND(IF([.E239]&gt;[.$F$6];IF([.E239]-(([.B239]*[.$G$3])/100)&lt;0;[.E239];([.$G$3]*[.B239])/100);([.$G$3]*([.B239]/2))/100) ;2)" office:value-type="float" office:value="10.26" calcext:value-type="float">
            <text:p>10,26</text:p>
          </table:table-cell>
          <table:table-cell table:formula="of:=[.D239]-[.F239]" office:value-type="float" office:value="41.01" calcext:value-type="float">
            <text:p>41,01</text:p>
          </table:table-cell>
          <table:table-cell table:formula="of:=[.E239]-[.G239]" office:value-type="float" office:value="19.74" calcext:value-type="float">
            <text:p>19,74</text:p>
          </table:table-cell>
          <table:table-cell table:formula="of:=IF([.C239]=[.$L$6];IF([.H239]&lt;[.$N$6];[.$F$2];0);0)" office:value-type="float" office:value="0" calcext:value-type="float">
            <text:p>0,00</text:p>
          </table:table-cell>
          <table:table-cell table:formula="of:=IF([.I239]&lt;5;[.$F$3];0)" office:value-type="float" office:value="0" calcext:value-type="float">
            <text:p>0,00</text:p>
          </table:table-cell>
          <table:table-cell table:formula="of:=IF([.J239]=0;[.H239];[.J239])" office:value-type="float" office:value="41.01" calcext:value-type="float">
            <text:p>41,01</text:p>
          </table:table-cell>
          <table:table-cell table:formula="of:=IF([.K239]=0;[.I239];[.K239])" office:value-type="float" office:value="19.74" calcext:value-type="float">
            <text:p>19,74</text:p>
          </table:table-cell>
          <table:table-cell table:number-columns-repeated="7"/>
        </table:table-row>
        <table:table-row table:style-name="ro2">
          <table:table-cell office:value-type="date" office:date-value="2014-08-17" calcext:value-type="date">
            <text:p>17.08.2014</text:p>
          </table:table-cell>
          <table:table-cell office:value-type="float" office:value="37" calcext:value-type="float">
            <text:p>37</text:p>
          </table:table-cell>
          <table:table-cell table:formula="of:=LOOKUP(WEEKDAY([.A240];2);[.$B$1:.$B$7];[.$C$1:.$C$7])" office:value-type="string" office:string-value="niedziela" calcext:value-type="string">
            <text:p>niedziela</text:p>
          </table:table-cell>
          <table:table-cell table:formula="of:=[.L239]" office:value-type="float" office:value="41.01" calcext:value-type="float">
            <text:p>41,01</text:p>
          </table:table-cell>
          <table:table-cell table:formula="of:=[.M239]" office:value-type="float" office:value="19.74" calcext:value-type="float">
            <text:p>19,74</text:p>
          </table:table-cell>
          <table:table-cell table:formula="of:=ROUND(IF([.E240]&gt;[.$F$6];IF([.E240]-(([.B240]*[.$G$3])/100)&lt;0;((([.E240]*100)/[.$G$3])*[.$G$2])/100;0);([.$G$2]*([.B240]/2))/100);2)" office:value-type="float" office:value="0" calcext:value-type="float">
            <text:p>0,00</text:p>
          </table:table-cell>
          <table:table-cell table:formula="of:=ROUND(IF([.E240]&gt;[.$F$6];IF([.E240]-(([.B240]*[.$G$3])/100)&lt;0;[.E240];([.$G$3]*[.B240])/100);([.$G$3]*([.B240]/2))/100) ;2)" office:value-type="float" office:value="3.33" calcext:value-type="float">
            <text:p>3,33</text:p>
          </table:table-cell>
          <table:table-cell table:formula="of:=[.D240]-[.F240]" office:value-type="float" office:value="41.01" calcext:value-type="float">
            <text:p>41,01</text:p>
          </table:table-cell>
          <table:table-cell table:formula="of:=[.E240]-[.G240]" office:value-type="float" office:value="16.41" calcext:value-type="float">
            <text:p>16,41</text:p>
          </table:table-cell>
          <table:table-cell table:formula="of:=IF([.C240]=[.$L$6];IF([.H240]&lt;[.$N$6];[.$F$2];0);0)" office:value-type="float" office:value="0" calcext:value-type="float">
            <text:p>0,00</text:p>
          </table:table-cell>
          <table:table-cell table:formula="of:=IF([.I240]&lt;5;[.$F$3];0)" office:value-type="float" office:value="0" calcext:value-type="float">
            <text:p>0,00</text:p>
          </table:table-cell>
          <table:table-cell table:formula="of:=IF([.J240]=0;[.H240];[.J240])" office:value-type="float" office:value="41.01" calcext:value-type="float">
            <text:p>41,01</text:p>
          </table:table-cell>
          <table:table-cell table:formula="of:=IF([.K240]=0;[.I240];[.K240])" office:value-type="float" office:value="16.41" calcext:value-type="float">
            <text:p>16,41</text:p>
          </table:table-cell>
          <table:table-cell table:number-columns-repeated="7"/>
        </table:table-row>
        <table:table-row table:style-name="ro2">
          <table:table-cell office:value-type="date" office:date-value="2014-08-18" calcext:value-type="date">
            <text:p>18.08.2014</text:p>
          </table:table-cell>
          <table:table-cell office:value-type="float" office:value="41" calcext:value-type="float">
            <text:p>41</text:p>
          </table:table-cell>
          <table:table-cell table:formula="of:=LOOKUP(WEEKDAY([.A241];2);[.$B$1:.$B$7];[.$C$1:.$C$7])" office:value-type="string" office:string-value="poniedziałek" calcext:value-type="string">
            <text:p>poniedziałek</text:p>
          </table:table-cell>
          <table:table-cell table:formula="of:=[.L240]" office:value-type="float" office:value="41.01" calcext:value-type="float">
            <text:p>41,01</text:p>
          </table:table-cell>
          <table:table-cell table:formula="of:=[.M240]" office:value-type="float" office:value="16.41" calcext:value-type="float">
            <text:p>16,41</text:p>
          </table:table-cell>
          <table:table-cell table:formula="of:=ROUND(IF([.E241]&gt;[.$F$6];IF([.E241]-(([.B241]*[.$G$3])/100)&lt;0;((([.E241]*100)/[.$G$3])*[.$G$2])/100;0);([.$G$2]*([.B241]/2))/100);2)" office:value-type="float" office:value="0" calcext:value-type="float">
            <text:p>0,00</text:p>
          </table:table-cell>
          <table:table-cell table:formula="of:=ROUND(IF([.E241]&gt;[.$F$6];IF([.E241]-(([.B241]*[.$G$3])/100)&lt;0;[.E241];([.$G$3]*[.B241])/100);([.$G$3]*([.B241]/2))/100) ;2)" office:value-type="float" office:value="3.69" calcext:value-type="float">
            <text:p>3,69</text:p>
          </table:table-cell>
          <table:table-cell table:formula="of:=[.D241]-[.F241]" office:value-type="float" office:value="41.01" calcext:value-type="float">
            <text:p>41,01</text:p>
          </table:table-cell>
          <table:table-cell table:formula="of:=[.E241]-[.G241]" office:value-type="float" office:value="12.72" calcext:value-type="float">
            <text:p>12,72</text:p>
          </table:table-cell>
          <table:table-cell table:formula="of:=IF([.C241]=[.$L$6];IF([.H241]&lt;[.$N$6];[.$F$2];0);0)" office:value-type="float" office:value="0" calcext:value-type="float">
            <text:p>0,00</text:p>
          </table:table-cell>
          <table:table-cell table:formula="of:=IF([.I241]&lt;5;[.$F$3];0)" office:value-type="float" office:value="0" calcext:value-type="float">
            <text:p>0,00</text:p>
          </table:table-cell>
          <table:table-cell table:formula="of:=IF([.J241]=0;[.H241];[.J241])" office:value-type="float" office:value="41.01" calcext:value-type="float">
            <text:p>41,01</text:p>
          </table:table-cell>
          <table:table-cell table:formula="of:=IF([.K241]=0;[.I241];[.K241])" office:value-type="float" office:value="12.72" calcext:value-type="float">
            <text:p>12,72</text:p>
          </table:table-cell>
          <table:table-cell table:number-columns-repeated="7"/>
        </table:table-row>
        <table:table-row table:style-name="ro2">
          <table:table-cell office:value-type="date" office:date-value="2014-08-19" calcext:value-type="date">
            <text:p>19.08.2014</text:p>
          </table:table-cell>
          <table:table-cell office:value-type="float" office:value="147" calcext:value-type="float">
            <text:p>147</text:p>
          </table:table-cell>
          <table:table-cell table:formula="of:=LOOKUP(WEEKDAY([.A242];2);[.$B$1:.$B$7];[.$C$1:.$C$7])" office:value-type="string" office:string-value="wtorek" calcext:value-type="string">
            <text:p>wtorek</text:p>
          </table:table-cell>
          <table:table-cell table:formula="of:=[.L241]" office:value-type="float" office:value="41.01" calcext:value-type="float">
            <text:p>41,01</text:p>
          </table:table-cell>
          <table:table-cell table:formula="of:=[.M241]" office:value-type="float" office:value="12.72" calcext:value-type="float">
            <text:p>12,72</text:p>
          </table:table-cell>
          <table:table-cell table:formula="of:=ROUND(IF([.E242]&gt;[.$F$6];IF([.E242]-(([.B242]*[.$G$3])/100)&lt;0;((([.E242]*100)/[.$G$3])*[.$G$2])/100;0);([.$G$2]*([.B242]/2))/100);2)" office:value-type="float" office:value="4.41" calcext:value-type="float">
            <text:p>4,41</text:p>
          </table:table-cell>
          <table:table-cell table:formula="of:=ROUND(IF([.E242]&gt;[.$F$6];IF([.E242]-(([.B242]*[.$G$3])/100)&lt;0;[.E242];([.$G$3]*[.B242])/100);([.$G$3]*([.B242]/2))/100) ;2)" office:value-type="float" office:value="6.62" calcext:value-type="float">
            <text:p>6,62</text:p>
          </table:table-cell>
          <table:table-cell table:formula="of:=[.D242]-[.F242]" office:value-type="float" office:value="36.6" calcext:value-type="float">
            <text:p>36,60</text:p>
          </table:table-cell>
          <table:table-cell table:formula="of:=[.E242]-[.G242]" office:value-type="float" office:value="6.1" calcext:value-type="float">
            <text:p>6,10</text:p>
          </table:table-cell>
          <table:table-cell table:formula="of:=IF([.C242]=[.$L$6];IF([.H242]&lt;[.$N$6];[.$F$2];0);0)" office:value-type="float" office:value="0" calcext:value-type="float">
            <text:p>0,00</text:p>
          </table:table-cell>
          <table:table-cell table:formula="of:=IF([.I242]&lt;5;[.$F$3];0)" office:value-type="float" office:value="0" calcext:value-type="float">
            <text:p>0,00</text:p>
          </table:table-cell>
          <table:table-cell table:formula="of:=IF([.J242]=0;[.H242];[.J242])" office:value-type="float" office:value="36.6" calcext:value-type="float">
            <text:p>36,60</text:p>
          </table:table-cell>
          <table:table-cell table:formula="of:=IF([.K242]=0;[.I242];[.K242])" office:value-type="float" office:value="6.1" calcext:value-type="float">
            <text:p>6,10</text:p>
          </table:table-cell>
          <table:table-cell table:number-columns-repeated="7"/>
        </table:table-row>
        <table:table-row table:style-name="ro2">
          <table:table-cell office:value-type="date" office:date-value="2014-08-20" calcext:value-type="date">
            <text:p>20.08.2014</text:p>
          </table:table-cell>
          <table:table-cell office:value-type="float" office:value="78" calcext:value-type="float">
            <text:p>78</text:p>
          </table:table-cell>
          <table:table-cell table:formula="of:=LOOKUP(WEEKDAY([.A243];2);[.$B$1:.$B$7];[.$C$1:.$C$7])" office:value-type="string" office:string-value="środa" calcext:value-type="string">
            <text:p>środa</text:p>
          </table:table-cell>
          <table:table-cell table:formula="of:=[.L242]" office:value-type="float" office:value="36.6" calcext:value-type="float">
            <text:p>36,60</text:p>
          </table:table-cell>
          <table:table-cell table:formula="of:=[.M242]" office:value-type="float" office:value="6.1" calcext:value-type="float">
            <text:p>6,10</text:p>
          </table:table-cell>
          <table:table-cell table:formula="of:=ROUND(IF([.E243]&gt;[.$F$6];IF([.E243]-(([.B243]*[.$G$3])/100)&lt;0;((([.E243]*100)/[.$G$3])*[.$G$2])/100;0);([.$G$2]*([.B243]/2))/100);2)" office:value-type="float" office:value="2.34" calcext:value-type="float">
            <text:p>2,34</text:p>
          </table:table-cell>
          <table:table-cell table:formula="of:=ROUND(IF([.E243]&gt;[.$F$6];IF([.E243]-(([.B243]*[.$G$3])/100)&lt;0;[.E243];([.$G$3]*[.B243])/100);([.$G$3]*([.B243]/2))/100) ;2)" office:value-type="float" office:value="3.51" calcext:value-type="float">
            <text:p>3,51</text:p>
          </table:table-cell>
          <table:table-cell table:formula="of:=[.D243]-[.F243]" office:value-type="float" office:value="34.26" calcext:value-type="float">
            <text:p>34,26</text:p>
          </table:table-cell>
          <table:table-cell table:formula="of:=[.E243]-[.G243]" office:value-type="float" office:value="2.59" calcext:value-type="float">
            <text:p>2,59</text:p>
          </table:table-cell>
          <table:table-cell table:formula="of:=IF([.C243]=[.$L$6];IF([.H243]&lt;[.$N$6];[.$F$2];0);0)" office:value-type="float" office:value="0" calcext:value-type="float">
            <text:p>0,00</text:p>
          </table:table-cell>
          <table:table-cell table:formula="of:=IF([.I243]&lt;5;[.$F$3];0)" office:value-type="float" office:value="30" calcext:value-type="float">
            <text:p>30,00</text:p>
          </table:table-cell>
          <table:table-cell table:formula="of:=IF([.J243]=0;[.H243];[.J243])" office:value-type="float" office:value="34.26" calcext:value-type="float">
            <text:p>34,26</text:p>
          </table:table-cell>
          <table:table-cell table:formula="of:=IF([.K243]=0;[.I243];[.K24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8-21" calcext:value-type="date">
            <text:p>21.08.2014</text:p>
          </table:table-cell>
          <table:table-cell office:value-type="float" office:value="106" calcext:value-type="float">
            <text:p>106</text:p>
          </table:table-cell>
          <table:table-cell table:formula="of:=LOOKUP(WEEKDAY([.A244];2);[.$B$1:.$B$7];[.$C$1:.$C$7])" office:value-type="string" office:string-value="czwartek" calcext:value-type="string">
            <text:p>czwartek</text:p>
          </table:table-cell>
          <table:table-cell table:formula="of:=[.L243]" office:value-type="float" office:value="34.26" calcext:value-type="float">
            <text:p>34,26</text:p>
          </table:table-cell>
          <table:table-cell table:formula="of:=[.M243]" office:value-type="float" office:value="30" calcext:value-type="float">
            <text:p>30,00</text:p>
          </table:table-cell>
          <table:table-cell table:formula="of:=ROUND(IF([.E244]&gt;[.$F$6];IF([.E244]-(([.B244]*[.$G$3])/100)&lt;0;((([.E244]*100)/[.$G$3])*[.$G$2])/100;0);([.$G$2]*([.B244]/2))/100);2)" office:value-type="float" office:value="0" calcext:value-type="float">
            <text:p>0,00</text:p>
          </table:table-cell>
          <table:table-cell table:formula="of:=ROUND(IF([.E244]&gt;[.$F$6];IF([.E244]-(([.B244]*[.$G$3])/100)&lt;0;[.E244];([.$G$3]*[.B244])/100);([.$G$3]*([.B244]/2))/100) ;2)" office:value-type="float" office:value="9.54" calcext:value-type="float">
            <text:p>9,54</text:p>
          </table:table-cell>
          <table:table-cell table:formula="of:=[.D244]-[.F244]" office:value-type="float" office:value="34.26" calcext:value-type="float">
            <text:p>34,26</text:p>
          </table:table-cell>
          <table:table-cell table:formula="of:=[.E244]-[.G244]" office:value-type="float" office:value="20.46" calcext:value-type="float">
            <text:p>20,46</text:p>
          </table:table-cell>
          <table:table-cell table:formula="of:=IF([.C244]=[.$L$6];IF([.H244]&lt;[.$N$6];[.$F$2];0);0)" office:value-type="float" office:value="45" calcext:value-type="float">
            <text:p>45,00</text:p>
          </table:table-cell>
          <table:table-cell table:formula="of:=IF([.I244]&lt;5;[.$F$3];0)" office:value-type="float" office:value="0" calcext:value-type="float">
            <text:p>0,00</text:p>
          </table:table-cell>
          <table:table-cell table:formula="of:=IF([.J244]=0;[.H244];[.J244])" office:value-type="float" office:value="45" calcext:value-type="float">
            <text:p>45,00</text:p>
          </table:table-cell>
          <table:table-cell table:formula="of:=IF([.K244]=0;[.I244];[.K244])" office:value-type="float" office:value="20.46" calcext:value-type="float">
            <text:p>20,46</text:p>
          </table:table-cell>
          <table:table-cell table:number-columns-repeated="7"/>
        </table:table-row>
        <table:table-row table:style-name="ro2">
          <table:table-cell office:value-type="date" office:date-value="2014-08-22" calcext:value-type="date">
            <text:p>22.08.2014</text:p>
          </table:table-cell>
          <table:table-cell office:value-type="float" office:value="124" calcext:value-type="float">
            <text:p>124</text:p>
          </table:table-cell>
          <table:table-cell table:formula="of:=LOOKUP(WEEKDAY([.A245];2);[.$B$1:.$B$7];[.$C$1:.$C$7])" office:value-type="string" office:string-value="piątek" calcext:value-type="string">
            <text:p>piątek</text:p>
          </table:table-cell>
          <table:table-cell table:formula="of:=[.L244]" office:value-type="float" office:value="45" calcext:value-type="float">
            <text:p>45,00</text:p>
          </table:table-cell>
          <table:table-cell table:formula="of:=[.M244]" office:value-type="float" office:value="20.46" calcext:value-type="float">
            <text:p>20,46</text:p>
          </table:table-cell>
          <table:table-cell table:formula="of:=ROUND(IF([.E245]&gt;[.$F$6];IF([.E245]-(([.B245]*[.$G$3])/100)&lt;0;((([.E245]*100)/[.$G$3])*[.$G$2])/100;0);([.$G$2]*([.B245]/2))/100);2)" office:value-type="float" office:value="0" calcext:value-type="float">
            <text:p>0,00</text:p>
          </table:table-cell>
          <table:table-cell table:formula="of:=ROUND(IF([.E245]&gt;[.$F$6];IF([.E245]-(([.B245]*[.$G$3])/100)&lt;0;[.E245];([.$G$3]*[.B245])/100);([.$G$3]*([.B245]/2))/100) ;2)" office:value-type="float" office:value="11.16" calcext:value-type="float">
            <text:p>11,16</text:p>
          </table:table-cell>
          <table:table-cell table:formula="of:=[.D245]-[.F245]" office:value-type="float" office:value="45" calcext:value-type="float">
            <text:p>45,00</text:p>
          </table:table-cell>
          <table:table-cell table:formula="of:=[.E245]-[.G245]" office:value-type="float" office:value="9.3" calcext:value-type="float">
            <text:p>9,30</text:p>
          </table:table-cell>
          <table:table-cell table:formula="of:=IF([.C245]=[.$L$6];IF([.H245]&lt;[.$N$6];[.$F$2];0);0)" office:value-type="float" office:value="0" calcext:value-type="float">
            <text:p>0,00</text:p>
          </table:table-cell>
          <table:table-cell table:formula="of:=IF([.I245]&lt;5;[.$F$3];0)" office:value-type="float" office:value="0" calcext:value-type="float">
            <text:p>0,00</text:p>
          </table:table-cell>
          <table:table-cell table:formula="of:=IF([.J245]=0;[.H245];[.J245])" office:value-type="float" office:value="45" calcext:value-type="float">
            <text:p>45,00</text:p>
          </table:table-cell>
          <table:table-cell table:formula="of:=IF([.K245]=0;[.I245];[.K245])" office:value-type="float" office:value="9.3" calcext:value-type="float">
            <text:p>9,30</text:p>
          </table:table-cell>
          <table:table-cell table:number-columns-repeated="7"/>
        </table:table-row>
        <table:table-row table:style-name="ro2">
          <table:table-cell office:value-type="date" office:date-value="2014-08-23" calcext:value-type="date">
            <text:p>23.08.2014</text:p>
          </table:table-cell>
          <table:table-cell office:value-type="float" office:value="97" calcext:value-type="float">
            <text:p>97</text:p>
          </table:table-cell>
          <table:table-cell table:formula="of:=LOOKUP(WEEKDAY([.A246];2);[.$B$1:.$B$7];[.$C$1:.$C$7])" office:value-type="string" office:string-value="sobota" calcext:value-type="string">
            <text:p>sobota</text:p>
          </table:table-cell>
          <table:table-cell table:formula="of:=[.L245]" office:value-type="float" office:value="45" calcext:value-type="float">
            <text:p>45,00</text:p>
          </table:table-cell>
          <table:table-cell table:formula="of:=[.M245]" office:value-type="float" office:value="9.3" calcext:value-type="float">
            <text:p>9,30</text:p>
          </table:table-cell>
          <table:table-cell table:formula="of:=ROUND(IF([.E246]&gt;[.$F$6];IF([.E246]-(([.B246]*[.$G$3])/100)&lt;0;((([.E246]*100)/[.$G$3])*[.$G$2])/100;0);([.$G$2]*([.B246]/2))/100);2)" office:value-type="float" office:value="2.91" calcext:value-type="float">
            <text:p>2,91</text:p>
          </table:table-cell>
          <table:table-cell table:formula="of:=ROUND(IF([.E246]&gt;[.$F$6];IF([.E246]-(([.B246]*[.$G$3])/100)&lt;0;[.E246];([.$G$3]*[.B246])/100);([.$G$3]*([.B246]/2))/100) ;2)" office:value-type="float" office:value="4.37" calcext:value-type="float">
            <text:p>4,37</text:p>
          </table:table-cell>
          <table:table-cell table:formula="of:=[.D246]-[.F246]" office:value-type="float" office:value="42.09" calcext:value-type="float">
            <text:p>42,09</text:p>
          </table:table-cell>
          <table:table-cell table:formula="of:=[.E246]-[.G246]" office:value-type="float" office:value="4.93" calcext:value-type="float">
            <text:p>4,93</text:p>
          </table:table-cell>
          <table:table-cell table:formula="of:=IF([.C246]=[.$L$6];IF([.H246]&lt;[.$N$6];[.$F$2];0);0)" office:value-type="float" office:value="0" calcext:value-type="float">
            <text:p>0,00</text:p>
          </table:table-cell>
          <table:table-cell table:formula="of:=IF([.I246]&lt;5;[.$F$3];0)" office:value-type="float" office:value="30" calcext:value-type="float">
            <text:p>30,00</text:p>
          </table:table-cell>
          <table:table-cell table:formula="of:=IF([.J246]=0;[.H246];[.J246])" office:value-type="float" office:value="42.09" calcext:value-type="float">
            <text:p>42,09</text:p>
          </table:table-cell>
          <table:table-cell table:formula="of:=IF([.K246]=0;[.I246];[.K24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8-24" calcext:value-type="date">
            <text:p>24.08.2014</text:p>
          </table:table-cell>
          <table:table-cell office:value-type="float" office:value="45" calcext:value-type="float">
            <text:p>45</text:p>
          </table:table-cell>
          <table:table-cell table:formula="of:=LOOKUP(WEEKDAY([.A247];2);[.$B$1:.$B$7];[.$C$1:.$C$7])" office:value-type="string" office:string-value="niedziela" calcext:value-type="string">
            <text:p>niedziela</text:p>
          </table:table-cell>
          <table:table-cell table:formula="of:=[.L246]" office:value-type="float" office:value="42.09" calcext:value-type="float">
            <text:p>42,09</text:p>
          </table:table-cell>
          <table:table-cell table:formula="of:=[.M246]" office:value-type="float" office:value="30" calcext:value-type="float">
            <text:p>30,00</text:p>
          </table:table-cell>
          <table:table-cell table:formula="of:=ROUND(IF([.E247]&gt;[.$F$6];IF([.E247]-(([.B247]*[.$G$3])/100)&lt;0;((([.E247]*100)/[.$G$3])*[.$G$2])/100;0);([.$G$2]*([.B247]/2))/100);2)" office:value-type="float" office:value="0" calcext:value-type="float">
            <text:p>0,00</text:p>
          </table:table-cell>
          <table:table-cell table:formula="of:=ROUND(IF([.E247]&gt;[.$F$6];IF([.E247]-(([.B247]*[.$G$3])/100)&lt;0;[.E247];([.$G$3]*[.B247])/100);([.$G$3]*([.B247]/2))/100) ;2)" office:value-type="float" office:value="4.05" calcext:value-type="float">
            <text:p>4,05</text:p>
          </table:table-cell>
          <table:table-cell table:formula="of:=[.D247]-[.F247]" office:value-type="float" office:value="42.09" calcext:value-type="float">
            <text:p>42,09</text:p>
          </table:table-cell>
          <table:table-cell table:formula="of:=[.E247]-[.G247]" office:value-type="float" office:value="25.95" calcext:value-type="float">
            <text:p>25,95</text:p>
          </table:table-cell>
          <table:table-cell table:formula="of:=IF([.C247]=[.$L$6];IF([.H247]&lt;[.$N$6];[.$F$2];0);0)" office:value-type="float" office:value="0" calcext:value-type="float">
            <text:p>0,00</text:p>
          </table:table-cell>
          <table:table-cell table:formula="of:=IF([.I247]&lt;5;[.$F$3];0)" office:value-type="float" office:value="0" calcext:value-type="float">
            <text:p>0,00</text:p>
          </table:table-cell>
          <table:table-cell table:formula="of:=IF([.J247]=0;[.H247];[.J247])" office:value-type="float" office:value="42.09" calcext:value-type="float">
            <text:p>42,09</text:p>
          </table:table-cell>
          <table:table-cell table:formula="of:=IF([.K247]=0;[.I247];[.K247])" office:value-type="float" office:value="25.95" calcext:value-type="float">
            <text:p>25,95</text:p>
          </table:table-cell>
          <table:table-cell table:number-columns-repeated="7"/>
        </table:table-row>
        <table:table-row table:style-name="ro2">
          <table:table-cell office:value-type="date" office:date-value="2014-08-25" calcext:value-type="date">
            <text:p>25.08.2014</text:p>
          </table:table-cell>
          <table:table-cell office:value-type="float" office:value="132" calcext:value-type="float">
            <text:p>132</text:p>
          </table:table-cell>
          <table:table-cell table:formula="of:=LOOKUP(WEEKDAY([.A248];2);[.$B$1:.$B$7];[.$C$1:.$C$7])" office:value-type="string" office:string-value="poniedziałek" calcext:value-type="string">
            <text:p>poniedziałek</text:p>
          </table:table-cell>
          <table:table-cell table:formula="of:=[.L247]" office:value-type="float" office:value="42.09" calcext:value-type="float">
            <text:p>42,09</text:p>
          </table:table-cell>
          <table:table-cell table:formula="of:=[.M247]" office:value-type="float" office:value="25.95" calcext:value-type="float">
            <text:p>25,95</text:p>
          </table:table-cell>
          <table:table-cell table:formula="of:=ROUND(IF([.E248]&gt;[.$F$6];IF([.E248]-(([.B248]*[.$G$3])/100)&lt;0;((([.E248]*100)/[.$G$3])*[.$G$2])/100;0);([.$G$2]*([.B248]/2))/100);2)" office:value-type="float" office:value="0" calcext:value-type="float">
            <text:p>0,00</text:p>
          </table:table-cell>
          <table:table-cell table:formula="of:=ROUND(IF([.E248]&gt;[.$F$6];IF([.E248]-(([.B248]*[.$G$3])/100)&lt;0;[.E248];([.$G$3]*[.B248])/100);([.$G$3]*([.B248]/2))/100) ;2)" office:value-type="float" office:value="11.88" calcext:value-type="float">
            <text:p>11,88</text:p>
          </table:table-cell>
          <table:table-cell table:formula="of:=[.D248]-[.F248]" office:value-type="float" office:value="42.09" calcext:value-type="float">
            <text:p>42,09</text:p>
          </table:table-cell>
          <table:table-cell table:formula="of:=[.E248]-[.G248]" office:value-type="float" office:value="14.07" calcext:value-type="float">
            <text:p>14,07</text:p>
          </table:table-cell>
          <table:table-cell table:formula="of:=IF([.C248]=[.$L$6];IF([.H248]&lt;[.$N$6];[.$F$2];0);0)" office:value-type="float" office:value="0" calcext:value-type="float">
            <text:p>0,00</text:p>
          </table:table-cell>
          <table:table-cell table:formula="of:=IF([.I248]&lt;5;[.$F$3];0)" office:value-type="float" office:value="0" calcext:value-type="float">
            <text:p>0,00</text:p>
          </table:table-cell>
          <table:table-cell table:formula="of:=IF([.J248]=0;[.H248];[.J248])" office:value-type="float" office:value="42.09" calcext:value-type="float">
            <text:p>42,09</text:p>
          </table:table-cell>
          <table:table-cell table:formula="of:=IF([.K248]=0;[.I248];[.K248])" office:value-type="float" office:value="14.07" calcext:value-type="float">
            <text:p>14,07</text:p>
          </table:table-cell>
          <table:table-cell table:number-columns-repeated="7"/>
        </table:table-row>
        <table:table-row table:style-name="ro2">
          <table:table-cell office:value-type="date" office:date-value="2014-08-26" calcext:value-type="date">
            <text:p>26.08.2014</text:p>
          </table:table-cell>
          <table:table-cell office:value-type="float" office:value="107" calcext:value-type="float">
            <text:p>107</text:p>
          </table:table-cell>
          <table:table-cell table:formula="of:=LOOKUP(WEEKDAY([.A249];2);[.$B$1:.$B$7];[.$C$1:.$C$7])" office:value-type="string" office:string-value="wtorek" calcext:value-type="string">
            <text:p>wtorek</text:p>
          </table:table-cell>
          <table:table-cell table:formula="of:=[.L248]" office:value-type="float" office:value="42.09" calcext:value-type="float">
            <text:p>42,09</text:p>
          </table:table-cell>
          <table:table-cell table:formula="of:=[.M248]" office:value-type="float" office:value="14.07" calcext:value-type="float">
            <text:p>14,07</text:p>
          </table:table-cell>
          <table:table-cell table:formula="of:=ROUND(IF([.E249]&gt;[.$F$6];IF([.E249]-(([.B249]*[.$G$3])/100)&lt;0;((([.E249]*100)/[.$G$3])*[.$G$2])/100;0);([.$G$2]*([.B249]/2))/100);2)" office:value-type="float" office:value="3.21" calcext:value-type="float">
            <text:p>3,21</text:p>
          </table:table-cell>
          <table:table-cell table:formula="of:=ROUND(IF([.E249]&gt;[.$F$6];IF([.E249]-(([.B249]*[.$G$3])/100)&lt;0;[.E249];([.$G$3]*[.B249])/100);([.$G$3]*([.B249]/2))/100) ;2)" office:value-type="float" office:value="4.82" calcext:value-type="float">
            <text:p>4,82</text:p>
          </table:table-cell>
          <table:table-cell table:formula="of:=[.D249]-[.F249]" office:value-type="float" office:value="38.88" calcext:value-type="float">
            <text:p>38,88</text:p>
          </table:table-cell>
          <table:table-cell table:formula="of:=[.E249]-[.G249]" office:value-type="float" office:value="9.25" calcext:value-type="float">
            <text:p>9,25</text:p>
          </table:table-cell>
          <table:table-cell table:formula="of:=IF([.C249]=[.$L$6];IF([.H249]&lt;[.$N$6];[.$F$2];0);0)" office:value-type="float" office:value="0" calcext:value-type="float">
            <text:p>0,00</text:p>
          </table:table-cell>
          <table:table-cell table:formula="of:=IF([.I249]&lt;5;[.$F$3];0)" office:value-type="float" office:value="0" calcext:value-type="float">
            <text:p>0,00</text:p>
          </table:table-cell>
          <table:table-cell table:formula="of:=IF([.J249]=0;[.H249];[.J249])" office:value-type="float" office:value="38.88" calcext:value-type="float">
            <text:p>38,88</text:p>
          </table:table-cell>
          <table:table-cell table:formula="of:=IF([.K249]=0;[.I249];[.K249])" office:value-type="float" office:value="9.25" calcext:value-type="float">
            <text:p>9,25</text:p>
          </table:table-cell>
          <table:table-cell table:number-columns-repeated="7"/>
        </table:table-row>
        <table:table-row table:style-name="ro2">
          <table:table-cell office:value-type="date" office:date-value="2014-08-27" calcext:value-type="date">
            <text:p>27.08.2014</text:p>
          </table:table-cell>
          <table:table-cell office:value-type="float" office:value="54" calcext:value-type="float">
            <text:p>54</text:p>
          </table:table-cell>
          <table:table-cell table:formula="of:=LOOKUP(WEEKDAY([.A250];2);[.$B$1:.$B$7];[.$C$1:.$C$7])" office:value-type="string" office:string-value="środa" calcext:value-type="string">
            <text:p>środa</text:p>
          </table:table-cell>
          <table:table-cell table:formula="of:=[.L249]" office:value-type="float" office:value="38.88" calcext:value-type="float">
            <text:p>38,88</text:p>
          </table:table-cell>
          <table:table-cell table:formula="of:=[.M249]" office:value-type="float" office:value="9.25" calcext:value-type="float">
            <text:p>9,25</text:p>
          </table:table-cell>
          <table:table-cell table:formula="of:=ROUND(IF([.E250]&gt;[.$F$6];IF([.E250]-(([.B250]*[.$G$3])/100)&lt;0;((([.E250]*100)/[.$G$3])*[.$G$2])/100;0);([.$G$2]*([.B250]/2))/100);2)" office:value-type="float" office:value="1.62" calcext:value-type="float">
            <text:p>1,62</text:p>
          </table:table-cell>
          <table:table-cell table:formula="of:=ROUND(IF([.E250]&gt;[.$F$6];IF([.E250]-(([.B250]*[.$G$3])/100)&lt;0;[.E250];([.$G$3]*[.B250])/100);([.$G$3]*([.B250]/2))/100) ;2)" office:value-type="float" office:value="2.43" calcext:value-type="float">
            <text:p>2,43</text:p>
          </table:table-cell>
          <table:table-cell table:formula="of:=[.D250]-[.F250]" office:value-type="float" office:value="37.26" calcext:value-type="float">
            <text:p>37,26</text:p>
          </table:table-cell>
          <table:table-cell table:formula="of:=[.E250]-[.G250]" office:value-type="float" office:value="6.82" calcext:value-type="float">
            <text:p>6,82</text:p>
          </table:table-cell>
          <table:table-cell table:formula="of:=IF([.C250]=[.$L$6];IF([.H250]&lt;[.$N$6];[.$F$2];0);0)" office:value-type="float" office:value="0" calcext:value-type="float">
            <text:p>0,00</text:p>
          </table:table-cell>
          <table:table-cell table:formula="of:=IF([.I250]&lt;5;[.$F$3];0)" office:value-type="float" office:value="0" calcext:value-type="float">
            <text:p>0,00</text:p>
          </table:table-cell>
          <table:table-cell table:formula="of:=IF([.J250]=0;[.H250];[.J250])" office:value-type="float" office:value="37.26" calcext:value-type="float">
            <text:p>37,26</text:p>
          </table:table-cell>
          <table:table-cell table:formula="of:=IF([.K250]=0;[.I250];[.K250])" office:value-type="float" office:value="6.82" calcext:value-type="float">
            <text:p>6,82</text:p>
          </table:table-cell>
          <table:table-cell table:number-columns-repeated="7"/>
        </table:table-row>
        <table:table-row table:style-name="ro2">
          <table:table-cell office:value-type="date" office:date-value="2014-08-28" calcext:value-type="date">
            <text:p>28.08.2014</text:p>
          </table:table-cell>
          <table:table-cell office:value-type="float" office:value="116" calcext:value-type="float">
            <text:p>116</text:p>
          </table:table-cell>
          <table:table-cell table:formula="of:=LOOKUP(WEEKDAY([.A251];2);[.$B$1:.$B$7];[.$C$1:.$C$7])" office:value-type="string" office:string-value="czwartek" calcext:value-type="string">
            <text:p>czwartek</text:p>
          </table:table-cell>
          <table:table-cell table:formula="of:=[.L250]" office:value-type="float" office:value="37.26" calcext:value-type="float">
            <text:p>37,26</text:p>
          </table:table-cell>
          <table:table-cell table:formula="of:=[.M250]" office:value-type="float" office:value="6.82" calcext:value-type="float">
            <text:p>6,82</text:p>
          </table:table-cell>
          <table:table-cell table:formula="of:=ROUND(IF([.E251]&gt;[.$F$6];IF([.E251]-(([.B251]*[.$G$3])/100)&lt;0;((([.E251]*100)/[.$G$3])*[.$G$2])/100;0);([.$G$2]*([.B251]/2))/100);2)" office:value-type="float" office:value="3.48" calcext:value-type="float">
            <text:p>3,48</text:p>
          </table:table-cell>
          <table:table-cell table:formula="of:=ROUND(IF([.E251]&gt;[.$F$6];IF([.E251]-(([.B251]*[.$G$3])/100)&lt;0;[.E251];([.$G$3]*[.B251])/100);([.$G$3]*([.B251]/2))/100) ;2)" office:value-type="float" office:value="5.22" calcext:value-type="float">
            <text:p>5,22</text:p>
          </table:table-cell>
          <table:table-cell table:formula="of:=[.D251]-[.F251]" office:value-type="float" office:value="33.78" calcext:value-type="float">
            <text:p>33,78</text:p>
          </table:table-cell>
          <table:table-cell table:formula="of:=[.E251]-[.G251]" office:value-type="float" office:value="1.6" calcext:value-type="float">
            <text:p>1,60</text:p>
          </table:table-cell>
          <table:table-cell table:formula="of:=IF([.C251]=[.$L$6];IF([.H251]&lt;[.$N$6];[.$F$2];0);0)" office:value-type="float" office:value="45" calcext:value-type="float">
            <text:p>45,00</text:p>
          </table:table-cell>
          <table:table-cell table:formula="of:=IF([.I251]&lt;5;[.$F$3];0)" office:value-type="float" office:value="30" calcext:value-type="float">
            <text:p>30,00</text:p>
          </table:table-cell>
          <table:table-cell table:formula="of:=IF([.J251]=0;[.H251];[.J251])" office:value-type="float" office:value="45" calcext:value-type="float">
            <text:p>45,00</text:p>
          </table:table-cell>
          <table:table-cell table:formula="of:=IF([.K251]=0;[.I251];[.K251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8-29" calcext:value-type="date">
            <text:p>29.08.2014</text:p>
          </table:table-cell>
          <table:table-cell office:value-type="float" office:value="99" calcext:value-type="float">
            <text:p>99</text:p>
          </table:table-cell>
          <table:table-cell table:formula="of:=LOOKUP(WEEKDAY([.A252];2);[.$B$1:.$B$7];[.$C$1:.$C$7])" office:value-type="string" office:string-value="piątek" calcext:value-type="string">
            <text:p>piątek</text:p>
          </table:table-cell>
          <table:table-cell table:formula="of:=[.L251]" office:value-type="float" office:value="45" calcext:value-type="float">
            <text:p>45,00</text:p>
          </table:table-cell>
          <table:table-cell table:formula="of:=[.M251]" office:value-type="float" office:value="30" calcext:value-type="float">
            <text:p>30,00</text:p>
          </table:table-cell>
          <table:table-cell table:formula="of:=ROUND(IF([.E252]&gt;[.$F$6];IF([.E252]-(([.B252]*[.$G$3])/100)&lt;0;((([.E252]*100)/[.$G$3])*[.$G$2])/100;0);([.$G$2]*([.B252]/2))/100);2)" office:value-type="float" office:value="0" calcext:value-type="float">
            <text:p>0,00</text:p>
          </table:table-cell>
          <table:table-cell table:formula="of:=ROUND(IF([.E252]&gt;[.$F$6];IF([.E252]-(([.B252]*[.$G$3])/100)&lt;0;[.E252];([.$G$3]*[.B252])/100);([.$G$3]*([.B252]/2))/100) ;2)" office:value-type="float" office:value="8.91" calcext:value-type="float">
            <text:p>8,91</text:p>
          </table:table-cell>
          <table:table-cell table:formula="of:=[.D252]-[.F252]" office:value-type="float" office:value="45" calcext:value-type="float">
            <text:p>45,00</text:p>
          </table:table-cell>
          <table:table-cell table:formula="of:=[.E252]-[.G252]" office:value-type="float" office:value="21.09" calcext:value-type="float">
            <text:p>21,09</text:p>
          </table:table-cell>
          <table:table-cell table:formula="of:=IF([.C252]=[.$L$6];IF([.H252]&lt;[.$N$6];[.$F$2];0);0)" office:value-type="float" office:value="0" calcext:value-type="float">
            <text:p>0,00</text:p>
          </table:table-cell>
          <table:table-cell table:formula="of:=IF([.I252]&lt;5;[.$F$3];0)" office:value-type="float" office:value="0" calcext:value-type="float">
            <text:p>0,00</text:p>
          </table:table-cell>
          <table:table-cell table:formula="of:=IF([.J252]=0;[.H252];[.J252])" office:value-type="float" office:value="45" calcext:value-type="float">
            <text:p>45,00</text:p>
          </table:table-cell>
          <table:table-cell table:formula="of:=IF([.K252]=0;[.I252];[.K252])" office:value-type="float" office:value="21.09" calcext:value-type="float">
            <text:p>21,09</text:p>
          </table:table-cell>
          <table:table-cell table:number-columns-repeated="7"/>
        </table:table-row>
        <table:table-row table:style-name="ro2">
          <table:table-cell office:value-type="date" office:date-value="2014-08-30" calcext:value-type="date">
            <text:p>30.08.2014</text:p>
          </table:table-cell>
          <table:table-cell office:value-type="float" office:value="29" calcext:value-type="float">
            <text:p>29</text:p>
          </table:table-cell>
          <table:table-cell table:formula="of:=LOOKUP(WEEKDAY([.A253];2);[.$B$1:.$B$7];[.$C$1:.$C$7])" office:value-type="string" office:string-value="sobota" calcext:value-type="string">
            <text:p>sobota</text:p>
          </table:table-cell>
          <table:table-cell table:formula="of:=[.L252]" office:value-type="float" office:value="45" calcext:value-type="float">
            <text:p>45,00</text:p>
          </table:table-cell>
          <table:table-cell table:formula="of:=[.M252]" office:value-type="float" office:value="21.09" calcext:value-type="float">
            <text:p>21,09</text:p>
          </table:table-cell>
          <table:table-cell table:formula="of:=ROUND(IF([.E253]&gt;[.$F$6];IF([.E253]-(([.B253]*[.$G$3])/100)&lt;0;((([.E253]*100)/[.$G$3])*[.$G$2])/100;0);([.$G$2]*([.B253]/2))/100);2)" office:value-type="float" office:value="0" calcext:value-type="float">
            <text:p>0,00</text:p>
          </table:table-cell>
          <table:table-cell table:formula="of:=ROUND(IF([.E253]&gt;[.$F$6];IF([.E253]-(([.B253]*[.$G$3])/100)&lt;0;[.E253];([.$G$3]*[.B253])/100);([.$G$3]*([.B253]/2))/100) ;2)" office:value-type="float" office:value="2.61" calcext:value-type="float">
            <text:p>2,61</text:p>
          </table:table-cell>
          <table:table-cell table:formula="of:=[.D253]-[.F253]" office:value-type="float" office:value="45" calcext:value-type="float">
            <text:p>45,00</text:p>
          </table:table-cell>
          <table:table-cell table:formula="of:=[.E253]-[.G253]" office:value-type="float" office:value="18.48" calcext:value-type="float">
            <text:p>18,48</text:p>
          </table:table-cell>
          <table:table-cell table:formula="of:=IF([.C253]=[.$L$6];IF([.H253]&lt;[.$N$6];[.$F$2];0);0)" office:value-type="float" office:value="0" calcext:value-type="float">
            <text:p>0,00</text:p>
          </table:table-cell>
          <table:table-cell table:formula="of:=IF([.I253]&lt;5;[.$F$3];0)" office:value-type="float" office:value="0" calcext:value-type="float">
            <text:p>0,00</text:p>
          </table:table-cell>
          <table:table-cell table:formula="of:=IF([.J253]=0;[.H253];[.J253])" office:value-type="float" office:value="45" calcext:value-type="float">
            <text:p>45,00</text:p>
          </table:table-cell>
          <table:table-cell table:formula="of:=IF([.K253]=0;[.I253];[.K253])" office:value-type="float" office:value="18.48" calcext:value-type="float">
            <text:p>18,48</text:p>
          </table:table-cell>
          <table:table-cell table:number-columns-repeated="7"/>
        </table:table-row>
        <table:table-row table:style-name="ro2">
          <table:table-cell office:value-type="date" office:date-value="2014-08-31" calcext:value-type="date">
            <text:p>31.08.2014</text:p>
          </table:table-cell>
          <table:table-cell office:value-type="float" office:value="72" calcext:value-type="float">
            <text:p>72</text:p>
          </table:table-cell>
          <table:table-cell table:formula="of:=LOOKUP(WEEKDAY([.A254];2);[.$B$1:.$B$7];[.$C$1:.$C$7])" office:value-type="string" office:string-value="niedziela" calcext:value-type="string">
            <text:p>niedziela</text:p>
          </table:table-cell>
          <table:table-cell table:formula="of:=[.L253]" office:value-type="float" office:value="45" calcext:value-type="float">
            <text:p>45,00</text:p>
          </table:table-cell>
          <table:table-cell table:formula="of:=[.M253]" office:value-type="float" office:value="18.48" calcext:value-type="float">
            <text:p>18,48</text:p>
          </table:table-cell>
          <table:table-cell table:formula="of:=ROUND(IF([.E254]&gt;[.$F$6];IF([.E254]-(([.B254]*[.$G$3])/100)&lt;0;((([.E254]*100)/[.$G$3])*[.$G$2])/100;0);([.$G$2]*([.B254]/2))/100);2)" office:value-type="float" office:value="0" calcext:value-type="float">
            <text:p>0,00</text:p>
          </table:table-cell>
          <table:table-cell table:formula="of:=ROUND(IF([.E254]&gt;[.$F$6];IF([.E254]-(([.B254]*[.$G$3])/100)&lt;0;[.E254];([.$G$3]*[.B254])/100);([.$G$3]*([.B254]/2))/100) ;2)" office:value-type="float" office:value="6.48" calcext:value-type="float">
            <text:p>6,48</text:p>
          </table:table-cell>
          <table:table-cell table:formula="of:=[.D254]-[.F254]" office:value-type="float" office:value="45" calcext:value-type="float">
            <text:p>45,00</text:p>
          </table:table-cell>
          <table:table-cell table:formula="of:=[.E254]-[.G254]" office:value-type="float" office:value="12" calcext:value-type="float">
            <text:p>12,00</text:p>
          </table:table-cell>
          <table:table-cell table:formula="of:=IF([.C254]=[.$L$6];IF([.H254]&lt;[.$N$6];[.$F$2];0);0)" office:value-type="float" office:value="0" calcext:value-type="float">
            <text:p>0,00</text:p>
          </table:table-cell>
          <table:table-cell table:formula="of:=IF([.I254]&lt;5;[.$F$3];0)" office:value-type="float" office:value="0" calcext:value-type="float">
            <text:p>0,00</text:p>
          </table:table-cell>
          <table:table-cell table:formula="of:=IF([.J254]=0;[.H254];[.J254])" office:value-type="float" office:value="45" calcext:value-type="float">
            <text:p>45,00</text:p>
          </table:table-cell>
          <table:table-cell table:formula="of:=IF([.K254]=0;[.I254];[.K254])" office:value-type="float" office:value="12" calcext:value-type="float">
            <text:p>12,00</text:p>
          </table:table-cell>
          <table:table-cell table:number-columns-repeated="7"/>
        </table:table-row>
        <table:table-row table:style-name="ro2">
          <table:table-cell office:value-type="date" office:date-value="2014-09-01" calcext:value-type="date">
            <text:p>1.09.2014</text:p>
          </table:table-cell>
          <table:table-cell office:value-type="float" office:value="94" calcext:value-type="float">
            <text:p>94</text:p>
          </table:table-cell>
          <table:table-cell table:formula="of:=LOOKUP(WEEKDAY([.A255];2);[.$B$1:.$B$7];[.$C$1:.$C$7])" office:value-type="string" office:string-value="poniedziałek" calcext:value-type="string">
            <text:p>poniedziałek</text:p>
          </table:table-cell>
          <table:table-cell table:formula="of:=[.L254]" office:value-type="float" office:value="45" calcext:value-type="float">
            <text:p>45,00</text:p>
          </table:table-cell>
          <table:table-cell table:formula="of:=[.M254]" office:value-type="float" office:value="12" calcext:value-type="float">
            <text:p>12,00</text:p>
          </table:table-cell>
          <table:table-cell table:formula="of:=ROUND(IF([.E255]&gt;[.$F$6];IF([.E255]-(([.B255]*[.$G$3])/100)&lt;0;((([.E255]*100)/[.$G$3])*[.$G$2])/100;0);([.$G$2]*([.B255]/2))/100);2)" office:value-type="float" office:value="2.82" calcext:value-type="float">
            <text:p>2,82</text:p>
          </table:table-cell>
          <table:table-cell table:formula="of:=ROUND(IF([.E255]&gt;[.$F$6];IF([.E255]-(([.B255]*[.$G$3])/100)&lt;0;[.E255];([.$G$3]*[.B255])/100);([.$G$3]*([.B255]/2))/100) ;2)" office:value-type="float" office:value="4.23" calcext:value-type="float">
            <text:p>4,23</text:p>
          </table:table-cell>
          <table:table-cell table:formula="of:=[.D255]-[.F255]" office:value-type="float" office:value="42.18" calcext:value-type="float">
            <text:p>42,18</text:p>
          </table:table-cell>
          <table:table-cell table:formula="of:=[.E255]-[.G255]" office:value-type="float" office:value="7.77" calcext:value-type="float">
            <text:p>7,77</text:p>
          </table:table-cell>
          <table:table-cell table:formula="of:=IF([.C255]=[.$L$6];IF([.H255]&lt;[.$N$6];[.$F$2];0);0)" office:value-type="float" office:value="0" calcext:value-type="float">
            <text:p>0,00</text:p>
          </table:table-cell>
          <table:table-cell table:formula="of:=IF([.I255]&lt;5;[.$F$3];0)" office:value-type="float" office:value="0" calcext:value-type="float">
            <text:p>0,00</text:p>
          </table:table-cell>
          <table:table-cell table:formula="of:=IF([.J255]=0;[.H255];[.J255])" office:value-type="float" office:value="42.18" calcext:value-type="float">
            <text:p>42,18</text:p>
          </table:table-cell>
          <table:table-cell table:formula="of:=IF([.K255]=0;[.I255];[.K255])" office:value-type="float" office:value="7.77" calcext:value-type="float">
            <text:p>7,77</text:p>
          </table:table-cell>
          <table:table-cell table:number-columns-repeated="7"/>
        </table:table-row>
        <table:table-row table:style-name="ro2">
          <table:table-cell office:value-type="date" office:date-value="2014-09-02" calcext:value-type="date">
            <text:p>2.09.2014</text:p>
          </table:table-cell>
          <table:table-cell office:value-type="float" office:value="97" calcext:value-type="float">
            <text:p>97</text:p>
          </table:table-cell>
          <table:table-cell table:formula="of:=LOOKUP(WEEKDAY([.A256];2);[.$B$1:.$B$7];[.$C$1:.$C$7])" office:value-type="string" office:string-value="wtorek" calcext:value-type="string">
            <text:p>wtorek</text:p>
          </table:table-cell>
          <table:table-cell table:formula="of:=[.L255]" office:value-type="float" office:value="42.18" calcext:value-type="float">
            <text:p>42,18</text:p>
          </table:table-cell>
          <table:table-cell table:formula="of:=[.M255]" office:value-type="float" office:value="7.77" calcext:value-type="float">
            <text:p>7,77</text:p>
          </table:table-cell>
          <table:table-cell table:formula="of:=ROUND(IF([.E256]&gt;[.$F$6];IF([.E256]-(([.B256]*[.$G$3])/100)&lt;0;((([.E256]*100)/[.$G$3])*[.$G$2])/100;0);([.$G$2]*([.B256]/2))/100);2)" office:value-type="float" office:value="2.91" calcext:value-type="float">
            <text:p>2,91</text:p>
          </table:table-cell>
          <table:table-cell table:formula="of:=ROUND(IF([.E256]&gt;[.$F$6];IF([.E256]-(([.B256]*[.$G$3])/100)&lt;0;[.E256];([.$G$3]*[.B256])/100);([.$G$3]*([.B256]/2))/100) ;2)" office:value-type="float" office:value="4.37" calcext:value-type="float">
            <text:p>4,37</text:p>
          </table:table-cell>
          <table:table-cell table:formula="of:=[.D256]-[.F256]" office:value-type="float" office:value="39.27" calcext:value-type="float">
            <text:p>39,27</text:p>
          </table:table-cell>
          <table:table-cell table:formula="of:=[.E256]-[.G256]" office:value-type="float" office:value="3.4" calcext:value-type="float">
            <text:p>3,40</text:p>
          </table:table-cell>
          <table:table-cell table:formula="of:=IF([.C256]=[.$L$6];IF([.H256]&lt;[.$N$6];[.$F$2];0);0)" office:value-type="float" office:value="0" calcext:value-type="float">
            <text:p>0,00</text:p>
          </table:table-cell>
          <table:table-cell table:formula="of:=IF([.I256]&lt;5;[.$F$3];0)" office:value-type="float" office:value="30" calcext:value-type="float">
            <text:p>30,00</text:p>
          </table:table-cell>
          <table:table-cell table:formula="of:=IF([.J256]=0;[.H256];[.J256])" office:value-type="float" office:value="39.27" calcext:value-type="float">
            <text:p>39,27</text:p>
          </table:table-cell>
          <table:table-cell table:formula="of:=IF([.K256]=0;[.I256];[.K25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9-03" calcext:value-type="date">
            <text:p>3.09.2014</text:p>
          </table:table-cell>
          <table:table-cell office:value-type="float" office:value="138" calcext:value-type="float">
            <text:p>138</text:p>
          </table:table-cell>
          <table:table-cell table:formula="of:=LOOKUP(WEEKDAY([.A257];2);[.$B$1:.$B$7];[.$C$1:.$C$7])" office:value-type="string" office:string-value="środa" calcext:value-type="string">
            <text:p>środa</text:p>
          </table:table-cell>
          <table:table-cell table:formula="of:=[.L256]" office:value-type="float" office:value="39.27" calcext:value-type="float">
            <text:p>39,27</text:p>
          </table:table-cell>
          <table:table-cell table:formula="of:=[.M256]" office:value-type="float" office:value="30" calcext:value-type="float">
            <text:p>30,00</text:p>
          </table:table-cell>
          <table:table-cell table:formula="of:=ROUND(IF([.E257]&gt;[.$F$6];IF([.E257]-(([.B257]*[.$G$3])/100)&lt;0;((([.E257]*100)/[.$G$3])*[.$G$2])/100;0);([.$G$2]*([.B257]/2))/100);2)" office:value-type="float" office:value="0" calcext:value-type="float">
            <text:p>0,00</text:p>
          </table:table-cell>
          <table:table-cell table:formula="of:=ROUND(IF([.E257]&gt;[.$F$6];IF([.E257]-(([.B257]*[.$G$3])/100)&lt;0;[.E257];([.$G$3]*[.B257])/100);([.$G$3]*([.B257]/2))/100) ;2)" office:value-type="float" office:value="12.42" calcext:value-type="float">
            <text:p>12,42</text:p>
          </table:table-cell>
          <table:table-cell table:formula="of:=[.D257]-[.F257]" office:value-type="float" office:value="39.27" calcext:value-type="float">
            <text:p>39,27</text:p>
          </table:table-cell>
          <table:table-cell table:formula="of:=[.E257]-[.G257]" office:value-type="float" office:value="17.58" calcext:value-type="float">
            <text:p>17,58</text:p>
          </table:table-cell>
          <table:table-cell table:formula="of:=IF([.C257]=[.$L$6];IF([.H257]&lt;[.$N$6];[.$F$2];0);0)" office:value-type="float" office:value="0" calcext:value-type="float">
            <text:p>0,00</text:p>
          </table:table-cell>
          <table:table-cell table:formula="of:=IF([.I257]&lt;5;[.$F$3];0)" office:value-type="float" office:value="0" calcext:value-type="float">
            <text:p>0,00</text:p>
          </table:table-cell>
          <table:table-cell table:formula="of:=IF([.J257]=0;[.H257];[.J257])" office:value-type="float" office:value="39.27" calcext:value-type="float">
            <text:p>39,27</text:p>
          </table:table-cell>
          <table:table-cell table:formula="of:=IF([.K257]=0;[.I257];[.K257])" office:value-type="float" office:value="17.58" calcext:value-type="float">
            <text:p>17,58</text:p>
          </table:table-cell>
          <table:table-cell table:number-columns-repeated="7"/>
        </table:table-row>
        <table:table-row table:style-name="ro2">
          <table:table-cell office:value-type="date" office:date-value="2014-09-04" calcext:value-type="date">
            <text:p>4.09.2014</text:p>
          </table:table-cell>
          <table:table-cell office:value-type="float" office:value="60" calcext:value-type="float">
            <text:p>60</text:p>
          </table:table-cell>
          <table:table-cell table:formula="of:=LOOKUP(WEEKDAY([.A258];2);[.$B$1:.$B$7];[.$C$1:.$C$7])" office:value-type="string" office:string-value="czwartek" calcext:value-type="string">
            <text:p>czwartek</text:p>
          </table:table-cell>
          <table:table-cell table:formula="of:=[.L257]" office:value-type="float" office:value="39.27" calcext:value-type="float">
            <text:p>39,27</text:p>
          </table:table-cell>
          <table:table-cell table:formula="of:=[.M257]" office:value-type="float" office:value="17.58" calcext:value-type="float">
            <text:p>17,58</text:p>
          </table:table-cell>
          <table:table-cell table:formula="of:=ROUND(IF([.E258]&gt;[.$F$6];IF([.E258]-(([.B258]*[.$G$3])/100)&lt;0;((([.E258]*100)/[.$G$3])*[.$G$2])/100;0);([.$G$2]*([.B258]/2))/100);2)" office:value-type="float" office:value="0" calcext:value-type="float">
            <text:p>0,00</text:p>
          </table:table-cell>
          <table:table-cell table:formula="of:=ROUND(IF([.E258]&gt;[.$F$6];IF([.E258]-(([.B258]*[.$G$3])/100)&lt;0;[.E258];([.$G$3]*[.B258])/100);([.$G$3]*([.B258]/2))/100) ;2)" office:value-type="float" office:value="5.4" calcext:value-type="float">
            <text:p>5,40</text:p>
          </table:table-cell>
          <table:table-cell table:formula="of:=[.D258]-[.F258]" office:value-type="float" office:value="39.27" calcext:value-type="float">
            <text:p>39,27</text:p>
          </table:table-cell>
          <table:table-cell table:formula="of:=[.E258]-[.G258]" office:value-type="float" office:value="12.18" calcext:value-type="float">
            <text:p>12,18</text:p>
          </table:table-cell>
          <table:table-cell table:formula="of:=IF([.C258]=[.$L$6];IF([.H258]&lt;[.$N$6];[.$F$2];0);0)" office:value-type="float" office:value="45" calcext:value-type="float">
            <text:p>45,00</text:p>
          </table:table-cell>
          <table:table-cell table:formula="of:=IF([.I258]&lt;5;[.$F$3];0)" office:value-type="float" office:value="0" calcext:value-type="float">
            <text:p>0,00</text:p>
          </table:table-cell>
          <table:table-cell table:formula="of:=IF([.J258]=0;[.H258];[.J258])" office:value-type="float" office:value="45" calcext:value-type="float">
            <text:p>45,00</text:p>
          </table:table-cell>
          <table:table-cell table:formula="of:=IF([.K258]=0;[.I258];[.K258])" office:value-type="float" office:value="12.18" calcext:value-type="float">
            <text:p>12,18</text:p>
          </table:table-cell>
          <table:table-cell table:number-columns-repeated="7"/>
        </table:table-row>
        <table:table-row table:style-name="ro2">
          <table:table-cell office:value-type="date" office:date-value="2014-09-05" calcext:value-type="date">
            <text:p>5.09.2014</text:p>
          </table:table-cell>
          <table:table-cell office:value-type="float" office:value="144" calcext:value-type="float">
            <text:p>144</text:p>
          </table:table-cell>
          <table:table-cell table:formula="of:=LOOKUP(WEEKDAY([.A259];2);[.$B$1:.$B$7];[.$C$1:.$C$7])" office:value-type="string" office:string-value="piątek" calcext:value-type="string">
            <text:p>piątek</text:p>
          </table:table-cell>
          <table:table-cell table:formula="of:=[.L258]" office:value-type="float" office:value="45" calcext:value-type="float">
            <text:p>45,00</text:p>
          </table:table-cell>
          <table:table-cell table:formula="of:=[.M258]" office:value-type="float" office:value="12.18" calcext:value-type="float">
            <text:p>12,18</text:p>
          </table:table-cell>
          <table:table-cell table:formula="of:=ROUND(IF([.E259]&gt;[.$F$6];IF([.E259]-(([.B259]*[.$G$3])/100)&lt;0;((([.E259]*100)/[.$G$3])*[.$G$2])/100;0);([.$G$2]*([.B259]/2))/100);2)" office:value-type="float" office:value="4.32" calcext:value-type="float">
            <text:p>4,32</text:p>
          </table:table-cell>
          <table:table-cell table:formula="of:=ROUND(IF([.E259]&gt;[.$F$6];IF([.E259]-(([.B259]*[.$G$3])/100)&lt;0;[.E259];([.$G$3]*[.B259])/100);([.$G$3]*([.B259]/2))/100) ;2)" office:value-type="float" office:value="6.48" calcext:value-type="float">
            <text:p>6,48</text:p>
          </table:table-cell>
          <table:table-cell table:formula="of:=[.D259]-[.F259]" office:value-type="float" office:value="40.68" calcext:value-type="float">
            <text:p>40,68</text:p>
          </table:table-cell>
          <table:table-cell table:formula="of:=[.E259]-[.G259]" office:value-type="float" office:value="5.7" calcext:value-type="float">
            <text:p>5,70</text:p>
          </table:table-cell>
          <table:table-cell table:formula="of:=IF([.C259]=[.$L$6];IF([.H259]&lt;[.$N$6];[.$F$2];0);0)" office:value-type="float" office:value="0" calcext:value-type="float">
            <text:p>0,00</text:p>
          </table:table-cell>
          <table:table-cell table:formula="of:=IF([.I259]&lt;5;[.$F$3];0)" office:value-type="float" office:value="0" calcext:value-type="float">
            <text:p>0,00</text:p>
          </table:table-cell>
          <table:table-cell table:formula="of:=IF([.J259]=0;[.H259];[.J259])" office:value-type="float" office:value="40.68" calcext:value-type="float">
            <text:p>40,68</text:p>
          </table:table-cell>
          <table:table-cell table:formula="of:=IF([.K259]=0;[.I259];[.K259])" office:value-type="float" office:value="5.7" calcext:value-type="float">
            <text:p>5,70</text:p>
          </table:table-cell>
          <table:table-cell table:number-columns-repeated="7"/>
        </table:table-row>
        <table:table-row table:style-name="ro2">
          <table:table-cell office:value-type="date" office:date-value="2014-09-06" calcext:value-type="date">
            <text:p>6.09.2014</text:p>
          </table:table-cell>
          <table:table-cell office:value-type="float" office:value="49" calcext:value-type="float">
            <text:p>49</text:p>
          </table:table-cell>
          <table:table-cell table:formula="of:=LOOKUP(WEEKDAY([.A260];2);[.$B$1:.$B$7];[.$C$1:.$C$7])" office:value-type="string" office:string-value="sobota" calcext:value-type="string">
            <text:p>sobota</text:p>
          </table:table-cell>
          <table:table-cell table:formula="of:=[.L259]" office:value-type="float" office:value="40.68" calcext:value-type="float">
            <text:p>40,68</text:p>
          </table:table-cell>
          <table:table-cell table:formula="of:=[.M259]" office:value-type="float" office:value="5.7" calcext:value-type="float">
            <text:p>5,70</text:p>
          </table:table-cell>
          <table:table-cell table:formula="of:=ROUND(IF([.E260]&gt;[.$F$6];IF([.E260]-(([.B260]*[.$G$3])/100)&lt;0;((([.E260]*100)/[.$G$3])*[.$G$2])/100;0);([.$G$2]*([.B260]/2))/100);2)" office:value-type="float" office:value="1.47" calcext:value-type="float">
            <text:p>1,47</text:p>
          </table:table-cell>
          <table:table-cell table:formula="of:=ROUND(IF([.E260]&gt;[.$F$6];IF([.E260]-(([.B260]*[.$G$3])/100)&lt;0;[.E260];([.$G$3]*[.B260])/100);([.$G$3]*([.B260]/2))/100) ;2)" office:value-type="float" office:value="2.21" calcext:value-type="float">
            <text:p>2,21</text:p>
          </table:table-cell>
          <table:table-cell table:formula="of:=[.D260]-[.F260]" office:value-type="float" office:value="39.21" calcext:value-type="float">
            <text:p>39,21</text:p>
          </table:table-cell>
          <table:table-cell table:formula="of:=[.E260]-[.G260]" office:value-type="float" office:value="3.49" calcext:value-type="float">
            <text:p>3,49</text:p>
          </table:table-cell>
          <table:table-cell table:formula="of:=IF([.C260]=[.$L$6];IF([.H260]&lt;[.$N$6];[.$F$2];0);0)" office:value-type="float" office:value="0" calcext:value-type="float">
            <text:p>0,00</text:p>
          </table:table-cell>
          <table:table-cell table:formula="of:=IF([.I260]&lt;5;[.$F$3];0)" office:value-type="float" office:value="30" calcext:value-type="float">
            <text:p>30,00</text:p>
          </table:table-cell>
          <table:table-cell table:formula="of:=IF([.J260]=0;[.H260];[.J260])" office:value-type="float" office:value="39.21" calcext:value-type="float">
            <text:p>39,21</text:p>
          </table:table-cell>
          <table:table-cell table:formula="of:=IF([.K260]=0;[.I260];[.K260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9-07" calcext:value-type="date">
            <text:p>7.09.2014</text:p>
          </table:table-cell>
          <table:table-cell office:value-type="float" office:value="125" calcext:value-type="float">
            <text:p>125</text:p>
          </table:table-cell>
          <table:table-cell table:formula="of:=LOOKUP(WEEKDAY([.A261];2);[.$B$1:.$B$7];[.$C$1:.$C$7])" office:value-type="string" office:string-value="niedziela" calcext:value-type="string">
            <text:p>niedziela</text:p>
          </table:table-cell>
          <table:table-cell table:formula="of:=[.L260]" office:value-type="float" office:value="39.21" calcext:value-type="float">
            <text:p>39,21</text:p>
          </table:table-cell>
          <table:table-cell table:formula="of:=[.M260]" office:value-type="float" office:value="30" calcext:value-type="float">
            <text:p>30,00</text:p>
          </table:table-cell>
          <table:table-cell table:formula="of:=ROUND(IF([.E261]&gt;[.$F$6];IF([.E261]-(([.B261]*[.$G$3])/100)&lt;0;((([.E261]*100)/[.$G$3])*[.$G$2])/100;0);([.$G$2]*([.B261]/2))/100);2)" office:value-type="float" office:value="0" calcext:value-type="float">
            <text:p>0,00</text:p>
          </table:table-cell>
          <table:table-cell table:formula="of:=ROUND(IF([.E261]&gt;[.$F$6];IF([.E261]-(([.B261]*[.$G$3])/100)&lt;0;[.E261];([.$G$3]*[.B261])/100);([.$G$3]*([.B261]/2))/100) ;2)" office:value-type="float" office:value="11.25" calcext:value-type="float">
            <text:p>11,25</text:p>
          </table:table-cell>
          <table:table-cell table:formula="of:=[.D261]-[.F261]" office:value-type="float" office:value="39.21" calcext:value-type="float">
            <text:p>39,21</text:p>
          </table:table-cell>
          <table:table-cell table:formula="of:=[.E261]-[.G261]" office:value-type="float" office:value="18.75" calcext:value-type="float">
            <text:p>18,75</text:p>
          </table:table-cell>
          <table:table-cell table:formula="of:=IF([.C261]=[.$L$6];IF([.H261]&lt;[.$N$6];[.$F$2];0);0)" office:value-type="float" office:value="0" calcext:value-type="float">
            <text:p>0,00</text:p>
          </table:table-cell>
          <table:table-cell table:formula="of:=IF([.I261]&lt;5;[.$F$3];0)" office:value-type="float" office:value="0" calcext:value-type="float">
            <text:p>0,00</text:p>
          </table:table-cell>
          <table:table-cell table:formula="of:=IF([.J261]=0;[.H261];[.J261])" office:value-type="float" office:value="39.21" calcext:value-type="float">
            <text:p>39,21</text:p>
          </table:table-cell>
          <table:table-cell table:formula="of:=IF([.K261]=0;[.I261];[.K261])" office:value-type="float" office:value="18.75" calcext:value-type="float">
            <text:p>18,75</text:p>
          </table:table-cell>
          <table:table-cell table:number-columns-repeated="7"/>
        </table:table-row>
        <table:table-row table:style-name="ro2">
          <table:table-cell office:value-type="date" office:date-value="2014-09-08" calcext:value-type="date">
            <text:p>8.09.2014</text:p>
          </table:table-cell>
          <table:table-cell office:value-type="float" office:value="40" calcext:value-type="float">
            <text:p>40</text:p>
          </table:table-cell>
          <table:table-cell table:formula="of:=LOOKUP(WEEKDAY([.A262];2);[.$B$1:.$B$7];[.$C$1:.$C$7])" office:value-type="string" office:string-value="poniedziałek" calcext:value-type="string">
            <text:p>poniedziałek</text:p>
          </table:table-cell>
          <table:table-cell table:formula="of:=[.L261]" office:value-type="float" office:value="39.21" calcext:value-type="float">
            <text:p>39,21</text:p>
          </table:table-cell>
          <table:table-cell table:formula="of:=[.M261]" office:value-type="float" office:value="18.75" calcext:value-type="float">
            <text:p>18,75</text:p>
          </table:table-cell>
          <table:table-cell table:formula="of:=ROUND(IF([.E262]&gt;[.$F$6];IF([.E262]-(([.B262]*[.$G$3])/100)&lt;0;((([.E262]*100)/[.$G$3])*[.$G$2])/100;0);([.$G$2]*([.B262]/2))/100);2)" office:value-type="float" office:value="0" calcext:value-type="float">
            <text:p>0,00</text:p>
          </table:table-cell>
          <table:table-cell table:formula="of:=ROUND(IF([.E262]&gt;[.$F$6];IF([.E262]-(([.B262]*[.$G$3])/100)&lt;0;[.E262];([.$G$3]*[.B262])/100);([.$G$3]*([.B262]/2))/100) ;2)" office:value-type="float" office:value="3.6" calcext:value-type="float">
            <text:p>3,60</text:p>
          </table:table-cell>
          <table:table-cell table:formula="of:=[.D262]-[.F262]" office:value-type="float" office:value="39.21" calcext:value-type="float">
            <text:p>39,21</text:p>
          </table:table-cell>
          <table:table-cell table:formula="of:=[.E262]-[.G262]" office:value-type="float" office:value="15.15" calcext:value-type="float">
            <text:p>15,15</text:p>
          </table:table-cell>
          <table:table-cell table:formula="of:=IF([.C262]=[.$L$6];IF([.H262]&lt;[.$N$6];[.$F$2];0);0)" office:value-type="float" office:value="0" calcext:value-type="float">
            <text:p>0,00</text:p>
          </table:table-cell>
          <table:table-cell table:formula="of:=IF([.I262]&lt;5;[.$F$3];0)" office:value-type="float" office:value="0" calcext:value-type="float">
            <text:p>0,00</text:p>
          </table:table-cell>
          <table:table-cell table:formula="of:=IF([.J262]=0;[.H262];[.J262])" office:value-type="float" office:value="39.21" calcext:value-type="float">
            <text:p>39,21</text:p>
          </table:table-cell>
          <table:table-cell table:formula="of:=IF([.K262]=0;[.I262];[.K262])" office:value-type="float" office:value="15.15" calcext:value-type="float">
            <text:p>15,15</text:p>
          </table:table-cell>
          <table:table-cell table:number-columns-repeated="7"/>
        </table:table-row>
        <table:table-row table:style-name="ro2">
          <table:table-cell office:value-type="date" office:date-value="2014-09-09" calcext:value-type="date">
            <text:p>9.09.2014</text:p>
          </table:table-cell>
          <table:table-cell office:value-type="float" office:value="135" calcext:value-type="float">
            <text:p>135</text:p>
          </table:table-cell>
          <table:table-cell table:formula="of:=LOOKUP(WEEKDAY([.A263];2);[.$B$1:.$B$7];[.$C$1:.$C$7])" office:value-type="string" office:string-value="wtorek" calcext:value-type="string">
            <text:p>wtorek</text:p>
          </table:table-cell>
          <table:table-cell table:formula="of:=[.L262]" office:value-type="float" office:value="39.21" calcext:value-type="float">
            <text:p>39,21</text:p>
          </table:table-cell>
          <table:table-cell table:formula="of:=[.M262]" office:value-type="float" office:value="15.15" calcext:value-type="float">
            <text:p>15,15</text:p>
          </table:table-cell>
          <table:table-cell table:formula="of:=ROUND(IF([.E263]&gt;[.$F$6];IF([.E263]-(([.B263]*[.$G$3])/100)&lt;0;((([.E263]*100)/[.$G$3])*[.$G$2])/100;0);([.$G$2]*([.B263]/2))/100);2)" office:value-type="float" office:value="0" calcext:value-type="float">
            <text:p>0,00</text:p>
          </table:table-cell>
          <table:table-cell table:formula="of:=ROUND(IF([.E263]&gt;[.$F$6];IF([.E263]-(([.B263]*[.$G$3])/100)&lt;0;[.E263];([.$G$3]*[.B263])/100);([.$G$3]*([.B263]/2))/100) ;2)" office:value-type="float" office:value="12.15" calcext:value-type="float">
            <text:p>12,15</text:p>
          </table:table-cell>
          <table:table-cell table:formula="of:=[.D263]-[.F263]" office:value-type="float" office:value="39.21" calcext:value-type="float">
            <text:p>39,21</text:p>
          </table:table-cell>
          <table:table-cell table:formula="of:=[.E263]-[.G263]" office:value-type="float" office:value="3" calcext:value-type="float">
            <text:p>3,00</text:p>
          </table:table-cell>
          <table:table-cell table:formula="of:=IF([.C263]=[.$L$6];IF([.H263]&lt;[.$N$6];[.$F$2];0);0)" office:value-type="float" office:value="0" calcext:value-type="float">
            <text:p>0,00</text:p>
          </table:table-cell>
          <table:table-cell table:formula="of:=IF([.I263]&lt;5;[.$F$3];0)" office:value-type="float" office:value="30" calcext:value-type="float">
            <text:p>30,00</text:p>
          </table:table-cell>
          <table:table-cell table:formula="of:=IF([.J263]=0;[.H263];[.J263])" office:value-type="float" office:value="39.21" calcext:value-type="float">
            <text:p>39,21</text:p>
          </table:table-cell>
          <table:table-cell table:formula="of:=IF([.K263]=0;[.I263];[.K26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9-10" calcext:value-type="date">
            <text:p>10.09.2014</text:p>
          </table:table-cell>
          <table:table-cell office:value-type="float" office:value="86" calcext:value-type="float">
            <text:p>86</text:p>
          </table:table-cell>
          <table:table-cell table:formula="of:=LOOKUP(WEEKDAY([.A264];2);[.$B$1:.$B$7];[.$C$1:.$C$7])" office:value-type="string" office:string-value="środa" calcext:value-type="string">
            <text:p>środa</text:p>
          </table:table-cell>
          <table:table-cell table:formula="of:=[.L263]" office:value-type="float" office:value="39.21" calcext:value-type="float">
            <text:p>39,21</text:p>
          </table:table-cell>
          <table:table-cell table:formula="of:=[.M263]" office:value-type="float" office:value="30" calcext:value-type="float">
            <text:p>30,00</text:p>
          </table:table-cell>
          <table:table-cell table:formula="of:=ROUND(IF([.E264]&gt;[.$F$6];IF([.E264]-(([.B264]*[.$G$3])/100)&lt;0;((([.E264]*100)/[.$G$3])*[.$G$2])/100;0);([.$G$2]*([.B264]/2))/100);2)" office:value-type="float" office:value="0" calcext:value-type="float">
            <text:p>0,00</text:p>
          </table:table-cell>
          <table:table-cell table:formula="of:=ROUND(IF([.E264]&gt;[.$F$6];IF([.E264]-(([.B264]*[.$G$3])/100)&lt;0;[.E264];([.$G$3]*[.B264])/100);([.$G$3]*([.B264]/2))/100) ;2)" office:value-type="float" office:value="7.74" calcext:value-type="float">
            <text:p>7,74</text:p>
          </table:table-cell>
          <table:table-cell table:formula="of:=[.D264]-[.F264]" office:value-type="float" office:value="39.21" calcext:value-type="float">
            <text:p>39,21</text:p>
          </table:table-cell>
          <table:table-cell table:formula="of:=[.E264]-[.G264]" office:value-type="float" office:value="22.26" calcext:value-type="float">
            <text:p>22,26</text:p>
          </table:table-cell>
          <table:table-cell table:formula="of:=IF([.C264]=[.$L$6];IF([.H264]&lt;[.$N$6];[.$F$2];0);0)" office:value-type="float" office:value="0" calcext:value-type="float">
            <text:p>0,00</text:p>
          </table:table-cell>
          <table:table-cell table:formula="of:=IF([.I264]&lt;5;[.$F$3];0)" office:value-type="float" office:value="0" calcext:value-type="float">
            <text:p>0,00</text:p>
          </table:table-cell>
          <table:table-cell table:formula="of:=IF([.J264]=0;[.H264];[.J264])" office:value-type="float" office:value="39.21" calcext:value-type="float">
            <text:p>39,21</text:p>
          </table:table-cell>
          <table:table-cell table:formula="of:=IF([.K264]=0;[.I264];[.K264])" office:value-type="float" office:value="22.26" calcext:value-type="float">
            <text:p>22,26</text:p>
          </table:table-cell>
          <table:table-cell table:number-columns-repeated="7"/>
        </table:table-row>
        <table:table-row table:style-name="ro2">
          <table:table-cell office:value-type="date" office:date-value="2014-09-11" calcext:value-type="date">
            <text:p>11.09.2014</text:p>
          </table:table-cell>
          <table:table-cell office:value-type="float" office:value="95" calcext:value-type="float">
            <text:p>95</text:p>
          </table:table-cell>
          <table:table-cell table:formula="of:=LOOKUP(WEEKDAY([.A265];2);[.$B$1:.$B$7];[.$C$1:.$C$7])" office:value-type="string" office:string-value="czwartek" calcext:value-type="string">
            <text:p>czwartek</text:p>
          </table:table-cell>
          <table:table-cell table:formula="of:=[.L264]" office:value-type="float" office:value="39.21" calcext:value-type="float">
            <text:p>39,21</text:p>
          </table:table-cell>
          <table:table-cell table:formula="of:=[.M264]" office:value-type="float" office:value="22.26" calcext:value-type="float">
            <text:p>22,26</text:p>
          </table:table-cell>
          <table:table-cell table:formula="of:=ROUND(IF([.E265]&gt;[.$F$6];IF([.E265]-(([.B265]*[.$G$3])/100)&lt;0;((([.E265]*100)/[.$G$3])*[.$G$2])/100;0);([.$G$2]*([.B265]/2))/100);2)" office:value-type="float" office:value="0" calcext:value-type="float">
            <text:p>0,00</text:p>
          </table:table-cell>
          <table:table-cell table:formula="of:=ROUND(IF([.E265]&gt;[.$F$6];IF([.E265]-(([.B265]*[.$G$3])/100)&lt;0;[.E265];([.$G$3]*[.B265])/100);([.$G$3]*([.B265]/2))/100) ;2)" office:value-type="float" office:value="8.55" calcext:value-type="float">
            <text:p>8,55</text:p>
          </table:table-cell>
          <table:table-cell table:formula="of:=[.D265]-[.F265]" office:value-type="float" office:value="39.21" calcext:value-type="float">
            <text:p>39,21</text:p>
          </table:table-cell>
          <table:table-cell table:formula="of:=[.E265]-[.G265]" office:value-type="float" office:value="13.71" calcext:value-type="float">
            <text:p>13,71</text:p>
          </table:table-cell>
          <table:table-cell table:formula="of:=IF([.C265]=[.$L$6];IF([.H265]&lt;[.$N$6];[.$F$2];0);0)" office:value-type="float" office:value="45" calcext:value-type="float">
            <text:p>45,00</text:p>
          </table:table-cell>
          <table:table-cell table:formula="of:=IF([.I265]&lt;5;[.$F$3];0)" office:value-type="float" office:value="0" calcext:value-type="float">
            <text:p>0,00</text:p>
          </table:table-cell>
          <table:table-cell table:formula="of:=IF([.J265]=0;[.H265];[.J265])" office:value-type="float" office:value="45" calcext:value-type="float">
            <text:p>45,00</text:p>
          </table:table-cell>
          <table:table-cell table:formula="of:=IF([.K265]=0;[.I265];[.K265])" office:value-type="float" office:value="13.71" calcext:value-type="float">
            <text:p>13,71</text:p>
          </table:table-cell>
          <table:table-cell table:number-columns-repeated="7"/>
        </table:table-row>
        <table:table-row table:style-name="ro2">
          <table:table-cell office:value-type="date" office:date-value="2014-09-12" calcext:value-type="date">
            <text:p>12.09.2014</text:p>
          </table:table-cell>
          <table:table-cell office:value-type="float" office:value="42" calcext:value-type="float">
            <text:p>42</text:p>
          </table:table-cell>
          <table:table-cell table:formula="of:=LOOKUP(WEEKDAY([.A266];2);[.$B$1:.$B$7];[.$C$1:.$C$7])" office:value-type="string" office:string-value="piątek" calcext:value-type="string">
            <text:p>piątek</text:p>
          </table:table-cell>
          <table:table-cell table:formula="of:=[.L265]" office:value-type="float" office:value="45" calcext:value-type="float">
            <text:p>45,00</text:p>
          </table:table-cell>
          <table:table-cell table:formula="of:=[.M265]" office:value-type="float" office:value="13.71" calcext:value-type="float">
            <text:p>13,71</text:p>
          </table:table-cell>
          <table:table-cell table:formula="of:=ROUND(IF([.E266]&gt;[.$F$6];IF([.E266]-(([.B266]*[.$G$3])/100)&lt;0;((([.E266]*100)/[.$G$3])*[.$G$2])/100;0);([.$G$2]*([.B266]/2))/100);2)" office:value-type="float" office:value="1.26" calcext:value-type="float">
            <text:p>1,26</text:p>
          </table:table-cell>
          <table:table-cell table:formula="of:=ROUND(IF([.E266]&gt;[.$F$6];IF([.E266]-(([.B266]*[.$G$3])/100)&lt;0;[.E266];([.$G$3]*[.B266])/100);([.$G$3]*([.B266]/2))/100) ;2)" office:value-type="float" office:value="1.89" calcext:value-type="float">
            <text:p>1,89</text:p>
          </table:table-cell>
          <table:table-cell table:formula="of:=[.D266]-[.F266]" office:value-type="float" office:value="43.74" calcext:value-type="float">
            <text:p>43,74</text:p>
          </table:table-cell>
          <table:table-cell table:formula="of:=[.E266]-[.G266]" office:value-type="float" office:value="11.82" calcext:value-type="float">
            <text:p>11,82</text:p>
          </table:table-cell>
          <table:table-cell table:formula="of:=IF([.C266]=[.$L$6];IF([.H266]&lt;[.$N$6];[.$F$2];0);0)" office:value-type="float" office:value="0" calcext:value-type="float">
            <text:p>0,00</text:p>
          </table:table-cell>
          <table:table-cell table:formula="of:=IF([.I266]&lt;5;[.$F$3];0)" office:value-type="float" office:value="0" calcext:value-type="float">
            <text:p>0,00</text:p>
          </table:table-cell>
          <table:table-cell table:formula="of:=IF([.J266]=0;[.H266];[.J266])" office:value-type="float" office:value="43.74" calcext:value-type="float">
            <text:p>43,74</text:p>
          </table:table-cell>
          <table:table-cell table:formula="of:=IF([.K266]=0;[.I266];[.K266])" office:value-type="float" office:value="11.82" calcext:value-type="float">
            <text:p>11,82</text:p>
          </table:table-cell>
          <table:table-cell table:number-columns-repeated="7"/>
        </table:table-row>
        <table:table-row table:style-name="ro2">
          <table:table-cell office:value-type="date" office:date-value="2014-09-13" calcext:value-type="date">
            <text:p>13.09.2014</text:p>
          </table:table-cell>
          <table:table-cell office:value-type="float" office:value="82" calcext:value-type="float">
            <text:p>82</text:p>
          </table:table-cell>
          <table:table-cell table:formula="of:=LOOKUP(WEEKDAY([.A267];2);[.$B$1:.$B$7];[.$C$1:.$C$7])" office:value-type="string" office:string-value="sobota" calcext:value-type="string">
            <text:p>sobota</text:p>
          </table:table-cell>
          <table:table-cell table:formula="of:=[.L266]" office:value-type="float" office:value="43.74" calcext:value-type="float">
            <text:p>43,74</text:p>
          </table:table-cell>
          <table:table-cell table:formula="of:=[.M266]" office:value-type="float" office:value="11.82" calcext:value-type="float">
            <text:p>11,82</text:p>
          </table:table-cell>
          <table:table-cell table:formula="of:=ROUND(IF([.E267]&gt;[.$F$6];IF([.E267]-(([.B267]*[.$G$3])/100)&lt;0;((([.E267]*100)/[.$G$3])*[.$G$2])/100;0);([.$G$2]*([.B267]/2))/100);2)" office:value-type="float" office:value="2.46" calcext:value-type="float">
            <text:p>2,46</text:p>
          </table:table-cell>
          <table:table-cell table:formula="of:=ROUND(IF([.E267]&gt;[.$F$6];IF([.E267]-(([.B267]*[.$G$3])/100)&lt;0;[.E267];([.$G$3]*[.B267])/100);([.$G$3]*([.B267]/2))/100) ;2)" office:value-type="float" office:value="3.69" calcext:value-type="float">
            <text:p>3,69</text:p>
          </table:table-cell>
          <table:table-cell table:formula="of:=[.D267]-[.F267]" office:value-type="float" office:value="41.28" calcext:value-type="float">
            <text:p>41,28</text:p>
          </table:table-cell>
          <table:table-cell table:formula="of:=[.E267]-[.G267]" office:value-type="float" office:value="8.13" calcext:value-type="float">
            <text:p>8,13</text:p>
          </table:table-cell>
          <table:table-cell table:formula="of:=IF([.C267]=[.$L$6];IF([.H267]&lt;[.$N$6];[.$F$2];0);0)" office:value-type="float" office:value="0" calcext:value-type="float">
            <text:p>0,00</text:p>
          </table:table-cell>
          <table:table-cell table:formula="of:=IF([.I267]&lt;5;[.$F$3];0)" office:value-type="float" office:value="0" calcext:value-type="float">
            <text:p>0,00</text:p>
          </table:table-cell>
          <table:table-cell table:formula="of:=IF([.J267]=0;[.H267];[.J267])" office:value-type="float" office:value="41.28" calcext:value-type="float">
            <text:p>41,28</text:p>
          </table:table-cell>
          <table:table-cell table:formula="of:=IF([.K267]=0;[.I267];[.K267])" office:value-type="float" office:value="8.13" calcext:value-type="float">
            <text:p>8,13</text:p>
          </table:table-cell>
          <table:table-cell table:number-columns-repeated="7"/>
        </table:table-row>
        <table:table-row table:style-name="ro2">
          <table:table-cell office:value-type="date" office:date-value="2014-09-14" calcext:value-type="date">
            <text:p>14.09.2014</text:p>
          </table:table-cell>
          <table:table-cell office:value-type="float" office:value="26" calcext:value-type="float">
            <text:p>26</text:p>
          </table:table-cell>
          <table:table-cell table:formula="of:=LOOKUP(WEEKDAY([.A268];2);[.$B$1:.$B$7];[.$C$1:.$C$7])" office:value-type="string" office:string-value="niedziela" calcext:value-type="string">
            <text:p>niedziela</text:p>
          </table:table-cell>
          <table:table-cell table:formula="of:=[.L267]" office:value-type="float" office:value="41.28" calcext:value-type="float">
            <text:p>41,28</text:p>
          </table:table-cell>
          <table:table-cell table:formula="of:=[.M267]" office:value-type="float" office:value="8.13" calcext:value-type="float">
            <text:p>8,13</text:p>
          </table:table-cell>
          <table:table-cell table:formula="of:=ROUND(IF([.E268]&gt;[.$F$6];IF([.E268]-(([.B268]*[.$G$3])/100)&lt;0;((([.E268]*100)/[.$G$3])*[.$G$2])/100;0);([.$G$2]*([.B268]/2))/100);2)" office:value-type="float" office:value="0.78" calcext:value-type="float">
            <text:p>0,78</text:p>
          </table:table-cell>
          <table:table-cell table:formula="of:=ROUND(IF([.E268]&gt;[.$F$6];IF([.E268]-(([.B268]*[.$G$3])/100)&lt;0;[.E268];([.$G$3]*[.B268])/100);([.$G$3]*([.B268]/2))/100) ;2)" office:value-type="float" office:value="1.17" calcext:value-type="float">
            <text:p>1,17</text:p>
          </table:table-cell>
          <table:table-cell table:formula="of:=[.D268]-[.F268]" office:value-type="float" office:value="40.5" calcext:value-type="float">
            <text:p>40,50</text:p>
          </table:table-cell>
          <table:table-cell table:formula="of:=[.E268]-[.G268]" office:value-type="float" office:value="6.96" calcext:value-type="float">
            <text:p>6,96</text:p>
          </table:table-cell>
          <table:table-cell table:formula="of:=IF([.C268]=[.$L$6];IF([.H268]&lt;[.$N$6];[.$F$2];0);0)" office:value-type="float" office:value="0" calcext:value-type="float">
            <text:p>0,00</text:p>
          </table:table-cell>
          <table:table-cell table:formula="of:=IF([.I268]&lt;5;[.$F$3];0)" office:value-type="float" office:value="0" calcext:value-type="float">
            <text:p>0,00</text:p>
          </table:table-cell>
          <table:table-cell table:formula="of:=IF([.J268]=0;[.H268];[.J268])" office:value-type="float" office:value="40.5" calcext:value-type="float">
            <text:p>40,50</text:p>
          </table:table-cell>
          <table:table-cell table:formula="of:=IF([.K268]=0;[.I268];[.K268])" office:value-type="float" office:value="6.96" calcext:value-type="float">
            <text:p>6,96</text:p>
          </table:table-cell>
          <table:table-cell table:number-columns-repeated="7"/>
        </table:table-row>
        <table:table-row table:style-name="ro2">
          <table:table-cell office:value-type="date" office:date-value="2014-09-15" calcext:value-type="date">
            <text:p>15.09.2014</text:p>
          </table:table-cell>
          <table:table-cell office:value-type="float" office:value="114" calcext:value-type="float">
            <text:p>114</text:p>
          </table:table-cell>
          <table:table-cell table:formula="of:=LOOKUP(WEEKDAY([.A269];2);[.$B$1:.$B$7];[.$C$1:.$C$7])" office:value-type="string" office:string-value="poniedziałek" calcext:value-type="string">
            <text:p>poniedziałek</text:p>
          </table:table-cell>
          <table:table-cell table:formula="of:=[.L268]" office:value-type="float" office:value="40.5" calcext:value-type="float">
            <text:p>40,50</text:p>
          </table:table-cell>
          <table:table-cell table:formula="of:=[.M268]" office:value-type="float" office:value="6.96" calcext:value-type="float">
            <text:p>6,96</text:p>
          </table:table-cell>
          <table:table-cell table:formula="of:=ROUND(IF([.E269]&gt;[.$F$6];IF([.E269]-(([.B269]*[.$G$3])/100)&lt;0;((([.E269]*100)/[.$G$3])*[.$G$2])/100;0);([.$G$2]*([.B269]/2))/100);2)" office:value-type="float" office:value="3.42" calcext:value-type="float">
            <text:p>3,42</text:p>
          </table:table-cell>
          <table:table-cell table:formula="of:=ROUND(IF([.E269]&gt;[.$F$6];IF([.E269]-(([.B269]*[.$G$3])/100)&lt;0;[.E269];([.$G$3]*[.B269])/100);([.$G$3]*([.B269]/2))/100) ;2)" office:value-type="float" office:value="5.13" calcext:value-type="float">
            <text:p>5,13</text:p>
          </table:table-cell>
          <table:table-cell table:formula="of:=[.D269]-[.F269]" office:value-type="float" office:value="37.08" calcext:value-type="float">
            <text:p>37,08</text:p>
          </table:table-cell>
          <table:table-cell table:formula="of:=[.E269]-[.G269]" office:value-type="float" office:value="1.83" calcext:value-type="float">
            <text:p>1,83</text:p>
          </table:table-cell>
          <table:table-cell table:formula="of:=IF([.C269]=[.$L$6];IF([.H269]&lt;[.$N$6];[.$F$2];0);0)" office:value-type="float" office:value="0" calcext:value-type="float">
            <text:p>0,00</text:p>
          </table:table-cell>
          <table:table-cell table:formula="of:=IF([.I269]&lt;5;[.$F$3];0)" office:value-type="float" office:value="30" calcext:value-type="float">
            <text:p>30,00</text:p>
          </table:table-cell>
          <table:table-cell table:formula="of:=IF([.J269]=0;[.H269];[.J269])" office:value-type="float" office:value="37.08" calcext:value-type="float">
            <text:p>37,08</text:p>
          </table:table-cell>
          <table:table-cell table:formula="of:=IF([.K269]=0;[.I269];[.K26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9-16" calcext:value-type="date">
            <text:p>16.09.2014</text:p>
          </table:table-cell>
          <table:table-cell office:value-type="float" office:value="49" calcext:value-type="float">
            <text:p>49</text:p>
          </table:table-cell>
          <table:table-cell table:formula="of:=LOOKUP(WEEKDAY([.A270];2);[.$B$1:.$B$7];[.$C$1:.$C$7])" office:value-type="string" office:string-value="wtorek" calcext:value-type="string">
            <text:p>wtorek</text:p>
          </table:table-cell>
          <table:table-cell table:formula="of:=[.L269]" office:value-type="float" office:value="37.08" calcext:value-type="float">
            <text:p>37,08</text:p>
          </table:table-cell>
          <table:table-cell table:formula="of:=[.M269]" office:value-type="float" office:value="30" calcext:value-type="float">
            <text:p>30,00</text:p>
          </table:table-cell>
          <table:table-cell table:formula="of:=ROUND(IF([.E270]&gt;[.$F$6];IF([.E270]-(([.B270]*[.$G$3])/100)&lt;0;((([.E270]*100)/[.$G$3])*[.$G$2])/100;0);([.$G$2]*([.B270]/2))/100);2)" office:value-type="float" office:value="0" calcext:value-type="float">
            <text:p>0,00</text:p>
          </table:table-cell>
          <table:table-cell table:formula="of:=ROUND(IF([.E270]&gt;[.$F$6];IF([.E270]-(([.B270]*[.$G$3])/100)&lt;0;[.E270];([.$G$3]*[.B270])/100);([.$G$3]*([.B270]/2))/100) ;2)" office:value-type="float" office:value="4.41" calcext:value-type="float">
            <text:p>4,41</text:p>
          </table:table-cell>
          <table:table-cell table:formula="of:=[.D270]-[.F270]" office:value-type="float" office:value="37.08" calcext:value-type="float">
            <text:p>37,08</text:p>
          </table:table-cell>
          <table:table-cell table:formula="of:=[.E270]-[.G270]" office:value-type="float" office:value="25.59" calcext:value-type="float">
            <text:p>25,59</text:p>
          </table:table-cell>
          <table:table-cell table:formula="of:=IF([.C270]=[.$L$6];IF([.H270]&lt;[.$N$6];[.$F$2];0);0)" office:value-type="float" office:value="0" calcext:value-type="float">
            <text:p>0,00</text:p>
          </table:table-cell>
          <table:table-cell table:formula="of:=IF([.I270]&lt;5;[.$F$3];0)" office:value-type="float" office:value="0" calcext:value-type="float">
            <text:p>0,00</text:p>
          </table:table-cell>
          <table:table-cell table:formula="of:=IF([.J270]=0;[.H270];[.J270])" office:value-type="float" office:value="37.08" calcext:value-type="float">
            <text:p>37,08</text:p>
          </table:table-cell>
          <table:table-cell table:formula="of:=IF([.K270]=0;[.I270];[.K270])" office:value-type="float" office:value="25.59" calcext:value-type="float">
            <text:p>25,59</text:p>
          </table:table-cell>
          <table:table-cell table:number-columns-repeated="7"/>
        </table:table-row>
        <table:table-row table:style-name="ro2">
          <table:table-cell office:value-type="date" office:date-value="2014-09-17" calcext:value-type="date">
            <text:p>17.09.2014</text:p>
          </table:table-cell>
          <table:table-cell office:value-type="float" office:value="138" calcext:value-type="float">
            <text:p>138</text:p>
          </table:table-cell>
          <table:table-cell table:formula="of:=LOOKUP(WEEKDAY([.A271];2);[.$B$1:.$B$7];[.$C$1:.$C$7])" office:value-type="string" office:string-value="środa" calcext:value-type="string">
            <text:p>środa</text:p>
          </table:table-cell>
          <table:table-cell table:formula="of:=[.L270]" office:value-type="float" office:value="37.08" calcext:value-type="float">
            <text:p>37,08</text:p>
          </table:table-cell>
          <table:table-cell table:formula="of:=[.M270]" office:value-type="float" office:value="25.59" calcext:value-type="float">
            <text:p>25,59</text:p>
          </table:table-cell>
          <table:table-cell table:formula="of:=ROUND(IF([.E271]&gt;[.$F$6];IF([.E271]-(([.B271]*[.$G$3])/100)&lt;0;((([.E271]*100)/[.$G$3])*[.$G$2])/100;0);([.$G$2]*([.B271]/2))/100);2)" office:value-type="float" office:value="0" calcext:value-type="float">
            <text:p>0,00</text:p>
          </table:table-cell>
          <table:table-cell table:formula="of:=ROUND(IF([.E271]&gt;[.$F$6];IF([.E271]-(([.B271]*[.$G$3])/100)&lt;0;[.E271];([.$G$3]*[.B271])/100);([.$G$3]*([.B271]/2))/100) ;2)" office:value-type="float" office:value="12.42" calcext:value-type="float">
            <text:p>12,42</text:p>
          </table:table-cell>
          <table:table-cell table:formula="of:=[.D271]-[.F271]" office:value-type="float" office:value="37.08" calcext:value-type="float">
            <text:p>37,08</text:p>
          </table:table-cell>
          <table:table-cell table:formula="of:=[.E271]-[.G271]" office:value-type="float" office:value="13.17" calcext:value-type="float">
            <text:p>13,17</text:p>
          </table:table-cell>
          <table:table-cell table:formula="of:=IF([.C271]=[.$L$6];IF([.H271]&lt;[.$N$6];[.$F$2];0);0)" office:value-type="float" office:value="0" calcext:value-type="float">
            <text:p>0,00</text:p>
          </table:table-cell>
          <table:table-cell table:formula="of:=IF([.I271]&lt;5;[.$F$3];0)" office:value-type="float" office:value="0" calcext:value-type="float">
            <text:p>0,00</text:p>
          </table:table-cell>
          <table:table-cell table:formula="of:=IF([.J271]=0;[.H271];[.J271])" office:value-type="float" office:value="37.08" calcext:value-type="float">
            <text:p>37,08</text:p>
          </table:table-cell>
          <table:table-cell table:formula="of:=IF([.K271]=0;[.I271];[.K271])" office:value-type="float" office:value="13.17" calcext:value-type="float">
            <text:p>13,17</text:p>
          </table:table-cell>
          <table:table-cell table:number-columns-repeated="7"/>
        </table:table-row>
        <table:table-row table:style-name="ro2">
          <table:table-cell office:value-type="date" office:date-value="2014-09-18" calcext:value-type="date">
            <text:p>18.09.2014</text:p>
          </table:table-cell>
          <table:table-cell office:value-type="float" office:value="47" calcext:value-type="float">
            <text:p>47</text:p>
          </table:table-cell>
          <table:table-cell table:formula="of:=LOOKUP(WEEKDAY([.A272];2);[.$B$1:.$B$7];[.$C$1:.$C$7])" office:value-type="string" office:string-value="czwartek" calcext:value-type="string">
            <text:p>czwartek</text:p>
          </table:table-cell>
          <table:table-cell table:formula="of:=[.L271]" office:value-type="float" office:value="37.08" calcext:value-type="float">
            <text:p>37,08</text:p>
          </table:table-cell>
          <table:table-cell table:formula="of:=[.M271]" office:value-type="float" office:value="13.17" calcext:value-type="float">
            <text:p>13,17</text:p>
          </table:table-cell>
          <table:table-cell table:formula="of:=ROUND(IF([.E272]&gt;[.$F$6];IF([.E272]-(([.B272]*[.$G$3])/100)&lt;0;((([.E272]*100)/[.$G$3])*[.$G$2])/100;0);([.$G$2]*([.B272]/2))/100);2)" office:value-type="float" office:value="1.41" calcext:value-type="float">
            <text:p>1,41</text:p>
          </table:table-cell>
          <table:table-cell table:formula="of:=ROUND(IF([.E272]&gt;[.$F$6];IF([.E272]-(([.B272]*[.$G$3])/100)&lt;0;[.E272];([.$G$3]*[.B272])/100);([.$G$3]*([.B272]/2))/100) ;2)" office:value-type="float" office:value="2.12" calcext:value-type="float">
            <text:p>2,12</text:p>
          </table:table-cell>
          <table:table-cell table:formula="of:=[.D272]-[.F272]" office:value-type="float" office:value="35.67" calcext:value-type="float">
            <text:p>35,67</text:p>
          </table:table-cell>
          <table:table-cell table:formula="of:=[.E272]-[.G272]" office:value-type="float" office:value="11.05" calcext:value-type="float">
            <text:p>11,05</text:p>
          </table:table-cell>
          <table:table-cell table:formula="of:=IF([.C272]=[.$L$6];IF([.H272]&lt;[.$N$6];[.$F$2];0);0)" office:value-type="float" office:value="45" calcext:value-type="float">
            <text:p>45,00</text:p>
          </table:table-cell>
          <table:table-cell table:formula="of:=IF([.I272]&lt;5;[.$F$3];0)" office:value-type="float" office:value="0" calcext:value-type="float">
            <text:p>0,00</text:p>
          </table:table-cell>
          <table:table-cell table:formula="of:=IF([.J272]=0;[.H272];[.J272])" office:value-type="float" office:value="45" calcext:value-type="float">
            <text:p>45,00</text:p>
          </table:table-cell>
          <table:table-cell table:formula="of:=IF([.K272]=0;[.I272];[.K272])" office:value-type="float" office:value="11.05" calcext:value-type="float">
            <text:p>11,05</text:p>
          </table:table-cell>
          <table:table-cell table:number-columns-repeated="7"/>
        </table:table-row>
        <table:table-row table:style-name="ro2">
          <table:table-cell office:value-type="date" office:date-value="2014-09-19" calcext:value-type="date">
            <text:p>19.09.2014</text:p>
          </table:table-cell>
          <table:table-cell office:value-type="float" office:value="85" calcext:value-type="float">
            <text:p>85</text:p>
          </table:table-cell>
          <table:table-cell table:formula="of:=LOOKUP(WEEKDAY([.A273];2);[.$B$1:.$B$7];[.$C$1:.$C$7])" office:value-type="string" office:string-value="piątek" calcext:value-type="string">
            <text:p>piątek</text:p>
          </table:table-cell>
          <table:table-cell table:formula="of:=[.L272]" office:value-type="float" office:value="45" calcext:value-type="float">
            <text:p>45,00</text:p>
          </table:table-cell>
          <table:table-cell table:formula="of:=[.M272]" office:value-type="float" office:value="11.05" calcext:value-type="float">
            <text:p>11,05</text:p>
          </table:table-cell>
          <table:table-cell table:formula="of:=ROUND(IF([.E273]&gt;[.$F$6];IF([.E273]-(([.B273]*[.$G$3])/100)&lt;0;((([.E273]*100)/[.$G$3])*[.$G$2])/100;0);([.$G$2]*([.B273]/2))/100);2)" office:value-type="float" office:value="2.55" calcext:value-type="float">
            <text:p>2,55</text:p>
          </table:table-cell>
          <table:table-cell table:formula="of:=ROUND(IF([.E273]&gt;[.$F$6];IF([.E273]-(([.B273]*[.$G$3])/100)&lt;0;[.E273];([.$G$3]*[.B273])/100);([.$G$3]*([.B273]/2))/100) ;2)" office:value-type="float" office:value="3.83" calcext:value-type="float">
            <text:p>3,83</text:p>
          </table:table-cell>
          <table:table-cell table:formula="of:=[.D273]-[.F273]" office:value-type="float" office:value="42.45" calcext:value-type="float">
            <text:p>42,45</text:p>
          </table:table-cell>
          <table:table-cell table:formula="of:=[.E273]-[.G273]" office:value-type="float" office:value="7.22" calcext:value-type="float">
            <text:p>7,22</text:p>
          </table:table-cell>
          <table:table-cell table:formula="of:=IF([.C273]=[.$L$6];IF([.H273]&lt;[.$N$6];[.$F$2];0);0)" office:value-type="float" office:value="0" calcext:value-type="float">
            <text:p>0,00</text:p>
          </table:table-cell>
          <table:table-cell table:formula="of:=IF([.I273]&lt;5;[.$F$3];0)" office:value-type="float" office:value="0" calcext:value-type="float">
            <text:p>0,00</text:p>
          </table:table-cell>
          <table:table-cell table:formula="of:=IF([.J273]=0;[.H273];[.J273])" office:value-type="float" office:value="42.45" calcext:value-type="float">
            <text:p>42,45</text:p>
          </table:table-cell>
          <table:table-cell table:formula="of:=IF([.K273]=0;[.I273];[.K273])" office:value-type="float" office:value="7.22" calcext:value-type="float">
            <text:p>7,22</text:p>
          </table:table-cell>
          <table:table-cell table:number-columns-repeated="7"/>
        </table:table-row>
        <table:table-row table:style-name="ro2">
          <table:table-cell office:value-type="date" office:date-value="2014-09-20" calcext:value-type="date">
            <text:p>20.09.2014</text:p>
          </table:table-cell>
          <table:table-cell office:value-type="float" office:value="50" calcext:value-type="float">
            <text:p>50</text:p>
          </table:table-cell>
          <table:table-cell table:formula="of:=LOOKUP(WEEKDAY([.A274];2);[.$B$1:.$B$7];[.$C$1:.$C$7])" office:value-type="string" office:string-value="sobota" calcext:value-type="string">
            <text:p>sobota</text:p>
          </table:table-cell>
          <table:table-cell table:formula="of:=[.L273]" office:value-type="float" office:value="42.45" calcext:value-type="float">
            <text:p>42,45</text:p>
          </table:table-cell>
          <table:table-cell table:formula="of:=[.M273]" office:value-type="float" office:value="7.22" calcext:value-type="float">
            <text:p>7,22</text:p>
          </table:table-cell>
          <table:table-cell table:formula="of:=ROUND(IF([.E274]&gt;[.$F$6];IF([.E274]-(([.B274]*[.$G$3])/100)&lt;0;((([.E274]*100)/[.$G$3])*[.$G$2])/100;0);([.$G$2]*([.B274]/2))/100);2)" office:value-type="float" office:value="1.5" calcext:value-type="float">
            <text:p>1,50</text:p>
          </table:table-cell>
          <table:table-cell table:formula="of:=ROUND(IF([.E274]&gt;[.$F$6];IF([.E274]-(([.B274]*[.$G$3])/100)&lt;0;[.E274];([.$G$3]*[.B274])/100);([.$G$3]*([.B274]/2))/100) ;2)" office:value-type="float" office:value="2.25" calcext:value-type="float">
            <text:p>2,25</text:p>
          </table:table-cell>
          <table:table-cell table:formula="of:=[.D274]-[.F274]" office:value-type="float" office:value="40.95" calcext:value-type="float">
            <text:p>40,95</text:p>
          </table:table-cell>
          <table:table-cell table:formula="of:=[.E274]-[.G274]" office:value-type="float" office:value="4.97" calcext:value-type="float">
            <text:p>4,97</text:p>
          </table:table-cell>
          <table:table-cell table:formula="of:=IF([.C274]=[.$L$6];IF([.H274]&lt;[.$N$6];[.$F$2];0);0)" office:value-type="float" office:value="0" calcext:value-type="float">
            <text:p>0,00</text:p>
          </table:table-cell>
          <table:table-cell table:formula="of:=IF([.I274]&lt;5;[.$F$3];0)" office:value-type="float" office:value="30" calcext:value-type="float">
            <text:p>30,00</text:p>
          </table:table-cell>
          <table:table-cell table:formula="of:=IF([.J274]=0;[.H274];[.J274])" office:value-type="float" office:value="40.95" calcext:value-type="float">
            <text:p>40,95</text:p>
          </table:table-cell>
          <table:table-cell table:formula="of:=IF([.K274]=0;[.I274];[.K274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9-21" calcext:value-type="date">
            <text:p>21.09.2014</text:p>
          </table:table-cell>
          <table:table-cell office:value-type="float" office:value="133" calcext:value-type="float">
            <text:p>133</text:p>
          </table:table-cell>
          <table:table-cell table:formula="of:=LOOKUP(WEEKDAY([.A275];2);[.$B$1:.$B$7];[.$C$1:.$C$7])" office:value-type="string" office:string-value="niedziela" calcext:value-type="string">
            <text:p>niedziela</text:p>
          </table:table-cell>
          <table:table-cell table:formula="of:=[.L274]" office:value-type="float" office:value="40.95" calcext:value-type="float">
            <text:p>40,95</text:p>
          </table:table-cell>
          <table:table-cell table:formula="of:=[.M274]" office:value-type="float" office:value="30" calcext:value-type="float">
            <text:p>30,00</text:p>
          </table:table-cell>
          <table:table-cell table:formula="of:=ROUND(IF([.E275]&gt;[.$F$6];IF([.E275]-(([.B275]*[.$G$3])/100)&lt;0;((([.E275]*100)/[.$G$3])*[.$G$2])/100;0);([.$G$2]*([.B275]/2))/100);2)" office:value-type="float" office:value="0" calcext:value-type="float">
            <text:p>0,00</text:p>
          </table:table-cell>
          <table:table-cell table:formula="of:=ROUND(IF([.E275]&gt;[.$F$6];IF([.E275]-(([.B275]*[.$G$3])/100)&lt;0;[.E275];([.$G$3]*[.B275])/100);([.$G$3]*([.B275]/2))/100) ;2)" office:value-type="float" office:value="11.97" calcext:value-type="float">
            <text:p>11,97</text:p>
          </table:table-cell>
          <table:table-cell table:formula="of:=[.D275]-[.F275]" office:value-type="float" office:value="40.95" calcext:value-type="float">
            <text:p>40,95</text:p>
          </table:table-cell>
          <table:table-cell table:formula="of:=[.E275]-[.G275]" office:value-type="float" office:value="18.03" calcext:value-type="float">
            <text:p>18,03</text:p>
          </table:table-cell>
          <table:table-cell table:formula="of:=IF([.C275]=[.$L$6];IF([.H275]&lt;[.$N$6];[.$F$2];0);0)" office:value-type="float" office:value="0" calcext:value-type="float">
            <text:p>0,00</text:p>
          </table:table-cell>
          <table:table-cell table:formula="of:=IF([.I275]&lt;5;[.$F$3];0)" office:value-type="float" office:value="0" calcext:value-type="float">
            <text:p>0,00</text:p>
          </table:table-cell>
          <table:table-cell table:formula="of:=IF([.J275]=0;[.H275];[.J275])" office:value-type="float" office:value="40.95" calcext:value-type="float">
            <text:p>40,95</text:p>
          </table:table-cell>
          <table:table-cell table:formula="of:=IF([.K275]=0;[.I275];[.K275])" office:value-type="float" office:value="18.03" calcext:value-type="float">
            <text:p>18,03</text:p>
          </table:table-cell>
          <table:table-cell table:number-columns-repeated="7"/>
        </table:table-row>
        <table:table-row table:style-name="ro2">
          <table:table-cell office:value-type="date" office:date-value="2014-09-22" calcext:value-type="date">
            <text:p>22.09.2014</text:p>
          </table:table-cell>
          <table:table-cell office:value-type="float" office:value="128" calcext:value-type="float">
            <text:p>128</text:p>
          </table:table-cell>
          <table:table-cell table:formula="of:=LOOKUP(WEEKDAY([.A276];2);[.$B$1:.$B$7];[.$C$1:.$C$7])" office:value-type="string" office:string-value="poniedziałek" calcext:value-type="string">
            <text:p>poniedziałek</text:p>
          </table:table-cell>
          <table:table-cell table:formula="of:=[.L275]" office:value-type="float" office:value="40.95" calcext:value-type="float">
            <text:p>40,95</text:p>
          </table:table-cell>
          <table:table-cell table:formula="of:=[.M275]" office:value-type="float" office:value="18.03" calcext:value-type="float">
            <text:p>18,03</text:p>
          </table:table-cell>
          <table:table-cell table:formula="of:=ROUND(IF([.E276]&gt;[.$F$6];IF([.E276]-(([.B276]*[.$G$3])/100)&lt;0;((([.E276]*100)/[.$G$3])*[.$G$2])/100;0);([.$G$2]*([.B276]/2))/100);2)" office:value-type="float" office:value="0" calcext:value-type="float">
            <text:p>0,00</text:p>
          </table:table-cell>
          <table:table-cell table:formula="of:=ROUND(IF([.E276]&gt;[.$F$6];IF([.E276]-(([.B276]*[.$G$3])/100)&lt;0;[.E276];([.$G$3]*[.B276])/100);([.$G$3]*([.B276]/2))/100) ;2)" office:value-type="float" office:value="11.52" calcext:value-type="float">
            <text:p>11,52</text:p>
          </table:table-cell>
          <table:table-cell table:formula="of:=[.D276]-[.F276]" office:value-type="float" office:value="40.95" calcext:value-type="float">
            <text:p>40,95</text:p>
          </table:table-cell>
          <table:table-cell table:formula="of:=[.E276]-[.G276]" office:value-type="float" office:value="6.51" calcext:value-type="float">
            <text:p>6,51</text:p>
          </table:table-cell>
          <table:table-cell table:formula="of:=IF([.C276]=[.$L$6];IF([.H276]&lt;[.$N$6];[.$F$2];0);0)" office:value-type="float" office:value="0" calcext:value-type="float">
            <text:p>0,00</text:p>
          </table:table-cell>
          <table:table-cell table:formula="of:=IF([.I276]&lt;5;[.$F$3];0)" office:value-type="float" office:value="0" calcext:value-type="float">
            <text:p>0,00</text:p>
          </table:table-cell>
          <table:table-cell table:formula="of:=IF([.J276]=0;[.H276];[.J276])" office:value-type="float" office:value="40.95" calcext:value-type="float">
            <text:p>40,95</text:p>
          </table:table-cell>
          <table:table-cell table:formula="of:=IF([.K276]=0;[.I276];[.K276])" office:value-type="float" office:value="6.51" calcext:value-type="float">
            <text:p>6,51</text:p>
          </table:table-cell>
          <table:table-cell table:number-columns-repeated="7"/>
        </table:table-row>
        <table:table-row table:style-name="ro2">
          <table:table-cell office:value-type="date" office:date-value="2014-09-23" calcext:value-type="date">
            <text:p>23.09.2014</text:p>
          </table:table-cell>
          <table:table-cell office:value-type="float" office:value="138" calcext:value-type="float">
            <text:p>138</text:p>
          </table:table-cell>
          <table:table-cell table:formula="of:=LOOKUP(WEEKDAY([.A277];2);[.$B$1:.$B$7];[.$C$1:.$C$7])" office:value-type="string" office:string-value="wtorek" calcext:value-type="string">
            <text:p>wtorek</text:p>
          </table:table-cell>
          <table:table-cell table:formula="of:=[.L276]" office:value-type="float" office:value="40.95" calcext:value-type="float">
            <text:p>40,95</text:p>
          </table:table-cell>
          <table:table-cell table:formula="of:=[.M276]" office:value-type="float" office:value="6.51" calcext:value-type="float">
            <text:p>6,51</text:p>
          </table:table-cell>
          <table:table-cell table:formula="of:=ROUND(IF([.E277]&gt;[.$F$6];IF([.E277]-(([.B277]*[.$G$3])/100)&lt;0;((([.E277]*100)/[.$G$3])*[.$G$2])/100;0);([.$G$2]*([.B277]/2))/100);2)" office:value-type="float" office:value="4.14" calcext:value-type="float">
            <text:p>4,14</text:p>
          </table:table-cell>
          <table:table-cell table:formula="of:=ROUND(IF([.E277]&gt;[.$F$6];IF([.E277]-(([.B277]*[.$G$3])/100)&lt;0;[.E277];([.$G$3]*[.B277])/100);([.$G$3]*([.B277]/2))/100) ;2)" office:value-type="float" office:value="6.21" calcext:value-type="float">
            <text:p>6,21</text:p>
          </table:table-cell>
          <table:table-cell table:formula="of:=[.D277]-[.F277]" office:value-type="float" office:value="36.81" calcext:value-type="float">
            <text:p>36,81</text:p>
          </table:table-cell>
          <table:table-cell table:formula="of:=[.E277]-[.G277]" office:value-type="float" office:value="0.300000000000002" calcext:value-type="float">
            <text:p>0,30</text:p>
          </table:table-cell>
          <table:table-cell table:formula="of:=IF([.C277]=[.$L$6];IF([.H277]&lt;[.$N$6];[.$F$2];0);0)" office:value-type="float" office:value="0" calcext:value-type="float">
            <text:p>0,00</text:p>
          </table:table-cell>
          <table:table-cell table:formula="of:=IF([.I277]&lt;5;[.$F$3];0)" office:value-type="float" office:value="30" calcext:value-type="float">
            <text:p>30,00</text:p>
          </table:table-cell>
          <table:table-cell table:formula="of:=IF([.J277]=0;[.H277];[.J277])" office:value-type="float" office:value="36.81" calcext:value-type="float">
            <text:p>36,81</text:p>
          </table:table-cell>
          <table:table-cell table:formula="of:=IF([.K277]=0;[.I277];[.K27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9-24" calcext:value-type="date">
            <text:p>24.09.2014</text:p>
          </table:table-cell>
          <table:table-cell office:value-type="float" office:value="25" calcext:value-type="float">
            <text:p>25</text:p>
          </table:table-cell>
          <table:table-cell table:formula="of:=LOOKUP(WEEKDAY([.A278];2);[.$B$1:.$B$7];[.$C$1:.$C$7])" office:value-type="string" office:string-value="środa" calcext:value-type="string">
            <text:p>środa</text:p>
          </table:table-cell>
          <table:table-cell table:formula="of:=[.L277]" office:value-type="float" office:value="36.81" calcext:value-type="float">
            <text:p>36,81</text:p>
          </table:table-cell>
          <table:table-cell table:formula="of:=[.M277]" office:value-type="float" office:value="30" calcext:value-type="float">
            <text:p>30,00</text:p>
          </table:table-cell>
          <table:table-cell table:formula="of:=ROUND(IF([.E278]&gt;[.$F$6];IF([.E278]-(([.B278]*[.$G$3])/100)&lt;0;((([.E278]*100)/[.$G$3])*[.$G$2])/100;0);([.$G$2]*([.B278]/2))/100);2)" office:value-type="float" office:value="0" calcext:value-type="float">
            <text:p>0,00</text:p>
          </table:table-cell>
          <table:table-cell table:formula="of:=ROUND(IF([.E278]&gt;[.$F$6];IF([.E278]-(([.B278]*[.$G$3])/100)&lt;0;[.E278];([.$G$3]*[.B278])/100);([.$G$3]*([.B278]/2))/100) ;2)" office:value-type="float" office:value="2.25" calcext:value-type="float">
            <text:p>2,25</text:p>
          </table:table-cell>
          <table:table-cell table:formula="of:=[.D278]-[.F278]" office:value-type="float" office:value="36.81" calcext:value-type="float">
            <text:p>36,81</text:p>
          </table:table-cell>
          <table:table-cell table:formula="of:=[.E278]-[.G278]" office:value-type="float" office:value="27.75" calcext:value-type="float">
            <text:p>27,75</text:p>
          </table:table-cell>
          <table:table-cell table:formula="of:=IF([.C278]=[.$L$6];IF([.H278]&lt;[.$N$6];[.$F$2];0);0)" office:value-type="float" office:value="0" calcext:value-type="float">
            <text:p>0,00</text:p>
          </table:table-cell>
          <table:table-cell table:formula="of:=IF([.I278]&lt;5;[.$F$3];0)" office:value-type="float" office:value="0" calcext:value-type="float">
            <text:p>0,00</text:p>
          </table:table-cell>
          <table:table-cell table:formula="of:=IF([.J278]=0;[.H278];[.J278])" office:value-type="float" office:value="36.81" calcext:value-type="float">
            <text:p>36,81</text:p>
          </table:table-cell>
          <table:table-cell table:formula="of:=IF([.K278]=0;[.I278];[.K278])" office:value-type="float" office:value="27.75" calcext:value-type="float">
            <text:p>27,75</text:p>
          </table:table-cell>
          <table:table-cell table:number-columns-repeated="7"/>
        </table:table-row>
        <table:table-row table:style-name="ro2">
          <table:table-cell office:value-type="date" office:date-value="2014-09-25" calcext:value-type="date">
            <text:p>25.09.2014</text:p>
          </table:table-cell>
          <table:table-cell office:value-type="float" office:value="133" calcext:value-type="float">
            <text:p>133</text:p>
          </table:table-cell>
          <table:table-cell table:formula="of:=LOOKUP(WEEKDAY([.A279];2);[.$B$1:.$B$7];[.$C$1:.$C$7])" office:value-type="string" office:string-value="czwartek" calcext:value-type="string">
            <text:p>czwartek</text:p>
          </table:table-cell>
          <table:table-cell table:formula="of:=[.L278]" office:value-type="float" office:value="36.81" calcext:value-type="float">
            <text:p>36,81</text:p>
          </table:table-cell>
          <table:table-cell table:formula="of:=[.M278]" office:value-type="float" office:value="27.75" calcext:value-type="float">
            <text:p>27,75</text:p>
          </table:table-cell>
          <table:table-cell table:formula="of:=ROUND(IF([.E279]&gt;[.$F$6];IF([.E279]-(([.B279]*[.$G$3])/100)&lt;0;((([.E279]*100)/[.$G$3])*[.$G$2])/100;0);([.$G$2]*([.B279]/2))/100);2)" office:value-type="float" office:value="0" calcext:value-type="float">
            <text:p>0,00</text:p>
          </table:table-cell>
          <table:table-cell table:formula="of:=ROUND(IF([.E279]&gt;[.$F$6];IF([.E279]-(([.B279]*[.$G$3])/100)&lt;0;[.E279];([.$G$3]*[.B279])/100);([.$G$3]*([.B279]/2))/100) ;2)" office:value-type="float" office:value="11.97" calcext:value-type="float">
            <text:p>11,97</text:p>
          </table:table-cell>
          <table:table-cell table:formula="of:=[.D279]-[.F279]" office:value-type="float" office:value="36.81" calcext:value-type="float">
            <text:p>36,81</text:p>
          </table:table-cell>
          <table:table-cell table:formula="of:=[.E279]-[.G279]" office:value-type="float" office:value="15.78" calcext:value-type="float">
            <text:p>15,78</text:p>
          </table:table-cell>
          <table:table-cell table:formula="of:=IF([.C279]=[.$L$6];IF([.H279]&lt;[.$N$6];[.$F$2];0);0)" office:value-type="float" office:value="45" calcext:value-type="float">
            <text:p>45,00</text:p>
          </table:table-cell>
          <table:table-cell table:formula="of:=IF([.I279]&lt;5;[.$F$3];0)" office:value-type="float" office:value="0" calcext:value-type="float">
            <text:p>0,00</text:p>
          </table:table-cell>
          <table:table-cell table:formula="of:=IF([.J279]=0;[.H279];[.J279])" office:value-type="float" office:value="45" calcext:value-type="float">
            <text:p>45,00</text:p>
          </table:table-cell>
          <table:table-cell table:formula="of:=IF([.K279]=0;[.I279];[.K279])" office:value-type="float" office:value="15.78" calcext:value-type="float">
            <text:p>15,78</text:p>
          </table:table-cell>
          <table:table-cell table:number-columns-repeated="7"/>
        </table:table-row>
        <table:table-row table:style-name="ro2">
          <table:table-cell office:value-type="date" office:date-value="2014-09-26" calcext:value-type="date">
            <text:p>26.09.2014</text:p>
          </table:table-cell>
          <table:table-cell office:value-type="float" office:value="110" calcext:value-type="float">
            <text:p>110</text:p>
          </table:table-cell>
          <table:table-cell table:formula="of:=LOOKUP(WEEKDAY([.A280];2);[.$B$1:.$B$7];[.$C$1:.$C$7])" office:value-type="string" office:string-value="piątek" calcext:value-type="string">
            <text:p>piątek</text:p>
          </table:table-cell>
          <table:table-cell table:formula="of:=[.L279]" office:value-type="float" office:value="45" calcext:value-type="float">
            <text:p>45,00</text:p>
          </table:table-cell>
          <table:table-cell table:formula="of:=[.M279]" office:value-type="float" office:value="15.78" calcext:value-type="float">
            <text:p>15,78</text:p>
          </table:table-cell>
          <table:table-cell table:formula="of:=ROUND(IF([.E280]&gt;[.$F$6];IF([.E280]-(([.B280]*[.$G$3])/100)&lt;0;((([.E280]*100)/[.$G$3])*[.$G$2])/100;0);([.$G$2]*([.B280]/2))/100);2)" office:value-type="float" office:value="0" calcext:value-type="float">
            <text:p>0,00</text:p>
          </table:table-cell>
          <table:table-cell table:formula="of:=ROUND(IF([.E280]&gt;[.$F$6];IF([.E280]-(([.B280]*[.$G$3])/100)&lt;0;[.E280];([.$G$3]*[.B280])/100);([.$G$3]*([.B280]/2))/100) ;2)" office:value-type="float" office:value="9.9" calcext:value-type="float">
            <text:p>9,90</text:p>
          </table:table-cell>
          <table:table-cell table:formula="of:=[.D280]-[.F280]" office:value-type="float" office:value="45" calcext:value-type="float">
            <text:p>45,00</text:p>
          </table:table-cell>
          <table:table-cell table:formula="of:=[.E280]-[.G280]" office:value-type="float" office:value="5.88" calcext:value-type="float">
            <text:p>5,88</text:p>
          </table:table-cell>
          <table:table-cell table:formula="of:=IF([.C280]=[.$L$6];IF([.H280]&lt;[.$N$6];[.$F$2];0);0)" office:value-type="float" office:value="0" calcext:value-type="float">
            <text:p>0,00</text:p>
          </table:table-cell>
          <table:table-cell table:formula="of:=IF([.I280]&lt;5;[.$F$3];0)" office:value-type="float" office:value="0" calcext:value-type="float">
            <text:p>0,00</text:p>
          </table:table-cell>
          <table:table-cell table:formula="of:=IF([.J280]=0;[.H280];[.J280])" office:value-type="float" office:value="45" calcext:value-type="float">
            <text:p>45,00</text:p>
          </table:table-cell>
          <table:table-cell table:formula="of:=IF([.K280]=0;[.I280];[.K280])" office:value-type="float" office:value="5.88" calcext:value-type="float">
            <text:p>5,88</text:p>
          </table:table-cell>
          <table:table-cell table:number-columns-repeated="7"/>
        </table:table-row>
        <table:table-row table:style-name="ro2">
          <table:table-cell office:value-type="date" office:date-value="2014-09-27" calcext:value-type="date">
            <text:p>27.09.2014</text:p>
          </table:table-cell>
          <table:table-cell office:value-type="float" office:value="24" calcext:value-type="float">
            <text:p>24</text:p>
          </table:table-cell>
          <table:table-cell table:formula="of:=LOOKUP(WEEKDAY([.A281];2);[.$B$1:.$B$7];[.$C$1:.$C$7])" office:value-type="string" office:string-value="sobota" calcext:value-type="string">
            <text:p>sobota</text:p>
          </table:table-cell>
          <table:table-cell table:formula="of:=[.L280]" office:value-type="float" office:value="45" calcext:value-type="float">
            <text:p>45,00</text:p>
          </table:table-cell>
          <table:table-cell table:formula="of:=[.M280]" office:value-type="float" office:value="5.88" calcext:value-type="float">
            <text:p>5,88</text:p>
          </table:table-cell>
          <table:table-cell table:formula="of:=ROUND(IF([.E281]&gt;[.$F$6];IF([.E281]-(([.B281]*[.$G$3])/100)&lt;0;((([.E281]*100)/[.$G$3])*[.$G$2])/100;0);([.$G$2]*([.B281]/2))/100);2)" office:value-type="float" office:value="0.72" calcext:value-type="float">
            <text:p>0,72</text:p>
          </table:table-cell>
          <table:table-cell table:formula="of:=ROUND(IF([.E281]&gt;[.$F$6];IF([.E281]-(([.B281]*[.$G$3])/100)&lt;0;[.E281];([.$G$3]*[.B281])/100);([.$G$3]*([.B281]/2))/100) ;2)" office:value-type="float" office:value="1.08" calcext:value-type="float">
            <text:p>1,08</text:p>
          </table:table-cell>
          <table:table-cell table:formula="of:=[.D281]-[.F281]" office:value-type="float" office:value="44.28" calcext:value-type="float">
            <text:p>44,28</text:p>
          </table:table-cell>
          <table:table-cell table:formula="of:=[.E281]-[.G281]" office:value-type="float" office:value="4.8" calcext:value-type="float">
            <text:p>4,80</text:p>
          </table:table-cell>
          <table:table-cell table:formula="of:=IF([.C281]=[.$L$6];IF([.H281]&lt;[.$N$6];[.$F$2];0);0)" office:value-type="float" office:value="0" calcext:value-type="float">
            <text:p>0,00</text:p>
          </table:table-cell>
          <table:table-cell table:formula="of:=IF([.I281]&lt;5;[.$F$3];0)" office:value-type="float" office:value="30" calcext:value-type="float">
            <text:p>30,00</text:p>
          </table:table-cell>
          <table:table-cell table:formula="of:=IF([.J281]=0;[.H281];[.J281])" office:value-type="float" office:value="44.28" calcext:value-type="float">
            <text:p>44,28</text:p>
          </table:table-cell>
          <table:table-cell table:formula="of:=IF([.K281]=0;[.I281];[.K281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09-28" calcext:value-type="date">
            <text:p>28.09.2014</text:p>
          </table:table-cell>
          <table:table-cell office:value-type="float" office:value="65" calcext:value-type="float">
            <text:p>65</text:p>
          </table:table-cell>
          <table:table-cell table:formula="of:=LOOKUP(WEEKDAY([.A282];2);[.$B$1:.$B$7];[.$C$1:.$C$7])" office:value-type="string" office:string-value="niedziela" calcext:value-type="string">
            <text:p>niedziela</text:p>
          </table:table-cell>
          <table:table-cell table:formula="of:=[.L281]" office:value-type="float" office:value="44.28" calcext:value-type="float">
            <text:p>44,28</text:p>
          </table:table-cell>
          <table:table-cell table:formula="of:=[.M281]" office:value-type="float" office:value="30" calcext:value-type="float">
            <text:p>30,00</text:p>
          </table:table-cell>
          <table:table-cell table:formula="of:=ROUND(IF([.E282]&gt;[.$F$6];IF([.E282]-(([.B282]*[.$G$3])/100)&lt;0;((([.E282]*100)/[.$G$3])*[.$G$2])/100;0);([.$G$2]*([.B282]/2))/100);2)" office:value-type="float" office:value="0" calcext:value-type="float">
            <text:p>0,00</text:p>
          </table:table-cell>
          <table:table-cell table:formula="of:=ROUND(IF([.E282]&gt;[.$F$6];IF([.E282]-(([.B282]*[.$G$3])/100)&lt;0;[.E282];([.$G$3]*[.B282])/100);([.$G$3]*([.B282]/2))/100) ;2)" office:value-type="float" office:value="5.85" calcext:value-type="float">
            <text:p>5,85</text:p>
          </table:table-cell>
          <table:table-cell table:formula="of:=[.D282]-[.F282]" office:value-type="float" office:value="44.28" calcext:value-type="float">
            <text:p>44,28</text:p>
          </table:table-cell>
          <table:table-cell table:formula="of:=[.E282]-[.G282]" office:value-type="float" office:value="24.15" calcext:value-type="float">
            <text:p>24,15</text:p>
          </table:table-cell>
          <table:table-cell table:formula="of:=IF([.C282]=[.$L$6];IF([.H282]&lt;[.$N$6];[.$F$2];0);0)" office:value-type="float" office:value="0" calcext:value-type="float">
            <text:p>0,00</text:p>
          </table:table-cell>
          <table:table-cell table:formula="of:=IF([.I282]&lt;5;[.$F$3];0)" office:value-type="float" office:value="0" calcext:value-type="float">
            <text:p>0,00</text:p>
          </table:table-cell>
          <table:table-cell table:formula="of:=IF([.J282]=0;[.H282];[.J282])" office:value-type="float" office:value="44.28" calcext:value-type="float">
            <text:p>44,28</text:p>
          </table:table-cell>
          <table:table-cell table:formula="of:=IF([.K282]=0;[.I282];[.K282])" office:value-type="float" office:value="24.15" calcext:value-type="float">
            <text:p>24,15</text:p>
          </table:table-cell>
          <table:table-cell table:number-columns-repeated="7"/>
        </table:table-row>
        <table:table-row table:style-name="ro2">
          <table:table-cell office:value-type="date" office:date-value="2014-09-29" calcext:value-type="date">
            <text:p>29.09.2014</text:p>
          </table:table-cell>
          <table:table-cell office:value-type="float" office:value="61" calcext:value-type="float">
            <text:p>61</text:p>
          </table:table-cell>
          <table:table-cell table:formula="of:=LOOKUP(WEEKDAY([.A283];2);[.$B$1:.$B$7];[.$C$1:.$C$7])" office:value-type="string" office:string-value="poniedziałek" calcext:value-type="string">
            <text:p>poniedziałek</text:p>
          </table:table-cell>
          <table:table-cell table:formula="of:=[.L282]" office:value-type="float" office:value="44.28" calcext:value-type="float">
            <text:p>44,28</text:p>
          </table:table-cell>
          <table:table-cell table:formula="of:=[.M282]" office:value-type="float" office:value="24.15" calcext:value-type="float">
            <text:p>24,15</text:p>
          </table:table-cell>
          <table:table-cell table:formula="of:=ROUND(IF([.E283]&gt;[.$F$6];IF([.E283]-(([.B283]*[.$G$3])/100)&lt;0;((([.E283]*100)/[.$G$3])*[.$G$2])/100;0);([.$G$2]*([.B283]/2))/100);2)" office:value-type="float" office:value="0" calcext:value-type="float">
            <text:p>0,00</text:p>
          </table:table-cell>
          <table:table-cell table:formula="of:=ROUND(IF([.E283]&gt;[.$F$6];IF([.E283]-(([.B283]*[.$G$3])/100)&lt;0;[.E283];([.$G$3]*[.B283])/100);([.$G$3]*([.B283]/2))/100) ;2)" office:value-type="float" office:value="5.49" calcext:value-type="float">
            <text:p>5,49</text:p>
          </table:table-cell>
          <table:table-cell table:formula="of:=[.D283]-[.F283]" office:value-type="float" office:value="44.28" calcext:value-type="float">
            <text:p>44,28</text:p>
          </table:table-cell>
          <table:table-cell table:formula="of:=[.E283]-[.G283]" office:value-type="float" office:value="18.66" calcext:value-type="float">
            <text:p>18,66</text:p>
          </table:table-cell>
          <table:table-cell table:formula="of:=IF([.C283]=[.$L$6];IF([.H283]&lt;[.$N$6];[.$F$2];0);0)" office:value-type="float" office:value="0" calcext:value-type="float">
            <text:p>0,00</text:p>
          </table:table-cell>
          <table:table-cell table:formula="of:=IF([.I283]&lt;5;[.$F$3];0)" office:value-type="float" office:value="0" calcext:value-type="float">
            <text:p>0,00</text:p>
          </table:table-cell>
          <table:table-cell table:formula="of:=IF([.J283]=0;[.H283];[.J283])" office:value-type="float" office:value="44.28" calcext:value-type="float">
            <text:p>44,28</text:p>
          </table:table-cell>
          <table:table-cell table:formula="of:=IF([.K283]=0;[.I283];[.K283])" office:value-type="float" office:value="18.66" calcext:value-type="float">
            <text:p>18,66</text:p>
          </table:table-cell>
          <table:table-cell table:number-columns-repeated="7"/>
        </table:table-row>
        <table:table-row table:style-name="ro2">
          <table:table-cell office:value-type="date" office:date-value="2014-09-30" calcext:value-type="date">
            <text:p>30.09.2014</text:p>
          </table:table-cell>
          <table:table-cell office:value-type="float" office:value="45" calcext:value-type="float">
            <text:p>45</text:p>
          </table:table-cell>
          <table:table-cell table:formula="of:=LOOKUP(WEEKDAY([.A284];2);[.$B$1:.$B$7];[.$C$1:.$C$7])" office:value-type="string" office:string-value="wtorek" calcext:value-type="string">
            <text:p>wtorek</text:p>
          </table:table-cell>
          <table:table-cell table:formula="of:=[.L283]" office:value-type="float" office:value="44.28" calcext:value-type="float">
            <text:p>44,28</text:p>
          </table:table-cell>
          <table:table-cell table:formula="of:=[.M283]" office:value-type="float" office:value="18.66" calcext:value-type="float">
            <text:p>18,66</text:p>
          </table:table-cell>
          <table:table-cell table:formula="of:=ROUND(IF([.E284]&gt;[.$F$6];IF([.E284]-(([.B284]*[.$G$3])/100)&lt;0;((([.E284]*100)/[.$G$3])*[.$G$2])/100;0);([.$G$2]*([.B284]/2))/100);2)" office:value-type="float" office:value="0" calcext:value-type="float">
            <text:p>0,00</text:p>
          </table:table-cell>
          <table:table-cell table:formula="of:=ROUND(IF([.E284]&gt;[.$F$6];IF([.E284]-(([.B284]*[.$G$3])/100)&lt;0;[.E284];([.$G$3]*[.B284])/100);([.$G$3]*([.B284]/2))/100) ;2)" office:value-type="float" office:value="4.05" calcext:value-type="float">
            <text:p>4,05</text:p>
          </table:table-cell>
          <table:table-cell table:formula="of:=[.D284]-[.F284]" office:value-type="float" office:value="44.28" calcext:value-type="float">
            <text:p>44,28</text:p>
          </table:table-cell>
          <table:table-cell table:formula="of:=[.E284]-[.G284]" office:value-type="float" office:value="14.61" calcext:value-type="float">
            <text:p>14,61</text:p>
          </table:table-cell>
          <table:table-cell table:formula="of:=IF([.C284]=[.$L$6];IF([.H284]&lt;[.$N$6];[.$F$2];0);0)" office:value-type="float" office:value="0" calcext:value-type="float">
            <text:p>0,00</text:p>
          </table:table-cell>
          <table:table-cell table:formula="of:=IF([.I284]&lt;5;[.$F$3];0)" office:value-type="float" office:value="0" calcext:value-type="float">
            <text:p>0,00</text:p>
          </table:table-cell>
          <table:table-cell table:formula="of:=IF([.J284]=0;[.H284];[.J284])" office:value-type="float" office:value="44.28" calcext:value-type="float">
            <text:p>44,28</text:p>
          </table:table-cell>
          <table:table-cell table:formula="of:=IF([.K284]=0;[.I284];[.K284])" office:value-type="float" office:value="14.61" calcext:value-type="float">
            <text:p>14,61</text:p>
          </table:table-cell>
          <table:table-cell table:number-columns-repeated="7"/>
        </table:table-row>
        <table:table-row table:style-name="ro2">
          <table:table-cell office:value-type="date" office:date-value="2014-10-01" calcext:value-type="date">
            <text:p>1.10.2014</text:p>
          </table:table-cell>
          <table:table-cell office:value-type="float" office:value="49" calcext:value-type="float">
            <text:p>49</text:p>
          </table:table-cell>
          <table:table-cell table:formula="of:=LOOKUP(WEEKDAY([.A285];2);[.$B$1:.$B$7];[.$C$1:.$C$7])" office:value-type="string" office:string-value="środa" calcext:value-type="string">
            <text:p>środa</text:p>
          </table:table-cell>
          <table:table-cell table:formula="of:=[.L284]" office:value-type="float" office:value="44.28" calcext:value-type="float">
            <text:p>44,28</text:p>
          </table:table-cell>
          <table:table-cell table:formula="of:=[.M284]" office:value-type="float" office:value="14.61" calcext:value-type="float">
            <text:p>14,61</text:p>
          </table:table-cell>
          <table:table-cell table:formula="of:=ROUND(IF([.E285]&gt;[.$F$6];IF([.E285]-(([.B285]*[.$G$3])/100)&lt;0;((([.E285]*100)/[.$G$3])*[.$G$2])/100;0);([.$G$2]*([.B285]/2))/100);2)" office:value-type="float" office:value="1.47" calcext:value-type="float">
            <text:p>1,47</text:p>
          </table:table-cell>
          <table:table-cell table:formula="of:=ROUND(IF([.E285]&gt;[.$F$6];IF([.E285]-(([.B285]*[.$G$3])/100)&lt;0;[.E285];([.$G$3]*[.B285])/100);([.$G$3]*([.B285]/2))/100) ;2)" office:value-type="float" office:value="2.21" calcext:value-type="float">
            <text:p>2,21</text:p>
          </table:table-cell>
          <table:table-cell table:formula="of:=[.D285]-[.F285]" office:value-type="float" office:value="42.81" calcext:value-type="float">
            <text:p>42,81</text:p>
          </table:table-cell>
          <table:table-cell table:formula="of:=[.E285]-[.G285]" office:value-type="float" office:value="12.4" calcext:value-type="float">
            <text:p>12,40</text:p>
          </table:table-cell>
          <table:table-cell table:formula="of:=IF([.C285]=[.$L$6];IF([.H285]&lt;[.$N$6];[.$F$2];0);0)" office:value-type="float" office:value="0" calcext:value-type="float">
            <text:p>0,00</text:p>
          </table:table-cell>
          <table:table-cell table:formula="of:=IF([.I285]&lt;5;[.$F$3];0)" office:value-type="float" office:value="0" calcext:value-type="float">
            <text:p>0,00</text:p>
          </table:table-cell>
          <table:table-cell table:formula="of:=IF([.J285]=0;[.H285];[.J285])" office:value-type="float" office:value="42.81" calcext:value-type="float">
            <text:p>42,81</text:p>
          </table:table-cell>
          <table:table-cell table:formula="of:=IF([.K285]=0;[.I285];[.K285])" office:value-type="float" office:value="12.4" calcext:value-type="float">
            <text:p>12,40</text:p>
          </table:table-cell>
          <table:table-cell table:number-columns-repeated="7"/>
        </table:table-row>
        <table:table-row table:style-name="ro2">
          <table:table-cell office:value-type="date" office:date-value="2014-10-02" calcext:value-type="date">
            <text:p>2.10.2014</text:p>
          </table:table-cell>
          <table:table-cell office:value-type="float" office:value="57" calcext:value-type="float">
            <text:p>57</text:p>
          </table:table-cell>
          <table:table-cell table:formula="of:=LOOKUP(WEEKDAY([.A286];2);[.$B$1:.$B$7];[.$C$1:.$C$7])" office:value-type="string" office:string-value="czwartek" calcext:value-type="string">
            <text:p>czwartek</text:p>
          </table:table-cell>
          <table:table-cell table:formula="of:=[.L285]" office:value-type="float" office:value="42.81" calcext:value-type="float">
            <text:p>42,81</text:p>
          </table:table-cell>
          <table:table-cell table:formula="of:=[.M285]" office:value-type="float" office:value="12.4" calcext:value-type="float">
            <text:p>12,40</text:p>
          </table:table-cell>
          <table:table-cell table:formula="of:=ROUND(IF([.E286]&gt;[.$F$6];IF([.E286]-(([.B286]*[.$G$3])/100)&lt;0;((([.E286]*100)/[.$G$3])*[.$G$2])/100;0);([.$G$2]*([.B286]/2))/100);2)" office:value-type="float" office:value="1.71" calcext:value-type="float">
            <text:p>1,71</text:p>
          </table:table-cell>
          <table:table-cell table:formula="of:=ROUND(IF([.E286]&gt;[.$F$6];IF([.E286]-(([.B286]*[.$G$3])/100)&lt;0;[.E286];([.$G$3]*[.B286])/100);([.$G$3]*([.B286]/2))/100) ;2)" office:value-type="float" office:value="2.57" calcext:value-type="float">
            <text:p>2,57</text:p>
          </table:table-cell>
          <table:table-cell table:formula="of:=[.D286]-[.F286]" office:value-type="float" office:value="41.1" calcext:value-type="float">
            <text:p>41,10</text:p>
          </table:table-cell>
          <table:table-cell table:formula="of:=[.E286]-[.G286]" office:value-type="float" office:value="9.83" calcext:value-type="float">
            <text:p>9,83</text:p>
          </table:table-cell>
          <table:table-cell table:formula="of:=IF([.C286]=[.$L$6];IF([.H286]&lt;[.$N$6];[.$F$2];0);0)" office:value-type="float" office:value="0" calcext:value-type="float">
            <text:p>0,00</text:p>
          </table:table-cell>
          <table:table-cell table:formula="of:=IF([.I286]&lt;5;[.$F$3];0)" office:value-type="float" office:value="0" calcext:value-type="float">
            <text:p>0,00</text:p>
          </table:table-cell>
          <table:table-cell table:formula="of:=IF([.J286]=0;[.H286];[.J286])" office:value-type="float" office:value="41.1" calcext:value-type="float">
            <text:p>41,10</text:p>
          </table:table-cell>
          <table:table-cell table:formula="of:=IF([.K286]=0;[.I286];[.K286])" office:value-type="float" office:value="9.83" calcext:value-type="float">
            <text:p>9,83</text:p>
          </table:table-cell>
          <table:table-cell table:number-columns-repeated="7"/>
        </table:table-row>
        <table:table-row table:style-name="ro2">
          <table:table-cell office:value-type="date" office:date-value="2014-10-03" calcext:value-type="date">
            <text:p>3.10.2014</text:p>
          </table:table-cell>
          <table:table-cell office:value-type="float" office:value="109" calcext:value-type="float">
            <text:p>109</text:p>
          </table:table-cell>
          <table:table-cell table:formula="of:=LOOKUP(WEEKDAY([.A287];2);[.$B$1:.$B$7];[.$C$1:.$C$7])" office:value-type="string" office:string-value="piątek" calcext:value-type="string">
            <text:p>piątek</text:p>
          </table:table-cell>
          <table:table-cell table:formula="of:=[.L286]" office:value-type="float" office:value="41.1" calcext:value-type="float">
            <text:p>41,10</text:p>
          </table:table-cell>
          <table:table-cell table:formula="of:=[.M286]" office:value-type="float" office:value="9.83" calcext:value-type="float">
            <text:p>9,83</text:p>
          </table:table-cell>
          <table:table-cell table:formula="of:=ROUND(IF([.E287]&gt;[.$F$6];IF([.E287]-(([.B287]*[.$G$3])/100)&lt;0;((([.E287]*100)/[.$G$3])*[.$G$2])/100;0);([.$G$2]*([.B287]/2))/100);2)" office:value-type="float" office:value="3.27" calcext:value-type="float">
            <text:p>3,27</text:p>
          </table:table-cell>
          <table:table-cell table:formula="of:=ROUND(IF([.E287]&gt;[.$F$6];IF([.E287]-(([.B287]*[.$G$3])/100)&lt;0;[.E287];([.$G$3]*[.B287])/100);([.$G$3]*([.B287]/2))/100) ;2)" office:value-type="float" office:value="4.91" calcext:value-type="float">
            <text:p>4,91</text:p>
          </table:table-cell>
          <table:table-cell table:formula="of:=[.D287]-[.F287]" office:value-type="float" office:value="37.83" calcext:value-type="float">
            <text:p>37,83</text:p>
          </table:table-cell>
          <table:table-cell table:formula="of:=[.E287]-[.G287]" office:value-type="float" office:value="4.91999999999999" calcext:value-type="float">
            <text:p>4,92</text:p>
          </table:table-cell>
          <table:table-cell table:formula="of:=IF([.C287]=[.$L$6];IF([.H287]&lt;[.$N$6];[.$F$2];0);0)" office:value-type="float" office:value="0" calcext:value-type="float">
            <text:p>0,00</text:p>
          </table:table-cell>
          <table:table-cell table:formula="of:=IF([.I287]&lt;5;[.$F$3];0)" office:value-type="float" office:value="30" calcext:value-type="float">
            <text:p>30,00</text:p>
          </table:table-cell>
          <table:table-cell table:formula="of:=IF([.J287]=0;[.H287];[.J287])" office:value-type="float" office:value="37.83" calcext:value-type="float">
            <text:p>37,83</text:p>
          </table:table-cell>
          <table:table-cell table:formula="of:=IF([.K287]=0;[.I287];[.K28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0-04" calcext:value-type="date">
            <text:p>4.10.2014</text:p>
          </table:table-cell>
          <table:table-cell office:value-type="float" office:value="106" calcext:value-type="float">
            <text:p>106</text:p>
          </table:table-cell>
          <table:table-cell table:formula="of:=LOOKUP(WEEKDAY([.A288];2);[.$B$1:.$B$7];[.$C$1:.$C$7])" office:value-type="string" office:string-value="sobota" calcext:value-type="string">
            <text:p>sobota</text:p>
          </table:table-cell>
          <table:table-cell table:formula="of:=[.L287]" office:value-type="float" office:value="37.83" calcext:value-type="float">
            <text:p>37,83</text:p>
          </table:table-cell>
          <table:table-cell table:formula="of:=[.M287]" office:value-type="float" office:value="30" calcext:value-type="float">
            <text:p>30,00</text:p>
          </table:table-cell>
          <table:table-cell table:formula="of:=ROUND(IF([.E288]&gt;[.$F$6];IF([.E288]-(([.B288]*[.$G$3])/100)&lt;0;((([.E288]*100)/[.$G$3])*[.$G$2])/100;0);([.$G$2]*([.B288]/2))/100);2)" office:value-type="float" office:value="0" calcext:value-type="float">
            <text:p>0,00</text:p>
          </table:table-cell>
          <table:table-cell table:formula="of:=ROUND(IF([.E288]&gt;[.$F$6];IF([.E288]-(([.B288]*[.$G$3])/100)&lt;0;[.E288];([.$G$3]*[.B288])/100);([.$G$3]*([.B288]/2))/100) ;2)" office:value-type="float" office:value="9.54" calcext:value-type="float">
            <text:p>9,54</text:p>
          </table:table-cell>
          <table:table-cell table:formula="of:=[.D288]-[.F288]" office:value-type="float" office:value="37.83" calcext:value-type="float">
            <text:p>37,83</text:p>
          </table:table-cell>
          <table:table-cell table:formula="of:=[.E288]-[.G288]" office:value-type="float" office:value="20.46" calcext:value-type="float">
            <text:p>20,46</text:p>
          </table:table-cell>
          <table:table-cell table:formula="of:=IF([.C288]=[.$L$6];IF([.H288]&lt;[.$N$6];[.$F$2];0);0)" office:value-type="float" office:value="0" calcext:value-type="float">
            <text:p>0,00</text:p>
          </table:table-cell>
          <table:table-cell table:formula="of:=IF([.I288]&lt;5;[.$F$3];0)" office:value-type="float" office:value="0" calcext:value-type="float">
            <text:p>0,00</text:p>
          </table:table-cell>
          <table:table-cell table:formula="of:=IF([.J288]=0;[.H288];[.J288])" office:value-type="float" office:value="37.83" calcext:value-type="float">
            <text:p>37,83</text:p>
          </table:table-cell>
          <table:table-cell table:formula="of:=IF([.K288]=0;[.I288];[.K288])" office:value-type="float" office:value="20.46" calcext:value-type="float">
            <text:p>20,46</text:p>
          </table:table-cell>
          <table:table-cell table:number-columns-repeated="7"/>
        </table:table-row>
        <table:table-row table:style-name="ro2">
          <table:table-cell office:value-type="date" office:date-value="2014-10-05" calcext:value-type="date">
            <text:p>5.10.2014</text:p>
          </table:table-cell>
          <table:table-cell office:value-type="float" office:value="17" calcext:value-type="float">
            <text:p>17</text:p>
          </table:table-cell>
          <table:table-cell table:formula="of:=LOOKUP(WEEKDAY([.A289];2);[.$B$1:.$B$7];[.$C$1:.$C$7])" office:value-type="string" office:string-value="niedziela" calcext:value-type="string">
            <text:p>niedziela</text:p>
          </table:table-cell>
          <table:table-cell table:formula="of:=[.L288]" office:value-type="float" office:value="37.83" calcext:value-type="float">
            <text:p>37,83</text:p>
          </table:table-cell>
          <table:table-cell table:formula="of:=[.M288]" office:value-type="float" office:value="20.46" calcext:value-type="float">
            <text:p>20,46</text:p>
          </table:table-cell>
          <table:table-cell table:formula="of:=ROUND(IF([.E289]&gt;[.$F$6];IF([.E289]-(([.B289]*[.$G$3])/100)&lt;0;((([.E289]*100)/[.$G$3])*[.$G$2])/100;0);([.$G$2]*([.B289]/2))/100);2)" office:value-type="float" office:value="0" calcext:value-type="float">
            <text:p>0,00</text:p>
          </table:table-cell>
          <table:table-cell table:formula="of:=ROUND(IF([.E289]&gt;[.$F$6];IF([.E289]-(([.B289]*[.$G$3])/100)&lt;0;[.E289];([.$G$3]*[.B289])/100);([.$G$3]*([.B289]/2))/100) ;2)" office:value-type="float" office:value="1.53" calcext:value-type="float">
            <text:p>1,53</text:p>
          </table:table-cell>
          <table:table-cell table:formula="of:=[.D289]-[.F289]" office:value-type="float" office:value="37.83" calcext:value-type="float">
            <text:p>37,83</text:p>
          </table:table-cell>
          <table:table-cell table:formula="of:=[.E289]-[.G289]" office:value-type="float" office:value="18.93" calcext:value-type="float">
            <text:p>18,93</text:p>
          </table:table-cell>
          <table:table-cell table:formula="of:=IF([.C289]=[.$L$6];IF([.H289]&lt;[.$N$6];[.$F$2];0);0)" office:value-type="float" office:value="0" calcext:value-type="float">
            <text:p>0,00</text:p>
          </table:table-cell>
          <table:table-cell table:formula="of:=IF([.I289]&lt;5;[.$F$3];0)" office:value-type="float" office:value="0" calcext:value-type="float">
            <text:p>0,00</text:p>
          </table:table-cell>
          <table:table-cell table:formula="of:=IF([.J289]=0;[.H289];[.J289])" office:value-type="float" office:value="37.83" calcext:value-type="float">
            <text:p>37,83</text:p>
          </table:table-cell>
          <table:table-cell table:formula="of:=IF([.K289]=0;[.I289];[.K289])" office:value-type="float" office:value="18.93" calcext:value-type="float">
            <text:p>18,93</text:p>
          </table:table-cell>
          <table:table-cell table:number-columns-repeated="7"/>
        </table:table-row>
        <table:table-row table:style-name="ro2">
          <table:table-cell office:value-type="date" office:date-value="2014-10-06" calcext:value-type="date">
            <text:p>6.10.2014</text:p>
          </table:table-cell>
          <table:table-cell office:value-type="float" office:value="99" calcext:value-type="float">
            <text:p>99</text:p>
          </table:table-cell>
          <table:table-cell table:formula="of:=LOOKUP(WEEKDAY([.A290];2);[.$B$1:.$B$7];[.$C$1:.$C$7])" office:value-type="string" office:string-value="poniedziałek" calcext:value-type="string">
            <text:p>poniedziałek</text:p>
          </table:table-cell>
          <table:table-cell table:formula="of:=[.L289]" office:value-type="float" office:value="37.83" calcext:value-type="float">
            <text:p>37,83</text:p>
          </table:table-cell>
          <table:table-cell table:formula="of:=[.M289]" office:value-type="float" office:value="18.93" calcext:value-type="float">
            <text:p>18,93</text:p>
          </table:table-cell>
          <table:table-cell table:formula="of:=ROUND(IF([.E290]&gt;[.$F$6];IF([.E290]-(([.B290]*[.$G$3])/100)&lt;0;((([.E290]*100)/[.$G$3])*[.$G$2])/100;0);([.$G$2]*([.B290]/2))/100);2)" office:value-type="float" office:value="0" calcext:value-type="float">
            <text:p>0,00</text:p>
          </table:table-cell>
          <table:table-cell table:formula="of:=ROUND(IF([.E290]&gt;[.$F$6];IF([.E290]-(([.B290]*[.$G$3])/100)&lt;0;[.E290];([.$G$3]*[.B290])/100);([.$G$3]*([.B290]/2))/100) ;2)" office:value-type="float" office:value="8.91" calcext:value-type="float">
            <text:p>8,91</text:p>
          </table:table-cell>
          <table:table-cell table:formula="of:=[.D290]-[.F290]" office:value-type="float" office:value="37.83" calcext:value-type="float">
            <text:p>37,83</text:p>
          </table:table-cell>
          <table:table-cell table:formula="of:=[.E290]-[.G290]" office:value-type="float" office:value="10.02" calcext:value-type="float">
            <text:p>10,02</text:p>
          </table:table-cell>
          <table:table-cell table:formula="of:=IF([.C290]=[.$L$6];IF([.H290]&lt;[.$N$6];[.$F$2];0);0)" office:value-type="float" office:value="0" calcext:value-type="float">
            <text:p>0,00</text:p>
          </table:table-cell>
          <table:table-cell table:formula="of:=IF([.I290]&lt;5;[.$F$3];0)" office:value-type="float" office:value="0" calcext:value-type="float">
            <text:p>0,00</text:p>
          </table:table-cell>
          <table:table-cell table:formula="of:=IF([.J290]=0;[.H290];[.J290])" office:value-type="float" office:value="37.83" calcext:value-type="float">
            <text:p>37,83</text:p>
          </table:table-cell>
          <table:table-cell table:formula="of:=IF([.K290]=0;[.I290];[.K290])" office:value-type="float" office:value="10.02" calcext:value-type="float">
            <text:p>10,02</text:p>
          </table:table-cell>
          <table:table-cell table:number-columns-repeated="7"/>
        </table:table-row>
        <table:table-row table:style-name="ro2">
          <table:table-cell office:value-type="date" office:date-value="2014-10-07" calcext:value-type="date">
            <text:p>7.10.2014</text:p>
          </table:table-cell>
          <table:table-cell office:value-type="float" office:value="30" calcext:value-type="float">
            <text:p>30</text:p>
          </table:table-cell>
          <table:table-cell table:formula="of:=LOOKUP(WEEKDAY([.A291];2);[.$B$1:.$B$7];[.$C$1:.$C$7])" office:value-type="string" office:string-value="wtorek" calcext:value-type="string">
            <text:p>wtorek</text:p>
          </table:table-cell>
          <table:table-cell table:formula="of:=[.L290]" office:value-type="float" office:value="37.83" calcext:value-type="float">
            <text:p>37,83</text:p>
          </table:table-cell>
          <table:table-cell table:formula="of:=[.M290]" office:value-type="float" office:value="10.02" calcext:value-type="float">
            <text:p>10,02</text:p>
          </table:table-cell>
          <table:table-cell table:formula="of:=ROUND(IF([.E291]&gt;[.$F$6];IF([.E291]-(([.B291]*[.$G$3])/100)&lt;0;((([.E291]*100)/[.$G$3])*[.$G$2])/100;0);([.$G$2]*([.B291]/2))/100);2)" office:value-type="float" office:value="0.9" calcext:value-type="float">
            <text:p>0,90</text:p>
          </table:table-cell>
          <table:table-cell table:formula="of:=ROUND(IF([.E291]&gt;[.$F$6];IF([.E291]-(([.B291]*[.$G$3])/100)&lt;0;[.E291];([.$G$3]*[.B291])/100);([.$G$3]*([.B291]/2))/100) ;2)" office:value-type="float" office:value="1.35" calcext:value-type="float">
            <text:p>1,35</text:p>
          </table:table-cell>
          <table:table-cell table:formula="of:=[.D291]-[.F291]" office:value-type="float" office:value="36.93" calcext:value-type="float">
            <text:p>36,93</text:p>
          </table:table-cell>
          <table:table-cell table:formula="of:=[.E291]-[.G291]" office:value-type="float" office:value="8.67" calcext:value-type="float">
            <text:p>8,67</text:p>
          </table:table-cell>
          <table:table-cell table:formula="of:=IF([.C291]=[.$L$6];IF([.H291]&lt;[.$N$6];[.$F$2];0);0)" office:value-type="float" office:value="0" calcext:value-type="float">
            <text:p>0,00</text:p>
          </table:table-cell>
          <table:table-cell table:formula="of:=IF([.I291]&lt;5;[.$F$3];0)" office:value-type="float" office:value="0" calcext:value-type="float">
            <text:p>0,00</text:p>
          </table:table-cell>
          <table:table-cell table:formula="of:=IF([.J291]=0;[.H291];[.J291])" office:value-type="float" office:value="36.93" calcext:value-type="float">
            <text:p>36,93</text:p>
          </table:table-cell>
          <table:table-cell table:formula="of:=IF([.K291]=0;[.I291];[.K291])" office:value-type="float" office:value="8.67" calcext:value-type="float">
            <text:p>8,67</text:p>
          </table:table-cell>
          <table:table-cell table:number-columns-repeated="7"/>
        </table:table-row>
        <table:table-row table:style-name="ro2">
          <table:table-cell office:value-type="date" office:date-value="2014-10-08" calcext:value-type="date">
            <text:p>8.10.2014</text:p>
          </table:table-cell>
          <table:table-cell office:value-type="float" office:value="33" calcext:value-type="float">
            <text:p>33</text:p>
          </table:table-cell>
          <table:table-cell table:formula="of:=LOOKUP(WEEKDAY([.A292];2);[.$B$1:.$B$7];[.$C$1:.$C$7])" office:value-type="string" office:string-value="środa" calcext:value-type="string">
            <text:p>środa</text:p>
          </table:table-cell>
          <table:table-cell table:formula="of:=[.L291]" office:value-type="float" office:value="36.93" calcext:value-type="float">
            <text:p>36,93</text:p>
          </table:table-cell>
          <table:table-cell table:formula="of:=[.M291]" office:value-type="float" office:value="8.67" calcext:value-type="float">
            <text:p>8,67</text:p>
          </table:table-cell>
          <table:table-cell table:formula="of:=ROUND(IF([.E292]&gt;[.$F$6];IF([.E292]-(([.B292]*[.$G$3])/100)&lt;0;((([.E292]*100)/[.$G$3])*[.$G$2])/100;0);([.$G$2]*([.B292]/2))/100);2)" office:value-type="float" office:value="0.99" calcext:value-type="float">
            <text:p>0,99</text:p>
          </table:table-cell>
          <table:table-cell table:formula="of:=ROUND(IF([.E292]&gt;[.$F$6];IF([.E292]-(([.B292]*[.$G$3])/100)&lt;0;[.E292];([.$G$3]*[.B292])/100);([.$G$3]*([.B292]/2))/100) ;2)" office:value-type="float" office:value="1.49" calcext:value-type="float">
            <text:p>1,49</text:p>
          </table:table-cell>
          <table:table-cell table:formula="of:=[.D292]-[.F292]" office:value-type="float" office:value="35.94" calcext:value-type="float">
            <text:p>35,94</text:p>
          </table:table-cell>
          <table:table-cell table:formula="of:=[.E292]-[.G292]" office:value-type="float" office:value="7.18" calcext:value-type="float">
            <text:p>7,18</text:p>
          </table:table-cell>
          <table:table-cell table:formula="of:=IF([.C292]=[.$L$6];IF([.H292]&lt;[.$N$6];[.$F$2];0);0)" office:value-type="float" office:value="0" calcext:value-type="float">
            <text:p>0,00</text:p>
          </table:table-cell>
          <table:table-cell table:formula="of:=IF([.I292]&lt;5;[.$F$3];0)" office:value-type="float" office:value="0" calcext:value-type="float">
            <text:p>0,00</text:p>
          </table:table-cell>
          <table:table-cell table:formula="of:=IF([.J292]=0;[.H292];[.J292])" office:value-type="float" office:value="35.94" calcext:value-type="float">
            <text:p>35,94</text:p>
          </table:table-cell>
          <table:table-cell table:formula="of:=IF([.K292]=0;[.I292];[.K292])" office:value-type="float" office:value="7.18" calcext:value-type="float">
            <text:p>7,18</text:p>
          </table:table-cell>
          <table:table-cell table:number-columns-repeated="7"/>
        </table:table-row>
        <table:table-row table:style-name="ro2">
          <table:table-cell office:value-type="date" office:date-value="2014-10-09" calcext:value-type="date">
            <text:p>9.10.2014</text:p>
          </table:table-cell>
          <table:table-cell office:value-type="float" office:value="102" calcext:value-type="float">
            <text:p>102</text:p>
          </table:table-cell>
          <table:table-cell table:formula="of:=LOOKUP(WEEKDAY([.A293];2);[.$B$1:.$B$7];[.$C$1:.$C$7])" office:value-type="string" office:string-value="czwartek" calcext:value-type="string">
            <text:p>czwartek</text:p>
          </table:table-cell>
          <table:table-cell table:formula="of:=[.L292]" office:value-type="float" office:value="35.94" calcext:value-type="float">
            <text:p>35,94</text:p>
          </table:table-cell>
          <table:table-cell table:formula="of:=[.M292]" office:value-type="float" office:value="7.18" calcext:value-type="float">
            <text:p>7,18</text:p>
          </table:table-cell>
          <table:table-cell table:formula="of:=ROUND(IF([.E293]&gt;[.$F$6];IF([.E293]-(([.B293]*[.$G$3])/100)&lt;0;((([.E293]*100)/[.$G$3])*[.$G$2])/100;0);([.$G$2]*([.B293]/2))/100);2)" office:value-type="float" office:value="3.06" calcext:value-type="float">
            <text:p>3,06</text:p>
          </table:table-cell>
          <table:table-cell table:formula="of:=ROUND(IF([.E293]&gt;[.$F$6];IF([.E293]-(([.B293]*[.$G$3])/100)&lt;0;[.E293];([.$G$3]*[.B293])/100);([.$G$3]*([.B293]/2))/100) ;2)" office:value-type="float" office:value="4.59" calcext:value-type="float">
            <text:p>4,59</text:p>
          </table:table-cell>
          <table:table-cell table:formula="of:=[.D293]-[.F293]" office:value-type="float" office:value="32.88" calcext:value-type="float">
            <text:p>32,88</text:p>
          </table:table-cell>
          <table:table-cell table:formula="of:=[.E293]-[.G293]" office:value-type="float" office:value="2.59" calcext:value-type="float">
            <text:p>2,59</text:p>
          </table:table-cell>
          <table:table-cell table:formula="of:=IF([.C293]=[.$L$6];IF([.H293]&lt;[.$N$6];[.$F$2];0);0)" office:value-type="float" office:value="45" calcext:value-type="float">
            <text:p>45,00</text:p>
          </table:table-cell>
          <table:table-cell table:formula="of:=IF([.I293]&lt;5;[.$F$3];0)" office:value-type="float" office:value="30" calcext:value-type="float">
            <text:p>30,00</text:p>
          </table:table-cell>
          <table:table-cell table:formula="of:=IF([.J293]=0;[.H293];[.J293])" office:value-type="float" office:value="45" calcext:value-type="float">
            <text:p>45,00</text:p>
          </table:table-cell>
          <table:table-cell table:formula="of:=IF([.K293]=0;[.I293];[.K29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0-10" calcext:value-type="date">
            <text:p>10.10.2014</text:p>
          </table:table-cell>
          <table:table-cell office:value-type="float" office:value="175" calcext:value-type="float">
            <text:p>175</text:p>
          </table:table-cell>
          <table:table-cell table:formula="of:=LOOKUP(WEEKDAY([.A294];2);[.$B$1:.$B$7];[.$C$1:.$C$7])" office:value-type="string" office:string-value="piątek" calcext:value-type="string">
            <text:p>piątek</text:p>
          </table:table-cell>
          <table:table-cell table:formula="of:=[.L293]" office:value-type="float" office:value="45" calcext:value-type="float">
            <text:p>45,00</text:p>
          </table:table-cell>
          <table:table-cell table:formula="of:=[.M293]" office:value-type="float" office:value="30" calcext:value-type="float">
            <text:p>30,00</text:p>
          </table:table-cell>
          <table:table-cell table:formula="of:=ROUND(IF([.E294]&gt;[.$F$6];IF([.E294]-(([.B294]*[.$G$3])/100)&lt;0;((([.E294]*100)/[.$G$3])*[.$G$2])/100;0);([.$G$2]*([.B294]/2))/100);2)" office:value-type="float" office:value="0" calcext:value-type="float">
            <text:p>0,00</text:p>
          </table:table-cell>
          <table:table-cell table:formula="of:=ROUND(IF([.E294]&gt;[.$F$6];IF([.E294]-(([.B294]*[.$G$3])/100)&lt;0;[.E294];([.$G$3]*[.B294])/100);([.$G$3]*([.B294]/2))/100) ;2)" office:value-type="float" office:value="15.75" calcext:value-type="float">
            <text:p>15,75</text:p>
          </table:table-cell>
          <table:table-cell table:formula="of:=[.D294]-[.F294]" office:value-type="float" office:value="45" calcext:value-type="float">
            <text:p>45,00</text:p>
          </table:table-cell>
          <table:table-cell table:formula="of:=[.E294]-[.G294]" office:value-type="float" office:value="14.25" calcext:value-type="float">
            <text:p>14,25</text:p>
          </table:table-cell>
          <table:table-cell table:formula="of:=IF([.C294]=[.$L$6];IF([.H294]&lt;[.$N$6];[.$F$2];0);0)" office:value-type="float" office:value="0" calcext:value-type="float">
            <text:p>0,00</text:p>
          </table:table-cell>
          <table:table-cell table:formula="of:=IF([.I294]&lt;5;[.$F$3];0)" office:value-type="float" office:value="0" calcext:value-type="float">
            <text:p>0,00</text:p>
          </table:table-cell>
          <table:table-cell table:formula="of:=IF([.J294]=0;[.H294];[.J294])" office:value-type="float" office:value="45" calcext:value-type="float">
            <text:p>45,00</text:p>
          </table:table-cell>
          <table:table-cell table:formula="of:=IF([.K294]=0;[.I294];[.K294])" office:value-type="float" office:value="14.25" calcext:value-type="float">
            <text:p>14,25</text:p>
          </table:table-cell>
          <table:table-cell table:number-columns-repeated="7"/>
        </table:table-row>
        <table:table-row table:style-name="ro2">
          <table:table-cell office:value-type="date" office:date-value="2014-10-11" calcext:value-type="date">
            <text:p>11.10.2014</text:p>
          </table:table-cell>
          <table:table-cell office:value-type="float" office:value="124" calcext:value-type="float">
            <text:p>124</text:p>
          </table:table-cell>
          <table:table-cell table:formula="of:=LOOKUP(WEEKDAY([.A295];2);[.$B$1:.$B$7];[.$C$1:.$C$7])" office:value-type="string" office:string-value="sobota" calcext:value-type="string">
            <text:p>sobota</text:p>
          </table:table-cell>
          <table:table-cell table:formula="of:=[.L294]" office:value-type="float" office:value="45" calcext:value-type="float">
            <text:p>45,00</text:p>
          </table:table-cell>
          <table:table-cell table:formula="of:=[.M294]" office:value-type="float" office:value="14.25" calcext:value-type="float">
            <text:p>14,25</text:p>
          </table:table-cell>
          <table:table-cell table:formula="of:=ROUND(IF([.E295]&gt;[.$F$6];IF([.E295]-(([.B295]*[.$G$3])/100)&lt;0;((([.E295]*100)/[.$G$3])*[.$G$2])/100;0);([.$G$2]*([.B295]/2))/100);2)" office:value-type="float" office:value="3.72" calcext:value-type="float">
            <text:p>3,72</text:p>
          </table:table-cell>
          <table:table-cell table:formula="of:=ROUND(IF([.E295]&gt;[.$F$6];IF([.E295]-(([.B295]*[.$G$3])/100)&lt;0;[.E295];([.$G$3]*[.B295])/100);([.$G$3]*([.B295]/2))/100) ;2)" office:value-type="float" office:value="5.58" calcext:value-type="float">
            <text:p>5,58</text:p>
          </table:table-cell>
          <table:table-cell table:formula="of:=[.D295]-[.F295]" office:value-type="float" office:value="41.28" calcext:value-type="float">
            <text:p>41,28</text:p>
          </table:table-cell>
          <table:table-cell table:formula="of:=[.E295]-[.G295]" office:value-type="float" office:value="8.67" calcext:value-type="float">
            <text:p>8,67</text:p>
          </table:table-cell>
          <table:table-cell table:formula="of:=IF([.C295]=[.$L$6];IF([.H295]&lt;[.$N$6];[.$F$2];0);0)" office:value-type="float" office:value="0" calcext:value-type="float">
            <text:p>0,00</text:p>
          </table:table-cell>
          <table:table-cell table:formula="of:=IF([.I295]&lt;5;[.$F$3];0)" office:value-type="float" office:value="0" calcext:value-type="float">
            <text:p>0,00</text:p>
          </table:table-cell>
          <table:table-cell table:formula="of:=IF([.J295]=0;[.H295];[.J295])" office:value-type="float" office:value="41.28" calcext:value-type="float">
            <text:p>41,28</text:p>
          </table:table-cell>
          <table:table-cell table:formula="of:=IF([.K295]=0;[.I295];[.K295])" office:value-type="float" office:value="8.67" calcext:value-type="float">
            <text:p>8,67</text:p>
          </table:table-cell>
          <table:table-cell table:number-columns-repeated="7"/>
        </table:table-row>
        <table:table-row table:style-name="ro2">
          <table:table-cell office:value-type="date" office:date-value="2014-10-12" calcext:value-type="date">
            <text:p>12.10.2014</text:p>
          </table:table-cell>
          <table:table-cell office:value-type="float" office:value="121" calcext:value-type="float">
            <text:p>121</text:p>
          </table:table-cell>
          <table:table-cell table:formula="of:=LOOKUP(WEEKDAY([.A296];2);[.$B$1:.$B$7];[.$C$1:.$C$7])" office:value-type="string" office:string-value="niedziela" calcext:value-type="string">
            <text:p>niedziela</text:p>
          </table:table-cell>
          <table:table-cell table:formula="of:=[.L295]" office:value-type="float" office:value="41.28" calcext:value-type="float">
            <text:p>41,28</text:p>
          </table:table-cell>
          <table:table-cell table:formula="of:=[.M295]" office:value-type="float" office:value="8.67" calcext:value-type="float">
            <text:p>8,67</text:p>
          </table:table-cell>
          <table:table-cell table:formula="of:=ROUND(IF([.E296]&gt;[.$F$6];IF([.E296]-(([.B296]*[.$G$3])/100)&lt;0;((([.E296]*100)/[.$G$3])*[.$G$2])/100;0);([.$G$2]*([.B296]/2))/100);2)" office:value-type="float" office:value="3.63" calcext:value-type="float">
            <text:p>3,63</text:p>
          </table:table-cell>
          <table:table-cell table:formula="of:=ROUND(IF([.E296]&gt;[.$F$6];IF([.E296]-(([.B296]*[.$G$3])/100)&lt;0;[.E296];([.$G$3]*[.B296])/100);([.$G$3]*([.B296]/2))/100) ;2)" office:value-type="float" office:value="5.45" calcext:value-type="float">
            <text:p>5,45</text:p>
          </table:table-cell>
          <table:table-cell table:formula="of:=[.D296]-[.F296]" office:value-type="float" office:value="37.65" calcext:value-type="float">
            <text:p>37,65</text:p>
          </table:table-cell>
          <table:table-cell table:formula="of:=[.E296]-[.G296]" office:value-type="float" office:value="3.22" calcext:value-type="float">
            <text:p>3,22</text:p>
          </table:table-cell>
          <table:table-cell table:formula="of:=IF([.C296]=[.$L$6];IF([.H296]&lt;[.$N$6];[.$F$2];0);0)" office:value-type="float" office:value="0" calcext:value-type="float">
            <text:p>0,00</text:p>
          </table:table-cell>
          <table:table-cell table:formula="of:=IF([.I296]&lt;5;[.$F$3];0)" office:value-type="float" office:value="30" calcext:value-type="float">
            <text:p>30,00</text:p>
          </table:table-cell>
          <table:table-cell table:formula="of:=IF([.J296]=0;[.H296];[.J296])" office:value-type="float" office:value="37.65" calcext:value-type="float">
            <text:p>37,65</text:p>
          </table:table-cell>
          <table:table-cell table:formula="of:=IF([.K296]=0;[.I296];[.K29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0-13" calcext:value-type="date">
            <text:p>13.10.2014</text:p>
          </table:table-cell>
          <table:table-cell office:value-type="float" office:value="60" calcext:value-type="float">
            <text:p>60</text:p>
          </table:table-cell>
          <table:table-cell table:formula="of:=LOOKUP(WEEKDAY([.A297];2);[.$B$1:.$B$7];[.$C$1:.$C$7])" office:value-type="string" office:string-value="poniedziałek" calcext:value-type="string">
            <text:p>poniedziałek</text:p>
          </table:table-cell>
          <table:table-cell table:formula="of:=[.L296]" office:value-type="float" office:value="37.65" calcext:value-type="float">
            <text:p>37,65</text:p>
          </table:table-cell>
          <table:table-cell table:formula="of:=[.M296]" office:value-type="float" office:value="30" calcext:value-type="float">
            <text:p>30,00</text:p>
          </table:table-cell>
          <table:table-cell table:formula="of:=ROUND(IF([.E297]&gt;[.$F$6];IF([.E297]-(([.B297]*[.$G$3])/100)&lt;0;((([.E297]*100)/[.$G$3])*[.$G$2])/100;0);([.$G$2]*([.B297]/2))/100);2)" office:value-type="float" office:value="0" calcext:value-type="float">
            <text:p>0,00</text:p>
          </table:table-cell>
          <table:table-cell table:formula="of:=ROUND(IF([.E297]&gt;[.$F$6];IF([.E297]-(([.B297]*[.$G$3])/100)&lt;0;[.E297];([.$G$3]*[.B297])/100);([.$G$3]*([.B297]/2))/100) ;2)" office:value-type="float" office:value="5.4" calcext:value-type="float">
            <text:p>5,40</text:p>
          </table:table-cell>
          <table:table-cell table:formula="of:=[.D297]-[.F297]" office:value-type="float" office:value="37.65" calcext:value-type="float">
            <text:p>37,65</text:p>
          </table:table-cell>
          <table:table-cell table:formula="of:=[.E297]-[.G297]" office:value-type="float" office:value="24.6" calcext:value-type="float">
            <text:p>24,60</text:p>
          </table:table-cell>
          <table:table-cell table:formula="of:=IF([.C297]=[.$L$6];IF([.H297]&lt;[.$N$6];[.$F$2];0);0)" office:value-type="float" office:value="0" calcext:value-type="float">
            <text:p>0,00</text:p>
          </table:table-cell>
          <table:table-cell table:formula="of:=IF([.I297]&lt;5;[.$F$3];0)" office:value-type="float" office:value="0" calcext:value-type="float">
            <text:p>0,00</text:p>
          </table:table-cell>
          <table:table-cell table:formula="of:=IF([.J297]=0;[.H297];[.J297])" office:value-type="float" office:value="37.65" calcext:value-type="float">
            <text:p>37,65</text:p>
          </table:table-cell>
          <table:table-cell table:formula="of:=IF([.K297]=0;[.I297];[.K297])" office:value-type="float" office:value="24.6" calcext:value-type="float">
            <text:p>24,60</text:p>
          </table:table-cell>
          <table:table-cell table:number-columns-repeated="7"/>
        </table:table-row>
        <table:table-row table:style-name="ro2">
          <table:table-cell office:value-type="date" office:date-value="2014-10-14" calcext:value-type="date">
            <text:p>14.10.2014</text:p>
          </table:table-cell>
          <table:table-cell office:value-type="float" office:value="55" calcext:value-type="float">
            <text:p>55</text:p>
          </table:table-cell>
          <table:table-cell table:formula="of:=LOOKUP(WEEKDAY([.A298];2);[.$B$1:.$B$7];[.$C$1:.$C$7])" office:value-type="string" office:string-value="wtorek" calcext:value-type="string">
            <text:p>wtorek</text:p>
          </table:table-cell>
          <table:table-cell table:formula="of:=[.L297]" office:value-type="float" office:value="37.65" calcext:value-type="float">
            <text:p>37,65</text:p>
          </table:table-cell>
          <table:table-cell table:formula="of:=[.M297]" office:value-type="float" office:value="24.6" calcext:value-type="float">
            <text:p>24,60</text:p>
          </table:table-cell>
          <table:table-cell table:formula="of:=ROUND(IF([.E298]&gt;[.$F$6];IF([.E298]-(([.B298]*[.$G$3])/100)&lt;0;((([.E298]*100)/[.$G$3])*[.$G$2])/100;0);([.$G$2]*([.B298]/2))/100);2)" office:value-type="float" office:value="0" calcext:value-type="float">
            <text:p>0,00</text:p>
          </table:table-cell>
          <table:table-cell table:formula="of:=ROUND(IF([.E298]&gt;[.$F$6];IF([.E298]-(([.B298]*[.$G$3])/100)&lt;0;[.E298];([.$G$3]*[.B298])/100);([.$G$3]*([.B298]/2))/100) ;2)" office:value-type="float" office:value="4.95" calcext:value-type="float">
            <text:p>4,95</text:p>
          </table:table-cell>
          <table:table-cell table:formula="of:=[.D298]-[.F298]" office:value-type="float" office:value="37.65" calcext:value-type="float">
            <text:p>37,65</text:p>
          </table:table-cell>
          <table:table-cell table:formula="of:=[.E298]-[.G298]" office:value-type="float" office:value="19.65" calcext:value-type="float">
            <text:p>19,65</text:p>
          </table:table-cell>
          <table:table-cell table:formula="of:=IF([.C298]=[.$L$6];IF([.H298]&lt;[.$N$6];[.$F$2];0);0)" office:value-type="float" office:value="0" calcext:value-type="float">
            <text:p>0,00</text:p>
          </table:table-cell>
          <table:table-cell table:formula="of:=IF([.I298]&lt;5;[.$F$3];0)" office:value-type="float" office:value="0" calcext:value-type="float">
            <text:p>0,00</text:p>
          </table:table-cell>
          <table:table-cell table:formula="of:=IF([.J298]=0;[.H298];[.J298])" office:value-type="float" office:value="37.65" calcext:value-type="float">
            <text:p>37,65</text:p>
          </table:table-cell>
          <table:table-cell table:formula="of:=IF([.K298]=0;[.I298];[.K298])" office:value-type="float" office:value="19.65" calcext:value-type="float">
            <text:p>19,65</text:p>
          </table:table-cell>
          <table:table-cell table:number-columns-repeated="7"/>
        </table:table-row>
        <table:table-row table:style-name="ro2">
          <table:table-cell office:value-type="date" office:date-value="2014-10-15" calcext:value-type="date">
            <text:p>15.10.2014</text:p>
          </table:table-cell>
          <table:table-cell office:value-type="float" office:value="116" calcext:value-type="float">
            <text:p>116</text:p>
          </table:table-cell>
          <table:table-cell table:formula="of:=LOOKUP(WEEKDAY([.A299];2);[.$B$1:.$B$7];[.$C$1:.$C$7])" office:value-type="string" office:string-value="środa" calcext:value-type="string">
            <text:p>środa</text:p>
          </table:table-cell>
          <table:table-cell table:formula="of:=[.L298]" office:value-type="float" office:value="37.65" calcext:value-type="float">
            <text:p>37,65</text:p>
          </table:table-cell>
          <table:table-cell table:formula="of:=[.M298]" office:value-type="float" office:value="19.65" calcext:value-type="float">
            <text:p>19,65</text:p>
          </table:table-cell>
          <table:table-cell table:formula="of:=ROUND(IF([.E299]&gt;[.$F$6];IF([.E299]-(([.B299]*[.$G$3])/100)&lt;0;((([.E299]*100)/[.$G$3])*[.$G$2])/100;0);([.$G$2]*([.B299]/2))/100);2)" office:value-type="float" office:value="0" calcext:value-type="float">
            <text:p>0,00</text:p>
          </table:table-cell>
          <table:table-cell table:formula="of:=ROUND(IF([.E299]&gt;[.$F$6];IF([.E299]-(([.B299]*[.$G$3])/100)&lt;0;[.E299];([.$G$3]*[.B299])/100);([.$G$3]*([.B299]/2))/100) ;2)" office:value-type="float" office:value="10.44" calcext:value-type="float">
            <text:p>10,44</text:p>
          </table:table-cell>
          <table:table-cell table:formula="of:=[.D299]-[.F299]" office:value-type="float" office:value="37.65" calcext:value-type="float">
            <text:p>37,65</text:p>
          </table:table-cell>
          <table:table-cell table:formula="of:=[.E299]-[.G299]" office:value-type="float" office:value="9.21" calcext:value-type="float">
            <text:p>9,21</text:p>
          </table:table-cell>
          <table:table-cell table:formula="of:=IF([.C299]=[.$L$6];IF([.H299]&lt;[.$N$6];[.$F$2];0);0)" office:value-type="float" office:value="0" calcext:value-type="float">
            <text:p>0,00</text:p>
          </table:table-cell>
          <table:table-cell table:formula="of:=IF([.I299]&lt;5;[.$F$3];0)" office:value-type="float" office:value="0" calcext:value-type="float">
            <text:p>0,00</text:p>
          </table:table-cell>
          <table:table-cell table:formula="of:=IF([.J299]=0;[.H299];[.J299])" office:value-type="float" office:value="37.65" calcext:value-type="float">
            <text:p>37,65</text:p>
          </table:table-cell>
          <table:table-cell table:formula="of:=IF([.K299]=0;[.I299];[.K299])" office:value-type="float" office:value="9.21" calcext:value-type="float">
            <text:p>9,21</text:p>
          </table:table-cell>
          <table:table-cell table:number-columns-repeated="7"/>
        </table:table-row>
        <table:table-row table:style-name="ro2">
          <table:table-cell office:value-type="date" office:date-value="2014-10-16" calcext:value-type="date">
            <text:p>16.10.2014</text:p>
          </table:table-cell>
          <table:table-cell office:value-type="float" office:value="123" calcext:value-type="float">
            <text:p>123</text:p>
          </table:table-cell>
          <table:table-cell table:formula="of:=LOOKUP(WEEKDAY([.A300];2);[.$B$1:.$B$7];[.$C$1:.$C$7])" office:value-type="string" office:string-value="czwartek" calcext:value-type="string">
            <text:p>czwartek</text:p>
          </table:table-cell>
          <table:table-cell table:formula="of:=[.L299]" office:value-type="float" office:value="37.65" calcext:value-type="float">
            <text:p>37,65</text:p>
          </table:table-cell>
          <table:table-cell table:formula="of:=[.M299]" office:value-type="float" office:value="9.21" calcext:value-type="float">
            <text:p>9,21</text:p>
          </table:table-cell>
          <table:table-cell table:formula="of:=ROUND(IF([.E300]&gt;[.$F$6];IF([.E300]-(([.B300]*[.$G$3])/100)&lt;0;((([.E300]*100)/[.$G$3])*[.$G$2])/100;0);([.$G$2]*([.B300]/2))/100);2)" office:value-type="float" office:value="3.69" calcext:value-type="float">
            <text:p>3,69</text:p>
          </table:table-cell>
          <table:table-cell table:formula="of:=ROUND(IF([.E300]&gt;[.$F$6];IF([.E300]-(([.B300]*[.$G$3])/100)&lt;0;[.E300];([.$G$3]*[.B300])/100);([.$G$3]*([.B300]/2))/100) ;2)" office:value-type="float" office:value="5.54" calcext:value-type="float">
            <text:p>5,54</text:p>
          </table:table-cell>
          <table:table-cell table:formula="of:=[.D300]-[.F300]" office:value-type="float" office:value="33.96" calcext:value-type="float">
            <text:p>33,96</text:p>
          </table:table-cell>
          <table:table-cell table:formula="of:=[.E300]-[.G300]" office:value-type="float" office:value="3.67" calcext:value-type="float">
            <text:p>3,67</text:p>
          </table:table-cell>
          <table:table-cell table:formula="of:=IF([.C300]=[.$L$6];IF([.H300]&lt;[.$N$6];[.$F$2];0);0)" office:value-type="float" office:value="45" calcext:value-type="float">
            <text:p>45,00</text:p>
          </table:table-cell>
          <table:table-cell table:formula="of:=IF([.I300]&lt;5;[.$F$3];0)" office:value-type="float" office:value="30" calcext:value-type="float">
            <text:p>30,00</text:p>
          </table:table-cell>
          <table:table-cell table:formula="of:=IF([.J300]=0;[.H300];[.J300])" office:value-type="float" office:value="45" calcext:value-type="float">
            <text:p>45,00</text:p>
          </table:table-cell>
          <table:table-cell table:formula="of:=IF([.K300]=0;[.I300];[.K300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0-17" calcext:value-type="date">
            <text:p>17.10.2014</text:p>
          </table:table-cell>
          <table:table-cell office:value-type="float" office:value="123" calcext:value-type="float">
            <text:p>123</text:p>
          </table:table-cell>
          <table:table-cell table:formula="of:=LOOKUP(WEEKDAY([.A301];2);[.$B$1:.$B$7];[.$C$1:.$C$7])" office:value-type="string" office:string-value="piątek" calcext:value-type="string">
            <text:p>piątek</text:p>
          </table:table-cell>
          <table:table-cell table:formula="of:=[.L300]" office:value-type="float" office:value="45" calcext:value-type="float">
            <text:p>45,00</text:p>
          </table:table-cell>
          <table:table-cell table:formula="of:=[.M300]" office:value-type="float" office:value="30" calcext:value-type="float">
            <text:p>30,00</text:p>
          </table:table-cell>
          <table:table-cell table:formula="of:=ROUND(IF([.E301]&gt;[.$F$6];IF([.E301]-(([.B301]*[.$G$3])/100)&lt;0;((([.E301]*100)/[.$G$3])*[.$G$2])/100;0);([.$G$2]*([.B301]/2))/100);2)" office:value-type="float" office:value="0" calcext:value-type="float">
            <text:p>0,00</text:p>
          </table:table-cell>
          <table:table-cell table:formula="of:=ROUND(IF([.E301]&gt;[.$F$6];IF([.E301]-(([.B301]*[.$G$3])/100)&lt;0;[.E301];([.$G$3]*[.B301])/100);([.$G$3]*([.B301]/2))/100) ;2)" office:value-type="float" office:value="11.07" calcext:value-type="float">
            <text:p>11,07</text:p>
          </table:table-cell>
          <table:table-cell table:formula="of:=[.D301]-[.F301]" office:value-type="float" office:value="45" calcext:value-type="float">
            <text:p>45,00</text:p>
          </table:table-cell>
          <table:table-cell table:formula="of:=[.E301]-[.G301]" office:value-type="float" office:value="18.93" calcext:value-type="float">
            <text:p>18,93</text:p>
          </table:table-cell>
          <table:table-cell table:formula="of:=IF([.C301]=[.$L$6];IF([.H301]&lt;[.$N$6];[.$F$2];0);0)" office:value-type="float" office:value="0" calcext:value-type="float">
            <text:p>0,00</text:p>
          </table:table-cell>
          <table:table-cell table:formula="of:=IF([.I301]&lt;5;[.$F$3];0)" office:value-type="float" office:value="0" calcext:value-type="float">
            <text:p>0,00</text:p>
          </table:table-cell>
          <table:table-cell table:formula="of:=IF([.J301]=0;[.H301];[.J301])" office:value-type="float" office:value="45" calcext:value-type="float">
            <text:p>45,00</text:p>
          </table:table-cell>
          <table:table-cell table:formula="of:=IF([.K301]=0;[.I301];[.K301])" office:value-type="float" office:value="18.93" calcext:value-type="float">
            <text:p>18,93</text:p>
          </table:table-cell>
          <table:table-cell table:number-columns-repeated="7"/>
        </table:table-row>
        <table:table-row table:style-name="ro2">
          <table:table-cell office:value-type="date" office:date-value="2014-10-18" calcext:value-type="date">
            <text:p>18.10.2014</text:p>
          </table:table-cell>
          <table:table-cell office:value-type="float" office:value="145" calcext:value-type="float">
            <text:p>145</text:p>
          </table:table-cell>
          <table:table-cell table:formula="of:=LOOKUP(WEEKDAY([.A302];2);[.$B$1:.$B$7];[.$C$1:.$C$7])" office:value-type="string" office:string-value="sobota" calcext:value-type="string">
            <text:p>sobota</text:p>
          </table:table-cell>
          <table:table-cell table:formula="of:=[.L301]" office:value-type="float" office:value="45" calcext:value-type="float">
            <text:p>45,00</text:p>
          </table:table-cell>
          <table:table-cell table:formula="of:=[.M301]" office:value-type="float" office:value="18.93" calcext:value-type="float">
            <text:p>18,93</text:p>
          </table:table-cell>
          <table:table-cell table:formula="of:=ROUND(IF([.E302]&gt;[.$F$6];IF([.E302]-(([.B302]*[.$G$3])/100)&lt;0;((([.E302]*100)/[.$G$3])*[.$G$2])/100;0);([.$G$2]*([.B302]/2))/100);2)" office:value-type="float" office:value="0" calcext:value-type="float">
            <text:p>0,00</text:p>
          </table:table-cell>
          <table:table-cell table:formula="of:=ROUND(IF([.E302]&gt;[.$F$6];IF([.E302]-(([.B302]*[.$G$3])/100)&lt;0;[.E302];([.$G$3]*[.B302])/100);([.$G$3]*([.B302]/2))/100) ;2)" office:value-type="float" office:value="13.05" calcext:value-type="float">
            <text:p>13,05</text:p>
          </table:table-cell>
          <table:table-cell table:formula="of:=[.D302]-[.F302]" office:value-type="float" office:value="45" calcext:value-type="float">
            <text:p>45,00</text:p>
          </table:table-cell>
          <table:table-cell table:formula="of:=[.E302]-[.G302]" office:value-type="float" office:value="5.88" calcext:value-type="float">
            <text:p>5,88</text:p>
          </table:table-cell>
          <table:table-cell table:formula="of:=IF([.C302]=[.$L$6];IF([.H302]&lt;[.$N$6];[.$F$2];0);0)" office:value-type="float" office:value="0" calcext:value-type="float">
            <text:p>0,00</text:p>
          </table:table-cell>
          <table:table-cell table:formula="of:=IF([.I302]&lt;5;[.$F$3];0)" office:value-type="float" office:value="0" calcext:value-type="float">
            <text:p>0,00</text:p>
          </table:table-cell>
          <table:table-cell table:formula="of:=IF([.J302]=0;[.H302];[.J302])" office:value-type="float" office:value="45" calcext:value-type="float">
            <text:p>45,00</text:p>
          </table:table-cell>
          <table:table-cell table:formula="of:=IF([.K302]=0;[.I302];[.K302])" office:value-type="float" office:value="5.88" calcext:value-type="float">
            <text:p>5,88</text:p>
          </table:table-cell>
          <table:table-cell table:number-columns-repeated="7"/>
        </table:table-row>
        <table:table-row table:style-name="ro2">
          <table:table-cell office:value-type="date" office:date-value="2014-10-19" calcext:value-type="date">
            <text:p>19.10.2014</text:p>
          </table:table-cell>
          <table:table-cell office:value-type="float" office:value="87" calcext:value-type="float">
            <text:p>87</text:p>
          </table:table-cell>
          <table:table-cell table:formula="of:=LOOKUP(WEEKDAY([.A303];2);[.$B$1:.$B$7];[.$C$1:.$C$7])" office:value-type="string" office:string-value="niedziela" calcext:value-type="string">
            <text:p>niedziela</text:p>
          </table:table-cell>
          <table:table-cell table:formula="of:=[.L302]" office:value-type="float" office:value="45" calcext:value-type="float">
            <text:p>45,00</text:p>
          </table:table-cell>
          <table:table-cell table:formula="of:=[.M302]" office:value-type="float" office:value="5.88" calcext:value-type="float">
            <text:p>5,88</text:p>
          </table:table-cell>
          <table:table-cell table:formula="of:=ROUND(IF([.E303]&gt;[.$F$6];IF([.E303]-(([.B303]*[.$G$3])/100)&lt;0;((([.E303]*100)/[.$G$3])*[.$G$2])/100;0);([.$G$2]*([.B303]/2))/100);2)" office:value-type="float" office:value="2.61" calcext:value-type="float">
            <text:p>2,61</text:p>
          </table:table-cell>
          <table:table-cell table:formula="of:=ROUND(IF([.E303]&gt;[.$F$6];IF([.E303]-(([.B303]*[.$G$3])/100)&lt;0;[.E303];([.$G$3]*[.B303])/100);([.$G$3]*([.B303]/2))/100) ;2)" office:value-type="float" office:value="3.92" calcext:value-type="float">
            <text:p>3,92</text:p>
          </table:table-cell>
          <table:table-cell table:formula="of:=[.D303]-[.F303]" office:value-type="float" office:value="42.39" calcext:value-type="float">
            <text:p>42,39</text:p>
          </table:table-cell>
          <table:table-cell table:formula="of:=[.E303]-[.G303]" office:value-type="float" office:value="1.96" calcext:value-type="float">
            <text:p>1,96</text:p>
          </table:table-cell>
          <table:table-cell table:formula="of:=IF([.C303]=[.$L$6];IF([.H303]&lt;[.$N$6];[.$F$2];0);0)" office:value-type="float" office:value="0" calcext:value-type="float">
            <text:p>0,00</text:p>
          </table:table-cell>
          <table:table-cell table:formula="of:=IF([.I303]&lt;5;[.$F$3];0)" office:value-type="float" office:value="30" calcext:value-type="float">
            <text:p>30,00</text:p>
          </table:table-cell>
          <table:table-cell table:formula="of:=IF([.J303]=0;[.H303];[.J303])" office:value-type="float" office:value="42.39" calcext:value-type="float">
            <text:p>42,39</text:p>
          </table:table-cell>
          <table:table-cell table:formula="of:=IF([.K303]=0;[.I303];[.K30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0-20" calcext:value-type="date">
            <text:p>20.10.2014</text:p>
          </table:table-cell>
          <table:table-cell office:value-type="float" office:value="117" calcext:value-type="float">
            <text:p>117</text:p>
          </table:table-cell>
          <table:table-cell table:formula="of:=LOOKUP(WEEKDAY([.A304];2);[.$B$1:.$B$7];[.$C$1:.$C$7])" office:value-type="string" office:string-value="poniedziałek" calcext:value-type="string">
            <text:p>poniedziałek</text:p>
          </table:table-cell>
          <table:table-cell table:formula="of:=[.L303]" office:value-type="float" office:value="42.39" calcext:value-type="float">
            <text:p>42,39</text:p>
          </table:table-cell>
          <table:table-cell table:formula="of:=[.M303]" office:value-type="float" office:value="30" calcext:value-type="float">
            <text:p>30,00</text:p>
          </table:table-cell>
          <table:table-cell table:formula="of:=ROUND(IF([.E304]&gt;[.$F$6];IF([.E304]-(([.B304]*[.$G$3])/100)&lt;0;((([.E304]*100)/[.$G$3])*[.$G$2])/100;0);([.$G$2]*([.B304]/2))/100);2)" office:value-type="float" office:value="0" calcext:value-type="float">
            <text:p>0,00</text:p>
          </table:table-cell>
          <table:table-cell table:formula="of:=ROUND(IF([.E304]&gt;[.$F$6];IF([.E304]-(([.B304]*[.$G$3])/100)&lt;0;[.E304];([.$G$3]*[.B304])/100);([.$G$3]*([.B304]/2))/100) ;2)" office:value-type="float" office:value="10.53" calcext:value-type="float">
            <text:p>10,53</text:p>
          </table:table-cell>
          <table:table-cell table:formula="of:=[.D304]-[.F304]" office:value-type="float" office:value="42.39" calcext:value-type="float">
            <text:p>42,39</text:p>
          </table:table-cell>
          <table:table-cell table:formula="of:=[.E304]-[.G304]" office:value-type="float" office:value="19.47" calcext:value-type="float">
            <text:p>19,47</text:p>
          </table:table-cell>
          <table:table-cell table:formula="of:=IF([.C304]=[.$L$6];IF([.H304]&lt;[.$N$6];[.$F$2];0);0)" office:value-type="float" office:value="0" calcext:value-type="float">
            <text:p>0,00</text:p>
          </table:table-cell>
          <table:table-cell table:formula="of:=IF([.I304]&lt;5;[.$F$3];0)" office:value-type="float" office:value="0" calcext:value-type="float">
            <text:p>0,00</text:p>
          </table:table-cell>
          <table:table-cell table:formula="of:=IF([.J304]=0;[.H304];[.J304])" office:value-type="float" office:value="42.39" calcext:value-type="float">
            <text:p>42,39</text:p>
          </table:table-cell>
          <table:table-cell table:formula="of:=IF([.K304]=0;[.I304];[.K304])" office:value-type="float" office:value="19.47" calcext:value-type="float">
            <text:p>19,47</text:p>
          </table:table-cell>
          <table:table-cell table:number-columns-repeated="7"/>
        </table:table-row>
        <table:table-row table:style-name="ro2">
          <table:table-cell office:value-type="date" office:date-value="2014-10-21" calcext:value-type="date">
            <text:p>21.10.2014</text:p>
          </table:table-cell>
          <table:table-cell office:value-type="float" office:value="61" calcext:value-type="float">
            <text:p>61</text:p>
          </table:table-cell>
          <table:table-cell table:formula="of:=LOOKUP(WEEKDAY([.A305];2);[.$B$1:.$B$7];[.$C$1:.$C$7])" office:value-type="string" office:string-value="wtorek" calcext:value-type="string">
            <text:p>wtorek</text:p>
          </table:table-cell>
          <table:table-cell table:formula="of:=[.L304]" office:value-type="float" office:value="42.39" calcext:value-type="float">
            <text:p>42,39</text:p>
          </table:table-cell>
          <table:table-cell table:formula="of:=[.M304]" office:value-type="float" office:value="19.47" calcext:value-type="float">
            <text:p>19,47</text:p>
          </table:table-cell>
          <table:table-cell table:formula="of:=ROUND(IF([.E305]&gt;[.$F$6];IF([.E305]-(([.B305]*[.$G$3])/100)&lt;0;((([.E305]*100)/[.$G$3])*[.$G$2])/100;0);([.$G$2]*([.B305]/2))/100);2)" office:value-type="float" office:value="0" calcext:value-type="float">
            <text:p>0,00</text:p>
          </table:table-cell>
          <table:table-cell table:formula="of:=ROUND(IF([.E305]&gt;[.$F$6];IF([.E305]-(([.B305]*[.$G$3])/100)&lt;0;[.E305];([.$G$3]*[.B305])/100);([.$G$3]*([.B305]/2))/100) ;2)" office:value-type="float" office:value="5.49" calcext:value-type="float">
            <text:p>5,49</text:p>
          </table:table-cell>
          <table:table-cell table:formula="of:=[.D305]-[.F305]" office:value-type="float" office:value="42.39" calcext:value-type="float">
            <text:p>42,39</text:p>
          </table:table-cell>
          <table:table-cell table:formula="of:=[.E305]-[.G305]" office:value-type="float" office:value="13.98" calcext:value-type="float">
            <text:p>13,98</text:p>
          </table:table-cell>
          <table:table-cell table:formula="of:=IF([.C305]=[.$L$6];IF([.H305]&lt;[.$N$6];[.$F$2];0);0)" office:value-type="float" office:value="0" calcext:value-type="float">
            <text:p>0,00</text:p>
          </table:table-cell>
          <table:table-cell table:formula="of:=IF([.I305]&lt;5;[.$F$3];0)" office:value-type="float" office:value="0" calcext:value-type="float">
            <text:p>0,00</text:p>
          </table:table-cell>
          <table:table-cell table:formula="of:=IF([.J305]=0;[.H305];[.J305])" office:value-type="float" office:value="42.39" calcext:value-type="float">
            <text:p>42,39</text:p>
          </table:table-cell>
          <table:table-cell table:formula="of:=IF([.K305]=0;[.I305];[.K305])" office:value-type="float" office:value="13.98" calcext:value-type="float">
            <text:p>13,98</text:p>
          </table:table-cell>
          <table:table-cell table:number-columns-repeated="7"/>
        </table:table-row>
        <table:table-row table:style-name="ro2">
          <table:table-cell office:value-type="date" office:date-value="2014-10-22" calcext:value-type="date">
            <text:p>22.10.2014</text:p>
          </table:table-cell>
          <table:table-cell office:value-type="float" office:value="94" calcext:value-type="float">
            <text:p>94</text:p>
          </table:table-cell>
          <table:table-cell table:formula="of:=LOOKUP(WEEKDAY([.A306];2);[.$B$1:.$B$7];[.$C$1:.$C$7])" office:value-type="string" office:string-value="środa" calcext:value-type="string">
            <text:p>środa</text:p>
          </table:table-cell>
          <table:table-cell table:formula="of:=[.L305]" office:value-type="float" office:value="42.39" calcext:value-type="float">
            <text:p>42,39</text:p>
          </table:table-cell>
          <table:table-cell table:formula="of:=[.M305]" office:value-type="float" office:value="13.98" calcext:value-type="float">
            <text:p>13,98</text:p>
          </table:table-cell>
          <table:table-cell table:formula="of:=ROUND(IF([.E306]&gt;[.$F$6];IF([.E306]-(([.B306]*[.$G$3])/100)&lt;0;((([.E306]*100)/[.$G$3])*[.$G$2])/100;0);([.$G$2]*([.B306]/2))/100);2)" office:value-type="float" office:value="2.82" calcext:value-type="float">
            <text:p>2,82</text:p>
          </table:table-cell>
          <table:table-cell table:formula="of:=ROUND(IF([.E306]&gt;[.$F$6];IF([.E306]-(([.B306]*[.$G$3])/100)&lt;0;[.E306];([.$G$3]*[.B306])/100);([.$G$3]*([.B306]/2))/100) ;2)" office:value-type="float" office:value="4.23" calcext:value-type="float">
            <text:p>4,23</text:p>
          </table:table-cell>
          <table:table-cell table:formula="of:=[.D306]-[.F306]" office:value-type="float" office:value="39.57" calcext:value-type="float">
            <text:p>39,57</text:p>
          </table:table-cell>
          <table:table-cell table:formula="of:=[.E306]-[.G306]" office:value-type="float" office:value="9.75" calcext:value-type="float">
            <text:p>9,75</text:p>
          </table:table-cell>
          <table:table-cell table:formula="of:=IF([.C306]=[.$L$6];IF([.H306]&lt;[.$N$6];[.$F$2];0);0)" office:value-type="float" office:value="0" calcext:value-type="float">
            <text:p>0,00</text:p>
          </table:table-cell>
          <table:table-cell table:formula="of:=IF([.I306]&lt;5;[.$F$3];0)" office:value-type="float" office:value="0" calcext:value-type="float">
            <text:p>0,00</text:p>
          </table:table-cell>
          <table:table-cell table:formula="of:=IF([.J306]=0;[.H306];[.J306])" office:value-type="float" office:value="39.57" calcext:value-type="float">
            <text:p>39,57</text:p>
          </table:table-cell>
          <table:table-cell table:formula="of:=IF([.K306]=0;[.I306];[.K306])" office:value-type="float" office:value="9.75" calcext:value-type="float">
            <text:p>9,75</text:p>
          </table:table-cell>
          <table:table-cell table:number-columns-repeated="7"/>
        </table:table-row>
        <table:table-row table:style-name="ro2">
          <table:table-cell office:value-type="date" office:date-value="2014-10-23" calcext:value-type="date">
            <text:p>23.10.2014</text:p>
          </table:table-cell>
          <table:table-cell office:value-type="float" office:value="113" calcext:value-type="float">
            <text:p>113</text:p>
          </table:table-cell>
          <table:table-cell table:formula="of:=LOOKUP(WEEKDAY([.A307];2);[.$B$1:.$B$7];[.$C$1:.$C$7])" office:value-type="string" office:string-value="czwartek" calcext:value-type="string">
            <text:p>czwartek</text:p>
          </table:table-cell>
          <table:table-cell table:formula="of:=[.L306]" office:value-type="float" office:value="39.57" calcext:value-type="float">
            <text:p>39,57</text:p>
          </table:table-cell>
          <table:table-cell table:formula="of:=[.M306]" office:value-type="float" office:value="9.75" calcext:value-type="float">
            <text:p>9,75</text:p>
          </table:table-cell>
          <table:table-cell table:formula="of:=ROUND(IF([.E307]&gt;[.$F$6];IF([.E307]-(([.B307]*[.$G$3])/100)&lt;0;((([.E307]*100)/[.$G$3])*[.$G$2])/100;0);([.$G$2]*([.B307]/2))/100);2)" office:value-type="float" office:value="3.39" calcext:value-type="float">
            <text:p>3,39</text:p>
          </table:table-cell>
          <table:table-cell table:formula="of:=ROUND(IF([.E307]&gt;[.$F$6];IF([.E307]-(([.B307]*[.$G$3])/100)&lt;0;[.E307];([.$G$3]*[.B307])/100);([.$G$3]*([.B307]/2))/100) ;2)" office:value-type="float" office:value="5.09" calcext:value-type="float">
            <text:p>5,09</text:p>
          </table:table-cell>
          <table:table-cell table:formula="of:=[.D307]-[.F307]" office:value-type="float" office:value="36.18" calcext:value-type="float">
            <text:p>36,18</text:p>
          </table:table-cell>
          <table:table-cell table:formula="of:=[.E307]-[.G307]" office:value-type="float" office:value="4.66" calcext:value-type="float">
            <text:p>4,66</text:p>
          </table:table-cell>
          <table:table-cell table:formula="of:=IF([.C307]=[.$L$6];IF([.H307]&lt;[.$N$6];[.$F$2];0);0)" office:value-type="float" office:value="45" calcext:value-type="float">
            <text:p>45,00</text:p>
          </table:table-cell>
          <table:table-cell table:formula="of:=IF([.I307]&lt;5;[.$F$3];0)" office:value-type="float" office:value="30" calcext:value-type="float">
            <text:p>30,00</text:p>
          </table:table-cell>
          <table:table-cell table:formula="of:=IF([.J307]=0;[.H307];[.J307])" office:value-type="float" office:value="45" calcext:value-type="float">
            <text:p>45,00</text:p>
          </table:table-cell>
          <table:table-cell table:formula="of:=IF([.K307]=0;[.I307];[.K307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0-24" calcext:value-type="date">
            <text:p>24.10.2014</text:p>
          </table:table-cell>
          <table:table-cell office:value-type="float" office:value="144" calcext:value-type="float">
            <text:p>144</text:p>
          </table:table-cell>
          <table:table-cell table:formula="of:=LOOKUP(WEEKDAY([.A308];2);[.$B$1:.$B$7];[.$C$1:.$C$7])" office:value-type="string" office:string-value="piątek" calcext:value-type="string">
            <text:p>piątek</text:p>
          </table:table-cell>
          <table:table-cell table:formula="of:=[.L307]" office:value-type="float" office:value="45" calcext:value-type="float">
            <text:p>45,00</text:p>
          </table:table-cell>
          <table:table-cell table:formula="of:=[.M307]" office:value-type="float" office:value="30" calcext:value-type="float">
            <text:p>30,00</text:p>
          </table:table-cell>
          <table:table-cell table:formula="of:=ROUND(IF([.E308]&gt;[.$F$6];IF([.E308]-(([.B308]*[.$G$3])/100)&lt;0;((([.E308]*100)/[.$G$3])*[.$G$2])/100;0);([.$G$2]*([.B308]/2))/100);2)" office:value-type="float" office:value="0" calcext:value-type="float">
            <text:p>0,00</text:p>
          </table:table-cell>
          <table:table-cell table:formula="of:=ROUND(IF([.E308]&gt;[.$F$6];IF([.E308]-(([.B308]*[.$G$3])/100)&lt;0;[.E308];([.$G$3]*[.B308])/100);([.$G$3]*([.B308]/2))/100) ;2)" office:value-type="float" office:value="12.96" calcext:value-type="float">
            <text:p>12,96</text:p>
          </table:table-cell>
          <table:table-cell table:formula="of:=[.D308]-[.F308]" office:value-type="float" office:value="45" calcext:value-type="float">
            <text:p>45,00</text:p>
          </table:table-cell>
          <table:table-cell table:formula="of:=[.E308]-[.G308]" office:value-type="float" office:value="17.04" calcext:value-type="float">
            <text:p>17,04</text:p>
          </table:table-cell>
          <table:table-cell table:formula="of:=IF([.C308]=[.$L$6];IF([.H308]&lt;[.$N$6];[.$F$2];0);0)" office:value-type="float" office:value="0" calcext:value-type="float">
            <text:p>0,00</text:p>
          </table:table-cell>
          <table:table-cell table:formula="of:=IF([.I308]&lt;5;[.$F$3];0)" office:value-type="float" office:value="0" calcext:value-type="float">
            <text:p>0,00</text:p>
          </table:table-cell>
          <table:table-cell table:formula="of:=IF([.J308]=0;[.H308];[.J308])" office:value-type="float" office:value="45" calcext:value-type="float">
            <text:p>45,00</text:p>
          </table:table-cell>
          <table:table-cell table:formula="of:=IF([.K308]=0;[.I308];[.K308])" office:value-type="float" office:value="17.04" calcext:value-type="float">
            <text:p>17,04</text:p>
          </table:table-cell>
          <table:table-cell table:number-columns-repeated="7"/>
        </table:table-row>
        <table:table-row table:style-name="ro2">
          <table:table-cell office:value-type="date" office:date-value="2014-10-25" calcext:value-type="date">
            <text:p>25.10.2014</text:p>
          </table:table-cell>
          <table:table-cell office:value-type="float" office:value="66" calcext:value-type="float">
            <text:p>66</text:p>
          </table:table-cell>
          <table:table-cell table:formula="of:=LOOKUP(WEEKDAY([.A309];2);[.$B$1:.$B$7];[.$C$1:.$C$7])" office:value-type="string" office:string-value="sobota" calcext:value-type="string">
            <text:p>sobota</text:p>
          </table:table-cell>
          <table:table-cell table:formula="of:=[.L308]" office:value-type="float" office:value="45" calcext:value-type="float">
            <text:p>45,00</text:p>
          </table:table-cell>
          <table:table-cell table:formula="of:=[.M308]" office:value-type="float" office:value="17.04" calcext:value-type="float">
            <text:p>17,04</text:p>
          </table:table-cell>
          <table:table-cell table:formula="of:=ROUND(IF([.E309]&gt;[.$F$6];IF([.E309]-(([.B309]*[.$G$3])/100)&lt;0;((([.E309]*100)/[.$G$3])*[.$G$2])/100;0);([.$G$2]*([.B309]/2))/100);2)" office:value-type="float" office:value="0" calcext:value-type="float">
            <text:p>0,00</text:p>
          </table:table-cell>
          <table:table-cell table:formula="of:=ROUND(IF([.E309]&gt;[.$F$6];IF([.E309]-(([.B309]*[.$G$3])/100)&lt;0;[.E309];([.$G$3]*[.B309])/100);([.$G$3]*([.B309]/2))/100) ;2)" office:value-type="float" office:value="5.94" calcext:value-type="float">
            <text:p>5,94</text:p>
          </table:table-cell>
          <table:table-cell table:formula="of:=[.D309]-[.F309]" office:value-type="float" office:value="45" calcext:value-type="float">
            <text:p>45,00</text:p>
          </table:table-cell>
          <table:table-cell table:formula="of:=[.E309]-[.G309]" office:value-type="float" office:value="11.1" calcext:value-type="float">
            <text:p>11,10</text:p>
          </table:table-cell>
          <table:table-cell table:formula="of:=IF([.C309]=[.$L$6];IF([.H309]&lt;[.$N$6];[.$F$2];0);0)" office:value-type="float" office:value="0" calcext:value-type="float">
            <text:p>0,00</text:p>
          </table:table-cell>
          <table:table-cell table:formula="of:=IF([.I309]&lt;5;[.$F$3];0)" office:value-type="float" office:value="0" calcext:value-type="float">
            <text:p>0,00</text:p>
          </table:table-cell>
          <table:table-cell table:formula="of:=IF([.J309]=0;[.H309];[.J309])" office:value-type="float" office:value="45" calcext:value-type="float">
            <text:p>45,00</text:p>
          </table:table-cell>
          <table:table-cell table:formula="of:=IF([.K309]=0;[.I309];[.K309])" office:value-type="float" office:value="11.1" calcext:value-type="float">
            <text:p>11,10</text:p>
          </table:table-cell>
          <table:table-cell table:number-columns-repeated="7"/>
        </table:table-row>
        <table:table-row table:style-name="ro2">
          <table:table-cell office:value-type="date" office:date-value="2014-10-26" calcext:value-type="date">
            <text:p>26.10.2014</text:p>
          </table:table-cell>
          <table:table-cell office:value-type="float" office:value="69" calcext:value-type="float">
            <text:p>69</text:p>
          </table:table-cell>
          <table:table-cell table:formula="of:=LOOKUP(WEEKDAY([.A310];2);[.$B$1:.$B$7];[.$C$1:.$C$7])" office:value-type="string" office:string-value="niedziela" calcext:value-type="string">
            <text:p>niedziela</text:p>
          </table:table-cell>
          <table:table-cell table:formula="of:=[.L309]" office:value-type="float" office:value="45" calcext:value-type="float">
            <text:p>45,00</text:p>
          </table:table-cell>
          <table:table-cell table:formula="of:=[.M309]" office:value-type="float" office:value="11.1" calcext:value-type="float">
            <text:p>11,10</text:p>
          </table:table-cell>
          <table:table-cell table:formula="of:=ROUND(IF([.E310]&gt;[.$F$6];IF([.E310]-(([.B310]*[.$G$3])/100)&lt;0;((([.E310]*100)/[.$G$3])*[.$G$2])/100;0);([.$G$2]*([.B310]/2))/100);2)" office:value-type="float" office:value="2.07" calcext:value-type="float">
            <text:p>2,07</text:p>
          </table:table-cell>
          <table:table-cell table:formula="of:=ROUND(IF([.E310]&gt;[.$F$6];IF([.E310]-(([.B310]*[.$G$3])/100)&lt;0;[.E310];([.$G$3]*[.B310])/100);([.$G$3]*([.B310]/2))/100) ;2)" office:value-type="float" office:value="3.11" calcext:value-type="float">
            <text:p>3,11</text:p>
          </table:table-cell>
          <table:table-cell table:formula="of:=[.D310]-[.F310]" office:value-type="float" office:value="42.93" calcext:value-type="float">
            <text:p>42,93</text:p>
          </table:table-cell>
          <table:table-cell table:formula="of:=[.E310]-[.G310]" office:value-type="float" office:value="7.99" calcext:value-type="float">
            <text:p>7,99</text:p>
          </table:table-cell>
          <table:table-cell table:formula="of:=IF([.C310]=[.$L$6];IF([.H310]&lt;[.$N$6];[.$F$2];0);0)" office:value-type="float" office:value="0" calcext:value-type="float">
            <text:p>0,00</text:p>
          </table:table-cell>
          <table:table-cell table:formula="of:=IF([.I310]&lt;5;[.$F$3];0)" office:value-type="float" office:value="0" calcext:value-type="float">
            <text:p>0,00</text:p>
          </table:table-cell>
          <table:table-cell table:formula="of:=IF([.J310]=0;[.H310];[.J310])" office:value-type="float" office:value="42.93" calcext:value-type="float">
            <text:p>42,93</text:p>
          </table:table-cell>
          <table:table-cell table:formula="of:=IF([.K310]=0;[.I310];[.K310])" office:value-type="float" office:value="7.99" calcext:value-type="float">
            <text:p>7,99</text:p>
          </table:table-cell>
          <table:table-cell table:number-columns-repeated="7"/>
        </table:table-row>
        <table:table-row table:style-name="ro2">
          <table:table-cell office:value-type="date" office:date-value="2014-10-27" calcext:value-type="date">
            <text:p>27.10.2014</text:p>
          </table:table-cell>
          <table:table-cell office:value-type="float" office:value="127" calcext:value-type="float">
            <text:p>127</text:p>
          </table:table-cell>
          <table:table-cell table:formula="of:=LOOKUP(WEEKDAY([.A311];2);[.$B$1:.$B$7];[.$C$1:.$C$7])" office:value-type="string" office:string-value="poniedziałek" calcext:value-type="string">
            <text:p>poniedziałek</text:p>
          </table:table-cell>
          <table:table-cell table:formula="of:=[.L310]" office:value-type="float" office:value="42.93" calcext:value-type="float">
            <text:p>42,93</text:p>
          </table:table-cell>
          <table:table-cell table:formula="of:=[.M310]" office:value-type="float" office:value="7.99" calcext:value-type="float">
            <text:p>7,99</text:p>
          </table:table-cell>
          <table:table-cell table:formula="of:=ROUND(IF([.E311]&gt;[.$F$6];IF([.E311]-(([.B311]*[.$G$3])/100)&lt;0;((([.E311]*100)/[.$G$3])*[.$G$2])/100;0);([.$G$2]*([.B311]/2))/100);2)" office:value-type="float" office:value="3.81" calcext:value-type="float">
            <text:p>3,81</text:p>
          </table:table-cell>
          <table:table-cell table:formula="of:=ROUND(IF([.E311]&gt;[.$F$6];IF([.E311]-(([.B311]*[.$G$3])/100)&lt;0;[.E311];([.$G$3]*[.B311])/100);([.$G$3]*([.B311]/2))/100) ;2)" office:value-type="float" office:value="5.72" calcext:value-type="float">
            <text:p>5,72</text:p>
          </table:table-cell>
          <table:table-cell table:formula="of:=[.D311]-[.F311]" office:value-type="float" office:value="39.12" calcext:value-type="float">
            <text:p>39,12</text:p>
          </table:table-cell>
          <table:table-cell table:formula="of:=[.E311]-[.G311]" office:value-type="float" office:value="2.27" calcext:value-type="float">
            <text:p>2,27</text:p>
          </table:table-cell>
          <table:table-cell table:formula="of:=IF([.C311]=[.$L$6];IF([.H311]&lt;[.$N$6];[.$F$2];0);0)" office:value-type="float" office:value="0" calcext:value-type="float">
            <text:p>0,00</text:p>
          </table:table-cell>
          <table:table-cell table:formula="of:=IF([.I311]&lt;5;[.$F$3];0)" office:value-type="float" office:value="30" calcext:value-type="float">
            <text:p>30,00</text:p>
          </table:table-cell>
          <table:table-cell table:formula="of:=IF([.J311]=0;[.H311];[.J311])" office:value-type="float" office:value="39.12" calcext:value-type="float">
            <text:p>39,12</text:p>
          </table:table-cell>
          <table:table-cell table:formula="of:=IF([.K311]=0;[.I311];[.K311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0-28" calcext:value-type="date">
            <text:p>28.10.2014</text:p>
          </table:table-cell>
          <table:table-cell office:value-type="float" office:value="112" calcext:value-type="float">
            <text:p>112</text:p>
          </table:table-cell>
          <table:table-cell table:formula="of:=LOOKUP(WEEKDAY([.A312];2);[.$B$1:.$B$7];[.$C$1:.$C$7])" office:value-type="string" office:string-value="wtorek" calcext:value-type="string">
            <text:p>wtorek</text:p>
          </table:table-cell>
          <table:table-cell table:formula="of:=[.L311]" office:value-type="float" office:value="39.12" calcext:value-type="float">
            <text:p>39,12</text:p>
          </table:table-cell>
          <table:table-cell table:formula="of:=[.M311]" office:value-type="float" office:value="30" calcext:value-type="float">
            <text:p>30,00</text:p>
          </table:table-cell>
          <table:table-cell table:formula="of:=ROUND(IF([.E312]&gt;[.$F$6];IF([.E312]-(([.B312]*[.$G$3])/100)&lt;0;((([.E312]*100)/[.$G$3])*[.$G$2])/100;0);([.$G$2]*([.B312]/2))/100);2)" office:value-type="float" office:value="0" calcext:value-type="float">
            <text:p>0,00</text:p>
          </table:table-cell>
          <table:table-cell table:formula="of:=ROUND(IF([.E312]&gt;[.$F$6];IF([.E312]-(([.B312]*[.$G$3])/100)&lt;0;[.E312];([.$G$3]*[.B312])/100);([.$G$3]*([.B312]/2))/100) ;2)" office:value-type="float" office:value="10.08" calcext:value-type="float">
            <text:p>10,08</text:p>
          </table:table-cell>
          <table:table-cell table:formula="of:=[.D312]-[.F312]" office:value-type="float" office:value="39.12" calcext:value-type="float">
            <text:p>39,12</text:p>
          </table:table-cell>
          <table:table-cell table:formula="of:=[.E312]-[.G312]" office:value-type="float" office:value="19.92" calcext:value-type="float">
            <text:p>19,92</text:p>
          </table:table-cell>
          <table:table-cell table:formula="of:=IF([.C312]=[.$L$6];IF([.H312]&lt;[.$N$6];[.$F$2];0);0)" office:value-type="float" office:value="0" calcext:value-type="float">
            <text:p>0,00</text:p>
          </table:table-cell>
          <table:table-cell table:formula="of:=IF([.I312]&lt;5;[.$F$3];0)" office:value-type="float" office:value="0" calcext:value-type="float">
            <text:p>0,00</text:p>
          </table:table-cell>
          <table:table-cell table:formula="of:=IF([.J312]=0;[.H312];[.J312])" office:value-type="float" office:value="39.12" calcext:value-type="float">
            <text:p>39,12</text:p>
          </table:table-cell>
          <table:table-cell table:formula="of:=IF([.K312]=0;[.I312];[.K312])" office:value-type="float" office:value="19.92" calcext:value-type="float">
            <text:p>19,92</text:p>
          </table:table-cell>
          <table:table-cell table:number-columns-repeated="7"/>
        </table:table-row>
        <table:table-row table:style-name="ro2">
          <table:table-cell office:value-type="date" office:date-value="2014-10-29" calcext:value-type="date">
            <text:p>29.10.2014</text:p>
          </table:table-cell>
          <table:table-cell office:value-type="float" office:value="99" calcext:value-type="float">
            <text:p>99</text:p>
          </table:table-cell>
          <table:table-cell table:formula="of:=LOOKUP(WEEKDAY([.A313];2);[.$B$1:.$B$7];[.$C$1:.$C$7])" office:value-type="string" office:string-value="środa" calcext:value-type="string">
            <text:p>środa</text:p>
          </table:table-cell>
          <table:table-cell table:formula="of:=[.L312]" office:value-type="float" office:value="39.12" calcext:value-type="float">
            <text:p>39,12</text:p>
          </table:table-cell>
          <table:table-cell table:formula="of:=[.M312]" office:value-type="float" office:value="19.92" calcext:value-type="float">
            <text:p>19,92</text:p>
          </table:table-cell>
          <table:table-cell table:formula="of:=ROUND(IF([.E313]&gt;[.$F$6];IF([.E313]-(([.B313]*[.$G$3])/100)&lt;0;((([.E313]*100)/[.$G$3])*[.$G$2])/100;0);([.$G$2]*([.B313]/2))/100);2)" office:value-type="float" office:value="0" calcext:value-type="float">
            <text:p>0,00</text:p>
          </table:table-cell>
          <table:table-cell table:formula="of:=ROUND(IF([.E313]&gt;[.$F$6];IF([.E313]-(([.B313]*[.$G$3])/100)&lt;0;[.E313];([.$G$3]*[.B313])/100);([.$G$3]*([.B313]/2))/100) ;2)" office:value-type="float" office:value="8.91" calcext:value-type="float">
            <text:p>8,91</text:p>
          </table:table-cell>
          <table:table-cell table:formula="of:=[.D313]-[.F313]" office:value-type="float" office:value="39.12" calcext:value-type="float">
            <text:p>39,12</text:p>
          </table:table-cell>
          <table:table-cell table:formula="of:=[.E313]-[.G313]" office:value-type="float" office:value="11.01" calcext:value-type="float">
            <text:p>11,01</text:p>
          </table:table-cell>
          <table:table-cell table:formula="of:=IF([.C313]=[.$L$6];IF([.H313]&lt;[.$N$6];[.$F$2];0);0)" office:value-type="float" office:value="0" calcext:value-type="float">
            <text:p>0,00</text:p>
          </table:table-cell>
          <table:table-cell table:formula="of:=IF([.I313]&lt;5;[.$F$3];0)" office:value-type="float" office:value="0" calcext:value-type="float">
            <text:p>0,00</text:p>
          </table:table-cell>
          <table:table-cell table:formula="of:=IF([.J313]=0;[.H313];[.J313])" office:value-type="float" office:value="39.12" calcext:value-type="float">
            <text:p>39,12</text:p>
          </table:table-cell>
          <table:table-cell table:formula="of:=IF([.K313]=0;[.I313];[.K313])" office:value-type="float" office:value="11.01" calcext:value-type="float">
            <text:p>11,01</text:p>
          </table:table-cell>
          <table:table-cell table:number-columns-repeated="7"/>
        </table:table-row>
        <table:table-row table:style-name="ro2">
          <table:table-cell office:value-type="date" office:date-value="2014-10-30" calcext:value-type="date">
            <text:p>30.10.2014</text:p>
          </table:table-cell>
          <table:table-cell office:value-type="float" office:value="60" calcext:value-type="float">
            <text:p>60</text:p>
          </table:table-cell>
          <table:table-cell table:formula="of:=LOOKUP(WEEKDAY([.A314];2);[.$B$1:.$B$7];[.$C$1:.$C$7])" office:value-type="string" office:string-value="czwartek" calcext:value-type="string">
            <text:p>czwartek</text:p>
          </table:table-cell>
          <table:table-cell table:formula="of:=[.L313]" office:value-type="float" office:value="39.12" calcext:value-type="float">
            <text:p>39,12</text:p>
          </table:table-cell>
          <table:table-cell table:formula="of:=[.M313]" office:value-type="float" office:value="11.01" calcext:value-type="float">
            <text:p>11,01</text:p>
          </table:table-cell>
          <table:table-cell table:formula="of:=ROUND(IF([.E314]&gt;[.$F$6];IF([.E314]-(([.B314]*[.$G$3])/100)&lt;0;((([.E314]*100)/[.$G$3])*[.$G$2])/100;0);([.$G$2]*([.B314]/2))/100);2)" office:value-type="float" office:value="1.8" calcext:value-type="float">
            <text:p>1,80</text:p>
          </table:table-cell>
          <table:table-cell table:formula="of:=ROUND(IF([.E314]&gt;[.$F$6];IF([.E314]-(([.B314]*[.$G$3])/100)&lt;0;[.E314];([.$G$3]*[.B314])/100);([.$G$3]*([.B314]/2))/100) ;2)" office:value-type="float" office:value="2.7" calcext:value-type="float">
            <text:p>2,70</text:p>
          </table:table-cell>
          <table:table-cell table:formula="of:=[.D314]-[.F314]" office:value-type="float" office:value="37.32" calcext:value-type="float">
            <text:p>37,32</text:p>
          </table:table-cell>
          <table:table-cell table:formula="of:=[.E314]-[.G314]" office:value-type="float" office:value="8.31" calcext:value-type="float">
            <text:p>8,31</text:p>
          </table:table-cell>
          <table:table-cell table:formula="of:=IF([.C314]=[.$L$6];IF([.H314]&lt;[.$N$6];[.$F$2];0);0)" office:value-type="float" office:value="45" calcext:value-type="float">
            <text:p>45,00</text:p>
          </table:table-cell>
          <table:table-cell table:formula="of:=IF([.I314]&lt;5;[.$F$3];0)" office:value-type="float" office:value="0" calcext:value-type="float">
            <text:p>0,00</text:p>
          </table:table-cell>
          <table:table-cell table:formula="of:=IF([.J314]=0;[.H314];[.J314])" office:value-type="float" office:value="45" calcext:value-type="float">
            <text:p>45,00</text:p>
          </table:table-cell>
          <table:table-cell table:formula="of:=IF([.K314]=0;[.I314];[.K314])" office:value-type="float" office:value="8.31" calcext:value-type="float">
            <text:p>8,31</text:p>
          </table:table-cell>
          <table:table-cell table:number-columns-repeated="7"/>
        </table:table-row>
        <table:table-row table:style-name="ro2">
          <table:table-cell office:value-type="date" office:date-value="2014-10-31" calcext:value-type="date">
            <text:p>31.10.2014</text:p>
          </table:table-cell>
          <table:table-cell office:value-type="float" office:value="118" calcext:value-type="float">
            <text:p>118</text:p>
          </table:table-cell>
          <table:table-cell table:formula="of:=LOOKUP(WEEKDAY([.A315];2);[.$B$1:.$B$7];[.$C$1:.$C$7])" office:value-type="string" office:string-value="piątek" calcext:value-type="string">
            <text:p>piątek</text:p>
          </table:table-cell>
          <table:table-cell table:formula="of:=[.L314]" office:value-type="float" office:value="45" calcext:value-type="float">
            <text:p>45,00</text:p>
          </table:table-cell>
          <table:table-cell table:formula="of:=[.M314]" office:value-type="float" office:value="8.31" calcext:value-type="float">
            <text:p>8,31</text:p>
          </table:table-cell>
          <table:table-cell table:formula="of:=ROUND(IF([.E315]&gt;[.$F$6];IF([.E315]-(([.B315]*[.$G$3])/100)&lt;0;((([.E315]*100)/[.$G$3])*[.$G$2])/100;0);([.$G$2]*([.B315]/2))/100);2)" office:value-type="float" office:value="3.54" calcext:value-type="float">
            <text:p>3,54</text:p>
          </table:table-cell>
          <table:table-cell table:formula="of:=ROUND(IF([.E315]&gt;[.$F$6];IF([.E315]-(([.B315]*[.$G$3])/100)&lt;0;[.E315];([.$G$3]*[.B315])/100);([.$G$3]*([.B315]/2))/100) ;2)" office:value-type="float" office:value="5.31" calcext:value-type="float">
            <text:p>5,31</text:p>
          </table:table-cell>
          <table:table-cell table:formula="of:=[.D315]-[.F315]" office:value-type="float" office:value="41.46" calcext:value-type="float">
            <text:p>41,46</text:p>
          </table:table-cell>
          <table:table-cell table:formula="of:=[.E315]-[.G315]" office:value-type="float" office:value="3" calcext:value-type="float">
            <text:p>3,00</text:p>
          </table:table-cell>
          <table:table-cell table:formula="of:=IF([.C315]=[.$L$6];IF([.H315]&lt;[.$N$6];[.$F$2];0);0)" office:value-type="float" office:value="0" calcext:value-type="float">
            <text:p>0,00</text:p>
          </table:table-cell>
          <table:table-cell table:formula="of:=IF([.I315]&lt;5;[.$F$3];0)" office:value-type="float" office:value="30" calcext:value-type="float">
            <text:p>30,00</text:p>
          </table:table-cell>
          <table:table-cell table:formula="of:=IF([.J315]=0;[.H315];[.J315])" office:value-type="float" office:value="41.46" calcext:value-type="float">
            <text:p>41,46</text:p>
          </table:table-cell>
          <table:table-cell table:formula="of:=IF([.K315]=0;[.I315];[.K31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1-01" calcext:value-type="date">
            <text:p>1.11.2014</text:p>
          </table:table-cell>
          <table:table-cell office:value-type="float" office:value="55" calcext:value-type="float">
            <text:p>55</text:p>
          </table:table-cell>
          <table:table-cell table:formula="of:=LOOKUP(WEEKDAY([.A316];2);[.$B$1:.$B$7];[.$C$1:.$C$7])" office:value-type="string" office:string-value="sobota" calcext:value-type="string">
            <text:p>sobota</text:p>
          </table:table-cell>
          <table:table-cell table:formula="of:=[.L315]" office:value-type="float" office:value="41.46" calcext:value-type="float">
            <text:p>41,46</text:p>
          </table:table-cell>
          <table:table-cell table:formula="of:=[.M315]" office:value-type="float" office:value="30" calcext:value-type="float">
            <text:p>30,00</text:p>
          </table:table-cell>
          <table:table-cell table:formula="of:=ROUND(IF([.E316]&gt;[.$F$6];IF([.E316]-(([.B316]*[.$G$3])/100)&lt;0;((([.E316]*100)/[.$G$3])*[.$G$2])/100;0);([.$G$2]*([.B316]/2))/100);2)" office:value-type="float" office:value="0" calcext:value-type="float">
            <text:p>0,00</text:p>
          </table:table-cell>
          <table:table-cell table:formula="of:=ROUND(IF([.E316]&gt;[.$F$6];IF([.E316]-(([.B316]*[.$G$3])/100)&lt;0;[.E316];([.$G$3]*[.B316])/100);([.$G$3]*([.B316]/2))/100) ;2)" office:value-type="float" office:value="4.95" calcext:value-type="float">
            <text:p>4,95</text:p>
          </table:table-cell>
          <table:table-cell table:formula="of:=[.D316]-[.F316]" office:value-type="float" office:value="41.46" calcext:value-type="float">
            <text:p>41,46</text:p>
          </table:table-cell>
          <table:table-cell table:formula="of:=[.E316]-[.G316]" office:value-type="float" office:value="25.05" calcext:value-type="float">
            <text:p>25,05</text:p>
          </table:table-cell>
          <table:table-cell table:formula="of:=IF([.C316]=[.$L$6];IF([.H316]&lt;[.$N$6];[.$F$2];0);0)" office:value-type="float" office:value="0" calcext:value-type="float">
            <text:p>0,00</text:p>
          </table:table-cell>
          <table:table-cell table:formula="of:=IF([.I316]&lt;5;[.$F$3];0)" office:value-type="float" office:value="0" calcext:value-type="float">
            <text:p>0,00</text:p>
          </table:table-cell>
          <table:table-cell table:formula="of:=IF([.J316]=0;[.H316];[.J316])" office:value-type="float" office:value="41.46" calcext:value-type="float">
            <text:p>41,46</text:p>
          </table:table-cell>
          <table:table-cell table:formula="of:=IF([.K316]=0;[.I316];[.K316])" office:value-type="float" office:value="25.05" calcext:value-type="float">
            <text:p>25,05</text:p>
          </table:table-cell>
          <table:table-cell table:number-columns-repeated="7"/>
        </table:table-row>
        <table:table-row table:style-name="ro2">
          <table:table-cell office:value-type="date" office:date-value="2014-11-02" calcext:value-type="date">
            <text:p>2.11.2014</text:p>
          </table:table-cell>
          <table:table-cell office:value-type="float" office:value="133" calcext:value-type="float">
            <text:p>133</text:p>
          </table:table-cell>
          <table:table-cell table:formula="of:=LOOKUP(WEEKDAY([.A317];2);[.$B$1:.$B$7];[.$C$1:.$C$7])" office:value-type="string" office:string-value="niedziela" calcext:value-type="string">
            <text:p>niedziela</text:p>
          </table:table-cell>
          <table:table-cell table:formula="of:=[.L316]" office:value-type="float" office:value="41.46" calcext:value-type="float">
            <text:p>41,46</text:p>
          </table:table-cell>
          <table:table-cell table:formula="of:=[.M316]" office:value-type="float" office:value="25.05" calcext:value-type="float">
            <text:p>25,05</text:p>
          </table:table-cell>
          <table:table-cell table:formula="of:=ROUND(IF([.E317]&gt;[.$F$6];IF([.E317]-(([.B317]*[.$G$3])/100)&lt;0;((([.E317]*100)/[.$G$3])*[.$G$2])/100;0);([.$G$2]*([.B317]/2))/100);2)" office:value-type="float" office:value="0" calcext:value-type="float">
            <text:p>0,00</text:p>
          </table:table-cell>
          <table:table-cell table:formula="of:=ROUND(IF([.E317]&gt;[.$F$6];IF([.E317]-(([.B317]*[.$G$3])/100)&lt;0;[.E317];([.$G$3]*[.B317])/100);([.$G$3]*([.B317]/2))/100) ;2)" office:value-type="float" office:value="11.97" calcext:value-type="float">
            <text:p>11,97</text:p>
          </table:table-cell>
          <table:table-cell table:formula="of:=[.D317]-[.F317]" office:value-type="float" office:value="41.46" calcext:value-type="float">
            <text:p>41,46</text:p>
          </table:table-cell>
          <table:table-cell table:formula="of:=[.E317]-[.G317]" office:value-type="float" office:value="13.08" calcext:value-type="float">
            <text:p>13,08</text:p>
          </table:table-cell>
          <table:table-cell table:formula="of:=IF([.C317]=[.$L$6];IF([.H317]&lt;[.$N$6];[.$F$2];0);0)" office:value-type="float" office:value="0" calcext:value-type="float">
            <text:p>0,00</text:p>
          </table:table-cell>
          <table:table-cell table:formula="of:=IF([.I317]&lt;5;[.$F$3];0)" office:value-type="float" office:value="0" calcext:value-type="float">
            <text:p>0,00</text:p>
          </table:table-cell>
          <table:table-cell table:formula="of:=IF([.J317]=0;[.H317];[.J317])" office:value-type="float" office:value="41.46" calcext:value-type="float">
            <text:p>41,46</text:p>
          </table:table-cell>
          <table:table-cell table:formula="of:=IF([.K317]=0;[.I317];[.K317])" office:value-type="float" office:value="13.08" calcext:value-type="float">
            <text:p>13,08</text:p>
          </table:table-cell>
          <table:table-cell table:number-columns-repeated="7"/>
        </table:table-row>
        <table:table-row table:style-name="ro2">
          <table:table-cell office:value-type="date" office:date-value="2014-11-03" calcext:value-type="date">
            <text:p>3.11.2014</text:p>
          </table:table-cell>
          <table:table-cell office:value-type="float" office:value="110" calcext:value-type="float">
            <text:p>110</text:p>
          </table:table-cell>
          <table:table-cell table:formula="of:=LOOKUP(WEEKDAY([.A318];2);[.$B$1:.$B$7];[.$C$1:.$C$7])" office:value-type="string" office:string-value="poniedziałek" calcext:value-type="string">
            <text:p>poniedziałek</text:p>
          </table:table-cell>
          <table:table-cell table:formula="of:=[.L317]" office:value-type="float" office:value="41.46" calcext:value-type="float">
            <text:p>41,46</text:p>
          </table:table-cell>
          <table:table-cell table:formula="of:=[.M317]" office:value-type="float" office:value="13.08" calcext:value-type="float">
            <text:p>13,08</text:p>
          </table:table-cell>
          <table:table-cell table:formula="of:=ROUND(IF([.E318]&gt;[.$F$6];IF([.E318]-(([.B318]*[.$G$3])/100)&lt;0;((([.E318]*100)/[.$G$3])*[.$G$2])/100;0);([.$G$2]*([.B318]/2))/100);2)" office:value-type="float" office:value="3.3" calcext:value-type="float">
            <text:p>3,30</text:p>
          </table:table-cell>
          <table:table-cell table:formula="of:=ROUND(IF([.E318]&gt;[.$F$6];IF([.E318]-(([.B318]*[.$G$3])/100)&lt;0;[.E318];([.$G$3]*[.B318])/100);([.$G$3]*([.B318]/2))/100) ;2)" office:value-type="float" office:value="4.95" calcext:value-type="float">
            <text:p>4,95</text:p>
          </table:table-cell>
          <table:table-cell table:formula="of:=[.D318]-[.F318]" office:value-type="float" office:value="38.16" calcext:value-type="float">
            <text:p>38,16</text:p>
          </table:table-cell>
          <table:table-cell table:formula="of:=[.E318]-[.G318]" office:value-type="float" office:value="8.13" calcext:value-type="float">
            <text:p>8,13</text:p>
          </table:table-cell>
          <table:table-cell table:formula="of:=IF([.C318]=[.$L$6];IF([.H318]&lt;[.$N$6];[.$F$2];0);0)" office:value-type="float" office:value="0" calcext:value-type="float">
            <text:p>0,00</text:p>
          </table:table-cell>
          <table:table-cell table:formula="of:=IF([.I318]&lt;5;[.$F$3];0)" office:value-type="float" office:value="0" calcext:value-type="float">
            <text:p>0,00</text:p>
          </table:table-cell>
          <table:table-cell table:formula="of:=IF([.J318]=0;[.H318];[.J318])" office:value-type="float" office:value="38.16" calcext:value-type="float">
            <text:p>38,16</text:p>
          </table:table-cell>
          <table:table-cell table:formula="of:=IF([.K318]=0;[.I318];[.K318])" office:value-type="float" office:value="8.13" calcext:value-type="float">
            <text:p>8,13</text:p>
          </table:table-cell>
          <table:table-cell table:number-columns-repeated="7"/>
        </table:table-row>
        <table:table-row table:style-name="ro2">
          <table:table-cell office:value-type="date" office:date-value="2014-11-04" calcext:value-type="date">
            <text:p>4.11.2014</text:p>
          </table:table-cell>
          <table:table-cell office:value-type="float" office:value="145" calcext:value-type="float">
            <text:p>145</text:p>
          </table:table-cell>
          <table:table-cell table:formula="of:=LOOKUP(WEEKDAY([.A319];2);[.$B$1:.$B$7];[.$C$1:.$C$7])" office:value-type="string" office:string-value="wtorek" calcext:value-type="string">
            <text:p>wtorek</text:p>
          </table:table-cell>
          <table:table-cell table:formula="of:=[.L318]" office:value-type="float" office:value="38.16" calcext:value-type="float">
            <text:p>38,16</text:p>
          </table:table-cell>
          <table:table-cell table:formula="of:=[.M318]" office:value-type="float" office:value="8.13" calcext:value-type="float">
            <text:p>8,13</text:p>
          </table:table-cell>
          <table:table-cell table:formula="of:=ROUND(IF([.E319]&gt;[.$F$6];IF([.E319]-(([.B319]*[.$G$3])/100)&lt;0;((([.E319]*100)/[.$G$3])*[.$G$2])/100;0);([.$G$2]*([.B319]/2))/100);2)" office:value-type="float" office:value="4.35" calcext:value-type="float">
            <text:p>4,35</text:p>
          </table:table-cell>
          <table:table-cell table:formula="of:=ROUND(IF([.E319]&gt;[.$F$6];IF([.E319]-(([.B319]*[.$G$3])/100)&lt;0;[.E319];([.$G$3]*[.B319])/100);([.$G$3]*([.B319]/2))/100) ;2)" office:value-type="float" office:value="6.53" calcext:value-type="float">
            <text:p>6,53</text:p>
          </table:table-cell>
          <table:table-cell table:formula="of:=[.D319]-[.F319]" office:value-type="float" office:value="33.81" calcext:value-type="float">
            <text:p>33,81</text:p>
          </table:table-cell>
          <table:table-cell table:formula="of:=[.E319]-[.G319]" office:value-type="float" office:value="1.6" calcext:value-type="float">
            <text:p>1,60</text:p>
          </table:table-cell>
          <table:table-cell table:formula="of:=IF([.C319]=[.$L$6];IF([.H319]&lt;[.$N$6];[.$F$2];0);0)" office:value-type="float" office:value="0" calcext:value-type="float">
            <text:p>0,00</text:p>
          </table:table-cell>
          <table:table-cell table:formula="of:=IF([.I319]&lt;5;[.$F$3];0)" office:value-type="float" office:value="30" calcext:value-type="float">
            <text:p>30,00</text:p>
          </table:table-cell>
          <table:table-cell table:formula="of:=IF([.J319]=0;[.H319];[.J319])" office:value-type="float" office:value="33.81" calcext:value-type="float">
            <text:p>33,81</text:p>
          </table:table-cell>
          <table:table-cell table:formula="of:=IF([.K319]=0;[.I319];[.K31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1-05" calcext:value-type="date">
            <text:p>5.11.2014</text:p>
          </table:table-cell>
          <table:table-cell office:value-type="float" office:value="125" calcext:value-type="float">
            <text:p>125</text:p>
          </table:table-cell>
          <table:table-cell table:formula="of:=LOOKUP(WEEKDAY([.A320];2);[.$B$1:.$B$7];[.$C$1:.$C$7])" office:value-type="string" office:string-value="środa" calcext:value-type="string">
            <text:p>środa</text:p>
          </table:table-cell>
          <table:table-cell table:formula="of:=[.L319]" office:value-type="float" office:value="33.81" calcext:value-type="float">
            <text:p>33,81</text:p>
          </table:table-cell>
          <table:table-cell table:formula="of:=[.M319]" office:value-type="float" office:value="30" calcext:value-type="float">
            <text:p>30,00</text:p>
          </table:table-cell>
          <table:table-cell table:formula="of:=ROUND(IF([.E320]&gt;[.$F$6];IF([.E320]-(([.B320]*[.$G$3])/100)&lt;0;((([.E320]*100)/[.$G$3])*[.$G$2])/100;0);([.$G$2]*([.B320]/2))/100);2)" office:value-type="float" office:value="0" calcext:value-type="float">
            <text:p>0,00</text:p>
          </table:table-cell>
          <table:table-cell table:formula="of:=ROUND(IF([.E320]&gt;[.$F$6];IF([.E320]-(([.B320]*[.$G$3])/100)&lt;0;[.E320];([.$G$3]*[.B320])/100);([.$G$3]*([.B320]/2))/100) ;2)" office:value-type="float" office:value="11.25" calcext:value-type="float">
            <text:p>11,25</text:p>
          </table:table-cell>
          <table:table-cell table:formula="of:=[.D320]-[.F320]" office:value-type="float" office:value="33.81" calcext:value-type="float">
            <text:p>33,81</text:p>
          </table:table-cell>
          <table:table-cell table:formula="of:=[.E320]-[.G320]" office:value-type="float" office:value="18.75" calcext:value-type="float">
            <text:p>18,75</text:p>
          </table:table-cell>
          <table:table-cell table:formula="of:=IF([.C320]=[.$L$6];IF([.H320]&lt;[.$N$6];[.$F$2];0);0)" office:value-type="float" office:value="0" calcext:value-type="float">
            <text:p>0,00</text:p>
          </table:table-cell>
          <table:table-cell table:formula="of:=IF([.I320]&lt;5;[.$F$3];0)" office:value-type="float" office:value="0" calcext:value-type="float">
            <text:p>0,00</text:p>
          </table:table-cell>
          <table:table-cell table:formula="of:=IF([.J320]=0;[.H320];[.J320])" office:value-type="float" office:value="33.81" calcext:value-type="float">
            <text:p>33,81</text:p>
          </table:table-cell>
          <table:table-cell table:formula="of:=IF([.K320]=0;[.I320];[.K320])" office:value-type="float" office:value="18.75" calcext:value-type="float">
            <text:p>18,75</text:p>
          </table:table-cell>
          <table:table-cell table:number-columns-repeated="7"/>
        </table:table-row>
        <table:table-row table:style-name="ro2">
          <table:table-cell office:value-type="date" office:date-value="2014-11-06" calcext:value-type="date">
            <text:p>6.11.2014</text:p>
          </table:table-cell>
          <table:table-cell office:value-type="float" office:value="103" calcext:value-type="float">
            <text:p>103</text:p>
          </table:table-cell>
          <table:table-cell table:formula="of:=LOOKUP(WEEKDAY([.A321];2);[.$B$1:.$B$7];[.$C$1:.$C$7])" office:value-type="string" office:string-value="czwartek" calcext:value-type="string">
            <text:p>czwartek</text:p>
          </table:table-cell>
          <table:table-cell table:formula="of:=[.L320]" office:value-type="float" office:value="33.81" calcext:value-type="float">
            <text:p>33,81</text:p>
          </table:table-cell>
          <table:table-cell table:formula="of:=[.M320]" office:value-type="float" office:value="18.75" calcext:value-type="float">
            <text:p>18,75</text:p>
          </table:table-cell>
          <table:table-cell table:formula="of:=ROUND(IF([.E321]&gt;[.$F$6];IF([.E321]-(([.B321]*[.$G$3])/100)&lt;0;((([.E321]*100)/[.$G$3])*[.$G$2])/100;0);([.$G$2]*([.B321]/2))/100);2)" office:value-type="float" office:value="0" calcext:value-type="float">
            <text:p>0,00</text:p>
          </table:table-cell>
          <table:table-cell table:formula="of:=ROUND(IF([.E321]&gt;[.$F$6];IF([.E321]-(([.B321]*[.$G$3])/100)&lt;0;[.E321];([.$G$3]*[.B321])/100);([.$G$3]*([.B321]/2))/100) ;2)" office:value-type="float" office:value="9.27" calcext:value-type="float">
            <text:p>9,27</text:p>
          </table:table-cell>
          <table:table-cell table:formula="of:=[.D321]-[.F321]" office:value-type="float" office:value="33.81" calcext:value-type="float">
            <text:p>33,81</text:p>
          </table:table-cell>
          <table:table-cell table:formula="of:=[.E321]-[.G321]" office:value-type="float" office:value="9.48" calcext:value-type="float">
            <text:p>9,48</text:p>
          </table:table-cell>
          <table:table-cell table:formula="of:=IF([.C321]=[.$L$6];IF([.H321]&lt;[.$N$6];[.$F$2];0);0)" office:value-type="float" office:value="45" calcext:value-type="float">
            <text:p>45,00</text:p>
          </table:table-cell>
          <table:table-cell table:formula="of:=IF([.I321]&lt;5;[.$F$3];0)" office:value-type="float" office:value="0" calcext:value-type="float">
            <text:p>0,00</text:p>
          </table:table-cell>
          <table:table-cell table:formula="of:=IF([.J321]=0;[.H321];[.J321])" office:value-type="float" office:value="45" calcext:value-type="float">
            <text:p>45,00</text:p>
          </table:table-cell>
          <table:table-cell table:formula="of:=IF([.K321]=0;[.I321];[.K321])" office:value-type="float" office:value="9.48" calcext:value-type="float">
            <text:p>9,48</text:p>
          </table:table-cell>
          <table:table-cell table:number-columns-repeated="7"/>
        </table:table-row>
        <table:table-row table:style-name="ro2">
          <table:table-cell office:value-type="date" office:date-value="2014-11-07" calcext:value-type="date">
            <text:p>7.11.2014</text:p>
          </table:table-cell>
          <table:table-cell office:value-type="float" office:value="143" calcext:value-type="float">
            <text:p>143</text:p>
          </table:table-cell>
          <table:table-cell table:formula="of:=LOOKUP(WEEKDAY([.A322];2);[.$B$1:.$B$7];[.$C$1:.$C$7])" office:value-type="string" office:string-value="piątek" calcext:value-type="string">
            <text:p>piątek</text:p>
          </table:table-cell>
          <table:table-cell table:formula="of:=[.L321]" office:value-type="float" office:value="45" calcext:value-type="float">
            <text:p>45,00</text:p>
          </table:table-cell>
          <table:table-cell table:formula="of:=[.M321]" office:value-type="float" office:value="9.48" calcext:value-type="float">
            <text:p>9,48</text:p>
          </table:table-cell>
          <table:table-cell table:formula="of:=ROUND(IF([.E322]&gt;[.$F$6];IF([.E322]-(([.B322]*[.$G$3])/100)&lt;0;((([.E322]*100)/[.$G$3])*[.$G$2])/100;0);([.$G$2]*([.B322]/2))/100);2)" office:value-type="float" office:value="4.29" calcext:value-type="float">
            <text:p>4,29</text:p>
          </table:table-cell>
          <table:table-cell table:formula="of:=ROUND(IF([.E322]&gt;[.$F$6];IF([.E322]-(([.B322]*[.$G$3])/100)&lt;0;[.E322];([.$G$3]*[.B322])/100);([.$G$3]*([.B322]/2))/100) ;2)" office:value-type="float" office:value="6.44" calcext:value-type="float">
            <text:p>6,44</text:p>
          </table:table-cell>
          <table:table-cell table:formula="of:=[.D322]-[.F322]" office:value-type="float" office:value="40.71" calcext:value-type="float">
            <text:p>40,71</text:p>
          </table:table-cell>
          <table:table-cell table:formula="of:=[.E322]-[.G322]" office:value-type="float" office:value="3.04" calcext:value-type="float">
            <text:p>3,04</text:p>
          </table:table-cell>
          <table:table-cell table:formula="of:=IF([.C322]=[.$L$6];IF([.H322]&lt;[.$N$6];[.$F$2];0);0)" office:value-type="float" office:value="0" calcext:value-type="float">
            <text:p>0,00</text:p>
          </table:table-cell>
          <table:table-cell table:formula="of:=IF([.I322]&lt;5;[.$F$3];0)" office:value-type="float" office:value="30" calcext:value-type="float">
            <text:p>30,00</text:p>
          </table:table-cell>
          <table:table-cell table:formula="of:=IF([.J322]=0;[.H322];[.J322])" office:value-type="float" office:value="40.71" calcext:value-type="float">
            <text:p>40,71</text:p>
          </table:table-cell>
          <table:table-cell table:formula="of:=IF([.K322]=0;[.I322];[.K32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1-08" calcext:value-type="date">
            <text:p>8.11.2014</text:p>
          </table:table-cell>
          <table:table-cell office:value-type="float" office:value="50" calcext:value-type="float">
            <text:p>50</text:p>
          </table:table-cell>
          <table:table-cell table:formula="of:=LOOKUP(WEEKDAY([.A323];2);[.$B$1:.$B$7];[.$C$1:.$C$7])" office:value-type="string" office:string-value="sobota" calcext:value-type="string">
            <text:p>sobota</text:p>
          </table:table-cell>
          <table:table-cell table:formula="of:=[.L322]" office:value-type="float" office:value="40.71" calcext:value-type="float">
            <text:p>40,71</text:p>
          </table:table-cell>
          <table:table-cell table:formula="of:=[.M322]" office:value-type="float" office:value="30" calcext:value-type="float">
            <text:p>30,00</text:p>
          </table:table-cell>
          <table:table-cell table:formula="of:=ROUND(IF([.E323]&gt;[.$F$6];IF([.E323]-(([.B323]*[.$G$3])/100)&lt;0;((([.E323]*100)/[.$G$3])*[.$G$2])/100;0);([.$G$2]*([.B323]/2))/100);2)" office:value-type="float" office:value="0" calcext:value-type="float">
            <text:p>0,00</text:p>
          </table:table-cell>
          <table:table-cell table:formula="of:=ROUND(IF([.E323]&gt;[.$F$6];IF([.E323]-(([.B323]*[.$G$3])/100)&lt;0;[.E323];([.$G$3]*[.B323])/100);([.$G$3]*([.B323]/2))/100) ;2)" office:value-type="float" office:value="4.5" calcext:value-type="float">
            <text:p>4,50</text:p>
          </table:table-cell>
          <table:table-cell table:formula="of:=[.D323]-[.F323]" office:value-type="float" office:value="40.71" calcext:value-type="float">
            <text:p>40,71</text:p>
          </table:table-cell>
          <table:table-cell table:formula="of:=[.E323]-[.G323]" office:value-type="float" office:value="25.5" calcext:value-type="float">
            <text:p>25,50</text:p>
          </table:table-cell>
          <table:table-cell table:formula="of:=IF([.C323]=[.$L$6];IF([.H323]&lt;[.$N$6];[.$F$2];0);0)" office:value-type="float" office:value="0" calcext:value-type="float">
            <text:p>0,00</text:p>
          </table:table-cell>
          <table:table-cell table:formula="of:=IF([.I323]&lt;5;[.$F$3];0)" office:value-type="float" office:value="0" calcext:value-type="float">
            <text:p>0,00</text:p>
          </table:table-cell>
          <table:table-cell table:formula="of:=IF([.J323]=0;[.H323];[.J323])" office:value-type="float" office:value="40.71" calcext:value-type="float">
            <text:p>40,71</text:p>
          </table:table-cell>
          <table:table-cell table:formula="of:=IF([.K323]=0;[.I323];[.K323])" office:value-type="float" office:value="25.5" calcext:value-type="float">
            <text:p>25,50</text:p>
          </table:table-cell>
          <table:table-cell table:number-columns-repeated="7"/>
        </table:table-row>
        <table:table-row table:style-name="ro2">
          <table:table-cell office:value-type="date" office:date-value="2014-11-09" calcext:value-type="date">
            <text:p>9.11.2014</text:p>
          </table:table-cell>
          <table:table-cell office:value-type="float" office:value="105" calcext:value-type="float">
            <text:p>105</text:p>
          </table:table-cell>
          <table:table-cell table:formula="of:=LOOKUP(WEEKDAY([.A324];2);[.$B$1:.$B$7];[.$C$1:.$C$7])" office:value-type="string" office:string-value="niedziela" calcext:value-type="string">
            <text:p>niedziela</text:p>
          </table:table-cell>
          <table:table-cell table:formula="of:=[.L323]" office:value-type="float" office:value="40.71" calcext:value-type="float">
            <text:p>40,71</text:p>
          </table:table-cell>
          <table:table-cell table:formula="of:=[.M323]" office:value-type="float" office:value="25.5" calcext:value-type="float">
            <text:p>25,50</text:p>
          </table:table-cell>
          <table:table-cell table:formula="of:=ROUND(IF([.E324]&gt;[.$F$6];IF([.E324]-(([.B324]*[.$G$3])/100)&lt;0;((([.E324]*100)/[.$G$3])*[.$G$2])/100;0);([.$G$2]*([.B324]/2))/100);2)" office:value-type="float" office:value="0" calcext:value-type="float">
            <text:p>0,00</text:p>
          </table:table-cell>
          <table:table-cell table:formula="of:=ROUND(IF([.E324]&gt;[.$F$6];IF([.E324]-(([.B324]*[.$G$3])/100)&lt;0;[.E324];([.$G$3]*[.B324])/100);([.$G$3]*([.B324]/2))/100) ;2)" office:value-type="float" office:value="9.45" calcext:value-type="float">
            <text:p>9,45</text:p>
          </table:table-cell>
          <table:table-cell table:formula="of:=[.D324]-[.F324]" office:value-type="float" office:value="40.71" calcext:value-type="float">
            <text:p>40,71</text:p>
          </table:table-cell>
          <table:table-cell table:formula="of:=[.E324]-[.G324]" office:value-type="float" office:value="16.05" calcext:value-type="float">
            <text:p>16,05</text:p>
          </table:table-cell>
          <table:table-cell table:formula="of:=IF([.C324]=[.$L$6];IF([.H324]&lt;[.$N$6];[.$F$2];0);0)" office:value-type="float" office:value="0" calcext:value-type="float">
            <text:p>0,00</text:p>
          </table:table-cell>
          <table:table-cell table:formula="of:=IF([.I324]&lt;5;[.$F$3];0)" office:value-type="float" office:value="0" calcext:value-type="float">
            <text:p>0,00</text:p>
          </table:table-cell>
          <table:table-cell table:formula="of:=IF([.J324]=0;[.H324];[.J324])" office:value-type="float" office:value="40.71" calcext:value-type="float">
            <text:p>40,71</text:p>
          </table:table-cell>
          <table:table-cell table:formula="of:=IF([.K324]=0;[.I324];[.K324])" office:value-type="float" office:value="16.05" calcext:value-type="float">
            <text:p>16,05</text:p>
          </table:table-cell>
          <table:table-cell table:number-columns-repeated="7"/>
        </table:table-row>
        <table:table-row table:style-name="ro2">
          <table:table-cell office:value-type="date" office:date-value="2014-11-10" calcext:value-type="date">
            <text:p>10.11.2014</text:p>
          </table:table-cell>
          <table:table-cell office:value-type="float" office:value="101" calcext:value-type="float">
            <text:p>101</text:p>
          </table:table-cell>
          <table:table-cell table:formula="of:=LOOKUP(WEEKDAY([.A325];2);[.$B$1:.$B$7];[.$C$1:.$C$7])" office:value-type="string" office:string-value="poniedziałek" calcext:value-type="string">
            <text:p>poniedziałek</text:p>
          </table:table-cell>
          <table:table-cell table:formula="of:=[.L324]" office:value-type="float" office:value="40.71" calcext:value-type="float">
            <text:p>40,71</text:p>
          </table:table-cell>
          <table:table-cell table:formula="of:=[.M324]" office:value-type="float" office:value="16.05" calcext:value-type="float">
            <text:p>16,05</text:p>
          </table:table-cell>
          <table:table-cell table:formula="of:=ROUND(IF([.E325]&gt;[.$F$6];IF([.E325]-(([.B325]*[.$G$3])/100)&lt;0;((([.E325]*100)/[.$G$3])*[.$G$2])/100;0);([.$G$2]*([.B325]/2))/100);2)" office:value-type="float" office:value="0" calcext:value-type="float">
            <text:p>0,00</text:p>
          </table:table-cell>
          <table:table-cell table:formula="of:=ROUND(IF([.E325]&gt;[.$F$6];IF([.E325]-(([.B325]*[.$G$3])/100)&lt;0;[.E325];([.$G$3]*[.B325])/100);([.$G$3]*([.B325]/2))/100) ;2)" office:value-type="float" office:value="9.09" calcext:value-type="float">
            <text:p>9,09</text:p>
          </table:table-cell>
          <table:table-cell table:formula="of:=[.D325]-[.F325]" office:value-type="float" office:value="40.71" calcext:value-type="float">
            <text:p>40,71</text:p>
          </table:table-cell>
          <table:table-cell table:formula="of:=[.E325]-[.G325]" office:value-type="float" office:value="6.96" calcext:value-type="float">
            <text:p>6,96</text:p>
          </table:table-cell>
          <table:table-cell table:formula="of:=IF([.C325]=[.$L$6];IF([.H325]&lt;[.$N$6];[.$F$2];0);0)" office:value-type="float" office:value="0" calcext:value-type="float">
            <text:p>0,00</text:p>
          </table:table-cell>
          <table:table-cell table:formula="of:=IF([.I325]&lt;5;[.$F$3];0)" office:value-type="float" office:value="0" calcext:value-type="float">
            <text:p>0,00</text:p>
          </table:table-cell>
          <table:table-cell table:formula="of:=IF([.J325]=0;[.H325];[.J325])" office:value-type="float" office:value="40.71" calcext:value-type="float">
            <text:p>40,71</text:p>
          </table:table-cell>
          <table:table-cell table:formula="of:=IF([.K325]=0;[.I325];[.K325])" office:value-type="float" office:value="6.96" calcext:value-type="float">
            <text:p>6,96</text:p>
          </table:table-cell>
          <table:table-cell table:number-columns-repeated="7"/>
        </table:table-row>
        <table:table-row table:style-name="ro2">
          <table:table-cell office:value-type="date" office:date-value="2014-11-11" calcext:value-type="date">
            <text:p>11.11.2014</text:p>
          </table:table-cell>
          <table:table-cell office:value-type="float" office:value="114" calcext:value-type="float">
            <text:p>114</text:p>
          </table:table-cell>
          <table:table-cell table:formula="of:=LOOKUP(WEEKDAY([.A326];2);[.$B$1:.$B$7];[.$C$1:.$C$7])" office:value-type="string" office:string-value="wtorek" calcext:value-type="string">
            <text:p>wtorek</text:p>
          </table:table-cell>
          <table:table-cell table:formula="of:=[.L325]" office:value-type="float" office:value="40.71" calcext:value-type="float">
            <text:p>40,71</text:p>
          </table:table-cell>
          <table:table-cell table:formula="of:=[.M325]" office:value-type="float" office:value="6.96" calcext:value-type="float">
            <text:p>6,96</text:p>
          </table:table-cell>
          <table:table-cell table:formula="of:=ROUND(IF([.E326]&gt;[.$F$6];IF([.E326]-(([.B326]*[.$G$3])/100)&lt;0;((([.E326]*100)/[.$G$3])*[.$G$2])/100;0);([.$G$2]*([.B326]/2))/100);2)" office:value-type="float" office:value="3.42" calcext:value-type="float">
            <text:p>3,42</text:p>
          </table:table-cell>
          <table:table-cell table:formula="of:=ROUND(IF([.E326]&gt;[.$F$6];IF([.E326]-(([.B326]*[.$G$3])/100)&lt;0;[.E326];([.$G$3]*[.B326])/100);([.$G$3]*([.B326]/2))/100) ;2)" office:value-type="float" office:value="5.13" calcext:value-type="float">
            <text:p>5,13</text:p>
          </table:table-cell>
          <table:table-cell table:formula="of:=[.D326]-[.F326]" office:value-type="float" office:value="37.29" calcext:value-type="float">
            <text:p>37,29</text:p>
          </table:table-cell>
          <table:table-cell table:formula="of:=[.E326]-[.G326]" office:value-type="float" office:value="1.83" calcext:value-type="float">
            <text:p>1,83</text:p>
          </table:table-cell>
          <table:table-cell table:formula="of:=IF([.C326]=[.$L$6];IF([.H326]&lt;[.$N$6];[.$F$2];0);0)" office:value-type="float" office:value="0" calcext:value-type="float">
            <text:p>0,00</text:p>
          </table:table-cell>
          <table:table-cell table:formula="of:=IF([.I326]&lt;5;[.$F$3];0)" office:value-type="float" office:value="30" calcext:value-type="float">
            <text:p>30,00</text:p>
          </table:table-cell>
          <table:table-cell table:formula="of:=IF([.J326]=0;[.H326];[.J326])" office:value-type="float" office:value="37.29" calcext:value-type="float">
            <text:p>37,29</text:p>
          </table:table-cell>
          <table:table-cell table:formula="of:=IF([.K326]=0;[.I326];[.K32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1-12" calcext:value-type="date">
            <text:p>12.11.2014</text:p>
          </table:table-cell>
          <table:table-cell office:value-type="float" office:value="106" calcext:value-type="float">
            <text:p>106</text:p>
          </table:table-cell>
          <table:table-cell table:formula="of:=LOOKUP(WEEKDAY([.A327];2);[.$B$1:.$B$7];[.$C$1:.$C$7])" office:value-type="string" office:string-value="środa" calcext:value-type="string">
            <text:p>środa</text:p>
          </table:table-cell>
          <table:table-cell table:formula="of:=[.L326]" office:value-type="float" office:value="37.29" calcext:value-type="float">
            <text:p>37,29</text:p>
          </table:table-cell>
          <table:table-cell table:formula="of:=[.M326]" office:value-type="float" office:value="30" calcext:value-type="float">
            <text:p>30,00</text:p>
          </table:table-cell>
          <table:table-cell table:formula="of:=ROUND(IF([.E327]&gt;[.$F$6];IF([.E327]-(([.B327]*[.$G$3])/100)&lt;0;((([.E327]*100)/[.$G$3])*[.$G$2])/100;0);([.$G$2]*([.B327]/2))/100);2)" office:value-type="float" office:value="0" calcext:value-type="float">
            <text:p>0,00</text:p>
          </table:table-cell>
          <table:table-cell table:formula="of:=ROUND(IF([.E327]&gt;[.$F$6];IF([.E327]-(([.B327]*[.$G$3])/100)&lt;0;[.E327];([.$G$3]*[.B327])/100);([.$G$3]*([.B327]/2))/100) ;2)" office:value-type="float" office:value="9.54" calcext:value-type="float">
            <text:p>9,54</text:p>
          </table:table-cell>
          <table:table-cell table:formula="of:=[.D327]-[.F327]" office:value-type="float" office:value="37.29" calcext:value-type="float">
            <text:p>37,29</text:p>
          </table:table-cell>
          <table:table-cell table:formula="of:=[.E327]-[.G327]" office:value-type="float" office:value="20.46" calcext:value-type="float">
            <text:p>20,46</text:p>
          </table:table-cell>
          <table:table-cell table:formula="of:=IF([.C327]=[.$L$6];IF([.H327]&lt;[.$N$6];[.$F$2];0);0)" office:value-type="float" office:value="0" calcext:value-type="float">
            <text:p>0,00</text:p>
          </table:table-cell>
          <table:table-cell table:formula="of:=IF([.I327]&lt;5;[.$F$3];0)" office:value-type="float" office:value="0" calcext:value-type="float">
            <text:p>0,00</text:p>
          </table:table-cell>
          <table:table-cell table:formula="of:=IF([.J327]=0;[.H327];[.J327])" office:value-type="float" office:value="37.29" calcext:value-type="float">
            <text:p>37,29</text:p>
          </table:table-cell>
          <table:table-cell table:formula="of:=IF([.K327]=0;[.I327];[.K327])" office:value-type="float" office:value="20.46" calcext:value-type="float">
            <text:p>20,46</text:p>
          </table:table-cell>
          <table:table-cell table:number-columns-repeated="7"/>
        </table:table-row>
        <table:table-row table:style-name="ro2">
          <table:table-cell office:value-type="date" office:date-value="2014-11-13" calcext:value-type="date">
            <text:p>13.11.2014</text:p>
          </table:table-cell>
          <table:table-cell office:value-type="float" office:value="79" calcext:value-type="float">
            <text:p>79</text:p>
          </table:table-cell>
          <table:table-cell table:formula="of:=LOOKUP(WEEKDAY([.A328];2);[.$B$1:.$B$7];[.$C$1:.$C$7])" office:value-type="string" office:string-value="czwartek" calcext:value-type="string">
            <text:p>czwartek</text:p>
          </table:table-cell>
          <table:table-cell table:formula="of:=[.L327]" office:value-type="float" office:value="37.29" calcext:value-type="float">
            <text:p>37,29</text:p>
          </table:table-cell>
          <table:table-cell table:formula="of:=[.M327]" office:value-type="float" office:value="20.46" calcext:value-type="float">
            <text:p>20,46</text:p>
          </table:table-cell>
          <table:table-cell table:formula="of:=ROUND(IF([.E328]&gt;[.$F$6];IF([.E328]-(([.B328]*[.$G$3])/100)&lt;0;((([.E328]*100)/[.$G$3])*[.$G$2])/100;0);([.$G$2]*([.B328]/2))/100);2)" office:value-type="float" office:value="0" calcext:value-type="float">
            <text:p>0,00</text:p>
          </table:table-cell>
          <table:table-cell table:formula="of:=ROUND(IF([.E328]&gt;[.$F$6];IF([.E328]-(([.B328]*[.$G$3])/100)&lt;0;[.E328];([.$G$3]*[.B328])/100);([.$G$3]*([.B328]/2))/100) ;2)" office:value-type="float" office:value="7.11" calcext:value-type="float">
            <text:p>7,11</text:p>
          </table:table-cell>
          <table:table-cell table:formula="of:=[.D328]-[.F328]" office:value-type="float" office:value="37.29" calcext:value-type="float">
            <text:p>37,29</text:p>
          </table:table-cell>
          <table:table-cell table:formula="of:=[.E328]-[.G328]" office:value-type="float" office:value="13.35" calcext:value-type="float">
            <text:p>13,35</text:p>
          </table:table-cell>
          <table:table-cell table:formula="of:=IF([.C328]=[.$L$6];IF([.H328]&lt;[.$N$6];[.$F$2];0);0)" office:value-type="float" office:value="45" calcext:value-type="float">
            <text:p>45,00</text:p>
          </table:table-cell>
          <table:table-cell table:formula="of:=IF([.I328]&lt;5;[.$F$3];0)" office:value-type="float" office:value="0" calcext:value-type="float">
            <text:p>0,00</text:p>
          </table:table-cell>
          <table:table-cell table:formula="of:=IF([.J328]=0;[.H328];[.J328])" office:value-type="float" office:value="45" calcext:value-type="float">
            <text:p>45,00</text:p>
          </table:table-cell>
          <table:table-cell table:formula="of:=IF([.K328]=0;[.I328];[.K328])" office:value-type="float" office:value="13.35" calcext:value-type="float">
            <text:p>13,35</text:p>
          </table:table-cell>
          <table:table-cell table:number-columns-repeated="7"/>
        </table:table-row>
        <table:table-row table:style-name="ro2">
          <table:table-cell office:value-type="date" office:date-value="2014-11-14" calcext:value-type="date">
            <text:p>14.11.2014</text:p>
          </table:table-cell>
          <table:table-cell office:value-type="float" office:value="20" calcext:value-type="float">
            <text:p>20</text:p>
          </table:table-cell>
          <table:table-cell table:formula="of:=LOOKUP(WEEKDAY([.A329];2);[.$B$1:.$B$7];[.$C$1:.$C$7])" office:value-type="string" office:string-value="piątek" calcext:value-type="string">
            <text:p>piątek</text:p>
          </table:table-cell>
          <table:table-cell table:formula="of:=[.L328]" office:value-type="float" office:value="45" calcext:value-type="float">
            <text:p>45,00</text:p>
          </table:table-cell>
          <table:table-cell table:formula="of:=[.M328]" office:value-type="float" office:value="13.35" calcext:value-type="float">
            <text:p>13,35</text:p>
          </table:table-cell>
          <table:table-cell table:formula="of:=ROUND(IF([.E329]&gt;[.$F$6];IF([.E329]-(([.B329]*[.$G$3])/100)&lt;0;((([.E329]*100)/[.$G$3])*[.$G$2])/100;0);([.$G$2]*([.B329]/2))/100);2)" office:value-type="float" office:value="0.6" calcext:value-type="float">
            <text:p>0,60</text:p>
          </table:table-cell>
          <table:table-cell table:formula="of:=ROUND(IF([.E329]&gt;[.$F$6];IF([.E329]-(([.B329]*[.$G$3])/100)&lt;0;[.E329];([.$G$3]*[.B329])/100);([.$G$3]*([.B329]/2))/100) ;2)" office:value-type="float" office:value="0.9" calcext:value-type="float">
            <text:p>0,90</text:p>
          </table:table-cell>
          <table:table-cell table:formula="of:=[.D329]-[.F329]" office:value-type="float" office:value="44.4" calcext:value-type="float">
            <text:p>44,40</text:p>
          </table:table-cell>
          <table:table-cell table:formula="of:=[.E329]-[.G329]" office:value-type="float" office:value="12.45" calcext:value-type="float">
            <text:p>12,45</text:p>
          </table:table-cell>
          <table:table-cell table:formula="of:=IF([.C329]=[.$L$6];IF([.H329]&lt;[.$N$6];[.$F$2];0);0)" office:value-type="float" office:value="0" calcext:value-type="float">
            <text:p>0,00</text:p>
          </table:table-cell>
          <table:table-cell table:formula="of:=IF([.I329]&lt;5;[.$F$3];0)" office:value-type="float" office:value="0" calcext:value-type="float">
            <text:p>0,00</text:p>
          </table:table-cell>
          <table:table-cell table:formula="of:=IF([.J329]=0;[.H329];[.J329])" office:value-type="float" office:value="44.4" calcext:value-type="float">
            <text:p>44,40</text:p>
          </table:table-cell>
          <table:table-cell table:formula="of:=IF([.K329]=0;[.I329];[.K329])" office:value-type="float" office:value="12.45" calcext:value-type="float">
            <text:p>12,45</text:p>
          </table:table-cell>
          <table:table-cell table:number-columns-repeated="7"/>
        </table:table-row>
        <table:table-row table:style-name="ro2">
          <table:table-cell office:value-type="date" office:date-value="2014-11-15" calcext:value-type="date">
            <text:p>15.11.2014</text:p>
          </table:table-cell>
          <table:table-cell office:value-type="float" office:value="27" calcext:value-type="float">
            <text:p>27</text:p>
          </table:table-cell>
          <table:table-cell table:formula="of:=LOOKUP(WEEKDAY([.A330];2);[.$B$1:.$B$7];[.$C$1:.$C$7])" office:value-type="string" office:string-value="sobota" calcext:value-type="string">
            <text:p>sobota</text:p>
          </table:table-cell>
          <table:table-cell table:formula="of:=[.L329]" office:value-type="float" office:value="44.4" calcext:value-type="float">
            <text:p>44,40</text:p>
          </table:table-cell>
          <table:table-cell table:formula="of:=[.M329]" office:value-type="float" office:value="12.45" calcext:value-type="float">
            <text:p>12,45</text:p>
          </table:table-cell>
          <table:table-cell table:formula="of:=ROUND(IF([.E330]&gt;[.$F$6];IF([.E330]-(([.B330]*[.$G$3])/100)&lt;0;((([.E330]*100)/[.$G$3])*[.$G$2])/100;0);([.$G$2]*([.B330]/2))/100);2)" office:value-type="float" office:value="0.81" calcext:value-type="float">
            <text:p>0,81</text:p>
          </table:table-cell>
          <table:table-cell table:formula="of:=ROUND(IF([.E330]&gt;[.$F$6];IF([.E330]-(([.B330]*[.$G$3])/100)&lt;0;[.E330];([.$G$3]*[.B330])/100);([.$G$3]*([.B330]/2))/100) ;2)" office:value-type="float" office:value="1.22" calcext:value-type="float">
            <text:p>1,22</text:p>
          </table:table-cell>
          <table:table-cell table:formula="of:=[.D330]-[.F330]" office:value-type="float" office:value="43.59" calcext:value-type="float">
            <text:p>43,59</text:p>
          </table:table-cell>
          <table:table-cell table:formula="of:=[.E330]-[.G330]" office:value-type="float" office:value="11.23" calcext:value-type="float">
            <text:p>11,23</text:p>
          </table:table-cell>
          <table:table-cell table:formula="of:=IF([.C330]=[.$L$6];IF([.H330]&lt;[.$N$6];[.$F$2];0);0)" office:value-type="float" office:value="0" calcext:value-type="float">
            <text:p>0,00</text:p>
          </table:table-cell>
          <table:table-cell table:formula="of:=IF([.I330]&lt;5;[.$F$3];0)" office:value-type="float" office:value="0" calcext:value-type="float">
            <text:p>0,00</text:p>
          </table:table-cell>
          <table:table-cell table:formula="of:=IF([.J330]=0;[.H330];[.J330])" office:value-type="float" office:value="43.59" calcext:value-type="float">
            <text:p>43,59</text:p>
          </table:table-cell>
          <table:table-cell table:formula="of:=IF([.K330]=0;[.I330];[.K330])" office:value-type="float" office:value="11.23" calcext:value-type="float">
            <text:p>11,23</text:p>
          </table:table-cell>
          <table:table-cell table:number-columns-repeated="7"/>
        </table:table-row>
        <table:table-row table:style-name="ro2">
          <table:table-cell office:value-type="date" office:date-value="2014-11-16" calcext:value-type="date">
            <text:p>16.11.2014</text:p>
          </table:table-cell>
          <table:table-cell office:value-type="float" office:value="23" calcext:value-type="float">
            <text:p>23</text:p>
          </table:table-cell>
          <table:table-cell table:formula="of:=LOOKUP(WEEKDAY([.A331];2);[.$B$1:.$B$7];[.$C$1:.$C$7])" office:value-type="string" office:string-value="niedziela" calcext:value-type="string">
            <text:p>niedziela</text:p>
          </table:table-cell>
          <table:table-cell table:formula="of:=[.L330]" office:value-type="float" office:value="43.59" calcext:value-type="float">
            <text:p>43,59</text:p>
          </table:table-cell>
          <table:table-cell table:formula="of:=[.M330]" office:value-type="float" office:value="11.23" calcext:value-type="float">
            <text:p>11,23</text:p>
          </table:table-cell>
          <table:table-cell table:formula="of:=ROUND(IF([.E331]&gt;[.$F$6];IF([.E331]-(([.B331]*[.$G$3])/100)&lt;0;((([.E331]*100)/[.$G$3])*[.$G$2])/100;0);([.$G$2]*([.B331]/2))/100);2)" office:value-type="float" office:value="0.69" calcext:value-type="float">
            <text:p>0,69</text:p>
          </table:table-cell>
          <table:table-cell table:formula="of:=ROUND(IF([.E331]&gt;[.$F$6];IF([.E331]-(([.B331]*[.$G$3])/100)&lt;0;[.E331];([.$G$3]*[.B331])/100);([.$G$3]*([.B331]/2))/100) ;2)" office:value-type="float" office:value="1.04" calcext:value-type="float">
            <text:p>1,04</text:p>
          </table:table-cell>
          <table:table-cell table:formula="of:=[.D331]-[.F331]" office:value-type="float" office:value="42.9" calcext:value-type="float">
            <text:p>42,90</text:p>
          </table:table-cell>
          <table:table-cell table:formula="of:=[.E331]-[.G331]" office:value-type="float" office:value="10.19" calcext:value-type="float">
            <text:p>10,19</text:p>
          </table:table-cell>
          <table:table-cell table:formula="of:=IF([.C331]=[.$L$6];IF([.H331]&lt;[.$N$6];[.$F$2];0);0)" office:value-type="float" office:value="0" calcext:value-type="float">
            <text:p>0,00</text:p>
          </table:table-cell>
          <table:table-cell table:formula="of:=IF([.I331]&lt;5;[.$F$3];0)" office:value-type="float" office:value="0" calcext:value-type="float">
            <text:p>0,00</text:p>
          </table:table-cell>
          <table:table-cell table:formula="of:=IF([.J331]=0;[.H331];[.J331])" office:value-type="float" office:value="42.9" calcext:value-type="float">
            <text:p>42,90</text:p>
          </table:table-cell>
          <table:table-cell table:formula="of:=IF([.K331]=0;[.I331];[.K331])" office:value-type="float" office:value="10.19" calcext:value-type="float">
            <text:p>10,19</text:p>
          </table:table-cell>
          <table:table-cell table:number-columns-repeated="7"/>
        </table:table-row>
        <table:table-row table:style-name="ro2">
          <table:table-cell office:value-type="date" office:date-value="2014-11-17" calcext:value-type="date">
            <text:p>17.11.2014</text:p>
          </table:table-cell>
          <table:table-cell office:value-type="float" office:value="106" calcext:value-type="float">
            <text:p>106</text:p>
          </table:table-cell>
          <table:table-cell table:formula="of:=LOOKUP(WEEKDAY([.A332];2);[.$B$1:.$B$7];[.$C$1:.$C$7])" office:value-type="string" office:string-value="poniedziałek" calcext:value-type="string">
            <text:p>poniedziałek</text:p>
          </table:table-cell>
          <table:table-cell table:formula="of:=[.L331]" office:value-type="float" office:value="42.9" calcext:value-type="float">
            <text:p>42,90</text:p>
          </table:table-cell>
          <table:table-cell table:formula="of:=[.M331]" office:value-type="float" office:value="10.19" calcext:value-type="float">
            <text:p>10,19</text:p>
          </table:table-cell>
          <table:table-cell table:formula="of:=ROUND(IF([.E332]&gt;[.$F$6];IF([.E332]-(([.B332]*[.$G$3])/100)&lt;0;((([.E332]*100)/[.$G$3])*[.$G$2])/100;0);([.$G$2]*([.B332]/2))/100);2)" office:value-type="float" office:value="3.18" calcext:value-type="float">
            <text:p>3,18</text:p>
          </table:table-cell>
          <table:table-cell table:formula="of:=ROUND(IF([.E332]&gt;[.$F$6];IF([.E332]-(([.B332]*[.$G$3])/100)&lt;0;[.E332];([.$G$3]*[.B332])/100);([.$G$3]*([.B332]/2))/100) ;2)" office:value-type="float" office:value="4.77" calcext:value-type="float">
            <text:p>4,77</text:p>
          </table:table-cell>
          <table:table-cell table:formula="of:=[.D332]-[.F332]" office:value-type="float" office:value="39.72" calcext:value-type="float">
            <text:p>39,72</text:p>
          </table:table-cell>
          <table:table-cell table:formula="of:=[.E332]-[.G332]" office:value-type="float" office:value="5.42" calcext:value-type="float">
            <text:p>5,42</text:p>
          </table:table-cell>
          <table:table-cell table:formula="of:=IF([.C332]=[.$L$6];IF([.H332]&lt;[.$N$6];[.$F$2];0);0)" office:value-type="float" office:value="0" calcext:value-type="float">
            <text:p>0,00</text:p>
          </table:table-cell>
          <table:table-cell table:formula="of:=IF([.I332]&lt;5;[.$F$3];0)" office:value-type="float" office:value="0" calcext:value-type="float">
            <text:p>0,00</text:p>
          </table:table-cell>
          <table:table-cell table:formula="of:=IF([.J332]=0;[.H332];[.J332])" office:value-type="float" office:value="39.72" calcext:value-type="float">
            <text:p>39,72</text:p>
          </table:table-cell>
          <table:table-cell table:formula="of:=IF([.K332]=0;[.I332];[.K332])" office:value-type="float" office:value="5.42" calcext:value-type="float">
            <text:p>5,42</text:p>
          </table:table-cell>
          <table:table-cell table:number-columns-repeated="7"/>
        </table:table-row>
        <table:table-row table:style-name="ro2">
          <table:table-cell office:value-type="date" office:date-value="2014-11-18" calcext:value-type="date">
            <text:p>18.11.2014</text:p>
          </table:table-cell>
          <table:table-cell office:value-type="float" office:value="90" calcext:value-type="float">
            <text:p>90</text:p>
          </table:table-cell>
          <table:table-cell table:formula="of:=LOOKUP(WEEKDAY([.A333];2);[.$B$1:.$B$7];[.$C$1:.$C$7])" office:value-type="string" office:string-value="wtorek" calcext:value-type="string">
            <text:p>wtorek</text:p>
          </table:table-cell>
          <table:table-cell table:formula="of:=[.L332]" office:value-type="float" office:value="39.72" calcext:value-type="float">
            <text:p>39,72</text:p>
          </table:table-cell>
          <table:table-cell table:formula="of:=[.M332]" office:value-type="float" office:value="5.42" calcext:value-type="float">
            <text:p>5,42</text:p>
          </table:table-cell>
          <table:table-cell table:formula="of:=ROUND(IF([.E333]&gt;[.$F$6];IF([.E333]-(([.B333]*[.$G$3])/100)&lt;0;((([.E333]*100)/[.$G$3])*[.$G$2])/100;0);([.$G$2]*([.B333]/2))/100);2)" office:value-type="float" office:value="2.7" calcext:value-type="float">
            <text:p>2,70</text:p>
          </table:table-cell>
          <table:table-cell table:formula="of:=ROUND(IF([.E333]&gt;[.$F$6];IF([.E333]-(([.B333]*[.$G$3])/100)&lt;0;[.E333];([.$G$3]*[.B333])/100);([.$G$3]*([.B333]/2))/100) ;2)" office:value-type="float" office:value="4.05" calcext:value-type="float">
            <text:p>4,05</text:p>
          </table:table-cell>
          <table:table-cell table:formula="of:=[.D333]-[.F333]" office:value-type="float" office:value="37.02" calcext:value-type="float">
            <text:p>37,02</text:p>
          </table:table-cell>
          <table:table-cell table:formula="of:=[.E333]-[.G333]" office:value-type="float" office:value="1.37" calcext:value-type="float">
            <text:p>1,37</text:p>
          </table:table-cell>
          <table:table-cell table:formula="of:=IF([.C333]=[.$L$6];IF([.H333]&lt;[.$N$6];[.$F$2];0);0)" office:value-type="float" office:value="0" calcext:value-type="float">
            <text:p>0,00</text:p>
          </table:table-cell>
          <table:table-cell table:formula="of:=IF([.I333]&lt;5;[.$F$3];0)" office:value-type="float" office:value="30" calcext:value-type="float">
            <text:p>30,00</text:p>
          </table:table-cell>
          <table:table-cell table:formula="of:=IF([.J333]=0;[.H333];[.J333])" office:value-type="float" office:value="37.02" calcext:value-type="float">
            <text:p>37,02</text:p>
          </table:table-cell>
          <table:table-cell table:formula="of:=IF([.K333]=0;[.I333];[.K333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1-19" calcext:value-type="date">
            <text:p>19.11.2014</text:p>
          </table:table-cell>
          <table:table-cell office:value-type="float" office:value="119" calcext:value-type="float">
            <text:p>119</text:p>
          </table:table-cell>
          <table:table-cell table:formula="of:=LOOKUP(WEEKDAY([.A334];2);[.$B$1:.$B$7];[.$C$1:.$C$7])" office:value-type="string" office:string-value="środa" calcext:value-type="string">
            <text:p>środa</text:p>
          </table:table-cell>
          <table:table-cell table:formula="of:=[.L333]" office:value-type="float" office:value="37.02" calcext:value-type="float">
            <text:p>37,02</text:p>
          </table:table-cell>
          <table:table-cell table:formula="of:=[.M333]" office:value-type="float" office:value="30" calcext:value-type="float">
            <text:p>30,00</text:p>
          </table:table-cell>
          <table:table-cell table:formula="of:=ROUND(IF([.E334]&gt;[.$F$6];IF([.E334]-(([.B334]*[.$G$3])/100)&lt;0;((([.E334]*100)/[.$G$3])*[.$G$2])/100;0);([.$G$2]*([.B334]/2))/100);2)" office:value-type="float" office:value="0" calcext:value-type="float">
            <text:p>0,00</text:p>
          </table:table-cell>
          <table:table-cell table:formula="of:=ROUND(IF([.E334]&gt;[.$F$6];IF([.E334]-(([.B334]*[.$G$3])/100)&lt;0;[.E334];([.$G$3]*[.B334])/100);([.$G$3]*([.B334]/2))/100) ;2)" office:value-type="float" office:value="10.71" calcext:value-type="float">
            <text:p>10,71</text:p>
          </table:table-cell>
          <table:table-cell table:formula="of:=[.D334]-[.F334]" office:value-type="float" office:value="37.02" calcext:value-type="float">
            <text:p>37,02</text:p>
          </table:table-cell>
          <table:table-cell table:formula="of:=[.E334]-[.G334]" office:value-type="float" office:value="19.29" calcext:value-type="float">
            <text:p>19,29</text:p>
          </table:table-cell>
          <table:table-cell table:formula="of:=IF([.C334]=[.$L$6];IF([.H334]&lt;[.$N$6];[.$F$2];0);0)" office:value-type="float" office:value="0" calcext:value-type="float">
            <text:p>0,00</text:p>
          </table:table-cell>
          <table:table-cell table:formula="of:=IF([.I334]&lt;5;[.$F$3];0)" office:value-type="float" office:value="0" calcext:value-type="float">
            <text:p>0,00</text:p>
          </table:table-cell>
          <table:table-cell table:formula="of:=IF([.J334]=0;[.H334];[.J334])" office:value-type="float" office:value="37.02" calcext:value-type="float">
            <text:p>37,02</text:p>
          </table:table-cell>
          <table:table-cell table:formula="of:=IF([.K334]=0;[.I334];[.K334])" office:value-type="float" office:value="19.29" calcext:value-type="float">
            <text:p>19,29</text:p>
          </table:table-cell>
          <table:table-cell table:number-columns-repeated="7"/>
        </table:table-row>
        <table:table-row table:style-name="ro2">
          <table:table-cell office:value-type="date" office:date-value="2014-11-20" calcext:value-type="date">
            <text:p>20.11.2014</text:p>
          </table:table-cell>
          <table:table-cell office:value-type="float" office:value="110" calcext:value-type="float">
            <text:p>110</text:p>
          </table:table-cell>
          <table:table-cell table:formula="of:=LOOKUP(WEEKDAY([.A335];2);[.$B$1:.$B$7];[.$C$1:.$C$7])" office:value-type="string" office:string-value="czwartek" calcext:value-type="string">
            <text:p>czwartek</text:p>
          </table:table-cell>
          <table:table-cell table:formula="of:=[.L334]" office:value-type="float" office:value="37.02" calcext:value-type="float">
            <text:p>37,02</text:p>
          </table:table-cell>
          <table:table-cell table:formula="of:=[.M334]" office:value-type="float" office:value="19.29" calcext:value-type="float">
            <text:p>19,29</text:p>
          </table:table-cell>
          <table:table-cell table:formula="of:=ROUND(IF([.E335]&gt;[.$F$6];IF([.E335]-(([.B335]*[.$G$3])/100)&lt;0;((([.E335]*100)/[.$G$3])*[.$G$2])/100;0);([.$G$2]*([.B335]/2))/100);2)" office:value-type="float" office:value="0" calcext:value-type="float">
            <text:p>0,00</text:p>
          </table:table-cell>
          <table:table-cell table:formula="of:=ROUND(IF([.E335]&gt;[.$F$6];IF([.E335]-(([.B335]*[.$G$3])/100)&lt;0;[.E335];([.$G$3]*[.B335])/100);([.$G$3]*([.B335]/2))/100) ;2)" office:value-type="float" office:value="9.9" calcext:value-type="float">
            <text:p>9,90</text:p>
          </table:table-cell>
          <table:table-cell table:formula="of:=[.D335]-[.F335]" office:value-type="float" office:value="37.02" calcext:value-type="float">
            <text:p>37,02</text:p>
          </table:table-cell>
          <table:table-cell table:formula="of:=[.E335]-[.G335]" office:value-type="float" office:value="9.39" calcext:value-type="float">
            <text:p>9,39</text:p>
          </table:table-cell>
          <table:table-cell table:formula="of:=IF([.C335]=[.$L$6];IF([.H335]&lt;[.$N$6];[.$F$2];0);0)" office:value-type="float" office:value="45" calcext:value-type="float">
            <text:p>45,00</text:p>
          </table:table-cell>
          <table:table-cell table:formula="of:=IF([.I335]&lt;5;[.$F$3];0)" office:value-type="float" office:value="0" calcext:value-type="float">
            <text:p>0,00</text:p>
          </table:table-cell>
          <table:table-cell table:formula="of:=IF([.J335]=0;[.H335];[.J335])" office:value-type="float" office:value="45" calcext:value-type="float">
            <text:p>45,00</text:p>
          </table:table-cell>
          <table:table-cell table:formula="of:=IF([.K335]=0;[.I335];[.K335])" office:value-type="float" office:value="9.39" calcext:value-type="float">
            <text:p>9,39</text:p>
          </table:table-cell>
          <table:table-cell table:number-columns-repeated="7"/>
        </table:table-row>
        <table:table-row table:style-name="ro2">
          <table:table-cell office:value-type="date" office:date-value="2014-11-21" calcext:value-type="date">
            <text:p>21.11.2014</text:p>
          </table:table-cell>
          <table:table-cell office:value-type="float" office:value="23" calcext:value-type="float">
            <text:p>23</text:p>
          </table:table-cell>
          <table:table-cell table:formula="of:=LOOKUP(WEEKDAY([.A336];2);[.$B$1:.$B$7];[.$C$1:.$C$7])" office:value-type="string" office:string-value="piątek" calcext:value-type="string">
            <text:p>piątek</text:p>
          </table:table-cell>
          <table:table-cell table:formula="of:=[.L335]" office:value-type="float" office:value="45" calcext:value-type="float">
            <text:p>45,00</text:p>
          </table:table-cell>
          <table:table-cell table:formula="of:=[.M335]" office:value-type="float" office:value="9.39" calcext:value-type="float">
            <text:p>9,39</text:p>
          </table:table-cell>
          <table:table-cell table:formula="of:=ROUND(IF([.E336]&gt;[.$F$6];IF([.E336]-(([.B336]*[.$G$3])/100)&lt;0;((([.E336]*100)/[.$G$3])*[.$G$2])/100;0);([.$G$2]*([.B336]/2))/100);2)" office:value-type="float" office:value="0.69" calcext:value-type="float">
            <text:p>0,69</text:p>
          </table:table-cell>
          <table:table-cell table:formula="of:=ROUND(IF([.E336]&gt;[.$F$6];IF([.E336]-(([.B336]*[.$G$3])/100)&lt;0;[.E336];([.$G$3]*[.B336])/100);([.$G$3]*([.B336]/2))/100) ;2)" office:value-type="float" office:value="1.04" calcext:value-type="float">
            <text:p>1,04</text:p>
          </table:table-cell>
          <table:table-cell table:formula="of:=[.D336]-[.F336]" office:value-type="float" office:value="44.31" calcext:value-type="float">
            <text:p>44,31</text:p>
          </table:table-cell>
          <table:table-cell table:formula="of:=[.E336]-[.G336]" office:value-type="float" office:value="8.35" calcext:value-type="float">
            <text:p>8,35</text:p>
          </table:table-cell>
          <table:table-cell table:formula="of:=IF([.C336]=[.$L$6];IF([.H336]&lt;[.$N$6];[.$F$2];0);0)" office:value-type="float" office:value="0" calcext:value-type="float">
            <text:p>0,00</text:p>
          </table:table-cell>
          <table:table-cell table:formula="of:=IF([.I336]&lt;5;[.$F$3];0)" office:value-type="float" office:value="0" calcext:value-type="float">
            <text:p>0,00</text:p>
          </table:table-cell>
          <table:table-cell table:formula="of:=IF([.J336]=0;[.H336];[.J336])" office:value-type="float" office:value="44.31" calcext:value-type="float">
            <text:p>44,31</text:p>
          </table:table-cell>
          <table:table-cell table:formula="of:=IF([.K336]=0;[.I336];[.K336])" office:value-type="float" office:value="8.35" calcext:value-type="float">
            <text:p>8,35</text:p>
          </table:table-cell>
          <table:table-cell table:number-columns-repeated="7"/>
        </table:table-row>
        <table:table-row table:style-name="ro2">
          <table:table-cell office:value-type="date" office:date-value="2014-11-22" calcext:value-type="date">
            <text:p>22.11.2014</text:p>
          </table:table-cell>
          <table:table-cell office:value-type="float" office:value="53" calcext:value-type="float">
            <text:p>53</text:p>
          </table:table-cell>
          <table:table-cell table:formula="of:=LOOKUP(WEEKDAY([.A337];2);[.$B$1:.$B$7];[.$C$1:.$C$7])" office:value-type="string" office:string-value="sobota" calcext:value-type="string">
            <text:p>sobota</text:p>
          </table:table-cell>
          <table:table-cell table:formula="of:=[.L336]" office:value-type="float" office:value="44.31" calcext:value-type="float">
            <text:p>44,31</text:p>
          </table:table-cell>
          <table:table-cell table:formula="of:=[.M336]" office:value-type="float" office:value="8.35" calcext:value-type="float">
            <text:p>8,35</text:p>
          </table:table-cell>
          <table:table-cell table:formula="of:=ROUND(IF([.E337]&gt;[.$F$6];IF([.E337]-(([.B337]*[.$G$3])/100)&lt;0;((([.E337]*100)/[.$G$3])*[.$G$2])/100;0);([.$G$2]*([.B337]/2))/100);2)" office:value-type="float" office:value="1.59" calcext:value-type="float">
            <text:p>1,59</text:p>
          </table:table-cell>
          <table:table-cell table:formula="of:=ROUND(IF([.E337]&gt;[.$F$6];IF([.E337]-(([.B337]*[.$G$3])/100)&lt;0;[.E337];([.$G$3]*[.B337])/100);([.$G$3]*([.B337]/2))/100) ;2)" office:value-type="float" office:value="2.39" calcext:value-type="float">
            <text:p>2,39</text:p>
          </table:table-cell>
          <table:table-cell table:formula="of:=[.D337]-[.F337]" office:value-type="float" office:value="42.72" calcext:value-type="float">
            <text:p>42,72</text:p>
          </table:table-cell>
          <table:table-cell table:formula="of:=[.E337]-[.G337]" office:value-type="float" office:value="5.96" calcext:value-type="float">
            <text:p>5,96</text:p>
          </table:table-cell>
          <table:table-cell table:formula="of:=IF([.C337]=[.$L$6];IF([.H337]&lt;[.$N$6];[.$F$2];0);0)" office:value-type="float" office:value="0" calcext:value-type="float">
            <text:p>0,00</text:p>
          </table:table-cell>
          <table:table-cell table:formula="of:=IF([.I337]&lt;5;[.$F$3];0)" office:value-type="float" office:value="0" calcext:value-type="float">
            <text:p>0,00</text:p>
          </table:table-cell>
          <table:table-cell table:formula="of:=IF([.J337]=0;[.H337];[.J337])" office:value-type="float" office:value="42.72" calcext:value-type="float">
            <text:p>42,72</text:p>
          </table:table-cell>
          <table:table-cell table:formula="of:=IF([.K337]=0;[.I337];[.K337])" office:value-type="float" office:value="5.96" calcext:value-type="float">
            <text:p>5,96</text:p>
          </table:table-cell>
          <table:table-cell table:number-columns-repeated="7"/>
        </table:table-row>
        <table:table-row table:style-name="ro2">
          <table:table-cell office:value-type="date" office:date-value="2014-11-23" calcext:value-type="date">
            <text:p>23.11.2014</text:p>
          </table:table-cell>
          <table:table-cell office:value-type="float" office:value="89" calcext:value-type="float">
            <text:p>89</text:p>
          </table:table-cell>
          <table:table-cell table:formula="of:=LOOKUP(WEEKDAY([.A338];2);[.$B$1:.$B$7];[.$C$1:.$C$7])" office:value-type="string" office:string-value="niedziela" calcext:value-type="string">
            <text:p>niedziela</text:p>
          </table:table-cell>
          <table:table-cell table:formula="of:=[.L337]" office:value-type="float" office:value="42.72" calcext:value-type="float">
            <text:p>42,72</text:p>
          </table:table-cell>
          <table:table-cell table:formula="of:=[.M337]" office:value-type="float" office:value="5.96" calcext:value-type="float">
            <text:p>5,96</text:p>
          </table:table-cell>
          <table:table-cell table:formula="of:=ROUND(IF([.E338]&gt;[.$F$6];IF([.E338]-(([.B338]*[.$G$3])/100)&lt;0;((([.E338]*100)/[.$G$3])*[.$G$2])/100;0);([.$G$2]*([.B338]/2))/100);2)" office:value-type="float" office:value="2.67" calcext:value-type="float">
            <text:p>2,67</text:p>
          </table:table-cell>
          <table:table-cell table:formula="of:=ROUND(IF([.E338]&gt;[.$F$6];IF([.E338]-(([.B338]*[.$G$3])/100)&lt;0;[.E338];([.$G$3]*[.B338])/100);([.$G$3]*([.B338]/2))/100) ;2)" office:value-type="float" office:value="4.01" calcext:value-type="float">
            <text:p>4,01</text:p>
          </table:table-cell>
          <table:table-cell table:formula="of:=[.D338]-[.F338]" office:value-type="float" office:value="40.05" calcext:value-type="float">
            <text:p>40,05</text:p>
          </table:table-cell>
          <table:table-cell table:formula="of:=[.E338]-[.G338]" office:value-type="float" office:value="1.95" calcext:value-type="float">
            <text:p>1,95</text:p>
          </table:table-cell>
          <table:table-cell table:formula="of:=IF([.C338]=[.$L$6];IF([.H338]&lt;[.$N$6];[.$F$2];0);0)" office:value-type="float" office:value="0" calcext:value-type="float">
            <text:p>0,00</text:p>
          </table:table-cell>
          <table:table-cell table:formula="of:=IF([.I338]&lt;5;[.$F$3];0)" office:value-type="float" office:value="30" calcext:value-type="float">
            <text:p>30,00</text:p>
          </table:table-cell>
          <table:table-cell table:formula="of:=IF([.J338]=0;[.H338];[.J338])" office:value-type="float" office:value="40.05" calcext:value-type="float">
            <text:p>40,05</text:p>
          </table:table-cell>
          <table:table-cell table:formula="of:=IF([.K338]=0;[.I338];[.K338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1-24" calcext:value-type="date">
            <text:p>24.11.2014</text:p>
          </table:table-cell>
          <table:table-cell office:value-type="float" office:value="150" calcext:value-type="float">
            <text:p>150</text:p>
          </table:table-cell>
          <table:table-cell table:formula="of:=LOOKUP(WEEKDAY([.A339];2);[.$B$1:.$B$7];[.$C$1:.$C$7])" office:value-type="string" office:string-value="poniedziałek" calcext:value-type="string">
            <text:p>poniedziałek</text:p>
          </table:table-cell>
          <table:table-cell table:formula="of:=[.L338]" office:value-type="float" office:value="40.05" calcext:value-type="float">
            <text:p>40,05</text:p>
          </table:table-cell>
          <table:table-cell table:formula="of:=[.M338]" office:value-type="float" office:value="30" calcext:value-type="float">
            <text:p>30,00</text:p>
          </table:table-cell>
          <table:table-cell table:formula="of:=ROUND(IF([.E339]&gt;[.$F$6];IF([.E339]-(([.B339]*[.$G$3])/100)&lt;0;((([.E339]*100)/[.$G$3])*[.$G$2])/100;0);([.$G$2]*([.B339]/2))/100);2)" office:value-type="float" office:value="0" calcext:value-type="float">
            <text:p>0,00</text:p>
          </table:table-cell>
          <table:table-cell table:formula="of:=ROUND(IF([.E339]&gt;[.$F$6];IF([.E339]-(([.B339]*[.$G$3])/100)&lt;0;[.E339];([.$G$3]*[.B339])/100);([.$G$3]*([.B339]/2))/100) ;2)" office:value-type="float" office:value="13.5" calcext:value-type="float">
            <text:p>13,50</text:p>
          </table:table-cell>
          <table:table-cell table:formula="of:=[.D339]-[.F339]" office:value-type="float" office:value="40.05" calcext:value-type="float">
            <text:p>40,05</text:p>
          </table:table-cell>
          <table:table-cell table:formula="of:=[.E339]-[.G339]" office:value-type="float" office:value="16.5" calcext:value-type="float">
            <text:p>16,50</text:p>
          </table:table-cell>
          <table:table-cell table:formula="of:=IF([.C339]=[.$L$6];IF([.H339]&lt;[.$N$6];[.$F$2];0);0)" office:value-type="float" office:value="0" calcext:value-type="float">
            <text:p>0,00</text:p>
          </table:table-cell>
          <table:table-cell table:formula="of:=IF([.I339]&lt;5;[.$F$3];0)" office:value-type="float" office:value="0" calcext:value-type="float">
            <text:p>0,00</text:p>
          </table:table-cell>
          <table:table-cell table:formula="of:=IF([.J339]=0;[.H339];[.J339])" office:value-type="float" office:value="40.05" calcext:value-type="float">
            <text:p>40,05</text:p>
          </table:table-cell>
          <table:table-cell table:formula="of:=IF([.K339]=0;[.I339];[.K339])" office:value-type="float" office:value="16.5" calcext:value-type="float">
            <text:p>16,50</text:p>
          </table:table-cell>
          <table:table-cell table:number-columns-repeated="7"/>
        </table:table-row>
        <table:table-row table:style-name="ro2">
          <table:table-cell office:value-type="date" office:date-value="2014-11-25" calcext:value-type="date">
            <text:p>25.11.2014</text:p>
          </table:table-cell>
          <table:table-cell office:value-type="float" office:value="44" calcext:value-type="float">
            <text:p>44</text:p>
          </table:table-cell>
          <table:table-cell table:formula="of:=LOOKUP(WEEKDAY([.A340];2);[.$B$1:.$B$7];[.$C$1:.$C$7])" office:value-type="string" office:string-value="wtorek" calcext:value-type="string">
            <text:p>wtorek</text:p>
          </table:table-cell>
          <table:table-cell table:formula="of:=[.L339]" office:value-type="float" office:value="40.05" calcext:value-type="float">
            <text:p>40,05</text:p>
          </table:table-cell>
          <table:table-cell table:formula="of:=[.M339]" office:value-type="float" office:value="16.5" calcext:value-type="float">
            <text:p>16,50</text:p>
          </table:table-cell>
          <table:table-cell table:formula="of:=ROUND(IF([.E340]&gt;[.$F$6];IF([.E340]-(([.B340]*[.$G$3])/100)&lt;0;((([.E340]*100)/[.$G$3])*[.$G$2])/100;0);([.$G$2]*([.B340]/2))/100);2)" office:value-type="float" office:value="0" calcext:value-type="float">
            <text:p>0,00</text:p>
          </table:table-cell>
          <table:table-cell table:formula="of:=ROUND(IF([.E340]&gt;[.$F$6];IF([.E340]-(([.B340]*[.$G$3])/100)&lt;0;[.E340];([.$G$3]*[.B340])/100);([.$G$3]*([.B340]/2))/100) ;2)" office:value-type="float" office:value="3.96" calcext:value-type="float">
            <text:p>3,96</text:p>
          </table:table-cell>
          <table:table-cell table:formula="of:=[.D340]-[.F340]" office:value-type="float" office:value="40.05" calcext:value-type="float">
            <text:p>40,05</text:p>
          </table:table-cell>
          <table:table-cell table:formula="of:=[.E340]-[.G340]" office:value-type="float" office:value="12.54" calcext:value-type="float">
            <text:p>12,54</text:p>
          </table:table-cell>
          <table:table-cell table:formula="of:=IF([.C340]=[.$L$6];IF([.H340]&lt;[.$N$6];[.$F$2];0);0)" office:value-type="float" office:value="0" calcext:value-type="float">
            <text:p>0,00</text:p>
          </table:table-cell>
          <table:table-cell table:formula="of:=IF([.I340]&lt;5;[.$F$3];0)" office:value-type="float" office:value="0" calcext:value-type="float">
            <text:p>0,00</text:p>
          </table:table-cell>
          <table:table-cell table:formula="of:=IF([.J340]=0;[.H340];[.J340])" office:value-type="float" office:value="40.05" calcext:value-type="float">
            <text:p>40,05</text:p>
          </table:table-cell>
          <table:table-cell table:formula="of:=IF([.K340]=0;[.I340];[.K340])" office:value-type="float" office:value="12.54" calcext:value-type="float">
            <text:p>12,54</text:p>
          </table:table-cell>
          <table:table-cell table:number-columns-repeated="7"/>
        </table:table-row>
        <table:table-row table:style-name="ro2">
          <table:table-cell office:value-type="date" office:date-value="2014-11-26" calcext:value-type="date">
            <text:p>26.11.2014</text:p>
          </table:table-cell>
          <table:table-cell office:value-type="float" office:value="137" calcext:value-type="float">
            <text:p>137</text:p>
          </table:table-cell>
          <table:table-cell table:formula="of:=LOOKUP(WEEKDAY([.A341];2);[.$B$1:.$B$7];[.$C$1:.$C$7])" office:value-type="string" office:string-value="środa" calcext:value-type="string">
            <text:p>środa</text:p>
          </table:table-cell>
          <table:table-cell table:formula="of:=[.L340]" office:value-type="float" office:value="40.05" calcext:value-type="float">
            <text:p>40,05</text:p>
          </table:table-cell>
          <table:table-cell table:formula="of:=[.M340]" office:value-type="float" office:value="12.54" calcext:value-type="float">
            <text:p>12,54</text:p>
          </table:table-cell>
          <table:table-cell table:formula="of:=ROUND(IF([.E341]&gt;[.$F$6];IF([.E341]-(([.B341]*[.$G$3])/100)&lt;0;((([.E341]*100)/[.$G$3])*[.$G$2])/100;0);([.$G$2]*([.B341]/2))/100);2)" office:value-type="float" office:value="4.11" calcext:value-type="float">
            <text:p>4,11</text:p>
          </table:table-cell>
          <table:table-cell table:formula="of:=ROUND(IF([.E341]&gt;[.$F$6];IF([.E341]-(([.B341]*[.$G$3])/100)&lt;0;[.E341];([.$G$3]*[.B341])/100);([.$G$3]*([.B341]/2))/100) ;2)" office:value-type="float" office:value="6.17" calcext:value-type="float">
            <text:p>6,17</text:p>
          </table:table-cell>
          <table:table-cell table:formula="of:=[.D341]-[.F341]" office:value-type="float" office:value="35.94" calcext:value-type="float">
            <text:p>35,94</text:p>
          </table:table-cell>
          <table:table-cell table:formula="of:=[.E341]-[.G341]" office:value-type="float" office:value="6.37" calcext:value-type="float">
            <text:p>6,37</text:p>
          </table:table-cell>
          <table:table-cell table:formula="of:=IF([.C341]=[.$L$6];IF([.H341]&lt;[.$N$6];[.$F$2];0);0)" office:value-type="float" office:value="0" calcext:value-type="float">
            <text:p>0,00</text:p>
          </table:table-cell>
          <table:table-cell table:formula="of:=IF([.I341]&lt;5;[.$F$3];0)" office:value-type="float" office:value="0" calcext:value-type="float">
            <text:p>0,00</text:p>
          </table:table-cell>
          <table:table-cell table:formula="of:=IF([.J341]=0;[.H341];[.J341])" office:value-type="float" office:value="35.94" calcext:value-type="float">
            <text:p>35,94</text:p>
          </table:table-cell>
          <table:table-cell table:formula="of:=IF([.K341]=0;[.I341];[.K341])" office:value-type="float" office:value="6.37" calcext:value-type="float">
            <text:p>6,37</text:p>
          </table:table-cell>
          <table:table-cell table:number-columns-repeated="7"/>
        </table:table-row>
        <table:table-row table:style-name="ro2">
          <table:table-cell office:value-type="date" office:date-value="2014-11-27" calcext:value-type="date">
            <text:p>27.11.2014</text:p>
          </table:table-cell>
          <table:table-cell office:value-type="float" office:value="49" calcext:value-type="float">
            <text:p>49</text:p>
          </table:table-cell>
          <table:table-cell table:formula="of:=LOOKUP(WEEKDAY([.A342];2);[.$B$1:.$B$7];[.$C$1:.$C$7])" office:value-type="string" office:string-value="czwartek" calcext:value-type="string">
            <text:p>czwartek</text:p>
          </table:table-cell>
          <table:table-cell table:formula="of:=[.L341]" office:value-type="float" office:value="35.94" calcext:value-type="float">
            <text:p>35,94</text:p>
          </table:table-cell>
          <table:table-cell table:formula="of:=[.M341]" office:value-type="float" office:value="6.37" calcext:value-type="float">
            <text:p>6,37</text:p>
          </table:table-cell>
          <table:table-cell table:formula="of:=ROUND(IF([.E342]&gt;[.$F$6];IF([.E342]-(([.B342]*[.$G$3])/100)&lt;0;((([.E342]*100)/[.$G$3])*[.$G$2])/100;0);([.$G$2]*([.B342]/2))/100);2)" office:value-type="float" office:value="1.47" calcext:value-type="float">
            <text:p>1,47</text:p>
          </table:table-cell>
          <table:table-cell table:formula="of:=ROUND(IF([.E342]&gt;[.$F$6];IF([.E342]-(([.B342]*[.$G$3])/100)&lt;0;[.E342];([.$G$3]*[.B342])/100);([.$G$3]*([.B342]/2))/100) ;2)" office:value-type="float" office:value="2.21" calcext:value-type="float">
            <text:p>2,21</text:p>
          </table:table-cell>
          <table:table-cell table:formula="of:=[.D342]-[.F342]" office:value-type="float" office:value="34.47" calcext:value-type="float">
            <text:p>34,47</text:p>
          </table:table-cell>
          <table:table-cell table:formula="of:=[.E342]-[.G342]" office:value-type="float" office:value="4.16" calcext:value-type="float">
            <text:p>4,16</text:p>
          </table:table-cell>
          <table:table-cell table:formula="of:=IF([.C342]=[.$L$6];IF([.H342]&lt;[.$N$6];[.$F$2];0);0)" office:value-type="float" office:value="45" calcext:value-type="float">
            <text:p>45,00</text:p>
          </table:table-cell>
          <table:table-cell table:formula="of:=IF([.I342]&lt;5;[.$F$3];0)" office:value-type="float" office:value="30" calcext:value-type="float">
            <text:p>30,00</text:p>
          </table:table-cell>
          <table:table-cell table:formula="of:=IF([.J342]=0;[.H342];[.J342])" office:value-type="float" office:value="45" calcext:value-type="float">
            <text:p>45,00</text:p>
          </table:table-cell>
          <table:table-cell table:formula="of:=IF([.K342]=0;[.I342];[.K34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1-28" calcext:value-type="date">
            <text:p>28.11.2014</text:p>
          </table:table-cell>
          <table:table-cell office:value-type="float" office:value="24" calcext:value-type="float">
            <text:p>24</text:p>
          </table:table-cell>
          <table:table-cell table:formula="of:=LOOKUP(WEEKDAY([.A343];2);[.$B$1:.$B$7];[.$C$1:.$C$7])" office:value-type="string" office:string-value="piątek" calcext:value-type="string">
            <text:p>piątek</text:p>
          </table:table-cell>
          <table:table-cell table:formula="of:=[.L342]" office:value-type="float" office:value="45" calcext:value-type="float">
            <text:p>45,00</text:p>
          </table:table-cell>
          <table:table-cell table:formula="of:=[.M342]" office:value-type="float" office:value="30" calcext:value-type="float">
            <text:p>30,00</text:p>
          </table:table-cell>
          <table:table-cell table:formula="of:=ROUND(IF([.E343]&gt;[.$F$6];IF([.E343]-(([.B343]*[.$G$3])/100)&lt;0;((([.E343]*100)/[.$G$3])*[.$G$2])/100;0);([.$G$2]*([.B343]/2))/100);2)" office:value-type="float" office:value="0" calcext:value-type="float">
            <text:p>0,00</text:p>
          </table:table-cell>
          <table:table-cell table:formula="of:=ROUND(IF([.E343]&gt;[.$F$6];IF([.E343]-(([.B343]*[.$G$3])/100)&lt;0;[.E343];([.$G$3]*[.B343])/100);([.$G$3]*([.B343]/2))/100) ;2)" office:value-type="float" office:value="2.16" calcext:value-type="float">
            <text:p>2,16</text:p>
          </table:table-cell>
          <table:table-cell table:formula="of:=[.D343]-[.F343]" office:value-type="float" office:value="45" calcext:value-type="float">
            <text:p>45,00</text:p>
          </table:table-cell>
          <table:table-cell table:formula="of:=[.E343]-[.G343]" office:value-type="float" office:value="27.84" calcext:value-type="float">
            <text:p>27,84</text:p>
          </table:table-cell>
          <table:table-cell table:formula="of:=IF([.C343]=[.$L$6];IF([.H343]&lt;[.$N$6];[.$F$2];0);0)" office:value-type="float" office:value="0" calcext:value-type="float">
            <text:p>0,00</text:p>
          </table:table-cell>
          <table:table-cell table:formula="of:=IF([.I343]&lt;5;[.$F$3];0)" office:value-type="float" office:value="0" calcext:value-type="float">
            <text:p>0,00</text:p>
          </table:table-cell>
          <table:table-cell table:formula="of:=IF([.J343]=0;[.H343];[.J343])" office:value-type="float" office:value="45" calcext:value-type="float">
            <text:p>45,00</text:p>
          </table:table-cell>
          <table:table-cell table:formula="of:=IF([.K343]=0;[.I343];[.K343])" office:value-type="float" office:value="27.84" calcext:value-type="float">
            <text:p>27,84</text:p>
          </table:table-cell>
          <table:table-cell table:number-columns-repeated="7"/>
        </table:table-row>
        <table:table-row table:style-name="ro2">
          <table:table-cell office:value-type="date" office:date-value="2014-11-29" calcext:value-type="date">
            <text:p>29.11.2014</text:p>
          </table:table-cell>
          <table:table-cell office:value-type="float" office:value="36" calcext:value-type="float">
            <text:p>36</text:p>
          </table:table-cell>
          <table:table-cell table:formula="of:=LOOKUP(WEEKDAY([.A344];2);[.$B$1:.$B$7];[.$C$1:.$C$7])" office:value-type="string" office:string-value="sobota" calcext:value-type="string">
            <text:p>sobota</text:p>
          </table:table-cell>
          <table:table-cell table:formula="of:=[.L343]" office:value-type="float" office:value="45" calcext:value-type="float">
            <text:p>45,00</text:p>
          </table:table-cell>
          <table:table-cell table:formula="of:=[.M343]" office:value-type="float" office:value="27.84" calcext:value-type="float">
            <text:p>27,84</text:p>
          </table:table-cell>
          <table:table-cell table:formula="of:=ROUND(IF([.E344]&gt;[.$F$6];IF([.E344]-(([.B344]*[.$G$3])/100)&lt;0;((([.E344]*100)/[.$G$3])*[.$G$2])/100;0);([.$G$2]*([.B344]/2))/100);2)" office:value-type="float" office:value="0" calcext:value-type="float">
            <text:p>0,00</text:p>
          </table:table-cell>
          <table:table-cell table:formula="of:=ROUND(IF([.E344]&gt;[.$F$6];IF([.E344]-(([.B344]*[.$G$3])/100)&lt;0;[.E344];([.$G$3]*[.B344])/100);([.$G$3]*([.B344]/2))/100) ;2)" office:value-type="float" office:value="3.24" calcext:value-type="float">
            <text:p>3,24</text:p>
          </table:table-cell>
          <table:table-cell table:formula="of:=[.D344]-[.F344]" office:value-type="float" office:value="45" calcext:value-type="float">
            <text:p>45,00</text:p>
          </table:table-cell>
          <table:table-cell table:formula="of:=[.E344]-[.G344]" office:value-type="float" office:value="24.6" calcext:value-type="float">
            <text:p>24,60</text:p>
          </table:table-cell>
          <table:table-cell table:formula="of:=IF([.C344]=[.$L$6];IF([.H344]&lt;[.$N$6];[.$F$2];0);0)" office:value-type="float" office:value="0" calcext:value-type="float">
            <text:p>0,00</text:p>
          </table:table-cell>
          <table:table-cell table:formula="of:=IF([.I344]&lt;5;[.$F$3];0)" office:value-type="float" office:value="0" calcext:value-type="float">
            <text:p>0,00</text:p>
          </table:table-cell>
          <table:table-cell table:formula="of:=IF([.J344]=0;[.H344];[.J344])" office:value-type="float" office:value="45" calcext:value-type="float">
            <text:p>45,00</text:p>
          </table:table-cell>
          <table:table-cell table:formula="of:=IF([.K344]=0;[.I344];[.K344])" office:value-type="float" office:value="24.6" calcext:value-type="float">
            <text:p>24,60</text:p>
          </table:table-cell>
          <table:table-cell table:number-columns-repeated="7"/>
        </table:table-row>
        <table:table-row table:style-name="ro2">
          <table:table-cell office:value-type="date" office:date-value="2014-11-30" calcext:value-type="date">
            <text:p>30.11.2014</text:p>
          </table:table-cell>
          <table:table-cell office:value-type="float" office:value="33" calcext:value-type="float">
            <text:p>33</text:p>
          </table:table-cell>
          <table:table-cell table:formula="of:=LOOKUP(WEEKDAY([.A345];2);[.$B$1:.$B$7];[.$C$1:.$C$7])" office:value-type="string" office:string-value="niedziela" calcext:value-type="string">
            <text:p>niedziela</text:p>
          </table:table-cell>
          <table:table-cell table:formula="of:=[.L344]" office:value-type="float" office:value="45" calcext:value-type="float">
            <text:p>45,00</text:p>
          </table:table-cell>
          <table:table-cell table:formula="of:=[.M344]" office:value-type="float" office:value="24.6" calcext:value-type="float">
            <text:p>24,60</text:p>
          </table:table-cell>
          <table:table-cell table:formula="of:=ROUND(IF([.E345]&gt;[.$F$6];IF([.E345]-(([.B345]*[.$G$3])/100)&lt;0;((([.E345]*100)/[.$G$3])*[.$G$2])/100;0);([.$G$2]*([.B345]/2))/100);2)" office:value-type="float" office:value="0" calcext:value-type="float">
            <text:p>0,00</text:p>
          </table:table-cell>
          <table:table-cell table:formula="of:=ROUND(IF([.E345]&gt;[.$F$6];IF([.E345]-(([.B345]*[.$G$3])/100)&lt;0;[.E345];([.$G$3]*[.B345])/100);([.$G$3]*([.B345]/2))/100) ;2)" office:value-type="float" office:value="2.97" calcext:value-type="float">
            <text:p>2,97</text:p>
          </table:table-cell>
          <table:table-cell table:formula="of:=[.D345]-[.F345]" office:value-type="float" office:value="45" calcext:value-type="float">
            <text:p>45,00</text:p>
          </table:table-cell>
          <table:table-cell table:formula="of:=[.E345]-[.G345]" office:value-type="float" office:value="21.63" calcext:value-type="float">
            <text:p>21,63</text:p>
          </table:table-cell>
          <table:table-cell table:formula="of:=IF([.C345]=[.$L$6];IF([.H345]&lt;[.$N$6];[.$F$2];0);0)" office:value-type="float" office:value="0" calcext:value-type="float">
            <text:p>0,00</text:p>
          </table:table-cell>
          <table:table-cell table:formula="of:=IF([.I345]&lt;5;[.$F$3];0)" office:value-type="float" office:value="0" calcext:value-type="float">
            <text:p>0,00</text:p>
          </table:table-cell>
          <table:table-cell table:formula="of:=IF([.J345]=0;[.H345];[.J345])" office:value-type="float" office:value="45" calcext:value-type="float">
            <text:p>45,00</text:p>
          </table:table-cell>
          <table:table-cell table:formula="of:=IF([.K345]=0;[.I345];[.K345])" office:value-type="float" office:value="21.63" calcext:value-type="float">
            <text:p>21,63</text:p>
          </table:table-cell>
          <table:table-cell table:number-columns-repeated="7"/>
        </table:table-row>
        <table:table-row table:style-name="ro2">
          <table:table-cell office:value-type="date" office:date-value="2014-12-01" calcext:value-type="date">
            <text:p>1.12.2014</text:p>
          </table:table-cell>
          <table:table-cell office:value-type="float" office:value="81" calcext:value-type="float">
            <text:p>81</text:p>
          </table:table-cell>
          <table:table-cell table:formula="of:=LOOKUP(WEEKDAY([.A346];2);[.$B$1:.$B$7];[.$C$1:.$C$7])" office:value-type="string" office:string-value="poniedziałek" calcext:value-type="string">
            <text:p>poniedziałek</text:p>
          </table:table-cell>
          <table:table-cell table:formula="of:=[.L345]" office:value-type="float" office:value="45" calcext:value-type="float">
            <text:p>45,00</text:p>
          </table:table-cell>
          <table:table-cell table:formula="of:=[.M345]" office:value-type="float" office:value="21.63" calcext:value-type="float">
            <text:p>21,63</text:p>
          </table:table-cell>
          <table:table-cell table:formula="of:=ROUND(IF([.E346]&gt;[.$F$6];IF([.E346]-(([.B346]*[.$G$3])/100)&lt;0;((([.E346]*100)/[.$G$3])*[.$G$2])/100;0);([.$G$2]*([.B346]/2))/100);2)" office:value-type="float" office:value="0" calcext:value-type="float">
            <text:p>0,00</text:p>
          </table:table-cell>
          <table:table-cell table:formula="of:=ROUND(IF([.E346]&gt;[.$F$6];IF([.E346]-(([.B346]*[.$G$3])/100)&lt;0;[.E346];([.$G$3]*[.B346])/100);([.$G$3]*([.B346]/2))/100) ;2)" office:value-type="float" office:value="7.29" calcext:value-type="float">
            <text:p>7,29</text:p>
          </table:table-cell>
          <table:table-cell table:formula="of:=[.D346]-[.F346]" office:value-type="float" office:value="45" calcext:value-type="float">
            <text:p>45,00</text:p>
          </table:table-cell>
          <table:table-cell table:formula="of:=[.E346]-[.G346]" office:value-type="float" office:value="14.34" calcext:value-type="float">
            <text:p>14,34</text:p>
          </table:table-cell>
          <table:table-cell table:formula="of:=IF([.C346]=[.$L$6];IF([.H346]&lt;[.$N$6];[.$F$2];0);0)" office:value-type="float" office:value="0" calcext:value-type="float">
            <text:p>0,00</text:p>
          </table:table-cell>
          <table:table-cell table:formula="of:=IF([.I346]&lt;5;[.$F$3];0)" office:value-type="float" office:value="0" calcext:value-type="float">
            <text:p>0,00</text:p>
          </table:table-cell>
          <table:table-cell table:formula="of:=IF([.J346]=0;[.H346];[.J346])" office:value-type="float" office:value="45" calcext:value-type="float">
            <text:p>45,00</text:p>
          </table:table-cell>
          <table:table-cell table:formula="of:=IF([.K346]=0;[.I346];[.K346])" office:value-type="float" office:value="14.34" calcext:value-type="float">
            <text:p>14,34</text:p>
          </table:table-cell>
          <table:table-cell table:number-columns-repeated="7"/>
        </table:table-row>
        <table:table-row table:style-name="ro2">
          <table:table-cell office:value-type="date" office:date-value="2014-12-02" calcext:value-type="date">
            <text:p>2.12.2014</text:p>
          </table:table-cell>
          <table:table-cell office:value-type="float" office:value="70" calcext:value-type="float">
            <text:p>70</text:p>
          </table:table-cell>
          <table:table-cell table:formula="of:=LOOKUP(WEEKDAY([.A347];2);[.$B$1:.$B$7];[.$C$1:.$C$7])" office:value-type="string" office:string-value="wtorek" calcext:value-type="string">
            <text:p>wtorek</text:p>
          </table:table-cell>
          <table:table-cell table:formula="of:=[.L346]" office:value-type="float" office:value="45" calcext:value-type="float">
            <text:p>45,00</text:p>
          </table:table-cell>
          <table:table-cell table:formula="of:=[.M346]" office:value-type="float" office:value="14.34" calcext:value-type="float">
            <text:p>14,34</text:p>
          </table:table-cell>
          <table:table-cell table:formula="of:=ROUND(IF([.E347]&gt;[.$F$6];IF([.E347]-(([.B347]*[.$G$3])/100)&lt;0;((([.E347]*100)/[.$G$3])*[.$G$2])/100;0);([.$G$2]*([.B347]/2))/100);2)" office:value-type="float" office:value="2.1" calcext:value-type="float">
            <text:p>2,10</text:p>
          </table:table-cell>
          <table:table-cell table:formula="of:=ROUND(IF([.E347]&gt;[.$F$6];IF([.E347]-(([.B347]*[.$G$3])/100)&lt;0;[.E347];([.$G$3]*[.B347])/100);([.$G$3]*([.B347]/2))/100) ;2)" office:value-type="float" office:value="3.15" calcext:value-type="float">
            <text:p>3,15</text:p>
          </table:table-cell>
          <table:table-cell table:formula="of:=[.D347]-[.F347]" office:value-type="float" office:value="42.9" calcext:value-type="float">
            <text:p>42,90</text:p>
          </table:table-cell>
          <table:table-cell table:formula="of:=[.E347]-[.G347]" office:value-type="float" office:value="11.19" calcext:value-type="float">
            <text:p>11,19</text:p>
          </table:table-cell>
          <table:table-cell table:formula="of:=IF([.C347]=[.$L$6];IF([.H347]&lt;[.$N$6];[.$F$2];0);0)" office:value-type="float" office:value="0" calcext:value-type="float">
            <text:p>0,00</text:p>
          </table:table-cell>
          <table:table-cell table:formula="of:=IF([.I347]&lt;5;[.$F$3];0)" office:value-type="float" office:value="0" calcext:value-type="float">
            <text:p>0,00</text:p>
          </table:table-cell>
          <table:table-cell table:formula="of:=IF([.J347]=0;[.H347];[.J347])" office:value-type="float" office:value="42.9" calcext:value-type="float">
            <text:p>42,90</text:p>
          </table:table-cell>
          <table:table-cell table:formula="of:=IF([.K347]=0;[.I347];[.K347])" office:value-type="float" office:value="11.19" calcext:value-type="float">
            <text:p>11,19</text:p>
          </table:table-cell>
          <table:table-cell table:number-columns-repeated="7"/>
        </table:table-row>
        <table:table-row table:style-name="ro2">
          <table:table-cell office:value-type="date" office:date-value="2014-12-03" calcext:value-type="date">
            <text:p>3.12.2014</text:p>
          </table:table-cell>
          <table:table-cell office:value-type="float" office:value="48" calcext:value-type="float">
            <text:p>48</text:p>
          </table:table-cell>
          <table:table-cell table:formula="of:=LOOKUP(WEEKDAY([.A348];2);[.$B$1:.$B$7];[.$C$1:.$C$7])" office:value-type="string" office:string-value="środa" calcext:value-type="string">
            <text:p>środa</text:p>
          </table:table-cell>
          <table:table-cell table:formula="of:=[.L347]" office:value-type="float" office:value="42.9" calcext:value-type="float">
            <text:p>42,90</text:p>
          </table:table-cell>
          <table:table-cell table:formula="of:=[.M347]" office:value-type="float" office:value="11.19" calcext:value-type="float">
            <text:p>11,19</text:p>
          </table:table-cell>
          <table:table-cell table:formula="of:=ROUND(IF([.E348]&gt;[.$F$6];IF([.E348]-(([.B348]*[.$G$3])/100)&lt;0;((([.E348]*100)/[.$G$3])*[.$G$2])/100;0);([.$G$2]*([.B348]/2))/100);2)" office:value-type="float" office:value="1.44" calcext:value-type="float">
            <text:p>1,44</text:p>
          </table:table-cell>
          <table:table-cell table:formula="of:=ROUND(IF([.E348]&gt;[.$F$6];IF([.E348]-(([.B348]*[.$G$3])/100)&lt;0;[.E348];([.$G$3]*[.B348])/100);([.$G$3]*([.B348]/2))/100) ;2)" office:value-type="float" office:value="2.16" calcext:value-type="float">
            <text:p>2,16</text:p>
          </table:table-cell>
          <table:table-cell table:formula="of:=[.D348]-[.F348]" office:value-type="float" office:value="41.46" calcext:value-type="float">
            <text:p>41,46</text:p>
          </table:table-cell>
          <table:table-cell table:formula="of:=[.E348]-[.G348]" office:value-type="float" office:value="9.03" calcext:value-type="float">
            <text:p>9,03</text:p>
          </table:table-cell>
          <table:table-cell table:formula="of:=IF([.C348]=[.$L$6];IF([.H348]&lt;[.$N$6];[.$F$2];0);0)" office:value-type="float" office:value="0" calcext:value-type="float">
            <text:p>0,00</text:p>
          </table:table-cell>
          <table:table-cell table:formula="of:=IF([.I348]&lt;5;[.$F$3];0)" office:value-type="float" office:value="0" calcext:value-type="float">
            <text:p>0,00</text:p>
          </table:table-cell>
          <table:table-cell table:formula="of:=IF([.J348]=0;[.H348];[.J348])" office:value-type="float" office:value="41.46" calcext:value-type="float">
            <text:p>41,46</text:p>
          </table:table-cell>
          <table:table-cell table:formula="of:=IF([.K348]=0;[.I348];[.K348])" office:value-type="float" office:value="9.03" calcext:value-type="float">
            <text:p>9,03</text:p>
          </table:table-cell>
          <table:table-cell table:number-columns-repeated="7"/>
        </table:table-row>
        <table:table-row table:style-name="ro2">
          <table:table-cell office:value-type="date" office:date-value="2014-12-04" calcext:value-type="date">
            <text:p>4.12.2014</text:p>
          </table:table-cell>
          <table:table-cell office:value-type="float" office:value="72" calcext:value-type="float">
            <text:p>72</text:p>
          </table:table-cell>
          <table:table-cell table:formula="of:=LOOKUP(WEEKDAY([.A349];2);[.$B$1:.$B$7];[.$C$1:.$C$7])" office:value-type="string" office:string-value="czwartek" calcext:value-type="string">
            <text:p>czwartek</text:p>
          </table:table-cell>
          <table:table-cell table:formula="of:=[.L348]" office:value-type="float" office:value="41.46" calcext:value-type="float">
            <text:p>41,46</text:p>
          </table:table-cell>
          <table:table-cell table:formula="of:=[.M348]" office:value-type="float" office:value="9.03" calcext:value-type="float">
            <text:p>9,03</text:p>
          </table:table-cell>
          <table:table-cell table:formula="of:=ROUND(IF([.E349]&gt;[.$F$6];IF([.E349]-(([.B349]*[.$G$3])/100)&lt;0;((([.E349]*100)/[.$G$3])*[.$G$2])/100;0);([.$G$2]*([.B349]/2))/100);2)" office:value-type="float" office:value="2.16" calcext:value-type="float">
            <text:p>2,16</text:p>
          </table:table-cell>
          <table:table-cell table:formula="of:=ROUND(IF([.E349]&gt;[.$F$6];IF([.E349]-(([.B349]*[.$G$3])/100)&lt;0;[.E349];([.$G$3]*[.B349])/100);([.$G$3]*([.B349]/2))/100) ;2)" office:value-type="float" office:value="3.24" calcext:value-type="float">
            <text:p>3,24</text:p>
          </table:table-cell>
          <table:table-cell table:formula="of:=[.D349]-[.F349]" office:value-type="float" office:value="39.3" calcext:value-type="float">
            <text:p>39,30</text:p>
          </table:table-cell>
          <table:table-cell table:formula="of:=[.E349]-[.G349]" office:value-type="float" office:value="5.79" calcext:value-type="float">
            <text:p>5,79</text:p>
          </table:table-cell>
          <table:table-cell table:formula="of:=IF([.C349]=[.$L$6];IF([.H349]&lt;[.$N$6];[.$F$2];0);0)" office:value-type="float" office:value="45" calcext:value-type="float">
            <text:p>45,00</text:p>
          </table:table-cell>
          <table:table-cell table:formula="of:=IF([.I349]&lt;5;[.$F$3];0)" office:value-type="float" office:value="0" calcext:value-type="float">
            <text:p>0,00</text:p>
          </table:table-cell>
          <table:table-cell table:formula="of:=IF([.J349]=0;[.H349];[.J349])" office:value-type="float" office:value="45" calcext:value-type="float">
            <text:p>45,00</text:p>
          </table:table-cell>
          <table:table-cell table:formula="of:=IF([.K349]=0;[.I349];[.K349])" office:value-type="float" office:value="5.79" calcext:value-type="float">
            <text:p>5,79</text:p>
          </table:table-cell>
          <table:table-cell table:number-columns-repeated="7"/>
        </table:table-row>
        <table:table-row table:style-name="ro2">
          <table:table-cell office:value-type="date" office:date-value="2014-12-05" calcext:value-type="date">
            <text:p>5.12.2014</text:p>
          </table:table-cell>
          <table:table-cell office:value-type="float" office:value="121" calcext:value-type="float">
            <text:p>121</text:p>
          </table:table-cell>
          <table:table-cell table:formula="of:=LOOKUP(WEEKDAY([.A350];2);[.$B$1:.$B$7];[.$C$1:.$C$7])" office:value-type="string" office:string-value="piątek" calcext:value-type="string">
            <text:p>piątek</text:p>
          </table:table-cell>
          <table:table-cell table:formula="of:=[.L349]" office:value-type="float" office:value="45" calcext:value-type="float">
            <text:p>45,00</text:p>
          </table:table-cell>
          <table:table-cell table:formula="of:=[.M349]" office:value-type="float" office:value="5.79" calcext:value-type="float">
            <text:p>5,79</text:p>
          </table:table-cell>
          <table:table-cell table:formula="of:=ROUND(IF([.E350]&gt;[.$F$6];IF([.E350]-(([.B350]*[.$G$3])/100)&lt;0;((([.E350]*100)/[.$G$3])*[.$G$2])/100;0);([.$G$2]*([.B350]/2))/100);2)" office:value-type="float" office:value="3.63" calcext:value-type="float">
            <text:p>3,63</text:p>
          </table:table-cell>
          <table:table-cell table:formula="of:=ROUND(IF([.E350]&gt;[.$F$6];IF([.E350]-(([.B350]*[.$G$3])/100)&lt;0;[.E350];([.$G$3]*[.B350])/100);([.$G$3]*([.B350]/2))/100) ;2)" office:value-type="float" office:value="5.45" calcext:value-type="float">
            <text:p>5,45</text:p>
          </table:table-cell>
          <table:table-cell table:formula="of:=[.D350]-[.F350]" office:value-type="float" office:value="41.37" calcext:value-type="float">
            <text:p>41,37</text:p>
          </table:table-cell>
          <table:table-cell table:formula="of:=[.E350]-[.G350]" office:value-type="float" office:value="0.340000000000003" calcext:value-type="float">
            <text:p>0,34</text:p>
          </table:table-cell>
          <table:table-cell table:formula="of:=IF([.C350]=[.$L$6];IF([.H350]&lt;[.$N$6];[.$F$2];0);0)" office:value-type="float" office:value="0" calcext:value-type="float">
            <text:p>0,00</text:p>
          </table:table-cell>
          <table:table-cell table:formula="of:=IF([.I350]&lt;5;[.$F$3];0)" office:value-type="float" office:value="30" calcext:value-type="float">
            <text:p>30,00</text:p>
          </table:table-cell>
          <table:table-cell table:formula="of:=IF([.J350]=0;[.H350];[.J350])" office:value-type="float" office:value="41.37" calcext:value-type="float">
            <text:p>41,37</text:p>
          </table:table-cell>
          <table:table-cell table:formula="of:=IF([.K350]=0;[.I350];[.K350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2-06" calcext:value-type="date">
            <text:p>6.12.2014</text:p>
          </table:table-cell>
          <table:table-cell office:value-type="float" office:value="16" calcext:value-type="float">
            <text:p>16</text:p>
          </table:table-cell>
          <table:table-cell table:formula="of:=LOOKUP(WEEKDAY([.A351];2);[.$B$1:.$B$7];[.$C$1:.$C$7])" office:value-type="string" office:string-value="sobota" calcext:value-type="string">
            <text:p>sobota</text:p>
          </table:table-cell>
          <table:table-cell table:formula="of:=[.L350]" office:value-type="float" office:value="41.37" calcext:value-type="float">
            <text:p>41,37</text:p>
          </table:table-cell>
          <table:table-cell table:formula="of:=[.M350]" office:value-type="float" office:value="30" calcext:value-type="float">
            <text:p>30,00</text:p>
          </table:table-cell>
          <table:table-cell table:formula="of:=ROUND(IF([.E351]&gt;[.$F$6];IF([.E351]-(([.B351]*[.$G$3])/100)&lt;0;((([.E351]*100)/[.$G$3])*[.$G$2])/100;0);([.$G$2]*([.B351]/2))/100);2)" office:value-type="float" office:value="0" calcext:value-type="float">
            <text:p>0,00</text:p>
          </table:table-cell>
          <table:table-cell table:formula="of:=ROUND(IF([.E351]&gt;[.$F$6];IF([.E351]-(([.B351]*[.$G$3])/100)&lt;0;[.E351];([.$G$3]*[.B351])/100);([.$G$3]*([.B351]/2))/100) ;2)" office:value-type="float" office:value="1.44" calcext:value-type="float">
            <text:p>1,44</text:p>
          </table:table-cell>
          <table:table-cell table:formula="of:=[.D351]-[.F351]" office:value-type="float" office:value="41.37" calcext:value-type="float">
            <text:p>41,37</text:p>
          </table:table-cell>
          <table:table-cell table:formula="of:=[.E351]-[.G351]" office:value-type="float" office:value="28.56" calcext:value-type="float">
            <text:p>28,56</text:p>
          </table:table-cell>
          <table:table-cell table:formula="of:=IF([.C351]=[.$L$6];IF([.H351]&lt;[.$N$6];[.$F$2];0);0)" office:value-type="float" office:value="0" calcext:value-type="float">
            <text:p>0,00</text:p>
          </table:table-cell>
          <table:table-cell table:formula="of:=IF([.I351]&lt;5;[.$F$3];0)" office:value-type="float" office:value="0" calcext:value-type="float">
            <text:p>0,00</text:p>
          </table:table-cell>
          <table:table-cell table:formula="of:=IF([.J351]=0;[.H351];[.J351])" office:value-type="float" office:value="41.37" calcext:value-type="float">
            <text:p>41,37</text:p>
          </table:table-cell>
          <table:table-cell table:formula="of:=IF([.K351]=0;[.I351];[.K351])" office:value-type="float" office:value="28.56" calcext:value-type="float">
            <text:p>28,56</text:p>
          </table:table-cell>
          <table:table-cell table:number-columns-repeated="7"/>
        </table:table-row>
        <table:table-row table:style-name="ro2">
          <table:table-cell office:value-type="date" office:date-value="2014-12-07" calcext:value-type="date">
            <text:p>7.12.2014</text:p>
          </table:table-cell>
          <table:table-cell office:value-type="float" office:value="94" calcext:value-type="float">
            <text:p>94</text:p>
          </table:table-cell>
          <table:table-cell table:formula="of:=LOOKUP(WEEKDAY([.A352];2);[.$B$1:.$B$7];[.$C$1:.$C$7])" office:value-type="string" office:string-value="niedziela" calcext:value-type="string">
            <text:p>niedziela</text:p>
          </table:table-cell>
          <table:table-cell table:formula="of:=[.L351]" office:value-type="float" office:value="41.37" calcext:value-type="float">
            <text:p>41,37</text:p>
          </table:table-cell>
          <table:table-cell table:formula="of:=[.M351]" office:value-type="float" office:value="28.56" calcext:value-type="float">
            <text:p>28,56</text:p>
          </table:table-cell>
          <table:table-cell table:formula="of:=ROUND(IF([.E352]&gt;[.$F$6];IF([.E352]-(([.B352]*[.$G$3])/100)&lt;0;((([.E352]*100)/[.$G$3])*[.$G$2])/100;0);([.$G$2]*([.B352]/2))/100);2)" office:value-type="float" office:value="0" calcext:value-type="float">
            <text:p>0,00</text:p>
          </table:table-cell>
          <table:table-cell table:formula="of:=ROUND(IF([.E352]&gt;[.$F$6];IF([.E352]-(([.B352]*[.$G$3])/100)&lt;0;[.E352];([.$G$3]*[.B352])/100);([.$G$3]*([.B352]/2))/100) ;2)" office:value-type="float" office:value="8.46" calcext:value-type="float">
            <text:p>8,46</text:p>
          </table:table-cell>
          <table:table-cell table:formula="of:=[.D352]-[.F352]" office:value-type="float" office:value="41.37" calcext:value-type="float">
            <text:p>41,37</text:p>
          </table:table-cell>
          <table:table-cell table:formula="of:=[.E352]-[.G352]" office:value-type="float" office:value="20.1" calcext:value-type="float">
            <text:p>20,10</text:p>
          </table:table-cell>
          <table:table-cell table:formula="of:=IF([.C352]=[.$L$6];IF([.H352]&lt;[.$N$6];[.$F$2];0);0)" office:value-type="float" office:value="0" calcext:value-type="float">
            <text:p>0,00</text:p>
          </table:table-cell>
          <table:table-cell table:formula="of:=IF([.I352]&lt;5;[.$F$3];0)" office:value-type="float" office:value="0" calcext:value-type="float">
            <text:p>0,00</text:p>
          </table:table-cell>
          <table:table-cell table:formula="of:=IF([.J352]=0;[.H352];[.J352])" office:value-type="float" office:value="41.37" calcext:value-type="float">
            <text:p>41,37</text:p>
          </table:table-cell>
          <table:table-cell table:formula="of:=IF([.K352]=0;[.I352];[.K352])" office:value-type="float" office:value="20.1" calcext:value-type="float">
            <text:p>20,10</text:p>
          </table:table-cell>
          <table:table-cell table:number-columns-repeated="7"/>
        </table:table-row>
        <table:table-row table:style-name="ro2">
          <table:table-cell office:value-type="date" office:date-value="2014-12-08" calcext:value-type="date">
            <text:p>8.12.2014</text:p>
          </table:table-cell>
          <table:table-cell office:value-type="float" office:value="120" calcext:value-type="float">
            <text:p>120</text:p>
          </table:table-cell>
          <table:table-cell table:formula="of:=LOOKUP(WEEKDAY([.A353];2);[.$B$1:.$B$7];[.$C$1:.$C$7])" office:value-type="string" office:string-value="poniedziałek" calcext:value-type="string">
            <text:p>poniedziałek</text:p>
          </table:table-cell>
          <table:table-cell table:formula="of:=[.L352]" office:value-type="float" office:value="41.37" calcext:value-type="float">
            <text:p>41,37</text:p>
          </table:table-cell>
          <table:table-cell table:formula="of:=[.M352]" office:value-type="float" office:value="20.1" calcext:value-type="float">
            <text:p>20,10</text:p>
          </table:table-cell>
          <table:table-cell table:formula="of:=ROUND(IF([.E353]&gt;[.$F$6];IF([.E353]-(([.B353]*[.$G$3])/100)&lt;0;((([.E353]*100)/[.$G$3])*[.$G$2])/100;0);([.$G$2]*([.B353]/2))/100);2)" office:value-type="float" office:value="0" calcext:value-type="float">
            <text:p>0,00</text:p>
          </table:table-cell>
          <table:table-cell table:formula="of:=ROUND(IF([.E353]&gt;[.$F$6];IF([.E353]-(([.B353]*[.$G$3])/100)&lt;0;[.E353];([.$G$3]*[.B353])/100);([.$G$3]*([.B353]/2))/100) ;2)" office:value-type="float" office:value="10.8" calcext:value-type="float">
            <text:p>10,80</text:p>
          </table:table-cell>
          <table:table-cell table:formula="of:=[.D353]-[.F353]" office:value-type="float" office:value="41.37" calcext:value-type="float">
            <text:p>41,37</text:p>
          </table:table-cell>
          <table:table-cell table:formula="of:=[.E353]-[.G353]" office:value-type="float" office:value="9.3" calcext:value-type="float">
            <text:p>9,30</text:p>
          </table:table-cell>
          <table:table-cell table:formula="of:=IF([.C353]=[.$L$6];IF([.H353]&lt;[.$N$6];[.$F$2];0);0)" office:value-type="float" office:value="0" calcext:value-type="float">
            <text:p>0,00</text:p>
          </table:table-cell>
          <table:table-cell table:formula="of:=IF([.I353]&lt;5;[.$F$3];0)" office:value-type="float" office:value="0" calcext:value-type="float">
            <text:p>0,00</text:p>
          </table:table-cell>
          <table:table-cell table:formula="of:=IF([.J353]=0;[.H353];[.J353])" office:value-type="float" office:value="41.37" calcext:value-type="float">
            <text:p>41,37</text:p>
          </table:table-cell>
          <table:table-cell table:formula="of:=IF([.K353]=0;[.I353];[.K353])" office:value-type="float" office:value="9.3" calcext:value-type="float">
            <text:p>9,30</text:p>
          </table:table-cell>
          <table:table-cell table:number-columns-repeated="7"/>
        </table:table-row>
        <table:table-row table:style-name="ro2">
          <table:table-cell office:value-type="date" office:date-value="2014-12-09" calcext:value-type="date">
            <text:p>9.12.2014</text:p>
          </table:table-cell>
          <table:table-cell office:value-type="float" office:value="49" calcext:value-type="float">
            <text:p>49</text:p>
          </table:table-cell>
          <table:table-cell table:formula="of:=LOOKUP(WEEKDAY([.A354];2);[.$B$1:.$B$7];[.$C$1:.$C$7])" office:value-type="string" office:string-value="wtorek" calcext:value-type="string">
            <text:p>wtorek</text:p>
          </table:table-cell>
          <table:table-cell table:formula="of:=[.L353]" office:value-type="float" office:value="41.37" calcext:value-type="float">
            <text:p>41,37</text:p>
          </table:table-cell>
          <table:table-cell table:formula="of:=[.M353]" office:value-type="float" office:value="9.3" calcext:value-type="float">
            <text:p>9,30</text:p>
          </table:table-cell>
          <table:table-cell table:formula="of:=ROUND(IF([.E354]&gt;[.$F$6];IF([.E354]-(([.B354]*[.$G$3])/100)&lt;0;((([.E354]*100)/[.$G$3])*[.$G$2])/100;0);([.$G$2]*([.B354]/2))/100);2)" office:value-type="float" office:value="1.47" calcext:value-type="float">
            <text:p>1,47</text:p>
          </table:table-cell>
          <table:table-cell table:formula="of:=ROUND(IF([.E354]&gt;[.$F$6];IF([.E354]-(([.B354]*[.$G$3])/100)&lt;0;[.E354];([.$G$3]*[.B354])/100);([.$G$3]*([.B354]/2))/100) ;2)" office:value-type="float" office:value="2.21" calcext:value-type="float">
            <text:p>2,21</text:p>
          </table:table-cell>
          <table:table-cell table:formula="of:=[.D354]-[.F354]" office:value-type="float" office:value="39.9" calcext:value-type="float">
            <text:p>39,90</text:p>
          </table:table-cell>
          <table:table-cell table:formula="of:=[.E354]-[.G354]" office:value-type="float" office:value="7.09" calcext:value-type="float">
            <text:p>7,09</text:p>
          </table:table-cell>
          <table:table-cell table:formula="of:=IF([.C354]=[.$L$6];IF([.H354]&lt;[.$N$6];[.$F$2];0);0)" office:value-type="float" office:value="0" calcext:value-type="float">
            <text:p>0,00</text:p>
          </table:table-cell>
          <table:table-cell table:formula="of:=IF([.I354]&lt;5;[.$F$3];0)" office:value-type="float" office:value="0" calcext:value-type="float">
            <text:p>0,00</text:p>
          </table:table-cell>
          <table:table-cell table:formula="of:=IF([.J354]=0;[.H354];[.J354])" office:value-type="float" office:value="39.9" calcext:value-type="float">
            <text:p>39,90</text:p>
          </table:table-cell>
          <table:table-cell table:formula="of:=IF([.K354]=0;[.I354];[.K354])" office:value-type="float" office:value="7.09" calcext:value-type="float">
            <text:p>7,09</text:p>
          </table:table-cell>
          <table:table-cell table:number-columns-repeated="7"/>
        </table:table-row>
        <table:table-row table:style-name="ro2">
          <table:table-cell office:value-type="date" office:date-value="2014-12-10" calcext:value-type="date">
            <text:p>10.12.2014</text:p>
          </table:table-cell>
          <table:table-cell office:value-type="float" office:value="106" calcext:value-type="float">
            <text:p>106</text:p>
          </table:table-cell>
          <table:table-cell table:formula="of:=LOOKUP(WEEKDAY([.A355];2);[.$B$1:.$B$7];[.$C$1:.$C$7])" office:value-type="string" office:string-value="środa" calcext:value-type="string">
            <text:p>środa</text:p>
          </table:table-cell>
          <table:table-cell table:formula="of:=[.L354]" office:value-type="float" office:value="39.9" calcext:value-type="float">
            <text:p>39,90</text:p>
          </table:table-cell>
          <table:table-cell table:formula="of:=[.M354]" office:value-type="float" office:value="7.09" calcext:value-type="float">
            <text:p>7,09</text:p>
          </table:table-cell>
          <table:table-cell table:formula="of:=ROUND(IF([.E355]&gt;[.$F$6];IF([.E355]-(([.B355]*[.$G$3])/100)&lt;0;((([.E355]*100)/[.$G$3])*[.$G$2])/100;0);([.$G$2]*([.B355]/2))/100);2)" office:value-type="float" office:value="3.18" calcext:value-type="float">
            <text:p>3,18</text:p>
          </table:table-cell>
          <table:table-cell table:formula="of:=ROUND(IF([.E355]&gt;[.$F$6];IF([.E355]-(([.B355]*[.$G$3])/100)&lt;0;[.E355];([.$G$3]*[.B355])/100);([.$G$3]*([.B355]/2))/100) ;2)" office:value-type="float" office:value="4.77" calcext:value-type="float">
            <text:p>4,77</text:p>
          </table:table-cell>
          <table:table-cell table:formula="of:=[.D355]-[.F355]" office:value-type="float" office:value="36.72" calcext:value-type="float">
            <text:p>36,72</text:p>
          </table:table-cell>
          <table:table-cell table:formula="of:=[.E355]-[.G355]" office:value-type="float" office:value="2.32" calcext:value-type="float">
            <text:p>2,32</text:p>
          </table:table-cell>
          <table:table-cell table:formula="of:=IF([.C355]=[.$L$6];IF([.H355]&lt;[.$N$6];[.$F$2];0);0)" office:value-type="float" office:value="0" calcext:value-type="float">
            <text:p>0,00</text:p>
          </table:table-cell>
          <table:table-cell table:formula="of:=IF([.I355]&lt;5;[.$F$3];0)" office:value-type="float" office:value="30" calcext:value-type="float">
            <text:p>30,00</text:p>
          </table:table-cell>
          <table:table-cell table:formula="of:=IF([.J355]=0;[.H355];[.J355])" office:value-type="float" office:value="36.72" calcext:value-type="float">
            <text:p>36,72</text:p>
          </table:table-cell>
          <table:table-cell table:formula="of:=IF([.K355]=0;[.I355];[.K35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2-11" calcext:value-type="date">
            <text:p>11.12.2014</text:p>
          </table:table-cell>
          <table:table-cell office:value-type="float" office:value="128" calcext:value-type="float">
            <text:p>128</text:p>
          </table:table-cell>
          <table:table-cell table:formula="of:=LOOKUP(WEEKDAY([.A356];2);[.$B$1:.$B$7];[.$C$1:.$C$7])" office:value-type="string" office:string-value="czwartek" calcext:value-type="string">
            <text:p>czwartek</text:p>
          </table:table-cell>
          <table:table-cell table:formula="of:=[.L355]" office:value-type="float" office:value="36.72" calcext:value-type="float">
            <text:p>36,72</text:p>
          </table:table-cell>
          <table:table-cell table:formula="of:=[.M355]" office:value-type="float" office:value="30" calcext:value-type="float">
            <text:p>30,00</text:p>
          </table:table-cell>
          <table:table-cell table:formula="of:=ROUND(IF([.E356]&gt;[.$F$6];IF([.E356]-(([.B356]*[.$G$3])/100)&lt;0;((([.E356]*100)/[.$G$3])*[.$G$2])/100;0);([.$G$2]*([.B356]/2))/100);2)" office:value-type="float" office:value="0" calcext:value-type="float">
            <text:p>0,00</text:p>
          </table:table-cell>
          <table:table-cell table:formula="of:=ROUND(IF([.E356]&gt;[.$F$6];IF([.E356]-(([.B356]*[.$G$3])/100)&lt;0;[.E356];([.$G$3]*[.B356])/100);([.$G$3]*([.B356]/2))/100) ;2)" office:value-type="float" office:value="11.52" calcext:value-type="float">
            <text:p>11,52</text:p>
          </table:table-cell>
          <table:table-cell table:formula="of:=[.D356]-[.F356]" office:value-type="float" office:value="36.72" calcext:value-type="float">
            <text:p>36,72</text:p>
          </table:table-cell>
          <table:table-cell table:formula="of:=[.E356]-[.G356]" office:value-type="float" office:value="18.48" calcext:value-type="float">
            <text:p>18,48</text:p>
          </table:table-cell>
          <table:table-cell table:formula="of:=IF([.C356]=[.$L$6];IF([.H356]&lt;[.$N$6];[.$F$2];0);0)" office:value-type="float" office:value="45" calcext:value-type="float">
            <text:p>45,00</text:p>
          </table:table-cell>
          <table:table-cell table:formula="of:=IF([.I356]&lt;5;[.$F$3];0)" office:value-type="float" office:value="0" calcext:value-type="float">
            <text:p>0,00</text:p>
          </table:table-cell>
          <table:table-cell table:formula="of:=IF([.J356]=0;[.H356];[.J356])" office:value-type="float" office:value="45" calcext:value-type="float">
            <text:p>45,00</text:p>
          </table:table-cell>
          <table:table-cell table:formula="of:=IF([.K356]=0;[.I356];[.K356])" office:value-type="float" office:value="18.48" calcext:value-type="float">
            <text:p>18,48</text:p>
          </table:table-cell>
          <table:table-cell table:number-columns-repeated="7"/>
        </table:table-row>
        <table:table-row table:style-name="ro2">
          <table:table-cell office:value-type="date" office:date-value="2014-12-12" calcext:value-type="date">
            <text:p>12.12.2014</text:p>
          </table:table-cell>
          <table:table-cell office:value-type="float" office:value="100" calcext:value-type="float">
            <text:p>100</text:p>
          </table:table-cell>
          <table:table-cell table:formula="of:=LOOKUP(WEEKDAY([.A357];2);[.$B$1:.$B$7];[.$C$1:.$C$7])" office:value-type="string" office:string-value="piątek" calcext:value-type="string">
            <text:p>piątek</text:p>
          </table:table-cell>
          <table:table-cell table:formula="of:=[.L356]" office:value-type="float" office:value="45" calcext:value-type="float">
            <text:p>45,00</text:p>
          </table:table-cell>
          <table:table-cell table:formula="of:=[.M356]" office:value-type="float" office:value="18.48" calcext:value-type="float">
            <text:p>18,48</text:p>
          </table:table-cell>
          <table:table-cell table:formula="of:=ROUND(IF([.E357]&gt;[.$F$6];IF([.E357]-(([.B357]*[.$G$3])/100)&lt;0;((([.E357]*100)/[.$G$3])*[.$G$2])/100;0);([.$G$2]*([.B357]/2))/100);2)" office:value-type="float" office:value="0" calcext:value-type="float">
            <text:p>0,00</text:p>
          </table:table-cell>
          <table:table-cell table:formula="of:=ROUND(IF([.E357]&gt;[.$F$6];IF([.E357]-(([.B357]*[.$G$3])/100)&lt;0;[.E357];([.$G$3]*[.B357])/100);([.$G$3]*([.B357]/2))/100) ;2)" office:value-type="float" office:value="9" calcext:value-type="float">
            <text:p>9,00</text:p>
          </table:table-cell>
          <table:table-cell table:formula="of:=[.D357]-[.F357]" office:value-type="float" office:value="45" calcext:value-type="float">
            <text:p>45,00</text:p>
          </table:table-cell>
          <table:table-cell table:formula="of:=[.E357]-[.G357]" office:value-type="float" office:value="9.48" calcext:value-type="float">
            <text:p>9,48</text:p>
          </table:table-cell>
          <table:table-cell table:formula="of:=IF([.C357]=[.$L$6];IF([.H357]&lt;[.$N$6];[.$F$2];0);0)" office:value-type="float" office:value="0" calcext:value-type="float">
            <text:p>0,00</text:p>
          </table:table-cell>
          <table:table-cell table:formula="of:=IF([.I357]&lt;5;[.$F$3];0)" office:value-type="float" office:value="0" calcext:value-type="float">
            <text:p>0,00</text:p>
          </table:table-cell>
          <table:table-cell table:formula="of:=IF([.J357]=0;[.H357];[.J357])" office:value-type="float" office:value="45" calcext:value-type="float">
            <text:p>45,00</text:p>
          </table:table-cell>
          <table:table-cell table:formula="of:=IF([.K357]=0;[.I357];[.K357])" office:value-type="float" office:value="9.48" calcext:value-type="float">
            <text:p>9,48</text:p>
          </table:table-cell>
          <table:table-cell table:number-columns-repeated="7"/>
        </table:table-row>
        <table:table-row table:style-name="ro2">
          <table:table-cell office:value-type="date" office:date-value="2014-12-13" calcext:value-type="date">
            <text:p>13.12.2014</text:p>
          </table:table-cell>
          <table:table-cell office:value-type="float" office:value="78" calcext:value-type="float">
            <text:p>78</text:p>
          </table:table-cell>
          <table:table-cell table:formula="of:=LOOKUP(WEEKDAY([.A358];2);[.$B$1:.$B$7];[.$C$1:.$C$7])" office:value-type="string" office:string-value="sobota" calcext:value-type="string">
            <text:p>sobota</text:p>
          </table:table-cell>
          <table:table-cell table:formula="of:=[.L357]" office:value-type="float" office:value="45" calcext:value-type="float">
            <text:p>45,00</text:p>
          </table:table-cell>
          <table:table-cell table:formula="of:=[.M357]" office:value-type="float" office:value="9.48" calcext:value-type="float">
            <text:p>9,48</text:p>
          </table:table-cell>
          <table:table-cell table:formula="of:=ROUND(IF([.E358]&gt;[.$F$6];IF([.E358]-(([.B358]*[.$G$3])/100)&lt;0;((([.E358]*100)/[.$G$3])*[.$G$2])/100;0);([.$G$2]*([.B358]/2))/100);2)" office:value-type="float" office:value="2.34" calcext:value-type="float">
            <text:p>2,34</text:p>
          </table:table-cell>
          <table:table-cell table:formula="of:=ROUND(IF([.E358]&gt;[.$F$6];IF([.E358]-(([.B358]*[.$G$3])/100)&lt;0;[.E358];([.$G$3]*[.B358])/100);([.$G$3]*([.B358]/2))/100) ;2)" office:value-type="float" office:value="3.51" calcext:value-type="float">
            <text:p>3,51</text:p>
          </table:table-cell>
          <table:table-cell table:formula="of:=[.D358]-[.F358]" office:value-type="float" office:value="42.66" calcext:value-type="float">
            <text:p>42,66</text:p>
          </table:table-cell>
          <table:table-cell table:formula="of:=[.E358]-[.G358]" office:value-type="float" office:value="5.97" calcext:value-type="float">
            <text:p>5,97</text:p>
          </table:table-cell>
          <table:table-cell table:formula="of:=IF([.C358]=[.$L$6];IF([.H358]&lt;[.$N$6];[.$F$2];0);0)" office:value-type="float" office:value="0" calcext:value-type="float">
            <text:p>0,00</text:p>
          </table:table-cell>
          <table:table-cell table:formula="of:=IF([.I358]&lt;5;[.$F$3];0)" office:value-type="float" office:value="0" calcext:value-type="float">
            <text:p>0,00</text:p>
          </table:table-cell>
          <table:table-cell table:formula="of:=IF([.J358]=0;[.H358];[.J358])" office:value-type="float" office:value="42.66" calcext:value-type="float">
            <text:p>42,66</text:p>
          </table:table-cell>
          <table:table-cell table:formula="of:=IF([.K358]=0;[.I358];[.K358])" office:value-type="float" office:value="5.97" calcext:value-type="float">
            <text:p>5,97</text:p>
          </table:table-cell>
          <table:table-cell table:number-columns-repeated="7"/>
        </table:table-row>
        <table:table-row table:style-name="ro2">
          <table:table-cell office:value-type="date" office:date-value="2014-12-14" calcext:value-type="date">
            <text:p>14.12.2014</text:p>
          </table:table-cell>
          <table:table-cell office:value-type="float" office:value="39" calcext:value-type="float">
            <text:p>39</text:p>
          </table:table-cell>
          <table:table-cell table:formula="of:=LOOKUP(WEEKDAY([.A359];2);[.$B$1:.$B$7];[.$C$1:.$C$7])" office:value-type="string" office:string-value="niedziela" calcext:value-type="string">
            <text:p>niedziela</text:p>
          </table:table-cell>
          <table:table-cell table:formula="of:=[.L358]" office:value-type="float" office:value="42.66" calcext:value-type="float">
            <text:p>42,66</text:p>
          </table:table-cell>
          <table:table-cell table:formula="of:=[.M358]" office:value-type="float" office:value="5.97" calcext:value-type="float">
            <text:p>5,97</text:p>
          </table:table-cell>
          <table:table-cell table:formula="of:=ROUND(IF([.E359]&gt;[.$F$6];IF([.E359]-(([.B359]*[.$G$3])/100)&lt;0;((([.E359]*100)/[.$G$3])*[.$G$2])/100;0);([.$G$2]*([.B359]/2))/100);2)" office:value-type="float" office:value="1.17" calcext:value-type="float">
            <text:p>1,17</text:p>
          </table:table-cell>
          <table:table-cell table:formula="of:=ROUND(IF([.E359]&gt;[.$F$6];IF([.E359]-(([.B359]*[.$G$3])/100)&lt;0;[.E359];([.$G$3]*[.B359])/100);([.$G$3]*([.B359]/2))/100) ;2)" office:value-type="float" office:value="1.76" calcext:value-type="float">
            <text:p>1,76</text:p>
          </table:table-cell>
          <table:table-cell table:formula="of:=[.D359]-[.F359]" office:value-type="float" office:value="41.49" calcext:value-type="float">
            <text:p>41,49</text:p>
          </table:table-cell>
          <table:table-cell table:formula="of:=[.E359]-[.G359]" office:value-type="float" office:value="4.21" calcext:value-type="float">
            <text:p>4,21</text:p>
          </table:table-cell>
          <table:table-cell table:formula="of:=IF([.C359]=[.$L$6];IF([.H359]&lt;[.$N$6];[.$F$2];0);0)" office:value-type="float" office:value="0" calcext:value-type="float">
            <text:p>0,00</text:p>
          </table:table-cell>
          <table:table-cell table:formula="of:=IF([.I359]&lt;5;[.$F$3];0)" office:value-type="float" office:value="30" calcext:value-type="float">
            <text:p>30,00</text:p>
          </table:table-cell>
          <table:table-cell table:formula="of:=IF([.J359]=0;[.H359];[.J359])" office:value-type="float" office:value="41.49" calcext:value-type="float">
            <text:p>41,49</text:p>
          </table:table-cell>
          <table:table-cell table:formula="of:=IF([.K359]=0;[.I359];[.K359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2-15" calcext:value-type="date">
            <text:p>15.12.2014</text:p>
          </table:table-cell>
          <table:table-cell office:value-type="float" office:value="125" calcext:value-type="float">
            <text:p>125</text:p>
          </table:table-cell>
          <table:table-cell table:formula="of:=LOOKUP(WEEKDAY([.A360];2);[.$B$1:.$B$7];[.$C$1:.$C$7])" office:value-type="string" office:string-value="poniedziałek" calcext:value-type="string">
            <text:p>poniedziałek</text:p>
          </table:table-cell>
          <table:table-cell table:formula="of:=[.L359]" office:value-type="float" office:value="41.49" calcext:value-type="float">
            <text:p>41,49</text:p>
          </table:table-cell>
          <table:table-cell table:formula="of:=[.M359]" office:value-type="float" office:value="30" calcext:value-type="float">
            <text:p>30,00</text:p>
          </table:table-cell>
          <table:table-cell table:formula="of:=ROUND(IF([.E360]&gt;[.$F$6];IF([.E360]-(([.B360]*[.$G$3])/100)&lt;0;((([.E360]*100)/[.$G$3])*[.$G$2])/100;0);([.$G$2]*([.B360]/2))/100);2)" office:value-type="float" office:value="0" calcext:value-type="float">
            <text:p>0,00</text:p>
          </table:table-cell>
          <table:table-cell table:formula="of:=ROUND(IF([.E360]&gt;[.$F$6];IF([.E360]-(([.B360]*[.$G$3])/100)&lt;0;[.E360];([.$G$3]*[.B360])/100);([.$G$3]*([.B360]/2))/100) ;2)" office:value-type="float" office:value="11.25" calcext:value-type="float">
            <text:p>11,25</text:p>
          </table:table-cell>
          <table:table-cell table:formula="of:=[.D360]-[.F360]" office:value-type="float" office:value="41.49" calcext:value-type="float">
            <text:p>41,49</text:p>
          </table:table-cell>
          <table:table-cell table:formula="of:=[.E360]-[.G360]" office:value-type="float" office:value="18.75" calcext:value-type="float">
            <text:p>18,75</text:p>
          </table:table-cell>
          <table:table-cell table:formula="of:=IF([.C360]=[.$L$6];IF([.H360]&lt;[.$N$6];[.$F$2];0);0)" office:value-type="float" office:value="0" calcext:value-type="float">
            <text:p>0,00</text:p>
          </table:table-cell>
          <table:table-cell table:formula="of:=IF([.I360]&lt;5;[.$F$3];0)" office:value-type="float" office:value="0" calcext:value-type="float">
            <text:p>0,00</text:p>
          </table:table-cell>
          <table:table-cell table:formula="of:=IF([.J360]=0;[.H360];[.J360])" office:value-type="float" office:value="41.49" calcext:value-type="float">
            <text:p>41,49</text:p>
          </table:table-cell>
          <table:table-cell table:formula="of:=IF([.K360]=0;[.I360];[.K360])" office:value-type="float" office:value="18.75" calcext:value-type="float">
            <text:p>18,75</text:p>
          </table:table-cell>
          <table:table-cell table:number-columns-repeated="7"/>
        </table:table-row>
        <table:table-row table:style-name="ro2">
          <table:table-cell office:value-type="date" office:date-value="2014-12-16" calcext:value-type="date">
            <text:p>16.12.2014</text:p>
          </table:table-cell>
          <table:table-cell office:value-type="float" office:value="34" calcext:value-type="float">
            <text:p>34</text:p>
          </table:table-cell>
          <table:table-cell table:formula="of:=LOOKUP(WEEKDAY([.A361];2);[.$B$1:.$B$7];[.$C$1:.$C$7])" office:value-type="string" office:string-value="wtorek" calcext:value-type="string">
            <text:p>wtorek</text:p>
          </table:table-cell>
          <table:table-cell table:formula="of:=[.L360]" office:value-type="float" office:value="41.49" calcext:value-type="float">
            <text:p>41,49</text:p>
          </table:table-cell>
          <table:table-cell table:formula="of:=[.M360]" office:value-type="float" office:value="18.75" calcext:value-type="float">
            <text:p>18,75</text:p>
          </table:table-cell>
          <table:table-cell table:formula="of:=ROUND(IF([.E361]&gt;[.$F$6];IF([.E361]-(([.B361]*[.$G$3])/100)&lt;0;((([.E361]*100)/[.$G$3])*[.$G$2])/100;0);([.$G$2]*([.B361]/2))/100);2)" office:value-type="float" office:value="0" calcext:value-type="float">
            <text:p>0,00</text:p>
          </table:table-cell>
          <table:table-cell table:formula="of:=ROUND(IF([.E361]&gt;[.$F$6];IF([.E361]-(([.B361]*[.$G$3])/100)&lt;0;[.E361];([.$G$3]*[.B361])/100);([.$G$3]*([.B361]/2))/100) ;2)" office:value-type="float" office:value="3.06" calcext:value-type="float">
            <text:p>3,06</text:p>
          </table:table-cell>
          <table:table-cell table:formula="of:=[.D361]-[.F361]" office:value-type="float" office:value="41.49" calcext:value-type="float">
            <text:p>41,49</text:p>
          </table:table-cell>
          <table:table-cell table:formula="of:=[.E361]-[.G361]" office:value-type="float" office:value="15.69" calcext:value-type="float">
            <text:p>15,69</text:p>
          </table:table-cell>
          <table:table-cell table:formula="of:=IF([.C361]=[.$L$6];IF([.H361]&lt;[.$N$6];[.$F$2];0);0)" office:value-type="float" office:value="0" calcext:value-type="float">
            <text:p>0,00</text:p>
          </table:table-cell>
          <table:table-cell table:formula="of:=IF([.I361]&lt;5;[.$F$3];0)" office:value-type="float" office:value="0" calcext:value-type="float">
            <text:p>0,00</text:p>
          </table:table-cell>
          <table:table-cell table:formula="of:=IF([.J361]=0;[.H361];[.J361])" office:value-type="float" office:value="41.49" calcext:value-type="float">
            <text:p>41,49</text:p>
          </table:table-cell>
          <table:table-cell table:formula="of:=IF([.K361]=0;[.I361];[.K361])" office:value-type="float" office:value="15.69" calcext:value-type="float">
            <text:p>15,69</text:p>
          </table:table-cell>
          <table:table-cell table:number-columns-repeated="7"/>
        </table:table-row>
        <table:table-row table:style-name="ro2">
          <table:table-cell office:value-type="date" office:date-value="2014-12-17" calcext:value-type="date">
            <text:p>17.12.2014</text:p>
          </table:table-cell>
          <table:table-cell office:value-type="float" office:value="129" calcext:value-type="float">
            <text:p>129</text:p>
          </table:table-cell>
          <table:table-cell table:formula="of:=LOOKUP(WEEKDAY([.A362];2);[.$B$1:.$B$7];[.$C$1:.$C$7])" office:value-type="string" office:string-value="środa" calcext:value-type="string">
            <text:p>środa</text:p>
          </table:table-cell>
          <table:table-cell table:formula="of:=[.L361]" office:value-type="float" office:value="41.49" calcext:value-type="float">
            <text:p>41,49</text:p>
          </table:table-cell>
          <table:table-cell table:formula="of:=[.M361]" office:value-type="float" office:value="15.69" calcext:value-type="float">
            <text:p>15,69</text:p>
          </table:table-cell>
          <table:table-cell table:formula="of:=ROUND(IF([.E362]&gt;[.$F$6];IF([.E362]-(([.B362]*[.$G$3])/100)&lt;0;((([.E362]*100)/[.$G$3])*[.$G$2])/100;0);([.$G$2]*([.B362]/2))/100);2)" office:value-type="float" office:value="0" calcext:value-type="float">
            <text:p>0,00</text:p>
          </table:table-cell>
          <table:table-cell table:formula="of:=ROUND(IF([.E362]&gt;[.$F$6];IF([.E362]-(([.B362]*[.$G$3])/100)&lt;0;[.E362];([.$G$3]*[.B362])/100);([.$G$3]*([.B362]/2))/100) ;2)" office:value-type="float" office:value="11.61" calcext:value-type="float">
            <text:p>11,61</text:p>
          </table:table-cell>
          <table:table-cell table:formula="of:=[.D362]-[.F362]" office:value-type="float" office:value="41.49" calcext:value-type="float">
            <text:p>41,49</text:p>
          </table:table-cell>
          <table:table-cell table:formula="of:=[.E362]-[.G362]" office:value-type="float" office:value="4.08" calcext:value-type="float">
            <text:p>4,08</text:p>
          </table:table-cell>
          <table:table-cell table:formula="of:=IF([.C362]=[.$L$6];IF([.H362]&lt;[.$N$6];[.$F$2];0);0)" office:value-type="float" office:value="0" calcext:value-type="float">
            <text:p>0,00</text:p>
          </table:table-cell>
          <table:table-cell table:formula="of:=IF([.I362]&lt;5;[.$F$3];0)" office:value-type="float" office:value="30" calcext:value-type="float">
            <text:p>30,00</text:p>
          </table:table-cell>
          <table:table-cell table:formula="of:=IF([.J362]=0;[.H362];[.J362])" office:value-type="float" office:value="41.49" calcext:value-type="float">
            <text:p>41,49</text:p>
          </table:table-cell>
          <table:table-cell table:formula="of:=IF([.K362]=0;[.I362];[.K362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2-18" calcext:value-type="date">
            <text:p>18.12.2014</text:p>
          </table:table-cell>
          <table:table-cell office:value-type="float" office:value="112" calcext:value-type="float">
            <text:p>112</text:p>
          </table:table-cell>
          <table:table-cell table:formula="of:=LOOKUP(WEEKDAY([.A363];2);[.$B$1:.$B$7];[.$C$1:.$C$7])" office:value-type="string" office:string-value="czwartek" calcext:value-type="string">
            <text:p>czwartek</text:p>
          </table:table-cell>
          <table:table-cell table:formula="of:=[.L362]" office:value-type="float" office:value="41.49" calcext:value-type="float">
            <text:p>41,49</text:p>
          </table:table-cell>
          <table:table-cell table:formula="of:=[.M362]" office:value-type="float" office:value="30" calcext:value-type="float">
            <text:p>30,00</text:p>
          </table:table-cell>
          <table:table-cell table:formula="of:=ROUND(IF([.E363]&gt;[.$F$6];IF([.E363]-(([.B363]*[.$G$3])/100)&lt;0;((([.E363]*100)/[.$G$3])*[.$G$2])/100;0);([.$G$2]*([.B363]/2))/100);2)" office:value-type="float" office:value="0" calcext:value-type="float">
            <text:p>0,00</text:p>
          </table:table-cell>
          <table:table-cell table:formula="of:=ROUND(IF([.E363]&gt;[.$F$6];IF([.E363]-(([.B363]*[.$G$3])/100)&lt;0;[.E363];([.$G$3]*[.B363])/100);([.$G$3]*([.B363]/2))/100) ;2)" office:value-type="float" office:value="10.08" calcext:value-type="float">
            <text:p>10,08</text:p>
          </table:table-cell>
          <table:table-cell table:formula="of:=[.D363]-[.F363]" office:value-type="float" office:value="41.49" calcext:value-type="float">
            <text:p>41,49</text:p>
          </table:table-cell>
          <table:table-cell table:formula="of:=[.E363]-[.G363]" office:value-type="float" office:value="19.92" calcext:value-type="float">
            <text:p>19,92</text:p>
          </table:table-cell>
          <table:table-cell table:formula="of:=IF([.C363]=[.$L$6];IF([.H363]&lt;[.$N$6];[.$F$2];0);0)" office:value-type="float" office:value="0" calcext:value-type="float">
            <text:p>0,00</text:p>
          </table:table-cell>
          <table:table-cell table:formula="of:=IF([.I363]&lt;5;[.$F$3];0)" office:value-type="float" office:value="0" calcext:value-type="float">
            <text:p>0,00</text:p>
          </table:table-cell>
          <table:table-cell table:formula="of:=IF([.J363]=0;[.H363];[.J363])" office:value-type="float" office:value="41.49" calcext:value-type="float">
            <text:p>41,49</text:p>
          </table:table-cell>
          <table:table-cell table:formula="of:=IF([.K363]=0;[.I363];[.K363])" office:value-type="float" office:value="19.92" calcext:value-type="float">
            <text:p>19,92</text:p>
          </table:table-cell>
          <table:table-cell table:number-columns-repeated="7"/>
        </table:table-row>
        <table:table-row table:style-name="ro2">
          <table:table-cell office:value-type="date" office:date-value="2014-12-19" calcext:value-type="date">
            <text:p>19.12.2014</text:p>
          </table:table-cell>
          <table:table-cell office:value-type="float" office:value="78" calcext:value-type="float">
            <text:p>78</text:p>
          </table:table-cell>
          <table:table-cell table:formula="of:=LOOKUP(WEEKDAY([.A364];2);[.$B$1:.$B$7];[.$C$1:.$C$7])" office:value-type="string" office:string-value="piątek" calcext:value-type="string">
            <text:p>piątek</text:p>
          </table:table-cell>
          <table:table-cell table:formula="of:=[.L363]" office:value-type="float" office:value="41.49" calcext:value-type="float">
            <text:p>41,49</text:p>
          </table:table-cell>
          <table:table-cell table:formula="of:=[.M363]" office:value-type="float" office:value="19.92" calcext:value-type="float">
            <text:p>19,92</text:p>
          </table:table-cell>
          <table:table-cell table:formula="of:=ROUND(IF([.E364]&gt;[.$F$6];IF([.E364]-(([.B364]*[.$G$3])/100)&lt;0;((([.E364]*100)/[.$G$3])*[.$G$2])/100;0);([.$G$2]*([.B364]/2))/100);2)" office:value-type="float" office:value="0" calcext:value-type="float">
            <text:p>0,00</text:p>
          </table:table-cell>
          <table:table-cell table:formula="of:=ROUND(IF([.E364]&gt;[.$F$6];IF([.E364]-(([.B364]*[.$G$3])/100)&lt;0;[.E364];([.$G$3]*[.B364])/100);([.$G$3]*([.B364]/2))/100) ;2)" office:value-type="float" office:value="7.02" calcext:value-type="float">
            <text:p>7,02</text:p>
          </table:table-cell>
          <table:table-cell table:formula="of:=[.D364]-[.F364]" office:value-type="float" office:value="41.49" calcext:value-type="float">
            <text:p>41,49</text:p>
          </table:table-cell>
          <table:table-cell table:formula="of:=[.E364]-[.G364]" office:value-type="float" office:value="12.9" calcext:value-type="float">
            <text:p>12,90</text:p>
          </table:table-cell>
          <table:table-cell table:formula="of:=IF([.C364]=[.$L$6];IF([.H364]&lt;[.$N$6];[.$F$2];0);0)" office:value-type="float" office:value="0" calcext:value-type="float">
            <text:p>0,00</text:p>
          </table:table-cell>
          <table:table-cell table:formula="of:=IF([.I364]&lt;5;[.$F$3];0)" office:value-type="float" office:value="0" calcext:value-type="float">
            <text:p>0,00</text:p>
          </table:table-cell>
          <table:table-cell table:formula="of:=IF([.J364]=0;[.H364];[.J364])" office:value-type="float" office:value="41.49" calcext:value-type="float">
            <text:p>41,49</text:p>
          </table:table-cell>
          <table:table-cell table:formula="of:=IF([.K364]=0;[.I364];[.K364])" office:value-type="float" office:value="12.9" calcext:value-type="float">
            <text:p>12,90</text:p>
          </table:table-cell>
          <table:table-cell table:number-columns-repeated="7"/>
        </table:table-row>
        <table:table-row table:style-name="ro2">
          <table:table-cell office:value-type="date" office:date-value="2014-12-20" calcext:value-type="date">
            <text:p>20.12.2014</text:p>
          </table:table-cell>
          <table:table-cell office:value-type="float" office:value="114" calcext:value-type="float">
            <text:p>114</text:p>
          </table:table-cell>
          <table:table-cell table:formula="of:=LOOKUP(WEEKDAY([.A365];2);[.$B$1:.$B$7];[.$C$1:.$C$7])" office:value-type="string" office:string-value="sobota" calcext:value-type="string">
            <text:p>sobota</text:p>
          </table:table-cell>
          <table:table-cell table:formula="of:=[.L364]" office:value-type="float" office:value="41.49" calcext:value-type="float">
            <text:p>41,49</text:p>
          </table:table-cell>
          <table:table-cell table:formula="of:=[.M364]" office:value-type="float" office:value="12.9" calcext:value-type="float">
            <text:p>12,90</text:p>
          </table:table-cell>
          <table:table-cell table:formula="of:=ROUND(IF([.E365]&gt;[.$F$6];IF([.E365]-(([.B365]*[.$G$3])/100)&lt;0;((([.E365]*100)/[.$G$3])*[.$G$2])/100;0);([.$G$2]*([.B365]/2))/100);2)" office:value-type="float" office:value="3.42" calcext:value-type="float">
            <text:p>3,42</text:p>
          </table:table-cell>
          <table:table-cell table:formula="of:=ROUND(IF([.E365]&gt;[.$F$6];IF([.E365]-(([.B365]*[.$G$3])/100)&lt;0;[.E365];([.$G$3]*[.B365])/100);([.$G$3]*([.B365]/2))/100) ;2)" office:value-type="float" office:value="5.13" calcext:value-type="float">
            <text:p>5,13</text:p>
          </table:table-cell>
          <table:table-cell table:formula="of:=[.D365]-[.F365]" office:value-type="float" office:value="38.07" calcext:value-type="float">
            <text:p>38,07</text:p>
          </table:table-cell>
          <table:table-cell table:formula="of:=[.E365]-[.G365]" office:value-type="float" office:value="7.77" calcext:value-type="float">
            <text:p>7,77</text:p>
          </table:table-cell>
          <table:table-cell table:formula="of:=IF([.C365]=[.$L$6];IF([.H365]&lt;[.$N$6];[.$F$2];0);0)" office:value-type="float" office:value="0" calcext:value-type="float">
            <text:p>0,00</text:p>
          </table:table-cell>
          <table:table-cell table:formula="of:=IF([.I365]&lt;5;[.$F$3];0)" office:value-type="float" office:value="0" calcext:value-type="float">
            <text:p>0,00</text:p>
          </table:table-cell>
          <table:table-cell table:formula="of:=IF([.J365]=0;[.H365];[.J365])" office:value-type="float" office:value="38.07" calcext:value-type="float">
            <text:p>38,07</text:p>
          </table:table-cell>
          <table:table-cell table:formula="of:=IF([.K365]=0;[.I365];[.K365])" office:value-type="float" office:value="7.77" calcext:value-type="float">
            <text:p>7,77</text:p>
          </table:table-cell>
          <table:table-cell table:number-columns-repeated="7"/>
        </table:table-row>
        <table:table-row table:style-name="ro2">
          <table:table-cell office:value-type="date" office:date-value="2014-12-21" calcext:value-type="date">
            <text:p>21.12.2014</text:p>
          </table:table-cell>
          <table:table-cell office:value-type="float" office:value="122" calcext:value-type="float">
            <text:p>122</text:p>
          </table:table-cell>
          <table:table-cell table:formula="of:=LOOKUP(WEEKDAY([.A366];2);[.$B$1:.$B$7];[.$C$1:.$C$7])" office:value-type="string" office:string-value="niedziela" calcext:value-type="string">
            <text:p>niedziela</text:p>
          </table:table-cell>
          <table:table-cell table:formula="of:=[.L365]" office:value-type="float" office:value="38.07" calcext:value-type="float">
            <text:p>38,07</text:p>
          </table:table-cell>
          <table:table-cell table:formula="of:=[.M365]" office:value-type="float" office:value="7.77" calcext:value-type="float">
            <text:p>7,77</text:p>
          </table:table-cell>
          <table:table-cell table:formula="of:=ROUND(IF([.E366]&gt;[.$F$6];IF([.E366]-(([.B366]*[.$G$3])/100)&lt;0;((([.E366]*100)/[.$G$3])*[.$G$2])/100;0);([.$G$2]*([.B366]/2))/100);2)" office:value-type="float" office:value="3.66" calcext:value-type="float">
            <text:p>3,66</text:p>
          </table:table-cell>
          <table:table-cell table:formula="of:=ROUND(IF([.E366]&gt;[.$F$6];IF([.E366]-(([.B366]*[.$G$3])/100)&lt;0;[.E366];([.$G$3]*[.B366])/100);([.$G$3]*([.B366]/2))/100) ;2)" office:value-type="float" office:value="5.49" calcext:value-type="float">
            <text:p>5,49</text:p>
          </table:table-cell>
          <table:table-cell table:formula="of:=[.D366]-[.F366]" office:value-type="float" office:value="34.41" calcext:value-type="float">
            <text:p>34,41</text:p>
          </table:table-cell>
          <table:table-cell table:formula="of:=[.E366]-[.G366]" office:value-type="float" office:value="2.28" calcext:value-type="float">
            <text:p>2,28</text:p>
          </table:table-cell>
          <table:table-cell table:formula="of:=IF([.C366]=[.$L$6];IF([.H366]&lt;[.$N$6];[.$F$2];0);0)" office:value-type="float" office:value="0" calcext:value-type="float">
            <text:p>0,00</text:p>
          </table:table-cell>
          <table:table-cell table:formula="of:=IF([.I366]&lt;5;[.$F$3];0)" office:value-type="float" office:value="30" calcext:value-type="float">
            <text:p>30,00</text:p>
          </table:table-cell>
          <table:table-cell table:formula="of:=IF([.J366]=0;[.H366];[.J366])" office:value-type="float" office:value="34.41" calcext:value-type="float">
            <text:p>34,41</text:p>
          </table:table-cell>
          <table:table-cell table:formula="of:=IF([.K366]=0;[.I366];[.K366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2-22" calcext:value-type="date">
            <text:p>22.12.2014</text:p>
          </table:table-cell>
          <table:table-cell office:value-type="float" office:value="42" calcext:value-type="float">
            <text:p>42</text:p>
          </table:table-cell>
          <table:table-cell table:formula="of:=LOOKUP(WEEKDAY([.A367];2);[.$B$1:.$B$7];[.$C$1:.$C$7])" office:value-type="string" office:string-value="poniedziałek" calcext:value-type="string">
            <text:p>poniedziałek</text:p>
          </table:table-cell>
          <table:table-cell table:formula="of:=[.L366]" office:value-type="float" office:value="34.41" calcext:value-type="float">
            <text:p>34,41</text:p>
          </table:table-cell>
          <table:table-cell table:formula="of:=[.M366]" office:value-type="float" office:value="30" calcext:value-type="float">
            <text:p>30,00</text:p>
          </table:table-cell>
          <table:table-cell table:formula="of:=ROUND(IF([.E367]&gt;[.$F$6];IF([.E367]-(([.B367]*[.$G$3])/100)&lt;0;((([.E367]*100)/[.$G$3])*[.$G$2])/100;0);([.$G$2]*([.B367]/2))/100);2)" office:value-type="float" office:value="0" calcext:value-type="float">
            <text:p>0,00</text:p>
          </table:table-cell>
          <table:table-cell table:formula="of:=ROUND(IF([.E367]&gt;[.$F$6];IF([.E367]-(([.B367]*[.$G$3])/100)&lt;0;[.E367];([.$G$3]*[.B367])/100);([.$G$3]*([.B367]/2))/100) ;2)" office:value-type="float" office:value="3.78" calcext:value-type="float">
            <text:p>3,78</text:p>
          </table:table-cell>
          <table:table-cell table:formula="of:=[.D367]-[.F367]" office:value-type="float" office:value="34.41" calcext:value-type="float">
            <text:p>34,41</text:p>
          </table:table-cell>
          <table:table-cell table:formula="of:=[.E367]-[.G367]" office:value-type="float" office:value="26.22" calcext:value-type="float">
            <text:p>26,22</text:p>
          </table:table-cell>
          <table:table-cell table:formula="of:=IF([.C367]=[.$L$6];IF([.H367]&lt;[.$N$6];[.$F$2];0);0)" office:value-type="float" office:value="0" calcext:value-type="float">
            <text:p>0,00</text:p>
          </table:table-cell>
          <table:table-cell table:formula="of:=IF([.I367]&lt;5;[.$F$3];0)" office:value-type="float" office:value="0" calcext:value-type="float">
            <text:p>0,00</text:p>
          </table:table-cell>
          <table:table-cell table:formula="of:=IF([.J367]=0;[.H367];[.J367])" office:value-type="float" office:value="34.41" calcext:value-type="float">
            <text:p>34,41</text:p>
          </table:table-cell>
          <table:table-cell table:formula="of:=IF([.K367]=0;[.I367];[.K367])" office:value-type="float" office:value="26.22" calcext:value-type="float">
            <text:p>26,22</text:p>
          </table:table-cell>
          <table:table-cell table:number-columns-repeated="7"/>
        </table:table-row>
        <table:table-row table:style-name="ro2">
          <table:table-cell office:value-type="date" office:date-value="2014-12-23" calcext:value-type="date">
            <text:p>23.12.2014</text:p>
          </table:table-cell>
          <table:table-cell office:value-type="float" office:value="149" calcext:value-type="float">
            <text:p>149</text:p>
          </table:table-cell>
          <table:table-cell table:formula="of:=LOOKUP(WEEKDAY([.A368];2);[.$B$1:.$B$7];[.$C$1:.$C$7])" office:value-type="string" office:string-value="wtorek" calcext:value-type="string">
            <text:p>wtorek</text:p>
          </table:table-cell>
          <table:table-cell table:formula="of:=[.L367]" office:value-type="float" office:value="34.41" calcext:value-type="float">
            <text:p>34,41</text:p>
          </table:table-cell>
          <table:table-cell table:formula="of:=[.M367]" office:value-type="float" office:value="26.22" calcext:value-type="float">
            <text:p>26,22</text:p>
          </table:table-cell>
          <table:table-cell table:formula="of:=ROUND(IF([.E368]&gt;[.$F$6];IF([.E368]-(([.B368]*[.$G$3])/100)&lt;0;((([.E368]*100)/[.$G$3])*[.$G$2])/100;0);([.$G$2]*([.B368]/2))/100);2)" office:value-type="float" office:value="0" calcext:value-type="float">
            <text:p>0,00</text:p>
          </table:table-cell>
          <table:table-cell table:formula="of:=ROUND(IF([.E368]&gt;[.$F$6];IF([.E368]-(([.B368]*[.$G$3])/100)&lt;0;[.E368];([.$G$3]*[.B368])/100);([.$G$3]*([.B368]/2))/100) ;2)" office:value-type="float" office:value="13.41" calcext:value-type="float">
            <text:p>13,41</text:p>
          </table:table-cell>
          <table:table-cell table:formula="of:=[.D368]-[.F368]" office:value-type="float" office:value="34.41" calcext:value-type="float">
            <text:p>34,41</text:p>
          </table:table-cell>
          <table:table-cell table:formula="of:=[.E368]-[.G368]" office:value-type="float" office:value="12.81" calcext:value-type="float">
            <text:p>12,81</text:p>
          </table:table-cell>
          <table:table-cell table:formula="of:=IF([.C368]=[.$L$6];IF([.H368]&lt;[.$N$6];[.$F$2];0);0)" office:value-type="float" office:value="0" calcext:value-type="float">
            <text:p>0,00</text:p>
          </table:table-cell>
          <table:table-cell table:formula="of:=IF([.I368]&lt;5;[.$F$3];0)" office:value-type="float" office:value="0" calcext:value-type="float">
            <text:p>0,00</text:p>
          </table:table-cell>
          <table:table-cell table:formula="of:=IF([.J368]=0;[.H368];[.J368])" office:value-type="float" office:value="34.41" calcext:value-type="float">
            <text:p>34,41</text:p>
          </table:table-cell>
          <table:table-cell table:formula="of:=IF([.K368]=0;[.I368];[.K368])" office:value-type="float" office:value="12.81" calcext:value-type="float">
            <text:p>12,81</text:p>
          </table:table-cell>
          <table:table-cell table:number-columns-repeated="7"/>
        </table:table-row>
        <table:table-row table:style-name="ro2">
          <table:table-cell office:value-type="date" office:date-value="2014-12-24" calcext:value-type="date">
            <text:p>24.12.2014</text:p>
          </table:table-cell>
          <table:table-cell office:value-type="float" office:value="113" calcext:value-type="float">
            <text:p>113</text:p>
          </table:table-cell>
          <table:table-cell table:formula="of:=LOOKUP(WEEKDAY([.A369];2);[.$B$1:.$B$7];[.$C$1:.$C$7])" office:value-type="string" office:string-value="środa" calcext:value-type="string">
            <text:p>środa</text:p>
          </table:table-cell>
          <table:table-cell table:formula="of:=[.L368]" office:value-type="float" office:value="34.41" calcext:value-type="float">
            <text:p>34,41</text:p>
          </table:table-cell>
          <table:table-cell table:formula="of:=[.M368]" office:value-type="float" office:value="12.81" calcext:value-type="float">
            <text:p>12,81</text:p>
          </table:table-cell>
          <table:table-cell table:formula="of:=ROUND(IF([.E369]&gt;[.$F$6];IF([.E369]-(([.B369]*[.$G$3])/100)&lt;0;((([.E369]*100)/[.$G$3])*[.$G$2])/100;0);([.$G$2]*([.B369]/2))/100);2)" office:value-type="float" office:value="3.39" calcext:value-type="float">
            <text:p>3,39</text:p>
          </table:table-cell>
          <table:table-cell table:formula="of:=ROUND(IF([.E369]&gt;[.$F$6];IF([.E369]-(([.B369]*[.$G$3])/100)&lt;0;[.E369];([.$G$3]*[.B369])/100);([.$G$3]*([.B369]/2))/100) ;2)" office:value-type="float" office:value="5.09" calcext:value-type="float">
            <text:p>5,09</text:p>
          </table:table-cell>
          <table:table-cell table:formula="of:=[.D369]-[.F369]" office:value-type="float" office:value="31.02" calcext:value-type="float">
            <text:p>31,02</text:p>
          </table:table-cell>
          <table:table-cell table:formula="of:=[.E369]-[.G369]" office:value-type="float" office:value="7.72" calcext:value-type="float">
            <text:p>7,72</text:p>
          </table:table-cell>
          <table:table-cell table:formula="of:=IF([.C369]=[.$L$6];IF([.H369]&lt;[.$N$6];[.$F$2];0);0)" office:value-type="float" office:value="0" calcext:value-type="float">
            <text:p>0,00</text:p>
          </table:table-cell>
          <table:table-cell table:formula="of:=IF([.I369]&lt;5;[.$F$3];0)" office:value-type="float" office:value="0" calcext:value-type="float">
            <text:p>0,00</text:p>
          </table:table-cell>
          <table:table-cell table:formula="of:=IF([.J369]=0;[.H369];[.J369])" office:value-type="float" office:value="31.02" calcext:value-type="float">
            <text:p>31,02</text:p>
          </table:table-cell>
          <table:table-cell table:formula="of:=IF([.K369]=0;[.I369];[.K369])" office:value-type="float" office:value="7.72" calcext:value-type="float">
            <text:p>7,72</text:p>
          </table:table-cell>
          <table:table-cell table:number-columns-repeated="7"/>
        </table:table-row>
        <table:table-row table:style-name="ro2">
          <table:table-cell office:value-type="date" office:date-value="2014-12-25" calcext:value-type="date">
            <text:p>25.12.2014</text:p>
          </table:table-cell>
          <table:table-cell office:value-type="float" office:value="133" calcext:value-type="float">
            <text:p>133</text:p>
          </table:table-cell>
          <table:table-cell table:formula="of:=LOOKUP(WEEKDAY([.A370];2);[.$B$1:.$B$7];[.$C$1:.$C$7])" office:value-type="string" office:string-value="czwartek" calcext:value-type="string">
            <text:p>czwartek</text:p>
          </table:table-cell>
          <table:table-cell table:formula="of:=[.L369]" office:value-type="float" office:value="31.02" calcext:value-type="float">
            <text:p>31,02</text:p>
          </table:table-cell>
          <table:table-cell table:formula="of:=[.M369]" office:value-type="float" office:value="7.72" calcext:value-type="float">
            <text:p>7,72</text:p>
          </table:table-cell>
          <table:table-cell table:formula="of:=ROUND(IF([.E370]&gt;[.$F$6];IF([.E370]-(([.B370]*[.$G$3])/100)&lt;0;((([.E370]*100)/[.$G$3])*[.$G$2])/100;0);([.$G$2]*([.B370]/2))/100);2)" office:value-type="float" office:value="3.99" calcext:value-type="float">
            <text:p>3,99</text:p>
          </table:table-cell>
          <table:table-cell table:formula="of:=ROUND(IF([.E370]&gt;[.$F$6];IF([.E370]-(([.B370]*[.$G$3])/100)&lt;0;[.E370];([.$G$3]*[.B370])/100);([.$G$3]*([.B370]/2))/100) ;2)" office:value-type="float" office:value="5.99" calcext:value-type="float">
            <text:p>5,99</text:p>
          </table:table-cell>
          <table:table-cell table:formula="of:=[.D370]-[.F370]" office:value-type="float" office:value="27.03" calcext:value-type="float">
            <text:p>27,03</text:p>
          </table:table-cell>
          <table:table-cell table:formula="of:=[.E370]-[.G370]" office:value-type="float" office:value="1.73" calcext:value-type="float">
            <text:p>1,73</text:p>
          </table:table-cell>
          <table:table-cell table:formula="of:=IF([.C370]=[.$L$6];IF([.H370]&lt;[.$N$6];[.$F$2];0);0)" office:value-type="float" office:value="45" calcext:value-type="float">
            <text:p>45,00</text:p>
          </table:table-cell>
          <table:table-cell table:formula="of:=IF([.I370]&lt;5;[.$F$3];0)" office:value-type="float" office:value="30" calcext:value-type="float">
            <text:p>30,00</text:p>
          </table:table-cell>
          <table:table-cell table:formula="of:=IF([.J370]=0;[.H370];[.J370])" office:value-type="float" office:value="45" calcext:value-type="float">
            <text:p>45,00</text:p>
          </table:table-cell>
          <table:table-cell table:formula="of:=IF([.K370]=0;[.I370];[.K370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2-26" calcext:value-type="date">
            <text:p>26.12.2014</text:p>
          </table:table-cell>
          <table:table-cell office:value-type="float" office:value="57" calcext:value-type="float">
            <text:p>57</text:p>
          </table:table-cell>
          <table:table-cell table:formula="of:=LOOKUP(WEEKDAY([.A371];2);[.$B$1:.$B$7];[.$C$1:.$C$7])" office:value-type="string" office:string-value="piątek" calcext:value-type="string">
            <text:p>piątek</text:p>
          </table:table-cell>
          <table:table-cell table:formula="of:=[.L370]" office:value-type="float" office:value="45" calcext:value-type="float">
            <text:p>45,00</text:p>
          </table:table-cell>
          <table:table-cell table:formula="of:=[.M370]" office:value-type="float" office:value="30" calcext:value-type="float">
            <text:p>30,00</text:p>
          </table:table-cell>
          <table:table-cell table:formula="of:=ROUND(IF([.E371]&gt;[.$F$6];IF([.E371]-(([.B371]*[.$G$3])/100)&lt;0;((([.E371]*100)/[.$G$3])*[.$G$2])/100;0);([.$G$2]*([.B371]/2))/100);2)" office:value-type="float" office:value="0" calcext:value-type="float">
            <text:p>0,00</text:p>
          </table:table-cell>
          <table:table-cell table:formula="of:=ROUND(IF([.E371]&gt;[.$F$6];IF([.E371]-(([.B371]*[.$G$3])/100)&lt;0;[.E371];([.$G$3]*[.B371])/100);([.$G$3]*([.B371]/2))/100) ;2)" office:value-type="float" office:value="5.13" calcext:value-type="float">
            <text:p>5,13</text:p>
          </table:table-cell>
          <table:table-cell table:formula="of:=[.D371]-[.F371]" office:value-type="float" office:value="45" calcext:value-type="float">
            <text:p>45,00</text:p>
          </table:table-cell>
          <table:table-cell table:formula="of:=[.E371]-[.G371]" office:value-type="float" office:value="24.87" calcext:value-type="float">
            <text:p>24,87</text:p>
          </table:table-cell>
          <table:table-cell table:formula="of:=IF([.C371]=[.$L$6];IF([.H371]&lt;[.$N$6];[.$F$2];0);0)" office:value-type="float" office:value="0" calcext:value-type="float">
            <text:p>0,00</text:p>
          </table:table-cell>
          <table:table-cell table:formula="of:=IF([.I371]&lt;5;[.$F$3];0)" office:value-type="float" office:value="0" calcext:value-type="float">
            <text:p>0,00</text:p>
          </table:table-cell>
          <table:table-cell table:formula="of:=IF([.J371]=0;[.H371];[.J371])" office:value-type="float" office:value="45" calcext:value-type="float">
            <text:p>45,00</text:p>
          </table:table-cell>
          <table:table-cell table:formula="of:=IF([.K371]=0;[.I371];[.K371])" office:value-type="float" office:value="24.87" calcext:value-type="float">
            <text:p>24,87</text:p>
          </table:table-cell>
          <table:table-cell table:number-columns-repeated="7"/>
        </table:table-row>
        <table:table-row table:style-name="ro2">
          <table:table-cell office:value-type="date" office:date-value="2014-12-27" calcext:value-type="date">
            <text:p>27.12.2014</text:p>
          </table:table-cell>
          <table:table-cell office:value-type="float" office:value="27" calcext:value-type="float">
            <text:p>27</text:p>
          </table:table-cell>
          <table:table-cell table:formula="of:=LOOKUP(WEEKDAY([.A372];2);[.$B$1:.$B$7];[.$C$1:.$C$7])" office:value-type="string" office:string-value="sobota" calcext:value-type="string">
            <text:p>sobota</text:p>
          </table:table-cell>
          <table:table-cell table:formula="of:=[.L371]" office:value-type="float" office:value="45" calcext:value-type="float">
            <text:p>45,00</text:p>
          </table:table-cell>
          <table:table-cell table:formula="of:=[.M371]" office:value-type="float" office:value="24.87" calcext:value-type="float">
            <text:p>24,87</text:p>
          </table:table-cell>
          <table:table-cell table:formula="of:=ROUND(IF([.E372]&gt;[.$F$6];IF([.E372]-(([.B372]*[.$G$3])/100)&lt;0;((([.E372]*100)/[.$G$3])*[.$G$2])/100;0);([.$G$2]*([.B372]/2))/100);2)" office:value-type="float" office:value="0" calcext:value-type="float">
            <text:p>0,00</text:p>
          </table:table-cell>
          <table:table-cell table:formula="of:=ROUND(IF([.E372]&gt;[.$F$6];IF([.E372]-(([.B372]*[.$G$3])/100)&lt;0;[.E372];([.$G$3]*[.B372])/100);([.$G$3]*([.B372]/2))/100) ;2)" office:value-type="float" office:value="2.43" calcext:value-type="float">
            <text:p>2,43</text:p>
          </table:table-cell>
          <table:table-cell table:formula="of:=[.D372]-[.F372]" office:value-type="float" office:value="45" calcext:value-type="float">
            <text:p>45,00</text:p>
          </table:table-cell>
          <table:table-cell table:formula="of:=[.E372]-[.G372]" office:value-type="float" office:value="22.44" calcext:value-type="float">
            <text:p>22,44</text:p>
          </table:table-cell>
          <table:table-cell table:formula="of:=IF([.C372]=[.$L$6];IF([.H372]&lt;[.$N$6];[.$F$2];0);0)" office:value-type="float" office:value="0" calcext:value-type="float">
            <text:p>0,00</text:p>
          </table:table-cell>
          <table:table-cell table:formula="of:=IF([.I372]&lt;5;[.$F$3];0)" office:value-type="float" office:value="0" calcext:value-type="float">
            <text:p>0,00</text:p>
          </table:table-cell>
          <table:table-cell table:formula="of:=IF([.J372]=0;[.H372];[.J372])" office:value-type="float" office:value="45" calcext:value-type="float">
            <text:p>45,00</text:p>
          </table:table-cell>
          <table:table-cell table:formula="of:=IF([.K372]=0;[.I372];[.K372])" office:value-type="float" office:value="22.44" calcext:value-type="float">
            <text:p>22,44</text:p>
          </table:table-cell>
          <table:table-cell table:number-columns-repeated="7"/>
        </table:table-row>
        <table:table-row table:style-name="ro2">
          <table:table-cell office:value-type="date" office:date-value="2014-12-28" calcext:value-type="date">
            <text:p>28.12.2014</text:p>
          </table:table-cell>
          <table:table-cell office:value-type="float" office:value="142" calcext:value-type="float">
            <text:p>142</text:p>
          </table:table-cell>
          <table:table-cell table:formula="of:=LOOKUP(WEEKDAY([.A373];2);[.$B$1:.$B$7];[.$C$1:.$C$7])" office:value-type="string" office:string-value="niedziela" calcext:value-type="string">
            <text:p>niedziela</text:p>
          </table:table-cell>
          <table:table-cell table:formula="of:=[.L372]" office:value-type="float" office:value="45" calcext:value-type="float">
            <text:p>45,00</text:p>
          </table:table-cell>
          <table:table-cell table:formula="of:=[.M372]" office:value-type="float" office:value="22.44" calcext:value-type="float">
            <text:p>22,44</text:p>
          </table:table-cell>
          <table:table-cell table:formula="of:=ROUND(IF([.E373]&gt;[.$F$6];IF([.E373]-(([.B373]*[.$G$3])/100)&lt;0;((([.E373]*100)/[.$G$3])*[.$G$2])/100;0);([.$G$2]*([.B373]/2))/100);2)" office:value-type="float" office:value="0" calcext:value-type="float">
            <text:p>0,00</text:p>
          </table:table-cell>
          <table:table-cell table:formula="of:=ROUND(IF([.E373]&gt;[.$F$6];IF([.E373]-(([.B373]*[.$G$3])/100)&lt;0;[.E373];([.$G$3]*[.B373])/100);([.$G$3]*([.B373]/2))/100) ;2)" office:value-type="float" office:value="12.78" calcext:value-type="float">
            <text:p>12,78</text:p>
          </table:table-cell>
          <table:table-cell table:formula="of:=[.D373]-[.F373]" office:value-type="float" office:value="45" calcext:value-type="float">
            <text:p>45,00</text:p>
          </table:table-cell>
          <table:table-cell table:formula="of:=[.E373]-[.G373]" office:value-type="float" office:value="9.66" calcext:value-type="float">
            <text:p>9,66</text:p>
          </table:table-cell>
          <table:table-cell table:formula="of:=IF([.C373]=[.$L$6];IF([.H373]&lt;[.$N$6];[.$F$2];0);0)" office:value-type="float" office:value="0" calcext:value-type="float">
            <text:p>0,00</text:p>
          </table:table-cell>
          <table:table-cell table:formula="of:=IF([.I373]&lt;5;[.$F$3];0)" office:value-type="float" office:value="0" calcext:value-type="float">
            <text:p>0,00</text:p>
          </table:table-cell>
          <table:table-cell table:formula="of:=IF([.J373]=0;[.H373];[.J373])" office:value-type="float" office:value="45" calcext:value-type="float">
            <text:p>45,00</text:p>
          </table:table-cell>
          <table:table-cell table:formula="of:=IF([.K373]=0;[.I373];[.K373])" office:value-type="float" office:value="9.66" calcext:value-type="float">
            <text:p>9,66</text:p>
          </table:table-cell>
          <table:table-cell table:number-columns-repeated="7"/>
        </table:table-row>
        <table:table-row table:style-name="ro2">
          <table:table-cell office:value-type="date" office:date-value="2014-12-29" calcext:value-type="date">
            <text:p>29.12.2014</text:p>
          </table:table-cell>
          <table:table-cell office:value-type="float" office:value="24" calcext:value-type="float">
            <text:p>24</text:p>
          </table:table-cell>
          <table:table-cell table:formula="of:=LOOKUP(WEEKDAY([.A374];2);[.$B$1:.$B$7];[.$C$1:.$C$7])" office:value-type="string" office:string-value="poniedziałek" calcext:value-type="string">
            <text:p>poniedziałek</text:p>
          </table:table-cell>
          <table:table-cell table:formula="of:=[.L373]" office:value-type="float" office:value="45" calcext:value-type="float">
            <text:p>45,00</text:p>
          </table:table-cell>
          <table:table-cell table:formula="of:=[.M373]" office:value-type="float" office:value="9.66" calcext:value-type="float">
            <text:p>9,66</text:p>
          </table:table-cell>
          <table:table-cell table:formula="of:=ROUND(IF([.E374]&gt;[.$F$6];IF([.E374]-(([.B374]*[.$G$3])/100)&lt;0;((([.E374]*100)/[.$G$3])*[.$G$2])/100;0);([.$G$2]*([.B374]/2))/100);2)" office:value-type="float" office:value="0.72" calcext:value-type="float">
            <text:p>0,72</text:p>
          </table:table-cell>
          <table:table-cell table:formula="of:=ROUND(IF([.E374]&gt;[.$F$6];IF([.E374]-(([.B374]*[.$G$3])/100)&lt;0;[.E374];([.$G$3]*[.B374])/100);([.$G$3]*([.B374]/2))/100) ;2)" office:value-type="float" office:value="1.08" calcext:value-type="float">
            <text:p>1,08</text:p>
          </table:table-cell>
          <table:table-cell table:formula="of:=[.D374]-[.F374]" office:value-type="float" office:value="44.28" calcext:value-type="float">
            <text:p>44,28</text:p>
          </table:table-cell>
          <table:table-cell table:formula="of:=[.E374]-[.G374]" office:value-type="float" office:value="8.58" calcext:value-type="float">
            <text:p>8,58</text:p>
          </table:table-cell>
          <table:table-cell table:formula="of:=IF([.C374]=[.$L$6];IF([.H374]&lt;[.$N$6];[.$F$2];0);0)" office:value-type="float" office:value="0" calcext:value-type="float">
            <text:p>0,00</text:p>
          </table:table-cell>
          <table:table-cell table:formula="of:=IF([.I374]&lt;5;[.$F$3];0)" office:value-type="float" office:value="0" calcext:value-type="float">
            <text:p>0,00</text:p>
          </table:table-cell>
          <table:table-cell table:formula="of:=IF([.J374]=0;[.H374];[.J374])" office:value-type="float" office:value="44.28" calcext:value-type="float">
            <text:p>44,28</text:p>
          </table:table-cell>
          <table:table-cell table:formula="of:=IF([.K374]=0;[.I374];[.K374])" office:value-type="float" office:value="8.58" calcext:value-type="float">
            <text:p>8,58</text:p>
          </table:table-cell>
          <table:table-cell table:number-columns-repeated="7"/>
        </table:table-row>
        <table:table-row table:style-name="ro2">
          <table:table-cell office:value-type="date" office:date-value="2014-12-30" calcext:value-type="date">
            <text:p>30.12.2014</text:p>
          </table:table-cell>
          <table:table-cell office:value-type="float" office:value="156" calcext:value-type="float">
            <text:p>156</text:p>
          </table:table-cell>
          <table:table-cell table:formula="of:=LOOKUP(WEEKDAY([.A375];2);[.$B$1:.$B$7];[.$C$1:.$C$7])" office:value-type="string" office:string-value="wtorek" calcext:value-type="string">
            <text:p>wtorek</text:p>
          </table:table-cell>
          <table:table-cell table:formula="of:=[.L374]" office:value-type="float" office:value="44.28" calcext:value-type="float">
            <text:p>44,28</text:p>
          </table:table-cell>
          <table:table-cell table:formula="of:=[.M374]" office:value-type="float" office:value="8.58" calcext:value-type="float">
            <text:p>8,58</text:p>
          </table:table-cell>
          <table:table-cell table:formula="of:=ROUND(IF([.E375]&gt;[.$F$6];IF([.E375]-(([.B375]*[.$G$3])/100)&lt;0;((([.E375]*100)/[.$G$3])*[.$G$2])/100;0);([.$G$2]*([.B375]/2))/100);2)" office:value-type="float" office:value="4.68" calcext:value-type="float">
            <text:p>4,68</text:p>
          </table:table-cell>
          <table:table-cell table:formula="of:=ROUND(IF([.E375]&gt;[.$F$6];IF([.E375]-(([.B375]*[.$G$3])/100)&lt;0;[.E375];([.$G$3]*[.B375])/100);([.$G$3]*([.B375]/2))/100) ;2)" office:value-type="float" office:value="7.02" calcext:value-type="float">
            <text:p>7,02</text:p>
          </table:table-cell>
          <table:table-cell table:formula="of:=[.D375]-[.F375]" office:value-type="float" office:value="39.6" calcext:value-type="float">
            <text:p>39,60</text:p>
          </table:table-cell>
          <table:table-cell table:formula="of:=[.E375]-[.G375]" office:value-type="float" office:value="1.56" calcext:value-type="float">
            <text:p>1,56</text:p>
          </table:table-cell>
          <table:table-cell table:formula="of:=IF([.C375]=[.$L$6];IF([.H375]&lt;[.$N$6];[.$F$2];0);0)" office:value-type="float" office:value="0" calcext:value-type="float">
            <text:p>0,00</text:p>
          </table:table-cell>
          <table:table-cell table:formula="of:=IF([.I375]&lt;5;[.$F$3];0)" office:value-type="float" office:value="30" calcext:value-type="float">
            <text:p>30,00</text:p>
          </table:table-cell>
          <table:table-cell table:formula="of:=IF([.J375]=0;[.H375];[.J375])" office:value-type="float" office:value="39.6" calcext:value-type="float">
            <text:p>39,60</text:p>
          </table:table-cell>
          <table:table-cell table:formula="of:=IF([.K375]=0;[.I375];[.K375])" office:value-type="float" office:value="30" calcext:value-type="float">
            <text:p>30,00</text:p>
          </table:table-cell>
          <table:table-cell table:number-columns-repeated="7"/>
        </table:table-row>
        <table:table-row table:style-name="ro2">
          <table:table-cell office:value-type="date" office:date-value="2014-12-31" calcext:value-type="date">
            <text:p>31.12.2014</text:p>
          </table:table-cell>
          <table:table-cell office:value-type="float" office:value="141" calcext:value-type="float">
            <text:p>141</text:p>
          </table:table-cell>
          <table:table-cell table:formula="of:=LOOKUP(WEEKDAY([.A376];2);[.$B$1:.$B$7];[.$C$1:.$C$7])" office:value-type="string" office:string-value="środa" calcext:value-type="string">
            <text:p>środa</text:p>
          </table:table-cell>
          <table:table-cell table:formula="of:=[.L375]" office:value-type="float" office:value="39.6" calcext:value-type="float">
            <text:p>39,60</text:p>
          </table:table-cell>
          <table:table-cell table:formula="of:=[.M375]" office:value-type="float" office:value="30" calcext:value-type="float">
            <text:p>30,00</text:p>
          </table:table-cell>
          <table:table-cell table:formula="of:=ROUND(IF([.E376]&gt;[.$F$6];IF([.E376]-(([.B376]*[.$G$3])/100)&lt;0;((([.E376]*100)/[.$G$3])*[.$G$2])/100;0);([.$G$2]*([.B376]/2))/100);2)" office:value-type="float" office:value="0" calcext:value-type="float">
            <text:p>0,00</text:p>
          </table:table-cell>
          <table:table-cell table:formula="of:=ROUND(IF([.E376]&gt;[.$F$6];IF([.E376]-(([.B376]*[.$G$3])/100)&lt;0;[.E376];([.$G$3]*[.B376])/100);([.$G$3]*([.B376]/2))/100) ;2)" office:value-type="float" office:value="12.69" calcext:value-type="float">
            <text:p>12,69</text:p>
          </table:table-cell>
          <table:table-cell table:formula="of:=[.D376]-[.F376]" office:value-type="float" office:value="39.6" calcext:value-type="float">
            <text:p>39,60</text:p>
          </table:table-cell>
          <table:table-cell table:formula="of:=[.E376]-[.G376]" office:value-type="float" office:value="17.31" calcext:value-type="float">
            <text:p>17,31</text:p>
          </table:table-cell>
          <table:table-cell table:formula="of:=IF([.C376]=[.$L$6];IF([.H376]&lt;[.$N$6];[.$F$2];0);0)" office:value-type="float" office:value="0" calcext:value-type="float">
            <text:p>0,00</text:p>
          </table:table-cell>
          <table:table-cell table:formula="of:=IF([.I376]&lt;5;[.$F$3];0)" office:value-type="float" office:value="0" calcext:value-type="float">
            <text:p>0,00</text:p>
          </table:table-cell>
          <table:table-cell table:formula="of:=IF([.J376]=0;[.H376];[.J376])" office:value-type="float" office:value="39.6" calcext:value-type="float">
            <text:p>39,60</text:p>
          </table:table-cell>
          <table:table-cell table:formula="of:=IF([.K376]=0;[.I376];[.K376])" office:value-type="float" office:value="17.31" calcext:value-type="float">
            <text:p>17,31</text:p>
          </table:table-cell>
          <table:table-cell table:number-columns-repeated="7"/>
        </table:table-row>
      </table:table>
      <table:table table:name="84.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4" table:default-cell-style-name="ce4"/>
        <table:table-column table:style-name="co3" table:default-cell-style-name="ce16"/>
        <table:table-column table:style-name="co3" table:number-columns-repeated="4" table:default-cell-style-name="Default"/>
        <table:table-row table:style-name="ro3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oniedziałek</text:p>
          </table:table-cell>
          <table:table-cell table:style-name="Default"/>
          <table:table-cell table:style-name="ce5" office:value-type="string" calcext:value-type="string">
            <text:p>paliwo</text:p>
          </table:table-cell>
          <table:table-cell table:style-name="ce5" office:value-type="string" calcext:value-type="string">
            <text:p>pojemność zbiornika w litrach</text:p>
          </table:table-cell>
          <table:table-cell table:style-name="ce8" office:value-type="string" calcext:value-type="string">
            <text:p>zużycie paliwa (spalanie) (litry na 100 kilometrów)</text:p>
          </table:table-cell>
          <table:table-cell table:style-name="Default" table:number-columns-repeated="7"/>
          <table:table-cell table:number-columns-repeated="4"/>
        </table:table-row>
        <table:table-row table:style-name="ro2"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torek</text:p>
          </table:table-cell>
          <table:table-cell table:style-name="Default"/>
          <table:table-cell table:style-name="ce6" office:value-type="string" calcext:value-type="string">
            <text:p>Pb9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zużyte litry paliwa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środa</text:p>
          </table:table-cell>
          <table:table-cell table:style-name="Default"/>
          <table:table-cell table:style-name="ce6" office:value-type="string" calcext:value-type="string">
            <text:p>LPG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string" calcext:value-type="string">
            <text:p>litry=</text:p>
          </table:table-cell>
          <table:table-cell table:style-name="Default" office:value-type="string" calcext:value-type="string">
            <text:p>spalanie*</text:p>
          </table:table-cell>
          <table:table-cell table:style-name="Default" office:value-type="string" calcext:value-type="string">
            <text:p>km/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zwartek</text:p>
          </table:table-cell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Default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iątek</text:p>
          </table:table-cell>
          <table:table-cell table:style-name="Default"/>
          <table:table-cell table:style-name="Default" office:value-type="string" calcext:value-type="string">
            <text:p>jeśli</text:p>
          </table:table-cell>
          <table:table-cell table:style-name="Default" table:number-columns-repeated="4"/>
          <table:table-cell table:style-name="Default" office:value-type="string" calcext:value-type="string">
            <text:p>tankowanie</text:p>
          </table:table-cell>
          <table:table-cell table:style-name="Default" office:value-type="string" calcext:value-type="string">
            <text:p>wieczorem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bota</text:p>
          </table:table-cell>
          <table:table-cell table:style-name="Default"/>
          <table:table-cell table:style-name="Default" office:value-type="string" calcext:value-type="string">
            <text:p>LPG więcej niż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jedzie na LPG</text:p>
          </table:table-cell>
          <table:table-cell table:style-name="Default" table:number-columns-repeated="2"/>
          <table:table-cell table:style-name="Default" office:value-type="string" calcext:value-type="string">
            <text:p>Pb95</text:p>
          </table:table-cell>
          <table:table-cell table:style-name="ce14" office:value-type="string" calcext:value-type="string">
            <text:p>w każdy</text:p>
          </table:table-cell>
          <table:table-cell table:style-name="Default" office:value-type="string" calcext:value-type="string">
            <text:p>czwartek</text:p>
          </table:table-cell>
          <table:table-cell table:style-name="Default" office:value-type="string" calcext:value-type="string">
            <text:p>jeśli mniej niż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litrów</text:p>
          </table:table-cell>
          <table:table-cell office:value-type="string" calcext:value-type="string">
            <text:p>tankowanie do pelna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iedziela</text:p>
          </table:table-cell>
          <table:table-cell table:style-name="Default"/>
          <table:table-cell table:style-name="Default" office:value-type="string" calcext:value-type="string">
            <text:p>wpp</text:p>
          </table:table-cell>
          <table:table-cell table:style-name="ce12" office:value-type="string" calcext:value-type="string" table:number-columns-spanned="3" table:number-rows-spanned="1">
            <text:p>polowe trasy na tym polowe na tym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>
            <text:p>LPG</text:p>
          </table:table-cell>
          <table:table-cell table:style-name="Default" office:value-type="string" calcext:value-type="string">
            <text:p>gdy mniej niż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itrów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12"/>
          <table:table-cell table:style-name="Default" table:number-columns-repeated="8"/>
          <table:table-cell table:number-columns-repeated="4"/>
        </table:table-row>
        <table:table-row table:style-name="ro2">
          <table:table-cell table:style-name="ce1" table:number-columns-repeated="3"/>
          <table:table-cell table:style-name="ce9" office:value-type="string" calcext:value-type="string" table:number-columns-spanned="10" table:number-rows-spanned="1">
            <text:p>(w litrach)</text:p>
          </table:table-cell>
          <table:covered-table-cell table:style-name="ce1"/>
          <table:covered-table-cell table:style-name="ce9"/>
          <table:covered-table-cell table:number-columns-repeated="5" table:style-name="ce1"/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2">
          <table:table-cell table:style-name="ce1" table:number-columns-repeated="3"/>
          <table:table-cell table:style-name="ce9" office:value-type="string" calcext:value-type="string" table:number-columns-spanned="2" table:number-rows-spanned="1">
            <text:p>ilość paliwa rano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zużycie paliwa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ilość paliwa przed tankowaniem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tankowani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ilość paliwa wieczorem</text:p>
          </table:table-cell>
          <table:covered-table-cell table:style-name="ce1"/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dzień ty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/>
          <table:table-cell table:number-columns-repeated="4"/>
        </table:table-row>
        <table:table-row table:style-name="ro2" table:visibility="filter">
          <table:table-cell office:value-type="date" office:date-value="2014-01-01" calcext:value-type="date">
            <text:p>1.01.2014</text:p>
          </table:table-cell>
          <table:table-cell office:value-type="float" office:value="159" calcext:value-type="float">
            <text:p>159</text:p>
          </table:table-cell>
          <table:table-cell table:formula="of:=LOOKUP(WEEKDAY([.A12];2);[.$B$1:.$B$7];[.$C$1:.$C$7])" office:value-type="string" office:string-value="środa" calcext:value-type="string">
            <text:p>środa</text:p>
          </table:table-cell>
          <table:table-cell table:formula="of:=[.$F$2]" office:value-type="float" office:value="45" calcext:value-type="float">
            <text:p>45,00</text:p>
          </table:table-cell>
          <table:table-cell table:formula="of:=[.$F$3]" office:value-type="float" office:value="30" calcext:value-type="float">
            <text:p>30,00</text:p>
          </table:table-cell>
          <table:table-cell table:formula="of:=ROUND(IF([.E12]&gt;[.$F$6];IF([.E12]-(([.B12]*[.$G$3])/100)&lt;0;((([.E12]*100)/[.$G$3])*[.$G$2])/100;0);([.$G$2]*([.B12]/2))/100);2)" office:value-type="float" office:value="0" calcext:value-type="float">
            <text:p>0,00</text:p>
          </table:table-cell>
          <table:table-cell table:formula="of:=ROUND(IF([.E12]&gt;[.$F$6];IF([.E12]-(([.B12]*[.$G$3])/100)&lt;0;[.E12];([.$G$3]*[.B12])/100);([.$G$3]*([.B12]/2))/100) ;2)" office:value-type="float" office:value="14.31" calcext:value-type="float">
            <text:p>14,31</text:p>
          </table:table-cell>
          <table:table-cell table:formula="of:=[.D12]-[.F12]" office:value-type="float" office:value="45" calcext:value-type="float">
            <text:p>45,00</text:p>
          </table:table-cell>
          <table:table-cell table:formula="of:=[.E12]-[.G12]" office:value-type="float" office:value="15.69" calcext:value-type="float">
            <text:p>15,69</text:p>
          </table:table-cell>
          <table:table-cell table:formula="of:=IF([.C12]=[.$L$6];IF([.H12]&lt;[.$N$6];[.$F$2];0);0)" office:value-type="float" office:value="0" calcext:value-type="float">
            <text:p>0,00</text:p>
          </table:table-cell>
          <table:table-cell table:formula="of:=IF([.I12]&lt;5;[.$F$3];0)" office:value-type="float" office:value="0" calcext:value-type="float">
            <text:p>0,00</text:p>
          </table:table-cell>
          <table:table-cell table:formula="of:=IF([.J12]=0;[.H12];[.J12])" office:value-type="float" office:value="45" calcext:value-type="float">
            <text:p>45,00</text:p>
          </table:table-cell>
          <table:table-cell table:formula="of:=IF([.K12]=0;[.I12];[.K12])" office:value-type="float" office:value="15.69" calcext:value-type="float">
            <text:p>15,6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02" calcext:value-type="date">
            <text:p>2.01.2014</text:p>
          </table:table-cell>
          <table:table-cell office:value-type="float" office:value="82" calcext:value-type="float">
            <text:p>82</text:p>
          </table:table-cell>
          <table:table-cell table:formula="of:=LOOKUP(WEEKDAY([.A13];2);[.$B$1:.$B$7];[.$C$1:.$C$7])" office:value-type="string" office:string-value="czwartek" calcext:value-type="string">
            <text:p>czwartek</text:p>
          </table:table-cell>
          <table:table-cell table:formula="of:=[.L12]" office:value-type="float" office:value="45" calcext:value-type="float">
            <text:p>45,00</text:p>
          </table:table-cell>
          <table:table-cell table:formula="of:=[.M12]" office:value-type="float" office:value="15.69" calcext:value-type="float">
            <text:p>15,69</text:p>
          </table:table-cell>
          <table:table-cell table:formula="of:=ROUND(IF([.E13]&gt;[.$F$6];IF([.E13]-(([.B13]*[.$G$3])/100)&lt;0;((([.E13]*100)/[.$G$3])*[.$G$2])/100;0);([.$G$2]*([.B13]/2))/100);2)" office:value-type="float" office:value="0" calcext:value-type="float">
            <text:p>0,00</text:p>
          </table:table-cell>
          <table:table-cell table:formula="of:=ROUND(IF([.E13]&gt;[.$F$6];IF([.E13]-(([.B13]*[.$G$3])/100)&lt;0;[.E13];([.$G$3]*[.B13])/100);([.$G$3]*([.B13]/2))/100) ;2)" office:value-type="float" office:value="7.38" calcext:value-type="float">
            <text:p>7,38</text:p>
          </table:table-cell>
          <table:table-cell table:formula="of:=[.D13]-[.F13]" office:value-type="float" office:value="45" calcext:value-type="float">
            <text:p>45,00</text:p>
          </table:table-cell>
          <table:table-cell table:formula="of:=[.E13]-[.G13]" office:value-type="float" office:value="8.31" calcext:value-type="float">
            <text:p>8,31</text:p>
          </table:table-cell>
          <table:table-cell table:formula="of:=IF([.C13]=[.$L$6];IF([.H13]&lt;[.$N$6];[.$F$2];0);0)" office:value-type="float" office:value="0" calcext:value-type="float">
            <text:p>0,00</text:p>
          </table:table-cell>
          <table:table-cell table:formula="of:=IF([.I13]&lt;5;[.$F$3];0)" office:value-type="float" office:value="0" calcext:value-type="float">
            <text:p>0,00</text:p>
          </table:table-cell>
          <table:table-cell table:formula="of:=IF([.J13]=0;[.H13];[.J13])" office:value-type="float" office:value="45" calcext:value-type="float">
            <text:p>45,00</text:p>
          </table:table-cell>
          <table:table-cell table:formula="of:=IF([.K13]=0;[.I13];[.K13])" office:value-type="float" office:value="8.31" calcext:value-type="float">
            <text:p>8,31</text:p>
          </table:table-cell>
          <table:table-cell table:number-columns-repeated="3"/>
          <table:table-cell table:style-name="ce12" table:number-columns-spanned="2" table:number-rows-spanned="1"/>
          <table:covered-table-cell/>
        </table:table-row>
        <table:table-row table:style-name="ro2" table:visibility="filter">
          <table:table-cell office:value-type="date" office:date-value="2014-01-03" calcext:value-type="date">
            <text:p>3.01.2014</text:p>
          </table:table-cell>
          <table:table-cell office:value-type="float" office:value="108" calcext:value-type="float">
            <text:p>108</text:p>
          </table:table-cell>
          <table:table-cell table:formula="of:=LOOKUP(WEEKDAY([.A14];2);[.$B$1:.$B$7];[.$C$1:.$C$7])" office:value-type="string" office:string-value="piątek" calcext:value-type="string">
            <text:p>piątek</text:p>
          </table:table-cell>
          <table:table-cell table:formula="of:=[.L13]" office:value-type="float" office:value="45" calcext:value-type="float">
            <text:p>45,00</text:p>
          </table:table-cell>
          <table:table-cell table:formula="of:=[.M13]" office:value-type="float" office:value="8.31" calcext:value-type="float">
            <text:p>8,31</text:p>
          </table:table-cell>
          <table:table-cell table:formula="of:=ROUND(IF([.E14]&gt;[.$F$6];IF([.E14]-(([.B14]*[.$G$3])/100)&lt;0;((([.E14]*100)/[.$G$3])*[.$G$2])/100;0);([.$G$2]*([.B14]/2))/100);2)" office:value-type="float" office:value="3.24" calcext:value-type="float">
            <text:p>3,24</text:p>
          </table:table-cell>
          <table:table-cell table:formula="of:=ROUND(IF([.E14]&gt;[.$F$6];IF([.E14]-(([.B14]*[.$G$3])/100)&lt;0;[.E14];([.$G$3]*[.B14])/100);([.$G$3]*([.B14]/2))/100) ;2)" office:value-type="float" office:value="4.86" calcext:value-type="float">
            <text:p>4,86</text:p>
          </table:table-cell>
          <table:table-cell table:formula="of:=[.D14]-[.F14]" office:value-type="float" office:value="41.76" calcext:value-type="float">
            <text:p>41,76</text:p>
          </table:table-cell>
          <table:table-cell table:formula="of:=[.E14]-[.G14]" office:value-type="float" office:value="3.45" calcext:value-type="float">
            <text:p>3,45</text:p>
          </table:table-cell>
          <table:table-cell table:formula="of:=IF([.C14]=[.$L$6];IF([.H14]&lt;[.$N$6];[.$F$2];0);0)" office:value-type="float" office:value="0" calcext:value-type="float">
            <text:p>0,00</text:p>
          </table:table-cell>
          <table:table-cell table:formula="of:=IF([.I14]&lt;5;[.$F$3];0)" office:value-type="float" office:value="30" calcext:value-type="float">
            <text:p>30,00</text:p>
          </table:table-cell>
          <table:table-cell table:formula="of:=IF([.J14]=0;[.H14];[.J14])" office:value-type="float" office:value="41.76" calcext:value-type="float">
            <text:p>41,76</text:p>
          </table:table-cell>
          <table:table-cell table:formula="of:=IF([.K14]=0;[.I14];[.K14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04" calcext:value-type="date">
            <text:p>4.01.2014</text:p>
          </table:table-cell>
          <table:table-cell office:value-type="float" office:value="149" calcext:value-type="float">
            <text:p>149</text:p>
          </table:table-cell>
          <table:table-cell table:formula="of:=LOOKUP(WEEKDAY([.A15];2);[.$B$1:.$B$7];[.$C$1:.$C$7])" office:value-type="string" office:string-value="sobota" calcext:value-type="string">
            <text:p>sobota</text:p>
          </table:table-cell>
          <table:table-cell table:formula="of:=[.L14]" office:value-type="float" office:value="41.76" calcext:value-type="float">
            <text:p>41,76</text:p>
          </table:table-cell>
          <table:table-cell table:formula="of:=[.M14]" office:value-type="float" office:value="30" calcext:value-type="float">
            <text:p>30,00</text:p>
          </table:table-cell>
          <table:table-cell table:formula="of:=ROUND(IF([.E15]&gt;[.$F$6];IF([.E15]-(([.B15]*[.$G$3])/100)&lt;0;((([.E15]*100)/[.$G$3])*[.$G$2])/100;0);([.$G$2]*([.B15]/2))/100);2)" office:value-type="float" office:value="0" calcext:value-type="float">
            <text:p>0,00</text:p>
          </table:table-cell>
          <table:table-cell table:formula="of:=ROUND(IF([.E15]&gt;[.$F$6];IF([.E15]-(([.B15]*[.$G$3])/100)&lt;0;[.E15];([.$G$3]*[.B15])/100);([.$G$3]*([.B15]/2))/100) ;2)" office:value-type="float" office:value="13.41" calcext:value-type="float">
            <text:p>13,41</text:p>
          </table:table-cell>
          <table:table-cell table:formula="of:=[.D15]-[.F15]" office:value-type="float" office:value="41.76" calcext:value-type="float">
            <text:p>41,76</text:p>
          </table:table-cell>
          <table:table-cell table:formula="of:=[.E15]-[.G15]" office:value-type="float" office:value="16.59" calcext:value-type="float">
            <text:p>16,59</text:p>
          </table:table-cell>
          <table:table-cell table:formula="of:=IF([.C15]=[.$L$6];IF([.H15]&lt;[.$N$6];[.$F$2];0);0)" office:value-type="float" office:value="0" calcext:value-type="float">
            <text:p>0,00</text:p>
          </table:table-cell>
          <table:table-cell table:formula="of:=IF([.I15]&lt;5;[.$F$3];0)" office:value-type="float" office:value="0" calcext:value-type="float">
            <text:p>0,00</text:p>
          </table:table-cell>
          <table:table-cell table:formula="of:=IF([.J15]=0;[.H15];[.J15])" office:value-type="float" office:value="41.76" calcext:value-type="float">
            <text:p>41,76</text:p>
          </table:table-cell>
          <table:table-cell table:formula="of:=IF([.K15]=0;[.I15];[.K15])" office:value-type="float" office:value="16.59" calcext:value-type="float">
            <text:p>16,5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05" calcext:value-type="date">
            <text:p>5.01.2014</text:p>
          </table:table-cell>
          <table:table-cell office:value-type="float" office:value="118" calcext:value-type="float">
            <text:p>118</text:p>
          </table:table-cell>
          <table:table-cell table:formula="of:=LOOKUP(WEEKDAY([.A16];2);[.$B$1:.$B$7];[.$C$1:.$C$7])" office:value-type="string" office:string-value="niedziela" calcext:value-type="string">
            <text:p>niedziela</text:p>
          </table:table-cell>
          <table:table-cell table:formula="of:=[.L15]" office:value-type="float" office:value="41.76" calcext:value-type="float">
            <text:p>41,76</text:p>
          </table:table-cell>
          <table:table-cell table:formula="of:=[.M15]" office:value-type="float" office:value="16.59" calcext:value-type="float">
            <text:p>16,59</text:p>
          </table:table-cell>
          <table:table-cell table:formula="of:=ROUND(IF([.E16]&gt;[.$F$6];IF([.E16]-(([.B16]*[.$G$3])/100)&lt;0;((([.E16]*100)/[.$G$3])*[.$G$2])/100;0);([.$G$2]*([.B16]/2))/100);2)" office:value-type="float" office:value="0" calcext:value-type="float">
            <text:p>0,00</text:p>
          </table:table-cell>
          <table:table-cell table:formula="of:=ROUND(IF([.E16]&gt;[.$F$6];IF([.E16]-(([.B16]*[.$G$3])/100)&lt;0;[.E16];([.$G$3]*[.B16])/100);([.$G$3]*([.B16]/2))/100) ;2)" office:value-type="float" office:value="10.62" calcext:value-type="float">
            <text:p>10,62</text:p>
          </table:table-cell>
          <table:table-cell table:formula="of:=[.D16]-[.F16]" office:value-type="float" office:value="41.76" calcext:value-type="float">
            <text:p>41,76</text:p>
          </table:table-cell>
          <table:table-cell table:formula="of:=[.E16]-[.G16]" office:value-type="float" office:value="5.97" calcext:value-type="float">
            <text:p>5,97</text:p>
          </table:table-cell>
          <table:table-cell table:formula="of:=IF([.C16]=[.$L$6];IF([.H16]&lt;[.$N$6];[.$F$2];0);0)" office:value-type="float" office:value="0" calcext:value-type="float">
            <text:p>0,00</text:p>
          </table:table-cell>
          <table:table-cell table:formula="of:=IF([.I16]&lt;5;[.$F$3];0)" office:value-type="float" office:value="0" calcext:value-type="float">
            <text:p>0,00</text:p>
          </table:table-cell>
          <table:table-cell table:formula="of:=IF([.J16]=0;[.H16];[.J16])" office:value-type="float" office:value="41.76" calcext:value-type="float">
            <text:p>41,76</text:p>
          </table:table-cell>
          <table:table-cell table:formula="of:=IF([.K16]=0;[.I16];[.K16])" office:value-type="float" office:value="5.97" calcext:value-type="float">
            <text:p>5,9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06" calcext:value-type="date">
            <text:p>6.01.2014</text:p>
          </table:table-cell>
          <table:table-cell office:value-type="float" office:value="99" calcext:value-type="float">
            <text:p>99</text:p>
          </table:table-cell>
          <table:table-cell table:formula="of:=LOOKUP(WEEKDAY([.A17];2);[.$B$1:.$B$7];[.$C$1:.$C$7])" office:value-type="string" office:string-value="poniedziałek" calcext:value-type="string">
            <text:p>poniedziałek</text:p>
          </table:table-cell>
          <table:table-cell table:formula="of:=[.L16]" office:value-type="float" office:value="41.76" calcext:value-type="float">
            <text:p>41,76</text:p>
          </table:table-cell>
          <table:table-cell table:formula="of:=[.M16]" office:value-type="float" office:value="5.97" calcext:value-type="float">
            <text:p>5,97</text:p>
          </table:table-cell>
          <table:table-cell table:formula="of:=ROUND(IF([.E17]&gt;[.$F$6];IF([.E17]-(([.B17]*[.$G$3])/100)&lt;0;((([.E17]*100)/[.$G$3])*[.$G$2])/100;0);([.$G$2]*([.B17]/2))/100);2)" office:value-type="float" office:value="2.97" calcext:value-type="float">
            <text:p>2,97</text:p>
          </table:table-cell>
          <table:table-cell table:formula="of:=ROUND(IF([.E17]&gt;[.$F$6];IF([.E17]-(([.B17]*[.$G$3])/100)&lt;0;[.E17];([.$G$3]*[.B17])/100);([.$G$3]*([.B17]/2))/100) ;2)" office:value-type="float" office:value="4.46" calcext:value-type="float">
            <text:p>4,46</text:p>
          </table:table-cell>
          <table:table-cell table:formula="of:=[.D17]-[.F17]" office:value-type="float" office:value="38.79" calcext:value-type="float">
            <text:p>38,79</text:p>
          </table:table-cell>
          <table:table-cell table:formula="of:=[.E17]-[.G17]" office:value-type="float" office:value="1.51" calcext:value-type="float">
            <text:p>1,51</text:p>
          </table:table-cell>
          <table:table-cell table:formula="of:=IF([.C17]=[.$L$6];IF([.H17]&lt;[.$N$6];[.$F$2];0);0)" office:value-type="float" office:value="0" calcext:value-type="float">
            <text:p>0,00</text:p>
          </table:table-cell>
          <table:table-cell table:formula="of:=IF([.I17]&lt;5;[.$F$3];0)" office:value-type="float" office:value="30" calcext:value-type="float">
            <text:p>30,00</text:p>
          </table:table-cell>
          <table:table-cell table:formula="of:=IF([.J17]=0;[.H17];[.J17])" office:value-type="float" office:value="38.79" calcext:value-type="float">
            <text:p>38,79</text:p>
          </table:table-cell>
          <table:table-cell table:formula="of:=IF([.K17]=0;[.I17];[.K17])" office:value-type="float" office:value="30" calcext:value-type="float">
            <text:p>30,00</text:p>
          </table:table-cell>
          <table:table-cell table:number-columns-repeated="3"/>
          <table:table-cell table:style-name="ce12" table:number-columns-spanned="2" table:number-rows-spanned="1"/>
          <table:covered-table-cell/>
        </table:table-row>
        <table:table-row table:style-name="ro2" table:visibility="filter">
          <table:table-cell office:value-type="date" office:date-value="2014-01-07" calcext:value-type="date">
            <text:p>7.01.2014</text:p>
          </table:table-cell>
          <table:table-cell office:value-type="float" office:value="67" calcext:value-type="float">
            <text:p>67</text:p>
          </table:table-cell>
          <table:table-cell table:formula="of:=LOOKUP(WEEKDAY([.A18];2);[.$B$1:.$B$7];[.$C$1:.$C$7])" office:value-type="string" office:string-value="wtorek" calcext:value-type="string">
            <text:p>wtorek</text:p>
          </table:table-cell>
          <table:table-cell table:formula="of:=[.L17]" office:value-type="float" office:value="38.79" calcext:value-type="float">
            <text:p>38,79</text:p>
          </table:table-cell>
          <table:table-cell table:formula="of:=[.M17]" office:value-type="float" office:value="30" calcext:value-type="float">
            <text:p>30,00</text:p>
          </table:table-cell>
          <table:table-cell table:formula="of:=ROUND(IF([.E18]&gt;[.$F$6];IF([.E18]-(([.B18]*[.$G$3])/100)&lt;0;((([.E18]*100)/[.$G$3])*[.$G$2])/100;0);([.$G$2]*([.B18]/2))/100);2)" office:value-type="float" office:value="0" calcext:value-type="float">
            <text:p>0,00</text:p>
          </table:table-cell>
          <table:table-cell table:formula="of:=ROUND(IF([.E18]&gt;[.$F$6];IF([.E18]-(([.B18]*[.$G$3])/100)&lt;0;[.E18];([.$G$3]*[.B18])/100);([.$G$3]*([.B18]/2))/100) ;2)" office:value-type="float" office:value="6.03" calcext:value-type="float">
            <text:p>6,03</text:p>
          </table:table-cell>
          <table:table-cell table:formula="of:=[.D18]-[.F18]" office:value-type="float" office:value="38.79" calcext:value-type="float">
            <text:p>38,79</text:p>
          </table:table-cell>
          <table:table-cell table:formula="of:=[.E18]-[.G18]" office:value-type="float" office:value="23.97" calcext:value-type="float">
            <text:p>23,97</text:p>
          </table:table-cell>
          <table:table-cell table:formula="of:=IF([.C18]=[.$L$6];IF([.H18]&lt;[.$N$6];[.$F$2];0);0)" office:value-type="float" office:value="0" calcext:value-type="float">
            <text:p>0,00</text:p>
          </table:table-cell>
          <table:table-cell table:formula="of:=IF([.I18]&lt;5;[.$F$3];0)" office:value-type="float" office:value="0" calcext:value-type="float">
            <text:p>0,00</text:p>
          </table:table-cell>
          <table:table-cell table:formula="of:=IF([.J18]=0;[.H18];[.J18])" office:value-type="float" office:value="38.79" calcext:value-type="float">
            <text:p>38,79</text:p>
          </table:table-cell>
          <table:table-cell table:formula="of:=IF([.K18]=0;[.I18];[.K18])" office:value-type="float" office:value="23.97" calcext:value-type="float">
            <text:p>23,9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08" calcext:value-type="date">
            <text:p>8.01.2014</text:p>
          </table:table-cell>
          <table:table-cell office:value-type="float" office:value="152" calcext:value-type="float">
            <text:p>152</text:p>
          </table:table-cell>
          <table:table-cell table:formula="of:=LOOKUP(WEEKDAY([.A19];2);[.$B$1:.$B$7];[.$C$1:.$C$7])" office:value-type="string" office:string-value="środa" calcext:value-type="string">
            <text:p>środa</text:p>
          </table:table-cell>
          <table:table-cell table:formula="of:=[.L18]" office:value-type="float" office:value="38.79" calcext:value-type="float">
            <text:p>38,79</text:p>
          </table:table-cell>
          <table:table-cell table:formula="of:=[.M18]" office:value-type="float" office:value="23.97" calcext:value-type="float">
            <text:p>23,97</text:p>
          </table:table-cell>
          <table:table-cell table:formula="of:=ROUND(IF([.E19]&gt;[.$F$6];IF([.E19]-(([.B19]*[.$G$3])/100)&lt;0;((([.E19]*100)/[.$G$3])*[.$G$2])/100;0);([.$G$2]*([.B19]/2))/100);2)" office:value-type="float" office:value="0" calcext:value-type="float">
            <text:p>0,00</text:p>
          </table:table-cell>
          <table:table-cell table:formula="of:=ROUND(IF([.E19]&gt;[.$F$6];IF([.E19]-(([.B19]*[.$G$3])/100)&lt;0;[.E19];([.$G$3]*[.B19])/100);([.$G$3]*([.B19]/2))/100) ;2)" office:value-type="float" office:value="13.68" calcext:value-type="float">
            <text:p>13,68</text:p>
          </table:table-cell>
          <table:table-cell table:formula="of:=[.D19]-[.F19]" office:value-type="float" office:value="38.79" calcext:value-type="float">
            <text:p>38,79</text:p>
          </table:table-cell>
          <table:table-cell table:formula="of:=[.E19]-[.G19]" office:value-type="float" office:value="10.29" calcext:value-type="float">
            <text:p>10,29</text:p>
          </table:table-cell>
          <table:table-cell table:formula="of:=IF([.C19]=[.$L$6];IF([.H19]&lt;[.$N$6];[.$F$2];0);0)" office:value-type="float" office:value="0" calcext:value-type="float">
            <text:p>0,00</text:p>
          </table:table-cell>
          <table:table-cell table:formula="of:=IF([.I19]&lt;5;[.$F$3];0)" office:value-type="float" office:value="0" calcext:value-type="float">
            <text:p>0,00</text:p>
          </table:table-cell>
          <table:table-cell table:formula="of:=IF([.J19]=0;[.H19];[.J19])" office:value-type="float" office:value="38.79" calcext:value-type="float">
            <text:p>38,79</text:p>
          </table:table-cell>
          <table:table-cell table:formula="of:=IF([.K19]=0;[.I19];[.K19])" office:value-type="float" office:value="10.29" calcext:value-type="float">
            <text:p>10,29</text:p>
          </table:table-cell>
          <table:table-cell table:number-columns-repeated="3"/>
          <table:table-cell table:style-name="ce2"/>
          <table:table-cell/>
        </table:table-row>
        <table:table-row table:style-name="ro2" table:visibility="filter">
          <table:table-cell office:value-type="date" office:date-value="2014-01-09" calcext:value-type="date">
            <text:p>9.01.2014</text:p>
          </table:table-cell>
          <table:table-cell office:value-type="float" office:value="84" calcext:value-type="float">
            <text:p>84</text:p>
          </table:table-cell>
          <table:table-cell table:formula="of:=LOOKUP(WEEKDAY([.A20];2);[.$B$1:.$B$7];[.$C$1:.$C$7])" office:value-type="string" office:string-value="czwartek" calcext:value-type="string">
            <text:p>czwartek</text:p>
          </table:table-cell>
          <table:table-cell table:formula="of:=[.L19]" office:value-type="float" office:value="38.79" calcext:value-type="float">
            <text:p>38,79</text:p>
          </table:table-cell>
          <table:table-cell table:formula="of:=[.M19]" office:value-type="float" office:value="10.29" calcext:value-type="float">
            <text:p>10,29</text:p>
          </table:table-cell>
          <table:table-cell table:formula="of:=ROUND(IF([.E20]&gt;[.$F$6];IF([.E20]-(([.B20]*[.$G$3])/100)&lt;0;((([.E20]*100)/[.$G$3])*[.$G$2])/100;0);([.$G$2]*([.B20]/2))/100);2)" office:value-type="float" office:value="2.52" calcext:value-type="float">
            <text:p>2,52</text:p>
          </table:table-cell>
          <table:table-cell table:formula="of:=ROUND(IF([.E20]&gt;[.$F$6];IF([.E20]-(([.B20]*[.$G$3])/100)&lt;0;[.E20];([.$G$3]*[.B20])/100);([.$G$3]*([.B20]/2))/100) ;2)" office:value-type="float" office:value="3.78" calcext:value-type="float">
            <text:p>3,78</text:p>
          </table:table-cell>
          <table:table-cell table:formula="of:=[.D20]-[.F20]" office:value-type="float" office:value="36.27" calcext:value-type="float">
            <text:p>36,27</text:p>
          </table:table-cell>
          <table:table-cell table:formula="of:=[.E20]-[.G20]" office:value-type="float" office:value="6.51" calcext:value-type="float">
            <text:p>6,51</text:p>
          </table:table-cell>
          <table:table-cell table:formula="of:=IF([.C20]=[.$L$6];IF([.H20]&lt;[.$N$6];[.$F$2];0);0)" office:value-type="float" office:value="45" calcext:value-type="float">
            <text:p>45,00</text:p>
          </table:table-cell>
          <table:table-cell table:formula="of:=IF([.I20]&lt;5;[.$F$3];0)" office:value-type="float" office:value="0" calcext:value-type="float">
            <text:p>0,00</text:p>
          </table:table-cell>
          <table:table-cell table:formula="of:=IF([.J20]=0;[.H20];[.J20])" office:value-type="float" office:value="45" calcext:value-type="float">
            <text:p>45,00</text:p>
          </table:table-cell>
          <table:table-cell table:formula="of:=IF([.K20]=0;[.I20];[.K20])" office:value-type="float" office:value="6.51" calcext:value-type="float">
            <text:p>6,5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0" calcext:value-type="date">
            <text:p>10.01.2014</text:p>
          </table:table-cell>
          <table:table-cell office:value-type="float" office:value="144" calcext:value-type="float">
            <text:p>144</text:p>
          </table:table-cell>
          <table:table-cell table:formula="of:=LOOKUP(WEEKDAY([.A21];2);[.$B$1:.$B$7];[.$C$1:.$C$7])" office:value-type="string" office:string-value="piątek" calcext:value-type="string">
            <text:p>piątek</text:p>
          </table:table-cell>
          <table:table-cell table:formula="of:=[.L20]" office:value-type="float" office:value="45" calcext:value-type="float">
            <text:p>45,00</text:p>
          </table:table-cell>
          <table:table-cell table:formula="of:=[.M20]" office:value-type="float" office:value="6.51" calcext:value-type="float">
            <text:p>6,51</text:p>
          </table:table-cell>
          <table:table-cell table:formula="of:=ROUND(IF([.E21]&gt;[.$F$6];IF([.E21]-(([.B21]*[.$G$3])/100)&lt;0;((([.E21]*100)/[.$G$3])*[.$G$2])/100;0);([.$G$2]*([.B21]/2))/100);2)" office:value-type="float" office:value="4.32" calcext:value-type="float">
            <text:p>4,32</text:p>
          </table:table-cell>
          <table:table-cell table:formula="of:=ROUND(IF([.E21]&gt;[.$F$6];IF([.E21]-(([.B21]*[.$G$3])/100)&lt;0;[.E21];([.$G$3]*[.B21])/100);([.$G$3]*([.B21]/2))/100) ;2)" office:value-type="float" office:value="6.48" calcext:value-type="float">
            <text:p>6,48</text:p>
          </table:table-cell>
          <table:table-cell table:formula="of:=[.D21]-[.F21]" office:value-type="float" office:value="40.68" calcext:value-type="float">
            <text:p>40,68</text:p>
          </table:table-cell>
          <table:table-cell table:formula="of:=[.E21]-[.G21]" office:value-type="float" office:value="0.0299999999999994" calcext:value-type="float">
            <text:p>0,03</text:p>
          </table:table-cell>
          <table:table-cell table:formula="of:=IF([.C21]=[.$L$6];IF([.H21]&lt;[.$N$6];[.$F$2];0);0)" office:value-type="float" office:value="0" calcext:value-type="float">
            <text:p>0,00</text:p>
          </table:table-cell>
          <table:table-cell table:formula="of:=IF([.I21]&lt;5;[.$F$3];0)" office:value-type="float" office:value="30" calcext:value-type="float">
            <text:p>30,00</text:p>
          </table:table-cell>
          <table:table-cell table:formula="of:=IF([.J21]=0;[.H21];[.J21])" office:value-type="float" office:value="40.68" calcext:value-type="float">
            <text:p>40,68</text:p>
          </table:table-cell>
          <table:table-cell table:formula="of:=IF([.K21]=0;[.I21];[.K2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1" calcext:value-type="date">
            <text:p>11.01.2014</text:p>
          </table:table-cell>
          <table:table-cell office:value-type="float" office:value="16" calcext:value-type="float">
            <text:p>16</text:p>
          </table:table-cell>
          <table:table-cell table:formula="of:=LOOKUP(WEEKDAY([.A22];2);[.$B$1:.$B$7];[.$C$1:.$C$7])" office:value-type="string" office:string-value="sobota" calcext:value-type="string">
            <text:p>sobota</text:p>
          </table:table-cell>
          <table:table-cell table:formula="of:=[.L21]" office:value-type="float" office:value="40.68" calcext:value-type="float">
            <text:p>40,68</text:p>
          </table:table-cell>
          <table:table-cell table:formula="of:=[.M21]" office:value-type="float" office:value="30" calcext:value-type="float">
            <text:p>30,00</text:p>
          </table:table-cell>
          <table:table-cell table:formula="of:=ROUND(IF([.E22]&gt;[.$F$6];IF([.E22]-(([.B22]*[.$G$3])/100)&lt;0;((([.E22]*100)/[.$G$3])*[.$G$2])/100;0);([.$G$2]*([.B22]/2))/100);2)" office:value-type="float" office:value="0" calcext:value-type="float">
            <text:p>0,00</text:p>
          </table:table-cell>
          <table:table-cell table:formula="of:=ROUND(IF([.E22]&gt;[.$F$6];IF([.E22]-(([.B22]*[.$G$3])/100)&lt;0;[.E22];([.$G$3]*[.B22])/100);([.$G$3]*([.B22]/2))/100) ;2)" office:value-type="float" office:value="1.44" calcext:value-type="float">
            <text:p>1,44</text:p>
          </table:table-cell>
          <table:table-cell table:formula="of:=[.D22]-[.F22]" office:value-type="float" office:value="40.68" calcext:value-type="float">
            <text:p>40,68</text:p>
          </table:table-cell>
          <table:table-cell table:formula="of:=[.E22]-[.G22]" office:value-type="float" office:value="28.56" calcext:value-type="float">
            <text:p>28,56</text:p>
          </table:table-cell>
          <table:table-cell table:formula="of:=IF([.C22]=[.$L$6];IF([.H22]&lt;[.$N$6];[.$F$2];0);0)" office:value-type="float" office:value="0" calcext:value-type="float">
            <text:p>0,00</text:p>
          </table:table-cell>
          <table:table-cell table:formula="of:=IF([.I22]&lt;5;[.$F$3];0)" office:value-type="float" office:value="0" calcext:value-type="float">
            <text:p>0,00</text:p>
          </table:table-cell>
          <table:table-cell table:formula="of:=IF([.J22]=0;[.H22];[.J22])" office:value-type="float" office:value="40.68" calcext:value-type="float">
            <text:p>40,68</text:p>
          </table:table-cell>
          <table:table-cell table:formula="of:=IF([.K22]=0;[.I22];[.K22])" office:value-type="float" office:value="28.56" calcext:value-type="float">
            <text:p>28,5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2" calcext:value-type="date">
            <text:p>12.01.2014</text:p>
          </table:table-cell>
          <table:table-cell office:value-type="float" office:value="124" calcext:value-type="float">
            <text:p>124</text:p>
          </table:table-cell>
          <table:table-cell table:formula="of:=LOOKUP(WEEKDAY([.A23];2);[.$B$1:.$B$7];[.$C$1:.$C$7])" office:value-type="string" office:string-value="niedziela" calcext:value-type="string">
            <text:p>niedziela</text:p>
          </table:table-cell>
          <table:table-cell table:formula="of:=[.L22]" office:value-type="float" office:value="40.68" calcext:value-type="float">
            <text:p>40,68</text:p>
          </table:table-cell>
          <table:table-cell table:formula="of:=[.M22]" office:value-type="float" office:value="28.56" calcext:value-type="float">
            <text:p>28,56</text:p>
          </table:table-cell>
          <table:table-cell table:formula="of:=ROUND(IF([.E23]&gt;[.$F$6];IF([.E23]-(([.B23]*[.$G$3])/100)&lt;0;((([.E23]*100)/[.$G$3])*[.$G$2])/100;0);([.$G$2]*([.B23]/2))/100);2)" office:value-type="float" office:value="0" calcext:value-type="float">
            <text:p>0,00</text:p>
          </table:table-cell>
          <table:table-cell table:formula="of:=ROUND(IF([.E23]&gt;[.$F$6];IF([.E23]-(([.B23]*[.$G$3])/100)&lt;0;[.E23];([.$G$3]*[.B23])/100);([.$G$3]*([.B23]/2))/100) ;2)" office:value-type="float" office:value="11.16" calcext:value-type="float">
            <text:p>11,16</text:p>
          </table:table-cell>
          <table:table-cell table:formula="of:=[.D23]-[.F23]" office:value-type="float" office:value="40.68" calcext:value-type="float">
            <text:p>40,68</text:p>
          </table:table-cell>
          <table:table-cell table:formula="of:=[.E23]-[.G23]" office:value-type="float" office:value="17.4" calcext:value-type="float">
            <text:p>17,40</text:p>
          </table:table-cell>
          <table:table-cell table:formula="of:=IF([.C23]=[.$L$6];IF([.H23]&lt;[.$N$6];[.$F$2];0);0)" office:value-type="float" office:value="0" calcext:value-type="float">
            <text:p>0,00</text:p>
          </table:table-cell>
          <table:table-cell table:formula="of:=IF([.I23]&lt;5;[.$F$3];0)" office:value-type="float" office:value="0" calcext:value-type="float">
            <text:p>0,00</text:p>
          </table:table-cell>
          <table:table-cell table:formula="of:=IF([.J23]=0;[.H23];[.J23])" office:value-type="float" office:value="40.68" calcext:value-type="float">
            <text:p>40,68</text:p>
          </table:table-cell>
          <table:table-cell table:formula="of:=IF([.K23]=0;[.I23];[.K23])" office:value-type="float" office:value="17.4" calcext:value-type="float">
            <text:p>17,4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3" calcext:value-type="date">
            <text:p>13.01.2014</text:p>
          </table:table-cell>
          <table:table-cell office:value-type="float" office:value="65" calcext:value-type="float">
            <text:p>65</text:p>
          </table:table-cell>
          <table:table-cell table:formula="of:=LOOKUP(WEEKDAY([.A24];2);[.$B$1:.$B$7];[.$C$1:.$C$7])" office:value-type="string" office:string-value="poniedziałek" calcext:value-type="string">
            <text:p>poniedziałek</text:p>
          </table:table-cell>
          <table:table-cell table:formula="of:=[.L23]" office:value-type="float" office:value="40.68" calcext:value-type="float">
            <text:p>40,68</text:p>
          </table:table-cell>
          <table:table-cell table:formula="of:=[.M23]" office:value-type="float" office:value="17.4" calcext:value-type="float">
            <text:p>17,40</text:p>
          </table:table-cell>
          <table:table-cell table:formula="of:=ROUND(IF([.E24]&gt;[.$F$6];IF([.E24]-(([.B24]*[.$G$3])/100)&lt;0;((([.E24]*100)/[.$G$3])*[.$G$2])/100;0);([.$G$2]*([.B24]/2))/100);2)" office:value-type="float" office:value="0" calcext:value-type="float">
            <text:p>0,00</text:p>
          </table:table-cell>
          <table:table-cell table:formula="of:=ROUND(IF([.E24]&gt;[.$F$6];IF([.E24]-(([.B24]*[.$G$3])/100)&lt;0;[.E24];([.$G$3]*[.B24])/100);([.$G$3]*([.B24]/2))/100) ;2)" office:value-type="float" office:value="5.85" calcext:value-type="float">
            <text:p>5,85</text:p>
          </table:table-cell>
          <table:table-cell table:formula="of:=[.D24]-[.F24]" office:value-type="float" office:value="40.68" calcext:value-type="float">
            <text:p>40,68</text:p>
          </table:table-cell>
          <table:table-cell table:formula="of:=[.E24]-[.G24]" office:value-type="float" office:value="11.55" calcext:value-type="float">
            <text:p>11,55</text:p>
          </table:table-cell>
          <table:table-cell table:formula="of:=IF([.C24]=[.$L$6];IF([.H24]&lt;[.$N$6];[.$F$2];0);0)" office:value-type="float" office:value="0" calcext:value-type="float">
            <text:p>0,00</text:p>
          </table:table-cell>
          <table:table-cell table:formula="of:=IF([.I24]&lt;5;[.$F$3];0)" office:value-type="float" office:value="0" calcext:value-type="float">
            <text:p>0,00</text:p>
          </table:table-cell>
          <table:table-cell table:formula="of:=IF([.J24]=0;[.H24];[.J24])" office:value-type="float" office:value="40.68" calcext:value-type="float">
            <text:p>40,68</text:p>
          </table:table-cell>
          <table:table-cell table:formula="of:=IF([.K24]=0;[.I24];[.K24])" office:value-type="float" office:value="11.55" calcext:value-type="float">
            <text:p>11,5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4" calcext:value-type="date">
            <text:p>14.01.2014</text:p>
          </table:table-cell>
          <table:table-cell office:value-type="float" office:value="101" calcext:value-type="float">
            <text:p>101</text:p>
          </table:table-cell>
          <table:table-cell table:formula="of:=LOOKUP(WEEKDAY([.A25];2);[.$B$1:.$B$7];[.$C$1:.$C$7])" office:value-type="string" office:string-value="wtorek" calcext:value-type="string">
            <text:p>wtorek</text:p>
          </table:table-cell>
          <table:table-cell table:formula="of:=[.L24]" office:value-type="float" office:value="40.68" calcext:value-type="float">
            <text:p>40,68</text:p>
          </table:table-cell>
          <table:table-cell table:formula="of:=[.M24]" office:value-type="float" office:value="11.55" calcext:value-type="float">
            <text:p>11,55</text:p>
          </table:table-cell>
          <table:table-cell table:formula="of:=ROUND(IF([.E25]&gt;[.$F$6];IF([.E25]-(([.B25]*[.$G$3])/100)&lt;0;((([.E25]*100)/[.$G$3])*[.$G$2])/100;0);([.$G$2]*([.B25]/2))/100);2)" office:value-type="float" office:value="3.03" calcext:value-type="float">
            <text:p>3,03</text:p>
          </table:table-cell>
          <table:table-cell table:formula="of:=ROUND(IF([.E25]&gt;[.$F$6];IF([.E25]-(([.B25]*[.$G$3])/100)&lt;0;[.E25];([.$G$3]*[.B25])/100);([.$G$3]*([.B25]/2))/100) ;2)" office:value-type="float" office:value="4.55" calcext:value-type="float">
            <text:p>4,55</text:p>
          </table:table-cell>
          <table:table-cell table:formula="of:=[.D25]-[.F25]" office:value-type="float" office:value="37.65" calcext:value-type="float">
            <text:p>37,65</text:p>
          </table:table-cell>
          <table:table-cell table:formula="of:=[.E25]-[.G25]" office:value-type="float" office:value="7" calcext:value-type="float">
            <text:p>7,00</text:p>
          </table:table-cell>
          <table:table-cell table:formula="of:=IF([.C25]=[.$L$6];IF([.H25]&lt;[.$N$6];[.$F$2];0);0)" office:value-type="float" office:value="0" calcext:value-type="float">
            <text:p>0,00</text:p>
          </table:table-cell>
          <table:table-cell table:formula="of:=IF([.I25]&lt;5;[.$F$3];0)" office:value-type="float" office:value="0" calcext:value-type="float">
            <text:p>0,00</text:p>
          </table:table-cell>
          <table:table-cell table:formula="of:=IF([.J25]=0;[.H25];[.J25])" office:value-type="float" office:value="37.65" calcext:value-type="float">
            <text:p>37,65</text:p>
          </table:table-cell>
          <table:table-cell table:formula="of:=IF([.K25]=0;[.I25];[.K25])" office:value-type="float" office:value="7" calcext:value-type="float">
            <text:p>7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5" calcext:value-type="date">
            <text:p>15.01.2014</text:p>
          </table:table-cell>
          <table:table-cell office:value-type="float" office:value="19" calcext:value-type="float">
            <text:p>19</text:p>
          </table:table-cell>
          <table:table-cell table:formula="of:=LOOKUP(WEEKDAY([.A26];2);[.$B$1:.$B$7];[.$C$1:.$C$7])" office:value-type="string" office:string-value="środa" calcext:value-type="string">
            <text:p>środa</text:p>
          </table:table-cell>
          <table:table-cell table:formula="of:=[.L25]" office:value-type="float" office:value="37.65" calcext:value-type="float">
            <text:p>37,65</text:p>
          </table:table-cell>
          <table:table-cell table:formula="of:=[.M25]" office:value-type="float" office:value="7" calcext:value-type="float">
            <text:p>7,00</text:p>
          </table:table-cell>
          <table:table-cell table:formula="of:=ROUND(IF([.E26]&gt;[.$F$6];IF([.E26]-(([.B26]*[.$G$3])/100)&lt;0;((([.E26]*100)/[.$G$3])*[.$G$2])/100;0);([.$G$2]*([.B26]/2))/100);2)" office:value-type="float" office:value="0.57" calcext:value-type="float">
            <text:p>0,57</text:p>
          </table:table-cell>
          <table:table-cell table:formula="of:=ROUND(IF([.E26]&gt;[.$F$6];IF([.E26]-(([.B26]*[.$G$3])/100)&lt;0;[.E26];([.$G$3]*[.B26])/100);([.$G$3]*([.B26]/2))/100) ;2)" office:value-type="float" office:value="0.86" calcext:value-type="float">
            <text:p>0,86</text:p>
          </table:table-cell>
          <table:table-cell table:formula="of:=[.D26]-[.F26]" office:value-type="float" office:value="37.08" calcext:value-type="float">
            <text:p>37,08</text:p>
          </table:table-cell>
          <table:table-cell table:formula="of:=[.E26]-[.G26]" office:value-type="float" office:value="6.14" calcext:value-type="float">
            <text:p>6,14</text:p>
          </table:table-cell>
          <table:table-cell table:formula="of:=IF([.C26]=[.$L$6];IF([.H26]&lt;[.$N$6];[.$F$2];0);0)" office:value-type="float" office:value="0" calcext:value-type="float">
            <text:p>0,00</text:p>
          </table:table-cell>
          <table:table-cell table:formula="of:=IF([.I26]&lt;5;[.$F$3];0)" office:value-type="float" office:value="0" calcext:value-type="float">
            <text:p>0,00</text:p>
          </table:table-cell>
          <table:table-cell table:formula="of:=IF([.J26]=0;[.H26];[.J26])" office:value-type="float" office:value="37.08" calcext:value-type="float">
            <text:p>37,08</text:p>
          </table:table-cell>
          <table:table-cell table:formula="of:=IF([.K26]=0;[.I26];[.K26])" office:value-type="float" office:value="6.14" calcext:value-type="float">
            <text:p>6,1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6" calcext:value-type="date">
            <text:p>16.01.2014</text:p>
          </table:table-cell>
          <table:table-cell office:value-type="float" office:value="31" calcext:value-type="float">
            <text:p>31</text:p>
          </table:table-cell>
          <table:table-cell table:formula="of:=LOOKUP(WEEKDAY([.A27];2);[.$B$1:.$B$7];[.$C$1:.$C$7])" office:value-type="string" office:string-value="czwartek" calcext:value-type="string">
            <text:p>czwartek</text:p>
          </table:table-cell>
          <table:table-cell table:formula="of:=[.L26]" office:value-type="float" office:value="37.08" calcext:value-type="float">
            <text:p>37,08</text:p>
          </table:table-cell>
          <table:table-cell table:formula="of:=[.M26]" office:value-type="float" office:value="6.14" calcext:value-type="float">
            <text:p>6,14</text:p>
          </table:table-cell>
          <table:table-cell table:formula="of:=ROUND(IF([.E27]&gt;[.$F$6];IF([.E27]-(([.B27]*[.$G$3])/100)&lt;0;((([.E27]*100)/[.$G$3])*[.$G$2])/100;0);([.$G$2]*([.B27]/2))/100);2)" office:value-type="float" office:value="0.93" calcext:value-type="float">
            <text:p>0,93</text:p>
          </table:table-cell>
          <table:table-cell table:formula="of:=ROUND(IF([.E27]&gt;[.$F$6];IF([.E27]-(([.B27]*[.$G$3])/100)&lt;0;[.E27];([.$G$3]*[.B27])/100);([.$G$3]*([.B27]/2))/100) ;2)" office:value-type="float" office:value="1.4" calcext:value-type="float">
            <text:p>1,40</text:p>
          </table:table-cell>
          <table:table-cell table:formula="of:=[.D27]-[.F27]" office:value-type="float" office:value="36.15" calcext:value-type="float">
            <text:p>36,15</text:p>
          </table:table-cell>
          <table:table-cell table:formula="of:=[.E27]-[.G27]" office:value-type="float" office:value="4.74" calcext:value-type="float">
            <text:p>4,74</text:p>
          </table:table-cell>
          <table:table-cell table:formula="of:=IF([.C27]=[.$L$6];IF([.H27]&lt;[.$N$6];[.$F$2];0);0)" office:value-type="float" office:value="45" calcext:value-type="float">
            <text:p>45,00</text:p>
          </table:table-cell>
          <table:table-cell table:formula="of:=IF([.I27]&lt;5;[.$F$3];0)" office:value-type="float" office:value="30" calcext:value-type="float">
            <text:p>30,00</text:p>
          </table:table-cell>
          <table:table-cell table:formula="of:=IF([.J27]=0;[.H27];[.J27])" office:value-type="float" office:value="45" calcext:value-type="float">
            <text:p>45,00</text:p>
          </table:table-cell>
          <table:table-cell table:formula="of:=IF([.K27]=0;[.I27];[.K2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7" calcext:value-type="date">
            <text:p>17.01.2014</text:p>
          </table:table-cell>
          <table:table-cell office:value-type="float" office:value="109" calcext:value-type="float">
            <text:p>109</text:p>
          </table:table-cell>
          <table:table-cell table:formula="of:=LOOKUP(WEEKDAY([.A28];2);[.$B$1:.$B$7];[.$C$1:.$C$7])" office:value-type="string" office:string-value="piątek" calcext:value-type="string">
            <text:p>piątek</text:p>
          </table:table-cell>
          <table:table-cell table:formula="of:=[.L27]" office:value-type="float" office:value="45" calcext:value-type="float">
            <text:p>45,00</text:p>
          </table:table-cell>
          <table:table-cell table:formula="of:=[.M27]" office:value-type="float" office:value="30" calcext:value-type="float">
            <text:p>30,00</text:p>
          </table:table-cell>
          <table:table-cell table:formula="of:=ROUND(IF([.E28]&gt;[.$F$6];IF([.E28]-(([.B28]*[.$G$3])/100)&lt;0;((([.E28]*100)/[.$G$3])*[.$G$2])/100;0);([.$G$2]*([.B28]/2))/100);2)" office:value-type="float" office:value="0" calcext:value-type="float">
            <text:p>0,00</text:p>
          </table:table-cell>
          <table:table-cell table:formula="of:=ROUND(IF([.E28]&gt;[.$F$6];IF([.E28]-(([.B28]*[.$G$3])/100)&lt;0;[.E28];([.$G$3]*[.B28])/100);([.$G$3]*([.B28]/2))/100) ;2)" office:value-type="float" office:value="9.81" calcext:value-type="float">
            <text:p>9,81</text:p>
          </table:table-cell>
          <table:table-cell table:formula="of:=[.D28]-[.F28]" office:value-type="float" office:value="45" calcext:value-type="float">
            <text:p>45,00</text:p>
          </table:table-cell>
          <table:table-cell table:formula="of:=[.E28]-[.G28]" office:value-type="float" office:value="20.19" calcext:value-type="float">
            <text:p>20,19</text:p>
          </table:table-cell>
          <table:table-cell table:formula="of:=IF([.C28]=[.$L$6];IF([.H28]&lt;[.$N$6];[.$F$2];0);0)" office:value-type="float" office:value="0" calcext:value-type="float">
            <text:p>0,00</text:p>
          </table:table-cell>
          <table:table-cell table:formula="of:=IF([.I28]&lt;5;[.$F$3];0)" office:value-type="float" office:value="0" calcext:value-type="float">
            <text:p>0,00</text:p>
          </table:table-cell>
          <table:table-cell table:formula="of:=IF([.J28]=0;[.H28];[.J28])" office:value-type="float" office:value="45" calcext:value-type="float">
            <text:p>45,00</text:p>
          </table:table-cell>
          <table:table-cell table:formula="of:=IF([.K28]=0;[.I28];[.K28])" office:value-type="float" office:value="20.19" calcext:value-type="float">
            <text:p>20,1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8" calcext:value-type="date">
            <text:p>18.01.2014</text:p>
          </table:table-cell>
          <table:table-cell office:value-type="float" office:value="40" calcext:value-type="float">
            <text:p>40</text:p>
          </table:table-cell>
          <table:table-cell table:formula="of:=LOOKUP(WEEKDAY([.A29];2);[.$B$1:.$B$7];[.$C$1:.$C$7])" office:value-type="string" office:string-value="sobota" calcext:value-type="string">
            <text:p>sobota</text:p>
          </table:table-cell>
          <table:table-cell table:formula="of:=[.L28]" office:value-type="float" office:value="45" calcext:value-type="float">
            <text:p>45,00</text:p>
          </table:table-cell>
          <table:table-cell table:formula="of:=[.M28]" office:value-type="float" office:value="20.19" calcext:value-type="float">
            <text:p>20,19</text:p>
          </table:table-cell>
          <table:table-cell table:formula="of:=ROUND(IF([.E29]&gt;[.$F$6];IF([.E29]-(([.B29]*[.$G$3])/100)&lt;0;((([.E29]*100)/[.$G$3])*[.$G$2])/100;0);([.$G$2]*([.B29]/2))/100);2)" office:value-type="float" office:value="0" calcext:value-type="float">
            <text:p>0,00</text:p>
          </table:table-cell>
          <table:table-cell table:formula="of:=ROUND(IF([.E29]&gt;[.$F$6];IF([.E29]-(([.B29]*[.$G$3])/100)&lt;0;[.E29];([.$G$3]*[.B29])/100);([.$G$3]*([.B29]/2))/100) ;2)" office:value-type="float" office:value="3.6" calcext:value-type="float">
            <text:p>3,60</text:p>
          </table:table-cell>
          <table:table-cell table:formula="of:=[.D29]-[.F29]" office:value-type="float" office:value="45" calcext:value-type="float">
            <text:p>45,00</text:p>
          </table:table-cell>
          <table:table-cell table:formula="of:=[.E29]-[.G29]" office:value-type="float" office:value="16.59" calcext:value-type="float">
            <text:p>16,59</text:p>
          </table:table-cell>
          <table:table-cell table:formula="of:=IF([.C29]=[.$L$6];IF([.H29]&lt;[.$N$6];[.$F$2];0);0)" office:value-type="float" office:value="0" calcext:value-type="float">
            <text:p>0,00</text:p>
          </table:table-cell>
          <table:table-cell table:formula="of:=IF([.I29]&lt;5;[.$F$3];0)" office:value-type="float" office:value="0" calcext:value-type="float">
            <text:p>0,00</text:p>
          </table:table-cell>
          <table:table-cell table:formula="of:=IF([.J29]=0;[.H29];[.J29])" office:value-type="float" office:value="45" calcext:value-type="float">
            <text:p>45,00</text:p>
          </table:table-cell>
          <table:table-cell table:formula="of:=IF([.K29]=0;[.I29];[.K29])" office:value-type="float" office:value="16.59" calcext:value-type="float">
            <text:p>16,5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19" calcext:value-type="date">
            <text:p>19.01.2014</text:p>
          </table:table-cell>
          <table:table-cell office:value-type="float" office:value="70" calcext:value-type="float">
            <text:p>70</text:p>
          </table:table-cell>
          <table:table-cell table:formula="of:=LOOKUP(WEEKDAY([.A30];2);[.$B$1:.$B$7];[.$C$1:.$C$7])" office:value-type="string" office:string-value="niedziela" calcext:value-type="string">
            <text:p>niedziela</text:p>
          </table:table-cell>
          <table:table-cell table:formula="of:=[.L29]" office:value-type="float" office:value="45" calcext:value-type="float">
            <text:p>45,00</text:p>
          </table:table-cell>
          <table:table-cell table:formula="of:=[.M29]" office:value-type="float" office:value="16.59" calcext:value-type="float">
            <text:p>16,59</text:p>
          </table:table-cell>
          <table:table-cell table:formula="of:=ROUND(IF([.E30]&gt;[.$F$6];IF([.E30]-(([.B30]*[.$G$3])/100)&lt;0;((([.E30]*100)/[.$G$3])*[.$G$2])/100;0);([.$G$2]*([.B30]/2))/100);2)" office:value-type="float" office:value="0" calcext:value-type="float">
            <text:p>0,00</text:p>
          </table:table-cell>
          <table:table-cell table:formula="of:=ROUND(IF([.E30]&gt;[.$F$6];IF([.E30]-(([.B30]*[.$G$3])/100)&lt;0;[.E30];([.$G$3]*[.B30])/100);([.$G$3]*([.B30]/2))/100) ;2)" office:value-type="float" office:value="6.3" calcext:value-type="float">
            <text:p>6,30</text:p>
          </table:table-cell>
          <table:table-cell table:formula="of:=[.D30]-[.F30]" office:value-type="float" office:value="45" calcext:value-type="float">
            <text:p>45,00</text:p>
          </table:table-cell>
          <table:table-cell table:formula="of:=[.E30]-[.G30]" office:value-type="float" office:value="10.29" calcext:value-type="float">
            <text:p>10,29</text:p>
          </table:table-cell>
          <table:table-cell table:formula="of:=IF([.C30]=[.$L$6];IF([.H30]&lt;[.$N$6];[.$F$2];0);0)" office:value-type="float" office:value="0" calcext:value-type="float">
            <text:p>0,00</text:p>
          </table:table-cell>
          <table:table-cell table:formula="of:=IF([.I30]&lt;5;[.$F$3];0)" office:value-type="float" office:value="0" calcext:value-type="float">
            <text:p>0,00</text:p>
          </table:table-cell>
          <table:table-cell table:formula="of:=IF([.J30]=0;[.H30];[.J30])" office:value-type="float" office:value="45" calcext:value-type="float">
            <text:p>45,00</text:p>
          </table:table-cell>
          <table:table-cell table:formula="of:=IF([.K30]=0;[.I30];[.K30])" office:value-type="float" office:value="10.29" calcext:value-type="float">
            <text:p>10,2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0" calcext:value-type="date">
            <text:p>20.01.2014</text:p>
          </table:table-cell>
          <table:table-cell office:value-type="float" office:value="34" calcext:value-type="float">
            <text:p>34</text:p>
          </table:table-cell>
          <table:table-cell table:formula="of:=LOOKUP(WEEKDAY([.A31];2);[.$B$1:.$B$7];[.$C$1:.$C$7])" office:value-type="string" office:string-value="poniedziałek" calcext:value-type="string">
            <text:p>poniedziałek</text:p>
          </table:table-cell>
          <table:table-cell table:formula="of:=[.L30]" office:value-type="float" office:value="45" calcext:value-type="float">
            <text:p>45,00</text:p>
          </table:table-cell>
          <table:table-cell table:formula="of:=[.M30]" office:value-type="float" office:value="10.29" calcext:value-type="float">
            <text:p>10,29</text:p>
          </table:table-cell>
          <table:table-cell table:formula="of:=ROUND(IF([.E31]&gt;[.$F$6];IF([.E31]-(([.B31]*[.$G$3])/100)&lt;0;((([.E31]*100)/[.$G$3])*[.$G$2])/100;0);([.$G$2]*([.B31]/2))/100);2)" office:value-type="float" office:value="1.02" calcext:value-type="float">
            <text:p>1,02</text:p>
          </table:table-cell>
          <table:table-cell table:formula="of:=ROUND(IF([.E31]&gt;[.$F$6];IF([.E31]-(([.B31]*[.$G$3])/100)&lt;0;[.E31];([.$G$3]*[.B31])/100);([.$G$3]*([.B31]/2))/100) ;2)" office:value-type="float" office:value="1.53" calcext:value-type="float">
            <text:p>1,53</text:p>
          </table:table-cell>
          <table:table-cell table:formula="of:=[.D31]-[.F31]" office:value-type="float" office:value="43.98" calcext:value-type="float">
            <text:p>43,98</text:p>
          </table:table-cell>
          <table:table-cell table:formula="of:=[.E31]-[.G31]" office:value-type="float" office:value="8.76" calcext:value-type="float">
            <text:p>8,76</text:p>
          </table:table-cell>
          <table:table-cell table:formula="of:=IF([.C31]=[.$L$6];IF([.H31]&lt;[.$N$6];[.$F$2];0);0)" office:value-type="float" office:value="0" calcext:value-type="float">
            <text:p>0,00</text:p>
          </table:table-cell>
          <table:table-cell table:formula="of:=IF([.I31]&lt;5;[.$F$3];0)" office:value-type="float" office:value="0" calcext:value-type="float">
            <text:p>0,00</text:p>
          </table:table-cell>
          <table:table-cell table:formula="of:=IF([.J31]=0;[.H31];[.J31])" office:value-type="float" office:value="43.98" calcext:value-type="float">
            <text:p>43,98</text:p>
          </table:table-cell>
          <table:table-cell table:formula="of:=IF([.K31]=0;[.I31];[.K31])" office:value-type="float" office:value="8.76" calcext:value-type="float">
            <text:p>8,7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1" calcext:value-type="date">
            <text:p>21.01.2014</text:p>
          </table:table-cell>
          <table:table-cell office:value-type="float" office:value="111" calcext:value-type="float">
            <text:p>111</text:p>
          </table:table-cell>
          <table:table-cell table:formula="of:=LOOKUP(WEEKDAY([.A32];2);[.$B$1:.$B$7];[.$C$1:.$C$7])" office:value-type="string" office:string-value="wtorek" calcext:value-type="string">
            <text:p>wtorek</text:p>
          </table:table-cell>
          <table:table-cell table:formula="of:=[.L31]" office:value-type="float" office:value="43.98" calcext:value-type="float">
            <text:p>43,98</text:p>
          </table:table-cell>
          <table:table-cell table:formula="of:=[.M31]" office:value-type="float" office:value="8.76" calcext:value-type="float">
            <text:p>8,76</text:p>
          </table:table-cell>
          <table:table-cell table:formula="of:=ROUND(IF([.E32]&gt;[.$F$6];IF([.E32]-(([.B32]*[.$G$3])/100)&lt;0;((([.E32]*100)/[.$G$3])*[.$G$2])/100;0);([.$G$2]*([.B32]/2))/100);2)" office:value-type="float" office:value="3.33" calcext:value-type="float">
            <text:p>3,33</text:p>
          </table:table-cell>
          <table:table-cell table:formula="of:=ROUND(IF([.E32]&gt;[.$F$6];IF([.E32]-(([.B32]*[.$G$3])/100)&lt;0;[.E32];([.$G$3]*[.B32])/100);([.$G$3]*([.B32]/2))/100) ;2)" office:value-type="float" office:value="5" calcext:value-type="float">
            <text:p>5,00</text:p>
          </table:table-cell>
          <table:table-cell table:formula="of:=[.D32]-[.F32]" office:value-type="float" office:value="40.65" calcext:value-type="float">
            <text:p>40,65</text:p>
          </table:table-cell>
          <table:table-cell table:formula="of:=[.E32]-[.G32]" office:value-type="float" office:value="3.76" calcext:value-type="float">
            <text:p>3,76</text:p>
          </table:table-cell>
          <table:table-cell table:formula="of:=IF([.C32]=[.$L$6];IF([.H32]&lt;[.$N$6];[.$F$2];0);0)" office:value-type="float" office:value="0" calcext:value-type="float">
            <text:p>0,00</text:p>
          </table:table-cell>
          <table:table-cell table:formula="of:=IF([.I32]&lt;5;[.$F$3];0)" office:value-type="float" office:value="30" calcext:value-type="float">
            <text:p>30,00</text:p>
          </table:table-cell>
          <table:table-cell table:formula="of:=IF([.J32]=0;[.H32];[.J32])" office:value-type="float" office:value="40.65" calcext:value-type="float">
            <text:p>40,65</text:p>
          </table:table-cell>
          <table:table-cell table:formula="of:=IF([.K32]=0;[.I32];[.K3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2" calcext:value-type="date">
            <text:p>22.01.2014</text:p>
          </table:table-cell>
          <table:table-cell office:value-type="float" office:value="125" calcext:value-type="float">
            <text:p>125</text:p>
          </table:table-cell>
          <table:table-cell table:formula="of:=LOOKUP(WEEKDAY([.A33];2);[.$B$1:.$B$7];[.$C$1:.$C$7])" office:value-type="string" office:string-value="środa" calcext:value-type="string">
            <text:p>środa</text:p>
          </table:table-cell>
          <table:table-cell table:formula="of:=[.L32]" office:value-type="float" office:value="40.65" calcext:value-type="float">
            <text:p>40,65</text:p>
          </table:table-cell>
          <table:table-cell table:formula="of:=[.M32]" office:value-type="float" office:value="30" calcext:value-type="float">
            <text:p>30,00</text:p>
          </table:table-cell>
          <table:table-cell table:formula="of:=ROUND(IF([.E33]&gt;[.$F$6];IF([.E33]-(([.B33]*[.$G$3])/100)&lt;0;((([.E33]*100)/[.$G$3])*[.$G$2])/100;0);([.$G$2]*([.B33]/2))/100);2)" office:value-type="float" office:value="0" calcext:value-type="float">
            <text:p>0,00</text:p>
          </table:table-cell>
          <table:table-cell table:formula="of:=ROUND(IF([.E33]&gt;[.$F$6];IF([.E33]-(([.B33]*[.$G$3])/100)&lt;0;[.E33];([.$G$3]*[.B33])/100);([.$G$3]*([.B33]/2))/100) ;2)" office:value-type="float" office:value="11.25" calcext:value-type="float">
            <text:p>11,25</text:p>
          </table:table-cell>
          <table:table-cell table:formula="of:=[.D33]-[.F33]" office:value-type="float" office:value="40.65" calcext:value-type="float">
            <text:p>40,65</text:p>
          </table:table-cell>
          <table:table-cell table:formula="of:=[.E33]-[.G33]" office:value-type="float" office:value="18.75" calcext:value-type="float">
            <text:p>18,75</text:p>
          </table:table-cell>
          <table:table-cell table:formula="of:=IF([.C33]=[.$L$6];IF([.H33]&lt;[.$N$6];[.$F$2];0);0)" office:value-type="float" office:value="0" calcext:value-type="float">
            <text:p>0,00</text:p>
          </table:table-cell>
          <table:table-cell table:formula="of:=IF([.I33]&lt;5;[.$F$3];0)" office:value-type="float" office:value="0" calcext:value-type="float">
            <text:p>0,00</text:p>
          </table:table-cell>
          <table:table-cell table:formula="of:=IF([.J33]=0;[.H33];[.J33])" office:value-type="float" office:value="40.65" calcext:value-type="float">
            <text:p>40,65</text:p>
          </table:table-cell>
          <table:table-cell table:formula="of:=IF([.K33]=0;[.I33];[.K33])" office:value-type="float" office:value="18.75" calcext:value-type="float">
            <text:p>18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3" calcext:value-type="date">
            <text:p>23.01.2014</text:p>
          </table:table-cell>
          <table:table-cell office:value-type="float" office:value="76" calcext:value-type="float">
            <text:p>76</text:p>
          </table:table-cell>
          <table:table-cell table:formula="of:=LOOKUP(WEEKDAY([.A34];2);[.$B$1:.$B$7];[.$C$1:.$C$7])" office:value-type="string" office:string-value="czwartek" calcext:value-type="string">
            <text:p>czwartek</text:p>
          </table:table-cell>
          <table:table-cell table:formula="of:=[.L33]" office:value-type="float" office:value="40.65" calcext:value-type="float">
            <text:p>40,65</text:p>
          </table:table-cell>
          <table:table-cell table:formula="of:=[.M33]" office:value-type="float" office:value="18.75" calcext:value-type="float">
            <text:p>18,75</text:p>
          </table:table-cell>
          <table:table-cell table:formula="of:=ROUND(IF([.E34]&gt;[.$F$6];IF([.E34]-(([.B34]*[.$G$3])/100)&lt;0;((([.E34]*100)/[.$G$3])*[.$G$2])/100;0);([.$G$2]*([.B34]/2))/100);2)" office:value-type="float" office:value="0" calcext:value-type="float">
            <text:p>0,00</text:p>
          </table:table-cell>
          <table:table-cell table:formula="of:=ROUND(IF([.E34]&gt;[.$F$6];IF([.E34]-(([.B34]*[.$G$3])/100)&lt;0;[.E34];([.$G$3]*[.B34])/100);([.$G$3]*([.B34]/2))/100) ;2)" office:value-type="float" office:value="6.84" calcext:value-type="float">
            <text:p>6,84</text:p>
          </table:table-cell>
          <table:table-cell table:formula="of:=[.D34]-[.F34]" office:value-type="float" office:value="40.65" calcext:value-type="float">
            <text:p>40,65</text:p>
          </table:table-cell>
          <table:table-cell table:formula="of:=[.E34]-[.G34]" office:value-type="float" office:value="11.91" calcext:value-type="float">
            <text:p>11,91</text:p>
          </table:table-cell>
          <table:table-cell table:formula="of:=IF([.C34]=[.$L$6];IF([.H34]&lt;[.$N$6];[.$F$2];0);0)" office:value-type="float" office:value="0" calcext:value-type="float">
            <text:p>0,00</text:p>
          </table:table-cell>
          <table:table-cell table:formula="of:=IF([.I34]&lt;5;[.$F$3];0)" office:value-type="float" office:value="0" calcext:value-type="float">
            <text:p>0,00</text:p>
          </table:table-cell>
          <table:table-cell table:formula="of:=IF([.J34]=0;[.H34];[.J34])" office:value-type="float" office:value="40.65" calcext:value-type="float">
            <text:p>40,65</text:p>
          </table:table-cell>
          <table:table-cell table:formula="of:=IF([.K34]=0;[.I34];[.K34])" office:value-type="float" office:value="11.91" calcext:value-type="float">
            <text:p>11,9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4" calcext:value-type="date">
            <text:p>24.01.2014</text:p>
          </table:table-cell>
          <table:table-cell office:value-type="float" office:value="125" calcext:value-type="float">
            <text:p>125</text:p>
          </table:table-cell>
          <table:table-cell table:formula="of:=LOOKUP(WEEKDAY([.A35];2);[.$B$1:.$B$7];[.$C$1:.$C$7])" office:value-type="string" office:string-value="piątek" calcext:value-type="string">
            <text:p>piątek</text:p>
          </table:table-cell>
          <table:table-cell table:formula="of:=[.L34]" office:value-type="float" office:value="40.65" calcext:value-type="float">
            <text:p>40,65</text:p>
          </table:table-cell>
          <table:table-cell table:formula="of:=[.M34]" office:value-type="float" office:value="11.91" calcext:value-type="float">
            <text:p>11,91</text:p>
          </table:table-cell>
          <table:table-cell table:formula="of:=ROUND(IF([.E35]&gt;[.$F$6];IF([.E35]-(([.B35]*[.$G$3])/100)&lt;0;((([.E35]*100)/[.$G$3])*[.$G$2])/100;0);([.$G$2]*([.B35]/2))/100);2)" office:value-type="float" office:value="3.75" calcext:value-type="float">
            <text:p>3,75</text:p>
          </table:table-cell>
          <table:table-cell table:formula="of:=ROUND(IF([.E35]&gt;[.$F$6];IF([.E35]-(([.B35]*[.$G$3])/100)&lt;0;[.E35];([.$G$3]*[.B35])/100);([.$G$3]*([.B35]/2))/100) ;2)" office:value-type="float" office:value="5.63" calcext:value-type="float">
            <text:p>5,63</text:p>
          </table:table-cell>
          <table:table-cell table:formula="of:=[.D35]-[.F35]" office:value-type="float" office:value="36.9" calcext:value-type="float">
            <text:p>36,90</text:p>
          </table:table-cell>
          <table:table-cell table:formula="of:=[.E35]-[.G35]" office:value-type="float" office:value="6.28" calcext:value-type="float">
            <text:p>6,28</text:p>
          </table:table-cell>
          <table:table-cell table:formula="of:=IF([.C35]=[.$L$6];IF([.H35]&lt;[.$N$6];[.$F$2];0);0)" office:value-type="float" office:value="0" calcext:value-type="float">
            <text:p>0,00</text:p>
          </table:table-cell>
          <table:table-cell table:formula="of:=IF([.I35]&lt;5;[.$F$3];0)" office:value-type="float" office:value="0" calcext:value-type="float">
            <text:p>0,00</text:p>
          </table:table-cell>
          <table:table-cell table:formula="of:=IF([.J35]=0;[.H35];[.J35])" office:value-type="float" office:value="36.9" calcext:value-type="float">
            <text:p>36,90</text:p>
          </table:table-cell>
          <table:table-cell table:formula="of:=IF([.K35]=0;[.I35];[.K35])" office:value-type="float" office:value="6.28" calcext:value-type="float">
            <text:p>6,2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5" calcext:value-type="date">
            <text:p>25.01.2014</text:p>
          </table:table-cell>
          <table:table-cell office:value-type="float" office:value="23" calcext:value-type="float">
            <text:p>23</text:p>
          </table:table-cell>
          <table:table-cell table:formula="of:=LOOKUP(WEEKDAY([.A36];2);[.$B$1:.$B$7];[.$C$1:.$C$7])" office:value-type="string" office:string-value="sobota" calcext:value-type="string">
            <text:p>sobota</text:p>
          </table:table-cell>
          <table:table-cell table:formula="of:=[.L35]" office:value-type="float" office:value="36.9" calcext:value-type="float">
            <text:p>36,90</text:p>
          </table:table-cell>
          <table:table-cell table:formula="of:=[.M35]" office:value-type="float" office:value="6.28" calcext:value-type="float">
            <text:p>6,28</text:p>
          </table:table-cell>
          <table:table-cell table:formula="of:=ROUND(IF([.E36]&gt;[.$F$6];IF([.E36]-(([.B36]*[.$G$3])/100)&lt;0;((([.E36]*100)/[.$G$3])*[.$G$2])/100;0);([.$G$2]*([.B36]/2))/100);2)" office:value-type="float" office:value="0.69" calcext:value-type="float">
            <text:p>0,69</text:p>
          </table:table-cell>
          <table:table-cell table:formula="of:=ROUND(IF([.E36]&gt;[.$F$6];IF([.E36]-(([.B36]*[.$G$3])/100)&lt;0;[.E36];([.$G$3]*[.B36])/100);([.$G$3]*([.B36]/2))/100) ;2)" office:value-type="float" office:value="1.04" calcext:value-type="float">
            <text:p>1,04</text:p>
          </table:table-cell>
          <table:table-cell table:formula="of:=[.D36]-[.F36]" office:value-type="float" office:value="36.21" calcext:value-type="float">
            <text:p>36,21</text:p>
          </table:table-cell>
          <table:table-cell table:formula="of:=[.E36]-[.G36]" office:value-type="float" office:value="5.24" calcext:value-type="float">
            <text:p>5,24</text:p>
          </table:table-cell>
          <table:table-cell table:formula="of:=IF([.C36]=[.$L$6];IF([.H36]&lt;[.$N$6];[.$F$2];0);0)" office:value-type="float" office:value="0" calcext:value-type="float">
            <text:p>0,00</text:p>
          </table:table-cell>
          <table:table-cell table:formula="of:=IF([.I36]&lt;5;[.$F$3];0)" office:value-type="float" office:value="0" calcext:value-type="float">
            <text:p>0,00</text:p>
          </table:table-cell>
          <table:table-cell table:formula="of:=IF([.J36]=0;[.H36];[.J36])" office:value-type="float" office:value="36.21" calcext:value-type="float">
            <text:p>36,21</text:p>
          </table:table-cell>
          <table:table-cell table:formula="of:=IF([.K36]=0;[.I36];[.K36])" office:value-type="float" office:value="5.24" calcext:value-type="float">
            <text:p>5,24</text:p>
          </table:table-cell>
          <table:table-cell table:number-columns-repeated="5"/>
        </table:table-row>
        <table:table-row table:style-name="ro2">
          <table:table-cell table:style-name="ce17" office:value-type="date" office:date-value="2014-01-26" calcext:value-type="date">
            <text:p>26.01.2014</text:p>
          </table:table-cell>
          <table:table-cell office:value-type="float" office:value="93" calcext:value-type="float">
            <text:p>93</text:p>
          </table:table-cell>
          <table:table-cell table:formula="of:=LOOKUP(WEEKDAY([.A37];2);[.$B$1:.$B$7];[.$C$1:.$C$7])" office:value-type="string" office:string-value="niedziela" calcext:value-type="string">
            <text:p>niedziela</text:p>
          </table:table-cell>
          <table:table-cell table:formula="of:=[.L36]" office:value-type="float" office:value="36.21" calcext:value-type="float">
            <text:p>36,21</text:p>
          </table:table-cell>
          <table:table-cell table:formula="of:=[.M36]" office:value-type="float" office:value="5.24" calcext:value-type="float">
            <text:p>5,24</text:p>
          </table:table-cell>
          <table:table-cell table:formula="of:=ROUND(IF([.E37]&gt;[.$F$6];IF([.E37]-(([.B37]*[.$G$3])/100)&lt;0;((([.E37]*100)/[.$G$3])*[.$G$2])/100;0);([.$G$2]*([.B37]/2))/100);2)" office:value-type="float" office:value="2.79" calcext:value-type="float">
            <text:p>2,79</text:p>
          </table:table-cell>
          <table:table-cell table:formula="of:=ROUND(IF([.E37]&gt;[.$F$6];IF([.E37]-(([.B37]*[.$G$3])/100)&lt;0;[.E37];([.$G$3]*[.B37])/100);([.$G$3]*([.B37]/2))/100) ;2)" office:value-type="float" office:value="4.19" calcext:value-type="float">
            <text:p>4,19</text:p>
          </table:table-cell>
          <table:table-cell table:formula="of:=[.D37]-[.F37]" office:value-type="float" office:value="33.42" calcext:value-type="float">
            <text:p>33,42</text:p>
          </table:table-cell>
          <table:table-cell table:formula="of:=[.E37]-[.G37]" office:value-type="float" office:value="1.05" calcext:value-type="float">
            <text:p>1,05</text:p>
          </table:table-cell>
          <table:table-cell table:formula="of:=IF([.C37]=[.$L$6];IF([.H37]&lt;[.$N$6];[.$F$2];0);0)" office:value-type="float" office:value="0" calcext:value-type="float">
            <text:p>0,00</text:p>
          </table:table-cell>
          <table:table-cell table:formula="of:=IF([.I37]&lt;5;[.$F$3];0)" office:value-type="float" office:value="30" calcext:value-type="float">
            <text:p>30,00</text:p>
          </table:table-cell>
          <table:table-cell table:formula="of:=IF([.J37]=0;[.H37];[.J37])" office:value-type="float" office:value="33.42" calcext:value-type="float">
            <text:p>33,42</text:p>
          </table:table-cell>
          <table:table-cell table:formula="of:=IF([.K37]=0;[.I37];[.K3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7" calcext:value-type="date">
            <text:p>27.01.2014</text:p>
          </table:table-cell>
          <table:table-cell office:value-type="float" office:value="111" calcext:value-type="float">
            <text:p>111</text:p>
          </table:table-cell>
          <table:table-cell table:formula="of:=LOOKUP(WEEKDAY([.A38];2);[.$B$1:.$B$7];[.$C$1:.$C$7])" office:value-type="string" office:string-value="poniedziałek" calcext:value-type="string">
            <text:p>poniedziałek</text:p>
          </table:table-cell>
          <table:table-cell table:formula="of:=[.L37]" office:value-type="float" office:value="33.42" calcext:value-type="float">
            <text:p>33,42</text:p>
          </table:table-cell>
          <table:table-cell table:formula="of:=[.M37]" office:value-type="float" office:value="30" calcext:value-type="float">
            <text:p>30,00</text:p>
          </table:table-cell>
          <table:table-cell table:formula="of:=ROUND(IF([.E38]&gt;[.$F$6];IF([.E38]-(([.B38]*[.$G$3])/100)&lt;0;((([.E38]*100)/[.$G$3])*[.$G$2])/100;0);([.$G$2]*([.B38]/2))/100);2)" office:value-type="float" office:value="0" calcext:value-type="float">
            <text:p>0,00</text:p>
          </table:table-cell>
          <table:table-cell table:formula="of:=ROUND(IF([.E38]&gt;[.$F$6];IF([.E38]-(([.B38]*[.$G$3])/100)&lt;0;[.E38];([.$G$3]*[.B38])/100);([.$G$3]*([.B38]/2))/100) ;2)" office:value-type="float" office:value="9.99" calcext:value-type="float">
            <text:p>9,99</text:p>
          </table:table-cell>
          <table:table-cell table:formula="of:=[.D38]-[.F38]" office:value-type="float" office:value="33.42" calcext:value-type="float">
            <text:p>33,42</text:p>
          </table:table-cell>
          <table:table-cell table:formula="of:=[.E38]-[.G38]" office:value-type="float" office:value="20.01" calcext:value-type="float">
            <text:p>20,01</text:p>
          </table:table-cell>
          <table:table-cell table:formula="of:=IF([.C38]=[.$L$6];IF([.H38]&lt;[.$N$6];[.$F$2];0);0)" office:value-type="float" office:value="0" calcext:value-type="float">
            <text:p>0,00</text:p>
          </table:table-cell>
          <table:table-cell table:formula="of:=IF([.I38]&lt;5;[.$F$3];0)" office:value-type="float" office:value="0" calcext:value-type="float">
            <text:p>0,00</text:p>
          </table:table-cell>
          <table:table-cell table:formula="of:=IF([.J38]=0;[.H38];[.J38])" office:value-type="float" office:value="33.42" calcext:value-type="float">
            <text:p>33,42</text:p>
          </table:table-cell>
          <table:table-cell table:formula="of:=IF([.K38]=0;[.I38];[.K38])" office:value-type="float" office:value="20.01" calcext:value-type="float">
            <text:p>20,0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8" calcext:value-type="date">
            <text:p>28.01.2014</text:p>
          </table:table-cell>
          <table:table-cell office:value-type="float" office:value="52" calcext:value-type="float">
            <text:p>52</text:p>
          </table:table-cell>
          <table:table-cell table:formula="of:=LOOKUP(WEEKDAY([.A39];2);[.$B$1:.$B$7];[.$C$1:.$C$7])" office:value-type="string" office:string-value="wtorek" calcext:value-type="string">
            <text:p>wtorek</text:p>
          </table:table-cell>
          <table:table-cell table:formula="of:=[.L38]" office:value-type="float" office:value="33.42" calcext:value-type="float">
            <text:p>33,42</text:p>
          </table:table-cell>
          <table:table-cell table:formula="of:=[.M38]" office:value-type="float" office:value="20.01" calcext:value-type="float">
            <text:p>20,01</text:p>
          </table:table-cell>
          <table:table-cell table:formula="of:=ROUND(IF([.E39]&gt;[.$F$6];IF([.E39]-(([.B39]*[.$G$3])/100)&lt;0;((([.E39]*100)/[.$G$3])*[.$G$2])/100;0);([.$G$2]*([.B39]/2))/100);2)" office:value-type="float" office:value="0" calcext:value-type="float">
            <text:p>0,00</text:p>
          </table:table-cell>
          <table:table-cell table:formula="of:=ROUND(IF([.E39]&gt;[.$F$6];IF([.E39]-(([.B39]*[.$G$3])/100)&lt;0;[.E39];([.$G$3]*[.B39])/100);([.$G$3]*([.B39]/2))/100) ;2)" office:value-type="float" office:value="4.68" calcext:value-type="float">
            <text:p>4,68</text:p>
          </table:table-cell>
          <table:table-cell table:formula="of:=[.D39]-[.F39]" office:value-type="float" office:value="33.42" calcext:value-type="float">
            <text:p>33,42</text:p>
          </table:table-cell>
          <table:table-cell table:formula="of:=[.E39]-[.G39]" office:value-type="float" office:value="15.33" calcext:value-type="float">
            <text:p>15,33</text:p>
          </table:table-cell>
          <table:table-cell table:formula="of:=IF([.C39]=[.$L$6];IF([.H39]&lt;[.$N$6];[.$F$2];0);0)" office:value-type="float" office:value="0" calcext:value-type="float">
            <text:p>0,00</text:p>
          </table:table-cell>
          <table:table-cell table:formula="of:=IF([.I39]&lt;5;[.$F$3];0)" office:value-type="float" office:value="0" calcext:value-type="float">
            <text:p>0,00</text:p>
          </table:table-cell>
          <table:table-cell table:formula="of:=IF([.J39]=0;[.H39];[.J39])" office:value-type="float" office:value="33.42" calcext:value-type="float">
            <text:p>33,42</text:p>
          </table:table-cell>
          <table:table-cell table:formula="of:=IF([.K39]=0;[.I39];[.K39])" office:value-type="float" office:value="15.33" calcext:value-type="float">
            <text:p>15,3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29" calcext:value-type="date">
            <text:p>29.01.2014</text:p>
          </table:table-cell>
          <table:table-cell office:value-type="float" office:value="65" calcext:value-type="float">
            <text:p>65</text:p>
          </table:table-cell>
          <table:table-cell table:formula="of:=LOOKUP(WEEKDAY([.A40];2);[.$B$1:.$B$7];[.$C$1:.$C$7])" office:value-type="string" office:string-value="środa" calcext:value-type="string">
            <text:p>środa</text:p>
          </table:table-cell>
          <table:table-cell table:formula="of:=[.L39]" office:value-type="float" office:value="33.42" calcext:value-type="float">
            <text:p>33,42</text:p>
          </table:table-cell>
          <table:table-cell table:formula="of:=[.M39]" office:value-type="float" office:value="15.33" calcext:value-type="float">
            <text:p>15,33</text:p>
          </table:table-cell>
          <table:table-cell table:formula="of:=ROUND(IF([.E40]&gt;[.$F$6];IF([.E40]-(([.B40]*[.$G$3])/100)&lt;0;((([.E40]*100)/[.$G$3])*[.$G$2])/100;0);([.$G$2]*([.B40]/2))/100);2)" office:value-type="float" office:value="0" calcext:value-type="float">
            <text:p>0,00</text:p>
          </table:table-cell>
          <table:table-cell table:formula="of:=ROUND(IF([.E40]&gt;[.$F$6];IF([.E40]-(([.B40]*[.$G$3])/100)&lt;0;[.E40];([.$G$3]*[.B40])/100);([.$G$3]*([.B40]/2))/100) ;2)" office:value-type="float" office:value="5.85" calcext:value-type="float">
            <text:p>5,85</text:p>
          </table:table-cell>
          <table:table-cell table:formula="of:=[.D40]-[.F40]" office:value-type="float" office:value="33.42" calcext:value-type="float">
            <text:p>33,42</text:p>
          </table:table-cell>
          <table:table-cell table:formula="of:=[.E40]-[.G40]" office:value-type="float" office:value="9.48" calcext:value-type="float">
            <text:p>9,48</text:p>
          </table:table-cell>
          <table:table-cell table:formula="of:=IF([.C40]=[.$L$6];IF([.H40]&lt;[.$N$6];[.$F$2];0);0)" office:value-type="float" office:value="0" calcext:value-type="float">
            <text:p>0,00</text:p>
          </table:table-cell>
          <table:table-cell table:formula="of:=IF([.I40]&lt;5;[.$F$3];0)" office:value-type="float" office:value="0" calcext:value-type="float">
            <text:p>0,00</text:p>
          </table:table-cell>
          <table:table-cell table:formula="of:=IF([.J40]=0;[.H40];[.J40])" office:value-type="float" office:value="33.42" calcext:value-type="float">
            <text:p>33,42</text:p>
          </table:table-cell>
          <table:table-cell table:formula="of:=IF([.K40]=0;[.I40];[.K40])" office:value-type="float" office:value="9.48" calcext:value-type="float">
            <text:p>9,4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30" calcext:value-type="date">
            <text:p>30.01.2014</text:p>
          </table:table-cell>
          <table:table-cell office:value-type="float" office:value="120" calcext:value-type="float">
            <text:p>120</text:p>
          </table:table-cell>
          <table:table-cell table:formula="of:=LOOKUP(WEEKDAY([.A41];2);[.$B$1:.$B$7];[.$C$1:.$C$7])" office:value-type="string" office:string-value="czwartek" calcext:value-type="string">
            <text:p>czwartek</text:p>
          </table:table-cell>
          <table:table-cell table:formula="of:=[.L40]" office:value-type="float" office:value="33.42" calcext:value-type="float">
            <text:p>33,42</text:p>
          </table:table-cell>
          <table:table-cell table:formula="of:=[.M40]" office:value-type="float" office:value="9.48" calcext:value-type="float">
            <text:p>9,48</text:p>
          </table:table-cell>
          <table:table-cell table:formula="of:=ROUND(IF([.E41]&gt;[.$F$6];IF([.E41]-(([.B41]*[.$G$3])/100)&lt;0;((([.E41]*100)/[.$G$3])*[.$G$2])/100;0);([.$G$2]*([.B41]/2))/100);2)" office:value-type="float" office:value="3.6" calcext:value-type="float">
            <text:p>3,60</text:p>
          </table:table-cell>
          <table:table-cell table:formula="of:=ROUND(IF([.E41]&gt;[.$F$6];IF([.E41]-(([.B41]*[.$G$3])/100)&lt;0;[.E41];([.$G$3]*[.B41])/100);([.$G$3]*([.B41]/2))/100) ;2)" office:value-type="float" office:value="5.4" calcext:value-type="float">
            <text:p>5,40</text:p>
          </table:table-cell>
          <table:table-cell table:formula="of:=[.D41]-[.F41]" office:value-type="float" office:value="29.82" calcext:value-type="float">
            <text:p>29,82</text:p>
          </table:table-cell>
          <table:table-cell table:formula="of:=[.E41]-[.G41]" office:value-type="float" office:value="4.08" calcext:value-type="float">
            <text:p>4,08</text:p>
          </table:table-cell>
          <table:table-cell table:formula="of:=IF([.C41]=[.$L$6];IF([.H41]&lt;[.$N$6];[.$F$2];0);0)" office:value-type="float" office:value="45" calcext:value-type="float">
            <text:p>45,00</text:p>
          </table:table-cell>
          <table:table-cell table:formula="of:=IF([.I41]&lt;5;[.$F$3];0)" office:value-type="float" office:value="30" calcext:value-type="float">
            <text:p>30,00</text:p>
          </table:table-cell>
          <table:table-cell table:formula="of:=IF([.J41]=0;[.H41];[.J41])" office:value-type="float" office:value="45" calcext:value-type="float">
            <text:p>45,00</text:p>
          </table:table-cell>
          <table:table-cell table:formula="of:=IF([.K41]=0;[.I41];[.K4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1-31" calcext:value-type="date">
            <text:p>31.01.2014</text:p>
          </table:table-cell>
          <table:table-cell office:value-type="float" office:value="113" calcext:value-type="float">
            <text:p>113</text:p>
          </table:table-cell>
          <table:table-cell table:formula="of:=LOOKUP(WEEKDAY([.A42];2);[.$B$1:.$B$7];[.$C$1:.$C$7])" office:value-type="string" office:string-value="piątek" calcext:value-type="string">
            <text:p>piątek</text:p>
          </table:table-cell>
          <table:table-cell table:formula="of:=[.L41]" office:value-type="float" office:value="45" calcext:value-type="float">
            <text:p>45,00</text:p>
          </table:table-cell>
          <table:table-cell table:formula="of:=[.M41]" office:value-type="float" office:value="30" calcext:value-type="float">
            <text:p>30,00</text:p>
          </table:table-cell>
          <table:table-cell table:formula="of:=ROUND(IF([.E42]&gt;[.$F$6];IF([.E42]-(([.B42]*[.$G$3])/100)&lt;0;((([.E42]*100)/[.$G$3])*[.$G$2])/100;0);([.$G$2]*([.B42]/2))/100);2)" office:value-type="float" office:value="0" calcext:value-type="float">
            <text:p>0,00</text:p>
          </table:table-cell>
          <table:table-cell table:formula="of:=ROUND(IF([.E42]&gt;[.$F$6];IF([.E42]-(([.B42]*[.$G$3])/100)&lt;0;[.E42];([.$G$3]*[.B42])/100);([.$G$3]*([.B42]/2))/100) ;2)" office:value-type="float" office:value="10.17" calcext:value-type="float">
            <text:p>10,17</text:p>
          </table:table-cell>
          <table:table-cell table:formula="of:=[.D42]-[.F42]" office:value-type="float" office:value="45" calcext:value-type="float">
            <text:p>45,00</text:p>
          </table:table-cell>
          <table:table-cell table:formula="of:=[.E42]-[.G42]" office:value-type="float" office:value="19.83" calcext:value-type="float">
            <text:p>19,83</text:p>
          </table:table-cell>
          <table:table-cell table:formula="of:=IF([.C42]=[.$L$6];IF([.H42]&lt;[.$N$6];[.$F$2];0);0)" office:value-type="float" office:value="0" calcext:value-type="float">
            <text:p>0,00</text:p>
          </table:table-cell>
          <table:table-cell table:formula="of:=IF([.I42]&lt;5;[.$F$3];0)" office:value-type="float" office:value="0" calcext:value-type="float">
            <text:p>0,00</text:p>
          </table:table-cell>
          <table:table-cell table:formula="of:=IF([.J42]=0;[.H42];[.J42])" office:value-type="float" office:value="45" calcext:value-type="float">
            <text:p>45,00</text:p>
          </table:table-cell>
          <table:table-cell table:formula="of:=IF([.K42]=0;[.I42];[.K42])" office:value-type="float" office:value="19.83" calcext:value-type="float">
            <text:p>19,8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1" calcext:value-type="date">
            <text:p>1.02.2014</text:p>
          </table:table-cell>
          <table:table-cell office:value-type="float" office:value="110" calcext:value-type="float">
            <text:p>110</text:p>
          </table:table-cell>
          <table:table-cell table:formula="of:=LOOKUP(WEEKDAY([.A43];2);[.$B$1:.$B$7];[.$C$1:.$C$7])" office:value-type="string" office:string-value="sobota" calcext:value-type="string">
            <text:p>sobota</text:p>
          </table:table-cell>
          <table:table-cell table:formula="of:=[.L42]" office:value-type="float" office:value="45" calcext:value-type="float">
            <text:p>45,00</text:p>
          </table:table-cell>
          <table:table-cell table:formula="of:=[.M42]" office:value-type="float" office:value="19.83" calcext:value-type="float">
            <text:p>19,83</text:p>
          </table:table-cell>
          <table:table-cell table:formula="of:=ROUND(IF([.E43]&gt;[.$F$6];IF([.E43]-(([.B43]*[.$G$3])/100)&lt;0;((([.E43]*100)/[.$G$3])*[.$G$2])/100;0);([.$G$2]*([.B43]/2))/100);2)" office:value-type="float" office:value="0" calcext:value-type="float">
            <text:p>0,00</text:p>
          </table:table-cell>
          <table:table-cell table:formula="of:=ROUND(IF([.E43]&gt;[.$F$6];IF([.E43]-(([.B43]*[.$G$3])/100)&lt;0;[.E43];([.$G$3]*[.B43])/100);([.$G$3]*([.B43]/2))/100) ;2)" office:value-type="float" office:value="9.9" calcext:value-type="float">
            <text:p>9,90</text:p>
          </table:table-cell>
          <table:table-cell table:formula="of:=[.D43]-[.F43]" office:value-type="float" office:value="45" calcext:value-type="float">
            <text:p>45,00</text:p>
          </table:table-cell>
          <table:table-cell table:formula="of:=[.E43]-[.G43]" office:value-type="float" office:value="9.93" calcext:value-type="float">
            <text:p>9,93</text:p>
          </table:table-cell>
          <table:table-cell table:formula="of:=IF([.C43]=[.$L$6];IF([.H43]&lt;[.$N$6];[.$F$2];0);0)" office:value-type="float" office:value="0" calcext:value-type="float">
            <text:p>0,00</text:p>
          </table:table-cell>
          <table:table-cell table:formula="of:=IF([.I43]&lt;5;[.$F$3];0)" office:value-type="float" office:value="0" calcext:value-type="float">
            <text:p>0,00</text:p>
          </table:table-cell>
          <table:table-cell table:formula="of:=IF([.J43]=0;[.H43];[.J43])" office:value-type="float" office:value="45" calcext:value-type="float">
            <text:p>45,00</text:p>
          </table:table-cell>
          <table:table-cell table:formula="of:=IF([.K43]=0;[.I43];[.K43])" office:value-type="float" office:value="9.93" calcext:value-type="float">
            <text:p>9,9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2" calcext:value-type="date">
            <text:p>2.02.2014</text:p>
          </table:table-cell>
          <table:table-cell office:value-type="float" office:value="135" calcext:value-type="float">
            <text:p>135</text:p>
          </table:table-cell>
          <table:table-cell table:formula="of:=LOOKUP(WEEKDAY([.A44];2);[.$B$1:.$B$7];[.$C$1:.$C$7])" office:value-type="string" office:string-value="niedziela" calcext:value-type="string">
            <text:p>niedziela</text:p>
          </table:table-cell>
          <table:table-cell table:formula="of:=[.L43]" office:value-type="float" office:value="45" calcext:value-type="float">
            <text:p>45,00</text:p>
          </table:table-cell>
          <table:table-cell table:formula="of:=[.M43]" office:value-type="float" office:value="9.93" calcext:value-type="float">
            <text:p>9,93</text:p>
          </table:table-cell>
          <table:table-cell table:formula="of:=ROUND(IF([.E44]&gt;[.$F$6];IF([.E44]-(([.B44]*[.$G$3])/100)&lt;0;((([.E44]*100)/[.$G$3])*[.$G$2])/100;0);([.$G$2]*([.B44]/2))/100);2)" office:value-type="float" office:value="4.05" calcext:value-type="float">
            <text:p>4,05</text:p>
          </table:table-cell>
          <table:table-cell table:formula="of:=ROUND(IF([.E44]&gt;[.$F$6];IF([.E44]-(([.B44]*[.$G$3])/100)&lt;0;[.E44];([.$G$3]*[.B44])/100);([.$G$3]*([.B44]/2))/100) ;2)" office:value-type="float" office:value="6.08" calcext:value-type="float">
            <text:p>6,08</text:p>
          </table:table-cell>
          <table:table-cell table:formula="of:=[.D44]-[.F44]" office:value-type="float" office:value="40.95" calcext:value-type="float">
            <text:p>40,95</text:p>
          </table:table-cell>
          <table:table-cell table:formula="of:=[.E44]-[.G44]" office:value-type="float" office:value="3.85" calcext:value-type="float">
            <text:p>3,85</text:p>
          </table:table-cell>
          <table:table-cell table:formula="of:=IF([.C44]=[.$L$6];IF([.H44]&lt;[.$N$6];[.$F$2];0);0)" office:value-type="float" office:value="0" calcext:value-type="float">
            <text:p>0,00</text:p>
          </table:table-cell>
          <table:table-cell table:formula="of:=IF([.I44]&lt;5;[.$F$3];0)" office:value-type="float" office:value="30" calcext:value-type="float">
            <text:p>30,00</text:p>
          </table:table-cell>
          <table:table-cell table:formula="of:=IF([.J44]=0;[.H44];[.J44])" office:value-type="float" office:value="40.95" calcext:value-type="float">
            <text:p>40,95</text:p>
          </table:table-cell>
          <table:table-cell table:formula="of:=IF([.K44]=0;[.I44];[.K44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3" calcext:value-type="date">
            <text:p>3.02.2014</text:p>
          </table:table-cell>
          <table:table-cell office:value-type="float" office:value="37" calcext:value-type="float">
            <text:p>37</text:p>
          </table:table-cell>
          <table:table-cell table:formula="of:=LOOKUP(WEEKDAY([.A45];2);[.$B$1:.$B$7];[.$C$1:.$C$7])" office:value-type="string" office:string-value="poniedziałek" calcext:value-type="string">
            <text:p>poniedziałek</text:p>
          </table:table-cell>
          <table:table-cell table:formula="of:=[.L44]" office:value-type="float" office:value="40.95" calcext:value-type="float">
            <text:p>40,95</text:p>
          </table:table-cell>
          <table:table-cell table:formula="of:=[.M44]" office:value-type="float" office:value="30" calcext:value-type="float">
            <text:p>30,00</text:p>
          </table:table-cell>
          <table:table-cell table:formula="of:=ROUND(IF([.E45]&gt;[.$F$6];IF([.E45]-(([.B45]*[.$G$3])/100)&lt;0;((([.E45]*100)/[.$G$3])*[.$G$2])/100;0);([.$G$2]*([.B45]/2))/100);2)" office:value-type="float" office:value="0" calcext:value-type="float">
            <text:p>0,00</text:p>
          </table:table-cell>
          <table:table-cell table:formula="of:=ROUND(IF([.E45]&gt;[.$F$6];IF([.E45]-(([.B45]*[.$G$3])/100)&lt;0;[.E45];([.$G$3]*[.B45])/100);([.$G$3]*([.B45]/2))/100) ;2)" office:value-type="float" office:value="3.33" calcext:value-type="float">
            <text:p>3,33</text:p>
          </table:table-cell>
          <table:table-cell table:formula="of:=[.D45]-[.F45]" office:value-type="float" office:value="40.95" calcext:value-type="float">
            <text:p>40,95</text:p>
          </table:table-cell>
          <table:table-cell table:formula="of:=[.E45]-[.G45]" office:value-type="float" office:value="26.67" calcext:value-type="float">
            <text:p>26,67</text:p>
          </table:table-cell>
          <table:table-cell table:formula="of:=IF([.C45]=[.$L$6];IF([.H45]&lt;[.$N$6];[.$F$2];0);0)" office:value-type="float" office:value="0" calcext:value-type="float">
            <text:p>0,00</text:p>
          </table:table-cell>
          <table:table-cell table:formula="of:=IF([.I45]&lt;5;[.$F$3];0)" office:value-type="float" office:value="0" calcext:value-type="float">
            <text:p>0,00</text:p>
          </table:table-cell>
          <table:table-cell table:formula="of:=IF([.J45]=0;[.H45];[.J45])" office:value-type="float" office:value="40.95" calcext:value-type="float">
            <text:p>40,95</text:p>
          </table:table-cell>
          <table:table-cell table:formula="of:=IF([.K45]=0;[.I45];[.K45])" office:value-type="float" office:value="26.67" calcext:value-type="float">
            <text:p>26,6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4" calcext:value-type="date">
            <text:p>4.02.2014</text:p>
          </table:table-cell>
          <table:table-cell office:value-type="float" office:value="113" calcext:value-type="float">
            <text:p>113</text:p>
          </table:table-cell>
          <table:table-cell table:formula="of:=LOOKUP(WEEKDAY([.A46];2);[.$B$1:.$B$7];[.$C$1:.$C$7])" office:value-type="string" office:string-value="wtorek" calcext:value-type="string">
            <text:p>wtorek</text:p>
          </table:table-cell>
          <table:table-cell table:formula="of:=[.L45]" office:value-type="float" office:value="40.95" calcext:value-type="float">
            <text:p>40,95</text:p>
          </table:table-cell>
          <table:table-cell table:formula="of:=[.M45]" office:value-type="float" office:value="26.67" calcext:value-type="float">
            <text:p>26,67</text:p>
          </table:table-cell>
          <table:table-cell table:formula="of:=ROUND(IF([.E46]&gt;[.$F$6];IF([.E46]-(([.B46]*[.$G$3])/100)&lt;0;((([.E46]*100)/[.$G$3])*[.$G$2])/100;0);([.$G$2]*([.B46]/2))/100);2)" office:value-type="float" office:value="0" calcext:value-type="float">
            <text:p>0,00</text:p>
          </table:table-cell>
          <table:table-cell table:formula="of:=ROUND(IF([.E46]&gt;[.$F$6];IF([.E46]-(([.B46]*[.$G$3])/100)&lt;0;[.E46];([.$G$3]*[.B46])/100);([.$G$3]*([.B46]/2))/100) ;2)" office:value-type="float" office:value="10.17" calcext:value-type="float">
            <text:p>10,17</text:p>
          </table:table-cell>
          <table:table-cell table:formula="of:=[.D46]-[.F46]" office:value-type="float" office:value="40.95" calcext:value-type="float">
            <text:p>40,95</text:p>
          </table:table-cell>
          <table:table-cell table:formula="of:=[.E46]-[.G46]" office:value-type="float" office:value="16.5" calcext:value-type="float">
            <text:p>16,50</text:p>
          </table:table-cell>
          <table:table-cell table:formula="of:=IF([.C46]=[.$L$6];IF([.H46]&lt;[.$N$6];[.$F$2];0);0)" office:value-type="float" office:value="0" calcext:value-type="float">
            <text:p>0,00</text:p>
          </table:table-cell>
          <table:table-cell table:formula="of:=IF([.I46]&lt;5;[.$F$3];0)" office:value-type="float" office:value="0" calcext:value-type="float">
            <text:p>0,00</text:p>
          </table:table-cell>
          <table:table-cell table:formula="of:=IF([.J46]=0;[.H46];[.J46])" office:value-type="float" office:value="40.95" calcext:value-type="float">
            <text:p>40,95</text:p>
          </table:table-cell>
          <table:table-cell table:formula="of:=IF([.K46]=0;[.I46];[.K46])" office:value-type="float" office:value="16.5" calcext:value-type="float">
            <text:p>16,5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5" calcext:value-type="date">
            <text:p>5.02.2014</text:p>
          </table:table-cell>
          <table:table-cell office:value-type="float" office:value="79" calcext:value-type="float">
            <text:p>79</text:p>
          </table:table-cell>
          <table:table-cell table:formula="of:=LOOKUP(WEEKDAY([.A47];2);[.$B$1:.$B$7];[.$C$1:.$C$7])" office:value-type="string" office:string-value="środa" calcext:value-type="string">
            <text:p>środa</text:p>
          </table:table-cell>
          <table:table-cell table:formula="of:=[.L46]" office:value-type="float" office:value="40.95" calcext:value-type="float">
            <text:p>40,95</text:p>
          </table:table-cell>
          <table:table-cell table:formula="of:=[.M46]" office:value-type="float" office:value="16.5" calcext:value-type="float">
            <text:p>16,50</text:p>
          </table:table-cell>
          <table:table-cell table:formula="of:=ROUND(IF([.E47]&gt;[.$F$6];IF([.E47]-(([.B47]*[.$G$3])/100)&lt;0;((([.E47]*100)/[.$G$3])*[.$G$2])/100;0);([.$G$2]*([.B47]/2))/100);2)" office:value-type="float" office:value="0" calcext:value-type="float">
            <text:p>0,00</text:p>
          </table:table-cell>
          <table:table-cell table:formula="of:=ROUND(IF([.E47]&gt;[.$F$6];IF([.E47]-(([.B47]*[.$G$3])/100)&lt;0;[.E47];([.$G$3]*[.B47])/100);([.$G$3]*([.B47]/2))/100) ;2)" office:value-type="float" office:value="7.11" calcext:value-type="float">
            <text:p>7,11</text:p>
          </table:table-cell>
          <table:table-cell table:formula="of:=[.D47]-[.F47]" office:value-type="float" office:value="40.95" calcext:value-type="float">
            <text:p>40,95</text:p>
          </table:table-cell>
          <table:table-cell table:formula="of:=[.E47]-[.G47]" office:value-type="float" office:value="9.39" calcext:value-type="float">
            <text:p>9,39</text:p>
          </table:table-cell>
          <table:table-cell table:formula="of:=IF([.C47]=[.$L$6];IF([.H47]&lt;[.$N$6];[.$F$2];0);0)" office:value-type="float" office:value="0" calcext:value-type="float">
            <text:p>0,00</text:p>
          </table:table-cell>
          <table:table-cell table:formula="of:=IF([.I47]&lt;5;[.$F$3];0)" office:value-type="float" office:value="0" calcext:value-type="float">
            <text:p>0,00</text:p>
          </table:table-cell>
          <table:table-cell table:formula="of:=IF([.J47]=0;[.H47];[.J47])" office:value-type="float" office:value="40.95" calcext:value-type="float">
            <text:p>40,95</text:p>
          </table:table-cell>
          <table:table-cell table:formula="of:=IF([.K47]=0;[.I47];[.K47])" office:value-type="float" office:value="9.39" calcext:value-type="float">
            <text:p>9,3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6" calcext:value-type="date">
            <text:p>6.02.2014</text:p>
          </table:table-cell>
          <table:table-cell office:value-type="float" office:value="94" calcext:value-type="float">
            <text:p>94</text:p>
          </table:table-cell>
          <table:table-cell table:formula="of:=LOOKUP(WEEKDAY([.A48];2);[.$B$1:.$B$7];[.$C$1:.$C$7])" office:value-type="string" office:string-value="czwartek" calcext:value-type="string">
            <text:p>czwartek</text:p>
          </table:table-cell>
          <table:table-cell table:formula="of:=[.L47]" office:value-type="float" office:value="40.95" calcext:value-type="float">
            <text:p>40,95</text:p>
          </table:table-cell>
          <table:table-cell table:formula="of:=[.M47]" office:value-type="float" office:value="9.39" calcext:value-type="float">
            <text:p>9,39</text:p>
          </table:table-cell>
          <table:table-cell table:formula="of:=ROUND(IF([.E48]&gt;[.$F$6];IF([.E48]-(([.B48]*[.$G$3])/100)&lt;0;((([.E48]*100)/[.$G$3])*[.$G$2])/100;0);([.$G$2]*([.B48]/2))/100);2)" office:value-type="float" office:value="2.82" calcext:value-type="float">
            <text:p>2,82</text:p>
          </table:table-cell>
          <table:table-cell table:formula="of:=ROUND(IF([.E48]&gt;[.$F$6];IF([.E48]-(([.B48]*[.$G$3])/100)&lt;0;[.E48];([.$G$3]*[.B48])/100);([.$G$3]*([.B48]/2))/100) ;2)" office:value-type="float" office:value="4.23" calcext:value-type="float">
            <text:p>4,23</text:p>
          </table:table-cell>
          <table:table-cell table:formula="of:=[.D48]-[.F48]" office:value-type="float" office:value="38.13" calcext:value-type="float">
            <text:p>38,13</text:p>
          </table:table-cell>
          <table:table-cell table:formula="of:=[.E48]-[.G48]" office:value-type="float" office:value="5.16" calcext:value-type="float">
            <text:p>5,16</text:p>
          </table:table-cell>
          <table:table-cell table:formula="of:=IF([.C48]=[.$L$6];IF([.H48]&lt;[.$N$6];[.$F$2];0);0)" office:value-type="float" office:value="45" calcext:value-type="float">
            <text:p>45,00</text:p>
          </table:table-cell>
          <table:table-cell table:formula="of:=IF([.I48]&lt;5;[.$F$3];0)" office:value-type="float" office:value="0" calcext:value-type="float">
            <text:p>0,00</text:p>
          </table:table-cell>
          <table:table-cell table:formula="of:=IF([.J48]=0;[.H48];[.J48])" office:value-type="float" office:value="45" calcext:value-type="float">
            <text:p>45,00</text:p>
          </table:table-cell>
          <table:table-cell table:formula="of:=IF([.K48]=0;[.I48];[.K48])" office:value-type="float" office:value="5.16" calcext:value-type="float">
            <text:p>5,16</text:p>
          </table:table-cell>
          <table:table-cell table:number-columns-repeated="5"/>
        </table:table-row>
        <table:table-row table:style-name="ro2">
          <table:table-cell office:value-type="date" office:date-value="2014-02-07" calcext:value-type="date">
            <text:p>7.02.2014</text:p>
          </table:table-cell>
          <table:table-cell office:value-type="float" office:value="35" calcext:value-type="float">
            <text:p>35</text:p>
          </table:table-cell>
          <table:table-cell table:formula="of:=LOOKUP(WEEKDAY([.A49];2);[.$B$1:.$B$7];[.$C$1:.$C$7])" office:value-type="string" office:string-value="piątek" calcext:value-type="string">
            <text:p>piątek</text:p>
          </table:table-cell>
          <table:table-cell table:formula="of:=[.L48]" office:value-type="float" office:value="45" calcext:value-type="float">
            <text:p>45,00</text:p>
          </table:table-cell>
          <table:table-cell table:formula="of:=[.M48]" office:value-type="float" office:value="5.16" calcext:value-type="float">
            <text:p>5,16</text:p>
          </table:table-cell>
          <table:table-cell table:formula="of:=ROUND(IF([.E49]&gt;[.$F$6];IF([.E49]-(([.B49]*[.$G$3])/100)&lt;0;((([.E49]*100)/[.$G$3])*[.$G$2])/100;0);([.$G$2]*([.B49]/2))/100);2)" office:value-type="float" office:value="1.05" calcext:value-type="float">
            <text:p>1,05</text:p>
          </table:table-cell>
          <table:table-cell table:formula="of:=ROUND(IF([.E49]&gt;[.$F$6];IF([.E49]-(([.B49]*[.$G$3])/100)&lt;0;[.E49];([.$G$3]*[.B49])/100);([.$G$3]*([.B49]/2))/100) ;2)" office:value-type="float" office:value="1.58" calcext:value-type="float">
            <text:p>1,58</text:p>
          </table:table-cell>
          <table:table-cell table:formula="of:=[.D49]-[.F49]" office:value-type="float" office:value="43.95" calcext:value-type="float">
            <text:p>43,95</text:p>
          </table:table-cell>
          <table:table-cell table:formula="of:=[.E49]-[.G49]" office:value-type="float" office:value="3.58" calcext:value-type="float">
            <text:p>3,58</text:p>
          </table:table-cell>
          <table:table-cell table:formula="of:=IF([.C49]=[.$L$6];IF([.H49]&lt;[.$N$6];[.$F$2];0);0)" office:value-type="float" office:value="0" calcext:value-type="float">
            <text:p>0,00</text:p>
          </table:table-cell>
          <table:table-cell table:formula="of:=IF([.I49]&lt;5;[.$F$3];0)" office:value-type="float" office:value="30" calcext:value-type="float">
            <text:p>30,00</text:p>
          </table:table-cell>
          <table:table-cell table:formula="of:=IF([.J49]=0;[.H49];[.J49])" office:value-type="float" office:value="43.95" calcext:value-type="float">
            <text:p>43,95</text:p>
          </table:table-cell>
          <table:table-cell table:formula="of:=IF([.K49]=0;[.I49];[.K4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8" calcext:value-type="date">
            <text:p>8.02.2014</text:p>
          </table:table-cell>
          <table:table-cell office:value-type="float" office:value="54" calcext:value-type="float">
            <text:p>54</text:p>
          </table:table-cell>
          <table:table-cell table:formula="of:=LOOKUP(WEEKDAY([.A50];2);[.$B$1:.$B$7];[.$C$1:.$C$7])" office:value-type="string" office:string-value="sobota" calcext:value-type="string">
            <text:p>sobota</text:p>
          </table:table-cell>
          <table:table-cell table:formula="of:=[.L49]" office:value-type="float" office:value="43.95" calcext:value-type="float">
            <text:p>43,95</text:p>
          </table:table-cell>
          <table:table-cell table:formula="of:=[.M49]" office:value-type="float" office:value="30" calcext:value-type="float">
            <text:p>30,00</text:p>
          </table:table-cell>
          <table:table-cell table:formula="of:=ROUND(IF([.E50]&gt;[.$F$6];IF([.E50]-(([.B50]*[.$G$3])/100)&lt;0;((([.E50]*100)/[.$G$3])*[.$G$2])/100;0);([.$G$2]*([.B50]/2))/100);2)" office:value-type="float" office:value="0" calcext:value-type="float">
            <text:p>0,00</text:p>
          </table:table-cell>
          <table:table-cell table:formula="of:=ROUND(IF([.E50]&gt;[.$F$6];IF([.E50]-(([.B50]*[.$G$3])/100)&lt;0;[.E50];([.$G$3]*[.B50])/100);([.$G$3]*([.B50]/2))/100) ;2)" office:value-type="float" office:value="4.86" calcext:value-type="float">
            <text:p>4,86</text:p>
          </table:table-cell>
          <table:table-cell table:formula="of:=[.D50]-[.F50]" office:value-type="float" office:value="43.95" calcext:value-type="float">
            <text:p>43,95</text:p>
          </table:table-cell>
          <table:table-cell table:formula="of:=[.E50]-[.G50]" office:value-type="float" office:value="25.14" calcext:value-type="float">
            <text:p>25,14</text:p>
          </table:table-cell>
          <table:table-cell table:formula="of:=IF([.C50]=[.$L$6];IF([.H50]&lt;[.$N$6];[.$F$2];0);0)" office:value-type="float" office:value="0" calcext:value-type="float">
            <text:p>0,00</text:p>
          </table:table-cell>
          <table:table-cell table:formula="of:=IF([.I50]&lt;5;[.$F$3];0)" office:value-type="float" office:value="0" calcext:value-type="float">
            <text:p>0,00</text:p>
          </table:table-cell>
          <table:table-cell table:formula="of:=IF([.J50]=0;[.H50];[.J50])" office:value-type="float" office:value="43.95" calcext:value-type="float">
            <text:p>43,95</text:p>
          </table:table-cell>
          <table:table-cell table:formula="of:=IF([.K50]=0;[.I50];[.K50])" office:value-type="float" office:value="25.14" calcext:value-type="float">
            <text:p>25,1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09" calcext:value-type="date">
            <text:p>9.02.2014</text:p>
          </table:table-cell>
          <table:table-cell office:value-type="float" office:value="57" calcext:value-type="float">
            <text:p>57</text:p>
          </table:table-cell>
          <table:table-cell table:formula="of:=LOOKUP(WEEKDAY([.A51];2);[.$B$1:.$B$7];[.$C$1:.$C$7])" office:value-type="string" office:string-value="niedziela" calcext:value-type="string">
            <text:p>niedziela</text:p>
          </table:table-cell>
          <table:table-cell table:formula="of:=[.L50]" office:value-type="float" office:value="43.95" calcext:value-type="float">
            <text:p>43,95</text:p>
          </table:table-cell>
          <table:table-cell table:formula="of:=[.M50]" office:value-type="float" office:value="25.14" calcext:value-type="float">
            <text:p>25,14</text:p>
          </table:table-cell>
          <table:table-cell table:formula="of:=ROUND(IF([.E51]&gt;[.$F$6];IF([.E51]-(([.B51]*[.$G$3])/100)&lt;0;((([.E51]*100)/[.$G$3])*[.$G$2])/100;0);([.$G$2]*([.B51]/2))/100);2)" office:value-type="float" office:value="0" calcext:value-type="float">
            <text:p>0,00</text:p>
          </table:table-cell>
          <table:table-cell table:formula="of:=ROUND(IF([.E51]&gt;[.$F$6];IF([.E51]-(([.B51]*[.$G$3])/100)&lt;0;[.E51];([.$G$3]*[.B51])/100);([.$G$3]*([.B51]/2))/100) ;2)" office:value-type="float" office:value="5.13" calcext:value-type="float">
            <text:p>5,13</text:p>
          </table:table-cell>
          <table:table-cell table:formula="of:=[.D51]-[.F51]" office:value-type="float" office:value="43.95" calcext:value-type="float">
            <text:p>43,95</text:p>
          </table:table-cell>
          <table:table-cell table:formula="of:=[.E51]-[.G51]" office:value-type="float" office:value="20.01" calcext:value-type="float">
            <text:p>20,01</text:p>
          </table:table-cell>
          <table:table-cell table:formula="of:=IF([.C51]=[.$L$6];IF([.H51]&lt;[.$N$6];[.$F$2];0);0)" office:value-type="float" office:value="0" calcext:value-type="float">
            <text:p>0,00</text:p>
          </table:table-cell>
          <table:table-cell table:formula="of:=IF([.I51]&lt;5;[.$F$3];0)" office:value-type="float" office:value="0" calcext:value-type="float">
            <text:p>0,00</text:p>
          </table:table-cell>
          <table:table-cell table:formula="of:=IF([.J51]=0;[.H51];[.J51])" office:value-type="float" office:value="43.95" calcext:value-type="float">
            <text:p>43,95</text:p>
          </table:table-cell>
          <table:table-cell table:formula="of:=IF([.K51]=0;[.I51];[.K51])" office:value-type="float" office:value="20.01" calcext:value-type="float">
            <text:p>20,0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0" calcext:value-type="date">
            <text:p>10.02.2014</text:p>
          </table:table-cell>
          <table:table-cell office:value-type="float" office:value="147" calcext:value-type="float">
            <text:p>147</text:p>
          </table:table-cell>
          <table:table-cell table:formula="of:=LOOKUP(WEEKDAY([.A52];2);[.$B$1:.$B$7];[.$C$1:.$C$7])" office:value-type="string" office:string-value="poniedziałek" calcext:value-type="string">
            <text:p>poniedziałek</text:p>
          </table:table-cell>
          <table:table-cell table:formula="of:=[.L51]" office:value-type="float" office:value="43.95" calcext:value-type="float">
            <text:p>43,95</text:p>
          </table:table-cell>
          <table:table-cell table:formula="of:=[.M51]" office:value-type="float" office:value="20.01" calcext:value-type="float">
            <text:p>20,01</text:p>
          </table:table-cell>
          <table:table-cell table:formula="of:=ROUND(IF([.E52]&gt;[.$F$6];IF([.E52]-(([.B52]*[.$G$3])/100)&lt;0;((([.E52]*100)/[.$G$3])*[.$G$2])/100;0);([.$G$2]*([.B52]/2))/100);2)" office:value-type="float" office:value="0" calcext:value-type="float">
            <text:p>0,00</text:p>
          </table:table-cell>
          <table:table-cell table:formula="of:=ROUND(IF([.E52]&gt;[.$F$6];IF([.E52]-(([.B52]*[.$G$3])/100)&lt;0;[.E52];([.$G$3]*[.B52])/100);([.$G$3]*([.B52]/2))/100) ;2)" office:value-type="float" office:value="13.23" calcext:value-type="float">
            <text:p>13,23</text:p>
          </table:table-cell>
          <table:table-cell table:formula="of:=[.D52]-[.F52]" office:value-type="float" office:value="43.95" calcext:value-type="float">
            <text:p>43,95</text:p>
          </table:table-cell>
          <table:table-cell table:formula="of:=[.E52]-[.G52]" office:value-type="float" office:value="6.78" calcext:value-type="float">
            <text:p>6,78</text:p>
          </table:table-cell>
          <table:table-cell table:formula="of:=IF([.C52]=[.$L$6];IF([.H52]&lt;[.$N$6];[.$F$2];0);0)" office:value-type="float" office:value="0" calcext:value-type="float">
            <text:p>0,00</text:p>
          </table:table-cell>
          <table:table-cell table:formula="of:=IF([.I52]&lt;5;[.$F$3];0)" office:value-type="float" office:value="0" calcext:value-type="float">
            <text:p>0,00</text:p>
          </table:table-cell>
          <table:table-cell table:formula="of:=IF([.J52]=0;[.H52];[.J52])" office:value-type="float" office:value="43.95" calcext:value-type="float">
            <text:p>43,95</text:p>
          </table:table-cell>
          <table:table-cell table:formula="of:=IF([.K52]=0;[.I52];[.K52])" office:value-type="float" office:value="6.78" calcext:value-type="float">
            <text:p>6,7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1" calcext:value-type="date">
            <text:p>11.02.2014</text:p>
          </table:table-cell>
          <table:table-cell office:value-type="float" office:value="144" calcext:value-type="float">
            <text:p>144</text:p>
          </table:table-cell>
          <table:table-cell table:formula="of:=LOOKUP(WEEKDAY([.A53];2);[.$B$1:.$B$7];[.$C$1:.$C$7])" office:value-type="string" office:string-value="wtorek" calcext:value-type="string">
            <text:p>wtorek</text:p>
          </table:table-cell>
          <table:table-cell table:formula="of:=[.L52]" office:value-type="float" office:value="43.95" calcext:value-type="float">
            <text:p>43,95</text:p>
          </table:table-cell>
          <table:table-cell table:formula="of:=[.M52]" office:value-type="float" office:value="6.78" calcext:value-type="float">
            <text:p>6,78</text:p>
          </table:table-cell>
          <table:table-cell table:formula="of:=ROUND(IF([.E53]&gt;[.$F$6];IF([.E53]-(([.B53]*[.$G$3])/100)&lt;0;((([.E53]*100)/[.$G$3])*[.$G$2])/100;0);([.$G$2]*([.B53]/2))/100);2)" office:value-type="float" office:value="4.32" calcext:value-type="float">
            <text:p>4,32</text:p>
          </table:table-cell>
          <table:table-cell table:formula="of:=ROUND(IF([.E53]&gt;[.$F$6];IF([.E53]-(([.B53]*[.$G$3])/100)&lt;0;[.E53];([.$G$3]*[.B53])/100);([.$G$3]*([.B53]/2))/100) ;2)" office:value-type="float" office:value="6.48" calcext:value-type="float">
            <text:p>6,48</text:p>
          </table:table-cell>
          <table:table-cell table:formula="of:=[.D53]-[.F53]" office:value-type="float" office:value="39.63" calcext:value-type="float">
            <text:p>39,63</text:p>
          </table:table-cell>
          <table:table-cell table:formula="of:=[.E53]-[.G53]" office:value-type="float" office:value="0.300000000000001" calcext:value-type="float">
            <text:p>0,30</text:p>
          </table:table-cell>
          <table:table-cell table:formula="of:=IF([.C53]=[.$L$6];IF([.H53]&lt;[.$N$6];[.$F$2];0);0)" office:value-type="float" office:value="0" calcext:value-type="float">
            <text:p>0,00</text:p>
          </table:table-cell>
          <table:table-cell table:formula="of:=IF([.I53]&lt;5;[.$F$3];0)" office:value-type="float" office:value="30" calcext:value-type="float">
            <text:p>30,00</text:p>
          </table:table-cell>
          <table:table-cell table:formula="of:=IF([.J53]=0;[.H53];[.J53])" office:value-type="float" office:value="39.63" calcext:value-type="float">
            <text:p>39,63</text:p>
          </table:table-cell>
          <table:table-cell table:formula="of:=IF([.K53]=0;[.I53];[.K5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2" calcext:value-type="date">
            <text:p>12.02.2014</text:p>
          </table:table-cell>
          <table:table-cell office:value-type="float" office:value="50" calcext:value-type="float">
            <text:p>50</text:p>
          </table:table-cell>
          <table:table-cell table:formula="of:=LOOKUP(WEEKDAY([.A54];2);[.$B$1:.$B$7];[.$C$1:.$C$7])" office:value-type="string" office:string-value="środa" calcext:value-type="string">
            <text:p>środa</text:p>
          </table:table-cell>
          <table:table-cell table:formula="of:=[.L53]" office:value-type="float" office:value="39.63" calcext:value-type="float">
            <text:p>39,63</text:p>
          </table:table-cell>
          <table:table-cell table:formula="of:=[.M53]" office:value-type="float" office:value="30" calcext:value-type="float">
            <text:p>30,00</text:p>
          </table:table-cell>
          <table:table-cell table:formula="of:=ROUND(IF([.E54]&gt;[.$F$6];IF([.E54]-(([.B54]*[.$G$3])/100)&lt;0;((([.E54]*100)/[.$G$3])*[.$G$2])/100;0);([.$G$2]*([.B54]/2))/100);2)" office:value-type="float" office:value="0" calcext:value-type="float">
            <text:p>0,00</text:p>
          </table:table-cell>
          <table:table-cell table:formula="of:=ROUND(IF([.E54]&gt;[.$F$6];IF([.E54]-(([.B54]*[.$G$3])/100)&lt;0;[.E54];([.$G$3]*[.B54])/100);([.$G$3]*([.B54]/2))/100) ;2)" office:value-type="float" office:value="4.5" calcext:value-type="float">
            <text:p>4,50</text:p>
          </table:table-cell>
          <table:table-cell table:formula="of:=[.D54]-[.F54]" office:value-type="float" office:value="39.63" calcext:value-type="float">
            <text:p>39,63</text:p>
          </table:table-cell>
          <table:table-cell table:formula="of:=[.E54]-[.G54]" office:value-type="float" office:value="25.5" calcext:value-type="float">
            <text:p>25,50</text:p>
          </table:table-cell>
          <table:table-cell table:formula="of:=IF([.C54]=[.$L$6];IF([.H54]&lt;[.$N$6];[.$F$2];0);0)" office:value-type="float" office:value="0" calcext:value-type="float">
            <text:p>0,00</text:p>
          </table:table-cell>
          <table:table-cell table:formula="of:=IF([.I54]&lt;5;[.$F$3];0)" office:value-type="float" office:value="0" calcext:value-type="float">
            <text:p>0,00</text:p>
          </table:table-cell>
          <table:table-cell table:formula="of:=IF([.J54]=0;[.H54];[.J54])" office:value-type="float" office:value="39.63" calcext:value-type="float">
            <text:p>39,63</text:p>
          </table:table-cell>
          <table:table-cell table:formula="of:=IF([.K54]=0;[.I54];[.K54])" office:value-type="float" office:value="25.5" calcext:value-type="float">
            <text:p>25,5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3" calcext:value-type="date">
            <text:p>13.02.2014</text:p>
          </table:table-cell>
          <table:table-cell office:value-type="float" office:value="129" calcext:value-type="float">
            <text:p>129</text:p>
          </table:table-cell>
          <table:table-cell table:formula="of:=LOOKUP(WEEKDAY([.A55];2);[.$B$1:.$B$7];[.$C$1:.$C$7])" office:value-type="string" office:string-value="czwartek" calcext:value-type="string">
            <text:p>czwartek</text:p>
          </table:table-cell>
          <table:table-cell table:formula="of:=[.L54]" office:value-type="float" office:value="39.63" calcext:value-type="float">
            <text:p>39,63</text:p>
          </table:table-cell>
          <table:table-cell table:formula="of:=[.M54]" office:value-type="float" office:value="25.5" calcext:value-type="float">
            <text:p>25,50</text:p>
          </table:table-cell>
          <table:table-cell table:formula="of:=ROUND(IF([.E55]&gt;[.$F$6];IF([.E55]-(([.B55]*[.$G$3])/100)&lt;0;((([.E55]*100)/[.$G$3])*[.$G$2])/100;0);([.$G$2]*([.B55]/2))/100);2)" office:value-type="float" office:value="0" calcext:value-type="float">
            <text:p>0,00</text:p>
          </table:table-cell>
          <table:table-cell table:formula="of:=ROUND(IF([.E55]&gt;[.$F$6];IF([.E55]-(([.B55]*[.$G$3])/100)&lt;0;[.E55];([.$G$3]*[.B55])/100);([.$G$3]*([.B55]/2))/100) ;2)" office:value-type="float" office:value="11.61" calcext:value-type="float">
            <text:p>11,61</text:p>
          </table:table-cell>
          <table:table-cell table:formula="of:=[.D55]-[.F55]" office:value-type="float" office:value="39.63" calcext:value-type="float">
            <text:p>39,63</text:p>
          </table:table-cell>
          <table:table-cell table:formula="of:=[.E55]-[.G55]" office:value-type="float" office:value="13.89" calcext:value-type="float">
            <text:p>13,89</text:p>
          </table:table-cell>
          <table:table-cell table:formula="of:=IF([.C55]=[.$L$6];IF([.H55]&lt;[.$N$6];[.$F$2];0);0)" office:value-type="float" office:value="45" calcext:value-type="float">
            <text:p>45,00</text:p>
          </table:table-cell>
          <table:table-cell table:formula="of:=IF([.I55]&lt;5;[.$F$3];0)" office:value-type="float" office:value="0" calcext:value-type="float">
            <text:p>0,00</text:p>
          </table:table-cell>
          <table:table-cell table:formula="of:=IF([.J55]=0;[.H55];[.J55])" office:value-type="float" office:value="45" calcext:value-type="float">
            <text:p>45,00</text:p>
          </table:table-cell>
          <table:table-cell table:formula="of:=IF([.K55]=0;[.I55];[.K55])" office:value-type="float" office:value="13.89" calcext:value-type="float">
            <text:p>13,8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4" calcext:value-type="date">
            <text:p>14.02.2014</text:p>
          </table:table-cell>
          <table:table-cell office:value-type="float" office:value="71" calcext:value-type="float">
            <text:p>71</text:p>
          </table:table-cell>
          <table:table-cell table:formula="of:=LOOKUP(WEEKDAY([.A56];2);[.$B$1:.$B$7];[.$C$1:.$C$7])" office:value-type="string" office:string-value="piątek" calcext:value-type="string">
            <text:p>piątek</text:p>
          </table:table-cell>
          <table:table-cell table:formula="of:=[.L55]" office:value-type="float" office:value="45" calcext:value-type="float">
            <text:p>45,00</text:p>
          </table:table-cell>
          <table:table-cell table:formula="of:=[.M55]" office:value-type="float" office:value="13.89" calcext:value-type="float">
            <text:p>13,89</text:p>
          </table:table-cell>
          <table:table-cell table:formula="of:=ROUND(IF([.E56]&gt;[.$F$6];IF([.E56]-(([.B56]*[.$G$3])/100)&lt;0;((([.E56]*100)/[.$G$3])*[.$G$2])/100;0);([.$G$2]*([.B56]/2))/100);2)" office:value-type="float" office:value="2.13" calcext:value-type="float">
            <text:p>2,13</text:p>
          </table:table-cell>
          <table:table-cell table:formula="of:=ROUND(IF([.E56]&gt;[.$F$6];IF([.E56]-(([.B56]*[.$G$3])/100)&lt;0;[.E56];([.$G$3]*[.B56])/100);([.$G$3]*([.B56]/2))/100) ;2)" office:value-type="float" office:value="3.2" calcext:value-type="float">
            <text:p>3,20</text:p>
          </table:table-cell>
          <table:table-cell table:formula="of:=[.D56]-[.F56]" office:value-type="float" office:value="42.87" calcext:value-type="float">
            <text:p>42,87</text:p>
          </table:table-cell>
          <table:table-cell table:formula="of:=[.E56]-[.G56]" office:value-type="float" office:value="10.69" calcext:value-type="float">
            <text:p>10,69</text:p>
          </table:table-cell>
          <table:table-cell table:formula="of:=IF([.C56]=[.$L$6];IF([.H56]&lt;[.$N$6];[.$F$2];0);0)" office:value-type="float" office:value="0" calcext:value-type="float">
            <text:p>0,00</text:p>
          </table:table-cell>
          <table:table-cell table:formula="of:=IF([.I56]&lt;5;[.$F$3];0)" office:value-type="float" office:value="0" calcext:value-type="float">
            <text:p>0,00</text:p>
          </table:table-cell>
          <table:table-cell table:formula="of:=IF([.J56]=0;[.H56];[.J56])" office:value-type="float" office:value="42.87" calcext:value-type="float">
            <text:p>42,87</text:p>
          </table:table-cell>
          <table:table-cell table:formula="of:=IF([.K56]=0;[.I56];[.K56])" office:value-type="float" office:value="10.69" calcext:value-type="float">
            <text:p>10,6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5" calcext:value-type="date">
            <text:p>15.02.2014</text:p>
          </table:table-cell>
          <table:table-cell office:value-type="float" office:value="125" calcext:value-type="float">
            <text:p>125</text:p>
          </table:table-cell>
          <table:table-cell table:formula="of:=LOOKUP(WEEKDAY([.A57];2);[.$B$1:.$B$7];[.$C$1:.$C$7])" office:value-type="string" office:string-value="sobota" calcext:value-type="string">
            <text:p>sobota</text:p>
          </table:table-cell>
          <table:table-cell table:formula="of:=[.L56]" office:value-type="float" office:value="42.87" calcext:value-type="float">
            <text:p>42,87</text:p>
          </table:table-cell>
          <table:table-cell table:formula="of:=[.M56]" office:value-type="float" office:value="10.69" calcext:value-type="float">
            <text:p>10,69</text:p>
          </table:table-cell>
          <table:table-cell table:formula="of:=ROUND(IF([.E57]&gt;[.$F$6];IF([.E57]-(([.B57]*[.$G$3])/100)&lt;0;((([.E57]*100)/[.$G$3])*[.$G$2])/100;0);([.$G$2]*([.B57]/2))/100);2)" office:value-type="float" office:value="3.75" calcext:value-type="float">
            <text:p>3,75</text:p>
          </table:table-cell>
          <table:table-cell table:formula="of:=ROUND(IF([.E57]&gt;[.$F$6];IF([.E57]-(([.B57]*[.$G$3])/100)&lt;0;[.E57];([.$G$3]*[.B57])/100);([.$G$3]*([.B57]/2))/100) ;2)" office:value-type="float" office:value="5.63" calcext:value-type="float">
            <text:p>5,63</text:p>
          </table:table-cell>
          <table:table-cell table:formula="of:=[.D57]-[.F57]" office:value-type="float" office:value="39.12" calcext:value-type="float">
            <text:p>39,12</text:p>
          </table:table-cell>
          <table:table-cell table:formula="of:=[.E57]-[.G57]" office:value-type="float" office:value="5.06" calcext:value-type="float">
            <text:p>5,06</text:p>
          </table:table-cell>
          <table:table-cell table:formula="of:=IF([.C57]=[.$L$6];IF([.H57]&lt;[.$N$6];[.$F$2];0);0)" office:value-type="float" office:value="0" calcext:value-type="float">
            <text:p>0,00</text:p>
          </table:table-cell>
          <table:table-cell table:formula="of:=IF([.I57]&lt;5;[.$F$3];0)" office:value-type="float" office:value="0" calcext:value-type="float">
            <text:p>0,00</text:p>
          </table:table-cell>
          <table:table-cell table:formula="of:=IF([.J57]=0;[.H57];[.J57])" office:value-type="float" office:value="39.12" calcext:value-type="float">
            <text:p>39,12</text:p>
          </table:table-cell>
          <table:table-cell table:formula="of:=IF([.K57]=0;[.I57];[.K57])" office:value-type="float" office:value="5.06" calcext:value-type="float">
            <text:p>5,06</text:p>
          </table:table-cell>
          <table:table-cell table:number-columns-repeated="5"/>
        </table:table-row>
        <table:table-row table:style-name="ro2">
          <table:table-cell office:value-type="date" office:date-value="2014-02-16" calcext:value-type="date">
            <text:p>16.02.2014</text:p>
          </table:table-cell>
          <table:table-cell office:value-type="float" office:value="97" calcext:value-type="float">
            <text:p>97</text:p>
          </table:table-cell>
          <table:table-cell table:formula="of:=LOOKUP(WEEKDAY([.A58];2);[.$B$1:.$B$7];[.$C$1:.$C$7])" office:value-type="string" office:string-value="niedziela" calcext:value-type="string">
            <text:p>niedziela</text:p>
          </table:table-cell>
          <table:table-cell table:formula="of:=[.L57]" office:value-type="float" office:value="39.12" calcext:value-type="float">
            <text:p>39,12</text:p>
          </table:table-cell>
          <table:table-cell table:formula="of:=[.M57]" office:value-type="float" office:value="5.06" calcext:value-type="float">
            <text:p>5,06</text:p>
          </table:table-cell>
          <table:table-cell table:formula="of:=ROUND(IF([.E58]&gt;[.$F$6];IF([.E58]-(([.B58]*[.$G$3])/100)&lt;0;((([.E58]*100)/[.$G$3])*[.$G$2])/100;0);([.$G$2]*([.B58]/2))/100);2)" office:value-type="float" office:value="2.91" calcext:value-type="float">
            <text:p>2,91</text:p>
          </table:table-cell>
          <table:table-cell table:formula="of:=ROUND(IF([.E58]&gt;[.$F$6];IF([.E58]-(([.B58]*[.$G$3])/100)&lt;0;[.E58];([.$G$3]*[.B58])/100);([.$G$3]*([.B58]/2))/100) ;2)" office:value-type="float" office:value="4.37" calcext:value-type="float">
            <text:p>4,37</text:p>
          </table:table-cell>
          <table:table-cell table:formula="of:=[.D58]-[.F58]" office:value-type="float" office:value="36.21" calcext:value-type="float">
            <text:p>36,21</text:p>
          </table:table-cell>
          <table:table-cell table:formula="of:=[.E58]-[.G58]" office:value-type="float" office:value="0.690000000000001" calcext:value-type="float">
            <text:p>0,69</text:p>
          </table:table-cell>
          <table:table-cell table:formula="of:=IF([.C58]=[.$L$6];IF([.H58]&lt;[.$N$6];[.$F$2];0);0)" office:value-type="float" office:value="0" calcext:value-type="float">
            <text:p>0,00</text:p>
          </table:table-cell>
          <table:table-cell table:formula="of:=IF([.I58]&lt;5;[.$F$3];0)" office:value-type="float" office:value="30" calcext:value-type="float">
            <text:p>30,00</text:p>
          </table:table-cell>
          <table:table-cell table:formula="of:=IF([.J58]=0;[.H58];[.J58])" office:value-type="float" office:value="36.21" calcext:value-type="float">
            <text:p>36,21</text:p>
          </table:table-cell>
          <table:table-cell table:formula="of:=IF([.K58]=0;[.I58];[.K58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7" calcext:value-type="date">
            <text:p>17.02.2014</text:p>
          </table:table-cell>
          <table:table-cell office:value-type="float" office:value="104" calcext:value-type="float">
            <text:p>104</text:p>
          </table:table-cell>
          <table:table-cell table:formula="of:=LOOKUP(WEEKDAY([.A59];2);[.$B$1:.$B$7];[.$C$1:.$C$7])" office:value-type="string" office:string-value="poniedziałek" calcext:value-type="string">
            <text:p>poniedziałek</text:p>
          </table:table-cell>
          <table:table-cell table:formula="of:=[.L58]" office:value-type="float" office:value="36.21" calcext:value-type="float">
            <text:p>36,21</text:p>
          </table:table-cell>
          <table:table-cell table:formula="of:=[.M58]" office:value-type="float" office:value="30" calcext:value-type="float">
            <text:p>30,00</text:p>
          </table:table-cell>
          <table:table-cell table:formula="of:=ROUND(IF([.E59]&gt;[.$F$6];IF([.E59]-(([.B59]*[.$G$3])/100)&lt;0;((([.E59]*100)/[.$G$3])*[.$G$2])/100;0);([.$G$2]*([.B59]/2))/100);2)" office:value-type="float" office:value="0" calcext:value-type="float">
            <text:p>0,00</text:p>
          </table:table-cell>
          <table:table-cell table:formula="of:=ROUND(IF([.E59]&gt;[.$F$6];IF([.E59]-(([.B59]*[.$G$3])/100)&lt;0;[.E59];([.$G$3]*[.B59])/100);([.$G$3]*([.B59]/2))/100) ;2)" office:value-type="float" office:value="9.36" calcext:value-type="float">
            <text:p>9,36</text:p>
          </table:table-cell>
          <table:table-cell table:formula="of:=[.D59]-[.F59]" office:value-type="float" office:value="36.21" calcext:value-type="float">
            <text:p>36,21</text:p>
          </table:table-cell>
          <table:table-cell table:formula="of:=[.E59]-[.G59]" office:value-type="float" office:value="20.64" calcext:value-type="float">
            <text:p>20,64</text:p>
          </table:table-cell>
          <table:table-cell table:formula="of:=IF([.C59]=[.$L$6];IF([.H59]&lt;[.$N$6];[.$F$2];0);0)" office:value-type="float" office:value="0" calcext:value-type="float">
            <text:p>0,00</text:p>
          </table:table-cell>
          <table:table-cell table:formula="of:=IF([.I59]&lt;5;[.$F$3];0)" office:value-type="float" office:value="0" calcext:value-type="float">
            <text:p>0,00</text:p>
          </table:table-cell>
          <table:table-cell table:formula="of:=IF([.J59]=0;[.H59];[.J59])" office:value-type="float" office:value="36.21" calcext:value-type="float">
            <text:p>36,21</text:p>
          </table:table-cell>
          <table:table-cell table:formula="of:=IF([.K59]=0;[.I59];[.K59])" office:value-type="float" office:value="20.64" calcext:value-type="float">
            <text:p>20,6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8" calcext:value-type="date">
            <text:p>18.02.2014</text:p>
          </table:table-cell>
          <table:table-cell office:value-type="float" office:value="108" calcext:value-type="float">
            <text:p>108</text:p>
          </table:table-cell>
          <table:table-cell table:formula="of:=LOOKUP(WEEKDAY([.A60];2);[.$B$1:.$B$7];[.$C$1:.$C$7])" office:value-type="string" office:string-value="wtorek" calcext:value-type="string">
            <text:p>wtorek</text:p>
          </table:table-cell>
          <table:table-cell table:formula="of:=[.L59]" office:value-type="float" office:value="36.21" calcext:value-type="float">
            <text:p>36,21</text:p>
          </table:table-cell>
          <table:table-cell table:formula="of:=[.M59]" office:value-type="float" office:value="20.64" calcext:value-type="float">
            <text:p>20,64</text:p>
          </table:table-cell>
          <table:table-cell table:formula="of:=ROUND(IF([.E60]&gt;[.$F$6];IF([.E60]-(([.B60]*[.$G$3])/100)&lt;0;((([.E60]*100)/[.$G$3])*[.$G$2])/100;0);([.$G$2]*([.B60]/2))/100);2)" office:value-type="float" office:value="0" calcext:value-type="float">
            <text:p>0,00</text:p>
          </table:table-cell>
          <table:table-cell table:formula="of:=ROUND(IF([.E60]&gt;[.$F$6];IF([.E60]-(([.B60]*[.$G$3])/100)&lt;0;[.E60];([.$G$3]*[.B60])/100);([.$G$3]*([.B60]/2))/100) ;2)" office:value-type="float" office:value="9.72" calcext:value-type="float">
            <text:p>9,72</text:p>
          </table:table-cell>
          <table:table-cell table:formula="of:=[.D60]-[.F60]" office:value-type="float" office:value="36.21" calcext:value-type="float">
            <text:p>36,21</text:p>
          </table:table-cell>
          <table:table-cell table:formula="of:=[.E60]-[.G60]" office:value-type="float" office:value="10.92" calcext:value-type="float">
            <text:p>10,92</text:p>
          </table:table-cell>
          <table:table-cell table:formula="of:=IF([.C60]=[.$L$6];IF([.H60]&lt;[.$N$6];[.$F$2];0);0)" office:value-type="float" office:value="0" calcext:value-type="float">
            <text:p>0,00</text:p>
          </table:table-cell>
          <table:table-cell table:formula="of:=IF([.I60]&lt;5;[.$F$3];0)" office:value-type="float" office:value="0" calcext:value-type="float">
            <text:p>0,00</text:p>
          </table:table-cell>
          <table:table-cell table:formula="of:=IF([.J60]=0;[.H60];[.J60])" office:value-type="float" office:value="36.21" calcext:value-type="float">
            <text:p>36,21</text:p>
          </table:table-cell>
          <table:table-cell table:formula="of:=IF([.K60]=0;[.I60];[.K60])" office:value-type="float" office:value="10.92" calcext:value-type="float">
            <text:p>10,9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19" calcext:value-type="date">
            <text:p>19.02.2014</text:p>
          </table:table-cell>
          <table:table-cell office:value-type="float" office:value="61" calcext:value-type="float">
            <text:p>61</text:p>
          </table:table-cell>
          <table:table-cell table:formula="of:=LOOKUP(WEEKDAY([.A61];2);[.$B$1:.$B$7];[.$C$1:.$C$7])" office:value-type="string" office:string-value="środa" calcext:value-type="string">
            <text:p>środa</text:p>
          </table:table-cell>
          <table:table-cell table:formula="of:=[.L60]" office:value-type="float" office:value="36.21" calcext:value-type="float">
            <text:p>36,21</text:p>
          </table:table-cell>
          <table:table-cell table:formula="of:=[.M60]" office:value-type="float" office:value="10.92" calcext:value-type="float">
            <text:p>10,92</text:p>
          </table:table-cell>
          <table:table-cell table:formula="of:=ROUND(IF([.E61]&gt;[.$F$6];IF([.E61]-(([.B61]*[.$G$3])/100)&lt;0;((([.E61]*100)/[.$G$3])*[.$G$2])/100;0);([.$G$2]*([.B61]/2))/100);2)" office:value-type="float" office:value="1.83" calcext:value-type="float">
            <text:p>1,83</text:p>
          </table:table-cell>
          <table:table-cell table:formula="of:=ROUND(IF([.E61]&gt;[.$F$6];IF([.E61]-(([.B61]*[.$G$3])/100)&lt;0;[.E61];([.$G$3]*[.B61])/100);([.$G$3]*([.B61]/2))/100) ;2)" office:value-type="float" office:value="2.75" calcext:value-type="float">
            <text:p>2,75</text:p>
          </table:table-cell>
          <table:table-cell table:formula="of:=[.D61]-[.F61]" office:value-type="float" office:value="34.38" calcext:value-type="float">
            <text:p>34,38</text:p>
          </table:table-cell>
          <table:table-cell table:formula="of:=[.E61]-[.G61]" office:value-type="float" office:value="8.17" calcext:value-type="float">
            <text:p>8,17</text:p>
          </table:table-cell>
          <table:table-cell table:formula="of:=IF([.C61]=[.$L$6];IF([.H61]&lt;[.$N$6];[.$F$2];0);0)" office:value-type="float" office:value="0" calcext:value-type="float">
            <text:p>0,00</text:p>
          </table:table-cell>
          <table:table-cell table:formula="of:=IF([.I61]&lt;5;[.$F$3];0)" office:value-type="float" office:value="0" calcext:value-type="float">
            <text:p>0,00</text:p>
          </table:table-cell>
          <table:table-cell table:formula="of:=IF([.J61]=0;[.H61];[.J61])" office:value-type="float" office:value="34.38" calcext:value-type="float">
            <text:p>34,38</text:p>
          </table:table-cell>
          <table:table-cell table:formula="of:=IF([.K61]=0;[.I61];[.K61])" office:value-type="float" office:value="8.17" calcext:value-type="float">
            <text:p>8,1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0" calcext:value-type="date">
            <text:p>20.02.2014</text:p>
          </table:table-cell>
          <table:table-cell office:value-type="float" office:value="35" calcext:value-type="float">
            <text:p>35</text:p>
          </table:table-cell>
          <table:table-cell table:formula="of:=LOOKUP(WEEKDAY([.A62];2);[.$B$1:.$B$7];[.$C$1:.$C$7])" office:value-type="string" office:string-value="czwartek" calcext:value-type="string">
            <text:p>czwartek</text:p>
          </table:table-cell>
          <table:table-cell table:formula="of:=[.L61]" office:value-type="float" office:value="34.38" calcext:value-type="float">
            <text:p>34,38</text:p>
          </table:table-cell>
          <table:table-cell table:formula="of:=[.M61]" office:value-type="float" office:value="8.17" calcext:value-type="float">
            <text:p>8,17</text:p>
          </table:table-cell>
          <table:table-cell table:formula="of:=ROUND(IF([.E62]&gt;[.$F$6];IF([.E62]-(([.B62]*[.$G$3])/100)&lt;0;((([.E62]*100)/[.$G$3])*[.$G$2])/100;0);([.$G$2]*([.B62]/2))/100);2)" office:value-type="float" office:value="1.05" calcext:value-type="float">
            <text:p>1,05</text:p>
          </table:table-cell>
          <table:table-cell table:formula="of:=ROUND(IF([.E62]&gt;[.$F$6];IF([.E62]-(([.B62]*[.$G$3])/100)&lt;0;[.E62];([.$G$3]*[.B62])/100);([.$G$3]*([.B62]/2))/100) ;2)" office:value-type="float" office:value="1.58" calcext:value-type="float">
            <text:p>1,58</text:p>
          </table:table-cell>
          <table:table-cell table:formula="of:=[.D62]-[.F62]" office:value-type="float" office:value="33.33" calcext:value-type="float">
            <text:p>33,33</text:p>
          </table:table-cell>
          <table:table-cell table:formula="of:=[.E62]-[.G62]" office:value-type="float" office:value="6.59" calcext:value-type="float">
            <text:p>6,59</text:p>
          </table:table-cell>
          <table:table-cell table:formula="of:=IF([.C62]=[.$L$6];IF([.H62]&lt;[.$N$6];[.$F$2];0);0)" office:value-type="float" office:value="45" calcext:value-type="float">
            <text:p>45,00</text:p>
          </table:table-cell>
          <table:table-cell table:formula="of:=IF([.I62]&lt;5;[.$F$3];0)" office:value-type="float" office:value="0" calcext:value-type="float">
            <text:p>0,00</text:p>
          </table:table-cell>
          <table:table-cell table:formula="of:=IF([.J62]=0;[.H62];[.J62])" office:value-type="float" office:value="45" calcext:value-type="float">
            <text:p>45,00</text:p>
          </table:table-cell>
          <table:table-cell table:formula="of:=IF([.K62]=0;[.I62];[.K62])" office:value-type="float" office:value="6.59" calcext:value-type="float">
            <text:p>6,5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1" calcext:value-type="date">
            <text:p>21.02.2014</text:p>
          </table:table-cell>
          <table:table-cell office:value-type="float" office:value="40" calcext:value-type="float">
            <text:p>40</text:p>
          </table:table-cell>
          <table:table-cell table:formula="of:=LOOKUP(WEEKDAY([.A63];2);[.$B$1:.$B$7];[.$C$1:.$C$7])" office:value-type="string" office:string-value="piątek" calcext:value-type="string">
            <text:p>piątek</text:p>
          </table:table-cell>
          <table:table-cell table:formula="of:=[.L62]" office:value-type="float" office:value="45" calcext:value-type="float">
            <text:p>45,00</text:p>
          </table:table-cell>
          <table:table-cell table:formula="of:=[.M62]" office:value-type="float" office:value="6.59" calcext:value-type="float">
            <text:p>6,59</text:p>
          </table:table-cell>
          <table:table-cell table:formula="of:=ROUND(IF([.E63]&gt;[.$F$6];IF([.E63]-(([.B63]*[.$G$3])/100)&lt;0;((([.E63]*100)/[.$G$3])*[.$G$2])/100;0);([.$G$2]*([.B63]/2))/100);2)" office:value-type="float" office:value="1.2" calcext:value-type="float">
            <text:p>1,20</text:p>
          </table:table-cell>
          <table:table-cell table:formula="of:=ROUND(IF([.E63]&gt;[.$F$6];IF([.E63]-(([.B63]*[.$G$3])/100)&lt;0;[.E63];([.$G$3]*[.B63])/100);([.$G$3]*([.B63]/2))/100) ;2)" office:value-type="float" office:value="1.8" calcext:value-type="float">
            <text:p>1,80</text:p>
          </table:table-cell>
          <table:table-cell table:formula="of:=[.D63]-[.F63]" office:value-type="float" office:value="43.8" calcext:value-type="float">
            <text:p>43,80</text:p>
          </table:table-cell>
          <table:table-cell table:formula="of:=[.E63]-[.G63]" office:value-type="float" office:value="4.79" calcext:value-type="float">
            <text:p>4,79</text:p>
          </table:table-cell>
          <table:table-cell table:formula="of:=IF([.C63]=[.$L$6];IF([.H63]&lt;[.$N$6];[.$F$2];0);0)" office:value-type="float" office:value="0" calcext:value-type="float">
            <text:p>0,00</text:p>
          </table:table-cell>
          <table:table-cell table:formula="of:=IF([.I63]&lt;5;[.$F$3];0)" office:value-type="float" office:value="30" calcext:value-type="float">
            <text:p>30,00</text:p>
          </table:table-cell>
          <table:table-cell table:formula="of:=IF([.J63]=0;[.H63];[.J63])" office:value-type="float" office:value="43.8" calcext:value-type="float">
            <text:p>43,80</text:p>
          </table:table-cell>
          <table:table-cell table:formula="of:=IF([.K63]=0;[.I63];[.K6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2" calcext:value-type="date">
            <text:p>22.02.2014</text:p>
          </table:table-cell>
          <table:table-cell office:value-type="float" office:value="23" calcext:value-type="float">
            <text:p>23</text:p>
          </table:table-cell>
          <table:table-cell table:formula="of:=LOOKUP(WEEKDAY([.A64];2);[.$B$1:.$B$7];[.$C$1:.$C$7])" office:value-type="string" office:string-value="sobota" calcext:value-type="string">
            <text:p>sobota</text:p>
          </table:table-cell>
          <table:table-cell table:formula="of:=[.L63]" office:value-type="float" office:value="43.8" calcext:value-type="float">
            <text:p>43,80</text:p>
          </table:table-cell>
          <table:table-cell table:formula="of:=[.M63]" office:value-type="float" office:value="30" calcext:value-type="float">
            <text:p>30,00</text:p>
          </table:table-cell>
          <table:table-cell table:formula="of:=ROUND(IF([.E64]&gt;[.$F$6];IF([.E64]-(([.B64]*[.$G$3])/100)&lt;0;((([.E64]*100)/[.$G$3])*[.$G$2])/100;0);([.$G$2]*([.B64]/2))/100);2)" office:value-type="float" office:value="0" calcext:value-type="float">
            <text:p>0,00</text:p>
          </table:table-cell>
          <table:table-cell table:formula="of:=ROUND(IF([.E64]&gt;[.$F$6];IF([.E64]-(([.B64]*[.$G$3])/100)&lt;0;[.E64];([.$G$3]*[.B64])/100);([.$G$3]*([.B64]/2))/100) ;2)" office:value-type="float" office:value="2.07" calcext:value-type="float">
            <text:p>2,07</text:p>
          </table:table-cell>
          <table:table-cell table:formula="of:=[.D64]-[.F64]" office:value-type="float" office:value="43.8" calcext:value-type="float">
            <text:p>43,80</text:p>
          </table:table-cell>
          <table:table-cell table:formula="of:=[.E64]-[.G64]" office:value-type="float" office:value="27.93" calcext:value-type="float">
            <text:p>27,93</text:p>
          </table:table-cell>
          <table:table-cell table:formula="of:=IF([.C64]=[.$L$6];IF([.H64]&lt;[.$N$6];[.$F$2];0);0)" office:value-type="float" office:value="0" calcext:value-type="float">
            <text:p>0,00</text:p>
          </table:table-cell>
          <table:table-cell table:formula="of:=IF([.I64]&lt;5;[.$F$3];0)" office:value-type="float" office:value="0" calcext:value-type="float">
            <text:p>0,00</text:p>
          </table:table-cell>
          <table:table-cell table:formula="of:=IF([.J64]=0;[.H64];[.J64])" office:value-type="float" office:value="43.8" calcext:value-type="float">
            <text:p>43,80</text:p>
          </table:table-cell>
          <table:table-cell table:formula="of:=IF([.K64]=0;[.I64];[.K64])" office:value-type="float" office:value="27.93" calcext:value-type="float">
            <text:p>27,9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3" calcext:value-type="date">
            <text:p>23.02.2014</text:p>
          </table:table-cell>
          <table:table-cell office:value-type="float" office:value="116" calcext:value-type="float">
            <text:p>116</text:p>
          </table:table-cell>
          <table:table-cell table:formula="of:=LOOKUP(WEEKDAY([.A65];2);[.$B$1:.$B$7];[.$C$1:.$C$7])" office:value-type="string" office:string-value="niedziela" calcext:value-type="string">
            <text:p>niedziela</text:p>
          </table:table-cell>
          <table:table-cell table:formula="of:=[.L64]" office:value-type="float" office:value="43.8" calcext:value-type="float">
            <text:p>43,80</text:p>
          </table:table-cell>
          <table:table-cell table:formula="of:=[.M64]" office:value-type="float" office:value="27.93" calcext:value-type="float">
            <text:p>27,93</text:p>
          </table:table-cell>
          <table:table-cell table:formula="of:=ROUND(IF([.E65]&gt;[.$F$6];IF([.E65]-(([.B65]*[.$G$3])/100)&lt;0;((([.E65]*100)/[.$G$3])*[.$G$2])/100;0);([.$G$2]*([.B65]/2))/100);2)" office:value-type="float" office:value="0" calcext:value-type="float">
            <text:p>0,00</text:p>
          </table:table-cell>
          <table:table-cell table:formula="of:=ROUND(IF([.E65]&gt;[.$F$6];IF([.E65]-(([.B65]*[.$G$3])/100)&lt;0;[.E65];([.$G$3]*[.B65])/100);([.$G$3]*([.B65]/2))/100) ;2)" office:value-type="float" office:value="10.44" calcext:value-type="float">
            <text:p>10,44</text:p>
          </table:table-cell>
          <table:table-cell table:formula="of:=[.D65]-[.F65]" office:value-type="float" office:value="43.8" calcext:value-type="float">
            <text:p>43,80</text:p>
          </table:table-cell>
          <table:table-cell table:formula="of:=[.E65]-[.G65]" office:value-type="float" office:value="17.49" calcext:value-type="float">
            <text:p>17,49</text:p>
          </table:table-cell>
          <table:table-cell table:formula="of:=IF([.C65]=[.$L$6];IF([.H65]&lt;[.$N$6];[.$F$2];0);0)" office:value-type="float" office:value="0" calcext:value-type="float">
            <text:p>0,00</text:p>
          </table:table-cell>
          <table:table-cell table:formula="of:=IF([.I65]&lt;5;[.$F$3];0)" office:value-type="float" office:value="0" calcext:value-type="float">
            <text:p>0,00</text:p>
          </table:table-cell>
          <table:table-cell table:formula="of:=IF([.J65]=0;[.H65];[.J65])" office:value-type="float" office:value="43.8" calcext:value-type="float">
            <text:p>43,80</text:p>
          </table:table-cell>
          <table:table-cell table:formula="of:=IF([.K65]=0;[.I65];[.K65])" office:value-type="float" office:value="17.49" calcext:value-type="float">
            <text:p>17,4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4" calcext:value-type="date">
            <text:p>24.02.2014</text:p>
          </table:table-cell>
          <table:table-cell office:value-type="float" office:value="77" calcext:value-type="float">
            <text:p>77</text:p>
          </table:table-cell>
          <table:table-cell table:formula="of:=LOOKUP(WEEKDAY([.A66];2);[.$B$1:.$B$7];[.$C$1:.$C$7])" office:value-type="string" office:string-value="poniedziałek" calcext:value-type="string">
            <text:p>poniedziałek</text:p>
          </table:table-cell>
          <table:table-cell table:formula="of:=[.L65]" office:value-type="float" office:value="43.8" calcext:value-type="float">
            <text:p>43,80</text:p>
          </table:table-cell>
          <table:table-cell table:formula="of:=[.M65]" office:value-type="float" office:value="17.49" calcext:value-type="float">
            <text:p>17,49</text:p>
          </table:table-cell>
          <table:table-cell table:formula="of:=ROUND(IF([.E66]&gt;[.$F$6];IF([.E66]-(([.B66]*[.$G$3])/100)&lt;0;((([.E66]*100)/[.$G$3])*[.$G$2])/100;0);([.$G$2]*([.B66]/2))/100);2)" office:value-type="float" office:value="0" calcext:value-type="float">
            <text:p>0,00</text:p>
          </table:table-cell>
          <table:table-cell table:formula="of:=ROUND(IF([.E66]&gt;[.$F$6];IF([.E66]-(([.B66]*[.$G$3])/100)&lt;0;[.E66];([.$G$3]*[.B66])/100);([.$G$3]*([.B66]/2))/100) ;2)" office:value-type="float" office:value="6.93" calcext:value-type="float">
            <text:p>6,93</text:p>
          </table:table-cell>
          <table:table-cell table:formula="of:=[.D66]-[.F66]" office:value-type="float" office:value="43.8" calcext:value-type="float">
            <text:p>43,80</text:p>
          </table:table-cell>
          <table:table-cell table:formula="of:=[.E66]-[.G66]" office:value-type="float" office:value="10.56" calcext:value-type="float">
            <text:p>10,56</text:p>
          </table:table-cell>
          <table:table-cell table:formula="of:=IF([.C66]=[.$L$6];IF([.H66]&lt;[.$N$6];[.$F$2];0);0)" office:value-type="float" office:value="0" calcext:value-type="float">
            <text:p>0,00</text:p>
          </table:table-cell>
          <table:table-cell table:formula="of:=IF([.I66]&lt;5;[.$F$3];0)" office:value-type="float" office:value="0" calcext:value-type="float">
            <text:p>0,00</text:p>
          </table:table-cell>
          <table:table-cell table:formula="of:=IF([.J66]=0;[.H66];[.J66])" office:value-type="float" office:value="43.8" calcext:value-type="float">
            <text:p>43,80</text:p>
          </table:table-cell>
          <table:table-cell table:formula="of:=IF([.K66]=0;[.I66];[.K66])" office:value-type="float" office:value="10.56" calcext:value-type="float">
            <text:p>10,5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5" calcext:value-type="date">
            <text:p>25.02.2014</text:p>
          </table:table-cell>
          <table:table-cell office:value-type="float" office:value="126" calcext:value-type="float">
            <text:p>126</text:p>
          </table:table-cell>
          <table:table-cell table:formula="of:=LOOKUP(WEEKDAY([.A67];2);[.$B$1:.$B$7];[.$C$1:.$C$7])" office:value-type="string" office:string-value="wtorek" calcext:value-type="string">
            <text:p>wtorek</text:p>
          </table:table-cell>
          <table:table-cell table:formula="of:=[.L66]" office:value-type="float" office:value="43.8" calcext:value-type="float">
            <text:p>43,80</text:p>
          </table:table-cell>
          <table:table-cell table:formula="of:=[.M66]" office:value-type="float" office:value="10.56" calcext:value-type="float">
            <text:p>10,56</text:p>
          </table:table-cell>
          <table:table-cell table:formula="of:=ROUND(IF([.E67]&gt;[.$F$6];IF([.E67]-(([.B67]*[.$G$3])/100)&lt;0;((([.E67]*100)/[.$G$3])*[.$G$2])/100;0);([.$G$2]*([.B67]/2))/100);2)" office:value-type="float" office:value="3.78" calcext:value-type="float">
            <text:p>3,78</text:p>
          </table:table-cell>
          <table:table-cell table:formula="of:=ROUND(IF([.E67]&gt;[.$F$6];IF([.E67]-(([.B67]*[.$G$3])/100)&lt;0;[.E67];([.$G$3]*[.B67])/100);([.$G$3]*([.B67]/2))/100) ;2)" office:value-type="float" office:value="5.67" calcext:value-type="float">
            <text:p>5,67</text:p>
          </table:table-cell>
          <table:table-cell table:formula="of:=[.D67]-[.F67]" office:value-type="float" office:value="40.02" calcext:value-type="float">
            <text:p>40,02</text:p>
          </table:table-cell>
          <table:table-cell table:formula="of:=[.E67]-[.G67]" office:value-type="float" office:value="4.89" calcext:value-type="float">
            <text:p>4,89</text:p>
          </table:table-cell>
          <table:table-cell table:formula="of:=IF([.C67]=[.$L$6];IF([.H67]&lt;[.$N$6];[.$F$2];0);0)" office:value-type="float" office:value="0" calcext:value-type="float">
            <text:p>0,00</text:p>
          </table:table-cell>
          <table:table-cell table:formula="of:=IF([.I67]&lt;5;[.$F$3];0)" office:value-type="float" office:value="30" calcext:value-type="float">
            <text:p>30,00</text:p>
          </table:table-cell>
          <table:table-cell table:formula="of:=IF([.J67]=0;[.H67];[.J67])" office:value-type="float" office:value="40.02" calcext:value-type="float">
            <text:p>40,02</text:p>
          </table:table-cell>
          <table:table-cell table:formula="of:=IF([.K67]=0;[.I67];[.K6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6" calcext:value-type="date">
            <text:p>26.02.2014</text:p>
          </table:table-cell>
          <table:table-cell office:value-type="float" office:value="123" calcext:value-type="float">
            <text:p>123</text:p>
          </table:table-cell>
          <table:table-cell table:formula="of:=LOOKUP(WEEKDAY([.A68];2);[.$B$1:.$B$7];[.$C$1:.$C$7])" office:value-type="string" office:string-value="środa" calcext:value-type="string">
            <text:p>środa</text:p>
          </table:table-cell>
          <table:table-cell table:formula="of:=[.L67]" office:value-type="float" office:value="40.02" calcext:value-type="float">
            <text:p>40,02</text:p>
          </table:table-cell>
          <table:table-cell table:formula="of:=[.M67]" office:value-type="float" office:value="30" calcext:value-type="float">
            <text:p>30,00</text:p>
          </table:table-cell>
          <table:table-cell table:formula="of:=ROUND(IF([.E68]&gt;[.$F$6];IF([.E68]-(([.B68]*[.$G$3])/100)&lt;0;((([.E68]*100)/[.$G$3])*[.$G$2])/100;0);([.$G$2]*([.B68]/2))/100);2)" office:value-type="float" office:value="0" calcext:value-type="float">
            <text:p>0,00</text:p>
          </table:table-cell>
          <table:table-cell table:formula="of:=ROUND(IF([.E68]&gt;[.$F$6];IF([.E68]-(([.B68]*[.$G$3])/100)&lt;0;[.E68];([.$G$3]*[.B68])/100);([.$G$3]*([.B68]/2))/100) ;2)" office:value-type="float" office:value="11.07" calcext:value-type="float">
            <text:p>11,07</text:p>
          </table:table-cell>
          <table:table-cell table:formula="of:=[.D68]-[.F68]" office:value-type="float" office:value="40.02" calcext:value-type="float">
            <text:p>40,02</text:p>
          </table:table-cell>
          <table:table-cell table:formula="of:=[.E68]-[.G68]" office:value-type="float" office:value="18.93" calcext:value-type="float">
            <text:p>18,93</text:p>
          </table:table-cell>
          <table:table-cell table:formula="of:=IF([.C68]=[.$L$6];IF([.H68]&lt;[.$N$6];[.$F$2];0);0)" office:value-type="float" office:value="0" calcext:value-type="float">
            <text:p>0,00</text:p>
          </table:table-cell>
          <table:table-cell table:formula="of:=IF([.I68]&lt;5;[.$F$3];0)" office:value-type="float" office:value="0" calcext:value-type="float">
            <text:p>0,00</text:p>
          </table:table-cell>
          <table:table-cell table:formula="of:=IF([.J68]=0;[.H68];[.J68])" office:value-type="float" office:value="40.02" calcext:value-type="float">
            <text:p>40,02</text:p>
          </table:table-cell>
          <table:table-cell table:formula="of:=IF([.K68]=0;[.I68];[.K68])" office:value-type="float" office:value="18.93" calcext:value-type="float">
            <text:p>18,9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7" calcext:value-type="date">
            <text:p>27.02.2014</text:p>
          </table:table-cell>
          <table:table-cell office:value-type="float" office:value="33" calcext:value-type="float">
            <text:p>33</text:p>
          </table:table-cell>
          <table:table-cell table:formula="of:=LOOKUP(WEEKDAY([.A69];2);[.$B$1:.$B$7];[.$C$1:.$C$7])" office:value-type="string" office:string-value="czwartek" calcext:value-type="string">
            <text:p>czwartek</text:p>
          </table:table-cell>
          <table:table-cell table:formula="of:=[.L68]" office:value-type="float" office:value="40.02" calcext:value-type="float">
            <text:p>40,02</text:p>
          </table:table-cell>
          <table:table-cell table:formula="of:=[.M68]" office:value-type="float" office:value="18.93" calcext:value-type="float">
            <text:p>18,93</text:p>
          </table:table-cell>
          <table:table-cell table:formula="of:=ROUND(IF([.E69]&gt;[.$F$6];IF([.E69]-(([.B69]*[.$G$3])/100)&lt;0;((([.E69]*100)/[.$G$3])*[.$G$2])/100;0);([.$G$2]*([.B69]/2))/100);2)" office:value-type="float" office:value="0" calcext:value-type="float">
            <text:p>0,00</text:p>
          </table:table-cell>
          <table:table-cell table:formula="of:=ROUND(IF([.E69]&gt;[.$F$6];IF([.E69]-(([.B69]*[.$G$3])/100)&lt;0;[.E69];([.$G$3]*[.B69])/100);([.$G$3]*([.B69]/2))/100) ;2)" office:value-type="float" office:value="2.97" calcext:value-type="float">
            <text:p>2,97</text:p>
          </table:table-cell>
          <table:table-cell table:formula="of:=[.D69]-[.F69]" office:value-type="float" office:value="40.02" calcext:value-type="float">
            <text:p>40,02</text:p>
          </table:table-cell>
          <table:table-cell table:formula="of:=[.E69]-[.G69]" office:value-type="float" office:value="15.96" calcext:value-type="float">
            <text:p>15,96</text:p>
          </table:table-cell>
          <table:table-cell table:formula="of:=IF([.C69]=[.$L$6];IF([.H69]&lt;[.$N$6];[.$F$2];0);0)" office:value-type="float" office:value="0" calcext:value-type="float">
            <text:p>0,00</text:p>
          </table:table-cell>
          <table:table-cell table:formula="of:=IF([.I69]&lt;5;[.$F$3];0)" office:value-type="float" office:value="0" calcext:value-type="float">
            <text:p>0,00</text:p>
          </table:table-cell>
          <table:table-cell table:formula="of:=IF([.J69]=0;[.H69];[.J69])" office:value-type="float" office:value="40.02" calcext:value-type="float">
            <text:p>40,02</text:p>
          </table:table-cell>
          <table:table-cell table:formula="of:=IF([.K69]=0;[.I69];[.K69])" office:value-type="float" office:value="15.96" calcext:value-type="float">
            <text:p>15,9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2-28" calcext:value-type="date">
            <text:p>28.02.2014</text:p>
          </table:table-cell>
          <table:table-cell office:value-type="float" office:value="34" calcext:value-type="float">
            <text:p>34</text:p>
          </table:table-cell>
          <table:table-cell table:formula="of:=LOOKUP(WEEKDAY([.A70];2);[.$B$1:.$B$7];[.$C$1:.$C$7])" office:value-type="string" office:string-value="piątek" calcext:value-type="string">
            <text:p>piątek</text:p>
          </table:table-cell>
          <table:table-cell table:formula="of:=[.L69]" office:value-type="float" office:value="40.02" calcext:value-type="float">
            <text:p>40,02</text:p>
          </table:table-cell>
          <table:table-cell table:formula="of:=[.M69]" office:value-type="float" office:value="15.96" calcext:value-type="float">
            <text:p>15,96</text:p>
          </table:table-cell>
          <table:table-cell table:formula="of:=ROUND(IF([.E70]&gt;[.$F$6];IF([.E70]-(([.B70]*[.$G$3])/100)&lt;0;((([.E70]*100)/[.$G$3])*[.$G$2])/100;0);([.$G$2]*([.B70]/2))/100);2)" office:value-type="float" office:value="0" calcext:value-type="float">
            <text:p>0,00</text:p>
          </table:table-cell>
          <table:table-cell table:formula="of:=ROUND(IF([.E70]&gt;[.$F$6];IF([.E70]-(([.B70]*[.$G$3])/100)&lt;0;[.E70];([.$G$3]*[.B70])/100);([.$G$3]*([.B70]/2))/100) ;2)" office:value-type="float" office:value="3.06" calcext:value-type="float">
            <text:p>3,06</text:p>
          </table:table-cell>
          <table:table-cell table:formula="of:=[.D70]-[.F70]" office:value-type="float" office:value="40.02" calcext:value-type="float">
            <text:p>40,02</text:p>
          </table:table-cell>
          <table:table-cell table:formula="of:=[.E70]-[.G70]" office:value-type="float" office:value="12.9" calcext:value-type="float">
            <text:p>12,90</text:p>
          </table:table-cell>
          <table:table-cell table:formula="of:=IF([.C70]=[.$L$6];IF([.H70]&lt;[.$N$6];[.$F$2];0);0)" office:value-type="float" office:value="0" calcext:value-type="float">
            <text:p>0,00</text:p>
          </table:table-cell>
          <table:table-cell table:formula="of:=IF([.I70]&lt;5;[.$F$3];0)" office:value-type="float" office:value="0" calcext:value-type="float">
            <text:p>0,00</text:p>
          </table:table-cell>
          <table:table-cell table:formula="of:=IF([.J70]=0;[.H70];[.J70])" office:value-type="float" office:value="40.02" calcext:value-type="float">
            <text:p>40,02</text:p>
          </table:table-cell>
          <table:table-cell table:formula="of:=IF([.K70]=0;[.I70];[.K70])" office:value-type="float" office:value="12.9" calcext:value-type="float">
            <text:p>12,9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1" calcext:value-type="date">
            <text:p>1.03.2014</text:p>
          </table:table-cell>
          <table:table-cell office:value-type="float" office:value="137" calcext:value-type="float">
            <text:p>137</text:p>
          </table:table-cell>
          <table:table-cell table:formula="of:=LOOKUP(WEEKDAY([.A71];2);[.$B$1:.$B$7];[.$C$1:.$C$7])" office:value-type="string" office:string-value="sobota" calcext:value-type="string">
            <text:p>sobota</text:p>
          </table:table-cell>
          <table:table-cell table:formula="of:=[.L70]" office:value-type="float" office:value="40.02" calcext:value-type="float">
            <text:p>40,02</text:p>
          </table:table-cell>
          <table:table-cell table:formula="of:=[.M70]" office:value-type="float" office:value="12.9" calcext:value-type="float">
            <text:p>12,90</text:p>
          </table:table-cell>
          <table:table-cell table:formula="of:=ROUND(IF([.E71]&gt;[.$F$6];IF([.E71]-(([.B71]*[.$G$3])/100)&lt;0;((([.E71]*100)/[.$G$3])*[.$G$2])/100;0);([.$G$2]*([.B71]/2))/100);2)" office:value-type="float" office:value="4.11" calcext:value-type="float">
            <text:p>4,11</text:p>
          </table:table-cell>
          <table:table-cell table:formula="of:=ROUND(IF([.E71]&gt;[.$F$6];IF([.E71]-(([.B71]*[.$G$3])/100)&lt;0;[.E71];([.$G$3]*[.B71])/100);([.$G$3]*([.B71]/2))/100) ;2)" office:value-type="float" office:value="6.17" calcext:value-type="float">
            <text:p>6,17</text:p>
          </table:table-cell>
          <table:table-cell table:formula="of:=[.D71]-[.F71]" office:value-type="float" office:value="35.91" calcext:value-type="float">
            <text:p>35,91</text:p>
          </table:table-cell>
          <table:table-cell table:formula="of:=[.E71]-[.G71]" office:value-type="float" office:value="6.73" calcext:value-type="float">
            <text:p>6,73</text:p>
          </table:table-cell>
          <table:table-cell table:formula="of:=IF([.C71]=[.$L$6];IF([.H71]&lt;[.$N$6];[.$F$2];0);0)" office:value-type="float" office:value="0" calcext:value-type="float">
            <text:p>0,00</text:p>
          </table:table-cell>
          <table:table-cell table:formula="of:=IF([.I71]&lt;5;[.$F$3];0)" office:value-type="float" office:value="0" calcext:value-type="float">
            <text:p>0,00</text:p>
          </table:table-cell>
          <table:table-cell table:formula="of:=IF([.J71]=0;[.H71];[.J71])" office:value-type="float" office:value="35.91" calcext:value-type="float">
            <text:p>35,91</text:p>
          </table:table-cell>
          <table:table-cell table:formula="of:=IF([.K71]=0;[.I71];[.K71])" office:value-type="float" office:value="6.73" calcext:value-type="float">
            <text:p>6,7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2" calcext:value-type="date">
            <text:p>2.03.2014</text:p>
          </table:table-cell>
          <table:table-cell office:value-type="float" office:value="39" calcext:value-type="float">
            <text:p>39</text:p>
          </table:table-cell>
          <table:table-cell table:formula="of:=LOOKUP(WEEKDAY([.A72];2);[.$B$1:.$B$7];[.$C$1:.$C$7])" office:value-type="string" office:string-value="niedziela" calcext:value-type="string">
            <text:p>niedziela</text:p>
          </table:table-cell>
          <table:table-cell table:formula="of:=[.L71]" office:value-type="float" office:value="35.91" calcext:value-type="float">
            <text:p>35,91</text:p>
          </table:table-cell>
          <table:table-cell table:formula="of:=[.M71]" office:value-type="float" office:value="6.73" calcext:value-type="float">
            <text:p>6,73</text:p>
          </table:table-cell>
          <table:table-cell table:formula="of:=ROUND(IF([.E72]&gt;[.$F$6];IF([.E72]-(([.B72]*[.$G$3])/100)&lt;0;((([.E72]*100)/[.$G$3])*[.$G$2])/100;0);([.$G$2]*([.B72]/2))/100);2)" office:value-type="float" office:value="1.17" calcext:value-type="float">
            <text:p>1,17</text:p>
          </table:table-cell>
          <table:table-cell table:formula="of:=ROUND(IF([.E72]&gt;[.$F$6];IF([.E72]-(([.B72]*[.$G$3])/100)&lt;0;[.E72];([.$G$3]*[.B72])/100);([.$G$3]*([.B72]/2))/100) ;2)" office:value-type="float" office:value="1.76" calcext:value-type="float">
            <text:p>1,76</text:p>
          </table:table-cell>
          <table:table-cell table:formula="of:=[.D72]-[.F72]" office:value-type="float" office:value="34.74" calcext:value-type="float">
            <text:p>34,74</text:p>
          </table:table-cell>
          <table:table-cell table:formula="of:=[.E72]-[.G72]" office:value-type="float" office:value="4.97" calcext:value-type="float">
            <text:p>4,97</text:p>
          </table:table-cell>
          <table:table-cell table:formula="of:=IF([.C72]=[.$L$6];IF([.H72]&lt;[.$N$6];[.$F$2];0);0)" office:value-type="float" office:value="0" calcext:value-type="float">
            <text:p>0,00</text:p>
          </table:table-cell>
          <table:table-cell table:formula="of:=IF([.I72]&lt;5;[.$F$3];0)" office:value-type="float" office:value="30" calcext:value-type="float">
            <text:p>30,00</text:p>
          </table:table-cell>
          <table:table-cell table:formula="of:=IF([.J72]=0;[.H72];[.J72])" office:value-type="float" office:value="34.74" calcext:value-type="float">
            <text:p>34,74</text:p>
          </table:table-cell>
          <table:table-cell table:formula="of:=IF([.K72]=0;[.I72];[.K7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3" calcext:value-type="date">
            <text:p>3.03.2014</text:p>
          </table:table-cell>
          <table:table-cell office:value-type="float" office:value="99" calcext:value-type="float">
            <text:p>99</text:p>
          </table:table-cell>
          <table:table-cell table:formula="of:=LOOKUP(WEEKDAY([.A73];2);[.$B$1:.$B$7];[.$C$1:.$C$7])" office:value-type="string" office:string-value="poniedziałek" calcext:value-type="string">
            <text:p>poniedziałek</text:p>
          </table:table-cell>
          <table:table-cell table:formula="of:=[.L72]" office:value-type="float" office:value="34.74" calcext:value-type="float">
            <text:p>34,74</text:p>
          </table:table-cell>
          <table:table-cell table:formula="of:=[.M72]" office:value-type="float" office:value="30" calcext:value-type="float">
            <text:p>30,00</text:p>
          </table:table-cell>
          <table:table-cell table:formula="of:=ROUND(IF([.E73]&gt;[.$F$6];IF([.E73]-(([.B73]*[.$G$3])/100)&lt;0;((([.E73]*100)/[.$G$3])*[.$G$2])/100;0);([.$G$2]*([.B73]/2))/100);2)" office:value-type="float" office:value="0" calcext:value-type="float">
            <text:p>0,00</text:p>
          </table:table-cell>
          <table:table-cell table:formula="of:=ROUND(IF([.E73]&gt;[.$F$6];IF([.E73]-(([.B73]*[.$G$3])/100)&lt;0;[.E73];([.$G$3]*[.B73])/100);([.$G$3]*([.B73]/2))/100) ;2)" office:value-type="float" office:value="8.91" calcext:value-type="float">
            <text:p>8,91</text:p>
          </table:table-cell>
          <table:table-cell table:formula="of:=[.D73]-[.F73]" office:value-type="float" office:value="34.74" calcext:value-type="float">
            <text:p>34,74</text:p>
          </table:table-cell>
          <table:table-cell table:formula="of:=[.E73]-[.G73]" office:value-type="float" office:value="21.09" calcext:value-type="float">
            <text:p>21,09</text:p>
          </table:table-cell>
          <table:table-cell table:formula="of:=IF([.C73]=[.$L$6];IF([.H73]&lt;[.$N$6];[.$F$2];0);0)" office:value-type="float" office:value="0" calcext:value-type="float">
            <text:p>0,00</text:p>
          </table:table-cell>
          <table:table-cell table:formula="of:=IF([.I73]&lt;5;[.$F$3];0)" office:value-type="float" office:value="0" calcext:value-type="float">
            <text:p>0,00</text:p>
          </table:table-cell>
          <table:table-cell table:formula="of:=IF([.J73]=0;[.H73];[.J73])" office:value-type="float" office:value="34.74" calcext:value-type="float">
            <text:p>34,74</text:p>
          </table:table-cell>
          <table:table-cell table:formula="of:=IF([.K73]=0;[.I73];[.K73])" office:value-type="float" office:value="21.09" calcext:value-type="float">
            <text:p>21,0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4" calcext:value-type="date">
            <text:p>4.03.2014</text:p>
          </table:table-cell>
          <table:table-cell office:value-type="float" office:value="65" calcext:value-type="float">
            <text:p>65</text:p>
          </table:table-cell>
          <table:table-cell table:formula="of:=LOOKUP(WEEKDAY([.A74];2);[.$B$1:.$B$7];[.$C$1:.$C$7])" office:value-type="string" office:string-value="wtorek" calcext:value-type="string">
            <text:p>wtorek</text:p>
          </table:table-cell>
          <table:table-cell table:formula="of:=[.L73]" office:value-type="float" office:value="34.74" calcext:value-type="float">
            <text:p>34,74</text:p>
          </table:table-cell>
          <table:table-cell table:formula="of:=[.M73]" office:value-type="float" office:value="21.09" calcext:value-type="float">
            <text:p>21,09</text:p>
          </table:table-cell>
          <table:table-cell table:formula="of:=ROUND(IF([.E74]&gt;[.$F$6];IF([.E74]-(([.B74]*[.$G$3])/100)&lt;0;((([.E74]*100)/[.$G$3])*[.$G$2])/100;0);([.$G$2]*([.B74]/2))/100);2)" office:value-type="float" office:value="0" calcext:value-type="float">
            <text:p>0,00</text:p>
          </table:table-cell>
          <table:table-cell table:formula="of:=ROUND(IF([.E74]&gt;[.$F$6];IF([.E74]-(([.B74]*[.$G$3])/100)&lt;0;[.E74];([.$G$3]*[.B74])/100);([.$G$3]*([.B74]/2))/100) ;2)" office:value-type="float" office:value="5.85" calcext:value-type="float">
            <text:p>5,85</text:p>
          </table:table-cell>
          <table:table-cell table:formula="of:=[.D74]-[.F74]" office:value-type="float" office:value="34.74" calcext:value-type="float">
            <text:p>34,74</text:p>
          </table:table-cell>
          <table:table-cell table:formula="of:=[.E74]-[.G74]" office:value-type="float" office:value="15.24" calcext:value-type="float">
            <text:p>15,24</text:p>
          </table:table-cell>
          <table:table-cell table:formula="of:=IF([.C74]=[.$L$6];IF([.H74]&lt;[.$N$6];[.$F$2];0);0)" office:value-type="float" office:value="0" calcext:value-type="float">
            <text:p>0,00</text:p>
          </table:table-cell>
          <table:table-cell table:formula="of:=IF([.I74]&lt;5;[.$F$3];0)" office:value-type="float" office:value="0" calcext:value-type="float">
            <text:p>0,00</text:p>
          </table:table-cell>
          <table:table-cell table:formula="of:=IF([.J74]=0;[.H74];[.J74])" office:value-type="float" office:value="34.74" calcext:value-type="float">
            <text:p>34,74</text:p>
          </table:table-cell>
          <table:table-cell table:formula="of:=IF([.K74]=0;[.I74];[.K74])" office:value-type="float" office:value="15.24" calcext:value-type="float">
            <text:p>15,2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5" calcext:value-type="date">
            <text:p>5.03.2014</text:p>
          </table:table-cell>
          <table:table-cell office:value-type="float" office:value="81" calcext:value-type="float">
            <text:p>81</text:p>
          </table:table-cell>
          <table:table-cell table:formula="of:=LOOKUP(WEEKDAY([.A75];2);[.$B$1:.$B$7];[.$C$1:.$C$7])" office:value-type="string" office:string-value="środa" calcext:value-type="string">
            <text:p>środa</text:p>
          </table:table-cell>
          <table:table-cell table:formula="of:=[.L74]" office:value-type="float" office:value="34.74" calcext:value-type="float">
            <text:p>34,74</text:p>
          </table:table-cell>
          <table:table-cell table:formula="of:=[.M74]" office:value-type="float" office:value="15.24" calcext:value-type="float">
            <text:p>15,24</text:p>
          </table:table-cell>
          <table:table-cell table:formula="of:=ROUND(IF([.E75]&gt;[.$F$6];IF([.E75]-(([.B75]*[.$G$3])/100)&lt;0;((([.E75]*100)/[.$G$3])*[.$G$2])/100;0);([.$G$2]*([.B75]/2))/100);2)" office:value-type="float" office:value="0" calcext:value-type="float">
            <text:p>0,00</text:p>
          </table:table-cell>
          <table:table-cell table:formula="of:=ROUND(IF([.E75]&gt;[.$F$6];IF([.E75]-(([.B75]*[.$G$3])/100)&lt;0;[.E75];([.$G$3]*[.B75])/100);([.$G$3]*([.B75]/2))/100) ;2)" office:value-type="float" office:value="7.29" calcext:value-type="float">
            <text:p>7,29</text:p>
          </table:table-cell>
          <table:table-cell table:formula="of:=[.D75]-[.F75]" office:value-type="float" office:value="34.74" calcext:value-type="float">
            <text:p>34,74</text:p>
          </table:table-cell>
          <table:table-cell table:formula="of:=[.E75]-[.G75]" office:value-type="float" office:value="7.95" calcext:value-type="float">
            <text:p>7,95</text:p>
          </table:table-cell>
          <table:table-cell table:formula="of:=IF([.C75]=[.$L$6];IF([.H75]&lt;[.$N$6];[.$F$2];0);0)" office:value-type="float" office:value="0" calcext:value-type="float">
            <text:p>0,00</text:p>
          </table:table-cell>
          <table:table-cell table:formula="of:=IF([.I75]&lt;5;[.$F$3];0)" office:value-type="float" office:value="0" calcext:value-type="float">
            <text:p>0,00</text:p>
          </table:table-cell>
          <table:table-cell table:formula="of:=IF([.J75]=0;[.H75];[.J75])" office:value-type="float" office:value="34.74" calcext:value-type="float">
            <text:p>34,74</text:p>
          </table:table-cell>
          <table:table-cell table:formula="of:=IF([.K75]=0;[.I75];[.K75])" office:value-type="float" office:value="7.95" calcext:value-type="float">
            <text:p>7,9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6" calcext:value-type="date">
            <text:p>6.03.2014</text:p>
          </table:table-cell>
          <table:table-cell office:value-type="float" office:value="42" calcext:value-type="float">
            <text:p>42</text:p>
          </table:table-cell>
          <table:table-cell table:formula="of:=LOOKUP(WEEKDAY([.A76];2);[.$B$1:.$B$7];[.$C$1:.$C$7])" office:value-type="string" office:string-value="czwartek" calcext:value-type="string">
            <text:p>czwartek</text:p>
          </table:table-cell>
          <table:table-cell table:formula="of:=[.L75]" office:value-type="float" office:value="34.74" calcext:value-type="float">
            <text:p>34,74</text:p>
          </table:table-cell>
          <table:table-cell table:formula="of:=[.M75]" office:value-type="float" office:value="7.95" calcext:value-type="float">
            <text:p>7,95</text:p>
          </table:table-cell>
          <table:table-cell table:formula="of:=ROUND(IF([.E76]&gt;[.$F$6];IF([.E76]-(([.B76]*[.$G$3])/100)&lt;0;((([.E76]*100)/[.$G$3])*[.$G$2])/100;0);([.$G$2]*([.B76]/2))/100);2)" office:value-type="float" office:value="1.26" calcext:value-type="float">
            <text:p>1,26</text:p>
          </table:table-cell>
          <table:table-cell table:formula="of:=ROUND(IF([.E76]&gt;[.$F$6];IF([.E76]-(([.B76]*[.$G$3])/100)&lt;0;[.E76];([.$G$3]*[.B76])/100);([.$G$3]*([.B76]/2))/100) ;2)" office:value-type="float" office:value="1.89" calcext:value-type="float">
            <text:p>1,89</text:p>
          </table:table-cell>
          <table:table-cell table:formula="of:=[.D76]-[.F76]" office:value-type="float" office:value="33.48" calcext:value-type="float">
            <text:p>33,48</text:p>
          </table:table-cell>
          <table:table-cell table:formula="of:=[.E76]-[.G76]" office:value-type="float" office:value="6.06" calcext:value-type="float">
            <text:p>6,06</text:p>
          </table:table-cell>
          <table:table-cell table:formula="of:=IF([.C76]=[.$L$6];IF([.H76]&lt;[.$N$6];[.$F$2];0);0)" office:value-type="float" office:value="45" calcext:value-type="float">
            <text:p>45,00</text:p>
          </table:table-cell>
          <table:table-cell table:formula="of:=IF([.I76]&lt;5;[.$F$3];0)" office:value-type="float" office:value="0" calcext:value-type="float">
            <text:p>0,00</text:p>
          </table:table-cell>
          <table:table-cell table:formula="of:=IF([.J76]=0;[.H76];[.J76])" office:value-type="float" office:value="45" calcext:value-type="float">
            <text:p>45,00</text:p>
          </table:table-cell>
          <table:table-cell table:formula="of:=IF([.K76]=0;[.I76];[.K76])" office:value-type="float" office:value="6.06" calcext:value-type="float">
            <text:p>6,0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7" calcext:value-type="date">
            <text:p>7.03.2014</text:p>
          </table:table-cell>
          <table:table-cell office:value-type="float" office:value="73" calcext:value-type="float">
            <text:p>73</text:p>
          </table:table-cell>
          <table:table-cell table:formula="of:=LOOKUP(WEEKDAY([.A77];2);[.$B$1:.$B$7];[.$C$1:.$C$7])" office:value-type="string" office:string-value="piątek" calcext:value-type="string">
            <text:p>piątek</text:p>
          </table:table-cell>
          <table:table-cell table:formula="of:=[.L76]" office:value-type="float" office:value="45" calcext:value-type="float">
            <text:p>45,00</text:p>
          </table:table-cell>
          <table:table-cell table:formula="of:=[.M76]" office:value-type="float" office:value="6.06" calcext:value-type="float">
            <text:p>6,06</text:p>
          </table:table-cell>
          <table:table-cell table:formula="of:=ROUND(IF([.E77]&gt;[.$F$6];IF([.E77]-(([.B77]*[.$G$3])/100)&lt;0;((([.E77]*100)/[.$G$3])*[.$G$2])/100;0);([.$G$2]*([.B77]/2))/100);2)" office:value-type="float" office:value="2.19" calcext:value-type="float">
            <text:p>2,19</text:p>
          </table:table-cell>
          <table:table-cell table:formula="of:=ROUND(IF([.E77]&gt;[.$F$6];IF([.E77]-(([.B77]*[.$G$3])/100)&lt;0;[.E77];([.$G$3]*[.B77])/100);([.$G$3]*([.B77]/2))/100) ;2)" office:value-type="float" office:value="3.29" calcext:value-type="float">
            <text:p>3,29</text:p>
          </table:table-cell>
          <table:table-cell table:formula="of:=[.D77]-[.F77]" office:value-type="float" office:value="42.81" calcext:value-type="float">
            <text:p>42,81</text:p>
          </table:table-cell>
          <table:table-cell table:formula="of:=[.E77]-[.G77]" office:value-type="float" office:value="2.77" calcext:value-type="float">
            <text:p>2,77</text:p>
          </table:table-cell>
          <table:table-cell table:formula="of:=IF([.C77]=[.$L$6];IF([.H77]&lt;[.$N$6];[.$F$2];0);0)" office:value-type="float" office:value="0" calcext:value-type="float">
            <text:p>0,00</text:p>
          </table:table-cell>
          <table:table-cell table:formula="of:=IF([.I77]&lt;5;[.$F$3];0)" office:value-type="float" office:value="30" calcext:value-type="float">
            <text:p>30,00</text:p>
          </table:table-cell>
          <table:table-cell table:formula="of:=IF([.J77]=0;[.H77];[.J77])" office:value-type="float" office:value="42.81" calcext:value-type="float">
            <text:p>42,81</text:p>
          </table:table-cell>
          <table:table-cell table:formula="of:=IF([.K77]=0;[.I77];[.K7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8" calcext:value-type="date">
            <text:p>8.03.2014</text:p>
          </table:table-cell>
          <table:table-cell office:value-type="float" office:value="95" calcext:value-type="float">
            <text:p>95</text:p>
          </table:table-cell>
          <table:table-cell table:formula="of:=LOOKUP(WEEKDAY([.A78];2);[.$B$1:.$B$7];[.$C$1:.$C$7])" office:value-type="string" office:string-value="sobota" calcext:value-type="string">
            <text:p>sobota</text:p>
          </table:table-cell>
          <table:table-cell table:formula="of:=[.L77]" office:value-type="float" office:value="42.81" calcext:value-type="float">
            <text:p>42,81</text:p>
          </table:table-cell>
          <table:table-cell table:formula="of:=[.M77]" office:value-type="float" office:value="30" calcext:value-type="float">
            <text:p>30,00</text:p>
          </table:table-cell>
          <table:table-cell table:formula="of:=ROUND(IF([.E78]&gt;[.$F$6];IF([.E78]-(([.B78]*[.$G$3])/100)&lt;0;((([.E78]*100)/[.$G$3])*[.$G$2])/100;0);([.$G$2]*([.B78]/2))/100);2)" office:value-type="float" office:value="0" calcext:value-type="float">
            <text:p>0,00</text:p>
          </table:table-cell>
          <table:table-cell table:formula="of:=ROUND(IF([.E78]&gt;[.$F$6];IF([.E78]-(([.B78]*[.$G$3])/100)&lt;0;[.E78];([.$G$3]*[.B78])/100);([.$G$3]*([.B78]/2))/100) ;2)" office:value-type="float" office:value="8.55" calcext:value-type="float">
            <text:p>8,55</text:p>
          </table:table-cell>
          <table:table-cell table:formula="of:=[.D78]-[.F78]" office:value-type="float" office:value="42.81" calcext:value-type="float">
            <text:p>42,81</text:p>
          </table:table-cell>
          <table:table-cell table:formula="of:=[.E78]-[.G78]" office:value-type="float" office:value="21.45" calcext:value-type="float">
            <text:p>21,45</text:p>
          </table:table-cell>
          <table:table-cell table:formula="of:=IF([.C78]=[.$L$6];IF([.H78]&lt;[.$N$6];[.$F$2];0);0)" office:value-type="float" office:value="0" calcext:value-type="float">
            <text:p>0,00</text:p>
          </table:table-cell>
          <table:table-cell table:formula="of:=IF([.I78]&lt;5;[.$F$3];0)" office:value-type="float" office:value="0" calcext:value-type="float">
            <text:p>0,00</text:p>
          </table:table-cell>
          <table:table-cell table:formula="of:=IF([.J78]=0;[.H78];[.J78])" office:value-type="float" office:value="42.81" calcext:value-type="float">
            <text:p>42,81</text:p>
          </table:table-cell>
          <table:table-cell table:formula="of:=IF([.K78]=0;[.I78];[.K78])" office:value-type="float" office:value="21.45" calcext:value-type="float">
            <text:p>21,4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09" calcext:value-type="date">
            <text:p>9.03.2014</text:p>
          </table:table-cell>
          <table:table-cell office:value-type="float" office:value="70" calcext:value-type="float">
            <text:p>70</text:p>
          </table:table-cell>
          <table:table-cell table:formula="of:=LOOKUP(WEEKDAY([.A79];2);[.$B$1:.$B$7];[.$C$1:.$C$7])" office:value-type="string" office:string-value="niedziela" calcext:value-type="string">
            <text:p>niedziela</text:p>
          </table:table-cell>
          <table:table-cell table:formula="of:=[.L78]" office:value-type="float" office:value="42.81" calcext:value-type="float">
            <text:p>42,81</text:p>
          </table:table-cell>
          <table:table-cell table:formula="of:=[.M78]" office:value-type="float" office:value="21.45" calcext:value-type="float">
            <text:p>21,45</text:p>
          </table:table-cell>
          <table:table-cell table:formula="of:=ROUND(IF([.E79]&gt;[.$F$6];IF([.E79]-(([.B79]*[.$G$3])/100)&lt;0;((([.E79]*100)/[.$G$3])*[.$G$2])/100;0);([.$G$2]*([.B79]/2))/100);2)" office:value-type="float" office:value="0" calcext:value-type="float">
            <text:p>0,00</text:p>
          </table:table-cell>
          <table:table-cell table:formula="of:=ROUND(IF([.E79]&gt;[.$F$6];IF([.E79]-(([.B79]*[.$G$3])/100)&lt;0;[.E79];([.$G$3]*[.B79])/100);([.$G$3]*([.B79]/2))/100) ;2)" office:value-type="float" office:value="6.3" calcext:value-type="float">
            <text:p>6,30</text:p>
          </table:table-cell>
          <table:table-cell table:formula="of:=[.D79]-[.F79]" office:value-type="float" office:value="42.81" calcext:value-type="float">
            <text:p>42,81</text:p>
          </table:table-cell>
          <table:table-cell table:formula="of:=[.E79]-[.G79]" office:value-type="float" office:value="15.15" calcext:value-type="float">
            <text:p>15,15</text:p>
          </table:table-cell>
          <table:table-cell table:formula="of:=IF([.C79]=[.$L$6];IF([.H79]&lt;[.$N$6];[.$F$2];0);0)" office:value-type="float" office:value="0" calcext:value-type="float">
            <text:p>0,00</text:p>
          </table:table-cell>
          <table:table-cell table:formula="of:=IF([.I79]&lt;5;[.$F$3];0)" office:value-type="float" office:value="0" calcext:value-type="float">
            <text:p>0,00</text:p>
          </table:table-cell>
          <table:table-cell table:formula="of:=IF([.J79]=0;[.H79];[.J79])" office:value-type="float" office:value="42.81" calcext:value-type="float">
            <text:p>42,81</text:p>
          </table:table-cell>
          <table:table-cell table:formula="of:=IF([.K79]=0;[.I79];[.K79])" office:value-type="float" office:value="15.15" calcext:value-type="float">
            <text:p>15,1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0" calcext:value-type="date">
            <text:p>10.03.2014</text:p>
          </table:table-cell>
          <table:table-cell office:value-type="float" office:value="18" calcext:value-type="float">
            <text:p>18</text:p>
          </table:table-cell>
          <table:table-cell table:formula="of:=LOOKUP(WEEKDAY([.A80];2);[.$B$1:.$B$7];[.$C$1:.$C$7])" office:value-type="string" office:string-value="poniedziałek" calcext:value-type="string">
            <text:p>poniedziałek</text:p>
          </table:table-cell>
          <table:table-cell table:formula="of:=[.L79]" office:value-type="float" office:value="42.81" calcext:value-type="float">
            <text:p>42,81</text:p>
          </table:table-cell>
          <table:table-cell table:formula="of:=[.M79]" office:value-type="float" office:value="15.15" calcext:value-type="float">
            <text:p>15,15</text:p>
          </table:table-cell>
          <table:table-cell table:formula="of:=ROUND(IF([.E80]&gt;[.$F$6];IF([.E80]-(([.B80]*[.$G$3])/100)&lt;0;((([.E80]*100)/[.$G$3])*[.$G$2])/100;0);([.$G$2]*([.B80]/2))/100);2)" office:value-type="float" office:value="0" calcext:value-type="float">
            <text:p>0,00</text:p>
          </table:table-cell>
          <table:table-cell table:formula="of:=ROUND(IF([.E80]&gt;[.$F$6];IF([.E80]-(([.B80]*[.$G$3])/100)&lt;0;[.E80];([.$G$3]*[.B80])/100);([.$G$3]*([.B80]/2))/100) ;2)" office:value-type="float" office:value="1.62" calcext:value-type="float">
            <text:p>1,62</text:p>
          </table:table-cell>
          <table:table-cell table:formula="of:=[.D80]-[.F80]" office:value-type="float" office:value="42.81" calcext:value-type="float">
            <text:p>42,81</text:p>
          </table:table-cell>
          <table:table-cell table:formula="of:=[.E80]-[.G80]" office:value-type="float" office:value="13.53" calcext:value-type="float">
            <text:p>13,53</text:p>
          </table:table-cell>
          <table:table-cell table:formula="of:=IF([.C80]=[.$L$6];IF([.H80]&lt;[.$N$6];[.$F$2];0);0)" office:value-type="float" office:value="0" calcext:value-type="float">
            <text:p>0,00</text:p>
          </table:table-cell>
          <table:table-cell table:formula="of:=IF([.I80]&lt;5;[.$F$3];0)" office:value-type="float" office:value="0" calcext:value-type="float">
            <text:p>0,00</text:p>
          </table:table-cell>
          <table:table-cell table:formula="of:=IF([.J80]=0;[.H80];[.J80])" office:value-type="float" office:value="42.81" calcext:value-type="float">
            <text:p>42,81</text:p>
          </table:table-cell>
          <table:table-cell table:formula="of:=IF([.K80]=0;[.I80];[.K80])" office:value-type="float" office:value="13.53" calcext:value-type="float">
            <text:p>13,5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1" calcext:value-type="date">
            <text:p>11.03.2014</text:p>
          </table:table-cell>
          <table:table-cell office:value-type="float" office:value="140" calcext:value-type="float">
            <text:p>140</text:p>
          </table:table-cell>
          <table:table-cell table:formula="of:=LOOKUP(WEEKDAY([.A81];2);[.$B$1:.$B$7];[.$C$1:.$C$7])" office:value-type="string" office:string-value="wtorek" calcext:value-type="string">
            <text:p>wtorek</text:p>
          </table:table-cell>
          <table:table-cell table:formula="of:=[.L80]" office:value-type="float" office:value="42.81" calcext:value-type="float">
            <text:p>42,81</text:p>
          </table:table-cell>
          <table:table-cell table:formula="of:=[.M80]" office:value-type="float" office:value="13.53" calcext:value-type="float">
            <text:p>13,53</text:p>
          </table:table-cell>
          <table:table-cell table:formula="of:=ROUND(IF([.E81]&gt;[.$F$6];IF([.E81]-(([.B81]*[.$G$3])/100)&lt;0;((([.E81]*100)/[.$G$3])*[.$G$2])/100;0);([.$G$2]*([.B81]/2))/100);2)" office:value-type="float" office:value="4.2" calcext:value-type="float">
            <text:p>4,20</text:p>
          </table:table-cell>
          <table:table-cell table:formula="of:=ROUND(IF([.E81]&gt;[.$F$6];IF([.E81]-(([.B81]*[.$G$3])/100)&lt;0;[.E81];([.$G$3]*[.B81])/100);([.$G$3]*([.B81]/2))/100) ;2)" office:value-type="float" office:value="6.3" calcext:value-type="float">
            <text:p>6,30</text:p>
          </table:table-cell>
          <table:table-cell table:formula="of:=[.D81]-[.F81]" office:value-type="float" office:value="38.61" calcext:value-type="float">
            <text:p>38,61</text:p>
          </table:table-cell>
          <table:table-cell table:formula="of:=[.E81]-[.G81]" office:value-type="float" office:value="7.23" calcext:value-type="float">
            <text:p>7,23</text:p>
          </table:table-cell>
          <table:table-cell table:formula="of:=IF([.C81]=[.$L$6];IF([.H81]&lt;[.$N$6];[.$F$2];0);0)" office:value-type="float" office:value="0" calcext:value-type="float">
            <text:p>0,00</text:p>
          </table:table-cell>
          <table:table-cell table:formula="of:=IF([.I81]&lt;5;[.$F$3];0)" office:value-type="float" office:value="0" calcext:value-type="float">
            <text:p>0,00</text:p>
          </table:table-cell>
          <table:table-cell table:formula="of:=IF([.J81]=0;[.H81];[.J81])" office:value-type="float" office:value="38.61" calcext:value-type="float">
            <text:p>38,61</text:p>
          </table:table-cell>
          <table:table-cell table:formula="of:=IF([.K81]=0;[.I81];[.K81])" office:value-type="float" office:value="7.23" calcext:value-type="float">
            <text:p>7,2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2" calcext:value-type="date">
            <text:p>12.03.2014</text:p>
          </table:table-cell>
          <table:table-cell office:value-type="float" office:value="35" calcext:value-type="float">
            <text:p>35</text:p>
          </table:table-cell>
          <table:table-cell table:formula="of:=LOOKUP(WEEKDAY([.A82];2);[.$B$1:.$B$7];[.$C$1:.$C$7])" office:value-type="string" office:string-value="środa" calcext:value-type="string">
            <text:p>środa</text:p>
          </table:table-cell>
          <table:table-cell table:formula="of:=[.L81]" office:value-type="float" office:value="38.61" calcext:value-type="float">
            <text:p>38,61</text:p>
          </table:table-cell>
          <table:table-cell table:formula="of:=[.M81]" office:value-type="float" office:value="7.23" calcext:value-type="float">
            <text:p>7,23</text:p>
          </table:table-cell>
          <table:table-cell table:formula="of:=ROUND(IF([.E82]&gt;[.$F$6];IF([.E82]-(([.B82]*[.$G$3])/100)&lt;0;((([.E82]*100)/[.$G$3])*[.$G$2])/100;0);([.$G$2]*([.B82]/2))/100);2)" office:value-type="float" office:value="1.05" calcext:value-type="float">
            <text:p>1,05</text:p>
          </table:table-cell>
          <table:table-cell table:formula="of:=ROUND(IF([.E82]&gt;[.$F$6];IF([.E82]-(([.B82]*[.$G$3])/100)&lt;0;[.E82];([.$G$3]*[.B82])/100);([.$G$3]*([.B82]/2))/100) ;2)" office:value-type="float" office:value="1.58" calcext:value-type="float">
            <text:p>1,58</text:p>
          </table:table-cell>
          <table:table-cell table:formula="of:=[.D82]-[.F82]" office:value-type="float" office:value="37.56" calcext:value-type="float">
            <text:p>37,56</text:p>
          </table:table-cell>
          <table:table-cell table:formula="of:=[.E82]-[.G82]" office:value-type="float" office:value="5.65" calcext:value-type="float">
            <text:p>5,65</text:p>
          </table:table-cell>
          <table:table-cell table:formula="of:=IF([.C82]=[.$L$6];IF([.H82]&lt;[.$N$6];[.$F$2];0);0)" office:value-type="float" office:value="0" calcext:value-type="float">
            <text:p>0,00</text:p>
          </table:table-cell>
          <table:table-cell table:formula="of:=IF([.I82]&lt;5;[.$F$3];0)" office:value-type="float" office:value="0" calcext:value-type="float">
            <text:p>0,00</text:p>
          </table:table-cell>
          <table:table-cell table:formula="of:=IF([.J82]=0;[.H82];[.J82])" office:value-type="float" office:value="37.56" calcext:value-type="float">
            <text:p>37,56</text:p>
          </table:table-cell>
          <table:table-cell table:formula="of:=IF([.K82]=0;[.I82];[.K82])" office:value-type="float" office:value="5.65" calcext:value-type="float">
            <text:p>5,6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3" calcext:value-type="date">
            <text:p>13.03.2014</text:p>
          </table:table-cell>
          <table:table-cell office:value-type="float" office:value="65" calcext:value-type="float">
            <text:p>65</text:p>
          </table:table-cell>
          <table:table-cell table:formula="of:=LOOKUP(WEEKDAY([.A83];2);[.$B$1:.$B$7];[.$C$1:.$C$7])" office:value-type="string" office:string-value="czwartek" calcext:value-type="string">
            <text:p>czwartek</text:p>
          </table:table-cell>
          <table:table-cell table:formula="of:=[.L82]" office:value-type="float" office:value="37.56" calcext:value-type="float">
            <text:p>37,56</text:p>
          </table:table-cell>
          <table:table-cell table:formula="of:=[.M82]" office:value-type="float" office:value="5.65" calcext:value-type="float">
            <text:p>5,65</text:p>
          </table:table-cell>
          <table:table-cell table:formula="of:=ROUND(IF([.E83]&gt;[.$F$6];IF([.E83]-(([.B83]*[.$G$3])/100)&lt;0;((([.E83]*100)/[.$G$3])*[.$G$2])/100;0);([.$G$2]*([.B83]/2))/100);2)" office:value-type="float" office:value="1.95" calcext:value-type="float">
            <text:p>1,95</text:p>
          </table:table-cell>
          <table:table-cell table:formula="of:=ROUND(IF([.E83]&gt;[.$F$6];IF([.E83]-(([.B83]*[.$G$3])/100)&lt;0;[.E83];([.$G$3]*[.B83])/100);([.$G$3]*([.B83]/2))/100) ;2)" office:value-type="float" office:value="2.93" calcext:value-type="float">
            <text:p>2,93</text:p>
          </table:table-cell>
          <table:table-cell table:formula="of:=[.D83]-[.F83]" office:value-type="float" office:value="35.61" calcext:value-type="float">
            <text:p>35,61</text:p>
          </table:table-cell>
          <table:table-cell table:formula="of:=[.E83]-[.G83]" office:value-type="float" office:value="2.72" calcext:value-type="float">
            <text:p>2,72</text:p>
          </table:table-cell>
          <table:table-cell table:formula="of:=IF([.C83]=[.$L$6];IF([.H83]&lt;[.$N$6];[.$F$2];0);0)" office:value-type="float" office:value="45" calcext:value-type="float">
            <text:p>45,00</text:p>
          </table:table-cell>
          <table:table-cell table:formula="of:=IF([.I83]&lt;5;[.$F$3];0)" office:value-type="float" office:value="30" calcext:value-type="float">
            <text:p>30,00</text:p>
          </table:table-cell>
          <table:table-cell table:formula="of:=IF([.J83]=0;[.H83];[.J83])" office:value-type="float" office:value="45" calcext:value-type="float">
            <text:p>45,00</text:p>
          </table:table-cell>
          <table:table-cell table:formula="of:=IF([.K83]=0;[.I83];[.K8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4" calcext:value-type="date">
            <text:p>14.03.2014</text:p>
          </table:table-cell>
          <table:table-cell office:value-type="float" office:value="225" calcext:value-type="float">
            <text:p>225</text:p>
          </table:table-cell>
          <table:table-cell table:formula="of:=LOOKUP(WEEKDAY([.A84];2);[.$B$1:.$B$7];[.$C$1:.$C$7])" office:value-type="string" office:string-value="piątek" calcext:value-type="string">
            <text:p>piątek</text:p>
          </table:table-cell>
          <table:table-cell table:formula="of:=[.L83]" office:value-type="float" office:value="45" calcext:value-type="float">
            <text:p>45,00</text:p>
          </table:table-cell>
          <table:table-cell table:formula="of:=[.M83]" office:value-type="float" office:value="30" calcext:value-type="float">
            <text:p>30,00</text:p>
          </table:table-cell>
          <table:table-cell table:formula="of:=ROUND(IF([.E84]&gt;[.$F$6];IF([.E84]-(([.B84]*[.$G$3])/100)&lt;0;((([.E84]*100)/[.$G$3])*[.$G$2])/100;0);([.$G$2]*([.B84]/2))/100);2)" office:value-type="float" office:value="0" calcext:value-type="float">
            <text:p>0,00</text:p>
          </table:table-cell>
          <table:table-cell table:formula="of:=ROUND(IF([.E84]&gt;[.$F$6];IF([.E84]-(([.B84]*[.$G$3])/100)&lt;0;[.E84];([.$G$3]*[.B84])/100);([.$G$3]*([.B84]/2))/100) ;2)" office:value-type="float" office:value="20.25" calcext:value-type="float">
            <text:p>20,25</text:p>
          </table:table-cell>
          <table:table-cell table:formula="of:=[.D84]-[.F84]" office:value-type="float" office:value="45" calcext:value-type="float">
            <text:p>45,00</text:p>
          </table:table-cell>
          <table:table-cell table:formula="of:=[.E84]-[.G84]" office:value-type="float" office:value="9.75" calcext:value-type="float">
            <text:p>9,75</text:p>
          </table:table-cell>
          <table:table-cell table:formula="of:=IF([.C84]=[.$L$6];IF([.H84]&lt;[.$N$6];[.$F$2];0);0)" office:value-type="float" office:value="0" calcext:value-type="float">
            <text:p>0,00</text:p>
          </table:table-cell>
          <table:table-cell table:formula="of:=IF([.I84]&lt;5;[.$F$3];0)" office:value-type="float" office:value="0" calcext:value-type="float">
            <text:p>0,00</text:p>
          </table:table-cell>
          <table:table-cell table:formula="of:=IF([.J84]=0;[.H84];[.J84])" office:value-type="float" office:value="45" calcext:value-type="float">
            <text:p>45,00</text:p>
          </table:table-cell>
          <table:table-cell table:formula="of:=IF([.K84]=0;[.I84];[.K84])" office:value-type="float" office:value="9.75" calcext:value-type="float">
            <text:p>9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5" calcext:value-type="date">
            <text:p>15.03.2014</text:p>
          </table:table-cell>
          <table:table-cell office:value-type="float" office:value="138" calcext:value-type="float">
            <text:p>138</text:p>
          </table:table-cell>
          <table:table-cell table:formula="of:=LOOKUP(WEEKDAY([.A85];2);[.$B$1:.$B$7];[.$C$1:.$C$7])" office:value-type="string" office:string-value="sobota" calcext:value-type="string">
            <text:p>sobota</text:p>
          </table:table-cell>
          <table:table-cell table:formula="of:=[.L84]" office:value-type="float" office:value="45" calcext:value-type="float">
            <text:p>45,00</text:p>
          </table:table-cell>
          <table:table-cell table:formula="of:=[.M84]" office:value-type="float" office:value="9.75" calcext:value-type="float">
            <text:p>9,75</text:p>
          </table:table-cell>
          <table:table-cell table:formula="of:=ROUND(IF([.E85]&gt;[.$F$6];IF([.E85]-(([.B85]*[.$G$3])/100)&lt;0;((([.E85]*100)/[.$G$3])*[.$G$2])/100;0);([.$G$2]*([.B85]/2))/100);2)" office:value-type="float" office:value="4.14" calcext:value-type="float">
            <text:p>4,14</text:p>
          </table:table-cell>
          <table:table-cell table:formula="of:=ROUND(IF([.E85]&gt;[.$F$6];IF([.E85]-(([.B85]*[.$G$3])/100)&lt;0;[.E85];([.$G$3]*[.B85])/100);([.$G$3]*([.B85]/2))/100) ;2)" office:value-type="float" office:value="6.21" calcext:value-type="float">
            <text:p>6,21</text:p>
          </table:table-cell>
          <table:table-cell table:formula="of:=[.D85]-[.F85]" office:value-type="float" office:value="40.86" calcext:value-type="float">
            <text:p>40,86</text:p>
          </table:table-cell>
          <table:table-cell table:formula="of:=[.E85]-[.G85]" office:value-type="float" office:value="3.54" calcext:value-type="float">
            <text:p>3,54</text:p>
          </table:table-cell>
          <table:table-cell table:formula="of:=IF([.C85]=[.$L$6];IF([.H85]&lt;[.$N$6];[.$F$2];0);0)" office:value-type="float" office:value="0" calcext:value-type="float">
            <text:p>0,00</text:p>
          </table:table-cell>
          <table:table-cell table:formula="of:=IF([.I85]&lt;5;[.$F$3];0)" office:value-type="float" office:value="30" calcext:value-type="float">
            <text:p>30,00</text:p>
          </table:table-cell>
          <table:table-cell table:formula="of:=IF([.J85]=0;[.H85];[.J85])" office:value-type="float" office:value="40.86" calcext:value-type="float">
            <text:p>40,86</text:p>
          </table:table-cell>
          <table:table-cell table:formula="of:=IF([.K85]=0;[.I85];[.K8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6" calcext:value-type="date">
            <text:p>16.03.2014</text:p>
          </table:table-cell>
          <table:table-cell office:value-type="float" office:value="64" calcext:value-type="float">
            <text:p>64</text:p>
          </table:table-cell>
          <table:table-cell table:formula="of:=LOOKUP(WEEKDAY([.A86];2);[.$B$1:.$B$7];[.$C$1:.$C$7])" office:value-type="string" office:string-value="niedziela" calcext:value-type="string">
            <text:p>niedziela</text:p>
          </table:table-cell>
          <table:table-cell table:formula="of:=[.L85]" office:value-type="float" office:value="40.86" calcext:value-type="float">
            <text:p>40,86</text:p>
          </table:table-cell>
          <table:table-cell table:formula="of:=[.M85]" office:value-type="float" office:value="30" calcext:value-type="float">
            <text:p>30,00</text:p>
          </table:table-cell>
          <table:table-cell table:formula="of:=ROUND(IF([.E86]&gt;[.$F$6];IF([.E86]-(([.B86]*[.$G$3])/100)&lt;0;((([.E86]*100)/[.$G$3])*[.$G$2])/100;0);([.$G$2]*([.B86]/2))/100);2)" office:value-type="float" office:value="0" calcext:value-type="float">
            <text:p>0,00</text:p>
          </table:table-cell>
          <table:table-cell table:formula="of:=ROUND(IF([.E86]&gt;[.$F$6];IF([.E86]-(([.B86]*[.$G$3])/100)&lt;0;[.E86];([.$G$3]*[.B86])/100);([.$G$3]*([.B86]/2))/100) ;2)" office:value-type="float" office:value="5.76" calcext:value-type="float">
            <text:p>5,76</text:p>
          </table:table-cell>
          <table:table-cell table:formula="of:=[.D86]-[.F86]" office:value-type="float" office:value="40.86" calcext:value-type="float">
            <text:p>40,86</text:p>
          </table:table-cell>
          <table:table-cell table:formula="of:=[.E86]-[.G86]" office:value-type="float" office:value="24.24" calcext:value-type="float">
            <text:p>24,24</text:p>
          </table:table-cell>
          <table:table-cell table:formula="of:=IF([.C86]=[.$L$6];IF([.H86]&lt;[.$N$6];[.$F$2];0);0)" office:value-type="float" office:value="0" calcext:value-type="float">
            <text:p>0,00</text:p>
          </table:table-cell>
          <table:table-cell table:formula="of:=IF([.I86]&lt;5;[.$F$3];0)" office:value-type="float" office:value="0" calcext:value-type="float">
            <text:p>0,00</text:p>
          </table:table-cell>
          <table:table-cell table:formula="of:=IF([.J86]=0;[.H86];[.J86])" office:value-type="float" office:value="40.86" calcext:value-type="float">
            <text:p>40,86</text:p>
          </table:table-cell>
          <table:table-cell table:formula="of:=IF([.K86]=0;[.I86];[.K86])" office:value-type="float" office:value="24.24" calcext:value-type="float">
            <text:p>24,2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7" calcext:value-type="date">
            <text:p>17.03.2014</text:p>
          </table:table-cell>
          <table:table-cell office:value-type="float" office:value="73" calcext:value-type="float">
            <text:p>73</text:p>
          </table:table-cell>
          <table:table-cell table:formula="of:=LOOKUP(WEEKDAY([.A87];2);[.$B$1:.$B$7];[.$C$1:.$C$7])" office:value-type="string" office:string-value="poniedziałek" calcext:value-type="string">
            <text:p>poniedziałek</text:p>
          </table:table-cell>
          <table:table-cell table:formula="of:=[.L86]" office:value-type="float" office:value="40.86" calcext:value-type="float">
            <text:p>40,86</text:p>
          </table:table-cell>
          <table:table-cell table:formula="of:=[.M86]" office:value-type="float" office:value="24.24" calcext:value-type="float">
            <text:p>24,24</text:p>
          </table:table-cell>
          <table:table-cell table:formula="of:=ROUND(IF([.E87]&gt;[.$F$6];IF([.E87]-(([.B87]*[.$G$3])/100)&lt;0;((([.E87]*100)/[.$G$3])*[.$G$2])/100;0);([.$G$2]*([.B87]/2))/100);2)" office:value-type="float" office:value="0" calcext:value-type="float">
            <text:p>0,00</text:p>
          </table:table-cell>
          <table:table-cell table:formula="of:=ROUND(IF([.E87]&gt;[.$F$6];IF([.E87]-(([.B87]*[.$G$3])/100)&lt;0;[.E87];([.$G$3]*[.B87])/100);([.$G$3]*([.B87]/2))/100) ;2)" office:value-type="float" office:value="6.57" calcext:value-type="float">
            <text:p>6,57</text:p>
          </table:table-cell>
          <table:table-cell table:formula="of:=[.D87]-[.F87]" office:value-type="float" office:value="40.86" calcext:value-type="float">
            <text:p>40,86</text:p>
          </table:table-cell>
          <table:table-cell table:formula="of:=[.E87]-[.G87]" office:value-type="float" office:value="17.67" calcext:value-type="float">
            <text:p>17,67</text:p>
          </table:table-cell>
          <table:table-cell table:formula="of:=IF([.C87]=[.$L$6];IF([.H87]&lt;[.$N$6];[.$F$2];0);0)" office:value-type="float" office:value="0" calcext:value-type="float">
            <text:p>0,00</text:p>
          </table:table-cell>
          <table:table-cell table:formula="of:=IF([.I87]&lt;5;[.$F$3];0)" office:value-type="float" office:value="0" calcext:value-type="float">
            <text:p>0,00</text:p>
          </table:table-cell>
          <table:table-cell table:formula="of:=IF([.J87]=0;[.H87];[.J87])" office:value-type="float" office:value="40.86" calcext:value-type="float">
            <text:p>40,86</text:p>
          </table:table-cell>
          <table:table-cell table:formula="of:=IF([.K87]=0;[.I87];[.K87])" office:value-type="float" office:value="17.67" calcext:value-type="float">
            <text:p>17,6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8" calcext:value-type="date">
            <text:p>18.03.2014</text:p>
          </table:table-cell>
          <table:table-cell office:value-type="float" office:value="109" calcext:value-type="float">
            <text:p>109</text:p>
          </table:table-cell>
          <table:table-cell table:formula="of:=LOOKUP(WEEKDAY([.A88];2);[.$B$1:.$B$7];[.$C$1:.$C$7])" office:value-type="string" office:string-value="wtorek" calcext:value-type="string">
            <text:p>wtorek</text:p>
          </table:table-cell>
          <table:table-cell table:formula="of:=[.L87]" office:value-type="float" office:value="40.86" calcext:value-type="float">
            <text:p>40,86</text:p>
          </table:table-cell>
          <table:table-cell table:formula="of:=[.M87]" office:value-type="float" office:value="17.67" calcext:value-type="float">
            <text:p>17,67</text:p>
          </table:table-cell>
          <table:table-cell table:formula="of:=ROUND(IF([.E88]&gt;[.$F$6];IF([.E88]-(([.B88]*[.$G$3])/100)&lt;0;((([.E88]*100)/[.$G$3])*[.$G$2])/100;0);([.$G$2]*([.B88]/2))/100);2)" office:value-type="float" office:value="0" calcext:value-type="float">
            <text:p>0,00</text:p>
          </table:table-cell>
          <table:table-cell table:formula="of:=ROUND(IF([.E88]&gt;[.$F$6];IF([.E88]-(([.B88]*[.$G$3])/100)&lt;0;[.E88];([.$G$3]*[.B88])/100);([.$G$3]*([.B88]/2))/100) ;2)" office:value-type="float" office:value="9.81" calcext:value-type="float">
            <text:p>9,81</text:p>
          </table:table-cell>
          <table:table-cell table:formula="of:=[.D88]-[.F88]" office:value-type="float" office:value="40.86" calcext:value-type="float">
            <text:p>40,86</text:p>
          </table:table-cell>
          <table:table-cell table:formula="of:=[.E88]-[.G88]" office:value-type="float" office:value="7.86" calcext:value-type="float">
            <text:p>7,86</text:p>
          </table:table-cell>
          <table:table-cell table:formula="of:=IF([.C88]=[.$L$6];IF([.H88]&lt;[.$N$6];[.$F$2];0);0)" office:value-type="float" office:value="0" calcext:value-type="float">
            <text:p>0,00</text:p>
          </table:table-cell>
          <table:table-cell table:formula="of:=IF([.I88]&lt;5;[.$F$3];0)" office:value-type="float" office:value="0" calcext:value-type="float">
            <text:p>0,00</text:p>
          </table:table-cell>
          <table:table-cell table:formula="of:=IF([.J88]=0;[.H88];[.J88])" office:value-type="float" office:value="40.86" calcext:value-type="float">
            <text:p>40,86</text:p>
          </table:table-cell>
          <table:table-cell table:formula="of:=IF([.K88]=0;[.I88];[.K88])" office:value-type="float" office:value="7.86" calcext:value-type="float">
            <text:p>7,8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19" calcext:value-type="date">
            <text:p>19.03.2014</text:p>
          </table:table-cell>
          <table:table-cell office:value-type="float" office:value="69" calcext:value-type="float">
            <text:p>69</text:p>
          </table:table-cell>
          <table:table-cell table:formula="of:=LOOKUP(WEEKDAY([.A89];2);[.$B$1:.$B$7];[.$C$1:.$C$7])" office:value-type="string" office:string-value="środa" calcext:value-type="string">
            <text:p>środa</text:p>
          </table:table-cell>
          <table:table-cell table:formula="of:=[.L88]" office:value-type="float" office:value="40.86" calcext:value-type="float">
            <text:p>40,86</text:p>
          </table:table-cell>
          <table:table-cell table:formula="of:=[.M88]" office:value-type="float" office:value="7.86" calcext:value-type="float">
            <text:p>7,86</text:p>
          </table:table-cell>
          <table:table-cell table:formula="of:=ROUND(IF([.E89]&gt;[.$F$6];IF([.E89]-(([.B89]*[.$G$3])/100)&lt;0;((([.E89]*100)/[.$G$3])*[.$G$2])/100;0);([.$G$2]*([.B89]/2))/100);2)" office:value-type="float" office:value="2.07" calcext:value-type="float">
            <text:p>2,07</text:p>
          </table:table-cell>
          <table:table-cell table:formula="of:=ROUND(IF([.E89]&gt;[.$F$6];IF([.E89]-(([.B89]*[.$G$3])/100)&lt;0;[.E89];([.$G$3]*[.B89])/100);([.$G$3]*([.B89]/2))/100) ;2)" office:value-type="float" office:value="3.11" calcext:value-type="float">
            <text:p>3,11</text:p>
          </table:table-cell>
          <table:table-cell table:formula="of:=[.D89]-[.F89]" office:value-type="float" office:value="38.79" calcext:value-type="float">
            <text:p>38,79</text:p>
          </table:table-cell>
          <table:table-cell table:formula="of:=[.E89]-[.G89]" office:value-type="float" office:value="4.75" calcext:value-type="float">
            <text:p>4,75</text:p>
          </table:table-cell>
          <table:table-cell table:formula="of:=IF([.C89]=[.$L$6];IF([.H89]&lt;[.$N$6];[.$F$2];0);0)" office:value-type="float" office:value="0" calcext:value-type="float">
            <text:p>0,00</text:p>
          </table:table-cell>
          <table:table-cell table:formula="of:=IF([.I89]&lt;5;[.$F$3];0)" office:value-type="float" office:value="30" calcext:value-type="float">
            <text:p>30,00</text:p>
          </table:table-cell>
          <table:table-cell table:formula="of:=IF([.J89]=0;[.H89];[.J89])" office:value-type="float" office:value="38.79" calcext:value-type="float">
            <text:p>38,79</text:p>
          </table:table-cell>
          <table:table-cell table:formula="of:=IF([.K89]=0;[.I89];[.K8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0" calcext:value-type="date">
            <text:p>20.03.2014</text:p>
          </table:table-cell>
          <table:table-cell office:value-type="float" office:value="21" calcext:value-type="float">
            <text:p>21</text:p>
          </table:table-cell>
          <table:table-cell table:formula="of:=LOOKUP(WEEKDAY([.A90];2);[.$B$1:.$B$7];[.$C$1:.$C$7])" office:value-type="string" office:string-value="czwartek" calcext:value-type="string">
            <text:p>czwartek</text:p>
          </table:table-cell>
          <table:table-cell table:formula="of:=[.L89]" office:value-type="float" office:value="38.79" calcext:value-type="float">
            <text:p>38,79</text:p>
          </table:table-cell>
          <table:table-cell table:formula="of:=[.M89]" office:value-type="float" office:value="30" calcext:value-type="float">
            <text:p>30,00</text:p>
          </table:table-cell>
          <table:table-cell table:formula="of:=ROUND(IF([.E90]&gt;[.$F$6];IF([.E90]-(([.B90]*[.$G$3])/100)&lt;0;((([.E90]*100)/[.$G$3])*[.$G$2])/100;0);([.$G$2]*([.B90]/2))/100);2)" office:value-type="float" office:value="0" calcext:value-type="float">
            <text:p>0,00</text:p>
          </table:table-cell>
          <table:table-cell table:formula="of:=ROUND(IF([.E90]&gt;[.$F$6];IF([.E90]-(([.B90]*[.$G$3])/100)&lt;0;[.E90];([.$G$3]*[.B90])/100);([.$G$3]*([.B90]/2))/100) ;2)" office:value-type="float" office:value="1.89" calcext:value-type="float">
            <text:p>1,89</text:p>
          </table:table-cell>
          <table:table-cell table:formula="of:=[.D90]-[.F90]" office:value-type="float" office:value="38.79" calcext:value-type="float">
            <text:p>38,79</text:p>
          </table:table-cell>
          <table:table-cell table:formula="of:=[.E90]-[.G90]" office:value-type="float" office:value="28.11" calcext:value-type="float">
            <text:p>28,11</text:p>
          </table:table-cell>
          <table:table-cell table:formula="of:=IF([.C90]=[.$L$6];IF([.H90]&lt;[.$N$6];[.$F$2];0);0)" office:value-type="float" office:value="45" calcext:value-type="float">
            <text:p>45,00</text:p>
          </table:table-cell>
          <table:table-cell table:formula="of:=IF([.I90]&lt;5;[.$F$3];0)" office:value-type="float" office:value="0" calcext:value-type="float">
            <text:p>0,00</text:p>
          </table:table-cell>
          <table:table-cell table:formula="of:=IF([.J90]=0;[.H90];[.J90])" office:value-type="float" office:value="45" calcext:value-type="float">
            <text:p>45,00</text:p>
          </table:table-cell>
          <table:table-cell table:formula="of:=IF([.K90]=0;[.I90];[.K90])" office:value-type="float" office:value="28.11" calcext:value-type="float">
            <text:p>28,1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1" calcext:value-type="date">
            <text:p>21.03.2014</text:p>
          </table:table-cell>
          <table:table-cell office:value-type="float" office:value="116" calcext:value-type="float">
            <text:p>116</text:p>
          </table:table-cell>
          <table:table-cell table:formula="of:=LOOKUP(WEEKDAY([.A91];2);[.$B$1:.$B$7];[.$C$1:.$C$7])" office:value-type="string" office:string-value="piątek" calcext:value-type="string">
            <text:p>piątek</text:p>
          </table:table-cell>
          <table:table-cell table:formula="of:=[.L90]" office:value-type="float" office:value="45" calcext:value-type="float">
            <text:p>45,00</text:p>
          </table:table-cell>
          <table:table-cell table:formula="of:=[.M90]" office:value-type="float" office:value="28.11" calcext:value-type="float">
            <text:p>28,11</text:p>
          </table:table-cell>
          <table:table-cell table:formula="of:=ROUND(IF([.E91]&gt;[.$F$6];IF([.E91]-(([.B91]*[.$G$3])/100)&lt;0;((([.E91]*100)/[.$G$3])*[.$G$2])/100;0);([.$G$2]*([.B91]/2))/100);2)" office:value-type="float" office:value="0" calcext:value-type="float">
            <text:p>0,00</text:p>
          </table:table-cell>
          <table:table-cell table:formula="of:=ROUND(IF([.E91]&gt;[.$F$6];IF([.E91]-(([.B91]*[.$G$3])/100)&lt;0;[.E91];([.$G$3]*[.B91])/100);([.$G$3]*([.B91]/2))/100) ;2)" office:value-type="float" office:value="10.44" calcext:value-type="float">
            <text:p>10,44</text:p>
          </table:table-cell>
          <table:table-cell table:formula="of:=[.D91]-[.F91]" office:value-type="float" office:value="45" calcext:value-type="float">
            <text:p>45,00</text:p>
          </table:table-cell>
          <table:table-cell table:formula="of:=[.E91]-[.G91]" office:value-type="float" office:value="17.67" calcext:value-type="float">
            <text:p>17,67</text:p>
          </table:table-cell>
          <table:table-cell table:formula="of:=IF([.C91]=[.$L$6];IF([.H91]&lt;[.$N$6];[.$F$2];0);0)" office:value-type="float" office:value="0" calcext:value-type="float">
            <text:p>0,00</text:p>
          </table:table-cell>
          <table:table-cell table:formula="of:=IF([.I91]&lt;5;[.$F$3];0)" office:value-type="float" office:value="0" calcext:value-type="float">
            <text:p>0,00</text:p>
          </table:table-cell>
          <table:table-cell table:formula="of:=IF([.J91]=0;[.H91];[.J91])" office:value-type="float" office:value="45" calcext:value-type="float">
            <text:p>45,00</text:p>
          </table:table-cell>
          <table:table-cell table:formula="of:=IF([.K91]=0;[.I91];[.K91])" office:value-type="float" office:value="17.67" calcext:value-type="float">
            <text:p>17,6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2" calcext:value-type="date">
            <text:p>22.03.2014</text:p>
          </table:table-cell>
          <table:table-cell office:value-type="float" office:value="47" calcext:value-type="float">
            <text:p>47</text:p>
          </table:table-cell>
          <table:table-cell table:formula="of:=LOOKUP(WEEKDAY([.A92];2);[.$B$1:.$B$7];[.$C$1:.$C$7])" office:value-type="string" office:string-value="sobota" calcext:value-type="string">
            <text:p>sobota</text:p>
          </table:table-cell>
          <table:table-cell table:formula="of:=[.L91]" office:value-type="float" office:value="45" calcext:value-type="float">
            <text:p>45,00</text:p>
          </table:table-cell>
          <table:table-cell table:formula="of:=[.M91]" office:value-type="float" office:value="17.67" calcext:value-type="float">
            <text:p>17,67</text:p>
          </table:table-cell>
          <table:table-cell table:formula="of:=ROUND(IF([.E92]&gt;[.$F$6];IF([.E92]-(([.B92]*[.$G$3])/100)&lt;0;((([.E92]*100)/[.$G$3])*[.$G$2])/100;0);([.$G$2]*([.B92]/2))/100);2)" office:value-type="float" office:value="0" calcext:value-type="float">
            <text:p>0,00</text:p>
          </table:table-cell>
          <table:table-cell table:formula="of:=ROUND(IF([.E92]&gt;[.$F$6];IF([.E92]-(([.B92]*[.$G$3])/100)&lt;0;[.E92];([.$G$3]*[.B92])/100);([.$G$3]*([.B92]/2))/100) ;2)" office:value-type="float" office:value="4.23" calcext:value-type="float">
            <text:p>4,23</text:p>
          </table:table-cell>
          <table:table-cell table:formula="of:=[.D92]-[.F92]" office:value-type="float" office:value="45" calcext:value-type="float">
            <text:p>45,00</text:p>
          </table:table-cell>
          <table:table-cell table:formula="of:=[.E92]-[.G92]" office:value-type="float" office:value="13.44" calcext:value-type="float">
            <text:p>13,44</text:p>
          </table:table-cell>
          <table:table-cell table:formula="of:=IF([.C92]=[.$L$6];IF([.H92]&lt;[.$N$6];[.$F$2];0);0)" office:value-type="float" office:value="0" calcext:value-type="float">
            <text:p>0,00</text:p>
          </table:table-cell>
          <table:table-cell table:formula="of:=IF([.I92]&lt;5;[.$F$3];0)" office:value-type="float" office:value="0" calcext:value-type="float">
            <text:p>0,00</text:p>
          </table:table-cell>
          <table:table-cell table:formula="of:=IF([.J92]=0;[.H92];[.J92])" office:value-type="float" office:value="45" calcext:value-type="float">
            <text:p>45,00</text:p>
          </table:table-cell>
          <table:table-cell table:formula="of:=IF([.K92]=0;[.I92];[.K92])" office:value-type="float" office:value="13.44" calcext:value-type="float">
            <text:p>13,4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3" calcext:value-type="date">
            <text:p>23.03.2014</text:p>
          </table:table-cell>
          <table:table-cell office:value-type="float" office:value="59" calcext:value-type="float">
            <text:p>59</text:p>
          </table:table-cell>
          <table:table-cell table:formula="of:=LOOKUP(WEEKDAY([.A93];2);[.$B$1:.$B$7];[.$C$1:.$C$7])" office:value-type="string" office:string-value="niedziela" calcext:value-type="string">
            <text:p>niedziela</text:p>
          </table:table-cell>
          <table:table-cell table:formula="of:=[.L92]" office:value-type="float" office:value="45" calcext:value-type="float">
            <text:p>45,00</text:p>
          </table:table-cell>
          <table:table-cell table:formula="of:=[.M92]" office:value-type="float" office:value="13.44" calcext:value-type="float">
            <text:p>13,44</text:p>
          </table:table-cell>
          <table:table-cell table:formula="of:=ROUND(IF([.E93]&gt;[.$F$6];IF([.E93]-(([.B93]*[.$G$3])/100)&lt;0;((([.E93]*100)/[.$G$3])*[.$G$2])/100;0);([.$G$2]*([.B93]/2))/100);2)" office:value-type="float" office:value="1.77" calcext:value-type="float">
            <text:p>1,77</text:p>
          </table:table-cell>
          <table:table-cell table:formula="of:=ROUND(IF([.E93]&gt;[.$F$6];IF([.E93]-(([.B93]*[.$G$3])/100)&lt;0;[.E93];([.$G$3]*[.B93])/100);([.$G$3]*([.B93]/2))/100) ;2)" office:value-type="float" office:value="2.66" calcext:value-type="float">
            <text:p>2,66</text:p>
          </table:table-cell>
          <table:table-cell table:formula="of:=[.D93]-[.F93]" office:value-type="float" office:value="43.23" calcext:value-type="float">
            <text:p>43,23</text:p>
          </table:table-cell>
          <table:table-cell table:formula="of:=[.E93]-[.G93]" office:value-type="float" office:value="10.78" calcext:value-type="float">
            <text:p>10,78</text:p>
          </table:table-cell>
          <table:table-cell table:formula="of:=IF([.C93]=[.$L$6];IF([.H93]&lt;[.$N$6];[.$F$2];0);0)" office:value-type="float" office:value="0" calcext:value-type="float">
            <text:p>0,00</text:p>
          </table:table-cell>
          <table:table-cell table:formula="of:=IF([.I93]&lt;5;[.$F$3];0)" office:value-type="float" office:value="0" calcext:value-type="float">
            <text:p>0,00</text:p>
          </table:table-cell>
          <table:table-cell table:formula="of:=IF([.J93]=0;[.H93];[.J93])" office:value-type="float" office:value="43.23" calcext:value-type="float">
            <text:p>43,23</text:p>
          </table:table-cell>
          <table:table-cell table:formula="of:=IF([.K93]=0;[.I93];[.K93])" office:value-type="float" office:value="10.78" calcext:value-type="float">
            <text:p>10,7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4" calcext:value-type="date">
            <text:p>24.03.2014</text:p>
          </table:table-cell>
          <table:table-cell office:value-type="float" office:value="85" calcext:value-type="float">
            <text:p>85</text:p>
          </table:table-cell>
          <table:table-cell table:formula="of:=LOOKUP(WEEKDAY([.A94];2);[.$B$1:.$B$7];[.$C$1:.$C$7])" office:value-type="string" office:string-value="poniedziałek" calcext:value-type="string">
            <text:p>poniedziałek</text:p>
          </table:table-cell>
          <table:table-cell table:formula="of:=[.L93]" office:value-type="float" office:value="43.23" calcext:value-type="float">
            <text:p>43,23</text:p>
          </table:table-cell>
          <table:table-cell table:formula="of:=[.M93]" office:value-type="float" office:value="10.78" calcext:value-type="float">
            <text:p>10,78</text:p>
          </table:table-cell>
          <table:table-cell table:formula="of:=ROUND(IF([.E94]&gt;[.$F$6];IF([.E94]-(([.B94]*[.$G$3])/100)&lt;0;((([.E94]*100)/[.$G$3])*[.$G$2])/100;0);([.$G$2]*([.B94]/2))/100);2)" office:value-type="float" office:value="2.55" calcext:value-type="float">
            <text:p>2,55</text:p>
          </table:table-cell>
          <table:table-cell table:formula="of:=ROUND(IF([.E94]&gt;[.$F$6];IF([.E94]-(([.B94]*[.$G$3])/100)&lt;0;[.E94];([.$G$3]*[.B94])/100);([.$G$3]*([.B94]/2))/100) ;2)" office:value-type="float" office:value="3.83" calcext:value-type="float">
            <text:p>3,83</text:p>
          </table:table-cell>
          <table:table-cell table:formula="of:=[.D94]-[.F94]" office:value-type="float" office:value="40.68" calcext:value-type="float">
            <text:p>40,68</text:p>
          </table:table-cell>
          <table:table-cell table:formula="of:=[.E94]-[.G94]" office:value-type="float" office:value="6.95" calcext:value-type="float">
            <text:p>6,95</text:p>
          </table:table-cell>
          <table:table-cell table:formula="of:=IF([.C94]=[.$L$6];IF([.H94]&lt;[.$N$6];[.$F$2];0);0)" office:value-type="float" office:value="0" calcext:value-type="float">
            <text:p>0,00</text:p>
          </table:table-cell>
          <table:table-cell table:formula="of:=IF([.I94]&lt;5;[.$F$3];0)" office:value-type="float" office:value="0" calcext:value-type="float">
            <text:p>0,00</text:p>
          </table:table-cell>
          <table:table-cell table:formula="of:=IF([.J94]=0;[.H94];[.J94])" office:value-type="float" office:value="40.68" calcext:value-type="float">
            <text:p>40,68</text:p>
          </table:table-cell>
          <table:table-cell table:formula="of:=IF([.K94]=0;[.I94];[.K94])" office:value-type="float" office:value="6.95" calcext:value-type="float">
            <text:p>6,9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5" calcext:value-type="date">
            <text:p>25.03.2014</text:p>
          </table:table-cell>
          <table:table-cell office:value-type="float" office:value="46" calcext:value-type="float">
            <text:p>46</text:p>
          </table:table-cell>
          <table:table-cell table:formula="of:=LOOKUP(WEEKDAY([.A95];2);[.$B$1:.$B$7];[.$C$1:.$C$7])" office:value-type="string" office:string-value="wtorek" calcext:value-type="string">
            <text:p>wtorek</text:p>
          </table:table-cell>
          <table:table-cell table:formula="of:=[.L94]" office:value-type="float" office:value="40.68" calcext:value-type="float">
            <text:p>40,68</text:p>
          </table:table-cell>
          <table:table-cell table:formula="of:=[.M94]" office:value-type="float" office:value="6.95" calcext:value-type="float">
            <text:p>6,95</text:p>
          </table:table-cell>
          <table:table-cell table:formula="of:=ROUND(IF([.E95]&gt;[.$F$6];IF([.E95]-(([.B95]*[.$G$3])/100)&lt;0;((([.E95]*100)/[.$G$3])*[.$G$2])/100;0);([.$G$2]*([.B95]/2))/100);2)" office:value-type="float" office:value="1.38" calcext:value-type="float">
            <text:p>1,38</text:p>
          </table:table-cell>
          <table:table-cell table:formula="of:=ROUND(IF([.E95]&gt;[.$F$6];IF([.E95]-(([.B95]*[.$G$3])/100)&lt;0;[.E95];([.$G$3]*[.B95])/100);([.$G$3]*([.B95]/2))/100) ;2)" office:value-type="float" office:value="2.07" calcext:value-type="float">
            <text:p>2,07</text:p>
          </table:table-cell>
          <table:table-cell table:formula="of:=[.D95]-[.F95]" office:value-type="float" office:value="39.3" calcext:value-type="float">
            <text:p>39,30</text:p>
          </table:table-cell>
          <table:table-cell table:formula="of:=[.E95]-[.G95]" office:value-type="float" office:value="4.88" calcext:value-type="float">
            <text:p>4,88</text:p>
          </table:table-cell>
          <table:table-cell table:formula="of:=IF([.C95]=[.$L$6];IF([.H95]&lt;[.$N$6];[.$F$2];0);0)" office:value-type="float" office:value="0" calcext:value-type="float">
            <text:p>0,00</text:p>
          </table:table-cell>
          <table:table-cell table:formula="of:=IF([.I95]&lt;5;[.$F$3];0)" office:value-type="float" office:value="30" calcext:value-type="float">
            <text:p>30,00</text:p>
          </table:table-cell>
          <table:table-cell table:formula="of:=IF([.J95]=0;[.H95];[.J95])" office:value-type="float" office:value="39.3" calcext:value-type="float">
            <text:p>39,30</text:p>
          </table:table-cell>
          <table:table-cell table:formula="of:=IF([.K95]=0;[.I95];[.K9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6" calcext:value-type="date">
            <text:p>26.03.2014</text:p>
          </table:table-cell>
          <table:table-cell office:value-type="float" office:value="41" calcext:value-type="float">
            <text:p>41</text:p>
          </table:table-cell>
          <table:table-cell table:formula="of:=LOOKUP(WEEKDAY([.A96];2);[.$B$1:.$B$7];[.$C$1:.$C$7])" office:value-type="string" office:string-value="środa" calcext:value-type="string">
            <text:p>środa</text:p>
          </table:table-cell>
          <table:table-cell table:formula="of:=[.L95]" office:value-type="float" office:value="39.3" calcext:value-type="float">
            <text:p>39,30</text:p>
          </table:table-cell>
          <table:table-cell table:formula="of:=[.M95]" office:value-type="float" office:value="30" calcext:value-type="float">
            <text:p>30,00</text:p>
          </table:table-cell>
          <table:table-cell table:formula="of:=ROUND(IF([.E96]&gt;[.$F$6];IF([.E96]-(([.B96]*[.$G$3])/100)&lt;0;((([.E96]*100)/[.$G$3])*[.$G$2])/100;0);([.$G$2]*([.B96]/2))/100);2)" office:value-type="float" office:value="0" calcext:value-type="float">
            <text:p>0,00</text:p>
          </table:table-cell>
          <table:table-cell table:formula="of:=ROUND(IF([.E96]&gt;[.$F$6];IF([.E96]-(([.B96]*[.$G$3])/100)&lt;0;[.E96];([.$G$3]*[.B96])/100);([.$G$3]*([.B96]/2))/100) ;2)" office:value-type="float" office:value="3.69" calcext:value-type="float">
            <text:p>3,69</text:p>
          </table:table-cell>
          <table:table-cell table:formula="of:=[.D96]-[.F96]" office:value-type="float" office:value="39.3" calcext:value-type="float">
            <text:p>39,30</text:p>
          </table:table-cell>
          <table:table-cell table:formula="of:=[.E96]-[.G96]" office:value-type="float" office:value="26.31" calcext:value-type="float">
            <text:p>26,31</text:p>
          </table:table-cell>
          <table:table-cell table:formula="of:=IF([.C96]=[.$L$6];IF([.H96]&lt;[.$N$6];[.$F$2];0);0)" office:value-type="float" office:value="0" calcext:value-type="float">
            <text:p>0,00</text:p>
          </table:table-cell>
          <table:table-cell table:formula="of:=IF([.I96]&lt;5;[.$F$3];0)" office:value-type="float" office:value="0" calcext:value-type="float">
            <text:p>0,00</text:p>
          </table:table-cell>
          <table:table-cell table:formula="of:=IF([.J96]=0;[.H96];[.J96])" office:value-type="float" office:value="39.3" calcext:value-type="float">
            <text:p>39,30</text:p>
          </table:table-cell>
          <table:table-cell table:formula="of:=IF([.K96]=0;[.I96];[.K96])" office:value-type="float" office:value="26.31" calcext:value-type="float">
            <text:p>26,3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7" calcext:value-type="date">
            <text:p>27.03.2014</text:p>
          </table:table-cell>
          <table:table-cell office:value-type="float" office:value="102" calcext:value-type="float">
            <text:p>102</text:p>
          </table:table-cell>
          <table:table-cell table:formula="of:=LOOKUP(WEEKDAY([.A97];2);[.$B$1:.$B$7];[.$C$1:.$C$7])" office:value-type="string" office:string-value="czwartek" calcext:value-type="string">
            <text:p>czwartek</text:p>
          </table:table-cell>
          <table:table-cell table:formula="of:=[.L96]" office:value-type="float" office:value="39.3" calcext:value-type="float">
            <text:p>39,30</text:p>
          </table:table-cell>
          <table:table-cell table:formula="of:=[.M96]" office:value-type="float" office:value="26.31" calcext:value-type="float">
            <text:p>26,31</text:p>
          </table:table-cell>
          <table:table-cell table:formula="of:=ROUND(IF([.E97]&gt;[.$F$6];IF([.E97]-(([.B97]*[.$G$3])/100)&lt;0;((([.E97]*100)/[.$G$3])*[.$G$2])/100;0);([.$G$2]*([.B97]/2))/100);2)" office:value-type="float" office:value="0" calcext:value-type="float">
            <text:p>0,00</text:p>
          </table:table-cell>
          <table:table-cell table:formula="of:=ROUND(IF([.E97]&gt;[.$F$6];IF([.E97]-(([.B97]*[.$G$3])/100)&lt;0;[.E97];([.$G$3]*[.B97])/100);([.$G$3]*([.B97]/2))/100) ;2)" office:value-type="float" office:value="9.18" calcext:value-type="float">
            <text:p>9,18</text:p>
          </table:table-cell>
          <table:table-cell table:formula="of:=[.D97]-[.F97]" office:value-type="float" office:value="39.3" calcext:value-type="float">
            <text:p>39,30</text:p>
          </table:table-cell>
          <table:table-cell table:formula="of:=[.E97]-[.G97]" office:value-type="float" office:value="17.13" calcext:value-type="float">
            <text:p>17,13</text:p>
          </table:table-cell>
          <table:table-cell table:formula="of:=IF([.C97]=[.$L$6];IF([.H97]&lt;[.$N$6];[.$F$2];0);0)" office:value-type="float" office:value="45" calcext:value-type="float">
            <text:p>45,00</text:p>
          </table:table-cell>
          <table:table-cell table:formula="of:=IF([.I97]&lt;5;[.$F$3];0)" office:value-type="float" office:value="0" calcext:value-type="float">
            <text:p>0,00</text:p>
          </table:table-cell>
          <table:table-cell table:formula="of:=IF([.J97]=0;[.H97];[.J97])" office:value-type="float" office:value="45" calcext:value-type="float">
            <text:p>45,00</text:p>
          </table:table-cell>
          <table:table-cell table:formula="of:=IF([.K97]=0;[.I97];[.K97])" office:value-type="float" office:value="17.13" calcext:value-type="float">
            <text:p>17,1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8" calcext:value-type="date">
            <text:p>28.03.2014</text:p>
          </table:table-cell>
          <table:table-cell office:value-type="float" office:value="129" calcext:value-type="float">
            <text:p>129</text:p>
          </table:table-cell>
          <table:table-cell table:formula="of:=LOOKUP(WEEKDAY([.A98];2);[.$B$1:.$B$7];[.$C$1:.$C$7])" office:value-type="string" office:string-value="piątek" calcext:value-type="string">
            <text:p>piątek</text:p>
          </table:table-cell>
          <table:table-cell table:formula="of:=[.L97]" office:value-type="float" office:value="45" calcext:value-type="float">
            <text:p>45,00</text:p>
          </table:table-cell>
          <table:table-cell table:formula="of:=[.M97]" office:value-type="float" office:value="17.13" calcext:value-type="float">
            <text:p>17,13</text:p>
          </table:table-cell>
          <table:table-cell table:formula="of:=ROUND(IF([.E98]&gt;[.$F$6];IF([.E98]-(([.B98]*[.$G$3])/100)&lt;0;((([.E98]*100)/[.$G$3])*[.$G$2])/100;0);([.$G$2]*([.B98]/2))/100);2)" office:value-type="float" office:value="0" calcext:value-type="float">
            <text:p>0,00</text:p>
          </table:table-cell>
          <table:table-cell table:formula="of:=ROUND(IF([.E98]&gt;[.$F$6];IF([.E98]-(([.B98]*[.$G$3])/100)&lt;0;[.E98];([.$G$3]*[.B98])/100);([.$G$3]*([.B98]/2))/100) ;2)" office:value-type="float" office:value="11.61" calcext:value-type="float">
            <text:p>11,61</text:p>
          </table:table-cell>
          <table:table-cell table:formula="of:=[.D98]-[.F98]" office:value-type="float" office:value="45" calcext:value-type="float">
            <text:p>45,00</text:p>
          </table:table-cell>
          <table:table-cell table:formula="of:=[.E98]-[.G98]" office:value-type="float" office:value="5.52" calcext:value-type="float">
            <text:p>5,52</text:p>
          </table:table-cell>
          <table:table-cell table:formula="of:=IF([.C98]=[.$L$6];IF([.H98]&lt;[.$N$6];[.$F$2];0);0)" office:value-type="float" office:value="0" calcext:value-type="float">
            <text:p>0,00</text:p>
          </table:table-cell>
          <table:table-cell table:formula="of:=IF([.I98]&lt;5;[.$F$3];0)" office:value-type="float" office:value="0" calcext:value-type="float">
            <text:p>0,00</text:p>
          </table:table-cell>
          <table:table-cell table:formula="of:=IF([.J98]=0;[.H98];[.J98])" office:value-type="float" office:value="45" calcext:value-type="float">
            <text:p>45,00</text:p>
          </table:table-cell>
          <table:table-cell table:formula="of:=IF([.K98]=0;[.I98];[.K98])" office:value-type="float" office:value="5.52" calcext:value-type="float">
            <text:p>5,5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29" calcext:value-type="date">
            <text:p>29.03.2014</text:p>
          </table:table-cell>
          <table:table-cell office:value-type="float" office:value="22" calcext:value-type="float">
            <text:p>22</text:p>
          </table:table-cell>
          <table:table-cell table:formula="of:=LOOKUP(WEEKDAY([.A99];2);[.$B$1:.$B$7];[.$C$1:.$C$7])" office:value-type="string" office:string-value="sobota" calcext:value-type="string">
            <text:p>sobota</text:p>
          </table:table-cell>
          <table:table-cell table:formula="of:=[.L98]" office:value-type="float" office:value="45" calcext:value-type="float">
            <text:p>45,00</text:p>
          </table:table-cell>
          <table:table-cell table:formula="of:=[.M98]" office:value-type="float" office:value="5.52" calcext:value-type="float">
            <text:p>5,52</text:p>
          </table:table-cell>
          <table:table-cell table:formula="of:=ROUND(IF([.E99]&gt;[.$F$6];IF([.E99]-(([.B99]*[.$G$3])/100)&lt;0;((([.E99]*100)/[.$G$3])*[.$G$2])/100;0);([.$G$2]*([.B99]/2))/100);2)" office:value-type="float" office:value="0.66" calcext:value-type="float">
            <text:p>0,66</text:p>
          </table:table-cell>
          <table:table-cell table:formula="of:=ROUND(IF([.E99]&gt;[.$F$6];IF([.E99]-(([.B99]*[.$G$3])/100)&lt;0;[.E99];([.$G$3]*[.B99])/100);([.$G$3]*([.B99]/2))/100) ;2)" office:value-type="float" office:value="0.99" calcext:value-type="float">
            <text:p>0,99</text:p>
          </table:table-cell>
          <table:table-cell table:formula="of:=[.D99]-[.F99]" office:value-type="float" office:value="44.34" calcext:value-type="float">
            <text:p>44,34</text:p>
          </table:table-cell>
          <table:table-cell table:formula="of:=[.E99]-[.G99]" office:value-type="float" office:value="4.53" calcext:value-type="float">
            <text:p>4,53</text:p>
          </table:table-cell>
          <table:table-cell table:formula="of:=IF([.C99]=[.$L$6];IF([.H99]&lt;[.$N$6];[.$F$2];0);0)" office:value-type="float" office:value="0" calcext:value-type="float">
            <text:p>0,00</text:p>
          </table:table-cell>
          <table:table-cell table:formula="of:=IF([.I99]&lt;5;[.$F$3];0)" office:value-type="float" office:value="30" calcext:value-type="float">
            <text:p>30,00</text:p>
          </table:table-cell>
          <table:table-cell table:formula="of:=IF([.J99]=0;[.H99];[.J99])" office:value-type="float" office:value="44.34" calcext:value-type="float">
            <text:p>44,34</text:p>
          </table:table-cell>
          <table:table-cell table:formula="of:=IF([.K99]=0;[.I99];[.K9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30" calcext:value-type="date">
            <text:p>30.03.2014</text:p>
          </table:table-cell>
          <table:table-cell office:value-type="float" office:value="25" calcext:value-type="float">
            <text:p>25</text:p>
          </table:table-cell>
          <table:table-cell table:formula="of:=LOOKUP(WEEKDAY([.A100];2);[.$B$1:.$B$7];[.$C$1:.$C$7])" office:value-type="string" office:string-value="niedziela" calcext:value-type="string">
            <text:p>niedziela</text:p>
          </table:table-cell>
          <table:table-cell table:formula="of:=[.L99]" office:value-type="float" office:value="44.34" calcext:value-type="float">
            <text:p>44,34</text:p>
          </table:table-cell>
          <table:table-cell table:formula="of:=[.M99]" office:value-type="float" office:value="30" calcext:value-type="float">
            <text:p>30,00</text:p>
          </table:table-cell>
          <table:table-cell table:formula="of:=ROUND(IF([.E100]&gt;[.$F$6];IF([.E100]-(([.B100]*[.$G$3])/100)&lt;0;((([.E100]*100)/[.$G$3])*[.$G$2])/100;0);([.$G$2]*([.B100]/2))/100);2)" office:value-type="float" office:value="0" calcext:value-type="float">
            <text:p>0,00</text:p>
          </table:table-cell>
          <table:table-cell table:formula="of:=ROUND(IF([.E100]&gt;[.$F$6];IF([.E100]-(([.B100]*[.$G$3])/100)&lt;0;[.E100];([.$G$3]*[.B100])/100);([.$G$3]*([.B100]/2))/100) ;2)" office:value-type="float" office:value="2.25" calcext:value-type="float">
            <text:p>2,25</text:p>
          </table:table-cell>
          <table:table-cell table:formula="of:=[.D100]-[.F100]" office:value-type="float" office:value="44.34" calcext:value-type="float">
            <text:p>44,34</text:p>
          </table:table-cell>
          <table:table-cell table:formula="of:=[.E100]-[.G100]" office:value-type="float" office:value="27.75" calcext:value-type="float">
            <text:p>27,75</text:p>
          </table:table-cell>
          <table:table-cell table:formula="of:=IF([.C100]=[.$L$6];IF([.H100]&lt;[.$N$6];[.$F$2];0);0)" office:value-type="float" office:value="0" calcext:value-type="float">
            <text:p>0,00</text:p>
          </table:table-cell>
          <table:table-cell table:formula="of:=IF([.I100]&lt;5;[.$F$3];0)" office:value-type="float" office:value="0" calcext:value-type="float">
            <text:p>0,00</text:p>
          </table:table-cell>
          <table:table-cell table:formula="of:=IF([.J100]=0;[.H100];[.J100])" office:value-type="float" office:value="44.34" calcext:value-type="float">
            <text:p>44,34</text:p>
          </table:table-cell>
          <table:table-cell table:formula="of:=IF([.K100]=0;[.I100];[.K100])" office:value-type="float" office:value="27.75" calcext:value-type="float">
            <text:p>27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3-31" calcext:value-type="date">
            <text:p>31.03.2014</text:p>
          </table:table-cell>
          <table:table-cell office:value-type="float" office:value="26" calcext:value-type="float">
            <text:p>26</text:p>
          </table:table-cell>
          <table:table-cell table:formula="of:=LOOKUP(WEEKDAY([.A101];2);[.$B$1:.$B$7];[.$C$1:.$C$7])" office:value-type="string" office:string-value="poniedziałek" calcext:value-type="string">
            <text:p>poniedziałek</text:p>
          </table:table-cell>
          <table:table-cell table:formula="of:=[.L100]" office:value-type="float" office:value="44.34" calcext:value-type="float">
            <text:p>44,34</text:p>
          </table:table-cell>
          <table:table-cell table:formula="of:=[.M100]" office:value-type="float" office:value="27.75" calcext:value-type="float">
            <text:p>27,75</text:p>
          </table:table-cell>
          <table:table-cell table:formula="of:=ROUND(IF([.E101]&gt;[.$F$6];IF([.E101]-(([.B101]*[.$G$3])/100)&lt;0;((([.E101]*100)/[.$G$3])*[.$G$2])/100;0);([.$G$2]*([.B101]/2))/100);2)" office:value-type="float" office:value="0" calcext:value-type="float">
            <text:p>0,00</text:p>
          </table:table-cell>
          <table:table-cell table:formula="of:=ROUND(IF([.E101]&gt;[.$F$6];IF([.E101]-(([.B101]*[.$G$3])/100)&lt;0;[.E101];([.$G$3]*[.B101])/100);([.$G$3]*([.B101]/2))/100) ;2)" office:value-type="float" office:value="2.34" calcext:value-type="float">
            <text:p>2,34</text:p>
          </table:table-cell>
          <table:table-cell table:formula="of:=[.D101]-[.F101]" office:value-type="float" office:value="44.34" calcext:value-type="float">
            <text:p>44,34</text:p>
          </table:table-cell>
          <table:table-cell table:formula="of:=[.E101]-[.G101]" office:value-type="float" office:value="25.41" calcext:value-type="float">
            <text:p>25,41</text:p>
          </table:table-cell>
          <table:table-cell table:formula="of:=IF([.C101]=[.$L$6];IF([.H101]&lt;[.$N$6];[.$F$2];0);0)" office:value-type="float" office:value="0" calcext:value-type="float">
            <text:p>0,00</text:p>
          </table:table-cell>
          <table:table-cell table:formula="of:=IF([.I101]&lt;5;[.$F$3];0)" office:value-type="float" office:value="0" calcext:value-type="float">
            <text:p>0,00</text:p>
          </table:table-cell>
          <table:table-cell table:formula="of:=IF([.J101]=0;[.H101];[.J101])" office:value-type="float" office:value="44.34" calcext:value-type="float">
            <text:p>44,34</text:p>
          </table:table-cell>
          <table:table-cell table:formula="of:=IF([.K101]=0;[.I101];[.K101])" office:value-type="float" office:value="25.41" calcext:value-type="float">
            <text:p>25,4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1" calcext:value-type="date">
            <text:p>1.04.2014</text:p>
          </table:table-cell>
          <table:table-cell office:value-type="float" office:value="84" calcext:value-type="float">
            <text:p>84</text:p>
          </table:table-cell>
          <table:table-cell table:formula="of:=LOOKUP(WEEKDAY([.A102];2);[.$B$1:.$B$7];[.$C$1:.$C$7])" office:value-type="string" office:string-value="wtorek" calcext:value-type="string">
            <text:p>wtorek</text:p>
          </table:table-cell>
          <table:table-cell table:formula="of:=[.L101]" office:value-type="float" office:value="44.34" calcext:value-type="float">
            <text:p>44,34</text:p>
          </table:table-cell>
          <table:table-cell table:formula="of:=[.M101]" office:value-type="float" office:value="25.41" calcext:value-type="float">
            <text:p>25,41</text:p>
          </table:table-cell>
          <table:table-cell table:formula="of:=ROUND(IF([.E102]&gt;[.$F$6];IF([.E102]-(([.B102]*[.$G$3])/100)&lt;0;((([.E102]*100)/[.$G$3])*[.$G$2])/100;0);([.$G$2]*([.B102]/2))/100);2)" office:value-type="float" office:value="0" calcext:value-type="float">
            <text:p>0,00</text:p>
          </table:table-cell>
          <table:table-cell table:formula="of:=ROUND(IF([.E102]&gt;[.$F$6];IF([.E102]-(([.B102]*[.$G$3])/100)&lt;0;[.E102];([.$G$3]*[.B102])/100);([.$G$3]*([.B102]/2))/100) ;2)" office:value-type="float" office:value="7.56" calcext:value-type="float">
            <text:p>7,56</text:p>
          </table:table-cell>
          <table:table-cell table:formula="of:=[.D102]-[.F102]" office:value-type="float" office:value="44.34" calcext:value-type="float">
            <text:p>44,34</text:p>
          </table:table-cell>
          <table:table-cell table:formula="of:=[.E102]-[.G102]" office:value-type="float" office:value="17.85" calcext:value-type="float">
            <text:p>17,85</text:p>
          </table:table-cell>
          <table:table-cell table:formula="of:=IF([.C102]=[.$L$6];IF([.H102]&lt;[.$N$6];[.$F$2];0);0)" office:value-type="float" office:value="0" calcext:value-type="float">
            <text:p>0,00</text:p>
          </table:table-cell>
          <table:table-cell table:formula="of:=IF([.I102]&lt;5;[.$F$3];0)" office:value-type="float" office:value="0" calcext:value-type="float">
            <text:p>0,00</text:p>
          </table:table-cell>
          <table:table-cell table:formula="of:=IF([.J102]=0;[.H102];[.J102])" office:value-type="float" office:value="44.34" calcext:value-type="float">
            <text:p>44,34</text:p>
          </table:table-cell>
          <table:table-cell table:formula="of:=IF([.K102]=0;[.I102];[.K102])" office:value-type="float" office:value="17.85" calcext:value-type="float">
            <text:p>17,8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2" calcext:value-type="date">
            <text:p>2.04.2014</text:p>
          </table:table-cell>
          <table:table-cell office:value-type="float" office:value="129" calcext:value-type="float">
            <text:p>129</text:p>
          </table:table-cell>
          <table:table-cell table:formula="of:=LOOKUP(WEEKDAY([.A103];2);[.$B$1:.$B$7];[.$C$1:.$C$7])" office:value-type="string" office:string-value="środa" calcext:value-type="string">
            <text:p>środa</text:p>
          </table:table-cell>
          <table:table-cell table:formula="of:=[.L102]" office:value-type="float" office:value="44.34" calcext:value-type="float">
            <text:p>44,34</text:p>
          </table:table-cell>
          <table:table-cell table:formula="of:=[.M102]" office:value-type="float" office:value="17.85" calcext:value-type="float">
            <text:p>17,85</text:p>
          </table:table-cell>
          <table:table-cell table:formula="of:=ROUND(IF([.E103]&gt;[.$F$6];IF([.E103]-(([.B103]*[.$G$3])/100)&lt;0;((([.E103]*100)/[.$G$3])*[.$G$2])/100;0);([.$G$2]*([.B103]/2))/100);2)" office:value-type="float" office:value="0" calcext:value-type="float">
            <text:p>0,00</text:p>
          </table:table-cell>
          <table:table-cell table:formula="of:=ROUND(IF([.E103]&gt;[.$F$6];IF([.E103]-(([.B103]*[.$G$3])/100)&lt;0;[.E103];([.$G$3]*[.B103])/100);([.$G$3]*([.B103]/2))/100) ;2)" office:value-type="float" office:value="11.61" calcext:value-type="float">
            <text:p>11,61</text:p>
          </table:table-cell>
          <table:table-cell table:formula="of:=[.D103]-[.F103]" office:value-type="float" office:value="44.34" calcext:value-type="float">
            <text:p>44,34</text:p>
          </table:table-cell>
          <table:table-cell table:formula="of:=[.E103]-[.G103]" office:value-type="float" office:value="6.24" calcext:value-type="float">
            <text:p>6,24</text:p>
          </table:table-cell>
          <table:table-cell table:formula="of:=IF([.C103]=[.$L$6];IF([.H103]&lt;[.$N$6];[.$F$2];0);0)" office:value-type="float" office:value="0" calcext:value-type="float">
            <text:p>0,00</text:p>
          </table:table-cell>
          <table:table-cell table:formula="of:=IF([.I103]&lt;5;[.$F$3];0)" office:value-type="float" office:value="0" calcext:value-type="float">
            <text:p>0,00</text:p>
          </table:table-cell>
          <table:table-cell table:formula="of:=IF([.J103]=0;[.H103];[.J103])" office:value-type="float" office:value="44.34" calcext:value-type="float">
            <text:p>44,34</text:p>
          </table:table-cell>
          <table:table-cell table:formula="of:=IF([.K103]=0;[.I103];[.K103])" office:value-type="float" office:value="6.24" calcext:value-type="float">
            <text:p>6,2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3" calcext:value-type="date">
            <text:p>3.04.2014</text:p>
          </table:table-cell>
          <table:table-cell office:value-type="float" office:value="18" calcext:value-type="float">
            <text:p>18</text:p>
          </table:table-cell>
          <table:table-cell table:formula="of:=LOOKUP(WEEKDAY([.A104];2);[.$B$1:.$B$7];[.$C$1:.$C$7])" office:value-type="string" office:string-value="czwartek" calcext:value-type="string">
            <text:p>czwartek</text:p>
          </table:table-cell>
          <table:table-cell table:formula="of:=[.L103]" office:value-type="float" office:value="44.34" calcext:value-type="float">
            <text:p>44,34</text:p>
          </table:table-cell>
          <table:table-cell table:formula="of:=[.M103]" office:value-type="float" office:value="6.24" calcext:value-type="float">
            <text:p>6,24</text:p>
          </table:table-cell>
          <table:table-cell table:formula="of:=ROUND(IF([.E104]&gt;[.$F$6];IF([.E104]-(([.B104]*[.$G$3])/100)&lt;0;((([.E104]*100)/[.$G$3])*[.$G$2])/100;0);([.$G$2]*([.B104]/2))/100);2)" office:value-type="float" office:value="0.54" calcext:value-type="float">
            <text:p>0,54</text:p>
          </table:table-cell>
          <table:table-cell table:formula="of:=ROUND(IF([.E104]&gt;[.$F$6];IF([.E104]-(([.B104]*[.$G$3])/100)&lt;0;[.E104];([.$G$3]*[.B104])/100);([.$G$3]*([.B104]/2))/100) ;2)" office:value-type="float" office:value="0.81" calcext:value-type="float">
            <text:p>0,81</text:p>
          </table:table-cell>
          <table:table-cell table:formula="of:=[.D104]-[.F104]" office:value-type="float" office:value="43.8" calcext:value-type="float">
            <text:p>43,80</text:p>
          </table:table-cell>
          <table:table-cell table:formula="of:=[.E104]-[.G104]" office:value-type="float" office:value="5.43" calcext:value-type="float">
            <text:p>5,43</text:p>
          </table:table-cell>
          <table:table-cell table:formula="of:=IF([.C104]=[.$L$6];IF([.H104]&lt;[.$N$6];[.$F$2];0);0)" office:value-type="float" office:value="0" calcext:value-type="float">
            <text:p>0,00</text:p>
          </table:table-cell>
          <table:table-cell table:formula="of:=IF([.I104]&lt;5;[.$F$3];0)" office:value-type="float" office:value="0" calcext:value-type="float">
            <text:p>0,00</text:p>
          </table:table-cell>
          <table:table-cell table:formula="of:=IF([.J104]=0;[.H104];[.J104])" office:value-type="float" office:value="43.8" calcext:value-type="float">
            <text:p>43,80</text:p>
          </table:table-cell>
          <table:table-cell table:formula="of:=IF([.K104]=0;[.I104];[.K104])" office:value-type="float" office:value="5.43" calcext:value-type="float">
            <text:p>5,4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4" calcext:value-type="date">
            <text:p>4.04.2014</text:p>
          </table:table-cell>
          <table:table-cell office:value-type="float" office:value="60" calcext:value-type="float">
            <text:p>60</text:p>
          </table:table-cell>
          <table:table-cell table:formula="of:=LOOKUP(WEEKDAY([.A105];2);[.$B$1:.$B$7];[.$C$1:.$C$7])" office:value-type="string" office:string-value="piątek" calcext:value-type="string">
            <text:p>piątek</text:p>
          </table:table-cell>
          <table:table-cell table:formula="of:=[.L104]" office:value-type="float" office:value="43.8" calcext:value-type="float">
            <text:p>43,80</text:p>
          </table:table-cell>
          <table:table-cell table:formula="of:=[.M104]" office:value-type="float" office:value="5.43" calcext:value-type="float">
            <text:p>5,43</text:p>
          </table:table-cell>
          <table:table-cell table:formula="of:=ROUND(IF([.E105]&gt;[.$F$6];IF([.E105]-(([.B105]*[.$G$3])/100)&lt;0;((([.E105]*100)/[.$G$3])*[.$G$2])/100;0);([.$G$2]*([.B105]/2))/100);2)" office:value-type="float" office:value="1.8" calcext:value-type="float">
            <text:p>1,80</text:p>
          </table:table-cell>
          <table:table-cell table:formula="of:=ROUND(IF([.E105]&gt;[.$F$6];IF([.E105]-(([.B105]*[.$G$3])/100)&lt;0;[.E105];([.$G$3]*[.B105])/100);([.$G$3]*([.B105]/2))/100) ;2)" office:value-type="float" office:value="2.7" calcext:value-type="float">
            <text:p>2,70</text:p>
          </table:table-cell>
          <table:table-cell table:formula="of:=[.D105]-[.F105]" office:value-type="float" office:value="42" calcext:value-type="float">
            <text:p>42,00</text:p>
          </table:table-cell>
          <table:table-cell table:formula="of:=[.E105]-[.G105]" office:value-type="float" office:value="2.73" calcext:value-type="float">
            <text:p>2,73</text:p>
          </table:table-cell>
          <table:table-cell table:formula="of:=IF([.C105]=[.$L$6];IF([.H105]&lt;[.$N$6];[.$F$2];0);0)" office:value-type="float" office:value="0" calcext:value-type="float">
            <text:p>0,00</text:p>
          </table:table-cell>
          <table:table-cell table:formula="of:=IF([.I105]&lt;5;[.$F$3];0)" office:value-type="float" office:value="30" calcext:value-type="float">
            <text:p>30,00</text:p>
          </table:table-cell>
          <table:table-cell table:formula="of:=IF([.J105]=0;[.H105];[.J105])" office:value-type="float" office:value="42" calcext:value-type="float">
            <text:p>42,00</text:p>
          </table:table-cell>
          <table:table-cell table:formula="of:=IF([.K105]=0;[.I105];[.K10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5" calcext:value-type="date">
            <text:p>5.04.2014</text:p>
          </table:table-cell>
          <table:table-cell office:value-type="float" office:value="25" calcext:value-type="float">
            <text:p>25</text:p>
          </table:table-cell>
          <table:table-cell table:formula="of:=LOOKUP(WEEKDAY([.A106];2);[.$B$1:.$B$7];[.$C$1:.$C$7])" office:value-type="string" office:string-value="sobota" calcext:value-type="string">
            <text:p>sobota</text:p>
          </table:table-cell>
          <table:table-cell table:formula="of:=[.L105]" office:value-type="float" office:value="42" calcext:value-type="float">
            <text:p>42,00</text:p>
          </table:table-cell>
          <table:table-cell table:formula="of:=[.M105]" office:value-type="float" office:value="30" calcext:value-type="float">
            <text:p>30,00</text:p>
          </table:table-cell>
          <table:table-cell table:formula="of:=ROUND(IF([.E106]&gt;[.$F$6];IF([.E106]-(([.B106]*[.$G$3])/100)&lt;0;((([.E106]*100)/[.$G$3])*[.$G$2])/100;0);([.$G$2]*([.B106]/2))/100);2)" office:value-type="float" office:value="0" calcext:value-type="float">
            <text:p>0,00</text:p>
          </table:table-cell>
          <table:table-cell table:formula="of:=ROUND(IF([.E106]&gt;[.$F$6];IF([.E106]-(([.B106]*[.$G$3])/100)&lt;0;[.E106];([.$G$3]*[.B106])/100);([.$G$3]*([.B106]/2))/100) ;2)" office:value-type="float" office:value="2.25" calcext:value-type="float">
            <text:p>2,25</text:p>
          </table:table-cell>
          <table:table-cell table:formula="of:=[.D106]-[.F106]" office:value-type="float" office:value="42" calcext:value-type="float">
            <text:p>42,00</text:p>
          </table:table-cell>
          <table:table-cell table:formula="of:=[.E106]-[.G106]" office:value-type="float" office:value="27.75" calcext:value-type="float">
            <text:p>27,75</text:p>
          </table:table-cell>
          <table:table-cell table:formula="of:=IF([.C106]=[.$L$6];IF([.H106]&lt;[.$N$6];[.$F$2];0);0)" office:value-type="float" office:value="0" calcext:value-type="float">
            <text:p>0,00</text:p>
          </table:table-cell>
          <table:table-cell table:formula="of:=IF([.I106]&lt;5;[.$F$3];0)" office:value-type="float" office:value="0" calcext:value-type="float">
            <text:p>0,00</text:p>
          </table:table-cell>
          <table:table-cell table:formula="of:=IF([.J106]=0;[.H106];[.J106])" office:value-type="float" office:value="42" calcext:value-type="float">
            <text:p>42,00</text:p>
          </table:table-cell>
          <table:table-cell table:formula="of:=IF([.K106]=0;[.I106];[.K106])" office:value-type="float" office:value="27.75" calcext:value-type="float">
            <text:p>27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6" calcext:value-type="date">
            <text:p>6.04.2014</text:p>
          </table:table-cell>
          <table:table-cell office:value-type="float" office:value="126" calcext:value-type="float">
            <text:p>126</text:p>
          </table:table-cell>
          <table:table-cell table:formula="of:=LOOKUP(WEEKDAY([.A107];2);[.$B$1:.$B$7];[.$C$1:.$C$7])" office:value-type="string" office:string-value="niedziela" calcext:value-type="string">
            <text:p>niedziela</text:p>
          </table:table-cell>
          <table:table-cell table:formula="of:=[.L106]" office:value-type="float" office:value="42" calcext:value-type="float">
            <text:p>42,00</text:p>
          </table:table-cell>
          <table:table-cell table:formula="of:=[.M106]" office:value-type="float" office:value="27.75" calcext:value-type="float">
            <text:p>27,75</text:p>
          </table:table-cell>
          <table:table-cell table:formula="of:=ROUND(IF([.E107]&gt;[.$F$6];IF([.E107]-(([.B107]*[.$G$3])/100)&lt;0;((([.E107]*100)/[.$G$3])*[.$G$2])/100;0);([.$G$2]*([.B107]/2))/100);2)" office:value-type="float" office:value="0" calcext:value-type="float">
            <text:p>0,00</text:p>
          </table:table-cell>
          <table:table-cell table:formula="of:=ROUND(IF([.E107]&gt;[.$F$6];IF([.E107]-(([.B107]*[.$G$3])/100)&lt;0;[.E107];([.$G$3]*[.B107])/100);([.$G$3]*([.B107]/2))/100) ;2)" office:value-type="float" office:value="11.34" calcext:value-type="float">
            <text:p>11,34</text:p>
          </table:table-cell>
          <table:table-cell table:formula="of:=[.D107]-[.F107]" office:value-type="float" office:value="42" calcext:value-type="float">
            <text:p>42,00</text:p>
          </table:table-cell>
          <table:table-cell table:formula="of:=[.E107]-[.G107]" office:value-type="float" office:value="16.41" calcext:value-type="float">
            <text:p>16,41</text:p>
          </table:table-cell>
          <table:table-cell table:formula="of:=IF([.C107]=[.$L$6];IF([.H107]&lt;[.$N$6];[.$F$2];0);0)" office:value-type="float" office:value="0" calcext:value-type="float">
            <text:p>0,00</text:p>
          </table:table-cell>
          <table:table-cell table:formula="of:=IF([.I107]&lt;5;[.$F$3];0)" office:value-type="float" office:value="0" calcext:value-type="float">
            <text:p>0,00</text:p>
          </table:table-cell>
          <table:table-cell table:formula="of:=IF([.J107]=0;[.H107];[.J107])" office:value-type="float" office:value="42" calcext:value-type="float">
            <text:p>42,00</text:p>
          </table:table-cell>
          <table:table-cell table:formula="of:=IF([.K107]=0;[.I107];[.K107])" office:value-type="float" office:value="16.41" calcext:value-type="float">
            <text:p>16,4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7" calcext:value-type="date">
            <text:p>7.04.2014</text:p>
          </table:table-cell>
          <table:table-cell office:value-type="float" office:value="35" calcext:value-type="float">
            <text:p>35</text:p>
          </table:table-cell>
          <table:table-cell table:formula="of:=LOOKUP(WEEKDAY([.A108];2);[.$B$1:.$B$7];[.$C$1:.$C$7])" office:value-type="string" office:string-value="poniedziałek" calcext:value-type="string">
            <text:p>poniedziałek</text:p>
          </table:table-cell>
          <table:table-cell table:formula="of:=[.L107]" office:value-type="float" office:value="42" calcext:value-type="float">
            <text:p>42,00</text:p>
          </table:table-cell>
          <table:table-cell table:formula="of:=[.M107]" office:value-type="float" office:value="16.41" calcext:value-type="float">
            <text:p>16,41</text:p>
          </table:table-cell>
          <table:table-cell table:formula="of:=ROUND(IF([.E108]&gt;[.$F$6];IF([.E108]-(([.B108]*[.$G$3])/100)&lt;0;((([.E108]*100)/[.$G$3])*[.$G$2])/100;0);([.$G$2]*([.B108]/2))/100);2)" office:value-type="float" office:value="0" calcext:value-type="float">
            <text:p>0,00</text:p>
          </table:table-cell>
          <table:table-cell table:formula="of:=ROUND(IF([.E108]&gt;[.$F$6];IF([.E108]-(([.B108]*[.$G$3])/100)&lt;0;[.E108];([.$G$3]*[.B108])/100);([.$G$3]*([.B108]/2))/100) ;2)" office:value-type="float" office:value="3.15" calcext:value-type="float">
            <text:p>3,15</text:p>
          </table:table-cell>
          <table:table-cell table:formula="of:=[.D108]-[.F108]" office:value-type="float" office:value="42" calcext:value-type="float">
            <text:p>42,00</text:p>
          </table:table-cell>
          <table:table-cell table:formula="of:=[.E108]-[.G108]" office:value-type="float" office:value="13.26" calcext:value-type="float">
            <text:p>13,26</text:p>
          </table:table-cell>
          <table:table-cell table:formula="of:=IF([.C108]=[.$L$6];IF([.H108]&lt;[.$N$6];[.$F$2];0);0)" office:value-type="float" office:value="0" calcext:value-type="float">
            <text:p>0,00</text:p>
          </table:table-cell>
          <table:table-cell table:formula="of:=IF([.I108]&lt;5;[.$F$3];0)" office:value-type="float" office:value="0" calcext:value-type="float">
            <text:p>0,00</text:p>
          </table:table-cell>
          <table:table-cell table:formula="of:=IF([.J108]=0;[.H108];[.J108])" office:value-type="float" office:value="42" calcext:value-type="float">
            <text:p>42,00</text:p>
          </table:table-cell>
          <table:table-cell table:formula="of:=IF([.K108]=0;[.I108];[.K108])" office:value-type="float" office:value="13.26" calcext:value-type="float">
            <text:p>13,2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8" calcext:value-type="date">
            <text:p>8.04.2014</text:p>
          </table:table-cell>
          <table:table-cell office:value-type="float" office:value="143" calcext:value-type="float">
            <text:p>143</text:p>
          </table:table-cell>
          <table:table-cell table:formula="of:=LOOKUP(WEEKDAY([.A109];2);[.$B$1:.$B$7];[.$C$1:.$C$7])" office:value-type="string" office:string-value="wtorek" calcext:value-type="string">
            <text:p>wtorek</text:p>
          </table:table-cell>
          <table:table-cell table:formula="of:=[.L108]" office:value-type="float" office:value="42" calcext:value-type="float">
            <text:p>42,00</text:p>
          </table:table-cell>
          <table:table-cell table:formula="of:=[.M108]" office:value-type="float" office:value="13.26" calcext:value-type="float">
            <text:p>13,26</text:p>
          </table:table-cell>
          <table:table-cell table:formula="of:=ROUND(IF([.E109]&gt;[.$F$6];IF([.E109]-(([.B109]*[.$G$3])/100)&lt;0;((([.E109]*100)/[.$G$3])*[.$G$2])/100;0);([.$G$2]*([.B109]/2))/100);2)" office:value-type="float" office:value="4.29" calcext:value-type="float">
            <text:p>4,29</text:p>
          </table:table-cell>
          <table:table-cell table:formula="of:=ROUND(IF([.E109]&gt;[.$F$6];IF([.E109]-(([.B109]*[.$G$3])/100)&lt;0;[.E109];([.$G$3]*[.B109])/100);([.$G$3]*([.B109]/2))/100) ;2)" office:value-type="float" office:value="6.44" calcext:value-type="float">
            <text:p>6,44</text:p>
          </table:table-cell>
          <table:table-cell table:formula="of:=[.D109]-[.F109]" office:value-type="float" office:value="37.71" calcext:value-type="float">
            <text:p>37,71</text:p>
          </table:table-cell>
          <table:table-cell table:formula="of:=[.E109]-[.G109]" office:value-type="float" office:value="6.82" calcext:value-type="float">
            <text:p>6,82</text:p>
          </table:table-cell>
          <table:table-cell table:formula="of:=IF([.C109]=[.$L$6];IF([.H109]&lt;[.$N$6];[.$F$2];0);0)" office:value-type="float" office:value="0" calcext:value-type="float">
            <text:p>0,00</text:p>
          </table:table-cell>
          <table:table-cell table:formula="of:=IF([.I109]&lt;5;[.$F$3];0)" office:value-type="float" office:value="0" calcext:value-type="float">
            <text:p>0,00</text:p>
          </table:table-cell>
          <table:table-cell table:formula="of:=IF([.J109]=0;[.H109];[.J109])" office:value-type="float" office:value="37.71" calcext:value-type="float">
            <text:p>37,71</text:p>
          </table:table-cell>
          <table:table-cell table:formula="of:=IF([.K109]=0;[.I109];[.K109])" office:value-type="float" office:value="6.82" calcext:value-type="float">
            <text:p>6,8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09" calcext:value-type="date">
            <text:p>9.04.2014</text:p>
          </table:table-cell>
          <table:table-cell office:value-type="float" office:value="89" calcext:value-type="float">
            <text:p>89</text:p>
          </table:table-cell>
          <table:table-cell table:formula="of:=LOOKUP(WEEKDAY([.A110];2);[.$B$1:.$B$7];[.$C$1:.$C$7])" office:value-type="string" office:string-value="środa" calcext:value-type="string">
            <text:p>środa</text:p>
          </table:table-cell>
          <table:table-cell table:formula="of:=[.L109]" office:value-type="float" office:value="37.71" calcext:value-type="float">
            <text:p>37,71</text:p>
          </table:table-cell>
          <table:table-cell table:formula="of:=[.M109]" office:value-type="float" office:value="6.82" calcext:value-type="float">
            <text:p>6,82</text:p>
          </table:table-cell>
          <table:table-cell table:formula="of:=ROUND(IF([.E110]&gt;[.$F$6];IF([.E110]-(([.B110]*[.$G$3])/100)&lt;0;((([.E110]*100)/[.$G$3])*[.$G$2])/100;0);([.$G$2]*([.B110]/2))/100);2)" office:value-type="float" office:value="2.67" calcext:value-type="float">
            <text:p>2,67</text:p>
          </table:table-cell>
          <table:table-cell table:formula="of:=ROUND(IF([.E110]&gt;[.$F$6];IF([.E110]-(([.B110]*[.$G$3])/100)&lt;0;[.E110];([.$G$3]*[.B110])/100);([.$G$3]*([.B110]/2))/100) ;2)" office:value-type="float" office:value="4.01" calcext:value-type="float">
            <text:p>4,01</text:p>
          </table:table-cell>
          <table:table-cell table:formula="of:=[.D110]-[.F110]" office:value-type="float" office:value="35.04" calcext:value-type="float">
            <text:p>35,04</text:p>
          </table:table-cell>
          <table:table-cell table:formula="of:=[.E110]-[.G110]" office:value-type="float" office:value="2.81" calcext:value-type="float">
            <text:p>2,81</text:p>
          </table:table-cell>
          <table:table-cell table:formula="of:=IF([.C110]=[.$L$6];IF([.H110]&lt;[.$N$6];[.$F$2];0);0)" office:value-type="float" office:value="0" calcext:value-type="float">
            <text:p>0,00</text:p>
          </table:table-cell>
          <table:table-cell table:formula="of:=IF([.I110]&lt;5;[.$F$3];0)" office:value-type="float" office:value="30" calcext:value-type="float">
            <text:p>30,00</text:p>
          </table:table-cell>
          <table:table-cell table:formula="of:=IF([.J110]=0;[.H110];[.J110])" office:value-type="float" office:value="35.04" calcext:value-type="float">
            <text:p>35,04</text:p>
          </table:table-cell>
          <table:table-cell table:formula="of:=IF([.K110]=0;[.I110];[.K110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0" calcext:value-type="date">
            <text:p>10.04.2014</text:p>
          </table:table-cell>
          <table:table-cell office:value-type="float" office:value="60" calcext:value-type="float">
            <text:p>60</text:p>
          </table:table-cell>
          <table:table-cell table:formula="of:=LOOKUP(WEEKDAY([.A111];2);[.$B$1:.$B$7];[.$C$1:.$C$7])" office:value-type="string" office:string-value="czwartek" calcext:value-type="string">
            <text:p>czwartek</text:p>
          </table:table-cell>
          <table:table-cell table:formula="of:=[.L110]" office:value-type="float" office:value="35.04" calcext:value-type="float">
            <text:p>35,04</text:p>
          </table:table-cell>
          <table:table-cell table:formula="of:=[.M110]" office:value-type="float" office:value="30" calcext:value-type="float">
            <text:p>30,00</text:p>
          </table:table-cell>
          <table:table-cell table:formula="of:=ROUND(IF([.E111]&gt;[.$F$6];IF([.E111]-(([.B111]*[.$G$3])/100)&lt;0;((([.E111]*100)/[.$G$3])*[.$G$2])/100;0);([.$G$2]*([.B111]/2))/100);2)" office:value-type="float" office:value="0" calcext:value-type="float">
            <text:p>0,00</text:p>
          </table:table-cell>
          <table:table-cell table:formula="of:=ROUND(IF([.E111]&gt;[.$F$6];IF([.E111]-(([.B111]*[.$G$3])/100)&lt;0;[.E111];([.$G$3]*[.B111])/100);([.$G$3]*([.B111]/2))/100) ;2)" office:value-type="float" office:value="5.4" calcext:value-type="float">
            <text:p>5,40</text:p>
          </table:table-cell>
          <table:table-cell table:formula="of:=[.D111]-[.F111]" office:value-type="float" office:value="35.04" calcext:value-type="float">
            <text:p>35,04</text:p>
          </table:table-cell>
          <table:table-cell table:formula="of:=[.E111]-[.G111]" office:value-type="float" office:value="24.6" calcext:value-type="float">
            <text:p>24,60</text:p>
          </table:table-cell>
          <table:table-cell table:formula="of:=IF([.C111]=[.$L$6];IF([.H111]&lt;[.$N$6];[.$F$2];0);0)" office:value-type="float" office:value="45" calcext:value-type="float">
            <text:p>45,00</text:p>
          </table:table-cell>
          <table:table-cell table:formula="of:=IF([.I111]&lt;5;[.$F$3];0)" office:value-type="float" office:value="0" calcext:value-type="float">
            <text:p>0,00</text:p>
          </table:table-cell>
          <table:table-cell table:formula="of:=IF([.J111]=0;[.H111];[.J111])" office:value-type="float" office:value="45" calcext:value-type="float">
            <text:p>45,00</text:p>
          </table:table-cell>
          <table:table-cell table:formula="of:=IF([.K111]=0;[.I111];[.K111])" office:value-type="float" office:value="24.6" calcext:value-type="float">
            <text:p>24,6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1" calcext:value-type="date">
            <text:p>11.04.2014</text:p>
          </table:table-cell>
          <table:table-cell office:value-type="float" office:value="52" calcext:value-type="float">
            <text:p>52</text:p>
          </table:table-cell>
          <table:table-cell table:formula="of:=LOOKUP(WEEKDAY([.A112];2);[.$B$1:.$B$7];[.$C$1:.$C$7])" office:value-type="string" office:string-value="piątek" calcext:value-type="string">
            <text:p>piątek</text:p>
          </table:table-cell>
          <table:table-cell table:formula="of:=[.L111]" office:value-type="float" office:value="45" calcext:value-type="float">
            <text:p>45,00</text:p>
          </table:table-cell>
          <table:table-cell table:formula="of:=[.M111]" office:value-type="float" office:value="24.6" calcext:value-type="float">
            <text:p>24,60</text:p>
          </table:table-cell>
          <table:table-cell table:formula="of:=ROUND(IF([.E112]&gt;[.$F$6];IF([.E112]-(([.B112]*[.$G$3])/100)&lt;0;((([.E112]*100)/[.$G$3])*[.$G$2])/100;0);([.$G$2]*([.B112]/2))/100);2)" office:value-type="float" office:value="0" calcext:value-type="float">
            <text:p>0,00</text:p>
          </table:table-cell>
          <table:table-cell table:formula="of:=ROUND(IF([.E112]&gt;[.$F$6];IF([.E112]-(([.B112]*[.$G$3])/100)&lt;0;[.E112];([.$G$3]*[.B112])/100);([.$G$3]*([.B112]/2))/100) ;2)" office:value-type="float" office:value="4.68" calcext:value-type="float">
            <text:p>4,68</text:p>
          </table:table-cell>
          <table:table-cell table:formula="of:=[.D112]-[.F112]" office:value-type="float" office:value="45" calcext:value-type="float">
            <text:p>45,00</text:p>
          </table:table-cell>
          <table:table-cell table:formula="of:=[.E112]-[.G112]" office:value-type="float" office:value="19.92" calcext:value-type="float">
            <text:p>19,92</text:p>
          </table:table-cell>
          <table:table-cell table:formula="of:=IF([.C112]=[.$L$6];IF([.H112]&lt;[.$N$6];[.$F$2];0);0)" office:value-type="float" office:value="0" calcext:value-type="float">
            <text:p>0,00</text:p>
          </table:table-cell>
          <table:table-cell table:formula="of:=IF([.I112]&lt;5;[.$F$3];0)" office:value-type="float" office:value="0" calcext:value-type="float">
            <text:p>0,00</text:p>
          </table:table-cell>
          <table:table-cell table:formula="of:=IF([.J112]=0;[.H112];[.J112])" office:value-type="float" office:value="45" calcext:value-type="float">
            <text:p>45,00</text:p>
          </table:table-cell>
          <table:table-cell table:formula="of:=IF([.K112]=0;[.I112];[.K112])" office:value-type="float" office:value="19.92" calcext:value-type="float">
            <text:p>19,9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2" calcext:value-type="date">
            <text:p>12.04.2014</text:p>
          </table:table-cell>
          <table:table-cell office:value-type="float" office:value="24" calcext:value-type="float">
            <text:p>24</text:p>
          </table:table-cell>
          <table:table-cell table:formula="of:=LOOKUP(WEEKDAY([.A113];2);[.$B$1:.$B$7];[.$C$1:.$C$7])" office:value-type="string" office:string-value="sobota" calcext:value-type="string">
            <text:p>sobota</text:p>
          </table:table-cell>
          <table:table-cell table:formula="of:=[.L112]" office:value-type="float" office:value="45" calcext:value-type="float">
            <text:p>45,00</text:p>
          </table:table-cell>
          <table:table-cell table:formula="of:=[.M112]" office:value-type="float" office:value="19.92" calcext:value-type="float">
            <text:p>19,92</text:p>
          </table:table-cell>
          <table:table-cell table:formula="of:=ROUND(IF([.E113]&gt;[.$F$6];IF([.E113]-(([.B113]*[.$G$3])/100)&lt;0;((([.E113]*100)/[.$G$3])*[.$G$2])/100;0);([.$G$2]*([.B113]/2))/100);2)" office:value-type="float" office:value="0" calcext:value-type="float">
            <text:p>0,00</text:p>
          </table:table-cell>
          <table:table-cell table:formula="of:=ROUND(IF([.E113]&gt;[.$F$6];IF([.E113]-(([.B113]*[.$G$3])/100)&lt;0;[.E113];([.$G$3]*[.B113])/100);([.$G$3]*([.B113]/2))/100) ;2)" office:value-type="float" office:value="2.16" calcext:value-type="float">
            <text:p>2,16</text:p>
          </table:table-cell>
          <table:table-cell table:formula="of:=[.D113]-[.F113]" office:value-type="float" office:value="45" calcext:value-type="float">
            <text:p>45,00</text:p>
          </table:table-cell>
          <table:table-cell table:formula="of:=[.E113]-[.G113]" office:value-type="float" office:value="17.76" calcext:value-type="float">
            <text:p>17,76</text:p>
          </table:table-cell>
          <table:table-cell table:formula="of:=IF([.C113]=[.$L$6];IF([.H113]&lt;[.$N$6];[.$F$2];0);0)" office:value-type="float" office:value="0" calcext:value-type="float">
            <text:p>0,00</text:p>
          </table:table-cell>
          <table:table-cell table:formula="of:=IF([.I113]&lt;5;[.$F$3];0)" office:value-type="float" office:value="0" calcext:value-type="float">
            <text:p>0,00</text:p>
          </table:table-cell>
          <table:table-cell table:formula="of:=IF([.J113]=0;[.H113];[.J113])" office:value-type="float" office:value="45" calcext:value-type="float">
            <text:p>45,00</text:p>
          </table:table-cell>
          <table:table-cell table:formula="of:=IF([.K113]=0;[.I113];[.K113])" office:value-type="float" office:value="17.76" calcext:value-type="float">
            <text:p>17,7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3" calcext:value-type="date">
            <text:p>13.04.2014</text:p>
          </table:table-cell>
          <table:table-cell office:value-type="float" office:value="80" calcext:value-type="float">
            <text:p>80</text:p>
          </table:table-cell>
          <table:table-cell table:formula="of:=LOOKUP(WEEKDAY([.A114];2);[.$B$1:.$B$7];[.$C$1:.$C$7])" office:value-type="string" office:string-value="niedziela" calcext:value-type="string">
            <text:p>niedziela</text:p>
          </table:table-cell>
          <table:table-cell table:formula="of:=[.L113]" office:value-type="float" office:value="45" calcext:value-type="float">
            <text:p>45,00</text:p>
          </table:table-cell>
          <table:table-cell table:formula="of:=[.M113]" office:value-type="float" office:value="17.76" calcext:value-type="float">
            <text:p>17,76</text:p>
          </table:table-cell>
          <table:table-cell table:formula="of:=ROUND(IF([.E114]&gt;[.$F$6];IF([.E114]-(([.B114]*[.$G$3])/100)&lt;0;((([.E114]*100)/[.$G$3])*[.$G$2])/100;0);([.$G$2]*([.B114]/2))/100);2)" office:value-type="float" office:value="0" calcext:value-type="float">
            <text:p>0,00</text:p>
          </table:table-cell>
          <table:table-cell table:formula="of:=ROUND(IF([.E114]&gt;[.$F$6];IF([.E114]-(([.B114]*[.$G$3])/100)&lt;0;[.E114];([.$G$3]*[.B114])/100);([.$G$3]*([.B114]/2))/100) ;2)" office:value-type="float" office:value="7.2" calcext:value-type="float">
            <text:p>7,20</text:p>
          </table:table-cell>
          <table:table-cell table:formula="of:=[.D114]-[.F114]" office:value-type="float" office:value="45" calcext:value-type="float">
            <text:p>45,00</text:p>
          </table:table-cell>
          <table:table-cell table:formula="of:=[.E114]-[.G114]" office:value-type="float" office:value="10.56" calcext:value-type="float">
            <text:p>10,56</text:p>
          </table:table-cell>
          <table:table-cell table:formula="of:=IF([.C114]=[.$L$6];IF([.H114]&lt;[.$N$6];[.$F$2];0);0)" office:value-type="float" office:value="0" calcext:value-type="float">
            <text:p>0,00</text:p>
          </table:table-cell>
          <table:table-cell table:formula="of:=IF([.I114]&lt;5;[.$F$3];0)" office:value-type="float" office:value="0" calcext:value-type="float">
            <text:p>0,00</text:p>
          </table:table-cell>
          <table:table-cell table:formula="of:=IF([.J114]=0;[.H114];[.J114])" office:value-type="float" office:value="45" calcext:value-type="float">
            <text:p>45,00</text:p>
          </table:table-cell>
          <table:table-cell table:formula="of:=IF([.K114]=0;[.I114];[.K114])" office:value-type="float" office:value="10.56" calcext:value-type="float">
            <text:p>10,5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4" calcext:value-type="date">
            <text:p>14.04.2014</text:p>
          </table:table-cell>
          <table:table-cell office:value-type="float" office:value="79" calcext:value-type="float">
            <text:p>79</text:p>
          </table:table-cell>
          <table:table-cell table:formula="of:=LOOKUP(WEEKDAY([.A115];2);[.$B$1:.$B$7];[.$C$1:.$C$7])" office:value-type="string" office:string-value="poniedziałek" calcext:value-type="string">
            <text:p>poniedziałek</text:p>
          </table:table-cell>
          <table:table-cell table:formula="of:=[.L114]" office:value-type="float" office:value="45" calcext:value-type="float">
            <text:p>45,00</text:p>
          </table:table-cell>
          <table:table-cell table:formula="of:=[.M114]" office:value-type="float" office:value="10.56" calcext:value-type="float">
            <text:p>10,56</text:p>
          </table:table-cell>
          <table:table-cell table:formula="of:=ROUND(IF([.E115]&gt;[.$F$6];IF([.E115]-(([.B115]*[.$G$3])/100)&lt;0;((([.E115]*100)/[.$G$3])*[.$G$2])/100;0);([.$G$2]*([.B115]/2))/100);2)" office:value-type="float" office:value="2.37" calcext:value-type="float">
            <text:p>2,37</text:p>
          </table:table-cell>
          <table:table-cell table:formula="of:=ROUND(IF([.E115]&gt;[.$F$6];IF([.E115]-(([.B115]*[.$G$3])/100)&lt;0;[.E115];([.$G$3]*[.B115])/100);([.$G$3]*([.B115]/2))/100) ;2)" office:value-type="float" office:value="3.56" calcext:value-type="float">
            <text:p>3,56</text:p>
          </table:table-cell>
          <table:table-cell table:formula="of:=[.D115]-[.F115]" office:value-type="float" office:value="42.63" calcext:value-type="float">
            <text:p>42,63</text:p>
          </table:table-cell>
          <table:table-cell table:formula="of:=[.E115]-[.G115]" office:value-type="float" office:value="7" calcext:value-type="float">
            <text:p>7,00</text:p>
          </table:table-cell>
          <table:table-cell table:formula="of:=IF([.C115]=[.$L$6];IF([.H115]&lt;[.$N$6];[.$F$2];0);0)" office:value-type="float" office:value="0" calcext:value-type="float">
            <text:p>0,00</text:p>
          </table:table-cell>
          <table:table-cell table:formula="of:=IF([.I115]&lt;5;[.$F$3];0)" office:value-type="float" office:value="0" calcext:value-type="float">
            <text:p>0,00</text:p>
          </table:table-cell>
          <table:table-cell table:formula="of:=IF([.J115]=0;[.H115];[.J115])" office:value-type="float" office:value="42.63" calcext:value-type="float">
            <text:p>42,63</text:p>
          </table:table-cell>
          <table:table-cell table:formula="of:=IF([.K115]=0;[.I115];[.K115])" office:value-type="float" office:value="7" calcext:value-type="float">
            <text:p>7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5" calcext:value-type="date">
            <text:p>15.04.2014</text:p>
          </table:table-cell>
          <table:table-cell office:value-type="float" office:value="115" calcext:value-type="float">
            <text:p>115</text:p>
          </table:table-cell>
          <table:table-cell table:formula="of:=LOOKUP(WEEKDAY([.A116];2);[.$B$1:.$B$7];[.$C$1:.$C$7])" office:value-type="string" office:string-value="wtorek" calcext:value-type="string">
            <text:p>wtorek</text:p>
          </table:table-cell>
          <table:table-cell table:formula="of:=[.L115]" office:value-type="float" office:value="42.63" calcext:value-type="float">
            <text:p>42,63</text:p>
          </table:table-cell>
          <table:table-cell table:formula="of:=[.M115]" office:value-type="float" office:value="7" calcext:value-type="float">
            <text:p>7,00</text:p>
          </table:table-cell>
          <table:table-cell table:formula="of:=ROUND(IF([.E116]&gt;[.$F$6];IF([.E116]-(([.B116]*[.$G$3])/100)&lt;0;((([.E116]*100)/[.$G$3])*[.$G$2])/100;0);([.$G$2]*([.B116]/2))/100);2)" office:value-type="float" office:value="3.45" calcext:value-type="float">
            <text:p>3,45</text:p>
          </table:table-cell>
          <table:table-cell table:formula="of:=ROUND(IF([.E116]&gt;[.$F$6];IF([.E116]-(([.B116]*[.$G$3])/100)&lt;0;[.E116];([.$G$3]*[.B116])/100);([.$G$3]*([.B116]/2))/100) ;2)" office:value-type="float" office:value="5.18" calcext:value-type="float">
            <text:p>5,18</text:p>
          </table:table-cell>
          <table:table-cell table:formula="of:=[.D116]-[.F116]" office:value-type="float" office:value="39.18" calcext:value-type="float">
            <text:p>39,18</text:p>
          </table:table-cell>
          <table:table-cell table:formula="of:=[.E116]-[.G116]" office:value-type="float" office:value="1.82" calcext:value-type="float">
            <text:p>1,82</text:p>
          </table:table-cell>
          <table:table-cell table:formula="of:=IF([.C116]=[.$L$6];IF([.H116]&lt;[.$N$6];[.$F$2];0);0)" office:value-type="float" office:value="0" calcext:value-type="float">
            <text:p>0,00</text:p>
          </table:table-cell>
          <table:table-cell table:formula="of:=IF([.I116]&lt;5;[.$F$3];0)" office:value-type="float" office:value="30" calcext:value-type="float">
            <text:p>30,00</text:p>
          </table:table-cell>
          <table:table-cell table:formula="of:=IF([.J116]=0;[.H116];[.J116])" office:value-type="float" office:value="39.18" calcext:value-type="float">
            <text:p>39,18</text:p>
          </table:table-cell>
          <table:table-cell table:formula="of:=IF([.K116]=0;[.I116];[.K11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6" calcext:value-type="date">
            <text:p>16.04.2014</text:p>
          </table:table-cell>
          <table:table-cell office:value-type="float" office:value="55" calcext:value-type="float">
            <text:p>55</text:p>
          </table:table-cell>
          <table:table-cell table:formula="of:=LOOKUP(WEEKDAY([.A117];2);[.$B$1:.$B$7];[.$C$1:.$C$7])" office:value-type="string" office:string-value="środa" calcext:value-type="string">
            <text:p>środa</text:p>
          </table:table-cell>
          <table:table-cell table:formula="of:=[.L116]" office:value-type="float" office:value="39.18" calcext:value-type="float">
            <text:p>39,18</text:p>
          </table:table-cell>
          <table:table-cell table:formula="of:=[.M116]" office:value-type="float" office:value="30" calcext:value-type="float">
            <text:p>30,00</text:p>
          </table:table-cell>
          <table:table-cell table:formula="of:=ROUND(IF([.E117]&gt;[.$F$6];IF([.E117]-(([.B117]*[.$G$3])/100)&lt;0;((([.E117]*100)/[.$G$3])*[.$G$2])/100;0);([.$G$2]*([.B117]/2))/100);2)" office:value-type="float" office:value="0" calcext:value-type="float">
            <text:p>0,00</text:p>
          </table:table-cell>
          <table:table-cell table:formula="of:=ROUND(IF([.E117]&gt;[.$F$6];IF([.E117]-(([.B117]*[.$G$3])/100)&lt;0;[.E117];([.$G$3]*[.B117])/100);([.$G$3]*([.B117]/2))/100) ;2)" office:value-type="float" office:value="4.95" calcext:value-type="float">
            <text:p>4,95</text:p>
          </table:table-cell>
          <table:table-cell table:formula="of:=[.D117]-[.F117]" office:value-type="float" office:value="39.18" calcext:value-type="float">
            <text:p>39,18</text:p>
          </table:table-cell>
          <table:table-cell table:formula="of:=[.E117]-[.G117]" office:value-type="float" office:value="25.05" calcext:value-type="float">
            <text:p>25,05</text:p>
          </table:table-cell>
          <table:table-cell table:formula="of:=IF([.C117]=[.$L$6];IF([.H117]&lt;[.$N$6];[.$F$2];0);0)" office:value-type="float" office:value="0" calcext:value-type="float">
            <text:p>0,00</text:p>
          </table:table-cell>
          <table:table-cell table:formula="of:=IF([.I117]&lt;5;[.$F$3];0)" office:value-type="float" office:value="0" calcext:value-type="float">
            <text:p>0,00</text:p>
          </table:table-cell>
          <table:table-cell table:formula="of:=IF([.J117]=0;[.H117];[.J117])" office:value-type="float" office:value="39.18" calcext:value-type="float">
            <text:p>39,18</text:p>
          </table:table-cell>
          <table:table-cell table:formula="of:=IF([.K117]=0;[.I117];[.K117])" office:value-type="float" office:value="25.05" calcext:value-type="float">
            <text:p>25,0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7" calcext:value-type="date">
            <text:p>17.04.2014</text:p>
          </table:table-cell>
          <table:table-cell office:value-type="float" office:value="124" calcext:value-type="float">
            <text:p>124</text:p>
          </table:table-cell>
          <table:table-cell table:formula="of:=LOOKUP(WEEKDAY([.A118];2);[.$B$1:.$B$7];[.$C$1:.$C$7])" office:value-type="string" office:string-value="czwartek" calcext:value-type="string">
            <text:p>czwartek</text:p>
          </table:table-cell>
          <table:table-cell table:formula="of:=[.L117]" office:value-type="float" office:value="39.18" calcext:value-type="float">
            <text:p>39,18</text:p>
          </table:table-cell>
          <table:table-cell table:formula="of:=[.M117]" office:value-type="float" office:value="25.05" calcext:value-type="float">
            <text:p>25,05</text:p>
          </table:table-cell>
          <table:table-cell table:formula="of:=ROUND(IF([.E118]&gt;[.$F$6];IF([.E118]-(([.B118]*[.$G$3])/100)&lt;0;((([.E118]*100)/[.$G$3])*[.$G$2])/100;0);([.$G$2]*([.B118]/2))/100);2)" office:value-type="float" office:value="0" calcext:value-type="float">
            <text:p>0,00</text:p>
          </table:table-cell>
          <table:table-cell table:formula="of:=ROUND(IF([.E118]&gt;[.$F$6];IF([.E118]-(([.B118]*[.$G$3])/100)&lt;0;[.E118];([.$G$3]*[.B118])/100);([.$G$3]*([.B118]/2))/100) ;2)" office:value-type="float" office:value="11.16" calcext:value-type="float">
            <text:p>11,16</text:p>
          </table:table-cell>
          <table:table-cell table:formula="of:=[.D118]-[.F118]" office:value-type="float" office:value="39.18" calcext:value-type="float">
            <text:p>39,18</text:p>
          </table:table-cell>
          <table:table-cell table:formula="of:=[.E118]-[.G118]" office:value-type="float" office:value="13.89" calcext:value-type="float">
            <text:p>13,89</text:p>
          </table:table-cell>
          <table:table-cell table:formula="of:=IF([.C118]=[.$L$6];IF([.H118]&lt;[.$N$6];[.$F$2];0);0)" office:value-type="float" office:value="45" calcext:value-type="float">
            <text:p>45,00</text:p>
          </table:table-cell>
          <table:table-cell table:formula="of:=IF([.I118]&lt;5;[.$F$3];0)" office:value-type="float" office:value="0" calcext:value-type="float">
            <text:p>0,00</text:p>
          </table:table-cell>
          <table:table-cell table:formula="of:=IF([.J118]=0;[.H118];[.J118])" office:value-type="float" office:value="45" calcext:value-type="float">
            <text:p>45,00</text:p>
          </table:table-cell>
          <table:table-cell table:formula="of:=IF([.K118]=0;[.I118];[.K118])" office:value-type="float" office:value="13.89" calcext:value-type="float">
            <text:p>13,8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8" calcext:value-type="date">
            <text:p>18.04.2014</text:p>
          </table:table-cell>
          <table:table-cell office:value-type="float" office:value="104" calcext:value-type="float">
            <text:p>104</text:p>
          </table:table-cell>
          <table:table-cell table:formula="of:=LOOKUP(WEEKDAY([.A119];2);[.$B$1:.$B$7];[.$C$1:.$C$7])" office:value-type="string" office:string-value="piątek" calcext:value-type="string">
            <text:p>piątek</text:p>
          </table:table-cell>
          <table:table-cell table:formula="of:=[.L118]" office:value-type="float" office:value="45" calcext:value-type="float">
            <text:p>45,00</text:p>
          </table:table-cell>
          <table:table-cell table:formula="of:=[.M118]" office:value-type="float" office:value="13.89" calcext:value-type="float">
            <text:p>13,89</text:p>
          </table:table-cell>
          <table:table-cell table:formula="of:=ROUND(IF([.E119]&gt;[.$F$6];IF([.E119]-(([.B119]*[.$G$3])/100)&lt;0;((([.E119]*100)/[.$G$3])*[.$G$2])/100;0);([.$G$2]*([.B119]/2))/100);2)" office:value-type="float" office:value="3.12" calcext:value-type="float">
            <text:p>3,12</text:p>
          </table:table-cell>
          <table:table-cell table:formula="of:=ROUND(IF([.E119]&gt;[.$F$6];IF([.E119]-(([.B119]*[.$G$3])/100)&lt;0;[.E119];([.$G$3]*[.B119])/100);([.$G$3]*([.B119]/2))/100) ;2)" office:value-type="float" office:value="4.68" calcext:value-type="float">
            <text:p>4,68</text:p>
          </table:table-cell>
          <table:table-cell table:formula="of:=[.D119]-[.F119]" office:value-type="float" office:value="41.88" calcext:value-type="float">
            <text:p>41,88</text:p>
          </table:table-cell>
          <table:table-cell table:formula="of:=[.E119]-[.G119]" office:value-type="float" office:value="9.21" calcext:value-type="float">
            <text:p>9,21</text:p>
          </table:table-cell>
          <table:table-cell table:formula="of:=IF([.C119]=[.$L$6];IF([.H119]&lt;[.$N$6];[.$F$2];0);0)" office:value-type="float" office:value="0" calcext:value-type="float">
            <text:p>0,00</text:p>
          </table:table-cell>
          <table:table-cell table:formula="of:=IF([.I119]&lt;5;[.$F$3];0)" office:value-type="float" office:value="0" calcext:value-type="float">
            <text:p>0,00</text:p>
          </table:table-cell>
          <table:table-cell table:formula="of:=IF([.J119]=0;[.H119];[.J119])" office:value-type="float" office:value="41.88" calcext:value-type="float">
            <text:p>41,88</text:p>
          </table:table-cell>
          <table:table-cell table:formula="of:=IF([.K119]=0;[.I119];[.K119])" office:value-type="float" office:value="9.21" calcext:value-type="float">
            <text:p>9,2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19" calcext:value-type="date">
            <text:p>19.04.2014</text:p>
          </table:table-cell>
          <table:table-cell office:value-type="float" office:value="20" calcext:value-type="float">
            <text:p>20</text:p>
          </table:table-cell>
          <table:table-cell table:formula="of:=LOOKUP(WEEKDAY([.A120];2);[.$B$1:.$B$7];[.$C$1:.$C$7])" office:value-type="string" office:string-value="sobota" calcext:value-type="string">
            <text:p>sobota</text:p>
          </table:table-cell>
          <table:table-cell table:formula="of:=[.L119]" office:value-type="float" office:value="41.88" calcext:value-type="float">
            <text:p>41,88</text:p>
          </table:table-cell>
          <table:table-cell table:formula="of:=[.M119]" office:value-type="float" office:value="9.21" calcext:value-type="float">
            <text:p>9,21</text:p>
          </table:table-cell>
          <table:table-cell table:formula="of:=ROUND(IF([.E120]&gt;[.$F$6];IF([.E120]-(([.B120]*[.$G$3])/100)&lt;0;((([.E120]*100)/[.$G$3])*[.$G$2])/100;0);([.$G$2]*([.B120]/2))/100);2)" office:value-type="float" office:value="0.6" calcext:value-type="float">
            <text:p>0,60</text:p>
          </table:table-cell>
          <table:table-cell table:formula="of:=ROUND(IF([.E120]&gt;[.$F$6];IF([.E120]-(([.B120]*[.$G$3])/100)&lt;0;[.E120];([.$G$3]*[.B120])/100);([.$G$3]*([.B120]/2))/100) ;2)" office:value-type="float" office:value="0.9" calcext:value-type="float">
            <text:p>0,90</text:p>
          </table:table-cell>
          <table:table-cell table:formula="of:=[.D120]-[.F120]" office:value-type="float" office:value="41.28" calcext:value-type="float">
            <text:p>41,28</text:p>
          </table:table-cell>
          <table:table-cell table:formula="of:=[.E120]-[.G120]" office:value-type="float" office:value="8.31" calcext:value-type="float">
            <text:p>8,31</text:p>
          </table:table-cell>
          <table:table-cell table:formula="of:=IF([.C120]=[.$L$6];IF([.H120]&lt;[.$N$6];[.$F$2];0);0)" office:value-type="float" office:value="0" calcext:value-type="float">
            <text:p>0,00</text:p>
          </table:table-cell>
          <table:table-cell table:formula="of:=IF([.I120]&lt;5;[.$F$3];0)" office:value-type="float" office:value="0" calcext:value-type="float">
            <text:p>0,00</text:p>
          </table:table-cell>
          <table:table-cell table:formula="of:=IF([.J120]=0;[.H120];[.J120])" office:value-type="float" office:value="41.28" calcext:value-type="float">
            <text:p>41,28</text:p>
          </table:table-cell>
          <table:table-cell table:formula="of:=IF([.K120]=0;[.I120];[.K120])" office:value-type="float" office:value="8.31" calcext:value-type="float">
            <text:p>8,3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0" calcext:value-type="date">
            <text:p>20.04.2014</text:p>
          </table:table-cell>
          <table:table-cell office:value-type="float" office:value="68" calcext:value-type="float">
            <text:p>68</text:p>
          </table:table-cell>
          <table:table-cell table:formula="of:=LOOKUP(WEEKDAY([.A121];2);[.$B$1:.$B$7];[.$C$1:.$C$7])" office:value-type="string" office:string-value="niedziela" calcext:value-type="string">
            <text:p>niedziela</text:p>
          </table:table-cell>
          <table:table-cell table:formula="of:=[.L120]" office:value-type="float" office:value="41.28" calcext:value-type="float">
            <text:p>41,28</text:p>
          </table:table-cell>
          <table:table-cell table:formula="of:=[.M120]" office:value-type="float" office:value="8.31" calcext:value-type="float">
            <text:p>8,31</text:p>
          </table:table-cell>
          <table:table-cell table:formula="of:=ROUND(IF([.E121]&gt;[.$F$6];IF([.E121]-(([.B121]*[.$G$3])/100)&lt;0;((([.E121]*100)/[.$G$3])*[.$G$2])/100;0);([.$G$2]*([.B121]/2))/100);2)" office:value-type="float" office:value="2.04" calcext:value-type="float">
            <text:p>2,04</text:p>
          </table:table-cell>
          <table:table-cell table:formula="of:=ROUND(IF([.E121]&gt;[.$F$6];IF([.E121]-(([.B121]*[.$G$3])/100)&lt;0;[.E121];([.$G$3]*[.B121])/100);([.$G$3]*([.B121]/2))/100) ;2)" office:value-type="float" office:value="3.06" calcext:value-type="float">
            <text:p>3,06</text:p>
          </table:table-cell>
          <table:table-cell table:formula="of:=[.D121]-[.F121]" office:value-type="float" office:value="39.24" calcext:value-type="float">
            <text:p>39,24</text:p>
          </table:table-cell>
          <table:table-cell table:formula="of:=[.E121]-[.G121]" office:value-type="float" office:value="5.25" calcext:value-type="float">
            <text:p>5,25</text:p>
          </table:table-cell>
          <table:table-cell table:formula="of:=IF([.C121]=[.$L$6];IF([.H121]&lt;[.$N$6];[.$F$2];0);0)" office:value-type="float" office:value="0" calcext:value-type="float">
            <text:p>0,00</text:p>
          </table:table-cell>
          <table:table-cell table:formula="of:=IF([.I121]&lt;5;[.$F$3];0)" office:value-type="float" office:value="0" calcext:value-type="float">
            <text:p>0,00</text:p>
          </table:table-cell>
          <table:table-cell table:formula="of:=IF([.J121]=0;[.H121];[.J121])" office:value-type="float" office:value="39.24" calcext:value-type="float">
            <text:p>39,24</text:p>
          </table:table-cell>
          <table:table-cell table:formula="of:=IF([.K121]=0;[.I121];[.K121])" office:value-type="float" office:value="5.25" calcext:value-type="float">
            <text:p>5,2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1" calcext:value-type="date">
            <text:p>21.04.2014</text:p>
          </table:table-cell>
          <table:table-cell office:value-type="float" office:value="25" calcext:value-type="float">
            <text:p>25</text:p>
          </table:table-cell>
          <table:table-cell table:formula="of:=LOOKUP(WEEKDAY([.A122];2);[.$B$1:.$B$7];[.$C$1:.$C$7])" office:value-type="string" office:string-value="poniedziałek" calcext:value-type="string">
            <text:p>poniedziałek</text:p>
          </table:table-cell>
          <table:table-cell table:formula="of:=[.L121]" office:value-type="float" office:value="39.24" calcext:value-type="float">
            <text:p>39,24</text:p>
          </table:table-cell>
          <table:table-cell table:formula="of:=[.M121]" office:value-type="float" office:value="5.25" calcext:value-type="float">
            <text:p>5,25</text:p>
          </table:table-cell>
          <table:table-cell table:formula="of:=ROUND(IF([.E122]&gt;[.$F$6];IF([.E122]-(([.B122]*[.$G$3])/100)&lt;0;((([.E122]*100)/[.$G$3])*[.$G$2])/100;0);([.$G$2]*([.B122]/2))/100);2)" office:value-type="float" office:value="0.75" calcext:value-type="float">
            <text:p>0,75</text:p>
          </table:table-cell>
          <table:table-cell table:formula="of:=ROUND(IF([.E122]&gt;[.$F$6];IF([.E122]-(([.B122]*[.$G$3])/100)&lt;0;[.E122];([.$G$3]*[.B122])/100);([.$G$3]*([.B122]/2))/100) ;2)" office:value-type="float" office:value="1.13" calcext:value-type="float">
            <text:p>1,13</text:p>
          </table:table-cell>
          <table:table-cell table:formula="of:=[.D122]-[.F122]" office:value-type="float" office:value="38.49" calcext:value-type="float">
            <text:p>38,49</text:p>
          </table:table-cell>
          <table:table-cell table:formula="of:=[.E122]-[.G122]" office:value-type="float" office:value="4.12" calcext:value-type="float">
            <text:p>4,12</text:p>
          </table:table-cell>
          <table:table-cell table:formula="of:=IF([.C122]=[.$L$6];IF([.H122]&lt;[.$N$6];[.$F$2];0);0)" office:value-type="float" office:value="0" calcext:value-type="float">
            <text:p>0,00</text:p>
          </table:table-cell>
          <table:table-cell table:formula="of:=IF([.I122]&lt;5;[.$F$3];0)" office:value-type="float" office:value="30" calcext:value-type="float">
            <text:p>30,00</text:p>
          </table:table-cell>
          <table:table-cell table:formula="of:=IF([.J122]=0;[.H122];[.J122])" office:value-type="float" office:value="38.49" calcext:value-type="float">
            <text:p>38,49</text:p>
          </table:table-cell>
          <table:table-cell table:formula="of:=IF([.K122]=0;[.I122];[.K12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2" calcext:value-type="date">
            <text:p>22.04.2014</text:p>
          </table:table-cell>
          <table:table-cell office:value-type="float" office:value="93" calcext:value-type="float">
            <text:p>93</text:p>
          </table:table-cell>
          <table:table-cell table:formula="of:=LOOKUP(WEEKDAY([.A123];2);[.$B$1:.$B$7];[.$C$1:.$C$7])" office:value-type="string" office:string-value="wtorek" calcext:value-type="string">
            <text:p>wtorek</text:p>
          </table:table-cell>
          <table:table-cell table:formula="of:=[.L122]" office:value-type="float" office:value="38.49" calcext:value-type="float">
            <text:p>38,49</text:p>
          </table:table-cell>
          <table:table-cell table:formula="of:=[.M122]" office:value-type="float" office:value="30" calcext:value-type="float">
            <text:p>30,00</text:p>
          </table:table-cell>
          <table:table-cell table:formula="of:=ROUND(IF([.E123]&gt;[.$F$6];IF([.E123]-(([.B123]*[.$G$3])/100)&lt;0;((([.E123]*100)/[.$G$3])*[.$G$2])/100;0);([.$G$2]*([.B123]/2))/100);2)" office:value-type="float" office:value="0" calcext:value-type="float">
            <text:p>0,00</text:p>
          </table:table-cell>
          <table:table-cell table:formula="of:=ROUND(IF([.E123]&gt;[.$F$6];IF([.E123]-(([.B123]*[.$G$3])/100)&lt;0;[.E123];([.$G$3]*[.B123])/100);([.$G$3]*([.B123]/2))/100) ;2)" office:value-type="float" office:value="8.37" calcext:value-type="float">
            <text:p>8,37</text:p>
          </table:table-cell>
          <table:table-cell table:formula="of:=[.D123]-[.F123]" office:value-type="float" office:value="38.49" calcext:value-type="float">
            <text:p>38,49</text:p>
          </table:table-cell>
          <table:table-cell table:formula="of:=[.E123]-[.G123]" office:value-type="float" office:value="21.63" calcext:value-type="float">
            <text:p>21,63</text:p>
          </table:table-cell>
          <table:table-cell table:formula="of:=IF([.C123]=[.$L$6];IF([.H123]&lt;[.$N$6];[.$F$2];0);0)" office:value-type="float" office:value="0" calcext:value-type="float">
            <text:p>0,00</text:p>
          </table:table-cell>
          <table:table-cell table:formula="of:=IF([.I123]&lt;5;[.$F$3];0)" office:value-type="float" office:value="0" calcext:value-type="float">
            <text:p>0,00</text:p>
          </table:table-cell>
          <table:table-cell table:formula="of:=IF([.J123]=0;[.H123];[.J123])" office:value-type="float" office:value="38.49" calcext:value-type="float">
            <text:p>38,49</text:p>
          </table:table-cell>
          <table:table-cell table:formula="of:=IF([.K123]=0;[.I123];[.K123])" office:value-type="float" office:value="21.63" calcext:value-type="float">
            <text:p>21,6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3" calcext:value-type="date">
            <text:p>23.04.2014</text:p>
          </table:table-cell>
          <table:table-cell office:value-type="float" office:value="49" calcext:value-type="float">
            <text:p>49</text:p>
          </table:table-cell>
          <table:table-cell table:formula="of:=LOOKUP(WEEKDAY([.A124];2);[.$B$1:.$B$7];[.$C$1:.$C$7])" office:value-type="string" office:string-value="środa" calcext:value-type="string">
            <text:p>środa</text:p>
          </table:table-cell>
          <table:table-cell table:formula="of:=[.L123]" office:value-type="float" office:value="38.49" calcext:value-type="float">
            <text:p>38,49</text:p>
          </table:table-cell>
          <table:table-cell table:formula="of:=[.M123]" office:value-type="float" office:value="21.63" calcext:value-type="float">
            <text:p>21,63</text:p>
          </table:table-cell>
          <table:table-cell table:formula="of:=ROUND(IF([.E124]&gt;[.$F$6];IF([.E124]-(([.B124]*[.$G$3])/100)&lt;0;((([.E124]*100)/[.$G$3])*[.$G$2])/100;0);([.$G$2]*([.B124]/2))/100);2)" office:value-type="float" office:value="0" calcext:value-type="float">
            <text:p>0,00</text:p>
          </table:table-cell>
          <table:table-cell table:formula="of:=ROUND(IF([.E124]&gt;[.$F$6];IF([.E124]-(([.B124]*[.$G$3])/100)&lt;0;[.E124];([.$G$3]*[.B124])/100);([.$G$3]*([.B124]/2))/100) ;2)" office:value-type="float" office:value="4.41" calcext:value-type="float">
            <text:p>4,41</text:p>
          </table:table-cell>
          <table:table-cell table:formula="of:=[.D124]-[.F124]" office:value-type="float" office:value="38.49" calcext:value-type="float">
            <text:p>38,49</text:p>
          </table:table-cell>
          <table:table-cell table:formula="of:=[.E124]-[.G124]" office:value-type="float" office:value="17.22" calcext:value-type="float">
            <text:p>17,22</text:p>
          </table:table-cell>
          <table:table-cell table:formula="of:=IF([.C124]=[.$L$6];IF([.H124]&lt;[.$N$6];[.$F$2];0);0)" office:value-type="float" office:value="0" calcext:value-type="float">
            <text:p>0,00</text:p>
          </table:table-cell>
          <table:table-cell table:formula="of:=IF([.I124]&lt;5;[.$F$3];0)" office:value-type="float" office:value="0" calcext:value-type="float">
            <text:p>0,00</text:p>
          </table:table-cell>
          <table:table-cell table:formula="of:=IF([.J124]=0;[.H124];[.J124])" office:value-type="float" office:value="38.49" calcext:value-type="float">
            <text:p>38,49</text:p>
          </table:table-cell>
          <table:table-cell table:formula="of:=IF([.K124]=0;[.I124];[.K124])" office:value-type="float" office:value="17.22" calcext:value-type="float">
            <text:p>17,2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4" calcext:value-type="date">
            <text:p>24.04.2014</text:p>
          </table:table-cell>
          <table:table-cell office:value-type="float" office:value="29" calcext:value-type="float">
            <text:p>29</text:p>
          </table:table-cell>
          <table:table-cell table:formula="of:=LOOKUP(WEEKDAY([.A125];2);[.$B$1:.$B$7];[.$C$1:.$C$7])" office:value-type="string" office:string-value="czwartek" calcext:value-type="string">
            <text:p>czwartek</text:p>
          </table:table-cell>
          <table:table-cell table:formula="of:=[.L124]" office:value-type="float" office:value="38.49" calcext:value-type="float">
            <text:p>38,49</text:p>
          </table:table-cell>
          <table:table-cell table:formula="of:=[.M124]" office:value-type="float" office:value="17.22" calcext:value-type="float">
            <text:p>17,22</text:p>
          </table:table-cell>
          <table:table-cell table:formula="of:=ROUND(IF([.E125]&gt;[.$F$6];IF([.E125]-(([.B125]*[.$G$3])/100)&lt;0;((([.E125]*100)/[.$G$3])*[.$G$2])/100;0);([.$G$2]*([.B125]/2))/100);2)" office:value-type="float" office:value="0" calcext:value-type="float">
            <text:p>0,00</text:p>
          </table:table-cell>
          <table:table-cell table:formula="of:=ROUND(IF([.E125]&gt;[.$F$6];IF([.E125]-(([.B125]*[.$G$3])/100)&lt;0;[.E125];([.$G$3]*[.B125])/100);([.$G$3]*([.B125]/2))/100) ;2)" office:value-type="float" office:value="2.61" calcext:value-type="float">
            <text:p>2,61</text:p>
          </table:table-cell>
          <table:table-cell table:formula="of:=[.D125]-[.F125]" office:value-type="float" office:value="38.49" calcext:value-type="float">
            <text:p>38,49</text:p>
          </table:table-cell>
          <table:table-cell table:formula="of:=[.E125]-[.G125]" office:value-type="float" office:value="14.61" calcext:value-type="float">
            <text:p>14,61</text:p>
          </table:table-cell>
          <table:table-cell table:formula="of:=IF([.C125]=[.$L$6];IF([.H125]&lt;[.$N$6];[.$F$2];0);0)" office:value-type="float" office:value="45" calcext:value-type="float">
            <text:p>45,00</text:p>
          </table:table-cell>
          <table:table-cell table:formula="of:=IF([.I125]&lt;5;[.$F$3];0)" office:value-type="float" office:value="0" calcext:value-type="float">
            <text:p>0,00</text:p>
          </table:table-cell>
          <table:table-cell table:formula="of:=IF([.J125]=0;[.H125];[.J125])" office:value-type="float" office:value="45" calcext:value-type="float">
            <text:p>45,00</text:p>
          </table:table-cell>
          <table:table-cell table:formula="of:=IF([.K125]=0;[.I125];[.K125])" office:value-type="float" office:value="14.61" calcext:value-type="float">
            <text:p>14,6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5" calcext:value-type="date">
            <text:p>25.04.2014</text:p>
          </table:table-cell>
          <table:table-cell office:value-type="float" office:value="59" calcext:value-type="float">
            <text:p>59</text:p>
          </table:table-cell>
          <table:table-cell table:formula="of:=LOOKUP(WEEKDAY([.A126];2);[.$B$1:.$B$7];[.$C$1:.$C$7])" office:value-type="string" office:string-value="piątek" calcext:value-type="string">
            <text:p>piątek</text:p>
          </table:table-cell>
          <table:table-cell table:formula="of:=[.L125]" office:value-type="float" office:value="45" calcext:value-type="float">
            <text:p>45,00</text:p>
          </table:table-cell>
          <table:table-cell table:formula="of:=[.M125]" office:value-type="float" office:value="14.61" calcext:value-type="float">
            <text:p>14,61</text:p>
          </table:table-cell>
          <table:table-cell table:formula="of:=ROUND(IF([.E126]&gt;[.$F$6];IF([.E126]-(([.B126]*[.$G$3])/100)&lt;0;((([.E126]*100)/[.$G$3])*[.$G$2])/100;0);([.$G$2]*([.B126]/2))/100);2)" office:value-type="float" office:value="1.77" calcext:value-type="float">
            <text:p>1,77</text:p>
          </table:table-cell>
          <table:table-cell table:formula="of:=ROUND(IF([.E126]&gt;[.$F$6];IF([.E126]-(([.B126]*[.$G$3])/100)&lt;0;[.E126];([.$G$3]*[.B126])/100);([.$G$3]*([.B126]/2))/100) ;2)" office:value-type="float" office:value="2.66" calcext:value-type="float">
            <text:p>2,66</text:p>
          </table:table-cell>
          <table:table-cell table:formula="of:=[.D126]-[.F126]" office:value-type="float" office:value="43.23" calcext:value-type="float">
            <text:p>43,23</text:p>
          </table:table-cell>
          <table:table-cell table:formula="of:=[.E126]-[.G126]" office:value-type="float" office:value="11.95" calcext:value-type="float">
            <text:p>11,95</text:p>
          </table:table-cell>
          <table:table-cell table:formula="of:=IF([.C126]=[.$L$6];IF([.H126]&lt;[.$N$6];[.$F$2];0);0)" office:value-type="float" office:value="0" calcext:value-type="float">
            <text:p>0,00</text:p>
          </table:table-cell>
          <table:table-cell table:formula="of:=IF([.I126]&lt;5;[.$F$3];0)" office:value-type="float" office:value="0" calcext:value-type="float">
            <text:p>0,00</text:p>
          </table:table-cell>
          <table:table-cell table:formula="of:=IF([.J126]=0;[.H126];[.J126])" office:value-type="float" office:value="43.23" calcext:value-type="float">
            <text:p>43,23</text:p>
          </table:table-cell>
          <table:table-cell table:formula="of:=IF([.K126]=0;[.I126];[.K126])" office:value-type="float" office:value="11.95" calcext:value-type="float">
            <text:p>11,9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6" calcext:value-type="date">
            <text:p>26.04.2014</text:p>
          </table:table-cell>
          <table:table-cell office:value-type="float" office:value="65" calcext:value-type="float">
            <text:p>65</text:p>
          </table:table-cell>
          <table:table-cell table:formula="of:=LOOKUP(WEEKDAY([.A127];2);[.$B$1:.$B$7];[.$C$1:.$C$7])" office:value-type="string" office:string-value="sobota" calcext:value-type="string">
            <text:p>sobota</text:p>
          </table:table-cell>
          <table:table-cell table:formula="of:=[.L126]" office:value-type="float" office:value="43.23" calcext:value-type="float">
            <text:p>43,23</text:p>
          </table:table-cell>
          <table:table-cell table:formula="of:=[.M126]" office:value-type="float" office:value="11.95" calcext:value-type="float">
            <text:p>11,95</text:p>
          </table:table-cell>
          <table:table-cell table:formula="of:=ROUND(IF([.E127]&gt;[.$F$6];IF([.E127]-(([.B127]*[.$G$3])/100)&lt;0;((([.E127]*100)/[.$G$3])*[.$G$2])/100;0);([.$G$2]*([.B127]/2))/100);2)" office:value-type="float" office:value="1.95" calcext:value-type="float">
            <text:p>1,95</text:p>
          </table:table-cell>
          <table:table-cell table:formula="of:=ROUND(IF([.E127]&gt;[.$F$6];IF([.E127]-(([.B127]*[.$G$3])/100)&lt;0;[.E127];([.$G$3]*[.B127])/100);([.$G$3]*([.B127]/2))/100) ;2)" office:value-type="float" office:value="2.93" calcext:value-type="float">
            <text:p>2,93</text:p>
          </table:table-cell>
          <table:table-cell table:formula="of:=[.D127]-[.F127]" office:value-type="float" office:value="41.28" calcext:value-type="float">
            <text:p>41,28</text:p>
          </table:table-cell>
          <table:table-cell table:formula="of:=[.E127]-[.G127]" office:value-type="float" office:value="9.02" calcext:value-type="float">
            <text:p>9,02</text:p>
          </table:table-cell>
          <table:table-cell table:formula="of:=IF([.C127]=[.$L$6];IF([.H127]&lt;[.$N$6];[.$F$2];0);0)" office:value-type="float" office:value="0" calcext:value-type="float">
            <text:p>0,00</text:p>
          </table:table-cell>
          <table:table-cell table:formula="of:=IF([.I127]&lt;5;[.$F$3];0)" office:value-type="float" office:value="0" calcext:value-type="float">
            <text:p>0,00</text:p>
          </table:table-cell>
          <table:table-cell table:formula="of:=IF([.J127]=0;[.H127];[.J127])" office:value-type="float" office:value="41.28" calcext:value-type="float">
            <text:p>41,28</text:p>
          </table:table-cell>
          <table:table-cell table:formula="of:=IF([.K127]=0;[.I127];[.K127])" office:value-type="float" office:value="9.02" calcext:value-type="float">
            <text:p>9,0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7" calcext:value-type="date">
            <text:p>27.04.2014</text:p>
          </table:table-cell>
          <table:table-cell office:value-type="float" office:value="25" calcext:value-type="float">
            <text:p>25</text:p>
          </table:table-cell>
          <table:table-cell table:formula="of:=LOOKUP(WEEKDAY([.A128];2);[.$B$1:.$B$7];[.$C$1:.$C$7])" office:value-type="string" office:string-value="niedziela" calcext:value-type="string">
            <text:p>niedziela</text:p>
          </table:table-cell>
          <table:table-cell table:formula="of:=[.L127]" office:value-type="float" office:value="41.28" calcext:value-type="float">
            <text:p>41,28</text:p>
          </table:table-cell>
          <table:table-cell table:formula="of:=[.M127]" office:value-type="float" office:value="9.02" calcext:value-type="float">
            <text:p>9,02</text:p>
          </table:table-cell>
          <table:table-cell table:formula="of:=ROUND(IF([.E128]&gt;[.$F$6];IF([.E128]-(([.B128]*[.$G$3])/100)&lt;0;((([.E128]*100)/[.$G$3])*[.$G$2])/100;0);([.$G$2]*([.B128]/2))/100);2)" office:value-type="float" office:value="0.75" calcext:value-type="float">
            <text:p>0,75</text:p>
          </table:table-cell>
          <table:table-cell table:formula="of:=ROUND(IF([.E128]&gt;[.$F$6];IF([.E128]-(([.B128]*[.$G$3])/100)&lt;0;[.E128];([.$G$3]*[.B128])/100);([.$G$3]*([.B128]/2))/100) ;2)" office:value-type="float" office:value="1.13" calcext:value-type="float">
            <text:p>1,13</text:p>
          </table:table-cell>
          <table:table-cell table:formula="of:=[.D128]-[.F128]" office:value-type="float" office:value="40.53" calcext:value-type="float">
            <text:p>40,53</text:p>
          </table:table-cell>
          <table:table-cell table:formula="of:=[.E128]-[.G128]" office:value-type="float" office:value="7.89" calcext:value-type="float">
            <text:p>7,89</text:p>
          </table:table-cell>
          <table:table-cell table:formula="of:=IF([.C128]=[.$L$6];IF([.H128]&lt;[.$N$6];[.$F$2];0);0)" office:value-type="float" office:value="0" calcext:value-type="float">
            <text:p>0,00</text:p>
          </table:table-cell>
          <table:table-cell table:formula="of:=IF([.I128]&lt;5;[.$F$3];0)" office:value-type="float" office:value="0" calcext:value-type="float">
            <text:p>0,00</text:p>
          </table:table-cell>
          <table:table-cell table:formula="of:=IF([.J128]=0;[.H128];[.J128])" office:value-type="float" office:value="40.53" calcext:value-type="float">
            <text:p>40,53</text:p>
          </table:table-cell>
          <table:table-cell table:formula="of:=IF([.K128]=0;[.I128];[.K128])" office:value-type="float" office:value="7.89" calcext:value-type="float">
            <text:p>7,8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8" calcext:value-type="date">
            <text:p>28.04.2014</text:p>
          </table:table-cell>
          <table:table-cell office:value-type="float" office:value="3" calcext:value-type="float">
            <text:p>3</text:p>
          </table:table-cell>
          <table:table-cell table:formula="of:=LOOKUP(WEEKDAY([.A129];2);[.$B$1:.$B$7];[.$C$1:.$C$7])" office:value-type="string" office:string-value="poniedziałek" calcext:value-type="string">
            <text:p>poniedziałek</text:p>
          </table:table-cell>
          <table:table-cell table:formula="of:=[.L128]" office:value-type="float" office:value="40.53" calcext:value-type="float">
            <text:p>40,53</text:p>
          </table:table-cell>
          <table:table-cell table:formula="of:=[.M128]" office:value-type="float" office:value="7.89" calcext:value-type="float">
            <text:p>7,89</text:p>
          </table:table-cell>
          <table:table-cell table:formula="of:=ROUND(IF([.E129]&gt;[.$F$6];IF([.E129]-(([.B129]*[.$G$3])/100)&lt;0;((([.E129]*100)/[.$G$3])*[.$G$2])/100;0);([.$G$2]*([.B129]/2))/100);2)" office:value-type="float" office:value="0.09" calcext:value-type="float">
            <text:p>0,09</text:p>
          </table:table-cell>
          <table:table-cell table:formula="of:=ROUND(IF([.E129]&gt;[.$F$6];IF([.E129]-(([.B129]*[.$G$3])/100)&lt;0;[.E129];([.$G$3]*[.B129])/100);([.$G$3]*([.B129]/2))/100) ;2)" office:value-type="float" office:value="0.14" calcext:value-type="float">
            <text:p>0,14</text:p>
          </table:table-cell>
          <table:table-cell table:formula="of:=[.D129]-[.F129]" office:value-type="float" office:value="40.44" calcext:value-type="float">
            <text:p>40,44</text:p>
          </table:table-cell>
          <table:table-cell table:formula="of:=[.E129]-[.G129]" office:value-type="float" office:value="7.75" calcext:value-type="float">
            <text:p>7,75</text:p>
          </table:table-cell>
          <table:table-cell table:formula="of:=IF([.C129]=[.$L$6];IF([.H129]&lt;[.$N$6];[.$F$2];0);0)" office:value-type="float" office:value="0" calcext:value-type="float">
            <text:p>0,00</text:p>
          </table:table-cell>
          <table:table-cell table:formula="of:=IF([.I129]&lt;5;[.$F$3];0)" office:value-type="float" office:value="0" calcext:value-type="float">
            <text:p>0,00</text:p>
          </table:table-cell>
          <table:table-cell table:formula="of:=IF([.J129]=0;[.H129];[.J129])" office:value-type="float" office:value="40.44" calcext:value-type="float">
            <text:p>40,44</text:p>
          </table:table-cell>
          <table:table-cell table:formula="of:=IF([.K129]=0;[.I129];[.K129])" office:value-type="float" office:value="7.75" calcext:value-type="float">
            <text:p>7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4-29" calcext:value-type="date">
            <text:p>29.04.2014</text:p>
          </table:table-cell>
          <table:table-cell office:value-type="float" office:value="58" calcext:value-type="float">
            <text:p>58</text:p>
          </table:table-cell>
          <table:table-cell table:formula="of:=LOOKUP(WEEKDAY([.A130];2);[.$B$1:.$B$7];[.$C$1:.$C$7])" office:value-type="string" office:string-value="wtorek" calcext:value-type="string">
            <text:p>wtorek</text:p>
          </table:table-cell>
          <table:table-cell table:formula="of:=[.L129]" office:value-type="float" office:value="40.44" calcext:value-type="float">
            <text:p>40,44</text:p>
          </table:table-cell>
          <table:table-cell table:formula="of:=[.M129]" office:value-type="float" office:value="7.75" calcext:value-type="float">
            <text:p>7,75</text:p>
          </table:table-cell>
          <table:table-cell table:formula="of:=ROUND(IF([.E130]&gt;[.$F$6];IF([.E130]-(([.B130]*[.$G$3])/100)&lt;0;((([.E130]*100)/[.$G$3])*[.$G$2])/100;0);([.$G$2]*([.B130]/2))/100);2)" office:value-type="float" office:value="1.74" calcext:value-type="float">
            <text:p>1,74</text:p>
          </table:table-cell>
          <table:table-cell table:formula="of:=ROUND(IF([.E130]&gt;[.$F$6];IF([.E130]-(([.B130]*[.$G$3])/100)&lt;0;[.E130];([.$G$3]*[.B130])/100);([.$G$3]*([.B130]/2))/100) ;2)" office:value-type="float" office:value="2.61" calcext:value-type="float">
            <text:p>2,61</text:p>
          </table:table-cell>
          <table:table-cell table:formula="of:=[.D130]-[.F130]" office:value-type="float" office:value="38.7" calcext:value-type="float">
            <text:p>38,70</text:p>
          </table:table-cell>
          <table:table-cell table:formula="of:=[.E130]-[.G130]" office:value-type="float" office:value="5.14" calcext:value-type="float">
            <text:p>5,14</text:p>
          </table:table-cell>
          <table:table-cell table:formula="of:=IF([.C130]=[.$L$6];IF([.H130]&lt;[.$N$6];[.$F$2];0);0)" office:value-type="float" office:value="0" calcext:value-type="float">
            <text:p>0,00</text:p>
          </table:table-cell>
          <table:table-cell table:formula="of:=IF([.I130]&lt;5;[.$F$3];0)" office:value-type="float" office:value="0" calcext:value-type="float">
            <text:p>0,00</text:p>
          </table:table-cell>
          <table:table-cell table:formula="of:=IF([.J130]=0;[.H130];[.J130])" office:value-type="float" office:value="38.7" calcext:value-type="float">
            <text:p>38,70</text:p>
          </table:table-cell>
          <table:table-cell table:formula="of:=IF([.K130]=0;[.I130];[.K130])" office:value-type="float" office:value="5.14" calcext:value-type="float">
            <text:p>5,14</text:p>
          </table:table-cell>
          <table:table-cell table:number-columns-repeated="5"/>
        </table:table-row>
        <table:table-row table:style-name="ro2">
          <table:table-cell office:value-type="date" office:date-value="2014-04-30" calcext:value-type="date">
            <text:p>30.04.2014</text:p>
          </table:table-cell>
          <table:table-cell office:value-type="float" office:value="35" calcext:value-type="float">
            <text:p>35</text:p>
          </table:table-cell>
          <table:table-cell table:formula="of:=LOOKUP(WEEKDAY([.A131];2);[.$B$1:.$B$7];[.$C$1:.$C$7])" office:value-type="string" office:string-value="środa" calcext:value-type="string">
            <text:p>środa</text:p>
          </table:table-cell>
          <table:table-cell table:formula="of:=[.L130]" office:value-type="float" office:value="38.7" calcext:value-type="float">
            <text:p>38,70</text:p>
          </table:table-cell>
          <table:table-cell table:formula="of:=[.M130]" office:value-type="float" office:value="5.14" calcext:value-type="float">
            <text:p>5,14</text:p>
          </table:table-cell>
          <table:table-cell table:formula="of:=ROUND(IF([.E131]&gt;[.$F$6];IF([.E131]-(([.B131]*[.$G$3])/100)&lt;0;((([.E131]*100)/[.$G$3])*[.$G$2])/100;0);([.$G$2]*([.B131]/2))/100);2)" office:value-type="float" office:value="1.05" calcext:value-type="float">
            <text:p>1,05</text:p>
          </table:table-cell>
          <table:table-cell table:formula="of:=ROUND(IF([.E131]&gt;[.$F$6];IF([.E131]-(([.B131]*[.$G$3])/100)&lt;0;[.E131];([.$G$3]*[.B131])/100);([.$G$3]*([.B131]/2))/100) ;2)" office:value-type="float" office:value="1.58" calcext:value-type="float">
            <text:p>1,58</text:p>
          </table:table-cell>
          <table:table-cell table:formula="of:=[.D131]-[.F131]" office:value-type="float" office:value="37.65" calcext:value-type="float">
            <text:p>37,65</text:p>
          </table:table-cell>
          <table:table-cell table:formula="of:=[.E131]-[.G131]" office:value-type="float" office:value="3.56" calcext:value-type="float">
            <text:p>3,56</text:p>
          </table:table-cell>
          <table:table-cell table:formula="of:=IF([.C131]=[.$L$6];IF([.H131]&lt;[.$N$6];[.$F$2];0);0)" office:value-type="float" office:value="0" calcext:value-type="float">
            <text:p>0,00</text:p>
          </table:table-cell>
          <table:table-cell table:formula="of:=IF([.I131]&lt;5;[.$F$3];0)" office:value-type="float" office:value="30" calcext:value-type="float">
            <text:p>30,00</text:p>
          </table:table-cell>
          <table:table-cell table:formula="of:=IF([.J131]=0;[.H131];[.J131])" office:value-type="float" office:value="37.65" calcext:value-type="float">
            <text:p>37,65</text:p>
          </table:table-cell>
          <table:table-cell table:formula="of:=IF([.K131]=0;[.I131];[.K13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1" calcext:value-type="date">
            <text:p>1.05.2014</text:p>
          </table:table-cell>
          <table:table-cell office:value-type="float" office:value="146" calcext:value-type="float">
            <text:p>146</text:p>
          </table:table-cell>
          <table:table-cell table:formula="of:=LOOKUP(WEEKDAY([.A132];2);[.$B$1:.$B$7];[.$C$1:.$C$7])" office:value-type="string" office:string-value="czwartek" calcext:value-type="string">
            <text:p>czwartek</text:p>
          </table:table-cell>
          <table:table-cell table:formula="of:=[.L131]" office:value-type="float" office:value="37.65" calcext:value-type="float">
            <text:p>37,65</text:p>
          </table:table-cell>
          <table:table-cell table:formula="of:=[.M131]" office:value-type="float" office:value="30" calcext:value-type="float">
            <text:p>30,00</text:p>
          </table:table-cell>
          <table:table-cell table:formula="of:=ROUND(IF([.E132]&gt;[.$F$6];IF([.E132]-(([.B132]*[.$G$3])/100)&lt;0;((([.E132]*100)/[.$G$3])*[.$G$2])/100;0);([.$G$2]*([.B132]/2))/100);2)" office:value-type="float" office:value="0" calcext:value-type="float">
            <text:p>0,00</text:p>
          </table:table-cell>
          <table:table-cell table:formula="of:=ROUND(IF([.E132]&gt;[.$F$6];IF([.E132]-(([.B132]*[.$G$3])/100)&lt;0;[.E132];([.$G$3]*[.B132])/100);([.$G$3]*([.B132]/2))/100) ;2)" office:value-type="float" office:value="13.14" calcext:value-type="float">
            <text:p>13,14</text:p>
          </table:table-cell>
          <table:table-cell table:formula="of:=[.D132]-[.F132]" office:value-type="float" office:value="37.65" calcext:value-type="float">
            <text:p>37,65</text:p>
          </table:table-cell>
          <table:table-cell table:formula="of:=[.E132]-[.G132]" office:value-type="float" office:value="16.86" calcext:value-type="float">
            <text:p>16,86</text:p>
          </table:table-cell>
          <table:table-cell table:formula="of:=IF([.C132]=[.$L$6];IF([.H132]&lt;[.$N$6];[.$F$2];0);0)" office:value-type="float" office:value="45" calcext:value-type="float">
            <text:p>45,00</text:p>
          </table:table-cell>
          <table:table-cell table:formula="of:=IF([.I132]&lt;5;[.$F$3];0)" office:value-type="float" office:value="0" calcext:value-type="float">
            <text:p>0,00</text:p>
          </table:table-cell>
          <table:table-cell table:formula="of:=IF([.J132]=0;[.H132];[.J132])" office:value-type="float" office:value="45" calcext:value-type="float">
            <text:p>45,00</text:p>
          </table:table-cell>
          <table:table-cell table:formula="of:=IF([.K132]=0;[.I132];[.K132])" office:value-type="float" office:value="16.86" calcext:value-type="float">
            <text:p>16,8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2" calcext:value-type="date">
            <text:p>2.05.2014</text:p>
          </table:table-cell>
          <table:table-cell office:value-type="float" office:value="45" calcext:value-type="float">
            <text:p>45</text:p>
          </table:table-cell>
          <table:table-cell table:formula="of:=LOOKUP(WEEKDAY([.A133];2);[.$B$1:.$B$7];[.$C$1:.$C$7])" office:value-type="string" office:string-value="piątek" calcext:value-type="string">
            <text:p>piątek</text:p>
          </table:table-cell>
          <table:table-cell table:formula="of:=[.L132]" office:value-type="float" office:value="45" calcext:value-type="float">
            <text:p>45,00</text:p>
          </table:table-cell>
          <table:table-cell table:formula="of:=[.M132]" office:value-type="float" office:value="16.86" calcext:value-type="float">
            <text:p>16,86</text:p>
          </table:table-cell>
          <table:table-cell table:formula="of:=ROUND(IF([.E133]&gt;[.$F$6];IF([.E133]-(([.B133]*[.$G$3])/100)&lt;0;((([.E133]*100)/[.$G$3])*[.$G$2])/100;0);([.$G$2]*([.B133]/2))/100);2)" office:value-type="float" office:value="0" calcext:value-type="float">
            <text:p>0,00</text:p>
          </table:table-cell>
          <table:table-cell table:formula="of:=ROUND(IF([.E133]&gt;[.$F$6];IF([.E133]-(([.B133]*[.$G$3])/100)&lt;0;[.E133];([.$G$3]*[.B133])/100);([.$G$3]*([.B133]/2))/100) ;2)" office:value-type="float" office:value="4.05" calcext:value-type="float">
            <text:p>4,05</text:p>
          </table:table-cell>
          <table:table-cell table:formula="of:=[.D133]-[.F133]" office:value-type="float" office:value="45" calcext:value-type="float">
            <text:p>45,00</text:p>
          </table:table-cell>
          <table:table-cell table:formula="of:=[.E133]-[.G133]" office:value-type="float" office:value="12.81" calcext:value-type="float">
            <text:p>12,81</text:p>
          </table:table-cell>
          <table:table-cell table:formula="of:=IF([.C133]=[.$L$6];IF([.H133]&lt;[.$N$6];[.$F$2];0);0)" office:value-type="float" office:value="0" calcext:value-type="float">
            <text:p>0,00</text:p>
          </table:table-cell>
          <table:table-cell table:formula="of:=IF([.I133]&lt;5;[.$F$3];0)" office:value-type="float" office:value="0" calcext:value-type="float">
            <text:p>0,00</text:p>
          </table:table-cell>
          <table:table-cell table:formula="of:=IF([.J133]=0;[.H133];[.J133])" office:value-type="float" office:value="45" calcext:value-type="float">
            <text:p>45,00</text:p>
          </table:table-cell>
          <table:table-cell table:formula="of:=IF([.K133]=0;[.I133];[.K133])" office:value-type="float" office:value="12.81" calcext:value-type="float">
            <text:p>12,8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3" calcext:value-type="date">
            <text:p>3.05.2014</text:p>
          </table:table-cell>
          <table:table-cell office:value-type="float" office:value="127" calcext:value-type="float">
            <text:p>127</text:p>
          </table:table-cell>
          <table:table-cell table:formula="of:=LOOKUP(WEEKDAY([.A134];2);[.$B$1:.$B$7];[.$C$1:.$C$7])" office:value-type="string" office:string-value="sobota" calcext:value-type="string">
            <text:p>sobota</text:p>
          </table:table-cell>
          <table:table-cell table:formula="of:=[.L133]" office:value-type="float" office:value="45" calcext:value-type="float">
            <text:p>45,00</text:p>
          </table:table-cell>
          <table:table-cell table:formula="of:=[.M133]" office:value-type="float" office:value="12.81" calcext:value-type="float">
            <text:p>12,81</text:p>
          </table:table-cell>
          <table:table-cell table:formula="of:=ROUND(IF([.E134]&gt;[.$F$6];IF([.E134]-(([.B134]*[.$G$3])/100)&lt;0;((([.E134]*100)/[.$G$3])*[.$G$2])/100;0);([.$G$2]*([.B134]/2))/100);2)" office:value-type="float" office:value="3.81" calcext:value-type="float">
            <text:p>3,81</text:p>
          </table:table-cell>
          <table:table-cell table:formula="of:=ROUND(IF([.E134]&gt;[.$F$6];IF([.E134]-(([.B134]*[.$G$3])/100)&lt;0;[.E134];([.$G$3]*[.B134])/100);([.$G$3]*([.B134]/2))/100) ;2)" office:value-type="float" office:value="5.72" calcext:value-type="float">
            <text:p>5,72</text:p>
          </table:table-cell>
          <table:table-cell table:formula="of:=[.D134]-[.F134]" office:value-type="float" office:value="41.19" calcext:value-type="float">
            <text:p>41,19</text:p>
          </table:table-cell>
          <table:table-cell table:formula="of:=[.E134]-[.G134]" office:value-type="float" office:value="7.09" calcext:value-type="float">
            <text:p>7,09</text:p>
          </table:table-cell>
          <table:table-cell table:formula="of:=IF([.C134]=[.$L$6];IF([.H134]&lt;[.$N$6];[.$F$2];0);0)" office:value-type="float" office:value="0" calcext:value-type="float">
            <text:p>0,00</text:p>
          </table:table-cell>
          <table:table-cell table:formula="of:=IF([.I134]&lt;5;[.$F$3];0)" office:value-type="float" office:value="0" calcext:value-type="float">
            <text:p>0,00</text:p>
          </table:table-cell>
          <table:table-cell table:formula="of:=IF([.J134]=0;[.H134];[.J134])" office:value-type="float" office:value="41.19" calcext:value-type="float">
            <text:p>41,19</text:p>
          </table:table-cell>
          <table:table-cell table:formula="of:=IF([.K134]=0;[.I134];[.K134])" office:value-type="float" office:value="7.09" calcext:value-type="float">
            <text:p>7,0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4" calcext:value-type="date">
            <text:p>4.05.2014</text:p>
          </table:table-cell>
          <table:table-cell office:value-type="float" office:value="48" calcext:value-type="float">
            <text:p>48</text:p>
          </table:table-cell>
          <table:table-cell table:formula="of:=LOOKUP(WEEKDAY([.A135];2);[.$B$1:.$B$7];[.$C$1:.$C$7])" office:value-type="string" office:string-value="niedziela" calcext:value-type="string">
            <text:p>niedziela</text:p>
          </table:table-cell>
          <table:table-cell table:formula="of:=[.L134]" office:value-type="float" office:value="41.19" calcext:value-type="float">
            <text:p>41,19</text:p>
          </table:table-cell>
          <table:table-cell table:formula="of:=[.M134]" office:value-type="float" office:value="7.09" calcext:value-type="float">
            <text:p>7,09</text:p>
          </table:table-cell>
          <table:table-cell table:formula="of:=ROUND(IF([.E135]&gt;[.$F$6];IF([.E135]-(([.B135]*[.$G$3])/100)&lt;0;((([.E135]*100)/[.$G$3])*[.$G$2])/100;0);([.$G$2]*([.B135]/2))/100);2)" office:value-type="float" office:value="1.44" calcext:value-type="float">
            <text:p>1,44</text:p>
          </table:table-cell>
          <table:table-cell table:formula="of:=ROUND(IF([.E135]&gt;[.$F$6];IF([.E135]-(([.B135]*[.$G$3])/100)&lt;0;[.E135];([.$G$3]*[.B135])/100);([.$G$3]*([.B135]/2))/100) ;2)" office:value-type="float" office:value="2.16" calcext:value-type="float">
            <text:p>2,16</text:p>
          </table:table-cell>
          <table:table-cell table:formula="of:=[.D135]-[.F135]" office:value-type="float" office:value="39.75" calcext:value-type="float">
            <text:p>39,75</text:p>
          </table:table-cell>
          <table:table-cell table:formula="of:=[.E135]-[.G135]" office:value-type="float" office:value="4.93" calcext:value-type="float">
            <text:p>4,93</text:p>
          </table:table-cell>
          <table:table-cell table:formula="of:=IF([.C135]=[.$L$6];IF([.H135]&lt;[.$N$6];[.$F$2];0);0)" office:value-type="float" office:value="0" calcext:value-type="float">
            <text:p>0,00</text:p>
          </table:table-cell>
          <table:table-cell table:formula="of:=IF([.I135]&lt;5;[.$F$3];0)" office:value-type="float" office:value="30" calcext:value-type="float">
            <text:p>30,00</text:p>
          </table:table-cell>
          <table:table-cell table:formula="of:=IF([.J135]=0;[.H135];[.J135])" office:value-type="float" office:value="39.75" calcext:value-type="float">
            <text:p>39,75</text:p>
          </table:table-cell>
          <table:table-cell table:formula="of:=IF([.K135]=0;[.I135];[.K13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5" calcext:value-type="date">
            <text:p>5.05.2014</text:p>
          </table:table-cell>
          <table:table-cell office:value-type="float" office:value="128" calcext:value-type="float">
            <text:p>128</text:p>
          </table:table-cell>
          <table:table-cell table:formula="of:=LOOKUP(WEEKDAY([.A136];2);[.$B$1:.$B$7];[.$C$1:.$C$7])" office:value-type="string" office:string-value="poniedziałek" calcext:value-type="string">
            <text:p>poniedziałek</text:p>
          </table:table-cell>
          <table:table-cell table:formula="of:=[.L135]" office:value-type="float" office:value="39.75" calcext:value-type="float">
            <text:p>39,75</text:p>
          </table:table-cell>
          <table:table-cell table:formula="of:=[.M135]" office:value-type="float" office:value="30" calcext:value-type="float">
            <text:p>30,00</text:p>
          </table:table-cell>
          <table:table-cell table:formula="of:=ROUND(IF([.E136]&gt;[.$F$6];IF([.E136]-(([.B136]*[.$G$3])/100)&lt;0;((([.E136]*100)/[.$G$3])*[.$G$2])/100;0);([.$G$2]*([.B136]/2))/100);2)" office:value-type="float" office:value="0" calcext:value-type="float">
            <text:p>0,00</text:p>
          </table:table-cell>
          <table:table-cell table:formula="of:=ROUND(IF([.E136]&gt;[.$F$6];IF([.E136]-(([.B136]*[.$G$3])/100)&lt;0;[.E136];([.$G$3]*[.B136])/100);([.$G$3]*([.B136]/2))/100) ;2)" office:value-type="float" office:value="11.52" calcext:value-type="float">
            <text:p>11,52</text:p>
          </table:table-cell>
          <table:table-cell table:formula="of:=[.D136]-[.F136]" office:value-type="float" office:value="39.75" calcext:value-type="float">
            <text:p>39,75</text:p>
          </table:table-cell>
          <table:table-cell table:formula="of:=[.E136]-[.G136]" office:value-type="float" office:value="18.48" calcext:value-type="float">
            <text:p>18,48</text:p>
          </table:table-cell>
          <table:table-cell table:formula="of:=IF([.C136]=[.$L$6];IF([.H136]&lt;[.$N$6];[.$F$2];0);0)" office:value-type="float" office:value="0" calcext:value-type="float">
            <text:p>0,00</text:p>
          </table:table-cell>
          <table:table-cell table:formula="of:=IF([.I136]&lt;5;[.$F$3];0)" office:value-type="float" office:value="0" calcext:value-type="float">
            <text:p>0,00</text:p>
          </table:table-cell>
          <table:table-cell table:formula="of:=IF([.J136]=0;[.H136];[.J136])" office:value-type="float" office:value="39.75" calcext:value-type="float">
            <text:p>39,75</text:p>
          </table:table-cell>
          <table:table-cell table:formula="of:=IF([.K136]=0;[.I136];[.K136])" office:value-type="float" office:value="18.48" calcext:value-type="float">
            <text:p>18,4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6" calcext:value-type="date">
            <text:p>6.05.2014</text:p>
          </table:table-cell>
          <table:table-cell office:value-type="float" office:value="115" calcext:value-type="float">
            <text:p>115</text:p>
          </table:table-cell>
          <table:table-cell table:formula="of:=LOOKUP(WEEKDAY([.A137];2);[.$B$1:.$B$7];[.$C$1:.$C$7])" office:value-type="string" office:string-value="wtorek" calcext:value-type="string">
            <text:p>wtorek</text:p>
          </table:table-cell>
          <table:table-cell table:formula="of:=[.L136]" office:value-type="float" office:value="39.75" calcext:value-type="float">
            <text:p>39,75</text:p>
          </table:table-cell>
          <table:table-cell table:formula="of:=[.M136]" office:value-type="float" office:value="18.48" calcext:value-type="float">
            <text:p>18,48</text:p>
          </table:table-cell>
          <table:table-cell table:formula="of:=ROUND(IF([.E137]&gt;[.$F$6];IF([.E137]-(([.B137]*[.$G$3])/100)&lt;0;((([.E137]*100)/[.$G$3])*[.$G$2])/100;0);([.$G$2]*([.B137]/2))/100);2)" office:value-type="float" office:value="0" calcext:value-type="float">
            <text:p>0,00</text:p>
          </table:table-cell>
          <table:table-cell table:formula="of:=ROUND(IF([.E137]&gt;[.$F$6];IF([.E137]-(([.B137]*[.$G$3])/100)&lt;0;[.E137];([.$G$3]*[.B137])/100);([.$G$3]*([.B137]/2))/100) ;2)" office:value-type="float" office:value="10.35" calcext:value-type="float">
            <text:p>10,35</text:p>
          </table:table-cell>
          <table:table-cell table:formula="of:=[.D137]-[.F137]" office:value-type="float" office:value="39.75" calcext:value-type="float">
            <text:p>39,75</text:p>
          </table:table-cell>
          <table:table-cell table:formula="of:=[.E137]-[.G137]" office:value-type="float" office:value="8.13" calcext:value-type="float">
            <text:p>8,13</text:p>
          </table:table-cell>
          <table:table-cell table:formula="of:=IF([.C137]=[.$L$6];IF([.H137]&lt;[.$N$6];[.$F$2];0);0)" office:value-type="float" office:value="0" calcext:value-type="float">
            <text:p>0,00</text:p>
          </table:table-cell>
          <table:table-cell table:formula="of:=IF([.I137]&lt;5;[.$F$3];0)" office:value-type="float" office:value="0" calcext:value-type="float">
            <text:p>0,00</text:p>
          </table:table-cell>
          <table:table-cell table:formula="of:=IF([.J137]=0;[.H137];[.J137])" office:value-type="float" office:value="39.75" calcext:value-type="float">
            <text:p>39,75</text:p>
          </table:table-cell>
          <table:table-cell table:formula="of:=IF([.K137]=0;[.I137];[.K137])" office:value-type="float" office:value="8.13" calcext:value-type="float">
            <text:p>8,1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7" calcext:value-type="date">
            <text:p>7.05.2014</text:p>
          </table:table-cell>
          <table:table-cell office:value-type="float" office:value="103" calcext:value-type="float">
            <text:p>103</text:p>
          </table:table-cell>
          <table:table-cell table:formula="of:=LOOKUP(WEEKDAY([.A138];2);[.$B$1:.$B$7];[.$C$1:.$C$7])" office:value-type="string" office:string-value="środa" calcext:value-type="string">
            <text:p>środa</text:p>
          </table:table-cell>
          <table:table-cell table:formula="of:=[.L137]" office:value-type="float" office:value="39.75" calcext:value-type="float">
            <text:p>39,75</text:p>
          </table:table-cell>
          <table:table-cell table:formula="of:=[.M137]" office:value-type="float" office:value="8.13" calcext:value-type="float">
            <text:p>8,13</text:p>
          </table:table-cell>
          <table:table-cell table:formula="of:=ROUND(IF([.E138]&gt;[.$F$6];IF([.E138]-(([.B138]*[.$G$3])/100)&lt;0;((([.E138]*100)/[.$G$3])*[.$G$2])/100;0);([.$G$2]*([.B138]/2))/100);2)" office:value-type="float" office:value="3.09" calcext:value-type="float">
            <text:p>3,09</text:p>
          </table:table-cell>
          <table:table-cell table:formula="of:=ROUND(IF([.E138]&gt;[.$F$6];IF([.E138]-(([.B138]*[.$G$3])/100)&lt;0;[.E138];([.$G$3]*[.B138])/100);([.$G$3]*([.B138]/2))/100) ;2)" office:value-type="float" office:value="4.64" calcext:value-type="float">
            <text:p>4,64</text:p>
          </table:table-cell>
          <table:table-cell table:formula="of:=[.D138]-[.F138]" office:value-type="float" office:value="36.66" calcext:value-type="float">
            <text:p>36,66</text:p>
          </table:table-cell>
          <table:table-cell table:formula="of:=[.E138]-[.G138]" office:value-type="float" office:value="3.49" calcext:value-type="float">
            <text:p>3,49</text:p>
          </table:table-cell>
          <table:table-cell table:formula="of:=IF([.C138]=[.$L$6];IF([.H138]&lt;[.$N$6];[.$F$2];0);0)" office:value-type="float" office:value="0" calcext:value-type="float">
            <text:p>0,00</text:p>
          </table:table-cell>
          <table:table-cell table:formula="of:=IF([.I138]&lt;5;[.$F$3];0)" office:value-type="float" office:value="30" calcext:value-type="float">
            <text:p>30,00</text:p>
          </table:table-cell>
          <table:table-cell table:formula="of:=IF([.J138]=0;[.H138];[.J138])" office:value-type="float" office:value="36.66" calcext:value-type="float">
            <text:p>36,66</text:p>
          </table:table-cell>
          <table:table-cell table:formula="of:=IF([.K138]=0;[.I138];[.K138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8" calcext:value-type="date">
            <text:p>8.05.2014</text:p>
          </table:table-cell>
          <table:table-cell office:value-type="float" office:value="21" calcext:value-type="float">
            <text:p>21</text:p>
          </table:table-cell>
          <table:table-cell table:formula="of:=LOOKUP(WEEKDAY([.A139];2);[.$B$1:.$B$7];[.$C$1:.$C$7])" office:value-type="string" office:string-value="czwartek" calcext:value-type="string">
            <text:p>czwartek</text:p>
          </table:table-cell>
          <table:table-cell table:formula="of:=[.L138]" office:value-type="float" office:value="36.66" calcext:value-type="float">
            <text:p>36,66</text:p>
          </table:table-cell>
          <table:table-cell table:formula="of:=[.M138]" office:value-type="float" office:value="30" calcext:value-type="float">
            <text:p>30,00</text:p>
          </table:table-cell>
          <table:table-cell table:formula="of:=ROUND(IF([.E139]&gt;[.$F$6];IF([.E139]-(([.B139]*[.$G$3])/100)&lt;0;((([.E139]*100)/[.$G$3])*[.$G$2])/100;0);([.$G$2]*([.B139]/2))/100);2)" office:value-type="float" office:value="0" calcext:value-type="float">
            <text:p>0,00</text:p>
          </table:table-cell>
          <table:table-cell table:formula="of:=ROUND(IF([.E139]&gt;[.$F$6];IF([.E139]-(([.B139]*[.$G$3])/100)&lt;0;[.E139];([.$G$3]*[.B139])/100);([.$G$3]*([.B139]/2))/100) ;2)" office:value-type="float" office:value="1.89" calcext:value-type="float">
            <text:p>1,89</text:p>
          </table:table-cell>
          <table:table-cell table:formula="of:=[.D139]-[.F139]" office:value-type="float" office:value="36.66" calcext:value-type="float">
            <text:p>36,66</text:p>
          </table:table-cell>
          <table:table-cell table:formula="of:=[.E139]-[.G139]" office:value-type="float" office:value="28.11" calcext:value-type="float">
            <text:p>28,11</text:p>
          </table:table-cell>
          <table:table-cell table:formula="of:=IF([.C139]=[.$L$6];IF([.H139]&lt;[.$N$6];[.$F$2];0);0)" office:value-type="float" office:value="45" calcext:value-type="float">
            <text:p>45,00</text:p>
          </table:table-cell>
          <table:table-cell table:formula="of:=IF([.I139]&lt;5;[.$F$3];0)" office:value-type="float" office:value="0" calcext:value-type="float">
            <text:p>0,00</text:p>
          </table:table-cell>
          <table:table-cell table:formula="of:=IF([.J139]=0;[.H139];[.J139])" office:value-type="float" office:value="45" calcext:value-type="float">
            <text:p>45,00</text:p>
          </table:table-cell>
          <table:table-cell table:formula="of:=IF([.K139]=0;[.I139];[.K139])" office:value-type="float" office:value="28.11" calcext:value-type="float">
            <text:p>28,1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09" calcext:value-type="date">
            <text:p>9.05.2014</text:p>
          </table:table-cell>
          <table:table-cell office:value-type="float" office:value="150" calcext:value-type="float">
            <text:p>150</text:p>
          </table:table-cell>
          <table:table-cell table:formula="of:=LOOKUP(WEEKDAY([.A140];2);[.$B$1:.$B$7];[.$C$1:.$C$7])" office:value-type="string" office:string-value="piątek" calcext:value-type="string">
            <text:p>piątek</text:p>
          </table:table-cell>
          <table:table-cell table:formula="of:=[.L139]" office:value-type="float" office:value="45" calcext:value-type="float">
            <text:p>45,00</text:p>
          </table:table-cell>
          <table:table-cell table:formula="of:=[.M139]" office:value-type="float" office:value="28.11" calcext:value-type="float">
            <text:p>28,11</text:p>
          </table:table-cell>
          <table:table-cell table:formula="of:=ROUND(IF([.E140]&gt;[.$F$6];IF([.E140]-(([.B140]*[.$G$3])/100)&lt;0;((([.E140]*100)/[.$G$3])*[.$G$2])/100;0);([.$G$2]*([.B140]/2))/100);2)" office:value-type="float" office:value="0" calcext:value-type="float">
            <text:p>0,00</text:p>
          </table:table-cell>
          <table:table-cell table:formula="of:=ROUND(IF([.E140]&gt;[.$F$6];IF([.E140]-(([.B140]*[.$G$3])/100)&lt;0;[.E140];([.$G$3]*[.B140])/100);([.$G$3]*([.B140]/2))/100) ;2)" office:value-type="float" office:value="13.5" calcext:value-type="float">
            <text:p>13,50</text:p>
          </table:table-cell>
          <table:table-cell table:formula="of:=[.D140]-[.F140]" office:value-type="float" office:value="45" calcext:value-type="float">
            <text:p>45,00</text:p>
          </table:table-cell>
          <table:table-cell table:formula="of:=[.E140]-[.G140]" office:value-type="float" office:value="14.61" calcext:value-type="float">
            <text:p>14,61</text:p>
          </table:table-cell>
          <table:table-cell table:formula="of:=IF([.C140]=[.$L$6];IF([.H140]&lt;[.$N$6];[.$F$2];0);0)" office:value-type="float" office:value="0" calcext:value-type="float">
            <text:p>0,00</text:p>
          </table:table-cell>
          <table:table-cell table:formula="of:=IF([.I140]&lt;5;[.$F$3];0)" office:value-type="float" office:value="0" calcext:value-type="float">
            <text:p>0,00</text:p>
          </table:table-cell>
          <table:table-cell table:formula="of:=IF([.J140]=0;[.H140];[.J140])" office:value-type="float" office:value="45" calcext:value-type="float">
            <text:p>45,00</text:p>
          </table:table-cell>
          <table:table-cell table:formula="of:=IF([.K140]=0;[.I140];[.K140])" office:value-type="float" office:value="14.61" calcext:value-type="float">
            <text:p>14,6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0" calcext:value-type="date">
            <text:p>10.05.2014</text:p>
          </table:table-cell>
          <table:table-cell office:value-type="float" office:value="49" calcext:value-type="float">
            <text:p>49</text:p>
          </table:table-cell>
          <table:table-cell table:formula="of:=LOOKUP(WEEKDAY([.A141];2);[.$B$1:.$B$7];[.$C$1:.$C$7])" office:value-type="string" office:string-value="sobota" calcext:value-type="string">
            <text:p>sobota</text:p>
          </table:table-cell>
          <table:table-cell table:formula="of:=[.L140]" office:value-type="float" office:value="45" calcext:value-type="float">
            <text:p>45,00</text:p>
          </table:table-cell>
          <table:table-cell table:formula="of:=[.M140]" office:value-type="float" office:value="14.61" calcext:value-type="float">
            <text:p>14,61</text:p>
          </table:table-cell>
          <table:table-cell table:formula="of:=ROUND(IF([.E141]&gt;[.$F$6];IF([.E141]-(([.B141]*[.$G$3])/100)&lt;0;((([.E141]*100)/[.$G$3])*[.$G$2])/100;0);([.$G$2]*([.B141]/2))/100);2)" office:value-type="float" office:value="1.47" calcext:value-type="float">
            <text:p>1,47</text:p>
          </table:table-cell>
          <table:table-cell table:formula="of:=ROUND(IF([.E141]&gt;[.$F$6];IF([.E141]-(([.B141]*[.$G$3])/100)&lt;0;[.E141];([.$G$3]*[.B141])/100);([.$G$3]*([.B141]/2))/100) ;2)" office:value-type="float" office:value="2.21" calcext:value-type="float">
            <text:p>2,21</text:p>
          </table:table-cell>
          <table:table-cell table:formula="of:=[.D141]-[.F141]" office:value-type="float" office:value="43.53" calcext:value-type="float">
            <text:p>43,53</text:p>
          </table:table-cell>
          <table:table-cell table:formula="of:=[.E141]-[.G141]" office:value-type="float" office:value="12.4" calcext:value-type="float">
            <text:p>12,40</text:p>
          </table:table-cell>
          <table:table-cell table:formula="of:=IF([.C141]=[.$L$6];IF([.H141]&lt;[.$N$6];[.$F$2];0);0)" office:value-type="float" office:value="0" calcext:value-type="float">
            <text:p>0,00</text:p>
          </table:table-cell>
          <table:table-cell table:formula="of:=IF([.I141]&lt;5;[.$F$3];0)" office:value-type="float" office:value="0" calcext:value-type="float">
            <text:p>0,00</text:p>
          </table:table-cell>
          <table:table-cell table:formula="of:=IF([.J141]=0;[.H141];[.J141])" office:value-type="float" office:value="43.53" calcext:value-type="float">
            <text:p>43,53</text:p>
          </table:table-cell>
          <table:table-cell table:formula="of:=IF([.K141]=0;[.I141];[.K141])" office:value-type="float" office:value="12.4" calcext:value-type="float">
            <text:p>12,4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1" calcext:value-type="date">
            <text:p>11.05.2014</text:p>
          </table:table-cell>
          <table:table-cell office:value-type="float" office:value="20" calcext:value-type="float">
            <text:p>20</text:p>
          </table:table-cell>
          <table:table-cell table:formula="of:=LOOKUP(WEEKDAY([.A142];2);[.$B$1:.$B$7];[.$C$1:.$C$7])" office:value-type="string" office:string-value="niedziela" calcext:value-type="string">
            <text:p>niedziela</text:p>
          </table:table-cell>
          <table:table-cell table:formula="of:=[.L141]" office:value-type="float" office:value="43.53" calcext:value-type="float">
            <text:p>43,53</text:p>
          </table:table-cell>
          <table:table-cell table:formula="of:=[.M141]" office:value-type="float" office:value="12.4" calcext:value-type="float">
            <text:p>12,40</text:p>
          </table:table-cell>
          <table:table-cell table:formula="of:=ROUND(IF([.E142]&gt;[.$F$6];IF([.E142]-(([.B142]*[.$G$3])/100)&lt;0;((([.E142]*100)/[.$G$3])*[.$G$2])/100;0);([.$G$2]*([.B142]/2))/100);2)" office:value-type="float" office:value="0.6" calcext:value-type="float">
            <text:p>0,60</text:p>
          </table:table-cell>
          <table:table-cell table:formula="of:=ROUND(IF([.E142]&gt;[.$F$6];IF([.E142]-(([.B142]*[.$G$3])/100)&lt;0;[.E142];([.$G$3]*[.B142])/100);([.$G$3]*([.B142]/2))/100) ;2)" office:value-type="float" office:value="0.9" calcext:value-type="float">
            <text:p>0,90</text:p>
          </table:table-cell>
          <table:table-cell table:formula="of:=[.D142]-[.F142]" office:value-type="float" office:value="42.93" calcext:value-type="float">
            <text:p>42,93</text:p>
          </table:table-cell>
          <table:table-cell table:formula="of:=[.E142]-[.G142]" office:value-type="float" office:value="11.5" calcext:value-type="float">
            <text:p>11,50</text:p>
          </table:table-cell>
          <table:table-cell table:formula="of:=IF([.C142]=[.$L$6];IF([.H142]&lt;[.$N$6];[.$F$2];0);0)" office:value-type="float" office:value="0" calcext:value-type="float">
            <text:p>0,00</text:p>
          </table:table-cell>
          <table:table-cell table:formula="of:=IF([.I142]&lt;5;[.$F$3];0)" office:value-type="float" office:value="0" calcext:value-type="float">
            <text:p>0,00</text:p>
          </table:table-cell>
          <table:table-cell table:formula="of:=IF([.J142]=0;[.H142];[.J142])" office:value-type="float" office:value="42.93" calcext:value-type="float">
            <text:p>42,93</text:p>
          </table:table-cell>
          <table:table-cell table:formula="of:=IF([.K142]=0;[.I142];[.K142])" office:value-type="float" office:value="11.5" calcext:value-type="float">
            <text:p>11,5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2" calcext:value-type="date">
            <text:p>12.05.2014</text:p>
          </table:table-cell>
          <table:table-cell office:value-type="float" office:value="120" calcext:value-type="float">
            <text:p>120</text:p>
          </table:table-cell>
          <table:table-cell table:formula="of:=LOOKUP(WEEKDAY([.A143];2);[.$B$1:.$B$7];[.$C$1:.$C$7])" office:value-type="string" office:string-value="poniedziałek" calcext:value-type="string">
            <text:p>poniedziałek</text:p>
          </table:table-cell>
          <table:table-cell table:formula="of:=[.L142]" office:value-type="float" office:value="42.93" calcext:value-type="float">
            <text:p>42,93</text:p>
          </table:table-cell>
          <table:table-cell table:formula="of:=[.M142]" office:value-type="float" office:value="11.5" calcext:value-type="float">
            <text:p>11,50</text:p>
          </table:table-cell>
          <table:table-cell table:formula="of:=ROUND(IF([.E143]&gt;[.$F$6];IF([.E143]-(([.B143]*[.$G$3])/100)&lt;0;((([.E143]*100)/[.$G$3])*[.$G$2])/100;0);([.$G$2]*([.B143]/2))/100);2)" office:value-type="float" office:value="3.6" calcext:value-type="float">
            <text:p>3,60</text:p>
          </table:table-cell>
          <table:table-cell table:formula="of:=ROUND(IF([.E143]&gt;[.$F$6];IF([.E143]-(([.B143]*[.$G$3])/100)&lt;0;[.E143];([.$G$3]*[.B143])/100);([.$G$3]*([.B143]/2))/100) ;2)" office:value-type="float" office:value="5.4" calcext:value-type="float">
            <text:p>5,40</text:p>
          </table:table-cell>
          <table:table-cell table:formula="of:=[.D143]-[.F143]" office:value-type="float" office:value="39.33" calcext:value-type="float">
            <text:p>39,33</text:p>
          </table:table-cell>
          <table:table-cell table:formula="of:=[.E143]-[.G143]" office:value-type="float" office:value="6.1" calcext:value-type="float">
            <text:p>6,10</text:p>
          </table:table-cell>
          <table:table-cell table:formula="of:=IF([.C143]=[.$L$6];IF([.H143]&lt;[.$N$6];[.$F$2];0);0)" office:value-type="float" office:value="0" calcext:value-type="float">
            <text:p>0,00</text:p>
          </table:table-cell>
          <table:table-cell table:formula="of:=IF([.I143]&lt;5;[.$F$3];0)" office:value-type="float" office:value="0" calcext:value-type="float">
            <text:p>0,00</text:p>
          </table:table-cell>
          <table:table-cell table:formula="of:=IF([.J143]=0;[.H143];[.J143])" office:value-type="float" office:value="39.33" calcext:value-type="float">
            <text:p>39,33</text:p>
          </table:table-cell>
          <table:table-cell table:formula="of:=IF([.K143]=0;[.I143];[.K143])" office:value-type="float" office:value="6.1" calcext:value-type="float">
            <text:p>6,1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3" calcext:value-type="date">
            <text:p>13.05.2014</text:p>
          </table:table-cell>
          <table:table-cell office:value-type="float" office:value="39" calcext:value-type="float">
            <text:p>39</text:p>
          </table:table-cell>
          <table:table-cell table:formula="of:=LOOKUP(WEEKDAY([.A144];2);[.$B$1:.$B$7];[.$C$1:.$C$7])" office:value-type="string" office:string-value="wtorek" calcext:value-type="string">
            <text:p>wtorek</text:p>
          </table:table-cell>
          <table:table-cell table:formula="of:=[.L143]" office:value-type="float" office:value="39.33" calcext:value-type="float">
            <text:p>39,33</text:p>
          </table:table-cell>
          <table:table-cell table:formula="of:=[.M143]" office:value-type="float" office:value="6.1" calcext:value-type="float">
            <text:p>6,10</text:p>
          </table:table-cell>
          <table:table-cell table:formula="of:=ROUND(IF([.E144]&gt;[.$F$6];IF([.E144]-(([.B144]*[.$G$3])/100)&lt;0;((([.E144]*100)/[.$G$3])*[.$G$2])/100;0);([.$G$2]*([.B144]/2))/100);2)" office:value-type="float" office:value="1.17" calcext:value-type="float">
            <text:p>1,17</text:p>
          </table:table-cell>
          <table:table-cell table:formula="of:=ROUND(IF([.E144]&gt;[.$F$6];IF([.E144]-(([.B144]*[.$G$3])/100)&lt;0;[.E144];([.$G$3]*[.B144])/100);([.$G$3]*([.B144]/2))/100) ;2)" office:value-type="float" office:value="1.76" calcext:value-type="float">
            <text:p>1,76</text:p>
          </table:table-cell>
          <table:table-cell table:formula="of:=[.D144]-[.F144]" office:value-type="float" office:value="38.16" calcext:value-type="float">
            <text:p>38,16</text:p>
          </table:table-cell>
          <table:table-cell table:formula="of:=[.E144]-[.G144]" office:value-type="float" office:value="4.34" calcext:value-type="float">
            <text:p>4,34</text:p>
          </table:table-cell>
          <table:table-cell table:formula="of:=IF([.C144]=[.$L$6];IF([.H144]&lt;[.$N$6];[.$F$2];0);0)" office:value-type="float" office:value="0" calcext:value-type="float">
            <text:p>0,00</text:p>
          </table:table-cell>
          <table:table-cell table:formula="of:=IF([.I144]&lt;5;[.$F$3];0)" office:value-type="float" office:value="30" calcext:value-type="float">
            <text:p>30,00</text:p>
          </table:table-cell>
          <table:table-cell table:formula="of:=IF([.J144]=0;[.H144];[.J144])" office:value-type="float" office:value="38.16" calcext:value-type="float">
            <text:p>38,16</text:p>
          </table:table-cell>
          <table:table-cell table:formula="of:=IF([.K144]=0;[.I144];[.K144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4" calcext:value-type="date">
            <text:p>14.05.2014</text:p>
          </table:table-cell>
          <table:table-cell office:value-type="float" office:value="15" calcext:value-type="float">
            <text:p>15</text:p>
          </table:table-cell>
          <table:table-cell table:formula="of:=LOOKUP(WEEKDAY([.A145];2);[.$B$1:.$B$7];[.$C$1:.$C$7])" office:value-type="string" office:string-value="środa" calcext:value-type="string">
            <text:p>środa</text:p>
          </table:table-cell>
          <table:table-cell table:formula="of:=[.L144]" office:value-type="float" office:value="38.16" calcext:value-type="float">
            <text:p>38,16</text:p>
          </table:table-cell>
          <table:table-cell table:formula="of:=[.M144]" office:value-type="float" office:value="30" calcext:value-type="float">
            <text:p>30,00</text:p>
          </table:table-cell>
          <table:table-cell table:formula="of:=ROUND(IF([.E145]&gt;[.$F$6];IF([.E145]-(([.B145]*[.$G$3])/100)&lt;0;((([.E145]*100)/[.$G$3])*[.$G$2])/100;0);([.$G$2]*([.B145]/2))/100);2)" office:value-type="float" office:value="0" calcext:value-type="float">
            <text:p>0,00</text:p>
          </table:table-cell>
          <table:table-cell table:formula="of:=ROUND(IF([.E145]&gt;[.$F$6];IF([.E145]-(([.B145]*[.$G$3])/100)&lt;0;[.E145];([.$G$3]*[.B145])/100);([.$G$3]*([.B145]/2))/100) ;2)" office:value-type="float" office:value="1.35" calcext:value-type="float">
            <text:p>1,35</text:p>
          </table:table-cell>
          <table:table-cell table:formula="of:=[.D145]-[.F145]" office:value-type="float" office:value="38.16" calcext:value-type="float">
            <text:p>38,16</text:p>
          </table:table-cell>
          <table:table-cell table:formula="of:=[.E145]-[.G145]" office:value-type="float" office:value="28.65" calcext:value-type="float">
            <text:p>28,65</text:p>
          </table:table-cell>
          <table:table-cell table:formula="of:=IF([.C145]=[.$L$6];IF([.H145]&lt;[.$N$6];[.$F$2];0);0)" office:value-type="float" office:value="0" calcext:value-type="float">
            <text:p>0,00</text:p>
          </table:table-cell>
          <table:table-cell table:formula="of:=IF([.I145]&lt;5;[.$F$3];0)" office:value-type="float" office:value="0" calcext:value-type="float">
            <text:p>0,00</text:p>
          </table:table-cell>
          <table:table-cell table:formula="of:=IF([.J145]=0;[.H145];[.J145])" office:value-type="float" office:value="38.16" calcext:value-type="float">
            <text:p>38,16</text:p>
          </table:table-cell>
          <table:table-cell table:formula="of:=IF([.K145]=0;[.I145];[.K145])" office:value-type="float" office:value="28.65" calcext:value-type="float">
            <text:p>28,6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5" calcext:value-type="date">
            <text:p>15.05.2014</text:p>
          </table:table-cell>
          <table:table-cell office:value-type="float" office:value="118" calcext:value-type="float">
            <text:p>118</text:p>
          </table:table-cell>
          <table:table-cell table:formula="of:=LOOKUP(WEEKDAY([.A146];2);[.$B$1:.$B$7];[.$C$1:.$C$7])" office:value-type="string" office:string-value="czwartek" calcext:value-type="string">
            <text:p>czwartek</text:p>
          </table:table-cell>
          <table:table-cell table:formula="of:=[.L145]" office:value-type="float" office:value="38.16" calcext:value-type="float">
            <text:p>38,16</text:p>
          </table:table-cell>
          <table:table-cell table:formula="of:=[.M145]" office:value-type="float" office:value="28.65" calcext:value-type="float">
            <text:p>28,65</text:p>
          </table:table-cell>
          <table:table-cell table:formula="of:=ROUND(IF([.E146]&gt;[.$F$6];IF([.E146]-(([.B146]*[.$G$3])/100)&lt;0;((([.E146]*100)/[.$G$3])*[.$G$2])/100;0);([.$G$2]*([.B146]/2))/100);2)" office:value-type="float" office:value="0" calcext:value-type="float">
            <text:p>0,00</text:p>
          </table:table-cell>
          <table:table-cell table:formula="of:=ROUND(IF([.E146]&gt;[.$F$6];IF([.E146]-(([.B146]*[.$G$3])/100)&lt;0;[.E146];([.$G$3]*[.B146])/100);([.$G$3]*([.B146]/2))/100) ;2)" office:value-type="float" office:value="10.62" calcext:value-type="float">
            <text:p>10,62</text:p>
          </table:table-cell>
          <table:table-cell table:formula="of:=[.D146]-[.F146]" office:value-type="float" office:value="38.16" calcext:value-type="float">
            <text:p>38,16</text:p>
          </table:table-cell>
          <table:table-cell table:formula="of:=[.E146]-[.G146]" office:value-type="float" office:value="18.03" calcext:value-type="float">
            <text:p>18,03</text:p>
          </table:table-cell>
          <table:table-cell table:formula="of:=IF([.C146]=[.$L$6];IF([.H146]&lt;[.$N$6];[.$F$2];0);0)" office:value-type="float" office:value="45" calcext:value-type="float">
            <text:p>45,00</text:p>
          </table:table-cell>
          <table:table-cell table:formula="of:=IF([.I146]&lt;5;[.$F$3];0)" office:value-type="float" office:value="0" calcext:value-type="float">
            <text:p>0,00</text:p>
          </table:table-cell>
          <table:table-cell table:formula="of:=IF([.J146]=0;[.H146];[.J146])" office:value-type="float" office:value="45" calcext:value-type="float">
            <text:p>45,00</text:p>
          </table:table-cell>
          <table:table-cell table:formula="of:=IF([.K146]=0;[.I146];[.K146])" office:value-type="float" office:value="18.03" calcext:value-type="float">
            <text:p>18,0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6" calcext:value-type="date">
            <text:p>16.05.2014</text:p>
          </table:table-cell>
          <table:table-cell office:value-type="float" office:value="37" calcext:value-type="float">
            <text:p>37</text:p>
          </table:table-cell>
          <table:table-cell table:formula="of:=LOOKUP(WEEKDAY([.A147];2);[.$B$1:.$B$7];[.$C$1:.$C$7])" office:value-type="string" office:string-value="piątek" calcext:value-type="string">
            <text:p>piątek</text:p>
          </table:table-cell>
          <table:table-cell table:formula="of:=[.L146]" office:value-type="float" office:value="45" calcext:value-type="float">
            <text:p>45,00</text:p>
          </table:table-cell>
          <table:table-cell table:formula="of:=[.M146]" office:value-type="float" office:value="18.03" calcext:value-type="float">
            <text:p>18,03</text:p>
          </table:table-cell>
          <table:table-cell table:formula="of:=ROUND(IF([.E147]&gt;[.$F$6];IF([.E147]-(([.B147]*[.$G$3])/100)&lt;0;((([.E147]*100)/[.$G$3])*[.$G$2])/100;0);([.$G$2]*([.B147]/2))/100);2)" office:value-type="float" office:value="0" calcext:value-type="float">
            <text:p>0,00</text:p>
          </table:table-cell>
          <table:table-cell table:formula="of:=ROUND(IF([.E147]&gt;[.$F$6];IF([.E147]-(([.B147]*[.$G$3])/100)&lt;0;[.E147];([.$G$3]*[.B147])/100);([.$G$3]*([.B147]/2))/100) ;2)" office:value-type="float" office:value="3.33" calcext:value-type="float">
            <text:p>3,33</text:p>
          </table:table-cell>
          <table:table-cell table:formula="of:=[.D147]-[.F147]" office:value-type="float" office:value="45" calcext:value-type="float">
            <text:p>45,00</text:p>
          </table:table-cell>
          <table:table-cell table:formula="of:=[.E147]-[.G147]" office:value-type="float" office:value="14.7" calcext:value-type="float">
            <text:p>14,70</text:p>
          </table:table-cell>
          <table:table-cell table:formula="of:=IF([.C147]=[.$L$6];IF([.H147]&lt;[.$N$6];[.$F$2];0);0)" office:value-type="float" office:value="0" calcext:value-type="float">
            <text:p>0,00</text:p>
          </table:table-cell>
          <table:table-cell table:formula="of:=IF([.I147]&lt;5;[.$F$3];0)" office:value-type="float" office:value="0" calcext:value-type="float">
            <text:p>0,00</text:p>
          </table:table-cell>
          <table:table-cell table:formula="of:=IF([.J147]=0;[.H147];[.J147])" office:value-type="float" office:value="45" calcext:value-type="float">
            <text:p>45,00</text:p>
          </table:table-cell>
          <table:table-cell table:formula="of:=IF([.K147]=0;[.I147];[.K147])" office:value-type="float" office:value="14.7" calcext:value-type="float">
            <text:p>14,7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7" calcext:value-type="date">
            <text:p>17.05.2014</text:p>
          </table:table-cell>
          <table:table-cell office:value-type="float" office:value="107" calcext:value-type="float">
            <text:p>107</text:p>
          </table:table-cell>
          <table:table-cell table:formula="of:=LOOKUP(WEEKDAY([.A148];2);[.$B$1:.$B$7];[.$C$1:.$C$7])" office:value-type="string" office:string-value="sobota" calcext:value-type="string">
            <text:p>sobota</text:p>
          </table:table-cell>
          <table:table-cell table:formula="of:=[.L147]" office:value-type="float" office:value="45" calcext:value-type="float">
            <text:p>45,00</text:p>
          </table:table-cell>
          <table:table-cell table:formula="of:=[.M147]" office:value-type="float" office:value="14.7" calcext:value-type="float">
            <text:p>14,70</text:p>
          </table:table-cell>
          <table:table-cell table:formula="of:=ROUND(IF([.E148]&gt;[.$F$6];IF([.E148]-(([.B148]*[.$G$3])/100)&lt;0;((([.E148]*100)/[.$G$3])*[.$G$2])/100;0);([.$G$2]*([.B148]/2))/100);2)" office:value-type="float" office:value="3.21" calcext:value-type="float">
            <text:p>3,21</text:p>
          </table:table-cell>
          <table:table-cell table:formula="of:=ROUND(IF([.E148]&gt;[.$F$6];IF([.E148]-(([.B148]*[.$G$3])/100)&lt;0;[.E148];([.$G$3]*[.B148])/100);([.$G$3]*([.B148]/2))/100) ;2)" office:value-type="float" office:value="4.82" calcext:value-type="float">
            <text:p>4,82</text:p>
          </table:table-cell>
          <table:table-cell table:formula="of:=[.D148]-[.F148]" office:value-type="float" office:value="41.79" calcext:value-type="float">
            <text:p>41,79</text:p>
          </table:table-cell>
          <table:table-cell table:formula="of:=[.E148]-[.G148]" office:value-type="float" office:value="9.88" calcext:value-type="float">
            <text:p>9,88</text:p>
          </table:table-cell>
          <table:table-cell table:formula="of:=IF([.C148]=[.$L$6];IF([.H148]&lt;[.$N$6];[.$F$2];0);0)" office:value-type="float" office:value="0" calcext:value-type="float">
            <text:p>0,00</text:p>
          </table:table-cell>
          <table:table-cell table:formula="of:=IF([.I148]&lt;5;[.$F$3];0)" office:value-type="float" office:value="0" calcext:value-type="float">
            <text:p>0,00</text:p>
          </table:table-cell>
          <table:table-cell table:formula="of:=IF([.J148]=0;[.H148];[.J148])" office:value-type="float" office:value="41.79" calcext:value-type="float">
            <text:p>41,79</text:p>
          </table:table-cell>
          <table:table-cell table:formula="of:=IF([.K148]=0;[.I148];[.K148])" office:value-type="float" office:value="9.88" calcext:value-type="float">
            <text:p>9,8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8" calcext:value-type="date">
            <text:p>18.05.2014</text:p>
          </table:table-cell>
          <table:table-cell office:value-type="float" office:value="51" calcext:value-type="float">
            <text:p>51</text:p>
          </table:table-cell>
          <table:table-cell table:formula="of:=LOOKUP(WEEKDAY([.A149];2);[.$B$1:.$B$7];[.$C$1:.$C$7])" office:value-type="string" office:string-value="niedziela" calcext:value-type="string">
            <text:p>niedziela</text:p>
          </table:table-cell>
          <table:table-cell table:formula="of:=[.L148]" office:value-type="float" office:value="41.79" calcext:value-type="float">
            <text:p>41,79</text:p>
          </table:table-cell>
          <table:table-cell table:formula="of:=[.M148]" office:value-type="float" office:value="9.88" calcext:value-type="float">
            <text:p>9,88</text:p>
          </table:table-cell>
          <table:table-cell table:formula="of:=ROUND(IF([.E149]&gt;[.$F$6];IF([.E149]-(([.B149]*[.$G$3])/100)&lt;0;((([.E149]*100)/[.$G$3])*[.$G$2])/100;0);([.$G$2]*([.B149]/2))/100);2)" office:value-type="float" office:value="1.53" calcext:value-type="float">
            <text:p>1,53</text:p>
          </table:table-cell>
          <table:table-cell table:formula="of:=ROUND(IF([.E149]&gt;[.$F$6];IF([.E149]-(([.B149]*[.$G$3])/100)&lt;0;[.E149];([.$G$3]*[.B149])/100);([.$G$3]*([.B149]/2))/100) ;2)" office:value-type="float" office:value="2.3" calcext:value-type="float">
            <text:p>2,30</text:p>
          </table:table-cell>
          <table:table-cell table:formula="of:=[.D149]-[.F149]" office:value-type="float" office:value="40.26" calcext:value-type="float">
            <text:p>40,26</text:p>
          </table:table-cell>
          <table:table-cell table:formula="of:=[.E149]-[.G149]" office:value-type="float" office:value="7.58" calcext:value-type="float">
            <text:p>7,58</text:p>
          </table:table-cell>
          <table:table-cell table:formula="of:=IF([.C149]=[.$L$6];IF([.H149]&lt;[.$N$6];[.$F$2];0);0)" office:value-type="float" office:value="0" calcext:value-type="float">
            <text:p>0,00</text:p>
          </table:table-cell>
          <table:table-cell table:formula="of:=IF([.I149]&lt;5;[.$F$3];0)" office:value-type="float" office:value="0" calcext:value-type="float">
            <text:p>0,00</text:p>
          </table:table-cell>
          <table:table-cell table:formula="of:=IF([.J149]=0;[.H149];[.J149])" office:value-type="float" office:value="40.26" calcext:value-type="float">
            <text:p>40,26</text:p>
          </table:table-cell>
          <table:table-cell table:formula="of:=IF([.K149]=0;[.I149];[.K149])" office:value-type="float" office:value="7.58" calcext:value-type="float">
            <text:p>7,5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19" calcext:value-type="date">
            <text:p>19.05.2014</text:p>
          </table:table-cell>
          <table:table-cell office:value-type="float" office:value="76" calcext:value-type="float">
            <text:p>76</text:p>
          </table:table-cell>
          <table:table-cell table:formula="of:=LOOKUP(WEEKDAY([.A150];2);[.$B$1:.$B$7];[.$C$1:.$C$7])" office:value-type="string" office:string-value="poniedziałek" calcext:value-type="string">
            <text:p>poniedziałek</text:p>
          </table:table-cell>
          <table:table-cell table:formula="of:=[.L149]" office:value-type="float" office:value="40.26" calcext:value-type="float">
            <text:p>40,26</text:p>
          </table:table-cell>
          <table:table-cell table:formula="of:=[.M149]" office:value-type="float" office:value="7.58" calcext:value-type="float">
            <text:p>7,58</text:p>
          </table:table-cell>
          <table:table-cell table:formula="of:=ROUND(IF([.E150]&gt;[.$F$6];IF([.E150]-(([.B150]*[.$G$3])/100)&lt;0;((([.E150]*100)/[.$G$3])*[.$G$2])/100;0);([.$G$2]*([.B150]/2))/100);2)" office:value-type="float" office:value="2.28" calcext:value-type="float">
            <text:p>2,28</text:p>
          </table:table-cell>
          <table:table-cell table:formula="of:=ROUND(IF([.E150]&gt;[.$F$6];IF([.E150]-(([.B150]*[.$G$3])/100)&lt;0;[.E150];([.$G$3]*[.B150])/100);([.$G$3]*([.B150]/2))/100) ;2)" office:value-type="float" office:value="3.42" calcext:value-type="float">
            <text:p>3,42</text:p>
          </table:table-cell>
          <table:table-cell table:formula="of:=[.D150]-[.F150]" office:value-type="float" office:value="37.98" calcext:value-type="float">
            <text:p>37,98</text:p>
          </table:table-cell>
          <table:table-cell table:formula="of:=[.E150]-[.G150]" office:value-type="float" office:value="4.16" calcext:value-type="float">
            <text:p>4,16</text:p>
          </table:table-cell>
          <table:table-cell table:formula="of:=IF([.C150]=[.$L$6];IF([.H150]&lt;[.$N$6];[.$F$2];0);0)" office:value-type="float" office:value="0" calcext:value-type="float">
            <text:p>0,00</text:p>
          </table:table-cell>
          <table:table-cell table:formula="of:=IF([.I150]&lt;5;[.$F$3];0)" office:value-type="float" office:value="30" calcext:value-type="float">
            <text:p>30,00</text:p>
          </table:table-cell>
          <table:table-cell table:formula="of:=IF([.J150]=0;[.H150];[.J150])" office:value-type="float" office:value="37.98" calcext:value-type="float">
            <text:p>37,98</text:p>
          </table:table-cell>
          <table:table-cell table:formula="of:=IF([.K150]=0;[.I150];[.K150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0" calcext:value-type="date">
            <text:p>20.05.2014</text:p>
          </table:table-cell>
          <table:table-cell office:value-type="float" office:value="41" calcext:value-type="float">
            <text:p>41</text:p>
          </table:table-cell>
          <table:table-cell table:formula="of:=LOOKUP(WEEKDAY([.A151];2);[.$B$1:.$B$7];[.$C$1:.$C$7])" office:value-type="string" office:string-value="wtorek" calcext:value-type="string">
            <text:p>wtorek</text:p>
          </table:table-cell>
          <table:table-cell table:formula="of:=[.L150]" office:value-type="float" office:value="37.98" calcext:value-type="float">
            <text:p>37,98</text:p>
          </table:table-cell>
          <table:table-cell table:formula="of:=[.M150]" office:value-type="float" office:value="30" calcext:value-type="float">
            <text:p>30,00</text:p>
          </table:table-cell>
          <table:table-cell table:formula="of:=ROUND(IF([.E151]&gt;[.$F$6];IF([.E151]-(([.B151]*[.$G$3])/100)&lt;0;((([.E151]*100)/[.$G$3])*[.$G$2])/100;0);([.$G$2]*([.B151]/2))/100);2)" office:value-type="float" office:value="0" calcext:value-type="float">
            <text:p>0,00</text:p>
          </table:table-cell>
          <table:table-cell table:formula="of:=ROUND(IF([.E151]&gt;[.$F$6];IF([.E151]-(([.B151]*[.$G$3])/100)&lt;0;[.E151];([.$G$3]*[.B151])/100);([.$G$3]*([.B151]/2))/100) ;2)" office:value-type="float" office:value="3.69" calcext:value-type="float">
            <text:p>3,69</text:p>
          </table:table-cell>
          <table:table-cell table:formula="of:=[.D151]-[.F151]" office:value-type="float" office:value="37.98" calcext:value-type="float">
            <text:p>37,98</text:p>
          </table:table-cell>
          <table:table-cell table:formula="of:=[.E151]-[.G151]" office:value-type="float" office:value="26.31" calcext:value-type="float">
            <text:p>26,31</text:p>
          </table:table-cell>
          <table:table-cell table:formula="of:=IF([.C151]=[.$L$6];IF([.H151]&lt;[.$N$6];[.$F$2];0);0)" office:value-type="float" office:value="0" calcext:value-type="float">
            <text:p>0,00</text:p>
          </table:table-cell>
          <table:table-cell table:formula="of:=IF([.I151]&lt;5;[.$F$3];0)" office:value-type="float" office:value="0" calcext:value-type="float">
            <text:p>0,00</text:p>
          </table:table-cell>
          <table:table-cell table:formula="of:=IF([.J151]=0;[.H151];[.J151])" office:value-type="float" office:value="37.98" calcext:value-type="float">
            <text:p>37,98</text:p>
          </table:table-cell>
          <table:table-cell table:formula="of:=IF([.K151]=0;[.I151];[.K151])" office:value-type="float" office:value="26.31" calcext:value-type="float">
            <text:p>26,3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1" calcext:value-type="date">
            <text:p>21.05.2014</text:p>
          </table:table-cell>
          <table:table-cell office:value-type="float" office:value="149" calcext:value-type="float">
            <text:p>149</text:p>
          </table:table-cell>
          <table:table-cell table:formula="of:=LOOKUP(WEEKDAY([.A152];2);[.$B$1:.$B$7];[.$C$1:.$C$7])" office:value-type="string" office:string-value="środa" calcext:value-type="string">
            <text:p>środa</text:p>
          </table:table-cell>
          <table:table-cell table:formula="of:=[.L151]" office:value-type="float" office:value="37.98" calcext:value-type="float">
            <text:p>37,98</text:p>
          </table:table-cell>
          <table:table-cell table:formula="of:=[.M151]" office:value-type="float" office:value="26.31" calcext:value-type="float">
            <text:p>26,31</text:p>
          </table:table-cell>
          <table:table-cell table:formula="of:=ROUND(IF([.E152]&gt;[.$F$6];IF([.E152]-(([.B152]*[.$G$3])/100)&lt;0;((([.E152]*100)/[.$G$3])*[.$G$2])/100;0);([.$G$2]*([.B152]/2))/100);2)" office:value-type="float" office:value="0" calcext:value-type="float">
            <text:p>0,00</text:p>
          </table:table-cell>
          <table:table-cell table:formula="of:=ROUND(IF([.E152]&gt;[.$F$6];IF([.E152]-(([.B152]*[.$G$3])/100)&lt;0;[.E152];([.$G$3]*[.B152])/100);([.$G$3]*([.B152]/2))/100) ;2)" office:value-type="float" office:value="13.41" calcext:value-type="float">
            <text:p>13,41</text:p>
          </table:table-cell>
          <table:table-cell table:formula="of:=[.D152]-[.F152]" office:value-type="float" office:value="37.98" calcext:value-type="float">
            <text:p>37,98</text:p>
          </table:table-cell>
          <table:table-cell table:formula="of:=[.E152]-[.G152]" office:value-type="float" office:value="12.9" calcext:value-type="float">
            <text:p>12,90</text:p>
          </table:table-cell>
          <table:table-cell table:formula="of:=IF([.C152]=[.$L$6];IF([.H152]&lt;[.$N$6];[.$F$2];0);0)" office:value-type="float" office:value="0" calcext:value-type="float">
            <text:p>0,00</text:p>
          </table:table-cell>
          <table:table-cell table:formula="of:=IF([.I152]&lt;5;[.$F$3];0)" office:value-type="float" office:value="0" calcext:value-type="float">
            <text:p>0,00</text:p>
          </table:table-cell>
          <table:table-cell table:formula="of:=IF([.J152]=0;[.H152];[.J152])" office:value-type="float" office:value="37.98" calcext:value-type="float">
            <text:p>37,98</text:p>
          </table:table-cell>
          <table:table-cell table:formula="of:=IF([.K152]=0;[.I152];[.K152])" office:value-type="float" office:value="12.9" calcext:value-type="float">
            <text:p>12,9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2" calcext:value-type="date">
            <text:p>22.05.2014</text:p>
          </table:table-cell>
          <table:table-cell office:value-type="float" office:value="72" calcext:value-type="float">
            <text:p>72</text:p>
          </table:table-cell>
          <table:table-cell table:formula="of:=LOOKUP(WEEKDAY([.A153];2);[.$B$1:.$B$7];[.$C$1:.$C$7])" office:value-type="string" office:string-value="czwartek" calcext:value-type="string">
            <text:p>czwartek</text:p>
          </table:table-cell>
          <table:table-cell table:formula="of:=[.L152]" office:value-type="float" office:value="37.98" calcext:value-type="float">
            <text:p>37,98</text:p>
          </table:table-cell>
          <table:table-cell table:formula="of:=[.M152]" office:value-type="float" office:value="12.9" calcext:value-type="float">
            <text:p>12,90</text:p>
          </table:table-cell>
          <table:table-cell table:formula="of:=ROUND(IF([.E153]&gt;[.$F$6];IF([.E153]-(([.B153]*[.$G$3])/100)&lt;0;((([.E153]*100)/[.$G$3])*[.$G$2])/100;0);([.$G$2]*([.B153]/2))/100);2)" office:value-type="float" office:value="2.16" calcext:value-type="float">
            <text:p>2,16</text:p>
          </table:table-cell>
          <table:table-cell table:formula="of:=ROUND(IF([.E153]&gt;[.$F$6];IF([.E153]-(([.B153]*[.$G$3])/100)&lt;0;[.E153];([.$G$3]*[.B153])/100);([.$G$3]*([.B153]/2))/100) ;2)" office:value-type="float" office:value="3.24" calcext:value-type="float">
            <text:p>3,24</text:p>
          </table:table-cell>
          <table:table-cell table:formula="of:=[.D153]-[.F153]" office:value-type="float" office:value="35.82" calcext:value-type="float">
            <text:p>35,82</text:p>
          </table:table-cell>
          <table:table-cell table:formula="of:=[.E153]-[.G153]" office:value-type="float" office:value="9.66" calcext:value-type="float">
            <text:p>9,66</text:p>
          </table:table-cell>
          <table:table-cell table:formula="of:=IF([.C153]=[.$L$6];IF([.H153]&lt;[.$N$6];[.$F$2];0);0)" office:value-type="float" office:value="45" calcext:value-type="float">
            <text:p>45,00</text:p>
          </table:table-cell>
          <table:table-cell table:formula="of:=IF([.I153]&lt;5;[.$F$3];0)" office:value-type="float" office:value="0" calcext:value-type="float">
            <text:p>0,00</text:p>
          </table:table-cell>
          <table:table-cell table:formula="of:=IF([.J153]=0;[.H153];[.J153])" office:value-type="float" office:value="45" calcext:value-type="float">
            <text:p>45,00</text:p>
          </table:table-cell>
          <table:table-cell table:formula="of:=IF([.K153]=0;[.I153];[.K153])" office:value-type="float" office:value="9.66" calcext:value-type="float">
            <text:p>9,6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3" calcext:value-type="date">
            <text:p>23.05.2014</text:p>
          </table:table-cell>
          <table:table-cell office:value-type="float" office:value="83" calcext:value-type="float">
            <text:p>83</text:p>
          </table:table-cell>
          <table:table-cell table:formula="of:=LOOKUP(WEEKDAY([.A154];2);[.$B$1:.$B$7];[.$C$1:.$C$7])" office:value-type="string" office:string-value="piątek" calcext:value-type="string">
            <text:p>piątek</text:p>
          </table:table-cell>
          <table:table-cell table:formula="of:=[.L153]" office:value-type="float" office:value="45" calcext:value-type="float">
            <text:p>45,00</text:p>
          </table:table-cell>
          <table:table-cell table:formula="of:=[.M153]" office:value-type="float" office:value="9.66" calcext:value-type="float">
            <text:p>9,66</text:p>
          </table:table-cell>
          <table:table-cell table:formula="of:=ROUND(IF([.E154]&gt;[.$F$6];IF([.E154]-(([.B154]*[.$G$3])/100)&lt;0;((([.E154]*100)/[.$G$3])*[.$G$2])/100;0);([.$G$2]*([.B154]/2))/100);2)" office:value-type="float" office:value="2.49" calcext:value-type="float">
            <text:p>2,49</text:p>
          </table:table-cell>
          <table:table-cell table:formula="of:=ROUND(IF([.E154]&gt;[.$F$6];IF([.E154]-(([.B154]*[.$G$3])/100)&lt;0;[.E154];([.$G$3]*[.B154])/100);([.$G$3]*([.B154]/2))/100) ;2)" office:value-type="float" office:value="3.74" calcext:value-type="float">
            <text:p>3,74</text:p>
          </table:table-cell>
          <table:table-cell table:formula="of:=[.D154]-[.F154]" office:value-type="float" office:value="42.51" calcext:value-type="float">
            <text:p>42,51</text:p>
          </table:table-cell>
          <table:table-cell table:formula="of:=[.E154]-[.G154]" office:value-type="float" office:value="5.92" calcext:value-type="float">
            <text:p>5,92</text:p>
          </table:table-cell>
          <table:table-cell table:formula="of:=IF([.C154]=[.$L$6];IF([.H154]&lt;[.$N$6];[.$F$2];0);0)" office:value-type="float" office:value="0" calcext:value-type="float">
            <text:p>0,00</text:p>
          </table:table-cell>
          <table:table-cell table:formula="of:=IF([.I154]&lt;5;[.$F$3];0)" office:value-type="float" office:value="0" calcext:value-type="float">
            <text:p>0,00</text:p>
          </table:table-cell>
          <table:table-cell table:formula="of:=IF([.J154]=0;[.H154];[.J154])" office:value-type="float" office:value="42.51" calcext:value-type="float">
            <text:p>42,51</text:p>
          </table:table-cell>
          <table:table-cell table:formula="of:=IF([.K154]=0;[.I154];[.K154])" office:value-type="float" office:value="5.92" calcext:value-type="float">
            <text:p>5,9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4" calcext:value-type="date">
            <text:p>24.05.2014</text:p>
          </table:table-cell>
          <table:table-cell office:value-type="float" office:value="101" calcext:value-type="float">
            <text:p>101</text:p>
          </table:table-cell>
          <table:table-cell table:formula="of:=LOOKUP(WEEKDAY([.A155];2);[.$B$1:.$B$7];[.$C$1:.$C$7])" office:value-type="string" office:string-value="sobota" calcext:value-type="string">
            <text:p>sobota</text:p>
          </table:table-cell>
          <table:table-cell table:formula="of:=[.L154]" office:value-type="float" office:value="42.51" calcext:value-type="float">
            <text:p>42,51</text:p>
          </table:table-cell>
          <table:table-cell table:formula="of:=[.M154]" office:value-type="float" office:value="5.92" calcext:value-type="float">
            <text:p>5,92</text:p>
          </table:table-cell>
          <table:table-cell table:formula="of:=ROUND(IF([.E155]&gt;[.$F$6];IF([.E155]-(([.B155]*[.$G$3])/100)&lt;0;((([.E155]*100)/[.$G$3])*[.$G$2])/100;0);([.$G$2]*([.B155]/2))/100);2)" office:value-type="float" office:value="3.03" calcext:value-type="float">
            <text:p>3,03</text:p>
          </table:table-cell>
          <table:table-cell table:formula="of:=ROUND(IF([.E155]&gt;[.$F$6];IF([.E155]-(([.B155]*[.$G$3])/100)&lt;0;[.E155];([.$G$3]*[.B155])/100);([.$G$3]*([.B155]/2))/100) ;2)" office:value-type="float" office:value="4.55" calcext:value-type="float">
            <text:p>4,55</text:p>
          </table:table-cell>
          <table:table-cell table:formula="of:=[.D155]-[.F155]" office:value-type="float" office:value="39.48" calcext:value-type="float">
            <text:p>39,48</text:p>
          </table:table-cell>
          <table:table-cell table:formula="of:=[.E155]-[.G155]" office:value-type="float" office:value="1.37" calcext:value-type="float">
            <text:p>1,37</text:p>
          </table:table-cell>
          <table:table-cell table:formula="of:=IF([.C155]=[.$L$6];IF([.H155]&lt;[.$N$6];[.$F$2];0);0)" office:value-type="float" office:value="0" calcext:value-type="float">
            <text:p>0,00</text:p>
          </table:table-cell>
          <table:table-cell table:formula="of:=IF([.I155]&lt;5;[.$F$3];0)" office:value-type="float" office:value="30" calcext:value-type="float">
            <text:p>30,00</text:p>
          </table:table-cell>
          <table:table-cell table:formula="of:=IF([.J155]=0;[.H155];[.J155])" office:value-type="float" office:value="39.48" calcext:value-type="float">
            <text:p>39,48</text:p>
          </table:table-cell>
          <table:table-cell table:formula="of:=IF([.K155]=0;[.I155];[.K15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5" calcext:value-type="date">
            <text:p>25.05.2014</text:p>
          </table:table-cell>
          <table:table-cell office:value-type="float" office:value="43" calcext:value-type="float">
            <text:p>43</text:p>
          </table:table-cell>
          <table:table-cell table:formula="of:=LOOKUP(WEEKDAY([.A156];2);[.$B$1:.$B$7];[.$C$1:.$C$7])" office:value-type="string" office:string-value="niedziela" calcext:value-type="string">
            <text:p>niedziela</text:p>
          </table:table-cell>
          <table:table-cell table:formula="of:=[.L155]" office:value-type="float" office:value="39.48" calcext:value-type="float">
            <text:p>39,48</text:p>
          </table:table-cell>
          <table:table-cell table:formula="of:=[.M155]" office:value-type="float" office:value="30" calcext:value-type="float">
            <text:p>30,00</text:p>
          </table:table-cell>
          <table:table-cell table:formula="of:=ROUND(IF([.E156]&gt;[.$F$6];IF([.E156]-(([.B156]*[.$G$3])/100)&lt;0;((([.E156]*100)/[.$G$3])*[.$G$2])/100;0);([.$G$2]*([.B156]/2))/100);2)" office:value-type="float" office:value="0" calcext:value-type="float">
            <text:p>0,00</text:p>
          </table:table-cell>
          <table:table-cell table:formula="of:=ROUND(IF([.E156]&gt;[.$F$6];IF([.E156]-(([.B156]*[.$G$3])/100)&lt;0;[.E156];([.$G$3]*[.B156])/100);([.$G$3]*([.B156]/2))/100) ;2)" office:value-type="float" office:value="3.87" calcext:value-type="float">
            <text:p>3,87</text:p>
          </table:table-cell>
          <table:table-cell table:formula="of:=[.D156]-[.F156]" office:value-type="float" office:value="39.48" calcext:value-type="float">
            <text:p>39,48</text:p>
          </table:table-cell>
          <table:table-cell table:formula="of:=[.E156]-[.G156]" office:value-type="float" office:value="26.13" calcext:value-type="float">
            <text:p>26,13</text:p>
          </table:table-cell>
          <table:table-cell table:formula="of:=IF([.C156]=[.$L$6];IF([.H156]&lt;[.$N$6];[.$F$2];0);0)" office:value-type="float" office:value="0" calcext:value-type="float">
            <text:p>0,00</text:p>
          </table:table-cell>
          <table:table-cell table:formula="of:=IF([.I156]&lt;5;[.$F$3];0)" office:value-type="float" office:value="0" calcext:value-type="float">
            <text:p>0,00</text:p>
          </table:table-cell>
          <table:table-cell table:formula="of:=IF([.J156]=0;[.H156];[.J156])" office:value-type="float" office:value="39.48" calcext:value-type="float">
            <text:p>39,48</text:p>
          </table:table-cell>
          <table:table-cell table:formula="of:=IF([.K156]=0;[.I156];[.K156])" office:value-type="float" office:value="26.13" calcext:value-type="float">
            <text:p>26,1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6" calcext:value-type="date">
            <text:p>26.05.2014</text:p>
          </table:table-cell>
          <table:table-cell office:value-type="float" office:value="59" calcext:value-type="float">
            <text:p>59</text:p>
          </table:table-cell>
          <table:table-cell table:formula="of:=LOOKUP(WEEKDAY([.A157];2);[.$B$1:.$B$7];[.$C$1:.$C$7])" office:value-type="string" office:string-value="poniedziałek" calcext:value-type="string">
            <text:p>poniedziałek</text:p>
          </table:table-cell>
          <table:table-cell table:formula="of:=[.L156]" office:value-type="float" office:value="39.48" calcext:value-type="float">
            <text:p>39,48</text:p>
          </table:table-cell>
          <table:table-cell table:formula="of:=[.M156]" office:value-type="float" office:value="26.13" calcext:value-type="float">
            <text:p>26,13</text:p>
          </table:table-cell>
          <table:table-cell table:formula="of:=ROUND(IF([.E157]&gt;[.$F$6];IF([.E157]-(([.B157]*[.$G$3])/100)&lt;0;((([.E157]*100)/[.$G$3])*[.$G$2])/100;0);([.$G$2]*([.B157]/2))/100);2)" office:value-type="float" office:value="0" calcext:value-type="float">
            <text:p>0,00</text:p>
          </table:table-cell>
          <table:table-cell table:formula="of:=ROUND(IF([.E157]&gt;[.$F$6];IF([.E157]-(([.B157]*[.$G$3])/100)&lt;0;[.E157];([.$G$3]*[.B157])/100);([.$G$3]*([.B157]/2))/100) ;2)" office:value-type="float" office:value="5.31" calcext:value-type="float">
            <text:p>5,31</text:p>
          </table:table-cell>
          <table:table-cell table:formula="of:=[.D157]-[.F157]" office:value-type="float" office:value="39.48" calcext:value-type="float">
            <text:p>39,48</text:p>
          </table:table-cell>
          <table:table-cell table:formula="of:=[.E157]-[.G157]" office:value-type="float" office:value="20.82" calcext:value-type="float">
            <text:p>20,82</text:p>
          </table:table-cell>
          <table:table-cell table:formula="of:=IF([.C157]=[.$L$6];IF([.H157]&lt;[.$N$6];[.$F$2];0);0)" office:value-type="float" office:value="0" calcext:value-type="float">
            <text:p>0,00</text:p>
          </table:table-cell>
          <table:table-cell table:formula="of:=IF([.I157]&lt;5;[.$F$3];0)" office:value-type="float" office:value="0" calcext:value-type="float">
            <text:p>0,00</text:p>
          </table:table-cell>
          <table:table-cell table:formula="of:=IF([.J157]=0;[.H157];[.J157])" office:value-type="float" office:value="39.48" calcext:value-type="float">
            <text:p>39,48</text:p>
          </table:table-cell>
          <table:table-cell table:formula="of:=IF([.K157]=0;[.I157];[.K157])" office:value-type="float" office:value="20.82" calcext:value-type="float">
            <text:p>20,8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7" calcext:value-type="date">
            <text:p>27.05.2014</text:p>
          </table:table-cell>
          <table:table-cell office:value-type="float" office:value="81" calcext:value-type="float">
            <text:p>81</text:p>
          </table:table-cell>
          <table:table-cell table:formula="of:=LOOKUP(WEEKDAY([.A158];2);[.$B$1:.$B$7];[.$C$1:.$C$7])" office:value-type="string" office:string-value="wtorek" calcext:value-type="string">
            <text:p>wtorek</text:p>
          </table:table-cell>
          <table:table-cell table:formula="of:=[.L157]" office:value-type="float" office:value="39.48" calcext:value-type="float">
            <text:p>39,48</text:p>
          </table:table-cell>
          <table:table-cell table:formula="of:=[.M157]" office:value-type="float" office:value="20.82" calcext:value-type="float">
            <text:p>20,82</text:p>
          </table:table-cell>
          <table:table-cell table:formula="of:=ROUND(IF([.E158]&gt;[.$F$6];IF([.E158]-(([.B158]*[.$G$3])/100)&lt;0;((([.E158]*100)/[.$G$3])*[.$G$2])/100;0);([.$G$2]*([.B158]/2))/100);2)" office:value-type="float" office:value="0" calcext:value-type="float">
            <text:p>0,00</text:p>
          </table:table-cell>
          <table:table-cell table:formula="of:=ROUND(IF([.E158]&gt;[.$F$6];IF([.E158]-(([.B158]*[.$G$3])/100)&lt;0;[.E158];([.$G$3]*[.B158])/100);([.$G$3]*([.B158]/2))/100) ;2)" office:value-type="float" office:value="7.29" calcext:value-type="float">
            <text:p>7,29</text:p>
          </table:table-cell>
          <table:table-cell table:formula="of:=[.D158]-[.F158]" office:value-type="float" office:value="39.48" calcext:value-type="float">
            <text:p>39,48</text:p>
          </table:table-cell>
          <table:table-cell table:formula="of:=[.E158]-[.G158]" office:value-type="float" office:value="13.53" calcext:value-type="float">
            <text:p>13,53</text:p>
          </table:table-cell>
          <table:table-cell table:formula="of:=IF([.C158]=[.$L$6];IF([.H158]&lt;[.$N$6];[.$F$2];0);0)" office:value-type="float" office:value="0" calcext:value-type="float">
            <text:p>0,00</text:p>
          </table:table-cell>
          <table:table-cell table:formula="of:=IF([.I158]&lt;5;[.$F$3];0)" office:value-type="float" office:value="0" calcext:value-type="float">
            <text:p>0,00</text:p>
          </table:table-cell>
          <table:table-cell table:formula="of:=IF([.J158]=0;[.H158];[.J158])" office:value-type="float" office:value="39.48" calcext:value-type="float">
            <text:p>39,48</text:p>
          </table:table-cell>
          <table:table-cell table:formula="of:=IF([.K158]=0;[.I158];[.K158])" office:value-type="float" office:value="13.53" calcext:value-type="float">
            <text:p>13,5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8" calcext:value-type="date">
            <text:p>28.05.2014</text:p>
          </table:table-cell>
          <table:table-cell office:value-type="float" office:value="89" calcext:value-type="float">
            <text:p>89</text:p>
          </table:table-cell>
          <table:table-cell table:formula="of:=LOOKUP(WEEKDAY([.A159];2);[.$B$1:.$B$7];[.$C$1:.$C$7])" office:value-type="string" office:string-value="środa" calcext:value-type="string">
            <text:p>środa</text:p>
          </table:table-cell>
          <table:table-cell table:formula="of:=[.L158]" office:value-type="float" office:value="39.48" calcext:value-type="float">
            <text:p>39,48</text:p>
          </table:table-cell>
          <table:table-cell table:formula="of:=[.M158]" office:value-type="float" office:value="13.53" calcext:value-type="float">
            <text:p>13,53</text:p>
          </table:table-cell>
          <table:table-cell table:formula="of:=ROUND(IF([.E159]&gt;[.$F$6];IF([.E159]-(([.B159]*[.$G$3])/100)&lt;0;((([.E159]*100)/[.$G$3])*[.$G$2])/100;0);([.$G$2]*([.B159]/2))/100);2)" office:value-type="float" office:value="2.67" calcext:value-type="float">
            <text:p>2,67</text:p>
          </table:table-cell>
          <table:table-cell table:formula="of:=ROUND(IF([.E159]&gt;[.$F$6];IF([.E159]-(([.B159]*[.$G$3])/100)&lt;0;[.E159];([.$G$3]*[.B159])/100);([.$G$3]*([.B159]/2))/100) ;2)" office:value-type="float" office:value="4.01" calcext:value-type="float">
            <text:p>4,01</text:p>
          </table:table-cell>
          <table:table-cell table:formula="of:=[.D159]-[.F159]" office:value-type="float" office:value="36.81" calcext:value-type="float">
            <text:p>36,81</text:p>
          </table:table-cell>
          <table:table-cell table:formula="of:=[.E159]-[.G159]" office:value-type="float" office:value="9.52" calcext:value-type="float">
            <text:p>9,52</text:p>
          </table:table-cell>
          <table:table-cell table:formula="of:=IF([.C159]=[.$L$6];IF([.H159]&lt;[.$N$6];[.$F$2];0);0)" office:value-type="float" office:value="0" calcext:value-type="float">
            <text:p>0,00</text:p>
          </table:table-cell>
          <table:table-cell table:formula="of:=IF([.I159]&lt;5;[.$F$3];0)" office:value-type="float" office:value="0" calcext:value-type="float">
            <text:p>0,00</text:p>
          </table:table-cell>
          <table:table-cell table:formula="of:=IF([.J159]=0;[.H159];[.J159])" office:value-type="float" office:value="36.81" calcext:value-type="float">
            <text:p>36,81</text:p>
          </table:table-cell>
          <table:table-cell table:formula="of:=IF([.K159]=0;[.I159];[.K159])" office:value-type="float" office:value="9.52" calcext:value-type="float">
            <text:p>9,5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29" calcext:value-type="date">
            <text:p>29.05.2014</text:p>
          </table:table-cell>
          <table:table-cell office:value-type="float" office:value="43" calcext:value-type="float">
            <text:p>43</text:p>
          </table:table-cell>
          <table:table-cell table:formula="of:=LOOKUP(WEEKDAY([.A160];2);[.$B$1:.$B$7];[.$C$1:.$C$7])" office:value-type="string" office:string-value="czwartek" calcext:value-type="string">
            <text:p>czwartek</text:p>
          </table:table-cell>
          <table:table-cell table:formula="of:=[.L159]" office:value-type="float" office:value="36.81" calcext:value-type="float">
            <text:p>36,81</text:p>
          </table:table-cell>
          <table:table-cell table:formula="of:=[.M159]" office:value-type="float" office:value="9.52" calcext:value-type="float">
            <text:p>9,52</text:p>
          </table:table-cell>
          <table:table-cell table:formula="of:=ROUND(IF([.E160]&gt;[.$F$6];IF([.E160]-(([.B160]*[.$G$3])/100)&lt;0;((([.E160]*100)/[.$G$3])*[.$G$2])/100;0);([.$G$2]*([.B160]/2))/100);2)" office:value-type="float" office:value="1.29" calcext:value-type="float">
            <text:p>1,29</text:p>
          </table:table-cell>
          <table:table-cell table:formula="of:=ROUND(IF([.E160]&gt;[.$F$6];IF([.E160]-(([.B160]*[.$G$3])/100)&lt;0;[.E160];([.$G$3]*[.B160])/100);([.$G$3]*([.B160]/2))/100) ;2)" office:value-type="float" office:value="1.94" calcext:value-type="float">
            <text:p>1,94</text:p>
          </table:table-cell>
          <table:table-cell table:formula="of:=[.D160]-[.F160]" office:value-type="float" office:value="35.52" calcext:value-type="float">
            <text:p>35,52</text:p>
          </table:table-cell>
          <table:table-cell table:formula="of:=[.E160]-[.G160]" office:value-type="float" office:value="7.58" calcext:value-type="float">
            <text:p>7,58</text:p>
          </table:table-cell>
          <table:table-cell table:formula="of:=IF([.C160]=[.$L$6];IF([.H160]&lt;[.$N$6];[.$F$2];0);0)" office:value-type="float" office:value="45" calcext:value-type="float">
            <text:p>45,00</text:p>
          </table:table-cell>
          <table:table-cell table:formula="of:=IF([.I160]&lt;5;[.$F$3];0)" office:value-type="float" office:value="0" calcext:value-type="float">
            <text:p>0,00</text:p>
          </table:table-cell>
          <table:table-cell table:formula="of:=IF([.J160]=0;[.H160];[.J160])" office:value-type="float" office:value="45" calcext:value-type="float">
            <text:p>45,00</text:p>
          </table:table-cell>
          <table:table-cell table:formula="of:=IF([.K160]=0;[.I160];[.K160])" office:value-type="float" office:value="7.58" calcext:value-type="float">
            <text:p>7,5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30" calcext:value-type="date">
            <text:p>30.05.2014</text:p>
          </table:table-cell>
          <table:table-cell office:value-type="float" office:value="67" calcext:value-type="float">
            <text:p>67</text:p>
          </table:table-cell>
          <table:table-cell table:formula="of:=LOOKUP(WEEKDAY([.A161];2);[.$B$1:.$B$7];[.$C$1:.$C$7])" office:value-type="string" office:string-value="piątek" calcext:value-type="string">
            <text:p>piątek</text:p>
          </table:table-cell>
          <table:table-cell table:formula="of:=[.L160]" office:value-type="float" office:value="45" calcext:value-type="float">
            <text:p>45,00</text:p>
          </table:table-cell>
          <table:table-cell table:formula="of:=[.M160]" office:value-type="float" office:value="7.58" calcext:value-type="float">
            <text:p>7,58</text:p>
          </table:table-cell>
          <table:table-cell table:formula="of:=ROUND(IF([.E161]&gt;[.$F$6];IF([.E161]-(([.B161]*[.$G$3])/100)&lt;0;((([.E161]*100)/[.$G$3])*[.$G$2])/100;0);([.$G$2]*([.B161]/2))/100);2)" office:value-type="float" office:value="2.01" calcext:value-type="float">
            <text:p>2,01</text:p>
          </table:table-cell>
          <table:table-cell table:formula="of:=ROUND(IF([.E161]&gt;[.$F$6];IF([.E161]-(([.B161]*[.$G$3])/100)&lt;0;[.E161];([.$G$3]*[.B161])/100);([.$G$3]*([.B161]/2))/100) ;2)" office:value-type="float" office:value="3.02" calcext:value-type="float">
            <text:p>3,02</text:p>
          </table:table-cell>
          <table:table-cell table:formula="of:=[.D161]-[.F161]" office:value-type="float" office:value="42.99" calcext:value-type="float">
            <text:p>42,99</text:p>
          </table:table-cell>
          <table:table-cell table:formula="of:=[.E161]-[.G161]" office:value-type="float" office:value="4.56" calcext:value-type="float">
            <text:p>4,56</text:p>
          </table:table-cell>
          <table:table-cell table:formula="of:=IF([.C161]=[.$L$6];IF([.H161]&lt;[.$N$6];[.$F$2];0);0)" office:value-type="float" office:value="0" calcext:value-type="float">
            <text:p>0,00</text:p>
          </table:table-cell>
          <table:table-cell table:formula="of:=IF([.I161]&lt;5;[.$F$3];0)" office:value-type="float" office:value="30" calcext:value-type="float">
            <text:p>30,00</text:p>
          </table:table-cell>
          <table:table-cell table:formula="of:=IF([.J161]=0;[.H161];[.J161])" office:value-type="float" office:value="42.99" calcext:value-type="float">
            <text:p>42,99</text:p>
          </table:table-cell>
          <table:table-cell table:formula="of:=IF([.K161]=0;[.I161];[.K16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5-31" calcext:value-type="date">
            <text:p>31.05.2014</text:p>
          </table:table-cell>
          <table:table-cell office:value-type="float" office:value="122" calcext:value-type="float">
            <text:p>122</text:p>
          </table:table-cell>
          <table:table-cell table:formula="of:=LOOKUP(WEEKDAY([.A162];2);[.$B$1:.$B$7];[.$C$1:.$C$7])" office:value-type="string" office:string-value="sobota" calcext:value-type="string">
            <text:p>sobota</text:p>
          </table:table-cell>
          <table:table-cell table:formula="of:=[.L161]" office:value-type="float" office:value="42.99" calcext:value-type="float">
            <text:p>42,99</text:p>
          </table:table-cell>
          <table:table-cell table:formula="of:=[.M161]" office:value-type="float" office:value="30" calcext:value-type="float">
            <text:p>30,00</text:p>
          </table:table-cell>
          <table:table-cell table:formula="of:=ROUND(IF([.E162]&gt;[.$F$6];IF([.E162]-(([.B162]*[.$G$3])/100)&lt;0;((([.E162]*100)/[.$G$3])*[.$G$2])/100;0);([.$G$2]*([.B162]/2))/100);2)" office:value-type="float" office:value="0" calcext:value-type="float">
            <text:p>0,00</text:p>
          </table:table-cell>
          <table:table-cell table:formula="of:=ROUND(IF([.E162]&gt;[.$F$6];IF([.E162]-(([.B162]*[.$G$3])/100)&lt;0;[.E162];([.$G$3]*[.B162])/100);([.$G$3]*([.B162]/2))/100) ;2)" office:value-type="float" office:value="10.98" calcext:value-type="float">
            <text:p>10,98</text:p>
          </table:table-cell>
          <table:table-cell table:formula="of:=[.D162]-[.F162]" office:value-type="float" office:value="42.99" calcext:value-type="float">
            <text:p>42,99</text:p>
          </table:table-cell>
          <table:table-cell table:formula="of:=[.E162]-[.G162]" office:value-type="float" office:value="19.02" calcext:value-type="float">
            <text:p>19,02</text:p>
          </table:table-cell>
          <table:table-cell table:formula="of:=IF([.C162]=[.$L$6];IF([.H162]&lt;[.$N$6];[.$F$2];0);0)" office:value-type="float" office:value="0" calcext:value-type="float">
            <text:p>0,00</text:p>
          </table:table-cell>
          <table:table-cell table:formula="of:=IF([.I162]&lt;5;[.$F$3];0)" office:value-type="float" office:value="0" calcext:value-type="float">
            <text:p>0,00</text:p>
          </table:table-cell>
          <table:table-cell table:formula="of:=IF([.J162]=0;[.H162];[.J162])" office:value-type="float" office:value="42.99" calcext:value-type="float">
            <text:p>42,99</text:p>
          </table:table-cell>
          <table:table-cell table:formula="of:=IF([.K162]=0;[.I162];[.K162])" office:value-type="float" office:value="19.02" calcext:value-type="float">
            <text:p>19,0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1" calcext:value-type="date">
            <text:p>1.06.2014</text:p>
          </table:table-cell>
          <table:table-cell office:value-type="float" office:value="100" calcext:value-type="float">
            <text:p>100</text:p>
          </table:table-cell>
          <table:table-cell table:formula="of:=LOOKUP(WEEKDAY([.A163];2);[.$B$1:.$B$7];[.$C$1:.$C$7])" office:value-type="string" office:string-value="niedziela" calcext:value-type="string">
            <text:p>niedziela</text:p>
          </table:table-cell>
          <table:table-cell table:formula="of:=[.L162]" office:value-type="float" office:value="42.99" calcext:value-type="float">
            <text:p>42,99</text:p>
          </table:table-cell>
          <table:table-cell table:formula="of:=[.M162]" office:value-type="float" office:value="19.02" calcext:value-type="float">
            <text:p>19,02</text:p>
          </table:table-cell>
          <table:table-cell table:formula="of:=ROUND(IF([.E163]&gt;[.$F$6];IF([.E163]-(([.B163]*[.$G$3])/100)&lt;0;((([.E163]*100)/[.$G$3])*[.$G$2])/100;0);([.$G$2]*([.B163]/2))/100);2)" office:value-type="float" office:value="0" calcext:value-type="float">
            <text:p>0,00</text:p>
          </table:table-cell>
          <table:table-cell table:formula="of:=ROUND(IF([.E163]&gt;[.$F$6];IF([.E163]-(([.B163]*[.$G$3])/100)&lt;0;[.E163];([.$G$3]*[.B163])/100);([.$G$3]*([.B163]/2))/100) ;2)" office:value-type="float" office:value="9" calcext:value-type="float">
            <text:p>9,00</text:p>
          </table:table-cell>
          <table:table-cell table:formula="of:=[.D163]-[.F163]" office:value-type="float" office:value="42.99" calcext:value-type="float">
            <text:p>42,99</text:p>
          </table:table-cell>
          <table:table-cell table:formula="of:=[.E163]-[.G163]" office:value-type="float" office:value="10.02" calcext:value-type="float">
            <text:p>10,02</text:p>
          </table:table-cell>
          <table:table-cell table:formula="of:=IF([.C163]=[.$L$6];IF([.H163]&lt;[.$N$6];[.$F$2];0);0)" office:value-type="float" office:value="0" calcext:value-type="float">
            <text:p>0,00</text:p>
          </table:table-cell>
          <table:table-cell table:formula="of:=IF([.I163]&lt;5;[.$F$3];0)" office:value-type="float" office:value="0" calcext:value-type="float">
            <text:p>0,00</text:p>
          </table:table-cell>
          <table:table-cell table:formula="of:=IF([.J163]=0;[.H163];[.J163])" office:value-type="float" office:value="42.99" calcext:value-type="float">
            <text:p>42,99</text:p>
          </table:table-cell>
          <table:table-cell table:formula="of:=IF([.K163]=0;[.I163];[.K163])" office:value-type="float" office:value="10.02" calcext:value-type="float">
            <text:p>10,0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2" calcext:value-type="date">
            <text:p>2.06.2014</text:p>
          </table:table-cell>
          <table:table-cell office:value-type="float" office:value="145" calcext:value-type="float">
            <text:p>145</text:p>
          </table:table-cell>
          <table:table-cell table:formula="of:=LOOKUP(WEEKDAY([.A164];2);[.$B$1:.$B$7];[.$C$1:.$C$7])" office:value-type="string" office:string-value="poniedziałek" calcext:value-type="string">
            <text:p>poniedziałek</text:p>
          </table:table-cell>
          <table:table-cell table:formula="of:=[.L163]" office:value-type="float" office:value="42.99" calcext:value-type="float">
            <text:p>42,99</text:p>
          </table:table-cell>
          <table:table-cell table:formula="of:=[.M163]" office:value-type="float" office:value="10.02" calcext:value-type="float">
            <text:p>10,02</text:p>
          </table:table-cell>
          <table:table-cell table:formula="of:=ROUND(IF([.E164]&gt;[.$F$6];IF([.E164]-(([.B164]*[.$G$3])/100)&lt;0;((([.E164]*100)/[.$G$3])*[.$G$2])/100;0);([.$G$2]*([.B164]/2))/100);2)" office:value-type="float" office:value="4.35" calcext:value-type="float">
            <text:p>4,35</text:p>
          </table:table-cell>
          <table:table-cell table:formula="of:=ROUND(IF([.E164]&gt;[.$F$6];IF([.E164]-(([.B164]*[.$G$3])/100)&lt;0;[.E164];([.$G$3]*[.B164])/100);([.$G$3]*([.B164]/2))/100) ;2)" office:value-type="float" office:value="6.53" calcext:value-type="float">
            <text:p>6,53</text:p>
          </table:table-cell>
          <table:table-cell table:formula="of:=[.D164]-[.F164]" office:value-type="float" office:value="38.64" calcext:value-type="float">
            <text:p>38,64</text:p>
          </table:table-cell>
          <table:table-cell table:formula="of:=[.E164]-[.G164]" office:value-type="float" office:value="3.49" calcext:value-type="float">
            <text:p>3,49</text:p>
          </table:table-cell>
          <table:table-cell table:formula="of:=IF([.C164]=[.$L$6];IF([.H164]&lt;[.$N$6];[.$F$2];0);0)" office:value-type="float" office:value="0" calcext:value-type="float">
            <text:p>0,00</text:p>
          </table:table-cell>
          <table:table-cell table:formula="of:=IF([.I164]&lt;5;[.$F$3];0)" office:value-type="float" office:value="30" calcext:value-type="float">
            <text:p>30,00</text:p>
          </table:table-cell>
          <table:table-cell table:formula="of:=IF([.J164]=0;[.H164];[.J164])" office:value-type="float" office:value="38.64" calcext:value-type="float">
            <text:p>38,64</text:p>
          </table:table-cell>
          <table:table-cell table:formula="of:=IF([.K164]=0;[.I164];[.K164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3" calcext:value-type="date">
            <text:p>3.06.2014</text:p>
          </table:table-cell>
          <table:table-cell office:value-type="float" office:value="36" calcext:value-type="float">
            <text:p>36</text:p>
          </table:table-cell>
          <table:table-cell table:formula="of:=LOOKUP(WEEKDAY([.A165];2);[.$B$1:.$B$7];[.$C$1:.$C$7])" office:value-type="string" office:string-value="wtorek" calcext:value-type="string">
            <text:p>wtorek</text:p>
          </table:table-cell>
          <table:table-cell table:formula="of:=[.L164]" office:value-type="float" office:value="38.64" calcext:value-type="float">
            <text:p>38,64</text:p>
          </table:table-cell>
          <table:table-cell table:formula="of:=[.M164]" office:value-type="float" office:value="30" calcext:value-type="float">
            <text:p>30,00</text:p>
          </table:table-cell>
          <table:table-cell table:formula="of:=ROUND(IF([.E165]&gt;[.$F$6];IF([.E165]-(([.B165]*[.$G$3])/100)&lt;0;((([.E165]*100)/[.$G$3])*[.$G$2])/100;0);([.$G$2]*([.B165]/2))/100);2)" office:value-type="float" office:value="0" calcext:value-type="float">
            <text:p>0,00</text:p>
          </table:table-cell>
          <table:table-cell table:formula="of:=ROUND(IF([.E165]&gt;[.$F$6];IF([.E165]-(([.B165]*[.$G$3])/100)&lt;0;[.E165];([.$G$3]*[.B165])/100);([.$G$3]*([.B165]/2))/100) ;2)" office:value-type="float" office:value="3.24" calcext:value-type="float">
            <text:p>3,24</text:p>
          </table:table-cell>
          <table:table-cell table:formula="of:=[.D165]-[.F165]" office:value-type="float" office:value="38.64" calcext:value-type="float">
            <text:p>38,64</text:p>
          </table:table-cell>
          <table:table-cell table:formula="of:=[.E165]-[.G165]" office:value-type="float" office:value="26.76" calcext:value-type="float">
            <text:p>26,76</text:p>
          </table:table-cell>
          <table:table-cell table:formula="of:=IF([.C165]=[.$L$6];IF([.H165]&lt;[.$N$6];[.$F$2];0);0)" office:value-type="float" office:value="0" calcext:value-type="float">
            <text:p>0,00</text:p>
          </table:table-cell>
          <table:table-cell table:formula="of:=IF([.I165]&lt;5;[.$F$3];0)" office:value-type="float" office:value="0" calcext:value-type="float">
            <text:p>0,00</text:p>
          </table:table-cell>
          <table:table-cell table:formula="of:=IF([.J165]=0;[.H165];[.J165])" office:value-type="float" office:value="38.64" calcext:value-type="float">
            <text:p>38,64</text:p>
          </table:table-cell>
          <table:table-cell table:formula="of:=IF([.K165]=0;[.I165];[.K165])" office:value-type="float" office:value="26.76" calcext:value-type="float">
            <text:p>26,7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4" calcext:value-type="date">
            <text:p>4.06.2014</text:p>
          </table:table-cell>
          <table:table-cell office:value-type="float" office:value="75" calcext:value-type="float">
            <text:p>75</text:p>
          </table:table-cell>
          <table:table-cell table:formula="of:=LOOKUP(WEEKDAY([.A166];2);[.$B$1:.$B$7];[.$C$1:.$C$7])" office:value-type="string" office:string-value="środa" calcext:value-type="string">
            <text:p>środa</text:p>
          </table:table-cell>
          <table:table-cell table:formula="of:=[.L165]" office:value-type="float" office:value="38.64" calcext:value-type="float">
            <text:p>38,64</text:p>
          </table:table-cell>
          <table:table-cell table:formula="of:=[.M165]" office:value-type="float" office:value="26.76" calcext:value-type="float">
            <text:p>26,76</text:p>
          </table:table-cell>
          <table:table-cell table:formula="of:=ROUND(IF([.E166]&gt;[.$F$6];IF([.E166]-(([.B166]*[.$G$3])/100)&lt;0;((([.E166]*100)/[.$G$3])*[.$G$2])/100;0);([.$G$2]*([.B166]/2))/100);2)" office:value-type="float" office:value="0" calcext:value-type="float">
            <text:p>0,00</text:p>
          </table:table-cell>
          <table:table-cell table:formula="of:=ROUND(IF([.E166]&gt;[.$F$6];IF([.E166]-(([.B166]*[.$G$3])/100)&lt;0;[.E166];([.$G$3]*[.B166])/100);([.$G$3]*([.B166]/2))/100) ;2)" office:value-type="float" office:value="6.75" calcext:value-type="float">
            <text:p>6,75</text:p>
          </table:table-cell>
          <table:table-cell table:formula="of:=[.D166]-[.F166]" office:value-type="float" office:value="38.64" calcext:value-type="float">
            <text:p>38,64</text:p>
          </table:table-cell>
          <table:table-cell table:formula="of:=[.E166]-[.G166]" office:value-type="float" office:value="20.01" calcext:value-type="float">
            <text:p>20,01</text:p>
          </table:table-cell>
          <table:table-cell table:formula="of:=IF([.C166]=[.$L$6];IF([.H166]&lt;[.$N$6];[.$F$2];0);0)" office:value-type="float" office:value="0" calcext:value-type="float">
            <text:p>0,00</text:p>
          </table:table-cell>
          <table:table-cell table:formula="of:=IF([.I166]&lt;5;[.$F$3];0)" office:value-type="float" office:value="0" calcext:value-type="float">
            <text:p>0,00</text:p>
          </table:table-cell>
          <table:table-cell table:formula="of:=IF([.J166]=0;[.H166];[.J166])" office:value-type="float" office:value="38.64" calcext:value-type="float">
            <text:p>38,64</text:p>
          </table:table-cell>
          <table:table-cell table:formula="of:=IF([.K166]=0;[.I166];[.K166])" office:value-type="float" office:value="20.01" calcext:value-type="float">
            <text:p>20,0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5" calcext:value-type="date">
            <text:p>5.06.2014</text:p>
          </table:table-cell>
          <table:table-cell office:value-type="float" office:value="132" calcext:value-type="float">
            <text:p>132</text:p>
          </table:table-cell>
          <table:table-cell table:formula="of:=LOOKUP(WEEKDAY([.A167];2);[.$B$1:.$B$7];[.$C$1:.$C$7])" office:value-type="string" office:string-value="czwartek" calcext:value-type="string">
            <text:p>czwartek</text:p>
          </table:table-cell>
          <table:table-cell table:formula="of:=[.L166]" office:value-type="float" office:value="38.64" calcext:value-type="float">
            <text:p>38,64</text:p>
          </table:table-cell>
          <table:table-cell table:formula="of:=[.M166]" office:value-type="float" office:value="20.01" calcext:value-type="float">
            <text:p>20,01</text:p>
          </table:table-cell>
          <table:table-cell table:formula="of:=ROUND(IF([.E167]&gt;[.$F$6];IF([.E167]-(([.B167]*[.$G$3])/100)&lt;0;((([.E167]*100)/[.$G$3])*[.$G$2])/100;0);([.$G$2]*([.B167]/2))/100);2)" office:value-type="float" office:value="0" calcext:value-type="float">
            <text:p>0,00</text:p>
          </table:table-cell>
          <table:table-cell table:formula="of:=ROUND(IF([.E167]&gt;[.$F$6];IF([.E167]-(([.B167]*[.$G$3])/100)&lt;0;[.E167];([.$G$3]*[.B167])/100);([.$G$3]*([.B167]/2))/100) ;2)" office:value-type="float" office:value="11.88" calcext:value-type="float">
            <text:p>11,88</text:p>
          </table:table-cell>
          <table:table-cell table:formula="of:=[.D167]-[.F167]" office:value-type="float" office:value="38.64" calcext:value-type="float">
            <text:p>38,64</text:p>
          </table:table-cell>
          <table:table-cell table:formula="of:=[.E167]-[.G167]" office:value-type="float" office:value="8.13" calcext:value-type="float">
            <text:p>8,13</text:p>
          </table:table-cell>
          <table:table-cell table:formula="of:=IF([.C167]=[.$L$6];IF([.H167]&lt;[.$N$6];[.$F$2];0);0)" office:value-type="float" office:value="45" calcext:value-type="float">
            <text:p>45,00</text:p>
          </table:table-cell>
          <table:table-cell table:formula="of:=IF([.I167]&lt;5;[.$F$3];0)" office:value-type="float" office:value="0" calcext:value-type="float">
            <text:p>0,00</text:p>
          </table:table-cell>
          <table:table-cell table:formula="of:=IF([.J167]=0;[.H167];[.J167])" office:value-type="float" office:value="45" calcext:value-type="float">
            <text:p>45,00</text:p>
          </table:table-cell>
          <table:table-cell table:formula="of:=IF([.K167]=0;[.I167];[.K167])" office:value-type="float" office:value="8.13" calcext:value-type="float">
            <text:p>8,1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6" calcext:value-type="date">
            <text:p>6.06.2014</text:p>
          </table:table-cell>
          <table:table-cell office:value-type="float" office:value="51" calcext:value-type="float">
            <text:p>51</text:p>
          </table:table-cell>
          <table:table-cell table:formula="of:=LOOKUP(WEEKDAY([.A168];2);[.$B$1:.$B$7];[.$C$1:.$C$7])" office:value-type="string" office:string-value="piątek" calcext:value-type="string">
            <text:p>piątek</text:p>
          </table:table-cell>
          <table:table-cell table:formula="of:=[.L167]" office:value-type="float" office:value="45" calcext:value-type="float">
            <text:p>45,00</text:p>
          </table:table-cell>
          <table:table-cell table:formula="of:=[.M167]" office:value-type="float" office:value="8.13" calcext:value-type="float">
            <text:p>8,13</text:p>
          </table:table-cell>
          <table:table-cell table:formula="of:=ROUND(IF([.E168]&gt;[.$F$6];IF([.E168]-(([.B168]*[.$G$3])/100)&lt;0;((([.E168]*100)/[.$G$3])*[.$G$2])/100;0);([.$G$2]*([.B168]/2))/100);2)" office:value-type="float" office:value="1.53" calcext:value-type="float">
            <text:p>1,53</text:p>
          </table:table-cell>
          <table:table-cell table:formula="of:=ROUND(IF([.E168]&gt;[.$F$6];IF([.E168]-(([.B168]*[.$G$3])/100)&lt;0;[.E168];([.$G$3]*[.B168])/100);([.$G$3]*([.B168]/2))/100) ;2)" office:value-type="float" office:value="2.3" calcext:value-type="float">
            <text:p>2,30</text:p>
          </table:table-cell>
          <table:table-cell table:formula="of:=[.D168]-[.F168]" office:value-type="float" office:value="43.47" calcext:value-type="float">
            <text:p>43,47</text:p>
          </table:table-cell>
          <table:table-cell table:formula="of:=[.E168]-[.G168]" office:value-type="float" office:value="5.83" calcext:value-type="float">
            <text:p>5,83</text:p>
          </table:table-cell>
          <table:table-cell table:formula="of:=IF([.C168]=[.$L$6];IF([.H168]&lt;[.$N$6];[.$F$2];0);0)" office:value-type="float" office:value="0" calcext:value-type="float">
            <text:p>0,00</text:p>
          </table:table-cell>
          <table:table-cell table:formula="of:=IF([.I168]&lt;5;[.$F$3];0)" office:value-type="float" office:value="0" calcext:value-type="float">
            <text:p>0,00</text:p>
          </table:table-cell>
          <table:table-cell table:formula="of:=IF([.J168]=0;[.H168];[.J168])" office:value-type="float" office:value="43.47" calcext:value-type="float">
            <text:p>43,47</text:p>
          </table:table-cell>
          <table:table-cell table:formula="of:=IF([.K168]=0;[.I168];[.K168])" office:value-type="float" office:value="5.83" calcext:value-type="float">
            <text:p>5,8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7" calcext:value-type="date">
            <text:p>7.06.2014</text:p>
          </table:table-cell>
          <table:table-cell office:value-type="float" office:value="32" calcext:value-type="float">
            <text:p>32</text:p>
          </table:table-cell>
          <table:table-cell table:formula="of:=LOOKUP(WEEKDAY([.A169];2);[.$B$1:.$B$7];[.$C$1:.$C$7])" office:value-type="string" office:string-value="sobota" calcext:value-type="string">
            <text:p>sobota</text:p>
          </table:table-cell>
          <table:table-cell table:formula="of:=[.L168]" office:value-type="float" office:value="43.47" calcext:value-type="float">
            <text:p>43,47</text:p>
          </table:table-cell>
          <table:table-cell table:formula="of:=[.M168]" office:value-type="float" office:value="5.83" calcext:value-type="float">
            <text:p>5,83</text:p>
          </table:table-cell>
          <table:table-cell table:formula="of:=ROUND(IF([.E169]&gt;[.$F$6];IF([.E169]-(([.B169]*[.$G$3])/100)&lt;0;((([.E169]*100)/[.$G$3])*[.$G$2])/100;0);([.$G$2]*([.B169]/2))/100);2)" office:value-type="float" office:value="0.96" calcext:value-type="float">
            <text:p>0,96</text:p>
          </table:table-cell>
          <table:table-cell table:formula="of:=ROUND(IF([.E169]&gt;[.$F$6];IF([.E169]-(([.B169]*[.$G$3])/100)&lt;0;[.E169];([.$G$3]*[.B169])/100);([.$G$3]*([.B169]/2))/100) ;2)" office:value-type="float" office:value="1.44" calcext:value-type="float">
            <text:p>1,44</text:p>
          </table:table-cell>
          <table:table-cell table:formula="of:=[.D169]-[.F169]" office:value-type="float" office:value="42.51" calcext:value-type="float">
            <text:p>42,51</text:p>
          </table:table-cell>
          <table:table-cell table:formula="of:=[.E169]-[.G169]" office:value-type="float" office:value="4.39" calcext:value-type="float">
            <text:p>4,39</text:p>
          </table:table-cell>
          <table:table-cell table:formula="of:=IF([.C169]=[.$L$6];IF([.H169]&lt;[.$N$6];[.$F$2];0);0)" office:value-type="float" office:value="0" calcext:value-type="float">
            <text:p>0,00</text:p>
          </table:table-cell>
          <table:table-cell table:formula="of:=IF([.I169]&lt;5;[.$F$3];0)" office:value-type="float" office:value="30" calcext:value-type="float">
            <text:p>30,00</text:p>
          </table:table-cell>
          <table:table-cell table:formula="of:=IF([.J169]=0;[.H169];[.J169])" office:value-type="float" office:value="42.51" calcext:value-type="float">
            <text:p>42,51</text:p>
          </table:table-cell>
          <table:table-cell table:formula="of:=IF([.K169]=0;[.I169];[.K16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8" calcext:value-type="date">
            <text:p>8.06.2014</text:p>
          </table:table-cell>
          <table:table-cell office:value-type="float" office:value="130" calcext:value-type="float">
            <text:p>130</text:p>
          </table:table-cell>
          <table:table-cell table:formula="of:=LOOKUP(WEEKDAY([.A170];2);[.$B$1:.$B$7];[.$C$1:.$C$7])" office:value-type="string" office:string-value="niedziela" calcext:value-type="string">
            <text:p>niedziela</text:p>
          </table:table-cell>
          <table:table-cell table:formula="of:=[.L169]" office:value-type="float" office:value="42.51" calcext:value-type="float">
            <text:p>42,51</text:p>
          </table:table-cell>
          <table:table-cell table:formula="of:=[.M169]" office:value-type="float" office:value="30" calcext:value-type="float">
            <text:p>30,00</text:p>
          </table:table-cell>
          <table:table-cell table:formula="of:=ROUND(IF([.E170]&gt;[.$F$6];IF([.E170]-(([.B170]*[.$G$3])/100)&lt;0;((([.E170]*100)/[.$G$3])*[.$G$2])/100;0);([.$G$2]*([.B170]/2))/100);2)" office:value-type="float" office:value="0" calcext:value-type="float">
            <text:p>0,00</text:p>
          </table:table-cell>
          <table:table-cell table:formula="of:=ROUND(IF([.E170]&gt;[.$F$6];IF([.E170]-(([.B170]*[.$G$3])/100)&lt;0;[.E170];([.$G$3]*[.B170])/100);([.$G$3]*([.B170]/2))/100) ;2)" office:value-type="float" office:value="11.7" calcext:value-type="float">
            <text:p>11,70</text:p>
          </table:table-cell>
          <table:table-cell table:formula="of:=[.D170]-[.F170]" office:value-type="float" office:value="42.51" calcext:value-type="float">
            <text:p>42,51</text:p>
          </table:table-cell>
          <table:table-cell table:formula="of:=[.E170]-[.G170]" office:value-type="float" office:value="18.3" calcext:value-type="float">
            <text:p>18,30</text:p>
          </table:table-cell>
          <table:table-cell table:formula="of:=IF([.C170]=[.$L$6];IF([.H170]&lt;[.$N$6];[.$F$2];0);0)" office:value-type="float" office:value="0" calcext:value-type="float">
            <text:p>0,00</text:p>
          </table:table-cell>
          <table:table-cell table:formula="of:=IF([.I170]&lt;5;[.$F$3];0)" office:value-type="float" office:value="0" calcext:value-type="float">
            <text:p>0,00</text:p>
          </table:table-cell>
          <table:table-cell table:formula="of:=IF([.J170]=0;[.H170];[.J170])" office:value-type="float" office:value="42.51" calcext:value-type="float">
            <text:p>42,51</text:p>
          </table:table-cell>
          <table:table-cell table:formula="of:=IF([.K170]=0;[.I170];[.K170])" office:value-type="float" office:value="18.3" calcext:value-type="float">
            <text:p>18,3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09" calcext:value-type="date">
            <text:p>9.06.2014</text:p>
          </table:table-cell>
          <table:table-cell office:value-type="float" office:value="25" calcext:value-type="float">
            <text:p>25</text:p>
          </table:table-cell>
          <table:table-cell table:formula="of:=LOOKUP(WEEKDAY([.A171];2);[.$B$1:.$B$7];[.$C$1:.$C$7])" office:value-type="string" office:string-value="poniedziałek" calcext:value-type="string">
            <text:p>poniedziałek</text:p>
          </table:table-cell>
          <table:table-cell table:formula="of:=[.L170]" office:value-type="float" office:value="42.51" calcext:value-type="float">
            <text:p>42,51</text:p>
          </table:table-cell>
          <table:table-cell table:formula="of:=[.M170]" office:value-type="float" office:value="18.3" calcext:value-type="float">
            <text:p>18,30</text:p>
          </table:table-cell>
          <table:table-cell table:formula="of:=ROUND(IF([.E171]&gt;[.$F$6];IF([.E171]-(([.B171]*[.$G$3])/100)&lt;0;((([.E171]*100)/[.$G$3])*[.$G$2])/100;0);([.$G$2]*([.B171]/2))/100);2)" office:value-type="float" office:value="0" calcext:value-type="float">
            <text:p>0,00</text:p>
          </table:table-cell>
          <table:table-cell table:formula="of:=ROUND(IF([.E171]&gt;[.$F$6];IF([.E171]-(([.B171]*[.$G$3])/100)&lt;0;[.E171];([.$G$3]*[.B171])/100);([.$G$3]*([.B171]/2))/100) ;2)" office:value-type="float" office:value="2.25" calcext:value-type="float">
            <text:p>2,25</text:p>
          </table:table-cell>
          <table:table-cell table:formula="of:=[.D171]-[.F171]" office:value-type="float" office:value="42.51" calcext:value-type="float">
            <text:p>42,51</text:p>
          </table:table-cell>
          <table:table-cell table:formula="of:=[.E171]-[.G171]" office:value-type="float" office:value="16.05" calcext:value-type="float">
            <text:p>16,05</text:p>
          </table:table-cell>
          <table:table-cell table:formula="of:=IF([.C171]=[.$L$6];IF([.H171]&lt;[.$N$6];[.$F$2];0);0)" office:value-type="float" office:value="0" calcext:value-type="float">
            <text:p>0,00</text:p>
          </table:table-cell>
          <table:table-cell table:formula="of:=IF([.I171]&lt;5;[.$F$3];0)" office:value-type="float" office:value="0" calcext:value-type="float">
            <text:p>0,00</text:p>
          </table:table-cell>
          <table:table-cell table:formula="of:=IF([.J171]=0;[.H171];[.J171])" office:value-type="float" office:value="42.51" calcext:value-type="float">
            <text:p>42,51</text:p>
          </table:table-cell>
          <table:table-cell table:formula="of:=IF([.K171]=0;[.I171];[.K171])" office:value-type="float" office:value="16.05" calcext:value-type="float">
            <text:p>16,0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0" calcext:value-type="date">
            <text:p>10.06.2014</text:p>
          </table:table-cell>
          <table:table-cell office:value-type="float" office:value="60" calcext:value-type="float">
            <text:p>60</text:p>
          </table:table-cell>
          <table:table-cell table:formula="of:=LOOKUP(WEEKDAY([.A172];2);[.$B$1:.$B$7];[.$C$1:.$C$7])" office:value-type="string" office:string-value="wtorek" calcext:value-type="string">
            <text:p>wtorek</text:p>
          </table:table-cell>
          <table:table-cell table:formula="of:=[.L171]" office:value-type="float" office:value="42.51" calcext:value-type="float">
            <text:p>42,51</text:p>
          </table:table-cell>
          <table:table-cell table:formula="of:=[.M171]" office:value-type="float" office:value="16.05" calcext:value-type="float">
            <text:p>16,05</text:p>
          </table:table-cell>
          <table:table-cell table:formula="of:=ROUND(IF([.E172]&gt;[.$F$6];IF([.E172]-(([.B172]*[.$G$3])/100)&lt;0;((([.E172]*100)/[.$G$3])*[.$G$2])/100;0);([.$G$2]*([.B172]/2))/100);2)" office:value-type="float" office:value="0" calcext:value-type="float">
            <text:p>0,00</text:p>
          </table:table-cell>
          <table:table-cell table:formula="of:=ROUND(IF([.E172]&gt;[.$F$6];IF([.E172]-(([.B172]*[.$G$3])/100)&lt;0;[.E172];([.$G$3]*[.B172])/100);([.$G$3]*([.B172]/2))/100) ;2)" office:value-type="float" office:value="5.4" calcext:value-type="float">
            <text:p>5,40</text:p>
          </table:table-cell>
          <table:table-cell table:formula="of:=[.D172]-[.F172]" office:value-type="float" office:value="42.51" calcext:value-type="float">
            <text:p>42,51</text:p>
          </table:table-cell>
          <table:table-cell table:formula="of:=[.E172]-[.G172]" office:value-type="float" office:value="10.65" calcext:value-type="float">
            <text:p>10,65</text:p>
          </table:table-cell>
          <table:table-cell table:formula="of:=IF([.C172]=[.$L$6];IF([.H172]&lt;[.$N$6];[.$F$2];0);0)" office:value-type="float" office:value="0" calcext:value-type="float">
            <text:p>0,00</text:p>
          </table:table-cell>
          <table:table-cell table:formula="of:=IF([.I172]&lt;5;[.$F$3];0)" office:value-type="float" office:value="0" calcext:value-type="float">
            <text:p>0,00</text:p>
          </table:table-cell>
          <table:table-cell table:formula="of:=IF([.J172]=0;[.H172];[.J172])" office:value-type="float" office:value="42.51" calcext:value-type="float">
            <text:p>42,51</text:p>
          </table:table-cell>
          <table:table-cell table:formula="of:=IF([.K172]=0;[.I172];[.K172])" office:value-type="float" office:value="10.65" calcext:value-type="float">
            <text:p>10,6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1" calcext:value-type="date">
            <text:p>11.06.2014</text:p>
          </table:table-cell>
          <table:table-cell office:value-type="float" office:value="104" calcext:value-type="float">
            <text:p>104</text:p>
          </table:table-cell>
          <table:table-cell table:formula="of:=LOOKUP(WEEKDAY([.A173];2);[.$B$1:.$B$7];[.$C$1:.$C$7])" office:value-type="string" office:string-value="środa" calcext:value-type="string">
            <text:p>środa</text:p>
          </table:table-cell>
          <table:table-cell table:formula="of:=[.L172]" office:value-type="float" office:value="42.51" calcext:value-type="float">
            <text:p>42,51</text:p>
          </table:table-cell>
          <table:table-cell table:formula="of:=[.M172]" office:value-type="float" office:value="10.65" calcext:value-type="float">
            <text:p>10,65</text:p>
          </table:table-cell>
          <table:table-cell table:formula="of:=ROUND(IF([.E173]&gt;[.$F$6];IF([.E173]-(([.B173]*[.$G$3])/100)&lt;0;((([.E173]*100)/[.$G$3])*[.$G$2])/100;0);([.$G$2]*([.B173]/2))/100);2)" office:value-type="float" office:value="3.12" calcext:value-type="float">
            <text:p>3,12</text:p>
          </table:table-cell>
          <table:table-cell table:formula="of:=ROUND(IF([.E173]&gt;[.$F$6];IF([.E173]-(([.B173]*[.$G$3])/100)&lt;0;[.E173];([.$G$3]*[.B173])/100);([.$G$3]*([.B173]/2))/100) ;2)" office:value-type="float" office:value="4.68" calcext:value-type="float">
            <text:p>4,68</text:p>
          </table:table-cell>
          <table:table-cell table:formula="of:=[.D173]-[.F173]" office:value-type="float" office:value="39.39" calcext:value-type="float">
            <text:p>39,39</text:p>
          </table:table-cell>
          <table:table-cell table:formula="of:=[.E173]-[.G173]" office:value-type="float" office:value="5.97" calcext:value-type="float">
            <text:p>5,97</text:p>
          </table:table-cell>
          <table:table-cell table:formula="of:=IF([.C173]=[.$L$6];IF([.H173]&lt;[.$N$6];[.$F$2];0);0)" office:value-type="float" office:value="0" calcext:value-type="float">
            <text:p>0,00</text:p>
          </table:table-cell>
          <table:table-cell table:formula="of:=IF([.I173]&lt;5;[.$F$3];0)" office:value-type="float" office:value="0" calcext:value-type="float">
            <text:p>0,00</text:p>
          </table:table-cell>
          <table:table-cell table:formula="of:=IF([.J173]=0;[.H173];[.J173])" office:value-type="float" office:value="39.39" calcext:value-type="float">
            <text:p>39,39</text:p>
          </table:table-cell>
          <table:table-cell table:formula="of:=IF([.K173]=0;[.I173];[.K173])" office:value-type="float" office:value="5.97" calcext:value-type="float">
            <text:p>5,9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2" calcext:value-type="date">
            <text:p>12.06.2014</text:p>
          </table:table-cell>
          <table:table-cell office:value-type="float" office:value="118" calcext:value-type="float">
            <text:p>118</text:p>
          </table:table-cell>
          <table:table-cell table:formula="of:=LOOKUP(WEEKDAY([.A174];2);[.$B$1:.$B$7];[.$C$1:.$C$7])" office:value-type="string" office:string-value="czwartek" calcext:value-type="string">
            <text:p>czwartek</text:p>
          </table:table-cell>
          <table:table-cell table:formula="of:=[.L173]" office:value-type="float" office:value="39.39" calcext:value-type="float">
            <text:p>39,39</text:p>
          </table:table-cell>
          <table:table-cell table:formula="of:=[.M173]" office:value-type="float" office:value="5.97" calcext:value-type="float">
            <text:p>5,97</text:p>
          </table:table-cell>
          <table:table-cell table:formula="of:=ROUND(IF([.E174]&gt;[.$F$6];IF([.E174]-(([.B174]*[.$G$3])/100)&lt;0;((([.E174]*100)/[.$G$3])*[.$G$2])/100;0);([.$G$2]*([.B174]/2))/100);2)" office:value-type="float" office:value="3.54" calcext:value-type="float">
            <text:p>3,54</text:p>
          </table:table-cell>
          <table:table-cell table:formula="of:=ROUND(IF([.E174]&gt;[.$F$6];IF([.E174]-(([.B174]*[.$G$3])/100)&lt;0;[.E174];([.$G$3]*[.B174])/100);([.$G$3]*([.B174]/2))/100) ;2)" office:value-type="float" office:value="5.31" calcext:value-type="float">
            <text:p>5,31</text:p>
          </table:table-cell>
          <table:table-cell table:formula="of:=[.D174]-[.F174]" office:value-type="float" office:value="35.85" calcext:value-type="float">
            <text:p>35,85</text:p>
          </table:table-cell>
          <table:table-cell table:formula="of:=[.E174]-[.G174]" office:value-type="float" office:value="0.660000000000001" calcext:value-type="float">
            <text:p>0,66</text:p>
          </table:table-cell>
          <table:table-cell table:formula="of:=IF([.C174]=[.$L$6];IF([.H174]&lt;[.$N$6];[.$F$2];0);0)" office:value-type="float" office:value="45" calcext:value-type="float">
            <text:p>45,00</text:p>
          </table:table-cell>
          <table:table-cell table:formula="of:=IF([.I174]&lt;5;[.$F$3];0)" office:value-type="float" office:value="30" calcext:value-type="float">
            <text:p>30,00</text:p>
          </table:table-cell>
          <table:table-cell table:formula="of:=IF([.J174]=0;[.H174];[.J174])" office:value-type="float" office:value="45" calcext:value-type="float">
            <text:p>45,00</text:p>
          </table:table-cell>
          <table:table-cell table:formula="of:=IF([.K174]=0;[.I174];[.K174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3" calcext:value-type="date">
            <text:p>13.06.2014</text:p>
          </table:table-cell>
          <table:table-cell office:value-type="float" office:value="35" calcext:value-type="float">
            <text:p>35</text:p>
          </table:table-cell>
          <table:table-cell table:formula="of:=LOOKUP(WEEKDAY([.A175];2);[.$B$1:.$B$7];[.$C$1:.$C$7])" office:value-type="string" office:string-value="piątek" calcext:value-type="string">
            <text:p>piątek</text:p>
          </table:table-cell>
          <table:table-cell table:formula="of:=[.L174]" office:value-type="float" office:value="45" calcext:value-type="float">
            <text:p>45,00</text:p>
          </table:table-cell>
          <table:table-cell table:formula="of:=[.M174]" office:value-type="float" office:value="30" calcext:value-type="float">
            <text:p>30,00</text:p>
          </table:table-cell>
          <table:table-cell table:formula="of:=ROUND(IF([.E175]&gt;[.$F$6];IF([.E175]-(([.B175]*[.$G$3])/100)&lt;0;((([.E175]*100)/[.$G$3])*[.$G$2])/100;0);([.$G$2]*([.B175]/2))/100);2)" office:value-type="float" office:value="0" calcext:value-type="float">
            <text:p>0,00</text:p>
          </table:table-cell>
          <table:table-cell table:formula="of:=ROUND(IF([.E175]&gt;[.$F$6];IF([.E175]-(([.B175]*[.$G$3])/100)&lt;0;[.E175];([.$G$3]*[.B175])/100);([.$G$3]*([.B175]/2))/100) ;2)" office:value-type="float" office:value="3.15" calcext:value-type="float">
            <text:p>3,15</text:p>
          </table:table-cell>
          <table:table-cell table:formula="of:=[.D175]-[.F175]" office:value-type="float" office:value="45" calcext:value-type="float">
            <text:p>45,00</text:p>
          </table:table-cell>
          <table:table-cell table:formula="of:=[.E175]-[.G175]" office:value-type="float" office:value="26.85" calcext:value-type="float">
            <text:p>26,85</text:p>
          </table:table-cell>
          <table:table-cell table:formula="of:=IF([.C175]=[.$L$6];IF([.H175]&lt;[.$N$6];[.$F$2];0);0)" office:value-type="float" office:value="0" calcext:value-type="float">
            <text:p>0,00</text:p>
          </table:table-cell>
          <table:table-cell table:formula="of:=IF([.I175]&lt;5;[.$F$3];0)" office:value-type="float" office:value="0" calcext:value-type="float">
            <text:p>0,00</text:p>
          </table:table-cell>
          <table:table-cell table:formula="of:=IF([.J175]=0;[.H175];[.J175])" office:value-type="float" office:value="45" calcext:value-type="float">
            <text:p>45,00</text:p>
          </table:table-cell>
          <table:table-cell table:formula="of:=IF([.K175]=0;[.I175];[.K175])" office:value-type="float" office:value="26.85" calcext:value-type="float">
            <text:p>26,8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4" calcext:value-type="date">
            <text:p>14.06.2014</text:p>
          </table:table-cell>
          <table:table-cell office:value-type="float" office:value="96" calcext:value-type="float">
            <text:p>96</text:p>
          </table:table-cell>
          <table:table-cell table:formula="of:=LOOKUP(WEEKDAY([.A176];2);[.$B$1:.$B$7];[.$C$1:.$C$7])" office:value-type="string" office:string-value="sobota" calcext:value-type="string">
            <text:p>sobota</text:p>
          </table:table-cell>
          <table:table-cell table:formula="of:=[.L175]" office:value-type="float" office:value="45" calcext:value-type="float">
            <text:p>45,00</text:p>
          </table:table-cell>
          <table:table-cell table:formula="of:=[.M175]" office:value-type="float" office:value="26.85" calcext:value-type="float">
            <text:p>26,85</text:p>
          </table:table-cell>
          <table:table-cell table:formula="of:=ROUND(IF([.E176]&gt;[.$F$6];IF([.E176]-(([.B176]*[.$G$3])/100)&lt;0;((([.E176]*100)/[.$G$3])*[.$G$2])/100;0);([.$G$2]*([.B176]/2))/100);2)" office:value-type="float" office:value="0" calcext:value-type="float">
            <text:p>0,00</text:p>
          </table:table-cell>
          <table:table-cell table:formula="of:=ROUND(IF([.E176]&gt;[.$F$6];IF([.E176]-(([.B176]*[.$G$3])/100)&lt;0;[.E176];([.$G$3]*[.B176])/100);([.$G$3]*([.B176]/2))/100) ;2)" office:value-type="float" office:value="8.64" calcext:value-type="float">
            <text:p>8,64</text:p>
          </table:table-cell>
          <table:table-cell table:formula="of:=[.D176]-[.F176]" office:value-type="float" office:value="45" calcext:value-type="float">
            <text:p>45,00</text:p>
          </table:table-cell>
          <table:table-cell table:formula="of:=[.E176]-[.G176]" office:value-type="float" office:value="18.21" calcext:value-type="float">
            <text:p>18,21</text:p>
          </table:table-cell>
          <table:table-cell table:formula="of:=IF([.C176]=[.$L$6];IF([.H176]&lt;[.$N$6];[.$F$2];0);0)" office:value-type="float" office:value="0" calcext:value-type="float">
            <text:p>0,00</text:p>
          </table:table-cell>
          <table:table-cell table:formula="of:=IF([.I176]&lt;5;[.$F$3];0)" office:value-type="float" office:value="0" calcext:value-type="float">
            <text:p>0,00</text:p>
          </table:table-cell>
          <table:table-cell table:formula="of:=IF([.J176]=0;[.H176];[.J176])" office:value-type="float" office:value="45" calcext:value-type="float">
            <text:p>45,00</text:p>
          </table:table-cell>
          <table:table-cell table:formula="of:=IF([.K176]=0;[.I176];[.K176])" office:value-type="float" office:value="18.21" calcext:value-type="float">
            <text:p>18,2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5" calcext:value-type="date">
            <text:p>15.06.2014</text:p>
          </table:table-cell>
          <table:table-cell office:value-type="float" office:value="23" calcext:value-type="float">
            <text:p>23</text:p>
          </table:table-cell>
          <table:table-cell table:formula="of:=LOOKUP(WEEKDAY([.A177];2);[.$B$1:.$B$7];[.$C$1:.$C$7])" office:value-type="string" office:string-value="niedziela" calcext:value-type="string">
            <text:p>niedziela</text:p>
          </table:table-cell>
          <table:table-cell table:formula="of:=[.L176]" office:value-type="float" office:value="45" calcext:value-type="float">
            <text:p>45,00</text:p>
          </table:table-cell>
          <table:table-cell table:formula="of:=[.M176]" office:value-type="float" office:value="18.21" calcext:value-type="float">
            <text:p>18,21</text:p>
          </table:table-cell>
          <table:table-cell table:formula="of:=ROUND(IF([.E177]&gt;[.$F$6];IF([.E177]-(([.B177]*[.$G$3])/100)&lt;0;((([.E177]*100)/[.$G$3])*[.$G$2])/100;0);([.$G$2]*([.B177]/2))/100);2)" office:value-type="float" office:value="0" calcext:value-type="float">
            <text:p>0,00</text:p>
          </table:table-cell>
          <table:table-cell table:formula="of:=ROUND(IF([.E177]&gt;[.$F$6];IF([.E177]-(([.B177]*[.$G$3])/100)&lt;0;[.E177];([.$G$3]*[.B177])/100);([.$G$3]*([.B177]/2))/100) ;2)" office:value-type="float" office:value="2.07" calcext:value-type="float">
            <text:p>2,07</text:p>
          </table:table-cell>
          <table:table-cell table:formula="of:=[.D177]-[.F177]" office:value-type="float" office:value="45" calcext:value-type="float">
            <text:p>45,00</text:p>
          </table:table-cell>
          <table:table-cell table:formula="of:=[.E177]-[.G177]" office:value-type="float" office:value="16.14" calcext:value-type="float">
            <text:p>16,14</text:p>
          </table:table-cell>
          <table:table-cell table:formula="of:=IF([.C177]=[.$L$6];IF([.H177]&lt;[.$N$6];[.$F$2];0);0)" office:value-type="float" office:value="0" calcext:value-type="float">
            <text:p>0,00</text:p>
          </table:table-cell>
          <table:table-cell table:formula="of:=IF([.I177]&lt;5;[.$F$3];0)" office:value-type="float" office:value="0" calcext:value-type="float">
            <text:p>0,00</text:p>
          </table:table-cell>
          <table:table-cell table:formula="of:=IF([.J177]=0;[.H177];[.J177])" office:value-type="float" office:value="45" calcext:value-type="float">
            <text:p>45,00</text:p>
          </table:table-cell>
          <table:table-cell table:formula="of:=IF([.K177]=0;[.I177];[.K177])" office:value-type="float" office:value="16.14" calcext:value-type="float">
            <text:p>16,1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6" calcext:value-type="date">
            <text:p>16.06.2014</text:p>
          </table:table-cell>
          <table:table-cell office:value-type="float" office:value="109" calcext:value-type="float">
            <text:p>109</text:p>
          </table:table-cell>
          <table:table-cell table:formula="of:=LOOKUP(WEEKDAY([.A178];2);[.$B$1:.$B$7];[.$C$1:.$C$7])" office:value-type="string" office:string-value="poniedziałek" calcext:value-type="string">
            <text:p>poniedziałek</text:p>
          </table:table-cell>
          <table:table-cell table:formula="of:=[.L177]" office:value-type="float" office:value="45" calcext:value-type="float">
            <text:p>45,00</text:p>
          </table:table-cell>
          <table:table-cell table:formula="of:=[.M177]" office:value-type="float" office:value="16.14" calcext:value-type="float">
            <text:p>16,14</text:p>
          </table:table-cell>
          <table:table-cell table:formula="of:=ROUND(IF([.E178]&gt;[.$F$6];IF([.E178]-(([.B178]*[.$G$3])/100)&lt;0;((([.E178]*100)/[.$G$3])*[.$G$2])/100;0);([.$G$2]*([.B178]/2))/100);2)" office:value-type="float" office:value="0" calcext:value-type="float">
            <text:p>0,00</text:p>
          </table:table-cell>
          <table:table-cell table:formula="of:=ROUND(IF([.E178]&gt;[.$F$6];IF([.E178]-(([.B178]*[.$G$3])/100)&lt;0;[.E178];([.$G$3]*[.B178])/100);([.$G$3]*([.B178]/2))/100) ;2)" office:value-type="float" office:value="9.81" calcext:value-type="float">
            <text:p>9,81</text:p>
          </table:table-cell>
          <table:table-cell table:formula="of:=[.D178]-[.F178]" office:value-type="float" office:value="45" calcext:value-type="float">
            <text:p>45,00</text:p>
          </table:table-cell>
          <table:table-cell table:formula="of:=[.E178]-[.G178]" office:value-type="float" office:value="6.33" calcext:value-type="float">
            <text:p>6,33</text:p>
          </table:table-cell>
          <table:table-cell table:formula="of:=IF([.C178]=[.$L$6];IF([.H178]&lt;[.$N$6];[.$F$2];0);0)" office:value-type="float" office:value="0" calcext:value-type="float">
            <text:p>0,00</text:p>
          </table:table-cell>
          <table:table-cell table:formula="of:=IF([.I178]&lt;5;[.$F$3];0)" office:value-type="float" office:value="0" calcext:value-type="float">
            <text:p>0,00</text:p>
          </table:table-cell>
          <table:table-cell table:formula="of:=IF([.J178]=0;[.H178];[.J178])" office:value-type="float" office:value="45" calcext:value-type="float">
            <text:p>45,00</text:p>
          </table:table-cell>
          <table:table-cell table:formula="of:=IF([.K178]=0;[.I178];[.K178])" office:value-type="float" office:value="6.33" calcext:value-type="float">
            <text:p>6,3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7" calcext:value-type="date">
            <text:p>17.06.2014</text:p>
          </table:table-cell>
          <table:table-cell office:value-type="float" office:value="39" calcext:value-type="float">
            <text:p>39</text:p>
          </table:table-cell>
          <table:table-cell table:formula="of:=LOOKUP(WEEKDAY([.A179];2);[.$B$1:.$B$7];[.$C$1:.$C$7])" office:value-type="string" office:string-value="wtorek" calcext:value-type="string">
            <text:p>wtorek</text:p>
          </table:table-cell>
          <table:table-cell table:formula="of:=[.L178]" office:value-type="float" office:value="45" calcext:value-type="float">
            <text:p>45,00</text:p>
          </table:table-cell>
          <table:table-cell table:formula="of:=[.M178]" office:value-type="float" office:value="6.33" calcext:value-type="float">
            <text:p>6,33</text:p>
          </table:table-cell>
          <table:table-cell table:formula="of:=ROUND(IF([.E179]&gt;[.$F$6];IF([.E179]-(([.B179]*[.$G$3])/100)&lt;0;((([.E179]*100)/[.$G$3])*[.$G$2])/100;0);([.$G$2]*([.B179]/2))/100);2)" office:value-type="float" office:value="1.17" calcext:value-type="float">
            <text:p>1,17</text:p>
          </table:table-cell>
          <table:table-cell table:formula="of:=ROUND(IF([.E179]&gt;[.$F$6];IF([.E179]-(([.B179]*[.$G$3])/100)&lt;0;[.E179];([.$G$3]*[.B179])/100);([.$G$3]*([.B179]/2))/100) ;2)" office:value-type="float" office:value="1.76" calcext:value-type="float">
            <text:p>1,76</text:p>
          </table:table-cell>
          <table:table-cell table:formula="of:=[.D179]-[.F179]" office:value-type="float" office:value="43.83" calcext:value-type="float">
            <text:p>43,83</text:p>
          </table:table-cell>
          <table:table-cell table:formula="of:=[.E179]-[.G179]" office:value-type="float" office:value="4.57" calcext:value-type="float">
            <text:p>4,57</text:p>
          </table:table-cell>
          <table:table-cell table:formula="of:=IF([.C179]=[.$L$6];IF([.H179]&lt;[.$N$6];[.$F$2];0);0)" office:value-type="float" office:value="0" calcext:value-type="float">
            <text:p>0,00</text:p>
          </table:table-cell>
          <table:table-cell table:formula="of:=IF([.I179]&lt;5;[.$F$3];0)" office:value-type="float" office:value="30" calcext:value-type="float">
            <text:p>30,00</text:p>
          </table:table-cell>
          <table:table-cell table:formula="of:=IF([.J179]=0;[.H179];[.J179])" office:value-type="float" office:value="43.83" calcext:value-type="float">
            <text:p>43,83</text:p>
          </table:table-cell>
          <table:table-cell table:formula="of:=IF([.K179]=0;[.I179];[.K17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8" calcext:value-type="date">
            <text:p>18.06.2014</text:p>
          </table:table-cell>
          <table:table-cell office:value-type="float" office:value="136" calcext:value-type="float">
            <text:p>136</text:p>
          </table:table-cell>
          <table:table-cell table:formula="of:=LOOKUP(WEEKDAY([.A180];2);[.$B$1:.$B$7];[.$C$1:.$C$7])" office:value-type="string" office:string-value="środa" calcext:value-type="string">
            <text:p>środa</text:p>
          </table:table-cell>
          <table:table-cell table:formula="of:=[.L179]" office:value-type="float" office:value="43.83" calcext:value-type="float">
            <text:p>43,83</text:p>
          </table:table-cell>
          <table:table-cell table:formula="of:=[.M179]" office:value-type="float" office:value="30" calcext:value-type="float">
            <text:p>30,00</text:p>
          </table:table-cell>
          <table:table-cell table:formula="of:=ROUND(IF([.E180]&gt;[.$F$6];IF([.E180]-(([.B180]*[.$G$3])/100)&lt;0;((([.E180]*100)/[.$G$3])*[.$G$2])/100;0);([.$G$2]*([.B180]/2))/100);2)" office:value-type="float" office:value="0" calcext:value-type="float">
            <text:p>0,00</text:p>
          </table:table-cell>
          <table:table-cell table:formula="of:=ROUND(IF([.E180]&gt;[.$F$6];IF([.E180]-(([.B180]*[.$G$3])/100)&lt;0;[.E180];([.$G$3]*[.B180])/100);([.$G$3]*([.B180]/2))/100) ;2)" office:value-type="float" office:value="12.24" calcext:value-type="float">
            <text:p>12,24</text:p>
          </table:table-cell>
          <table:table-cell table:formula="of:=[.D180]-[.F180]" office:value-type="float" office:value="43.83" calcext:value-type="float">
            <text:p>43,83</text:p>
          </table:table-cell>
          <table:table-cell table:formula="of:=[.E180]-[.G180]" office:value-type="float" office:value="17.76" calcext:value-type="float">
            <text:p>17,76</text:p>
          </table:table-cell>
          <table:table-cell table:formula="of:=IF([.C180]=[.$L$6];IF([.H180]&lt;[.$N$6];[.$F$2];0);0)" office:value-type="float" office:value="0" calcext:value-type="float">
            <text:p>0,00</text:p>
          </table:table-cell>
          <table:table-cell table:formula="of:=IF([.I180]&lt;5;[.$F$3];0)" office:value-type="float" office:value="0" calcext:value-type="float">
            <text:p>0,00</text:p>
          </table:table-cell>
          <table:table-cell table:formula="of:=IF([.J180]=0;[.H180];[.J180])" office:value-type="float" office:value="43.83" calcext:value-type="float">
            <text:p>43,83</text:p>
          </table:table-cell>
          <table:table-cell table:formula="of:=IF([.K180]=0;[.I180];[.K180])" office:value-type="float" office:value="17.76" calcext:value-type="float">
            <text:p>17,7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19" calcext:value-type="date">
            <text:p>19.06.2014</text:p>
          </table:table-cell>
          <table:table-cell office:value-type="float" office:value="132" calcext:value-type="float">
            <text:p>132</text:p>
          </table:table-cell>
          <table:table-cell table:formula="of:=LOOKUP(WEEKDAY([.A181];2);[.$B$1:.$B$7];[.$C$1:.$C$7])" office:value-type="string" office:string-value="czwartek" calcext:value-type="string">
            <text:p>czwartek</text:p>
          </table:table-cell>
          <table:table-cell table:formula="of:=[.L180]" office:value-type="float" office:value="43.83" calcext:value-type="float">
            <text:p>43,83</text:p>
          </table:table-cell>
          <table:table-cell table:formula="of:=[.M180]" office:value-type="float" office:value="17.76" calcext:value-type="float">
            <text:p>17,76</text:p>
          </table:table-cell>
          <table:table-cell table:formula="of:=ROUND(IF([.E181]&gt;[.$F$6];IF([.E181]-(([.B181]*[.$G$3])/100)&lt;0;((([.E181]*100)/[.$G$3])*[.$G$2])/100;0);([.$G$2]*([.B181]/2))/100);2)" office:value-type="float" office:value="0" calcext:value-type="float">
            <text:p>0,00</text:p>
          </table:table-cell>
          <table:table-cell table:formula="of:=ROUND(IF([.E181]&gt;[.$F$6];IF([.E181]-(([.B181]*[.$G$3])/100)&lt;0;[.E181];([.$G$3]*[.B181])/100);([.$G$3]*([.B181]/2))/100) ;2)" office:value-type="float" office:value="11.88" calcext:value-type="float">
            <text:p>11,88</text:p>
          </table:table-cell>
          <table:table-cell table:formula="of:=[.D181]-[.F181]" office:value-type="float" office:value="43.83" calcext:value-type="float">
            <text:p>43,83</text:p>
          </table:table-cell>
          <table:table-cell table:formula="of:=[.E181]-[.G181]" office:value-type="float" office:value="5.88" calcext:value-type="float">
            <text:p>5,88</text:p>
          </table:table-cell>
          <table:table-cell table:formula="of:=IF([.C181]=[.$L$6];IF([.H181]&lt;[.$N$6];[.$F$2];0);0)" office:value-type="float" office:value="0" calcext:value-type="float">
            <text:p>0,00</text:p>
          </table:table-cell>
          <table:table-cell table:formula="of:=IF([.I181]&lt;5;[.$F$3];0)" office:value-type="float" office:value="0" calcext:value-type="float">
            <text:p>0,00</text:p>
          </table:table-cell>
          <table:table-cell table:formula="of:=IF([.J181]=0;[.H181];[.J181])" office:value-type="float" office:value="43.83" calcext:value-type="float">
            <text:p>43,83</text:p>
          </table:table-cell>
          <table:table-cell table:formula="of:=IF([.K181]=0;[.I181];[.K181])" office:value-type="float" office:value="5.88" calcext:value-type="float">
            <text:p>5,8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0" calcext:value-type="date">
            <text:p>20.06.2014</text:p>
          </table:table-cell>
          <table:table-cell office:value-type="float" office:value="92" calcext:value-type="float">
            <text:p>92</text:p>
          </table:table-cell>
          <table:table-cell table:formula="of:=LOOKUP(WEEKDAY([.A182];2);[.$B$1:.$B$7];[.$C$1:.$C$7])" office:value-type="string" office:string-value="piątek" calcext:value-type="string">
            <text:p>piątek</text:p>
          </table:table-cell>
          <table:table-cell table:formula="of:=[.L181]" office:value-type="float" office:value="43.83" calcext:value-type="float">
            <text:p>43,83</text:p>
          </table:table-cell>
          <table:table-cell table:formula="of:=[.M181]" office:value-type="float" office:value="5.88" calcext:value-type="float">
            <text:p>5,88</text:p>
          </table:table-cell>
          <table:table-cell table:formula="of:=ROUND(IF([.E182]&gt;[.$F$6];IF([.E182]-(([.B182]*[.$G$3])/100)&lt;0;((([.E182]*100)/[.$G$3])*[.$G$2])/100;0);([.$G$2]*([.B182]/2))/100);2)" office:value-type="float" office:value="2.76" calcext:value-type="float">
            <text:p>2,76</text:p>
          </table:table-cell>
          <table:table-cell table:formula="of:=ROUND(IF([.E182]&gt;[.$F$6];IF([.E182]-(([.B182]*[.$G$3])/100)&lt;0;[.E182];([.$G$3]*[.B182])/100);([.$G$3]*([.B182]/2))/100) ;2)" office:value-type="float" office:value="4.14" calcext:value-type="float">
            <text:p>4,14</text:p>
          </table:table-cell>
          <table:table-cell table:formula="of:=[.D182]-[.F182]" office:value-type="float" office:value="41.07" calcext:value-type="float">
            <text:p>41,07</text:p>
          </table:table-cell>
          <table:table-cell table:formula="of:=[.E182]-[.G182]" office:value-type="float" office:value="1.74" calcext:value-type="float">
            <text:p>1,74</text:p>
          </table:table-cell>
          <table:table-cell table:formula="of:=IF([.C182]=[.$L$6];IF([.H182]&lt;[.$N$6];[.$F$2];0);0)" office:value-type="float" office:value="0" calcext:value-type="float">
            <text:p>0,00</text:p>
          </table:table-cell>
          <table:table-cell table:formula="of:=IF([.I182]&lt;5;[.$F$3];0)" office:value-type="float" office:value="30" calcext:value-type="float">
            <text:p>30,00</text:p>
          </table:table-cell>
          <table:table-cell table:formula="of:=IF([.J182]=0;[.H182];[.J182])" office:value-type="float" office:value="41.07" calcext:value-type="float">
            <text:p>41,07</text:p>
          </table:table-cell>
          <table:table-cell table:formula="of:=IF([.K182]=0;[.I182];[.K18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1" calcext:value-type="date">
            <text:p>21.06.2014</text:p>
          </table:table-cell>
          <table:table-cell office:value-type="float" office:value="49" calcext:value-type="float">
            <text:p>49</text:p>
          </table:table-cell>
          <table:table-cell table:formula="of:=LOOKUP(WEEKDAY([.A183];2);[.$B$1:.$B$7];[.$C$1:.$C$7])" office:value-type="string" office:string-value="sobota" calcext:value-type="string">
            <text:p>sobota</text:p>
          </table:table-cell>
          <table:table-cell table:formula="of:=[.L182]" office:value-type="float" office:value="41.07" calcext:value-type="float">
            <text:p>41,07</text:p>
          </table:table-cell>
          <table:table-cell table:formula="of:=[.M182]" office:value-type="float" office:value="30" calcext:value-type="float">
            <text:p>30,00</text:p>
          </table:table-cell>
          <table:table-cell table:formula="of:=ROUND(IF([.E183]&gt;[.$F$6];IF([.E183]-(([.B183]*[.$G$3])/100)&lt;0;((([.E183]*100)/[.$G$3])*[.$G$2])/100;0);([.$G$2]*([.B183]/2))/100);2)" office:value-type="float" office:value="0" calcext:value-type="float">
            <text:p>0,00</text:p>
          </table:table-cell>
          <table:table-cell table:formula="of:=ROUND(IF([.E183]&gt;[.$F$6];IF([.E183]-(([.B183]*[.$G$3])/100)&lt;0;[.E183];([.$G$3]*[.B183])/100);([.$G$3]*([.B183]/2))/100) ;2)" office:value-type="float" office:value="4.41" calcext:value-type="float">
            <text:p>4,41</text:p>
          </table:table-cell>
          <table:table-cell table:formula="of:=[.D183]-[.F183]" office:value-type="float" office:value="41.07" calcext:value-type="float">
            <text:p>41,07</text:p>
          </table:table-cell>
          <table:table-cell table:formula="of:=[.E183]-[.G183]" office:value-type="float" office:value="25.59" calcext:value-type="float">
            <text:p>25,59</text:p>
          </table:table-cell>
          <table:table-cell table:formula="of:=IF([.C183]=[.$L$6];IF([.H183]&lt;[.$N$6];[.$F$2];0);0)" office:value-type="float" office:value="0" calcext:value-type="float">
            <text:p>0,00</text:p>
          </table:table-cell>
          <table:table-cell table:formula="of:=IF([.I183]&lt;5;[.$F$3];0)" office:value-type="float" office:value="0" calcext:value-type="float">
            <text:p>0,00</text:p>
          </table:table-cell>
          <table:table-cell table:formula="of:=IF([.J183]=0;[.H183];[.J183])" office:value-type="float" office:value="41.07" calcext:value-type="float">
            <text:p>41,07</text:p>
          </table:table-cell>
          <table:table-cell table:formula="of:=IF([.K183]=0;[.I183];[.K183])" office:value-type="float" office:value="25.59" calcext:value-type="float">
            <text:p>25,5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2" calcext:value-type="date">
            <text:p>22.06.2014</text:p>
          </table:table-cell>
          <table:table-cell office:value-type="float" office:value="146" calcext:value-type="float">
            <text:p>146</text:p>
          </table:table-cell>
          <table:table-cell table:formula="of:=LOOKUP(WEEKDAY([.A184];2);[.$B$1:.$B$7];[.$C$1:.$C$7])" office:value-type="string" office:string-value="niedziela" calcext:value-type="string">
            <text:p>niedziela</text:p>
          </table:table-cell>
          <table:table-cell table:formula="of:=[.L183]" office:value-type="float" office:value="41.07" calcext:value-type="float">
            <text:p>41,07</text:p>
          </table:table-cell>
          <table:table-cell table:formula="of:=[.M183]" office:value-type="float" office:value="25.59" calcext:value-type="float">
            <text:p>25,59</text:p>
          </table:table-cell>
          <table:table-cell table:formula="of:=ROUND(IF([.E184]&gt;[.$F$6];IF([.E184]-(([.B184]*[.$G$3])/100)&lt;0;((([.E184]*100)/[.$G$3])*[.$G$2])/100;0);([.$G$2]*([.B184]/2))/100);2)" office:value-type="float" office:value="0" calcext:value-type="float">
            <text:p>0,00</text:p>
          </table:table-cell>
          <table:table-cell table:formula="of:=ROUND(IF([.E184]&gt;[.$F$6];IF([.E184]-(([.B184]*[.$G$3])/100)&lt;0;[.E184];([.$G$3]*[.B184])/100);([.$G$3]*([.B184]/2))/100) ;2)" office:value-type="float" office:value="13.14" calcext:value-type="float">
            <text:p>13,14</text:p>
          </table:table-cell>
          <table:table-cell table:formula="of:=[.D184]-[.F184]" office:value-type="float" office:value="41.07" calcext:value-type="float">
            <text:p>41,07</text:p>
          </table:table-cell>
          <table:table-cell table:formula="of:=[.E184]-[.G184]" office:value-type="float" office:value="12.45" calcext:value-type="float">
            <text:p>12,45</text:p>
          </table:table-cell>
          <table:table-cell table:formula="of:=IF([.C184]=[.$L$6];IF([.H184]&lt;[.$N$6];[.$F$2];0);0)" office:value-type="float" office:value="0" calcext:value-type="float">
            <text:p>0,00</text:p>
          </table:table-cell>
          <table:table-cell table:formula="of:=IF([.I184]&lt;5;[.$F$3];0)" office:value-type="float" office:value="0" calcext:value-type="float">
            <text:p>0,00</text:p>
          </table:table-cell>
          <table:table-cell table:formula="of:=IF([.J184]=0;[.H184];[.J184])" office:value-type="float" office:value="41.07" calcext:value-type="float">
            <text:p>41,07</text:p>
          </table:table-cell>
          <table:table-cell table:formula="of:=IF([.K184]=0;[.I184];[.K184])" office:value-type="float" office:value="12.45" calcext:value-type="float">
            <text:p>12,4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3" calcext:value-type="date">
            <text:p>23.06.2014</text:p>
          </table:table-cell>
          <table:table-cell office:value-type="float" office:value="90" calcext:value-type="float">
            <text:p>90</text:p>
          </table:table-cell>
          <table:table-cell table:formula="of:=LOOKUP(WEEKDAY([.A185];2);[.$B$1:.$B$7];[.$C$1:.$C$7])" office:value-type="string" office:string-value="poniedziałek" calcext:value-type="string">
            <text:p>poniedziałek</text:p>
          </table:table-cell>
          <table:table-cell table:formula="of:=[.L184]" office:value-type="float" office:value="41.07" calcext:value-type="float">
            <text:p>41,07</text:p>
          </table:table-cell>
          <table:table-cell table:formula="of:=[.M184]" office:value-type="float" office:value="12.45" calcext:value-type="float">
            <text:p>12,45</text:p>
          </table:table-cell>
          <table:table-cell table:formula="of:=ROUND(IF([.E185]&gt;[.$F$6];IF([.E185]-(([.B185]*[.$G$3])/100)&lt;0;((([.E185]*100)/[.$G$3])*[.$G$2])/100;0);([.$G$2]*([.B185]/2))/100);2)" office:value-type="float" office:value="2.7" calcext:value-type="float">
            <text:p>2,70</text:p>
          </table:table-cell>
          <table:table-cell table:formula="of:=ROUND(IF([.E185]&gt;[.$F$6];IF([.E185]-(([.B185]*[.$G$3])/100)&lt;0;[.E185];([.$G$3]*[.B185])/100);([.$G$3]*([.B185]/2))/100) ;2)" office:value-type="float" office:value="4.05" calcext:value-type="float">
            <text:p>4,05</text:p>
          </table:table-cell>
          <table:table-cell table:formula="of:=[.D185]-[.F185]" office:value-type="float" office:value="38.37" calcext:value-type="float">
            <text:p>38,37</text:p>
          </table:table-cell>
          <table:table-cell table:formula="of:=[.E185]-[.G185]" office:value-type="float" office:value="8.4" calcext:value-type="float">
            <text:p>8,40</text:p>
          </table:table-cell>
          <table:table-cell table:formula="of:=IF([.C185]=[.$L$6];IF([.H185]&lt;[.$N$6];[.$F$2];0);0)" office:value-type="float" office:value="0" calcext:value-type="float">
            <text:p>0,00</text:p>
          </table:table-cell>
          <table:table-cell table:formula="of:=IF([.I185]&lt;5;[.$F$3];0)" office:value-type="float" office:value="0" calcext:value-type="float">
            <text:p>0,00</text:p>
          </table:table-cell>
          <table:table-cell table:formula="of:=IF([.J185]=0;[.H185];[.J185])" office:value-type="float" office:value="38.37" calcext:value-type="float">
            <text:p>38,37</text:p>
          </table:table-cell>
          <table:table-cell table:formula="of:=IF([.K185]=0;[.I185];[.K185])" office:value-type="float" office:value="8.4" calcext:value-type="float">
            <text:p>8,4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4" calcext:value-type="date">
            <text:p>24.06.2014</text:p>
          </table:table-cell>
          <table:table-cell office:value-type="float" office:value="74" calcext:value-type="float">
            <text:p>74</text:p>
          </table:table-cell>
          <table:table-cell table:formula="of:=LOOKUP(WEEKDAY([.A186];2);[.$B$1:.$B$7];[.$C$1:.$C$7])" office:value-type="string" office:string-value="wtorek" calcext:value-type="string">
            <text:p>wtorek</text:p>
          </table:table-cell>
          <table:table-cell table:formula="of:=[.L185]" office:value-type="float" office:value="38.37" calcext:value-type="float">
            <text:p>38,37</text:p>
          </table:table-cell>
          <table:table-cell table:formula="of:=[.M185]" office:value-type="float" office:value="8.4" calcext:value-type="float">
            <text:p>8,40</text:p>
          </table:table-cell>
          <table:table-cell table:formula="of:=ROUND(IF([.E186]&gt;[.$F$6];IF([.E186]-(([.B186]*[.$G$3])/100)&lt;0;((([.E186]*100)/[.$G$3])*[.$G$2])/100;0);([.$G$2]*([.B186]/2))/100);2)" office:value-type="float" office:value="2.22" calcext:value-type="float">
            <text:p>2,22</text:p>
          </table:table-cell>
          <table:table-cell table:formula="of:=ROUND(IF([.E186]&gt;[.$F$6];IF([.E186]-(([.B186]*[.$G$3])/100)&lt;0;[.E186];([.$G$3]*[.B186])/100);([.$G$3]*([.B186]/2))/100) ;2)" office:value-type="float" office:value="3.33" calcext:value-type="float">
            <text:p>3,33</text:p>
          </table:table-cell>
          <table:table-cell table:formula="of:=[.D186]-[.F186]" office:value-type="float" office:value="36.15" calcext:value-type="float">
            <text:p>36,15</text:p>
          </table:table-cell>
          <table:table-cell table:formula="of:=[.E186]-[.G186]" office:value-type="float" office:value="5.07" calcext:value-type="float">
            <text:p>5,07</text:p>
          </table:table-cell>
          <table:table-cell table:formula="of:=IF([.C186]=[.$L$6];IF([.H186]&lt;[.$N$6];[.$F$2];0);0)" office:value-type="float" office:value="0" calcext:value-type="float">
            <text:p>0,00</text:p>
          </table:table-cell>
          <table:table-cell table:formula="of:=IF([.I186]&lt;5;[.$F$3];0)" office:value-type="float" office:value="0" calcext:value-type="float">
            <text:p>0,00</text:p>
          </table:table-cell>
          <table:table-cell table:formula="of:=IF([.J186]=0;[.H186];[.J186])" office:value-type="float" office:value="36.15" calcext:value-type="float">
            <text:p>36,15</text:p>
          </table:table-cell>
          <table:table-cell table:formula="of:=IF([.K186]=0;[.I186];[.K186])" office:value-type="float" office:value="5.07" calcext:value-type="float">
            <text:p>5,07</text:p>
          </table:table-cell>
          <table:table-cell table:number-columns-repeated="5"/>
        </table:table-row>
        <table:table-row table:style-name="ro2">
          <table:table-cell office:value-type="date" office:date-value="2014-06-25" calcext:value-type="date">
            <text:p>25.06.2014</text:p>
          </table:table-cell>
          <table:table-cell office:value-type="float" office:value="97" calcext:value-type="float">
            <text:p>97</text:p>
          </table:table-cell>
          <table:table-cell table:formula="of:=LOOKUP(WEEKDAY([.A187];2);[.$B$1:.$B$7];[.$C$1:.$C$7])" office:value-type="string" office:string-value="środa" calcext:value-type="string">
            <text:p>środa</text:p>
          </table:table-cell>
          <table:table-cell table:formula="of:=[.L186]" office:value-type="float" office:value="36.15" calcext:value-type="float">
            <text:p>36,15</text:p>
          </table:table-cell>
          <table:table-cell table:formula="of:=[.M186]" office:value-type="float" office:value="5.07" calcext:value-type="float">
            <text:p>5,07</text:p>
          </table:table-cell>
          <table:table-cell table:formula="of:=ROUND(IF([.E187]&gt;[.$F$6];IF([.E187]-(([.B187]*[.$G$3])/100)&lt;0;((([.E187]*100)/[.$G$3])*[.$G$2])/100;0);([.$G$2]*([.B187]/2))/100);2)" office:value-type="float" office:value="2.91" calcext:value-type="float">
            <text:p>2,91</text:p>
          </table:table-cell>
          <table:table-cell table:formula="of:=ROUND(IF([.E187]&gt;[.$F$6];IF([.E187]-(([.B187]*[.$G$3])/100)&lt;0;[.E187];([.$G$3]*[.B187])/100);([.$G$3]*([.B187]/2))/100) ;2)" office:value-type="float" office:value="4.37" calcext:value-type="float">
            <text:p>4,37</text:p>
          </table:table-cell>
          <table:table-cell table:formula="of:=[.D187]-[.F187]" office:value-type="float" office:value="33.24" calcext:value-type="float">
            <text:p>33,24</text:p>
          </table:table-cell>
          <table:table-cell table:formula="of:=[.E187]-[.G187]" office:value-type="float" office:value="0.699999999999998" calcext:value-type="float">
            <text:p>0,70</text:p>
          </table:table-cell>
          <table:table-cell table:formula="of:=IF([.C187]=[.$L$6];IF([.H187]&lt;[.$N$6];[.$F$2];0);0)" office:value-type="float" office:value="0" calcext:value-type="float">
            <text:p>0,00</text:p>
          </table:table-cell>
          <table:table-cell table:formula="of:=IF([.I187]&lt;5;[.$F$3];0)" office:value-type="float" office:value="30" calcext:value-type="float">
            <text:p>30,00</text:p>
          </table:table-cell>
          <table:table-cell table:formula="of:=IF([.J187]=0;[.H187];[.J187])" office:value-type="float" office:value="33.24" calcext:value-type="float">
            <text:p>33,24</text:p>
          </table:table-cell>
          <table:table-cell table:formula="of:=IF([.K187]=0;[.I187];[.K18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6" calcext:value-type="date">
            <text:p>26.06.2014</text:p>
          </table:table-cell>
          <table:table-cell office:value-type="float" office:value="148" calcext:value-type="float">
            <text:p>148</text:p>
          </table:table-cell>
          <table:table-cell table:formula="of:=LOOKUP(WEEKDAY([.A188];2);[.$B$1:.$B$7];[.$C$1:.$C$7])" office:value-type="string" office:string-value="czwartek" calcext:value-type="string">
            <text:p>czwartek</text:p>
          </table:table-cell>
          <table:table-cell table:formula="of:=[.L187]" office:value-type="float" office:value="33.24" calcext:value-type="float">
            <text:p>33,24</text:p>
          </table:table-cell>
          <table:table-cell table:formula="of:=[.M187]" office:value-type="float" office:value="30" calcext:value-type="float">
            <text:p>30,00</text:p>
          </table:table-cell>
          <table:table-cell table:formula="of:=ROUND(IF([.E188]&gt;[.$F$6];IF([.E188]-(([.B188]*[.$G$3])/100)&lt;0;((([.E188]*100)/[.$G$3])*[.$G$2])/100;0);([.$G$2]*([.B188]/2))/100);2)" office:value-type="float" office:value="0" calcext:value-type="float">
            <text:p>0,00</text:p>
          </table:table-cell>
          <table:table-cell table:formula="of:=ROUND(IF([.E188]&gt;[.$F$6];IF([.E188]-(([.B188]*[.$G$3])/100)&lt;0;[.E188];([.$G$3]*[.B188])/100);([.$G$3]*([.B188]/2))/100) ;2)" office:value-type="float" office:value="13.32" calcext:value-type="float">
            <text:p>13,32</text:p>
          </table:table-cell>
          <table:table-cell table:formula="of:=[.D188]-[.F188]" office:value-type="float" office:value="33.24" calcext:value-type="float">
            <text:p>33,24</text:p>
          </table:table-cell>
          <table:table-cell table:formula="of:=[.E188]-[.G188]" office:value-type="float" office:value="16.68" calcext:value-type="float">
            <text:p>16,68</text:p>
          </table:table-cell>
          <table:table-cell table:formula="of:=IF([.C188]=[.$L$6];IF([.H188]&lt;[.$N$6];[.$F$2];0);0)" office:value-type="float" office:value="45" calcext:value-type="float">
            <text:p>45,00</text:p>
          </table:table-cell>
          <table:table-cell table:formula="of:=IF([.I188]&lt;5;[.$F$3];0)" office:value-type="float" office:value="0" calcext:value-type="float">
            <text:p>0,00</text:p>
          </table:table-cell>
          <table:table-cell table:formula="of:=IF([.J188]=0;[.H188];[.J188])" office:value-type="float" office:value="45" calcext:value-type="float">
            <text:p>45,00</text:p>
          </table:table-cell>
          <table:table-cell table:formula="of:=IF([.K188]=0;[.I188];[.K188])" office:value-type="float" office:value="16.68" calcext:value-type="float">
            <text:p>16,6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7" calcext:value-type="date">
            <text:p>27.06.2014</text:p>
          </table:table-cell>
          <table:table-cell office:value-type="float" office:value="65" calcext:value-type="float">
            <text:p>65</text:p>
          </table:table-cell>
          <table:table-cell table:formula="of:=LOOKUP(WEEKDAY([.A189];2);[.$B$1:.$B$7];[.$C$1:.$C$7])" office:value-type="string" office:string-value="piątek" calcext:value-type="string">
            <text:p>piątek</text:p>
          </table:table-cell>
          <table:table-cell table:formula="of:=[.L188]" office:value-type="float" office:value="45" calcext:value-type="float">
            <text:p>45,00</text:p>
          </table:table-cell>
          <table:table-cell table:formula="of:=[.M188]" office:value-type="float" office:value="16.68" calcext:value-type="float">
            <text:p>16,68</text:p>
          </table:table-cell>
          <table:table-cell table:formula="of:=ROUND(IF([.E189]&gt;[.$F$6];IF([.E189]-(([.B189]*[.$G$3])/100)&lt;0;((([.E189]*100)/[.$G$3])*[.$G$2])/100;0);([.$G$2]*([.B189]/2))/100);2)" office:value-type="float" office:value="0" calcext:value-type="float">
            <text:p>0,00</text:p>
          </table:table-cell>
          <table:table-cell table:formula="of:=ROUND(IF([.E189]&gt;[.$F$6];IF([.E189]-(([.B189]*[.$G$3])/100)&lt;0;[.E189];([.$G$3]*[.B189])/100);([.$G$3]*([.B189]/2))/100) ;2)" office:value-type="float" office:value="5.85" calcext:value-type="float">
            <text:p>5,85</text:p>
          </table:table-cell>
          <table:table-cell table:formula="of:=[.D189]-[.F189]" office:value-type="float" office:value="45" calcext:value-type="float">
            <text:p>45,00</text:p>
          </table:table-cell>
          <table:table-cell table:formula="of:=[.E189]-[.G189]" office:value-type="float" office:value="10.83" calcext:value-type="float">
            <text:p>10,83</text:p>
          </table:table-cell>
          <table:table-cell table:formula="of:=IF([.C189]=[.$L$6];IF([.H189]&lt;[.$N$6];[.$F$2];0);0)" office:value-type="float" office:value="0" calcext:value-type="float">
            <text:p>0,00</text:p>
          </table:table-cell>
          <table:table-cell table:formula="of:=IF([.I189]&lt;5;[.$F$3];0)" office:value-type="float" office:value="0" calcext:value-type="float">
            <text:p>0,00</text:p>
          </table:table-cell>
          <table:table-cell table:formula="of:=IF([.J189]=0;[.H189];[.J189])" office:value-type="float" office:value="45" calcext:value-type="float">
            <text:p>45,00</text:p>
          </table:table-cell>
          <table:table-cell table:formula="of:=IF([.K189]=0;[.I189];[.K189])" office:value-type="float" office:value="10.83" calcext:value-type="float">
            <text:p>10,8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8" calcext:value-type="date">
            <text:p>28.06.2014</text:p>
          </table:table-cell>
          <table:table-cell office:value-type="float" office:value="62" calcext:value-type="float">
            <text:p>62</text:p>
          </table:table-cell>
          <table:table-cell table:formula="of:=LOOKUP(WEEKDAY([.A190];2);[.$B$1:.$B$7];[.$C$1:.$C$7])" office:value-type="string" office:string-value="sobota" calcext:value-type="string">
            <text:p>sobota</text:p>
          </table:table-cell>
          <table:table-cell table:formula="of:=[.L189]" office:value-type="float" office:value="45" calcext:value-type="float">
            <text:p>45,00</text:p>
          </table:table-cell>
          <table:table-cell table:formula="of:=[.M189]" office:value-type="float" office:value="10.83" calcext:value-type="float">
            <text:p>10,83</text:p>
          </table:table-cell>
          <table:table-cell table:formula="of:=ROUND(IF([.E190]&gt;[.$F$6];IF([.E190]-(([.B190]*[.$G$3])/100)&lt;0;((([.E190]*100)/[.$G$3])*[.$G$2])/100;0);([.$G$2]*([.B190]/2))/100);2)" office:value-type="float" office:value="1.86" calcext:value-type="float">
            <text:p>1,86</text:p>
          </table:table-cell>
          <table:table-cell table:formula="of:=ROUND(IF([.E190]&gt;[.$F$6];IF([.E190]-(([.B190]*[.$G$3])/100)&lt;0;[.E190];([.$G$3]*[.B190])/100);([.$G$3]*([.B190]/2))/100) ;2)" office:value-type="float" office:value="2.79" calcext:value-type="float">
            <text:p>2,79</text:p>
          </table:table-cell>
          <table:table-cell table:formula="of:=[.D190]-[.F190]" office:value-type="float" office:value="43.14" calcext:value-type="float">
            <text:p>43,14</text:p>
          </table:table-cell>
          <table:table-cell table:formula="of:=[.E190]-[.G190]" office:value-type="float" office:value="8.04" calcext:value-type="float">
            <text:p>8,04</text:p>
          </table:table-cell>
          <table:table-cell table:formula="of:=IF([.C190]=[.$L$6];IF([.H190]&lt;[.$N$6];[.$F$2];0);0)" office:value-type="float" office:value="0" calcext:value-type="float">
            <text:p>0,00</text:p>
          </table:table-cell>
          <table:table-cell table:formula="of:=IF([.I190]&lt;5;[.$F$3];0)" office:value-type="float" office:value="0" calcext:value-type="float">
            <text:p>0,00</text:p>
          </table:table-cell>
          <table:table-cell table:formula="of:=IF([.J190]=0;[.H190];[.J190])" office:value-type="float" office:value="43.14" calcext:value-type="float">
            <text:p>43,14</text:p>
          </table:table-cell>
          <table:table-cell table:formula="of:=IF([.K190]=0;[.I190];[.K190])" office:value-type="float" office:value="8.04" calcext:value-type="float">
            <text:p>8,0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29" calcext:value-type="date">
            <text:p>29.06.2014</text:p>
          </table:table-cell>
          <table:table-cell office:value-type="float" office:value="130" calcext:value-type="float">
            <text:p>130</text:p>
          </table:table-cell>
          <table:table-cell table:formula="of:=LOOKUP(WEEKDAY([.A191];2);[.$B$1:.$B$7];[.$C$1:.$C$7])" office:value-type="string" office:string-value="niedziela" calcext:value-type="string">
            <text:p>niedziela</text:p>
          </table:table-cell>
          <table:table-cell table:formula="of:=[.L190]" office:value-type="float" office:value="43.14" calcext:value-type="float">
            <text:p>43,14</text:p>
          </table:table-cell>
          <table:table-cell table:formula="of:=[.M190]" office:value-type="float" office:value="8.04" calcext:value-type="float">
            <text:p>8,04</text:p>
          </table:table-cell>
          <table:table-cell table:formula="of:=ROUND(IF([.E191]&gt;[.$F$6];IF([.E191]-(([.B191]*[.$G$3])/100)&lt;0;((([.E191]*100)/[.$G$3])*[.$G$2])/100;0);([.$G$2]*([.B191]/2))/100);2)" office:value-type="float" office:value="3.9" calcext:value-type="float">
            <text:p>3,90</text:p>
          </table:table-cell>
          <table:table-cell table:formula="of:=ROUND(IF([.E191]&gt;[.$F$6];IF([.E191]-(([.B191]*[.$G$3])/100)&lt;0;[.E191];([.$G$3]*[.B191])/100);([.$G$3]*([.B191]/2))/100) ;2)" office:value-type="float" office:value="5.85" calcext:value-type="float">
            <text:p>5,85</text:p>
          </table:table-cell>
          <table:table-cell table:formula="of:=[.D191]-[.F191]" office:value-type="float" office:value="39.24" calcext:value-type="float">
            <text:p>39,24</text:p>
          </table:table-cell>
          <table:table-cell table:formula="of:=[.E191]-[.G191]" office:value-type="float" office:value="2.19" calcext:value-type="float">
            <text:p>2,19</text:p>
          </table:table-cell>
          <table:table-cell table:formula="of:=IF([.C191]=[.$L$6];IF([.H191]&lt;[.$N$6];[.$F$2];0);0)" office:value-type="float" office:value="0" calcext:value-type="float">
            <text:p>0,00</text:p>
          </table:table-cell>
          <table:table-cell table:formula="of:=IF([.I191]&lt;5;[.$F$3];0)" office:value-type="float" office:value="30" calcext:value-type="float">
            <text:p>30,00</text:p>
          </table:table-cell>
          <table:table-cell table:formula="of:=IF([.J191]=0;[.H191];[.J191])" office:value-type="float" office:value="39.24" calcext:value-type="float">
            <text:p>39,24</text:p>
          </table:table-cell>
          <table:table-cell table:formula="of:=IF([.K191]=0;[.I191];[.K19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6-30" calcext:value-type="date">
            <text:p>30.06.2014</text:p>
          </table:table-cell>
          <table:table-cell office:value-type="float" office:value="39" calcext:value-type="float">
            <text:p>39</text:p>
          </table:table-cell>
          <table:table-cell table:formula="of:=LOOKUP(WEEKDAY([.A192];2);[.$B$1:.$B$7];[.$C$1:.$C$7])" office:value-type="string" office:string-value="poniedziałek" calcext:value-type="string">
            <text:p>poniedziałek</text:p>
          </table:table-cell>
          <table:table-cell table:formula="of:=[.L191]" office:value-type="float" office:value="39.24" calcext:value-type="float">
            <text:p>39,24</text:p>
          </table:table-cell>
          <table:table-cell table:formula="of:=[.M191]" office:value-type="float" office:value="30" calcext:value-type="float">
            <text:p>30,00</text:p>
          </table:table-cell>
          <table:table-cell table:formula="of:=ROUND(IF([.E192]&gt;[.$F$6];IF([.E192]-(([.B192]*[.$G$3])/100)&lt;0;((([.E192]*100)/[.$G$3])*[.$G$2])/100;0);([.$G$2]*([.B192]/2))/100);2)" office:value-type="float" office:value="0" calcext:value-type="float">
            <text:p>0,00</text:p>
          </table:table-cell>
          <table:table-cell table:formula="of:=ROUND(IF([.E192]&gt;[.$F$6];IF([.E192]-(([.B192]*[.$G$3])/100)&lt;0;[.E192];([.$G$3]*[.B192])/100);([.$G$3]*([.B192]/2))/100) ;2)" office:value-type="float" office:value="3.51" calcext:value-type="float">
            <text:p>3,51</text:p>
          </table:table-cell>
          <table:table-cell table:formula="of:=[.D192]-[.F192]" office:value-type="float" office:value="39.24" calcext:value-type="float">
            <text:p>39,24</text:p>
          </table:table-cell>
          <table:table-cell table:formula="of:=[.E192]-[.G192]" office:value-type="float" office:value="26.49" calcext:value-type="float">
            <text:p>26,49</text:p>
          </table:table-cell>
          <table:table-cell table:formula="of:=IF([.C192]=[.$L$6];IF([.H192]&lt;[.$N$6];[.$F$2];0);0)" office:value-type="float" office:value="0" calcext:value-type="float">
            <text:p>0,00</text:p>
          </table:table-cell>
          <table:table-cell table:formula="of:=IF([.I192]&lt;5;[.$F$3];0)" office:value-type="float" office:value="0" calcext:value-type="float">
            <text:p>0,00</text:p>
          </table:table-cell>
          <table:table-cell table:formula="of:=IF([.J192]=0;[.H192];[.J192])" office:value-type="float" office:value="39.24" calcext:value-type="float">
            <text:p>39,24</text:p>
          </table:table-cell>
          <table:table-cell table:formula="of:=IF([.K192]=0;[.I192];[.K192])" office:value-type="float" office:value="26.49" calcext:value-type="float">
            <text:p>26,4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1" calcext:value-type="date">
            <text:p>1.07.2014</text:p>
          </table:table-cell>
          <table:table-cell office:value-type="float" office:value="95" calcext:value-type="float">
            <text:p>95</text:p>
          </table:table-cell>
          <table:table-cell table:formula="of:=LOOKUP(WEEKDAY([.A193];2);[.$B$1:.$B$7];[.$C$1:.$C$7])" office:value-type="string" office:string-value="wtorek" calcext:value-type="string">
            <text:p>wtorek</text:p>
          </table:table-cell>
          <table:table-cell table:formula="of:=[.L192]" office:value-type="float" office:value="39.24" calcext:value-type="float">
            <text:p>39,24</text:p>
          </table:table-cell>
          <table:table-cell table:formula="of:=[.M192]" office:value-type="float" office:value="26.49" calcext:value-type="float">
            <text:p>26,49</text:p>
          </table:table-cell>
          <table:table-cell table:formula="of:=ROUND(IF([.E193]&gt;[.$F$6];IF([.E193]-(([.B193]*[.$G$3])/100)&lt;0;((([.E193]*100)/[.$G$3])*[.$G$2])/100;0);([.$G$2]*([.B193]/2))/100);2)" office:value-type="float" office:value="0" calcext:value-type="float">
            <text:p>0,00</text:p>
          </table:table-cell>
          <table:table-cell table:formula="of:=ROUND(IF([.E193]&gt;[.$F$6];IF([.E193]-(([.B193]*[.$G$3])/100)&lt;0;[.E193];([.$G$3]*[.B193])/100);([.$G$3]*([.B193]/2))/100) ;2)" office:value-type="float" office:value="8.55" calcext:value-type="float">
            <text:p>8,55</text:p>
          </table:table-cell>
          <table:table-cell table:formula="of:=[.D193]-[.F193]" office:value-type="float" office:value="39.24" calcext:value-type="float">
            <text:p>39,24</text:p>
          </table:table-cell>
          <table:table-cell table:formula="of:=[.E193]-[.G193]" office:value-type="float" office:value="17.94" calcext:value-type="float">
            <text:p>17,94</text:p>
          </table:table-cell>
          <table:table-cell table:formula="of:=IF([.C193]=[.$L$6];IF([.H193]&lt;[.$N$6];[.$F$2];0);0)" office:value-type="float" office:value="0" calcext:value-type="float">
            <text:p>0,00</text:p>
          </table:table-cell>
          <table:table-cell table:formula="of:=IF([.I193]&lt;5;[.$F$3];0)" office:value-type="float" office:value="0" calcext:value-type="float">
            <text:p>0,00</text:p>
          </table:table-cell>
          <table:table-cell table:formula="of:=IF([.J193]=0;[.H193];[.J193])" office:value-type="float" office:value="39.24" calcext:value-type="float">
            <text:p>39,24</text:p>
          </table:table-cell>
          <table:table-cell table:formula="of:=IF([.K193]=0;[.I193];[.K193])" office:value-type="float" office:value="17.94" calcext:value-type="float">
            <text:p>17,9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2" calcext:value-type="date">
            <text:p>2.07.2014</text:p>
          </table:table-cell>
          <table:table-cell office:value-type="float" office:value="100" calcext:value-type="float">
            <text:p>100</text:p>
          </table:table-cell>
          <table:table-cell table:formula="of:=LOOKUP(WEEKDAY([.A194];2);[.$B$1:.$B$7];[.$C$1:.$C$7])" office:value-type="string" office:string-value="środa" calcext:value-type="string">
            <text:p>środa</text:p>
          </table:table-cell>
          <table:table-cell table:formula="of:=[.L193]" office:value-type="float" office:value="39.24" calcext:value-type="float">
            <text:p>39,24</text:p>
          </table:table-cell>
          <table:table-cell table:formula="of:=[.M193]" office:value-type="float" office:value="17.94" calcext:value-type="float">
            <text:p>17,94</text:p>
          </table:table-cell>
          <table:table-cell table:formula="of:=ROUND(IF([.E194]&gt;[.$F$6];IF([.E194]-(([.B194]*[.$G$3])/100)&lt;0;((([.E194]*100)/[.$G$3])*[.$G$2])/100;0);([.$G$2]*([.B194]/2))/100);2)" office:value-type="float" office:value="0" calcext:value-type="float">
            <text:p>0,00</text:p>
          </table:table-cell>
          <table:table-cell table:formula="of:=ROUND(IF([.E194]&gt;[.$F$6];IF([.E194]-(([.B194]*[.$G$3])/100)&lt;0;[.E194];([.$G$3]*[.B194])/100);([.$G$3]*([.B194]/2))/100) ;2)" office:value-type="float" office:value="9" calcext:value-type="float">
            <text:p>9,00</text:p>
          </table:table-cell>
          <table:table-cell table:formula="of:=[.D194]-[.F194]" office:value-type="float" office:value="39.24" calcext:value-type="float">
            <text:p>39,24</text:p>
          </table:table-cell>
          <table:table-cell table:formula="of:=[.E194]-[.G194]" office:value-type="float" office:value="8.94" calcext:value-type="float">
            <text:p>8,94</text:p>
          </table:table-cell>
          <table:table-cell table:formula="of:=IF([.C194]=[.$L$6];IF([.H194]&lt;[.$N$6];[.$F$2];0);0)" office:value-type="float" office:value="0" calcext:value-type="float">
            <text:p>0,00</text:p>
          </table:table-cell>
          <table:table-cell table:formula="of:=IF([.I194]&lt;5;[.$F$3];0)" office:value-type="float" office:value="0" calcext:value-type="float">
            <text:p>0,00</text:p>
          </table:table-cell>
          <table:table-cell table:formula="of:=IF([.J194]=0;[.H194];[.J194])" office:value-type="float" office:value="39.24" calcext:value-type="float">
            <text:p>39,24</text:p>
          </table:table-cell>
          <table:table-cell table:formula="of:=IF([.K194]=0;[.I194];[.K194])" office:value-type="float" office:value="8.94" calcext:value-type="float">
            <text:p>8,9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3" calcext:value-type="date">
            <text:p>3.07.2014</text:p>
          </table:table-cell>
          <table:table-cell office:value-type="float" office:value="75" calcext:value-type="float">
            <text:p>75</text:p>
          </table:table-cell>
          <table:table-cell table:formula="of:=LOOKUP(WEEKDAY([.A195];2);[.$B$1:.$B$7];[.$C$1:.$C$7])" office:value-type="string" office:string-value="czwartek" calcext:value-type="string">
            <text:p>czwartek</text:p>
          </table:table-cell>
          <table:table-cell table:formula="of:=[.L194]" office:value-type="float" office:value="39.24" calcext:value-type="float">
            <text:p>39,24</text:p>
          </table:table-cell>
          <table:table-cell table:formula="of:=[.M194]" office:value-type="float" office:value="8.94" calcext:value-type="float">
            <text:p>8,94</text:p>
          </table:table-cell>
          <table:table-cell table:formula="of:=ROUND(IF([.E195]&gt;[.$F$6];IF([.E195]-(([.B195]*[.$G$3])/100)&lt;0;((([.E195]*100)/[.$G$3])*[.$G$2])/100;0);([.$G$2]*([.B195]/2))/100);2)" office:value-type="float" office:value="2.25" calcext:value-type="float">
            <text:p>2,25</text:p>
          </table:table-cell>
          <table:table-cell table:formula="of:=ROUND(IF([.E195]&gt;[.$F$6];IF([.E195]-(([.B195]*[.$G$3])/100)&lt;0;[.E195];([.$G$3]*[.B195])/100);([.$G$3]*([.B195]/2))/100) ;2)" office:value-type="float" office:value="3.38" calcext:value-type="float">
            <text:p>3,38</text:p>
          </table:table-cell>
          <table:table-cell table:formula="of:=[.D195]-[.F195]" office:value-type="float" office:value="36.99" calcext:value-type="float">
            <text:p>36,99</text:p>
          </table:table-cell>
          <table:table-cell table:formula="of:=[.E195]-[.G195]" office:value-type="float" office:value="5.56" calcext:value-type="float">
            <text:p>5,56</text:p>
          </table:table-cell>
          <table:table-cell table:formula="of:=IF([.C195]=[.$L$6];IF([.H195]&lt;[.$N$6];[.$F$2];0);0)" office:value-type="float" office:value="45" calcext:value-type="float">
            <text:p>45,00</text:p>
          </table:table-cell>
          <table:table-cell table:formula="of:=IF([.I195]&lt;5;[.$F$3];0)" office:value-type="float" office:value="0" calcext:value-type="float">
            <text:p>0,00</text:p>
          </table:table-cell>
          <table:table-cell table:formula="of:=IF([.J195]=0;[.H195];[.J195])" office:value-type="float" office:value="45" calcext:value-type="float">
            <text:p>45,00</text:p>
          </table:table-cell>
          <table:table-cell table:formula="of:=IF([.K195]=0;[.I195];[.K195])" office:value-type="float" office:value="5.56" calcext:value-type="float">
            <text:p>5,5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4" calcext:value-type="date">
            <text:p>4.07.2014</text:p>
          </table:table-cell>
          <table:table-cell office:value-type="float" office:value="27" calcext:value-type="float">
            <text:p>27</text:p>
          </table:table-cell>
          <table:table-cell table:formula="of:=LOOKUP(WEEKDAY([.A196];2);[.$B$1:.$B$7];[.$C$1:.$C$7])" office:value-type="string" office:string-value="piątek" calcext:value-type="string">
            <text:p>piątek</text:p>
          </table:table-cell>
          <table:table-cell table:formula="of:=[.L195]" office:value-type="float" office:value="45" calcext:value-type="float">
            <text:p>45,00</text:p>
          </table:table-cell>
          <table:table-cell table:formula="of:=[.M195]" office:value-type="float" office:value="5.56" calcext:value-type="float">
            <text:p>5,56</text:p>
          </table:table-cell>
          <table:table-cell table:formula="of:=ROUND(IF([.E196]&gt;[.$F$6];IF([.E196]-(([.B196]*[.$G$3])/100)&lt;0;((([.E196]*100)/[.$G$3])*[.$G$2])/100;0);([.$G$2]*([.B196]/2))/100);2)" office:value-type="float" office:value="0.81" calcext:value-type="float">
            <text:p>0,81</text:p>
          </table:table-cell>
          <table:table-cell table:formula="of:=ROUND(IF([.E196]&gt;[.$F$6];IF([.E196]-(([.B196]*[.$G$3])/100)&lt;0;[.E196];([.$G$3]*[.B196])/100);([.$G$3]*([.B196]/2))/100) ;2)" office:value-type="float" office:value="1.22" calcext:value-type="float">
            <text:p>1,22</text:p>
          </table:table-cell>
          <table:table-cell table:formula="of:=[.D196]-[.F196]" office:value-type="float" office:value="44.19" calcext:value-type="float">
            <text:p>44,19</text:p>
          </table:table-cell>
          <table:table-cell table:formula="of:=[.E196]-[.G196]" office:value-type="float" office:value="4.34" calcext:value-type="float">
            <text:p>4,34</text:p>
          </table:table-cell>
          <table:table-cell table:formula="of:=IF([.C196]=[.$L$6];IF([.H196]&lt;[.$N$6];[.$F$2];0);0)" office:value-type="float" office:value="0" calcext:value-type="float">
            <text:p>0,00</text:p>
          </table:table-cell>
          <table:table-cell table:formula="of:=IF([.I196]&lt;5;[.$F$3];0)" office:value-type="float" office:value="30" calcext:value-type="float">
            <text:p>30,00</text:p>
          </table:table-cell>
          <table:table-cell table:formula="of:=IF([.J196]=0;[.H196];[.J196])" office:value-type="float" office:value="44.19" calcext:value-type="float">
            <text:p>44,19</text:p>
          </table:table-cell>
          <table:table-cell table:formula="of:=IF([.K196]=0;[.I196];[.K19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5" calcext:value-type="date">
            <text:p>5.07.2014</text:p>
          </table:table-cell>
          <table:table-cell office:value-type="float" office:value="56" calcext:value-type="float">
            <text:p>56</text:p>
          </table:table-cell>
          <table:table-cell table:formula="of:=LOOKUP(WEEKDAY([.A197];2);[.$B$1:.$B$7];[.$C$1:.$C$7])" office:value-type="string" office:string-value="sobota" calcext:value-type="string">
            <text:p>sobota</text:p>
          </table:table-cell>
          <table:table-cell table:formula="of:=[.L196]" office:value-type="float" office:value="44.19" calcext:value-type="float">
            <text:p>44,19</text:p>
          </table:table-cell>
          <table:table-cell table:formula="of:=[.M196]" office:value-type="float" office:value="30" calcext:value-type="float">
            <text:p>30,00</text:p>
          </table:table-cell>
          <table:table-cell table:formula="of:=ROUND(IF([.E197]&gt;[.$F$6];IF([.E197]-(([.B197]*[.$G$3])/100)&lt;0;((([.E197]*100)/[.$G$3])*[.$G$2])/100;0);([.$G$2]*([.B197]/2))/100);2)" office:value-type="float" office:value="0" calcext:value-type="float">
            <text:p>0,00</text:p>
          </table:table-cell>
          <table:table-cell table:formula="of:=ROUND(IF([.E197]&gt;[.$F$6];IF([.E197]-(([.B197]*[.$G$3])/100)&lt;0;[.E197];([.$G$3]*[.B197])/100);([.$G$3]*([.B197]/2))/100) ;2)" office:value-type="float" office:value="5.04" calcext:value-type="float">
            <text:p>5,04</text:p>
          </table:table-cell>
          <table:table-cell table:formula="of:=[.D197]-[.F197]" office:value-type="float" office:value="44.19" calcext:value-type="float">
            <text:p>44,19</text:p>
          </table:table-cell>
          <table:table-cell table:formula="of:=[.E197]-[.G197]" office:value-type="float" office:value="24.96" calcext:value-type="float">
            <text:p>24,96</text:p>
          </table:table-cell>
          <table:table-cell table:formula="of:=IF([.C197]=[.$L$6];IF([.H197]&lt;[.$N$6];[.$F$2];0);0)" office:value-type="float" office:value="0" calcext:value-type="float">
            <text:p>0,00</text:p>
          </table:table-cell>
          <table:table-cell table:formula="of:=IF([.I197]&lt;5;[.$F$3];0)" office:value-type="float" office:value="0" calcext:value-type="float">
            <text:p>0,00</text:p>
          </table:table-cell>
          <table:table-cell table:formula="of:=IF([.J197]=0;[.H197];[.J197])" office:value-type="float" office:value="44.19" calcext:value-type="float">
            <text:p>44,19</text:p>
          </table:table-cell>
          <table:table-cell table:formula="of:=IF([.K197]=0;[.I197];[.K197])" office:value-type="float" office:value="24.96" calcext:value-type="float">
            <text:p>24,9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6" calcext:value-type="date">
            <text:p>6.07.2014</text:p>
          </table:table-cell>
          <table:table-cell office:value-type="float" office:value="141" calcext:value-type="float">
            <text:p>141</text:p>
          </table:table-cell>
          <table:table-cell table:formula="of:=LOOKUP(WEEKDAY([.A198];2);[.$B$1:.$B$7];[.$C$1:.$C$7])" office:value-type="string" office:string-value="niedziela" calcext:value-type="string">
            <text:p>niedziela</text:p>
          </table:table-cell>
          <table:table-cell table:formula="of:=[.L197]" office:value-type="float" office:value="44.19" calcext:value-type="float">
            <text:p>44,19</text:p>
          </table:table-cell>
          <table:table-cell table:formula="of:=[.M197]" office:value-type="float" office:value="24.96" calcext:value-type="float">
            <text:p>24,96</text:p>
          </table:table-cell>
          <table:table-cell table:formula="of:=ROUND(IF([.E198]&gt;[.$F$6];IF([.E198]-(([.B198]*[.$G$3])/100)&lt;0;((([.E198]*100)/[.$G$3])*[.$G$2])/100;0);([.$G$2]*([.B198]/2))/100);2)" office:value-type="float" office:value="0" calcext:value-type="float">
            <text:p>0,00</text:p>
          </table:table-cell>
          <table:table-cell table:formula="of:=ROUND(IF([.E198]&gt;[.$F$6];IF([.E198]-(([.B198]*[.$G$3])/100)&lt;0;[.E198];([.$G$3]*[.B198])/100);([.$G$3]*([.B198]/2))/100) ;2)" office:value-type="float" office:value="12.69" calcext:value-type="float">
            <text:p>12,69</text:p>
          </table:table-cell>
          <table:table-cell table:formula="of:=[.D198]-[.F198]" office:value-type="float" office:value="44.19" calcext:value-type="float">
            <text:p>44,19</text:p>
          </table:table-cell>
          <table:table-cell table:formula="of:=[.E198]-[.G198]" office:value-type="float" office:value="12.27" calcext:value-type="float">
            <text:p>12,27</text:p>
          </table:table-cell>
          <table:table-cell table:formula="of:=IF([.C198]=[.$L$6];IF([.H198]&lt;[.$N$6];[.$F$2];0);0)" office:value-type="float" office:value="0" calcext:value-type="float">
            <text:p>0,00</text:p>
          </table:table-cell>
          <table:table-cell table:formula="of:=IF([.I198]&lt;5;[.$F$3];0)" office:value-type="float" office:value="0" calcext:value-type="float">
            <text:p>0,00</text:p>
          </table:table-cell>
          <table:table-cell table:formula="of:=IF([.J198]=0;[.H198];[.J198])" office:value-type="float" office:value="44.19" calcext:value-type="float">
            <text:p>44,19</text:p>
          </table:table-cell>
          <table:table-cell table:formula="of:=IF([.K198]=0;[.I198];[.K198])" office:value-type="float" office:value="12.27" calcext:value-type="float">
            <text:p>12,2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7" calcext:value-type="date">
            <text:p>7.07.2014</text:p>
          </table:table-cell>
          <table:table-cell office:value-type="float" office:value="120" calcext:value-type="float">
            <text:p>120</text:p>
          </table:table-cell>
          <table:table-cell table:formula="of:=LOOKUP(WEEKDAY([.A199];2);[.$B$1:.$B$7];[.$C$1:.$C$7])" office:value-type="string" office:string-value="poniedziałek" calcext:value-type="string">
            <text:p>poniedziałek</text:p>
          </table:table-cell>
          <table:table-cell table:formula="of:=[.L198]" office:value-type="float" office:value="44.19" calcext:value-type="float">
            <text:p>44,19</text:p>
          </table:table-cell>
          <table:table-cell table:formula="of:=[.M198]" office:value-type="float" office:value="12.27" calcext:value-type="float">
            <text:p>12,27</text:p>
          </table:table-cell>
          <table:table-cell table:formula="of:=ROUND(IF([.E199]&gt;[.$F$6];IF([.E199]-(([.B199]*[.$G$3])/100)&lt;0;((([.E199]*100)/[.$G$3])*[.$G$2])/100;0);([.$G$2]*([.B199]/2))/100);2)" office:value-type="float" office:value="3.6" calcext:value-type="float">
            <text:p>3,60</text:p>
          </table:table-cell>
          <table:table-cell table:formula="of:=ROUND(IF([.E199]&gt;[.$F$6];IF([.E199]-(([.B199]*[.$G$3])/100)&lt;0;[.E199];([.$G$3]*[.B199])/100);([.$G$3]*([.B199]/2))/100) ;2)" office:value-type="float" office:value="5.4" calcext:value-type="float">
            <text:p>5,40</text:p>
          </table:table-cell>
          <table:table-cell table:formula="of:=[.D199]-[.F199]" office:value-type="float" office:value="40.59" calcext:value-type="float">
            <text:p>40,59</text:p>
          </table:table-cell>
          <table:table-cell table:formula="of:=[.E199]-[.G199]" office:value-type="float" office:value="6.87" calcext:value-type="float">
            <text:p>6,87</text:p>
          </table:table-cell>
          <table:table-cell table:formula="of:=IF([.C199]=[.$L$6];IF([.H199]&lt;[.$N$6];[.$F$2];0);0)" office:value-type="float" office:value="0" calcext:value-type="float">
            <text:p>0,00</text:p>
          </table:table-cell>
          <table:table-cell table:formula="of:=IF([.I199]&lt;5;[.$F$3];0)" office:value-type="float" office:value="0" calcext:value-type="float">
            <text:p>0,00</text:p>
          </table:table-cell>
          <table:table-cell table:formula="of:=IF([.J199]=0;[.H199];[.J199])" office:value-type="float" office:value="40.59" calcext:value-type="float">
            <text:p>40,59</text:p>
          </table:table-cell>
          <table:table-cell table:formula="of:=IF([.K199]=0;[.I199];[.K199])" office:value-type="float" office:value="6.87" calcext:value-type="float">
            <text:p>6,8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8" calcext:value-type="date">
            <text:p>8.07.2014</text:p>
          </table:table-cell>
          <table:table-cell office:value-type="float" office:value="95" calcext:value-type="float">
            <text:p>95</text:p>
          </table:table-cell>
          <table:table-cell table:formula="of:=LOOKUP(WEEKDAY([.A200];2);[.$B$1:.$B$7];[.$C$1:.$C$7])" office:value-type="string" office:string-value="wtorek" calcext:value-type="string">
            <text:p>wtorek</text:p>
          </table:table-cell>
          <table:table-cell table:formula="of:=[.L199]" office:value-type="float" office:value="40.59" calcext:value-type="float">
            <text:p>40,59</text:p>
          </table:table-cell>
          <table:table-cell table:formula="of:=[.M199]" office:value-type="float" office:value="6.87" calcext:value-type="float">
            <text:p>6,87</text:p>
          </table:table-cell>
          <table:table-cell table:formula="of:=ROUND(IF([.E200]&gt;[.$F$6];IF([.E200]-(([.B200]*[.$G$3])/100)&lt;0;((([.E200]*100)/[.$G$3])*[.$G$2])/100;0);([.$G$2]*([.B200]/2))/100);2)" office:value-type="float" office:value="2.85" calcext:value-type="float">
            <text:p>2,85</text:p>
          </table:table-cell>
          <table:table-cell table:formula="of:=ROUND(IF([.E200]&gt;[.$F$6];IF([.E200]-(([.B200]*[.$G$3])/100)&lt;0;[.E200];([.$G$3]*[.B200])/100);([.$G$3]*([.B200]/2))/100) ;2)" office:value-type="float" office:value="4.28" calcext:value-type="float">
            <text:p>4,28</text:p>
          </table:table-cell>
          <table:table-cell table:formula="of:=[.D200]-[.F200]" office:value-type="float" office:value="37.74" calcext:value-type="float">
            <text:p>37,74</text:p>
          </table:table-cell>
          <table:table-cell table:formula="of:=[.E200]-[.G200]" office:value-type="float" office:value="2.59" calcext:value-type="float">
            <text:p>2,59</text:p>
          </table:table-cell>
          <table:table-cell table:formula="of:=IF([.C200]=[.$L$6];IF([.H200]&lt;[.$N$6];[.$F$2];0);0)" office:value-type="float" office:value="0" calcext:value-type="float">
            <text:p>0,00</text:p>
          </table:table-cell>
          <table:table-cell table:formula="of:=IF([.I200]&lt;5;[.$F$3];0)" office:value-type="float" office:value="30" calcext:value-type="float">
            <text:p>30,00</text:p>
          </table:table-cell>
          <table:table-cell table:formula="of:=IF([.J200]=0;[.H200];[.J200])" office:value-type="float" office:value="37.74" calcext:value-type="float">
            <text:p>37,74</text:p>
          </table:table-cell>
          <table:table-cell table:formula="of:=IF([.K200]=0;[.I200];[.K200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09" calcext:value-type="date">
            <text:p>9.07.2014</text:p>
          </table:table-cell>
          <table:table-cell office:value-type="float" office:value="81" calcext:value-type="float">
            <text:p>81</text:p>
          </table:table-cell>
          <table:table-cell table:formula="of:=LOOKUP(WEEKDAY([.A201];2);[.$B$1:.$B$7];[.$C$1:.$C$7])" office:value-type="string" office:string-value="środa" calcext:value-type="string">
            <text:p>środa</text:p>
          </table:table-cell>
          <table:table-cell table:formula="of:=[.L200]" office:value-type="float" office:value="37.74" calcext:value-type="float">
            <text:p>37,74</text:p>
          </table:table-cell>
          <table:table-cell table:formula="of:=[.M200]" office:value-type="float" office:value="30" calcext:value-type="float">
            <text:p>30,00</text:p>
          </table:table-cell>
          <table:table-cell table:formula="of:=ROUND(IF([.E201]&gt;[.$F$6];IF([.E201]-(([.B201]*[.$G$3])/100)&lt;0;((([.E201]*100)/[.$G$3])*[.$G$2])/100;0);([.$G$2]*([.B201]/2))/100);2)" office:value-type="float" office:value="0" calcext:value-type="float">
            <text:p>0,00</text:p>
          </table:table-cell>
          <table:table-cell table:formula="of:=ROUND(IF([.E201]&gt;[.$F$6];IF([.E201]-(([.B201]*[.$G$3])/100)&lt;0;[.E201];([.$G$3]*[.B201])/100);([.$G$3]*([.B201]/2))/100) ;2)" office:value-type="float" office:value="7.29" calcext:value-type="float">
            <text:p>7,29</text:p>
          </table:table-cell>
          <table:table-cell table:formula="of:=[.D201]-[.F201]" office:value-type="float" office:value="37.74" calcext:value-type="float">
            <text:p>37,74</text:p>
          </table:table-cell>
          <table:table-cell table:formula="of:=[.E201]-[.G201]" office:value-type="float" office:value="22.71" calcext:value-type="float">
            <text:p>22,71</text:p>
          </table:table-cell>
          <table:table-cell table:formula="of:=IF([.C201]=[.$L$6];IF([.H201]&lt;[.$N$6];[.$F$2];0);0)" office:value-type="float" office:value="0" calcext:value-type="float">
            <text:p>0,00</text:p>
          </table:table-cell>
          <table:table-cell table:formula="of:=IF([.I201]&lt;5;[.$F$3];0)" office:value-type="float" office:value="0" calcext:value-type="float">
            <text:p>0,00</text:p>
          </table:table-cell>
          <table:table-cell table:formula="of:=IF([.J201]=0;[.H201];[.J201])" office:value-type="float" office:value="37.74" calcext:value-type="float">
            <text:p>37,74</text:p>
          </table:table-cell>
          <table:table-cell table:formula="of:=IF([.K201]=0;[.I201];[.K201])" office:value-type="float" office:value="22.71" calcext:value-type="float">
            <text:p>22,7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0" calcext:value-type="date">
            <text:p>10.07.2014</text:p>
          </table:table-cell>
          <table:table-cell office:value-type="float" office:value="30" calcext:value-type="float">
            <text:p>30</text:p>
          </table:table-cell>
          <table:table-cell table:formula="of:=LOOKUP(WEEKDAY([.A202];2);[.$B$1:.$B$7];[.$C$1:.$C$7])" office:value-type="string" office:string-value="czwartek" calcext:value-type="string">
            <text:p>czwartek</text:p>
          </table:table-cell>
          <table:table-cell table:formula="of:=[.L201]" office:value-type="float" office:value="37.74" calcext:value-type="float">
            <text:p>37,74</text:p>
          </table:table-cell>
          <table:table-cell table:formula="of:=[.M201]" office:value-type="float" office:value="22.71" calcext:value-type="float">
            <text:p>22,71</text:p>
          </table:table-cell>
          <table:table-cell table:formula="of:=ROUND(IF([.E202]&gt;[.$F$6];IF([.E202]-(([.B202]*[.$G$3])/100)&lt;0;((([.E202]*100)/[.$G$3])*[.$G$2])/100;0);([.$G$2]*([.B202]/2))/100);2)" office:value-type="float" office:value="0" calcext:value-type="float">
            <text:p>0,00</text:p>
          </table:table-cell>
          <table:table-cell table:formula="of:=ROUND(IF([.E202]&gt;[.$F$6];IF([.E202]-(([.B202]*[.$G$3])/100)&lt;0;[.E202];([.$G$3]*[.B202])/100);([.$G$3]*([.B202]/2))/100) ;2)" office:value-type="float" office:value="2.7" calcext:value-type="float">
            <text:p>2,70</text:p>
          </table:table-cell>
          <table:table-cell table:formula="of:=[.D202]-[.F202]" office:value-type="float" office:value="37.74" calcext:value-type="float">
            <text:p>37,74</text:p>
          </table:table-cell>
          <table:table-cell table:formula="of:=[.E202]-[.G202]" office:value-type="float" office:value="20.01" calcext:value-type="float">
            <text:p>20,01</text:p>
          </table:table-cell>
          <table:table-cell table:formula="of:=IF([.C202]=[.$L$6];IF([.H202]&lt;[.$N$6];[.$F$2];0);0)" office:value-type="float" office:value="45" calcext:value-type="float">
            <text:p>45,00</text:p>
          </table:table-cell>
          <table:table-cell table:formula="of:=IF([.I202]&lt;5;[.$F$3];0)" office:value-type="float" office:value="0" calcext:value-type="float">
            <text:p>0,00</text:p>
          </table:table-cell>
          <table:table-cell table:formula="of:=IF([.J202]=0;[.H202];[.J202])" office:value-type="float" office:value="45" calcext:value-type="float">
            <text:p>45,00</text:p>
          </table:table-cell>
          <table:table-cell table:formula="of:=IF([.K202]=0;[.I202];[.K202])" office:value-type="float" office:value="20.01" calcext:value-type="float">
            <text:p>20,0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1" calcext:value-type="date">
            <text:p>11.07.2014</text:p>
          </table:table-cell>
          <table:table-cell office:value-type="float" office:value="76" calcext:value-type="float">
            <text:p>76</text:p>
          </table:table-cell>
          <table:table-cell table:formula="of:=LOOKUP(WEEKDAY([.A203];2);[.$B$1:.$B$7];[.$C$1:.$C$7])" office:value-type="string" office:string-value="piątek" calcext:value-type="string">
            <text:p>piątek</text:p>
          </table:table-cell>
          <table:table-cell table:formula="of:=[.L202]" office:value-type="float" office:value="45" calcext:value-type="float">
            <text:p>45,00</text:p>
          </table:table-cell>
          <table:table-cell table:formula="of:=[.M202]" office:value-type="float" office:value="20.01" calcext:value-type="float">
            <text:p>20,01</text:p>
          </table:table-cell>
          <table:table-cell table:formula="of:=ROUND(IF([.E203]&gt;[.$F$6];IF([.E203]-(([.B203]*[.$G$3])/100)&lt;0;((([.E203]*100)/[.$G$3])*[.$G$2])/100;0);([.$G$2]*([.B203]/2))/100);2)" office:value-type="float" office:value="0" calcext:value-type="float">
            <text:p>0,00</text:p>
          </table:table-cell>
          <table:table-cell table:formula="of:=ROUND(IF([.E203]&gt;[.$F$6];IF([.E203]-(([.B203]*[.$G$3])/100)&lt;0;[.E203];([.$G$3]*[.B203])/100);([.$G$3]*([.B203]/2))/100) ;2)" office:value-type="float" office:value="6.84" calcext:value-type="float">
            <text:p>6,84</text:p>
          </table:table-cell>
          <table:table-cell table:formula="of:=[.D203]-[.F203]" office:value-type="float" office:value="45" calcext:value-type="float">
            <text:p>45,00</text:p>
          </table:table-cell>
          <table:table-cell table:formula="of:=[.E203]-[.G203]" office:value-type="float" office:value="13.17" calcext:value-type="float">
            <text:p>13,17</text:p>
          </table:table-cell>
          <table:table-cell table:formula="of:=IF([.C203]=[.$L$6];IF([.H203]&lt;[.$N$6];[.$F$2];0);0)" office:value-type="float" office:value="0" calcext:value-type="float">
            <text:p>0,00</text:p>
          </table:table-cell>
          <table:table-cell table:formula="of:=IF([.I203]&lt;5;[.$F$3];0)" office:value-type="float" office:value="0" calcext:value-type="float">
            <text:p>0,00</text:p>
          </table:table-cell>
          <table:table-cell table:formula="of:=IF([.J203]=0;[.H203];[.J203])" office:value-type="float" office:value="45" calcext:value-type="float">
            <text:p>45,00</text:p>
          </table:table-cell>
          <table:table-cell table:formula="of:=IF([.K203]=0;[.I203];[.K203])" office:value-type="float" office:value="13.17" calcext:value-type="float">
            <text:p>13,1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2" calcext:value-type="date">
            <text:p>12.07.2014</text:p>
          </table:table-cell>
          <table:table-cell office:value-type="float" office:value="67" calcext:value-type="float">
            <text:p>67</text:p>
          </table:table-cell>
          <table:table-cell table:formula="of:=LOOKUP(WEEKDAY([.A204];2);[.$B$1:.$B$7];[.$C$1:.$C$7])" office:value-type="string" office:string-value="sobota" calcext:value-type="string">
            <text:p>sobota</text:p>
          </table:table-cell>
          <table:table-cell table:formula="of:=[.L203]" office:value-type="float" office:value="45" calcext:value-type="float">
            <text:p>45,00</text:p>
          </table:table-cell>
          <table:table-cell table:formula="of:=[.M203]" office:value-type="float" office:value="13.17" calcext:value-type="float">
            <text:p>13,17</text:p>
          </table:table-cell>
          <table:table-cell table:formula="of:=ROUND(IF([.E204]&gt;[.$F$6];IF([.E204]-(([.B204]*[.$G$3])/100)&lt;0;((([.E204]*100)/[.$G$3])*[.$G$2])/100;0);([.$G$2]*([.B204]/2))/100);2)" office:value-type="float" office:value="2.01" calcext:value-type="float">
            <text:p>2,01</text:p>
          </table:table-cell>
          <table:table-cell table:formula="of:=ROUND(IF([.E204]&gt;[.$F$6];IF([.E204]-(([.B204]*[.$G$3])/100)&lt;0;[.E204];([.$G$3]*[.B204])/100);([.$G$3]*([.B204]/2))/100) ;2)" office:value-type="float" office:value="3.02" calcext:value-type="float">
            <text:p>3,02</text:p>
          </table:table-cell>
          <table:table-cell table:formula="of:=[.D204]-[.F204]" office:value-type="float" office:value="42.99" calcext:value-type="float">
            <text:p>42,99</text:p>
          </table:table-cell>
          <table:table-cell table:formula="of:=[.E204]-[.G204]" office:value-type="float" office:value="10.15" calcext:value-type="float">
            <text:p>10,15</text:p>
          </table:table-cell>
          <table:table-cell table:formula="of:=IF([.C204]=[.$L$6];IF([.H204]&lt;[.$N$6];[.$F$2];0);0)" office:value-type="float" office:value="0" calcext:value-type="float">
            <text:p>0,00</text:p>
          </table:table-cell>
          <table:table-cell table:formula="of:=IF([.I204]&lt;5;[.$F$3];0)" office:value-type="float" office:value="0" calcext:value-type="float">
            <text:p>0,00</text:p>
          </table:table-cell>
          <table:table-cell table:formula="of:=IF([.J204]=0;[.H204];[.J204])" office:value-type="float" office:value="42.99" calcext:value-type="float">
            <text:p>42,99</text:p>
          </table:table-cell>
          <table:table-cell table:formula="of:=IF([.K204]=0;[.I204];[.K204])" office:value-type="float" office:value="10.15" calcext:value-type="float">
            <text:p>10,1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3" calcext:value-type="date">
            <text:p>13.07.2014</text:p>
          </table:table-cell>
          <table:table-cell office:value-type="float" office:value="102" calcext:value-type="float">
            <text:p>102</text:p>
          </table:table-cell>
          <table:table-cell table:formula="of:=LOOKUP(WEEKDAY([.A205];2);[.$B$1:.$B$7];[.$C$1:.$C$7])" office:value-type="string" office:string-value="niedziela" calcext:value-type="string">
            <text:p>niedziela</text:p>
          </table:table-cell>
          <table:table-cell table:formula="of:=[.L204]" office:value-type="float" office:value="42.99" calcext:value-type="float">
            <text:p>42,99</text:p>
          </table:table-cell>
          <table:table-cell table:formula="of:=[.M204]" office:value-type="float" office:value="10.15" calcext:value-type="float">
            <text:p>10,15</text:p>
          </table:table-cell>
          <table:table-cell table:formula="of:=ROUND(IF([.E205]&gt;[.$F$6];IF([.E205]-(([.B205]*[.$G$3])/100)&lt;0;((([.E205]*100)/[.$G$3])*[.$G$2])/100;0);([.$G$2]*([.B205]/2))/100);2)" office:value-type="float" office:value="3.06" calcext:value-type="float">
            <text:p>3,06</text:p>
          </table:table-cell>
          <table:table-cell table:formula="of:=ROUND(IF([.E205]&gt;[.$F$6];IF([.E205]-(([.B205]*[.$G$3])/100)&lt;0;[.E205];([.$G$3]*[.B205])/100);([.$G$3]*([.B205]/2))/100) ;2)" office:value-type="float" office:value="4.59" calcext:value-type="float">
            <text:p>4,59</text:p>
          </table:table-cell>
          <table:table-cell table:formula="of:=[.D205]-[.F205]" office:value-type="float" office:value="39.93" calcext:value-type="float">
            <text:p>39,93</text:p>
          </table:table-cell>
          <table:table-cell table:formula="of:=[.E205]-[.G205]" office:value-type="float" office:value="5.56" calcext:value-type="float">
            <text:p>5,56</text:p>
          </table:table-cell>
          <table:table-cell table:formula="of:=IF([.C205]=[.$L$6];IF([.H205]&lt;[.$N$6];[.$F$2];0);0)" office:value-type="float" office:value="0" calcext:value-type="float">
            <text:p>0,00</text:p>
          </table:table-cell>
          <table:table-cell table:formula="of:=IF([.I205]&lt;5;[.$F$3];0)" office:value-type="float" office:value="0" calcext:value-type="float">
            <text:p>0,00</text:p>
          </table:table-cell>
          <table:table-cell table:formula="of:=IF([.J205]=0;[.H205];[.J205])" office:value-type="float" office:value="39.93" calcext:value-type="float">
            <text:p>39,93</text:p>
          </table:table-cell>
          <table:table-cell table:formula="of:=IF([.K205]=0;[.I205];[.K205])" office:value-type="float" office:value="5.56" calcext:value-type="float">
            <text:p>5,5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4" calcext:value-type="date">
            <text:p>14.07.2014</text:p>
          </table:table-cell>
          <table:table-cell office:value-type="float" office:value="67" calcext:value-type="float">
            <text:p>67</text:p>
          </table:table-cell>
          <table:table-cell table:formula="of:=LOOKUP(WEEKDAY([.A206];2);[.$B$1:.$B$7];[.$C$1:.$C$7])" office:value-type="string" office:string-value="poniedziałek" calcext:value-type="string">
            <text:p>poniedziałek</text:p>
          </table:table-cell>
          <table:table-cell table:formula="of:=[.L205]" office:value-type="float" office:value="39.93" calcext:value-type="float">
            <text:p>39,93</text:p>
          </table:table-cell>
          <table:table-cell table:formula="of:=[.M205]" office:value-type="float" office:value="5.56" calcext:value-type="float">
            <text:p>5,56</text:p>
          </table:table-cell>
          <table:table-cell table:formula="of:=ROUND(IF([.E206]&gt;[.$F$6];IF([.E206]-(([.B206]*[.$G$3])/100)&lt;0;((([.E206]*100)/[.$G$3])*[.$G$2])/100;0);([.$G$2]*([.B206]/2))/100);2)" office:value-type="float" office:value="2.01" calcext:value-type="float">
            <text:p>2,01</text:p>
          </table:table-cell>
          <table:table-cell table:formula="of:=ROUND(IF([.E206]&gt;[.$F$6];IF([.E206]-(([.B206]*[.$G$3])/100)&lt;0;[.E206];([.$G$3]*[.B206])/100);([.$G$3]*([.B206]/2))/100) ;2)" office:value-type="float" office:value="3.02" calcext:value-type="float">
            <text:p>3,02</text:p>
          </table:table-cell>
          <table:table-cell table:formula="of:=[.D206]-[.F206]" office:value-type="float" office:value="37.92" calcext:value-type="float">
            <text:p>37,92</text:p>
          </table:table-cell>
          <table:table-cell table:formula="of:=[.E206]-[.G206]" office:value-type="float" office:value="2.54" calcext:value-type="float">
            <text:p>2,54</text:p>
          </table:table-cell>
          <table:table-cell table:formula="of:=IF([.C206]=[.$L$6];IF([.H206]&lt;[.$N$6];[.$F$2];0);0)" office:value-type="float" office:value="0" calcext:value-type="float">
            <text:p>0,00</text:p>
          </table:table-cell>
          <table:table-cell table:formula="of:=IF([.I206]&lt;5;[.$F$3];0)" office:value-type="float" office:value="30" calcext:value-type="float">
            <text:p>30,00</text:p>
          </table:table-cell>
          <table:table-cell table:formula="of:=IF([.J206]=0;[.H206];[.J206])" office:value-type="float" office:value="37.92" calcext:value-type="float">
            <text:p>37,92</text:p>
          </table:table-cell>
          <table:table-cell table:formula="of:=IF([.K206]=0;[.I206];[.K20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5" calcext:value-type="date">
            <text:p>15.07.2014</text:p>
          </table:table-cell>
          <table:table-cell office:value-type="float" office:value="25" calcext:value-type="float">
            <text:p>25</text:p>
          </table:table-cell>
          <table:table-cell table:formula="of:=LOOKUP(WEEKDAY([.A207];2);[.$B$1:.$B$7];[.$C$1:.$C$7])" office:value-type="string" office:string-value="wtorek" calcext:value-type="string">
            <text:p>wtorek</text:p>
          </table:table-cell>
          <table:table-cell table:formula="of:=[.L206]" office:value-type="float" office:value="37.92" calcext:value-type="float">
            <text:p>37,92</text:p>
          </table:table-cell>
          <table:table-cell table:formula="of:=[.M206]" office:value-type="float" office:value="30" calcext:value-type="float">
            <text:p>30,00</text:p>
          </table:table-cell>
          <table:table-cell table:formula="of:=ROUND(IF([.E207]&gt;[.$F$6];IF([.E207]-(([.B207]*[.$G$3])/100)&lt;0;((([.E207]*100)/[.$G$3])*[.$G$2])/100;0);([.$G$2]*([.B207]/2))/100);2)" office:value-type="float" office:value="0" calcext:value-type="float">
            <text:p>0,00</text:p>
          </table:table-cell>
          <table:table-cell table:formula="of:=ROUND(IF([.E207]&gt;[.$F$6];IF([.E207]-(([.B207]*[.$G$3])/100)&lt;0;[.E207];([.$G$3]*[.B207])/100);([.$G$3]*([.B207]/2))/100) ;2)" office:value-type="float" office:value="2.25" calcext:value-type="float">
            <text:p>2,25</text:p>
          </table:table-cell>
          <table:table-cell table:formula="of:=[.D207]-[.F207]" office:value-type="float" office:value="37.92" calcext:value-type="float">
            <text:p>37,92</text:p>
          </table:table-cell>
          <table:table-cell table:formula="of:=[.E207]-[.G207]" office:value-type="float" office:value="27.75" calcext:value-type="float">
            <text:p>27,75</text:p>
          </table:table-cell>
          <table:table-cell table:formula="of:=IF([.C207]=[.$L$6];IF([.H207]&lt;[.$N$6];[.$F$2];0);0)" office:value-type="float" office:value="0" calcext:value-type="float">
            <text:p>0,00</text:p>
          </table:table-cell>
          <table:table-cell table:formula="of:=IF([.I207]&lt;5;[.$F$3];0)" office:value-type="float" office:value="0" calcext:value-type="float">
            <text:p>0,00</text:p>
          </table:table-cell>
          <table:table-cell table:formula="of:=IF([.J207]=0;[.H207];[.J207])" office:value-type="float" office:value="37.92" calcext:value-type="float">
            <text:p>37,92</text:p>
          </table:table-cell>
          <table:table-cell table:formula="of:=IF([.K207]=0;[.I207];[.K207])" office:value-type="float" office:value="27.75" calcext:value-type="float">
            <text:p>27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6" calcext:value-type="date">
            <text:p>16.07.2014</text:p>
          </table:table-cell>
          <table:table-cell office:value-type="float" office:value="69" calcext:value-type="float">
            <text:p>69</text:p>
          </table:table-cell>
          <table:table-cell table:formula="of:=LOOKUP(WEEKDAY([.A208];2);[.$B$1:.$B$7];[.$C$1:.$C$7])" office:value-type="string" office:string-value="środa" calcext:value-type="string">
            <text:p>środa</text:p>
          </table:table-cell>
          <table:table-cell table:formula="of:=[.L207]" office:value-type="float" office:value="37.92" calcext:value-type="float">
            <text:p>37,92</text:p>
          </table:table-cell>
          <table:table-cell table:formula="of:=[.M207]" office:value-type="float" office:value="27.75" calcext:value-type="float">
            <text:p>27,75</text:p>
          </table:table-cell>
          <table:table-cell table:formula="of:=ROUND(IF([.E208]&gt;[.$F$6];IF([.E208]-(([.B208]*[.$G$3])/100)&lt;0;((([.E208]*100)/[.$G$3])*[.$G$2])/100;0);([.$G$2]*([.B208]/2))/100);2)" office:value-type="float" office:value="0" calcext:value-type="float">
            <text:p>0,00</text:p>
          </table:table-cell>
          <table:table-cell table:formula="of:=ROUND(IF([.E208]&gt;[.$F$6];IF([.E208]-(([.B208]*[.$G$3])/100)&lt;0;[.E208];([.$G$3]*[.B208])/100);([.$G$3]*([.B208]/2))/100) ;2)" office:value-type="float" office:value="6.21" calcext:value-type="float">
            <text:p>6,21</text:p>
          </table:table-cell>
          <table:table-cell table:formula="of:=[.D208]-[.F208]" office:value-type="float" office:value="37.92" calcext:value-type="float">
            <text:p>37,92</text:p>
          </table:table-cell>
          <table:table-cell table:formula="of:=[.E208]-[.G208]" office:value-type="float" office:value="21.54" calcext:value-type="float">
            <text:p>21,54</text:p>
          </table:table-cell>
          <table:table-cell table:formula="of:=IF([.C208]=[.$L$6];IF([.H208]&lt;[.$N$6];[.$F$2];0);0)" office:value-type="float" office:value="0" calcext:value-type="float">
            <text:p>0,00</text:p>
          </table:table-cell>
          <table:table-cell table:formula="of:=IF([.I208]&lt;5;[.$F$3];0)" office:value-type="float" office:value="0" calcext:value-type="float">
            <text:p>0,00</text:p>
          </table:table-cell>
          <table:table-cell table:formula="of:=IF([.J208]=0;[.H208];[.J208])" office:value-type="float" office:value="37.92" calcext:value-type="float">
            <text:p>37,92</text:p>
          </table:table-cell>
          <table:table-cell table:formula="of:=IF([.K208]=0;[.I208];[.K208])" office:value-type="float" office:value="21.54" calcext:value-type="float">
            <text:p>21,5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7" calcext:value-type="date">
            <text:p>17.07.2014</text:p>
          </table:table-cell>
          <table:table-cell office:value-type="float" office:value="61" calcext:value-type="float">
            <text:p>61</text:p>
          </table:table-cell>
          <table:table-cell table:formula="of:=LOOKUP(WEEKDAY([.A209];2);[.$B$1:.$B$7];[.$C$1:.$C$7])" office:value-type="string" office:string-value="czwartek" calcext:value-type="string">
            <text:p>czwartek</text:p>
          </table:table-cell>
          <table:table-cell table:formula="of:=[.L208]" office:value-type="float" office:value="37.92" calcext:value-type="float">
            <text:p>37,92</text:p>
          </table:table-cell>
          <table:table-cell table:formula="of:=[.M208]" office:value-type="float" office:value="21.54" calcext:value-type="float">
            <text:p>21,54</text:p>
          </table:table-cell>
          <table:table-cell table:formula="of:=ROUND(IF([.E209]&gt;[.$F$6];IF([.E209]-(([.B209]*[.$G$3])/100)&lt;0;((([.E209]*100)/[.$G$3])*[.$G$2])/100;0);([.$G$2]*([.B209]/2))/100);2)" office:value-type="float" office:value="0" calcext:value-type="float">
            <text:p>0,00</text:p>
          </table:table-cell>
          <table:table-cell table:formula="of:=ROUND(IF([.E209]&gt;[.$F$6];IF([.E209]-(([.B209]*[.$G$3])/100)&lt;0;[.E209];([.$G$3]*[.B209])/100);([.$G$3]*([.B209]/2))/100) ;2)" office:value-type="float" office:value="5.49" calcext:value-type="float">
            <text:p>5,49</text:p>
          </table:table-cell>
          <table:table-cell table:formula="of:=[.D209]-[.F209]" office:value-type="float" office:value="37.92" calcext:value-type="float">
            <text:p>37,92</text:p>
          </table:table-cell>
          <table:table-cell table:formula="of:=[.E209]-[.G209]" office:value-type="float" office:value="16.05" calcext:value-type="float">
            <text:p>16,05</text:p>
          </table:table-cell>
          <table:table-cell table:formula="of:=IF([.C209]=[.$L$6];IF([.H209]&lt;[.$N$6];[.$F$2];0);0)" office:value-type="float" office:value="45" calcext:value-type="float">
            <text:p>45,00</text:p>
          </table:table-cell>
          <table:table-cell table:formula="of:=IF([.I209]&lt;5;[.$F$3];0)" office:value-type="float" office:value="0" calcext:value-type="float">
            <text:p>0,00</text:p>
          </table:table-cell>
          <table:table-cell table:formula="of:=IF([.J209]=0;[.H209];[.J209])" office:value-type="float" office:value="45" calcext:value-type="float">
            <text:p>45,00</text:p>
          </table:table-cell>
          <table:table-cell table:formula="of:=IF([.K209]=0;[.I209];[.K209])" office:value-type="float" office:value="16.05" calcext:value-type="float">
            <text:p>16,0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8" calcext:value-type="date">
            <text:p>18.07.2014</text:p>
          </table:table-cell>
          <table:table-cell office:value-type="float" office:value="99" calcext:value-type="float">
            <text:p>99</text:p>
          </table:table-cell>
          <table:table-cell table:formula="of:=LOOKUP(WEEKDAY([.A210];2);[.$B$1:.$B$7];[.$C$1:.$C$7])" office:value-type="string" office:string-value="piątek" calcext:value-type="string">
            <text:p>piątek</text:p>
          </table:table-cell>
          <table:table-cell table:formula="of:=[.L209]" office:value-type="float" office:value="45" calcext:value-type="float">
            <text:p>45,00</text:p>
          </table:table-cell>
          <table:table-cell table:formula="of:=[.M209]" office:value-type="float" office:value="16.05" calcext:value-type="float">
            <text:p>16,05</text:p>
          </table:table-cell>
          <table:table-cell table:formula="of:=ROUND(IF([.E210]&gt;[.$F$6];IF([.E210]-(([.B210]*[.$G$3])/100)&lt;0;((([.E210]*100)/[.$G$3])*[.$G$2])/100;0);([.$G$2]*([.B210]/2))/100);2)" office:value-type="float" office:value="0" calcext:value-type="float">
            <text:p>0,00</text:p>
          </table:table-cell>
          <table:table-cell table:formula="of:=ROUND(IF([.E210]&gt;[.$F$6];IF([.E210]-(([.B210]*[.$G$3])/100)&lt;0;[.E210];([.$G$3]*[.B210])/100);([.$G$3]*([.B210]/2))/100) ;2)" office:value-type="float" office:value="8.91" calcext:value-type="float">
            <text:p>8,91</text:p>
          </table:table-cell>
          <table:table-cell table:formula="of:=[.D210]-[.F210]" office:value-type="float" office:value="45" calcext:value-type="float">
            <text:p>45,00</text:p>
          </table:table-cell>
          <table:table-cell table:formula="of:=[.E210]-[.G210]" office:value-type="float" office:value="7.14" calcext:value-type="float">
            <text:p>7,14</text:p>
          </table:table-cell>
          <table:table-cell table:formula="of:=IF([.C210]=[.$L$6];IF([.H210]&lt;[.$N$6];[.$F$2];0);0)" office:value-type="float" office:value="0" calcext:value-type="float">
            <text:p>0,00</text:p>
          </table:table-cell>
          <table:table-cell table:formula="of:=IF([.I210]&lt;5;[.$F$3];0)" office:value-type="float" office:value="0" calcext:value-type="float">
            <text:p>0,00</text:p>
          </table:table-cell>
          <table:table-cell table:formula="of:=IF([.J210]=0;[.H210];[.J210])" office:value-type="float" office:value="45" calcext:value-type="float">
            <text:p>45,00</text:p>
          </table:table-cell>
          <table:table-cell table:formula="of:=IF([.K210]=0;[.I210];[.K210])" office:value-type="float" office:value="7.14" calcext:value-type="float">
            <text:p>7,1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19" calcext:value-type="date">
            <text:p>19.07.2014</text:p>
          </table:table-cell>
          <table:table-cell office:value-type="float" office:value="16" calcext:value-type="float">
            <text:p>16</text:p>
          </table:table-cell>
          <table:table-cell table:formula="of:=LOOKUP(WEEKDAY([.A211];2);[.$B$1:.$B$7];[.$C$1:.$C$7])" office:value-type="string" office:string-value="sobota" calcext:value-type="string">
            <text:p>sobota</text:p>
          </table:table-cell>
          <table:table-cell table:formula="of:=[.L210]" office:value-type="float" office:value="45" calcext:value-type="float">
            <text:p>45,00</text:p>
          </table:table-cell>
          <table:table-cell table:formula="of:=[.M210]" office:value-type="float" office:value="7.14" calcext:value-type="float">
            <text:p>7,14</text:p>
          </table:table-cell>
          <table:table-cell table:formula="of:=ROUND(IF([.E211]&gt;[.$F$6];IF([.E211]-(([.B211]*[.$G$3])/100)&lt;0;((([.E211]*100)/[.$G$3])*[.$G$2])/100;0);([.$G$2]*([.B211]/2))/100);2)" office:value-type="float" office:value="0.48" calcext:value-type="float">
            <text:p>0,48</text:p>
          </table:table-cell>
          <table:table-cell table:formula="of:=ROUND(IF([.E211]&gt;[.$F$6];IF([.E211]-(([.B211]*[.$G$3])/100)&lt;0;[.E211];([.$G$3]*[.B211])/100);([.$G$3]*([.B211]/2))/100) ;2)" office:value-type="float" office:value="0.72" calcext:value-type="float">
            <text:p>0,72</text:p>
          </table:table-cell>
          <table:table-cell table:formula="of:=[.D211]-[.F211]" office:value-type="float" office:value="44.52" calcext:value-type="float">
            <text:p>44,52</text:p>
          </table:table-cell>
          <table:table-cell table:formula="of:=[.E211]-[.G211]" office:value-type="float" office:value="6.42" calcext:value-type="float">
            <text:p>6,42</text:p>
          </table:table-cell>
          <table:table-cell table:formula="of:=IF([.C211]=[.$L$6];IF([.H211]&lt;[.$N$6];[.$F$2];0);0)" office:value-type="float" office:value="0" calcext:value-type="float">
            <text:p>0,00</text:p>
          </table:table-cell>
          <table:table-cell table:formula="of:=IF([.I211]&lt;5;[.$F$3];0)" office:value-type="float" office:value="0" calcext:value-type="float">
            <text:p>0,00</text:p>
          </table:table-cell>
          <table:table-cell table:formula="of:=IF([.J211]=0;[.H211];[.J211])" office:value-type="float" office:value="44.52" calcext:value-type="float">
            <text:p>44,52</text:p>
          </table:table-cell>
          <table:table-cell table:formula="of:=IF([.K211]=0;[.I211];[.K211])" office:value-type="float" office:value="6.42" calcext:value-type="float">
            <text:p>6,4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0" calcext:value-type="date">
            <text:p>20.07.2014</text:p>
          </table:table-cell>
          <table:table-cell office:value-type="float" office:value="102" calcext:value-type="float">
            <text:p>102</text:p>
          </table:table-cell>
          <table:table-cell table:formula="of:=LOOKUP(WEEKDAY([.A212];2);[.$B$1:.$B$7];[.$C$1:.$C$7])" office:value-type="string" office:string-value="niedziela" calcext:value-type="string">
            <text:p>niedziela</text:p>
          </table:table-cell>
          <table:table-cell table:formula="of:=[.L211]" office:value-type="float" office:value="44.52" calcext:value-type="float">
            <text:p>44,52</text:p>
          </table:table-cell>
          <table:table-cell table:formula="of:=[.M211]" office:value-type="float" office:value="6.42" calcext:value-type="float">
            <text:p>6,42</text:p>
          </table:table-cell>
          <table:table-cell table:formula="of:=ROUND(IF([.E212]&gt;[.$F$6];IF([.E212]-(([.B212]*[.$G$3])/100)&lt;0;((([.E212]*100)/[.$G$3])*[.$G$2])/100;0);([.$G$2]*([.B212]/2))/100);2)" office:value-type="float" office:value="3.06" calcext:value-type="float">
            <text:p>3,06</text:p>
          </table:table-cell>
          <table:table-cell table:formula="of:=ROUND(IF([.E212]&gt;[.$F$6];IF([.E212]-(([.B212]*[.$G$3])/100)&lt;0;[.E212];([.$G$3]*[.B212])/100);([.$G$3]*([.B212]/2))/100) ;2)" office:value-type="float" office:value="4.59" calcext:value-type="float">
            <text:p>4,59</text:p>
          </table:table-cell>
          <table:table-cell table:formula="of:=[.D212]-[.F212]" office:value-type="float" office:value="41.46" calcext:value-type="float">
            <text:p>41,46</text:p>
          </table:table-cell>
          <table:table-cell table:formula="of:=[.E212]-[.G212]" office:value-type="float" office:value="1.83" calcext:value-type="float">
            <text:p>1,83</text:p>
          </table:table-cell>
          <table:table-cell table:formula="of:=IF([.C212]=[.$L$6];IF([.H212]&lt;[.$N$6];[.$F$2];0);0)" office:value-type="float" office:value="0" calcext:value-type="float">
            <text:p>0,00</text:p>
          </table:table-cell>
          <table:table-cell table:formula="of:=IF([.I212]&lt;5;[.$F$3];0)" office:value-type="float" office:value="30" calcext:value-type="float">
            <text:p>30,00</text:p>
          </table:table-cell>
          <table:table-cell table:formula="of:=IF([.J212]=0;[.H212];[.J212])" office:value-type="float" office:value="41.46" calcext:value-type="float">
            <text:p>41,46</text:p>
          </table:table-cell>
          <table:table-cell table:formula="of:=IF([.K212]=0;[.I212];[.K21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1" calcext:value-type="date">
            <text:p>21.07.2014</text:p>
          </table:table-cell>
          <table:table-cell office:value-type="float" office:value="67" calcext:value-type="float">
            <text:p>67</text:p>
          </table:table-cell>
          <table:table-cell table:formula="of:=LOOKUP(WEEKDAY([.A213];2);[.$B$1:.$B$7];[.$C$1:.$C$7])" office:value-type="string" office:string-value="poniedziałek" calcext:value-type="string">
            <text:p>poniedziałek</text:p>
          </table:table-cell>
          <table:table-cell table:formula="of:=[.L212]" office:value-type="float" office:value="41.46" calcext:value-type="float">
            <text:p>41,46</text:p>
          </table:table-cell>
          <table:table-cell table:formula="of:=[.M212]" office:value-type="float" office:value="30" calcext:value-type="float">
            <text:p>30,00</text:p>
          </table:table-cell>
          <table:table-cell table:formula="of:=ROUND(IF([.E213]&gt;[.$F$6];IF([.E213]-(([.B213]*[.$G$3])/100)&lt;0;((([.E213]*100)/[.$G$3])*[.$G$2])/100;0);([.$G$2]*([.B213]/2))/100);2)" office:value-type="float" office:value="0" calcext:value-type="float">
            <text:p>0,00</text:p>
          </table:table-cell>
          <table:table-cell table:formula="of:=ROUND(IF([.E213]&gt;[.$F$6];IF([.E213]-(([.B213]*[.$G$3])/100)&lt;0;[.E213];([.$G$3]*[.B213])/100);([.$G$3]*([.B213]/2))/100) ;2)" office:value-type="float" office:value="6.03" calcext:value-type="float">
            <text:p>6,03</text:p>
          </table:table-cell>
          <table:table-cell table:formula="of:=[.D213]-[.F213]" office:value-type="float" office:value="41.46" calcext:value-type="float">
            <text:p>41,46</text:p>
          </table:table-cell>
          <table:table-cell table:formula="of:=[.E213]-[.G213]" office:value-type="float" office:value="23.97" calcext:value-type="float">
            <text:p>23,97</text:p>
          </table:table-cell>
          <table:table-cell table:formula="of:=IF([.C213]=[.$L$6];IF([.H213]&lt;[.$N$6];[.$F$2];0);0)" office:value-type="float" office:value="0" calcext:value-type="float">
            <text:p>0,00</text:p>
          </table:table-cell>
          <table:table-cell table:formula="of:=IF([.I213]&lt;5;[.$F$3];0)" office:value-type="float" office:value="0" calcext:value-type="float">
            <text:p>0,00</text:p>
          </table:table-cell>
          <table:table-cell table:formula="of:=IF([.J213]=0;[.H213];[.J213])" office:value-type="float" office:value="41.46" calcext:value-type="float">
            <text:p>41,46</text:p>
          </table:table-cell>
          <table:table-cell table:formula="of:=IF([.K213]=0;[.I213];[.K213])" office:value-type="float" office:value="23.97" calcext:value-type="float">
            <text:p>23,9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2" calcext:value-type="date">
            <text:p>22.07.2014</text:p>
          </table:table-cell>
          <table:table-cell office:value-type="float" office:value="51" calcext:value-type="float">
            <text:p>51</text:p>
          </table:table-cell>
          <table:table-cell table:formula="of:=LOOKUP(WEEKDAY([.A214];2);[.$B$1:.$B$7];[.$C$1:.$C$7])" office:value-type="string" office:string-value="wtorek" calcext:value-type="string">
            <text:p>wtorek</text:p>
          </table:table-cell>
          <table:table-cell table:formula="of:=[.L213]" office:value-type="float" office:value="41.46" calcext:value-type="float">
            <text:p>41,46</text:p>
          </table:table-cell>
          <table:table-cell table:formula="of:=[.M213]" office:value-type="float" office:value="23.97" calcext:value-type="float">
            <text:p>23,97</text:p>
          </table:table-cell>
          <table:table-cell table:formula="of:=ROUND(IF([.E214]&gt;[.$F$6];IF([.E214]-(([.B214]*[.$G$3])/100)&lt;0;((([.E214]*100)/[.$G$3])*[.$G$2])/100;0);([.$G$2]*([.B214]/2))/100);2)" office:value-type="float" office:value="0" calcext:value-type="float">
            <text:p>0,00</text:p>
          </table:table-cell>
          <table:table-cell table:formula="of:=ROUND(IF([.E214]&gt;[.$F$6];IF([.E214]-(([.B214]*[.$G$3])/100)&lt;0;[.E214];([.$G$3]*[.B214])/100);([.$G$3]*([.B214]/2))/100) ;2)" office:value-type="float" office:value="4.59" calcext:value-type="float">
            <text:p>4,59</text:p>
          </table:table-cell>
          <table:table-cell table:formula="of:=[.D214]-[.F214]" office:value-type="float" office:value="41.46" calcext:value-type="float">
            <text:p>41,46</text:p>
          </table:table-cell>
          <table:table-cell table:formula="of:=[.E214]-[.G214]" office:value-type="float" office:value="19.38" calcext:value-type="float">
            <text:p>19,38</text:p>
          </table:table-cell>
          <table:table-cell table:formula="of:=IF([.C214]=[.$L$6];IF([.H214]&lt;[.$N$6];[.$F$2];0);0)" office:value-type="float" office:value="0" calcext:value-type="float">
            <text:p>0,00</text:p>
          </table:table-cell>
          <table:table-cell table:formula="of:=IF([.I214]&lt;5;[.$F$3];0)" office:value-type="float" office:value="0" calcext:value-type="float">
            <text:p>0,00</text:p>
          </table:table-cell>
          <table:table-cell table:formula="of:=IF([.J214]=0;[.H214];[.J214])" office:value-type="float" office:value="41.46" calcext:value-type="float">
            <text:p>41,46</text:p>
          </table:table-cell>
          <table:table-cell table:formula="of:=IF([.K214]=0;[.I214];[.K214])" office:value-type="float" office:value="19.38" calcext:value-type="float">
            <text:p>19,3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3" calcext:value-type="date">
            <text:p>23.07.2014</text:p>
          </table:table-cell>
          <table:table-cell office:value-type="float" office:value="34" calcext:value-type="float">
            <text:p>34</text:p>
          </table:table-cell>
          <table:table-cell table:formula="of:=LOOKUP(WEEKDAY([.A215];2);[.$B$1:.$B$7];[.$C$1:.$C$7])" office:value-type="string" office:string-value="środa" calcext:value-type="string">
            <text:p>środa</text:p>
          </table:table-cell>
          <table:table-cell table:formula="of:=[.L214]" office:value-type="float" office:value="41.46" calcext:value-type="float">
            <text:p>41,46</text:p>
          </table:table-cell>
          <table:table-cell table:formula="of:=[.M214]" office:value-type="float" office:value="19.38" calcext:value-type="float">
            <text:p>19,38</text:p>
          </table:table-cell>
          <table:table-cell table:formula="of:=ROUND(IF([.E215]&gt;[.$F$6];IF([.E215]-(([.B215]*[.$G$3])/100)&lt;0;((([.E215]*100)/[.$G$3])*[.$G$2])/100;0);([.$G$2]*([.B215]/2))/100);2)" office:value-type="float" office:value="0" calcext:value-type="float">
            <text:p>0,00</text:p>
          </table:table-cell>
          <table:table-cell table:formula="of:=ROUND(IF([.E215]&gt;[.$F$6];IF([.E215]-(([.B215]*[.$G$3])/100)&lt;0;[.E215];([.$G$3]*[.B215])/100);([.$G$3]*([.B215]/2))/100) ;2)" office:value-type="float" office:value="3.06" calcext:value-type="float">
            <text:p>3,06</text:p>
          </table:table-cell>
          <table:table-cell table:formula="of:=[.D215]-[.F215]" office:value-type="float" office:value="41.46" calcext:value-type="float">
            <text:p>41,46</text:p>
          </table:table-cell>
          <table:table-cell table:formula="of:=[.E215]-[.G215]" office:value-type="float" office:value="16.32" calcext:value-type="float">
            <text:p>16,32</text:p>
          </table:table-cell>
          <table:table-cell table:formula="of:=IF([.C215]=[.$L$6];IF([.H215]&lt;[.$N$6];[.$F$2];0);0)" office:value-type="float" office:value="0" calcext:value-type="float">
            <text:p>0,00</text:p>
          </table:table-cell>
          <table:table-cell table:formula="of:=IF([.I215]&lt;5;[.$F$3];0)" office:value-type="float" office:value="0" calcext:value-type="float">
            <text:p>0,00</text:p>
          </table:table-cell>
          <table:table-cell table:formula="of:=IF([.J215]=0;[.H215];[.J215])" office:value-type="float" office:value="41.46" calcext:value-type="float">
            <text:p>41,46</text:p>
          </table:table-cell>
          <table:table-cell table:formula="of:=IF([.K215]=0;[.I215];[.K215])" office:value-type="float" office:value="16.32" calcext:value-type="float">
            <text:p>16,3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4" calcext:value-type="date">
            <text:p>24.07.2014</text:p>
          </table:table-cell>
          <table:table-cell office:value-type="float" office:value="108" calcext:value-type="float">
            <text:p>108</text:p>
          </table:table-cell>
          <table:table-cell table:formula="of:=LOOKUP(WEEKDAY([.A216];2);[.$B$1:.$B$7];[.$C$1:.$C$7])" office:value-type="string" office:string-value="czwartek" calcext:value-type="string">
            <text:p>czwartek</text:p>
          </table:table-cell>
          <table:table-cell table:formula="of:=[.L215]" office:value-type="float" office:value="41.46" calcext:value-type="float">
            <text:p>41,46</text:p>
          </table:table-cell>
          <table:table-cell table:formula="of:=[.M215]" office:value-type="float" office:value="16.32" calcext:value-type="float">
            <text:p>16,32</text:p>
          </table:table-cell>
          <table:table-cell table:formula="of:=ROUND(IF([.E216]&gt;[.$F$6];IF([.E216]-(([.B216]*[.$G$3])/100)&lt;0;((([.E216]*100)/[.$G$3])*[.$G$2])/100;0);([.$G$2]*([.B216]/2))/100);2)" office:value-type="float" office:value="0" calcext:value-type="float">
            <text:p>0,00</text:p>
          </table:table-cell>
          <table:table-cell table:formula="of:=ROUND(IF([.E216]&gt;[.$F$6];IF([.E216]-(([.B216]*[.$G$3])/100)&lt;0;[.E216];([.$G$3]*[.B216])/100);([.$G$3]*([.B216]/2))/100) ;2)" office:value-type="float" office:value="9.72" calcext:value-type="float">
            <text:p>9,72</text:p>
          </table:table-cell>
          <table:table-cell table:formula="of:=[.D216]-[.F216]" office:value-type="float" office:value="41.46" calcext:value-type="float">
            <text:p>41,46</text:p>
          </table:table-cell>
          <table:table-cell table:formula="of:=[.E216]-[.G216]" office:value-type="float" office:value="6.6" calcext:value-type="float">
            <text:p>6,60</text:p>
          </table:table-cell>
          <table:table-cell table:formula="of:=IF([.C216]=[.$L$6];IF([.H216]&lt;[.$N$6];[.$F$2];0);0)" office:value-type="float" office:value="0" calcext:value-type="float">
            <text:p>0,00</text:p>
          </table:table-cell>
          <table:table-cell table:formula="of:=IF([.I216]&lt;5;[.$F$3];0)" office:value-type="float" office:value="0" calcext:value-type="float">
            <text:p>0,00</text:p>
          </table:table-cell>
          <table:table-cell table:formula="of:=IF([.J216]=0;[.H216];[.J216])" office:value-type="float" office:value="41.46" calcext:value-type="float">
            <text:p>41,46</text:p>
          </table:table-cell>
          <table:table-cell table:formula="of:=IF([.K216]=0;[.I216];[.K216])" office:value-type="float" office:value="6.6" calcext:value-type="float">
            <text:p>6,6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5" calcext:value-type="date">
            <text:p>25.07.2014</text:p>
          </table:table-cell>
          <table:table-cell office:value-type="float" office:value="64" calcext:value-type="float">
            <text:p>64</text:p>
          </table:table-cell>
          <table:table-cell table:formula="of:=LOOKUP(WEEKDAY([.A217];2);[.$B$1:.$B$7];[.$C$1:.$C$7])" office:value-type="string" office:string-value="piątek" calcext:value-type="string">
            <text:p>piątek</text:p>
          </table:table-cell>
          <table:table-cell table:formula="of:=[.L216]" office:value-type="float" office:value="41.46" calcext:value-type="float">
            <text:p>41,46</text:p>
          </table:table-cell>
          <table:table-cell table:formula="of:=[.M216]" office:value-type="float" office:value="6.6" calcext:value-type="float">
            <text:p>6,60</text:p>
          </table:table-cell>
          <table:table-cell table:formula="of:=ROUND(IF([.E217]&gt;[.$F$6];IF([.E217]-(([.B217]*[.$G$3])/100)&lt;0;((([.E217]*100)/[.$G$3])*[.$G$2])/100;0);([.$G$2]*([.B217]/2))/100);2)" office:value-type="float" office:value="1.92" calcext:value-type="float">
            <text:p>1,92</text:p>
          </table:table-cell>
          <table:table-cell table:formula="of:=ROUND(IF([.E217]&gt;[.$F$6];IF([.E217]-(([.B217]*[.$G$3])/100)&lt;0;[.E217];([.$G$3]*[.B217])/100);([.$G$3]*([.B217]/2))/100) ;2)" office:value-type="float" office:value="2.88" calcext:value-type="float">
            <text:p>2,88</text:p>
          </table:table-cell>
          <table:table-cell table:formula="of:=[.D217]-[.F217]" office:value-type="float" office:value="39.54" calcext:value-type="float">
            <text:p>39,54</text:p>
          </table:table-cell>
          <table:table-cell table:formula="of:=[.E217]-[.G217]" office:value-type="float" office:value="3.72" calcext:value-type="float">
            <text:p>3,72</text:p>
          </table:table-cell>
          <table:table-cell table:formula="of:=IF([.C217]=[.$L$6];IF([.H217]&lt;[.$N$6];[.$F$2];0);0)" office:value-type="float" office:value="0" calcext:value-type="float">
            <text:p>0,00</text:p>
          </table:table-cell>
          <table:table-cell table:formula="of:=IF([.I217]&lt;5;[.$F$3];0)" office:value-type="float" office:value="30" calcext:value-type="float">
            <text:p>30,00</text:p>
          </table:table-cell>
          <table:table-cell table:formula="of:=IF([.J217]=0;[.H217];[.J217])" office:value-type="float" office:value="39.54" calcext:value-type="float">
            <text:p>39,54</text:p>
          </table:table-cell>
          <table:table-cell table:formula="of:=IF([.K217]=0;[.I217];[.K21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6" calcext:value-type="date">
            <text:p>26.07.2014</text:p>
          </table:table-cell>
          <table:table-cell office:value-type="float" office:value="53" calcext:value-type="float">
            <text:p>53</text:p>
          </table:table-cell>
          <table:table-cell table:formula="of:=LOOKUP(WEEKDAY([.A218];2);[.$B$1:.$B$7];[.$C$1:.$C$7])" office:value-type="string" office:string-value="sobota" calcext:value-type="string">
            <text:p>sobota</text:p>
          </table:table-cell>
          <table:table-cell table:formula="of:=[.L217]" office:value-type="float" office:value="39.54" calcext:value-type="float">
            <text:p>39,54</text:p>
          </table:table-cell>
          <table:table-cell table:formula="of:=[.M217]" office:value-type="float" office:value="30" calcext:value-type="float">
            <text:p>30,00</text:p>
          </table:table-cell>
          <table:table-cell table:formula="of:=ROUND(IF([.E218]&gt;[.$F$6];IF([.E218]-(([.B218]*[.$G$3])/100)&lt;0;((([.E218]*100)/[.$G$3])*[.$G$2])/100;0);([.$G$2]*([.B218]/2))/100);2)" office:value-type="float" office:value="0" calcext:value-type="float">
            <text:p>0,00</text:p>
          </table:table-cell>
          <table:table-cell table:formula="of:=ROUND(IF([.E218]&gt;[.$F$6];IF([.E218]-(([.B218]*[.$G$3])/100)&lt;0;[.E218];([.$G$3]*[.B218])/100);([.$G$3]*([.B218]/2))/100) ;2)" office:value-type="float" office:value="4.77" calcext:value-type="float">
            <text:p>4,77</text:p>
          </table:table-cell>
          <table:table-cell table:formula="of:=[.D218]-[.F218]" office:value-type="float" office:value="39.54" calcext:value-type="float">
            <text:p>39,54</text:p>
          </table:table-cell>
          <table:table-cell table:formula="of:=[.E218]-[.G218]" office:value-type="float" office:value="25.23" calcext:value-type="float">
            <text:p>25,23</text:p>
          </table:table-cell>
          <table:table-cell table:formula="of:=IF([.C218]=[.$L$6];IF([.H218]&lt;[.$N$6];[.$F$2];0);0)" office:value-type="float" office:value="0" calcext:value-type="float">
            <text:p>0,00</text:p>
          </table:table-cell>
          <table:table-cell table:formula="of:=IF([.I218]&lt;5;[.$F$3];0)" office:value-type="float" office:value="0" calcext:value-type="float">
            <text:p>0,00</text:p>
          </table:table-cell>
          <table:table-cell table:formula="of:=IF([.J218]=0;[.H218];[.J218])" office:value-type="float" office:value="39.54" calcext:value-type="float">
            <text:p>39,54</text:p>
          </table:table-cell>
          <table:table-cell table:formula="of:=IF([.K218]=0;[.I218];[.K218])" office:value-type="float" office:value="25.23" calcext:value-type="float">
            <text:p>25,2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7" calcext:value-type="date">
            <text:p>27.07.2014</text:p>
          </table:table-cell>
          <table:table-cell office:value-type="float" office:value="66" calcext:value-type="float">
            <text:p>66</text:p>
          </table:table-cell>
          <table:table-cell table:formula="of:=LOOKUP(WEEKDAY([.A219];2);[.$B$1:.$B$7];[.$C$1:.$C$7])" office:value-type="string" office:string-value="niedziela" calcext:value-type="string">
            <text:p>niedziela</text:p>
          </table:table-cell>
          <table:table-cell table:formula="of:=[.L218]" office:value-type="float" office:value="39.54" calcext:value-type="float">
            <text:p>39,54</text:p>
          </table:table-cell>
          <table:table-cell table:formula="of:=[.M218]" office:value-type="float" office:value="25.23" calcext:value-type="float">
            <text:p>25,23</text:p>
          </table:table-cell>
          <table:table-cell table:formula="of:=ROUND(IF([.E219]&gt;[.$F$6];IF([.E219]-(([.B219]*[.$G$3])/100)&lt;0;((([.E219]*100)/[.$G$3])*[.$G$2])/100;0);([.$G$2]*([.B219]/2))/100);2)" office:value-type="float" office:value="0" calcext:value-type="float">
            <text:p>0,00</text:p>
          </table:table-cell>
          <table:table-cell table:formula="of:=ROUND(IF([.E219]&gt;[.$F$6];IF([.E219]-(([.B219]*[.$G$3])/100)&lt;0;[.E219];([.$G$3]*[.B219])/100);([.$G$3]*([.B219]/2))/100) ;2)" office:value-type="float" office:value="5.94" calcext:value-type="float">
            <text:p>5,94</text:p>
          </table:table-cell>
          <table:table-cell table:formula="of:=[.D219]-[.F219]" office:value-type="float" office:value="39.54" calcext:value-type="float">
            <text:p>39,54</text:p>
          </table:table-cell>
          <table:table-cell table:formula="of:=[.E219]-[.G219]" office:value-type="float" office:value="19.29" calcext:value-type="float">
            <text:p>19,29</text:p>
          </table:table-cell>
          <table:table-cell table:formula="of:=IF([.C219]=[.$L$6];IF([.H219]&lt;[.$N$6];[.$F$2];0);0)" office:value-type="float" office:value="0" calcext:value-type="float">
            <text:p>0,00</text:p>
          </table:table-cell>
          <table:table-cell table:formula="of:=IF([.I219]&lt;5;[.$F$3];0)" office:value-type="float" office:value="0" calcext:value-type="float">
            <text:p>0,00</text:p>
          </table:table-cell>
          <table:table-cell table:formula="of:=IF([.J219]=0;[.H219];[.J219])" office:value-type="float" office:value="39.54" calcext:value-type="float">
            <text:p>39,54</text:p>
          </table:table-cell>
          <table:table-cell table:formula="of:=IF([.K219]=0;[.I219];[.K219])" office:value-type="float" office:value="19.29" calcext:value-type="float">
            <text:p>19,2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8" calcext:value-type="date">
            <text:p>28.07.2014</text:p>
          </table:table-cell>
          <table:table-cell office:value-type="float" office:value="109" calcext:value-type="float">
            <text:p>109</text:p>
          </table:table-cell>
          <table:table-cell table:formula="of:=LOOKUP(WEEKDAY([.A220];2);[.$B$1:.$B$7];[.$C$1:.$C$7])" office:value-type="string" office:string-value="poniedziałek" calcext:value-type="string">
            <text:p>poniedziałek</text:p>
          </table:table-cell>
          <table:table-cell table:formula="of:=[.L219]" office:value-type="float" office:value="39.54" calcext:value-type="float">
            <text:p>39,54</text:p>
          </table:table-cell>
          <table:table-cell table:formula="of:=[.M219]" office:value-type="float" office:value="19.29" calcext:value-type="float">
            <text:p>19,29</text:p>
          </table:table-cell>
          <table:table-cell table:formula="of:=ROUND(IF([.E220]&gt;[.$F$6];IF([.E220]-(([.B220]*[.$G$3])/100)&lt;0;((([.E220]*100)/[.$G$3])*[.$G$2])/100;0);([.$G$2]*([.B220]/2))/100);2)" office:value-type="float" office:value="0" calcext:value-type="float">
            <text:p>0,00</text:p>
          </table:table-cell>
          <table:table-cell table:formula="of:=ROUND(IF([.E220]&gt;[.$F$6];IF([.E220]-(([.B220]*[.$G$3])/100)&lt;0;[.E220];([.$G$3]*[.B220])/100);([.$G$3]*([.B220]/2))/100) ;2)" office:value-type="float" office:value="9.81" calcext:value-type="float">
            <text:p>9,81</text:p>
          </table:table-cell>
          <table:table-cell table:formula="of:=[.D220]-[.F220]" office:value-type="float" office:value="39.54" calcext:value-type="float">
            <text:p>39,54</text:p>
          </table:table-cell>
          <table:table-cell table:formula="of:=[.E220]-[.G220]" office:value-type="float" office:value="9.48" calcext:value-type="float">
            <text:p>9,48</text:p>
          </table:table-cell>
          <table:table-cell table:formula="of:=IF([.C220]=[.$L$6];IF([.H220]&lt;[.$N$6];[.$F$2];0);0)" office:value-type="float" office:value="0" calcext:value-type="float">
            <text:p>0,00</text:p>
          </table:table-cell>
          <table:table-cell table:formula="of:=IF([.I220]&lt;5;[.$F$3];0)" office:value-type="float" office:value="0" calcext:value-type="float">
            <text:p>0,00</text:p>
          </table:table-cell>
          <table:table-cell table:formula="of:=IF([.J220]=0;[.H220];[.J220])" office:value-type="float" office:value="39.54" calcext:value-type="float">
            <text:p>39,54</text:p>
          </table:table-cell>
          <table:table-cell table:formula="of:=IF([.K220]=0;[.I220];[.K220])" office:value-type="float" office:value="9.48" calcext:value-type="float">
            <text:p>9,4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29" calcext:value-type="date">
            <text:p>29.07.2014</text:p>
          </table:table-cell>
          <table:table-cell office:value-type="float" office:value="70" calcext:value-type="float">
            <text:p>70</text:p>
          </table:table-cell>
          <table:table-cell table:formula="of:=LOOKUP(WEEKDAY([.A221];2);[.$B$1:.$B$7];[.$C$1:.$C$7])" office:value-type="string" office:string-value="wtorek" calcext:value-type="string">
            <text:p>wtorek</text:p>
          </table:table-cell>
          <table:table-cell table:formula="of:=[.L220]" office:value-type="float" office:value="39.54" calcext:value-type="float">
            <text:p>39,54</text:p>
          </table:table-cell>
          <table:table-cell table:formula="of:=[.M220]" office:value-type="float" office:value="9.48" calcext:value-type="float">
            <text:p>9,48</text:p>
          </table:table-cell>
          <table:table-cell table:formula="of:=ROUND(IF([.E221]&gt;[.$F$6];IF([.E221]-(([.B221]*[.$G$3])/100)&lt;0;((([.E221]*100)/[.$G$3])*[.$G$2])/100;0);([.$G$2]*([.B221]/2))/100);2)" office:value-type="float" office:value="2.1" calcext:value-type="float">
            <text:p>2,10</text:p>
          </table:table-cell>
          <table:table-cell table:formula="of:=ROUND(IF([.E221]&gt;[.$F$6];IF([.E221]-(([.B221]*[.$G$3])/100)&lt;0;[.E221];([.$G$3]*[.B221])/100);([.$G$3]*([.B221]/2))/100) ;2)" office:value-type="float" office:value="3.15" calcext:value-type="float">
            <text:p>3,15</text:p>
          </table:table-cell>
          <table:table-cell table:formula="of:=[.D221]-[.F221]" office:value-type="float" office:value="37.44" calcext:value-type="float">
            <text:p>37,44</text:p>
          </table:table-cell>
          <table:table-cell table:formula="of:=[.E221]-[.G221]" office:value-type="float" office:value="6.33" calcext:value-type="float">
            <text:p>6,33</text:p>
          </table:table-cell>
          <table:table-cell table:formula="of:=IF([.C221]=[.$L$6];IF([.H221]&lt;[.$N$6];[.$F$2];0);0)" office:value-type="float" office:value="0" calcext:value-type="float">
            <text:p>0,00</text:p>
          </table:table-cell>
          <table:table-cell table:formula="of:=IF([.I221]&lt;5;[.$F$3];0)" office:value-type="float" office:value="0" calcext:value-type="float">
            <text:p>0,00</text:p>
          </table:table-cell>
          <table:table-cell table:formula="of:=IF([.J221]=0;[.H221];[.J221])" office:value-type="float" office:value="37.44" calcext:value-type="float">
            <text:p>37,44</text:p>
          </table:table-cell>
          <table:table-cell table:formula="of:=IF([.K221]=0;[.I221];[.K221])" office:value-type="float" office:value="6.33" calcext:value-type="float">
            <text:p>6,3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7-30" calcext:value-type="date">
            <text:p>30.07.2014</text:p>
          </table:table-cell>
          <table:table-cell office:value-type="float" office:value="29" calcext:value-type="float">
            <text:p>29</text:p>
          </table:table-cell>
          <table:table-cell table:formula="of:=LOOKUP(WEEKDAY([.A222];2);[.$B$1:.$B$7];[.$C$1:.$C$7])" office:value-type="string" office:string-value="środa" calcext:value-type="string">
            <text:p>środa</text:p>
          </table:table-cell>
          <table:table-cell table:formula="of:=[.L221]" office:value-type="float" office:value="37.44" calcext:value-type="float">
            <text:p>37,44</text:p>
          </table:table-cell>
          <table:table-cell table:formula="of:=[.M221]" office:value-type="float" office:value="6.33" calcext:value-type="float">
            <text:p>6,33</text:p>
          </table:table-cell>
          <table:table-cell table:formula="of:=ROUND(IF([.E222]&gt;[.$F$6];IF([.E222]-(([.B222]*[.$G$3])/100)&lt;0;((([.E222]*100)/[.$G$3])*[.$G$2])/100;0);([.$G$2]*([.B222]/2))/100);2)" office:value-type="float" office:value="0.87" calcext:value-type="float">
            <text:p>0,87</text:p>
          </table:table-cell>
          <table:table-cell table:formula="of:=ROUND(IF([.E222]&gt;[.$F$6];IF([.E222]-(([.B222]*[.$G$3])/100)&lt;0;[.E222];([.$G$3]*[.B222])/100);([.$G$3]*([.B222]/2))/100) ;2)" office:value-type="float" office:value="1.31" calcext:value-type="float">
            <text:p>1,31</text:p>
          </table:table-cell>
          <table:table-cell table:formula="of:=[.D222]-[.F222]" office:value-type="float" office:value="36.57" calcext:value-type="float">
            <text:p>36,57</text:p>
          </table:table-cell>
          <table:table-cell table:formula="of:=[.E222]-[.G222]" office:value-type="float" office:value="5.02" calcext:value-type="float">
            <text:p>5,02</text:p>
          </table:table-cell>
          <table:table-cell table:formula="of:=IF([.C222]=[.$L$6];IF([.H222]&lt;[.$N$6];[.$F$2];0);0)" office:value-type="float" office:value="0" calcext:value-type="float">
            <text:p>0,00</text:p>
          </table:table-cell>
          <table:table-cell table:formula="of:=IF([.I222]&lt;5;[.$F$3];0)" office:value-type="float" office:value="0" calcext:value-type="float">
            <text:p>0,00</text:p>
          </table:table-cell>
          <table:table-cell table:formula="of:=IF([.J222]=0;[.H222];[.J222])" office:value-type="float" office:value="36.57" calcext:value-type="float">
            <text:p>36,57</text:p>
          </table:table-cell>
          <table:table-cell table:formula="of:=IF([.K222]=0;[.I222];[.K222])" office:value-type="float" office:value="5.02" calcext:value-type="float">
            <text:p>5,02</text:p>
          </table:table-cell>
          <table:table-cell table:number-columns-repeated="5"/>
        </table:table-row>
        <table:table-row table:style-name="ro2">
          <table:table-cell office:value-type="date" office:date-value="2014-07-31" calcext:value-type="date">
            <text:p>31.07.2014</text:p>
          </table:table-cell>
          <table:table-cell office:value-type="float" office:value="41" calcext:value-type="float">
            <text:p>41</text:p>
          </table:table-cell>
          <table:table-cell table:formula="of:=LOOKUP(WEEKDAY([.A223];2);[.$B$1:.$B$7];[.$C$1:.$C$7])" office:value-type="string" office:string-value="czwartek" calcext:value-type="string">
            <text:p>czwartek</text:p>
          </table:table-cell>
          <table:table-cell table:formula="of:=[.L222]" office:value-type="float" office:value="36.57" calcext:value-type="float">
            <text:p>36,57</text:p>
          </table:table-cell>
          <table:table-cell table:formula="of:=[.M222]" office:value-type="float" office:value="5.02" calcext:value-type="float">
            <text:p>5,02</text:p>
          </table:table-cell>
          <table:table-cell table:formula="of:=ROUND(IF([.E223]&gt;[.$F$6];IF([.E223]-(([.B223]*[.$G$3])/100)&lt;0;((([.E223]*100)/[.$G$3])*[.$G$2])/100;0);([.$G$2]*([.B223]/2))/100);2)" office:value-type="float" office:value="1.23" calcext:value-type="float">
            <text:p>1,23</text:p>
          </table:table-cell>
          <table:table-cell table:formula="of:=ROUND(IF([.E223]&gt;[.$F$6];IF([.E223]-(([.B223]*[.$G$3])/100)&lt;0;[.E223];([.$G$3]*[.B223])/100);([.$G$3]*([.B223]/2))/100) ;2)" office:value-type="float" office:value="1.85" calcext:value-type="float">
            <text:p>1,85</text:p>
          </table:table-cell>
          <table:table-cell table:formula="of:=[.D223]-[.F223]" office:value-type="float" office:value="35.34" calcext:value-type="float">
            <text:p>35,34</text:p>
          </table:table-cell>
          <table:table-cell table:formula="of:=[.E223]-[.G223]" office:value-type="float" office:value="3.17" calcext:value-type="float">
            <text:p>3,17</text:p>
          </table:table-cell>
          <table:table-cell table:formula="of:=IF([.C223]=[.$L$6];IF([.H223]&lt;[.$N$6];[.$F$2];0);0)" office:value-type="float" office:value="45" calcext:value-type="float">
            <text:p>45,00</text:p>
          </table:table-cell>
          <table:table-cell table:formula="of:=IF([.I223]&lt;5;[.$F$3];0)" office:value-type="float" office:value="30" calcext:value-type="float">
            <text:p>30,00</text:p>
          </table:table-cell>
          <table:table-cell table:formula="of:=IF([.J223]=0;[.H223];[.J223])" office:value-type="float" office:value="45" calcext:value-type="float">
            <text:p>45,00</text:p>
          </table:table-cell>
          <table:table-cell table:formula="of:=IF([.K223]=0;[.I223];[.K22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1" calcext:value-type="date">
            <text:p>1.08.2014</text:p>
          </table:table-cell>
          <table:table-cell office:value-type="float" office:value="41" calcext:value-type="float">
            <text:p>41</text:p>
          </table:table-cell>
          <table:table-cell table:formula="of:=LOOKUP(WEEKDAY([.A224];2);[.$B$1:.$B$7];[.$C$1:.$C$7])" office:value-type="string" office:string-value="piątek" calcext:value-type="string">
            <text:p>piątek</text:p>
          </table:table-cell>
          <table:table-cell table:formula="of:=[.L223]" office:value-type="float" office:value="45" calcext:value-type="float">
            <text:p>45,00</text:p>
          </table:table-cell>
          <table:table-cell table:formula="of:=[.M223]" office:value-type="float" office:value="30" calcext:value-type="float">
            <text:p>30,00</text:p>
          </table:table-cell>
          <table:table-cell table:formula="of:=ROUND(IF([.E224]&gt;[.$F$6];IF([.E224]-(([.B224]*[.$G$3])/100)&lt;0;((([.E224]*100)/[.$G$3])*[.$G$2])/100;0);([.$G$2]*([.B224]/2))/100);2)" office:value-type="float" office:value="0" calcext:value-type="float">
            <text:p>0,00</text:p>
          </table:table-cell>
          <table:table-cell table:formula="of:=ROUND(IF([.E224]&gt;[.$F$6];IF([.E224]-(([.B224]*[.$G$3])/100)&lt;0;[.E224];([.$G$3]*[.B224])/100);([.$G$3]*([.B224]/2))/100) ;2)" office:value-type="float" office:value="3.69" calcext:value-type="float">
            <text:p>3,69</text:p>
          </table:table-cell>
          <table:table-cell table:formula="of:=[.D224]-[.F224]" office:value-type="float" office:value="45" calcext:value-type="float">
            <text:p>45,00</text:p>
          </table:table-cell>
          <table:table-cell table:formula="of:=[.E224]-[.G224]" office:value-type="float" office:value="26.31" calcext:value-type="float">
            <text:p>26,31</text:p>
          </table:table-cell>
          <table:table-cell table:formula="of:=IF([.C224]=[.$L$6];IF([.H224]&lt;[.$N$6];[.$F$2];0);0)" office:value-type="float" office:value="0" calcext:value-type="float">
            <text:p>0,00</text:p>
          </table:table-cell>
          <table:table-cell table:formula="of:=IF([.I224]&lt;5;[.$F$3];0)" office:value-type="float" office:value="0" calcext:value-type="float">
            <text:p>0,00</text:p>
          </table:table-cell>
          <table:table-cell table:formula="of:=IF([.J224]=0;[.H224];[.J224])" office:value-type="float" office:value="45" calcext:value-type="float">
            <text:p>45,00</text:p>
          </table:table-cell>
          <table:table-cell table:formula="of:=IF([.K224]=0;[.I224];[.K224])" office:value-type="float" office:value="26.31" calcext:value-type="float">
            <text:p>26,3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2" calcext:value-type="date">
            <text:p>2.08.2014</text:p>
          </table:table-cell>
          <table:table-cell office:value-type="float" office:value="116" calcext:value-type="float">
            <text:p>116</text:p>
          </table:table-cell>
          <table:table-cell table:formula="of:=LOOKUP(WEEKDAY([.A225];2);[.$B$1:.$B$7];[.$C$1:.$C$7])" office:value-type="string" office:string-value="sobota" calcext:value-type="string">
            <text:p>sobota</text:p>
          </table:table-cell>
          <table:table-cell table:formula="of:=[.L224]" office:value-type="float" office:value="45" calcext:value-type="float">
            <text:p>45,00</text:p>
          </table:table-cell>
          <table:table-cell table:formula="of:=[.M224]" office:value-type="float" office:value="26.31" calcext:value-type="float">
            <text:p>26,31</text:p>
          </table:table-cell>
          <table:table-cell table:formula="of:=ROUND(IF([.E225]&gt;[.$F$6];IF([.E225]-(([.B225]*[.$G$3])/100)&lt;0;((([.E225]*100)/[.$G$3])*[.$G$2])/100;0);([.$G$2]*([.B225]/2))/100);2)" office:value-type="float" office:value="0" calcext:value-type="float">
            <text:p>0,00</text:p>
          </table:table-cell>
          <table:table-cell table:formula="of:=ROUND(IF([.E225]&gt;[.$F$6];IF([.E225]-(([.B225]*[.$G$3])/100)&lt;0;[.E225];([.$G$3]*[.B225])/100);([.$G$3]*([.B225]/2))/100) ;2)" office:value-type="float" office:value="10.44" calcext:value-type="float">
            <text:p>10,44</text:p>
          </table:table-cell>
          <table:table-cell table:formula="of:=[.D225]-[.F225]" office:value-type="float" office:value="45" calcext:value-type="float">
            <text:p>45,00</text:p>
          </table:table-cell>
          <table:table-cell table:formula="of:=[.E225]-[.G225]" office:value-type="float" office:value="15.87" calcext:value-type="float">
            <text:p>15,87</text:p>
          </table:table-cell>
          <table:table-cell table:formula="of:=IF([.C225]=[.$L$6];IF([.H225]&lt;[.$N$6];[.$F$2];0);0)" office:value-type="float" office:value="0" calcext:value-type="float">
            <text:p>0,00</text:p>
          </table:table-cell>
          <table:table-cell table:formula="of:=IF([.I225]&lt;5;[.$F$3];0)" office:value-type="float" office:value="0" calcext:value-type="float">
            <text:p>0,00</text:p>
          </table:table-cell>
          <table:table-cell table:formula="of:=IF([.J225]=0;[.H225];[.J225])" office:value-type="float" office:value="45" calcext:value-type="float">
            <text:p>45,00</text:p>
          </table:table-cell>
          <table:table-cell table:formula="of:=IF([.K225]=0;[.I225];[.K225])" office:value-type="float" office:value="15.87" calcext:value-type="float">
            <text:p>15,8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3" calcext:value-type="date">
            <text:p>3.08.2014</text:p>
          </table:table-cell>
          <table:table-cell office:value-type="float" office:value="128" calcext:value-type="float">
            <text:p>128</text:p>
          </table:table-cell>
          <table:table-cell table:formula="of:=LOOKUP(WEEKDAY([.A226];2);[.$B$1:.$B$7];[.$C$1:.$C$7])" office:value-type="string" office:string-value="niedziela" calcext:value-type="string">
            <text:p>niedziela</text:p>
          </table:table-cell>
          <table:table-cell table:formula="of:=[.L225]" office:value-type="float" office:value="45" calcext:value-type="float">
            <text:p>45,00</text:p>
          </table:table-cell>
          <table:table-cell table:formula="of:=[.M225]" office:value-type="float" office:value="15.87" calcext:value-type="float">
            <text:p>15,87</text:p>
          </table:table-cell>
          <table:table-cell table:formula="of:=ROUND(IF([.E226]&gt;[.$F$6];IF([.E226]-(([.B226]*[.$G$3])/100)&lt;0;((([.E226]*100)/[.$G$3])*[.$G$2])/100;0);([.$G$2]*([.B226]/2))/100);2)" office:value-type="float" office:value="0" calcext:value-type="float">
            <text:p>0,00</text:p>
          </table:table-cell>
          <table:table-cell table:formula="of:=ROUND(IF([.E226]&gt;[.$F$6];IF([.E226]-(([.B226]*[.$G$3])/100)&lt;0;[.E226];([.$G$3]*[.B226])/100);([.$G$3]*([.B226]/2))/100) ;2)" office:value-type="float" office:value="11.52" calcext:value-type="float">
            <text:p>11,52</text:p>
          </table:table-cell>
          <table:table-cell table:formula="of:=[.D226]-[.F226]" office:value-type="float" office:value="45" calcext:value-type="float">
            <text:p>45,00</text:p>
          </table:table-cell>
          <table:table-cell table:formula="of:=[.E226]-[.G226]" office:value-type="float" office:value="4.35" calcext:value-type="float">
            <text:p>4,35</text:p>
          </table:table-cell>
          <table:table-cell table:formula="of:=IF([.C226]=[.$L$6];IF([.H226]&lt;[.$N$6];[.$F$2];0);0)" office:value-type="float" office:value="0" calcext:value-type="float">
            <text:p>0,00</text:p>
          </table:table-cell>
          <table:table-cell table:formula="of:=IF([.I226]&lt;5;[.$F$3];0)" office:value-type="float" office:value="30" calcext:value-type="float">
            <text:p>30,00</text:p>
          </table:table-cell>
          <table:table-cell table:formula="of:=IF([.J226]=0;[.H226];[.J226])" office:value-type="float" office:value="45" calcext:value-type="float">
            <text:p>45,00</text:p>
          </table:table-cell>
          <table:table-cell table:formula="of:=IF([.K226]=0;[.I226];[.K22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4" calcext:value-type="date">
            <text:p>4.08.2014</text:p>
          </table:table-cell>
          <table:table-cell office:value-type="float" office:value="66" calcext:value-type="float">
            <text:p>66</text:p>
          </table:table-cell>
          <table:table-cell table:formula="of:=LOOKUP(WEEKDAY([.A227];2);[.$B$1:.$B$7];[.$C$1:.$C$7])" office:value-type="string" office:string-value="poniedziałek" calcext:value-type="string">
            <text:p>poniedziałek</text:p>
          </table:table-cell>
          <table:table-cell table:formula="of:=[.L226]" office:value-type="float" office:value="45" calcext:value-type="float">
            <text:p>45,00</text:p>
          </table:table-cell>
          <table:table-cell table:formula="of:=[.M226]" office:value-type="float" office:value="30" calcext:value-type="float">
            <text:p>30,00</text:p>
          </table:table-cell>
          <table:table-cell table:formula="of:=ROUND(IF([.E227]&gt;[.$F$6];IF([.E227]-(([.B227]*[.$G$3])/100)&lt;0;((([.E227]*100)/[.$G$3])*[.$G$2])/100;0);([.$G$2]*([.B227]/2))/100);2)" office:value-type="float" office:value="0" calcext:value-type="float">
            <text:p>0,00</text:p>
          </table:table-cell>
          <table:table-cell table:formula="of:=ROUND(IF([.E227]&gt;[.$F$6];IF([.E227]-(([.B227]*[.$G$3])/100)&lt;0;[.E227];([.$G$3]*[.B227])/100);([.$G$3]*([.B227]/2))/100) ;2)" office:value-type="float" office:value="5.94" calcext:value-type="float">
            <text:p>5,94</text:p>
          </table:table-cell>
          <table:table-cell table:formula="of:=[.D227]-[.F227]" office:value-type="float" office:value="45" calcext:value-type="float">
            <text:p>45,00</text:p>
          </table:table-cell>
          <table:table-cell table:formula="of:=[.E227]-[.G227]" office:value-type="float" office:value="24.06" calcext:value-type="float">
            <text:p>24,06</text:p>
          </table:table-cell>
          <table:table-cell table:formula="of:=IF([.C227]=[.$L$6];IF([.H227]&lt;[.$N$6];[.$F$2];0);0)" office:value-type="float" office:value="0" calcext:value-type="float">
            <text:p>0,00</text:p>
          </table:table-cell>
          <table:table-cell table:formula="of:=IF([.I227]&lt;5;[.$F$3];0)" office:value-type="float" office:value="0" calcext:value-type="float">
            <text:p>0,00</text:p>
          </table:table-cell>
          <table:table-cell table:formula="of:=IF([.J227]=0;[.H227];[.J227])" office:value-type="float" office:value="45" calcext:value-type="float">
            <text:p>45,00</text:p>
          </table:table-cell>
          <table:table-cell table:formula="of:=IF([.K227]=0;[.I227];[.K227])" office:value-type="float" office:value="24.06" calcext:value-type="float">
            <text:p>24,0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5" calcext:value-type="date">
            <text:p>5.08.2014</text:p>
          </table:table-cell>
          <table:table-cell office:value-type="float" office:value="129" calcext:value-type="float">
            <text:p>129</text:p>
          </table:table-cell>
          <table:table-cell table:formula="of:=LOOKUP(WEEKDAY([.A228];2);[.$B$1:.$B$7];[.$C$1:.$C$7])" office:value-type="string" office:string-value="wtorek" calcext:value-type="string">
            <text:p>wtorek</text:p>
          </table:table-cell>
          <table:table-cell table:formula="of:=[.L227]" office:value-type="float" office:value="45" calcext:value-type="float">
            <text:p>45,00</text:p>
          </table:table-cell>
          <table:table-cell table:formula="of:=[.M227]" office:value-type="float" office:value="24.06" calcext:value-type="float">
            <text:p>24,06</text:p>
          </table:table-cell>
          <table:table-cell table:formula="of:=ROUND(IF([.E228]&gt;[.$F$6];IF([.E228]-(([.B228]*[.$G$3])/100)&lt;0;((([.E228]*100)/[.$G$3])*[.$G$2])/100;0);([.$G$2]*([.B228]/2))/100);2)" office:value-type="float" office:value="0" calcext:value-type="float">
            <text:p>0,00</text:p>
          </table:table-cell>
          <table:table-cell table:formula="of:=ROUND(IF([.E228]&gt;[.$F$6];IF([.E228]-(([.B228]*[.$G$3])/100)&lt;0;[.E228];([.$G$3]*[.B228])/100);([.$G$3]*([.B228]/2))/100) ;2)" office:value-type="float" office:value="11.61" calcext:value-type="float">
            <text:p>11,61</text:p>
          </table:table-cell>
          <table:table-cell table:formula="of:=[.D228]-[.F228]" office:value-type="float" office:value="45" calcext:value-type="float">
            <text:p>45,00</text:p>
          </table:table-cell>
          <table:table-cell table:formula="of:=[.E228]-[.G228]" office:value-type="float" office:value="12.45" calcext:value-type="float">
            <text:p>12,45</text:p>
          </table:table-cell>
          <table:table-cell table:formula="of:=IF([.C228]=[.$L$6];IF([.H228]&lt;[.$N$6];[.$F$2];0);0)" office:value-type="float" office:value="0" calcext:value-type="float">
            <text:p>0,00</text:p>
          </table:table-cell>
          <table:table-cell table:formula="of:=IF([.I228]&lt;5;[.$F$3];0)" office:value-type="float" office:value="0" calcext:value-type="float">
            <text:p>0,00</text:p>
          </table:table-cell>
          <table:table-cell table:formula="of:=IF([.J228]=0;[.H228];[.J228])" office:value-type="float" office:value="45" calcext:value-type="float">
            <text:p>45,00</text:p>
          </table:table-cell>
          <table:table-cell table:formula="of:=IF([.K228]=0;[.I228];[.K228])" office:value-type="float" office:value="12.45" calcext:value-type="float">
            <text:p>12,4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6" calcext:value-type="date">
            <text:p>6.08.2014</text:p>
          </table:table-cell>
          <table:table-cell office:value-type="float" office:value="41" calcext:value-type="float">
            <text:p>41</text:p>
          </table:table-cell>
          <table:table-cell table:formula="of:=LOOKUP(WEEKDAY([.A229];2);[.$B$1:.$B$7];[.$C$1:.$C$7])" office:value-type="string" office:string-value="środa" calcext:value-type="string">
            <text:p>środa</text:p>
          </table:table-cell>
          <table:table-cell table:formula="of:=[.L228]" office:value-type="float" office:value="45" calcext:value-type="float">
            <text:p>45,00</text:p>
          </table:table-cell>
          <table:table-cell table:formula="of:=[.M228]" office:value-type="float" office:value="12.45" calcext:value-type="float">
            <text:p>12,45</text:p>
          </table:table-cell>
          <table:table-cell table:formula="of:=ROUND(IF([.E229]&gt;[.$F$6];IF([.E229]-(([.B229]*[.$G$3])/100)&lt;0;((([.E229]*100)/[.$G$3])*[.$G$2])/100;0);([.$G$2]*([.B229]/2))/100);2)" office:value-type="float" office:value="1.23" calcext:value-type="float">
            <text:p>1,23</text:p>
          </table:table-cell>
          <table:table-cell table:formula="of:=ROUND(IF([.E229]&gt;[.$F$6];IF([.E229]-(([.B229]*[.$G$3])/100)&lt;0;[.E229];([.$G$3]*[.B229])/100);([.$G$3]*([.B229]/2))/100) ;2)" office:value-type="float" office:value="1.85" calcext:value-type="float">
            <text:p>1,85</text:p>
          </table:table-cell>
          <table:table-cell table:formula="of:=[.D229]-[.F229]" office:value-type="float" office:value="43.77" calcext:value-type="float">
            <text:p>43,77</text:p>
          </table:table-cell>
          <table:table-cell table:formula="of:=[.E229]-[.G229]" office:value-type="float" office:value="10.6" calcext:value-type="float">
            <text:p>10,60</text:p>
          </table:table-cell>
          <table:table-cell table:formula="of:=IF([.C229]=[.$L$6];IF([.H229]&lt;[.$N$6];[.$F$2];0);0)" office:value-type="float" office:value="0" calcext:value-type="float">
            <text:p>0,00</text:p>
          </table:table-cell>
          <table:table-cell table:formula="of:=IF([.I229]&lt;5;[.$F$3];0)" office:value-type="float" office:value="0" calcext:value-type="float">
            <text:p>0,00</text:p>
          </table:table-cell>
          <table:table-cell table:formula="of:=IF([.J229]=0;[.H229];[.J229])" office:value-type="float" office:value="43.77" calcext:value-type="float">
            <text:p>43,77</text:p>
          </table:table-cell>
          <table:table-cell table:formula="of:=IF([.K229]=0;[.I229];[.K229])" office:value-type="float" office:value="10.6" calcext:value-type="float">
            <text:p>10,6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7" calcext:value-type="date">
            <text:p>7.08.2014</text:p>
          </table:table-cell>
          <table:table-cell office:value-type="float" office:value="51" calcext:value-type="float">
            <text:p>51</text:p>
          </table:table-cell>
          <table:table-cell table:formula="of:=LOOKUP(WEEKDAY([.A230];2);[.$B$1:.$B$7];[.$C$1:.$C$7])" office:value-type="string" office:string-value="czwartek" calcext:value-type="string">
            <text:p>czwartek</text:p>
          </table:table-cell>
          <table:table-cell table:formula="of:=[.L229]" office:value-type="float" office:value="43.77" calcext:value-type="float">
            <text:p>43,77</text:p>
          </table:table-cell>
          <table:table-cell table:formula="of:=[.M229]" office:value-type="float" office:value="10.6" calcext:value-type="float">
            <text:p>10,60</text:p>
          </table:table-cell>
          <table:table-cell table:formula="of:=ROUND(IF([.E230]&gt;[.$F$6];IF([.E230]-(([.B230]*[.$G$3])/100)&lt;0;((([.E230]*100)/[.$G$3])*[.$G$2])/100;0);([.$G$2]*([.B230]/2))/100);2)" office:value-type="float" office:value="1.53" calcext:value-type="float">
            <text:p>1,53</text:p>
          </table:table-cell>
          <table:table-cell table:formula="of:=ROUND(IF([.E230]&gt;[.$F$6];IF([.E230]-(([.B230]*[.$G$3])/100)&lt;0;[.E230];([.$G$3]*[.B230])/100);([.$G$3]*([.B230]/2))/100) ;2)" office:value-type="float" office:value="2.3" calcext:value-type="float">
            <text:p>2,30</text:p>
          </table:table-cell>
          <table:table-cell table:formula="of:=[.D230]-[.F230]" office:value-type="float" office:value="42.24" calcext:value-type="float">
            <text:p>42,24</text:p>
          </table:table-cell>
          <table:table-cell table:formula="of:=[.E230]-[.G230]" office:value-type="float" office:value="8.3" calcext:value-type="float">
            <text:p>8,30</text:p>
          </table:table-cell>
          <table:table-cell table:formula="of:=IF([.C230]=[.$L$6];IF([.H230]&lt;[.$N$6];[.$F$2];0);0)" office:value-type="float" office:value="0" calcext:value-type="float">
            <text:p>0,00</text:p>
          </table:table-cell>
          <table:table-cell table:formula="of:=IF([.I230]&lt;5;[.$F$3];0)" office:value-type="float" office:value="0" calcext:value-type="float">
            <text:p>0,00</text:p>
          </table:table-cell>
          <table:table-cell table:formula="of:=IF([.J230]=0;[.H230];[.J230])" office:value-type="float" office:value="42.24" calcext:value-type="float">
            <text:p>42,24</text:p>
          </table:table-cell>
          <table:table-cell table:formula="of:=IF([.K230]=0;[.I230];[.K230])" office:value-type="float" office:value="8.3" calcext:value-type="float">
            <text:p>8,3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08" calcext:value-type="date">
            <text:p>8.08.2014</text:p>
          </table:table-cell>
          <table:table-cell office:value-type="float" office:value="72" calcext:value-type="float">
            <text:p>72</text:p>
          </table:table-cell>
          <table:table-cell table:formula="of:=LOOKUP(WEEKDAY([.A231];2);[.$B$1:.$B$7];[.$C$1:.$C$7])" office:value-type="string" office:string-value="piątek" calcext:value-type="string">
            <text:p>piątek</text:p>
          </table:table-cell>
          <table:table-cell table:formula="of:=[.L230]" office:value-type="float" office:value="42.24" calcext:value-type="float">
            <text:p>42,24</text:p>
          </table:table-cell>
          <table:table-cell table:formula="of:=[.M230]" office:value-type="float" office:value="8.3" calcext:value-type="float">
            <text:p>8,30</text:p>
          </table:table-cell>
          <table:table-cell table:formula="of:=ROUND(IF([.E231]&gt;[.$F$6];IF([.E231]-(([.B231]*[.$G$3])/100)&lt;0;((([.E231]*100)/[.$G$3])*[.$G$2])/100;0);([.$G$2]*([.B231]/2))/100);2)" office:value-type="float" office:value="2.16" calcext:value-type="float">
            <text:p>2,16</text:p>
          </table:table-cell>
          <table:table-cell table:formula="of:=ROUND(IF([.E231]&gt;[.$F$6];IF([.E231]-(([.B231]*[.$G$3])/100)&lt;0;[.E231];([.$G$3]*[.B231])/100);([.$G$3]*([.B231]/2))/100) ;2)" office:value-type="float" office:value="3.24" calcext:value-type="float">
            <text:p>3,24</text:p>
          </table:table-cell>
          <table:table-cell table:formula="of:=[.D231]-[.F231]" office:value-type="float" office:value="40.08" calcext:value-type="float">
            <text:p>40,08</text:p>
          </table:table-cell>
          <table:table-cell table:formula="of:=[.E231]-[.G231]" office:value-type="float" office:value="5.06" calcext:value-type="float">
            <text:p>5,06</text:p>
          </table:table-cell>
          <table:table-cell table:formula="of:=IF([.C231]=[.$L$6];IF([.H231]&lt;[.$N$6];[.$F$2];0);0)" office:value-type="float" office:value="0" calcext:value-type="float">
            <text:p>0,00</text:p>
          </table:table-cell>
          <table:table-cell table:formula="of:=IF([.I231]&lt;5;[.$F$3];0)" office:value-type="float" office:value="0" calcext:value-type="float">
            <text:p>0,00</text:p>
          </table:table-cell>
          <table:table-cell table:formula="of:=IF([.J231]=0;[.H231];[.J231])" office:value-type="float" office:value="40.08" calcext:value-type="float">
            <text:p>40,08</text:p>
          </table:table-cell>
          <table:table-cell table:formula="of:=IF([.K231]=0;[.I231];[.K231])" office:value-type="float" office:value="5.06" calcext:value-type="float">
            <text:p>5,06</text:p>
          </table:table-cell>
          <table:table-cell table:number-columns-repeated="5"/>
        </table:table-row>
        <table:table-row table:style-name="ro2">
          <table:table-cell office:value-type="date" office:date-value="2014-08-09" calcext:value-type="date">
            <text:p>9.08.2014</text:p>
          </table:table-cell>
          <table:table-cell office:value-type="float" office:value="30" calcext:value-type="float">
            <text:p>30</text:p>
          </table:table-cell>
          <table:table-cell table:formula="of:=LOOKUP(WEEKDAY([.A232];2);[.$B$1:.$B$7];[.$C$1:.$C$7])" office:value-type="string" office:string-value="sobota" calcext:value-type="string">
            <text:p>sobota</text:p>
          </table:table-cell>
          <table:table-cell table:formula="of:=[.L231]" office:value-type="float" office:value="40.08" calcext:value-type="float">
            <text:p>40,08</text:p>
          </table:table-cell>
          <table:table-cell table:formula="of:=[.M231]" office:value-type="float" office:value="5.06" calcext:value-type="float">
            <text:p>5,06</text:p>
          </table:table-cell>
          <table:table-cell table:formula="of:=ROUND(IF([.E232]&gt;[.$F$6];IF([.E232]-(([.B232]*[.$G$3])/100)&lt;0;((([.E232]*100)/[.$G$3])*[.$G$2])/100;0);([.$G$2]*([.B232]/2))/100);2)" office:value-type="float" office:value="0.9" calcext:value-type="float">
            <text:p>0,90</text:p>
          </table:table-cell>
          <table:table-cell table:formula="of:=ROUND(IF([.E232]&gt;[.$F$6];IF([.E232]-(([.B232]*[.$G$3])/100)&lt;0;[.E232];([.$G$3]*[.B232])/100);([.$G$3]*([.B232]/2))/100) ;2)" office:value-type="float" office:value="1.35" calcext:value-type="float">
            <text:p>1,35</text:p>
          </table:table-cell>
          <table:table-cell table:formula="of:=[.D232]-[.F232]" office:value-type="float" office:value="39.18" calcext:value-type="float">
            <text:p>39,18</text:p>
          </table:table-cell>
          <table:table-cell table:formula="of:=[.E232]-[.G232]" office:value-type="float" office:value="3.71" calcext:value-type="float">
            <text:p>3,71</text:p>
          </table:table-cell>
          <table:table-cell table:formula="of:=IF([.C232]=[.$L$6];IF([.H232]&lt;[.$N$6];[.$F$2];0);0)" office:value-type="float" office:value="0" calcext:value-type="float">
            <text:p>0,00</text:p>
          </table:table-cell>
          <table:table-cell table:formula="of:=IF([.I232]&lt;5;[.$F$3];0)" office:value-type="float" office:value="30" calcext:value-type="float">
            <text:p>30,00</text:p>
          </table:table-cell>
          <table:table-cell table:formula="of:=IF([.J232]=0;[.H232];[.J232])" office:value-type="float" office:value="39.18" calcext:value-type="float">
            <text:p>39,18</text:p>
          </table:table-cell>
          <table:table-cell table:formula="of:=IF([.K232]=0;[.I232];[.K23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0" calcext:value-type="date">
            <text:p>10.08.2014</text:p>
          </table:table-cell>
          <table:table-cell office:value-type="float" office:value="95" calcext:value-type="float">
            <text:p>95</text:p>
          </table:table-cell>
          <table:table-cell table:formula="of:=LOOKUP(WEEKDAY([.A233];2);[.$B$1:.$B$7];[.$C$1:.$C$7])" office:value-type="string" office:string-value="niedziela" calcext:value-type="string">
            <text:p>niedziela</text:p>
          </table:table-cell>
          <table:table-cell table:formula="of:=[.L232]" office:value-type="float" office:value="39.18" calcext:value-type="float">
            <text:p>39,18</text:p>
          </table:table-cell>
          <table:table-cell table:formula="of:=[.M232]" office:value-type="float" office:value="30" calcext:value-type="float">
            <text:p>30,00</text:p>
          </table:table-cell>
          <table:table-cell table:formula="of:=ROUND(IF([.E233]&gt;[.$F$6];IF([.E233]-(([.B233]*[.$G$3])/100)&lt;0;((([.E233]*100)/[.$G$3])*[.$G$2])/100;0);([.$G$2]*([.B233]/2))/100);2)" office:value-type="float" office:value="0" calcext:value-type="float">
            <text:p>0,00</text:p>
          </table:table-cell>
          <table:table-cell table:formula="of:=ROUND(IF([.E233]&gt;[.$F$6];IF([.E233]-(([.B233]*[.$G$3])/100)&lt;0;[.E233];([.$G$3]*[.B233])/100);([.$G$3]*([.B233]/2))/100) ;2)" office:value-type="float" office:value="8.55" calcext:value-type="float">
            <text:p>8,55</text:p>
          </table:table-cell>
          <table:table-cell table:formula="of:=[.D233]-[.F233]" office:value-type="float" office:value="39.18" calcext:value-type="float">
            <text:p>39,18</text:p>
          </table:table-cell>
          <table:table-cell table:formula="of:=[.E233]-[.G233]" office:value-type="float" office:value="21.45" calcext:value-type="float">
            <text:p>21,45</text:p>
          </table:table-cell>
          <table:table-cell table:formula="of:=IF([.C233]=[.$L$6];IF([.H233]&lt;[.$N$6];[.$F$2];0);0)" office:value-type="float" office:value="0" calcext:value-type="float">
            <text:p>0,00</text:p>
          </table:table-cell>
          <table:table-cell table:formula="of:=IF([.I233]&lt;5;[.$F$3];0)" office:value-type="float" office:value="0" calcext:value-type="float">
            <text:p>0,00</text:p>
          </table:table-cell>
          <table:table-cell table:formula="of:=IF([.J233]=0;[.H233];[.J233])" office:value-type="float" office:value="39.18" calcext:value-type="float">
            <text:p>39,18</text:p>
          </table:table-cell>
          <table:table-cell table:formula="of:=IF([.K233]=0;[.I233];[.K233])" office:value-type="float" office:value="21.45" calcext:value-type="float">
            <text:p>21,4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1" calcext:value-type="date">
            <text:p>11.08.2014</text:p>
          </table:table-cell>
          <table:table-cell office:value-type="float" office:value="104" calcext:value-type="float">
            <text:p>104</text:p>
          </table:table-cell>
          <table:table-cell table:formula="of:=LOOKUP(WEEKDAY([.A234];2);[.$B$1:.$B$7];[.$C$1:.$C$7])" office:value-type="string" office:string-value="poniedziałek" calcext:value-type="string">
            <text:p>poniedziałek</text:p>
          </table:table-cell>
          <table:table-cell table:formula="of:=[.L233]" office:value-type="float" office:value="39.18" calcext:value-type="float">
            <text:p>39,18</text:p>
          </table:table-cell>
          <table:table-cell table:formula="of:=[.M233]" office:value-type="float" office:value="21.45" calcext:value-type="float">
            <text:p>21,45</text:p>
          </table:table-cell>
          <table:table-cell table:formula="of:=ROUND(IF([.E234]&gt;[.$F$6];IF([.E234]-(([.B234]*[.$G$3])/100)&lt;0;((([.E234]*100)/[.$G$3])*[.$G$2])/100;0);([.$G$2]*([.B234]/2))/100);2)" office:value-type="float" office:value="0" calcext:value-type="float">
            <text:p>0,00</text:p>
          </table:table-cell>
          <table:table-cell table:formula="of:=ROUND(IF([.E234]&gt;[.$F$6];IF([.E234]-(([.B234]*[.$G$3])/100)&lt;0;[.E234];([.$G$3]*[.B234])/100);([.$G$3]*([.B234]/2))/100) ;2)" office:value-type="float" office:value="9.36" calcext:value-type="float">
            <text:p>9,36</text:p>
          </table:table-cell>
          <table:table-cell table:formula="of:=[.D234]-[.F234]" office:value-type="float" office:value="39.18" calcext:value-type="float">
            <text:p>39,18</text:p>
          </table:table-cell>
          <table:table-cell table:formula="of:=[.E234]-[.G234]" office:value-type="float" office:value="12.09" calcext:value-type="float">
            <text:p>12,09</text:p>
          </table:table-cell>
          <table:table-cell table:formula="of:=IF([.C234]=[.$L$6];IF([.H234]&lt;[.$N$6];[.$F$2];0);0)" office:value-type="float" office:value="0" calcext:value-type="float">
            <text:p>0,00</text:p>
          </table:table-cell>
          <table:table-cell table:formula="of:=IF([.I234]&lt;5;[.$F$3];0)" office:value-type="float" office:value="0" calcext:value-type="float">
            <text:p>0,00</text:p>
          </table:table-cell>
          <table:table-cell table:formula="of:=IF([.J234]=0;[.H234];[.J234])" office:value-type="float" office:value="39.18" calcext:value-type="float">
            <text:p>39,18</text:p>
          </table:table-cell>
          <table:table-cell table:formula="of:=IF([.K234]=0;[.I234];[.K234])" office:value-type="float" office:value="12.09" calcext:value-type="float">
            <text:p>12,0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2" calcext:value-type="date">
            <text:p>12.08.2014</text:p>
          </table:table-cell>
          <table:table-cell office:value-type="float" office:value="16" calcext:value-type="float">
            <text:p>16</text:p>
          </table:table-cell>
          <table:table-cell table:formula="of:=LOOKUP(WEEKDAY([.A235];2);[.$B$1:.$B$7];[.$C$1:.$C$7])" office:value-type="string" office:string-value="wtorek" calcext:value-type="string">
            <text:p>wtorek</text:p>
          </table:table-cell>
          <table:table-cell table:formula="of:=[.L234]" office:value-type="float" office:value="39.18" calcext:value-type="float">
            <text:p>39,18</text:p>
          </table:table-cell>
          <table:table-cell table:formula="of:=[.M234]" office:value-type="float" office:value="12.09" calcext:value-type="float">
            <text:p>12,09</text:p>
          </table:table-cell>
          <table:table-cell table:formula="of:=ROUND(IF([.E235]&gt;[.$F$6];IF([.E235]-(([.B235]*[.$G$3])/100)&lt;0;((([.E235]*100)/[.$G$3])*[.$G$2])/100;0);([.$G$2]*([.B235]/2))/100);2)" office:value-type="float" office:value="0.48" calcext:value-type="float">
            <text:p>0,48</text:p>
          </table:table-cell>
          <table:table-cell table:formula="of:=ROUND(IF([.E235]&gt;[.$F$6];IF([.E235]-(([.B235]*[.$G$3])/100)&lt;0;[.E235];([.$G$3]*[.B235])/100);([.$G$3]*([.B235]/2))/100) ;2)" office:value-type="float" office:value="0.72" calcext:value-type="float">
            <text:p>0,72</text:p>
          </table:table-cell>
          <table:table-cell table:formula="of:=[.D235]-[.F235]" office:value-type="float" office:value="38.7" calcext:value-type="float">
            <text:p>38,70</text:p>
          </table:table-cell>
          <table:table-cell table:formula="of:=[.E235]-[.G235]" office:value-type="float" office:value="11.37" calcext:value-type="float">
            <text:p>11,37</text:p>
          </table:table-cell>
          <table:table-cell table:formula="of:=IF([.C235]=[.$L$6];IF([.H235]&lt;[.$N$6];[.$F$2];0);0)" office:value-type="float" office:value="0" calcext:value-type="float">
            <text:p>0,00</text:p>
          </table:table-cell>
          <table:table-cell table:formula="of:=IF([.I235]&lt;5;[.$F$3];0)" office:value-type="float" office:value="0" calcext:value-type="float">
            <text:p>0,00</text:p>
          </table:table-cell>
          <table:table-cell table:formula="of:=IF([.J235]=0;[.H235];[.J235])" office:value-type="float" office:value="38.7" calcext:value-type="float">
            <text:p>38,70</text:p>
          </table:table-cell>
          <table:table-cell table:formula="of:=IF([.K235]=0;[.I235];[.K235])" office:value-type="float" office:value="11.37" calcext:value-type="float">
            <text:p>11,3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3" calcext:value-type="date">
            <text:p>13.08.2014</text:p>
          </table:table-cell>
          <table:table-cell office:value-type="float" office:value="34" calcext:value-type="float">
            <text:p>34</text:p>
          </table:table-cell>
          <table:table-cell table:formula="of:=LOOKUP(WEEKDAY([.A236];2);[.$B$1:.$B$7];[.$C$1:.$C$7])" office:value-type="string" office:string-value="środa" calcext:value-type="string">
            <text:p>środa</text:p>
          </table:table-cell>
          <table:table-cell table:formula="of:=[.L235]" office:value-type="float" office:value="38.7" calcext:value-type="float">
            <text:p>38,70</text:p>
          </table:table-cell>
          <table:table-cell table:formula="of:=[.M235]" office:value-type="float" office:value="11.37" calcext:value-type="float">
            <text:p>11,37</text:p>
          </table:table-cell>
          <table:table-cell table:formula="of:=ROUND(IF([.E236]&gt;[.$F$6];IF([.E236]-(([.B236]*[.$G$3])/100)&lt;0;((([.E236]*100)/[.$G$3])*[.$G$2])/100;0);([.$G$2]*([.B236]/2))/100);2)" office:value-type="float" office:value="1.02" calcext:value-type="float">
            <text:p>1,02</text:p>
          </table:table-cell>
          <table:table-cell table:formula="of:=ROUND(IF([.E236]&gt;[.$F$6];IF([.E236]-(([.B236]*[.$G$3])/100)&lt;0;[.E236];([.$G$3]*[.B236])/100);([.$G$3]*([.B236]/2))/100) ;2)" office:value-type="float" office:value="1.53" calcext:value-type="float">
            <text:p>1,53</text:p>
          </table:table-cell>
          <table:table-cell table:formula="of:=[.D236]-[.F236]" office:value-type="float" office:value="37.68" calcext:value-type="float">
            <text:p>37,68</text:p>
          </table:table-cell>
          <table:table-cell table:formula="of:=[.E236]-[.G236]" office:value-type="float" office:value="9.84" calcext:value-type="float">
            <text:p>9,84</text:p>
          </table:table-cell>
          <table:table-cell table:formula="of:=IF([.C236]=[.$L$6];IF([.H236]&lt;[.$N$6];[.$F$2];0);0)" office:value-type="float" office:value="0" calcext:value-type="float">
            <text:p>0,00</text:p>
          </table:table-cell>
          <table:table-cell table:formula="of:=IF([.I236]&lt;5;[.$F$3];0)" office:value-type="float" office:value="0" calcext:value-type="float">
            <text:p>0,00</text:p>
          </table:table-cell>
          <table:table-cell table:formula="of:=IF([.J236]=0;[.H236];[.J236])" office:value-type="float" office:value="37.68" calcext:value-type="float">
            <text:p>37,68</text:p>
          </table:table-cell>
          <table:table-cell table:formula="of:=IF([.K236]=0;[.I236];[.K236])" office:value-type="float" office:value="9.84" calcext:value-type="float">
            <text:p>9,8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4" calcext:value-type="date">
            <text:p>14.08.2014</text:p>
          </table:table-cell>
          <table:table-cell office:value-type="float" office:value="39" calcext:value-type="float">
            <text:p>39</text:p>
          </table:table-cell>
          <table:table-cell table:formula="of:=LOOKUP(WEEKDAY([.A237];2);[.$B$1:.$B$7];[.$C$1:.$C$7])" office:value-type="string" office:string-value="czwartek" calcext:value-type="string">
            <text:p>czwartek</text:p>
          </table:table-cell>
          <table:table-cell table:formula="of:=[.L236]" office:value-type="float" office:value="37.68" calcext:value-type="float">
            <text:p>37,68</text:p>
          </table:table-cell>
          <table:table-cell table:formula="of:=[.M236]" office:value-type="float" office:value="9.84" calcext:value-type="float">
            <text:p>9,84</text:p>
          </table:table-cell>
          <table:table-cell table:formula="of:=ROUND(IF([.E237]&gt;[.$F$6];IF([.E237]-(([.B237]*[.$G$3])/100)&lt;0;((([.E237]*100)/[.$G$3])*[.$G$2])/100;0);([.$G$2]*([.B237]/2))/100);2)" office:value-type="float" office:value="1.17" calcext:value-type="float">
            <text:p>1,17</text:p>
          </table:table-cell>
          <table:table-cell table:formula="of:=ROUND(IF([.E237]&gt;[.$F$6];IF([.E237]-(([.B237]*[.$G$3])/100)&lt;0;[.E237];([.$G$3]*[.B237])/100);([.$G$3]*([.B237]/2))/100) ;2)" office:value-type="float" office:value="1.76" calcext:value-type="float">
            <text:p>1,76</text:p>
          </table:table-cell>
          <table:table-cell table:formula="of:=[.D237]-[.F237]" office:value-type="float" office:value="36.51" calcext:value-type="float">
            <text:p>36,51</text:p>
          </table:table-cell>
          <table:table-cell table:formula="of:=[.E237]-[.G237]" office:value-type="float" office:value="8.08" calcext:value-type="float">
            <text:p>8,08</text:p>
          </table:table-cell>
          <table:table-cell table:formula="of:=IF([.C237]=[.$L$6];IF([.H237]&lt;[.$N$6];[.$F$2];0);0)" office:value-type="float" office:value="45" calcext:value-type="float">
            <text:p>45,00</text:p>
          </table:table-cell>
          <table:table-cell table:formula="of:=IF([.I237]&lt;5;[.$F$3];0)" office:value-type="float" office:value="0" calcext:value-type="float">
            <text:p>0,00</text:p>
          </table:table-cell>
          <table:table-cell table:formula="of:=IF([.J237]=0;[.H237];[.J237])" office:value-type="float" office:value="45" calcext:value-type="float">
            <text:p>45,00</text:p>
          </table:table-cell>
          <table:table-cell table:formula="of:=IF([.K237]=0;[.I237];[.K237])" office:value-type="float" office:value="8.08" calcext:value-type="float">
            <text:p>8,0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5" calcext:value-type="date">
            <text:p>15.08.2014</text:p>
          </table:table-cell>
          <table:table-cell office:value-type="float" office:value="133" calcext:value-type="float">
            <text:p>133</text:p>
          </table:table-cell>
          <table:table-cell table:formula="of:=LOOKUP(WEEKDAY([.A238];2);[.$B$1:.$B$7];[.$C$1:.$C$7])" office:value-type="string" office:string-value="piątek" calcext:value-type="string">
            <text:p>piątek</text:p>
          </table:table-cell>
          <table:table-cell table:formula="of:=[.L237]" office:value-type="float" office:value="45" calcext:value-type="float">
            <text:p>45,00</text:p>
          </table:table-cell>
          <table:table-cell table:formula="of:=[.M237]" office:value-type="float" office:value="8.08" calcext:value-type="float">
            <text:p>8,08</text:p>
          </table:table-cell>
          <table:table-cell table:formula="of:=ROUND(IF([.E238]&gt;[.$F$6];IF([.E238]-(([.B238]*[.$G$3])/100)&lt;0;((([.E238]*100)/[.$G$3])*[.$G$2])/100;0);([.$G$2]*([.B238]/2))/100);2)" office:value-type="float" office:value="3.99" calcext:value-type="float">
            <text:p>3,99</text:p>
          </table:table-cell>
          <table:table-cell table:formula="of:=ROUND(IF([.E238]&gt;[.$F$6];IF([.E238]-(([.B238]*[.$G$3])/100)&lt;0;[.E238];([.$G$3]*[.B238])/100);([.$G$3]*([.B238]/2))/100) ;2)" office:value-type="float" office:value="5.99" calcext:value-type="float">
            <text:p>5,99</text:p>
          </table:table-cell>
          <table:table-cell table:formula="of:=[.D238]-[.F238]" office:value-type="float" office:value="41.01" calcext:value-type="float">
            <text:p>41,01</text:p>
          </table:table-cell>
          <table:table-cell table:formula="of:=[.E238]-[.G238]" office:value-type="float" office:value="2.09" calcext:value-type="float">
            <text:p>2,09</text:p>
          </table:table-cell>
          <table:table-cell table:formula="of:=IF([.C238]=[.$L$6];IF([.H238]&lt;[.$N$6];[.$F$2];0);0)" office:value-type="float" office:value="0" calcext:value-type="float">
            <text:p>0,00</text:p>
          </table:table-cell>
          <table:table-cell table:formula="of:=IF([.I238]&lt;5;[.$F$3];0)" office:value-type="float" office:value="30" calcext:value-type="float">
            <text:p>30,00</text:p>
          </table:table-cell>
          <table:table-cell table:formula="of:=IF([.J238]=0;[.H238];[.J238])" office:value-type="float" office:value="41.01" calcext:value-type="float">
            <text:p>41,01</text:p>
          </table:table-cell>
          <table:table-cell table:formula="of:=IF([.K238]=0;[.I238];[.K238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6" calcext:value-type="date">
            <text:p>16.08.2014</text:p>
          </table:table-cell>
          <table:table-cell office:value-type="float" office:value="114" calcext:value-type="float">
            <text:p>114</text:p>
          </table:table-cell>
          <table:table-cell table:formula="of:=LOOKUP(WEEKDAY([.A239];2);[.$B$1:.$B$7];[.$C$1:.$C$7])" office:value-type="string" office:string-value="sobota" calcext:value-type="string">
            <text:p>sobota</text:p>
          </table:table-cell>
          <table:table-cell table:formula="of:=[.L238]" office:value-type="float" office:value="41.01" calcext:value-type="float">
            <text:p>41,01</text:p>
          </table:table-cell>
          <table:table-cell table:formula="of:=[.M238]" office:value-type="float" office:value="30" calcext:value-type="float">
            <text:p>30,00</text:p>
          </table:table-cell>
          <table:table-cell table:formula="of:=ROUND(IF([.E239]&gt;[.$F$6];IF([.E239]-(([.B239]*[.$G$3])/100)&lt;0;((([.E239]*100)/[.$G$3])*[.$G$2])/100;0);([.$G$2]*([.B239]/2))/100);2)" office:value-type="float" office:value="0" calcext:value-type="float">
            <text:p>0,00</text:p>
          </table:table-cell>
          <table:table-cell table:formula="of:=ROUND(IF([.E239]&gt;[.$F$6];IF([.E239]-(([.B239]*[.$G$3])/100)&lt;0;[.E239];([.$G$3]*[.B239])/100);([.$G$3]*([.B239]/2))/100) ;2)" office:value-type="float" office:value="10.26" calcext:value-type="float">
            <text:p>10,26</text:p>
          </table:table-cell>
          <table:table-cell table:formula="of:=[.D239]-[.F239]" office:value-type="float" office:value="41.01" calcext:value-type="float">
            <text:p>41,01</text:p>
          </table:table-cell>
          <table:table-cell table:formula="of:=[.E239]-[.G239]" office:value-type="float" office:value="19.74" calcext:value-type="float">
            <text:p>19,74</text:p>
          </table:table-cell>
          <table:table-cell table:formula="of:=IF([.C239]=[.$L$6];IF([.H239]&lt;[.$N$6];[.$F$2];0);0)" office:value-type="float" office:value="0" calcext:value-type="float">
            <text:p>0,00</text:p>
          </table:table-cell>
          <table:table-cell table:formula="of:=IF([.I239]&lt;5;[.$F$3];0)" office:value-type="float" office:value="0" calcext:value-type="float">
            <text:p>0,00</text:p>
          </table:table-cell>
          <table:table-cell table:formula="of:=IF([.J239]=0;[.H239];[.J239])" office:value-type="float" office:value="41.01" calcext:value-type="float">
            <text:p>41,01</text:p>
          </table:table-cell>
          <table:table-cell table:formula="of:=IF([.K239]=0;[.I239];[.K239])" office:value-type="float" office:value="19.74" calcext:value-type="float">
            <text:p>19,7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7" calcext:value-type="date">
            <text:p>17.08.2014</text:p>
          </table:table-cell>
          <table:table-cell office:value-type="float" office:value="37" calcext:value-type="float">
            <text:p>37</text:p>
          </table:table-cell>
          <table:table-cell table:formula="of:=LOOKUP(WEEKDAY([.A240];2);[.$B$1:.$B$7];[.$C$1:.$C$7])" office:value-type="string" office:string-value="niedziela" calcext:value-type="string">
            <text:p>niedziela</text:p>
          </table:table-cell>
          <table:table-cell table:formula="of:=[.L239]" office:value-type="float" office:value="41.01" calcext:value-type="float">
            <text:p>41,01</text:p>
          </table:table-cell>
          <table:table-cell table:formula="of:=[.M239]" office:value-type="float" office:value="19.74" calcext:value-type="float">
            <text:p>19,74</text:p>
          </table:table-cell>
          <table:table-cell table:formula="of:=ROUND(IF([.E240]&gt;[.$F$6];IF([.E240]-(([.B240]*[.$G$3])/100)&lt;0;((([.E240]*100)/[.$G$3])*[.$G$2])/100;0);([.$G$2]*([.B240]/2))/100);2)" office:value-type="float" office:value="0" calcext:value-type="float">
            <text:p>0,00</text:p>
          </table:table-cell>
          <table:table-cell table:formula="of:=ROUND(IF([.E240]&gt;[.$F$6];IF([.E240]-(([.B240]*[.$G$3])/100)&lt;0;[.E240];([.$G$3]*[.B240])/100);([.$G$3]*([.B240]/2))/100) ;2)" office:value-type="float" office:value="3.33" calcext:value-type="float">
            <text:p>3,33</text:p>
          </table:table-cell>
          <table:table-cell table:formula="of:=[.D240]-[.F240]" office:value-type="float" office:value="41.01" calcext:value-type="float">
            <text:p>41,01</text:p>
          </table:table-cell>
          <table:table-cell table:formula="of:=[.E240]-[.G240]" office:value-type="float" office:value="16.41" calcext:value-type="float">
            <text:p>16,41</text:p>
          </table:table-cell>
          <table:table-cell table:formula="of:=IF([.C240]=[.$L$6];IF([.H240]&lt;[.$N$6];[.$F$2];0);0)" office:value-type="float" office:value="0" calcext:value-type="float">
            <text:p>0,00</text:p>
          </table:table-cell>
          <table:table-cell table:formula="of:=IF([.I240]&lt;5;[.$F$3];0)" office:value-type="float" office:value="0" calcext:value-type="float">
            <text:p>0,00</text:p>
          </table:table-cell>
          <table:table-cell table:formula="of:=IF([.J240]=0;[.H240];[.J240])" office:value-type="float" office:value="41.01" calcext:value-type="float">
            <text:p>41,01</text:p>
          </table:table-cell>
          <table:table-cell table:formula="of:=IF([.K240]=0;[.I240];[.K240])" office:value-type="float" office:value="16.41" calcext:value-type="float">
            <text:p>16,4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8" calcext:value-type="date">
            <text:p>18.08.2014</text:p>
          </table:table-cell>
          <table:table-cell office:value-type="float" office:value="41" calcext:value-type="float">
            <text:p>41</text:p>
          </table:table-cell>
          <table:table-cell table:formula="of:=LOOKUP(WEEKDAY([.A241];2);[.$B$1:.$B$7];[.$C$1:.$C$7])" office:value-type="string" office:string-value="poniedziałek" calcext:value-type="string">
            <text:p>poniedziałek</text:p>
          </table:table-cell>
          <table:table-cell table:formula="of:=[.L240]" office:value-type="float" office:value="41.01" calcext:value-type="float">
            <text:p>41,01</text:p>
          </table:table-cell>
          <table:table-cell table:formula="of:=[.M240]" office:value-type="float" office:value="16.41" calcext:value-type="float">
            <text:p>16,41</text:p>
          </table:table-cell>
          <table:table-cell table:formula="of:=ROUND(IF([.E241]&gt;[.$F$6];IF([.E241]-(([.B241]*[.$G$3])/100)&lt;0;((([.E241]*100)/[.$G$3])*[.$G$2])/100;0);([.$G$2]*([.B241]/2))/100);2)" office:value-type="float" office:value="0" calcext:value-type="float">
            <text:p>0,00</text:p>
          </table:table-cell>
          <table:table-cell table:formula="of:=ROUND(IF([.E241]&gt;[.$F$6];IF([.E241]-(([.B241]*[.$G$3])/100)&lt;0;[.E241];([.$G$3]*[.B241])/100);([.$G$3]*([.B241]/2))/100) ;2)" office:value-type="float" office:value="3.69" calcext:value-type="float">
            <text:p>3,69</text:p>
          </table:table-cell>
          <table:table-cell table:formula="of:=[.D241]-[.F241]" office:value-type="float" office:value="41.01" calcext:value-type="float">
            <text:p>41,01</text:p>
          </table:table-cell>
          <table:table-cell table:formula="of:=[.E241]-[.G241]" office:value-type="float" office:value="12.72" calcext:value-type="float">
            <text:p>12,72</text:p>
          </table:table-cell>
          <table:table-cell table:formula="of:=IF([.C241]=[.$L$6];IF([.H241]&lt;[.$N$6];[.$F$2];0);0)" office:value-type="float" office:value="0" calcext:value-type="float">
            <text:p>0,00</text:p>
          </table:table-cell>
          <table:table-cell table:formula="of:=IF([.I241]&lt;5;[.$F$3];0)" office:value-type="float" office:value="0" calcext:value-type="float">
            <text:p>0,00</text:p>
          </table:table-cell>
          <table:table-cell table:formula="of:=IF([.J241]=0;[.H241];[.J241])" office:value-type="float" office:value="41.01" calcext:value-type="float">
            <text:p>41,01</text:p>
          </table:table-cell>
          <table:table-cell table:formula="of:=IF([.K241]=0;[.I241];[.K241])" office:value-type="float" office:value="12.72" calcext:value-type="float">
            <text:p>12,7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19" calcext:value-type="date">
            <text:p>19.08.2014</text:p>
          </table:table-cell>
          <table:table-cell office:value-type="float" office:value="147" calcext:value-type="float">
            <text:p>147</text:p>
          </table:table-cell>
          <table:table-cell table:formula="of:=LOOKUP(WEEKDAY([.A242];2);[.$B$1:.$B$7];[.$C$1:.$C$7])" office:value-type="string" office:string-value="wtorek" calcext:value-type="string">
            <text:p>wtorek</text:p>
          </table:table-cell>
          <table:table-cell table:formula="of:=[.L241]" office:value-type="float" office:value="41.01" calcext:value-type="float">
            <text:p>41,01</text:p>
          </table:table-cell>
          <table:table-cell table:formula="of:=[.M241]" office:value-type="float" office:value="12.72" calcext:value-type="float">
            <text:p>12,72</text:p>
          </table:table-cell>
          <table:table-cell table:formula="of:=ROUND(IF([.E242]&gt;[.$F$6];IF([.E242]-(([.B242]*[.$G$3])/100)&lt;0;((([.E242]*100)/[.$G$3])*[.$G$2])/100;0);([.$G$2]*([.B242]/2))/100);2)" office:value-type="float" office:value="4.41" calcext:value-type="float">
            <text:p>4,41</text:p>
          </table:table-cell>
          <table:table-cell table:formula="of:=ROUND(IF([.E242]&gt;[.$F$6];IF([.E242]-(([.B242]*[.$G$3])/100)&lt;0;[.E242];([.$G$3]*[.B242])/100);([.$G$3]*([.B242]/2))/100) ;2)" office:value-type="float" office:value="6.62" calcext:value-type="float">
            <text:p>6,62</text:p>
          </table:table-cell>
          <table:table-cell table:formula="of:=[.D242]-[.F242]" office:value-type="float" office:value="36.6" calcext:value-type="float">
            <text:p>36,60</text:p>
          </table:table-cell>
          <table:table-cell table:formula="of:=[.E242]-[.G242]" office:value-type="float" office:value="6.1" calcext:value-type="float">
            <text:p>6,10</text:p>
          </table:table-cell>
          <table:table-cell table:formula="of:=IF([.C242]=[.$L$6];IF([.H242]&lt;[.$N$6];[.$F$2];0);0)" office:value-type="float" office:value="0" calcext:value-type="float">
            <text:p>0,00</text:p>
          </table:table-cell>
          <table:table-cell table:formula="of:=IF([.I242]&lt;5;[.$F$3];0)" office:value-type="float" office:value="0" calcext:value-type="float">
            <text:p>0,00</text:p>
          </table:table-cell>
          <table:table-cell table:formula="of:=IF([.J242]=0;[.H242];[.J242])" office:value-type="float" office:value="36.6" calcext:value-type="float">
            <text:p>36,60</text:p>
          </table:table-cell>
          <table:table-cell table:formula="of:=IF([.K242]=0;[.I242];[.K242])" office:value-type="float" office:value="6.1" calcext:value-type="float">
            <text:p>6,1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0" calcext:value-type="date">
            <text:p>20.08.2014</text:p>
          </table:table-cell>
          <table:table-cell office:value-type="float" office:value="78" calcext:value-type="float">
            <text:p>78</text:p>
          </table:table-cell>
          <table:table-cell table:formula="of:=LOOKUP(WEEKDAY([.A243];2);[.$B$1:.$B$7];[.$C$1:.$C$7])" office:value-type="string" office:string-value="środa" calcext:value-type="string">
            <text:p>środa</text:p>
          </table:table-cell>
          <table:table-cell table:formula="of:=[.L242]" office:value-type="float" office:value="36.6" calcext:value-type="float">
            <text:p>36,60</text:p>
          </table:table-cell>
          <table:table-cell table:formula="of:=[.M242]" office:value-type="float" office:value="6.1" calcext:value-type="float">
            <text:p>6,10</text:p>
          </table:table-cell>
          <table:table-cell table:formula="of:=ROUND(IF([.E243]&gt;[.$F$6];IF([.E243]-(([.B243]*[.$G$3])/100)&lt;0;((([.E243]*100)/[.$G$3])*[.$G$2])/100;0);([.$G$2]*([.B243]/2))/100);2)" office:value-type="float" office:value="2.34" calcext:value-type="float">
            <text:p>2,34</text:p>
          </table:table-cell>
          <table:table-cell table:formula="of:=ROUND(IF([.E243]&gt;[.$F$6];IF([.E243]-(([.B243]*[.$G$3])/100)&lt;0;[.E243];([.$G$3]*[.B243])/100);([.$G$3]*([.B243]/2))/100) ;2)" office:value-type="float" office:value="3.51" calcext:value-type="float">
            <text:p>3,51</text:p>
          </table:table-cell>
          <table:table-cell table:formula="of:=[.D243]-[.F243]" office:value-type="float" office:value="34.26" calcext:value-type="float">
            <text:p>34,26</text:p>
          </table:table-cell>
          <table:table-cell table:formula="of:=[.E243]-[.G243]" office:value-type="float" office:value="2.59" calcext:value-type="float">
            <text:p>2,59</text:p>
          </table:table-cell>
          <table:table-cell table:formula="of:=IF([.C243]=[.$L$6];IF([.H243]&lt;[.$N$6];[.$F$2];0);0)" office:value-type="float" office:value="0" calcext:value-type="float">
            <text:p>0,00</text:p>
          </table:table-cell>
          <table:table-cell table:formula="of:=IF([.I243]&lt;5;[.$F$3];0)" office:value-type="float" office:value="30" calcext:value-type="float">
            <text:p>30,00</text:p>
          </table:table-cell>
          <table:table-cell table:formula="of:=IF([.J243]=0;[.H243];[.J243])" office:value-type="float" office:value="34.26" calcext:value-type="float">
            <text:p>34,26</text:p>
          </table:table-cell>
          <table:table-cell table:formula="of:=IF([.K243]=0;[.I243];[.K24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1" calcext:value-type="date">
            <text:p>21.08.2014</text:p>
          </table:table-cell>
          <table:table-cell office:value-type="float" office:value="106" calcext:value-type="float">
            <text:p>106</text:p>
          </table:table-cell>
          <table:table-cell table:formula="of:=LOOKUP(WEEKDAY([.A244];2);[.$B$1:.$B$7];[.$C$1:.$C$7])" office:value-type="string" office:string-value="czwartek" calcext:value-type="string">
            <text:p>czwartek</text:p>
          </table:table-cell>
          <table:table-cell table:formula="of:=[.L243]" office:value-type="float" office:value="34.26" calcext:value-type="float">
            <text:p>34,26</text:p>
          </table:table-cell>
          <table:table-cell table:formula="of:=[.M243]" office:value-type="float" office:value="30" calcext:value-type="float">
            <text:p>30,00</text:p>
          </table:table-cell>
          <table:table-cell table:formula="of:=ROUND(IF([.E244]&gt;[.$F$6];IF([.E244]-(([.B244]*[.$G$3])/100)&lt;0;((([.E244]*100)/[.$G$3])*[.$G$2])/100;0);([.$G$2]*([.B244]/2))/100);2)" office:value-type="float" office:value="0" calcext:value-type="float">
            <text:p>0,00</text:p>
          </table:table-cell>
          <table:table-cell table:formula="of:=ROUND(IF([.E244]&gt;[.$F$6];IF([.E244]-(([.B244]*[.$G$3])/100)&lt;0;[.E244];([.$G$3]*[.B244])/100);([.$G$3]*([.B244]/2))/100) ;2)" office:value-type="float" office:value="9.54" calcext:value-type="float">
            <text:p>9,54</text:p>
          </table:table-cell>
          <table:table-cell table:formula="of:=[.D244]-[.F244]" office:value-type="float" office:value="34.26" calcext:value-type="float">
            <text:p>34,26</text:p>
          </table:table-cell>
          <table:table-cell table:formula="of:=[.E244]-[.G244]" office:value-type="float" office:value="20.46" calcext:value-type="float">
            <text:p>20,46</text:p>
          </table:table-cell>
          <table:table-cell table:formula="of:=IF([.C244]=[.$L$6];IF([.H244]&lt;[.$N$6];[.$F$2];0);0)" office:value-type="float" office:value="45" calcext:value-type="float">
            <text:p>45,00</text:p>
          </table:table-cell>
          <table:table-cell table:formula="of:=IF([.I244]&lt;5;[.$F$3];0)" office:value-type="float" office:value="0" calcext:value-type="float">
            <text:p>0,00</text:p>
          </table:table-cell>
          <table:table-cell table:formula="of:=IF([.J244]=0;[.H244];[.J244])" office:value-type="float" office:value="45" calcext:value-type="float">
            <text:p>45,00</text:p>
          </table:table-cell>
          <table:table-cell table:formula="of:=IF([.K244]=0;[.I244];[.K244])" office:value-type="float" office:value="20.46" calcext:value-type="float">
            <text:p>20,4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2" calcext:value-type="date">
            <text:p>22.08.2014</text:p>
          </table:table-cell>
          <table:table-cell office:value-type="float" office:value="124" calcext:value-type="float">
            <text:p>124</text:p>
          </table:table-cell>
          <table:table-cell table:formula="of:=LOOKUP(WEEKDAY([.A245];2);[.$B$1:.$B$7];[.$C$1:.$C$7])" office:value-type="string" office:string-value="piątek" calcext:value-type="string">
            <text:p>piątek</text:p>
          </table:table-cell>
          <table:table-cell table:formula="of:=[.L244]" office:value-type="float" office:value="45" calcext:value-type="float">
            <text:p>45,00</text:p>
          </table:table-cell>
          <table:table-cell table:formula="of:=[.M244]" office:value-type="float" office:value="20.46" calcext:value-type="float">
            <text:p>20,46</text:p>
          </table:table-cell>
          <table:table-cell table:formula="of:=ROUND(IF([.E245]&gt;[.$F$6];IF([.E245]-(([.B245]*[.$G$3])/100)&lt;0;((([.E245]*100)/[.$G$3])*[.$G$2])/100;0);([.$G$2]*([.B245]/2))/100);2)" office:value-type="float" office:value="0" calcext:value-type="float">
            <text:p>0,00</text:p>
          </table:table-cell>
          <table:table-cell table:formula="of:=ROUND(IF([.E245]&gt;[.$F$6];IF([.E245]-(([.B245]*[.$G$3])/100)&lt;0;[.E245];([.$G$3]*[.B245])/100);([.$G$3]*([.B245]/2))/100) ;2)" office:value-type="float" office:value="11.16" calcext:value-type="float">
            <text:p>11,16</text:p>
          </table:table-cell>
          <table:table-cell table:formula="of:=[.D245]-[.F245]" office:value-type="float" office:value="45" calcext:value-type="float">
            <text:p>45,00</text:p>
          </table:table-cell>
          <table:table-cell table:formula="of:=[.E245]-[.G245]" office:value-type="float" office:value="9.3" calcext:value-type="float">
            <text:p>9,30</text:p>
          </table:table-cell>
          <table:table-cell table:formula="of:=IF([.C245]=[.$L$6];IF([.H245]&lt;[.$N$6];[.$F$2];0);0)" office:value-type="float" office:value="0" calcext:value-type="float">
            <text:p>0,00</text:p>
          </table:table-cell>
          <table:table-cell table:formula="of:=IF([.I245]&lt;5;[.$F$3];0)" office:value-type="float" office:value="0" calcext:value-type="float">
            <text:p>0,00</text:p>
          </table:table-cell>
          <table:table-cell table:formula="of:=IF([.J245]=0;[.H245];[.J245])" office:value-type="float" office:value="45" calcext:value-type="float">
            <text:p>45,00</text:p>
          </table:table-cell>
          <table:table-cell table:formula="of:=IF([.K245]=0;[.I245];[.K245])" office:value-type="float" office:value="9.3" calcext:value-type="float">
            <text:p>9,3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3" calcext:value-type="date">
            <text:p>23.08.2014</text:p>
          </table:table-cell>
          <table:table-cell office:value-type="float" office:value="97" calcext:value-type="float">
            <text:p>97</text:p>
          </table:table-cell>
          <table:table-cell table:formula="of:=LOOKUP(WEEKDAY([.A246];2);[.$B$1:.$B$7];[.$C$1:.$C$7])" office:value-type="string" office:string-value="sobota" calcext:value-type="string">
            <text:p>sobota</text:p>
          </table:table-cell>
          <table:table-cell table:formula="of:=[.L245]" office:value-type="float" office:value="45" calcext:value-type="float">
            <text:p>45,00</text:p>
          </table:table-cell>
          <table:table-cell table:formula="of:=[.M245]" office:value-type="float" office:value="9.3" calcext:value-type="float">
            <text:p>9,30</text:p>
          </table:table-cell>
          <table:table-cell table:formula="of:=ROUND(IF([.E246]&gt;[.$F$6];IF([.E246]-(([.B246]*[.$G$3])/100)&lt;0;((([.E246]*100)/[.$G$3])*[.$G$2])/100;0);([.$G$2]*([.B246]/2))/100);2)" office:value-type="float" office:value="2.91" calcext:value-type="float">
            <text:p>2,91</text:p>
          </table:table-cell>
          <table:table-cell table:formula="of:=ROUND(IF([.E246]&gt;[.$F$6];IF([.E246]-(([.B246]*[.$G$3])/100)&lt;0;[.E246];([.$G$3]*[.B246])/100);([.$G$3]*([.B246]/2))/100) ;2)" office:value-type="float" office:value="4.37" calcext:value-type="float">
            <text:p>4,37</text:p>
          </table:table-cell>
          <table:table-cell table:formula="of:=[.D246]-[.F246]" office:value-type="float" office:value="42.09" calcext:value-type="float">
            <text:p>42,09</text:p>
          </table:table-cell>
          <table:table-cell table:formula="of:=[.E246]-[.G246]" office:value-type="float" office:value="4.93" calcext:value-type="float">
            <text:p>4,93</text:p>
          </table:table-cell>
          <table:table-cell table:formula="of:=IF([.C246]=[.$L$6];IF([.H246]&lt;[.$N$6];[.$F$2];0);0)" office:value-type="float" office:value="0" calcext:value-type="float">
            <text:p>0,00</text:p>
          </table:table-cell>
          <table:table-cell table:formula="of:=IF([.I246]&lt;5;[.$F$3];0)" office:value-type="float" office:value="30" calcext:value-type="float">
            <text:p>30,00</text:p>
          </table:table-cell>
          <table:table-cell table:formula="of:=IF([.J246]=0;[.H246];[.J246])" office:value-type="float" office:value="42.09" calcext:value-type="float">
            <text:p>42,09</text:p>
          </table:table-cell>
          <table:table-cell table:formula="of:=IF([.K246]=0;[.I246];[.K24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4" calcext:value-type="date">
            <text:p>24.08.2014</text:p>
          </table:table-cell>
          <table:table-cell office:value-type="float" office:value="45" calcext:value-type="float">
            <text:p>45</text:p>
          </table:table-cell>
          <table:table-cell table:formula="of:=LOOKUP(WEEKDAY([.A247];2);[.$B$1:.$B$7];[.$C$1:.$C$7])" office:value-type="string" office:string-value="niedziela" calcext:value-type="string">
            <text:p>niedziela</text:p>
          </table:table-cell>
          <table:table-cell table:formula="of:=[.L246]" office:value-type="float" office:value="42.09" calcext:value-type="float">
            <text:p>42,09</text:p>
          </table:table-cell>
          <table:table-cell table:formula="of:=[.M246]" office:value-type="float" office:value="30" calcext:value-type="float">
            <text:p>30,00</text:p>
          </table:table-cell>
          <table:table-cell table:formula="of:=ROUND(IF([.E247]&gt;[.$F$6];IF([.E247]-(([.B247]*[.$G$3])/100)&lt;0;((([.E247]*100)/[.$G$3])*[.$G$2])/100;0);([.$G$2]*([.B247]/2))/100);2)" office:value-type="float" office:value="0" calcext:value-type="float">
            <text:p>0,00</text:p>
          </table:table-cell>
          <table:table-cell table:formula="of:=ROUND(IF([.E247]&gt;[.$F$6];IF([.E247]-(([.B247]*[.$G$3])/100)&lt;0;[.E247];([.$G$3]*[.B247])/100);([.$G$3]*([.B247]/2))/100) ;2)" office:value-type="float" office:value="4.05" calcext:value-type="float">
            <text:p>4,05</text:p>
          </table:table-cell>
          <table:table-cell table:formula="of:=[.D247]-[.F247]" office:value-type="float" office:value="42.09" calcext:value-type="float">
            <text:p>42,09</text:p>
          </table:table-cell>
          <table:table-cell table:formula="of:=[.E247]-[.G247]" office:value-type="float" office:value="25.95" calcext:value-type="float">
            <text:p>25,95</text:p>
          </table:table-cell>
          <table:table-cell table:formula="of:=IF([.C247]=[.$L$6];IF([.H247]&lt;[.$N$6];[.$F$2];0);0)" office:value-type="float" office:value="0" calcext:value-type="float">
            <text:p>0,00</text:p>
          </table:table-cell>
          <table:table-cell table:formula="of:=IF([.I247]&lt;5;[.$F$3];0)" office:value-type="float" office:value="0" calcext:value-type="float">
            <text:p>0,00</text:p>
          </table:table-cell>
          <table:table-cell table:formula="of:=IF([.J247]=0;[.H247];[.J247])" office:value-type="float" office:value="42.09" calcext:value-type="float">
            <text:p>42,09</text:p>
          </table:table-cell>
          <table:table-cell table:formula="of:=IF([.K247]=0;[.I247];[.K247])" office:value-type="float" office:value="25.95" calcext:value-type="float">
            <text:p>25,9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5" calcext:value-type="date">
            <text:p>25.08.2014</text:p>
          </table:table-cell>
          <table:table-cell office:value-type="float" office:value="132" calcext:value-type="float">
            <text:p>132</text:p>
          </table:table-cell>
          <table:table-cell table:formula="of:=LOOKUP(WEEKDAY([.A248];2);[.$B$1:.$B$7];[.$C$1:.$C$7])" office:value-type="string" office:string-value="poniedziałek" calcext:value-type="string">
            <text:p>poniedziałek</text:p>
          </table:table-cell>
          <table:table-cell table:formula="of:=[.L247]" office:value-type="float" office:value="42.09" calcext:value-type="float">
            <text:p>42,09</text:p>
          </table:table-cell>
          <table:table-cell table:formula="of:=[.M247]" office:value-type="float" office:value="25.95" calcext:value-type="float">
            <text:p>25,95</text:p>
          </table:table-cell>
          <table:table-cell table:formula="of:=ROUND(IF([.E248]&gt;[.$F$6];IF([.E248]-(([.B248]*[.$G$3])/100)&lt;0;((([.E248]*100)/[.$G$3])*[.$G$2])/100;0);([.$G$2]*([.B248]/2))/100);2)" office:value-type="float" office:value="0" calcext:value-type="float">
            <text:p>0,00</text:p>
          </table:table-cell>
          <table:table-cell table:formula="of:=ROUND(IF([.E248]&gt;[.$F$6];IF([.E248]-(([.B248]*[.$G$3])/100)&lt;0;[.E248];([.$G$3]*[.B248])/100);([.$G$3]*([.B248]/2))/100) ;2)" office:value-type="float" office:value="11.88" calcext:value-type="float">
            <text:p>11,88</text:p>
          </table:table-cell>
          <table:table-cell table:formula="of:=[.D248]-[.F248]" office:value-type="float" office:value="42.09" calcext:value-type="float">
            <text:p>42,09</text:p>
          </table:table-cell>
          <table:table-cell table:formula="of:=[.E248]-[.G248]" office:value-type="float" office:value="14.07" calcext:value-type="float">
            <text:p>14,07</text:p>
          </table:table-cell>
          <table:table-cell table:formula="of:=IF([.C248]=[.$L$6];IF([.H248]&lt;[.$N$6];[.$F$2];0);0)" office:value-type="float" office:value="0" calcext:value-type="float">
            <text:p>0,00</text:p>
          </table:table-cell>
          <table:table-cell table:formula="of:=IF([.I248]&lt;5;[.$F$3];0)" office:value-type="float" office:value="0" calcext:value-type="float">
            <text:p>0,00</text:p>
          </table:table-cell>
          <table:table-cell table:formula="of:=IF([.J248]=0;[.H248];[.J248])" office:value-type="float" office:value="42.09" calcext:value-type="float">
            <text:p>42,09</text:p>
          </table:table-cell>
          <table:table-cell table:formula="of:=IF([.K248]=0;[.I248];[.K248])" office:value-type="float" office:value="14.07" calcext:value-type="float">
            <text:p>14,0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6" calcext:value-type="date">
            <text:p>26.08.2014</text:p>
          </table:table-cell>
          <table:table-cell office:value-type="float" office:value="107" calcext:value-type="float">
            <text:p>107</text:p>
          </table:table-cell>
          <table:table-cell table:formula="of:=LOOKUP(WEEKDAY([.A249];2);[.$B$1:.$B$7];[.$C$1:.$C$7])" office:value-type="string" office:string-value="wtorek" calcext:value-type="string">
            <text:p>wtorek</text:p>
          </table:table-cell>
          <table:table-cell table:formula="of:=[.L248]" office:value-type="float" office:value="42.09" calcext:value-type="float">
            <text:p>42,09</text:p>
          </table:table-cell>
          <table:table-cell table:formula="of:=[.M248]" office:value-type="float" office:value="14.07" calcext:value-type="float">
            <text:p>14,07</text:p>
          </table:table-cell>
          <table:table-cell table:formula="of:=ROUND(IF([.E249]&gt;[.$F$6];IF([.E249]-(([.B249]*[.$G$3])/100)&lt;0;((([.E249]*100)/[.$G$3])*[.$G$2])/100;0);([.$G$2]*([.B249]/2))/100);2)" office:value-type="float" office:value="3.21" calcext:value-type="float">
            <text:p>3,21</text:p>
          </table:table-cell>
          <table:table-cell table:formula="of:=ROUND(IF([.E249]&gt;[.$F$6];IF([.E249]-(([.B249]*[.$G$3])/100)&lt;0;[.E249];([.$G$3]*[.B249])/100);([.$G$3]*([.B249]/2))/100) ;2)" office:value-type="float" office:value="4.82" calcext:value-type="float">
            <text:p>4,82</text:p>
          </table:table-cell>
          <table:table-cell table:formula="of:=[.D249]-[.F249]" office:value-type="float" office:value="38.88" calcext:value-type="float">
            <text:p>38,88</text:p>
          </table:table-cell>
          <table:table-cell table:formula="of:=[.E249]-[.G249]" office:value-type="float" office:value="9.25" calcext:value-type="float">
            <text:p>9,25</text:p>
          </table:table-cell>
          <table:table-cell table:formula="of:=IF([.C249]=[.$L$6];IF([.H249]&lt;[.$N$6];[.$F$2];0);0)" office:value-type="float" office:value="0" calcext:value-type="float">
            <text:p>0,00</text:p>
          </table:table-cell>
          <table:table-cell table:formula="of:=IF([.I249]&lt;5;[.$F$3];0)" office:value-type="float" office:value="0" calcext:value-type="float">
            <text:p>0,00</text:p>
          </table:table-cell>
          <table:table-cell table:formula="of:=IF([.J249]=0;[.H249];[.J249])" office:value-type="float" office:value="38.88" calcext:value-type="float">
            <text:p>38,88</text:p>
          </table:table-cell>
          <table:table-cell table:formula="of:=IF([.K249]=0;[.I249];[.K249])" office:value-type="float" office:value="9.25" calcext:value-type="float">
            <text:p>9,2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7" calcext:value-type="date">
            <text:p>27.08.2014</text:p>
          </table:table-cell>
          <table:table-cell office:value-type="float" office:value="54" calcext:value-type="float">
            <text:p>54</text:p>
          </table:table-cell>
          <table:table-cell table:formula="of:=LOOKUP(WEEKDAY([.A250];2);[.$B$1:.$B$7];[.$C$1:.$C$7])" office:value-type="string" office:string-value="środa" calcext:value-type="string">
            <text:p>środa</text:p>
          </table:table-cell>
          <table:table-cell table:formula="of:=[.L249]" office:value-type="float" office:value="38.88" calcext:value-type="float">
            <text:p>38,88</text:p>
          </table:table-cell>
          <table:table-cell table:formula="of:=[.M249]" office:value-type="float" office:value="9.25" calcext:value-type="float">
            <text:p>9,25</text:p>
          </table:table-cell>
          <table:table-cell table:formula="of:=ROUND(IF([.E250]&gt;[.$F$6];IF([.E250]-(([.B250]*[.$G$3])/100)&lt;0;((([.E250]*100)/[.$G$3])*[.$G$2])/100;0);([.$G$2]*([.B250]/2))/100);2)" office:value-type="float" office:value="1.62" calcext:value-type="float">
            <text:p>1,62</text:p>
          </table:table-cell>
          <table:table-cell table:formula="of:=ROUND(IF([.E250]&gt;[.$F$6];IF([.E250]-(([.B250]*[.$G$3])/100)&lt;0;[.E250];([.$G$3]*[.B250])/100);([.$G$3]*([.B250]/2))/100) ;2)" office:value-type="float" office:value="2.43" calcext:value-type="float">
            <text:p>2,43</text:p>
          </table:table-cell>
          <table:table-cell table:formula="of:=[.D250]-[.F250]" office:value-type="float" office:value="37.26" calcext:value-type="float">
            <text:p>37,26</text:p>
          </table:table-cell>
          <table:table-cell table:formula="of:=[.E250]-[.G250]" office:value-type="float" office:value="6.82" calcext:value-type="float">
            <text:p>6,82</text:p>
          </table:table-cell>
          <table:table-cell table:formula="of:=IF([.C250]=[.$L$6];IF([.H250]&lt;[.$N$6];[.$F$2];0);0)" office:value-type="float" office:value="0" calcext:value-type="float">
            <text:p>0,00</text:p>
          </table:table-cell>
          <table:table-cell table:formula="of:=IF([.I250]&lt;5;[.$F$3];0)" office:value-type="float" office:value="0" calcext:value-type="float">
            <text:p>0,00</text:p>
          </table:table-cell>
          <table:table-cell table:formula="of:=IF([.J250]=0;[.H250];[.J250])" office:value-type="float" office:value="37.26" calcext:value-type="float">
            <text:p>37,26</text:p>
          </table:table-cell>
          <table:table-cell table:formula="of:=IF([.K250]=0;[.I250];[.K250])" office:value-type="float" office:value="6.82" calcext:value-type="float">
            <text:p>6,8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8" calcext:value-type="date">
            <text:p>28.08.2014</text:p>
          </table:table-cell>
          <table:table-cell office:value-type="float" office:value="116" calcext:value-type="float">
            <text:p>116</text:p>
          </table:table-cell>
          <table:table-cell table:formula="of:=LOOKUP(WEEKDAY([.A251];2);[.$B$1:.$B$7];[.$C$1:.$C$7])" office:value-type="string" office:string-value="czwartek" calcext:value-type="string">
            <text:p>czwartek</text:p>
          </table:table-cell>
          <table:table-cell table:formula="of:=[.L250]" office:value-type="float" office:value="37.26" calcext:value-type="float">
            <text:p>37,26</text:p>
          </table:table-cell>
          <table:table-cell table:formula="of:=[.M250]" office:value-type="float" office:value="6.82" calcext:value-type="float">
            <text:p>6,82</text:p>
          </table:table-cell>
          <table:table-cell table:formula="of:=ROUND(IF([.E251]&gt;[.$F$6];IF([.E251]-(([.B251]*[.$G$3])/100)&lt;0;((([.E251]*100)/[.$G$3])*[.$G$2])/100;0);([.$G$2]*([.B251]/2))/100);2)" office:value-type="float" office:value="3.48" calcext:value-type="float">
            <text:p>3,48</text:p>
          </table:table-cell>
          <table:table-cell table:formula="of:=ROUND(IF([.E251]&gt;[.$F$6];IF([.E251]-(([.B251]*[.$G$3])/100)&lt;0;[.E251];([.$G$3]*[.B251])/100);([.$G$3]*([.B251]/2))/100) ;2)" office:value-type="float" office:value="5.22" calcext:value-type="float">
            <text:p>5,22</text:p>
          </table:table-cell>
          <table:table-cell table:formula="of:=[.D251]-[.F251]" office:value-type="float" office:value="33.78" calcext:value-type="float">
            <text:p>33,78</text:p>
          </table:table-cell>
          <table:table-cell table:formula="of:=[.E251]-[.G251]" office:value-type="float" office:value="1.6" calcext:value-type="float">
            <text:p>1,60</text:p>
          </table:table-cell>
          <table:table-cell table:formula="of:=IF([.C251]=[.$L$6];IF([.H251]&lt;[.$N$6];[.$F$2];0);0)" office:value-type="float" office:value="45" calcext:value-type="float">
            <text:p>45,00</text:p>
          </table:table-cell>
          <table:table-cell table:formula="of:=IF([.I251]&lt;5;[.$F$3];0)" office:value-type="float" office:value="30" calcext:value-type="float">
            <text:p>30,00</text:p>
          </table:table-cell>
          <table:table-cell table:formula="of:=IF([.J251]=0;[.H251];[.J251])" office:value-type="float" office:value="45" calcext:value-type="float">
            <text:p>45,00</text:p>
          </table:table-cell>
          <table:table-cell table:formula="of:=IF([.K251]=0;[.I251];[.K25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29" calcext:value-type="date">
            <text:p>29.08.2014</text:p>
          </table:table-cell>
          <table:table-cell office:value-type="float" office:value="99" calcext:value-type="float">
            <text:p>99</text:p>
          </table:table-cell>
          <table:table-cell table:formula="of:=LOOKUP(WEEKDAY([.A252];2);[.$B$1:.$B$7];[.$C$1:.$C$7])" office:value-type="string" office:string-value="piątek" calcext:value-type="string">
            <text:p>piątek</text:p>
          </table:table-cell>
          <table:table-cell table:formula="of:=[.L251]" office:value-type="float" office:value="45" calcext:value-type="float">
            <text:p>45,00</text:p>
          </table:table-cell>
          <table:table-cell table:formula="of:=[.M251]" office:value-type="float" office:value="30" calcext:value-type="float">
            <text:p>30,00</text:p>
          </table:table-cell>
          <table:table-cell table:formula="of:=ROUND(IF([.E252]&gt;[.$F$6];IF([.E252]-(([.B252]*[.$G$3])/100)&lt;0;((([.E252]*100)/[.$G$3])*[.$G$2])/100;0);([.$G$2]*([.B252]/2))/100);2)" office:value-type="float" office:value="0" calcext:value-type="float">
            <text:p>0,00</text:p>
          </table:table-cell>
          <table:table-cell table:formula="of:=ROUND(IF([.E252]&gt;[.$F$6];IF([.E252]-(([.B252]*[.$G$3])/100)&lt;0;[.E252];([.$G$3]*[.B252])/100);([.$G$3]*([.B252]/2))/100) ;2)" office:value-type="float" office:value="8.91" calcext:value-type="float">
            <text:p>8,91</text:p>
          </table:table-cell>
          <table:table-cell table:formula="of:=[.D252]-[.F252]" office:value-type="float" office:value="45" calcext:value-type="float">
            <text:p>45,00</text:p>
          </table:table-cell>
          <table:table-cell table:formula="of:=[.E252]-[.G252]" office:value-type="float" office:value="21.09" calcext:value-type="float">
            <text:p>21,09</text:p>
          </table:table-cell>
          <table:table-cell table:formula="of:=IF([.C252]=[.$L$6];IF([.H252]&lt;[.$N$6];[.$F$2];0);0)" office:value-type="float" office:value="0" calcext:value-type="float">
            <text:p>0,00</text:p>
          </table:table-cell>
          <table:table-cell table:formula="of:=IF([.I252]&lt;5;[.$F$3];0)" office:value-type="float" office:value="0" calcext:value-type="float">
            <text:p>0,00</text:p>
          </table:table-cell>
          <table:table-cell table:formula="of:=IF([.J252]=0;[.H252];[.J252])" office:value-type="float" office:value="45" calcext:value-type="float">
            <text:p>45,00</text:p>
          </table:table-cell>
          <table:table-cell table:formula="of:=IF([.K252]=0;[.I252];[.K252])" office:value-type="float" office:value="21.09" calcext:value-type="float">
            <text:p>21,0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30" calcext:value-type="date">
            <text:p>30.08.2014</text:p>
          </table:table-cell>
          <table:table-cell office:value-type="float" office:value="29" calcext:value-type="float">
            <text:p>29</text:p>
          </table:table-cell>
          <table:table-cell table:formula="of:=LOOKUP(WEEKDAY([.A253];2);[.$B$1:.$B$7];[.$C$1:.$C$7])" office:value-type="string" office:string-value="sobota" calcext:value-type="string">
            <text:p>sobota</text:p>
          </table:table-cell>
          <table:table-cell table:formula="of:=[.L252]" office:value-type="float" office:value="45" calcext:value-type="float">
            <text:p>45,00</text:p>
          </table:table-cell>
          <table:table-cell table:formula="of:=[.M252]" office:value-type="float" office:value="21.09" calcext:value-type="float">
            <text:p>21,09</text:p>
          </table:table-cell>
          <table:table-cell table:formula="of:=ROUND(IF([.E253]&gt;[.$F$6];IF([.E253]-(([.B253]*[.$G$3])/100)&lt;0;((([.E253]*100)/[.$G$3])*[.$G$2])/100;0);([.$G$2]*([.B253]/2))/100);2)" office:value-type="float" office:value="0" calcext:value-type="float">
            <text:p>0,00</text:p>
          </table:table-cell>
          <table:table-cell table:formula="of:=ROUND(IF([.E253]&gt;[.$F$6];IF([.E253]-(([.B253]*[.$G$3])/100)&lt;0;[.E253];([.$G$3]*[.B253])/100);([.$G$3]*([.B253]/2))/100) ;2)" office:value-type="float" office:value="2.61" calcext:value-type="float">
            <text:p>2,61</text:p>
          </table:table-cell>
          <table:table-cell table:formula="of:=[.D253]-[.F253]" office:value-type="float" office:value="45" calcext:value-type="float">
            <text:p>45,00</text:p>
          </table:table-cell>
          <table:table-cell table:formula="of:=[.E253]-[.G253]" office:value-type="float" office:value="18.48" calcext:value-type="float">
            <text:p>18,48</text:p>
          </table:table-cell>
          <table:table-cell table:formula="of:=IF([.C253]=[.$L$6];IF([.H253]&lt;[.$N$6];[.$F$2];0);0)" office:value-type="float" office:value="0" calcext:value-type="float">
            <text:p>0,00</text:p>
          </table:table-cell>
          <table:table-cell table:formula="of:=IF([.I253]&lt;5;[.$F$3];0)" office:value-type="float" office:value="0" calcext:value-type="float">
            <text:p>0,00</text:p>
          </table:table-cell>
          <table:table-cell table:formula="of:=IF([.J253]=0;[.H253];[.J253])" office:value-type="float" office:value="45" calcext:value-type="float">
            <text:p>45,00</text:p>
          </table:table-cell>
          <table:table-cell table:formula="of:=IF([.K253]=0;[.I253];[.K253])" office:value-type="float" office:value="18.48" calcext:value-type="float">
            <text:p>18,4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8-31" calcext:value-type="date">
            <text:p>31.08.2014</text:p>
          </table:table-cell>
          <table:table-cell office:value-type="float" office:value="72" calcext:value-type="float">
            <text:p>72</text:p>
          </table:table-cell>
          <table:table-cell table:formula="of:=LOOKUP(WEEKDAY([.A254];2);[.$B$1:.$B$7];[.$C$1:.$C$7])" office:value-type="string" office:string-value="niedziela" calcext:value-type="string">
            <text:p>niedziela</text:p>
          </table:table-cell>
          <table:table-cell table:formula="of:=[.L253]" office:value-type="float" office:value="45" calcext:value-type="float">
            <text:p>45,00</text:p>
          </table:table-cell>
          <table:table-cell table:formula="of:=[.M253]" office:value-type="float" office:value="18.48" calcext:value-type="float">
            <text:p>18,48</text:p>
          </table:table-cell>
          <table:table-cell table:formula="of:=ROUND(IF([.E254]&gt;[.$F$6];IF([.E254]-(([.B254]*[.$G$3])/100)&lt;0;((([.E254]*100)/[.$G$3])*[.$G$2])/100;0);([.$G$2]*([.B254]/2))/100);2)" office:value-type="float" office:value="0" calcext:value-type="float">
            <text:p>0,00</text:p>
          </table:table-cell>
          <table:table-cell table:formula="of:=ROUND(IF([.E254]&gt;[.$F$6];IF([.E254]-(([.B254]*[.$G$3])/100)&lt;0;[.E254];([.$G$3]*[.B254])/100);([.$G$3]*([.B254]/2))/100) ;2)" office:value-type="float" office:value="6.48" calcext:value-type="float">
            <text:p>6,48</text:p>
          </table:table-cell>
          <table:table-cell table:formula="of:=[.D254]-[.F254]" office:value-type="float" office:value="45" calcext:value-type="float">
            <text:p>45,00</text:p>
          </table:table-cell>
          <table:table-cell table:formula="of:=[.E254]-[.G254]" office:value-type="float" office:value="12" calcext:value-type="float">
            <text:p>12,00</text:p>
          </table:table-cell>
          <table:table-cell table:formula="of:=IF([.C254]=[.$L$6];IF([.H254]&lt;[.$N$6];[.$F$2];0);0)" office:value-type="float" office:value="0" calcext:value-type="float">
            <text:p>0,00</text:p>
          </table:table-cell>
          <table:table-cell table:formula="of:=IF([.I254]&lt;5;[.$F$3];0)" office:value-type="float" office:value="0" calcext:value-type="float">
            <text:p>0,00</text:p>
          </table:table-cell>
          <table:table-cell table:formula="of:=IF([.J254]=0;[.H254];[.J254])" office:value-type="float" office:value="45" calcext:value-type="float">
            <text:p>45,00</text:p>
          </table:table-cell>
          <table:table-cell table:formula="of:=IF([.K254]=0;[.I254];[.K254])" office:value-type="float" office:value="12" calcext:value-type="float">
            <text:p>12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1" calcext:value-type="date">
            <text:p>1.09.2014</text:p>
          </table:table-cell>
          <table:table-cell office:value-type="float" office:value="94" calcext:value-type="float">
            <text:p>94</text:p>
          </table:table-cell>
          <table:table-cell table:formula="of:=LOOKUP(WEEKDAY([.A255];2);[.$B$1:.$B$7];[.$C$1:.$C$7])" office:value-type="string" office:string-value="poniedziałek" calcext:value-type="string">
            <text:p>poniedziałek</text:p>
          </table:table-cell>
          <table:table-cell table:formula="of:=[.L254]" office:value-type="float" office:value="45" calcext:value-type="float">
            <text:p>45,00</text:p>
          </table:table-cell>
          <table:table-cell table:formula="of:=[.M254]" office:value-type="float" office:value="12" calcext:value-type="float">
            <text:p>12,00</text:p>
          </table:table-cell>
          <table:table-cell table:formula="of:=ROUND(IF([.E255]&gt;[.$F$6];IF([.E255]-(([.B255]*[.$G$3])/100)&lt;0;((([.E255]*100)/[.$G$3])*[.$G$2])/100;0);([.$G$2]*([.B255]/2))/100);2)" office:value-type="float" office:value="2.82" calcext:value-type="float">
            <text:p>2,82</text:p>
          </table:table-cell>
          <table:table-cell table:formula="of:=ROUND(IF([.E255]&gt;[.$F$6];IF([.E255]-(([.B255]*[.$G$3])/100)&lt;0;[.E255];([.$G$3]*[.B255])/100);([.$G$3]*([.B255]/2))/100) ;2)" office:value-type="float" office:value="4.23" calcext:value-type="float">
            <text:p>4,23</text:p>
          </table:table-cell>
          <table:table-cell table:formula="of:=[.D255]-[.F255]" office:value-type="float" office:value="42.18" calcext:value-type="float">
            <text:p>42,18</text:p>
          </table:table-cell>
          <table:table-cell table:formula="of:=[.E255]-[.G255]" office:value-type="float" office:value="7.77" calcext:value-type="float">
            <text:p>7,77</text:p>
          </table:table-cell>
          <table:table-cell table:formula="of:=IF([.C255]=[.$L$6];IF([.H255]&lt;[.$N$6];[.$F$2];0);0)" office:value-type="float" office:value="0" calcext:value-type="float">
            <text:p>0,00</text:p>
          </table:table-cell>
          <table:table-cell table:formula="of:=IF([.I255]&lt;5;[.$F$3];0)" office:value-type="float" office:value="0" calcext:value-type="float">
            <text:p>0,00</text:p>
          </table:table-cell>
          <table:table-cell table:formula="of:=IF([.J255]=0;[.H255];[.J255])" office:value-type="float" office:value="42.18" calcext:value-type="float">
            <text:p>42,18</text:p>
          </table:table-cell>
          <table:table-cell table:formula="of:=IF([.K255]=0;[.I255];[.K255])" office:value-type="float" office:value="7.77" calcext:value-type="float">
            <text:p>7,7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2" calcext:value-type="date">
            <text:p>2.09.2014</text:p>
          </table:table-cell>
          <table:table-cell office:value-type="float" office:value="97" calcext:value-type="float">
            <text:p>97</text:p>
          </table:table-cell>
          <table:table-cell table:formula="of:=LOOKUP(WEEKDAY([.A256];2);[.$B$1:.$B$7];[.$C$1:.$C$7])" office:value-type="string" office:string-value="wtorek" calcext:value-type="string">
            <text:p>wtorek</text:p>
          </table:table-cell>
          <table:table-cell table:formula="of:=[.L255]" office:value-type="float" office:value="42.18" calcext:value-type="float">
            <text:p>42,18</text:p>
          </table:table-cell>
          <table:table-cell table:formula="of:=[.M255]" office:value-type="float" office:value="7.77" calcext:value-type="float">
            <text:p>7,77</text:p>
          </table:table-cell>
          <table:table-cell table:formula="of:=ROUND(IF([.E256]&gt;[.$F$6];IF([.E256]-(([.B256]*[.$G$3])/100)&lt;0;((([.E256]*100)/[.$G$3])*[.$G$2])/100;0);([.$G$2]*([.B256]/2))/100);2)" office:value-type="float" office:value="2.91" calcext:value-type="float">
            <text:p>2,91</text:p>
          </table:table-cell>
          <table:table-cell table:formula="of:=ROUND(IF([.E256]&gt;[.$F$6];IF([.E256]-(([.B256]*[.$G$3])/100)&lt;0;[.E256];([.$G$3]*[.B256])/100);([.$G$3]*([.B256]/2))/100) ;2)" office:value-type="float" office:value="4.37" calcext:value-type="float">
            <text:p>4,37</text:p>
          </table:table-cell>
          <table:table-cell table:formula="of:=[.D256]-[.F256]" office:value-type="float" office:value="39.27" calcext:value-type="float">
            <text:p>39,27</text:p>
          </table:table-cell>
          <table:table-cell table:formula="of:=[.E256]-[.G256]" office:value-type="float" office:value="3.4" calcext:value-type="float">
            <text:p>3,40</text:p>
          </table:table-cell>
          <table:table-cell table:formula="of:=IF([.C256]=[.$L$6];IF([.H256]&lt;[.$N$6];[.$F$2];0);0)" office:value-type="float" office:value="0" calcext:value-type="float">
            <text:p>0,00</text:p>
          </table:table-cell>
          <table:table-cell table:formula="of:=IF([.I256]&lt;5;[.$F$3];0)" office:value-type="float" office:value="30" calcext:value-type="float">
            <text:p>30,00</text:p>
          </table:table-cell>
          <table:table-cell table:formula="of:=IF([.J256]=0;[.H256];[.J256])" office:value-type="float" office:value="39.27" calcext:value-type="float">
            <text:p>39,27</text:p>
          </table:table-cell>
          <table:table-cell table:formula="of:=IF([.K256]=0;[.I256];[.K25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3" calcext:value-type="date">
            <text:p>3.09.2014</text:p>
          </table:table-cell>
          <table:table-cell office:value-type="float" office:value="138" calcext:value-type="float">
            <text:p>138</text:p>
          </table:table-cell>
          <table:table-cell table:formula="of:=LOOKUP(WEEKDAY([.A257];2);[.$B$1:.$B$7];[.$C$1:.$C$7])" office:value-type="string" office:string-value="środa" calcext:value-type="string">
            <text:p>środa</text:p>
          </table:table-cell>
          <table:table-cell table:formula="of:=[.L256]" office:value-type="float" office:value="39.27" calcext:value-type="float">
            <text:p>39,27</text:p>
          </table:table-cell>
          <table:table-cell table:formula="of:=[.M256]" office:value-type="float" office:value="30" calcext:value-type="float">
            <text:p>30,00</text:p>
          </table:table-cell>
          <table:table-cell table:formula="of:=ROUND(IF([.E257]&gt;[.$F$6];IF([.E257]-(([.B257]*[.$G$3])/100)&lt;0;((([.E257]*100)/[.$G$3])*[.$G$2])/100;0);([.$G$2]*([.B257]/2))/100);2)" office:value-type="float" office:value="0" calcext:value-type="float">
            <text:p>0,00</text:p>
          </table:table-cell>
          <table:table-cell table:formula="of:=ROUND(IF([.E257]&gt;[.$F$6];IF([.E257]-(([.B257]*[.$G$3])/100)&lt;0;[.E257];([.$G$3]*[.B257])/100);([.$G$3]*([.B257]/2))/100) ;2)" office:value-type="float" office:value="12.42" calcext:value-type="float">
            <text:p>12,42</text:p>
          </table:table-cell>
          <table:table-cell table:formula="of:=[.D257]-[.F257]" office:value-type="float" office:value="39.27" calcext:value-type="float">
            <text:p>39,27</text:p>
          </table:table-cell>
          <table:table-cell table:formula="of:=[.E257]-[.G257]" office:value-type="float" office:value="17.58" calcext:value-type="float">
            <text:p>17,58</text:p>
          </table:table-cell>
          <table:table-cell table:formula="of:=IF([.C257]=[.$L$6];IF([.H257]&lt;[.$N$6];[.$F$2];0);0)" office:value-type="float" office:value="0" calcext:value-type="float">
            <text:p>0,00</text:p>
          </table:table-cell>
          <table:table-cell table:formula="of:=IF([.I257]&lt;5;[.$F$3];0)" office:value-type="float" office:value="0" calcext:value-type="float">
            <text:p>0,00</text:p>
          </table:table-cell>
          <table:table-cell table:formula="of:=IF([.J257]=0;[.H257];[.J257])" office:value-type="float" office:value="39.27" calcext:value-type="float">
            <text:p>39,27</text:p>
          </table:table-cell>
          <table:table-cell table:formula="of:=IF([.K257]=0;[.I257];[.K257])" office:value-type="float" office:value="17.58" calcext:value-type="float">
            <text:p>17,5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4" calcext:value-type="date">
            <text:p>4.09.2014</text:p>
          </table:table-cell>
          <table:table-cell office:value-type="float" office:value="60" calcext:value-type="float">
            <text:p>60</text:p>
          </table:table-cell>
          <table:table-cell table:formula="of:=LOOKUP(WEEKDAY([.A258];2);[.$B$1:.$B$7];[.$C$1:.$C$7])" office:value-type="string" office:string-value="czwartek" calcext:value-type="string">
            <text:p>czwartek</text:p>
          </table:table-cell>
          <table:table-cell table:formula="of:=[.L257]" office:value-type="float" office:value="39.27" calcext:value-type="float">
            <text:p>39,27</text:p>
          </table:table-cell>
          <table:table-cell table:formula="of:=[.M257]" office:value-type="float" office:value="17.58" calcext:value-type="float">
            <text:p>17,58</text:p>
          </table:table-cell>
          <table:table-cell table:formula="of:=ROUND(IF([.E258]&gt;[.$F$6];IF([.E258]-(([.B258]*[.$G$3])/100)&lt;0;((([.E258]*100)/[.$G$3])*[.$G$2])/100;0);([.$G$2]*([.B258]/2))/100);2)" office:value-type="float" office:value="0" calcext:value-type="float">
            <text:p>0,00</text:p>
          </table:table-cell>
          <table:table-cell table:formula="of:=ROUND(IF([.E258]&gt;[.$F$6];IF([.E258]-(([.B258]*[.$G$3])/100)&lt;0;[.E258];([.$G$3]*[.B258])/100);([.$G$3]*([.B258]/2))/100) ;2)" office:value-type="float" office:value="5.4" calcext:value-type="float">
            <text:p>5,40</text:p>
          </table:table-cell>
          <table:table-cell table:formula="of:=[.D258]-[.F258]" office:value-type="float" office:value="39.27" calcext:value-type="float">
            <text:p>39,27</text:p>
          </table:table-cell>
          <table:table-cell table:formula="of:=[.E258]-[.G258]" office:value-type="float" office:value="12.18" calcext:value-type="float">
            <text:p>12,18</text:p>
          </table:table-cell>
          <table:table-cell table:formula="of:=IF([.C258]=[.$L$6];IF([.H258]&lt;[.$N$6];[.$F$2];0);0)" office:value-type="float" office:value="45" calcext:value-type="float">
            <text:p>45,00</text:p>
          </table:table-cell>
          <table:table-cell table:formula="of:=IF([.I258]&lt;5;[.$F$3];0)" office:value-type="float" office:value="0" calcext:value-type="float">
            <text:p>0,00</text:p>
          </table:table-cell>
          <table:table-cell table:formula="of:=IF([.J258]=0;[.H258];[.J258])" office:value-type="float" office:value="45" calcext:value-type="float">
            <text:p>45,00</text:p>
          </table:table-cell>
          <table:table-cell table:formula="of:=IF([.K258]=0;[.I258];[.K258])" office:value-type="float" office:value="12.18" calcext:value-type="float">
            <text:p>12,1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5" calcext:value-type="date">
            <text:p>5.09.2014</text:p>
          </table:table-cell>
          <table:table-cell office:value-type="float" office:value="144" calcext:value-type="float">
            <text:p>144</text:p>
          </table:table-cell>
          <table:table-cell table:formula="of:=LOOKUP(WEEKDAY([.A259];2);[.$B$1:.$B$7];[.$C$1:.$C$7])" office:value-type="string" office:string-value="piątek" calcext:value-type="string">
            <text:p>piątek</text:p>
          </table:table-cell>
          <table:table-cell table:formula="of:=[.L258]" office:value-type="float" office:value="45" calcext:value-type="float">
            <text:p>45,00</text:p>
          </table:table-cell>
          <table:table-cell table:formula="of:=[.M258]" office:value-type="float" office:value="12.18" calcext:value-type="float">
            <text:p>12,18</text:p>
          </table:table-cell>
          <table:table-cell table:formula="of:=ROUND(IF([.E259]&gt;[.$F$6];IF([.E259]-(([.B259]*[.$G$3])/100)&lt;0;((([.E259]*100)/[.$G$3])*[.$G$2])/100;0);([.$G$2]*([.B259]/2))/100);2)" office:value-type="float" office:value="4.32" calcext:value-type="float">
            <text:p>4,32</text:p>
          </table:table-cell>
          <table:table-cell table:formula="of:=ROUND(IF([.E259]&gt;[.$F$6];IF([.E259]-(([.B259]*[.$G$3])/100)&lt;0;[.E259];([.$G$3]*[.B259])/100);([.$G$3]*([.B259]/2))/100) ;2)" office:value-type="float" office:value="6.48" calcext:value-type="float">
            <text:p>6,48</text:p>
          </table:table-cell>
          <table:table-cell table:formula="of:=[.D259]-[.F259]" office:value-type="float" office:value="40.68" calcext:value-type="float">
            <text:p>40,68</text:p>
          </table:table-cell>
          <table:table-cell table:formula="of:=[.E259]-[.G259]" office:value-type="float" office:value="5.7" calcext:value-type="float">
            <text:p>5,70</text:p>
          </table:table-cell>
          <table:table-cell table:formula="of:=IF([.C259]=[.$L$6];IF([.H259]&lt;[.$N$6];[.$F$2];0);0)" office:value-type="float" office:value="0" calcext:value-type="float">
            <text:p>0,00</text:p>
          </table:table-cell>
          <table:table-cell table:formula="of:=IF([.I259]&lt;5;[.$F$3];0)" office:value-type="float" office:value="0" calcext:value-type="float">
            <text:p>0,00</text:p>
          </table:table-cell>
          <table:table-cell table:formula="of:=IF([.J259]=0;[.H259];[.J259])" office:value-type="float" office:value="40.68" calcext:value-type="float">
            <text:p>40,68</text:p>
          </table:table-cell>
          <table:table-cell table:formula="of:=IF([.K259]=0;[.I259];[.K259])" office:value-type="float" office:value="5.7" calcext:value-type="float">
            <text:p>5,7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6" calcext:value-type="date">
            <text:p>6.09.2014</text:p>
          </table:table-cell>
          <table:table-cell office:value-type="float" office:value="49" calcext:value-type="float">
            <text:p>49</text:p>
          </table:table-cell>
          <table:table-cell table:formula="of:=LOOKUP(WEEKDAY([.A260];2);[.$B$1:.$B$7];[.$C$1:.$C$7])" office:value-type="string" office:string-value="sobota" calcext:value-type="string">
            <text:p>sobota</text:p>
          </table:table-cell>
          <table:table-cell table:formula="of:=[.L259]" office:value-type="float" office:value="40.68" calcext:value-type="float">
            <text:p>40,68</text:p>
          </table:table-cell>
          <table:table-cell table:formula="of:=[.M259]" office:value-type="float" office:value="5.7" calcext:value-type="float">
            <text:p>5,70</text:p>
          </table:table-cell>
          <table:table-cell table:formula="of:=ROUND(IF([.E260]&gt;[.$F$6];IF([.E260]-(([.B260]*[.$G$3])/100)&lt;0;((([.E260]*100)/[.$G$3])*[.$G$2])/100;0);([.$G$2]*([.B260]/2))/100);2)" office:value-type="float" office:value="1.47" calcext:value-type="float">
            <text:p>1,47</text:p>
          </table:table-cell>
          <table:table-cell table:formula="of:=ROUND(IF([.E260]&gt;[.$F$6];IF([.E260]-(([.B260]*[.$G$3])/100)&lt;0;[.E260];([.$G$3]*[.B260])/100);([.$G$3]*([.B260]/2))/100) ;2)" office:value-type="float" office:value="2.21" calcext:value-type="float">
            <text:p>2,21</text:p>
          </table:table-cell>
          <table:table-cell table:formula="of:=[.D260]-[.F260]" office:value-type="float" office:value="39.21" calcext:value-type="float">
            <text:p>39,21</text:p>
          </table:table-cell>
          <table:table-cell table:formula="of:=[.E260]-[.G260]" office:value-type="float" office:value="3.49" calcext:value-type="float">
            <text:p>3,49</text:p>
          </table:table-cell>
          <table:table-cell table:formula="of:=IF([.C260]=[.$L$6];IF([.H260]&lt;[.$N$6];[.$F$2];0);0)" office:value-type="float" office:value="0" calcext:value-type="float">
            <text:p>0,00</text:p>
          </table:table-cell>
          <table:table-cell table:formula="of:=IF([.I260]&lt;5;[.$F$3];0)" office:value-type="float" office:value="30" calcext:value-type="float">
            <text:p>30,00</text:p>
          </table:table-cell>
          <table:table-cell table:formula="of:=IF([.J260]=0;[.H260];[.J260])" office:value-type="float" office:value="39.21" calcext:value-type="float">
            <text:p>39,21</text:p>
          </table:table-cell>
          <table:table-cell table:formula="of:=IF([.K260]=0;[.I260];[.K260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7" calcext:value-type="date">
            <text:p>7.09.2014</text:p>
          </table:table-cell>
          <table:table-cell office:value-type="float" office:value="125" calcext:value-type="float">
            <text:p>125</text:p>
          </table:table-cell>
          <table:table-cell table:formula="of:=LOOKUP(WEEKDAY([.A261];2);[.$B$1:.$B$7];[.$C$1:.$C$7])" office:value-type="string" office:string-value="niedziela" calcext:value-type="string">
            <text:p>niedziela</text:p>
          </table:table-cell>
          <table:table-cell table:formula="of:=[.L260]" office:value-type="float" office:value="39.21" calcext:value-type="float">
            <text:p>39,21</text:p>
          </table:table-cell>
          <table:table-cell table:formula="of:=[.M260]" office:value-type="float" office:value="30" calcext:value-type="float">
            <text:p>30,00</text:p>
          </table:table-cell>
          <table:table-cell table:formula="of:=ROUND(IF([.E261]&gt;[.$F$6];IF([.E261]-(([.B261]*[.$G$3])/100)&lt;0;((([.E261]*100)/[.$G$3])*[.$G$2])/100;0);([.$G$2]*([.B261]/2))/100);2)" office:value-type="float" office:value="0" calcext:value-type="float">
            <text:p>0,00</text:p>
          </table:table-cell>
          <table:table-cell table:formula="of:=ROUND(IF([.E261]&gt;[.$F$6];IF([.E261]-(([.B261]*[.$G$3])/100)&lt;0;[.E261];([.$G$3]*[.B261])/100);([.$G$3]*([.B261]/2))/100) ;2)" office:value-type="float" office:value="11.25" calcext:value-type="float">
            <text:p>11,25</text:p>
          </table:table-cell>
          <table:table-cell table:formula="of:=[.D261]-[.F261]" office:value-type="float" office:value="39.21" calcext:value-type="float">
            <text:p>39,21</text:p>
          </table:table-cell>
          <table:table-cell table:formula="of:=[.E261]-[.G261]" office:value-type="float" office:value="18.75" calcext:value-type="float">
            <text:p>18,75</text:p>
          </table:table-cell>
          <table:table-cell table:formula="of:=IF([.C261]=[.$L$6];IF([.H261]&lt;[.$N$6];[.$F$2];0);0)" office:value-type="float" office:value="0" calcext:value-type="float">
            <text:p>0,00</text:p>
          </table:table-cell>
          <table:table-cell table:formula="of:=IF([.I261]&lt;5;[.$F$3];0)" office:value-type="float" office:value="0" calcext:value-type="float">
            <text:p>0,00</text:p>
          </table:table-cell>
          <table:table-cell table:formula="of:=IF([.J261]=0;[.H261];[.J261])" office:value-type="float" office:value="39.21" calcext:value-type="float">
            <text:p>39,21</text:p>
          </table:table-cell>
          <table:table-cell table:formula="of:=IF([.K261]=0;[.I261];[.K261])" office:value-type="float" office:value="18.75" calcext:value-type="float">
            <text:p>18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8" calcext:value-type="date">
            <text:p>8.09.2014</text:p>
          </table:table-cell>
          <table:table-cell office:value-type="float" office:value="40" calcext:value-type="float">
            <text:p>40</text:p>
          </table:table-cell>
          <table:table-cell table:formula="of:=LOOKUP(WEEKDAY([.A262];2);[.$B$1:.$B$7];[.$C$1:.$C$7])" office:value-type="string" office:string-value="poniedziałek" calcext:value-type="string">
            <text:p>poniedziałek</text:p>
          </table:table-cell>
          <table:table-cell table:formula="of:=[.L261]" office:value-type="float" office:value="39.21" calcext:value-type="float">
            <text:p>39,21</text:p>
          </table:table-cell>
          <table:table-cell table:formula="of:=[.M261]" office:value-type="float" office:value="18.75" calcext:value-type="float">
            <text:p>18,75</text:p>
          </table:table-cell>
          <table:table-cell table:formula="of:=ROUND(IF([.E262]&gt;[.$F$6];IF([.E262]-(([.B262]*[.$G$3])/100)&lt;0;((([.E262]*100)/[.$G$3])*[.$G$2])/100;0);([.$G$2]*([.B262]/2))/100);2)" office:value-type="float" office:value="0" calcext:value-type="float">
            <text:p>0,00</text:p>
          </table:table-cell>
          <table:table-cell table:formula="of:=ROUND(IF([.E262]&gt;[.$F$6];IF([.E262]-(([.B262]*[.$G$3])/100)&lt;0;[.E262];([.$G$3]*[.B262])/100);([.$G$3]*([.B262]/2))/100) ;2)" office:value-type="float" office:value="3.6" calcext:value-type="float">
            <text:p>3,60</text:p>
          </table:table-cell>
          <table:table-cell table:formula="of:=[.D262]-[.F262]" office:value-type="float" office:value="39.21" calcext:value-type="float">
            <text:p>39,21</text:p>
          </table:table-cell>
          <table:table-cell table:formula="of:=[.E262]-[.G262]" office:value-type="float" office:value="15.15" calcext:value-type="float">
            <text:p>15,15</text:p>
          </table:table-cell>
          <table:table-cell table:formula="of:=IF([.C262]=[.$L$6];IF([.H262]&lt;[.$N$6];[.$F$2];0);0)" office:value-type="float" office:value="0" calcext:value-type="float">
            <text:p>0,00</text:p>
          </table:table-cell>
          <table:table-cell table:formula="of:=IF([.I262]&lt;5;[.$F$3];0)" office:value-type="float" office:value="0" calcext:value-type="float">
            <text:p>0,00</text:p>
          </table:table-cell>
          <table:table-cell table:formula="of:=IF([.J262]=0;[.H262];[.J262])" office:value-type="float" office:value="39.21" calcext:value-type="float">
            <text:p>39,21</text:p>
          </table:table-cell>
          <table:table-cell table:formula="of:=IF([.K262]=0;[.I262];[.K262])" office:value-type="float" office:value="15.15" calcext:value-type="float">
            <text:p>15,1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09" calcext:value-type="date">
            <text:p>9.09.2014</text:p>
          </table:table-cell>
          <table:table-cell office:value-type="float" office:value="135" calcext:value-type="float">
            <text:p>135</text:p>
          </table:table-cell>
          <table:table-cell table:formula="of:=LOOKUP(WEEKDAY([.A263];2);[.$B$1:.$B$7];[.$C$1:.$C$7])" office:value-type="string" office:string-value="wtorek" calcext:value-type="string">
            <text:p>wtorek</text:p>
          </table:table-cell>
          <table:table-cell table:formula="of:=[.L262]" office:value-type="float" office:value="39.21" calcext:value-type="float">
            <text:p>39,21</text:p>
          </table:table-cell>
          <table:table-cell table:formula="of:=[.M262]" office:value-type="float" office:value="15.15" calcext:value-type="float">
            <text:p>15,15</text:p>
          </table:table-cell>
          <table:table-cell table:formula="of:=ROUND(IF([.E263]&gt;[.$F$6];IF([.E263]-(([.B263]*[.$G$3])/100)&lt;0;((([.E263]*100)/[.$G$3])*[.$G$2])/100;0);([.$G$2]*([.B263]/2))/100);2)" office:value-type="float" office:value="0" calcext:value-type="float">
            <text:p>0,00</text:p>
          </table:table-cell>
          <table:table-cell table:formula="of:=ROUND(IF([.E263]&gt;[.$F$6];IF([.E263]-(([.B263]*[.$G$3])/100)&lt;0;[.E263];([.$G$3]*[.B263])/100);([.$G$3]*([.B263]/2))/100) ;2)" office:value-type="float" office:value="12.15" calcext:value-type="float">
            <text:p>12,15</text:p>
          </table:table-cell>
          <table:table-cell table:formula="of:=[.D263]-[.F263]" office:value-type="float" office:value="39.21" calcext:value-type="float">
            <text:p>39,21</text:p>
          </table:table-cell>
          <table:table-cell table:formula="of:=[.E263]-[.G263]" office:value-type="float" office:value="3" calcext:value-type="float">
            <text:p>3,00</text:p>
          </table:table-cell>
          <table:table-cell table:formula="of:=IF([.C263]=[.$L$6];IF([.H263]&lt;[.$N$6];[.$F$2];0);0)" office:value-type="float" office:value="0" calcext:value-type="float">
            <text:p>0,00</text:p>
          </table:table-cell>
          <table:table-cell table:formula="of:=IF([.I263]&lt;5;[.$F$3];0)" office:value-type="float" office:value="30" calcext:value-type="float">
            <text:p>30,00</text:p>
          </table:table-cell>
          <table:table-cell table:formula="of:=IF([.J263]=0;[.H263];[.J263])" office:value-type="float" office:value="39.21" calcext:value-type="float">
            <text:p>39,21</text:p>
          </table:table-cell>
          <table:table-cell table:formula="of:=IF([.K263]=0;[.I263];[.K26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0" calcext:value-type="date">
            <text:p>10.09.2014</text:p>
          </table:table-cell>
          <table:table-cell office:value-type="float" office:value="86" calcext:value-type="float">
            <text:p>86</text:p>
          </table:table-cell>
          <table:table-cell table:formula="of:=LOOKUP(WEEKDAY([.A264];2);[.$B$1:.$B$7];[.$C$1:.$C$7])" office:value-type="string" office:string-value="środa" calcext:value-type="string">
            <text:p>środa</text:p>
          </table:table-cell>
          <table:table-cell table:formula="of:=[.L263]" office:value-type="float" office:value="39.21" calcext:value-type="float">
            <text:p>39,21</text:p>
          </table:table-cell>
          <table:table-cell table:formula="of:=[.M263]" office:value-type="float" office:value="30" calcext:value-type="float">
            <text:p>30,00</text:p>
          </table:table-cell>
          <table:table-cell table:formula="of:=ROUND(IF([.E264]&gt;[.$F$6];IF([.E264]-(([.B264]*[.$G$3])/100)&lt;0;((([.E264]*100)/[.$G$3])*[.$G$2])/100;0);([.$G$2]*([.B264]/2))/100);2)" office:value-type="float" office:value="0" calcext:value-type="float">
            <text:p>0,00</text:p>
          </table:table-cell>
          <table:table-cell table:formula="of:=ROUND(IF([.E264]&gt;[.$F$6];IF([.E264]-(([.B264]*[.$G$3])/100)&lt;0;[.E264];([.$G$3]*[.B264])/100);([.$G$3]*([.B264]/2))/100) ;2)" office:value-type="float" office:value="7.74" calcext:value-type="float">
            <text:p>7,74</text:p>
          </table:table-cell>
          <table:table-cell table:formula="of:=[.D264]-[.F264]" office:value-type="float" office:value="39.21" calcext:value-type="float">
            <text:p>39,21</text:p>
          </table:table-cell>
          <table:table-cell table:formula="of:=[.E264]-[.G264]" office:value-type="float" office:value="22.26" calcext:value-type="float">
            <text:p>22,26</text:p>
          </table:table-cell>
          <table:table-cell table:formula="of:=IF([.C264]=[.$L$6];IF([.H264]&lt;[.$N$6];[.$F$2];0);0)" office:value-type="float" office:value="0" calcext:value-type="float">
            <text:p>0,00</text:p>
          </table:table-cell>
          <table:table-cell table:formula="of:=IF([.I264]&lt;5;[.$F$3];0)" office:value-type="float" office:value="0" calcext:value-type="float">
            <text:p>0,00</text:p>
          </table:table-cell>
          <table:table-cell table:formula="of:=IF([.J264]=0;[.H264];[.J264])" office:value-type="float" office:value="39.21" calcext:value-type="float">
            <text:p>39,21</text:p>
          </table:table-cell>
          <table:table-cell table:formula="of:=IF([.K264]=0;[.I264];[.K264])" office:value-type="float" office:value="22.26" calcext:value-type="float">
            <text:p>22,2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1" calcext:value-type="date">
            <text:p>11.09.2014</text:p>
          </table:table-cell>
          <table:table-cell office:value-type="float" office:value="95" calcext:value-type="float">
            <text:p>95</text:p>
          </table:table-cell>
          <table:table-cell table:formula="of:=LOOKUP(WEEKDAY([.A265];2);[.$B$1:.$B$7];[.$C$1:.$C$7])" office:value-type="string" office:string-value="czwartek" calcext:value-type="string">
            <text:p>czwartek</text:p>
          </table:table-cell>
          <table:table-cell table:formula="of:=[.L264]" office:value-type="float" office:value="39.21" calcext:value-type="float">
            <text:p>39,21</text:p>
          </table:table-cell>
          <table:table-cell table:formula="of:=[.M264]" office:value-type="float" office:value="22.26" calcext:value-type="float">
            <text:p>22,26</text:p>
          </table:table-cell>
          <table:table-cell table:formula="of:=ROUND(IF([.E265]&gt;[.$F$6];IF([.E265]-(([.B265]*[.$G$3])/100)&lt;0;((([.E265]*100)/[.$G$3])*[.$G$2])/100;0);([.$G$2]*([.B265]/2))/100);2)" office:value-type="float" office:value="0" calcext:value-type="float">
            <text:p>0,00</text:p>
          </table:table-cell>
          <table:table-cell table:formula="of:=ROUND(IF([.E265]&gt;[.$F$6];IF([.E265]-(([.B265]*[.$G$3])/100)&lt;0;[.E265];([.$G$3]*[.B265])/100);([.$G$3]*([.B265]/2))/100) ;2)" office:value-type="float" office:value="8.55" calcext:value-type="float">
            <text:p>8,55</text:p>
          </table:table-cell>
          <table:table-cell table:formula="of:=[.D265]-[.F265]" office:value-type="float" office:value="39.21" calcext:value-type="float">
            <text:p>39,21</text:p>
          </table:table-cell>
          <table:table-cell table:formula="of:=[.E265]-[.G265]" office:value-type="float" office:value="13.71" calcext:value-type="float">
            <text:p>13,71</text:p>
          </table:table-cell>
          <table:table-cell table:formula="of:=IF([.C265]=[.$L$6];IF([.H265]&lt;[.$N$6];[.$F$2];0);0)" office:value-type="float" office:value="45" calcext:value-type="float">
            <text:p>45,00</text:p>
          </table:table-cell>
          <table:table-cell table:formula="of:=IF([.I265]&lt;5;[.$F$3];0)" office:value-type="float" office:value="0" calcext:value-type="float">
            <text:p>0,00</text:p>
          </table:table-cell>
          <table:table-cell table:formula="of:=IF([.J265]=0;[.H265];[.J265])" office:value-type="float" office:value="45" calcext:value-type="float">
            <text:p>45,00</text:p>
          </table:table-cell>
          <table:table-cell table:formula="of:=IF([.K265]=0;[.I265];[.K265])" office:value-type="float" office:value="13.71" calcext:value-type="float">
            <text:p>13,7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2" calcext:value-type="date">
            <text:p>12.09.2014</text:p>
          </table:table-cell>
          <table:table-cell office:value-type="float" office:value="42" calcext:value-type="float">
            <text:p>42</text:p>
          </table:table-cell>
          <table:table-cell table:formula="of:=LOOKUP(WEEKDAY([.A266];2);[.$B$1:.$B$7];[.$C$1:.$C$7])" office:value-type="string" office:string-value="piątek" calcext:value-type="string">
            <text:p>piątek</text:p>
          </table:table-cell>
          <table:table-cell table:formula="of:=[.L265]" office:value-type="float" office:value="45" calcext:value-type="float">
            <text:p>45,00</text:p>
          </table:table-cell>
          <table:table-cell table:formula="of:=[.M265]" office:value-type="float" office:value="13.71" calcext:value-type="float">
            <text:p>13,71</text:p>
          </table:table-cell>
          <table:table-cell table:formula="of:=ROUND(IF([.E266]&gt;[.$F$6];IF([.E266]-(([.B266]*[.$G$3])/100)&lt;0;((([.E266]*100)/[.$G$3])*[.$G$2])/100;0);([.$G$2]*([.B266]/2))/100);2)" office:value-type="float" office:value="1.26" calcext:value-type="float">
            <text:p>1,26</text:p>
          </table:table-cell>
          <table:table-cell table:formula="of:=ROUND(IF([.E266]&gt;[.$F$6];IF([.E266]-(([.B266]*[.$G$3])/100)&lt;0;[.E266];([.$G$3]*[.B266])/100);([.$G$3]*([.B266]/2))/100) ;2)" office:value-type="float" office:value="1.89" calcext:value-type="float">
            <text:p>1,89</text:p>
          </table:table-cell>
          <table:table-cell table:formula="of:=[.D266]-[.F266]" office:value-type="float" office:value="43.74" calcext:value-type="float">
            <text:p>43,74</text:p>
          </table:table-cell>
          <table:table-cell table:formula="of:=[.E266]-[.G266]" office:value-type="float" office:value="11.82" calcext:value-type="float">
            <text:p>11,82</text:p>
          </table:table-cell>
          <table:table-cell table:formula="of:=IF([.C266]=[.$L$6];IF([.H266]&lt;[.$N$6];[.$F$2];0);0)" office:value-type="float" office:value="0" calcext:value-type="float">
            <text:p>0,00</text:p>
          </table:table-cell>
          <table:table-cell table:formula="of:=IF([.I266]&lt;5;[.$F$3];0)" office:value-type="float" office:value="0" calcext:value-type="float">
            <text:p>0,00</text:p>
          </table:table-cell>
          <table:table-cell table:formula="of:=IF([.J266]=0;[.H266];[.J266])" office:value-type="float" office:value="43.74" calcext:value-type="float">
            <text:p>43,74</text:p>
          </table:table-cell>
          <table:table-cell table:formula="of:=IF([.K266]=0;[.I266];[.K266])" office:value-type="float" office:value="11.82" calcext:value-type="float">
            <text:p>11,8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3" calcext:value-type="date">
            <text:p>13.09.2014</text:p>
          </table:table-cell>
          <table:table-cell office:value-type="float" office:value="82" calcext:value-type="float">
            <text:p>82</text:p>
          </table:table-cell>
          <table:table-cell table:formula="of:=LOOKUP(WEEKDAY([.A267];2);[.$B$1:.$B$7];[.$C$1:.$C$7])" office:value-type="string" office:string-value="sobota" calcext:value-type="string">
            <text:p>sobota</text:p>
          </table:table-cell>
          <table:table-cell table:formula="of:=[.L266]" office:value-type="float" office:value="43.74" calcext:value-type="float">
            <text:p>43,74</text:p>
          </table:table-cell>
          <table:table-cell table:formula="of:=[.M266]" office:value-type="float" office:value="11.82" calcext:value-type="float">
            <text:p>11,82</text:p>
          </table:table-cell>
          <table:table-cell table:formula="of:=ROUND(IF([.E267]&gt;[.$F$6];IF([.E267]-(([.B267]*[.$G$3])/100)&lt;0;((([.E267]*100)/[.$G$3])*[.$G$2])/100;0);([.$G$2]*([.B267]/2))/100);2)" office:value-type="float" office:value="2.46" calcext:value-type="float">
            <text:p>2,46</text:p>
          </table:table-cell>
          <table:table-cell table:formula="of:=ROUND(IF([.E267]&gt;[.$F$6];IF([.E267]-(([.B267]*[.$G$3])/100)&lt;0;[.E267];([.$G$3]*[.B267])/100);([.$G$3]*([.B267]/2))/100) ;2)" office:value-type="float" office:value="3.69" calcext:value-type="float">
            <text:p>3,69</text:p>
          </table:table-cell>
          <table:table-cell table:formula="of:=[.D267]-[.F267]" office:value-type="float" office:value="41.28" calcext:value-type="float">
            <text:p>41,28</text:p>
          </table:table-cell>
          <table:table-cell table:formula="of:=[.E267]-[.G267]" office:value-type="float" office:value="8.13" calcext:value-type="float">
            <text:p>8,13</text:p>
          </table:table-cell>
          <table:table-cell table:formula="of:=IF([.C267]=[.$L$6];IF([.H267]&lt;[.$N$6];[.$F$2];0);0)" office:value-type="float" office:value="0" calcext:value-type="float">
            <text:p>0,00</text:p>
          </table:table-cell>
          <table:table-cell table:formula="of:=IF([.I267]&lt;5;[.$F$3];0)" office:value-type="float" office:value="0" calcext:value-type="float">
            <text:p>0,00</text:p>
          </table:table-cell>
          <table:table-cell table:formula="of:=IF([.J267]=0;[.H267];[.J267])" office:value-type="float" office:value="41.28" calcext:value-type="float">
            <text:p>41,28</text:p>
          </table:table-cell>
          <table:table-cell table:formula="of:=IF([.K267]=0;[.I267];[.K267])" office:value-type="float" office:value="8.13" calcext:value-type="float">
            <text:p>8,1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4" calcext:value-type="date">
            <text:p>14.09.2014</text:p>
          </table:table-cell>
          <table:table-cell office:value-type="float" office:value="26" calcext:value-type="float">
            <text:p>26</text:p>
          </table:table-cell>
          <table:table-cell table:formula="of:=LOOKUP(WEEKDAY([.A268];2);[.$B$1:.$B$7];[.$C$1:.$C$7])" office:value-type="string" office:string-value="niedziela" calcext:value-type="string">
            <text:p>niedziela</text:p>
          </table:table-cell>
          <table:table-cell table:formula="of:=[.L267]" office:value-type="float" office:value="41.28" calcext:value-type="float">
            <text:p>41,28</text:p>
          </table:table-cell>
          <table:table-cell table:formula="of:=[.M267]" office:value-type="float" office:value="8.13" calcext:value-type="float">
            <text:p>8,13</text:p>
          </table:table-cell>
          <table:table-cell table:formula="of:=ROUND(IF([.E268]&gt;[.$F$6];IF([.E268]-(([.B268]*[.$G$3])/100)&lt;0;((([.E268]*100)/[.$G$3])*[.$G$2])/100;0);([.$G$2]*([.B268]/2))/100);2)" office:value-type="float" office:value="0.78" calcext:value-type="float">
            <text:p>0,78</text:p>
          </table:table-cell>
          <table:table-cell table:formula="of:=ROUND(IF([.E268]&gt;[.$F$6];IF([.E268]-(([.B268]*[.$G$3])/100)&lt;0;[.E268];([.$G$3]*[.B268])/100);([.$G$3]*([.B268]/2))/100) ;2)" office:value-type="float" office:value="1.17" calcext:value-type="float">
            <text:p>1,17</text:p>
          </table:table-cell>
          <table:table-cell table:formula="of:=[.D268]-[.F268]" office:value-type="float" office:value="40.5" calcext:value-type="float">
            <text:p>40,50</text:p>
          </table:table-cell>
          <table:table-cell table:formula="of:=[.E268]-[.G268]" office:value-type="float" office:value="6.96" calcext:value-type="float">
            <text:p>6,96</text:p>
          </table:table-cell>
          <table:table-cell table:formula="of:=IF([.C268]=[.$L$6];IF([.H268]&lt;[.$N$6];[.$F$2];0);0)" office:value-type="float" office:value="0" calcext:value-type="float">
            <text:p>0,00</text:p>
          </table:table-cell>
          <table:table-cell table:formula="of:=IF([.I268]&lt;5;[.$F$3];0)" office:value-type="float" office:value="0" calcext:value-type="float">
            <text:p>0,00</text:p>
          </table:table-cell>
          <table:table-cell table:formula="of:=IF([.J268]=0;[.H268];[.J268])" office:value-type="float" office:value="40.5" calcext:value-type="float">
            <text:p>40,50</text:p>
          </table:table-cell>
          <table:table-cell table:formula="of:=IF([.K268]=0;[.I268];[.K268])" office:value-type="float" office:value="6.96" calcext:value-type="float">
            <text:p>6,9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5" calcext:value-type="date">
            <text:p>15.09.2014</text:p>
          </table:table-cell>
          <table:table-cell office:value-type="float" office:value="114" calcext:value-type="float">
            <text:p>114</text:p>
          </table:table-cell>
          <table:table-cell table:formula="of:=LOOKUP(WEEKDAY([.A269];2);[.$B$1:.$B$7];[.$C$1:.$C$7])" office:value-type="string" office:string-value="poniedziałek" calcext:value-type="string">
            <text:p>poniedziałek</text:p>
          </table:table-cell>
          <table:table-cell table:formula="of:=[.L268]" office:value-type="float" office:value="40.5" calcext:value-type="float">
            <text:p>40,50</text:p>
          </table:table-cell>
          <table:table-cell table:formula="of:=[.M268]" office:value-type="float" office:value="6.96" calcext:value-type="float">
            <text:p>6,96</text:p>
          </table:table-cell>
          <table:table-cell table:formula="of:=ROUND(IF([.E269]&gt;[.$F$6];IF([.E269]-(([.B269]*[.$G$3])/100)&lt;0;((([.E269]*100)/[.$G$3])*[.$G$2])/100;0);([.$G$2]*([.B269]/2))/100);2)" office:value-type="float" office:value="3.42" calcext:value-type="float">
            <text:p>3,42</text:p>
          </table:table-cell>
          <table:table-cell table:formula="of:=ROUND(IF([.E269]&gt;[.$F$6];IF([.E269]-(([.B269]*[.$G$3])/100)&lt;0;[.E269];([.$G$3]*[.B269])/100);([.$G$3]*([.B269]/2))/100) ;2)" office:value-type="float" office:value="5.13" calcext:value-type="float">
            <text:p>5,13</text:p>
          </table:table-cell>
          <table:table-cell table:formula="of:=[.D269]-[.F269]" office:value-type="float" office:value="37.08" calcext:value-type="float">
            <text:p>37,08</text:p>
          </table:table-cell>
          <table:table-cell table:formula="of:=[.E269]-[.G269]" office:value-type="float" office:value="1.83" calcext:value-type="float">
            <text:p>1,83</text:p>
          </table:table-cell>
          <table:table-cell table:formula="of:=IF([.C269]=[.$L$6];IF([.H269]&lt;[.$N$6];[.$F$2];0);0)" office:value-type="float" office:value="0" calcext:value-type="float">
            <text:p>0,00</text:p>
          </table:table-cell>
          <table:table-cell table:formula="of:=IF([.I269]&lt;5;[.$F$3];0)" office:value-type="float" office:value="30" calcext:value-type="float">
            <text:p>30,00</text:p>
          </table:table-cell>
          <table:table-cell table:formula="of:=IF([.J269]=0;[.H269];[.J269])" office:value-type="float" office:value="37.08" calcext:value-type="float">
            <text:p>37,08</text:p>
          </table:table-cell>
          <table:table-cell table:formula="of:=IF([.K269]=0;[.I269];[.K26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6" calcext:value-type="date">
            <text:p>16.09.2014</text:p>
          </table:table-cell>
          <table:table-cell office:value-type="float" office:value="49" calcext:value-type="float">
            <text:p>49</text:p>
          </table:table-cell>
          <table:table-cell table:formula="of:=LOOKUP(WEEKDAY([.A270];2);[.$B$1:.$B$7];[.$C$1:.$C$7])" office:value-type="string" office:string-value="wtorek" calcext:value-type="string">
            <text:p>wtorek</text:p>
          </table:table-cell>
          <table:table-cell table:formula="of:=[.L269]" office:value-type="float" office:value="37.08" calcext:value-type="float">
            <text:p>37,08</text:p>
          </table:table-cell>
          <table:table-cell table:formula="of:=[.M269]" office:value-type="float" office:value="30" calcext:value-type="float">
            <text:p>30,00</text:p>
          </table:table-cell>
          <table:table-cell table:formula="of:=ROUND(IF([.E270]&gt;[.$F$6];IF([.E270]-(([.B270]*[.$G$3])/100)&lt;0;((([.E270]*100)/[.$G$3])*[.$G$2])/100;0);([.$G$2]*([.B270]/2))/100);2)" office:value-type="float" office:value="0" calcext:value-type="float">
            <text:p>0,00</text:p>
          </table:table-cell>
          <table:table-cell table:formula="of:=ROUND(IF([.E270]&gt;[.$F$6];IF([.E270]-(([.B270]*[.$G$3])/100)&lt;0;[.E270];([.$G$3]*[.B270])/100);([.$G$3]*([.B270]/2))/100) ;2)" office:value-type="float" office:value="4.41" calcext:value-type="float">
            <text:p>4,41</text:p>
          </table:table-cell>
          <table:table-cell table:formula="of:=[.D270]-[.F270]" office:value-type="float" office:value="37.08" calcext:value-type="float">
            <text:p>37,08</text:p>
          </table:table-cell>
          <table:table-cell table:formula="of:=[.E270]-[.G270]" office:value-type="float" office:value="25.59" calcext:value-type="float">
            <text:p>25,59</text:p>
          </table:table-cell>
          <table:table-cell table:formula="of:=IF([.C270]=[.$L$6];IF([.H270]&lt;[.$N$6];[.$F$2];0);0)" office:value-type="float" office:value="0" calcext:value-type="float">
            <text:p>0,00</text:p>
          </table:table-cell>
          <table:table-cell table:formula="of:=IF([.I270]&lt;5;[.$F$3];0)" office:value-type="float" office:value="0" calcext:value-type="float">
            <text:p>0,00</text:p>
          </table:table-cell>
          <table:table-cell table:formula="of:=IF([.J270]=0;[.H270];[.J270])" office:value-type="float" office:value="37.08" calcext:value-type="float">
            <text:p>37,08</text:p>
          </table:table-cell>
          <table:table-cell table:formula="of:=IF([.K270]=0;[.I270];[.K270])" office:value-type="float" office:value="25.59" calcext:value-type="float">
            <text:p>25,5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7" calcext:value-type="date">
            <text:p>17.09.2014</text:p>
          </table:table-cell>
          <table:table-cell office:value-type="float" office:value="138" calcext:value-type="float">
            <text:p>138</text:p>
          </table:table-cell>
          <table:table-cell table:formula="of:=LOOKUP(WEEKDAY([.A271];2);[.$B$1:.$B$7];[.$C$1:.$C$7])" office:value-type="string" office:string-value="środa" calcext:value-type="string">
            <text:p>środa</text:p>
          </table:table-cell>
          <table:table-cell table:formula="of:=[.L270]" office:value-type="float" office:value="37.08" calcext:value-type="float">
            <text:p>37,08</text:p>
          </table:table-cell>
          <table:table-cell table:formula="of:=[.M270]" office:value-type="float" office:value="25.59" calcext:value-type="float">
            <text:p>25,59</text:p>
          </table:table-cell>
          <table:table-cell table:formula="of:=ROUND(IF([.E271]&gt;[.$F$6];IF([.E271]-(([.B271]*[.$G$3])/100)&lt;0;((([.E271]*100)/[.$G$3])*[.$G$2])/100;0);([.$G$2]*([.B271]/2))/100);2)" office:value-type="float" office:value="0" calcext:value-type="float">
            <text:p>0,00</text:p>
          </table:table-cell>
          <table:table-cell table:formula="of:=ROUND(IF([.E271]&gt;[.$F$6];IF([.E271]-(([.B271]*[.$G$3])/100)&lt;0;[.E271];([.$G$3]*[.B271])/100);([.$G$3]*([.B271]/2))/100) ;2)" office:value-type="float" office:value="12.42" calcext:value-type="float">
            <text:p>12,42</text:p>
          </table:table-cell>
          <table:table-cell table:formula="of:=[.D271]-[.F271]" office:value-type="float" office:value="37.08" calcext:value-type="float">
            <text:p>37,08</text:p>
          </table:table-cell>
          <table:table-cell table:formula="of:=[.E271]-[.G271]" office:value-type="float" office:value="13.17" calcext:value-type="float">
            <text:p>13,17</text:p>
          </table:table-cell>
          <table:table-cell table:formula="of:=IF([.C271]=[.$L$6];IF([.H271]&lt;[.$N$6];[.$F$2];0);0)" office:value-type="float" office:value="0" calcext:value-type="float">
            <text:p>0,00</text:p>
          </table:table-cell>
          <table:table-cell table:formula="of:=IF([.I271]&lt;5;[.$F$3];0)" office:value-type="float" office:value="0" calcext:value-type="float">
            <text:p>0,00</text:p>
          </table:table-cell>
          <table:table-cell table:formula="of:=IF([.J271]=0;[.H271];[.J271])" office:value-type="float" office:value="37.08" calcext:value-type="float">
            <text:p>37,08</text:p>
          </table:table-cell>
          <table:table-cell table:formula="of:=IF([.K271]=0;[.I271];[.K271])" office:value-type="float" office:value="13.17" calcext:value-type="float">
            <text:p>13,1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8" calcext:value-type="date">
            <text:p>18.09.2014</text:p>
          </table:table-cell>
          <table:table-cell office:value-type="float" office:value="47" calcext:value-type="float">
            <text:p>47</text:p>
          </table:table-cell>
          <table:table-cell table:formula="of:=LOOKUP(WEEKDAY([.A272];2);[.$B$1:.$B$7];[.$C$1:.$C$7])" office:value-type="string" office:string-value="czwartek" calcext:value-type="string">
            <text:p>czwartek</text:p>
          </table:table-cell>
          <table:table-cell table:formula="of:=[.L271]" office:value-type="float" office:value="37.08" calcext:value-type="float">
            <text:p>37,08</text:p>
          </table:table-cell>
          <table:table-cell table:formula="of:=[.M271]" office:value-type="float" office:value="13.17" calcext:value-type="float">
            <text:p>13,17</text:p>
          </table:table-cell>
          <table:table-cell table:formula="of:=ROUND(IF([.E272]&gt;[.$F$6];IF([.E272]-(([.B272]*[.$G$3])/100)&lt;0;((([.E272]*100)/[.$G$3])*[.$G$2])/100;0);([.$G$2]*([.B272]/2))/100);2)" office:value-type="float" office:value="1.41" calcext:value-type="float">
            <text:p>1,41</text:p>
          </table:table-cell>
          <table:table-cell table:formula="of:=ROUND(IF([.E272]&gt;[.$F$6];IF([.E272]-(([.B272]*[.$G$3])/100)&lt;0;[.E272];([.$G$3]*[.B272])/100);([.$G$3]*([.B272]/2))/100) ;2)" office:value-type="float" office:value="2.12" calcext:value-type="float">
            <text:p>2,12</text:p>
          </table:table-cell>
          <table:table-cell table:formula="of:=[.D272]-[.F272]" office:value-type="float" office:value="35.67" calcext:value-type="float">
            <text:p>35,67</text:p>
          </table:table-cell>
          <table:table-cell table:formula="of:=[.E272]-[.G272]" office:value-type="float" office:value="11.05" calcext:value-type="float">
            <text:p>11,05</text:p>
          </table:table-cell>
          <table:table-cell table:formula="of:=IF([.C272]=[.$L$6];IF([.H272]&lt;[.$N$6];[.$F$2];0);0)" office:value-type="float" office:value="45" calcext:value-type="float">
            <text:p>45,00</text:p>
          </table:table-cell>
          <table:table-cell table:formula="of:=IF([.I272]&lt;5;[.$F$3];0)" office:value-type="float" office:value="0" calcext:value-type="float">
            <text:p>0,00</text:p>
          </table:table-cell>
          <table:table-cell table:formula="of:=IF([.J272]=0;[.H272];[.J272])" office:value-type="float" office:value="45" calcext:value-type="float">
            <text:p>45,00</text:p>
          </table:table-cell>
          <table:table-cell table:formula="of:=IF([.K272]=0;[.I272];[.K272])" office:value-type="float" office:value="11.05" calcext:value-type="float">
            <text:p>11,0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19" calcext:value-type="date">
            <text:p>19.09.2014</text:p>
          </table:table-cell>
          <table:table-cell office:value-type="float" office:value="85" calcext:value-type="float">
            <text:p>85</text:p>
          </table:table-cell>
          <table:table-cell table:formula="of:=LOOKUP(WEEKDAY([.A273];2);[.$B$1:.$B$7];[.$C$1:.$C$7])" office:value-type="string" office:string-value="piątek" calcext:value-type="string">
            <text:p>piątek</text:p>
          </table:table-cell>
          <table:table-cell table:formula="of:=[.L272]" office:value-type="float" office:value="45" calcext:value-type="float">
            <text:p>45,00</text:p>
          </table:table-cell>
          <table:table-cell table:formula="of:=[.M272]" office:value-type="float" office:value="11.05" calcext:value-type="float">
            <text:p>11,05</text:p>
          </table:table-cell>
          <table:table-cell table:formula="of:=ROUND(IF([.E273]&gt;[.$F$6];IF([.E273]-(([.B273]*[.$G$3])/100)&lt;0;((([.E273]*100)/[.$G$3])*[.$G$2])/100;0);([.$G$2]*([.B273]/2))/100);2)" office:value-type="float" office:value="2.55" calcext:value-type="float">
            <text:p>2,55</text:p>
          </table:table-cell>
          <table:table-cell table:formula="of:=ROUND(IF([.E273]&gt;[.$F$6];IF([.E273]-(([.B273]*[.$G$3])/100)&lt;0;[.E273];([.$G$3]*[.B273])/100);([.$G$3]*([.B273]/2))/100) ;2)" office:value-type="float" office:value="3.83" calcext:value-type="float">
            <text:p>3,83</text:p>
          </table:table-cell>
          <table:table-cell table:formula="of:=[.D273]-[.F273]" office:value-type="float" office:value="42.45" calcext:value-type="float">
            <text:p>42,45</text:p>
          </table:table-cell>
          <table:table-cell table:formula="of:=[.E273]-[.G273]" office:value-type="float" office:value="7.22" calcext:value-type="float">
            <text:p>7,22</text:p>
          </table:table-cell>
          <table:table-cell table:formula="of:=IF([.C273]=[.$L$6];IF([.H273]&lt;[.$N$6];[.$F$2];0);0)" office:value-type="float" office:value="0" calcext:value-type="float">
            <text:p>0,00</text:p>
          </table:table-cell>
          <table:table-cell table:formula="of:=IF([.I273]&lt;5;[.$F$3];0)" office:value-type="float" office:value="0" calcext:value-type="float">
            <text:p>0,00</text:p>
          </table:table-cell>
          <table:table-cell table:formula="of:=IF([.J273]=0;[.H273];[.J273])" office:value-type="float" office:value="42.45" calcext:value-type="float">
            <text:p>42,45</text:p>
          </table:table-cell>
          <table:table-cell table:formula="of:=IF([.K273]=0;[.I273];[.K273])" office:value-type="float" office:value="7.22" calcext:value-type="float">
            <text:p>7,2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0" calcext:value-type="date">
            <text:p>20.09.2014</text:p>
          </table:table-cell>
          <table:table-cell office:value-type="float" office:value="50" calcext:value-type="float">
            <text:p>50</text:p>
          </table:table-cell>
          <table:table-cell table:formula="of:=LOOKUP(WEEKDAY([.A274];2);[.$B$1:.$B$7];[.$C$1:.$C$7])" office:value-type="string" office:string-value="sobota" calcext:value-type="string">
            <text:p>sobota</text:p>
          </table:table-cell>
          <table:table-cell table:formula="of:=[.L273]" office:value-type="float" office:value="42.45" calcext:value-type="float">
            <text:p>42,45</text:p>
          </table:table-cell>
          <table:table-cell table:formula="of:=[.M273]" office:value-type="float" office:value="7.22" calcext:value-type="float">
            <text:p>7,22</text:p>
          </table:table-cell>
          <table:table-cell table:formula="of:=ROUND(IF([.E274]&gt;[.$F$6];IF([.E274]-(([.B274]*[.$G$3])/100)&lt;0;((([.E274]*100)/[.$G$3])*[.$G$2])/100;0);([.$G$2]*([.B274]/2))/100);2)" office:value-type="float" office:value="1.5" calcext:value-type="float">
            <text:p>1,50</text:p>
          </table:table-cell>
          <table:table-cell table:formula="of:=ROUND(IF([.E274]&gt;[.$F$6];IF([.E274]-(([.B274]*[.$G$3])/100)&lt;0;[.E274];([.$G$3]*[.B274])/100);([.$G$3]*([.B274]/2))/100) ;2)" office:value-type="float" office:value="2.25" calcext:value-type="float">
            <text:p>2,25</text:p>
          </table:table-cell>
          <table:table-cell table:formula="of:=[.D274]-[.F274]" office:value-type="float" office:value="40.95" calcext:value-type="float">
            <text:p>40,95</text:p>
          </table:table-cell>
          <table:table-cell table:formula="of:=[.E274]-[.G274]" office:value-type="float" office:value="4.97" calcext:value-type="float">
            <text:p>4,97</text:p>
          </table:table-cell>
          <table:table-cell table:formula="of:=IF([.C274]=[.$L$6];IF([.H274]&lt;[.$N$6];[.$F$2];0);0)" office:value-type="float" office:value="0" calcext:value-type="float">
            <text:p>0,00</text:p>
          </table:table-cell>
          <table:table-cell table:formula="of:=IF([.I274]&lt;5;[.$F$3];0)" office:value-type="float" office:value="30" calcext:value-type="float">
            <text:p>30,00</text:p>
          </table:table-cell>
          <table:table-cell table:formula="of:=IF([.J274]=0;[.H274];[.J274])" office:value-type="float" office:value="40.95" calcext:value-type="float">
            <text:p>40,95</text:p>
          </table:table-cell>
          <table:table-cell table:formula="of:=IF([.K274]=0;[.I274];[.K274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1" calcext:value-type="date">
            <text:p>21.09.2014</text:p>
          </table:table-cell>
          <table:table-cell office:value-type="float" office:value="133" calcext:value-type="float">
            <text:p>133</text:p>
          </table:table-cell>
          <table:table-cell table:formula="of:=LOOKUP(WEEKDAY([.A275];2);[.$B$1:.$B$7];[.$C$1:.$C$7])" office:value-type="string" office:string-value="niedziela" calcext:value-type="string">
            <text:p>niedziela</text:p>
          </table:table-cell>
          <table:table-cell table:formula="of:=[.L274]" office:value-type="float" office:value="40.95" calcext:value-type="float">
            <text:p>40,95</text:p>
          </table:table-cell>
          <table:table-cell table:formula="of:=[.M274]" office:value-type="float" office:value="30" calcext:value-type="float">
            <text:p>30,00</text:p>
          </table:table-cell>
          <table:table-cell table:formula="of:=ROUND(IF([.E275]&gt;[.$F$6];IF([.E275]-(([.B275]*[.$G$3])/100)&lt;0;((([.E275]*100)/[.$G$3])*[.$G$2])/100;0);([.$G$2]*([.B275]/2))/100);2)" office:value-type="float" office:value="0" calcext:value-type="float">
            <text:p>0,00</text:p>
          </table:table-cell>
          <table:table-cell table:formula="of:=ROUND(IF([.E275]&gt;[.$F$6];IF([.E275]-(([.B275]*[.$G$3])/100)&lt;0;[.E275];([.$G$3]*[.B275])/100);([.$G$3]*([.B275]/2))/100) ;2)" office:value-type="float" office:value="11.97" calcext:value-type="float">
            <text:p>11,97</text:p>
          </table:table-cell>
          <table:table-cell table:formula="of:=[.D275]-[.F275]" office:value-type="float" office:value="40.95" calcext:value-type="float">
            <text:p>40,95</text:p>
          </table:table-cell>
          <table:table-cell table:formula="of:=[.E275]-[.G275]" office:value-type="float" office:value="18.03" calcext:value-type="float">
            <text:p>18,03</text:p>
          </table:table-cell>
          <table:table-cell table:formula="of:=IF([.C275]=[.$L$6];IF([.H275]&lt;[.$N$6];[.$F$2];0);0)" office:value-type="float" office:value="0" calcext:value-type="float">
            <text:p>0,00</text:p>
          </table:table-cell>
          <table:table-cell table:formula="of:=IF([.I275]&lt;5;[.$F$3];0)" office:value-type="float" office:value="0" calcext:value-type="float">
            <text:p>0,00</text:p>
          </table:table-cell>
          <table:table-cell table:formula="of:=IF([.J275]=0;[.H275];[.J275])" office:value-type="float" office:value="40.95" calcext:value-type="float">
            <text:p>40,95</text:p>
          </table:table-cell>
          <table:table-cell table:formula="of:=IF([.K275]=0;[.I275];[.K275])" office:value-type="float" office:value="18.03" calcext:value-type="float">
            <text:p>18,0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2" calcext:value-type="date">
            <text:p>22.09.2014</text:p>
          </table:table-cell>
          <table:table-cell office:value-type="float" office:value="128" calcext:value-type="float">
            <text:p>128</text:p>
          </table:table-cell>
          <table:table-cell table:formula="of:=LOOKUP(WEEKDAY([.A276];2);[.$B$1:.$B$7];[.$C$1:.$C$7])" office:value-type="string" office:string-value="poniedziałek" calcext:value-type="string">
            <text:p>poniedziałek</text:p>
          </table:table-cell>
          <table:table-cell table:formula="of:=[.L275]" office:value-type="float" office:value="40.95" calcext:value-type="float">
            <text:p>40,95</text:p>
          </table:table-cell>
          <table:table-cell table:formula="of:=[.M275]" office:value-type="float" office:value="18.03" calcext:value-type="float">
            <text:p>18,03</text:p>
          </table:table-cell>
          <table:table-cell table:formula="of:=ROUND(IF([.E276]&gt;[.$F$6];IF([.E276]-(([.B276]*[.$G$3])/100)&lt;0;((([.E276]*100)/[.$G$3])*[.$G$2])/100;0);([.$G$2]*([.B276]/2))/100);2)" office:value-type="float" office:value="0" calcext:value-type="float">
            <text:p>0,00</text:p>
          </table:table-cell>
          <table:table-cell table:formula="of:=ROUND(IF([.E276]&gt;[.$F$6];IF([.E276]-(([.B276]*[.$G$3])/100)&lt;0;[.E276];([.$G$3]*[.B276])/100);([.$G$3]*([.B276]/2))/100) ;2)" office:value-type="float" office:value="11.52" calcext:value-type="float">
            <text:p>11,52</text:p>
          </table:table-cell>
          <table:table-cell table:formula="of:=[.D276]-[.F276]" office:value-type="float" office:value="40.95" calcext:value-type="float">
            <text:p>40,95</text:p>
          </table:table-cell>
          <table:table-cell table:formula="of:=[.E276]-[.G276]" office:value-type="float" office:value="6.51" calcext:value-type="float">
            <text:p>6,51</text:p>
          </table:table-cell>
          <table:table-cell table:formula="of:=IF([.C276]=[.$L$6];IF([.H276]&lt;[.$N$6];[.$F$2];0);0)" office:value-type="float" office:value="0" calcext:value-type="float">
            <text:p>0,00</text:p>
          </table:table-cell>
          <table:table-cell table:formula="of:=IF([.I276]&lt;5;[.$F$3];0)" office:value-type="float" office:value="0" calcext:value-type="float">
            <text:p>0,00</text:p>
          </table:table-cell>
          <table:table-cell table:formula="of:=IF([.J276]=0;[.H276];[.J276])" office:value-type="float" office:value="40.95" calcext:value-type="float">
            <text:p>40,95</text:p>
          </table:table-cell>
          <table:table-cell table:formula="of:=IF([.K276]=0;[.I276];[.K276])" office:value-type="float" office:value="6.51" calcext:value-type="float">
            <text:p>6,5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3" calcext:value-type="date">
            <text:p>23.09.2014</text:p>
          </table:table-cell>
          <table:table-cell office:value-type="float" office:value="138" calcext:value-type="float">
            <text:p>138</text:p>
          </table:table-cell>
          <table:table-cell table:formula="of:=LOOKUP(WEEKDAY([.A277];2);[.$B$1:.$B$7];[.$C$1:.$C$7])" office:value-type="string" office:string-value="wtorek" calcext:value-type="string">
            <text:p>wtorek</text:p>
          </table:table-cell>
          <table:table-cell table:formula="of:=[.L276]" office:value-type="float" office:value="40.95" calcext:value-type="float">
            <text:p>40,95</text:p>
          </table:table-cell>
          <table:table-cell table:formula="of:=[.M276]" office:value-type="float" office:value="6.51" calcext:value-type="float">
            <text:p>6,51</text:p>
          </table:table-cell>
          <table:table-cell table:formula="of:=ROUND(IF([.E277]&gt;[.$F$6];IF([.E277]-(([.B277]*[.$G$3])/100)&lt;0;((([.E277]*100)/[.$G$3])*[.$G$2])/100;0);([.$G$2]*([.B277]/2))/100);2)" office:value-type="float" office:value="4.14" calcext:value-type="float">
            <text:p>4,14</text:p>
          </table:table-cell>
          <table:table-cell table:formula="of:=ROUND(IF([.E277]&gt;[.$F$6];IF([.E277]-(([.B277]*[.$G$3])/100)&lt;0;[.E277];([.$G$3]*[.B277])/100);([.$G$3]*([.B277]/2))/100) ;2)" office:value-type="float" office:value="6.21" calcext:value-type="float">
            <text:p>6,21</text:p>
          </table:table-cell>
          <table:table-cell table:formula="of:=[.D277]-[.F277]" office:value-type="float" office:value="36.81" calcext:value-type="float">
            <text:p>36,81</text:p>
          </table:table-cell>
          <table:table-cell table:formula="of:=[.E277]-[.G277]" office:value-type="float" office:value="0.300000000000002" calcext:value-type="float">
            <text:p>0,30</text:p>
          </table:table-cell>
          <table:table-cell table:formula="of:=IF([.C277]=[.$L$6];IF([.H277]&lt;[.$N$6];[.$F$2];0);0)" office:value-type="float" office:value="0" calcext:value-type="float">
            <text:p>0,00</text:p>
          </table:table-cell>
          <table:table-cell table:formula="of:=IF([.I277]&lt;5;[.$F$3];0)" office:value-type="float" office:value="30" calcext:value-type="float">
            <text:p>30,00</text:p>
          </table:table-cell>
          <table:table-cell table:formula="of:=IF([.J277]=0;[.H277];[.J277])" office:value-type="float" office:value="36.81" calcext:value-type="float">
            <text:p>36,81</text:p>
          </table:table-cell>
          <table:table-cell table:formula="of:=IF([.K277]=0;[.I277];[.K27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4" calcext:value-type="date">
            <text:p>24.09.2014</text:p>
          </table:table-cell>
          <table:table-cell office:value-type="float" office:value="25" calcext:value-type="float">
            <text:p>25</text:p>
          </table:table-cell>
          <table:table-cell table:formula="of:=LOOKUP(WEEKDAY([.A278];2);[.$B$1:.$B$7];[.$C$1:.$C$7])" office:value-type="string" office:string-value="środa" calcext:value-type="string">
            <text:p>środa</text:p>
          </table:table-cell>
          <table:table-cell table:formula="of:=[.L277]" office:value-type="float" office:value="36.81" calcext:value-type="float">
            <text:p>36,81</text:p>
          </table:table-cell>
          <table:table-cell table:formula="of:=[.M277]" office:value-type="float" office:value="30" calcext:value-type="float">
            <text:p>30,00</text:p>
          </table:table-cell>
          <table:table-cell table:formula="of:=ROUND(IF([.E278]&gt;[.$F$6];IF([.E278]-(([.B278]*[.$G$3])/100)&lt;0;((([.E278]*100)/[.$G$3])*[.$G$2])/100;0);([.$G$2]*([.B278]/2))/100);2)" office:value-type="float" office:value="0" calcext:value-type="float">
            <text:p>0,00</text:p>
          </table:table-cell>
          <table:table-cell table:formula="of:=ROUND(IF([.E278]&gt;[.$F$6];IF([.E278]-(([.B278]*[.$G$3])/100)&lt;0;[.E278];([.$G$3]*[.B278])/100);([.$G$3]*([.B278]/2))/100) ;2)" office:value-type="float" office:value="2.25" calcext:value-type="float">
            <text:p>2,25</text:p>
          </table:table-cell>
          <table:table-cell table:formula="of:=[.D278]-[.F278]" office:value-type="float" office:value="36.81" calcext:value-type="float">
            <text:p>36,81</text:p>
          </table:table-cell>
          <table:table-cell table:formula="of:=[.E278]-[.G278]" office:value-type="float" office:value="27.75" calcext:value-type="float">
            <text:p>27,75</text:p>
          </table:table-cell>
          <table:table-cell table:formula="of:=IF([.C278]=[.$L$6];IF([.H278]&lt;[.$N$6];[.$F$2];0);0)" office:value-type="float" office:value="0" calcext:value-type="float">
            <text:p>0,00</text:p>
          </table:table-cell>
          <table:table-cell table:formula="of:=IF([.I278]&lt;5;[.$F$3];0)" office:value-type="float" office:value="0" calcext:value-type="float">
            <text:p>0,00</text:p>
          </table:table-cell>
          <table:table-cell table:formula="of:=IF([.J278]=0;[.H278];[.J278])" office:value-type="float" office:value="36.81" calcext:value-type="float">
            <text:p>36,81</text:p>
          </table:table-cell>
          <table:table-cell table:formula="of:=IF([.K278]=0;[.I278];[.K278])" office:value-type="float" office:value="27.75" calcext:value-type="float">
            <text:p>27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5" calcext:value-type="date">
            <text:p>25.09.2014</text:p>
          </table:table-cell>
          <table:table-cell office:value-type="float" office:value="133" calcext:value-type="float">
            <text:p>133</text:p>
          </table:table-cell>
          <table:table-cell table:formula="of:=LOOKUP(WEEKDAY([.A279];2);[.$B$1:.$B$7];[.$C$1:.$C$7])" office:value-type="string" office:string-value="czwartek" calcext:value-type="string">
            <text:p>czwartek</text:p>
          </table:table-cell>
          <table:table-cell table:formula="of:=[.L278]" office:value-type="float" office:value="36.81" calcext:value-type="float">
            <text:p>36,81</text:p>
          </table:table-cell>
          <table:table-cell table:formula="of:=[.M278]" office:value-type="float" office:value="27.75" calcext:value-type="float">
            <text:p>27,75</text:p>
          </table:table-cell>
          <table:table-cell table:formula="of:=ROUND(IF([.E279]&gt;[.$F$6];IF([.E279]-(([.B279]*[.$G$3])/100)&lt;0;((([.E279]*100)/[.$G$3])*[.$G$2])/100;0);([.$G$2]*([.B279]/2))/100);2)" office:value-type="float" office:value="0" calcext:value-type="float">
            <text:p>0,00</text:p>
          </table:table-cell>
          <table:table-cell table:formula="of:=ROUND(IF([.E279]&gt;[.$F$6];IF([.E279]-(([.B279]*[.$G$3])/100)&lt;0;[.E279];([.$G$3]*[.B279])/100);([.$G$3]*([.B279]/2))/100) ;2)" office:value-type="float" office:value="11.97" calcext:value-type="float">
            <text:p>11,97</text:p>
          </table:table-cell>
          <table:table-cell table:formula="of:=[.D279]-[.F279]" office:value-type="float" office:value="36.81" calcext:value-type="float">
            <text:p>36,81</text:p>
          </table:table-cell>
          <table:table-cell table:formula="of:=[.E279]-[.G279]" office:value-type="float" office:value="15.78" calcext:value-type="float">
            <text:p>15,78</text:p>
          </table:table-cell>
          <table:table-cell table:formula="of:=IF([.C279]=[.$L$6];IF([.H279]&lt;[.$N$6];[.$F$2];0);0)" office:value-type="float" office:value="45" calcext:value-type="float">
            <text:p>45,00</text:p>
          </table:table-cell>
          <table:table-cell table:formula="of:=IF([.I279]&lt;5;[.$F$3];0)" office:value-type="float" office:value="0" calcext:value-type="float">
            <text:p>0,00</text:p>
          </table:table-cell>
          <table:table-cell table:formula="of:=IF([.J279]=0;[.H279];[.J279])" office:value-type="float" office:value="45" calcext:value-type="float">
            <text:p>45,00</text:p>
          </table:table-cell>
          <table:table-cell table:formula="of:=IF([.K279]=0;[.I279];[.K279])" office:value-type="float" office:value="15.78" calcext:value-type="float">
            <text:p>15,7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6" calcext:value-type="date">
            <text:p>26.09.2014</text:p>
          </table:table-cell>
          <table:table-cell office:value-type="float" office:value="110" calcext:value-type="float">
            <text:p>110</text:p>
          </table:table-cell>
          <table:table-cell table:formula="of:=LOOKUP(WEEKDAY([.A280];2);[.$B$1:.$B$7];[.$C$1:.$C$7])" office:value-type="string" office:string-value="piątek" calcext:value-type="string">
            <text:p>piątek</text:p>
          </table:table-cell>
          <table:table-cell table:formula="of:=[.L279]" office:value-type="float" office:value="45" calcext:value-type="float">
            <text:p>45,00</text:p>
          </table:table-cell>
          <table:table-cell table:formula="of:=[.M279]" office:value-type="float" office:value="15.78" calcext:value-type="float">
            <text:p>15,78</text:p>
          </table:table-cell>
          <table:table-cell table:formula="of:=ROUND(IF([.E280]&gt;[.$F$6];IF([.E280]-(([.B280]*[.$G$3])/100)&lt;0;((([.E280]*100)/[.$G$3])*[.$G$2])/100;0);([.$G$2]*([.B280]/2))/100);2)" office:value-type="float" office:value="0" calcext:value-type="float">
            <text:p>0,00</text:p>
          </table:table-cell>
          <table:table-cell table:formula="of:=ROUND(IF([.E280]&gt;[.$F$6];IF([.E280]-(([.B280]*[.$G$3])/100)&lt;0;[.E280];([.$G$3]*[.B280])/100);([.$G$3]*([.B280]/2))/100) ;2)" office:value-type="float" office:value="9.9" calcext:value-type="float">
            <text:p>9,90</text:p>
          </table:table-cell>
          <table:table-cell table:formula="of:=[.D280]-[.F280]" office:value-type="float" office:value="45" calcext:value-type="float">
            <text:p>45,00</text:p>
          </table:table-cell>
          <table:table-cell table:formula="of:=[.E280]-[.G280]" office:value-type="float" office:value="5.88" calcext:value-type="float">
            <text:p>5,88</text:p>
          </table:table-cell>
          <table:table-cell table:formula="of:=IF([.C280]=[.$L$6];IF([.H280]&lt;[.$N$6];[.$F$2];0);0)" office:value-type="float" office:value="0" calcext:value-type="float">
            <text:p>0,00</text:p>
          </table:table-cell>
          <table:table-cell table:formula="of:=IF([.I280]&lt;5;[.$F$3];0)" office:value-type="float" office:value="0" calcext:value-type="float">
            <text:p>0,00</text:p>
          </table:table-cell>
          <table:table-cell table:formula="of:=IF([.J280]=0;[.H280];[.J280])" office:value-type="float" office:value="45" calcext:value-type="float">
            <text:p>45,00</text:p>
          </table:table-cell>
          <table:table-cell table:formula="of:=IF([.K280]=0;[.I280];[.K280])" office:value-type="float" office:value="5.88" calcext:value-type="float">
            <text:p>5,8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7" calcext:value-type="date">
            <text:p>27.09.2014</text:p>
          </table:table-cell>
          <table:table-cell office:value-type="float" office:value="24" calcext:value-type="float">
            <text:p>24</text:p>
          </table:table-cell>
          <table:table-cell table:formula="of:=LOOKUP(WEEKDAY([.A281];2);[.$B$1:.$B$7];[.$C$1:.$C$7])" office:value-type="string" office:string-value="sobota" calcext:value-type="string">
            <text:p>sobota</text:p>
          </table:table-cell>
          <table:table-cell table:formula="of:=[.L280]" office:value-type="float" office:value="45" calcext:value-type="float">
            <text:p>45,00</text:p>
          </table:table-cell>
          <table:table-cell table:formula="of:=[.M280]" office:value-type="float" office:value="5.88" calcext:value-type="float">
            <text:p>5,88</text:p>
          </table:table-cell>
          <table:table-cell table:formula="of:=ROUND(IF([.E281]&gt;[.$F$6];IF([.E281]-(([.B281]*[.$G$3])/100)&lt;0;((([.E281]*100)/[.$G$3])*[.$G$2])/100;0);([.$G$2]*([.B281]/2))/100);2)" office:value-type="float" office:value="0.72" calcext:value-type="float">
            <text:p>0,72</text:p>
          </table:table-cell>
          <table:table-cell table:formula="of:=ROUND(IF([.E281]&gt;[.$F$6];IF([.E281]-(([.B281]*[.$G$3])/100)&lt;0;[.E281];([.$G$3]*[.B281])/100);([.$G$3]*([.B281]/2))/100) ;2)" office:value-type="float" office:value="1.08" calcext:value-type="float">
            <text:p>1,08</text:p>
          </table:table-cell>
          <table:table-cell table:formula="of:=[.D281]-[.F281]" office:value-type="float" office:value="44.28" calcext:value-type="float">
            <text:p>44,28</text:p>
          </table:table-cell>
          <table:table-cell table:formula="of:=[.E281]-[.G281]" office:value-type="float" office:value="4.8" calcext:value-type="float">
            <text:p>4,80</text:p>
          </table:table-cell>
          <table:table-cell table:formula="of:=IF([.C281]=[.$L$6];IF([.H281]&lt;[.$N$6];[.$F$2];0);0)" office:value-type="float" office:value="0" calcext:value-type="float">
            <text:p>0,00</text:p>
          </table:table-cell>
          <table:table-cell table:formula="of:=IF([.I281]&lt;5;[.$F$3];0)" office:value-type="float" office:value="30" calcext:value-type="float">
            <text:p>30,00</text:p>
          </table:table-cell>
          <table:table-cell table:formula="of:=IF([.J281]=0;[.H281];[.J281])" office:value-type="float" office:value="44.28" calcext:value-type="float">
            <text:p>44,28</text:p>
          </table:table-cell>
          <table:table-cell table:formula="of:=IF([.K281]=0;[.I281];[.K28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8" calcext:value-type="date">
            <text:p>28.09.2014</text:p>
          </table:table-cell>
          <table:table-cell office:value-type="float" office:value="65" calcext:value-type="float">
            <text:p>65</text:p>
          </table:table-cell>
          <table:table-cell table:formula="of:=LOOKUP(WEEKDAY([.A282];2);[.$B$1:.$B$7];[.$C$1:.$C$7])" office:value-type="string" office:string-value="niedziela" calcext:value-type="string">
            <text:p>niedziela</text:p>
          </table:table-cell>
          <table:table-cell table:formula="of:=[.L281]" office:value-type="float" office:value="44.28" calcext:value-type="float">
            <text:p>44,28</text:p>
          </table:table-cell>
          <table:table-cell table:formula="of:=[.M281]" office:value-type="float" office:value="30" calcext:value-type="float">
            <text:p>30,00</text:p>
          </table:table-cell>
          <table:table-cell table:formula="of:=ROUND(IF([.E282]&gt;[.$F$6];IF([.E282]-(([.B282]*[.$G$3])/100)&lt;0;((([.E282]*100)/[.$G$3])*[.$G$2])/100;0);([.$G$2]*([.B282]/2))/100);2)" office:value-type="float" office:value="0" calcext:value-type="float">
            <text:p>0,00</text:p>
          </table:table-cell>
          <table:table-cell table:formula="of:=ROUND(IF([.E282]&gt;[.$F$6];IF([.E282]-(([.B282]*[.$G$3])/100)&lt;0;[.E282];([.$G$3]*[.B282])/100);([.$G$3]*([.B282]/2))/100) ;2)" office:value-type="float" office:value="5.85" calcext:value-type="float">
            <text:p>5,85</text:p>
          </table:table-cell>
          <table:table-cell table:formula="of:=[.D282]-[.F282]" office:value-type="float" office:value="44.28" calcext:value-type="float">
            <text:p>44,28</text:p>
          </table:table-cell>
          <table:table-cell table:formula="of:=[.E282]-[.G282]" office:value-type="float" office:value="24.15" calcext:value-type="float">
            <text:p>24,15</text:p>
          </table:table-cell>
          <table:table-cell table:formula="of:=IF([.C282]=[.$L$6];IF([.H282]&lt;[.$N$6];[.$F$2];0);0)" office:value-type="float" office:value="0" calcext:value-type="float">
            <text:p>0,00</text:p>
          </table:table-cell>
          <table:table-cell table:formula="of:=IF([.I282]&lt;5;[.$F$3];0)" office:value-type="float" office:value="0" calcext:value-type="float">
            <text:p>0,00</text:p>
          </table:table-cell>
          <table:table-cell table:formula="of:=IF([.J282]=0;[.H282];[.J282])" office:value-type="float" office:value="44.28" calcext:value-type="float">
            <text:p>44,28</text:p>
          </table:table-cell>
          <table:table-cell table:formula="of:=IF([.K282]=0;[.I282];[.K282])" office:value-type="float" office:value="24.15" calcext:value-type="float">
            <text:p>24,1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29" calcext:value-type="date">
            <text:p>29.09.2014</text:p>
          </table:table-cell>
          <table:table-cell office:value-type="float" office:value="61" calcext:value-type="float">
            <text:p>61</text:p>
          </table:table-cell>
          <table:table-cell table:formula="of:=LOOKUP(WEEKDAY([.A283];2);[.$B$1:.$B$7];[.$C$1:.$C$7])" office:value-type="string" office:string-value="poniedziałek" calcext:value-type="string">
            <text:p>poniedziałek</text:p>
          </table:table-cell>
          <table:table-cell table:formula="of:=[.L282]" office:value-type="float" office:value="44.28" calcext:value-type="float">
            <text:p>44,28</text:p>
          </table:table-cell>
          <table:table-cell table:formula="of:=[.M282]" office:value-type="float" office:value="24.15" calcext:value-type="float">
            <text:p>24,15</text:p>
          </table:table-cell>
          <table:table-cell table:formula="of:=ROUND(IF([.E283]&gt;[.$F$6];IF([.E283]-(([.B283]*[.$G$3])/100)&lt;0;((([.E283]*100)/[.$G$3])*[.$G$2])/100;0);([.$G$2]*([.B283]/2))/100);2)" office:value-type="float" office:value="0" calcext:value-type="float">
            <text:p>0,00</text:p>
          </table:table-cell>
          <table:table-cell table:formula="of:=ROUND(IF([.E283]&gt;[.$F$6];IF([.E283]-(([.B283]*[.$G$3])/100)&lt;0;[.E283];([.$G$3]*[.B283])/100);([.$G$3]*([.B283]/2))/100) ;2)" office:value-type="float" office:value="5.49" calcext:value-type="float">
            <text:p>5,49</text:p>
          </table:table-cell>
          <table:table-cell table:formula="of:=[.D283]-[.F283]" office:value-type="float" office:value="44.28" calcext:value-type="float">
            <text:p>44,28</text:p>
          </table:table-cell>
          <table:table-cell table:formula="of:=[.E283]-[.G283]" office:value-type="float" office:value="18.66" calcext:value-type="float">
            <text:p>18,66</text:p>
          </table:table-cell>
          <table:table-cell table:formula="of:=IF([.C283]=[.$L$6];IF([.H283]&lt;[.$N$6];[.$F$2];0);0)" office:value-type="float" office:value="0" calcext:value-type="float">
            <text:p>0,00</text:p>
          </table:table-cell>
          <table:table-cell table:formula="of:=IF([.I283]&lt;5;[.$F$3];0)" office:value-type="float" office:value="0" calcext:value-type="float">
            <text:p>0,00</text:p>
          </table:table-cell>
          <table:table-cell table:formula="of:=IF([.J283]=0;[.H283];[.J283])" office:value-type="float" office:value="44.28" calcext:value-type="float">
            <text:p>44,28</text:p>
          </table:table-cell>
          <table:table-cell table:formula="of:=IF([.K283]=0;[.I283];[.K283])" office:value-type="float" office:value="18.66" calcext:value-type="float">
            <text:p>18,6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09-30" calcext:value-type="date">
            <text:p>30.09.2014</text:p>
          </table:table-cell>
          <table:table-cell office:value-type="float" office:value="45" calcext:value-type="float">
            <text:p>45</text:p>
          </table:table-cell>
          <table:table-cell table:formula="of:=LOOKUP(WEEKDAY([.A284];2);[.$B$1:.$B$7];[.$C$1:.$C$7])" office:value-type="string" office:string-value="wtorek" calcext:value-type="string">
            <text:p>wtorek</text:p>
          </table:table-cell>
          <table:table-cell table:formula="of:=[.L283]" office:value-type="float" office:value="44.28" calcext:value-type="float">
            <text:p>44,28</text:p>
          </table:table-cell>
          <table:table-cell table:formula="of:=[.M283]" office:value-type="float" office:value="18.66" calcext:value-type="float">
            <text:p>18,66</text:p>
          </table:table-cell>
          <table:table-cell table:formula="of:=ROUND(IF([.E284]&gt;[.$F$6];IF([.E284]-(([.B284]*[.$G$3])/100)&lt;0;((([.E284]*100)/[.$G$3])*[.$G$2])/100;0);([.$G$2]*([.B284]/2))/100);2)" office:value-type="float" office:value="0" calcext:value-type="float">
            <text:p>0,00</text:p>
          </table:table-cell>
          <table:table-cell table:formula="of:=ROUND(IF([.E284]&gt;[.$F$6];IF([.E284]-(([.B284]*[.$G$3])/100)&lt;0;[.E284];([.$G$3]*[.B284])/100);([.$G$3]*([.B284]/2))/100) ;2)" office:value-type="float" office:value="4.05" calcext:value-type="float">
            <text:p>4,05</text:p>
          </table:table-cell>
          <table:table-cell table:formula="of:=[.D284]-[.F284]" office:value-type="float" office:value="44.28" calcext:value-type="float">
            <text:p>44,28</text:p>
          </table:table-cell>
          <table:table-cell table:formula="of:=[.E284]-[.G284]" office:value-type="float" office:value="14.61" calcext:value-type="float">
            <text:p>14,61</text:p>
          </table:table-cell>
          <table:table-cell table:formula="of:=IF([.C284]=[.$L$6];IF([.H284]&lt;[.$N$6];[.$F$2];0);0)" office:value-type="float" office:value="0" calcext:value-type="float">
            <text:p>0,00</text:p>
          </table:table-cell>
          <table:table-cell table:formula="of:=IF([.I284]&lt;5;[.$F$3];0)" office:value-type="float" office:value="0" calcext:value-type="float">
            <text:p>0,00</text:p>
          </table:table-cell>
          <table:table-cell table:formula="of:=IF([.J284]=0;[.H284];[.J284])" office:value-type="float" office:value="44.28" calcext:value-type="float">
            <text:p>44,28</text:p>
          </table:table-cell>
          <table:table-cell table:formula="of:=IF([.K284]=0;[.I284];[.K284])" office:value-type="float" office:value="14.61" calcext:value-type="float">
            <text:p>14,6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1" calcext:value-type="date">
            <text:p>1.10.2014</text:p>
          </table:table-cell>
          <table:table-cell office:value-type="float" office:value="49" calcext:value-type="float">
            <text:p>49</text:p>
          </table:table-cell>
          <table:table-cell table:formula="of:=LOOKUP(WEEKDAY([.A285];2);[.$B$1:.$B$7];[.$C$1:.$C$7])" office:value-type="string" office:string-value="środa" calcext:value-type="string">
            <text:p>środa</text:p>
          </table:table-cell>
          <table:table-cell table:formula="of:=[.L284]" office:value-type="float" office:value="44.28" calcext:value-type="float">
            <text:p>44,28</text:p>
          </table:table-cell>
          <table:table-cell table:formula="of:=[.M284]" office:value-type="float" office:value="14.61" calcext:value-type="float">
            <text:p>14,61</text:p>
          </table:table-cell>
          <table:table-cell table:formula="of:=ROUND(IF([.E285]&gt;[.$F$6];IF([.E285]-(([.B285]*[.$G$3])/100)&lt;0;((([.E285]*100)/[.$G$3])*[.$G$2])/100;0);([.$G$2]*([.B285]/2))/100);2)" office:value-type="float" office:value="1.47" calcext:value-type="float">
            <text:p>1,47</text:p>
          </table:table-cell>
          <table:table-cell table:formula="of:=ROUND(IF([.E285]&gt;[.$F$6];IF([.E285]-(([.B285]*[.$G$3])/100)&lt;0;[.E285];([.$G$3]*[.B285])/100);([.$G$3]*([.B285]/2))/100) ;2)" office:value-type="float" office:value="2.21" calcext:value-type="float">
            <text:p>2,21</text:p>
          </table:table-cell>
          <table:table-cell table:formula="of:=[.D285]-[.F285]" office:value-type="float" office:value="42.81" calcext:value-type="float">
            <text:p>42,81</text:p>
          </table:table-cell>
          <table:table-cell table:formula="of:=[.E285]-[.G285]" office:value-type="float" office:value="12.4" calcext:value-type="float">
            <text:p>12,40</text:p>
          </table:table-cell>
          <table:table-cell table:formula="of:=IF([.C285]=[.$L$6];IF([.H285]&lt;[.$N$6];[.$F$2];0);0)" office:value-type="float" office:value="0" calcext:value-type="float">
            <text:p>0,00</text:p>
          </table:table-cell>
          <table:table-cell table:formula="of:=IF([.I285]&lt;5;[.$F$3];0)" office:value-type="float" office:value="0" calcext:value-type="float">
            <text:p>0,00</text:p>
          </table:table-cell>
          <table:table-cell table:formula="of:=IF([.J285]=0;[.H285];[.J285])" office:value-type="float" office:value="42.81" calcext:value-type="float">
            <text:p>42,81</text:p>
          </table:table-cell>
          <table:table-cell table:formula="of:=IF([.K285]=0;[.I285];[.K285])" office:value-type="float" office:value="12.4" calcext:value-type="float">
            <text:p>12,4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2" calcext:value-type="date">
            <text:p>2.10.2014</text:p>
          </table:table-cell>
          <table:table-cell office:value-type="float" office:value="57" calcext:value-type="float">
            <text:p>57</text:p>
          </table:table-cell>
          <table:table-cell table:formula="of:=LOOKUP(WEEKDAY([.A286];2);[.$B$1:.$B$7];[.$C$1:.$C$7])" office:value-type="string" office:string-value="czwartek" calcext:value-type="string">
            <text:p>czwartek</text:p>
          </table:table-cell>
          <table:table-cell table:formula="of:=[.L285]" office:value-type="float" office:value="42.81" calcext:value-type="float">
            <text:p>42,81</text:p>
          </table:table-cell>
          <table:table-cell table:formula="of:=[.M285]" office:value-type="float" office:value="12.4" calcext:value-type="float">
            <text:p>12,40</text:p>
          </table:table-cell>
          <table:table-cell table:formula="of:=ROUND(IF([.E286]&gt;[.$F$6];IF([.E286]-(([.B286]*[.$G$3])/100)&lt;0;((([.E286]*100)/[.$G$3])*[.$G$2])/100;0);([.$G$2]*([.B286]/2))/100);2)" office:value-type="float" office:value="1.71" calcext:value-type="float">
            <text:p>1,71</text:p>
          </table:table-cell>
          <table:table-cell table:formula="of:=ROUND(IF([.E286]&gt;[.$F$6];IF([.E286]-(([.B286]*[.$G$3])/100)&lt;0;[.E286];([.$G$3]*[.B286])/100);([.$G$3]*([.B286]/2))/100) ;2)" office:value-type="float" office:value="2.57" calcext:value-type="float">
            <text:p>2,57</text:p>
          </table:table-cell>
          <table:table-cell table:formula="of:=[.D286]-[.F286]" office:value-type="float" office:value="41.1" calcext:value-type="float">
            <text:p>41,10</text:p>
          </table:table-cell>
          <table:table-cell table:formula="of:=[.E286]-[.G286]" office:value-type="float" office:value="9.83" calcext:value-type="float">
            <text:p>9,83</text:p>
          </table:table-cell>
          <table:table-cell table:formula="of:=IF([.C286]=[.$L$6];IF([.H286]&lt;[.$N$6];[.$F$2];0);0)" office:value-type="float" office:value="0" calcext:value-type="float">
            <text:p>0,00</text:p>
          </table:table-cell>
          <table:table-cell table:formula="of:=IF([.I286]&lt;5;[.$F$3];0)" office:value-type="float" office:value="0" calcext:value-type="float">
            <text:p>0,00</text:p>
          </table:table-cell>
          <table:table-cell table:formula="of:=IF([.J286]=0;[.H286];[.J286])" office:value-type="float" office:value="41.1" calcext:value-type="float">
            <text:p>41,10</text:p>
          </table:table-cell>
          <table:table-cell table:formula="of:=IF([.K286]=0;[.I286];[.K286])" office:value-type="float" office:value="9.83" calcext:value-type="float">
            <text:p>9,8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3" calcext:value-type="date">
            <text:p>3.10.2014</text:p>
          </table:table-cell>
          <table:table-cell office:value-type="float" office:value="109" calcext:value-type="float">
            <text:p>109</text:p>
          </table:table-cell>
          <table:table-cell table:formula="of:=LOOKUP(WEEKDAY([.A287];2);[.$B$1:.$B$7];[.$C$1:.$C$7])" office:value-type="string" office:string-value="piątek" calcext:value-type="string">
            <text:p>piątek</text:p>
          </table:table-cell>
          <table:table-cell table:formula="of:=[.L286]" office:value-type="float" office:value="41.1" calcext:value-type="float">
            <text:p>41,10</text:p>
          </table:table-cell>
          <table:table-cell table:formula="of:=[.M286]" office:value-type="float" office:value="9.83" calcext:value-type="float">
            <text:p>9,83</text:p>
          </table:table-cell>
          <table:table-cell table:formula="of:=ROUND(IF([.E287]&gt;[.$F$6];IF([.E287]-(([.B287]*[.$G$3])/100)&lt;0;((([.E287]*100)/[.$G$3])*[.$G$2])/100;0);([.$G$2]*([.B287]/2))/100);2)" office:value-type="float" office:value="3.27" calcext:value-type="float">
            <text:p>3,27</text:p>
          </table:table-cell>
          <table:table-cell table:formula="of:=ROUND(IF([.E287]&gt;[.$F$6];IF([.E287]-(([.B287]*[.$G$3])/100)&lt;0;[.E287];([.$G$3]*[.B287])/100);([.$G$3]*([.B287]/2))/100) ;2)" office:value-type="float" office:value="4.91" calcext:value-type="float">
            <text:p>4,91</text:p>
          </table:table-cell>
          <table:table-cell table:formula="of:=[.D287]-[.F287]" office:value-type="float" office:value="37.83" calcext:value-type="float">
            <text:p>37,83</text:p>
          </table:table-cell>
          <table:table-cell table:formula="of:=[.E287]-[.G287]" office:value-type="float" office:value="4.91999999999999" calcext:value-type="float">
            <text:p>4,92</text:p>
          </table:table-cell>
          <table:table-cell table:formula="of:=IF([.C287]=[.$L$6];IF([.H287]&lt;[.$N$6];[.$F$2];0);0)" office:value-type="float" office:value="0" calcext:value-type="float">
            <text:p>0,00</text:p>
          </table:table-cell>
          <table:table-cell table:formula="of:=IF([.I287]&lt;5;[.$F$3];0)" office:value-type="float" office:value="30" calcext:value-type="float">
            <text:p>30,00</text:p>
          </table:table-cell>
          <table:table-cell table:formula="of:=IF([.J287]=0;[.H287];[.J287])" office:value-type="float" office:value="37.83" calcext:value-type="float">
            <text:p>37,83</text:p>
          </table:table-cell>
          <table:table-cell table:formula="of:=IF([.K287]=0;[.I287];[.K28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4" calcext:value-type="date">
            <text:p>4.10.2014</text:p>
          </table:table-cell>
          <table:table-cell office:value-type="float" office:value="106" calcext:value-type="float">
            <text:p>106</text:p>
          </table:table-cell>
          <table:table-cell table:formula="of:=LOOKUP(WEEKDAY([.A288];2);[.$B$1:.$B$7];[.$C$1:.$C$7])" office:value-type="string" office:string-value="sobota" calcext:value-type="string">
            <text:p>sobota</text:p>
          </table:table-cell>
          <table:table-cell table:formula="of:=[.L287]" office:value-type="float" office:value="37.83" calcext:value-type="float">
            <text:p>37,83</text:p>
          </table:table-cell>
          <table:table-cell table:formula="of:=[.M287]" office:value-type="float" office:value="30" calcext:value-type="float">
            <text:p>30,00</text:p>
          </table:table-cell>
          <table:table-cell table:formula="of:=ROUND(IF([.E288]&gt;[.$F$6];IF([.E288]-(([.B288]*[.$G$3])/100)&lt;0;((([.E288]*100)/[.$G$3])*[.$G$2])/100;0);([.$G$2]*([.B288]/2))/100);2)" office:value-type="float" office:value="0" calcext:value-type="float">
            <text:p>0,00</text:p>
          </table:table-cell>
          <table:table-cell table:formula="of:=ROUND(IF([.E288]&gt;[.$F$6];IF([.E288]-(([.B288]*[.$G$3])/100)&lt;0;[.E288];([.$G$3]*[.B288])/100);([.$G$3]*([.B288]/2))/100) ;2)" office:value-type="float" office:value="9.54" calcext:value-type="float">
            <text:p>9,54</text:p>
          </table:table-cell>
          <table:table-cell table:formula="of:=[.D288]-[.F288]" office:value-type="float" office:value="37.83" calcext:value-type="float">
            <text:p>37,83</text:p>
          </table:table-cell>
          <table:table-cell table:formula="of:=[.E288]-[.G288]" office:value-type="float" office:value="20.46" calcext:value-type="float">
            <text:p>20,46</text:p>
          </table:table-cell>
          <table:table-cell table:formula="of:=IF([.C288]=[.$L$6];IF([.H288]&lt;[.$N$6];[.$F$2];0);0)" office:value-type="float" office:value="0" calcext:value-type="float">
            <text:p>0,00</text:p>
          </table:table-cell>
          <table:table-cell table:formula="of:=IF([.I288]&lt;5;[.$F$3];0)" office:value-type="float" office:value="0" calcext:value-type="float">
            <text:p>0,00</text:p>
          </table:table-cell>
          <table:table-cell table:formula="of:=IF([.J288]=0;[.H288];[.J288])" office:value-type="float" office:value="37.83" calcext:value-type="float">
            <text:p>37,83</text:p>
          </table:table-cell>
          <table:table-cell table:formula="of:=IF([.K288]=0;[.I288];[.K288])" office:value-type="float" office:value="20.46" calcext:value-type="float">
            <text:p>20,4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5" calcext:value-type="date">
            <text:p>5.10.2014</text:p>
          </table:table-cell>
          <table:table-cell office:value-type="float" office:value="17" calcext:value-type="float">
            <text:p>17</text:p>
          </table:table-cell>
          <table:table-cell table:formula="of:=LOOKUP(WEEKDAY([.A289];2);[.$B$1:.$B$7];[.$C$1:.$C$7])" office:value-type="string" office:string-value="niedziela" calcext:value-type="string">
            <text:p>niedziela</text:p>
          </table:table-cell>
          <table:table-cell table:formula="of:=[.L288]" office:value-type="float" office:value="37.83" calcext:value-type="float">
            <text:p>37,83</text:p>
          </table:table-cell>
          <table:table-cell table:formula="of:=[.M288]" office:value-type="float" office:value="20.46" calcext:value-type="float">
            <text:p>20,46</text:p>
          </table:table-cell>
          <table:table-cell table:formula="of:=ROUND(IF([.E289]&gt;[.$F$6];IF([.E289]-(([.B289]*[.$G$3])/100)&lt;0;((([.E289]*100)/[.$G$3])*[.$G$2])/100;0);([.$G$2]*([.B289]/2))/100);2)" office:value-type="float" office:value="0" calcext:value-type="float">
            <text:p>0,00</text:p>
          </table:table-cell>
          <table:table-cell table:formula="of:=ROUND(IF([.E289]&gt;[.$F$6];IF([.E289]-(([.B289]*[.$G$3])/100)&lt;0;[.E289];([.$G$3]*[.B289])/100);([.$G$3]*([.B289]/2))/100) ;2)" office:value-type="float" office:value="1.53" calcext:value-type="float">
            <text:p>1,53</text:p>
          </table:table-cell>
          <table:table-cell table:formula="of:=[.D289]-[.F289]" office:value-type="float" office:value="37.83" calcext:value-type="float">
            <text:p>37,83</text:p>
          </table:table-cell>
          <table:table-cell table:formula="of:=[.E289]-[.G289]" office:value-type="float" office:value="18.93" calcext:value-type="float">
            <text:p>18,93</text:p>
          </table:table-cell>
          <table:table-cell table:formula="of:=IF([.C289]=[.$L$6];IF([.H289]&lt;[.$N$6];[.$F$2];0);0)" office:value-type="float" office:value="0" calcext:value-type="float">
            <text:p>0,00</text:p>
          </table:table-cell>
          <table:table-cell table:formula="of:=IF([.I289]&lt;5;[.$F$3];0)" office:value-type="float" office:value="0" calcext:value-type="float">
            <text:p>0,00</text:p>
          </table:table-cell>
          <table:table-cell table:formula="of:=IF([.J289]=0;[.H289];[.J289])" office:value-type="float" office:value="37.83" calcext:value-type="float">
            <text:p>37,83</text:p>
          </table:table-cell>
          <table:table-cell table:formula="of:=IF([.K289]=0;[.I289];[.K289])" office:value-type="float" office:value="18.93" calcext:value-type="float">
            <text:p>18,9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6" calcext:value-type="date">
            <text:p>6.10.2014</text:p>
          </table:table-cell>
          <table:table-cell office:value-type="float" office:value="99" calcext:value-type="float">
            <text:p>99</text:p>
          </table:table-cell>
          <table:table-cell table:formula="of:=LOOKUP(WEEKDAY([.A290];2);[.$B$1:.$B$7];[.$C$1:.$C$7])" office:value-type="string" office:string-value="poniedziałek" calcext:value-type="string">
            <text:p>poniedziałek</text:p>
          </table:table-cell>
          <table:table-cell table:formula="of:=[.L289]" office:value-type="float" office:value="37.83" calcext:value-type="float">
            <text:p>37,83</text:p>
          </table:table-cell>
          <table:table-cell table:formula="of:=[.M289]" office:value-type="float" office:value="18.93" calcext:value-type="float">
            <text:p>18,93</text:p>
          </table:table-cell>
          <table:table-cell table:formula="of:=ROUND(IF([.E290]&gt;[.$F$6];IF([.E290]-(([.B290]*[.$G$3])/100)&lt;0;((([.E290]*100)/[.$G$3])*[.$G$2])/100;0);([.$G$2]*([.B290]/2))/100);2)" office:value-type="float" office:value="0" calcext:value-type="float">
            <text:p>0,00</text:p>
          </table:table-cell>
          <table:table-cell table:formula="of:=ROUND(IF([.E290]&gt;[.$F$6];IF([.E290]-(([.B290]*[.$G$3])/100)&lt;0;[.E290];([.$G$3]*[.B290])/100);([.$G$3]*([.B290]/2))/100) ;2)" office:value-type="float" office:value="8.91" calcext:value-type="float">
            <text:p>8,91</text:p>
          </table:table-cell>
          <table:table-cell table:formula="of:=[.D290]-[.F290]" office:value-type="float" office:value="37.83" calcext:value-type="float">
            <text:p>37,83</text:p>
          </table:table-cell>
          <table:table-cell table:formula="of:=[.E290]-[.G290]" office:value-type="float" office:value="10.02" calcext:value-type="float">
            <text:p>10,02</text:p>
          </table:table-cell>
          <table:table-cell table:formula="of:=IF([.C290]=[.$L$6];IF([.H290]&lt;[.$N$6];[.$F$2];0);0)" office:value-type="float" office:value="0" calcext:value-type="float">
            <text:p>0,00</text:p>
          </table:table-cell>
          <table:table-cell table:formula="of:=IF([.I290]&lt;5;[.$F$3];0)" office:value-type="float" office:value="0" calcext:value-type="float">
            <text:p>0,00</text:p>
          </table:table-cell>
          <table:table-cell table:formula="of:=IF([.J290]=0;[.H290];[.J290])" office:value-type="float" office:value="37.83" calcext:value-type="float">
            <text:p>37,83</text:p>
          </table:table-cell>
          <table:table-cell table:formula="of:=IF([.K290]=0;[.I290];[.K290])" office:value-type="float" office:value="10.02" calcext:value-type="float">
            <text:p>10,0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7" calcext:value-type="date">
            <text:p>7.10.2014</text:p>
          </table:table-cell>
          <table:table-cell office:value-type="float" office:value="30" calcext:value-type="float">
            <text:p>30</text:p>
          </table:table-cell>
          <table:table-cell table:formula="of:=LOOKUP(WEEKDAY([.A291];2);[.$B$1:.$B$7];[.$C$1:.$C$7])" office:value-type="string" office:string-value="wtorek" calcext:value-type="string">
            <text:p>wtorek</text:p>
          </table:table-cell>
          <table:table-cell table:formula="of:=[.L290]" office:value-type="float" office:value="37.83" calcext:value-type="float">
            <text:p>37,83</text:p>
          </table:table-cell>
          <table:table-cell table:formula="of:=[.M290]" office:value-type="float" office:value="10.02" calcext:value-type="float">
            <text:p>10,02</text:p>
          </table:table-cell>
          <table:table-cell table:formula="of:=ROUND(IF([.E291]&gt;[.$F$6];IF([.E291]-(([.B291]*[.$G$3])/100)&lt;0;((([.E291]*100)/[.$G$3])*[.$G$2])/100;0);([.$G$2]*([.B291]/2))/100);2)" office:value-type="float" office:value="0.9" calcext:value-type="float">
            <text:p>0,90</text:p>
          </table:table-cell>
          <table:table-cell table:formula="of:=ROUND(IF([.E291]&gt;[.$F$6];IF([.E291]-(([.B291]*[.$G$3])/100)&lt;0;[.E291];([.$G$3]*[.B291])/100);([.$G$3]*([.B291]/2))/100) ;2)" office:value-type="float" office:value="1.35" calcext:value-type="float">
            <text:p>1,35</text:p>
          </table:table-cell>
          <table:table-cell table:formula="of:=[.D291]-[.F291]" office:value-type="float" office:value="36.93" calcext:value-type="float">
            <text:p>36,93</text:p>
          </table:table-cell>
          <table:table-cell table:formula="of:=[.E291]-[.G291]" office:value-type="float" office:value="8.67" calcext:value-type="float">
            <text:p>8,67</text:p>
          </table:table-cell>
          <table:table-cell table:formula="of:=IF([.C291]=[.$L$6];IF([.H291]&lt;[.$N$6];[.$F$2];0);0)" office:value-type="float" office:value="0" calcext:value-type="float">
            <text:p>0,00</text:p>
          </table:table-cell>
          <table:table-cell table:formula="of:=IF([.I291]&lt;5;[.$F$3];0)" office:value-type="float" office:value="0" calcext:value-type="float">
            <text:p>0,00</text:p>
          </table:table-cell>
          <table:table-cell table:formula="of:=IF([.J291]=0;[.H291];[.J291])" office:value-type="float" office:value="36.93" calcext:value-type="float">
            <text:p>36,93</text:p>
          </table:table-cell>
          <table:table-cell table:formula="of:=IF([.K291]=0;[.I291];[.K291])" office:value-type="float" office:value="8.67" calcext:value-type="float">
            <text:p>8,6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8" calcext:value-type="date">
            <text:p>8.10.2014</text:p>
          </table:table-cell>
          <table:table-cell office:value-type="float" office:value="33" calcext:value-type="float">
            <text:p>33</text:p>
          </table:table-cell>
          <table:table-cell table:formula="of:=LOOKUP(WEEKDAY([.A292];2);[.$B$1:.$B$7];[.$C$1:.$C$7])" office:value-type="string" office:string-value="środa" calcext:value-type="string">
            <text:p>środa</text:p>
          </table:table-cell>
          <table:table-cell table:formula="of:=[.L291]" office:value-type="float" office:value="36.93" calcext:value-type="float">
            <text:p>36,93</text:p>
          </table:table-cell>
          <table:table-cell table:formula="of:=[.M291]" office:value-type="float" office:value="8.67" calcext:value-type="float">
            <text:p>8,67</text:p>
          </table:table-cell>
          <table:table-cell table:formula="of:=ROUND(IF([.E292]&gt;[.$F$6];IF([.E292]-(([.B292]*[.$G$3])/100)&lt;0;((([.E292]*100)/[.$G$3])*[.$G$2])/100;0);([.$G$2]*([.B292]/2))/100);2)" office:value-type="float" office:value="0.99" calcext:value-type="float">
            <text:p>0,99</text:p>
          </table:table-cell>
          <table:table-cell table:formula="of:=ROUND(IF([.E292]&gt;[.$F$6];IF([.E292]-(([.B292]*[.$G$3])/100)&lt;0;[.E292];([.$G$3]*[.B292])/100);([.$G$3]*([.B292]/2))/100) ;2)" office:value-type="float" office:value="1.49" calcext:value-type="float">
            <text:p>1,49</text:p>
          </table:table-cell>
          <table:table-cell table:formula="of:=[.D292]-[.F292]" office:value-type="float" office:value="35.94" calcext:value-type="float">
            <text:p>35,94</text:p>
          </table:table-cell>
          <table:table-cell table:formula="of:=[.E292]-[.G292]" office:value-type="float" office:value="7.18" calcext:value-type="float">
            <text:p>7,18</text:p>
          </table:table-cell>
          <table:table-cell table:formula="of:=IF([.C292]=[.$L$6];IF([.H292]&lt;[.$N$6];[.$F$2];0);0)" office:value-type="float" office:value="0" calcext:value-type="float">
            <text:p>0,00</text:p>
          </table:table-cell>
          <table:table-cell table:formula="of:=IF([.I292]&lt;5;[.$F$3];0)" office:value-type="float" office:value="0" calcext:value-type="float">
            <text:p>0,00</text:p>
          </table:table-cell>
          <table:table-cell table:formula="of:=IF([.J292]=0;[.H292];[.J292])" office:value-type="float" office:value="35.94" calcext:value-type="float">
            <text:p>35,94</text:p>
          </table:table-cell>
          <table:table-cell table:formula="of:=IF([.K292]=0;[.I292];[.K292])" office:value-type="float" office:value="7.18" calcext:value-type="float">
            <text:p>7,1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09" calcext:value-type="date">
            <text:p>9.10.2014</text:p>
          </table:table-cell>
          <table:table-cell office:value-type="float" office:value="102" calcext:value-type="float">
            <text:p>102</text:p>
          </table:table-cell>
          <table:table-cell table:formula="of:=LOOKUP(WEEKDAY([.A293];2);[.$B$1:.$B$7];[.$C$1:.$C$7])" office:value-type="string" office:string-value="czwartek" calcext:value-type="string">
            <text:p>czwartek</text:p>
          </table:table-cell>
          <table:table-cell table:formula="of:=[.L292]" office:value-type="float" office:value="35.94" calcext:value-type="float">
            <text:p>35,94</text:p>
          </table:table-cell>
          <table:table-cell table:formula="of:=[.M292]" office:value-type="float" office:value="7.18" calcext:value-type="float">
            <text:p>7,18</text:p>
          </table:table-cell>
          <table:table-cell table:formula="of:=ROUND(IF([.E293]&gt;[.$F$6];IF([.E293]-(([.B293]*[.$G$3])/100)&lt;0;((([.E293]*100)/[.$G$3])*[.$G$2])/100;0);([.$G$2]*([.B293]/2))/100);2)" office:value-type="float" office:value="3.06" calcext:value-type="float">
            <text:p>3,06</text:p>
          </table:table-cell>
          <table:table-cell table:formula="of:=ROUND(IF([.E293]&gt;[.$F$6];IF([.E293]-(([.B293]*[.$G$3])/100)&lt;0;[.E293];([.$G$3]*[.B293])/100);([.$G$3]*([.B293]/2))/100) ;2)" office:value-type="float" office:value="4.59" calcext:value-type="float">
            <text:p>4,59</text:p>
          </table:table-cell>
          <table:table-cell table:formula="of:=[.D293]-[.F293]" office:value-type="float" office:value="32.88" calcext:value-type="float">
            <text:p>32,88</text:p>
          </table:table-cell>
          <table:table-cell table:formula="of:=[.E293]-[.G293]" office:value-type="float" office:value="2.59" calcext:value-type="float">
            <text:p>2,59</text:p>
          </table:table-cell>
          <table:table-cell table:formula="of:=IF([.C293]=[.$L$6];IF([.H293]&lt;[.$N$6];[.$F$2];0);0)" office:value-type="float" office:value="45" calcext:value-type="float">
            <text:p>45,00</text:p>
          </table:table-cell>
          <table:table-cell table:formula="of:=IF([.I293]&lt;5;[.$F$3];0)" office:value-type="float" office:value="30" calcext:value-type="float">
            <text:p>30,00</text:p>
          </table:table-cell>
          <table:table-cell table:formula="of:=IF([.J293]=0;[.H293];[.J293])" office:value-type="float" office:value="45" calcext:value-type="float">
            <text:p>45,00</text:p>
          </table:table-cell>
          <table:table-cell table:formula="of:=IF([.K293]=0;[.I293];[.K29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0" calcext:value-type="date">
            <text:p>10.10.2014</text:p>
          </table:table-cell>
          <table:table-cell office:value-type="float" office:value="175" calcext:value-type="float">
            <text:p>175</text:p>
          </table:table-cell>
          <table:table-cell table:formula="of:=LOOKUP(WEEKDAY([.A294];2);[.$B$1:.$B$7];[.$C$1:.$C$7])" office:value-type="string" office:string-value="piątek" calcext:value-type="string">
            <text:p>piątek</text:p>
          </table:table-cell>
          <table:table-cell table:formula="of:=[.L293]" office:value-type="float" office:value="45" calcext:value-type="float">
            <text:p>45,00</text:p>
          </table:table-cell>
          <table:table-cell table:formula="of:=[.M293]" office:value-type="float" office:value="30" calcext:value-type="float">
            <text:p>30,00</text:p>
          </table:table-cell>
          <table:table-cell table:formula="of:=ROUND(IF([.E294]&gt;[.$F$6];IF([.E294]-(([.B294]*[.$G$3])/100)&lt;0;((([.E294]*100)/[.$G$3])*[.$G$2])/100;0);([.$G$2]*([.B294]/2))/100);2)" office:value-type="float" office:value="0" calcext:value-type="float">
            <text:p>0,00</text:p>
          </table:table-cell>
          <table:table-cell table:formula="of:=ROUND(IF([.E294]&gt;[.$F$6];IF([.E294]-(([.B294]*[.$G$3])/100)&lt;0;[.E294];([.$G$3]*[.B294])/100);([.$G$3]*([.B294]/2))/100) ;2)" office:value-type="float" office:value="15.75" calcext:value-type="float">
            <text:p>15,75</text:p>
          </table:table-cell>
          <table:table-cell table:formula="of:=[.D294]-[.F294]" office:value-type="float" office:value="45" calcext:value-type="float">
            <text:p>45,00</text:p>
          </table:table-cell>
          <table:table-cell table:formula="of:=[.E294]-[.G294]" office:value-type="float" office:value="14.25" calcext:value-type="float">
            <text:p>14,25</text:p>
          </table:table-cell>
          <table:table-cell table:formula="of:=IF([.C294]=[.$L$6];IF([.H294]&lt;[.$N$6];[.$F$2];0);0)" office:value-type="float" office:value="0" calcext:value-type="float">
            <text:p>0,00</text:p>
          </table:table-cell>
          <table:table-cell table:formula="of:=IF([.I294]&lt;5;[.$F$3];0)" office:value-type="float" office:value="0" calcext:value-type="float">
            <text:p>0,00</text:p>
          </table:table-cell>
          <table:table-cell table:formula="of:=IF([.J294]=0;[.H294];[.J294])" office:value-type="float" office:value="45" calcext:value-type="float">
            <text:p>45,00</text:p>
          </table:table-cell>
          <table:table-cell table:formula="of:=IF([.K294]=0;[.I294];[.K294])" office:value-type="float" office:value="14.25" calcext:value-type="float">
            <text:p>14,2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1" calcext:value-type="date">
            <text:p>11.10.2014</text:p>
          </table:table-cell>
          <table:table-cell office:value-type="float" office:value="124" calcext:value-type="float">
            <text:p>124</text:p>
          </table:table-cell>
          <table:table-cell table:formula="of:=LOOKUP(WEEKDAY([.A295];2);[.$B$1:.$B$7];[.$C$1:.$C$7])" office:value-type="string" office:string-value="sobota" calcext:value-type="string">
            <text:p>sobota</text:p>
          </table:table-cell>
          <table:table-cell table:formula="of:=[.L294]" office:value-type="float" office:value="45" calcext:value-type="float">
            <text:p>45,00</text:p>
          </table:table-cell>
          <table:table-cell table:formula="of:=[.M294]" office:value-type="float" office:value="14.25" calcext:value-type="float">
            <text:p>14,25</text:p>
          </table:table-cell>
          <table:table-cell table:formula="of:=ROUND(IF([.E295]&gt;[.$F$6];IF([.E295]-(([.B295]*[.$G$3])/100)&lt;0;((([.E295]*100)/[.$G$3])*[.$G$2])/100;0);([.$G$2]*([.B295]/2))/100);2)" office:value-type="float" office:value="3.72" calcext:value-type="float">
            <text:p>3,72</text:p>
          </table:table-cell>
          <table:table-cell table:formula="of:=ROUND(IF([.E295]&gt;[.$F$6];IF([.E295]-(([.B295]*[.$G$3])/100)&lt;0;[.E295];([.$G$3]*[.B295])/100);([.$G$3]*([.B295]/2))/100) ;2)" office:value-type="float" office:value="5.58" calcext:value-type="float">
            <text:p>5,58</text:p>
          </table:table-cell>
          <table:table-cell table:formula="of:=[.D295]-[.F295]" office:value-type="float" office:value="41.28" calcext:value-type="float">
            <text:p>41,28</text:p>
          </table:table-cell>
          <table:table-cell table:formula="of:=[.E295]-[.G295]" office:value-type="float" office:value="8.67" calcext:value-type="float">
            <text:p>8,67</text:p>
          </table:table-cell>
          <table:table-cell table:formula="of:=IF([.C295]=[.$L$6];IF([.H295]&lt;[.$N$6];[.$F$2];0);0)" office:value-type="float" office:value="0" calcext:value-type="float">
            <text:p>0,00</text:p>
          </table:table-cell>
          <table:table-cell table:formula="of:=IF([.I295]&lt;5;[.$F$3];0)" office:value-type="float" office:value="0" calcext:value-type="float">
            <text:p>0,00</text:p>
          </table:table-cell>
          <table:table-cell table:formula="of:=IF([.J295]=0;[.H295];[.J295])" office:value-type="float" office:value="41.28" calcext:value-type="float">
            <text:p>41,28</text:p>
          </table:table-cell>
          <table:table-cell table:formula="of:=IF([.K295]=0;[.I295];[.K295])" office:value-type="float" office:value="8.67" calcext:value-type="float">
            <text:p>8,6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2" calcext:value-type="date">
            <text:p>12.10.2014</text:p>
          </table:table-cell>
          <table:table-cell office:value-type="float" office:value="121" calcext:value-type="float">
            <text:p>121</text:p>
          </table:table-cell>
          <table:table-cell table:formula="of:=LOOKUP(WEEKDAY([.A296];2);[.$B$1:.$B$7];[.$C$1:.$C$7])" office:value-type="string" office:string-value="niedziela" calcext:value-type="string">
            <text:p>niedziela</text:p>
          </table:table-cell>
          <table:table-cell table:formula="of:=[.L295]" office:value-type="float" office:value="41.28" calcext:value-type="float">
            <text:p>41,28</text:p>
          </table:table-cell>
          <table:table-cell table:formula="of:=[.M295]" office:value-type="float" office:value="8.67" calcext:value-type="float">
            <text:p>8,67</text:p>
          </table:table-cell>
          <table:table-cell table:formula="of:=ROUND(IF([.E296]&gt;[.$F$6];IF([.E296]-(([.B296]*[.$G$3])/100)&lt;0;((([.E296]*100)/[.$G$3])*[.$G$2])/100;0);([.$G$2]*([.B296]/2))/100);2)" office:value-type="float" office:value="3.63" calcext:value-type="float">
            <text:p>3,63</text:p>
          </table:table-cell>
          <table:table-cell table:formula="of:=ROUND(IF([.E296]&gt;[.$F$6];IF([.E296]-(([.B296]*[.$G$3])/100)&lt;0;[.E296];([.$G$3]*[.B296])/100);([.$G$3]*([.B296]/2))/100) ;2)" office:value-type="float" office:value="5.45" calcext:value-type="float">
            <text:p>5,45</text:p>
          </table:table-cell>
          <table:table-cell table:formula="of:=[.D296]-[.F296]" office:value-type="float" office:value="37.65" calcext:value-type="float">
            <text:p>37,65</text:p>
          </table:table-cell>
          <table:table-cell table:formula="of:=[.E296]-[.G296]" office:value-type="float" office:value="3.22" calcext:value-type="float">
            <text:p>3,22</text:p>
          </table:table-cell>
          <table:table-cell table:formula="of:=IF([.C296]=[.$L$6];IF([.H296]&lt;[.$N$6];[.$F$2];0);0)" office:value-type="float" office:value="0" calcext:value-type="float">
            <text:p>0,00</text:p>
          </table:table-cell>
          <table:table-cell table:formula="of:=IF([.I296]&lt;5;[.$F$3];0)" office:value-type="float" office:value="30" calcext:value-type="float">
            <text:p>30,00</text:p>
          </table:table-cell>
          <table:table-cell table:formula="of:=IF([.J296]=0;[.H296];[.J296])" office:value-type="float" office:value="37.65" calcext:value-type="float">
            <text:p>37,65</text:p>
          </table:table-cell>
          <table:table-cell table:formula="of:=IF([.K296]=0;[.I296];[.K29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3" calcext:value-type="date">
            <text:p>13.10.2014</text:p>
          </table:table-cell>
          <table:table-cell office:value-type="float" office:value="60" calcext:value-type="float">
            <text:p>60</text:p>
          </table:table-cell>
          <table:table-cell table:formula="of:=LOOKUP(WEEKDAY([.A297];2);[.$B$1:.$B$7];[.$C$1:.$C$7])" office:value-type="string" office:string-value="poniedziałek" calcext:value-type="string">
            <text:p>poniedziałek</text:p>
          </table:table-cell>
          <table:table-cell table:formula="of:=[.L296]" office:value-type="float" office:value="37.65" calcext:value-type="float">
            <text:p>37,65</text:p>
          </table:table-cell>
          <table:table-cell table:formula="of:=[.M296]" office:value-type="float" office:value="30" calcext:value-type="float">
            <text:p>30,00</text:p>
          </table:table-cell>
          <table:table-cell table:formula="of:=ROUND(IF([.E297]&gt;[.$F$6];IF([.E297]-(([.B297]*[.$G$3])/100)&lt;0;((([.E297]*100)/[.$G$3])*[.$G$2])/100;0);([.$G$2]*([.B297]/2))/100);2)" office:value-type="float" office:value="0" calcext:value-type="float">
            <text:p>0,00</text:p>
          </table:table-cell>
          <table:table-cell table:formula="of:=ROUND(IF([.E297]&gt;[.$F$6];IF([.E297]-(([.B297]*[.$G$3])/100)&lt;0;[.E297];([.$G$3]*[.B297])/100);([.$G$3]*([.B297]/2))/100) ;2)" office:value-type="float" office:value="5.4" calcext:value-type="float">
            <text:p>5,40</text:p>
          </table:table-cell>
          <table:table-cell table:formula="of:=[.D297]-[.F297]" office:value-type="float" office:value="37.65" calcext:value-type="float">
            <text:p>37,65</text:p>
          </table:table-cell>
          <table:table-cell table:formula="of:=[.E297]-[.G297]" office:value-type="float" office:value="24.6" calcext:value-type="float">
            <text:p>24,60</text:p>
          </table:table-cell>
          <table:table-cell table:formula="of:=IF([.C297]=[.$L$6];IF([.H297]&lt;[.$N$6];[.$F$2];0);0)" office:value-type="float" office:value="0" calcext:value-type="float">
            <text:p>0,00</text:p>
          </table:table-cell>
          <table:table-cell table:formula="of:=IF([.I297]&lt;5;[.$F$3];0)" office:value-type="float" office:value="0" calcext:value-type="float">
            <text:p>0,00</text:p>
          </table:table-cell>
          <table:table-cell table:formula="of:=IF([.J297]=0;[.H297];[.J297])" office:value-type="float" office:value="37.65" calcext:value-type="float">
            <text:p>37,65</text:p>
          </table:table-cell>
          <table:table-cell table:formula="of:=IF([.K297]=0;[.I297];[.K297])" office:value-type="float" office:value="24.6" calcext:value-type="float">
            <text:p>24,6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4" calcext:value-type="date">
            <text:p>14.10.2014</text:p>
          </table:table-cell>
          <table:table-cell office:value-type="float" office:value="55" calcext:value-type="float">
            <text:p>55</text:p>
          </table:table-cell>
          <table:table-cell table:formula="of:=LOOKUP(WEEKDAY([.A298];2);[.$B$1:.$B$7];[.$C$1:.$C$7])" office:value-type="string" office:string-value="wtorek" calcext:value-type="string">
            <text:p>wtorek</text:p>
          </table:table-cell>
          <table:table-cell table:formula="of:=[.L297]" office:value-type="float" office:value="37.65" calcext:value-type="float">
            <text:p>37,65</text:p>
          </table:table-cell>
          <table:table-cell table:formula="of:=[.M297]" office:value-type="float" office:value="24.6" calcext:value-type="float">
            <text:p>24,60</text:p>
          </table:table-cell>
          <table:table-cell table:formula="of:=ROUND(IF([.E298]&gt;[.$F$6];IF([.E298]-(([.B298]*[.$G$3])/100)&lt;0;((([.E298]*100)/[.$G$3])*[.$G$2])/100;0);([.$G$2]*([.B298]/2))/100);2)" office:value-type="float" office:value="0" calcext:value-type="float">
            <text:p>0,00</text:p>
          </table:table-cell>
          <table:table-cell table:formula="of:=ROUND(IF([.E298]&gt;[.$F$6];IF([.E298]-(([.B298]*[.$G$3])/100)&lt;0;[.E298];([.$G$3]*[.B298])/100);([.$G$3]*([.B298]/2))/100) ;2)" office:value-type="float" office:value="4.95" calcext:value-type="float">
            <text:p>4,95</text:p>
          </table:table-cell>
          <table:table-cell table:formula="of:=[.D298]-[.F298]" office:value-type="float" office:value="37.65" calcext:value-type="float">
            <text:p>37,65</text:p>
          </table:table-cell>
          <table:table-cell table:formula="of:=[.E298]-[.G298]" office:value-type="float" office:value="19.65" calcext:value-type="float">
            <text:p>19,65</text:p>
          </table:table-cell>
          <table:table-cell table:formula="of:=IF([.C298]=[.$L$6];IF([.H298]&lt;[.$N$6];[.$F$2];0);0)" office:value-type="float" office:value="0" calcext:value-type="float">
            <text:p>0,00</text:p>
          </table:table-cell>
          <table:table-cell table:formula="of:=IF([.I298]&lt;5;[.$F$3];0)" office:value-type="float" office:value="0" calcext:value-type="float">
            <text:p>0,00</text:p>
          </table:table-cell>
          <table:table-cell table:formula="of:=IF([.J298]=0;[.H298];[.J298])" office:value-type="float" office:value="37.65" calcext:value-type="float">
            <text:p>37,65</text:p>
          </table:table-cell>
          <table:table-cell table:formula="of:=IF([.K298]=0;[.I298];[.K298])" office:value-type="float" office:value="19.65" calcext:value-type="float">
            <text:p>19,6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5" calcext:value-type="date">
            <text:p>15.10.2014</text:p>
          </table:table-cell>
          <table:table-cell office:value-type="float" office:value="116" calcext:value-type="float">
            <text:p>116</text:p>
          </table:table-cell>
          <table:table-cell table:formula="of:=LOOKUP(WEEKDAY([.A299];2);[.$B$1:.$B$7];[.$C$1:.$C$7])" office:value-type="string" office:string-value="środa" calcext:value-type="string">
            <text:p>środa</text:p>
          </table:table-cell>
          <table:table-cell table:formula="of:=[.L298]" office:value-type="float" office:value="37.65" calcext:value-type="float">
            <text:p>37,65</text:p>
          </table:table-cell>
          <table:table-cell table:formula="of:=[.M298]" office:value-type="float" office:value="19.65" calcext:value-type="float">
            <text:p>19,65</text:p>
          </table:table-cell>
          <table:table-cell table:formula="of:=ROUND(IF([.E299]&gt;[.$F$6];IF([.E299]-(([.B299]*[.$G$3])/100)&lt;0;((([.E299]*100)/[.$G$3])*[.$G$2])/100;0);([.$G$2]*([.B299]/2))/100);2)" office:value-type="float" office:value="0" calcext:value-type="float">
            <text:p>0,00</text:p>
          </table:table-cell>
          <table:table-cell table:formula="of:=ROUND(IF([.E299]&gt;[.$F$6];IF([.E299]-(([.B299]*[.$G$3])/100)&lt;0;[.E299];([.$G$3]*[.B299])/100);([.$G$3]*([.B299]/2))/100) ;2)" office:value-type="float" office:value="10.44" calcext:value-type="float">
            <text:p>10,44</text:p>
          </table:table-cell>
          <table:table-cell table:formula="of:=[.D299]-[.F299]" office:value-type="float" office:value="37.65" calcext:value-type="float">
            <text:p>37,65</text:p>
          </table:table-cell>
          <table:table-cell table:formula="of:=[.E299]-[.G299]" office:value-type="float" office:value="9.21" calcext:value-type="float">
            <text:p>9,21</text:p>
          </table:table-cell>
          <table:table-cell table:formula="of:=IF([.C299]=[.$L$6];IF([.H299]&lt;[.$N$6];[.$F$2];0);0)" office:value-type="float" office:value="0" calcext:value-type="float">
            <text:p>0,00</text:p>
          </table:table-cell>
          <table:table-cell table:formula="of:=IF([.I299]&lt;5;[.$F$3];0)" office:value-type="float" office:value="0" calcext:value-type="float">
            <text:p>0,00</text:p>
          </table:table-cell>
          <table:table-cell table:formula="of:=IF([.J299]=0;[.H299];[.J299])" office:value-type="float" office:value="37.65" calcext:value-type="float">
            <text:p>37,65</text:p>
          </table:table-cell>
          <table:table-cell table:formula="of:=IF([.K299]=0;[.I299];[.K299])" office:value-type="float" office:value="9.21" calcext:value-type="float">
            <text:p>9,2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6" calcext:value-type="date">
            <text:p>16.10.2014</text:p>
          </table:table-cell>
          <table:table-cell office:value-type="float" office:value="123" calcext:value-type="float">
            <text:p>123</text:p>
          </table:table-cell>
          <table:table-cell table:formula="of:=LOOKUP(WEEKDAY([.A300];2);[.$B$1:.$B$7];[.$C$1:.$C$7])" office:value-type="string" office:string-value="czwartek" calcext:value-type="string">
            <text:p>czwartek</text:p>
          </table:table-cell>
          <table:table-cell table:formula="of:=[.L299]" office:value-type="float" office:value="37.65" calcext:value-type="float">
            <text:p>37,65</text:p>
          </table:table-cell>
          <table:table-cell table:formula="of:=[.M299]" office:value-type="float" office:value="9.21" calcext:value-type="float">
            <text:p>9,21</text:p>
          </table:table-cell>
          <table:table-cell table:formula="of:=ROUND(IF([.E300]&gt;[.$F$6];IF([.E300]-(([.B300]*[.$G$3])/100)&lt;0;((([.E300]*100)/[.$G$3])*[.$G$2])/100;0);([.$G$2]*([.B300]/2))/100);2)" office:value-type="float" office:value="3.69" calcext:value-type="float">
            <text:p>3,69</text:p>
          </table:table-cell>
          <table:table-cell table:formula="of:=ROUND(IF([.E300]&gt;[.$F$6];IF([.E300]-(([.B300]*[.$G$3])/100)&lt;0;[.E300];([.$G$3]*[.B300])/100);([.$G$3]*([.B300]/2))/100) ;2)" office:value-type="float" office:value="5.54" calcext:value-type="float">
            <text:p>5,54</text:p>
          </table:table-cell>
          <table:table-cell table:formula="of:=[.D300]-[.F300]" office:value-type="float" office:value="33.96" calcext:value-type="float">
            <text:p>33,96</text:p>
          </table:table-cell>
          <table:table-cell table:formula="of:=[.E300]-[.G300]" office:value-type="float" office:value="3.67" calcext:value-type="float">
            <text:p>3,67</text:p>
          </table:table-cell>
          <table:table-cell table:formula="of:=IF([.C300]=[.$L$6];IF([.H300]&lt;[.$N$6];[.$F$2];0);0)" office:value-type="float" office:value="45" calcext:value-type="float">
            <text:p>45,00</text:p>
          </table:table-cell>
          <table:table-cell table:formula="of:=IF([.I300]&lt;5;[.$F$3];0)" office:value-type="float" office:value="30" calcext:value-type="float">
            <text:p>30,00</text:p>
          </table:table-cell>
          <table:table-cell table:formula="of:=IF([.J300]=0;[.H300];[.J300])" office:value-type="float" office:value="45" calcext:value-type="float">
            <text:p>45,00</text:p>
          </table:table-cell>
          <table:table-cell table:formula="of:=IF([.K300]=0;[.I300];[.K300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7" calcext:value-type="date">
            <text:p>17.10.2014</text:p>
          </table:table-cell>
          <table:table-cell office:value-type="float" office:value="123" calcext:value-type="float">
            <text:p>123</text:p>
          </table:table-cell>
          <table:table-cell table:formula="of:=LOOKUP(WEEKDAY([.A301];2);[.$B$1:.$B$7];[.$C$1:.$C$7])" office:value-type="string" office:string-value="piątek" calcext:value-type="string">
            <text:p>piątek</text:p>
          </table:table-cell>
          <table:table-cell table:formula="of:=[.L300]" office:value-type="float" office:value="45" calcext:value-type="float">
            <text:p>45,00</text:p>
          </table:table-cell>
          <table:table-cell table:formula="of:=[.M300]" office:value-type="float" office:value="30" calcext:value-type="float">
            <text:p>30,00</text:p>
          </table:table-cell>
          <table:table-cell table:formula="of:=ROUND(IF([.E301]&gt;[.$F$6];IF([.E301]-(([.B301]*[.$G$3])/100)&lt;0;((([.E301]*100)/[.$G$3])*[.$G$2])/100;0);([.$G$2]*([.B301]/2))/100);2)" office:value-type="float" office:value="0" calcext:value-type="float">
            <text:p>0,00</text:p>
          </table:table-cell>
          <table:table-cell table:formula="of:=ROUND(IF([.E301]&gt;[.$F$6];IF([.E301]-(([.B301]*[.$G$3])/100)&lt;0;[.E301];([.$G$3]*[.B301])/100);([.$G$3]*([.B301]/2))/100) ;2)" office:value-type="float" office:value="11.07" calcext:value-type="float">
            <text:p>11,07</text:p>
          </table:table-cell>
          <table:table-cell table:formula="of:=[.D301]-[.F301]" office:value-type="float" office:value="45" calcext:value-type="float">
            <text:p>45,00</text:p>
          </table:table-cell>
          <table:table-cell table:formula="of:=[.E301]-[.G301]" office:value-type="float" office:value="18.93" calcext:value-type="float">
            <text:p>18,93</text:p>
          </table:table-cell>
          <table:table-cell table:formula="of:=IF([.C301]=[.$L$6];IF([.H301]&lt;[.$N$6];[.$F$2];0);0)" office:value-type="float" office:value="0" calcext:value-type="float">
            <text:p>0,00</text:p>
          </table:table-cell>
          <table:table-cell table:formula="of:=IF([.I301]&lt;5;[.$F$3];0)" office:value-type="float" office:value="0" calcext:value-type="float">
            <text:p>0,00</text:p>
          </table:table-cell>
          <table:table-cell table:formula="of:=IF([.J301]=0;[.H301];[.J301])" office:value-type="float" office:value="45" calcext:value-type="float">
            <text:p>45,00</text:p>
          </table:table-cell>
          <table:table-cell table:formula="of:=IF([.K301]=0;[.I301];[.K301])" office:value-type="float" office:value="18.93" calcext:value-type="float">
            <text:p>18,9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8" calcext:value-type="date">
            <text:p>18.10.2014</text:p>
          </table:table-cell>
          <table:table-cell office:value-type="float" office:value="145" calcext:value-type="float">
            <text:p>145</text:p>
          </table:table-cell>
          <table:table-cell table:formula="of:=LOOKUP(WEEKDAY([.A302];2);[.$B$1:.$B$7];[.$C$1:.$C$7])" office:value-type="string" office:string-value="sobota" calcext:value-type="string">
            <text:p>sobota</text:p>
          </table:table-cell>
          <table:table-cell table:formula="of:=[.L301]" office:value-type="float" office:value="45" calcext:value-type="float">
            <text:p>45,00</text:p>
          </table:table-cell>
          <table:table-cell table:formula="of:=[.M301]" office:value-type="float" office:value="18.93" calcext:value-type="float">
            <text:p>18,93</text:p>
          </table:table-cell>
          <table:table-cell table:formula="of:=ROUND(IF([.E302]&gt;[.$F$6];IF([.E302]-(([.B302]*[.$G$3])/100)&lt;0;((([.E302]*100)/[.$G$3])*[.$G$2])/100;0);([.$G$2]*([.B302]/2))/100);2)" office:value-type="float" office:value="0" calcext:value-type="float">
            <text:p>0,00</text:p>
          </table:table-cell>
          <table:table-cell table:formula="of:=ROUND(IF([.E302]&gt;[.$F$6];IF([.E302]-(([.B302]*[.$G$3])/100)&lt;0;[.E302];([.$G$3]*[.B302])/100);([.$G$3]*([.B302]/2))/100) ;2)" office:value-type="float" office:value="13.05" calcext:value-type="float">
            <text:p>13,05</text:p>
          </table:table-cell>
          <table:table-cell table:formula="of:=[.D302]-[.F302]" office:value-type="float" office:value="45" calcext:value-type="float">
            <text:p>45,00</text:p>
          </table:table-cell>
          <table:table-cell table:formula="of:=[.E302]-[.G302]" office:value-type="float" office:value="5.88" calcext:value-type="float">
            <text:p>5,88</text:p>
          </table:table-cell>
          <table:table-cell table:formula="of:=IF([.C302]=[.$L$6];IF([.H302]&lt;[.$N$6];[.$F$2];0);0)" office:value-type="float" office:value="0" calcext:value-type="float">
            <text:p>0,00</text:p>
          </table:table-cell>
          <table:table-cell table:formula="of:=IF([.I302]&lt;5;[.$F$3];0)" office:value-type="float" office:value="0" calcext:value-type="float">
            <text:p>0,00</text:p>
          </table:table-cell>
          <table:table-cell table:formula="of:=IF([.J302]=0;[.H302];[.J302])" office:value-type="float" office:value="45" calcext:value-type="float">
            <text:p>45,00</text:p>
          </table:table-cell>
          <table:table-cell table:formula="of:=IF([.K302]=0;[.I302];[.K302])" office:value-type="float" office:value="5.88" calcext:value-type="float">
            <text:p>5,8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19" calcext:value-type="date">
            <text:p>19.10.2014</text:p>
          </table:table-cell>
          <table:table-cell office:value-type="float" office:value="87" calcext:value-type="float">
            <text:p>87</text:p>
          </table:table-cell>
          <table:table-cell table:formula="of:=LOOKUP(WEEKDAY([.A303];2);[.$B$1:.$B$7];[.$C$1:.$C$7])" office:value-type="string" office:string-value="niedziela" calcext:value-type="string">
            <text:p>niedziela</text:p>
          </table:table-cell>
          <table:table-cell table:formula="of:=[.L302]" office:value-type="float" office:value="45" calcext:value-type="float">
            <text:p>45,00</text:p>
          </table:table-cell>
          <table:table-cell table:formula="of:=[.M302]" office:value-type="float" office:value="5.88" calcext:value-type="float">
            <text:p>5,88</text:p>
          </table:table-cell>
          <table:table-cell table:formula="of:=ROUND(IF([.E303]&gt;[.$F$6];IF([.E303]-(([.B303]*[.$G$3])/100)&lt;0;((([.E303]*100)/[.$G$3])*[.$G$2])/100;0);([.$G$2]*([.B303]/2))/100);2)" office:value-type="float" office:value="2.61" calcext:value-type="float">
            <text:p>2,61</text:p>
          </table:table-cell>
          <table:table-cell table:formula="of:=ROUND(IF([.E303]&gt;[.$F$6];IF([.E303]-(([.B303]*[.$G$3])/100)&lt;0;[.E303];([.$G$3]*[.B303])/100);([.$G$3]*([.B303]/2))/100) ;2)" office:value-type="float" office:value="3.92" calcext:value-type="float">
            <text:p>3,92</text:p>
          </table:table-cell>
          <table:table-cell table:formula="of:=[.D303]-[.F303]" office:value-type="float" office:value="42.39" calcext:value-type="float">
            <text:p>42,39</text:p>
          </table:table-cell>
          <table:table-cell table:formula="of:=[.E303]-[.G303]" office:value-type="float" office:value="1.96" calcext:value-type="float">
            <text:p>1,96</text:p>
          </table:table-cell>
          <table:table-cell table:formula="of:=IF([.C303]=[.$L$6];IF([.H303]&lt;[.$N$6];[.$F$2];0);0)" office:value-type="float" office:value="0" calcext:value-type="float">
            <text:p>0,00</text:p>
          </table:table-cell>
          <table:table-cell table:formula="of:=IF([.I303]&lt;5;[.$F$3];0)" office:value-type="float" office:value="30" calcext:value-type="float">
            <text:p>30,00</text:p>
          </table:table-cell>
          <table:table-cell table:formula="of:=IF([.J303]=0;[.H303];[.J303])" office:value-type="float" office:value="42.39" calcext:value-type="float">
            <text:p>42,39</text:p>
          </table:table-cell>
          <table:table-cell table:formula="of:=IF([.K303]=0;[.I303];[.K30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0" calcext:value-type="date">
            <text:p>20.10.2014</text:p>
          </table:table-cell>
          <table:table-cell office:value-type="float" office:value="117" calcext:value-type="float">
            <text:p>117</text:p>
          </table:table-cell>
          <table:table-cell table:formula="of:=LOOKUP(WEEKDAY([.A304];2);[.$B$1:.$B$7];[.$C$1:.$C$7])" office:value-type="string" office:string-value="poniedziałek" calcext:value-type="string">
            <text:p>poniedziałek</text:p>
          </table:table-cell>
          <table:table-cell table:formula="of:=[.L303]" office:value-type="float" office:value="42.39" calcext:value-type="float">
            <text:p>42,39</text:p>
          </table:table-cell>
          <table:table-cell table:formula="of:=[.M303]" office:value-type="float" office:value="30" calcext:value-type="float">
            <text:p>30,00</text:p>
          </table:table-cell>
          <table:table-cell table:formula="of:=ROUND(IF([.E304]&gt;[.$F$6];IF([.E304]-(([.B304]*[.$G$3])/100)&lt;0;((([.E304]*100)/[.$G$3])*[.$G$2])/100;0);([.$G$2]*([.B304]/2))/100);2)" office:value-type="float" office:value="0" calcext:value-type="float">
            <text:p>0,00</text:p>
          </table:table-cell>
          <table:table-cell table:formula="of:=ROUND(IF([.E304]&gt;[.$F$6];IF([.E304]-(([.B304]*[.$G$3])/100)&lt;0;[.E304];([.$G$3]*[.B304])/100);([.$G$3]*([.B304]/2))/100) ;2)" office:value-type="float" office:value="10.53" calcext:value-type="float">
            <text:p>10,53</text:p>
          </table:table-cell>
          <table:table-cell table:formula="of:=[.D304]-[.F304]" office:value-type="float" office:value="42.39" calcext:value-type="float">
            <text:p>42,39</text:p>
          </table:table-cell>
          <table:table-cell table:formula="of:=[.E304]-[.G304]" office:value-type="float" office:value="19.47" calcext:value-type="float">
            <text:p>19,47</text:p>
          </table:table-cell>
          <table:table-cell table:formula="of:=IF([.C304]=[.$L$6];IF([.H304]&lt;[.$N$6];[.$F$2];0);0)" office:value-type="float" office:value="0" calcext:value-type="float">
            <text:p>0,00</text:p>
          </table:table-cell>
          <table:table-cell table:formula="of:=IF([.I304]&lt;5;[.$F$3];0)" office:value-type="float" office:value="0" calcext:value-type="float">
            <text:p>0,00</text:p>
          </table:table-cell>
          <table:table-cell table:formula="of:=IF([.J304]=0;[.H304];[.J304])" office:value-type="float" office:value="42.39" calcext:value-type="float">
            <text:p>42,39</text:p>
          </table:table-cell>
          <table:table-cell table:formula="of:=IF([.K304]=0;[.I304];[.K304])" office:value-type="float" office:value="19.47" calcext:value-type="float">
            <text:p>19,4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1" calcext:value-type="date">
            <text:p>21.10.2014</text:p>
          </table:table-cell>
          <table:table-cell office:value-type="float" office:value="61" calcext:value-type="float">
            <text:p>61</text:p>
          </table:table-cell>
          <table:table-cell table:formula="of:=LOOKUP(WEEKDAY([.A305];2);[.$B$1:.$B$7];[.$C$1:.$C$7])" office:value-type="string" office:string-value="wtorek" calcext:value-type="string">
            <text:p>wtorek</text:p>
          </table:table-cell>
          <table:table-cell table:formula="of:=[.L304]" office:value-type="float" office:value="42.39" calcext:value-type="float">
            <text:p>42,39</text:p>
          </table:table-cell>
          <table:table-cell table:formula="of:=[.M304]" office:value-type="float" office:value="19.47" calcext:value-type="float">
            <text:p>19,47</text:p>
          </table:table-cell>
          <table:table-cell table:formula="of:=ROUND(IF([.E305]&gt;[.$F$6];IF([.E305]-(([.B305]*[.$G$3])/100)&lt;0;((([.E305]*100)/[.$G$3])*[.$G$2])/100;0);([.$G$2]*([.B305]/2))/100);2)" office:value-type="float" office:value="0" calcext:value-type="float">
            <text:p>0,00</text:p>
          </table:table-cell>
          <table:table-cell table:formula="of:=ROUND(IF([.E305]&gt;[.$F$6];IF([.E305]-(([.B305]*[.$G$3])/100)&lt;0;[.E305];([.$G$3]*[.B305])/100);([.$G$3]*([.B305]/2))/100) ;2)" office:value-type="float" office:value="5.49" calcext:value-type="float">
            <text:p>5,49</text:p>
          </table:table-cell>
          <table:table-cell table:formula="of:=[.D305]-[.F305]" office:value-type="float" office:value="42.39" calcext:value-type="float">
            <text:p>42,39</text:p>
          </table:table-cell>
          <table:table-cell table:formula="of:=[.E305]-[.G305]" office:value-type="float" office:value="13.98" calcext:value-type="float">
            <text:p>13,98</text:p>
          </table:table-cell>
          <table:table-cell table:formula="of:=IF([.C305]=[.$L$6];IF([.H305]&lt;[.$N$6];[.$F$2];0);0)" office:value-type="float" office:value="0" calcext:value-type="float">
            <text:p>0,00</text:p>
          </table:table-cell>
          <table:table-cell table:formula="of:=IF([.I305]&lt;5;[.$F$3];0)" office:value-type="float" office:value="0" calcext:value-type="float">
            <text:p>0,00</text:p>
          </table:table-cell>
          <table:table-cell table:formula="of:=IF([.J305]=0;[.H305];[.J305])" office:value-type="float" office:value="42.39" calcext:value-type="float">
            <text:p>42,39</text:p>
          </table:table-cell>
          <table:table-cell table:formula="of:=IF([.K305]=0;[.I305];[.K305])" office:value-type="float" office:value="13.98" calcext:value-type="float">
            <text:p>13,9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2" calcext:value-type="date">
            <text:p>22.10.2014</text:p>
          </table:table-cell>
          <table:table-cell office:value-type="float" office:value="94" calcext:value-type="float">
            <text:p>94</text:p>
          </table:table-cell>
          <table:table-cell table:formula="of:=LOOKUP(WEEKDAY([.A306];2);[.$B$1:.$B$7];[.$C$1:.$C$7])" office:value-type="string" office:string-value="środa" calcext:value-type="string">
            <text:p>środa</text:p>
          </table:table-cell>
          <table:table-cell table:formula="of:=[.L305]" office:value-type="float" office:value="42.39" calcext:value-type="float">
            <text:p>42,39</text:p>
          </table:table-cell>
          <table:table-cell table:formula="of:=[.M305]" office:value-type="float" office:value="13.98" calcext:value-type="float">
            <text:p>13,98</text:p>
          </table:table-cell>
          <table:table-cell table:formula="of:=ROUND(IF([.E306]&gt;[.$F$6];IF([.E306]-(([.B306]*[.$G$3])/100)&lt;0;((([.E306]*100)/[.$G$3])*[.$G$2])/100;0);([.$G$2]*([.B306]/2))/100);2)" office:value-type="float" office:value="2.82" calcext:value-type="float">
            <text:p>2,82</text:p>
          </table:table-cell>
          <table:table-cell table:formula="of:=ROUND(IF([.E306]&gt;[.$F$6];IF([.E306]-(([.B306]*[.$G$3])/100)&lt;0;[.E306];([.$G$3]*[.B306])/100);([.$G$3]*([.B306]/2))/100) ;2)" office:value-type="float" office:value="4.23" calcext:value-type="float">
            <text:p>4,23</text:p>
          </table:table-cell>
          <table:table-cell table:formula="of:=[.D306]-[.F306]" office:value-type="float" office:value="39.57" calcext:value-type="float">
            <text:p>39,57</text:p>
          </table:table-cell>
          <table:table-cell table:formula="of:=[.E306]-[.G306]" office:value-type="float" office:value="9.75" calcext:value-type="float">
            <text:p>9,75</text:p>
          </table:table-cell>
          <table:table-cell table:formula="of:=IF([.C306]=[.$L$6];IF([.H306]&lt;[.$N$6];[.$F$2];0);0)" office:value-type="float" office:value="0" calcext:value-type="float">
            <text:p>0,00</text:p>
          </table:table-cell>
          <table:table-cell table:formula="of:=IF([.I306]&lt;5;[.$F$3];0)" office:value-type="float" office:value="0" calcext:value-type="float">
            <text:p>0,00</text:p>
          </table:table-cell>
          <table:table-cell table:formula="of:=IF([.J306]=0;[.H306];[.J306])" office:value-type="float" office:value="39.57" calcext:value-type="float">
            <text:p>39,57</text:p>
          </table:table-cell>
          <table:table-cell table:formula="of:=IF([.K306]=0;[.I306];[.K306])" office:value-type="float" office:value="9.75" calcext:value-type="float">
            <text:p>9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3" calcext:value-type="date">
            <text:p>23.10.2014</text:p>
          </table:table-cell>
          <table:table-cell office:value-type="float" office:value="113" calcext:value-type="float">
            <text:p>113</text:p>
          </table:table-cell>
          <table:table-cell table:formula="of:=LOOKUP(WEEKDAY([.A307];2);[.$B$1:.$B$7];[.$C$1:.$C$7])" office:value-type="string" office:string-value="czwartek" calcext:value-type="string">
            <text:p>czwartek</text:p>
          </table:table-cell>
          <table:table-cell table:formula="of:=[.L306]" office:value-type="float" office:value="39.57" calcext:value-type="float">
            <text:p>39,57</text:p>
          </table:table-cell>
          <table:table-cell table:formula="of:=[.M306]" office:value-type="float" office:value="9.75" calcext:value-type="float">
            <text:p>9,75</text:p>
          </table:table-cell>
          <table:table-cell table:formula="of:=ROUND(IF([.E307]&gt;[.$F$6];IF([.E307]-(([.B307]*[.$G$3])/100)&lt;0;((([.E307]*100)/[.$G$3])*[.$G$2])/100;0);([.$G$2]*([.B307]/2))/100);2)" office:value-type="float" office:value="3.39" calcext:value-type="float">
            <text:p>3,39</text:p>
          </table:table-cell>
          <table:table-cell table:formula="of:=ROUND(IF([.E307]&gt;[.$F$6];IF([.E307]-(([.B307]*[.$G$3])/100)&lt;0;[.E307];([.$G$3]*[.B307])/100);([.$G$3]*([.B307]/2))/100) ;2)" office:value-type="float" office:value="5.09" calcext:value-type="float">
            <text:p>5,09</text:p>
          </table:table-cell>
          <table:table-cell table:formula="of:=[.D307]-[.F307]" office:value-type="float" office:value="36.18" calcext:value-type="float">
            <text:p>36,18</text:p>
          </table:table-cell>
          <table:table-cell table:formula="of:=[.E307]-[.G307]" office:value-type="float" office:value="4.66" calcext:value-type="float">
            <text:p>4,66</text:p>
          </table:table-cell>
          <table:table-cell table:formula="of:=IF([.C307]=[.$L$6];IF([.H307]&lt;[.$N$6];[.$F$2];0);0)" office:value-type="float" office:value="45" calcext:value-type="float">
            <text:p>45,00</text:p>
          </table:table-cell>
          <table:table-cell table:formula="of:=IF([.I307]&lt;5;[.$F$3];0)" office:value-type="float" office:value="30" calcext:value-type="float">
            <text:p>30,00</text:p>
          </table:table-cell>
          <table:table-cell table:formula="of:=IF([.J307]=0;[.H307];[.J307])" office:value-type="float" office:value="45" calcext:value-type="float">
            <text:p>45,00</text:p>
          </table:table-cell>
          <table:table-cell table:formula="of:=IF([.K307]=0;[.I307];[.K307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4" calcext:value-type="date">
            <text:p>24.10.2014</text:p>
          </table:table-cell>
          <table:table-cell office:value-type="float" office:value="144" calcext:value-type="float">
            <text:p>144</text:p>
          </table:table-cell>
          <table:table-cell table:formula="of:=LOOKUP(WEEKDAY([.A308];2);[.$B$1:.$B$7];[.$C$1:.$C$7])" office:value-type="string" office:string-value="piątek" calcext:value-type="string">
            <text:p>piątek</text:p>
          </table:table-cell>
          <table:table-cell table:formula="of:=[.L307]" office:value-type="float" office:value="45" calcext:value-type="float">
            <text:p>45,00</text:p>
          </table:table-cell>
          <table:table-cell table:formula="of:=[.M307]" office:value-type="float" office:value="30" calcext:value-type="float">
            <text:p>30,00</text:p>
          </table:table-cell>
          <table:table-cell table:formula="of:=ROUND(IF([.E308]&gt;[.$F$6];IF([.E308]-(([.B308]*[.$G$3])/100)&lt;0;((([.E308]*100)/[.$G$3])*[.$G$2])/100;0);([.$G$2]*([.B308]/2))/100);2)" office:value-type="float" office:value="0" calcext:value-type="float">
            <text:p>0,00</text:p>
          </table:table-cell>
          <table:table-cell table:formula="of:=ROUND(IF([.E308]&gt;[.$F$6];IF([.E308]-(([.B308]*[.$G$3])/100)&lt;0;[.E308];([.$G$3]*[.B308])/100);([.$G$3]*([.B308]/2))/100) ;2)" office:value-type="float" office:value="12.96" calcext:value-type="float">
            <text:p>12,96</text:p>
          </table:table-cell>
          <table:table-cell table:formula="of:=[.D308]-[.F308]" office:value-type="float" office:value="45" calcext:value-type="float">
            <text:p>45,00</text:p>
          </table:table-cell>
          <table:table-cell table:formula="of:=[.E308]-[.G308]" office:value-type="float" office:value="17.04" calcext:value-type="float">
            <text:p>17,04</text:p>
          </table:table-cell>
          <table:table-cell table:formula="of:=IF([.C308]=[.$L$6];IF([.H308]&lt;[.$N$6];[.$F$2];0);0)" office:value-type="float" office:value="0" calcext:value-type="float">
            <text:p>0,00</text:p>
          </table:table-cell>
          <table:table-cell table:formula="of:=IF([.I308]&lt;5;[.$F$3];0)" office:value-type="float" office:value="0" calcext:value-type="float">
            <text:p>0,00</text:p>
          </table:table-cell>
          <table:table-cell table:formula="of:=IF([.J308]=0;[.H308];[.J308])" office:value-type="float" office:value="45" calcext:value-type="float">
            <text:p>45,00</text:p>
          </table:table-cell>
          <table:table-cell table:formula="of:=IF([.K308]=0;[.I308];[.K308])" office:value-type="float" office:value="17.04" calcext:value-type="float">
            <text:p>17,0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5" calcext:value-type="date">
            <text:p>25.10.2014</text:p>
          </table:table-cell>
          <table:table-cell office:value-type="float" office:value="66" calcext:value-type="float">
            <text:p>66</text:p>
          </table:table-cell>
          <table:table-cell table:formula="of:=LOOKUP(WEEKDAY([.A309];2);[.$B$1:.$B$7];[.$C$1:.$C$7])" office:value-type="string" office:string-value="sobota" calcext:value-type="string">
            <text:p>sobota</text:p>
          </table:table-cell>
          <table:table-cell table:formula="of:=[.L308]" office:value-type="float" office:value="45" calcext:value-type="float">
            <text:p>45,00</text:p>
          </table:table-cell>
          <table:table-cell table:formula="of:=[.M308]" office:value-type="float" office:value="17.04" calcext:value-type="float">
            <text:p>17,04</text:p>
          </table:table-cell>
          <table:table-cell table:formula="of:=ROUND(IF([.E309]&gt;[.$F$6];IF([.E309]-(([.B309]*[.$G$3])/100)&lt;0;((([.E309]*100)/[.$G$3])*[.$G$2])/100;0);([.$G$2]*([.B309]/2))/100);2)" office:value-type="float" office:value="0" calcext:value-type="float">
            <text:p>0,00</text:p>
          </table:table-cell>
          <table:table-cell table:formula="of:=ROUND(IF([.E309]&gt;[.$F$6];IF([.E309]-(([.B309]*[.$G$3])/100)&lt;0;[.E309];([.$G$3]*[.B309])/100);([.$G$3]*([.B309]/2))/100) ;2)" office:value-type="float" office:value="5.94" calcext:value-type="float">
            <text:p>5,94</text:p>
          </table:table-cell>
          <table:table-cell table:formula="of:=[.D309]-[.F309]" office:value-type="float" office:value="45" calcext:value-type="float">
            <text:p>45,00</text:p>
          </table:table-cell>
          <table:table-cell table:formula="of:=[.E309]-[.G309]" office:value-type="float" office:value="11.1" calcext:value-type="float">
            <text:p>11,10</text:p>
          </table:table-cell>
          <table:table-cell table:formula="of:=IF([.C309]=[.$L$6];IF([.H309]&lt;[.$N$6];[.$F$2];0);0)" office:value-type="float" office:value="0" calcext:value-type="float">
            <text:p>0,00</text:p>
          </table:table-cell>
          <table:table-cell table:formula="of:=IF([.I309]&lt;5;[.$F$3];0)" office:value-type="float" office:value="0" calcext:value-type="float">
            <text:p>0,00</text:p>
          </table:table-cell>
          <table:table-cell table:formula="of:=IF([.J309]=0;[.H309];[.J309])" office:value-type="float" office:value="45" calcext:value-type="float">
            <text:p>45,00</text:p>
          </table:table-cell>
          <table:table-cell table:formula="of:=IF([.K309]=0;[.I309];[.K309])" office:value-type="float" office:value="11.1" calcext:value-type="float">
            <text:p>11,1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6" calcext:value-type="date">
            <text:p>26.10.2014</text:p>
          </table:table-cell>
          <table:table-cell office:value-type="float" office:value="69" calcext:value-type="float">
            <text:p>69</text:p>
          </table:table-cell>
          <table:table-cell table:formula="of:=LOOKUP(WEEKDAY([.A310];2);[.$B$1:.$B$7];[.$C$1:.$C$7])" office:value-type="string" office:string-value="niedziela" calcext:value-type="string">
            <text:p>niedziela</text:p>
          </table:table-cell>
          <table:table-cell table:formula="of:=[.L309]" office:value-type="float" office:value="45" calcext:value-type="float">
            <text:p>45,00</text:p>
          </table:table-cell>
          <table:table-cell table:formula="of:=[.M309]" office:value-type="float" office:value="11.1" calcext:value-type="float">
            <text:p>11,10</text:p>
          </table:table-cell>
          <table:table-cell table:formula="of:=ROUND(IF([.E310]&gt;[.$F$6];IF([.E310]-(([.B310]*[.$G$3])/100)&lt;0;((([.E310]*100)/[.$G$3])*[.$G$2])/100;0);([.$G$2]*([.B310]/2))/100);2)" office:value-type="float" office:value="2.07" calcext:value-type="float">
            <text:p>2,07</text:p>
          </table:table-cell>
          <table:table-cell table:formula="of:=ROUND(IF([.E310]&gt;[.$F$6];IF([.E310]-(([.B310]*[.$G$3])/100)&lt;0;[.E310];([.$G$3]*[.B310])/100);([.$G$3]*([.B310]/2))/100) ;2)" office:value-type="float" office:value="3.11" calcext:value-type="float">
            <text:p>3,11</text:p>
          </table:table-cell>
          <table:table-cell table:formula="of:=[.D310]-[.F310]" office:value-type="float" office:value="42.93" calcext:value-type="float">
            <text:p>42,93</text:p>
          </table:table-cell>
          <table:table-cell table:formula="of:=[.E310]-[.G310]" office:value-type="float" office:value="7.99" calcext:value-type="float">
            <text:p>7,99</text:p>
          </table:table-cell>
          <table:table-cell table:formula="of:=IF([.C310]=[.$L$6];IF([.H310]&lt;[.$N$6];[.$F$2];0);0)" office:value-type="float" office:value="0" calcext:value-type="float">
            <text:p>0,00</text:p>
          </table:table-cell>
          <table:table-cell table:formula="of:=IF([.I310]&lt;5;[.$F$3];0)" office:value-type="float" office:value="0" calcext:value-type="float">
            <text:p>0,00</text:p>
          </table:table-cell>
          <table:table-cell table:formula="of:=IF([.J310]=0;[.H310];[.J310])" office:value-type="float" office:value="42.93" calcext:value-type="float">
            <text:p>42,93</text:p>
          </table:table-cell>
          <table:table-cell table:formula="of:=IF([.K310]=0;[.I310];[.K310])" office:value-type="float" office:value="7.99" calcext:value-type="float">
            <text:p>7,9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7" calcext:value-type="date">
            <text:p>27.10.2014</text:p>
          </table:table-cell>
          <table:table-cell office:value-type="float" office:value="127" calcext:value-type="float">
            <text:p>127</text:p>
          </table:table-cell>
          <table:table-cell table:formula="of:=LOOKUP(WEEKDAY([.A311];2);[.$B$1:.$B$7];[.$C$1:.$C$7])" office:value-type="string" office:string-value="poniedziałek" calcext:value-type="string">
            <text:p>poniedziałek</text:p>
          </table:table-cell>
          <table:table-cell table:formula="of:=[.L310]" office:value-type="float" office:value="42.93" calcext:value-type="float">
            <text:p>42,93</text:p>
          </table:table-cell>
          <table:table-cell table:formula="of:=[.M310]" office:value-type="float" office:value="7.99" calcext:value-type="float">
            <text:p>7,99</text:p>
          </table:table-cell>
          <table:table-cell table:formula="of:=ROUND(IF([.E311]&gt;[.$F$6];IF([.E311]-(([.B311]*[.$G$3])/100)&lt;0;((([.E311]*100)/[.$G$3])*[.$G$2])/100;0);([.$G$2]*([.B311]/2))/100);2)" office:value-type="float" office:value="3.81" calcext:value-type="float">
            <text:p>3,81</text:p>
          </table:table-cell>
          <table:table-cell table:formula="of:=ROUND(IF([.E311]&gt;[.$F$6];IF([.E311]-(([.B311]*[.$G$3])/100)&lt;0;[.E311];([.$G$3]*[.B311])/100);([.$G$3]*([.B311]/2))/100) ;2)" office:value-type="float" office:value="5.72" calcext:value-type="float">
            <text:p>5,72</text:p>
          </table:table-cell>
          <table:table-cell table:formula="of:=[.D311]-[.F311]" office:value-type="float" office:value="39.12" calcext:value-type="float">
            <text:p>39,12</text:p>
          </table:table-cell>
          <table:table-cell table:formula="of:=[.E311]-[.G311]" office:value-type="float" office:value="2.27" calcext:value-type="float">
            <text:p>2,27</text:p>
          </table:table-cell>
          <table:table-cell table:formula="of:=IF([.C311]=[.$L$6];IF([.H311]&lt;[.$N$6];[.$F$2];0);0)" office:value-type="float" office:value="0" calcext:value-type="float">
            <text:p>0,00</text:p>
          </table:table-cell>
          <table:table-cell table:formula="of:=IF([.I311]&lt;5;[.$F$3];0)" office:value-type="float" office:value="30" calcext:value-type="float">
            <text:p>30,00</text:p>
          </table:table-cell>
          <table:table-cell table:formula="of:=IF([.J311]=0;[.H311];[.J311])" office:value-type="float" office:value="39.12" calcext:value-type="float">
            <text:p>39,12</text:p>
          </table:table-cell>
          <table:table-cell table:formula="of:=IF([.K311]=0;[.I311];[.K311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8" calcext:value-type="date">
            <text:p>28.10.2014</text:p>
          </table:table-cell>
          <table:table-cell office:value-type="float" office:value="112" calcext:value-type="float">
            <text:p>112</text:p>
          </table:table-cell>
          <table:table-cell table:formula="of:=LOOKUP(WEEKDAY([.A312];2);[.$B$1:.$B$7];[.$C$1:.$C$7])" office:value-type="string" office:string-value="wtorek" calcext:value-type="string">
            <text:p>wtorek</text:p>
          </table:table-cell>
          <table:table-cell table:formula="of:=[.L311]" office:value-type="float" office:value="39.12" calcext:value-type="float">
            <text:p>39,12</text:p>
          </table:table-cell>
          <table:table-cell table:formula="of:=[.M311]" office:value-type="float" office:value="30" calcext:value-type="float">
            <text:p>30,00</text:p>
          </table:table-cell>
          <table:table-cell table:formula="of:=ROUND(IF([.E312]&gt;[.$F$6];IF([.E312]-(([.B312]*[.$G$3])/100)&lt;0;((([.E312]*100)/[.$G$3])*[.$G$2])/100;0);([.$G$2]*([.B312]/2))/100);2)" office:value-type="float" office:value="0" calcext:value-type="float">
            <text:p>0,00</text:p>
          </table:table-cell>
          <table:table-cell table:formula="of:=ROUND(IF([.E312]&gt;[.$F$6];IF([.E312]-(([.B312]*[.$G$3])/100)&lt;0;[.E312];([.$G$3]*[.B312])/100);([.$G$3]*([.B312]/2))/100) ;2)" office:value-type="float" office:value="10.08" calcext:value-type="float">
            <text:p>10,08</text:p>
          </table:table-cell>
          <table:table-cell table:formula="of:=[.D312]-[.F312]" office:value-type="float" office:value="39.12" calcext:value-type="float">
            <text:p>39,12</text:p>
          </table:table-cell>
          <table:table-cell table:formula="of:=[.E312]-[.G312]" office:value-type="float" office:value="19.92" calcext:value-type="float">
            <text:p>19,92</text:p>
          </table:table-cell>
          <table:table-cell table:formula="of:=IF([.C312]=[.$L$6];IF([.H312]&lt;[.$N$6];[.$F$2];0);0)" office:value-type="float" office:value="0" calcext:value-type="float">
            <text:p>0,00</text:p>
          </table:table-cell>
          <table:table-cell table:formula="of:=IF([.I312]&lt;5;[.$F$3];0)" office:value-type="float" office:value="0" calcext:value-type="float">
            <text:p>0,00</text:p>
          </table:table-cell>
          <table:table-cell table:formula="of:=IF([.J312]=0;[.H312];[.J312])" office:value-type="float" office:value="39.12" calcext:value-type="float">
            <text:p>39,12</text:p>
          </table:table-cell>
          <table:table-cell table:formula="of:=IF([.K312]=0;[.I312];[.K312])" office:value-type="float" office:value="19.92" calcext:value-type="float">
            <text:p>19,9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29" calcext:value-type="date">
            <text:p>29.10.2014</text:p>
          </table:table-cell>
          <table:table-cell office:value-type="float" office:value="99" calcext:value-type="float">
            <text:p>99</text:p>
          </table:table-cell>
          <table:table-cell table:formula="of:=LOOKUP(WEEKDAY([.A313];2);[.$B$1:.$B$7];[.$C$1:.$C$7])" office:value-type="string" office:string-value="środa" calcext:value-type="string">
            <text:p>środa</text:p>
          </table:table-cell>
          <table:table-cell table:formula="of:=[.L312]" office:value-type="float" office:value="39.12" calcext:value-type="float">
            <text:p>39,12</text:p>
          </table:table-cell>
          <table:table-cell table:formula="of:=[.M312]" office:value-type="float" office:value="19.92" calcext:value-type="float">
            <text:p>19,92</text:p>
          </table:table-cell>
          <table:table-cell table:formula="of:=ROUND(IF([.E313]&gt;[.$F$6];IF([.E313]-(([.B313]*[.$G$3])/100)&lt;0;((([.E313]*100)/[.$G$3])*[.$G$2])/100;0);([.$G$2]*([.B313]/2))/100);2)" office:value-type="float" office:value="0" calcext:value-type="float">
            <text:p>0,00</text:p>
          </table:table-cell>
          <table:table-cell table:formula="of:=ROUND(IF([.E313]&gt;[.$F$6];IF([.E313]-(([.B313]*[.$G$3])/100)&lt;0;[.E313];([.$G$3]*[.B313])/100);([.$G$3]*([.B313]/2))/100) ;2)" office:value-type="float" office:value="8.91" calcext:value-type="float">
            <text:p>8,91</text:p>
          </table:table-cell>
          <table:table-cell table:formula="of:=[.D313]-[.F313]" office:value-type="float" office:value="39.12" calcext:value-type="float">
            <text:p>39,12</text:p>
          </table:table-cell>
          <table:table-cell table:formula="of:=[.E313]-[.G313]" office:value-type="float" office:value="11.01" calcext:value-type="float">
            <text:p>11,01</text:p>
          </table:table-cell>
          <table:table-cell table:formula="of:=IF([.C313]=[.$L$6];IF([.H313]&lt;[.$N$6];[.$F$2];0);0)" office:value-type="float" office:value="0" calcext:value-type="float">
            <text:p>0,00</text:p>
          </table:table-cell>
          <table:table-cell table:formula="of:=IF([.I313]&lt;5;[.$F$3];0)" office:value-type="float" office:value="0" calcext:value-type="float">
            <text:p>0,00</text:p>
          </table:table-cell>
          <table:table-cell table:formula="of:=IF([.J313]=0;[.H313];[.J313])" office:value-type="float" office:value="39.12" calcext:value-type="float">
            <text:p>39,12</text:p>
          </table:table-cell>
          <table:table-cell table:formula="of:=IF([.K313]=0;[.I313];[.K313])" office:value-type="float" office:value="11.01" calcext:value-type="float">
            <text:p>11,0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30" calcext:value-type="date">
            <text:p>30.10.2014</text:p>
          </table:table-cell>
          <table:table-cell office:value-type="float" office:value="60" calcext:value-type="float">
            <text:p>60</text:p>
          </table:table-cell>
          <table:table-cell table:formula="of:=LOOKUP(WEEKDAY([.A314];2);[.$B$1:.$B$7];[.$C$1:.$C$7])" office:value-type="string" office:string-value="czwartek" calcext:value-type="string">
            <text:p>czwartek</text:p>
          </table:table-cell>
          <table:table-cell table:formula="of:=[.L313]" office:value-type="float" office:value="39.12" calcext:value-type="float">
            <text:p>39,12</text:p>
          </table:table-cell>
          <table:table-cell table:formula="of:=[.M313]" office:value-type="float" office:value="11.01" calcext:value-type="float">
            <text:p>11,01</text:p>
          </table:table-cell>
          <table:table-cell table:formula="of:=ROUND(IF([.E314]&gt;[.$F$6];IF([.E314]-(([.B314]*[.$G$3])/100)&lt;0;((([.E314]*100)/[.$G$3])*[.$G$2])/100;0);([.$G$2]*([.B314]/2))/100);2)" office:value-type="float" office:value="1.8" calcext:value-type="float">
            <text:p>1,80</text:p>
          </table:table-cell>
          <table:table-cell table:formula="of:=ROUND(IF([.E314]&gt;[.$F$6];IF([.E314]-(([.B314]*[.$G$3])/100)&lt;0;[.E314];([.$G$3]*[.B314])/100);([.$G$3]*([.B314]/2))/100) ;2)" office:value-type="float" office:value="2.7" calcext:value-type="float">
            <text:p>2,70</text:p>
          </table:table-cell>
          <table:table-cell table:formula="of:=[.D314]-[.F314]" office:value-type="float" office:value="37.32" calcext:value-type="float">
            <text:p>37,32</text:p>
          </table:table-cell>
          <table:table-cell table:formula="of:=[.E314]-[.G314]" office:value-type="float" office:value="8.31" calcext:value-type="float">
            <text:p>8,31</text:p>
          </table:table-cell>
          <table:table-cell table:formula="of:=IF([.C314]=[.$L$6];IF([.H314]&lt;[.$N$6];[.$F$2];0);0)" office:value-type="float" office:value="45" calcext:value-type="float">
            <text:p>45,00</text:p>
          </table:table-cell>
          <table:table-cell table:formula="of:=IF([.I314]&lt;5;[.$F$3];0)" office:value-type="float" office:value="0" calcext:value-type="float">
            <text:p>0,00</text:p>
          </table:table-cell>
          <table:table-cell table:formula="of:=IF([.J314]=0;[.H314];[.J314])" office:value-type="float" office:value="45" calcext:value-type="float">
            <text:p>45,00</text:p>
          </table:table-cell>
          <table:table-cell table:formula="of:=IF([.K314]=0;[.I314];[.K314])" office:value-type="float" office:value="8.31" calcext:value-type="float">
            <text:p>8,3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0-31" calcext:value-type="date">
            <text:p>31.10.2014</text:p>
          </table:table-cell>
          <table:table-cell office:value-type="float" office:value="118" calcext:value-type="float">
            <text:p>118</text:p>
          </table:table-cell>
          <table:table-cell table:formula="of:=LOOKUP(WEEKDAY([.A315];2);[.$B$1:.$B$7];[.$C$1:.$C$7])" office:value-type="string" office:string-value="piątek" calcext:value-type="string">
            <text:p>piątek</text:p>
          </table:table-cell>
          <table:table-cell table:formula="of:=[.L314]" office:value-type="float" office:value="45" calcext:value-type="float">
            <text:p>45,00</text:p>
          </table:table-cell>
          <table:table-cell table:formula="of:=[.M314]" office:value-type="float" office:value="8.31" calcext:value-type="float">
            <text:p>8,31</text:p>
          </table:table-cell>
          <table:table-cell table:formula="of:=ROUND(IF([.E315]&gt;[.$F$6];IF([.E315]-(([.B315]*[.$G$3])/100)&lt;0;((([.E315]*100)/[.$G$3])*[.$G$2])/100;0);([.$G$2]*([.B315]/2))/100);2)" office:value-type="float" office:value="3.54" calcext:value-type="float">
            <text:p>3,54</text:p>
          </table:table-cell>
          <table:table-cell table:formula="of:=ROUND(IF([.E315]&gt;[.$F$6];IF([.E315]-(([.B315]*[.$G$3])/100)&lt;0;[.E315];([.$G$3]*[.B315])/100);([.$G$3]*([.B315]/2))/100) ;2)" office:value-type="float" office:value="5.31" calcext:value-type="float">
            <text:p>5,31</text:p>
          </table:table-cell>
          <table:table-cell table:formula="of:=[.D315]-[.F315]" office:value-type="float" office:value="41.46" calcext:value-type="float">
            <text:p>41,46</text:p>
          </table:table-cell>
          <table:table-cell table:formula="of:=[.E315]-[.G315]" office:value-type="float" office:value="3" calcext:value-type="float">
            <text:p>3,00</text:p>
          </table:table-cell>
          <table:table-cell table:formula="of:=IF([.C315]=[.$L$6];IF([.H315]&lt;[.$N$6];[.$F$2];0);0)" office:value-type="float" office:value="0" calcext:value-type="float">
            <text:p>0,00</text:p>
          </table:table-cell>
          <table:table-cell table:formula="of:=IF([.I315]&lt;5;[.$F$3];0)" office:value-type="float" office:value="30" calcext:value-type="float">
            <text:p>30,00</text:p>
          </table:table-cell>
          <table:table-cell table:formula="of:=IF([.J315]=0;[.H315];[.J315])" office:value-type="float" office:value="41.46" calcext:value-type="float">
            <text:p>41,46</text:p>
          </table:table-cell>
          <table:table-cell table:formula="of:=IF([.K315]=0;[.I315];[.K31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1" calcext:value-type="date">
            <text:p>1.11.2014</text:p>
          </table:table-cell>
          <table:table-cell office:value-type="float" office:value="55" calcext:value-type="float">
            <text:p>55</text:p>
          </table:table-cell>
          <table:table-cell table:formula="of:=LOOKUP(WEEKDAY([.A316];2);[.$B$1:.$B$7];[.$C$1:.$C$7])" office:value-type="string" office:string-value="sobota" calcext:value-type="string">
            <text:p>sobota</text:p>
          </table:table-cell>
          <table:table-cell table:formula="of:=[.L315]" office:value-type="float" office:value="41.46" calcext:value-type="float">
            <text:p>41,46</text:p>
          </table:table-cell>
          <table:table-cell table:formula="of:=[.M315]" office:value-type="float" office:value="30" calcext:value-type="float">
            <text:p>30,00</text:p>
          </table:table-cell>
          <table:table-cell table:formula="of:=ROUND(IF([.E316]&gt;[.$F$6];IF([.E316]-(([.B316]*[.$G$3])/100)&lt;0;((([.E316]*100)/[.$G$3])*[.$G$2])/100;0);([.$G$2]*([.B316]/2))/100);2)" office:value-type="float" office:value="0" calcext:value-type="float">
            <text:p>0,00</text:p>
          </table:table-cell>
          <table:table-cell table:formula="of:=ROUND(IF([.E316]&gt;[.$F$6];IF([.E316]-(([.B316]*[.$G$3])/100)&lt;0;[.E316];([.$G$3]*[.B316])/100);([.$G$3]*([.B316]/2))/100) ;2)" office:value-type="float" office:value="4.95" calcext:value-type="float">
            <text:p>4,95</text:p>
          </table:table-cell>
          <table:table-cell table:formula="of:=[.D316]-[.F316]" office:value-type="float" office:value="41.46" calcext:value-type="float">
            <text:p>41,46</text:p>
          </table:table-cell>
          <table:table-cell table:formula="of:=[.E316]-[.G316]" office:value-type="float" office:value="25.05" calcext:value-type="float">
            <text:p>25,05</text:p>
          </table:table-cell>
          <table:table-cell table:formula="of:=IF([.C316]=[.$L$6];IF([.H316]&lt;[.$N$6];[.$F$2];0);0)" office:value-type="float" office:value="0" calcext:value-type="float">
            <text:p>0,00</text:p>
          </table:table-cell>
          <table:table-cell table:formula="of:=IF([.I316]&lt;5;[.$F$3];0)" office:value-type="float" office:value="0" calcext:value-type="float">
            <text:p>0,00</text:p>
          </table:table-cell>
          <table:table-cell table:formula="of:=IF([.J316]=0;[.H316];[.J316])" office:value-type="float" office:value="41.46" calcext:value-type="float">
            <text:p>41,46</text:p>
          </table:table-cell>
          <table:table-cell table:formula="of:=IF([.K316]=0;[.I316];[.K316])" office:value-type="float" office:value="25.05" calcext:value-type="float">
            <text:p>25,0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2" calcext:value-type="date">
            <text:p>2.11.2014</text:p>
          </table:table-cell>
          <table:table-cell office:value-type="float" office:value="133" calcext:value-type="float">
            <text:p>133</text:p>
          </table:table-cell>
          <table:table-cell table:formula="of:=LOOKUP(WEEKDAY([.A317];2);[.$B$1:.$B$7];[.$C$1:.$C$7])" office:value-type="string" office:string-value="niedziela" calcext:value-type="string">
            <text:p>niedziela</text:p>
          </table:table-cell>
          <table:table-cell table:formula="of:=[.L316]" office:value-type="float" office:value="41.46" calcext:value-type="float">
            <text:p>41,46</text:p>
          </table:table-cell>
          <table:table-cell table:formula="of:=[.M316]" office:value-type="float" office:value="25.05" calcext:value-type="float">
            <text:p>25,05</text:p>
          </table:table-cell>
          <table:table-cell table:formula="of:=ROUND(IF([.E317]&gt;[.$F$6];IF([.E317]-(([.B317]*[.$G$3])/100)&lt;0;((([.E317]*100)/[.$G$3])*[.$G$2])/100;0);([.$G$2]*([.B317]/2))/100);2)" office:value-type="float" office:value="0" calcext:value-type="float">
            <text:p>0,00</text:p>
          </table:table-cell>
          <table:table-cell table:formula="of:=ROUND(IF([.E317]&gt;[.$F$6];IF([.E317]-(([.B317]*[.$G$3])/100)&lt;0;[.E317];([.$G$3]*[.B317])/100);([.$G$3]*([.B317]/2))/100) ;2)" office:value-type="float" office:value="11.97" calcext:value-type="float">
            <text:p>11,97</text:p>
          </table:table-cell>
          <table:table-cell table:formula="of:=[.D317]-[.F317]" office:value-type="float" office:value="41.46" calcext:value-type="float">
            <text:p>41,46</text:p>
          </table:table-cell>
          <table:table-cell table:formula="of:=[.E317]-[.G317]" office:value-type="float" office:value="13.08" calcext:value-type="float">
            <text:p>13,08</text:p>
          </table:table-cell>
          <table:table-cell table:formula="of:=IF([.C317]=[.$L$6];IF([.H317]&lt;[.$N$6];[.$F$2];0);0)" office:value-type="float" office:value="0" calcext:value-type="float">
            <text:p>0,00</text:p>
          </table:table-cell>
          <table:table-cell table:formula="of:=IF([.I317]&lt;5;[.$F$3];0)" office:value-type="float" office:value="0" calcext:value-type="float">
            <text:p>0,00</text:p>
          </table:table-cell>
          <table:table-cell table:formula="of:=IF([.J317]=0;[.H317];[.J317])" office:value-type="float" office:value="41.46" calcext:value-type="float">
            <text:p>41,46</text:p>
          </table:table-cell>
          <table:table-cell table:formula="of:=IF([.K317]=0;[.I317];[.K317])" office:value-type="float" office:value="13.08" calcext:value-type="float">
            <text:p>13,0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3" calcext:value-type="date">
            <text:p>3.11.2014</text:p>
          </table:table-cell>
          <table:table-cell office:value-type="float" office:value="110" calcext:value-type="float">
            <text:p>110</text:p>
          </table:table-cell>
          <table:table-cell table:formula="of:=LOOKUP(WEEKDAY([.A318];2);[.$B$1:.$B$7];[.$C$1:.$C$7])" office:value-type="string" office:string-value="poniedziałek" calcext:value-type="string">
            <text:p>poniedziałek</text:p>
          </table:table-cell>
          <table:table-cell table:formula="of:=[.L317]" office:value-type="float" office:value="41.46" calcext:value-type="float">
            <text:p>41,46</text:p>
          </table:table-cell>
          <table:table-cell table:formula="of:=[.M317]" office:value-type="float" office:value="13.08" calcext:value-type="float">
            <text:p>13,08</text:p>
          </table:table-cell>
          <table:table-cell table:formula="of:=ROUND(IF([.E318]&gt;[.$F$6];IF([.E318]-(([.B318]*[.$G$3])/100)&lt;0;((([.E318]*100)/[.$G$3])*[.$G$2])/100;0);([.$G$2]*([.B318]/2))/100);2)" office:value-type="float" office:value="3.3" calcext:value-type="float">
            <text:p>3,30</text:p>
          </table:table-cell>
          <table:table-cell table:formula="of:=ROUND(IF([.E318]&gt;[.$F$6];IF([.E318]-(([.B318]*[.$G$3])/100)&lt;0;[.E318];([.$G$3]*[.B318])/100);([.$G$3]*([.B318]/2))/100) ;2)" office:value-type="float" office:value="4.95" calcext:value-type="float">
            <text:p>4,95</text:p>
          </table:table-cell>
          <table:table-cell table:formula="of:=[.D318]-[.F318]" office:value-type="float" office:value="38.16" calcext:value-type="float">
            <text:p>38,16</text:p>
          </table:table-cell>
          <table:table-cell table:formula="of:=[.E318]-[.G318]" office:value-type="float" office:value="8.13" calcext:value-type="float">
            <text:p>8,13</text:p>
          </table:table-cell>
          <table:table-cell table:formula="of:=IF([.C318]=[.$L$6];IF([.H318]&lt;[.$N$6];[.$F$2];0);0)" office:value-type="float" office:value="0" calcext:value-type="float">
            <text:p>0,00</text:p>
          </table:table-cell>
          <table:table-cell table:formula="of:=IF([.I318]&lt;5;[.$F$3];0)" office:value-type="float" office:value="0" calcext:value-type="float">
            <text:p>0,00</text:p>
          </table:table-cell>
          <table:table-cell table:formula="of:=IF([.J318]=0;[.H318];[.J318])" office:value-type="float" office:value="38.16" calcext:value-type="float">
            <text:p>38,16</text:p>
          </table:table-cell>
          <table:table-cell table:formula="of:=IF([.K318]=0;[.I318];[.K318])" office:value-type="float" office:value="8.13" calcext:value-type="float">
            <text:p>8,1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4" calcext:value-type="date">
            <text:p>4.11.2014</text:p>
          </table:table-cell>
          <table:table-cell office:value-type="float" office:value="145" calcext:value-type="float">
            <text:p>145</text:p>
          </table:table-cell>
          <table:table-cell table:formula="of:=LOOKUP(WEEKDAY([.A319];2);[.$B$1:.$B$7];[.$C$1:.$C$7])" office:value-type="string" office:string-value="wtorek" calcext:value-type="string">
            <text:p>wtorek</text:p>
          </table:table-cell>
          <table:table-cell table:formula="of:=[.L318]" office:value-type="float" office:value="38.16" calcext:value-type="float">
            <text:p>38,16</text:p>
          </table:table-cell>
          <table:table-cell table:formula="of:=[.M318]" office:value-type="float" office:value="8.13" calcext:value-type="float">
            <text:p>8,13</text:p>
          </table:table-cell>
          <table:table-cell table:formula="of:=ROUND(IF([.E319]&gt;[.$F$6];IF([.E319]-(([.B319]*[.$G$3])/100)&lt;0;((([.E319]*100)/[.$G$3])*[.$G$2])/100;0);([.$G$2]*([.B319]/2))/100);2)" office:value-type="float" office:value="4.35" calcext:value-type="float">
            <text:p>4,35</text:p>
          </table:table-cell>
          <table:table-cell table:formula="of:=ROUND(IF([.E319]&gt;[.$F$6];IF([.E319]-(([.B319]*[.$G$3])/100)&lt;0;[.E319];([.$G$3]*[.B319])/100);([.$G$3]*([.B319]/2))/100) ;2)" office:value-type="float" office:value="6.53" calcext:value-type="float">
            <text:p>6,53</text:p>
          </table:table-cell>
          <table:table-cell table:formula="of:=[.D319]-[.F319]" office:value-type="float" office:value="33.81" calcext:value-type="float">
            <text:p>33,81</text:p>
          </table:table-cell>
          <table:table-cell table:formula="of:=[.E319]-[.G319]" office:value-type="float" office:value="1.6" calcext:value-type="float">
            <text:p>1,60</text:p>
          </table:table-cell>
          <table:table-cell table:formula="of:=IF([.C319]=[.$L$6];IF([.H319]&lt;[.$N$6];[.$F$2];0);0)" office:value-type="float" office:value="0" calcext:value-type="float">
            <text:p>0,00</text:p>
          </table:table-cell>
          <table:table-cell table:formula="of:=IF([.I319]&lt;5;[.$F$3];0)" office:value-type="float" office:value="30" calcext:value-type="float">
            <text:p>30,00</text:p>
          </table:table-cell>
          <table:table-cell table:formula="of:=IF([.J319]=0;[.H319];[.J319])" office:value-type="float" office:value="33.81" calcext:value-type="float">
            <text:p>33,81</text:p>
          </table:table-cell>
          <table:table-cell table:formula="of:=IF([.K319]=0;[.I319];[.K31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5" calcext:value-type="date">
            <text:p>5.11.2014</text:p>
          </table:table-cell>
          <table:table-cell office:value-type="float" office:value="125" calcext:value-type="float">
            <text:p>125</text:p>
          </table:table-cell>
          <table:table-cell table:formula="of:=LOOKUP(WEEKDAY([.A320];2);[.$B$1:.$B$7];[.$C$1:.$C$7])" office:value-type="string" office:string-value="środa" calcext:value-type="string">
            <text:p>środa</text:p>
          </table:table-cell>
          <table:table-cell table:formula="of:=[.L319]" office:value-type="float" office:value="33.81" calcext:value-type="float">
            <text:p>33,81</text:p>
          </table:table-cell>
          <table:table-cell table:formula="of:=[.M319]" office:value-type="float" office:value="30" calcext:value-type="float">
            <text:p>30,00</text:p>
          </table:table-cell>
          <table:table-cell table:formula="of:=ROUND(IF([.E320]&gt;[.$F$6];IF([.E320]-(([.B320]*[.$G$3])/100)&lt;0;((([.E320]*100)/[.$G$3])*[.$G$2])/100;0);([.$G$2]*([.B320]/2))/100);2)" office:value-type="float" office:value="0" calcext:value-type="float">
            <text:p>0,00</text:p>
          </table:table-cell>
          <table:table-cell table:formula="of:=ROUND(IF([.E320]&gt;[.$F$6];IF([.E320]-(([.B320]*[.$G$3])/100)&lt;0;[.E320];([.$G$3]*[.B320])/100);([.$G$3]*([.B320]/2))/100) ;2)" office:value-type="float" office:value="11.25" calcext:value-type="float">
            <text:p>11,25</text:p>
          </table:table-cell>
          <table:table-cell table:formula="of:=[.D320]-[.F320]" office:value-type="float" office:value="33.81" calcext:value-type="float">
            <text:p>33,81</text:p>
          </table:table-cell>
          <table:table-cell table:formula="of:=[.E320]-[.G320]" office:value-type="float" office:value="18.75" calcext:value-type="float">
            <text:p>18,75</text:p>
          </table:table-cell>
          <table:table-cell table:formula="of:=IF([.C320]=[.$L$6];IF([.H320]&lt;[.$N$6];[.$F$2];0);0)" office:value-type="float" office:value="0" calcext:value-type="float">
            <text:p>0,00</text:p>
          </table:table-cell>
          <table:table-cell table:formula="of:=IF([.I320]&lt;5;[.$F$3];0)" office:value-type="float" office:value="0" calcext:value-type="float">
            <text:p>0,00</text:p>
          </table:table-cell>
          <table:table-cell table:formula="of:=IF([.J320]=0;[.H320];[.J320])" office:value-type="float" office:value="33.81" calcext:value-type="float">
            <text:p>33,81</text:p>
          </table:table-cell>
          <table:table-cell table:formula="of:=IF([.K320]=0;[.I320];[.K320])" office:value-type="float" office:value="18.75" calcext:value-type="float">
            <text:p>18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6" calcext:value-type="date">
            <text:p>6.11.2014</text:p>
          </table:table-cell>
          <table:table-cell office:value-type="float" office:value="103" calcext:value-type="float">
            <text:p>103</text:p>
          </table:table-cell>
          <table:table-cell table:formula="of:=LOOKUP(WEEKDAY([.A321];2);[.$B$1:.$B$7];[.$C$1:.$C$7])" office:value-type="string" office:string-value="czwartek" calcext:value-type="string">
            <text:p>czwartek</text:p>
          </table:table-cell>
          <table:table-cell table:formula="of:=[.L320]" office:value-type="float" office:value="33.81" calcext:value-type="float">
            <text:p>33,81</text:p>
          </table:table-cell>
          <table:table-cell table:formula="of:=[.M320]" office:value-type="float" office:value="18.75" calcext:value-type="float">
            <text:p>18,75</text:p>
          </table:table-cell>
          <table:table-cell table:formula="of:=ROUND(IF([.E321]&gt;[.$F$6];IF([.E321]-(([.B321]*[.$G$3])/100)&lt;0;((([.E321]*100)/[.$G$3])*[.$G$2])/100;0);([.$G$2]*([.B321]/2))/100);2)" office:value-type="float" office:value="0" calcext:value-type="float">
            <text:p>0,00</text:p>
          </table:table-cell>
          <table:table-cell table:formula="of:=ROUND(IF([.E321]&gt;[.$F$6];IF([.E321]-(([.B321]*[.$G$3])/100)&lt;0;[.E321];([.$G$3]*[.B321])/100);([.$G$3]*([.B321]/2))/100) ;2)" office:value-type="float" office:value="9.27" calcext:value-type="float">
            <text:p>9,27</text:p>
          </table:table-cell>
          <table:table-cell table:formula="of:=[.D321]-[.F321]" office:value-type="float" office:value="33.81" calcext:value-type="float">
            <text:p>33,81</text:p>
          </table:table-cell>
          <table:table-cell table:formula="of:=[.E321]-[.G321]" office:value-type="float" office:value="9.48" calcext:value-type="float">
            <text:p>9,48</text:p>
          </table:table-cell>
          <table:table-cell table:formula="of:=IF([.C321]=[.$L$6];IF([.H321]&lt;[.$N$6];[.$F$2];0);0)" office:value-type="float" office:value="45" calcext:value-type="float">
            <text:p>45,00</text:p>
          </table:table-cell>
          <table:table-cell table:formula="of:=IF([.I321]&lt;5;[.$F$3];0)" office:value-type="float" office:value="0" calcext:value-type="float">
            <text:p>0,00</text:p>
          </table:table-cell>
          <table:table-cell table:formula="of:=IF([.J321]=0;[.H321];[.J321])" office:value-type="float" office:value="45" calcext:value-type="float">
            <text:p>45,00</text:p>
          </table:table-cell>
          <table:table-cell table:formula="of:=IF([.K321]=0;[.I321];[.K321])" office:value-type="float" office:value="9.48" calcext:value-type="float">
            <text:p>9,4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7" calcext:value-type="date">
            <text:p>7.11.2014</text:p>
          </table:table-cell>
          <table:table-cell office:value-type="float" office:value="143" calcext:value-type="float">
            <text:p>143</text:p>
          </table:table-cell>
          <table:table-cell table:formula="of:=LOOKUP(WEEKDAY([.A322];2);[.$B$1:.$B$7];[.$C$1:.$C$7])" office:value-type="string" office:string-value="piątek" calcext:value-type="string">
            <text:p>piątek</text:p>
          </table:table-cell>
          <table:table-cell table:formula="of:=[.L321]" office:value-type="float" office:value="45" calcext:value-type="float">
            <text:p>45,00</text:p>
          </table:table-cell>
          <table:table-cell table:formula="of:=[.M321]" office:value-type="float" office:value="9.48" calcext:value-type="float">
            <text:p>9,48</text:p>
          </table:table-cell>
          <table:table-cell table:formula="of:=ROUND(IF([.E322]&gt;[.$F$6];IF([.E322]-(([.B322]*[.$G$3])/100)&lt;0;((([.E322]*100)/[.$G$3])*[.$G$2])/100;0);([.$G$2]*([.B322]/2))/100);2)" office:value-type="float" office:value="4.29" calcext:value-type="float">
            <text:p>4,29</text:p>
          </table:table-cell>
          <table:table-cell table:formula="of:=ROUND(IF([.E322]&gt;[.$F$6];IF([.E322]-(([.B322]*[.$G$3])/100)&lt;0;[.E322];([.$G$3]*[.B322])/100);([.$G$3]*([.B322]/2))/100) ;2)" office:value-type="float" office:value="6.44" calcext:value-type="float">
            <text:p>6,44</text:p>
          </table:table-cell>
          <table:table-cell table:formula="of:=[.D322]-[.F322]" office:value-type="float" office:value="40.71" calcext:value-type="float">
            <text:p>40,71</text:p>
          </table:table-cell>
          <table:table-cell table:formula="of:=[.E322]-[.G322]" office:value-type="float" office:value="3.04" calcext:value-type="float">
            <text:p>3,04</text:p>
          </table:table-cell>
          <table:table-cell table:formula="of:=IF([.C322]=[.$L$6];IF([.H322]&lt;[.$N$6];[.$F$2];0);0)" office:value-type="float" office:value="0" calcext:value-type="float">
            <text:p>0,00</text:p>
          </table:table-cell>
          <table:table-cell table:formula="of:=IF([.I322]&lt;5;[.$F$3];0)" office:value-type="float" office:value="30" calcext:value-type="float">
            <text:p>30,00</text:p>
          </table:table-cell>
          <table:table-cell table:formula="of:=IF([.J322]=0;[.H322];[.J322])" office:value-type="float" office:value="40.71" calcext:value-type="float">
            <text:p>40,71</text:p>
          </table:table-cell>
          <table:table-cell table:formula="of:=IF([.K322]=0;[.I322];[.K32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8" calcext:value-type="date">
            <text:p>8.11.2014</text:p>
          </table:table-cell>
          <table:table-cell office:value-type="float" office:value="50" calcext:value-type="float">
            <text:p>50</text:p>
          </table:table-cell>
          <table:table-cell table:formula="of:=LOOKUP(WEEKDAY([.A323];2);[.$B$1:.$B$7];[.$C$1:.$C$7])" office:value-type="string" office:string-value="sobota" calcext:value-type="string">
            <text:p>sobota</text:p>
          </table:table-cell>
          <table:table-cell table:formula="of:=[.L322]" office:value-type="float" office:value="40.71" calcext:value-type="float">
            <text:p>40,71</text:p>
          </table:table-cell>
          <table:table-cell table:formula="of:=[.M322]" office:value-type="float" office:value="30" calcext:value-type="float">
            <text:p>30,00</text:p>
          </table:table-cell>
          <table:table-cell table:formula="of:=ROUND(IF([.E323]&gt;[.$F$6];IF([.E323]-(([.B323]*[.$G$3])/100)&lt;0;((([.E323]*100)/[.$G$3])*[.$G$2])/100;0);([.$G$2]*([.B323]/2))/100);2)" office:value-type="float" office:value="0" calcext:value-type="float">
            <text:p>0,00</text:p>
          </table:table-cell>
          <table:table-cell table:formula="of:=ROUND(IF([.E323]&gt;[.$F$6];IF([.E323]-(([.B323]*[.$G$3])/100)&lt;0;[.E323];([.$G$3]*[.B323])/100);([.$G$3]*([.B323]/2))/100) ;2)" office:value-type="float" office:value="4.5" calcext:value-type="float">
            <text:p>4,50</text:p>
          </table:table-cell>
          <table:table-cell table:formula="of:=[.D323]-[.F323]" office:value-type="float" office:value="40.71" calcext:value-type="float">
            <text:p>40,71</text:p>
          </table:table-cell>
          <table:table-cell table:formula="of:=[.E323]-[.G323]" office:value-type="float" office:value="25.5" calcext:value-type="float">
            <text:p>25,50</text:p>
          </table:table-cell>
          <table:table-cell table:formula="of:=IF([.C323]=[.$L$6];IF([.H323]&lt;[.$N$6];[.$F$2];0);0)" office:value-type="float" office:value="0" calcext:value-type="float">
            <text:p>0,00</text:p>
          </table:table-cell>
          <table:table-cell table:formula="of:=IF([.I323]&lt;5;[.$F$3];0)" office:value-type="float" office:value="0" calcext:value-type="float">
            <text:p>0,00</text:p>
          </table:table-cell>
          <table:table-cell table:formula="of:=IF([.J323]=0;[.H323];[.J323])" office:value-type="float" office:value="40.71" calcext:value-type="float">
            <text:p>40,71</text:p>
          </table:table-cell>
          <table:table-cell table:formula="of:=IF([.K323]=0;[.I323];[.K323])" office:value-type="float" office:value="25.5" calcext:value-type="float">
            <text:p>25,5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09" calcext:value-type="date">
            <text:p>9.11.2014</text:p>
          </table:table-cell>
          <table:table-cell office:value-type="float" office:value="105" calcext:value-type="float">
            <text:p>105</text:p>
          </table:table-cell>
          <table:table-cell table:formula="of:=LOOKUP(WEEKDAY([.A324];2);[.$B$1:.$B$7];[.$C$1:.$C$7])" office:value-type="string" office:string-value="niedziela" calcext:value-type="string">
            <text:p>niedziela</text:p>
          </table:table-cell>
          <table:table-cell table:formula="of:=[.L323]" office:value-type="float" office:value="40.71" calcext:value-type="float">
            <text:p>40,71</text:p>
          </table:table-cell>
          <table:table-cell table:formula="of:=[.M323]" office:value-type="float" office:value="25.5" calcext:value-type="float">
            <text:p>25,50</text:p>
          </table:table-cell>
          <table:table-cell table:formula="of:=ROUND(IF([.E324]&gt;[.$F$6];IF([.E324]-(([.B324]*[.$G$3])/100)&lt;0;((([.E324]*100)/[.$G$3])*[.$G$2])/100;0);([.$G$2]*([.B324]/2))/100);2)" office:value-type="float" office:value="0" calcext:value-type="float">
            <text:p>0,00</text:p>
          </table:table-cell>
          <table:table-cell table:formula="of:=ROUND(IF([.E324]&gt;[.$F$6];IF([.E324]-(([.B324]*[.$G$3])/100)&lt;0;[.E324];([.$G$3]*[.B324])/100);([.$G$3]*([.B324]/2))/100) ;2)" office:value-type="float" office:value="9.45" calcext:value-type="float">
            <text:p>9,45</text:p>
          </table:table-cell>
          <table:table-cell table:formula="of:=[.D324]-[.F324]" office:value-type="float" office:value="40.71" calcext:value-type="float">
            <text:p>40,71</text:p>
          </table:table-cell>
          <table:table-cell table:formula="of:=[.E324]-[.G324]" office:value-type="float" office:value="16.05" calcext:value-type="float">
            <text:p>16,05</text:p>
          </table:table-cell>
          <table:table-cell table:formula="of:=IF([.C324]=[.$L$6];IF([.H324]&lt;[.$N$6];[.$F$2];0);0)" office:value-type="float" office:value="0" calcext:value-type="float">
            <text:p>0,00</text:p>
          </table:table-cell>
          <table:table-cell table:formula="of:=IF([.I324]&lt;5;[.$F$3];0)" office:value-type="float" office:value="0" calcext:value-type="float">
            <text:p>0,00</text:p>
          </table:table-cell>
          <table:table-cell table:formula="of:=IF([.J324]=0;[.H324];[.J324])" office:value-type="float" office:value="40.71" calcext:value-type="float">
            <text:p>40,71</text:p>
          </table:table-cell>
          <table:table-cell table:formula="of:=IF([.K324]=0;[.I324];[.K324])" office:value-type="float" office:value="16.05" calcext:value-type="float">
            <text:p>16,0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0" calcext:value-type="date">
            <text:p>10.11.2014</text:p>
          </table:table-cell>
          <table:table-cell office:value-type="float" office:value="101" calcext:value-type="float">
            <text:p>101</text:p>
          </table:table-cell>
          <table:table-cell table:formula="of:=LOOKUP(WEEKDAY([.A325];2);[.$B$1:.$B$7];[.$C$1:.$C$7])" office:value-type="string" office:string-value="poniedziałek" calcext:value-type="string">
            <text:p>poniedziałek</text:p>
          </table:table-cell>
          <table:table-cell table:formula="of:=[.L324]" office:value-type="float" office:value="40.71" calcext:value-type="float">
            <text:p>40,71</text:p>
          </table:table-cell>
          <table:table-cell table:formula="of:=[.M324]" office:value-type="float" office:value="16.05" calcext:value-type="float">
            <text:p>16,05</text:p>
          </table:table-cell>
          <table:table-cell table:formula="of:=ROUND(IF([.E325]&gt;[.$F$6];IF([.E325]-(([.B325]*[.$G$3])/100)&lt;0;((([.E325]*100)/[.$G$3])*[.$G$2])/100;0);([.$G$2]*([.B325]/2))/100);2)" office:value-type="float" office:value="0" calcext:value-type="float">
            <text:p>0,00</text:p>
          </table:table-cell>
          <table:table-cell table:formula="of:=ROUND(IF([.E325]&gt;[.$F$6];IF([.E325]-(([.B325]*[.$G$3])/100)&lt;0;[.E325];([.$G$3]*[.B325])/100);([.$G$3]*([.B325]/2))/100) ;2)" office:value-type="float" office:value="9.09" calcext:value-type="float">
            <text:p>9,09</text:p>
          </table:table-cell>
          <table:table-cell table:formula="of:=[.D325]-[.F325]" office:value-type="float" office:value="40.71" calcext:value-type="float">
            <text:p>40,71</text:p>
          </table:table-cell>
          <table:table-cell table:formula="of:=[.E325]-[.G325]" office:value-type="float" office:value="6.96" calcext:value-type="float">
            <text:p>6,96</text:p>
          </table:table-cell>
          <table:table-cell table:formula="of:=IF([.C325]=[.$L$6];IF([.H325]&lt;[.$N$6];[.$F$2];0);0)" office:value-type="float" office:value="0" calcext:value-type="float">
            <text:p>0,00</text:p>
          </table:table-cell>
          <table:table-cell table:formula="of:=IF([.I325]&lt;5;[.$F$3];0)" office:value-type="float" office:value="0" calcext:value-type="float">
            <text:p>0,00</text:p>
          </table:table-cell>
          <table:table-cell table:formula="of:=IF([.J325]=0;[.H325];[.J325])" office:value-type="float" office:value="40.71" calcext:value-type="float">
            <text:p>40,71</text:p>
          </table:table-cell>
          <table:table-cell table:formula="of:=IF([.K325]=0;[.I325];[.K325])" office:value-type="float" office:value="6.96" calcext:value-type="float">
            <text:p>6,9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1" calcext:value-type="date">
            <text:p>11.11.2014</text:p>
          </table:table-cell>
          <table:table-cell office:value-type="float" office:value="114" calcext:value-type="float">
            <text:p>114</text:p>
          </table:table-cell>
          <table:table-cell table:formula="of:=LOOKUP(WEEKDAY([.A326];2);[.$B$1:.$B$7];[.$C$1:.$C$7])" office:value-type="string" office:string-value="wtorek" calcext:value-type="string">
            <text:p>wtorek</text:p>
          </table:table-cell>
          <table:table-cell table:formula="of:=[.L325]" office:value-type="float" office:value="40.71" calcext:value-type="float">
            <text:p>40,71</text:p>
          </table:table-cell>
          <table:table-cell table:formula="of:=[.M325]" office:value-type="float" office:value="6.96" calcext:value-type="float">
            <text:p>6,96</text:p>
          </table:table-cell>
          <table:table-cell table:formula="of:=ROUND(IF([.E326]&gt;[.$F$6];IF([.E326]-(([.B326]*[.$G$3])/100)&lt;0;((([.E326]*100)/[.$G$3])*[.$G$2])/100;0);([.$G$2]*([.B326]/2))/100);2)" office:value-type="float" office:value="3.42" calcext:value-type="float">
            <text:p>3,42</text:p>
          </table:table-cell>
          <table:table-cell table:formula="of:=ROUND(IF([.E326]&gt;[.$F$6];IF([.E326]-(([.B326]*[.$G$3])/100)&lt;0;[.E326];([.$G$3]*[.B326])/100);([.$G$3]*([.B326]/2))/100) ;2)" office:value-type="float" office:value="5.13" calcext:value-type="float">
            <text:p>5,13</text:p>
          </table:table-cell>
          <table:table-cell table:formula="of:=[.D326]-[.F326]" office:value-type="float" office:value="37.29" calcext:value-type="float">
            <text:p>37,29</text:p>
          </table:table-cell>
          <table:table-cell table:formula="of:=[.E326]-[.G326]" office:value-type="float" office:value="1.83" calcext:value-type="float">
            <text:p>1,83</text:p>
          </table:table-cell>
          <table:table-cell table:formula="of:=IF([.C326]=[.$L$6];IF([.H326]&lt;[.$N$6];[.$F$2];0);0)" office:value-type="float" office:value="0" calcext:value-type="float">
            <text:p>0,00</text:p>
          </table:table-cell>
          <table:table-cell table:formula="of:=IF([.I326]&lt;5;[.$F$3];0)" office:value-type="float" office:value="30" calcext:value-type="float">
            <text:p>30,00</text:p>
          </table:table-cell>
          <table:table-cell table:formula="of:=IF([.J326]=0;[.H326];[.J326])" office:value-type="float" office:value="37.29" calcext:value-type="float">
            <text:p>37,29</text:p>
          </table:table-cell>
          <table:table-cell table:formula="of:=IF([.K326]=0;[.I326];[.K32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2" calcext:value-type="date">
            <text:p>12.11.2014</text:p>
          </table:table-cell>
          <table:table-cell office:value-type="float" office:value="106" calcext:value-type="float">
            <text:p>106</text:p>
          </table:table-cell>
          <table:table-cell table:formula="of:=LOOKUP(WEEKDAY([.A327];2);[.$B$1:.$B$7];[.$C$1:.$C$7])" office:value-type="string" office:string-value="środa" calcext:value-type="string">
            <text:p>środa</text:p>
          </table:table-cell>
          <table:table-cell table:formula="of:=[.L326]" office:value-type="float" office:value="37.29" calcext:value-type="float">
            <text:p>37,29</text:p>
          </table:table-cell>
          <table:table-cell table:formula="of:=[.M326]" office:value-type="float" office:value="30" calcext:value-type="float">
            <text:p>30,00</text:p>
          </table:table-cell>
          <table:table-cell table:formula="of:=ROUND(IF([.E327]&gt;[.$F$6];IF([.E327]-(([.B327]*[.$G$3])/100)&lt;0;((([.E327]*100)/[.$G$3])*[.$G$2])/100;0);([.$G$2]*([.B327]/2))/100);2)" office:value-type="float" office:value="0" calcext:value-type="float">
            <text:p>0,00</text:p>
          </table:table-cell>
          <table:table-cell table:formula="of:=ROUND(IF([.E327]&gt;[.$F$6];IF([.E327]-(([.B327]*[.$G$3])/100)&lt;0;[.E327];([.$G$3]*[.B327])/100);([.$G$3]*([.B327]/2))/100) ;2)" office:value-type="float" office:value="9.54" calcext:value-type="float">
            <text:p>9,54</text:p>
          </table:table-cell>
          <table:table-cell table:formula="of:=[.D327]-[.F327]" office:value-type="float" office:value="37.29" calcext:value-type="float">
            <text:p>37,29</text:p>
          </table:table-cell>
          <table:table-cell table:formula="of:=[.E327]-[.G327]" office:value-type="float" office:value="20.46" calcext:value-type="float">
            <text:p>20,46</text:p>
          </table:table-cell>
          <table:table-cell table:formula="of:=IF([.C327]=[.$L$6];IF([.H327]&lt;[.$N$6];[.$F$2];0);0)" office:value-type="float" office:value="0" calcext:value-type="float">
            <text:p>0,00</text:p>
          </table:table-cell>
          <table:table-cell table:formula="of:=IF([.I327]&lt;5;[.$F$3];0)" office:value-type="float" office:value="0" calcext:value-type="float">
            <text:p>0,00</text:p>
          </table:table-cell>
          <table:table-cell table:formula="of:=IF([.J327]=0;[.H327];[.J327])" office:value-type="float" office:value="37.29" calcext:value-type="float">
            <text:p>37,29</text:p>
          </table:table-cell>
          <table:table-cell table:formula="of:=IF([.K327]=0;[.I327];[.K327])" office:value-type="float" office:value="20.46" calcext:value-type="float">
            <text:p>20,4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3" calcext:value-type="date">
            <text:p>13.11.2014</text:p>
          </table:table-cell>
          <table:table-cell office:value-type="float" office:value="79" calcext:value-type="float">
            <text:p>79</text:p>
          </table:table-cell>
          <table:table-cell table:formula="of:=LOOKUP(WEEKDAY([.A328];2);[.$B$1:.$B$7];[.$C$1:.$C$7])" office:value-type="string" office:string-value="czwartek" calcext:value-type="string">
            <text:p>czwartek</text:p>
          </table:table-cell>
          <table:table-cell table:formula="of:=[.L327]" office:value-type="float" office:value="37.29" calcext:value-type="float">
            <text:p>37,29</text:p>
          </table:table-cell>
          <table:table-cell table:formula="of:=[.M327]" office:value-type="float" office:value="20.46" calcext:value-type="float">
            <text:p>20,46</text:p>
          </table:table-cell>
          <table:table-cell table:formula="of:=ROUND(IF([.E328]&gt;[.$F$6];IF([.E328]-(([.B328]*[.$G$3])/100)&lt;0;((([.E328]*100)/[.$G$3])*[.$G$2])/100;0);([.$G$2]*([.B328]/2))/100);2)" office:value-type="float" office:value="0" calcext:value-type="float">
            <text:p>0,00</text:p>
          </table:table-cell>
          <table:table-cell table:formula="of:=ROUND(IF([.E328]&gt;[.$F$6];IF([.E328]-(([.B328]*[.$G$3])/100)&lt;0;[.E328];([.$G$3]*[.B328])/100);([.$G$3]*([.B328]/2))/100) ;2)" office:value-type="float" office:value="7.11" calcext:value-type="float">
            <text:p>7,11</text:p>
          </table:table-cell>
          <table:table-cell table:formula="of:=[.D328]-[.F328]" office:value-type="float" office:value="37.29" calcext:value-type="float">
            <text:p>37,29</text:p>
          </table:table-cell>
          <table:table-cell table:formula="of:=[.E328]-[.G328]" office:value-type="float" office:value="13.35" calcext:value-type="float">
            <text:p>13,35</text:p>
          </table:table-cell>
          <table:table-cell table:formula="of:=IF([.C328]=[.$L$6];IF([.H328]&lt;[.$N$6];[.$F$2];0);0)" office:value-type="float" office:value="45" calcext:value-type="float">
            <text:p>45,00</text:p>
          </table:table-cell>
          <table:table-cell table:formula="of:=IF([.I328]&lt;5;[.$F$3];0)" office:value-type="float" office:value="0" calcext:value-type="float">
            <text:p>0,00</text:p>
          </table:table-cell>
          <table:table-cell table:formula="of:=IF([.J328]=0;[.H328];[.J328])" office:value-type="float" office:value="45" calcext:value-type="float">
            <text:p>45,00</text:p>
          </table:table-cell>
          <table:table-cell table:formula="of:=IF([.K328]=0;[.I328];[.K328])" office:value-type="float" office:value="13.35" calcext:value-type="float">
            <text:p>13,3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4" calcext:value-type="date">
            <text:p>14.11.2014</text:p>
          </table:table-cell>
          <table:table-cell office:value-type="float" office:value="20" calcext:value-type="float">
            <text:p>20</text:p>
          </table:table-cell>
          <table:table-cell table:formula="of:=LOOKUP(WEEKDAY([.A329];2);[.$B$1:.$B$7];[.$C$1:.$C$7])" office:value-type="string" office:string-value="piątek" calcext:value-type="string">
            <text:p>piątek</text:p>
          </table:table-cell>
          <table:table-cell table:formula="of:=[.L328]" office:value-type="float" office:value="45" calcext:value-type="float">
            <text:p>45,00</text:p>
          </table:table-cell>
          <table:table-cell table:formula="of:=[.M328]" office:value-type="float" office:value="13.35" calcext:value-type="float">
            <text:p>13,35</text:p>
          </table:table-cell>
          <table:table-cell table:formula="of:=ROUND(IF([.E329]&gt;[.$F$6];IF([.E329]-(([.B329]*[.$G$3])/100)&lt;0;((([.E329]*100)/[.$G$3])*[.$G$2])/100;0);([.$G$2]*([.B329]/2))/100);2)" office:value-type="float" office:value="0.6" calcext:value-type="float">
            <text:p>0,60</text:p>
          </table:table-cell>
          <table:table-cell table:formula="of:=ROUND(IF([.E329]&gt;[.$F$6];IF([.E329]-(([.B329]*[.$G$3])/100)&lt;0;[.E329];([.$G$3]*[.B329])/100);([.$G$3]*([.B329]/2))/100) ;2)" office:value-type="float" office:value="0.9" calcext:value-type="float">
            <text:p>0,90</text:p>
          </table:table-cell>
          <table:table-cell table:formula="of:=[.D329]-[.F329]" office:value-type="float" office:value="44.4" calcext:value-type="float">
            <text:p>44,40</text:p>
          </table:table-cell>
          <table:table-cell table:formula="of:=[.E329]-[.G329]" office:value-type="float" office:value="12.45" calcext:value-type="float">
            <text:p>12,45</text:p>
          </table:table-cell>
          <table:table-cell table:formula="of:=IF([.C329]=[.$L$6];IF([.H329]&lt;[.$N$6];[.$F$2];0);0)" office:value-type="float" office:value="0" calcext:value-type="float">
            <text:p>0,00</text:p>
          </table:table-cell>
          <table:table-cell table:formula="of:=IF([.I329]&lt;5;[.$F$3];0)" office:value-type="float" office:value="0" calcext:value-type="float">
            <text:p>0,00</text:p>
          </table:table-cell>
          <table:table-cell table:formula="of:=IF([.J329]=0;[.H329];[.J329])" office:value-type="float" office:value="44.4" calcext:value-type="float">
            <text:p>44,40</text:p>
          </table:table-cell>
          <table:table-cell table:formula="of:=IF([.K329]=0;[.I329];[.K329])" office:value-type="float" office:value="12.45" calcext:value-type="float">
            <text:p>12,4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5" calcext:value-type="date">
            <text:p>15.11.2014</text:p>
          </table:table-cell>
          <table:table-cell office:value-type="float" office:value="27" calcext:value-type="float">
            <text:p>27</text:p>
          </table:table-cell>
          <table:table-cell table:formula="of:=LOOKUP(WEEKDAY([.A330];2);[.$B$1:.$B$7];[.$C$1:.$C$7])" office:value-type="string" office:string-value="sobota" calcext:value-type="string">
            <text:p>sobota</text:p>
          </table:table-cell>
          <table:table-cell table:formula="of:=[.L329]" office:value-type="float" office:value="44.4" calcext:value-type="float">
            <text:p>44,40</text:p>
          </table:table-cell>
          <table:table-cell table:formula="of:=[.M329]" office:value-type="float" office:value="12.45" calcext:value-type="float">
            <text:p>12,45</text:p>
          </table:table-cell>
          <table:table-cell table:formula="of:=ROUND(IF([.E330]&gt;[.$F$6];IF([.E330]-(([.B330]*[.$G$3])/100)&lt;0;((([.E330]*100)/[.$G$3])*[.$G$2])/100;0);([.$G$2]*([.B330]/2))/100);2)" office:value-type="float" office:value="0.81" calcext:value-type="float">
            <text:p>0,81</text:p>
          </table:table-cell>
          <table:table-cell table:formula="of:=ROUND(IF([.E330]&gt;[.$F$6];IF([.E330]-(([.B330]*[.$G$3])/100)&lt;0;[.E330];([.$G$3]*[.B330])/100);([.$G$3]*([.B330]/2))/100) ;2)" office:value-type="float" office:value="1.22" calcext:value-type="float">
            <text:p>1,22</text:p>
          </table:table-cell>
          <table:table-cell table:formula="of:=[.D330]-[.F330]" office:value-type="float" office:value="43.59" calcext:value-type="float">
            <text:p>43,59</text:p>
          </table:table-cell>
          <table:table-cell table:formula="of:=[.E330]-[.G330]" office:value-type="float" office:value="11.23" calcext:value-type="float">
            <text:p>11,23</text:p>
          </table:table-cell>
          <table:table-cell table:formula="of:=IF([.C330]=[.$L$6];IF([.H330]&lt;[.$N$6];[.$F$2];0);0)" office:value-type="float" office:value="0" calcext:value-type="float">
            <text:p>0,00</text:p>
          </table:table-cell>
          <table:table-cell table:formula="of:=IF([.I330]&lt;5;[.$F$3];0)" office:value-type="float" office:value="0" calcext:value-type="float">
            <text:p>0,00</text:p>
          </table:table-cell>
          <table:table-cell table:formula="of:=IF([.J330]=0;[.H330];[.J330])" office:value-type="float" office:value="43.59" calcext:value-type="float">
            <text:p>43,59</text:p>
          </table:table-cell>
          <table:table-cell table:formula="of:=IF([.K330]=0;[.I330];[.K330])" office:value-type="float" office:value="11.23" calcext:value-type="float">
            <text:p>11,2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6" calcext:value-type="date">
            <text:p>16.11.2014</text:p>
          </table:table-cell>
          <table:table-cell office:value-type="float" office:value="23" calcext:value-type="float">
            <text:p>23</text:p>
          </table:table-cell>
          <table:table-cell table:formula="of:=LOOKUP(WEEKDAY([.A331];2);[.$B$1:.$B$7];[.$C$1:.$C$7])" office:value-type="string" office:string-value="niedziela" calcext:value-type="string">
            <text:p>niedziela</text:p>
          </table:table-cell>
          <table:table-cell table:formula="of:=[.L330]" office:value-type="float" office:value="43.59" calcext:value-type="float">
            <text:p>43,59</text:p>
          </table:table-cell>
          <table:table-cell table:formula="of:=[.M330]" office:value-type="float" office:value="11.23" calcext:value-type="float">
            <text:p>11,23</text:p>
          </table:table-cell>
          <table:table-cell table:formula="of:=ROUND(IF([.E331]&gt;[.$F$6];IF([.E331]-(([.B331]*[.$G$3])/100)&lt;0;((([.E331]*100)/[.$G$3])*[.$G$2])/100;0);([.$G$2]*([.B331]/2))/100);2)" office:value-type="float" office:value="0.69" calcext:value-type="float">
            <text:p>0,69</text:p>
          </table:table-cell>
          <table:table-cell table:formula="of:=ROUND(IF([.E331]&gt;[.$F$6];IF([.E331]-(([.B331]*[.$G$3])/100)&lt;0;[.E331];([.$G$3]*[.B331])/100);([.$G$3]*([.B331]/2))/100) ;2)" office:value-type="float" office:value="1.04" calcext:value-type="float">
            <text:p>1,04</text:p>
          </table:table-cell>
          <table:table-cell table:formula="of:=[.D331]-[.F331]" office:value-type="float" office:value="42.9" calcext:value-type="float">
            <text:p>42,90</text:p>
          </table:table-cell>
          <table:table-cell table:formula="of:=[.E331]-[.G331]" office:value-type="float" office:value="10.19" calcext:value-type="float">
            <text:p>10,19</text:p>
          </table:table-cell>
          <table:table-cell table:formula="of:=IF([.C331]=[.$L$6];IF([.H331]&lt;[.$N$6];[.$F$2];0);0)" office:value-type="float" office:value="0" calcext:value-type="float">
            <text:p>0,00</text:p>
          </table:table-cell>
          <table:table-cell table:formula="of:=IF([.I331]&lt;5;[.$F$3];0)" office:value-type="float" office:value="0" calcext:value-type="float">
            <text:p>0,00</text:p>
          </table:table-cell>
          <table:table-cell table:formula="of:=IF([.J331]=0;[.H331];[.J331])" office:value-type="float" office:value="42.9" calcext:value-type="float">
            <text:p>42,90</text:p>
          </table:table-cell>
          <table:table-cell table:formula="of:=IF([.K331]=0;[.I331];[.K331])" office:value-type="float" office:value="10.19" calcext:value-type="float">
            <text:p>10,1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7" calcext:value-type="date">
            <text:p>17.11.2014</text:p>
          </table:table-cell>
          <table:table-cell office:value-type="float" office:value="106" calcext:value-type="float">
            <text:p>106</text:p>
          </table:table-cell>
          <table:table-cell table:formula="of:=LOOKUP(WEEKDAY([.A332];2);[.$B$1:.$B$7];[.$C$1:.$C$7])" office:value-type="string" office:string-value="poniedziałek" calcext:value-type="string">
            <text:p>poniedziałek</text:p>
          </table:table-cell>
          <table:table-cell table:formula="of:=[.L331]" office:value-type="float" office:value="42.9" calcext:value-type="float">
            <text:p>42,90</text:p>
          </table:table-cell>
          <table:table-cell table:formula="of:=[.M331]" office:value-type="float" office:value="10.19" calcext:value-type="float">
            <text:p>10,19</text:p>
          </table:table-cell>
          <table:table-cell table:formula="of:=ROUND(IF([.E332]&gt;[.$F$6];IF([.E332]-(([.B332]*[.$G$3])/100)&lt;0;((([.E332]*100)/[.$G$3])*[.$G$2])/100;0);([.$G$2]*([.B332]/2))/100);2)" office:value-type="float" office:value="3.18" calcext:value-type="float">
            <text:p>3,18</text:p>
          </table:table-cell>
          <table:table-cell table:formula="of:=ROUND(IF([.E332]&gt;[.$F$6];IF([.E332]-(([.B332]*[.$G$3])/100)&lt;0;[.E332];([.$G$3]*[.B332])/100);([.$G$3]*([.B332]/2))/100) ;2)" office:value-type="float" office:value="4.77" calcext:value-type="float">
            <text:p>4,77</text:p>
          </table:table-cell>
          <table:table-cell table:formula="of:=[.D332]-[.F332]" office:value-type="float" office:value="39.72" calcext:value-type="float">
            <text:p>39,72</text:p>
          </table:table-cell>
          <table:table-cell table:formula="of:=[.E332]-[.G332]" office:value-type="float" office:value="5.42" calcext:value-type="float">
            <text:p>5,42</text:p>
          </table:table-cell>
          <table:table-cell table:formula="of:=IF([.C332]=[.$L$6];IF([.H332]&lt;[.$N$6];[.$F$2];0);0)" office:value-type="float" office:value="0" calcext:value-type="float">
            <text:p>0,00</text:p>
          </table:table-cell>
          <table:table-cell table:formula="of:=IF([.I332]&lt;5;[.$F$3];0)" office:value-type="float" office:value="0" calcext:value-type="float">
            <text:p>0,00</text:p>
          </table:table-cell>
          <table:table-cell table:formula="of:=IF([.J332]=0;[.H332];[.J332])" office:value-type="float" office:value="39.72" calcext:value-type="float">
            <text:p>39,72</text:p>
          </table:table-cell>
          <table:table-cell table:formula="of:=IF([.K332]=0;[.I332];[.K332])" office:value-type="float" office:value="5.42" calcext:value-type="float">
            <text:p>5,4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8" calcext:value-type="date">
            <text:p>18.11.2014</text:p>
          </table:table-cell>
          <table:table-cell office:value-type="float" office:value="90" calcext:value-type="float">
            <text:p>90</text:p>
          </table:table-cell>
          <table:table-cell table:formula="of:=LOOKUP(WEEKDAY([.A333];2);[.$B$1:.$B$7];[.$C$1:.$C$7])" office:value-type="string" office:string-value="wtorek" calcext:value-type="string">
            <text:p>wtorek</text:p>
          </table:table-cell>
          <table:table-cell table:formula="of:=[.L332]" office:value-type="float" office:value="39.72" calcext:value-type="float">
            <text:p>39,72</text:p>
          </table:table-cell>
          <table:table-cell table:formula="of:=[.M332]" office:value-type="float" office:value="5.42" calcext:value-type="float">
            <text:p>5,42</text:p>
          </table:table-cell>
          <table:table-cell table:formula="of:=ROUND(IF([.E333]&gt;[.$F$6];IF([.E333]-(([.B333]*[.$G$3])/100)&lt;0;((([.E333]*100)/[.$G$3])*[.$G$2])/100;0);([.$G$2]*([.B333]/2))/100);2)" office:value-type="float" office:value="2.7" calcext:value-type="float">
            <text:p>2,70</text:p>
          </table:table-cell>
          <table:table-cell table:formula="of:=ROUND(IF([.E333]&gt;[.$F$6];IF([.E333]-(([.B333]*[.$G$3])/100)&lt;0;[.E333];([.$G$3]*[.B333])/100);([.$G$3]*([.B333]/2))/100) ;2)" office:value-type="float" office:value="4.05" calcext:value-type="float">
            <text:p>4,05</text:p>
          </table:table-cell>
          <table:table-cell table:formula="of:=[.D333]-[.F333]" office:value-type="float" office:value="37.02" calcext:value-type="float">
            <text:p>37,02</text:p>
          </table:table-cell>
          <table:table-cell table:formula="of:=[.E333]-[.G333]" office:value-type="float" office:value="1.37" calcext:value-type="float">
            <text:p>1,37</text:p>
          </table:table-cell>
          <table:table-cell table:formula="of:=IF([.C333]=[.$L$6];IF([.H333]&lt;[.$N$6];[.$F$2];0);0)" office:value-type="float" office:value="0" calcext:value-type="float">
            <text:p>0,00</text:p>
          </table:table-cell>
          <table:table-cell table:formula="of:=IF([.I333]&lt;5;[.$F$3];0)" office:value-type="float" office:value="30" calcext:value-type="float">
            <text:p>30,00</text:p>
          </table:table-cell>
          <table:table-cell table:formula="of:=IF([.J333]=0;[.H333];[.J333])" office:value-type="float" office:value="37.02" calcext:value-type="float">
            <text:p>37,02</text:p>
          </table:table-cell>
          <table:table-cell table:formula="of:=IF([.K333]=0;[.I333];[.K333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19" calcext:value-type="date">
            <text:p>19.11.2014</text:p>
          </table:table-cell>
          <table:table-cell office:value-type="float" office:value="119" calcext:value-type="float">
            <text:p>119</text:p>
          </table:table-cell>
          <table:table-cell table:formula="of:=LOOKUP(WEEKDAY([.A334];2);[.$B$1:.$B$7];[.$C$1:.$C$7])" office:value-type="string" office:string-value="środa" calcext:value-type="string">
            <text:p>środa</text:p>
          </table:table-cell>
          <table:table-cell table:formula="of:=[.L333]" office:value-type="float" office:value="37.02" calcext:value-type="float">
            <text:p>37,02</text:p>
          </table:table-cell>
          <table:table-cell table:formula="of:=[.M333]" office:value-type="float" office:value="30" calcext:value-type="float">
            <text:p>30,00</text:p>
          </table:table-cell>
          <table:table-cell table:formula="of:=ROUND(IF([.E334]&gt;[.$F$6];IF([.E334]-(([.B334]*[.$G$3])/100)&lt;0;((([.E334]*100)/[.$G$3])*[.$G$2])/100;0);([.$G$2]*([.B334]/2))/100);2)" office:value-type="float" office:value="0" calcext:value-type="float">
            <text:p>0,00</text:p>
          </table:table-cell>
          <table:table-cell table:formula="of:=ROUND(IF([.E334]&gt;[.$F$6];IF([.E334]-(([.B334]*[.$G$3])/100)&lt;0;[.E334];([.$G$3]*[.B334])/100);([.$G$3]*([.B334]/2))/100) ;2)" office:value-type="float" office:value="10.71" calcext:value-type="float">
            <text:p>10,71</text:p>
          </table:table-cell>
          <table:table-cell table:formula="of:=[.D334]-[.F334]" office:value-type="float" office:value="37.02" calcext:value-type="float">
            <text:p>37,02</text:p>
          </table:table-cell>
          <table:table-cell table:formula="of:=[.E334]-[.G334]" office:value-type="float" office:value="19.29" calcext:value-type="float">
            <text:p>19,29</text:p>
          </table:table-cell>
          <table:table-cell table:formula="of:=IF([.C334]=[.$L$6];IF([.H334]&lt;[.$N$6];[.$F$2];0);0)" office:value-type="float" office:value="0" calcext:value-type="float">
            <text:p>0,00</text:p>
          </table:table-cell>
          <table:table-cell table:formula="of:=IF([.I334]&lt;5;[.$F$3];0)" office:value-type="float" office:value="0" calcext:value-type="float">
            <text:p>0,00</text:p>
          </table:table-cell>
          <table:table-cell table:formula="of:=IF([.J334]=0;[.H334];[.J334])" office:value-type="float" office:value="37.02" calcext:value-type="float">
            <text:p>37,02</text:p>
          </table:table-cell>
          <table:table-cell table:formula="of:=IF([.K334]=0;[.I334];[.K334])" office:value-type="float" office:value="19.29" calcext:value-type="float">
            <text:p>19,2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0" calcext:value-type="date">
            <text:p>20.11.2014</text:p>
          </table:table-cell>
          <table:table-cell office:value-type="float" office:value="110" calcext:value-type="float">
            <text:p>110</text:p>
          </table:table-cell>
          <table:table-cell table:formula="of:=LOOKUP(WEEKDAY([.A335];2);[.$B$1:.$B$7];[.$C$1:.$C$7])" office:value-type="string" office:string-value="czwartek" calcext:value-type="string">
            <text:p>czwartek</text:p>
          </table:table-cell>
          <table:table-cell table:formula="of:=[.L334]" office:value-type="float" office:value="37.02" calcext:value-type="float">
            <text:p>37,02</text:p>
          </table:table-cell>
          <table:table-cell table:formula="of:=[.M334]" office:value-type="float" office:value="19.29" calcext:value-type="float">
            <text:p>19,29</text:p>
          </table:table-cell>
          <table:table-cell table:formula="of:=ROUND(IF([.E335]&gt;[.$F$6];IF([.E335]-(([.B335]*[.$G$3])/100)&lt;0;((([.E335]*100)/[.$G$3])*[.$G$2])/100;0);([.$G$2]*([.B335]/2))/100);2)" office:value-type="float" office:value="0" calcext:value-type="float">
            <text:p>0,00</text:p>
          </table:table-cell>
          <table:table-cell table:formula="of:=ROUND(IF([.E335]&gt;[.$F$6];IF([.E335]-(([.B335]*[.$G$3])/100)&lt;0;[.E335];([.$G$3]*[.B335])/100);([.$G$3]*([.B335]/2))/100) ;2)" office:value-type="float" office:value="9.9" calcext:value-type="float">
            <text:p>9,90</text:p>
          </table:table-cell>
          <table:table-cell table:formula="of:=[.D335]-[.F335]" office:value-type="float" office:value="37.02" calcext:value-type="float">
            <text:p>37,02</text:p>
          </table:table-cell>
          <table:table-cell table:formula="of:=[.E335]-[.G335]" office:value-type="float" office:value="9.39" calcext:value-type="float">
            <text:p>9,39</text:p>
          </table:table-cell>
          <table:table-cell table:formula="of:=IF([.C335]=[.$L$6];IF([.H335]&lt;[.$N$6];[.$F$2];0);0)" office:value-type="float" office:value="45" calcext:value-type="float">
            <text:p>45,00</text:p>
          </table:table-cell>
          <table:table-cell table:formula="of:=IF([.I335]&lt;5;[.$F$3];0)" office:value-type="float" office:value="0" calcext:value-type="float">
            <text:p>0,00</text:p>
          </table:table-cell>
          <table:table-cell table:formula="of:=IF([.J335]=0;[.H335];[.J335])" office:value-type="float" office:value="45" calcext:value-type="float">
            <text:p>45,00</text:p>
          </table:table-cell>
          <table:table-cell table:formula="of:=IF([.K335]=0;[.I335];[.K335])" office:value-type="float" office:value="9.39" calcext:value-type="float">
            <text:p>9,3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1" calcext:value-type="date">
            <text:p>21.11.2014</text:p>
          </table:table-cell>
          <table:table-cell office:value-type="float" office:value="23" calcext:value-type="float">
            <text:p>23</text:p>
          </table:table-cell>
          <table:table-cell table:formula="of:=LOOKUP(WEEKDAY([.A336];2);[.$B$1:.$B$7];[.$C$1:.$C$7])" office:value-type="string" office:string-value="piątek" calcext:value-type="string">
            <text:p>piątek</text:p>
          </table:table-cell>
          <table:table-cell table:formula="of:=[.L335]" office:value-type="float" office:value="45" calcext:value-type="float">
            <text:p>45,00</text:p>
          </table:table-cell>
          <table:table-cell table:formula="of:=[.M335]" office:value-type="float" office:value="9.39" calcext:value-type="float">
            <text:p>9,39</text:p>
          </table:table-cell>
          <table:table-cell table:formula="of:=ROUND(IF([.E336]&gt;[.$F$6];IF([.E336]-(([.B336]*[.$G$3])/100)&lt;0;((([.E336]*100)/[.$G$3])*[.$G$2])/100;0);([.$G$2]*([.B336]/2))/100);2)" office:value-type="float" office:value="0.69" calcext:value-type="float">
            <text:p>0,69</text:p>
          </table:table-cell>
          <table:table-cell table:formula="of:=ROUND(IF([.E336]&gt;[.$F$6];IF([.E336]-(([.B336]*[.$G$3])/100)&lt;0;[.E336];([.$G$3]*[.B336])/100);([.$G$3]*([.B336]/2))/100) ;2)" office:value-type="float" office:value="1.04" calcext:value-type="float">
            <text:p>1,04</text:p>
          </table:table-cell>
          <table:table-cell table:formula="of:=[.D336]-[.F336]" office:value-type="float" office:value="44.31" calcext:value-type="float">
            <text:p>44,31</text:p>
          </table:table-cell>
          <table:table-cell table:formula="of:=[.E336]-[.G336]" office:value-type="float" office:value="8.35" calcext:value-type="float">
            <text:p>8,35</text:p>
          </table:table-cell>
          <table:table-cell table:formula="of:=IF([.C336]=[.$L$6];IF([.H336]&lt;[.$N$6];[.$F$2];0);0)" office:value-type="float" office:value="0" calcext:value-type="float">
            <text:p>0,00</text:p>
          </table:table-cell>
          <table:table-cell table:formula="of:=IF([.I336]&lt;5;[.$F$3];0)" office:value-type="float" office:value="0" calcext:value-type="float">
            <text:p>0,00</text:p>
          </table:table-cell>
          <table:table-cell table:formula="of:=IF([.J336]=0;[.H336];[.J336])" office:value-type="float" office:value="44.31" calcext:value-type="float">
            <text:p>44,31</text:p>
          </table:table-cell>
          <table:table-cell table:formula="of:=IF([.K336]=0;[.I336];[.K336])" office:value-type="float" office:value="8.35" calcext:value-type="float">
            <text:p>8,3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2" calcext:value-type="date">
            <text:p>22.11.2014</text:p>
          </table:table-cell>
          <table:table-cell office:value-type="float" office:value="53" calcext:value-type="float">
            <text:p>53</text:p>
          </table:table-cell>
          <table:table-cell table:formula="of:=LOOKUP(WEEKDAY([.A337];2);[.$B$1:.$B$7];[.$C$1:.$C$7])" office:value-type="string" office:string-value="sobota" calcext:value-type="string">
            <text:p>sobota</text:p>
          </table:table-cell>
          <table:table-cell table:formula="of:=[.L336]" office:value-type="float" office:value="44.31" calcext:value-type="float">
            <text:p>44,31</text:p>
          </table:table-cell>
          <table:table-cell table:formula="of:=[.M336]" office:value-type="float" office:value="8.35" calcext:value-type="float">
            <text:p>8,35</text:p>
          </table:table-cell>
          <table:table-cell table:formula="of:=ROUND(IF([.E337]&gt;[.$F$6];IF([.E337]-(([.B337]*[.$G$3])/100)&lt;0;((([.E337]*100)/[.$G$3])*[.$G$2])/100;0);([.$G$2]*([.B337]/2))/100);2)" office:value-type="float" office:value="1.59" calcext:value-type="float">
            <text:p>1,59</text:p>
          </table:table-cell>
          <table:table-cell table:formula="of:=ROUND(IF([.E337]&gt;[.$F$6];IF([.E337]-(([.B337]*[.$G$3])/100)&lt;0;[.E337];([.$G$3]*[.B337])/100);([.$G$3]*([.B337]/2))/100) ;2)" office:value-type="float" office:value="2.39" calcext:value-type="float">
            <text:p>2,39</text:p>
          </table:table-cell>
          <table:table-cell table:formula="of:=[.D337]-[.F337]" office:value-type="float" office:value="42.72" calcext:value-type="float">
            <text:p>42,72</text:p>
          </table:table-cell>
          <table:table-cell table:formula="of:=[.E337]-[.G337]" office:value-type="float" office:value="5.96" calcext:value-type="float">
            <text:p>5,96</text:p>
          </table:table-cell>
          <table:table-cell table:formula="of:=IF([.C337]=[.$L$6];IF([.H337]&lt;[.$N$6];[.$F$2];0);0)" office:value-type="float" office:value="0" calcext:value-type="float">
            <text:p>0,00</text:p>
          </table:table-cell>
          <table:table-cell table:formula="of:=IF([.I337]&lt;5;[.$F$3];0)" office:value-type="float" office:value="0" calcext:value-type="float">
            <text:p>0,00</text:p>
          </table:table-cell>
          <table:table-cell table:formula="of:=IF([.J337]=0;[.H337];[.J337])" office:value-type="float" office:value="42.72" calcext:value-type="float">
            <text:p>42,72</text:p>
          </table:table-cell>
          <table:table-cell table:formula="of:=IF([.K337]=0;[.I337];[.K337])" office:value-type="float" office:value="5.96" calcext:value-type="float">
            <text:p>5,9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3" calcext:value-type="date">
            <text:p>23.11.2014</text:p>
          </table:table-cell>
          <table:table-cell office:value-type="float" office:value="89" calcext:value-type="float">
            <text:p>89</text:p>
          </table:table-cell>
          <table:table-cell table:formula="of:=LOOKUP(WEEKDAY([.A338];2);[.$B$1:.$B$7];[.$C$1:.$C$7])" office:value-type="string" office:string-value="niedziela" calcext:value-type="string">
            <text:p>niedziela</text:p>
          </table:table-cell>
          <table:table-cell table:formula="of:=[.L337]" office:value-type="float" office:value="42.72" calcext:value-type="float">
            <text:p>42,72</text:p>
          </table:table-cell>
          <table:table-cell table:formula="of:=[.M337]" office:value-type="float" office:value="5.96" calcext:value-type="float">
            <text:p>5,96</text:p>
          </table:table-cell>
          <table:table-cell table:formula="of:=ROUND(IF([.E338]&gt;[.$F$6];IF([.E338]-(([.B338]*[.$G$3])/100)&lt;0;((([.E338]*100)/[.$G$3])*[.$G$2])/100;0);([.$G$2]*([.B338]/2))/100);2)" office:value-type="float" office:value="2.67" calcext:value-type="float">
            <text:p>2,67</text:p>
          </table:table-cell>
          <table:table-cell table:formula="of:=ROUND(IF([.E338]&gt;[.$F$6];IF([.E338]-(([.B338]*[.$G$3])/100)&lt;0;[.E338];([.$G$3]*[.B338])/100);([.$G$3]*([.B338]/2))/100) ;2)" office:value-type="float" office:value="4.01" calcext:value-type="float">
            <text:p>4,01</text:p>
          </table:table-cell>
          <table:table-cell table:formula="of:=[.D338]-[.F338]" office:value-type="float" office:value="40.05" calcext:value-type="float">
            <text:p>40,05</text:p>
          </table:table-cell>
          <table:table-cell table:formula="of:=[.E338]-[.G338]" office:value-type="float" office:value="1.95" calcext:value-type="float">
            <text:p>1,95</text:p>
          </table:table-cell>
          <table:table-cell table:formula="of:=IF([.C338]=[.$L$6];IF([.H338]&lt;[.$N$6];[.$F$2];0);0)" office:value-type="float" office:value="0" calcext:value-type="float">
            <text:p>0,00</text:p>
          </table:table-cell>
          <table:table-cell table:formula="of:=IF([.I338]&lt;5;[.$F$3];0)" office:value-type="float" office:value="30" calcext:value-type="float">
            <text:p>30,00</text:p>
          </table:table-cell>
          <table:table-cell table:formula="of:=IF([.J338]=0;[.H338];[.J338])" office:value-type="float" office:value="40.05" calcext:value-type="float">
            <text:p>40,05</text:p>
          </table:table-cell>
          <table:table-cell table:formula="of:=IF([.K338]=0;[.I338];[.K338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4" calcext:value-type="date">
            <text:p>24.11.2014</text:p>
          </table:table-cell>
          <table:table-cell office:value-type="float" office:value="150" calcext:value-type="float">
            <text:p>150</text:p>
          </table:table-cell>
          <table:table-cell table:formula="of:=LOOKUP(WEEKDAY([.A339];2);[.$B$1:.$B$7];[.$C$1:.$C$7])" office:value-type="string" office:string-value="poniedziałek" calcext:value-type="string">
            <text:p>poniedziałek</text:p>
          </table:table-cell>
          <table:table-cell table:formula="of:=[.L338]" office:value-type="float" office:value="40.05" calcext:value-type="float">
            <text:p>40,05</text:p>
          </table:table-cell>
          <table:table-cell table:formula="of:=[.M338]" office:value-type="float" office:value="30" calcext:value-type="float">
            <text:p>30,00</text:p>
          </table:table-cell>
          <table:table-cell table:formula="of:=ROUND(IF([.E339]&gt;[.$F$6];IF([.E339]-(([.B339]*[.$G$3])/100)&lt;0;((([.E339]*100)/[.$G$3])*[.$G$2])/100;0);([.$G$2]*([.B339]/2))/100);2)" office:value-type="float" office:value="0" calcext:value-type="float">
            <text:p>0,00</text:p>
          </table:table-cell>
          <table:table-cell table:formula="of:=ROUND(IF([.E339]&gt;[.$F$6];IF([.E339]-(([.B339]*[.$G$3])/100)&lt;0;[.E339];([.$G$3]*[.B339])/100);([.$G$3]*([.B339]/2))/100) ;2)" office:value-type="float" office:value="13.5" calcext:value-type="float">
            <text:p>13,50</text:p>
          </table:table-cell>
          <table:table-cell table:formula="of:=[.D339]-[.F339]" office:value-type="float" office:value="40.05" calcext:value-type="float">
            <text:p>40,05</text:p>
          </table:table-cell>
          <table:table-cell table:formula="of:=[.E339]-[.G339]" office:value-type="float" office:value="16.5" calcext:value-type="float">
            <text:p>16,50</text:p>
          </table:table-cell>
          <table:table-cell table:formula="of:=IF([.C339]=[.$L$6];IF([.H339]&lt;[.$N$6];[.$F$2];0);0)" office:value-type="float" office:value="0" calcext:value-type="float">
            <text:p>0,00</text:p>
          </table:table-cell>
          <table:table-cell table:formula="of:=IF([.I339]&lt;5;[.$F$3];0)" office:value-type="float" office:value="0" calcext:value-type="float">
            <text:p>0,00</text:p>
          </table:table-cell>
          <table:table-cell table:formula="of:=IF([.J339]=0;[.H339];[.J339])" office:value-type="float" office:value="40.05" calcext:value-type="float">
            <text:p>40,05</text:p>
          </table:table-cell>
          <table:table-cell table:formula="of:=IF([.K339]=0;[.I339];[.K339])" office:value-type="float" office:value="16.5" calcext:value-type="float">
            <text:p>16,5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5" calcext:value-type="date">
            <text:p>25.11.2014</text:p>
          </table:table-cell>
          <table:table-cell office:value-type="float" office:value="44" calcext:value-type="float">
            <text:p>44</text:p>
          </table:table-cell>
          <table:table-cell table:formula="of:=LOOKUP(WEEKDAY([.A340];2);[.$B$1:.$B$7];[.$C$1:.$C$7])" office:value-type="string" office:string-value="wtorek" calcext:value-type="string">
            <text:p>wtorek</text:p>
          </table:table-cell>
          <table:table-cell table:formula="of:=[.L339]" office:value-type="float" office:value="40.05" calcext:value-type="float">
            <text:p>40,05</text:p>
          </table:table-cell>
          <table:table-cell table:formula="of:=[.M339]" office:value-type="float" office:value="16.5" calcext:value-type="float">
            <text:p>16,50</text:p>
          </table:table-cell>
          <table:table-cell table:formula="of:=ROUND(IF([.E340]&gt;[.$F$6];IF([.E340]-(([.B340]*[.$G$3])/100)&lt;0;((([.E340]*100)/[.$G$3])*[.$G$2])/100;0);([.$G$2]*([.B340]/2))/100);2)" office:value-type="float" office:value="0" calcext:value-type="float">
            <text:p>0,00</text:p>
          </table:table-cell>
          <table:table-cell table:formula="of:=ROUND(IF([.E340]&gt;[.$F$6];IF([.E340]-(([.B340]*[.$G$3])/100)&lt;0;[.E340];([.$G$3]*[.B340])/100);([.$G$3]*([.B340]/2))/100) ;2)" office:value-type="float" office:value="3.96" calcext:value-type="float">
            <text:p>3,96</text:p>
          </table:table-cell>
          <table:table-cell table:formula="of:=[.D340]-[.F340]" office:value-type="float" office:value="40.05" calcext:value-type="float">
            <text:p>40,05</text:p>
          </table:table-cell>
          <table:table-cell table:formula="of:=[.E340]-[.G340]" office:value-type="float" office:value="12.54" calcext:value-type="float">
            <text:p>12,54</text:p>
          </table:table-cell>
          <table:table-cell table:formula="of:=IF([.C340]=[.$L$6];IF([.H340]&lt;[.$N$6];[.$F$2];0);0)" office:value-type="float" office:value="0" calcext:value-type="float">
            <text:p>0,00</text:p>
          </table:table-cell>
          <table:table-cell table:formula="of:=IF([.I340]&lt;5;[.$F$3];0)" office:value-type="float" office:value="0" calcext:value-type="float">
            <text:p>0,00</text:p>
          </table:table-cell>
          <table:table-cell table:formula="of:=IF([.J340]=0;[.H340];[.J340])" office:value-type="float" office:value="40.05" calcext:value-type="float">
            <text:p>40,05</text:p>
          </table:table-cell>
          <table:table-cell table:formula="of:=IF([.K340]=0;[.I340];[.K340])" office:value-type="float" office:value="12.54" calcext:value-type="float">
            <text:p>12,5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6" calcext:value-type="date">
            <text:p>26.11.2014</text:p>
          </table:table-cell>
          <table:table-cell office:value-type="float" office:value="137" calcext:value-type="float">
            <text:p>137</text:p>
          </table:table-cell>
          <table:table-cell table:formula="of:=LOOKUP(WEEKDAY([.A341];2);[.$B$1:.$B$7];[.$C$1:.$C$7])" office:value-type="string" office:string-value="środa" calcext:value-type="string">
            <text:p>środa</text:p>
          </table:table-cell>
          <table:table-cell table:formula="of:=[.L340]" office:value-type="float" office:value="40.05" calcext:value-type="float">
            <text:p>40,05</text:p>
          </table:table-cell>
          <table:table-cell table:formula="of:=[.M340]" office:value-type="float" office:value="12.54" calcext:value-type="float">
            <text:p>12,54</text:p>
          </table:table-cell>
          <table:table-cell table:formula="of:=ROUND(IF([.E341]&gt;[.$F$6];IF([.E341]-(([.B341]*[.$G$3])/100)&lt;0;((([.E341]*100)/[.$G$3])*[.$G$2])/100;0);([.$G$2]*([.B341]/2))/100);2)" office:value-type="float" office:value="4.11" calcext:value-type="float">
            <text:p>4,11</text:p>
          </table:table-cell>
          <table:table-cell table:formula="of:=ROUND(IF([.E341]&gt;[.$F$6];IF([.E341]-(([.B341]*[.$G$3])/100)&lt;0;[.E341];([.$G$3]*[.B341])/100);([.$G$3]*([.B341]/2))/100) ;2)" office:value-type="float" office:value="6.17" calcext:value-type="float">
            <text:p>6,17</text:p>
          </table:table-cell>
          <table:table-cell table:formula="of:=[.D341]-[.F341]" office:value-type="float" office:value="35.94" calcext:value-type="float">
            <text:p>35,94</text:p>
          </table:table-cell>
          <table:table-cell table:formula="of:=[.E341]-[.G341]" office:value-type="float" office:value="6.37" calcext:value-type="float">
            <text:p>6,37</text:p>
          </table:table-cell>
          <table:table-cell table:formula="of:=IF([.C341]=[.$L$6];IF([.H341]&lt;[.$N$6];[.$F$2];0);0)" office:value-type="float" office:value="0" calcext:value-type="float">
            <text:p>0,00</text:p>
          </table:table-cell>
          <table:table-cell table:formula="of:=IF([.I341]&lt;5;[.$F$3];0)" office:value-type="float" office:value="0" calcext:value-type="float">
            <text:p>0,00</text:p>
          </table:table-cell>
          <table:table-cell table:formula="of:=IF([.J341]=0;[.H341];[.J341])" office:value-type="float" office:value="35.94" calcext:value-type="float">
            <text:p>35,94</text:p>
          </table:table-cell>
          <table:table-cell table:formula="of:=IF([.K341]=0;[.I341];[.K341])" office:value-type="float" office:value="6.37" calcext:value-type="float">
            <text:p>6,3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7" calcext:value-type="date">
            <text:p>27.11.2014</text:p>
          </table:table-cell>
          <table:table-cell office:value-type="float" office:value="49" calcext:value-type="float">
            <text:p>49</text:p>
          </table:table-cell>
          <table:table-cell table:formula="of:=LOOKUP(WEEKDAY([.A342];2);[.$B$1:.$B$7];[.$C$1:.$C$7])" office:value-type="string" office:string-value="czwartek" calcext:value-type="string">
            <text:p>czwartek</text:p>
          </table:table-cell>
          <table:table-cell table:formula="of:=[.L341]" office:value-type="float" office:value="35.94" calcext:value-type="float">
            <text:p>35,94</text:p>
          </table:table-cell>
          <table:table-cell table:formula="of:=[.M341]" office:value-type="float" office:value="6.37" calcext:value-type="float">
            <text:p>6,37</text:p>
          </table:table-cell>
          <table:table-cell table:formula="of:=ROUND(IF([.E342]&gt;[.$F$6];IF([.E342]-(([.B342]*[.$G$3])/100)&lt;0;((([.E342]*100)/[.$G$3])*[.$G$2])/100;0);([.$G$2]*([.B342]/2))/100);2)" office:value-type="float" office:value="1.47" calcext:value-type="float">
            <text:p>1,47</text:p>
          </table:table-cell>
          <table:table-cell table:formula="of:=ROUND(IF([.E342]&gt;[.$F$6];IF([.E342]-(([.B342]*[.$G$3])/100)&lt;0;[.E342];([.$G$3]*[.B342])/100);([.$G$3]*([.B342]/2))/100) ;2)" office:value-type="float" office:value="2.21" calcext:value-type="float">
            <text:p>2,21</text:p>
          </table:table-cell>
          <table:table-cell table:formula="of:=[.D342]-[.F342]" office:value-type="float" office:value="34.47" calcext:value-type="float">
            <text:p>34,47</text:p>
          </table:table-cell>
          <table:table-cell table:formula="of:=[.E342]-[.G342]" office:value-type="float" office:value="4.16" calcext:value-type="float">
            <text:p>4,16</text:p>
          </table:table-cell>
          <table:table-cell table:formula="of:=IF([.C342]=[.$L$6];IF([.H342]&lt;[.$N$6];[.$F$2];0);0)" office:value-type="float" office:value="45" calcext:value-type="float">
            <text:p>45,00</text:p>
          </table:table-cell>
          <table:table-cell table:formula="of:=IF([.I342]&lt;5;[.$F$3];0)" office:value-type="float" office:value="30" calcext:value-type="float">
            <text:p>30,00</text:p>
          </table:table-cell>
          <table:table-cell table:formula="of:=IF([.J342]=0;[.H342];[.J342])" office:value-type="float" office:value="45" calcext:value-type="float">
            <text:p>45,00</text:p>
          </table:table-cell>
          <table:table-cell table:formula="of:=IF([.K342]=0;[.I342];[.K34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8" calcext:value-type="date">
            <text:p>28.11.2014</text:p>
          </table:table-cell>
          <table:table-cell office:value-type="float" office:value="24" calcext:value-type="float">
            <text:p>24</text:p>
          </table:table-cell>
          <table:table-cell table:formula="of:=LOOKUP(WEEKDAY([.A343];2);[.$B$1:.$B$7];[.$C$1:.$C$7])" office:value-type="string" office:string-value="piątek" calcext:value-type="string">
            <text:p>piątek</text:p>
          </table:table-cell>
          <table:table-cell table:formula="of:=[.L342]" office:value-type="float" office:value="45" calcext:value-type="float">
            <text:p>45,00</text:p>
          </table:table-cell>
          <table:table-cell table:formula="of:=[.M342]" office:value-type="float" office:value="30" calcext:value-type="float">
            <text:p>30,00</text:p>
          </table:table-cell>
          <table:table-cell table:formula="of:=ROUND(IF([.E343]&gt;[.$F$6];IF([.E343]-(([.B343]*[.$G$3])/100)&lt;0;((([.E343]*100)/[.$G$3])*[.$G$2])/100;0);([.$G$2]*([.B343]/2))/100);2)" office:value-type="float" office:value="0" calcext:value-type="float">
            <text:p>0,00</text:p>
          </table:table-cell>
          <table:table-cell table:formula="of:=ROUND(IF([.E343]&gt;[.$F$6];IF([.E343]-(([.B343]*[.$G$3])/100)&lt;0;[.E343];([.$G$3]*[.B343])/100);([.$G$3]*([.B343]/2))/100) ;2)" office:value-type="float" office:value="2.16" calcext:value-type="float">
            <text:p>2,16</text:p>
          </table:table-cell>
          <table:table-cell table:formula="of:=[.D343]-[.F343]" office:value-type="float" office:value="45" calcext:value-type="float">
            <text:p>45,00</text:p>
          </table:table-cell>
          <table:table-cell table:formula="of:=[.E343]-[.G343]" office:value-type="float" office:value="27.84" calcext:value-type="float">
            <text:p>27,84</text:p>
          </table:table-cell>
          <table:table-cell table:formula="of:=IF([.C343]=[.$L$6];IF([.H343]&lt;[.$N$6];[.$F$2];0);0)" office:value-type="float" office:value="0" calcext:value-type="float">
            <text:p>0,00</text:p>
          </table:table-cell>
          <table:table-cell table:formula="of:=IF([.I343]&lt;5;[.$F$3];0)" office:value-type="float" office:value="0" calcext:value-type="float">
            <text:p>0,00</text:p>
          </table:table-cell>
          <table:table-cell table:formula="of:=IF([.J343]=0;[.H343];[.J343])" office:value-type="float" office:value="45" calcext:value-type="float">
            <text:p>45,00</text:p>
          </table:table-cell>
          <table:table-cell table:formula="of:=IF([.K343]=0;[.I343];[.K343])" office:value-type="float" office:value="27.84" calcext:value-type="float">
            <text:p>27,8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29" calcext:value-type="date">
            <text:p>29.11.2014</text:p>
          </table:table-cell>
          <table:table-cell office:value-type="float" office:value="36" calcext:value-type="float">
            <text:p>36</text:p>
          </table:table-cell>
          <table:table-cell table:formula="of:=LOOKUP(WEEKDAY([.A344];2);[.$B$1:.$B$7];[.$C$1:.$C$7])" office:value-type="string" office:string-value="sobota" calcext:value-type="string">
            <text:p>sobota</text:p>
          </table:table-cell>
          <table:table-cell table:formula="of:=[.L343]" office:value-type="float" office:value="45" calcext:value-type="float">
            <text:p>45,00</text:p>
          </table:table-cell>
          <table:table-cell table:formula="of:=[.M343]" office:value-type="float" office:value="27.84" calcext:value-type="float">
            <text:p>27,84</text:p>
          </table:table-cell>
          <table:table-cell table:formula="of:=ROUND(IF([.E344]&gt;[.$F$6];IF([.E344]-(([.B344]*[.$G$3])/100)&lt;0;((([.E344]*100)/[.$G$3])*[.$G$2])/100;0);([.$G$2]*([.B344]/2))/100);2)" office:value-type="float" office:value="0" calcext:value-type="float">
            <text:p>0,00</text:p>
          </table:table-cell>
          <table:table-cell table:formula="of:=ROUND(IF([.E344]&gt;[.$F$6];IF([.E344]-(([.B344]*[.$G$3])/100)&lt;0;[.E344];([.$G$3]*[.B344])/100);([.$G$3]*([.B344]/2))/100) ;2)" office:value-type="float" office:value="3.24" calcext:value-type="float">
            <text:p>3,24</text:p>
          </table:table-cell>
          <table:table-cell table:formula="of:=[.D344]-[.F344]" office:value-type="float" office:value="45" calcext:value-type="float">
            <text:p>45,00</text:p>
          </table:table-cell>
          <table:table-cell table:formula="of:=[.E344]-[.G344]" office:value-type="float" office:value="24.6" calcext:value-type="float">
            <text:p>24,60</text:p>
          </table:table-cell>
          <table:table-cell table:formula="of:=IF([.C344]=[.$L$6];IF([.H344]&lt;[.$N$6];[.$F$2];0);0)" office:value-type="float" office:value="0" calcext:value-type="float">
            <text:p>0,00</text:p>
          </table:table-cell>
          <table:table-cell table:formula="of:=IF([.I344]&lt;5;[.$F$3];0)" office:value-type="float" office:value="0" calcext:value-type="float">
            <text:p>0,00</text:p>
          </table:table-cell>
          <table:table-cell table:formula="of:=IF([.J344]=0;[.H344];[.J344])" office:value-type="float" office:value="45" calcext:value-type="float">
            <text:p>45,00</text:p>
          </table:table-cell>
          <table:table-cell table:formula="of:=IF([.K344]=0;[.I344];[.K344])" office:value-type="float" office:value="24.6" calcext:value-type="float">
            <text:p>24,6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1-30" calcext:value-type="date">
            <text:p>30.11.2014</text:p>
          </table:table-cell>
          <table:table-cell office:value-type="float" office:value="33" calcext:value-type="float">
            <text:p>33</text:p>
          </table:table-cell>
          <table:table-cell table:formula="of:=LOOKUP(WEEKDAY([.A345];2);[.$B$1:.$B$7];[.$C$1:.$C$7])" office:value-type="string" office:string-value="niedziela" calcext:value-type="string">
            <text:p>niedziela</text:p>
          </table:table-cell>
          <table:table-cell table:formula="of:=[.L344]" office:value-type="float" office:value="45" calcext:value-type="float">
            <text:p>45,00</text:p>
          </table:table-cell>
          <table:table-cell table:formula="of:=[.M344]" office:value-type="float" office:value="24.6" calcext:value-type="float">
            <text:p>24,60</text:p>
          </table:table-cell>
          <table:table-cell table:formula="of:=ROUND(IF([.E345]&gt;[.$F$6];IF([.E345]-(([.B345]*[.$G$3])/100)&lt;0;((([.E345]*100)/[.$G$3])*[.$G$2])/100;0);([.$G$2]*([.B345]/2))/100);2)" office:value-type="float" office:value="0" calcext:value-type="float">
            <text:p>0,00</text:p>
          </table:table-cell>
          <table:table-cell table:formula="of:=ROUND(IF([.E345]&gt;[.$F$6];IF([.E345]-(([.B345]*[.$G$3])/100)&lt;0;[.E345];([.$G$3]*[.B345])/100);([.$G$3]*([.B345]/2))/100) ;2)" office:value-type="float" office:value="2.97" calcext:value-type="float">
            <text:p>2,97</text:p>
          </table:table-cell>
          <table:table-cell table:formula="of:=[.D345]-[.F345]" office:value-type="float" office:value="45" calcext:value-type="float">
            <text:p>45,00</text:p>
          </table:table-cell>
          <table:table-cell table:formula="of:=[.E345]-[.G345]" office:value-type="float" office:value="21.63" calcext:value-type="float">
            <text:p>21,63</text:p>
          </table:table-cell>
          <table:table-cell table:formula="of:=IF([.C345]=[.$L$6];IF([.H345]&lt;[.$N$6];[.$F$2];0);0)" office:value-type="float" office:value="0" calcext:value-type="float">
            <text:p>0,00</text:p>
          </table:table-cell>
          <table:table-cell table:formula="of:=IF([.I345]&lt;5;[.$F$3];0)" office:value-type="float" office:value="0" calcext:value-type="float">
            <text:p>0,00</text:p>
          </table:table-cell>
          <table:table-cell table:formula="of:=IF([.J345]=0;[.H345];[.J345])" office:value-type="float" office:value="45" calcext:value-type="float">
            <text:p>45,00</text:p>
          </table:table-cell>
          <table:table-cell table:formula="of:=IF([.K345]=0;[.I345];[.K345])" office:value-type="float" office:value="21.63" calcext:value-type="float">
            <text:p>21,6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1" calcext:value-type="date">
            <text:p>1.12.2014</text:p>
          </table:table-cell>
          <table:table-cell office:value-type="float" office:value="81" calcext:value-type="float">
            <text:p>81</text:p>
          </table:table-cell>
          <table:table-cell table:formula="of:=LOOKUP(WEEKDAY([.A346];2);[.$B$1:.$B$7];[.$C$1:.$C$7])" office:value-type="string" office:string-value="poniedziałek" calcext:value-type="string">
            <text:p>poniedziałek</text:p>
          </table:table-cell>
          <table:table-cell table:formula="of:=[.L345]" office:value-type="float" office:value="45" calcext:value-type="float">
            <text:p>45,00</text:p>
          </table:table-cell>
          <table:table-cell table:formula="of:=[.M345]" office:value-type="float" office:value="21.63" calcext:value-type="float">
            <text:p>21,63</text:p>
          </table:table-cell>
          <table:table-cell table:formula="of:=ROUND(IF([.E346]&gt;[.$F$6];IF([.E346]-(([.B346]*[.$G$3])/100)&lt;0;((([.E346]*100)/[.$G$3])*[.$G$2])/100;0);([.$G$2]*([.B346]/2))/100);2)" office:value-type="float" office:value="0" calcext:value-type="float">
            <text:p>0,00</text:p>
          </table:table-cell>
          <table:table-cell table:formula="of:=ROUND(IF([.E346]&gt;[.$F$6];IF([.E346]-(([.B346]*[.$G$3])/100)&lt;0;[.E346];([.$G$3]*[.B346])/100);([.$G$3]*([.B346]/2))/100) ;2)" office:value-type="float" office:value="7.29" calcext:value-type="float">
            <text:p>7,29</text:p>
          </table:table-cell>
          <table:table-cell table:formula="of:=[.D346]-[.F346]" office:value-type="float" office:value="45" calcext:value-type="float">
            <text:p>45,00</text:p>
          </table:table-cell>
          <table:table-cell table:formula="of:=[.E346]-[.G346]" office:value-type="float" office:value="14.34" calcext:value-type="float">
            <text:p>14,34</text:p>
          </table:table-cell>
          <table:table-cell table:formula="of:=IF([.C346]=[.$L$6];IF([.H346]&lt;[.$N$6];[.$F$2];0);0)" office:value-type="float" office:value="0" calcext:value-type="float">
            <text:p>0,00</text:p>
          </table:table-cell>
          <table:table-cell table:formula="of:=IF([.I346]&lt;5;[.$F$3];0)" office:value-type="float" office:value="0" calcext:value-type="float">
            <text:p>0,00</text:p>
          </table:table-cell>
          <table:table-cell table:formula="of:=IF([.J346]=0;[.H346];[.J346])" office:value-type="float" office:value="45" calcext:value-type="float">
            <text:p>45,00</text:p>
          </table:table-cell>
          <table:table-cell table:formula="of:=IF([.K346]=0;[.I346];[.K346])" office:value-type="float" office:value="14.34" calcext:value-type="float">
            <text:p>14,3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2" calcext:value-type="date">
            <text:p>2.12.2014</text:p>
          </table:table-cell>
          <table:table-cell office:value-type="float" office:value="70" calcext:value-type="float">
            <text:p>70</text:p>
          </table:table-cell>
          <table:table-cell table:formula="of:=LOOKUP(WEEKDAY([.A347];2);[.$B$1:.$B$7];[.$C$1:.$C$7])" office:value-type="string" office:string-value="wtorek" calcext:value-type="string">
            <text:p>wtorek</text:p>
          </table:table-cell>
          <table:table-cell table:formula="of:=[.L346]" office:value-type="float" office:value="45" calcext:value-type="float">
            <text:p>45,00</text:p>
          </table:table-cell>
          <table:table-cell table:formula="of:=[.M346]" office:value-type="float" office:value="14.34" calcext:value-type="float">
            <text:p>14,34</text:p>
          </table:table-cell>
          <table:table-cell table:formula="of:=ROUND(IF([.E347]&gt;[.$F$6];IF([.E347]-(([.B347]*[.$G$3])/100)&lt;0;((([.E347]*100)/[.$G$3])*[.$G$2])/100;0);([.$G$2]*([.B347]/2))/100);2)" office:value-type="float" office:value="2.1" calcext:value-type="float">
            <text:p>2,10</text:p>
          </table:table-cell>
          <table:table-cell table:formula="of:=ROUND(IF([.E347]&gt;[.$F$6];IF([.E347]-(([.B347]*[.$G$3])/100)&lt;0;[.E347];([.$G$3]*[.B347])/100);([.$G$3]*([.B347]/2))/100) ;2)" office:value-type="float" office:value="3.15" calcext:value-type="float">
            <text:p>3,15</text:p>
          </table:table-cell>
          <table:table-cell table:formula="of:=[.D347]-[.F347]" office:value-type="float" office:value="42.9" calcext:value-type="float">
            <text:p>42,90</text:p>
          </table:table-cell>
          <table:table-cell table:formula="of:=[.E347]-[.G347]" office:value-type="float" office:value="11.19" calcext:value-type="float">
            <text:p>11,19</text:p>
          </table:table-cell>
          <table:table-cell table:formula="of:=IF([.C347]=[.$L$6];IF([.H347]&lt;[.$N$6];[.$F$2];0);0)" office:value-type="float" office:value="0" calcext:value-type="float">
            <text:p>0,00</text:p>
          </table:table-cell>
          <table:table-cell table:formula="of:=IF([.I347]&lt;5;[.$F$3];0)" office:value-type="float" office:value="0" calcext:value-type="float">
            <text:p>0,00</text:p>
          </table:table-cell>
          <table:table-cell table:formula="of:=IF([.J347]=0;[.H347];[.J347])" office:value-type="float" office:value="42.9" calcext:value-type="float">
            <text:p>42,90</text:p>
          </table:table-cell>
          <table:table-cell table:formula="of:=IF([.K347]=0;[.I347];[.K347])" office:value-type="float" office:value="11.19" calcext:value-type="float">
            <text:p>11,1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3" calcext:value-type="date">
            <text:p>3.12.2014</text:p>
          </table:table-cell>
          <table:table-cell office:value-type="float" office:value="48" calcext:value-type="float">
            <text:p>48</text:p>
          </table:table-cell>
          <table:table-cell table:formula="of:=LOOKUP(WEEKDAY([.A348];2);[.$B$1:.$B$7];[.$C$1:.$C$7])" office:value-type="string" office:string-value="środa" calcext:value-type="string">
            <text:p>środa</text:p>
          </table:table-cell>
          <table:table-cell table:formula="of:=[.L347]" office:value-type="float" office:value="42.9" calcext:value-type="float">
            <text:p>42,90</text:p>
          </table:table-cell>
          <table:table-cell table:formula="of:=[.M347]" office:value-type="float" office:value="11.19" calcext:value-type="float">
            <text:p>11,19</text:p>
          </table:table-cell>
          <table:table-cell table:formula="of:=ROUND(IF([.E348]&gt;[.$F$6];IF([.E348]-(([.B348]*[.$G$3])/100)&lt;0;((([.E348]*100)/[.$G$3])*[.$G$2])/100;0);([.$G$2]*([.B348]/2))/100);2)" office:value-type="float" office:value="1.44" calcext:value-type="float">
            <text:p>1,44</text:p>
          </table:table-cell>
          <table:table-cell table:formula="of:=ROUND(IF([.E348]&gt;[.$F$6];IF([.E348]-(([.B348]*[.$G$3])/100)&lt;0;[.E348];([.$G$3]*[.B348])/100);([.$G$3]*([.B348]/2))/100) ;2)" office:value-type="float" office:value="2.16" calcext:value-type="float">
            <text:p>2,16</text:p>
          </table:table-cell>
          <table:table-cell table:formula="of:=[.D348]-[.F348]" office:value-type="float" office:value="41.46" calcext:value-type="float">
            <text:p>41,46</text:p>
          </table:table-cell>
          <table:table-cell table:formula="of:=[.E348]-[.G348]" office:value-type="float" office:value="9.03" calcext:value-type="float">
            <text:p>9,03</text:p>
          </table:table-cell>
          <table:table-cell table:formula="of:=IF([.C348]=[.$L$6];IF([.H348]&lt;[.$N$6];[.$F$2];0);0)" office:value-type="float" office:value="0" calcext:value-type="float">
            <text:p>0,00</text:p>
          </table:table-cell>
          <table:table-cell table:formula="of:=IF([.I348]&lt;5;[.$F$3];0)" office:value-type="float" office:value="0" calcext:value-type="float">
            <text:p>0,00</text:p>
          </table:table-cell>
          <table:table-cell table:formula="of:=IF([.J348]=0;[.H348];[.J348])" office:value-type="float" office:value="41.46" calcext:value-type="float">
            <text:p>41,46</text:p>
          </table:table-cell>
          <table:table-cell table:formula="of:=IF([.K348]=0;[.I348];[.K348])" office:value-type="float" office:value="9.03" calcext:value-type="float">
            <text:p>9,03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4" calcext:value-type="date">
            <text:p>4.12.2014</text:p>
          </table:table-cell>
          <table:table-cell office:value-type="float" office:value="72" calcext:value-type="float">
            <text:p>72</text:p>
          </table:table-cell>
          <table:table-cell table:formula="of:=LOOKUP(WEEKDAY([.A349];2);[.$B$1:.$B$7];[.$C$1:.$C$7])" office:value-type="string" office:string-value="czwartek" calcext:value-type="string">
            <text:p>czwartek</text:p>
          </table:table-cell>
          <table:table-cell table:formula="of:=[.L348]" office:value-type="float" office:value="41.46" calcext:value-type="float">
            <text:p>41,46</text:p>
          </table:table-cell>
          <table:table-cell table:formula="of:=[.M348]" office:value-type="float" office:value="9.03" calcext:value-type="float">
            <text:p>9,03</text:p>
          </table:table-cell>
          <table:table-cell table:formula="of:=ROUND(IF([.E349]&gt;[.$F$6];IF([.E349]-(([.B349]*[.$G$3])/100)&lt;0;((([.E349]*100)/[.$G$3])*[.$G$2])/100;0);([.$G$2]*([.B349]/2))/100);2)" office:value-type="float" office:value="2.16" calcext:value-type="float">
            <text:p>2,16</text:p>
          </table:table-cell>
          <table:table-cell table:formula="of:=ROUND(IF([.E349]&gt;[.$F$6];IF([.E349]-(([.B349]*[.$G$3])/100)&lt;0;[.E349];([.$G$3]*[.B349])/100);([.$G$3]*([.B349]/2))/100) ;2)" office:value-type="float" office:value="3.24" calcext:value-type="float">
            <text:p>3,24</text:p>
          </table:table-cell>
          <table:table-cell table:formula="of:=[.D349]-[.F349]" office:value-type="float" office:value="39.3" calcext:value-type="float">
            <text:p>39,30</text:p>
          </table:table-cell>
          <table:table-cell table:formula="of:=[.E349]-[.G349]" office:value-type="float" office:value="5.79" calcext:value-type="float">
            <text:p>5,79</text:p>
          </table:table-cell>
          <table:table-cell table:formula="of:=IF([.C349]=[.$L$6];IF([.H349]&lt;[.$N$6];[.$F$2];0);0)" office:value-type="float" office:value="45" calcext:value-type="float">
            <text:p>45,00</text:p>
          </table:table-cell>
          <table:table-cell table:formula="of:=IF([.I349]&lt;5;[.$F$3];0)" office:value-type="float" office:value="0" calcext:value-type="float">
            <text:p>0,00</text:p>
          </table:table-cell>
          <table:table-cell table:formula="of:=IF([.J349]=0;[.H349];[.J349])" office:value-type="float" office:value="45" calcext:value-type="float">
            <text:p>45,00</text:p>
          </table:table-cell>
          <table:table-cell table:formula="of:=IF([.K349]=0;[.I349];[.K349])" office:value-type="float" office:value="5.79" calcext:value-type="float">
            <text:p>5,7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5" calcext:value-type="date">
            <text:p>5.12.2014</text:p>
          </table:table-cell>
          <table:table-cell office:value-type="float" office:value="121" calcext:value-type="float">
            <text:p>121</text:p>
          </table:table-cell>
          <table:table-cell table:formula="of:=LOOKUP(WEEKDAY([.A350];2);[.$B$1:.$B$7];[.$C$1:.$C$7])" office:value-type="string" office:string-value="piątek" calcext:value-type="string">
            <text:p>piątek</text:p>
          </table:table-cell>
          <table:table-cell table:formula="of:=[.L349]" office:value-type="float" office:value="45" calcext:value-type="float">
            <text:p>45,00</text:p>
          </table:table-cell>
          <table:table-cell table:formula="of:=[.M349]" office:value-type="float" office:value="5.79" calcext:value-type="float">
            <text:p>5,79</text:p>
          </table:table-cell>
          <table:table-cell table:formula="of:=ROUND(IF([.E350]&gt;[.$F$6];IF([.E350]-(([.B350]*[.$G$3])/100)&lt;0;((([.E350]*100)/[.$G$3])*[.$G$2])/100;0);([.$G$2]*([.B350]/2))/100);2)" office:value-type="float" office:value="3.63" calcext:value-type="float">
            <text:p>3,63</text:p>
          </table:table-cell>
          <table:table-cell table:formula="of:=ROUND(IF([.E350]&gt;[.$F$6];IF([.E350]-(([.B350]*[.$G$3])/100)&lt;0;[.E350];([.$G$3]*[.B350])/100);([.$G$3]*([.B350]/2))/100) ;2)" office:value-type="float" office:value="5.45" calcext:value-type="float">
            <text:p>5,45</text:p>
          </table:table-cell>
          <table:table-cell table:formula="of:=[.D350]-[.F350]" office:value-type="float" office:value="41.37" calcext:value-type="float">
            <text:p>41,37</text:p>
          </table:table-cell>
          <table:table-cell table:formula="of:=[.E350]-[.G350]" office:value-type="float" office:value="0.340000000000003" calcext:value-type="float">
            <text:p>0,34</text:p>
          </table:table-cell>
          <table:table-cell table:formula="of:=IF([.C350]=[.$L$6];IF([.H350]&lt;[.$N$6];[.$F$2];0);0)" office:value-type="float" office:value="0" calcext:value-type="float">
            <text:p>0,00</text:p>
          </table:table-cell>
          <table:table-cell table:formula="of:=IF([.I350]&lt;5;[.$F$3];0)" office:value-type="float" office:value="30" calcext:value-type="float">
            <text:p>30,00</text:p>
          </table:table-cell>
          <table:table-cell table:formula="of:=IF([.J350]=0;[.H350];[.J350])" office:value-type="float" office:value="41.37" calcext:value-type="float">
            <text:p>41,37</text:p>
          </table:table-cell>
          <table:table-cell table:formula="of:=IF([.K350]=0;[.I350];[.K350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6" calcext:value-type="date">
            <text:p>6.12.2014</text:p>
          </table:table-cell>
          <table:table-cell office:value-type="float" office:value="16" calcext:value-type="float">
            <text:p>16</text:p>
          </table:table-cell>
          <table:table-cell table:formula="of:=LOOKUP(WEEKDAY([.A351];2);[.$B$1:.$B$7];[.$C$1:.$C$7])" office:value-type="string" office:string-value="sobota" calcext:value-type="string">
            <text:p>sobota</text:p>
          </table:table-cell>
          <table:table-cell table:formula="of:=[.L350]" office:value-type="float" office:value="41.37" calcext:value-type="float">
            <text:p>41,37</text:p>
          </table:table-cell>
          <table:table-cell table:formula="of:=[.M350]" office:value-type="float" office:value="30" calcext:value-type="float">
            <text:p>30,00</text:p>
          </table:table-cell>
          <table:table-cell table:formula="of:=ROUND(IF([.E351]&gt;[.$F$6];IF([.E351]-(([.B351]*[.$G$3])/100)&lt;0;((([.E351]*100)/[.$G$3])*[.$G$2])/100;0);([.$G$2]*([.B351]/2))/100);2)" office:value-type="float" office:value="0" calcext:value-type="float">
            <text:p>0,00</text:p>
          </table:table-cell>
          <table:table-cell table:formula="of:=ROUND(IF([.E351]&gt;[.$F$6];IF([.E351]-(([.B351]*[.$G$3])/100)&lt;0;[.E351];([.$G$3]*[.B351])/100);([.$G$3]*([.B351]/2))/100) ;2)" office:value-type="float" office:value="1.44" calcext:value-type="float">
            <text:p>1,44</text:p>
          </table:table-cell>
          <table:table-cell table:formula="of:=[.D351]-[.F351]" office:value-type="float" office:value="41.37" calcext:value-type="float">
            <text:p>41,37</text:p>
          </table:table-cell>
          <table:table-cell table:formula="of:=[.E351]-[.G351]" office:value-type="float" office:value="28.56" calcext:value-type="float">
            <text:p>28,56</text:p>
          </table:table-cell>
          <table:table-cell table:formula="of:=IF([.C351]=[.$L$6];IF([.H351]&lt;[.$N$6];[.$F$2];0);0)" office:value-type="float" office:value="0" calcext:value-type="float">
            <text:p>0,00</text:p>
          </table:table-cell>
          <table:table-cell table:formula="of:=IF([.I351]&lt;5;[.$F$3];0)" office:value-type="float" office:value="0" calcext:value-type="float">
            <text:p>0,00</text:p>
          </table:table-cell>
          <table:table-cell table:formula="of:=IF([.J351]=0;[.H351];[.J351])" office:value-type="float" office:value="41.37" calcext:value-type="float">
            <text:p>41,37</text:p>
          </table:table-cell>
          <table:table-cell table:formula="of:=IF([.K351]=0;[.I351];[.K351])" office:value-type="float" office:value="28.56" calcext:value-type="float">
            <text:p>28,5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7" calcext:value-type="date">
            <text:p>7.12.2014</text:p>
          </table:table-cell>
          <table:table-cell office:value-type="float" office:value="94" calcext:value-type="float">
            <text:p>94</text:p>
          </table:table-cell>
          <table:table-cell table:formula="of:=LOOKUP(WEEKDAY([.A352];2);[.$B$1:.$B$7];[.$C$1:.$C$7])" office:value-type="string" office:string-value="niedziela" calcext:value-type="string">
            <text:p>niedziela</text:p>
          </table:table-cell>
          <table:table-cell table:formula="of:=[.L351]" office:value-type="float" office:value="41.37" calcext:value-type="float">
            <text:p>41,37</text:p>
          </table:table-cell>
          <table:table-cell table:formula="of:=[.M351]" office:value-type="float" office:value="28.56" calcext:value-type="float">
            <text:p>28,56</text:p>
          </table:table-cell>
          <table:table-cell table:formula="of:=ROUND(IF([.E352]&gt;[.$F$6];IF([.E352]-(([.B352]*[.$G$3])/100)&lt;0;((([.E352]*100)/[.$G$3])*[.$G$2])/100;0);([.$G$2]*([.B352]/2))/100);2)" office:value-type="float" office:value="0" calcext:value-type="float">
            <text:p>0,00</text:p>
          </table:table-cell>
          <table:table-cell table:formula="of:=ROUND(IF([.E352]&gt;[.$F$6];IF([.E352]-(([.B352]*[.$G$3])/100)&lt;0;[.E352];([.$G$3]*[.B352])/100);([.$G$3]*([.B352]/2))/100) ;2)" office:value-type="float" office:value="8.46" calcext:value-type="float">
            <text:p>8,46</text:p>
          </table:table-cell>
          <table:table-cell table:formula="of:=[.D352]-[.F352]" office:value-type="float" office:value="41.37" calcext:value-type="float">
            <text:p>41,37</text:p>
          </table:table-cell>
          <table:table-cell table:formula="of:=[.E352]-[.G352]" office:value-type="float" office:value="20.1" calcext:value-type="float">
            <text:p>20,10</text:p>
          </table:table-cell>
          <table:table-cell table:formula="of:=IF([.C352]=[.$L$6];IF([.H352]&lt;[.$N$6];[.$F$2];0);0)" office:value-type="float" office:value="0" calcext:value-type="float">
            <text:p>0,00</text:p>
          </table:table-cell>
          <table:table-cell table:formula="of:=IF([.I352]&lt;5;[.$F$3];0)" office:value-type="float" office:value="0" calcext:value-type="float">
            <text:p>0,00</text:p>
          </table:table-cell>
          <table:table-cell table:formula="of:=IF([.J352]=0;[.H352];[.J352])" office:value-type="float" office:value="41.37" calcext:value-type="float">
            <text:p>41,37</text:p>
          </table:table-cell>
          <table:table-cell table:formula="of:=IF([.K352]=0;[.I352];[.K352])" office:value-type="float" office:value="20.1" calcext:value-type="float">
            <text:p>20,1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8" calcext:value-type="date">
            <text:p>8.12.2014</text:p>
          </table:table-cell>
          <table:table-cell office:value-type="float" office:value="120" calcext:value-type="float">
            <text:p>120</text:p>
          </table:table-cell>
          <table:table-cell table:formula="of:=LOOKUP(WEEKDAY([.A353];2);[.$B$1:.$B$7];[.$C$1:.$C$7])" office:value-type="string" office:string-value="poniedziałek" calcext:value-type="string">
            <text:p>poniedziałek</text:p>
          </table:table-cell>
          <table:table-cell table:formula="of:=[.L352]" office:value-type="float" office:value="41.37" calcext:value-type="float">
            <text:p>41,37</text:p>
          </table:table-cell>
          <table:table-cell table:formula="of:=[.M352]" office:value-type="float" office:value="20.1" calcext:value-type="float">
            <text:p>20,10</text:p>
          </table:table-cell>
          <table:table-cell table:formula="of:=ROUND(IF([.E353]&gt;[.$F$6];IF([.E353]-(([.B353]*[.$G$3])/100)&lt;0;((([.E353]*100)/[.$G$3])*[.$G$2])/100;0);([.$G$2]*([.B353]/2))/100);2)" office:value-type="float" office:value="0" calcext:value-type="float">
            <text:p>0,00</text:p>
          </table:table-cell>
          <table:table-cell table:formula="of:=ROUND(IF([.E353]&gt;[.$F$6];IF([.E353]-(([.B353]*[.$G$3])/100)&lt;0;[.E353];([.$G$3]*[.B353])/100);([.$G$3]*([.B353]/2))/100) ;2)" office:value-type="float" office:value="10.8" calcext:value-type="float">
            <text:p>10,80</text:p>
          </table:table-cell>
          <table:table-cell table:formula="of:=[.D353]-[.F353]" office:value-type="float" office:value="41.37" calcext:value-type="float">
            <text:p>41,37</text:p>
          </table:table-cell>
          <table:table-cell table:formula="of:=[.E353]-[.G353]" office:value-type="float" office:value="9.3" calcext:value-type="float">
            <text:p>9,30</text:p>
          </table:table-cell>
          <table:table-cell table:formula="of:=IF([.C353]=[.$L$6];IF([.H353]&lt;[.$N$6];[.$F$2];0);0)" office:value-type="float" office:value="0" calcext:value-type="float">
            <text:p>0,00</text:p>
          </table:table-cell>
          <table:table-cell table:formula="of:=IF([.I353]&lt;5;[.$F$3];0)" office:value-type="float" office:value="0" calcext:value-type="float">
            <text:p>0,00</text:p>
          </table:table-cell>
          <table:table-cell table:formula="of:=IF([.J353]=0;[.H353];[.J353])" office:value-type="float" office:value="41.37" calcext:value-type="float">
            <text:p>41,37</text:p>
          </table:table-cell>
          <table:table-cell table:formula="of:=IF([.K353]=0;[.I353];[.K353])" office:value-type="float" office:value="9.3" calcext:value-type="float">
            <text:p>9,3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09" calcext:value-type="date">
            <text:p>9.12.2014</text:p>
          </table:table-cell>
          <table:table-cell office:value-type="float" office:value="49" calcext:value-type="float">
            <text:p>49</text:p>
          </table:table-cell>
          <table:table-cell table:formula="of:=LOOKUP(WEEKDAY([.A354];2);[.$B$1:.$B$7];[.$C$1:.$C$7])" office:value-type="string" office:string-value="wtorek" calcext:value-type="string">
            <text:p>wtorek</text:p>
          </table:table-cell>
          <table:table-cell table:formula="of:=[.L353]" office:value-type="float" office:value="41.37" calcext:value-type="float">
            <text:p>41,37</text:p>
          </table:table-cell>
          <table:table-cell table:formula="of:=[.M353]" office:value-type="float" office:value="9.3" calcext:value-type="float">
            <text:p>9,30</text:p>
          </table:table-cell>
          <table:table-cell table:formula="of:=ROUND(IF([.E354]&gt;[.$F$6];IF([.E354]-(([.B354]*[.$G$3])/100)&lt;0;((([.E354]*100)/[.$G$3])*[.$G$2])/100;0);([.$G$2]*([.B354]/2))/100);2)" office:value-type="float" office:value="1.47" calcext:value-type="float">
            <text:p>1,47</text:p>
          </table:table-cell>
          <table:table-cell table:formula="of:=ROUND(IF([.E354]&gt;[.$F$6];IF([.E354]-(([.B354]*[.$G$3])/100)&lt;0;[.E354];([.$G$3]*[.B354])/100);([.$G$3]*([.B354]/2))/100) ;2)" office:value-type="float" office:value="2.21" calcext:value-type="float">
            <text:p>2,21</text:p>
          </table:table-cell>
          <table:table-cell table:formula="of:=[.D354]-[.F354]" office:value-type="float" office:value="39.9" calcext:value-type="float">
            <text:p>39,90</text:p>
          </table:table-cell>
          <table:table-cell table:formula="of:=[.E354]-[.G354]" office:value-type="float" office:value="7.09" calcext:value-type="float">
            <text:p>7,09</text:p>
          </table:table-cell>
          <table:table-cell table:formula="of:=IF([.C354]=[.$L$6];IF([.H354]&lt;[.$N$6];[.$F$2];0);0)" office:value-type="float" office:value="0" calcext:value-type="float">
            <text:p>0,00</text:p>
          </table:table-cell>
          <table:table-cell table:formula="of:=IF([.I354]&lt;5;[.$F$3];0)" office:value-type="float" office:value="0" calcext:value-type="float">
            <text:p>0,00</text:p>
          </table:table-cell>
          <table:table-cell table:formula="of:=IF([.J354]=0;[.H354];[.J354])" office:value-type="float" office:value="39.9" calcext:value-type="float">
            <text:p>39,90</text:p>
          </table:table-cell>
          <table:table-cell table:formula="of:=IF([.K354]=0;[.I354];[.K354])" office:value-type="float" office:value="7.09" calcext:value-type="float">
            <text:p>7,0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0" calcext:value-type="date">
            <text:p>10.12.2014</text:p>
          </table:table-cell>
          <table:table-cell office:value-type="float" office:value="106" calcext:value-type="float">
            <text:p>106</text:p>
          </table:table-cell>
          <table:table-cell table:formula="of:=LOOKUP(WEEKDAY([.A355];2);[.$B$1:.$B$7];[.$C$1:.$C$7])" office:value-type="string" office:string-value="środa" calcext:value-type="string">
            <text:p>środa</text:p>
          </table:table-cell>
          <table:table-cell table:formula="of:=[.L354]" office:value-type="float" office:value="39.9" calcext:value-type="float">
            <text:p>39,90</text:p>
          </table:table-cell>
          <table:table-cell table:formula="of:=[.M354]" office:value-type="float" office:value="7.09" calcext:value-type="float">
            <text:p>7,09</text:p>
          </table:table-cell>
          <table:table-cell table:formula="of:=ROUND(IF([.E355]&gt;[.$F$6];IF([.E355]-(([.B355]*[.$G$3])/100)&lt;0;((([.E355]*100)/[.$G$3])*[.$G$2])/100;0);([.$G$2]*([.B355]/2))/100);2)" office:value-type="float" office:value="3.18" calcext:value-type="float">
            <text:p>3,18</text:p>
          </table:table-cell>
          <table:table-cell table:formula="of:=ROUND(IF([.E355]&gt;[.$F$6];IF([.E355]-(([.B355]*[.$G$3])/100)&lt;0;[.E355];([.$G$3]*[.B355])/100);([.$G$3]*([.B355]/2))/100) ;2)" office:value-type="float" office:value="4.77" calcext:value-type="float">
            <text:p>4,77</text:p>
          </table:table-cell>
          <table:table-cell table:formula="of:=[.D355]-[.F355]" office:value-type="float" office:value="36.72" calcext:value-type="float">
            <text:p>36,72</text:p>
          </table:table-cell>
          <table:table-cell table:formula="of:=[.E355]-[.G355]" office:value-type="float" office:value="2.32" calcext:value-type="float">
            <text:p>2,32</text:p>
          </table:table-cell>
          <table:table-cell table:formula="of:=IF([.C355]=[.$L$6];IF([.H355]&lt;[.$N$6];[.$F$2];0);0)" office:value-type="float" office:value="0" calcext:value-type="float">
            <text:p>0,00</text:p>
          </table:table-cell>
          <table:table-cell table:formula="of:=IF([.I355]&lt;5;[.$F$3];0)" office:value-type="float" office:value="30" calcext:value-type="float">
            <text:p>30,00</text:p>
          </table:table-cell>
          <table:table-cell table:formula="of:=IF([.J355]=0;[.H355];[.J355])" office:value-type="float" office:value="36.72" calcext:value-type="float">
            <text:p>36,72</text:p>
          </table:table-cell>
          <table:table-cell table:formula="of:=IF([.K355]=0;[.I355];[.K35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1" calcext:value-type="date">
            <text:p>11.12.2014</text:p>
          </table:table-cell>
          <table:table-cell office:value-type="float" office:value="128" calcext:value-type="float">
            <text:p>128</text:p>
          </table:table-cell>
          <table:table-cell table:formula="of:=LOOKUP(WEEKDAY([.A356];2);[.$B$1:.$B$7];[.$C$1:.$C$7])" office:value-type="string" office:string-value="czwartek" calcext:value-type="string">
            <text:p>czwartek</text:p>
          </table:table-cell>
          <table:table-cell table:formula="of:=[.L355]" office:value-type="float" office:value="36.72" calcext:value-type="float">
            <text:p>36,72</text:p>
          </table:table-cell>
          <table:table-cell table:formula="of:=[.M355]" office:value-type="float" office:value="30" calcext:value-type="float">
            <text:p>30,00</text:p>
          </table:table-cell>
          <table:table-cell table:formula="of:=ROUND(IF([.E356]&gt;[.$F$6];IF([.E356]-(([.B356]*[.$G$3])/100)&lt;0;((([.E356]*100)/[.$G$3])*[.$G$2])/100;0);([.$G$2]*([.B356]/2))/100);2)" office:value-type="float" office:value="0" calcext:value-type="float">
            <text:p>0,00</text:p>
          </table:table-cell>
          <table:table-cell table:formula="of:=ROUND(IF([.E356]&gt;[.$F$6];IF([.E356]-(([.B356]*[.$G$3])/100)&lt;0;[.E356];([.$G$3]*[.B356])/100);([.$G$3]*([.B356]/2))/100) ;2)" office:value-type="float" office:value="11.52" calcext:value-type="float">
            <text:p>11,52</text:p>
          </table:table-cell>
          <table:table-cell table:formula="of:=[.D356]-[.F356]" office:value-type="float" office:value="36.72" calcext:value-type="float">
            <text:p>36,72</text:p>
          </table:table-cell>
          <table:table-cell table:formula="of:=[.E356]-[.G356]" office:value-type="float" office:value="18.48" calcext:value-type="float">
            <text:p>18,48</text:p>
          </table:table-cell>
          <table:table-cell table:formula="of:=IF([.C356]=[.$L$6];IF([.H356]&lt;[.$N$6];[.$F$2];0);0)" office:value-type="float" office:value="45" calcext:value-type="float">
            <text:p>45,00</text:p>
          </table:table-cell>
          <table:table-cell table:formula="of:=IF([.I356]&lt;5;[.$F$3];0)" office:value-type="float" office:value="0" calcext:value-type="float">
            <text:p>0,00</text:p>
          </table:table-cell>
          <table:table-cell table:formula="of:=IF([.J356]=0;[.H356];[.J356])" office:value-type="float" office:value="45" calcext:value-type="float">
            <text:p>45,00</text:p>
          </table:table-cell>
          <table:table-cell table:formula="of:=IF([.K356]=0;[.I356];[.K356])" office:value-type="float" office:value="18.48" calcext:value-type="float">
            <text:p>18,4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2" calcext:value-type="date">
            <text:p>12.12.2014</text:p>
          </table:table-cell>
          <table:table-cell office:value-type="float" office:value="100" calcext:value-type="float">
            <text:p>100</text:p>
          </table:table-cell>
          <table:table-cell table:formula="of:=LOOKUP(WEEKDAY([.A357];2);[.$B$1:.$B$7];[.$C$1:.$C$7])" office:value-type="string" office:string-value="piątek" calcext:value-type="string">
            <text:p>piątek</text:p>
          </table:table-cell>
          <table:table-cell table:formula="of:=[.L356]" office:value-type="float" office:value="45" calcext:value-type="float">
            <text:p>45,00</text:p>
          </table:table-cell>
          <table:table-cell table:formula="of:=[.M356]" office:value-type="float" office:value="18.48" calcext:value-type="float">
            <text:p>18,48</text:p>
          </table:table-cell>
          <table:table-cell table:formula="of:=ROUND(IF([.E357]&gt;[.$F$6];IF([.E357]-(([.B357]*[.$G$3])/100)&lt;0;((([.E357]*100)/[.$G$3])*[.$G$2])/100;0);([.$G$2]*([.B357]/2))/100);2)" office:value-type="float" office:value="0" calcext:value-type="float">
            <text:p>0,00</text:p>
          </table:table-cell>
          <table:table-cell table:formula="of:=ROUND(IF([.E357]&gt;[.$F$6];IF([.E357]-(([.B357]*[.$G$3])/100)&lt;0;[.E357];([.$G$3]*[.B357])/100);([.$G$3]*([.B357]/2))/100) ;2)" office:value-type="float" office:value="9" calcext:value-type="float">
            <text:p>9,00</text:p>
          </table:table-cell>
          <table:table-cell table:formula="of:=[.D357]-[.F357]" office:value-type="float" office:value="45" calcext:value-type="float">
            <text:p>45,00</text:p>
          </table:table-cell>
          <table:table-cell table:formula="of:=[.E357]-[.G357]" office:value-type="float" office:value="9.48" calcext:value-type="float">
            <text:p>9,48</text:p>
          </table:table-cell>
          <table:table-cell table:formula="of:=IF([.C357]=[.$L$6];IF([.H357]&lt;[.$N$6];[.$F$2];0);0)" office:value-type="float" office:value="0" calcext:value-type="float">
            <text:p>0,00</text:p>
          </table:table-cell>
          <table:table-cell table:formula="of:=IF([.I357]&lt;5;[.$F$3];0)" office:value-type="float" office:value="0" calcext:value-type="float">
            <text:p>0,00</text:p>
          </table:table-cell>
          <table:table-cell table:formula="of:=IF([.J357]=0;[.H357];[.J357])" office:value-type="float" office:value="45" calcext:value-type="float">
            <text:p>45,00</text:p>
          </table:table-cell>
          <table:table-cell table:formula="of:=IF([.K357]=0;[.I357];[.K357])" office:value-type="float" office:value="9.48" calcext:value-type="float">
            <text:p>9,4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3" calcext:value-type="date">
            <text:p>13.12.2014</text:p>
          </table:table-cell>
          <table:table-cell office:value-type="float" office:value="78" calcext:value-type="float">
            <text:p>78</text:p>
          </table:table-cell>
          <table:table-cell table:formula="of:=LOOKUP(WEEKDAY([.A358];2);[.$B$1:.$B$7];[.$C$1:.$C$7])" office:value-type="string" office:string-value="sobota" calcext:value-type="string">
            <text:p>sobota</text:p>
          </table:table-cell>
          <table:table-cell table:formula="of:=[.L357]" office:value-type="float" office:value="45" calcext:value-type="float">
            <text:p>45,00</text:p>
          </table:table-cell>
          <table:table-cell table:formula="of:=[.M357]" office:value-type="float" office:value="9.48" calcext:value-type="float">
            <text:p>9,48</text:p>
          </table:table-cell>
          <table:table-cell table:formula="of:=ROUND(IF([.E358]&gt;[.$F$6];IF([.E358]-(([.B358]*[.$G$3])/100)&lt;0;((([.E358]*100)/[.$G$3])*[.$G$2])/100;0);([.$G$2]*([.B358]/2))/100);2)" office:value-type="float" office:value="2.34" calcext:value-type="float">
            <text:p>2,34</text:p>
          </table:table-cell>
          <table:table-cell table:formula="of:=ROUND(IF([.E358]&gt;[.$F$6];IF([.E358]-(([.B358]*[.$G$3])/100)&lt;0;[.E358];([.$G$3]*[.B358])/100);([.$G$3]*([.B358]/2))/100) ;2)" office:value-type="float" office:value="3.51" calcext:value-type="float">
            <text:p>3,51</text:p>
          </table:table-cell>
          <table:table-cell table:formula="of:=[.D358]-[.F358]" office:value-type="float" office:value="42.66" calcext:value-type="float">
            <text:p>42,66</text:p>
          </table:table-cell>
          <table:table-cell table:formula="of:=[.E358]-[.G358]" office:value-type="float" office:value="5.97" calcext:value-type="float">
            <text:p>5,97</text:p>
          </table:table-cell>
          <table:table-cell table:formula="of:=IF([.C358]=[.$L$6];IF([.H358]&lt;[.$N$6];[.$F$2];0);0)" office:value-type="float" office:value="0" calcext:value-type="float">
            <text:p>0,00</text:p>
          </table:table-cell>
          <table:table-cell table:formula="of:=IF([.I358]&lt;5;[.$F$3];0)" office:value-type="float" office:value="0" calcext:value-type="float">
            <text:p>0,00</text:p>
          </table:table-cell>
          <table:table-cell table:formula="of:=IF([.J358]=0;[.H358];[.J358])" office:value-type="float" office:value="42.66" calcext:value-type="float">
            <text:p>42,66</text:p>
          </table:table-cell>
          <table:table-cell table:formula="of:=IF([.K358]=0;[.I358];[.K358])" office:value-type="float" office:value="5.97" calcext:value-type="float">
            <text:p>5,9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4" calcext:value-type="date">
            <text:p>14.12.2014</text:p>
          </table:table-cell>
          <table:table-cell office:value-type="float" office:value="39" calcext:value-type="float">
            <text:p>39</text:p>
          </table:table-cell>
          <table:table-cell table:formula="of:=LOOKUP(WEEKDAY([.A359];2);[.$B$1:.$B$7];[.$C$1:.$C$7])" office:value-type="string" office:string-value="niedziela" calcext:value-type="string">
            <text:p>niedziela</text:p>
          </table:table-cell>
          <table:table-cell table:formula="of:=[.L358]" office:value-type="float" office:value="42.66" calcext:value-type="float">
            <text:p>42,66</text:p>
          </table:table-cell>
          <table:table-cell table:formula="of:=[.M358]" office:value-type="float" office:value="5.97" calcext:value-type="float">
            <text:p>5,97</text:p>
          </table:table-cell>
          <table:table-cell table:formula="of:=ROUND(IF([.E359]&gt;[.$F$6];IF([.E359]-(([.B359]*[.$G$3])/100)&lt;0;((([.E359]*100)/[.$G$3])*[.$G$2])/100;0);([.$G$2]*([.B359]/2))/100);2)" office:value-type="float" office:value="1.17" calcext:value-type="float">
            <text:p>1,17</text:p>
          </table:table-cell>
          <table:table-cell table:formula="of:=ROUND(IF([.E359]&gt;[.$F$6];IF([.E359]-(([.B359]*[.$G$3])/100)&lt;0;[.E359];([.$G$3]*[.B359])/100);([.$G$3]*([.B359]/2))/100) ;2)" office:value-type="float" office:value="1.76" calcext:value-type="float">
            <text:p>1,76</text:p>
          </table:table-cell>
          <table:table-cell table:formula="of:=[.D359]-[.F359]" office:value-type="float" office:value="41.49" calcext:value-type="float">
            <text:p>41,49</text:p>
          </table:table-cell>
          <table:table-cell table:formula="of:=[.E359]-[.G359]" office:value-type="float" office:value="4.21" calcext:value-type="float">
            <text:p>4,21</text:p>
          </table:table-cell>
          <table:table-cell table:formula="of:=IF([.C359]=[.$L$6];IF([.H359]&lt;[.$N$6];[.$F$2];0);0)" office:value-type="float" office:value="0" calcext:value-type="float">
            <text:p>0,00</text:p>
          </table:table-cell>
          <table:table-cell table:formula="of:=IF([.I359]&lt;5;[.$F$3];0)" office:value-type="float" office:value="30" calcext:value-type="float">
            <text:p>30,00</text:p>
          </table:table-cell>
          <table:table-cell table:formula="of:=IF([.J359]=0;[.H359];[.J359])" office:value-type="float" office:value="41.49" calcext:value-type="float">
            <text:p>41,49</text:p>
          </table:table-cell>
          <table:table-cell table:formula="of:=IF([.K359]=0;[.I359];[.K359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5" calcext:value-type="date">
            <text:p>15.12.2014</text:p>
          </table:table-cell>
          <table:table-cell office:value-type="float" office:value="125" calcext:value-type="float">
            <text:p>125</text:p>
          </table:table-cell>
          <table:table-cell table:formula="of:=LOOKUP(WEEKDAY([.A360];2);[.$B$1:.$B$7];[.$C$1:.$C$7])" office:value-type="string" office:string-value="poniedziałek" calcext:value-type="string">
            <text:p>poniedziałek</text:p>
          </table:table-cell>
          <table:table-cell table:formula="of:=[.L359]" office:value-type="float" office:value="41.49" calcext:value-type="float">
            <text:p>41,49</text:p>
          </table:table-cell>
          <table:table-cell table:formula="of:=[.M359]" office:value-type="float" office:value="30" calcext:value-type="float">
            <text:p>30,00</text:p>
          </table:table-cell>
          <table:table-cell table:formula="of:=ROUND(IF([.E360]&gt;[.$F$6];IF([.E360]-(([.B360]*[.$G$3])/100)&lt;0;((([.E360]*100)/[.$G$3])*[.$G$2])/100;0);([.$G$2]*([.B360]/2))/100);2)" office:value-type="float" office:value="0" calcext:value-type="float">
            <text:p>0,00</text:p>
          </table:table-cell>
          <table:table-cell table:formula="of:=ROUND(IF([.E360]&gt;[.$F$6];IF([.E360]-(([.B360]*[.$G$3])/100)&lt;0;[.E360];([.$G$3]*[.B360])/100);([.$G$3]*([.B360]/2))/100) ;2)" office:value-type="float" office:value="11.25" calcext:value-type="float">
            <text:p>11,25</text:p>
          </table:table-cell>
          <table:table-cell table:formula="of:=[.D360]-[.F360]" office:value-type="float" office:value="41.49" calcext:value-type="float">
            <text:p>41,49</text:p>
          </table:table-cell>
          <table:table-cell table:formula="of:=[.E360]-[.G360]" office:value-type="float" office:value="18.75" calcext:value-type="float">
            <text:p>18,75</text:p>
          </table:table-cell>
          <table:table-cell table:formula="of:=IF([.C360]=[.$L$6];IF([.H360]&lt;[.$N$6];[.$F$2];0);0)" office:value-type="float" office:value="0" calcext:value-type="float">
            <text:p>0,00</text:p>
          </table:table-cell>
          <table:table-cell table:formula="of:=IF([.I360]&lt;5;[.$F$3];0)" office:value-type="float" office:value="0" calcext:value-type="float">
            <text:p>0,00</text:p>
          </table:table-cell>
          <table:table-cell table:formula="of:=IF([.J360]=0;[.H360];[.J360])" office:value-type="float" office:value="41.49" calcext:value-type="float">
            <text:p>41,49</text:p>
          </table:table-cell>
          <table:table-cell table:formula="of:=IF([.K360]=0;[.I360];[.K360])" office:value-type="float" office:value="18.75" calcext:value-type="float">
            <text:p>18,75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6" calcext:value-type="date">
            <text:p>16.12.2014</text:p>
          </table:table-cell>
          <table:table-cell office:value-type="float" office:value="34" calcext:value-type="float">
            <text:p>34</text:p>
          </table:table-cell>
          <table:table-cell table:formula="of:=LOOKUP(WEEKDAY([.A361];2);[.$B$1:.$B$7];[.$C$1:.$C$7])" office:value-type="string" office:string-value="wtorek" calcext:value-type="string">
            <text:p>wtorek</text:p>
          </table:table-cell>
          <table:table-cell table:formula="of:=[.L360]" office:value-type="float" office:value="41.49" calcext:value-type="float">
            <text:p>41,49</text:p>
          </table:table-cell>
          <table:table-cell table:formula="of:=[.M360]" office:value-type="float" office:value="18.75" calcext:value-type="float">
            <text:p>18,75</text:p>
          </table:table-cell>
          <table:table-cell table:formula="of:=ROUND(IF([.E361]&gt;[.$F$6];IF([.E361]-(([.B361]*[.$G$3])/100)&lt;0;((([.E361]*100)/[.$G$3])*[.$G$2])/100;0);([.$G$2]*([.B361]/2))/100);2)" office:value-type="float" office:value="0" calcext:value-type="float">
            <text:p>0,00</text:p>
          </table:table-cell>
          <table:table-cell table:formula="of:=ROUND(IF([.E361]&gt;[.$F$6];IF([.E361]-(([.B361]*[.$G$3])/100)&lt;0;[.E361];([.$G$3]*[.B361])/100);([.$G$3]*([.B361]/2))/100) ;2)" office:value-type="float" office:value="3.06" calcext:value-type="float">
            <text:p>3,06</text:p>
          </table:table-cell>
          <table:table-cell table:formula="of:=[.D361]-[.F361]" office:value-type="float" office:value="41.49" calcext:value-type="float">
            <text:p>41,49</text:p>
          </table:table-cell>
          <table:table-cell table:formula="of:=[.E361]-[.G361]" office:value-type="float" office:value="15.69" calcext:value-type="float">
            <text:p>15,69</text:p>
          </table:table-cell>
          <table:table-cell table:formula="of:=IF([.C361]=[.$L$6];IF([.H361]&lt;[.$N$6];[.$F$2];0);0)" office:value-type="float" office:value="0" calcext:value-type="float">
            <text:p>0,00</text:p>
          </table:table-cell>
          <table:table-cell table:formula="of:=IF([.I361]&lt;5;[.$F$3];0)" office:value-type="float" office:value="0" calcext:value-type="float">
            <text:p>0,00</text:p>
          </table:table-cell>
          <table:table-cell table:formula="of:=IF([.J361]=0;[.H361];[.J361])" office:value-type="float" office:value="41.49" calcext:value-type="float">
            <text:p>41,49</text:p>
          </table:table-cell>
          <table:table-cell table:formula="of:=IF([.K361]=0;[.I361];[.K361])" office:value-type="float" office:value="15.69" calcext:value-type="float">
            <text:p>15,69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7" calcext:value-type="date">
            <text:p>17.12.2014</text:p>
          </table:table-cell>
          <table:table-cell office:value-type="float" office:value="129" calcext:value-type="float">
            <text:p>129</text:p>
          </table:table-cell>
          <table:table-cell table:formula="of:=LOOKUP(WEEKDAY([.A362];2);[.$B$1:.$B$7];[.$C$1:.$C$7])" office:value-type="string" office:string-value="środa" calcext:value-type="string">
            <text:p>środa</text:p>
          </table:table-cell>
          <table:table-cell table:formula="of:=[.L361]" office:value-type="float" office:value="41.49" calcext:value-type="float">
            <text:p>41,49</text:p>
          </table:table-cell>
          <table:table-cell table:formula="of:=[.M361]" office:value-type="float" office:value="15.69" calcext:value-type="float">
            <text:p>15,69</text:p>
          </table:table-cell>
          <table:table-cell table:formula="of:=ROUND(IF([.E362]&gt;[.$F$6];IF([.E362]-(([.B362]*[.$G$3])/100)&lt;0;((([.E362]*100)/[.$G$3])*[.$G$2])/100;0);([.$G$2]*([.B362]/2))/100);2)" office:value-type="float" office:value="0" calcext:value-type="float">
            <text:p>0,00</text:p>
          </table:table-cell>
          <table:table-cell table:formula="of:=ROUND(IF([.E362]&gt;[.$F$6];IF([.E362]-(([.B362]*[.$G$3])/100)&lt;0;[.E362];([.$G$3]*[.B362])/100);([.$G$3]*([.B362]/2))/100) ;2)" office:value-type="float" office:value="11.61" calcext:value-type="float">
            <text:p>11,61</text:p>
          </table:table-cell>
          <table:table-cell table:formula="of:=[.D362]-[.F362]" office:value-type="float" office:value="41.49" calcext:value-type="float">
            <text:p>41,49</text:p>
          </table:table-cell>
          <table:table-cell table:formula="of:=[.E362]-[.G362]" office:value-type="float" office:value="4.08" calcext:value-type="float">
            <text:p>4,08</text:p>
          </table:table-cell>
          <table:table-cell table:formula="of:=IF([.C362]=[.$L$6];IF([.H362]&lt;[.$N$6];[.$F$2];0);0)" office:value-type="float" office:value="0" calcext:value-type="float">
            <text:p>0,00</text:p>
          </table:table-cell>
          <table:table-cell table:formula="of:=IF([.I362]&lt;5;[.$F$3];0)" office:value-type="float" office:value="30" calcext:value-type="float">
            <text:p>30,00</text:p>
          </table:table-cell>
          <table:table-cell table:formula="of:=IF([.J362]=0;[.H362];[.J362])" office:value-type="float" office:value="41.49" calcext:value-type="float">
            <text:p>41,49</text:p>
          </table:table-cell>
          <table:table-cell table:formula="of:=IF([.K362]=0;[.I362];[.K362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8" calcext:value-type="date">
            <text:p>18.12.2014</text:p>
          </table:table-cell>
          <table:table-cell office:value-type="float" office:value="112" calcext:value-type="float">
            <text:p>112</text:p>
          </table:table-cell>
          <table:table-cell table:formula="of:=LOOKUP(WEEKDAY([.A363];2);[.$B$1:.$B$7];[.$C$1:.$C$7])" office:value-type="string" office:string-value="czwartek" calcext:value-type="string">
            <text:p>czwartek</text:p>
          </table:table-cell>
          <table:table-cell table:formula="of:=[.L362]" office:value-type="float" office:value="41.49" calcext:value-type="float">
            <text:p>41,49</text:p>
          </table:table-cell>
          <table:table-cell table:formula="of:=[.M362]" office:value-type="float" office:value="30" calcext:value-type="float">
            <text:p>30,00</text:p>
          </table:table-cell>
          <table:table-cell table:formula="of:=ROUND(IF([.E363]&gt;[.$F$6];IF([.E363]-(([.B363]*[.$G$3])/100)&lt;0;((([.E363]*100)/[.$G$3])*[.$G$2])/100;0);([.$G$2]*([.B363]/2))/100);2)" office:value-type="float" office:value="0" calcext:value-type="float">
            <text:p>0,00</text:p>
          </table:table-cell>
          <table:table-cell table:formula="of:=ROUND(IF([.E363]&gt;[.$F$6];IF([.E363]-(([.B363]*[.$G$3])/100)&lt;0;[.E363];([.$G$3]*[.B363])/100);([.$G$3]*([.B363]/2))/100) ;2)" office:value-type="float" office:value="10.08" calcext:value-type="float">
            <text:p>10,08</text:p>
          </table:table-cell>
          <table:table-cell table:formula="of:=[.D363]-[.F363]" office:value-type="float" office:value="41.49" calcext:value-type="float">
            <text:p>41,49</text:p>
          </table:table-cell>
          <table:table-cell table:formula="of:=[.E363]-[.G363]" office:value-type="float" office:value="19.92" calcext:value-type="float">
            <text:p>19,92</text:p>
          </table:table-cell>
          <table:table-cell table:formula="of:=IF([.C363]=[.$L$6];IF([.H363]&lt;[.$N$6];[.$F$2];0);0)" office:value-type="float" office:value="0" calcext:value-type="float">
            <text:p>0,00</text:p>
          </table:table-cell>
          <table:table-cell table:formula="of:=IF([.I363]&lt;5;[.$F$3];0)" office:value-type="float" office:value="0" calcext:value-type="float">
            <text:p>0,00</text:p>
          </table:table-cell>
          <table:table-cell table:formula="of:=IF([.J363]=0;[.H363];[.J363])" office:value-type="float" office:value="41.49" calcext:value-type="float">
            <text:p>41,49</text:p>
          </table:table-cell>
          <table:table-cell table:formula="of:=IF([.K363]=0;[.I363];[.K363])" office:value-type="float" office:value="19.92" calcext:value-type="float">
            <text:p>19,9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19" calcext:value-type="date">
            <text:p>19.12.2014</text:p>
          </table:table-cell>
          <table:table-cell office:value-type="float" office:value="78" calcext:value-type="float">
            <text:p>78</text:p>
          </table:table-cell>
          <table:table-cell table:formula="of:=LOOKUP(WEEKDAY([.A364];2);[.$B$1:.$B$7];[.$C$1:.$C$7])" office:value-type="string" office:string-value="piątek" calcext:value-type="string">
            <text:p>piątek</text:p>
          </table:table-cell>
          <table:table-cell table:formula="of:=[.L363]" office:value-type="float" office:value="41.49" calcext:value-type="float">
            <text:p>41,49</text:p>
          </table:table-cell>
          <table:table-cell table:formula="of:=[.M363]" office:value-type="float" office:value="19.92" calcext:value-type="float">
            <text:p>19,92</text:p>
          </table:table-cell>
          <table:table-cell table:formula="of:=ROUND(IF([.E364]&gt;[.$F$6];IF([.E364]-(([.B364]*[.$G$3])/100)&lt;0;((([.E364]*100)/[.$G$3])*[.$G$2])/100;0);([.$G$2]*([.B364]/2))/100);2)" office:value-type="float" office:value="0" calcext:value-type="float">
            <text:p>0,00</text:p>
          </table:table-cell>
          <table:table-cell table:formula="of:=ROUND(IF([.E364]&gt;[.$F$6];IF([.E364]-(([.B364]*[.$G$3])/100)&lt;0;[.E364];([.$G$3]*[.B364])/100);([.$G$3]*([.B364]/2))/100) ;2)" office:value-type="float" office:value="7.02" calcext:value-type="float">
            <text:p>7,02</text:p>
          </table:table-cell>
          <table:table-cell table:formula="of:=[.D364]-[.F364]" office:value-type="float" office:value="41.49" calcext:value-type="float">
            <text:p>41,49</text:p>
          </table:table-cell>
          <table:table-cell table:formula="of:=[.E364]-[.G364]" office:value-type="float" office:value="12.9" calcext:value-type="float">
            <text:p>12,90</text:p>
          </table:table-cell>
          <table:table-cell table:formula="of:=IF([.C364]=[.$L$6];IF([.H364]&lt;[.$N$6];[.$F$2];0);0)" office:value-type="float" office:value="0" calcext:value-type="float">
            <text:p>0,00</text:p>
          </table:table-cell>
          <table:table-cell table:formula="of:=IF([.I364]&lt;5;[.$F$3];0)" office:value-type="float" office:value="0" calcext:value-type="float">
            <text:p>0,00</text:p>
          </table:table-cell>
          <table:table-cell table:formula="of:=IF([.J364]=0;[.H364];[.J364])" office:value-type="float" office:value="41.49" calcext:value-type="float">
            <text:p>41,49</text:p>
          </table:table-cell>
          <table:table-cell table:formula="of:=IF([.K364]=0;[.I364];[.K364])" office:value-type="float" office:value="12.9" calcext:value-type="float">
            <text:p>12,9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0" calcext:value-type="date">
            <text:p>20.12.2014</text:p>
          </table:table-cell>
          <table:table-cell office:value-type="float" office:value="114" calcext:value-type="float">
            <text:p>114</text:p>
          </table:table-cell>
          <table:table-cell table:formula="of:=LOOKUP(WEEKDAY([.A365];2);[.$B$1:.$B$7];[.$C$1:.$C$7])" office:value-type="string" office:string-value="sobota" calcext:value-type="string">
            <text:p>sobota</text:p>
          </table:table-cell>
          <table:table-cell table:formula="of:=[.L364]" office:value-type="float" office:value="41.49" calcext:value-type="float">
            <text:p>41,49</text:p>
          </table:table-cell>
          <table:table-cell table:formula="of:=[.M364]" office:value-type="float" office:value="12.9" calcext:value-type="float">
            <text:p>12,90</text:p>
          </table:table-cell>
          <table:table-cell table:formula="of:=ROUND(IF([.E365]&gt;[.$F$6];IF([.E365]-(([.B365]*[.$G$3])/100)&lt;0;((([.E365]*100)/[.$G$3])*[.$G$2])/100;0);([.$G$2]*([.B365]/2))/100);2)" office:value-type="float" office:value="3.42" calcext:value-type="float">
            <text:p>3,42</text:p>
          </table:table-cell>
          <table:table-cell table:formula="of:=ROUND(IF([.E365]&gt;[.$F$6];IF([.E365]-(([.B365]*[.$G$3])/100)&lt;0;[.E365];([.$G$3]*[.B365])/100);([.$G$3]*([.B365]/2))/100) ;2)" office:value-type="float" office:value="5.13" calcext:value-type="float">
            <text:p>5,13</text:p>
          </table:table-cell>
          <table:table-cell table:formula="of:=[.D365]-[.F365]" office:value-type="float" office:value="38.07" calcext:value-type="float">
            <text:p>38,07</text:p>
          </table:table-cell>
          <table:table-cell table:formula="of:=[.E365]-[.G365]" office:value-type="float" office:value="7.77" calcext:value-type="float">
            <text:p>7,77</text:p>
          </table:table-cell>
          <table:table-cell table:formula="of:=IF([.C365]=[.$L$6];IF([.H365]&lt;[.$N$6];[.$F$2];0);0)" office:value-type="float" office:value="0" calcext:value-type="float">
            <text:p>0,00</text:p>
          </table:table-cell>
          <table:table-cell table:formula="of:=IF([.I365]&lt;5;[.$F$3];0)" office:value-type="float" office:value="0" calcext:value-type="float">
            <text:p>0,00</text:p>
          </table:table-cell>
          <table:table-cell table:formula="of:=IF([.J365]=0;[.H365];[.J365])" office:value-type="float" office:value="38.07" calcext:value-type="float">
            <text:p>38,07</text:p>
          </table:table-cell>
          <table:table-cell table:formula="of:=IF([.K365]=0;[.I365];[.K365])" office:value-type="float" office:value="7.77" calcext:value-type="float">
            <text:p>7,7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1" calcext:value-type="date">
            <text:p>21.12.2014</text:p>
          </table:table-cell>
          <table:table-cell office:value-type="float" office:value="122" calcext:value-type="float">
            <text:p>122</text:p>
          </table:table-cell>
          <table:table-cell table:formula="of:=LOOKUP(WEEKDAY([.A366];2);[.$B$1:.$B$7];[.$C$1:.$C$7])" office:value-type="string" office:string-value="niedziela" calcext:value-type="string">
            <text:p>niedziela</text:p>
          </table:table-cell>
          <table:table-cell table:formula="of:=[.L365]" office:value-type="float" office:value="38.07" calcext:value-type="float">
            <text:p>38,07</text:p>
          </table:table-cell>
          <table:table-cell table:formula="of:=[.M365]" office:value-type="float" office:value="7.77" calcext:value-type="float">
            <text:p>7,77</text:p>
          </table:table-cell>
          <table:table-cell table:formula="of:=ROUND(IF([.E366]&gt;[.$F$6];IF([.E366]-(([.B366]*[.$G$3])/100)&lt;0;((([.E366]*100)/[.$G$3])*[.$G$2])/100;0);([.$G$2]*([.B366]/2))/100);2)" office:value-type="float" office:value="3.66" calcext:value-type="float">
            <text:p>3,66</text:p>
          </table:table-cell>
          <table:table-cell table:formula="of:=ROUND(IF([.E366]&gt;[.$F$6];IF([.E366]-(([.B366]*[.$G$3])/100)&lt;0;[.E366];([.$G$3]*[.B366])/100);([.$G$3]*([.B366]/2))/100) ;2)" office:value-type="float" office:value="5.49" calcext:value-type="float">
            <text:p>5,49</text:p>
          </table:table-cell>
          <table:table-cell table:formula="of:=[.D366]-[.F366]" office:value-type="float" office:value="34.41" calcext:value-type="float">
            <text:p>34,41</text:p>
          </table:table-cell>
          <table:table-cell table:formula="of:=[.E366]-[.G366]" office:value-type="float" office:value="2.28" calcext:value-type="float">
            <text:p>2,28</text:p>
          </table:table-cell>
          <table:table-cell table:formula="of:=IF([.C366]=[.$L$6];IF([.H366]&lt;[.$N$6];[.$F$2];0);0)" office:value-type="float" office:value="0" calcext:value-type="float">
            <text:p>0,00</text:p>
          </table:table-cell>
          <table:table-cell table:formula="of:=IF([.I366]&lt;5;[.$F$3];0)" office:value-type="float" office:value="30" calcext:value-type="float">
            <text:p>30,00</text:p>
          </table:table-cell>
          <table:table-cell table:formula="of:=IF([.J366]=0;[.H366];[.J366])" office:value-type="float" office:value="34.41" calcext:value-type="float">
            <text:p>34,41</text:p>
          </table:table-cell>
          <table:table-cell table:formula="of:=IF([.K366]=0;[.I366];[.K366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2" calcext:value-type="date">
            <text:p>22.12.2014</text:p>
          </table:table-cell>
          <table:table-cell office:value-type="float" office:value="42" calcext:value-type="float">
            <text:p>42</text:p>
          </table:table-cell>
          <table:table-cell table:formula="of:=LOOKUP(WEEKDAY([.A367];2);[.$B$1:.$B$7];[.$C$1:.$C$7])" office:value-type="string" office:string-value="poniedziałek" calcext:value-type="string">
            <text:p>poniedziałek</text:p>
          </table:table-cell>
          <table:table-cell table:formula="of:=[.L366]" office:value-type="float" office:value="34.41" calcext:value-type="float">
            <text:p>34,41</text:p>
          </table:table-cell>
          <table:table-cell table:formula="of:=[.M366]" office:value-type="float" office:value="30" calcext:value-type="float">
            <text:p>30,00</text:p>
          </table:table-cell>
          <table:table-cell table:formula="of:=ROUND(IF([.E367]&gt;[.$F$6];IF([.E367]-(([.B367]*[.$G$3])/100)&lt;0;((([.E367]*100)/[.$G$3])*[.$G$2])/100;0);([.$G$2]*([.B367]/2))/100);2)" office:value-type="float" office:value="0" calcext:value-type="float">
            <text:p>0,00</text:p>
          </table:table-cell>
          <table:table-cell table:formula="of:=ROUND(IF([.E367]&gt;[.$F$6];IF([.E367]-(([.B367]*[.$G$3])/100)&lt;0;[.E367];([.$G$3]*[.B367])/100);([.$G$3]*([.B367]/2))/100) ;2)" office:value-type="float" office:value="3.78" calcext:value-type="float">
            <text:p>3,78</text:p>
          </table:table-cell>
          <table:table-cell table:formula="of:=[.D367]-[.F367]" office:value-type="float" office:value="34.41" calcext:value-type="float">
            <text:p>34,41</text:p>
          </table:table-cell>
          <table:table-cell table:formula="of:=[.E367]-[.G367]" office:value-type="float" office:value="26.22" calcext:value-type="float">
            <text:p>26,22</text:p>
          </table:table-cell>
          <table:table-cell table:formula="of:=IF([.C367]=[.$L$6];IF([.H367]&lt;[.$N$6];[.$F$2];0);0)" office:value-type="float" office:value="0" calcext:value-type="float">
            <text:p>0,00</text:p>
          </table:table-cell>
          <table:table-cell table:formula="of:=IF([.I367]&lt;5;[.$F$3];0)" office:value-type="float" office:value="0" calcext:value-type="float">
            <text:p>0,00</text:p>
          </table:table-cell>
          <table:table-cell table:formula="of:=IF([.J367]=0;[.H367];[.J367])" office:value-type="float" office:value="34.41" calcext:value-type="float">
            <text:p>34,41</text:p>
          </table:table-cell>
          <table:table-cell table:formula="of:=IF([.K367]=0;[.I367];[.K367])" office:value-type="float" office:value="26.22" calcext:value-type="float">
            <text:p>26,2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3" calcext:value-type="date">
            <text:p>23.12.2014</text:p>
          </table:table-cell>
          <table:table-cell office:value-type="float" office:value="149" calcext:value-type="float">
            <text:p>149</text:p>
          </table:table-cell>
          <table:table-cell table:formula="of:=LOOKUP(WEEKDAY([.A368];2);[.$B$1:.$B$7];[.$C$1:.$C$7])" office:value-type="string" office:string-value="wtorek" calcext:value-type="string">
            <text:p>wtorek</text:p>
          </table:table-cell>
          <table:table-cell table:formula="of:=[.L367]" office:value-type="float" office:value="34.41" calcext:value-type="float">
            <text:p>34,41</text:p>
          </table:table-cell>
          <table:table-cell table:formula="of:=[.M367]" office:value-type="float" office:value="26.22" calcext:value-type="float">
            <text:p>26,22</text:p>
          </table:table-cell>
          <table:table-cell table:formula="of:=ROUND(IF([.E368]&gt;[.$F$6];IF([.E368]-(([.B368]*[.$G$3])/100)&lt;0;((([.E368]*100)/[.$G$3])*[.$G$2])/100;0);([.$G$2]*([.B368]/2))/100);2)" office:value-type="float" office:value="0" calcext:value-type="float">
            <text:p>0,00</text:p>
          </table:table-cell>
          <table:table-cell table:formula="of:=ROUND(IF([.E368]&gt;[.$F$6];IF([.E368]-(([.B368]*[.$G$3])/100)&lt;0;[.E368];([.$G$3]*[.B368])/100);([.$G$3]*([.B368]/2))/100) ;2)" office:value-type="float" office:value="13.41" calcext:value-type="float">
            <text:p>13,41</text:p>
          </table:table-cell>
          <table:table-cell table:formula="of:=[.D368]-[.F368]" office:value-type="float" office:value="34.41" calcext:value-type="float">
            <text:p>34,41</text:p>
          </table:table-cell>
          <table:table-cell table:formula="of:=[.E368]-[.G368]" office:value-type="float" office:value="12.81" calcext:value-type="float">
            <text:p>12,81</text:p>
          </table:table-cell>
          <table:table-cell table:formula="of:=IF([.C368]=[.$L$6];IF([.H368]&lt;[.$N$6];[.$F$2];0);0)" office:value-type="float" office:value="0" calcext:value-type="float">
            <text:p>0,00</text:p>
          </table:table-cell>
          <table:table-cell table:formula="of:=IF([.I368]&lt;5;[.$F$3];0)" office:value-type="float" office:value="0" calcext:value-type="float">
            <text:p>0,00</text:p>
          </table:table-cell>
          <table:table-cell table:formula="of:=IF([.J368]=0;[.H368];[.J368])" office:value-type="float" office:value="34.41" calcext:value-type="float">
            <text:p>34,41</text:p>
          </table:table-cell>
          <table:table-cell table:formula="of:=IF([.K368]=0;[.I368];[.K368])" office:value-type="float" office:value="12.81" calcext:value-type="float">
            <text:p>12,81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4" calcext:value-type="date">
            <text:p>24.12.2014</text:p>
          </table:table-cell>
          <table:table-cell office:value-type="float" office:value="113" calcext:value-type="float">
            <text:p>113</text:p>
          </table:table-cell>
          <table:table-cell table:formula="of:=LOOKUP(WEEKDAY([.A369];2);[.$B$1:.$B$7];[.$C$1:.$C$7])" office:value-type="string" office:string-value="środa" calcext:value-type="string">
            <text:p>środa</text:p>
          </table:table-cell>
          <table:table-cell table:formula="of:=[.L368]" office:value-type="float" office:value="34.41" calcext:value-type="float">
            <text:p>34,41</text:p>
          </table:table-cell>
          <table:table-cell table:formula="of:=[.M368]" office:value-type="float" office:value="12.81" calcext:value-type="float">
            <text:p>12,81</text:p>
          </table:table-cell>
          <table:table-cell table:formula="of:=ROUND(IF([.E369]&gt;[.$F$6];IF([.E369]-(([.B369]*[.$G$3])/100)&lt;0;((([.E369]*100)/[.$G$3])*[.$G$2])/100;0);([.$G$2]*([.B369]/2))/100);2)" office:value-type="float" office:value="3.39" calcext:value-type="float">
            <text:p>3,39</text:p>
          </table:table-cell>
          <table:table-cell table:formula="of:=ROUND(IF([.E369]&gt;[.$F$6];IF([.E369]-(([.B369]*[.$G$3])/100)&lt;0;[.E369];([.$G$3]*[.B369])/100);([.$G$3]*([.B369]/2))/100) ;2)" office:value-type="float" office:value="5.09" calcext:value-type="float">
            <text:p>5,09</text:p>
          </table:table-cell>
          <table:table-cell table:formula="of:=[.D369]-[.F369]" office:value-type="float" office:value="31.02" calcext:value-type="float">
            <text:p>31,02</text:p>
          </table:table-cell>
          <table:table-cell table:formula="of:=[.E369]-[.G369]" office:value-type="float" office:value="7.72" calcext:value-type="float">
            <text:p>7,72</text:p>
          </table:table-cell>
          <table:table-cell table:formula="of:=IF([.C369]=[.$L$6];IF([.H369]&lt;[.$N$6];[.$F$2];0);0)" office:value-type="float" office:value="0" calcext:value-type="float">
            <text:p>0,00</text:p>
          </table:table-cell>
          <table:table-cell table:formula="of:=IF([.I369]&lt;5;[.$F$3];0)" office:value-type="float" office:value="0" calcext:value-type="float">
            <text:p>0,00</text:p>
          </table:table-cell>
          <table:table-cell table:formula="of:=IF([.J369]=0;[.H369];[.J369])" office:value-type="float" office:value="31.02" calcext:value-type="float">
            <text:p>31,02</text:p>
          </table:table-cell>
          <table:table-cell table:formula="of:=IF([.K369]=0;[.I369];[.K369])" office:value-type="float" office:value="7.72" calcext:value-type="float">
            <text:p>7,72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5" calcext:value-type="date">
            <text:p>25.12.2014</text:p>
          </table:table-cell>
          <table:table-cell office:value-type="float" office:value="133" calcext:value-type="float">
            <text:p>133</text:p>
          </table:table-cell>
          <table:table-cell table:formula="of:=LOOKUP(WEEKDAY([.A370];2);[.$B$1:.$B$7];[.$C$1:.$C$7])" office:value-type="string" office:string-value="czwartek" calcext:value-type="string">
            <text:p>czwartek</text:p>
          </table:table-cell>
          <table:table-cell table:formula="of:=[.L369]" office:value-type="float" office:value="31.02" calcext:value-type="float">
            <text:p>31,02</text:p>
          </table:table-cell>
          <table:table-cell table:formula="of:=[.M369]" office:value-type="float" office:value="7.72" calcext:value-type="float">
            <text:p>7,72</text:p>
          </table:table-cell>
          <table:table-cell table:formula="of:=ROUND(IF([.E370]&gt;[.$F$6];IF([.E370]-(([.B370]*[.$G$3])/100)&lt;0;((([.E370]*100)/[.$G$3])*[.$G$2])/100;0);([.$G$2]*([.B370]/2))/100);2)" office:value-type="float" office:value="3.99" calcext:value-type="float">
            <text:p>3,99</text:p>
          </table:table-cell>
          <table:table-cell table:formula="of:=ROUND(IF([.E370]&gt;[.$F$6];IF([.E370]-(([.B370]*[.$G$3])/100)&lt;0;[.E370];([.$G$3]*[.B370])/100);([.$G$3]*([.B370]/2))/100) ;2)" office:value-type="float" office:value="5.99" calcext:value-type="float">
            <text:p>5,99</text:p>
          </table:table-cell>
          <table:table-cell table:formula="of:=[.D370]-[.F370]" office:value-type="float" office:value="27.03" calcext:value-type="float">
            <text:p>27,03</text:p>
          </table:table-cell>
          <table:table-cell table:formula="of:=[.E370]-[.G370]" office:value-type="float" office:value="1.73" calcext:value-type="float">
            <text:p>1,73</text:p>
          </table:table-cell>
          <table:table-cell table:formula="of:=IF([.C370]=[.$L$6];IF([.H370]&lt;[.$N$6];[.$F$2];0);0)" office:value-type="float" office:value="45" calcext:value-type="float">
            <text:p>45,00</text:p>
          </table:table-cell>
          <table:table-cell table:formula="of:=IF([.I370]&lt;5;[.$F$3];0)" office:value-type="float" office:value="30" calcext:value-type="float">
            <text:p>30,00</text:p>
          </table:table-cell>
          <table:table-cell table:formula="of:=IF([.J370]=0;[.H370];[.J370])" office:value-type="float" office:value="45" calcext:value-type="float">
            <text:p>45,00</text:p>
          </table:table-cell>
          <table:table-cell table:formula="of:=IF([.K370]=0;[.I370];[.K370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6" calcext:value-type="date">
            <text:p>26.12.2014</text:p>
          </table:table-cell>
          <table:table-cell office:value-type="float" office:value="57" calcext:value-type="float">
            <text:p>57</text:p>
          </table:table-cell>
          <table:table-cell table:formula="of:=LOOKUP(WEEKDAY([.A371];2);[.$B$1:.$B$7];[.$C$1:.$C$7])" office:value-type="string" office:string-value="piątek" calcext:value-type="string">
            <text:p>piątek</text:p>
          </table:table-cell>
          <table:table-cell table:formula="of:=[.L370]" office:value-type="float" office:value="45" calcext:value-type="float">
            <text:p>45,00</text:p>
          </table:table-cell>
          <table:table-cell table:formula="of:=[.M370]" office:value-type="float" office:value="30" calcext:value-type="float">
            <text:p>30,00</text:p>
          </table:table-cell>
          <table:table-cell table:formula="of:=ROUND(IF([.E371]&gt;[.$F$6];IF([.E371]-(([.B371]*[.$G$3])/100)&lt;0;((([.E371]*100)/[.$G$3])*[.$G$2])/100;0);([.$G$2]*([.B371]/2))/100);2)" office:value-type="float" office:value="0" calcext:value-type="float">
            <text:p>0,00</text:p>
          </table:table-cell>
          <table:table-cell table:formula="of:=ROUND(IF([.E371]&gt;[.$F$6];IF([.E371]-(([.B371]*[.$G$3])/100)&lt;0;[.E371];([.$G$3]*[.B371])/100);([.$G$3]*([.B371]/2))/100) ;2)" office:value-type="float" office:value="5.13" calcext:value-type="float">
            <text:p>5,13</text:p>
          </table:table-cell>
          <table:table-cell table:formula="of:=[.D371]-[.F371]" office:value-type="float" office:value="45" calcext:value-type="float">
            <text:p>45,00</text:p>
          </table:table-cell>
          <table:table-cell table:formula="of:=[.E371]-[.G371]" office:value-type="float" office:value="24.87" calcext:value-type="float">
            <text:p>24,87</text:p>
          </table:table-cell>
          <table:table-cell table:formula="of:=IF([.C371]=[.$L$6];IF([.H371]&lt;[.$N$6];[.$F$2];0);0)" office:value-type="float" office:value="0" calcext:value-type="float">
            <text:p>0,00</text:p>
          </table:table-cell>
          <table:table-cell table:formula="of:=IF([.I371]&lt;5;[.$F$3];0)" office:value-type="float" office:value="0" calcext:value-type="float">
            <text:p>0,00</text:p>
          </table:table-cell>
          <table:table-cell table:formula="of:=IF([.J371]=0;[.H371];[.J371])" office:value-type="float" office:value="45" calcext:value-type="float">
            <text:p>45,00</text:p>
          </table:table-cell>
          <table:table-cell table:formula="of:=IF([.K371]=0;[.I371];[.K371])" office:value-type="float" office:value="24.87" calcext:value-type="float">
            <text:p>24,87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7" calcext:value-type="date">
            <text:p>27.12.2014</text:p>
          </table:table-cell>
          <table:table-cell office:value-type="float" office:value="27" calcext:value-type="float">
            <text:p>27</text:p>
          </table:table-cell>
          <table:table-cell table:formula="of:=LOOKUP(WEEKDAY([.A372];2);[.$B$1:.$B$7];[.$C$1:.$C$7])" office:value-type="string" office:string-value="sobota" calcext:value-type="string">
            <text:p>sobota</text:p>
          </table:table-cell>
          <table:table-cell table:formula="of:=[.L371]" office:value-type="float" office:value="45" calcext:value-type="float">
            <text:p>45,00</text:p>
          </table:table-cell>
          <table:table-cell table:formula="of:=[.M371]" office:value-type="float" office:value="24.87" calcext:value-type="float">
            <text:p>24,87</text:p>
          </table:table-cell>
          <table:table-cell table:formula="of:=ROUND(IF([.E372]&gt;[.$F$6];IF([.E372]-(([.B372]*[.$G$3])/100)&lt;0;((([.E372]*100)/[.$G$3])*[.$G$2])/100;0);([.$G$2]*([.B372]/2))/100);2)" office:value-type="float" office:value="0" calcext:value-type="float">
            <text:p>0,00</text:p>
          </table:table-cell>
          <table:table-cell table:formula="of:=ROUND(IF([.E372]&gt;[.$F$6];IF([.E372]-(([.B372]*[.$G$3])/100)&lt;0;[.E372];([.$G$3]*[.B372])/100);([.$G$3]*([.B372]/2))/100) ;2)" office:value-type="float" office:value="2.43" calcext:value-type="float">
            <text:p>2,43</text:p>
          </table:table-cell>
          <table:table-cell table:formula="of:=[.D372]-[.F372]" office:value-type="float" office:value="45" calcext:value-type="float">
            <text:p>45,00</text:p>
          </table:table-cell>
          <table:table-cell table:formula="of:=[.E372]-[.G372]" office:value-type="float" office:value="22.44" calcext:value-type="float">
            <text:p>22,44</text:p>
          </table:table-cell>
          <table:table-cell table:formula="of:=IF([.C372]=[.$L$6];IF([.H372]&lt;[.$N$6];[.$F$2];0);0)" office:value-type="float" office:value="0" calcext:value-type="float">
            <text:p>0,00</text:p>
          </table:table-cell>
          <table:table-cell table:formula="of:=IF([.I372]&lt;5;[.$F$3];0)" office:value-type="float" office:value="0" calcext:value-type="float">
            <text:p>0,00</text:p>
          </table:table-cell>
          <table:table-cell table:formula="of:=IF([.J372]=0;[.H372];[.J372])" office:value-type="float" office:value="45" calcext:value-type="float">
            <text:p>45,00</text:p>
          </table:table-cell>
          <table:table-cell table:formula="of:=IF([.K372]=0;[.I372];[.K372])" office:value-type="float" office:value="22.44" calcext:value-type="float">
            <text:p>22,44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8" calcext:value-type="date">
            <text:p>28.12.2014</text:p>
          </table:table-cell>
          <table:table-cell office:value-type="float" office:value="142" calcext:value-type="float">
            <text:p>142</text:p>
          </table:table-cell>
          <table:table-cell table:formula="of:=LOOKUP(WEEKDAY([.A373];2);[.$B$1:.$B$7];[.$C$1:.$C$7])" office:value-type="string" office:string-value="niedziela" calcext:value-type="string">
            <text:p>niedziela</text:p>
          </table:table-cell>
          <table:table-cell table:formula="of:=[.L372]" office:value-type="float" office:value="45" calcext:value-type="float">
            <text:p>45,00</text:p>
          </table:table-cell>
          <table:table-cell table:formula="of:=[.M372]" office:value-type="float" office:value="22.44" calcext:value-type="float">
            <text:p>22,44</text:p>
          </table:table-cell>
          <table:table-cell table:formula="of:=ROUND(IF([.E373]&gt;[.$F$6];IF([.E373]-(([.B373]*[.$G$3])/100)&lt;0;((([.E373]*100)/[.$G$3])*[.$G$2])/100;0);([.$G$2]*([.B373]/2))/100);2)" office:value-type="float" office:value="0" calcext:value-type="float">
            <text:p>0,00</text:p>
          </table:table-cell>
          <table:table-cell table:formula="of:=ROUND(IF([.E373]&gt;[.$F$6];IF([.E373]-(([.B373]*[.$G$3])/100)&lt;0;[.E373];([.$G$3]*[.B373])/100);([.$G$3]*([.B373]/2))/100) ;2)" office:value-type="float" office:value="12.78" calcext:value-type="float">
            <text:p>12,78</text:p>
          </table:table-cell>
          <table:table-cell table:formula="of:=[.D373]-[.F373]" office:value-type="float" office:value="45" calcext:value-type="float">
            <text:p>45,00</text:p>
          </table:table-cell>
          <table:table-cell table:formula="of:=[.E373]-[.G373]" office:value-type="float" office:value="9.66" calcext:value-type="float">
            <text:p>9,66</text:p>
          </table:table-cell>
          <table:table-cell table:formula="of:=IF([.C373]=[.$L$6];IF([.H373]&lt;[.$N$6];[.$F$2];0);0)" office:value-type="float" office:value="0" calcext:value-type="float">
            <text:p>0,00</text:p>
          </table:table-cell>
          <table:table-cell table:formula="of:=IF([.I373]&lt;5;[.$F$3];0)" office:value-type="float" office:value="0" calcext:value-type="float">
            <text:p>0,00</text:p>
          </table:table-cell>
          <table:table-cell table:formula="of:=IF([.J373]=0;[.H373];[.J373])" office:value-type="float" office:value="45" calcext:value-type="float">
            <text:p>45,00</text:p>
          </table:table-cell>
          <table:table-cell table:formula="of:=IF([.K373]=0;[.I373];[.K373])" office:value-type="float" office:value="9.66" calcext:value-type="float">
            <text:p>9,66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29" calcext:value-type="date">
            <text:p>29.12.2014</text:p>
          </table:table-cell>
          <table:table-cell office:value-type="float" office:value="24" calcext:value-type="float">
            <text:p>24</text:p>
          </table:table-cell>
          <table:table-cell table:formula="of:=LOOKUP(WEEKDAY([.A374];2);[.$B$1:.$B$7];[.$C$1:.$C$7])" office:value-type="string" office:string-value="poniedziałek" calcext:value-type="string">
            <text:p>poniedziałek</text:p>
          </table:table-cell>
          <table:table-cell table:formula="of:=[.L373]" office:value-type="float" office:value="45" calcext:value-type="float">
            <text:p>45,00</text:p>
          </table:table-cell>
          <table:table-cell table:formula="of:=[.M373]" office:value-type="float" office:value="9.66" calcext:value-type="float">
            <text:p>9,66</text:p>
          </table:table-cell>
          <table:table-cell table:formula="of:=ROUND(IF([.E374]&gt;[.$F$6];IF([.E374]-(([.B374]*[.$G$3])/100)&lt;0;((([.E374]*100)/[.$G$3])*[.$G$2])/100;0);([.$G$2]*([.B374]/2))/100);2)" office:value-type="float" office:value="0.72" calcext:value-type="float">
            <text:p>0,72</text:p>
          </table:table-cell>
          <table:table-cell table:formula="of:=ROUND(IF([.E374]&gt;[.$F$6];IF([.E374]-(([.B374]*[.$G$3])/100)&lt;0;[.E374];([.$G$3]*[.B374])/100);([.$G$3]*([.B374]/2))/100) ;2)" office:value-type="float" office:value="1.08" calcext:value-type="float">
            <text:p>1,08</text:p>
          </table:table-cell>
          <table:table-cell table:formula="of:=[.D374]-[.F374]" office:value-type="float" office:value="44.28" calcext:value-type="float">
            <text:p>44,28</text:p>
          </table:table-cell>
          <table:table-cell table:formula="of:=[.E374]-[.G374]" office:value-type="float" office:value="8.58" calcext:value-type="float">
            <text:p>8,58</text:p>
          </table:table-cell>
          <table:table-cell table:formula="of:=IF([.C374]=[.$L$6];IF([.H374]&lt;[.$N$6];[.$F$2];0);0)" office:value-type="float" office:value="0" calcext:value-type="float">
            <text:p>0,00</text:p>
          </table:table-cell>
          <table:table-cell table:formula="of:=IF([.I374]&lt;5;[.$F$3];0)" office:value-type="float" office:value="0" calcext:value-type="float">
            <text:p>0,00</text:p>
          </table:table-cell>
          <table:table-cell table:formula="of:=IF([.J374]=0;[.H374];[.J374])" office:value-type="float" office:value="44.28" calcext:value-type="float">
            <text:p>44,28</text:p>
          </table:table-cell>
          <table:table-cell table:formula="of:=IF([.K374]=0;[.I374];[.K374])" office:value-type="float" office:value="8.58" calcext:value-type="float">
            <text:p>8,58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30" calcext:value-type="date">
            <text:p>30.12.2014</text:p>
          </table:table-cell>
          <table:table-cell office:value-type="float" office:value="156" calcext:value-type="float">
            <text:p>156</text:p>
          </table:table-cell>
          <table:table-cell table:formula="of:=LOOKUP(WEEKDAY([.A375];2);[.$B$1:.$B$7];[.$C$1:.$C$7])" office:value-type="string" office:string-value="wtorek" calcext:value-type="string">
            <text:p>wtorek</text:p>
          </table:table-cell>
          <table:table-cell table:formula="of:=[.L374]" office:value-type="float" office:value="44.28" calcext:value-type="float">
            <text:p>44,28</text:p>
          </table:table-cell>
          <table:table-cell table:formula="of:=[.M374]" office:value-type="float" office:value="8.58" calcext:value-type="float">
            <text:p>8,58</text:p>
          </table:table-cell>
          <table:table-cell table:formula="of:=ROUND(IF([.E375]&gt;[.$F$6];IF([.E375]-(([.B375]*[.$G$3])/100)&lt;0;((([.E375]*100)/[.$G$3])*[.$G$2])/100;0);([.$G$2]*([.B375]/2))/100);2)" office:value-type="float" office:value="4.68" calcext:value-type="float">
            <text:p>4,68</text:p>
          </table:table-cell>
          <table:table-cell table:formula="of:=ROUND(IF([.E375]&gt;[.$F$6];IF([.E375]-(([.B375]*[.$G$3])/100)&lt;0;[.E375];([.$G$3]*[.B375])/100);([.$G$3]*([.B375]/2))/100) ;2)" office:value-type="float" office:value="7.02" calcext:value-type="float">
            <text:p>7,02</text:p>
          </table:table-cell>
          <table:table-cell table:formula="of:=[.D375]-[.F375]" office:value-type="float" office:value="39.6" calcext:value-type="float">
            <text:p>39,60</text:p>
          </table:table-cell>
          <table:table-cell table:formula="of:=[.E375]-[.G375]" office:value-type="float" office:value="1.56" calcext:value-type="float">
            <text:p>1,56</text:p>
          </table:table-cell>
          <table:table-cell table:formula="of:=IF([.C375]=[.$L$6];IF([.H375]&lt;[.$N$6];[.$F$2];0);0)" office:value-type="float" office:value="0" calcext:value-type="float">
            <text:p>0,00</text:p>
          </table:table-cell>
          <table:table-cell table:formula="of:=IF([.I375]&lt;5;[.$F$3];0)" office:value-type="float" office:value="30" calcext:value-type="float">
            <text:p>30,00</text:p>
          </table:table-cell>
          <table:table-cell table:formula="of:=IF([.J375]=0;[.H375];[.J375])" office:value-type="float" office:value="39.6" calcext:value-type="float">
            <text:p>39,60</text:p>
          </table:table-cell>
          <table:table-cell table:formula="of:=IF([.K375]=0;[.I375];[.K375])" office:value-type="float" office:value="30" calcext:value-type="float">
            <text:p>30,00</text:p>
          </table:table-cell>
          <table:table-cell table:number-columns-repeated="5"/>
        </table:table-row>
        <table:table-row table:style-name="ro2" table:visibility="filter">
          <table:table-cell office:value-type="date" office:date-value="2014-12-31" calcext:value-type="date">
            <text:p>31.12.2014</text:p>
          </table:table-cell>
          <table:table-cell office:value-type="float" office:value="141" calcext:value-type="float">
            <text:p>141</text:p>
          </table:table-cell>
          <table:table-cell table:formula="of:=LOOKUP(WEEKDAY([.A376];2);[.$B$1:.$B$7];[.$C$1:.$C$7])" office:value-type="string" office:string-value="środa" calcext:value-type="string">
            <text:p>środa</text:p>
          </table:table-cell>
          <table:table-cell table:formula="of:=[.L375]" office:value-type="float" office:value="39.6" calcext:value-type="float">
            <text:p>39,60</text:p>
          </table:table-cell>
          <table:table-cell table:formula="of:=[.M375]" office:value-type="float" office:value="30" calcext:value-type="float">
            <text:p>30,00</text:p>
          </table:table-cell>
          <table:table-cell table:formula="of:=ROUND(IF([.E376]&gt;[.$F$6];IF([.E376]-(([.B376]*[.$G$3])/100)&lt;0;((([.E376]*100)/[.$G$3])*[.$G$2])/100;0);([.$G$2]*([.B376]/2))/100);2)" office:value-type="float" office:value="0" calcext:value-type="float">
            <text:p>0,00</text:p>
          </table:table-cell>
          <table:table-cell table:formula="of:=ROUND(IF([.E376]&gt;[.$F$6];IF([.E376]-(([.B376]*[.$G$3])/100)&lt;0;[.E376];([.$G$3]*[.B376])/100);([.$G$3]*([.B376]/2))/100) ;2)" office:value-type="float" office:value="12.69" calcext:value-type="float">
            <text:p>12,69</text:p>
          </table:table-cell>
          <table:table-cell table:formula="of:=[.D376]-[.F376]" office:value-type="float" office:value="39.6" calcext:value-type="float">
            <text:p>39,60</text:p>
          </table:table-cell>
          <table:table-cell table:formula="of:=[.E376]-[.G376]" office:value-type="float" office:value="17.31" calcext:value-type="float">
            <text:p>17,31</text:p>
          </table:table-cell>
          <table:table-cell table:formula="of:=IF([.C376]=[.$L$6];IF([.H376]&lt;[.$N$6];[.$F$2];0);0)" office:value-type="float" office:value="0" calcext:value-type="float">
            <text:p>0,00</text:p>
          </table:table-cell>
          <table:table-cell table:formula="of:=IF([.I376]&lt;5;[.$F$3];0)" office:value-type="float" office:value="0" calcext:value-type="float">
            <text:p>0,00</text:p>
          </table:table-cell>
          <table:table-cell table:formula="of:=IF([.J376]=0;[.H376];[.J376])" office:value-type="float" office:value="39.6" calcext:value-type="float">
            <text:p>39,60</text:p>
          </table:table-cell>
          <table:table-cell table:formula="of:=IF([.K376]=0;[.I376];[.K376])" office:value-type="float" office:value="17.31" calcext:value-type="float">
            <text:p>17,31</text:p>
          </table:table-cell>
          <table:table-cell table:number-columns-repeated="5"/>
        </table:table-row>
      </table:table>
      <table:table table:name="84.4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4" table:default-cell-style-name="ce4"/>
        <table:table-column table:style-name="co7" table:default-cell-style-name="ce22"/>
        <table:table-column table:style-name="co8" table:default-cell-style-name="Default"/>
        <table:table-column table:style-name="co3" table:default-cell-style-name="Default"/>
        <table:table-column table:style-name="co9" table:default-cell-style-name="ce24"/>
        <table:table-column table:style-name="co3" table:number-columns-repeated="1007" table:default-cell-style-name="Default"/>
        <table:table-row table:style-name="ro3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oniedziałek</text:p>
          </table:table-cell>
          <table:table-cell table:style-name="Default"/>
          <table:table-cell table:style-name="ce5" office:value-type="string" calcext:value-type="string">
            <text:p>paliwo</text:p>
          </table:table-cell>
          <table:table-cell table:style-name="ce5" office:value-type="string" calcext:value-type="string">
            <text:p>pojemność zbiornika w litrach</text:p>
          </table:table-cell>
          <table:table-cell table:style-name="ce8" office:value-type="string" calcext:value-type="string">
            <text:p>zużycie paliwa (spalanie) (litry na 100 kilometrów)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torek</text:p>
          </table:table-cell>
          <table:table-cell table:style-name="Default"/>
          <table:table-cell table:style-name="ce6" office:value-type="string" calcext:value-type="string">
            <text:p>Pb9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zużyte litry paliwa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środa</text:p>
          </table:table-cell>
          <table:table-cell table:style-name="Default"/>
          <table:table-cell table:style-name="ce6" office:value-type="string" calcext:value-type="string">
            <text:p>LPG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string" calcext:value-type="string">
            <text:p>litry=</text:p>
          </table:table-cell>
          <table:table-cell table:style-name="Default" office:value-type="string" calcext:value-type="string">
            <text:p>spalanie*</text:p>
          </table:table-cell>
          <table:table-cell table:style-name="Default" office:value-type="string" calcext:value-type="string">
            <text:p>km/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style-name="Default"/>
          <table:table-cell table:style-name="ce12" office:value-type="string" calcext:value-type="string" table:number-columns-spanned="2" table:number-rows-spanned="1">
            <text:p>koszt za litr</text:p>
          </table:table-cell>
          <table:covered-table-cell/>
          <table:table-cell table:number-columns-repeated="1005"/>
        </table:table-row>
        <table:table-row table:style-name="ro2"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zwartek</text:p>
          </table:table-cell>
          <table:table-cell table:style-name="Default" table:number-columns-repeated="11"/>
          <table:table-cell table:number-columns-repeated="2"/>
          <table:table-cell table:style-name="Default"/>
          <table:table-cell office:value-type="string" calcext:value-type="string">
            <text:p>LPG</text:p>
          </table:table-cell>
          <table:table-cell table:style-name="ce24" office:value-type="currency" office:currency="PLN" office:value="2.29" calcext:value-type="currency">
            <text:p>2,29 zł</text:p>
          </table:table-cell>
          <table:table-cell table:number-columns-repeated="1005"/>
        </table:table-row>
        <table:table-row table:style-name="ro2">
          <table:table-cell table:style-name="Default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iątek</text:p>
          </table:table-cell>
          <table:table-cell table:style-name="Default"/>
          <table:table-cell table:style-name="Default" office:value-type="string" calcext:value-type="string">
            <text:p>jeśli</text:p>
          </table:table-cell>
          <table:table-cell table:style-name="Default" table:number-columns-repeated="4"/>
          <table:table-cell table:style-name="Default" office:value-type="string" calcext:value-type="string">
            <text:p>tankowanie</text:p>
          </table:table-cell>
          <table:table-cell table:style-name="Default" office:value-type="string" calcext:value-type="string">
            <text:p>wieczorem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office:value-type="string" calcext:value-type="string">
            <text:p>Pb95</text:p>
          </table:table-cell>
          <table:table-cell table:style-name="ce24" office:value-type="currency" office:currency="PLN" office:value="4.99" calcext:value-type="currency">
            <text:p>4,99 zł</text:p>
          </table:table-cell>
          <table:table-cell table:number-columns-repeated="1005"/>
        </table:table-row>
        <table:table-row table:style-name="ro2">
          <table:table-cell table:style-name="Default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bota</text:p>
          </table:table-cell>
          <table:table-cell table:style-name="Default"/>
          <table:table-cell table:style-name="Default" office:value-type="string" calcext:value-type="string">
            <text:p>LPG więcej niż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jedzie na LPG</text:p>
          </table:table-cell>
          <table:table-cell table:style-name="Default" table:number-columns-repeated="2"/>
          <table:table-cell table:style-name="Default" office:value-type="string" calcext:value-type="string">
            <text:p>Pb95</text:p>
          </table:table-cell>
          <table:table-cell table:style-name="ce14" office:value-type="string" calcext:value-type="string">
            <text:p>w każdy</text:p>
          </table:table-cell>
          <table:table-cell table:style-name="Default" office:value-type="string" calcext:value-type="string">
            <text:p>czwartek</text:p>
          </table:table-cell>
          <table:table-cell table:style-name="Default" office:value-type="string" calcext:value-type="string">
            <text:p>jeśli mniej niż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litrów</text:p>
          </table:table-cell>
          <table:table-cell office:value-type="string" calcext:value-type="string">
            <text:p>tankowanie do pelna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iedziela</text:p>
          </table:table-cell>
          <table:table-cell table:style-name="Default"/>
          <table:table-cell table:style-name="Default" office:value-type="string" calcext:value-type="string">
            <text:p>wpp</text:p>
          </table:table-cell>
          <table:table-cell table:style-name="ce12" office:value-type="string" calcext:value-type="string" table:number-columns-spanned="3" table:number-rows-spanned="1">
            <text:p>polowe trasy na tym polowe na tym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>
            <text:p>LPG</text:p>
          </table:table-cell>
          <table:table-cell table:style-name="Default" office:value-type="string" calcext:value-type="string">
            <text:p>gdy mniej niż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itrów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12"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koszt instalacji gazowej</text:p>
          </table:table-cell>
          <table:table-cell table:style-name="ce24" office:value-type="currency" office:currency="PLN" office:value="1600" calcext:value-type="currency">
            <text:p>1 600,00 zł</text:p>
          </table:table-cell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9" office:value-type="string" calcext:value-type="string" table:number-columns-spanned="10" table:number-rows-spanned="1">
            <text:p>(w litrach)</text:p>
          </table:table-cell>
          <table:covered-table-cell table:style-name="ce1"/>
          <table:covered-table-cell table:style-name="ce9"/>
          <table:covered-table-cell table:number-columns-repeated="5" table:style-name="ce1"/>
          <table:covered-table-cell table:number-columns-repeated="2" table:style-name="Default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style-name="ce18" table:number-columns-repeated="3"/>
          <table:table-cell table:style-name="ce19" office:value-type="string" calcext:value-type="string" table:number-columns-spanned="2" table:number-rows-spanned="1">
            <text:p>ilość paliwa rano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zużycie paliwa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lość paliwa przed tankowaniem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tankowanie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lość paliwa wieczorem</text:p>
          </table:table-cell>
          <table:covered-table-cell table:style-name="ce18"/>
          <table:table-cell table:style-name="ce18" office:value-type="string" calcext:value-type="string">
            <text:p>koszt z inst. gaz.</text:p>
          </table:table-cell>
          <table:table-cell table:style-name="ce18"/>
          <table:table-cell table:style-name="ce19" office:value-type="string" calcext:value-type="string" table:number-columns-spanned="1" table:number-rows-spanned="2">
            <text:p>zużycie paliwa</text:p>
          </table:table-cell>
          <table:table-cell table:style-name="Default"/>
          <table:table-cell table:style-name="ce14" table:number-columns-repeated="1007"/>
        </table:table-row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dzień ty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style-name="ce1" office:value-type="string" calcext:value-type="string">
            <text:p>Pb95</text:p>
          </table:table-cell>
          <table:table-cell table:style-name="ce1" office:value-type="string" calcext:value-type="string">
            <text:p>LPG</text:p>
          </table:table-cell>
          <table:table-cell table:formula="of:=[.$R$8]" office:value-type="currency" office:currency="PLN" office:value="1600" calcext:value-type="currency">
            <text:p>1 600,00 zł</text:p>
          </table:table-cell>
          <table:table-cell/>
          <table:covered-table-cell table:style-name="ce19"/>
          <table:table-cell table:style-name="ce18" office:value-type="string" calcext:value-type="string">
            <text:p>koszt tylko z Pb96</text:p>
          </table:table-cell>
          <table:table-cell table:number-columns-repeated="1007"/>
        </table:table-row>
        <table:table-row table:style-name="ro2">
          <table:table-cell office:value-type="date" office:date-value="2014-01-01" calcext:value-type="date">
            <text:p>1.01.2014</text:p>
          </table:table-cell>
          <table:table-cell office:value-type="float" office:value="159" calcext:value-type="float">
            <text:p>159</text:p>
          </table:table-cell>
          <table:table-cell table:formula="of:=LOOKUP(WEEKDAY([.A12];2);[.$B$1:.$B$7];[.$C$1:.$C$7])" office:value-type="string" office:string-value="środa" calcext:value-type="string">
            <text:p>środa</text:p>
          </table:table-cell>
          <table:table-cell table:formula="of:=[.$F$2]" office:value-type="float" office:value="45" calcext:value-type="float">
            <text:p>45,00</text:p>
          </table:table-cell>
          <table:table-cell table:formula="of:=[.$F$3]" office:value-type="float" office:value="30" calcext:value-type="float">
            <text:p>30,00</text:p>
          </table:table-cell>
          <table:table-cell table:formula="of:=ROUND(IF([.E12]&gt;[.$F$6];IF([.E12]-(([.B12]*[.$G$3])/100)&lt;0;((([.E12]*100)/[.$G$3])*[.$G$2])/100;0);([.$G$2]*([.B12]/2))/100);2)" office:value-type="float" office:value="0" calcext:value-type="float">
            <text:p>0,00</text:p>
          </table:table-cell>
          <table:table-cell table:formula="of:=ROUND(IF([.E12]&gt;[.$F$6];IF([.E12]-(([.B12]*[.$G$3])/100)&lt;0;[.E12];([.$G$3]*[.B12])/100);([.$G$3]*([.B12]/2))/100) ;2)" office:value-type="float" office:value="14.31" calcext:value-type="float">
            <text:p>14,31</text:p>
          </table:table-cell>
          <table:table-cell table:formula="of:=[.D12]-[.F12]" office:value-type="float" office:value="45" calcext:value-type="float">
            <text:p>45,00</text:p>
          </table:table-cell>
          <table:table-cell table:formula="of:=[.E12]-[.G12]" office:value-type="float" office:value="15.69" calcext:value-type="float">
            <text:p>15,69</text:p>
          </table:table-cell>
          <table:table-cell table:formula="of:=IF([.C12]=[.$L$6];IF([.H12]&lt;[.$N$6];[.$F$2];0);0)" office:value-type="float" office:value="0" calcext:value-type="float">
            <text:p>0,00</text:p>
          </table:table-cell>
          <table:table-cell table:formula="of:=IF([.I12]&lt;5;[.$F$3];0)" office:value-type="float" office:value="0" calcext:value-type="float">
            <text:p>0,00</text:p>
          </table:table-cell>
          <table:table-cell table:formula="of:=IF([.J12]=0;[.H12];[.J12])" office:value-type="float" office:value="45" calcext:value-type="float">
            <text:p>45,00</text:p>
          </table:table-cell>
          <table:table-cell table:formula="of:=IF([.K12]=0;[.I12];[.K12])" office:value-type="float" office:value="15.69" calcext:value-type="float">
            <text:p>15,69</text:p>
          </table:table-cell>
          <table:table-cell table:formula="of:=ROUND([.F12]*[.$S$5]+[.G12]*[.$S$4];2)" office:value-type="currency" office:currency="PLN" office:value="32.77" calcext:value-type="currency">
            <text:p>32,77 zł</text:p>
          </table:table-cell>
          <table:table-cell/>
          <table:table-cell table:formula="of:=ROUND([.B12]*[.$G$2]/100;2)" office:value-type="float" office:value="9.54" calcext:value-type="float">
            <text:p>9,54</text:p>
          </table:table-cell>
          <table:table-cell table:formula="of:=ROUND([.P12]*[.$S$5];2)" office:value-type="currency" office:currency="PLN" office:value="47.6" calcext:value-type="currency">
            <text:p>47,60 zł</text:p>
          </table:table-cell>
          <table:table-cell table:number-columns-repeated="1007"/>
        </table:table-row>
        <table:table-row table:style-name="ro2">
          <table:table-cell office:value-type="date" office:date-value="2014-01-02" calcext:value-type="date">
            <text:p>2.01.2014</text:p>
          </table:table-cell>
          <table:table-cell office:value-type="float" office:value="82" calcext:value-type="float">
            <text:p>82</text:p>
          </table:table-cell>
          <table:table-cell table:formula="of:=LOOKUP(WEEKDAY([.A13];2);[.$B$1:.$B$7];[.$C$1:.$C$7])" office:value-type="string" office:string-value="czwartek" calcext:value-type="string">
            <text:p>czwartek</text:p>
          </table:table-cell>
          <table:table-cell table:formula="of:=[.L12]" office:value-type="float" office:value="45" calcext:value-type="float">
            <text:p>45,00</text:p>
          </table:table-cell>
          <table:table-cell table:formula="of:=[.M12]" office:value-type="float" office:value="15.69" calcext:value-type="float">
            <text:p>15,69</text:p>
          </table:table-cell>
          <table:table-cell table:formula="of:=ROUND(IF([.E13]&gt;[.$F$6];IF([.E13]-(([.B13]*[.$G$3])/100)&lt;0;((([.E13]*100)/[.$G$3])*[.$G$2])/100;0);([.$G$2]*([.B13]/2))/100);2)" office:value-type="float" office:value="0" calcext:value-type="float">
            <text:p>0,00</text:p>
          </table:table-cell>
          <table:table-cell table:formula="of:=ROUND(IF([.E13]&gt;[.$F$6];IF([.E13]-(([.B13]*[.$G$3])/100)&lt;0;[.E13];([.$G$3]*[.B13])/100);([.$G$3]*([.B13]/2))/100) ;2)" office:value-type="float" office:value="7.38" calcext:value-type="float">
            <text:p>7,38</text:p>
          </table:table-cell>
          <table:table-cell table:formula="of:=[.D13]-[.F13]" office:value-type="float" office:value="45" calcext:value-type="float">
            <text:p>45,00</text:p>
          </table:table-cell>
          <table:table-cell table:formula="of:=[.E13]-[.G13]" office:value-type="float" office:value="8.31" calcext:value-type="float">
            <text:p>8,31</text:p>
          </table:table-cell>
          <table:table-cell table:formula="of:=IF([.C13]=[.$L$6];IF([.H13]&lt;[.$N$6];[.$F$2];0);0)" office:value-type="float" office:value="0" calcext:value-type="float">
            <text:p>0,00</text:p>
          </table:table-cell>
          <table:table-cell table:formula="of:=IF([.I13]&lt;5;[.$F$3];0)" office:value-type="float" office:value="0" calcext:value-type="float">
            <text:p>0,00</text:p>
          </table:table-cell>
          <table:table-cell table:formula="of:=IF([.J13]=0;[.H13];[.J13])" office:value-type="float" office:value="45" calcext:value-type="float">
            <text:p>45,00</text:p>
          </table:table-cell>
          <table:table-cell table:formula="of:=IF([.K13]=0;[.I13];[.K13])" office:value-type="float" office:value="8.31" calcext:value-type="float">
            <text:p>8,31</text:p>
          </table:table-cell>
          <table:table-cell table:formula="of:=ROUND([.F13]*[.$S$5]+[.G13]*[.$S$4];2)" office:value-type="currency" office:currency="PLN" office:value="16.9" calcext:value-type="currency">
            <text:p>16,90 zł</text:p>
          </table:table-cell>
          <table:table-cell/>
          <table:table-cell table:formula="of:=ROUND([.B13]*[.$G$2]/100;2)" office:value-type="float" office:value="4.92" calcext:value-type="float">
            <text:p>4,92</text:p>
          </table:table-cell>
          <table:table-cell table:formula="of:=ROUND([.P13]*[.$S$5];2)" office:value-type="currency" office:currency="PLN" office:value="24.55" calcext:value-type="currency">
            <text:p>24,55 zł</text:p>
          </table:table-cell>
          <table:table-cell table:number-columns-repeated="1007"/>
        </table:table-row>
        <table:table-row table:style-name="ro2">
          <table:table-cell office:value-type="date" office:date-value="2014-01-03" calcext:value-type="date">
            <text:p>3.01.2014</text:p>
          </table:table-cell>
          <table:table-cell office:value-type="float" office:value="108" calcext:value-type="float">
            <text:p>108</text:p>
          </table:table-cell>
          <table:table-cell table:formula="of:=LOOKUP(WEEKDAY([.A14];2);[.$B$1:.$B$7];[.$C$1:.$C$7])" office:value-type="string" office:string-value="piątek" calcext:value-type="string">
            <text:p>piątek</text:p>
          </table:table-cell>
          <table:table-cell table:formula="of:=[.L13]" office:value-type="float" office:value="45" calcext:value-type="float">
            <text:p>45,00</text:p>
          </table:table-cell>
          <table:table-cell table:formula="of:=[.M13]" office:value-type="float" office:value="8.31" calcext:value-type="float">
            <text:p>8,31</text:p>
          </table:table-cell>
          <table:table-cell table:formula="of:=ROUND(IF([.E14]&gt;[.$F$6];IF([.E14]-(([.B14]*[.$G$3])/100)&lt;0;((([.E14]*100)/[.$G$3])*[.$G$2])/100;0);([.$G$2]*([.B14]/2))/100);2)" office:value-type="float" office:value="3.24" calcext:value-type="float">
            <text:p>3,24</text:p>
          </table:table-cell>
          <table:table-cell table:formula="of:=ROUND(IF([.E14]&gt;[.$F$6];IF([.E14]-(([.B14]*[.$G$3])/100)&lt;0;[.E14];([.$G$3]*[.B14])/100);([.$G$3]*([.B14]/2))/100) ;2)" office:value-type="float" office:value="4.86" calcext:value-type="float">
            <text:p>4,86</text:p>
          </table:table-cell>
          <table:table-cell table:formula="of:=[.D14]-[.F14]" office:value-type="float" office:value="41.76" calcext:value-type="float">
            <text:p>41,76</text:p>
          </table:table-cell>
          <table:table-cell table:formula="of:=[.E14]-[.G14]" office:value-type="float" office:value="3.45" calcext:value-type="float">
            <text:p>3,45</text:p>
          </table:table-cell>
          <table:table-cell table:formula="of:=IF([.C14]=[.$L$6];IF([.H14]&lt;[.$N$6];[.$F$2];0);0)" office:value-type="float" office:value="0" calcext:value-type="float">
            <text:p>0,00</text:p>
          </table:table-cell>
          <table:table-cell table:formula="of:=IF([.I14]&lt;5;[.$F$3];0)" office:value-type="float" office:value="30" calcext:value-type="float">
            <text:p>30,00</text:p>
          </table:table-cell>
          <table:table-cell table:formula="of:=IF([.J14]=0;[.H14];[.J14])" office:value-type="float" office:value="41.76" calcext:value-type="float">
            <text:p>41,76</text:p>
          </table:table-cell>
          <table:table-cell table:formula="of:=IF([.K14]=0;[.I14];[.K14])" office:value-type="float" office:value="30" calcext:value-type="float">
            <text:p>30,00</text:p>
          </table:table-cell>
          <table:table-cell table:formula="of:=ROUND([.F14]*[.$S$5]+[.G14]*[.$S$4];2)" office:value-type="currency" office:currency="PLN" office:value="27.3" calcext:value-type="currency">
            <text:p>27,30 zł</text:p>
          </table:table-cell>
          <table:table-cell/>
          <table:table-cell table:formula="of:=ROUND([.B14]*[.$G$2]/100;2)" office:value-type="float" office:value="6.48" calcext:value-type="float">
            <text:p>6,48</text:p>
          </table:table-cell>
          <table:table-cell table:formula="of:=ROUND([.P14]*[.$S$5];2)" office:value-type="currency" office:currency="PLN" office:value="32.34" calcext:value-type="currency">
            <text:p>32,34 zł</text:p>
          </table:table-cell>
          <table:table-cell table:number-columns-repeated="1007"/>
        </table:table-row>
        <table:table-row table:style-name="ro2">
          <table:table-cell office:value-type="date" office:date-value="2014-01-04" calcext:value-type="date">
            <text:p>4.01.2014</text:p>
          </table:table-cell>
          <table:table-cell office:value-type="float" office:value="149" calcext:value-type="float">
            <text:p>149</text:p>
          </table:table-cell>
          <table:table-cell table:formula="of:=LOOKUP(WEEKDAY([.A15];2);[.$B$1:.$B$7];[.$C$1:.$C$7])" office:value-type="string" office:string-value="sobota" calcext:value-type="string">
            <text:p>sobota</text:p>
          </table:table-cell>
          <table:table-cell table:formula="of:=[.L14]" office:value-type="float" office:value="41.76" calcext:value-type="float">
            <text:p>41,76</text:p>
          </table:table-cell>
          <table:table-cell table:formula="of:=[.M14]" office:value-type="float" office:value="30" calcext:value-type="float">
            <text:p>30,00</text:p>
          </table:table-cell>
          <table:table-cell table:formula="of:=ROUND(IF([.E15]&gt;[.$F$6];IF([.E15]-(([.B15]*[.$G$3])/100)&lt;0;((([.E15]*100)/[.$G$3])*[.$G$2])/100;0);([.$G$2]*([.B15]/2))/100);2)" office:value-type="float" office:value="0" calcext:value-type="float">
            <text:p>0,00</text:p>
          </table:table-cell>
          <table:table-cell table:formula="of:=ROUND(IF([.E15]&gt;[.$F$6];IF([.E15]-(([.B15]*[.$G$3])/100)&lt;0;[.E15];([.$G$3]*[.B15])/100);([.$G$3]*([.B15]/2))/100) ;2)" office:value-type="float" office:value="13.41" calcext:value-type="float">
            <text:p>13,41</text:p>
          </table:table-cell>
          <table:table-cell table:formula="of:=[.D15]-[.F15]" office:value-type="float" office:value="41.76" calcext:value-type="float">
            <text:p>41,76</text:p>
          </table:table-cell>
          <table:table-cell table:formula="of:=[.E15]-[.G15]" office:value-type="float" office:value="16.59" calcext:value-type="float">
            <text:p>16,59</text:p>
          </table:table-cell>
          <table:table-cell table:formula="of:=IF([.C15]=[.$L$6];IF([.H15]&lt;[.$N$6];[.$F$2];0);0)" office:value-type="float" office:value="0" calcext:value-type="float">
            <text:p>0,00</text:p>
          </table:table-cell>
          <table:table-cell table:formula="of:=IF([.I15]&lt;5;[.$F$3];0)" office:value-type="float" office:value="0" calcext:value-type="float">
            <text:p>0,00</text:p>
          </table:table-cell>
          <table:table-cell table:formula="of:=IF([.J15]=0;[.H15];[.J15])" office:value-type="float" office:value="41.76" calcext:value-type="float">
            <text:p>41,76</text:p>
          </table:table-cell>
          <table:table-cell table:formula="of:=IF([.K15]=0;[.I15];[.K15])" office:value-type="float" office:value="16.59" calcext:value-type="float">
            <text:p>16,59</text:p>
          </table:table-cell>
          <table:table-cell table:formula="of:=ROUND([.F15]*[.$S$5]+[.G15]*[.$S$4];2)" office:value-type="currency" office:currency="PLN" office:value="30.71" calcext:value-type="currency">
            <text:p>30,71 zł</text:p>
          </table:table-cell>
          <table:table-cell/>
          <table:table-cell table:formula="of:=ROUND([.B15]*[.$G$2]/100;2)" office:value-type="float" office:value="8.94" calcext:value-type="float">
            <text:p>8,94</text:p>
          </table:table-cell>
          <table:table-cell table:formula="of:=ROUND([.P15]*[.$S$5];2)" office:value-type="currency" office:currency="PLN" office:value="44.61" calcext:value-type="currency">
            <text:p>44,61 zł</text:p>
          </table:table-cell>
          <table:table-cell table:number-columns-repeated="1007"/>
        </table:table-row>
        <table:table-row table:style-name="ro2">
          <table:table-cell office:value-type="date" office:date-value="2014-01-05" calcext:value-type="date">
            <text:p>5.01.2014</text:p>
          </table:table-cell>
          <table:table-cell office:value-type="float" office:value="118" calcext:value-type="float">
            <text:p>118</text:p>
          </table:table-cell>
          <table:table-cell table:formula="of:=LOOKUP(WEEKDAY([.A16];2);[.$B$1:.$B$7];[.$C$1:.$C$7])" office:value-type="string" office:string-value="niedziela" calcext:value-type="string">
            <text:p>niedziela</text:p>
          </table:table-cell>
          <table:table-cell table:formula="of:=[.L15]" office:value-type="float" office:value="41.76" calcext:value-type="float">
            <text:p>41,76</text:p>
          </table:table-cell>
          <table:table-cell table:formula="of:=[.M15]" office:value-type="float" office:value="16.59" calcext:value-type="float">
            <text:p>16,59</text:p>
          </table:table-cell>
          <table:table-cell table:formula="of:=ROUND(IF([.E16]&gt;[.$F$6];IF([.E16]-(([.B16]*[.$G$3])/100)&lt;0;((([.E16]*100)/[.$G$3])*[.$G$2])/100;0);([.$G$2]*([.B16]/2))/100);2)" office:value-type="float" office:value="0" calcext:value-type="float">
            <text:p>0,00</text:p>
          </table:table-cell>
          <table:table-cell table:formula="of:=ROUND(IF([.E16]&gt;[.$F$6];IF([.E16]-(([.B16]*[.$G$3])/100)&lt;0;[.E16];([.$G$3]*[.B16])/100);([.$G$3]*([.B16]/2))/100) ;2)" office:value-type="float" office:value="10.62" calcext:value-type="float">
            <text:p>10,62</text:p>
          </table:table-cell>
          <table:table-cell table:formula="of:=[.D16]-[.F16]" office:value-type="float" office:value="41.76" calcext:value-type="float">
            <text:p>41,76</text:p>
          </table:table-cell>
          <table:table-cell table:formula="of:=[.E16]-[.G16]" office:value-type="float" office:value="5.97" calcext:value-type="float">
            <text:p>5,97</text:p>
          </table:table-cell>
          <table:table-cell table:formula="of:=IF([.C16]=[.$L$6];IF([.H16]&lt;[.$N$6];[.$F$2];0);0)" office:value-type="float" office:value="0" calcext:value-type="float">
            <text:p>0,00</text:p>
          </table:table-cell>
          <table:table-cell table:formula="of:=IF([.I16]&lt;5;[.$F$3];0)" office:value-type="float" office:value="0" calcext:value-type="float">
            <text:p>0,00</text:p>
          </table:table-cell>
          <table:table-cell table:formula="of:=IF([.J16]=0;[.H16];[.J16])" office:value-type="float" office:value="41.76" calcext:value-type="float">
            <text:p>41,76</text:p>
          </table:table-cell>
          <table:table-cell table:formula="of:=IF([.K16]=0;[.I16];[.K16])" office:value-type="float" office:value="5.97" calcext:value-type="float">
            <text:p>5,97</text:p>
          </table:table-cell>
          <table:table-cell table:formula="of:=ROUND([.F16]*[.$S$5]+[.G16]*[.$S$4];2)" office:value-type="currency" office:currency="PLN" office:value="24.32" calcext:value-type="currency">
            <text:p>24,32 zł</text:p>
          </table:table-cell>
          <table:table-cell/>
          <table:table-cell table:formula="of:=ROUND([.B16]*[.$G$2]/100;2)" office:value-type="float" office:value="7.08" calcext:value-type="float">
            <text:p>7,08</text:p>
          </table:table-cell>
          <table:table-cell table:formula="of:=ROUND([.P16]*[.$S$5];2)" office:value-type="currency" office:currency="PLN" office:value="35.33" calcext:value-type="currency">
            <text:p>35,33 zł</text:p>
          </table:table-cell>
          <table:table-cell table:number-columns-repeated="1007"/>
        </table:table-row>
        <table:table-row table:style-name="ro2">
          <table:table-cell office:value-type="date" office:date-value="2014-01-06" calcext:value-type="date">
            <text:p>6.01.2014</text:p>
          </table:table-cell>
          <table:table-cell office:value-type="float" office:value="99" calcext:value-type="float">
            <text:p>99</text:p>
          </table:table-cell>
          <table:table-cell table:formula="of:=LOOKUP(WEEKDAY([.A17];2);[.$B$1:.$B$7];[.$C$1:.$C$7])" office:value-type="string" office:string-value="poniedziałek" calcext:value-type="string">
            <text:p>poniedziałek</text:p>
          </table:table-cell>
          <table:table-cell table:formula="of:=[.L16]" office:value-type="float" office:value="41.76" calcext:value-type="float">
            <text:p>41,76</text:p>
          </table:table-cell>
          <table:table-cell table:formula="of:=[.M16]" office:value-type="float" office:value="5.97" calcext:value-type="float">
            <text:p>5,97</text:p>
          </table:table-cell>
          <table:table-cell table:formula="of:=ROUND(IF([.E17]&gt;[.$F$6];IF([.E17]-(([.B17]*[.$G$3])/100)&lt;0;((([.E17]*100)/[.$G$3])*[.$G$2])/100;0);([.$G$2]*([.B17]/2))/100);2)" office:value-type="float" office:value="2.97" calcext:value-type="float">
            <text:p>2,97</text:p>
          </table:table-cell>
          <table:table-cell table:formula="of:=ROUND(IF([.E17]&gt;[.$F$6];IF([.E17]-(([.B17]*[.$G$3])/100)&lt;0;[.E17];([.$G$3]*[.B17])/100);([.$G$3]*([.B17]/2))/100) ;2)" office:value-type="float" office:value="4.46" calcext:value-type="float">
            <text:p>4,46</text:p>
          </table:table-cell>
          <table:table-cell table:formula="of:=[.D17]-[.F17]" office:value-type="float" office:value="38.79" calcext:value-type="float">
            <text:p>38,79</text:p>
          </table:table-cell>
          <table:table-cell table:formula="of:=[.E17]-[.G17]" office:value-type="float" office:value="1.51" calcext:value-type="float">
            <text:p>1,51</text:p>
          </table:table-cell>
          <table:table-cell table:formula="of:=IF([.C17]=[.$L$6];IF([.H17]&lt;[.$N$6];[.$F$2];0);0)" office:value-type="float" office:value="0" calcext:value-type="float">
            <text:p>0,00</text:p>
          </table:table-cell>
          <table:table-cell table:formula="of:=IF([.I17]&lt;5;[.$F$3];0)" office:value-type="float" office:value="30" calcext:value-type="float">
            <text:p>30,00</text:p>
          </table:table-cell>
          <table:table-cell table:formula="of:=IF([.J17]=0;[.H17];[.J17])" office:value-type="float" office:value="38.79" calcext:value-type="float">
            <text:p>38,79</text:p>
          </table:table-cell>
          <table:table-cell table:formula="of:=IF([.K17]=0;[.I17];[.K17])" office:value-type="float" office:value="30" calcext:value-type="float">
            <text:p>30,00</text:p>
          </table:table-cell>
          <table:table-cell table:formula="of:=ROUND([.F17]*[.$S$5]+[.G17]*[.$S$4];2)" office:value-type="currency" office:currency="PLN" office:value="25.03" calcext:value-type="currency">
            <text:p>25,03 zł</text:p>
          </table:table-cell>
          <table:table-cell/>
          <table:table-cell table:formula="of:=ROUND([.B17]*[.$G$2]/100;2)" office:value-type="float" office:value="5.94" calcext:value-type="float">
            <text:p>5,94</text:p>
          </table:table-cell>
          <table:table-cell table:formula="of:=ROUND([.P17]*[.$S$5];2)" office:value-type="currency" office:currency="PLN" office:value="29.64" calcext:value-type="currency">
            <text:p>29,64 zł</text:p>
          </table:table-cell>
          <table:table-cell table:number-columns-repeated="1007"/>
        </table:table-row>
        <table:table-row table:style-name="ro2">
          <table:table-cell office:value-type="date" office:date-value="2014-01-07" calcext:value-type="date">
            <text:p>7.01.2014</text:p>
          </table:table-cell>
          <table:table-cell office:value-type="float" office:value="67" calcext:value-type="float">
            <text:p>67</text:p>
          </table:table-cell>
          <table:table-cell table:formula="of:=LOOKUP(WEEKDAY([.A18];2);[.$B$1:.$B$7];[.$C$1:.$C$7])" office:value-type="string" office:string-value="wtorek" calcext:value-type="string">
            <text:p>wtorek</text:p>
          </table:table-cell>
          <table:table-cell table:formula="of:=[.L17]" office:value-type="float" office:value="38.79" calcext:value-type="float">
            <text:p>38,79</text:p>
          </table:table-cell>
          <table:table-cell table:formula="of:=[.M17]" office:value-type="float" office:value="30" calcext:value-type="float">
            <text:p>30,00</text:p>
          </table:table-cell>
          <table:table-cell table:formula="of:=ROUND(IF([.E18]&gt;[.$F$6];IF([.E18]-(([.B18]*[.$G$3])/100)&lt;0;((([.E18]*100)/[.$G$3])*[.$G$2])/100;0);([.$G$2]*([.B18]/2))/100);2)" office:value-type="float" office:value="0" calcext:value-type="float">
            <text:p>0,00</text:p>
          </table:table-cell>
          <table:table-cell table:formula="of:=ROUND(IF([.E18]&gt;[.$F$6];IF([.E18]-(([.B18]*[.$G$3])/100)&lt;0;[.E18];([.$G$3]*[.B18])/100);([.$G$3]*([.B18]/2))/100) ;2)" office:value-type="float" office:value="6.03" calcext:value-type="float">
            <text:p>6,03</text:p>
          </table:table-cell>
          <table:table-cell table:formula="of:=[.D18]-[.F18]" office:value-type="float" office:value="38.79" calcext:value-type="float">
            <text:p>38,79</text:p>
          </table:table-cell>
          <table:table-cell table:formula="of:=[.E18]-[.G18]" office:value-type="float" office:value="23.97" calcext:value-type="float">
            <text:p>23,97</text:p>
          </table:table-cell>
          <table:table-cell table:formula="of:=IF([.C18]=[.$L$6];IF([.H18]&lt;[.$N$6];[.$F$2];0);0)" office:value-type="float" office:value="0" calcext:value-type="float">
            <text:p>0,00</text:p>
          </table:table-cell>
          <table:table-cell table:formula="of:=IF([.I18]&lt;5;[.$F$3];0)" office:value-type="float" office:value="0" calcext:value-type="float">
            <text:p>0,00</text:p>
          </table:table-cell>
          <table:table-cell table:formula="of:=IF([.J18]=0;[.H18];[.J18])" office:value-type="float" office:value="38.79" calcext:value-type="float">
            <text:p>38,79</text:p>
          </table:table-cell>
          <table:table-cell table:formula="of:=IF([.K18]=0;[.I18];[.K18])" office:value-type="float" office:value="23.97" calcext:value-type="float">
            <text:p>23,97</text:p>
          </table:table-cell>
          <table:table-cell table:formula="of:=ROUND([.F18]*[.$S$5]+[.G18]*[.$S$4];2)" office:value-type="currency" office:currency="PLN" office:value="13.81" calcext:value-type="currency">
            <text:p>13,81 zł</text:p>
          </table:table-cell>
          <table:table-cell/>
          <table:table-cell table:formula="of:=ROUND([.B18]*[.$G$2]/100;2)" office:value-type="float" office:value="4.02" calcext:value-type="float">
            <text:p>4,02</text:p>
          </table:table-cell>
          <table:table-cell table:formula="of:=ROUND([.P18]*[.$S$5];2)" office:value-type="currency" office:currency="PLN" office:value="20.06" calcext:value-type="currency">
            <text:p>20,06 zł</text:p>
          </table:table-cell>
          <table:table-cell table:number-columns-repeated="1007"/>
        </table:table-row>
        <table:table-row table:style-name="ro2">
          <table:table-cell office:value-type="date" office:date-value="2014-01-08" calcext:value-type="date">
            <text:p>8.01.2014</text:p>
          </table:table-cell>
          <table:table-cell office:value-type="float" office:value="152" calcext:value-type="float">
            <text:p>152</text:p>
          </table:table-cell>
          <table:table-cell table:formula="of:=LOOKUP(WEEKDAY([.A19];2);[.$B$1:.$B$7];[.$C$1:.$C$7])" office:value-type="string" office:string-value="środa" calcext:value-type="string">
            <text:p>środa</text:p>
          </table:table-cell>
          <table:table-cell table:formula="of:=[.L18]" office:value-type="float" office:value="38.79" calcext:value-type="float">
            <text:p>38,79</text:p>
          </table:table-cell>
          <table:table-cell table:formula="of:=[.M18]" office:value-type="float" office:value="23.97" calcext:value-type="float">
            <text:p>23,97</text:p>
          </table:table-cell>
          <table:table-cell table:formula="of:=ROUND(IF([.E19]&gt;[.$F$6];IF([.E19]-(([.B19]*[.$G$3])/100)&lt;0;((([.E19]*100)/[.$G$3])*[.$G$2])/100;0);([.$G$2]*([.B19]/2))/100);2)" office:value-type="float" office:value="0" calcext:value-type="float">
            <text:p>0,00</text:p>
          </table:table-cell>
          <table:table-cell table:formula="of:=ROUND(IF([.E19]&gt;[.$F$6];IF([.E19]-(([.B19]*[.$G$3])/100)&lt;0;[.E19];([.$G$3]*[.B19])/100);([.$G$3]*([.B19]/2))/100) ;2)" office:value-type="float" office:value="13.68" calcext:value-type="float">
            <text:p>13,68</text:p>
          </table:table-cell>
          <table:table-cell table:formula="of:=[.D19]-[.F19]" office:value-type="float" office:value="38.79" calcext:value-type="float">
            <text:p>38,79</text:p>
          </table:table-cell>
          <table:table-cell table:formula="of:=[.E19]-[.G19]" office:value-type="float" office:value="10.29" calcext:value-type="float">
            <text:p>10,29</text:p>
          </table:table-cell>
          <table:table-cell table:formula="of:=IF([.C19]=[.$L$6];IF([.H19]&lt;[.$N$6];[.$F$2];0);0)" office:value-type="float" office:value="0" calcext:value-type="float">
            <text:p>0,00</text:p>
          </table:table-cell>
          <table:table-cell table:formula="of:=IF([.I19]&lt;5;[.$F$3];0)" office:value-type="float" office:value="0" calcext:value-type="float">
            <text:p>0,00</text:p>
          </table:table-cell>
          <table:table-cell table:formula="of:=IF([.J19]=0;[.H19];[.J19])" office:value-type="float" office:value="38.79" calcext:value-type="float">
            <text:p>38,79</text:p>
          </table:table-cell>
          <table:table-cell table:formula="of:=IF([.K19]=0;[.I19];[.K19])" office:value-type="float" office:value="10.29" calcext:value-type="float">
            <text:p>10,29</text:p>
          </table:table-cell>
          <table:table-cell table:formula="of:=ROUND([.F19]*[.$S$5]+[.G19]*[.$S$4];2)" office:value-type="currency" office:currency="PLN" office:value="31.33" calcext:value-type="currency">
            <text:p>31,33 zł</text:p>
          </table:table-cell>
          <table:table-cell/>
          <table:table-cell table:formula="of:=ROUND([.B19]*[.$G$2]/100;2)" office:value-type="float" office:value="9.12" calcext:value-type="float">
            <text:p>9,12</text:p>
          </table:table-cell>
          <table:table-cell table:formula="of:=ROUND([.P19]*[.$S$5];2)" office:value-type="currency" office:currency="PLN" office:value="45.51" calcext:value-type="currency">
            <text:p>45,51 zł</text:p>
          </table:table-cell>
          <table:table-cell table:number-columns-repeated="1007"/>
        </table:table-row>
        <table:table-row table:style-name="ro2">
          <table:table-cell office:value-type="date" office:date-value="2014-01-09" calcext:value-type="date">
            <text:p>9.01.2014</text:p>
          </table:table-cell>
          <table:table-cell office:value-type="float" office:value="84" calcext:value-type="float">
            <text:p>84</text:p>
          </table:table-cell>
          <table:table-cell table:formula="of:=LOOKUP(WEEKDAY([.A20];2);[.$B$1:.$B$7];[.$C$1:.$C$7])" office:value-type="string" office:string-value="czwartek" calcext:value-type="string">
            <text:p>czwartek</text:p>
          </table:table-cell>
          <table:table-cell table:formula="of:=[.L19]" office:value-type="float" office:value="38.79" calcext:value-type="float">
            <text:p>38,79</text:p>
          </table:table-cell>
          <table:table-cell table:formula="of:=[.M19]" office:value-type="float" office:value="10.29" calcext:value-type="float">
            <text:p>10,29</text:p>
          </table:table-cell>
          <table:table-cell table:formula="of:=ROUND(IF([.E20]&gt;[.$F$6];IF([.E20]-(([.B20]*[.$G$3])/100)&lt;0;((([.E20]*100)/[.$G$3])*[.$G$2])/100;0);([.$G$2]*([.B20]/2))/100);2)" office:value-type="float" office:value="2.52" calcext:value-type="float">
            <text:p>2,52</text:p>
          </table:table-cell>
          <table:table-cell table:formula="of:=ROUND(IF([.E20]&gt;[.$F$6];IF([.E20]-(([.B20]*[.$G$3])/100)&lt;0;[.E20];([.$G$3]*[.B20])/100);([.$G$3]*([.B20]/2))/100) ;2)" office:value-type="float" office:value="3.78" calcext:value-type="float">
            <text:p>3,78</text:p>
          </table:table-cell>
          <table:table-cell table:formula="of:=[.D20]-[.F20]" office:value-type="float" office:value="36.27" calcext:value-type="float">
            <text:p>36,27</text:p>
          </table:table-cell>
          <table:table-cell table:formula="of:=[.E20]-[.G20]" office:value-type="float" office:value="6.51" calcext:value-type="float">
            <text:p>6,51</text:p>
          </table:table-cell>
          <table:table-cell table:formula="of:=IF([.C20]=[.$L$6];IF([.H20]&lt;[.$N$6];[.$F$2];0);0)" office:value-type="float" office:value="45" calcext:value-type="float">
            <text:p>45,00</text:p>
          </table:table-cell>
          <table:table-cell table:formula="of:=IF([.I20]&lt;5;[.$F$3];0)" office:value-type="float" office:value="0" calcext:value-type="float">
            <text:p>0,00</text:p>
          </table:table-cell>
          <table:table-cell table:formula="of:=IF([.J20]=0;[.H20];[.J20])" office:value-type="float" office:value="45" calcext:value-type="float">
            <text:p>45,00</text:p>
          </table:table-cell>
          <table:table-cell table:formula="of:=IF([.K20]=0;[.I20];[.K20])" office:value-type="float" office:value="6.51" calcext:value-type="float">
            <text:p>6,51</text:p>
          </table:table-cell>
          <table:table-cell table:formula="of:=ROUND([.F20]*[.$S$5]+[.G20]*[.$S$4];2)" office:value-type="currency" office:currency="PLN" office:value="21.23" calcext:value-type="currency">
            <text:p>21,23 zł</text:p>
          </table:table-cell>
          <table:table-cell/>
          <table:table-cell table:formula="of:=ROUND([.B20]*[.$G$2]/100;2)" office:value-type="float" office:value="5.04" calcext:value-type="float">
            <text:p>5,04</text:p>
          </table:table-cell>
          <table:table-cell table:formula="of:=ROUND([.P20]*[.$S$5];2)" office:value-type="currency" office:currency="PLN" office:value="25.15" calcext:value-type="currency">
            <text:p>25,15 zł</text:p>
          </table:table-cell>
          <table:table-cell table:number-columns-repeated="1007"/>
        </table:table-row>
        <table:table-row table:style-name="ro2">
          <table:table-cell office:value-type="date" office:date-value="2014-01-10" calcext:value-type="date">
            <text:p>10.01.2014</text:p>
          </table:table-cell>
          <table:table-cell office:value-type="float" office:value="144" calcext:value-type="float">
            <text:p>144</text:p>
          </table:table-cell>
          <table:table-cell table:formula="of:=LOOKUP(WEEKDAY([.A21];2);[.$B$1:.$B$7];[.$C$1:.$C$7])" office:value-type="string" office:string-value="piątek" calcext:value-type="string">
            <text:p>piątek</text:p>
          </table:table-cell>
          <table:table-cell table:formula="of:=[.L20]" office:value-type="float" office:value="45" calcext:value-type="float">
            <text:p>45,00</text:p>
          </table:table-cell>
          <table:table-cell table:formula="of:=[.M20]" office:value-type="float" office:value="6.51" calcext:value-type="float">
            <text:p>6,51</text:p>
          </table:table-cell>
          <table:table-cell table:formula="of:=ROUND(IF([.E21]&gt;[.$F$6];IF([.E21]-(([.B21]*[.$G$3])/100)&lt;0;((([.E21]*100)/[.$G$3])*[.$G$2])/100;0);([.$G$2]*([.B21]/2))/100);2)" office:value-type="float" office:value="4.32" calcext:value-type="float">
            <text:p>4,32</text:p>
          </table:table-cell>
          <table:table-cell table:formula="of:=ROUND(IF([.E21]&gt;[.$F$6];IF([.E21]-(([.B21]*[.$G$3])/100)&lt;0;[.E21];([.$G$3]*[.B21])/100);([.$G$3]*([.B21]/2))/100) ;2)" office:value-type="float" office:value="6.48" calcext:value-type="float">
            <text:p>6,48</text:p>
          </table:table-cell>
          <table:table-cell table:formula="of:=[.D21]-[.F21]" office:value-type="float" office:value="40.68" calcext:value-type="float">
            <text:p>40,68</text:p>
          </table:table-cell>
          <table:table-cell table:formula="of:=[.E21]-[.G21]" office:value-type="float" office:value="0.0299999999999994" calcext:value-type="float">
            <text:p>0,03</text:p>
          </table:table-cell>
          <table:table-cell table:formula="of:=IF([.C21]=[.$L$6];IF([.H21]&lt;[.$N$6];[.$F$2];0);0)" office:value-type="float" office:value="0" calcext:value-type="float">
            <text:p>0,00</text:p>
          </table:table-cell>
          <table:table-cell table:formula="of:=IF([.I21]&lt;5;[.$F$3];0)" office:value-type="float" office:value="30" calcext:value-type="float">
            <text:p>30,00</text:p>
          </table:table-cell>
          <table:table-cell table:formula="of:=IF([.J21]=0;[.H21];[.J21])" office:value-type="float" office:value="40.68" calcext:value-type="float">
            <text:p>40,68</text:p>
          </table:table-cell>
          <table:table-cell table:formula="of:=IF([.K21]=0;[.I21];[.K21])" office:value-type="float" office:value="30" calcext:value-type="float">
            <text:p>30,00</text:p>
          </table:table-cell>
          <table:table-cell table:formula="of:=ROUND([.F21]*[.$S$5]+[.G21]*[.$S$4];2)" office:value-type="currency" office:currency="PLN" office:value="36.4" calcext:value-type="currency">
            <text:p>36,40 zł</text:p>
          </table:table-cell>
          <table:table-cell/>
          <table:table-cell table:formula="of:=ROUND([.B21]*[.$G$2]/100;2)" office:value-type="float" office:value="8.64" calcext:value-type="float">
            <text:p>8,64</text:p>
          </table:table-cell>
          <table:table-cell table:formula="of:=ROUND([.P21]*[.$S$5];2)" office:value-type="currency" office:currency="PLN" office:value="43.11" calcext:value-type="currency">
            <text:p>43,11 zł</text:p>
          </table:table-cell>
          <table:table-cell table:number-columns-repeated="1007"/>
        </table:table-row>
        <table:table-row table:style-name="ro2">
          <table:table-cell office:value-type="date" office:date-value="2014-01-11" calcext:value-type="date">
            <text:p>11.01.2014</text:p>
          </table:table-cell>
          <table:table-cell office:value-type="float" office:value="16" calcext:value-type="float">
            <text:p>16</text:p>
          </table:table-cell>
          <table:table-cell table:formula="of:=LOOKUP(WEEKDAY([.A22];2);[.$B$1:.$B$7];[.$C$1:.$C$7])" office:value-type="string" office:string-value="sobota" calcext:value-type="string">
            <text:p>sobota</text:p>
          </table:table-cell>
          <table:table-cell table:formula="of:=[.L21]" office:value-type="float" office:value="40.68" calcext:value-type="float">
            <text:p>40,68</text:p>
          </table:table-cell>
          <table:table-cell table:formula="of:=[.M21]" office:value-type="float" office:value="30" calcext:value-type="float">
            <text:p>30,00</text:p>
          </table:table-cell>
          <table:table-cell table:formula="of:=ROUND(IF([.E22]&gt;[.$F$6];IF([.E22]-(([.B22]*[.$G$3])/100)&lt;0;((([.E22]*100)/[.$G$3])*[.$G$2])/100;0);([.$G$2]*([.B22]/2))/100);2)" office:value-type="float" office:value="0" calcext:value-type="float">
            <text:p>0,00</text:p>
          </table:table-cell>
          <table:table-cell table:formula="of:=ROUND(IF([.E22]&gt;[.$F$6];IF([.E22]-(([.B22]*[.$G$3])/100)&lt;0;[.E22];([.$G$3]*[.B22])/100);([.$G$3]*([.B22]/2))/100) ;2)" office:value-type="float" office:value="1.44" calcext:value-type="float">
            <text:p>1,44</text:p>
          </table:table-cell>
          <table:table-cell table:formula="of:=[.D22]-[.F22]" office:value-type="float" office:value="40.68" calcext:value-type="float">
            <text:p>40,68</text:p>
          </table:table-cell>
          <table:table-cell table:formula="of:=[.E22]-[.G22]" office:value-type="float" office:value="28.56" calcext:value-type="float">
            <text:p>28,56</text:p>
          </table:table-cell>
          <table:table-cell table:formula="of:=IF([.C22]=[.$L$6];IF([.H22]&lt;[.$N$6];[.$F$2];0);0)" office:value-type="float" office:value="0" calcext:value-type="float">
            <text:p>0,00</text:p>
          </table:table-cell>
          <table:table-cell table:formula="of:=IF([.I22]&lt;5;[.$F$3];0)" office:value-type="float" office:value="0" calcext:value-type="float">
            <text:p>0,00</text:p>
          </table:table-cell>
          <table:table-cell table:formula="of:=IF([.J22]=0;[.H22];[.J22])" office:value-type="float" office:value="40.68" calcext:value-type="float">
            <text:p>40,68</text:p>
          </table:table-cell>
          <table:table-cell table:formula="of:=IF([.K22]=0;[.I22];[.K22])" office:value-type="float" office:value="28.56" calcext:value-type="float">
            <text:p>28,56</text:p>
          </table:table-cell>
          <table:table-cell table:formula="of:=ROUND([.F22]*[.$S$5]+[.G22]*[.$S$4];2)" office:value-type="currency" office:currency="PLN" office:value="3.3" calcext:value-type="currency">
            <text:p>3,30 zł</text:p>
          </table:table-cell>
          <table:table-cell/>
          <table:table-cell table:formula="of:=ROUND([.B22]*[.$G$2]/100;2)" office:value-type="float" office:value="0.96" calcext:value-type="float">
            <text:p>0,96</text:p>
          </table:table-cell>
          <table:table-cell table:formula="of:=ROUND([.P22]*[.$S$5];2)" office:value-type="currency" office:currency="PLN" office:value="4.79" calcext:value-type="currency">
            <text:p>4,79 zł</text:p>
          </table:table-cell>
          <table:table-cell table:number-columns-repeated="1007"/>
        </table:table-row>
        <table:table-row table:style-name="ro2">
          <table:table-cell office:value-type="date" office:date-value="2014-01-12" calcext:value-type="date">
            <text:p>12.01.2014</text:p>
          </table:table-cell>
          <table:table-cell office:value-type="float" office:value="124" calcext:value-type="float">
            <text:p>124</text:p>
          </table:table-cell>
          <table:table-cell table:formula="of:=LOOKUP(WEEKDAY([.A23];2);[.$B$1:.$B$7];[.$C$1:.$C$7])" office:value-type="string" office:string-value="niedziela" calcext:value-type="string">
            <text:p>niedziela</text:p>
          </table:table-cell>
          <table:table-cell table:formula="of:=[.L22]" office:value-type="float" office:value="40.68" calcext:value-type="float">
            <text:p>40,68</text:p>
          </table:table-cell>
          <table:table-cell table:formula="of:=[.M22]" office:value-type="float" office:value="28.56" calcext:value-type="float">
            <text:p>28,56</text:p>
          </table:table-cell>
          <table:table-cell table:formula="of:=ROUND(IF([.E23]&gt;[.$F$6];IF([.E23]-(([.B23]*[.$G$3])/100)&lt;0;((([.E23]*100)/[.$G$3])*[.$G$2])/100;0);([.$G$2]*([.B23]/2))/100);2)" office:value-type="float" office:value="0" calcext:value-type="float">
            <text:p>0,00</text:p>
          </table:table-cell>
          <table:table-cell table:formula="of:=ROUND(IF([.E23]&gt;[.$F$6];IF([.E23]-(([.B23]*[.$G$3])/100)&lt;0;[.E23];([.$G$3]*[.B23])/100);([.$G$3]*([.B23]/2))/100) ;2)" office:value-type="float" office:value="11.16" calcext:value-type="float">
            <text:p>11,16</text:p>
          </table:table-cell>
          <table:table-cell table:formula="of:=[.D23]-[.F23]" office:value-type="float" office:value="40.68" calcext:value-type="float">
            <text:p>40,68</text:p>
          </table:table-cell>
          <table:table-cell table:formula="of:=[.E23]-[.G23]" office:value-type="float" office:value="17.4" calcext:value-type="float">
            <text:p>17,40</text:p>
          </table:table-cell>
          <table:table-cell table:formula="of:=IF([.C23]=[.$L$6];IF([.H23]&lt;[.$N$6];[.$F$2];0);0)" office:value-type="float" office:value="0" calcext:value-type="float">
            <text:p>0,00</text:p>
          </table:table-cell>
          <table:table-cell table:formula="of:=IF([.I23]&lt;5;[.$F$3];0)" office:value-type="float" office:value="0" calcext:value-type="float">
            <text:p>0,00</text:p>
          </table:table-cell>
          <table:table-cell table:formula="of:=IF([.J23]=0;[.H23];[.J23])" office:value-type="float" office:value="40.68" calcext:value-type="float">
            <text:p>40,68</text:p>
          </table:table-cell>
          <table:table-cell table:formula="of:=IF([.K23]=0;[.I23];[.K23])" office:value-type="float" office:value="17.4" calcext:value-type="float">
            <text:p>17,40</text:p>
          </table:table-cell>
          <table:table-cell table:formula="of:=ROUND([.F23]*[.$S$5]+[.G23]*[.$S$4];2)" office:value-type="currency" office:currency="PLN" office:value="25.56" calcext:value-type="currency">
            <text:p>25,56 zł</text:p>
          </table:table-cell>
          <table:table-cell/>
          <table:table-cell table:formula="of:=ROUND([.B23]*[.$G$2]/100;2)" office:value-type="float" office:value="7.44" calcext:value-type="float">
            <text:p>7,44</text:p>
          </table:table-cell>
          <table:table-cell table:formula="of:=ROUND([.P23]*[.$S$5];2)" office:value-type="currency" office:currency="PLN" office:value="37.13" calcext:value-type="currency">
            <text:p>37,13 zł</text:p>
          </table:table-cell>
          <table:table-cell table:number-columns-repeated="1007"/>
        </table:table-row>
        <table:table-row table:style-name="ro2">
          <table:table-cell office:value-type="date" office:date-value="2014-01-13" calcext:value-type="date">
            <text:p>13.01.2014</text:p>
          </table:table-cell>
          <table:table-cell office:value-type="float" office:value="65" calcext:value-type="float">
            <text:p>65</text:p>
          </table:table-cell>
          <table:table-cell table:formula="of:=LOOKUP(WEEKDAY([.A24];2);[.$B$1:.$B$7];[.$C$1:.$C$7])" office:value-type="string" office:string-value="poniedziałek" calcext:value-type="string">
            <text:p>poniedziałek</text:p>
          </table:table-cell>
          <table:table-cell table:formula="of:=[.L23]" office:value-type="float" office:value="40.68" calcext:value-type="float">
            <text:p>40,68</text:p>
          </table:table-cell>
          <table:table-cell table:formula="of:=[.M23]" office:value-type="float" office:value="17.4" calcext:value-type="float">
            <text:p>17,40</text:p>
          </table:table-cell>
          <table:table-cell table:formula="of:=ROUND(IF([.E24]&gt;[.$F$6];IF([.E24]-(([.B24]*[.$G$3])/100)&lt;0;((([.E24]*100)/[.$G$3])*[.$G$2])/100;0);([.$G$2]*([.B24]/2))/100);2)" office:value-type="float" office:value="0" calcext:value-type="float">
            <text:p>0,00</text:p>
          </table:table-cell>
          <table:table-cell table:formula="of:=ROUND(IF([.E24]&gt;[.$F$6];IF([.E24]-(([.B24]*[.$G$3])/100)&lt;0;[.E24];([.$G$3]*[.B24])/100);([.$G$3]*([.B24]/2))/100) ;2)" office:value-type="float" office:value="5.85" calcext:value-type="float">
            <text:p>5,85</text:p>
          </table:table-cell>
          <table:table-cell table:formula="of:=[.D24]-[.F24]" office:value-type="float" office:value="40.68" calcext:value-type="float">
            <text:p>40,68</text:p>
          </table:table-cell>
          <table:table-cell table:formula="of:=[.E24]-[.G24]" office:value-type="float" office:value="11.55" calcext:value-type="float">
            <text:p>11,55</text:p>
          </table:table-cell>
          <table:table-cell table:formula="of:=IF([.C24]=[.$L$6];IF([.H24]&lt;[.$N$6];[.$F$2];0);0)" office:value-type="float" office:value="0" calcext:value-type="float">
            <text:p>0,00</text:p>
          </table:table-cell>
          <table:table-cell table:formula="of:=IF([.I24]&lt;5;[.$F$3];0)" office:value-type="float" office:value="0" calcext:value-type="float">
            <text:p>0,00</text:p>
          </table:table-cell>
          <table:table-cell table:formula="of:=IF([.J24]=0;[.H24];[.J24])" office:value-type="float" office:value="40.68" calcext:value-type="float">
            <text:p>40,68</text:p>
          </table:table-cell>
          <table:table-cell table:formula="of:=IF([.K24]=0;[.I24];[.K24])" office:value-type="float" office:value="11.55" calcext:value-type="float">
            <text:p>11,55</text:p>
          </table:table-cell>
          <table:table-cell table:formula="of:=ROUND([.F24]*[.$S$5]+[.G24]*[.$S$4];2)" office:value-type="currency" office:currency="PLN" office:value="13.4" calcext:value-type="currency">
            <text:p>13,40 zł</text:p>
          </table:table-cell>
          <table:table-cell/>
          <table:table-cell table:formula="of:=ROUND([.B24]*[.$G$2]/100;2)" office:value-type="float" office:value="3.9" calcext:value-type="float">
            <text:p>3,9</text:p>
          </table:table-cell>
          <table:table-cell table:formula="of:=ROUND([.P24]*[.$S$5];2)" office:value-type="currency" office:currency="PLN" office:value="19.46" calcext:value-type="currency">
            <text:p>19,46 zł</text:p>
          </table:table-cell>
          <table:table-cell table:number-columns-repeated="1007"/>
        </table:table-row>
        <table:table-row table:style-name="ro2">
          <table:table-cell office:value-type="date" office:date-value="2014-01-14" calcext:value-type="date">
            <text:p>14.01.2014</text:p>
          </table:table-cell>
          <table:table-cell office:value-type="float" office:value="101" calcext:value-type="float">
            <text:p>101</text:p>
          </table:table-cell>
          <table:table-cell table:formula="of:=LOOKUP(WEEKDAY([.A25];2);[.$B$1:.$B$7];[.$C$1:.$C$7])" office:value-type="string" office:string-value="wtorek" calcext:value-type="string">
            <text:p>wtorek</text:p>
          </table:table-cell>
          <table:table-cell table:formula="of:=[.L24]" office:value-type="float" office:value="40.68" calcext:value-type="float">
            <text:p>40,68</text:p>
          </table:table-cell>
          <table:table-cell table:formula="of:=[.M24]" office:value-type="float" office:value="11.55" calcext:value-type="float">
            <text:p>11,55</text:p>
          </table:table-cell>
          <table:table-cell table:formula="of:=ROUND(IF([.E25]&gt;[.$F$6];IF([.E25]-(([.B25]*[.$G$3])/100)&lt;0;((([.E25]*100)/[.$G$3])*[.$G$2])/100;0);([.$G$2]*([.B25]/2))/100);2)" office:value-type="float" office:value="3.03" calcext:value-type="float">
            <text:p>3,03</text:p>
          </table:table-cell>
          <table:table-cell table:formula="of:=ROUND(IF([.E25]&gt;[.$F$6];IF([.E25]-(([.B25]*[.$G$3])/100)&lt;0;[.E25];([.$G$3]*[.B25])/100);([.$G$3]*([.B25]/2))/100) ;2)" office:value-type="float" office:value="4.55" calcext:value-type="float">
            <text:p>4,55</text:p>
          </table:table-cell>
          <table:table-cell table:formula="of:=[.D25]-[.F25]" office:value-type="float" office:value="37.65" calcext:value-type="float">
            <text:p>37,65</text:p>
          </table:table-cell>
          <table:table-cell table:formula="of:=[.E25]-[.G25]" office:value-type="float" office:value="7" calcext:value-type="float">
            <text:p>7,00</text:p>
          </table:table-cell>
          <table:table-cell table:formula="of:=IF([.C25]=[.$L$6];IF([.H25]&lt;[.$N$6];[.$F$2];0);0)" office:value-type="float" office:value="0" calcext:value-type="float">
            <text:p>0,00</text:p>
          </table:table-cell>
          <table:table-cell table:formula="of:=IF([.I25]&lt;5;[.$F$3];0)" office:value-type="float" office:value="0" calcext:value-type="float">
            <text:p>0,00</text:p>
          </table:table-cell>
          <table:table-cell table:formula="of:=IF([.J25]=0;[.H25];[.J25])" office:value-type="float" office:value="37.65" calcext:value-type="float">
            <text:p>37,65</text:p>
          </table:table-cell>
          <table:table-cell table:formula="of:=IF([.K25]=0;[.I25];[.K25])" office:value-type="float" office:value="7" calcext:value-type="float">
            <text:p>7,00</text:p>
          </table:table-cell>
          <table:table-cell table:formula="of:=ROUND([.F25]*[.$S$5]+[.G25]*[.$S$4];2)" office:value-type="currency" office:currency="PLN" office:value="25.54" calcext:value-type="currency">
            <text:p>25,54 zł</text:p>
          </table:table-cell>
          <table:table-cell/>
          <table:table-cell table:formula="of:=ROUND([.B25]*[.$G$2]/100;2)" office:value-type="float" office:value="6.06" calcext:value-type="float">
            <text:p>6,06</text:p>
          </table:table-cell>
          <table:table-cell table:formula="of:=ROUND([.P25]*[.$S$5];2)" office:value-type="currency" office:currency="PLN" office:value="30.24" calcext:value-type="currency">
            <text:p>30,24 zł</text:p>
          </table:table-cell>
          <table:table-cell table:number-columns-repeated="1007"/>
        </table:table-row>
        <table:table-row table:style-name="ro2">
          <table:table-cell office:value-type="date" office:date-value="2014-01-15" calcext:value-type="date">
            <text:p>15.01.2014</text:p>
          </table:table-cell>
          <table:table-cell office:value-type="float" office:value="19" calcext:value-type="float">
            <text:p>19</text:p>
          </table:table-cell>
          <table:table-cell table:formula="of:=LOOKUP(WEEKDAY([.A26];2);[.$B$1:.$B$7];[.$C$1:.$C$7])" office:value-type="string" office:string-value="środa" calcext:value-type="string">
            <text:p>środa</text:p>
          </table:table-cell>
          <table:table-cell table:formula="of:=[.L25]" office:value-type="float" office:value="37.65" calcext:value-type="float">
            <text:p>37,65</text:p>
          </table:table-cell>
          <table:table-cell table:formula="of:=[.M25]" office:value-type="float" office:value="7" calcext:value-type="float">
            <text:p>7,00</text:p>
          </table:table-cell>
          <table:table-cell table:formula="of:=ROUND(IF([.E26]&gt;[.$F$6];IF([.E26]-(([.B26]*[.$G$3])/100)&lt;0;((([.E26]*100)/[.$G$3])*[.$G$2])/100;0);([.$G$2]*([.B26]/2))/100);2)" office:value-type="float" office:value="0.57" calcext:value-type="float">
            <text:p>0,57</text:p>
          </table:table-cell>
          <table:table-cell table:formula="of:=ROUND(IF([.E26]&gt;[.$F$6];IF([.E26]-(([.B26]*[.$G$3])/100)&lt;0;[.E26];([.$G$3]*[.B26])/100);([.$G$3]*([.B26]/2))/100) ;2)" office:value-type="float" office:value="0.86" calcext:value-type="float">
            <text:p>0,86</text:p>
          </table:table-cell>
          <table:table-cell table:formula="of:=[.D26]-[.F26]" office:value-type="float" office:value="37.08" calcext:value-type="float">
            <text:p>37,08</text:p>
          </table:table-cell>
          <table:table-cell table:formula="of:=[.E26]-[.G26]" office:value-type="float" office:value="6.14" calcext:value-type="float">
            <text:p>6,14</text:p>
          </table:table-cell>
          <table:table-cell table:formula="of:=IF([.C26]=[.$L$6];IF([.H26]&lt;[.$N$6];[.$F$2];0);0)" office:value-type="float" office:value="0" calcext:value-type="float">
            <text:p>0,00</text:p>
          </table:table-cell>
          <table:table-cell table:formula="of:=IF([.I26]&lt;5;[.$F$3];0)" office:value-type="float" office:value="0" calcext:value-type="float">
            <text:p>0,00</text:p>
          </table:table-cell>
          <table:table-cell table:formula="of:=IF([.J26]=0;[.H26];[.J26])" office:value-type="float" office:value="37.08" calcext:value-type="float">
            <text:p>37,08</text:p>
          </table:table-cell>
          <table:table-cell table:formula="of:=IF([.K26]=0;[.I26];[.K26])" office:value-type="float" office:value="6.14" calcext:value-type="float">
            <text:p>6,14</text:p>
          </table:table-cell>
          <table:table-cell table:formula="of:=ROUND([.F26]*[.$S$5]+[.G26]*[.$S$4];2)" office:value-type="currency" office:currency="PLN" office:value="4.81" calcext:value-type="currency">
            <text:p>4,81 zł</text:p>
          </table:table-cell>
          <table:table-cell/>
          <table:table-cell table:formula="of:=ROUND([.B26]*[.$G$2]/100;2)" office:value-type="float" office:value="1.14" calcext:value-type="float">
            <text:p>1,14</text:p>
          </table:table-cell>
          <table:table-cell table:formula="of:=ROUND([.P26]*[.$S$5];2)" office:value-type="currency" office:currency="PLN" office:value="5.69" calcext:value-type="currency">
            <text:p>5,69 zł</text:p>
          </table:table-cell>
          <table:table-cell table:number-columns-repeated="1007"/>
        </table:table-row>
        <table:table-row table:style-name="ro2">
          <table:table-cell office:value-type="date" office:date-value="2014-01-16" calcext:value-type="date">
            <text:p>16.01.2014</text:p>
          </table:table-cell>
          <table:table-cell office:value-type="float" office:value="31" calcext:value-type="float">
            <text:p>31</text:p>
          </table:table-cell>
          <table:table-cell table:formula="of:=LOOKUP(WEEKDAY([.A27];2);[.$B$1:.$B$7];[.$C$1:.$C$7])" office:value-type="string" office:string-value="czwartek" calcext:value-type="string">
            <text:p>czwartek</text:p>
          </table:table-cell>
          <table:table-cell table:formula="of:=[.L26]" office:value-type="float" office:value="37.08" calcext:value-type="float">
            <text:p>37,08</text:p>
          </table:table-cell>
          <table:table-cell table:formula="of:=[.M26]" office:value-type="float" office:value="6.14" calcext:value-type="float">
            <text:p>6,14</text:p>
          </table:table-cell>
          <table:table-cell table:formula="of:=ROUND(IF([.E27]&gt;[.$F$6];IF([.E27]-(([.B27]*[.$G$3])/100)&lt;0;((([.E27]*100)/[.$G$3])*[.$G$2])/100;0);([.$G$2]*([.B27]/2))/100);2)" office:value-type="float" office:value="0.93" calcext:value-type="float">
            <text:p>0,93</text:p>
          </table:table-cell>
          <table:table-cell table:formula="of:=ROUND(IF([.E27]&gt;[.$F$6];IF([.E27]-(([.B27]*[.$G$3])/100)&lt;0;[.E27];([.$G$3]*[.B27])/100);([.$G$3]*([.B27]/2))/100) ;2)" office:value-type="float" office:value="1.4" calcext:value-type="float">
            <text:p>1,40</text:p>
          </table:table-cell>
          <table:table-cell table:formula="of:=[.D27]-[.F27]" office:value-type="float" office:value="36.15" calcext:value-type="float">
            <text:p>36,15</text:p>
          </table:table-cell>
          <table:table-cell table:formula="of:=[.E27]-[.G27]" office:value-type="float" office:value="4.74" calcext:value-type="float">
            <text:p>4,74</text:p>
          </table:table-cell>
          <table:table-cell table:formula="of:=IF([.C27]=[.$L$6];IF([.H27]&lt;[.$N$6];[.$F$2];0);0)" office:value-type="float" office:value="45" calcext:value-type="float">
            <text:p>45,00</text:p>
          </table:table-cell>
          <table:table-cell table:formula="of:=IF([.I27]&lt;5;[.$F$3];0)" office:value-type="float" office:value="30" calcext:value-type="float">
            <text:p>30,00</text:p>
          </table:table-cell>
          <table:table-cell table:formula="of:=IF([.J27]=0;[.H27];[.J27])" office:value-type="float" office:value="45" calcext:value-type="float">
            <text:p>45,00</text:p>
          </table:table-cell>
          <table:table-cell table:formula="of:=IF([.K27]=0;[.I27];[.K27])" office:value-type="float" office:value="30" calcext:value-type="float">
            <text:p>30,00</text:p>
          </table:table-cell>
          <table:table-cell table:formula="of:=ROUND([.F27]*[.$S$5]+[.G27]*[.$S$4];2)" office:value-type="currency" office:currency="PLN" office:value="7.85" calcext:value-type="currency">
            <text:p>7,85 zł</text:p>
          </table:table-cell>
          <table:table-cell/>
          <table:table-cell table:formula="of:=ROUND([.B27]*[.$G$2]/100;2)" office:value-type="float" office:value="1.86" calcext:value-type="float">
            <text:p>1,86</text:p>
          </table:table-cell>
          <table:table-cell table:formula="of:=ROUND([.P27]*[.$S$5];2)" office:value-type="currency" office:currency="PLN" office:value="9.28" calcext:value-type="currency">
            <text:p>9,28 zł</text:p>
          </table:table-cell>
          <table:table-cell table:number-columns-repeated="1007"/>
        </table:table-row>
        <table:table-row table:style-name="ro2">
          <table:table-cell office:value-type="date" office:date-value="2014-01-17" calcext:value-type="date">
            <text:p>17.01.2014</text:p>
          </table:table-cell>
          <table:table-cell office:value-type="float" office:value="109" calcext:value-type="float">
            <text:p>109</text:p>
          </table:table-cell>
          <table:table-cell table:formula="of:=LOOKUP(WEEKDAY([.A28];2);[.$B$1:.$B$7];[.$C$1:.$C$7])" office:value-type="string" office:string-value="piątek" calcext:value-type="string">
            <text:p>piątek</text:p>
          </table:table-cell>
          <table:table-cell table:formula="of:=[.L27]" office:value-type="float" office:value="45" calcext:value-type="float">
            <text:p>45,00</text:p>
          </table:table-cell>
          <table:table-cell table:formula="of:=[.M27]" office:value-type="float" office:value="30" calcext:value-type="float">
            <text:p>30,00</text:p>
          </table:table-cell>
          <table:table-cell table:formula="of:=ROUND(IF([.E28]&gt;[.$F$6];IF([.E28]-(([.B28]*[.$G$3])/100)&lt;0;((([.E28]*100)/[.$G$3])*[.$G$2])/100;0);([.$G$2]*([.B28]/2))/100);2)" office:value-type="float" office:value="0" calcext:value-type="float">
            <text:p>0,00</text:p>
          </table:table-cell>
          <table:table-cell table:formula="of:=ROUND(IF([.E28]&gt;[.$F$6];IF([.E28]-(([.B28]*[.$G$3])/100)&lt;0;[.E28];([.$G$3]*[.B28])/100);([.$G$3]*([.B28]/2))/100) ;2)" office:value-type="float" office:value="9.81" calcext:value-type="float">
            <text:p>9,81</text:p>
          </table:table-cell>
          <table:table-cell table:formula="of:=[.D28]-[.F28]" office:value-type="float" office:value="45" calcext:value-type="float">
            <text:p>45,00</text:p>
          </table:table-cell>
          <table:table-cell table:formula="of:=[.E28]-[.G28]" office:value-type="float" office:value="20.19" calcext:value-type="float">
            <text:p>20,19</text:p>
          </table:table-cell>
          <table:table-cell table:formula="of:=IF([.C28]=[.$L$6];IF([.H28]&lt;[.$N$6];[.$F$2];0);0)" office:value-type="float" office:value="0" calcext:value-type="float">
            <text:p>0,00</text:p>
          </table:table-cell>
          <table:table-cell table:formula="of:=IF([.I28]&lt;5;[.$F$3];0)" office:value-type="float" office:value="0" calcext:value-type="float">
            <text:p>0,00</text:p>
          </table:table-cell>
          <table:table-cell table:formula="of:=IF([.J28]=0;[.H28];[.J28])" office:value-type="float" office:value="45" calcext:value-type="float">
            <text:p>45,00</text:p>
          </table:table-cell>
          <table:table-cell table:formula="of:=IF([.K28]=0;[.I28];[.K28])" office:value-type="float" office:value="20.19" calcext:value-type="float">
            <text:p>20,19</text:p>
          </table:table-cell>
          <table:table-cell table:formula="of:=ROUND([.F28]*[.$S$5]+[.G28]*[.$S$4];2)" office:value-type="currency" office:currency="PLN" office:value="22.46" calcext:value-type="currency">
            <text:p>22,46 zł</text:p>
          </table:table-cell>
          <table:table-cell/>
          <table:table-cell table:formula="of:=ROUND([.B28]*[.$G$2]/100;2)" office:value-type="float" office:value="6.54" calcext:value-type="float">
            <text:p>6,54</text:p>
          </table:table-cell>
          <table:table-cell table:formula="of:=ROUND([.P28]*[.$S$5];2)" office:value-type="currency" office:currency="PLN" office:value="32.63" calcext:value-type="currency">
            <text:p>32,63 zł</text:p>
          </table:table-cell>
          <table:table-cell table:number-columns-repeated="1007"/>
        </table:table-row>
        <table:table-row table:style-name="ro2">
          <table:table-cell office:value-type="date" office:date-value="2014-01-18" calcext:value-type="date">
            <text:p>18.01.2014</text:p>
          </table:table-cell>
          <table:table-cell office:value-type="float" office:value="40" calcext:value-type="float">
            <text:p>40</text:p>
          </table:table-cell>
          <table:table-cell table:formula="of:=LOOKUP(WEEKDAY([.A29];2);[.$B$1:.$B$7];[.$C$1:.$C$7])" office:value-type="string" office:string-value="sobota" calcext:value-type="string">
            <text:p>sobota</text:p>
          </table:table-cell>
          <table:table-cell table:formula="of:=[.L28]" office:value-type="float" office:value="45" calcext:value-type="float">
            <text:p>45,00</text:p>
          </table:table-cell>
          <table:table-cell table:formula="of:=[.M28]" office:value-type="float" office:value="20.19" calcext:value-type="float">
            <text:p>20,19</text:p>
          </table:table-cell>
          <table:table-cell table:formula="of:=ROUND(IF([.E29]&gt;[.$F$6];IF([.E29]-(([.B29]*[.$G$3])/100)&lt;0;((([.E29]*100)/[.$G$3])*[.$G$2])/100;0);([.$G$2]*([.B29]/2))/100);2)" office:value-type="float" office:value="0" calcext:value-type="float">
            <text:p>0,00</text:p>
          </table:table-cell>
          <table:table-cell table:formula="of:=ROUND(IF([.E29]&gt;[.$F$6];IF([.E29]-(([.B29]*[.$G$3])/100)&lt;0;[.E29];([.$G$3]*[.B29])/100);([.$G$3]*([.B29]/2))/100) ;2)" office:value-type="float" office:value="3.6" calcext:value-type="float">
            <text:p>3,60</text:p>
          </table:table-cell>
          <table:table-cell table:formula="of:=[.D29]-[.F29]" office:value-type="float" office:value="45" calcext:value-type="float">
            <text:p>45,00</text:p>
          </table:table-cell>
          <table:table-cell table:formula="of:=[.E29]-[.G29]" office:value-type="float" office:value="16.59" calcext:value-type="float">
            <text:p>16,59</text:p>
          </table:table-cell>
          <table:table-cell table:formula="of:=IF([.C29]=[.$L$6];IF([.H29]&lt;[.$N$6];[.$F$2];0);0)" office:value-type="float" office:value="0" calcext:value-type="float">
            <text:p>0,00</text:p>
          </table:table-cell>
          <table:table-cell table:formula="of:=IF([.I29]&lt;5;[.$F$3];0)" office:value-type="float" office:value="0" calcext:value-type="float">
            <text:p>0,00</text:p>
          </table:table-cell>
          <table:table-cell table:formula="of:=IF([.J29]=0;[.H29];[.J29])" office:value-type="float" office:value="45" calcext:value-type="float">
            <text:p>45,00</text:p>
          </table:table-cell>
          <table:table-cell table:formula="of:=IF([.K29]=0;[.I29];[.K29])" office:value-type="float" office:value="16.59" calcext:value-type="float">
            <text:p>16,59</text:p>
          </table:table-cell>
          <table:table-cell table:formula="of:=ROUND([.F29]*[.$S$5]+[.G29]*[.$S$4];2)" office:value-type="currency" office:currency="PLN" office:value="8.24" calcext:value-type="currency">
            <text:p>8,24 zł</text:p>
          </table:table-cell>
          <table:table-cell/>
          <table:table-cell table:formula="of:=ROUND([.B29]*[.$G$2]/100;2)" office:value-type="float" office:value="2.4" calcext:value-type="float">
            <text:p>2,4</text:p>
          </table:table-cell>
          <table:table-cell table:formula="of:=ROUND([.P29]*[.$S$5];2)" office:value-type="currency" office:currency="PLN" office:value="11.98" calcext:value-type="currency">
            <text:p>11,98 zł</text:p>
          </table:table-cell>
          <table:table-cell table:number-columns-repeated="1007"/>
        </table:table-row>
        <table:table-row table:style-name="ro2">
          <table:table-cell office:value-type="date" office:date-value="2014-01-19" calcext:value-type="date">
            <text:p>19.01.2014</text:p>
          </table:table-cell>
          <table:table-cell office:value-type="float" office:value="70" calcext:value-type="float">
            <text:p>70</text:p>
          </table:table-cell>
          <table:table-cell table:formula="of:=LOOKUP(WEEKDAY([.A30];2);[.$B$1:.$B$7];[.$C$1:.$C$7])" office:value-type="string" office:string-value="niedziela" calcext:value-type="string">
            <text:p>niedziela</text:p>
          </table:table-cell>
          <table:table-cell table:formula="of:=[.L29]" office:value-type="float" office:value="45" calcext:value-type="float">
            <text:p>45,00</text:p>
          </table:table-cell>
          <table:table-cell table:formula="of:=[.M29]" office:value-type="float" office:value="16.59" calcext:value-type="float">
            <text:p>16,59</text:p>
          </table:table-cell>
          <table:table-cell table:formula="of:=ROUND(IF([.E30]&gt;[.$F$6];IF([.E30]-(([.B30]*[.$G$3])/100)&lt;0;((([.E30]*100)/[.$G$3])*[.$G$2])/100;0);([.$G$2]*([.B30]/2))/100);2)" office:value-type="float" office:value="0" calcext:value-type="float">
            <text:p>0,00</text:p>
          </table:table-cell>
          <table:table-cell table:formula="of:=ROUND(IF([.E30]&gt;[.$F$6];IF([.E30]-(([.B30]*[.$G$3])/100)&lt;0;[.E30];([.$G$3]*[.B30])/100);([.$G$3]*([.B30]/2))/100) ;2)" office:value-type="float" office:value="6.3" calcext:value-type="float">
            <text:p>6,30</text:p>
          </table:table-cell>
          <table:table-cell table:formula="of:=[.D30]-[.F30]" office:value-type="float" office:value="45" calcext:value-type="float">
            <text:p>45,00</text:p>
          </table:table-cell>
          <table:table-cell table:formula="of:=[.E30]-[.G30]" office:value-type="float" office:value="10.29" calcext:value-type="float">
            <text:p>10,29</text:p>
          </table:table-cell>
          <table:table-cell table:formula="of:=IF([.C30]=[.$L$6];IF([.H30]&lt;[.$N$6];[.$F$2];0);0)" office:value-type="float" office:value="0" calcext:value-type="float">
            <text:p>0,00</text:p>
          </table:table-cell>
          <table:table-cell table:formula="of:=IF([.I30]&lt;5;[.$F$3];0)" office:value-type="float" office:value="0" calcext:value-type="float">
            <text:p>0,00</text:p>
          </table:table-cell>
          <table:table-cell table:formula="of:=IF([.J30]=0;[.H30];[.J30])" office:value-type="float" office:value="45" calcext:value-type="float">
            <text:p>45,00</text:p>
          </table:table-cell>
          <table:table-cell table:formula="of:=IF([.K30]=0;[.I30];[.K30])" office:value-type="float" office:value="10.29" calcext:value-type="float">
            <text:p>10,29</text:p>
          </table:table-cell>
          <table:table-cell table:formula="of:=ROUND([.F30]*[.$S$5]+[.G30]*[.$S$4];2)" office:value-type="currency" office:currency="PLN" office:value="14.43" calcext:value-type="currency">
            <text:p>14,43 zł</text:p>
          </table:table-cell>
          <table:table-cell/>
          <table:table-cell table:formula="of:=ROUND([.B30]*[.$G$2]/100;2)" office:value-type="float" office:value="4.2" calcext:value-type="float">
            <text:p>4,2</text:p>
          </table:table-cell>
          <table:table-cell table:formula="of:=ROUND([.P30]*[.$S$5];2)" office:value-type="currency" office:currency="PLN" office:value="20.96" calcext:value-type="currency">
            <text:p>20,96 zł</text:p>
          </table:table-cell>
          <table:table-cell table:number-columns-repeated="1007"/>
        </table:table-row>
        <table:table-row table:style-name="ro2">
          <table:table-cell office:value-type="date" office:date-value="2014-01-20" calcext:value-type="date">
            <text:p>20.01.2014</text:p>
          </table:table-cell>
          <table:table-cell office:value-type="float" office:value="34" calcext:value-type="float">
            <text:p>34</text:p>
          </table:table-cell>
          <table:table-cell table:formula="of:=LOOKUP(WEEKDAY([.A31];2);[.$B$1:.$B$7];[.$C$1:.$C$7])" office:value-type="string" office:string-value="poniedziałek" calcext:value-type="string">
            <text:p>poniedziałek</text:p>
          </table:table-cell>
          <table:table-cell table:formula="of:=[.L30]" office:value-type="float" office:value="45" calcext:value-type="float">
            <text:p>45,00</text:p>
          </table:table-cell>
          <table:table-cell table:formula="of:=[.M30]" office:value-type="float" office:value="10.29" calcext:value-type="float">
            <text:p>10,29</text:p>
          </table:table-cell>
          <table:table-cell table:formula="of:=ROUND(IF([.E31]&gt;[.$F$6];IF([.E31]-(([.B31]*[.$G$3])/100)&lt;0;((([.E31]*100)/[.$G$3])*[.$G$2])/100;0);([.$G$2]*([.B31]/2))/100);2)" office:value-type="float" office:value="1.02" calcext:value-type="float">
            <text:p>1,02</text:p>
          </table:table-cell>
          <table:table-cell table:formula="of:=ROUND(IF([.E31]&gt;[.$F$6];IF([.E31]-(([.B31]*[.$G$3])/100)&lt;0;[.E31];([.$G$3]*[.B31])/100);([.$G$3]*([.B31]/2))/100) ;2)" office:value-type="float" office:value="1.53" calcext:value-type="float">
            <text:p>1,53</text:p>
          </table:table-cell>
          <table:table-cell table:formula="of:=[.D31]-[.F31]" office:value-type="float" office:value="43.98" calcext:value-type="float">
            <text:p>43,98</text:p>
          </table:table-cell>
          <table:table-cell table:formula="of:=[.E31]-[.G31]" office:value-type="float" office:value="8.76" calcext:value-type="float">
            <text:p>8,76</text:p>
          </table:table-cell>
          <table:table-cell table:formula="of:=IF([.C31]=[.$L$6];IF([.H31]&lt;[.$N$6];[.$F$2];0);0)" office:value-type="float" office:value="0" calcext:value-type="float">
            <text:p>0,00</text:p>
          </table:table-cell>
          <table:table-cell table:formula="of:=IF([.I31]&lt;5;[.$F$3];0)" office:value-type="float" office:value="0" calcext:value-type="float">
            <text:p>0,00</text:p>
          </table:table-cell>
          <table:table-cell table:formula="of:=IF([.J31]=0;[.H31];[.J31])" office:value-type="float" office:value="43.98" calcext:value-type="float">
            <text:p>43,98</text:p>
          </table:table-cell>
          <table:table-cell table:formula="of:=IF([.K31]=0;[.I31];[.K31])" office:value-type="float" office:value="8.76" calcext:value-type="float">
            <text:p>8,76</text:p>
          </table:table-cell>
          <table:table-cell table:formula="of:=ROUND([.F31]*[.$S$5]+[.G31]*[.$S$4];2)" office:value-type="currency" office:currency="PLN" office:value="8.59" calcext:value-type="currency">
            <text:p>8,59 zł</text:p>
          </table:table-cell>
          <table:table-cell/>
          <table:table-cell table:formula="of:=ROUND([.B31]*[.$G$2]/100;2)" office:value-type="float" office:value="2.04" calcext:value-type="float">
            <text:p>2,04</text:p>
          </table:table-cell>
          <table:table-cell table:formula="of:=ROUND([.P31]*[.$S$5];2)" office:value-type="currency" office:currency="PLN" office:value="10.18" calcext:value-type="currency">
            <text:p>10,18 zł</text:p>
          </table:table-cell>
          <table:table-cell table:number-columns-repeated="1007"/>
        </table:table-row>
        <table:table-row table:style-name="ro2">
          <table:table-cell office:value-type="date" office:date-value="2014-01-21" calcext:value-type="date">
            <text:p>21.01.2014</text:p>
          </table:table-cell>
          <table:table-cell office:value-type="float" office:value="111" calcext:value-type="float">
            <text:p>111</text:p>
          </table:table-cell>
          <table:table-cell table:formula="of:=LOOKUP(WEEKDAY([.A32];2);[.$B$1:.$B$7];[.$C$1:.$C$7])" office:value-type="string" office:string-value="wtorek" calcext:value-type="string">
            <text:p>wtorek</text:p>
          </table:table-cell>
          <table:table-cell table:formula="of:=[.L31]" office:value-type="float" office:value="43.98" calcext:value-type="float">
            <text:p>43,98</text:p>
          </table:table-cell>
          <table:table-cell table:formula="of:=[.M31]" office:value-type="float" office:value="8.76" calcext:value-type="float">
            <text:p>8,76</text:p>
          </table:table-cell>
          <table:table-cell table:formula="of:=ROUND(IF([.E32]&gt;[.$F$6];IF([.E32]-(([.B32]*[.$G$3])/100)&lt;0;((([.E32]*100)/[.$G$3])*[.$G$2])/100;0);([.$G$2]*([.B32]/2))/100);2)" office:value-type="float" office:value="3.33" calcext:value-type="float">
            <text:p>3,33</text:p>
          </table:table-cell>
          <table:table-cell table:formula="of:=ROUND(IF([.E32]&gt;[.$F$6];IF([.E32]-(([.B32]*[.$G$3])/100)&lt;0;[.E32];([.$G$3]*[.B32])/100);([.$G$3]*([.B32]/2))/100) ;2)" office:value-type="float" office:value="5" calcext:value-type="float">
            <text:p>5,00</text:p>
          </table:table-cell>
          <table:table-cell table:formula="of:=[.D32]-[.F32]" office:value-type="float" office:value="40.65" calcext:value-type="float">
            <text:p>40,65</text:p>
          </table:table-cell>
          <table:table-cell table:formula="of:=[.E32]-[.G32]" office:value-type="float" office:value="3.76" calcext:value-type="float">
            <text:p>3,76</text:p>
          </table:table-cell>
          <table:table-cell table:formula="of:=IF([.C32]=[.$L$6];IF([.H32]&lt;[.$N$6];[.$F$2];0);0)" office:value-type="float" office:value="0" calcext:value-type="float">
            <text:p>0,00</text:p>
          </table:table-cell>
          <table:table-cell table:formula="of:=IF([.I32]&lt;5;[.$F$3];0)" office:value-type="float" office:value="30" calcext:value-type="float">
            <text:p>30,00</text:p>
          </table:table-cell>
          <table:table-cell table:formula="of:=IF([.J32]=0;[.H32];[.J32])" office:value-type="float" office:value="40.65" calcext:value-type="float">
            <text:p>40,65</text:p>
          </table:table-cell>
          <table:table-cell table:formula="of:=IF([.K32]=0;[.I32];[.K32])" office:value-type="float" office:value="30" calcext:value-type="float">
            <text:p>30,00</text:p>
          </table:table-cell>
          <table:table-cell table:formula="of:=ROUND([.F32]*[.$S$5]+[.G32]*[.$S$4];2)" office:value-type="currency" office:currency="PLN" office:value="28.07" calcext:value-type="currency">
            <text:p>28,07 zł</text:p>
          </table:table-cell>
          <table:table-cell/>
          <table:table-cell table:formula="of:=ROUND([.B32]*[.$G$2]/100;2)" office:value-type="float" office:value="6.66" calcext:value-type="float">
            <text:p>6,66</text:p>
          </table:table-cell>
          <table:table-cell table:formula="of:=ROUND([.P32]*[.$S$5];2)" office:value-type="currency" office:currency="PLN" office:value="33.23" calcext:value-type="currency">
            <text:p>33,23 zł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22.01.2014</text:p>
          </table:table-cell>
          <table:table-cell office:value-type="float" office:value="125" calcext:value-type="float">
            <text:p>125</text:p>
          </table:table-cell>
          <table:table-cell table:formula="of:=LOOKUP(WEEKDAY([.A33];2);[.$B$1:.$B$7];[.$C$1:.$C$7])" office:value-type="string" office:string-value="środa" calcext:value-type="string">
            <text:p>środa</text:p>
          </table:table-cell>
          <table:table-cell table:formula="of:=[.L32]" office:value-type="float" office:value="40.65" calcext:value-type="float">
            <text:p>40,65</text:p>
          </table:table-cell>
          <table:table-cell table:formula="of:=[.M32]" office:value-type="float" office:value="30" calcext:value-type="float">
            <text:p>30,00</text:p>
          </table:table-cell>
          <table:table-cell table:formula="of:=ROUND(IF([.E33]&gt;[.$F$6];IF([.E33]-(([.B33]*[.$G$3])/100)&lt;0;((([.E33]*100)/[.$G$3])*[.$G$2])/100;0);([.$G$2]*([.B33]/2))/100);2)" office:value-type="float" office:value="0" calcext:value-type="float">
            <text:p>0,00</text:p>
          </table:table-cell>
          <table:table-cell table:formula="of:=ROUND(IF([.E33]&gt;[.$F$6];IF([.E33]-(([.B33]*[.$G$3])/100)&lt;0;[.E33];([.$G$3]*[.B33])/100);([.$G$3]*([.B33]/2))/100) ;2)" office:value-type="float" office:value="11.25" calcext:value-type="float">
            <text:p>11,25</text:p>
          </table:table-cell>
          <table:table-cell table:formula="of:=[.D33]-[.F33]" office:value-type="float" office:value="40.65" calcext:value-type="float">
            <text:p>40,65</text:p>
          </table:table-cell>
          <table:table-cell table:formula="of:=[.E33]-[.G33]" office:value-type="float" office:value="18.75" calcext:value-type="float">
            <text:p>18,75</text:p>
          </table:table-cell>
          <table:table-cell table:formula="of:=IF([.C33]=[.$L$6];IF([.H33]&lt;[.$N$6];[.$F$2];0);0)" office:value-type="float" office:value="0" calcext:value-type="float">
            <text:p>0,00</text:p>
          </table:table-cell>
          <table:table-cell table:formula="of:=IF([.I33]&lt;5;[.$F$3];0)" office:value-type="float" office:value="0" calcext:value-type="float">
            <text:p>0,00</text:p>
          </table:table-cell>
          <table:table-cell table:formula="of:=IF([.J33]=0;[.H33];[.J33])" office:value-type="float" office:value="40.65" calcext:value-type="float">
            <text:p>40,65</text:p>
          </table:table-cell>
          <table:table-cell table:formula="of:=IF([.K33]=0;[.I33];[.K33])" office:value-type="float" office:value="18.75" calcext:value-type="float">
            <text:p>18,75</text:p>
          </table:table-cell>
          <table:table-cell table:formula="of:=ROUND([.F33]*[.$S$5]+[.G33]*[.$S$4];2)" office:value-type="currency" office:currency="PLN" office:value="25.76" calcext:value-type="currency">
            <text:p>25,76 zł</text:p>
          </table:table-cell>
          <table:table-cell/>
          <table:table-cell table:formula="of:=ROUND([.B33]*[.$G$2]/100;2)" office:value-type="float" office:value="7.5" calcext:value-type="float">
            <text:p>7,5</text:p>
          </table:table-cell>
          <table:table-cell table:formula="of:=ROUND([.P33]*[.$S$5];2)" office:value-type="currency" office:currency="PLN" office:value="37.43" calcext:value-type="currency">
            <text:p>37,43 zł</text:p>
          </table:table-cell>
          <table:table-cell table:number-columns-repeated="1007"/>
        </table:table-row>
        <table:table-row table:style-name="ro2">
          <table:table-cell office:value-type="date" office:date-value="2014-01-23" calcext:value-type="date">
            <text:p>23.01.2014</text:p>
          </table:table-cell>
          <table:table-cell office:value-type="float" office:value="76" calcext:value-type="float">
            <text:p>76</text:p>
          </table:table-cell>
          <table:table-cell table:formula="of:=LOOKUP(WEEKDAY([.A34];2);[.$B$1:.$B$7];[.$C$1:.$C$7])" office:value-type="string" office:string-value="czwartek" calcext:value-type="string">
            <text:p>czwartek</text:p>
          </table:table-cell>
          <table:table-cell table:formula="of:=[.L33]" office:value-type="float" office:value="40.65" calcext:value-type="float">
            <text:p>40,65</text:p>
          </table:table-cell>
          <table:table-cell table:formula="of:=[.M33]" office:value-type="float" office:value="18.75" calcext:value-type="float">
            <text:p>18,75</text:p>
          </table:table-cell>
          <table:table-cell table:formula="of:=ROUND(IF([.E34]&gt;[.$F$6];IF([.E34]-(([.B34]*[.$G$3])/100)&lt;0;((([.E34]*100)/[.$G$3])*[.$G$2])/100;0);([.$G$2]*([.B34]/2))/100);2)" office:value-type="float" office:value="0" calcext:value-type="float">
            <text:p>0,00</text:p>
          </table:table-cell>
          <table:table-cell table:formula="of:=ROUND(IF([.E34]&gt;[.$F$6];IF([.E34]-(([.B34]*[.$G$3])/100)&lt;0;[.E34];([.$G$3]*[.B34])/100);([.$G$3]*([.B34]/2))/100) ;2)" office:value-type="float" office:value="6.84" calcext:value-type="float">
            <text:p>6,84</text:p>
          </table:table-cell>
          <table:table-cell table:formula="of:=[.D34]-[.F34]" office:value-type="float" office:value="40.65" calcext:value-type="float">
            <text:p>40,65</text:p>
          </table:table-cell>
          <table:table-cell table:formula="of:=[.E34]-[.G34]" office:value-type="float" office:value="11.91" calcext:value-type="float">
            <text:p>11,91</text:p>
          </table:table-cell>
          <table:table-cell table:formula="of:=IF([.C34]=[.$L$6];IF([.H34]&lt;[.$N$6];[.$F$2];0);0)" office:value-type="float" office:value="0" calcext:value-type="float">
            <text:p>0,00</text:p>
          </table:table-cell>
          <table:table-cell table:formula="of:=IF([.I34]&lt;5;[.$F$3];0)" office:value-type="float" office:value="0" calcext:value-type="float">
            <text:p>0,00</text:p>
          </table:table-cell>
          <table:table-cell table:formula="of:=IF([.J34]=0;[.H34];[.J34])" office:value-type="float" office:value="40.65" calcext:value-type="float">
            <text:p>40,65</text:p>
          </table:table-cell>
          <table:table-cell table:formula="of:=IF([.K34]=0;[.I34];[.K34])" office:value-type="float" office:value="11.91" calcext:value-type="float">
            <text:p>11,91</text:p>
          </table:table-cell>
          <table:table-cell table:formula="of:=ROUND([.F34]*[.$S$5]+[.G34]*[.$S$4];2)" office:value-type="currency" office:currency="PLN" office:value="15.66" calcext:value-type="currency">
            <text:p>15,66 zł</text:p>
          </table:table-cell>
          <table:table-cell/>
          <table:table-cell table:formula="of:=ROUND([.B34]*[.$G$2]/100;2)" office:value-type="float" office:value="4.56" calcext:value-type="float">
            <text:p>4,56</text:p>
          </table:table-cell>
          <table:table-cell table:formula="of:=ROUND([.P34]*[.$S$5];2)" office:value-type="currency" office:currency="PLN" office:value="22.75" calcext:value-type="currency">
            <text:p>22,75 zł</text:p>
          </table:table-cell>
          <table:table-cell table:number-columns-repeated="1007"/>
        </table:table-row>
        <table:table-row table:style-name="ro2">
          <table:table-cell office:value-type="date" office:date-value="2014-01-24" calcext:value-type="date">
            <text:p>24.01.2014</text:p>
          </table:table-cell>
          <table:table-cell office:value-type="float" office:value="125" calcext:value-type="float">
            <text:p>125</text:p>
          </table:table-cell>
          <table:table-cell table:formula="of:=LOOKUP(WEEKDAY([.A35];2);[.$B$1:.$B$7];[.$C$1:.$C$7])" office:value-type="string" office:string-value="piątek" calcext:value-type="string">
            <text:p>piątek</text:p>
          </table:table-cell>
          <table:table-cell table:formula="of:=[.L34]" office:value-type="float" office:value="40.65" calcext:value-type="float">
            <text:p>40,65</text:p>
          </table:table-cell>
          <table:table-cell table:formula="of:=[.M34]" office:value-type="float" office:value="11.91" calcext:value-type="float">
            <text:p>11,91</text:p>
          </table:table-cell>
          <table:table-cell table:formula="of:=ROUND(IF([.E35]&gt;[.$F$6];IF([.E35]-(([.B35]*[.$G$3])/100)&lt;0;((([.E35]*100)/[.$G$3])*[.$G$2])/100;0);([.$G$2]*([.B35]/2))/100);2)" office:value-type="float" office:value="3.75" calcext:value-type="float">
            <text:p>3,75</text:p>
          </table:table-cell>
          <table:table-cell table:formula="of:=ROUND(IF([.E35]&gt;[.$F$6];IF([.E35]-(([.B35]*[.$G$3])/100)&lt;0;[.E35];([.$G$3]*[.B35])/100);([.$G$3]*([.B35]/2))/100) ;2)" office:value-type="float" office:value="5.63" calcext:value-type="float">
            <text:p>5,63</text:p>
          </table:table-cell>
          <table:table-cell table:formula="of:=[.D35]-[.F35]" office:value-type="float" office:value="36.9" calcext:value-type="float">
            <text:p>36,90</text:p>
          </table:table-cell>
          <table:table-cell table:formula="of:=[.E35]-[.G35]" office:value-type="float" office:value="6.28" calcext:value-type="float">
            <text:p>6,28</text:p>
          </table:table-cell>
          <table:table-cell table:formula="of:=IF([.C35]=[.$L$6];IF([.H35]&lt;[.$N$6];[.$F$2];0);0)" office:value-type="float" office:value="0" calcext:value-type="float">
            <text:p>0,00</text:p>
          </table:table-cell>
          <table:table-cell table:formula="of:=IF([.I35]&lt;5;[.$F$3];0)" office:value-type="float" office:value="0" calcext:value-type="float">
            <text:p>0,00</text:p>
          </table:table-cell>
          <table:table-cell table:formula="of:=IF([.J35]=0;[.H35];[.J35])" office:value-type="float" office:value="36.9" calcext:value-type="float">
            <text:p>36,90</text:p>
          </table:table-cell>
          <table:table-cell table:formula="of:=IF([.K35]=0;[.I35];[.K35])" office:value-type="float" office:value="6.28" calcext:value-type="float">
            <text:p>6,28</text:p>
          </table:table-cell>
          <table:table-cell table:formula="of:=ROUND([.F35]*[.$S$5]+[.G35]*[.$S$4];2)" office:value-type="currency" office:currency="PLN" office:value="31.61" calcext:value-type="currency">
            <text:p>31,61 zł</text:p>
          </table:table-cell>
          <table:table-cell/>
          <table:table-cell table:formula="of:=ROUND([.B35]*[.$G$2]/100;2)" office:value-type="float" office:value="7.5" calcext:value-type="float">
            <text:p>7,5</text:p>
          </table:table-cell>
          <table:table-cell table:formula="of:=ROUND([.P35]*[.$S$5];2)" office:value-type="currency" office:currency="PLN" office:value="37.43" calcext:value-type="currency">
            <text:p>37,43 zł</text:p>
          </table:table-cell>
          <table:table-cell table:number-columns-repeated="1007"/>
        </table:table-row>
        <table:table-row table:style-name="ro2">
          <table:table-cell office:value-type="date" office:date-value="2014-01-25" calcext:value-type="date">
            <text:p>25.01.2014</text:p>
          </table:table-cell>
          <table:table-cell office:value-type="float" office:value="23" calcext:value-type="float">
            <text:p>23</text:p>
          </table:table-cell>
          <table:table-cell table:formula="of:=LOOKUP(WEEKDAY([.A36];2);[.$B$1:.$B$7];[.$C$1:.$C$7])" office:value-type="string" office:string-value="sobota" calcext:value-type="string">
            <text:p>sobota</text:p>
          </table:table-cell>
          <table:table-cell table:formula="of:=[.L35]" office:value-type="float" office:value="36.9" calcext:value-type="float">
            <text:p>36,90</text:p>
          </table:table-cell>
          <table:table-cell table:formula="of:=[.M35]" office:value-type="float" office:value="6.28" calcext:value-type="float">
            <text:p>6,28</text:p>
          </table:table-cell>
          <table:table-cell table:formula="of:=ROUND(IF([.E36]&gt;[.$F$6];IF([.E36]-(([.B36]*[.$G$3])/100)&lt;0;((([.E36]*100)/[.$G$3])*[.$G$2])/100;0);([.$G$2]*([.B36]/2))/100);2)" office:value-type="float" office:value="0.69" calcext:value-type="float">
            <text:p>0,69</text:p>
          </table:table-cell>
          <table:table-cell table:formula="of:=ROUND(IF([.E36]&gt;[.$F$6];IF([.E36]-(([.B36]*[.$G$3])/100)&lt;0;[.E36];([.$G$3]*[.B36])/100);([.$G$3]*([.B36]/2))/100) ;2)" office:value-type="float" office:value="1.04" calcext:value-type="float">
            <text:p>1,04</text:p>
          </table:table-cell>
          <table:table-cell table:formula="of:=[.D36]-[.F36]" office:value-type="float" office:value="36.21" calcext:value-type="float">
            <text:p>36,21</text:p>
          </table:table-cell>
          <table:table-cell table:formula="of:=[.E36]-[.G36]" office:value-type="float" office:value="5.24" calcext:value-type="float">
            <text:p>5,24</text:p>
          </table:table-cell>
          <table:table-cell table:formula="of:=IF([.C36]=[.$L$6];IF([.H36]&lt;[.$N$6];[.$F$2];0);0)" office:value-type="float" office:value="0" calcext:value-type="float">
            <text:p>0,00</text:p>
          </table:table-cell>
          <table:table-cell table:formula="of:=IF([.I36]&lt;5;[.$F$3];0)" office:value-type="float" office:value="0" calcext:value-type="float">
            <text:p>0,00</text:p>
          </table:table-cell>
          <table:table-cell table:formula="of:=IF([.J36]=0;[.H36];[.J36])" office:value-type="float" office:value="36.21" calcext:value-type="float">
            <text:p>36,21</text:p>
          </table:table-cell>
          <table:table-cell table:formula="of:=IF([.K36]=0;[.I36];[.K36])" office:value-type="float" office:value="5.24" calcext:value-type="float">
            <text:p>5,24</text:p>
          </table:table-cell>
          <table:table-cell table:formula="of:=ROUND([.F36]*[.$S$5]+[.G36]*[.$S$4];2)" office:value-type="currency" office:currency="PLN" office:value="5.82" calcext:value-type="currency">
            <text:p>5,82 zł</text:p>
          </table:table-cell>
          <table:table-cell/>
          <table:table-cell table:formula="of:=ROUND([.B36]*[.$G$2]/100;2)" office:value-type="float" office:value="1.38" calcext:value-type="float">
            <text:p>1,38</text:p>
          </table:table-cell>
          <table:table-cell table:formula="of:=ROUND([.P36]*[.$S$5];2)" office:value-type="currency" office:currency="PLN" office:value="6.89" calcext:value-type="currency">
            <text:p>6,89 zł</text:p>
          </table:table-cell>
          <table:table-cell table:number-columns-repeated="1007"/>
        </table:table-row>
        <table:table-row table:style-name="ro2">
          <table:table-cell office:value-type="date" office:date-value="2014-01-26" calcext:value-type="date">
            <text:p>26.01.2014</text:p>
          </table:table-cell>
          <table:table-cell office:value-type="float" office:value="93" calcext:value-type="float">
            <text:p>93</text:p>
          </table:table-cell>
          <table:table-cell table:formula="of:=LOOKUP(WEEKDAY([.A37];2);[.$B$1:.$B$7];[.$C$1:.$C$7])" office:value-type="string" office:string-value="niedziela" calcext:value-type="string">
            <text:p>niedziela</text:p>
          </table:table-cell>
          <table:table-cell table:formula="of:=[.L36]" office:value-type="float" office:value="36.21" calcext:value-type="float">
            <text:p>36,21</text:p>
          </table:table-cell>
          <table:table-cell table:formula="of:=[.M36]" office:value-type="float" office:value="5.24" calcext:value-type="float">
            <text:p>5,24</text:p>
          </table:table-cell>
          <table:table-cell table:formula="of:=ROUND(IF([.E37]&gt;[.$F$6];IF([.E37]-(([.B37]*[.$G$3])/100)&lt;0;((([.E37]*100)/[.$G$3])*[.$G$2])/100;0);([.$G$2]*([.B37]/2))/100);2)" office:value-type="float" office:value="2.79" calcext:value-type="float">
            <text:p>2,79</text:p>
          </table:table-cell>
          <table:table-cell table:formula="of:=ROUND(IF([.E37]&gt;[.$F$6];IF([.E37]-(([.B37]*[.$G$3])/100)&lt;0;[.E37];([.$G$3]*[.B37])/100);([.$G$3]*([.B37]/2))/100) ;2)" office:value-type="float" office:value="4.19" calcext:value-type="float">
            <text:p>4,19</text:p>
          </table:table-cell>
          <table:table-cell table:formula="of:=[.D37]-[.F37]" office:value-type="float" office:value="33.42" calcext:value-type="float">
            <text:p>33,42</text:p>
          </table:table-cell>
          <table:table-cell table:formula="of:=[.E37]-[.G37]" office:value-type="float" office:value="1.05" calcext:value-type="float">
            <text:p>1,05</text:p>
          </table:table-cell>
          <table:table-cell table:formula="of:=IF([.C37]=[.$L$6];IF([.H37]&lt;[.$N$6];[.$F$2];0);0)" office:value-type="float" office:value="0" calcext:value-type="float">
            <text:p>0,00</text:p>
          </table:table-cell>
          <table:table-cell table:formula="of:=IF([.I37]&lt;5;[.$F$3];0)" office:value-type="float" office:value="30" calcext:value-type="float">
            <text:p>30,00</text:p>
          </table:table-cell>
          <table:table-cell table:formula="of:=IF([.J37]=0;[.H37];[.J37])" office:value-type="float" office:value="33.42" calcext:value-type="float">
            <text:p>33,42</text:p>
          </table:table-cell>
          <table:table-cell table:formula="of:=IF([.K37]=0;[.I37];[.K37])" office:value-type="float" office:value="30" calcext:value-type="float">
            <text:p>30,00</text:p>
          </table:table-cell>
          <table:table-cell table:formula="of:=ROUND([.F37]*[.$S$5]+[.G37]*[.$S$4];2)" office:value-type="currency" office:currency="PLN" office:value="23.52" calcext:value-type="currency">
            <text:p>23,52 zł</text:p>
          </table:table-cell>
          <table:table-cell/>
          <table:table-cell table:formula="of:=ROUND([.B37]*[.$G$2]/100;2)" office:value-type="float" office:value="5.58" calcext:value-type="float">
            <text:p>5,58</text:p>
          </table:table-cell>
          <table:table-cell table:formula="of:=ROUND([.P37]*[.$S$5];2)" office:value-type="currency" office:currency="PLN" office:value="27.84" calcext:value-type="currency">
            <text:p>27,84 zł</text:p>
          </table:table-cell>
          <table:table-cell table:number-columns-repeated="1007"/>
        </table:table-row>
        <table:table-row table:style-name="ro2">
          <table:table-cell office:value-type="date" office:date-value="2014-01-27" calcext:value-type="date">
            <text:p>27.01.2014</text:p>
          </table:table-cell>
          <table:table-cell office:value-type="float" office:value="111" calcext:value-type="float">
            <text:p>111</text:p>
          </table:table-cell>
          <table:table-cell table:formula="of:=LOOKUP(WEEKDAY([.A38];2);[.$B$1:.$B$7];[.$C$1:.$C$7])" office:value-type="string" office:string-value="poniedziałek" calcext:value-type="string">
            <text:p>poniedziałek</text:p>
          </table:table-cell>
          <table:table-cell table:formula="of:=[.L37]" office:value-type="float" office:value="33.42" calcext:value-type="float">
            <text:p>33,42</text:p>
          </table:table-cell>
          <table:table-cell table:formula="of:=[.M37]" office:value-type="float" office:value="30" calcext:value-type="float">
            <text:p>30,00</text:p>
          </table:table-cell>
          <table:table-cell table:formula="of:=ROUND(IF([.E38]&gt;[.$F$6];IF([.E38]-(([.B38]*[.$G$3])/100)&lt;0;((([.E38]*100)/[.$G$3])*[.$G$2])/100;0);([.$G$2]*([.B38]/2))/100);2)" office:value-type="float" office:value="0" calcext:value-type="float">
            <text:p>0,00</text:p>
          </table:table-cell>
          <table:table-cell table:formula="of:=ROUND(IF([.E38]&gt;[.$F$6];IF([.E38]-(([.B38]*[.$G$3])/100)&lt;0;[.E38];([.$G$3]*[.B38])/100);([.$G$3]*([.B38]/2))/100) ;2)" office:value-type="float" office:value="9.99" calcext:value-type="float">
            <text:p>9,99</text:p>
          </table:table-cell>
          <table:table-cell table:formula="of:=[.D38]-[.F38]" office:value-type="float" office:value="33.42" calcext:value-type="float">
            <text:p>33,42</text:p>
          </table:table-cell>
          <table:table-cell table:formula="of:=[.E38]-[.G38]" office:value-type="float" office:value="20.01" calcext:value-type="float">
            <text:p>20,01</text:p>
          </table:table-cell>
          <table:table-cell table:formula="of:=IF([.C38]=[.$L$6];IF([.H38]&lt;[.$N$6];[.$F$2];0);0)" office:value-type="float" office:value="0" calcext:value-type="float">
            <text:p>0,00</text:p>
          </table:table-cell>
          <table:table-cell table:formula="of:=IF([.I38]&lt;5;[.$F$3];0)" office:value-type="float" office:value="0" calcext:value-type="float">
            <text:p>0,00</text:p>
          </table:table-cell>
          <table:table-cell table:formula="of:=IF([.J38]=0;[.H38];[.J38])" office:value-type="float" office:value="33.42" calcext:value-type="float">
            <text:p>33,42</text:p>
          </table:table-cell>
          <table:table-cell table:formula="of:=IF([.K38]=0;[.I38];[.K38])" office:value-type="float" office:value="20.01" calcext:value-type="float">
            <text:p>20,01</text:p>
          </table:table-cell>
          <table:table-cell table:formula="of:=ROUND([.F38]*[.$S$5]+[.G38]*[.$S$4];2)" office:value-type="currency" office:currency="PLN" office:value="22.88" calcext:value-type="currency">
            <text:p>22,88 zł</text:p>
          </table:table-cell>
          <table:table-cell/>
          <table:table-cell table:formula="of:=ROUND([.B38]*[.$G$2]/100;2)" office:value-type="float" office:value="6.66" calcext:value-type="float">
            <text:p>6,66</text:p>
          </table:table-cell>
          <table:table-cell table:formula="of:=ROUND([.P38]*[.$S$5];2)" office:value-type="currency" office:currency="PLN" office:value="33.23" calcext:value-type="currency">
            <text:p>33,23 zł</text:p>
          </table:table-cell>
          <table:table-cell table:number-columns-repeated="1007"/>
        </table:table-row>
        <table:table-row table:style-name="ro2">
          <table:table-cell office:value-type="date" office:date-value="2014-01-28" calcext:value-type="date">
            <text:p>28.01.2014</text:p>
          </table:table-cell>
          <table:table-cell office:value-type="float" office:value="52" calcext:value-type="float">
            <text:p>52</text:p>
          </table:table-cell>
          <table:table-cell table:formula="of:=LOOKUP(WEEKDAY([.A39];2);[.$B$1:.$B$7];[.$C$1:.$C$7])" office:value-type="string" office:string-value="wtorek" calcext:value-type="string">
            <text:p>wtorek</text:p>
          </table:table-cell>
          <table:table-cell table:formula="of:=[.L38]" office:value-type="float" office:value="33.42" calcext:value-type="float">
            <text:p>33,42</text:p>
          </table:table-cell>
          <table:table-cell table:formula="of:=[.M38]" office:value-type="float" office:value="20.01" calcext:value-type="float">
            <text:p>20,01</text:p>
          </table:table-cell>
          <table:table-cell table:formula="of:=ROUND(IF([.E39]&gt;[.$F$6];IF([.E39]-(([.B39]*[.$G$3])/100)&lt;0;((([.E39]*100)/[.$G$3])*[.$G$2])/100;0);([.$G$2]*([.B39]/2))/100);2)" office:value-type="float" office:value="0" calcext:value-type="float">
            <text:p>0,00</text:p>
          </table:table-cell>
          <table:table-cell table:formula="of:=ROUND(IF([.E39]&gt;[.$F$6];IF([.E39]-(([.B39]*[.$G$3])/100)&lt;0;[.E39];([.$G$3]*[.B39])/100);([.$G$3]*([.B39]/2))/100) ;2)" office:value-type="float" office:value="4.68" calcext:value-type="float">
            <text:p>4,68</text:p>
          </table:table-cell>
          <table:table-cell table:formula="of:=[.D39]-[.F39]" office:value-type="float" office:value="33.42" calcext:value-type="float">
            <text:p>33,42</text:p>
          </table:table-cell>
          <table:table-cell table:formula="of:=[.E39]-[.G39]" office:value-type="float" office:value="15.33" calcext:value-type="float">
            <text:p>15,33</text:p>
          </table:table-cell>
          <table:table-cell table:formula="of:=IF([.C39]=[.$L$6];IF([.H39]&lt;[.$N$6];[.$F$2];0);0)" office:value-type="float" office:value="0" calcext:value-type="float">
            <text:p>0,00</text:p>
          </table:table-cell>
          <table:table-cell table:formula="of:=IF([.I39]&lt;5;[.$F$3];0)" office:value-type="float" office:value="0" calcext:value-type="float">
            <text:p>0,00</text:p>
          </table:table-cell>
          <table:table-cell table:formula="of:=IF([.J39]=0;[.H39];[.J39])" office:value-type="float" office:value="33.42" calcext:value-type="float">
            <text:p>33,42</text:p>
          </table:table-cell>
          <table:table-cell table:formula="of:=IF([.K39]=0;[.I39];[.K39])" office:value-type="float" office:value="15.33" calcext:value-type="float">
            <text:p>15,33</text:p>
          </table:table-cell>
          <table:table-cell table:formula="of:=ROUND([.F39]*[.$S$5]+[.G39]*[.$S$4];2)" office:value-type="currency" office:currency="PLN" office:value="10.72" calcext:value-type="currency">
            <text:p>10,72 zł</text:p>
          </table:table-cell>
          <table:table-cell/>
          <table:table-cell table:formula="of:=ROUND([.B39]*[.$G$2]/100;2)" office:value-type="float" office:value="3.12" calcext:value-type="float">
            <text:p>3,12</text:p>
          </table:table-cell>
          <table:table-cell table:formula="of:=ROUND([.P39]*[.$S$5];2)" office:value-type="currency" office:currency="PLN" office:value="15.57" calcext:value-type="currency">
            <text:p>15,57 zł</text:p>
          </table:table-cell>
          <table:table-cell table:number-columns-repeated="1007"/>
        </table:table-row>
        <table:table-row table:style-name="ro2">
          <table:table-cell office:value-type="date" office:date-value="2014-01-29" calcext:value-type="date">
            <text:p>29.01.2014</text:p>
          </table:table-cell>
          <table:table-cell office:value-type="float" office:value="65" calcext:value-type="float">
            <text:p>65</text:p>
          </table:table-cell>
          <table:table-cell table:formula="of:=LOOKUP(WEEKDAY([.A40];2);[.$B$1:.$B$7];[.$C$1:.$C$7])" office:value-type="string" office:string-value="środa" calcext:value-type="string">
            <text:p>środa</text:p>
          </table:table-cell>
          <table:table-cell table:formula="of:=[.L39]" office:value-type="float" office:value="33.42" calcext:value-type="float">
            <text:p>33,42</text:p>
          </table:table-cell>
          <table:table-cell table:formula="of:=[.M39]" office:value-type="float" office:value="15.33" calcext:value-type="float">
            <text:p>15,33</text:p>
          </table:table-cell>
          <table:table-cell table:formula="of:=ROUND(IF([.E40]&gt;[.$F$6];IF([.E40]-(([.B40]*[.$G$3])/100)&lt;0;((([.E40]*100)/[.$G$3])*[.$G$2])/100;0);([.$G$2]*([.B40]/2))/100);2)" office:value-type="float" office:value="0" calcext:value-type="float">
            <text:p>0,00</text:p>
          </table:table-cell>
          <table:table-cell table:formula="of:=ROUND(IF([.E40]&gt;[.$F$6];IF([.E40]-(([.B40]*[.$G$3])/100)&lt;0;[.E40];([.$G$3]*[.B40])/100);([.$G$3]*([.B40]/2))/100) ;2)" office:value-type="float" office:value="5.85" calcext:value-type="float">
            <text:p>5,85</text:p>
          </table:table-cell>
          <table:table-cell table:formula="of:=[.D40]-[.F40]" office:value-type="float" office:value="33.42" calcext:value-type="float">
            <text:p>33,42</text:p>
          </table:table-cell>
          <table:table-cell table:formula="of:=[.E40]-[.G40]" office:value-type="float" office:value="9.48" calcext:value-type="float">
            <text:p>9,48</text:p>
          </table:table-cell>
          <table:table-cell table:formula="of:=IF([.C40]=[.$L$6];IF([.H40]&lt;[.$N$6];[.$F$2];0);0)" office:value-type="float" office:value="0" calcext:value-type="float">
            <text:p>0,00</text:p>
          </table:table-cell>
          <table:table-cell table:formula="of:=IF([.I40]&lt;5;[.$F$3];0)" office:value-type="float" office:value="0" calcext:value-type="float">
            <text:p>0,00</text:p>
          </table:table-cell>
          <table:table-cell table:formula="of:=IF([.J40]=0;[.H40];[.J40])" office:value-type="float" office:value="33.42" calcext:value-type="float">
            <text:p>33,42</text:p>
          </table:table-cell>
          <table:table-cell table:formula="of:=IF([.K40]=0;[.I40];[.K40])" office:value-type="float" office:value="9.48" calcext:value-type="float">
            <text:p>9,48</text:p>
          </table:table-cell>
          <table:table-cell table:formula="of:=ROUND([.F40]*[.$S$5]+[.G40]*[.$S$4];2)" office:value-type="currency" office:currency="PLN" office:value="13.4" calcext:value-type="currency">
            <text:p>13,40 zł</text:p>
          </table:table-cell>
          <table:table-cell/>
          <table:table-cell table:formula="of:=ROUND([.B40]*[.$G$2]/100;2)" office:value-type="float" office:value="3.9" calcext:value-type="float">
            <text:p>3,9</text:p>
          </table:table-cell>
          <table:table-cell table:formula="of:=ROUND([.P40]*[.$S$5];2)" office:value-type="currency" office:currency="PLN" office:value="19.46" calcext:value-type="currency">
            <text:p>19,46 zł</text:p>
          </table:table-cell>
          <table:table-cell table:number-columns-repeated="1007"/>
        </table:table-row>
        <table:table-row table:style-name="ro2">
          <table:table-cell office:value-type="date" office:date-value="2014-01-30" calcext:value-type="date">
            <text:p>30.01.2014</text:p>
          </table:table-cell>
          <table:table-cell office:value-type="float" office:value="120" calcext:value-type="float">
            <text:p>120</text:p>
          </table:table-cell>
          <table:table-cell table:formula="of:=LOOKUP(WEEKDAY([.A41];2);[.$B$1:.$B$7];[.$C$1:.$C$7])" office:value-type="string" office:string-value="czwartek" calcext:value-type="string">
            <text:p>czwartek</text:p>
          </table:table-cell>
          <table:table-cell table:formula="of:=[.L40]" office:value-type="float" office:value="33.42" calcext:value-type="float">
            <text:p>33,42</text:p>
          </table:table-cell>
          <table:table-cell table:formula="of:=[.M40]" office:value-type="float" office:value="9.48" calcext:value-type="float">
            <text:p>9,48</text:p>
          </table:table-cell>
          <table:table-cell table:formula="of:=ROUND(IF([.E41]&gt;[.$F$6];IF([.E41]-(([.B41]*[.$G$3])/100)&lt;0;((([.E41]*100)/[.$G$3])*[.$G$2])/100;0);([.$G$2]*([.B41]/2))/100);2)" office:value-type="float" office:value="3.6" calcext:value-type="float">
            <text:p>3,60</text:p>
          </table:table-cell>
          <table:table-cell table:formula="of:=ROUND(IF([.E41]&gt;[.$F$6];IF([.E41]-(([.B41]*[.$G$3])/100)&lt;0;[.E41];([.$G$3]*[.B41])/100);([.$G$3]*([.B41]/2))/100) ;2)" office:value-type="float" office:value="5.4" calcext:value-type="float">
            <text:p>5,40</text:p>
          </table:table-cell>
          <table:table-cell table:formula="of:=[.D41]-[.F41]" office:value-type="float" office:value="29.82" calcext:value-type="float">
            <text:p>29,82</text:p>
          </table:table-cell>
          <table:table-cell table:formula="of:=[.E41]-[.G41]" office:value-type="float" office:value="4.08" calcext:value-type="float">
            <text:p>4,08</text:p>
          </table:table-cell>
          <table:table-cell table:formula="of:=IF([.C41]=[.$L$6];IF([.H41]&lt;[.$N$6];[.$F$2];0);0)" office:value-type="float" office:value="45" calcext:value-type="float">
            <text:p>45,00</text:p>
          </table:table-cell>
          <table:table-cell table:formula="of:=IF([.I41]&lt;5;[.$F$3];0)" office:value-type="float" office:value="30" calcext:value-type="float">
            <text:p>30,00</text:p>
          </table:table-cell>
          <table:table-cell table:formula="of:=IF([.J41]=0;[.H41];[.J41])" office:value-type="float" office:value="45" calcext:value-type="float">
            <text:p>45,00</text:p>
          </table:table-cell>
          <table:table-cell table:formula="of:=IF([.K41]=0;[.I41];[.K41])" office:value-type="float" office:value="30" calcext:value-type="float">
            <text:p>30,00</text:p>
          </table:table-cell>
          <table:table-cell table:formula="of:=ROUND([.F41]*[.$S$5]+[.G41]*[.$S$4];2)" office:value-type="currency" office:currency="PLN" office:value="30.33" calcext:value-type="currency">
            <text:p>30,33 zł</text:p>
          </table:table-cell>
          <table:table-cell/>
          <table:table-cell table:formula="of:=ROUND([.B41]*[.$G$2]/100;2)" office:value-type="float" office:value="7.2" calcext:value-type="float">
            <text:p>7,2</text:p>
          </table:table-cell>
          <table:table-cell table:formula="of:=ROUND([.P41]*[.$S$5];2)" office:value-type="currency" office:currency="PLN" office:value="35.93" calcext:value-type="currency">
            <text:p>35,93 zł</text:p>
          </table:table-cell>
          <table:table-cell table:number-columns-repeated="1007"/>
        </table:table-row>
        <table:table-row table:style-name="ro2">
          <table:table-cell office:value-type="date" office:date-value="2014-01-31" calcext:value-type="date">
            <text:p>31.01.2014</text:p>
          </table:table-cell>
          <table:table-cell office:value-type="float" office:value="113" calcext:value-type="float">
            <text:p>113</text:p>
          </table:table-cell>
          <table:table-cell table:formula="of:=LOOKUP(WEEKDAY([.A42];2);[.$B$1:.$B$7];[.$C$1:.$C$7])" office:value-type="string" office:string-value="piątek" calcext:value-type="string">
            <text:p>piątek</text:p>
          </table:table-cell>
          <table:table-cell table:formula="of:=[.L41]" office:value-type="float" office:value="45" calcext:value-type="float">
            <text:p>45,00</text:p>
          </table:table-cell>
          <table:table-cell table:formula="of:=[.M41]" office:value-type="float" office:value="30" calcext:value-type="float">
            <text:p>30,00</text:p>
          </table:table-cell>
          <table:table-cell table:formula="of:=ROUND(IF([.E42]&gt;[.$F$6];IF([.E42]-(([.B42]*[.$G$3])/100)&lt;0;((([.E42]*100)/[.$G$3])*[.$G$2])/100;0);([.$G$2]*([.B42]/2))/100);2)" office:value-type="float" office:value="0" calcext:value-type="float">
            <text:p>0,00</text:p>
          </table:table-cell>
          <table:table-cell table:formula="of:=ROUND(IF([.E42]&gt;[.$F$6];IF([.E42]-(([.B42]*[.$G$3])/100)&lt;0;[.E42];([.$G$3]*[.B42])/100);([.$G$3]*([.B42]/2))/100) ;2)" office:value-type="float" office:value="10.17" calcext:value-type="float">
            <text:p>10,17</text:p>
          </table:table-cell>
          <table:table-cell table:formula="of:=[.D42]-[.F42]" office:value-type="float" office:value="45" calcext:value-type="float">
            <text:p>45,00</text:p>
          </table:table-cell>
          <table:table-cell table:formula="of:=[.E42]-[.G42]" office:value-type="float" office:value="19.83" calcext:value-type="float">
            <text:p>19,83</text:p>
          </table:table-cell>
          <table:table-cell table:formula="of:=IF([.C42]=[.$L$6];IF([.H42]&lt;[.$N$6];[.$F$2];0);0)" office:value-type="float" office:value="0" calcext:value-type="float">
            <text:p>0,00</text:p>
          </table:table-cell>
          <table:table-cell table:formula="of:=IF([.I42]&lt;5;[.$F$3];0)" office:value-type="float" office:value="0" calcext:value-type="float">
            <text:p>0,00</text:p>
          </table:table-cell>
          <table:table-cell table:formula="of:=IF([.J42]=0;[.H42];[.J42])" office:value-type="float" office:value="45" calcext:value-type="float">
            <text:p>45,00</text:p>
          </table:table-cell>
          <table:table-cell table:formula="of:=IF([.K42]=0;[.I42];[.K42])" office:value-type="float" office:value="19.83" calcext:value-type="float">
            <text:p>19,83</text:p>
          </table:table-cell>
          <table:table-cell table:formula="of:=ROUND([.F42]*[.$S$5]+[.G42]*[.$S$4];2)" office:value-type="currency" office:currency="PLN" office:value="23.29" calcext:value-type="currency">
            <text:p>23,29 zł</text:p>
          </table:table-cell>
          <table:table-cell/>
          <table:table-cell table:formula="of:=ROUND([.B42]*[.$G$2]/100;2)" office:value-type="float" office:value="6.78" calcext:value-type="float">
            <text:p>6,78</text:p>
          </table:table-cell>
          <table:table-cell table:formula="of:=ROUND([.P42]*[.$S$5];2)" office:value-type="currency" office:currency="PLN" office:value="33.83" calcext:value-type="currency">
            <text:p>33,83 zł</text:p>
          </table:table-cell>
          <table:table-cell table:number-columns-repeated="1007"/>
        </table:table-row>
        <table:table-row table:style-name="ro2">
          <table:table-cell office:value-type="date" office:date-value="2014-02-01" calcext:value-type="date">
            <text:p>1.02.2014</text:p>
          </table:table-cell>
          <table:table-cell office:value-type="float" office:value="110" calcext:value-type="float">
            <text:p>110</text:p>
          </table:table-cell>
          <table:table-cell table:formula="of:=LOOKUP(WEEKDAY([.A43];2);[.$B$1:.$B$7];[.$C$1:.$C$7])" office:value-type="string" office:string-value="sobota" calcext:value-type="string">
            <text:p>sobota</text:p>
          </table:table-cell>
          <table:table-cell table:formula="of:=[.L42]" office:value-type="float" office:value="45" calcext:value-type="float">
            <text:p>45,00</text:p>
          </table:table-cell>
          <table:table-cell table:formula="of:=[.M42]" office:value-type="float" office:value="19.83" calcext:value-type="float">
            <text:p>19,83</text:p>
          </table:table-cell>
          <table:table-cell table:formula="of:=ROUND(IF([.E43]&gt;[.$F$6];IF([.E43]-(([.B43]*[.$G$3])/100)&lt;0;((([.E43]*100)/[.$G$3])*[.$G$2])/100;0);([.$G$2]*([.B43]/2))/100);2)" office:value-type="float" office:value="0" calcext:value-type="float">
            <text:p>0,00</text:p>
          </table:table-cell>
          <table:table-cell table:formula="of:=ROUND(IF([.E43]&gt;[.$F$6];IF([.E43]-(([.B43]*[.$G$3])/100)&lt;0;[.E43];([.$G$3]*[.B43])/100);([.$G$3]*([.B43]/2))/100) ;2)" office:value-type="float" office:value="9.9" calcext:value-type="float">
            <text:p>9,90</text:p>
          </table:table-cell>
          <table:table-cell table:formula="of:=[.D43]-[.F43]" office:value-type="float" office:value="45" calcext:value-type="float">
            <text:p>45,00</text:p>
          </table:table-cell>
          <table:table-cell table:formula="of:=[.E43]-[.G43]" office:value-type="float" office:value="9.93" calcext:value-type="float">
            <text:p>9,93</text:p>
          </table:table-cell>
          <table:table-cell table:formula="of:=IF([.C43]=[.$L$6];IF([.H43]&lt;[.$N$6];[.$F$2];0);0)" office:value-type="float" office:value="0" calcext:value-type="float">
            <text:p>0,00</text:p>
          </table:table-cell>
          <table:table-cell table:formula="of:=IF([.I43]&lt;5;[.$F$3];0)" office:value-type="float" office:value="0" calcext:value-type="float">
            <text:p>0,00</text:p>
          </table:table-cell>
          <table:table-cell table:formula="of:=IF([.J43]=0;[.H43];[.J43])" office:value-type="float" office:value="45" calcext:value-type="float">
            <text:p>45,00</text:p>
          </table:table-cell>
          <table:table-cell table:formula="of:=IF([.K43]=0;[.I43];[.K43])" office:value-type="float" office:value="9.93" calcext:value-type="float">
            <text:p>9,93</text:p>
          </table:table-cell>
          <table:table-cell table:formula="of:=ROUND([.F43]*[.$S$5]+[.G43]*[.$S$4];2)" office:value-type="currency" office:currency="PLN" office:value="22.67" calcext:value-type="currency">
            <text:p>22,67 zł</text:p>
          </table:table-cell>
          <table:table-cell/>
          <table:table-cell table:formula="of:=ROUND([.B43]*[.$G$2]/100;2)" office:value-type="float" office:value="6.6" calcext:value-type="float">
            <text:p>6,6</text:p>
          </table:table-cell>
          <table:table-cell table:formula="of:=ROUND([.P43]*[.$S$5];2)" office:value-type="currency" office:currency="PLN" office:value="32.93" calcext:value-type="currency">
            <text:p>32,93 zł</text:p>
          </table:table-cell>
          <table:table-cell table:number-columns-repeated="1007"/>
        </table:table-row>
        <table:table-row table:style-name="ro2">
          <table:table-cell office:value-type="date" office:date-value="2014-02-02" calcext:value-type="date">
            <text:p>2.02.2014</text:p>
          </table:table-cell>
          <table:table-cell office:value-type="float" office:value="135" calcext:value-type="float">
            <text:p>135</text:p>
          </table:table-cell>
          <table:table-cell table:formula="of:=LOOKUP(WEEKDAY([.A44];2);[.$B$1:.$B$7];[.$C$1:.$C$7])" office:value-type="string" office:string-value="niedziela" calcext:value-type="string">
            <text:p>niedziela</text:p>
          </table:table-cell>
          <table:table-cell table:formula="of:=[.L43]" office:value-type="float" office:value="45" calcext:value-type="float">
            <text:p>45,00</text:p>
          </table:table-cell>
          <table:table-cell table:formula="of:=[.M43]" office:value-type="float" office:value="9.93" calcext:value-type="float">
            <text:p>9,93</text:p>
          </table:table-cell>
          <table:table-cell table:formula="of:=ROUND(IF([.E44]&gt;[.$F$6];IF([.E44]-(([.B44]*[.$G$3])/100)&lt;0;((([.E44]*100)/[.$G$3])*[.$G$2])/100;0);([.$G$2]*([.B44]/2))/100);2)" office:value-type="float" office:value="4.05" calcext:value-type="float">
            <text:p>4,05</text:p>
          </table:table-cell>
          <table:table-cell table:formula="of:=ROUND(IF([.E44]&gt;[.$F$6];IF([.E44]-(([.B44]*[.$G$3])/100)&lt;0;[.E44];([.$G$3]*[.B44])/100);([.$G$3]*([.B44]/2))/100) ;2)" office:value-type="float" office:value="6.08" calcext:value-type="float">
            <text:p>6,08</text:p>
          </table:table-cell>
          <table:table-cell table:formula="of:=[.D44]-[.F44]" office:value-type="float" office:value="40.95" calcext:value-type="float">
            <text:p>40,95</text:p>
          </table:table-cell>
          <table:table-cell table:formula="of:=[.E44]-[.G44]" office:value-type="float" office:value="3.85" calcext:value-type="float">
            <text:p>3,85</text:p>
          </table:table-cell>
          <table:table-cell table:formula="of:=IF([.C44]=[.$L$6];IF([.H44]&lt;[.$N$6];[.$F$2];0);0)" office:value-type="float" office:value="0" calcext:value-type="float">
            <text:p>0,00</text:p>
          </table:table-cell>
          <table:table-cell table:formula="of:=IF([.I44]&lt;5;[.$F$3];0)" office:value-type="float" office:value="30" calcext:value-type="float">
            <text:p>30,00</text:p>
          </table:table-cell>
          <table:table-cell table:formula="of:=IF([.J44]=0;[.H44];[.J44])" office:value-type="float" office:value="40.95" calcext:value-type="float">
            <text:p>40,95</text:p>
          </table:table-cell>
          <table:table-cell table:formula="of:=IF([.K44]=0;[.I44];[.K44])" office:value-type="float" office:value="30" calcext:value-type="float">
            <text:p>30,00</text:p>
          </table:table-cell>
          <table:table-cell table:formula="of:=ROUND([.F44]*[.$S$5]+[.G44]*[.$S$4];2)" office:value-type="currency" office:currency="PLN" office:value="34.13" calcext:value-type="currency">
            <text:p>34,13 zł</text:p>
          </table:table-cell>
          <table:table-cell/>
          <table:table-cell table:formula="of:=ROUND([.B44]*[.$G$2]/100;2)" office:value-type="float" office:value="8.1" calcext:value-type="float">
            <text:p>8,1</text:p>
          </table:table-cell>
          <table:table-cell table:formula="of:=ROUND([.P44]*[.$S$5];2)" office:value-type="currency" office:currency="PLN" office:value="40.42" calcext:value-type="currency">
            <text:p>40,42 zł</text:p>
          </table:table-cell>
          <table:table-cell table:number-columns-repeated="1007"/>
        </table:table-row>
        <table:table-row table:style-name="ro2">
          <table:table-cell office:value-type="date" office:date-value="2014-02-03" calcext:value-type="date">
            <text:p>3.02.2014</text:p>
          </table:table-cell>
          <table:table-cell office:value-type="float" office:value="37" calcext:value-type="float">
            <text:p>37</text:p>
          </table:table-cell>
          <table:table-cell table:formula="of:=LOOKUP(WEEKDAY([.A45];2);[.$B$1:.$B$7];[.$C$1:.$C$7])" office:value-type="string" office:string-value="poniedziałek" calcext:value-type="string">
            <text:p>poniedziałek</text:p>
          </table:table-cell>
          <table:table-cell table:formula="of:=[.L44]" office:value-type="float" office:value="40.95" calcext:value-type="float">
            <text:p>40,95</text:p>
          </table:table-cell>
          <table:table-cell table:formula="of:=[.M44]" office:value-type="float" office:value="30" calcext:value-type="float">
            <text:p>30,00</text:p>
          </table:table-cell>
          <table:table-cell table:formula="of:=ROUND(IF([.E45]&gt;[.$F$6];IF([.E45]-(([.B45]*[.$G$3])/100)&lt;0;((([.E45]*100)/[.$G$3])*[.$G$2])/100;0);([.$G$2]*([.B45]/2))/100);2)" office:value-type="float" office:value="0" calcext:value-type="float">
            <text:p>0,00</text:p>
          </table:table-cell>
          <table:table-cell table:formula="of:=ROUND(IF([.E45]&gt;[.$F$6];IF([.E45]-(([.B45]*[.$G$3])/100)&lt;0;[.E45];([.$G$3]*[.B45])/100);([.$G$3]*([.B45]/2))/100) ;2)" office:value-type="float" office:value="3.33" calcext:value-type="float">
            <text:p>3,33</text:p>
          </table:table-cell>
          <table:table-cell table:formula="of:=[.D45]-[.F45]" office:value-type="float" office:value="40.95" calcext:value-type="float">
            <text:p>40,95</text:p>
          </table:table-cell>
          <table:table-cell table:formula="of:=[.E45]-[.G45]" office:value-type="float" office:value="26.67" calcext:value-type="float">
            <text:p>26,67</text:p>
          </table:table-cell>
          <table:table-cell table:formula="of:=IF([.C45]=[.$L$6];IF([.H45]&lt;[.$N$6];[.$F$2];0);0)" office:value-type="float" office:value="0" calcext:value-type="float">
            <text:p>0,00</text:p>
          </table:table-cell>
          <table:table-cell table:formula="of:=IF([.I45]&lt;5;[.$F$3];0)" office:value-type="float" office:value="0" calcext:value-type="float">
            <text:p>0,00</text:p>
          </table:table-cell>
          <table:table-cell table:formula="of:=IF([.J45]=0;[.H45];[.J45])" office:value-type="float" office:value="40.95" calcext:value-type="float">
            <text:p>40,95</text:p>
          </table:table-cell>
          <table:table-cell table:formula="of:=IF([.K45]=0;[.I45];[.K45])" office:value-type="float" office:value="26.67" calcext:value-type="float">
            <text:p>26,67</text:p>
          </table:table-cell>
          <table:table-cell table:formula="of:=ROUND([.F45]*[.$S$5]+[.G45]*[.$S$4];2)" office:value-type="currency" office:currency="PLN" office:value="7.63" calcext:value-type="currency">
            <text:p>7,63 zł</text:p>
          </table:table-cell>
          <table:table-cell/>
          <table:table-cell table:formula="of:=ROUND([.B45]*[.$G$2]/100;2)" office:value-type="float" office:value="2.22" calcext:value-type="float">
            <text:p>2,22</text:p>
          </table:table-cell>
          <table:table-cell table:formula="of:=ROUND([.P45]*[.$S$5];2)" office:value-type="currency" office:currency="PLN" office:value="11.08" calcext:value-type="currency">
            <text:p>11,08 zł</text:p>
          </table:table-cell>
          <table:table-cell table:number-columns-repeated="1007"/>
        </table:table-row>
        <table:table-row table:style-name="ro2">
          <table:table-cell office:value-type="date" office:date-value="2014-02-04" calcext:value-type="date">
            <text:p>4.02.2014</text:p>
          </table:table-cell>
          <table:table-cell office:value-type="float" office:value="113" calcext:value-type="float">
            <text:p>113</text:p>
          </table:table-cell>
          <table:table-cell table:formula="of:=LOOKUP(WEEKDAY([.A46];2);[.$B$1:.$B$7];[.$C$1:.$C$7])" office:value-type="string" office:string-value="wtorek" calcext:value-type="string">
            <text:p>wtorek</text:p>
          </table:table-cell>
          <table:table-cell table:formula="of:=[.L45]" office:value-type="float" office:value="40.95" calcext:value-type="float">
            <text:p>40,95</text:p>
          </table:table-cell>
          <table:table-cell table:formula="of:=[.M45]" office:value-type="float" office:value="26.67" calcext:value-type="float">
            <text:p>26,67</text:p>
          </table:table-cell>
          <table:table-cell table:formula="of:=ROUND(IF([.E46]&gt;[.$F$6];IF([.E46]-(([.B46]*[.$G$3])/100)&lt;0;((([.E46]*100)/[.$G$3])*[.$G$2])/100;0);([.$G$2]*([.B46]/2))/100);2)" office:value-type="float" office:value="0" calcext:value-type="float">
            <text:p>0,00</text:p>
          </table:table-cell>
          <table:table-cell table:formula="of:=ROUND(IF([.E46]&gt;[.$F$6];IF([.E46]-(([.B46]*[.$G$3])/100)&lt;0;[.E46];([.$G$3]*[.B46])/100);([.$G$3]*([.B46]/2))/100) ;2)" office:value-type="float" office:value="10.17" calcext:value-type="float">
            <text:p>10,17</text:p>
          </table:table-cell>
          <table:table-cell table:formula="of:=[.D46]-[.F46]" office:value-type="float" office:value="40.95" calcext:value-type="float">
            <text:p>40,95</text:p>
          </table:table-cell>
          <table:table-cell table:formula="of:=[.E46]-[.G46]" office:value-type="float" office:value="16.5" calcext:value-type="float">
            <text:p>16,50</text:p>
          </table:table-cell>
          <table:table-cell table:formula="of:=IF([.C46]=[.$L$6];IF([.H46]&lt;[.$N$6];[.$F$2];0);0)" office:value-type="float" office:value="0" calcext:value-type="float">
            <text:p>0,00</text:p>
          </table:table-cell>
          <table:table-cell table:formula="of:=IF([.I46]&lt;5;[.$F$3];0)" office:value-type="float" office:value="0" calcext:value-type="float">
            <text:p>0,00</text:p>
          </table:table-cell>
          <table:table-cell table:formula="of:=IF([.J46]=0;[.H46];[.J46])" office:value-type="float" office:value="40.95" calcext:value-type="float">
            <text:p>40,95</text:p>
          </table:table-cell>
          <table:table-cell table:formula="of:=IF([.K46]=0;[.I46];[.K46])" office:value-type="float" office:value="16.5" calcext:value-type="float">
            <text:p>16,50</text:p>
          </table:table-cell>
          <table:table-cell table:formula="of:=ROUND([.F46]*[.$S$5]+[.G46]*[.$S$4];2)" office:value-type="currency" office:currency="PLN" office:value="23.29" calcext:value-type="currency">
            <text:p>23,29 zł</text:p>
          </table:table-cell>
          <table:table-cell/>
          <table:table-cell table:formula="of:=ROUND([.B46]*[.$G$2]/100;2)" office:value-type="float" office:value="6.78" calcext:value-type="float">
            <text:p>6,78</text:p>
          </table:table-cell>
          <table:table-cell table:formula="of:=ROUND([.P46]*[.$S$5];2)" office:value-type="currency" office:currency="PLN" office:value="33.83" calcext:value-type="currency">
            <text:p>33,83 zł</text:p>
          </table:table-cell>
          <table:table-cell table:number-columns-repeated="1007"/>
        </table:table-row>
        <table:table-row table:style-name="ro2">
          <table:table-cell office:value-type="date" office:date-value="2014-02-05" calcext:value-type="date">
            <text:p>5.02.2014</text:p>
          </table:table-cell>
          <table:table-cell office:value-type="float" office:value="79" calcext:value-type="float">
            <text:p>79</text:p>
          </table:table-cell>
          <table:table-cell table:formula="of:=LOOKUP(WEEKDAY([.A47];2);[.$B$1:.$B$7];[.$C$1:.$C$7])" office:value-type="string" office:string-value="środa" calcext:value-type="string">
            <text:p>środa</text:p>
          </table:table-cell>
          <table:table-cell table:formula="of:=[.L46]" office:value-type="float" office:value="40.95" calcext:value-type="float">
            <text:p>40,95</text:p>
          </table:table-cell>
          <table:table-cell table:formula="of:=[.M46]" office:value-type="float" office:value="16.5" calcext:value-type="float">
            <text:p>16,50</text:p>
          </table:table-cell>
          <table:table-cell table:formula="of:=ROUND(IF([.E47]&gt;[.$F$6];IF([.E47]-(([.B47]*[.$G$3])/100)&lt;0;((([.E47]*100)/[.$G$3])*[.$G$2])/100;0);([.$G$2]*([.B47]/2))/100);2)" office:value-type="float" office:value="0" calcext:value-type="float">
            <text:p>0,00</text:p>
          </table:table-cell>
          <table:table-cell table:formula="of:=ROUND(IF([.E47]&gt;[.$F$6];IF([.E47]-(([.B47]*[.$G$3])/100)&lt;0;[.E47];([.$G$3]*[.B47])/100);([.$G$3]*([.B47]/2))/100) ;2)" office:value-type="float" office:value="7.11" calcext:value-type="float">
            <text:p>7,11</text:p>
          </table:table-cell>
          <table:table-cell table:formula="of:=[.D47]-[.F47]" office:value-type="float" office:value="40.95" calcext:value-type="float">
            <text:p>40,95</text:p>
          </table:table-cell>
          <table:table-cell table:formula="of:=[.E47]-[.G47]" office:value-type="float" office:value="9.39" calcext:value-type="float">
            <text:p>9,39</text:p>
          </table:table-cell>
          <table:table-cell table:formula="of:=IF([.C47]=[.$L$6];IF([.H47]&lt;[.$N$6];[.$F$2];0);0)" office:value-type="float" office:value="0" calcext:value-type="float">
            <text:p>0,00</text:p>
          </table:table-cell>
          <table:table-cell table:formula="of:=IF([.I47]&lt;5;[.$F$3];0)" office:value-type="float" office:value="0" calcext:value-type="float">
            <text:p>0,00</text:p>
          </table:table-cell>
          <table:table-cell table:formula="of:=IF([.J47]=0;[.H47];[.J47])" office:value-type="float" office:value="40.95" calcext:value-type="float">
            <text:p>40,95</text:p>
          </table:table-cell>
          <table:table-cell table:formula="of:=IF([.K47]=0;[.I47];[.K47])" office:value-type="float" office:value="9.39" calcext:value-type="float">
            <text:p>9,39</text:p>
          </table:table-cell>
          <table:table-cell table:formula="of:=ROUND([.F47]*[.$S$5]+[.G47]*[.$S$4];2)" office:value-type="currency" office:currency="PLN" office:value="16.28" calcext:value-type="currency">
            <text:p>16,28 zł</text:p>
          </table:table-cell>
          <table:table-cell/>
          <table:table-cell table:formula="of:=ROUND([.B47]*[.$G$2]/100;2)" office:value-type="float" office:value="4.74" calcext:value-type="float">
            <text:p>4,74</text:p>
          </table:table-cell>
          <table:table-cell table:formula="of:=ROUND([.P47]*[.$S$5];2)" office:value-type="currency" office:currency="PLN" office:value="23.65" calcext:value-type="currency">
            <text:p>23,65 zł</text:p>
          </table:table-cell>
          <table:table-cell table:number-columns-repeated="1007"/>
        </table:table-row>
        <table:table-row table:style-name="ro2">
          <table:table-cell office:value-type="date" office:date-value="2014-02-06" calcext:value-type="date">
            <text:p>6.02.2014</text:p>
          </table:table-cell>
          <table:table-cell office:value-type="float" office:value="94" calcext:value-type="float">
            <text:p>94</text:p>
          </table:table-cell>
          <table:table-cell table:formula="of:=LOOKUP(WEEKDAY([.A48];2);[.$B$1:.$B$7];[.$C$1:.$C$7])" office:value-type="string" office:string-value="czwartek" calcext:value-type="string">
            <text:p>czwartek</text:p>
          </table:table-cell>
          <table:table-cell table:formula="of:=[.L47]" office:value-type="float" office:value="40.95" calcext:value-type="float">
            <text:p>40,95</text:p>
          </table:table-cell>
          <table:table-cell table:formula="of:=[.M47]" office:value-type="float" office:value="9.39" calcext:value-type="float">
            <text:p>9,39</text:p>
          </table:table-cell>
          <table:table-cell table:formula="of:=ROUND(IF([.E48]&gt;[.$F$6];IF([.E48]-(([.B48]*[.$G$3])/100)&lt;0;((([.E48]*100)/[.$G$3])*[.$G$2])/100;0);([.$G$2]*([.B48]/2))/100);2)" office:value-type="float" office:value="2.82" calcext:value-type="float">
            <text:p>2,82</text:p>
          </table:table-cell>
          <table:table-cell table:formula="of:=ROUND(IF([.E48]&gt;[.$F$6];IF([.E48]-(([.B48]*[.$G$3])/100)&lt;0;[.E48];([.$G$3]*[.B48])/100);([.$G$3]*([.B48]/2))/100) ;2)" office:value-type="float" office:value="4.23" calcext:value-type="float">
            <text:p>4,23</text:p>
          </table:table-cell>
          <table:table-cell table:formula="of:=[.D48]-[.F48]" office:value-type="float" office:value="38.13" calcext:value-type="float">
            <text:p>38,13</text:p>
          </table:table-cell>
          <table:table-cell table:formula="of:=[.E48]-[.G48]" office:value-type="float" office:value="5.16" calcext:value-type="float">
            <text:p>5,16</text:p>
          </table:table-cell>
          <table:table-cell table:formula="of:=IF([.C48]=[.$L$6];IF([.H48]&lt;[.$N$6];[.$F$2];0);0)" office:value-type="float" office:value="45" calcext:value-type="float">
            <text:p>45,00</text:p>
          </table:table-cell>
          <table:table-cell table:formula="of:=IF([.I48]&lt;5;[.$F$3];0)" office:value-type="float" office:value="0" calcext:value-type="float">
            <text:p>0,00</text:p>
          </table:table-cell>
          <table:table-cell table:formula="of:=IF([.J48]=0;[.H48];[.J48])" office:value-type="float" office:value="45" calcext:value-type="float">
            <text:p>45,00</text:p>
          </table:table-cell>
          <table:table-cell table:formula="of:=IF([.K48]=0;[.I48];[.K48])" office:value-type="float" office:value="5.16" calcext:value-type="float">
            <text:p>5,16</text:p>
          </table:table-cell>
          <table:table-cell table:formula="of:=ROUND([.F48]*[.$S$5]+[.G48]*[.$S$4];2)" office:value-type="currency" office:currency="PLN" office:value="23.76" calcext:value-type="currency">
            <text:p>23,76 zł</text:p>
          </table:table-cell>
          <table:table-cell/>
          <table:table-cell table:formula="of:=ROUND([.B48]*[.$G$2]/100;2)" office:value-type="float" office:value="5.64" calcext:value-type="float">
            <text:p>5,64</text:p>
          </table:table-cell>
          <table:table-cell table:formula="of:=ROUND([.P48]*[.$S$5];2)" office:value-type="currency" office:currency="PLN" office:value="28.14" calcext:value-type="currency">
            <text:p>28,14 zł</text:p>
          </table:table-cell>
          <table:table-cell table:number-columns-repeated="1007"/>
        </table:table-row>
        <table:table-row table:style-name="ro2">
          <table:table-cell office:value-type="date" office:date-value="2014-02-07" calcext:value-type="date">
            <text:p>7.02.2014</text:p>
          </table:table-cell>
          <table:table-cell office:value-type="float" office:value="35" calcext:value-type="float">
            <text:p>35</text:p>
          </table:table-cell>
          <table:table-cell table:formula="of:=LOOKUP(WEEKDAY([.A49];2);[.$B$1:.$B$7];[.$C$1:.$C$7])" office:value-type="string" office:string-value="piątek" calcext:value-type="string">
            <text:p>piątek</text:p>
          </table:table-cell>
          <table:table-cell table:formula="of:=[.L48]" office:value-type="float" office:value="45" calcext:value-type="float">
            <text:p>45,00</text:p>
          </table:table-cell>
          <table:table-cell table:formula="of:=[.M48]" office:value-type="float" office:value="5.16" calcext:value-type="float">
            <text:p>5,16</text:p>
          </table:table-cell>
          <table:table-cell table:formula="of:=ROUND(IF([.E49]&gt;[.$F$6];IF([.E49]-(([.B49]*[.$G$3])/100)&lt;0;((([.E49]*100)/[.$G$3])*[.$G$2])/100;0);([.$G$2]*([.B49]/2))/100);2)" office:value-type="float" office:value="1.05" calcext:value-type="float">
            <text:p>1,05</text:p>
          </table:table-cell>
          <table:table-cell table:formula="of:=ROUND(IF([.E49]&gt;[.$F$6];IF([.E49]-(([.B49]*[.$G$3])/100)&lt;0;[.E49];([.$G$3]*[.B49])/100);([.$G$3]*([.B49]/2))/100) ;2)" office:value-type="float" office:value="1.58" calcext:value-type="float">
            <text:p>1,58</text:p>
          </table:table-cell>
          <table:table-cell table:formula="of:=[.D49]-[.F49]" office:value-type="float" office:value="43.95" calcext:value-type="float">
            <text:p>43,95</text:p>
          </table:table-cell>
          <table:table-cell table:formula="of:=[.E49]-[.G49]" office:value-type="float" office:value="3.58" calcext:value-type="float">
            <text:p>3,58</text:p>
          </table:table-cell>
          <table:table-cell table:formula="of:=IF([.C49]=[.$L$6];IF([.H49]&lt;[.$N$6];[.$F$2];0);0)" office:value-type="float" office:value="0" calcext:value-type="float">
            <text:p>0,00</text:p>
          </table:table-cell>
          <table:table-cell table:formula="of:=IF([.I49]&lt;5;[.$F$3];0)" office:value-type="float" office:value="30" calcext:value-type="float">
            <text:p>30,00</text:p>
          </table:table-cell>
          <table:table-cell table:formula="of:=IF([.J49]=0;[.H49];[.J49])" office:value-type="float" office:value="43.95" calcext:value-type="float">
            <text:p>43,95</text:p>
          </table:table-cell>
          <table:table-cell table:formula="of:=IF([.K49]=0;[.I49];[.K49])" office:value-type="float" office:value="30" calcext:value-type="float">
            <text:p>30,00</text:p>
          </table:table-cell>
          <table:table-cell table:formula="of:=ROUND([.F49]*[.$S$5]+[.G49]*[.$S$4];2)" office:value-type="currency" office:currency="PLN" office:value="8.86" calcext:value-type="currency">
            <text:p>8,86 zł</text:p>
          </table:table-cell>
          <table:table-cell/>
          <table:table-cell table:formula="of:=ROUND([.B49]*[.$G$2]/100;2)" office:value-type="float" office:value="2.1" calcext:value-type="float">
            <text:p>2,1</text:p>
          </table:table-cell>
          <table:table-cell table:formula="of:=ROUND([.P49]*[.$S$5];2)" office:value-type="currency" office:currency="PLN" office:value="10.48" calcext:value-type="currency">
            <text:p>10,48 zł</text:p>
          </table:table-cell>
          <table:table-cell table:number-columns-repeated="1007"/>
        </table:table-row>
        <table:table-row table:style-name="ro2">
          <table:table-cell office:value-type="date" office:date-value="2014-02-08" calcext:value-type="date">
            <text:p>8.02.2014</text:p>
          </table:table-cell>
          <table:table-cell office:value-type="float" office:value="54" calcext:value-type="float">
            <text:p>54</text:p>
          </table:table-cell>
          <table:table-cell table:formula="of:=LOOKUP(WEEKDAY([.A50];2);[.$B$1:.$B$7];[.$C$1:.$C$7])" office:value-type="string" office:string-value="sobota" calcext:value-type="string">
            <text:p>sobota</text:p>
          </table:table-cell>
          <table:table-cell table:formula="of:=[.L49]" office:value-type="float" office:value="43.95" calcext:value-type="float">
            <text:p>43,95</text:p>
          </table:table-cell>
          <table:table-cell table:formula="of:=[.M49]" office:value-type="float" office:value="30" calcext:value-type="float">
            <text:p>30,00</text:p>
          </table:table-cell>
          <table:table-cell table:formula="of:=ROUND(IF([.E50]&gt;[.$F$6];IF([.E50]-(([.B50]*[.$G$3])/100)&lt;0;((([.E50]*100)/[.$G$3])*[.$G$2])/100;0);([.$G$2]*([.B50]/2))/100);2)" office:value-type="float" office:value="0" calcext:value-type="float">
            <text:p>0,00</text:p>
          </table:table-cell>
          <table:table-cell table:formula="of:=ROUND(IF([.E50]&gt;[.$F$6];IF([.E50]-(([.B50]*[.$G$3])/100)&lt;0;[.E50];([.$G$3]*[.B50])/100);([.$G$3]*([.B50]/2))/100) ;2)" office:value-type="float" office:value="4.86" calcext:value-type="float">
            <text:p>4,86</text:p>
          </table:table-cell>
          <table:table-cell table:formula="of:=[.D50]-[.F50]" office:value-type="float" office:value="43.95" calcext:value-type="float">
            <text:p>43,95</text:p>
          </table:table-cell>
          <table:table-cell table:formula="of:=[.E50]-[.G50]" office:value-type="float" office:value="25.14" calcext:value-type="float">
            <text:p>25,14</text:p>
          </table:table-cell>
          <table:table-cell table:formula="of:=IF([.C50]=[.$L$6];IF([.H50]&lt;[.$N$6];[.$F$2];0);0)" office:value-type="float" office:value="0" calcext:value-type="float">
            <text:p>0,00</text:p>
          </table:table-cell>
          <table:table-cell table:formula="of:=IF([.I50]&lt;5;[.$F$3];0)" office:value-type="float" office:value="0" calcext:value-type="float">
            <text:p>0,00</text:p>
          </table:table-cell>
          <table:table-cell table:formula="of:=IF([.J50]=0;[.H50];[.J50])" office:value-type="float" office:value="43.95" calcext:value-type="float">
            <text:p>43,95</text:p>
          </table:table-cell>
          <table:table-cell table:formula="of:=IF([.K50]=0;[.I50];[.K50])" office:value-type="float" office:value="25.14" calcext:value-type="float">
            <text:p>25,14</text:p>
          </table:table-cell>
          <table:table-cell table:formula="of:=ROUND([.F50]*[.$S$5]+[.G50]*[.$S$4];2)" office:value-type="currency" office:currency="PLN" office:value="11.13" calcext:value-type="currency">
            <text:p>11,13 zł</text:p>
          </table:table-cell>
          <table:table-cell/>
          <table:table-cell table:formula="of:=ROUND([.B50]*[.$G$2]/100;2)" office:value-type="float" office:value="3.24" calcext:value-type="float">
            <text:p>3,24</text:p>
          </table:table-cell>
          <table:table-cell table:formula="of:=ROUND([.P50]*[.$S$5];2)" office:value-type="currency" office:currency="PLN" office:value="16.17" calcext:value-type="currency">
            <text:p>16,17 zł</text:p>
          </table:table-cell>
          <table:table-cell table:number-columns-repeated="1007"/>
        </table:table-row>
        <table:table-row table:style-name="ro2">
          <table:table-cell office:value-type="date" office:date-value="2014-02-09" calcext:value-type="date">
            <text:p>9.02.2014</text:p>
          </table:table-cell>
          <table:table-cell office:value-type="float" office:value="57" calcext:value-type="float">
            <text:p>57</text:p>
          </table:table-cell>
          <table:table-cell table:formula="of:=LOOKUP(WEEKDAY([.A51];2);[.$B$1:.$B$7];[.$C$1:.$C$7])" office:value-type="string" office:string-value="niedziela" calcext:value-type="string">
            <text:p>niedziela</text:p>
          </table:table-cell>
          <table:table-cell table:formula="of:=[.L50]" office:value-type="float" office:value="43.95" calcext:value-type="float">
            <text:p>43,95</text:p>
          </table:table-cell>
          <table:table-cell table:formula="of:=[.M50]" office:value-type="float" office:value="25.14" calcext:value-type="float">
            <text:p>25,14</text:p>
          </table:table-cell>
          <table:table-cell table:formula="of:=ROUND(IF([.E51]&gt;[.$F$6];IF([.E51]-(([.B51]*[.$G$3])/100)&lt;0;((([.E51]*100)/[.$G$3])*[.$G$2])/100;0);([.$G$2]*([.B51]/2))/100);2)" office:value-type="float" office:value="0" calcext:value-type="float">
            <text:p>0,00</text:p>
          </table:table-cell>
          <table:table-cell table:formula="of:=ROUND(IF([.E51]&gt;[.$F$6];IF([.E51]-(([.B51]*[.$G$3])/100)&lt;0;[.E51];([.$G$3]*[.B51])/100);([.$G$3]*([.B51]/2))/100) ;2)" office:value-type="float" office:value="5.13" calcext:value-type="float">
            <text:p>5,13</text:p>
          </table:table-cell>
          <table:table-cell table:formula="of:=[.D51]-[.F51]" office:value-type="float" office:value="43.95" calcext:value-type="float">
            <text:p>43,95</text:p>
          </table:table-cell>
          <table:table-cell table:formula="of:=[.E51]-[.G51]" office:value-type="float" office:value="20.01" calcext:value-type="float">
            <text:p>20,01</text:p>
          </table:table-cell>
          <table:table-cell table:formula="of:=IF([.C51]=[.$L$6];IF([.H51]&lt;[.$N$6];[.$F$2];0);0)" office:value-type="float" office:value="0" calcext:value-type="float">
            <text:p>0,00</text:p>
          </table:table-cell>
          <table:table-cell table:formula="of:=IF([.I51]&lt;5;[.$F$3];0)" office:value-type="float" office:value="0" calcext:value-type="float">
            <text:p>0,00</text:p>
          </table:table-cell>
          <table:table-cell table:formula="of:=IF([.J51]=0;[.H51];[.J51])" office:value-type="float" office:value="43.95" calcext:value-type="float">
            <text:p>43,95</text:p>
          </table:table-cell>
          <table:table-cell table:formula="of:=IF([.K51]=0;[.I51];[.K51])" office:value-type="float" office:value="20.01" calcext:value-type="float">
            <text:p>20,01</text:p>
          </table:table-cell>
          <table:table-cell table:formula="of:=ROUND([.F51]*[.$S$5]+[.G51]*[.$S$4];2)" office:value-type="currency" office:currency="PLN" office:value="11.75" calcext:value-type="currency">
            <text:p>11,75 zł</text:p>
          </table:table-cell>
          <table:table-cell/>
          <table:table-cell table:formula="of:=ROUND([.B51]*[.$G$2]/100;2)" office:value-type="float" office:value="3.42" calcext:value-type="float">
            <text:p>3,42</text:p>
          </table:table-cell>
          <table:table-cell table:formula="of:=ROUND([.P51]*[.$S$5];2)" office:value-type="currency" office:currency="PLN" office:value="17.07" calcext:value-type="currency">
            <text:p>17,07 zł</text:p>
          </table:table-cell>
          <table:table-cell table:number-columns-repeated="1007"/>
        </table:table-row>
        <table:table-row table:style-name="ro2">
          <table:table-cell office:value-type="date" office:date-value="2014-02-10" calcext:value-type="date">
            <text:p>10.02.2014</text:p>
          </table:table-cell>
          <table:table-cell office:value-type="float" office:value="147" calcext:value-type="float">
            <text:p>147</text:p>
          </table:table-cell>
          <table:table-cell table:formula="of:=LOOKUP(WEEKDAY([.A52];2);[.$B$1:.$B$7];[.$C$1:.$C$7])" office:value-type="string" office:string-value="poniedziałek" calcext:value-type="string">
            <text:p>poniedziałek</text:p>
          </table:table-cell>
          <table:table-cell table:formula="of:=[.L51]" office:value-type="float" office:value="43.95" calcext:value-type="float">
            <text:p>43,95</text:p>
          </table:table-cell>
          <table:table-cell table:formula="of:=[.M51]" office:value-type="float" office:value="20.01" calcext:value-type="float">
            <text:p>20,01</text:p>
          </table:table-cell>
          <table:table-cell table:formula="of:=ROUND(IF([.E52]&gt;[.$F$6];IF([.E52]-(([.B52]*[.$G$3])/100)&lt;0;((([.E52]*100)/[.$G$3])*[.$G$2])/100;0);([.$G$2]*([.B52]/2))/100);2)" office:value-type="float" office:value="0" calcext:value-type="float">
            <text:p>0,00</text:p>
          </table:table-cell>
          <table:table-cell table:formula="of:=ROUND(IF([.E52]&gt;[.$F$6];IF([.E52]-(([.B52]*[.$G$3])/100)&lt;0;[.E52];([.$G$3]*[.B52])/100);([.$G$3]*([.B52]/2))/100) ;2)" office:value-type="float" office:value="13.23" calcext:value-type="float">
            <text:p>13,23</text:p>
          </table:table-cell>
          <table:table-cell table:formula="of:=[.D52]-[.F52]" office:value-type="float" office:value="43.95" calcext:value-type="float">
            <text:p>43,95</text:p>
          </table:table-cell>
          <table:table-cell table:formula="of:=[.E52]-[.G52]" office:value-type="float" office:value="6.78" calcext:value-type="float">
            <text:p>6,78</text:p>
          </table:table-cell>
          <table:table-cell table:formula="of:=IF([.C52]=[.$L$6];IF([.H52]&lt;[.$N$6];[.$F$2];0);0)" office:value-type="float" office:value="0" calcext:value-type="float">
            <text:p>0,00</text:p>
          </table:table-cell>
          <table:table-cell table:formula="of:=IF([.I52]&lt;5;[.$F$3];0)" office:value-type="float" office:value="0" calcext:value-type="float">
            <text:p>0,00</text:p>
          </table:table-cell>
          <table:table-cell table:formula="of:=IF([.J52]=0;[.H52];[.J52])" office:value-type="float" office:value="43.95" calcext:value-type="float">
            <text:p>43,95</text:p>
          </table:table-cell>
          <table:table-cell table:formula="of:=IF([.K52]=0;[.I52];[.K52])" office:value-type="float" office:value="6.78" calcext:value-type="float">
            <text:p>6,78</text:p>
          </table:table-cell>
          <table:table-cell table:formula="of:=ROUND([.F52]*[.$S$5]+[.G52]*[.$S$4];2)" office:value-type="currency" office:currency="PLN" office:value="30.3" calcext:value-type="currency">
            <text:p>30,30 zł</text:p>
          </table:table-cell>
          <table:table-cell/>
          <table:table-cell table:formula="of:=ROUND([.B52]*[.$G$2]/100;2)" office:value-type="float" office:value="8.82" calcext:value-type="float">
            <text:p>8,82</text:p>
          </table:table-cell>
          <table:table-cell table:formula="of:=ROUND([.P52]*[.$S$5];2)" office:value-type="currency" office:currency="PLN" office:value="44.01" calcext:value-type="currency">
            <text:p>44,01 zł</text:p>
          </table:table-cell>
          <table:table-cell table:number-columns-repeated="1007"/>
        </table:table-row>
        <table:table-row table:style-name="ro2">
          <table:table-cell office:value-type="date" office:date-value="2014-02-11" calcext:value-type="date">
            <text:p>11.02.2014</text:p>
          </table:table-cell>
          <table:table-cell office:value-type="float" office:value="144" calcext:value-type="float">
            <text:p>144</text:p>
          </table:table-cell>
          <table:table-cell table:formula="of:=LOOKUP(WEEKDAY([.A53];2);[.$B$1:.$B$7];[.$C$1:.$C$7])" office:value-type="string" office:string-value="wtorek" calcext:value-type="string">
            <text:p>wtorek</text:p>
          </table:table-cell>
          <table:table-cell table:formula="of:=[.L52]" office:value-type="float" office:value="43.95" calcext:value-type="float">
            <text:p>43,95</text:p>
          </table:table-cell>
          <table:table-cell table:formula="of:=[.M52]" office:value-type="float" office:value="6.78" calcext:value-type="float">
            <text:p>6,78</text:p>
          </table:table-cell>
          <table:table-cell table:formula="of:=ROUND(IF([.E53]&gt;[.$F$6];IF([.E53]-(([.B53]*[.$G$3])/100)&lt;0;((([.E53]*100)/[.$G$3])*[.$G$2])/100;0);([.$G$2]*([.B53]/2))/100);2)" office:value-type="float" office:value="4.32" calcext:value-type="float">
            <text:p>4,32</text:p>
          </table:table-cell>
          <table:table-cell table:formula="of:=ROUND(IF([.E53]&gt;[.$F$6];IF([.E53]-(([.B53]*[.$G$3])/100)&lt;0;[.E53];([.$G$3]*[.B53])/100);([.$G$3]*([.B53]/2))/100) ;2)" office:value-type="float" office:value="6.48" calcext:value-type="float">
            <text:p>6,48</text:p>
          </table:table-cell>
          <table:table-cell table:formula="of:=[.D53]-[.F53]" office:value-type="float" office:value="39.63" calcext:value-type="float">
            <text:p>39,63</text:p>
          </table:table-cell>
          <table:table-cell table:formula="of:=[.E53]-[.G53]" office:value-type="float" office:value="0.300000000000001" calcext:value-type="float">
            <text:p>0,30</text:p>
          </table:table-cell>
          <table:table-cell table:formula="of:=IF([.C53]=[.$L$6];IF([.H53]&lt;[.$N$6];[.$F$2];0);0)" office:value-type="float" office:value="0" calcext:value-type="float">
            <text:p>0,00</text:p>
          </table:table-cell>
          <table:table-cell table:formula="of:=IF([.I53]&lt;5;[.$F$3];0)" office:value-type="float" office:value="30" calcext:value-type="float">
            <text:p>30,00</text:p>
          </table:table-cell>
          <table:table-cell table:formula="of:=IF([.J53]=0;[.H53];[.J53])" office:value-type="float" office:value="39.63" calcext:value-type="float">
            <text:p>39,63</text:p>
          </table:table-cell>
          <table:table-cell table:formula="of:=IF([.K53]=0;[.I53];[.K53])" office:value-type="float" office:value="30" calcext:value-type="float">
            <text:p>30,00</text:p>
          </table:table-cell>
          <table:table-cell table:formula="of:=ROUND([.F53]*[.$S$5]+[.G53]*[.$S$4];2)" office:value-type="currency" office:currency="PLN" office:value="36.4" calcext:value-type="currency">
            <text:p>36,40 zł</text:p>
          </table:table-cell>
          <table:table-cell/>
          <table:table-cell table:formula="of:=ROUND([.B53]*[.$G$2]/100;2)" office:value-type="float" office:value="8.64" calcext:value-type="float">
            <text:p>8,64</text:p>
          </table:table-cell>
          <table:table-cell table:formula="of:=ROUND([.P53]*[.$S$5];2)" office:value-type="currency" office:currency="PLN" office:value="43.11" calcext:value-type="currency">
            <text:p>43,11 zł</text:p>
          </table:table-cell>
          <table:table-cell table:number-columns-repeated="1007"/>
        </table:table-row>
        <table:table-row table:style-name="ro2">
          <table:table-cell office:value-type="date" office:date-value="2014-02-12" calcext:value-type="date">
            <text:p>12.02.2014</text:p>
          </table:table-cell>
          <table:table-cell office:value-type="float" office:value="50" calcext:value-type="float">
            <text:p>50</text:p>
          </table:table-cell>
          <table:table-cell table:formula="of:=LOOKUP(WEEKDAY([.A54];2);[.$B$1:.$B$7];[.$C$1:.$C$7])" office:value-type="string" office:string-value="środa" calcext:value-type="string">
            <text:p>środa</text:p>
          </table:table-cell>
          <table:table-cell table:formula="of:=[.L53]" office:value-type="float" office:value="39.63" calcext:value-type="float">
            <text:p>39,63</text:p>
          </table:table-cell>
          <table:table-cell table:formula="of:=[.M53]" office:value-type="float" office:value="30" calcext:value-type="float">
            <text:p>30,00</text:p>
          </table:table-cell>
          <table:table-cell table:formula="of:=ROUND(IF([.E54]&gt;[.$F$6];IF([.E54]-(([.B54]*[.$G$3])/100)&lt;0;((([.E54]*100)/[.$G$3])*[.$G$2])/100;0);([.$G$2]*([.B54]/2))/100);2)" office:value-type="float" office:value="0" calcext:value-type="float">
            <text:p>0,00</text:p>
          </table:table-cell>
          <table:table-cell table:formula="of:=ROUND(IF([.E54]&gt;[.$F$6];IF([.E54]-(([.B54]*[.$G$3])/100)&lt;0;[.E54];([.$G$3]*[.B54])/100);([.$G$3]*([.B54]/2))/100) ;2)" office:value-type="float" office:value="4.5" calcext:value-type="float">
            <text:p>4,50</text:p>
          </table:table-cell>
          <table:table-cell table:formula="of:=[.D54]-[.F54]" office:value-type="float" office:value="39.63" calcext:value-type="float">
            <text:p>39,63</text:p>
          </table:table-cell>
          <table:table-cell table:formula="of:=[.E54]-[.G54]" office:value-type="float" office:value="25.5" calcext:value-type="float">
            <text:p>25,50</text:p>
          </table:table-cell>
          <table:table-cell table:formula="of:=IF([.C54]=[.$L$6];IF([.H54]&lt;[.$N$6];[.$F$2];0);0)" office:value-type="float" office:value="0" calcext:value-type="float">
            <text:p>0,00</text:p>
          </table:table-cell>
          <table:table-cell table:formula="of:=IF([.I54]&lt;5;[.$F$3];0)" office:value-type="float" office:value="0" calcext:value-type="float">
            <text:p>0,00</text:p>
          </table:table-cell>
          <table:table-cell table:formula="of:=IF([.J54]=0;[.H54];[.J54])" office:value-type="float" office:value="39.63" calcext:value-type="float">
            <text:p>39,63</text:p>
          </table:table-cell>
          <table:table-cell table:formula="of:=IF([.K54]=0;[.I54];[.K54])" office:value-type="float" office:value="25.5" calcext:value-type="float">
            <text:p>25,50</text:p>
          </table:table-cell>
          <table:table-cell table:formula="of:=ROUND([.F54]*[.$S$5]+[.G54]*[.$S$4];2)" office:value-type="currency" office:currency="PLN" office:value="10.31" calcext:value-type="currency">
            <text:p>10,31 zł</text:p>
          </table:table-cell>
          <table:table-cell/>
          <table:table-cell table:formula="of:=ROUND([.B54]*[.$G$2]/100;2)" office:value-type="float" office:value="3" calcext:value-type="float">
            <text:p>3</text:p>
          </table:table-cell>
          <table:table-cell table:formula="of:=ROUND([.P54]*[.$S$5];2)" office:value-type="currency" office:currency="PLN" office:value="14.97" calcext:value-type="currency">
            <text:p>14,97 zł</text:p>
          </table:table-cell>
          <table:table-cell table:number-columns-repeated="1007"/>
        </table:table-row>
        <table:table-row table:style-name="ro2">
          <table:table-cell office:value-type="date" office:date-value="2014-02-13" calcext:value-type="date">
            <text:p>13.02.2014</text:p>
          </table:table-cell>
          <table:table-cell office:value-type="float" office:value="129" calcext:value-type="float">
            <text:p>129</text:p>
          </table:table-cell>
          <table:table-cell table:formula="of:=LOOKUP(WEEKDAY([.A55];2);[.$B$1:.$B$7];[.$C$1:.$C$7])" office:value-type="string" office:string-value="czwartek" calcext:value-type="string">
            <text:p>czwartek</text:p>
          </table:table-cell>
          <table:table-cell table:formula="of:=[.L54]" office:value-type="float" office:value="39.63" calcext:value-type="float">
            <text:p>39,63</text:p>
          </table:table-cell>
          <table:table-cell table:formula="of:=[.M54]" office:value-type="float" office:value="25.5" calcext:value-type="float">
            <text:p>25,50</text:p>
          </table:table-cell>
          <table:table-cell table:formula="of:=ROUND(IF([.E55]&gt;[.$F$6];IF([.E55]-(([.B55]*[.$G$3])/100)&lt;0;((([.E55]*100)/[.$G$3])*[.$G$2])/100;0);([.$G$2]*([.B55]/2))/100);2)" office:value-type="float" office:value="0" calcext:value-type="float">
            <text:p>0,00</text:p>
          </table:table-cell>
          <table:table-cell table:formula="of:=ROUND(IF([.E55]&gt;[.$F$6];IF([.E55]-(([.B55]*[.$G$3])/100)&lt;0;[.E55];([.$G$3]*[.B55])/100);([.$G$3]*([.B55]/2))/100) ;2)" office:value-type="float" office:value="11.61" calcext:value-type="float">
            <text:p>11,61</text:p>
          </table:table-cell>
          <table:table-cell table:formula="of:=[.D55]-[.F55]" office:value-type="float" office:value="39.63" calcext:value-type="float">
            <text:p>39,63</text:p>
          </table:table-cell>
          <table:table-cell table:formula="of:=[.E55]-[.G55]" office:value-type="float" office:value="13.89" calcext:value-type="float">
            <text:p>13,89</text:p>
          </table:table-cell>
          <table:table-cell table:formula="of:=IF([.C55]=[.$L$6];IF([.H55]&lt;[.$N$6];[.$F$2];0);0)" office:value-type="float" office:value="45" calcext:value-type="float">
            <text:p>45,00</text:p>
          </table:table-cell>
          <table:table-cell table:formula="of:=IF([.I55]&lt;5;[.$F$3];0)" office:value-type="float" office:value="0" calcext:value-type="float">
            <text:p>0,00</text:p>
          </table:table-cell>
          <table:table-cell table:formula="of:=IF([.J55]=0;[.H55];[.J55])" office:value-type="float" office:value="45" calcext:value-type="float">
            <text:p>45,00</text:p>
          </table:table-cell>
          <table:table-cell table:formula="of:=IF([.K55]=0;[.I55];[.K55])" office:value-type="float" office:value="13.89" calcext:value-type="float">
            <text:p>13,89</text:p>
          </table:table-cell>
          <table:table-cell table:formula="of:=ROUND([.F55]*[.$S$5]+[.G55]*[.$S$4];2)" office:value-type="currency" office:currency="PLN" office:value="26.59" calcext:value-type="currency">
            <text:p>26,59 zł</text:p>
          </table:table-cell>
          <table:table-cell/>
          <table:table-cell table:formula="of:=ROUND([.B55]*[.$G$2]/100;2)" office:value-type="float" office:value="7.74" calcext:value-type="float">
            <text:p>7,74</text:p>
          </table:table-cell>
          <table:table-cell table:formula="of:=ROUND([.P55]*[.$S$5];2)" office:value-type="currency" office:currency="PLN" office:value="38.62" calcext:value-type="currency">
            <text:p>38,62 zł</text:p>
          </table:table-cell>
          <table:table-cell table:number-columns-repeated="1007"/>
        </table:table-row>
        <table:table-row table:style-name="ro2">
          <table:table-cell office:value-type="date" office:date-value="2014-02-14" calcext:value-type="date">
            <text:p>14.02.2014</text:p>
          </table:table-cell>
          <table:table-cell office:value-type="float" office:value="71" calcext:value-type="float">
            <text:p>71</text:p>
          </table:table-cell>
          <table:table-cell table:formula="of:=LOOKUP(WEEKDAY([.A56];2);[.$B$1:.$B$7];[.$C$1:.$C$7])" office:value-type="string" office:string-value="piątek" calcext:value-type="string">
            <text:p>piątek</text:p>
          </table:table-cell>
          <table:table-cell table:formula="of:=[.L55]" office:value-type="float" office:value="45" calcext:value-type="float">
            <text:p>45,00</text:p>
          </table:table-cell>
          <table:table-cell table:formula="of:=[.M55]" office:value-type="float" office:value="13.89" calcext:value-type="float">
            <text:p>13,89</text:p>
          </table:table-cell>
          <table:table-cell table:formula="of:=ROUND(IF([.E56]&gt;[.$F$6];IF([.E56]-(([.B56]*[.$G$3])/100)&lt;0;((([.E56]*100)/[.$G$3])*[.$G$2])/100;0);([.$G$2]*([.B56]/2))/100);2)" office:value-type="float" office:value="2.13" calcext:value-type="float">
            <text:p>2,13</text:p>
          </table:table-cell>
          <table:table-cell table:formula="of:=ROUND(IF([.E56]&gt;[.$F$6];IF([.E56]-(([.B56]*[.$G$3])/100)&lt;0;[.E56];([.$G$3]*[.B56])/100);([.$G$3]*([.B56]/2))/100) ;2)" office:value-type="float" office:value="3.2" calcext:value-type="float">
            <text:p>3,20</text:p>
          </table:table-cell>
          <table:table-cell table:formula="of:=[.D56]-[.F56]" office:value-type="float" office:value="42.87" calcext:value-type="float">
            <text:p>42,87</text:p>
          </table:table-cell>
          <table:table-cell table:formula="of:=[.E56]-[.G56]" office:value-type="float" office:value="10.69" calcext:value-type="float">
            <text:p>10,69</text:p>
          </table:table-cell>
          <table:table-cell table:formula="of:=IF([.C56]=[.$L$6];IF([.H56]&lt;[.$N$6];[.$F$2];0);0)" office:value-type="float" office:value="0" calcext:value-type="float">
            <text:p>0,00</text:p>
          </table:table-cell>
          <table:table-cell table:formula="of:=IF([.I56]&lt;5;[.$F$3];0)" office:value-type="float" office:value="0" calcext:value-type="float">
            <text:p>0,00</text:p>
          </table:table-cell>
          <table:table-cell table:formula="of:=IF([.J56]=0;[.H56];[.J56])" office:value-type="float" office:value="42.87" calcext:value-type="float">
            <text:p>42,87</text:p>
          </table:table-cell>
          <table:table-cell table:formula="of:=IF([.K56]=0;[.I56];[.K56])" office:value-type="float" office:value="10.69" calcext:value-type="float">
            <text:p>10,69</text:p>
          </table:table-cell>
          <table:table-cell table:formula="of:=ROUND([.F56]*[.$S$5]+[.G56]*[.$S$4];2)" office:value-type="currency" office:currency="PLN" office:value="17.96" calcext:value-type="currency">
            <text:p>17,96 zł</text:p>
          </table:table-cell>
          <table:table-cell/>
          <table:table-cell table:formula="of:=ROUND([.B56]*[.$G$2]/100;2)" office:value-type="float" office:value="4.26" calcext:value-type="float">
            <text:p>4,26</text:p>
          </table:table-cell>
          <table:table-cell table:formula="of:=ROUND([.P56]*[.$S$5];2)" office:value-type="currency" office:currency="PLN" office:value="21.26" calcext:value-type="currency">
            <text:p>21,26 zł</text:p>
          </table:table-cell>
          <table:table-cell table:number-columns-repeated="1007"/>
        </table:table-row>
        <table:table-row table:style-name="ro2">
          <table:table-cell office:value-type="date" office:date-value="2014-02-15" calcext:value-type="date">
            <text:p>15.02.2014</text:p>
          </table:table-cell>
          <table:table-cell office:value-type="float" office:value="125" calcext:value-type="float">
            <text:p>125</text:p>
          </table:table-cell>
          <table:table-cell table:formula="of:=LOOKUP(WEEKDAY([.A57];2);[.$B$1:.$B$7];[.$C$1:.$C$7])" office:value-type="string" office:string-value="sobota" calcext:value-type="string">
            <text:p>sobota</text:p>
          </table:table-cell>
          <table:table-cell table:formula="of:=[.L56]" office:value-type="float" office:value="42.87" calcext:value-type="float">
            <text:p>42,87</text:p>
          </table:table-cell>
          <table:table-cell table:formula="of:=[.M56]" office:value-type="float" office:value="10.69" calcext:value-type="float">
            <text:p>10,69</text:p>
          </table:table-cell>
          <table:table-cell table:formula="of:=ROUND(IF([.E57]&gt;[.$F$6];IF([.E57]-(([.B57]*[.$G$3])/100)&lt;0;((([.E57]*100)/[.$G$3])*[.$G$2])/100;0);([.$G$2]*([.B57]/2))/100);2)" office:value-type="float" office:value="3.75" calcext:value-type="float">
            <text:p>3,75</text:p>
          </table:table-cell>
          <table:table-cell table:formula="of:=ROUND(IF([.E57]&gt;[.$F$6];IF([.E57]-(([.B57]*[.$G$3])/100)&lt;0;[.E57];([.$G$3]*[.B57])/100);([.$G$3]*([.B57]/2))/100) ;2)" office:value-type="float" office:value="5.63" calcext:value-type="float">
            <text:p>5,63</text:p>
          </table:table-cell>
          <table:table-cell table:formula="of:=[.D57]-[.F57]" office:value-type="float" office:value="39.12" calcext:value-type="float">
            <text:p>39,12</text:p>
          </table:table-cell>
          <table:table-cell table:formula="of:=[.E57]-[.G57]" office:value-type="float" office:value="5.06" calcext:value-type="float">
            <text:p>5,06</text:p>
          </table:table-cell>
          <table:table-cell table:formula="of:=IF([.C57]=[.$L$6];IF([.H57]&lt;[.$N$6];[.$F$2];0);0)" office:value-type="float" office:value="0" calcext:value-type="float">
            <text:p>0,00</text:p>
          </table:table-cell>
          <table:table-cell table:formula="of:=IF([.I57]&lt;5;[.$F$3];0)" office:value-type="float" office:value="0" calcext:value-type="float">
            <text:p>0,00</text:p>
          </table:table-cell>
          <table:table-cell table:formula="of:=IF([.J57]=0;[.H57];[.J57])" office:value-type="float" office:value="39.12" calcext:value-type="float">
            <text:p>39,12</text:p>
          </table:table-cell>
          <table:table-cell table:formula="of:=IF([.K57]=0;[.I57];[.K57])" office:value-type="float" office:value="5.06" calcext:value-type="float">
            <text:p>5,06</text:p>
          </table:table-cell>
          <table:table-cell table:formula="of:=ROUND([.F57]*[.$S$5]+[.G57]*[.$S$4];2)" office:value-type="currency" office:currency="PLN" office:value="31.61" calcext:value-type="currency">
            <text:p>31,61 zł</text:p>
          </table:table-cell>
          <table:table-cell/>
          <table:table-cell table:formula="of:=ROUND([.B57]*[.$G$2]/100;2)" office:value-type="float" office:value="7.5" calcext:value-type="float">
            <text:p>7,5</text:p>
          </table:table-cell>
          <table:table-cell table:formula="of:=ROUND([.P57]*[.$S$5];2)" office:value-type="currency" office:currency="PLN" office:value="37.43" calcext:value-type="currency">
            <text:p>37,43 zł</text:p>
          </table:table-cell>
          <table:table-cell table:number-columns-repeated="1007"/>
        </table:table-row>
        <table:table-row table:style-name="ro2">
          <table:table-cell office:value-type="date" office:date-value="2014-02-16" calcext:value-type="date">
            <text:p>16.02.2014</text:p>
          </table:table-cell>
          <table:table-cell office:value-type="float" office:value="97" calcext:value-type="float">
            <text:p>97</text:p>
          </table:table-cell>
          <table:table-cell table:formula="of:=LOOKUP(WEEKDAY([.A58];2);[.$B$1:.$B$7];[.$C$1:.$C$7])" office:value-type="string" office:string-value="niedziela" calcext:value-type="string">
            <text:p>niedziela</text:p>
          </table:table-cell>
          <table:table-cell table:formula="of:=[.L57]" office:value-type="float" office:value="39.12" calcext:value-type="float">
            <text:p>39,12</text:p>
          </table:table-cell>
          <table:table-cell table:formula="of:=[.M57]" office:value-type="float" office:value="5.06" calcext:value-type="float">
            <text:p>5,06</text:p>
          </table:table-cell>
          <table:table-cell table:formula="of:=ROUND(IF([.E58]&gt;[.$F$6];IF([.E58]-(([.B58]*[.$G$3])/100)&lt;0;((([.E58]*100)/[.$G$3])*[.$G$2])/100;0);([.$G$2]*([.B58]/2))/100);2)" office:value-type="float" office:value="2.91" calcext:value-type="float">
            <text:p>2,91</text:p>
          </table:table-cell>
          <table:table-cell table:formula="of:=ROUND(IF([.E58]&gt;[.$F$6];IF([.E58]-(([.B58]*[.$G$3])/100)&lt;0;[.E58];([.$G$3]*[.B58])/100);([.$G$3]*([.B58]/2))/100) ;2)" office:value-type="float" office:value="4.37" calcext:value-type="float">
            <text:p>4,37</text:p>
          </table:table-cell>
          <table:table-cell table:formula="of:=[.D58]-[.F58]" office:value-type="float" office:value="36.21" calcext:value-type="float">
            <text:p>36,21</text:p>
          </table:table-cell>
          <table:table-cell table:formula="of:=[.E58]-[.G58]" office:value-type="float" office:value="0.690000000000001" calcext:value-type="float">
            <text:p>0,69</text:p>
          </table:table-cell>
          <table:table-cell table:formula="of:=IF([.C58]=[.$L$6];IF([.H58]&lt;[.$N$6];[.$F$2];0);0)" office:value-type="float" office:value="0" calcext:value-type="float">
            <text:p>0,00</text:p>
          </table:table-cell>
          <table:table-cell table:formula="of:=IF([.I58]&lt;5;[.$F$3];0)" office:value-type="float" office:value="30" calcext:value-type="float">
            <text:p>30,00</text:p>
          </table:table-cell>
          <table:table-cell table:formula="of:=IF([.J58]=0;[.H58];[.J58])" office:value-type="float" office:value="36.21" calcext:value-type="float">
            <text:p>36,21</text:p>
          </table:table-cell>
          <table:table-cell table:formula="of:=IF([.K58]=0;[.I58];[.K58])" office:value-type="float" office:value="30" calcext:value-type="float">
            <text:p>30,00</text:p>
          </table:table-cell>
          <table:table-cell table:formula="of:=ROUND([.F58]*[.$S$5]+[.G58]*[.$S$4];2)" office:value-type="currency" office:currency="PLN" office:value="24.53" calcext:value-type="currency">
            <text:p>24,53 zł</text:p>
          </table:table-cell>
          <table:table-cell/>
          <table:table-cell table:formula="of:=ROUND([.B58]*[.$G$2]/100;2)" office:value-type="float" office:value="5.82" calcext:value-type="float">
            <text:p>5,82</text:p>
          </table:table-cell>
          <table:table-cell table:formula="of:=ROUND([.P58]*[.$S$5];2)" office:value-type="currency" office:currency="PLN" office:value="29.04" calcext:value-type="currency">
            <text:p>29,04 zł</text:p>
          </table:table-cell>
          <table:table-cell table:number-columns-repeated="1007"/>
        </table:table-row>
        <table:table-row table:style-name="ro2">
          <table:table-cell office:value-type="date" office:date-value="2014-02-17" calcext:value-type="date">
            <text:p>17.02.2014</text:p>
          </table:table-cell>
          <table:table-cell office:value-type="float" office:value="104" calcext:value-type="float">
            <text:p>104</text:p>
          </table:table-cell>
          <table:table-cell table:formula="of:=LOOKUP(WEEKDAY([.A59];2);[.$B$1:.$B$7];[.$C$1:.$C$7])" office:value-type="string" office:string-value="poniedziałek" calcext:value-type="string">
            <text:p>poniedziałek</text:p>
          </table:table-cell>
          <table:table-cell table:formula="of:=[.L58]" office:value-type="float" office:value="36.21" calcext:value-type="float">
            <text:p>36,21</text:p>
          </table:table-cell>
          <table:table-cell table:formula="of:=[.M58]" office:value-type="float" office:value="30" calcext:value-type="float">
            <text:p>30,00</text:p>
          </table:table-cell>
          <table:table-cell table:formula="of:=ROUND(IF([.E59]&gt;[.$F$6];IF([.E59]-(([.B59]*[.$G$3])/100)&lt;0;((([.E59]*100)/[.$G$3])*[.$G$2])/100;0);([.$G$2]*([.B59]/2))/100);2)" office:value-type="float" office:value="0" calcext:value-type="float">
            <text:p>0,00</text:p>
          </table:table-cell>
          <table:table-cell table:formula="of:=ROUND(IF([.E59]&gt;[.$F$6];IF([.E59]-(([.B59]*[.$G$3])/100)&lt;0;[.E59];([.$G$3]*[.B59])/100);([.$G$3]*([.B59]/2))/100) ;2)" office:value-type="float" office:value="9.36" calcext:value-type="float">
            <text:p>9,36</text:p>
          </table:table-cell>
          <table:table-cell table:formula="of:=[.D59]-[.F59]" office:value-type="float" office:value="36.21" calcext:value-type="float">
            <text:p>36,21</text:p>
          </table:table-cell>
          <table:table-cell table:formula="of:=[.E59]-[.G59]" office:value-type="float" office:value="20.64" calcext:value-type="float">
            <text:p>20,64</text:p>
          </table:table-cell>
          <table:table-cell table:formula="of:=IF([.C59]=[.$L$6];IF([.H59]&lt;[.$N$6];[.$F$2];0);0)" office:value-type="float" office:value="0" calcext:value-type="float">
            <text:p>0,00</text:p>
          </table:table-cell>
          <table:table-cell table:formula="of:=IF([.I59]&lt;5;[.$F$3];0)" office:value-type="float" office:value="0" calcext:value-type="float">
            <text:p>0,00</text:p>
          </table:table-cell>
          <table:table-cell table:formula="of:=IF([.J59]=0;[.H59];[.J59])" office:value-type="float" office:value="36.21" calcext:value-type="float">
            <text:p>36,21</text:p>
          </table:table-cell>
          <table:table-cell table:formula="of:=IF([.K59]=0;[.I59];[.K59])" office:value-type="float" office:value="20.64" calcext:value-type="float">
            <text:p>20,64</text:p>
          </table:table-cell>
          <table:table-cell table:formula="of:=ROUND([.F59]*[.$S$5]+[.G59]*[.$S$4];2)" office:value-type="currency" office:currency="PLN" office:value="21.43" calcext:value-type="currency">
            <text:p>21,43 zł</text:p>
          </table:table-cell>
          <table:table-cell/>
          <table:table-cell table:formula="of:=ROUND([.B59]*[.$G$2]/100;2)" office:value-type="float" office:value="6.24" calcext:value-type="float">
            <text:p>6,24</text:p>
          </table:table-cell>
          <table:table-cell table:formula="of:=ROUND([.P59]*[.$S$5];2)" office:value-type="currency" office:currency="PLN" office:value="31.14" calcext:value-type="currency">
            <text:p>31,14 zł</text:p>
          </table:table-cell>
          <table:table-cell table:number-columns-repeated="1007"/>
        </table:table-row>
        <table:table-row table:style-name="ro2">
          <table:table-cell office:value-type="date" office:date-value="2014-02-18" calcext:value-type="date">
            <text:p>18.02.2014</text:p>
          </table:table-cell>
          <table:table-cell office:value-type="float" office:value="108" calcext:value-type="float">
            <text:p>108</text:p>
          </table:table-cell>
          <table:table-cell table:formula="of:=LOOKUP(WEEKDAY([.A60];2);[.$B$1:.$B$7];[.$C$1:.$C$7])" office:value-type="string" office:string-value="wtorek" calcext:value-type="string">
            <text:p>wtorek</text:p>
          </table:table-cell>
          <table:table-cell table:formula="of:=[.L59]" office:value-type="float" office:value="36.21" calcext:value-type="float">
            <text:p>36,21</text:p>
          </table:table-cell>
          <table:table-cell table:formula="of:=[.M59]" office:value-type="float" office:value="20.64" calcext:value-type="float">
            <text:p>20,64</text:p>
          </table:table-cell>
          <table:table-cell table:formula="of:=ROUND(IF([.E60]&gt;[.$F$6];IF([.E60]-(([.B60]*[.$G$3])/100)&lt;0;((([.E60]*100)/[.$G$3])*[.$G$2])/100;0);([.$G$2]*([.B60]/2))/100);2)" office:value-type="float" office:value="0" calcext:value-type="float">
            <text:p>0,00</text:p>
          </table:table-cell>
          <table:table-cell table:formula="of:=ROUND(IF([.E60]&gt;[.$F$6];IF([.E60]-(([.B60]*[.$G$3])/100)&lt;0;[.E60];([.$G$3]*[.B60])/100);([.$G$3]*([.B60]/2))/100) ;2)" office:value-type="float" office:value="9.72" calcext:value-type="float">
            <text:p>9,72</text:p>
          </table:table-cell>
          <table:table-cell table:formula="of:=[.D60]-[.F60]" office:value-type="float" office:value="36.21" calcext:value-type="float">
            <text:p>36,21</text:p>
          </table:table-cell>
          <table:table-cell table:formula="of:=[.E60]-[.G60]" office:value-type="float" office:value="10.92" calcext:value-type="float">
            <text:p>10,92</text:p>
          </table:table-cell>
          <table:table-cell table:formula="of:=IF([.C60]=[.$L$6];IF([.H60]&lt;[.$N$6];[.$F$2];0);0)" office:value-type="float" office:value="0" calcext:value-type="float">
            <text:p>0,00</text:p>
          </table:table-cell>
          <table:table-cell table:formula="of:=IF([.I60]&lt;5;[.$F$3];0)" office:value-type="float" office:value="0" calcext:value-type="float">
            <text:p>0,00</text:p>
          </table:table-cell>
          <table:table-cell table:formula="of:=IF([.J60]=0;[.H60];[.J60])" office:value-type="float" office:value="36.21" calcext:value-type="float">
            <text:p>36,21</text:p>
          </table:table-cell>
          <table:table-cell table:formula="of:=IF([.K60]=0;[.I60];[.K60])" office:value-type="float" office:value="10.92" calcext:value-type="float">
            <text:p>10,92</text:p>
          </table:table-cell>
          <table:table-cell table:formula="of:=ROUND([.F60]*[.$S$5]+[.G60]*[.$S$4];2)" office:value-type="currency" office:currency="PLN" office:value="22.26" calcext:value-type="currency">
            <text:p>22,26 zł</text:p>
          </table:table-cell>
          <table:table-cell/>
          <table:table-cell table:formula="of:=ROUND([.B60]*[.$G$2]/100;2)" office:value-type="float" office:value="6.48" calcext:value-type="float">
            <text:p>6,48</text:p>
          </table:table-cell>
          <table:table-cell table:formula="of:=ROUND([.P60]*[.$S$5];2)" office:value-type="currency" office:currency="PLN" office:value="32.34" calcext:value-type="currency">
            <text:p>32,34 zł</text:p>
          </table:table-cell>
          <table:table-cell table:number-columns-repeated="1007"/>
        </table:table-row>
        <table:table-row table:style-name="ro2">
          <table:table-cell office:value-type="date" office:date-value="2014-02-19" calcext:value-type="date">
            <text:p>19.02.2014</text:p>
          </table:table-cell>
          <table:table-cell office:value-type="float" office:value="61" calcext:value-type="float">
            <text:p>61</text:p>
          </table:table-cell>
          <table:table-cell table:formula="of:=LOOKUP(WEEKDAY([.A61];2);[.$B$1:.$B$7];[.$C$1:.$C$7])" office:value-type="string" office:string-value="środa" calcext:value-type="string">
            <text:p>środa</text:p>
          </table:table-cell>
          <table:table-cell table:formula="of:=[.L60]" office:value-type="float" office:value="36.21" calcext:value-type="float">
            <text:p>36,21</text:p>
          </table:table-cell>
          <table:table-cell table:formula="of:=[.M60]" office:value-type="float" office:value="10.92" calcext:value-type="float">
            <text:p>10,92</text:p>
          </table:table-cell>
          <table:table-cell table:formula="of:=ROUND(IF([.E61]&gt;[.$F$6];IF([.E61]-(([.B61]*[.$G$3])/100)&lt;0;((([.E61]*100)/[.$G$3])*[.$G$2])/100;0);([.$G$2]*([.B61]/2))/100);2)" office:value-type="float" office:value="1.83" calcext:value-type="float">
            <text:p>1,83</text:p>
          </table:table-cell>
          <table:table-cell table:formula="of:=ROUND(IF([.E61]&gt;[.$F$6];IF([.E61]-(([.B61]*[.$G$3])/100)&lt;0;[.E61];([.$G$3]*[.B61])/100);([.$G$3]*([.B61]/2))/100) ;2)" office:value-type="float" office:value="2.75" calcext:value-type="float">
            <text:p>2,75</text:p>
          </table:table-cell>
          <table:table-cell table:formula="of:=[.D61]-[.F61]" office:value-type="float" office:value="34.38" calcext:value-type="float">
            <text:p>34,38</text:p>
          </table:table-cell>
          <table:table-cell table:formula="of:=[.E61]-[.G61]" office:value-type="float" office:value="8.17" calcext:value-type="float">
            <text:p>8,17</text:p>
          </table:table-cell>
          <table:table-cell table:formula="of:=IF([.C61]=[.$L$6];IF([.H61]&lt;[.$N$6];[.$F$2];0);0)" office:value-type="float" office:value="0" calcext:value-type="float">
            <text:p>0,00</text:p>
          </table:table-cell>
          <table:table-cell table:formula="of:=IF([.I61]&lt;5;[.$F$3];0)" office:value-type="float" office:value="0" calcext:value-type="float">
            <text:p>0,00</text:p>
          </table:table-cell>
          <table:table-cell table:formula="of:=IF([.J61]=0;[.H61];[.J61])" office:value-type="float" office:value="34.38" calcext:value-type="float">
            <text:p>34,38</text:p>
          </table:table-cell>
          <table:table-cell table:formula="of:=IF([.K61]=0;[.I61];[.K61])" office:value-type="float" office:value="8.17" calcext:value-type="float">
            <text:p>8,17</text:p>
          </table:table-cell>
          <table:table-cell table:formula="of:=ROUND([.F61]*[.$S$5]+[.G61]*[.$S$4];2)" office:value-type="currency" office:currency="PLN" office:value="15.43" calcext:value-type="currency">
            <text:p>15,43 zł</text:p>
          </table:table-cell>
          <table:table-cell/>
          <table:table-cell table:formula="of:=ROUND([.B61]*[.$G$2]/100;2)" office:value-type="float" office:value="3.66" calcext:value-type="float">
            <text:p>3,66</text:p>
          </table:table-cell>
          <table:table-cell table:formula="of:=ROUND([.P61]*[.$S$5];2)" office:value-type="currency" office:currency="PLN" office:value="18.26" calcext:value-type="currency">
            <text:p>18,26 zł</text:p>
          </table:table-cell>
          <table:table-cell table:number-columns-repeated="1007"/>
        </table:table-row>
        <table:table-row table:style-name="ro2">
          <table:table-cell office:value-type="date" office:date-value="2014-02-20" calcext:value-type="date">
            <text:p>20.02.2014</text:p>
          </table:table-cell>
          <table:table-cell office:value-type="float" office:value="35" calcext:value-type="float">
            <text:p>35</text:p>
          </table:table-cell>
          <table:table-cell table:formula="of:=LOOKUP(WEEKDAY([.A62];2);[.$B$1:.$B$7];[.$C$1:.$C$7])" office:value-type="string" office:string-value="czwartek" calcext:value-type="string">
            <text:p>czwartek</text:p>
          </table:table-cell>
          <table:table-cell table:formula="of:=[.L61]" office:value-type="float" office:value="34.38" calcext:value-type="float">
            <text:p>34,38</text:p>
          </table:table-cell>
          <table:table-cell table:formula="of:=[.M61]" office:value-type="float" office:value="8.17" calcext:value-type="float">
            <text:p>8,17</text:p>
          </table:table-cell>
          <table:table-cell table:formula="of:=ROUND(IF([.E62]&gt;[.$F$6];IF([.E62]-(([.B62]*[.$G$3])/100)&lt;0;((([.E62]*100)/[.$G$3])*[.$G$2])/100;0);([.$G$2]*([.B62]/2))/100);2)" office:value-type="float" office:value="1.05" calcext:value-type="float">
            <text:p>1,05</text:p>
          </table:table-cell>
          <table:table-cell table:formula="of:=ROUND(IF([.E62]&gt;[.$F$6];IF([.E62]-(([.B62]*[.$G$3])/100)&lt;0;[.E62];([.$G$3]*[.B62])/100);([.$G$3]*([.B62]/2))/100) ;2)" office:value-type="float" office:value="1.58" calcext:value-type="float">
            <text:p>1,58</text:p>
          </table:table-cell>
          <table:table-cell table:formula="of:=[.D62]-[.F62]" office:value-type="float" office:value="33.33" calcext:value-type="float">
            <text:p>33,33</text:p>
          </table:table-cell>
          <table:table-cell table:formula="of:=[.E62]-[.G62]" office:value-type="float" office:value="6.59" calcext:value-type="float">
            <text:p>6,59</text:p>
          </table:table-cell>
          <table:table-cell table:formula="of:=IF([.C62]=[.$L$6];IF([.H62]&lt;[.$N$6];[.$F$2];0);0)" office:value-type="float" office:value="45" calcext:value-type="float">
            <text:p>45,00</text:p>
          </table:table-cell>
          <table:table-cell table:formula="of:=IF([.I62]&lt;5;[.$F$3];0)" office:value-type="float" office:value="0" calcext:value-type="float">
            <text:p>0,00</text:p>
          </table:table-cell>
          <table:table-cell table:formula="of:=IF([.J62]=0;[.H62];[.J62])" office:value-type="float" office:value="45" calcext:value-type="float">
            <text:p>45,00</text:p>
          </table:table-cell>
          <table:table-cell table:formula="of:=IF([.K62]=0;[.I62];[.K62])" office:value-type="float" office:value="6.59" calcext:value-type="float">
            <text:p>6,59</text:p>
          </table:table-cell>
          <table:table-cell table:formula="of:=ROUND([.F62]*[.$S$5]+[.G62]*[.$S$4];2)" office:value-type="currency" office:currency="PLN" office:value="8.86" calcext:value-type="currency">
            <text:p>8,86 zł</text:p>
          </table:table-cell>
          <table:table-cell/>
          <table:table-cell table:formula="of:=ROUND([.B62]*[.$G$2]/100;2)" office:value-type="float" office:value="2.1" calcext:value-type="float">
            <text:p>2,1</text:p>
          </table:table-cell>
          <table:table-cell table:formula="of:=ROUND([.P62]*[.$S$5];2)" office:value-type="currency" office:currency="PLN" office:value="10.48" calcext:value-type="currency">
            <text:p>10,48 zł</text:p>
          </table:table-cell>
          <table:table-cell table:number-columns-repeated="1007"/>
        </table:table-row>
        <table:table-row table:style-name="ro2">
          <table:table-cell office:value-type="date" office:date-value="2014-02-21" calcext:value-type="date">
            <text:p>21.02.2014</text:p>
          </table:table-cell>
          <table:table-cell office:value-type="float" office:value="40" calcext:value-type="float">
            <text:p>40</text:p>
          </table:table-cell>
          <table:table-cell table:formula="of:=LOOKUP(WEEKDAY([.A63];2);[.$B$1:.$B$7];[.$C$1:.$C$7])" office:value-type="string" office:string-value="piątek" calcext:value-type="string">
            <text:p>piątek</text:p>
          </table:table-cell>
          <table:table-cell table:formula="of:=[.L62]" office:value-type="float" office:value="45" calcext:value-type="float">
            <text:p>45,00</text:p>
          </table:table-cell>
          <table:table-cell table:formula="of:=[.M62]" office:value-type="float" office:value="6.59" calcext:value-type="float">
            <text:p>6,59</text:p>
          </table:table-cell>
          <table:table-cell table:formula="of:=ROUND(IF([.E63]&gt;[.$F$6];IF([.E63]-(([.B63]*[.$G$3])/100)&lt;0;((([.E63]*100)/[.$G$3])*[.$G$2])/100;0);([.$G$2]*([.B63]/2))/100);2)" office:value-type="float" office:value="1.2" calcext:value-type="float">
            <text:p>1,20</text:p>
          </table:table-cell>
          <table:table-cell table:formula="of:=ROUND(IF([.E63]&gt;[.$F$6];IF([.E63]-(([.B63]*[.$G$3])/100)&lt;0;[.E63];([.$G$3]*[.B63])/100);([.$G$3]*([.B63]/2))/100) ;2)" office:value-type="float" office:value="1.8" calcext:value-type="float">
            <text:p>1,80</text:p>
          </table:table-cell>
          <table:table-cell table:formula="of:=[.D63]-[.F63]" office:value-type="float" office:value="43.8" calcext:value-type="float">
            <text:p>43,80</text:p>
          </table:table-cell>
          <table:table-cell table:formula="of:=[.E63]-[.G63]" office:value-type="float" office:value="4.79" calcext:value-type="float">
            <text:p>4,79</text:p>
          </table:table-cell>
          <table:table-cell table:formula="of:=IF([.C63]=[.$L$6];IF([.H63]&lt;[.$N$6];[.$F$2];0);0)" office:value-type="float" office:value="0" calcext:value-type="float">
            <text:p>0,00</text:p>
          </table:table-cell>
          <table:table-cell table:formula="of:=IF([.I63]&lt;5;[.$F$3];0)" office:value-type="float" office:value="30" calcext:value-type="float">
            <text:p>30,00</text:p>
          </table:table-cell>
          <table:table-cell table:formula="of:=IF([.J63]=0;[.H63];[.J63])" office:value-type="float" office:value="43.8" calcext:value-type="float">
            <text:p>43,80</text:p>
          </table:table-cell>
          <table:table-cell table:formula="of:=IF([.K63]=0;[.I63];[.K63])" office:value-type="float" office:value="30" calcext:value-type="float">
            <text:p>30,00</text:p>
          </table:table-cell>
          <table:table-cell table:formula="of:=ROUND([.F63]*[.$S$5]+[.G63]*[.$S$4];2)" office:value-type="currency" office:currency="PLN" office:value="10.11" calcext:value-type="currency">
            <text:p>10,11 zł</text:p>
          </table:table-cell>
          <table:table-cell/>
          <table:table-cell table:formula="of:=ROUND([.B63]*[.$G$2]/100;2)" office:value-type="float" office:value="2.4" calcext:value-type="float">
            <text:p>2,4</text:p>
          </table:table-cell>
          <table:table-cell table:formula="of:=ROUND([.P63]*[.$S$5];2)" office:value-type="currency" office:currency="PLN" office:value="11.98" calcext:value-type="currency">
            <text:p>11,98 zł</text:p>
          </table:table-cell>
          <table:table-cell table:number-columns-repeated="1007"/>
        </table:table-row>
        <table:table-row table:style-name="ro2">
          <table:table-cell office:value-type="date" office:date-value="2014-02-22" calcext:value-type="date">
            <text:p>22.02.2014</text:p>
          </table:table-cell>
          <table:table-cell office:value-type="float" office:value="23" calcext:value-type="float">
            <text:p>23</text:p>
          </table:table-cell>
          <table:table-cell table:formula="of:=LOOKUP(WEEKDAY([.A64];2);[.$B$1:.$B$7];[.$C$1:.$C$7])" office:value-type="string" office:string-value="sobota" calcext:value-type="string">
            <text:p>sobota</text:p>
          </table:table-cell>
          <table:table-cell table:formula="of:=[.L63]" office:value-type="float" office:value="43.8" calcext:value-type="float">
            <text:p>43,80</text:p>
          </table:table-cell>
          <table:table-cell table:formula="of:=[.M63]" office:value-type="float" office:value="30" calcext:value-type="float">
            <text:p>30,00</text:p>
          </table:table-cell>
          <table:table-cell table:formula="of:=ROUND(IF([.E64]&gt;[.$F$6];IF([.E64]-(([.B64]*[.$G$3])/100)&lt;0;((([.E64]*100)/[.$G$3])*[.$G$2])/100;0);([.$G$2]*([.B64]/2))/100);2)" office:value-type="float" office:value="0" calcext:value-type="float">
            <text:p>0,00</text:p>
          </table:table-cell>
          <table:table-cell table:formula="of:=ROUND(IF([.E64]&gt;[.$F$6];IF([.E64]-(([.B64]*[.$G$3])/100)&lt;0;[.E64];([.$G$3]*[.B64])/100);([.$G$3]*([.B64]/2))/100) ;2)" office:value-type="float" office:value="2.07" calcext:value-type="float">
            <text:p>2,07</text:p>
          </table:table-cell>
          <table:table-cell table:formula="of:=[.D64]-[.F64]" office:value-type="float" office:value="43.8" calcext:value-type="float">
            <text:p>43,80</text:p>
          </table:table-cell>
          <table:table-cell table:formula="of:=[.E64]-[.G64]" office:value-type="float" office:value="27.93" calcext:value-type="float">
            <text:p>27,93</text:p>
          </table:table-cell>
          <table:table-cell table:formula="of:=IF([.C64]=[.$L$6];IF([.H64]&lt;[.$N$6];[.$F$2];0);0)" office:value-type="float" office:value="0" calcext:value-type="float">
            <text:p>0,00</text:p>
          </table:table-cell>
          <table:table-cell table:formula="of:=IF([.I64]&lt;5;[.$F$3];0)" office:value-type="float" office:value="0" calcext:value-type="float">
            <text:p>0,00</text:p>
          </table:table-cell>
          <table:table-cell table:formula="of:=IF([.J64]=0;[.H64];[.J64])" office:value-type="float" office:value="43.8" calcext:value-type="float">
            <text:p>43,80</text:p>
          </table:table-cell>
          <table:table-cell table:formula="of:=IF([.K64]=0;[.I64];[.K64])" office:value-type="float" office:value="27.93" calcext:value-type="float">
            <text:p>27,93</text:p>
          </table:table-cell>
          <table:table-cell table:formula="of:=ROUND([.F64]*[.$S$5]+[.G64]*[.$S$4];2)" office:value-type="currency" office:currency="PLN" office:value="4.74" calcext:value-type="currency">
            <text:p>4,74 zł</text:p>
          </table:table-cell>
          <table:table-cell/>
          <table:table-cell table:formula="of:=ROUND([.B64]*[.$G$2]/100;2)" office:value-type="float" office:value="1.38" calcext:value-type="float">
            <text:p>1,38</text:p>
          </table:table-cell>
          <table:table-cell table:formula="of:=ROUND([.P64]*[.$S$5];2)" office:value-type="currency" office:currency="PLN" office:value="6.89" calcext:value-type="currency">
            <text:p>6,89 zł</text:p>
          </table:table-cell>
          <table:table-cell table:number-columns-repeated="1007"/>
        </table:table-row>
        <table:table-row table:style-name="ro2">
          <table:table-cell office:value-type="date" office:date-value="2014-02-23" calcext:value-type="date">
            <text:p>23.02.2014</text:p>
          </table:table-cell>
          <table:table-cell office:value-type="float" office:value="116" calcext:value-type="float">
            <text:p>116</text:p>
          </table:table-cell>
          <table:table-cell table:formula="of:=LOOKUP(WEEKDAY([.A65];2);[.$B$1:.$B$7];[.$C$1:.$C$7])" office:value-type="string" office:string-value="niedziela" calcext:value-type="string">
            <text:p>niedziela</text:p>
          </table:table-cell>
          <table:table-cell table:formula="of:=[.L64]" office:value-type="float" office:value="43.8" calcext:value-type="float">
            <text:p>43,80</text:p>
          </table:table-cell>
          <table:table-cell table:formula="of:=[.M64]" office:value-type="float" office:value="27.93" calcext:value-type="float">
            <text:p>27,93</text:p>
          </table:table-cell>
          <table:table-cell table:formula="of:=ROUND(IF([.E65]&gt;[.$F$6];IF([.E65]-(([.B65]*[.$G$3])/100)&lt;0;((([.E65]*100)/[.$G$3])*[.$G$2])/100;0);([.$G$2]*([.B65]/2))/100);2)" office:value-type="float" office:value="0" calcext:value-type="float">
            <text:p>0,00</text:p>
          </table:table-cell>
          <table:table-cell table:formula="of:=ROUND(IF([.E65]&gt;[.$F$6];IF([.E65]-(([.B65]*[.$G$3])/100)&lt;0;[.E65];([.$G$3]*[.B65])/100);([.$G$3]*([.B65]/2))/100) ;2)" office:value-type="float" office:value="10.44" calcext:value-type="float">
            <text:p>10,44</text:p>
          </table:table-cell>
          <table:table-cell table:formula="of:=[.D65]-[.F65]" office:value-type="float" office:value="43.8" calcext:value-type="float">
            <text:p>43,80</text:p>
          </table:table-cell>
          <table:table-cell table:formula="of:=[.E65]-[.G65]" office:value-type="float" office:value="17.49" calcext:value-type="float">
            <text:p>17,49</text:p>
          </table:table-cell>
          <table:table-cell table:formula="of:=IF([.C65]=[.$L$6];IF([.H65]&lt;[.$N$6];[.$F$2];0);0)" office:value-type="float" office:value="0" calcext:value-type="float">
            <text:p>0,00</text:p>
          </table:table-cell>
          <table:table-cell table:formula="of:=IF([.I65]&lt;5;[.$F$3];0)" office:value-type="float" office:value="0" calcext:value-type="float">
            <text:p>0,00</text:p>
          </table:table-cell>
          <table:table-cell table:formula="of:=IF([.J65]=0;[.H65];[.J65])" office:value-type="float" office:value="43.8" calcext:value-type="float">
            <text:p>43,80</text:p>
          </table:table-cell>
          <table:table-cell table:formula="of:=IF([.K65]=0;[.I65];[.K65])" office:value-type="float" office:value="17.49" calcext:value-type="float">
            <text:p>17,49</text:p>
          </table:table-cell>
          <table:table-cell table:formula="of:=ROUND([.F65]*[.$S$5]+[.G65]*[.$S$4];2)" office:value-type="currency" office:currency="PLN" office:value="23.91" calcext:value-type="currency">
            <text:p>23,91 zł</text:p>
          </table:table-cell>
          <table:table-cell/>
          <table:table-cell table:formula="of:=ROUND([.B65]*[.$G$2]/100;2)" office:value-type="float" office:value="6.96" calcext:value-type="float">
            <text:p>6,96</text:p>
          </table:table-cell>
          <table:table-cell table:formula="of:=ROUND([.P65]*[.$S$5];2)" office:value-type="currency" office:currency="PLN" office:value="34.73" calcext:value-type="currency">
            <text:p>34,73 zł</text:p>
          </table:table-cell>
          <table:table-cell table:number-columns-repeated="1007"/>
        </table:table-row>
        <table:table-row table:style-name="ro2">
          <table:table-cell office:value-type="date" office:date-value="2014-02-24" calcext:value-type="date">
            <text:p>24.02.2014</text:p>
          </table:table-cell>
          <table:table-cell office:value-type="float" office:value="77" calcext:value-type="float">
            <text:p>77</text:p>
          </table:table-cell>
          <table:table-cell table:formula="of:=LOOKUP(WEEKDAY([.A66];2);[.$B$1:.$B$7];[.$C$1:.$C$7])" office:value-type="string" office:string-value="poniedziałek" calcext:value-type="string">
            <text:p>poniedziałek</text:p>
          </table:table-cell>
          <table:table-cell table:formula="of:=[.L65]" office:value-type="float" office:value="43.8" calcext:value-type="float">
            <text:p>43,80</text:p>
          </table:table-cell>
          <table:table-cell table:formula="of:=[.M65]" office:value-type="float" office:value="17.49" calcext:value-type="float">
            <text:p>17,49</text:p>
          </table:table-cell>
          <table:table-cell table:formula="of:=ROUND(IF([.E66]&gt;[.$F$6];IF([.E66]-(([.B66]*[.$G$3])/100)&lt;0;((([.E66]*100)/[.$G$3])*[.$G$2])/100;0);([.$G$2]*([.B66]/2))/100);2)" office:value-type="float" office:value="0" calcext:value-type="float">
            <text:p>0,00</text:p>
          </table:table-cell>
          <table:table-cell table:formula="of:=ROUND(IF([.E66]&gt;[.$F$6];IF([.E66]-(([.B66]*[.$G$3])/100)&lt;0;[.E66];([.$G$3]*[.B66])/100);([.$G$3]*([.B66]/2))/100) ;2)" office:value-type="float" office:value="6.93" calcext:value-type="float">
            <text:p>6,93</text:p>
          </table:table-cell>
          <table:table-cell table:formula="of:=[.D66]-[.F66]" office:value-type="float" office:value="43.8" calcext:value-type="float">
            <text:p>43,80</text:p>
          </table:table-cell>
          <table:table-cell table:formula="of:=[.E66]-[.G66]" office:value-type="float" office:value="10.56" calcext:value-type="float">
            <text:p>10,56</text:p>
          </table:table-cell>
          <table:table-cell table:formula="of:=IF([.C66]=[.$L$6];IF([.H66]&lt;[.$N$6];[.$F$2];0);0)" office:value-type="float" office:value="0" calcext:value-type="float">
            <text:p>0,00</text:p>
          </table:table-cell>
          <table:table-cell table:formula="of:=IF([.I66]&lt;5;[.$F$3];0)" office:value-type="float" office:value="0" calcext:value-type="float">
            <text:p>0,00</text:p>
          </table:table-cell>
          <table:table-cell table:formula="of:=IF([.J66]=0;[.H66];[.J66])" office:value-type="float" office:value="43.8" calcext:value-type="float">
            <text:p>43,80</text:p>
          </table:table-cell>
          <table:table-cell table:formula="of:=IF([.K66]=0;[.I66];[.K66])" office:value-type="float" office:value="10.56" calcext:value-type="float">
            <text:p>10,56</text:p>
          </table:table-cell>
          <table:table-cell table:formula="of:=ROUND([.F66]*[.$S$5]+[.G66]*[.$S$4];2)" office:value-type="currency" office:currency="PLN" office:value="15.87" calcext:value-type="currency">
            <text:p>15,87 zł</text:p>
          </table:table-cell>
          <table:table-cell/>
          <table:table-cell table:formula="of:=ROUND([.B66]*[.$G$2]/100;2)" office:value-type="float" office:value="4.62" calcext:value-type="float">
            <text:p>4,62</text:p>
          </table:table-cell>
          <table:table-cell table:formula="of:=ROUND([.P66]*[.$S$5];2)" office:value-type="currency" office:currency="PLN" office:value="23.05" calcext:value-type="currency">
            <text:p>23,05 zł</text:p>
          </table:table-cell>
          <table:table-cell table:number-columns-repeated="1007"/>
        </table:table-row>
        <table:table-row table:style-name="ro2">
          <table:table-cell office:value-type="date" office:date-value="2014-02-25" calcext:value-type="date">
            <text:p>25.02.2014</text:p>
          </table:table-cell>
          <table:table-cell office:value-type="float" office:value="126" calcext:value-type="float">
            <text:p>126</text:p>
          </table:table-cell>
          <table:table-cell table:formula="of:=LOOKUP(WEEKDAY([.A67];2);[.$B$1:.$B$7];[.$C$1:.$C$7])" office:value-type="string" office:string-value="wtorek" calcext:value-type="string">
            <text:p>wtorek</text:p>
          </table:table-cell>
          <table:table-cell table:formula="of:=[.L66]" office:value-type="float" office:value="43.8" calcext:value-type="float">
            <text:p>43,80</text:p>
          </table:table-cell>
          <table:table-cell table:formula="of:=[.M66]" office:value-type="float" office:value="10.56" calcext:value-type="float">
            <text:p>10,56</text:p>
          </table:table-cell>
          <table:table-cell table:formula="of:=ROUND(IF([.E67]&gt;[.$F$6];IF([.E67]-(([.B67]*[.$G$3])/100)&lt;0;((([.E67]*100)/[.$G$3])*[.$G$2])/100;0);([.$G$2]*([.B67]/2))/100);2)" office:value-type="float" office:value="3.78" calcext:value-type="float">
            <text:p>3,78</text:p>
          </table:table-cell>
          <table:table-cell table:formula="of:=ROUND(IF([.E67]&gt;[.$F$6];IF([.E67]-(([.B67]*[.$G$3])/100)&lt;0;[.E67];([.$G$3]*[.B67])/100);([.$G$3]*([.B67]/2))/100) ;2)" office:value-type="float" office:value="5.67" calcext:value-type="float">
            <text:p>5,67</text:p>
          </table:table-cell>
          <table:table-cell table:formula="of:=[.D67]-[.F67]" office:value-type="float" office:value="40.02" calcext:value-type="float">
            <text:p>40,02</text:p>
          </table:table-cell>
          <table:table-cell table:formula="of:=[.E67]-[.G67]" office:value-type="float" office:value="4.89" calcext:value-type="float">
            <text:p>4,89</text:p>
          </table:table-cell>
          <table:table-cell table:formula="of:=IF([.C67]=[.$L$6];IF([.H67]&lt;[.$N$6];[.$F$2];0);0)" office:value-type="float" office:value="0" calcext:value-type="float">
            <text:p>0,00</text:p>
          </table:table-cell>
          <table:table-cell table:formula="of:=IF([.I67]&lt;5;[.$F$3];0)" office:value-type="float" office:value="30" calcext:value-type="float">
            <text:p>30,00</text:p>
          </table:table-cell>
          <table:table-cell table:formula="of:=IF([.J67]=0;[.H67];[.J67])" office:value-type="float" office:value="40.02" calcext:value-type="float">
            <text:p>40,02</text:p>
          </table:table-cell>
          <table:table-cell table:formula="of:=IF([.K67]=0;[.I67];[.K67])" office:value-type="float" office:value="30" calcext:value-type="float">
            <text:p>30,00</text:p>
          </table:table-cell>
          <table:table-cell table:formula="of:=ROUND([.F67]*[.$S$5]+[.G67]*[.$S$4];2)" office:value-type="currency" office:currency="PLN" office:value="31.85" calcext:value-type="currency">
            <text:p>31,85 zł</text:p>
          </table:table-cell>
          <table:table-cell/>
          <table:table-cell table:formula="of:=ROUND([.B67]*[.$G$2]/100;2)" office:value-type="float" office:value="7.56" calcext:value-type="float">
            <text:p>7,56</text:p>
          </table:table-cell>
          <table:table-cell table:formula="of:=ROUND([.P67]*[.$S$5];2)" office:value-type="currency" office:currency="PLN" office:value="37.72" calcext:value-type="currency">
            <text:p>37,72 zł</text:p>
          </table:table-cell>
          <table:table-cell table:number-columns-repeated="1007"/>
        </table:table-row>
        <table:table-row table:style-name="ro2">
          <table:table-cell office:value-type="date" office:date-value="2014-02-26" calcext:value-type="date">
            <text:p>26.02.2014</text:p>
          </table:table-cell>
          <table:table-cell office:value-type="float" office:value="123" calcext:value-type="float">
            <text:p>123</text:p>
          </table:table-cell>
          <table:table-cell table:formula="of:=LOOKUP(WEEKDAY([.A68];2);[.$B$1:.$B$7];[.$C$1:.$C$7])" office:value-type="string" office:string-value="środa" calcext:value-type="string">
            <text:p>środa</text:p>
          </table:table-cell>
          <table:table-cell table:formula="of:=[.L67]" office:value-type="float" office:value="40.02" calcext:value-type="float">
            <text:p>40,02</text:p>
          </table:table-cell>
          <table:table-cell table:formula="of:=[.M67]" office:value-type="float" office:value="30" calcext:value-type="float">
            <text:p>30,00</text:p>
          </table:table-cell>
          <table:table-cell table:formula="of:=ROUND(IF([.E68]&gt;[.$F$6];IF([.E68]-(([.B68]*[.$G$3])/100)&lt;0;((([.E68]*100)/[.$G$3])*[.$G$2])/100;0);([.$G$2]*([.B68]/2))/100);2)" office:value-type="float" office:value="0" calcext:value-type="float">
            <text:p>0,00</text:p>
          </table:table-cell>
          <table:table-cell table:formula="of:=ROUND(IF([.E68]&gt;[.$F$6];IF([.E68]-(([.B68]*[.$G$3])/100)&lt;0;[.E68];([.$G$3]*[.B68])/100);([.$G$3]*([.B68]/2))/100) ;2)" office:value-type="float" office:value="11.07" calcext:value-type="float">
            <text:p>11,07</text:p>
          </table:table-cell>
          <table:table-cell table:formula="of:=[.D68]-[.F68]" office:value-type="float" office:value="40.02" calcext:value-type="float">
            <text:p>40,02</text:p>
          </table:table-cell>
          <table:table-cell table:formula="of:=[.E68]-[.G68]" office:value-type="float" office:value="18.93" calcext:value-type="float">
            <text:p>18,93</text:p>
          </table:table-cell>
          <table:table-cell table:formula="of:=IF([.C68]=[.$L$6];IF([.H68]&lt;[.$N$6];[.$F$2];0);0)" office:value-type="float" office:value="0" calcext:value-type="float">
            <text:p>0,00</text:p>
          </table:table-cell>
          <table:table-cell table:formula="of:=IF([.I68]&lt;5;[.$F$3];0)" office:value-type="float" office:value="0" calcext:value-type="float">
            <text:p>0,00</text:p>
          </table:table-cell>
          <table:table-cell table:formula="of:=IF([.J68]=0;[.H68];[.J68])" office:value-type="float" office:value="40.02" calcext:value-type="float">
            <text:p>40,02</text:p>
          </table:table-cell>
          <table:table-cell table:formula="of:=IF([.K68]=0;[.I68];[.K68])" office:value-type="float" office:value="18.93" calcext:value-type="float">
            <text:p>18,93</text:p>
          </table:table-cell>
          <table:table-cell table:formula="of:=ROUND([.F68]*[.$S$5]+[.G68]*[.$S$4];2)" office:value-type="currency" office:currency="PLN" office:value="25.35" calcext:value-type="currency">
            <text:p>25,35 zł</text:p>
          </table:table-cell>
          <table:table-cell/>
          <table:table-cell table:formula="of:=ROUND([.B68]*[.$G$2]/100;2)" office:value-type="float" office:value="7.38" calcext:value-type="float">
            <text:p>7,38</text:p>
          </table:table-cell>
          <table:table-cell table:formula="of:=ROUND([.P68]*[.$S$5];2)" office:value-type="currency" office:currency="PLN" office:value="36.83" calcext:value-type="currency">
            <text:p>36,83 zł</text:p>
          </table:table-cell>
          <table:table-cell table:number-columns-repeated="1007"/>
        </table:table-row>
        <table:table-row table:style-name="ro2">
          <table:table-cell office:value-type="date" office:date-value="2014-02-27" calcext:value-type="date">
            <text:p>27.02.2014</text:p>
          </table:table-cell>
          <table:table-cell office:value-type="float" office:value="33" calcext:value-type="float">
            <text:p>33</text:p>
          </table:table-cell>
          <table:table-cell table:formula="of:=LOOKUP(WEEKDAY([.A69];2);[.$B$1:.$B$7];[.$C$1:.$C$7])" office:value-type="string" office:string-value="czwartek" calcext:value-type="string">
            <text:p>czwartek</text:p>
          </table:table-cell>
          <table:table-cell table:formula="of:=[.L68]" office:value-type="float" office:value="40.02" calcext:value-type="float">
            <text:p>40,02</text:p>
          </table:table-cell>
          <table:table-cell table:formula="of:=[.M68]" office:value-type="float" office:value="18.93" calcext:value-type="float">
            <text:p>18,93</text:p>
          </table:table-cell>
          <table:table-cell table:formula="of:=ROUND(IF([.E69]&gt;[.$F$6];IF([.E69]-(([.B69]*[.$G$3])/100)&lt;0;((([.E69]*100)/[.$G$3])*[.$G$2])/100;0);([.$G$2]*([.B69]/2))/100);2)" office:value-type="float" office:value="0" calcext:value-type="float">
            <text:p>0,00</text:p>
          </table:table-cell>
          <table:table-cell table:formula="of:=ROUND(IF([.E69]&gt;[.$F$6];IF([.E69]-(([.B69]*[.$G$3])/100)&lt;0;[.E69];([.$G$3]*[.B69])/100);([.$G$3]*([.B69]/2))/100) ;2)" office:value-type="float" office:value="2.97" calcext:value-type="float">
            <text:p>2,97</text:p>
          </table:table-cell>
          <table:table-cell table:formula="of:=[.D69]-[.F69]" office:value-type="float" office:value="40.02" calcext:value-type="float">
            <text:p>40,02</text:p>
          </table:table-cell>
          <table:table-cell table:formula="of:=[.E69]-[.G69]" office:value-type="float" office:value="15.96" calcext:value-type="float">
            <text:p>15,96</text:p>
          </table:table-cell>
          <table:table-cell table:formula="of:=IF([.C69]=[.$L$6];IF([.H69]&lt;[.$N$6];[.$F$2];0);0)" office:value-type="float" office:value="0" calcext:value-type="float">
            <text:p>0,00</text:p>
          </table:table-cell>
          <table:table-cell table:formula="of:=IF([.I69]&lt;5;[.$F$3];0)" office:value-type="float" office:value="0" calcext:value-type="float">
            <text:p>0,00</text:p>
          </table:table-cell>
          <table:table-cell table:formula="of:=IF([.J69]=0;[.H69];[.J69])" office:value-type="float" office:value="40.02" calcext:value-type="float">
            <text:p>40,02</text:p>
          </table:table-cell>
          <table:table-cell table:formula="of:=IF([.K69]=0;[.I69];[.K69])" office:value-type="float" office:value="15.96" calcext:value-type="float">
            <text:p>15,96</text:p>
          </table:table-cell>
          <table:table-cell table:formula="of:=ROUND([.F69]*[.$S$5]+[.G69]*[.$S$4];2)" office:value-type="currency" office:currency="PLN" office:value="6.8" calcext:value-type="currency">
            <text:p>6,80 zł</text:p>
          </table:table-cell>
          <table:table-cell/>
          <table:table-cell table:formula="of:=ROUND([.B69]*[.$G$2]/100;2)" office:value-type="float" office:value="1.98" calcext:value-type="float">
            <text:p>1,98</text:p>
          </table:table-cell>
          <table:table-cell table:formula="of:=ROUND([.P69]*[.$S$5];2)" office:value-type="currency" office:currency="PLN" office:value="9.88" calcext:value-type="currency">
            <text:p>9,88 zł</text:p>
          </table:table-cell>
          <table:table-cell table:number-columns-repeated="1007"/>
        </table:table-row>
        <table:table-row table:style-name="ro2">
          <table:table-cell office:value-type="date" office:date-value="2014-02-28" calcext:value-type="date">
            <text:p>28.02.2014</text:p>
          </table:table-cell>
          <table:table-cell office:value-type="float" office:value="34" calcext:value-type="float">
            <text:p>34</text:p>
          </table:table-cell>
          <table:table-cell table:formula="of:=LOOKUP(WEEKDAY([.A70];2);[.$B$1:.$B$7];[.$C$1:.$C$7])" office:value-type="string" office:string-value="piątek" calcext:value-type="string">
            <text:p>piątek</text:p>
          </table:table-cell>
          <table:table-cell table:formula="of:=[.L69]" office:value-type="float" office:value="40.02" calcext:value-type="float">
            <text:p>40,02</text:p>
          </table:table-cell>
          <table:table-cell table:formula="of:=[.M69]" office:value-type="float" office:value="15.96" calcext:value-type="float">
            <text:p>15,96</text:p>
          </table:table-cell>
          <table:table-cell table:formula="of:=ROUND(IF([.E70]&gt;[.$F$6];IF([.E70]-(([.B70]*[.$G$3])/100)&lt;0;((([.E70]*100)/[.$G$3])*[.$G$2])/100;0);([.$G$2]*([.B70]/2))/100);2)" office:value-type="float" office:value="0" calcext:value-type="float">
            <text:p>0,00</text:p>
          </table:table-cell>
          <table:table-cell table:formula="of:=ROUND(IF([.E70]&gt;[.$F$6];IF([.E70]-(([.B70]*[.$G$3])/100)&lt;0;[.E70];([.$G$3]*[.B70])/100);([.$G$3]*([.B70]/2))/100) ;2)" office:value-type="float" office:value="3.06" calcext:value-type="float">
            <text:p>3,06</text:p>
          </table:table-cell>
          <table:table-cell table:formula="of:=[.D70]-[.F70]" office:value-type="float" office:value="40.02" calcext:value-type="float">
            <text:p>40,02</text:p>
          </table:table-cell>
          <table:table-cell table:formula="of:=[.E70]-[.G70]" office:value-type="float" office:value="12.9" calcext:value-type="float">
            <text:p>12,90</text:p>
          </table:table-cell>
          <table:table-cell table:formula="of:=IF([.C70]=[.$L$6];IF([.H70]&lt;[.$N$6];[.$F$2];0);0)" office:value-type="float" office:value="0" calcext:value-type="float">
            <text:p>0,00</text:p>
          </table:table-cell>
          <table:table-cell table:formula="of:=IF([.I70]&lt;5;[.$F$3];0)" office:value-type="float" office:value="0" calcext:value-type="float">
            <text:p>0,00</text:p>
          </table:table-cell>
          <table:table-cell table:formula="of:=IF([.J70]=0;[.H70];[.J70])" office:value-type="float" office:value="40.02" calcext:value-type="float">
            <text:p>40,02</text:p>
          </table:table-cell>
          <table:table-cell table:formula="of:=IF([.K70]=0;[.I70];[.K70])" office:value-type="float" office:value="12.9" calcext:value-type="float">
            <text:p>12,90</text:p>
          </table:table-cell>
          <table:table-cell table:formula="of:=ROUND([.F70]*[.$S$5]+[.G70]*[.$S$4];2)" office:value-type="currency" office:currency="PLN" office:value="7.01" calcext:value-type="currency">
            <text:p>7,01 zł</text:p>
          </table:table-cell>
          <table:table-cell/>
          <table:table-cell table:formula="of:=ROUND([.B70]*[.$G$2]/100;2)" office:value-type="float" office:value="2.04" calcext:value-type="float">
            <text:p>2,04</text:p>
          </table:table-cell>
          <table:table-cell table:formula="of:=ROUND([.P70]*[.$S$5];2)" office:value-type="currency" office:currency="PLN" office:value="10.18" calcext:value-type="currency">
            <text:p>10,18 zł</text:p>
          </table:table-cell>
          <table:table-cell table:number-columns-repeated="1007"/>
        </table:table-row>
        <table:table-row table:style-name="ro2">
          <table:table-cell office:value-type="date" office:date-value="2014-03-01" calcext:value-type="date">
            <text:p>1.03.2014</text:p>
          </table:table-cell>
          <table:table-cell office:value-type="float" office:value="137" calcext:value-type="float">
            <text:p>137</text:p>
          </table:table-cell>
          <table:table-cell table:formula="of:=LOOKUP(WEEKDAY([.A71];2);[.$B$1:.$B$7];[.$C$1:.$C$7])" office:value-type="string" office:string-value="sobota" calcext:value-type="string">
            <text:p>sobota</text:p>
          </table:table-cell>
          <table:table-cell table:formula="of:=[.L70]" office:value-type="float" office:value="40.02" calcext:value-type="float">
            <text:p>40,02</text:p>
          </table:table-cell>
          <table:table-cell table:formula="of:=[.M70]" office:value-type="float" office:value="12.9" calcext:value-type="float">
            <text:p>12,90</text:p>
          </table:table-cell>
          <table:table-cell table:formula="of:=ROUND(IF([.E71]&gt;[.$F$6];IF([.E71]-(([.B71]*[.$G$3])/100)&lt;0;((([.E71]*100)/[.$G$3])*[.$G$2])/100;0);([.$G$2]*([.B71]/2))/100);2)" office:value-type="float" office:value="4.11" calcext:value-type="float">
            <text:p>4,11</text:p>
          </table:table-cell>
          <table:table-cell table:formula="of:=ROUND(IF([.E71]&gt;[.$F$6];IF([.E71]-(([.B71]*[.$G$3])/100)&lt;0;[.E71];([.$G$3]*[.B71])/100);([.$G$3]*([.B71]/2))/100) ;2)" office:value-type="float" office:value="6.17" calcext:value-type="float">
            <text:p>6,17</text:p>
          </table:table-cell>
          <table:table-cell table:formula="of:=[.D71]-[.F71]" office:value-type="float" office:value="35.91" calcext:value-type="float">
            <text:p>35,91</text:p>
          </table:table-cell>
          <table:table-cell table:formula="of:=[.E71]-[.G71]" office:value-type="float" office:value="6.73" calcext:value-type="float">
            <text:p>6,73</text:p>
          </table:table-cell>
          <table:table-cell table:formula="of:=IF([.C71]=[.$L$6];IF([.H71]&lt;[.$N$6];[.$F$2];0);0)" office:value-type="float" office:value="0" calcext:value-type="float">
            <text:p>0,00</text:p>
          </table:table-cell>
          <table:table-cell table:formula="of:=IF([.I71]&lt;5;[.$F$3];0)" office:value-type="float" office:value="0" calcext:value-type="float">
            <text:p>0,00</text:p>
          </table:table-cell>
          <table:table-cell table:formula="of:=IF([.J71]=0;[.H71];[.J71])" office:value-type="float" office:value="35.91" calcext:value-type="float">
            <text:p>35,91</text:p>
          </table:table-cell>
          <table:table-cell table:formula="of:=IF([.K71]=0;[.I71];[.K71])" office:value-type="float" office:value="6.73" calcext:value-type="float">
            <text:p>6,73</text:p>
          </table:table-cell>
          <table:table-cell table:formula="of:=ROUND([.F71]*[.$S$5]+[.G71]*[.$S$4];2)" office:value-type="currency" office:currency="PLN" office:value="34.64" calcext:value-type="currency">
            <text:p>34,64 zł</text:p>
          </table:table-cell>
          <table:table-cell/>
          <table:table-cell table:formula="of:=ROUND([.B71]*[.$G$2]/100;2)" office:value-type="float" office:value="8.22" calcext:value-type="float">
            <text:p>8,22</text:p>
          </table:table-cell>
          <table:table-cell table:formula="of:=ROUND([.P71]*[.$S$5];2)" office:value-type="currency" office:currency="PLN" office:value="41.02" calcext:value-type="currency">
            <text:p>41,02 zł</text:p>
          </table:table-cell>
          <table:table-cell table:number-columns-repeated="1007"/>
        </table:table-row>
        <table:table-row table:style-name="ro2">
          <table:table-cell office:value-type="date" office:date-value="2014-03-02" calcext:value-type="date">
            <text:p>2.03.2014</text:p>
          </table:table-cell>
          <table:table-cell office:value-type="float" office:value="39" calcext:value-type="float">
            <text:p>39</text:p>
          </table:table-cell>
          <table:table-cell table:formula="of:=LOOKUP(WEEKDAY([.A72];2);[.$B$1:.$B$7];[.$C$1:.$C$7])" office:value-type="string" office:string-value="niedziela" calcext:value-type="string">
            <text:p>niedziela</text:p>
          </table:table-cell>
          <table:table-cell table:formula="of:=[.L71]" office:value-type="float" office:value="35.91" calcext:value-type="float">
            <text:p>35,91</text:p>
          </table:table-cell>
          <table:table-cell table:formula="of:=[.M71]" office:value-type="float" office:value="6.73" calcext:value-type="float">
            <text:p>6,73</text:p>
          </table:table-cell>
          <table:table-cell table:formula="of:=ROUND(IF([.E72]&gt;[.$F$6];IF([.E72]-(([.B72]*[.$G$3])/100)&lt;0;((([.E72]*100)/[.$G$3])*[.$G$2])/100;0);([.$G$2]*([.B72]/2))/100);2)" office:value-type="float" office:value="1.17" calcext:value-type="float">
            <text:p>1,17</text:p>
          </table:table-cell>
          <table:table-cell table:formula="of:=ROUND(IF([.E72]&gt;[.$F$6];IF([.E72]-(([.B72]*[.$G$3])/100)&lt;0;[.E72];([.$G$3]*[.B72])/100);([.$G$3]*([.B72]/2))/100) ;2)" office:value-type="float" office:value="1.76" calcext:value-type="float">
            <text:p>1,76</text:p>
          </table:table-cell>
          <table:table-cell table:formula="of:=[.D72]-[.F72]" office:value-type="float" office:value="34.74" calcext:value-type="float">
            <text:p>34,74</text:p>
          </table:table-cell>
          <table:table-cell table:formula="of:=[.E72]-[.G72]" office:value-type="float" office:value="4.97" calcext:value-type="float">
            <text:p>4,97</text:p>
          </table:table-cell>
          <table:table-cell table:formula="of:=IF([.C72]=[.$L$6];IF([.H72]&lt;[.$N$6];[.$F$2];0);0)" office:value-type="float" office:value="0" calcext:value-type="float">
            <text:p>0,00</text:p>
          </table:table-cell>
          <table:table-cell table:formula="of:=IF([.I72]&lt;5;[.$F$3];0)" office:value-type="float" office:value="30" calcext:value-type="float">
            <text:p>30,00</text:p>
          </table:table-cell>
          <table:table-cell table:formula="of:=IF([.J72]=0;[.H72];[.J72])" office:value-type="float" office:value="34.74" calcext:value-type="float">
            <text:p>34,74</text:p>
          </table:table-cell>
          <table:table-cell table:formula="of:=IF([.K72]=0;[.I72];[.K72])" office:value-type="float" office:value="30" calcext:value-type="float">
            <text:p>30,00</text:p>
          </table:table-cell>
          <table:table-cell table:formula="of:=ROUND([.F72]*[.$S$5]+[.G72]*[.$S$4];2)" office:value-type="currency" office:currency="PLN" office:value="9.87" calcext:value-type="currency">
            <text:p>9,87 zł</text:p>
          </table:table-cell>
          <table:table-cell/>
          <table:table-cell table:formula="of:=ROUND([.B72]*[.$G$2]/100;2)" office:value-type="float" office:value="2.34" calcext:value-type="float">
            <text:p>2,34</text:p>
          </table:table-cell>
          <table:table-cell table:formula="of:=ROUND([.P72]*[.$S$5];2)" office:value-type="currency" office:currency="PLN" office:value="11.68" calcext:value-type="currency">
            <text:p>11,68 zł</text:p>
          </table:table-cell>
          <table:table-cell table:number-columns-repeated="1007"/>
        </table:table-row>
        <table:table-row table:style-name="ro2">
          <table:table-cell office:value-type="date" office:date-value="2014-03-03" calcext:value-type="date">
            <text:p>3.03.2014</text:p>
          </table:table-cell>
          <table:table-cell office:value-type="float" office:value="99" calcext:value-type="float">
            <text:p>99</text:p>
          </table:table-cell>
          <table:table-cell table:formula="of:=LOOKUP(WEEKDAY([.A73];2);[.$B$1:.$B$7];[.$C$1:.$C$7])" office:value-type="string" office:string-value="poniedziałek" calcext:value-type="string">
            <text:p>poniedziałek</text:p>
          </table:table-cell>
          <table:table-cell table:formula="of:=[.L72]" office:value-type="float" office:value="34.74" calcext:value-type="float">
            <text:p>34,74</text:p>
          </table:table-cell>
          <table:table-cell table:formula="of:=[.M72]" office:value-type="float" office:value="30" calcext:value-type="float">
            <text:p>30,00</text:p>
          </table:table-cell>
          <table:table-cell table:formula="of:=ROUND(IF([.E73]&gt;[.$F$6];IF([.E73]-(([.B73]*[.$G$3])/100)&lt;0;((([.E73]*100)/[.$G$3])*[.$G$2])/100;0);([.$G$2]*([.B73]/2))/100);2)" office:value-type="float" office:value="0" calcext:value-type="float">
            <text:p>0,00</text:p>
          </table:table-cell>
          <table:table-cell table:formula="of:=ROUND(IF([.E73]&gt;[.$F$6];IF([.E73]-(([.B73]*[.$G$3])/100)&lt;0;[.E73];([.$G$3]*[.B73])/100);([.$G$3]*([.B73]/2))/100) ;2)" office:value-type="float" office:value="8.91" calcext:value-type="float">
            <text:p>8,91</text:p>
          </table:table-cell>
          <table:table-cell table:formula="of:=[.D73]-[.F73]" office:value-type="float" office:value="34.74" calcext:value-type="float">
            <text:p>34,74</text:p>
          </table:table-cell>
          <table:table-cell table:formula="of:=[.E73]-[.G73]" office:value-type="float" office:value="21.09" calcext:value-type="float">
            <text:p>21,09</text:p>
          </table:table-cell>
          <table:table-cell table:formula="of:=IF([.C73]=[.$L$6];IF([.H73]&lt;[.$N$6];[.$F$2];0);0)" office:value-type="float" office:value="0" calcext:value-type="float">
            <text:p>0,00</text:p>
          </table:table-cell>
          <table:table-cell table:formula="of:=IF([.I73]&lt;5;[.$F$3];0)" office:value-type="float" office:value="0" calcext:value-type="float">
            <text:p>0,00</text:p>
          </table:table-cell>
          <table:table-cell table:formula="of:=IF([.J73]=0;[.H73];[.J73])" office:value-type="float" office:value="34.74" calcext:value-type="float">
            <text:p>34,74</text:p>
          </table:table-cell>
          <table:table-cell table:formula="of:=IF([.K73]=0;[.I73];[.K73])" office:value-type="float" office:value="21.09" calcext:value-type="float">
            <text:p>21,09</text:p>
          </table:table-cell>
          <table:table-cell table:formula="of:=ROUND([.F73]*[.$S$5]+[.G73]*[.$S$4];2)" office:value-type="currency" office:currency="PLN" office:value="20.4" calcext:value-type="currency">
            <text:p>20,40 zł</text:p>
          </table:table-cell>
          <table:table-cell/>
          <table:table-cell table:formula="of:=ROUND([.B73]*[.$G$2]/100;2)" office:value-type="float" office:value="5.94" calcext:value-type="float">
            <text:p>5,94</text:p>
          </table:table-cell>
          <table:table-cell table:formula="of:=ROUND([.P73]*[.$S$5];2)" office:value-type="currency" office:currency="PLN" office:value="29.64" calcext:value-type="currency">
            <text:p>29,64 zł</text:p>
          </table:table-cell>
          <table:table-cell table:number-columns-repeated="1007"/>
        </table:table-row>
        <table:table-row table:style-name="ro2">
          <table:table-cell office:value-type="date" office:date-value="2014-03-04" calcext:value-type="date">
            <text:p>4.03.2014</text:p>
          </table:table-cell>
          <table:table-cell office:value-type="float" office:value="65" calcext:value-type="float">
            <text:p>65</text:p>
          </table:table-cell>
          <table:table-cell table:formula="of:=LOOKUP(WEEKDAY([.A74];2);[.$B$1:.$B$7];[.$C$1:.$C$7])" office:value-type="string" office:string-value="wtorek" calcext:value-type="string">
            <text:p>wtorek</text:p>
          </table:table-cell>
          <table:table-cell table:formula="of:=[.L73]" office:value-type="float" office:value="34.74" calcext:value-type="float">
            <text:p>34,74</text:p>
          </table:table-cell>
          <table:table-cell table:formula="of:=[.M73]" office:value-type="float" office:value="21.09" calcext:value-type="float">
            <text:p>21,09</text:p>
          </table:table-cell>
          <table:table-cell table:formula="of:=ROUND(IF([.E74]&gt;[.$F$6];IF([.E74]-(([.B74]*[.$G$3])/100)&lt;0;((([.E74]*100)/[.$G$3])*[.$G$2])/100;0);([.$G$2]*([.B74]/2))/100);2)" office:value-type="float" office:value="0" calcext:value-type="float">
            <text:p>0,00</text:p>
          </table:table-cell>
          <table:table-cell table:formula="of:=ROUND(IF([.E74]&gt;[.$F$6];IF([.E74]-(([.B74]*[.$G$3])/100)&lt;0;[.E74];([.$G$3]*[.B74])/100);([.$G$3]*([.B74]/2))/100) ;2)" office:value-type="float" office:value="5.85" calcext:value-type="float">
            <text:p>5,85</text:p>
          </table:table-cell>
          <table:table-cell table:formula="of:=[.D74]-[.F74]" office:value-type="float" office:value="34.74" calcext:value-type="float">
            <text:p>34,74</text:p>
          </table:table-cell>
          <table:table-cell table:formula="of:=[.E74]-[.G74]" office:value-type="float" office:value="15.24" calcext:value-type="float">
            <text:p>15,24</text:p>
          </table:table-cell>
          <table:table-cell table:formula="of:=IF([.C74]=[.$L$6];IF([.H74]&lt;[.$N$6];[.$F$2];0);0)" office:value-type="float" office:value="0" calcext:value-type="float">
            <text:p>0,00</text:p>
          </table:table-cell>
          <table:table-cell table:formula="of:=IF([.I74]&lt;5;[.$F$3];0)" office:value-type="float" office:value="0" calcext:value-type="float">
            <text:p>0,00</text:p>
          </table:table-cell>
          <table:table-cell table:formula="of:=IF([.J74]=0;[.H74];[.J74])" office:value-type="float" office:value="34.74" calcext:value-type="float">
            <text:p>34,74</text:p>
          </table:table-cell>
          <table:table-cell table:formula="of:=IF([.K74]=0;[.I74];[.K74])" office:value-type="float" office:value="15.24" calcext:value-type="float">
            <text:p>15,24</text:p>
          </table:table-cell>
          <table:table-cell table:formula="of:=ROUND([.F74]*[.$S$5]+[.G74]*[.$S$4];2)" office:value-type="currency" office:currency="PLN" office:value="13.4" calcext:value-type="currency">
            <text:p>13,40 zł</text:p>
          </table:table-cell>
          <table:table-cell/>
          <table:table-cell table:formula="of:=ROUND([.B74]*[.$G$2]/100;2)" office:value-type="float" office:value="3.9" calcext:value-type="float">
            <text:p>3,9</text:p>
          </table:table-cell>
          <table:table-cell table:formula="of:=ROUND([.P74]*[.$S$5];2)" office:value-type="currency" office:currency="PLN" office:value="19.46" calcext:value-type="currency">
            <text:p>19,46 zł</text:p>
          </table:table-cell>
          <table:table-cell table:number-columns-repeated="1007"/>
        </table:table-row>
        <table:table-row table:style-name="ro2">
          <table:table-cell office:value-type="date" office:date-value="2014-03-05" calcext:value-type="date">
            <text:p>5.03.2014</text:p>
          </table:table-cell>
          <table:table-cell office:value-type="float" office:value="81" calcext:value-type="float">
            <text:p>81</text:p>
          </table:table-cell>
          <table:table-cell table:formula="of:=LOOKUP(WEEKDAY([.A75];2);[.$B$1:.$B$7];[.$C$1:.$C$7])" office:value-type="string" office:string-value="środa" calcext:value-type="string">
            <text:p>środa</text:p>
          </table:table-cell>
          <table:table-cell table:formula="of:=[.L74]" office:value-type="float" office:value="34.74" calcext:value-type="float">
            <text:p>34,74</text:p>
          </table:table-cell>
          <table:table-cell table:formula="of:=[.M74]" office:value-type="float" office:value="15.24" calcext:value-type="float">
            <text:p>15,24</text:p>
          </table:table-cell>
          <table:table-cell table:formula="of:=ROUND(IF([.E75]&gt;[.$F$6];IF([.E75]-(([.B75]*[.$G$3])/100)&lt;0;((([.E75]*100)/[.$G$3])*[.$G$2])/100;0);([.$G$2]*([.B75]/2))/100);2)" office:value-type="float" office:value="0" calcext:value-type="float">
            <text:p>0,00</text:p>
          </table:table-cell>
          <table:table-cell table:formula="of:=ROUND(IF([.E75]&gt;[.$F$6];IF([.E75]-(([.B75]*[.$G$3])/100)&lt;0;[.E75];([.$G$3]*[.B75])/100);([.$G$3]*([.B75]/2))/100) ;2)" office:value-type="float" office:value="7.29" calcext:value-type="float">
            <text:p>7,29</text:p>
          </table:table-cell>
          <table:table-cell table:formula="of:=[.D75]-[.F75]" office:value-type="float" office:value="34.74" calcext:value-type="float">
            <text:p>34,74</text:p>
          </table:table-cell>
          <table:table-cell table:formula="of:=[.E75]-[.G75]" office:value-type="float" office:value="7.95" calcext:value-type="float">
            <text:p>7,95</text:p>
          </table:table-cell>
          <table:table-cell table:formula="of:=IF([.C75]=[.$L$6];IF([.H75]&lt;[.$N$6];[.$F$2];0);0)" office:value-type="float" office:value="0" calcext:value-type="float">
            <text:p>0,00</text:p>
          </table:table-cell>
          <table:table-cell table:formula="of:=IF([.I75]&lt;5;[.$F$3];0)" office:value-type="float" office:value="0" calcext:value-type="float">
            <text:p>0,00</text:p>
          </table:table-cell>
          <table:table-cell table:formula="of:=IF([.J75]=0;[.H75];[.J75])" office:value-type="float" office:value="34.74" calcext:value-type="float">
            <text:p>34,74</text:p>
          </table:table-cell>
          <table:table-cell table:formula="of:=IF([.K75]=0;[.I75];[.K75])" office:value-type="float" office:value="7.95" calcext:value-type="float">
            <text:p>7,95</text:p>
          </table:table-cell>
          <table:table-cell table:formula="of:=ROUND([.F75]*[.$S$5]+[.G75]*[.$S$4];2)" office:value-type="currency" office:currency="PLN" office:value="16.69" calcext:value-type="currency">
            <text:p>16,69 zł</text:p>
          </table:table-cell>
          <table:table-cell/>
          <table:table-cell table:formula="of:=ROUND([.B75]*[.$G$2]/100;2)" office:value-type="float" office:value="4.86" calcext:value-type="float">
            <text:p>4,86</text:p>
          </table:table-cell>
          <table:table-cell table:formula="of:=ROUND([.P75]*[.$S$5];2)" office:value-type="currency" office:currency="PLN" office:value="24.25" calcext:value-type="currency">
            <text:p>24,25 zł</text:p>
          </table:table-cell>
          <table:table-cell table:number-columns-repeated="1007"/>
        </table:table-row>
        <table:table-row table:style-name="ro2">
          <table:table-cell office:value-type="date" office:date-value="2014-03-06" calcext:value-type="date">
            <text:p>6.03.2014</text:p>
          </table:table-cell>
          <table:table-cell office:value-type="float" office:value="42" calcext:value-type="float">
            <text:p>42</text:p>
          </table:table-cell>
          <table:table-cell table:formula="of:=LOOKUP(WEEKDAY([.A76];2);[.$B$1:.$B$7];[.$C$1:.$C$7])" office:value-type="string" office:string-value="czwartek" calcext:value-type="string">
            <text:p>czwartek</text:p>
          </table:table-cell>
          <table:table-cell table:formula="of:=[.L75]" office:value-type="float" office:value="34.74" calcext:value-type="float">
            <text:p>34,74</text:p>
          </table:table-cell>
          <table:table-cell table:formula="of:=[.M75]" office:value-type="float" office:value="7.95" calcext:value-type="float">
            <text:p>7,95</text:p>
          </table:table-cell>
          <table:table-cell table:formula="of:=ROUND(IF([.E76]&gt;[.$F$6];IF([.E76]-(([.B76]*[.$G$3])/100)&lt;0;((([.E76]*100)/[.$G$3])*[.$G$2])/100;0);([.$G$2]*([.B76]/2))/100);2)" office:value-type="float" office:value="1.26" calcext:value-type="float">
            <text:p>1,26</text:p>
          </table:table-cell>
          <table:table-cell table:formula="of:=ROUND(IF([.E76]&gt;[.$F$6];IF([.E76]-(([.B76]*[.$G$3])/100)&lt;0;[.E76];([.$G$3]*[.B76])/100);([.$G$3]*([.B76]/2))/100) ;2)" office:value-type="float" office:value="1.89" calcext:value-type="float">
            <text:p>1,89</text:p>
          </table:table-cell>
          <table:table-cell table:formula="of:=[.D76]-[.F76]" office:value-type="float" office:value="33.48" calcext:value-type="float">
            <text:p>33,48</text:p>
          </table:table-cell>
          <table:table-cell table:formula="of:=[.E76]-[.G76]" office:value-type="float" office:value="6.06" calcext:value-type="float">
            <text:p>6,06</text:p>
          </table:table-cell>
          <table:table-cell table:formula="of:=IF([.C76]=[.$L$6];IF([.H76]&lt;[.$N$6];[.$F$2];0);0)" office:value-type="float" office:value="45" calcext:value-type="float">
            <text:p>45,00</text:p>
          </table:table-cell>
          <table:table-cell table:formula="of:=IF([.I76]&lt;5;[.$F$3];0)" office:value-type="float" office:value="0" calcext:value-type="float">
            <text:p>0,00</text:p>
          </table:table-cell>
          <table:table-cell table:formula="of:=IF([.J76]=0;[.H76];[.J76])" office:value-type="float" office:value="45" calcext:value-type="float">
            <text:p>45,00</text:p>
          </table:table-cell>
          <table:table-cell table:formula="of:=IF([.K76]=0;[.I76];[.K76])" office:value-type="float" office:value="6.06" calcext:value-type="float">
            <text:p>6,06</text:p>
          </table:table-cell>
          <table:table-cell table:formula="of:=ROUND([.F76]*[.$S$5]+[.G76]*[.$S$4];2)" office:value-type="currency" office:currency="PLN" office:value="10.62" calcext:value-type="currency">
            <text:p>10,62 zł</text:p>
          </table:table-cell>
          <table:table-cell/>
          <table:table-cell table:formula="of:=ROUND([.B76]*[.$G$2]/100;2)" office:value-type="float" office:value="2.52" calcext:value-type="float">
            <text:p>2,52</text:p>
          </table:table-cell>
          <table:table-cell table:formula="of:=ROUND([.P76]*[.$S$5];2)" office:value-type="currency" office:currency="PLN" office:value="12.57" calcext:value-type="currency">
            <text:p>12,57 zł</text:p>
          </table:table-cell>
          <table:table-cell table:number-columns-repeated="1007"/>
        </table:table-row>
        <table:table-row table:style-name="ro2">
          <table:table-cell office:value-type="date" office:date-value="2014-03-07" calcext:value-type="date">
            <text:p>7.03.2014</text:p>
          </table:table-cell>
          <table:table-cell office:value-type="float" office:value="73" calcext:value-type="float">
            <text:p>73</text:p>
          </table:table-cell>
          <table:table-cell table:formula="of:=LOOKUP(WEEKDAY([.A77];2);[.$B$1:.$B$7];[.$C$1:.$C$7])" office:value-type="string" office:string-value="piątek" calcext:value-type="string">
            <text:p>piątek</text:p>
          </table:table-cell>
          <table:table-cell table:formula="of:=[.L76]" office:value-type="float" office:value="45" calcext:value-type="float">
            <text:p>45,00</text:p>
          </table:table-cell>
          <table:table-cell table:formula="of:=[.M76]" office:value-type="float" office:value="6.06" calcext:value-type="float">
            <text:p>6,06</text:p>
          </table:table-cell>
          <table:table-cell table:formula="of:=ROUND(IF([.E77]&gt;[.$F$6];IF([.E77]-(([.B77]*[.$G$3])/100)&lt;0;((([.E77]*100)/[.$G$3])*[.$G$2])/100;0);([.$G$2]*([.B77]/2))/100);2)" office:value-type="float" office:value="2.19" calcext:value-type="float">
            <text:p>2,19</text:p>
          </table:table-cell>
          <table:table-cell table:formula="of:=ROUND(IF([.E77]&gt;[.$F$6];IF([.E77]-(([.B77]*[.$G$3])/100)&lt;0;[.E77];([.$G$3]*[.B77])/100);([.$G$3]*([.B77]/2))/100) ;2)" office:value-type="float" office:value="3.29" calcext:value-type="float">
            <text:p>3,29</text:p>
          </table:table-cell>
          <table:table-cell table:formula="of:=[.D77]-[.F77]" office:value-type="float" office:value="42.81" calcext:value-type="float">
            <text:p>42,81</text:p>
          </table:table-cell>
          <table:table-cell table:formula="of:=[.E77]-[.G77]" office:value-type="float" office:value="2.77" calcext:value-type="float">
            <text:p>2,77</text:p>
          </table:table-cell>
          <table:table-cell table:formula="of:=IF([.C77]=[.$L$6];IF([.H77]&lt;[.$N$6];[.$F$2];0);0)" office:value-type="float" office:value="0" calcext:value-type="float">
            <text:p>0,00</text:p>
          </table:table-cell>
          <table:table-cell table:formula="of:=IF([.I77]&lt;5;[.$F$3];0)" office:value-type="float" office:value="30" calcext:value-type="float">
            <text:p>30,00</text:p>
          </table:table-cell>
          <table:table-cell table:formula="of:=IF([.J77]=0;[.H77];[.J77])" office:value-type="float" office:value="42.81" calcext:value-type="float">
            <text:p>42,81</text:p>
          </table:table-cell>
          <table:table-cell table:formula="of:=IF([.K77]=0;[.I77];[.K77])" office:value-type="float" office:value="30" calcext:value-type="float">
            <text:p>30,00</text:p>
          </table:table-cell>
          <table:table-cell table:formula="of:=ROUND([.F77]*[.$S$5]+[.G77]*[.$S$4];2)" office:value-type="currency" office:currency="PLN" office:value="18.46" calcext:value-type="currency">
            <text:p>18,46 zł</text:p>
          </table:table-cell>
          <table:table-cell/>
          <table:table-cell table:formula="of:=ROUND([.B77]*[.$G$2]/100;2)" office:value-type="float" office:value="4.38" calcext:value-type="float">
            <text:p>4,38</text:p>
          </table:table-cell>
          <table:table-cell table:formula="of:=ROUND([.P77]*[.$S$5];2)" office:value-type="currency" office:currency="PLN" office:value="21.86" calcext:value-type="currency">
            <text:p>21,86 zł</text:p>
          </table:table-cell>
          <table:table-cell table:number-columns-repeated="1007"/>
        </table:table-row>
        <table:table-row table:style-name="ro2">
          <table:table-cell office:value-type="date" office:date-value="2014-03-08" calcext:value-type="date">
            <text:p>8.03.2014</text:p>
          </table:table-cell>
          <table:table-cell office:value-type="float" office:value="95" calcext:value-type="float">
            <text:p>95</text:p>
          </table:table-cell>
          <table:table-cell table:formula="of:=LOOKUP(WEEKDAY([.A78];2);[.$B$1:.$B$7];[.$C$1:.$C$7])" office:value-type="string" office:string-value="sobota" calcext:value-type="string">
            <text:p>sobota</text:p>
          </table:table-cell>
          <table:table-cell table:formula="of:=[.L77]" office:value-type="float" office:value="42.81" calcext:value-type="float">
            <text:p>42,81</text:p>
          </table:table-cell>
          <table:table-cell table:formula="of:=[.M77]" office:value-type="float" office:value="30" calcext:value-type="float">
            <text:p>30,00</text:p>
          </table:table-cell>
          <table:table-cell table:formula="of:=ROUND(IF([.E78]&gt;[.$F$6];IF([.E78]-(([.B78]*[.$G$3])/100)&lt;0;((([.E78]*100)/[.$G$3])*[.$G$2])/100;0);([.$G$2]*([.B78]/2))/100);2)" office:value-type="float" office:value="0" calcext:value-type="float">
            <text:p>0,00</text:p>
          </table:table-cell>
          <table:table-cell table:formula="of:=ROUND(IF([.E78]&gt;[.$F$6];IF([.E78]-(([.B78]*[.$G$3])/100)&lt;0;[.E78];([.$G$3]*[.B78])/100);([.$G$3]*([.B78]/2))/100) ;2)" office:value-type="float" office:value="8.55" calcext:value-type="float">
            <text:p>8,55</text:p>
          </table:table-cell>
          <table:table-cell table:formula="of:=[.D78]-[.F78]" office:value-type="float" office:value="42.81" calcext:value-type="float">
            <text:p>42,81</text:p>
          </table:table-cell>
          <table:table-cell table:formula="of:=[.E78]-[.G78]" office:value-type="float" office:value="21.45" calcext:value-type="float">
            <text:p>21,45</text:p>
          </table:table-cell>
          <table:table-cell table:formula="of:=IF([.C78]=[.$L$6];IF([.H78]&lt;[.$N$6];[.$F$2];0);0)" office:value-type="float" office:value="0" calcext:value-type="float">
            <text:p>0,00</text:p>
          </table:table-cell>
          <table:table-cell table:formula="of:=IF([.I78]&lt;5;[.$F$3];0)" office:value-type="float" office:value="0" calcext:value-type="float">
            <text:p>0,00</text:p>
          </table:table-cell>
          <table:table-cell table:formula="of:=IF([.J78]=0;[.H78];[.J78])" office:value-type="float" office:value="42.81" calcext:value-type="float">
            <text:p>42,81</text:p>
          </table:table-cell>
          <table:table-cell table:formula="of:=IF([.K78]=0;[.I78];[.K78])" office:value-type="float" office:value="21.45" calcext:value-type="float">
            <text:p>21,45</text:p>
          </table:table-cell>
          <table:table-cell table:formula="of:=ROUND([.F78]*[.$S$5]+[.G78]*[.$S$4];2)" office:value-type="currency" office:currency="PLN" office:value="19.58" calcext:value-type="currency">
            <text:p>19,58 zł</text:p>
          </table:table-cell>
          <table:table-cell/>
          <table:table-cell table:formula="of:=ROUND([.B78]*[.$G$2]/100;2)" office:value-type="float" office:value="5.7" calcext:value-type="float">
            <text:p>5,7</text:p>
          </table:table-cell>
          <table:table-cell table:formula="of:=ROUND([.P78]*[.$S$5];2)" office:value-type="currency" office:currency="PLN" office:value="28.44" calcext:value-type="currency">
            <text:p>28,44 zł</text:p>
          </table:table-cell>
          <table:table-cell table:number-columns-repeated="1007"/>
        </table:table-row>
        <table:table-row table:style-name="ro2">
          <table:table-cell office:value-type="date" office:date-value="2014-03-09" calcext:value-type="date">
            <text:p>9.03.2014</text:p>
          </table:table-cell>
          <table:table-cell office:value-type="float" office:value="70" calcext:value-type="float">
            <text:p>70</text:p>
          </table:table-cell>
          <table:table-cell table:formula="of:=LOOKUP(WEEKDAY([.A79];2);[.$B$1:.$B$7];[.$C$1:.$C$7])" office:value-type="string" office:string-value="niedziela" calcext:value-type="string">
            <text:p>niedziela</text:p>
          </table:table-cell>
          <table:table-cell table:formula="of:=[.L78]" office:value-type="float" office:value="42.81" calcext:value-type="float">
            <text:p>42,81</text:p>
          </table:table-cell>
          <table:table-cell table:formula="of:=[.M78]" office:value-type="float" office:value="21.45" calcext:value-type="float">
            <text:p>21,45</text:p>
          </table:table-cell>
          <table:table-cell table:formula="of:=ROUND(IF([.E79]&gt;[.$F$6];IF([.E79]-(([.B79]*[.$G$3])/100)&lt;0;((([.E79]*100)/[.$G$3])*[.$G$2])/100;0);([.$G$2]*([.B79]/2))/100);2)" office:value-type="float" office:value="0" calcext:value-type="float">
            <text:p>0,00</text:p>
          </table:table-cell>
          <table:table-cell table:formula="of:=ROUND(IF([.E79]&gt;[.$F$6];IF([.E79]-(([.B79]*[.$G$3])/100)&lt;0;[.E79];([.$G$3]*[.B79])/100);([.$G$3]*([.B79]/2))/100) ;2)" office:value-type="float" office:value="6.3" calcext:value-type="float">
            <text:p>6,30</text:p>
          </table:table-cell>
          <table:table-cell table:formula="of:=[.D79]-[.F79]" office:value-type="float" office:value="42.81" calcext:value-type="float">
            <text:p>42,81</text:p>
          </table:table-cell>
          <table:table-cell table:formula="of:=[.E79]-[.G79]" office:value-type="float" office:value="15.15" calcext:value-type="float">
            <text:p>15,15</text:p>
          </table:table-cell>
          <table:table-cell table:formula="of:=IF([.C79]=[.$L$6];IF([.H79]&lt;[.$N$6];[.$F$2];0);0)" office:value-type="float" office:value="0" calcext:value-type="float">
            <text:p>0,00</text:p>
          </table:table-cell>
          <table:table-cell table:formula="of:=IF([.I79]&lt;5;[.$F$3];0)" office:value-type="float" office:value="0" calcext:value-type="float">
            <text:p>0,00</text:p>
          </table:table-cell>
          <table:table-cell table:formula="of:=IF([.J79]=0;[.H79];[.J79])" office:value-type="float" office:value="42.81" calcext:value-type="float">
            <text:p>42,81</text:p>
          </table:table-cell>
          <table:table-cell table:formula="of:=IF([.K79]=0;[.I79];[.K79])" office:value-type="float" office:value="15.15" calcext:value-type="float">
            <text:p>15,15</text:p>
          </table:table-cell>
          <table:table-cell table:formula="of:=ROUND([.F79]*[.$S$5]+[.G79]*[.$S$4];2)" office:value-type="currency" office:currency="PLN" office:value="14.43" calcext:value-type="currency">
            <text:p>14,43 zł</text:p>
          </table:table-cell>
          <table:table-cell/>
          <table:table-cell table:formula="of:=ROUND([.B79]*[.$G$2]/100;2)" office:value-type="float" office:value="4.2" calcext:value-type="float">
            <text:p>4,2</text:p>
          </table:table-cell>
          <table:table-cell table:formula="of:=ROUND([.P79]*[.$S$5];2)" office:value-type="currency" office:currency="PLN" office:value="20.96" calcext:value-type="currency">
            <text:p>20,96 zł</text:p>
          </table:table-cell>
          <table:table-cell table:number-columns-repeated="1007"/>
        </table:table-row>
        <table:table-row table:style-name="ro2">
          <table:table-cell office:value-type="date" office:date-value="2014-03-10" calcext:value-type="date">
            <text:p>10.03.2014</text:p>
          </table:table-cell>
          <table:table-cell office:value-type="float" office:value="18" calcext:value-type="float">
            <text:p>18</text:p>
          </table:table-cell>
          <table:table-cell table:formula="of:=LOOKUP(WEEKDAY([.A80];2);[.$B$1:.$B$7];[.$C$1:.$C$7])" office:value-type="string" office:string-value="poniedziałek" calcext:value-type="string">
            <text:p>poniedziałek</text:p>
          </table:table-cell>
          <table:table-cell table:formula="of:=[.L79]" office:value-type="float" office:value="42.81" calcext:value-type="float">
            <text:p>42,81</text:p>
          </table:table-cell>
          <table:table-cell table:formula="of:=[.M79]" office:value-type="float" office:value="15.15" calcext:value-type="float">
            <text:p>15,15</text:p>
          </table:table-cell>
          <table:table-cell table:formula="of:=ROUND(IF([.E80]&gt;[.$F$6];IF([.E80]-(([.B80]*[.$G$3])/100)&lt;0;((([.E80]*100)/[.$G$3])*[.$G$2])/100;0);([.$G$2]*([.B80]/2))/100);2)" office:value-type="float" office:value="0" calcext:value-type="float">
            <text:p>0,00</text:p>
          </table:table-cell>
          <table:table-cell table:formula="of:=ROUND(IF([.E80]&gt;[.$F$6];IF([.E80]-(([.B80]*[.$G$3])/100)&lt;0;[.E80];([.$G$3]*[.B80])/100);([.$G$3]*([.B80]/2))/100) ;2)" office:value-type="float" office:value="1.62" calcext:value-type="float">
            <text:p>1,62</text:p>
          </table:table-cell>
          <table:table-cell table:formula="of:=[.D80]-[.F80]" office:value-type="float" office:value="42.81" calcext:value-type="float">
            <text:p>42,81</text:p>
          </table:table-cell>
          <table:table-cell table:formula="of:=[.E80]-[.G80]" office:value-type="float" office:value="13.53" calcext:value-type="float">
            <text:p>13,53</text:p>
          </table:table-cell>
          <table:table-cell table:formula="of:=IF([.C80]=[.$L$6];IF([.H80]&lt;[.$N$6];[.$F$2];0);0)" office:value-type="float" office:value="0" calcext:value-type="float">
            <text:p>0,00</text:p>
          </table:table-cell>
          <table:table-cell table:formula="of:=IF([.I80]&lt;5;[.$F$3];0)" office:value-type="float" office:value="0" calcext:value-type="float">
            <text:p>0,00</text:p>
          </table:table-cell>
          <table:table-cell table:formula="of:=IF([.J80]=0;[.H80];[.J80])" office:value-type="float" office:value="42.81" calcext:value-type="float">
            <text:p>42,81</text:p>
          </table:table-cell>
          <table:table-cell table:formula="of:=IF([.K80]=0;[.I80];[.K80])" office:value-type="float" office:value="13.53" calcext:value-type="float">
            <text:p>13,53</text:p>
          </table:table-cell>
          <table:table-cell table:formula="of:=ROUND([.F80]*[.$S$5]+[.G80]*[.$S$4];2)" office:value-type="currency" office:currency="PLN" office:value="3.71" calcext:value-type="currency">
            <text:p>3,71 zł</text:p>
          </table:table-cell>
          <table:table-cell/>
          <table:table-cell table:formula="of:=ROUND([.B80]*[.$G$2]/100;2)" office:value-type="float" office:value="1.08" calcext:value-type="float">
            <text:p>1,08</text:p>
          </table:table-cell>
          <table:table-cell table:formula="of:=ROUND([.P80]*[.$S$5];2)" office:value-type="currency" office:currency="PLN" office:value="5.39" calcext:value-type="currency">
            <text:p>5,39 zł</text:p>
          </table:table-cell>
          <table:table-cell table:number-columns-repeated="1007"/>
        </table:table-row>
        <table:table-row table:style-name="ro2">
          <table:table-cell office:value-type="date" office:date-value="2014-03-11" calcext:value-type="date">
            <text:p>11.03.2014</text:p>
          </table:table-cell>
          <table:table-cell office:value-type="float" office:value="140" calcext:value-type="float">
            <text:p>140</text:p>
          </table:table-cell>
          <table:table-cell table:formula="of:=LOOKUP(WEEKDAY([.A81];2);[.$B$1:.$B$7];[.$C$1:.$C$7])" office:value-type="string" office:string-value="wtorek" calcext:value-type="string">
            <text:p>wtorek</text:p>
          </table:table-cell>
          <table:table-cell table:formula="of:=[.L80]" office:value-type="float" office:value="42.81" calcext:value-type="float">
            <text:p>42,81</text:p>
          </table:table-cell>
          <table:table-cell table:formula="of:=[.M80]" office:value-type="float" office:value="13.53" calcext:value-type="float">
            <text:p>13,53</text:p>
          </table:table-cell>
          <table:table-cell table:formula="of:=ROUND(IF([.E81]&gt;[.$F$6];IF([.E81]-(([.B81]*[.$G$3])/100)&lt;0;((([.E81]*100)/[.$G$3])*[.$G$2])/100;0);([.$G$2]*([.B81]/2))/100);2)" office:value-type="float" office:value="4.2" calcext:value-type="float">
            <text:p>4,20</text:p>
          </table:table-cell>
          <table:table-cell table:formula="of:=ROUND(IF([.E81]&gt;[.$F$6];IF([.E81]-(([.B81]*[.$G$3])/100)&lt;0;[.E81];([.$G$3]*[.B81])/100);([.$G$3]*([.B81]/2))/100) ;2)" office:value-type="float" office:value="6.3" calcext:value-type="float">
            <text:p>6,30</text:p>
          </table:table-cell>
          <table:table-cell table:formula="of:=[.D81]-[.F81]" office:value-type="float" office:value="38.61" calcext:value-type="float">
            <text:p>38,61</text:p>
          </table:table-cell>
          <table:table-cell table:formula="of:=[.E81]-[.G81]" office:value-type="float" office:value="7.23" calcext:value-type="float">
            <text:p>7,23</text:p>
          </table:table-cell>
          <table:table-cell table:formula="of:=IF([.C81]=[.$L$6];IF([.H81]&lt;[.$N$6];[.$F$2];0);0)" office:value-type="float" office:value="0" calcext:value-type="float">
            <text:p>0,00</text:p>
          </table:table-cell>
          <table:table-cell table:formula="of:=IF([.I81]&lt;5;[.$F$3];0)" office:value-type="float" office:value="0" calcext:value-type="float">
            <text:p>0,00</text:p>
          </table:table-cell>
          <table:table-cell table:formula="of:=IF([.J81]=0;[.H81];[.J81])" office:value-type="float" office:value="38.61" calcext:value-type="float">
            <text:p>38,61</text:p>
          </table:table-cell>
          <table:table-cell table:formula="of:=IF([.K81]=0;[.I81];[.K81])" office:value-type="float" office:value="7.23" calcext:value-type="float">
            <text:p>7,23</text:p>
          </table:table-cell>
          <table:table-cell table:formula="of:=ROUND([.F81]*[.$S$5]+[.G81]*[.$S$4];2)" office:value-type="currency" office:currency="PLN" office:value="35.39" calcext:value-type="currency">
            <text:p>35,39 zł</text:p>
          </table:table-cell>
          <table:table-cell/>
          <table:table-cell table:formula="of:=ROUND([.B81]*[.$G$2]/100;2)" office:value-type="float" office:value="8.4" calcext:value-type="float">
            <text:p>8,4</text:p>
          </table:table-cell>
          <table:table-cell table:formula="of:=ROUND([.P81]*[.$S$5];2)" office:value-type="currency" office:currency="PLN" office:value="41.92" calcext:value-type="currency">
            <text:p>41,92 zł</text:p>
          </table:table-cell>
          <table:table-cell table:number-columns-repeated="1007"/>
        </table:table-row>
        <table:table-row table:style-name="ro2">
          <table:table-cell office:value-type="date" office:date-value="2014-03-12" calcext:value-type="date">
            <text:p>12.03.2014</text:p>
          </table:table-cell>
          <table:table-cell office:value-type="float" office:value="35" calcext:value-type="float">
            <text:p>35</text:p>
          </table:table-cell>
          <table:table-cell table:formula="of:=LOOKUP(WEEKDAY([.A82];2);[.$B$1:.$B$7];[.$C$1:.$C$7])" office:value-type="string" office:string-value="środa" calcext:value-type="string">
            <text:p>środa</text:p>
          </table:table-cell>
          <table:table-cell table:formula="of:=[.L81]" office:value-type="float" office:value="38.61" calcext:value-type="float">
            <text:p>38,61</text:p>
          </table:table-cell>
          <table:table-cell table:formula="of:=[.M81]" office:value-type="float" office:value="7.23" calcext:value-type="float">
            <text:p>7,23</text:p>
          </table:table-cell>
          <table:table-cell table:formula="of:=ROUND(IF([.E82]&gt;[.$F$6];IF([.E82]-(([.B82]*[.$G$3])/100)&lt;0;((([.E82]*100)/[.$G$3])*[.$G$2])/100;0);([.$G$2]*([.B82]/2))/100);2)" office:value-type="float" office:value="1.05" calcext:value-type="float">
            <text:p>1,05</text:p>
          </table:table-cell>
          <table:table-cell table:formula="of:=ROUND(IF([.E82]&gt;[.$F$6];IF([.E82]-(([.B82]*[.$G$3])/100)&lt;0;[.E82];([.$G$3]*[.B82])/100);([.$G$3]*([.B82]/2))/100) ;2)" office:value-type="float" office:value="1.58" calcext:value-type="float">
            <text:p>1,58</text:p>
          </table:table-cell>
          <table:table-cell table:formula="of:=[.D82]-[.F82]" office:value-type="float" office:value="37.56" calcext:value-type="float">
            <text:p>37,56</text:p>
          </table:table-cell>
          <table:table-cell table:formula="of:=[.E82]-[.G82]" office:value-type="float" office:value="5.65" calcext:value-type="float">
            <text:p>5,65</text:p>
          </table:table-cell>
          <table:table-cell table:formula="of:=IF([.C82]=[.$L$6];IF([.H82]&lt;[.$N$6];[.$F$2];0);0)" office:value-type="float" office:value="0" calcext:value-type="float">
            <text:p>0,00</text:p>
          </table:table-cell>
          <table:table-cell table:formula="of:=IF([.I82]&lt;5;[.$F$3];0)" office:value-type="float" office:value="0" calcext:value-type="float">
            <text:p>0,00</text:p>
          </table:table-cell>
          <table:table-cell table:formula="of:=IF([.J82]=0;[.H82];[.J82])" office:value-type="float" office:value="37.56" calcext:value-type="float">
            <text:p>37,56</text:p>
          </table:table-cell>
          <table:table-cell table:formula="of:=IF([.K82]=0;[.I82];[.K82])" office:value-type="float" office:value="5.65" calcext:value-type="float">
            <text:p>5,65</text:p>
          </table:table-cell>
          <table:table-cell table:formula="of:=ROUND([.F82]*[.$S$5]+[.G82]*[.$S$4];2)" office:value-type="currency" office:currency="PLN" office:value="8.86" calcext:value-type="currency">
            <text:p>8,86 zł</text:p>
          </table:table-cell>
          <table:table-cell/>
          <table:table-cell table:formula="of:=ROUND([.B82]*[.$G$2]/100;2)" office:value-type="float" office:value="2.1" calcext:value-type="float">
            <text:p>2,1</text:p>
          </table:table-cell>
          <table:table-cell table:formula="of:=ROUND([.P82]*[.$S$5];2)" office:value-type="currency" office:currency="PLN" office:value="10.48" calcext:value-type="currency">
            <text:p>10,48 zł</text:p>
          </table:table-cell>
          <table:table-cell table:number-columns-repeated="1007"/>
        </table:table-row>
        <table:table-row table:style-name="ro2">
          <table:table-cell office:value-type="date" office:date-value="2014-03-13" calcext:value-type="date">
            <text:p>13.03.2014</text:p>
          </table:table-cell>
          <table:table-cell office:value-type="float" office:value="65" calcext:value-type="float">
            <text:p>65</text:p>
          </table:table-cell>
          <table:table-cell table:formula="of:=LOOKUP(WEEKDAY([.A83];2);[.$B$1:.$B$7];[.$C$1:.$C$7])" office:value-type="string" office:string-value="czwartek" calcext:value-type="string">
            <text:p>czwartek</text:p>
          </table:table-cell>
          <table:table-cell table:formula="of:=[.L82]" office:value-type="float" office:value="37.56" calcext:value-type="float">
            <text:p>37,56</text:p>
          </table:table-cell>
          <table:table-cell table:formula="of:=[.M82]" office:value-type="float" office:value="5.65" calcext:value-type="float">
            <text:p>5,65</text:p>
          </table:table-cell>
          <table:table-cell table:formula="of:=ROUND(IF([.E83]&gt;[.$F$6];IF([.E83]-(([.B83]*[.$G$3])/100)&lt;0;((([.E83]*100)/[.$G$3])*[.$G$2])/100;0);([.$G$2]*([.B83]/2))/100);2)" office:value-type="float" office:value="1.95" calcext:value-type="float">
            <text:p>1,95</text:p>
          </table:table-cell>
          <table:table-cell table:formula="of:=ROUND(IF([.E83]&gt;[.$F$6];IF([.E83]-(([.B83]*[.$G$3])/100)&lt;0;[.E83];([.$G$3]*[.B83])/100);([.$G$3]*([.B83]/2))/100) ;2)" office:value-type="float" office:value="2.93" calcext:value-type="float">
            <text:p>2,93</text:p>
          </table:table-cell>
          <table:table-cell table:formula="of:=[.D83]-[.F83]" office:value-type="float" office:value="35.61" calcext:value-type="float">
            <text:p>35,61</text:p>
          </table:table-cell>
          <table:table-cell table:formula="of:=[.E83]-[.G83]" office:value-type="float" office:value="2.72" calcext:value-type="float">
            <text:p>2,72</text:p>
          </table:table-cell>
          <table:table-cell table:formula="of:=IF([.C83]=[.$L$6];IF([.H83]&lt;[.$N$6];[.$F$2];0);0)" office:value-type="float" office:value="45" calcext:value-type="float">
            <text:p>45,00</text:p>
          </table:table-cell>
          <table:table-cell table:formula="of:=IF([.I83]&lt;5;[.$F$3];0)" office:value-type="float" office:value="30" calcext:value-type="float">
            <text:p>30,00</text:p>
          </table:table-cell>
          <table:table-cell table:formula="of:=IF([.J83]=0;[.H83];[.J83])" office:value-type="float" office:value="45" calcext:value-type="float">
            <text:p>45,00</text:p>
          </table:table-cell>
          <table:table-cell table:formula="of:=IF([.K83]=0;[.I83];[.K83])" office:value-type="float" office:value="30" calcext:value-type="float">
            <text:p>30,00</text:p>
          </table:table-cell>
          <table:table-cell table:formula="of:=ROUND([.F83]*[.$S$5]+[.G83]*[.$S$4];2)" office:value-type="currency" office:currency="PLN" office:value="16.44" calcext:value-type="currency">
            <text:p>16,44 zł</text:p>
          </table:table-cell>
          <table:table-cell/>
          <table:table-cell table:formula="of:=ROUND([.B83]*[.$G$2]/100;2)" office:value-type="float" office:value="3.9" calcext:value-type="float">
            <text:p>3,9</text:p>
          </table:table-cell>
          <table:table-cell table:formula="of:=ROUND([.P83]*[.$S$5];2)" office:value-type="currency" office:currency="PLN" office:value="19.46" calcext:value-type="currency">
            <text:p>19,46 zł</text:p>
          </table:table-cell>
          <table:table-cell table:number-columns-repeated="1007"/>
        </table:table-row>
        <table:table-row table:style-name="ro2">
          <table:table-cell office:value-type="date" office:date-value="2014-03-14" calcext:value-type="date">
            <text:p>14.03.2014</text:p>
          </table:table-cell>
          <table:table-cell office:value-type="float" office:value="225" calcext:value-type="float">
            <text:p>225</text:p>
          </table:table-cell>
          <table:table-cell table:formula="of:=LOOKUP(WEEKDAY([.A84];2);[.$B$1:.$B$7];[.$C$1:.$C$7])" office:value-type="string" office:string-value="piątek" calcext:value-type="string">
            <text:p>piątek</text:p>
          </table:table-cell>
          <table:table-cell table:formula="of:=[.L83]" office:value-type="float" office:value="45" calcext:value-type="float">
            <text:p>45,00</text:p>
          </table:table-cell>
          <table:table-cell table:formula="of:=[.M83]" office:value-type="float" office:value="30" calcext:value-type="float">
            <text:p>30,00</text:p>
          </table:table-cell>
          <table:table-cell table:formula="of:=ROUND(IF([.E84]&gt;[.$F$6];IF([.E84]-(([.B84]*[.$G$3])/100)&lt;0;((([.E84]*100)/[.$G$3])*[.$G$2])/100;0);([.$G$2]*([.B84]/2))/100);2)" office:value-type="float" office:value="0" calcext:value-type="float">
            <text:p>0,00</text:p>
          </table:table-cell>
          <table:table-cell table:formula="of:=ROUND(IF([.E84]&gt;[.$F$6];IF([.E84]-(([.B84]*[.$G$3])/100)&lt;0;[.E84];([.$G$3]*[.B84])/100);([.$G$3]*([.B84]/2))/100) ;2)" office:value-type="float" office:value="20.25" calcext:value-type="float">
            <text:p>20,25</text:p>
          </table:table-cell>
          <table:table-cell table:formula="of:=[.D84]-[.F84]" office:value-type="float" office:value="45" calcext:value-type="float">
            <text:p>45,00</text:p>
          </table:table-cell>
          <table:table-cell table:formula="of:=[.E84]-[.G84]" office:value-type="float" office:value="9.75" calcext:value-type="float">
            <text:p>9,75</text:p>
          </table:table-cell>
          <table:table-cell table:formula="of:=IF([.C84]=[.$L$6];IF([.H84]&lt;[.$N$6];[.$F$2];0);0)" office:value-type="float" office:value="0" calcext:value-type="float">
            <text:p>0,00</text:p>
          </table:table-cell>
          <table:table-cell table:formula="of:=IF([.I84]&lt;5;[.$F$3];0)" office:value-type="float" office:value="0" calcext:value-type="float">
            <text:p>0,00</text:p>
          </table:table-cell>
          <table:table-cell table:formula="of:=IF([.J84]=0;[.H84];[.J84])" office:value-type="float" office:value="45" calcext:value-type="float">
            <text:p>45,00</text:p>
          </table:table-cell>
          <table:table-cell table:formula="of:=IF([.K84]=0;[.I84];[.K84])" office:value-type="float" office:value="9.75" calcext:value-type="float">
            <text:p>9,75</text:p>
          </table:table-cell>
          <table:table-cell table:formula="of:=ROUND([.F84]*[.$S$5]+[.G84]*[.$S$4];2)" office:value-type="currency" office:currency="PLN" office:value="46.37" calcext:value-type="currency">
            <text:p>46,37 zł</text:p>
          </table:table-cell>
          <table:table-cell/>
          <table:table-cell table:formula="of:=ROUND([.B84]*[.$G$2]/100;2)" office:value-type="float" office:value="13.5" calcext:value-type="float">
            <text:p>13,5</text:p>
          </table:table-cell>
          <table:table-cell table:formula="of:=ROUND([.P84]*[.$S$5];2)" office:value-type="currency" office:currency="PLN" office:value="67.37" calcext:value-type="currency">
            <text:p>67,37 zł</text:p>
          </table:table-cell>
          <table:table-cell table:number-columns-repeated="1007"/>
        </table:table-row>
        <table:table-row table:style-name="ro2">
          <table:table-cell office:value-type="date" office:date-value="2014-03-15" calcext:value-type="date">
            <text:p>15.03.2014</text:p>
          </table:table-cell>
          <table:table-cell office:value-type="float" office:value="138" calcext:value-type="float">
            <text:p>138</text:p>
          </table:table-cell>
          <table:table-cell table:formula="of:=LOOKUP(WEEKDAY([.A85];2);[.$B$1:.$B$7];[.$C$1:.$C$7])" office:value-type="string" office:string-value="sobota" calcext:value-type="string">
            <text:p>sobota</text:p>
          </table:table-cell>
          <table:table-cell table:formula="of:=[.L84]" office:value-type="float" office:value="45" calcext:value-type="float">
            <text:p>45,00</text:p>
          </table:table-cell>
          <table:table-cell table:formula="of:=[.M84]" office:value-type="float" office:value="9.75" calcext:value-type="float">
            <text:p>9,75</text:p>
          </table:table-cell>
          <table:table-cell table:formula="of:=ROUND(IF([.E85]&gt;[.$F$6];IF([.E85]-(([.B85]*[.$G$3])/100)&lt;0;((([.E85]*100)/[.$G$3])*[.$G$2])/100;0);([.$G$2]*([.B85]/2))/100);2)" office:value-type="float" office:value="4.14" calcext:value-type="float">
            <text:p>4,14</text:p>
          </table:table-cell>
          <table:table-cell table:formula="of:=ROUND(IF([.E85]&gt;[.$F$6];IF([.E85]-(([.B85]*[.$G$3])/100)&lt;0;[.E85];([.$G$3]*[.B85])/100);([.$G$3]*([.B85]/2))/100) ;2)" office:value-type="float" office:value="6.21" calcext:value-type="float">
            <text:p>6,21</text:p>
          </table:table-cell>
          <table:table-cell table:formula="of:=[.D85]-[.F85]" office:value-type="float" office:value="40.86" calcext:value-type="float">
            <text:p>40,86</text:p>
          </table:table-cell>
          <table:table-cell table:formula="of:=[.E85]-[.G85]" office:value-type="float" office:value="3.54" calcext:value-type="float">
            <text:p>3,54</text:p>
          </table:table-cell>
          <table:table-cell table:formula="of:=IF([.C85]=[.$L$6];IF([.H85]&lt;[.$N$6];[.$F$2];0);0)" office:value-type="float" office:value="0" calcext:value-type="float">
            <text:p>0,00</text:p>
          </table:table-cell>
          <table:table-cell table:formula="of:=IF([.I85]&lt;5;[.$F$3];0)" office:value-type="float" office:value="30" calcext:value-type="float">
            <text:p>30,00</text:p>
          </table:table-cell>
          <table:table-cell table:formula="of:=IF([.J85]=0;[.H85];[.J85])" office:value-type="float" office:value="40.86" calcext:value-type="float">
            <text:p>40,86</text:p>
          </table:table-cell>
          <table:table-cell table:formula="of:=IF([.K85]=0;[.I85];[.K85])" office:value-type="float" office:value="30" calcext:value-type="float">
            <text:p>30,00</text:p>
          </table:table-cell>
          <table:table-cell table:formula="of:=ROUND([.F85]*[.$S$5]+[.G85]*[.$S$4];2)" office:value-type="currency" office:currency="PLN" office:value="34.88" calcext:value-type="currency">
            <text:p>34,88 zł</text:p>
          </table:table-cell>
          <table:table-cell/>
          <table:table-cell table:formula="of:=ROUND([.B85]*[.$G$2]/100;2)" office:value-type="float" office:value="8.28" calcext:value-type="float">
            <text:p>8,28</text:p>
          </table:table-cell>
          <table:table-cell table:formula="of:=ROUND([.P85]*[.$S$5];2)" office:value-type="currency" office:currency="PLN" office:value="41.32" calcext:value-type="currency">
            <text:p>41,32 zł</text:p>
          </table:table-cell>
          <table:table-cell table:number-columns-repeated="1007"/>
        </table:table-row>
        <table:table-row table:style-name="ro2">
          <table:table-cell office:value-type="date" office:date-value="2014-03-16" calcext:value-type="date">
            <text:p>16.03.2014</text:p>
          </table:table-cell>
          <table:table-cell office:value-type="float" office:value="64" calcext:value-type="float">
            <text:p>64</text:p>
          </table:table-cell>
          <table:table-cell table:formula="of:=LOOKUP(WEEKDAY([.A86];2);[.$B$1:.$B$7];[.$C$1:.$C$7])" office:value-type="string" office:string-value="niedziela" calcext:value-type="string">
            <text:p>niedziela</text:p>
          </table:table-cell>
          <table:table-cell table:formula="of:=[.L85]" office:value-type="float" office:value="40.86" calcext:value-type="float">
            <text:p>40,86</text:p>
          </table:table-cell>
          <table:table-cell table:formula="of:=[.M85]" office:value-type="float" office:value="30" calcext:value-type="float">
            <text:p>30,00</text:p>
          </table:table-cell>
          <table:table-cell table:formula="of:=ROUND(IF([.E86]&gt;[.$F$6];IF([.E86]-(([.B86]*[.$G$3])/100)&lt;0;((([.E86]*100)/[.$G$3])*[.$G$2])/100;0);([.$G$2]*([.B86]/2))/100);2)" office:value-type="float" office:value="0" calcext:value-type="float">
            <text:p>0,00</text:p>
          </table:table-cell>
          <table:table-cell table:formula="of:=ROUND(IF([.E86]&gt;[.$F$6];IF([.E86]-(([.B86]*[.$G$3])/100)&lt;0;[.E86];([.$G$3]*[.B86])/100);([.$G$3]*([.B86]/2))/100) ;2)" office:value-type="float" office:value="5.76" calcext:value-type="float">
            <text:p>5,76</text:p>
          </table:table-cell>
          <table:table-cell table:formula="of:=[.D86]-[.F86]" office:value-type="float" office:value="40.86" calcext:value-type="float">
            <text:p>40,86</text:p>
          </table:table-cell>
          <table:table-cell table:formula="of:=[.E86]-[.G86]" office:value-type="float" office:value="24.24" calcext:value-type="float">
            <text:p>24,24</text:p>
          </table:table-cell>
          <table:table-cell table:formula="of:=IF([.C86]=[.$L$6];IF([.H86]&lt;[.$N$6];[.$F$2];0);0)" office:value-type="float" office:value="0" calcext:value-type="float">
            <text:p>0,00</text:p>
          </table:table-cell>
          <table:table-cell table:formula="of:=IF([.I86]&lt;5;[.$F$3];0)" office:value-type="float" office:value="0" calcext:value-type="float">
            <text:p>0,00</text:p>
          </table:table-cell>
          <table:table-cell table:formula="of:=IF([.J86]=0;[.H86];[.J86])" office:value-type="float" office:value="40.86" calcext:value-type="float">
            <text:p>40,86</text:p>
          </table:table-cell>
          <table:table-cell table:formula="of:=IF([.K86]=0;[.I86];[.K86])" office:value-type="float" office:value="24.24" calcext:value-type="float">
            <text:p>24,24</text:p>
          </table:table-cell>
          <table:table-cell table:formula="of:=ROUND([.F86]*[.$S$5]+[.G86]*[.$S$4];2)" office:value-type="currency" office:currency="PLN" office:value="13.19" calcext:value-type="currency">
            <text:p>13,19 zł</text:p>
          </table:table-cell>
          <table:table-cell/>
          <table:table-cell table:formula="of:=ROUND([.B86]*[.$G$2]/100;2)" office:value-type="float" office:value="3.84" calcext:value-type="float">
            <text:p>3,84</text:p>
          </table:table-cell>
          <table:table-cell table:formula="of:=ROUND([.P86]*[.$S$5];2)" office:value-type="currency" office:currency="PLN" office:value="19.16" calcext:value-type="currency">
            <text:p>19,16 zł</text:p>
          </table:table-cell>
          <table:table-cell table:number-columns-repeated="1007"/>
        </table:table-row>
        <table:table-row table:style-name="ro2">
          <table:table-cell office:value-type="date" office:date-value="2014-03-17" calcext:value-type="date">
            <text:p>17.03.2014</text:p>
          </table:table-cell>
          <table:table-cell office:value-type="float" office:value="73" calcext:value-type="float">
            <text:p>73</text:p>
          </table:table-cell>
          <table:table-cell table:formula="of:=LOOKUP(WEEKDAY([.A87];2);[.$B$1:.$B$7];[.$C$1:.$C$7])" office:value-type="string" office:string-value="poniedziałek" calcext:value-type="string">
            <text:p>poniedziałek</text:p>
          </table:table-cell>
          <table:table-cell table:formula="of:=[.L86]" office:value-type="float" office:value="40.86" calcext:value-type="float">
            <text:p>40,86</text:p>
          </table:table-cell>
          <table:table-cell table:formula="of:=[.M86]" office:value-type="float" office:value="24.24" calcext:value-type="float">
            <text:p>24,24</text:p>
          </table:table-cell>
          <table:table-cell table:formula="of:=ROUND(IF([.E87]&gt;[.$F$6];IF([.E87]-(([.B87]*[.$G$3])/100)&lt;0;((([.E87]*100)/[.$G$3])*[.$G$2])/100;0);([.$G$2]*([.B87]/2))/100);2)" office:value-type="float" office:value="0" calcext:value-type="float">
            <text:p>0,00</text:p>
          </table:table-cell>
          <table:table-cell table:formula="of:=ROUND(IF([.E87]&gt;[.$F$6];IF([.E87]-(([.B87]*[.$G$3])/100)&lt;0;[.E87];([.$G$3]*[.B87])/100);([.$G$3]*([.B87]/2))/100) ;2)" office:value-type="float" office:value="6.57" calcext:value-type="float">
            <text:p>6,57</text:p>
          </table:table-cell>
          <table:table-cell table:formula="of:=[.D87]-[.F87]" office:value-type="float" office:value="40.86" calcext:value-type="float">
            <text:p>40,86</text:p>
          </table:table-cell>
          <table:table-cell table:formula="of:=[.E87]-[.G87]" office:value-type="float" office:value="17.67" calcext:value-type="float">
            <text:p>17,67</text:p>
          </table:table-cell>
          <table:table-cell table:formula="of:=IF([.C87]=[.$L$6];IF([.H87]&lt;[.$N$6];[.$F$2];0);0)" office:value-type="float" office:value="0" calcext:value-type="float">
            <text:p>0,00</text:p>
          </table:table-cell>
          <table:table-cell table:formula="of:=IF([.I87]&lt;5;[.$F$3];0)" office:value-type="float" office:value="0" calcext:value-type="float">
            <text:p>0,00</text:p>
          </table:table-cell>
          <table:table-cell table:formula="of:=IF([.J87]=0;[.H87];[.J87])" office:value-type="float" office:value="40.86" calcext:value-type="float">
            <text:p>40,86</text:p>
          </table:table-cell>
          <table:table-cell table:formula="of:=IF([.K87]=0;[.I87];[.K87])" office:value-type="float" office:value="17.67" calcext:value-type="float">
            <text:p>17,67</text:p>
          </table:table-cell>
          <table:table-cell table:formula="of:=ROUND([.F87]*[.$S$5]+[.G87]*[.$S$4];2)" office:value-type="currency" office:currency="PLN" office:value="15.05" calcext:value-type="currency">
            <text:p>15,05 zł</text:p>
          </table:table-cell>
          <table:table-cell/>
          <table:table-cell table:formula="of:=ROUND([.B87]*[.$G$2]/100;2)" office:value-type="float" office:value="4.38" calcext:value-type="float">
            <text:p>4,38</text:p>
          </table:table-cell>
          <table:table-cell table:formula="of:=ROUND([.P87]*[.$S$5];2)" office:value-type="currency" office:currency="PLN" office:value="21.86" calcext:value-type="currency">
            <text:p>21,86 zł</text:p>
          </table:table-cell>
          <table:table-cell table:number-columns-repeated="1007"/>
        </table:table-row>
        <table:table-row table:style-name="ro2">
          <table:table-cell office:value-type="date" office:date-value="2014-03-18" calcext:value-type="date">
            <text:p>18.03.2014</text:p>
          </table:table-cell>
          <table:table-cell office:value-type="float" office:value="109" calcext:value-type="float">
            <text:p>109</text:p>
          </table:table-cell>
          <table:table-cell table:formula="of:=LOOKUP(WEEKDAY([.A88];2);[.$B$1:.$B$7];[.$C$1:.$C$7])" office:value-type="string" office:string-value="wtorek" calcext:value-type="string">
            <text:p>wtorek</text:p>
          </table:table-cell>
          <table:table-cell table:formula="of:=[.L87]" office:value-type="float" office:value="40.86" calcext:value-type="float">
            <text:p>40,86</text:p>
          </table:table-cell>
          <table:table-cell table:formula="of:=[.M87]" office:value-type="float" office:value="17.67" calcext:value-type="float">
            <text:p>17,67</text:p>
          </table:table-cell>
          <table:table-cell table:formula="of:=ROUND(IF([.E88]&gt;[.$F$6];IF([.E88]-(([.B88]*[.$G$3])/100)&lt;0;((([.E88]*100)/[.$G$3])*[.$G$2])/100;0);([.$G$2]*([.B88]/2))/100);2)" office:value-type="float" office:value="0" calcext:value-type="float">
            <text:p>0,00</text:p>
          </table:table-cell>
          <table:table-cell table:formula="of:=ROUND(IF([.E88]&gt;[.$F$6];IF([.E88]-(([.B88]*[.$G$3])/100)&lt;0;[.E88];([.$G$3]*[.B88])/100);([.$G$3]*([.B88]/2))/100) ;2)" office:value-type="float" office:value="9.81" calcext:value-type="float">
            <text:p>9,81</text:p>
          </table:table-cell>
          <table:table-cell table:formula="of:=[.D88]-[.F88]" office:value-type="float" office:value="40.86" calcext:value-type="float">
            <text:p>40,86</text:p>
          </table:table-cell>
          <table:table-cell table:formula="of:=[.E88]-[.G88]" office:value-type="float" office:value="7.86" calcext:value-type="float">
            <text:p>7,86</text:p>
          </table:table-cell>
          <table:table-cell table:formula="of:=IF([.C88]=[.$L$6];IF([.H88]&lt;[.$N$6];[.$F$2];0);0)" office:value-type="float" office:value="0" calcext:value-type="float">
            <text:p>0,00</text:p>
          </table:table-cell>
          <table:table-cell table:formula="of:=IF([.I88]&lt;5;[.$F$3];0)" office:value-type="float" office:value="0" calcext:value-type="float">
            <text:p>0,00</text:p>
          </table:table-cell>
          <table:table-cell table:formula="of:=IF([.J88]=0;[.H88];[.J88])" office:value-type="float" office:value="40.86" calcext:value-type="float">
            <text:p>40,86</text:p>
          </table:table-cell>
          <table:table-cell table:formula="of:=IF([.K88]=0;[.I88];[.K88])" office:value-type="float" office:value="7.86" calcext:value-type="float">
            <text:p>7,86</text:p>
          </table:table-cell>
          <table:table-cell table:formula="of:=ROUND([.F88]*[.$S$5]+[.G88]*[.$S$4];2)" office:value-type="currency" office:currency="PLN" office:value="22.46" calcext:value-type="currency">
            <text:p>22,46 zł</text:p>
          </table:table-cell>
          <table:table-cell/>
          <table:table-cell table:formula="of:=ROUND([.B88]*[.$G$2]/100;2)" office:value-type="float" office:value="6.54" calcext:value-type="float">
            <text:p>6,54</text:p>
          </table:table-cell>
          <table:table-cell table:formula="of:=ROUND([.P88]*[.$S$5];2)" office:value-type="currency" office:currency="PLN" office:value="32.63" calcext:value-type="currency">
            <text:p>32,63 zł</text:p>
          </table:table-cell>
          <table:table-cell table:number-columns-repeated="1007"/>
        </table:table-row>
        <table:table-row table:style-name="ro2">
          <table:table-cell office:value-type="date" office:date-value="2014-03-19" calcext:value-type="date">
            <text:p>19.03.2014</text:p>
          </table:table-cell>
          <table:table-cell office:value-type="float" office:value="69" calcext:value-type="float">
            <text:p>69</text:p>
          </table:table-cell>
          <table:table-cell table:formula="of:=LOOKUP(WEEKDAY([.A89];2);[.$B$1:.$B$7];[.$C$1:.$C$7])" office:value-type="string" office:string-value="środa" calcext:value-type="string">
            <text:p>środa</text:p>
          </table:table-cell>
          <table:table-cell table:formula="of:=[.L88]" office:value-type="float" office:value="40.86" calcext:value-type="float">
            <text:p>40,86</text:p>
          </table:table-cell>
          <table:table-cell table:formula="of:=[.M88]" office:value-type="float" office:value="7.86" calcext:value-type="float">
            <text:p>7,86</text:p>
          </table:table-cell>
          <table:table-cell table:formula="of:=ROUND(IF([.E89]&gt;[.$F$6];IF([.E89]-(([.B89]*[.$G$3])/100)&lt;0;((([.E89]*100)/[.$G$3])*[.$G$2])/100;0);([.$G$2]*([.B89]/2))/100);2)" office:value-type="float" office:value="2.07" calcext:value-type="float">
            <text:p>2,07</text:p>
          </table:table-cell>
          <table:table-cell table:formula="of:=ROUND(IF([.E89]&gt;[.$F$6];IF([.E89]-(([.B89]*[.$G$3])/100)&lt;0;[.E89];([.$G$3]*[.B89])/100);([.$G$3]*([.B89]/2))/100) ;2)" office:value-type="float" office:value="3.11" calcext:value-type="float">
            <text:p>3,11</text:p>
          </table:table-cell>
          <table:table-cell table:formula="of:=[.D89]-[.F89]" office:value-type="float" office:value="38.79" calcext:value-type="float">
            <text:p>38,79</text:p>
          </table:table-cell>
          <table:table-cell table:formula="of:=[.E89]-[.G89]" office:value-type="float" office:value="4.75" calcext:value-type="float">
            <text:p>4,75</text:p>
          </table:table-cell>
          <table:table-cell table:formula="of:=IF([.C89]=[.$L$6];IF([.H89]&lt;[.$N$6];[.$F$2];0);0)" office:value-type="float" office:value="0" calcext:value-type="float">
            <text:p>0,00</text:p>
          </table:table-cell>
          <table:table-cell table:formula="of:=IF([.I89]&lt;5;[.$F$3];0)" office:value-type="float" office:value="30" calcext:value-type="float">
            <text:p>30,00</text:p>
          </table:table-cell>
          <table:table-cell table:formula="of:=IF([.J89]=0;[.H89];[.J89])" office:value-type="float" office:value="38.79" calcext:value-type="float">
            <text:p>38,79</text:p>
          </table:table-cell>
          <table:table-cell table:formula="of:=IF([.K89]=0;[.I89];[.K89])" office:value-type="float" office:value="30" calcext:value-type="float">
            <text:p>30,00</text:p>
          </table:table-cell>
          <table:table-cell table:formula="of:=ROUND([.F89]*[.$S$5]+[.G89]*[.$S$4];2)" office:value-type="currency" office:currency="PLN" office:value="17.45" calcext:value-type="currency">
            <text:p>17,45 zł</text:p>
          </table:table-cell>
          <table:table-cell/>
          <table:table-cell table:formula="of:=ROUND([.B89]*[.$G$2]/100;2)" office:value-type="float" office:value="4.14" calcext:value-type="float">
            <text:p>4,14</text:p>
          </table:table-cell>
          <table:table-cell table:formula="of:=ROUND([.P89]*[.$S$5];2)" office:value-type="currency" office:currency="PLN" office:value="20.66" calcext:value-type="currency">
            <text:p>20,66 zł</text:p>
          </table:table-cell>
          <table:table-cell table:number-columns-repeated="1007"/>
        </table:table-row>
        <table:table-row table:style-name="ro2">
          <table:table-cell office:value-type="date" office:date-value="2014-03-20" calcext:value-type="date">
            <text:p>20.03.2014</text:p>
          </table:table-cell>
          <table:table-cell office:value-type="float" office:value="21" calcext:value-type="float">
            <text:p>21</text:p>
          </table:table-cell>
          <table:table-cell table:formula="of:=LOOKUP(WEEKDAY([.A90];2);[.$B$1:.$B$7];[.$C$1:.$C$7])" office:value-type="string" office:string-value="czwartek" calcext:value-type="string">
            <text:p>czwartek</text:p>
          </table:table-cell>
          <table:table-cell table:formula="of:=[.L89]" office:value-type="float" office:value="38.79" calcext:value-type="float">
            <text:p>38,79</text:p>
          </table:table-cell>
          <table:table-cell table:formula="of:=[.M89]" office:value-type="float" office:value="30" calcext:value-type="float">
            <text:p>30,00</text:p>
          </table:table-cell>
          <table:table-cell table:formula="of:=ROUND(IF([.E90]&gt;[.$F$6];IF([.E90]-(([.B90]*[.$G$3])/100)&lt;0;((([.E90]*100)/[.$G$3])*[.$G$2])/100;0);([.$G$2]*([.B90]/2))/100);2)" office:value-type="float" office:value="0" calcext:value-type="float">
            <text:p>0,00</text:p>
          </table:table-cell>
          <table:table-cell table:formula="of:=ROUND(IF([.E90]&gt;[.$F$6];IF([.E90]-(([.B90]*[.$G$3])/100)&lt;0;[.E90];([.$G$3]*[.B90])/100);([.$G$3]*([.B90]/2))/100) ;2)" office:value-type="float" office:value="1.89" calcext:value-type="float">
            <text:p>1,89</text:p>
          </table:table-cell>
          <table:table-cell table:formula="of:=[.D90]-[.F90]" office:value-type="float" office:value="38.79" calcext:value-type="float">
            <text:p>38,79</text:p>
          </table:table-cell>
          <table:table-cell table:formula="of:=[.E90]-[.G90]" office:value-type="float" office:value="28.11" calcext:value-type="float">
            <text:p>28,11</text:p>
          </table:table-cell>
          <table:table-cell table:formula="of:=IF([.C90]=[.$L$6];IF([.H90]&lt;[.$N$6];[.$F$2];0);0)" office:value-type="float" office:value="45" calcext:value-type="float">
            <text:p>45,00</text:p>
          </table:table-cell>
          <table:table-cell table:formula="of:=IF([.I90]&lt;5;[.$F$3];0)" office:value-type="float" office:value="0" calcext:value-type="float">
            <text:p>0,00</text:p>
          </table:table-cell>
          <table:table-cell table:formula="of:=IF([.J90]=0;[.H90];[.J90])" office:value-type="float" office:value="45" calcext:value-type="float">
            <text:p>45,00</text:p>
          </table:table-cell>
          <table:table-cell table:formula="of:=IF([.K90]=0;[.I90];[.K90])" office:value-type="float" office:value="28.11" calcext:value-type="float">
            <text:p>28,11</text:p>
          </table:table-cell>
          <table:table-cell table:formula="of:=ROUND([.F90]*[.$S$5]+[.G90]*[.$S$4];2)" office:value-type="currency" office:currency="PLN" office:value="4.33" calcext:value-type="currency">
            <text:p>4,33 zł</text:p>
          </table:table-cell>
          <table:table-cell/>
          <table:table-cell table:formula="of:=ROUND([.B90]*[.$G$2]/100;2)" office:value-type="float" office:value="1.26" calcext:value-type="float">
            <text:p>1,26</text:p>
          </table:table-cell>
          <table:table-cell table:formula="of:=ROUND([.P90]*[.$S$5];2)" office:value-type="currency" office:currency="PLN" office:value="6.29" calcext:value-type="currency">
            <text:p>6,29 zł</text:p>
          </table:table-cell>
          <table:table-cell table:number-columns-repeated="1007"/>
        </table:table-row>
        <table:table-row table:style-name="ro2">
          <table:table-cell office:value-type="date" office:date-value="2014-03-21" calcext:value-type="date">
            <text:p>21.03.2014</text:p>
          </table:table-cell>
          <table:table-cell office:value-type="float" office:value="116" calcext:value-type="float">
            <text:p>116</text:p>
          </table:table-cell>
          <table:table-cell table:formula="of:=LOOKUP(WEEKDAY([.A91];2);[.$B$1:.$B$7];[.$C$1:.$C$7])" office:value-type="string" office:string-value="piątek" calcext:value-type="string">
            <text:p>piątek</text:p>
          </table:table-cell>
          <table:table-cell table:formula="of:=[.L90]" office:value-type="float" office:value="45" calcext:value-type="float">
            <text:p>45,00</text:p>
          </table:table-cell>
          <table:table-cell table:formula="of:=[.M90]" office:value-type="float" office:value="28.11" calcext:value-type="float">
            <text:p>28,11</text:p>
          </table:table-cell>
          <table:table-cell table:formula="of:=ROUND(IF([.E91]&gt;[.$F$6];IF([.E91]-(([.B91]*[.$G$3])/100)&lt;0;((([.E91]*100)/[.$G$3])*[.$G$2])/100;0);([.$G$2]*([.B91]/2))/100);2)" office:value-type="float" office:value="0" calcext:value-type="float">
            <text:p>0,00</text:p>
          </table:table-cell>
          <table:table-cell table:formula="of:=ROUND(IF([.E91]&gt;[.$F$6];IF([.E91]-(([.B91]*[.$G$3])/100)&lt;0;[.E91];([.$G$3]*[.B91])/100);([.$G$3]*([.B91]/2))/100) ;2)" office:value-type="float" office:value="10.44" calcext:value-type="float">
            <text:p>10,44</text:p>
          </table:table-cell>
          <table:table-cell table:formula="of:=[.D91]-[.F91]" office:value-type="float" office:value="45" calcext:value-type="float">
            <text:p>45,00</text:p>
          </table:table-cell>
          <table:table-cell table:formula="of:=[.E91]-[.G91]" office:value-type="float" office:value="17.67" calcext:value-type="float">
            <text:p>17,67</text:p>
          </table:table-cell>
          <table:table-cell table:formula="of:=IF([.C91]=[.$L$6];IF([.H91]&lt;[.$N$6];[.$F$2];0);0)" office:value-type="float" office:value="0" calcext:value-type="float">
            <text:p>0,00</text:p>
          </table:table-cell>
          <table:table-cell table:formula="of:=IF([.I91]&lt;5;[.$F$3];0)" office:value-type="float" office:value="0" calcext:value-type="float">
            <text:p>0,00</text:p>
          </table:table-cell>
          <table:table-cell table:formula="of:=IF([.J91]=0;[.H91];[.J91])" office:value-type="float" office:value="45" calcext:value-type="float">
            <text:p>45,00</text:p>
          </table:table-cell>
          <table:table-cell table:formula="of:=IF([.K91]=0;[.I91];[.K91])" office:value-type="float" office:value="17.67" calcext:value-type="float">
            <text:p>17,67</text:p>
          </table:table-cell>
          <table:table-cell table:formula="of:=ROUND([.F91]*[.$S$5]+[.G91]*[.$S$4];2)" office:value-type="currency" office:currency="PLN" office:value="23.91" calcext:value-type="currency">
            <text:p>23,91 zł</text:p>
          </table:table-cell>
          <table:table-cell/>
          <table:table-cell table:formula="of:=ROUND([.B91]*[.$G$2]/100;2)" office:value-type="float" office:value="6.96" calcext:value-type="float">
            <text:p>6,96</text:p>
          </table:table-cell>
          <table:table-cell table:formula="of:=ROUND([.P91]*[.$S$5];2)" office:value-type="currency" office:currency="PLN" office:value="34.73" calcext:value-type="currency">
            <text:p>34,73 zł</text:p>
          </table:table-cell>
          <table:table-cell table:number-columns-repeated="1007"/>
        </table:table-row>
        <table:table-row table:style-name="ro2">
          <table:table-cell office:value-type="date" office:date-value="2014-03-22" calcext:value-type="date">
            <text:p>22.03.2014</text:p>
          </table:table-cell>
          <table:table-cell office:value-type="float" office:value="47" calcext:value-type="float">
            <text:p>47</text:p>
          </table:table-cell>
          <table:table-cell table:formula="of:=LOOKUP(WEEKDAY([.A92];2);[.$B$1:.$B$7];[.$C$1:.$C$7])" office:value-type="string" office:string-value="sobota" calcext:value-type="string">
            <text:p>sobota</text:p>
          </table:table-cell>
          <table:table-cell table:formula="of:=[.L91]" office:value-type="float" office:value="45" calcext:value-type="float">
            <text:p>45,00</text:p>
          </table:table-cell>
          <table:table-cell table:formula="of:=[.M91]" office:value-type="float" office:value="17.67" calcext:value-type="float">
            <text:p>17,67</text:p>
          </table:table-cell>
          <table:table-cell table:formula="of:=ROUND(IF([.E92]&gt;[.$F$6];IF([.E92]-(([.B92]*[.$G$3])/100)&lt;0;((([.E92]*100)/[.$G$3])*[.$G$2])/100;0);([.$G$2]*([.B92]/2))/100);2)" office:value-type="float" office:value="0" calcext:value-type="float">
            <text:p>0,00</text:p>
          </table:table-cell>
          <table:table-cell table:formula="of:=ROUND(IF([.E92]&gt;[.$F$6];IF([.E92]-(([.B92]*[.$G$3])/100)&lt;0;[.E92];([.$G$3]*[.B92])/100);([.$G$3]*([.B92]/2))/100) ;2)" office:value-type="float" office:value="4.23" calcext:value-type="float">
            <text:p>4,23</text:p>
          </table:table-cell>
          <table:table-cell table:formula="of:=[.D92]-[.F92]" office:value-type="float" office:value="45" calcext:value-type="float">
            <text:p>45,00</text:p>
          </table:table-cell>
          <table:table-cell table:formula="of:=[.E92]-[.G92]" office:value-type="float" office:value="13.44" calcext:value-type="float">
            <text:p>13,44</text:p>
          </table:table-cell>
          <table:table-cell table:formula="of:=IF([.C92]=[.$L$6];IF([.H92]&lt;[.$N$6];[.$F$2];0);0)" office:value-type="float" office:value="0" calcext:value-type="float">
            <text:p>0,00</text:p>
          </table:table-cell>
          <table:table-cell table:formula="of:=IF([.I92]&lt;5;[.$F$3];0)" office:value-type="float" office:value="0" calcext:value-type="float">
            <text:p>0,00</text:p>
          </table:table-cell>
          <table:table-cell table:formula="of:=IF([.J92]=0;[.H92];[.J92])" office:value-type="float" office:value="45" calcext:value-type="float">
            <text:p>45,00</text:p>
          </table:table-cell>
          <table:table-cell table:formula="of:=IF([.K92]=0;[.I92];[.K92])" office:value-type="float" office:value="13.44" calcext:value-type="float">
            <text:p>13,44</text:p>
          </table:table-cell>
          <table:table-cell table:formula="of:=ROUND([.F92]*[.$S$5]+[.G92]*[.$S$4];2)" office:value-type="currency" office:currency="PLN" office:value="9.69" calcext:value-type="currency">
            <text:p>9,69 zł</text:p>
          </table:table-cell>
          <table:table-cell/>
          <table:table-cell table:formula="of:=ROUND([.B92]*[.$G$2]/100;2)" office:value-type="float" office:value="2.82" calcext:value-type="float">
            <text:p>2,82</text:p>
          </table:table-cell>
          <table:table-cell table:formula="of:=ROUND([.P92]*[.$S$5];2)" office:value-type="currency" office:currency="PLN" office:value="14.07" calcext:value-type="currency">
            <text:p>14,07 zł</text:p>
          </table:table-cell>
          <table:table-cell table:number-columns-repeated="1007"/>
        </table:table-row>
        <table:table-row table:style-name="ro2">
          <table:table-cell office:value-type="date" office:date-value="2014-03-23" calcext:value-type="date">
            <text:p>23.03.2014</text:p>
          </table:table-cell>
          <table:table-cell office:value-type="float" office:value="59" calcext:value-type="float">
            <text:p>59</text:p>
          </table:table-cell>
          <table:table-cell table:formula="of:=LOOKUP(WEEKDAY([.A93];2);[.$B$1:.$B$7];[.$C$1:.$C$7])" office:value-type="string" office:string-value="niedziela" calcext:value-type="string">
            <text:p>niedziela</text:p>
          </table:table-cell>
          <table:table-cell table:formula="of:=[.L92]" office:value-type="float" office:value="45" calcext:value-type="float">
            <text:p>45,00</text:p>
          </table:table-cell>
          <table:table-cell table:formula="of:=[.M92]" office:value-type="float" office:value="13.44" calcext:value-type="float">
            <text:p>13,44</text:p>
          </table:table-cell>
          <table:table-cell table:formula="of:=ROUND(IF([.E93]&gt;[.$F$6];IF([.E93]-(([.B93]*[.$G$3])/100)&lt;0;((([.E93]*100)/[.$G$3])*[.$G$2])/100;0);([.$G$2]*([.B93]/2))/100);2)" office:value-type="float" office:value="1.77" calcext:value-type="float">
            <text:p>1,77</text:p>
          </table:table-cell>
          <table:table-cell table:formula="of:=ROUND(IF([.E93]&gt;[.$F$6];IF([.E93]-(([.B93]*[.$G$3])/100)&lt;0;[.E93];([.$G$3]*[.B93])/100);([.$G$3]*([.B93]/2))/100) ;2)" office:value-type="float" office:value="2.66" calcext:value-type="float">
            <text:p>2,66</text:p>
          </table:table-cell>
          <table:table-cell table:formula="of:=[.D93]-[.F93]" office:value-type="float" office:value="43.23" calcext:value-type="float">
            <text:p>43,23</text:p>
          </table:table-cell>
          <table:table-cell table:formula="of:=[.E93]-[.G93]" office:value-type="float" office:value="10.78" calcext:value-type="float">
            <text:p>10,78</text:p>
          </table:table-cell>
          <table:table-cell table:formula="of:=IF([.C93]=[.$L$6];IF([.H93]&lt;[.$N$6];[.$F$2];0);0)" office:value-type="float" office:value="0" calcext:value-type="float">
            <text:p>0,00</text:p>
          </table:table-cell>
          <table:table-cell table:formula="of:=IF([.I93]&lt;5;[.$F$3];0)" office:value-type="float" office:value="0" calcext:value-type="float">
            <text:p>0,00</text:p>
          </table:table-cell>
          <table:table-cell table:formula="of:=IF([.J93]=0;[.H93];[.J93])" office:value-type="float" office:value="43.23" calcext:value-type="float">
            <text:p>43,23</text:p>
          </table:table-cell>
          <table:table-cell table:formula="of:=IF([.K93]=0;[.I93];[.K93])" office:value-type="float" office:value="10.78" calcext:value-type="float">
            <text:p>10,78</text:p>
          </table:table-cell>
          <table:table-cell table:formula="of:=ROUND([.F93]*[.$S$5]+[.G93]*[.$S$4];2)" office:value-type="currency" office:currency="PLN" office:value="14.92" calcext:value-type="currency">
            <text:p>14,92 zł</text:p>
          </table:table-cell>
          <table:table-cell/>
          <table:table-cell table:formula="of:=ROUND([.B93]*[.$G$2]/100;2)" office:value-type="float" office:value="3.54" calcext:value-type="float">
            <text:p>3,54</text:p>
          </table:table-cell>
          <table:table-cell table:formula="of:=ROUND([.P93]*[.$S$5];2)" office:value-type="currency" office:currency="PLN" office:value="17.66" calcext:value-type="currency">
            <text:p>17,66 zł</text:p>
          </table:table-cell>
          <table:table-cell table:number-columns-repeated="1007"/>
        </table:table-row>
        <table:table-row table:style-name="ro2">
          <table:table-cell office:value-type="date" office:date-value="2014-03-24" calcext:value-type="date">
            <text:p>24.03.2014</text:p>
          </table:table-cell>
          <table:table-cell office:value-type="float" office:value="85" calcext:value-type="float">
            <text:p>85</text:p>
          </table:table-cell>
          <table:table-cell table:formula="of:=LOOKUP(WEEKDAY([.A94];2);[.$B$1:.$B$7];[.$C$1:.$C$7])" office:value-type="string" office:string-value="poniedziałek" calcext:value-type="string">
            <text:p>poniedziałek</text:p>
          </table:table-cell>
          <table:table-cell table:formula="of:=[.L93]" office:value-type="float" office:value="43.23" calcext:value-type="float">
            <text:p>43,23</text:p>
          </table:table-cell>
          <table:table-cell table:formula="of:=[.M93]" office:value-type="float" office:value="10.78" calcext:value-type="float">
            <text:p>10,78</text:p>
          </table:table-cell>
          <table:table-cell table:formula="of:=ROUND(IF([.E94]&gt;[.$F$6];IF([.E94]-(([.B94]*[.$G$3])/100)&lt;0;((([.E94]*100)/[.$G$3])*[.$G$2])/100;0);([.$G$2]*([.B94]/2))/100);2)" office:value-type="float" office:value="2.55" calcext:value-type="float">
            <text:p>2,55</text:p>
          </table:table-cell>
          <table:table-cell table:formula="of:=ROUND(IF([.E94]&gt;[.$F$6];IF([.E94]-(([.B94]*[.$G$3])/100)&lt;0;[.E94];([.$G$3]*[.B94])/100);([.$G$3]*([.B94]/2))/100) ;2)" office:value-type="float" office:value="3.83" calcext:value-type="float">
            <text:p>3,83</text:p>
          </table:table-cell>
          <table:table-cell table:formula="of:=[.D94]-[.F94]" office:value-type="float" office:value="40.68" calcext:value-type="float">
            <text:p>40,68</text:p>
          </table:table-cell>
          <table:table-cell table:formula="of:=[.E94]-[.G94]" office:value-type="float" office:value="6.95" calcext:value-type="float">
            <text:p>6,95</text:p>
          </table:table-cell>
          <table:table-cell table:formula="of:=IF([.C94]=[.$L$6];IF([.H94]&lt;[.$N$6];[.$F$2];0);0)" office:value-type="float" office:value="0" calcext:value-type="float">
            <text:p>0,00</text:p>
          </table:table-cell>
          <table:table-cell table:formula="of:=IF([.I94]&lt;5;[.$F$3];0)" office:value-type="float" office:value="0" calcext:value-type="float">
            <text:p>0,00</text:p>
          </table:table-cell>
          <table:table-cell table:formula="of:=IF([.J94]=0;[.H94];[.J94])" office:value-type="float" office:value="40.68" calcext:value-type="float">
            <text:p>40,68</text:p>
          </table:table-cell>
          <table:table-cell table:formula="of:=IF([.K94]=0;[.I94];[.K94])" office:value-type="float" office:value="6.95" calcext:value-type="float">
            <text:p>6,95</text:p>
          </table:table-cell>
          <table:table-cell table:formula="of:=ROUND([.F94]*[.$S$5]+[.G94]*[.$S$4];2)" office:value-type="currency" office:currency="PLN" office:value="21.5" calcext:value-type="currency">
            <text:p>21,50 zł</text:p>
          </table:table-cell>
          <table:table-cell/>
          <table:table-cell table:formula="of:=ROUND([.B94]*[.$G$2]/100;2)" office:value-type="float" office:value="5.1" calcext:value-type="float">
            <text:p>5,1</text:p>
          </table:table-cell>
          <table:table-cell table:formula="of:=ROUND([.P94]*[.$S$5];2)" office:value-type="currency" office:currency="PLN" office:value="25.45" calcext:value-type="currency">
            <text:p>25,45 zł</text:p>
          </table:table-cell>
          <table:table-cell table:number-columns-repeated="1007"/>
        </table:table-row>
        <table:table-row table:style-name="ro2">
          <table:table-cell office:value-type="date" office:date-value="2014-03-25" calcext:value-type="date">
            <text:p>25.03.2014</text:p>
          </table:table-cell>
          <table:table-cell office:value-type="float" office:value="46" calcext:value-type="float">
            <text:p>46</text:p>
          </table:table-cell>
          <table:table-cell table:formula="of:=LOOKUP(WEEKDAY([.A95];2);[.$B$1:.$B$7];[.$C$1:.$C$7])" office:value-type="string" office:string-value="wtorek" calcext:value-type="string">
            <text:p>wtorek</text:p>
          </table:table-cell>
          <table:table-cell table:formula="of:=[.L94]" office:value-type="float" office:value="40.68" calcext:value-type="float">
            <text:p>40,68</text:p>
          </table:table-cell>
          <table:table-cell table:formula="of:=[.M94]" office:value-type="float" office:value="6.95" calcext:value-type="float">
            <text:p>6,95</text:p>
          </table:table-cell>
          <table:table-cell table:formula="of:=ROUND(IF([.E95]&gt;[.$F$6];IF([.E95]-(([.B95]*[.$G$3])/100)&lt;0;((([.E95]*100)/[.$G$3])*[.$G$2])/100;0);([.$G$2]*([.B95]/2))/100);2)" office:value-type="float" office:value="1.38" calcext:value-type="float">
            <text:p>1,38</text:p>
          </table:table-cell>
          <table:table-cell table:formula="of:=ROUND(IF([.E95]&gt;[.$F$6];IF([.E95]-(([.B95]*[.$G$3])/100)&lt;0;[.E95];([.$G$3]*[.B95])/100);([.$G$3]*([.B95]/2))/100) ;2)" office:value-type="float" office:value="2.07" calcext:value-type="float">
            <text:p>2,07</text:p>
          </table:table-cell>
          <table:table-cell table:formula="of:=[.D95]-[.F95]" office:value-type="float" office:value="39.3" calcext:value-type="float">
            <text:p>39,30</text:p>
          </table:table-cell>
          <table:table-cell table:formula="of:=[.E95]-[.G95]" office:value-type="float" office:value="4.88" calcext:value-type="float">
            <text:p>4,88</text:p>
          </table:table-cell>
          <table:table-cell table:formula="of:=IF([.C95]=[.$L$6];IF([.H95]&lt;[.$N$6];[.$F$2];0);0)" office:value-type="float" office:value="0" calcext:value-type="float">
            <text:p>0,00</text:p>
          </table:table-cell>
          <table:table-cell table:formula="of:=IF([.I95]&lt;5;[.$F$3];0)" office:value-type="float" office:value="30" calcext:value-type="float">
            <text:p>30,00</text:p>
          </table:table-cell>
          <table:table-cell table:formula="of:=IF([.J95]=0;[.H95];[.J95])" office:value-type="float" office:value="39.3" calcext:value-type="float">
            <text:p>39,30</text:p>
          </table:table-cell>
          <table:table-cell table:formula="of:=IF([.K95]=0;[.I95];[.K95])" office:value-type="float" office:value="30" calcext:value-type="float">
            <text:p>30,00</text:p>
          </table:table-cell>
          <table:table-cell table:formula="of:=ROUND([.F95]*[.$S$5]+[.G95]*[.$S$4];2)" office:value-type="currency" office:currency="PLN" office:value="11.63" calcext:value-type="currency">
            <text:p>11,63 zł</text:p>
          </table:table-cell>
          <table:table-cell/>
          <table:table-cell table:formula="of:=ROUND([.B95]*[.$G$2]/100;2)" office:value-type="float" office:value="2.76" calcext:value-type="float">
            <text:p>2,76</text:p>
          </table:table-cell>
          <table:table-cell table:formula="of:=ROUND([.P95]*[.$S$5];2)" office:value-type="currency" office:currency="PLN" office:value="13.77" calcext:value-type="currency">
            <text:p>13,77 zł</text:p>
          </table:table-cell>
          <table:table-cell table:number-columns-repeated="1007"/>
        </table:table-row>
        <table:table-row table:style-name="ro2">
          <table:table-cell office:value-type="date" office:date-value="2014-03-26" calcext:value-type="date">
            <text:p>26.03.2014</text:p>
          </table:table-cell>
          <table:table-cell office:value-type="float" office:value="41" calcext:value-type="float">
            <text:p>41</text:p>
          </table:table-cell>
          <table:table-cell table:formula="of:=LOOKUP(WEEKDAY([.A96];2);[.$B$1:.$B$7];[.$C$1:.$C$7])" office:value-type="string" office:string-value="środa" calcext:value-type="string">
            <text:p>środa</text:p>
          </table:table-cell>
          <table:table-cell table:formula="of:=[.L95]" office:value-type="float" office:value="39.3" calcext:value-type="float">
            <text:p>39,30</text:p>
          </table:table-cell>
          <table:table-cell table:formula="of:=[.M95]" office:value-type="float" office:value="30" calcext:value-type="float">
            <text:p>30,00</text:p>
          </table:table-cell>
          <table:table-cell table:formula="of:=ROUND(IF([.E96]&gt;[.$F$6];IF([.E96]-(([.B96]*[.$G$3])/100)&lt;0;((([.E96]*100)/[.$G$3])*[.$G$2])/100;0);([.$G$2]*([.B96]/2))/100);2)" office:value-type="float" office:value="0" calcext:value-type="float">
            <text:p>0,00</text:p>
          </table:table-cell>
          <table:table-cell table:formula="of:=ROUND(IF([.E96]&gt;[.$F$6];IF([.E96]-(([.B96]*[.$G$3])/100)&lt;0;[.E96];([.$G$3]*[.B96])/100);([.$G$3]*([.B96]/2))/100) ;2)" office:value-type="float" office:value="3.69" calcext:value-type="float">
            <text:p>3,69</text:p>
          </table:table-cell>
          <table:table-cell table:formula="of:=[.D96]-[.F96]" office:value-type="float" office:value="39.3" calcext:value-type="float">
            <text:p>39,30</text:p>
          </table:table-cell>
          <table:table-cell table:formula="of:=[.E96]-[.G96]" office:value-type="float" office:value="26.31" calcext:value-type="float">
            <text:p>26,31</text:p>
          </table:table-cell>
          <table:table-cell table:formula="of:=IF([.C96]=[.$L$6];IF([.H96]&lt;[.$N$6];[.$F$2];0);0)" office:value-type="float" office:value="0" calcext:value-type="float">
            <text:p>0,00</text:p>
          </table:table-cell>
          <table:table-cell table:formula="of:=IF([.I96]&lt;5;[.$F$3];0)" office:value-type="float" office:value="0" calcext:value-type="float">
            <text:p>0,00</text:p>
          </table:table-cell>
          <table:table-cell table:formula="of:=IF([.J96]=0;[.H96];[.J96])" office:value-type="float" office:value="39.3" calcext:value-type="float">
            <text:p>39,30</text:p>
          </table:table-cell>
          <table:table-cell table:formula="of:=IF([.K96]=0;[.I96];[.K96])" office:value-type="float" office:value="26.31" calcext:value-type="float">
            <text:p>26,31</text:p>
          </table:table-cell>
          <table:table-cell table:formula="of:=ROUND([.F96]*[.$S$5]+[.G96]*[.$S$4];2)" office:value-type="currency" office:currency="PLN" office:value="8.45" calcext:value-type="currency">
            <text:p>8,45 zł</text:p>
          </table:table-cell>
          <table:table-cell/>
          <table:table-cell table:formula="of:=ROUND([.B96]*[.$G$2]/100;2)" office:value-type="float" office:value="2.46" calcext:value-type="float">
            <text:p>2,46</text:p>
          </table:table-cell>
          <table:table-cell table:formula="of:=ROUND([.P96]*[.$S$5];2)" office:value-type="currency" office:currency="PLN" office:value="12.28" calcext:value-type="currency">
            <text:p>12,28 zł</text:p>
          </table:table-cell>
          <table:table-cell table:number-columns-repeated="1007"/>
        </table:table-row>
        <table:table-row table:style-name="ro2">
          <table:table-cell office:value-type="date" office:date-value="2014-03-27" calcext:value-type="date">
            <text:p>27.03.2014</text:p>
          </table:table-cell>
          <table:table-cell office:value-type="float" office:value="102" calcext:value-type="float">
            <text:p>102</text:p>
          </table:table-cell>
          <table:table-cell table:formula="of:=LOOKUP(WEEKDAY([.A97];2);[.$B$1:.$B$7];[.$C$1:.$C$7])" office:value-type="string" office:string-value="czwartek" calcext:value-type="string">
            <text:p>czwartek</text:p>
          </table:table-cell>
          <table:table-cell table:formula="of:=[.L96]" office:value-type="float" office:value="39.3" calcext:value-type="float">
            <text:p>39,30</text:p>
          </table:table-cell>
          <table:table-cell table:formula="of:=[.M96]" office:value-type="float" office:value="26.31" calcext:value-type="float">
            <text:p>26,31</text:p>
          </table:table-cell>
          <table:table-cell table:formula="of:=ROUND(IF([.E97]&gt;[.$F$6];IF([.E97]-(([.B97]*[.$G$3])/100)&lt;0;((([.E97]*100)/[.$G$3])*[.$G$2])/100;0);([.$G$2]*([.B97]/2))/100);2)" office:value-type="float" office:value="0" calcext:value-type="float">
            <text:p>0,00</text:p>
          </table:table-cell>
          <table:table-cell table:formula="of:=ROUND(IF([.E97]&gt;[.$F$6];IF([.E97]-(([.B97]*[.$G$3])/100)&lt;0;[.E97];([.$G$3]*[.B97])/100);([.$G$3]*([.B97]/2))/100) ;2)" office:value-type="float" office:value="9.18" calcext:value-type="float">
            <text:p>9,18</text:p>
          </table:table-cell>
          <table:table-cell table:formula="of:=[.D97]-[.F97]" office:value-type="float" office:value="39.3" calcext:value-type="float">
            <text:p>39,30</text:p>
          </table:table-cell>
          <table:table-cell table:formula="of:=[.E97]-[.G97]" office:value-type="float" office:value="17.13" calcext:value-type="float">
            <text:p>17,13</text:p>
          </table:table-cell>
          <table:table-cell table:formula="of:=IF([.C97]=[.$L$6];IF([.H97]&lt;[.$N$6];[.$F$2];0);0)" office:value-type="float" office:value="45" calcext:value-type="float">
            <text:p>45,00</text:p>
          </table:table-cell>
          <table:table-cell table:formula="of:=IF([.I97]&lt;5;[.$F$3];0)" office:value-type="float" office:value="0" calcext:value-type="float">
            <text:p>0,00</text:p>
          </table:table-cell>
          <table:table-cell table:formula="of:=IF([.J97]=0;[.H97];[.J97])" office:value-type="float" office:value="45" calcext:value-type="float">
            <text:p>45,00</text:p>
          </table:table-cell>
          <table:table-cell table:formula="of:=IF([.K97]=0;[.I97];[.K97])" office:value-type="float" office:value="17.13" calcext:value-type="float">
            <text:p>17,13</text:p>
          </table:table-cell>
          <table:table-cell table:formula="of:=ROUND([.F97]*[.$S$5]+[.G97]*[.$S$4];2)" office:value-type="currency" office:currency="PLN" office:value="21.02" calcext:value-type="currency">
            <text:p>21,02 zł</text:p>
          </table:table-cell>
          <table:table-cell/>
          <table:table-cell table:formula="of:=ROUND([.B97]*[.$G$2]/100;2)" office:value-type="float" office:value="6.12" calcext:value-type="float">
            <text:p>6,12</text:p>
          </table:table-cell>
          <table:table-cell table:formula="of:=ROUND([.P97]*[.$S$5];2)" office:value-type="currency" office:currency="PLN" office:value="30.54" calcext:value-type="currency">
            <text:p>30,54 zł</text:p>
          </table:table-cell>
          <table:table-cell table:number-columns-repeated="1007"/>
        </table:table-row>
        <table:table-row table:style-name="ro2">
          <table:table-cell office:value-type="date" office:date-value="2014-03-28" calcext:value-type="date">
            <text:p>28.03.2014</text:p>
          </table:table-cell>
          <table:table-cell office:value-type="float" office:value="129" calcext:value-type="float">
            <text:p>129</text:p>
          </table:table-cell>
          <table:table-cell table:formula="of:=LOOKUP(WEEKDAY([.A98];2);[.$B$1:.$B$7];[.$C$1:.$C$7])" office:value-type="string" office:string-value="piątek" calcext:value-type="string">
            <text:p>piątek</text:p>
          </table:table-cell>
          <table:table-cell table:formula="of:=[.L97]" office:value-type="float" office:value="45" calcext:value-type="float">
            <text:p>45,00</text:p>
          </table:table-cell>
          <table:table-cell table:formula="of:=[.M97]" office:value-type="float" office:value="17.13" calcext:value-type="float">
            <text:p>17,13</text:p>
          </table:table-cell>
          <table:table-cell table:formula="of:=ROUND(IF([.E98]&gt;[.$F$6];IF([.E98]-(([.B98]*[.$G$3])/100)&lt;0;((([.E98]*100)/[.$G$3])*[.$G$2])/100;0);([.$G$2]*([.B98]/2))/100);2)" office:value-type="float" office:value="0" calcext:value-type="float">
            <text:p>0,00</text:p>
          </table:table-cell>
          <table:table-cell table:formula="of:=ROUND(IF([.E98]&gt;[.$F$6];IF([.E98]-(([.B98]*[.$G$3])/100)&lt;0;[.E98];([.$G$3]*[.B98])/100);([.$G$3]*([.B98]/2))/100) ;2)" office:value-type="float" office:value="11.61" calcext:value-type="float">
            <text:p>11,61</text:p>
          </table:table-cell>
          <table:table-cell table:formula="of:=[.D98]-[.F98]" office:value-type="float" office:value="45" calcext:value-type="float">
            <text:p>45,00</text:p>
          </table:table-cell>
          <table:table-cell table:formula="of:=[.E98]-[.G98]" office:value-type="float" office:value="5.52" calcext:value-type="float">
            <text:p>5,52</text:p>
          </table:table-cell>
          <table:table-cell table:formula="of:=IF([.C98]=[.$L$6];IF([.H98]&lt;[.$N$6];[.$F$2];0);0)" office:value-type="float" office:value="0" calcext:value-type="float">
            <text:p>0,00</text:p>
          </table:table-cell>
          <table:table-cell table:formula="of:=IF([.I98]&lt;5;[.$F$3];0)" office:value-type="float" office:value="0" calcext:value-type="float">
            <text:p>0,00</text:p>
          </table:table-cell>
          <table:table-cell table:formula="of:=IF([.J98]=0;[.H98];[.J98])" office:value-type="float" office:value="45" calcext:value-type="float">
            <text:p>45,00</text:p>
          </table:table-cell>
          <table:table-cell table:formula="of:=IF([.K98]=0;[.I98];[.K98])" office:value-type="float" office:value="5.52" calcext:value-type="float">
            <text:p>5,52</text:p>
          </table:table-cell>
          <table:table-cell table:formula="of:=ROUND([.F98]*[.$S$5]+[.G98]*[.$S$4];2)" office:value-type="currency" office:currency="PLN" office:value="26.59" calcext:value-type="currency">
            <text:p>26,59 zł</text:p>
          </table:table-cell>
          <table:table-cell/>
          <table:table-cell table:formula="of:=ROUND([.B98]*[.$G$2]/100;2)" office:value-type="float" office:value="7.74" calcext:value-type="float">
            <text:p>7,74</text:p>
          </table:table-cell>
          <table:table-cell table:formula="of:=ROUND([.P98]*[.$S$5];2)" office:value-type="currency" office:currency="PLN" office:value="38.62" calcext:value-type="currency">
            <text:p>38,62 zł</text:p>
          </table:table-cell>
          <table:table-cell table:number-columns-repeated="1007"/>
        </table:table-row>
        <table:table-row table:style-name="ro2">
          <table:table-cell office:value-type="date" office:date-value="2014-03-29" calcext:value-type="date">
            <text:p>29.03.2014</text:p>
          </table:table-cell>
          <table:table-cell office:value-type="float" office:value="22" calcext:value-type="float">
            <text:p>22</text:p>
          </table:table-cell>
          <table:table-cell table:formula="of:=LOOKUP(WEEKDAY([.A99];2);[.$B$1:.$B$7];[.$C$1:.$C$7])" office:value-type="string" office:string-value="sobota" calcext:value-type="string">
            <text:p>sobota</text:p>
          </table:table-cell>
          <table:table-cell table:formula="of:=[.L98]" office:value-type="float" office:value="45" calcext:value-type="float">
            <text:p>45,00</text:p>
          </table:table-cell>
          <table:table-cell table:formula="of:=[.M98]" office:value-type="float" office:value="5.52" calcext:value-type="float">
            <text:p>5,52</text:p>
          </table:table-cell>
          <table:table-cell table:formula="of:=ROUND(IF([.E99]&gt;[.$F$6];IF([.E99]-(([.B99]*[.$G$3])/100)&lt;0;((([.E99]*100)/[.$G$3])*[.$G$2])/100;0);([.$G$2]*([.B99]/2))/100);2)" office:value-type="float" office:value="0.66" calcext:value-type="float">
            <text:p>0,66</text:p>
          </table:table-cell>
          <table:table-cell table:formula="of:=ROUND(IF([.E99]&gt;[.$F$6];IF([.E99]-(([.B99]*[.$G$3])/100)&lt;0;[.E99];([.$G$3]*[.B99])/100);([.$G$3]*([.B99]/2))/100) ;2)" office:value-type="float" office:value="0.99" calcext:value-type="float">
            <text:p>0,99</text:p>
          </table:table-cell>
          <table:table-cell table:formula="of:=[.D99]-[.F99]" office:value-type="float" office:value="44.34" calcext:value-type="float">
            <text:p>44,34</text:p>
          </table:table-cell>
          <table:table-cell table:formula="of:=[.E99]-[.G99]" office:value-type="float" office:value="4.53" calcext:value-type="float">
            <text:p>4,53</text:p>
          </table:table-cell>
          <table:table-cell table:formula="of:=IF([.C99]=[.$L$6];IF([.H99]&lt;[.$N$6];[.$F$2];0);0)" office:value-type="float" office:value="0" calcext:value-type="float">
            <text:p>0,00</text:p>
          </table:table-cell>
          <table:table-cell table:formula="of:=IF([.I99]&lt;5;[.$F$3];0)" office:value-type="float" office:value="30" calcext:value-type="float">
            <text:p>30,00</text:p>
          </table:table-cell>
          <table:table-cell table:formula="of:=IF([.J99]=0;[.H99];[.J99])" office:value-type="float" office:value="44.34" calcext:value-type="float">
            <text:p>44,34</text:p>
          </table:table-cell>
          <table:table-cell table:formula="of:=IF([.K99]=0;[.I99];[.K99])" office:value-type="float" office:value="30" calcext:value-type="float">
            <text:p>30,00</text:p>
          </table:table-cell>
          <table:table-cell table:formula="of:=ROUND([.F99]*[.$S$5]+[.G99]*[.$S$4];2)" office:value-type="currency" office:currency="PLN" office:value="5.56" calcext:value-type="currency">
            <text:p>5,56 zł</text:p>
          </table:table-cell>
          <table:table-cell/>
          <table:table-cell table:formula="of:=ROUND([.B99]*[.$G$2]/100;2)" office:value-type="float" office:value="1.32" calcext:value-type="float">
            <text:p>1,32</text:p>
          </table:table-cell>
          <table:table-cell table:formula="of:=ROUND([.P99]*[.$S$5];2)" office:value-type="currency" office:currency="PLN" office:value="6.59" calcext:value-type="currency">
            <text:p>6,59 zł</text:p>
          </table:table-cell>
          <table:table-cell table:number-columns-repeated="1007"/>
        </table:table-row>
        <table:table-row table:style-name="ro2">
          <table:table-cell office:value-type="date" office:date-value="2014-03-30" calcext:value-type="date">
            <text:p>30.03.2014</text:p>
          </table:table-cell>
          <table:table-cell office:value-type="float" office:value="25" calcext:value-type="float">
            <text:p>25</text:p>
          </table:table-cell>
          <table:table-cell table:formula="of:=LOOKUP(WEEKDAY([.A100];2);[.$B$1:.$B$7];[.$C$1:.$C$7])" office:value-type="string" office:string-value="niedziela" calcext:value-type="string">
            <text:p>niedziela</text:p>
          </table:table-cell>
          <table:table-cell table:formula="of:=[.L99]" office:value-type="float" office:value="44.34" calcext:value-type="float">
            <text:p>44,34</text:p>
          </table:table-cell>
          <table:table-cell table:formula="of:=[.M99]" office:value-type="float" office:value="30" calcext:value-type="float">
            <text:p>30,00</text:p>
          </table:table-cell>
          <table:table-cell table:formula="of:=ROUND(IF([.E100]&gt;[.$F$6];IF([.E100]-(([.B100]*[.$G$3])/100)&lt;0;((([.E100]*100)/[.$G$3])*[.$G$2])/100;0);([.$G$2]*([.B100]/2))/100);2)" office:value-type="float" office:value="0" calcext:value-type="float">
            <text:p>0,00</text:p>
          </table:table-cell>
          <table:table-cell table:formula="of:=ROUND(IF([.E100]&gt;[.$F$6];IF([.E100]-(([.B100]*[.$G$3])/100)&lt;0;[.E100];([.$G$3]*[.B100])/100);([.$G$3]*([.B100]/2))/100) ;2)" office:value-type="float" office:value="2.25" calcext:value-type="float">
            <text:p>2,25</text:p>
          </table:table-cell>
          <table:table-cell table:formula="of:=[.D100]-[.F100]" office:value-type="float" office:value="44.34" calcext:value-type="float">
            <text:p>44,34</text:p>
          </table:table-cell>
          <table:table-cell table:formula="of:=[.E100]-[.G100]" office:value-type="float" office:value="27.75" calcext:value-type="float">
            <text:p>27,75</text:p>
          </table:table-cell>
          <table:table-cell table:formula="of:=IF([.C100]=[.$L$6];IF([.H100]&lt;[.$N$6];[.$F$2];0);0)" office:value-type="float" office:value="0" calcext:value-type="float">
            <text:p>0,00</text:p>
          </table:table-cell>
          <table:table-cell table:formula="of:=IF([.I100]&lt;5;[.$F$3];0)" office:value-type="float" office:value="0" calcext:value-type="float">
            <text:p>0,00</text:p>
          </table:table-cell>
          <table:table-cell table:formula="of:=IF([.J100]=0;[.H100];[.J100])" office:value-type="float" office:value="44.34" calcext:value-type="float">
            <text:p>44,34</text:p>
          </table:table-cell>
          <table:table-cell table:formula="of:=IF([.K100]=0;[.I100];[.K100])" office:value-type="float" office:value="27.75" calcext:value-type="float">
            <text:p>27,75</text:p>
          </table:table-cell>
          <table:table-cell table:formula="of:=ROUND([.F100]*[.$S$5]+[.G100]*[.$S$4];2)" office:value-type="currency" office:currency="PLN" office:value="5.15" calcext:value-type="currency">
            <text:p>5,15 zł</text:p>
          </table:table-cell>
          <table:table-cell/>
          <table:table-cell table:formula="of:=ROUND([.B100]*[.$G$2]/100;2)" office:value-type="float" office:value="1.5" calcext:value-type="float">
            <text:p>1,5</text:p>
          </table:table-cell>
          <table:table-cell table:formula="of:=ROUND([.P100]*[.$S$5];2)" office:value-type="currency" office:currency="PLN" office:value="7.49" calcext:value-type="currency">
            <text:p>7,49 zł</text:p>
          </table:table-cell>
          <table:table-cell table:number-columns-repeated="1007"/>
        </table:table-row>
        <table:table-row table:style-name="ro2">
          <table:table-cell office:value-type="date" office:date-value="2014-03-31" calcext:value-type="date">
            <text:p>31.03.2014</text:p>
          </table:table-cell>
          <table:table-cell office:value-type="float" office:value="26" calcext:value-type="float">
            <text:p>26</text:p>
          </table:table-cell>
          <table:table-cell table:formula="of:=LOOKUP(WEEKDAY([.A101];2);[.$B$1:.$B$7];[.$C$1:.$C$7])" office:value-type="string" office:string-value="poniedziałek" calcext:value-type="string">
            <text:p>poniedziałek</text:p>
          </table:table-cell>
          <table:table-cell table:formula="of:=[.L100]" office:value-type="float" office:value="44.34" calcext:value-type="float">
            <text:p>44,34</text:p>
          </table:table-cell>
          <table:table-cell table:formula="of:=[.M100]" office:value-type="float" office:value="27.75" calcext:value-type="float">
            <text:p>27,75</text:p>
          </table:table-cell>
          <table:table-cell table:formula="of:=ROUND(IF([.E101]&gt;[.$F$6];IF([.E101]-(([.B101]*[.$G$3])/100)&lt;0;((([.E101]*100)/[.$G$3])*[.$G$2])/100;0);([.$G$2]*([.B101]/2))/100);2)" office:value-type="float" office:value="0" calcext:value-type="float">
            <text:p>0,00</text:p>
          </table:table-cell>
          <table:table-cell table:formula="of:=ROUND(IF([.E101]&gt;[.$F$6];IF([.E101]-(([.B101]*[.$G$3])/100)&lt;0;[.E101];([.$G$3]*[.B101])/100);([.$G$3]*([.B101]/2))/100) ;2)" office:value-type="float" office:value="2.34" calcext:value-type="float">
            <text:p>2,34</text:p>
          </table:table-cell>
          <table:table-cell table:formula="of:=[.D101]-[.F101]" office:value-type="float" office:value="44.34" calcext:value-type="float">
            <text:p>44,34</text:p>
          </table:table-cell>
          <table:table-cell table:formula="of:=[.E101]-[.G101]" office:value-type="float" office:value="25.41" calcext:value-type="float">
            <text:p>25,41</text:p>
          </table:table-cell>
          <table:table-cell table:formula="of:=IF([.C101]=[.$L$6];IF([.H101]&lt;[.$N$6];[.$F$2];0);0)" office:value-type="float" office:value="0" calcext:value-type="float">
            <text:p>0,00</text:p>
          </table:table-cell>
          <table:table-cell table:formula="of:=IF([.I101]&lt;5;[.$F$3];0)" office:value-type="float" office:value="0" calcext:value-type="float">
            <text:p>0,00</text:p>
          </table:table-cell>
          <table:table-cell table:formula="of:=IF([.J101]=0;[.H101];[.J101])" office:value-type="float" office:value="44.34" calcext:value-type="float">
            <text:p>44,34</text:p>
          </table:table-cell>
          <table:table-cell table:formula="of:=IF([.K101]=0;[.I101];[.K101])" office:value-type="float" office:value="25.41" calcext:value-type="float">
            <text:p>25,41</text:p>
          </table:table-cell>
          <table:table-cell table:formula="of:=ROUND([.F101]*[.$S$5]+[.G101]*[.$S$4];2)" office:value-type="currency" office:currency="PLN" office:value="5.36" calcext:value-type="currency">
            <text:p>5,36 zł</text:p>
          </table:table-cell>
          <table:table-cell/>
          <table:table-cell table:formula="of:=ROUND([.B101]*[.$G$2]/100;2)" office:value-type="float" office:value="1.56" calcext:value-type="float">
            <text:p>1,56</text:p>
          </table:table-cell>
          <table:table-cell table:formula="of:=ROUND([.P101]*[.$S$5];2)" office:value-type="currency" office:currency="PLN" office:value="7.78" calcext:value-type="currency">
            <text:p>7,78 zł</text:p>
          </table:table-cell>
          <table:table-cell table:number-columns-repeated="1007"/>
        </table:table-row>
        <table:table-row table:style-name="ro2">
          <table:table-cell office:value-type="date" office:date-value="2014-04-01" calcext:value-type="date">
            <text:p>1.04.2014</text:p>
          </table:table-cell>
          <table:table-cell office:value-type="float" office:value="84" calcext:value-type="float">
            <text:p>84</text:p>
          </table:table-cell>
          <table:table-cell table:formula="of:=LOOKUP(WEEKDAY([.A102];2);[.$B$1:.$B$7];[.$C$1:.$C$7])" office:value-type="string" office:string-value="wtorek" calcext:value-type="string">
            <text:p>wtorek</text:p>
          </table:table-cell>
          <table:table-cell table:formula="of:=[.L101]" office:value-type="float" office:value="44.34" calcext:value-type="float">
            <text:p>44,34</text:p>
          </table:table-cell>
          <table:table-cell table:formula="of:=[.M101]" office:value-type="float" office:value="25.41" calcext:value-type="float">
            <text:p>25,41</text:p>
          </table:table-cell>
          <table:table-cell table:formula="of:=ROUND(IF([.E102]&gt;[.$F$6];IF([.E102]-(([.B102]*[.$G$3])/100)&lt;0;((([.E102]*100)/[.$G$3])*[.$G$2])/100;0);([.$G$2]*([.B102]/2))/100);2)" office:value-type="float" office:value="0" calcext:value-type="float">
            <text:p>0,00</text:p>
          </table:table-cell>
          <table:table-cell table:formula="of:=ROUND(IF([.E102]&gt;[.$F$6];IF([.E102]-(([.B102]*[.$G$3])/100)&lt;0;[.E102];([.$G$3]*[.B102])/100);([.$G$3]*([.B102]/2))/100) ;2)" office:value-type="float" office:value="7.56" calcext:value-type="float">
            <text:p>7,56</text:p>
          </table:table-cell>
          <table:table-cell table:formula="of:=[.D102]-[.F102]" office:value-type="float" office:value="44.34" calcext:value-type="float">
            <text:p>44,34</text:p>
          </table:table-cell>
          <table:table-cell table:formula="of:=[.E102]-[.G102]" office:value-type="float" office:value="17.85" calcext:value-type="float">
            <text:p>17,85</text:p>
          </table:table-cell>
          <table:table-cell table:formula="of:=IF([.C102]=[.$L$6];IF([.H102]&lt;[.$N$6];[.$F$2];0);0)" office:value-type="float" office:value="0" calcext:value-type="float">
            <text:p>0,00</text:p>
          </table:table-cell>
          <table:table-cell table:formula="of:=IF([.I102]&lt;5;[.$F$3];0)" office:value-type="float" office:value="0" calcext:value-type="float">
            <text:p>0,00</text:p>
          </table:table-cell>
          <table:table-cell table:formula="of:=IF([.J102]=0;[.H102];[.J102])" office:value-type="float" office:value="44.34" calcext:value-type="float">
            <text:p>44,34</text:p>
          </table:table-cell>
          <table:table-cell table:formula="of:=IF([.K102]=0;[.I102];[.K102])" office:value-type="float" office:value="17.85" calcext:value-type="float">
            <text:p>17,85</text:p>
          </table:table-cell>
          <table:table-cell table:formula="of:=ROUND([.F102]*[.$S$5]+[.G102]*[.$S$4];2)" office:value-type="currency" office:currency="PLN" office:value="17.31" calcext:value-type="currency">
            <text:p>17,31 zł</text:p>
          </table:table-cell>
          <table:table-cell/>
          <table:table-cell table:formula="of:=ROUND([.B102]*[.$G$2]/100;2)" office:value-type="float" office:value="5.04" calcext:value-type="float">
            <text:p>5,04</text:p>
          </table:table-cell>
          <table:table-cell table:formula="of:=ROUND([.P102]*[.$S$5];2)" office:value-type="currency" office:currency="PLN" office:value="25.15" calcext:value-type="currency">
            <text:p>25,15 zł</text:p>
          </table:table-cell>
          <table:table-cell table:number-columns-repeated="1007"/>
        </table:table-row>
        <table:table-row table:style-name="ro2">
          <table:table-cell office:value-type="date" office:date-value="2014-04-02" calcext:value-type="date">
            <text:p>2.04.2014</text:p>
          </table:table-cell>
          <table:table-cell office:value-type="float" office:value="129" calcext:value-type="float">
            <text:p>129</text:p>
          </table:table-cell>
          <table:table-cell table:formula="of:=LOOKUP(WEEKDAY([.A103];2);[.$B$1:.$B$7];[.$C$1:.$C$7])" office:value-type="string" office:string-value="środa" calcext:value-type="string">
            <text:p>środa</text:p>
          </table:table-cell>
          <table:table-cell table:formula="of:=[.L102]" office:value-type="float" office:value="44.34" calcext:value-type="float">
            <text:p>44,34</text:p>
          </table:table-cell>
          <table:table-cell table:formula="of:=[.M102]" office:value-type="float" office:value="17.85" calcext:value-type="float">
            <text:p>17,85</text:p>
          </table:table-cell>
          <table:table-cell table:formula="of:=ROUND(IF([.E103]&gt;[.$F$6];IF([.E103]-(([.B103]*[.$G$3])/100)&lt;0;((([.E103]*100)/[.$G$3])*[.$G$2])/100;0);([.$G$2]*([.B103]/2))/100);2)" office:value-type="float" office:value="0" calcext:value-type="float">
            <text:p>0,00</text:p>
          </table:table-cell>
          <table:table-cell table:formula="of:=ROUND(IF([.E103]&gt;[.$F$6];IF([.E103]-(([.B103]*[.$G$3])/100)&lt;0;[.E103];([.$G$3]*[.B103])/100);([.$G$3]*([.B103]/2))/100) ;2)" office:value-type="float" office:value="11.61" calcext:value-type="float">
            <text:p>11,61</text:p>
          </table:table-cell>
          <table:table-cell table:formula="of:=[.D103]-[.F103]" office:value-type="float" office:value="44.34" calcext:value-type="float">
            <text:p>44,34</text:p>
          </table:table-cell>
          <table:table-cell table:formula="of:=[.E103]-[.G103]" office:value-type="float" office:value="6.24" calcext:value-type="float">
            <text:p>6,24</text:p>
          </table:table-cell>
          <table:table-cell table:formula="of:=IF([.C103]=[.$L$6];IF([.H103]&lt;[.$N$6];[.$F$2];0);0)" office:value-type="float" office:value="0" calcext:value-type="float">
            <text:p>0,00</text:p>
          </table:table-cell>
          <table:table-cell table:formula="of:=IF([.I103]&lt;5;[.$F$3];0)" office:value-type="float" office:value="0" calcext:value-type="float">
            <text:p>0,00</text:p>
          </table:table-cell>
          <table:table-cell table:formula="of:=IF([.J103]=0;[.H103];[.J103])" office:value-type="float" office:value="44.34" calcext:value-type="float">
            <text:p>44,34</text:p>
          </table:table-cell>
          <table:table-cell table:formula="of:=IF([.K103]=0;[.I103];[.K103])" office:value-type="float" office:value="6.24" calcext:value-type="float">
            <text:p>6,24</text:p>
          </table:table-cell>
          <table:table-cell table:formula="of:=ROUND([.F103]*[.$S$5]+[.G103]*[.$S$4];2)" office:value-type="currency" office:currency="PLN" office:value="26.59" calcext:value-type="currency">
            <text:p>26,59 zł</text:p>
          </table:table-cell>
          <table:table-cell/>
          <table:table-cell table:formula="of:=ROUND([.B103]*[.$G$2]/100;2)" office:value-type="float" office:value="7.74" calcext:value-type="float">
            <text:p>7,74</text:p>
          </table:table-cell>
          <table:table-cell table:formula="of:=ROUND([.P103]*[.$S$5];2)" office:value-type="currency" office:currency="PLN" office:value="38.62" calcext:value-type="currency">
            <text:p>38,62 zł</text:p>
          </table:table-cell>
          <table:table-cell table:number-columns-repeated="1007"/>
        </table:table-row>
        <table:table-row table:style-name="ro2">
          <table:table-cell office:value-type="date" office:date-value="2014-04-03" calcext:value-type="date">
            <text:p>3.04.2014</text:p>
          </table:table-cell>
          <table:table-cell office:value-type="float" office:value="18" calcext:value-type="float">
            <text:p>18</text:p>
          </table:table-cell>
          <table:table-cell table:formula="of:=LOOKUP(WEEKDAY([.A104];2);[.$B$1:.$B$7];[.$C$1:.$C$7])" office:value-type="string" office:string-value="czwartek" calcext:value-type="string">
            <text:p>czwartek</text:p>
          </table:table-cell>
          <table:table-cell table:formula="of:=[.L103]" office:value-type="float" office:value="44.34" calcext:value-type="float">
            <text:p>44,34</text:p>
          </table:table-cell>
          <table:table-cell table:formula="of:=[.M103]" office:value-type="float" office:value="6.24" calcext:value-type="float">
            <text:p>6,24</text:p>
          </table:table-cell>
          <table:table-cell table:formula="of:=ROUND(IF([.E104]&gt;[.$F$6];IF([.E104]-(([.B104]*[.$G$3])/100)&lt;0;((([.E104]*100)/[.$G$3])*[.$G$2])/100;0);([.$G$2]*([.B104]/2))/100);2)" office:value-type="float" office:value="0.54" calcext:value-type="float">
            <text:p>0,54</text:p>
          </table:table-cell>
          <table:table-cell table:formula="of:=ROUND(IF([.E104]&gt;[.$F$6];IF([.E104]-(([.B104]*[.$G$3])/100)&lt;0;[.E104];([.$G$3]*[.B104])/100);([.$G$3]*([.B104]/2))/100) ;2)" office:value-type="float" office:value="0.81" calcext:value-type="float">
            <text:p>0,81</text:p>
          </table:table-cell>
          <table:table-cell table:formula="of:=[.D104]-[.F104]" office:value-type="float" office:value="43.8" calcext:value-type="float">
            <text:p>43,80</text:p>
          </table:table-cell>
          <table:table-cell table:formula="of:=[.E104]-[.G104]" office:value-type="float" office:value="5.43" calcext:value-type="float">
            <text:p>5,43</text:p>
          </table:table-cell>
          <table:table-cell table:formula="of:=IF([.C104]=[.$L$6];IF([.H104]&lt;[.$N$6];[.$F$2];0);0)" office:value-type="float" office:value="0" calcext:value-type="float">
            <text:p>0,00</text:p>
          </table:table-cell>
          <table:table-cell table:formula="of:=IF([.I104]&lt;5;[.$F$3];0)" office:value-type="float" office:value="0" calcext:value-type="float">
            <text:p>0,00</text:p>
          </table:table-cell>
          <table:table-cell table:formula="of:=IF([.J104]=0;[.H104];[.J104])" office:value-type="float" office:value="43.8" calcext:value-type="float">
            <text:p>43,80</text:p>
          </table:table-cell>
          <table:table-cell table:formula="of:=IF([.K104]=0;[.I104];[.K104])" office:value-type="float" office:value="5.43" calcext:value-type="float">
            <text:p>5,43</text:p>
          </table:table-cell>
          <table:table-cell table:formula="of:=ROUND([.F104]*[.$S$5]+[.G104]*[.$S$4];2)" office:value-type="currency" office:currency="PLN" office:value="4.55" calcext:value-type="currency">
            <text:p>4,55 zł</text:p>
          </table:table-cell>
          <table:table-cell/>
          <table:table-cell table:formula="of:=ROUND([.B104]*[.$G$2]/100;2)" office:value-type="float" office:value="1.08" calcext:value-type="float">
            <text:p>1,08</text:p>
          </table:table-cell>
          <table:table-cell table:formula="of:=ROUND([.P104]*[.$S$5];2)" office:value-type="currency" office:currency="PLN" office:value="5.39" calcext:value-type="currency">
            <text:p>5,39 zł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4.04.2014</text:p>
          </table:table-cell>
          <table:table-cell office:value-type="float" office:value="60" calcext:value-type="float">
            <text:p>60</text:p>
          </table:table-cell>
          <table:table-cell table:formula="of:=LOOKUP(WEEKDAY([.A105];2);[.$B$1:.$B$7];[.$C$1:.$C$7])" office:value-type="string" office:string-value="piątek" calcext:value-type="string">
            <text:p>piątek</text:p>
          </table:table-cell>
          <table:table-cell table:formula="of:=[.L104]" office:value-type="float" office:value="43.8" calcext:value-type="float">
            <text:p>43,80</text:p>
          </table:table-cell>
          <table:table-cell table:formula="of:=[.M104]" office:value-type="float" office:value="5.43" calcext:value-type="float">
            <text:p>5,43</text:p>
          </table:table-cell>
          <table:table-cell table:formula="of:=ROUND(IF([.E105]&gt;[.$F$6];IF([.E105]-(([.B105]*[.$G$3])/100)&lt;0;((([.E105]*100)/[.$G$3])*[.$G$2])/100;0);([.$G$2]*([.B105]/2))/100);2)" office:value-type="float" office:value="1.8" calcext:value-type="float">
            <text:p>1,80</text:p>
          </table:table-cell>
          <table:table-cell table:formula="of:=ROUND(IF([.E105]&gt;[.$F$6];IF([.E105]-(([.B105]*[.$G$3])/100)&lt;0;[.E105];([.$G$3]*[.B105])/100);([.$G$3]*([.B105]/2))/100) ;2)" office:value-type="float" office:value="2.7" calcext:value-type="float">
            <text:p>2,70</text:p>
          </table:table-cell>
          <table:table-cell table:formula="of:=[.D105]-[.F105]" office:value-type="float" office:value="42" calcext:value-type="float">
            <text:p>42,00</text:p>
          </table:table-cell>
          <table:table-cell table:formula="of:=[.E105]-[.G105]" office:value-type="float" office:value="2.73" calcext:value-type="float">
            <text:p>2,73</text:p>
          </table:table-cell>
          <table:table-cell table:formula="of:=IF([.C105]=[.$L$6];IF([.H105]&lt;[.$N$6];[.$F$2];0);0)" office:value-type="float" office:value="0" calcext:value-type="float">
            <text:p>0,00</text:p>
          </table:table-cell>
          <table:table-cell table:formula="of:=IF([.I105]&lt;5;[.$F$3];0)" office:value-type="float" office:value="30" calcext:value-type="float">
            <text:p>30,00</text:p>
          </table:table-cell>
          <table:table-cell table:formula="of:=IF([.J105]=0;[.H105];[.J105])" office:value-type="float" office:value="42" calcext:value-type="float">
            <text:p>42,00</text:p>
          </table:table-cell>
          <table:table-cell table:formula="of:=IF([.K105]=0;[.I105];[.K105])" office:value-type="float" office:value="30" calcext:value-type="float">
            <text:p>30,00</text:p>
          </table:table-cell>
          <table:table-cell table:formula="of:=ROUND([.F105]*[.$S$5]+[.G105]*[.$S$4];2)" office:value-type="currency" office:currency="PLN" office:value="15.17" calcext:value-type="currency">
            <text:p>15,17 zł</text:p>
          </table:table-cell>
          <table:table-cell/>
          <table:table-cell table:formula="of:=ROUND([.B105]*[.$G$2]/100;2)" office:value-type="float" office:value="3.6" calcext:value-type="float">
            <text:p>3,6</text:p>
          </table:table-cell>
          <table:table-cell table:formula="of:=ROUND([.P105]*[.$S$5];2)" office:value-type="currency" office:currency="PLN" office:value="17.96" calcext:value-type="currency">
            <text:p>17,96 zł</text:p>
          </table:table-cell>
          <table:table-cell table:number-columns-repeated="1007"/>
        </table:table-row>
        <table:table-row table:style-name="ro2">
          <table:table-cell office:value-type="date" office:date-value="2014-04-05" calcext:value-type="date">
            <text:p>5.04.2014</text:p>
          </table:table-cell>
          <table:table-cell office:value-type="float" office:value="25" calcext:value-type="float">
            <text:p>25</text:p>
          </table:table-cell>
          <table:table-cell table:formula="of:=LOOKUP(WEEKDAY([.A106];2);[.$B$1:.$B$7];[.$C$1:.$C$7])" office:value-type="string" office:string-value="sobota" calcext:value-type="string">
            <text:p>sobota</text:p>
          </table:table-cell>
          <table:table-cell table:formula="of:=[.L105]" office:value-type="float" office:value="42" calcext:value-type="float">
            <text:p>42,00</text:p>
          </table:table-cell>
          <table:table-cell table:formula="of:=[.M105]" office:value-type="float" office:value="30" calcext:value-type="float">
            <text:p>30,00</text:p>
          </table:table-cell>
          <table:table-cell table:formula="of:=ROUND(IF([.E106]&gt;[.$F$6];IF([.E106]-(([.B106]*[.$G$3])/100)&lt;0;((([.E106]*100)/[.$G$3])*[.$G$2])/100;0);([.$G$2]*([.B106]/2))/100);2)" office:value-type="float" office:value="0" calcext:value-type="float">
            <text:p>0,00</text:p>
          </table:table-cell>
          <table:table-cell table:formula="of:=ROUND(IF([.E106]&gt;[.$F$6];IF([.E106]-(([.B106]*[.$G$3])/100)&lt;0;[.E106];([.$G$3]*[.B106])/100);([.$G$3]*([.B106]/2))/100) ;2)" office:value-type="float" office:value="2.25" calcext:value-type="float">
            <text:p>2,25</text:p>
          </table:table-cell>
          <table:table-cell table:formula="of:=[.D106]-[.F106]" office:value-type="float" office:value="42" calcext:value-type="float">
            <text:p>42,00</text:p>
          </table:table-cell>
          <table:table-cell table:formula="of:=[.E106]-[.G106]" office:value-type="float" office:value="27.75" calcext:value-type="float">
            <text:p>27,75</text:p>
          </table:table-cell>
          <table:table-cell table:formula="of:=IF([.C106]=[.$L$6];IF([.H106]&lt;[.$N$6];[.$F$2];0);0)" office:value-type="float" office:value="0" calcext:value-type="float">
            <text:p>0,00</text:p>
          </table:table-cell>
          <table:table-cell table:formula="of:=IF([.I106]&lt;5;[.$F$3];0)" office:value-type="float" office:value="0" calcext:value-type="float">
            <text:p>0,00</text:p>
          </table:table-cell>
          <table:table-cell table:formula="of:=IF([.J106]=0;[.H106];[.J106])" office:value-type="float" office:value="42" calcext:value-type="float">
            <text:p>42,00</text:p>
          </table:table-cell>
          <table:table-cell table:formula="of:=IF([.K106]=0;[.I106];[.K106])" office:value-type="float" office:value="27.75" calcext:value-type="float">
            <text:p>27,75</text:p>
          </table:table-cell>
          <table:table-cell table:formula="of:=ROUND([.F106]*[.$S$5]+[.G106]*[.$S$4];2)" office:value-type="currency" office:currency="PLN" office:value="5.15" calcext:value-type="currency">
            <text:p>5,15 zł</text:p>
          </table:table-cell>
          <table:table-cell/>
          <table:table-cell table:formula="of:=ROUND([.B106]*[.$G$2]/100;2)" office:value-type="float" office:value="1.5" calcext:value-type="float">
            <text:p>1,5</text:p>
          </table:table-cell>
          <table:table-cell table:formula="of:=ROUND([.P106]*[.$S$5];2)" office:value-type="currency" office:currency="PLN" office:value="7.49" calcext:value-type="currency">
            <text:p>7,49 zł</text:p>
          </table:table-cell>
          <table:table-cell table:number-columns-repeated="1007"/>
        </table:table-row>
        <table:table-row table:style-name="ro2">
          <table:table-cell office:value-type="date" office:date-value="2014-04-06" calcext:value-type="date">
            <text:p>6.04.2014</text:p>
          </table:table-cell>
          <table:table-cell office:value-type="float" office:value="126" calcext:value-type="float">
            <text:p>126</text:p>
          </table:table-cell>
          <table:table-cell table:formula="of:=LOOKUP(WEEKDAY([.A107];2);[.$B$1:.$B$7];[.$C$1:.$C$7])" office:value-type="string" office:string-value="niedziela" calcext:value-type="string">
            <text:p>niedziela</text:p>
          </table:table-cell>
          <table:table-cell table:formula="of:=[.L106]" office:value-type="float" office:value="42" calcext:value-type="float">
            <text:p>42,00</text:p>
          </table:table-cell>
          <table:table-cell table:formula="of:=[.M106]" office:value-type="float" office:value="27.75" calcext:value-type="float">
            <text:p>27,75</text:p>
          </table:table-cell>
          <table:table-cell table:formula="of:=ROUND(IF([.E107]&gt;[.$F$6];IF([.E107]-(([.B107]*[.$G$3])/100)&lt;0;((([.E107]*100)/[.$G$3])*[.$G$2])/100;0);([.$G$2]*([.B107]/2))/100);2)" office:value-type="float" office:value="0" calcext:value-type="float">
            <text:p>0,00</text:p>
          </table:table-cell>
          <table:table-cell table:formula="of:=ROUND(IF([.E107]&gt;[.$F$6];IF([.E107]-(([.B107]*[.$G$3])/100)&lt;0;[.E107];([.$G$3]*[.B107])/100);([.$G$3]*([.B107]/2))/100) ;2)" office:value-type="float" office:value="11.34" calcext:value-type="float">
            <text:p>11,34</text:p>
          </table:table-cell>
          <table:table-cell table:formula="of:=[.D107]-[.F107]" office:value-type="float" office:value="42" calcext:value-type="float">
            <text:p>42,00</text:p>
          </table:table-cell>
          <table:table-cell table:formula="of:=[.E107]-[.G107]" office:value-type="float" office:value="16.41" calcext:value-type="float">
            <text:p>16,41</text:p>
          </table:table-cell>
          <table:table-cell table:formula="of:=IF([.C107]=[.$L$6];IF([.H107]&lt;[.$N$6];[.$F$2];0);0)" office:value-type="float" office:value="0" calcext:value-type="float">
            <text:p>0,00</text:p>
          </table:table-cell>
          <table:table-cell table:formula="of:=IF([.I107]&lt;5;[.$F$3];0)" office:value-type="float" office:value="0" calcext:value-type="float">
            <text:p>0,00</text:p>
          </table:table-cell>
          <table:table-cell table:formula="of:=IF([.J107]=0;[.H107];[.J107])" office:value-type="float" office:value="42" calcext:value-type="float">
            <text:p>42,00</text:p>
          </table:table-cell>
          <table:table-cell table:formula="of:=IF([.K107]=0;[.I107];[.K107])" office:value-type="float" office:value="16.41" calcext:value-type="float">
            <text:p>16,41</text:p>
          </table:table-cell>
          <table:table-cell table:formula="of:=ROUND([.F107]*[.$S$5]+[.G107]*[.$S$4];2)" office:value-type="currency" office:currency="PLN" office:value="25.97" calcext:value-type="currency">
            <text:p>25,97 zł</text:p>
          </table:table-cell>
          <table:table-cell/>
          <table:table-cell table:formula="of:=ROUND([.B107]*[.$G$2]/100;2)" office:value-type="float" office:value="7.56" calcext:value-type="float">
            <text:p>7,56</text:p>
          </table:table-cell>
          <table:table-cell table:formula="of:=ROUND([.P107]*[.$S$5];2)" office:value-type="currency" office:currency="PLN" office:value="37.72" calcext:value-type="currency">
            <text:p>37,72 zł</text:p>
          </table:table-cell>
          <table:table-cell table:number-columns-repeated="1007"/>
        </table:table-row>
        <table:table-row table:style-name="ro2">
          <table:table-cell office:value-type="date" office:date-value="2014-04-07" calcext:value-type="date">
            <text:p>7.04.2014</text:p>
          </table:table-cell>
          <table:table-cell office:value-type="float" office:value="35" calcext:value-type="float">
            <text:p>35</text:p>
          </table:table-cell>
          <table:table-cell table:formula="of:=LOOKUP(WEEKDAY([.A108];2);[.$B$1:.$B$7];[.$C$1:.$C$7])" office:value-type="string" office:string-value="poniedziałek" calcext:value-type="string">
            <text:p>poniedziałek</text:p>
          </table:table-cell>
          <table:table-cell table:formula="of:=[.L107]" office:value-type="float" office:value="42" calcext:value-type="float">
            <text:p>42,00</text:p>
          </table:table-cell>
          <table:table-cell table:formula="of:=[.M107]" office:value-type="float" office:value="16.41" calcext:value-type="float">
            <text:p>16,41</text:p>
          </table:table-cell>
          <table:table-cell table:formula="of:=ROUND(IF([.E108]&gt;[.$F$6];IF([.E108]-(([.B108]*[.$G$3])/100)&lt;0;((([.E108]*100)/[.$G$3])*[.$G$2])/100;0);([.$G$2]*([.B108]/2))/100);2)" office:value-type="float" office:value="0" calcext:value-type="float">
            <text:p>0,00</text:p>
          </table:table-cell>
          <table:table-cell table:formula="of:=ROUND(IF([.E108]&gt;[.$F$6];IF([.E108]-(([.B108]*[.$G$3])/100)&lt;0;[.E108];([.$G$3]*[.B108])/100);([.$G$3]*([.B108]/2))/100) ;2)" office:value-type="float" office:value="3.15" calcext:value-type="float">
            <text:p>3,15</text:p>
          </table:table-cell>
          <table:table-cell table:formula="of:=[.D108]-[.F108]" office:value-type="float" office:value="42" calcext:value-type="float">
            <text:p>42,00</text:p>
          </table:table-cell>
          <table:table-cell table:formula="of:=[.E108]-[.G108]" office:value-type="float" office:value="13.26" calcext:value-type="float">
            <text:p>13,26</text:p>
          </table:table-cell>
          <table:table-cell table:formula="of:=IF([.C108]=[.$L$6];IF([.H108]&lt;[.$N$6];[.$F$2];0);0)" office:value-type="float" office:value="0" calcext:value-type="float">
            <text:p>0,00</text:p>
          </table:table-cell>
          <table:table-cell table:formula="of:=IF([.I108]&lt;5;[.$F$3];0)" office:value-type="float" office:value="0" calcext:value-type="float">
            <text:p>0,00</text:p>
          </table:table-cell>
          <table:table-cell table:formula="of:=IF([.J108]=0;[.H108];[.J108])" office:value-type="float" office:value="42" calcext:value-type="float">
            <text:p>42,00</text:p>
          </table:table-cell>
          <table:table-cell table:formula="of:=IF([.K108]=0;[.I108];[.K108])" office:value-type="float" office:value="13.26" calcext:value-type="float">
            <text:p>13,26</text:p>
          </table:table-cell>
          <table:table-cell table:formula="of:=ROUND([.F108]*[.$S$5]+[.G108]*[.$S$4];2)" office:value-type="currency" office:currency="PLN" office:value="7.21" calcext:value-type="currency">
            <text:p>7,21 zł</text:p>
          </table:table-cell>
          <table:table-cell/>
          <table:table-cell table:formula="of:=ROUND([.B108]*[.$G$2]/100;2)" office:value-type="float" office:value="2.1" calcext:value-type="float">
            <text:p>2,1</text:p>
          </table:table-cell>
          <table:table-cell table:formula="of:=ROUND([.P108]*[.$S$5];2)" office:value-type="currency" office:currency="PLN" office:value="10.48" calcext:value-type="currency">
            <text:p>10,48 zł</text:p>
          </table:table-cell>
          <table:table-cell table:number-columns-repeated="1007"/>
        </table:table-row>
        <table:table-row table:style-name="ro2">
          <table:table-cell office:value-type="date" office:date-value="2014-04-08" calcext:value-type="date">
            <text:p>8.04.2014</text:p>
          </table:table-cell>
          <table:table-cell office:value-type="float" office:value="143" calcext:value-type="float">
            <text:p>143</text:p>
          </table:table-cell>
          <table:table-cell table:formula="of:=LOOKUP(WEEKDAY([.A109];2);[.$B$1:.$B$7];[.$C$1:.$C$7])" office:value-type="string" office:string-value="wtorek" calcext:value-type="string">
            <text:p>wtorek</text:p>
          </table:table-cell>
          <table:table-cell table:formula="of:=[.L108]" office:value-type="float" office:value="42" calcext:value-type="float">
            <text:p>42,00</text:p>
          </table:table-cell>
          <table:table-cell table:formula="of:=[.M108]" office:value-type="float" office:value="13.26" calcext:value-type="float">
            <text:p>13,26</text:p>
          </table:table-cell>
          <table:table-cell table:formula="of:=ROUND(IF([.E109]&gt;[.$F$6];IF([.E109]-(([.B109]*[.$G$3])/100)&lt;0;((([.E109]*100)/[.$G$3])*[.$G$2])/100;0);([.$G$2]*([.B109]/2))/100);2)" office:value-type="float" office:value="4.29" calcext:value-type="float">
            <text:p>4,29</text:p>
          </table:table-cell>
          <table:table-cell table:formula="of:=ROUND(IF([.E109]&gt;[.$F$6];IF([.E109]-(([.B109]*[.$G$3])/100)&lt;0;[.E109];([.$G$3]*[.B109])/100);([.$G$3]*([.B109]/2))/100) ;2)" office:value-type="float" office:value="6.44" calcext:value-type="float">
            <text:p>6,44</text:p>
          </table:table-cell>
          <table:table-cell table:formula="of:=[.D109]-[.F109]" office:value-type="float" office:value="37.71" calcext:value-type="float">
            <text:p>37,71</text:p>
          </table:table-cell>
          <table:table-cell table:formula="of:=[.E109]-[.G109]" office:value-type="float" office:value="6.82" calcext:value-type="float">
            <text:p>6,82</text:p>
          </table:table-cell>
          <table:table-cell table:formula="of:=IF([.C109]=[.$L$6];IF([.H109]&lt;[.$N$6];[.$F$2];0);0)" office:value-type="float" office:value="0" calcext:value-type="float">
            <text:p>0,00</text:p>
          </table:table-cell>
          <table:table-cell table:formula="of:=IF([.I109]&lt;5;[.$F$3];0)" office:value-type="float" office:value="0" calcext:value-type="float">
            <text:p>0,00</text:p>
          </table:table-cell>
          <table:table-cell table:formula="of:=IF([.J109]=0;[.H109];[.J109])" office:value-type="float" office:value="37.71" calcext:value-type="float">
            <text:p>37,71</text:p>
          </table:table-cell>
          <table:table-cell table:formula="of:=IF([.K109]=0;[.I109];[.K109])" office:value-type="float" office:value="6.82" calcext:value-type="float">
            <text:p>6,82</text:p>
          </table:table-cell>
          <table:table-cell table:formula="of:=ROUND([.F109]*[.$S$5]+[.G109]*[.$S$4];2)" office:value-type="currency" office:currency="PLN" office:value="36.15" calcext:value-type="currency">
            <text:p>36,15 zł</text:p>
          </table:table-cell>
          <table:table-cell/>
          <table:table-cell table:formula="of:=ROUND([.B109]*[.$G$2]/100;2)" office:value-type="float" office:value="8.58" calcext:value-type="float">
            <text:p>8,58</text:p>
          </table:table-cell>
          <table:table-cell table:formula="of:=ROUND([.P109]*[.$S$5];2)" office:value-type="currency" office:currency="PLN" office:value="42.81" calcext:value-type="currency">
            <text:p>42,81 zł</text:p>
          </table:table-cell>
          <table:table-cell table:number-columns-repeated="1007"/>
        </table:table-row>
        <table:table-row table:style-name="ro2">
          <table:table-cell office:value-type="date" office:date-value="2014-04-09" calcext:value-type="date">
            <text:p>9.04.2014</text:p>
          </table:table-cell>
          <table:table-cell office:value-type="float" office:value="89" calcext:value-type="float">
            <text:p>89</text:p>
          </table:table-cell>
          <table:table-cell table:formula="of:=LOOKUP(WEEKDAY([.A110];2);[.$B$1:.$B$7];[.$C$1:.$C$7])" office:value-type="string" office:string-value="środa" calcext:value-type="string">
            <text:p>środa</text:p>
          </table:table-cell>
          <table:table-cell table:formula="of:=[.L109]" office:value-type="float" office:value="37.71" calcext:value-type="float">
            <text:p>37,71</text:p>
          </table:table-cell>
          <table:table-cell table:formula="of:=[.M109]" office:value-type="float" office:value="6.82" calcext:value-type="float">
            <text:p>6,82</text:p>
          </table:table-cell>
          <table:table-cell table:formula="of:=ROUND(IF([.E110]&gt;[.$F$6];IF([.E110]-(([.B110]*[.$G$3])/100)&lt;0;((([.E110]*100)/[.$G$3])*[.$G$2])/100;0);([.$G$2]*([.B110]/2))/100);2)" office:value-type="float" office:value="2.67" calcext:value-type="float">
            <text:p>2,67</text:p>
          </table:table-cell>
          <table:table-cell table:formula="of:=ROUND(IF([.E110]&gt;[.$F$6];IF([.E110]-(([.B110]*[.$G$3])/100)&lt;0;[.E110];([.$G$3]*[.B110])/100);([.$G$3]*([.B110]/2))/100) ;2)" office:value-type="float" office:value="4.01" calcext:value-type="float">
            <text:p>4,01</text:p>
          </table:table-cell>
          <table:table-cell table:formula="of:=[.D110]-[.F110]" office:value-type="float" office:value="35.04" calcext:value-type="float">
            <text:p>35,04</text:p>
          </table:table-cell>
          <table:table-cell table:formula="of:=[.E110]-[.G110]" office:value-type="float" office:value="2.81" calcext:value-type="float">
            <text:p>2,81</text:p>
          </table:table-cell>
          <table:table-cell table:formula="of:=IF([.C110]=[.$L$6];IF([.H110]&lt;[.$N$6];[.$F$2];0);0)" office:value-type="float" office:value="0" calcext:value-type="float">
            <text:p>0,00</text:p>
          </table:table-cell>
          <table:table-cell table:formula="of:=IF([.I110]&lt;5;[.$F$3];0)" office:value-type="float" office:value="30" calcext:value-type="float">
            <text:p>30,00</text:p>
          </table:table-cell>
          <table:table-cell table:formula="of:=IF([.J110]=0;[.H110];[.J110])" office:value-type="float" office:value="35.04" calcext:value-type="float">
            <text:p>35,04</text:p>
          </table:table-cell>
          <table:table-cell table:formula="of:=IF([.K110]=0;[.I110];[.K110])" office:value-type="float" office:value="30" calcext:value-type="float">
            <text:p>30,00</text:p>
          </table:table-cell>
          <table:table-cell table:formula="of:=ROUND([.F110]*[.$S$5]+[.G110]*[.$S$4];2)" office:value-type="currency" office:currency="PLN" office:value="22.51" calcext:value-type="currency">
            <text:p>22,51 zł</text:p>
          </table:table-cell>
          <table:table-cell/>
          <table:table-cell table:formula="of:=ROUND([.B110]*[.$G$2]/100;2)" office:value-type="float" office:value="5.34" calcext:value-type="float">
            <text:p>5,34</text:p>
          </table:table-cell>
          <table:table-cell table:formula="of:=ROUND([.P110]*[.$S$5];2)" office:value-type="currency" office:currency="PLN" office:value="26.65" calcext:value-type="currency">
            <text:p>26,65 zł</text:p>
          </table:table-cell>
          <table:table-cell table:number-columns-repeated="1007"/>
        </table:table-row>
        <table:table-row table:style-name="ro2">
          <table:table-cell office:value-type="date" office:date-value="2014-04-10" calcext:value-type="date">
            <text:p>10.04.2014</text:p>
          </table:table-cell>
          <table:table-cell office:value-type="float" office:value="60" calcext:value-type="float">
            <text:p>60</text:p>
          </table:table-cell>
          <table:table-cell table:formula="of:=LOOKUP(WEEKDAY([.A111];2);[.$B$1:.$B$7];[.$C$1:.$C$7])" office:value-type="string" office:string-value="czwartek" calcext:value-type="string">
            <text:p>czwartek</text:p>
          </table:table-cell>
          <table:table-cell table:formula="of:=[.L110]" office:value-type="float" office:value="35.04" calcext:value-type="float">
            <text:p>35,04</text:p>
          </table:table-cell>
          <table:table-cell table:formula="of:=[.M110]" office:value-type="float" office:value="30" calcext:value-type="float">
            <text:p>30,00</text:p>
          </table:table-cell>
          <table:table-cell table:formula="of:=ROUND(IF([.E111]&gt;[.$F$6];IF([.E111]-(([.B111]*[.$G$3])/100)&lt;0;((([.E111]*100)/[.$G$3])*[.$G$2])/100;0);([.$G$2]*([.B111]/2))/100);2)" office:value-type="float" office:value="0" calcext:value-type="float">
            <text:p>0,00</text:p>
          </table:table-cell>
          <table:table-cell table:formula="of:=ROUND(IF([.E111]&gt;[.$F$6];IF([.E111]-(([.B111]*[.$G$3])/100)&lt;0;[.E111];([.$G$3]*[.B111])/100);([.$G$3]*([.B111]/2))/100) ;2)" office:value-type="float" office:value="5.4" calcext:value-type="float">
            <text:p>5,40</text:p>
          </table:table-cell>
          <table:table-cell table:formula="of:=[.D111]-[.F111]" office:value-type="float" office:value="35.04" calcext:value-type="float">
            <text:p>35,04</text:p>
          </table:table-cell>
          <table:table-cell table:formula="of:=[.E111]-[.G111]" office:value-type="float" office:value="24.6" calcext:value-type="float">
            <text:p>24,60</text:p>
          </table:table-cell>
          <table:table-cell table:formula="of:=IF([.C111]=[.$L$6];IF([.H111]&lt;[.$N$6];[.$F$2];0);0)" office:value-type="float" office:value="45" calcext:value-type="float">
            <text:p>45,00</text:p>
          </table:table-cell>
          <table:table-cell table:formula="of:=IF([.I111]&lt;5;[.$F$3];0)" office:value-type="float" office:value="0" calcext:value-type="float">
            <text:p>0,00</text:p>
          </table:table-cell>
          <table:table-cell table:formula="of:=IF([.J111]=0;[.H111];[.J111])" office:value-type="float" office:value="45" calcext:value-type="float">
            <text:p>45,00</text:p>
          </table:table-cell>
          <table:table-cell table:formula="of:=IF([.K111]=0;[.I111];[.K111])" office:value-type="float" office:value="24.6" calcext:value-type="float">
            <text:p>24,60</text:p>
          </table:table-cell>
          <table:table-cell table:formula="of:=ROUND([.F111]*[.$S$5]+[.G111]*[.$S$4];2)" office:value-type="currency" office:currency="PLN" office:value="12.37" calcext:value-type="currency">
            <text:p>12,37 zł</text:p>
          </table:table-cell>
          <table:table-cell/>
          <table:table-cell table:formula="of:=ROUND([.B111]*[.$G$2]/100;2)" office:value-type="float" office:value="3.6" calcext:value-type="float">
            <text:p>3,6</text:p>
          </table:table-cell>
          <table:table-cell table:formula="of:=ROUND([.P111]*[.$S$5];2)" office:value-type="currency" office:currency="PLN" office:value="17.96" calcext:value-type="currency">
            <text:p>17,96 zł</text:p>
          </table:table-cell>
          <table:table-cell table:number-columns-repeated="1007"/>
        </table:table-row>
        <table:table-row table:style-name="ro2">
          <table:table-cell office:value-type="date" office:date-value="2014-04-11" calcext:value-type="date">
            <text:p>11.04.2014</text:p>
          </table:table-cell>
          <table:table-cell office:value-type="float" office:value="52" calcext:value-type="float">
            <text:p>52</text:p>
          </table:table-cell>
          <table:table-cell table:formula="of:=LOOKUP(WEEKDAY([.A112];2);[.$B$1:.$B$7];[.$C$1:.$C$7])" office:value-type="string" office:string-value="piątek" calcext:value-type="string">
            <text:p>piątek</text:p>
          </table:table-cell>
          <table:table-cell table:formula="of:=[.L111]" office:value-type="float" office:value="45" calcext:value-type="float">
            <text:p>45,00</text:p>
          </table:table-cell>
          <table:table-cell table:formula="of:=[.M111]" office:value-type="float" office:value="24.6" calcext:value-type="float">
            <text:p>24,60</text:p>
          </table:table-cell>
          <table:table-cell table:formula="of:=ROUND(IF([.E112]&gt;[.$F$6];IF([.E112]-(([.B112]*[.$G$3])/100)&lt;0;((([.E112]*100)/[.$G$3])*[.$G$2])/100;0);([.$G$2]*([.B112]/2))/100);2)" office:value-type="float" office:value="0" calcext:value-type="float">
            <text:p>0,00</text:p>
          </table:table-cell>
          <table:table-cell table:formula="of:=ROUND(IF([.E112]&gt;[.$F$6];IF([.E112]-(([.B112]*[.$G$3])/100)&lt;0;[.E112];([.$G$3]*[.B112])/100);([.$G$3]*([.B112]/2))/100) ;2)" office:value-type="float" office:value="4.68" calcext:value-type="float">
            <text:p>4,68</text:p>
          </table:table-cell>
          <table:table-cell table:formula="of:=[.D112]-[.F112]" office:value-type="float" office:value="45" calcext:value-type="float">
            <text:p>45,00</text:p>
          </table:table-cell>
          <table:table-cell table:formula="of:=[.E112]-[.G112]" office:value-type="float" office:value="19.92" calcext:value-type="float">
            <text:p>19,92</text:p>
          </table:table-cell>
          <table:table-cell table:formula="of:=IF([.C112]=[.$L$6];IF([.H112]&lt;[.$N$6];[.$F$2];0);0)" office:value-type="float" office:value="0" calcext:value-type="float">
            <text:p>0,00</text:p>
          </table:table-cell>
          <table:table-cell table:formula="of:=IF([.I112]&lt;5;[.$F$3];0)" office:value-type="float" office:value="0" calcext:value-type="float">
            <text:p>0,00</text:p>
          </table:table-cell>
          <table:table-cell table:formula="of:=IF([.J112]=0;[.H112];[.J112])" office:value-type="float" office:value="45" calcext:value-type="float">
            <text:p>45,00</text:p>
          </table:table-cell>
          <table:table-cell table:formula="of:=IF([.K112]=0;[.I112];[.K112])" office:value-type="float" office:value="19.92" calcext:value-type="float">
            <text:p>19,92</text:p>
          </table:table-cell>
          <table:table-cell table:formula="of:=ROUND([.F112]*[.$S$5]+[.G112]*[.$S$4];2)" office:value-type="currency" office:currency="PLN" office:value="10.72" calcext:value-type="currency">
            <text:p>10,72 zł</text:p>
          </table:table-cell>
          <table:table-cell/>
          <table:table-cell table:formula="of:=ROUND([.B112]*[.$G$2]/100;2)" office:value-type="float" office:value="3.12" calcext:value-type="float">
            <text:p>3,12</text:p>
          </table:table-cell>
          <table:table-cell table:formula="of:=ROUND([.P112]*[.$S$5];2)" office:value-type="currency" office:currency="PLN" office:value="15.57" calcext:value-type="currency">
            <text:p>15,57 zł</text:p>
          </table:table-cell>
          <table:table-cell table:number-columns-repeated="1007"/>
        </table:table-row>
        <table:table-row table:style-name="ro2">
          <table:table-cell office:value-type="date" office:date-value="2014-04-12" calcext:value-type="date">
            <text:p>12.04.2014</text:p>
          </table:table-cell>
          <table:table-cell office:value-type="float" office:value="24" calcext:value-type="float">
            <text:p>24</text:p>
          </table:table-cell>
          <table:table-cell table:formula="of:=LOOKUP(WEEKDAY([.A113];2);[.$B$1:.$B$7];[.$C$1:.$C$7])" office:value-type="string" office:string-value="sobota" calcext:value-type="string">
            <text:p>sobota</text:p>
          </table:table-cell>
          <table:table-cell table:formula="of:=[.L112]" office:value-type="float" office:value="45" calcext:value-type="float">
            <text:p>45,00</text:p>
          </table:table-cell>
          <table:table-cell table:formula="of:=[.M112]" office:value-type="float" office:value="19.92" calcext:value-type="float">
            <text:p>19,92</text:p>
          </table:table-cell>
          <table:table-cell table:formula="of:=ROUND(IF([.E113]&gt;[.$F$6];IF([.E113]-(([.B113]*[.$G$3])/100)&lt;0;((([.E113]*100)/[.$G$3])*[.$G$2])/100;0);([.$G$2]*([.B113]/2))/100);2)" office:value-type="float" office:value="0" calcext:value-type="float">
            <text:p>0,00</text:p>
          </table:table-cell>
          <table:table-cell table:formula="of:=ROUND(IF([.E113]&gt;[.$F$6];IF([.E113]-(([.B113]*[.$G$3])/100)&lt;0;[.E113];([.$G$3]*[.B113])/100);([.$G$3]*([.B113]/2))/100) ;2)" office:value-type="float" office:value="2.16" calcext:value-type="float">
            <text:p>2,16</text:p>
          </table:table-cell>
          <table:table-cell table:formula="of:=[.D113]-[.F113]" office:value-type="float" office:value="45" calcext:value-type="float">
            <text:p>45,00</text:p>
          </table:table-cell>
          <table:table-cell table:formula="of:=[.E113]-[.G113]" office:value-type="float" office:value="17.76" calcext:value-type="float">
            <text:p>17,76</text:p>
          </table:table-cell>
          <table:table-cell table:formula="of:=IF([.C113]=[.$L$6];IF([.H113]&lt;[.$N$6];[.$F$2];0);0)" office:value-type="float" office:value="0" calcext:value-type="float">
            <text:p>0,00</text:p>
          </table:table-cell>
          <table:table-cell table:formula="of:=IF([.I113]&lt;5;[.$F$3];0)" office:value-type="float" office:value="0" calcext:value-type="float">
            <text:p>0,00</text:p>
          </table:table-cell>
          <table:table-cell table:formula="of:=IF([.J113]=0;[.H113];[.J113])" office:value-type="float" office:value="45" calcext:value-type="float">
            <text:p>45,00</text:p>
          </table:table-cell>
          <table:table-cell table:formula="of:=IF([.K113]=0;[.I113];[.K113])" office:value-type="float" office:value="17.76" calcext:value-type="float">
            <text:p>17,76</text:p>
          </table:table-cell>
          <table:table-cell table:formula="of:=ROUND([.F113]*[.$S$5]+[.G113]*[.$S$4];2)" office:value-type="currency" office:currency="PLN" office:value="4.95" calcext:value-type="currency">
            <text:p>4,95 zł</text:p>
          </table:table-cell>
          <table:table-cell/>
          <table:table-cell table:formula="of:=ROUND([.B113]*[.$G$2]/100;2)" office:value-type="float" office:value="1.44" calcext:value-type="float">
            <text:p>1,44</text:p>
          </table:table-cell>
          <table:table-cell table:formula="of:=ROUND([.P113]*[.$S$5];2)" office:value-type="currency" office:currency="PLN" office:value="7.19" calcext:value-type="currency">
            <text:p>7,19 zł</text:p>
          </table:table-cell>
          <table:table-cell table:number-columns-repeated="1007"/>
        </table:table-row>
        <table:table-row table:style-name="ro2">
          <table:table-cell office:value-type="date" office:date-value="2014-04-13" calcext:value-type="date">
            <text:p>13.04.2014</text:p>
          </table:table-cell>
          <table:table-cell office:value-type="float" office:value="80" calcext:value-type="float">
            <text:p>80</text:p>
          </table:table-cell>
          <table:table-cell table:formula="of:=LOOKUP(WEEKDAY([.A114];2);[.$B$1:.$B$7];[.$C$1:.$C$7])" office:value-type="string" office:string-value="niedziela" calcext:value-type="string">
            <text:p>niedziela</text:p>
          </table:table-cell>
          <table:table-cell table:formula="of:=[.L113]" office:value-type="float" office:value="45" calcext:value-type="float">
            <text:p>45,00</text:p>
          </table:table-cell>
          <table:table-cell table:formula="of:=[.M113]" office:value-type="float" office:value="17.76" calcext:value-type="float">
            <text:p>17,76</text:p>
          </table:table-cell>
          <table:table-cell table:formula="of:=ROUND(IF([.E114]&gt;[.$F$6];IF([.E114]-(([.B114]*[.$G$3])/100)&lt;0;((([.E114]*100)/[.$G$3])*[.$G$2])/100;0);([.$G$2]*([.B114]/2))/100);2)" office:value-type="float" office:value="0" calcext:value-type="float">
            <text:p>0,00</text:p>
          </table:table-cell>
          <table:table-cell table:formula="of:=ROUND(IF([.E114]&gt;[.$F$6];IF([.E114]-(([.B114]*[.$G$3])/100)&lt;0;[.E114];([.$G$3]*[.B114])/100);([.$G$3]*([.B114]/2))/100) ;2)" office:value-type="float" office:value="7.2" calcext:value-type="float">
            <text:p>7,20</text:p>
          </table:table-cell>
          <table:table-cell table:formula="of:=[.D114]-[.F114]" office:value-type="float" office:value="45" calcext:value-type="float">
            <text:p>45,00</text:p>
          </table:table-cell>
          <table:table-cell table:formula="of:=[.E114]-[.G114]" office:value-type="float" office:value="10.56" calcext:value-type="float">
            <text:p>10,56</text:p>
          </table:table-cell>
          <table:table-cell table:formula="of:=IF([.C114]=[.$L$6];IF([.H114]&lt;[.$N$6];[.$F$2];0);0)" office:value-type="float" office:value="0" calcext:value-type="float">
            <text:p>0,00</text:p>
          </table:table-cell>
          <table:table-cell table:formula="of:=IF([.I114]&lt;5;[.$F$3];0)" office:value-type="float" office:value="0" calcext:value-type="float">
            <text:p>0,00</text:p>
          </table:table-cell>
          <table:table-cell table:formula="of:=IF([.J114]=0;[.H114];[.J114])" office:value-type="float" office:value="45" calcext:value-type="float">
            <text:p>45,00</text:p>
          </table:table-cell>
          <table:table-cell table:formula="of:=IF([.K114]=0;[.I114];[.K114])" office:value-type="float" office:value="10.56" calcext:value-type="float">
            <text:p>10,56</text:p>
          </table:table-cell>
          <table:table-cell table:formula="of:=ROUND([.F114]*[.$S$5]+[.G114]*[.$S$4];2)" office:value-type="currency" office:currency="PLN" office:value="16.49" calcext:value-type="currency">
            <text:p>16,49 zł</text:p>
          </table:table-cell>
          <table:table-cell/>
          <table:table-cell table:formula="of:=ROUND([.B114]*[.$G$2]/100;2)" office:value-type="float" office:value="4.8" calcext:value-type="float">
            <text:p>4,8</text:p>
          </table:table-cell>
          <table:table-cell table:formula="of:=ROUND([.P114]*[.$S$5];2)" office:value-type="currency" office:currency="PLN" office:value="23.95" calcext:value-type="currency">
            <text:p>23,95 zł</text:p>
          </table:table-cell>
          <table:table-cell table:number-columns-repeated="1007"/>
        </table:table-row>
        <table:table-row table:style-name="ro2">
          <table:table-cell office:value-type="date" office:date-value="2014-04-14" calcext:value-type="date">
            <text:p>14.04.2014</text:p>
          </table:table-cell>
          <table:table-cell office:value-type="float" office:value="79" calcext:value-type="float">
            <text:p>79</text:p>
          </table:table-cell>
          <table:table-cell table:formula="of:=LOOKUP(WEEKDAY([.A115];2);[.$B$1:.$B$7];[.$C$1:.$C$7])" office:value-type="string" office:string-value="poniedziałek" calcext:value-type="string">
            <text:p>poniedziałek</text:p>
          </table:table-cell>
          <table:table-cell table:formula="of:=[.L114]" office:value-type="float" office:value="45" calcext:value-type="float">
            <text:p>45,00</text:p>
          </table:table-cell>
          <table:table-cell table:formula="of:=[.M114]" office:value-type="float" office:value="10.56" calcext:value-type="float">
            <text:p>10,56</text:p>
          </table:table-cell>
          <table:table-cell table:formula="of:=ROUND(IF([.E115]&gt;[.$F$6];IF([.E115]-(([.B115]*[.$G$3])/100)&lt;0;((([.E115]*100)/[.$G$3])*[.$G$2])/100;0);([.$G$2]*([.B115]/2))/100);2)" office:value-type="float" office:value="2.37" calcext:value-type="float">
            <text:p>2,37</text:p>
          </table:table-cell>
          <table:table-cell table:formula="of:=ROUND(IF([.E115]&gt;[.$F$6];IF([.E115]-(([.B115]*[.$G$3])/100)&lt;0;[.E115];([.$G$3]*[.B115])/100);([.$G$3]*([.B115]/2))/100) ;2)" office:value-type="float" office:value="3.56" calcext:value-type="float">
            <text:p>3,56</text:p>
          </table:table-cell>
          <table:table-cell table:formula="of:=[.D115]-[.F115]" office:value-type="float" office:value="42.63" calcext:value-type="float">
            <text:p>42,63</text:p>
          </table:table-cell>
          <table:table-cell table:formula="of:=[.E115]-[.G115]" office:value-type="float" office:value="7" calcext:value-type="float">
            <text:p>7,00</text:p>
          </table:table-cell>
          <table:table-cell table:formula="of:=IF([.C115]=[.$L$6];IF([.H115]&lt;[.$N$6];[.$F$2];0);0)" office:value-type="float" office:value="0" calcext:value-type="float">
            <text:p>0,00</text:p>
          </table:table-cell>
          <table:table-cell table:formula="of:=IF([.I115]&lt;5;[.$F$3];0)" office:value-type="float" office:value="0" calcext:value-type="float">
            <text:p>0,00</text:p>
          </table:table-cell>
          <table:table-cell table:formula="of:=IF([.J115]=0;[.H115];[.J115])" office:value-type="float" office:value="42.63" calcext:value-type="float">
            <text:p>42,63</text:p>
          </table:table-cell>
          <table:table-cell table:formula="of:=IF([.K115]=0;[.I115];[.K115])" office:value-type="float" office:value="7" calcext:value-type="float">
            <text:p>7,00</text:p>
          </table:table-cell>
          <table:table-cell table:formula="of:=ROUND([.F115]*[.$S$5]+[.G115]*[.$S$4];2)" office:value-type="currency" office:currency="PLN" office:value="19.98" calcext:value-type="currency">
            <text:p>19,98 zł</text:p>
          </table:table-cell>
          <table:table-cell/>
          <table:table-cell table:formula="of:=ROUND([.B115]*[.$G$2]/100;2)" office:value-type="float" office:value="4.74" calcext:value-type="float">
            <text:p>4,74</text:p>
          </table:table-cell>
          <table:table-cell table:formula="of:=ROUND([.P115]*[.$S$5];2)" office:value-type="currency" office:currency="PLN" office:value="23.65" calcext:value-type="currency">
            <text:p>23,65 zł</text:p>
          </table:table-cell>
          <table:table-cell table:number-columns-repeated="1007"/>
        </table:table-row>
        <table:table-row table:style-name="ro2">
          <table:table-cell office:value-type="date" office:date-value="2014-04-15" calcext:value-type="date">
            <text:p>15.04.2014</text:p>
          </table:table-cell>
          <table:table-cell office:value-type="float" office:value="115" calcext:value-type="float">
            <text:p>115</text:p>
          </table:table-cell>
          <table:table-cell table:formula="of:=LOOKUP(WEEKDAY([.A116];2);[.$B$1:.$B$7];[.$C$1:.$C$7])" office:value-type="string" office:string-value="wtorek" calcext:value-type="string">
            <text:p>wtorek</text:p>
          </table:table-cell>
          <table:table-cell table:formula="of:=[.L115]" office:value-type="float" office:value="42.63" calcext:value-type="float">
            <text:p>42,63</text:p>
          </table:table-cell>
          <table:table-cell table:formula="of:=[.M115]" office:value-type="float" office:value="7" calcext:value-type="float">
            <text:p>7,00</text:p>
          </table:table-cell>
          <table:table-cell table:formula="of:=ROUND(IF([.E116]&gt;[.$F$6];IF([.E116]-(([.B116]*[.$G$3])/100)&lt;0;((([.E116]*100)/[.$G$3])*[.$G$2])/100;0);([.$G$2]*([.B116]/2))/100);2)" office:value-type="float" office:value="3.45" calcext:value-type="float">
            <text:p>3,45</text:p>
          </table:table-cell>
          <table:table-cell table:formula="of:=ROUND(IF([.E116]&gt;[.$F$6];IF([.E116]-(([.B116]*[.$G$3])/100)&lt;0;[.E116];([.$G$3]*[.B116])/100);([.$G$3]*([.B116]/2))/100) ;2)" office:value-type="float" office:value="5.18" calcext:value-type="float">
            <text:p>5,18</text:p>
          </table:table-cell>
          <table:table-cell table:formula="of:=[.D116]-[.F116]" office:value-type="float" office:value="39.18" calcext:value-type="float">
            <text:p>39,18</text:p>
          </table:table-cell>
          <table:table-cell table:formula="of:=[.E116]-[.G116]" office:value-type="float" office:value="1.82" calcext:value-type="float">
            <text:p>1,82</text:p>
          </table:table-cell>
          <table:table-cell table:formula="of:=IF([.C116]=[.$L$6];IF([.H116]&lt;[.$N$6];[.$F$2];0);0)" office:value-type="float" office:value="0" calcext:value-type="float">
            <text:p>0,00</text:p>
          </table:table-cell>
          <table:table-cell table:formula="of:=IF([.I116]&lt;5;[.$F$3];0)" office:value-type="float" office:value="30" calcext:value-type="float">
            <text:p>30,00</text:p>
          </table:table-cell>
          <table:table-cell table:formula="of:=IF([.J116]=0;[.H116];[.J116])" office:value-type="float" office:value="39.18" calcext:value-type="float">
            <text:p>39,18</text:p>
          </table:table-cell>
          <table:table-cell table:formula="of:=IF([.K116]=0;[.I116];[.K116])" office:value-type="float" office:value="30" calcext:value-type="float">
            <text:p>30,00</text:p>
          </table:table-cell>
          <table:table-cell table:formula="of:=ROUND([.F116]*[.$S$5]+[.G116]*[.$S$4];2)" office:value-type="currency" office:currency="PLN" office:value="29.08" calcext:value-type="currency">
            <text:p>29,08 zł</text:p>
          </table:table-cell>
          <table:table-cell/>
          <table:table-cell table:formula="of:=ROUND([.B116]*[.$G$2]/100;2)" office:value-type="float" office:value="6.9" calcext:value-type="float">
            <text:p>6,9</text:p>
          </table:table-cell>
          <table:table-cell table:formula="of:=ROUND([.P116]*[.$S$5];2)" office:value-type="currency" office:currency="PLN" office:value="34.43" calcext:value-type="currency">
            <text:p>34,43 zł</text:p>
          </table:table-cell>
          <table:table-cell table:number-columns-repeated="1007"/>
        </table:table-row>
        <table:table-row table:style-name="ro2">
          <table:table-cell office:value-type="date" office:date-value="2014-04-16" calcext:value-type="date">
            <text:p>16.04.2014</text:p>
          </table:table-cell>
          <table:table-cell office:value-type="float" office:value="55" calcext:value-type="float">
            <text:p>55</text:p>
          </table:table-cell>
          <table:table-cell table:formula="of:=LOOKUP(WEEKDAY([.A117];2);[.$B$1:.$B$7];[.$C$1:.$C$7])" office:value-type="string" office:string-value="środa" calcext:value-type="string">
            <text:p>środa</text:p>
          </table:table-cell>
          <table:table-cell table:formula="of:=[.L116]" office:value-type="float" office:value="39.18" calcext:value-type="float">
            <text:p>39,18</text:p>
          </table:table-cell>
          <table:table-cell table:formula="of:=[.M116]" office:value-type="float" office:value="30" calcext:value-type="float">
            <text:p>30,00</text:p>
          </table:table-cell>
          <table:table-cell table:formula="of:=ROUND(IF([.E117]&gt;[.$F$6];IF([.E117]-(([.B117]*[.$G$3])/100)&lt;0;((([.E117]*100)/[.$G$3])*[.$G$2])/100;0);([.$G$2]*([.B117]/2))/100);2)" office:value-type="float" office:value="0" calcext:value-type="float">
            <text:p>0,00</text:p>
          </table:table-cell>
          <table:table-cell table:formula="of:=ROUND(IF([.E117]&gt;[.$F$6];IF([.E117]-(([.B117]*[.$G$3])/100)&lt;0;[.E117];([.$G$3]*[.B117])/100);([.$G$3]*([.B117]/2))/100) ;2)" office:value-type="float" office:value="4.95" calcext:value-type="float">
            <text:p>4,95</text:p>
          </table:table-cell>
          <table:table-cell table:formula="of:=[.D117]-[.F117]" office:value-type="float" office:value="39.18" calcext:value-type="float">
            <text:p>39,18</text:p>
          </table:table-cell>
          <table:table-cell table:formula="of:=[.E117]-[.G117]" office:value-type="float" office:value="25.05" calcext:value-type="float">
            <text:p>25,05</text:p>
          </table:table-cell>
          <table:table-cell table:formula="of:=IF([.C117]=[.$L$6];IF([.H117]&lt;[.$N$6];[.$F$2];0);0)" office:value-type="float" office:value="0" calcext:value-type="float">
            <text:p>0,00</text:p>
          </table:table-cell>
          <table:table-cell table:formula="of:=IF([.I117]&lt;5;[.$F$3];0)" office:value-type="float" office:value="0" calcext:value-type="float">
            <text:p>0,00</text:p>
          </table:table-cell>
          <table:table-cell table:formula="of:=IF([.J117]=0;[.H117];[.J117])" office:value-type="float" office:value="39.18" calcext:value-type="float">
            <text:p>39,18</text:p>
          </table:table-cell>
          <table:table-cell table:formula="of:=IF([.K117]=0;[.I117];[.K117])" office:value-type="float" office:value="25.05" calcext:value-type="float">
            <text:p>25,05</text:p>
          </table:table-cell>
          <table:table-cell table:formula="of:=ROUND([.F117]*[.$S$5]+[.G117]*[.$S$4];2)" office:value-type="currency" office:currency="PLN" office:value="11.34" calcext:value-type="currency">
            <text:p>11,34 zł</text:p>
          </table:table-cell>
          <table:table-cell/>
          <table:table-cell table:formula="of:=ROUND([.B117]*[.$G$2]/100;2)" office:value-type="float" office:value="3.3" calcext:value-type="float">
            <text:p>3,3</text:p>
          </table:table-cell>
          <table:table-cell table:formula="of:=ROUND([.P117]*[.$S$5];2)" office:value-type="currency" office:currency="PLN" office:value="16.47" calcext:value-type="currency">
            <text:p>16,47 zł</text:p>
          </table:table-cell>
          <table:table-cell table:number-columns-repeated="1007"/>
        </table:table-row>
        <table:table-row table:style-name="ro2">
          <table:table-cell office:value-type="date" office:date-value="2014-04-17" calcext:value-type="date">
            <text:p>17.04.2014</text:p>
          </table:table-cell>
          <table:table-cell office:value-type="float" office:value="124" calcext:value-type="float">
            <text:p>124</text:p>
          </table:table-cell>
          <table:table-cell table:formula="of:=LOOKUP(WEEKDAY([.A118];2);[.$B$1:.$B$7];[.$C$1:.$C$7])" office:value-type="string" office:string-value="czwartek" calcext:value-type="string">
            <text:p>czwartek</text:p>
          </table:table-cell>
          <table:table-cell table:formula="of:=[.L117]" office:value-type="float" office:value="39.18" calcext:value-type="float">
            <text:p>39,18</text:p>
          </table:table-cell>
          <table:table-cell table:formula="of:=[.M117]" office:value-type="float" office:value="25.05" calcext:value-type="float">
            <text:p>25,05</text:p>
          </table:table-cell>
          <table:table-cell table:formula="of:=ROUND(IF([.E118]&gt;[.$F$6];IF([.E118]-(([.B118]*[.$G$3])/100)&lt;0;((([.E118]*100)/[.$G$3])*[.$G$2])/100;0);([.$G$2]*([.B118]/2))/100);2)" office:value-type="float" office:value="0" calcext:value-type="float">
            <text:p>0,00</text:p>
          </table:table-cell>
          <table:table-cell table:formula="of:=ROUND(IF([.E118]&gt;[.$F$6];IF([.E118]-(([.B118]*[.$G$3])/100)&lt;0;[.E118];([.$G$3]*[.B118])/100);([.$G$3]*([.B118]/2))/100) ;2)" office:value-type="float" office:value="11.16" calcext:value-type="float">
            <text:p>11,16</text:p>
          </table:table-cell>
          <table:table-cell table:formula="of:=[.D118]-[.F118]" office:value-type="float" office:value="39.18" calcext:value-type="float">
            <text:p>39,18</text:p>
          </table:table-cell>
          <table:table-cell table:formula="of:=[.E118]-[.G118]" office:value-type="float" office:value="13.89" calcext:value-type="float">
            <text:p>13,89</text:p>
          </table:table-cell>
          <table:table-cell table:formula="of:=IF([.C118]=[.$L$6];IF([.H118]&lt;[.$N$6];[.$F$2];0);0)" office:value-type="float" office:value="45" calcext:value-type="float">
            <text:p>45,00</text:p>
          </table:table-cell>
          <table:table-cell table:formula="of:=IF([.I118]&lt;5;[.$F$3];0)" office:value-type="float" office:value="0" calcext:value-type="float">
            <text:p>0,00</text:p>
          </table:table-cell>
          <table:table-cell table:formula="of:=IF([.J118]=0;[.H118];[.J118])" office:value-type="float" office:value="45" calcext:value-type="float">
            <text:p>45,00</text:p>
          </table:table-cell>
          <table:table-cell table:formula="of:=IF([.K118]=0;[.I118];[.K118])" office:value-type="float" office:value="13.89" calcext:value-type="float">
            <text:p>13,89</text:p>
          </table:table-cell>
          <table:table-cell table:formula="of:=ROUND([.F118]*[.$S$5]+[.G118]*[.$S$4];2)" office:value-type="currency" office:currency="PLN" office:value="25.56" calcext:value-type="currency">
            <text:p>25,56 zł</text:p>
          </table:table-cell>
          <table:table-cell/>
          <table:table-cell table:formula="of:=ROUND([.B118]*[.$G$2]/100;2)" office:value-type="float" office:value="7.44" calcext:value-type="float">
            <text:p>7,44</text:p>
          </table:table-cell>
          <table:table-cell table:formula="of:=ROUND([.P118]*[.$S$5];2)" office:value-type="currency" office:currency="PLN" office:value="37.13" calcext:value-type="currency">
            <text:p>37,13 zł</text:p>
          </table:table-cell>
          <table:table-cell table:number-columns-repeated="1007"/>
        </table:table-row>
        <table:table-row table:style-name="ro2">
          <table:table-cell office:value-type="date" office:date-value="2014-04-18" calcext:value-type="date">
            <text:p>18.04.2014</text:p>
          </table:table-cell>
          <table:table-cell office:value-type="float" office:value="104" calcext:value-type="float">
            <text:p>104</text:p>
          </table:table-cell>
          <table:table-cell table:formula="of:=LOOKUP(WEEKDAY([.A119];2);[.$B$1:.$B$7];[.$C$1:.$C$7])" office:value-type="string" office:string-value="piątek" calcext:value-type="string">
            <text:p>piątek</text:p>
          </table:table-cell>
          <table:table-cell table:formula="of:=[.L118]" office:value-type="float" office:value="45" calcext:value-type="float">
            <text:p>45,00</text:p>
          </table:table-cell>
          <table:table-cell table:formula="of:=[.M118]" office:value-type="float" office:value="13.89" calcext:value-type="float">
            <text:p>13,89</text:p>
          </table:table-cell>
          <table:table-cell table:formula="of:=ROUND(IF([.E119]&gt;[.$F$6];IF([.E119]-(([.B119]*[.$G$3])/100)&lt;0;((([.E119]*100)/[.$G$3])*[.$G$2])/100;0);([.$G$2]*([.B119]/2))/100);2)" office:value-type="float" office:value="3.12" calcext:value-type="float">
            <text:p>3,12</text:p>
          </table:table-cell>
          <table:table-cell table:formula="of:=ROUND(IF([.E119]&gt;[.$F$6];IF([.E119]-(([.B119]*[.$G$3])/100)&lt;0;[.E119];([.$G$3]*[.B119])/100);([.$G$3]*([.B119]/2))/100) ;2)" office:value-type="float" office:value="4.68" calcext:value-type="float">
            <text:p>4,68</text:p>
          </table:table-cell>
          <table:table-cell table:formula="of:=[.D119]-[.F119]" office:value-type="float" office:value="41.88" calcext:value-type="float">
            <text:p>41,88</text:p>
          </table:table-cell>
          <table:table-cell table:formula="of:=[.E119]-[.G119]" office:value-type="float" office:value="9.21" calcext:value-type="float">
            <text:p>9,21</text:p>
          </table:table-cell>
          <table:table-cell table:formula="of:=IF([.C119]=[.$L$6];IF([.H119]&lt;[.$N$6];[.$F$2];0);0)" office:value-type="float" office:value="0" calcext:value-type="float">
            <text:p>0,00</text:p>
          </table:table-cell>
          <table:table-cell table:formula="of:=IF([.I119]&lt;5;[.$F$3];0)" office:value-type="float" office:value="0" calcext:value-type="float">
            <text:p>0,00</text:p>
          </table:table-cell>
          <table:table-cell table:formula="of:=IF([.J119]=0;[.H119];[.J119])" office:value-type="float" office:value="41.88" calcext:value-type="float">
            <text:p>41,88</text:p>
          </table:table-cell>
          <table:table-cell table:formula="of:=IF([.K119]=0;[.I119];[.K119])" office:value-type="float" office:value="9.21" calcext:value-type="float">
            <text:p>9,21</text:p>
          </table:table-cell>
          <table:table-cell table:formula="of:=ROUND([.F119]*[.$S$5]+[.G119]*[.$S$4];2)" office:value-type="currency" office:currency="PLN" office:value="26.29" calcext:value-type="currency">
            <text:p>26,29 zł</text:p>
          </table:table-cell>
          <table:table-cell/>
          <table:table-cell table:formula="of:=ROUND([.B119]*[.$G$2]/100;2)" office:value-type="float" office:value="6.24" calcext:value-type="float">
            <text:p>6,24</text:p>
          </table:table-cell>
          <table:table-cell table:formula="of:=ROUND([.P119]*[.$S$5];2)" office:value-type="currency" office:currency="PLN" office:value="31.14" calcext:value-type="currency">
            <text:p>31,14 zł</text:p>
          </table:table-cell>
          <table:table-cell table:number-columns-repeated="1007"/>
        </table:table-row>
        <table:table-row table:style-name="ro2">
          <table:table-cell office:value-type="date" office:date-value="2014-04-19" calcext:value-type="date">
            <text:p>19.04.2014</text:p>
          </table:table-cell>
          <table:table-cell office:value-type="float" office:value="20" calcext:value-type="float">
            <text:p>20</text:p>
          </table:table-cell>
          <table:table-cell table:formula="of:=LOOKUP(WEEKDAY([.A120];2);[.$B$1:.$B$7];[.$C$1:.$C$7])" office:value-type="string" office:string-value="sobota" calcext:value-type="string">
            <text:p>sobota</text:p>
          </table:table-cell>
          <table:table-cell table:formula="of:=[.L119]" office:value-type="float" office:value="41.88" calcext:value-type="float">
            <text:p>41,88</text:p>
          </table:table-cell>
          <table:table-cell table:formula="of:=[.M119]" office:value-type="float" office:value="9.21" calcext:value-type="float">
            <text:p>9,21</text:p>
          </table:table-cell>
          <table:table-cell table:formula="of:=ROUND(IF([.E120]&gt;[.$F$6];IF([.E120]-(([.B120]*[.$G$3])/100)&lt;0;((([.E120]*100)/[.$G$3])*[.$G$2])/100;0);([.$G$2]*([.B120]/2))/100);2)" office:value-type="float" office:value="0.6" calcext:value-type="float">
            <text:p>0,60</text:p>
          </table:table-cell>
          <table:table-cell table:formula="of:=ROUND(IF([.E120]&gt;[.$F$6];IF([.E120]-(([.B120]*[.$G$3])/100)&lt;0;[.E120];([.$G$3]*[.B120])/100);([.$G$3]*([.B120]/2))/100) ;2)" office:value-type="float" office:value="0.9" calcext:value-type="float">
            <text:p>0,90</text:p>
          </table:table-cell>
          <table:table-cell table:formula="of:=[.D120]-[.F120]" office:value-type="float" office:value="41.28" calcext:value-type="float">
            <text:p>41,28</text:p>
          </table:table-cell>
          <table:table-cell table:formula="of:=[.E120]-[.G120]" office:value-type="float" office:value="8.31" calcext:value-type="float">
            <text:p>8,31</text:p>
          </table:table-cell>
          <table:table-cell table:formula="of:=IF([.C120]=[.$L$6];IF([.H120]&lt;[.$N$6];[.$F$2];0);0)" office:value-type="float" office:value="0" calcext:value-type="float">
            <text:p>0,00</text:p>
          </table:table-cell>
          <table:table-cell table:formula="of:=IF([.I120]&lt;5;[.$F$3];0)" office:value-type="float" office:value="0" calcext:value-type="float">
            <text:p>0,00</text:p>
          </table:table-cell>
          <table:table-cell table:formula="of:=IF([.J120]=0;[.H120];[.J120])" office:value-type="float" office:value="41.28" calcext:value-type="float">
            <text:p>41,28</text:p>
          </table:table-cell>
          <table:table-cell table:formula="of:=IF([.K120]=0;[.I120];[.K120])" office:value-type="float" office:value="8.31" calcext:value-type="float">
            <text:p>8,31</text:p>
          </table:table-cell>
          <table:table-cell table:formula="of:=ROUND([.F120]*[.$S$5]+[.G120]*[.$S$4];2)" office:value-type="currency" office:currency="PLN" office:value="5.06" calcext:value-type="currency">
            <text:p>5,06 zł</text:p>
          </table:table-cell>
          <table:table-cell/>
          <table:table-cell table:formula="of:=ROUND([.B120]*[.$G$2]/100;2)" office:value-type="float" office:value="1.2" calcext:value-type="float">
            <text:p>1,2</text:p>
          </table:table-cell>
          <table:table-cell table:formula="of:=ROUND([.P120]*[.$S$5];2)" office:value-type="currency" office:currency="PLN" office:value="5.99" calcext:value-type="currency">
            <text:p>5,99 zł</text:p>
          </table:table-cell>
          <table:table-cell table:number-columns-repeated="1007"/>
        </table:table-row>
        <table:table-row table:style-name="ro2">
          <table:table-cell office:value-type="date" office:date-value="2014-04-20" calcext:value-type="date">
            <text:p>20.04.2014</text:p>
          </table:table-cell>
          <table:table-cell office:value-type="float" office:value="68" calcext:value-type="float">
            <text:p>68</text:p>
          </table:table-cell>
          <table:table-cell table:formula="of:=LOOKUP(WEEKDAY([.A121];2);[.$B$1:.$B$7];[.$C$1:.$C$7])" office:value-type="string" office:string-value="niedziela" calcext:value-type="string">
            <text:p>niedziela</text:p>
          </table:table-cell>
          <table:table-cell table:formula="of:=[.L120]" office:value-type="float" office:value="41.28" calcext:value-type="float">
            <text:p>41,28</text:p>
          </table:table-cell>
          <table:table-cell table:formula="of:=[.M120]" office:value-type="float" office:value="8.31" calcext:value-type="float">
            <text:p>8,31</text:p>
          </table:table-cell>
          <table:table-cell table:formula="of:=ROUND(IF([.E121]&gt;[.$F$6];IF([.E121]-(([.B121]*[.$G$3])/100)&lt;0;((([.E121]*100)/[.$G$3])*[.$G$2])/100;0);([.$G$2]*([.B121]/2))/100);2)" office:value-type="float" office:value="2.04" calcext:value-type="float">
            <text:p>2,04</text:p>
          </table:table-cell>
          <table:table-cell table:formula="of:=ROUND(IF([.E121]&gt;[.$F$6];IF([.E121]-(([.B121]*[.$G$3])/100)&lt;0;[.E121];([.$G$3]*[.B121])/100);([.$G$3]*([.B121]/2))/100) ;2)" office:value-type="float" office:value="3.06" calcext:value-type="float">
            <text:p>3,06</text:p>
          </table:table-cell>
          <table:table-cell table:formula="of:=[.D121]-[.F121]" office:value-type="float" office:value="39.24" calcext:value-type="float">
            <text:p>39,24</text:p>
          </table:table-cell>
          <table:table-cell table:formula="of:=[.E121]-[.G121]" office:value-type="float" office:value="5.25" calcext:value-type="float">
            <text:p>5,25</text:p>
          </table:table-cell>
          <table:table-cell table:formula="of:=IF([.C121]=[.$L$6];IF([.H121]&lt;[.$N$6];[.$F$2];0);0)" office:value-type="float" office:value="0" calcext:value-type="float">
            <text:p>0,00</text:p>
          </table:table-cell>
          <table:table-cell table:formula="of:=IF([.I121]&lt;5;[.$F$3];0)" office:value-type="float" office:value="0" calcext:value-type="float">
            <text:p>0,00</text:p>
          </table:table-cell>
          <table:table-cell table:formula="of:=IF([.J121]=0;[.H121];[.J121])" office:value-type="float" office:value="39.24" calcext:value-type="float">
            <text:p>39,24</text:p>
          </table:table-cell>
          <table:table-cell table:formula="of:=IF([.K121]=0;[.I121];[.K121])" office:value-type="float" office:value="5.25" calcext:value-type="float">
            <text:p>5,25</text:p>
          </table:table-cell>
          <table:table-cell table:formula="of:=ROUND([.F121]*[.$S$5]+[.G121]*[.$S$4];2)" office:value-type="currency" office:currency="PLN" office:value="17.19" calcext:value-type="currency">
            <text:p>17,19 zł</text:p>
          </table:table-cell>
          <table:table-cell/>
          <table:table-cell table:formula="of:=ROUND([.B121]*[.$G$2]/100;2)" office:value-type="float" office:value="4.08" calcext:value-type="float">
            <text:p>4,08</text:p>
          </table:table-cell>
          <table:table-cell table:formula="of:=ROUND([.P121]*[.$S$5];2)" office:value-type="currency" office:currency="PLN" office:value="20.36" calcext:value-type="currency">
            <text:p>20,36 zł</text:p>
          </table:table-cell>
          <table:table-cell table:number-columns-repeated="1007"/>
        </table:table-row>
        <table:table-row table:style-name="ro2">
          <table:table-cell office:value-type="date" office:date-value="2014-04-21" calcext:value-type="date">
            <text:p>21.04.2014</text:p>
          </table:table-cell>
          <table:table-cell office:value-type="float" office:value="25" calcext:value-type="float">
            <text:p>25</text:p>
          </table:table-cell>
          <table:table-cell table:formula="of:=LOOKUP(WEEKDAY([.A122];2);[.$B$1:.$B$7];[.$C$1:.$C$7])" office:value-type="string" office:string-value="poniedziałek" calcext:value-type="string">
            <text:p>poniedziałek</text:p>
          </table:table-cell>
          <table:table-cell table:formula="of:=[.L121]" office:value-type="float" office:value="39.24" calcext:value-type="float">
            <text:p>39,24</text:p>
          </table:table-cell>
          <table:table-cell table:formula="of:=[.M121]" office:value-type="float" office:value="5.25" calcext:value-type="float">
            <text:p>5,25</text:p>
          </table:table-cell>
          <table:table-cell table:formula="of:=ROUND(IF([.E122]&gt;[.$F$6];IF([.E122]-(([.B122]*[.$G$3])/100)&lt;0;((([.E122]*100)/[.$G$3])*[.$G$2])/100;0);([.$G$2]*([.B122]/2))/100);2)" office:value-type="float" office:value="0.75" calcext:value-type="float">
            <text:p>0,75</text:p>
          </table:table-cell>
          <table:table-cell table:formula="of:=ROUND(IF([.E122]&gt;[.$F$6];IF([.E122]-(([.B122]*[.$G$3])/100)&lt;0;[.E122];([.$G$3]*[.B122])/100);([.$G$3]*([.B122]/2))/100) ;2)" office:value-type="float" office:value="1.13" calcext:value-type="float">
            <text:p>1,13</text:p>
          </table:table-cell>
          <table:table-cell table:formula="of:=[.D122]-[.F122]" office:value-type="float" office:value="38.49" calcext:value-type="float">
            <text:p>38,49</text:p>
          </table:table-cell>
          <table:table-cell table:formula="of:=[.E122]-[.G122]" office:value-type="float" office:value="4.12" calcext:value-type="float">
            <text:p>4,12</text:p>
          </table:table-cell>
          <table:table-cell table:formula="of:=IF([.C122]=[.$L$6];IF([.H122]&lt;[.$N$6];[.$F$2];0);0)" office:value-type="float" office:value="0" calcext:value-type="float">
            <text:p>0,00</text:p>
          </table:table-cell>
          <table:table-cell table:formula="of:=IF([.I122]&lt;5;[.$F$3];0)" office:value-type="float" office:value="30" calcext:value-type="float">
            <text:p>30,00</text:p>
          </table:table-cell>
          <table:table-cell table:formula="of:=IF([.J122]=0;[.H122];[.J122])" office:value-type="float" office:value="38.49" calcext:value-type="float">
            <text:p>38,49</text:p>
          </table:table-cell>
          <table:table-cell table:formula="of:=IF([.K122]=0;[.I122];[.K122])" office:value-type="float" office:value="30" calcext:value-type="float">
            <text:p>30,00</text:p>
          </table:table-cell>
          <table:table-cell table:formula="of:=ROUND([.F122]*[.$S$5]+[.G122]*[.$S$4];2)" office:value-type="currency" office:currency="PLN" office:value="6.33" calcext:value-type="currency">
            <text:p>6,33 zł</text:p>
          </table:table-cell>
          <table:table-cell/>
          <table:table-cell table:formula="of:=ROUND([.B122]*[.$G$2]/100;2)" office:value-type="float" office:value="1.5" calcext:value-type="float">
            <text:p>1,5</text:p>
          </table:table-cell>
          <table:table-cell table:formula="of:=ROUND([.P122]*[.$S$5];2)" office:value-type="currency" office:currency="PLN" office:value="7.49" calcext:value-type="currency">
            <text:p>7,49 zł</text:p>
          </table:table-cell>
          <table:table-cell table:number-columns-repeated="1007"/>
        </table:table-row>
        <table:table-row table:style-name="ro2">
          <table:table-cell office:value-type="date" office:date-value="2014-04-22" calcext:value-type="date">
            <text:p>22.04.2014</text:p>
          </table:table-cell>
          <table:table-cell office:value-type="float" office:value="93" calcext:value-type="float">
            <text:p>93</text:p>
          </table:table-cell>
          <table:table-cell table:formula="of:=LOOKUP(WEEKDAY([.A123];2);[.$B$1:.$B$7];[.$C$1:.$C$7])" office:value-type="string" office:string-value="wtorek" calcext:value-type="string">
            <text:p>wtorek</text:p>
          </table:table-cell>
          <table:table-cell table:formula="of:=[.L122]" office:value-type="float" office:value="38.49" calcext:value-type="float">
            <text:p>38,49</text:p>
          </table:table-cell>
          <table:table-cell table:formula="of:=[.M122]" office:value-type="float" office:value="30" calcext:value-type="float">
            <text:p>30,00</text:p>
          </table:table-cell>
          <table:table-cell table:formula="of:=ROUND(IF([.E123]&gt;[.$F$6];IF([.E123]-(([.B123]*[.$G$3])/100)&lt;0;((([.E123]*100)/[.$G$3])*[.$G$2])/100;0);([.$G$2]*([.B123]/2))/100);2)" office:value-type="float" office:value="0" calcext:value-type="float">
            <text:p>0,00</text:p>
          </table:table-cell>
          <table:table-cell table:formula="of:=ROUND(IF([.E123]&gt;[.$F$6];IF([.E123]-(([.B123]*[.$G$3])/100)&lt;0;[.E123];([.$G$3]*[.B123])/100);([.$G$3]*([.B123]/2))/100) ;2)" office:value-type="float" office:value="8.37" calcext:value-type="float">
            <text:p>8,37</text:p>
          </table:table-cell>
          <table:table-cell table:formula="of:=[.D123]-[.F123]" office:value-type="float" office:value="38.49" calcext:value-type="float">
            <text:p>38,49</text:p>
          </table:table-cell>
          <table:table-cell table:formula="of:=[.E123]-[.G123]" office:value-type="float" office:value="21.63" calcext:value-type="float">
            <text:p>21,63</text:p>
          </table:table-cell>
          <table:table-cell table:formula="of:=IF([.C123]=[.$L$6];IF([.H123]&lt;[.$N$6];[.$F$2];0);0)" office:value-type="float" office:value="0" calcext:value-type="float">
            <text:p>0,00</text:p>
          </table:table-cell>
          <table:table-cell table:formula="of:=IF([.I123]&lt;5;[.$F$3];0)" office:value-type="float" office:value="0" calcext:value-type="float">
            <text:p>0,00</text:p>
          </table:table-cell>
          <table:table-cell table:formula="of:=IF([.J123]=0;[.H123];[.J123])" office:value-type="float" office:value="38.49" calcext:value-type="float">
            <text:p>38,49</text:p>
          </table:table-cell>
          <table:table-cell table:formula="of:=IF([.K123]=0;[.I123];[.K123])" office:value-type="float" office:value="21.63" calcext:value-type="float">
            <text:p>21,63</text:p>
          </table:table-cell>
          <table:table-cell table:formula="of:=ROUND([.F123]*[.$S$5]+[.G123]*[.$S$4];2)" office:value-type="currency" office:currency="PLN" office:value="19.17" calcext:value-type="currency">
            <text:p>19,17 zł</text:p>
          </table:table-cell>
          <table:table-cell/>
          <table:table-cell table:formula="of:=ROUND([.B123]*[.$G$2]/100;2)" office:value-type="float" office:value="5.58" calcext:value-type="float">
            <text:p>5,58</text:p>
          </table:table-cell>
          <table:table-cell table:formula="of:=ROUND([.P123]*[.$S$5];2)" office:value-type="currency" office:currency="PLN" office:value="27.84" calcext:value-type="currency">
            <text:p>27,84 zł</text:p>
          </table:table-cell>
          <table:table-cell table:number-columns-repeated="1007"/>
        </table:table-row>
        <table:table-row table:style-name="ro2">
          <table:table-cell office:value-type="date" office:date-value="2014-04-23" calcext:value-type="date">
            <text:p>23.04.2014</text:p>
          </table:table-cell>
          <table:table-cell office:value-type="float" office:value="49" calcext:value-type="float">
            <text:p>49</text:p>
          </table:table-cell>
          <table:table-cell table:formula="of:=LOOKUP(WEEKDAY([.A124];2);[.$B$1:.$B$7];[.$C$1:.$C$7])" office:value-type="string" office:string-value="środa" calcext:value-type="string">
            <text:p>środa</text:p>
          </table:table-cell>
          <table:table-cell table:formula="of:=[.L123]" office:value-type="float" office:value="38.49" calcext:value-type="float">
            <text:p>38,49</text:p>
          </table:table-cell>
          <table:table-cell table:formula="of:=[.M123]" office:value-type="float" office:value="21.63" calcext:value-type="float">
            <text:p>21,63</text:p>
          </table:table-cell>
          <table:table-cell table:formula="of:=ROUND(IF([.E124]&gt;[.$F$6];IF([.E124]-(([.B124]*[.$G$3])/100)&lt;0;((([.E124]*100)/[.$G$3])*[.$G$2])/100;0);([.$G$2]*([.B124]/2))/100);2)" office:value-type="float" office:value="0" calcext:value-type="float">
            <text:p>0,00</text:p>
          </table:table-cell>
          <table:table-cell table:formula="of:=ROUND(IF([.E124]&gt;[.$F$6];IF([.E124]-(([.B124]*[.$G$3])/100)&lt;0;[.E124];([.$G$3]*[.B124])/100);([.$G$3]*([.B124]/2))/100) ;2)" office:value-type="float" office:value="4.41" calcext:value-type="float">
            <text:p>4,41</text:p>
          </table:table-cell>
          <table:table-cell table:formula="of:=[.D124]-[.F124]" office:value-type="float" office:value="38.49" calcext:value-type="float">
            <text:p>38,49</text:p>
          </table:table-cell>
          <table:table-cell table:formula="of:=[.E124]-[.G124]" office:value-type="float" office:value="17.22" calcext:value-type="float">
            <text:p>17,22</text:p>
          </table:table-cell>
          <table:table-cell table:formula="of:=IF([.C124]=[.$L$6];IF([.H124]&lt;[.$N$6];[.$F$2];0);0)" office:value-type="float" office:value="0" calcext:value-type="float">
            <text:p>0,00</text:p>
          </table:table-cell>
          <table:table-cell table:formula="of:=IF([.I124]&lt;5;[.$F$3];0)" office:value-type="float" office:value="0" calcext:value-type="float">
            <text:p>0,00</text:p>
          </table:table-cell>
          <table:table-cell table:formula="of:=IF([.J124]=0;[.H124];[.J124])" office:value-type="float" office:value="38.49" calcext:value-type="float">
            <text:p>38,49</text:p>
          </table:table-cell>
          <table:table-cell table:formula="of:=IF([.K124]=0;[.I124];[.K124])" office:value-type="float" office:value="17.22" calcext:value-type="float">
            <text:p>17,22</text:p>
          </table:table-cell>
          <table:table-cell table:formula="of:=ROUND([.F124]*[.$S$5]+[.G124]*[.$S$4];2)" office:value-type="currency" office:currency="PLN" office:value="10.1" calcext:value-type="currency">
            <text:p>10,10 zł</text:p>
          </table:table-cell>
          <table:table-cell/>
          <table:table-cell table:formula="of:=ROUND([.B124]*[.$G$2]/100;2)" office:value-type="float" office:value="2.94" calcext:value-type="float">
            <text:p>2,94</text:p>
          </table:table-cell>
          <table:table-cell table:formula="of:=ROUND([.P124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04-24" calcext:value-type="date">
            <text:p>24.04.2014</text:p>
          </table:table-cell>
          <table:table-cell office:value-type="float" office:value="29" calcext:value-type="float">
            <text:p>29</text:p>
          </table:table-cell>
          <table:table-cell table:formula="of:=LOOKUP(WEEKDAY([.A125];2);[.$B$1:.$B$7];[.$C$1:.$C$7])" office:value-type="string" office:string-value="czwartek" calcext:value-type="string">
            <text:p>czwartek</text:p>
          </table:table-cell>
          <table:table-cell table:formula="of:=[.L124]" office:value-type="float" office:value="38.49" calcext:value-type="float">
            <text:p>38,49</text:p>
          </table:table-cell>
          <table:table-cell table:formula="of:=[.M124]" office:value-type="float" office:value="17.22" calcext:value-type="float">
            <text:p>17,22</text:p>
          </table:table-cell>
          <table:table-cell table:formula="of:=ROUND(IF([.E125]&gt;[.$F$6];IF([.E125]-(([.B125]*[.$G$3])/100)&lt;0;((([.E125]*100)/[.$G$3])*[.$G$2])/100;0);([.$G$2]*([.B125]/2))/100);2)" office:value-type="float" office:value="0" calcext:value-type="float">
            <text:p>0,00</text:p>
          </table:table-cell>
          <table:table-cell table:formula="of:=ROUND(IF([.E125]&gt;[.$F$6];IF([.E125]-(([.B125]*[.$G$3])/100)&lt;0;[.E125];([.$G$3]*[.B125])/100);([.$G$3]*([.B125]/2))/100) ;2)" office:value-type="float" office:value="2.61" calcext:value-type="float">
            <text:p>2,61</text:p>
          </table:table-cell>
          <table:table-cell table:formula="of:=[.D125]-[.F125]" office:value-type="float" office:value="38.49" calcext:value-type="float">
            <text:p>38,49</text:p>
          </table:table-cell>
          <table:table-cell table:formula="of:=[.E125]-[.G125]" office:value-type="float" office:value="14.61" calcext:value-type="float">
            <text:p>14,61</text:p>
          </table:table-cell>
          <table:table-cell table:formula="of:=IF([.C125]=[.$L$6];IF([.H125]&lt;[.$N$6];[.$F$2];0);0)" office:value-type="float" office:value="45" calcext:value-type="float">
            <text:p>45,00</text:p>
          </table:table-cell>
          <table:table-cell table:formula="of:=IF([.I125]&lt;5;[.$F$3];0)" office:value-type="float" office:value="0" calcext:value-type="float">
            <text:p>0,00</text:p>
          </table:table-cell>
          <table:table-cell table:formula="of:=IF([.J125]=0;[.H125];[.J125])" office:value-type="float" office:value="45" calcext:value-type="float">
            <text:p>45,00</text:p>
          </table:table-cell>
          <table:table-cell table:formula="of:=IF([.K125]=0;[.I125];[.K125])" office:value-type="float" office:value="14.61" calcext:value-type="float">
            <text:p>14,61</text:p>
          </table:table-cell>
          <table:table-cell table:formula="of:=ROUND([.F125]*[.$S$5]+[.G125]*[.$S$4];2)" office:value-type="currency" office:currency="PLN" office:value="5.98" calcext:value-type="currency">
            <text:p>5,98 zł</text:p>
          </table:table-cell>
          <table:table-cell/>
          <table:table-cell table:formula="of:=ROUND([.B125]*[.$G$2]/100;2)" office:value-type="float" office:value="1.74" calcext:value-type="float">
            <text:p>1,74</text:p>
          </table:table-cell>
          <table:table-cell table:formula="of:=ROUND([.P125]*[.$S$5];2)" office:value-type="currency" office:currency="PLN" office:value="8.68" calcext:value-type="currency">
            <text:p>8,68 zł</text:p>
          </table:table-cell>
          <table:table-cell table:number-columns-repeated="1007"/>
        </table:table-row>
        <table:table-row table:style-name="ro2">
          <table:table-cell office:value-type="date" office:date-value="2014-04-25" calcext:value-type="date">
            <text:p>25.04.2014</text:p>
          </table:table-cell>
          <table:table-cell office:value-type="float" office:value="59" calcext:value-type="float">
            <text:p>59</text:p>
          </table:table-cell>
          <table:table-cell table:formula="of:=LOOKUP(WEEKDAY([.A126];2);[.$B$1:.$B$7];[.$C$1:.$C$7])" office:value-type="string" office:string-value="piątek" calcext:value-type="string">
            <text:p>piątek</text:p>
          </table:table-cell>
          <table:table-cell table:formula="of:=[.L125]" office:value-type="float" office:value="45" calcext:value-type="float">
            <text:p>45,00</text:p>
          </table:table-cell>
          <table:table-cell table:formula="of:=[.M125]" office:value-type="float" office:value="14.61" calcext:value-type="float">
            <text:p>14,61</text:p>
          </table:table-cell>
          <table:table-cell table:formula="of:=ROUND(IF([.E126]&gt;[.$F$6];IF([.E126]-(([.B126]*[.$G$3])/100)&lt;0;((([.E126]*100)/[.$G$3])*[.$G$2])/100;0);([.$G$2]*([.B126]/2))/100);2)" office:value-type="float" office:value="1.77" calcext:value-type="float">
            <text:p>1,77</text:p>
          </table:table-cell>
          <table:table-cell table:formula="of:=ROUND(IF([.E126]&gt;[.$F$6];IF([.E126]-(([.B126]*[.$G$3])/100)&lt;0;[.E126];([.$G$3]*[.B126])/100);([.$G$3]*([.B126]/2))/100) ;2)" office:value-type="float" office:value="2.66" calcext:value-type="float">
            <text:p>2,66</text:p>
          </table:table-cell>
          <table:table-cell table:formula="of:=[.D126]-[.F126]" office:value-type="float" office:value="43.23" calcext:value-type="float">
            <text:p>43,23</text:p>
          </table:table-cell>
          <table:table-cell table:formula="of:=[.E126]-[.G126]" office:value-type="float" office:value="11.95" calcext:value-type="float">
            <text:p>11,95</text:p>
          </table:table-cell>
          <table:table-cell table:formula="of:=IF([.C126]=[.$L$6];IF([.H126]&lt;[.$N$6];[.$F$2];0);0)" office:value-type="float" office:value="0" calcext:value-type="float">
            <text:p>0,00</text:p>
          </table:table-cell>
          <table:table-cell table:formula="of:=IF([.I126]&lt;5;[.$F$3];0)" office:value-type="float" office:value="0" calcext:value-type="float">
            <text:p>0,00</text:p>
          </table:table-cell>
          <table:table-cell table:formula="of:=IF([.J126]=0;[.H126];[.J126])" office:value-type="float" office:value="43.23" calcext:value-type="float">
            <text:p>43,23</text:p>
          </table:table-cell>
          <table:table-cell table:formula="of:=IF([.K126]=0;[.I126];[.K126])" office:value-type="float" office:value="11.95" calcext:value-type="float">
            <text:p>11,95</text:p>
          </table:table-cell>
          <table:table-cell table:formula="of:=ROUND([.F126]*[.$S$5]+[.G126]*[.$S$4];2)" office:value-type="currency" office:currency="PLN" office:value="14.92" calcext:value-type="currency">
            <text:p>14,92 zł</text:p>
          </table:table-cell>
          <table:table-cell/>
          <table:table-cell table:formula="of:=ROUND([.B126]*[.$G$2]/100;2)" office:value-type="float" office:value="3.54" calcext:value-type="float">
            <text:p>3,54</text:p>
          </table:table-cell>
          <table:table-cell table:formula="of:=ROUND([.P126]*[.$S$5];2)" office:value-type="currency" office:currency="PLN" office:value="17.66" calcext:value-type="currency">
            <text:p>17,66 zł</text:p>
          </table:table-cell>
          <table:table-cell table:number-columns-repeated="1007"/>
        </table:table-row>
        <table:table-row table:style-name="ro2">
          <table:table-cell office:value-type="date" office:date-value="2014-04-26" calcext:value-type="date">
            <text:p>26.04.2014</text:p>
          </table:table-cell>
          <table:table-cell office:value-type="float" office:value="65" calcext:value-type="float">
            <text:p>65</text:p>
          </table:table-cell>
          <table:table-cell table:formula="of:=LOOKUP(WEEKDAY([.A127];2);[.$B$1:.$B$7];[.$C$1:.$C$7])" office:value-type="string" office:string-value="sobota" calcext:value-type="string">
            <text:p>sobota</text:p>
          </table:table-cell>
          <table:table-cell table:formula="of:=[.L126]" office:value-type="float" office:value="43.23" calcext:value-type="float">
            <text:p>43,23</text:p>
          </table:table-cell>
          <table:table-cell table:formula="of:=[.M126]" office:value-type="float" office:value="11.95" calcext:value-type="float">
            <text:p>11,95</text:p>
          </table:table-cell>
          <table:table-cell table:formula="of:=ROUND(IF([.E127]&gt;[.$F$6];IF([.E127]-(([.B127]*[.$G$3])/100)&lt;0;((([.E127]*100)/[.$G$3])*[.$G$2])/100;0);([.$G$2]*([.B127]/2))/100);2)" office:value-type="float" office:value="1.95" calcext:value-type="float">
            <text:p>1,95</text:p>
          </table:table-cell>
          <table:table-cell table:formula="of:=ROUND(IF([.E127]&gt;[.$F$6];IF([.E127]-(([.B127]*[.$G$3])/100)&lt;0;[.E127];([.$G$3]*[.B127])/100);([.$G$3]*([.B127]/2))/100) ;2)" office:value-type="float" office:value="2.93" calcext:value-type="float">
            <text:p>2,93</text:p>
          </table:table-cell>
          <table:table-cell table:formula="of:=[.D127]-[.F127]" office:value-type="float" office:value="41.28" calcext:value-type="float">
            <text:p>41,28</text:p>
          </table:table-cell>
          <table:table-cell table:formula="of:=[.E127]-[.G127]" office:value-type="float" office:value="9.02" calcext:value-type="float">
            <text:p>9,02</text:p>
          </table:table-cell>
          <table:table-cell table:formula="of:=IF([.C127]=[.$L$6];IF([.H127]&lt;[.$N$6];[.$F$2];0);0)" office:value-type="float" office:value="0" calcext:value-type="float">
            <text:p>0,00</text:p>
          </table:table-cell>
          <table:table-cell table:formula="of:=IF([.I127]&lt;5;[.$F$3];0)" office:value-type="float" office:value="0" calcext:value-type="float">
            <text:p>0,00</text:p>
          </table:table-cell>
          <table:table-cell table:formula="of:=IF([.J127]=0;[.H127];[.J127])" office:value-type="float" office:value="41.28" calcext:value-type="float">
            <text:p>41,28</text:p>
          </table:table-cell>
          <table:table-cell table:formula="of:=IF([.K127]=0;[.I127];[.K127])" office:value-type="float" office:value="9.02" calcext:value-type="float">
            <text:p>9,02</text:p>
          </table:table-cell>
          <table:table-cell table:formula="of:=ROUND([.F127]*[.$S$5]+[.G127]*[.$S$4];2)" office:value-type="currency" office:currency="PLN" office:value="16.44" calcext:value-type="currency">
            <text:p>16,44 zł</text:p>
          </table:table-cell>
          <table:table-cell/>
          <table:table-cell table:formula="of:=ROUND([.B127]*[.$G$2]/100;2)" office:value-type="float" office:value="3.9" calcext:value-type="float">
            <text:p>3,9</text:p>
          </table:table-cell>
          <table:table-cell table:formula="of:=ROUND([.P127]*[.$S$5];2)" office:value-type="currency" office:currency="PLN" office:value="19.46" calcext:value-type="currency">
            <text:p>19,46 zł</text:p>
          </table:table-cell>
          <table:table-cell table:number-columns-repeated="1007"/>
        </table:table-row>
        <table:table-row table:style-name="ro2">
          <table:table-cell office:value-type="date" office:date-value="2014-04-27" calcext:value-type="date">
            <text:p>27.04.2014</text:p>
          </table:table-cell>
          <table:table-cell office:value-type="float" office:value="25" calcext:value-type="float">
            <text:p>25</text:p>
          </table:table-cell>
          <table:table-cell table:formula="of:=LOOKUP(WEEKDAY([.A128];2);[.$B$1:.$B$7];[.$C$1:.$C$7])" office:value-type="string" office:string-value="niedziela" calcext:value-type="string">
            <text:p>niedziela</text:p>
          </table:table-cell>
          <table:table-cell table:formula="of:=[.L127]" office:value-type="float" office:value="41.28" calcext:value-type="float">
            <text:p>41,28</text:p>
          </table:table-cell>
          <table:table-cell table:formula="of:=[.M127]" office:value-type="float" office:value="9.02" calcext:value-type="float">
            <text:p>9,02</text:p>
          </table:table-cell>
          <table:table-cell table:formula="of:=ROUND(IF([.E128]&gt;[.$F$6];IF([.E128]-(([.B128]*[.$G$3])/100)&lt;0;((([.E128]*100)/[.$G$3])*[.$G$2])/100;0);([.$G$2]*([.B128]/2))/100);2)" office:value-type="float" office:value="0.75" calcext:value-type="float">
            <text:p>0,75</text:p>
          </table:table-cell>
          <table:table-cell table:formula="of:=ROUND(IF([.E128]&gt;[.$F$6];IF([.E128]-(([.B128]*[.$G$3])/100)&lt;0;[.E128];([.$G$3]*[.B128])/100);([.$G$3]*([.B128]/2))/100) ;2)" office:value-type="float" office:value="1.13" calcext:value-type="float">
            <text:p>1,13</text:p>
          </table:table-cell>
          <table:table-cell table:formula="of:=[.D128]-[.F128]" office:value-type="float" office:value="40.53" calcext:value-type="float">
            <text:p>40,53</text:p>
          </table:table-cell>
          <table:table-cell table:formula="of:=[.E128]-[.G128]" office:value-type="float" office:value="7.89" calcext:value-type="float">
            <text:p>7,89</text:p>
          </table:table-cell>
          <table:table-cell table:formula="of:=IF([.C128]=[.$L$6];IF([.H128]&lt;[.$N$6];[.$F$2];0);0)" office:value-type="float" office:value="0" calcext:value-type="float">
            <text:p>0,00</text:p>
          </table:table-cell>
          <table:table-cell table:formula="of:=IF([.I128]&lt;5;[.$F$3];0)" office:value-type="float" office:value="0" calcext:value-type="float">
            <text:p>0,00</text:p>
          </table:table-cell>
          <table:table-cell table:formula="of:=IF([.J128]=0;[.H128];[.J128])" office:value-type="float" office:value="40.53" calcext:value-type="float">
            <text:p>40,53</text:p>
          </table:table-cell>
          <table:table-cell table:formula="of:=IF([.K128]=0;[.I128];[.K128])" office:value-type="float" office:value="7.89" calcext:value-type="float">
            <text:p>7,89</text:p>
          </table:table-cell>
          <table:table-cell table:formula="of:=ROUND([.F128]*[.$S$5]+[.G128]*[.$S$4];2)" office:value-type="currency" office:currency="PLN" office:value="6.33" calcext:value-type="currency">
            <text:p>6,33 zł</text:p>
          </table:table-cell>
          <table:table-cell/>
          <table:table-cell table:formula="of:=ROUND([.B128]*[.$G$2]/100;2)" office:value-type="float" office:value="1.5" calcext:value-type="float">
            <text:p>1,5</text:p>
          </table:table-cell>
          <table:table-cell table:formula="of:=ROUND([.P128]*[.$S$5];2)" office:value-type="currency" office:currency="PLN" office:value="7.49" calcext:value-type="currency">
            <text:p>7,49 zł</text:p>
          </table:table-cell>
          <table:table-cell table:number-columns-repeated="1007"/>
        </table:table-row>
        <table:table-row table:style-name="ro2">
          <table:table-cell office:value-type="date" office:date-value="2014-04-28" calcext:value-type="date">
            <text:p>28.04.2014</text:p>
          </table:table-cell>
          <table:table-cell office:value-type="float" office:value="3" calcext:value-type="float">
            <text:p>3</text:p>
          </table:table-cell>
          <table:table-cell table:formula="of:=LOOKUP(WEEKDAY([.A129];2);[.$B$1:.$B$7];[.$C$1:.$C$7])" office:value-type="string" office:string-value="poniedziałek" calcext:value-type="string">
            <text:p>poniedziałek</text:p>
          </table:table-cell>
          <table:table-cell table:formula="of:=[.L128]" office:value-type="float" office:value="40.53" calcext:value-type="float">
            <text:p>40,53</text:p>
          </table:table-cell>
          <table:table-cell table:formula="of:=[.M128]" office:value-type="float" office:value="7.89" calcext:value-type="float">
            <text:p>7,89</text:p>
          </table:table-cell>
          <table:table-cell table:formula="of:=ROUND(IF([.E129]&gt;[.$F$6];IF([.E129]-(([.B129]*[.$G$3])/100)&lt;0;((([.E129]*100)/[.$G$3])*[.$G$2])/100;0);([.$G$2]*([.B129]/2))/100);2)" office:value-type="float" office:value="0.09" calcext:value-type="float">
            <text:p>0,09</text:p>
          </table:table-cell>
          <table:table-cell table:formula="of:=ROUND(IF([.E129]&gt;[.$F$6];IF([.E129]-(([.B129]*[.$G$3])/100)&lt;0;[.E129];([.$G$3]*[.B129])/100);([.$G$3]*([.B129]/2))/100) ;2)" office:value-type="float" office:value="0.14" calcext:value-type="float">
            <text:p>0,14</text:p>
          </table:table-cell>
          <table:table-cell table:formula="of:=[.D129]-[.F129]" office:value-type="float" office:value="40.44" calcext:value-type="float">
            <text:p>40,44</text:p>
          </table:table-cell>
          <table:table-cell table:formula="of:=[.E129]-[.G129]" office:value-type="float" office:value="7.75" calcext:value-type="float">
            <text:p>7,75</text:p>
          </table:table-cell>
          <table:table-cell table:formula="of:=IF([.C129]=[.$L$6];IF([.H129]&lt;[.$N$6];[.$F$2];0);0)" office:value-type="float" office:value="0" calcext:value-type="float">
            <text:p>0,00</text:p>
          </table:table-cell>
          <table:table-cell table:formula="of:=IF([.I129]&lt;5;[.$F$3];0)" office:value-type="float" office:value="0" calcext:value-type="float">
            <text:p>0,00</text:p>
          </table:table-cell>
          <table:table-cell table:formula="of:=IF([.J129]=0;[.H129];[.J129])" office:value-type="float" office:value="40.44" calcext:value-type="float">
            <text:p>40,44</text:p>
          </table:table-cell>
          <table:table-cell table:formula="of:=IF([.K129]=0;[.I129];[.K129])" office:value-type="float" office:value="7.75" calcext:value-type="float">
            <text:p>7,75</text:p>
          </table:table-cell>
          <table:table-cell table:formula="of:=ROUND([.F129]*[.$S$5]+[.G129]*[.$S$4];2)" office:value-type="currency" office:currency="PLN" office:value="0.77" calcext:value-type="currency">
            <text:p>0,77 zł</text:p>
          </table:table-cell>
          <table:table-cell/>
          <table:table-cell table:formula="of:=ROUND([.B129]*[.$G$2]/100;2)" office:value-type="float" office:value="0.18" calcext:value-type="float">
            <text:p>0,18</text:p>
          </table:table-cell>
          <table:table-cell table:formula="of:=ROUND([.P129]*[.$S$5];2)" office:value-type="currency" office:currency="PLN" office:value="0.9" calcext:value-type="currency">
            <text:p>0,90 zł</text:p>
          </table:table-cell>
          <table:table-cell table:number-columns-repeated="1007"/>
        </table:table-row>
        <table:table-row table:style-name="ro2">
          <table:table-cell office:value-type="date" office:date-value="2014-04-29" calcext:value-type="date">
            <text:p>29.04.2014</text:p>
          </table:table-cell>
          <table:table-cell office:value-type="float" office:value="58" calcext:value-type="float">
            <text:p>58</text:p>
          </table:table-cell>
          <table:table-cell table:formula="of:=LOOKUP(WEEKDAY([.A130];2);[.$B$1:.$B$7];[.$C$1:.$C$7])" office:value-type="string" office:string-value="wtorek" calcext:value-type="string">
            <text:p>wtorek</text:p>
          </table:table-cell>
          <table:table-cell table:formula="of:=[.L129]" office:value-type="float" office:value="40.44" calcext:value-type="float">
            <text:p>40,44</text:p>
          </table:table-cell>
          <table:table-cell table:formula="of:=[.M129]" office:value-type="float" office:value="7.75" calcext:value-type="float">
            <text:p>7,75</text:p>
          </table:table-cell>
          <table:table-cell table:formula="of:=ROUND(IF([.E130]&gt;[.$F$6];IF([.E130]-(([.B130]*[.$G$3])/100)&lt;0;((([.E130]*100)/[.$G$3])*[.$G$2])/100;0);([.$G$2]*([.B130]/2))/100);2)" office:value-type="float" office:value="1.74" calcext:value-type="float">
            <text:p>1,74</text:p>
          </table:table-cell>
          <table:table-cell table:formula="of:=ROUND(IF([.E130]&gt;[.$F$6];IF([.E130]-(([.B130]*[.$G$3])/100)&lt;0;[.E130];([.$G$3]*[.B130])/100);([.$G$3]*([.B130]/2))/100) ;2)" office:value-type="float" office:value="2.61" calcext:value-type="float">
            <text:p>2,61</text:p>
          </table:table-cell>
          <table:table-cell table:formula="of:=[.D130]-[.F130]" office:value-type="float" office:value="38.7" calcext:value-type="float">
            <text:p>38,70</text:p>
          </table:table-cell>
          <table:table-cell table:formula="of:=[.E130]-[.G130]" office:value-type="float" office:value="5.14" calcext:value-type="float">
            <text:p>5,14</text:p>
          </table:table-cell>
          <table:table-cell table:formula="of:=IF([.C130]=[.$L$6];IF([.H130]&lt;[.$N$6];[.$F$2];0);0)" office:value-type="float" office:value="0" calcext:value-type="float">
            <text:p>0,00</text:p>
          </table:table-cell>
          <table:table-cell table:formula="of:=IF([.I130]&lt;5;[.$F$3];0)" office:value-type="float" office:value="0" calcext:value-type="float">
            <text:p>0,00</text:p>
          </table:table-cell>
          <table:table-cell table:formula="of:=IF([.J130]=0;[.H130];[.J130])" office:value-type="float" office:value="38.7" calcext:value-type="float">
            <text:p>38,70</text:p>
          </table:table-cell>
          <table:table-cell table:formula="of:=IF([.K130]=0;[.I130];[.K130])" office:value-type="float" office:value="5.14" calcext:value-type="float">
            <text:p>5,14</text:p>
          </table:table-cell>
          <table:table-cell table:formula="of:=ROUND([.F130]*[.$S$5]+[.G130]*[.$S$4];2)" office:value-type="currency" office:currency="PLN" office:value="14.66" calcext:value-type="currency">
            <text:p>14,66 zł</text:p>
          </table:table-cell>
          <table:table-cell/>
          <table:table-cell table:formula="of:=ROUND([.B130]*[.$G$2]/100;2)" office:value-type="float" office:value="3.48" calcext:value-type="float">
            <text:p>3,48</text:p>
          </table:table-cell>
          <table:table-cell table:formula="of:=ROUND([.P130]*[.$S$5];2)" office:value-type="currency" office:currency="PLN" office:value="17.37" calcext:value-type="currency">
            <text:p>17,37 zł</text:p>
          </table:table-cell>
          <table:table-cell table:number-columns-repeated="1007"/>
        </table:table-row>
        <table:table-row table:style-name="ro2">
          <table:table-cell office:value-type="date" office:date-value="2014-04-30" calcext:value-type="date">
            <text:p>30.04.2014</text:p>
          </table:table-cell>
          <table:table-cell office:value-type="float" office:value="35" calcext:value-type="float">
            <text:p>35</text:p>
          </table:table-cell>
          <table:table-cell table:formula="of:=LOOKUP(WEEKDAY([.A131];2);[.$B$1:.$B$7];[.$C$1:.$C$7])" office:value-type="string" office:string-value="środa" calcext:value-type="string">
            <text:p>środa</text:p>
          </table:table-cell>
          <table:table-cell table:formula="of:=[.L130]" office:value-type="float" office:value="38.7" calcext:value-type="float">
            <text:p>38,70</text:p>
          </table:table-cell>
          <table:table-cell table:formula="of:=[.M130]" office:value-type="float" office:value="5.14" calcext:value-type="float">
            <text:p>5,14</text:p>
          </table:table-cell>
          <table:table-cell table:formula="of:=ROUND(IF([.E131]&gt;[.$F$6];IF([.E131]-(([.B131]*[.$G$3])/100)&lt;0;((([.E131]*100)/[.$G$3])*[.$G$2])/100;0);([.$G$2]*([.B131]/2))/100);2)" office:value-type="float" office:value="1.05" calcext:value-type="float">
            <text:p>1,05</text:p>
          </table:table-cell>
          <table:table-cell table:formula="of:=ROUND(IF([.E131]&gt;[.$F$6];IF([.E131]-(([.B131]*[.$G$3])/100)&lt;0;[.E131];([.$G$3]*[.B131])/100);([.$G$3]*([.B131]/2))/100) ;2)" office:value-type="float" office:value="1.58" calcext:value-type="float">
            <text:p>1,58</text:p>
          </table:table-cell>
          <table:table-cell table:formula="of:=[.D131]-[.F131]" office:value-type="float" office:value="37.65" calcext:value-type="float">
            <text:p>37,65</text:p>
          </table:table-cell>
          <table:table-cell table:formula="of:=[.E131]-[.G131]" office:value-type="float" office:value="3.56" calcext:value-type="float">
            <text:p>3,56</text:p>
          </table:table-cell>
          <table:table-cell table:formula="of:=IF([.C131]=[.$L$6];IF([.H131]&lt;[.$N$6];[.$F$2];0);0)" office:value-type="float" office:value="0" calcext:value-type="float">
            <text:p>0,00</text:p>
          </table:table-cell>
          <table:table-cell table:formula="of:=IF([.I131]&lt;5;[.$F$3];0)" office:value-type="float" office:value="30" calcext:value-type="float">
            <text:p>30,00</text:p>
          </table:table-cell>
          <table:table-cell table:formula="of:=IF([.J131]=0;[.H131];[.J131])" office:value-type="float" office:value="37.65" calcext:value-type="float">
            <text:p>37,65</text:p>
          </table:table-cell>
          <table:table-cell table:formula="of:=IF([.K131]=0;[.I131];[.K131])" office:value-type="float" office:value="30" calcext:value-type="float">
            <text:p>30,00</text:p>
          </table:table-cell>
          <table:table-cell table:formula="of:=ROUND([.F131]*[.$S$5]+[.G131]*[.$S$4];2)" office:value-type="currency" office:currency="PLN" office:value="8.86" calcext:value-type="currency">
            <text:p>8,86 zł</text:p>
          </table:table-cell>
          <table:table-cell/>
          <table:table-cell table:formula="of:=ROUND([.B131]*[.$G$2]/100;2)" office:value-type="float" office:value="2.1" calcext:value-type="float">
            <text:p>2,1</text:p>
          </table:table-cell>
          <table:table-cell table:formula="of:=ROUND([.P131]*[.$S$5];2)" office:value-type="currency" office:currency="PLN" office:value="10.48" calcext:value-type="currency">
            <text:p>10,48 zł</text:p>
          </table:table-cell>
          <table:table-cell table:number-columns-repeated="1007"/>
        </table:table-row>
        <table:table-row table:style-name="ro2">
          <table:table-cell office:value-type="date" office:date-value="2014-05-01" calcext:value-type="date">
            <text:p>1.05.2014</text:p>
          </table:table-cell>
          <table:table-cell office:value-type="float" office:value="146" calcext:value-type="float">
            <text:p>146</text:p>
          </table:table-cell>
          <table:table-cell table:formula="of:=LOOKUP(WEEKDAY([.A132];2);[.$B$1:.$B$7];[.$C$1:.$C$7])" office:value-type="string" office:string-value="czwartek" calcext:value-type="string">
            <text:p>czwartek</text:p>
          </table:table-cell>
          <table:table-cell table:formula="of:=[.L131]" office:value-type="float" office:value="37.65" calcext:value-type="float">
            <text:p>37,65</text:p>
          </table:table-cell>
          <table:table-cell table:formula="of:=[.M131]" office:value-type="float" office:value="30" calcext:value-type="float">
            <text:p>30,00</text:p>
          </table:table-cell>
          <table:table-cell table:formula="of:=ROUND(IF([.E132]&gt;[.$F$6];IF([.E132]-(([.B132]*[.$G$3])/100)&lt;0;((([.E132]*100)/[.$G$3])*[.$G$2])/100;0);([.$G$2]*([.B132]/2))/100);2)" office:value-type="float" office:value="0" calcext:value-type="float">
            <text:p>0,00</text:p>
          </table:table-cell>
          <table:table-cell table:formula="of:=ROUND(IF([.E132]&gt;[.$F$6];IF([.E132]-(([.B132]*[.$G$3])/100)&lt;0;[.E132];([.$G$3]*[.B132])/100);([.$G$3]*([.B132]/2))/100) ;2)" office:value-type="float" office:value="13.14" calcext:value-type="float">
            <text:p>13,14</text:p>
          </table:table-cell>
          <table:table-cell table:formula="of:=[.D132]-[.F132]" office:value-type="float" office:value="37.65" calcext:value-type="float">
            <text:p>37,65</text:p>
          </table:table-cell>
          <table:table-cell table:formula="of:=[.E132]-[.G132]" office:value-type="float" office:value="16.86" calcext:value-type="float">
            <text:p>16,86</text:p>
          </table:table-cell>
          <table:table-cell table:formula="of:=IF([.C132]=[.$L$6];IF([.H132]&lt;[.$N$6];[.$F$2];0);0)" office:value-type="float" office:value="45" calcext:value-type="float">
            <text:p>45,00</text:p>
          </table:table-cell>
          <table:table-cell table:formula="of:=IF([.I132]&lt;5;[.$F$3];0)" office:value-type="float" office:value="0" calcext:value-type="float">
            <text:p>0,00</text:p>
          </table:table-cell>
          <table:table-cell table:formula="of:=IF([.J132]=0;[.H132];[.J132])" office:value-type="float" office:value="45" calcext:value-type="float">
            <text:p>45,00</text:p>
          </table:table-cell>
          <table:table-cell table:formula="of:=IF([.K132]=0;[.I132];[.K132])" office:value-type="float" office:value="16.86" calcext:value-type="float">
            <text:p>16,86</text:p>
          </table:table-cell>
          <table:table-cell table:formula="of:=ROUND([.F132]*[.$S$5]+[.G132]*[.$S$4];2)" office:value-type="currency" office:currency="PLN" office:value="30.09" calcext:value-type="currency">
            <text:p>30,09 zł</text:p>
          </table:table-cell>
          <table:table-cell/>
          <table:table-cell table:formula="of:=ROUND([.B132]*[.$G$2]/100;2)" office:value-type="float" office:value="8.76" calcext:value-type="float">
            <text:p>8,76</text:p>
          </table:table-cell>
          <table:table-cell table:formula="of:=ROUND([.P132]*[.$S$5];2)" office:value-type="currency" office:currency="PLN" office:value="43.71" calcext:value-type="currency">
            <text:p>43,71 zł</text:p>
          </table:table-cell>
          <table:table-cell table:number-columns-repeated="1007"/>
        </table:table-row>
        <table:table-row table:style-name="ro2">
          <table:table-cell office:value-type="date" office:date-value="2014-05-02" calcext:value-type="date">
            <text:p>2.05.2014</text:p>
          </table:table-cell>
          <table:table-cell office:value-type="float" office:value="45" calcext:value-type="float">
            <text:p>45</text:p>
          </table:table-cell>
          <table:table-cell table:formula="of:=LOOKUP(WEEKDAY([.A133];2);[.$B$1:.$B$7];[.$C$1:.$C$7])" office:value-type="string" office:string-value="piątek" calcext:value-type="string">
            <text:p>piątek</text:p>
          </table:table-cell>
          <table:table-cell table:formula="of:=[.L132]" office:value-type="float" office:value="45" calcext:value-type="float">
            <text:p>45,00</text:p>
          </table:table-cell>
          <table:table-cell table:formula="of:=[.M132]" office:value-type="float" office:value="16.86" calcext:value-type="float">
            <text:p>16,86</text:p>
          </table:table-cell>
          <table:table-cell table:formula="of:=ROUND(IF([.E133]&gt;[.$F$6];IF([.E133]-(([.B133]*[.$G$3])/100)&lt;0;((([.E133]*100)/[.$G$3])*[.$G$2])/100;0);([.$G$2]*([.B133]/2))/100);2)" office:value-type="float" office:value="0" calcext:value-type="float">
            <text:p>0,00</text:p>
          </table:table-cell>
          <table:table-cell table:formula="of:=ROUND(IF([.E133]&gt;[.$F$6];IF([.E133]-(([.B133]*[.$G$3])/100)&lt;0;[.E133];([.$G$3]*[.B133])/100);([.$G$3]*([.B133]/2))/100) ;2)" office:value-type="float" office:value="4.05" calcext:value-type="float">
            <text:p>4,05</text:p>
          </table:table-cell>
          <table:table-cell table:formula="of:=[.D133]-[.F133]" office:value-type="float" office:value="45" calcext:value-type="float">
            <text:p>45,00</text:p>
          </table:table-cell>
          <table:table-cell table:formula="of:=[.E133]-[.G133]" office:value-type="float" office:value="12.81" calcext:value-type="float">
            <text:p>12,81</text:p>
          </table:table-cell>
          <table:table-cell table:formula="of:=IF([.C133]=[.$L$6];IF([.H133]&lt;[.$N$6];[.$F$2];0);0)" office:value-type="float" office:value="0" calcext:value-type="float">
            <text:p>0,00</text:p>
          </table:table-cell>
          <table:table-cell table:formula="of:=IF([.I133]&lt;5;[.$F$3];0)" office:value-type="float" office:value="0" calcext:value-type="float">
            <text:p>0,00</text:p>
          </table:table-cell>
          <table:table-cell table:formula="of:=IF([.J133]=0;[.H133];[.J133])" office:value-type="float" office:value="45" calcext:value-type="float">
            <text:p>45,00</text:p>
          </table:table-cell>
          <table:table-cell table:formula="of:=IF([.K133]=0;[.I133];[.K133])" office:value-type="float" office:value="12.81" calcext:value-type="float">
            <text:p>12,81</text:p>
          </table:table-cell>
          <table:table-cell table:formula="of:=ROUND([.F133]*[.$S$5]+[.G133]*[.$S$4];2)" office:value-type="currency" office:currency="PLN" office:value="9.27" calcext:value-type="currency">
            <text:p>9,27 zł</text:p>
          </table:table-cell>
          <table:table-cell/>
          <table:table-cell table:formula="of:=ROUND([.B133]*[.$G$2]/100;2)" office:value-type="float" office:value="2.7" calcext:value-type="float">
            <text:p>2,7</text:p>
          </table:table-cell>
          <table:table-cell table:formula="of:=ROUND([.P133]*[.$S$5];2)" office:value-type="currency" office:currency="PLN" office:value="13.47" calcext:value-type="currency">
            <text:p>13,47 zł</text:p>
          </table:table-cell>
          <table:table-cell table:number-columns-repeated="1007"/>
        </table:table-row>
        <table:table-row table:style-name="ro2">
          <table:table-cell office:value-type="date" office:date-value="2014-05-03" calcext:value-type="date">
            <text:p>3.05.2014</text:p>
          </table:table-cell>
          <table:table-cell office:value-type="float" office:value="127" calcext:value-type="float">
            <text:p>127</text:p>
          </table:table-cell>
          <table:table-cell table:formula="of:=LOOKUP(WEEKDAY([.A134];2);[.$B$1:.$B$7];[.$C$1:.$C$7])" office:value-type="string" office:string-value="sobota" calcext:value-type="string">
            <text:p>sobota</text:p>
          </table:table-cell>
          <table:table-cell table:formula="of:=[.L133]" office:value-type="float" office:value="45" calcext:value-type="float">
            <text:p>45,00</text:p>
          </table:table-cell>
          <table:table-cell table:formula="of:=[.M133]" office:value-type="float" office:value="12.81" calcext:value-type="float">
            <text:p>12,81</text:p>
          </table:table-cell>
          <table:table-cell table:formula="of:=ROUND(IF([.E134]&gt;[.$F$6];IF([.E134]-(([.B134]*[.$G$3])/100)&lt;0;((([.E134]*100)/[.$G$3])*[.$G$2])/100;0);([.$G$2]*([.B134]/2))/100);2)" office:value-type="float" office:value="3.81" calcext:value-type="float">
            <text:p>3,81</text:p>
          </table:table-cell>
          <table:table-cell table:formula="of:=ROUND(IF([.E134]&gt;[.$F$6];IF([.E134]-(([.B134]*[.$G$3])/100)&lt;0;[.E134];([.$G$3]*[.B134])/100);([.$G$3]*([.B134]/2))/100) ;2)" office:value-type="float" office:value="5.72" calcext:value-type="float">
            <text:p>5,72</text:p>
          </table:table-cell>
          <table:table-cell table:formula="of:=[.D134]-[.F134]" office:value-type="float" office:value="41.19" calcext:value-type="float">
            <text:p>41,19</text:p>
          </table:table-cell>
          <table:table-cell table:formula="of:=[.E134]-[.G134]" office:value-type="float" office:value="7.09" calcext:value-type="float">
            <text:p>7,09</text:p>
          </table:table-cell>
          <table:table-cell table:formula="of:=IF([.C134]=[.$L$6];IF([.H134]&lt;[.$N$6];[.$F$2];0);0)" office:value-type="float" office:value="0" calcext:value-type="float">
            <text:p>0,00</text:p>
          </table:table-cell>
          <table:table-cell table:formula="of:=IF([.I134]&lt;5;[.$F$3];0)" office:value-type="float" office:value="0" calcext:value-type="float">
            <text:p>0,00</text:p>
          </table:table-cell>
          <table:table-cell table:formula="of:=IF([.J134]=0;[.H134];[.J134])" office:value-type="float" office:value="41.19" calcext:value-type="float">
            <text:p>41,19</text:p>
          </table:table-cell>
          <table:table-cell table:formula="of:=IF([.K134]=0;[.I134];[.K134])" office:value-type="float" office:value="7.09" calcext:value-type="float">
            <text:p>7,09</text:p>
          </table:table-cell>
          <table:table-cell table:formula="of:=ROUND([.F134]*[.$S$5]+[.G134]*[.$S$4];2)" office:value-type="currency" office:currency="PLN" office:value="32.11" calcext:value-type="currency">
            <text:p>32,11 zł</text:p>
          </table:table-cell>
          <table:table-cell/>
          <table:table-cell table:formula="of:=ROUND([.B134]*[.$G$2]/100;2)" office:value-type="float" office:value="7.62" calcext:value-type="float">
            <text:p>7,62</text:p>
          </table:table-cell>
          <table:table-cell table:formula="of:=ROUND([.P134]*[.$S$5];2)" office:value-type="currency" office:currency="PLN" office:value="38.02" calcext:value-type="currency">
            <text:p>38,02 zł</text:p>
          </table:table-cell>
          <table:table-cell table:number-columns-repeated="1007"/>
        </table:table-row>
        <table:table-row table:style-name="ro2">
          <table:table-cell office:value-type="date" office:date-value="2014-05-04" calcext:value-type="date">
            <text:p>4.05.2014</text:p>
          </table:table-cell>
          <table:table-cell office:value-type="float" office:value="48" calcext:value-type="float">
            <text:p>48</text:p>
          </table:table-cell>
          <table:table-cell table:formula="of:=LOOKUP(WEEKDAY([.A135];2);[.$B$1:.$B$7];[.$C$1:.$C$7])" office:value-type="string" office:string-value="niedziela" calcext:value-type="string">
            <text:p>niedziela</text:p>
          </table:table-cell>
          <table:table-cell table:formula="of:=[.L134]" office:value-type="float" office:value="41.19" calcext:value-type="float">
            <text:p>41,19</text:p>
          </table:table-cell>
          <table:table-cell table:formula="of:=[.M134]" office:value-type="float" office:value="7.09" calcext:value-type="float">
            <text:p>7,09</text:p>
          </table:table-cell>
          <table:table-cell table:formula="of:=ROUND(IF([.E135]&gt;[.$F$6];IF([.E135]-(([.B135]*[.$G$3])/100)&lt;0;((([.E135]*100)/[.$G$3])*[.$G$2])/100;0);([.$G$2]*([.B135]/2))/100);2)" office:value-type="float" office:value="1.44" calcext:value-type="float">
            <text:p>1,44</text:p>
          </table:table-cell>
          <table:table-cell table:formula="of:=ROUND(IF([.E135]&gt;[.$F$6];IF([.E135]-(([.B135]*[.$G$3])/100)&lt;0;[.E135];([.$G$3]*[.B135])/100);([.$G$3]*([.B135]/2))/100) ;2)" office:value-type="float" office:value="2.16" calcext:value-type="float">
            <text:p>2,16</text:p>
          </table:table-cell>
          <table:table-cell table:formula="of:=[.D135]-[.F135]" office:value-type="float" office:value="39.75" calcext:value-type="float">
            <text:p>39,75</text:p>
          </table:table-cell>
          <table:table-cell table:formula="of:=[.E135]-[.G135]" office:value-type="float" office:value="4.93" calcext:value-type="float">
            <text:p>4,93</text:p>
          </table:table-cell>
          <table:table-cell table:formula="of:=IF([.C135]=[.$L$6];IF([.H135]&lt;[.$N$6];[.$F$2];0);0)" office:value-type="float" office:value="0" calcext:value-type="float">
            <text:p>0,00</text:p>
          </table:table-cell>
          <table:table-cell table:formula="of:=IF([.I135]&lt;5;[.$F$3];0)" office:value-type="float" office:value="30" calcext:value-type="float">
            <text:p>30,00</text:p>
          </table:table-cell>
          <table:table-cell table:formula="of:=IF([.J135]=0;[.H135];[.J135])" office:value-type="float" office:value="39.75" calcext:value-type="float">
            <text:p>39,75</text:p>
          </table:table-cell>
          <table:table-cell table:formula="of:=IF([.K135]=0;[.I135];[.K135])" office:value-type="float" office:value="30" calcext:value-type="float">
            <text:p>30,00</text:p>
          </table:table-cell>
          <table:table-cell table:formula="of:=ROUND([.F135]*[.$S$5]+[.G135]*[.$S$4];2)" office:value-type="currency" office:currency="PLN" office:value="12.13" calcext:value-type="currency">
            <text:p>12,13 zł</text:p>
          </table:table-cell>
          <table:table-cell/>
          <table:table-cell table:formula="of:=ROUND([.B135]*[.$G$2]/100;2)" office:value-type="float" office:value="2.88" calcext:value-type="float">
            <text:p>2,88</text:p>
          </table:table-cell>
          <table:table-cell table:formula="of:=ROUND([.P135]*[.$S$5];2)" office:value-type="currency" office:currency="PLN" office:value="14.37" calcext:value-type="currency">
            <text:p>14,37 zł</text:p>
          </table:table-cell>
          <table:table-cell table:number-columns-repeated="1007"/>
        </table:table-row>
        <table:table-row table:style-name="ro2">
          <table:table-cell office:value-type="date" office:date-value="2014-05-05" calcext:value-type="date">
            <text:p>5.05.2014</text:p>
          </table:table-cell>
          <table:table-cell office:value-type="float" office:value="128" calcext:value-type="float">
            <text:p>128</text:p>
          </table:table-cell>
          <table:table-cell table:formula="of:=LOOKUP(WEEKDAY([.A136];2);[.$B$1:.$B$7];[.$C$1:.$C$7])" office:value-type="string" office:string-value="poniedziałek" calcext:value-type="string">
            <text:p>poniedziałek</text:p>
          </table:table-cell>
          <table:table-cell table:formula="of:=[.L135]" office:value-type="float" office:value="39.75" calcext:value-type="float">
            <text:p>39,75</text:p>
          </table:table-cell>
          <table:table-cell table:formula="of:=[.M135]" office:value-type="float" office:value="30" calcext:value-type="float">
            <text:p>30,00</text:p>
          </table:table-cell>
          <table:table-cell table:formula="of:=ROUND(IF([.E136]&gt;[.$F$6];IF([.E136]-(([.B136]*[.$G$3])/100)&lt;0;((([.E136]*100)/[.$G$3])*[.$G$2])/100;0);([.$G$2]*([.B136]/2))/100);2)" office:value-type="float" office:value="0" calcext:value-type="float">
            <text:p>0,00</text:p>
          </table:table-cell>
          <table:table-cell table:formula="of:=ROUND(IF([.E136]&gt;[.$F$6];IF([.E136]-(([.B136]*[.$G$3])/100)&lt;0;[.E136];([.$G$3]*[.B136])/100);([.$G$3]*([.B136]/2))/100) ;2)" office:value-type="float" office:value="11.52" calcext:value-type="float">
            <text:p>11,52</text:p>
          </table:table-cell>
          <table:table-cell table:formula="of:=[.D136]-[.F136]" office:value-type="float" office:value="39.75" calcext:value-type="float">
            <text:p>39,75</text:p>
          </table:table-cell>
          <table:table-cell table:formula="of:=[.E136]-[.G136]" office:value-type="float" office:value="18.48" calcext:value-type="float">
            <text:p>18,48</text:p>
          </table:table-cell>
          <table:table-cell table:formula="of:=IF([.C136]=[.$L$6];IF([.H136]&lt;[.$N$6];[.$F$2];0);0)" office:value-type="float" office:value="0" calcext:value-type="float">
            <text:p>0,00</text:p>
          </table:table-cell>
          <table:table-cell table:formula="of:=IF([.I136]&lt;5;[.$F$3];0)" office:value-type="float" office:value="0" calcext:value-type="float">
            <text:p>0,00</text:p>
          </table:table-cell>
          <table:table-cell table:formula="of:=IF([.J136]=0;[.H136];[.J136])" office:value-type="float" office:value="39.75" calcext:value-type="float">
            <text:p>39,75</text:p>
          </table:table-cell>
          <table:table-cell table:formula="of:=IF([.K136]=0;[.I136];[.K136])" office:value-type="float" office:value="18.48" calcext:value-type="float">
            <text:p>18,48</text:p>
          </table:table-cell>
          <table:table-cell table:formula="of:=ROUND([.F136]*[.$S$5]+[.G136]*[.$S$4];2)" office:value-type="currency" office:currency="PLN" office:value="26.38" calcext:value-type="currency">
            <text:p>26,38 zł</text:p>
          </table:table-cell>
          <table:table-cell/>
          <table:table-cell table:formula="of:=ROUND([.B136]*[.$G$2]/100;2)" office:value-type="float" office:value="7.68" calcext:value-type="float">
            <text:p>7,68</text:p>
          </table:table-cell>
          <table:table-cell table:formula="of:=ROUND([.P136]*[.$S$5];2)" office:value-type="currency" office:currency="PLN" office:value="38.32" calcext:value-type="currency">
            <text:p>38,32 zł</text:p>
          </table:table-cell>
          <table:table-cell table:number-columns-repeated="1007"/>
        </table:table-row>
        <table:table-row table:style-name="ro2">
          <table:table-cell office:value-type="date" office:date-value="2014-05-06" calcext:value-type="date">
            <text:p>6.05.2014</text:p>
          </table:table-cell>
          <table:table-cell office:value-type="float" office:value="115" calcext:value-type="float">
            <text:p>115</text:p>
          </table:table-cell>
          <table:table-cell table:formula="of:=LOOKUP(WEEKDAY([.A137];2);[.$B$1:.$B$7];[.$C$1:.$C$7])" office:value-type="string" office:string-value="wtorek" calcext:value-type="string">
            <text:p>wtorek</text:p>
          </table:table-cell>
          <table:table-cell table:formula="of:=[.L136]" office:value-type="float" office:value="39.75" calcext:value-type="float">
            <text:p>39,75</text:p>
          </table:table-cell>
          <table:table-cell table:formula="of:=[.M136]" office:value-type="float" office:value="18.48" calcext:value-type="float">
            <text:p>18,48</text:p>
          </table:table-cell>
          <table:table-cell table:formula="of:=ROUND(IF([.E137]&gt;[.$F$6];IF([.E137]-(([.B137]*[.$G$3])/100)&lt;0;((([.E137]*100)/[.$G$3])*[.$G$2])/100;0);([.$G$2]*([.B137]/2))/100);2)" office:value-type="float" office:value="0" calcext:value-type="float">
            <text:p>0,00</text:p>
          </table:table-cell>
          <table:table-cell table:formula="of:=ROUND(IF([.E137]&gt;[.$F$6];IF([.E137]-(([.B137]*[.$G$3])/100)&lt;0;[.E137];([.$G$3]*[.B137])/100);([.$G$3]*([.B137]/2))/100) ;2)" office:value-type="float" office:value="10.35" calcext:value-type="float">
            <text:p>10,35</text:p>
          </table:table-cell>
          <table:table-cell table:formula="of:=[.D137]-[.F137]" office:value-type="float" office:value="39.75" calcext:value-type="float">
            <text:p>39,75</text:p>
          </table:table-cell>
          <table:table-cell table:formula="of:=[.E137]-[.G137]" office:value-type="float" office:value="8.13" calcext:value-type="float">
            <text:p>8,13</text:p>
          </table:table-cell>
          <table:table-cell table:formula="of:=IF([.C137]=[.$L$6];IF([.H137]&lt;[.$N$6];[.$F$2];0);0)" office:value-type="float" office:value="0" calcext:value-type="float">
            <text:p>0,00</text:p>
          </table:table-cell>
          <table:table-cell table:formula="of:=IF([.I137]&lt;5;[.$F$3];0)" office:value-type="float" office:value="0" calcext:value-type="float">
            <text:p>0,00</text:p>
          </table:table-cell>
          <table:table-cell table:formula="of:=IF([.J137]=0;[.H137];[.J137])" office:value-type="float" office:value="39.75" calcext:value-type="float">
            <text:p>39,75</text:p>
          </table:table-cell>
          <table:table-cell table:formula="of:=IF([.K137]=0;[.I137];[.K137])" office:value-type="float" office:value="8.13" calcext:value-type="float">
            <text:p>8,13</text:p>
          </table:table-cell>
          <table:table-cell table:formula="of:=ROUND([.F137]*[.$S$5]+[.G137]*[.$S$4];2)" office:value-type="currency" office:currency="PLN" office:value="23.7" calcext:value-type="currency">
            <text:p>23,70 zł</text:p>
          </table:table-cell>
          <table:table-cell/>
          <table:table-cell table:formula="of:=ROUND([.B137]*[.$G$2]/100;2)" office:value-type="float" office:value="6.9" calcext:value-type="float">
            <text:p>6,9</text:p>
          </table:table-cell>
          <table:table-cell table:formula="of:=ROUND([.P137]*[.$S$5];2)" office:value-type="currency" office:currency="PLN" office:value="34.43" calcext:value-type="currency">
            <text:p>34,43 zł</text:p>
          </table:table-cell>
          <table:table-cell table:number-columns-repeated="1007"/>
        </table:table-row>
        <table:table-row table:style-name="ro2">
          <table:table-cell office:value-type="date" office:date-value="2014-05-07" calcext:value-type="date">
            <text:p>7.05.2014</text:p>
          </table:table-cell>
          <table:table-cell office:value-type="float" office:value="103" calcext:value-type="float">
            <text:p>103</text:p>
          </table:table-cell>
          <table:table-cell table:formula="of:=LOOKUP(WEEKDAY([.A138];2);[.$B$1:.$B$7];[.$C$1:.$C$7])" office:value-type="string" office:string-value="środa" calcext:value-type="string">
            <text:p>środa</text:p>
          </table:table-cell>
          <table:table-cell table:formula="of:=[.L137]" office:value-type="float" office:value="39.75" calcext:value-type="float">
            <text:p>39,75</text:p>
          </table:table-cell>
          <table:table-cell table:formula="of:=[.M137]" office:value-type="float" office:value="8.13" calcext:value-type="float">
            <text:p>8,13</text:p>
          </table:table-cell>
          <table:table-cell table:formula="of:=ROUND(IF([.E138]&gt;[.$F$6];IF([.E138]-(([.B138]*[.$G$3])/100)&lt;0;((([.E138]*100)/[.$G$3])*[.$G$2])/100;0);([.$G$2]*([.B138]/2))/100);2)" office:value-type="float" office:value="3.09" calcext:value-type="float">
            <text:p>3,09</text:p>
          </table:table-cell>
          <table:table-cell table:formula="of:=ROUND(IF([.E138]&gt;[.$F$6];IF([.E138]-(([.B138]*[.$G$3])/100)&lt;0;[.E138];([.$G$3]*[.B138])/100);([.$G$3]*([.B138]/2))/100) ;2)" office:value-type="float" office:value="4.64" calcext:value-type="float">
            <text:p>4,64</text:p>
          </table:table-cell>
          <table:table-cell table:formula="of:=[.D138]-[.F138]" office:value-type="float" office:value="36.66" calcext:value-type="float">
            <text:p>36,66</text:p>
          </table:table-cell>
          <table:table-cell table:formula="of:=[.E138]-[.G138]" office:value-type="float" office:value="3.49" calcext:value-type="float">
            <text:p>3,49</text:p>
          </table:table-cell>
          <table:table-cell table:formula="of:=IF([.C138]=[.$L$6];IF([.H138]&lt;[.$N$6];[.$F$2];0);0)" office:value-type="float" office:value="0" calcext:value-type="float">
            <text:p>0,00</text:p>
          </table:table-cell>
          <table:table-cell table:formula="of:=IF([.I138]&lt;5;[.$F$3];0)" office:value-type="float" office:value="30" calcext:value-type="float">
            <text:p>30,00</text:p>
          </table:table-cell>
          <table:table-cell table:formula="of:=IF([.J138]=0;[.H138];[.J138])" office:value-type="float" office:value="36.66" calcext:value-type="float">
            <text:p>36,66</text:p>
          </table:table-cell>
          <table:table-cell table:formula="of:=IF([.K138]=0;[.I138];[.K138])" office:value-type="float" office:value="30" calcext:value-type="float">
            <text:p>30,00</text:p>
          </table:table-cell>
          <table:table-cell table:formula="of:=ROUND([.F138]*[.$S$5]+[.G138]*[.$S$4];2)" office:value-type="currency" office:currency="PLN" office:value="26.04" calcext:value-type="currency">
            <text:p>26,04 zł</text:p>
          </table:table-cell>
          <table:table-cell/>
          <table:table-cell table:formula="of:=ROUND([.B138]*[.$G$2]/100;2)" office:value-type="float" office:value="6.18" calcext:value-type="float">
            <text:p>6,18</text:p>
          </table:table-cell>
          <table:table-cell table:formula="of:=ROUND([.P138]*[.$S$5];2)" office:value-type="currency" office:currency="PLN" office:value="30.84" calcext:value-type="currency">
            <text:p>30,84 zł</text:p>
          </table:table-cell>
          <table:table-cell table:number-columns-repeated="1007"/>
        </table:table-row>
        <table:table-row table:style-name="ro2">
          <table:table-cell office:value-type="date" office:date-value="2014-05-08" calcext:value-type="date">
            <text:p>8.05.2014</text:p>
          </table:table-cell>
          <table:table-cell office:value-type="float" office:value="21" calcext:value-type="float">
            <text:p>21</text:p>
          </table:table-cell>
          <table:table-cell table:formula="of:=LOOKUP(WEEKDAY([.A139];2);[.$B$1:.$B$7];[.$C$1:.$C$7])" office:value-type="string" office:string-value="czwartek" calcext:value-type="string">
            <text:p>czwartek</text:p>
          </table:table-cell>
          <table:table-cell table:formula="of:=[.L138]" office:value-type="float" office:value="36.66" calcext:value-type="float">
            <text:p>36,66</text:p>
          </table:table-cell>
          <table:table-cell table:formula="of:=[.M138]" office:value-type="float" office:value="30" calcext:value-type="float">
            <text:p>30,00</text:p>
          </table:table-cell>
          <table:table-cell table:formula="of:=ROUND(IF([.E139]&gt;[.$F$6];IF([.E139]-(([.B139]*[.$G$3])/100)&lt;0;((([.E139]*100)/[.$G$3])*[.$G$2])/100;0);([.$G$2]*([.B139]/2))/100);2)" office:value-type="float" office:value="0" calcext:value-type="float">
            <text:p>0,00</text:p>
          </table:table-cell>
          <table:table-cell table:formula="of:=ROUND(IF([.E139]&gt;[.$F$6];IF([.E139]-(([.B139]*[.$G$3])/100)&lt;0;[.E139];([.$G$3]*[.B139])/100);([.$G$3]*([.B139]/2))/100) ;2)" office:value-type="float" office:value="1.89" calcext:value-type="float">
            <text:p>1,89</text:p>
          </table:table-cell>
          <table:table-cell table:formula="of:=[.D139]-[.F139]" office:value-type="float" office:value="36.66" calcext:value-type="float">
            <text:p>36,66</text:p>
          </table:table-cell>
          <table:table-cell table:formula="of:=[.E139]-[.G139]" office:value-type="float" office:value="28.11" calcext:value-type="float">
            <text:p>28,11</text:p>
          </table:table-cell>
          <table:table-cell table:formula="of:=IF([.C139]=[.$L$6];IF([.H139]&lt;[.$N$6];[.$F$2];0);0)" office:value-type="float" office:value="45" calcext:value-type="float">
            <text:p>45,00</text:p>
          </table:table-cell>
          <table:table-cell table:formula="of:=IF([.I139]&lt;5;[.$F$3];0)" office:value-type="float" office:value="0" calcext:value-type="float">
            <text:p>0,00</text:p>
          </table:table-cell>
          <table:table-cell table:formula="of:=IF([.J139]=0;[.H139];[.J139])" office:value-type="float" office:value="45" calcext:value-type="float">
            <text:p>45,00</text:p>
          </table:table-cell>
          <table:table-cell table:formula="of:=IF([.K139]=0;[.I139];[.K139])" office:value-type="float" office:value="28.11" calcext:value-type="float">
            <text:p>28,11</text:p>
          </table:table-cell>
          <table:table-cell table:formula="of:=ROUND([.F139]*[.$S$5]+[.G139]*[.$S$4];2)" office:value-type="currency" office:currency="PLN" office:value="4.33" calcext:value-type="currency">
            <text:p>4,33 zł</text:p>
          </table:table-cell>
          <table:table-cell/>
          <table:table-cell table:formula="of:=ROUND([.B139]*[.$G$2]/100;2)" office:value-type="float" office:value="1.26" calcext:value-type="float">
            <text:p>1,26</text:p>
          </table:table-cell>
          <table:table-cell table:formula="of:=ROUND([.P139]*[.$S$5];2)" office:value-type="currency" office:currency="PLN" office:value="6.29" calcext:value-type="currency">
            <text:p>6,29 zł</text:p>
          </table:table-cell>
          <table:table-cell table:number-columns-repeated="1007"/>
        </table:table-row>
        <table:table-row table:style-name="ro2">
          <table:table-cell office:value-type="date" office:date-value="2014-05-09" calcext:value-type="date">
            <text:p>9.05.2014</text:p>
          </table:table-cell>
          <table:table-cell office:value-type="float" office:value="150" calcext:value-type="float">
            <text:p>150</text:p>
          </table:table-cell>
          <table:table-cell table:formula="of:=LOOKUP(WEEKDAY([.A140];2);[.$B$1:.$B$7];[.$C$1:.$C$7])" office:value-type="string" office:string-value="piątek" calcext:value-type="string">
            <text:p>piątek</text:p>
          </table:table-cell>
          <table:table-cell table:formula="of:=[.L139]" office:value-type="float" office:value="45" calcext:value-type="float">
            <text:p>45,00</text:p>
          </table:table-cell>
          <table:table-cell table:formula="of:=[.M139]" office:value-type="float" office:value="28.11" calcext:value-type="float">
            <text:p>28,11</text:p>
          </table:table-cell>
          <table:table-cell table:formula="of:=ROUND(IF([.E140]&gt;[.$F$6];IF([.E140]-(([.B140]*[.$G$3])/100)&lt;0;((([.E140]*100)/[.$G$3])*[.$G$2])/100;0);([.$G$2]*([.B140]/2))/100);2)" office:value-type="float" office:value="0" calcext:value-type="float">
            <text:p>0,00</text:p>
          </table:table-cell>
          <table:table-cell table:formula="of:=ROUND(IF([.E140]&gt;[.$F$6];IF([.E140]-(([.B140]*[.$G$3])/100)&lt;0;[.E140];([.$G$3]*[.B140])/100);([.$G$3]*([.B140]/2))/100) ;2)" office:value-type="float" office:value="13.5" calcext:value-type="float">
            <text:p>13,50</text:p>
          </table:table-cell>
          <table:table-cell table:formula="of:=[.D140]-[.F140]" office:value-type="float" office:value="45" calcext:value-type="float">
            <text:p>45,00</text:p>
          </table:table-cell>
          <table:table-cell table:formula="of:=[.E140]-[.G140]" office:value-type="float" office:value="14.61" calcext:value-type="float">
            <text:p>14,61</text:p>
          </table:table-cell>
          <table:table-cell table:formula="of:=IF([.C140]=[.$L$6];IF([.H140]&lt;[.$N$6];[.$F$2];0);0)" office:value-type="float" office:value="0" calcext:value-type="float">
            <text:p>0,00</text:p>
          </table:table-cell>
          <table:table-cell table:formula="of:=IF([.I140]&lt;5;[.$F$3];0)" office:value-type="float" office:value="0" calcext:value-type="float">
            <text:p>0,00</text:p>
          </table:table-cell>
          <table:table-cell table:formula="of:=IF([.J140]=0;[.H140];[.J140])" office:value-type="float" office:value="45" calcext:value-type="float">
            <text:p>45,00</text:p>
          </table:table-cell>
          <table:table-cell table:formula="of:=IF([.K140]=0;[.I140];[.K140])" office:value-type="float" office:value="14.61" calcext:value-type="float">
            <text:p>14,61</text:p>
          </table:table-cell>
          <table:table-cell table:formula="of:=ROUND([.F140]*[.$S$5]+[.G140]*[.$S$4];2)" office:value-type="currency" office:currency="PLN" office:value="30.92" calcext:value-type="currency">
            <text:p>30,92 zł</text:p>
          </table:table-cell>
          <table:table-cell/>
          <table:table-cell table:formula="of:=ROUND([.B140]*[.$G$2]/100;2)" office:value-type="float" office:value="9" calcext:value-type="float">
            <text:p>9</text:p>
          </table:table-cell>
          <table:table-cell table:formula="of:=ROUND([.P140]*[.$S$5];2)" office:value-type="currency" office:currency="PLN" office:value="44.91" calcext:value-type="currency">
            <text:p>44,91 zł</text:p>
          </table:table-cell>
          <table:table-cell table:number-columns-repeated="1007"/>
        </table:table-row>
        <table:table-row table:style-name="ro2">
          <table:table-cell office:value-type="date" office:date-value="2014-05-10" calcext:value-type="date">
            <text:p>10.05.2014</text:p>
          </table:table-cell>
          <table:table-cell office:value-type="float" office:value="49" calcext:value-type="float">
            <text:p>49</text:p>
          </table:table-cell>
          <table:table-cell table:formula="of:=LOOKUP(WEEKDAY([.A141];2);[.$B$1:.$B$7];[.$C$1:.$C$7])" office:value-type="string" office:string-value="sobota" calcext:value-type="string">
            <text:p>sobota</text:p>
          </table:table-cell>
          <table:table-cell table:formula="of:=[.L140]" office:value-type="float" office:value="45" calcext:value-type="float">
            <text:p>45,00</text:p>
          </table:table-cell>
          <table:table-cell table:formula="of:=[.M140]" office:value-type="float" office:value="14.61" calcext:value-type="float">
            <text:p>14,61</text:p>
          </table:table-cell>
          <table:table-cell table:formula="of:=ROUND(IF([.E141]&gt;[.$F$6];IF([.E141]-(([.B141]*[.$G$3])/100)&lt;0;((([.E141]*100)/[.$G$3])*[.$G$2])/100;0);([.$G$2]*([.B141]/2))/100);2)" office:value-type="float" office:value="1.47" calcext:value-type="float">
            <text:p>1,47</text:p>
          </table:table-cell>
          <table:table-cell table:formula="of:=ROUND(IF([.E141]&gt;[.$F$6];IF([.E141]-(([.B141]*[.$G$3])/100)&lt;0;[.E141];([.$G$3]*[.B141])/100);([.$G$3]*([.B141]/2))/100) ;2)" office:value-type="float" office:value="2.21" calcext:value-type="float">
            <text:p>2,21</text:p>
          </table:table-cell>
          <table:table-cell table:formula="of:=[.D141]-[.F141]" office:value-type="float" office:value="43.53" calcext:value-type="float">
            <text:p>43,53</text:p>
          </table:table-cell>
          <table:table-cell table:formula="of:=[.E141]-[.G141]" office:value-type="float" office:value="12.4" calcext:value-type="float">
            <text:p>12,40</text:p>
          </table:table-cell>
          <table:table-cell table:formula="of:=IF([.C141]=[.$L$6];IF([.H141]&lt;[.$N$6];[.$F$2];0);0)" office:value-type="float" office:value="0" calcext:value-type="float">
            <text:p>0,00</text:p>
          </table:table-cell>
          <table:table-cell table:formula="of:=IF([.I141]&lt;5;[.$F$3];0)" office:value-type="float" office:value="0" calcext:value-type="float">
            <text:p>0,00</text:p>
          </table:table-cell>
          <table:table-cell table:formula="of:=IF([.J141]=0;[.H141];[.J141])" office:value-type="float" office:value="43.53" calcext:value-type="float">
            <text:p>43,53</text:p>
          </table:table-cell>
          <table:table-cell table:formula="of:=IF([.K141]=0;[.I141];[.K141])" office:value-type="float" office:value="12.4" calcext:value-type="float">
            <text:p>12,40</text:p>
          </table:table-cell>
          <table:table-cell table:formula="of:=ROUND([.F141]*[.$S$5]+[.G141]*[.$S$4];2)" office:value-type="currency" office:currency="PLN" office:value="12.4" calcext:value-type="currency">
            <text:p>12,40 zł</text:p>
          </table:table-cell>
          <table:table-cell/>
          <table:table-cell table:formula="of:=ROUND([.B141]*[.$G$2]/100;2)" office:value-type="float" office:value="2.94" calcext:value-type="float">
            <text:p>2,94</text:p>
          </table:table-cell>
          <table:table-cell table:formula="of:=ROUND([.P141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05-11" calcext:value-type="date">
            <text:p>11.05.2014</text:p>
          </table:table-cell>
          <table:table-cell office:value-type="float" office:value="20" calcext:value-type="float">
            <text:p>20</text:p>
          </table:table-cell>
          <table:table-cell table:formula="of:=LOOKUP(WEEKDAY([.A142];2);[.$B$1:.$B$7];[.$C$1:.$C$7])" office:value-type="string" office:string-value="niedziela" calcext:value-type="string">
            <text:p>niedziela</text:p>
          </table:table-cell>
          <table:table-cell table:formula="of:=[.L141]" office:value-type="float" office:value="43.53" calcext:value-type="float">
            <text:p>43,53</text:p>
          </table:table-cell>
          <table:table-cell table:formula="of:=[.M141]" office:value-type="float" office:value="12.4" calcext:value-type="float">
            <text:p>12,40</text:p>
          </table:table-cell>
          <table:table-cell table:formula="of:=ROUND(IF([.E142]&gt;[.$F$6];IF([.E142]-(([.B142]*[.$G$3])/100)&lt;0;((([.E142]*100)/[.$G$3])*[.$G$2])/100;0);([.$G$2]*([.B142]/2))/100);2)" office:value-type="float" office:value="0.6" calcext:value-type="float">
            <text:p>0,60</text:p>
          </table:table-cell>
          <table:table-cell table:formula="of:=ROUND(IF([.E142]&gt;[.$F$6];IF([.E142]-(([.B142]*[.$G$3])/100)&lt;0;[.E142];([.$G$3]*[.B142])/100);([.$G$3]*([.B142]/2))/100) ;2)" office:value-type="float" office:value="0.9" calcext:value-type="float">
            <text:p>0,90</text:p>
          </table:table-cell>
          <table:table-cell table:formula="of:=[.D142]-[.F142]" office:value-type="float" office:value="42.93" calcext:value-type="float">
            <text:p>42,93</text:p>
          </table:table-cell>
          <table:table-cell table:formula="of:=[.E142]-[.G142]" office:value-type="float" office:value="11.5" calcext:value-type="float">
            <text:p>11,50</text:p>
          </table:table-cell>
          <table:table-cell table:formula="of:=IF([.C142]=[.$L$6];IF([.H142]&lt;[.$N$6];[.$F$2];0);0)" office:value-type="float" office:value="0" calcext:value-type="float">
            <text:p>0,00</text:p>
          </table:table-cell>
          <table:table-cell table:formula="of:=IF([.I142]&lt;5;[.$F$3];0)" office:value-type="float" office:value="0" calcext:value-type="float">
            <text:p>0,00</text:p>
          </table:table-cell>
          <table:table-cell table:formula="of:=IF([.J142]=0;[.H142];[.J142])" office:value-type="float" office:value="42.93" calcext:value-type="float">
            <text:p>42,93</text:p>
          </table:table-cell>
          <table:table-cell table:formula="of:=IF([.K142]=0;[.I142];[.K142])" office:value-type="float" office:value="11.5" calcext:value-type="float">
            <text:p>11,50</text:p>
          </table:table-cell>
          <table:table-cell table:formula="of:=ROUND([.F142]*[.$S$5]+[.G142]*[.$S$4];2)" office:value-type="currency" office:currency="PLN" office:value="5.06" calcext:value-type="currency">
            <text:p>5,06 zł</text:p>
          </table:table-cell>
          <table:table-cell/>
          <table:table-cell table:formula="of:=ROUND([.B142]*[.$G$2]/100;2)" office:value-type="float" office:value="1.2" calcext:value-type="float">
            <text:p>1,2</text:p>
          </table:table-cell>
          <table:table-cell table:formula="of:=ROUND([.P142]*[.$S$5];2)" office:value-type="currency" office:currency="PLN" office:value="5.99" calcext:value-type="currency">
            <text:p>5,99 zł</text:p>
          </table:table-cell>
          <table:table-cell table:number-columns-repeated="1007"/>
        </table:table-row>
        <table:table-row table:style-name="ro2">
          <table:table-cell office:value-type="date" office:date-value="2014-05-12" calcext:value-type="date">
            <text:p>12.05.2014</text:p>
          </table:table-cell>
          <table:table-cell office:value-type="float" office:value="120" calcext:value-type="float">
            <text:p>120</text:p>
          </table:table-cell>
          <table:table-cell table:formula="of:=LOOKUP(WEEKDAY([.A143];2);[.$B$1:.$B$7];[.$C$1:.$C$7])" office:value-type="string" office:string-value="poniedziałek" calcext:value-type="string">
            <text:p>poniedziałek</text:p>
          </table:table-cell>
          <table:table-cell table:formula="of:=[.L142]" office:value-type="float" office:value="42.93" calcext:value-type="float">
            <text:p>42,93</text:p>
          </table:table-cell>
          <table:table-cell table:formula="of:=[.M142]" office:value-type="float" office:value="11.5" calcext:value-type="float">
            <text:p>11,50</text:p>
          </table:table-cell>
          <table:table-cell table:formula="of:=ROUND(IF([.E143]&gt;[.$F$6];IF([.E143]-(([.B143]*[.$G$3])/100)&lt;0;((([.E143]*100)/[.$G$3])*[.$G$2])/100;0);([.$G$2]*([.B143]/2))/100);2)" office:value-type="float" office:value="3.6" calcext:value-type="float">
            <text:p>3,60</text:p>
          </table:table-cell>
          <table:table-cell table:formula="of:=ROUND(IF([.E143]&gt;[.$F$6];IF([.E143]-(([.B143]*[.$G$3])/100)&lt;0;[.E143];([.$G$3]*[.B143])/100);([.$G$3]*([.B143]/2))/100) ;2)" office:value-type="float" office:value="5.4" calcext:value-type="float">
            <text:p>5,40</text:p>
          </table:table-cell>
          <table:table-cell table:formula="of:=[.D143]-[.F143]" office:value-type="float" office:value="39.33" calcext:value-type="float">
            <text:p>39,33</text:p>
          </table:table-cell>
          <table:table-cell table:formula="of:=[.E143]-[.G143]" office:value-type="float" office:value="6.1" calcext:value-type="float">
            <text:p>6,10</text:p>
          </table:table-cell>
          <table:table-cell table:formula="of:=IF([.C143]=[.$L$6];IF([.H143]&lt;[.$N$6];[.$F$2];0);0)" office:value-type="float" office:value="0" calcext:value-type="float">
            <text:p>0,00</text:p>
          </table:table-cell>
          <table:table-cell table:formula="of:=IF([.I143]&lt;5;[.$F$3];0)" office:value-type="float" office:value="0" calcext:value-type="float">
            <text:p>0,00</text:p>
          </table:table-cell>
          <table:table-cell table:formula="of:=IF([.J143]=0;[.H143];[.J143])" office:value-type="float" office:value="39.33" calcext:value-type="float">
            <text:p>39,33</text:p>
          </table:table-cell>
          <table:table-cell table:formula="of:=IF([.K143]=0;[.I143];[.K143])" office:value-type="float" office:value="6.1" calcext:value-type="float">
            <text:p>6,10</text:p>
          </table:table-cell>
          <table:table-cell table:formula="of:=ROUND([.F143]*[.$S$5]+[.G143]*[.$S$4];2)" office:value-type="currency" office:currency="PLN" office:value="30.33" calcext:value-type="currency">
            <text:p>30,33 zł</text:p>
          </table:table-cell>
          <table:table-cell/>
          <table:table-cell table:formula="of:=ROUND([.B143]*[.$G$2]/100;2)" office:value-type="float" office:value="7.2" calcext:value-type="float">
            <text:p>7,2</text:p>
          </table:table-cell>
          <table:table-cell table:formula="of:=ROUND([.P143]*[.$S$5];2)" office:value-type="currency" office:currency="PLN" office:value="35.93" calcext:value-type="currency">
            <text:p>35,93 zł</text:p>
          </table:table-cell>
          <table:table-cell table:number-columns-repeated="1007"/>
        </table:table-row>
        <table:table-row table:style-name="ro2">
          <table:table-cell office:value-type="date" office:date-value="2014-05-13" calcext:value-type="date">
            <text:p>13.05.2014</text:p>
          </table:table-cell>
          <table:table-cell office:value-type="float" office:value="39" calcext:value-type="float">
            <text:p>39</text:p>
          </table:table-cell>
          <table:table-cell table:formula="of:=LOOKUP(WEEKDAY([.A144];2);[.$B$1:.$B$7];[.$C$1:.$C$7])" office:value-type="string" office:string-value="wtorek" calcext:value-type="string">
            <text:p>wtorek</text:p>
          </table:table-cell>
          <table:table-cell table:formula="of:=[.L143]" office:value-type="float" office:value="39.33" calcext:value-type="float">
            <text:p>39,33</text:p>
          </table:table-cell>
          <table:table-cell table:formula="of:=[.M143]" office:value-type="float" office:value="6.1" calcext:value-type="float">
            <text:p>6,10</text:p>
          </table:table-cell>
          <table:table-cell table:formula="of:=ROUND(IF([.E144]&gt;[.$F$6];IF([.E144]-(([.B144]*[.$G$3])/100)&lt;0;((([.E144]*100)/[.$G$3])*[.$G$2])/100;0);([.$G$2]*([.B144]/2))/100);2)" office:value-type="float" office:value="1.17" calcext:value-type="float">
            <text:p>1,17</text:p>
          </table:table-cell>
          <table:table-cell table:formula="of:=ROUND(IF([.E144]&gt;[.$F$6];IF([.E144]-(([.B144]*[.$G$3])/100)&lt;0;[.E144];([.$G$3]*[.B144])/100);([.$G$3]*([.B144]/2))/100) ;2)" office:value-type="float" office:value="1.76" calcext:value-type="float">
            <text:p>1,76</text:p>
          </table:table-cell>
          <table:table-cell table:formula="of:=[.D144]-[.F144]" office:value-type="float" office:value="38.16" calcext:value-type="float">
            <text:p>38,16</text:p>
          </table:table-cell>
          <table:table-cell table:formula="of:=[.E144]-[.G144]" office:value-type="float" office:value="4.34" calcext:value-type="float">
            <text:p>4,34</text:p>
          </table:table-cell>
          <table:table-cell table:formula="of:=IF([.C144]=[.$L$6];IF([.H144]&lt;[.$N$6];[.$F$2];0);0)" office:value-type="float" office:value="0" calcext:value-type="float">
            <text:p>0,00</text:p>
          </table:table-cell>
          <table:table-cell table:formula="of:=IF([.I144]&lt;5;[.$F$3];0)" office:value-type="float" office:value="30" calcext:value-type="float">
            <text:p>30,00</text:p>
          </table:table-cell>
          <table:table-cell table:formula="of:=IF([.J144]=0;[.H144];[.J144])" office:value-type="float" office:value="38.16" calcext:value-type="float">
            <text:p>38,16</text:p>
          </table:table-cell>
          <table:table-cell table:formula="of:=IF([.K144]=0;[.I144];[.K144])" office:value-type="float" office:value="30" calcext:value-type="float">
            <text:p>30,00</text:p>
          </table:table-cell>
          <table:table-cell table:formula="of:=ROUND([.F144]*[.$S$5]+[.G144]*[.$S$4];2)" office:value-type="currency" office:currency="PLN" office:value="9.87" calcext:value-type="currency">
            <text:p>9,87 zł</text:p>
          </table:table-cell>
          <table:table-cell/>
          <table:table-cell table:formula="of:=ROUND([.B144]*[.$G$2]/100;2)" office:value-type="float" office:value="2.34" calcext:value-type="float">
            <text:p>2,34</text:p>
          </table:table-cell>
          <table:table-cell table:formula="of:=ROUND([.P144]*[.$S$5];2)" office:value-type="currency" office:currency="PLN" office:value="11.68" calcext:value-type="currency">
            <text:p>11,68 zł</text:p>
          </table:table-cell>
          <table:table-cell table:number-columns-repeated="1007"/>
        </table:table-row>
        <table:table-row table:style-name="ro2">
          <table:table-cell office:value-type="date" office:date-value="2014-05-14" calcext:value-type="date">
            <text:p>14.05.2014</text:p>
          </table:table-cell>
          <table:table-cell office:value-type="float" office:value="15" calcext:value-type="float">
            <text:p>15</text:p>
          </table:table-cell>
          <table:table-cell table:formula="of:=LOOKUP(WEEKDAY([.A145];2);[.$B$1:.$B$7];[.$C$1:.$C$7])" office:value-type="string" office:string-value="środa" calcext:value-type="string">
            <text:p>środa</text:p>
          </table:table-cell>
          <table:table-cell table:formula="of:=[.L144]" office:value-type="float" office:value="38.16" calcext:value-type="float">
            <text:p>38,16</text:p>
          </table:table-cell>
          <table:table-cell table:formula="of:=[.M144]" office:value-type="float" office:value="30" calcext:value-type="float">
            <text:p>30,00</text:p>
          </table:table-cell>
          <table:table-cell table:formula="of:=ROUND(IF([.E145]&gt;[.$F$6];IF([.E145]-(([.B145]*[.$G$3])/100)&lt;0;((([.E145]*100)/[.$G$3])*[.$G$2])/100;0);([.$G$2]*([.B145]/2))/100);2)" office:value-type="float" office:value="0" calcext:value-type="float">
            <text:p>0,00</text:p>
          </table:table-cell>
          <table:table-cell table:formula="of:=ROUND(IF([.E145]&gt;[.$F$6];IF([.E145]-(([.B145]*[.$G$3])/100)&lt;0;[.E145];([.$G$3]*[.B145])/100);([.$G$3]*([.B145]/2))/100) ;2)" office:value-type="float" office:value="1.35" calcext:value-type="float">
            <text:p>1,35</text:p>
          </table:table-cell>
          <table:table-cell table:formula="of:=[.D145]-[.F145]" office:value-type="float" office:value="38.16" calcext:value-type="float">
            <text:p>38,16</text:p>
          </table:table-cell>
          <table:table-cell table:formula="of:=[.E145]-[.G145]" office:value-type="float" office:value="28.65" calcext:value-type="float">
            <text:p>28,65</text:p>
          </table:table-cell>
          <table:table-cell table:formula="of:=IF([.C145]=[.$L$6];IF([.H145]&lt;[.$N$6];[.$F$2];0);0)" office:value-type="float" office:value="0" calcext:value-type="float">
            <text:p>0,00</text:p>
          </table:table-cell>
          <table:table-cell table:formula="of:=IF([.I145]&lt;5;[.$F$3];0)" office:value-type="float" office:value="0" calcext:value-type="float">
            <text:p>0,00</text:p>
          </table:table-cell>
          <table:table-cell table:formula="of:=IF([.J145]=0;[.H145];[.J145])" office:value-type="float" office:value="38.16" calcext:value-type="float">
            <text:p>38,16</text:p>
          </table:table-cell>
          <table:table-cell table:formula="of:=IF([.K145]=0;[.I145];[.K145])" office:value-type="float" office:value="28.65" calcext:value-type="float">
            <text:p>28,65</text:p>
          </table:table-cell>
          <table:table-cell table:formula="of:=ROUND([.F145]*[.$S$5]+[.G145]*[.$S$4];2)" office:value-type="currency" office:currency="PLN" office:value="3.09" calcext:value-type="currency">
            <text:p>3,09 zł</text:p>
          </table:table-cell>
          <table:table-cell/>
          <table:table-cell table:formula="of:=ROUND([.B145]*[.$G$2]/100;2)" office:value-type="float" office:value="0.9" calcext:value-type="float">
            <text:p>0,9</text:p>
          </table:table-cell>
          <table:table-cell table:formula="of:=ROUND([.P145]*[.$S$5];2)" office:value-type="currency" office:currency="PLN" office:value="4.49" calcext:value-type="currency">
            <text:p>4,49 zł</text:p>
          </table:table-cell>
          <table:table-cell table:number-columns-repeated="1007"/>
        </table:table-row>
        <table:table-row table:style-name="ro2">
          <table:table-cell office:value-type="date" office:date-value="2014-05-15" calcext:value-type="date">
            <text:p>15.05.2014</text:p>
          </table:table-cell>
          <table:table-cell office:value-type="float" office:value="118" calcext:value-type="float">
            <text:p>118</text:p>
          </table:table-cell>
          <table:table-cell table:formula="of:=LOOKUP(WEEKDAY([.A146];2);[.$B$1:.$B$7];[.$C$1:.$C$7])" office:value-type="string" office:string-value="czwartek" calcext:value-type="string">
            <text:p>czwartek</text:p>
          </table:table-cell>
          <table:table-cell table:formula="of:=[.L145]" office:value-type="float" office:value="38.16" calcext:value-type="float">
            <text:p>38,16</text:p>
          </table:table-cell>
          <table:table-cell table:formula="of:=[.M145]" office:value-type="float" office:value="28.65" calcext:value-type="float">
            <text:p>28,65</text:p>
          </table:table-cell>
          <table:table-cell table:formula="of:=ROUND(IF([.E146]&gt;[.$F$6];IF([.E146]-(([.B146]*[.$G$3])/100)&lt;0;((([.E146]*100)/[.$G$3])*[.$G$2])/100;0);([.$G$2]*([.B146]/2))/100);2)" office:value-type="float" office:value="0" calcext:value-type="float">
            <text:p>0,00</text:p>
          </table:table-cell>
          <table:table-cell table:formula="of:=ROUND(IF([.E146]&gt;[.$F$6];IF([.E146]-(([.B146]*[.$G$3])/100)&lt;0;[.E146];([.$G$3]*[.B146])/100);([.$G$3]*([.B146]/2))/100) ;2)" office:value-type="float" office:value="10.62" calcext:value-type="float">
            <text:p>10,62</text:p>
          </table:table-cell>
          <table:table-cell table:formula="of:=[.D146]-[.F146]" office:value-type="float" office:value="38.16" calcext:value-type="float">
            <text:p>38,16</text:p>
          </table:table-cell>
          <table:table-cell table:formula="of:=[.E146]-[.G146]" office:value-type="float" office:value="18.03" calcext:value-type="float">
            <text:p>18,03</text:p>
          </table:table-cell>
          <table:table-cell table:formula="of:=IF([.C146]=[.$L$6];IF([.H146]&lt;[.$N$6];[.$F$2];0);0)" office:value-type="float" office:value="45" calcext:value-type="float">
            <text:p>45,00</text:p>
          </table:table-cell>
          <table:table-cell table:formula="of:=IF([.I146]&lt;5;[.$F$3];0)" office:value-type="float" office:value="0" calcext:value-type="float">
            <text:p>0,00</text:p>
          </table:table-cell>
          <table:table-cell table:formula="of:=IF([.J146]=0;[.H146];[.J146])" office:value-type="float" office:value="45" calcext:value-type="float">
            <text:p>45,00</text:p>
          </table:table-cell>
          <table:table-cell table:formula="of:=IF([.K146]=0;[.I146];[.K146])" office:value-type="float" office:value="18.03" calcext:value-type="float">
            <text:p>18,03</text:p>
          </table:table-cell>
          <table:table-cell table:formula="of:=ROUND([.F146]*[.$S$5]+[.G146]*[.$S$4];2)" office:value-type="currency" office:currency="PLN" office:value="24.32" calcext:value-type="currency">
            <text:p>24,32 zł</text:p>
          </table:table-cell>
          <table:table-cell/>
          <table:table-cell table:formula="of:=ROUND([.B146]*[.$G$2]/100;2)" office:value-type="float" office:value="7.08" calcext:value-type="float">
            <text:p>7,08</text:p>
          </table:table-cell>
          <table:table-cell table:formula="of:=ROUND([.P146]*[.$S$5];2)" office:value-type="currency" office:currency="PLN" office:value="35.33" calcext:value-type="currency">
            <text:p>35,33 zł</text:p>
          </table:table-cell>
          <table:table-cell table:number-columns-repeated="1007"/>
        </table:table-row>
        <table:table-row table:style-name="ro2">
          <table:table-cell office:value-type="date" office:date-value="2014-05-16" calcext:value-type="date">
            <text:p>16.05.2014</text:p>
          </table:table-cell>
          <table:table-cell office:value-type="float" office:value="37" calcext:value-type="float">
            <text:p>37</text:p>
          </table:table-cell>
          <table:table-cell table:formula="of:=LOOKUP(WEEKDAY([.A147];2);[.$B$1:.$B$7];[.$C$1:.$C$7])" office:value-type="string" office:string-value="piątek" calcext:value-type="string">
            <text:p>piątek</text:p>
          </table:table-cell>
          <table:table-cell table:formula="of:=[.L146]" office:value-type="float" office:value="45" calcext:value-type="float">
            <text:p>45,00</text:p>
          </table:table-cell>
          <table:table-cell table:formula="of:=[.M146]" office:value-type="float" office:value="18.03" calcext:value-type="float">
            <text:p>18,03</text:p>
          </table:table-cell>
          <table:table-cell table:formula="of:=ROUND(IF([.E147]&gt;[.$F$6];IF([.E147]-(([.B147]*[.$G$3])/100)&lt;0;((([.E147]*100)/[.$G$3])*[.$G$2])/100;0);([.$G$2]*([.B147]/2))/100);2)" office:value-type="float" office:value="0" calcext:value-type="float">
            <text:p>0,00</text:p>
          </table:table-cell>
          <table:table-cell table:formula="of:=ROUND(IF([.E147]&gt;[.$F$6];IF([.E147]-(([.B147]*[.$G$3])/100)&lt;0;[.E147];([.$G$3]*[.B147])/100);([.$G$3]*([.B147]/2))/100) ;2)" office:value-type="float" office:value="3.33" calcext:value-type="float">
            <text:p>3,33</text:p>
          </table:table-cell>
          <table:table-cell table:formula="of:=[.D147]-[.F147]" office:value-type="float" office:value="45" calcext:value-type="float">
            <text:p>45,00</text:p>
          </table:table-cell>
          <table:table-cell table:formula="of:=[.E147]-[.G147]" office:value-type="float" office:value="14.7" calcext:value-type="float">
            <text:p>14,70</text:p>
          </table:table-cell>
          <table:table-cell table:formula="of:=IF([.C147]=[.$L$6];IF([.H147]&lt;[.$N$6];[.$F$2];0);0)" office:value-type="float" office:value="0" calcext:value-type="float">
            <text:p>0,00</text:p>
          </table:table-cell>
          <table:table-cell table:formula="of:=IF([.I147]&lt;5;[.$F$3];0)" office:value-type="float" office:value="0" calcext:value-type="float">
            <text:p>0,00</text:p>
          </table:table-cell>
          <table:table-cell table:formula="of:=IF([.J147]=0;[.H147];[.J147])" office:value-type="float" office:value="45" calcext:value-type="float">
            <text:p>45,00</text:p>
          </table:table-cell>
          <table:table-cell table:formula="of:=IF([.K147]=0;[.I147];[.K147])" office:value-type="float" office:value="14.7" calcext:value-type="float">
            <text:p>14,70</text:p>
          </table:table-cell>
          <table:table-cell table:formula="of:=ROUND([.F147]*[.$S$5]+[.G147]*[.$S$4];2)" office:value-type="currency" office:currency="PLN" office:value="7.63" calcext:value-type="currency">
            <text:p>7,63 zł</text:p>
          </table:table-cell>
          <table:table-cell/>
          <table:table-cell table:formula="of:=ROUND([.B147]*[.$G$2]/100;2)" office:value-type="float" office:value="2.22" calcext:value-type="float">
            <text:p>2,22</text:p>
          </table:table-cell>
          <table:table-cell table:formula="of:=ROUND([.P147]*[.$S$5];2)" office:value-type="currency" office:currency="PLN" office:value="11.08" calcext:value-type="currency">
            <text:p>11,08 zł</text:p>
          </table:table-cell>
          <table:table-cell table:number-columns-repeated="1007"/>
        </table:table-row>
        <table:table-row table:style-name="ro2">
          <table:table-cell office:value-type="date" office:date-value="2014-05-17" calcext:value-type="date">
            <text:p>17.05.2014</text:p>
          </table:table-cell>
          <table:table-cell office:value-type="float" office:value="107" calcext:value-type="float">
            <text:p>107</text:p>
          </table:table-cell>
          <table:table-cell table:formula="of:=LOOKUP(WEEKDAY([.A148];2);[.$B$1:.$B$7];[.$C$1:.$C$7])" office:value-type="string" office:string-value="sobota" calcext:value-type="string">
            <text:p>sobota</text:p>
          </table:table-cell>
          <table:table-cell table:formula="of:=[.L147]" office:value-type="float" office:value="45" calcext:value-type="float">
            <text:p>45,00</text:p>
          </table:table-cell>
          <table:table-cell table:formula="of:=[.M147]" office:value-type="float" office:value="14.7" calcext:value-type="float">
            <text:p>14,70</text:p>
          </table:table-cell>
          <table:table-cell table:formula="of:=ROUND(IF([.E148]&gt;[.$F$6];IF([.E148]-(([.B148]*[.$G$3])/100)&lt;0;((([.E148]*100)/[.$G$3])*[.$G$2])/100;0);([.$G$2]*([.B148]/2))/100);2)" office:value-type="float" office:value="3.21" calcext:value-type="float">
            <text:p>3,21</text:p>
          </table:table-cell>
          <table:table-cell table:formula="of:=ROUND(IF([.E148]&gt;[.$F$6];IF([.E148]-(([.B148]*[.$G$3])/100)&lt;0;[.E148];([.$G$3]*[.B148])/100);([.$G$3]*([.B148]/2))/100) ;2)" office:value-type="float" office:value="4.82" calcext:value-type="float">
            <text:p>4,82</text:p>
          </table:table-cell>
          <table:table-cell table:formula="of:=[.D148]-[.F148]" office:value-type="float" office:value="41.79" calcext:value-type="float">
            <text:p>41,79</text:p>
          </table:table-cell>
          <table:table-cell table:formula="of:=[.E148]-[.G148]" office:value-type="float" office:value="9.88" calcext:value-type="float">
            <text:p>9,88</text:p>
          </table:table-cell>
          <table:table-cell table:formula="of:=IF([.C148]=[.$L$6];IF([.H148]&lt;[.$N$6];[.$F$2];0);0)" office:value-type="float" office:value="0" calcext:value-type="float">
            <text:p>0,00</text:p>
          </table:table-cell>
          <table:table-cell table:formula="of:=IF([.I148]&lt;5;[.$F$3];0)" office:value-type="float" office:value="0" calcext:value-type="float">
            <text:p>0,00</text:p>
          </table:table-cell>
          <table:table-cell table:formula="of:=IF([.J148]=0;[.H148];[.J148])" office:value-type="float" office:value="41.79" calcext:value-type="float">
            <text:p>41,79</text:p>
          </table:table-cell>
          <table:table-cell table:formula="of:=IF([.K148]=0;[.I148];[.K148])" office:value-type="float" office:value="9.88" calcext:value-type="float">
            <text:p>9,88</text:p>
          </table:table-cell>
          <table:table-cell table:formula="of:=ROUND([.F148]*[.$S$5]+[.G148]*[.$S$4];2)" office:value-type="currency" office:currency="PLN" office:value="27.06" calcext:value-type="currency">
            <text:p>27,06 zł</text:p>
          </table:table-cell>
          <table:table-cell/>
          <table:table-cell table:formula="of:=ROUND([.B148]*[.$G$2]/100;2)" office:value-type="float" office:value="6.42" calcext:value-type="float">
            <text:p>6,42</text:p>
          </table:table-cell>
          <table:table-cell table:formula="of:=ROUND([.P148]*[.$S$5];2)" office:value-type="currency" office:currency="PLN" office:value="32.04" calcext:value-type="currency">
            <text:p>32,04 zł</text:p>
          </table:table-cell>
          <table:table-cell table:number-columns-repeated="1007"/>
        </table:table-row>
        <table:table-row table:style-name="ro2">
          <table:table-cell office:value-type="date" office:date-value="2014-05-18" calcext:value-type="date">
            <text:p>18.05.2014</text:p>
          </table:table-cell>
          <table:table-cell office:value-type="float" office:value="51" calcext:value-type="float">
            <text:p>51</text:p>
          </table:table-cell>
          <table:table-cell table:formula="of:=LOOKUP(WEEKDAY([.A149];2);[.$B$1:.$B$7];[.$C$1:.$C$7])" office:value-type="string" office:string-value="niedziela" calcext:value-type="string">
            <text:p>niedziela</text:p>
          </table:table-cell>
          <table:table-cell table:formula="of:=[.L148]" office:value-type="float" office:value="41.79" calcext:value-type="float">
            <text:p>41,79</text:p>
          </table:table-cell>
          <table:table-cell table:formula="of:=[.M148]" office:value-type="float" office:value="9.88" calcext:value-type="float">
            <text:p>9,88</text:p>
          </table:table-cell>
          <table:table-cell table:formula="of:=ROUND(IF([.E149]&gt;[.$F$6];IF([.E149]-(([.B149]*[.$G$3])/100)&lt;0;((([.E149]*100)/[.$G$3])*[.$G$2])/100;0);([.$G$2]*([.B149]/2))/100);2)" office:value-type="float" office:value="1.53" calcext:value-type="float">
            <text:p>1,53</text:p>
          </table:table-cell>
          <table:table-cell table:formula="of:=ROUND(IF([.E149]&gt;[.$F$6];IF([.E149]-(([.B149]*[.$G$3])/100)&lt;0;[.E149];([.$G$3]*[.B149])/100);([.$G$3]*([.B149]/2))/100) ;2)" office:value-type="float" office:value="2.3" calcext:value-type="float">
            <text:p>2,30</text:p>
          </table:table-cell>
          <table:table-cell table:formula="of:=[.D149]-[.F149]" office:value-type="float" office:value="40.26" calcext:value-type="float">
            <text:p>40,26</text:p>
          </table:table-cell>
          <table:table-cell table:formula="of:=[.E149]-[.G149]" office:value-type="float" office:value="7.58" calcext:value-type="float">
            <text:p>7,58</text:p>
          </table:table-cell>
          <table:table-cell table:formula="of:=IF([.C149]=[.$L$6];IF([.H149]&lt;[.$N$6];[.$F$2];0);0)" office:value-type="float" office:value="0" calcext:value-type="float">
            <text:p>0,00</text:p>
          </table:table-cell>
          <table:table-cell table:formula="of:=IF([.I149]&lt;5;[.$F$3];0)" office:value-type="float" office:value="0" calcext:value-type="float">
            <text:p>0,00</text:p>
          </table:table-cell>
          <table:table-cell table:formula="of:=IF([.J149]=0;[.H149];[.J149])" office:value-type="float" office:value="40.26" calcext:value-type="float">
            <text:p>40,26</text:p>
          </table:table-cell>
          <table:table-cell table:formula="of:=IF([.K149]=0;[.I149];[.K149])" office:value-type="float" office:value="7.58" calcext:value-type="float">
            <text:p>7,58</text:p>
          </table:table-cell>
          <table:table-cell table:formula="of:=ROUND([.F149]*[.$S$5]+[.G149]*[.$S$4];2)" office:value-type="currency" office:currency="PLN" office:value="12.9" calcext:value-type="currency">
            <text:p>12,90 zł</text:p>
          </table:table-cell>
          <table:table-cell/>
          <table:table-cell table:formula="of:=ROUND([.B149]*[.$G$2]/100;2)" office:value-type="float" office:value="3.06" calcext:value-type="float">
            <text:p>3,06</text:p>
          </table:table-cell>
          <table:table-cell table:formula="of:=ROUND([.P149]*[.$S$5];2)" office:value-type="currency" office:currency="PLN" office:value="15.27" calcext:value-type="currency">
            <text:p>15,27 zł</text:p>
          </table:table-cell>
          <table:table-cell table:number-columns-repeated="1007"/>
        </table:table-row>
        <table:table-row table:style-name="ro2">
          <table:table-cell office:value-type="date" office:date-value="2014-05-19" calcext:value-type="date">
            <text:p>19.05.2014</text:p>
          </table:table-cell>
          <table:table-cell office:value-type="float" office:value="76" calcext:value-type="float">
            <text:p>76</text:p>
          </table:table-cell>
          <table:table-cell table:formula="of:=LOOKUP(WEEKDAY([.A150];2);[.$B$1:.$B$7];[.$C$1:.$C$7])" office:value-type="string" office:string-value="poniedziałek" calcext:value-type="string">
            <text:p>poniedziałek</text:p>
          </table:table-cell>
          <table:table-cell table:formula="of:=[.L149]" office:value-type="float" office:value="40.26" calcext:value-type="float">
            <text:p>40,26</text:p>
          </table:table-cell>
          <table:table-cell table:formula="of:=[.M149]" office:value-type="float" office:value="7.58" calcext:value-type="float">
            <text:p>7,58</text:p>
          </table:table-cell>
          <table:table-cell table:formula="of:=ROUND(IF([.E150]&gt;[.$F$6];IF([.E150]-(([.B150]*[.$G$3])/100)&lt;0;((([.E150]*100)/[.$G$3])*[.$G$2])/100;0);([.$G$2]*([.B150]/2))/100);2)" office:value-type="float" office:value="2.28" calcext:value-type="float">
            <text:p>2,28</text:p>
          </table:table-cell>
          <table:table-cell table:formula="of:=ROUND(IF([.E150]&gt;[.$F$6];IF([.E150]-(([.B150]*[.$G$3])/100)&lt;0;[.E150];([.$G$3]*[.B150])/100);([.$G$3]*([.B150]/2))/100) ;2)" office:value-type="float" office:value="3.42" calcext:value-type="float">
            <text:p>3,42</text:p>
          </table:table-cell>
          <table:table-cell table:formula="of:=[.D150]-[.F150]" office:value-type="float" office:value="37.98" calcext:value-type="float">
            <text:p>37,98</text:p>
          </table:table-cell>
          <table:table-cell table:formula="of:=[.E150]-[.G150]" office:value-type="float" office:value="4.16" calcext:value-type="float">
            <text:p>4,16</text:p>
          </table:table-cell>
          <table:table-cell table:formula="of:=IF([.C150]=[.$L$6];IF([.H150]&lt;[.$N$6];[.$F$2];0);0)" office:value-type="float" office:value="0" calcext:value-type="float">
            <text:p>0,00</text:p>
          </table:table-cell>
          <table:table-cell table:formula="of:=IF([.I150]&lt;5;[.$F$3];0)" office:value-type="float" office:value="30" calcext:value-type="float">
            <text:p>30,00</text:p>
          </table:table-cell>
          <table:table-cell table:formula="of:=IF([.J150]=0;[.H150];[.J150])" office:value-type="float" office:value="37.98" calcext:value-type="float">
            <text:p>37,98</text:p>
          </table:table-cell>
          <table:table-cell table:formula="of:=IF([.K150]=0;[.I150];[.K150])" office:value-type="float" office:value="30" calcext:value-type="float">
            <text:p>30,00</text:p>
          </table:table-cell>
          <table:table-cell table:formula="of:=ROUND([.F150]*[.$S$5]+[.G150]*[.$S$4];2)" office:value-type="currency" office:currency="PLN" office:value="19.21" calcext:value-type="currency">
            <text:p>19,21 zł</text:p>
          </table:table-cell>
          <table:table-cell/>
          <table:table-cell table:formula="of:=ROUND([.B150]*[.$G$2]/100;2)" office:value-type="float" office:value="4.56" calcext:value-type="float">
            <text:p>4,56</text:p>
          </table:table-cell>
          <table:table-cell table:formula="of:=ROUND([.P150]*[.$S$5];2)" office:value-type="currency" office:currency="PLN" office:value="22.75" calcext:value-type="currency">
            <text:p>22,75 zł</text:p>
          </table:table-cell>
          <table:table-cell table:number-columns-repeated="1007"/>
        </table:table-row>
        <table:table-row table:style-name="ro2">
          <table:table-cell office:value-type="date" office:date-value="2014-05-20" calcext:value-type="date">
            <text:p>20.05.2014</text:p>
          </table:table-cell>
          <table:table-cell office:value-type="float" office:value="41" calcext:value-type="float">
            <text:p>41</text:p>
          </table:table-cell>
          <table:table-cell table:formula="of:=LOOKUP(WEEKDAY([.A151];2);[.$B$1:.$B$7];[.$C$1:.$C$7])" office:value-type="string" office:string-value="wtorek" calcext:value-type="string">
            <text:p>wtorek</text:p>
          </table:table-cell>
          <table:table-cell table:formula="of:=[.L150]" office:value-type="float" office:value="37.98" calcext:value-type="float">
            <text:p>37,98</text:p>
          </table:table-cell>
          <table:table-cell table:formula="of:=[.M150]" office:value-type="float" office:value="30" calcext:value-type="float">
            <text:p>30,00</text:p>
          </table:table-cell>
          <table:table-cell table:formula="of:=ROUND(IF([.E151]&gt;[.$F$6];IF([.E151]-(([.B151]*[.$G$3])/100)&lt;0;((([.E151]*100)/[.$G$3])*[.$G$2])/100;0);([.$G$2]*([.B151]/2))/100);2)" office:value-type="float" office:value="0" calcext:value-type="float">
            <text:p>0,00</text:p>
          </table:table-cell>
          <table:table-cell table:formula="of:=ROUND(IF([.E151]&gt;[.$F$6];IF([.E151]-(([.B151]*[.$G$3])/100)&lt;0;[.E151];([.$G$3]*[.B151])/100);([.$G$3]*([.B151]/2))/100) ;2)" office:value-type="float" office:value="3.69" calcext:value-type="float">
            <text:p>3,69</text:p>
          </table:table-cell>
          <table:table-cell table:formula="of:=[.D151]-[.F151]" office:value-type="float" office:value="37.98" calcext:value-type="float">
            <text:p>37,98</text:p>
          </table:table-cell>
          <table:table-cell table:formula="of:=[.E151]-[.G151]" office:value-type="float" office:value="26.31" calcext:value-type="float">
            <text:p>26,31</text:p>
          </table:table-cell>
          <table:table-cell table:formula="of:=IF([.C151]=[.$L$6];IF([.H151]&lt;[.$N$6];[.$F$2];0);0)" office:value-type="float" office:value="0" calcext:value-type="float">
            <text:p>0,00</text:p>
          </table:table-cell>
          <table:table-cell table:formula="of:=IF([.I151]&lt;5;[.$F$3];0)" office:value-type="float" office:value="0" calcext:value-type="float">
            <text:p>0,00</text:p>
          </table:table-cell>
          <table:table-cell table:formula="of:=IF([.J151]=0;[.H151];[.J151])" office:value-type="float" office:value="37.98" calcext:value-type="float">
            <text:p>37,98</text:p>
          </table:table-cell>
          <table:table-cell table:formula="of:=IF([.K151]=0;[.I151];[.K151])" office:value-type="float" office:value="26.31" calcext:value-type="float">
            <text:p>26,31</text:p>
          </table:table-cell>
          <table:table-cell table:formula="of:=ROUND([.F151]*[.$S$5]+[.G151]*[.$S$4];2)" office:value-type="currency" office:currency="PLN" office:value="8.45" calcext:value-type="currency">
            <text:p>8,45 zł</text:p>
          </table:table-cell>
          <table:table-cell/>
          <table:table-cell table:formula="of:=ROUND([.B151]*[.$G$2]/100;2)" office:value-type="float" office:value="2.46" calcext:value-type="float">
            <text:p>2,46</text:p>
          </table:table-cell>
          <table:table-cell table:formula="of:=ROUND([.P151]*[.$S$5];2)" office:value-type="currency" office:currency="PLN" office:value="12.28" calcext:value-type="currency">
            <text:p>12,28 zł</text:p>
          </table:table-cell>
          <table:table-cell table:number-columns-repeated="1007"/>
        </table:table-row>
        <table:table-row table:style-name="ro2">
          <table:table-cell office:value-type="date" office:date-value="2014-05-21" calcext:value-type="date">
            <text:p>21.05.2014</text:p>
          </table:table-cell>
          <table:table-cell office:value-type="float" office:value="149" calcext:value-type="float">
            <text:p>149</text:p>
          </table:table-cell>
          <table:table-cell table:formula="of:=LOOKUP(WEEKDAY([.A152];2);[.$B$1:.$B$7];[.$C$1:.$C$7])" office:value-type="string" office:string-value="środa" calcext:value-type="string">
            <text:p>środa</text:p>
          </table:table-cell>
          <table:table-cell table:formula="of:=[.L151]" office:value-type="float" office:value="37.98" calcext:value-type="float">
            <text:p>37,98</text:p>
          </table:table-cell>
          <table:table-cell table:formula="of:=[.M151]" office:value-type="float" office:value="26.31" calcext:value-type="float">
            <text:p>26,31</text:p>
          </table:table-cell>
          <table:table-cell table:formula="of:=ROUND(IF([.E152]&gt;[.$F$6];IF([.E152]-(([.B152]*[.$G$3])/100)&lt;0;((([.E152]*100)/[.$G$3])*[.$G$2])/100;0);([.$G$2]*([.B152]/2))/100);2)" office:value-type="float" office:value="0" calcext:value-type="float">
            <text:p>0,00</text:p>
          </table:table-cell>
          <table:table-cell table:formula="of:=ROUND(IF([.E152]&gt;[.$F$6];IF([.E152]-(([.B152]*[.$G$3])/100)&lt;0;[.E152];([.$G$3]*[.B152])/100);([.$G$3]*([.B152]/2))/100) ;2)" office:value-type="float" office:value="13.41" calcext:value-type="float">
            <text:p>13,41</text:p>
          </table:table-cell>
          <table:table-cell table:formula="of:=[.D152]-[.F152]" office:value-type="float" office:value="37.98" calcext:value-type="float">
            <text:p>37,98</text:p>
          </table:table-cell>
          <table:table-cell table:formula="of:=[.E152]-[.G152]" office:value-type="float" office:value="12.9" calcext:value-type="float">
            <text:p>12,90</text:p>
          </table:table-cell>
          <table:table-cell table:formula="of:=IF([.C152]=[.$L$6];IF([.H152]&lt;[.$N$6];[.$F$2];0);0)" office:value-type="float" office:value="0" calcext:value-type="float">
            <text:p>0,00</text:p>
          </table:table-cell>
          <table:table-cell table:formula="of:=IF([.I152]&lt;5;[.$F$3];0)" office:value-type="float" office:value="0" calcext:value-type="float">
            <text:p>0,00</text:p>
          </table:table-cell>
          <table:table-cell table:formula="of:=IF([.J152]=0;[.H152];[.J152])" office:value-type="float" office:value="37.98" calcext:value-type="float">
            <text:p>37,98</text:p>
          </table:table-cell>
          <table:table-cell table:formula="of:=IF([.K152]=0;[.I152];[.K152])" office:value-type="float" office:value="12.9" calcext:value-type="float">
            <text:p>12,90</text:p>
          </table:table-cell>
          <table:table-cell table:formula="of:=ROUND([.F152]*[.$S$5]+[.G152]*[.$S$4];2)" office:value-type="currency" office:currency="PLN" office:value="30.71" calcext:value-type="currency">
            <text:p>30,71 zł</text:p>
          </table:table-cell>
          <table:table-cell/>
          <table:table-cell table:formula="of:=ROUND([.B152]*[.$G$2]/100;2)" office:value-type="float" office:value="8.94" calcext:value-type="float">
            <text:p>8,94</text:p>
          </table:table-cell>
          <table:table-cell table:formula="of:=ROUND([.P152]*[.$S$5];2)" office:value-type="currency" office:currency="PLN" office:value="44.61" calcext:value-type="currency">
            <text:p>44,61 zł</text:p>
          </table:table-cell>
          <table:table-cell table:number-columns-repeated="1007"/>
        </table:table-row>
        <table:table-row table:style-name="ro2">
          <table:table-cell office:value-type="date" office:date-value="2014-05-22" calcext:value-type="date">
            <text:p>22.05.2014</text:p>
          </table:table-cell>
          <table:table-cell office:value-type="float" office:value="72" calcext:value-type="float">
            <text:p>72</text:p>
          </table:table-cell>
          <table:table-cell table:formula="of:=LOOKUP(WEEKDAY([.A153];2);[.$B$1:.$B$7];[.$C$1:.$C$7])" office:value-type="string" office:string-value="czwartek" calcext:value-type="string">
            <text:p>czwartek</text:p>
          </table:table-cell>
          <table:table-cell table:formula="of:=[.L152]" office:value-type="float" office:value="37.98" calcext:value-type="float">
            <text:p>37,98</text:p>
          </table:table-cell>
          <table:table-cell table:formula="of:=[.M152]" office:value-type="float" office:value="12.9" calcext:value-type="float">
            <text:p>12,90</text:p>
          </table:table-cell>
          <table:table-cell table:formula="of:=ROUND(IF([.E153]&gt;[.$F$6];IF([.E153]-(([.B153]*[.$G$3])/100)&lt;0;((([.E153]*100)/[.$G$3])*[.$G$2])/100;0);([.$G$2]*([.B153]/2))/100);2)" office:value-type="float" office:value="2.16" calcext:value-type="float">
            <text:p>2,16</text:p>
          </table:table-cell>
          <table:table-cell table:formula="of:=ROUND(IF([.E153]&gt;[.$F$6];IF([.E153]-(([.B153]*[.$G$3])/100)&lt;0;[.E153];([.$G$3]*[.B153])/100);([.$G$3]*([.B153]/2))/100) ;2)" office:value-type="float" office:value="3.24" calcext:value-type="float">
            <text:p>3,24</text:p>
          </table:table-cell>
          <table:table-cell table:formula="of:=[.D153]-[.F153]" office:value-type="float" office:value="35.82" calcext:value-type="float">
            <text:p>35,82</text:p>
          </table:table-cell>
          <table:table-cell table:formula="of:=[.E153]-[.G153]" office:value-type="float" office:value="9.66" calcext:value-type="float">
            <text:p>9,66</text:p>
          </table:table-cell>
          <table:table-cell table:formula="of:=IF([.C153]=[.$L$6];IF([.H153]&lt;[.$N$6];[.$F$2];0);0)" office:value-type="float" office:value="45" calcext:value-type="float">
            <text:p>45,00</text:p>
          </table:table-cell>
          <table:table-cell table:formula="of:=IF([.I153]&lt;5;[.$F$3];0)" office:value-type="float" office:value="0" calcext:value-type="float">
            <text:p>0,00</text:p>
          </table:table-cell>
          <table:table-cell table:formula="of:=IF([.J153]=0;[.H153];[.J153])" office:value-type="float" office:value="45" calcext:value-type="float">
            <text:p>45,00</text:p>
          </table:table-cell>
          <table:table-cell table:formula="of:=IF([.K153]=0;[.I153];[.K153])" office:value-type="float" office:value="9.66" calcext:value-type="float">
            <text:p>9,66</text:p>
          </table:table-cell>
          <table:table-cell table:formula="of:=ROUND([.F153]*[.$S$5]+[.G153]*[.$S$4];2)" office:value-type="currency" office:currency="PLN" office:value="18.2" calcext:value-type="currency">
            <text:p>18,20 zł</text:p>
          </table:table-cell>
          <table:table-cell/>
          <table:table-cell table:formula="of:=ROUND([.B153]*[.$G$2]/100;2)" office:value-type="float" office:value="4.32" calcext:value-type="float">
            <text:p>4,32</text:p>
          </table:table-cell>
          <table:table-cell table:formula="of:=ROUND([.P153]*[.$S$5];2)" office:value-type="currency" office:currency="PLN" office:value="21.56" calcext:value-type="currency">
            <text:p>21,56 zł</text:p>
          </table:table-cell>
          <table:table-cell table:number-columns-repeated="1007"/>
        </table:table-row>
        <table:table-row table:style-name="ro2">
          <table:table-cell office:value-type="date" office:date-value="2014-05-23" calcext:value-type="date">
            <text:p>23.05.2014</text:p>
          </table:table-cell>
          <table:table-cell office:value-type="float" office:value="83" calcext:value-type="float">
            <text:p>83</text:p>
          </table:table-cell>
          <table:table-cell table:formula="of:=LOOKUP(WEEKDAY([.A154];2);[.$B$1:.$B$7];[.$C$1:.$C$7])" office:value-type="string" office:string-value="piątek" calcext:value-type="string">
            <text:p>piątek</text:p>
          </table:table-cell>
          <table:table-cell table:formula="of:=[.L153]" office:value-type="float" office:value="45" calcext:value-type="float">
            <text:p>45,00</text:p>
          </table:table-cell>
          <table:table-cell table:formula="of:=[.M153]" office:value-type="float" office:value="9.66" calcext:value-type="float">
            <text:p>9,66</text:p>
          </table:table-cell>
          <table:table-cell table:formula="of:=ROUND(IF([.E154]&gt;[.$F$6];IF([.E154]-(([.B154]*[.$G$3])/100)&lt;0;((([.E154]*100)/[.$G$3])*[.$G$2])/100;0);([.$G$2]*([.B154]/2))/100);2)" office:value-type="float" office:value="2.49" calcext:value-type="float">
            <text:p>2,49</text:p>
          </table:table-cell>
          <table:table-cell table:formula="of:=ROUND(IF([.E154]&gt;[.$F$6];IF([.E154]-(([.B154]*[.$G$3])/100)&lt;0;[.E154];([.$G$3]*[.B154])/100);([.$G$3]*([.B154]/2))/100) ;2)" office:value-type="float" office:value="3.74" calcext:value-type="float">
            <text:p>3,74</text:p>
          </table:table-cell>
          <table:table-cell table:formula="of:=[.D154]-[.F154]" office:value-type="float" office:value="42.51" calcext:value-type="float">
            <text:p>42,51</text:p>
          </table:table-cell>
          <table:table-cell table:formula="of:=[.E154]-[.G154]" office:value-type="float" office:value="5.92" calcext:value-type="float">
            <text:p>5,92</text:p>
          </table:table-cell>
          <table:table-cell table:formula="of:=IF([.C154]=[.$L$6];IF([.H154]&lt;[.$N$6];[.$F$2];0);0)" office:value-type="float" office:value="0" calcext:value-type="float">
            <text:p>0,00</text:p>
          </table:table-cell>
          <table:table-cell table:formula="of:=IF([.I154]&lt;5;[.$F$3];0)" office:value-type="float" office:value="0" calcext:value-type="float">
            <text:p>0,00</text:p>
          </table:table-cell>
          <table:table-cell table:formula="of:=IF([.J154]=0;[.H154];[.J154])" office:value-type="float" office:value="42.51" calcext:value-type="float">
            <text:p>42,51</text:p>
          </table:table-cell>
          <table:table-cell table:formula="of:=IF([.K154]=0;[.I154];[.K154])" office:value-type="float" office:value="5.92" calcext:value-type="float">
            <text:p>5,92</text:p>
          </table:table-cell>
          <table:table-cell table:formula="of:=ROUND([.F154]*[.$S$5]+[.G154]*[.$S$4];2)" office:value-type="currency" office:currency="PLN" office:value="20.99" calcext:value-type="currency">
            <text:p>20,99 zł</text:p>
          </table:table-cell>
          <table:table-cell/>
          <table:table-cell table:formula="of:=ROUND([.B154]*[.$G$2]/100;2)" office:value-type="float" office:value="4.98" calcext:value-type="float">
            <text:p>4,98</text:p>
          </table:table-cell>
          <table:table-cell table:formula="of:=ROUND([.P154]*[.$S$5];2)" office:value-type="currency" office:currency="PLN" office:value="24.85" calcext:value-type="currency">
            <text:p>24,85 zł</text:p>
          </table:table-cell>
          <table:table-cell table:number-columns-repeated="1007"/>
        </table:table-row>
        <table:table-row table:style-name="ro2">
          <table:table-cell office:value-type="date" office:date-value="2014-05-24" calcext:value-type="date">
            <text:p>24.05.2014</text:p>
          </table:table-cell>
          <table:table-cell office:value-type="float" office:value="101" calcext:value-type="float">
            <text:p>101</text:p>
          </table:table-cell>
          <table:table-cell table:formula="of:=LOOKUP(WEEKDAY([.A155];2);[.$B$1:.$B$7];[.$C$1:.$C$7])" office:value-type="string" office:string-value="sobota" calcext:value-type="string">
            <text:p>sobota</text:p>
          </table:table-cell>
          <table:table-cell table:formula="of:=[.L154]" office:value-type="float" office:value="42.51" calcext:value-type="float">
            <text:p>42,51</text:p>
          </table:table-cell>
          <table:table-cell table:formula="of:=[.M154]" office:value-type="float" office:value="5.92" calcext:value-type="float">
            <text:p>5,92</text:p>
          </table:table-cell>
          <table:table-cell table:formula="of:=ROUND(IF([.E155]&gt;[.$F$6];IF([.E155]-(([.B155]*[.$G$3])/100)&lt;0;((([.E155]*100)/[.$G$3])*[.$G$2])/100;0);([.$G$2]*([.B155]/2))/100);2)" office:value-type="float" office:value="3.03" calcext:value-type="float">
            <text:p>3,03</text:p>
          </table:table-cell>
          <table:table-cell table:formula="of:=ROUND(IF([.E155]&gt;[.$F$6];IF([.E155]-(([.B155]*[.$G$3])/100)&lt;0;[.E155];([.$G$3]*[.B155])/100);([.$G$3]*([.B155]/2))/100) ;2)" office:value-type="float" office:value="4.55" calcext:value-type="float">
            <text:p>4,55</text:p>
          </table:table-cell>
          <table:table-cell table:formula="of:=[.D155]-[.F155]" office:value-type="float" office:value="39.48" calcext:value-type="float">
            <text:p>39,48</text:p>
          </table:table-cell>
          <table:table-cell table:formula="of:=[.E155]-[.G155]" office:value-type="float" office:value="1.37" calcext:value-type="float">
            <text:p>1,37</text:p>
          </table:table-cell>
          <table:table-cell table:formula="of:=IF([.C155]=[.$L$6];IF([.H155]&lt;[.$N$6];[.$F$2];0);0)" office:value-type="float" office:value="0" calcext:value-type="float">
            <text:p>0,00</text:p>
          </table:table-cell>
          <table:table-cell table:formula="of:=IF([.I155]&lt;5;[.$F$3];0)" office:value-type="float" office:value="30" calcext:value-type="float">
            <text:p>30,00</text:p>
          </table:table-cell>
          <table:table-cell table:formula="of:=IF([.J155]=0;[.H155];[.J155])" office:value-type="float" office:value="39.48" calcext:value-type="float">
            <text:p>39,48</text:p>
          </table:table-cell>
          <table:table-cell table:formula="of:=IF([.K155]=0;[.I155];[.K155])" office:value-type="float" office:value="30" calcext:value-type="float">
            <text:p>30,00</text:p>
          </table:table-cell>
          <table:table-cell table:formula="of:=ROUND([.F155]*[.$S$5]+[.G155]*[.$S$4];2)" office:value-type="currency" office:currency="PLN" office:value="25.54" calcext:value-type="currency">
            <text:p>25,54 zł</text:p>
          </table:table-cell>
          <table:table-cell/>
          <table:table-cell table:formula="of:=ROUND([.B155]*[.$G$2]/100;2)" office:value-type="float" office:value="6.06" calcext:value-type="float">
            <text:p>6,06</text:p>
          </table:table-cell>
          <table:table-cell table:formula="of:=ROUND([.P155]*[.$S$5];2)" office:value-type="currency" office:currency="PLN" office:value="30.24" calcext:value-type="currency">
            <text:p>30,24 zł</text:p>
          </table:table-cell>
          <table:table-cell table:number-columns-repeated="1007"/>
        </table:table-row>
        <table:table-row table:style-name="ro2">
          <table:table-cell office:value-type="date" office:date-value="2014-05-25" calcext:value-type="date">
            <text:p>25.05.2014</text:p>
          </table:table-cell>
          <table:table-cell office:value-type="float" office:value="43" calcext:value-type="float">
            <text:p>43</text:p>
          </table:table-cell>
          <table:table-cell table:formula="of:=LOOKUP(WEEKDAY([.A156];2);[.$B$1:.$B$7];[.$C$1:.$C$7])" office:value-type="string" office:string-value="niedziela" calcext:value-type="string">
            <text:p>niedziela</text:p>
          </table:table-cell>
          <table:table-cell table:formula="of:=[.L155]" office:value-type="float" office:value="39.48" calcext:value-type="float">
            <text:p>39,48</text:p>
          </table:table-cell>
          <table:table-cell table:formula="of:=[.M155]" office:value-type="float" office:value="30" calcext:value-type="float">
            <text:p>30,00</text:p>
          </table:table-cell>
          <table:table-cell table:formula="of:=ROUND(IF([.E156]&gt;[.$F$6];IF([.E156]-(([.B156]*[.$G$3])/100)&lt;0;((([.E156]*100)/[.$G$3])*[.$G$2])/100;0);([.$G$2]*([.B156]/2))/100);2)" office:value-type="float" office:value="0" calcext:value-type="float">
            <text:p>0,00</text:p>
          </table:table-cell>
          <table:table-cell table:formula="of:=ROUND(IF([.E156]&gt;[.$F$6];IF([.E156]-(([.B156]*[.$G$3])/100)&lt;0;[.E156];([.$G$3]*[.B156])/100);([.$G$3]*([.B156]/2))/100) ;2)" office:value-type="float" office:value="3.87" calcext:value-type="float">
            <text:p>3,87</text:p>
          </table:table-cell>
          <table:table-cell table:formula="of:=[.D156]-[.F156]" office:value-type="float" office:value="39.48" calcext:value-type="float">
            <text:p>39,48</text:p>
          </table:table-cell>
          <table:table-cell table:formula="of:=[.E156]-[.G156]" office:value-type="float" office:value="26.13" calcext:value-type="float">
            <text:p>26,13</text:p>
          </table:table-cell>
          <table:table-cell table:formula="of:=IF([.C156]=[.$L$6];IF([.H156]&lt;[.$N$6];[.$F$2];0);0)" office:value-type="float" office:value="0" calcext:value-type="float">
            <text:p>0,00</text:p>
          </table:table-cell>
          <table:table-cell table:formula="of:=IF([.I156]&lt;5;[.$F$3];0)" office:value-type="float" office:value="0" calcext:value-type="float">
            <text:p>0,00</text:p>
          </table:table-cell>
          <table:table-cell table:formula="of:=IF([.J156]=0;[.H156];[.J156])" office:value-type="float" office:value="39.48" calcext:value-type="float">
            <text:p>39,48</text:p>
          </table:table-cell>
          <table:table-cell table:formula="of:=IF([.K156]=0;[.I156];[.K156])" office:value-type="float" office:value="26.13" calcext:value-type="float">
            <text:p>26,13</text:p>
          </table:table-cell>
          <table:table-cell table:formula="of:=ROUND([.F156]*[.$S$5]+[.G156]*[.$S$4];2)" office:value-type="currency" office:currency="PLN" office:value="8.86" calcext:value-type="currency">
            <text:p>8,86 zł</text:p>
          </table:table-cell>
          <table:table-cell/>
          <table:table-cell table:formula="of:=ROUND([.B156]*[.$G$2]/100;2)" office:value-type="float" office:value="2.58" calcext:value-type="float">
            <text:p>2,58</text:p>
          </table:table-cell>
          <table:table-cell table:formula="of:=ROUND([.P156]*[.$S$5];2)" office:value-type="currency" office:currency="PLN" office:value="12.87" calcext:value-type="currency">
            <text:p>12,87 zł</text:p>
          </table:table-cell>
          <table:table-cell table:number-columns-repeated="1007"/>
        </table:table-row>
        <table:table-row table:style-name="ro2">
          <table:table-cell office:value-type="date" office:date-value="2014-05-26" calcext:value-type="date">
            <text:p>26.05.2014</text:p>
          </table:table-cell>
          <table:table-cell office:value-type="float" office:value="59" calcext:value-type="float">
            <text:p>59</text:p>
          </table:table-cell>
          <table:table-cell table:formula="of:=LOOKUP(WEEKDAY([.A157];2);[.$B$1:.$B$7];[.$C$1:.$C$7])" office:value-type="string" office:string-value="poniedziałek" calcext:value-type="string">
            <text:p>poniedziałek</text:p>
          </table:table-cell>
          <table:table-cell table:formula="of:=[.L156]" office:value-type="float" office:value="39.48" calcext:value-type="float">
            <text:p>39,48</text:p>
          </table:table-cell>
          <table:table-cell table:formula="of:=[.M156]" office:value-type="float" office:value="26.13" calcext:value-type="float">
            <text:p>26,13</text:p>
          </table:table-cell>
          <table:table-cell table:formula="of:=ROUND(IF([.E157]&gt;[.$F$6];IF([.E157]-(([.B157]*[.$G$3])/100)&lt;0;((([.E157]*100)/[.$G$3])*[.$G$2])/100;0);([.$G$2]*([.B157]/2))/100);2)" office:value-type="float" office:value="0" calcext:value-type="float">
            <text:p>0,00</text:p>
          </table:table-cell>
          <table:table-cell table:formula="of:=ROUND(IF([.E157]&gt;[.$F$6];IF([.E157]-(([.B157]*[.$G$3])/100)&lt;0;[.E157];([.$G$3]*[.B157])/100);([.$G$3]*([.B157]/2))/100) ;2)" office:value-type="float" office:value="5.31" calcext:value-type="float">
            <text:p>5,31</text:p>
          </table:table-cell>
          <table:table-cell table:formula="of:=[.D157]-[.F157]" office:value-type="float" office:value="39.48" calcext:value-type="float">
            <text:p>39,48</text:p>
          </table:table-cell>
          <table:table-cell table:formula="of:=[.E157]-[.G157]" office:value-type="float" office:value="20.82" calcext:value-type="float">
            <text:p>20,82</text:p>
          </table:table-cell>
          <table:table-cell table:formula="of:=IF([.C157]=[.$L$6];IF([.H157]&lt;[.$N$6];[.$F$2];0);0)" office:value-type="float" office:value="0" calcext:value-type="float">
            <text:p>0,00</text:p>
          </table:table-cell>
          <table:table-cell table:formula="of:=IF([.I157]&lt;5;[.$F$3];0)" office:value-type="float" office:value="0" calcext:value-type="float">
            <text:p>0,00</text:p>
          </table:table-cell>
          <table:table-cell table:formula="of:=IF([.J157]=0;[.H157];[.J157])" office:value-type="float" office:value="39.48" calcext:value-type="float">
            <text:p>39,48</text:p>
          </table:table-cell>
          <table:table-cell table:formula="of:=IF([.K157]=0;[.I157];[.K157])" office:value-type="float" office:value="20.82" calcext:value-type="float">
            <text:p>20,82</text:p>
          </table:table-cell>
          <table:table-cell table:formula="of:=ROUND([.F157]*[.$S$5]+[.G157]*[.$S$4];2)" office:value-type="currency" office:currency="PLN" office:value="12.16" calcext:value-type="currency">
            <text:p>12,16 zł</text:p>
          </table:table-cell>
          <table:table-cell/>
          <table:table-cell table:formula="of:=ROUND([.B157]*[.$G$2]/100;2)" office:value-type="float" office:value="3.54" calcext:value-type="float">
            <text:p>3,54</text:p>
          </table:table-cell>
          <table:table-cell table:formula="of:=ROUND([.P157]*[.$S$5];2)" office:value-type="currency" office:currency="PLN" office:value="17.66" calcext:value-type="currency">
            <text:p>17,66 zł</text:p>
          </table:table-cell>
          <table:table-cell table:number-columns-repeated="1007"/>
        </table:table-row>
        <table:table-row table:style-name="ro2">
          <table:table-cell office:value-type="date" office:date-value="2014-05-27" calcext:value-type="date">
            <text:p>27.05.2014</text:p>
          </table:table-cell>
          <table:table-cell office:value-type="float" office:value="81" calcext:value-type="float">
            <text:p>81</text:p>
          </table:table-cell>
          <table:table-cell table:formula="of:=LOOKUP(WEEKDAY([.A158];2);[.$B$1:.$B$7];[.$C$1:.$C$7])" office:value-type="string" office:string-value="wtorek" calcext:value-type="string">
            <text:p>wtorek</text:p>
          </table:table-cell>
          <table:table-cell table:formula="of:=[.L157]" office:value-type="float" office:value="39.48" calcext:value-type="float">
            <text:p>39,48</text:p>
          </table:table-cell>
          <table:table-cell table:formula="of:=[.M157]" office:value-type="float" office:value="20.82" calcext:value-type="float">
            <text:p>20,82</text:p>
          </table:table-cell>
          <table:table-cell table:formula="of:=ROUND(IF([.E158]&gt;[.$F$6];IF([.E158]-(([.B158]*[.$G$3])/100)&lt;0;((([.E158]*100)/[.$G$3])*[.$G$2])/100;0);([.$G$2]*([.B158]/2))/100);2)" office:value-type="float" office:value="0" calcext:value-type="float">
            <text:p>0,00</text:p>
          </table:table-cell>
          <table:table-cell table:formula="of:=ROUND(IF([.E158]&gt;[.$F$6];IF([.E158]-(([.B158]*[.$G$3])/100)&lt;0;[.E158];([.$G$3]*[.B158])/100);([.$G$3]*([.B158]/2))/100) ;2)" office:value-type="float" office:value="7.29" calcext:value-type="float">
            <text:p>7,29</text:p>
          </table:table-cell>
          <table:table-cell table:formula="of:=[.D158]-[.F158]" office:value-type="float" office:value="39.48" calcext:value-type="float">
            <text:p>39,48</text:p>
          </table:table-cell>
          <table:table-cell table:formula="of:=[.E158]-[.G158]" office:value-type="float" office:value="13.53" calcext:value-type="float">
            <text:p>13,53</text:p>
          </table:table-cell>
          <table:table-cell table:formula="of:=IF([.C158]=[.$L$6];IF([.H158]&lt;[.$N$6];[.$F$2];0);0)" office:value-type="float" office:value="0" calcext:value-type="float">
            <text:p>0,00</text:p>
          </table:table-cell>
          <table:table-cell table:formula="of:=IF([.I158]&lt;5;[.$F$3];0)" office:value-type="float" office:value="0" calcext:value-type="float">
            <text:p>0,00</text:p>
          </table:table-cell>
          <table:table-cell table:formula="of:=IF([.J158]=0;[.H158];[.J158])" office:value-type="float" office:value="39.48" calcext:value-type="float">
            <text:p>39,48</text:p>
          </table:table-cell>
          <table:table-cell table:formula="of:=IF([.K158]=0;[.I158];[.K158])" office:value-type="float" office:value="13.53" calcext:value-type="float">
            <text:p>13,53</text:p>
          </table:table-cell>
          <table:table-cell table:formula="of:=ROUND([.F158]*[.$S$5]+[.G158]*[.$S$4];2)" office:value-type="currency" office:currency="PLN" office:value="16.69" calcext:value-type="currency">
            <text:p>16,69 zł</text:p>
          </table:table-cell>
          <table:table-cell/>
          <table:table-cell table:formula="of:=ROUND([.B158]*[.$G$2]/100;2)" office:value-type="float" office:value="4.86" calcext:value-type="float">
            <text:p>4,86</text:p>
          </table:table-cell>
          <table:table-cell table:formula="of:=ROUND([.P158]*[.$S$5];2)" office:value-type="currency" office:currency="PLN" office:value="24.25" calcext:value-type="currency">
            <text:p>24,25 zł</text:p>
          </table:table-cell>
          <table:table-cell table:number-columns-repeated="1007"/>
        </table:table-row>
        <table:table-row table:style-name="ro2">
          <table:table-cell office:value-type="date" office:date-value="2014-05-28" calcext:value-type="date">
            <text:p>28.05.2014</text:p>
          </table:table-cell>
          <table:table-cell office:value-type="float" office:value="89" calcext:value-type="float">
            <text:p>89</text:p>
          </table:table-cell>
          <table:table-cell table:formula="of:=LOOKUP(WEEKDAY([.A159];2);[.$B$1:.$B$7];[.$C$1:.$C$7])" office:value-type="string" office:string-value="środa" calcext:value-type="string">
            <text:p>środa</text:p>
          </table:table-cell>
          <table:table-cell table:formula="of:=[.L158]" office:value-type="float" office:value="39.48" calcext:value-type="float">
            <text:p>39,48</text:p>
          </table:table-cell>
          <table:table-cell table:formula="of:=[.M158]" office:value-type="float" office:value="13.53" calcext:value-type="float">
            <text:p>13,53</text:p>
          </table:table-cell>
          <table:table-cell table:formula="of:=ROUND(IF([.E159]&gt;[.$F$6];IF([.E159]-(([.B159]*[.$G$3])/100)&lt;0;((([.E159]*100)/[.$G$3])*[.$G$2])/100;0);([.$G$2]*([.B159]/2))/100);2)" office:value-type="float" office:value="2.67" calcext:value-type="float">
            <text:p>2,67</text:p>
          </table:table-cell>
          <table:table-cell table:formula="of:=ROUND(IF([.E159]&gt;[.$F$6];IF([.E159]-(([.B159]*[.$G$3])/100)&lt;0;[.E159];([.$G$3]*[.B159])/100);([.$G$3]*([.B159]/2))/100) ;2)" office:value-type="float" office:value="4.01" calcext:value-type="float">
            <text:p>4,01</text:p>
          </table:table-cell>
          <table:table-cell table:formula="of:=[.D159]-[.F159]" office:value-type="float" office:value="36.81" calcext:value-type="float">
            <text:p>36,81</text:p>
          </table:table-cell>
          <table:table-cell table:formula="of:=[.E159]-[.G159]" office:value-type="float" office:value="9.52" calcext:value-type="float">
            <text:p>9,52</text:p>
          </table:table-cell>
          <table:table-cell table:formula="of:=IF([.C159]=[.$L$6];IF([.H159]&lt;[.$N$6];[.$F$2];0);0)" office:value-type="float" office:value="0" calcext:value-type="float">
            <text:p>0,00</text:p>
          </table:table-cell>
          <table:table-cell table:formula="of:=IF([.I159]&lt;5;[.$F$3];0)" office:value-type="float" office:value="0" calcext:value-type="float">
            <text:p>0,00</text:p>
          </table:table-cell>
          <table:table-cell table:formula="of:=IF([.J159]=0;[.H159];[.J159])" office:value-type="float" office:value="36.81" calcext:value-type="float">
            <text:p>36,81</text:p>
          </table:table-cell>
          <table:table-cell table:formula="of:=IF([.K159]=0;[.I159];[.K159])" office:value-type="float" office:value="9.52" calcext:value-type="float">
            <text:p>9,52</text:p>
          </table:table-cell>
          <table:table-cell table:formula="of:=ROUND([.F159]*[.$S$5]+[.G159]*[.$S$4];2)" office:value-type="currency" office:currency="PLN" office:value="22.51" calcext:value-type="currency">
            <text:p>22,51 zł</text:p>
          </table:table-cell>
          <table:table-cell/>
          <table:table-cell table:formula="of:=ROUND([.B159]*[.$G$2]/100;2)" office:value-type="float" office:value="5.34" calcext:value-type="float">
            <text:p>5,34</text:p>
          </table:table-cell>
          <table:table-cell table:formula="of:=ROUND([.P159]*[.$S$5];2)" office:value-type="currency" office:currency="PLN" office:value="26.65" calcext:value-type="currency">
            <text:p>26,65 zł</text:p>
          </table:table-cell>
          <table:table-cell table:number-columns-repeated="1007"/>
        </table:table-row>
        <table:table-row table:style-name="ro2">
          <table:table-cell office:value-type="date" office:date-value="2014-05-29" calcext:value-type="date">
            <text:p>29.05.2014</text:p>
          </table:table-cell>
          <table:table-cell office:value-type="float" office:value="43" calcext:value-type="float">
            <text:p>43</text:p>
          </table:table-cell>
          <table:table-cell table:formula="of:=LOOKUP(WEEKDAY([.A160];2);[.$B$1:.$B$7];[.$C$1:.$C$7])" office:value-type="string" office:string-value="czwartek" calcext:value-type="string">
            <text:p>czwartek</text:p>
          </table:table-cell>
          <table:table-cell table:formula="of:=[.L159]" office:value-type="float" office:value="36.81" calcext:value-type="float">
            <text:p>36,81</text:p>
          </table:table-cell>
          <table:table-cell table:formula="of:=[.M159]" office:value-type="float" office:value="9.52" calcext:value-type="float">
            <text:p>9,52</text:p>
          </table:table-cell>
          <table:table-cell table:formula="of:=ROUND(IF([.E160]&gt;[.$F$6];IF([.E160]-(([.B160]*[.$G$3])/100)&lt;0;((([.E160]*100)/[.$G$3])*[.$G$2])/100;0);([.$G$2]*([.B160]/2))/100);2)" office:value-type="float" office:value="1.29" calcext:value-type="float">
            <text:p>1,29</text:p>
          </table:table-cell>
          <table:table-cell table:formula="of:=ROUND(IF([.E160]&gt;[.$F$6];IF([.E160]-(([.B160]*[.$G$3])/100)&lt;0;[.E160];([.$G$3]*[.B160])/100);([.$G$3]*([.B160]/2))/100) ;2)" office:value-type="float" office:value="1.94" calcext:value-type="float">
            <text:p>1,94</text:p>
          </table:table-cell>
          <table:table-cell table:formula="of:=[.D160]-[.F160]" office:value-type="float" office:value="35.52" calcext:value-type="float">
            <text:p>35,52</text:p>
          </table:table-cell>
          <table:table-cell table:formula="of:=[.E160]-[.G160]" office:value-type="float" office:value="7.58" calcext:value-type="float">
            <text:p>7,58</text:p>
          </table:table-cell>
          <table:table-cell table:formula="of:=IF([.C160]=[.$L$6];IF([.H160]&lt;[.$N$6];[.$F$2];0);0)" office:value-type="float" office:value="45" calcext:value-type="float">
            <text:p>45,00</text:p>
          </table:table-cell>
          <table:table-cell table:formula="of:=IF([.I160]&lt;5;[.$F$3];0)" office:value-type="float" office:value="0" calcext:value-type="float">
            <text:p>0,00</text:p>
          </table:table-cell>
          <table:table-cell table:formula="of:=IF([.J160]=0;[.H160];[.J160])" office:value-type="float" office:value="45" calcext:value-type="float">
            <text:p>45,00</text:p>
          </table:table-cell>
          <table:table-cell table:formula="of:=IF([.K160]=0;[.I160];[.K160])" office:value-type="float" office:value="7.58" calcext:value-type="float">
            <text:p>7,58</text:p>
          </table:table-cell>
          <table:table-cell table:formula="of:=ROUND([.F160]*[.$S$5]+[.G160]*[.$S$4];2)" office:value-type="currency" office:currency="PLN" office:value="10.88" calcext:value-type="currency">
            <text:p>10,88 zł</text:p>
          </table:table-cell>
          <table:table-cell/>
          <table:table-cell table:formula="of:=ROUND([.B160]*[.$G$2]/100;2)" office:value-type="float" office:value="2.58" calcext:value-type="float">
            <text:p>2,58</text:p>
          </table:table-cell>
          <table:table-cell table:formula="of:=ROUND([.P160]*[.$S$5];2)" office:value-type="currency" office:currency="PLN" office:value="12.87" calcext:value-type="currency">
            <text:p>12,87 zł</text:p>
          </table:table-cell>
          <table:table-cell table:number-columns-repeated="1007"/>
        </table:table-row>
        <table:table-row table:style-name="ro2">
          <table:table-cell office:value-type="date" office:date-value="2014-05-30" calcext:value-type="date">
            <text:p>30.05.2014</text:p>
          </table:table-cell>
          <table:table-cell office:value-type="float" office:value="67" calcext:value-type="float">
            <text:p>67</text:p>
          </table:table-cell>
          <table:table-cell table:formula="of:=LOOKUP(WEEKDAY([.A161];2);[.$B$1:.$B$7];[.$C$1:.$C$7])" office:value-type="string" office:string-value="piątek" calcext:value-type="string">
            <text:p>piątek</text:p>
          </table:table-cell>
          <table:table-cell table:formula="of:=[.L160]" office:value-type="float" office:value="45" calcext:value-type="float">
            <text:p>45,00</text:p>
          </table:table-cell>
          <table:table-cell table:formula="of:=[.M160]" office:value-type="float" office:value="7.58" calcext:value-type="float">
            <text:p>7,58</text:p>
          </table:table-cell>
          <table:table-cell table:formula="of:=ROUND(IF([.E161]&gt;[.$F$6];IF([.E161]-(([.B161]*[.$G$3])/100)&lt;0;((([.E161]*100)/[.$G$3])*[.$G$2])/100;0);([.$G$2]*([.B161]/2))/100);2)" office:value-type="float" office:value="2.01" calcext:value-type="float">
            <text:p>2,01</text:p>
          </table:table-cell>
          <table:table-cell table:formula="of:=ROUND(IF([.E161]&gt;[.$F$6];IF([.E161]-(([.B161]*[.$G$3])/100)&lt;0;[.E161];([.$G$3]*[.B161])/100);([.$G$3]*([.B161]/2))/100) ;2)" office:value-type="float" office:value="3.02" calcext:value-type="float">
            <text:p>3,02</text:p>
          </table:table-cell>
          <table:table-cell table:formula="of:=[.D161]-[.F161]" office:value-type="float" office:value="42.99" calcext:value-type="float">
            <text:p>42,99</text:p>
          </table:table-cell>
          <table:table-cell table:formula="of:=[.E161]-[.G161]" office:value-type="float" office:value="4.56" calcext:value-type="float">
            <text:p>4,56</text:p>
          </table:table-cell>
          <table:table-cell table:formula="of:=IF([.C161]=[.$L$6];IF([.H161]&lt;[.$N$6];[.$F$2];0);0)" office:value-type="float" office:value="0" calcext:value-type="float">
            <text:p>0,00</text:p>
          </table:table-cell>
          <table:table-cell table:formula="of:=IF([.I161]&lt;5;[.$F$3];0)" office:value-type="float" office:value="30" calcext:value-type="float">
            <text:p>30,00</text:p>
          </table:table-cell>
          <table:table-cell table:formula="of:=IF([.J161]=0;[.H161];[.J161])" office:value-type="float" office:value="42.99" calcext:value-type="float">
            <text:p>42,99</text:p>
          </table:table-cell>
          <table:table-cell table:formula="of:=IF([.K161]=0;[.I161];[.K161])" office:value-type="float" office:value="30" calcext:value-type="float">
            <text:p>30,00</text:p>
          </table:table-cell>
          <table:table-cell table:formula="of:=ROUND([.F161]*[.$S$5]+[.G161]*[.$S$4];2)" office:value-type="currency" office:currency="PLN" office:value="16.95" calcext:value-type="currency">
            <text:p>16,95 zł</text:p>
          </table:table-cell>
          <table:table-cell/>
          <table:table-cell table:formula="of:=ROUND([.B161]*[.$G$2]/100;2)" office:value-type="float" office:value="4.02" calcext:value-type="float">
            <text:p>4,02</text:p>
          </table:table-cell>
          <table:table-cell table:formula="of:=ROUND([.P161]*[.$S$5];2)" office:value-type="currency" office:currency="PLN" office:value="20.06" calcext:value-type="currency">
            <text:p>20,06 zł</text:p>
          </table:table-cell>
          <table:table-cell table:number-columns-repeated="1007"/>
        </table:table-row>
        <table:table-row table:style-name="ro2">
          <table:table-cell office:value-type="date" office:date-value="2014-05-31" calcext:value-type="date">
            <text:p>31.05.2014</text:p>
          </table:table-cell>
          <table:table-cell office:value-type="float" office:value="122" calcext:value-type="float">
            <text:p>122</text:p>
          </table:table-cell>
          <table:table-cell table:formula="of:=LOOKUP(WEEKDAY([.A162];2);[.$B$1:.$B$7];[.$C$1:.$C$7])" office:value-type="string" office:string-value="sobota" calcext:value-type="string">
            <text:p>sobota</text:p>
          </table:table-cell>
          <table:table-cell table:formula="of:=[.L161]" office:value-type="float" office:value="42.99" calcext:value-type="float">
            <text:p>42,99</text:p>
          </table:table-cell>
          <table:table-cell table:formula="of:=[.M161]" office:value-type="float" office:value="30" calcext:value-type="float">
            <text:p>30,00</text:p>
          </table:table-cell>
          <table:table-cell table:formula="of:=ROUND(IF([.E162]&gt;[.$F$6];IF([.E162]-(([.B162]*[.$G$3])/100)&lt;0;((([.E162]*100)/[.$G$3])*[.$G$2])/100;0);([.$G$2]*([.B162]/2))/100);2)" office:value-type="float" office:value="0" calcext:value-type="float">
            <text:p>0,00</text:p>
          </table:table-cell>
          <table:table-cell table:formula="of:=ROUND(IF([.E162]&gt;[.$F$6];IF([.E162]-(([.B162]*[.$G$3])/100)&lt;0;[.E162];([.$G$3]*[.B162])/100);([.$G$3]*([.B162]/2))/100) ;2)" office:value-type="float" office:value="10.98" calcext:value-type="float">
            <text:p>10,98</text:p>
          </table:table-cell>
          <table:table-cell table:formula="of:=[.D162]-[.F162]" office:value-type="float" office:value="42.99" calcext:value-type="float">
            <text:p>42,99</text:p>
          </table:table-cell>
          <table:table-cell table:formula="of:=[.E162]-[.G162]" office:value-type="float" office:value="19.02" calcext:value-type="float">
            <text:p>19,02</text:p>
          </table:table-cell>
          <table:table-cell table:formula="of:=IF([.C162]=[.$L$6];IF([.H162]&lt;[.$N$6];[.$F$2];0);0)" office:value-type="float" office:value="0" calcext:value-type="float">
            <text:p>0,00</text:p>
          </table:table-cell>
          <table:table-cell table:formula="of:=IF([.I162]&lt;5;[.$F$3];0)" office:value-type="float" office:value="0" calcext:value-type="float">
            <text:p>0,00</text:p>
          </table:table-cell>
          <table:table-cell table:formula="of:=IF([.J162]=0;[.H162];[.J162])" office:value-type="float" office:value="42.99" calcext:value-type="float">
            <text:p>42,99</text:p>
          </table:table-cell>
          <table:table-cell table:formula="of:=IF([.K162]=0;[.I162];[.K162])" office:value-type="float" office:value="19.02" calcext:value-type="float">
            <text:p>19,02</text:p>
          </table:table-cell>
          <table:table-cell table:formula="of:=ROUND([.F162]*[.$S$5]+[.G162]*[.$S$4];2)" office:value-type="currency" office:currency="PLN" office:value="25.14" calcext:value-type="currency">
            <text:p>25,14 zł</text:p>
          </table:table-cell>
          <table:table-cell/>
          <table:table-cell table:formula="of:=ROUND([.B162]*[.$G$2]/100;2)" office:value-type="float" office:value="7.32" calcext:value-type="float">
            <text:p>7,32</text:p>
          </table:table-cell>
          <table:table-cell table:formula="of:=ROUND([.P162]*[.$S$5];2)" office:value-type="currency" office:currency="PLN" office:value="36.53" calcext:value-type="currency">
            <text:p>36,53 zł</text:p>
          </table:table-cell>
          <table:table-cell table:number-columns-repeated="1007"/>
        </table:table-row>
        <table:table-row table:style-name="ro2">
          <table:table-cell office:value-type="date" office:date-value="2014-06-01" calcext:value-type="date">
            <text:p>1.06.2014</text:p>
          </table:table-cell>
          <table:table-cell office:value-type="float" office:value="100" calcext:value-type="float">
            <text:p>100</text:p>
          </table:table-cell>
          <table:table-cell table:formula="of:=LOOKUP(WEEKDAY([.A163];2);[.$B$1:.$B$7];[.$C$1:.$C$7])" office:value-type="string" office:string-value="niedziela" calcext:value-type="string">
            <text:p>niedziela</text:p>
          </table:table-cell>
          <table:table-cell table:formula="of:=[.L162]" office:value-type="float" office:value="42.99" calcext:value-type="float">
            <text:p>42,99</text:p>
          </table:table-cell>
          <table:table-cell table:formula="of:=[.M162]" office:value-type="float" office:value="19.02" calcext:value-type="float">
            <text:p>19,02</text:p>
          </table:table-cell>
          <table:table-cell table:formula="of:=ROUND(IF([.E163]&gt;[.$F$6];IF([.E163]-(([.B163]*[.$G$3])/100)&lt;0;((([.E163]*100)/[.$G$3])*[.$G$2])/100;0);([.$G$2]*([.B163]/2))/100);2)" office:value-type="float" office:value="0" calcext:value-type="float">
            <text:p>0,00</text:p>
          </table:table-cell>
          <table:table-cell table:formula="of:=ROUND(IF([.E163]&gt;[.$F$6];IF([.E163]-(([.B163]*[.$G$3])/100)&lt;0;[.E163];([.$G$3]*[.B163])/100);([.$G$3]*([.B163]/2))/100) ;2)" office:value-type="float" office:value="9" calcext:value-type="float">
            <text:p>9,00</text:p>
          </table:table-cell>
          <table:table-cell table:formula="of:=[.D163]-[.F163]" office:value-type="float" office:value="42.99" calcext:value-type="float">
            <text:p>42,99</text:p>
          </table:table-cell>
          <table:table-cell table:formula="of:=[.E163]-[.G163]" office:value-type="float" office:value="10.02" calcext:value-type="float">
            <text:p>10,02</text:p>
          </table:table-cell>
          <table:table-cell table:formula="of:=IF([.C163]=[.$L$6];IF([.H163]&lt;[.$N$6];[.$F$2];0);0)" office:value-type="float" office:value="0" calcext:value-type="float">
            <text:p>0,00</text:p>
          </table:table-cell>
          <table:table-cell table:formula="of:=IF([.I163]&lt;5;[.$F$3];0)" office:value-type="float" office:value="0" calcext:value-type="float">
            <text:p>0,00</text:p>
          </table:table-cell>
          <table:table-cell table:formula="of:=IF([.J163]=0;[.H163];[.J163])" office:value-type="float" office:value="42.99" calcext:value-type="float">
            <text:p>42,99</text:p>
          </table:table-cell>
          <table:table-cell table:formula="of:=IF([.K163]=0;[.I163];[.K163])" office:value-type="float" office:value="10.02" calcext:value-type="float">
            <text:p>10,02</text:p>
          </table:table-cell>
          <table:table-cell table:formula="of:=ROUND([.F163]*[.$S$5]+[.G163]*[.$S$4];2)" office:value-type="currency" office:currency="PLN" office:value="20.61" calcext:value-type="currency">
            <text:p>20,61 zł</text:p>
          </table:table-cell>
          <table:table-cell/>
          <table:table-cell table:formula="of:=ROUND([.B163]*[.$G$2]/100;2)" office:value-type="float" office:value="6" calcext:value-type="float">
            <text:p>6</text:p>
          </table:table-cell>
          <table:table-cell table:formula="of:=ROUND([.P163]*[.$S$5];2)" office:value-type="currency" office:currency="PLN" office:value="29.94" calcext:value-type="currency">
            <text:p>29,94 zł</text:p>
          </table:table-cell>
          <table:table-cell table:number-columns-repeated="1007"/>
        </table:table-row>
        <table:table-row table:style-name="ro2">
          <table:table-cell office:value-type="date" office:date-value="2014-06-02" calcext:value-type="date">
            <text:p>2.06.2014</text:p>
          </table:table-cell>
          <table:table-cell office:value-type="float" office:value="145" calcext:value-type="float">
            <text:p>145</text:p>
          </table:table-cell>
          <table:table-cell table:formula="of:=LOOKUP(WEEKDAY([.A164];2);[.$B$1:.$B$7];[.$C$1:.$C$7])" office:value-type="string" office:string-value="poniedziałek" calcext:value-type="string">
            <text:p>poniedziałek</text:p>
          </table:table-cell>
          <table:table-cell table:formula="of:=[.L163]" office:value-type="float" office:value="42.99" calcext:value-type="float">
            <text:p>42,99</text:p>
          </table:table-cell>
          <table:table-cell table:formula="of:=[.M163]" office:value-type="float" office:value="10.02" calcext:value-type="float">
            <text:p>10,02</text:p>
          </table:table-cell>
          <table:table-cell table:formula="of:=ROUND(IF([.E164]&gt;[.$F$6];IF([.E164]-(([.B164]*[.$G$3])/100)&lt;0;((([.E164]*100)/[.$G$3])*[.$G$2])/100;0);([.$G$2]*([.B164]/2))/100);2)" office:value-type="float" office:value="4.35" calcext:value-type="float">
            <text:p>4,35</text:p>
          </table:table-cell>
          <table:table-cell table:formula="of:=ROUND(IF([.E164]&gt;[.$F$6];IF([.E164]-(([.B164]*[.$G$3])/100)&lt;0;[.E164];([.$G$3]*[.B164])/100);([.$G$3]*([.B164]/2))/100) ;2)" office:value-type="float" office:value="6.53" calcext:value-type="float">
            <text:p>6,53</text:p>
          </table:table-cell>
          <table:table-cell table:formula="of:=[.D164]-[.F164]" office:value-type="float" office:value="38.64" calcext:value-type="float">
            <text:p>38,64</text:p>
          </table:table-cell>
          <table:table-cell table:formula="of:=[.E164]-[.G164]" office:value-type="float" office:value="3.49" calcext:value-type="float">
            <text:p>3,49</text:p>
          </table:table-cell>
          <table:table-cell table:formula="of:=IF([.C164]=[.$L$6];IF([.H164]&lt;[.$N$6];[.$F$2];0);0)" office:value-type="float" office:value="0" calcext:value-type="float">
            <text:p>0,00</text:p>
          </table:table-cell>
          <table:table-cell table:formula="of:=IF([.I164]&lt;5;[.$F$3];0)" office:value-type="float" office:value="30" calcext:value-type="float">
            <text:p>30,00</text:p>
          </table:table-cell>
          <table:table-cell table:formula="of:=IF([.J164]=0;[.H164];[.J164])" office:value-type="float" office:value="38.64" calcext:value-type="float">
            <text:p>38,64</text:p>
          </table:table-cell>
          <table:table-cell table:formula="of:=IF([.K164]=0;[.I164];[.K164])" office:value-type="float" office:value="30" calcext:value-type="float">
            <text:p>30,00</text:p>
          </table:table-cell>
          <table:table-cell table:formula="of:=ROUND([.F164]*[.$S$5]+[.G164]*[.$S$4];2)" office:value-type="currency" office:currency="PLN" office:value="36.66" calcext:value-type="currency">
            <text:p>36,66 zł</text:p>
          </table:table-cell>
          <table:table-cell/>
          <table:table-cell table:formula="of:=ROUND([.B164]*[.$G$2]/100;2)" office:value-type="float" office:value="8.7" calcext:value-type="float">
            <text:p>8,7</text:p>
          </table:table-cell>
          <table:table-cell table:formula="of:=ROUND([.P164]*[.$S$5];2)" office:value-type="currency" office:currency="PLN" office:value="43.41" calcext:value-type="currency">
            <text:p>43,41 zł</text:p>
          </table:table-cell>
          <table:table-cell table:number-columns-repeated="1007"/>
        </table:table-row>
        <table:table-row table:style-name="ro2">
          <table:table-cell office:value-type="date" office:date-value="2014-06-03" calcext:value-type="date">
            <text:p>3.06.2014</text:p>
          </table:table-cell>
          <table:table-cell office:value-type="float" office:value="36" calcext:value-type="float">
            <text:p>36</text:p>
          </table:table-cell>
          <table:table-cell table:formula="of:=LOOKUP(WEEKDAY([.A165];2);[.$B$1:.$B$7];[.$C$1:.$C$7])" office:value-type="string" office:string-value="wtorek" calcext:value-type="string">
            <text:p>wtorek</text:p>
          </table:table-cell>
          <table:table-cell table:formula="of:=[.L164]" office:value-type="float" office:value="38.64" calcext:value-type="float">
            <text:p>38,64</text:p>
          </table:table-cell>
          <table:table-cell table:formula="of:=[.M164]" office:value-type="float" office:value="30" calcext:value-type="float">
            <text:p>30,00</text:p>
          </table:table-cell>
          <table:table-cell table:formula="of:=ROUND(IF([.E165]&gt;[.$F$6];IF([.E165]-(([.B165]*[.$G$3])/100)&lt;0;((([.E165]*100)/[.$G$3])*[.$G$2])/100;0);([.$G$2]*([.B165]/2))/100);2)" office:value-type="float" office:value="0" calcext:value-type="float">
            <text:p>0,00</text:p>
          </table:table-cell>
          <table:table-cell table:formula="of:=ROUND(IF([.E165]&gt;[.$F$6];IF([.E165]-(([.B165]*[.$G$3])/100)&lt;0;[.E165];([.$G$3]*[.B165])/100);([.$G$3]*([.B165]/2))/100) ;2)" office:value-type="float" office:value="3.24" calcext:value-type="float">
            <text:p>3,24</text:p>
          </table:table-cell>
          <table:table-cell table:formula="of:=[.D165]-[.F165]" office:value-type="float" office:value="38.64" calcext:value-type="float">
            <text:p>38,64</text:p>
          </table:table-cell>
          <table:table-cell table:formula="of:=[.E165]-[.G165]" office:value-type="float" office:value="26.76" calcext:value-type="float">
            <text:p>26,76</text:p>
          </table:table-cell>
          <table:table-cell table:formula="of:=IF([.C165]=[.$L$6];IF([.H165]&lt;[.$N$6];[.$F$2];0);0)" office:value-type="float" office:value="0" calcext:value-type="float">
            <text:p>0,00</text:p>
          </table:table-cell>
          <table:table-cell table:formula="of:=IF([.I165]&lt;5;[.$F$3];0)" office:value-type="float" office:value="0" calcext:value-type="float">
            <text:p>0,00</text:p>
          </table:table-cell>
          <table:table-cell table:formula="of:=IF([.J165]=0;[.H165];[.J165])" office:value-type="float" office:value="38.64" calcext:value-type="float">
            <text:p>38,64</text:p>
          </table:table-cell>
          <table:table-cell table:formula="of:=IF([.K165]=0;[.I165];[.K165])" office:value-type="float" office:value="26.76" calcext:value-type="float">
            <text:p>26,76</text:p>
          </table:table-cell>
          <table:table-cell table:formula="of:=ROUND([.F165]*[.$S$5]+[.G165]*[.$S$4];2)" office:value-type="currency" office:currency="PLN" office:value="7.42" calcext:value-type="currency">
            <text:p>7,42 zł</text:p>
          </table:table-cell>
          <table:table-cell/>
          <table:table-cell table:formula="of:=ROUND([.B165]*[.$G$2]/100;2)" office:value-type="float" office:value="2.16" calcext:value-type="float">
            <text:p>2,16</text:p>
          </table:table-cell>
          <table:table-cell table:formula="of:=ROUND([.P165]*[.$S$5];2)" office:value-type="currency" office:currency="PLN" office:value="10.78" calcext:value-type="currency">
            <text:p>10,78 zł</text:p>
          </table:table-cell>
          <table:table-cell table:number-columns-repeated="1007"/>
        </table:table-row>
        <table:table-row table:style-name="ro2">
          <table:table-cell office:value-type="date" office:date-value="2014-06-04" calcext:value-type="date">
            <text:p>4.06.2014</text:p>
          </table:table-cell>
          <table:table-cell office:value-type="float" office:value="75" calcext:value-type="float">
            <text:p>75</text:p>
          </table:table-cell>
          <table:table-cell table:formula="of:=LOOKUP(WEEKDAY([.A166];2);[.$B$1:.$B$7];[.$C$1:.$C$7])" office:value-type="string" office:string-value="środa" calcext:value-type="string">
            <text:p>środa</text:p>
          </table:table-cell>
          <table:table-cell table:formula="of:=[.L165]" office:value-type="float" office:value="38.64" calcext:value-type="float">
            <text:p>38,64</text:p>
          </table:table-cell>
          <table:table-cell table:formula="of:=[.M165]" office:value-type="float" office:value="26.76" calcext:value-type="float">
            <text:p>26,76</text:p>
          </table:table-cell>
          <table:table-cell table:formula="of:=ROUND(IF([.E166]&gt;[.$F$6];IF([.E166]-(([.B166]*[.$G$3])/100)&lt;0;((([.E166]*100)/[.$G$3])*[.$G$2])/100;0);([.$G$2]*([.B166]/2))/100);2)" office:value-type="float" office:value="0" calcext:value-type="float">
            <text:p>0,00</text:p>
          </table:table-cell>
          <table:table-cell table:formula="of:=ROUND(IF([.E166]&gt;[.$F$6];IF([.E166]-(([.B166]*[.$G$3])/100)&lt;0;[.E166];([.$G$3]*[.B166])/100);([.$G$3]*([.B166]/2))/100) ;2)" office:value-type="float" office:value="6.75" calcext:value-type="float">
            <text:p>6,75</text:p>
          </table:table-cell>
          <table:table-cell table:formula="of:=[.D166]-[.F166]" office:value-type="float" office:value="38.64" calcext:value-type="float">
            <text:p>38,64</text:p>
          </table:table-cell>
          <table:table-cell table:formula="of:=[.E166]-[.G166]" office:value-type="float" office:value="20.01" calcext:value-type="float">
            <text:p>20,01</text:p>
          </table:table-cell>
          <table:table-cell table:formula="of:=IF([.C166]=[.$L$6];IF([.H166]&lt;[.$N$6];[.$F$2];0);0)" office:value-type="float" office:value="0" calcext:value-type="float">
            <text:p>0,00</text:p>
          </table:table-cell>
          <table:table-cell table:formula="of:=IF([.I166]&lt;5;[.$F$3];0)" office:value-type="float" office:value="0" calcext:value-type="float">
            <text:p>0,00</text:p>
          </table:table-cell>
          <table:table-cell table:formula="of:=IF([.J166]=0;[.H166];[.J166])" office:value-type="float" office:value="38.64" calcext:value-type="float">
            <text:p>38,64</text:p>
          </table:table-cell>
          <table:table-cell table:formula="of:=IF([.K166]=0;[.I166];[.K166])" office:value-type="float" office:value="20.01" calcext:value-type="float">
            <text:p>20,01</text:p>
          </table:table-cell>
          <table:table-cell table:formula="of:=ROUND([.F166]*[.$S$5]+[.G166]*[.$S$4];2)" office:value-type="currency" office:currency="PLN" office:value="15.46" calcext:value-type="currency">
            <text:p>15,46 zł</text:p>
          </table:table-cell>
          <table:table-cell/>
          <table:table-cell table:formula="of:=ROUND([.B166]*[.$G$2]/100;2)" office:value-type="float" office:value="4.5" calcext:value-type="float">
            <text:p>4,5</text:p>
          </table:table-cell>
          <table:table-cell table:formula="of:=ROUND([.P166]*[.$S$5];2)" office:value-type="currency" office:currency="PLN" office:value="22.46" calcext:value-type="currency">
            <text:p>22,46 zł</text:p>
          </table:table-cell>
          <table:table-cell table:number-columns-repeated="1007"/>
        </table:table-row>
        <table:table-row table:style-name="ro2">
          <table:table-cell office:value-type="date" office:date-value="2014-06-05" calcext:value-type="date">
            <text:p>5.06.2014</text:p>
          </table:table-cell>
          <table:table-cell office:value-type="float" office:value="132" calcext:value-type="float">
            <text:p>132</text:p>
          </table:table-cell>
          <table:table-cell table:formula="of:=LOOKUP(WEEKDAY([.A167];2);[.$B$1:.$B$7];[.$C$1:.$C$7])" office:value-type="string" office:string-value="czwartek" calcext:value-type="string">
            <text:p>czwartek</text:p>
          </table:table-cell>
          <table:table-cell table:formula="of:=[.L166]" office:value-type="float" office:value="38.64" calcext:value-type="float">
            <text:p>38,64</text:p>
          </table:table-cell>
          <table:table-cell table:formula="of:=[.M166]" office:value-type="float" office:value="20.01" calcext:value-type="float">
            <text:p>20,01</text:p>
          </table:table-cell>
          <table:table-cell table:formula="of:=ROUND(IF([.E167]&gt;[.$F$6];IF([.E167]-(([.B167]*[.$G$3])/100)&lt;0;((([.E167]*100)/[.$G$3])*[.$G$2])/100;0);([.$G$2]*([.B167]/2))/100);2)" office:value-type="float" office:value="0" calcext:value-type="float">
            <text:p>0,00</text:p>
          </table:table-cell>
          <table:table-cell table:formula="of:=ROUND(IF([.E167]&gt;[.$F$6];IF([.E167]-(([.B167]*[.$G$3])/100)&lt;0;[.E167];([.$G$3]*[.B167])/100);([.$G$3]*([.B167]/2))/100) ;2)" office:value-type="float" office:value="11.88" calcext:value-type="float">
            <text:p>11,88</text:p>
          </table:table-cell>
          <table:table-cell table:formula="of:=[.D167]-[.F167]" office:value-type="float" office:value="38.64" calcext:value-type="float">
            <text:p>38,64</text:p>
          </table:table-cell>
          <table:table-cell table:formula="of:=[.E167]-[.G167]" office:value-type="float" office:value="8.13" calcext:value-type="float">
            <text:p>8,13</text:p>
          </table:table-cell>
          <table:table-cell table:formula="of:=IF([.C167]=[.$L$6];IF([.H167]&lt;[.$N$6];[.$F$2];0);0)" office:value-type="float" office:value="45" calcext:value-type="float">
            <text:p>45,00</text:p>
          </table:table-cell>
          <table:table-cell table:formula="of:=IF([.I167]&lt;5;[.$F$3];0)" office:value-type="float" office:value="0" calcext:value-type="float">
            <text:p>0,00</text:p>
          </table:table-cell>
          <table:table-cell table:formula="of:=IF([.J167]=0;[.H167];[.J167])" office:value-type="float" office:value="45" calcext:value-type="float">
            <text:p>45,00</text:p>
          </table:table-cell>
          <table:table-cell table:formula="of:=IF([.K167]=0;[.I167];[.K167])" office:value-type="float" office:value="8.13" calcext:value-type="float">
            <text:p>8,13</text:p>
          </table:table-cell>
          <table:table-cell table:formula="of:=ROUND([.F167]*[.$S$5]+[.G167]*[.$S$4];2)" office:value-type="currency" office:currency="PLN" office:value="27.21" calcext:value-type="currency">
            <text:p>27,21 zł</text:p>
          </table:table-cell>
          <table:table-cell/>
          <table:table-cell table:formula="of:=ROUND([.B167]*[.$G$2]/100;2)" office:value-type="float" office:value="7.92" calcext:value-type="float">
            <text:p>7,92</text:p>
          </table:table-cell>
          <table:table-cell table:formula="of:=ROUND([.P167]*[.$S$5];2)" office:value-type="currency" office:currency="PLN" office:value="39.52" calcext:value-type="currency">
            <text:p>39,52 zł</text:p>
          </table:table-cell>
          <table:table-cell table:number-columns-repeated="1007"/>
        </table:table-row>
        <table:table-row table:style-name="ro2">
          <table:table-cell office:value-type="date" office:date-value="2014-06-06" calcext:value-type="date">
            <text:p>6.06.2014</text:p>
          </table:table-cell>
          <table:table-cell office:value-type="float" office:value="51" calcext:value-type="float">
            <text:p>51</text:p>
          </table:table-cell>
          <table:table-cell table:formula="of:=LOOKUP(WEEKDAY([.A168];2);[.$B$1:.$B$7];[.$C$1:.$C$7])" office:value-type="string" office:string-value="piątek" calcext:value-type="string">
            <text:p>piątek</text:p>
          </table:table-cell>
          <table:table-cell table:formula="of:=[.L167]" office:value-type="float" office:value="45" calcext:value-type="float">
            <text:p>45,00</text:p>
          </table:table-cell>
          <table:table-cell table:formula="of:=[.M167]" office:value-type="float" office:value="8.13" calcext:value-type="float">
            <text:p>8,13</text:p>
          </table:table-cell>
          <table:table-cell table:formula="of:=ROUND(IF([.E168]&gt;[.$F$6];IF([.E168]-(([.B168]*[.$G$3])/100)&lt;0;((([.E168]*100)/[.$G$3])*[.$G$2])/100;0);([.$G$2]*([.B168]/2))/100);2)" office:value-type="float" office:value="1.53" calcext:value-type="float">
            <text:p>1,53</text:p>
          </table:table-cell>
          <table:table-cell table:formula="of:=ROUND(IF([.E168]&gt;[.$F$6];IF([.E168]-(([.B168]*[.$G$3])/100)&lt;0;[.E168];([.$G$3]*[.B168])/100);([.$G$3]*([.B168]/2))/100) ;2)" office:value-type="float" office:value="2.3" calcext:value-type="float">
            <text:p>2,30</text:p>
          </table:table-cell>
          <table:table-cell table:formula="of:=[.D168]-[.F168]" office:value-type="float" office:value="43.47" calcext:value-type="float">
            <text:p>43,47</text:p>
          </table:table-cell>
          <table:table-cell table:formula="of:=[.E168]-[.G168]" office:value-type="float" office:value="5.83" calcext:value-type="float">
            <text:p>5,83</text:p>
          </table:table-cell>
          <table:table-cell table:formula="of:=IF([.C168]=[.$L$6];IF([.H168]&lt;[.$N$6];[.$F$2];0);0)" office:value-type="float" office:value="0" calcext:value-type="float">
            <text:p>0,00</text:p>
          </table:table-cell>
          <table:table-cell table:formula="of:=IF([.I168]&lt;5;[.$F$3];0)" office:value-type="float" office:value="0" calcext:value-type="float">
            <text:p>0,00</text:p>
          </table:table-cell>
          <table:table-cell table:formula="of:=IF([.J168]=0;[.H168];[.J168])" office:value-type="float" office:value="43.47" calcext:value-type="float">
            <text:p>43,47</text:p>
          </table:table-cell>
          <table:table-cell table:formula="of:=IF([.K168]=0;[.I168];[.K168])" office:value-type="float" office:value="5.83" calcext:value-type="float">
            <text:p>5,83</text:p>
          </table:table-cell>
          <table:table-cell table:formula="of:=ROUND([.F168]*[.$S$5]+[.G168]*[.$S$4];2)" office:value-type="currency" office:currency="PLN" office:value="12.9" calcext:value-type="currency">
            <text:p>12,90 zł</text:p>
          </table:table-cell>
          <table:table-cell/>
          <table:table-cell table:formula="of:=ROUND([.B168]*[.$G$2]/100;2)" office:value-type="float" office:value="3.06" calcext:value-type="float">
            <text:p>3,06</text:p>
          </table:table-cell>
          <table:table-cell table:formula="of:=ROUND([.P168]*[.$S$5];2)" office:value-type="currency" office:currency="PLN" office:value="15.27" calcext:value-type="currency">
            <text:p>15,27 zł</text:p>
          </table:table-cell>
          <table:table-cell table:number-columns-repeated="1007"/>
        </table:table-row>
        <table:table-row table:style-name="ro2">
          <table:table-cell office:value-type="date" office:date-value="2014-06-07" calcext:value-type="date">
            <text:p>7.06.2014</text:p>
          </table:table-cell>
          <table:table-cell office:value-type="float" office:value="32" calcext:value-type="float">
            <text:p>32</text:p>
          </table:table-cell>
          <table:table-cell table:formula="of:=LOOKUP(WEEKDAY([.A169];2);[.$B$1:.$B$7];[.$C$1:.$C$7])" office:value-type="string" office:string-value="sobota" calcext:value-type="string">
            <text:p>sobota</text:p>
          </table:table-cell>
          <table:table-cell table:formula="of:=[.L168]" office:value-type="float" office:value="43.47" calcext:value-type="float">
            <text:p>43,47</text:p>
          </table:table-cell>
          <table:table-cell table:formula="of:=[.M168]" office:value-type="float" office:value="5.83" calcext:value-type="float">
            <text:p>5,83</text:p>
          </table:table-cell>
          <table:table-cell table:formula="of:=ROUND(IF([.E169]&gt;[.$F$6];IF([.E169]-(([.B169]*[.$G$3])/100)&lt;0;((([.E169]*100)/[.$G$3])*[.$G$2])/100;0);([.$G$2]*([.B169]/2))/100);2)" office:value-type="float" office:value="0.96" calcext:value-type="float">
            <text:p>0,96</text:p>
          </table:table-cell>
          <table:table-cell table:formula="of:=ROUND(IF([.E169]&gt;[.$F$6];IF([.E169]-(([.B169]*[.$G$3])/100)&lt;0;[.E169];([.$G$3]*[.B169])/100);([.$G$3]*([.B169]/2))/100) ;2)" office:value-type="float" office:value="1.44" calcext:value-type="float">
            <text:p>1,44</text:p>
          </table:table-cell>
          <table:table-cell table:formula="of:=[.D169]-[.F169]" office:value-type="float" office:value="42.51" calcext:value-type="float">
            <text:p>42,51</text:p>
          </table:table-cell>
          <table:table-cell table:formula="of:=[.E169]-[.G169]" office:value-type="float" office:value="4.39" calcext:value-type="float">
            <text:p>4,39</text:p>
          </table:table-cell>
          <table:table-cell table:formula="of:=IF([.C169]=[.$L$6];IF([.H169]&lt;[.$N$6];[.$F$2];0);0)" office:value-type="float" office:value="0" calcext:value-type="float">
            <text:p>0,00</text:p>
          </table:table-cell>
          <table:table-cell table:formula="of:=IF([.I169]&lt;5;[.$F$3];0)" office:value-type="float" office:value="30" calcext:value-type="float">
            <text:p>30,00</text:p>
          </table:table-cell>
          <table:table-cell table:formula="of:=IF([.J169]=0;[.H169];[.J169])" office:value-type="float" office:value="42.51" calcext:value-type="float">
            <text:p>42,51</text:p>
          </table:table-cell>
          <table:table-cell table:formula="of:=IF([.K169]=0;[.I169];[.K169])" office:value-type="float" office:value="30" calcext:value-type="float">
            <text:p>30,00</text:p>
          </table:table-cell>
          <table:table-cell table:formula="of:=ROUND([.F169]*[.$S$5]+[.G169]*[.$S$4];2)" office:value-type="currency" office:currency="PLN" office:value="8.09" calcext:value-type="currency">
            <text:p>8,09 zł</text:p>
          </table:table-cell>
          <table:table-cell/>
          <table:table-cell table:formula="of:=ROUND([.B169]*[.$G$2]/100;2)" office:value-type="float" office:value="1.92" calcext:value-type="float">
            <text:p>1,92</text:p>
          </table:table-cell>
          <table:table-cell table:formula="of:=ROUND([.P169]*[.$S$5];2)" office:value-type="currency" office:currency="PLN" office:value="9.58" calcext:value-type="currency">
            <text:p>9,58 zł</text:p>
          </table:table-cell>
          <table:table-cell table:number-columns-repeated="1007"/>
        </table:table-row>
        <table:table-row table:style-name="ro2">
          <table:table-cell office:value-type="date" office:date-value="2014-06-08" calcext:value-type="date">
            <text:p>8.06.2014</text:p>
          </table:table-cell>
          <table:table-cell office:value-type="float" office:value="130" calcext:value-type="float">
            <text:p>130</text:p>
          </table:table-cell>
          <table:table-cell table:formula="of:=LOOKUP(WEEKDAY([.A170];2);[.$B$1:.$B$7];[.$C$1:.$C$7])" office:value-type="string" office:string-value="niedziela" calcext:value-type="string">
            <text:p>niedziela</text:p>
          </table:table-cell>
          <table:table-cell table:formula="of:=[.L169]" office:value-type="float" office:value="42.51" calcext:value-type="float">
            <text:p>42,51</text:p>
          </table:table-cell>
          <table:table-cell table:formula="of:=[.M169]" office:value-type="float" office:value="30" calcext:value-type="float">
            <text:p>30,00</text:p>
          </table:table-cell>
          <table:table-cell table:formula="of:=ROUND(IF([.E170]&gt;[.$F$6];IF([.E170]-(([.B170]*[.$G$3])/100)&lt;0;((([.E170]*100)/[.$G$3])*[.$G$2])/100;0);([.$G$2]*([.B170]/2))/100);2)" office:value-type="float" office:value="0" calcext:value-type="float">
            <text:p>0,00</text:p>
          </table:table-cell>
          <table:table-cell table:formula="of:=ROUND(IF([.E170]&gt;[.$F$6];IF([.E170]-(([.B170]*[.$G$3])/100)&lt;0;[.E170];([.$G$3]*[.B170])/100);([.$G$3]*([.B170]/2))/100) ;2)" office:value-type="float" office:value="11.7" calcext:value-type="float">
            <text:p>11,70</text:p>
          </table:table-cell>
          <table:table-cell table:formula="of:=[.D170]-[.F170]" office:value-type="float" office:value="42.51" calcext:value-type="float">
            <text:p>42,51</text:p>
          </table:table-cell>
          <table:table-cell table:formula="of:=[.E170]-[.G170]" office:value-type="float" office:value="18.3" calcext:value-type="float">
            <text:p>18,30</text:p>
          </table:table-cell>
          <table:table-cell table:formula="of:=IF([.C170]=[.$L$6];IF([.H170]&lt;[.$N$6];[.$F$2];0);0)" office:value-type="float" office:value="0" calcext:value-type="float">
            <text:p>0,00</text:p>
          </table:table-cell>
          <table:table-cell table:formula="of:=IF([.I170]&lt;5;[.$F$3];0)" office:value-type="float" office:value="0" calcext:value-type="float">
            <text:p>0,00</text:p>
          </table:table-cell>
          <table:table-cell table:formula="of:=IF([.J170]=0;[.H170];[.J170])" office:value-type="float" office:value="42.51" calcext:value-type="float">
            <text:p>42,51</text:p>
          </table:table-cell>
          <table:table-cell table:formula="of:=IF([.K170]=0;[.I170];[.K170])" office:value-type="float" office:value="18.3" calcext:value-type="float">
            <text:p>18,30</text:p>
          </table:table-cell>
          <table:table-cell table:formula="of:=ROUND([.F170]*[.$S$5]+[.G170]*[.$S$4];2)" office:value-type="currency" office:currency="PLN" office:value="26.79" calcext:value-type="currency">
            <text:p>26,79 zł</text:p>
          </table:table-cell>
          <table:table-cell/>
          <table:table-cell table:formula="of:=ROUND([.B170]*[.$G$2]/100;2)" office:value-type="float" office:value="7.8" calcext:value-type="float">
            <text:p>7,8</text:p>
          </table:table-cell>
          <table:table-cell table:formula="of:=ROUND([.P170]*[.$S$5];2)" office:value-type="currency" office:currency="PLN" office:value="38.92" calcext:value-type="currency">
            <text:p>38,92 zł</text:p>
          </table:table-cell>
          <table:table-cell table:number-columns-repeated="1007"/>
        </table:table-row>
        <table:table-row table:style-name="ro2">
          <table:table-cell office:value-type="date" office:date-value="2014-06-09" calcext:value-type="date">
            <text:p>9.06.2014</text:p>
          </table:table-cell>
          <table:table-cell office:value-type="float" office:value="25" calcext:value-type="float">
            <text:p>25</text:p>
          </table:table-cell>
          <table:table-cell table:formula="of:=LOOKUP(WEEKDAY([.A171];2);[.$B$1:.$B$7];[.$C$1:.$C$7])" office:value-type="string" office:string-value="poniedziałek" calcext:value-type="string">
            <text:p>poniedziałek</text:p>
          </table:table-cell>
          <table:table-cell table:formula="of:=[.L170]" office:value-type="float" office:value="42.51" calcext:value-type="float">
            <text:p>42,51</text:p>
          </table:table-cell>
          <table:table-cell table:formula="of:=[.M170]" office:value-type="float" office:value="18.3" calcext:value-type="float">
            <text:p>18,30</text:p>
          </table:table-cell>
          <table:table-cell table:formula="of:=ROUND(IF([.E171]&gt;[.$F$6];IF([.E171]-(([.B171]*[.$G$3])/100)&lt;0;((([.E171]*100)/[.$G$3])*[.$G$2])/100;0);([.$G$2]*([.B171]/2))/100);2)" office:value-type="float" office:value="0" calcext:value-type="float">
            <text:p>0,00</text:p>
          </table:table-cell>
          <table:table-cell table:formula="of:=ROUND(IF([.E171]&gt;[.$F$6];IF([.E171]-(([.B171]*[.$G$3])/100)&lt;0;[.E171];([.$G$3]*[.B171])/100);([.$G$3]*([.B171]/2))/100) ;2)" office:value-type="float" office:value="2.25" calcext:value-type="float">
            <text:p>2,25</text:p>
          </table:table-cell>
          <table:table-cell table:formula="of:=[.D171]-[.F171]" office:value-type="float" office:value="42.51" calcext:value-type="float">
            <text:p>42,51</text:p>
          </table:table-cell>
          <table:table-cell table:formula="of:=[.E171]-[.G171]" office:value-type="float" office:value="16.05" calcext:value-type="float">
            <text:p>16,05</text:p>
          </table:table-cell>
          <table:table-cell table:formula="of:=IF([.C171]=[.$L$6];IF([.H171]&lt;[.$N$6];[.$F$2];0);0)" office:value-type="float" office:value="0" calcext:value-type="float">
            <text:p>0,00</text:p>
          </table:table-cell>
          <table:table-cell table:formula="of:=IF([.I171]&lt;5;[.$F$3];0)" office:value-type="float" office:value="0" calcext:value-type="float">
            <text:p>0,00</text:p>
          </table:table-cell>
          <table:table-cell table:formula="of:=IF([.J171]=0;[.H171];[.J171])" office:value-type="float" office:value="42.51" calcext:value-type="float">
            <text:p>42,51</text:p>
          </table:table-cell>
          <table:table-cell table:formula="of:=IF([.K171]=0;[.I171];[.K171])" office:value-type="float" office:value="16.05" calcext:value-type="float">
            <text:p>16,05</text:p>
          </table:table-cell>
          <table:table-cell table:formula="of:=ROUND([.F171]*[.$S$5]+[.G171]*[.$S$4];2)" office:value-type="currency" office:currency="PLN" office:value="5.15" calcext:value-type="currency">
            <text:p>5,15 zł</text:p>
          </table:table-cell>
          <table:table-cell/>
          <table:table-cell table:formula="of:=ROUND([.B171]*[.$G$2]/100;2)" office:value-type="float" office:value="1.5" calcext:value-type="float">
            <text:p>1,5</text:p>
          </table:table-cell>
          <table:table-cell table:formula="of:=ROUND([.P171]*[.$S$5];2)" office:value-type="currency" office:currency="PLN" office:value="7.49" calcext:value-type="currency">
            <text:p>7,49 zł</text:p>
          </table:table-cell>
          <table:table-cell table:number-columns-repeated="1007"/>
        </table:table-row>
        <table:table-row table:style-name="ro2">
          <table:table-cell office:value-type="date" office:date-value="2014-06-10" calcext:value-type="date">
            <text:p>10.06.2014</text:p>
          </table:table-cell>
          <table:table-cell office:value-type="float" office:value="60" calcext:value-type="float">
            <text:p>60</text:p>
          </table:table-cell>
          <table:table-cell table:formula="of:=LOOKUP(WEEKDAY([.A172];2);[.$B$1:.$B$7];[.$C$1:.$C$7])" office:value-type="string" office:string-value="wtorek" calcext:value-type="string">
            <text:p>wtorek</text:p>
          </table:table-cell>
          <table:table-cell table:formula="of:=[.L171]" office:value-type="float" office:value="42.51" calcext:value-type="float">
            <text:p>42,51</text:p>
          </table:table-cell>
          <table:table-cell table:formula="of:=[.M171]" office:value-type="float" office:value="16.05" calcext:value-type="float">
            <text:p>16,05</text:p>
          </table:table-cell>
          <table:table-cell table:formula="of:=ROUND(IF([.E172]&gt;[.$F$6];IF([.E172]-(([.B172]*[.$G$3])/100)&lt;0;((([.E172]*100)/[.$G$3])*[.$G$2])/100;0);([.$G$2]*([.B172]/2))/100);2)" office:value-type="float" office:value="0" calcext:value-type="float">
            <text:p>0,00</text:p>
          </table:table-cell>
          <table:table-cell table:formula="of:=ROUND(IF([.E172]&gt;[.$F$6];IF([.E172]-(([.B172]*[.$G$3])/100)&lt;0;[.E172];([.$G$3]*[.B172])/100);([.$G$3]*([.B172]/2))/100) ;2)" office:value-type="float" office:value="5.4" calcext:value-type="float">
            <text:p>5,40</text:p>
          </table:table-cell>
          <table:table-cell table:formula="of:=[.D172]-[.F172]" office:value-type="float" office:value="42.51" calcext:value-type="float">
            <text:p>42,51</text:p>
          </table:table-cell>
          <table:table-cell table:formula="of:=[.E172]-[.G172]" office:value-type="float" office:value="10.65" calcext:value-type="float">
            <text:p>10,65</text:p>
          </table:table-cell>
          <table:table-cell table:formula="of:=IF([.C172]=[.$L$6];IF([.H172]&lt;[.$N$6];[.$F$2];0);0)" office:value-type="float" office:value="0" calcext:value-type="float">
            <text:p>0,00</text:p>
          </table:table-cell>
          <table:table-cell table:formula="of:=IF([.I172]&lt;5;[.$F$3];0)" office:value-type="float" office:value="0" calcext:value-type="float">
            <text:p>0,00</text:p>
          </table:table-cell>
          <table:table-cell table:formula="of:=IF([.J172]=0;[.H172];[.J172])" office:value-type="float" office:value="42.51" calcext:value-type="float">
            <text:p>42,51</text:p>
          </table:table-cell>
          <table:table-cell table:formula="of:=IF([.K172]=0;[.I172];[.K172])" office:value-type="float" office:value="10.65" calcext:value-type="float">
            <text:p>10,65</text:p>
          </table:table-cell>
          <table:table-cell table:formula="of:=ROUND([.F172]*[.$S$5]+[.G172]*[.$S$4];2)" office:value-type="currency" office:currency="PLN" office:value="12.37" calcext:value-type="currency">
            <text:p>12,37 zł</text:p>
          </table:table-cell>
          <table:table-cell/>
          <table:table-cell table:formula="of:=ROUND([.B172]*[.$G$2]/100;2)" office:value-type="float" office:value="3.6" calcext:value-type="float">
            <text:p>3,6</text:p>
          </table:table-cell>
          <table:table-cell table:formula="of:=ROUND([.P172]*[.$S$5];2)" office:value-type="currency" office:currency="PLN" office:value="17.96" calcext:value-type="currency">
            <text:p>17,96 zł</text:p>
          </table:table-cell>
          <table:table-cell table:number-columns-repeated="1007"/>
        </table:table-row>
        <table:table-row table:style-name="ro2">
          <table:table-cell office:value-type="date" office:date-value="2014-06-11" calcext:value-type="date">
            <text:p>11.06.2014</text:p>
          </table:table-cell>
          <table:table-cell office:value-type="float" office:value="104" calcext:value-type="float">
            <text:p>104</text:p>
          </table:table-cell>
          <table:table-cell table:formula="of:=LOOKUP(WEEKDAY([.A173];2);[.$B$1:.$B$7];[.$C$1:.$C$7])" office:value-type="string" office:string-value="środa" calcext:value-type="string">
            <text:p>środa</text:p>
          </table:table-cell>
          <table:table-cell table:formula="of:=[.L172]" office:value-type="float" office:value="42.51" calcext:value-type="float">
            <text:p>42,51</text:p>
          </table:table-cell>
          <table:table-cell table:formula="of:=[.M172]" office:value-type="float" office:value="10.65" calcext:value-type="float">
            <text:p>10,65</text:p>
          </table:table-cell>
          <table:table-cell table:formula="of:=ROUND(IF([.E173]&gt;[.$F$6];IF([.E173]-(([.B173]*[.$G$3])/100)&lt;0;((([.E173]*100)/[.$G$3])*[.$G$2])/100;0);([.$G$2]*([.B173]/2))/100);2)" office:value-type="float" office:value="3.12" calcext:value-type="float">
            <text:p>3,12</text:p>
          </table:table-cell>
          <table:table-cell table:formula="of:=ROUND(IF([.E173]&gt;[.$F$6];IF([.E173]-(([.B173]*[.$G$3])/100)&lt;0;[.E173];([.$G$3]*[.B173])/100);([.$G$3]*([.B173]/2))/100) ;2)" office:value-type="float" office:value="4.68" calcext:value-type="float">
            <text:p>4,68</text:p>
          </table:table-cell>
          <table:table-cell table:formula="of:=[.D173]-[.F173]" office:value-type="float" office:value="39.39" calcext:value-type="float">
            <text:p>39,39</text:p>
          </table:table-cell>
          <table:table-cell table:formula="of:=[.E173]-[.G173]" office:value-type="float" office:value="5.97" calcext:value-type="float">
            <text:p>5,97</text:p>
          </table:table-cell>
          <table:table-cell table:formula="of:=IF([.C173]=[.$L$6];IF([.H173]&lt;[.$N$6];[.$F$2];0);0)" office:value-type="float" office:value="0" calcext:value-type="float">
            <text:p>0,00</text:p>
          </table:table-cell>
          <table:table-cell table:formula="of:=IF([.I173]&lt;5;[.$F$3];0)" office:value-type="float" office:value="0" calcext:value-type="float">
            <text:p>0,00</text:p>
          </table:table-cell>
          <table:table-cell table:formula="of:=IF([.J173]=0;[.H173];[.J173])" office:value-type="float" office:value="39.39" calcext:value-type="float">
            <text:p>39,39</text:p>
          </table:table-cell>
          <table:table-cell table:formula="of:=IF([.K173]=0;[.I173];[.K173])" office:value-type="float" office:value="5.97" calcext:value-type="float">
            <text:p>5,97</text:p>
          </table:table-cell>
          <table:table-cell table:formula="of:=ROUND([.F173]*[.$S$5]+[.G173]*[.$S$4];2)" office:value-type="currency" office:currency="PLN" office:value="26.29" calcext:value-type="currency">
            <text:p>26,29 zł</text:p>
          </table:table-cell>
          <table:table-cell/>
          <table:table-cell table:formula="of:=ROUND([.B173]*[.$G$2]/100;2)" office:value-type="float" office:value="6.24" calcext:value-type="float">
            <text:p>6,24</text:p>
          </table:table-cell>
          <table:table-cell table:formula="of:=ROUND([.P173]*[.$S$5];2)" office:value-type="currency" office:currency="PLN" office:value="31.14" calcext:value-type="currency">
            <text:p>31,14 zł</text:p>
          </table:table-cell>
          <table:table-cell table:number-columns-repeated="1007"/>
        </table:table-row>
        <table:table-row table:style-name="ro2">
          <table:table-cell office:value-type="date" office:date-value="2014-06-12" calcext:value-type="date">
            <text:p>12.06.2014</text:p>
          </table:table-cell>
          <table:table-cell office:value-type="float" office:value="118" calcext:value-type="float">
            <text:p>118</text:p>
          </table:table-cell>
          <table:table-cell table:formula="of:=LOOKUP(WEEKDAY([.A174];2);[.$B$1:.$B$7];[.$C$1:.$C$7])" office:value-type="string" office:string-value="czwartek" calcext:value-type="string">
            <text:p>czwartek</text:p>
          </table:table-cell>
          <table:table-cell table:formula="of:=[.L173]" office:value-type="float" office:value="39.39" calcext:value-type="float">
            <text:p>39,39</text:p>
          </table:table-cell>
          <table:table-cell table:formula="of:=[.M173]" office:value-type="float" office:value="5.97" calcext:value-type="float">
            <text:p>5,97</text:p>
          </table:table-cell>
          <table:table-cell table:formula="of:=ROUND(IF([.E174]&gt;[.$F$6];IF([.E174]-(([.B174]*[.$G$3])/100)&lt;0;((([.E174]*100)/[.$G$3])*[.$G$2])/100;0);([.$G$2]*([.B174]/2))/100);2)" office:value-type="float" office:value="3.54" calcext:value-type="float">
            <text:p>3,54</text:p>
          </table:table-cell>
          <table:table-cell table:formula="of:=ROUND(IF([.E174]&gt;[.$F$6];IF([.E174]-(([.B174]*[.$G$3])/100)&lt;0;[.E174];([.$G$3]*[.B174])/100);([.$G$3]*([.B174]/2))/100) ;2)" office:value-type="float" office:value="5.31" calcext:value-type="float">
            <text:p>5,31</text:p>
          </table:table-cell>
          <table:table-cell table:formula="of:=[.D174]-[.F174]" office:value-type="float" office:value="35.85" calcext:value-type="float">
            <text:p>35,85</text:p>
          </table:table-cell>
          <table:table-cell table:formula="of:=[.E174]-[.G174]" office:value-type="float" office:value="0.660000000000001" calcext:value-type="float">
            <text:p>0,66</text:p>
          </table:table-cell>
          <table:table-cell table:formula="of:=IF([.C174]=[.$L$6];IF([.H174]&lt;[.$N$6];[.$F$2];0);0)" office:value-type="float" office:value="45" calcext:value-type="float">
            <text:p>45,00</text:p>
          </table:table-cell>
          <table:table-cell table:formula="of:=IF([.I174]&lt;5;[.$F$3];0)" office:value-type="float" office:value="30" calcext:value-type="float">
            <text:p>30,00</text:p>
          </table:table-cell>
          <table:table-cell table:formula="of:=IF([.J174]=0;[.H174];[.J174])" office:value-type="float" office:value="45" calcext:value-type="float">
            <text:p>45,00</text:p>
          </table:table-cell>
          <table:table-cell table:formula="of:=IF([.K174]=0;[.I174];[.K174])" office:value-type="float" office:value="30" calcext:value-type="float">
            <text:p>30,00</text:p>
          </table:table-cell>
          <table:table-cell table:formula="of:=ROUND([.F174]*[.$S$5]+[.G174]*[.$S$4];2)" office:value-type="currency" office:currency="PLN" office:value="29.82" calcext:value-type="currency">
            <text:p>29,82 zł</text:p>
          </table:table-cell>
          <table:table-cell/>
          <table:table-cell table:formula="of:=ROUND([.B174]*[.$G$2]/100;2)" office:value-type="float" office:value="7.08" calcext:value-type="float">
            <text:p>7,08</text:p>
          </table:table-cell>
          <table:table-cell table:formula="of:=ROUND([.P174]*[.$S$5];2)" office:value-type="currency" office:currency="PLN" office:value="35.33" calcext:value-type="currency">
            <text:p>35,33 zł</text:p>
          </table:table-cell>
          <table:table-cell table:number-columns-repeated="1007"/>
        </table:table-row>
        <table:table-row table:style-name="ro2">
          <table:table-cell office:value-type="date" office:date-value="2014-06-13" calcext:value-type="date">
            <text:p>13.06.2014</text:p>
          </table:table-cell>
          <table:table-cell office:value-type="float" office:value="35" calcext:value-type="float">
            <text:p>35</text:p>
          </table:table-cell>
          <table:table-cell table:formula="of:=LOOKUP(WEEKDAY([.A175];2);[.$B$1:.$B$7];[.$C$1:.$C$7])" office:value-type="string" office:string-value="piątek" calcext:value-type="string">
            <text:p>piątek</text:p>
          </table:table-cell>
          <table:table-cell table:formula="of:=[.L174]" office:value-type="float" office:value="45" calcext:value-type="float">
            <text:p>45,00</text:p>
          </table:table-cell>
          <table:table-cell table:formula="of:=[.M174]" office:value-type="float" office:value="30" calcext:value-type="float">
            <text:p>30,00</text:p>
          </table:table-cell>
          <table:table-cell table:formula="of:=ROUND(IF([.E175]&gt;[.$F$6];IF([.E175]-(([.B175]*[.$G$3])/100)&lt;0;((([.E175]*100)/[.$G$3])*[.$G$2])/100;0);([.$G$2]*([.B175]/2))/100);2)" office:value-type="float" office:value="0" calcext:value-type="float">
            <text:p>0,00</text:p>
          </table:table-cell>
          <table:table-cell table:formula="of:=ROUND(IF([.E175]&gt;[.$F$6];IF([.E175]-(([.B175]*[.$G$3])/100)&lt;0;[.E175];([.$G$3]*[.B175])/100);([.$G$3]*([.B175]/2))/100) ;2)" office:value-type="float" office:value="3.15" calcext:value-type="float">
            <text:p>3,15</text:p>
          </table:table-cell>
          <table:table-cell table:formula="of:=[.D175]-[.F175]" office:value-type="float" office:value="45" calcext:value-type="float">
            <text:p>45,00</text:p>
          </table:table-cell>
          <table:table-cell table:formula="of:=[.E175]-[.G175]" office:value-type="float" office:value="26.85" calcext:value-type="float">
            <text:p>26,85</text:p>
          </table:table-cell>
          <table:table-cell table:formula="of:=IF([.C175]=[.$L$6];IF([.H175]&lt;[.$N$6];[.$F$2];0);0)" office:value-type="float" office:value="0" calcext:value-type="float">
            <text:p>0,00</text:p>
          </table:table-cell>
          <table:table-cell table:formula="of:=IF([.I175]&lt;5;[.$F$3];0)" office:value-type="float" office:value="0" calcext:value-type="float">
            <text:p>0,00</text:p>
          </table:table-cell>
          <table:table-cell table:formula="of:=IF([.J175]=0;[.H175];[.J175])" office:value-type="float" office:value="45" calcext:value-type="float">
            <text:p>45,00</text:p>
          </table:table-cell>
          <table:table-cell table:formula="of:=IF([.K175]=0;[.I175];[.K175])" office:value-type="float" office:value="26.85" calcext:value-type="float">
            <text:p>26,85</text:p>
          </table:table-cell>
          <table:table-cell table:formula="of:=ROUND([.F175]*[.$S$5]+[.G175]*[.$S$4];2)" office:value-type="currency" office:currency="PLN" office:value="7.21" calcext:value-type="currency">
            <text:p>7,21 zł</text:p>
          </table:table-cell>
          <table:table-cell/>
          <table:table-cell table:formula="of:=ROUND([.B175]*[.$G$2]/100;2)" office:value-type="float" office:value="2.1" calcext:value-type="float">
            <text:p>2,1</text:p>
          </table:table-cell>
          <table:table-cell table:formula="of:=ROUND([.P175]*[.$S$5];2)" office:value-type="currency" office:currency="PLN" office:value="10.48" calcext:value-type="currency">
            <text:p>10,48 zł</text:p>
          </table:table-cell>
          <table:table-cell table:number-columns-repeated="1007"/>
        </table:table-row>
        <table:table-row table:style-name="ro2">
          <table:table-cell office:value-type="date" office:date-value="2014-06-14" calcext:value-type="date">
            <text:p>14.06.2014</text:p>
          </table:table-cell>
          <table:table-cell office:value-type="float" office:value="96" calcext:value-type="float">
            <text:p>96</text:p>
          </table:table-cell>
          <table:table-cell table:formula="of:=LOOKUP(WEEKDAY([.A176];2);[.$B$1:.$B$7];[.$C$1:.$C$7])" office:value-type="string" office:string-value="sobota" calcext:value-type="string">
            <text:p>sobota</text:p>
          </table:table-cell>
          <table:table-cell table:formula="of:=[.L175]" office:value-type="float" office:value="45" calcext:value-type="float">
            <text:p>45,00</text:p>
          </table:table-cell>
          <table:table-cell table:formula="of:=[.M175]" office:value-type="float" office:value="26.85" calcext:value-type="float">
            <text:p>26,85</text:p>
          </table:table-cell>
          <table:table-cell table:formula="of:=ROUND(IF([.E176]&gt;[.$F$6];IF([.E176]-(([.B176]*[.$G$3])/100)&lt;0;((([.E176]*100)/[.$G$3])*[.$G$2])/100;0);([.$G$2]*([.B176]/2))/100);2)" office:value-type="float" office:value="0" calcext:value-type="float">
            <text:p>0,00</text:p>
          </table:table-cell>
          <table:table-cell table:formula="of:=ROUND(IF([.E176]&gt;[.$F$6];IF([.E176]-(([.B176]*[.$G$3])/100)&lt;0;[.E176];([.$G$3]*[.B176])/100);([.$G$3]*([.B176]/2))/100) ;2)" office:value-type="float" office:value="8.64" calcext:value-type="float">
            <text:p>8,64</text:p>
          </table:table-cell>
          <table:table-cell table:formula="of:=[.D176]-[.F176]" office:value-type="float" office:value="45" calcext:value-type="float">
            <text:p>45,00</text:p>
          </table:table-cell>
          <table:table-cell table:formula="of:=[.E176]-[.G176]" office:value-type="float" office:value="18.21" calcext:value-type="float">
            <text:p>18,21</text:p>
          </table:table-cell>
          <table:table-cell table:formula="of:=IF([.C176]=[.$L$6];IF([.H176]&lt;[.$N$6];[.$F$2];0);0)" office:value-type="float" office:value="0" calcext:value-type="float">
            <text:p>0,00</text:p>
          </table:table-cell>
          <table:table-cell table:formula="of:=IF([.I176]&lt;5;[.$F$3];0)" office:value-type="float" office:value="0" calcext:value-type="float">
            <text:p>0,00</text:p>
          </table:table-cell>
          <table:table-cell table:formula="of:=IF([.J176]=0;[.H176];[.J176])" office:value-type="float" office:value="45" calcext:value-type="float">
            <text:p>45,00</text:p>
          </table:table-cell>
          <table:table-cell table:formula="of:=IF([.K176]=0;[.I176];[.K176])" office:value-type="float" office:value="18.21" calcext:value-type="float">
            <text:p>18,21</text:p>
          </table:table-cell>
          <table:table-cell table:formula="of:=ROUND([.F176]*[.$S$5]+[.G176]*[.$S$4];2)" office:value-type="currency" office:currency="PLN" office:value="19.79" calcext:value-type="currency">
            <text:p>19,79 zł</text:p>
          </table:table-cell>
          <table:table-cell/>
          <table:table-cell table:formula="of:=ROUND([.B176]*[.$G$2]/100;2)" office:value-type="float" office:value="5.76" calcext:value-type="float">
            <text:p>5,76</text:p>
          </table:table-cell>
          <table:table-cell table:formula="of:=ROUND([.P176]*[.$S$5];2)" office:value-type="currency" office:currency="PLN" office:value="28.74" calcext:value-type="currency">
            <text:p>28,74 zł</text:p>
          </table:table-cell>
          <table:table-cell table:number-columns-repeated="1007"/>
        </table:table-row>
        <table:table-row table:style-name="ro2">
          <table:table-cell office:value-type="date" office:date-value="2014-06-15" calcext:value-type="date">
            <text:p>15.06.2014</text:p>
          </table:table-cell>
          <table:table-cell office:value-type="float" office:value="23" calcext:value-type="float">
            <text:p>23</text:p>
          </table:table-cell>
          <table:table-cell table:formula="of:=LOOKUP(WEEKDAY([.A177];2);[.$B$1:.$B$7];[.$C$1:.$C$7])" office:value-type="string" office:string-value="niedziela" calcext:value-type="string">
            <text:p>niedziela</text:p>
          </table:table-cell>
          <table:table-cell table:formula="of:=[.L176]" office:value-type="float" office:value="45" calcext:value-type="float">
            <text:p>45,00</text:p>
          </table:table-cell>
          <table:table-cell table:formula="of:=[.M176]" office:value-type="float" office:value="18.21" calcext:value-type="float">
            <text:p>18,21</text:p>
          </table:table-cell>
          <table:table-cell table:formula="of:=ROUND(IF([.E177]&gt;[.$F$6];IF([.E177]-(([.B177]*[.$G$3])/100)&lt;0;((([.E177]*100)/[.$G$3])*[.$G$2])/100;0);([.$G$2]*([.B177]/2))/100);2)" office:value-type="float" office:value="0" calcext:value-type="float">
            <text:p>0,00</text:p>
          </table:table-cell>
          <table:table-cell table:formula="of:=ROUND(IF([.E177]&gt;[.$F$6];IF([.E177]-(([.B177]*[.$G$3])/100)&lt;0;[.E177];([.$G$3]*[.B177])/100);([.$G$3]*([.B177]/2))/100) ;2)" office:value-type="float" office:value="2.07" calcext:value-type="float">
            <text:p>2,07</text:p>
          </table:table-cell>
          <table:table-cell table:formula="of:=[.D177]-[.F177]" office:value-type="float" office:value="45" calcext:value-type="float">
            <text:p>45,00</text:p>
          </table:table-cell>
          <table:table-cell table:formula="of:=[.E177]-[.G177]" office:value-type="float" office:value="16.14" calcext:value-type="float">
            <text:p>16,14</text:p>
          </table:table-cell>
          <table:table-cell table:formula="of:=IF([.C177]=[.$L$6];IF([.H177]&lt;[.$N$6];[.$F$2];0);0)" office:value-type="float" office:value="0" calcext:value-type="float">
            <text:p>0,00</text:p>
          </table:table-cell>
          <table:table-cell table:formula="of:=IF([.I177]&lt;5;[.$F$3];0)" office:value-type="float" office:value="0" calcext:value-type="float">
            <text:p>0,00</text:p>
          </table:table-cell>
          <table:table-cell table:formula="of:=IF([.J177]=0;[.H177];[.J177])" office:value-type="float" office:value="45" calcext:value-type="float">
            <text:p>45,00</text:p>
          </table:table-cell>
          <table:table-cell table:formula="of:=IF([.K177]=0;[.I177];[.K177])" office:value-type="float" office:value="16.14" calcext:value-type="float">
            <text:p>16,14</text:p>
          </table:table-cell>
          <table:table-cell table:formula="of:=ROUND([.F177]*[.$S$5]+[.G177]*[.$S$4];2)" office:value-type="currency" office:currency="PLN" office:value="4.74" calcext:value-type="currency">
            <text:p>4,74 zł</text:p>
          </table:table-cell>
          <table:table-cell/>
          <table:table-cell table:formula="of:=ROUND([.B177]*[.$G$2]/100;2)" office:value-type="float" office:value="1.38" calcext:value-type="float">
            <text:p>1,38</text:p>
          </table:table-cell>
          <table:table-cell table:formula="of:=ROUND([.P177]*[.$S$5];2)" office:value-type="currency" office:currency="PLN" office:value="6.89" calcext:value-type="currency">
            <text:p>6,89 zł</text:p>
          </table:table-cell>
          <table:table-cell table:number-columns-repeated="1007"/>
        </table:table-row>
        <table:table-row table:style-name="ro2">
          <table:table-cell office:value-type="date" office:date-value="2014-06-16" calcext:value-type="date">
            <text:p>16.06.2014</text:p>
          </table:table-cell>
          <table:table-cell office:value-type="float" office:value="109" calcext:value-type="float">
            <text:p>109</text:p>
          </table:table-cell>
          <table:table-cell table:formula="of:=LOOKUP(WEEKDAY([.A178];2);[.$B$1:.$B$7];[.$C$1:.$C$7])" office:value-type="string" office:string-value="poniedziałek" calcext:value-type="string">
            <text:p>poniedziałek</text:p>
          </table:table-cell>
          <table:table-cell table:formula="of:=[.L177]" office:value-type="float" office:value="45" calcext:value-type="float">
            <text:p>45,00</text:p>
          </table:table-cell>
          <table:table-cell table:formula="of:=[.M177]" office:value-type="float" office:value="16.14" calcext:value-type="float">
            <text:p>16,14</text:p>
          </table:table-cell>
          <table:table-cell table:formula="of:=ROUND(IF([.E178]&gt;[.$F$6];IF([.E178]-(([.B178]*[.$G$3])/100)&lt;0;((([.E178]*100)/[.$G$3])*[.$G$2])/100;0);([.$G$2]*([.B178]/2))/100);2)" office:value-type="float" office:value="0" calcext:value-type="float">
            <text:p>0,00</text:p>
          </table:table-cell>
          <table:table-cell table:formula="of:=ROUND(IF([.E178]&gt;[.$F$6];IF([.E178]-(([.B178]*[.$G$3])/100)&lt;0;[.E178];([.$G$3]*[.B178])/100);([.$G$3]*([.B178]/2))/100) ;2)" office:value-type="float" office:value="9.81" calcext:value-type="float">
            <text:p>9,81</text:p>
          </table:table-cell>
          <table:table-cell table:formula="of:=[.D178]-[.F178]" office:value-type="float" office:value="45" calcext:value-type="float">
            <text:p>45,00</text:p>
          </table:table-cell>
          <table:table-cell table:formula="of:=[.E178]-[.G178]" office:value-type="float" office:value="6.33" calcext:value-type="float">
            <text:p>6,33</text:p>
          </table:table-cell>
          <table:table-cell table:formula="of:=IF([.C178]=[.$L$6];IF([.H178]&lt;[.$N$6];[.$F$2];0);0)" office:value-type="float" office:value="0" calcext:value-type="float">
            <text:p>0,00</text:p>
          </table:table-cell>
          <table:table-cell table:formula="of:=IF([.I178]&lt;5;[.$F$3];0)" office:value-type="float" office:value="0" calcext:value-type="float">
            <text:p>0,00</text:p>
          </table:table-cell>
          <table:table-cell table:formula="of:=IF([.J178]=0;[.H178];[.J178])" office:value-type="float" office:value="45" calcext:value-type="float">
            <text:p>45,00</text:p>
          </table:table-cell>
          <table:table-cell table:formula="of:=IF([.K178]=0;[.I178];[.K178])" office:value-type="float" office:value="6.33" calcext:value-type="float">
            <text:p>6,33</text:p>
          </table:table-cell>
          <table:table-cell table:formula="of:=ROUND([.F178]*[.$S$5]+[.G178]*[.$S$4];2)" office:value-type="currency" office:currency="PLN" office:value="22.46" calcext:value-type="currency">
            <text:p>22,46 zł</text:p>
          </table:table-cell>
          <table:table-cell/>
          <table:table-cell table:formula="of:=ROUND([.B178]*[.$G$2]/100;2)" office:value-type="float" office:value="6.54" calcext:value-type="float">
            <text:p>6,54</text:p>
          </table:table-cell>
          <table:table-cell table:formula="of:=ROUND([.P178]*[.$S$5];2)" office:value-type="currency" office:currency="PLN" office:value="32.63" calcext:value-type="currency">
            <text:p>32,63 zł</text:p>
          </table:table-cell>
          <table:table-cell table:number-columns-repeated="1007"/>
        </table:table-row>
        <table:table-row table:style-name="ro2">
          <table:table-cell office:value-type="date" office:date-value="2014-06-17" calcext:value-type="date">
            <text:p>17.06.2014</text:p>
          </table:table-cell>
          <table:table-cell office:value-type="float" office:value="39" calcext:value-type="float">
            <text:p>39</text:p>
          </table:table-cell>
          <table:table-cell table:formula="of:=LOOKUP(WEEKDAY([.A179];2);[.$B$1:.$B$7];[.$C$1:.$C$7])" office:value-type="string" office:string-value="wtorek" calcext:value-type="string">
            <text:p>wtorek</text:p>
          </table:table-cell>
          <table:table-cell table:formula="of:=[.L178]" office:value-type="float" office:value="45" calcext:value-type="float">
            <text:p>45,00</text:p>
          </table:table-cell>
          <table:table-cell table:formula="of:=[.M178]" office:value-type="float" office:value="6.33" calcext:value-type="float">
            <text:p>6,33</text:p>
          </table:table-cell>
          <table:table-cell table:formula="of:=ROUND(IF([.E179]&gt;[.$F$6];IF([.E179]-(([.B179]*[.$G$3])/100)&lt;0;((([.E179]*100)/[.$G$3])*[.$G$2])/100;0);([.$G$2]*([.B179]/2))/100);2)" office:value-type="float" office:value="1.17" calcext:value-type="float">
            <text:p>1,17</text:p>
          </table:table-cell>
          <table:table-cell table:formula="of:=ROUND(IF([.E179]&gt;[.$F$6];IF([.E179]-(([.B179]*[.$G$3])/100)&lt;0;[.E179];([.$G$3]*[.B179])/100);([.$G$3]*([.B179]/2))/100) ;2)" office:value-type="float" office:value="1.76" calcext:value-type="float">
            <text:p>1,76</text:p>
          </table:table-cell>
          <table:table-cell table:formula="of:=[.D179]-[.F179]" office:value-type="float" office:value="43.83" calcext:value-type="float">
            <text:p>43,83</text:p>
          </table:table-cell>
          <table:table-cell table:formula="of:=[.E179]-[.G179]" office:value-type="float" office:value="4.57" calcext:value-type="float">
            <text:p>4,57</text:p>
          </table:table-cell>
          <table:table-cell table:formula="of:=IF([.C179]=[.$L$6];IF([.H179]&lt;[.$N$6];[.$F$2];0);0)" office:value-type="float" office:value="0" calcext:value-type="float">
            <text:p>0,00</text:p>
          </table:table-cell>
          <table:table-cell table:formula="of:=IF([.I179]&lt;5;[.$F$3];0)" office:value-type="float" office:value="30" calcext:value-type="float">
            <text:p>30,00</text:p>
          </table:table-cell>
          <table:table-cell table:formula="of:=IF([.J179]=0;[.H179];[.J179])" office:value-type="float" office:value="43.83" calcext:value-type="float">
            <text:p>43,83</text:p>
          </table:table-cell>
          <table:table-cell table:formula="of:=IF([.K179]=0;[.I179];[.K179])" office:value-type="float" office:value="30" calcext:value-type="float">
            <text:p>30,00</text:p>
          </table:table-cell>
          <table:table-cell table:formula="of:=ROUND([.F179]*[.$S$5]+[.G179]*[.$S$4];2)" office:value-type="currency" office:currency="PLN" office:value="9.87" calcext:value-type="currency">
            <text:p>9,87 zł</text:p>
          </table:table-cell>
          <table:table-cell/>
          <table:table-cell table:formula="of:=ROUND([.B179]*[.$G$2]/100;2)" office:value-type="float" office:value="2.34" calcext:value-type="float">
            <text:p>2,34</text:p>
          </table:table-cell>
          <table:table-cell table:formula="of:=ROUND([.P179]*[.$S$5];2)" office:value-type="currency" office:currency="PLN" office:value="11.68" calcext:value-type="currency">
            <text:p>11,68 zł</text:p>
          </table:table-cell>
          <table:table-cell table:number-columns-repeated="1007"/>
        </table:table-row>
        <table:table-row table:style-name="ro2">
          <table:table-cell office:value-type="date" office:date-value="2014-06-18" calcext:value-type="date">
            <text:p>18.06.2014</text:p>
          </table:table-cell>
          <table:table-cell office:value-type="float" office:value="136" calcext:value-type="float">
            <text:p>136</text:p>
          </table:table-cell>
          <table:table-cell table:formula="of:=LOOKUP(WEEKDAY([.A180];2);[.$B$1:.$B$7];[.$C$1:.$C$7])" office:value-type="string" office:string-value="środa" calcext:value-type="string">
            <text:p>środa</text:p>
          </table:table-cell>
          <table:table-cell table:formula="of:=[.L179]" office:value-type="float" office:value="43.83" calcext:value-type="float">
            <text:p>43,83</text:p>
          </table:table-cell>
          <table:table-cell table:formula="of:=[.M179]" office:value-type="float" office:value="30" calcext:value-type="float">
            <text:p>30,00</text:p>
          </table:table-cell>
          <table:table-cell table:formula="of:=ROUND(IF([.E180]&gt;[.$F$6];IF([.E180]-(([.B180]*[.$G$3])/100)&lt;0;((([.E180]*100)/[.$G$3])*[.$G$2])/100;0);([.$G$2]*([.B180]/2))/100);2)" office:value-type="float" office:value="0" calcext:value-type="float">
            <text:p>0,00</text:p>
          </table:table-cell>
          <table:table-cell table:formula="of:=ROUND(IF([.E180]&gt;[.$F$6];IF([.E180]-(([.B180]*[.$G$3])/100)&lt;0;[.E180];([.$G$3]*[.B180])/100);([.$G$3]*([.B180]/2))/100) ;2)" office:value-type="float" office:value="12.24" calcext:value-type="float">
            <text:p>12,24</text:p>
          </table:table-cell>
          <table:table-cell table:formula="of:=[.D180]-[.F180]" office:value-type="float" office:value="43.83" calcext:value-type="float">
            <text:p>43,83</text:p>
          </table:table-cell>
          <table:table-cell table:formula="of:=[.E180]-[.G180]" office:value-type="float" office:value="17.76" calcext:value-type="float">
            <text:p>17,76</text:p>
          </table:table-cell>
          <table:table-cell table:formula="of:=IF([.C180]=[.$L$6];IF([.H180]&lt;[.$N$6];[.$F$2];0);0)" office:value-type="float" office:value="0" calcext:value-type="float">
            <text:p>0,00</text:p>
          </table:table-cell>
          <table:table-cell table:formula="of:=IF([.I180]&lt;5;[.$F$3];0)" office:value-type="float" office:value="0" calcext:value-type="float">
            <text:p>0,00</text:p>
          </table:table-cell>
          <table:table-cell table:formula="of:=IF([.J180]=0;[.H180];[.J180])" office:value-type="float" office:value="43.83" calcext:value-type="float">
            <text:p>43,83</text:p>
          </table:table-cell>
          <table:table-cell table:formula="of:=IF([.K180]=0;[.I180];[.K180])" office:value-type="float" office:value="17.76" calcext:value-type="float">
            <text:p>17,76</text:p>
          </table:table-cell>
          <table:table-cell table:formula="of:=ROUND([.F180]*[.$S$5]+[.G180]*[.$S$4];2)" office:value-type="currency" office:currency="PLN" office:value="28.03" calcext:value-type="currency">
            <text:p>28,03 zł</text:p>
          </table:table-cell>
          <table:table-cell/>
          <table:table-cell table:formula="of:=ROUND([.B180]*[.$G$2]/100;2)" office:value-type="float" office:value="8.16" calcext:value-type="float">
            <text:p>8,16</text:p>
          </table:table-cell>
          <table:table-cell table:formula="of:=ROUND([.P180]*[.$S$5];2)" office:value-type="currency" office:currency="PLN" office:value="40.72" calcext:value-type="currency">
            <text:p>40,72 zł</text:p>
          </table:table-cell>
          <table:table-cell table:number-columns-repeated="1007"/>
        </table:table-row>
        <table:table-row table:style-name="ro2">
          <table:table-cell office:value-type="date" office:date-value="2014-06-19" calcext:value-type="date">
            <text:p>19.06.2014</text:p>
          </table:table-cell>
          <table:table-cell office:value-type="float" office:value="132" calcext:value-type="float">
            <text:p>132</text:p>
          </table:table-cell>
          <table:table-cell table:formula="of:=LOOKUP(WEEKDAY([.A181];2);[.$B$1:.$B$7];[.$C$1:.$C$7])" office:value-type="string" office:string-value="czwartek" calcext:value-type="string">
            <text:p>czwartek</text:p>
          </table:table-cell>
          <table:table-cell table:formula="of:=[.L180]" office:value-type="float" office:value="43.83" calcext:value-type="float">
            <text:p>43,83</text:p>
          </table:table-cell>
          <table:table-cell table:formula="of:=[.M180]" office:value-type="float" office:value="17.76" calcext:value-type="float">
            <text:p>17,76</text:p>
          </table:table-cell>
          <table:table-cell table:formula="of:=ROUND(IF([.E181]&gt;[.$F$6];IF([.E181]-(([.B181]*[.$G$3])/100)&lt;0;((([.E181]*100)/[.$G$3])*[.$G$2])/100;0);([.$G$2]*([.B181]/2))/100);2)" office:value-type="float" office:value="0" calcext:value-type="float">
            <text:p>0,00</text:p>
          </table:table-cell>
          <table:table-cell table:formula="of:=ROUND(IF([.E181]&gt;[.$F$6];IF([.E181]-(([.B181]*[.$G$3])/100)&lt;0;[.E181];([.$G$3]*[.B181])/100);([.$G$3]*([.B181]/2))/100) ;2)" office:value-type="float" office:value="11.88" calcext:value-type="float">
            <text:p>11,88</text:p>
          </table:table-cell>
          <table:table-cell table:formula="of:=[.D181]-[.F181]" office:value-type="float" office:value="43.83" calcext:value-type="float">
            <text:p>43,83</text:p>
          </table:table-cell>
          <table:table-cell table:formula="of:=[.E181]-[.G181]" office:value-type="float" office:value="5.88" calcext:value-type="float">
            <text:p>5,88</text:p>
          </table:table-cell>
          <table:table-cell table:formula="of:=IF([.C181]=[.$L$6];IF([.H181]&lt;[.$N$6];[.$F$2];0);0)" office:value-type="float" office:value="0" calcext:value-type="float">
            <text:p>0,00</text:p>
          </table:table-cell>
          <table:table-cell table:formula="of:=IF([.I181]&lt;5;[.$F$3];0)" office:value-type="float" office:value="0" calcext:value-type="float">
            <text:p>0,00</text:p>
          </table:table-cell>
          <table:table-cell table:formula="of:=IF([.J181]=0;[.H181];[.J181])" office:value-type="float" office:value="43.83" calcext:value-type="float">
            <text:p>43,83</text:p>
          </table:table-cell>
          <table:table-cell table:formula="of:=IF([.K181]=0;[.I181];[.K181])" office:value-type="float" office:value="5.88" calcext:value-type="float">
            <text:p>5,88</text:p>
          </table:table-cell>
          <table:table-cell table:formula="of:=ROUND([.F181]*[.$S$5]+[.G181]*[.$S$4];2)" office:value-type="currency" office:currency="PLN" office:value="27.21" calcext:value-type="currency">
            <text:p>27,21 zł</text:p>
          </table:table-cell>
          <table:table-cell/>
          <table:table-cell table:formula="of:=ROUND([.B181]*[.$G$2]/100;2)" office:value-type="float" office:value="7.92" calcext:value-type="float">
            <text:p>7,92</text:p>
          </table:table-cell>
          <table:table-cell table:formula="of:=ROUND([.P181]*[.$S$5];2)" office:value-type="currency" office:currency="PLN" office:value="39.52" calcext:value-type="currency">
            <text:p>39,52 zł</text:p>
          </table:table-cell>
          <table:table-cell table:number-columns-repeated="1007"/>
        </table:table-row>
        <table:table-row table:style-name="ro2">
          <table:table-cell office:value-type="date" office:date-value="2014-06-20" calcext:value-type="date">
            <text:p>20.06.2014</text:p>
          </table:table-cell>
          <table:table-cell office:value-type="float" office:value="92" calcext:value-type="float">
            <text:p>92</text:p>
          </table:table-cell>
          <table:table-cell table:formula="of:=LOOKUP(WEEKDAY([.A182];2);[.$B$1:.$B$7];[.$C$1:.$C$7])" office:value-type="string" office:string-value="piątek" calcext:value-type="string">
            <text:p>piątek</text:p>
          </table:table-cell>
          <table:table-cell table:formula="of:=[.L181]" office:value-type="float" office:value="43.83" calcext:value-type="float">
            <text:p>43,83</text:p>
          </table:table-cell>
          <table:table-cell table:formula="of:=[.M181]" office:value-type="float" office:value="5.88" calcext:value-type="float">
            <text:p>5,88</text:p>
          </table:table-cell>
          <table:table-cell table:formula="of:=ROUND(IF([.E182]&gt;[.$F$6];IF([.E182]-(([.B182]*[.$G$3])/100)&lt;0;((([.E182]*100)/[.$G$3])*[.$G$2])/100;0);([.$G$2]*([.B182]/2))/100);2)" office:value-type="float" office:value="2.76" calcext:value-type="float">
            <text:p>2,76</text:p>
          </table:table-cell>
          <table:table-cell table:formula="of:=ROUND(IF([.E182]&gt;[.$F$6];IF([.E182]-(([.B182]*[.$G$3])/100)&lt;0;[.E182];([.$G$3]*[.B182])/100);([.$G$3]*([.B182]/2))/100) ;2)" office:value-type="float" office:value="4.14" calcext:value-type="float">
            <text:p>4,14</text:p>
          </table:table-cell>
          <table:table-cell table:formula="of:=[.D182]-[.F182]" office:value-type="float" office:value="41.07" calcext:value-type="float">
            <text:p>41,07</text:p>
          </table:table-cell>
          <table:table-cell table:formula="of:=[.E182]-[.G182]" office:value-type="float" office:value="1.74" calcext:value-type="float">
            <text:p>1,74</text:p>
          </table:table-cell>
          <table:table-cell table:formula="of:=IF([.C182]=[.$L$6];IF([.H182]&lt;[.$N$6];[.$F$2];0);0)" office:value-type="float" office:value="0" calcext:value-type="float">
            <text:p>0,00</text:p>
          </table:table-cell>
          <table:table-cell table:formula="of:=IF([.I182]&lt;5;[.$F$3];0)" office:value-type="float" office:value="30" calcext:value-type="float">
            <text:p>30,00</text:p>
          </table:table-cell>
          <table:table-cell table:formula="of:=IF([.J182]=0;[.H182];[.J182])" office:value-type="float" office:value="41.07" calcext:value-type="float">
            <text:p>41,07</text:p>
          </table:table-cell>
          <table:table-cell table:formula="of:=IF([.K182]=0;[.I182];[.K182])" office:value-type="float" office:value="30" calcext:value-type="float">
            <text:p>30,00</text:p>
          </table:table-cell>
          <table:table-cell table:formula="of:=ROUND([.F182]*[.$S$5]+[.G182]*[.$S$4];2)" office:value-type="currency" office:currency="PLN" office:value="23.25" calcext:value-type="currency">
            <text:p>23,25 zł</text:p>
          </table:table-cell>
          <table:table-cell/>
          <table:table-cell table:formula="of:=ROUND([.B182]*[.$G$2]/100;2)" office:value-type="float" office:value="5.52" calcext:value-type="float">
            <text:p>5,52</text:p>
          </table:table-cell>
          <table:table-cell table:formula="of:=ROUND([.P182]*[.$S$5];2)" office:value-type="currency" office:currency="PLN" office:value="27.54" calcext:value-type="currency">
            <text:p>27,54 zł</text:p>
          </table:table-cell>
          <table:table-cell table:number-columns-repeated="1007"/>
        </table:table-row>
        <table:table-row table:style-name="ro2">
          <table:table-cell office:value-type="date" office:date-value="2014-06-21" calcext:value-type="date">
            <text:p>21.06.2014</text:p>
          </table:table-cell>
          <table:table-cell office:value-type="float" office:value="49" calcext:value-type="float">
            <text:p>49</text:p>
          </table:table-cell>
          <table:table-cell table:formula="of:=LOOKUP(WEEKDAY([.A183];2);[.$B$1:.$B$7];[.$C$1:.$C$7])" office:value-type="string" office:string-value="sobota" calcext:value-type="string">
            <text:p>sobota</text:p>
          </table:table-cell>
          <table:table-cell table:formula="of:=[.L182]" office:value-type="float" office:value="41.07" calcext:value-type="float">
            <text:p>41,07</text:p>
          </table:table-cell>
          <table:table-cell table:formula="of:=[.M182]" office:value-type="float" office:value="30" calcext:value-type="float">
            <text:p>30,00</text:p>
          </table:table-cell>
          <table:table-cell table:formula="of:=ROUND(IF([.E183]&gt;[.$F$6];IF([.E183]-(([.B183]*[.$G$3])/100)&lt;0;((([.E183]*100)/[.$G$3])*[.$G$2])/100;0);([.$G$2]*([.B183]/2))/100);2)" office:value-type="float" office:value="0" calcext:value-type="float">
            <text:p>0,00</text:p>
          </table:table-cell>
          <table:table-cell table:formula="of:=ROUND(IF([.E183]&gt;[.$F$6];IF([.E183]-(([.B183]*[.$G$3])/100)&lt;0;[.E183];([.$G$3]*[.B183])/100);([.$G$3]*([.B183]/2))/100) ;2)" office:value-type="float" office:value="4.41" calcext:value-type="float">
            <text:p>4,41</text:p>
          </table:table-cell>
          <table:table-cell table:formula="of:=[.D183]-[.F183]" office:value-type="float" office:value="41.07" calcext:value-type="float">
            <text:p>41,07</text:p>
          </table:table-cell>
          <table:table-cell table:formula="of:=[.E183]-[.G183]" office:value-type="float" office:value="25.59" calcext:value-type="float">
            <text:p>25,59</text:p>
          </table:table-cell>
          <table:table-cell table:formula="of:=IF([.C183]=[.$L$6];IF([.H183]&lt;[.$N$6];[.$F$2];0);0)" office:value-type="float" office:value="0" calcext:value-type="float">
            <text:p>0,00</text:p>
          </table:table-cell>
          <table:table-cell table:formula="of:=IF([.I183]&lt;5;[.$F$3];0)" office:value-type="float" office:value="0" calcext:value-type="float">
            <text:p>0,00</text:p>
          </table:table-cell>
          <table:table-cell table:formula="of:=IF([.J183]=0;[.H183];[.J183])" office:value-type="float" office:value="41.07" calcext:value-type="float">
            <text:p>41,07</text:p>
          </table:table-cell>
          <table:table-cell table:formula="of:=IF([.K183]=0;[.I183];[.K183])" office:value-type="float" office:value="25.59" calcext:value-type="float">
            <text:p>25,59</text:p>
          </table:table-cell>
          <table:table-cell table:formula="of:=ROUND([.F183]*[.$S$5]+[.G183]*[.$S$4];2)" office:value-type="currency" office:currency="PLN" office:value="10.1" calcext:value-type="currency">
            <text:p>10,10 zł</text:p>
          </table:table-cell>
          <table:table-cell/>
          <table:table-cell table:formula="of:=ROUND([.B183]*[.$G$2]/100;2)" office:value-type="float" office:value="2.94" calcext:value-type="float">
            <text:p>2,94</text:p>
          </table:table-cell>
          <table:table-cell table:formula="of:=ROUND([.P183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06-22" calcext:value-type="date">
            <text:p>22.06.2014</text:p>
          </table:table-cell>
          <table:table-cell office:value-type="float" office:value="146" calcext:value-type="float">
            <text:p>146</text:p>
          </table:table-cell>
          <table:table-cell table:formula="of:=LOOKUP(WEEKDAY([.A184];2);[.$B$1:.$B$7];[.$C$1:.$C$7])" office:value-type="string" office:string-value="niedziela" calcext:value-type="string">
            <text:p>niedziela</text:p>
          </table:table-cell>
          <table:table-cell table:formula="of:=[.L183]" office:value-type="float" office:value="41.07" calcext:value-type="float">
            <text:p>41,07</text:p>
          </table:table-cell>
          <table:table-cell table:formula="of:=[.M183]" office:value-type="float" office:value="25.59" calcext:value-type="float">
            <text:p>25,59</text:p>
          </table:table-cell>
          <table:table-cell table:formula="of:=ROUND(IF([.E184]&gt;[.$F$6];IF([.E184]-(([.B184]*[.$G$3])/100)&lt;0;((([.E184]*100)/[.$G$3])*[.$G$2])/100;0);([.$G$2]*([.B184]/2))/100);2)" office:value-type="float" office:value="0" calcext:value-type="float">
            <text:p>0,00</text:p>
          </table:table-cell>
          <table:table-cell table:formula="of:=ROUND(IF([.E184]&gt;[.$F$6];IF([.E184]-(([.B184]*[.$G$3])/100)&lt;0;[.E184];([.$G$3]*[.B184])/100);([.$G$3]*([.B184]/2))/100) ;2)" office:value-type="float" office:value="13.14" calcext:value-type="float">
            <text:p>13,14</text:p>
          </table:table-cell>
          <table:table-cell table:formula="of:=[.D184]-[.F184]" office:value-type="float" office:value="41.07" calcext:value-type="float">
            <text:p>41,07</text:p>
          </table:table-cell>
          <table:table-cell table:formula="of:=[.E184]-[.G184]" office:value-type="float" office:value="12.45" calcext:value-type="float">
            <text:p>12,45</text:p>
          </table:table-cell>
          <table:table-cell table:formula="of:=IF([.C184]=[.$L$6];IF([.H184]&lt;[.$N$6];[.$F$2];0);0)" office:value-type="float" office:value="0" calcext:value-type="float">
            <text:p>0,00</text:p>
          </table:table-cell>
          <table:table-cell table:formula="of:=IF([.I184]&lt;5;[.$F$3];0)" office:value-type="float" office:value="0" calcext:value-type="float">
            <text:p>0,00</text:p>
          </table:table-cell>
          <table:table-cell table:formula="of:=IF([.J184]=0;[.H184];[.J184])" office:value-type="float" office:value="41.07" calcext:value-type="float">
            <text:p>41,07</text:p>
          </table:table-cell>
          <table:table-cell table:formula="of:=IF([.K184]=0;[.I184];[.K184])" office:value-type="float" office:value="12.45" calcext:value-type="float">
            <text:p>12,45</text:p>
          </table:table-cell>
          <table:table-cell table:formula="of:=ROUND([.F184]*[.$S$5]+[.G184]*[.$S$4];2)" office:value-type="currency" office:currency="PLN" office:value="30.09" calcext:value-type="currency">
            <text:p>30,09 zł</text:p>
          </table:table-cell>
          <table:table-cell/>
          <table:table-cell table:formula="of:=ROUND([.B184]*[.$G$2]/100;2)" office:value-type="float" office:value="8.76" calcext:value-type="float">
            <text:p>8,76</text:p>
          </table:table-cell>
          <table:table-cell table:formula="of:=ROUND([.P184]*[.$S$5];2)" office:value-type="currency" office:currency="PLN" office:value="43.71" calcext:value-type="currency">
            <text:p>43,71 zł</text:p>
          </table:table-cell>
          <table:table-cell table:number-columns-repeated="1007"/>
        </table:table-row>
        <table:table-row table:style-name="ro2">
          <table:table-cell office:value-type="date" office:date-value="2014-06-23" calcext:value-type="date">
            <text:p>23.06.2014</text:p>
          </table:table-cell>
          <table:table-cell office:value-type="float" office:value="90" calcext:value-type="float">
            <text:p>90</text:p>
          </table:table-cell>
          <table:table-cell table:formula="of:=LOOKUP(WEEKDAY([.A185];2);[.$B$1:.$B$7];[.$C$1:.$C$7])" office:value-type="string" office:string-value="poniedziałek" calcext:value-type="string">
            <text:p>poniedziałek</text:p>
          </table:table-cell>
          <table:table-cell table:formula="of:=[.L184]" office:value-type="float" office:value="41.07" calcext:value-type="float">
            <text:p>41,07</text:p>
          </table:table-cell>
          <table:table-cell table:formula="of:=[.M184]" office:value-type="float" office:value="12.45" calcext:value-type="float">
            <text:p>12,45</text:p>
          </table:table-cell>
          <table:table-cell table:formula="of:=ROUND(IF([.E185]&gt;[.$F$6];IF([.E185]-(([.B185]*[.$G$3])/100)&lt;0;((([.E185]*100)/[.$G$3])*[.$G$2])/100;0);([.$G$2]*([.B185]/2))/100);2)" office:value-type="float" office:value="2.7" calcext:value-type="float">
            <text:p>2,70</text:p>
          </table:table-cell>
          <table:table-cell table:formula="of:=ROUND(IF([.E185]&gt;[.$F$6];IF([.E185]-(([.B185]*[.$G$3])/100)&lt;0;[.E185];([.$G$3]*[.B185])/100);([.$G$3]*([.B185]/2))/100) ;2)" office:value-type="float" office:value="4.05" calcext:value-type="float">
            <text:p>4,05</text:p>
          </table:table-cell>
          <table:table-cell table:formula="of:=[.D185]-[.F185]" office:value-type="float" office:value="38.37" calcext:value-type="float">
            <text:p>38,37</text:p>
          </table:table-cell>
          <table:table-cell table:formula="of:=[.E185]-[.G185]" office:value-type="float" office:value="8.4" calcext:value-type="float">
            <text:p>8,40</text:p>
          </table:table-cell>
          <table:table-cell table:formula="of:=IF([.C185]=[.$L$6];IF([.H185]&lt;[.$N$6];[.$F$2];0);0)" office:value-type="float" office:value="0" calcext:value-type="float">
            <text:p>0,00</text:p>
          </table:table-cell>
          <table:table-cell table:formula="of:=IF([.I185]&lt;5;[.$F$3];0)" office:value-type="float" office:value="0" calcext:value-type="float">
            <text:p>0,00</text:p>
          </table:table-cell>
          <table:table-cell table:formula="of:=IF([.J185]=0;[.H185];[.J185])" office:value-type="float" office:value="38.37" calcext:value-type="float">
            <text:p>38,37</text:p>
          </table:table-cell>
          <table:table-cell table:formula="of:=IF([.K185]=0;[.I185];[.K185])" office:value-type="float" office:value="8.4" calcext:value-type="float">
            <text:p>8,40</text:p>
          </table:table-cell>
          <table:table-cell table:formula="of:=ROUND([.F185]*[.$S$5]+[.G185]*[.$S$4];2)" office:value-type="currency" office:currency="PLN" office:value="22.75" calcext:value-type="currency">
            <text:p>22,75 zł</text:p>
          </table:table-cell>
          <table:table-cell/>
          <table:table-cell table:formula="of:=ROUND([.B185]*[.$G$2]/100;2)" office:value-type="float" office:value="5.4" calcext:value-type="float">
            <text:p>5,4</text:p>
          </table:table-cell>
          <table:table-cell table:formula="of:=ROUND([.P185]*[.$S$5];2)" office:value-type="currency" office:currency="PLN" office:value="26.95" calcext:value-type="currency">
            <text:p>26,95 zł</text:p>
          </table:table-cell>
          <table:table-cell table:number-columns-repeated="1007"/>
        </table:table-row>
        <table:table-row table:style-name="ro2">
          <table:table-cell office:value-type="date" office:date-value="2014-06-24" calcext:value-type="date">
            <text:p>24.06.2014</text:p>
          </table:table-cell>
          <table:table-cell office:value-type="float" office:value="74" calcext:value-type="float">
            <text:p>74</text:p>
          </table:table-cell>
          <table:table-cell table:formula="of:=LOOKUP(WEEKDAY([.A186];2);[.$B$1:.$B$7];[.$C$1:.$C$7])" office:value-type="string" office:string-value="wtorek" calcext:value-type="string">
            <text:p>wtorek</text:p>
          </table:table-cell>
          <table:table-cell table:formula="of:=[.L185]" office:value-type="float" office:value="38.37" calcext:value-type="float">
            <text:p>38,37</text:p>
          </table:table-cell>
          <table:table-cell table:formula="of:=[.M185]" office:value-type="float" office:value="8.4" calcext:value-type="float">
            <text:p>8,40</text:p>
          </table:table-cell>
          <table:table-cell table:formula="of:=ROUND(IF([.E186]&gt;[.$F$6];IF([.E186]-(([.B186]*[.$G$3])/100)&lt;0;((([.E186]*100)/[.$G$3])*[.$G$2])/100;0);([.$G$2]*([.B186]/2))/100);2)" office:value-type="float" office:value="2.22" calcext:value-type="float">
            <text:p>2,22</text:p>
          </table:table-cell>
          <table:table-cell table:formula="of:=ROUND(IF([.E186]&gt;[.$F$6];IF([.E186]-(([.B186]*[.$G$3])/100)&lt;0;[.E186];([.$G$3]*[.B186])/100);([.$G$3]*([.B186]/2))/100) ;2)" office:value-type="float" office:value="3.33" calcext:value-type="float">
            <text:p>3,33</text:p>
          </table:table-cell>
          <table:table-cell table:formula="of:=[.D186]-[.F186]" office:value-type="float" office:value="36.15" calcext:value-type="float">
            <text:p>36,15</text:p>
          </table:table-cell>
          <table:table-cell table:formula="of:=[.E186]-[.G186]" office:value-type="float" office:value="5.07" calcext:value-type="float">
            <text:p>5,07</text:p>
          </table:table-cell>
          <table:table-cell table:formula="of:=IF([.C186]=[.$L$6];IF([.H186]&lt;[.$N$6];[.$F$2];0);0)" office:value-type="float" office:value="0" calcext:value-type="float">
            <text:p>0,00</text:p>
          </table:table-cell>
          <table:table-cell table:formula="of:=IF([.I186]&lt;5;[.$F$3];0)" office:value-type="float" office:value="0" calcext:value-type="float">
            <text:p>0,00</text:p>
          </table:table-cell>
          <table:table-cell table:formula="of:=IF([.J186]=0;[.H186];[.J186])" office:value-type="float" office:value="36.15" calcext:value-type="float">
            <text:p>36,15</text:p>
          </table:table-cell>
          <table:table-cell table:formula="of:=IF([.K186]=0;[.I186];[.K186])" office:value-type="float" office:value="5.07" calcext:value-type="float">
            <text:p>5,07</text:p>
          </table:table-cell>
          <table:table-cell table:formula="of:=ROUND([.F186]*[.$S$5]+[.G186]*[.$S$4];2)" office:value-type="currency" office:currency="PLN" office:value="18.7" calcext:value-type="currency">
            <text:p>18,70 zł</text:p>
          </table:table-cell>
          <table:table-cell/>
          <table:table-cell table:formula="of:=ROUND([.B186]*[.$G$2]/100;2)" office:value-type="float" office:value="4.44" calcext:value-type="float">
            <text:p>4,44</text:p>
          </table:table-cell>
          <table:table-cell table:formula="of:=ROUND([.P186]*[.$S$5];2)" office:value-type="currency" office:currency="PLN" office:value="22.16" calcext:value-type="currency">
            <text:p>22,16 zł</text:p>
          </table:table-cell>
          <table:table-cell table:number-columns-repeated="1007"/>
        </table:table-row>
        <table:table-row table:style-name="ro2">
          <table:table-cell office:value-type="date" office:date-value="2014-06-25" calcext:value-type="date">
            <text:p>25.06.2014</text:p>
          </table:table-cell>
          <table:table-cell office:value-type="float" office:value="97" calcext:value-type="float">
            <text:p>97</text:p>
          </table:table-cell>
          <table:table-cell table:formula="of:=LOOKUP(WEEKDAY([.A187];2);[.$B$1:.$B$7];[.$C$1:.$C$7])" office:value-type="string" office:string-value="środa" calcext:value-type="string">
            <text:p>środa</text:p>
          </table:table-cell>
          <table:table-cell table:formula="of:=[.L186]" office:value-type="float" office:value="36.15" calcext:value-type="float">
            <text:p>36,15</text:p>
          </table:table-cell>
          <table:table-cell table:formula="of:=[.M186]" office:value-type="float" office:value="5.07" calcext:value-type="float">
            <text:p>5,07</text:p>
          </table:table-cell>
          <table:table-cell table:formula="of:=ROUND(IF([.E187]&gt;[.$F$6];IF([.E187]-(([.B187]*[.$G$3])/100)&lt;0;((([.E187]*100)/[.$G$3])*[.$G$2])/100;0);([.$G$2]*([.B187]/2))/100);2)" office:value-type="float" office:value="2.91" calcext:value-type="float">
            <text:p>2,91</text:p>
          </table:table-cell>
          <table:table-cell table:formula="of:=ROUND(IF([.E187]&gt;[.$F$6];IF([.E187]-(([.B187]*[.$G$3])/100)&lt;0;[.E187];([.$G$3]*[.B187])/100);([.$G$3]*([.B187]/2))/100) ;2)" office:value-type="float" office:value="4.37" calcext:value-type="float">
            <text:p>4,37</text:p>
          </table:table-cell>
          <table:table-cell table:formula="of:=[.D187]-[.F187]" office:value-type="float" office:value="33.24" calcext:value-type="float">
            <text:p>33,24</text:p>
          </table:table-cell>
          <table:table-cell table:formula="of:=[.E187]-[.G187]" office:value-type="float" office:value="0.699999999999998" calcext:value-type="float">
            <text:p>0,70</text:p>
          </table:table-cell>
          <table:table-cell table:formula="of:=IF([.C187]=[.$L$6];IF([.H187]&lt;[.$N$6];[.$F$2];0);0)" office:value-type="float" office:value="0" calcext:value-type="float">
            <text:p>0,00</text:p>
          </table:table-cell>
          <table:table-cell table:formula="of:=IF([.I187]&lt;5;[.$F$3];0)" office:value-type="float" office:value="30" calcext:value-type="float">
            <text:p>30,00</text:p>
          </table:table-cell>
          <table:table-cell table:formula="of:=IF([.J187]=0;[.H187];[.J187])" office:value-type="float" office:value="33.24" calcext:value-type="float">
            <text:p>33,24</text:p>
          </table:table-cell>
          <table:table-cell table:formula="of:=IF([.K187]=0;[.I187];[.K187])" office:value-type="float" office:value="30" calcext:value-type="float">
            <text:p>30,00</text:p>
          </table:table-cell>
          <table:table-cell table:formula="of:=ROUND([.F187]*[.$S$5]+[.G187]*[.$S$4];2)" office:value-type="currency" office:currency="PLN" office:value="24.53" calcext:value-type="currency">
            <text:p>24,53 zł</text:p>
          </table:table-cell>
          <table:table-cell/>
          <table:table-cell table:formula="of:=ROUND([.B187]*[.$G$2]/100;2)" office:value-type="float" office:value="5.82" calcext:value-type="float">
            <text:p>5,82</text:p>
          </table:table-cell>
          <table:table-cell table:formula="of:=ROUND([.P187]*[.$S$5];2)" office:value-type="currency" office:currency="PLN" office:value="29.04" calcext:value-type="currency">
            <text:p>29,04 zł</text:p>
          </table:table-cell>
          <table:table-cell table:number-columns-repeated="1007"/>
        </table:table-row>
        <table:table-row table:style-name="ro2">
          <table:table-cell office:value-type="date" office:date-value="2014-06-26" calcext:value-type="date">
            <text:p>26.06.2014</text:p>
          </table:table-cell>
          <table:table-cell office:value-type="float" office:value="148" calcext:value-type="float">
            <text:p>148</text:p>
          </table:table-cell>
          <table:table-cell table:formula="of:=LOOKUP(WEEKDAY([.A188];2);[.$B$1:.$B$7];[.$C$1:.$C$7])" office:value-type="string" office:string-value="czwartek" calcext:value-type="string">
            <text:p>czwartek</text:p>
          </table:table-cell>
          <table:table-cell table:formula="of:=[.L187]" office:value-type="float" office:value="33.24" calcext:value-type="float">
            <text:p>33,24</text:p>
          </table:table-cell>
          <table:table-cell table:formula="of:=[.M187]" office:value-type="float" office:value="30" calcext:value-type="float">
            <text:p>30,00</text:p>
          </table:table-cell>
          <table:table-cell table:formula="of:=ROUND(IF([.E188]&gt;[.$F$6];IF([.E188]-(([.B188]*[.$G$3])/100)&lt;0;((([.E188]*100)/[.$G$3])*[.$G$2])/100;0);([.$G$2]*([.B188]/2))/100);2)" office:value-type="float" office:value="0" calcext:value-type="float">
            <text:p>0,00</text:p>
          </table:table-cell>
          <table:table-cell table:formula="of:=ROUND(IF([.E188]&gt;[.$F$6];IF([.E188]-(([.B188]*[.$G$3])/100)&lt;0;[.E188];([.$G$3]*[.B188])/100);([.$G$3]*([.B188]/2))/100) ;2)" office:value-type="float" office:value="13.32" calcext:value-type="float">
            <text:p>13,32</text:p>
          </table:table-cell>
          <table:table-cell table:formula="of:=[.D188]-[.F188]" office:value-type="float" office:value="33.24" calcext:value-type="float">
            <text:p>33,24</text:p>
          </table:table-cell>
          <table:table-cell table:formula="of:=[.E188]-[.G188]" office:value-type="float" office:value="16.68" calcext:value-type="float">
            <text:p>16,68</text:p>
          </table:table-cell>
          <table:table-cell table:formula="of:=IF([.C188]=[.$L$6];IF([.H188]&lt;[.$N$6];[.$F$2];0);0)" office:value-type="float" office:value="45" calcext:value-type="float">
            <text:p>45,00</text:p>
          </table:table-cell>
          <table:table-cell table:formula="of:=IF([.I188]&lt;5;[.$F$3];0)" office:value-type="float" office:value="0" calcext:value-type="float">
            <text:p>0,00</text:p>
          </table:table-cell>
          <table:table-cell table:formula="of:=IF([.J188]=0;[.H188];[.J188])" office:value-type="float" office:value="45" calcext:value-type="float">
            <text:p>45,00</text:p>
          </table:table-cell>
          <table:table-cell table:formula="of:=IF([.K188]=0;[.I188];[.K188])" office:value-type="float" office:value="16.68" calcext:value-type="float">
            <text:p>16,68</text:p>
          </table:table-cell>
          <table:table-cell table:formula="of:=ROUND([.F188]*[.$S$5]+[.G188]*[.$S$4];2)" office:value-type="currency" office:currency="PLN" office:value="30.5" calcext:value-type="currency">
            <text:p>30,50 zł</text:p>
          </table:table-cell>
          <table:table-cell/>
          <table:table-cell table:formula="of:=ROUND([.B188]*[.$G$2]/100;2)" office:value-type="float" office:value="8.88" calcext:value-type="float">
            <text:p>8,88</text:p>
          </table:table-cell>
          <table:table-cell table:formula="of:=ROUND([.P188]*[.$S$5];2)" office:value-type="currency" office:currency="PLN" office:value="44.31" calcext:value-type="currency">
            <text:p>44,31 zł</text:p>
          </table:table-cell>
          <table:table-cell table:number-columns-repeated="1007"/>
        </table:table-row>
        <table:table-row table:style-name="ro2">
          <table:table-cell office:value-type="date" office:date-value="2014-06-27" calcext:value-type="date">
            <text:p>27.06.2014</text:p>
          </table:table-cell>
          <table:table-cell office:value-type="float" office:value="65" calcext:value-type="float">
            <text:p>65</text:p>
          </table:table-cell>
          <table:table-cell table:formula="of:=LOOKUP(WEEKDAY([.A189];2);[.$B$1:.$B$7];[.$C$1:.$C$7])" office:value-type="string" office:string-value="piątek" calcext:value-type="string">
            <text:p>piątek</text:p>
          </table:table-cell>
          <table:table-cell table:formula="of:=[.L188]" office:value-type="float" office:value="45" calcext:value-type="float">
            <text:p>45,00</text:p>
          </table:table-cell>
          <table:table-cell table:formula="of:=[.M188]" office:value-type="float" office:value="16.68" calcext:value-type="float">
            <text:p>16,68</text:p>
          </table:table-cell>
          <table:table-cell table:formula="of:=ROUND(IF([.E189]&gt;[.$F$6];IF([.E189]-(([.B189]*[.$G$3])/100)&lt;0;((([.E189]*100)/[.$G$3])*[.$G$2])/100;0);([.$G$2]*([.B189]/2))/100);2)" office:value-type="float" office:value="0" calcext:value-type="float">
            <text:p>0,00</text:p>
          </table:table-cell>
          <table:table-cell table:formula="of:=ROUND(IF([.E189]&gt;[.$F$6];IF([.E189]-(([.B189]*[.$G$3])/100)&lt;0;[.E189];([.$G$3]*[.B189])/100);([.$G$3]*([.B189]/2))/100) ;2)" office:value-type="float" office:value="5.85" calcext:value-type="float">
            <text:p>5,85</text:p>
          </table:table-cell>
          <table:table-cell table:formula="of:=[.D189]-[.F189]" office:value-type="float" office:value="45" calcext:value-type="float">
            <text:p>45,00</text:p>
          </table:table-cell>
          <table:table-cell table:formula="of:=[.E189]-[.G189]" office:value-type="float" office:value="10.83" calcext:value-type="float">
            <text:p>10,83</text:p>
          </table:table-cell>
          <table:table-cell table:formula="of:=IF([.C189]=[.$L$6];IF([.H189]&lt;[.$N$6];[.$F$2];0);0)" office:value-type="float" office:value="0" calcext:value-type="float">
            <text:p>0,00</text:p>
          </table:table-cell>
          <table:table-cell table:formula="of:=IF([.I189]&lt;5;[.$F$3];0)" office:value-type="float" office:value="0" calcext:value-type="float">
            <text:p>0,00</text:p>
          </table:table-cell>
          <table:table-cell table:formula="of:=IF([.J189]=0;[.H189];[.J189])" office:value-type="float" office:value="45" calcext:value-type="float">
            <text:p>45,00</text:p>
          </table:table-cell>
          <table:table-cell table:formula="of:=IF([.K189]=0;[.I189];[.K189])" office:value-type="float" office:value="10.83" calcext:value-type="float">
            <text:p>10,83</text:p>
          </table:table-cell>
          <table:table-cell table:formula="of:=ROUND([.F189]*[.$S$5]+[.G189]*[.$S$4];2)" office:value-type="currency" office:currency="PLN" office:value="13.4" calcext:value-type="currency">
            <text:p>13,40 zł</text:p>
          </table:table-cell>
          <table:table-cell/>
          <table:table-cell table:formula="of:=ROUND([.B189]*[.$G$2]/100;2)" office:value-type="float" office:value="3.9" calcext:value-type="float">
            <text:p>3,9</text:p>
          </table:table-cell>
          <table:table-cell table:formula="of:=ROUND([.P189]*[.$S$5];2)" office:value-type="currency" office:currency="PLN" office:value="19.46" calcext:value-type="currency">
            <text:p>19,46 zł</text:p>
          </table:table-cell>
          <table:table-cell table:number-columns-repeated="1007"/>
        </table:table-row>
        <table:table-row table:style-name="ro2">
          <table:table-cell office:value-type="date" office:date-value="2014-06-28" calcext:value-type="date">
            <text:p>28.06.2014</text:p>
          </table:table-cell>
          <table:table-cell office:value-type="float" office:value="62" calcext:value-type="float">
            <text:p>62</text:p>
          </table:table-cell>
          <table:table-cell table:formula="of:=LOOKUP(WEEKDAY([.A190];2);[.$B$1:.$B$7];[.$C$1:.$C$7])" office:value-type="string" office:string-value="sobota" calcext:value-type="string">
            <text:p>sobota</text:p>
          </table:table-cell>
          <table:table-cell table:formula="of:=[.L189]" office:value-type="float" office:value="45" calcext:value-type="float">
            <text:p>45,00</text:p>
          </table:table-cell>
          <table:table-cell table:formula="of:=[.M189]" office:value-type="float" office:value="10.83" calcext:value-type="float">
            <text:p>10,83</text:p>
          </table:table-cell>
          <table:table-cell table:formula="of:=ROUND(IF([.E190]&gt;[.$F$6];IF([.E190]-(([.B190]*[.$G$3])/100)&lt;0;((([.E190]*100)/[.$G$3])*[.$G$2])/100;0);([.$G$2]*([.B190]/2))/100);2)" office:value-type="float" office:value="1.86" calcext:value-type="float">
            <text:p>1,86</text:p>
          </table:table-cell>
          <table:table-cell table:formula="of:=ROUND(IF([.E190]&gt;[.$F$6];IF([.E190]-(([.B190]*[.$G$3])/100)&lt;0;[.E190];([.$G$3]*[.B190])/100);([.$G$3]*([.B190]/2))/100) ;2)" office:value-type="float" office:value="2.79" calcext:value-type="float">
            <text:p>2,79</text:p>
          </table:table-cell>
          <table:table-cell table:formula="of:=[.D190]-[.F190]" office:value-type="float" office:value="43.14" calcext:value-type="float">
            <text:p>43,14</text:p>
          </table:table-cell>
          <table:table-cell table:formula="of:=[.E190]-[.G190]" office:value-type="float" office:value="8.04" calcext:value-type="float">
            <text:p>8,04</text:p>
          </table:table-cell>
          <table:table-cell table:formula="of:=IF([.C190]=[.$L$6];IF([.H190]&lt;[.$N$6];[.$F$2];0);0)" office:value-type="float" office:value="0" calcext:value-type="float">
            <text:p>0,00</text:p>
          </table:table-cell>
          <table:table-cell table:formula="of:=IF([.I190]&lt;5;[.$F$3];0)" office:value-type="float" office:value="0" calcext:value-type="float">
            <text:p>0,00</text:p>
          </table:table-cell>
          <table:table-cell table:formula="of:=IF([.J190]=0;[.H190];[.J190])" office:value-type="float" office:value="43.14" calcext:value-type="float">
            <text:p>43,14</text:p>
          </table:table-cell>
          <table:table-cell table:formula="of:=IF([.K190]=0;[.I190];[.K190])" office:value-type="float" office:value="8.04" calcext:value-type="float">
            <text:p>8,04</text:p>
          </table:table-cell>
          <table:table-cell table:formula="of:=ROUND([.F190]*[.$S$5]+[.G190]*[.$S$4];2)" office:value-type="currency" office:currency="PLN" office:value="15.67" calcext:value-type="currency">
            <text:p>15,67 zł</text:p>
          </table:table-cell>
          <table:table-cell/>
          <table:table-cell table:formula="of:=ROUND([.B190]*[.$G$2]/100;2)" office:value-type="float" office:value="3.72" calcext:value-type="float">
            <text:p>3,72</text:p>
          </table:table-cell>
          <table:table-cell table:formula="of:=ROUND([.P190]*[.$S$5];2)" office:value-type="currency" office:currency="PLN" office:value="18.56" calcext:value-type="currency">
            <text:p>18,56 zł</text:p>
          </table:table-cell>
          <table:table-cell table:number-columns-repeated="1007"/>
        </table:table-row>
        <table:table-row table:style-name="ro2">
          <table:table-cell office:value-type="date" office:date-value="2014-06-29" calcext:value-type="date">
            <text:p>29.06.2014</text:p>
          </table:table-cell>
          <table:table-cell office:value-type="float" office:value="130" calcext:value-type="float">
            <text:p>130</text:p>
          </table:table-cell>
          <table:table-cell table:formula="of:=LOOKUP(WEEKDAY([.A191];2);[.$B$1:.$B$7];[.$C$1:.$C$7])" office:value-type="string" office:string-value="niedziela" calcext:value-type="string">
            <text:p>niedziela</text:p>
          </table:table-cell>
          <table:table-cell table:formula="of:=[.L190]" office:value-type="float" office:value="43.14" calcext:value-type="float">
            <text:p>43,14</text:p>
          </table:table-cell>
          <table:table-cell table:formula="of:=[.M190]" office:value-type="float" office:value="8.04" calcext:value-type="float">
            <text:p>8,04</text:p>
          </table:table-cell>
          <table:table-cell table:formula="of:=ROUND(IF([.E191]&gt;[.$F$6];IF([.E191]-(([.B191]*[.$G$3])/100)&lt;0;((([.E191]*100)/[.$G$3])*[.$G$2])/100;0);([.$G$2]*([.B191]/2))/100);2)" office:value-type="float" office:value="3.9" calcext:value-type="float">
            <text:p>3,90</text:p>
          </table:table-cell>
          <table:table-cell table:formula="of:=ROUND(IF([.E191]&gt;[.$F$6];IF([.E191]-(([.B191]*[.$G$3])/100)&lt;0;[.E191];([.$G$3]*[.B191])/100);([.$G$3]*([.B191]/2))/100) ;2)" office:value-type="float" office:value="5.85" calcext:value-type="float">
            <text:p>5,85</text:p>
          </table:table-cell>
          <table:table-cell table:formula="of:=[.D191]-[.F191]" office:value-type="float" office:value="39.24" calcext:value-type="float">
            <text:p>39,24</text:p>
          </table:table-cell>
          <table:table-cell table:formula="of:=[.E191]-[.G191]" office:value-type="float" office:value="2.19" calcext:value-type="float">
            <text:p>2,19</text:p>
          </table:table-cell>
          <table:table-cell table:formula="of:=IF([.C191]=[.$L$6];IF([.H191]&lt;[.$N$6];[.$F$2];0);0)" office:value-type="float" office:value="0" calcext:value-type="float">
            <text:p>0,00</text:p>
          </table:table-cell>
          <table:table-cell table:formula="of:=IF([.I191]&lt;5;[.$F$3];0)" office:value-type="float" office:value="30" calcext:value-type="float">
            <text:p>30,00</text:p>
          </table:table-cell>
          <table:table-cell table:formula="of:=IF([.J191]=0;[.H191];[.J191])" office:value-type="float" office:value="39.24" calcext:value-type="float">
            <text:p>39,24</text:p>
          </table:table-cell>
          <table:table-cell table:formula="of:=IF([.K191]=0;[.I191];[.K191])" office:value-type="float" office:value="30" calcext:value-type="float">
            <text:p>30,00</text:p>
          </table:table-cell>
          <table:table-cell table:formula="of:=ROUND([.F191]*[.$S$5]+[.G191]*[.$S$4];2)" office:value-type="currency" office:currency="PLN" office:value="32.86" calcext:value-type="currency">
            <text:p>32,86 zł</text:p>
          </table:table-cell>
          <table:table-cell/>
          <table:table-cell table:formula="of:=ROUND([.B191]*[.$G$2]/100;2)" office:value-type="float" office:value="7.8" calcext:value-type="float">
            <text:p>7,8</text:p>
          </table:table-cell>
          <table:table-cell table:formula="of:=ROUND([.P191]*[.$S$5];2)" office:value-type="currency" office:currency="PLN" office:value="38.92" calcext:value-type="currency">
            <text:p>38,92 zł</text:p>
          </table:table-cell>
          <table:table-cell table:number-columns-repeated="1007"/>
        </table:table-row>
        <table:table-row table:style-name="ro2">
          <table:table-cell office:value-type="date" office:date-value="2014-06-30" calcext:value-type="date">
            <text:p>30.06.2014</text:p>
          </table:table-cell>
          <table:table-cell office:value-type="float" office:value="39" calcext:value-type="float">
            <text:p>39</text:p>
          </table:table-cell>
          <table:table-cell table:formula="of:=LOOKUP(WEEKDAY([.A192];2);[.$B$1:.$B$7];[.$C$1:.$C$7])" office:value-type="string" office:string-value="poniedziałek" calcext:value-type="string">
            <text:p>poniedziałek</text:p>
          </table:table-cell>
          <table:table-cell table:formula="of:=[.L191]" office:value-type="float" office:value="39.24" calcext:value-type="float">
            <text:p>39,24</text:p>
          </table:table-cell>
          <table:table-cell table:formula="of:=[.M191]" office:value-type="float" office:value="30" calcext:value-type="float">
            <text:p>30,00</text:p>
          </table:table-cell>
          <table:table-cell table:formula="of:=ROUND(IF([.E192]&gt;[.$F$6];IF([.E192]-(([.B192]*[.$G$3])/100)&lt;0;((([.E192]*100)/[.$G$3])*[.$G$2])/100;0);([.$G$2]*([.B192]/2))/100);2)" office:value-type="float" office:value="0" calcext:value-type="float">
            <text:p>0,00</text:p>
          </table:table-cell>
          <table:table-cell table:formula="of:=ROUND(IF([.E192]&gt;[.$F$6];IF([.E192]-(([.B192]*[.$G$3])/100)&lt;0;[.E192];([.$G$3]*[.B192])/100);([.$G$3]*([.B192]/2))/100) ;2)" office:value-type="float" office:value="3.51" calcext:value-type="float">
            <text:p>3,51</text:p>
          </table:table-cell>
          <table:table-cell table:formula="of:=[.D192]-[.F192]" office:value-type="float" office:value="39.24" calcext:value-type="float">
            <text:p>39,24</text:p>
          </table:table-cell>
          <table:table-cell table:formula="of:=[.E192]-[.G192]" office:value-type="float" office:value="26.49" calcext:value-type="float">
            <text:p>26,49</text:p>
          </table:table-cell>
          <table:table-cell table:formula="of:=IF([.C192]=[.$L$6];IF([.H192]&lt;[.$N$6];[.$F$2];0);0)" office:value-type="float" office:value="0" calcext:value-type="float">
            <text:p>0,00</text:p>
          </table:table-cell>
          <table:table-cell table:formula="of:=IF([.I192]&lt;5;[.$F$3];0)" office:value-type="float" office:value="0" calcext:value-type="float">
            <text:p>0,00</text:p>
          </table:table-cell>
          <table:table-cell table:formula="of:=IF([.J192]=0;[.H192];[.J192])" office:value-type="float" office:value="39.24" calcext:value-type="float">
            <text:p>39,24</text:p>
          </table:table-cell>
          <table:table-cell table:formula="of:=IF([.K192]=0;[.I192];[.K192])" office:value-type="float" office:value="26.49" calcext:value-type="float">
            <text:p>26,49</text:p>
          </table:table-cell>
          <table:table-cell table:formula="of:=ROUND([.F192]*[.$S$5]+[.G192]*[.$S$4];2)" office:value-type="currency" office:currency="PLN" office:value="8.04" calcext:value-type="currency">
            <text:p>8,04 zł</text:p>
          </table:table-cell>
          <table:table-cell/>
          <table:table-cell table:formula="of:=ROUND([.B192]*[.$G$2]/100;2)" office:value-type="float" office:value="2.34" calcext:value-type="float">
            <text:p>2,34</text:p>
          </table:table-cell>
          <table:table-cell table:formula="of:=ROUND([.P192]*[.$S$5];2)" office:value-type="currency" office:currency="PLN" office:value="11.68" calcext:value-type="currency">
            <text:p>11,68 zł</text:p>
          </table:table-cell>
          <table:table-cell table:number-columns-repeated="1007"/>
        </table:table-row>
        <table:table-row table:style-name="ro2">
          <table:table-cell office:value-type="date" office:date-value="2014-07-01" calcext:value-type="date">
            <text:p>1.07.2014</text:p>
          </table:table-cell>
          <table:table-cell office:value-type="float" office:value="95" calcext:value-type="float">
            <text:p>95</text:p>
          </table:table-cell>
          <table:table-cell table:formula="of:=LOOKUP(WEEKDAY([.A193];2);[.$B$1:.$B$7];[.$C$1:.$C$7])" office:value-type="string" office:string-value="wtorek" calcext:value-type="string">
            <text:p>wtorek</text:p>
          </table:table-cell>
          <table:table-cell table:formula="of:=[.L192]" office:value-type="float" office:value="39.24" calcext:value-type="float">
            <text:p>39,24</text:p>
          </table:table-cell>
          <table:table-cell table:formula="of:=[.M192]" office:value-type="float" office:value="26.49" calcext:value-type="float">
            <text:p>26,49</text:p>
          </table:table-cell>
          <table:table-cell table:formula="of:=ROUND(IF([.E193]&gt;[.$F$6];IF([.E193]-(([.B193]*[.$G$3])/100)&lt;0;((([.E193]*100)/[.$G$3])*[.$G$2])/100;0);([.$G$2]*([.B193]/2))/100);2)" office:value-type="float" office:value="0" calcext:value-type="float">
            <text:p>0,00</text:p>
          </table:table-cell>
          <table:table-cell table:formula="of:=ROUND(IF([.E193]&gt;[.$F$6];IF([.E193]-(([.B193]*[.$G$3])/100)&lt;0;[.E193];([.$G$3]*[.B193])/100);([.$G$3]*([.B193]/2))/100) ;2)" office:value-type="float" office:value="8.55" calcext:value-type="float">
            <text:p>8,55</text:p>
          </table:table-cell>
          <table:table-cell table:formula="of:=[.D193]-[.F193]" office:value-type="float" office:value="39.24" calcext:value-type="float">
            <text:p>39,24</text:p>
          </table:table-cell>
          <table:table-cell table:formula="of:=[.E193]-[.G193]" office:value-type="float" office:value="17.94" calcext:value-type="float">
            <text:p>17,94</text:p>
          </table:table-cell>
          <table:table-cell table:formula="of:=IF([.C193]=[.$L$6];IF([.H193]&lt;[.$N$6];[.$F$2];0);0)" office:value-type="float" office:value="0" calcext:value-type="float">
            <text:p>0,00</text:p>
          </table:table-cell>
          <table:table-cell table:formula="of:=IF([.I193]&lt;5;[.$F$3];0)" office:value-type="float" office:value="0" calcext:value-type="float">
            <text:p>0,00</text:p>
          </table:table-cell>
          <table:table-cell table:formula="of:=IF([.J193]=0;[.H193];[.J193])" office:value-type="float" office:value="39.24" calcext:value-type="float">
            <text:p>39,24</text:p>
          </table:table-cell>
          <table:table-cell table:formula="of:=IF([.K193]=0;[.I193];[.K193])" office:value-type="float" office:value="17.94" calcext:value-type="float">
            <text:p>17,94</text:p>
          </table:table-cell>
          <table:table-cell table:formula="of:=ROUND([.F193]*[.$S$5]+[.G193]*[.$S$4];2)" office:value-type="currency" office:currency="PLN" office:value="19.58" calcext:value-type="currency">
            <text:p>19,58 zł</text:p>
          </table:table-cell>
          <table:table-cell/>
          <table:table-cell table:formula="of:=ROUND([.B193]*[.$G$2]/100;2)" office:value-type="float" office:value="5.7" calcext:value-type="float">
            <text:p>5,7</text:p>
          </table:table-cell>
          <table:table-cell table:formula="of:=ROUND([.P193]*[.$S$5];2)" office:value-type="currency" office:currency="PLN" office:value="28.44" calcext:value-type="currency">
            <text:p>28,44 zł</text:p>
          </table:table-cell>
          <table:table-cell table:number-columns-repeated="1007"/>
        </table:table-row>
        <table:table-row table:style-name="ro2">
          <table:table-cell office:value-type="date" office:date-value="2014-07-02" calcext:value-type="date">
            <text:p>2.07.2014</text:p>
          </table:table-cell>
          <table:table-cell office:value-type="float" office:value="100" calcext:value-type="float">
            <text:p>100</text:p>
          </table:table-cell>
          <table:table-cell table:formula="of:=LOOKUP(WEEKDAY([.A194];2);[.$B$1:.$B$7];[.$C$1:.$C$7])" office:value-type="string" office:string-value="środa" calcext:value-type="string">
            <text:p>środa</text:p>
          </table:table-cell>
          <table:table-cell table:formula="of:=[.L193]" office:value-type="float" office:value="39.24" calcext:value-type="float">
            <text:p>39,24</text:p>
          </table:table-cell>
          <table:table-cell table:formula="of:=[.M193]" office:value-type="float" office:value="17.94" calcext:value-type="float">
            <text:p>17,94</text:p>
          </table:table-cell>
          <table:table-cell table:formula="of:=ROUND(IF([.E194]&gt;[.$F$6];IF([.E194]-(([.B194]*[.$G$3])/100)&lt;0;((([.E194]*100)/[.$G$3])*[.$G$2])/100;0);([.$G$2]*([.B194]/2))/100);2)" office:value-type="float" office:value="0" calcext:value-type="float">
            <text:p>0,00</text:p>
          </table:table-cell>
          <table:table-cell table:formula="of:=ROUND(IF([.E194]&gt;[.$F$6];IF([.E194]-(([.B194]*[.$G$3])/100)&lt;0;[.E194];([.$G$3]*[.B194])/100);([.$G$3]*([.B194]/2))/100) ;2)" office:value-type="float" office:value="9" calcext:value-type="float">
            <text:p>9,00</text:p>
          </table:table-cell>
          <table:table-cell table:formula="of:=[.D194]-[.F194]" office:value-type="float" office:value="39.24" calcext:value-type="float">
            <text:p>39,24</text:p>
          </table:table-cell>
          <table:table-cell table:formula="of:=[.E194]-[.G194]" office:value-type="float" office:value="8.94" calcext:value-type="float">
            <text:p>8,94</text:p>
          </table:table-cell>
          <table:table-cell table:formula="of:=IF([.C194]=[.$L$6];IF([.H194]&lt;[.$N$6];[.$F$2];0);0)" office:value-type="float" office:value="0" calcext:value-type="float">
            <text:p>0,00</text:p>
          </table:table-cell>
          <table:table-cell table:formula="of:=IF([.I194]&lt;5;[.$F$3];0)" office:value-type="float" office:value="0" calcext:value-type="float">
            <text:p>0,00</text:p>
          </table:table-cell>
          <table:table-cell table:formula="of:=IF([.J194]=0;[.H194];[.J194])" office:value-type="float" office:value="39.24" calcext:value-type="float">
            <text:p>39,24</text:p>
          </table:table-cell>
          <table:table-cell table:formula="of:=IF([.K194]=0;[.I194];[.K194])" office:value-type="float" office:value="8.94" calcext:value-type="float">
            <text:p>8,94</text:p>
          </table:table-cell>
          <table:table-cell table:formula="of:=ROUND([.F194]*[.$S$5]+[.G194]*[.$S$4];2)" office:value-type="currency" office:currency="PLN" office:value="20.61" calcext:value-type="currency">
            <text:p>20,61 zł</text:p>
          </table:table-cell>
          <table:table-cell/>
          <table:table-cell table:formula="of:=ROUND([.B194]*[.$G$2]/100;2)" office:value-type="float" office:value="6" calcext:value-type="float">
            <text:p>6</text:p>
          </table:table-cell>
          <table:table-cell table:formula="of:=ROUND([.P194]*[.$S$5];2)" office:value-type="currency" office:currency="PLN" office:value="29.94" calcext:value-type="currency">
            <text:p>29,94 zł</text:p>
          </table:table-cell>
          <table:table-cell table:number-columns-repeated="1007"/>
        </table:table-row>
        <table:table-row table:style-name="ro2">
          <table:table-cell office:value-type="date" office:date-value="2014-07-03" calcext:value-type="date">
            <text:p>3.07.2014</text:p>
          </table:table-cell>
          <table:table-cell office:value-type="float" office:value="75" calcext:value-type="float">
            <text:p>75</text:p>
          </table:table-cell>
          <table:table-cell table:formula="of:=LOOKUP(WEEKDAY([.A195];2);[.$B$1:.$B$7];[.$C$1:.$C$7])" office:value-type="string" office:string-value="czwartek" calcext:value-type="string">
            <text:p>czwartek</text:p>
          </table:table-cell>
          <table:table-cell table:formula="of:=[.L194]" office:value-type="float" office:value="39.24" calcext:value-type="float">
            <text:p>39,24</text:p>
          </table:table-cell>
          <table:table-cell table:formula="of:=[.M194]" office:value-type="float" office:value="8.94" calcext:value-type="float">
            <text:p>8,94</text:p>
          </table:table-cell>
          <table:table-cell table:formula="of:=ROUND(IF([.E195]&gt;[.$F$6];IF([.E195]-(([.B195]*[.$G$3])/100)&lt;0;((([.E195]*100)/[.$G$3])*[.$G$2])/100;0);([.$G$2]*([.B195]/2))/100);2)" office:value-type="float" office:value="2.25" calcext:value-type="float">
            <text:p>2,25</text:p>
          </table:table-cell>
          <table:table-cell table:formula="of:=ROUND(IF([.E195]&gt;[.$F$6];IF([.E195]-(([.B195]*[.$G$3])/100)&lt;0;[.E195];([.$G$3]*[.B195])/100);([.$G$3]*([.B195]/2))/100) ;2)" office:value-type="float" office:value="3.38" calcext:value-type="float">
            <text:p>3,38</text:p>
          </table:table-cell>
          <table:table-cell table:formula="of:=[.D195]-[.F195]" office:value-type="float" office:value="36.99" calcext:value-type="float">
            <text:p>36,99</text:p>
          </table:table-cell>
          <table:table-cell table:formula="of:=[.E195]-[.G195]" office:value-type="float" office:value="5.56" calcext:value-type="float">
            <text:p>5,56</text:p>
          </table:table-cell>
          <table:table-cell table:formula="of:=IF([.C195]=[.$L$6];IF([.H195]&lt;[.$N$6];[.$F$2];0);0)" office:value-type="float" office:value="45" calcext:value-type="float">
            <text:p>45,00</text:p>
          </table:table-cell>
          <table:table-cell table:formula="of:=IF([.I195]&lt;5;[.$F$3];0)" office:value-type="float" office:value="0" calcext:value-type="float">
            <text:p>0,00</text:p>
          </table:table-cell>
          <table:table-cell table:formula="of:=IF([.J195]=0;[.H195];[.J195])" office:value-type="float" office:value="45" calcext:value-type="float">
            <text:p>45,00</text:p>
          </table:table-cell>
          <table:table-cell table:formula="of:=IF([.K195]=0;[.I195];[.K195])" office:value-type="float" office:value="5.56" calcext:value-type="float">
            <text:p>5,56</text:p>
          </table:table-cell>
          <table:table-cell table:formula="of:=ROUND([.F195]*[.$S$5]+[.G195]*[.$S$4];2)" office:value-type="currency" office:currency="PLN" office:value="18.97" calcext:value-type="currency">
            <text:p>18,97 zł</text:p>
          </table:table-cell>
          <table:table-cell/>
          <table:table-cell table:formula="of:=ROUND([.B195]*[.$G$2]/100;2)" office:value-type="float" office:value="4.5" calcext:value-type="float">
            <text:p>4,5</text:p>
          </table:table-cell>
          <table:table-cell table:formula="of:=ROUND([.P195]*[.$S$5];2)" office:value-type="currency" office:currency="PLN" office:value="22.46" calcext:value-type="currency">
            <text:p>22,46 zł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4.07.2014</text:p>
          </table:table-cell>
          <table:table-cell office:value-type="float" office:value="27" calcext:value-type="float">
            <text:p>27</text:p>
          </table:table-cell>
          <table:table-cell table:formula="of:=LOOKUP(WEEKDAY([.A196];2);[.$B$1:.$B$7];[.$C$1:.$C$7])" office:value-type="string" office:string-value="piątek" calcext:value-type="string">
            <text:p>piątek</text:p>
          </table:table-cell>
          <table:table-cell table:formula="of:=[.L195]" office:value-type="float" office:value="45" calcext:value-type="float">
            <text:p>45,00</text:p>
          </table:table-cell>
          <table:table-cell table:formula="of:=[.M195]" office:value-type="float" office:value="5.56" calcext:value-type="float">
            <text:p>5,56</text:p>
          </table:table-cell>
          <table:table-cell table:formula="of:=ROUND(IF([.E196]&gt;[.$F$6];IF([.E196]-(([.B196]*[.$G$3])/100)&lt;0;((([.E196]*100)/[.$G$3])*[.$G$2])/100;0);([.$G$2]*([.B196]/2))/100);2)" office:value-type="float" office:value="0.81" calcext:value-type="float">
            <text:p>0,81</text:p>
          </table:table-cell>
          <table:table-cell table:formula="of:=ROUND(IF([.E196]&gt;[.$F$6];IF([.E196]-(([.B196]*[.$G$3])/100)&lt;0;[.E196];([.$G$3]*[.B196])/100);([.$G$3]*([.B196]/2))/100) ;2)" office:value-type="float" office:value="1.22" calcext:value-type="float">
            <text:p>1,22</text:p>
          </table:table-cell>
          <table:table-cell table:formula="of:=[.D196]-[.F196]" office:value-type="float" office:value="44.19" calcext:value-type="float">
            <text:p>44,19</text:p>
          </table:table-cell>
          <table:table-cell table:formula="of:=[.E196]-[.G196]" office:value-type="float" office:value="4.34" calcext:value-type="float">
            <text:p>4,34</text:p>
          </table:table-cell>
          <table:table-cell table:formula="of:=IF([.C196]=[.$L$6];IF([.H196]&lt;[.$N$6];[.$F$2];0);0)" office:value-type="float" office:value="0" calcext:value-type="float">
            <text:p>0,00</text:p>
          </table:table-cell>
          <table:table-cell table:formula="of:=IF([.I196]&lt;5;[.$F$3];0)" office:value-type="float" office:value="30" calcext:value-type="float">
            <text:p>30,00</text:p>
          </table:table-cell>
          <table:table-cell table:formula="of:=IF([.J196]=0;[.H196];[.J196])" office:value-type="float" office:value="44.19" calcext:value-type="float">
            <text:p>44,19</text:p>
          </table:table-cell>
          <table:table-cell table:formula="of:=IF([.K196]=0;[.I196];[.K196])" office:value-type="float" office:value="30" calcext:value-type="float">
            <text:p>30,00</text:p>
          </table:table-cell>
          <table:table-cell table:formula="of:=ROUND([.F196]*[.$S$5]+[.G196]*[.$S$4];2)" office:value-type="currency" office:currency="PLN" office:value="6.84" calcext:value-type="currency">
            <text:p>6,84 zł</text:p>
          </table:table-cell>
          <table:table-cell/>
          <table:table-cell table:formula="of:=ROUND([.B196]*[.$G$2]/100;2)" office:value-type="float" office:value="1.62" calcext:value-type="float">
            <text:p>1,62</text:p>
          </table:table-cell>
          <table:table-cell table:formula="of:=ROUND([.P196]*[.$S$5];2)" office:value-type="currency" office:currency="PLN" office:value="8.08" calcext:value-type="currency">
            <text:p>8,08 zł</text:p>
          </table:table-cell>
          <table:table-cell table:number-columns-repeated="1007"/>
        </table:table-row>
        <table:table-row table:style-name="ro2">
          <table:table-cell office:value-type="date" office:date-value="2014-07-05" calcext:value-type="date">
            <text:p>5.07.2014</text:p>
          </table:table-cell>
          <table:table-cell office:value-type="float" office:value="56" calcext:value-type="float">
            <text:p>56</text:p>
          </table:table-cell>
          <table:table-cell table:formula="of:=LOOKUP(WEEKDAY([.A197];2);[.$B$1:.$B$7];[.$C$1:.$C$7])" office:value-type="string" office:string-value="sobota" calcext:value-type="string">
            <text:p>sobota</text:p>
          </table:table-cell>
          <table:table-cell table:formula="of:=[.L196]" office:value-type="float" office:value="44.19" calcext:value-type="float">
            <text:p>44,19</text:p>
          </table:table-cell>
          <table:table-cell table:formula="of:=[.M196]" office:value-type="float" office:value="30" calcext:value-type="float">
            <text:p>30,00</text:p>
          </table:table-cell>
          <table:table-cell table:formula="of:=ROUND(IF([.E197]&gt;[.$F$6];IF([.E197]-(([.B197]*[.$G$3])/100)&lt;0;((([.E197]*100)/[.$G$3])*[.$G$2])/100;0);([.$G$2]*([.B197]/2))/100);2)" office:value-type="float" office:value="0" calcext:value-type="float">
            <text:p>0,00</text:p>
          </table:table-cell>
          <table:table-cell table:formula="of:=ROUND(IF([.E197]&gt;[.$F$6];IF([.E197]-(([.B197]*[.$G$3])/100)&lt;0;[.E197];([.$G$3]*[.B197])/100);([.$G$3]*([.B197]/2))/100) ;2)" office:value-type="float" office:value="5.04" calcext:value-type="float">
            <text:p>5,04</text:p>
          </table:table-cell>
          <table:table-cell table:formula="of:=[.D197]-[.F197]" office:value-type="float" office:value="44.19" calcext:value-type="float">
            <text:p>44,19</text:p>
          </table:table-cell>
          <table:table-cell table:formula="of:=[.E197]-[.G197]" office:value-type="float" office:value="24.96" calcext:value-type="float">
            <text:p>24,96</text:p>
          </table:table-cell>
          <table:table-cell table:formula="of:=IF([.C197]=[.$L$6];IF([.H197]&lt;[.$N$6];[.$F$2];0);0)" office:value-type="float" office:value="0" calcext:value-type="float">
            <text:p>0,00</text:p>
          </table:table-cell>
          <table:table-cell table:formula="of:=IF([.I197]&lt;5;[.$F$3];0)" office:value-type="float" office:value="0" calcext:value-type="float">
            <text:p>0,00</text:p>
          </table:table-cell>
          <table:table-cell table:formula="of:=IF([.J197]=0;[.H197];[.J197])" office:value-type="float" office:value="44.19" calcext:value-type="float">
            <text:p>44,19</text:p>
          </table:table-cell>
          <table:table-cell table:formula="of:=IF([.K197]=0;[.I197];[.K197])" office:value-type="float" office:value="24.96" calcext:value-type="float">
            <text:p>24,96</text:p>
          </table:table-cell>
          <table:table-cell table:formula="of:=ROUND([.F197]*[.$S$5]+[.G197]*[.$S$4];2)" office:value-type="currency" office:currency="PLN" office:value="11.54" calcext:value-type="currency">
            <text:p>11,54 zł</text:p>
          </table:table-cell>
          <table:table-cell/>
          <table:table-cell table:formula="of:=ROUND([.B197]*[.$G$2]/100;2)" office:value-type="float" office:value="3.36" calcext:value-type="float">
            <text:p>3,36</text:p>
          </table:table-cell>
          <table:table-cell table:formula="of:=ROUND([.P197]*[.$S$5];2)" office:value-type="currency" office:currency="PLN" office:value="16.77" calcext:value-type="currency">
            <text:p>16,77 zł</text:p>
          </table:table-cell>
          <table:table-cell table:number-columns-repeated="1007"/>
        </table:table-row>
        <table:table-row table:style-name="ro2">
          <table:table-cell office:value-type="date" office:date-value="2014-07-06" calcext:value-type="date">
            <text:p>6.07.2014</text:p>
          </table:table-cell>
          <table:table-cell office:value-type="float" office:value="141" calcext:value-type="float">
            <text:p>141</text:p>
          </table:table-cell>
          <table:table-cell table:formula="of:=LOOKUP(WEEKDAY([.A198];2);[.$B$1:.$B$7];[.$C$1:.$C$7])" office:value-type="string" office:string-value="niedziela" calcext:value-type="string">
            <text:p>niedziela</text:p>
          </table:table-cell>
          <table:table-cell table:formula="of:=[.L197]" office:value-type="float" office:value="44.19" calcext:value-type="float">
            <text:p>44,19</text:p>
          </table:table-cell>
          <table:table-cell table:formula="of:=[.M197]" office:value-type="float" office:value="24.96" calcext:value-type="float">
            <text:p>24,96</text:p>
          </table:table-cell>
          <table:table-cell table:formula="of:=ROUND(IF([.E198]&gt;[.$F$6];IF([.E198]-(([.B198]*[.$G$3])/100)&lt;0;((([.E198]*100)/[.$G$3])*[.$G$2])/100;0);([.$G$2]*([.B198]/2))/100);2)" office:value-type="float" office:value="0" calcext:value-type="float">
            <text:p>0,00</text:p>
          </table:table-cell>
          <table:table-cell table:formula="of:=ROUND(IF([.E198]&gt;[.$F$6];IF([.E198]-(([.B198]*[.$G$3])/100)&lt;0;[.E198];([.$G$3]*[.B198])/100);([.$G$3]*([.B198]/2))/100) ;2)" office:value-type="float" office:value="12.69" calcext:value-type="float">
            <text:p>12,69</text:p>
          </table:table-cell>
          <table:table-cell table:formula="of:=[.D198]-[.F198]" office:value-type="float" office:value="44.19" calcext:value-type="float">
            <text:p>44,19</text:p>
          </table:table-cell>
          <table:table-cell table:formula="of:=[.E198]-[.G198]" office:value-type="float" office:value="12.27" calcext:value-type="float">
            <text:p>12,27</text:p>
          </table:table-cell>
          <table:table-cell table:formula="of:=IF([.C198]=[.$L$6];IF([.H198]&lt;[.$N$6];[.$F$2];0);0)" office:value-type="float" office:value="0" calcext:value-type="float">
            <text:p>0,00</text:p>
          </table:table-cell>
          <table:table-cell table:formula="of:=IF([.I198]&lt;5;[.$F$3];0)" office:value-type="float" office:value="0" calcext:value-type="float">
            <text:p>0,00</text:p>
          </table:table-cell>
          <table:table-cell table:formula="of:=IF([.J198]=0;[.H198];[.J198])" office:value-type="float" office:value="44.19" calcext:value-type="float">
            <text:p>44,19</text:p>
          </table:table-cell>
          <table:table-cell table:formula="of:=IF([.K198]=0;[.I198];[.K198])" office:value-type="float" office:value="12.27" calcext:value-type="float">
            <text:p>12,27</text:p>
          </table:table-cell>
          <table:table-cell table:formula="of:=ROUND([.F198]*[.$S$5]+[.G198]*[.$S$4];2)" office:value-type="currency" office:currency="PLN" office:value="29.06" calcext:value-type="currency">
            <text:p>29,06 zł</text:p>
          </table:table-cell>
          <table:table-cell/>
          <table:table-cell table:formula="of:=ROUND([.B198]*[.$G$2]/100;2)" office:value-type="float" office:value="8.46" calcext:value-type="float">
            <text:p>8,46</text:p>
          </table:table-cell>
          <table:table-cell table:formula="of:=ROUND([.P198]*[.$S$5];2)" office:value-type="currency" office:currency="PLN" office:value="42.22" calcext:value-type="currency">
            <text:p>42,22 zł</text:p>
          </table:table-cell>
          <table:table-cell table:number-columns-repeated="1007"/>
        </table:table-row>
        <table:table-row table:style-name="ro2">
          <table:table-cell office:value-type="date" office:date-value="2014-07-07" calcext:value-type="date">
            <text:p>7.07.2014</text:p>
          </table:table-cell>
          <table:table-cell office:value-type="float" office:value="120" calcext:value-type="float">
            <text:p>120</text:p>
          </table:table-cell>
          <table:table-cell table:formula="of:=LOOKUP(WEEKDAY([.A199];2);[.$B$1:.$B$7];[.$C$1:.$C$7])" office:value-type="string" office:string-value="poniedziałek" calcext:value-type="string">
            <text:p>poniedziałek</text:p>
          </table:table-cell>
          <table:table-cell table:formula="of:=[.L198]" office:value-type="float" office:value="44.19" calcext:value-type="float">
            <text:p>44,19</text:p>
          </table:table-cell>
          <table:table-cell table:formula="of:=[.M198]" office:value-type="float" office:value="12.27" calcext:value-type="float">
            <text:p>12,27</text:p>
          </table:table-cell>
          <table:table-cell table:formula="of:=ROUND(IF([.E199]&gt;[.$F$6];IF([.E199]-(([.B199]*[.$G$3])/100)&lt;0;((([.E199]*100)/[.$G$3])*[.$G$2])/100;0);([.$G$2]*([.B199]/2))/100);2)" office:value-type="float" office:value="3.6" calcext:value-type="float">
            <text:p>3,60</text:p>
          </table:table-cell>
          <table:table-cell table:formula="of:=ROUND(IF([.E199]&gt;[.$F$6];IF([.E199]-(([.B199]*[.$G$3])/100)&lt;0;[.E199];([.$G$3]*[.B199])/100);([.$G$3]*([.B199]/2))/100) ;2)" office:value-type="float" office:value="5.4" calcext:value-type="float">
            <text:p>5,40</text:p>
          </table:table-cell>
          <table:table-cell table:formula="of:=[.D199]-[.F199]" office:value-type="float" office:value="40.59" calcext:value-type="float">
            <text:p>40,59</text:p>
          </table:table-cell>
          <table:table-cell table:formula="of:=[.E199]-[.G199]" office:value-type="float" office:value="6.87" calcext:value-type="float">
            <text:p>6,87</text:p>
          </table:table-cell>
          <table:table-cell table:formula="of:=IF([.C199]=[.$L$6];IF([.H199]&lt;[.$N$6];[.$F$2];0);0)" office:value-type="float" office:value="0" calcext:value-type="float">
            <text:p>0,00</text:p>
          </table:table-cell>
          <table:table-cell table:formula="of:=IF([.I199]&lt;5;[.$F$3];0)" office:value-type="float" office:value="0" calcext:value-type="float">
            <text:p>0,00</text:p>
          </table:table-cell>
          <table:table-cell table:formula="of:=IF([.J199]=0;[.H199];[.J199])" office:value-type="float" office:value="40.59" calcext:value-type="float">
            <text:p>40,59</text:p>
          </table:table-cell>
          <table:table-cell table:formula="of:=IF([.K199]=0;[.I199];[.K199])" office:value-type="float" office:value="6.87" calcext:value-type="float">
            <text:p>6,87</text:p>
          </table:table-cell>
          <table:table-cell table:formula="of:=ROUND([.F199]*[.$S$5]+[.G199]*[.$S$4];2)" office:value-type="currency" office:currency="PLN" office:value="30.33" calcext:value-type="currency">
            <text:p>30,33 zł</text:p>
          </table:table-cell>
          <table:table-cell/>
          <table:table-cell table:formula="of:=ROUND([.B199]*[.$G$2]/100;2)" office:value-type="float" office:value="7.2" calcext:value-type="float">
            <text:p>7,2</text:p>
          </table:table-cell>
          <table:table-cell table:formula="of:=ROUND([.P199]*[.$S$5];2)" office:value-type="currency" office:currency="PLN" office:value="35.93" calcext:value-type="currency">
            <text:p>35,93 zł</text:p>
          </table:table-cell>
          <table:table-cell table:number-columns-repeated="1007"/>
        </table:table-row>
        <table:table-row table:style-name="ro2">
          <table:table-cell office:value-type="date" office:date-value="2014-07-08" calcext:value-type="date">
            <text:p>8.07.2014</text:p>
          </table:table-cell>
          <table:table-cell office:value-type="float" office:value="95" calcext:value-type="float">
            <text:p>95</text:p>
          </table:table-cell>
          <table:table-cell table:formula="of:=LOOKUP(WEEKDAY([.A200];2);[.$B$1:.$B$7];[.$C$1:.$C$7])" office:value-type="string" office:string-value="wtorek" calcext:value-type="string">
            <text:p>wtorek</text:p>
          </table:table-cell>
          <table:table-cell table:formula="of:=[.L199]" office:value-type="float" office:value="40.59" calcext:value-type="float">
            <text:p>40,59</text:p>
          </table:table-cell>
          <table:table-cell table:formula="of:=[.M199]" office:value-type="float" office:value="6.87" calcext:value-type="float">
            <text:p>6,87</text:p>
          </table:table-cell>
          <table:table-cell table:formula="of:=ROUND(IF([.E200]&gt;[.$F$6];IF([.E200]-(([.B200]*[.$G$3])/100)&lt;0;((([.E200]*100)/[.$G$3])*[.$G$2])/100;0);([.$G$2]*([.B200]/2))/100);2)" office:value-type="float" office:value="2.85" calcext:value-type="float">
            <text:p>2,85</text:p>
          </table:table-cell>
          <table:table-cell table:formula="of:=ROUND(IF([.E200]&gt;[.$F$6];IF([.E200]-(([.B200]*[.$G$3])/100)&lt;0;[.E200];([.$G$3]*[.B200])/100);([.$G$3]*([.B200]/2))/100) ;2)" office:value-type="float" office:value="4.28" calcext:value-type="float">
            <text:p>4,28</text:p>
          </table:table-cell>
          <table:table-cell table:formula="of:=[.D200]-[.F200]" office:value-type="float" office:value="37.74" calcext:value-type="float">
            <text:p>37,74</text:p>
          </table:table-cell>
          <table:table-cell table:formula="of:=[.E200]-[.G200]" office:value-type="float" office:value="2.59" calcext:value-type="float">
            <text:p>2,59</text:p>
          </table:table-cell>
          <table:table-cell table:formula="of:=IF([.C200]=[.$L$6];IF([.H200]&lt;[.$N$6];[.$F$2];0);0)" office:value-type="float" office:value="0" calcext:value-type="float">
            <text:p>0,00</text:p>
          </table:table-cell>
          <table:table-cell table:formula="of:=IF([.I200]&lt;5;[.$F$3];0)" office:value-type="float" office:value="30" calcext:value-type="float">
            <text:p>30,00</text:p>
          </table:table-cell>
          <table:table-cell table:formula="of:=IF([.J200]=0;[.H200];[.J200])" office:value-type="float" office:value="37.74" calcext:value-type="float">
            <text:p>37,74</text:p>
          </table:table-cell>
          <table:table-cell table:formula="of:=IF([.K200]=0;[.I200];[.K200])" office:value-type="float" office:value="30" calcext:value-type="float">
            <text:p>30,00</text:p>
          </table:table-cell>
          <table:table-cell table:formula="of:=ROUND([.F200]*[.$S$5]+[.G200]*[.$S$4];2)" office:value-type="currency" office:currency="PLN" office:value="24.02" calcext:value-type="currency">
            <text:p>24,02 zł</text:p>
          </table:table-cell>
          <table:table-cell/>
          <table:table-cell table:formula="of:=ROUND([.B200]*[.$G$2]/100;2)" office:value-type="float" office:value="5.7" calcext:value-type="float">
            <text:p>5,7</text:p>
          </table:table-cell>
          <table:table-cell table:formula="of:=ROUND([.P200]*[.$S$5];2)" office:value-type="currency" office:currency="PLN" office:value="28.44" calcext:value-type="currency">
            <text:p>28,44 zł</text:p>
          </table:table-cell>
          <table:table-cell table:number-columns-repeated="1007"/>
        </table:table-row>
        <table:table-row table:style-name="ro2">
          <table:table-cell office:value-type="date" office:date-value="2014-07-09" calcext:value-type="date">
            <text:p>9.07.2014</text:p>
          </table:table-cell>
          <table:table-cell office:value-type="float" office:value="81" calcext:value-type="float">
            <text:p>81</text:p>
          </table:table-cell>
          <table:table-cell table:formula="of:=LOOKUP(WEEKDAY([.A201];2);[.$B$1:.$B$7];[.$C$1:.$C$7])" office:value-type="string" office:string-value="środa" calcext:value-type="string">
            <text:p>środa</text:p>
          </table:table-cell>
          <table:table-cell table:formula="of:=[.L200]" office:value-type="float" office:value="37.74" calcext:value-type="float">
            <text:p>37,74</text:p>
          </table:table-cell>
          <table:table-cell table:formula="of:=[.M200]" office:value-type="float" office:value="30" calcext:value-type="float">
            <text:p>30,00</text:p>
          </table:table-cell>
          <table:table-cell table:formula="of:=ROUND(IF([.E201]&gt;[.$F$6];IF([.E201]-(([.B201]*[.$G$3])/100)&lt;0;((([.E201]*100)/[.$G$3])*[.$G$2])/100;0);([.$G$2]*([.B201]/2))/100);2)" office:value-type="float" office:value="0" calcext:value-type="float">
            <text:p>0,00</text:p>
          </table:table-cell>
          <table:table-cell table:formula="of:=ROUND(IF([.E201]&gt;[.$F$6];IF([.E201]-(([.B201]*[.$G$3])/100)&lt;0;[.E201];([.$G$3]*[.B201])/100);([.$G$3]*([.B201]/2))/100) ;2)" office:value-type="float" office:value="7.29" calcext:value-type="float">
            <text:p>7,29</text:p>
          </table:table-cell>
          <table:table-cell table:formula="of:=[.D201]-[.F201]" office:value-type="float" office:value="37.74" calcext:value-type="float">
            <text:p>37,74</text:p>
          </table:table-cell>
          <table:table-cell table:formula="of:=[.E201]-[.G201]" office:value-type="float" office:value="22.71" calcext:value-type="float">
            <text:p>22,71</text:p>
          </table:table-cell>
          <table:table-cell table:formula="of:=IF([.C201]=[.$L$6];IF([.H201]&lt;[.$N$6];[.$F$2];0);0)" office:value-type="float" office:value="0" calcext:value-type="float">
            <text:p>0,00</text:p>
          </table:table-cell>
          <table:table-cell table:formula="of:=IF([.I201]&lt;5;[.$F$3];0)" office:value-type="float" office:value="0" calcext:value-type="float">
            <text:p>0,00</text:p>
          </table:table-cell>
          <table:table-cell table:formula="of:=IF([.J201]=0;[.H201];[.J201])" office:value-type="float" office:value="37.74" calcext:value-type="float">
            <text:p>37,74</text:p>
          </table:table-cell>
          <table:table-cell table:formula="of:=IF([.K201]=0;[.I201];[.K201])" office:value-type="float" office:value="22.71" calcext:value-type="float">
            <text:p>22,71</text:p>
          </table:table-cell>
          <table:table-cell table:formula="of:=ROUND([.F201]*[.$S$5]+[.G201]*[.$S$4];2)" office:value-type="currency" office:currency="PLN" office:value="16.69" calcext:value-type="currency">
            <text:p>16,69 zł</text:p>
          </table:table-cell>
          <table:table-cell/>
          <table:table-cell table:formula="of:=ROUND([.B201]*[.$G$2]/100;2)" office:value-type="float" office:value="4.86" calcext:value-type="float">
            <text:p>4,86</text:p>
          </table:table-cell>
          <table:table-cell table:formula="of:=ROUND([.P201]*[.$S$5];2)" office:value-type="currency" office:currency="PLN" office:value="24.25" calcext:value-type="currency">
            <text:p>24,25 zł</text:p>
          </table:table-cell>
          <table:table-cell table:number-columns-repeated="1007"/>
        </table:table-row>
        <table:table-row table:style-name="ro2">
          <table:table-cell office:value-type="date" office:date-value="2014-07-10" calcext:value-type="date">
            <text:p>10.07.2014</text:p>
          </table:table-cell>
          <table:table-cell office:value-type="float" office:value="30" calcext:value-type="float">
            <text:p>30</text:p>
          </table:table-cell>
          <table:table-cell table:formula="of:=LOOKUP(WEEKDAY([.A202];2);[.$B$1:.$B$7];[.$C$1:.$C$7])" office:value-type="string" office:string-value="czwartek" calcext:value-type="string">
            <text:p>czwartek</text:p>
          </table:table-cell>
          <table:table-cell table:formula="of:=[.L201]" office:value-type="float" office:value="37.74" calcext:value-type="float">
            <text:p>37,74</text:p>
          </table:table-cell>
          <table:table-cell table:formula="of:=[.M201]" office:value-type="float" office:value="22.71" calcext:value-type="float">
            <text:p>22,71</text:p>
          </table:table-cell>
          <table:table-cell table:formula="of:=ROUND(IF([.E202]&gt;[.$F$6];IF([.E202]-(([.B202]*[.$G$3])/100)&lt;0;((([.E202]*100)/[.$G$3])*[.$G$2])/100;0);([.$G$2]*([.B202]/2))/100);2)" office:value-type="float" office:value="0" calcext:value-type="float">
            <text:p>0,00</text:p>
          </table:table-cell>
          <table:table-cell table:formula="of:=ROUND(IF([.E202]&gt;[.$F$6];IF([.E202]-(([.B202]*[.$G$3])/100)&lt;0;[.E202];([.$G$3]*[.B202])/100);([.$G$3]*([.B202]/2))/100) ;2)" office:value-type="float" office:value="2.7" calcext:value-type="float">
            <text:p>2,70</text:p>
          </table:table-cell>
          <table:table-cell table:formula="of:=[.D202]-[.F202]" office:value-type="float" office:value="37.74" calcext:value-type="float">
            <text:p>37,74</text:p>
          </table:table-cell>
          <table:table-cell table:formula="of:=[.E202]-[.G202]" office:value-type="float" office:value="20.01" calcext:value-type="float">
            <text:p>20,01</text:p>
          </table:table-cell>
          <table:table-cell table:formula="of:=IF([.C202]=[.$L$6];IF([.H202]&lt;[.$N$6];[.$F$2];0);0)" office:value-type="float" office:value="45" calcext:value-type="float">
            <text:p>45,00</text:p>
          </table:table-cell>
          <table:table-cell table:formula="of:=IF([.I202]&lt;5;[.$F$3];0)" office:value-type="float" office:value="0" calcext:value-type="float">
            <text:p>0,00</text:p>
          </table:table-cell>
          <table:table-cell table:formula="of:=IF([.J202]=0;[.H202];[.J202])" office:value-type="float" office:value="45" calcext:value-type="float">
            <text:p>45,00</text:p>
          </table:table-cell>
          <table:table-cell table:formula="of:=IF([.K202]=0;[.I202];[.K202])" office:value-type="float" office:value="20.01" calcext:value-type="float">
            <text:p>20,01</text:p>
          </table:table-cell>
          <table:table-cell table:formula="of:=ROUND([.F202]*[.$S$5]+[.G202]*[.$S$4];2)" office:value-type="currency" office:currency="PLN" office:value="6.18" calcext:value-type="currency">
            <text:p>6,18 zł</text:p>
          </table:table-cell>
          <table:table-cell/>
          <table:table-cell table:formula="of:=ROUND([.B202]*[.$G$2]/100;2)" office:value-type="float" office:value="1.8" calcext:value-type="float">
            <text:p>1,8</text:p>
          </table:table-cell>
          <table:table-cell table:formula="of:=ROUND([.P202]*[.$S$5];2)" office:value-type="currency" office:currency="PLN" office:value="8.98" calcext:value-type="currency">
            <text:p>8,98 zł</text:p>
          </table:table-cell>
          <table:table-cell table:number-columns-repeated="1007"/>
        </table:table-row>
        <table:table-row table:style-name="ro2">
          <table:table-cell office:value-type="date" office:date-value="2014-07-11" calcext:value-type="date">
            <text:p>11.07.2014</text:p>
          </table:table-cell>
          <table:table-cell office:value-type="float" office:value="76" calcext:value-type="float">
            <text:p>76</text:p>
          </table:table-cell>
          <table:table-cell table:formula="of:=LOOKUP(WEEKDAY([.A203];2);[.$B$1:.$B$7];[.$C$1:.$C$7])" office:value-type="string" office:string-value="piątek" calcext:value-type="string">
            <text:p>piątek</text:p>
          </table:table-cell>
          <table:table-cell table:formula="of:=[.L202]" office:value-type="float" office:value="45" calcext:value-type="float">
            <text:p>45,00</text:p>
          </table:table-cell>
          <table:table-cell table:formula="of:=[.M202]" office:value-type="float" office:value="20.01" calcext:value-type="float">
            <text:p>20,01</text:p>
          </table:table-cell>
          <table:table-cell table:formula="of:=ROUND(IF([.E203]&gt;[.$F$6];IF([.E203]-(([.B203]*[.$G$3])/100)&lt;0;((([.E203]*100)/[.$G$3])*[.$G$2])/100;0);([.$G$2]*([.B203]/2))/100);2)" office:value-type="float" office:value="0" calcext:value-type="float">
            <text:p>0,00</text:p>
          </table:table-cell>
          <table:table-cell table:formula="of:=ROUND(IF([.E203]&gt;[.$F$6];IF([.E203]-(([.B203]*[.$G$3])/100)&lt;0;[.E203];([.$G$3]*[.B203])/100);([.$G$3]*([.B203]/2))/100) ;2)" office:value-type="float" office:value="6.84" calcext:value-type="float">
            <text:p>6,84</text:p>
          </table:table-cell>
          <table:table-cell table:formula="of:=[.D203]-[.F203]" office:value-type="float" office:value="45" calcext:value-type="float">
            <text:p>45,00</text:p>
          </table:table-cell>
          <table:table-cell table:formula="of:=[.E203]-[.G203]" office:value-type="float" office:value="13.17" calcext:value-type="float">
            <text:p>13,17</text:p>
          </table:table-cell>
          <table:table-cell table:formula="of:=IF([.C203]=[.$L$6];IF([.H203]&lt;[.$N$6];[.$F$2];0);0)" office:value-type="float" office:value="0" calcext:value-type="float">
            <text:p>0,00</text:p>
          </table:table-cell>
          <table:table-cell table:formula="of:=IF([.I203]&lt;5;[.$F$3];0)" office:value-type="float" office:value="0" calcext:value-type="float">
            <text:p>0,00</text:p>
          </table:table-cell>
          <table:table-cell table:formula="of:=IF([.J203]=0;[.H203];[.J203])" office:value-type="float" office:value="45" calcext:value-type="float">
            <text:p>45,00</text:p>
          </table:table-cell>
          <table:table-cell table:formula="of:=IF([.K203]=0;[.I203];[.K203])" office:value-type="float" office:value="13.17" calcext:value-type="float">
            <text:p>13,17</text:p>
          </table:table-cell>
          <table:table-cell table:formula="of:=ROUND([.F203]*[.$S$5]+[.G203]*[.$S$4];2)" office:value-type="currency" office:currency="PLN" office:value="15.66" calcext:value-type="currency">
            <text:p>15,66 zł</text:p>
          </table:table-cell>
          <table:table-cell/>
          <table:table-cell table:formula="of:=ROUND([.B203]*[.$G$2]/100;2)" office:value-type="float" office:value="4.56" calcext:value-type="float">
            <text:p>4,56</text:p>
          </table:table-cell>
          <table:table-cell table:formula="of:=ROUND([.P203]*[.$S$5];2)" office:value-type="currency" office:currency="PLN" office:value="22.75" calcext:value-type="currency">
            <text:p>22,75 zł</text:p>
          </table:table-cell>
          <table:table-cell table:number-columns-repeated="1007"/>
        </table:table-row>
        <table:table-row table:style-name="ro2">
          <table:table-cell office:value-type="date" office:date-value="2014-07-12" calcext:value-type="date">
            <text:p>12.07.2014</text:p>
          </table:table-cell>
          <table:table-cell office:value-type="float" office:value="67" calcext:value-type="float">
            <text:p>67</text:p>
          </table:table-cell>
          <table:table-cell table:formula="of:=LOOKUP(WEEKDAY([.A204];2);[.$B$1:.$B$7];[.$C$1:.$C$7])" office:value-type="string" office:string-value="sobota" calcext:value-type="string">
            <text:p>sobota</text:p>
          </table:table-cell>
          <table:table-cell table:formula="of:=[.L203]" office:value-type="float" office:value="45" calcext:value-type="float">
            <text:p>45,00</text:p>
          </table:table-cell>
          <table:table-cell table:formula="of:=[.M203]" office:value-type="float" office:value="13.17" calcext:value-type="float">
            <text:p>13,17</text:p>
          </table:table-cell>
          <table:table-cell table:formula="of:=ROUND(IF([.E204]&gt;[.$F$6];IF([.E204]-(([.B204]*[.$G$3])/100)&lt;0;((([.E204]*100)/[.$G$3])*[.$G$2])/100;0);([.$G$2]*([.B204]/2))/100);2)" office:value-type="float" office:value="2.01" calcext:value-type="float">
            <text:p>2,01</text:p>
          </table:table-cell>
          <table:table-cell table:formula="of:=ROUND(IF([.E204]&gt;[.$F$6];IF([.E204]-(([.B204]*[.$G$3])/100)&lt;0;[.E204];([.$G$3]*[.B204])/100);([.$G$3]*([.B204]/2))/100) ;2)" office:value-type="float" office:value="3.02" calcext:value-type="float">
            <text:p>3,02</text:p>
          </table:table-cell>
          <table:table-cell table:formula="of:=[.D204]-[.F204]" office:value-type="float" office:value="42.99" calcext:value-type="float">
            <text:p>42,99</text:p>
          </table:table-cell>
          <table:table-cell table:formula="of:=[.E204]-[.G204]" office:value-type="float" office:value="10.15" calcext:value-type="float">
            <text:p>10,15</text:p>
          </table:table-cell>
          <table:table-cell table:formula="of:=IF([.C204]=[.$L$6];IF([.H204]&lt;[.$N$6];[.$F$2];0);0)" office:value-type="float" office:value="0" calcext:value-type="float">
            <text:p>0,00</text:p>
          </table:table-cell>
          <table:table-cell table:formula="of:=IF([.I204]&lt;5;[.$F$3];0)" office:value-type="float" office:value="0" calcext:value-type="float">
            <text:p>0,00</text:p>
          </table:table-cell>
          <table:table-cell table:formula="of:=IF([.J204]=0;[.H204];[.J204])" office:value-type="float" office:value="42.99" calcext:value-type="float">
            <text:p>42,99</text:p>
          </table:table-cell>
          <table:table-cell table:formula="of:=IF([.K204]=0;[.I204];[.K204])" office:value-type="float" office:value="10.15" calcext:value-type="float">
            <text:p>10,15</text:p>
          </table:table-cell>
          <table:table-cell table:formula="of:=ROUND([.F204]*[.$S$5]+[.G204]*[.$S$4];2)" office:value-type="currency" office:currency="PLN" office:value="16.95" calcext:value-type="currency">
            <text:p>16,95 zł</text:p>
          </table:table-cell>
          <table:table-cell/>
          <table:table-cell table:formula="of:=ROUND([.B204]*[.$G$2]/100;2)" office:value-type="float" office:value="4.02" calcext:value-type="float">
            <text:p>4,02</text:p>
          </table:table-cell>
          <table:table-cell table:formula="of:=ROUND([.P204]*[.$S$5];2)" office:value-type="currency" office:currency="PLN" office:value="20.06" calcext:value-type="currency">
            <text:p>20,06 zł</text:p>
          </table:table-cell>
          <table:table-cell table:number-columns-repeated="1007"/>
        </table:table-row>
        <table:table-row table:style-name="ro2">
          <table:table-cell office:value-type="date" office:date-value="2014-07-13" calcext:value-type="date">
            <text:p>13.07.2014</text:p>
          </table:table-cell>
          <table:table-cell office:value-type="float" office:value="102" calcext:value-type="float">
            <text:p>102</text:p>
          </table:table-cell>
          <table:table-cell table:formula="of:=LOOKUP(WEEKDAY([.A205];2);[.$B$1:.$B$7];[.$C$1:.$C$7])" office:value-type="string" office:string-value="niedziela" calcext:value-type="string">
            <text:p>niedziela</text:p>
          </table:table-cell>
          <table:table-cell table:formula="of:=[.L204]" office:value-type="float" office:value="42.99" calcext:value-type="float">
            <text:p>42,99</text:p>
          </table:table-cell>
          <table:table-cell table:formula="of:=[.M204]" office:value-type="float" office:value="10.15" calcext:value-type="float">
            <text:p>10,15</text:p>
          </table:table-cell>
          <table:table-cell table:formula="of:=ROUND(IF([.E205]&gt;[.$F$6];IF([.E205]-(([.B205]*[.$G$3])/100)&lt;0;((([.E205]*100)/[.$G$3])*[.$G$2])/100;0);([.$G$2]*([.B205]/2))/100);2)" office:value-type="float" office:value="3.06" calcext:value-type="float">
            <text:p>3,06</text:p>
          </table:table-cell>
          <table:table-cell table:formula="of:=ROUND(IF([.E205]&gt;[.$F$6];IF([.E205]-(([.B205]*[.$G$3])/100)&lt;0;[.E205];([.$G$3]*[.B205])/100);([.$G$3]*([.B205]/2))/100) ;2)" office:value-type="float" office:value="4.59" calcext:value-type="float">
            <text:p>4,59</text:p>
          </table:table-cell>
          <table:table-cell table:formula="of:=[.D205]-[.F205]" office:value-type="float" office:value="39.93" calcext:value-type="float">
            <text:p>39,93</text:p>
          </table:table-cell>
          <table:table-cell table:formula="of:=[.E205]-[.G205]" office:value-type="float" office:value="5.56" calcext:value-type="float">
            <text:p>5,56</text:p>
          </table:table-cell>
          <table:table-cell table:formula="of:=IF([.C205]=[.$L$6];IF([.H205]&lt;[.$N$6];[.$F$2];0);0)" office:value-type="float" office:value="0" calcext:value-type="float">
            <text:p>0,00</text:p>
          </table:table-cell>
          <table:table-cell table:formula="of:=IF([.I205]&lt;5;[.$F$3];0)" office:value-type="float" office:value="0" calcext:value-type="float">
            <text:p>0,00</text:p>
          </table:table-cell>
          <table:table-cell table:formula="of:=IF([.J205]=0;[.H205];[.J205])" office:value-type="float" office:value="39.93" calcext:value-type="float">
            <text:p>39,93</text:p>
          </table:table-cell>
          <table:table-cell table:formula="of:=IF([.K205]=0;[.I205];[.K205])" office:value-type="float" office:value="5.56" calcext:value-type="float">
            <text:p>5,56</text:p>
          </table:table-cell>
          <table:table-cell table:formula="of:=ROUND([.F205]*[.$S$5]+[.G205]*[.$S$4];2)" office:value-type="currency" office:currency="PLN" office:value="25.78" calcext:value-type="currency">
            <text:p>25,78 zł</text:p>
          </table:table-cell>
          <table:table-cell/>
          <table:table-cell table:formula="of:=ROUND([.B205]*[.$G$2]/100;2)" office:value-type="float" office:value="6.12" calcext:value-type="float">
            <text:p>6,12</text:p>
          </table:table-cell>
          <table:table-cell table:formula="of:=ROUND([.P205]*[.$S$5];2)" office:value-type="currency" office:currency="PLN" office:value="30.54" calcext:value-type="currency">
            <text:p>30,54 zł</text:p>
          </table:table-cell>
          <table:table-cell table:number-columns-repeated="1007"/>
        </table:table-row>
        <table:table-row table:style-name="ro2">
          <table:table-cell office:value-type="date" office:date-value="2014-07-14" calcext:value-type="date">
            <text:p>14.07.2014</text:p>
          </table:table-cell>
          <table:table-cell office:value-type="float" office:value="67" calcext:value-type="float">
            <text:p>67</text:p>
          </table:table-cell>
          <table:table-cell table:formula="of:=LOOKUP(WEEKDAY([.A206];2);[.$B$1:.$B$7];[.$C$1:.$C$7])" office:value-type="string" office:string-value="poniedziałek" calcext:value-type="string">
            <text:p>poniedziałek</text:p>
          </table:table-cell>
          <table:table-cell table:formula="of:=[.L205]" office:value-type="float" office:value="39.93" calcext:value-type="float">
            <text:p>39,93</text:p>
          </table:table-cell>
          <table:table-cell table:formula="of:=[.M205]" office:value-type="float" office:value="5.56" calcext:value-type="float">
            <text:p>5,56</text:p>
          </table:table-cell>
          <table:table-cell table:formula="of:=ROUND(IF([.E206]&gt;[.$F$6];IF([.E206]-(([.B206]*[.$G$3])/100)&lt;0;((([.E206]*100)/[.$G$3])*[.$G$2])/100;0);([.$G$2]*([.B206]/2))/100);2)" office:value-type="float" office:value="2.01" calcext:value-type="float">
            <text:p>2,01</text:p>
          </table:table-cell>
          <table:table-cell table:formula="of:=ROUND(IF([.E206]&gt;[.$F$6];IF([.E206]-(([.B206]*[.$G$3])/100)&lt;0;[.E206];([.$G$3]*[.B206])/100);([.$G$3]*([.B206]/2))/100) ;2)" office:value-type="float" office:value="3.02" calcext:value-type="float">
            <text:p>3,02</text:p>
          </table:table-cell>
          <table:table-cell table:formula="of:=[.D206]-[.F206]" office:value-type="float" office:value="37.92" calcext:value-type="float">
            <text:p>37,92</text:p>
          </table:table-cell>
          <table:table-cell table:formula="of:=[.E206]-[.G206]" office:value-type="float" office:value="2.54" calcext:value-type="float">
            <text:p>2,54</text:p>
          </table:table-cell>
          <table:table-cell table:formula="of:=IF([.C206]=[.$L$6];IF([.H206]&lt;[.$N$6];[.$F$2];0);0)" office:value-type="float" office:value="0" calcext:value-type="float">
            <text:p>0,00</text:p>
          </table:table-cell>
          <table:table-cell table:formula="of:=IF([.I206]&lt;5;[.$F$3];0)" office:value-type="float" office:value="30" calcext:value-type="float">
            <text:p>30,00</text:p>
          </table:table-cell>
          <table:table-cell table:formula="of:=IF([.J206]=0;[.H206];[.J206])" office:value-type="float" office:value="37.92" calcext:value-type="float">
            <text:p>37,92</text:p>
          </table:table-cell>
          <table:table-cell table:formula="of:=IF([.K206]=0;[.I206];[.K206])" office:value-type="float" office:value="30" calcext:value-type="float">
            <text:p>30,00</text:p>
          </table:table-cell>
          <table:table-cell table:formula="of:=ROUND([.F206]*[.$S$5]+[.G206]*[.$S$4];2)" office:value-type="currency" office:currency="PLN" office:value="16.95" calcext:value-type="currency">
            <text:p>16,95 zł</text:p>
          </table:table-cell>
          <table:table-cell/>
          <table:table-cell table:formula="of:=ROUND([.B206]*[.$G$2]/100;2)" office:value-type="float" office:value="4.02" calcext:value-type="float">
            <text:p>4,02</text:p>
          </table:table-cell>
          <table:table-cell table:formula="of:=ROUND([.P206]*[.$S$5];2)" office:value-type="currency" office:currency="PLN" office:value="20.06" calcext:value-type="currency">
            <text:p>20,06 zł</text:p>
          </table:table-cell>
          <table:table-cell table:number-columns-repeated="1007"/>
        </table:table-row>
        <table:table-row table:style-name="ro2">
          <table:table-cell office:value-type="date" office:date-value="2014-07-15" calcext:value-type="date">
            <text:p>15.07.2014</text:p>
          </table:table-cell>
          <table:table-cell office:value-type="float" office:value="25" calcext:value-type="float">
            <text:p>25</text:p>
          </table:table-cell>
          <table:table-cell table:formula="of:=LOOKUP(WEEKDAY([.A207];2);[.$B$1:.$B$7];[.$C$1:.$C$7])" office:value-type="string" office:string-value="wtorek" calcext:value-type="string">
            <text:p>wtorek</text:p>
          </table:table-cell>
          <table:table-cell table:formula="of:=[.L206]" office:value-type="float" office:value="37.92" calcext:value-type="float">
            <text:p>37,92</text:p>
          </table:table-cell>
          <table:table-cell table:formula="of:=[.M206]" office:value-type="float" office:value="30" calcext:value-type="float">
            <text:p>30,00</text:p>
          </table:table-cell>
          <table:table-cell table:formula="of:=ROUND(IF([.E207]&gt;[.$F$6];IF([.E207]-(([.B207]*[.$G$3])/100)&lt;0;((([.E207]*100)/[.$G$3])*[.$G$2])/100;0);([.$G$2]*([.B207]/2))/100);2)" office:value-type="float" office:value="0" calcext:value-type="float">
            <text:p>0,00</text:p>
          </table:table-cell>
          <table:table-cell table:formula="of:=ROUND(IF([.E207]&gt;[.$F$6];IF([.E207]-(([.B207]*[.$G$3])/100)&lt;0;[.E207];([.$G$3]*[.B207])/100);([.$G$3]*([.B207]/2))/100) ;2)" office:value-type="float" office:value="2.25" calcext:value-type="float">
            <text:p>2,25</text:p>
          </table:table-cell>
          <table:table-cell table:formula="of:=[.D207]-[.F207]" office:value-type="float" office:value="37.92" calcext:value-type="float">
            <text:p>37,92</text:p>
          </table:table-cell>
          <table:table-cell table:formula="of:=[.E207]-[.G207]" office:value-type="float" office:value="27.75" calcext:value-type="float">
            <text:p>27,75</text:p>
          </table:table-cell>
          <table:table-cell table:formula="of:=IF([.C207]=[.$L$6];IF([.H207]&lt;[.$N$6];[.$F$2];0);0)" office:value-type="float" office:value="0" calcext:value-type="float">
            <text:p>0,00</text:p>
          </table:table-cell>
          <table:table-cell table:formula="of:=IF([.I207]&lt;5;[.$F$3];0)" office:value-type="float" office:value="0" calcext:value-type="float">
            <text:p>0,00</text:p>
          </table:table-cell>
          <table:table-cell table:formula="of:=IF([.J207]=0;[.H207];[.J207])" office:value-type="float" office:value="37.92" calcext:value-type="float">
            <text:p>37,92</text:p>
          </table:table-cell>
          <table:table-cell table:formula="of:=IF([.K207]=0;[.I207];[.K207])" office:value-type="float" office:value="27.75" calcext:value-type="float">
            <text:p>27,75</text:p>
          </table:table-cell>
          <table:table-cell table:formula="of:=ROUND([.F207]*[.$S$5]+[.G207]*[.$S$4];2)" office:value-type="currency" office:currency="PLN" office:value="5.15" calcext:value-type="currency">
            <text:p>5,15 zł</text:p>
          </table:table-cell>
          <table:table-cell/>
          <table:table-cell table:formula="of:=ROUND([.B207]*[.$G$2]/100;2)" office:value-type="float" office:value="1.5" calcext:value-type="float">
            <text:p>1,5</text:p>
          </table:table-cell>
          <table:table-cell table:formula="of:=ROUND([.P207]*[.$S$5];2)" office:value-type="currency" office:currency="PLN" office:value="7.49" calcext:value-type="currency">
            <text:p>7,49 zł</text:p>
          </table:table-cell>
          <table:table-cell table:number-columns-repeated="1007"/>
        </table:table-row>
        <table:table-row table:style-name="ro2">
          <table:table-cell office:value-type="date" office:date-value="2014-07-16" calcext:value-type="date">
            <text:p>16.07.2014</text:p>
          </table:table-cell>
          <table:table-cell office:value-type="float" office:value="69" calcext:value-type="float">
            <text:p>69</text:p>
          </table:table-cell>
          <table:table-cell table:formula="of:=LOOKUP(WEEKDAY([.A208];2);[.$B$1:.$B$7];[.$C$1:.$C$7])" office:value-type="string" office:string-value="środa" calcext:value-type="string">
            <text:p>środa</text:p>
          </table:table-cell>
          <table:table-cell table:formula="of:=[.L207]" office:value-type="float" office:value="37.92" calcext:value-type="float">
            <text:p>37,92</text:p>
          </table:table-cell>
          <table:table-cell table:formula="of:=[.M207]" office:value-type="float" office:value="27.75" calcext:value-type="float">
            <text:p>27,75</text:p>
          </table:table-cell>
          <table:table-cell table:formula="of:=ROUND(IF([.E208]&gt;[.$F$6];IF([.E208]-(([.B208]*[.$G$3])/100)&lt;0;((([.E208]*100)/[.$G$3])*[.$G$2])/100;0);([.$G$2]*([.B208]/2))/100);2)" office:value-type="float" office:value="0" calcext:value-type="float">
            <text:p>0,00</text:p>
          </table:table-cell>
          <table:table-cell table:formula="of:=ROUND(IF([.E208]&gt;[.$F$6];IF([.E208]-(([.B208]*[.$G$3])/100)&lt;0;[.E208];([.$G$3]*[.B208])/100);([.$G$3]*([.B208]/2))/100) ;2)" office:value-type="float" office:value="6.21" calcext:value-type="float">
            <text:p>6,21</text:p>
          </table:table-cell>
          <table:table-cell table:formula="of:=[.D208]-[.F208]" office:value-type="float" office:value="37.92" calcext:value-type="float">
            <text:p>37,92</text:p>
          </table:table-cell>
          <table:table-cell table:formula="of:=[.E208]-[.G208]" office:value-type="float" office:value="21.54" calcext:value-type="float">
            <text:p>21,54</text:p>
          </table:table-cell>
          <table:table-cell table:formula="of:=IF([.C208]=[.$L$6];IF([.H208]&lt;[.$N$6];[.$F$2];0);0)" office:value-type="float" office:value="0" calcext:value-type="float">
            <text:p>0,00</text:p>
          </table:table-cell>
          <table:table-cell table:formula="of:=IF([.I208]&lt;5;[.$F$3];0)" office:value-type="float" office:value="0" calcext:value-type="float">
            <text:p>0,00</text:p>
          </table:table-cell>
          <table:table-cell table:formula="of:=IF([.J208]=0;[.H208];[.J208])" office:value-type="float" office:value="37.92" calcext:value-type="float">
            <text:p>37,92</text:p>
          </table:table-cell>
          <table:table-cell table:formula="of:=IF([.K208]=0;[.I208];[.K208])" office:value-type="float" office:value="21.54" calcext:value-type="float">
            <text:p>21,54</text:p>
          </table:table-cell>
          <table:table-cell table:formula="of:=ROUND([.F208]*[.$S$5]+[.G208]*[.$S$4];2)" office:value-type="currency" office:currency="PLN" office:value="14.22" calcext:value-type="currency">
            <text:p>14,22 zł</text:p>
          </table:table-cell>
          <table:table-cell/>
          <table:table-cell table:formula="of:=ROUND([.B208]*[.$G$2]/100;2)" office:value-type="float" office:value="4.14" calcext:value-type="float">
            <text:p>4,14</text:p>
          </table:table-cell>
          <table:table-cell table:formula="of:=ROUND([.P208]*[.$S$5];2)" office:value-type="currency" office:currency="PLN" office:value="20.66" calcext:value-type="currency">
            <text:p>20,66 zł</text:p>
          </table:table-cell>
          <table:table-cell table:number-columns-repeated="1007"/>
        </table:table-row>
        <table:table-row table:style-name="ro2">
          <table:table-cell office:value-type="date" office:date-value="2014-07-17" calcext:value-type="date">
            <text:p>17.07.2014</text:p>
          </table:table-cell>
          <table:table-cell office:value-type="float" office:value="61" calcext:value-type="float">
            <text:p>61</text:p>
          </table:table-cell>
          <table:table-cell table:formula="of:=LOOKUP(WEEKDAY([.A209];2);[.$B$1:.$B$7];[.$C$1:.$C$7])" office:value-type="string" office:string-value="czwartek" calcext:value-type="string">
            <text:p>czwartek</text:p>
          </table:table-cell>
          <table:table-cell table:formula="of:=[.L208]" office:value-type="float" office:value="37.92" calcext:value-type="float">
            <text:p>37,92</text:p>
          </table:table-cell>
          <table:table-cell table:formula="of:=[.M208]" office:value-type="float" office:value="21.54" calcext:value-type="float">
            <text:p>21,54</text:p>
          </table:table-cell>
          <table:table-cell table:formula="of:=ROUND(IF([.E209]&gt;[.$F$6];IF([.E209]-(([.B209]*[.$G$3])/100)&lt;0;((([.E209]*100)/[.$G$3])*[.$G$2])/100;0);([.$G$2]*([.B209]/2))/100);2)" office:value-type="float" office:value="0" calcext:value-type="float">
            <text:p>0,00</text:p>
          </table:table-cell>
          <table:table-cell table:formula="of:=ROUND(IF([.E209]&gt;[.$F$6];IF([.E209]-(([.B209]*[.$G$3])/100)&lt;0;[.E209];([.$G$3]*[.B209])/100);([.$G$3]*([.B209]/2))/100) ;2)" office:value-type="float" office:value="5.49" calcext:value-type="float">
            <text:p>5,49</text:p>
          </table:table-cell>
          <table:table-cell table:formula="of:=[.D209]-[.F209]" office:value-type="float" office:value="37.92" calcext:value-type="float">
            <text:p>37,92</text:p>
          </table:table-cell>
          <table:table-cell table:formula="of:=[.E209]-[.G209]" office:value-type="float" office:value="16.05" calcext:value-type="float">
            <text:p>16,05</text:p>
          </table:table-cell>
          <table:table-cell table:formula="of:=IF([.C209]=[.$L$6];IF([.H209]&lt;[.$N$6];[.$F$2];0);0)" office:value-type="float" office:value="45" calcext:value-type="float">
            <text:p>45,00</text:p>
          </table:table-cell>
          <table:table-cell table:formula="of:=IF([.I209]&lt;5;[.$F$3];0)" office:value-type="float" office:value="0" calcext:value-type="float">
            <text:p>0,00</text:p>
          </table:table-cell>
          <table:table-cell table:formula="of:=IF([.J209]=0;[.H209];[.J209])" office:value-type="float" office:value="45" calcext:value-type="float">
            <text:p>45,00</text:p>
          </table:table-cell>
          <table:table-cell table:formula="of:=IF([.K209]=0;[.I209];[.K209])" office:value-type="float" office:value="16.05" calcext:value-type="float">
            <text:p>16,05</text:p>
          </table:table-cell>
          <table:table-cell table:formula="of:=ROUND([.F209]*[.$S$5]+[.G209]*[.$S$4];2)" office:value-type="currency" office:currency="PLN" office:value="12.57" calcext:value-type="currency">
            <text:p>12,57 zł</text:p>
          </table:table-cell>
          <table:table-cell/>
          <table:table-cell table:formula="of:=ROUND([.B209]*[.$G$2]/100;2)" office:value-type="float" office:value="3.66" calcext:value-type="float">
            <text:p>3,66</text:p>
          </table:table-cell>
          <table:table-cell table:formula="of:=ROUND([.P209]*[.$S$5];2)" office:value-type="currency" office:currency="PLN" office:value="18.26" calcext:value-type="currency">
            <text:p>18,26 zł</text:p>
          </table:table-cell>
          <table:table-cell table:number-columns-repeated="1007"/>
        </table:table-row>
        <table:table-row table:style-name="ro2">
          <table:table-cell office:value-type="date" office:date-value="2014-07-18" calcext:value-type="date">
            <text:p>18.07.2014</text:p>
          </table:table-cell>
          <table:table-cell office:value-type="float" office:value="99" calcext:value-type="float">
            <text:p>99</text:p>
          </table:table-cell>
          <table:table-cell table:formula="of:=LOOKUP(WEEKDAY([.A210];2);[.$B$1:.$B$7];[.$C$1:.$C$7])" office:value-type="string" office:string-value="piątek" calcext:value-type="string">
            <text:p>piątek</text:p>
          </table:table-cell>
          <table:table-cell table:formula="of:=[.L209]" office:value-type="float" office:value="45" calcext:value-type="float">
            <text:p>45,00</text:p>
          </table:table-cell>
          <table:table-cell table:formula="of:=[.M209]" office:value-type="float" office:value="16.05" calcext:value-type="float">
            <text:p>16,05</text:p>
          </table:table-cell>
          <table:table-cell table:formula="of:=ROUND(IF([.E210]&gt;[.$F$6];IF([.E210]-(([.B210]*[.$G$3])/100)&lt;0;((([.E210]*100)/[.$G$3])*[.$G$2])/100;0);([.$G$2]*([.B210]/2))/100);2)" office:value-type="float" office:value="0" calcext:value-type="float">
            <text:p>0,00</text:p>
          </table:table-cell>
          <table:table-cell table:formula="of:=ROUND(IF([.E210]&gt;[.$F$6];IF([.E210]-(([.B210]*[.$G$3])/100)&lt;0;[.E210];([.$G$3]*[.B210])/100);([.$G$3]*([.B210]/2))/100) ;2)" office:value-type="float" office:value="8.91" calcext:value-type="float">
            <text:p>8,91</text:p>
          </table:table-cell>
          <table:table-cell table:formula="of:=[.D210]-[.F210]" office:value-type="float" office:value="45" calcext:value-type="float">
            <text:p>45,00</text:p>
          </table:table-cell>
          <table:table-cell table:formula="of:=[.E210]-[.G210]" office:value-type="float" office:value="7.14" calcext:value-type="float">
            <text:p>7,14</text:p>
          </table:table-cell>
          <table:table-cell table:formula="of:=IF([.C210]=[.$L$6];IF([.H210]&lt;[.$N$6];[.$F$2];0);0)" office:value-type="float" office:value="0" calcext:value-type="float">
            <text:p>0,00</text:p>
          </table:table-cell>
          <table:table-cell table:formula="of:=IF([.I210]&lt;5;[.$F$3];0)" office:value-type="float" office:value="0" calcext:value-type="float">
            <text:p>0,00</text:p>
          </table:table-cell>
          <table:table-cell table:formula="of:=IF([.J210]=0;[.H210];[.J210])" office:value-type="float" office:value="45" calcext:value-type="float">
            <text:p>45,00</text:p>
          </table:table-cell>
          <table:table-cell table:formula="of:=IF([.K210]=0;[.I210];[.K210])" office:value-type="float" office:value="7.14" calcext:value-type="float">
            <text:p>7,14</text:p>
          </table:table-cell>
          <table:table-cell table:formula="of:=ROUND([.F210]*[.$S$5]+[.G210]*[.$S$4];2)" office:value-type="currency" office:currency="PLN" office:value="20.4" calcext:value-type="currency">
            <text:p>20,40 zł</text:p>
          </table:table-cell>
          <table:table-cell/>
          <table:table-cell table:formula="of:=ROUND([.B210]*[.$G$2]/100;2)" office:value-type="float" office:value="5.94" calcext:value-type="float">
            <text:p>5,94</text:p>
          </table:table-cell>
          <table:table-cell table:formula="of:=ROUND([.P210]*[.$S$5];2)" office:value-type="currency" office:currency="PLN" office:value="29.64" calcext:value-type="currency">
            <text:p>29,64 zł</text:p>
          </table:table-cell>
          <table:table-cell table:number-columns-repeated="1007"/>
        </table:table-row>
        <table:table-row table:style-name="ro2">
          <table:table-cell office:value-type="date" office:date-value="2014-07-19" calcext:value-type="date">
            <text:p>19.07.2014</text:p>
          </table:table-cell>
          <table:table-cell office:value-type="float" office:value="16" calcext:value-type="float">
            <text:p>16</text:p>
          </table:table-cell>
          <table:table-cell table:formula="of:=LOOKUP(WEEKDAY([.A211];2);[.$B$1:.$B$7];[.$C$1:.$C$7])" office:value-type="string" office:string-value="sobota" calcext:value-type="string">
            <text:p>sobota</text:p>
          </table:table-cell>
          <table:table-cell table:formula="of:=[.L210]" office:value-type="float" office:value="45" calcext:value-type="float">
            <text:p>45,00</text:p>
          </table:table-cell>
          <table:table-cell table:formula="of:=[.M210]" office:value-type="float" office:value="7.14" calcext:value-type="float">
            <text:p>7,14</text:p>
          </table:table-cell>
          <table:table-cell table:formula="of:=ROUND(IF([.E211]&gt;[.$F$6];IF([.E211]-(([.B211]*[.$G$3])/100)&lt;0;((([.E211]*100)/[.$G$3])*[.$G$2])/100;0);([.$G$2]*([.B211]/2))/100);2)" office:value-type="float" office:value="0.48" calcext:value-type="float">
            <text:p>0,48</text:p>
          </table:table-cell>
          <table:table-cell table:formula="of:=ROUND(IF([.E211]&gt;[.$F$6];IF([.E211]-(([.B211]*[.$G$3])/100)&lt;0;[.E211];([.$G$3]*[.B211])/100);([.$G$3]*([.B211]/2))/100) ;2)" office:value-type="float" office:value="0.72" calcext:value-type="float">
            <text:p>0,72</text:p>
          </table:table-cell>
          <table:table-cell table:formula="of:=[.D211]-[.F211]" office:value-type="float" office:value="44.52" calcext:value-type="float">
            <text:p>44,52</text:p>
          </table:table-cell>
          <table:table-cell table:formula="of:=[.E211]-[.G211]" office:value-type="float" office:value="6.42" calcext:value-type="float">
            <text:p>6,42</text:p>
          </table:table-cell>
          <table:table-cell table:formula="of:=IF([.C211]=[.$L$6];IF([.H211]&lt;[.$N$6];[.$F$2];0);0)" office:value-type="float" office:value="0" calcext:value-type="float">
            <text:p>0,00</text:p>
          </table:table-cell>
          <table:table-cell table:formula="of:=IF([.I211]&lt;5;[.$F$3];0)" office:value-type="float" office:value="0" calcext:value-type="float">
            <text:p>0,00</text:p>
          </table:table-cell>
          <table:table-cell table:formula="of:=IF([.J211]=0;[.H211];[.J211])" office:value-type="float" office:value="44.52" calcext:value-type="float">
            <text:p>44,52</text:p>
          </table:table-cell>
          <table:table-cell table:formula="of:=IF([.K211]=0;[.I211];[.K211])" office:value-type="float" office:value="6.42" calcext:value-type="float">
            <text:p>6,42</text:p>
          </table:table-cell>
          <table:table-cell table:formula="of:=ROUND([.F211]*[.$S$5]+[.G211]*[.$S$4];2)" office:value-type="currency" office:currency="PLN" office:value="4.04" calcext:value-type="currency">
            <text:p>4,04 zł</text:p>
          </table:table-cell>
          <table:table-cell/>
          <table:table-cell table:formula="of:=ROUND([.B211]*[.$G$2]/100;2)" office:value-type="float" office:value="0.96" calcext:value-type="float">
            <text:p>0,96</text:p>
          </table:table-cell>
          <table:table-cell table:formula="of:=ROUND([.P211]*[.$S$5];2)" office:value-type="currency" office:currency="PLN" office:value="4.79" calcext:value-type="currency">
            <text:p>4,79 zł</text:p>
          </table:table-cell>
          <table:table-cell table:number-columns-repeated="1007"/>
        </table:table-row>
        <table:table-row table:style-name="ro2">
          <table:table-cell office:value-type="date" office:date-value="2014-07-20" calcext:value-type="date">
            <text:p>20.07.2014</text:p>
          </table:table-cell>
          <table:table-cell office:value-type="float" office:value="102" calcext:value-type="float">
            <text:p>102</text:p>
          </table:table-cell>
          <table:table-cell table:formula="of:=LOOKUP(WEEKDAY([.A212];2);[.$B$1:.$B$7];[.$C$1:.$C$7])" office:value-type="string" office:string-value="niedziela" calcext:value-type="string">
            <text:p>niedziela</text:p>
          </table:table-cell>
          <table:table-cell table:formula="of:=[.L211]" office:value-type="float" office:value="44.52" calcext:value-type="float">
            <text:p>44,52</text:p>
          </table:table-cell>
          <table:table-cell table:formula="of:=[.M211]" office:value-type="float" office:value="6.42" calcext:value-type="float">
            <text:p>6,42</text:p>
          </table:table-cell>
          <table:table-cell table:formula="of:=ROUND(IF([.E212]&gt;[.$F$6];IF([.E212]-(([.B212]*[.$G$3])/100)&lt;0;((([.E212]*100)/[.$G$3])*[.$G$2])/100;0);([.$G$2]*([.B212]/2))/100);2)" office:value-type="float" office:value="3.06" calcext:value-type="float">
            <text:p>3,06</text:p>
          </table:table-cell>
          <table:table-cell table:formula="of:=ROUND(IF([.E212]&gt;[.$F$6];IF([.E212]-(([.B212]*[.$G$3])/100)&lt;0;[.E212];([.$G$3]*[.B212])/100);([.$G$3]*([.B212]/2))/100) ;2)" office:value-type="float" office:value="4.59" calcext:value-type="float">
            <text:p>4,59</text:p>
          </table:table-cell>
          <table:table-cell table:formula="of:=[.D212]-[.F212]" office:value-type="float" office:value="41.46" calcext:value-type="float">
            <text:p>41,46</text:p>
          </table:table-cell>
          <table:table-cell table:formula="of:=[.E212]-[.G212]" office:value-type="float" office:value="1.83" calcext:value-type="float">
            <text:p>1,83</text:p>
          </table:table-cell>
          <table:table-cell table:formula="of:=IF([.C212]=[.$L$6];IF([.H212]&lt;[.$N$6];[.$F$2];0);0)" office:value-type="float" office:value="0" calcext:value-type="float">
            <text:p>0,00</text:p>
          </table:table-cell>
          <table:table-cell table:formula="of:=IF([.I212]&lt;5;[.$F$3];0)" office:value-type="float" office:value="30" calcext:value-type="float">
            <text:p>30,00</text:p>
          </table:table-cell>
          <table:table-cell table:formula="of:=IF([.J212]=0;[.H212];[.J212])" office:value-type="float" office:value="41.46" calcext:value-type="float">
            <text:p>41,46</text:p>
          </table:table-cell>
          <table:table-cell table:formula="of:=IF([.K212]=0;[.I212];[.K212])" office:value-type="float" office:value="30" calcext:value-type="float">
            <text:p>30,00</text:p>
          </table:table-cell>
          <table:table-cell table:formula="of:=ROUND([.F212]*[.$S$5]+[.G212]*[.$S$4];2)" office:value-type="currency" office:currency="PLN" office:value="25.78" calcext:value-type="currency">
            <text:p>25,78 zł</text:p>
          </table:table-cell>
          <table:table-cell/>
          <table:table-cell table:formula="of:=ROUND([.B212]*[.$G$2]/100;2)" office:value-type="float" office:value="6.12" calcext:value-type="float">
            <text:p>6,12</text:p>
          </table:table-cell>
          <table:table-cell table:formula="of:=ROUND([.P212]*[.$S$5];2)" office:value-type="currency" office:currency="PLN" office:value="30.54" calcext:value-type="currency">
            <text:p>30,54 zł</text:p>
          </table:table-cell>
          <table:table-cell table:number-columns-repeated="1007"/>
        </table:table-row>
        <table:table-row table:style-name="ro2">
          <table:table-cell office:value-type="date" office:date-value="2014-07-21" calcext:value-type="date">
            <text:p>21.07.2014</text:p>
          </table:table-cell>
          <table:table-cell office:value-type="float" office:value="67" calcext:value-type="float">
            <text:p>67</text:p>
          </table:table-cell>
          <table:table-cell table:formula="of:=LOOKUP(WEEKDAY([.A213];2);[.$B$1:.$B$7];[.$C$1:.$C$7])" office:value-type="string" office:string-value="poniedziałek" calcext:value-type="string">
            <text:p>poniedziałek</text:p>
          </table:table-cell>
          <table:table-cell table:formula="of:=[.L212]" office:value-type="float" office:value="41.46" calcext:value-type="float">
            <text:p>41,46</text:p>
          </table:table-cell>
          <table:table-cell table:formula="of:=[.M212]" office:value-type="float" office:value="30" calcext:value-type="float">
            <text:p>30,00</text:p>
          </table:table-cell>
          <table:table-cell table:formula="of:=ROUND(IF([.E213]&gt;[.$F$6];IF([.E213]-(([.B213]*[.$G$3])/100)&lt;0;((([.E213]*100)/[.$G$3])*[.$G$2])/100;0);([.$G$2]*([.B213]/2))/100);2)" office:value-type="float" office:value="0" calcext:value-type="float">
            <text:p>0,00</text:p>
          </table:table-cell>
          <table:table-cell table:formula="of:=ROUND(IF([.E213]&gt;[.$F$6];IF([.E213]-(([.B213]*[.$G$3])/100)&lt;0;[.E213];([.$G$3]*[.B213])/100);([.$G$3]*([.B213]/2))/100) ;2)" office:value-type="float" office:value="6.03" calcext:value-type="float">
            <text:p>6,03</text:p>
          </table:table-cell>
          <table:table-cell table:formula="of:=[.D213]-[.F213]" office:value-type="float" office:value="41.46" calcext:value-type="float">
            <text:p>41,46</text:p>
          </table:table-cell>
          <table:table-cell table:formula="of:=[.E213]-[.G213]" office:value-type="float" office:value="23.97" calcext:value-type="float">
            <text:p>23,97</text:p>
          </table:table-cell>
          <table:table-cell table:formula="of:=IF([.C213]=[.$L$6];IF([.H213]&lt;[.$N$6];[.$F$2];0);0)" office:value-type="float" office:value="0" calcext:value-type="float">
            <text:p>0,00</text:p>
          </table:table-cell>
          <table:table-cell table:formula="of:=IF([.I213]&lt;5;[.$F$3];0)" office:value-type="float" office:value="0" calcext:value-type="float">
            <text:p>0,00</text:p>
          </table:table-cell>
          <table:table-cell table:formula="of:=IF([.J213]=0;[.H213];[.J213])" office:value-type="float" office:value="41.46" calcext:value-type="float">
            <text:p>41,46</text:p>
          </table:table-cell>
          <table:table-cell table:formula="of:=IF([.K213]=0;[.I213];[.K213])" office:value-type="float" office:value="23.97" calcext:value-type="float">
            <text:p>23,97</text:p>
          </table:table-cell>
          <table:table-cell table:formula="of:=ROUND([.F213]*[.$S$5]+[.G213]*[.$S$4];2)" office:value-type="currency" office:currency="PLN" office:value="13.81" calcext:value-type="currency">
            <text:p>13,81 zł</text:p>
          </table:table-cell>
          <table:table-cell/>
          <table:table-cell table:formula="of:=ROUND([.B213]*[.$G$2]/100;2)" office:value-type="float" office:value="4.02" calcext:value-type="float">
            <text:p>4,02</text:p>
          </table:table-cell>
          <table:table-cell table:formula="of:=ROUND([.P213]*[.$S$5];2)" office:value-type="currency" office:currency="PLN" office:value="20.06" calcext:value-type="currency">
            <text:p>20,06 zł</text:p>
          </table:table-cell>
          <table:table-cell table:number-columns-repeated="1007"/>
        </table:table-row>
        <table:table-row table:style-name="ro2">
          <table:table-cell office:value-type="date" office:date-value="2014-07-22" calcext:value-type="date">
            <text:p>22.07.2014</text:p>
          </table:table-cell>
          <table:table-cell office:value-type="float" office:value="51" calcext:value-type="float">
            <text:p>51</text:p>
          </table:table-cell>
          <table:table-cell table:formula="of:=LOOKUP(WEEKDAY([.A214];2);[.$B$1:.$B$7];[.$C$1:.$C$7])" office:value-type="string" office:string-value="wtorek" calcext:value-type="string">
            <text:p>wtorek</text:p>
          </table:table-cell>
          <table:table-cell table:formula="of:=[.L213]" office:value-type="float" office:value="41.46" calcext:value-type="float">
            <text:p>41,46</text:p>
          </table:table-cell>
          <table:table-cell table:formula="of:=[.M213]" office:value-type="float" office:value="23.97" calcext:value-type="float">
            <text:p>23,97</text:p>
          </table:table-cell>
          <table:table-cell table:formula="of:=ROUND(IF([.E214]&gt;[.$F$6];IF([.E214]-(([.B214]*[.$G$3])/100)&lt;0;((([.E214]*100)/[.$G$3])*[.$G$2])/100;0);([.$G$2]*([.B214]/2))/100);2)" office:value-type="float" office:value="0" calcext:value-type="float">
            <text:p>0,00</text:p>
          </table:table-cell>
          <table:table-cell table:formula="of:=ROUND(IF([.E214]&gt;[.$F$6];IF([.E214]-(([.B214]*[.$G$3])/100)&lt;0;[.E214];([.$G$3]*[.B214])/100);([.$G$3]*([.B214]/2))/100) ;2)" office:value-type="float" office:value="4.59" calcext:value-type="float">
            <text:p>4,59</text:p>
          </table:table-cell>
          <table:table-cell table:formula="of:=[.D214]-[.F214]" office:value-type="float" office:value="41.46" calcext:value-type="float">
            <text:p>41,46</text:p>
          </table:table-cell>
          <table:table-cell table:formula="of:=[.E214]-[.G214]" office:value-type="float" office:value="19.38" calcext:value-type="float">
            <text:p>19,38</text:p>
          </table:table-cell>
          <table:table-cell table:formula="of:=IF([.C214]=[.$L$6];IF([.H214]&lt;[.$N$6];[.$F$2];0);0)" office:value-type="float" office:value="0" calcext:value-type="float">
            <text:p>0,00</text:p>
          </table:table-cell>
          <table:table-cell table:formula="of:=IF([.I214]&lt;5;[.$F$3];0)" office:value-type="float" office:value="0" calcext:value-type="float">
            <text:p>0,00</text:p>
          </table:table-cell>
          <table:table-cell table:formula="of:=IF([.J214]=0;[.H214];[.J214])" office:value-type="float" office:value="41.46" calcext:value-type="float">
            <text:p>41,46</text:p>
          </table:table-cell>
          <table:table-cell table:formula="of:=IF([.K214]=0;[.I214];[.K214])" office:value-type="float" office:value="19.38" calcext:value-type="float">
            <text:p>19,38</text:p>
          </table:table-cell>
          <table:table-cell table:formula="of:=ROUND([.F214]*[.$S$5]+[.G214]*[.$S$4];2)" office:value-type="currency" office:currency="PLN" office:value="10.51" calcext:value-type="currency">
            <text:p>10,51 zł</text:p>
          </table:table-cell>
          <table:table-cell/>
          <table:table-cell table:formula="of:=ROUND([.B214]*[.$G$2]/100;2)" office:value-type="float" office:value="3.06" calcext:value-type="float">
            <text:p>3,06</text:p>
          </table:table-cell>
          <table:table-cell table:formula="of:=ROUND([.P214]*[.$S$5];2)" office:value-type="currency" office:currency="PLN" office:value="15.27" calcext:value-type="currency">
            <text:p>15,27 zł</text:p>
          </table:table-cell>
          <table:table-cell table:number-columns-repeated="1007"/>
        </table:table-row>
        <table:table-row table:style-name="ro2">
          <table:table-cell office:value-type="date" office:date-value="2014-07-23" calcext:value-type="date">
            <text:p>23.07.2014</text:p>
          </table:table-cell>
          <table:table-cell office:value-type="float" office:value="34" calcext:value-type="float">
            <text:p>34</text:p>
          </table:table-cell>
          <table:table-cell table:formula="of:=LOOKUP(WEEKDAY([.A215];2);[.$B$1:.$B$7];[.$C$1:.$C$7])" office:value-type="string" office:string-value="środa" calcext:value-type="string">
            <text:p>środa</text:p>
          </table:table-cell>
          <table:table-cell table:formula="of:=[.L214]" office:value-type="float" office:value="41.46" calcext:value-type="float">
            <text:p>41,46</text:p>
          </table:table-cell>
          <table:table-cell table:formula="of:=[.M214]" office:value-type="float" office:value="19.38" calcext:value-type="float">
            <text:p>19,38</text:p>
          </table:table-cell>
          <table:table-cell table:formula="of:=ROUND(IF([.E215]&gt;[.$F$6];IF([.E215]-(([.B215]*[.$G$3])/100)&lt;0;((([.E215]*100)/[.$G$3])*[.$G$2])/100;0);([.$G$2]*([.B215]/2))/100);2)" office:value-type="float" office:value="0" calcext:value-type="float">
            <text:p>0,00</text:p>
          </table:table-cell>
          <table:table-cell table:formula="of:=ROUND(IF([.E215]&gt;[.$F$6];IF([.E215]-(([.B215]*[.$G$3])/100)&lt;0;[.E215];([.$G$3]*[.B215])/100);([.$G$3]*([.B215]/2))/100) ;2)" office:value-type="float" office:value="3.06" calcext:value-type="float">
            <text:p>3,06</text:p>
          </table:table-cell>
          <table:table-cell table:formula="of:=[.D215]-[.F215]" office:value-type="float" office:value="41.46" calcext:value-type="float">
            <text:p>41,46</text:p>
          </table:table-cell>
          <table:table-cell table:formula="of:=[.E215]-[.G215]" office:value-type="float" office:value="16.32" calcext:value-type="float">
            <text:p>16,32</text:p>
          </table:table-cell>
          <table:table-cell table:formula="of:=IF([.C215]=[.$L$6];IF([.H215]&lt;[.$N$6];[.$F$2];0);0)" office:value-type="float" office:value="0" calcext:value-type="float">
            <text:p>0,00</text:p>
          </table:table-cell>
          <table:table-cell table:formula="of:=IF([.I215]&lt;5;[.$F$3];0)" office:value-type="float" office:value="0" calcext:value-type="float">
            <text:p>0,00</text:p>
          </table:table-cell>
          <table:table-cell table:formula="of:=IF([.J215]=0;[.H215];[.J215])" office:value-type="float" office:value="41.46" calcext:value-type="float">
            <text:p>41,46</text:p>
          </table:table-cell>
          <table:table-cell table:formula="of:=IF([.K215]=0;[.I215];[.K215])" office:value-type="float" office:value="16.32" calcext:value-type="float">
            <text:p>16,32</text:p>
          </table:table-cell>
          <table:table-cell table:formula="of:=ROUND([.F215]*[.$S$5]+[.G215]*[.$S$4];2)" office:value-type="currency" office:currency="PLN" office:value="7.01" calcext:value-type="currency">
            <text:p>7,01 zł</text:p>
          </table:table-cell>
          <table:table-cell/>
          <table:table-cell table:formula="of:=ROUND([.B215]*[.$G$2]/100;2)" office:value-type="float" office:value="2.04" calcext:value-type="float">
            <text:p>2,04</text:p>
          </table:table-cell>
          <table:table-cell table:formula="of:=ROUND([.P215]*[.$S$5];2)" office:value-type="currency" office:currency="PLN" office:value="10.18" calcext:value-type="currency">
            <text:p>10,18 zł</text:p>
          </table:table-cell>
          <table:table-cell table:number-columns-repeated="1007"/>
        </table:table-row>
        <table:table-row table:style-name="ro2">
          <table:table-cell office:value-type="date" office:date-value="2014-07-24" calcext:value-type="date">
            <text:p>24.07.2014</text:p>
          </table:table-cell>
          <table:table-cell office:value-type="float" office:value="108" calcext:value-type="float">
            <text:p>108</text:p>
          </table:table-cell>
          <table:table-cell table:formula="of:=LOOKUP(WEEKDAY([.A216];2);[.$B$1:.$B$7];[.$C$1:.$C$7])" office:value-type="string" office:string-value="czwartek" calcext:value-type="string">
            <text:p>czwartek</text:p>
          </table:table-cell>
          <table:table-cell table:formula="of:=[.L215]" office:value-type="float" office:value="41.46" calcext:value-type="float">
            <text:p>41,46</text:p>
          </table:table-cell>
          <table:table-cell table:formula="of:=[.M215]" office:value-type="float" office:value="16.32" calcext:value-type="float">
            <text:p>16,32</text:p>
          </table:table-cell>
          <table:table-cell table:formula="of:=ROUND(IF([.E216]&gt;[.$F$6];IF([.E216]-(([.B216]*[.$G$3])/100)&lt;0;((([.E216]*100)/[.$G$3])*[.$G$2])/100;0);([.$G$2]*([.B216]/2))/100);2)" office:value-type="float" office:value="0" calcext:value-type="float">
            <text:p>0,00</text:p>
          </table:table-cell>
          <table:table-cell table:formula="of:=ROUND(IF([.E216]&gt;[.$F$6];IF([.E216]-(([.B216]*[.$G$3])/100)&lt;0;[.E216];([.$G$3]*[.B216])/100);([.$G$3]*([.B216]/2))/100) ;2)" office:value-type="float" office:value="9.72" calcext:value-type="float">
            <text:p>9,72</text:p>
          </table:table-cell>
          <table:table-cell table:formula="of:=[.D216]-[.F216]" office:value-type="float" office:value="41.46" calcext:value-type="float">
            <text:p>41,46</text:p>
          </table:table-cell>
          <table:table-cell table:formula="of:=[.E216]-[.G216]" office:value-type="float" office:value="6.6" calcext:value-type="float">
            <text:p>6,60</text:p>
          </table:table-cell>
          <table:table-cell table:formula="of:=IF([.C216]=[.$L$6];IF([.H216]&lt;[.$N$6];[.$F$2];0);0)" office:value-type="float" office:value="0" calcext:value-type="float">
            <text:p>0,00</text:p>
          </table:table-cell>
          <table:table-cell table:formula="of:=IF([.I216]&lt;5;[.$F$3];0)" office:value-type="float" office:value="0" calcext:value-type="float">
            <text:p>0,00</text:p>
          </table:table-cell>
          <table:table-cell table:formula="of:=IF([.J216]=0;[.H216];[.J216])" office:value-type="float" office:value="41.46" calcext:value-type="float">
            <text:p>41,46</text:p>
          </table:table-cell>
          <table:table-cell table:formula="of:=IF([.K216]=0;[.I216];[.K216])" office:value-type="float" office:value="6.6" calcext:value-type="float">
            <text:p>6,60</text:p>
          </table:table-cell>
          <table:table-cell table:formula="of:=ROUND([.F216]*[.$S$5]+[.G216]*[.$S$4];2)" office:value-type="currency" office:currency="PLN" office:value="22.26" calcext:value-type="currency">
            <text:p>22,26 zł</text:p>
          </table:table-cell>
          <table:table-cell/>
          <table:table-cell table:formula="of:=ROUND([.B216]*[.$G$2]/100;2)" office:value-type="float" office:value="6.48" calcext:value-type="float">
            <text:p>6,48</text:p>
          </table:table-cell>
          <table:table-cell table:formula="of:=ROUND([.P216]*[.$S$5];2)" office:value-type="currency" office:currency="PLN" office:value="32.34" calcext:value-type="currency">
            <text:p>32,34 zł</text:p>
          </table:table-cell>
          <table:table-cell table:number-columns-repeated="1007"/>
        </table:table-row>
        <table:table-row table:style-name="ro2">
          <table:table-cell office:value-type="date" office:date-value="2014-07-25" calcext:value-type="date">
            <text:p>25.07.2014</text:p>
          </table:table-cell>
          <table:table-cell office:value-type="float" office:value="64" calcext:value-type="float">
            <text:p>64</text:p>
          </table:table-cell>
          <table:table-cell table:formula="of:=LOOKUP(WEEKDAY([.A217];2);[.$B$1:.$B$7];[.$C$1:.$C$7])" office:value-type="string" office:string-value="piątek" calcext:value-type="string">
            <text:p>piątek</text:p>
          </table:table-cell>
          <table:table-cell table:formula="of:=[.L216]" office:value-type="float" office:value="41.46" calcext:value-type="float">
            <text:p>41,46</text:p>
          </table:table-cell>
          <table:table-cell table:formula="of:=[.M216]" office:value-type="float" office:value="6.6" calcext:value-type="float">
            <text:p>6,60</text:p>
          </table:table-cell>
          <table:table-cell table:formula="of:=ROUND(IF([.E217]&gt;[.$F$6];IF([.E217]-(([.B217]*[.$G$3])/100)&lt;0;((([.E217]*100)/[.$G$3])*[.$G$2])/100;0);([.$G$2]*([.B217]/2))/100);2)" office:value-type="float" office:value="1.92" calcext:value-type="float">
            <text:p>1,92</text:p>
          </table:table-cell>
          <table:table-cell table:formula="of:=ROUND(IF([.E217]&gt;[.$F$6];IF([.E217]-(([.B217]*[.$G$3])/100)&lt;0;[.E217];([.$G$3]*[.B217])/100);([.$G$3]*([.B217]/2))/100) ;2)" office:value-type="float" office:value="2.88" calcext:value-type="float">
            <text:p>2,88</text:p>
          </table:table-cell>
          <table:table-cell table:formula="of:=[.D217]-[.F217]" office:value-type="float" office:value="39.54" calcext:value-type="float">
            <text:p>39,54</text:p>
          </table:table-cell>
          <table:table-cell table:formula="of:=[.E217]-[.G217]" office:value-type="float" office:value="3.72" calcext:value-type="float">
            <text:p>3,72</text:p>
          </table:table-cell>
          <table:table-cell table:formula="of:=IF([.C217]=[.$L$6];IF([.H217]&lt;[.$N$6];[.$F$2];0);0)" office:value-type="float" office:value="0" calcext:value-type="float">
            <text:p>0,00</text:p>
          </table:table-cell>
          <table:table-cell table:formula="of:=IF([.I217]&lt;5;[.$F$3];0)" office:value-type="float" office:value="30" calcext:value-type="float">
            <text:p>30,00</text:p>
          </table:table-cell>
          <table:table-cell table:formula="of:=IF([.J217]=0;[.H217];[.J217])" office:value-type="float" office:value="39.54" calcext:value-type="float">
            <text:p>39,54</text:p>
          </table:table-cell>
          <table:table-cell table:formula="of:=IF([.K217]=0;[.I217];[.K217])" office:value-type="float" office:value="30" calcext:value-type="float">
            <text:p>30,00</text:p>
          </table:table-cell>
          <table:table-cell table:formula="of:=ROUND([.F217]*[.$S$5]+[.G217]*[.$S$4];2)" office:value-type="currency" office:currency="PLN" office:value="16.18" calcext:value-type="currency">
            <text:p>16,18 zł</text:p>
          </table:table-cell>
          <table:table-cell/>
          <table:table-cell table:formula="of:=ROUND([.B217]*[.$G$2]/100;2)" office:value-type="float" office:value="3.84" calcext:value-type="float">
            <text:p>3,84</text:p>
          </table:table-cell>
          <table:table-cell table:formula="of:=ROUND([.P217]*[.$S$5];2)" office:value-type="currency" office:currency="PLN" office:value="19.16" calcext:value-type="currency">
            <text:p>19,16 zł</text:p>
          </table:table-cell>
          <table:table-cell table:number-columns-repeated="1007"/>
        </table:table-row>
        <table:table-row table:style-name="ro2">
          <table:table-cell office:value-type="date" office:date-value="2014-07-26" calcext:value-type="date">
            <text:p>26.07.2014</text:p>
          </table:table-cell>
          <table:table-cell office:value-type="float" office:value="53" calcext:value-type="float">
            <text:p>53</text:p>
          </table:table-cell>
          <table:table-cell table:formula="of:=LOOKUP(WEEKDAY([.A218];2);[.$B$1:.$B$7];[.$C$1:.$C$7])" office:value-type="string" office:string-value="sobota" calcext:value-type="string">
            <text:p>sobota</text:p>
          </table:table-cell>
          <table:table-cell table:formula="of:=[.L217]" office:value-type="float" office:value="39.54" calcext:value-type="float">
            <text:p>39,54</text:p>
          </table:table-cell>
          <table:table-cell table:formula="of:=[.M217]" office:value-type="float" office:value="30" calcext:value-type="float">
            <text:p>30,00</text:p>
          </table:table-cell>
          <table:table-cell table:formula="of:=ROUND(IF([.E218]&gt;[.$F$6];IF([.E218]-(([.B218]*[.$G$3])/100)&lt;0;((([.E218]*100)/[.$G$3])*[.$G$2])/100;0);([.$G$2]*([.B218]/2))/100);2)" office:value-type="float" office:value="0" calcext:value-type="float">
            <text:p>0,00</text:p>
          </table:table-cell>
          <table:table-cell table:formula="of:=ROUND(IF([.E218]&gt;[.$F$6];IF([.E218]-(([.B218]*[.$G$3])/100)&lt;0;[.E218];([.$G$3]*[.B218])/100);([.$G$3]*([.B218]/2))/100) ;2)" office:value-type="float" office:value="4.77" calcext:value-type="float">
            <text:p>4,77</text:p>
          </table:table-cell>
          <table:table-cell table:formula="of:=[.D218]-[.F218]" office:value-type="float" office:value="39.54" calcext:value-type="float">
            <text:p>39,54</text:p>
          </table:table-cell>
          <table:table-cell table:formula="of:=[.E218]-[.G218]" office:value-type="float" office:value="25.23" calcext:value-type="float">
            <text:p>25,23</text:p>
          </table:table-cell>
          <table:table-cell table:formula="of:=IF([.C218]=[.$L$6];IF([.H218]&lt;[.$N$6];[.$F$2];0);0)" office:value-type="float" office:value="0" calcext:value-type="float">
            <text:p>0,00</text:p>
          </table:table-cell>
          <table:table-cell table:formula="of:=IF([.I218]&lt;5;[.$F$3];0)" office:value-type="float" office:value="0" calcext:value-type="float">
            <text:p>0,00</text:p>
          </table:table-cell>
          <table:table-cell table:formula="of:=IF([.J218]=0;[.H218];[.J218])" office:value-type="float" office:value="39.54" calcext:value-type="float">
            <text:p>39,54</text:p>
          </table:table-cell>
          <table:table-cell table:formula="of:=IF([.K218]=0;[.I218];[.K218])" office:value-type="float" office:value="25.23" calcext:value-type="float">
            <text:p>25,23</text:p>
          </table:table-cell>
          <table:table-cell table:formula="of:=ROUND([.F218]*[.$S$5]+[.G218]*[.$S$4];2)" office:value-type="currency" office:currency="PLN" office:value="10.92" calcext:value-type="currency">
            <text:p>10,92 zł</text:p>
          </table:table-cell>
          <table:table-cell/>
          <table:table-cell table:formula="of:=ROUND([.B218]*[.$G$2]/100;2)" office:value-type="float" office:value="3.18" calcext:value-type="float">
            <text:p>3,18</text:p>
          </table:table-cell>
          <table:table-cell table:formula="of:=ROUND([.P218]*[.$S$5];2)" office:value-type="currency" office:currency="PLN" office:value="15.87" calcext:value-type="currency">
            <text:p>15,87 zł</text:p>
          </table:table-cell>
          <table:table-cell table:number-columns-repeated="1007"/>
        </table:table-row>
        <table:table-row table:style-name="ro2">
          <table:table-cell office:value-type="date" office:date-value="2014-07-27" calcext:value-type="date">
            <text:p>27.07.2014</text:p>
          </table:table-cell>
          <table:table-cell office:value-type="float" office:value="66" calcext:value-type="float">
            <text:p>66</text:p>
          </table:table-cell>
          <table:table-cell table:formula="of:=LOOKUP(WEEKDAY([.A219];2);[.$B$1:.$B$7];[.$C$1:.$C$7])" office:value-type="string" office:string-value="niedziela" calcext:value-type="string">
            <text:p>niedziela</text:p>
          </table:table-cell>
          <table:table-cell table:formula="of:=[.L218]" office:value-type="float" office:value="39.54" calcext:value-type="float">
            <text:p>39,54</text:p>
          </table:table-cell>
          <table:table-cell table:formula="of:=[.M218]" office:value-type="float" office:value="25.23" calcext:value-type="float">
            <text:p>25,23</text:p>
          </table:table-cell>
          <table:table-cell table:formula="of:=ROUND(IF([.E219]&gt;[.$F$6];IF([.E219]-(([.B219]*[.$G$3])/100)&lt;0;((([.E219]*100)/[.$G$3])*[.$G$2])/100;0);([.$G$2]*([.B219]/2))/100);2)" office:value-type="float" office:value="0" calcext:value-type="float">
            <text:p>0,00</text:p>
          </table:table-cell>
          <table:table-cell table:formula="of:=ROUND(IF([.E219]&gt;[.$F$6];IF([.E219]-(([.B219]*[.$G$3])/100)&lt;0;[.E219];([.$G$3]*[.B219])/100);([.$G$3]*([.B219]/2))/100) ;2)" office:value-type="float" office:value="5.94" calcext:value-type="float">
            <text:p>5,94</text:p>
          </table:table-cell>
          <table:table-cell table:formula="of:=[.D219]-[.F219]" office:value-type="float" office:value="39.54" calcext:value-type="float">
            <text:p>39,54</text:p>
          </table:table-cell>
          <table:table-cell table:formula="of:=[.E219]-[.G219]" office:value-type="float" office:value="19.29" calcext:value-type="float">
            <text:p>19,29</text:p>
          </table:table-cell>
          <table:table-cell table:formula="of:=IF([.C219]=[.$L$6];IF([.H219]&lt;[.$N$6];[.$F$2];0);0)" office:value-type="float" office:value="0" calcext:value-type="float">
            <text:p>0,00</text:p>
          </table:table-cell>
          <table:table-cell table:formula="of:=IF([.I219]&lt;5;[.$F$3];0)" office:value-type="float" office:value="0" calcext:value-type="float">
            <text:p>0,00</text:p>
          </table:table-cell>
          <table:table-cell table:formula="of:=IF([.J219]=0;[.H219];[.J219])" office:value-type="float" office:value="39.54" calcext:value-type="float">
            <text:p>39,54</text:p>
          </table:table-cell>
          <table:table-cell table:formula="of:=IF([.K219]=0;[.I219];[.K219])" office:value-type="float" office:value="19.29" calcext:value-type="float">
            <text:p>19,29</text:p>
          </table:table-cell>
          <table:table-cell table:formula="of:=ROUND([.F219]*[.$S$5]+[.G219]*[.$S$4];2)" office:value-type="currency" office:currency="PLN" office:value="13.6" calcext:value-type="currency">
            <text:p>13,60 zł</text:p>
          </table:table-cell>
          <table:table-cell/>
          <table:table-cell table:formula="of:=ROUND([.B219]*[.$G$2]/100;2)" office:value-type="float" office:value="3.96" calcext:value-type="float">
            <text:p>3,96</text:p>
          </table:table-cell>
          <table:table-cell table:formula="of:=ROUND([.P219]*[.$S$5];2)" office:value-type="currency" office:currency="PLN" office:value="19.76" calcext:value-type="currency">
            <text:p>19,76 zł</text:p>
          </table:table-cell>
          <table:table-cell table:number-columns-repeated="1007"/>
        </table:table-row>
        <table:table-row table:style-name="ro2">
          <table:table-cell office:value-type="date" office:date-value="2014-07-28" calcext:value-type="date">
            <text:p>28.07.2014</text:p>
          </table:table-cell>
          <table:table-cell office:value-type="float" office:value="109" calcext:value-type="float">
            <text:p>109</text:p>
          </table:table-cell>
          <table:table-cell table:formula="of:=LOOKUP(WEEKDAY([.A220];2);[.$B$1:.$B$7];[.$C$1:.$C$7])" office:value-type="string" office:string-value="poniedziałek" calcext:value-type="string">
            <text:p>poniedziałek</text:p>
          </table:table-cell>
          <table:table-cell table:formula="of:=[.L219]" office:value-type="float" office:value="39.54" calcext:value-type="float">
            <text:p>39,54</text:p>
          </table:table-cell>
          <table:table-cell table:formula="of:=[.M219]" office:value-type="float" office:value="19.29" calcext:value-type="float">
            <text:p>19,29</text:p>
          </table:table-cell>
          <table:table-cell table:formula="of:=ROUND(IF([.E220]&gt;[.$F$6];IF([.E220]-(([.B220]*[.$G$3])/100)&lt;0;((([.E220]*100)/[.$G$3])*[.$G$2])/100;0);([.$G$2]*([.B220]/2))/100);2)" office:value-type="float" office:value="0" calcext:value-type="float">
            <text:p>0,00</text:p>
          </table:table-cell>
          <table:table-cell table:formula="of:=ROUND(IF([.E220]&gt;[.$F$6];IF([.E220]-(([.B220]*[.$G$3])/100)&lt;0;[.E220];([.$G$3]*[.B220])/100);([.$G$3]*([.B220]/2))/100) ;2)" office:value-type="float" office:value="9.81" calcext:value-type="float">
            <text:p>9,81</text:p>
          </table:table-cell>
          <table:table-cell table:formula="of:=[.D220]-[.F220]" office:value-type="float" office:value="39.54" calcext:value-type="float">
            <text:p>39,54</text:p>
          </table:table-cell>
          <table:table-cell table:formula="of:=[.E220]-[.G220]" office:value-type="float" office:value="9.48" calcext:value-type="float">
            <text:p>9,48</text:p>
          </table:table-cell>
          <table:table-cell table:formula="of:=IF([.C220]=[.$L$6];IF([.H220]&lt;[.$N$6];[.$F$2];0);0)" office:value-type="float" office:value="0" calcext:value-type="float">
            <text:p>0,00</text:p>
          </table:table-cell>
          <table:table-cell table:formula="of:=IF([.I220]&lt;5;[.$F$3];0)" office:value-type="float" office:value="0" calcext:value-type="float">
            <text:p>0,00</text:p>
          </table:table-cell>
          <table:table-cell table:formula="of:=IF([.J220]=0;[.H220];[.J220])" office:value-type="float" office:value="39.54" calcext:value-type="float">
            <text:p>39,54</text:p>
          </table:table-cell>
          <table:table-cell table:formula="of:=IF([.K220]=0;[.I220];[.K220])" office:value-type="float" office:value="9.48" calcext:value-type="float">
            <text:p>9,48</text:p>
          </table:table-cell>
          <table:table-cell table:formula="of:=ROUND([.F220]*[.$S$5]+[.G220]*[.$S$4];2)" office:value-type="currency" office:currency="PLN" office:value="22.46" calcext:value-type="currency">
            <text:p>22,46 zł</text:p>
          </table:table-cell>
          <table:table-cell/>
          <table:table-cell table:formula="of:=ROUND([.B220]*[.$G$2]/100;2)" office:value-type="float" office:value="6.54" calcext:value-type="float">
            <text:p>6,54</text:p>
          </table:table-cell>
          <table:table-cell table:formula="of:=ROUND([.P220]*[.$S$5];2)" office:value-type="currency" office:currency="PLN" office:value="32.63" calcext:value-type="currency">
            <text:p>32,63 zł</text:p>
          </table:table-cell>
          <table:table-cell table:number-columns-repeated="1007"/>
        </table:table-row>
        <table:table-row table:style-name="ro2">
          <table:table-cell office:value-type="date" office:date-value="2014-07-29" calcext:value-type="date">
            <text:p>29.07.2014</text:p>
          </table:table-cell>
          <table:table-cell office:value-type="float" office:value="70" calcext:value-type="float">
            <text:p>70</text:p>
          </table:table-cell>
          <table:table-cell table:formula="of:=LOOKUP(WEEKDAY([.A221];2);[.$B$1:.$B$7];[.$C$1:.$C$7])" office:value-type="string" office:string-value="wtorek" calcext:value-type="string">
            <text:p>wtorek</text:p>
          </table:table-cell>
          <table:table-cell table:formula="of:=[.L220]" office:value-type="float" office:value="39.54" calcext:value-type="float">
            <text:p>39,54</text:p>
          </table:table-cell>
          <table:table-cell table:formula="of:=[.M220]" office:value-type="float" office:value="9.48" calcext:value-type="float">
            <text:p>9,48</text:p>
          </table:table-cell>
          <table:table-cell table:formula="of:=ROUND(IF([.E221]&gt;[.$F$6];IF([.E221]-(([.B221]*[.$G$3])/100)&lt;0;((([.E221]*100)/[.$G$3])*[.$G$2])/100;0);([.$G$2]*([.B221]/2))/100);2)" office:value-type="float" office:value="2.1" calcext:value-type="float">
            <text:p>2,10</text:p>
          </table:table-cell>
          <table:table-cell table:formula="of:=ROUND(IF([.E221]&gt;[.$F$6];IF([.E221]-(([.B221]*[.$G$3])/100)&lt;0;[.E221];([.$G$3]*[.B221])/100);([.$G$3]*([.B221]/2))/100) ;2)" office:value-type="float" office:value="3.15" calcext:value-type="float">
            <text:p>3,15</text:p>
          </table:table-cell>
          <table:table-cell table:formula="of:=[.D221]-[.F221]" office:value-type="float" office:value="37.44" calcext:value-type="float">
            <text:p>37,44</text:p>
          </table:table-cell>
          <table:table-cell table:formula="of:=[.E221]-[.G221]" office:value-type="float" office:value="6.33" calcext:value-type="float">
            <text:p>6,33</text:p>
          </table:table-cell>
          <table:table-cell table:formula="of:=IF([.C221]=[.$L$6];IF([.H221]&lt;[.$N$6];[.$F$2];0);0)" office:value-type="float" office:value="0" calcext:value-type="float">
            <text:p>0,00</text:p>
          </table:table-cell>
          <table:table-cell table:formula="of:=IF([.I221]&lt;5;[.$F$3];0)" office:value-type="float" office:value="0" calcext:value-type="float">
            <text:p>0,00</text:p>
          </table:table-cell>
          <table:table-cell table:formula="of:=IF([.J221]=0;[.H221];[.J221])" office:value-type="float" office:value="37.44" calcext:value-type="float">
            <text:p>37,44</text:p>
          </table:table-cell>
          <table:table-cell table:formula="of:=IF([.K221]=0;[.I221];[.K221])" office:value-type="float" office:value="6.33" calcext:value-type="float">
            <text:p>6,33</text:p>
          </table:table-cell>
          <table:table-cell table:formula="of:=ROUND([.F221]*[.$S$5]+[.G221]*[.$S$4];2)" office:value-type="currency" office:currency="PLN" office:value="17.69" calcext:value-type="currency">
            <text:p>17,69 zł</text:p>
          </table:table-cell>
          <table:table-cell/>
          <table:table-cell table:formula="of:=ROUND([.B221]*[.$G$2]/100;2)" office:value-type="float" office:value="4.2" calcext:value-type="float">
            <text:p>4,2</text:p>
          </table:table-cell>
          <table:table-cell table:formula="of:=ROUND([.P221]*[.$S$5];2)" office:value-type="currency" office:currency="PLN" office:value="20.96" calcext:value-type="currency">
            <text:p>20,96 zł</text:p>
          </table:table-cell>
          <table:table-cell table:number-columns-repeated="1007"/>
        </table:table-row>
        <table:table-row table:style-name="ro2">
          <table:table-cell office:value-type="date" office:date-value="2014-07-30" calcext:value-type="date">
            <text:p>30.07.2014</text:p>
          </table:table-cell>
          <table:table-cell office:value-type="float" office:value="29" calcext:value-type="float">
            <text:p>29</text:p>
          </table:table-cell>
          <table:table-cell table:formula="of:=LOOKUP(WEEKDAY([.A222];2);[.$B$1:.$B$7];[.$C$1:.$C$7])" office:value-type="string" office:string-value="środa" calcext:value-type="string">
            <text:p>środa</text:p>
          </table:table-cell>
          <table:table-cell table:formula="of:=[.L221]" office:value-type="float" office:value="37.44" calcext:value-type="float">
            <text:p>37,44</text:p>
          </table:table-cell>
          <table:table-cell table:formula="of:=[.M221]" office:value-type="float" office:value="6.33" calcext:value-type="float">
            <text:p>6,33</text:p>
          </table:table-cell>
          <table:table-cell table:formula="of:=ROUND(IF([.E222]&gt;[.$F$6];IF([.E222]-(([.B222]*[.$G$3])/100)&lt;0;((([.E222]*100)/[.$G$3])*[.$G$2])/100;0);([.$G$2]*([.B222]/2))/100);2)" office:value-type="float" office:value="0.87" calcext:value-type="float">
            <text:p>0,87</text:p>
          </table:table-cell>
          <table:table-cell table:formula="of:=ROUND(IF([.E222]&gt;[.$F$6];IF([.E222]-(([.B222]*[.$G$3])/100)&lt;0;[.E222];([.$G$3]*[.B222])/100);([.$G$3]*([.B222]/2))/100) ;2)" office:value-type="float" office:value="1.31" calcext:value-type="float">
            <text:p>1,31</text:p>
          </table:table-cell>
          <table:table-cell table:formula="of:=[.D222]-[.F222]" office:value-type="float" office:value="36.57" calcext:value-type="float">
            <text:p>36,57</text:p>
          </table:table-cell>
          <table:table-cell table:formula="of:=[.E222]-[.G222]" office:value-type="float" office:value="5.02" calcext:value-type="float">
            <text:p>5,02</text:p>
          </table:table-cell>
          <table:table-cell table:formula="of:=IF([.C222]=[.$L$6];IF([.H222]&lt;[.$N$6];[.$F$2];0);0)" office:value-type="float" office:value="0" calcext:value-type="float">
            <text:p>0,00</text:p>
          </table:table-cell>
          <table:table-cell table:formula="of:=IF([.I222]&lt;5;[.$F$3];0)" office:value-type="float" office:value="0" calcext:value-type="float">
            <text:p>0,00</text:p>
          </table:table-cell>
          <table:table-cell table:formula="of:=IF([.J222]=0;[.H222];[.J222])" office:value-type="float" office:value="36.57" calcext:value-type="float">
            <text:p>36,57</text:p>
          </table:table-cell>
          <table:table-cell table:formula="of:=IF([.K222]=0;[.I222];[.K222])" office:value-type="float" office:value="5.02" calcext:value-type="float">
            <text:p>5,02</text:p>
          </table:table-cell>
          <table:table-cell table:formula="of:=ROUND([.F222]*[.$S$5]+[.G222]*[.$S$4];2)" office:value-type="currency" office:currency="PLN" office:value="7.34" calcext:value-type="currency">
            <text:p>7,34 zł</text:p>
          </table:table-cell>
          <table:table-cell/>
          <table:table-cell table:formula="of:=ROUND([.B222]*[.$G$2]/100;2)" office:value-type="float" office:value="1.74" calcext:value-type="float">
            <text:p>1,74</text:p>
          </table:table-cell>
          <table:table-cell table:formula="of:=ROUND([.P222]*[.$S$5];2)" office:value-type="currency" office:currency="PLN" office:value="8.68" calcext:value-type="currency">
            <text:p>8,68 zł</text:p>
          </table:table-cell>
          <table:table-cell table:number-columns-repeated="1007"/>
        </table:table-row>
        <table:table-row table:style-name="ro2">
          <table:table-cell office:value-type="date" office:date-value="2014-07-31" calcext:value-type="date">
            <text:p>31.07.2014</text:p>
          </table:table-cell>
          <table:table-cell office:value-type="float" office:value="41" calcext:value-type="float">
            <text:p>41</text:p>
          </table:table-cell>
          <table:table-cell table:formula="of:=LOOKUP(WEEKDAY([.A223];2);[.$B$1:.$B$7];[.$C$1:.$C$7])" office:value-type="string" office:string-value="czwartek" calcext:value-type="string">
            <text:p>czwartek</text:p>
          </table:table-cell>
          <table:table-cell table:formula="of:=[.L222]" office:value-type="float" office:value="36.57" calcext:value-type="float">
            <text:p>36,57</text:p>
          </table:table-cell>
          <table:table-cell table:formula="of:=[.M222]" office:value-type="float" office:value="5.02" calcext:value-type="float">
            <text:p>5,02</text:p>
          </table:table-cell>
          <table:table-cell table:formula="of:=ROUND(IF([.E223]&gt;[.$F$6];IF([.E223]-(([.B223]*[.$G$3])/100)&lt;0;((([.E223]*100)/[.$G$3])*[.$G$2])/100;0);([.$G$2]*([.B223]/2))/100);2)" office:value-type="float" office:value="1.23" calcext:value-type="float">
            <text:p>1,23</text:p>
          </table:table-cell>
          <table:table-cell table:formula="of:=ROUND(IF([.E223]&gt;[.$F$6];IF([.E223]-(([.B223]*[.$G$3])/100)&lt;0;[.E223];([.$G$3]*[.B223])/100);([.$G$3]*([.B223]/2))/100) ;2)" office:value-type="float" office:value="1.85" calcext:value-type="float">
            <text:p>1,85</text:p>
          </table:table-cell>
          <table:table-cell table:formula="of:=[.D223]-[.F223]" office:value-type="float" office:value="35.34" calcext:value-type="float">
            <text:p>35,34</text:p>
          </table:table-cell>
          <table:table-cell table:formula="of:=[.E223]-[.G223]" office:value-type="float" office:value="3.17" calcext:value-type="float">
            <text:p>3,17</text:p>
          </table:table-cell>
          <table:table-cell table:formula="of:=IF([.C223]=[.$L$6];IF([.H223]&lt;[.$N$6];[.$F$2];0);0)" office:value-type="float" office:value="45" calcext:value-type="float">
            <text:p>45,00</text:p>
          </table:table-cell>
          <table:table-cell table:formula="of:=IF([.I223]&lt;5;[.$F$3];0)" office:value-type="float" office:value="30" calcext:value-type="float">
            <text:p>30,00</text:p>
          </table:table-cell>
          <table:table-cell table:formula="of:=IF([.J223]=0;[.H223];[.J223])" office:value-type="float" office:value="45" calcext:value-type="float">
            <text:p>45,00</text:p>
          </table:table-cell>
          <table:table-cell table:formula="of:=IF([.K223]=0;[.I223];[.K223])" office:value-type="float" office:value="30" calcext:value-type="float">
            <text:p>30,00</text:p>
          </table:table-cell>
          <table:table-cell table:formula="of:=ROUND([.F223]*[.$S$5]+[.G223]*[.$S$4];2)" office:value-type="currency" office:currency="PLN" office:value="10.37" calcext:value-type="currency">
            <text:p>10,37 zł</text:p>
          </table:table-cell>
          <table:table-cell/>
          <table:table-cell table:formula="of:=ROUND([.B223]*[.$G$2]/100;2)" office:value-type="float" office:value="2.46" calcext:value-type="float">
            <text:p>2,46</text:p>
          </table:table-cell>
          <table:table-cell table:formula="of:=ROUND([.P223]*[.$S$5];2)" office:value-type="currency" office:currency="PLN" office:value="12.28" calcext:value-type="currency">
            <text:p>12,28 zł</text:p>
          </table:table-cell>
          <table:table-cell table:number-columns-repeated="1007"/>
        </table:table-row>
        <table:table-row table:style-name="ro2">
          <table:table-cell office:value-type="date" office:date-value="2014-08-01" calcext:value-type="date">
            <text:p>1.08.2014</text:p>
          </table:table-cell>
          <table:table-cell office:value-type="float" office:value="41" calcext:value-type="float">
            <text:p>41</text:p>
          </table:table-cell>
          <table:table-cell table:formula="of:=LOOKUP(WEEKDAY([.A224];2);[.$B$1:.$B$7];[.$C$1:.$C$7])" office:value-type="string" office:string-value="piątek" calcext:value-type="string">
            <text:p>piątek</text:p>
          </table:table-cell>
          <table:table-cell table:formula="of:=[.L223]" office:value-type="float" office:value="45" calcext:value-type="float">
            <text:p>45,00</text:p>
          </table:table-cell>
          <table:table-cell table:formula="of:=[.M223]" office:value-type="float" office:value="30" calcext:value-type="float">
            <text:p>30,00</text:p>
          </table:table-cell>
          <table:table-cell table:formula="of:=ROUND(IF([.E224]&gt;[.$F$6];IF([.E224]-(([.B224]*[.$G$3])/100)&lt;0;((([.E224]*100)/[.$G$3])*[.$G$2])/100;0);([.$G$2]*([.B224]/2))/100);2)" office:value-type="float" office:value="0" calcext:value-type="float">
            <text:p>0,00</text:p>
          </table:table-cell>
          <table:table-cell table:formula="of:=ROUND(IF([.E224]&gt;[.$F$6];IF([.E224]-(([.B224]*[.$G$3])/100)&lt;0;[.E224];([.$G$3]*[.B224])/100);([.$G$3]*([.B224]/2))/100) ;2)" office:value-type="float" office:value="3.69" calcext:value-type="float">
            <text:p>3,69</text:p>
          </table:table-cell>
          <table:table-cell table:formula="of:=[.D224]-[.F224]" office:value-type="float" office:value="45" calcext:value-type="float">
            <text:p>45,00</text:p>
          </table:table-cell>
          <table:table-cell table:formula="of:=[.E224]-[.G224]" office:value-type="float" office:value="26.31" calcext:value-type="float">
            <text:p>26,31</text:p>
          </table:table-cell>
          <table:table-cell table:formula="of:=IF([.C224]=[.$L$6];IF([.H224]&lt;[.$N$6];[.$F$2];0);0)" office:value-type="float" office:value="0" calcext:value-type="float">
            <text:p>0,00</text:p>
          </table:table-cell>
          <table:table-cell table:formula="of:=IF([.I224]&lt;5;[.$F$3];0)" office:value-type="float" office:value="0" calcext:value-type="float">
            <text:p>0,00</text:p>
          </table:table-cell>
          <table:table-cell table:formula="of:=IF([.J224]=0;[.H224];[.J224])" office:value-type="float" office:value="45" calcext:value-type="float">
            <text:p>45,00</text:p>
          </table:table-cell>
          <table:table-cell table:formula="of:=IF([.K224]=0;[.I224];[.K224])" office:value-type="float" office:value="26.31" calcext:value-type="float">
            <text:p>26,31</text:p>
          </table:table-cell>
          <table:table-cell table:formula="of:=ROUND([.F224]*[.$S$5]+[.G224]*[.$S$4];2)" office:value-type="currency" office:currency="PLN" office:value="8.45" calcext:value-type="currency">
            <text:p>8,45 zł</text:p>
          </table:table-cell>
          <table:table-cell/>
          <table:table-cell table:formula="of:=ROUND([.B224]*[.$G$2]/100;2)" office:value-type="float" office:value="2.46" calcext:value-type="float">
            <text:p>2,46</text:p>
          </table:table-cell>
          <table:table-cell table:formula="of:=ROUND([.P224]*[.$S$5];2)" office:value-type="currency" office:currency="PLN" office:value="12.28" calcext:value-type="currency">
            <text:p>12,28 zł</text:p>
          </table:table-cell>
          <table:table-cell table:number-columns-repeated="1007"/>
        </table:table-row>
        <table:table-row table:style-name="ro2">
          <table:table-cell office:value-type="date" office:date-value="2014-08-02" calcext:value-type="date">
            <text:p>2.08.2014</text:p>
          </table:table-cell>
          <table:table-cell office:value-type="float" office:value="116" calcext:value-type="float">
            <text:p>116</text:p>
          </table:table-cell>
          <table:table-cell table:formula="of:=LOOKUP(WEEKDAY([.A225];2);[.$B$1:.$B$7];[.$C$1:.$C$7])" office:value-type="string" office:string-value="sobota" calcext:value-type="string">
            <text:p>sobota</text:p>
          </table:table-cell>
          <table:table-cell table:formula="of:=[.L224]" office:value-type="float" office:value="45" calcext:value-type="float">
            <text:p>45,00</text:p>
          </table:table-cell>
          <table:table-cell table:formula="of:=[.M224]" office:value-type="float" office:value="26.31" calcext:value-type="float">
            <text:p>26,31</text:p>
          </table:table-cell>
          <table:table-cell table:formula="of:=ROUND(IF([.E225]&gt;[.$F$6];IF([.E225]-(([.B225]*[.$G$3])/100)&lt;0;((([.E225]*100)/[.$G$3])*[.$G$2])/100;0);([.$G$2]*([.B225]/2))/100);2)" office:value-type="float" office:value="0" calcext:value-type="float">
            <text:p>0,00</text:p>
          </table:table-cell>
          <table:table-cell table:formula="of:=ROUND(IF([.E225]&gt;[.$F$6];IF([.E225]-(([.B225]*[.$G$3])/100)&lt;0;[.E225];([.$G$3]*[.B225])/100);([.$G$3]*([.B225]/2))/100) ;2)" office:value-type="float" office:value="10.44" calcext:value-type="float">
            <text:p>10,44</text:p>
          </table:table-cell>
          <table:table-cell table:formula="of:=[.D225]-[.F225]" office:value-type="float" office:value="45" calcext:value-type="float">
            <text:p>45,00</text:p>
          </table:table-cell>
          <table:table-cell table:formula="of:=[.E225]-[.G225]" office:value-type="float" office:value="15.87" calcext:value-type="float">
            <text:p>15,87</text:p>
          </table:table-cell>
          <table:table-cell table:formula="of:=IF([.C225]=[.$L$6];IF([.H225]&lt;[.$N$6];[.$F$2];0);0)" office:value-type="float" office:value="0" calcext:value-type="float">
            <text:p>0,00</text:p>
          </table:table-cell>
          <table:table-cell table:formula="of:=IF([.I225]&lt;5;[.$F$3];0)" office:value-type="float" office:value="0" calcext:value-type="float">
            <text:p>0,00</text:p>
          </table:table-cell>
          <table:table-cell table:formula="of:=IF([.J225]=0;[.H225];[.J225])" office:value-type="float" office:value="45" calcext:value-type="float">
            <text:p>45,00</text:p>
          </table:table-cell>
          <table:table-cell table:formula="of:=IF([.K225]=0;[.I225];[.K225])" office:value-type="float" office:value="15.87" calcext:value-type="float">
            <text:p>15,87</text:p>
          </table:table-cell>
          <table:table-cell table:formula="of:=ROUND([.F225]*[.$S$5]+[.G225]*[.$S$4];2)" office:value-type="currency" office:currency="PLN" office:value="23.91" calcext:value-type="currency">
            <text:p>23,91 zł</text:p>
          </table:table-cell>
          <table:table-cell/>
          <table:table-cell table:formula="of:=ROUND([.B225]*[.$G$2]/100;2)" office:value-type="float" office:value="6.96" calcext:value-type="float">
            <text:p>6,96</text:p>
          </table:table-cell>
          <table:table-cell table:formula="of:=ROUND([.P225]*[.$S$5];2)" office:value-type="currency" office:currency="PLN" office:value="34.73" calcext:value-type="currency">
            <text:p>34,73 zł</text:p>
          </table:table-cell>
          <table:table-cell table:number-columns-repeated="1007"/>
        </table:table-row>
        <table:table-row table:style-name="ro2">
          <table:table-cell office:value-type="date" office:date-value="2014-08-03" calcext:value-type="date">
            <text:p>3.08.2014</text:p>
          </table:table-cell>
          <table:table-cell office:value-type="float" office:value="128" calcext:value-type="float">
            <text:p>128</text:p>
          </table:table-cell>
          <table:table-cell table:formula="of:=LOOKUP(WEEKDAY([.A226];2);[.$B$1:.$B$7];[.$C$1:.$C$7])" office:value-type="string" office:string-value="niedziela" calcext:value-type="string">
            <text:p>niedziela</text:p>
          </table:table-cell>
          <table:table-cell table:formula="of:=[.L225]" office:value-type="float" office:value="45" calcext:value-type="float">
            <text:p>45,00</text:p>
          </table:table-cell>
          <table:table-cell table:formula="of:=[.M225]" office:value-type="float" office:value="15.87" calcext:value-type="float">
            <text:p>15,87</text:p>
          </table:table-cell>
          <table:table-cell table:formula="of:=ROUND(IF([.E226]&gt;[.$F$6];IF([.E226]-(([.B226]*[.$G$3])/100)&lt;0;((([.E226]*100)/[.$G$3])*[.$G$2])/100;0);([.$G$2]*([.B226]/2))/100);2)" office:value-type="float" office:value="0" calcext:value-type="float">
            <text:p>0,00</text:p>
          </table:table-cell>
          <table:table-cell table:formula="of:=ROUND(IF([.E226]&gt;[.$F$6];IF([.E226]-(([.B226]*[.$G$3])/100)&lt;0;[.E226];([.$G$3]*[.B226])/100);([.$G$3]*([.B226]/2))/100) ;2)" office:value-type="float" office:value="11.52" calcext:value-type="float">
            <text:p>11,52</text:p>
          </table:table-cell>
          <table:table-cell table:formula="of:=[.D226]-[.F226]" office:value-type="float" office:value="45" calcext:value-type="float">
            <text:p>45,00</text:p>
          </table:table-cell>
          <table:table-cell table:formula="of:=[.E226]-[.G226]" office:value-type="float" office:value="4.35" calcext:value-type="float">
            <text:p>4,35</text:p>
          </table:table-cell>
          <table:table-cell table:formula="of:=IF([.C226]=[.$L$6];IF([.H226]&lt;[.$N$6];[.$F$2];0);0)" office:value-type="float" office:value="0" calcext:value-type="float">
            <text:p>0,00</text:p>
          </table:table-cell>
          <table:table-cell table:formula="of:=IF([.I226]&lt;5;[.$F$3];0)" office:value-type="float" office:value="30" calcext:value-type="float">
            <text:p>30,00</text:p>
          </table:table-cell>
          <table:table-cell table:formula="of:=IF([.J226]=0;[.H226];[.J226])" office:value-type="float" office:value="45" calcext:value-type="float">
            <text:p>45,00</text:p>
          </table:table-cell>
          <table:table-cell table:formula="of:=IF([.K226]=0;[.I226];[.K226])" office:value-type="float" office:value="30" calcext:value-type="float">
            <text:p>30,00</text:p>
          </table:table-cell>
          <table:table-cell table:formula="of:=ROUND([.F226]*[.$S$5]+[.G226]*[.$S$4];2)" office:value-type="currency" office:currency="PLN" office:value="26.38" calcext:value-type="currency">
            <text:p>26,38 zł</text:p>
          </table:table-cell>
          <table:table-cell/>
          <table:table-cell table:formula="of:=ROUND([.B226]*[.$G$2]/100;2)" office:value-type="float" office:value="7.68" calcext:value-type="float">
            <text:p>7,68</text:p>
          </table:table-cell>
          <table:table-cell table:formula="of:=ROUND([.P226]*[.$S$5];2)" office:value-type="currency" office:currency="PLN" office:value="38.32" calcext:value-type="currency">
            <text:p>38,32 zł</text:p>
          </table:table-cell>
          <table:table-cell table:number-columns-repeated="1007"/>
        </table:table-row>
        <table:table-row table:style-name="ro2">
          <table:table-cell office:value-type="date" office:date-value="2014-08-04" calcext:value-type="date">
            <text:p>4.08.2014</text:p>
          </table:table-cell>
          <table:table-cell office:value-type="float" office:value="66" calcext:value-type="float">
            <text:p>66</text:p>
          </table:table-cell>
          <table:table-cell table:formula="of:=LOOKUP(WEEKDAY([.A227];2);[.$B$1:.$B$7];[.$C$1:.$C$7])" office:value-type="string" office:string-value="poniedziałek" calcext:value-type="string">
            <text:p>poniedziałek</text:p>
          </table:table-cell>
          <table:table-cell table:formula="of:=[.L226]" office:value-type="float" office:value="45" calcext:value-type="float">
            <text:p>45,00</text:p>
          </table:table-cell>
          <table:table-cell table:formula="of:=[.M226]" office:value-type="float" office:value="30" calcext:value-type="float">
            <text:p>30,00</text:p>
          </table:table-cell>
          <table:table-cell table:formula="of:=ROUND(IF([.E227]&gt;[.$F$6];IF([.E227]-(([.B227]*[.$G$3])/100)&lt;0;((([.E227]*100)/[.$G$3])*[.$G$2])/100;0);([.$G$2]*([.B227]/2))/100);2)" office:value-type="float" office:value="0" calcext:value-type="float">
            <text:p>0,00</text:p>
          </table:table-cell>
          <table:table-cell table:formula="of:=ROUND(IF([.E227]&gt;[.$F$6];IF([.E227]-(([.B227]*[.$G$3])/100)&lt;0;[.E227];([.$G$3]*[.B227])/100);([.$G$3]*([.B227]/2))/100) ;2)" office:value-type="float" office:value="5.94" calcext:value-type="float">
            <text:p>5,94</text:p>
          </table:table-cell>
          <table:table-cell table:formula="of:=[.D227]-[.F227]" office:value-type="float" office:value="45" calcext:value-type="float">
            <text:p>45,00</text:p>
          </table:table-cell>
          <table:table-cell table:formula="of:=[.E227]-[.G227]" office:value-type="float" office:value="24.06" calcext:value-type="float">
            <text:p>24,06</text:p>
          </table:table-cell>
          <table:table-cell table:formula="of:=IF([.C227]=[.$L$6];IF([.H227]&lt;[.$N$6];[.$F$2];0);0)" office:value-type="float" office:value="0" calcext:value-type="float">
            <text:p>0,00</text:p>
          </table:table-cell>
          <table:table-cell table:formula="of:=IF([.I227]&lt;5;[.$F$3];0)" office:value-type="float" office:value="0" calcext:value-type="float">
            <text:p>0,00</text:p>
          </table:table-cell>
          <table:table-cell table:formula="of:=IF([.J227]=0;[.H227];[.J227])" office:value-type="float" office:value="45" calcext:value-type="float">
            <text:p>45,00</text:p>
          </table:table-cell>
          <table:table-cell table:formula="of:=IF([.K227]=0;[.I227];[.K227])" office:value-type="float" office:value="24.06" calcext:value-type="float">
            <text:p>24,06</text:p>
          </table:table-cell>
          <table:table-cell table:formula="of:=ROUND([.F227]*[.$S$5]+[.G227]*[.$S$4];2)" office:value-type="currency" office:currency="PLN" office:value="13.6" calcext:value-type="currency">
            <text:p>13,60 zł</text:p>
          </table:table-cell>
          <table:table-cell/>
          <table:table-cell table:formula="of:=ROUND([.B227]*[.$G$2]/100;2)" office:value-type="float" office:value="3.96" calcext:value-type="float">
            <text:p>3,96</text:p>
          </table:table-cell>
          <table:table-cell table:formula="of:=ROUND([.P227]*[.$S$5];2)" office:value-type="currency" office:currency="PLN" office:value="19.76" calcext:value-type="currency">
            <text:p>19,76 zł</text:p>
          </table:table-cell>
          <table:table-cell table:number-columns-repeated="1007"/>
        </table:table-row>
        <table:table-row table:style-name="ro2">
          <table:table-cell office:value-type="date" office:date-value="2014-08-05" calcext:value-type="date">
            <text:p>5.08.2014</text:p>
          </table:table-cell>
          <table:table-cell office:value-type="float" office:value="129" calcext:value-type="float">
            <text:p>129</text:p>
          </table:table-cell>
          <table:table-cell table:formula="of:=LOOKUP(WEEKDAY([.A228];2);[.$B$1:.$B$7];[.$C$1:.$C$7])" office:value-type="string" office:string-value="wtorek" calcext:value-type="string">
            <text:p>wtorek</text:p>
          </table:table-cell>
          <table:table-cell table:formula="of:=[.L227]" office:value-type="float" office:value="45" calcext:value-type="float">
            <text:p>45,00</text:p>
          </table:table-cell>
          <table:table-cell table:formula="of:=[.M227]" office:value-type="float" office:value="24.06" calcext:value-type="float">
            <text:p>24,06</text:p>
          </table:table-cell>
          <table:table-cell table:formula="of:=ROUND(IF([.E228]&gt;[.$F$6];IF([.E228]-(([.B228]*[.$G$3])/100)&lt;0;((([.E228]*100)/[.$G$3])*[.$G$2])/100;0);([.$G$2]*([.B228]/2))/100);2)" office:value-type="float" office:value="0" calcext:value-type="float">
            <text:p>0,00</text:p>
          </table:table-cell>
          <table:table-cell table:formula="of:=ROUND(IF([.E228]&gt;[.$F$6];IF([.E228]-(([.B228]*[.$G$3])/100)&lt;0;[.E228];([.$G$3]*[.B228])/100);([.$G$3]*([.B228]/2))/100) ;2)" office:value-type="float" office:value="11.61" calcext:value-type="float">
            <text:p>11,61</text:p>
          </table:table-cell>
          <table:table-cell table:formula="of:=[.D228]-[.F228]" office:value-type="float" office:value="45" calcext:value-type="float">
            <text:p>45,00</text:p>
          </table:table-cell>
          <table:table-cell table:formula="of:=[.E228]-[.G228]" office:value-type="float" office:value="12.45" calcext:value-type="float">
            <text:p>12,45</text:p>
          </table:table-cell>
          <table:table-cell table:formula="of:=IF([.C228]=[.$L$6];IF([.H228]&lt;[.$N$6];[.$F$2];0);0)" office:value-type="float" office:value="0" calcext:value-type="float">
            <text:p>0,00</text:p>
          </table:table-cell>
          <table:table-cell table:formula="of:=IF([.I228]&lt;5;[.$F$3];0)" office:value-type="float" office:value="0" calcext:value-type="float">
            <text:p>0,00</text:p>
          </table:table-cell>
          <table:table-cell table:formula="of:=IF([.J228]=0;[.H228];[.J228])" office:value-type="float" office:value="45" calcext:value-type="float">
            <text:p>45,00</text:p>
          </table:table-cell>
          <table:table-cell table:formula="of:=IF([.K228]=0;[.I228];[.K228])" office:value-type="float" office:value="12.45" calcext:value-type="float">
            <text:p>12,45</text:p>
          </table:table-cell>
          <table:table-cell table:formula="of:=ROUND([.F228]*[.$S$5]+[.G228]*[.$S$4];2)" office:value-type="currency" office:currency="PLN" office:value="26.59" calcext:value-type="currency">
            <text:p>26,59 zł</text:p>
          </table:table-cell>
          <table:table-cell/>
          <table:table-cell table:formula="of:=ROUND([.B228]*[.$G$2]/100;2)" office:value-type="float" office:value="7.74" calcext:value-type="float">
            <text:p>7,74</text:p>
          </table:table-cell>
          <table:table-cell table:formula="of:=ROUND([.P228]*[.$S$5];2)" office:value-type="currency" office:currency="PLN" office:value="38.62" calcext:value-type="currency">
            <text:p>38,62 zł</text:p>
          </table:table-cell>
          <table:table-cell table:number-columns-repeated="1007"/>
        </table:table-row>
        <table:table-row table:style-name="ro2">
          <table:table-cell office:value-type="date" office:date-value="2014-08-06" calcext:value-type="date">
            <text:p>6.08.2014</text:p>
          </table:table-cell>
          <table:table-cell office:value-type="float" office:value="41" calcext:value-type="float">
            <text:p>41</text:p>
          </table:table-cell>
          <table:table-cell table:formula="of:=LOOKUP(WEEKDAY([.A229];2);[.$B$1:.$B$7];[.$C$1:.$C$7])" office:value-type="string" office:string-value="środa" calcext:value-type="string">
            <text:p>środa</text:p>
          </table:table-cell>
          <table:table-cell table:formula="of:=[.L228]" office:value-type="float" office:value="45" calcext:value-type="float">
            <text:p>45,00</text:p>
          </table:table-cell>
          <table:table-cell table:formula="of:=[.M228]" office:value-type="float" office:value="12.45" calcext:value-type="float">
            <text:p>12,45</text:p>
          </table:table-cell>
          <table:table-cell table:formula="of:=ROUND(IF([.E229]&gt;[.$F$6];IF([.E229]-(([.B229]*[.$G$3])/100)&lt;0;((([.E229]*100)/[.$G$3])*[.$G$2])/100;0);([.$G$2]*([.B229]/2))/100);2)" office:value-type="float" office:value="1.23" calcext:value-type="float">
            <text:p>1,23</text:p>
          </table:table-cell>
          <table:table-cell table:formula="of:=ROUND(IF([.E229]&gt;[.$F$6];IF([.E229]-(([.B229]*[.$G$3])/100)&lt;0;[.E229];([.$G$3]*[.B229])/100);([.$G$3]*([.B229]/2))/100) ;2)" office:value-type="float" office:value="1.85" calcext:value-type="float">
            <text:p>1,85</text:p>
          </table:table-cell>
          <table:table-cell table:formula="of:=[.D229]-[.F229]" office:value-type="float" office:value="43.77" calcext:value-type="float">
            <text:p>43,77</text:p>
          </table:table-cell>
          <table:table-cell table:formula="of:=[.E229]-[.G229]" office:value-type="float" office:value="10.6" calcext:value-type="float">
            <text:p>10,60</text:p>
          </table:table-cell>
          <table:table-cell table:formula="of:=IF([.C229]=[.$L$6];IF([.H229]&lt;[.$N$6];[.$F$2];0);0)" office:value-type="float" office:value="0" calcext:value-type="float">
            <text:p>0,00</text:p>
          </table:table-cell>
          <table:table-cell table:formula="of:=IF([.I229]&lt;5;[.$F$3];0)" office:value-type="float" office:value="0" calcext:value-type="float">
            <text:p>0,00</text:p>
          </table:table-cell>
          <table:table-cell table:formula="of:=IF([.J229]=0;[.H229];[.J229])" office:value-type="float" office:value="43.77" calcext:value-type="float">
            <text:p>43,77</text:p>
          </table:table-cell>
          <table:table-cell table:formula="of:=IF([.K229]=0;[.I229];[.K229])" office:value-type="float" office:value="10.6" calcext:value-type="float">
            <text:p>10,60</text:p>
          </table:table-cell>
          <table:table-cell table:formula="of:=ROUND([.F229]*[.$S$5]+[.G229]*[.$S$4];2)" office:value-type="currency" office:currency="PLN" office:value="10.37" calcext:value-type="currency">
            <text:p>10,37 zł</text:p>
          </table:table-cell>
          <table:table-cell/>
          <table:table-cell table:formula="of:=ROUND([.B229]*[.$G$2]/100;2)" office:value-type="float" office:value="2.46" calcext:value-type="float">
            <text:p>2,46</text:p>
          </table:table-cell>
          <table:table-cell table:formula="of:=ROUND([.P229]*[.$S$5];2)" office:value-type="currency" office:currency="PLN" office:value="12.28" calcext:value-type="currency">
            <text:p>12,28 zł</text:p>
          </table:table-cell>
          <table:table-cell table:number-columns-repeated="1007"/>
        </table:table-row>
        <table:table-row table:style-name="ro2">
          <table:table-cell office:value-type="date" office:date-value="2014-08-07" calcext:value-type="date">
            <text:p>7.08.2014</text:p>
          </table:table-cell>
          <table:table-cell office:value-type="float" office:value="51" calcext:value-type="float">
            <text:p>51</text:p>
          </table:table-cell>
          <table:table-cell table:formula="of:=LOOKUP(WEEKDAY([.A230];2);[.$B$1:.$B$7];[.$C$1:.$C$7])" office:value-type="string" office:string-value="czwartek" calcext:value-type="string">
            <text:p>czwartek</text:p>
          </table:table-cell>
          <table:table-cell table:formula="of:=[.L229]" office:value-type="float" office:value="43.77" calcext:value-type="float">
            <text:p>43,77</text:p>
          </table:table-cell>
          <table:table-cell table:formula="of:=[.M229]" office:value-type="float" office:value="10.6" calcext:value-type="float">
            <text:p>10,60</text:p>
          </table:table-cell>
          <table:table-cell table:formula="of:=ROUND(IF([.E230]&gt;[.$F$6];IF([.E230]-(([.B230]*[.$G$3])/100)&lt;0;((([.E230]*100)/[.$G$3])*[.$G$2])/100;0);([.$G$2]*([.B230]/2))/100);2)" office:value-type="float" office:value="1.53" calcext:value-type="float">
            <text:p>1,53</text:p>
          </table:table-cell>
          <table:table-cell table:formula="of:=ROUND(IF([.E230]&gt;[.$F$6];IF([.E230]-(([.B230]*[.$G$3])/100)&lt;0;[.E230];([.$G$3]*[.B230])/100);([.$G$3]*([.B230]/2))/100) ;2)" office:value-type="float" office:value="2.3" calcext:value-type="float">
            <text:p>2,30</text:p>
          </table:table-cell>
          <table:table-cell table:formula="of:=[.D230]-[.F230]" office:value-type="float" office:value="42.24" calcext:value-type="float">
            <text:p>42,24</text:p>
          </table:table-cell>
          <table:table-cell table:formula="of:=[.E230]-[.G230]" office:value-type="float" office:value="8.3" calcext:value-type="float">
            <text:p>8,30</text:p>
          </table:table-cell>
          <table:table-cell table:formula="of:=IF([.C230]=[.$L$6];IF([.H230]&lt;[.$N$6];[.$F$2];0);0)" office:value-type="float" office:value="0" calcext:value-type="float">
            <text:p>0,00</text:p>
          </table:table-cell>
          <table:table-cell table:formula="of:=IF([.I230]&lt;5;[.$F$3];0)" office:value-type="float" office:value="0" calcext:value-type="float">
            <text:p>0,00</text:p>
          </table:table-cell>
          <table:table-cell table:formula="of:=IF([.J230]=0;[.H230];[.J230])" office:value-type="float" office:value="42.24" calcext:value-type="float">
            <text:p>42,24</text:p>
          </table:table-cell>
          <table:table-cell table:formula="of:=IF([.K230]=0;[.I230];[.K230])" office:value-type="float" office:value="8.3" calcext:value-type="float">
            <text:p>8,30</text:p>
          </table:table-cell>
          <table:table-cell table:formula="of:=ROUND([.F230]*[.$S$5]+[.G230]*[.$S$4];2)" office:value-type="currency" office:currency="PLN" office:value="12.9" calcext:value-type="currency">
            <text:p>12,90 zł</text:p>
          </table:table-cell>
          <table:table-cell/>
          <table:table-cell table:formula="of:=ROUND([.B230]*[.$G$2]/100;2)" office:value-type="float" office:value="3.06" calcext:value-type="float">
            <text:p>3,06</text:p>
          </table:table-cell>
          <table:table-cell table:formula="of:=ROUND([.P230]*[.$S$5];2)" office:value-type="currency" office:currency="PLN" office:value="15.27" calcext:value-type="currency">
            <text:p>15,27 zł</text:p>
          </table:table-cell>
          <table:table-cell table:number-columns-repeated="1007"/>
        </table:table-row>
        <table:table-row table:style-name="ro2">
          <table:table-cell office:value-type="date" office:date-value="2014-08-08" calcext:value-type="date">
            <text:p>8.08.2014</text:p>
          </table:table-cell>
          <table:table-cell office:value-type="float" office:value="72" calcext:value-type="float">
            <text:p>72</text:p>
          </table:table-cell>
          <table:table-cell table:formula="of:=LOOKUP(WEEKDAY([.A231];2);[.$B$1:.$B$7];[.$C$1:.$C$7])" office:value-type="string" office:string-value="piątek" calcext:value-type="string">
            <text:p>piątek</text:p>
          </table:table-cell>
          <table:table-cell table:formula="of:=[.L230]" office:value-type="float" office:value="42.24" calcext:value-type="float">
            <text:p>42,24</text:p>
          </table:table-cell>
          <table:table-cell table:formula="of:=[.M230]" office:value-type="float" office:value="8.3" calcext:value-type="float">
            <text:p>8,30</text:p>
          </table:table-cell>
          <table:table-cell table:formula="of:=ROUND(IF([.E231]&gt;[.$F$6];IF([.E231]-(([.B231]*[.$G$3])/100)&lt;0;((([.E231]*100)/[.$G$3])*[.$G$2])/100;0);([.$G$2]*([.B231]/2))/100);2)" office:value-type="float" office:value="2.16" calcext:value-type="float">
            <text:p>2,16</text:p>
          </table:table-cell>
          <table:table-cell table:formula="of:=ROUND(IF([.E231]&gt;[.$F$6];IF([.E231]-(([.B231]*[.$G$3])/100)&lt;0;[.E231];([.$G$3]*[.B231])/100);([.$G$3]*([.B231]/2))/100) ;2)" office:value-type="float" office:value="3.24" calcext:value-type="float">
            <text:p>3,24</text:p>
          </table:table-cell>
          <table:table-cell table:formula="of:=[.D231]-[.F231]" office:value-type="float" office:value="40.08" calcext:value-type="float">
            <text:p>40,08</text:p>
          </table:table-cell>
          <table:table-cell table:formula="of:=[.E231]-[.G231]" office:value-type="float" office:value="5.06" calcext:value-type="float">
            <text:p>5,06</text:p>
          </table:table-cell>
          <table:table-cell table:formula="of:=IF([.C231]=[.$L$6];IF([.H231]&lt;[.$N$6];[.$F$2];0);0)" office:value-type="float" office:value="0" calcext:value-type="float">
            <text:p>0,00</text:p>
          </table:table-cell>
          <table:table-cell table:formula="of:=IF([.I231]&lt;5;[.$F$3];0)" office:value-type="float" office:value="0" calcext:value-type="float">
            <text:p>0,00</text:p>
          </table:table-cell>
          <table:table-cell table:formula="of:=IF([.J231]=0;[.H231];[.J231])" office:value-type="float" office:value="40.08" calcext:value-type="float">
            <text:p>40,08</text:p>
          </table:table-cell>
          <table:table-cell table:formula="of:=IF([.K231]=0;[.I231];[.K231])" office:value-type="float" office:value="5.06" calcext:value-type="float">
            <text:p>5,06</text:p>
          </table:table-cell>
          <table:table-cell table:formula="of:=ROUND([.F231]*[.$S$5]+[.G231]*[.$S$4];2)" office:value-type="currency" office:currency="PLN" office:value="18.2" calcext:value-type="currency">
            <text:p>18,20 zł</text:p>
          </table:table-cell>
          <table:table-cell/>
          <table:table-cell table:formula="of:=ROUND([.B231]*[.$G$2]/100;2)" office:value-type="float" office:value="4.32" calcext:value-type="float">
            <text:p>4,32</text:p>
          </table:table-cell>
          <table:table-cell table:formula="of:=ROUND([.P231]*[.$S$5];2)" office:value-type="currency" office:currency="PLN" office:value="21.56" calcext:value-type="currency">
            <text:p>21,56 zł</text:p>
          </table:table-cell>
          <table:table-cell table:number-columns-repeated="1007"/>
        </table:table-row>
        <table:table-row table:style-name="ro2">
          <table:table-cell office:value-type="date" office:date-value="2014-08-09" calcext:value-type="date">
            <text:p>9.08.2014</text:p>
          </table:table-cell>
          <table:table-cell office:value-type="float" office:value="30" calcext:value-type="float">
            <text:p>30</text:p>
          </table:table-cell>
          <table:table-cell table:formula="of:=LOOKUP(WEEKDAY([.A232];2);[.$B$1:.$B$7];[.$C$1:.$C$7])" office:value-type="string" office:string-value="sobota" calcext:value-type="string">
            <text:p>sobota</text:p>
          </table:table-cell>
          <table:table-cell table:formula="of:=[.L231]" office:value-type="float" office:value="40.08" calcext:value-type="float">
            <text:p>40,08</text:p>
          </table:table-cell>
          <table:table-cell table:formula="of:=[.M231]" office:value-type="float" office:value="5.06" calcext:value-type="float">
            <text:p>5,06</text:p>
          </table:table-cell>
          <table:table-cell table:formula="of:=ROUND(IF([.E232]&gt;[.$F$6];IF([.E232]-(([.B232]*[.$G$3])/100)&lt;0;((([.E232]*100)/[.$G$3])*[.$G$2])/100;0);([.$G$2]*([.B232]/2))/100);2)" office:value-type="float" office:value="0.9" calcext:value-type="float">
            <text:p>0,90</text:p>
          </table:table-cell>
          <table:table-cell table:formula="of:=ROUND(IF([.E232]&gt;[.$F$6];IF([.E232]-(([.B232]*[.$G$3])/100)&lt;0;[.E232];([.$G$3]*[.B232])/100);([.$G$3]*([.B232]/2))/100) ;2)" office:value-type="float" office:value="1.35" calcext:value-type="float">
            <text:p>1,35</text:p>
          </table:table-cell>
          <table:table-cell table:formula="of:=[.D232]-[.F232]" office:value-type="float" office:value="39.18" calcext:value-type="float">
            <text:p>39,18</text:p>
          </table:table-cell>
          <table:table-cell table:formula="of:=[.E232]-[.G232]" office:value-type="float" office:value="3.71" calcext:value-type="float">
            <text:p>3,71</text:p>
          </table:table-cell>
          <table:table-cell table:formula="of:=IF([.C232]=[.$L$6];IF([.H232]&lt;[.$N$6];[.$F$2];0);0)" office:value-type="float" office:value="0" calcext:value-type="float">
            <text:p>0,00</text:p>
          </table:table-cell>
          <table:table-cell table:formula="of:=IF([.I232]&lt;5;[.$F$3];0)" office:value-type="float" office:value="30" calcext:value-type="float">
            <text:p>30,00</text:p>
          </table:table-cell>
          <table:table-cell table:formula="of:=IF([.J232]=0;[.H232];[.J232])" office:value-type="float" office:value="39.18" calcext:value-type="float">
            <text:p>39,18</text:p>
          </table:table-cell>
          <table:table-cell table:formula="of:=IF([.K232]=0;[.I232];[.K232])" office:value-type="float" office:value="30" calcext:value-type="float">
            <text:p>30,00</text:p>
          </table:table-cell>
          <table:table-cell table:formula="of:=ROUND([.F232]*[.$S$5]+[.G232]*[.$S$4];2)" office:value-type="currency" office:currency="PLN" office:value="7.58" calcext:value-type="currency">
            <text:p>7,58 zł</text:p>
          </table:table-cell>
          <table:table-cell/>
          <table:table-cell table:formula="of:=ROUND([.B232]*[.$G$2]/100;2)" office:value-type="float" office:value="1.8" calcext:value-type="float">
            <text:p>1,8</text:p>
          </table:table-cell>
          <table:table-cell table:formula="of:=ROUND([.P232]*[.$S$5];2)" office:value-type="currency" office:currency="PLN" office:value="8.98" calcext:value-type="currency">
            <text:p>8,98 zł</text:p>
          </table:table-cell>
          <table:table-cell table:number-columns-repeated="1007"/>
        </table:table-row>
        <table:table-row table:style-name="ro2">
          <table:table-cell office:value-type="date" office:date-value="2014-08-10" calcext:value-type="date">
            <text:p>10.08.2014</text:p>
          </table:table-cell>
          <table:table-cell office:value-type="float" office:value="95" calcext:value-type="float">
            <text:p>95</text:p>
          </table:table-cell>
          <table:table-cell table:formula="of:=LOOKUP(WEEKDAY([.A233];2);[.$B$1:.$B$7];[.$C$1:.$C$7])" office:value-type="string" office:string-value="niedziela" calcext:value-type="string">
            <text:p>niedziela</text:p>
          </table:table-cell>
          <table:table-cell table:formula="of:=[.L232]" office:value-type="float" office:value="39.18" calcext:value-type="float">
            <text:p>39,18</text:p>
          </table:table-cell>
          <table:table-cell table:formula="of:=[.M232]" office:value-type="float" office:value="30" calcext:value-type="float">
            <text:p>30,00</text:p>
          </table:table-cell>
          <table:table-cell table:formula="of:=ROUND(IF([.E233]&gt;[.$F$6];IF([.E233]-(([.B233]*[.$G$3])/100)&lt;0;((([.E233]*100)/[.$G$3])*[.$G$2])/100;0);([.$G$2]*([.B233]/2))/100);2)" office:value-type="float" office:value="0" calcext:value-type="float">
            <text:p>0,00</text:p>
          </table:table-cell>
          <table:table-cell table:formula="of:=ROUND(IF([.E233]&gt;[.$F$6];IF([.E233]-(([.B233]*[.$G$3])/100)&lt;0;[.E233];([.$G$3]*[.B233])/100);([.$G$3]*([.B233]/2))/100) ;2)" office:value-type="float" office:value="8.55" calcext:value-type="float">
            <text:p>8,55</text:p>
          </table:table-cell>
          <table:table-cell table:formula="of:=[.D233]-[.F233]" office:value-type="float" office:value="39.18" calcext:value-type="float">
            <text:p>39,18</text:p>
          </table:table-cell>
          <table:table-cell table:formula="of:=[.E233]-[.G233]" office:value-type="float" office:value="21.45" calcext:value-type="float">
            <text:p>21,45</text:p>
          </table:table-cell>
          <table:table-cell table:formula="of:=IF([.C233]=[.$L$6];IF([.H233]&lt;[.$N$6];[.$F$2];0);0)" office:value-type="float" office:value="0" calcext:value-type="float">
            <text:p>0,00</text:p>
          </table:table-cell>
          <table:table-cell table:formula="of:=IF([.I233]&lt;5;[.$F$3];0)" office:value-type="float" office:value="0" calcext:value-type="float">
            <text:p>0,00</text:p>
          </table:table-cell>
          <table:table-cell table:formula="of:=IF([.J233]=0;[.H233];[.J233])" office:value-type="float" office:value="39.18" calcext:value-type="float">
            <text:p>39,18</text:p>
          </table:table-cell>
          <table:table-cell table:formula="of:=IF([.K233]=0;[.I233];[.K233])" office:value-type="float" office:value="21.45" calcext:value-type="float">
            <text:p>21,45</text:p>
          </table:table-cell>
          <table:table-cell table:formula="of:=ROUND([.F233]*[.$S$5]+[.G233]*[.$S$4];2)" office:value-type="currency" office:currency="PLN" office:value="19.58" calcext:value-type="currency">
            <text:p>19,58 zł</text:p>
          </table:table-cell>
          <table:table-cell/>
          <table:table-cell table:formula="of:=ROUND([.B233]*[.$G$2]/100;2)" office:value-type="float" office:value="5.7" calcext:value-type="float">
            <text:p>5,7</text:p>
          </table:table-cell>
          <table:table-cell table:formula="of:=ROUND([.P233]*[.$S$5];2)" office:value-type="currency" office:currency="PLN" office:value="28.44" calcext:value-type="currency">
            <text:p>28,44 zł</text:p>
          </table:table-cell>
          <table:table-cell table:number-columns-repeated="1007"/>
        </table:table-row>
        <table:table-row table:style-name="ro2">
          <table:table-cell office:value-type="date" office:date-value="2014-08-11" calcext:value-type="date">
            <text:p>11.08.2014</text:p>
          </table:table-cell>
          <table:table-cell office:value-type="float" office:value="104" calcext:value-type="float">
            <text:p>104</text:p>
          </table:table-cell>
          <table:table-cell table:formula="of:=LOOKUP(WEEKDAY([.A234];2);[.$B$1:.$B$7];[.$C$1:.$C$7])" office:value-type="string" office:string-value="poniedziałek" calcext:value-type="string">
            <text:p>poniedziałek</text:p>
          </table:table-cell>
          <table:table-cell table:formula="of:=[.L233]" office:value-type="float" office:value="39.18" calcext:value-type="float">
            <text:p>39,18</text:p>
          </table:table-cell>
          <table:table-cell table:formula="of:=[.M233]" office:value-type="float" office:value="21.45" calcext:value-type="float">
            <text:p>21,45</text:p>
          </table:table-cell>
          <table:table-cell table:formula="of:=ROUND(IF([.E234]&gt;[.$F$6];IF([.E234]-(([.B234]*[.$G$3])/100)&lt;0;((([.E234]*100)/[.$G$3])*[.$G$2])/100;0);([.$G$2]*([.B234]/2))/100);2)" office:value-type="float" office:value="0" calcext:value-type="float">
            <text:p>0,00</text:p>
          </table:table-cell>
          <table:table-cell table:formula="of:=ROUND(IF([.E234]&gt;[.$F$6];IF([.E234]-(([.B234]*[.$G$3])/100)&lt;0;[.E234];([.$G$3]*[.B234])/100);([.$G$3]*([.B234]/2))/100) ;2)" office:value-type="float" office:value="9.36" calcext:value-type="float">
            <text:p>9,36</text:p>
          </table:table-cell>
          <table:table-cell table:formula="of:=[.D234]-[.F234]" office:value-type="float" office:value="39.18" calcext:value-type="float">
            <text:p>39,18</text:p>
          </table:table-cell>
          <table:table-cell table:formula="of:=[.E234]-[.G234]" office:value-type="float" office:value="12.09" calcext:value-type="float">
            <text:p>12,09</text:p>
          </table:table-cell>
          <table:table-cell table:formula="of:=IF([.C234]=[.$L$6];IF([.H234]&lt;[.$N$6];[.$F$2];0);0)" office:value-type="float" office:value="0" calcext:value-type="float">
            <text:p>0,00</text:p>
          </table:table-cell>
          <table:table-cell table:formula="of:=IF([.I234]&lt;5;[.$F$3];0)" office:value-type="float" office:value="0" calcext:value-type="float">
            <text:p>0,00</text:p>
          </table:table-cell>
          <table:table-cell table:formula="of:=IF([.J234]=0;[.H234];[.J234])" office:value-type="float" office:value="39.18" calcext:value-type="float">
            <text:p>39,18</text:p>
          </table:table-cell>
          <table:table-cell table:formula="of:=IF([.K234]=0;[.I234];[.K234])" office:value-type="float" office:value="12.09" calcext:value-type="float">
            <text:p>12,09</text:p>
          </table:table-cell>
          <table:table-cell table:formula="of:=ROUND([.F234]*[.$S$5]+[.G234]*[.$S$4];2)" office:value-type="currency" office:currency="PLN" office:value="21.43" calcext:value-type="currency">
            <text:p>21,43 zł</text:p>
          </table:table-cell>
          <table:table-cell/>
          <table:table-cell table:formula="of:=ROUND([.B234]*[.$G$2]/100;2)" office:value-type="float" office:value="6.24" calcext:value-type="float">
            <text:p>6,24</text:p>
          </table:table-cell>
          <table:table-cell table:formula="of:=ROUND([.P234]*[.$S$5];2)" office:value-type="currency" office:currency="PLN" office:value="31.14" calcext:value-type="currency">
            <text:p>31,14 zł</text:p>
          </table:table-cell>
          <table:table-cell table:number-columns-repeated="1007"/>
        </table:table-row>
        <table:table-row table:style-name="ro2">
          <table:table-cell office:value-type="date" office:date-value="2014-08-12" calcext:value-type="date">
            <text:p>12.08.2014</text:p>
          </table:table-cell>
          <table:table-cell office:value-type="float" office:value="16" calcext:value-type="float">
            <text:p>16</text:p>
          </table:table-cell>
          <table:table-cell table:formula="of:=LOOKUP(WEEKDAY([.A235];2);[.$B$1:.$B$7];[.$C$1:.$C$7])" office:value-type="string" office:string-value="wtorek" calcext:value-type="string">
            <text:p>wtorek</text:p>
          </table:table-cell>
          <table:table-cell table:formula="of:=[.L234]" office:value-type="float" office:value="39.18" calcext:value-type="float">
            <text:p>39,18</text:p>
          </table:table-cell>
          <table:table-cell table:formula="of:=[.M234]" office:value-type="float" office:value="12.09" calcext:value-type="float">
            <text:p>12,09</text:p>
          </table:table-cell>
          <table:table-cell table:formula="of:=ROUND(IF([.E235]&gt;[.$F$6];IF([.E235]-(([.B235]*[.$G$3])/100)&lt;0;((([.E235]*100)/[.$G$3])*[.$G$2])/100;0);([.$G$2]*([.B235]/2))/100);2)" office:value-type="float" office:value="0.48" calcext:value-type="float">
            <text:p>0,48</text:p>
          </table:table-cell>
          <table:table-cell table:formula="of:=ROUND(IF([.E235]&gt;[.$F$6];IF([.E235]-(([.B235]*[.$G$3])/100)&lt;0;[.E235];([.$G$3]*[.B235])/100);([.$G$3]*([.B235]/2))/100) ;2)" office:value-type="float" office:value="0.72" calcext:value-type="float">
            <text:p>0,72</text:p>
          </table:table-cell>
          <table:table-cell table:formula="of:=[.D235]-[.F235]" office:value-type="float" office:value="38.7" calcext:value-type="float">
            <text:p>38,70</text:p>
          </table:table-cell>
          <table:table-cell table:formula="of:=[.E235]-[.G235]" office:value-type="float" office:value="11.37" calcext:value-type="float">
            <text:p>11,37</text:p>
          </table:table-cell>
          <table:table-cell table:formula="of:=IF([.C235]=[.$L$6];IF([.H235]&lt;[.$N$6];[.$F$2];0);0)" office:value-type="float" office:value="0" calcext:value-type="float">
            <text:p>0,00</text:p>
          </table:table-cell>
          <table:table-cell table:formula="of:=IF([.I235]&lt;5;[.$F$3];0)" office:value-type="float" office:value="0" calcext:value-type="float">
            <text:p>0,00</text:p>
          </table:table-cell>
          <table:table-cell table:formula="of:=IF([.J235]=0;[.H235];[.J235])" office:value-type="float" office:value="38.7" calcext:value-type="float">
            <text:p>38,70</text:p>
          </table:table-cell>
          <table:table-cell table:formula="of:=IF([.K235]=0;[.I235];[.K235])" office:value-type="float" office:value="11.37" calcext:value-type="float">
            <text:p>11,37</text:p>
          </table:table-cell>
          <table:table-cell table:formula="of:=ROUND([.F235]*[.$S$5]+[.G235]*[.$S$4];2)" office:value-type="currency" office:currency="PLN" office:value="4.04" calcext:value-type="currency">
            <text:p>4,04 zł</text:p>
          </table:table-cell>
          <table:table-cell/>
          <table:table-cell table:formula="of:=ROUND([.B235]*[.$G$2]/100;2)" office:value-type="float" office:value="0.96" calcext:value-type="float">
            <text:p>0,96</text:p>
          </table:table-cell>
          <table:table-cell table:formula="of:=ROUND([.P235]*[.$S$5];2)" office:value-type="currency" office:currency="PLN" office:value="4.79" calcext:value-type="currency">
            <text:p>4,79 zł</text:p>
          </table:table-cell>
          <table:table-cell table:number-columns-repeated="1007"/>
        </table:table-row>
        <table:table-row table:style-name="ro2">
          <table:table-cell office:value-type="date" office:date-value="2014-08-13" calcext:value-type="date">
            <text:p>13.08.2014</text:p>
          </table:table-cell>
          <table:table-cell office:value-type="float" office:value="34" calcext:value-type="float">
            <text:p>34</text:p>
          </table:table-cell>
          <table:table-cell table:formula="of:=LOOKUP(WEEKDAY([.A236];2);[.$B$1:.$B$7];[.$C$1:.$C$7])" office:value-type="string" office:string-value="środa" calcext:value-type="string">
            <text:p>środa</text:p>
          </table:table-cell>
          <table:table-cell table:formula="of:=[.L235]" office:value-type="float" office:value="38.7" calcext:value-type="float">
            <text:p>38,70</text:p>
          </table:table-cell>
          <table:table-cell table:formula="of:=[.M235]" office:value-type="float" office:value="11.37" calcext:value-type="float">
            <text:p>11,37</text:p>
          </table:table-cell>
          <table:table-cell table:formula="of:=ROUND(IF([.E236]&gt;[.$F$6];IF([.E236]-(([.B236]*[.$G$3])/100)&lt;0;((([.E236]*100)/[.$G$3])*[.$G$2])/100;0);([.$G$2]*([.B236]/2))/100);2)" office:value-type="float" office:value="1.02" calcext:value-type="float">
            <text:p>1,02</text:p>
          </table:table-cell>
          <table:table-cell table:formula="of:=ROUND(IF([.E236]&gt;[.$F$6];IF([.E236]-(([.B236]*[.$G$3])/100)&lt;0;[.E236];([.$G$3]*[.B236])/100);([.$G$3]*([.B236]/2))/100) ;2)" office:value-type="float" office:value="1.53" calcext:value-type="float">
            <text:p>1,53</text:p>
          </table:table-cell>
          <table:table-cell table:formula="of:=[.D236]-[.F236]" office:value-type="float" office:value="37.68" calcext:value-type="float">
            <text:p>37,68</text:p>
          </table:table-cell>
          <table:table-cell table:formula="of:=[.E236]-[.G236]" office:value-type="float" office:value="9.84" calcext:value-type="float">
            <text:p>9,84</text:p>
          </table:table-cell>
          <table:table-cell table:formula="of:=IF([.C236]=[.$L$6];IF([.H236]&lt;[.$N$6];[.$F$2];0);0)" office:value-type="float" office:value="0" calcext:value-type="float">
            <text:p>0,00</text:p>
          </table:table-cell>
          <table:table-cell table:formula="of:=IF([.I236]&lt;5;[.$F$3];0)" office:value-type="float" office:value="0" calcext:value-type="float">
            <text:p>0,00</text:p>
          </table:table-cell>
          <table:table-cell table:formula="of:=IF([.J236]=0;[.H236];[.J236])" office:value-type="float" office:value="37.68" calcext:value-type="float">
            <text:p>37,68</text:p>
          </table:table-cell>
          <table:table-cell table:formula="of:=IF([.K236]=0;[.I236];[.K236])" office:value-type="float" office:value="9.84" calcext:value-type="float">
            <text:p>9,84</text:p>
          </table:table-cell>
          <table:table-cell table:formula="of:=ROUND([.F236]*[.$S$5]+[.G236]*[.$S$4];2)" office:value-type="currency" office:currency="PLN" office:value="8.59" calcext:value-type="currency">
            <text:p>8,59 zł</text:p>
          </table:table-cell>
          <table:table-cell/>
          <table:table-cell table:formula="of:=ROUND([.B236]*[.$G$2]/100;2)" office:value-type="float" office:value="2.04" calcext:value-type="float">
            <text:p>2,04</text:p>
          </table:table-cell>
          <table:table-cell table:formula="of:=ROUND([.P236]*[.$S$5];2)" office:value-type="currency" office:currency="PLN" office:value="10.18" calcext:value-type="currency">
            <text:p>10,18 zł</text:p>
          </table:table-cell>
          <table:table-cell table:number-columns-repeated="1007"/>
        </table:table-row>
        <table:table-row table:style-name="ro2">
          <table:table-cell office:value-type="date" office:date-value="2014-08-14" calcext:value-type="date">
            <text:p>14.08.2014</text:p>
          </table:table-cell>
          <table:table-cell office:value-type="float" office:value="39" calcext:value-type="float">
            <text:p>39</text:p>
          </table:table-cell>
          <table:table-cell table:formula="of:=LOOKUP(WEEKDAY([.A237];2);[.$B$1:.$B$7];[.$C$1:.$C$7])" office:value-type="string" office:string-value="czwartek" calcext:value-type="string">
            <text:p>czwartek</text:p>
          </table:table-cell>
          <table:table-cell table:formula="of:=[.L236]" office:value-type="float" office:value="37.68" calcext:value-type="float">
            <text:p>37,68</text:p>
          </table:table-cell>
          <table:table-cell table:formula="of:=[.M236]" office:value-type="float" office:value="9.84" calcext:value-type="float">
            <text:p>9,84</text:p>
          </table:table-cell>
          <table:table-cell table:formula="of:=ROUND(IF([.E237]&gt;[.$F$6];IF([.E237]-(([.B237]*[.$G$3])/100)&lt;0;((([.E237]*100)/[.$G$3])*[.$G$2])/100;0);([.$G$2]*([.B237]/2))/100);2)" office:value-type="float" office:value="1.17" calcext:value-type="float">
            <text:p>1,17</text:p>
          </table:table-cell>
          <table:table-cell table:formula="of:=ROUND(IF([.E237]&gt;[.$F$6];IF([.E237]-(([.B237]*[.$G$3])/100)&lt;0;[.E237];([.$G$3]*[.B237])/100);([.$G$3]*([.B237]/2))/100) ;2)" office:value-type="float" office:value="1.76" calcext:value-type="float">
            <text:p>1,76</text:p>
          </table:table-cell>
          <table:table-cell table:formula="of:=[.D237]-[.F237]" office:value-type="float" office:value="36.51" calcext:value-type="float">
            <text:p>36,51</text:p>
          </table:table-cell>
          <table:table-cell table:formula="of:=[.E237]-[.G237]" office:value-type="float" office:value="8.08" calcext:value-type="float">
            <text:p>8,08</text:p>
          </table:table-cell>
          <table:table-cell table:formula="of:=IF([.C237]=[.$L$6];IF([.H237]&lt;[.$N$6];[.$F$2];0);0)" office:value-type="float" office:value="45" calcext:value-type="float">
            <text:p>45,00</text:p>
          </table:table-cell>
          <table:table-cell table:formula="of:=IF([.I237]&lt;5;[.$F$3];0)" office:value-type="float" office:value="0" calcext:value-type="float">
            <text:p>0,00</text:p>
          </table:table-cell>
          <table:table-cell table:formula="of:=IF([.J237]=0;[.H237];[.J237])" office:value-type="float" office:value="45" calcext:value-type="float">
            <text:p>45,00</text:p>
          </table:table-cell>
          <table:table-cell table:formula="of:=IF([.K237]=0;[.I237];[.K237])" office:value-type="float" office:value="8.08" calcext:value-type="float">
            <text:p>8,08</text:p>
          </table:table-cell>
          <table:table-cell table:formula="of:=ROUND([.F237]*[.$S$5]+[.G237]*[.$S$4];2)" office:value-type="currency" office:currency="PLN" office:value="9.87" calcext:value-type="currency">
            <text:p>9,87 zł</text:p>
          </table:table-cell>
          <table:table-cell/>
          <table:table-cell table:formula="of:=ROUND([.B237]*[.$G$2]/100;2)" office:value-type="float" office:value="2.34" calcext:value-type="float">
            <text:p>2,34</text:p>
          </table:table-cell>
          <table:table-cell table:formula="of:=ROUND([.P237]*[.$S$5];2)" office:value-type="currency" office:currency="PLN" office:value="11.68" calcext:value-type="currency">
            <text:p>11,68 zł</text:p>
          </table:table-cell>
          <table:table-cell table:number-columns-repeated="1007"/>
        </table:table-row>
        <table:table-row table:style-name="ro2">
          <table:table-cell office:value-type="date" office:date-value="2014-08-15" calcext:value-type="date">
            <text:p>15.08.2014</text:p>
          </table:table-cell>
          <table:table-cell office:value-type="float" office:value="133" calcext:value-type="float">
            <text:p>133</text:p>
          </table:table-cell>
          <table:table-cell table:formula="of:=LOOKUP(WEEKDAY([.A238];2);[.$B$1:.$B$7];[.$C$1:.$C$7])" office:value-type="string" office:string-value="piątek" calcext:value-type="string">
            <text:p>piątek</text:p>
          </table:table-cell>
          <table:table-cell table:formula="of:=[.L237]" office:value-type="float" office:value="45" calcext:value-type="float">
            <text:p>45,00</text:p>
          </table:table-cell>
          <table:table-cell table:formula="of:=[.M237]" office:value-type="float" office:value="8.08" calcext:value-type="float">
            <text:p>8,08</text:p>
          </table:table-cell>
          <table:table-cell table:formula="of:=ROUND(IF([.E238]&gt;[.$F$6];IF([.E238]-(([.B238]*[.$G$3])/100)&lt;0;((([.E238]*100)/[.$G$3])*[.$G$2])/100;0);([.$G$2]*([.B238]/2))/100);2)" office:value-type="float" office:value="3.99" calcext:value-type="float">
            <text:p>3,99</text:p>
          </table:table-cell>
          <table:table-cell table:formula="of:=ROUND(IF([.E238]&gt;[.$F$6];IF([.E238]-(([.B238]*[.$G$3])/100)&lt;0;[.E238];([.$G$3]*[.B238])/100);([.$G$3]*([.B238]/2))/100) ;2)" office:value-type="float" office:value="5.99" calcext:value-type="float">
            <text:p>5,99</text:p>
          </table:table-cell>
          <table:table-cell table:formula="of:=[.D238]-[.F238]" office:value-type="float" office:value="41.01" calcext:value-type="float">
            <text:p>41,01</text:p>
          </table:table-cell>
          <table:table-cell table:formula="of:=[.E238]-[.G238]" office:value-type="float" office:value="2.09" calcext:value-type="float">
            <text:p>2,09</text:p>
          </table:table-cell>
          <table:table-cell table:formula="of:=IF([.C238]=[.$L$6];IF([.H238]&lt;[.$N$6];[.$F$2];0);0)" office:value-type="float" office:value="0" calcext:value-type="float">
            <text:p>0,00</text:p>
          </table:table-cell>
          <table:table-cell table:formula="of:=IF([.I238]&lt;5;[.$F$3];0)" office:value-type="float" office:value="30" calcext:value-type="float">
            <text:p>30,00</text:p>
          </table:table-cell>
          <table:table-cell table:formula="of:=IF([.J238]=0;[.H238];[.J238])" office:value-type="float" office:value="41.01" calcext:value-type="float">
            <text:p>41,01</text:p>
          </table:table-cell>
          <table:table-cell table:formula="of:=IF([.K238]=0;[.I238];[.K238])" office:value-type="float" office:value="30" calcext:value-type="float">
            <text:p>30,00</text:p>
          </table:table-cell>
          <table:table-cell table:formula="of:=ROUND([.F238]*[.$S$5]+[.G238]*[.$S$4];2)" office:value-type="currency" office:currency="PLN" office:value="33.63" calcext:value-type="currency">
            <text:p>33,63 zł</text:p>
          </table:table-cell>
          <table:table-cell/>
          <table:table-cell table:formula="of:=ROUND([.B238]*[.$G$2]/100;2)" office:value-type="float" office:value="7.98" calcext:value-type="float">
            <text:p>7,98</text:p>
          </table:table-cell>
          <table:table-cell table:formula="of:=ROUND([.P238]*[.$S$5];2)" office:value-type="currency" office:currency="PLN" office:value="39.82" calcext:value-type="currency">
            <text:p>39,82 zł</text:p>
          </table:table-cell>
          <table:table-cell table:number-columns-repeated="1007"/>
        </table:table-row>
        <table:table-row table:style-name="ro2">
          <table:table-cell office:value-type="date" office:date-value="2014-08-16" calcext:value-type="date">
            <text:p>16.08.2014</text:p>
          </table:table-cell>
          <table:table-cell office:value-type="float" office:value="114" calcext:value-type="float">
            <text:p>114</text:p>
          </table:table-cell>
          <table:table-cell table:formula="of:=LOOKUP(WEEKDAY([.A239];2);[.$B$1:.$B$7];[.$C$1:.$C$7])" office:value-type="string" office:string-value="sobota" calcext:value-type="string">
            <text:p>sobota</text:p>
          </table:table-cell>
          <table:table-cell table:formula="of:=[.L238]" office:value-type="float" office:value="41.01" calcext:value-type="float">
            <text:p>41,01</text:p>
          </table:table-cell>
          <table:table-cell table:formula="of:=[.M238]" office:value-type="float" office:value="30" calcext:value-type="float">
            <text:p>30,00</text:p>
          </table:table-cell>
          <table:table-cell table:formula="of:=ROUND(IF([.E239]&gt;[.$F$6];IF([.E239]-(([.B239]*[.$G$3])/100)&lt;0;((([.E239]*100)/[.$G$3])*[.$G$2])/100;0);([.$G$2]*([.B239]/2))/100);2)" office:value-type="float" office:value="0" calcext:value-type="float">
            <text:p>0,00</text:p>
          </table:table-cell>
          <table:table-cell table:formula="of:=ROUND(IF([.E239]&gt;[.$F$6];IF([.E239]-(([.B239]*[.$G$3])/100)&lt;0;[.E239];([.$G$3]*[.B239])/100);([.$G$3]*([.B239]/2))/100) ;2)" office:value-type="float" office:value="10.26" calcext:value-type="float">
            <text:p>10,26</text:p>
          </table:table-cell>
          <table:table-cell table:formula="of:=[.D239]-[.F239]" office:value-type="float" office:value="41.01" calcext:value-type="float">
            <text:p>41,01</text:p>
          </table:table-cell>
          <table:table-cell table:formula="of:=[.E239]-[.G239]" office:value-type="float" office:value="19.74" calcext:value-type="float">
            <text:p>19,74</text:p>
          </table:table-cell>
          <table:table-cell table:formula="of:=IF([.C239]=[.$L$6];IF([.H239]&lt;[.$N$6];[.$F$2];0);0)" office:value-type="float" office:value="0" calcext:value-type="float">
            <text:p>0,00</text:p>
          </table:table-cell>
          <table:table-cell table:formula="of:=IF([.I239]&lt;5;[.$F$3];0)" office:value-type="float" office:value="0" calcext:value-type="float">
            <text:p>0,00</text:p>
          </table:table-cell>
          <table:table-cell table:formula="of:=IF([.J239]=0;[.H239];[.J239])" office:value-type="float" office:value="41.01" calcext:value-type="float">
            <text:p>41,01</text:p>
          </table:table-cell>
          <table:table-cell table:formula="of:=IF([.K239]=0;[.I239];[.K239])" office:value-type="float" office:value="19.74" calcext:value-type="float">
            <text:p>19,74</text:p>
          </table:table-cell>
          <table:table-cell table:formula="of:=ROUND([.F239]*[.$S$5]+[.G239]*[.$S$4];2)" office:value-type="currency" office:currency="PLN" office:value="23.5" calcext:value-type="currency">
            <text:p>23,50 zł</text:p>
          </table:table-cell>
          <table:table-cell/>
          <table:table-cell table:formula="of:=ROUND([.B239]*[.$G$2]/100;2)" office:value-type="float" office:value="6.84" calcext:value-type="float">
            <text:p>6,84</text:p>
          </table:table-cell>
          <table:table-cell table:formula="of:=ROUND([.P239]*[.$S$5];2)" office:value-type="currency" office:currency="PLN" office:value="34.13" calcext:value-type="currency">
            <text:p>34,13 zł</text:p>
          </table:table-cell>
          <table:table-cell table:number-columns-repeated="1007"/>
        </table:table-row>
        <table:table-row table:style-name="ro2">
          <table:table-cell office:value-type="date" office:date-value="2014-08-17" calcext:value-type="date">
            <text:p>17.08.2014</text:p>
          </table:table-cell>
          <table:table-cell office:value-type="float" office:value="37" calcext:value-type="float">
            <text:p>37</text:p>
          </table:table-cell>
          <table:table-cell table:formula="of:=LOOKUP(WEEKDAY([.A240];2);[.$B$1:.$B$7];[.$C$1:.$C$7])" office:value-type="string" office:string-value="niedziela" calcext:value-type="string">
            <text:p>niedziela</text:p>
          </table:table-cell>
          <table:table-cell table:formula="of:=[.L239]" office:value-type="float" office:value="41.01" calcext:value-type="float">
            <text:p>41,01</text:p>
          </table:table-cell>
          <table:table-cell table:formula="of:=[.M239]" office:value-type="float" office:value="19.74" calcext:value-type="float">
            <text:p>19,74</text:p>
          </table:table-cell>
          <table:table-cell table:formula="of:=ROUND(IF([.E240]&gt;[.$F$6];IF([.E240]-(([.B240]*[.$G$3])/100)&lt;0;((([.E240]*100)/[.$G$3])*[.$G$2])/100;0);([.$G$2]*([.B240]/2))/100);2)" office:value-type="float" office:value="0" calcext:value-type="float">
            <text:p>0,00</text:p>
          </table:table-cell>
          <table:table-cell table:formula="of:=ROUND(IF([.E240]&gt;[.$F$6];IF([.E240]-(([.B240]*[.$G$3])/100)&lt;0;[.E240];([.$G$3]*[.B240])/100);([.$G$3]*([.B240]/2))/100) ;2)" office:value-type="float" office:value="3.33" calcext:value-type="float">
            <text:p>3,33</text:p>
          </table:table-cell>
          <table:table-cell table:formula="of:=[.D240]-[.F240]" office:value-type="float" office:value="41.01" calcext:value-type="float">
            <text:p>41,01</text:p>
          </table:table-cell>
          <table:table-cell table:formula="of:=[.E240]-[.G240]" office:value-type="float" office:value="16.41" calcext:value-type="float">
            <text:p>16,41</text:p>
          </table:table-cell>
          <table:table-cell table:formula="of:=IF([.C240]=[.$L$6];IF([.H240]&lt;[.$N$6];[.$F$2];0);0)" office:value-type="float" office:value="0" calcext:value-type="float">
            <text:p>0,00</text:p>
          </table:table-cell>
          <table:table-cell table:formula="of:=IF([.I240]&lt;5;[.$F$3];0)" office:value-type="float" office:value="0" calcext:value-type="float">
            <text:p>0,00</text:p>
          </table:table-cell>
          <table:table-cell table:formula="of:=IF([.J240]=0;[.H240];[.J240])" office:value-type="float" office:value="41.01" calcext:value-type="float">
            <text:p>41,01</text:p>
          </table:table-cell>
          <table:table-cell table:formula="of:=IF([.K240]=0;[.I240];[.K240])" office:value-type="float" office:value="16.41" calcext:value-type="float">
            <text:p>16,41</text:p>
          </table:table-cell>
          <table:table-cell table:formula="of:=ROUND([.F240]*[.$S$5]+[.G240]*[.$S$4];2)" office:value-type="currency" office:currency="PLN" office:value="7.63" calcext:value-type="currency">
            <text:p>7,63 zł</text:p>
          </table:table-cell>
          <table:table-cell/>
          <table:table-cell table:formula="of:=ROUND([.B240]*[.$G$2]/100;2)" office:value-type="float" office:value="2.22" calcext:value-type="float">
            <text:p>2,22</text:p>
          </table:table-cell>
          <table:table-cell table:formula="of:=ROUND([.P240]*[.$S$5];2)" office:value-type="currency" office:currency="PLN" office:value="11.08" calcext:value-type="currency">
            <text:p>11,08 zł</text:p>
          </table:table-cell>
          <table:table-cell table:number-columns-repeated="1007"/>
        </table:table-row>
        <table:table-row table:style-name="ro2">
          <table:table-cell office:value-type="date" office:date-value="2014-08-18" calcext:value-type="date">
            <text:p>18.08.2014</text:p>
          </table:table-cell>
          <table:table-cell office:value-type="float" office:value="41" calcext:value-type="float">
            <text:p>41</text:p>
          </table:table-cell>
          <table:table-cell table:formula="of:=LOOKUP(WEEKDAY([.A241];2);[.$B$1:.$B$7];[.$C$1:.$C$7])" office:value-type="string" office:string-value="poniedziałek" calcext:value-type="string">
            <text:p>poniedziałek</text:p>
          </table:table-cell>
          <table:table-cell table:formula="of:=[.L240]" office:value-type="float" office:value="41.01" calcext:value-type="float">
            <text:p>41,01</text:p>
          </table:table-cell>
          <table:table-cell table:formula="of:=[.M240]" office:value-type="float" office:value="16.41" calcext:value-type="float">
            <text:p>16,41</text:p>
          </table:table-cell>
          <table:table-cell table:formula="of:=ROUND(IF([.E241]&gt;[.$F$6];IF([.E241]-(([.B241]*[.$G$3])/100)&lt;0;((([.E241]*100)/[.$G$3])*[.$G$2])/100;0);([.$G$2]*([.B241]/2))/100);2)" office:value-type="float" office:value="0" calcext:value-type="float">
            <text:p>0,00</text:p>
          </table:table-cell>
          <table:table-cell table:formula="of:=ROUND(IF([.E241]&gt;[.$F$6];IF([.E241]-(([.B241]*[.$G$3])/100)&lt;0;[.E241];([.$G$3]*[.B241])/100);([.$G$3]*([.B241]/2))/100) ;2)" office:value-type="float" office:value="3.69" calcext:value-type="float">
            <text:p>3,69</text:p>
          </table:table-cell>
          <table:table-cell table:formula="of:=[.D241]-[.F241]" office:value-type="float" office:value="41.01" calcext:value-type="float">
            <text:p>41,01</text:p>
          </table:table-cell>
          <table:table-cell table:formula="of:=[.E241]-[.G241]" office:value-type="float" office:value="12.72" calcext:value-type="float">
            <text:p>12,72</text:p>
          </table:table-cell>
          <table:table-cell table:formula="of:=IF([.C241]=[.$L$6];IF([.H241]&lt;[.$N$6];[.$F$2];0);0)" office:value-type="float" office:value="0" calcext:value-type="float">
            <text:p>0,00</text:p>
          </table:table-cell>
          <table:table-cell table:formula="of:=IF([.I241]&lt;5;[.$F$3];0)" office:value-type="float" office:value="0" calcext:value-type="float">
            <text:p>0,00</text:p>
          </table:table-cell>
          <table:table-cell table:formula="of:=IF([.J241]=0;[.H241];[.J241])" office:value-type="float" office:value="41.01" calcext:value-type="float">
            <text:p>41,01</text:p>
          </table:table-cell>
          <table:table-cell table:formula="of:=IF([.K241]=0;[.I241];[.K241])" office:value-type="float" office:value="12.72" calcext:value-type="float">
            <text:p>12,72</text:p>
          </table:table-cell>
          <table:table-cell table:formula="of:=ROUND([.F241]*[.$S$5]+[.G241]*[.$S$4];2)" office:value-type="currency" office:currency="PLN" office:value="8.45" calcext:value-type="currency">
            <text:p>8,45 zł</text:p>
          </table:table-cell>
          <table:table-cell/>
          <table:table-cell table:formula="of:=ROUND([.B241]*[.$G$2]/100;2)" office:value-type="float" office:value="2.46" calcext:value-type="float">
            <text:p>2,46</text:p>
          </table:table-cell>
          <table:table-cell table:formula="of:=ROUND([.P241]*[.$S$5];2)" office:value-type="currency" office:currency="PLN" office:value="12.28" calcext:value-type="currency">
            <text:p>12,28 zł</text:p>
          </table:table-cell>
          <table:table-cell table:number-columns-repeated="1007"/>
        </table:table-row>
        <table:table-row table:style-name="ro2">
          <table:table-cell office:value-type="date" office:date-value="2014-08-19" calcext:value-type="date">
            <text:p>19.08.2014</text:p>
          </table:table-cell>
          <table:table-cell office:value-type="float" office:value="147" calcext:value-type="float">
            <text:p>147</text:p>
          </table:table-cell>
          <table:table-cell table:formula="of:=LOOKUP(WEEKDAY([.A242];2);[.$B$1:.$B$7];[.$C$1:.$C$7])" office:value-type="string" office:string-value="wtorek" calcext:value-type="string">
            <text:p>wtorek</text:p>
          </table:table-cell>
          <table:table-cell table:formula="of:=[.L241]" office:value-type="float" office:value="41.01" calcext:value-type="float">
            <text:p>41,01</text:p>
          </table:table-cell>
          <table:table-cell table:formula="of:=[.M241]" office:value-type="float" office:value="12.72" calcext:value-type="float">
            <text:p>12,72</text:p>
          </table:table-cell>
          <table:table-cell table:formula="of:=ROUND(IF([.E242]&gt;[.$F$6];IF([.E242]-(([.B242]*[.$G$3])/100)&lt;0;((([.E242]*100)/[.$G$3])*[.$G$2])/100;0);([.$G$2]*([.B242]/2))/100);2)" office:value-type="float" office:value="4.41" calcext:value-type="float">
            <text:p>4,41</text:p>
          </table:table-cell>
          <table:table-cell table:formula="of:=ROUND(IF([.E242]&gt;[.$F$6];IF([.E242]-(([.B242]*[.$G$3])/100)&lt;0;[.E242];([.$G$3]*[.B242])/100);([.$G$3]*([.B242]/2))/100) ;2)" office:value-type="float" office:value="6.62" calcext:value-type="float">
            <text:p>6,62</text:p>
          </table:table-cell>
          <table:table-cell table:formula="of:=[.D242]-[.F242]" office:value-type="float" office:value="36.6" calcext:value-type="float">
            <text:p>36,60</text:p>
          </table:table-cell>
          <table:table-cell table:formula="of:=[.E242]-[.G242]" office:value-type="float" office:value="6.1" calcext:value-type="float">
            <text:p>6,10</text:p>
          </table:table-cell>
          <table:table-cell table:formula="of:=IF([.C242]=[.$L$6];IF([.H242]&lt;[.$N$6];[.$F$2];0);0)" office:value-type="float" office:value="0" calcext:value-type="float">
            <text:p>0,00</text:p>
          </table:table-cell>
          <table:table-cell table:formula="of:=IF([.I242]&lt;5;[.$F$3];0)" office:value-type="float" office:value="0" calcext:value-type="float">
            <text:p>0,00</text:p>
          </table:table-cell>
          <table:table-cell table:formula="of:=IF([.J242]=0;[.H242];[.J242])" office:value-type="float" office:value="36.6" calcext:value-type="float">
            <text:p>36,60</text:p>
          </table:table-cell>
          <table:table-cell table:formula="of:=IF([.K242]=0;[.I242];[.K242])" office:value-type="float" office:value="6.1" calcext:value-type="float">
            <text:p>6,10</text:p>
          </table:table-cell>
          <table:table-cell table:formula="of:=ROUND([.F242]*[.$S$5]+[.G242]*[.$S$4];2)" office:value-type="currency" office:currency="PLN" office:value="37.17" calcext:value-type="currency">
            <text:p>37,17 zł</text:p>
          </table:table-cell>
          <table:table-cell/>
          <table:table-cell table:formula="of:=ROUND([.B242]*[.$G$2]/100;2)" office:value-type="float" office:value="8.82" calcext:value-type="float">
            <text:p>8,82</text:p>
          </table:table-cell>
          <table:table-cell table:formula="of:=ROUND([.P242]*[.$S$5];2)" office:value-type="currency" office:currency="PLN" office:value="44.01" calcext:value-type="currency">
            <text:p>44,01 zł</text:p>
          </table:table-cell>
          <table:table-cell table:number-columns-repeated="1007"/>
        </table:table-row>
        <table:table-row table:style-name="ro2">
          <table:table-cell office:value-type="date" office:date-value="2014-08-20" calcext:value-type="date">
            <text:p>20.08.2014</text:p>
          </table:table-cell>
          <table:table-cell office:value-type="float" office:value="78" calcext:value-type="float">
            <text:p>78</text:p>
          </table:table-cell>
          <table:table-cell table:formula="of:=LOOKUP(WEEKDAY([.A243];2);[.$B$1:.$B$7];[.$C$1:.$C$7])" office:value-type="string" office:string-value="środa" calcext:value-type="string">
            <text:p>środa</text:p>
          </table:table-cell>
          <table:table-cell table:formula="of:=[.L242]" office:value-type="float" office:value="36.6" calcext:value-type="float">
            <text:p>36,60</text:p>
          </table:table-cell>
          <table:table-cell table:formula="of:=[.M242]" office:value-type="float" office:value="6.1" calcext:value-type="float">
            <text:p>6,10</text:p>
          </table:table-cell>
          <table:table-cell table:formula="of:=ROUND(IF([.E243]&gt;[.$F$6];IF([.E243]-(([.B243]*[.$G$3])/100)&lt;0;((([.E243]*100)/[.$G$3])*[.$G$2])/100;0);([.$G$2]*([.B243]/2))/100);2)" office:value-type="float" office:value="2.34" calcext:value-type="float">
            <text:p>2,34</text:p>
          </table:table-cell>
          <table:table-cell table:formula="of:=ROUND(IF([.E243]&gt;[.$F$6];IF([.E243]-(([.B243]*[.$G$3])/100)&lt;0;[.E243];([.$G$3]*[.B243])/100);([.$G$3]*([.B243]/2))/100) ;2)" office:value-type="float" office:value="3.51" calcext:value-type="float">
            <text:p>3,51</text:p>
          </table:table-cell>
          <table:table-cell table:formula="of:=[.D243]-[.F243]" office:value-type="float" office:value="34.26" calcext:value-type="float">
            <text:p>34,26</text:p>
          </table:table-cell>
          <table:table-cell table:formula="of:=[.E243]-[.G243]" office:value-type="float" office:value="2.59" calcext:value-type="float">
            <text:p>2,59</text:p>
          </table:table-cell>
          <table:table-cell table:formula="of:=IF([.C243]=[.$L$6];IF([.H243]&lt;[.$N$6];[.$F$2];0);0)" office:value-type="float" office:value="0" calcext:value-type="float">
            <text:p>0,00</text:p>
          </table:table-cell>
          <table:table-cell table:formula="of:=IF([.I243]&lt;5;[.$F$3];0)" office:value-type="float" office:value="30" calcext:value-type="float">
            <text:p>30,00</text:p>
          </table:table-cell>
          <table:table-cell table:formula="of:=IF([.J243]=0;[.H243];[.J243])" office:value-type="float" office:value="34.26" calcext:value-type="float">
            <text:p>34,26</text:p>
          </table:table-cell>
          <table:table-cell table:formula="of:=IF([.K243]=0;[.I243];[.K243])" office:value-type="float" office:value="30" calcext:value-type="float">
            <text:p>30,00</text:p>
          </table:table-cell>
          <table:table-cell table:formula="of:=ROUND([.F243]*[.$S$5]+[.G243]*[.$S$4];2)" office:value-type="currency" office:currency="PLN" office:value="19.71" calcext:value-type="currency">
            <text:p>19,71 zł</text:p>
          </table:table-cell>
          <table:table-cell/>
          <table:table-cell table:formula="of:=ROUND([.B243]*[.$G$2]/100;2)" office:value-type="float" office:value="4.68" calcext:value-type="float">
            <text:p>4,68</text:p>
          </table:table-cell>
          <table:table-cell table:formula="of:=ROUND([.P243]*[.$S$5];2)" office:value-type="currency" office:currency="PLN" office:value="23.35" calcext:value-type="currency">
            <text:p>23,35 zł</text:p>
          </table:table-cell>
          <table:table-cell table:number-columns-repeated="1007"/>
        </table:table-row>
        <table:table-row table:style-name="ro2">
          <table:table-cell office:value-type="date" office:date-value="2014-08-21" calcext:value-type="date">
            <text:p>21.08.2014</text:p>
          </table:table-cell>
          <table:table-cell office:value-type="float" office:value="106" calcext:value-type="float">
            <text:p>106</text:p>
          </table:table-cell>
          <table:table-cell table:formula="of:=LOOKUP(WEEKDAY([.A244];2);[.$B$1:.$B$7];[.$C$1:.$C$7])" office:value-type="string" office:string-value="czwartek" calcext:value-type="string">
            <text:p>czwartek</text:p>
          </table:table-cell>
          <table:table-cell table:formula="of:=[.L243]" office:value-type="float" office:value="34.26" calcext:value-type="float">
            <text:p>34,26</text:p>
          </table:table-cell>
          <table:table-cell table:formula="of:=[.M243]" office:value-type="float" office:value="30" calcext:value-type="float">
            <text:p>30,00</text:p>
          </table:table-cell>
          <table:table-cell table:formula="of:=ROUND(IF([.E244]&gt;[.$F$6];IF([.E244]-(([.B244]*[.$G$3])/100)&lt;0;((([.E244]*100)/[.$G$3])*[.$G$2])/100;0);([.$G$2]*([.B244]/2))/100);2)" office:value-type="float" office:value="0" calcext:value-type="float">
            <text:p>0,00</text:p>
          </table:table-cell>
          <table:table-cell table:formula="of:=ROUND(IF([.E244]&gt;[.$F$6];IF([.E244]-(([.B244]*[.$G$3])/100)&lt;0;[.E244];([.$G$3]*[.B244])/100);([.$G$3]*([.B244]/2))/100) ;2)" office:value-type="float" office:value="9.54" calcext:value-type="float">
            <text:p>9,54</text:p>
          </table:table-cell>
          <table:table-cell table:formula="of:=[.D244]-[.F244]" office:value-type="float" office:value="34.26" calcext:value-type="float">
            <text:p>34,26</text:p>
          </table:table-cell>
          <table:table-cell table:formula="of:=[.E244]-[.G244]" office:value-type="float" office:value="20.46" calcext:value-type="float">
            <text:p>20,46</text:p>
          </table:table-cell>
          <table:table-cell table:formula="of:=IF([.C244]=[.$L$6];IF([.H244]&lt;[.$N$6];[.$F$2];0);0)" office:value-type="float" office:value="45" calcext:value-type="float">
            <text:p>45,00</text:p>
          </table:table-cell>
          <table:table-cell table:formula="of:=IF([.I244]&lt;5;[.$F$3];0)" office:value-type="float" office:value="0" calcext:value-type="float">
            <text:p>0,00</text:p>
          </table:table-cell>
          <table:table-cell table:formula="of:=IF([.J244]=0;[.H244];[.J244])" office:value-type="float" office:value="45" calcext:value-type="float">
            <text:p>45,00</text:p>
          </table:table-cell>
          <table:table-cell table:formula="of:=IF([.K244]=0;[.I244];[.K244])" office:value-type="float" office:value="20.46" calcext:value-type="float">
            <text:p>20,46</text:p>
          </table:table-cell>
          <table:table-cell table:formula="of:=ROUND([.F244]*[.$S$5]+[.G244]*[.$S$4];2)" office:value-type="currency" office:currency="PLN" office:value="21.85" calcext:value-type="currency">
            <text:p>21,85 zł</text:p>
          </table:table-cell>
          <table:table-cell/>
          <table:table-cell table:formula="of:=ROUND([.B244]*[.$G$2]/100;2)" office:value-type="float" office:value="6.36" calcext:value-type="float">
            <text:p>6,36</text:p>
          </table:table-cell>
          <table:table-cell table:formula="of:=ROUND([.P244]*[.$S$5];2)" office:value-type="currency" office:currency="PLN" office:value="31.74" calcext:value-type="currency">
            <text:p>31,74 zł</text:p>
          </table:table-cell>
          <table:table-cell table:number-columns-repeated="1007"/>
        </table:table-row>
        <table:table-row table:style-name="ro2">
          <table:table-cell office:value-type="date" office:date-value="2014-08-22" calcext:value-type="date">
            <text:p>22.08.2014</text:p>
          </table:table-cell>
          <table:table-cell office:value-type="float" office:value="124" calcext:value-type="float">
            <text:p>124</text:p>
          </table:table-cell>
          <table:table-cell table:formula="of:=LOOKUP(WEEKDAY([.A245];2);[.$B$1:.$B$7];[.$C$1:.$C$7])" office:value-type="string" office:string-value="piątek" calcext:value-type="string">
            <text:p>piątek</text:p>
          </table:table-cell>
          <table:table-cell table:formula="of:=[.L244]" office:value-type="float" office:value="45" calcext:value-type="float">
            <text:p>45,00</text:p>
          </table:table-cell>
          <table:table-cell table:formula="of:=[.M244]" office:value-type="float" office:value="20.46" calcext:value-type="float">
            <text:p>20,46</text:p>
          </table:table-cell>
          <table:table-cell table:formula="of:=ROUND(IF([.E245]&gt;[.$F$6];IF([.E245]-(([.B245]*[.$G$3])/100)&lt;0;((([.E245]*100)/[.$G$3])*[.$G$2])/100;0);([.$G$2]*([.B245]/2))/100);2)" office:value-type="float" office:value="0" calcext:value-type="float">
            <text:p>0,00</text:p>
          </table:table-cell>
          <table:table-cell table:formula="of:=ROUND(IF([.E245]&gt;[.$F$6];IF([.E245]-(([.B245]*[.$G$3])/100)&lt;0;[.E245];([.$G$3]*[.B245])/100);([.$G$3]*([.B245]/2))/100) ;2)" office:value-type="float" office:value="11.16" calcext:value-type="float">
            <text:p>11,16</text:p>
          </table:table-cell>
          <table:table-cell table:formula="of:=[.D245]-[.F245]" office:value-type="float" office:value="45" calcext:value-type="float">
            <text:p>45,00</text:p>
          </table:table-cell>
          <table:table-cell table:formula="of:=[.E245]-[.G245]" office:value-type="float" office:value="9.3" calcext:value-type="float">
            <text:p>9,30</text:p>
          </table:table-cell>
          <table:table-cell table:formula="of:=IF([.C245]=[.$L$6];IF([.H245]&lt;[.$N$6];[.$F$2];0);0)" office:value-type="float" office:value="0" calcext:value-type="float">
            <text:p>0,00</text:p>
          </table:table-cell>
          <table:table-cell table:formula="of:=IF([.I245]&lt;5;[.$F$3];0)" office:value-type="float" office:value="0" calcext:value-type="float">
            <text:p>0,00</text:p>
          </table:table-cell>
          <table:table-cell table:formula="of:=IF([.J245]=0;[.H245];[.J245])" office:value-type="float" office:value="45" calcext:value-type="float">
            <text:p>45,00</text:p>
          </table:table-cell>
          <table:table-cell table:formula="of:=IF([.K245]=0;[.I245];[.K245])" office:value-type="float" office:value="9.3" calcext:value-type="float">
            <text:p>9,30</text:p>
          </table:table-cell>
          <table:table-cell table:formula="of:=ROUND([.F245]*[.$S$5]+[.G245]*[.$S$4];2)" office:value-type="currency" office:currency="PLN" office:value="25.56" calcext:value-type="currency">
            <text:p>25,56 zł</text:p>
          </table:table-cell>
          <table:table-cell/>
          <table:table-cell table:formula="of:=ROUND([.B245]*[.$G$2]/100;2)" office:value-type="float" office:value="7.44" calcext:value-type="float">
            <text:p>7,44</text:p>
          </table:table-cell>
          <table:table-cell table:formula="of:=ROUND([.P245]*[.$S$5];2)" office:value-type="currency" office:currency="PLN" office:value="37.13" calcext:value-type="currency">
            <text:p>37,13 zł</text:p>
          </table:table-cell>
          <table:table-cell table:number-columns-repeated="1007"/>
        </table:table-row>
        <table:table-row table:style-name="ro2">
          <table:table-cell office:value-type="date" office:date-value="2014-08-23" calcext:value-type="date">
            <text:p>23.08.2014</text:p>
          </table:table-cell>
          <table:table-cell office:value-type="float" office:value="97" calcext:value-type="float">
            <text:p>97</text:p>
          </table:table-cell>
          <table:table-cell table:formula="of:=LOOKUP(WEEKDAY([.A246];2);[.$B$1:.$B$7];[.$C$1:.$C$7])" office:value-type="string" office:string-value="sobota" calcext:value-type="string">
            <text:p>sobota</text:p>
          </table:table-cell>
          <table:table-cell table:formula="of:=[.L245]" office:value-type="float" office:value="45" calcext:value-type="float">
            <text:p>45,00</text:p>
          </table:table-cell>
          <table:table-cell table:formula="of:=[.M245]" office:value-type="float" office:value="9.3" calcext:value-type="float">
            <text:p>9,30</text:p>
          </table:table-cell>
          <table:table-cell table:formula="of:=ROUND(IF([.E246]&gt;[.$F$6];IF([.E246]-(([.B246]*[.$G$3])/100)&lt;0;((([.E246]*100)/[.$G$3])*[.$G$2])/100;0);([.$G$2]*([.B246]/2))/100);2)" office:value-type="float" office:value="2.91" calcext:value-type="float">
            <text:p>2,91</text:p>
          </table:table-cell>
          <table:table-cell table:formula="of:=ROUND(IF([.E246]&gt;[.$F$6];IF([.E246]-(([.B246]*[.$G$3])/100)&lt;0;[.E246];([.$G$3]*[.B246])/100);([.$G$3]*([.B246]/2))/100) ;2)" office:value-type="float" office:value="4.37" calcext:value-type="float">
            <text:p>4,37</text:p>
          </table:table-cell>
          <table:table-cell table:formula="of:=[.D246]-[.F246]" office:value-type="float" office:value="42.09" calcext:value-type="float">
            <text:p>42,09</text:p>
          </table:table-cell>
          <table:table-cell table:formula="of:=[.E246]-[.G246]" office:value-type="float" office:value="4.93" calcext:value-type="float">
            <text:p>4,93</text:p>
          </table:table-cell>
          <table:table-cell table:formula="of:=IF([.C246]=[.$L$6];IF([.H246]&lt;[.$N$6];[.$F$2];0);0)" office:value-type="float" office:value="0" calcext:value-type="float">
            <text:p>0,00</text:p>
          </table:table-cell>
          <table:table-cell table:formula="of:=IF([.I246]&lt;5;[.$F$3];0)" office:value-type="float" office:value="30" calcext:value-type="float">
            <text:p>30,00</text:p>
          </table:table-cell>
          <table:table-cell table:formula="of:=IF([.J246]=0;[.H246];[.J246])" office:value-type="float" office:value="42.09" calcext:value-type="float">
            <text:p>42,09</text:p>
          </table:table-cell>
          <table:table-cell table:formula="of:=IF([.K246]=0;[.I246];[.K246])" office:value-type="float" office:value="30" calcext:value-type="float">
            <text:p>30,00</text:p>
          </table:table-cell>
          <table:table-cell table:formula="of:=ROUND([.F246]*[.$S$5]+[.G246]*[.$S$4];2)" office:value-type="currency" office:currency="PLN" office:value="24.53" calcext:value-type="currency">
            <text:p>24,53 zł</text:p>
          </table:table-cell>
          <table:table-cell/>
          <table:table-cell table:formula="of:=ROUND([.B246]*[.$G$2]/100;2)" office:value-type="float" office:value="5.82" calcext:value-type="float">
            <text:p>5,82</text:p>
          </table:table-cell>
          <table:table-cell table:formula="of:=ROUND([.P246]*[.$S$5];2)" office:value-type="currency" office:currency="PLN" office:value="29.04" calcext:value-type="currency">
            <text:p>29,04 zł</text:p>
          </table:table-cell>
          <table:table-cell table:number-columns-repeated="1007"/>
        </table:table-row>
        <table:table-row table:style-name="ro2">
          <table:table-cell office:value-type="date" office:date-value="2014-08-24" calcext:value-type="date">
            <text:p>24.08.2014</text:p>
          </table:table-cell>
          <table:table-cell office:value-type="float" office:value="45" calcext:value-type="float">
            <text:p>45</text:p>
          </table:table-cell>
          <table:table-cell table:formula="of:=LOOKUP(WEEKDAY([.A247];2);[.$B$1:.$B$7];[.$C$1:.$C$7])" office:value-type="string" office:string-value="niedziela" calcext:value-type="string">
            <text:p>niedziela</text:p>
          </table:table-cell>
          <table:table-cell table:formula="of:=[.L246]" office:value-type="float" office:value="42.09" calcext:value-type="float">
            <text:p>42,09</text:p>
          </table:table-cell>
          <table:table-cell table:formula="of:=[.M246]" office:value-type="float" office:value="30" calcext:value-type="float">
            <text:p>30,00</text:p>
          </table:table-cell>
          <table:table-cell table:formula="of:=ROUND(IF([.E247]&gt;[.$F$6];IF([.E247]-(([.B247]*[.$G$3])/100)&lt;0;((([.E247]*100)/[.$G$3])*[.$G$2])/100;0);([.$G$2]*([.B247]/2))/100);2)" office:value-type="float" office:value="0" calcext:value-type="float">
            <text:p>0,00</text:p>
          </table:table-cell>
          <table:table-cell table:formula="of:=ROUND(IF([.E247]&gt;[.$F$6];IF([.E247]-(([.B247]*[.$G$3])/100)&lt;0;[.E247];([.$G$3]*[.B247])/100);([.$G$3]*([.B247]/2))/100) ;2)" office:value-type="float" office:value="4.05" calcext:value-type="float">
            <text:p>4,05</text:p>
          </table:table-cell>
          <table:table-cell table:formula="of:=[.D247]-[.F247]" office:value-type="float" office:value="42.09" calcext:value-type="float">
            <text:p>42,09</text:p>
          </table:table-cell>
          <table:table-cell table:formula="of:=[.E247]-[.G247]" office:value-type="float" office:value="25.95" calcext:value-type="float">
            <text:p>25,95</text:p>
          </table:table-cell>
          <table:table-cell table:formula="of:=IF([.C247]=[.$L$6];IF([.H247]&lt;[.$N$6];[.$F$2];0);0)" office:value-type="float" office:value="0" calcext:value-type="float">
            <text:p>0,00</text:p>
          </table:table-cell>
          <table:table-cell table:formula="of:=IF([.I247]&lt;5;[.$F$3];0)" office:value-type="float" office:value="0" calcext:value-type="float">
            <text:p>0,00</text:p>
          </table:table-cell>
          <table:table-cell table:formula="of:=IF([.J247]=0;[.H247];[.J247])" office:value-type="float" office:value="42.09" calcext:value-type="float">
            <text:p>42,09</text:p>
          </table:table-cell>
          <table:table-cell table:formula="of:=IF([.K247]=0;[.I247];[.K247])" office:value-type="float" office:value="25.95" calcext:value-type="float">
            <text:p>25,95</text:p>
          </table:table-cell>
          <table:table-cell table:formula="of:=ROUND([.F247]*[.$S$5]+[.G247]*[.$S$4];2)" office:value-type="currency" office:currency="PLN" office:value="9.27" calcext:value-type="currency">
            <text:p>9,27 zł</text:p>
          </table:table-cell>
          <table:table-cell/>
          <table:table-cell table:formula="of:=ROUND([.B247]*[.$G$2]/100;2)" office:value-type="float" office:value="2.7" calcext:value-type="float">
            <text:p>2,7</text:p>
          </table:table-cell>
          <table:table-cell table:formula="of:=ROUND([.P247]*[.$S$5];2)" office:value-type="currency" office:currency="PLN" office:value="13.47" calcext:value-type="currency">
            <text:p>13,47 zł</text:p>
          </table:table-cell>
          <table:table-cell table:number-columns-repeated="1007"/>
        </table:table-row>
        <table:table-row table:style-name="ro2">
          <table:table-cell office:value-type="date" office:date-value="2014-08-25" calcext:value-type="date">
            <text:p>25.08.2014</text:p>
          </table:table-cell>
          <table:table-cell office:value-type="float" office:value="132" calcext:value-type="float">
            <text:p>132</text:p>
          </table:table-cell>
          <table:table-cell table:formula="of:=LOOKUP(WEEKDAY([.A248];2);[.$B$1:.$B$7];[.$C$1:.$C$7])" office:value-type="string" office:string-value="poniedziałek" calcext:value-type="string">
            <text:p>poniedziałek</text:p>
          </table:table-cell>
          <table:table-cell table:formula="of:=[.L247]" office:value-type="float" office:value="42.09" calcext:value-type="float">
            <text:p>42,09</text:p>
          </table:table-cell>
          <table:table-cell table:formula="of:=[.M247]" office:value-type="float" office:value="25.95" calcext:value-type="float">
            <text:p>25,95</text:p>
          </table:table-cell>
          <table:table-cell table:formula="of:=ROUND(IF([.E248]&gt;[.$F$6];IF([.E248]-(([.B248]*[.$G$3])/100)&lt;0;((([.E248]*100)/[.$G$3])*[.$G$2])/100;0);([.$G$2]*([.B248]/2))/100);2)" office:value-type="float" office:value="0" calcext:value-type="float">
            <text:p>0,00</text:p>
          </table:table-cell>
          <table:table-cell table:formula="of:=ROUND(IF([.E248]&gt;[.$F$6];IF([.E248]-(([.B248]*[.$G$3])/100)&lt;0;[.E248];([.$G$3]*[.B248])/100);([.$G$3]*([.B248]/2))/100) ;2)" office:value-type="float" office:value="11.88" calcext:value-type="float">
            <text:p>11,88</text:p>
          </table:table-cell>
          <table:table-cell table:formula="of:=[.D248]-[.F248]" office:value-type="float" office:value="42.09" calcext:value-type="float">
            <text:p>42,09</text:p>
          </table:table-cell>
          <table:table-cell table:formula="of:=[.E248]-[.G248]" office:value-type="float" office:value="14.07" calcext:value-type="float">
            <text:p>14,07</text:p>
          </table:table-cell>
          <table:table-cell table:formula="of:=IF([.C248]=[.$L$6];IF([.H248]&lt;[.$N$6];[.$F$2];0);0)" office:value-type="float" office:value="0" calcext:value-type="float">
            <text:p>0,00</text:p>
          </table:table-cell>
          <table:table-cell table:formula="of:=IF([.I248]&lt;5;[.$F$3];0)" office:value-type="float" office:value="0" calcext:value-type="float">
            <text:p>0,00</text:p>
          </table:table-cell>
          <table:table-cell table:formula="of:=IF([.J248]=0;[.H248];[.J248])" office:value-type="float" office:value="42.09" calcext:value-type="float">
            <text:p>42,09</text:p>
          </table:table-cell>
          <table:table-cell table:formula="of:=IF([.K248]=0;[.I248];[.K248])" office:value-type="float" office:value="14.07" calcext:value-type="float">
            <text:p>14,07</text:p>
          </table:table-cell>
          <table:table-cell table:formula="of:=ROUND([.F248]*[.$S$5]+[.G248]*[.$S$4];2)" office:value-type="currency" office:currency="PLN" office:value="27.21" calcext:value-type="currency">
            <text:p>27,21 zł</text:p>
          </table:table-cell>
          <table:table-cell/>
          <table:table-cell table:formula="of:=ROUND([.B248]*[.$G$2]/100;2)" office:value-type="float" office:value="7.92" calcext:value-type="float">
            <text:p>7,92</text:p>
          </table:table-cell>
          <table:table-cell table:formula="of:=ROUND([.P248]*[.$S$5];2)" office:value-type="currency" office:currency="PLN" office:value="39.52" calcext:value-type="currency">
            <text:p>39,52 zł</text:p>
          </table:table-cell>
          <table:table-cell table:number-columns-repeated="1007"/>
        </table:table-row>
        <table:table-row table:style-name="ro2">
          <table:table-cell office:value-type="date" office:date-value="2014-08-26" calcext:value-type="date">
            <text:p>26.08.2014</text:p>
          </table:table-cell>
          <table:table-cell office:value-type="float" office:value="107" calcext:value-type="float">
            <text:p>107</text:p>
          </table:table-cell>
          <table:table-cell table:formula="of:=LOOKUP(WEEKDAY([.A249];2);[.$B$1:.$B$7];[.$C$1:.$C$7])" office:value-type="string" office:string-value="wtorek" calcext:value-type="string">
            <text:p>wtorek</text:p>
          </table:table-cell>
          <table:table-cell table:formula="of:=[.L248]" office:value-type="float" office:value="42.09" calcext:value-type="float">
            <text:p>42,09</text:p>
          </table:table-cell>
          <table:table-cell table:formula="of:=[.M248]" office:value-type="float" office:value="14.07" calcext:value-type="float">
            <text:p>14,07</text:p>
          </table:table-cell>
          <table:table-cell table:formula="of:=ROUND(IF([.E249]&gt;[.$F$6];IF([.E249]-(([.B249]*[.$G$3])/100)&lt;0;((([.E249]*100)/[.$G$3])*[.$G$2])/100;0);([.$G$2]*([.B249]/2))/100);2)" office:value-type="float" office:value="3.21" calcext:value-type="float">
            <text:p>3,21</text:p>
          </table:table-cell>
          <table:table-cell table:formula="of:=ROUND(IF([.E249]&gt;[.$F$6];IF([.E249]-(([.B249]*[.$G$3])/100)&lt;0;[.E249];([.$G$3]*[.B249])/100);([.$G$3]*([.B249]/2))/100) ;2)" office:value-type="float" office:value="4.82" calcext:value-type="float">
            <text:p>4,82</text:p>
          </table:table-cell>
          <table:table-cell table:formula="of:=[.D249]-[.F249]" office:value-type="float" office:value="38.88" calcext:value-type="float">
            <text:p>38,88</text:p>
          </table:table-cell>
          <table:table-cell table:formula="of:=[.E249]-[.G249]" office:value-type="float" office:value="9.25" calcext:value-type="float">
            <text:p>9,25</text:p>
          </table:table-cell>
          <table:table-cell table:formula="of:=IF([.C249]=[.$L$6];IF([.H249]&lt;[.$N$6];[.$F$2];0);0)" office:value-type="float" office:value="0" calcext:value-type="float">
            <text:p>0,00</text:p>
          </table:table-cell>
          <table:table-cell table:formula="of:=IF([.I249]&lt;5;[.$F$3];0)" office:value-type="float" office:value="0" calcext:value-type="float">
            <text:p>0,00</text:p>
          </table:table-cell>
          <table:table-cell table:formula="of:=IF([.J249]=0;[.H249];[.J249])" office:value-type="float" office:value="38.88" calcext:value-type="float">
            <text:p>38,88</text:p>
          </table:table-cell>
          <table:table-cell table:formula="of:=IF([.K249]=0;[.I249];[.K249])" office:value-type="float" office:value="9.25" calcext:value-type="float">
            <text:p>9,25</text:p>
          </table:table-cell>
          <table:table-cell table:formula="of:=ROUND([.F249]*[.$S$5]+[.G249]*[.$S$4];2)" office:value-type="currency" office:currency="PLN" office:value="27.06" calcext:value-type="currency">
            <text:p>27,06 zł</text:p>
          </table:table-cell>
          <table:table-cell/>
          <table:table-cell table:formula="of:=ROUND([.B249]*[.$G$2]/100;2)" office:value-type="float" office:value="6.42" calcext:value-type="float">
            <text:p>6,42</text:p>
          </table:table-cell>
          <table:table-cell table:formula="of:=ROUND([.P249]*[.$S$5];2)" office:value-type="currency" office:currency="PLN" office:value="32.04" calcext:value-type="currency">
            <text:p>32,04 zł</text:p>
          </table:table-cell>
          <table:table-cell table:number-columns-repeated="1007"/>
        </table:table-row>
        <table:table-row table:style-name="ro2">
          <table:table-cell office:value-type="date" office:date-value="2014-08-27" calcext:value-type="date">
            <text:p>27.08.2014</text:p>
          </table:table-cell>
          <table:table-cell office:value-type="float" office:value="54" calcext:value-type="float">
            <text:p>54</text:p>
          </table:table-cell>
          <table:table-cell table:formula="of:=LOOKUP(WEEKDAY([.A250];2);[.$B$1:.$B$7];[.$C$1:.$C$7])" office:value-type="string" office:string-value="środa" calcext:value-type="string">
            <text:p>środa</text:p>
          </table:table-cell>
          <table:table-cell table:formula="of:=[.L249]" office:value-type="float" office:value="38.88" calcext:value-type="float">
            <text:p>38,88</text:p>
          </table:table-cell>
          <table:table-cell table:formula="of:=[.M249]" office:value-type="float" office:value="9.25" calcext:value-type="float">
            <text:p>9,25</text:p>
          </table:table-cell>
          <table:table-cell table:formula="of:=ROUND(IF([.E250]&gt;[.$F$6];IF([.E250]-(([.B250]*[.$G$3])/100)&lt;0;((([.E250]*100)/[.$G$3])*[.$G$2])/100;0);([.$G$2]*([.B250]/2))/100);2)" office:value-type="float" office:value="1.62" calcext:value-type="float">
            <text:p>1,62</text:p>
          </table:table-cell>
          <table:table-cell table:formula="of:=ROUND(IF([.E250]&gt;[.$F$6];IF([.E250]-(([.B250]*[.$G$3])/100)&lt;0;[.E250];([.$G$3]*[.B250])/100);([.$G$3]*([.B250]/2))/100) ;2)" office:value-type="float" office:value="2.43" calcext:value-type="float">
            <text:p>2,43</text:p>
          </table:table-cell>
          <table:table-cell table:formula="of:=[.D250]-[.F250]" office:value-type="float" office:value="37.26" calcext:value-type="float">
            <text:p>37,26</text:p>
          </table:table-cell>
          <table:table-cell table:formula="of:=[.E250]-[.G250]" office:value-type="float" office:value="6.82" calcext:value-type="float">
            <text:p>6,82</text:p>
          </table:table-cell>
          <table:table-cell table:formula="of:=IF([.C250]=[.$L$6];IF([.H250]&lt;[.$N$6];[.$F$2];0);0)" office:value-type="float" office:value="0" calcext:value-type="float">
            <text:p>0,00</text:p>
          </table:table-cell>
          <table:table-cell table:formula="of:=IF([.I250]&lt;5;[.$F$3];0)" office:value-type="float" office:value="0" calcext:value-type="float">
            <text:p>0,00</text:p>
          </table:table-cell>
          <table:table-cell table:formula="of:=IF([.J250]=0;[.H250];[.J250])" office:value-type="float" office:value="37.26" calcext:value-type="float">
            <text:p>37,26</text:p>
          </table:table-cell>
          <table:table-cell table:formula="of:=IF([.K250]=0;[.I250];[.K250])" office:value-type="float" office:value="6.82" calcext:value-type="float">
            <text:p>6,82</text:p>
          </table:table-cell>
          <table:table-cell table:formula="of:=ROUND([.F250]*[.$S$5]+[.G250]*[.$S$4];2)" office:value-type="currency" office:currency="PLN" office:value="13.65" calcext:value-type="currency">
            <text:p>13,65 zł</text:p>
          </table:table-cell>
          <table:table-cell/>
          <table:table-cell table:formula="of:=ROUND([.B250]*[.$G$2]/100;2)" office:value-type="float" office:value="3.24" calcext:value-type="float">
            <text:p>3,24</text:p>
          </table:table-cell>
          <table:table-cell table:formula="of:=ROUND([.P250]*[.$S$5];2)" office:value-type="currency" office:currency="PLN" office:value="16.17" calcext:value-type="currency">
            <text:p>16,17 zł</text:p>
          </table:table-cell>
          <table:table-cell table:number-columns-repeated="1007"/>
        </table:table-row>
        <table:table-row table:style-name="ro2">
          <table:table-cell office:value-type="date" office:date-value="2014-08-28" calcext:value-type="date">
            <text:p>28.08.2014</text:p>
          </table:table-cell>
          <table:table-cell office:value-type="float" office:value="116" calcext:value-type="float">
            <text:p>116</text:p>
          </table:table-cell>
          <table:table-cell table:formula="of:=LOOKUP(WEEKDAY([.A251];2);[.$B$1:.$B$7];[.$C$1:.$C$7])" office:value-type="string" office:string-value="czwartek" calcext:value-type="string">
            <text:p>czwartek</text:p>
          </table:table-cell>
          <table:table-cell table:formula="of:=[.L250]" office:value-type="float" office:value="37.26" calcext:value-type="float">
            <text:p>37,26</text:p>
          </table:table-cell>
          <table:table-cell table:formula="of:=[.M250]" office:value-type="float" office:value="6.82" calcext:value-type="float">
            <text:p>6,82</text:p>
          </table:table-cell>
          <table:table-cell table:formula="of:=ROUND(IF([.E251]&gt;[.$F$6];IF([.E251]-(([.B251]*[.$G$3])/100)&lt;0;((([.E251]*100)/[.$G$3])*[.$G$2])/100;0);([.$G$2]*([.B251]/2))/100);2)" office:value-type="float" office:value="3.48" calcext:value-type="float">
            <text:p>3,48</text:p>
          </table:table-cell>
          <table:table-cell table:formula="of:=ROUND(IF([.E251]&gt;[.$F$6];IF([.E251]-(([.B251]*[.$G$3])/100)&lt;0;[.E251];([.$G$3]*[.B251])/100);([.$G$3]*([.B251]/2))/100) ;2)" office:value-type="float" office:value="5.22" calcext:value-type="float">
            <text:p>5,22</text:p>
          </table:table-cell>
          <table:table-cell table:formula="of:=[.D251]-[.F251]" office:value-type="float" office:value="33.78" calcext:value-type="float">
            <text:p>33,78</text:p>
          </table:table-cell>
          <table:table-cell table:formula="of:=[.E251]-[.G251]" office:value-type="float" office:value="1.6" calcext:value-type="float">
            <text:p>1,60</text:p>
          </table:table-cell>
          <table:table-cell table:formula="of:=IF([.C251]=[.$L$6];IF([.H251]&lt;[.$N$6];[.$F$2];0);0)" office:value-type="float" office:value="45" calcext:value-type="float">
            <text:p>45,00</text:p>
          </table:table-cell>
          <table:table-cell table:formula="of:=IF([.I251]&lt;5;[.$F$3];0)" office:value-type="float" office:value="30" calcext:value-type="float">
            <text:p>30,00</text:p>
          </table:table-cell>
          <table:table-cell table:formula="of:=IF([.J251]=0;[.H251];[.J251])" office:value-type="float" office:value="45" calcext:value-type="float">
            <text:p>45,00</text:p>
          </table:table-cell>
          <table:table-cell table:formula="of:=IF([.K251]=0;[.I251];[.K251])" office:value-type="float" office:value="30" calcext:value-type="float">
            <text:p>30,00</text:p>
          </table:table-cell>
          <table:table-cell table:formula="of:=ROUND([.F251]*[.$S$5]+[.G251]*[.$S$4];2)" office:value-type="currency" office:currency="PLN" office:value="29.32" calcext:value-type="currency">
            <text:p>29,32 zł</text:p>
          </table:table-cell>
          <table:table-cell/>
          <table:table-cell table:formula="of:=ROUND([.B251]*[.$G$2]/100;2)" office:value-type="float" office:value="6.96" calcext:value-type="float">
            <text:p>6,96</text:p>
          </table:table-cell>
          <table:table-cell table:formula="of:=ROUND([.P251]*[.$S$5];2)" office:value-type="currency" office:currency="PLN" office:value="34.73" calcext:value-type="currency">
            <text:p>34,73 zł</text:p>
          </table:table-cell>
          <table:table-cell table:number-columns-repeated="1007"/>
        </table:table-row>
        <table:table-row table:style-name="ro2">
          <table:table-cell office:value-type="date" office:date-value="2014-08-29" calcext:value-type="date">
            <text:p>29.08.2014</text:p>
          </table:table-cell>
          <table:table-cell office:value-type="float" office:value="99" calcext:value-type="float">
            <text:p>99</text:p>
          </table:table-cell>
          <table:table-cell table:formula="of:=LOOKUP(WEEKDAY([.A252];2);[.$B$1:.$B$7];[.$C$1:.$C$7])" office:value-type="string" office:string-value="piątek" calcext:value-type="string">
            <text:p>piątek</text:p>
          </table:table-cell>
          <table:table-cell table:formula="of:=[.L251]" office:value-type="float" office:value="45" calcext:value-type="float">
            <text:p>45,00</text:p>
          </table:table-cell>
          <table:table-cell table:formula="of:=[.M251]" office:value-type="float" office:value="30" calcext:value-type="float">
            <text:p>30,00</text:p>
          </table:table-cell>
          <table:table-cell table:formula="of:=ROUND(IF([.E252]&gt;[.$F$6];IF([.E252]-(([.B252]*[.$G$3])/100)&lt;0;((([.E252]*100)/[.$G$3])*[.$G$2])/100;0);([.$G$2]*([.B252]/2))/100);2)" office:value-type="float" office:value="0" calcext:value-type="float">
            <text:p>0,00</text:p>
          </table:table-cell>
          <table:table-cell table:formula="of:=ROUND(IF([.E252]&gt;[.$F$6];IF([.E252]-(([.B252]*[.$G$3])/100)&lt;0;[.E252];([.$G$3]*[.B252])/100);([.$G$3]*([.B252]/2))/100) ;2)" office:value-type="float" office:value="8.91" calcext:value-type="float">
            <text:p>8,91</text:p>
          </table:table-cell>
          <table:table-cell table:formula="of:=[.D252]-[.F252]" office:value-type="float" office:value="45" calcext:value-type="float">
            <text:p>45,00</text:p>
          </table:table-cell>
          <table:table-cell table:formula="of:=[.E252]-[.G252]" office:value-type="float" office:value="21.09" calcext:value-type="float">
            <text:p>21,09</text:p>
          </table:table-cell>
          <table:table-cell table:formula="of:=IF([.C252]=[.$L$6];IF([.H252]&lt;[.$N$6];[.$F$2];0);0)" office:value-type="float" office:value="0" calcext:value-type="float">
            <text:p>0,00</text:p>
          </table:table-cell>
          <table:table-cell table:formula="of:=IF([.I252]&lt;5;[.$F$3];0)" office:value-type="float" office:value="0" calcext:value-type="float">
            <text:p>0,00</text:p>
          </table:table-cell>
          <table:table-cell table:formula="of:=IF([.J252]=0;[.H252];[.J252])" office:value-type="float" office:value="45" calcext:value-type="float">
            <text:p>45,00</text:p>
          </table:table-cell>
          <table:table-cell table:formula="of:=IF([.K252]=0;[.I252];[.K252])" office:value-type="float" office:value="21.09" calcext:value-type="float">
            <text:p>21,09</text:p>
          </table:table-cell>
          <table:table-cell table:formula="of:=ROUND([.F252]*[.$S$5]+[.G252]*[.$S$4];2)" office:value-type="currency" office:currency="PLN" office:value="20.4" calcext:value-type="currency">
            <text:p>20,40 zł</text:p>
          </table:table-cell>
          <table:table-cell/>
          <table:table-cell table:formula="of:=ROUND([.B252]*[.$G$2]/100;2)" office:value-type="float" office:value="5.94" calcext:value-type="float">
            <text:p>5,94</text:p>
          </table:table-cell>
          <table:table-cell table:formula="of:=ROUND([.P252]*[.$S$5];2)" office:value-type="currency" office:currency="PLN" office:value="29.64" calcext:value-type="currency">
            <text:p>29,64 zł</text:p>
          </table:table-cell>
          <table:table-cell table:number-columns-repeated="1007"/>
        </table:table-row>
        <table:table-row table:style-name="ro2">
          <table:table-cell office:value-type="date" office:date-value="2014-08-30" calcext:value-type="date">
            <text:p>30.08.2014</text:p>
          </table:table-cell>
          <table:table-cell office:value-type="float" office:value="29" calcext:value-type="float">
            <text:p>29</text:p>
          </table:table-cell>
          <table:table-cell table:formula="of:=LOOKUP(WEEKDAY([.A253];2);[.$B$1:.$B$7];[.$C$1:.$C$7])" office:value-type="string" office:string-value="sobota" calcext:value-type="string">
            <text:p>sobota</text:p>
          </table:table-cell>
          <table:table-cell table:formula="of:=[.L252]" office:value-type="float" office:value="45" calcext:value-type="float">
            <text:p>45,00</text:p>
          </table:table-cell>
          <table:table-cell table:formula="of:=[.M252]" office:value-type="float" office:value="21.09" calcext:value-type="float">
            <text:p>21,09</text:p>
          </table:table-cell>
          <table:table-cell table:formula="of:=ROUND(IF([.E253]&gt;[.$F$6];IF([.E253]-(([.B253]*[.$G$3])/100)&lt;0;((([.E253]*100)/[.$G$3])*[.$G$2])/100;0);([.$G$2]*([.B253]/2))/100);2)" office:value-type="float" office:value="0" calcext:value-type="float">
            <text:p>0,00</text:p>
          </table:table-cell>
          <table:table-cell table:formula="of:=ROUND(IF([.E253]&gt;[.$F$6];IF([.E253]-(([.B253]*[.$G$3])/100)&lt;0;[.E253];([.$G$3]*[.B253])/100);([.$G$3]*([.B253]/2))/100) ;2)" office:value-type="float" office:value="2.61" calcext:value-type="float">
            <text:p>2,61</text:p>
          </table:table-cell>
          <table:table-cell table:formula="of:=[.D253]-[.F253]" office:value-type="float" office:value="45" calcext:value-type="float">
            <text:p>45,00</text:p>
          </table:table-cell>
          <table:table-cell table:formula="of:=[.E253]-[.G253]" office:value-type="float" office:value="18.48" calcext:value-type="float">
            <text:p>18,48</text:p>
          </table:table-cell>
          <table:table-cell table:formula="of:=IF([.C253]=[.$L$6];IF([.H253]&lt;[.$N$6];[.$F$2];0);0)" office:value-type="float" office:value="0" calcext:value-type="float">
            <text:p>0,00</text:p>
          </table:table-cell>
          <table:table-cell table:formula="of:=IF([.I253]&lt;5;[.$F$3];0)" office:value-type="float" office:value="0" calcext:value-type="float">
            <text:p>0,00</text:p>
          </table:table-cell>
          <table:table-cell table:formula="of:=IF([.J253]=0;[.H253];[.J253])" office:value-type="float" office:value="45" calcext:value-type="float">
            <text:p>45,00</text:p>
          </table:table-cell>
          <table:table-cell table:formula="of:=IF([.K253]=0;[.I253];[.K253])" office:value-type="float" office:value="18.48" calcext:value-type="float">
            <text:p>18,48</text:p>
          </table:table-cell>
          <table:table-cell table:formula="of:=ROUND([.F253]*[.$S$5]+[.G253]*[.$S$4];2)" office:value-type="currency" office:currency="PLN" office:value="5.98" calcext:value-type="currency">
            <text:p>5,98 zł</text:p>
          </table:table-cell>
          <table:table-cell/>
          <table:table-cell table:formula="of:=ROUND([.B253]*[.$G$2]/100;2)" office:value-type="float" office:value="1.74" calcext:value-type="float">
            <text:p>1,74</text:p>
          </table:table-cell>
          <table:table-cell table:formula="of:=ROUND([.P253]*[.$S$5];2)" office:value-type="currency" office:currency="PLN" office:value="8.68" calcext:value-type="currency">
            <text:p>8,68 zł</text:p>
          </table:table-cell>
          <table:table-cell table:number-columns-repeated="1007"/>
        </table:table-row>
        <table:table-row table:style-name="ro2">
          <table:table-cell office:value-type="date" office:date-value="2014-08-31" calcext:value-type="date">
            <text:p>31.08.2014</text:p>
          </table:table-cell>
          <table:table-cell office:value-type="float" office:value="72" calcext:value-type="float">
            <text:p>72</text:p>
          </table:table-cell>
          <table:table-cell table:formula="of:=LOOKUP(WEEKDAY([.A254];2);[.$B$1:.$B$7];[.$C$1:.$C$7])" office:value-type="string" office:string-value="niedziela" calcext:value-type="string">
            <text:p>niedziela</text:p>
          </table:table-cell>
          <table:table-cell table:formula="of:=[.L253]" office:value-type="float" office:value="45" calcext:value-type="float">
            <text:p>45,00</text:p>
          </table:table-cell>
          <table:table-cell table:formula="of:=[.M253]" office:value-type="float" office:value="18.48" calcext:value-type="float">
            <text:p>18,48</text:p>
          </table:table-cell>
          <table:table-cell table:formula="of:=ROUND(IF([.E254]&gt;[.$F$6];IF([.E254]-(([.B254]*[.$G$3])/100)&lt;0;((([.E254]*100)/[.$G$3])*[.$G$2])/100;0);([.$G$2]*([.B254]/2))/100);2)" office:value-type="float" office:value="0" calcext:value-type="float">
            <text:p>0,00</text:p>
          </table:table-cell>
          <table:table-cell table:formula="of:=ROUND(IF([.E254]&gt;[.$F$6];IF([.E254]-(([.B254]*[.$G$3])/100)&lt;0;[.E254];([.$G$3]*[.B254])/100);([.$G$3]*([.B254]/2))/100) ;2)" office:value-type="float" office:value="6.48" calcext:value-type="float">
            <text:p>6,48</text:p>
          </table:table-cell>
          <table:table-cell table:formula="of:=[.D254]-[.F254]" office:value-type="float" office:value="45" calcext:value-type="float">
            <text:p>45,00</text:p>
          </table:table-cell>
          <table:table-cell table:formula="of:=[.E254]-[.G254]" office:value-type="float" office:value="12" calcext:value-type="float">
            <text:p>12,00</text:p>
          </table:table-cell>
          <table:table-cell table:formula="of:=IF([.C254]=[.$L$6];IF([.H254]&lt;[.$N$6];[.$F$2];0);0)" office:value-type="float" office:value="0" calcext:value-type="float">
            <text:p>0,00</text:p>
          </table:table-cell>
          <table:table-cell table:formula="of:=IF([.I254]&lt;5;[.$F$3];0)" office:value-type="float" office:value="0" calcext:value-type="float">
            <text:p>0,00</text:p>
          </table:table-cell>
          <table:table-cell table:formula="of:=IF([.J254]=0;[.H254];[.J254])" office:value-type="float" office:value="45" calcext:value-type="float">
            <text:p>45,00</text:p>
          </table:table-cell>
          <table:table-cell table:formula="of:=IF([.K254]=0;[.I254];[.K254])" office:value-type="float" office:value="12" calcext:value-type="float">
            <text:p>12,00</text:p>
          </table:table-cell>
          <table:table-cell table:formula="of:=ROUND([.F254]*[.$S$5]+[.G254]*[.$S$4];2)" office:value-type="currency" office:currency="PLN" office:value="14.84" calcext:value-type="currency">
            <text:p>14,84 zł</text:p>
          </table:table-cell>
          <table:table-cell/>
          <table:table-cell table:formula="of:=ROUND([.B254]*[.$G$2]/100;2)" office:value-type="float" office:value="4.32" calcext:value-type="float">
            <text:p>4,32</text:p>
          </table:table-cell>
          <table:table-cell table:formula="of:=ROUND([.P254]*[.$S$5];2)" office:value-type="currency" office:currency="PLN" office:value="21.56" calcext:value-type="currency">
            <text:p>21,56 zł</text:p>
          </table:table-cell>
          <table:table-cell table:number-columns-repeated="1007"/>
        </table:table-row>
        <table:table-row table:style-name="ro2">
          <table:table-cell office:value-type="date" office:date-value="2014-09-01" calcext:value-type="date">
            <text:p>1.09.2014</text:p>
          </table:table-cell>
          <table:table-cell office:value-type="float" office:value="94" calcext:value-type="float">
            <text:p>94</text:p>
          </table:table-cell>
          <table:table-cell table:formula="of:=LOOKUP(WEEKDAY([.A255];2);[.$B$1:.$B$7];[.$C$1:.$C$7])" office:value-type="string" office:string-value="poniedziałek" calcext:value-type="string">
            <text:p>poniedziałek</text:p>
          </table:table-cell>
          <table:table-cell table:formula="of:=[.L254]" office:value-type="float" office:value="45" calcext:value-type="float">
            <text:p>45,00</text:p>
          </table:table-cell>
          <table:table-cell table:formula="of:=[.M254]" office:value-type="float" office:value="12" calcext:value-type="float">
            <text:p>12,00</text:p>
          </table:table-cell>
          <table:table-cell table:formula="of:=ROUND(IF([.E255]&gt;[.$F$6];IF([.E255]-(([.B255]*[.$G$3])/100)&lt;0;((([.E255]*100)/[.$G$3])*[.$G$2])/100;0);([.$G$2]*([.B255]/2))/100);2)" office:value-type="float" office:value="2.82" calcext:value-type="float">
            <text:p>2,82</text:p>
          </table:table-cell>
          <table:table-cell table:formula="of:=ROUND(IF([.E255]&gt;[.$F$6];IF([.E255]-(([.B255]*[.$G$3])/100)&lt;0;[.E255];([.$G$3]*[.B255])/100);([.$G$3]*([.B255]/2))/100) ;2)" office:value-type="float" office:value="4.23" calcext:value-type="float">
            <text:p>4,23</text:p>
          </table:table-cell>
          <table:table-cell table:formula="of:=[.D255]-[.F255]" office:value-type="float" office:value="42.18" calcext:value-type="float">
            <text:p>42,18</text:p>
          </table:table-cell>
          <table:table-cell table:formula="of:=[.E255]-[.G255]" office:value-type="float" office:value="7.77" calcext:value-type="float">
            <text:p>7,77</text:p>
          </table:table-cell>
          <table:table-cell table:formula="of:=IF([.C255]=[.$L$6];IF([.H255]&lt;[.$N$6];[.$F$2];0);0)" office:value-type="float" office:value="0" calcext:value-type="float">
            <text:p>0,00</text:p>
          </table:table-cell>
          <table:table-cell table:formula="of:=IF([.I255]&lt;5;[.$F$3];0)" office:value-type="float" office:value="0" calcext:value-type="float">
            <text:p>0,00</text:p>
          </table:table-cell>
          <table:table-cell table:formula="of:=IF([.J255]=0;[.H255];[.J255])" office:value-type="float" office:value="42.18" calcext:value-type="float">
            <text:p>42,18</text:p>
          </table:table-cell>
          <table:table-cell table:formula="of:=IF([.K255]=0;[.I255];[.K255])" office:value-type="float" office:value="7.77" calcext:value-type="float">
            <text:p>7,77</text:p>
          </table:table-cell>
          <table:table-cell table:formula="of:=ROUND([.F255]*[.$S$5]+[.G255]*[.$S$4];2)" office:value-type="currency" office:currency="PLN" office:value="23.76" calcext:value-type="currency">
            <text:p>23,76 zł</text:p>
          </table:table-cell>
          <table:table-cell/>
          <table:table-cell table:formula="of:=ROUND([.B255]*[.$G$2]/100;2)" office:value-type="float" office:value="5.64" calcext:value-type="float">
            <text:p>5,64</text:p>
          </table:table-cell>
          <table:table-cell table:formula="of:=ROUND([.P255]*[.$S$5];2)" office:value-type="currency" office:currency="PLN" office:value="28.14" calcext:value-type="currency">
            <text:p>28,14 zł</text:p>
          </table:table-cell>
          <table:table-cell table:number-columns-repeated="1007"/>
        </table:table-row>
        <table:table-row table:style-name="ro2">
          <table:table-cell office:value-type="date" office:date-value="2014-09-02" calcext:value-type="date">
            <text:p>2.09.2014</text:p>
          </table:table-cell>
          <table:table-cell office:value-type="float" office:value="97" calcext:value-type="float">
            <text:p>97</text:p>
          </table:table-cell>
          <table:table-cell table:formula="of:=LOOKUP(WEEKDAY([.A256];2);[.$B$1:.$B$7];[.$C$1:.$C$7])" office:value-type="string" office:string-value="wtorek" calcext:value-type="string">
            <text:p>wtorek</text:p>
          </table:table-cell>
          <table:table-cell table:formula="of:=[.L255]" office:value-type="float" office:value="42.18" calcext:value-type="float">
            <text:p>42,18</text:p>
          </table:table-cell>
          <table:table-cell table:formula="of:=[.M255]" office:value-type="float" office:value="7.77" calcext:value-type="float">
            <text:p>7,77</text:p>
          </table:table-cell>
          <table:table-cell table:formula="of:=ROUND(IF([.E256]&gt;[.$F$6];IF([.E256]-(([.B256]*[.$G$3])/100)&lt;0;((([.E256]*100)/[.$G$3])*[.$G$2])/100;0);([.$G$2]*([.B256]/2))/100);2)" office:value-type="float" office:value="2.91" calcext:value-type="float">
            <text:p>2,91</text:p>
          </table:table-cell>
          <table:table-cell table:formula="of:=ROUND(IF([.E256]&gt;[.$F$6];IF([.E256]-(([.B256]*[.$G$3])/100)&lt;0;[.E256];([.$G$3]*[.B256])/100);([.$G$3]*([.B256]/2))/100) ;2)" office:value-type="float" office:value="4.37" calcext:value-type="float">
            <text:p>4,37</text:p>
          </table:table-cell>
          <table:table-cell table:formula="of:=[.D256]-[.F256]" office:value-type="float" office:value="39.27" calcext:value-type="float">
            <text:p>39,27</text:p>
          </table:table-cell>
          <table:table-cell table:formula="of:=[.E256]-[.G256]" office:value-type="float" office:value="3.4" calcext:value-type="float">
            <text:p>3,40</text:p>
          </table:table-cell>
          <table:table-cell table:formula="of:=IF([.C256]=[.$L$6];IF([.H256]&lt;[.$N$6];[.$F$2];0);0)" office:value-type="float" office:value="0" calcext:value-type="float">
            <text:p>0,00</text:p>
          </table:table-cell>
          <table:table-cell table:formula="of:=IF([.I256]&lt;5;[.$F$3];0)" office:value-type="float" office:value="30" calcext:value-type="float">
            <text:p>30,00</text:p>
          </table:table-cell>
          <table:table-cell table:formula="of:=IF([.J256]=0;[.H256];[.J256])" office:value-type="float" office:value="39.27" calcext:value-type="float">
            <text:p>39,27</text:p>
          </table:table-cell>
          <table:table-cell table:formula="of:=IF([.K256]=0;[.I256];[.K256])" office:value-type="float" office:value="30" calcext:value-type="float">
            <text:p>30,00</text:p>
          </table:table-cell>
          <table:table-cell table:formula="of:=ROUND([.F256]*[.$S$5]+[.G256]*[.$S$4];2)" office:value-type="currency" office:currency="PLN" office:value="24.53" calcext:value-type="currency">
            <text:p>24,53 zł</text:p>
          </table:table-cell>
          <table:table-cell/>
          <table:table-cell table:formula="of:=ROUND([.B256]*[.$G$2]/100;2)" office:value-type="float" office:value="5.82" calcext:value-type="float">
            <text:p>5,82</text:p>
          </table:table-cell>
          <table:table-cell table:formula="of:=ROUND([.P256]*[.$S$5];2)" office:value-type="currency" office:currency="PLN" office:value="29.04" calcext:value-type="currency">
            <text:p>29,04 zł</text:p>
          </table:table-cell>
          <table:table-cell table:number-columns-repeated="1007"/>
        </table:table-row>
        <table:table-row table:style-name="ro2">
          <table:table-cell office:value-type="date" office:date-value="2014-09-03" calcext:value-type="date">
            <text:p>3.09.2014</text:p>
          </table:table-cell>
          <table:table-cell office:value-type="float" office:value="138" calcext:value-type="float">
            <text:p>138</text:p>
          </table:table-cell>
          <table:table-cell table:formula="of:=LOOKUP(WEEKDAY([.A257];2);[.$B$1:.$B$7];[.$C$1:.$C$7])" office:value-type="string" office:string-value="środa" calcext:value-type="string">
            <text:p>środa</text:p>
          </table:table-cell>
          <table:table-cell table:formula="of:=[.L256]" office:value-type="float" office:value="39.27" calcext:value-type="float">
            <text:p>39,27</text:p>
          </table:table-cell>
          <table:table-cell table:formula="of:=[.M256]" office:value-type="float" office:value="30" calcext:value-type="float">
            <text:p>30,00</text:p>
          </table:table-cell>
          <table:table-cell table:formula="of:=ROUND(IF([.E257]&gt;[.$F$6];IF([.E257]-(([.B257]*[.$G$3])/100)&lt;0;((([.E257]*100)/[.$G$3])*[.$G$2])/100;0);([.$G$2]*([.B257]/2))/100);2)" office:value-type="float" office:value="0" calcext:value-type="float">
            <text:p>0,00</text:p>
          </table:table-cell>
          <table:table-cell table:formula="of:=ROUND(IF([.E257]&gt;[.$F$6];IF([.E257]-(([.B257]*[.$G$3])/100)&lt;0;[.E257];([.$G$3]*[.B257])/100);([.$G$3]*([.B257]/2))/100) ;2)" office:value-type="float" office:value="12.42" calcext:value-type="float">
            <text:p>12,42</text:p>
          </table:table-cell>
          <table:table-cell table:formula="of:=[.D257]-[.F257]" office:value-type="float" office:value="39.27" calcext:value-type="float">
            <text:p>39,27</text:p>
          </table:table-cell>
          <table:table-cell table:formula="of:=[.E257]-[.G257]" office:value-type="float" office:value="17.58" calcext:value-type="float">
            <text:p>17,58</text:p>
          </table:table-cell>
          <table:table-cell table:formula="of:=IF([.C257]=[.$L$6];IF([.H257]&lt;[.$N$6];[.$F$2];0);0)" office:value-type="float" office:value="0" calcext:value-type="float">
            <text:p>0,00</text:p>
          </table:table-cell>
          <table:table-cell table:formula="of:=IF([.I257]&lt;5;[.$F$3];0)" office:value-type="float" office:value="0" calcext:value-type="float">
            <text:p>0,00</text:p>
          </table:table-cell>
          <table:table-cell table:formula="of:=IF([.J257]=0;[.H257];[.J257])" office:value-type="float" office:value="39.27" calcext:value-type="float">
            <text:p>39,27</text:p>
          </table:table-cell>
          <table:table-cell table:formula="of:=IF([.K257]=0;[.I257];[.K257])" office:value-type="float" office:value="17.58" calcext:value-type="float">
            <text:p>17,58</text:p>
          </table:table-cell>
          <table:table-cell table:formula="of:=ROUND([.F257]*[.$S$5]+[.G257]*[.$S$4];2)" office:value-type="currency" office:currency="PLN" office:value="28.44" calcext:value-type="currency">
            <text:p>28,44 zł</text:p>
          </table:table-cell>
          <table:table-cell/>
          <table:table-cell table:formula="of:=ROUND([.B257]*[.$G$2]/100;2)" office:value-type="float" office:value="8.28" calcext:value-type="float">
            <text:p>8,28</text:p>
          </table:table-cell>
          <table:table-cell table:formula="of:=ROUND([.P257]*[.$S$5];2)" office:value-type="currency" office:currency="PLN" office:value="41.32" calcext:value-type="currency">
            <text:p>41,32 zł</text:p>
          </table:table-cell>
          <table:table-cell table:number-columns-repeated="1007"/>
        </table:table-row>
        <table:table-row table:style-name="ro2">
          <table:table-cell office:value-type="date" office:date-value="2014-09-04" calcext:value-type="date">
            <text:p>4.09.2014</text:p>
          </table:table-cell>
          <table:table-cell office:value-type="float" office:value="60" calcext:value-type="float">
            <text:p>60</text:p>
          </table:table-cell>
          <table:table-cell table:formula="of:=LOOKUP(WEEKDAY([.A258];2);[.$B$1:.$B$7];[.$C$1:.$C$7])" office:value-type="string" office:string-value="czwartek" calcext:value-type="string">
            <text:p>czwartek</text:p>
          </table:table-cell>
          <table:table-cell table:formula="of:=[.L257]" office:value-type="float" office:value="39.27" calcext:value-type="float">
            <text:p>39,27</text:p>
          </table:table-cell>
          <table:table-cell table:formula="of:=[.M257]" office:value-type="float" office:value="17.58" calcext:value-type="float">
            <text:p>17,58</text:p>
          </table:table-cell>
          <table:table-cell table:formula="of:=ROUND(IF([.E258]&gt;[.$F$6];IF([.E258]-(([.B258]*[.$G$3])/100)&lt;0;((([.E258]*100)/[.$G$3])*[.$G$2])/100;0);([.$G$2]*([.B258]/2))/100);2)" office:value-type="float" office:value="0" calcext:value-type="float">
            <text:p>0,00</text:p>
          </table:table-cell>
          <table:table-cell table:formula="of:=ROUND(IF([.E258]&gt;[.$F$6];IF([.E258]-(([.B258]*[.$G$3])/100)&lt;0;[.E258];([.$G$3]*[.B258])/100);([.$G$3]*([.B258]/2))/100) ;2)" office:value-type="float" office:value="5.4" calcext:value-type="float">
            <text:p>5,40</text:p>
          </table:table-cell>
          <table:table-cell table:formula="of:=[.D258]-[.F258]" office:value-type="float" office:value="39.27" calcext:value-type="float">
            <text:p>39,27</text:p>
          </table:table-cell>
          <table:table-cell table:formula="of:=[.E258]-[.G258]" office:value-type="float" office:value="12.18" calcext:value-type="float">
            <text:p>12,18</text:p>
          </table:table-cell>
          <table:table-cell table:formula="of:=IF([.C258]=[.$L$6];IF([.H258]&lt;[.$N$6];[.$F$2];0);0)" office:value-type="float" office:value="45" calcext:value-type="float">
            <text:p>45,00</text:p>
          </table:table-cell>
          <table:table-cell table:formula="of:=IF([.I258]&lt;5;[.$F$3];0)" office:value-type="float" office:value="0" calcext:value-type="float">
            <text:p>0,00</text:p>
          </table:table-cell>
          <table:table-cell table:formula="of:=IF([.J258]=0;[.H258];[.J258])" office:value-type="float" office:value="45" calcext:value-type="float">
            <text:p>45,00</text:p>
          </table:table-cell>
          <table:table-cell table:formula="of:=IF([.K258]=0;[.I258];[.K258])" office:value-type="float" office:value="12.18" calcext:value-type="float">
            <text:p>12,18</text:p>
          </table:table-cell>
          <table:table-cell table:formula="of:=ROUND([.F258]*[.$S$5]+[.G258]*[.$S$4];2)" office:value-type="currency" office:currency="PLN" office:value="12.37" calcext:value-type="currency">
            <text:p>12,37 zł</text:p>
          </table:table-cell>
          <table:table-cell/>
          <table:table-cell table:formula="of:=ROUND([.B258]*[.$G$2]/100;2)" office:value-type="float" office:value="3.6" calcext:value-type="float">
            <text:p>3,6</text:p>
          </table:table-cell>
          <table:table-cell table:formula="of:=ROUND([.P258]*[.$S$5];2)" office:value-type="currency" office:currency="PLN" office:value="17.96" calcext:value-type="currency">
            <text:p>17,96 zł</text:p>
          </table:table-cell>
          <table:table-cell table:number-columns-repeated="1007"/>
        </table:table-row>
        <table:table-row table:style-name="ro2">
          <table:table-cell office:value-type="date" office:date-value="2014-09-05" calcext:value-type="date">
            <text:p>5.09.2014</text:p>
          </table:table-cell>
          <table:table-cell office:value-type="float" office:value="144" calcext:value-type="float">
            <text:p>144</text:p>
          </table:table-cell>
          <table:table-cell table:formula="of:=LOOKUP(WEEKDAY([.A259];2);[.$B$1:.$B$7];[.$C$1:.$C$7])" office:value-type="string" office:string-value="piątek" calcext:value-type="string">
            <text:p>piątek</text:p>
          </table:table-cell>
          <table:table-cell table:formula="of:=[.L258]" office:value-type="float" office:value="45" calcext:value-type="float">
            <text:p>45,00</text:p>
          </table:table-cell>
          <table:table-cell table:formula="of:=[.M258]" office:value-type="float" office:value="12.18" calcext:value-type="float">
            <text:p>12,18</text:p>
          </table:table-cell>
          <table:table-cell table:formula="of:=ROUND(IF([.E259]&gt;[.$F$6];IF([.E259]-(([.B259]*[.$G$3])/100)&lt;0;((([.E259]*100)/[.$G$3])*[.$G$2])/100;0);([.$G$2]*([.B259]/2))/100);2)" office:value-type="float" office:value="4.32" calcext:value-type="float">
            <text:p>4,32</text:p>
          </table:table-cell>
          <table:table-cell table:formula="of:=ROUND(IF([.E259]&gt;[.$F$6];IF([.E259]-(([.B259]*[.$G$3])/100)&lt;0;[.E259];([.$G$3]*[.B259])/100);([.$G$3]*([.B259]/2))/100) ;2)" office:value-type="float" office:value="6.48" calcext:value-type="float">
            <text:p>6,48</text:p>
          </table:table-cell>
          <table:table-cell table:formula="of:=[.D259]-[.F259]" office:value-type="float" office:value="40.68" calcext:value-type="float">
            <text:p>40,68</text:p>
          </table:table-cell>
          <table:table-cell table:formula="of:=[.E259]-[.G259]" office:value-type="float" office:value="5.7" calcext:value-type="float">
            <text:p>5,70</text:p>
          </table:table-cell>
          <table:table-cell table:formula="of:=IF([.C259]=[.$L$6];IF([.H259]&lt;[.$N$6];[.$F$2];0);0)" office:value-type="float" office:value="0" calcext:value-type="float">
            <text:p>0,00</text:p>
          </table:table-cell>
          <table:table-cell table:formula="of:=IF([.I259]&lt;5;[.$F$3];0)" office:value-type="float" office:value="0" calcext:value-type="float">
            <text:p>0,00</text:p>
          </table:table-cell>
          <table:table-cell table:formula="of:=IF([.J259]=0;[.H259];[.J259])" office:value-type="float" office:value="40.68" calcext:value-type="float">
            <text:p>40,68</text:p>
          </table:table-cell>
          <table:table-cell table:formula="of:=IF([.K259]=0;[.I259];[.K259])" office:value-type="float" office:value="5.7" calcext:value-type="float">
            <text:p>5,70</text:p>
          </table:table-cell>
          <table:table-cell table:formula="of:=ROUND([.F259]*[.$S$5]+[.G259]*[.$S$4];2)" office:value-type="currency" office:currency="PLN" office:value="36.4" calcext:value-type="currency">
            <text:p>36,40 zł</text:p>
          </table:table-cell>
          <table:table-cell/>
          <table:table-cell table:formula="of:=ROUND([.B259]*[.$G$2]/100;2)" office:value-type="float" office:value="8.64" calcext:value-type="float">
            <text:p>8,64</text:p>
          </table:table-cell>
          <table:table-cell table:formula="of:=ROUND([.P259]*[.$S$5];2)" office:value-type="currency" office:currency="PLN" office:value="43.11" calcext:value-type="currency">
            <text:p>43,11 zł</text:p>
          </table:table-cell>
          <table:table-cell table:number-columns-repeated="1007"/>
        </table:table-row>
        <table:table-row table:style-name="ro2">
          <table:table-cell office:value-type="date" office:date-value="2014-09-06" calcext:value-type="date">
            <text:p>6.09.2014</text:p>
          </table:table-cell>
          <table:table-cell office:value-type="float" office:value="49" calcext:value-type="float">
            <text:p>49</text:p>
          </table:table-cell>
          <table:table-cell table:formula="of:=LOOKUP(WEEKDAY([.A260];2);[.$B$1:.$B$7];[.$C$1:.$C$7])" office:value-type="string" office:string-value="sobota" calcext:value-type="string">
            <text:p>sobota</text:p>
          </table:table-cell>
          <table:table-cell table:formula="of:=[.L259]" office:value-type="float" office:value="40.68" calcext:value-type="float">
            <text:p>40,68</text:p>
          </table:table-cell>
          <table:table-cell table:formula="of:=[.M259]" office:value-type="float" office:value="5.7" calcext:value-type="float">
            <text:p>5,70</text:p>
          </table:table-cell>
          <table:table-cell table:formula="of:=ROUND(IF([.E260]&gt;[.$F$6];IF([.E260]-(([.B260]*[.$G$3])/100)&lt;0;((([.E260]*100)/[.$G$3])*[.$G$2])/100;0);([.$G$2]*([.B260]/2))/100);2)" office:value-type="float" office:value="1.47" calcext:value-type="float">
            <text:p>1,47</text:p>
          </table:table-cell>
          <table:table-cell table:formula="of:=ROUND(IF([.E260]&gt;[.$F$6];IF([.E260]-(([.B260]*[.$G$3])/100)&lt;0;[.E260];([.$G$3]*[.B260])/100);([.$G$3]*([.B260]/2))/100) ;2)" office:value-type="float" office:value="2.21" calcext:value-type="float">
            <text:p>2,21</text:p>
          </table:table-cell>
          <table:table-cell table:formula="of:=[.D260]-[.F260]" office:value-type="float" office:value="39.21" calcext:value-type="float">
            <text:p>39,21</text:p>
          </table:table-cell>
          <table:table-cell table:formula="of:=[.E260]-[.G260]" office:value-type="float" office:value="3.49" calcext:value-type="float">
            <text:p>3,49</text:p>
          </table:table-cell>
          <table:table-cell table:formula="of:=IF([.C260]=[.$L$6];IF([.H260]&lt;[.$N$6];[.$F$2];0);0)" office:value-type="float" office:value="0" calcext:value-type="float">
            <text:p>0,00</text:p>
          </table:table-cell>
          <table:table-cell table:formula="of:=IF([.I260]&lt;5;[.$F$3];0)" office:value-type="float" office:value="30" calcext:value-type="float">
            <text:p>30,00</text:p>
          </table:table-cell>
          <table:table-cell table:formula="of:=IF([.J260]=0;[.H260];[.J260])" office:value-type="float" office:value="39.21" calcext:value-type="float">
            <text:p>39,21</text:p>
          </table:table-cell>
          <table:table-cell table:formula="of:=IF([.K260]=0;[.I260];[.K260])" office:value-type="float" office:value="30" calcext:value-type="float">
            <text:p>30,00</text:p>
          </table:table-cell>
          <table:table-cell table:formula="of:=ROUND([.F260]*[.$S$5]+[.G260]*[.$S$4];2)" office:value-type="currency" office:currency="PLN" office:value="12.4" calcext:value-type="currency">
            <text:p>12,40 zł</text:p>
          </table:table-cell>
          <table:table-cell/>
          <table:table-cell table:formula="of:=ROUND([.B260]*[.$G$2]/100;2)" office:value-type="float" office:value="2.94" calcext:value-type="float">
            <text:p>2,94</text:p>
          </table:table-cell>
          <table:table-cell table:formula="of:=ROUND([.P260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09-07" calcext:value-type="date">
            <text:p>7.09.2014</text:p>
          </table:table-cell>
          <table:table-cell office:value-type="float" office:value="125" calcext:value-type="float">
            <text:p>125</text:p>
          </table:table-cell>
          <table:table-cell table:formula="of:=LOOKUP(WEEKDAY([.A261];2);[.$B$1:.$B$7];[.$C$1:.$C$7])" office:value-type="string" office:string-value="niedziela" calcext:value-type="string">
            <text:p>niedziela</text:p>
          </table:table-cell>
          <table:table-cell table:formula="of:=[.L260]" office:value-type="float" office:value="39.21" calcext:value-type="float">
            <text:p>39,21</text:p>
          </table:table-cell>
          <table:table-cell table:formula="of:=[.M260]" office:value-type="float" office:value="30" calcext:value-type="float">
            <text:p>30,00</text:p>
          </table:table-cell>
          <table:table-cell table:formula="of:=ROUND(IF([.E261]&gt;[.$F$6];IF([.E261]-(([.B261]*[.$G$3])/100)&lt;0;((([.E261]*100)/[.$G$3])*[.$G$2])/100;0);([.$G$2]*([.B261]/2))/100);2)" office:value-type="float" office:value="0" calcext:value-type="float">
            <text:p>0,00</text:p>
          </table:table-cell>
          <table:table-cell table:formula="of:=ROUND(IF([.E261]&gt;[.$F$6];IF([.E261]-(([.B261]*[.$G$3])/100)&lt;0;[.E261];([.$G$3]*[.B261])/100);([.$G$3]*([.B261]/2))/100) ;2)" office:value-type="float" office:value="11.25" calcext:value-type="float">
            <text:p>11,25</text:p>
          </table:table-cell>
          <table:table-cell table:formula="of:=[.D261]-[.F261]" office:value-type="float" office:value="39.21" calcext:value-type="float">
            <text:p>39,21</text:p>
          </table:table-cell>
          <table:table-cell table:formula="of:=[.E261]-[.G261]" office:value-type="float" office:value="18.75" calcext:value-type="float">
            <text:p>18,75</text:p>
          </table:table-cell>
          <table:table-cell table:formula="of:=IF([.C261]=[.$L$6];IF([.H261]&lt;[.$N$6];[.$F$2];0);0)" office:value-type="float" office:value="0" calcext:value-type="float">
            <text:p>0,00</text:p>
          </table:table-cell>
          <table:table-cell table:formula="of:=IF([.I261]&lt;5;[.$F$3];0)" office:value-type="float" office:value="0" calcext:value-type="float">
            <text:p>0,00</text:p>
          </table:table-cell>
          <table:table-cell table:formula="of:=IF([.J261]=0;[.H261];[.J261])" office:value-type="float" office:value="39.21" calcext:value-type="float">
            <text:p>39,21</text:p>
          </table:table-cell>
          <table:table-cell table:formula="of:=IF([.K261]=0;[.I261];[.K261])" office:value-type="float" office:value="18.75" calcext:value-type="float">
            <text:p>18,75</text:p>
          </table:table-cell>
          <table:table-cell table:formula="of:=ROUND([.F261]*[.$S$5]+[.G261]*[.$S$4];2)" office:value-type="currency" office:currency="PLN" office:value="25.76" calcext:value-type="currency">
            <text:p>25,76 zł</text:p>
          </table:table-cell>
          <table:table-cell/>
          <table:table-cell table:formula="of:=ROUND([.B261]*[.$G$2]/100;2)" office:value-type="float" office:value="7.5" calcext:value-type="float">
            <text:p>7,5</text:p>
          </table:table-cell>
          <table:table-cell table:formula="of:=ROUND([.P261]*[.$S$5];2)" office:value-type="currency" office:currency="PLN" office:value="37.43" calcext:value-type="currency">
            <text:p>37,43 zł</text:p>
          </table:table-cell>
          <table:table-cell table:number-columns-repeated="1007"/>
        </table:table-row>
        <table:table-row table:style-name="ro2">
          <table:table-cell office:value-type="date" office:date-value="2014-09-08" calcext:value-type="date">
            <text:p>8.09.2014</text:p>
          </table:table-cell>
          <table:table-cell office:value-type="float" office:value="40" calcext:value-type="float">
            <text:p>40</text:p>
          </table:table-cell>
          <table:table-cell table:formula="of:=LOOKUP(WEEKDAY([.A262];2);[.$B$1:.$B$7];[.$C$1:.$C$7])" office:value-type="string" office:string-value="poniedziałek" calcext:value-type="string">
            <text:p>poniedziałek</text:p>
          </table:table-cell>
          <table:table-cell table:formula="of:=[.L261]" office:value-type="float" office:value="39.21" calcext:value-type="float">
            <text:p>39,21</text:p>
          </table:table-cell>
          <table:table-cell table:formula="of:=[.M261]" office:value-type="float" office:value="18.75" calcext:value-type="float">
            <text:p>18,75</text:p>
          </table:table-cell>
          <table:table-cell table:formula="of:=ROUND(IF([.E262]&gt;[.$F$6];IF([.E262]-(([.B262]*[.$G$3])/100)&lt;0;((([.E262]*100)/[.$G$3])*[.$G$2])/100;0);([.$G$2]*([.B262]/2))/100);2)" office:value-type="float" office:value="0" calcext:value-type="float">
            <text:p>0,00</text:p>
          </table:table-cell>
          <table:table-cell table:formula="of:=ROUND(IF([.E262]&gt;[.$F$6];IF([.E262]-(([.B262]*[.$G$3])/100)&lt;0;[.E262];([.$G$3]*[.B262])/100);([.$G$3]*([.B262]/2))/100) ;2)" office:value-type="float" office:value="3.6" calcext:value-type="float">
            <text:p>3,60</text:p>
          </table:table-cell>
          <table:table-cell table:formula="of:=[.D262]-[.F262]" office:value-type="float" office:value="39.21" calcext:value-type="float">
            <text:p>39,21</text:p>
          </table:table-cell>
          <table:table-cell table:formula="of:=[.E262]-[.G262]" office:value-type="float" office:value="15.15" calcext:value-type="float">
            <text:p>15,15</text:p>
          </table:table-cell>
          <table:table-cell table:formula="of:=IF([.C262]=[.$L$6];IF([.H262]&lt;[.$N$6];[.$F$2];0);0)" office:value-type="float" office:value="0" calcext:value-type="float">
            <text:p>0,00</text:p>
          </table:table-cell>
          <table:table-cell table:formula="of:=IF([.I262]&lt;5;[.$F$3];0)" office:value-type="float" office:value="0" calcext:value-type="float">
            <text:p>0,00</text:p>
          </table:table-cell>
          <table:table-cell table:formula="of:=IF([.J262]=0;[.H262];[.J262])" office:value-type="float" office:value="39.21" calcext:value-type="float">
            <text:p>39,21</text:p>
          </table:table-cell>
          <table:table-cell table:formula="of:=IF([.K262]=0;[.I262];[.K262])" office:value-type="float" office:value="15.15" calcext:value-type="float">
            <text:p>15,15</text:p>
          </table:table-cell>
          <table:table-cell table:formula="of:=ROUND([.F262]*[.$S$5]+[.G262]*[.$S$4];2)" office:value-type="currency" office:currency="PLN" office:value="8.24" calcext:value-type="currency">
            <text:p>8,24 zł</text:p>
          </table:table-cell>
          <table:table-cell/>
          <table:table-cell table:formula="of:=ROUND([.B262]*[.$G$2]/100;2)" office:value-type="float" office:value="2.4" calcext:value-type="float">
            <text:p>2,4</text:p>
          </table:table-cell>
          <table:table-cell table:formula="of:=ROUND([.P262]*[.$S$5];2)" office:value-type="currency" office:currency="PLN" office:value="11.98" calcext:value-type="currency">
            <text:p>11,98 zł</text:p>
          </table:table-cell>
          <table:table-cell table:number-columns-repeated="1007"/>
        </table:table-row>
        <table:table-row table:style-name="ro2">
          <table:table-cell office:value-type="date" office:date-value="2014-09-09" calcext:value-type="date">
            <text:p>9.09.2014</text:p>
          </table:table-cell>
          <table:table-cell office:value-type="float" office:value="135" calcext:value-type="float">
            <text:p>135</text:p>
          </table:table-cell>
          <table:table-cell table:formula="of:=LOOKUP(WEEKDAY([.A263];2);[.$B$1:.$B$7];[.$C$1:.$C$7])" office:value-type="string" office:string-value="wtorek" calcext:value-type="string">
            <text:p>wtorek</text:p>
          </table:table-cell>
          <table:table-cell table:formula="of:=[.L262]" office:value-type="float" office:value="39.21" calcext:value-type="float">
            <text:p>39,21</text:p>
          </table:table-cell>
          <table:table-cell table:formula="of:=[.M262]" office:value-type="float" office:value="15.15" calcext:value-type="float">
            <text:p>15,15</text:p>
          </table:table-cell>
          <table:table-cell table:formula="of:=ROUND(IF([.E263]&gt;[.$F$6];IF([.E263]-(([.B263]*[.$G$3])/100)&lt;0;((([.E263]*100)/[.$G$3])*[.$G$2])/100;0);([.$G$2]*([.B263]/2))/100);2)" office:value-type="float" office:value="0" calcext:value-type="float">
            <text:p>0,00</text:p>
          </table:table-cell>
          <table:table-cell table:formula="of:=ROUND(IF([.E263]&gt;[.$F$6];IF([.E263]-(([.B263]*[.$G$3])/100)&lt;0;[.E263];([.$G$3]*[.B263])/100);([.$G$3]*([.B263]/2))/100) ;2)" office:value-type="float" office:value="12.15" calcext:value-type="float">
            <text:p>12,15</text:p>
          </table:table-cell>
          <table:table-cell table:formula="of:=[.D263]-[.F263]" office:value-type="float" office:value="39.21" calcext:value-type="float">
            <text:p>39,21</text:p>
          </table:table-cell>
          <table:table-cell table:formula="of:=[.E263]-[.G263]" office:value-type="float" office:value="3" calcext:value-type="float">
            <text:p>3,00</text:p>
          </table:table-cell>
          <table:table-cell table:formula="of:=IF([.C263]=[.$L$6];IF([.H263]&lt;[.$N$6];[.$F$2];0);0)" office:value-type="float" office:value="0" calcext:value-type="float">
            <text:p>0,00</text:p>
          </table:table-cell>
          <table:table-cell table:formula="of:=IF([.I263]&lt;5;[.$F$3];0)" office:value-type="float" office:value="30" calcext:value-type="float">
            <text:p>30,00</text:p>
          </table:table-cell>
          <table:table-cell table:formula="of:=IF([.J263]=0;[.H263];[.J263])" office:value-type="float" office:value="39.21" calcext:value-type="float">
            <text:p>39,21</text:p>
          </table:table-cell>
          <table:table-cell table:formula="of:=IF([.K263]=0;[.I263];[.K263])" office:value-type="float" office:value="30" calcext:value-type="float">
            <text:p>30,00</text:p>
          </table:table-cell>
          <table:table-cell table:formula="of:=ROUND([.F263]*[.$S$5]+[.G263]*[.$S$4];2)" office:value-type="currency" office:currency="PLN" office:value="27.82" calcext:value-type="currency">
            <text:p>27,82 zł</text:p>
          </table:table-cell>
          <table:table-cell/>
          <table:table-cell table:formula="of:=ROUND([.B263]*[.$G$2]/100;2)" office:value-type="float" office:value="8.1" calcext:value-type="float">
            <text:p>8,1</text:p>
          </table:table-cell>
          <table:table-cell table:formula="of:=ROUND([.P263]*[.$S$5];2)" office:value-type="currency" office:currency="PLN" office:value="40.42" calcext:value-type="currency">
            <text:p>40,42 zł</text:p>
          </table:table-cell>
          <table:table-cell table:number-columns-repeated="1007"/>
        </table:table-row>
        <table:table-row table:style-name="ro2">
          <table:table-cell office:value-type="date" office:date-value="2014-09-10" calcext:value-type="date">
            <text:p>10.09.2014</text:p>
          </table:table-cell>
          <table:table-cell office:value-type="float" office:value="86" calcext:value-type="float">
            <text:p>86</text:p>
          </table:table-cell>
          <table:table-cell table:formula="of:=LOOKUP(WEEKDAY([.A264];2);[.$B$1:.$B$7];[.$C$1:.$C$7])" office:value-type="string" office:string-value="środa" calcext:value-type="string">
            <text:p>środa</text:p>
          </table:table-cell>
          <table:table-cell table:formula="of:=[.L263]" office:value-type="float" office:value="39.21" calcext:value-type="float">
            <text:p>39,21</text:p>
          </table:table-cell>
          <table:table-cell table:formula="of:=[.M263]" office:value-type="float" office:value="30" calcext:value-type="float">
            <text:p>30,00</text:p>
          </table:table-cell>
          <table:table-cell table:formula="of:=ROUND(IF([.E264]&gt;[.$F$6];IF([.E264]-(([.B264]*[.$G$3])/100)&lt;0;((([.E264]*100)/[.$G$3])*[.$G$2])/100;0);([.$G$2]*([.B264]/2))/100);2)" office:value-type="float" office:value="0" calcext:value-type="float">
            <text:p>0,00</text:p>
          </table:table-cell>
          <table:table-cell table:formula="of:=ROUND(IF([.E264]&gt;[.$F$6];IF([.E264]-(([.B264]*[.$G$3])/100)&lt;0;[.E264];([.$G$3]*[.B264])/100);([.$G$3]*([.B264]/2))/100) ;2)" office:value-type="float" office:value="7.74" calcext:value-type="float">
            <text:p>7,74</text:p>
          </table:table-cell>
          <table:table-cell table:formula="of:=[.D264]-[.F264]" office:value-type="float" office:value="39.21" calcext:value-type="float">
            <text:p>39,21</text:p>
          </table:table-cell>
          <table:table-cell table:formula="of:=[.E264]-[.G264]" office:value-type="float" office:value="22.26" calcext:value-type="float">
            <text:p>22,26</text:p>
          </table:table-cell>
          <table:table-cell table:formula="of:=IF([.C264]=[.$L$6];IF([.H264]&lt;[.$N$6];[.$F$2];0);0)" office:value-type="float" office:value="0" calcext:value-type="float">
            <text:p>0,00</text:p>
          </table:table-cell>
          <table:table-cell table:formula="of:=IF([.I264]&lt;5;[.$F$3];0)" office:value-type="float" office:value="0" calcext:value-type="float">
            <text:p>0,00</text:p>
          </table:table-cell>
          <table:table-cell table:formula="of:=IF([.J264]=0;[.H264];[.J264])" office:value-type="float" office:value="39.21" calcext:value-type="float">
            <text:p>39,21</text:p>
          </table:table-cell>
          <table:table-cell table:formula="of:=IF([.K264]=0;[.I264];[.K264])" office:value-type="float" office:value="22.26" calcext:value-type="float">
            <text:p>22,26</text:p>
          </table:table-cell>
          <table:table-cell table:formula="of:=ROUND([.F264]*[.$S$5]+[.G264]*[.$S$4];2)" office:value-type="currency" office:currency="PLN" office:value="17.72" calcext:value-type="currency">
            <text:p>17,72 zł</text:p>
          </table:table-cell>
          <table:table-cell/>
          <table:table-cell table:formula="of:=ROUND([.B264]*[.$G$2]/100;2)" office:value-type="float" office:value="5.16" calcext:value-type="float">
            <text:p>5,16</text:p>
          </table:table-cell>
          <table:table-cell table:formula="of:=ROUND([.P264]*[.$S$5];2)" office:value-type="currency" office:currency="PLN" office:value="25.75" calcext:value-type="currency">
            <text:p>25,75 zł</text:p>
          </table:table-cell>
          <table:table-cell table:number-columns-repeated="1007"/>
        </table:table-row>
        <table:table-row table:style-name="ro2">
          <table:table-cell office:value-type="date" office:date-value="2014-09-11" calcext:value-type="date">
            <text:p>11.09.2014</text:p>
          </table:table-cell>
          <table:table-cell office:value-type="float" office:value="95" calcext:value-type="float">
            <text:p>95</text:p>
          </table:table-cell>
          <table:table-cell table:formula="of:=LOOKUP(WEEKDAY([.A265];2);[.$B$1:.$B$7];[.$C$1:.$C$7])" office:value-type="string" office:string-value="czwartek" calcext:value-type="string">
            <text:p>czwartek</text:p>
          </table:table-cell>
          <table:table-cell table:formula="of:=[.L264]" office:value-type="float" office:value="39.21" calcext:value-type="float">
            <text:p>39,21</text:p>
          </table:table-cell>
          <table:table-cell table:formula="of:=[.M264]" office:value-type="float" office:value="22.26" calcext:value-type="float">
            <text:p>22,26</text:p>
          </table:table-cell>
          <table:table-cell table:formula="of:=ROUND(IF([.E265]&gt;[.$F$6];IF([.E265]-(([.B265]*[.$G$3])/100)&lt;0;((([.E265]*100)/[.$G$3])*[.$G$2])/100;0);([.$G$2]*([.B265]/2))/100);2)" office:value-type="float" office:value="0" calcext:value-type="float">
            <text:p>0,00</text:p>
          </table:table-cell>
          <table:table-cell table:formula="of:=ROUND(IF([.E265]&gt;[.$F$6];IF([.E265]-(([.B265]*[.$G$3])/100)&lt;0;[.E265];([.$G$3]*[.B265])/100);([.$G$3]*([.B265]/2))/100) ;2)" office:value-type="float" office:value="8.55" calcext:value-type="float">
            <text:p>8,55</text:p>
          </table:table-cell>
          <table:table-cell table:formula="of:=[.D265]-[.F265]" office:value-type="float" office:value="39.21" calcext:value-type="float">
            <text:p>39,21</text:p>
          </table:table-cell>
          <table:table-cell table:formula="of:=[.E265]-[.G265]" office:value-type="float" office:value="13.71" calcext:value-type="float">
            <text:p>13,71</text:p>
          </table:table-cell>
          <table:table-cell table:formula="of:=IF([.C265]=[.$L$6];IF([.H265]&lt;[.$N$6];[.$F$2];0);0)" office:value-type="float" office:value="45" calcext:value-type="float">
            <text:p>45,00</text:p>
          </table:table-cell>
          <table:table-cell table:formula="of:=IF([.I265]&lt;5;[.$F$3];0)" office:value-type="float" office:value="0" calcext:value-type="float">
            <text:p>0,00</text:p>
          </table:table-cell>
          <table:table-cell table:formula="of:=IF([.J265]=0;[.H265];[.J265])" office:value-type="float" office:value="45" calcext:value-type="float">
            <text:p>45,00</text:p>
          </table:table-cell>
          <table:table-cell table:formula="of:=IF([.K265]=0;[.I265];[.K265])" office:value-type="float" office:value="13.71" calcext:value-type="float">
            <text:p>13,71</text:p>
          </table:table-cell>
          <table:table-cell table:formula="of:=ROUND([.F265]*[.$S$5]+[.G265]*[.$S$4];2)" office:value-type="currency" office:currency="PLN" office:value="19.58" calcext:value-type="currency">
            <text:p>19,58 zł</text:p>
          </table:table-cell>
          <table:table-cell/>
          <table:table-cell table:formula="of:=ROUND([.B265]*[.$G$2]/100;2)" office:value-type="float" office:value="5.7" calcext:value-type="float">
            <text:p>5,7</text:p>
          </table:table-cell>
          <table:table-cell table:formula="of:=ROUND([.P265]*[.$S$5];2)" office:value-type="currency" office:currency="PLN" office:value="28.44" calcext:value-type="currency">
            <text:p>28,44 zł</text:p>
          </table:table-cell>
          <table:table-cell table:number-columns-repeated="1007"/>
        </table:table-row>
        <table:table-row table:style-name="ro2">
          <table:table-cell office:value-type="date" office:date-value="2014-09-12" calcext:value-type="date">
            <text:p>12.09.2014</text:p>
          </table:table-cell>
          <table:table-cell office:value-type="float" office:value="42" calcext:value-type="float">
            <text:p>42</text:p>
          </table:table-cell>
          <table:table-cell table:formula="of:=LOOKUP(WEEKDAY([.A266];2);[.$B$1:.$B$7];[.$C$1:.$C$7])" office:value-type="string" office:string-value="piątek" calcext:value-type="string">
            <text:p>piątek</text:p>
          </table:table-cell>
          <table:table-cell table:formula="of:=[.L265]" office:value-type="float" office:value="45" calcext:value-type="float">
            <text:p>45,00</text:p>
          </table:table-cell>
          <table:table-cell table:formula="of:=[.M265]" office:value-type="float" office:value="13.71" calcext:value-type="float">
            <text:p>13,71</text:p>
          </table:table-cell>
          <table:table-cell table:formula="of:=ROUND(IF([.E266]&gt;[.$F$6];IF([.E266]-(([.B266]*[.$G$3])/100)&lt;0;((([.E266]*100)/[.$G$3])*[.$G$2])/100;0);([.$G$2]*([.B266]/2))/100);2)" office:value-type="float" office:value="1.26" calcext:value-type="float">
            <text:p>1,26</text:p>
          </table:table-cell>
          <table:table-cell table:formula="of:=ROUND(IF([.E266]&gt;[.$F$6];IF([.E266]-(([.B266]*[.$G$3])/100)&lt;0;[.E266];([.$G$3]*[.B266])/100);([.$G$3]*([.B266]/2))/100) ;2)" office:value-type="float" office:value="1.89" calcext:value-type="float">
            <text:p>1,89</text:p>
          </table:table-cell>
          <table:table-cell table:formula="of:=[.D266]-[.F266]" office:value-type="float" office:value="43.74" calcext:value-type="float">
            <text:p>43,74</text:p>
          </table:table-cell>
          <table:table-cell table:formula="of:=[.E266]-[.G266]" office:value-type="float" office:value="11.82" calcext:value-type="float">
            <text:p>11,82</text:p>
          </table:table-cell>
          <table:table-cell table:formula="of:=IF([.C266]=[.$L$6];IF([.H266]&lt;[.$N$6];[.$F$2];0);0)" office:value-type="float" office:value="0" calcext:value-type="float">
            <text:p>0,00</text:p>
          </table:table-cell>
          <table:table-cell table:formula="of:=IF([.I266]&lt;5;[.$F$3];0)" office:value-type="float" office:value="0" calcext:value-type="float">
            <text:p>0,00</text:p>
          </table:table-cell>
          <table:table-cell table:formula="of:=IF([.J266]=0;[.H266];[.J266])" office:value-type="float" office:value="43.74" calcext:value-type="float">
            <text:p>43,74</text:p>
          </table:table-cell>
          <table:table-cell table:formula="of:=IF([.K266]=0;[.I266];[.K266])" office:value-type="float" office:value="11.82" calcext:value-type="float">
            <text:p>11,82</text:p>
          </table:table-cell>
          <table:table-cell table:formula="of:=ROUND([.F266]*[.$S$5]+[.G266]*[.$S$4];2)" office:value-type="currency" office:currency="PLN" office:value="10.62" calcext:value-type="currency">
            <text:p>10,62 zł</text:p>
          </table:table-cell>
          <table:table-cell/>
          <table:table-cell table:formula="of:=ROUND([.B266]*[.$G$2]/100;2)" office:value-type="float" office:value="2.52" calcext:value-type="float">
            <text:p>2,52</text:p>
          </table:table-cell>
          <table:table-cell table:formula="of:=ROUND([.P266]*[.$S$5];2)" office:value-type="currency" office:currency="PLN" office:value="12.57" calcext:value-type="currency">
            <text:p>12,57 zł</text:p>
          </table:table-cell>
          <table:table-cell table:number-columns-repeated="1007"/>
        </table:table-row>
        <table:table-row table:style-name="ro2">
          <table:table-cell office:value-type="date" office:date-value="2014-09-13" calcext:value-type="date">
            <text:p>13.09.2014</text:p>
          </table:table-cell>
          <table:table-cell office:value-type="float" office:value="82" calcext:value-type="float">
            <text:p>82</text:p>
          </table:table-cell>
          <table:table-cell table:formula="of:=LOOKUP(WEEKDAY([.A267];2);[.$B$1:.$B$7];[.$C$1:.$C$7])" office:value-type="string" office:string-value="sobota" calcext:value-type="string">
            <text:p>sobota</text:p>
          </table:table-cell>
          <table:table-cell table:formula="of:=[.L266]" office:value-type="float" office:value="43.74" calcext:value-type="float">
            <text:p>43,74</text:p>
          </table:table-cell>
          <table:table-cell table:formula="of:=[.M266]" office:value-type="float" office:value="11.82" calcext:value-type="float">
            <text:p>11,82</text:p>
          </table:table-cell>
          <table:table-cell table:formula="of:=ROUND(IF([.E267]&gt;[.$F$6];IF([.E267]-(([.B267]*[.$G$3])/100)&lt;0;((([.E267]*100)/[.$G$3])*[.$G$2])/100;0);([.$G$2]*([.B267]/2))/100);2)" office:value-type="float" office:value="2.46" calcext:value-type="float">
            <text:p>2,46</text:p>
          </table:table-cell>
          <table:table-cell table:formula="of:=ROUND(IF([.E267]&gt;[.$F$6];IF([.E267]-(([.B267]*[.$G$3])/100)&lt;0;[.E267];([.$G$3]*[.B267])/100);([.$G$3]*([.B267]/2))/100) ;2)" office:value-type="float" office:value="3.69" calcext:value-type="float">
            <text:p>3,69</text:p>
          </table:table-cell>
          <table:table-cell table:formula="of:=[.D267]-[.F267]" office:value-type="float" office:value="41.28" calcext:value-type="float">
            <text:p>41,28</text:p>
          </table:table-cell>
          <table:table-cell table:formula="of:=[.E267]-[.G267]" office:value-type="float" office:value="8.13" calcext:value-type="float">
            <text:p>8,13</text:p>
          </table:table-cell>
          <table:table-cell table:formula="of:=IF([.C267]=[.$L$6];IF([.H267]&lt;[.$N$6];[.$F$2];0);0)" office:value-type="float" office:value="0" calcext:value-type="float">
            <text:p>0,00</text:p>
          </table:table-cell>
          <table:table-cell table:formula="of:=IF([.I267]&lt;5;[.$F$3];0)" office:value-type="float" office:value="0" calcext:value-type="float">
            <text:p>0,00</text:p>
          </table:table-cell>
          <table:table-cell table:formula="of:=IF([.J267]=0;[.H267];[.J267])" office:value-type="float" office:value="41.28" calcext:value-type="float">
            <text:p>41,28</text:p>
          </table:table-cell>
          <table:table-cell table:formula="of:=IF([.K267]=0;[.I267];[.K267])" office:value-type="float" office:value="8.13" calcext:value-type="float">
            <text:p>8,13</text:p>
          </table:table-cell>
          <table:table-cell table:formula="of:=ROUND([.F267]*[.$S$5]+[.G267]*[.$S$4];2)" office:value-type="currency" office:currency="PLN" office:value="20.73" calcext:value-type="currency">
            <text:p>20,73 zł</text:p>
          </table:table-cell>
          <table:table-cell/>
          <table:table-cell table:formula="of:=ROUND([.B267]*[.$G$2]/100;2)" office:value-type="float" office:value="4.92" calcext:value-type="float">
            <text:p>4,92</text:p>
          </table:table-cell>
          <table:table-cell table:formula="of:=ROUND([.P267]*[.$S$5];2)" office:value-type="currency" office:currency="PLN" office:value="24.55" calcext:value-type="currency">
            <text:p>24,55 zł</text:p>
          </table:table-cell>
          <table:table-cell table:number-columns-repeated="1007"/>
        </table:table-row>
        <table:table-row table:style-name="ro2">
          <table:table-cell office:value-type="date" office:date-value="2014-09-14" calcext:value-type="date">
            <text:p>14.09.2014</text:p>
          </table:table-cell>
          <table:table-cell office:value-type="float" office:value="26" calcext:value-type="float">
            <text:p>26</text:p>
          </table:table-cell>
          <table:table-cell table:formula="of:=LOOKUP(WEEKDAY([.A268];2);[.$B$1:.$B$7];[.$C$1:.$C$7])" office:value-type="string" office:string-value="niedziela" calcext:value-type="string">
            <text:p>niedziela</text:p>
          </table:table-cell>
          <table:table-cell table:formula="of:=[.L267]" office:value-type="float" office:value="41.28" calcext:value-type="float">
            <text:p>41,28</text:p>
          </table:table-cell>
          <table:table-cell table:formula="of:=[.M267]" office:value-type="float" office:value="8.13" calcext:value-type="float">
            <text:p>8,13</text:p>
          </table:table-cell>
          <table:table-cell table:formula="of:=ROUND(IF([.E268]&gt;[.$F$6];IF([.E268]-(([.B268]*[.$G$3])/100)&lt;0;((([.E268]*100)/[.$G$3])*[.$G$2])/100;0);([.$G$2]*([.B268]/2))/100);2)" office:value-type="float" office:value="0.78" calcext:value-type="float">
            <text:p>0,78</text:p>
          </table:table-cell>
          <table:table-cell table:formula="of:=ROUND(IF([.E268]&gt;[.$F$6];IF([.E268]-(([.B268]*[.$G$3])/100)&lt;0;[.E268];([.$G$3]*[.B268])/100);([.$G$3]*([.B268]/2))/100) ;2)" office:value-type="float" office:value="1.17" calcext:value-type="float">
            <text:p>1,17</text:p>
          </table:table-cell>
          <table:table-cell table:formula="of:=[.D268]-[.F268]" office:value-type="float" office:value="40.5" calcext:value-type="float">
            <text:p>40,50</text:p>
          </table:table-cell>
          <table:table-cell table:formula="of:=[.E268]-[.G268]" office:value-type="float" office:value="6.96" calcext:value-type="float">
            <text:p>6,96</text:p>
          </table:table-cell>
          <table:table-cell table:formula="of:=IF([.C268]=[.$L$6];IF([.H268]&lt;[.$N$6];[.$F$2];0);0)" office:value-type="float" office:value="0" calcext:value-type="float">
            <text:p>0,00</text:p>
          </table:table-cell>
          <table:table-cell table:formula="of:=IF([.I268]&lt;5;[.$F$3];0)" office:value-type="float" office:value="0" calcext:value-type="float">
            <text:p>0,00</text:p>
          </table:table-cell>
          <table:table-cell table:formula="of:=IF([.J268]=0;[.H268];[.J268])" office:value-type="float" office:value="40.5" calcext:value-type="float">
            <text:p>40,50</text:p>
          </table:table-cell>
          <table:table-cell table:formula="of:=IF([.K268]=0;[.I268];[.K268])" office:value-type="float" office:value="6.96" calcext:value-type="float">
            <text:p>6,96</text:p>
          </table:table-cell>
          <table:table-cell table:formula="of:=ROUND([.F268]*[.$S$5]+[.G268]*[.$S$4];2)" office:value-type="currency" office:currency="PLN" office:value="6.57" calcext:value-type="currency">
            <text:p>6,57 zł</text:p>
          </table:table-cell>
          <table:table-cell/>
          <table:table-cell table:formula="of:=ROUND([.B268]*[.$G$2]/100;2)" office:value-type="float" office:value="1.56" calcext:value-type="float">
            <text:p>1,56</text:p>
          </table:table-cell>
          <table:table-cell table:formula="of:=ROUND([.P268]*[.$S$5];2)" office:value-type="currency" office:currency="PLN" office:value="7.78" calcext:value-type="currency">
            <text:p>7,78 zł</text:p>
          </table:table-cell>
          <table:table-cell table:number-columns-repeated="1007"/>
        </table:table-row>
        <table:table-row table:style-name="ro2">
          <table:table-cell office:value-type="date" office:date-value="2014-09-15" calcext:value-type="date">
            <text:p>15.09.2014</text:p>
          </table:table-cell>
          <table:table-cell office:value-type="float" office:value="114" calcext:value-type="float">
            <text:p>114</text:p>
          </table:table-cell>
          <table:table-cell table:formula="of:=LOOKUP(WEEKDAY([.A269];2);[.$B$1:.$B$7];[.$C$1:.$C$7])" office:value-type="string" office:string-value="poniedziałek" calcext:value-type="string">
            <text:p>poniedziałek</text:p>
          </table:table-cell>
          <table:table-cell table:formula="of:=[.L268]" office:value-type="float" office:value="40.5" calcext:value-type="float">
            <text:p>40,50</text:p>
          </table:table-cell>
          <table:table-cell table:formula="of:=[.M268]" office:value-type="float" office:value="6.96" calcext:value-type="float">
            <text:p>6,96</text:p>
          </table:table-cell>
          <table:table-cell table:formula="of:=ROUND(IF([.E269]&gt;[.$F$6];IF([.E269]-(([.B269]*[.$G$3])/100)&lt;0;((([.E269]*100)/[.$G$3])*[.$G$2])/100;0);([.$G$2]*([.B269]/2))/100);2)" office:value-type="float" office:value="3.42" calcext:value-type="float">
            <text:p>3,42</text:p>
          </table:table-cell>
          <table:table-cell table:formula="of:=ROUND(IF([.E269]&gt;[.$F$6];IF([.E269]-(([.B269]*[.$G$3])/100)&lt;0;[.E269];([.$G$3]*[.B269])/100);([.$G$3]*([.B269]/2))/100) ;2)" office:value-type="float" office:value="5.13" calcext:value-type="float">
            <text:p>5,13</text:p>
          </table:table-cell>
          <table:table-cell table:formula="of:=[.D269]-[.F269]" office:value-type="float" office:value="37.08" calcext:value-type="float">
            <text:p>37,08</text:p>
          </table:table-cell>
          <table:table-cell table:formula="of:=[.E269]-[.G269]" office:value-type="float" office:value="1.83" calcext:value-type="float">
            <text:p>1,83</text:p>
          </table:table-cell>
          <table:table-cell table:formula="of:=IF([.C269]=[.$L$6];IF([.H269]&lt;[.$N$6];[.$F$2];0);0)" office:value-type="float" office:value="0" calcext:value-type="float">
            <text:p>0,00</text:p>
          </table:table-cell>
          <table:table-cell table:formula="of:=IF([.I269]&lt;5;[.$F$3];0)" office:value-type="float" office:value="30" calcext:value-type="float">
            <text:p>30,00</text:p>
          </table:table-cell>
          <table:table-cell table:formula="of:=IF([.J269]=0;[.H269];[.J269])" office:value-type="float" office:value="37.08" calcext:value-type="float">
            <text:p>37,08</text:p>
          </table:table-cell>
          <table:table-cell table:formula="of:=IF([.K269]=0;[.I269];[.K269])" office:value-type="float" office:value="30" calcext:value-type="float">
            <text:p>30,00</text:p>
          </table:table-cell>
          <table:table-cell table:formula="of:=ROUND([.F269]*[.$S$5]+[.G269]*[.$S$4];2)" office:value-type="currency" office:currency="PLN" office:value="28.81" calcext:value-type="currency">
            <text:p>28,81 zł</text:p>
          </table:table-cell>
          <table:table-cell/>
          <table:table-cell table:formula="of:=ROUND([.B269]*[.$G$2]/100;2)" office:value-type="float" office:value="6.84" calcext:value-type="float">
            <text:p>6,84</text:p>
          </table:table-cell>
          <table:table-cell table:formula="of:=ROUND([.P269]*[.$S$5];2)" office:value-type="currency" office:currency="PLN" office:value="34.13" calcext:value-type="currency">
            <text:p>34,13 zł</text:p>
          </table:table-cell>
          <table:table-cell table:number-columns-repeated="1007"/>
        </table:table-row>
        <table:table-row table:style-name="ro2">
          <table:table-cell office:value-type="date" office:date-value="2014-09-16" calcext:value-type="date">
            <text:p>16.09.2014</text:p>
          </table:table-cell>
          <table:table-cell office:value-type="float" office:value="49" calcext:value-type="float">
            <text:p>49</text:p>
          </table:table-cell>
          <table:table-cell table:formula="of:=LOOKUP(WEEKDAY([.A270];2);[.$B$1:.$B$7];[.$C$1:.$C$7])" office:value-type="string" office:string-value="wtorek" calcext:value-type="string">
            <text:p>wtorek</text:p>
          </table:table-cell>
          <table:table-cell table:formula="of:=[.L269]" office:value-type="float" office:value="37.08" calcext:value-type="float">
            <text:p>37,08</text:p>
          </table:table-cell>
          <table:table-cell table:formula="of:=[.M269]" office:value-type="float" office:value="30" calcext:value-type="float">
            <text:p>30,00</text:p>
          </table:table-cell>
          <table:table-cell table:formula="of:=ROUND(IF([.E270]&gt;[.$F$6];IF([.E270]-(([.B270]*[.$G$3])/100)&lt;0;((([.E270]*100)/[.$G$3])*[.$G$2])/100;0);([.$G$2]*([.B270]/2))/100);2)" office:value-type="float" office:value="0" calcext:value-type="float">
            <text:p>0,00</text:p>
          </table:table-cell>
          <table:table-cell table:formula="of:=ROUND(IF([.E270]&gt;[.$F$6];IF([.E270]-(([.B270]*[.$G$3])/100)&lt;0;[.E270];([.$G$3]*[.B270])/100);([.$G$3]*([.B270]/2))/100) ;2)" office:value-type="float" office:value="4.41" calcext:value-type="float">
            <text:p>4,41</text:p>
          </table:table-cell>
          <table:table-cell table:formula="of:=[.D270]-[.F270]" office:value-type="float" office:value="37.08" calcext:value-type="float">
            <text:p>37,08</text:p>
          </table:table-cell>
          <table:table-cell table:formula="of:=[.E270]-[.G270]" office:value-type="float" office:value="25.59" calcext:value-type="float">
            <text:p>25,59</text:p>
          </table:table-cell>
          <table:table-cell table:formula="of:=IF([.C270]=[.$L$6];IF([.H270]&lt;[.$N$6];[.$F$2];0);0)" office:value-type="float" office:value="0" calcext:value-type="float">
            <text:p>0,00</text:p>
          </table:table-cell>
          <table:table-cell table:formula="of:=IF([.I270]&lt;5;[.$F$3];0)" office:value-type="float" office:value="0" calcext:value-type="float">
            <text:p>0,00</text:p>
          </table:table-cell>
          <table:table-cell table:formula="of:=IF([.J270]=0;[.H270];[.J270])" office:value-type="float" office:value="37.08" calcext:value-type="float">
            <text:p>37,08</text:p>
          </table:table-cell>
          <table:table-cell table:formula="of:=IF([.K270]=0;[.I270];[.K270])" office:value-type="float" office:value="25.59" calcext:value-type="float">
            <text:p>25,59</text:p>
          </table:table-cell>
          <table:table-cell table:formula="of:=ROUND([.F270]*[.$S$5]+[.G270]*[.$S$4];2)" office:value-type="currency" office:currency="PLN" office:value="10.1" calcext:value-type="currency">
            <text:p>10,10 zł</text:p>
          </table:table-cell>
          <table:table-cell/>
          <table:table-cell table:formula="of:=ROUND([.B270]*[.$G$2]/100;2)" office:value-type="float" office:value="2.94" calcext:value-type="float">
            <text:p>2,94</text:p>
          </table:table-cell>
          <table:table-cell table:formula="of:=ROUND([.P270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09-17" calcext:value-type="date">
            <text:p>17.09.2014</text:p>
          </table:table-cell>
          <table:table-cell office:value-type="float" office:value="138" calcext:value-type="float">
            <text:p>138</text:p>
          </table:table-cell>
          <table:table-cell table:formula="of:=LOOKUP(WEEKDAY([.A271];2);[.$B$1:.$B$7];[.$C$1:.$C$7])" office:value-type="string" office:string-value="środa" calcext:value-type="string">
            <text:p>środa</text:p>
          </table:table-cell>
          <table:table-cell table:formula="of:=[.L270]" office:value-type="float" office:value="37.08" calcext:value-type="float">
            <text:p>37,08</text:p>
          </table:table-cell>
          <table:table-cell table:formula="of:=[.M270]" office:value-type="float" office:value="25.59" calcext:value-type="float">
            <text:p>25,59</text:p>
          </table:table-cell>
          <table:table-cell table:formula="of:=ROUND(IF([.E271]&gt;[.$F$6];IF([.E271]-(([.B271]*[.$G$3])/100)&lt;0;((([.E271]*100)/[.$G$3])*[.$G$2])/100;0);([.$G$2]*([.B271]/2))/100);2)" office:value-type="float" office:value="0" calcext:value-type="float">
            <text:p>0,00</text:p>
          </table:table-cell>
          <table:table-cell table:formula="of:=ROUND(IF([.E271]&gt;[.$F$6];IF([.E271]-(([.B271]*[.$G$3])/100)&lt;0;[.E271];([.$G$3]*[.B271])/100);([.$G$3]*([.B271]/2))/100) ;2)" office:value-type="float" office:value="12.42" calcext:value-type="float">
            <text:p>12,42</text:p>
          </table:table-cell>
          <table:table-cell table:formula="of:=[.D271]-[.F271]" office:value-type="float" office:value="37.08" calcext:value-type="float">
            <text:p>37,08</text:p>
          </table:table-cell>
          <table:table-cell table:formula="of:=[.E271]-[.G271]" office:value-type="float" office:value="13.17" calcext:value-type="float">
            <text:p>13,17</text:p>
          </table:table-cell>
          <table:table-cell table:formula="of:=IF([.C271]=[.$L$6];IF([.H271]&lt;[.$N$6];[.$F$2];0);0)" office:value-type="float" office:value="0" calcext:value-type="float">
            <text:p>0,00</text:p>
          </table:table-cell>
          <table:table-cell table:formula="of:=IF([.I271]&lt;5;[.$F$3];0)" office:value-type="float" office:value="0" calcext:value-type="float">
            <text:p>0,00</text:p>
          </table:table-cell>
          <table:table-cell table:formula="of:=IF([.J271]=0;[.H271];[.J271])" office:value-type="float" office:value="37.08" calcext:value-type="float">
            <text:p>37,08</text:p>
          </table:table-cell>
          <table:table-cell table:formula="of:=IF([.K271]=0;[.I271];[.K271])" office:value-type="float" office:value="13.17" calcext:value-type="float">
            <text:p>13,17</text:p>
          </table:table-cell>
          <table:table-cell table:formula="of:=ROUND([.F271]*[.$S$5]+[.G271]*[.$S$4];2)" office:value-type="currency" office:currency="PLN" office:value="28.44" calcext:value-type="currency">
            <text:p>28,44 zł</text:p>
          </table:table-cell>
          <table:table-cell/>
          <table:table-cell table:formula="of:=ROUND([.B271]*[.$G$2]/100;2)" office:value-type="float" office:value="8.28" calcext:value-type="float">
            <text:p>8,28</text:p>
          </table:table-cell>
          <table:table-cell table:formula="of:=ROUND([.P271]*[.$S$5];2)" office:value-type="currency" office:currency="PLN" office:value="41.32" calcext:value-type="currency">
            <text:p>41,32 zł</text:p>
          </table:table-cell>
          <table:table-cell table:number-columns-repeated="1007"/>
        </table:table-row>
        <table:table-row table:style-name="ro2">
          <table:table-cell office:value-type="date" office:date-value="2014-09-18" calcext:value-type="date">
            <text:p>18.09.2014</text:p>
          </table:table-cell>
          <table:table-cell office:value-type="float" office:value="47" calcext:value-type="float">
            <text:p>47</text:p>
          </table:table-cell>
          <table:table-cell table:formula="of:=LOOKUP(WEEKDAY([.A272];2);[.$B$1:.$B$7];[.$C$1:.$C$7])" office:value-type="string" office:string-value="czwartek" calcext:value-type="string">
            <text:p>czwartek</text:p>
          </table:table-cell>
          <table:table-cell table:formula="of:=[.L271]" office:value-type="float" office:value="37.08" calcext:value-type="float">
            <text:p>37,08</text:p>
          </table:table-cell>
          <table:table-cell table:formula="of:=[.M271]" office:value-type="float" office:value="13.17" calcext:value-type="float">
            <text:p>13,17</text:p>
          </table:table-cell>
          <table:table-cell table:formula="of:=ROUND(IF([.E272]&gt;[.$F$6];IF([.E272]-(([.B272]*[.$G$3])/100)&lt;0;((([.E272]*100)/[.$G$3])*[.$G$2])/100;0);([.$G$2]*([.B272]/2))/100);2)" office:value-type="float" office:value="1.41" calcext:value-type="float">
            <text:p>1,41</text:p>
          </table:table-cell>
          <table:table-cell table:formula="of:=ROUND(IF([.E272]&gt;[.$F$6];IF([.E272]-(([.B272]*[.$G$3])/100)&lt;0;[.E272];([.$G$3]*[.B272])/100);([.$G$3]*([.B272]/2))/100) ;2)" office:value-type="float" office:value="2.12" calcext:value-type="float">
            <text:p>2,12</text:p>
          </table:table-cell>
          <table:table-cell table:formula="of:=[.D272]-[.F272]" office:value-type="float" office:value="35.67" calcext:value-type="float">
            <text:p>35,67</text:p>
          </table:table-cell>
          <table:table-cell table:formula="of:=[.E272]-[.G272]" office:value-type="float" office:value="11.05" calcext:value-type="float">
            <text:p>11,05</text:p>
          </table:table-cell>
          <table:table-cell table:formula="of:=IF([.C272]=[.$L$6];IF([.H272]&lt;[.$N$6];[.$F$2];0);0)" office:value-type="float" office:value="45" calcext:value-type="float">
            <text:p>45,00</text:p>
          </table:table-cell>
          <table:table-cell table:formula="of:=IF([.I272]&lt;5;[.$F$3];0)" office:value-type="float" office:value="0" calcext:value-type="float">
            <text:p>0,00</text:p>
          </table:table-cell>
          <table:table-cell table:formula="of:=IF([.J272]=0;[.H272];[.J272])" office:value-type="float" office:value="45" calcext:value-type="float">
            <text:p>45,00</text:p>
          </table:table-cell>
          <table:table-cell table:formula="of:=IF([.K272]=0;[.I272];[.K272])" office:value-type="float" office:value="11.05" calcext:value-type="float">
            <text:p>11,05</text:p>
          </table:table-cell>
          <table:table-cell table:formula="of:=ROUND([.F272]*[.$S$5]+[.G272]*[.$S$4];2)" office:value-type="currency" office:currency="PLN" office:value="11.89" calcext:value-type="currency">
            <text:p>11,89 zł</text:p>
          </table:table-cell>
          <table:table-cell/>
          <table:table-cell table:formula="of:=ROUND([.B272]*[.$G$2]/100;2)" office:value-type="float" office:value="2.82" calcext:value-type="float">
            <text:p>2,82</text:p>
          </table:table-cell>
          <table:table-cell table:formula="of:=ROUND([.P272]*[.$S$5];2)" office:value-type="currency" office:currency="PLN" office:value="14.07" calcext:value-type="currency">
            <text:p>14,07 zł</text:p>
          </table:table-cell>
          <table:table-cell table:number-columns-repeated="1007"/>
        </table:table-row>
        <table:table-row table:style-name="ro2">
          <table:table-cell office:value-type="date" office:date-value="2014-09-19" calcext:value-type="date">
            <text:p>19.09.2014</text:p>
          </table:table-cell>
          <table:table-cell office:value-type="float" office:value="85" calcext:value-type="float">
            <text:p>85</text:p>
          </table:table-cell>
          <table:table-cell table:formula="of:=LOOKUP(WEEKDAY([.A273];2);[.$B$1:.$B$7];[.$C$1:.$C$7])" office:value-type="string" office:string-value="piątek" calcext:value-type="string">
            <text:p>piątek</text:p>
          </table:table-cell>
          <table:table-cell table:formula="of:=[.L272]" office:value-type="float" office:value="45" calcext:value-type="float">
            <text:p>45,00</text:p>
          </table:table-cell>
          <table:table-cell table:formula="of:=[.M272]" office:value-type="float" office:value="11.05" calcext:value-type="float">
            <text:p>11,05</text:p>
          </table:table-cell>
          <table:table-cell table:formula="of:=ROUND(IF([.E273]&gt;[.$F$6];IF([.E273]-(([.B273]*[.$G$3])/100)&lt;0;((([.E273]*100)/[.$G$3])*[.$G$2])/100;0);([.$G$2]*([.B273]/2))/100);2)" office:value-type="float" office:value="2.55" calcext:value-type="float">
            <text:p>2,55</text:p>
          </table:table-cell>
          <table:table-cell table:formula="of:=ROUND(IF([.E273]&gt;[.$F$6];IF([.E273]-(([.B273]*[.$G$3])/100)&lt;0;[.E273];([.$G$3]*[.B273])/100);([.$G$3]*([.B273]/2))/100) ;2)" office:value-type="float" office:value="3.83" calcext:value-type="float">
            <text:p>3,83</text:p>
          </table:table-cell>
          <table:table-cell table:formula="of:=[.D273]-[.F273]" office:value-type="float" office:value="42.45" calcext:value-type="float">
            <text:p>42,45</text:p>
          </table:table-cell>
          <table:table-cell table:formula="of:=[.E273]-[.G273]" office:value-type="float" office:value="7.22" calcext:value-type="float">
            <text:p>7,22</text:p>
          </table:table-cell>
          <table:table-cell table:formula="of:=IF([.C273]=[.$L$6];IF([.H273]&lt;[.$N$6];[.$F$2];0);0)" office:value-type="float" office:value="0" calcext:value-type="float">
            <text:p>0,00</text:p>
          </table:table-cell>
          <table:table-cell table:formula="of:=IF([.I273]&lt;5;[.$F$3];0)" office:value-type="float" office:value="0" calcext:value-type="float">
            <text:p>0,00</text:p>
          </table:table-cell>
          <table:table-cell table:formula="of:=IF([.J273]=0;[.H273];[.J273])" office:value-type="float" office:value="42.45" calcext:value-type="float">
            <text:p>42,45</text:p>
          </table:table-cell>
          <table:table-cell table:formula="of:=IF([.K273]=0;[.I273];[.K273])" office:value-type="float" office:value="7.22" calcext:value-type="float">
            <text:p>7,22</text:p>
          </table:table-cell>
          <table:table-cell table:formula="of:=ROUND([.F273]*[.$S$5]+[.G273]*[.$S$4];2)" office:value-type="currency" office:currency="PLN" office:value="21.5" calcext:value-type="currency">
            <text:p>21,50 zł</text:p>
          </table:table-cell>
          <table:table-cell/>
          <table:table-cell table:formula="of:=ROUND([.B273]*[.$G$2]/100;2)" office:value-type="float" office:value="5.1" calcext:value-type="float">
            <text:p>5,1</text:p>
          </table:table-cell>
          <table:table-cell table:formula="of:=ROUND([.P273]*[.$S$5];2)" office:value-type="currency" office:currency="PLN" office:value="25.45" calcext:value-type="currency">
            <text:p>25,45 zł</text:p>
          </table:table-cell>
          <table:table-cell table:number-columns-repeated="1007"/>
        </table:table-row>
        <table:table-row table:style-name="ro2">
          <table:table-cell office:value-type="date" office:date-value="2014-09-20" calcext:value-type="date">
            <text:p>20.09.2014</text:p>
          </table:table-cell>
          <table:table-cell office:value-type="float" office:value="50" calcext:value-type="float">
            <text:p>50</text:p>
          </table:table-cell>
          <table:table-cell table:formula="of:=LOOKUP(WEEKDAY([.A274];2);[.$B$1:.$B$7];[.$C$1:.$C$7])" office:value-type="string" office:string-value="sobota" calcext:value-type="string">
            <text:p>sobota</text:p>
          </table:table-cell>
          <table:table-cell table:formula="of:=[.L273]" office:value-type="float" office:value="42.45" calcext:value-type="float">
            <text:p>42,45</text:p>
          </table:table-cell>
          <table:table-cell table:formula="of:=[.M273]" office:value-type="float" office:value="7.22" calcext:value-type="float">
            <text:p>7,22</text:p>
          </table:table-cell>
          <table:table-cell table:formula="of:=ROUND(IF([.E274]&gt;[.$F$6];IF([.E274]-(([.B274]*[.$G$3])/100)&lt;0;((([.E274]*100)/[.$G$3])*[.$G$2])/100;0);([.$G$2]*([.B274]/2))/100);2)" office:value-type="float" office:value="1.5" calcext:value-type="float">
            <text:p>1,50</text:p>
          </table:table-cell>
          <table:table-cell table:formula="of:=ROUND(IF([.E274]&gt;[.$F$6];IF([.E274]-(([.B274]*[.$G$3])/100)&lt;0;[.E274];([.$G$3]*[.B274])/100);([.$G$3]*([.B274]/2))/100) ;2)" office:value-type="float" office:value="2.25" calcext:value-type="float">
            <text:p>2,25</text:p>
          </table:table-cell>
          <table:table-cell table:formula="of:=[.D274]-[.F274]" office:value-type="float" office:value="40.95" calcext:value-type="float">
            <text:p>40,95</text:p>
          </table:table-cell>
          <table:table-cell table:formula="of:=[.E274]-[.G274]" office:value-type="float" office:value="4.97" calcext:value-type="float">
            <text:p>4,97</text:p>
          </table:table-cell>
          <table:table-cell table:formula="of:=IF([.C274]=[.$L$6];IF([.H274]&lt;[.$N$6];[.$F$2];0);0)" office:value-type="float" office:value="0" calcext:value-type="float">
            <text:p>0,00</text:p>
          </table:table-cell>
          <table:table-cell table:formula="of:=IF([.I274]&lt;5;[.$F$3];0)" office:value-type="float" office:value="30" calcext:value-type="float">
            <text:p>30,00</text:p>
          </table:table-cell>
          <table:table-cell table:formula="of:=IF([.J274]=0;[.H274];[.J274])" office:value-type="float" office:value="40.95" calcext:value-type="float">
            <text:p>40,95</text:p>
          </table:table-cell>
          <table:table-cell table:formula="of:=IF([.K274]=0;[.I274];[.K274])" office:value-type="float" office:value="30" calcext:value-type="float">
            <text:p>30,00</text:p>
          </table:table-cell>
          <table:table-cell table:formula="of:=ROUND([.F274]*[.$S$5]+[.G274]*[.$S$4];2)" office:value-type="currency" office:currency="PLN" office:value="12.64" calcext:value-type="currency">
            <text:p>12,64 zł</text:p>
          </table:table-cell>
          <table:table-cell/>
          <table:table-cell table:formula="of:=ROUND([.B274]*[.$G$2]/100;2)" office:value-type="float" office:value="3" calcext:value-type="float">
            <text:p>3</text:p>
          </table:table-cell>
          <table:table-cell table:formula="of:=ROUND([.P274]*[.$S$5];2)" office:value-type="currency" office:currency="PLN" office:value="14.97" calcext:value-type="currency">
            <text:p>14,97 zł</text:p>
          </table:table-cell>
          <table:table-cell table:number-columns-repeated="1007"/>
        </table:table-row>
        <table:table-row table:style-name="ro2">
          <table:table-cell office:value-type="date" office:date-value="2014-09-21" calcext:value-type="date">
            <text:p>21.09.2014</text:p>
          </table:table-cell>
          <table:table-cell office:value-type="float" office:value="133" calcext:value-type="float">
            <text:p>133</text:p>
          </table:table-cell>
          <table:table-cell table:formula="of:=LOOKUP(WEEKDAY([.A275];2);[.$B$1:.$B$7];[.$C$1:.$C$7])" office:value-type="string" office:string-value="niedziela" calcext:value-type="string">
            <text:p>niedziela</text:p>
          </table:table-cell>
          <table:table-cell table:formula="of:=[.L274]" office:value-type="float" office:value="40.95" calcext:value-type="float">
            <text:p>40,95</text:p>
          </table:table-cell>
          <table:table-cell table:formula="of:=[.M274]" office:value-type="float" office:value="30" calcext:value-type="float">
            <text:p>30,00</text:p>
          </table:table-cell>
          <table:table-cell table:formula="of:=ROUND(IF([.E275]&gt;[.$F$6];IF([.E275]-(([.B275]*[.$G$3])/100)&lt;0;((([.E275]*100)/[.$G$3])*[.$G$2])/100;0);([.$G$2]*([.B275]/2))/100);2)" office:value-type="float" office:value="0" calcext:value-type="float">
            <text:p>0,00</text:p>
          </table:table-cell>
          <table:table-cell table:formula="of:=ROUND(IF([.E275]&gt;[.$F$6];IF([.E275]-(([.B275]*[.$G$3])/100)&lt;0;[.E275];([.$G$3]*[.B275])/100);([.$G$3]*([.B275]/2))/100) ;2)" office:value-type="float" office:value="11.97" calcext:value-type="float">
            <text:p>11,97</text:p>
          </table:table-cell>
          <table:table-cell table:formula="of:=[.D275]-[.F275]" office:value-type="float" office:value="40.95" calcext:value-type="float">
            <text:p>40,95</text:p>
          </table:table-cell>
          <table:table-cell table:formula="of:=[.E275]-[.G275]" office:value-type="float" office:value="18.03" calcext:value-type="float">
            <text:p>18,03</text:p>
          </table:table-cell>
          <table:table-cell table:formula="of:=IF([.C275]=[.$L$6];IF([.H275]&lt;[.$N$6];[.$F$2];0);0)" office:value-type="float" office:value="0" calcext:value-type="float">
            <text:p>0,00</text:p>
          </table:table-cell>
          <table:table-cell table:formula="of:=IF([.I275]&lt;5;[.$F$3];0)" office:value-type="float" office:value="0" calcext:value-type="float">
            <text:p>0,00</text:p>
          </table:table-cell>
          <table:table-cell table:formula="of:=IF([.J275]=0;[.H275];[.J275])" office:value-type="float" office:value="40.95" calcext:value-type="float">
            <text:p>40,95</text:p>
          </table:table-cell>
          <table:table-cell table:formula="of:=IF([.K275]=0;[.I275];[.K275])" office:value-type="float" office:value="18.03" calcext:value-type="float">
            <text:p>18,03</text:p>
          </table:table-cell>
          <table:table-cell table:formula="of:=ROUND([.F275]*[.$S$5]+[.G275]*[.$S$4];2)" office:value-type="currency" office:currency="PLN" office:value="27.41" calcext:value-type="currency">
            <text:p>27,41 zł</text:p>
          </table:table-cell>
          <table:table-cell/>
          <table:table-cell table:formula="of:=ROUND([.B275]*[.$G$2]/100;2)" office:value-type="float" office:value="7.98" calcext:value-type="float">
            <text:p>7,98</text:p>
          </table:table-cell>
          <table:table-cell table:formula="of:=ROUND([.P275]*[.$S$5];2)" office:value-type="currency" office:currency="PLN" office:value="39.82" calcext:value-type="currency">
            <text:p>39,82 zł</text:p>
          </table:table-cell>
          <table:table-cell table:number-columns-repeated="1007"/>
        </table:table-row>
        <table:table-row table:style-name="ro2">
          <table:table-cell office:value-type="date" office:date-value="2014-09-22" calcext:value-type="date">
            <text:p>22.09.2014</text:p>
          </table:table-cell>
          <table:table-cell office:value-type="float" office:value="128" calcext:value-type="float">
            <text:p>128</text:p>
          </table:table-cell>
          <table:table-cell table:formula="of:=LOOKUP(WEEKDAY([.A276];2);[.$B$1:.$B$7];[.$C$1:.$C$7])" office:value-type="string" office:string-value="poniedziałek" calcext:value-type="string">
            <text:p>poniedziałek</text:p>
          </table:table-cell>
          <table:table-cell table:formula="of:=[.L275]" office:value-type="float" office:value="40.95" calcext:value-type="float">
            <text:p>40,95</text:p>
          </table:table-cell>
          <table:table-cell table:formula="of:=[.M275]" office:value-type="float" office:value="18.03" calcext:value-type="float">
            <text:p>18,03</text:p>
          </table:table-cell>
          <table:table-cell table:formula="of:=ROUND(IF([.E276]&gt;[.$F$6];IF([.E276]-(([.B276]*[.$G$3])/100)&lt;0;((([.E276]*100)/[.$G$3])*[.$G$2])/100;0);([.$G$2]*([.B276]/2))/100);2)" office:value-type="float" office:value="0" calcext:value-type="float">
            <text:p>0,00</text:p>
          </table:table-cell>
          <table:table-cell table:formula="of:=ROUND(IF([.E276]&gt;[.$F$6];IF([.E276]-(([.B276]*[.$G$3])/100)&lt;0;[.E276];([.$G$3]*[.B276])/100);([.$G$3]*([.B276]/2))/100) ;2)" office:value-type="float" office:value="11.52" calcext:value-type="float">
            <text:p>11,52</text:p>
          </table:table-cell>
          <table:table-cell table:formula="of:=[.D276]-[.F276]" office:value-type="float" office:value="40.95" calcext:value-type="float">
            <text:p>40,95</text:p>
          </table:table-cell>
          <table:table-cell table:formula="of:=[.E276]-[.G276]" office:value-type="float" office:value="6.51" calcext:value-type="float">
            <text:p>6,51</text:p>
          </table:table-cell>
          <table:table-cell table:formula="of:=IF([.C276]=[.$L$6];IF([.H276]&lt;[.$N$6];[.$F$2];0);0)" office:value-type="float" office:value="0" calcext:value-type="float">
            <text:p>0,00</text:p>
          </table:table-cell>
          <table:table-cell table:formula="of:=IF([.I276]&lt;5;[.$F$3];0)" office:value-type="float" office:value="0" calcext:value-type="float">
            <text:p>0,00</text:p>
          </table:table-cell>
          <table:table-cell table:formula="of:=IF([.J276]=0;[.H276];[.J276])" office:value-type="float" office:value="40.95" calcext:value-type="float">
            <text:p>40,95</text:p>
          </table:table-cell>
          <table:table-cell table:formula="of:=IF([.K276]=0;[.I276];[.K276])" office:value-type="float" office:value="6.51" calcext:value-type="float">
            <text:p>6,51</text:p>
          </table:table-cell>
          <table:table-cell table:formula="of:=ROUND([.F276]*[.$S$5]+[.G276]*[.$S$4];2)" office:value-type="currency" office:currency="PLN" office:value="26.38" calcext:value-type="currency">
            <text:p>26,38 zł</text:p>
          </table:table-cell>
          <table:table-cell/>
          <table:table-cell table:formula="of:=ROUND([.B276]*[.$G$2]/100;2)" office:value-type="float" office:value="7.68" calcext:value-type="float">
            <text:p>7,68</text:p>
          </table:table-cell>
          <table:table-cell table:formula="of:=ROUND([.P276]*[.$S$5];2)" office:value-type="currency" office:currency="PLN" office:value="38.32" calcext:value-type="currency">
            <text:p>38,32 zł</text:p>
          </table:table-cell>
          <table:table-cell table:number-columns-repeated="1007"/>
        </table:table-row>
        <table:table-row table:style-name="ro2">
          <table:table-cell office:value-type="date" office:date-value="2014-09-23" calcext:value-type="date">
            <text:p>23.09.2014</text:p>
          </table:table-cell>
          <table:table-cell office:value-type="float" office:value="138" calcext:value-type="float">
            <text:p>138</text:p>
          </table:table-cell>
          <table:table-cell table:formula="of:=LOOKUP(WEEKDAY([.A277];2);[.$B$1:.$B$7];[.$C$1:.$C$7])" office:value-type="string" office:string-value="wtorek" calcext:value-type="string">
            <text:p>wtorek</text:p>
          </table:table-cell>
          <table:table-cell table:formula="of:=[.L276]" office:value-type="float" office:value="40.95" calcext:value-type="float">
            <text:p>40,95</text:p>
          </table:table-cell>
          <table:table-cell table:formula="of:=[.M276]" office:value-type="float" office:value="6.51" calcext:value-type="float">
            <text:p>6,51</text:p>
          </table:table-cell>
          <table:table-cell table:formula="of:=ROUND(IF([.E277]&gt;[.$F$6];IF([.E277]-(([.B277]*[.$G$3])/100)&lt;0;((([.E277]*100)/[.$G$3])*[.$G$2])/100;0);([.$G$2]*([.B277]/2))/100);2)" office:value-type="float" office:value="4.14" calcext:value-type="float">
            <text:p>4,14</text:p>
          </table:table-cell>
          <table:table-cell table:formula="of:=ROUND(IF([.E277]&gt;[.$F$6];IF([.E277]-(([.B277]*[.$G$3])/100)&lt;0;[.E277];([.$G$3]*[.B277])/100);([.$G$3]*([.B277]/2))/100) ;2)" office:value-type="float" office:value="6.21" calcext:value-type="float">
            <text:p>6,21</text:p>
          </table:table-cell>
          <table:table-cell table:formula="of:=[.D277]-[.F277]" office:value-type="float" office:value="36.81" calcext:value-type="float">
            <text:p>36,81</text:p>
          </table:table-cell>
          <table:table-cell table:formula="of:=[.E277]-[.G277]" office:value-type="float" office:value="0.300000000000002" calcext:value-type="float">
            <text:p>0,30</text:p>
          </table:table-cell>
          <table:table-cell table:formula="of:=IF([.C277]=[.$L$6];IF([.H277]&lt;[.$N$6];[.$F$2];0);0)" office:value-type="float" office:value="0" calcext:value-type="float">
            <text:p>0,00</text:p>
          </table:table-cell>
          <table:table-cell table:formula="of:=IF([.I277]&lt;5;[.$F$3];0)" office:value-type="float" office:value="30" calcext:value-type="float">
            <text:p>30,00</text:p>
          </table:table-cell>
          <table:table-cell table:formula="of:=IF([.J277]=0;[.H277];[.J277])" office:value-type="float" office:value="36.81" calcext:value-type="float">
            <text:p>36,81</text:p>
          </table:table-cell>
          <table:table-cell table:formula="of:=IF([.K277]=0;[.I277];[.K277])" office:value-type="float" office:value="30" calcext:value-type="float">
            <text:p>30,00</text:p>
          </table:table-cell>
          <table:table-cell table:formula="of:=ROUND([.F277]*[.$S$5]+[.G277]*[.$S$4];2)" office:value-type="currency" office:currency="PLN" office:value="34.88" calcext:value-type="currency">
            <text:p>34,88 zł</text:p>
          </table:table-cell>
          <table:table-cell/>
          <table:table-cell table:formula="of:=ROUND([.B277]*[.$G$2]/100;2)" office:value-type="float" office:value="8.28" calcext:value-type="float">
            <text:p>8,28</text:p>
          </table:table-cell>
          <table:table-cell table:formula="of:=ROUND([.P277]*[.$S$5];2)" office:value-type="currency" office:currency="PLN" office:value="41.32" calcext:value-type="currency">
            <text:p>41,32 zł</text:p>
          </table:table-cell>
          <table:table-cell table:number-columns-repeated="1007"/>
        </table:table-row>
        <table:table-row table:style-name="ro2">
          <table:table-cell office:value-type="date" office:date-value="2014-09-24" calcext:value-type="date">
            <text:p>24.09.2014</text:p>
          </table:table-cell>
          <table:table-cell office:value-type="float" office:value="25" calcext:value-type="float">
            <text:p>25</text:p>
          </table:table-cell>
          <table:table-cell table:formula="of:=LOOKUP(WEEKDAY([.A278];2);[.$B$1:.$B$7];[.$C$1:.$C$7])" office:value-type="string" office:string-value="środa" calcext:value-type="string">
            <text:p>środa</text:p>
          </table:table-cell>
          <table:table-cell table:formula="of:=[.L277]" office:value-type="float" office:value="36.81" calcext:value-type="float">
            <text:p>36,81</text:p>
          </table:table-cell>
          <table:table-cell table:formula="of:=[.M277]" office:value-type="float" office:value="30" calcext:value-type="float">
            <text:p>30,00</text:p>
          </table:table-cell>
          <table:table-cell table:formula="of:=ROUND(IF([.E278]&gt;[.$F$6];IF([.E278]-(([.B278]*[.$G$3])/100)&lt;0;((([.E278]*100)/[.$G$3])*[.$G$2])/100;0);([.$G$2]*([.B278]/2))/100);2)" office:value-type="float" office:value="0" calcext:value-type="float">
            <text:p>0,00</text:p>
          </table:table-cell>
          <table:table-cell table:formula="of:=ROUND(IF([.E278]&gt;[.$F$6];IF([.E278]-(([.B278]*[.$G$3])/100)&lt;0;[.E278];([.$G$3]*[.B278])/100);([.$G$3]*([.B278]/2))/100) ;2)" office:value-type="float" office:value="2.25" calcext:value-type="float">
            <text:p>2,25</text:p>
          </table:table-cell>
          <table:table-cell table:formula="of:=[.D278]-[.F278]" office:value-type="float" office:value="36.81" calcext:value-type="float">
            <text:p>36,81</text:p>
          </table:table-cell>
          <table:table-cell table:formula="of:=[.E278]-[.G278]" office:value-type="float" office:value="27.75" calcext:value-type="float">
            <text:p>27,75</text:p>
          </table:table-cell>
          <table:table-cell table:formula="of:=IF([.C278]=[.$L$6];IF([.H278]&lt;[.$N$6];[.$F$2];0);0)" office:value-type="float" office:value="0" calcext:value-type="float">
            <text:p>0,00</text:p>
          </table:table-cell>
          <table:table-cell table:formula="of:=IF([.I278]&lt;5;[.$F$3];0)" office:value-type="float" office:value="0" calcext:value-type="float">
            <text:p>0,00</text:p>
          </table:table-cell>
          <table:table-cell table:formula="of:=IF([.J278]=0;[.H278];[.J278])" office:value-type="float" office:value="36.81" calcext:value-type="float">
            <text:p>36,81</text:p>
          </table:table-cell>
          <table:table-cell table:formula="of:=IF([.K278]=0;[.I278];[.K278])" office:value-type="float" office:value="27.75" calcext:value-type="float">
            <text:p>27,75</text:p>
          </table:table-cell>
          <table:table-cell table:formula="of:=ROUND([.F278]*[.$S$5]+[.G278]*[.$S$4];2)" office:value-type="currency" office:currency="PLN" office:value="5.15" calcext:value-type="currency">
            <text:p>5,15 zł</text:p>
          </table:table-cell>
          <table:table-cell/>
          <table:table-cell table:formula="of:=ROUND([.B278]*[.$G$2]/100;2)" office:value-type="float" office:value="1.5" calcext:value-type="float">
            <text:p>1,5</text:p>
          </table:table-cell>
          <table:table-cell table:formula="of:=ROUND([.P278]*[.$S$5];2)" office:value-type="currency" office:currency="PLN" office:value="7.49" calcext:value-type="currency">
            <text:p>7,49 zł</text:p>
          </table:table-cell>
          <table:table-cell table:number-columns-repeated="1007"/>
        </table:table-row>
        <table:table-row table:style-name="ro2">
          <table:table-cell office:value-type="date" office:date-value="2014-09-25" calcext:value-type="date">
            <text:p>25.09.2014</text:p>
          </table:table-cell>
          <table:table-cell office:value-type="float" office:value="133" calcext:value-type="float">
            <text:p>133</text:p>
          </table:table-cell>
          <table:table-cell table:formula="of:=LOOKUP(WEEKDAY([.A279];2);[.$B$1:.$B$7];[.$C$1:.$C$7])" office:value-type="string" office:string-value="czwartek" calcext:value-type="string">
            <text:p>czwartek</text:p>
          </table:table-cell>
          <table:table-cell table:formula="of:=[.L278]" office:value-type="float" office:value="36.81" calcext:value-type="float">
            <text:p>36,81</text:p>
          </table:table-cell>
          <table:table-cell table:formula="of:=[.M278]" office:value-type="float" office:value="27.75" calcext:value-type="float">
            <text:p>27,75</text:p>
          </table:table-cell>
          <table:table-cell table:formula="of:=ROUND(IF([.E279]&gt;[.$F$6];IF([.E279]-(([.B279]*[.$G$3])/100)&lt;0;((([.E279]*100)/[.$G$3])*[.$G$2])/100;0);([.$G$2]*([.B279]/2))/100);2)" office:value-type="float" office:value="0" calcext:value-type="float">
            <text:p>0,00</text:p>
          </table:table-cell>
          <table:table-cell table:formula="of:=ROUND(IF([.E279]&gt;[.$F$6];IF([.E279]-(([.B279]*[.$G$3])/100)&lt;0;[.E279];([.$G$3]*[.B279])/100);([.$G$3]*([.B279]/2))/100) ;2)" office:value-type="float" office:value="11.97" calcext:value-type="float">
            <text:p>11,97</text:p>
          </table:table-cell>
          <table:table-cell table:formula="of:=[.D279]-[.F279]" office:value-type="float" office:value="36.81" calcext:value-type="float">
            <text:p>36,81</text:p>
          </table:table-cell>
          <table:table-cell table:formula="of:=[.E279]-[.G279]" office:value-type="float" office:value="15.78" calcext:value-type="float">
            <text:p>15,78</text:p>
          </table:table-cell>
          <table:table-cell table:formula="of:=IF([.C279]=[.$L$6];IF([.H279]&lt;[.$N$6];[.$F$2];0);0)" office:value-type="float" office:value="45" calcext:value-type="float">
            <text:p>45,00</text:p>
          </table:table-cell>
          <table:table-cell table:formula="of:=IF([.I279]&lt;5;[.$F$3];0)" office:value-type="float" office:value="0" calcext:value-type="float">
            <text:p>0,00</text:p>
          </table:table-cell>
          <table:table-cell table:formula="of:=IF([.J279]=0;[.H279];[.J279])" office:value-type="float" office:value="45" calcext:value-type="float">
            <text:p>45,00</text:p>
          </table:table-cell>
          <table:table-cell table:formula="of:=IF([.K279]=0;[.I279];[.K279])" office:value-type="float" office:value="15.78" calcext:value-type="float">
            <text:p>15,78</text:p>
          </table:table-cell>
          <table:table-cell table:formula="of:=ROUND([.F279]*[.$S$5]+[.G279]*[.$S$4];2)" office:value-type="currency" office:currency="PLN" office:value="27.41" calcext:value-type="currency">
            <text:p>27,41 zł</text:p>
          </table:table-cell>
          <table:table-cell/>
          <table:table-cell table:formula="of:=ROUND([.B279]*[.$G$2]/100;2)" office:value-type="float" office:value="7.98" calcext:value-type="float">
            <text:p>7,98</text:p>
          </table:table-cell>
          <table:table-cell table:formula="of:=ROUND([.P279]*[.$S$5];2)" office:value-type="currency" office:currency="PLN" office:value="39.82" calcext:value-type="currency">
            <text:p>39,82 zł</text:p>
          </table:table-cell>
          <table:table-cell table:number-columns-repeated="1007"/>
        </table:table-row>
        <table:table-row table:style-name="ro2">
          <table:table-cell office:value-type="date" office:date-value="2014-09-26" calcext:value-type="date">
            <text:p>26.09.2014</text:p>
          </table:table-cell>
          <table:table-cell office:value-type="float" office:value="110" calcext:value-type="float">
            <text:p>110</text:p>
          </table:table-cell>
          <table:table-cell table:formula="of:=LOOKUP(WEEKDAY([.A280];2);[.$B$1:.$B$7];[.$C$1:.$C$7])" office:value-type="string" office:string-value="piątek" calcext:value-type="string">
            <text:p>piątek</text:p>
          </table:table-cell>
          <table:table-cell table:formula="of:=[.L279]" office:value-type="float" office:value="45" calcext:value-type="float">
            <text:p>45,00</text:p>
          </table:table-cell>
          <table:table-cell table:formula="of:=[.M279]" office:value-type="float" office:value="15.78" calcext:value-type="float">
            <text:p>15,78</text:p>
          </table:table-cell>
          <table:table-cell table:formula="of:=ROUND(IF([.E280]&gt;[.$F$6];IF([.E280]-(([.B280]*[.$G$3])/100)&lt;0;((([.E280]*100)/[.$G$3])*[.$G$2])/100;0);([.$G$2]*([.B280]/2))/100);2)" office:value-type="float" office:value="0" calcext:value-type="float">
            <text:p>0,00</text:p>
          </table:table-cell>
          <table:table-cell table:formula="of:=ROUND(IF([.E280]&gt;[.$F$6];IF([.E280]-(([.B280]*[.$G$3])/100)&lt;0;[.E280];([.$G$3]*[.B280])/100);([.$G$3]*([.B280]/2))/100) ;2)" office:value-type="float" office:value="9.9" calcext:value-type="float">
            <text:p>9,90</text:p>
          </table:table-cell>
          <table:table-cell table:formula="of:=[.D280]-[.F280]" office:value-type="float" office:value="45" calcext:value-type="float">
            <text:p>45,00</text:p>
          </table:table-cell>
          <table:table-cell table:formula="of:=[.E280]-[.G280]" office:value-type="float" office:value="5.88" calcext:value-type="float">
            <text:p>5,88</text:p>
          </table:table-cell>
          <table:table-cell table:formula="of:=IF([.C280]=[.$L$6];IF([.H280]&lt;[.$N$6];[.$F$2];0);0)" office:value-type="float" office:value="0" calcext:value-type="float">
            <text:p>0,00</text:p>
          </table:table-cell>
          <table:table-cell table:formula="of:=IF([.I280]&lt;5;[.$F$3];0)" office:value-type="float" office:value="0" calcext:value-type="float">
            <text:p>0,00</text:p>
          </table:table-cell>
          <table:table-cell table:formula="of:=IF([.J280]=0;[.H280];[.J280])" office:value-type="float" office:value="45" calcext:value-type="float">
            <text:p>45,00</text:p>
          </table:table-cell>
          <table:table-cell table:formula="of:=IF([.K280]=0;[.I280];[.K280])" office:value-type="float" office:value="5.88" calcext:value-type="float">
            <text:p>5,88</text:p>
          </table:table-cell>
          <table:table-cell table:formula="of:=ROUND([.F280]*[.$S$5]+[.G280]*[.$S$4];2)" office:value-type="currency" office:currency="PLN" office:value="22.67" calcext:value-type="currency">
            <text:p>22,67 zł</text:p>
          </table:table-cell>
          <table:table-cell/>
          <table:table-cell table:formula="of:=ROUND([.B280]*[.$G$2]/100;2)" office:value-type="float" office:value="6.6" calcext:value-type="float">
            <text:p>6,6</text:p>
          </table:table-cell>
          <table:table-cell table:formula="of:=ROUND([.P280]*[.$S$5];2)" office:value-type="currency" office:currency="PLN" office:value="32.93" calcext:value-type="currency">
            <text:p>32,93 zł</text:p>
          </table:table-cell>
          <table:table-cell table:number-columns-repeated="1007"/>
        </table:table-row>
        <table:table-row table:style-name="ro2">
          <table:table-cell office:value-type="date" office:date-value="2014-09-27" calcext:value-type="date">
            <text:p>27.09.2014</text:p>
          </table:table-cell>
          <table:table-cell office:value-type="float" office:value="24" calcext:value-type="float">
            <text:p>24</text:p>
          </table:table-cell>
          <table:table-cell table:formula="of:=LOOKUP(WEEKDAY([.A281];2);[.$B$1:.$B$7];[.$C$1:.$C$7])" office:value-type="string" office:string-value="sobota" calcext:value-type="string">
            <text:p>sobota</text:p>
          </table:table-cell>
          <table:table-cell table:formula="of:=[.L280]" office:value-type="float" office:value="45" calcext:value-type="float">
            <text:p>45,00</text:p>
          </table:table-cell>
          <table:table-cell table:formula="of:=[.M280]" office:value-type="float" office:value="5.88" calcext:value-type="float">
            <text:p>5,88</text:p>
          </table:table-cell>
          <table:table-cell table:formula="of:=ROUND(IF([.E281]&gt;[.$F$6];IF([.E281]-(([.B281]*[.$G$3])/100)&lt;0;((([.E281]*100)/[.$G$3])*[.$G$2])/100;0);([.$G$2]*([.B281]/2))/100);2)" office:value-type="float" office:value="0.72" calcext:value-type="float">
            <text:p>0,72</text:p>
          </table:table-cell>
          <table:table-cell table:formula="of:=ROUND(IF([.E281]&gt;[.$F$6];IF([.E281]-(([.B281]*[.$G$3])/100)&lt;0;[.E281];([.$G$3]*[.B281])/100);([.$G$3]*([.B281]/2))/100) ;2)" office:value-type="float" office:value="1.08" calcext:value-type="float">
            <text:p>1,08</text:p>
          </table:table-cell>
          <table:table-cell table:formula="of:=[.D281]-[.F281]" office:value-type="float" office:value="44.28" calcext:value-type="float">
            <text:p>44,28</text:p>
          </table:table-cell>
          <table:table-cell table:formula="of:=[.E281]-[.G281]" office:value-type="float" office:value="4.8" calcext:value-type="float">
            <text:p>4,80</text:p>
          </table:table-cell>
          <table:table-cell table:formula="of:=IF([.C281]=[.$L$6];IF([.H281]&lt;[.$N$6];[.$F$2];0);0)" office:value-type="float" office:value="0" calcext:value-type="float">
            <text:p>0,00</text:p>
          </table:table-cell>
          <table:table-cell table:formula="of:=IF([.I281]&lt;5;[.$F$3];0)" office:value-type="float" office:value="30" calcext:value-type="float">
            <text:p>30,00</text:p>
          </table:table-cell>
          <table:table-cell table:formula="of:=IF([.J281]=0;[.H281];[.J281])" office:value-type="float" office:value="44.28" calcext:value-type="float">
            <text:p>44,28</text:p>
          </table:table-cell>
          <table:table-cell table:formula="of:=IF([.K281]=0;[.I281];[.K281])" office:value-type="float" office:value="30" calcext:value-type="float">
            <text:p>30,00</text:p>
          </table:table-cell>
          <table:table-cell table:formula="of:=ROUND([.F281]*[.$S$5]+[.G281]*[.$S$4];2)" office:value-type="currency" office:currency="PLN" office:value="6.07" calcext:value-type="currency">
            <text:p>6,07 zł</text:p>
          </table:table-cell>
          <table:table-cell/>
          <table:table-cell table:formula="of:=ROUND([.B281]*[.$G$2]/100;2)" office:value-type="float" office:value="1.44" calcext:value-type="float">
            <text:p>1,44</text:p>
          </table:table-cell>
          <table:table-cell table:formula="of:=ROUND([.P281]*[.$S$5];2)" office:value-type="currency" office:currency="PLN" office:value="7.19" calcext:value-type="currency">
            <text:p>7,19 zł</text:p>
          </table:table-cell>
          <table:table-cell table:number-columns-repeated="1007"/>
        </table:table-row>
        <table:table-row table:style-name="ro2">
          <table:table-cell office:value-type="date" office:date-value="2014-09-28" calcext:value-type="date">
            <text:p>28.09.2014</text:p>
          </table:table-cell>
          <table:table-cell office:value-type="float" office:value="65" calcext:value-type="float">
            <text:p>65</text:p>
          </table:table-cell>
          <table:table-cell table:formula="of:=LOOKUP(WEEKDAY([.A282];2);[.$B$1:.$B$7];[.$C$1:.$C$7])" office:value-type="string" office:string-value="niedziela" calcext:value-type="string">
            <text:p>niedziela</text:p>
          </table:table-cell>
          <table:table-cell table:formula="of:=[.L281]" office:value-type="float" office:value="44.28" calcext:value-type="float">
            <text:p>44,28</text:p>
          </table:table-cell>
          <table:table-cell table:formula="of:=[.M281]" office:value-type="float" office:value="30" calcext:value-type="float">
            <text:p>30,00</text:p>
          </table:table-cell>
          <table:table-cell table:formula="of:=ROUND(IF([.E282]&gt;[.$F$6];IF([.E282]-(([.B282]*[.$G$3])/100)&lt;0;((([.E282]*100)/[.$G$3])*[.$G$2])/100;0);([.$G$2]*([.B282]/2))/100);2)" office:value-type="float" office:value="0" calcext:value-type="float">
            <text:p>0,00</text:p>
          </table:table-cell>
          <table:table-cell table:formula="of:=ROUND(IF([.E282]&gt;[.$F$6];IF([.E282]-(([.B282]*[.$G$3])/100)&lt;0;[.E282];([.$G$3]*[.B282])/100);([.$G$3]*([.B282]/2))/100) ;2)" office:value-type="float" office:value="5.85" calcext:value-type="float">
            <text:p>5,85</text:p>
          </table:table-cell>
          <table:table-cell table:formula="of:=[.D282]-[.F282]" office:value-type="float" office:value="44.28" calcext:value-type="float">
            <text:p>44,28</text:p>
          </table:table-cell>
          <table:table-cell table:formula="of:=[.E282]-[.G282]" office:value-type="float" office:value="24.15" calcext:value-type="float">
            <text:p>24,15</text:p>
          </table:table-cell>
          <table:table-cell table:formula="of:=IF([.C282]=[.$L$6];IF([.H282]&lt;[.$N$6];[.$F$2];0);0)" office:value-type="float" office:value="0" calcext:value-type="float">
            <text:p>0,00</text:p>
          </table:table-cell>
          <table:table-cell table:formula="of:=IF([.I282]&lt;5;[.$F$3];0)" office:value-type="float" office:value="0" calcext:value-type="float">
            <text:p>0,00</text:p>
          </table:table-cell>
          <table:table-cell table:formula="of:=IF([.J282]=0;[.H282];[.J282])" office:value-type="float" office:value="44.28" calcext:value-type="float">
            <text:p>44,28</text:p>
          </table:table-cell>
          <table:table-cell table:formula="of:=IF([.K282]=0;[.I282];[.K282])" office:value-type="float" office:value="24.15" calcext:value-type="float">
            <text:p>24,15</text:p>
          </table:table-cell>
          <table:table-cell table:formula="of:=ROUND([.F282]*[.$S$5]+[.G282]*[.$S$4];2)" office:value-type="currency" office:currency="PLN" office:value="13.4" calcext:value-type="currency">
            <text:p>13,40 zł</text:p>
          </table:table-cell>
          <table:table-cell/>
          <table:table-cell table:formula="of:=ROUND([.B282]*[.$G$2]/100;2)" office:value-type="float" office:value="3.9" calcext:value-type="float">
            <text:p>3,9</text:p>
          </table:table-cell>
          <table:table-cell table:formula="of:=ROUND([.P282]*[.$S$5];2)" office:value-type="currency" office:currency="PLN" office:value="19.46" calcext:value-type="currency">
            <text:p>19,46 zł</text:p>
          </table:table-cell>
          <table:table-cell table:number-columns-repeated="1007"/>
        </table:table-row>
        <table:table-row table:style-name="ro2">
          <table:table-cell office:value-type="date" office:date-value="2014-09-29" calcext:value-type="date">
            <text:p>29.09.2014</text:p>
          </table:table-cell>
          <table:table-cell office:value-type="float" office:value="61" calcext:value-type="float">
            <text:p>61</text:p>
          </table:table-cell>
          <table:table-cell table:formula="of:=LOOKUP(WEEKDAY([.A283];2);[.$B$1:.$B$7];[.$C$1:.$C$7])" office:value-type="string" office:string-value="poniedziałek" calcext:value-type="string">
            <text:p>poniedziałek</text:p>
          </table:table-cell>
          <table:table-cell table:formula="of:=[.L282]" office:value-type="float" office:value="44.28" calcext:value-type="float">
            <text:p>44,28</text:p>
          </table:table-cell>
          <table:table-cell table:formula="of:=[.M282]" office:value-type="float" office:value="24.15" calcext:value-type="float">
            <text:p>24,15</text:p>
          </table:table-cell>
          <table:table-cell table:formula="of:=ROUND(IF([.E283]&gt;[.$F$6];IF([.E283]-(([.B283]*[.$G$3])/100)&lt;0;((([.E283]*100)/[.$G$3])*[.$G$2])/100;0);([.$G$2]*([.B283]/2))/100);2)" office:value-type="float" office:value="0" calcext:value-type="float">
            <text:p>0,00</text:p>
          </table:table-cell>
          <table:table-cell table:formula="of:=ROUND(IF([.E283]&gt;[.$F$6];IF([.E283]-(([.B283]*[.$G$3])/100)&lt;0;[.E283];([.$G$3]*[.B283])/100);([.$G$3]*([.B283]/2))/100) ;2)" office:value-type="float" office:value="5.49" calcext:value-type="float">
            <text:p>5,49</text:p>
          </table:table-cell>
          <table:table-cell table:formula="of:=[.D283]-[.F283]" office:value-type="float" office:value="44.28" calcext:value-type="float">
            <text:p>44,28</text:p>
          </table:table-cell>
          <table:table-cell table:formula="of:=[.E283]-[.G283]" office:value-type="float" office:value="18.66" calcext:value-type="float">
            <text:p>18,66</text:p>
          </table:table-cell>
          <table:table-cell table:formula="of:=IF([.C283]=[.$L$6];IF([.H283]&lt;[.$N$6];[.$F$2];0);0)" office:value-type="float" office:value="0" calcext:value-type="float">
            <text:p>0,00</text:p>
          </table:table-cell>
          <table:table-cell table:formula="of:=IF([.I283]&lt;5;[.$F$3];0)" office:value-type="float" office:value="0" calcext:value-type="float">
            <text:p>0,00</text:p>
          </table:table-cell>
          <table:table-cell table:formula="of:=IF([.J283]=0;[.H283];[.J283])" office:value-type="float" office:value="44.28" calcext:value-type="float">
            <text:p>44,28</text:p>
          </table:table-cell>
          <table:table-cell table:formula="of:=IF([.K283]=0;[.I283];[.K283])" office:value-type="float" office:value="18.66" calcext:value-type="float">
            <text:p>18,66</text:p>
          </table:table-cell>
          <table:table-cell table:formula="of:=ROUND([.F283]*[.$S$5]+[.G283]*[.$S$4];2)" office:value-type="currency" office:currency="PLN" office:value="12.57" calcext:value-type="currency">
            <text:p>12,57 zł</text:p>
          </table:table-cell>
          <table:table-cell/>
          <table:table-cell table:formula="of:=ROUND([.B283]*[.$G$2]/100;2)" office:value-type="float" office:value="3.66" calcext:value-type="float">
            <text:p>3,66</text:p>
          </table:table-cell>
          <table:table-cell table:formula="of:=ROUND([.P283]*[.$S$5];2)" office:value-type="currency" office:currency="PLN" office:value="18.26" calcext:value-type="currency">
            <text:p>18,26 zł</text:p>
          </table:table-cell>
          <table:table-cell table:number-columns-repeated="1007"/>
        </table:table-row>
        <table:table-row table:style-name="ro2">
          <table:table-cell office:value-type="date" office:date-value="2014-09-30" calcext:value-type="date">
            <text:p>30.09.2014</text:p>
          </table:table-cell>
          <table:table-cell office:value-type="float" office:value="45" calcext:value-type="float">
            <text:p>45</text:p>
          </table:table-cell>
          <table:table-cell table:formula="of:=LOOKUP(WEEKDAY([.A284];2);[.$B$1:.$B$7];[.$C$1:.$C$7])" office:value-type="string" office:string-value="wtorek" calcext:value-type="string">
            <text:p>wtorek</text:p>
          </table:table-cell>
          <table:table-cell table:formula="of:=[.L283]" office:value-type="float" office:value="44.28" calcext:value-type="float">
            <text:p>44,28</text:p>
          </table:table-cell>
          <table:table-cell table:formula="of:=[.M283]" office:value-type="float" office:value="18.66" calcext:value-type="float">
            <text:p>18,66</text:p>
          </table:table-cell>
          <table:table-cell table:formula="of:=ROUND(IF([.E284]&gt;[.$F$6];IF([.E284]-(([.B284]*[.$G$3])/100)&lt;0;((([.E284]*100)/[.$G$3])*[.$G$2])/100;0);([.$G$2]*([.B284]/2))/100);2)" office:value-type="float" office:value="0" calcext:value-type="float">
            <text:p>0,00</text:p>
          </table:table-cell>
          <table:table-cell table:formula="of:=ROUND(IF([.E284]&gt;[.$F$6];IF([.E284]-(([.B284]*[.$G$3])/100)&lt;0;[.E284];([.$G$3]*[.B284])/100);([.$G$3]*([.B284]/2))/100) ;2)" office:value-type="float" office:value="4.05" calcext:value-type="float">
            <text:p>4,05</text:p>
          </table:table-cell>
          <table:table-cell table:formula="of:=[.D284]-[.F284]" office:value-type="float" office:value="44.28" calcext:value-type="float">
            <text:p>44,28</text:p>
          </table:table-cell>
          <table:table-cell table:formula="of:=[.E284]-[.G284]" office:value-type="float" office:value="14.61" calcext:value-type="float">
            <text:p>14,61</text:p>
          </table:table-cell>
          <table:table-cell table:formula="of:=IF([.C284]=[.$L$6];IF([.H284]&lt;[.$N$6];[.$F$2];0);0)" office:value-type="float" office:value="0" calcext:value-type="float">
            <text:p>0,00</text:p>
          </table:table-cell>
          <table:table-cell table:formula="of:=IF([.I284]&lt;5;[.$F$3];0)" office:value-type="float" office:value="0" calcext:value-type="float">
            <text:p>0,00</text:p>
          </table:table-cell>
          <table:table-cell table:formula="of:=IF([.J284]=0;[.H284];[.J284])" office:value-type="float" office:value="44.28" calcext:value-type="float">
            <text:p>44,28</text:p>
          </table:table-cell>
          <table:table-cell table:formula="of:=IF([.K284]=0;[.I284];[.K284])" office:value-type="float" office:value="14.61" calcext:value-type="float">
            <text:p>14,61</text:p>
          </table:table-cell>
          <table:table-cell table:formula="of:=ROUND([.F284]*[.$S$5]+[.G284]*[.$S$4];2)" office:value-type="currency" office:currency="PLN" office:value="9.27" calcext:value-type="currency">
            <text:p>9,27 zł</text:p>
          </table:table-cell>
          <table:table-cell/>
          <table:table-cell table:formula="of:=ROUND([.B284]*[.$G$2]/100;2)" office:value-type="float" office:value="2.7" calcext:value-type="float">
            <text:p>2,7</text:p>
          </table:table-cell>
          <table:table-cell table:formula="of:=ROUND([.P284]*[.$S$5];2)" office:value-type="currency" office:currency="PLN" office:value="13.47" calcext:value-type="currency">
            <text:p>13,47 zł</text:p>
          </table:table-cell>
          <table:table-cell table:number-columns-repeated="1007"/>
        </table:table-row>
        <table:table-row table:style-name="ro2">
          <table:table-cell office:value-type="date" office:date-value="2014-10-01" calcext:value-type="date">
            <text:p>1.10.2014</text:p>
          </table:table-cell>
          <table:table-cell office:value-type="float" office:value="49" calcext:value-type="float">
            <text:p>49</text:p>
          </table:table-cell>
          <table:table-cell table:formula="of:=LOOKUP(WEEKDAY([.A285];2);[.$B$1:.$B$7];[.$C$1:.$C$7])" office:value-type="string" office:string-value="środa" calcext:value-type="string">
            <text:p>środa</text:p>
          </table:table-cell>
          <table:table-cell table:formula="of:=[.L284]" office:value-type="float" office:value="44.28" calcext:value-type="float">
            <text:p>44,28</text:p>
          </table:table-cell>
          <table:table-cell table:formula="of:=[.M284]" office:value-type="float" office:value="14.61" calcext:value-type="float">
            <text:p>14,61</text:p>
          </table:table-cell>
          <table:table-cell table:formula="of:=ROUND(IF([.E285]&gt;[.$F$6];IF([.E285]-(([.B285]*[.$G$3])/100)&lt;0;((([.E285]*100)/[.$G$3])*[.$G$2])/100;0);([.$G$2]*([.B285]/2))/100);2)" office:value-type="float" office:value="1.47" calcext:value-type="float">
            <text:p>1,47</text:p>
          </table:table-cell>
          <table:table-cell table:formula="of:=ROUND(IF([.E285]&gt;[.$F$6];IF([.E285]-(([.B285]*[.$G$3])/100)&lt;0;[.E285];([.$G$3]*[.B285])/100);([.$G$3]*([.B285]/2))/100) ;2)" office:value-type="float" office:value="2.21" calcext:value-type="float">
            <text:p>2,21</text:p>
          </table:table-cell>
          <table:table-cell table:formula="of:=[.D285]-[.F285]" office:value-type="float" office:value="42.81" calcext:value-type="float">
            <text:p>42,81</text:p>
          </table:table-cell>
          <table:table-cell table:formula="of:=[.E285]-[.G285]" office:value-type="float" office:value="12.4" calcext:value-type="float">
            <text:p>12,40</text:p>
          </table:table-cell>
          <table:table-cell table:formula="of:=IF([.C285]=[.$L$6];IF([.H285]&lt;[.$N$6];[.$F$2];0);0)" office:value-type="float" office:value="0" calcext:value-type="float">
            <text:p>0,00</text:p>
          </table:table-cell>
          <table:table-cell table:formula="of:=IF([.I285]&lt;5;[.$F$3];0)" office:value-type="float" office:value="0" calcext:value-type="float">
            <text:p>0,00</text:p>
          </table:table-cell>
          <table:table-cell table:formula="of:=IF([.J285]=0;[.H285];[.J285])" office:value-type="float" office:value="42.81" calcext:value-type="float">
            <text:p>42,81</text:p>
          </table:table-cell>
          <table:table-cell table:formula="of:=IF([.K285]=0;[.I285];[.K285])" office:value-type="float" office:value="12.4" calcext:value-type="float">
            <text:p>12,40</text:p>
          </table:table-cell>
          <table:table-cell table:formula="of:=ROUND([.F285]*[.$S$5]+[.G285]*[.$S$4];2)" office:value-type="currency" office:currency="PLN" office:value="12.4" calcext:value-type="currency">
            <text:p>12,40 zł</text:p>
          </table:table-cell>
          <table:table-cell/>
          <table:table-cell table:formula="of:=ROUND([.B285]*[.$G$2]/100;2)" office:value-type="float" office:value="2.94" calcext:value-type="float">
            <text:p>2,94</text:p>
          </table:table-cell>
          <table:table-cell table:formula="of:=ROUND([.P285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10-02" calcext:value-type="date">
            <text:p>2.10.2014</text:p>
          </table:table-cell>
          <table:table-cell office:value-type="float" office:value="57" calcext:value-type="float">
            <text:p>57</text:p>
          </table:table-cell>
          <table:table-cell table:formula="of:=LOOKUP(WEEKDAY([.A286];2);[.$B$1:.$B$7];[.$C$1:.$C$7])" office:value-type="string" office:string-value="czwartek" calcext:value-type="string">
            <text:p>czwartek</text:p>
          </table:table-cell>
          <table:table-cell table:formula="of:=[.L285]" office:value-type="float" office:value="42.81" calcext:value-type="float">
            <text:p>42,81</text:p>
          </table:table-cell>
          <table:table-cell table:formula="of:=[.M285]" office:value-type="float" office:value="12.4" calcext:value-type="float">
            <text:p>12,40</text:p>
          </table:table-cell>
          <table:table-cell table:formula="of:=ROUND(IF([.E286]&gt;[.$F$6];IF([.E286]-(([.B286]*[.$G$3])/100)&lt;0;((([.E286]*100)/[.$G$3])*[.$G$2])/100;0);([.$G$2]*([.B286]/2))/100);2)" office:value-type="float" office:value="1.71" calcext:value-type="float">
            <text:p>1,71</text:p>
          </table:table-cell>
          <table:table-cell table:formula="of:=ROUND(IF([.E286]&gt;[.$F$6];IF([.E286]-(([.B286]*[.$G$3])/100)&lt;0;[.E286];([.$G$3]*[.B286])/100);([.$G$3]*([.B286]/2))/100) ;2)" office:value-type="float" office:value="2.57" calcext:value-type="float">
            <text:p>2,57</text:p>
          </table:table-cell>
          <table:table-cell table:formula="of:=[.D286]-[.F286]" office:value-type="float" office:value="41.1" calcext:value-type="float">
            <text:p>41,10</text:p>
          </table:table-cell>
          <table:table-cell table:formula="of:=[.E286]-[.G286]" office:value-type="float" office:value="9.83" calcext:value-type="float">
            <text:p>9,83</text:p>
          </table:table-cell>
          <table:table-cell table:formula="of:=IF([.C286]=[.$L$6];IF([.H286]&lt;[.$N$6];[.$F$2];0);0)" office:value-type="float" office:value="0" calcext:value-type="float">
            <text:p>0,00</text:p>
          </table:table-cell>
          <table:table-cell table:formula="of:=IF([.I286]&lt;5;[.$F$3];0)" office:value-type="float" office:value="0" calcext:value-type="float">
            <text:p>0,00</text:p>
          </table:table-cell>
          <table:table-cell table:formula="of:=IF([.J286]=0;[.H286];[.J286])" office:value-type="float" office:value="41.1" calcext:value-type="float">
            <text:p>41,10</text:p>
          </table:table-cell>
          <table:table-cell table:formula="of:=IF([.K286]=0;[.I286];[.K286])" office:value-type="float" office:value="9.83" calcext:value-type="float">
            <text:p>9,83</text:p>
          </table:table-cell>
          <table:table-cell table:formula="of:=ROUND([.F286]*[.$S$5]+[.G286]*[.$S$4];2)" office:value-type="currency" office:currency="PLN" office:value="14.42" calcext:value-type="currency">
            <text:p>14,42 zł</text:p>
          </table:table-cell>
          <table:table-cell/>
          <table:table-cell table:formula="of:=ROUND([.B286]*[.$G$2]/100;2)" office:value-type="float" office:value="3.42" calcext:value-type="float">
            <text:p>3,42</text:p>
          </table:table-cell>
          <table:table-cell table:formula="of:=ROUND([.P286]*[.$S$5];2)" office:value-type="currency" office:currency="PLN" office:value="17.07" calcext:value-type="currency">
            <text:p>17,07 zł</text:p>
          </table:table-cell>
          <table:table-cell table:number-columns-repeated="1007"/>
        </table:table-row>
        <table:table-row table:style-name="ro2">
          <table:table-cell office:value-type="date" office:date-value="2014-10-03" calcext:value-type="date">
            <text:p>3.10.2014</text:p>
          </table:table-cell>
          <table:table-cell office:value-type="float" office:value="109" calcext:value-type="float">
            <text:p>109</text:p>
          </table:table-cell>
          <table:table-cell table:formula="of:=LOOKUP(WEEKDAY([.A287];2);[.$B$1:.$B$7];[.$C$1:.$C$7])" office:value-type="string" office:string-value="piątek" calcext:value-type="string">
            <text:p>piątek</text:p>
          </table:table-cell>
          <table:table-cell table:formula="of:=[.L286]" office:value-type="float" office:value="41.1" calcext:value-type="float">
            <text:p>41,10</text:p>
          </table:table-cell>
          <table:table-cell table:formula="of:=[.M286]" office:value-type="float" office:value="9.83" calcext:value-type="float">
            <text:p>9,83</text:p>
          </table:table-cell>
          <table:table-cell table:formula="of:=ROUND(IF([.E287]&gt;[.$F$6];IF([.E287]-(([.B287]*[.$G$3])/100)&lt;0;((([.E287]*100)/[.$G$3])*[.$G$2])/100;0);([.$G$2]*([.B287]/2))/100);2)" office:value-type="float" office:value="3.27" calcext:value-type="float">
            <text:p>3,27</text:p>
          </table:table-cell>
          <table:table-cell table:formula="of:=ROUND(IF([.E287]&gt;[.$F$6];IF([.E287]-(([.B287]*[.$G$3])/100)&lt;0;[.E287];([.$G$3]*[.B287])/100);([.$G$3]*([.B287]/2))/100) ;2)" office:value-type="float" office:value="4.91" calcext:value-type="float">
            <text:p>4,91</text:p>
          </table:table-cell>
          <table:table-cell table:formula="of:=[.D287]-[.F287]" office:value-type="float" office:value="37.83" calcext:value-type="float">
            <text:p>37,83</text:p>
          </table:table-cell>
          <table:table-cell table:formula="of:=[.E287]-[.G287]" office:value-type="float" office:value="4.91999999999999" calcext:value-type="float">
            <text:p>4,92</text:p>
          </table:table-cell>
          <table:table-cell table:formula="of:=IF([.C287]=[.$L$6];IF([.H287]&lt;[.$N$6];[.$F$2];0);0)" office:value-type="float" office:value="0" calcext:value-type="float">
            <text:p>0,00</text:p>
          </table:table-cell>
          <table:table-cell table:formula="of:=IF([.I287]&lt;5;[.$F$3];0)" office:value-type="float" office:value="30" calcext:value-type="float">
            <text:p>30,00</text:p>
          </table:table-cell>
          <table:table-cell table:formula="of:=IF([.J287]=0;[.H287];[.J287])" office:value-type="float" office:value="37.83" calcext:value-type="float">
            <text:p>37,83</text:p>
          </table:table-cell>
          <table:table-cell table:formula="of:=IF([.K287]=0;[.I287];[.K287])" office:value-type="float" office:value="30" calcext:value-type="float">
            <text:p>30,00</text:p>
          </table:table-cell>
          <table:table-cell table:formula="of:=ROUND([.F287]*[.$S$5]+[.G287]*[.$S$4];2)" office:value-type="currency" office:currency="PLN" office:value="27.56" calcext:value-type="currency">
            <text:p>27,56 zł</text:p>
          </table:table-cell>
          <table:table-cell/>
          <table:table-cell table:formula="of:=ROUND([.B287]*[.$G$2]/100;2)" office:value-type="float" office:value="6.54" calcext:value-type="float">
            <text:p>6,54</text:p>
          </table:table-cell>
          <table:table-cell table:formula="of:=ROUND([.P287]*[.$S$5];2)" office:value-type="currency" office:currency="PLN" office:value="32.63" calcext:value-type="currency">
            <text:p>32,63 zł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4.10.2014</text:p>
          </table:table-cell>
          <table:table-cell office:value-type="float" office:value="106" calcext:value-type="float">
            <text:p>106</text:p>
          </table:table-cell>
          <table:table-cell table:formula="of:=LOOKUP(WEEKDAY([.A288];2);[.$B$1:.$B$7];[.$C$1:.$C$7])" office:value-type="string" office:string-value="sobota" calcext:value-type="string">
            <text:p>sobota</text:p>
          </table:table-cell>
          <table:table-cell table:formula="of:=[.L287]" office:value-type="float" office:value="37.83" calcext:value-type="float">
            <text:p>37,83</text:p>
          </table:table-cell>
          <table:table-cell table:formula="of:=[.M287]" office:value-type="float" office:value="30" calcext:value-type="float">
            <text:p>30,00</text:p>
          </table:table-cell>
          <table:table-cell table:formula="of:=ROUND(IF([.E288]&gt;[.$F$6];IF([.E288]-(([.B288]*[.$G$3])/100)&lt;0;((([.E288]*100)/[.$G$3])*[.$G$2])/100;0);([.$G$2]*([.B288]/2))/100);2)" office:value-type="float" office:value="0" calcext:value-type="float">
            <text:p>0,00</text:p>
          </table:table-cell>
          <table:table-cell table:formula="of:=ROUND(IF([.E288]&gt;[.$F$6];IF([.E288]-(([.B288]*[.$G$3])/100)&lt;0;[.E288];([.$G$3]*[.B288])/100);([.$G$3]*([.B288]/2))/100) ;2)" office:value-type="float" office:value="9.54" calcext:value-type="float">
            <text:p>9,54</text:p>
          </table:table-cell>
          <table:table-cell table:formula="of:=[.D288]-[.F288]" office:value-type="float" office:value="37.83" calcext:value-type="float">
            <text:p>37,83</text:p>
          </table:table-cell>
          <table:table-cell table:formula="of:=[.E288]-[.G288]" office:value-type="float" office:value="20.46" calcext:value-type="float">
            <text:p>20,46</text:p>
          </table:table-cell>
          <table:table-cell table:formula="of:=IF([.C288]=[.$L$6];IF([.H288]&lt;[.$N$6];[.$F$2];0);0)" office:value-type="float" office:value="0" calcext:value-type="float">
            <text:p>0,00</text:p>
          </table:table-cell>
          <table:table-cell table:formula="of:=IF([.I288]&lt;5;[.$F$3];0)" office:value-type="float" office:value="0" calcext:value-type="float">
            <text:p>0,00</text:p>
          </table:table-cell>
          <table:table-cell table:formula="of:=IF([.J288]=0;[.H288];[.J288])" office:value-type="float" office:value="37.83" calcext:value-type="float">
            <text:p>37,83</text:p>
          </table:table-cell>
          <table:table-cell table:formula="of:=IF([.K288]=0;[.I288];[.K288])" office:value-type="float" office:value="20.46" calcext:value-type="float">
            <text:p>20,46</text:p>
          </table:table-cell>
          <table:table-cell table:formula="of:=ROUND([.F288]*[.$S$5]+[.G288]*[.$S$4];2)" office:value-type="currency" office:currency="PLN" office:value="21.85" calcext:value-type="currency">
            <text:p>21,85 zł</text:p>
          </table:table-cell>
          <table:table-cell/>
          <table:table-cell table:formula="of:=ROUND([.B288]*[.$G$2]/100;2)" office:value-type="float" office:value="6.36" calcext:value-type="float">
            <text:p>6,36</text:p>
          </table:table-cell>
          <table:table-cell table:formula="of:=ROUND([.P288]*[.$S$5];2)" office:value-type="currency" office:currency="PLN" office:value="31.74" calcext:value-type="currency">
            <text:p>31,74 zł</text:p>
          </table:table-cell>
          <table:table-cell table:number-columns-repeated="1007"/>
        </table:table-row>
        <table:table-row table:style-name="ro2">
          <table:table-cell office:value-type="date" office:date-value="2014-10-05" calcext:value-type="date">
            <text:p>5.10.2014</text:p>
          </table:table-cell>
          <table:table-cell office:value-type="float" office:value="17" calcext:value-type="float">
            <text:p>17</text:p>
          </table:table-cell>
          <table:table-cell table:formula="of:=LOOKUP(WEEKDAY([.A289];2);[.$B$1:.$B$7];[.$C$1:.$C$7])" office:value-type="string" office:string-value="niedziela" calcext:value-type="string">
            <text:p>niedziela</text:p>
          </table:table-cell>
          <table:table-cell table:formula="of:=[.L288]" office:value-type="float" office:value="37.83" calcext:value-type="float">
            <text:p>37,83</text:p>
          </table:table-cell>
          <table:table-cell table:formula="of:=[.M288]" office:value-type="float" office:value="20.46" calcext:value-type="float">
            <text:p>20,46</text:p>
          </table:table-cell>
          <table:table-cell table:formula="of:=ROUND(IF([.E289]&gt;[.$F$6];IF([.E289]-(([.B289]*[.$G$3])/100)&lt;0;((([.E289]*100)/[.$G$3])*[.$G$2])/100;0);([.$G$2]*([.B289]/2))/100);2)" office:value-type="float" office:value="0" calcext:value-type="float">
            <text:p>0,00</text:p>
          </table:table-cell>
          <table:table-cell table:formula="of:=ROUND(IF([.E289]&gt;[.$F$6];IF([.E289]-(([.B289]*[.$G$3])/100)&lt;0;[.E289];([.$G$3]*[.B289])/100);([.$G$3]*([.B289]/2))/100) ;2)" office:value-type="float" office:value="1.53" calcext:value-type="float">
            <text:p>1,53</text:p>
          </table:table-cell>
          <table:table-cell table:formula="of:=[.D289]-[.F289]" office:value-type="float" office:value="37.83" calcext:value-type="float">
            <text:p>37,83</text:p>
          </table:table-cell>
          <table:table-cell table:formula="of:=[.E289]-[.G289]" office:value-type="float" office:value="18.93" calcext:value-type="float">
            <text:p>18,93</text:p>
          </table:table-cell>
          <table:table-cell table:formula="of:=IF([.C289]=[.$L$6];IF([.H289]&lt;[.$N$6];[.$F$2];0);0)" office:value-type="float" office:value="0" calcext:value-type="float">
            <text:p>0,00</text:p>
          </table:table-cell>
          <table:table-cell table:formula="of:=IF([.I289]&lt;5;[.$F$3];0)" office:value-type="float" office:value="0" calcext:value-type="float">
            <text:p>0,00</text:p>
          </table:table-cell>
          <table:table-cell table:formula="of:=IF([.J289]=0;[.H289];[.J289])" office:value-type="float" office:value="37.83" calcext:value-type="float">
            <text:p>37,83</text:p>
          </table:table-cell>
          <table:table-cell table:formula="of:=IF([.K289]=0;[.I289];[.K289])" office:value-type="float" office:value="18.93" calcext:value-type="float">
            <text:p>18,93</text:p>
          </table:table-cell>
          <table:table-cell table:formula="of:=ROUND([.F289]*[.$S$5]+[.G289]*[.$S$4];2)" office:value-type="currency" office:currency="PLN" office:value="3.5" calcext:value-type="currency">
            <text:p>3,50 zł</text:p>
          </table:table-cell>
          <table:table-cell/>
          <table:table-cell table:formula="of:=ROUND([.B289]*[.$G$2]/100;2)" office:value-type="float" office:value="1.02" calcext:value-type="float">
            <text:p>1,02</text:p>
          </table:table-cell>
          <table:table-cell table:formula="of:=ROUND([.P289]*[.$S$5];2)" office:value-type="currency" office:currency="PLN" office:value="5.09" calcext:value-type="currency">
            <text:p>5,09 zł</text:p>
          </table:table-cell>
          <table:table-cell table:number-columns-repeated="1007"/>
        </table:table-row>
        <table:table-row table:style-name="ro2">
          <table:table-cell office:value-type="date" office:date-value="2014-10-06" calcext:value-type="date">
            <text:p>6.10.2014</text:p>
          </table:table-cell>
          <table:table-cell office:value-type="float" office:value="99" calcext:value-type="float">
            <text:p>99</text:p>
          </table:table-cell>
          <table:table-cell table:formula="of:=LOOKUP(WEEKDAY([.A290];2);[.$B$1:.$B$7];[.$C$1:.$C$7])" office:value-type="string" office:string-value="poniedziałek" calcext:value-type="string">
            <text:p>poniedziałek</text:p>
          </table:table-cell>
          <table:table-cell table:formula="of:=[.L289]" office:value-type="float" office:value="37.83" calcext:value-type="float">
            <text:p>37,83</text:p>
          </table:table-cell>
          <table:table-cell table:formula="of:=[.M289]" office:value-type="float" office:value="18.93" calcext:value-type="float">
            <text:p>18,93</text:p>
          </table:table-cell>
          <table:table-cell table:formula="of:=ROUND(IF([.E290]&gt;[.$F$6];IF([.E290]-(([.B290]*[.$G$3])/100)&lt;0;((([.E290]*100)/[.$G$3])*[.$G$2])/100;0);([.$G$2]*([.B290]/2))/100);2)" office:value-type="float" office:value="0" calcext:value-type="float">
            <text:p>0,00</text:p>
          </table:table-cell>
          <table:table-cell table:formula="of:=ROUND(IF([.E290]&gt;[.$F$6];IF([.E290]-(([.B290]*[.$G$3])/100)&lt;0;[.E290];([.$G$3]*[.B290])/100);([.$G$3]*([.B290]/2))/100) ;2)" office:value-type="float" office:value="8.91" calcext:value-type="float">
            <text:p>8,91</text:p>
          </table:table-cell>
          <table:table-cell table:formula="of:=[.D290]-[.F290]" office:value-type="float" office:value="37.83" calcext:value-type="float">
            <text:p>37,83</text:p>
          </table:table-cell>
          <table:table-cell table:formula="of:=[.E290]-[.G290]" office:value-type="float" office:value="10.02" calcext:value-type="float">
            <text:p>10,02</text:p>
          </table:table-cell>
          <table:table-cell table:formula="of:=IF([.C290]=[.$L$6];IF([.H290]&lt;[.$N$6];[.$F$2];0);0)" office:value-type="float" office:value="0" calcext:value-type="float">
            <text:p>0,00</text:p>
          </table:table-cell>
          <table:table-cell table:formula="of:=IF([.I290]&lt;5;[.$F$3];0)" office:value-type="float" office:value="0" calcext:value-type="float">
            <text:p>0,00</text:p>
          </table:table-cell>
          <table:table-cell table:formula="of:=IF([.J290]=0;[.H290];[.J290])" office:value-type="float" office:value="37.83" calcext:value-type="float">
            <text:p>37,83</text:p>
          </table:table-cell>
          <table:table-cell table:formula="of:=IF([.K290]=0;[.I290];[.K290])" office:value-type="float" office:value="10.02" calcext:value-type="float">
            <text:p>10,02</text:p>
          </table:table-cell>
          <table:table-cell table:formula="of:=ROUND([.F290]*[.$S$5]+[.G290]*[.$S$4];2)" office:value-type="currency" office:currency="PLN" office:value="20.4" calcext:value-type="currency">
            <text:p>20,40 zł</text:p>
          </table:table-cell>
          <table:table-cell/>
          <table:table-cell table:formula="of:=ROUND([.B290]*[.$G$2]/100;2)" office:value-type="float" office:value="5.94" calcext:value-type="float">
            <text:p>5,94</text:p>
          </table:table-cell>
          <table:table-cell table:formula="of:=ROUND([.P290]*[.$S$5];2)" office:value-type="currency" office:currency="PLN" office:value="29.64" calcext:value-type="currency">
            <text:p>29,64 zł</text:p>
          </table:table-cell>
          <table:table-cell table:number-columns-repeated="1007"/>
        </table:table-row>
        <table:table-row table:style-name="ro2">
          <table:table-cell office:value-type="date" office:date-value="2014-10-07" calcext:value-type="date">
            <text:p>7.10.2014</text:p>
          </table:table-cell>
          <table:table-cell office:value-type="float" office:value="30" calcext:value-type="float">
            <text:p>30</text:p>
          </table:table-cell>
          <table:table-cell table:formula="of:=LOOKUP(WEEKDAY([.A291];2);[.$B$1:.$B$7];[.$C$1:.$C$7])" office:value-type="string" office:string-value="wtorek" calcext:value-type="string">
            <text:p>wtorek</text:p>
          </table:table-cell>
          <table:table-cell table:formula="of:=[.L290]" office:value-type="float" office:value="37.83" calcext:value-type="float">
            <text:p>37,83</text:p>
          </table:table-cell>
          <table:table-cell table:formula="of:=[.M290]" office:value-type="float" office:value="10.02" calcext:value-type="float">
            <text:p>10,02</text:p>
          </table:table-cell>
          <table:table-cell table:formula="of:=ROUND(IF([.E291]&gt;[.$F$6];IF([.E291]-(([.B291]*[.$G$3])/100)&lt;0;((([.E291]*100)/[.$G$3])*[.$G$2])/100;0);([.$G$2]*([.B291]/2))/100);2)" office:value-type="float" office:value="0.9" calcext:value-type="float">
            <text:p>0,90</text:p>
          </table:table-cell>
          <table:table-cell table:formula="of:=ROUND(IF([.E291]&gt;[.$F$6];IF([.E291]-(([.B291]*[.$G$3])/100)&lt;0;[.E291];([.$G$3]*[.B291])/100);([.$G$3]*([.B291]/2))/100) ;2)" office:value-type="float" office:value="1.35" calcext:value-type="float">
            <text:p>1,35</text:p>
          </table:table-cell>
          <table:table-cell table:formula="of:=[.D291]-[.F291]" office:value-type="float" office:value="36.93" calcext:value-type="float">
            <text:p>36,93</text:p>
          </table:table-cell>
          <table:table-cell table:formula="of:=[.E291]-[.G291]" office:value-type="float" office:value="8.67" calcext:value-type="float">
            <text:p>8,67</text:p>
          </table:table-cell>
          <table:table-cell table:formula="of:=IF([.C291]=[.$L$6];IF([.H291]&lt;[.$N$6];[.$F$2];0);0)" office:value-type="float" office:value="0" calcext:value-type="float">
            <text:p>0,00</text:p>
          </table:table-cell>
          <table:table-cell table:formula="of:=IF([.I291]&lt;5;[.$F$3];0)" office:value-type="float" office:value="0" calcext:value-type="float">
            <text:p>0,00</text:p>
          </table:table-cell>
          <table:table-cell table:formula="of:=IF([.J291]=0;[.H291];[.J291])" office:value-type="float" office:value="36.93" calcext:value-type="float">
            <text:p>36,93</text:p>
          </table:table-cell>
          <table:table-cell table:formula="of:=IF([.K291]=0;[.I291];[.K291])" office:value-type="float" office:value="8.67" calcext:value-type="float">
            <text:p>8,67</text:p>
          </table:table-cell>
          <table:table-cell table:formula="of:=ROUND([.F291]*[.$S$5]+[.G291]*[.$S$4];2)" office:value-type="currency" office:currency="PLN" office:value="7.58" calcext:value-type="currency">
            <text:p>7,58 zł</text:p>
          </table:table-cell>
          <table:table-cell/>
          <table:table-cell table:formula="of:=ROUND([.B291]*[.$G$2]/100;2)" office:value-type="float" office:value="1.8" calcext:value-type="float">
            <text:p>1,8</text:p>
          </table:table-cell>
          <table:table-cell table:formula="of:=ROUND([.P291]*[.$S$5];2)" office:value-type="currency" office:currency="PLN" office:value="8.98" calcext:value-type="currency">
            <text:p>8,98 zł</text:p>
          </table:table-cell>
          <table:table-cell table:number-columns-repeated="1007"/>
        </table:table-row>
        <table:table-row table:style-name="ro2">
          <table:table-cell office:value-type="date" office:date-value="2014-10-08" calcext:value-type="date">
            <text:p>8.10.2014</text:p>
          </table:table-cell>
          <table:table-cell office:value-type="float" office:value="33" calcext:value-type="float">
            <text:p>33</text:p>
          </table:table-cell>
          <table:table-cell table:formula="of:=LOOKUP(WEEKDAY([.A292];2);[.$B$1:.$B$7];[.$C$1:.$C$7])" office:value-type="string" office:string-value="środa" calcext:value-type="string">
            <text:p>środa</text:p>
          </table:table-cell>
          <table:table-cell table:formula="of:=[.L291]" office:value-type="float" office:value="36.93" calcext:value-type="float">
            <text:p>36,93</text:p>
          </table:table-cell>
          <table:table-cell table:formula="of:=[.M291]" office:value-type="float" office:value="8.67" calcext:value-type="float">
            <text:p>8,67</text:p>
          </table:table-cell>
          <table:table-cell table:formula="of:=ROUND(IF([.E292]&gt;[.$F$6];IF([.E292]-(([.B292]*[.$G$3])/100)&lt;0;((([.E292]*100)/[.$G$3])*[.$G$2])/100;0);([.$G$2]*([.B292]/2))/100);2)" office:value-type="float" office:value="0.99" calcext:value-type="float">
            <text:p>0,99</text:p>
          </table:table-cell>
          <table:table-cell table:formula="of:=ROUND(IF([.E292]&gt;[.$F$6];IF([.E292]-(([.B292]*[.$G$3])/100)&lt;0;[.E292];([.$G$3]*[.B292])/100);([.$G$3]*([.B292]/2))/100) ;2)" office:value-type="float" office:value="1.49" calcext:value-type="float">
            <text:p>1,49</text:p>
          </table:table-cell>
          <table:table-cell table:formula="of:=[.D292]-[.F292]" office:value-type="float" office:value="35.94" calcext:value-type="float">
            <text:p>35,94</text:p>
          </table:table-cell>
          <table:table-cell table:formula="of:=[.E292]-[.G292]" office:value-type="float" office:value="7.18" calcext:value-type="float">
            <text:p>7,18</text:p>
          </table:table-cell>
          <table:table-cell table:formula="of:=IF([.C292]=[.$L$6];IF([.H292]&lt;[.$N$6];[.$F$2];0);0)" office:value-type="float" office:value="0" calcext:value-type="float">
            <text:p>0,00</text:p>
          </table:table-cell>
          <table:table-cell table:formula="of:=IF([.I292]&lt;5;[.$F$3];0)" office:value-type="float" office:value="0" calcext:value-type="float">
            <text:p>0,00</text:p>
          </table:table-cell>
          <table:table-cell table:formula="of:=IF([.J292]=0;[.H292];[.J292])" office:value-type="float" office:value="35.94" calcext:value-type="float">
            <text:p>35,94</text:p>
          </table:table-cell>
          <table:table-cell table:formula="of:=IF([.K292]=0;[.I292];[.K292])" office:value-type="float" office:value="7.18" calcext:value-type="float">
            <text:p>7,18</text:p>
          </table:table-cell>
          <table:table-cell table:formula="of:=ROUND([.F292]*[.$S$5]+[.G292]*[.$S$4];2)" office:value-type="currency" office:currency="PLN" office:value="8.35" calcext:value-type="currency">
            <text:p>8,35 zł</text:p>
          </table:table-cell>
          <table:table-cell/>
          <table:table-cell table:formula="of:=ROUND([.B292]*[.$G$2]/100;2)" office:value-type="float" office:value="1.98" calcext:value-type="float">
            <text:p>1,98</text:p>
          </table:table-cell>
          <table:table-cell table:formula="of:=ROUND([.P292]*[.$S$5];2)" office:value-type="currency" office:currency="PLN" office:value="9.88" calcext:value-type="currency">
            <text:p>9,88 zł</text:p>
          </table:table-cell>
          <table:table-cell table:number-columns-repeated="1007"/>
        </table:table-row>
        <table:table-row table:style-name="ro2">
          <table:table-cell office:value-type="date" office:date-value="2014-10-09" calcext:value-type="date">
            <text:p>9.10.2014</text:p>
          </table:table-cell>
          <table:table-cell office:value-type="float" office:value="102" calcext:value-type="float">
            <text:p>102</text:p>
          </table:table-cell>
          <table:table-cell table:formula="of:=LOOKUP(WEEKDAY([.A293];2);[.$B$1:.$B$7];[.$C$1:.$C$7])" office:value-type="string" office:string-value="czwartek" calcext:value-type="string">
            <text:p>czwartek</text:p>
          </table:table-cell>
          <table:table-cell table:formula="of:=[.L292]" office:value-type="float" office:value="35.94" calcext:value-type="float">
            <text:p>35,94</text:p>
          </table:table-cell>
          <table:table-cell table:formula="of:=[.M292]" office:value-type="float" office:value="7.18" calcext:value-type="float">
            <text:p>7,18</text:p>
          </table:table-cell>
          <table:table-cell table:formula="of:=ROUND(IF([.E293]&gt;[.$F$6];IF([.E293]-(([.B293]*[.$G$3])/100)&lt;0;((([.E293]*100)/[.$G$3])*[.$G$2])/100;0);([.$G$2]*([.B293]/2))/100);2)" office:value-type="float" office:value="3.06" calcext:value-type="float">
            <text:p>3,06</text:p>
          </table:table-cell>
          <table:table-cell table:formula="of:=ROUND(IF([.E293]&gt;[.$F$6];IF([.E293]-(([.B293]*[.$G$3])/100)&lt;0;[.E293];([.$G$3]*[.B293])/100);([.$G$3]*([.B293]/2))/100) ;2)" office:value-type="float" office:value="4.59" calcext:value-type="float">
            <text:p>4,59</text:p>
          </table:table-cell>
          <table:table-cell table:formula="of:=[.D293]-[.F293]" office:value-type="float" office:value="32.88" calcext:value-type="float">
            <text:p>32,88</text:p>
          </table:table-cell>
          <table:table-cell table:formula="of:=[.E293]-[.G293]" office:value-type="float" office:value="2.59" calcext:value-type="float">
            <text:p>2,59</text:p>
          </table:table-cell>
          <table:table-cell table:formula="of:=IF([.C293]=[.$L$6];IF([.H293]&lt;[.$N$6];[.$F$2];0);0)" office:value-type="float" office:value="45" calcext:value-type="float">
            <text:p>45,00</text:p>
          </table:table-cell>
          <table:table-cell table:formula="of:=IF([.I293]&lt;5;[.$F$3];0)" office:value-type="float" office:value="30" calcext:value-type="float">
            <text:p>30,00</text:p>
          </table:table-cell>
          <table:table-cell table:formula="of:=IF([.J293]=0;[.H293];[.J293])" office:value-type="float" office:value="45" calcext:value-type="float">
            <text:p>45,00</text:p>
          </table:table-cell>
          <table:table-cell table:formula="of:=IF([.K293]=0;[.I293];[.K293])" office:value-type="float" office:value="30" calcext:value-type="float">
            <text:p>30,00</text:p>
          </table:table-cell>
          <table:table-cell table:formula="of:=ROUND([.F293]*[.$S$5]+[.G293]*[.$S$4];2)" office:value-type="currency" office:currency="PLN" office:value="25.78" calcext:value-type="currency">
            <text:p>25,78 zł</text:p>
          </table:table-cell>
          <table:table-cell/>
          <table:table-cell table:formula="of:=ROUND([.B293]*[.$G$2]/100;2)" office:value-type="float" office:value="6.12" calcext:value-type="float">
            <text:p>6,12</text:p>
          </table:table-cell>
          <table:table-cell table:formula="of:=ROUND([.P293]*[.$S$5];2)" office:value-type="currency" office:currency="PLN" office:value="30.54" calcext:value-type="currency">
            <text:p>30,54 zł</text:p>
          </table:table-cell>
          <table:table-cell table:number-columns-repeated="1007"/>
        </table:table-row>
        <table:table-row table:style-name="ro2">
          <table:table-cell office:value-type="date" office:date-value="2014-10-10" calcext:value-type="date">
            <text:p>10.10.2014</text:p>
          </table:table-cell>
          <table:table-cell office:value-type="float" office:value="175" calcext:value-type="float">
            <text:p>175</text:p>
          </table:table-cell>
          <table:table-cell table:formula="of:=LOOKUP(WEEKDAY([.A294];2);[.$B$1:.$B$7];[.$C$1:.$C$7])" office:value-type="string" office:string-value="piątek" calcext:value-type="string">
            <text:p>piątek</text:p>
          </table:table-cell>
          <table:table-cell table:formula="of:=[.L293]" office:value-type="float" office:value="45" calcext:value-type="float">
            <text:p>45,00</text:p>
          </table:table-cell>
          <table:table-cell table:formula="of:=[.M293]" office:value-type="float" office:value="30" calcext:value-type="float">
            <text:p>30,00</text:p>
          </table:table-cell>
          <table:table-cell table:formula="of:=ROUND(IF([.E294]&gt;[.$F$6];IF([.E294]-(([.B294]*[.$G$3])/100)&lt;0;((([.E294]*100)/[.$G$3])*[.$G$2])/100;0);([.$G$2]*([.B294]/2))/100);2)" office:value-type="float" office:value="0" calcext:value-type="float">
            <text:p>0,00</text:p>
          </table:table-cell>
          <table:table-cell table:formula="of:=ROUND(IF([.E294]&gt;[.$F$6];IF([.E294]-(([.B294]*[.$G$3])/100)&lt;0;[.E294];([.$G$3]*[.B294])/100);([.$G$3]*([.B294]/2))/100) ;2)" office:value-type="float" office:value="15.75" calcext:value-type="float">
            <text:p>15,75</text:p>
          </table:table-cell>
          <table:table-cell table:formula="of:=[.D294]-[.F294]" office:value-type="float" office:value="45" calcext:value-type="float">
            <text:p>45,00</text:p>
          </table:table-cell>
          <table:table-cell table:formula="of:=[.E294]-[.G294]" office:value-type="float" office:value="14.25" calcext:value-type="float">
            <text:p>14,25</text:p>
          </table:table-cell>
          <table:table-cell table:formula="of:=IF([.C294]=[.$L$6];IF([.H294]&lt;[.$N$6];[.$F$2];0);0)" office:value-type="float" office:value="0" calcext:value-type="float">
            <text:p>0,00</text:p>
          </table:table-cell>
          <table:table-cell table:formula="of:=IF([.I294]&lt;5;[.$F$3];0)" office:value-type="float" office:value="0" calcext:value-type="float">
            <text:p>0,00</text:p>
          </table:table-cell>
          <table:table-cell table:formula="of:=IF([.J294]=0;[.H294];[.J294])" office:value-type="float" office:value="45" calcext:value-type="float">
            <text:p>45,00</text:p>
          </table:table-cell>
          <table:table-cell table:formula="of:=IF([.K294]=0;[.I294];[.K294])" office:value-type="float" office:value="14.25" calcext:value-type="float">
            <text:p>14,25</text:p>
          </table:table-cell>
          <table:table-cell table:formula="of:=ROUND([.F294]*[.$S$5]+[.G294]*[.$S$4];2)" office:value-type="currency" office:currency="PLN" office:value="36.07" calcext:value-type="currency">
            <text:p>36,07 zł</text:p>
          </table:table-cell>
          <table:table-cell/>
          <table:table-cell table:formula="of:=ROUND([.B294]*[.$G$2]/100;2)" office:value-type="float" office:value="10.5" calcext:value-type="float">
            <text:p>10,5</text:p>
          </table:table-cell>
          <table:table-cell table:formula="of:=ROUND([.P294]*[.$S$5];2)" office:value-type="currency" office:currency="PLN" office:value="52.4" calcext:value-type="currency">
            <text:p>52,40 zł</text:p>
          </table:table-cell>
          <table:table-cell table:number-columns-repeated="1007"/>
        </table:table-row>
        <table:table-row table:style-name="ro2">
          <table:table-cell office:value-type="date" office:date-value="2014-10-11" calcext:value-type="date">
            <text:p>11.10.2014</text:p>
          </table:table-cell>
          <table:table-cell office:value-type="float" office:value="124" calcext:value-type="float">
            <text:p>124</text:p>
          </table:table-cell>
          <table:table-cell table:formula="of:=LOOKUP(WEEKDAY([.A295];2);[.$B$1:.$B$7];[.$C$1:.$C$7])" office:value-type="string" office:string-value="sobota" calcext:value-type="string">
            <text:p>sobota</text:p>
          </table:table-cell>
          <table:table-cell table:formula="of:=[.L294]" office:value-type="float" office:value="45" calcext:value-type="float">
            <text:p>45,00</text:p>
          </table:table-cell>
          <table:table-cell table:formula="of:=[.M294]" office:value-type="float" office:value="14.25" calcext:value-type="float">
            <text:p>14,25</text:p>
          </table:table-cell>
          <table:table-cell table:formula="of:=ROUND(IF([.E295]&gt;[.$F$6];IF([.E295]-(([.B295]*[.$G$3])/100)&lt;0;((([.E295]*100)/[.$G$3])*[.$G$2])/100;0);([.$G$2]*([.B295]/2))/100);2)" office:value-type="float" office:value="3.72" calcext:value-type="float">
            <text:p>3,72</text:p>
          </table:table-cell>
          <table:table-cell table:formula="of:=ROUND(IF([.E295]&gt;[.$F$6];IF([.E295]-(([.B295]*[.$G$3])/100)&lt;0;[.E295];([.$G$3]*[.B295])/100);([.$G$3]*([.B295]/2))/100) ;2)" office:value-type="float" office:value="5.58" calcext:value-type="float">
            <text:p>5,58</text:p>
          </table:table-cell>
          <table:table-cell table:formula="of:=[.D295]-[.F295]" office:value-type="float" office:value="41.28" calcext:value-type="float">
            <text:p>41,28</text:p>
          </table:table-cell>
          <table:table-cell table:formula="of:=[.E295]-[.G295]" office:value-type="float" office:value="8.67" calcext:value-type="float">
            <text:p>8,67</text:p>
          </table:table-cell>
          <table:table-cell table:formula="of:=IF([.C295]=[.$L$6];IF([.H295]&lt;[.$N$6];[.$F$2];0);0)" office:value-type="float" office:value="0" calcext:value-type="float">
            <text:p>0,00</text:p>
          </table:table-cell>
          <table:table-cell table:formula="of:=IF([.I295]&lt;5;[.$F$3];0)" office:value-type="float" office:value="0" calcext:value-type="float">
            <text:p>0,00</text:p>
          </table:table-cell>
          <table:table-cell table:formula="of:=IF([.J295]=0;[.H295];[.J295])" office:value-type="float" office:value="41.28" calcext:value-type="float">
            <text:p>41,28</text:p>
          </table:table-cell>
          <table:table-cell table:formula="of:=IF([.K295]=0;[.I295];[.K295])" office:value-type="float" office:value="8.67" calcext:value-type="float">
            <text:p>8,67</text:p>
          </table:table-cell>
          <table:table-cell table:formula="of:=ROUND([.F295]*[.$S$5]+[.G295]*[.$S$4];2)" office:value-type="currency" office:currency="PLN" office:value="31.34" calcext:value-type="currency">
            <text:p>31,34 zł</text:p>
          </table:table-cell>
          <table:table-cell/>
          <table:table-cell table:formula="of:=ROUND([.B295]*[.$G$2]/100;2)" office:value-type="float" office:value="7.44" calcext:value-type="float">
            <text:p>7,44</text:p>
          </table:table-cell>
          <table:table-cell table:formula="of:=ROUND([.P295]*[.$S$5];2)" office:value-type="currency" office:currency="PLN" office:value="37.13" calcext:value-type="currency">
            <text:p>37,13 zł</text:p>
          </table:table-cell>
          <table:table-cell table:number-columns-repeated="1007"/>
        </table:table-row>
        <table:table-row table:style-name="ro2">
          <table:table-cell office:value-type="date" office:date-value="2014-10-12" calcext:value-type="date">
            <text:p>12.10.2014</text:p>
          </table:table-cell>
          <table:table-cell office:value-type="float" office:value="121" calcext:value-type="float">
            <text:p>121</text:p>
          </table:table-cell>
          <table:table-cell table:formula="of:=LOOKUP(WEEKDAY([.A296];2);[.$B$1:.$B$7];[.$C$1:.$C$7])" office:value-type="string" office:string-value="niedziela" calcext:value-type="string">
            <text:p>niedziela</text:p>
          </table:table-cell>
          <table:table-cell table:formula="of:=[.L295]" office:value-type="float" office:value="41.28" calcext:value-type="float">
            <text:p>41,28</text:p>
          </table:table-cell>
          <table:table-cell table:formula="of:=[.M295]" office:value-type="float" office:value="8.67" calcext:value-type="float">
            <text:p>8,67</text:p>
          </table:table-cell>
          <table:table-cell table:formula="of:=ROUND(IF([.E296]&gt;[.$F$6];IF([.E296]-(([.B296]*[.$G$3])/100)&lt;0;((([.E296]*100)/[.$G$3])*[.$G$2])/100;0);([.$G$2]*([.B296]/2))/100);2)" office:value-type="float" office:value="3.63" calcext:value-type="float">
            <text:p>3,63</text:p>
          </table:table-cell>
          <table:table-cell table:formula="of:=ROUND(IF([.E296]&gt;[.$F$6];IF([.E296]-(([.B296]*[.$G$3])/100)&lt;0;[.E296];([.$G$3]*[.B296])/100);([.$G$3]*([.B296]/2))/100) ;2)" office:value-type="float" office:value="5.45" calcext:value-type="float">
            <text:p>5,45</text:p>
          </table:table-cell>
          <table:table-cell table:formula="of:=[.D296]-[.F296]" office:value-type="float" office:value="37.65" calcext:value-type="float">
            <text:p>37,65</text:p>
          </table:table-cell>
          <table:table-cell table:formula="of:=[.E296]-[.G296]" office:value-type="float" office:value="3.22" calcext:value-type="float">
            <text:p>3,22</text:p>
          </table:table-cell>
          <table:table-cell table:formula="of:=IF([.C296]=[.$L$6];IF([.H296]&lt;[.$N$6];[.$F$2];0);0)" office:value-type="float" office:value="0" calcext:value-type="float">
            <text:p>0,00</text:p>
          </table:table-cell>
          <table:table-cell table:formula="of:=IF([.I296]&lt;5;[.$F$3];0)" office:value-type="float" office:value="30" calcext:value-type="float">
            <text:p>30,00</text:p>
          </table:table-cell>
          <table:table-cell table:formula="of:=IF([.J296]=0;[.H296];[.J296])" office:value-type="float" office:value="37.65" calcext:value-type="float">
            <text:p>37,65</text:p>
          </table:table-cell>
          <table:table-cell table:formula="of:=IF([.K296]=0;[.I296];[.K296])" office:value-type="float" office:value="30" calcext:value-type="float">
            <text:p>30,00</text:p>
          </table:table-cell>
          <table:table-cell table:formula="of:=ROUND([.F296]*[.$S$5]+[.G296]*[.$S$4];2)" office:value-type="currency" office:currency="PLN" office:value="30.59" calcext:value-type="currency">
            <text:p>30,59 zł</text:p>
          </table:table-cell>
          <table:table-cell/>
          <table:table-cell table:formula="of:=ROUND([.B296]*[.$G$2]/100;2)" office:value-type="float" office:value="7.26" calcext:value-type="float">
            <text:p>7,26</text:p>
          </table:table-cell>
          <table:table-cell table:formula="of:=ROUND([.P296]*[.$S$5];2)" office:value-type="currency" office:currency="PLN" office:value="36.23" calcext:value-type="currency">
            <text:p>36,23 zł</text:p>
          </table:table-cell>
          <table:table-cell table:number-columns-repeated="1007"/>
        </table:table-row>
        <table:table-row table:style-name="ro2">
          <table:table-cell office:value-type="date" office:date-value="2014-10-13" calcext:value-type="date">
            <text:p>13.10.2014</text:p>
          </table:table-cell>
          <table:table-cell office:value-type="float" office:value="60" calcext:value-type="float">
            <text:p>60</text:p>
          </table:table-cell>
          <table:table-cell table:formula="of:=LOOKUP(WEEKDAY([.A297];2);[.$B$1:.$B$7];[.$C$1:.$C$7])" office:value-type="string" office:string-value="poniedziałek" calcext:value-type="string">
            <text:p>poniedziałek</text:p>
          </table:table-cell>
          <table:table-cell table:formula="of:=[.L296]" office:value-type="float" office:value="37.65" calcext:value-type="float">
            <text:p>37,65</text:p>
          </table:table-cell>
          <table:table-cell table:formula="of:=[.M296]" office:value-type="float" office:value="30" calcext:value-type="float">
            <text:p>30,00</text:p>
          </table:table-cell>
          <table:table-cell table:formula="of:=ROUND(IF([.E297]&gt;[.$F$6];IF([.E297]-(([.B297]*[.$G$3])/100)&lt;0;((([.E297]*100)/[.$G$3])*[.$G$2])/100;0);([.$G$2]*([.B297]/2))/100);2)" office:value-type="float" office:value="0" calcext:value-type="float">
            <text:p>0,00</text:p>
          </table:table-cell>
          <table:table-cell table:formula="of:=ROUND(IF([.E297]&gt;[.$F$6];IF([.E297]-(([.B297]*[.$G$3])/100)&lt;0;[.E297];([.$G$3]*[.B297])/100);([.$G$3]*([.B297]/2))/100) ;2)" office:value-type="float" office:value="5.4" calcext:value-type="float">
            <text:p>5,40</text:p>
          </table:table-cell>
          <table:table-cell table:formula="of:=[.D297]-[.F297]" office:value-type="float" office:value="37.65" calcext:value-type="float">
            <text:p>37,65</text:p>
          </table:table-cell>
          <table:table-cell table:formula="of:=[.E297]-[.G297]" office:value-type="float" office:value="24.6" calcext:value-type="float">
            <text:p>24,60</text:p>
          </table:table-cell>
          <table:table-cell table:formula="of:=IF([.C297]=[.$L$6];IF([.H297]&lt;[.$N$6];[.$F$2];0);0)" office:value-type="float" office:value="0" calcext:value-type="float">
            <text:p>0,00</text:p>
          </table:table-cell>
          <table:table-cell table:formula="of:=IF([.I297]&lt;5;[.$F$3];0)" office:value-type="float" office:value="0" calcext:value-type="float">
            <text:p>0,00</text:p>
          </table:table-cell>
          <table:table-cell table:formula="of:=IF([.J297]=0;[.H297];[.J297])" office:value-type="float" office:value="37.65" calcext:value-type="float">
            <text:p>37,65</text:p>
          </table:table-cell>
          <table:table-cell table:formula="of:=IF([.K297]=0;[.I297];[.K297])" office:value-type="float" office:value="24.6" calcext:value-type="float">
            <text:p>24,60</text:p>
          </table:table-cell>
          <table:table-cell table:formula="of:=ROUND([.F297]*[.$S$5]+[.G297]*[.$S$4];2)" office:value-type="currency" office:currency="PLN" office:value="12.37" calcext:value-type="currency">
            <text:p>12,37 zł</text:p>
          </table:table-cell>
          <table:table-cell/>
          <table:table-cell table:formula="of:=ROUND([.B297]*[.$G$2]/100;2)" office:value-type="float" office:value="3.6" calcext:value-type="float">
            <text:p>3,6</text:p>
          </table:table-cell>
          <table:table-cell table:formula="of:=ROUND([.P297]*[.$S$5];2)" office:value-type="currency" office:currency="PLN" office:value="17.96" calcext:value-type="currency">
            <text:p>17,96 zł</text:p>
          </table:table-cell>
          <table:table-cell table:number-columns-repeated="1007"/>
        </table:table-row>
        <table:table-row table:style-name="ro2">
          <table:table-cell office:value-type="date" office:date-value="2014-10-14" calcext:value-type="date">
            <text:p>14.10.2014</text:p>
          </table:table-cell>
          <table:table-cell office:value-type="float" office:value="55" calcext:value-type="float">
            <text:p>55</text:p>
          </table:table-cell>
          <table:table-cell table:formula="of:=LOOKUP(WEEKDAY([.A298];2);[.$B$1:.$B$7];[.$C$1:.$C$7])" office:value-type="string" office:string-value="wtorek" calcext:value-type="string">
            <text:p>wtorek</text:p>
          </table:table-cell>
          <table:table-cell table:formula="of:=[.L297]" office:value-type="float" office:value="37.65" calcext:value-type="float">
            <text:p>37,65</text:p>
          </table:table-cell>
          <table:table-cell table:formula="of:=[.M297]" office:value-type="float" office:value="24.6" calcext:value-type="float">
            <text:p>24,60</text:p>
          </table:table-cell>
          <table:table-cell table:formula="of:=ROUND(IF([.E298]&gt;[.$F$6];IF([.E298]-(([.B298]*[.$G$3])/100)&lt;0;((([.E298]*100)/[.$G$3])*[.$G$2])/100;0);([.$G$2]*([.B298]/2))/100);2)" office:value-type="float" office:value="0" calcext:value-type="float">
            <text:p>0,00</text:p>
          </table:table-cell>
          <table:table-cell table:formula="of:=ROUND(IF([.E298]&gt;[.$F$6];IF([.E298]-(([.B298]*[.$G$3])/100)&lt;0;[.E298];([.$G$3]*[.B298])/100);([.$G$3]*([.B298]/2))/100) ;2)" office:value-type="float" office:value="4.95" calcext:value-type="float">
            <text:p>4,95</text:p>
          </table:table-cell>
          <table:table-cell table:formula="of:=[.D298]-[.F298]" office:value-type="float" office:value="37.65" calcext:value-type="float">
            <text:p>37,65</text:p>
          </table:table-cell>
          <table:table-cell table:formula="of:=[.E298]-[.G298]" office:value-type="float" office:value="19.65" calcext:value-type="float">
            <text:p>19,65</text:p>
          </table:table-cell>
          <table:table-cell table:formula="of:=IF([.C298]=[.$L$6];IF([.H298]&lt;[.$N$6];[.$F$2];0);0)" office:value-type="float" office:value="0" calcext:value-type="float">
            <text:p>0,00</text:p>
          </table:table-cell>
          <table:table-cell table:formula="of:=IF([.I298]&lt;5;[.$F$3];0)" office:value-type="float" office:value="0" calcext:value-type="float">
            <text:p>0,00</text:p>
          </table:table-cell>
          <table:table-cell table:formula="of:=IF([.J298]=0;[.H298];[.J298])" office:value-type="float" office:value="37.65" calcext:value-type="float">
            <text:p>37,65</text:p>
          </table:table-cell>
          <table:table-cell table:formula="of:=IF([.K298]=0;[.I298];[.K298])" office:value-type="float" office:value="19.65" calcext:value-type="float">
            <text:p>19,65</text:p>
          </table:table-cell>
          <table:table-cell table:formula="of:=ROUND([.F298]*[.$S$5]+[.G298]*[.$S$4];2)" office:value-type="currency" office:currency="PLN" office:value="11.34" calcext:value-type="currency">
            <text:p>11,34 zł</text:p>
          </table:table-cell>
          <table:table-cell/>
          <table:table-cell table:formula="of:=ROUND([.B298]*[.$G$2]/100;2)" office:value-type="float" office:value="3.3" calcext:value-type="float">
            <text:p>3,3</text:p>
          </table:table-cell>
          <table:table-cell table:formula="of:=ROUND([.P298]*[.$S$5];2)" office:value-type="currency" office:currency="PLN" office:value="16.47" calcext:value-type="currency">
            <text:p>16,47 zł</text:p>
          </table:table-cell>
          <table:table-cell table:number-columns-repeated="1007"/>
        </table:table-row>
        <table:table-row table:style-name="ro2">
          <table:table-cell office:value-type="date" office:date-value="2014-10-15" calcext:value-type="date">
            <text:p>15.10.2014</text:p>
          </table:table-cell>
          <table:table-cell office:value-type="float" office:value="116" calcext:value-type="float">
            <text:p>116</text:p>
          </table:table-cell>
          <table:table-cell table:formula="of:=LOOKUP(WEEKDAY([.A299];2);[.$B$1:.$B$7];[.$C$1:.$C$7])" office:value-type="string" office:string-value="środa" calcext:value-type="string">
            <text:p>środa</text:p>
          </table:table-cell>
          <table:table-cell table:formula="of:=[.L298]" office:value-type="float" office:value="37.65" calcext:value-type="float">
            <text:p>37,65</text:p>
          </table:table-cell>
          <table:table-cell table:formula="of:=[.M298]" office:value-type="float" office:value="19.65" calcext:value-type="float">
            <text:p>19,65</text:p>
          </table:table-cell>
          <table:table-cell table:formula="of:=ROUND(IF([.E299]&gt;[.$F$6];IF([.E299]-(([.B299]*[.$G$3])/100)&lt;0;((([.E299]*100)/[.$G$3])*[.$G$2])/100;0);([.$G$2]*([.B299]/2))/100);2)" office:value-type="float" office:value="0" calcext:value-type="float">
            <text:p>0,00</text:p>
          </table:table-cell>
          <table:table-cell table:formula="of:=ROUND(IF([.E299]&gt;[.$F$6];IF([.E299]-(([.B299]*[.$G$3])/100)&lt;0;[.E299];([.$G$3]*[.B299])/100);([.$G$3]*([.B299]/2))/100) ;2)" office:value-type="float" office:value="10.44" calcext:value-type="float">
            <text:p>10,44</text:p>
          </table:table-cell>
          <table:table-cell table:formula="of:=[.D299]-[.F299]" office:value-type="float" office:value="37.65" calcext:value-type="float">
            <text:p>37,65</text:p>
          </table:table-cell>
          <table:table-cell table:formula="of:=[.E299]-[.G299]" office:value-type="float" office:value="9.21" calcext:value-type="float">
            <text:p>9,21</text:p>
          </table:table-cell>
          <table:table-cell table:formula="of:=IF([.C299]=[.$L$6];IF([.H299]&lt;[.$N$6];[.$F$2];0);0)" office:value-type="float" office:value="0" calcext:value-type="float">
            <text:p>0,00</text:p>
          </table:table-cell>
          <table:table-cell table:formula="of:=IF([.I299]&lt;5;[.$F$3];0)" office:value-type="float" office:value="0" calcext:value-type="float">
            <text:p>0,00</text:p>
          </table:table-cell>
          <table:table-cell table:formula="of:=IF([.J299]=0;[.H299];[.J299])" office:value-type="float" office:value="37.65" calcext:value-type="float">
            <text:p>37,65</text:p>
          </table:table-cell>
          <table:table-cell table:formula="of:=IF([.K299]=0;[.I299];[.K299])" office:value-type="float" office:value="9.21" calcext:value-type="float">
            <text:p>9,21</text:p>
          </table:table-cell>
          <table:table-cell table:formula="of:=ROUND([.F299]*[.$S$5]+[.G299]*[.$S$4];2)" office:value-type="currency" office:currency="PLN" office:value="23.91" calcext:value-type="currency">
            <text:p>23,91 zł</text:p>
          </table:table-cell>
          <table:table-cell/>
          <table:table-cell table:formula="of:=ROUND([.B299]*[.$G$2]/100;2)" office:value-type="float" office:value="6.96" calcext:value-type="float">
            <text:p>6,96</text:p>
          </table:table-cell>
          <table:table-cell table:formula="of:=ROUND([.P299]*[.$S$5];2)" office:value-type="currency" office:currency="PLN" office:value="34.73" calcext:value-type="currency">
            <text:p>34,73 zł</text:p>
          </table:table-cell>
          <table:table-cell table:number-columns-repeated="1007"/>
        </table:table-row>
        <table:table-row table:style-name="ro2">
          <table:table-cell office:value-type="date" office:date-value="2014-10-16" calcext:value-type="date">
            <text:p>16.10.2014</text:p>
          </table:table-cell>
          <table:table-cell office:value-type="float" office:value="123" calcext:value-type="float">
            <text:p>123</text:p>
          </table:table-cell>
          <table:table-cell table:formula="of:=LOOKUP(WEEKDAY([.A300];2);[.$B$1:.$B$7];[.$C$1:.$C$7])" office:value-type="string" office:string-value="czwartek" calcext:value-type="string">
            <text:p>czwartek</text:p>
          </table:table-cell>
          <table:table-cell table:formula="of:=[.L299]" office:value-type="float" office:value="37.65" calcext:value-type="float">
            <text:p>37,65</text:p>
          </table:table-cell>
          <table:table-cell table:formula="of:=[.M299]" office:value-type="float" office:value="9.21" calcext:value-type="float">
            <text:p>9,21</text:p>
          </table:table-cell>
          <table:table-cell table:formula="of:=ROUND(IF([.E300]&gt;[.$F$6];IF([.E300]-(([.B300]*[.$G$3])/100)&lt;0;((([.E300]*100)/[.$G$3])*[.$G$2])/100;0);([.$G$2]*([.B300]/2))/100);2)" office:value-type="float" office:value="3.69" calcext:value-type="float">
            <text:p>3,69</text:p>
          </table:table-cell>
          <table:table-cell table:formula="of:=ROUND(IF([.E300]&gt;[.$F$6];IF([.E300]-(([.B300]*[.$G$3])/100)&lt;0;[.E300];([.$G$3]*[.B300])/100);([.$G$3]*([.B300]/2))/100) ;2)" office:value-type="float" office:value="5.54" calcext:value-type="float">
            <text:p>5,54</text:p>
          </table:table-cell>
          <table:table-cell table:formula="of:=[.D300]-[.F300]" office:value-type="float" office:value="33.96" calcext:value-type="float">
            <text:p>33,96</text:p>
          </table:table-cell>
          <table:table-cell table:formula="of:=[.E300]-[.G300]" office:value-type="float" office:value="3.67" calcext:value-type="float">
            <text:p>3,67</text:p>
          </table:table-cell>
          <table:table-cell table:formula="of:=IF([.C300]=[.$L$6];IF([.H300]&lt;[.$N$6];[.$F$2];0);0)" office:value-type="float" office:value="45" calcext:value-type="float">
            <text:p>45,00</text:p>
          </table:table-cell>
          <table:table-cell table:formula="of:=IF([.I300]&lt;5;[.$F$3];0)" office:value-type="float" office:value="30" calcext:value-type="float">
            <text:p>30,00</text:p>
          </table:table-cell>
          <table:table-cell table:formula="of:=IF([.J300]=0;[.H300];[.J300])" office:value-type="float" office:value="45" calcext:value-type="float">
            <text:p>45,00</text:p>
          </table:table-cell>
          <table:table-cell table:formula="of:=IF([.K300]=0;[.I300];[.K300])" office:value-type="float" office:value="30" calcext:value-type="float">
            <text:p>30,00</text:p>
          </table:table-cell>
          <table:table-cell table:formula="of:=ROUND([.F300]*[.$S$5]+[.G300]*[.$S$4];2)" office:value-type="currency" office:currency="PLN" office:value="31.1" calcext:value-type="currency">
            <text:p>31,10 zł</text:p>
          </table:table-cell>
          <table:table-cell/>
          <table:table-cell table:formula="of:=ROUND([.B300]*[.$G$2]/100;2)" office:value-type="float" office:value="7.38" calcext:value-type="float">
            <text:p>7,38</text:p>
          </table:table-cell>
          <table:table-cell table:formula="of:=ROUND([.P300]*[.$S$5];2)" office:value-type="currency" office:currency="PLN" office:value="36.83" calcext:value-type="currency">
            <text:p>36,83 zł</text:p>
          </table:table-cell>
          <table:table-cell table:number-columns-repeated="1007"/>
        </table:table-row>
        <table:table-row table:style-name="ro2">
          <table:table-cell office:value-type="date" office:date-value="2014-10-17" calcext:value-type="date">
            <text:p>17.10.2014</text:p>
          </table:table-cell>
          <table:table-cell office:value-type="float" office:value="123" calcext:value-type="float">
            <text:p>123</text:p>
          </table:table-cell>
          <table:table-cell table:formula="of:=LOOKUP(WEEKDAY([.A301];2);[.$B$1:.$B$7];[.$C$1:.$C$7])" office:value-type="string" office:string-value="piątek" calcext:value-type="string">
            <text:p>piątek</text:p>
          </table:table-cell>
          <table:table-cell table:formula="of:=[.L300]" office:value-type="float" office:value="45" calcext:value-type="float">
            <text:p>45,00</text:p>
          </table:table-cell>
          <table:table-cell table:formula="of:=[.M300]" office:value-type="float" office:value="30" calcext:value-type="float">
            <text:p>30,00</text:p>
          </table:table-cell>
          <table:table-cell table:formula="of:=ROUND(IF([.E301]&gt;[.$F$6];IF([.E301]-(([.B301]*[.$G$3])/100)&lt;0;((([.E301]*100)/[.$G$3])*[.$G$2])/100;0);([.$G$2]*([.B301]/2))/100);2)" office:value-type="float" office:value="0" calcext:value-type="float">
            <text:p>0,00</text:p>
          </table:table-cell>
          <table:table-cell table:formula="of:=ROUND(IF([.E301]&gt;[.$F$6];IF([.E301]-(([.B301]*[.$G$3])/100)&lt;0;[.E301];([.$G$3]*[.B301])/100);([.$G$3]*([.B301]/2))/100) ;2)" office:value-type="float" office:value="11.07" calcext:value-type="float">
            <text:p>11,07</text:p>
          </table:table-cell>
          <table:table-cell table:formula="of:=[.D301]-[.F301]" office:value-type="float" office:value="45" calcext:value-type="float">
            <text:p>45,00</text:p>
          </table:table-cell>
          <table:table-cell table:formula="of:=[.E301]-[.G301]" office:value-type="float" office:value="18.93" calcext:value-type="float">
            <text:p>18,93</text:p>
          </table:table-cell>
          <table:table-cell table:formula="of:=IF([.C301]=[.$L$6];IF([.H301]&lt;[.$N$6];[.$F$2];0);0)" office:value-type="float" office:value="0" calcext:value-type="float">
            <text:p>0,00</text:p>
          </table:table-cell>
          <table:table-cell table:formula="of:=IF([.I301]&lt;5;[.$F$3];0)" office:value-type="float" office:value="0" calcext:value-type="float">
            <text:p>0,00</text:p>
          </table:table-cell>
          <table:table-cell table:formula="of:=IF([.J301]=0;[.H301];[.J301])" office:value-type="float" office:value="45" calcext:value-type="float">
            <text:p>45,00</text:p>
          </table:table-cell>
          <table:table-cell table:formula="of:=IF([.K301]=0;[.I301];[.K301])" office:value-type="float" office:value="18.93" calcext:value-type="float">
            <text:p>18,93</text:p>
          </table:table-cell>
          <table:table-cell table:formula="of:=ROUND([.F301]*[.$S$5]+[.G301]*[.$S$4];2)" office:value-type="currency" office:currency="PLN" office:value="25.35" calcext:value-type="currency">
            <text:p>25,35 zł</text:p>
          </table:table-cell>
          <table:table-cell/>
          <table:table-cell table:formula="of:=ROUND([.B301]*[.$G$2]/100;2)" office:value-type="float" office:value="7.38" calcext:value-type="float">
            <text:p>7,38</text:p>
          </table:table-cell>
          <table:table-cell table:formula="of:=ROUND([.P301]*[.$S$5];2)" office:value-type="currency" office:currency="PLN" office:value="36.83" calcext:value-type="currency">
            <text:p>36,83 zł</text:p>
          </table:table-cell>
          <table:table-cell table:number-columns-repeated="1007"/>
        </table:table-row>
        <table:table-row table:style-name="ro2">
          <table:table-cell office:value-type="date" office:date-value="2014-10-18" calcext:value-type="date">
            <text:p>18.10.2014</text:p>
          </table:table-cell>
          <table:table-cell office:value-type="float" office:value="145" calcext:value-type="float">
            <text:p>145</text:p>
          </table:table-cell>
          <table:table-cell table:formula="of:=LOOKUP(WEEKDAY([.A302];2);[.$B$1:.$B$7];[.$C$1:.$C$7])" office:value-type="string" office:string-value="sobota" calcext:value-type="string">
            <text:p>sobota</text:p>
          </table:table-cell>
          <table:table-cell table:formula="of:=[.L301]" office:value-type="float" office:value="45" calcext:value-type="float">
            <text:p>45,00</text:p>
          </table:table-cell>
          <table:table-cell table:formula="of:=[.M301]" office:value-type="float" office:value="18.93" calcext:value-type="float">
            <text:p>18,93</text:p>
          </table:table-cell>
          <table:table-cell table:formula="of:=ROUND(IF([.E302]&gt;[.$F$6];IF([.E302]-(([.B302]*[.$G$3])/100)&lt;0;((([.E302]*100)/[.$G$3])*[.$G$2])/100;0);([.$G$2]*([.B302]/2))/100);2)" office:value-type="float" office:value="0" calcext:value-type="float">
            <text:p>0,00</text:p>
          </table:table-cell>
          <table:table-cell table:formula="of:=ROUND(IF([.E302]&gt;[.$F$6];IF([.E302]-(([.B302]*[.$G$3])/100)&lt;0;[.E302];([.$G$3]*[.B302])/100);([.$G$3]*([.B302]/2))/100) ;2)" office:value-type="float" office:value="13.05" calcext:value-type="float">
            <text:p>13,05</text:p>
          </table:table-cell>
          <table:table-cell table:formula="of:=[.D302]-[.F302]" office:value-type="float" office:value="45" calcext:value-type="float">
            <text:p>45,00</text:p>
          </table:table-cell>
          <table:table-cell table:formula="of:=[.E302]-[.G302]" office:value-type="float" office:value="5.88" calcext:value-type="float">
            <text:p>5,88</text:p>
          </table:table-cell>
          <table:table-cell table:formula="of:=IF([.C302]=[.$L$6];IF([.H302]&lt;[.$N$6];[.$F$2];0);0)" office:value-type="float" office:value="0" calcext:value-type="float">
            <text:p>0,00</text:p>
          </table:table-cell>
          <table:table-cell table:formula="of:=IF([.I302]&lt;5;[.$F$3];0)" office:value-type="float" office:value="0" calcext:value-type="float">
            <text:p>0,00</text:p>
          </table:table-cell>
          <table:table-cell table:formula="of:=IF([.J302]=0;[.H302];[.J302])" office:value-type="float" office:value="45" calcext:value-type="float">
            <text:p>45,00</text:p>
          </table:table-cell>
          <table:table-cell table:formula="of:=IF([.K302]=0;[.I302];[.K302])" office:value-type="float" office:value="5.88" calcext:value-type="float">
            <text:p>5,88</text:p>
          </table:table-cell>
          <table:table-cell table:formula="of:=ROUND([.F302]*[.$S$5]+[.G302]*[.$S$4];2)" office:value-type="currency" office:currency="PLN" office:value="29.88" calcext:value-type="currency">
            <text:p>29,88 zł</text:p>
          </table:table-cell>
          <table:table-cell/>
          <table:table-cell table:formula="of:=ROUND([.B302]*[.$G$2]/100;2)" office:value-type="float" office:value="8.7" calcext:value-type="float">
            <text:p>8,7</text:p>
          </table:table-cell>
          <table:table-cell table:formula="of:=ROUND([.P302]*[.$S$5];2)" office:value-type="currency" office:currency="PLN" office:value="43.41" calcext:value-type="currency">
            <text:p>43,41 zł</text:p>
          </table:table-cell>
          <table:table-cell table:number-columns-repeated="1007"/>
        </table:table-row>
        <table:table-row table:style-name="ro2">
          <table:table-cell office:value-type="date" office:date-value="2014-10-19" calcext:value-type="date">
            <text:p>19.10.2014</text:p>
          </table:table-cell>
          <table:table-cell office:value-type="float" office:value="87" calcext:value-type="float">
            <text:p>87</text:p>
          </table:table-cell>
          <table:table-cell table:formula="of:=LOOKUP(WEEKDAY([.A303];2);[.$B$1:.$B$7];[.$C$1:.$C$7])" office:value-type="string" office:string-value="niedziela" calcext:value-type="string">
            <text:p>niedziela</text:p>
          </table:table-cell>
          <table:table-cell table:formula="of:=[.L302]" office:value-type="float" office:value="45" calcext:value-type="float">
            <text:p>45,00</text:p>
          </table:table-cell>
          <table:table-cell table:formula="of:=[.M302]" office:value-type="float" office:value="5.88" calcext:value-type="float">
            <text:p>5,88</text:p>
          </table:table-cell>
          <table:table-cell table:formula="of:=ROUND(IF([.E303]&gt;[.$F$6];IF([.E303]-(([.B303]*[.$G$3])/100)&lt;0;((([.E303]*100)/[.$G$3])*[.$G$2])/100;0);([.$G$2]*([.B303]/2))/100);2)" office:value-type="float" office:value="2.61" calcext:value-type="float">
            <text:p>2,61</text:p>
          </table:table-cell>
          <table:table-cell table:formula="of:=ROUND(IF([.E303]&gt;[.$F$6];IF([.E303]-(([.B303]*[.$G$3])/100)&lt;0;[.E303];([.$G$3]*[.B303])/100);([.$G$3]*([.B303]/2))/100) ;2)" office:value-type="float" office:value="3.92" calcext:value-type="float">
            <text:p>3,92</text:p>
          </table:table-cell>
          <table:table-cell table:formula="of:=[.D303]-[.F303]" office:value-type="float" office:value="42.39" calcext:value-type="float">
            <text:p>42,39</text:p>
          </table:table-cell>
          <table:table-cell table:formula="of:=[.E303]-[.G303]" office:value-type="float" office:value="1.96" calcext:value-type="float">
            <text:p>1,96</text:p>
          </table:table-cell>
          <table:table-cell table:formula="of:=IF([.C303]=[.$L$6];IF([.H303]&lt;[.$N$6];[.$F$2];0);0)" office:value-type="float" office:value="0" calcext:value-type="float">
            <text:p>0,00</text:p>
          </table:table-cell>
          <table:table-cell table:formula="of:=IF([.I303]&lt;5;[.$F$3];0)" office:value-type="float" office:value="30" calcext:value-type="float">
            <text:p>30,00</text:p>
          </table:table-cell>
          <table:table-cell table:formula="of:=IF([.J303]=0;[.H303];[.J303])" office:value-type="float" office:value="42.39" calcext:value-type="float">
            <text:p>42,39</text:p>
          </table:table-cell>
          <table:table-cell table:formula="of:=IF([.K303]=0;[.I303];[.K303])" office:value-type="float" office:value="30" calcext:value-type="float">
            <text:p>30,00</text:p>
          </table:table-cell>
          <table:table-cell table:formula="of:=ROUND([.F303]*[.$S$5]+[.G303]*[.$S$4];2)" office:value-type="currency" office:currency="PLN" office:value="22" calcext:value-type="currency">
            <text:p>22,00 zł</text:p>
          </table:table-cell>
          <table:table-cell/>
          <table:table-cell table:formula="of:=ROUND([.B303]*[.$G$2]/100;2)" office:value-type="float" office:value="5.22" calcext:value-type="float">
            <text:p>5,22</text:p>
          </table:table-cell>
          <table:table-cell table:formula="of:=ROUND([.P303]*[.$S$5];2)" office:value-type="currency" office:currency="PLN" office:value="26.05" calcext:value-type="currency">
            <text:p>26,05 zł</text:p>
          </table:table-cell>
          <table:table-cell table:number-columns-repeated="1007"/>
        </table:table-row>
        <table:table-row table:style-name="ro2">
          <table:table-cell office:value-type="date" office:date-value="2014-10-20" calcext:value-type="date">
            <text:p>20.10.2014</text:p>
          </table:table-cell>
          <table:table-cell office:value-type="float" office:value="117" calcext:value-type="float">
            <text:p>117</text:p>
          </table:table-cell>
          <table:table-cell table:formula="of:=LOOKUP(WEEKDAY([.A304];2);[.$B$1:.$B$7];[.$C$1:.$C$7])" office:value-type="string" office:string-value="poniedziałek" calcext:value-type="string">
            <text:p>poniedziałek</text:p>
          </table:table-cell>
          <table:table-cell table:formula="of:=[.L303]" office:value-type="float" office:value="42.39" calcext:value-type="float">
            <text:p>42,39</text:p>
          </table:table-cell>
          <table:table-cell table:formula="of:=[.M303]" office:value-type="float" office:value="30" calcext:value-type="float">
            <text:p>30,00</text:p>
          </table:table-cell>
          <table:table-cell table:formula="of:=ROUND(IF([.E304]&gt;[.$F$6];IF([.E304]-(([.B304]*[.$G$3])/100)&lt;0;((([.E304]*100)/[.$G$3])*[.$G$2])/100;0);([.$G$2]*([.B304]/2))/100);2)" office:value-type="float" office:value="0" calcext:value-type="float">
            <text:p>0,00</text:p>
          </table:table-cell>
          <table:table-cell table:formula="of:=ROUND(IF([.E304]&gt;[.$F$6];IF([.E304]-(([.B304]*[.$G$3])/100)&lt;0;[.E304];([.$G$3]*[.B304])/100);([.$G$3]*([.B304]/2))/100) ;2)" office:value-type="float" office:value="10.53" calcext:value-type="float">
            <text:p>10,53</text:p>
          </table:table-cell>
          <table:table-cell table:formula="of:=[.D304]-[.F304]" office:value-type="float" office:value="42.39" calcext:value-type="float">
            <text:p>42,39</text:p>
          </table:table-cell>
          <table:table-cell table:formula="of:=[.E304]-[.G304]" office:value-type="float" office:value="19.47" calcext:value-type="float">
            <text:p>19,47</text:p>
          </table:table-cell>
          <table:table-cell table:formula="of:=IF([.C304]=[.$L$6];IF([.H304]&lt;[.$N$6];[.$F$2];0);0)" office:value-type="float" office:value="0" calcext:value-type="float">
            <text:p>0,00</text:p>
          </table:table-cell>
          <table:table-cell table:formula="of:=IF([.I304]&lt;5;[.$F$3];0)" office:value-type="float" office:value="0" calcext:value-type="float">
            <text:p>0,00</text:p>
          </table:table-cell>
          <table:table-cell table:formula="of:=IF([.J304]=0;[.H304];[.J304])" office:value-type="float" office:value="42.39" calcext:value-type="float">
            <text:p>42,39</text:p>
          </table:table-cell>
          <table:table-cell table:formula="of:=IF([.K304]=0;[.I304];[.K304])" office:value-type="float" office:value="19.47" calcext:value-type="float">
            <text:p>19,47</text:p>
          </table:table-cell>
          <table:table-cell table:formula="of:=ROUND([.F304]*[.$S$5]+[.G304]*[.$S$4];2)" office:value-type="currency" office:currency="PLN" office:value="24.11" calcext:value-type="currency">
            <text:p>24,11 zł</text:p>
          </table:table-cell>
          <table:table-cell/>
          <table:table-cell table:formula="of:=ROUND([.B304]*[.$G$2]/100;2)" office:value-type="float" office:value="7.02" calcext:value-type="float">
            <text:p>7,02</text:p>
          </table:table-cell>
          <table:table-cell table:formula="of:=ROUND([.P304]*[.$S$5];2)" office:value-type="currency" office:currency="PLN" office:value="35.03" calcext:value-type="currency">
            <text:p>35,03 zł</text:p>
          </table:table-cell>
          <table:table-cell table:number-columns-repeated="1007"/>
        </table:table-row>
        <table:table-row table:style-name="ro2">
          <table:table-cell office:value-type="date" office:date-value="2014-10-21" calcext:value-type="date">
            <text:p>21.10.2014</text:p>
          </table:table-cell>
          <table:table-cell office:value-type="float" office:value="61" calcext:value-type="float">
            <text:p>61</text:p>
          </table:table-cell>
          <table:table-cell table:formula="of:=LOOKUP(WEEKDAY([.A305];2);[.$B$1:.$B$7];[.$C$1:.$C$7])" office:value-type="string" office:string-value="wtorek" calcext:value-type="string">
            <text:p>wtorek</text:p>
          </table:table-cell>
          <table:table-cell table:formula="of:=[.L304]" office:value-type="float" office:value="42.39" calcext:value-type="float">
            <text:p>42,39</text:p>
          </table:table-cell>
          <table:table-cell table:formula="of:=[.M304]" office:value-type="float" office:value="19.47" calcext:value-type="float">
            <text:p>19,47</text:p>
          </table:table-cell>
          <table:table-cell table:formula="of:=ROUND(IF([.E305]&gt;[.$F$6];IF([.E305]-(([.B305]*[.$G$3])/100)&lt;0;((([.E305]*100)/[.$G$3])*[.$G$2])/100;0);([.$G$2]*([.B305]/2))/100);2)" office:value-type="float" office:value="0" calcext:value-type="float">
            <text:p>0,00</text:p>
          </table:table-cell>
          <table:table-cell table:formula="of:=ROUND(IF([.E305]&gt;[.$F$6];IF([.E305]-(([.B305]*[.$G$3])/100)&lt;0;[.E305];([.$G$3]*[.B305])/100);([.$G$3]*([.B305]/2))/100) ;2)" office:value-type="float" office:value="5.49" calcext:value-type="float">
            <text:p>5,49</text:p>
          </table:table-cell>
          <table:table-cell table:formula="of:=[.D305]-[.F305]" office:value-type="float" office:value="42.39" calcext:value-type="float">
            <text:p>42,39</text:p>
          </table:table-cell>
          <table:table-cell table:formula="of:=[.E305]-[.G305]" office:value-type="float" office:value="13.98" calcext:value-type="float">
            <text:p>13,98</text:p>
          </table:table-cell>
          <table:table-cell table:formula="of:=IF([.C305]=[.$L$6];IF([.H305]&lt;[.$N$6];[.$F$2];0);0)" office:value-type="float" office:value="0" calcext:value-type="float">
            <text:p>0,00</text:p>
          </table:table-cell>
          <table:table-cell table:formula="of:=IF([.I305]&lt;5;[.$F$3];0)" office:value-type="float" office:value="0" calcext:value-type="float">
            <text:p>0,00</text:p>
          </table:table-cell>
          <table:table-cell table:formula="of:=IF([.J305]=0;[.H305];[.J305])" office:value-type="float" office:value="42.39" calcext:value-type="float">
            <text:p>42,39</text:p>
          </table:table-cell>
          <table:table-cell table:formula="of:=IF([.K305]=0;[.I305];[.K305])" office:value-type="float" office:value="13.98" calcext:value-type="float">
            <text:p>13,98</text:p>
          </table:table-cell>
          <table:table-cell table:formula="of:=ROUND([.F305]*[.$S$5]+[.G305]*[.$S$4];2)" office:value-type="currency" office:currency="PLN" office:value="12.57" calcext:value-type="currency">
            <text:p>12,57 zł</text:p>
          </table:table-cell>
          <table:table-cell/>
          <table:table-cell table:formula="of:=ROUND([.B305]*[.$G$2]/100;2)" office:value-type="float" office:value="3.66" calcext:value-type="float">
            <text:p>3,66</text:p>
          </table:table-cell>
          <table:table-cell table:formula="of:=ROUND([.P305]*[.$S$5];2)" office:value-type="currency" office:currency="PLN" office:value="18.26" calcext:value-type="currency">
            <text:p>18,26 zł</text:p>
          </table:table-cell>
          <table:table-cell table:number-columns-repeated="1007"/>
        </table:table-row>
        <table:table-row table:style-name="ro2">
          <table:table-cell office:value-type="date" office:date-value="2014-10-22" calcext:value-type="date">
            <text:p>22.10.2014</text:p>
          </table:table-cell>
          <table:table-cell office:value-type="float" office:value="94" calcext:value-type="float">
            <text:p>94</text:p>
          </table:table-cell>
          <table:table-cell table:formula="of:=LOOKUP(WEEKDAY([.A306];2);[.$B$1:.$B$7];[.$C$1:.$C$7])" office:value-type="string" office:string-value="środa" calcext:value-type="string">
            <text:p>środa</text:p>
          </table:table-cell>
          <table:table-cell table:formula="of:=[.L305]" office:value-type="float" office:value="42.39" calcext:value-type="float">
            <text:p>42,39</text:p>
          </table:table-cell>
          <table:table-cell table:formula="of:=[.M305]" office:value-type="float" office:value="13.98" calcext:value-type="float">
            <text:p>13,98</text:p>
          </table:table-cell>
          <table:table-cell table:formula="of:=ROUND(IF([.E306]&gt;[.$F$6];IF([.E306]-(([.B306]*[.$G$3])/100)&lt;0;((([.E306]*100)/[.$G$3])*[.$G$2])/100;0);([.$G$2]*([.B306]/2))/100);2)" office:value-type="float" office:value="2.82" calcext:value-type="float">
            <text:p>2,82</text:p>
          </table:table-cell>
          <table:table-cell table:formula="of:=ROUND(IF([.E306]&gt;[.$F$6];IF([.E306]-(([.B306]*[.$G$3])/100)&lt;0;[.E306];([.$G$3]*[.B306])/100);([.$G$3]*([.B306]/2))/100) ;2)" office:value-type="float" office:value="4.23" calcext:value-type="float">
            <text:p>4,23</text:p>
          </table:table-cell>
          <table:table-cell table:formula="of:=[.D306]-[.F306]" office:value-type="float" office:value="39.57" calcext:value-type="float">
            <text:p>39,57</text:p>
          </table:table-cell>
          <table:table-cell table:formula="of:=[.E306]-[.G306]" office:value-type="float" office:value="9.75" calcext:value-type="float">
            <text:p>9,75</text:p>
          </table:table-cell>
          <table:table-cell table:formula="of:=IF([.C306]=[.$L$6];IF([.H306]&lt;[.$N$6];[.$F$2];0);0)" office:value-type="float" office:value="0" calcext:value-type="float">
            <text:p>0,00</text:p>
          </table:table-cell>
          <table:table-cell table:formula="of:=IF([.I306]&lt;5;[.$F$3];0)" office:value-type="float" office:value="0" calcext:value-type="float">
            <text:p>0,00</text:p>
          </table:table-cell>
          <table:table-cell table:formula="of:=IF([.J306]=0;[.H306];[.J306])" office:value-type="float" office:value="39.57" calcext:value-type="float">
            <text:p>39,57</text:p>
          </table:table-cell>
          <table:table-cell table:formula="of:=IF([.K306]=0;[.I306];[.K306])" office:value-type="float" office:value="9.75" calcext:value-type="float">
            <text:p>9,75</text:p>
          </table:table-cell>
          <table:table-cell table:formula="of:=ROUND([.F306]*[.$S$5]+[.G306]*[.$S$4];2)" office:value-type="currency" office:currency="PLN" office:value="23.76" calcext:value-type="currency">
            <text:p>23,76 zł</text:p>
          </table:table-cell>
          <table:table-cell/>
          <table:table-cell table:formula="of:=ROUND([.B306]*[.$G$2]/100;2)" office:value-type="float" office:value="5.64" calcext:value-type="float">
            <text:p>5,64</text:p>
          </table:table-cell>
          <table:table-cell table:formula="of:=ROUND([.P306]*[.$S$5];2)" office:value-type="currency" office:currency="PLN" office:value="28.14" calcext:value-type="currency">
            <text:p>28,14 zł</text:p>
          </table:table-cell>
          <table:table-cell table:number-columns-repeated="1007"/>
        </table:table-row>
        <table:table-row table:style-name="ro2">
          <table:table-cell office:value-type="date" office:date-value="2014-10-23" calcext:value-type="date">
            <text:p>23.10.2014</text:p>
          </table:table-cell>
          <table:table-cell office:value-type="float" office:value="113" calcext:value-type="float">
            <text:p>113</text:p>
          </table:table-cell>
          <table:table-cell table:formula="of:=LOOKUP(WEEKDAY([.A307];2);[.$B$1:.$B$7];[.$C$1:.$C$7])" office:value-type="string" office:string-value="czwartek" calcext:value-type="string">
            <text:p>czwartek</text:p>
          </table:table-cell>
          <table:table-cell table:formula="of:=[.L306]" office:value-type="float" office:value="39.57" calcext:value-type="float">
            <text:p>39,57</text:p>
          </table:table-cell>
          <table:table-cell table:formula="of:=[.M306]" office:value-type="float" office:value="9.75" calcext:value-type="float">
            <text:p>9,75</text:p>
          </table:table-cell>
          <table:table-cell table:formula="of:=ROUND(IF([.E307]&gt;[.$F$6];IF([.E307]-(([.B307]*[.$G$3])/100)&lt;0;((([.E307]*100)/[.$G$3])*[.$G$2])/100;0);([.$G$2]*([.B307]/2))/100);2)" office:value-type="float" office:value="3.39" calcext:value-type="float">
            <text:p>3,39</text:p>
          </table:table-cell>
          <table:table-cell table:formula="of:=ROUND(IF([.E307]&gt;[.$F$6];IF([.E307]-(([.B307]*[.$G$3])/100)&lt;0;[.E307];([.$G$3]*[.B307])/100);([.$G$3]*([.B307]/2))/100) ;2)" office:value-type="float" office:value="5.09" calcext:value-type="float">
            <text:p>5,09</text:p>
          </table:table-cell>
          <table:table-cell table:formula="of:=[.D307]-[.F307]" office:value-type="float" office:value="36.18" calcext:value-type="float">
            <text:p>36,18</text:p>
          </table:table-cell>
          <table:table-cell table:formula="of:=[.E307]-[.G307]" office:value-type="float" office:value="4.66" calcext:value-type="float">
            <text:p>4,66</text:p>
          </table:table-cell>
          <table:table-cell table:formula="of:=IF([.C307]=[.$L$6];IF([.H307]&lt;[.$N$6];[.$F$2];0);0)" office:value-type="float" office:value="45" calcext:value-type="float">
            <text:p>45,00</text:p>
          </table:table-cell>
          <table:table-cell table:formula="of:=IF([.I307]&lt;5;[.$F$3];0)" office:value-type="float" office:value="30" calcext:value-type="float">
            <text:p>30,00</text:p>
          </table:table-cell>
          <table:table-cell table:formula="of:=IF([.J307]=0;[.H307];[.J307])" office:value-type="float" office:value="45" calcext:value-type="float">
            <text:p>45,00</text:p>
          </table:table-cell>
          <table:table-cell table:formula="of:=IF([.K307]=0;[.I307];[.K307])" office:value-type="float" office:value="30" calcext:value-type="float">
            <text:p>30,00</text:p>
          </table:table-cell>
          <table:table-cell table:formula="of:=ROUND([.F307]*[.$S$5]+[.G307]*[.$S$4];2)" office:value-type="currency" office:currency="PLN" office:value="28.57" calcext:value-type="currency">
            <text:p>28,57 zł</text:p>
          </table:table-cell>
          <table:table-cell/>
          <table:table-cell table:formula="of:=ROUND([.B307]*[.$G$2]/100;2)" office:value-type="float" office:value="6.78" calcext:value-type="float">
            <text:p>6,78</text:p>
          </table:table-cell>
          <table:table-cell table:formula="of:=ROUND([.P307]*[.$S$5];2)" office:value-type="currency" office:currency="PLN" office:value="33.83" calcext:value-type="currency">
            <text:p>33,83 zł</text:p>
          </table:table-cell>
          <table:table-cell table:number-columns-repeated="1007"/>
        </table:table-row>
        <table:table-row table:style-name="ro2">
          <table:table-cell office:value-type="date" office:date-value="2014-10-24" calcext:value-type="date">
            <text:p>24.10.2014</text:p>
          </table:table-cell>
          <table:table-cell office:value-type="float" office:value="144" calcext:value-type="float">
            <text:p>144</text:p>
          </table:table-cell>
          <table:table-cell table:formula="of:=LOOKUP(WEEKDAY([.A308];2);[.$B$1:.$B$7];[.$C$1:.$C$7])" office:value-type="string" office:string-value="piątek" calcext:value-type="string">
            <text:p>piątek</text:p>
          </table:table-cell>
          <table:table-cell table:formula="of:=[.L307]" office:value-type="float" office:value="45" calcext:value-type="float">
            <text:p>45,00</text:p>
          </table:table-cell>
          <table:table-cell table:formula="of:=[.M307]" office:value-type="float" office:value="30" calcext:value-type="float">
            <text:p>30,00</text:p>
          </table:table-cell>
          <table:table-cell table:formula="of:=ROUND(IF([.E308]&gt;[.$F$6];IF([.E308]-(([.B308]*[.$G$3])/100)&lt;0;((([.E308]*100)/[.$G$3])*[.$G$2])/100;0);([.$G$2]*([.B308]/2))/100);2)" office:value-type="float" office:value="0" calcext:value-type="float">
            <text:p>0,00</text:p>
          </table:table-cell>
          <table:table-cell table:formula="of:=ROUND(IF([.E308]&gt;[.$F$6];IF([.E308]-(([.B308]*[.$G$3])/100)&lt;0;[.E308];([.$G$3]*[.B308])/100);([.$G$3]*([.B308]/2))/100) ;2)" office:value-type="float" office:value="12.96" calcext:value-type="float">
            <text:p>12,96</text:p>
          </table:table-cell>
          <table:table-cell table:formula="of:=[.D308]-[.F308]" office:value-type="float" office:value="45" calcext:value-type="float">
            <text:p>45,00</text:p>
          </table:table-cell>
          <table:table-cell table:formula="of:=[.E308]-[.G308]" office:value-type="float" office:value="17.04" calcext:value-type="float">
            <text:p>17,04</text:p>
          </table:table-cell>
          <table:table-cell table:formula="of:=IF([.C308]=[.$L$6];IF([.H308]&lt;[.$N$6];[.$F$2];0);0)" office:value-type="float" office:value="0" calcext:value-type="float">
            <text:p>0,00</text:p>
          </table:table-cell>
          <table:table-cell table:formula="of:=IF([.I308]&lt;5;[.$F$3];0)" office:value-type="float" office:value="0" calcext:value-type="float">
            <text:p>0,00</text:p>
          </table:table-cell>
          <table:table-cell table:formula="of:=IF([.J308]=0;[.H308];[.J308])" office:value-type="float" office:value="45" calcext:value-type="float">
            <text:p>45,00</text:p>
          </table:table-cell>
          <table:table-cell table:formula="of:=IF([.K308]=0;[.I308];[.K308])" office:value-type="float" office:value="17.04" calcext:value-type="float">
            <text:p>17,04</text:p>
          </table:table-cell>
          <table:table-cell table:formula="of:=ROUND([.F308]*[.$S$5]+[.G308]*[.$S$4];2)" office:value-type="currency" office:currency="PLN" office:value="29.68" calcext:value-type="currency">
            <text:p>29,68 zł</text:p>
          </table:table-cell>
          <table:table-cell/>
          <table:table-cell table:formula="of:=ROUND([.B308]*[.$G$2]/100;2)" office:value-type="float" office:value="8.64" calcext:value-type="float">
            <text:p>8,64</text:p>
          </table:table-cell>
          <table:table-cell table:formula="of:=ROUND([.P308]*[.$S$5];2)" office:value-type="currency" office:currency="PLN" office:value="43.11" calcext:value-type="currency">
            <text:p>43,11 zł</text:p>
          </table:table-cell>
          <table:table-cell table:number-columns-repeated="1007"/>
        </table:table-row>
        <table:table-row table:style-name="ro2">
          <table:table-cell office:value-type="date" office:date-value="2014-10-25" calcext:value-type="date">
            <text:p>25.10.2014</text:p>
          </table:table-cell>
          <table:table-cell office:value-type="float" office:value="66" calcext:value-type="float">
            <text:p>66</text:p>
          </table:table-cell>
          <table:table-cell table:formula="of:=LOOKUP(WEEKDAY([.A309];2);[.$B$1:.$B$7];[.$C$1:.$C$7])" office:value-type="string" office:string-value="sobota" calcext:value-type="string">
            <text:p>sobota</text:p>
          </table:table-cell>
          <table:table-cell table:formula="of:=[.L308]" office:value-type="float" office:value="45" calcext:value-type="float">
            <text:p>45,00</text:p>
          </table:table-cell>
          <table:table-cell table:formula="of:=[.M308]" office:value-type="float" office:value="17.04" calcext:value-type="float">
            <text:p>17,04</text:p>
          </table:table-cell>
          <table:table-cell table:formula="of:=ROUND(IF([.E309]&gt;[.$F$6];IF([.E309]-(([.B309]*[.$G$3])/100)&lt;0;((([.E309]*100)/[.$G$3])*[.$G$2])/100;0);([.$G$2]*([.B309]/2))/100);2)" office:value-type="float" office:value="0" calcext:value-type="float">
            <text:p>0,00</text:p>
          </table:table-cell>
          <table:table-cell table:formula="of:=ROUND(IF([.E309]&gt;[.$F$6];IF([.E309]-(([.B309]*[.$G$3])/100)&lt;0;[.E309];([.$G$3]*[.B309])/100);([.$G$3]*([.B309]/2))/100) ;2)" office:value-type="float" office:value="5.94" calcext:value-type="float">
            <text:p>5,94</text:p>
          </table:table-cell>
          <table:table-cell table:formula="of:=[.D309]-[.F309]" office:value-type="float" office:value="45" calcext:value-type="float">
            <text:p>45,00</text:p>
          </table:table-cell>
          <table:table-cell table:formula="of:=[.E309]-[.G309]" office:value-type="float" office:value="11.1" calcext:value-type="float">
            <text:p>11,10</text:p>
          </table:table-cell>
          <table:table-cell table:formula="of:=IF([.C309]=[.$L$6];IF([.H309]&lt;[.$N$6];[.$F$2];0);0)" office:value-type="float" office:value="0" calcext:value-type="float">
            <text:p>0,00</text:p>
          </table:table-cell>
          <table:table-cell table:formula="of:=IF([.I309]&lt;5;[.$F$3];0)" office:value-type="float" office:value="0" calcext:value-type="float">
            <text:p>0,00</text:p>
          </table:table-cell>
          <table:table-cell table:formula="of:=IF([.J309]=0;[.H309];[.J309])" office:value-type="float" office:value="45" calcext:value-type="float">
            <text:p>45,00</text:p>
          </table:table-cell>
          <table:table-cell table:formula="of:=IF([.K309]=0;[.I309];[.K309])" office:value-type="float" office:value="11.1" calcext:value-type="float">
            <text:p>11,10</text:p>
          </table:table-cell>
          <table:table-cell table:formula="of:=ROUND([.F309]*[.$S$5]+[.G309]*[.$S$4];2)" office:value-type="currency" office:currency="PLN" office:value="13.6" calcext:value-type="currency">
            <text:p>13,60 zł</text:p>
          </table:table-cell>
          <table:table-cell/>
          <table:table-cell table:formula="of:=ROUND([.B309]*[.$G$2]/100;2)" office:value-type="float" office:value="3.96" calcext:value-type="float">
            <text:p>3,96</text:p>
          </table:table-cell>
          <table:table-cell table:formula="of:=ROUND([.P309]*[.$S$5];2)" office:value-type="currency" office:currency="PLN" office:value="19.76" calcext:value-type="currency">
            <text:p>19,76 zł</text:p>
          </table:table-cell>
          <table:table-cell table:number-columns-repeated="1007"/>
        </table:table-row>
        <table:table-row table:style-name="ro2">
          <table:table-cell office:value-type="date" office:date-value="2014-10-26" calcext:value-type="date">
            <text:p>26.10.2014</text:p>
          </table:table-cell>
          <table:table-cell office:value-type="float" office:value="69" calcext:value-type="float">
            <text:p>69</text:p>
          </table:table-cell>
          <table:table-cell table:formula="of:=LOOKUP(WEEKDAY([.A310];2);[.$B$1:.$B$7];[.$C$1:.$C$7])" office:value-type="string" office:string-value="niedziela" calcext:value-type="string">
            <text:p>niedziela</text:p>
          </table:table-cell>
          <table:table-cell table:formula="of:=[.L309]" office:value-type="float" office:value="45" calcext:value-type="float">
            <text:p>45,00</text:p>
          </table:table-cell>
          <table:table-cell table:formula="of:=[.M309]" office:value-type="float" office:value="11.1" calcext:value-type="float">
            <text:p>11,10</text:p>
          </table:table-cell>
          <table:table-cell table:formula="of:=ROUND(IF([.E310]&gt;[.$F$6];IF([.E310]-(([.B310]*[.$G$3])/100)&lt;0;((([.E310]*100)/[.$G$3])*[.$G$2])/100;0);([.$G$2]*([.B310]/2))/100);2)" office:value-type="float" office:value="2.07" calcext:value-type="float">
            <text:p>2,07</text:p>
          </table:table-cell>
          <table:table-cell table:formula="of:=ROUND(IF([.E310]&gt;[.$F$6];IF([.E310]-(([.B310]*[.$G$3])/100)&lt;0;[.E310];([.$G$3]*[.B310])/100);([.$G$3]*([.B310]/2))/100) ;2)" office:value-type="float" office:value="3.11" calcext:value-type="float">
            <text:p>3,11</text:p>
          </table:table-cell>
          <table:table-cell table:formula="of:=[.D310]-[.F310]" office:value-type="float" office:value="42.93" calcext:value-type="float">
            <text:p>42,93</text:p>
          </table:table-cell>
          <table:table-cell table:formula="of:=[.E310]-[.G310]" office:value-type="float" office:value="7.99" calcext:value-type="float">
            <text:p>7,99</text:p>
          </table:table-cell>
          <table:table-cell table:formula="of:=IF([.C310]=[.$L$6];IF([.H310]&lt;[.$N$6];[.$F$2];0);0)" office:value-type="float" office:value="0" calcext:value-type="float">
            <text:p>0,00</text:p>
          </table:table-cell>
          <table:table-cell table:formula="of:=IF([.I310]&lt;5;[.$F$3];0)" office:value-type="float" office:value="0" calcext:value-type="float">
            <text:p>0,00</text:p>
          </table:table-cell>
          <table:table-cell table:formula="of:=IF([.J310]=0;[.H310];[.J310])" office:value-type="float" office:value="42.93" calcext:value-type="float">
            <text:p>42,93</text:p>
          </table:table-cell>
          <table:table-cell table:formula="of:=IF([.K310]=0;[.I310];[.K310])" office:value-type="float" office:value="7.99" calcext:value-type="float">
            <text:p>7,99</text:p>
          </table:table-cell>
          <table:table-cell table:formula="of:=ROUND([.F310]*[.$S$5]+[.G310]*[.$S$4];2)" office:value-type="currency" office:currency="PLN" office:value="17.45" calcext:value-type="currency">
            <text:p>17,45 zł</text:p>
          </table:table-cell>
          <table:table-cell/>
          <table:table-cell table:formula="of:=ROUND([.B310]*[.$G$2]/100;2)" office:value-type="float" office:value="4.14" calcext:value-type="float">
            <text:p>4,14</text:p>
          </table:table-cell>
          <table:table-cell table:formula="of:=ROUND([.P310]*[.$S$5];2)" office:value-type="currency" office:currency="PLN" office:value="20.66" calcext:value-type="currency">
            <text:p>20,66 zł</text:p>
          </table:table-cell>
          <table:table-cell table:number-columns-repeated="1007"/>
        </table:table-row>
        <table:table-row table:style-name="ro2">
          <table:table-cell office:value-type="date" office:date-value="2014-10-27" calcext:value-type="date">
            <text:p>27.10.2014</text:p>
          </table:table-cell>
          <table:table-cell office:value-type="float" office:value="127" calcext:value-type="float">
            <text:p>127</text:p>
          </table:table-cell>
          <table:table-cell table:formula="of:=LOOKUP(WEEKDAY([.A311];2);[.$B$1:.$B$7];[.$C$1:.$C$7])" office:value-type="string" office:string-value="poniedziałek" calcext:value-type="string">
            <text:p>poniedziałek</text:p>
          </table:table-cell>
          <table:table-cell table:formula="of:=[.L310]" office:value-type="float" office:value="42.93" calcext:value-type="float">
            <text:p>42,93</text:p>
          </table:table-cell>
          <table:table-cell table:formula="of:=[.M310]" office:value-type="float" office:value="7.99" calcext:value-type="float">
            <text:p>7,99</text:p>
          </table:table-cell>
          <table:table-cell table:formula="of:=ROUND(IF([.E311]&gt;[.$F$6];IF([.E311]-(([.B311]*[.$G$3])/100)&lt;0;((([.E311]*100)/[.$G$3])*[.$G$2])/100;0);([.$G$2]*([.B311]/2))/100);2)" office:value-type="float" office:value="3.81" calcext:value-type="float">
            <text:p>3,81</text:p>
          </table:table-cell>
          <table:table-cell table:formula="of:=ROUND(IF([.E311]&gt;[.$F$6];IF([.E311]-(([.B311]*[.$G$3])/100)&lt;0;[.E311];([.$G$3]*[.B311])/100);([.$G$3]*([.B311]/2))/100) ;2)" office:value-type="float" office:value="5.72" calcext:value-type="float">
            <text:p>5,72</text:p>
          </table:table-cell>
          <table:table-cell table:formula="of:=[.D311]-[.F311]" office:value-type="float" office:value="39.12" calcext:value-type="float">
            <text:p>39,12</text:p>
          </table:table-cell>
          <table:table-cell table:formula="of:=[.E311]-[.G311]" office:value-type="float" office:value="2.27" calcext:value-type="float">
            <text:p>2,27</text:p>
          </table:table-cell>
          <table:table-cell table:formula="of:=IF([.C311]=[.$L$6];IF([.H311]&lt;[.$N$6];[.$F$2];0);0)" office:value-type="float" office:value="0" calcext:value-type="float">
            <text:p>0,00</text:p>
          </table:table-cell>
          <table:table-cell table:formula="of:=IF([.I311]&lt;5;[.$F$3];0)" office:value-type="float" office:value="30" calcext:value-type="float">
            <text:p>30,00</text:p>
          </table:table-cell>
          <table:table-cell table:formula="of:=IF([.J311]=0;[.H311];[.J311])" office:value-type="float" office:value="39.12" calcext:value-type="float">
            <text:p>39,12</text:p>
          </table:table-cell>
          <table:table-cell table:formula="of:=IF([.K311]=0;[.I311];[.K311])" office:value-type="float" office:value="30" calcext:value-type="float">
            <text:p>30,00</text:p>
          </table:table-cell>
          <table:table-cell table:formula="of:=ROUND([.F311]*[.$S$5]+[.G311]*[.$S$4];2)" office:value-type="currency" office:currency="PLN" office:value="32.11" calcext:value-type="currency">
            <text:p>32,11 zł</text:p>
          </table:table-cell>
          <table:table-cell/>
          <table:table-cell table:formula="of:=ROUND([.B311]*[.$G$2]/100;2)" office:value-type="float" office:value="7.62" calcext:value-type="float">
            <text:p>7,62</text:p>
          </table:table-cell>
          <table:table-cell table:formula="of:=ROUND([.P311]*[.$S$5];2)" office:value-type="currency" office:currency="PLN" office:value="38.02" calcext:value-type="currency">
            <text:p>38,02 zł</text:p>
          </table:table-cell>
          <table:table-cell table:number-columns-repeated="1007"/>
        </table:table-row>
        <table:table-row table:style-name="ro2">
          <table:table-cell office:value-type="date" office:date-value="2014-10-28" calcext:value-type="date">
            <text:p>28.10.2014</text:p>
          </table:table-cell>
          <table:table-cell office:value-type="float" office:value="112" calcext:value-type="float">
            <text:p>112</text:p>
          </table:table-cell>
          <table:table-cell table:formula="of:=LOOKUP(WEEKDAY([.A312];2);[.$B$1:.$B$7];[.$C$1:.$C$7])" office:value-type="string" office:string-value="wtorek" calcext:value-type="string">
            <text:p>wtorek</text:p>
          </table:table-cell>
          <table:table-cell table:formula="of:=[.L311]" office:value-type="float" office:value="39.12" calcext:value-type="float">
            <text:p>39,12</text:p>
          </table:table-cell>
          <table:table-cell table:formula="of:=[.M311]" office:value-type="float" office:value="30" calcext:value-type="float">
            <text:p>30,00</text:p>
          </table:table-cell>
          <table:table-cell table:formula="of:=ROUND(IF([.E312]&gt;[.$F$6];IF([.E312]-(([.B312]*[.$G$3])/100)&lt;0;((([.E312]*100)/[.$G$3])*[.$G$2])/100;0);([.$G$2]*([.B312]/2))/100);2)" office:value-type="float" office:value="0" calcext:value-type="float">
            <text:p>0,00</text:p>
          </table:table-cell>
          <table:table-cell table:formula="of:=ROUND(IF([.E312]&gt;[.$F$6];IF([.E312]-(([.B312]*[.$G$3])/100)&lt;0;[.E312];([.$G$3]*[.B312])/100);([.$G$3]*([.B312]/2))/100) ;2)" office:value-type="float" office:value="10.08" calcext:value-type="float">
            <text:p>10,08</text:p>
          </table:table-cell>
          <table:table-cell table:formula="of:=[.D312]-[.F312]" office:value-type="float" office:value="39.12" calcext:value-type="float">
            <text:p>39,12</text:p>
          </table:table-cell>
          <table:table-cell table:formula="of:=[.E312]-[.G312]" office:value-type="float" office:value="19.92" calcext:value-type="float">
            <text:p>19,92</text:p>
          </table:table-cell>
          <table:table-cell table:formula="of:=IF([.C312]=[.$L$6];IF([.H312]&lt;[.$N$6];[.$F$2];0);0)" office:value-type="float" office:value="0" calcext:value-type="float">
            <text:p>0,00</text:p>
          </table:table-cell>
          <table:table-cell table:formula="of:=IF([.I312]&lt;5;[.$F$3];0)" office:value-type="float" office:value="0" calcext:value-type="float">
            <text:p>0,00</text:p>
          </table:table-cell>
          <table:table-cell table:formula="of:=IF([.J312]=0;[.H312];[.J312])" office:value-type="float" office:value="39.12" calcext:value-type="float">
            <text:p>39,12</text:p>
          </table:table-cell>
          <table:table-cell table:formula="of:=IF([.K312]=0;[.I312];[.K312])" office:value-type="float" office:value="19.92" calcext:value-type="float">
            <text:p>19,92</text:p>
          </table:table-cell>
          <table:table-cell table:formula="of:=ROUND([.F312]*[.$S$5]+[.G312]*[.$S$4];2)" office:value-type="currency" office:currency="PLN" office:value="23.08" calcext:value-type="currency">
            <text:p>23,08 zł</text:p>
          </table:table-cell>
          <table:table-cell/>
          <table:table-cell table:formula="of:=ROUND([.B312]*[.$G$2]/100;2)" office:value-type="float" office:value="6.72" calcext:value-type="float">
            <text:p>6,72</text:p>
          </table:table-cell>
          <table:table-cell table:formula="of:=ROUND([.P312]*[.$S$5];2)" office:value-type="currency" office:currency="PLN" office:value="33.53" calcext:value-type="currency">
            <text:p>33,53 zł</text:p>
          </table:table-cell>
          <table:table-cell table:number-columns-repeated="1007"/>
        </table:table-row>
        <table:table-row table:style-name="ro2">
          <table:table-cell office:value-type="date" office:date-value="2014-10-29" calcext:value-type="date">
            <text:p>29.10.2014</text:p>
          </table:table-cell>
          <table:table-cell office:value-type="float" office:value="99" calcext:value-type="float">
            <text:p>99</text:p>
          </table:table-cell>
          <table:table-cell table:formula="of:=LOOKUP(WEEKDAY([.A313];2);[.$B$1:.$B$7];[.$C$1:.$C$7])" office:value-type="string" office:string-value="środa" calcext:value-type="string">
            <text:p>środa</text:p>
          </table:table-cell>
          <table:table-cell table:formula="of:=[.L312]" office:value-type="float" office:value="39.12" calcext:value-type="float">
            <text:p>39,12</text:p>
          </table:table-cell>
          <table:table-cell table:formula="of:=[.M312]" office:value-type="float" office:value="19.92" calcext:value-type="float">
            <text:p>19,92</text:p>
          </table:table-cell>
          <table:table-cell table:formula="of:=ROUND(IF([.E313]&gt;[.$F$6];IF([.E313]-(([.B313]*[.$G$3])/100)&lt;0;((([.E313]*100)/[.$G$3])*[.$G$2])/100;0);([.$G$2]*([.B313]/2))/100);2)" office:value-type="float" office:value="0" calcext:value-type="float">
            <text:p>0,00</text:p>
          </table:table-cell>
          <table:table-cell table:formula="of:=ROUND(IF([.E313]&gt;[.$F$6];IF([.E313]-(([.B313]*[.$G$3])/100)&lt;0;[.E313];([.$G$3]*[.B313])/100);([.$G$3]*([.B313]/2))/100) ;2)" office:value-type="float" office:value="8.91" calcext:value-type="float">
            <text:p>8,91</text:p>
          </table:table-cell>
          <table:table-cell table:formula="of:=[.D313]-[.F313]" office:value-type="float" office:value="39.12" calcext:value-type="float">
            <text:p>39,12</text:p>
          </table:table-cell>
          <table:table-cell table:formula="of:=[.E313]-[.G313]" office:value-type="float" office:value="11.01" calcext:value-type="float">
            <text:p>11,01</text:p>
          </table:table-cell>
          <table:table-cell table:formula="of:=IF([.C313]=[.$L$6];IF([.H313]&lt;[.$N$6];[.$F$2];0);0)" office:value-type="float" office:value="0" calcext:value-type="float">
            <text:p>0,00</text:p>
          </table:table-cell>
          <table:table-cell table:formula="of:=IF([.I313]&lt;5;[.$F$3];0)" office:value-type="float" office:value="0" calcext:value-type="float">
            <text:p>0,00</text:p>
          </table:table-cell>
          <table:table-cell table:formula="of:=IF([.J313]=0;[.H313];[.J313])" office:value-type="float" office:value="39.12" calcext:value-type="float">
            <text:p>39,12</text:p>
          </table:table-cell>
          <table:table-cell table:formula="of:=IF([.K313]=0;[.I313];[.K313])" office:value-type="float" office:value="11.01" calcext:value-type="float">
            <text:p>11,01</text:p>
          </table:table-cell>
          <table:table-cell table:formula="of:=ROUND([.F313]*[.$S$5]+[.G313]*[.$S$4];2)" office:value-type="currency" office:currency="PLN" office:value="20.4" calcext:value-type="currency">
            <text:p>20,40 zł</text:p>
          </table:table-cell>
          <table:table-cell/>
          <table:table-cell table:formula="of:=ROUND([.B313]*[.$G$2]/100;2)" office:value-type="float" office:value="5.94" calcext:value-type="float">
            <text:p>5,94</text:p>
          </table:table-cell>
          <table:table-cell table:formula="of:=ROUND([.P313]*[.$S$5];2)" office:value-type="currency" office:currency="PLN" office:value="29.64" calcext:value-type="currency">
            <text:p>29,64 zł</text:p>
          </table:table-cell>
          <table:table-cell table:number-columns-repeated="1007"/>
        </table:table-row>
        <table:table-row table:style-name="ro2">
          <table:table-cell office:value-type="date" office:date-value="2014-10-30" calcext:value-type="date">
            <text:p>30.10.2014</text:p>
          </table:table-cell>
          <table:table-cell office:value-type="float" office:value="60" calcext:value-type="float">
            <text:p>60</text:p>
          </table:table-cell>
          <table:table-cell table:formula="of:=LOOKUP(WEEKDAY([.A314];2);[.$B$1:.$B$7];[.$C$1:.$C$7])" office:value-type="string" office:string-value="czwartek" calcext:value-type="string">
            <text:p>czwartek</text:p>
          </table:table-cell>
          <table:table-cell table:formula="of:=[.L313]" office:value-type="float" office:value="39.12" calcext:value-type="float">
            <text:p>39,12</text:p>
          </table:table-cell>
          <table:table-cell table:formula="of:=[.M313]" office:value-type="float" office:value="11.01" calcext:value-type="float">
            <text:p>11,01</text:p>
          </table:table-cell>
          <table:table-cell table:formula="of:=ROUND(IF([.E314]&gt;[.$F$6];IF([.E314]-(([.B314]*[.$G$3])/100)&lt;0;((([.E314]*100)/[.$G$3])*[.$G$2])/100;0);([.$G$2]*([.B314]/2))/100);2)" office:value-type="float" office:value="1.8" calcext:value-type="float">
            <text:p>1,80</text:p>
          </table:table-cell>
          <table:table-cell table:formula="of:=ROUND(IF([.E314]&gt;[.$F$6];IF([.E314]-(([.B314]*[.$G$3])/100)&lt;0;[.E314];([.$G$3]*[.B314])/100);([.$G$3]*([.B314]/2))/100) ;2)" office:value-type="float" office:value="2.7" calcext:value-type="float">
            <text:p>2,70</text:p>
          </table:table-cell>
          <table:table-cell table:formula="of:=[.D314]-[.F314]" office:value-type="float" office:value="37.32" calcext:value-type="float">
            <text:p>37,32</text:p>
          </table:table-cell>
          <table:table-cell table:formula="of:=[.E314]-[.G314]" office:value-type="float" office:value="8.31" calcext:value-type="float">
            <text:p>8,31</text:p>
          </table:table-cell>
          <table:table-cell table:formula="of:=IF([.C314]=[.$L$6];IF([.H314]&lt;[.$N$6];[.$F$2];0);0)" office:value-type="float" office:value="45" calcext:value-type="float">
            <text:p>45,00</text:p>
          </table:table-cell>
          <table:table-cell table:formula="of:=IF([.I314]&lt;5;[.$F$3];0)" office:value-type="float" office:value="0" calcext:value-type="float">
            <text:p>0,00</text:p>
          </table:table-cell>
          <table:table-cell table:formula="of:=IF([.J314]=0;[.H314];[.J314])" office:value-type="float" office:value="45" calcext:value-type="float">
            <text:p>45,00</text:p>
          </table:table-cell>
          <table:table-cell table:formula="of:=IF([.K314]=0;[.I314];[.K314])" office:value-type="float" office:value="8.31" calcext:value-type="float">
            <text:p>8,31</text:p>
          </table:table-cell>
          <table:table-cell table:formula="of:=ROUND([.F314]*[.$S$5]+[.G314]*[.$S$4];2)" office:value-type="currency" office:currency="PLN" office:value="15.17" calcext:value-type="currency">
            <text:p>15,17 zł</text:p>
          </table:table-cell>
          <table:table-cell/>
          <table:table-cell table:formula="of:=ROUND([.B314]*[.$G$2]/100;2)" office:value-type="float" office:value="3.6" calcext:value-type="float">
            <text:p>3,6</text:p>
          </table:table-cell>
          <table:table-cell table:formula="of:=ROUND([.P314]*[.$S$5];2)" office:value-type="currency" office:currency="PLN" office:value="17.96" calcext:value-type="currency">
            <text:p>17,96 zł</text:p>
          </table:table-cell>
          <table:table-cell table:number-columns-repeated="1007"/>
        </table:table-row>
        <table:table-row table:style-name="ro2">
          <table:table-cell office:value-type="date" office:date-value="2014-10-31" calcext:value-type="date">
            <text:p>31.10.2014</text:p>
          </table:table-cell>
          <table:table-cell office:value-type="float" office:value="118" calcext:value-type="float">
            <text:p>118</text:p>
          </table:table-cell>
          <table:table-cell table:formula="of:=LOOKUP(WEEKDAY([.A315];2);[.$B$1:.$B$7];[.$C$1:.$C$7])" office:value-type="string" office:string-value="piątek" calcext:value-type="string">
            <text:p>piątek</text:p>
          </table:table-cell>
          <table:table-cell table:formula="of:=[.L314]" office:value-type="float" office:value="45" calcext:value-type="float">
            <text:p>45,00</text:p>
          </table:table-cell>
          <table:table-cell table:formula="of:=[.M314]" office:value-type="float" office:value="8.31" calcext:value-type="float">
            <text:p>8,31</text:p>
          </table:table-cell>
          <table:table-cell table:formula="of:=ROUND(IF([.E315]&gt;[.$F$6];IF([.E315]-(([.B315]*[.$G$3])/100)&lt;0;((([.E315]*100)/[.$G$3])*[.$G$2])/100;0);([.$G$2]*([.B315]/2))/100);2)" office:value-type="float" office:value="3.54" calcext:value-type="float">
            <text:p>3,54</text:p>
          </table:table-cell>
          <table:table-cell table:formula="of:=ROUND(IF([.E315]&gt;[.$F$6];IF([.E315]-(([.B315]*[.$G$3])/100)&lt;0;[.E315];([.$G$3]*[.B315])/100);([.$G$3]*([.B315]/2))/100) ;2)" office:value-type="float" office:value="5.31" calcext:value-type="float">
            <text:p>5,31</text:p>
          </table:table-cell>
          <table:table-cell table:formula="of:=[.D315]-[.F315]" office:value-type="float" office:value="41.46" calcext:value-type="float">
            <text:p>41,46</text:p>
          </table:table-cell>
          <table:table-cell table:formula="of:=[.E315]-[.G315]" office:value-type="float" office:value="3" calcext:value-type="float">
            <text:p>3,00</text:p>
          </table:table-cell>
          <table:table-cell table:formula="of:=IF([.C315]=[.$L$6];IF([.H315]&lt;[.$N$6];[.$F$2];0);0)" office:value-type="float" office:value="0" calcext:value-type="float">
            <text:p>0,00</text:p>
          </table:table-cell>
          <table:table-cell table:formula="of:=IF([.I315]&lt;5;[.$F$3];0)" office:value-type="float" office:value="30" calcext:value-type="float">
            <text:p>30,00</text:p>
          </table:table-cell>
          <table:table-cell table:formula="of:=IF([.J315]=0;[.H315];[.J315])" office:value-type="float" office:value="41.46" calcext:value-type="float">
            <text:p>41,46</text:p>
          </table:table-cell>
          <table:table-cell table:formula="of:=IF([.K315]=0;[.I315];[.K315])" office:value-type="float" office:value="30" calcext:value-type="float">
            <text:p>30,00</text:p>
          </table:table-cell>
          <table:table-cell table:formula="of:=ROUND([.F315]*[.$S$5]+[.G315]*[.$S$4];2)" office:value-type="currency" office:currency="PLN" office:value="29.82" calcext:value-type="currency">
            <text:p>29,82 zł</text:p>
          </table:table-cell>
          <table:table-cell/>
          <table:table-cell table:formula="of:=ROUND([.B315]*[.$G$2]/100;2)" office:value-type="float" office:value="7.08" calcext:value-type="float">
            <text:p>7,08</text:p>
          </table:table-cell>
          <table:table-cell table:formula="of:=ROUND([.P315]*[.$S$5];2)" office:value-type="currency" office:currency="PLN" office:value="35.33" calcext:value-type="currency">
            <text:p>35,33 zł</text:p>
          </table:table-cell>
          <table:table-cell table:number-columns-repeated="1007"/>
        </table:table-row>
        <table:table-row table:style-name="ro2">
          <table:table-cell office:value-type="date" office:date-value="2014-11-01" calcext:value-type="date">
            <text:p>1.11.2014</text:p>
          </table:table-cell>
          <table:table-cell office:value-type="float" office:value="55" calcext:value-type="float">
            <text:p>55</text:p>
          </table:table-cell>
          <table:table-cell table:formula="of:=LOOKUP(WEEKDAY([.A316];2);[.$B$1:.$B$7];[.$C$1:.$C$7])" office:value-type="string" office:string-value="sobota" calcext:value-type="string">
            <text:p>sobota</text:p>
          </table:table-cell>
          <table:table-cell table:formula="of:=[.L315]" office:value-type="float" office:value="41.46" calcext:value-type="float">
            <text:p>41,46</text:p>
          </table:table-cell>
          <table:table-cell table:formula="of:=[.M315]" office:value-type="float" office:value="30" calcext:value-type="float">
            <text:p>30,00</text:p>
          </table:table-cell>
          <table:table-cell table:formula="of:=ROUND(IF([.E316]&gt;[.$F$6];IF([.E316]-(([.B316]*[.$G$3])/100)&lt;0;((([.E316]*100)/[.$G$3])*[.$G$2])/100;0);([.$G$2]*([.B316]/2))/100);2)" office:value-type="float" office:value="0" calcext:value-type="float">
            <text:p>0,00</text:p>
          </table:table-cell>
          <table:table-cell table:formula="of:=ROUND(IF([.E316]&gt;[.$F$6];IF([.E316]-(([.B316]*[.$G$3])/100)&lt;0;[.E316];([.$G$3]*[.B316])/100);([.$G$3]*([.B316]/2))/100) ;2)" office:value-type="float" office:value="4.95" calcext:value-type="float">
            <text:p>4,95</text:p>
          </table:table-cell>
          <table:table-cell table:formula="of:=[.D316]-[.F316]" office:value-type="float" office:value="41.46" calcext:value-type="float">
            <text:p>41,46</text:p>
          </table:table-cell>
          <table:table-cell table:formula="of:=[.E316]-[.G316]" office:value-type="float" office:value="25.05" calcext:value-type="float">
            <text:p>25,05</text:p>
          </table:table-cell>
          <table:table-cell table:formula="of:=IF([.C316]=[.$L$6];IF([.H316]&lt;[.$N$6];[.$F$2];0);0)" office:value-type="float" office:value="0" calcext:value-type="float">
            <text:p>0,00</text:p>
          </table:table-cell>
          <table:table-cell table:formula="of:=IF([.I316]&lt;5;[.$F$3];0)" office:value-type="float" office:value="0" calcext:value-type="float">
            <text:p>0,00</text:p>
          </table:table-cell>
          <table:table-cell table:formula="of:=IF([.J316]=0;[.H316];[.J316])" office:value-type="float" office:value="41.46" calcext:value-type="float">
            <text:p>41,46</text:p>
          </table:table-cell>
          <table:table-cell table:formula="of:=IF([.K316]=0;[.I316];[.K316])" office:value-type="float" office:value="25.05" calcext:value-type="float">
            <text:p>25,05</text:p>
          </table:table-cell>
          <table:table-cell table:formula="of:=ROUND([.F316]*[.$S$5]+[.G316]*[.$S$4];2)" office:value-type="currency" office:currency="PLN" office:value="11.34" calcext:value-type="currency">
            <text:p>11,34 zł</text:p>
          </table:table-cell>
          <table:table-cell/>
          <table:table-cell table:formula="of:=ROUND([.B316]*[.$G$2]/100;2)" office:value-type="float" office:value="3.3" calcext:value-type="float">
            <text:p>3,3</text:p>
          </table:table-cell>
          <table:table-cell table:formula="of:=ROUND([.P316]*[.$S$5];2)" office:value-type="currency" office:currency="PLN" office:value="16.47" calcext:value-type="currency">
            <text:p>16,47 zł</text:p>
          </table:table-cell>
          <table:table-cell table:number-columns-repeated="1007"/>
        </table:table-row>
        <table:table-row table:style-name="ro2">
          <table:table-cell office:value-type="date" office:date-value="2014-11-02" calcext:value-type="date">
            <text:p>2.11.2014</text:p>
          </table:table-cell>
          <table:table-cell office:value-type="float" office:value="133" calcext:value-type="float">
            <text:p>133</text:p>
          </table:table-cell>
          <table:table-cell table:formula="of:=LOOKUP(WEEKDAY([.A317];2);[.$B$1:.$B$7];[.$C$1:.$C$7])" office:value-type="string" office:string-value="niedziela" calcext:value-type="string">
            <text:p>niedziela</text:p>
          </table:table-cell>
          <table:table-cell table:formula="of:=[.L316]" office:value-type="float" office:value="41.46" calcext:value-type="float">
            <text:p>41,46</text:p>
          </table:table-cell>
          <table:table-cell table:formula="of:=[.M316]" office:value-type="float" office:value="25.05" calcext:value-type="float">
            <text:p>25,05</text:p>
          </table:table-cell>
          <table:table-cell table:formula="of:=ROUND(IF([.E317]&gt;[.$F$6];IF([.E317]-(([.B317]*[.$G$3])/100)&lt;0;((([.E317]*100)/[.$G$3])*[.$G$2])/100;0);([.$G$2]*([.B317]/2))/100);2)" office:value-type="float" office:value="0" calcext:value-type="float">
            <text:p>0,00</text:p>
          </table:table-cell>
          <table:table-cell table:formula="of:=ROUND(IF([.E317]&gt;[.$F$6];IF([.E317]-(([.B317]*[.$G$3])/100)&lt;0;[.E317];([.$G$3]*[.B317])/100);([.$G$3]*([.B317]/2))/100) ;2)" office:value-type="float" office:value="11.97" calcext:value-type="float">
            <text:p>11,97</text:p>
          </table:table-cell>
          <table:table-cell table:formula="of:=[.D317]-[.F317]" office:value-type="float" office:value="41.46" calcext:value-type="float">
            <text:p>41,46</text:p>
          </table:table-cell>
          <table:table-cell table:formula="of:=[.E317]-[.G317]" office:value-type="float" office:value="13.08" calcext:value-type="float">
            <text:p>13,08</text:p>
          </table:table-cell>
          <table:table-cell table:formula="of:=IF([.C317]=[.$L$6];IF([.H317]&lt;[.$N$6];[.$F$2];0);0)" office:value-type="float" office:value="0" calcext:value-type="float">
            <text:p>0,00</text:p>
          </table:table-cell>
          <table:table-cell table:formula="of:=IF([.I317]&lt;5;[.$F$3];0)" office:value-type="float" office:value="0" calcext:value-type="float">
            <text:p>0,00</text:p>
          </table:table-cell>
          <table:table-cell table:formula="of:=IF([.J317]=0;[.H317];[.J317])" office:value-type="float" office:value="41.46" calcext:value-type="float">
            <text:p>41,46</text:p>
          </table:table-cell>
          <table:table-cell table:formula="of:=IF([.K317]=0;[.I317];[.K317])" office:value-type="float" office:value="13.08" calcext:value-type="float">
            <text:p>13,08</text:p>
          </table:table-cell>
          <table:table-cell table:formula="of:=ROUND([.F317]*[.$S$5]+[.G317]*[.$S$4];2)" office:value-type="currency" office:currency="PLN" office:value="27.41" calcext:value-type="currency">
            <text:p>27,41 zł</text:p>
          </table:table-cell>
          <table:table-cell/>
          <table:table-cell table:formula="of:=ROUND([.B317]*[.$G$2]/100;2)" office:value-type="float" office:value="7.98" calcext:value-type="float">
            <text:p>7,98</text:p>
          </table:table-cell>
          <table:table-cell table:formula="of:=ROUND([.P317]*[.$S$5];2)" office:value-type="currency" office:currency="PLN" office:value="39.82" calcext:value-type="currency">
            <text:p>39,82 zł</text:p>
          </table:table-cell>
          <table:table-cell table:number-columns-repeated="1007"/>
        </table:table-row>
        <table:table-row table:style-name="ro2">
          <table:table-cell office:value-type="date" office:date-value="2014-11-03" calcext:value-type="date">
            <text:p>3.11.2014</text:p>
          </table:table-cell>
          <table:table-cell office:value-type="float" office:value="110" calcext:value-type="float">
            <text:p>110</text:p>
          </table:table-cell>
          <table:table-cell table:formula="of:=LOOKUP(WEEKDAY([.A318];2);[.$B$1:.$B$7];[.$C$1:.$C$7])" office:value-type="string" office:string-value="poniedziałek" calcext:value-type="string">
            <text:p>poniedziałek</text:p>
          </table:table-cell>
          <table:table-cell table:formula="of:=[.L317]" office:value-type="float" office:value="41.46" calcext:value-type="float">
            <text:p>41,46</text:p>
          </table:table-cell>
          <table:table-cell table:formula="of:=[.M317]" office:value-type="float" office:value="13.08" calcext:value-type="float">
            <text:p>13,08</text:p>
          </table:table-cell>
          <table:table-cell table:formula="of:=ROUND(IF([.E318]&gt;[.$F$6];IF([.E318]-(([.B318]*[.$G$3])/100)&lt;0;((([.E318]*100)/[.$G$3])*[.$G$2])/100;0);([.$G$2]*([.B318]/2))/100);2)" office:value-type="float" office:value="3.3" calcext:value-type="float">
            <text:p>3,30</text:p>
          </table:table-cell>
          <table:table-cell table:formula="of:=ROUND(IF([.E318]&gt;[.$F$6];IF([.E318]-(([.B318]*[.$G$3])/100)&lt;0;[.E318];([.$G$3]*[.B318])/100);([.$G$3]*([.B318]/2))/100) ;2)" office:value-type="float" office:value="4.95" calcext:value-type="float">
            <text:p>4,95</text:p>
          </table:table-cell>
          <table:table-cell table:formula="of:=[.D318]-[.F318]" office:value-type="float" office:value="38.16" calcext:value-type="float">
            <text:p>38,16</text:p>
          </table:table-cell>
          <table:table-cell table:formula="of:=[.E318]-[.G318]" office:value-type="float" office:value="8.13" calcext:value-type="float">
            <text:p>8,13</text:p>
          </table:table-cell>
          <table:table-cell table:formula="of:=IF([.C318]=[.$L$6];IF([.H318]&lt;[.$N$6];[.$F$2];0);0)" office:value-type="float" office:value="0" calcext:value-type="float">
            <text:p>0,00</text:p>
          </table:table-cell>
          <table:table-cell table:formula="of:=IF([.I318]&lt;5;[.$F$3];0)" office:value-type="float" office:value="0" calcext:value-type="float">
            <text:p>0,00</text:p>
          </table:table-cell>
          <table:table-cell table:formula="of:=IF([.J318]=0;[.H318];[.J318])" office:value-type="float" office:value="38.16" calcext:value-type="float">
            <text:p>38,16</text:p>
          </table:table-cell>
          <table:table-cell table:formula="of:=IF([.K318]=0;[.I318];[.K318])" office:value-type="float" office:value="8.13" calcext:value-type="float">
            <text:p>8,13</text:p>
          </table:table-cell>
          <table:table-cell table:formula="of:=ROUND([.F318]*[.$S$5]+[.G318]*[.$S$4];2)" office:value-type="currency" office:currency="PLN" office:value="27.8" calcext:value-type="currency">
            <text:p>27,80 zł</text:p>
          </table:table-cell>
          <table:table-cell/>
          <table:table-cell table:formula="of:=ROUND([.B318]*[.$G$2]/100;2)" office:value-type="float" office:value="6.6" calcext:value-type="float">
            <text:p>6,6</text:p>
          </table:table-cell>
          <table:table-cell table:formula="of:=ROUND([.P318]*[.$S$5];2)" office:value-type="currency" office:currency="PLN" office:value="32.93" calcext:value-type="currency">
            <text:p>32,93 zł</text:p>
          </table:table-cell>
          <table:table-cell table:number-columns-repeated="1007"/>
        </table:table-row>
        <table:table-row table:style-name="ro2">
          <table:table-cell office:value-type="date" office:date-value="2014-11-04" calcext:value-type="date">
            <text:p>4.11.2014</text:p>
          </table:table-cell>
          <table:table-cell office:value-type="float" office:value="145" calcext:value-type="float">
            <text:p>145</text:p>
          </table:table-cell>
          <table:table-cell table:formula="of:=LOOKUP(WEEKDAY([.A319];2);[.$B$1:.$B$7];[.$C$1:.$C$7])" office:value-type="string" office:string-value="wtorek" calcext:value-type="string">
            <text:p>wtorek</text:p>
          </table:table-cell>
          <table:table-cell table:formula="of:=[.L318]" office:value-type="float" office:value="38.16" calcext:value-type="float">
            <text:p>38,16</text:p>
          </table:table-cell>
          <table:table-cell table:formula="of:=[.M318]" office:value-type="float" office:value="8.13" calcext:value-type="float">
            <text:p>8,13</text:p>
          </table:table-cell>
          <table:table-cell table:formula="of:=ROUND(IF([.E319]&gt;[.$F$6];IF([.E319]-(([.B319]*[.$G$3])/100)&lt;0;((([.E319]*100)/[.$G$3])*[.$G$2])/100;0);([.$G$2]*([.B319]/2))/100);2)" office:value-type="float" office:value="4.35" calcext:value-type="float">
            <text:p>4,35</text:p>
          </table:table-cell>
          <table:table-cell table:formula="of:=ROUND(IF([.E319]&gt;[.$F$6];IF([.E319]-(([.B319]*[.$G$3])/100)&lt;0;[.E319];([.$G$3]*[.B319])/100);([.$G$3]*([.B319]/2))/100) ;2)" office:value-type="float" office:value="6.53" calcext:value-type="float">
            <text:p>6,53</text:p>
          </table:table-cell>
          <table:table-cell table:formula="of:=[.D319]-[.F319]" office:value-type="float" office:value="33.81" calcext:value-type="float">
            <text:p>33,81</text:p>
          </table:table-cell>
          <table:table-cell table:formula="of:=[.E319]-[.G319]" office:value-type="float" office:value="1.6" calcext:value-type="float">
            <text:p>1,60</text:p>
          </table:table-cell>
          <table:table-cell table:formula="of:=IF([.C319]=[.$L$6];IF([.H319]&lt;[.$N$6];[.$F$2];0);0)" office:value-type="float" office:value="0" calcext:value-type="float">
            <text:p>0,00</text:p>
          </table:table-cell>
          <table:table-cell table:formula="of:=IF([.I319]&lt;5;[.$F$3];0)" office:value-type="float" office:value="30" calcext:value-type="float">
            <text:p>30,00</text:p>
          </table:table-cell>
          <table:table-cell table:formula="of:=IF([.J319]=0;[.H319];[.J319])" office:value-type="float" office:value="33.81" calcext:value-type="float">
            <text:p>33,81</text:p>
          </table:table-cell>
          <table:table-cell table:formula="of:=IF([.K319]=0;[.I319];[.K319])" office:value-type="float" office:value="30" calcext:value-type="float">
            <text:p>30,00</text:p>
          </table:table-cell>
          <table:table-cell table:formula="of:=ROUND([.F319]*[.$S$5]+[.G319]*[.$S$4];2)" office:value-type="currency" office:currency="PLN" office:value="36.66" calcext:value-type="currency">
            <text:p>36,66 zł</text:p>
          </table:table-cell>
          <table:table-cell/>
          <table:table-cell table:formula="of:=ROUND([.B319]*[.$G$2]/100;2)" office:value-type="float" office:value="8.7" calcext:value-type="float">
            <text:p>8,7</text:p>
          </table:table-cell>
          <table:table-cell table:formula="of:=ROUND([.P319]*[.$S$5];2)" office:value-type="currency" office:currency="PLN" office:value="43.41" calcext:value-type="currency">
            <text:p>43,41 zł</text:p>
          </table:table-cell>
          <table:table-cell table:number-columns-repeated="1007"/>
        </table:table-row>
        <table:table-row table:style-name="ro2">
          <table:table-cell office:value-type="date" office:date-value="2014-11-05" calcext:value-type="date">
            <text:p>5.11.2014</text:p>
          </table:table-cell>
          <table:table-cell office:value-type="float" office:value="125" calcext:value-type="float">
            <text:p>125</text:p>
          </table:table-cell>
          <table:table-cell table:formula="of:=LOOKUP(WEEKDAY([.A320];2);[.$B$1:.$B$7];[.$C$1:.$C$7])" office:value-type="string" office:string-value="środa" calcext:value-type="string">
            <text:p>środa</text:p>
          </table:table-cell>
          <table:table-cell table:formula="of:=[.L319]" office:value-type="float" office:value="33.81" calcext:value-type="float">
            <text:p>33,81</text:p>
          </table:table-cell>
          <table:table-cell table:formula="of:=[.M319]" office:value-type="float" office:value="30" calcext:value-type="float">
            <text:p>30,00</text:p>
          </table:table-cell>
          <table:table-cell table:formula="of:=ROUND(IF([.E320]&gt;[.$F$6];IF([.E320]-(([.B320]*[.$G$3])/100)&lt;0;((([.E320]*100)/[.$G$3])*[.$G$2])/100;0);([.$G$2]*([.B320]/2))/100);2)" office:value-type="float" office:value="0" calcext:value-type="float">
            <text:p>0,00</text:p>
          </table:table-cell>
          <table:table-cell table:formula="of:=ROUND(IF([.E320]&gt;[.$F$6];IF([.E320]-(([.B320]*[.$G$3])/100)&lt;0;[.E320];([.$G$3]*[.B320])/100);([.$G$3]*([.B320]/2))/100) ;2)" office:value-type="float" office:value="11.25" calcext:value-type="float">
            <text:p>11,25</text:p>
          </table:table-cell>
          <table:table-cell table:formula="of:=[.D320]-[.F320]" office:value-type="float" office:value="33.81" calcext:value-type="float">
            <text:p>33,81</text:p>
          </table:table-cell>
          <table:table-cell table:formula="of:=[.E320]-[.G320]" office:value-type="float" office:value="18.75" calcext:value-type="float">
            <text:p>18,75</text:p>
          </table:table-cell>
          <table:table-cell table:formula="of:=IF([.C320]=[.$L$6];IF([.H320]&lt;[.$N$6];[.$F$2];0);0)" office:value-type="float" office:value="0" calcext:value-type="float">
            <text:p>0,00</text:p>
          </table:table-cell>
          <table:table-cell table:formula="of:=IF([.I320]&lt;5;[.$F$3];0)" office:value-type="float" office:value="0" calcext:value-type="float">
            <text:p>0,00</text:p>
          </table:table-cell>
          <table:table-cell table:formula="of:=IF([.J320]=0;[.H320];[.J320])" office:value-type="float" office:value="33.81" calcext:value-type="float">
            <text:p>33,81</text:p>
          </table:table-cell>
          <table:table-cell table:formula="of:=IF([.K320]=0;[.I320];[.K320])" office:value-type="float" office:value="18.75" calcext:value-type="float">
            <text:p>18,75</text:p>
          </table:table-cell>
          <table:table-cell table:formula="of:=ROUND([.F320]*[.$S$5]+[.G320]*[.$S$4];2)" office:value-type="currency" office:currency="PLN" office:value="25.76" calcext:value-type="currency">
            <text:p>25,76 zł</text:p>
          </table:table-cell>
          <table:table-cell/>
          <table:table-cell table:formula="of:=ROUND([.B320]*[.$G$2]/100;2)" office:value-type="float" office:value="7.5" calcext:value-type="float">
            <text:p>7,5</text:p>
          </table:table-cell>
          <table:table-cell table:formula="of:=ROUND([.P320]*[.$S$5];2)" office:value-type="currency" office:currency="PLN" office:value="37.43" calcext:value-type="currency">
            <text:p>37,43 zł</text:p>
          </table:table-cell>
          <table:table-cell table:number-columns-repeated="1007"/>
        </table:table-row>
        <table:table-row table:style-name="ro2">
          <table:table-cell office:value-type="date" office:date-value="2014-11-06" calcext:value-type="date">
            <text:p>6.11.2014</text:p>
          </table:table-cell>
          <table:table-cell office:value-type="float" office:value="103" calcext:value-type="float">
            <text:p>103</text:p>
          </table:table-cell>
          <table:table-cell table:formula="of:=LOOKUP(WEEKDAY([.A321];2);[.$B$1:.$B$7];[.$C$1:.$C$7])" office:value-type="string" office:string-value="czwartek" calcext:value-type="string">
            <text:p>czwartek</text:p>
          </table:table-cell>
          <table:table-cell table:formula="of:=[.L320]" office:value-type="float" office:value="33.81" calcext:value-type="float">
            <text:p>33,81</text:p>
          </table:table-cell>
          <table:table-cell table:formula="of:=[.M320]" office:value-type="float" office:value="18.75" calcext:value-type="float">
            <text:p>18,75</text:p>
          </table:table-cell>
          <table:table-cell table:formula="of:=ROUND(IF([.E321]&gt;[.$F$6];IF([.E321]-(([.B321]*[.$G$3])/100)&lt;0;((([.E321]*100)/[.$G$3])*[.$G$2])/100;0);([.$G$2]*([.B321]/2))/100);2)" office:value-type="float" office:value="0" calcext:value-type="float">
            <text:p>0,00</text:p>
          </table:table-cell>
          <table:table-cell table:formula="of:=ROUND(IF([.E321]&gt;[.$F$6];IF([.E321]-(([.B321]*[.$G$3])/100)&lt;0;[.E321];([.$G$3]*[.B321])/100);([.$G$3]*([.B321]/2))/100) ;2)" office:value-type="float" office:value="9.27" calcext:value-type="float">
            <text:p>9,27</text:p>
          </table:table-cell>
          <table:table-cell table:formula="of:=[.D321]-[.F321]" office:value-type="float" office:value="33.81" calcext:value-type="float">
            <text:p>33,81</text:p>
          </table:table-cell>
          <table:table-cell table:formula="of:=[.E321]-[.G321]" office:value-type="float" office:value="9.48" calcext:value-type="float">
            <text:p>9,48</text:p>
          </table:table-cell>
          <table:table-cell table:formula="of:=IF([.C321]=[.$L$6];IF([.H321]&lt;[.$N$6];[.$F$2];0);0)" office:value-type="float" office:value="45" calcext:value-type="float">
            <text:p>45,00</text:p>
          </table:table-cell>
          <table:table-cell table:formula="of:=IF([.I321]&lt;5;[.$F$3];0)" office:value-type="float" office:value="0" calcext:value-type="float">
            <text:p>0,00</text:p>
          </table:table-cell>
          <table:table-cell table:formula="of:=IF([.J321]=0;[.H321];[.J321])" office:value-type="float" office:value="45" calcext:value-type="float">
            <text:p>45,00</text:p>
          </table:table-cell>
          <table:table-cell table:formula="of:=IF([.K321]=0;[.I321];[.K321])" office:value-type="float" office:value="9.48" calcext:value-type="float">
            <text:p>9,48</text:p>
          </table:table-cell>
          <table:table-cell table:formula="of:=ROUND([.F321]*[.$S$5]+[.G321]*[.$S$4];2)" office:value-type="currency" office:currency="PLN" office:value="21.23" calcext:value-type="currency">
            <text:p>21,23 zł</text:p>
          </table:table-cell>
          <table:table-cell/>
          <table:table-cell table:formula="of:=ROUND([.B321]*[.$G$2]/100;2)" office:value-type="float" office:value="6.18" calcext:value-type="float">
            <text:p>6,18</text:p>
          </table:table-cell>
          <table:table-cell table:formula="of:=ROUND([.P321]*[.$S$5];2)" office:value-type="currency" office:currency="PLN" office:value="30.84" calcext:value-type="currency">
            <text:p>30,84 zł</text:p>
          </table:table-cell>
          <table:table-cell table:number-columns-repeated="1007"/>
        </table:table-row>
        <table:table-row table:style-name="ro2">
          <table:table-cell office:value-type="date" office:date-value="2014-11-07" calcext:value-type="date">
            <text:p>7.11.2014</text:p>
          </table:table-cell>
          <table:table-cell office:value-type="float" office:value="143" calcext:value-type="float">
            <text:p>143</text:p>
          </table:table-cell>
          <table:table-cell table:formula="of:=LOOKUP(WEEKDAY([.A322];2);[.$B$1:.$B$7];[.$C$1:.$C$7])" office:value-type="string" office:string-value="piątek" calcext:value-type="string">
            <text:p>piątek</text:p>
          </table:table-cell>
          <table:table-cell table:formula="of:=[.L321]" office:value-type="float" office:value="45" calcext:value-type="float">
            <text:p>45,00</text:p>
          </table:table-cell>
          <table:table-cell table:formula="of:=[.M321]" office:value-type="float" office:value="9.48" calcext:value-type="float">
            <text:p>9,48</text:p>
          </table:table-cell>
          <table:table-cell table:formula="of:=ROUND(IF([.E322]&gt;[.$F$6];IF([.E322]-(([.B322]*[.$G$3])/100)&lt;0;((([.E322]*100)/[.$G$3])*[.$G$2])/100;0);([.$G$2]*([.B322]/2))/100);2)" office:value-type="float" office:value="4.29" calcext:value-type="float">
            <text:p>4,29</text:p>
          </table:table-cell>
          <table:table-cell table:formula="of:=ROUND(IF([.E322]&gt;[.$F$6];IF([.E322]-(([.B322]*[.$G$3])/100)&lt;0;[.E322];([.$G$3]*[.B322])/100);([.$G$3]*([.B322]/2))/100) ;2)" office:value-type="float" office:value="6.44" calcext:value-type="float">
            <text:p>6,44</text:p>
          </table:table-cell>
          <table:table-cell table:formula="of:=[.D322]-[.F322]" office:value-type="float" office:value="40.71" calcext:value-type="float">
            <text:p>40,71</text:p>
          </table:table-cell>
          <table:table-cell table:formula="of:=[.E322]-[.G322]" office:value-type="float" office:value="3.04" calcext:value-type="float">
            <text:p>3,04</text:p>
          </table:table-cell>
          <table:table-cell table:formula="of:=IF([.C322]=[.$L$6];IF([.H322]&lt;[.$N$6];[.$F$2];0);0)" office:value-type="float" office:value="0" calcext:value-type="float">
            <text:p>0,00</text:p>
          </table:table-cell>
          <table:table-cell table:formula="of:=IF([.I322]&lt;5;[.$F$3];0)" office:value-type="float" office:value="30" calcext:value-type="float">
            <text:p>30,00</text:p>
          </table:table-cell>
          <table:table-cell table:formula="of:=IF([.J322]=0;[.H322];[.J322])" office:value-type="float" office:value="40.71" calcext:value-type="float">
            <text:p>40,71</text:p>
          </table:table-cell>
          <table:table-cell table:formula="of:=IF([.K322]=0;[.I322];[.K322])" office:value-type="float" office:value="30" calcext:value-type="float">
            <text:p>30,00</text:p>
          </table:table-cell>
          <table:table-cell table:formula="of:=ROUND([.F322]*[.$S$5]+[.G322]*[.$S$4];2)" office:value-type="currency" office:currency="PLN" office:value="36.15" calcext:value-type="currency">
            <text:p>36,15 zł</text:p>
          </table:table-cell>
          <table:table-cell/>
          <table:table-cell table:formula="of:=ROUND([.B322]*[.$G$2]/100;2)" office:value-type="float" office:value="8.58" calcext:value-type="float">
            <text:p>8,58</text:p>
          </table:table-cell>
          <table:table-cell table:formula="of:=ROUND([.P322]*[.$S$5];2)" office:value-type="currency" office:currency="PLN" office:value="42.81" calcext:value-type="currency">
            <text:p>42,81 zł</text:p>
          </table:table-cell>
          <table:table-cell table:number-columns-repeated="1007"/>
        </table:table-row>
        <table:table-row table:style-name="ro2">
          <table:table-cell office:value-type="date" office:date-value="2014-11-08" calcext:value-type="date">
            <text:p>8.11.2014</text:p>
          </table:table-cell>
          <table:table-cell office:value-type="float" office:value="50" calcext:value-type="float">
            <text:p>50</text:p>
          </table:table-cell>
          <table:table-cell table:formula="of:=LOOKUP(WEEKDAY([.A323];2);[.$B$1:.$B$7];[.$C$1:.$C$7])" office:value-type="string" office:string-value="sobota" calcext:value-type="string">
            <text:p>sobota</text:p>
          </table:table-cell>
          <table:table-cell table:formula="of:=[.L322]" office:value-type="float" office:value="40.71" calcext:value-type="float">
            <text:p>40,71</text:p>
          </table:table-cell>
          <table:table-cell table:formula="of:=[.M322]" office:value-type="float" office:value="30" calcext:value-type="float">
            <text:p>30,00</text:p>
          </table:table-cell>
          <table:table-cell table:formula="of:=ROUND(IF([.E323]&gt;[.$F$6];IF([.E323]-(([.B323]*[.$G$3])/100)&lt;0;((([.E323]*100)/[.$G$3])*[.$G$2])/100;0);([.$G$2]*([.B323]/2))/100);2)" office:value-type="float" office:value="0" calcext:value-type="float">
            <text:p>0,00</text:p>
          </table:table-cell>
          <table:table-cell table:formula="of:=ROUND(IF([.E323]&gt;[.$F$6];IF([.E323]-(([.B323]*[.$G$3])/100)&lt;0;[.E323];([.$G$3]*[.B323])/100);([.$G$3]*([.B323]/2))/100) ;2)" office:value-type="float" office:value="4.5" calcext:value-type="float">
            <text:p>4,50</text:p>
          </table:table-cell>
          <table:table-cell table:formula="of:=[.D323]-[.F323]" office:value-type="float" office:value="40.71" calcext:value-type="float">
            <text:p>40,71</text:p>
          </table:table-cell>
          <table:table-cell table:formula="of:=[.E323]-[.G323]" office:value-type="float" office:value="25.5" calcext:value-type="float">
            <text:p>25,50</text:p>
          </table:table-cell>
          <table:table-cell table:formula="of:=IF([.C323]=[.$L$6];IF([.H323]&lt;[.$N$6];[.$F$2];0);0)" office:value-type="float" office:value="0" calcext:value-type="float">
            <text:p>0,00</text:p>
          </table:table-cell>
          <table:table-cell table:formula="of:=IF([.I323]&lt;5;[.$F$3];0)" office:value-type="float" office:value="0" calcext:value-type="float">
            <text:p>0,00</text:p>
          </table:table-cell>
          <table:table-cell table:formula="of:=IF([.J323]=0;[.H323];[.J323])" office:value-type="float" office:value="40.71" calcext:value-type="float">
            <text:p>40,71</text:p>
          </table:table-cell>
          <table:table-cell table:formula="of:=IF([.K323]=0;[.I323];[.K323])" office:value-type="float" office:value="25.5" calcext:value-type="float">
            <text:p>25,50</text:p>
          </table:table-cell>
          <table:table-cell table:formula="of:=ROUND([.F323]*[.$S$5]+[.G323]*[.$S$4];2)" office:value-type="currency" office:currency="PLN" office:value="10.31" calcext:value-type="currency">
            <text:p>10,31 zł</text:p>
          </table:table-cell>
          <table:table-cell/>
          <table:table-cell table:formula="of:=ROUND([.B323]*[.$G$2]/100;2)" office:value-type="float" office:value="3" calcext:value-type="float">
            <text:p>3</text:p>
          </table:table-cell>
          <table:table-cell table:formula="of:=ROUND([.P323]*[.$S$5];2)" office:value-type="currency" office:currency="PLN" office:value="14.97" calcext:value-type="currency">
            <text:p>14,97 zł</text:p>
          </table:table-cell>
          <table:table-cell table:number-columns-repeated="1007"/>
        </table:table-row>
        <table:table-row table:style-name="ro2">
          <table:table-cell office:value-type="date" office:date-value="2014-11-09" calcext:value-type="date">
            <text:p>9.11.2014</text:p>
          </table:table-cell>
          <table:table-cell office:value-type="float" office:value="105" calcext:value-type="float">
            <text:p>105</text:p>
          </table:table-cell>
          <table:table-cell table:formula="of:=LOOKUP(WEEKDAY([.A324];2);[.$B$1:.$B$7];[.$C$1:.$C$7])" office:value-type="string" office:string-value="niedziela" calcext:value-type="string">
            <text:p>niedziela</text:p>
          </table:table-cell>
          <table:table-cell table:formula="of:=[.L323]" office:value-type="float" office:value="40.71" calcext:value-type="float">
            <text:p>40,71</text:p>
          </table:table-cell>
          <table:table-cell table:formula="of:=[.M323]" office:value-type="float" office:value="25.5" calcext:value-type="float">
            <text:p>25,50</text:p>
          </table:table-cell>
          <table:table-cell table:formula="of:=ROUND(IF([.E324]&gt;[.$F$6];IF([.E324]-(([.B324]*[.$G$3])/100)&lt;0;((([.E324]*100)/[.$G$3])*[.$G$2])/100;0);([.$G$2]*([.B324]/2))/100);2)" office:value-type="float" office:value="0" calcext:value-type="float">
            <text:p>0,00</text:p>
          </table:table-cell>
          <table:table-cell table:formula="of:=ROUND(IF([.E324]&gt;[.$F$6];IF([.E324]-(([.B324]*[.$G$3])/100)&lt;0;[.E324];([.$G$3]*[.B324])/100);([.$G$3]*([.B324]/2))/100) ;2)" office:value-type="float" office:value="9.45" calcext:value-type="float">
            <text:p>9,45</text:p>
          </table:table-cell>
          <table:table-cell table:formula="of:=[.D324]-[.F324]" office:value-type="float" office:value="40.71" calcext:value-type="float">
            <text:p>40,71</text:p>
          </table:table-cell>
          <table:table-cell table:formula="of:=[.E324]-[.G324]" office:value-type="float" office:value="16.05" calcext:value-type="float">
            <text:p>16,05</text:p>
          </table:table-cell>
          <table:table-cell table:formula="of:=IF([.C324]=[.$L$6];IF([.H324]&lt;[.$N$6];[.$F$2];0);0)" office:value-type="float" office:value="0" calcext:value-type="float">
            <text:p>0,00</text:p>
          </table:table-cell>
          <table:table-cell table:formula="of:=IF([.I324]&lt;5;[.$F$3];0)" office:value-type="float" office:value="0" calcext:value-type="float">
            <text:p>0,00</text:p>
          </table:table-cell>
          <table:table-cell table:formula="of:=IF([.J324]=0;[.H324];[.J324])" office:value-type="float" office:value="40.71" calcext:value-type="float">
            <text:p>40,71</text:p>
          </table:table-cell>
          <table:table-cell table:formula="of:=IF([.K324]=0;[.I324];[.K324])" office:value-type="float" office:value="16.05" calcext:value-type="float">
            <text:p>16,05</text:p>
          </table:table-cell>
          <table:table-cell table:formula="of:=ROUND([.F324]*[.$S$5]+[.G324]*[.$S$4];2)" office:value-type="currency" office:currency="PLN" office:value="21.64" calcext:value-type="currency">
            <text:p>21,64 zł</text:p>
          </table:table-cell>
          <table:table-cell/>
          <table:table-cell table:formula="of:=ROUND([.B324]*[.$G$2]/100;2)" office:value-type="float" office:value="6.3" calcext:value-type="float">
            <text:p>6,3</text:p>
          </table:table-cell>
          <table:table-cell table:formula="of:=ROUND([.P324]*[.$S$5];2)" office:value-type="currency" office:currency="PLN" office:value="31.44" calcext:value-type="currency">
            <text:p>31,44 zł</text:p>
          </table:table-cell>
          <table:table-cell table:number-columns-repeated="1007"/>
        </table:table-row>
        <table:table-row table:style-name="ro2">
          <table:table-cell office:value-type="date" office:date-value="2014-11-10" calcext:value-type="date">
            <text:p>10.11.2014</text:p>
          </table:table-cell>
          <table:table-cell office:value-type="float" office:value="101" calcext:value-type="float">
            <text:p>101</text:p>
          </table:table-cell>
          <table:table-cell table:formula="of:=LOOKUP(WEEKDAY([.A325];2);[.$B$1:.$B$7];[.$C$1:.$C$7])" office:value-type="string" office:string-value="poniedziałek" calcext:value-type="string">
            <text:p>poniedziałek</text:p>
          </table:table-cell>
          <table:table-cell table:formula="of:=[.L324]" office:value-type="float" office:value="40.71" calcext:value-type="float">
            <text:p>40,71</text:p>
          </table:table-cell>
          <table:table-cell table:formula="of:=[.M324]" office:value-type="float" office:value="16.05" calcext:value-type="float">
            <text:p>16,05</text:p>
          </table:table-cell>
          <table:table-cell table:formula="of:=ROUND(IF([.E325]&gt;[.$F$6];IF([.E325]-(([.B325]*[.$G$3])/100)&lt;0;((([.E325]*100)/[.$G$3])*[.$G$2])/100;0);([.$G$2]*([.B325]/2))/100);2)" office:value-type="float" office:value="0" calcext:value-type="float">
            <text:p>0,00</text:p>
          </table:table-cell>
          <table:table-cell table:formula="of:=ROUND(IF([.E325]&gt;[.$F$6];IF([.E325]-(([.B325]*[.$G$3])/100)&lt;0;[.E325];([.$G$3]*[.B325])/100);([.$G$3]*([.B325]/2))/100) ;2)" office:value-type="float" office:value="9.09" calcext:value-type="float">
            <text:p>9,09</text:p>
          </table:table-cell>
          <table:table-cell table:formula="of:=[.D325]-[.F325]" office:value-type="float" office:value="40.71" calcext:value-type="float">
            <text:p>40,71</text:p>
          </table:table-cell>
          <table:table-cell table:formula="of:=[.E325]-[.G325]" office:value-type="float" office:value="6.96" calcext:value-type="float">
            <text:p>6,96</text:p>
          </table:table-cell>
          <table:table-cell table:formula="of:=IF([.C325]=[.$L$6];IF([.H325]&lt;[.$N$6];[.$F$2];0);0)" office:value-type="float" office:value="0" calcext:value-type="float">
            <text:p>0,00</text:p>
          </table:table-cell>
          <table:table-cell table:formula="of:=IF([.I325]&lt;5;[.$F$3];0)" office:value-type="float" office:value="0" calcext:value-type="float">
            <text:p>0,00</text:p>
          </table:table-cell>
          <table:table-cell table:formula="of:=IF([.J325]=0;[.H325];[.J325])" office:value-type="float" office:value="40.71" calcext:value-type="float">
            <text:p>40,71</text:p>
          </table:table-cell>
          <table:table-cell table:formula="of:=IF([.K325]=0;[.I325];[.K325])" office:value-type="float" office:value="6.96" calcext:value-type="float">
            <text:p>6,96</text:p>
          </table:table-cell>
          <table:table-cell table:formula="of:=ROUND([.F325]*[.$S$5]+[.G325]*[.$S$4];2)" office:value-type="currency" office:currency="PLN" office:value="20.82" calcext:value-type="currency">
            <text:p>20,82 zł</text:p>
          </table:table-cell>
          <table:table-cell/>
          <table:table-cell table:formula="of:=ROUND([.B325]*[.$G$2]/100;2)" office:value-type="float" office:value="6.06" calcext:value-type="float">
            <text:p>6,06</text:p>
          </table:table-cell>
          <table:table-cell table:formula="of:=ROUND([.P325]*[.$S$5];2)" office:value-type="currency" office:currency="PLN" office:value="30.24" calcext:value-type="currency">
            <text:p>30,24 zł</text:p>
          </table:table-cell>
          <table:table-cell table:number-columns-repeated="1007"/>
        </table:table-row>
        <table:table-row table:style-name="ro2">
          <table:table-cell office:value-type="date" office:date-value="2014-11-11" calcext:value-type="date">
            <text:p>11.11.2014</text:p>
          </table:table-cell>
          <table:table-cell office:value-type="float" office:value="114" calcext:value-type="float">
            <text:p>114</text:p>
          </table:table-cell>
          <table:table-cell table:formula="of:=LOOKUP(WEEKDAY([.A326];2);[.$B$1:.$B$7];[.$C$1:.$C$7])" office:value-type="string" office:string-value="wtorek" calcext:value-type="string">
            <text:p>wtorek</text:p>
          </table:table-cell>
          <table:table-cell table:formula="of:=[.L325]" office:value-type="float" office:value="40.71" calcext:value-type="float">
            <text:p>40,71</text:p>
          </table:table-cell>
          <table:table-cell table:formula="of:=[.M325]" office:value-type="float" office:value="6.96" calcext:value-type="float">
            <text:p>6,96</text:p>
          </table:table-cell>
          <table:table-cell table:formula="of:=ROUND(IF([.E326]&gt;[.$F$6];IF([.E326]-(([.B326]*[.$G$3])/100)&lt;0;((([.E326]*100)/[.$G$3])*[.$G$2])/100;0);([.$G$2]*([.B326]/2))/100);2)" office:value-type="float" office:value="3.42" calcext:value-type="float">
            <text:p>3,42</text:p>
          </table:table-cell>
          <table:table-cell table:formula="of:=ROUND(IF([.E326]&gt;[.$F$6];IF([.E326]-(([.B326]*[.$G$3])/100)&lt;0;[.E326];([.$G$3]*[.B326])/100);([.$G$3]*([.B326]/2))/100) ;2)" office:value-type="float" office:value="5.13" calcext:value-type="float">
            <text:p>5,13</text:p>
          </table:table-cell>
          <table:table-cell table:formula="of:=[.D326]-[.F326]" office:value-type="float" office:value="37.29" calcext:value-type="float">
            <text:p>37,29</text:p>
          </table:table-cell>
          <table:table-cell table:formula="of:=[.E326]-[.G326]" office:value-type="float" office:value="1.83" calcext:value-type="float">
            <text:p>1,83</text:p>
          </table:table-cell>
          <table:table-cell table:formula="of:=IF([.C326]=[.$L$6];IF([.H326]&lt;[.$N$6];[.$F$2];0);0)" office:value-type="float" office:value="0" calcext:value-type="float">
            <text:p>0,00</text:p>
          </table:table-cell>
          <table:table-cell table:formula="of:=IF([.I326]&lt;5;[.$F$3];0)" office:value-type="float" office:value="30" calcext:value-type="float">
            <text:p>30,00</text:p>
          </table:table-cell>
          <table:table-cell table:formula="of:=IF([.J326]=0;[.H326];[.J326])" office:value-type="float" office:value="37.29" calcext:value-type="float">
            <text:p>37,29</text:p>
          </table:table-cell>
          <table:table-cell table:formula="of:=IF([.K326]=0;[.I326];[.K326])" office:value-type="float" office:value="30" calcext:value-type="float">
            <text:p>30,00</text:p>
          </table:table-cell>
          <table:table-cell table:formula="of:=ROUND([.F326]*[.$S$5]+[.G326]*[.$S$4];2)" office:value-type="currency" office:currency="PLN" office:value="28.81" calcext:value-type="currency">
            <text:p>28,81 zł</text:p>
          </table:table-cell>
          <table:table-cell/>
          <table:table-cell table:formula="of:=ROUND([.B326]*[.$G$2]/100;2)" office:value-type="float" office:value="6.84" calcext:value-type="float">
            <text:p>6,84</text:p>
          </table:table-cell>
          <table:table-cell table:formula="of:=ROUND([.P326]*[.$S$5];2)" office:value-type="currency" office:currency="PLN" office:value="34.13" calcext:value-type="currency">
            <text:p>34,13 zł</text:p>
          </table:table-cell>
          <table:table-cell table:number-columns-repeated="1007"/>
        </table:table-row>
        <table:table-row table:style-name="ro2">
          <table:table-cell office:value-type="date" office:date-value="2014-11-12" calcext:value-type="date">
            <text:p>12.11.2014</text:p>
          </table:table-cell>
          <table:table-cell office:value-type="float" office:value="106" calcext:value-type="float">
            <text:p>106</text:p>
          </table:table-cell>
          <table:table-cell table:formula="of:=LOOKUP(WEEKDAY([.A327];2);[.$B$1:.$B$7];[.$C$1:.$C$7])" office:value-type="string" office:string-value="środa" calcext:value-type="string">
            <text:p>środa</text:p>
          </table:table-cell>
          <table:table-cell table:formula="of:=[.L326]" office:value-type="float" office:value="37.29" calcext:value-type="float">
            <text:p>37,29</text:p>
          </table:table-cell>
          <table:table-cell table:formula="of:=[.M326]" office:value-type="float" office:value="30" calcext:value-type="float">
            <text:p>30,00</text:p>
          </table:table-cell>
          <table:table-cell table:formula="of:=ROUND(IF([.E327]&gt;[.$F$6];IF([.E327]-(([.B327]*[.$G$3])/100)&lt;0;((([.E327]*100)/[.$G$3])*[.$G$2])/100;0);([.$G$2]*([.B327]/2))/100);2)" office:value-type="float" office:value="0" calcext:value-type="float">
            <text:p>0,00</text:p>
          </table:table-cell>
          <table:table-cell table:formula="of:=ROUND(IF([.E327]&gt;[.$F$6];IF([.E327]-(([.B327]*[.$G$3])/100)&lt;0;[.E327];([.$G$3]*[.B327])/100);([.$G$3]*([.B327]/2))/100) ;2)" office:value-type="float" office:value="9.54" calcext:value-type="float">
            <text:p>9,54</text:p>
          </table:table-cell>
          <table:table-cell table:formula="of:=[.D327]-[.F327]" office:value-type="float" office:value="37.29" calcext:value-type="float">
            <text:p>37,29</text:p>
          </table:table-cell>
          <table:table-cell table:formula="of:=[.E327]-[.G327]" office:value-type="float" office:value="20.46" calcext:value-type="float">
            <text:p>20,46</text:p>
          </table:table-cell>
          <table:table-cell table:formula="of:=IF([.C327]=[.$L$6];IF([.H327]&lt;[.$N$6];[.$F$2];0);0)" office:value-type="float" office:value="0" calcext:value-type="float">
            <text:p>0,00</text:p>
          </table:table-cell>
          <table:table-cell table:formula="of:=IF([.I327]&lt;5;[.$F$3];0)" office:value-type="float" office:value="0" calcext:value-type="float">
            <text:p>0,00</text:p>
          </table:table-cell>
          <table:table-cell table:formula="of:=IF([.J327]=0;[.H327];[.J327])" office:value-type="float" office:value="37.29" calcext:value-type="float">
            <text:p>37,29</text:p>
          </table:table-cell>
          <table:table-cell table:formula="of:=IF([.K327]=0;[.I327];[.K327])" office:value-type="float" office:value="20.46" calcext:value-type="float">
            <text:p>20,46</text:p>
          </table:table-cell>
          <table:table-cell table:formula="of:=ROUND([.F327]*[.$S$5]+[.G327]*[.$S$4];2)" office:value-type="currency" office:currency="PLN" office:value="21.85" calcext:value-type="currency">
            <text:p>21,85 zł</text:p>
          </table:table-cell>
          <table:table-cell/>
          <table:table-cell table:formula="of:=ROUND([.B327]*[.$G$2]/100;2)" office:value-type="float" office:value="6.36" calcext:value-type="float">
            <text:p>6,36</text:p>
          </table:table-cell>
          <table:table-cell table:formula="of:=ROUND([.P327]*[.$S$5];2)" office:value-type="currency" office:currency="PLN" office:value="31.74" calcext:value-type="currency">
            <text:p>31,74 zł</text:p>
          </table:table-cell>
          <table:table-cell table:number-columns-repeated="1007"/>
        </table:table-row>
        <table:table-row table:style-name="ro2">
          <table:table-cell office:value-type="date" office:date-value="2014-11-13" calcext:value-type="date">
            <text:p>13.11.2014</text:p>
          </table:table-cell>
          <table:table-cell office:value-type="float" office:value="79" calcext:value-type="float">
            <text:p>79</text:p>
          </table:table-cell>
          <table:table-cell table:formula="of:=LOOKUP(WEEKDAY([.A328];2);[.$B$1:.$B$7];[.$C$1:.$C$7])" office:value-type="string" office:string-value="czwartek" calcext:value-type="string">
            <text:p>czwartek</text:p>
          </table:table-cell>
          <table:table-cell table:formula="of:=[.L327]" office:value-type="float" office:value="37.29" calcext:value-type="float">
            <text:p>37,29</text:p>
          </table:table-cell>
          <table:table-cell table:formula="of:=[.M327]" office:value-type="float" office:value="20.46" calcext:value-type="float">
            <text:p>20,46</text:p>
          </table:table-cell>
          <table:table-cell table:formula="of:=ROUND(IF([.E328]&gt;[.$F$6];IF([.E328]-(([.B328]*[.$G$3])/100)&lt;0;((([.E328]*100)/[.$G$3])*[.$G$2])/100;0);([.$G$2]*([.B328]/2))/100);2)" office:value-type="float" office:value="0" calcext:value-type="float">
            <text:p>0,00</text:p>
          </table:table-cell>
          <table:table-cell table:formula="of:=ROUND(IF([.E328]&gt;[.$F$6];IF([.E328]-(([.B328]*[.$G$3])/100)&lt;0;[.E328];([.$G$3]*[.B328])/100);([.$G$3]*([.B328]/2))/100) ;2)" office:value-type="float" office:value="7.11" calcext:value-type="float">
            <text:p>7,11</text:p>
          </table:table-cell>
          <table:table-cell table:formula="of:=[.D328]-[.F328]" office:value-type="float" office:value="37.29" calcext:value-type="float">
            <text:p>37,29</text:p>
          </table:table-cell>
          <table:table-cell table:formula="of:=[.E328]-[.G328]" office:value-type="float" office:value="13.35" calcext:value-type="float">
            <text:p>13,35</text:p>
          </table:table-cell>
          <table:table-cell table:formula="of:=IF([.C328]=[.$L$6];IF([.H328]&lt;[.$N$6];[.$F$2];0);0)" office:value-type="float" office:value="45" calcext:value-type="float">
            <text:p>45,00</text:p>
          </table:table-cell>
          <table:table-cell table:formula="of:=IF([.I328]&lt;5;[.$F$3];0)" office:value-type="float" office:value="0" calcext:value-type="float">
            <text:p>0,00</text:p>
          </table:table-cell>
          <table:table-cell table:formula="of:=IF([.J328]=0;[.H328];[.J328])" office:value-type="float" office:value="45" calcext:value-type="float">
            <text:p>45,00</text:p>
          </table:table-cell>
          <table:table-cell table:formula="of:=IF([.K328]=0;[.I328];[.K328])" office:value-type="float" office:value="13.35" calcext:value-type="float">
            <text:p>13,35</text:p>
          </table:table-cell>
          <table:table-cell table:formula="of:=ROUND([.F328]*[.$S$5]+[.G328]*[.$S$4];2)" office:value-type="currency" office:currency="PLN" office:value="16.28" calcext:value-type="currency">
            <text:p>16,28 zł</text:p>
          </table:table-cell>
          <table:table-cell/>
          <table:table-cell table:formula="of:=ROUND([.B328]*[.$G$2]/100;2)" office:value-type="float" office:value="4.74" calcext:value-type="float">
            <text:p>4,74</text:p>
          </table:table-cell>
          <table:table-cell table:formula="of:=ROUND([.P328]*[.$S$5];2)" office:value-type="currency" office:currency="PLN" office:value="23.65" calcext:value-type="currency">
            <text:p>23,65 zł</text:p>
          </table:table-cell>
          <table:table-cell table:number-columns-repeated="1007"/>
        </table:table-row>
        <table:table-row table:style-name="ro2">
          <table:table-cell office:value-type="date" office:date-value="2014-11-14" calcext:value-type="date">
            <text:p>14.11.2014</text:p>
          </table:table-cell>
          <table:table-cell office:value-type="float" office:value="20" calcext:value-type="float">
            <text:p>20</text:p>
          </table:table-cell>
          <table:table-cell table:formula="of:=LOOKUP(WEEKDAY([.A329];2);[.$B$1:.$B$7];[.$C$1:.$C$7])" office:value-type="string" office:string-value="piątek" calcext:value-type="string">
            <text:p>piątek</text:p>
          </table:table-cell>
          <table:table-cell table:formula="of:=[.L328]" office:value-type="float" office:value="45" calcext:value-type="float">
            <text:p>45,00</text:p>
          </table:table-cell>
          <table:table-cell table:formula="of:=[.M328]" office:value-type="float" office:value="13.35" calcext:value-type="float">
            <text:p>13,35</text:p>
          </table:table-cell>
          <table:table-cell table:formula="of:=ROUND(IF([.E329]&gt;[.$F$6];IF([.E329]-(([.B329]*[.$G$3])/100)&lt;0;((([.E329]*100)/[.$G$3])*[.$G$2])/100;0);([.$G$2]*([.B329]/2))/100);2)" office:value-type="float" office:value="0.6" calcext:value-type="float">
            <text:p>0,60</text:p>
          </table:table-cell>
          <table:table-cell table:formula="of:=ROUND(IF([.E329]&gt;[.$F$6];IF([.E329]-(([.B329]*[.$G$3])/100)&lt;0;[.E329];([.$G$3]*[.B329])/100);([.$G$3]*([.B329]/2))/100) ;2)" office:value-type="float" office:value="0.9" calcext:value-type="float">
            <text:p>0,90</text:p>
          </table:table-cell>
          <table:table-cell table:formula="of:=[.D329]-[.F329]" office:value-type="float" office:value="44.4" calcext:value-type="float">
            <text:p>44,40</text:p>
          </table:table-cell>
          <table:table-cell table:formula="of:=[.E329]-[.G329]" office:value-type="float" office:value="12.45" calcext:value-type="float">
            <text:p>12,45</text:p>
          </table:table-cell>
          <table:table-cell table:formula="of:=IF([.C329]=[.$L$6];IF([.H329]&lt;[.$N$6];[.$F$2];0);0)" office:value-type="float" office:value="0" calcext:value-type="float">
            <text:p>0,00</text:p>
          </table:table-cell>
          <table:table-cell table:formula="of:=IF([.I329]&lt;5;[.$F$3];0)" office:value-type="float" office:value="0" calcext:value-type="float">
            <text:p>0,00</text:p>
          </table:table-cell>
          <table:table-cell table:formula="of:=IF([.J329]=0;[.H329];[.J329])" office:value-type="float" office:value="44.4" calcext:value-type="float">
            <text:p>44,40</text:p>
          </table:table-cell>
          <table:table-cell table:formula="of:=IF([.K329]=0;[.I329];[.K329])" office:value-type="float" office:value="12.45" calcext:value-type="float">
            <text:p>12,45</text:p>
          </table:table-cell>
          <table:table-cell table:formula="of:=ROUND([.F329]*[.$S$5]+[.G329]*[.$S$4];2)" office:value-type="currency" office:currency="PLN" office:value="5.06" calcext:value-type="currency">
            <text:p>5,06 zł</text:p>
          </table:table-cell>
          <table:table-cell/>
          <table:table-cell table:formula="of:=ROUND([.B329]*[.$G$2]/100;2)" office:value-type="float" office:value="1.2" calcext:value-type="float">
            <text:p>1,2</text:p>
          </table:table-cell>
          <table:table-cell table:formula="of:=ROUND([.P329]*[.$S$5];2)" office:value-type="currency" office:currency="PLN" office:value="5.99" calcext:value-type="currency">
            <text:p>5,99 zł</text:p>
          </table:table-cell>
          <table:table-cell table:number-columns-repeated="1007"/>
        </table:table-row>
        <table:table-row table:style-name="ro2">
          <table:table-cell office:value-type="date" office:date-value="2014-11-15" calcext:value-type="date">
            <text:p>15.11.2014</text:p>
          </table:table-cell>
          <table:table-cell office:value-type="float" office:value="27" calcext:value-type="float">
            <text:p>27</text:p>
          </table:table-cell>
          <table:table-cell table:formula="of:=LOOKUP(WEEKDAY([.A330];2);[.$B$1:.$B$7];[.$C$1:.$C$7])" office:value-type="string" office:string-value="sobota" calcext:value-type="string">
            <text:p>sobota</text:p>
          </table:table-cell>
          <table:table-cell table:formula="of:=[.L329]" office:value-type="float" office:value="44.4" calcext:value-type="float">
            <text:p>44,40</text:p>
          </table:table-cell>
          <table:table-cell table:formula="of:=[.M329]" office:value-type="float" office:value="12.45" calcext:value-type="float">
            <text:p>12,45</text:p>
          </table:table-cell>
          <table:table-cell table:formula="of:=ROUND(IF([.E330]&gt;[.$F$6];IF([.E330]-(([.B330]*[.$G$3])/100)&lt;0;((([.E330]*100)/[.$G$3])*[.$G$2])/100;0);([.$G$2]*([.B330]/2))/100);2)" office:value-type="float" office:value="0.81" calcext:value-type="float">
            <text:p>0,81</text:p>
          </table:table-cell>
          <table:table-cell table:formula="of:=ROUND(IF([.E330]&gt;[.$F$6];IF([.E330]-(([.B330]*[.$G$3])/100)&lt;0;[.E330];([.$G$3]*[.B330])/100);([.$G$3]*([.B330]/2))/100) ;2)" office:value-type="float" office:value="1.22" calcext:value-type="float">
            <text:p>1,22</text:p>
          </table:table-cell>
          <table:table-cell table:formula="of:=[.D330]-[.F330]" office:value-type="float" office:value="43.59" calcext:value-type="float">
            <text:p>43,59</text:p>
          </table:table-cell>
          <table:table-cell table:formula="of:=[.E330]-[.G330]" office:value-type="float" office:value="11.23" calcext:value-type="float">
            <text:p>11,23</text:p>
          </table:table-cell>
          <table:table-cell table:formula="of:=IF([.C330]=[.$L$6];IF([.H330]&lt;[.$N$6];[.$F$2];0);0)" office:value-type="float" office:value="0" calcext:value-type="float">
            <text:p>0,00</text:p>
          </table:table-cell>
          <table:table-cell table:formula="of:=IF([.I330]&lt;5;[.$F$3];0)" office:value-type="float" office:value="0" calcext:value-type="float">
            <text:p>0,00</text:p>
          </table:table-cell>
          <table:table-cell table:formula="of:=IF([.J330]=0;[.H330];[.J330])" office:value-type="float" office:value="43.59" calcext:value-type="float">
            <text:p>43,59</text:p>
          </table:table-cell>
          <table:table-cell table:formula="of:=IF([.K330]=0;[.I330];[.K330])" office:value-type="float" office:value="11.23" calcext:value-type="float">
            <text:p>11,23</text:p>
          </table:table-cell>
          <table:table-cell table:formula="of:=ROUND([.F330]*[.$S$5]+[.G330]*[.$S$4];2)" office:value-type="currency" office:currency="PLN" office:value="6.84" calcext:value-type="currency">
            <text:p>6,84 zł</text:p>
          </table:table-cell>
          <table:table-cell/>
          <table:table-cell table:formula="of:=ROUND([.B330]*[.$G$2]/100;2)" office:value-type="float" office:value="1.62" calcext:value-type="float">
            <text:p>1,62</text:p>
          </table:table-cell>
          <table:table-cell table:formula="of:=ROUND([.P330]*[.$S$5];2)" office:value-type="currency" office:currency="PLN" office:value="8.08" calcext:value-type="currency">
            <text:p>8,08 zł</text:p>
          </table:table-cell>
          <table:table-cell table:number-columns-repeated="1007"/>
        </table:table-row>
        <table:table-row table:style-name="ro2">
          <table:table-cell office:value-type="date" office:date-value="2014-11-16" calcext:value-type="date">
            <text:p>16.11.2014</text:p>
          </table:table-cell>
          <table:table-cell office:value-type="float" office:value="23" calcext:value-type="float">
            <text:p>23</text:p>
          </table:table-cell>
          <table:table-cell table:formula="of:=LOOKUP(WEEKDAY([.A331];2);[.$B$1:.$B$7];[.$C$1:.$C$7])" office:value-type="string" office:string-value="niedziela" calcext:value-type="string">
            <text:p>niedziela</text:p>
          </table:table-cell>
          <table:table-cell table:formula="of:=[.L330]" office:value-type="float" office:value="43.59" calcext:value-type="float">
            <text:p>43,59</text:p>
          </table:table-cell>
          <table:table-cell table:formula="of:=[.M330]" office:value-type="float" office:value="11.23" calcext:value-type="float">
            <text:p>11,23</text:p>
          </table:table-cell>
          <table:table-cell table:formula="of:=ROUND(IF([.E331]&gt;[.$F$6];IF([.E331]-(([.B331]*[.$G$3])/100)&lt;0;((([.E331]*100)/[.$G$3])*[.$G$2])/100;0);([.$G$2]*([.B331]/2))/100);2)" office:value-type="float" office:value="0.69" calcext:value-type="float">
            <text:p>0,69</text:p>
          </table:table-cell>
          <table:table-cell table:formula="of:=ROUND(IF([.E331]&gt;[.$F$6];IF([.E331]-(([.B331]*[.$G$3])/100)&lt;0;[.E331];([.$G$3]*[.B331])/100);([.$G$3]*([.B331]/2))/100) ;2)" office:value-type="float" office:value="1.04" calcext:value-type="float">
            <text:p>1,04</text:p>
          </table:table-cell>
          <table:table-cell table:formula="of:=[.D331]-[.F331]" office:value-type="float" office:value="42.9" calcext:value-type="float">
            <text:p>42,90</text:p>
          </table:table-cell>
          <table:table-cell table:formula="of:=[.E331]-[.G331]" office:value-type="float" office:value="10.19" calcext:value-type="float">
            <text:p>10,19</text:p>
          </table:table-cell>
          <table:table-cell table:formula="of:=IF([.C331]=[.$L$6];IF([.H331]&lt;[.$N$6];[.$F$2];0);0)" office:value-type="float" office:value="0" calcext:value-type="float">
            <text:p>0,00</text:p>
          </table:table-cell>
          <table:table-cell table:formula="of:=IF([.I331]&lt;5;[.$F$3];0)" office:value-type="float" office:value="0" calcext:value-type="float">
            <text:p>0,00</text:p>
          </table:table-cell>
          <table:table-cell table:formula="of:=IF([.J331]=0;[.H331];[.J331])" office:value-type="float" office:value="42.9" calcext:value-type="float">
            <text:p>42,90</text:p>
          </table:table-cell>
          <table:table-cell table:formula="of:=IF([.K331]=0;[.I331];[.K331])" office:value-type="float" office:value="10.19" calcext:value-type="float">
            <text:p>10,19</text:p>
          </table:table-cell>
          <table:table-cell table:formula="of:=ROUND([.F331]*[.$S$5]+[.G331]*[.$S$4];2)" office:value-type="currency" office:currency="PLN" office:value="5.82" calcext:value-type="currency">
            <text:p>5,82 zł</text:p>
          </table:table-cell>
          <table:table-cell/>
          <table:table-cell table:formula="of:=ROUND([.B331]*[.$G$2]/100;2)" office:value-type="float" office:value="1.38" calcext:value-type="float">
            <text:p>1,38</text:p>
          </table:table-cell>
          <table:table-cell table:formula="of:=ROUND([.P331]*[.$S$5];2)" office:value-type="currency" office:currency="PLN" office:value="6.89" calcext:value-type="currency">
            <text:p>6,89 zł</text:p>
          </table:table-cell>
          <table:table-cell table:number-columns-repeated="1007"/>
        </table:table-row>
        <table:table-row table:style-name="ro2">
          <table:table-cell office:value-type="date" office:date-value="2014-11-17" calcext:value-type="date">
            <text:p>17.11.2014</text:p>
          </table:table-cell>
          <table:table-cell office:value-type="float" office:value="106" calcext:value-type="float">
            <text:p>106</text:p>
          </table:table-cell>
          <table:table-cell table:formula="of:=LOOKUP(WEEKDAY([.A332];2);[.$B$1:.$B$7];[.$C$1:.$C$7])" office:value-type="string" office:string-value="poniedziałek" calcext:value-type="string">
            <text:p>poniedziałek</text:p>
          </table:table-cell>
          <table:table-cell table:formula="of:=[.L331]" office:value-type="float" office:value="42.9" calcext:value-type="float">
            <text:p>42,90</text:p>
          </table:table-cell>
          <table:table-cell table:formula="of:=[.M331]" office:value-type="float" office:value="10.19" calcext:value-type="float">
            <text:p>10,19</text:p>
          </table:table-cell>
          <table:table-cell table:formula="of:=ROUND(IF([.E332]&gt;[.$F$6];IF([.E332]-(([.B332]*[.$G$3])/100)&lt;0;((([.E332]*100)/[.$G$3])*[.$G$2])/100;0);([.$G$2]*([.B332]/2))/100);2)" office:value-type="float" office:value="3.18" calcext:value-type="float">
            <text:p>3,18</text:p>
          </table:table-cell>
          <table:table-cell table:formula="of:=ROUND(IF([.E332]&gt;[.$F$6];IF([.E332]-(([.B332]*[.$G$3])/100)&lt;0;[.E332];([.$G$3]*[.B332])/100);([.$G$3]*([.B332]/2))/100) ;2)" office:value-type="float" office:value="4.77" calcext:value-type="float">
            <text:p>4,77</text:p>
          </table:table-cell>
          <table:table-cell table:formula="of:=[.D332]-[.F332]" office:value-type="float" office:value="39.72" calcext:value-type="float">
            <text:p>39,72</text:p>
          </table:table-cell>
          <table:table-cell table:formula="of:=[.E332]-[.G332]" office:value-type="float" office:value="5.42" calcext:value-type="float">
            <text:p>5,42</text:p>
          </table:table-cell>
          <table:table-cell table:formula="of:=IF([.C332]=[.$L$6];IF([.H332]&lt;[.$N$6];[.$F$2];0);0)" office:value-type="float" office:value="0" calcext:value-type="float">
            <text:p>0,00</text:p>
          </table:table-cell>
          <table:table-cell table:formula="of:=IF([.I332]&lt;5;[.$F$3];0)" office:value-type="float" office:value="0" calcext:value-type="float">
            <text:p>0,00</text:p>
          </table:table-cell>
          <table:table-cell table:formula="of:=IF([.J332]=0;[.H332];[.J332])" office:value-type="float" office:value="39.72" calcext:value-type="float">
            <text:p>39,72</text:p>
          </table:table-cell>
          <table:table-cell table:formula="of:=IF([.K332]=0;[.I332];[.K332])" office:value-type="float" office:value="5.42" calcext:value-type="float">
            <text:p>5,42</text:p>
          </table:table-cell>
          <table:table-cell table:formula="of:=ROUND([.F332]*[.$S$5]+[.G332]*[.$S$4];2)" office:value-type="currency" office:currency="PLN" office:value="26.79" calcext:value-type="currency">
            <text:p>26,79 zł</text:p>
          </table:table-cell>
          <table:table-cell/>
          <table:table-cell table:formula="of:=ROUND([.B332]*[.$G$2]/100;2)" office:value-type="float" office:value="6.36" calcext:value-type="float">
            <text:p>6,36</text:p>
          </table:table-cell>
          <table:table-cell table:formula="of:=ROUND([.P332]*[.$S$5];2)" office:value-type="currency" office:currency="PLN" office:value="31.74" calcext:value-type="currency">
            <text:p>31,74 zł</text:p>
          </table:table-cell>
          <table:table-cell table:number-columns-repeated="1007"/>
        </table:table-row>
        <table:table-row table:style-name="ro2">
          <table:table-cell office:value-type="date" office:date-value="2014-11-18" calcext:value-type="date">
            <text:p>18.11.2014</text:p>
          </table:table-cell>
          <table:table-cell office:value-type="float" office:value="90" calcext:value-type="float">
            <text:p>90</text:p>
          </table:table-cell>
          <table:table-cell table:formula="of:=LOOKUP(WEEKDAY([.A333];2);[.$B$1:.$B$7];[.$C$1:.$C$7])" office:value-type="string" office:string-value="wtorek" calcext:value-type="string">
            <text:p>wtorek</text:p>
          </table:table-cell>
          <table:table-cell table:formula="of:=[.L332]" office:value-type="float" office:value="39.72" calcext:value-type="float">
            <text:p>39,72</text:p>
          </table:table-cell>
          <table:table-cell table:formula="of:=[.M332]" office:value-type="float" office:value="5.42" calcext:value-type="float">
            <text:p>5,42</text:p>
          </table:table-cell>
          <table:table-cell table:formula="of:=ROUND(IF([.E333]&gt;[.$F$6];IF([.E333]-(([.B333]*[.$G$3])/100)&lt;0;((([.E333]*100)/[.$G$3])*[.$G$2])/100;0);([.$G$2]*([.B333]/2))/100);2)" office:value-type="float" office:value="2.7" calcext:value-type="float">
            <text:p>2,70</text:p>
          </table:table-cell>
          <table:table-cell table:formula="of:=ROUND(IF([.E333]&gt;[.$F$6];IF([.E333]-(([.B333]*[.$G$3])/100)&lt;0;[.E333];([.$G$3]*[.B333])/100);([.$G$3]*([.B333]/2))/100) ;2)" office:value-type="float" office:value="4.05" calcext:value-type="float">
            <text:p>4,05</text:p>
          </table:table-cell>
          <table:table-cell table:formula="of:=[.D333]-[.F333]" office:value-type="float" office:value="37.02" calcext:value-type="float">
            <text:p>37,02</text:p>
          </table:table-cell>
          <table:table-cell table:formula="of:=[.E333]-[.G333]" office:value-type="float" office:value="1.37" calcext:value-type="float">
            <text:p>1,37</text:p>
          </table:table-cell>
          <table:table-cell table:formula="of:=IF([.C333]=[.$L$6];IF([.H333]&lt;[.$N$6];[.$F$2];0);0)" office:value-type="float" office:value="0" calcext:value-type="float">
            <text:p>0,00</text:p>
          </table:table-cell>
          <table:table-cell table:formula="of:=IF([.I333]&lt;5;[.$F$3];0)" office:value-type="float" office:value="30" calcext:value-type="float">
            <text:p>30,00</text:p>
          </table:table-cell>
          <table:table-cell table:formula="of:=IF([.J333]=0;[.H333];[.J333])" office:value-type="float" office:value="37.02" calcext:value-type="float">
            <text:p>37,02</text:p>
          </table:table-cell>
          <table:table-cell table:formula="of:=IF([.K333]=0;[.I333];[.K333])" office:value-type="float" office:value="30" calcext:value-type="float">
            <text:p>30,00</text:p>
          </table:table-cell>
          <table:table-cell table:formula="of:=ROUND([.F333]*[.$S$5]+[.G333]*[.$S$4];2)" office:value-type="currency" office:currency="PLN" office:value="22.75" calcext:value-type="currency">
            <text:p>22,75 zł</text:p>
          </table:table-cell>
          <table:table-cell/>
          <table:table-cell table:formula="of:=ROUND([.B333]*[.$G$2]/100;2)" office:value-type="float" office:value="5.4" calcext:value-type="float">
            <text:p>5,4</text:p>
          </table:table-cell>
          <table:table-cell table:formula="of:=ROUND([.P333]*[.$S$5];2)" office:value-type="currency" office:currency="PLN" office:value="26.95" calcext:value-type="currency">
            <text:p>26,95 zł</text:p>
          </table:table-cell>
          <table:table-cell table:number-columns-repeated="1007"/>
        </table:table-row>
        <table:table-row table:style-name="ro2">
          <table:table-cell office:value-type="date" office:date-value="2014-11-19" calcext:value-type="date">
            <text:p>19.11.2014</text:p>
          </table:table-cell>
          <table:table-cell office:value-type="float" office:value="119" calcext:value-type="float">
            <text:p>119</text:p>
          </table:table-cell>
          <table:table-cell table:formula="of:=LOOKUP(WEEKDAY([.A334];2);[.$B$1:.$B$7];[.$C$1:.$C$7])" office:value-type="string" office:string-value="środa" calcext:value-type="string">
            <text:p>środa</text:p>
          </table:table-cell>
          <table:table-cell table:formula="of:=[.L333]" office:value-type="float" office:value="37.02" calcext:value-type="float">
            <text:p>37,02</text:p>
          </table:table-cell>
          <table:table-cell table:formula="of:=[.M333]" office:value-type="float" office:value="30" calcext:value-type="float">
            <text:p>30,00</text:p>
          </table:table-cell>
          <table:table-cell table:formula="of:=ROUND(IF([.E334]&gt;[.$F$6];IF([.E334]-(([.B334]*[.$G$3])/100)&lt;0;((([.E334]*100)/[.$G$3])*[.$G$2])/100;0);([.$G$2]*([.B334]/2))/100);2)" office:value-type="float" office:value="0" calcext:value-type="float">
            <text:p>0,00</text:p>
          </table:table-cell>
          <table:table-cell table:formula="of:=ROUND(IF([.E334]&gt;[.$F$6];IF([.E334]-(([.B334]*[.$G$3])/100)&lt;0;[.E334];([.$G$3]*[.B334])/100);([.$G$3]*([.B334]/2))/100) ;2)" office:value-type="float" office:value="10.71" calcext:value-type="float">
            <text:p>10,71</text:p>
          </table:table-cell>
          <table:table-cell table:formula="of:=[.D334]-[.F334]" office:value-type="float" office:value="37.02" calcext:value-type="float">
            <text:p>37,02</text:p>
          </table:table-cell>
          <table:table-cell table:formula="of:=[.E334]-[.G334]" office:value-type="float" office:value="19.29" calcext:value-type="float">
            <text:p>19,29</text:p>
          </table:table-cell>
          <table:table-cell table:formula="of:=IF([.C334]=[.$L$6];IF([.H334]&lt;[.$N$6];[.$F$2];0);0)" office:value-type="float" office:value="0" calcext:value-type="float">
            <text:p>0,00</text:p>
          </table:table-cell>
          <table:table-cell table:formula="of:=IF([.I334]&lt;5;[.$F$3];0)" office:value-type="float" office:value="0" calcext:value-type="float">
            <text:p>0,00</text:p>
          </table:table-cell>
          <table:table-cell table:formula="of:=IF([.J334]=0;[.H334];[.J334])" office:value-type="float" office:value="37.02" calcext:value-type="float">
            <text:p>37,02</text:p>
          </table:table-cell>
          <table:table-cell table:formula="of:=IF([.K334]=0;[.I334];[.K334])" office:value-type="float" office:value="19.29" calcext:value-type="float">
            <text:p>19,29</text:p>
          </table:table-cell>
          <table:table-cell table:formula="of:=ROUND([.F334]*[.$S$5]+[.G334]*[.$S$4];2)" office:value-type="currency" office:currency="PLN" office:value="24.53" calcext:value-type="currency">
            <text:p>24,53 zł</text:p>
          </table:table-cell>
          <table:table-cell/>
          <table:table-cell table:formula="of:=ROUND([.B334]*[.$G$2]/100;2)" office:value-type="float" office:value="7.14" calcext:value-type="float">
            <text:p>7,14</text:p>
          </table:table-cell>
          <table:table-cell table:formula="of:=ROUND([.P334]*[.$S$5];2)" office:value-type="currency" office:currency="PLN" office:value="35.63" calcext:value-type="currency">
            <text:p>35,63 zł</text:p>
          </table:table-cell>
          <table:table-cell table:number-columns-repeated="1007"/>
        </table:table-row>
        <table:table-row table:style-name="ro2">
          <table:table-cell office:value-type="date" office:date-value="2014-11-20" calcext:value-type="date">
            <text:p>20.11.2014</text:p>
          </table:table-cell>
          <table:table-cell office:value-type="float" office:value="110" calcext:value-type="float">
            <text:p>110</text:p>
          </table:table-cell>
          <table:table-cell table:formula="of:=LOOKUP(WEEKDAY([.A335];2);[.$B$1:.$B$7];[.$C$1:.$C$7])" office:value-type="string" office:string-value="czwartek" calcext:value-type="string">
            <text:p>czwartek</text:p>
          </table:table-cell>
          <table:table-cell table:formula="of:=[.L334]" office:value-type="float" office:value="37.02" calcext:value-type="float">
            <text:p>37,02</text:p>
          </table:table-cell>
          <table:table-cell table:formula="of:=[.M334]" office:value-type="float" office:value="19.29" calcext:value-type="float">
            <text:p>19,29</text:p>
          </table:table-cell>
          <table:table-cell table:formula="of:=ROUND(IF([.E335]&gt;[.$F$6];IF([.E335]-(([.B335]*[.$G$3])/100)&lt;0;((([.E335]*100)/[.$G$3])*[.$G$2])/100;0);([.$G$2]*([.B335]/2))/100);2)" office:value-type="float" office:value="0" calcext:value-type="float">
            <text:p>0,00</text:p>
          </table:table-cell>
          <table:table-cell table:formula="of:=ROUND(IF([.E335]&gt;[.$F$6];IF([.E335]-(([.B335]*[.$G$3])/100)&lt;0;[.E335];([.$G$3]*[.B335])/100);([.$G$3]*([.B335]/2))/100) ;2)" office:value-type="float" office:value="9.9" calcext:value-type="float">
            <text:p>9,90</text:p>
          </table:table-cell>
          <table:table-cell table:formula="of:=[.D335]-[.F335]" office:value-type="float" office:value="37.02" calcext:value-type="float">
            <text:p>37,02</text:p>
          </table:table-cell>
          <table:table-cell table:formula="of:=[.E335]-[.G335]" office:value-type="float" office:value="9.39" calcext:value-type="float">
            <text:p>9,39</text:p>
          </table:table-cell>
          <table:table-cell table:formula="of:=IF([.C335]=[.$L$6];IF([.H335]&lt;[.$N$6];[.$F$2];0);0)" office:value-type="float" office:value="45" calcext:value-type="float">
            <text:p>45,00</text:p>
          </table:table-cell>
          <table:table-cell table:formula="of:=IF([.I335]&lt;5;[.$F$3];0)" office:value-type="float" office:value="0" calcext:value-type="float">
            <text:p>0,00</text:p>
          </table:table-cell>
          <table:table-cell table:formula="of:=IF([.J335]=0;[.H335];[.J335])" office:value-type="float" office:value="45" calcext:value-type="float">
            <text:p>45,00</text:p>
          </table:table-cell>
          <table:table-cell table:formula="of:=IF([.K335]=0;[.I335];[.K335])" office:value-type="float" office:value="9.39" calcext:value-type="float">
            <text:p>9,39</text:p>
          </table:table-cell>
          <table:table-cell table:formula="of:=ROUND([.F335]*[.$S$5]+[.G335]*[.$S$4];2)" office:value-type="currency" office:currency="PLN" office:value="22.67" calcext:value-type="currency">
            <text:p>22,67 zł</text:p>
          </table:table-cell>
          <table:table-cell/>
          <table:table-cell table:formula="of:=ROUND([.B335]*[.$G$2]/100;2)" office:value-type="float" office:value="6.6" calcext:value-type="float">
            <text:p>6,6</text:p>
          </table:table-cell>
          <table:table-cell table:formula="of:=ROUND([.P335]*[.$S$5];2)" office:value-type="currency" office:currency="PLN" office:value="32.93" calcext:value-type="currency">
            <text:p>32,93 zł</text:p>
          </table:table-cell>
          <table:table-cell table:number-columns-repeated="1007"/>
        </table:table-row>
        <table:table-row table:style-name="ro2">
          <table:table-cell office:value-type="date" office:date-value="2014-11-21" calcext:value-type="date">
            <text:p>21.11.2014</text:p>
          </table:table-cell>
          <table:table-cell office:value-type="float" office:value="23" calcext:value-type="float">
            <text:p>23</text:p>
          </table:table-cell>
          <table:table-cell table:formula="of:=LOOKUP(WEEKDAY([.A336];2);[.$B$1:.$B$7];[.$C$1:.$C$7])" office:value-type="string" office:string-value="piątek" calcext:value-type="string">
            <text:p>piątek</text:p>
          </table:table-cell>
          <table:table-cell table:formula="of:=[.L335]" office:value-type="float" office:value="45" calcext:value-type="float">
            <text:p>45,00</text:p>
          </table:table-cell>
          <table:table-cell table:formula="of:=[.M335]" office:value-type="float" office:value="9.39" calcext:value-type="float">
            <text:p>9,39</text:p>
          </table:table-cell>
          <table:table-cell table:formula="of:=ROUND(IF([.E336]&gt;[.$F$6];IF([.E336]-(([.B336]*[.$G$3])/100)&lt;0;((([.E336]*100)/[.$G$3])*[.$G$2])/100;0);([.$G$2]*([.B336]/2))/100);2)" office:value-type="float" office:value="0.69" calcext:value-type="float">
            <text:p>0,69</text:p>
          </table:table-cell>
          <table:table-cell table:formula="of:=ROUND(IF([.E336]&gt;[.$F$6];IF([.E336]-(([.B336]*[.$G$3])/100)&lt;0;[.E336];([.$G$3]*[.B336])/100);([.$G$3]*([.B336]/2))/100) ;2)" office:value-type="float" office:value="1.04" calcext:value-type="float">
            <text:p>1,04</text:p>
          </table:table-cell>
          <table:table-cell table:formula="of:=[.D336]-[.F336]" office:value-type="float" office:value="44.31" calcext:value-type="float">
            <text:p>44,31</text:p>
          </table:table-cell>
          <table:table-cell table:formula="of:=[.E336]-[.G336]" office:value-type="float" office:value="8.35" calcext:value-type="float">
            <text:p>8,35</text:p>
          </table:table-cell>
          <table:table-cell table:formula="of:=IF([.C336]=[.$L$6];IF([.H336]&lt;[.$N$6];[.$F$2];0);0)" office:value-type="float" office:value="0" calcext:value-type="float">
            <text:p>0,00</text:p>
          </table:table-cell>
          <table:table-cell table:formula="of:=IF([.I336]&lt;5;[.$F$3];0)" office:value-type="float" office:value="0" calcext:value-type="float">
            <text:p>0,00</text:p>
          </table:table-cell>
          <table:table-cell table:formula="of:=IF([.J336]=0;[.H336];[.J336])" office:value-type="float" office:value="44.31" calcext:value-type="float">
            <text:p>44,31</text:p>
          </table:table-cell>
          <table:table-cell table:formula="of:=IF([.K336]=0;[.I336];[.K336])" office:value-type="float" office:value="8.35" calcext:value-type="float">
            <text:p>8,35</text:p>
          </table:table-cell>
          <table:table-cell table:formula="of:=ROUND([.F336]*[.$S$5]+[.G336]*[.$S$4];2)" office:value-type="currency" office:currency="PLN" office:value="5.82" calcext:value-type="currency">
            <text:p>5,82 zł</text:p>
          </table:table-cell>
          <table:table-cell/>
          <table:table-cell table:formula="of:=ROUND([.B336]*[.$G$2]/100;2)" office:value-type="float" office:value="1.38" calcext:value-type="float">
            <text:p>1,38</text:p>
          </table:table-cell>
          <table:table-cell table:formula="of:=ROUND([.P336]*[.$S$5];2)" office:value-type="currency" office:currency="PLN" office:value="6.89" calcext:value-type="currency">
            <text:p>6,89 zł</text:p>
          </table:table-cell>
          <table:table-cell table:number-columns-repeated="1007"/>
        </table:table-row>
        <table:table-row table:style-name="ro2">
          <table:table-cell office:value-type="date" office:date-value="2014-11-22" calcext:value-type="date">
            <text:p>22.11.2014</text:p>
          </table:table-cell>
          <table:table-cell office:value-type="float" office:value="53" calcext:value-type="float">
            <text:p>53</text:p>
          </table:table-cell>
          <table:table-cell table:formula="of:=LOOKUP(WEEKDAY([.A337];2);[.$B$1:.$B$7];[.$C$1:.$C$7])" office:value-type="string" office:string-value="sobota" calcext:value-type="string">
            <text:p>sobota</text:p>
          </table:table-cell>
          <table:table-cell table:formula="of:=[.L336]" office:value-type="float" office:value="44.31" calcext:value-type="float">
            <text:p>44,31</text:p>
          </table:table-cell>
          <table:table-cell table:formula="of:=[.M336]" office:value-type="float" office:value="8.35" calcext:value-type="float">
            <text:p>8,35</text:p>
          </table:table-cell>
          <table:table-cell table:formula="of:=ROUND(IF([.E337]&gt;[.$F$6];IF([.E337]-(([.B337]*[.$G$3])/100)&lt;0;((([.E337]*100)/[.$G$3])*[.$G$2])/100;0);([.$G$2]*([.B337]/2))/100);2)" office:value-type="float" office:value="1.59" calcext:value-type="float">
            <text:p>1,59</text:p>
          </table:table-cell>
          <table:table-cell table:formula="of:=ROUND(IF([.E337]&gt;[.$F$6];IF([.E337]-(([.B337]*[.$G$3])/100)&lt;0;[.E337];([.$G$3]*[.B337])/100);([.$G$3]*([.B337]/2))/100) ;2)" office:value-type="float" office:value="2.39" calcext:value-type="float">
            <text:p>2,39</text:p>
          </table:table-cell>
          <table:table-cell table:formula="of:=[.D337]-[.F337]" office:value-type="float" office:value="42.72" calcext:value-type="float">
            <text:p>42,72</text:p>
          </table:table-cell>
          <table:table-cell table:formula="of:=[.E337]-[.G337]" office:value-type="float" office:value="5.96" calcext:value-type="float">
            <text:p>5,96</text:p>
          </table:table-cell>
          <table:table-cell table:formula="of:=IF([.C337]=[.$L$6];IF([.H337]&lt;[.$N$6];[.$F$2];0);0)" office:value-type="float" office:value="0" calcext:value-type="float">
            <text:p>0,00</text:p>
          </table:table-cell>
          <table:table-cell table:formula="of:=IF([.I337]&lt;5;[.$F$3];0)" office:value-type="float" office:value="0" calcext:value-type="float">
            <text:p>0,00</text:p>
          </table:table-cell>
          <table:table-cell table:formula="of:=IF([.J337]=0;[.H337];[.J337])" office:value-type="float" office:value="42.72" calcext:value-type="float">
            <text:p>42,72</text:p>
          </table:table-cell>
          <table:table-cell table:formula="of:=IF([.K337]=0;[.I337];[.K337])" office:value-type="float" office:value="5.96" calcext:value-type="float">
            <text:p>5,96</text:p>
          </table:table-cell>
          <table:table-cell table:formula="of:=ROUND([.F337]*[.$S$5]+[.G337]*[.$S$4];2)" office:value-type="currency" office:currency="PLN" office:value="13.41" calcext:value-type="currency">
            <text:p>13,41 zł</text:p>
          </table:table-cell>
          <table:table-cell/>
          <table:table-cell table:formula="of:=ROUND([.B337]*[.$G$2]/100;2)" office:value-type="float" office:value="3.18" calcext:value-type="float">
            <text:p>3,18</text:p>
          </table:table-cell>
          <table:table-cell table:formula="of:=ROUND([.P337]*[.$S$5];2)" office:value-type="currency" office:currency="PLN" office:value="15.87" calcext:value-type="currency">
            <text:p>15,87 zł</text:p>
          </table:table-cell>
          <table:table-cell table:number-columns-repeated="1007"/>
        </table:table-row>
        <table:table-row table:style-name="ro2">
          <table:table-cell office:value-type="date" office:date-value="2014-11-23" calcext:value-type="date">
            <text:p>23.11.2014</text:p>
          </table:table-cell>
          <table:table-cell office:value-type="float" office:value="89" calcext:value-type="float">
            <text:p>89</text:p>
          </table:table-cell>
          <table:table-cell table:formula="of:=LOOKUP(WEEKDAY([.A338];2);[.$B$1:.$B$7];[.$C$1:.$C$7])" office:value-type="string" office:string-value="niedziela" calcext:value-type="string">
            <text:p>niedziela</text:p>
          </table:table-cell>
          <table:table-cell table:formula="of:=[.L337]" office:value-type="float" office:value="42.72" calcext:value-type="float">
            <text:p>42,72</text:p>
          </table:table-cell>
          <table:table-cell table:formula="of:=[.M337]" office:value-type="float" office:value="5.96" calcext:value-type="float">
            <text:p>5,96</text:p>
          </table:table-cell>
          <table:table-cell table:formula="of:=ROUND(IF([.E338]&gt;[.$F$6];IF([.E338]-(([.B338]*[.$G$3])/100)&lt;0;((([.E338]*100)/[.$G$3])*[.$G$2])/100;0);([.$G$2]*([.B338]/2))/100);2)" office:value-type="float" office:value="2.67" calcext:value-type="float">
            <text:p>2,67</text:p>
          </table:table-cell>
          <table:table-cell table:formula="of:=ROUND(IF([.E338]&gt;[.$F$6];IF([.E338]-(([.B338]*[.$G$3])/100)&lt;0;[.E338];([.$G$3]*[.B338])/100);([.$G$3]*([.B338]/2))/100) ;2)" office:value-type="float" office:value="4.01" calcext:value-type="float">
            <text:p>4,01</text:p>
          </table:table-cell>
          <table:table-cell table:formula="of:=[.D338]-[.F338]" office:value-type="float" office:value="40.05" calcext:value-type="float">
            <text:p>40,05</text:p>
          </table:table-cell>
          <table:table-cell table:formula="of:=[.E338]-[.G338]" office:value-type="float" office:value="1.95" calcext:value-type="float">
            <text:p>1,95</text:p>
          </table:table-cell>
          <table:table-cell table:formula="of:=IF([.C338]=[.$L$6];IF([.H338]&lt;[.$N$6];[.$F$2];0);0)" office:value-type="float" office:value="0" calcext:value-type="float">
            <text:p>0,00</text:p>
          </table:table-cell>
          <table:table-cell table:formula="of:=IF([.I338]&lt;5;[.$F$3];0)" office:value-type="float" office:value="30" calcext:value-type="float">
            <text:p>30,00</text:p>
          </table:table-cell>
          <table:table-cell table:formula="of:=IF([.J338]=0;[.H338];[.J338])" office:value-type="float" office:value="40.05" calcext:value-type="float">
            <text:p>40,05</text:p>
          </table:table-cell>
          <table:table-cell table:formula="of:=IF([.K338]=0;[.I338];[.K338])" office:value-type="float" office:value="30" calcext:value-type="float">
            <text:p>30,00</text:p>
          </table:table-cell>
          <table:table-cell table:formula="of:=ROUND([.F338]*[.$S$5]+[.G338]*[.$S$4];2)" office:value-type="currency" office:currency="PLN" office:value="22.51" calcext:value-type="currency">
            <text:p>22,51 zł</text:p>
          </table:table-cell>
          <table:table-cell/>
          <table:table-cell table:formula="of:=ROUND([.B338]*[.$G$2]/100;2)" office:value-type="float" office:value="5.34" calcext:value-type="float">
            <text:p>5,34</text:p>
          </table:table-cell>
          <table:table-cell table:formula="of:=ROUND([.P338]*[.$S$5];2)" office:value-type="currency" office:currency="PLN" office:value="26.65" calcext:value-type="currency">
            <text:p>26,65 zł</text:p>
          </table:table-cell>
          <table:table-cell table:number-columns-repeated="1007"/>
        </table:table-row>
        <table:table-row table:style-name="ro2">
          <table:table-cell office:value-type="date" office:date-value="2014-11-24" calcext:value-type="date">
            <text:p>24.11.2014</text:p>
          </table:table-cell>
          <table:table-cell office:value-type="float" office:value="150" calcext:value-type="float">
            <text:p>150</text:p>
          </table:table-cell>
          <table:table-cell table:formula="of:=LOOKUP(WEEKDAY([.A339];2);[.$B$1:.$B$7];[.$C$1:.$C$7])" office:value-type="string" office:string-value="poniedziałek" calcext:value-type="string">
            <text:p>poniedziałek</text:p>
          </table:table-cell>
          <table:table-cell table:formula="of:=[.L338]" office:value-type="float" office:value="40.05" calcext:value-type="float">
            <text:p>40,05</text:p>
          </table:table-cell>
          <table:table-cell table:formula="of:=[.M338]" office:value-type="float" office:value="30" calcext:value-type="float">
            <text:p>30,00</text:p>
          </table:table-cell>
          <table:table-cell table:formula="of:=ROUND(IF([.E339]&gt;[.$F$6];IF([.E339]-(([.B339]*[.$G$3])/100)&lt;0;((([.E339]*100)/[.$G$3])*[.$G$2])/100;0);([.$G$2]*([.B339]/2))/100);2)" office:value-type="float" office:value="0" calcext:value-type="float">
            <text:p>0,00</text:p>
          </table:table-cell>
          <table:table-cell table:formula="of:=ROUND(IF([.E339]&gt;[.$F$6];IF([.E339]-(([.B339]*[.$G$3])/100)&lt;0;[.E339];([.$G$3]*[.B339])/100);([.$G$3]*([.B339]/2))/100) ;2)" office:value-type="float" office:value="13.5" calcext:value-type="float">
            <text:p>13,50</text:p>
          </table:table-cell>
          <table:table-cell table:formula="of:=[.D339]-[.F339]" office:value-type="float" office:value="40.05" calcext:value-type="float">
            <text:p>40,05</text:p>
          </table:table-cell>
          <table:table-cell table:formula="of:=[.E339]-[.G339]" office:value-type="float" office:value="16.5" calcext:value-type="float">
            <text:p>16,50</text:p>
          </table:table-cell>
          <table:table-cell table:formula="of:=IF([.C339]=[.$L$6];IF([.H339]&lt;[.$N$6];[.$F$2];0);0)" office:value-type="float" office:value="0" calcext:value-type="float">
            <text:p>0,00</text:p>
          </table:table-cell>
          <table:table-cell table:formula="of:=IF([.I339]&lt;5;[.$F$3];0)" office:value-type="float" office:value="0" calcext:value-type="float">
            <text:p>0,00</text:p>
          </table:table-cell>
          <table:table-cell table:formula="of:=IF([.J339]=0;[.H339];[.J339])" office:value-type="float" office:value="40.05" calcext:value-type="float">
            <text:p>40,05</text:p>
          </table:table-cell>
          <table:table-cell table:formula="of:=IF([.K339]=0;[.I339];[.K339])" office:value-type="float" office:value="16.5" calcext:value-type="float">
            <text:p>16,50</text:p>
          </table:table-cell>
          <table:table-cell table:formula="of:=ROUND([.F339]*[.$S$5]+[.G339]*[.$S$4];2)" office:value-type="currency" office:currency="PLN" office:value="30.92" calcext:value-type="currency">
            <text:p>30,92 zł</text:p>
          </table:table-cell>
          <table:table-cell/>
          <table:table-cell table:formula="of:=ROUND([.B339]*[.$G$2]/100;2)" office:value-type="float" office:value="9" calcext:value-type="float">
            <text:p>9</text:p>
          </table:table-cell>
          <table:table-cell table:formula="of:=ROUND([.P339]*[.$S$5];2)" office:value-type="currency" office:currency="PLN" office:value="44.91" calcext:value-type="currency">
            <text:p>44,91 zł</text:p>
          </table:table-cell>
          <table:table-cell table:number-columns-repeated="1007"/>
        </table:table-row>
        <table:table-row table:style-name="ro2">
          <table:table-cell office:value-type="date" office:date-value="2014-11-25" calcext:value-type="date">
            <text:p>25.11.2014</text:p>
          </table:table-cell>
          <table:table-cell office:value-type="float" office:value="44" calcext:value-type="float">
            <text:p>44</text:p>
          </table:table-cell>
          <table:table-cell table:formula="of:=LOOKUP(WEEKDAY([.A340];2);[.$B$1:.$B$7];[.$C$1:.$C$7])" office:value-type="string" office:string-value="wtorek" calcext:value-type="string">
            <text:p>wtorek</text:p>
          </table:table-cell>
          <table:table-cell table:formula="of:=[.L339]" office:value-type="float" office:value="40.05" calcext:value-type="float">
            <text:p>40,05</text:p>
          </table:table-cell>
          <table:table-cell table:formula="of:=[.M339]" office:value-type="float" office:value="16.5" calcext:value-type="float">
            <text:p>16,50</text:p>
          </table:table-cell>
          <table:table-cell table:formula="of:=ROUND(IF([.E340]&gt;[.$F$6];IF([.E340]-(([.B340]*[.$G$3])/100)&lt;0;((([.E340]*100)/[.$G$3])*[.$G$2])/100;0);([.$G$2]*([.B340]/2))/100);2)" office:value-type="float" office:value="0" calcext:value-type="float">
            <text:p>0,00</text:p>
          </table:table-cell>
          <table:table-cell table:formula="of:=ROUND(IF([.E340]&gt;[.$F$6];IF([.E340]-(([.B340]*[.$G$3])/100)&lt;0;[.E340];([.$G$3]*[.B340])/100);([.$G$3]*([.B340]/2))/100) ;2)" office:value-type="float" office:value="3.96" calcext:value-type="float">
            <text:p>3,96</text:p>
          </table:table-cell>
          <table:table-cell table:formula="of:=[.D340]-[.F340]" office:value-type="float" office:value="40.05" calcext:value-type="float">
            <text:p>40,05</text:p>
          </table:table-cell>
          <table:table-cell table:formula="of:=[.E340]-[.G340]" office:value-type="float" office:value="12.54" calcext:value-type="float">
            <text:p>12,54</text:p>
          </table:table-cell>
          <table:table-cell table:formula="of:=IF([.C340]=[.$L$6];IF([.H340]&lt;[.$N$6];[.$F$2];0);0)" office:value-type="float" office:value="0" calcext:value-type="float">
            <text:p>0,00</text:p>
          </table:table-cell>
          <table:table-cell table:formula="of:=IF([.I340]&lt;5;[.$F$3];0)" office:value-type="float" office:value="0" calcext:value-type="float">
            <text:p>0,00</text:p>
          </table:table-cell>
          <table:table-cell table:formula="of:=IF([.J340]=0;[.H340];[.J340])" office:value-type="float" office:value="40.05" calcext:value-type="float">
            <text:p>40,05</text:p>
          </table:table-cell>
          <table:table-cell table:formula="of:=IF([.K340]=0;[.I340];[.K340])" office:value-type="float" office:value="12.54" calcext:value-type="float">
            <text:p>12,54</text:p>
          </table:table-cell>
          <table:table-cell table:formula="of:=ROUND([.F340]*[.$S$5]+[.G340]*[.$S$4];2)" office:value-type="currency" office:currency="PLN" office:value="9.07" calcext:value-type="currency">
            <text:p>9,07 zł</text:p>
          </table:table-cell>
          <table:table-cell/>
          <table:table-cell table:formula="of:=ROUND([.B340]*[.$G$2]/100;2)" office:value-type="float" office:value="2.64" calcext:value-type="float">
            <text:p>2,64</text:p>
          </table:table-cell>
          <table:table-cell table:formula="of:=ROUND([.P340]*[.$S$5];2)" office:value-type="currency" office:currency="PLN" office:value="13.17" calcext:value-type="currency">
            <text:p>13,17 zł</text:p>
          </table:table-cell>
          <table:table-cell table:number-columns-repeated="1007"/>
        </table:table-row>
        <table:table-row table:style-name="ro2">
          <table:table-cell office:value-type="date" office:date-value="2014-11-26" calcext:value-type="date">
            <text:p>26.11.2014</text:p>
          </table:table-cell>
          <table:table-cell office:value-type="float" office:value="137" calcext:value-type="float">
            <text:p>137</text:p>
          </table:table-cell>
          <table:table-cell table:formula="of:=LOOKUP(WEEKDAY([.A341];2);[.$B$1:.$B$7];[.$C$1:.$C$7])" office:value-type="string" office:string-value="środa" calcext:value-type="string">
            <text:p>środa</text:p>
          </table:table-cell>
          <table:table-cell table:formula="of:=[.L340]" office:value-type="float" office:value="40.05" calcext:value-type="float">
            <text:p>40,05</text:p>
          </table:table-cell>
          <table:table-cell table:formula="of:=[.M340]" office:value-type="float" office:value="12.54" calcext:value-type="float">
            <text:p>12,54</text:p>
          </table:table-cell>
          <table:table-cell table:formula="of:=ROUND(IF([.E341]&gt;[.$F$6];IF([.E341]-(([.B341]*[.$G$3])/100)&lt;0;((([.E341]*100)/[.$G$3])*[.$G$2])/100;0);([.$G$2]*([.B341]/2))/100);2)" office:value-type="float" office:value="4.11" calcext:value-type="float">
            <text:p>4,11</text:p>
          </table:table-cell>
          <table:table-cell table:formula="of:=ROUND(IF([.E341]&gt;[.$F$6];IF([.E341]-(([.B341]*[.$G$3])/100)&lt;0;[.E341];([.$G$3]*[.B341])/100);([.$G$3]*([.B341]/2))/100) ;2)" office:value-type="float" office:value="6.17" calcext:value-type="float">
            <text:p>6,17</text:p>
          </table:table-cell>
          <table:table-cell table:formula="of:=[.D341]-[.F341]" office:value-type="float" office:value="35.94" calcext:value-type="float">
            <text:p>35,94</text:p>
          </table:table-cell>
          <table:table-cell table:formula="of:=[.E341]-[.G341]" office:value-type="float" office:value="6.37" calcext:value-type="float">
            <text:p>6,37</text:p>
          </table:table-cell>
          <table:table-cell table:formula="of:=IF([.C341]=[.$L$6];IF([.H341]&lt;[.$N$6];[.$F$2];0);0)" office:value-type="float" office:value="0" calcext:value-type="float">
            <text:p>0,00</text:p>
          </table:table-cell>
          <table:table-cell table:formula="of:=IF([.I341]&lt;5;[.$F$3];0)" office:value-type="float" office:value="0" calcext:value-type="float">
            <text:p>0,00</text:p>
          </table:table-cell>
          <table:table-cell table:formula="of:=IF([.J341]=0;[.H341];[.J341])" office:value-type="float" office:value="35.94" calcext:value-type="float">
            <text:p>35,94</text:p>
          </table:table-cell>
          <table:table-cell table:formula="of:=IF([.K341]=0;[.I341];[.K341])" office:value-type="float" office:value="6.37" calcext:value-type="float">
            <text:p>6,37</text:p>
          </table:table-cell>
          <table:table-cell table:formula="of:=ROUND([.F341]*[.$S$5]+[.G341]*[.$S$4];2)" office:value-type="currency" office:currency="PLN" office:value="34.64" calcext:value-type="currency">
            <text:p>34,64 zł</text:p>
          </table:table-cell>
          <table:table-cell/>
          <table:table-cell table:formula="of:=ROUND([.B341]*[.$G$2]/100;2)" office:value-type="float" office:value="8.22" calcext:value-type="float">
            <text:p>8,22</text:p>
          </table:table-cell>
          <table:table-cell table:formula="of:=ROUND([.P341]*[.$S$5];2)" office:value-type="currency" office:currency="PLN" office:value="41.02" calcext:value-type="currency">
            <text:p>41,02 zł</text:p>
          </table:table-cell>
          <table:table-cell table:number-columns-repeated="1007"/>
        </table:table-row>
        <table:table-row table:style-name="ro2">
          <table:table-cell office:value-type="date" office:date-value="2014-11-27" calcext:value-type="date">
            <text:p>27.11.2014</text:p>
          </table:table-cell>
          <table:table-cell office:value-type="float" office:value="49" calcext:value-type="float">
            <text:p>49</text:p>
          </table:table-cell>
          <table:table-cell table:formula="of:=LOOKUP(WEEKDAY([.A342];2);[.$B$1:.$B$7];[.$C$1:.$C$7])" office:value-type="string" office:string-value="czwartek" calcext:value-type="string">
            <text:p>czwartek</text:p>
          </table:table-cell>
          <table:table-cell table:formula="of:=[.L341]" office:value-type="float" office:value="35.94" calcext:value-type="float">
            <text:p>35,94</text:p>
          </table:table-cell>
          <table:table-cell table:formula="of:=[.M341]" office:value-type="float" office:value="6.37" calcext:value-type="float">
            <text:p>6,37</text:p>
          </table:table-cell>
          <table:table-cell table:formula="of:=ROUND(IF([.E342]&gt;[.$F$6];IF([.E342]-(([.B342]*[.$G$3])/100)&lt;0;((([.E342]*100)/[.$G$3])*[.$G$2])/100;0);([.$G$2]*([.B342]/2))/100);2)" office:value-type="float" office:value="1.47" calcext:value-type="float">
            <text:p>1,47</text:p>
          </table:table-cell>
          <table:table-cell table:formula="of:=ROUND(IF([.E342]&gt;[.$F$6];IF([.E342]-(([.B342]*[.$G$3])/100)&lt;0;[.E342];([.$G$3]*[.B342])/100);([.$G$3]*([.B342]/2))/100) ;2)" office:value-type="float" office:value="2.21" calcext:value-type="float">
            <text:p>2,21</text:p>
          </table:table-cell>
          <table:table-cell table:formula="of:=[.D342]-[.F342]" office:value-type="float" office:value="34.47" calcext:value-type="float">
            <text:p>34,47</text:p>
          </table:table-cell>
          <table:table-cell table:formula="of:=[.E342]-[.G342]" office:value-type="float" office:value="4.16" calcext:value-type="float">
            <text:p>4,16</text:p>
          </table:table-cell>
          <table:table-cell table:formula="of:=IF([.C342]=[.$L$6];IF([.H342]&lt;[.$N$6];[.$F$2];0);0)" office:value-type="float" office:value="45" calcext:value-type="float">
            <text:p>45,00</text:p>
          </table:table-cell>
          <table:table-cell table:formula="of:=IF([.I342]&lt;5;[.$F$3];0)" office:value-type="float" office:value="30" calcext:value-type="float">
            <text:p>30,00</text:p>
          </table:table-cell>
          <table:table-cell table:formula="of:=IF([.J342]=0;[.H342];[.J342])" office:value-type="float" office:value="45" calcext:value-type="float">
            <text:p>45,00</text:p>
          </table:table-cell>
          <table:table-cell table:formula="of:=IF([.K342]=0;[.I342];[.K342])" office:value-type="float" office:value="30" calcext:value-type="float">
            <text:p>30,00</text:p>
          </table:table-cell>
          <table:table-cell table:formula="of:=ROUND([.F342]*[.$S$5]+[.G342]*[.$S$4];2)" office:value-type="currency" office:currency="PLN" office:value="12.4" calcext:value-type="currency">
            <text:p>12,40 zł</text:p>
          </table:table-cell>
          <table:table-cell/>
          <table:table-cell table:formula="of:=ROUND([.B342]*[.$G$2]/100;2)" office:value-type="float" office:value="2.94" calcext:value-type="float">
            <text:p>2,94</text:p>
          </table:table-cell>
          <table:table-cell table:formula="of:=ROUND([.P342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11-28" calcext:value-type="date">
            <text:p>28.11.2014</text:p>
          </table:table-cell>
          <table:table-cell office:value-type="float" office:value="24" calcext:value-type="float">
            <text:p>24</text:p>
          </table:table-cell>
          <table:table-cell table:formula="of:=LOOKUP(WEEKDAY([.A343];2);[.$B$1:.$B$7];[.$C$1:.$C$7])" office:value-type="string" office:string-value="piątek" calcext:value-type="string">
            <text:p>piątek</text:p>
          </table:table-cell>
          <table:table-cell table:formula="of:=[.L342]" office:value-type="float" office:value="45" calcext:value-type="float">
            <text:p>45,00</text:p>
          </table:table-cell>
          <table:table-cell table:formula="of:=[.M342]" office:value-type="float" office:value="30" calcext:value-type="float">
            <text:p>30,00</text:p>
          </table:table-cell>
          <table:table-cell table:formula="of:=ROUND(IF([.E343]&gt;[.$F$6];IF([.E343]-(([.B343]*[.$G$3])/100)&lt;0;((([.E343]*100)/[.$G$3])*[.$G$2])/100;0);([.$G$2]*([.B343]/2))/100);2)" office:value-type="float" office:value="0" calcext:value-type="float">
            <text:p>0,00</text:p>
          </table:table-cell>
          <table:table-cell table:formula="of:=ROUND(IF([.E343]&gt;[.$F$6];IF([.E343]-(([.B343]*[.$G$3])/100)&lt;0;[.E343];([.$G$3]*[.B343])/100);([.$G$3]*([.B343]/2))/100) ;2)" office:value-type="float" office:value="2.16" calcext:value-type="float">
            <text:p>2,16</text:p>
          </table:table-cell>
          <table:table-cell table:formula="of:=[.D343]-[.F343]" office:value-type="float" office:value="45" calcext:value-type="float">
            <text:p>45,00</text:p>
          </table:table-cell>
          <table:table-cell table:formula="of:=[.E343]-[.G343]" office:value-type="float" office:value="27.84" calcext:value-type="float">
            <text:p>27,84</text:p>
          </table:table-cell>
          <table:table-cell table:formula="of:=IF([.C343]=[.$L$6];IF([.H343]&lt;[.$N$6];[.$F$2];0);0)" office:value-type="float" office:value="0" calcext:value-type="float">
            <text:p>0,00</text:p>
          </table:table-cell>
          <table:table-cell table:formula="of:=IF([.I343]&lt;5;[.$F$3];0)" office:value-type="float" office:value="0" calcext:value-type="float">
            <text:p>0,00</text:p>
          </table:table-cell>
          <table:table-cell table:formula="of:=IF([.J343]=0;[.H343];[.J343])" office:value-type="float" office:value="45" calcext:value-type="float">
            <text:p>45,00</text:p>
          </table:table-cell>
          <table:table-cell table:formula="of:=IF([.K343]=0;[.I343];[.K343])" office:value-type="float" office:value="27.84" calcext:value-type="float">
            <text:p>27,84</text:p>
          </table:table-cell>
          <table:table-cell table:formula="of:=ROUND([.F343]*[.$S$5]+[.G343]*[.$S$4];2)" office:value-type="currency" office:currency="PLN" office:value="4.95" calcext:value-type="currency">
            <text:p>4,95 zł</text:p>
          </table:table-cell>
          <table:table-cell/>
          <table:table-cell table:formula="of:=ROUND([.B343]*[.$G$2]/100;2)" office:value-type="float" office:value="1.44" calcext:value-type="float">
            <text:p>1,44</text:p>
          </table:table-cell>
          <table:table-cell table:formula="of:=ROUND([.P343]*[.$S$5];2)" office:value-type="currency" office:currency="PLN" office:value="7.19" calcext:value-type="currency">
            <text:p>7,19 zł</text:p>
          </table:table-cell>
          <table:table-cell table:number-columns-repeated="1007"/>
        </table:table-row>
        <table:table-row table:style-name="ro2">
          <table:table-cell office:value-type="date" office:date-value="2014-11-29" calcext:value-type="date">
            <text:p>29.11.2014</text:p>
          </table:table-cell>
          <table:table-cell office:value-type="float" office:value="36" calcext:value-type="float">
            <text:p>36</text:p>
          </table:table-cell>
          <table:table-cell table:formula="of:=LOOKUP(WEEKDAY([.A344];2);[.$B$1:.$B$7];[.$C$1:.$C$7])" office:value-type="string" office:string-value="sobota" calcext:value-type="string">
            <text:p>sobota</text:p>
          </table:table-cell>
          <table:table-cell table:formula="of:=[.L343]" office:value-type="float" office:value="45" calcext:value-type="float">
            <text:p>45,00</text:p>
          </table:table-cell>
          <table:table-cell table:formula="of:=[.M343]" office:value-type="float" office:value="27.84" calcext:value-type="float">
            <text:p>27,84</text:p>
          </table:table-cell>
          <table:table-cell table:formula="of:=ROUND(IF([.E344]&gt;[.$F$6];IF([.E344]-(([.B344]*[.$G$3])/100)&lt;0;((([.E344]*100)/[.$G$3])*[.$G$2])/100;0);([.$G$2]*([.B344]/2))/100);2)" office:value-type="float" office:value="0" calcext:value-type="float">
            <text:p>0,00</text:p>
          </table:table-cell>
          <table:table-cell table:formula="of:=ROUND(IF([.E344]&gt;[.$F$6];IF([.E344]-(([.B344]*[.$G$3])/100)&lt;0;[.E344];([.$G$3]*[.B344])/100);([.$G$3]*([.B344]/2))/100) ;2)" office:value-type="float" office:value="3.24" calcext:value-type="float">
            <text:p>3,24</text:p>
          </table:table-cell>
          <table:table-cell table:formula="of:=[.D344]-[.F344]" office:value-type="float" office:value="45" calcext:value-type="float">
            <text:p>45,00</text:p>
          </table:table-cell>
          <table:table-cell table:formula="of:=[.E344]-[.G344]" office:value-type="float" office:value="24.6" calcext:value-type="float">
            <text:p>24,60</text:p>
          </table:table-cell>
          <table:table-cell table:formula="of:=IF([.C344]=[.$L$6];IF([.H344]&lt;[.$N$6];[.$F$2];0);0)" office:value-type="float" office:value="0" calcext:value-type="float">
            <text:p>0,00</text:p>
          </table:table-cell>
          <table:table-cell table:formula="of:=IF([.I344]&lt;5;[.$F$3];0)" office:value-type="float" office:value="0" calcext:value-type="float">
            <text:p>0,00</text:p>
          </table:table-cell>
          <table:table-cell table:formula="of:=IF([.J344]=0;[.H344];[.J344])" office:value-type="float" office:value="45" calcext:value-type="float">
            <text:p>45,00</text:p>
          </table:table-cell>
          <table:table-cell table:formula="of:=IF([.K344]=0;[.I344];[.K344])" office:value-type="float" office:value="24.6" calcext:value-type="float">
            <text:p>24,60</text:p>
          </table:table-cell>
          <table:table-cell table:formula="of:=ROUND([.F344]*[.$S$5]+[.G344]*[.$S$4];2)" office:value-type="currency" office:currency="PLN" office:value="7.42" calcext:value-type="currency">
            <text:p>7,42 zł</text:p>
          </table:table-cell>
          <table:table-cell/>
          <table:table-cell table:formula="of:=ROUND([.B344]*[.$G$2]/100;2)" office:value-type="float" office:value="2.16" calcext:value-type="float">
            <text:p>2,16</text:p>
          </table:table-cell>
          <table:table-cell table:formula="of:=ROUND([.P344]*[.$S$5];2)" office:value-type="currency" office:currency="PLN" office:value="10.78" calcext:value-type="currency">
            <text:p>10,78 zł</text:p>
          </table:table-cell>
          <table:table-cell table:number-columns-repeated="1007"/>
        </table:table-row>
        <table:table-row table:style-name="ro2">
          <table:table-cell office:value-type="date" office:date-value="2014-11-30" calcext:value-type="date">
            <text:p>30.11.2014</text:p>
          </table:table-cell>
          <table:table-cell office:value-type="float" office:value="33" calcext:value-type="float">
            <text:p>33</text:p>
          </table:table-cell>
          <table:table-cell table:formula="of:=LOOKUP(WEEKDAY([.A345];2);[.$B$1:.$B$7];[.$C$1:.$C$7])" office:value-type="string" office:string-value="niedziela" calcext:value-type="string">
            <text:p>niedziela</text:p>
          </table:table-cell>
          <table:table-cell table:formula="of:=[.L344]" office:value-type="float" office:value="45" calcext:value-type="float">
            <text:p>45,00</text:p>
          </table:table-cell>
          <table:table-cell table:formula="of:=[.M344]" office:value-type="float" office:value="24.6" calcext:value-type="float">
            <text:p>24,60</text:p>
          </table:table-cell>
          <table:table-cell table:formula="of:=ROUND(IF([.E345]&gt;[.$F$6];IF([.E345]-(([.B345]*[.$G$3])/100)&lt;0;((([.E345]*100)/[.$G$3])*[.$G$2])/100;0);([.$G$2]*([.B345]/2))/100);2)" office:value-type="float" office:value="0" calcext:value-type="float">
            <text:p>0,00</text:p>
          </table:table-cell>
          <table:table-cell table:formula="of:=ROUND(IF([.E345]&gt;[.$F$6];IF([.E345]-(([.B345]*[.$G$3])/100)&lt;0;[.E345];([.$G$3]*[.B345])/100);([.$G$3]*([.B345]/2))/100) ;2)" office:value-type="float" office:value="2.97" calcext:value-type="float">
            <text:p>2,97</text:p>
          </table:table-cell>
          <table:table-cell table:formula="of:=[.D345]-[.F345]" office:value-type="float" office:value="45" calcext:value-type="float">
            <text:p>45,00</text:p>
          </table:table-cell>
          <table:table-cell table:formula="of:=[.E345]-[.G345]" office:value-type="float" office:value="21.63" calcext:value-type="float">
            <text:p>21,63</text:p>
          </table:table-cell>
          <table:table-cell table:formula="of:=IF([.C345]=[.$L$6];IF([.H345]&lt;[.$N$6];[.$F$2];0);0)" office:value-type="float" office:value="0" calcext:value-type="float">
            <text:p>0,00</text:p>
          </table:table-cell>
          <table:table-cell table:formula="of:=IF([.I345]&lt;5;[.$F$3];0)" office:value-type="float" office:value="0" calcext:value-type="float">
            <text:p>0,00</text:p>
          </table:table-cell>
          <table:table-cell table:formula="of:=IF([.J345]=0;[.H345];[.J345])" office:value-type="float" office:value="45" calcext:value-type="float">
            <text:p>45,00</text:p>
          </table:table-cell>
          <table:table-cell table:formula="of:=IF([.K345]=0;[.I345];[.K345])" office:value-type="float" office:value="21.63" calcext:value-type="float">
            <text:p>21,63</text:p>
          </table:table-cell>
          <table:table-cell table:formula="of:=ROUND([.F345]*[.$S$5]+[.G345]*[.$S$4];2)" office:value-type="currency" office:currency="PLN" office:value="6.8" calcext:value-type="currency">
            <text:p>6,80 zł</text:p>
          </table:table-cell>
          <table:table-cell/>
          <table:table-cell table:formula="of:=ROUND([.B345]*[.$G$2]/100;2)" office:value-type="float" office:value="1.98" calcext:value-type="float">
            <text:p>1,98</text:p>
          </table:table-cell>
          <table:table-cell table:formula="of:=ROUND([.P345]*[.$S$5];2)" office:value-type="currency" office:currency="PLN" office:value="9.88" calcext:value-type="currency">
            <text:p>9,88 zł</text:p>
          </table:table-cell>
          <table:table-cell table:number-columns-repeated="1007"/>
        </table:table-row>
        <table:table-row table:style-name="ro2">
          <table:table-cell office:value-type="date" office:date-value="2014-12-01" calcext:value-type="date">
            <text:p>1.12.2014</text:p>
          </table:table-cell>
          <table:table-cell office:value-type="float" office:value="81" calcext:value-type="float">
            <text:p>81</text:p>
          </table:table-cell>
          <table:table-cell table:formula="of:=LOOKUP(WEEKDAY([.A346];2);[.$B$1:.$B$7];[.$C$1:.$C$7])" office:value-type="string" office:string-value="poniedziałek" calcext:value-type="string">
            <text:p>poniedziałek</text:p>
          </table:table-cell>
          <table:table-cell table:formula="of:=[.L345]" office:value-type="float" office:value="45" calcext:value-type="float">
            <text:p>45,00</text:p>
          </table:table-cell>
          <table:table-cell table:formula="of:=[.M345]" office:value-type="float" office:value="21.63" calcext:value-type="float">
            <text:p>21,63</text:p>
          </table:table-cell>
          <table:table-cell table:formula="of:=ROUND(IF([.E346]&gt;[.$F$6];IF([.E346]-(([.B346]*[.$G$3])/100)&lt;0;((([.E346]*100)/[.$G$3])*[.$G$2])/100;0);([.$G$2]*([.B346]/2))/100);2)" office:value-type="float" office:value="0" calcext:value-type="float">
            <text:p>0,00</text:p>
          </table:table-cell>
          <table:table-cell table:formula="of:=ROUND(IF([.E346]&gt;[.$F$6];IF([.E346]-(([.B346]*[.$G$3])/100)&lt;0;[.E346];([.$G$3]*[.B346])/100);([.$G$3]*([.B346]/2))/100) ;2)" office:value-type="float" office:value="7.29" calcext:value-type="float">
            <text:p>7,29</text:p>
          </table:table-cell>
          <table:table-cell table:formula="of:=[.D346]-[.F346]" office:value-type="float" office:value="45" calcext:value-type="float">
            <text:p>45,00</text:p>
          </table:table-cell>
          <table:table-cell table:formula="of:=[.E346]-[.G346]" office:value-type="float" office:value="14.34" calcext:value-type="float">
            <text:p>14,34</text:p>
          </table:table-cell>
          <table:table-cell table:formula="of:=IF([.C346]=[.$L$6];IF([.H346]&lt;[.$N$6];[.$F$2];0);0)" office:value-type="float" office:value="0" calcext:value-type="float">
            <text:p>0,00</text:p>
          </table:table-cell>
          <table:table-cell table:formula="of:=IF([.I346]&lt;5;[.$F$3];0)" office:value-type="float" office:value="0" calcext:value-type="float">
            <text:p>0,00</text:p>
          </table:table-cell>
          <table:table-cell table:formula="of:=IF([.J346]=0;[.H346];[.J346])" office:value-type="float" office:value="45" calcext:value-type="float">
            <text:p>45,00</text:p>
          </table:table-cell>
          <table:table-cell table:formula="of:=IF([.K346]=0;[.I346];[.K346])" office:value-type="float" office:value="14.34" calcext:value-type="float">
            <text:p>14,34</text:p>
          </table:table-cell>
          <table:table-cell table:formula="of:=ROUND([.F346]*[.$S$5]+[.G346]*[.$S$4];2)" office:value-type="currency" office:currency="PLN" office:value="16.69" calcext:value-type="currency">
            <text:p>16,69 zł</text:p>
          </table:table-cell>
          <table:table-cell/>
          <table:table-cell table:formula="of:=ROUND([.B346]*[.$G$2]/100;2)" office:value-type="float" office:value="4.86" calcext:value-type="float">
            <text:p>4,86</text:p>
          </table:table-cell>
          <table:table-cell table:formula="of:=ROUND([.P346]*[.$S$5];2)" office:value-type="currency" office:currency="PLN" office:value="24.25" calcext:value-type="currency">
            <text:p>24,25 zł</text:p>
          </table:table-cell>
          <table:table-cell table:number-columns-repeated="1007"/>
        </table:table-row>
        <table:table-row table:style-name="ro2">
          <table:table-cell office:value-type="date" office:date-value="2014-12-02" calcext:value-type="date">
            <text:p>2.12.2014</text:p>
          </table:table-cell>
          <table:table-cell office:value-type="float" office:value="70" calcext:value-type="float">
            <text:p>70</text:p>
          </table:table-cell>
          <table:table-cell table:formula="of:=LOOKUP(WEEKDAY([.A347];2);[.$B$1:.$B$7];[.$C$1:.$C$7])" office:value-type="string" office:string-value="wtorek" calcext:value-type="string">
            <text:p>wtorek</text:p>
          </table:table-cell>
          <table:table-cell table:formula="of:=[.L346]" office:value-type="float" office:value="45" calcext:value-type="float">
            <text:p>45,00</text:p>
          </table:table-cell>
          <table:table-cell table:formula="of:=[.M346]" office:value-type="float" office:value="14.34" calcext:value-type="float">
            <text:p>14,34</text:p>
          </table:table-cell>
          <table:table-cell table:formula="of:=ROUND(IF([.E347]&gt;[.$F$6];IF([.E347]-(([.B347]*[.$G$3])/100)&lt;0;((([.E347]*100)/[.$G$3])*[.$G$2])/100;0);([.$G$2]*([.B347]/2))/100);2)" office:value-type="float" office:value="2.1" calcext:value-type="float">
            <text:p>2,10</text:p>
          </table:table-cell>
          <table:table-cell table:formula="of:=ROUND(IF([.E347]&gt;[.$F$6];IF([.E347]-(([.B347]*[.$G$3])/100)&lt;0;[.E347];([.$G$3]*[.B347])/100);([.$G$3]*([.B347]/2))/100) ;2)" office:value-type="float" office:value="3.15" calcext:value-type="float">
            <text:p>3,15</text:p>
          </table:table-cell>
          <table:table-cell table:formula="of:=[.D347]-[.F347]" office:value-type="float" office:value="42.9" calcext:value-type="float">
            <text:p>42,90</text:p>
          </table:table-cell>
          <table:table-cell table:formula="of:=[.E347]-[.G347]" office:value-type="float" office:value="11.19" calcext:value-type="float">
            <text:p>11,19</text:p>
          </table:table-cell>
          <table:table-cell table:formula="of:=IF([.C347]=[.$L$6];IF([.H347]&lt;[.$N$6];[.$F$2];0);0)" office:value-type="float" office:value="0" calcext:value-type="float">
            <text:p>0,00</text:p>
          </table:table-cell>
          <table:table-cell table:formula="of:=IF([.I347]&lt;5;[.$F$3];0)" office:value-type="float" office:value="0" calcext:value-type="float">
            <text:p>0,00</text:p>
          </table:table-cell>
          <table:table-cell table:formula="of:=IF([.J347]=0;[.H347];[.J347])" office:value-type="float" office:value="42.9" calcext:value-type="float">
            <text:p>42,90</text:p>
          </table:table-cell>
          <table:table-cell table:formula="of:=IF([.K347]=0;[.I347];[.K347])" office:value-type="float" office:value="11.19" calcext:value-type="float">
            <text:p>11,19</text:p>
          </table:table-cell>
          <table:table-cell table:formula="of:=ROUND([.F347]*[.$S$5]+[.G347]*[.$S$4];2)" office:value-type="currency" office:currency="PLN" office:value="17.69" calcext:value-type="currency">
            <text:p>17,69 zł</text:p>
          </table:table-cell>
          <table:table-cell/>
          <table:table-cell table:formula="of:=ROUND([.B347]*[.$G$2]/100;2)" office:value-type="float" office:value="4.2" calcext:value-type="float">
            <text:p>4,2</text:p>
          </table:table-cell>
          <table:table-cell table:formula="of:=ROUND([.P347]*[.$S$5];2)" office:value-type="currency" office:currency="PLN" office:value="20.96" calcext:value-type="currency">
            <text:p>20,96 zł</text:p>
          </table:table-cell>
          <table:table-cell table:number-columns-repeated="1007"/>
        </table:table-row>
        <table:table-row table:style-name="ro2">
          <table:table-cell office:value-type="date" office:date-value="2014-12-03" calcext:value-type="date">
            <text:p>3.12.2014</text:p>
          </table:table-cell>
          <table:table-cell office:value-type="float" office:value="48" calcext:value-type="float">
            <text:p>48</text:p>
          </table:table-cell>
          <table:table-cell table:formula="of:=LOOKUP(WEEKDAY([.A348];2);[.$B$1:.$B$7];[.$C$1:.$C$7])" office:value-type="string" office:string-value="środa" calcext:value-type="string">
            <text:p>środa</text:p>
          </table:table-cell>
          <table:table-cell table:formula="of:=[.L347]" office:value-type="float" office:value="42.9" calcext:value-type="float">
            <text:p>42,90</text:p>
          </table:table-cell>
          <table:table-cell table:formula="of:=[.M347]" office:value-type="float" office:value="11.19" calcext:value-type="float">
            <text:p>11,19</text:p>
          </table:table-cell>
          <table:table-cell table:formula="of:=ROUND(IF([.E348]&gt;[.$F$6];IF([.E348]-(([.B348]*[.$G$3])/100)&lt;0;((([.E348]*100)/[.$G$3])*[.$G$2])/100;0);([.$G$2]*([.B348]/2))/100);2)" office:value-type="float" office:value="1.44" calcext:value-type="float">
            <text:p>1,44</text:p>
          </table:table-cell>
          <table:table-cell table:formula="of:=ROUND(IF([.E348]&gt;[.$F$6];IF([.E348]-(([.B348]*[.$G$3])/100)&lt;0;[.E348];([.$G$3]*[.B348])/100);([.$G$3]*([.B348]/2))/100) ;2)" office:value-type="float" office:value="2.16" calcext:value-type="float">
            <text:p>2,16</text:p>
          </table:table-cell>
          <table:table-cell table:formula="of:=[.D348]-[.F348]" office:value-type="float" office:value="41.46" calcext:value-type="float">
            <text:p>41,46</text:p>
          </table:table-cell>
          <table:table-cell table:formula="of:=[.E348]-[.G348]" office:value-type="float" office:value="9.03" calcext:value-type="float">
            <text:p>9,03</text:p>
          </table:table-cell>
          <table:table-cell table:formula="of:=IF([.C348]=[.$L$6];IF([.H348]&lt;[.$N$6];[.$F$2];0);0)" office:value-type="float" office:value="0" calcext:value-type="float">
            <text:p>0,00</text:p>
          </table:table-cell>
          <table:table-cell table:formula="of:=IF([.I348]&lt;5;[.$F$3];0)" office:value-type="float" office:value="0" calcext:value-type="float">
            <text:p>0,00</text:p>
          </table:table-cell>
          <table:table-cell table:formula="of:=IF([.J348]=0;[.H348];[.J348])" office:value-type="float" office:value="41.46" calcext:value-type="float">
            <text:p>41,46</text:p>
          </table:table-cell>
          <table:table-cell table:formula="of:=IF([.K348]=0;[.I348];[.K348])" office:value-type="float" office:value="9.03" calcext:value-type="float">
            <text:p>9,03</text:p>
          </table:table-cell>
          <table:table-cell table:formula="of:=ROUND([.F348]*[.$S$5]+[.G348]*[.$S$4];2)" office:value-type="currency" office:currency="PLN" office:value="12.13" calcext:value-type="currency">
            <text:p>12,13 zł</text:p>
          </table:table-cell>
          <table:table-cell/>
          <table:table-cell table:formula="of:=ROUND([.B348]*[.$G$2]/100;2)" office:value-type="float" office:value="2.88" calcext:value-type="float">
            <text:p>2,88</text:p>
          </table:table-cell>
          <table:table-cell table:formula="of:=ROUND([.P348]*[.$S$5];2)" office:value-type="currency" office:currency="PLN" office:value="14.37" calcext:value-type="currency">
            <text:p>14,37 zł</text:p>
          </table:table-cell>
          <table:table-cell table:number-columns-repeated="1007"/>
        </table:table-row>
        <table:table-row table:style-name="ro2">
          <table:table-cell office:value-type="date" office:date-value="2014-12-04" calcext:value-type="date">
            <text:p>4.12.2014</text:p>
          </table:table-cell>
          <table:table-cell office:value-type="float" office:value="72" calcext:value-type="float">
            <text:p>72</text:p>
          </table:table-cell>
          <table:table-cell table:formula="of:=LOOKUP(WEEKDAY([.A349];2);[.$B$1:.$B$7];[.$C$1:.$C$7])" office:value-type="string" office:string-value="czwartek" calcext:value-type="string">
            <text:p>czwartek</text:p>
          </table:table-cell>
          <table:table-cell table:formula="of:=[.L348]" office:value-type="float" office:value="41.46" calcext:value-type="float">
            <text:p>41,46</text:p>
          </table:table-cell>
          <table:table-cell table:formula="of:=[.M348]" office:value-type="float" office:value="9.03" calcext:value-type="float">
            <text:p>9,03</text:p>
          </table:table-cell>
          <table:table-cell table:formula="of:=ROUND(IF([.E349]&gt;[.$F$6];IF([.E349]-(([.B349]*[.$G$3])/100)&lt;0;((([.E349]*100)/[.$G$3])*[.$G$2])/100;0);([.$G$2]*([.B349]/2))/100);2)" office:value-type="float" office:value="2.16" calcext:value-type="float">
            <text:p>2,16</text:p>
          </table:table-cell>
          <table:table-cell table:formula="of:=ROUND(IF([.E349]&gt;[.$F$6];IF([.E349]-(([.B349]*[.$G$3])/100)&lt;0;[.E349];([.$G$3]*[.B349])/100);([.$G$3]*([.B349]/2))/100) ;2)" office:value-type="float" office:value="3.24" calcext:value-type="float">
            <text:p>3,24</text:p>
          </table:table-cell>
          <table:table-cell table:formula="of:=[.D349]-[.F349]" office:value-type="float" office:value="39.3" calcext:value-type="float">
            <text:p>39,30</text:p>
          </table:table-cell>
          <table:table-cell table:formula="of:=[.E349]-[.G349]" office:value-type="float" office:value="5.79" calcext:value-type="float">
            <text:p>5,79</text:p>
          </table:table-cell>
          <table:table-cell table:formula="of:=IF([.C349]=[.$L$6];IF([.H349]&lt;[.$N$6];[.$F$2];0);0)" office:value-type="float" office:value="45" calcext:value-type="float">
            <text:p>45,00</text:p>
          </table:table-cell>
          <table:table-cell table:formula="of:=IF([.I349]&lt;5;[.$F$3];0)" office:value-type="float" office:value="0" calcext:value-type="float">
            <text:p>0,00</text:p>
          </table:table-cell>
          <table:table-cell table:formula="of:=IF([.J349]=0;[.H349];[.J349])" office:value-type="float" office:value="45" calcext:value-type="float">
            <text:p>45,00</text:p>
          </table:table-cell>
          <table:table-cell table:formula="of:=IF([.K349]=0;[.I349];[.K349])" office:value-type="float" office:value="5.79" calcext:value-type="float">
            <text:p>5,79</text:p>
          </table:table-cell>
          <table:table-cell table:formula="of:=ROUND([.F349]*[.$S$5]+[.G349]*[.$S$4];2)" office:value-type="currency" office:currency="PLN" office:value="18.2" calcext:value-type="currency">
            <text:p>18,20 zł</text:p>
          </table:table-cell>
          <table:table-cell/>
          <table:table-cell table:formula="of:=ROUND([.B349]*[.$G$2]/100;2)" office:value-type="float" office:value="4.32" calcext:value-type="float">
            <text:p>4,32</text:p>
          </table:table-cell>
          <table:table-cell table:formula="of:=ROUND([.P349]*[.$S$5];2)" office:value-type="currency" office:currency="PLN" office:value="21.56" calcext:value-type="currency">
            <text:p>21,56 zł</text:p>
          </table:table-cell>
          <table:table-cell table:number-columns-repeated="1007"/>
        </table:table-row>
        <table:table-row table:style-name="ro2">
          <table:table-cell office:value-type="date" office:date-value="2014-12-05" calcext:value-type="date">
            <text:p>5.12.2014</text:p>
          </table:table-cell>
          <table:table-cell office:value-type="float" office:value="121" calcext:value-type="float">
            <text:p>121</text:p>
          </table:table-cell>
          <table:table-cell table:formula="of:=LOOKUP(WEEKDAY([.A350];2);[.$B$1:.$B$7];[.$C$1:.$C$7])" office:value-type="string" office:string-value="piątek" calcext:value-type="string">
            <text:p>piątek</text:p>
          </table:table-cell>
          <table:table-cell table:formula="of:=[.L349]" office:value-type="float" office:value="45" calcext:value-type="float">
            <text:p>45,00</text:p>
          </table:table-cell>
          <table:table-cell table:formula="of:=[.M349]" office:value-type="float" office:value="5.79" calcext:value-type="float">
            <text:p>5,79</text:p>
          </table:table-cell>
          <table:table-cell table:formula="of:=ROUND(IF([.E350]&gt;[.$F$6];IF([.E350]-(([.B350]*[.$G$3])/100)&lt;0;((([.E350]*100)/[.$G$3])*[.$G$2])/100;0);([.$G$2]*([.B350]/2))/100);2)" office:value-type="float" office:value="3.63" calcext:value-type="float">
            <text:p>3,63</text:p>
          </table:table-cell>
          <table:table-cell table:formula="of:=ROUND(IF([.E350]&gt;[.$F$6];IF([.E350]-(([.B350]*[.$G$3])/100)&lt;0;[.E350];([.$G$3]*[.B350])/100);([.$G$3]*([.B350]/2))/100) ;2)" office:value-type="float" office:value="5.45" calcext:value-type="float">
            <text:p>5,45</text:p>
          </table:table-cell>
          <table:table-cell table:formula="of:=[.D350]-[.F350]" office:value-type="float" office:value="41.37" calcext:value-type="float">
            <text:p>41,37</text:p>
          </table:table-cell>
          <table:table-cell table:formula="of:=[.E350]-[.G350]" office:value-type="float" office:value="0.340000000000003" calcext:value-type="float">
            <text:p>0,34</text:p>
          </table:table-cell>
          <table:table-cell table:formula="of:=IF([.C350]=[.$L$6];IF([.H350]&lt;[.$N$6];[.$F$2];0);0)" office:value-type="float" office:value="0" calcext:value-type="float">
            <text:p>0,00</text:p>
          </table:table-cell>
          <table:table-cell table:formula="of:=IF([.I350]&lt;5;[.$F$3];0)" office:value-type="float" office:value="30" calcext:value-type="float">
            <text:p>30,00</text:p>
          </table:table-cell>
          <table:table-cell table:formula="of:=IF([.J350]=0;[.H350];[.J350])" office:value-type="float" office:value="41.37" calcext:value-type="float">
            <text:p>41,37</text:p>
          </table:table-cell>
          <table:table-cell table:formula="of:=IF([.K350]=0;[.I350];[.K350])" office:value-type="float" office:value="30" calcext:value-type="float">
            <text:p>30,00</text:p>
          </table:table-cell>
          <table:table-cell table:formula="of:=ROUND([.F350]*[.$S$5]+[.G350]*[.$S$4];2)" office:value-type="currency" office:currency="PLN" office:value="30.59" calcext:value-type="currency">
            <text:p>30,59 zł</text:p>
          </table:table-cell>
          <table:table-cell/>
          <table:table-cell table:formula="of:=ROUND([.B350]*[.$G$2]/100;2)" office:value-type="float" office:value="7.26" calcext:value-type="float">
            <text:p>7,26</text:p>
          </table:table-cell>
          <table:table-cell table:formula="of:=ROUND([.P350]*[.$S$5];2)" office:value-type="currency" office:currency="PLN" office:value="36.23" calcext:value-type="currency">
            <text:p>36,23 zł</text:p>
          </table:table-cell>
          <table:table-cell table:number-columns-repeated="1007"/>
        </table:table-row>
        <table:table-row table:style-name="ro2">
          <table:table-cell office:value-type="date" office:date-value="2014-12-06" calcext:value-type="date">
            <text:p>6.12.2014</text:p>
          </table:table-cell>
          <table:table-cell office:value-type="float" office:value="16" calcext:value-type="float">
            <text:p>16</text:p>
          </table:table-cell>
          <table:table-cell table:formula="of:=LOOKUP(WEEKDAY([.A351];2);[.$B$1:.$B$7];[.$C$1:.$C$7])" office:value-type="string" office:string-value="sobota" calcext:value-type="string">
            <text:p>sobota</text:p>
          </table:table-cell>
          <table:table-cell table:formula="of:=[.L350]" office:value-type="float" office:value="41.37" calcext:value-type="float">
            <text:p>41,37</text:p>
          </table:table-cell>
          <table:table-cell table:formula="of:=[.M350]" office:value-type="float" office:value="30" calcext:value-type="float">
            <text:p>30,00</text:p>
          </table:table-cell>
          <table:table-cell table:formula="of:=ROUND(IF([.E351]&gt;[.$F$6];IF([.E351]-(([.B351]*[.$G$3])/100)&lt;0;((([.E351]*100)/[.$G$3])*[.$G$2])/100;0);([.$G$2]*([.B351]/2))/100);2)" office:value-type="float" office:value="0" calcext:value-type="float">
            <text:p>0,00</text:p>
          </table:table-cell>
          <table:table-cell table:formula="of:=ROUND(IF([.E351]&gt;[.$F$6];IF([.E351]-(([.B351]*[.$G$3])/100)&lt;0;[.E351];([.$G$3]*[.B351])/100);([.$G$3]*([.B351]/2))/100) ;2)" office:value-type="float" office:value="1.44" calcext:value-type="float">
            <text:p>1,44</text:p>
          </table:table-cell>
          <table:table-cell table:formula="of:=[.D351]-[.F351]" office:value-type="float" office:value="41.37" calcext:value-type="float">
            <text:p>41,37</text:p>
          </table:table-cell>
          <table:table-cell table:formula="of:=[.E351]-[.G351]" office:value-type="float" office:value="28.56" calcext:value-type="float">
            <text:p>28,56</text:p>
          </table:table-cell>
          <table:table-cell table:formula="of:=IF([.C351]=[.$L$6];IF([.H351]&lt;[.$N$6];[.$F$2];0);0)" office:value-type="float" office:value="0" calcext:value-type="float">
            <text:p>0,00</text:p>
          </table:table-cell>
          <table:table-cell table:formula="of:=IF([.I351]&lt;5;[.$F$3];0)" office:value-type="float" office:value="0" calcext:value-type="float">
            <text:p>0,00</text:p>
          </table:table-cell>
          <table:table-cell table:formula="of:=IF([.J351]=0;[.H351];[.J351])" office:value-type="float" office:value="41.37" calcext:value-type="float">
            <text:p>41,37</text:p>
          </table:table-cell>
          <table:table-cell table:formula="of:=IF([.K351]=0;[.I351];[.K351])" office:value-type="float" office:value="28.56" calcext:value-type="float">
            <text:p>28,56</text:p>
          </table:table-cell>
          <table:table-cell table:formula="of:=ROUND([.F351]*[.$S$5]+[.G351]*[.$S$4];2)" office:value-type="currency" office:currency="PLN" office:value="3.3" calcext:value-type="currency">
            <text:p>3,30 zł</text:p>
          </table:table-cell>
          <table:table-cell/>
          <table:table-cell table:formula="of:=ROUND([.B351]*[.$G$2]/100;2)" office:value-type="float" office:value="0.96" calcext:value-type="float">
            <text:p>0,96</text:p>
          </table:table-cell>
          <table:table-cell table:formula="of:=ROUND([.P351]*[.$S$5];2)" office:value-type="currency" office:currency="PLN" office:value="4.79" calcext:value-type="currency">
            <text:p>4,79 zł</text:p>
          </table:table-cell>
          <table:table-cell table:number-columns-repeated="1007"/>
        </table:table-row>
        <table:table-row table:style-name="ro2">
          <table:table-cell office:value-type="date" office:date-value="2014-12-07" calcext:value-type="date">
            <text:p>7.12.2014</text:p>
          </table:table-cell>
          <table:table-cell office:value-type="float" office:value="94" calcext:value-type="float">
            <text:p>94</text:p>
          </table:table-cell>
          <table:table-cell table:formula="of:=LOOKUP(WEEKDAY([.A352];2);[.$B$1:.$B$7];[.$C$1:.$C$7])" office:value-type="string" office:string-value="niedziela" calcext:value-type="string">
            <text:p>niedziela</text:p>
          </table:table-cell>
          <table:table-cell table:formula="of:=[.L351]" office:value-type="float" office:value="41.37" calcext:value-type="float">
            <text:p>41,37</text:p>
          </table:table-cell>
          <table:table-cell table:formula="of:=[.M351]" office:value-type="float" office:value="28.56" calcext:value-type="float">
            <text:p>28,56</text:p>
          </table:table-cell>
          <table:table-cell table:formula="of:=ROUND(IF([.E352]&gt;[.$F$6];IF([.E352]-(([.B352]*[.$G$3])/100)&lt;0;((([.E352]*100)/[.$G$3])*[.$G$2])/100;0);([.$G$2]*([.B352]/2))/100);2)" office:value-type="float" office:value="0" calcext:value-type="float">
            <text:p>0,00</text:p>
          </table:table-cell>
          <table:table-cell table:formula="of:=ROUND(IF([.E352]&gt;[.$F$6];IF([.E352]-(([.B352]*[.$G$3])/100)&lt;0;[.E352];([.$G$3]*[.B352])/100);([.$G$3]*([.B352]/2))/100) ;2)" office:value-type="float" office:value="8.46" calcext:value-type="float">
            <text:p>8,46</text:p>
          </table:table-cell>
          <table:table-cell table:formula="of:=[.D352]-[.F352]" office:value-type="float" office:value="41.37" calcext:value-type="float">
            <text:p>41,37</text:p>
          </table:table-cell>
          <table:table-cell table:formula="of:=[.E352]-[.G352]" office:value-type="float" office:value="20.1" calcext:value-type="float">
            <text:p>20,10</text:p>
          </table:table-cell>
          <table:table-cell table:formula="of:=IF([.C352]=[.$L$6];IF([.H352]&lt;[.$N$6];[.$F$2];0);0)" office:value-type="float" office:value="0" calcext:value-type="float">
            <text:p>0,00</text:p>
          </table:table-cell>
          <table:table-cell table:formula="of:=IF([.I352]&lt;5;[.$F$3];0)" office:value-type="float" office:value="0" calcext:value-type="float">
            <text:p>0,00</text:p>
          </table:table-cell>
          <table:table-cell table:formula="of:=IF([.J352]=0;[.H352];[.J352])" office:value-type="float" office:value="41.37" calcext:value-type="float">
            <text:p>41,37</text:p>
          </table:table-cell>
          <table:table-cell table:formula="of:=IF([.K352]=0;[.I352];[.K352])" office:value-type="float" office:value="20.1" calcext:value-type="float">
            <text:p>20,10</text:p>
          </table:table-cell>
          <table:table-cell table:formula="of:=ROUND([.F352]*[.$S$5]+[.G352]*[.$S$4];2)" office:value-type="currency" office:currency="PLN" office:value="19.37" calcext:value-type="currency">
            <text:p>19,37 zł</text:p>
          </table:table-cell>
          <table:table-cell/>
          <table:table-cell table:formula="of:=ROUND([.B352]*[.$G$2]/100;2)" office:value-type="float" office:value="5.64" calcext:value-type="float">
            <text:p>5,64</text:p>
          </table:table-cell>
          <table:table-cell table:formula="of:=ROUND([.P352]*[.$S$5];2)" office:value-type="currency" office:currency="PLN" office:value="28.14" calcext:value-type="currency">
            <text:p>28,14 zł</text:p>
          </table:table-cell>
          <table:table-cell table:number-columns-repeated="1007"/>
        </table:table-row>
        <table:table-row table:style-name="ro2">
          <table:table-cell office:value-type="date" office:date-value="2014-12-08" calcext:value-type="date">
            <text:p>8.12.2014</text:p>
          </table:table-cell>
          <table:table-cell office:value-type="float" office:value="120" calcext:value-type="float">
            <text:p>120</text:p>
          </table:table-cell>
          <table:table-cell table:formula="of:=LOOKUP(WEEKDAY([.A353];2);[.$B$1:.$B$7];[.$C$1:.$C$7])" office:value-type="string" office:string-value="poniedziałek" calcext:value-type="string">
            <text:p>poniedziałek</text:p>
          </table:table-cell>
          <table:table-cell table:formula="of:=[.L352]" office:value-type="float" office:value="41.37" calcext:value-type="float">
            <text:p>41,37</text:p>
          </table:table-cell>
          <table:table-cell table:formula="of:=[.M352]" office:value-type="float" office:value="20.1" calcext:value-type="float">
            <text:p>20,10</text:p>
          </table:table-cell>
          <table:table-cell table:formula="of:=ROUND(IF([.E353]&gt;[.$F$6];IF([.E353]-(([.B353]*[.$G$3])/100)&lt;0;((([.E353]*100)/[.$G$3])*[.$G$2])/100;0);([.$G$2]*([.B353]/2))/100);2)" office:value-type="float" office:value="0" calcext:value-type="float">
            <text:p>0,00</text:p>
          </table:table-cell>
          <table:table-cell table:formula="of:=ROUND(IF([.E353]&gt;[.$F$6];IF([.E353]-(([.B353]*[.$G$3])/100)&lt;0;[.E353];([.$G$3]*[.B353])/100);([.$G$3]*([.B353]/2))/100) ;2)" office:value-type="float" office:value="10.8" calcext:value-type="float">
            <text:p>10,80</text:p>
          </table:table-cell>
          <table:table-cell table:formula="of:=[.D353]-[.F353]" office:value-type="float" office:value="41.37" calcext:value-type="float">
            <text:p>41,37</text:p>
          </table:table-cell>
          <table:table-cell table:formula="of:=[.E353]-[.G353]" office:value-type="float" office:value="9.3" calcext:value-type="float">
            <text:p>9,30</text:p>
          </table:table-cell>
          <table:table-cell table:formula="of:=IF([.C353]=[.$L$6];IF([.H353]&lt;[.$N$6];[.$F$2];0);0)" office:value-type="float" office:value="0" calcext:value-type="float">
            <text:p>0,00</text:p>
          </table:table-cell>
          <table:table-cell table:formula="of:=IF([.I353]&lt;5;[.$F$3];0)" office:value-type="float" office:value="0" calcext:value-type="float">
            <text:p>0,00</text:p>
          </table:table-cell>
          <table:table-cell table:formula="of:=IF([.J353]=0;[.H353];[.J353])" office:value-type="float" office:value="41.37" calcext:value-type="float">
            <text:p>41,37</text:p>
          </table:table-cell>
          <table:table-cell table:formula="of:=IF([.K353]=0;[.I353];[.K353])" office:value-type="float" office:value="9.3" calcext:value-type="float">
            <text:p>9,30</text:p>
          </table:table-cell>
          <table:table-cell table:formula="of:=ROUND([.F353]*[.$S$5]+[.G353]*[.$S$4];2)" office:value-type="currency" office:currency="PLN" office:value="24.73" calcext:value-type="currency">
            <text:p>24,73 zł</text:p>
          </table:table-cell>
          <table:table-cell/>
          <table:table-cell table:formula="of:=ROUND([.B353]*[.$G$2]/100;2)" office:value-type="float" office:value="7.2" calcext:value-type="float">
            <text:p>7,2</text:p>
          </table:table-cell>
          <table:table-cell table:formula="of:=ROUND([.P353]*[.$S$5];2)" office:value-type="currency" office:currency="PLN" office:value="35.93" calcext:value-type="currency">
            <text:p>35,93 zł</text:p>
          </table:table-cell>
          <table:table-cell table:number-columns-repeated="1007"/>
        </table:table-row>
        <table:table-row table:style-name="ro2">
          <table:table-cell office:value-type="date" office:date-value="2014-12-09" calcext:value-type="date">
            <text:p>9.12.2014</text:p>
          </table:table-cell>
          <table:table-cell office:value-type="float" office:value="49" calcext:value-type="float">
            <text:p>49</text:p>
          </table:table-cell>
          <table:table-cell table:formula="of:=LOOKUP(WEEKDAY([.A354];2);[.$B$1:.$B$7];[.$C$1:.$C$7])" office:value-type="string" office:string-value="wtorek" calcext:value-type="string">
            <text:p>wtorek</text:p>
          </table:table-cell>
          <table:table-cell table:formula="of:=[.L353]" office:value-type="float" office:value="41.37" calcext:value-type="float">
            <text:p>41,37</text:p>
          </table:table-cell>
          <table:table-cell table:formula="of:=[.M353]" office:value-type="float" office:value="9.3" calcext:value-type="float">
            <text:p>9,30</text:p>
          </table:table-cell>
          <table:table-cell table:formula="of:=ROUND(IF([.E354]&gt;[.$F$6];IF([.E354]-(([.B354]*[.$G$3])/100)&lt;0;((([.E354]*100)/[.$G$3])*[.$G$2])/100;0);([.$G$2]*([.B354]/2))/100);2)" office:value-type="float" office:value="1.47" calcext:value-type="float">
            <text:p>1,47</text:p>
          </table:table-cell>
          <table:table-cell table:formula="of:=ROUND(IF([.E354]&gt;[.$F$6];IF([.E354]-(([.B354]*[.$G$3])/100)&lt;0;[.E354];([.$G$3]*[.B354])/100);([.$G$3]*([.B354]/2))/100) ;2)" office:value-type="float" office:value="2.21" calcext:value-type="float">
            <text:p>2,21</text:p>
          </table:table-cell>
          <table:table-cell table:formula="of:=[.D354]-[.F354]" office:value-type="float" office:value="39.9" calcext:value-type="float">
            <text:p>39,90</text:p>
          </table:table-cell>
          <table:table-cell table:formula="of:=[.E354]-[.G354]" office:value-type="float" office:value="7.09" calcext:value-type="float">
            <text:p>7,09</text:p>
          </table:table-cell>
          <table:table-cell table:formula="of:=IF([.C354]=[.$L$6];IF([.H354]&lt;[.$N$6];[.$F$2];0);0)" office:value-type="float" office:value="0" calcext:value-type="float">
            <text:p>0,00</text:p>
          </table:table-cell>
          <table:table-cell table:formula="of:=IF([.I354]&lt;5;[.$F$3];0)" office:value-type="float" office:value="0" calcext:value-type="float">
            <text:p>0,00</text:p>
          </table:table-cell>
          <table:table-cell table:formula="of:=IF([.J354]=0;[.H354];[.J354])" office:value-type="float" office:value="39.9" calcext:value-type="float">
            <text:p>39,90</text:p>
          </table:table-cell>
          <table:table-cell table:formula="of:=IF([.K354]=0;[.I354];[.K354])" office:value-type="float" office:value="7.09" calcext:value-type="float">
            <text:p>7,09</text:p>
          </table:table-cell>
          <table:table-cell table:formula="of:=ROUND([.F354]*[.$S$5]+[.G354]*[.$S$4];2)" office:value-type="currency" office:currency="PLN" office:value="12.4" calcext:value-type="currency">
            <text:p>12,40 zł</text:p>
          </table:table-cell>
          <table:table-cell/>
          <table:table-cell table:formula="of:=ROUND([.B354]*[.$G$2]/100;2)" office:value-type="float" office:value="2.94" calcext:value-type="float">
            <text:p>2,94</text:p>
          </table:table-cell>
          <table:table-cell table:formula="of:=ROUND([.P354]*[.$S$5];2)" office:value-type="currency" office:currency="PLN" office:value="14.67" calcext:value-type="currency">
            <text:p>14,67 zł</text:p>
          </table:table-cell>
          <table:table-cell table:number-columns-repeated="1007"/>
        </table:table-row>
        <table:table-row table:style-name="ro2">
          <table:table-cell office:value-type="date" office:date-value="2014-12-10" calcext:value-type="date">
            <text:p>10.12.2014</text:p>
          </table:table-cell>
          <table:table-cell office:value-type="float" office:value="106" calcext:value-type="float">
            <text:p>106</text:p>
          </table:table-cell>
          <table:table-cell table:formula="of:=LOOKUP(WEEKDAY([.A355];2);[.$B$1:.$B$7];[.$C$1:.$C$7])" office:value-type="string" office:string-value="środa" calcext:value-type="string">
            <text:p>środa</text:p>
          </table:table-cell>
          <table:table-cell table:formula="of:=[.L354]" office:value-type="float" office:value="39.9" calcext:value-type="float">
            <text:p>39,90</text:p>
          </table:table-cell>
          <table:table-cell table:formula="of:=[.M354]" office:value-type="float" office:value="7.09" calcext:value-type="float">
            <text:p>7,09</text:p>
          </table:table-cell>
          <table:table-cell table:formula="of:=ROUND(IF([.E355]&gt;[.$F$6];IF([.E355]-(([.B355]*[.$G$3])/100)&lt;0;((([.E355]*100)/[.$G$3])*[.$G$2])/100;0);([.$G$2]*([.B355]/2))/100);2)" office:value-type="float" office:value="3.18" calcext:value-type="float">
            <text:p>3,18</text:p>
          </table:table-cell>
          <table:table-cell table:formula="of:=ROUND(IF([.E355]&gt;[.$F$6];IF([.E355]-(([.B355]*[.$G$3])/100)&lt;0;[.E355];([.$G$3]*[.B355])/100);([.$G$3]*([.B355]/2))/100) ;2)" office:value-type="float" office:value="4.77" calcext:value-type="float">
            <text:p>4,77</text:p>
          </table:table-cell>
          <table:table-cell table:formula="of:=[.D355]-[.F355]" office:value-type="float" office:value="36.72" calcext:value-type="float">
            <text:p>36,72</text:p>
          </table:table-cell>
          <table:table-cell table:formula="of:=[.E355]-[.G355]" office:value-type="float" office:value="2.32" calcext:value-type="float">
            <text:p>2,32</text:p>
          </table:table-cell>
          <table:table-cell table:formula="of:=IF([.C355]=[.$L$6];IF([.H355]&lt;[.$N$6];[.$F$2];0);0)" office:value-type="float" office:value="0" calcext:value-type="float">
            <text:p>0,00</text:p>
          </table:table-cell>
          <table:table-cell table:formula="of:=IF([.I355]&lt;5;[.$F$3];0)" office:value-type="float" office:value="30" calcext:value-type="float">
            <text:p>30,00</text:p>
          </table:table-cell>
          <table:table-cell table:formula="of:=IF([.J355]=0;[.H355];[.J355])" office:value-type="float" office:value="36.72" calcext:value-type="float">
            <text:p>36,72</text:p>
          </table:table-cell>
          <table:table-cell table:formula="of:=IF([.K355]=0;[.I355];[.K355])" office:value-type="float" office:value="30" calcext:value-type="float">
            <text:p>30,00</text:p>
          </table:table-cell>
          <table:table-cell table:formula="of:=ROUND([.F355]*[.$S$5]+[.G355]*[.$S$4];2)" office:value-type="currency" office:currency="PLN" office:value="26.79" calcext:value-type="currency">
            <text:p>26,79 zł</text:p>
          </table:table-cell>
          <table:table-cell/>
          <table:table-cell table:formula="of:=ROUND([.B355]*[.$G$2]/100;2)" office:value-type="float" office:value="6.36" calcext:value-type="float">
            <text:p>6,36</text:p>
          </table:table-cell>
          <table:table-cell table:formula="of:=ROUND([.P355]*[.$S$5];2)" office:value-type="currency" office:currency="PLN" office:value="31.74" calcext:value-type="currency">
            <text:p>31,74 zł</text:p>
          </table:table-cell>
          <table:table-cell table:number-columns-repeated="1007"/>
        </table:table-row>
        <table:table-row table:style-name="ro2">
          <table:table-cell office:value-type="date" office:date-value="2014-12-11" calcext:value-type="date">
            <text:p>11.12.2014</text:p>
          </table:table-cell>
          <table:table-cell office:value-type="float" office:value="128" calcext:value-type="float">
            <text:p>128</text:p>
          </table:table-cell>
          <table:table-cell table:formula="of:=LOOKUP(WEEKDAY([.A356];2);[.$B$1:.$B$7];[.$C$1:.$C$7])" office:value-type="string" office:string-value="czwartek" calcext:value-type="string">
            <text:p>czwartek</text:p>
          </table:table-cell>
          <table:table-cell table:formula="of:=[.L355]" office:value-type="float" office:value="36.72" calcext:value-type="float">
            <text:p>36,72</text:p>
          </table:table-cell>
          <table:table-cell table:formula="of:=[.M355]" office:value-type="float" office:value="30" calcext:value-type="float">
            <text:p>30,00</text:p>
          </table:table-cell>
          <table:table-cell table:formula="of:=ROUND(IF([.E356]&gt;[.$F$6];IF([.E356]-(([.B356]*[.$G$3])/100)&lt;0;((([.E356]*100)/[.$G$3])*[.$G$2])/100;0);([.$G$2]*([.B356]/2))/100);2)" office:value-type="float" office:value="0" calcext:value-type="float">
            <text:p>0,00</text:p>
          </table:table-cell>
          <table:table-cell table:formula="of:=ROUND(IF([.E356]&gt;[.$F$6];IF([.E356]-(([.B356]*[.$G$3])/100)&lt;0;[.E356];([.$G$3]*[.B356])/100);([.$G$3]*([.B356]/2))/100) ;2)" office:value-type="float" office:value="11.52" calcext:value-type="float">
            <text:p>11,52</text:p>
          </table:table-cell>
          <table:table-cell table:formula="of:=[.D356]-[.F356]" office:value-type="float" office:value="36.72" calcext:value-type="float">
            <text:p>36,72</text:p>
          </table:table-cell>
          <table:table-cell table:formula="of:=[.E356]-[.G356]" office:value-type="float" office:value="18.48" calcext:value-type="float">
            <text:p>18,48</text:p>
          </table:table-cell>
          <table:table-cell table:formula="of:=IF([.C356]=[.$L$6];IF([.H356]&lt;[.$N$6];[.$F$2];0);0)" office:value-type="float" office:value="45" calcext:value-type="float">
            <text:p>45,00</text:p>
          </table:table-cell>
          <table:table-cell table:formula="of:=IF([.I356]&lt;5;[.$F$3];0)" office:value-type="float" office:value="0" calcext:value-type="float">
            <text:p>0,00</text:p>
          </table:table-cell>
          <table:table-cell table:formula="of:=IF([.J356]=0;[.H356];[.J356])" office:value-type="float" office:value="45" calcext:value-type="float">
            <text:p>45,00</text:p>
          </table:table-cell>
          <table:table-cell table:formula="of:=IF([.K356]=0;[.I356];[.K356])" office:value-type="float" office:value="18.48" calcext:value-type="float">
            <text:p>18,48</text:p>
          </table:table-cell>
          <table:table-cell table:formula="of:=ROUND([.F356]*[.$S$5]+[.G356]*[.$S$4];2)" office:value-type="currency" office:currency="PLN" office:value="26.38" calcext:value-type="currency">
            <text:p>26,38 zł</text:p>
          </table:table-cell>
          <table:table-cell/>
          <table:table-cell table:formula="of:=ROUND([.B356]*[.$G$2]/100;2)" office:value-type="float" office:value="7.68" calcext:value-type="float">
            <text:p>7,68</text:p>
          </table:table-cell>
          <table:table-cell table:formula="of:=ROUND([.P356]*[.$S$5];2)" office:value-type="currency" office:currency="PLN" office:value="38.32" calcext:value-type="currency">
            <text:p>38,32 zł</text:p>
          </table:table-cell>
          <table:table-cell table:number-columns-repeated="1007"/>
        </table:table-row>
        <table:table-row table:style-name="ro2">
          <table:table-cell office:value-type="date" office:date-value="2014-12-12" calcext:value-type="date">
            <text:p>12.12.2014</text:p>
          </table:table-cell>
          <table:table-cell office:value-type="float" office:value="100" calcext:value-type="float">
            <text:p>100</text:p>
          </table:table-cell>
          <table:table-cell table:formula="of:=LOOKUP(WEEKDAY([.A357];2);[.$B$1:.$B$7];[.$C$1:.$C$7])" office:value-type="string" office:string-value="piątek" calcext:value-type="string">
            <text:p>piątek</text:p>
          </table:table-cell>
          <table:table-cell table:formula="of:=[.L356]" office:value-type="float" office:value="45" calcext:value-type="float">
            <text:p>45,00</text:p>
          </table:table-cell>
          <table:table-cell table:formula="of:=[.M356]" office:value-type="float" office:value="18.48" calcext:value-type="float">
            <text:p>18,48</text:p>
          </table:table-cell>
          <table:table-cell table:formula="of:=ROUND(IF([.E357]&gt;[.$F$6];IF([.E357]-(([.B357]*[.$G$3])/100)&lt;0;((([.E357]*100)/[.$G$3])*[.$G$2])/100;0);([.$G$2]*([.B357]/2))/100);2)" office:value-type="float" office:value="0" calcext:value-type="float">
            <text:p>0,00</text:p>
          </table:table-cell>
          <table:table-cell table:formula="of:=ROUND(IF([.E357]&gt;[.$F$6];IF([.E357]-(([.B357]*[.$G$3])/100)&lt;0;[.E357];([.$G$3]*[.B357])/100);([.$G$3]*([.B357]/2))/100) ;2)" office:value-type="float" office:value="9" calcext:value-type="float">
            <text:p>9,00</text:p>
          </table:table-cell>
          <table:table-cell table:formula="of:=[.D357]-[.F357]" office:value-type="float" office:value="45" calcext:value-type="float">
            <text:p>45,00</text:p>
          </table:table-cell>
          <table:table-cell table:formula="of:=[.E357]-[.G357]" office:value-type="float" office:value="9.48" calcext:value-type="float">
            <text:p>9,48</text:p>
          </table:table-cell>
          <table:table-cell table:formula="of:=IF([.C357]=[.$L$6];IF([.H357]&lt;[.$N$6];[.$F$2];0);0)" office:value-type="float" office:value="0" calcext:value-type="float">
            <text:p>0,00</text:p>
          </table:table-cell>
          <table:table-cell table:formula="of:=IF([.I357]&lt;5;[.$F$3];0)" office:value-type="float" office:value="0" calcext:value-type="float">
            <text:p>0,00</text:p>
          </table:table-cell>
          <table:table-cell table:formula="of:=IF([.J357]=0;[.H357];[.J357])" office:value-type="float" office:value="45" calcext:value-type="float">
            <text:p>45,00</text:p>
          </table:table-cell>
          <table:table-cell table:formula="of:=IF([.K357]=0;[.I357];[.K357])" office:value-type="float" office:value="9.48" calcext:value-type="float">
            <text:p>9,48</text:p>
          </table:table-cell>
          <table:table-cell table:formula="of:=ROUND([.F357]*[.$S$5]+[.G357]*[.$S$4];2)" office:value-type="currency" office:currency="PLN" office:value="20.61" calcext:value-type="currency">
            <text:p>20,61 zł</text:p>
          </table:table-cell>
          <table:table-cell/>
          <table:table-cell table:formula="of:=ROUND([.B357]*[.$G$2]/100;2)" office:value-type="float" office:value="6" calcext:value-type="float">
            <text:p>6</text:p>
          </table:table-cell>
          <table:table-cell table:formula="of:=ROUND([.P357]*[.$S$5];2)" office:value-type="currency" office:currency="PLN" office:value="29.94" calcext:value-type="currency">
            <text:p>29,94 zł</text:p>
          </table:table-cell>
          <table:table-cell table:number-columns-repeated="1007"/>
        </table:table-row>
        <table:table-row table:style-name="ro2">
          <table:table-cell office:value-type="date" office:date-value="2014-12-13" calcext:value-type="date">
            <text:p>13.12.2014</text:p>
          </table:table-cell>
          <table:table-cell office:value-type="float" office:value="78" calcext:value-type="float">
            <text:p>78</text:p>
          </table:table-cell>
          <table:table-cell table:formula="of:=LOOKUP(WEEKDAY([.A358];2);[.$B$1:.$B$7];[.$C$1:.$C$7])" office:value-type="string" office:string-value="sobota" calcext:value-type="string">
            <text:p>sobota</text:p>
          </table:table-cell>
          <table:table-cell table:formula="of:=[.L357]" office:value-type="float" office:value="45" calcext:value-type="float">
            <text:p>45,00</text:p>
          </table:table-cell>
          <table:table-cell table:formula="of:=[.M357]" office:value-type="float" office:value="9.48" calcext:value-type="float">
            <text:p>9,48</text:p>
          </table:table-cell>
          <table:table-cell table:formula="of:=ROUND(IF([.E358]&gt;[.$F$6];IF([.E358]-(([.B358]*[.$G$3])/100)&lt;0;((([.E358]*100)/[.$G$3])*[.$G$2])/100;0);([.$G$2]*([.B358]/2))/100);2)" office:value-type="float" office:value="2.34" calcext:value-type="float">
            <text:p>2,34</text:p>
          </table:table-cell>
          <table:table-cell table:formula="of:=ROUND(IF([.E358]&gt;[.$F$6];IF([.E358]-(([.B358]*[.$G$3])/100)&lt;0;[.E358];([.$G$3]*[.B358])/100);([.$G$3]*([.B358]/2))/100) ;2)" office:value-type="float" office:value="3.51" calcext:value-type="float">
            <text:p>3,51</text:p>
          </table:table-cell>
          <table:table-cell table:formula="of:=[.D358]-[.F358]" office:value-type="float" office:value="42.66" calcext:value-type="float">
            <text:p>42,66</text:p>
          </table:table-cell>
          <table:table-cell table:formula="of:=[.E358]-[.G358]" office:value-type="float" office:value="5.97" calcext:value-type="float">
            <text:p>5,97</text:p>
          </table:table-cell>
          <table:table-cell table:formula="of:=IF([.C358]=[.$L$6];IF([.H358]&lt;[.$N$6];[.$F$2];0);0)" office:value-type="float" office:value="0" calcext:value-type="float">
            <text:p>0,00</text:p>
          </table:table-cell>
          <table:table-cell table:formula="of:=IF([.I358]&lt;5;[.$F$3];0)" office:value-type="float" office:value="0" calcext:value-type="float">
            <text:p>0,00</text:p>
          </table:table-cell>
          <table:table-cell table:formula="of:=IF([.J358]=0;[.H358];[.J358])" office:value-type="float" office:value="42.66" calcext:value-type="float">
            <text:p>42,66</text:p>
          </table:table-cell>
          <table:table-cell table:formula="of:=IF([.K358]=0;[.I358];[.K358])" office:value-type="float" office:value="5.97" calcext:value-type="float">
            <text:p>5,97</text:p>
          </table:table-cell>
          <table:table-cell table:formula="of:=ROUND([.F358]*[.$S$5]+[.G358]*[.$S$4];2)" office:value-type="currency" office:currency="PLN" office:value="19.71" calcext:value-type="currency">
            <text:p>19,71 zł</text:p>
          </table:table-cell>
          <table:table-cell/>
          <table:table-cell table:formula="of:=ROUND([.B358]*[.$G$2]/100;2)" office:value-type="float" office:value="4.68" calcext:value-type="float">
            <text:p>4,68</text:p>
          </table:table-cell>
          <table:table-cell table:formula="of:=ROUND([.P358]*[.$S$5];2)" office:value-type="currency" office:currency="PLN" office:value="23.35" calcext:value-type="currency">
            <text:p>23,35 zł</text:p>
          </table:table-cell>
          <table:table-cell table:number-columns-repeated="1007"/>
        </table:table-row>
        <table:table-row table:style-name="ro2">
          <table:table-cell office:value-type="date" office:date-value="2014-12-14" calcext:value-type="date">
            <text:p>14.12.2014</text:p>
          </table:table-cell>
          <table:table-cell office:value-type="float" office:value="39" calcext:value-type="float">
            <text:p>39</text:p>
          </table:table-cell>
          <table:table-cell table:formula="of:=LOOKUP(WEEKDAY([.A359];2);[.$B$1:.$B$7];[.$C$1:.$C$7])" office:value-type="string" office:string-value="niedziela" calcext:value-type="string">
            <text:p>niedziela</text:p>
          </table:table-cell>
          <table:table-cell table:formula="of:=[.L358]" office:value-type="float" office:value="42.66" calcext:value-type="float">
            <text:p>42,66</text:p>
          </table:table-cell>
          <table:table-cell table:formula="of:=[.M358]" office:value-type="float" office:value="5.97" calcext:value-type="float">
            <text:p>5,97</text:p>
          </table:table-cell>
          <table:table-cell table:formula="of:=ROUND(IF([.E359]&gt;[.$F$6];IF([.E359]-(([.B359]*[.$G$3])/100)&lt;0;((([.E359]*100)/[.$G$3])*[.$G$2])/100;0);([.$G$2]*([.B359]/2))/100);2)" office:value-type="float" office:value="1.17" calcext:value-type="float">
            <text:p>1,17</text:p>
          </table:table-cell>
          <table:table-cell table:formula="of:=ROUND(IF([.E359]&gt;[.$F$6];IF([.E359]-(([.B359]*[.$G$3])/100)&lt;0;[.E359];([.$G$3]*[.B359])/100);([.$G$3]*([.B359]/2))/100) ;2)" office:value-type="float" office:value="1.76" calcext:value-type="float">
            <text:p>1,76</text:p>
          </table:table-cell>
          <table:table-cell table:formula="of:=[.D359]-[.F359]" office:value-type="float" office:value="41.49" calcext:value-type="float">
            <text:p>41,49</text:p>
          </table:table-cell>
          <table:table-cell table:formula="of:=[.E359]-[.G359]" office:value-type="float" office:value="4.21" calcext:value-type="float">
            <text:p>4,21</text:p>
          </table:table-cell>
          <table:table-cell table:formula="of:=IF([.C359]=[.$L$6];IF([.H359]&lt;[.$N$6];[.$F$2];0);0)" office:value-type="float" office:value="0" calcext:value-type="float">
            <text:p>0,00</text:p>
          </table:table-cell>
          <table:table-cell table:formula="of:=IF([.I359]&lt;5;[.$F$3];0)" office:value-type="float" office:value="30" calcext:value-type="float">
            <text:p>30,00</text:p>
          </table:table-cell>
          <table:table-cell table:formula="of:=IF([.J359]=0;[.H359];[.J359])" office:value-type="float" office:value="41.49" calcext:value-type="float">
            <text:p>41,49</text:p>
          </table:table-cell>
          <table:table-cell table:formula="of:=IF([.K359]=0;[.I359];[.K359])" office:value-type="float" office:value="30" calcext:value-type="float">
            <text:p>30,00</text:p>
          </table:table-cell>
          <table:table-cell table:formula="of:=ROUND([.F359]*[.$S$5]+[.G359]*[.$S$4];2)" office:value-type="currency" office:currency="PLN" office:value="9.87" calcext:value-type="currency">
            <text:p>9,87 zł</text:p>
          </table:table-cell>
          <table:table-cell/>
          <table:table-cell table:formula="of:=ROUND([.B359]*[.$G$2]/100;2)" office:value-type="float" office:value="2.34" calcext:value-type="float">
            <text:p>2,34</text:p>
          </table:table-cell>
          <table:table-cell table:formula="of:=ROUND([.P359]*[.$S$5];2)" office:value-type="currency" office:currency="PLN" office:value="11.68" calcext:value-type="currency">
            <text:p>11,68 zł</text:p>
          </table:table-cell>
          <table:table-cell table:number-columns-repeated="1007"/>
        </table:table-row>
        <table:table-row table:style-name="ro2">
          <table:table-cell office:value-type="date" office:date-value="2014-12-15" calcext:value-type="date">
            <text:p>15.12.2014</text:p>
          </table:table-cell>
          <table:table-cell office:value-type="float" office:value="125" calcext:value-type="float">
            <text:p>125</text:p>
          </table:table-cell>
          <table:table-cell table:formula="of:=LOOKUP(WEEKDAY([.A360];2);[.$B$1:.$B$7];[.$C$1:.$C$7])" office:value-type="string" office:string-value="poniedziałek" calcext:value-type="string">
            <text:p>poniedziałek</text:p>
          </table:table-cell>
          <table:table-cell table:formula="of:=[.L359]" office:value-type="float" office:value="41.49" calcext:value-type="float">
            <text:p>41,49</text:p>
          </table:table-cell>
          <table:table-cell table:formula="of:=[.M359]" office:value-type="float" office:value="30" calcext:value-type="float">
            <text:p>30,00</text:p>
          </table:table-cell>
          <table:table-cell table:formula="of:=ROUND(IF([.E360]&gt;[.$F$6];IF([.E360]-(([.B360]*[.$G$3])/100)&lt;0;((([.E360]*100)/[.$G$3])*[.$G$2])/100;0);([.$G$2]*([.B360]/2))/100);2)" office:value-type="float" office:value="0" calcext:value-type="float">
            <text:p>0,00</text:p>
          </table:table-cell>
          <table:table-cell table:formula="of:=ROUND(IF([.E360]&gt;[.$F$6];IF([.E360]-(([.B360]*[.$G$3])/100)&lt;0;[.E360];([.$G$3]*[.B360])/100);([.$G$3]*([.B360]/2))/100) ;2)" office:value-type="float" office:value="11.25" calcext:value-type="float">
            <text:p>11,25</text:p>
          </table:table-cell>
          <table:table-cell table:formula="of:=[.D360]-[.F360]" office:value-type="float" office:value="41.49" calcext:value-type="float">
            <text:p>41,49</text:p>
          </table:table-cell>
          <table:table-cell table:formula="of:=[.E360]-[.G360]" office:value-type="float" office:value="18.75" calcext:value-type="float">
            <text:p>18,75</text:p>
          </table:table-cell>
          <table:table-cell table:formula="of:=IF([.C360]=[.$L$6];IF([.H360]&lt;[.$N$6];[.$F$2];0);0)" office:value-type="float" office:value="0" calcext:value-type="float">
            <text:p>0,00</text:p>
          </table:table-cell>
          <table:table-cell table:formula="of:=IF([.I360]&lt;5;[.$F$3];0)" office:value-type="float" office:value="0" calcext:value-type="float">
            <text:p>0,00</text:p>
          </table:table-cell>
          <table:table-cell table:formula="of:=IF([.J360]=0;[.H360];[.J360])" office:value-type="float" office:value="41.49" calcext:value-type="float">
            <text:p>41,49</text:p>
          </table:table-cell>
          <table:table-cell table:formula="of:=IF([.K360]=0;[.I360];[.K360])" office:value-type="float" office:value="18.75" calcext:value-type="float">
            <text:p>18,75</text:p>
          </table:table-cell>
          <table:table-cell table:formula="of:=ROUND([.F360]*[.$S$5]+[.G360]*[.$S$4];2)" office:value-type="currency" office:currency="PLN" office:value="25.76" calcext:value-type="currency">
            <text:p>25,76 zł</text:p>
          </table:table-cell>
          <table:table-cell/>
          <table:table-cell table:formula="of:=ROUND([.B360]*[.$G$2]/100;2)" office:value-type="float" office:value="7.5" calcext:value-type="float">
            <text:p>7,5</text:p>
          </table:table-cell>
          <table:table-cell table:formula="of:=ROUND([.P360]*[.$S$5];2)" office:value-type="currency" office:currency="PLN" office:value="37.43" calcext:value-type="currency">
            <text:p>37,43 zł</text:p>
          </table:table-cell>
          <table:table-cell table:number-columns-repeated="1007"/>
        </table:table-row>
        <table:table-row table:style-name="ro2">
          <table:table-cell office:value-type="date" office:date-value="2014-12-16" calcext:value-type="date">
            <text:p>16.12.2014</text:p>
          </table:table-cell>
          <table:table-cell office:value-type="float" office:value="34" calcext:value-type="float">
            <text:p>34</text:p>
          </table:table-cell>
          <table:table-cell table:formula="of:=LOOKUP(WEEKDAY([.A361];2);[.$B$1:.$B$7];[.$C$1:.$C$7])" office:value-type="string" office:string-value="wtorek" calcext:value-type="string">
            <text:p>wtorek</text:p>
          </table:table-cell>
          <table:table-cell table:formula="of:=[.L360]" office:value-type="float" office:value="41.49" calcext:value-type="float">
            <text:p>41,49</text:p>
          </table:table-cell>
          <table:table-cell table:formula="of:=[.M360]" office:value-type="float" office:value="18.75" calcext:value-type="float">
            <text:p>18,75</text:p>
          </table:table-cell>
          <table:table-cell table:formula="of:=ROUND(IF([.E361]&gt;[.$F$6];IF([.E361]-(([.B361]*[.$G$3])/100)&lt;0;((([.E361]*100)/[.$G$3])*[.$G$2])/100;0);([.$G$2]*([.B361]/2))/100);2)" office:value-type="float" office:value="0" calcext:value-type="float">
            <text:p>0,00</text:p>
          </table:table-cell>
          <table:table-cell table:formula="of:=ROUND(IF([.E361]&gt;[.$F$6];IF([.E361]-(([.B361]*[.$G$3])/100)&lt;0;[.E361];([.$G$3]*[.B361])/100);([.$G$3]*([.B361]/2))/100) ;2)" office:value-type="float" office:value="3.06" calcext:value-type="float">
            <text:p>3,06</text:p>
          </table:table-cell>
          <table:table-cell table:formula="of:=[.D361]-[.F361]" office:value-type="float" office:value="41.49" calcext:value-type="float">
            <text:p>41,49</text:p>
          </table:table-cell>
          <table:table-cell table:formula="of:=[.E361]-[.G361]" office:value-type="float" office:value="15.69" calcext:value-type="float">
            <text:p>15,69</text:p>
          </table:table-cell>
          <table:table-cell table:formula="of:=IF([.C361]=[.$L$6];IF([.H361]&lt;[.$N$6];[.$F$2];0);0)" office:value-type="float" office:value="0" calcext:value-type="float">
            <text:p>0,00</text:p>
          </table:table-cell>
          <table:table-cell table:formula="of:=IF([.I361]&lt;5;[.$F$3];0)" office:value-type="float" office:value="0" calcext:value-type="float">
            <text:p>0,00</text:p>
          </table:table-cell>
          <table:table-cell table:formula="of:=IF([.J361]=0;[.H361];[.J361])" office:value-type="float" office:value="41.49" calcext:value-type="float">
            <text:p>41,49</text:p>
          </table:table-cell>
          <table:table-cell table:formula="of:=IF([.K361]=0;[.I361];[.K361])" office:value-type="float" office:value="15.69" calcext:value-type="float">
            <text:p>15,69</text:p>
          </table:table-cell>
          <table:table-cell table:formula="of:=ROUND([.F361]*[.$S$5]+[.G361]*[.$S$4];2)" office:value-type="currency" office:currency="PLN" office:value="7.01" calcext:value-type="currency">
            <text:p>7,01 zł</text:p>
          </table:table-cell>
          <table:table-cell/>
          <table:table-cell table:formula="of:=ROUND([.B361]*[.$G$2]/100;2)" office:value-type="float" office:value="2.04" calcext:value-type="float">
            <text:p>2,04</text:p>
          </table:table-cell>
          <table:table-cell table:formula="of:=ROUND([.P361]*[.$S$5];2)" office:value-type="currency" office:currency="PLN" office:value="10.18" calcext:value-type="currency">
            <text:p>10,18 zł</text:p>
          </table:table-cell>
          <table:table-cell table:number-columns-repeated="1007"/>
        </table:table-row>
        <table:table-row table:style-name="ro2">
          <table:table-cell office:value-type="date" office:date-value="2014-12-17" calcext:value-type="date">
            <text:p>17.12.2014</text:p>
          </table:table-cell>
          <table:table-cell office:value-type="float" office:value="129" calcext:value-type="float">
            <text:p>129</text:p>
          </table:table-cell>
          <table:table-cell table:formula="of:=LOOKUP(WEEKDAY([.A362];2);[.$B$1:.$B$7];[.$C$1:.$C$7])" office:value-type="string" office:string-value="środa" calcext:value-type="string">
            <text:p>środa</text:p>
          </table:table-cell>
          <table:table-cell table:formula="of:=[.L361]" office:value-type="float" office:value="41.49" calcext:value-type="float">
            <text:p>41,49</text:p>
          </table:table-cell>
          <table:table-cell table:formula="of:=[.M361]" office:value-type="float" office:value="15.69" calcext:value-type="float">
            <text:p>15,69</text:p>
          </table:table-cell>
          <table:table-cell table:formula="of:=ROUND(IF([.E362]&gt;[.$F$6];IF([.E362]-(([.B362]*[.$G$3])/100)&lt;0;((([.E362]*100)/[.$G$3])*[.$G$2])/100;0);([.$G$2]*([.B362]/2))/100);2)" office:value-type="float" office:value="0" calcext:value-type="float">
            <text:p>0,00</text:p>
          </table:table-cell>
          <table:table-cell table:formula="of:=ROUND(IF([.E362]&gt;[.$F$6];IF([.E362]-(([.B362]*[.$G$3])/100)&lt;0;[.E362];([.$G$3]*[.B362])/100);([.$G$3]*([.B362]/2))/100) ;2)" office:value-type="float" office:value="11.61" calcext:value-type="float">
            <text:p>11,61</text:p>
          </table:table-cell>
          <table:table-cell table:formula="of:=[.D362]-[.F362]" office:value-type="float" office:value="41.49" calcext:value-type="float">
            <text:p>41,49</text:p>
          </table:table-cell>
          <table:table-cell table:formula="of:=[.E362]-[.G362]" office:value-type="float" office:value="4.08" calcext:value-type="float">
            <text:p>4,08</text:p>
          </table:table-cell>
          <table:table-cell table:formula="of:=IF([.C362]=[.$L$6];IF([.H362]&lt;[.$N$6];[.$F$2];0);0)" office:value-type="float" office:value="0" calcext:value-type="float">
            <text:p>0,00</text:p>
          </table:table-cell>
          <table:table-cell table:formula="of:=IF([.I362]&lt;5;[.$F$3];0)" office:value-type="float" office:value="30" calcext:value-type="float">
            <text:p>30,00</text:p>
          </table:table-cell>
          <table:table-cell table:formula="of:=IF([.J362]=0;[.H362];[.J362])" office:value-type="float" office:value="41.49" calcext:value-type="float">
            <text:p>41,49</text:p>
          </table:table-cell>
          <table:table-cell table:formula="of:=IF([.K362]=0;[.I362];[.K362])" office:value-type="float" office:value="30" calcext:value-type="float">
            <text:p>30,00</text:p>
          </table:table-cell>
          <table:table-cell table:formula="of:=ROUND([.F362]*[.$S$5]+[.G362]*[.$S$4];2)" office:value-type="currency" office:currency="PLN" office:value="26.59" calcext:value-type="currency">
            <text:p>26,59 zł</text:p>
          </table:table-cell>
          <table:table-cell/>
          <table:table-cell table:formula="of:=ROUND([.B362]*[.$G$2]/100;2)" office:value-type="float" office:value="7.74" calcext:value-type="float">
            <text:p>7,74</text:p>
          </table:table-cell>
          <table:table-cell table:formula="of:=ROUND([.P362]*[.$S$5];2)" office:value-type="currency" office:currency="PLN" office:value="38.62" calcext:value-type="currency">
            <text:p>38,62 zł</text:p>
          </table:table-cell>
          <table:table-cell table:number-columns-repeated="1007"/>
        </table:table-row>
        <table:table-row table:style-name="ro2">
          <table:table-cell office:value-type="date" office:date-value="2014-12-18" calcext:value-type="date">
            <text:p>18.12.2014</text:p>
          </table:table-cell>
          <table:table-cell office:value-type="float" office:value="112" calcext:value-type="float">
            <text:p>112</text:p>
          </table:table-cell>
          <table:table-cell table:formula="of:=LOOKUP(WEEKDAY([.A363];2);[.$B$1:.$B$7];[.$C$1:.$C$7])" office:value-type="string" office:string-value="czwartek" calcext:value-type="string">
            <text:p>czwartek</text:p>
          </table:table-cell>
          <table:table-cell table:formula="of:=[.L362]" office:value-type="float" office:value="41.49" calcext:value-type="float">
            <text:p>41,49</text:p>
          </table:table-cell>
          <table:table-cell table:formula="of:=[.M362]" office:value-type="float" office:value="30" calcext:value-type="float">
            <text:p>30,00</text:p>
          </table:table-cell>
          <table:table-cell table:formula="of:=ROUND(IF([.E363]&gt;[.$F$6];IF([.E363]-(([.B363]*[.$G$3])/100)&lt;0;((([.E363]*100)/[.$G$3])*[.$G$2])/100;0);([.$G$2]*([.B363]/2))/100);2)" office:value-type="float" office:value="0" calcext:value-type="float">
            <text:p>0,00</text:p>
          </table:table-cell>
          <table:table-cell table:formula="of:=ROUND(IF([.E363]&gt;[.$F$6];IF([.E363]-(([.B363]*[.$G$3])/100)&lt;0;[.E363];([.$G$3]*[.B363])/100);([.$G$3]*([.B363]/2))/100) ;2)" office:value-type="float" office:value="10.08" calcext:value-type="float">
            <text:p>10,08</text:p>
          </table:table-cell>
          <table:table-cell table:formula="of:=[.D363]-[.F363]" office:value-type="float" office:value="41.49" calcext:value-type="float">
            <text:p>41,49</text:p>
          </table:table-cell>
          <table:table-cell table:formula="of:=[.E363]-[.G363]" office:value-type="float" office:value="19.92" calcext:value-type="float">
            <text:p>19,92</text:p>
          </table:table-cell>
          <table:table-cell table:formula="of:=IF([.C363]=[.$L$6];IF([.H363]&lt;[.$N$6];[.$F$2];0);0)" office:value-type="float" office:value="0" calcext:value-type="float">
            <text:p>0,00</text:p>
          </table:table-cell>
          <table:table-cell table:formula="of:=IF([.I363]&lt;5;[.$F$3];0)" office:value-type="float" office:value="0" calcext:value-type="float">
            <text:p>0,00</text:p>
          </table:table-cell>
          <table:table-cell table:formula="of:=IF([.J363]=0;[.H363];[.J363])" office:value-type="float" office:value="41.49" calcext:value-type="float">
            <text:p>41,49</text:p>
          </table:table-cell>
          <table:table-cell table:formula="of:=IF([.K363]=0;[.I363];[.K363])" office:value-type="float" office:value="19.92" calcext:value-type="float">
            <text:p>19,92</text:p>
          </table:table-cell>
          <table:table-cell table:formula="of:=ROUND([.F363]*[.$S$5]+[.G363]*[.$S$4];2)" office:value-type="currency" office:currency="PLN" office:value="23.08" calcext:value-type="currency">
            <text:p>23,08 zł</text:p>
          </table:table-cell>
          <table:table-cell/>
          <table:table-cell table:formula="of:=ROUND([.B363]*[.$G$2]/100;2)" office:value-type="float" office:value="6.72" calcext:value-type="float">
            <text:p>6,72</text:p>
          </table:table-cell>
          <table:table-cell table:formula="of:=ROUND([.P363]*[.$S$5];2)" office:value-type="currency" office:currency="PLN" office:value="33.53" calcext:value-type="currency">
            <text:p>33,53 zł</text:p>
          </table:table-cell>
          <table:table-cell table:number-columns-repeated="1007"/>
        </table:table-row>
        <table:table-row table:style-name="ro2">
          <table:table-cell office:value-type="date" office:date-value="2014-12-19" calcext:value-type="date">
            <text:p>19.12.2014</text:p>
          </table:table-cell>
          <table:table-cell office:value-type="float" office:value="78" calcext:value-type="float">
            <text:p>78</text:p>
          </table:table-cell>
          <table:table-cell table:formula="of:=LOOKUP(WEEKDAY([.A364];2);[.$B$1:.$B$7];[.$C$1:.$C$7])" office:value-type="string" office:string-value="piątek" calcext:value-type="string">
            <text:p>piątek</text:p>
          </table:table-cell>
          <table:table-cell table:formula="of:=[.L363]" office:value-type="float" office:value="41.49" calcext:value-type="float">
            <text:p>41,49</text:p>
          </table:table-cell>
          <table:table-cell table:formula="of:=[.M363]" office:value-type="float" office:value="19.92" calcext:value-type="float">
            <text:p>19,92</text:p>
          </table:table-cell>
          <table:table-cell table:formula="of:=ROUND(IF([.E364]&gt;[.$F$6];IF([.E364]-(([.B364]*[.$G$3])/100)&lt;0;((([.E364]*100)/[.$G$3])*[.$G$2])/100;0);([.$G$2]*([.B364]/2))/100);2)" office:value-type="float" office:value="0" calcext:value-type="float">
            <text:p>0,00</text:p>
          </table:table-cell>
          <table:table-cell table:formula="of:=ROUND(IF([.E364]&gt;[.$F$6];IF([.E364]-(([.B364]*[.$G$3])/100)&lt;0;[.E364];([.$G$3]*[.B364])/100);([.$G$3]*([.B364]/2))/100) ;2)" office:value-type="float" office:value="7.02" calcext:value-type="float">
            <text:p>7,02</text:p>
          </table:table-cell>
          <table:table-cell table:formula="of:=[.D364]-[.F364]" office:value-type="float" office:value="41.49" calcext:value-type="float">
            <text:p>41,49</text:p>
          </table:table-cell>
          <table:table-cell table:formula="of:=[.E364]-[.G364]" office:value-type="float" office:value="12.9" calcext:value-type="float">
            <text:p>12,90</text:p>
          </table:table-cell>
          <table:table-cell table:formula="of:=IF([.C364]=[.$L$6];IF([.H364]&lt;[.$N$6];[.$F$2];0);0)" office:value-type="float" office:value="0" calcext:value-type="float">
            <text:p>0,00</text:p>
          </table:table-cell>
          <table:table-cell table:formula="of:=IF([.I364]&lt;5;[.$F$3];0)" office:value-type="float" office:value="0" calcext:value-type="float">
            <text:p>0,00</text:p>
          </table:table-cell>
          <table:table-cell table:formula="of:=IF([.J364]=0;[.H364];[.J364])" office:value-type="float" office:value="41.49" calcext:value-type="float">
            <text:p>41,49</text:p>
          </table:table-cell>
          <table:table-cell table:formula="of:=IF([.K364]=0;[.I364];[.K364])" office:value-type="float" office:value="12.9" calcext:value-type="float">
            <text:p>12,90</text:p>
          </table:table-cell>
          <table:table-cell table:formula="of:=ROUND([.F364]*[.$S$5]+[.G364]*[.$S$4];2)" office:value-type="currency" office:currency="PLN" office:value="16.08" calcext:value-type="currency">
            <text:p>16,08 zł</text:p>
          </table:table-cell>
          <table:table-cell/>
          <table:table-cell table:formula="of:=ROUND([.B364]*[.$G$2]/100;2)" office:value-type="float" office:value="4.68" calcext:value-type="float">
            <text:p>4,68</text:p>
          </table:table-cell>
          <table:table-cell table:formula="of:=ROUND([.P364]*[.$S$5];2)" office:value-type="currency" office:currency="PLN" office:value="23.35" calcext:value-type="currency">
            <text:p>23,35 zł</text:p>
          </table:table-cell>
          <table:table-cell table:number-columns-repeated="1007"/>
        </table:table-row>
        <table:table-row table:style-name="ro2">
          <table:table-cell office:value-type="date" office:date-value="2014-12-20" calcext:value-type="date">
            <text:p>20.12.2014</text:p>
          </table:table-cell>
          <table:table-cell office:value-type="float" office:value="114" calcext:value-type="float">
            <text:p>114</text:p>
          </table:table-cell>
          <table:table-cell table:formula="of:=LOOKUP(WEEKDAY([.A365];2);[.$B$1:.$B$7];[.$C$1:.$C$7])" office:value-type="string" office:string-value="sobota" calcext:value-type="string">
            <text:p>sobota</text:p>
          </table:table-cell>
          <table:table-cell table:formula="of:=[.L364]" office:value-type="float" office:value="41.49" calcext:value-type="float">
            <text:p>41,49</text:p>
          </table:table-cell>
          <table:table-cell table:formula="of:=[.M364]" office:value-type="float" office:value="12.9" calcext:value-type="float">
            <text:p>12,90</text:p>
          </table:table-cell>
          <table:table-cell table:formula="of:=ROUND(IF([.E365]&gt;[.$F$6];IF([.E365]-(([.B365]*[.$G$3])/100)&lt;0;((([.E365]*100)/[.$G$3])*[.$G$2])/100;0);([.$G$2]*([.B365]/2))/100);2)" office:value-type="float" office:value="3.42" calcext:value-type="float">
            <text:p>3,42</text:p>
          </table:table-cell>
          <table:table-cell table:formula="of:=ROUND(IF([.E365]&gt;[.$F$6];IF([.E365]-(([.B365]*[.$G$3])/100)&lt;0;[.E365];([.$G$3]*[.B365])/100);([.$G$3]*([.B365]/2))/100) ;2)" office:value-type="float" office:value="5.13" calcext:value-type="float">
            <text:p>5,13</text:p>
          </table:table-cell>
          <table:table-cell table:formula="of:=[.D365]-[.F365]" office:value-type="float" office:value="38.07" calcext:value-type="float">
            <text:p>38,07</text:p>
          </table:table-cell>
          <table:table-cell table:formula="of:=[.E365]-[.G365]" office:value-type="float" office:value="7.77" calcext:value-type="float">
            <text:p>7,77</text:p>
          </table:table-cell>
          <table:table-cell table:formula="of:=IF([.C365]=[.$L$6];IF([.H365]&lt;[.$N$6];[.$F$2];0);0)" office:value-type="float" office:value="0" calcext:value-type="float">
            <text:p>0,00</text:p>
          </table:table-cell>
          <table:table-cell table:formula="of:=IF([.I365]&lt;5;[.$F$3];0)" office:value-type="float" office:value="0" calcext:value-type="float">
            <text:p>0,00</text:p>
          </table:table-cell>
          <table:table-cell table:formula="of:=IF([.J365]=0;[.H365];[.J365])" office:value-type="float" office:value="38.07" calcext:value-type="float">
            <text:p>38,07</text:p>
          </table:table-cell>
          <table:table-cell table:formula="of:=IF([.K365]=0;[.I365];[.K365])" office:value-type="float" office:value="7.77" calcext:value-type="float">
            <text:p>7,77</text:p>
          </table:table-cell>
          <table:table-cell table:formula="of:=ROUND([.F365]*[.$S$5]+[.G365]*[.$S$4];2)" office:value-type="currency" office:currency="PLN" office:value="28.81" calcext:value-type="currency">
            <text:p>28,81 zł</text:p>
          </table:table-cell>
          <table:table-cell/>
          <table:table-cell table:formula="of:=ROUND([.B365]*[.$G$2]/100;2)" office:value-type="float" office:value="6.84" calcext:value-type="float">
            <text:p>6,84</text:p>
          </table:table-cell>
          <table:table-cell table:formula="of:=ROUND([.P365]*[.$S$5];2)" office:value-type="currency" office:currency="PLN" office:value="34.13" calcext:value-type="currency">
            <text:p>34,13 zł</text:p>
          </table:table-cell>
          <table:table-cell table:number-columns-repeated="1007"/>
        </table:table-row>
        <table:table-row table:style-name="ro2">
          <table:table-cell office:value-type="date" office:date-value="2014-12-21" calcext:value-type="date">
            <text:p>21.12.2014</text:p>
          </table:table-cell>
          <table:table-cell office:value-type="float" office:value="122" calcext:value-type="float">
            <text:p>122</text:p>
          </table:table-cell>
          <table:table-cell table:formula="of:=LOOKUP(WEEKDAY([.A366];2);[.$B$1:.$B$7];[.$C$1:.$C$7])" office:value-type="string" office:string-value="niedziela" calcext:value-type="string">
            <text:p>niedziela</text:p>
          </table:table-cell>
          <table:table-cell table:formula="of:=[.L365]" office:value-type="float" office:value="38.07" calcext:value-type="float">
            <text:p>38,07</text:p>
          </table:table-cell>
          <table:table-cell table:formula="of:=[.M365]" office:value-type="float" office:value="7.77" calcext:value-type="float">
            <text:p>7,77</text:p>
          </table:table-cell>
          <table:table-cell table:formula="of:=ROUND(IF([.E366]&gt;[.$F$6];IF([.E366]-(([.B366]*[.$G$3])/100)&lt;0;((([.E366]*100)/[.$G$3])*[.$G$2])/100;0);([.$G$2]*([.B366]/2))/100);2)" office:value-type="float" office:value="3.66" calcext:value-type="float">
            <text:p>3,66</text:p>
          </table:table-cell>
          <table:table-cell table:formula="of:=ROUND(IF([.E366]&gt;[.$F$6];IF([.E366]-(([.B366]*[.$G$3])/100)&lt;0;[.E366];([.$G$3]*[.B366])/100);([.$G$3]*([.B366]/2))/100) ;2)" office:value-type="float" office:value="5.49" calcext:value-type="float">
            <text:p>5,49</text:p>
          </table:table-cell>
          <table:table-cell table:formula="of:=[.D366]-[.F366]" office:value-type="float" office:value="34.41" calcext:value-type="float">
            <text:p>34,41</text:p>
          </table:table-cell>
          <table:table-cell table:formula="of:=[.E366]-[.G366]" office:value-type="float" office:value="2.28" calcext:value-type="float">
            <text:p>2,28</text:p>
          </table:table-cell>
          <table:table-cell table:formula="of:=IF([.C366]=[.$L$6];IF([.H366]&lt;[.$N$6];[.$F$2];0);0)" office:value-type="float" office:value="0" calcext:value-type="float">
            <text:p>0,00</text:p>
          </table:table-cell>
          <table:table-cell table:formula="of:=IF([.I366]&lt;5;[.$F$3];0)" office:value-type="float" office:value="30" calcext:value-type="float">
            <text:p>30,00</text:p>
          </table:table-cell>
          <table:table-cell table:formula="of:=IF([.J366]=0;[.H366];[.J366])" office:value-type="float" office:value="34.41" calcext:value-type="float">
            <text:p>34,41</text:p>
          </table:table-cell>
          <table:table-cell table:formula="of:=IF([.K366]=0;[.I366];[.K366])" office:value-type="float" office:value="30" calcext:value-type="float">
            <text:p>30,00</text:p>
          </table:table-cell>
          <table:table-cell table:formula="of:=ROUND([.F366]*[.$S$5]+[.G366]*[.$S$4];2)" office:value-type="currency" office:currency="PLN" office:value="30.84" calcext:value-type="currency">
            <text:p>30,84 zł</text:p>
          </table:table-cell>
          <table:table-cell/>
          <table:table-cell table:formula="of:=ROUND([.B366]*[.$G$2]/100;2)" office:value-type="float" office:value="7.32" calcext:value-type="float">
            <text:p>7,32</text:p>
          </table:table-cell>
          <table:table-cell table:formula="of:=ROUND([.P366]*[.$S$5];2)" office:value-type="currency" office:currency="PLN" office:value="36.53" calcext:value-type="currency">
            <text:p>36,53 zł</text:p>
          </table:table-cell>
          <table:table-cell table:number-columns-repeated="1007"/>
        </table:table-row>
        <table:table-row table:style-name="ro2">
          <table:table-cell office:value-type="date" office:date-value="2014-12-22" calcext:value-type="date">
            <text:p>22.12.2014</text:p>
          </table:table-cell>
          <table:table-cell office:value-type="float" office:value="42" calcext:value-type="float">
            <text:p>42</text:p>
          </table:table-cell>
          <table:table-cell table:formula="of:=LOOKUP(WEEKDAY([.A367];2);[.$B$1:.$B$7];[.$C$1:.$C$7])" office:value-type="string" office:string-value="poniedziałek" calcext:value-type="string">
            <text:p>poniedziałek</text:p>
          </table:table-cell>
          <table:table-cell table:formula="of:=[.L366]" office:value-type="float" office:value="34.41" calcext:value-type="float">
            <text:p>34,41</text:p>
          </table:table-cell>
          <table:table-cell table:formula="of:=[.M366]" office:value-type="float" office:value="30" calcext:value-type="float">
            <text:p>30,00</text:p>
          </table:table-cell>
          <table:table-cell table:formula="of:=ROUND(IF([.E367]&gt;[.$F$6];IF([.E367]-(([.B367]*[.$G$3])/100)&lt;0;((([.E367]*100)/[.$G$3])*[.$G$2])/100;0);([.$G$2]*([.B367]/2))/100);2)" office:value-type="float" office:value="0" calcext:value-type="float">
            <text:p>0,00</text:p>
          </table:table-cell>
          <table:table-cell table:formula="of:=ROUND(IF([.E367]&gt;[.$F$6];IF([.E367]-(([.B367]*[.$G$3])/100)&lt;0;[.E367];([.$G$3]*[.B367])/100);([.$G$3]*([.B367]/2))/100) ;2)" office:value-type="float" office:value="3.78" calcext:value-type="float">
            <text:p>3,78</text:p>
          </table:table-cell>
          <table:table-cell table:formula="of:=[.D367]-[.F367]" office:value-type="float" office:value="34.41" calcext:value-type="float">
            <text:p>34,41</text:p>
          </table:table-cell>
          <table:table-cell table:formula="of:=[.E367]-[.G367]" office:value-type="float" office:value="26.22" calcext:value-type="float">
            <text:p>26,22</text:p>
          </table:table-cell>
          <table:table-cell table:formula="of:=IF([.C367]=[.$L$6];IF([.H367]&lt;[.$N$6];[.$F$2];0);0)" office:value-type="float" office:value="0" calcext:value-type="float">
            <text:p>0,00</text:p>
          </table:table-cell>
          <table:table-cell table:formula="of:=IF([.I367]&lt;5;[.$F$3];0)" office:value-type="float" office:value="0" calcext:value-type="float">
            <text:p>0,00</text:p>
          </table:table-cell>
          <table:table-cell table:formula="of:=IF([.J367]=0;[.H367];[.J367])" office:value-type="float" office:value="34.41" calcext:value-type="float">
            <text:p>34,41</text:p>
          </table:table-cell>
          <table:table-cell table:formula="of:=IF([.K367]=0;[.I367];[.K367])" office:value-type="float" office:value="26.22" calcext:value-type="float">
            <text:p>26,22</text:p>
          </table:table-cell>
          <table:table-cell table:formula="of:=ROUND([.F367]*[.$S$5]+[.G367]*[.$S$4];2)" office:value-type="currency" office:currency="PLN" office:value="8.66" calcext:value-type="currency">
            <text:p>8,66 zł</text:p>
          </table:table-cell>
          <table:table-cell/>
          <table:table-cell table:formula="of:=ROUND([.B367]*[.$G$2]/100;2)" office:value-type="float" office:value="2.52" calcext:value-type="float">
            <text:p>2,52</text:p>
          </table:table-cell>
          <table:table-cell table:formula="of:=ROUND([.P367]*[.$S$5];2)" office:value-type="currency" office:currency="PLN" office:value="12.57" calcext:value-type="currency">
            <text:p>12,57 zł</text:p>
          </table:table-cell>
          <table:table-cell table:number-columns-repeated="1007"/>
        </table:table-row>
        <table:table-row table:style-name="ro2">
          <table:table-cell office:value-type="date" office:date-value="2014-12-23" calcext:value-type="date">
            <text:p>23.12.2014</text:p>
          </table:table-cell>
          <table:table-cell office:value-type="float" office:value="149" calcext:value-type="float">
            <text:p>149</text:p>
          </table:table-cell>
          <table:table-cell table:formula="of:=LOOKUP(WEEKDAY([.A368];2);[.$B$1:.$B$7];[.$C$1:.$C$7])" office:value-type="string" office:string-value="wtorek" calcext:value-type="string">
            <text:p>wtorek</text:p>
          </table:table-cell>
          <table:table-cell table:formula="of:=[.L367]" office:value-type="float" office:value="34.41" calcext:value-type="float">
            <text:p>34,41</text:p>
          </table:table-cell>
          <table:table-cell table:formula="of:=[.M367]" office:value-type="float" office:value="26.22" calcext:value-type="float">
            <text:p>26,22</text:p>
          </table:table-cell>
          <table:table-cell table:formula="of:=ROUND(IF([.E368]&gt;[.$F$6];IF([.E368]-(([.B368]*[.$G$3])/100)&lt;0;((([.E368]*100)/[.$G$3])*[.$G$2])/100;0);([.$G$2]*([.B368]/2))/100);2)" office:value-type="float" office:value="0" calcext:value-type="float">
            <text:p>0,00</text:p>
          </table:table-cell>
          <table:table-cell table:formula="of:=ROUND(IF([.E368]&gt;[.$F$6];IF([.E368]-(([.B368]*[.$G$3])/100)&lt;0;[.E368];([.$G$3]*[.B368])/100);([.$G$3]*([.B368]/2))/100) ;2)" office:value-type="float" office:value="13.41" calcext:value-type="float">
            <text:p>13,41</text:p>
          </table:table-cell>
          <table:table-cell table:formula="of:=[.D368]-[.F368]" office:value-type="float" office:value="34.41" calcext:value-type="float">
            <text:p>34,41</text:p>
          </table:table-cell>
          <table:table-cell table:formula="of:=[.E368]-[.G368]" office:value-type="float" office:value="12.81" calcext:value-type="float">
            <text:p>12,81</text:p>
          </table:table-cell>
          <table:table-cell table:formula="of:=IF([.C368]=[.$L$6];IF([.H368]&lt;[.$N$6];[.$F$2];0);0)" office:value-type="float" office:value="0" calcext:value-type="float">
            <text:p>0,00</text:p>
          </table:table-cell>
          <table:table-cell table:formula="of:=IF([.I368]&lt;5;[.$F$3];0)" office:value-type="float" office:value="0" calcext:value-type="float">
            <text:p>0,00</text:p>
          </table:table-cell>
          <table:table-cell table:formula="of:=IF([.J368]=0;[.H368];[.J368])" office:value-type="float" office:value="34.41" calcext:value-type="float">
            <text:p>34,41</text:p>
          </table:table-cell>
          <table:table-cell table:formula="of:=IF([.K368]=0;[.I368];[.K368])" office:value-type="float" office:value="12.81" calcext:value-type="float">
            <text:p>12,81</text:p>
          </table:table-cell>
          <table:table-cell table:formula="of:=ROUND([.F368]*[.$S$5]+[.G368]*[.$S$4];2)" office:value-type="currency" office:currency="PLN" office:value="30.71" calcext:value-type="currency">
            <text:p>30,71 zł</text:p>
          </table:table-cell>
          <table:table-cell/>
          <table:table-cell table:formula="of:=ROUND([.B368]*[.$G$2]/100;2)" office:value-type="float" office:value="8.94" calcext:value-type="float">
            <text:p>8,94</text:p>
          </table:table-cell>
          <table:table-cell table:formula="of:=ROUND([.P368]*[.$S$5];2)" office:value-type="currency" office:currency="PLN" office:value="44.61" calcext:value-type="currency">
            <text:p>44,61 zł</text:p>
          </table:table-cell>
          <table:table-cell table:number-columns-repeated="1007"/>
        </table:table-row>
        <table:table-row table:style-name="ro2">
          <table:table-cell office:value-type="date" office:date-value="2014-12-24" calcext:value-type="date">
            <text:p>24.12.2014</text:p>
          </table:table-cell>
          <table:table-cell office:value-type="float" office:value="113" calcext:value-type="float">
            <text:p>113</text:p>
          </table:table-cell>
          <table:table-cell table:formula="of:=LOOKUP(WEEKDAY([.A369];2);[.$B$1:.$B$7];[.$C$1:.$C$7])" office:value-type="string" office:string-value="środa" calcext:value-type="string">
            <text:p>środa</text:p>
          </table:table-cell>
          <table:table-cell table:formula="of:=[.L368]" office:value-type="float" office:value="34.41" calcext:value-type="float">
            <text:p>34,41</text:p>
          </table:table-cell>
          <table:table-cell table:formula="of:=[.M368]" office:value-type="float" office:value="12.81" calcext:value-type="float">
            <text:p>12,81</text:p>
          </table:table-cell>
          <table:table-cell table:formula="of:=ROUND(IF([.E369]&gt;[.$F$6];IF([.E369]-(([.B369]*[.$G$3])/100)&lt;0;((([.E369]*100)/[.$G$3])*[.$G$2])/100;0);([.$G$2]*([.B369]/2))/100);2)" office:value-type="float" office:value="3.39" calcext:value-type="float">
            <text:p>3,39</text:p>
          </table:table-cell>
          <table:table-cell table:formula="of:=ROUND(IF([.E369]&gt;[.$F$6];IF([.E369]-(([.B369]*[.$G$3])/100)&lt;0;[.E369];([.$G$3]*[.B369])/100);([.$G$3]*([.B369]/2))/100) ;2)" office:value-type="float" office:value="5.09" calcext:value-type="float">
            <text:p>5,09</text:p>
          </table:table-cell>
          <table:table-cell table:formula="of:=[.D369]-[.F369]" office:value-type="float" office:value="31.02" calcext:value-type="float">
            <text:p>31,02</text:p>
          </table:table-cell>
          <table:table-cell table:formula="of:=[.E369]-[.G369]" office:value-type="float" office:value="7.72" calcext:value-type="float">
            <text:p>7,72</text:p>
          </table:table-cell>
          <table:table-cell table:formula="of:=IF([.C369]=[.$L$6];IF([.H369]&lt;[.$N$6];[.$F$2];0);0)" office:value-type="float" office:value="0" calcext:value-type="float">
            <text:p>0,00</text:p>
          </table:table-cell>
          <table:table-cell table:formula="of:=IF([.I369]&lt;5;[.$F$3];0)" office:value-type="float" office:value="0" calcext:value-type="float">
            <text:p>0,00</text:p>
          </table:table-cell>
          <table:table-cell table:formula="of:=IF([.J369]=0;[.H369];[.J369])" office:value-type="float" office:value="31.02" calcext:value-type="float">
            <text:p>31,02</text:p>
          </table:table-cell>
          <table:table-cell table:formula="of:=IF([.K369]=0;[.I369];[.K369])" office:value-type="float" office:value="7.72" calcext:value-type="float">
            <text:p>7,72</text:p>
          </table:table-cell>
          <table:table-cell table:formula="of:=ROUND([.F369]*[.$S$5]+[.G369]*[.$S$4];2)" office:value-type="currency" office:currency="PLN" office:value="28.57" calcext:value-type="currency">
            <text:p>28,57 zł</text:p>
          </table:table-cell>
          <table:table-cell/>
          <table:table-cell table:formula="of:=ROUND([.B369]*[.$G$2]/100;2)" office:value-type="float" office:value="6.78" calcext:value-type="float">
            <text:p>6,78</text:p>
          </table:table-cell>
          <table:table-cell table:formula="of:=ROUND([.P369]*[.$S$5];2)" office:value-type="currency" office:currency="PLN" office:value="33.83" calcext:value-type="currency">
            <text:p>33,83 zł</text:p>
          </table:table-cell>
          <table:table-cell table:number-columns-repeated="1007"/>
        </table:table-row>
        <table:table-row table:style-name="ro2">
          <table:table-cell office:value-type="date" office:date-value="2014-12-25" calcext:value-type="date">
            <text:p>25.12.2014</text:p>
          </table:table-cell>
          <table:table-cell office:value-type="float" office:value="133" calcext:value-type="float">
            <text:p>133</text:p>
          </table:table-cell>
          <table:table-cell table:formula="of:=LOOKUP(WEEKDAY([.A370];2);[.$B$1:.$B$7];[.$C$1:.$C$7])" office:value-type="string" office:string-value="czwartek" calcext:value-type="string">
            <text:p>czwartek</text:p>
          </table:table-cell>
          <table:table-cell table:formula="of:=[.L369]" office:value-type="float" office:value="31.02" calcext:value-type="float">
            <text:p>31,02</text:p>
          </table:table-cell>
          <table:table-cell table:formula="of:=[.M369]" office:value-type="float" office:value="7.72" calcext:value-type="float">
            <text:p>7,72</text:p>
          </table:table-cell>
          <table:table-cell table:formula="of:=ROUND(IF([.E370]&gt;[.$F$6];IF([.E370]-(([.B370]*[.$G$3])/100)&lt;0;((([.E370]*100)/[.$G$3])*[.$G$2])/100;0);([.$G$2]*([.B370]/2))/100);2)" office:value-type="float" office:value="3.99" calcext:value-type="float">
            <text:p>3,99</text:p>
          </table:table-cell>
          <table:table-cell table:formula="of:=ROUND(IF([.E370]&gt;[.$F$6];IF([.E370]-(([.B370]*[.$G$3])/100)&lt;0;[.E370];([.$G$3]*[.B370])/100);([.$G$3]*([.B370]/2))/100) ;2)" office:value-type="float" office:value="5.99" calcext:value-type="float">
            <text:p>5,99</text:p>
          </table:table-cell>
          <table:table-cell table:formula="of:=[.D370]-[.F370]" office:value-type="float" office:value="27.03" calcext:value-type="float">
            <text:p>27,03</text:p>
          </table:table-cell>
          <table:table-cell table:formula="of:=[.E370]-[.G370]" office:value-type="float" office:value="1.73" calcext:value-type="float">
            <text:p>1,73</text:p>
          </table:table-cell>
          <table:table-cell table:formula="of:=IF([.C370]=[.$L$6];IF([.H370]&lt;[.$N$6];[.$F$2];0);0)" office:value-type="float" office:value="45" calcext:value-type="float">
            <text:p>45,00</text:p>
          </table:table-cell>
          <table:table-cell table:formula="of:=IF([.I370]&lt;5;[.$F$3];0)" office:value-type="float" office:value="30" calcext:value-type="float">
            <text:p>30,00</text:p>
          </table:table-cell>
          <table:table-cell table:formula="of:=IF([.J370]=0;[.H370];[.J370])" office:value-type="float" office:value="45" calcext:value-type="float">
            <text:p>45,00</text:p>
          </table:table-cell>
          <table:table-cell table:formula="of:=IF([.K370]=0;[.I370];[.K370])" office:value-type="float" office:value="30" calcext:value-type="float">
            <text:p>30,00</text:p>
          </table:table-cell>
          <table:table-cell table:formula="of:=ROUND([.F370]*[.$S$5]+[.G370]*[.$S$4];2)" office:value-type="currency" office:currency="PLN" office:value="33.63" calcext:value-type="currency">
            <text:p>33,63 zł</text:p>
          </table:table-cell>
          <table:table-cell/>
          <table:table-cell table:formula="of:=ROUND([.B370]*[.$G$2]/100;2)" office:value-type="float" office:value="7.98" calcext:value-type="float">
            <text:p>7,98</text:p>
          </table:table-cell>
          <table:table-cell table:formula="of:=ROUND([.P370]*[.$S$5];2)" office:value-type="currency" office:currency="PLN" office:value="39.82" calcext:value-type="currency">
            <text:p>39,82 zł</text:p>
          </table:table-cell>
          <table:table-cell table:number-columns-repeated="1007"/>
        </table:table-row>
        <table:table-row table:style-name="ro2">
          <table:table-cell office:value-type="date" office:date-value="2014-12-26" calcext:value-type="date">
            <text:p>26.12.2014</text:p>
          </table:table-cell>
          <table:table-cell office:value-type="float" office:value="57" calcext:value-type="float">
            <text:p>57</text:p>
          </table:table-cell>
          <table:table-cell table:formula="of:=LOOKUP(WEEKDAY([.A371];2);[.$B$1:.$B$7];[.$C$1:.$C$7])" office:value-type="string" office:string-value="piątek" calcext:value-type="string">
            <text:p>piątek</text:p>
          </table:table-cell>
          <table:table-cell table:formula="of:=[.L370]" office:value-type="float" office:value="45" calcext:value-type="float">
            <text:p>45,00</text:p>
          </table:table-cell>
          <table:table-cell table:formula="of:=[.M370]" office:value-type="float" office:value="30" calcext:value-type="float">
            <text:p>30,00</text:p>
          </table:table-cell>
          <table:table-cell table:formula="of:=ROUND(IF([.E371]&gt;[.$F$6];IF([.E371]-(([.B371]*[.$G$3])/100)&lt;0;((([.E371]*100)/[.$G$3])*[.$G$2])/100;0);([.$G$2]*([.B371]/2))/100);2)" office:value-type="float" office:value="0" calcext:value-type="float">
            <text:p>0,00</text:p>
          </table:table-cell>
          <table:table-cell table:formula="of:=ROUND(IF([.E371]&gt;[.$F$6];IF([.E371]-(([.B371]*[.$G$3])/100)&lt;0;[.E371];([.$G$3]*[.B371])/100);([.$G$3]*([.B371]/2))/100) ;2)" office:value-type="float" office:value="5.13" calcext:value-type="float">
            <text:p>5,13</text:p>
          </table:table-cell>
          <table:table-cell table:formula="of:=[.D371]-[.F371]" office:value-type="float" office:value="45" calcext:value-type="float">
            <text:p>45,00</text:p>
          </table:table-cell>
          <table:table-cell table:formula="of:=[.E371]-[.G371]" office:value-type="float" office:value="24.87" calcext:value-type="float">
            <text:p>24,87</text:p>
          </table:table-cell>
          <table:table-cell table:formula="of:=IF([.C371]=[.$L$6];IF([.H371]&lt;[.$N$6];[.$F$2];0);0)" office:value-type="float" office:value="0" calcext:value-type="float">
            <text:p>0,00</text:p>
          </table:table-cell>
          <table:table-cell table:formula="of:=IF([.I371]&lt;5;[.$F$3];0)" office:value-type="float" office:value="0" calcext:value-type="float">
            <text:p>0,00</text:p>
          </table:table-cell>
          <table:table-cell table:formula="of:=IF([.J371]=0;[.H371];[.J371])" office:value-type="float" office:value="45" calcext:value-type="float">
            <text:p>45,00</text:p>
          </table:table-cell>
          <table:table-cell table:formula="of:=IF([.K371]=0;[.I371];[.K371])" office:value-type="float" office:value="24.87" calcext:value-type="float">
            <text:p>24,87</text:p>
          </table:table-cell>
          <table:table-cell table:formula="of:=ROUND([.F371]*[.$S$5]+[.G371]*[.$S$4];2)" office:value-type="currency" office:currency="PLN" office:value="11.75" calcext:value-type="currency">
            <text:p>11,75 zł</text:p>
          </table:table-cell>
          <table:table-cell/>
          <table:table-cell table:formula="of:=ROUND([.B371]*[.$G$2]/100;2)" office:value-type="float" office:value="3.42" calcext:value-type="float">
            <text:p>3,42</text:p>
          </table:table-cell>
          <table:table-cell table:formula="of:=ROUND([.P371]*[.$S$5];2)" office:value-type="currency" office:currency="PLN" office:value="17.07" calcext:value-type="currency">
            <text:p>17,07 zł</text:p>
          </table:table-cell>
          <table:table-cell table:number-columns-repeated="1007"/>
        </table:table-row>
        <table:table-row table:style-name="ro2">
          <table:table-cell office:value-type="date" office:date-value="2014-12-27" calcext:value-type="date">
            <text:p>27.12.2014</text:p>
          </table:table-cell>
          <table:table-cell office:value-type="float" office:value="27" calcext:value-type="float">
            <text:p>27</text:p>
          </table:table-cell>
          <table:table-cell table:formula="of:=LOOKUP(WEEKDAY([.A372];2);[.$B$1:.$B$7];[.$C$1:.$C$7])" office:value-type="string" office:string-value="sobota" calcext:value-type="string">
            <text:p>sobota</text:p>
          </table:table-cell>
          <table:table-cell table:formula="of:=[.L371]" office:value-type="float" office:value="45" calcext:value-type="float">
            <text:p>45,00</text:p>
          </table:table-cell>
          <table:table-cell table:formula="of:=[.M371]" office:value-type="float" office:value="24.87" calcext:value-type="float">
            <text:p>24,87</text:p>
          </table:table-cell>
          <table:table-cell table:formula="of:=ROUND(IF([.E372]&gt;[.$F$6];IF([.E372]-(([.B372]*[.$G$3])/100)&lt;0;((([.E372]*100)/[.$G$3])*[.$G$2])/100;0);([.$G$2]*([.B372]/2))/100);2)" office:value-type="float" office:value="0" calcext:value-type="float">
            <text:p>0,00</text:p>
          </table:table-cell>
          <table:table-cell table:formula="of:=ROUND(IF([.E372]&gt;[.$F$6];IF([.E372]-(([.B372]*[.$G$3])/100)&lt;0;[.E372];([.$G$3]*[.B372])/100);([.$G$3]*([.B372]/2))/100) ;2)" office:value-type="float" office:value="2.43" calcext:value-type="float">
            <text:p>2,43</text:p>
          </table:table-cell>
          <table:table-cell table:formula="of:=[.D372]-[.F372]" office:value-type="float" office:value="45" calcext:value-type="float">
            <text:p>45,00</text:p>
          </table:table-cell>
          <table:table-cell table:formula="of:=[.E372]-[.G372]" office:value-type="float" office:value="22.44" calcext:value-type="float">
            <text:p>22,44</text:p>
          </table:table-cell>
          <table:table-cell table:formula="of:=IF([.C372]=[.$L$6];IF([.H372]&lt;[.$N$6];[.$F$2];0);0)" office:value-type="float" office:value="0" calcext:value-type="float">
            <text:p>0,00</text:p>
          </table:table-cell>
          <table:table-cell table:formula="of:=IF([.I372]&lt;5;[.$F$3];0)" office:value-type="float" office:value="0" calcext:value-type="float">
            <text:p>0,00</text:p>
          </table:table-cell>
          <table:table-cell table:formula="of:=IF([.J372]=0;[.H372];[.J372])" office:value-type="float" office:value="45" calcext:value-type="float">
            <text:p>45,00</text:p>
          </table:table-cell>
          <table:table-cell table:formula="of:=IF([.K372]=0;[.I372];[.K372])" office:value-type="float" office:value="22.44" calcext:value-type="float">
            <text:p>22,44</text:p>
          </table:table-cell>
          <table:table-cell table:formula="of:=ROUND([.F372]*[.$S$5]+[.G372]*[.$S$4];2)" office:value-type="currency" office:currency="PLN" office:value="5.56" calcext:value-type="currency">
            <text:p>5,56 zł</text:p>
          </table:table-cell>
          <table:table-cell/>
          <table:table-cell table:formula="of:=ROUND([.B372]*[.$G$2]/100;2)" office:value-type="float" office:value="1.62" calcext:value-type="float">
            <text:p>1,62</text:p>
          </table:table-cell>
          <table:table-cell table:formula="of:=ROUND([.P372]*[.$S$5];2)" office:value-type="currency" office:currency="PLN" office:value="8.08" calcext:value-type="currency">
            <text:p>8,08 zł</text:p>
          </table:table-cell>
          <table:table-cell table:number-columns-repeated="1007"/>
        </table:table-row>
        <table:table-row table:style-name="ro2">
          <table:table-cell office:value-type="date" office:date-value="2014-12-28" calcext:value-type="date">
            <text:p>28.12.2014</text:p>
          </table:table-cell>
          <table:table-cell office:value-type="float" office:value="142" calcext:value-type="float">
            <text:p>142</text:p>
          </table:table-cell>
          <table:table-cell table:formula="of:=LOOKUP(WEEKDAY([.A373];2);[.$B$1:.$B$7];[.$C$1:.$C$7])" office:value-type="string" office:string-value="niedziela" calcext:value-type="string">
            <text:p>niedziela</text:p>
          </table:table-cell>
          <table:table-cell table:formula="of:=[.L372]" office:value-type="float" office:value="45" calcext:value-type="float">
            <text:p>45,00</text:p>
          </table:table-cell>
          <table:table-cell table:formula="of:=[.M372]" office:value-type="float" office:value="22.44" calcext:value-type="float">
            <text:p>22,44</text:p>
          </table:table-cell>
          <table:table-cell table:formula="of:=ROUND(IF([.E373]&gt;[.$F$6];IF([.E373]-(([.B373]*[.$G$3])/100)&lt;0;((([.E373]*100)/[.$G$3])*[.$G$2])/100;0);([.$G$2]*([.B373]/2))/100);2)" office:value-type="float" office:value="0" calcext:value-type="float">
            <text:p>0,00</text:p>
          </table:table-cell>
          <table:table-cell table:formula="of:=ROUND(IF([.E373]&gt;[.$F$6];IF([.E373]-(([.B373]*[.$G$3])/100)&lt;0;[.E373];([.$G$3]*[.B373])/100);([.$G$3]*([.B373]/2))/100) ;2)" office:value-type="float" office:value="12.78" calcext:value-type="float">
            <text:p>12,78</text:p>
          </table:table-cell>
          <table:table-cell table:formula="of:=[.D373]-[.F373]" office:value-type="float" office:value="45" calcext:value-type="float">
            <text:p>45,00</text:p>
          </table:table-cell>
          <table:table-cell table:formula="of:=[.E373]-[.G373]" office:value-type="float" office:value="9.66" calcext:value-type="float">
            <text:p>9,66</text:p>
          </table:table-cell>
          <table:table-cell table:formula="of:=IF([.C373]=[.$L$6];IF([.H373]&lt;[.$N$6];[.$F$2];0);0)" office:value-type="float" office:value="0" calcext:value-type="float">
            <text:p>0,00</text:p>
          </table:table-cell>
          <table:table-cell table:formula="of:=IF([.I373]&lt;5;[.$F$3];0)" office:value-type="float" office:value="0" calcext:value-type="float">
            <text:p>0,00</text:p>
          </table:table-cell>
          <table:table-cell table:formula="of:=IF([.J373]=0;[.H373];[.J373])" office:value-type="float" office:value="45" calcext:value-type="float">
            <text:p>45,00</text:p>
          </table:table-cell>
          <table:table-cell table:formula="of:=IF([.K373]=0;[.I373];[.K373])" office:value-type="float" office:value="9.66" calcext:value-type="float">
            <text:p>9,66</text:p>
          </table:table-cell>
          <table:table-cell table:formula="of:=ROUND([.F373]*[.$S$5]+[.G373]*[.$S$4];2)" office:value-type="currency" office:currency="PLN" office:value="29.27" calcext:value-type="currency">
            <text:p>29,27 zł</text:p>
          </table:table-cell>
          <table:table-cell/>
          <table:table-cell table:formula="of:=ROUND([.B373]*[.$G$2]/100;2)" office:value-type="float" office:value="8.52" calcext:value-type="float">
            <text:p>8,52</text:p>
          </table:table-cell>
          <table:table-cell table:formula="of:=ROUND([.P373]*[.$S$5];2)" office:value-type="currency" office:currency="PLN" office:value="42.51" calcext:value-type="currency">
            <text:p>42,51 zł</text:p>
          </table:table-cell>
          <table:table-cell table:number-columns-repeated="1007"/>
        </table:table-row>
        <table:table-row table:style-name="ro2">
          <table:table-cell office:value-type="date" office:date-value="2014-12-29" calcext:value-type="date">
            <text:p>29.12.2014</text:p>
          </table:table-cell>
          <table:table-cell office:value-type="float" office:value="24" calcext:value-type="float">
            <text:p>24</text:p>
          </table:table-cell>
          <table:table-cell table:formula="of:=LOOKUP(WEEKDAY([.A374];2);[.$B$1:.$B$7];[.$C$1:.$C$7])" office:value-type="string" office:string-value="poniedziałek" calcext:value-type="string">
            <text:p>poniedziałek</text:p>
          </table:table-cell>
          <table:table-cell table:formula="of:=[.L373]" office:value-type="float" office:value="45" calcext:value-type="float">
            <text:p>45,00</text:p>
          </table:table-cell>
          <table:table-cell table:formula="of:=[.M373]" office:value-type="float" office:value="9.66" calcext:value-type="float">
            <text:p>9,66</text:p>
          </table:table-cell>
          <table:table-cell table:formula="of:=ROUND(IF([.E374]&gt;[.$F$6];IF([.E374]-(([.B374]*[.$G$3])/100)&lt;0;((([.E374]*100)/[.$G$3])*[.$G$2])/100;0);([.$G$2]*([.B374]/2))/100);2)" office:value-type="float" office:value="0.72" calcext:value-type="float">
            <text:p>0,72</text:p>
          </table:table-cell>
          <table:table-cell table:formula="of:=ROUND(IF([.E374]&gt;[.$F$6];IF([.E374]-(([.B374]*[.$G$3])/100)&lt;0;[.E374];([.$G$3]*[.B374])/100);([.$G$3]*([.B374]/2))/100) ;2)" office:value-type="float" office:value="1.08" calcext:value-type="float">
            <text:p>1,08</text:p>
          </table:table-cell>
          <table:table-cell table:formula="of:=[.D374]-[.F374]" office:value-type="float" office:value="44.28" calcext:value-type="float">
            <text:p>44,28</text:p>
          </table:table-cell>
          <table:table-cell table:formula="of:=[.E374]-[.G374]" office:value-type="float" office:value="8.58" calcext:value-type="float">
            <text:p>8,58</text:p>
          </table:table-cell>
          <table:table-cell table:formula="of:=IF([.C374]=[.$L$6];IF([.H374]&lt;[.$N$6];[.$F$2];0);0)" office:value-type="float" office:value="0" calcext:value-type="float">
            <text:p>0,00</text:p>
          </table:table-cell>
          <table:table-cell table:formula="of:=IF([.I374]&lt;5;[.$F$3];0)" office:value-type="float" office:value="0" calcext:value-type="float">
            <text:p>0,00</text:p>
          </table:table-cell>
          <table:table-cell table:formula="of:=IF([.J374]=0;[.H374];[.J374])" office:value-type="float" office:value="44.28" calcext:value-type="float">
            <text:p>44,28</text:p>
          </table:table-cell>
          <table:table-cell table:formula="of:=IF([.K374]=0;[.I374];[.K374])" office:value-type="float" office:value="8.58" calcext:value-type="float">
            <text:p>8,58</text:p>
          </table:table-cell>
          <table:table-cell table:formula="of:=ROUND([.F374]*[.$S$5]+[.G374]*[.$S$4];2)" office:value-type="currency" office:currency="PLN" office:value="6.07" calcext:value-type="currency">
            <text:p>6,07 zł</text:p>
          </table:table-cell>
          <table:table-cell/>
          <table:table-cell table:formula="of:=ROUND([.B374]*[.$G$2]/100;2)" office:value-type="float" office:value="1.44" calcext:value-type="float">
            <text:p>1,44</text:p>
          </table:table-cell>
          <table:table-cell table:formula="of:=ROUND([.P374]*[.$S$5];2)" office:value-type="currency" office:currency="PLN" office:value="7.19" calcext:value-type="currency">
            <text:p>7,19 zł</text:p>
          </table:table-cell>
          <table:table-cell table:number-columns-repeated="1007"/>
        </table:table-row>
        <table:table-row table:style-name="ro2">
          <table:table-cell office:value-type="date" office:date-value="2014-12-30" calcext:value-type="date">
            <text:p>30.12.2014</text:p>
          </table:table-cell>
          <table:table-cell office:value-type="float" office:value="156" calcext:value-type="float">
            <text:p>156</text:p>
          </table:table-cell>
          <table:table-cell table:formula="of:=LOOKUP(WEEKDAY([.A375];2);[.$B$1:.$B$7];[.$C$1:.$C$7])" office:value-type="string" office:string-value="wtorek" calcext:value-type="string">
            <text:p>wtorek</text:p>
          </table:table-cell>
          <table:table-cell table:formula="of:=[.L374]" office:value-type="float" office:value="44.28" calcext:value-type="float">
            <text:p>44,28</text:p>
          </table:table-cell>
          <table:table-cell table:formula="of:=[.M374]" office:value-type="float" office:value="8.58" calcext:value-type="float">
            <text:p>8,58</text:p>
          </table:table-cell>
          <table:table-cell table:formula="of:=ROUND(IF([.E375]&gt;[.$F$6];IF([.E375]-(([.B375]*[.$G$3])/100)&lt;0;((([.E375]*100)/[.$G$3])*[.$G$2])/100;0);([.$G$2]*([.B375]/2))/100);2)" office:value-type="float" office:value="4.68" calcext:value-type="float">
            <text:p>4,68</text:p>
          </table:table-cell>
          <table:table-cell table:formula="of:=ROUND(IF([.E375]&gt;[.$F$6];IF([.E375]-(([.B375]*[.$G$3])/100)&lt;0;[.E375];([.$G$3]*[.B375])/100);([.$G$3]*([.B375]/2))/100) ;2)" office:value-type="float" office:value="7.02" calcext:value-type="float">
            <text:p>7,02</text:p>
          </table:table-cell>
          <table:table-cell table:formula="of:=[.D375]-[.F375]" office:value-type="float" office:value="39.6" calcext:value-type="float">
            <text:p>39,60</text:p>
          </table:table-cell>
          <table:table-cell table:formula="of:=[.E375]-[.G375]" office:value-type="float" office:value="1.56" calcext:value-type="float">
            <text:p>1,56</text:p>
          </table:table-cell>
          <table:table-cell table:formula="of:=IF([.C375]=[.$L$6];IF([.H375]&lt;[.$N$6];[.$F$2];0);0)" office:value-type="float" office:value="0" calcext:value-type="float">
            <text:p>0,00</text:p>
          </table:table-cell>
          <table:table-cell table:formula="of:=IF([.I375]&lt;5;[.$F$3];0)" office:value-type="float" office:value="30" calcext:value-type="float">
            <text:p>30,00</text:p>
          </table:table-cell>
          <table:table-cell table:formula="of:=IF([.J375]=0;[.H375];[.J375])" office:value-type="float" office:value="39.6" calcext:value-type="float">
            <text:p>39,60</text:p>
          </table:table-cell>
          <table:table-cell table:formula="of:=IF([.K375]=0;[.I375];[.K375])" office:value-type="float" office:value="30" calcext:value-type="float">
            <text:p>30,00</text:p>
          </table:table-cell>
          <table:table-cell table:formula="of:=ROUND([.F375]*[.$S$5]+[.G375]*[.$S$4];2)" office:value-type="currency" office:currency="PLN" office:value="39.43" calcext:value-type="currency">
            <text:p>39,43 zł</text:p>
          </table:table-cell>
          <table:table-cell/>
          <table:table-cell table:formula="of:=ROUND([.B375]*[.$G$2]/100;2)" office:value-type="float" office:value="9.36" calcext:value-type="float">
            <text:p>9,36</text:p>
          </table:table-cell>
          <table:table-cell table:formula="of:=ROUND([.P375]*[.$S$5];2)" office:value-type="currency" office:currency="PLN" office:value="46.71" calcext:value-type="currency">
            <text:p>46,71 zł</text:p>
          </table:table-cell>
          <table:table-cell table:number-columns-repeated="1007"/>
        </table:table-row>
        <table:table-row table:style-name="ro2">
          <table:table-cell office:value-type="date" office:date-value="2014-12-31" calcext:value-type="date">
            <text:p>31.12.2014</text:p>
          </table:table-cell>
          <table:table-cell office:value-type="float" office:value="141" calcext:value-type="float">
            <text:p>141</text:p>
          </table:table-cell>
          <table:table-cell table:formula="of:=LOOKUP(WEEKDAY([.A376];2);[.$B$1:.$B$7];[.$C$1:.$C$7])" office:value-type="string" office:string-value="środa" calcext:value-type="string">
            <text:p>środa</text:p>
          </table:table-cell>
          <table:table-cell table:formula="of:=[.L375]" office:value-type="float" office:value="39.6" calcext:value-type="float">
            <text:p>39,60</text:p>
          </table:table-cell>
          <table:table-cell table:formula="of:=[.M375]" office:value-type="float" office:value="30" calcext:value-type="float">
            <text:p>30,00</text:p>
          </table:table-cell>
          <table:table-cell table:formula="of:=ROUND(IF([.E376]&gt;[.$F$6];IF([.E376]-(([.B376]*[.$G$3])/100)&lt;0;((([.E376]*100)/[.$G$3])*[.$G$2])/100;0);([.$G$2]*([.B376]/2))/100);2)" office:value-type="float" office:value="0" calcext:value-type="float">
            <text:p>0,00</text:p>
          </table:table-cell>
          <table:table-cell table:formula="of:=ROUND(IF([.E376]&gt;[.$F$6];IF([.E376]-(([.B376]*[.$G$3])/100)&lt;0;[.E376];([.$G$3]*[.B376])/100);([.$G$3]*([.B376]/2))/100) ;2)" office:value-type="float" office:value="12.69" calcext:value-type="float">
            <text:p>12,69</text:p>
          </table:table-cell>
          <table:table-cell table:formula="of:=[.D376]-[.F376]" office:value-type="float" office:value="39.6" calcext:value-type="float">
            <text:p>39,60</text:p>
          </table:table-cell>
          <table:table-cell table:formula="of:=[.E376]-[.G376]" office:value-type="float" office:value="17.31" calcext:value-type="float">
            <text:p>17,31</text:p>
          </table:table-cell>
          <table:table-cell table:formula="of:=IF([.C376]=[.$L$6];IF([.H376]&lt;[.$N$6];[.$F$2];0);0)" office:value-type="float" office:value="0" calcext:value-type="float">
            <text:p>0,00</text:p>
          </table:table-cell>
          <table:table-cell table:formula="of:=IF([.I376]&lt;5;[.$F$3];0)" office:value-type="float" office:value="0" calcext:value-type="float">
            <text:p>0,00</text:p>
          </table:table-cell>
          <table:table-cell table:formula="of:=IF([.J376]=0;[.H376];[.J376])" office:value-type="float" office:value="39.6" calcext:value-type="float">
            <text:p>39,60</text:p>
          </table:table-cell>
          <table:table-cell table:formula="of:=IF([.K376]=0;[.I376];[.K376])" office:value-type="float" office:value="17.31" calcext:value-type="float">
            <text:p>17,31</text:p>
          </table:table-cell>
          <table:table-cell table:formula="of:=ROUND([.F376]*[.$S$5]+[.G376]*[.$S$4];2)" office:value-type="currency" office:currency="PLN" office:value="29.06" calcext:value-type="currency">
            <text:p>29,06 zł</text:p>
          </table:table-cell>
          <table:table-cell/>
          <table:table-cell table:formula="of:=ROUND([.B376]*[.$G$2]/100;2)" office:value-type="float" office:value="8.46" calcext:value-type="float">
            <text:p>8,46</text:p>
          </table:table-cell>
          <table:table-cell table:formula="of:=ROUND([.P376]*[.$S$5];2)" office:value-type="currency" office:currency="PLN" office:value="42.22" calcext:value-type="currency">
            <text:p>42,22 zł</text:p>
          </table:table-cell>
          <table:table-cell table:number-columns-repeated="1007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11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 table:style-name="ce20"/>
          <table:table-cell table:style-name="ce21" office:value-type="string" calcext:value-type="string">
            <text:p>roczny koszt</text:p>
          </table:table-cell>
          <table:table-cell table:style-name="ce23" table:formula="of:=SUM([.N11:.N376])" office:value-type="currency" office:currency="PLN" office:value="8373.11" calcext:value-type="currency">
            <text:p>8 373,11 zł</text:p>
          </table:table-cell>
          <table:table-cell table:style-name="ce20" table:number-columns-repeated="2"/>
          <table:table-cell table:style-name="ce23" table:formula="of:=SUM([.Q12:.Q376])" office:value-type="currency" office:currency="PLN" office:value="8965.29" calcext:value-type="currency">
            <text:p>8 965,29 zł</text:p>
          </table:table-cell>
          <table:table-cell table:style-name="ce20"/>
          <table:table-cell table:number-columns-repeated="1006"/>
        </table:table-row>
      </table:table>
      <table:named-expressions/>
      <table:database-ranges>
        <table:database-range table:name="__Anonymous_Sheet_DB__1" table:target-range-address="'84.2'.A11:'84.2'.M376" table:display-filter-buttons="true">
          <table:filter>
            <table:filter-and>
              <table:filter-condition table:field-number="4" table:data-type="number" table:value="5.25" table:operator="&l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.00.0000</text:date>, <text:time style:data-style-name="N2" text:time-value="09:23:50.65896025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1T11:01:26.520480600</dc:date>
    <meta:editing-duration>PT2H14M24S</meta:editing-duration>
    <meta:editing-cycles>31</meta:editing-cycles>
    <meta:generator>LibreOffice/6.0.7.3$Linux_X86_64 LibreOffice_project/00m0$Build-3</meta:generator>
    <meta:document-statistic meta:table-count="3" meta:cell-count="155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title svg:x="5.989cm" svg:y="0.316cm" chart:style-name="ch2">
          <text:p>Stan zbiornika LPG</text:p>
        </chart:title>
        <chart:subtitle svg:x="3.581cm" svg:y="1.275cm" chart:style-name="ch3">
          <text:p>przed podróżą w ciągu pierwszych 31 dni w litrach</text:p>
        </chart:subtitle>
        <chart:plot-area chart:style-name="ch4" table:cell-range-address="'84.1, 84.3'.A12:'84.1, 84.3'.A42 '84.1, 84.3'.E12:'84.1, 84.3'.E42" chart:data-source-has-labels="column" svg:x="0.319cm" svg:y="2.138cm" svg:width="15.342cm" svg:height="6.687cm">
          <chartooo:coordinate-region svg:x="1.417cm" svg:y="2.138cm" svg:width="14.244cm" svg:height="4.759cm"/>
          <chart:axis chart:dimension="x" chart:name="primary-x" chart:style-name="ch5" chartooo:axis-type="date">
            <chartooo:date-scale chart:major-interval-value="1" chart:major-interval-unit="days" chart:minor-interval-value="1" chart:minor-interval-unit="days"/>
            <chart:categories table:cell-range-address="'84.1, 84.3'.A12:'84.1, 84.3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84.1, 84.3'.E12:'84.1, 84.3'.E42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84.1, 84.3'.A12:'84.1, 84.3'.A42</svg:desc>
                </draw:g>
              </table:table-cell>
              <table:table-cell office:value-type="float" office:value="30">
                <text:p>30</text:p>
                <draw:g>
                  <svg:desc>'84.1, 84.3'.E12:'84.1, 84.3'.E42</svg:desc>
                </draw:g>
              </table:table-cell>
            </table:table-row>
            <table:table-row>
              <table:table-cell office:value-type="float" office:value="41641">
                <text:p>41641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41642">
                <text:p>41642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float" office:value="41643">
                <text:p>416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41645">
                <text:p>41645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float" office:value="41646">
                <text:p>416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float" office:value="41648">
                <text:p>41648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float" office:value="41649">
                <text:p>4164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float" office:value="41652">
                <text:p>4165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1653">
                <text:p>41653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1654">
                <text:p>4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655">
                <text:p>41655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1656">
                <text:p>416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57">
                <text:p>41657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41659">
                <text:p>41659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62">
                <text:p>41662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1663">
                <text:p>41663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41664">
                <text:p>41664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666">
                <text:p>416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67">
                <text:p>41667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41668">
                <text:p>4166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float" office:value="41669">
                <text:p>41669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